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9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12" style:family="graphic" style:parent-style-name="standard">
      <style:graphic-properties draw:stroke="solid" svg:stroke-width="0.026cm" svg:stroke-color="#101e8e" draw:stroke-linejoin="miter" svg:stroke-linecap="butt" draw:fill="none" fo:padding-top="0.013cm" fo:padding-bottom="0.013cm" fo:padding-left="0.013cm" fo:padding-right="0.013cm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26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17cm" svg:stroke-color="#101e8e" draw:stroke-linejoin="miter" svg:stroke-linecap="butt" draw:fill="none" fo:padding-top="0.008cm" fo:padding-bottom="0.008cm" fo:padding-left="0.008cm" fo:padding-right="0.008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164cm" fo:min-width="0.16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loext:graphic-properties draw:fill="solid" draw:fill-color="#d7d7e3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P13" style:family="paragraph">
      <loext:graphic-properties draw:fill="none"/>
      <style:text-properties fo:font-size="7.59999990463257pt" style:font-size-asian="7.59999990463257pt" style:font-size-complex="7.59999990463257pt"/>
    </style:style>
    <style:style style:name="P14" style:family="paragraph">
      <loext:graphic-properties draw:fill="none"/>
      <style:text-properties fo:font-size="11pt" style:font-size-asian="11pt" style:font-size-complex="11pt"/>
    </style:style>
    <style:style style:name="P15" style:family="paragraph">
      <loext:graphic-properties draw:fill="none"/>
      <style:text-properties fo:font-size="4.69999980926514pt" style:font-size-asian="4.69999980926514pt" style:font-size-complex="4.69999980926514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3" style:family="text">
      <style:text-properties fo:color="#000000" style:font-name="Arial1" fo:font-size="12pt" style:font-size-asian="12pt" style:font-name-complex="Arial1" style:font-size-complex="12pt"/>
    </style:style>
    <style:style style:name="T4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000000" style:font-name="Arial1" fo:font-size="7pt" style:font-size-asian="7pt" style:font-name-complex="Arial1" style:font-size-complex="7pt"/>
    </style:style>
    <style:style style:name="T9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0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1" style:family="text">
      <style:text-properties fo:color="#000000" style:font-name="Arial1" fo:font-size="10pt" style:font-size-asian="10pt" style:font-name-complex="Arial1" style:font-size-complex="10pt"/>
    </style:style>
    <style:style style:name="T12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3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4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5" style:family="text">
      <style:text-properties fo:color="#000000" style:font-name="Arial1" fo:font-size="14pt" style:font-size-asian="14pt" style:font-name-complex="Arial1" style:font-size-complex="14pt"/>
    </style:style>
    <style:style style:name="T16" style:family="text">
      <style:text-properties fo:color="#101e8e" style:font-name="Arial1" fo:font-size="5.90000009536743pt" style:font-size-asian="5.90000009536743pt" style:font-name-complex="Arial1" style:font-size-complex="5.90000009536743pt"/>
    </style:style>
    <style:style style:name="T17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8" style:family="text">
      <style:text-properties fo:color="#000000" style:font-name="Arial1" fo:font-size="7pt" fo:font-weight="bold" style:font-size-asian="7pt" style:font-name-complex="Arial1" style:font-size-complex="7pt" style:font-weight-complex="bold"/>
    </style:style>
    <style:style style:name="T19" style:family="text">
      <style:text-properties fo:color="#000000" style:font-name="Arial1" fo:font-size="8pt" style:font-size-asian="8pt" style:font-name-complex="Arial1" style:font-size-complex="8pt"/>
    </style:style>
    <style:style style:name="T20" style:family="text">
      <style:text-properties fo:color="#101e8e" style:font-name="Wingdings1" fo:font-size="9pt" style:font-size-asian="9pt" style:font-name-complex="Wingdings1" style:font-size-complex="9pt"/>
    </style:style>
    <style:style style:name="T21" style:family="text">
      <style:text-properties fo:color="#000000" style:font-name="Arial1" fo:font-size="7.59999990463257pt" style:font-size-asian="7.59999990463257pt" style:font-name-complex="Arial1" style:font-size-complex="7.59999990463257pt"/>
    </style:style>
    <style:style style:name="T22" style:family="text">
      <style:text-properties fo:color="#101e8e" style:font-name="Arial1" fo:font-size="11pt" style:font-size-asian="11pt" style:font-name-complex="Arial1" style:font-size-complex="11pt"/>
    </style:style>
    <style:style style:name="T23" style:family="text">
      <style:text-properties fo:color="#000000" style:font-name="Arial1" fo:font-size="11pt" style:font-size-asian="11pt" style:font-name-complex="Arial1" style:font-size-complex="11pt"/>
    </style:style>
    <style:style style:name="T24" style:family="text">
      <style:text-properties fo:color="#000000" style:font-name="Arial1" fo:font-size="8pt" fo:font-weight="bold" style:font-size-asian="8pt" style:font-name-complex="Arial1" style:font-size-complex="8pt" style:font-weight-complex="bold"/>
    </style:style>
    <style:style style:name="T25" style:family="text">
      <style:text-properties fo:color="#101e8e" style:font-name="Arial1" fo:font-size="8pt" fo:font-weight="bold" style:font-size-asian="8pt" style:font-name-complex="Arial1" style:font-size-complex="8pt" style:font-weight-complex="bold"/>
    </style:style>
    <style:style style:name="T26" style:family="text">
      <style:text-properties fo:color="#101e8e" style:font-name="Arial1" fo:font-size="4.69999980926514pt" style:font-size-asian="4.69999980926514pt" style:font-name-complex="Arial1" style:font-size-complex="4.69999980926514pt"/>
    </style:style>
    <style:style style:name="T27" style:family="text">
      <style:text-properties fo:color="#101e8e" style:font-name="Arial1" fo:font-size="8pt" style:font-size-asian="8pt" style:font-name-complex="Arial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197</text:span></text:p>
          </draw:text-box>
        </draw:frame>
        <draw:frame draw:style-name="gr2" draw:text-style-name="P3" draw:layer="layout" svg:width="2.436cm" svg:height="0.628cm" svg:x="2.2cm" svg:y="5.7cm">
          <draw:text-box>
            <text:p text:style-name="P1"><text:span text:style-name="T2">Contents</text:span></text:p>
          </draw:text-box>
        </draw:frame>
        <draw:frame draw:style-name="gr1" draw:text-style-name="P2" draw:layer="layout" svg:width="16.804cm" svg:height="0.475cm" svg:x="2.2cm" svg:y="6.592cm">
          <draw:text-box>
            <text:p text:style-name="P1"><text:span text:style-name="T3">Introduction <text:s/>.................................................................................................................. 198</text:span></text:p>
          </draw:text-box>
        </draw:frame>
        <draw:frame draw:style-name="gr1" draw:text-style-name="P2" draw:layer="layout" svg:width="16.796cm" svg:height="0.475cm" svg:x="2.2cm" svg:y="7.457cm">
          <draw:text-box>
            <text:p text:style-name="P1"><text:span text:style-name="T3">The transition from Occupation to an Iraqi Government <text:s/>.............................................. 199</text:span></text:p>
          </draw:text-box>
        </draw:frame>
        <draw:frame draw:style-name="gr1" draw:text-style-name="P2" draw:layer="layout" svg:width="16.846cm" svg:height="0.475cm" svg:x="2.2cm" svg:y="8.321cm">
          <draw:text-box>
            <text:p text:style-name="P1"><text:span text:style-name="T3">Efforts to accelerate the pace of reconstruction <text:s/>........................................................... 200</text:span></text:p>
          </draw:text-box>
        </draw:frame>
        <draw:frame draw:style-name="gr1" draw:text-style-name="P2" draw:layer="layout" svg:width="16.097cm" svg:height="0.475cm" svg:x="2.94cm" svg:y="8.986cm">
          <draw:text-box>
            <text:p text:style-name="P1"><text:span text:style-name="T3">Reconstruction in areas regained from insurgent control, and Fallujah <text:s/>................. 213</text:span></text:p>
          </draw:text-box>
        </draw:frame>
        <draw:frame draw:style-name="gr1" draw:text-style-name="P2" draw:layer="layout" svg:width="16.08cm" svg:height="0.475cm" svg:x="2.94cm" svg:y="9.65cm">
          <draw:text-box>
            <text:p text:style-name="P1"><text:span text:style-name="T3">Agreement on debt relief for Iraq <text:s/>........................................................................... 224</text:span></text:p>
          </draw:text-box>
        </draw:frame>
        <draw:frame draw:style-name="gr1" draw:text-style-name="P2" draw:layer="layout" svg:width="16.834cm" svg:height="0.475cm" svg:x="2.2cm" svg:y="10.514cm">
          <draw:text-box>
            <text:p text:style-name="P1"><text:span text:style-name="T3">Taking the strain in the South, early 2005 <text:s/>.................................................................... 224</text:span></text:p>
          </draw:text-box>
        </draw:frame>
        <draw:frame draw:style-name="gr1" draw:text-style-name="P2" draw:layer="layout" svg:width="16.025cm" svg:height="0.475cm" svg:x="2.94cm" svg:y="11.179cm">
          <draw:text-box>
            <text:p text:style-name="P1"><text:span text:style-name="T3">DFID reduces its budget for Iraq for 2005/06 <text:s/>........................................................ 229</text:span></text:p>
          </draw:text-box>
        </draw:frame>
        <draw:frame draw:style-name="gr1" draw:text-style-name="P2" draw:layer="layout" svg:width="16.131cm" svg:height="0.475cm" svg:x="2.94cm" svg:y="11.843cm">
          <draw:text-box>
            <text:p text:style-name="P1"><text:span text:style-name="T3">Priorities for 2005 <text:s/>................................................................................................... 231</text:span></text:p>
          </draw:text-box>
        </draw:frame>
        <draw:frame draw:style-name="gr1" draw:text-style-name="P2" draw:layer="layout" svg:width="16.093cm" svg:height="0.475cm" svg:x="2.94cm" svg:y="12.508cm">
          <draw:text-box>
            <text:p text:style-name="P1"><text:span text:style-name="T3">DFID reviews its Interim Country Assistance Plan <text:s/>................................................. 241</text:span></text:p>
          </draw:text-box>
        </draw:frame>
        <draw:frame draw:style-name="gr1" draw:text-style-name="P2" draw:layer="layout" svg:width="16.851cm" svg:height="0.475cm" svg:x="2.2cm" svg:y="13.372cm">
          <draw:text-box>
            <text:p text:style-name="P1"><text:span text:style-name="T3">Preparing for transition to Iraqi control in the South <text:s/>..................................................... 257</text:span></text:p>
          </draw:text-box>
        </draw:frame>
        <draw:frame draw:style-name="gr1" draw:text-style-name="P2" draw:layer="layout" svg:width="16.08cm" svg:height="0.475cm" svg:x="2.94cm" svg:y="14.037cm">
          <draw:text-box>
            <text:p text:style-name="P1"><text:span text:style-name="T3">Responding to the new US Clear-Hold-Build strategy <text:s/>........................................... 259</text:span></text:p>
          </draw:text-box>
        </draw:frame>
        <draw:frame draw:style-name="gr1" draw:text-style-name="P2" draw:layer="layout" svg:width="16.021cm" svg:height="0.475cm" svg:x="2.94cm" svg:y="14.701cm">
          <draw:text-box>
            <text:p text:style-name="P1"><text:span text:style-name="T3">Preparing for the transfer of security responsibility in Maysan and Muthanna <text:s/>...... 276</text:span></text:p>
          </draw:text-box>
        </draw:frame>
        <draw:frame draw:style-name="gr1" draw:text-style-name="P2" draw:layer="layout" svg:width="16.068cm" svg:height="0.475cm" svg:x="2.94cm" svg:y="15.366cm">
          <draw:text-box>
            <text:p text:style-name="P1"><text:span text:style-name="T3">Turning Basra around <text:s/>............................................................................................ 285</text:span></text:p>
          </draw:text-box>
        </draw:frame>
        <draw:frame draw:style-name="gr1" draw:text-style-name="P2" draw:layer="layout" svg:width="16.08cm" svg:height="0.475cm" svg:x="2.94cm" svg:y="16.03cm">
          <draw:text-box>
            <text:p text:style-name="P1"><text:span text:style-name="T3">UK plans for 2007, and the US surge <text:s/>.................................................................... 303</text:span></text:p>
          </draw:text-box>
        </draw:frame>
        <draw:frame draw:style-name="gr1" draw:text-style-name="P2" draw:layer="layout" svg:width="16.021cm" svg:height="0.475cm" svg:x="2.94cm" svg:y="16.694cm">
          <draw:text-box>
            <text:p text:style-name="P1"><text:span text:style-name="T3">Major General Shirreff’s proposal for a military-led UK effort in the South <text:s/>............ 306</text:span></text:p>
          </draw:text-box>
        </draw:frame>
        <draw:frame draw:style-name="gr1" draw:text-style-name="P2" draw:layer="layout" svg:width="16.106cm" svg:height="0.475cm" svg:x="2.94cm" svg:y="17.359cm">
          <draw:text-box>
            <text:p text:style-name="P1"><text:span text:style-name="T3">Preparing for Provincial Iraqi Control in Basra <text:s/>....................................................... 309</text:span></text:p>
          </draw:text-box>
        </draw:frame>
        <draw:frame draw:style-name="gr1" draw:text-style-name="P2" draw:layer="layout" svg:width="16.046cm" svg:height="0.475cm" svg:x="2.94cm" svg:y="18.023cm">
          <draw:text-box>
            <text:p text:style-name="P1"><text:span text:style-name="T3">Responding to the displacement crisis <text:s/>.................................................................. 319</text:span></text:p>
          </draw:text-box>
        </draw:frame>
        <draw:frame draw:style-name="gr1" draw:text-style-name="P2" draw:layer="layout" svg:width="16.821cm" svg:height="0.475cm" svg:x="2.2cm" svg:y="18.888cm">
          <draw:text-box>
            <text:p text:style-name="P1"><text:span text:style-name="T3">Reconstruction under Mr Gordon Brown’s Premiership <text:s/>............................................... 323</text:span></text:p>
          </draw:text-box>
        </draw:frame>
        <draw:frame draw:style-name="gr1" draw:text-style-name="P2" draw:layer="layout" svg:width="16.791cm" svg:height="0.475cm" svg:x="2.2cm" svg:y="19.752cm">
          <draw:text-box>
            <text:p text:style-name="P1"><text:span text:style-name="T3">Charge of the Knights, March 2008 <text:s/>............................................................................. 343</text:span></text:p>
          </draw:text-box>
        </draw:frame>
        <draw:frame draw:style-name="gr1" draw:text-style-name="P2" draw:layer="layout" svg:width="16.821cm" svg:height="0.475cm" svg:x="2.2cm" svg:y="20.617cm">
          <draw:text-box>
            <text:p text:style-name="P1"><text:span text:style-name="T3">Transition to a normal bilateral relationship with Iraq <text:s/>................................................... 359</text:span></text:p>
          </draw:text-box>
        </draw:frame>
        <draw:frame draw:style-name="gr1" draw:text-style-name="P2" draw:layer="layout" svg:width="16.017cm" svg:height="0.475cm" svg:x="2.94cm" svg:y="21.281cm">
          <draw:text-box>
            <text:p text:style-name="P1"><text:span text:style-name="T3">Long-Term Strategy for Iraq, February 2009 <text:s/>......................................................... 364</text:span></text:p>
          </draw:text-box>
        </draw:frame>
        <draw:frame draw:style-name="gr1" draw:text-style-name="P2" draw:layer="layout" svg:width="16.825cm" svg:height="0.475cm" svg:x="2.2cm" svg:y="22.146cm">
          <draw:text-box>
            <text:p text:style-name="P1"><text:span text:style-name="T3">Resources available for reconstruction <text:s/>........................................................................ 367</text:span></text:p>
          </draw:text-box>
        </draw:frame>
        <draw:frame draw:style-name="gr1" draw:text-style-name="P2" draw:layer="layout" svg:width="16.753cm" svg:height="0.475cm" svg:x="2.2cm" svg:y="23.01cm">
          <draw:text-box>
            <text:p text:style-name="P1"><text:span text:style-name="T3">Reflections on the impact of the UK’s reconstruction effort <text:s/>......................................... 369</text:span></text:p>
          </draw:text-box>
        </draw:frame>
        <draw:frame draw:style-name="gr1" draw:text-style-name="P2" draw:layer="layout" svg:width="16.118cm" svg:height="0.475cm" svg:x="2.94cm" svg:y="23.674cm">
          <draw:text-box>
            <text:p text:style-name="P1"><text:span text:style-name="T3">Key economic and social indicators <text:s/>....................................................................... 371</text:span></text:p>
          </draw:text-box>
        </draw:frame>
        <draw:frame draw:style-name="gr3" draw:text-style-name="P4" draw:layer="layout" svg:width="4.235cm" svg:height="0.712cm" svg:x="8.383cm" svg:y="2.488cm">
          <draw:text-box>
            <text:p text:style-name="P1"><text:span text:style-name="T4">SECTION 10.2</text:span></text:p>
          </draw:text-box>
        </draw:frame>
        <draw:frame draw:style-name="gr3" draw:text-style-name="P4" draw:layer="layout" svg:width="13.866cm" svg:height="0.712cm" svg:x="3.553cm" svg:y="4.064cm">
          <draw:text-box>
            <text:p text:style-name="P1"><text:span text:style-name="T4">RECONSTRUCTION: JULY 2004 TO JULY 2009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8</text:span></text:p>
          </draw:text-box>
        </draw:frame>
        <draw:frame draw:style-name="gr2" draw:text-style-name="P3" draw:layer="layout" svg:width="3.279cm" svg:height="0.628cm" svg:x="2.2cm" svg:y="2.5cm">
          <draw:text-box>
            <text:p text:style-name="P1"><text:span text:style-name="T2">Introduction</text:span></text:p>
          </draw:text-box>
        </draw:frame>
        <draw:frame draw:style-name="gr1" draw:text-style-name="P2" draw:layer="layout" svg:width="14.539cm" svg:height="0.475cm" svg:x="2.2cm" svg:y="3.392cm">
          <draw:text-box>
            <text:p text:style-name="P1"><text:span text:style-name="T6">1. </text:span><text:span text:style-name="T3"><text:s/>Section 10 addresses the UK contribution to humanitarian assistance and </text:span></text:p>
          </draw:text-box>
        </draw:frame>
        <draw:frame draw:style-name="gr1" draw:text-style-name="P2" draw:layer="layout" svg:width="8.778cm" svg:height="0.475cm" svg:x="2.2cm" svg:y="3.957cm">
          <draw:text-box>
            <text:p text:style-name="P1"><text:span text:style-name="T3">reconstruction in Iraq between 2003 and 2009:</text:span></text:p>
          </draw:text-box>
        </draw:frame>
        <draw:frame draw:style-name="gr3" draw:text-style-name="P4" draw:layer="layout" svg:width="0.634cm" svg:height="0.712cm" svg:x="2.95cm" svg:y="4.7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11cm" svg:height="0.475cm" svg:x="3.7cm" svg:y="4.871cm">
          <draw:text-box>
            <text:p text:style-name="P1"><text:span text:style-name="T3">Section 10.1 covers the period between March 2003 and the end of the </text:span></text:p>
          </draw:text-box>
        </draw:frame>
        <draw:frame draw:style-name="gr1" draw:text-style-name="P2" draw:layer="layout" svg:width="6.153cm" svg:height="0.475cm" svg:x="3.7cm" svg:y="5.436cm">
          <draw:text-box>
            <text:p text:style-name="P1"><text:span text:style-name="T3">Occupation of Iraq in June 2004.</text:span></text:p>
          </draw:text-box>
        </draw:frame>
        <draw:frame draw:style-name="gr3" draw:text-style-name="P4" draw:layer="layout" svg:width="0.634cm" svg:height="0.712cm" svg:x="2.95cm" svg:y="5.9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491cm" svg:height="0.475cm" svg:x="3.7cm" svg:y="6.1cm">
          <draw:text-box>
            <text:p text:style-name="P1"><text:span text:style-name="T3">Section 10.2 continues the story from July 2004 to July 2009.</text:span></text:p>
          </draw:text-box>
        </draw:frame>
        <draw:frame draw:style-name="gr1" draw:text-style-name="P2" draw:layer="layout" svg:width="6.792cm" svg:height="0.475cm" svg:x="2.2cm" svg:y="7.014cm">
          <draw:text-box>
            <text:p text:style-name="P1"><text:span text:style-name="T6">2. </text:span><text:span text:style-name="T3"><text:s/>Sections 10.1 and 10.2 consider:</text:span></text:p>
          </draw:text-box>
        </draw:frame>
        <draw:frame draw:style-name="gr3" draw:text-style-name="P4" draw:layer="layout" svg:width="0.634cm" svg:height="0.712cm" svg:x="2.95cm" svg:y="7.7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701cm" svg:height="0.475cm" svg:x="3.7cm" svg:y="7.929cm">
          <draw:text-box>
            <text:p text:style-name="P1"><text:span text:style-name="T3">humanitarian assistance;</text:span></text:p>
          </draw:text-box>
        </draw:frame>
        <draw:frame draw:style-name="gr3" draw:text-style-name="P4" draw:layer="layout" svg:width="0.634cm" svg:height="0.712cm" svg:x="2.95cm" svg:y="8.4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76cm" svg:height="0.475cm" svg:x="3.7cm" svg:y="8.593cm">
          <draw:text-box>
            <text:p text:style-name="P1"><text:span text:style-name="T3">the development and implementation of UK reconstruction policy, strategy </text:span></text:p>
          </draw:text-box>
        </draw:frame>
        <draw:frame draw:style-name="gr1" draw:text-style-name="P2" draw:layer="layout" svg:width="1.966cm" svg:height="0.475cm" svg:x="3.7cm" svg:y="9.158cm">
          <draw:text-box>
            <text:p text:style-name="P1"><text:span text:style-name="T3">and plans;</text:span></text:p>
          </draw:text-box>
        </draw:frame>
        <draw:frame draw:style-name="gr3" draw:text-style-name="P4" draw:layer="layout" svg:width="0.634cm" svg:height="0.712cm" svg:x="2.95cm" svg:y="9.66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1cm" svg:height="0.475cm" svg:x="3.7cm" svg:y="9.822cm">
          <draw:text-box>
            <text:p text:style-name="P1"><text:span text:style-name="T3">the UK’s engagement with the US on reconstruction, including with the US-led </text:span></text:p>
          </draw:text-box>
        </draw:frame>
        <draw:frame draw:style-name="gr1" draw:text-style-name="P2" draw:layer="layout" svg:width="15.195cm" svg:height="0.475cm" svg:x="3.7cm" svg:y="10.387cm">
          <draw:text-box>
            <text:p text:style-name="P1"><text:span text:style-name="T3">Office of Reconstruction and Humanitarian Assistance (ORHA) and the Coalition </text:span></text:p>
          </draw:text-box>
        </draw:frame>
        <draw:frame draw:style-name="gr1" draw:text-style-name="P2" draw:layer="layout" svg:width="6.149cm" svg:height="0.475cm" svg:x="3.7cm" svg:y="10.951cm">
          <draw:text-box>
            <text:p text:style-name="P1"><text:span text:style-name="T3">Provisional Authority (CPA); and </text:span></text:p>
          </draw:text-box>
        </draw:frame>
        <draw:frame draw:style-name="gr3" draw:text-style-name="P4" draw:layer="layout" svg:width="0.634cm" svg:height="0.712cm" svg:x="2.95cm" svg:y="11.4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81cm" svg:height="0.475cm" svg:x="3.7cm" svg:y="11.616cm">
          <draw:text-box>
            <text:p text:style-name="P1"><text:span text:style-name="T3">the UK’s engagement with successive Iraqi governments on reconstruction. </text:span></text:p>
          </draw:text-box>
        </draw:frame>
        <draw:frame draw:style-name="gr1" draw:text-style-name="P2" draw:layer="layout" svg:width="9.925cm" svg:height="0.475cm" svg:x="2.2cm" svg:y="12.53cm">
          <draw:text-box>
            <text:p text:style-name="P1"><text:span text:style-name="T6">3. </text:span><text:span text:style-name="T3"><text:s/>Section 10.3 addresses five issues in more detail:</text:span></text:p>
          </draw:text-box>
        </draw:frame>
        <draw:frame draw:style-name="gr3" draw:text-style-name="P4" draw:layer="layout" svg:width="0.634cm" svg:height="0.712cm" svg:x="2.95cm" svg:y="13.2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55cm" svg:height="0.475cm" svg:x="3.7cm" svg:y="13.444cm">
          <draw:text-box>
            <text:p text:style-name="P1"><text:span text:style-name="T3">UK policy on Iraq’s oil and oil revenues; </text:span></text:p>
          </draw:text-box>
        </draw:frame>
        <draw:frame draw:style-name="gr3" draw:text-style-name="P4" draw:layer="layout" svg:width="0.634cm" svg:height="0.712cm" svg:x="2.95cm" svg:y="13.95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5cm" svg:height="0.475cm" svg:x="3.7cm" svg:y="14.109cm">
          <draw:text-box>
            <text:p text:style-name="P1"><text:span text:style-name="T3">the Government’s support for UK business in securing reconstruction contracts; </text:span></text:p>
          </draw:text-box>
        </draw:frame>
        <draw:frame draw:style-name="gr3" draw:text-style-name="P4" draw:layer="layout" svg:width="0.634cm" svg:height="0.712cm" svg:x="2.95cm" svg:y="14.6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106cm" svg:height="0.475cm" svg:x="3.7cm" svg:y="14.773cm">
          <draw:text-box>
            <text:p text:style-name="P1"><text:span text:style-name="T3">debt relief; </text:span></text:p>
          </draw:text-box>
        </draw:frame>
        <draw:frame draw:style-name="gr3" draw:text-style-name="P4" draw:layer="layout" svg:width="0.634cm" svg:height="0.712cm" svg:x="2.95cm" svg:y="15.282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292cm" svg:height="0.475cm" svg:x="3.7cm" svg:y="15.438cm">
          <draw:text-box>
            <text:p text:style-name="P1"><text:span text:style-name="T3">asylum; and</text:span></text:p>
          </draw:text-box>
        </draw:frame>
        <draw:frame draw:style-name="gr3" draw:text-style-name="P4" draw:layer="layout" svg:width="0.634cm" svg:height="0.712cm" svg:x="2.95cm" svg:y="15.94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46cm" svg:height="0.475cm" svg:x="3.7cm" svg:y="16.102cm">
          <draw:text-box>
            <text:p text:style-name="P1"><text:span text:style-name="T3">reform of the Government’s approach to post-conflict reconstruction and </text:span></text:p>
          </draw:text-box>
        </draw:frame>
        <draw:frame draw:style-name="gr1" draw:text-style-name="P2" draw:layer="layout" svg:width="2.339cm" svg:height="0.475cm" svg:x="3.7cm" svg:y="16.667cm">
          <draw:text-box>
            <text:p text:style-name="P1"><text:span text:style-name="T3">stabilisation.</text:span></text:p>
          </draw:text-box>
        </draw:frame>
        <draw:frame draw:style-name="gr1" draw:text-style-name="P2" draw:layer="layout" svg:width="15.957cm" svg:height="0.475cm" svg:x="2.2cm" svg:y="17.581cm">
          <draw:text-box>
            <text:p text:style-name="P1"><text:span text:style-name="T6">4. </text:span><text:span text:style-name="T3"><text:s/>Those issues are addressed separately from the main reconstruction narrative, in </text:span></text:p>
          </draw:text-box>
        </draw:frame>
        <draw:frame draw:style-name="gr1" draw:text-style-name="P2" draw:layer="layout" svg:width="15.005cm" svg:height="0.475cm" svg:x="2.2cm" svg:y="18.146cm">
          <draw:text-box>
            <text:p text:style-name="P1"><text:span text:style-name="T3">order to provide a clearer account of the development of the UK’s engagement. </text:span></text:p>
          </draw:text-box>
        </draw:frame>
        <draw:frame draw:style-name="gr1" draw:text-style-name="P2" draw:layer="layout" svg:width="6.517cm" svg:height="0.475cm" svg:x="2.2cm" svg:y="19.06cm">
          <draw:text-box>
            <text:p text:style-name="P1"><text:span text:style-name="T6">5. </text:span><text:span text:style-name="T3"><text:s/>This Section does not consider:</text:span></text:p>
          </draw:text-box>
        </draw:frame>
        <draw:frame draw:style-name="gr3" draw:text-style-name="P4" draw:layer="layout" svg:width="0.634cm" svg:height="0.712cm" svg:x="2.95cm" svg:y="19.81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1cm" svg:height="0.475cm" svg:x="3.7cm" svg:y="19.974cm">
          <draw:text-box>
            <text:p text:style-name="P1"><text:span text:style-name="T3">planning and preparing to provide humanitarian assistance and reconstruction, </text:span></text:p>
          </draw:text-box>
        </draw:frame>
        <draw:frame draw:style-name="gr1" draw:text-style-name="P2" draw:layer="layout" svg:width="8.181cm" svg:height="0.475cm" svg:x="3.7cm" svg:y="20.539cm">
          <draw:text-box>
            <text:p text:style-name="P1"><text:span text:style-name="T3">which is addressed in Sections 6.4 and 6.5;</text:span></text:p>
          </draw:text-box>
        </draw:frame>
        <draw:frame draw:style-name="gr3" draw:text-style-name="P4" draw:layer="layout" svg:width="0.634cm" svg:height="0.712cm" svg:x="2.95cm" svg:y="21.04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15cm" svg:height="0.475cm" svg:x="3.7cm" svg:y="21.203cm">
          <draw:text-box>
            <text:p text:style-name="P1"><text:span text:style-name="T3">the financial and human resources available for post-conflict reconstruction, </text:span></text:p>
          </draw:text-box>
        </draw:frame>
        <draw:frame draw:style-name="gr1" draw:text-style-name="P2" draw:layer="layout" svg:width="8.795cm" svg:height="0.475cm" svg:x="3.7cm" svg:y="21.768cm">
          <draw:text-box>
            <text:p text:style-name="P1"><text:span text:style-name="T3">addressed in Sections 13 and 15 respectively; </text:span></text:p>
          </draw:text-box>
        </draw:frame>
        <draw:frame draw:style-name="gr3" draw:text-style-name="P4" draw:layer="layout" svg:width="0.634cm" svg:height="0.712cm" svg:x="2.95cm" svg:y="22.27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63cm" svg:height="0.475cm" svg:x="3.7cm" svg:y="22.432cm">
          <draw:text-box>
            <text:p text:style-name="P1"><text:span text:style-name="T3">de-Ba’athification and Security Sector Reform (SSR), addressed in Sections 11 </text:span></text:p>
          </draw:text-box>
        </draw:frame>
        <draw:frame draw:style-name="gr1" draw:text-style-name="P2" draw:layer="layout" svg:width="4.612cm" svg:height="0.475cm" svg:x="3.7cm" svg:y="22.997cm">
          <draw:text-box>
            <text:p text:style-name="P1"><text:span text:style-name="T3">and 12 respectively; and</text:span></text:p>
          </draw:text-box>
        </draw:frame>
        <draw:frame draw:style-name="gr3" draw:text-style-name="P4" draw:layer="layout" svg:width="0.634cm" svg:height="0.712cm" svg:x="2.95cm" svg:y="23.5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22cm" svg:height="0.475cm" svg:x="3.7cm" svg:y="23.661cm">
          <draw:text-box>
            <text:p text:style-name="P1"><text:span text:style-name="T3">wider UK policy towards Iraq in the post-conflict period, addressed in Section 9. 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9</text:span></text:p>
          </draw:text-box>
        </draw:frame>
        <draw:frame draw:style-name="gr2" draw:text-style-name="P3" draw:layer="layout" svg:width="14.683cm" svg:height="0.628cm" svg:x="2.2cm" svg:y="2.5cm">
          <draw:text-box>
            <text:p text:style-name="P1"><text:span text:style-name="T2">The transition from Occupation to an Iraqi Government</text:span></text:p>
          </draw:text-box>
        </draw:frame>
        <draw:frame draw:style-name="gr1" draw:text-style-name="P2" draw:layer="layout" svg:width="16.338cm" svg:height="0.475cm" svg:x="2.2cm" svg:y="3.392cm">
          <draw:text-box>
            <text:p text:style-name="P1"><text:span text:style-name="T6">6. </text:span><text:span text:style-name="T3"><text:s/>On 28 June 2004, the Coalition Provisional Authority (CPA) formally handed over to </text:span></text:p>
          </draw:text-box>
        </draw:frame>
        <draw:frame draw:style-name="gr1" draw:text-style-name="P2" draw:layer="layout" svg:width="16.093cm" svg:height="0.475cm" svg:x="2.2cm" svg:y="3.957cm">
          <draw:text-box>
            <text:p text:style-name="P1"><text:span text:style-name="T3">a sovereign Iraqi Government. In the 11 months that followed, the governance of Iraq </text:span></text:p>
          </draw:text-box>
        </draw:frame>
        <draw:frame draw:style-name="gr1" draw:text-style-name="P2" draw:layer="layout" svg:width="16.169cm" svg:height="0.475cm" svg:x="2.2cm" svg:y="4.521cm">
          <draw:text-box>
            <text:p text:style-name="P1"><text:span text:style-name="T3">was the responsibility of the Interim Iraqi Government (IIG), headed by Prime Minister </text:span></text:p>
          </draw:text-box>
        </draw:frame>
        <draw:frame draw:style-name="gr1" draw:text-style-name="P2" draw:layer="layout" svg:width="2.398cm" svg:height="0.475cm" svg:x="2.2cm" svg:y="5.086cm">
          <draw:text-box>
            <text:p text:style-name="P1"><text:span text:style-name="T3">Ayad Allawi. </text:span></text:p>
          </draw:text-box>
        </draw:frame>
        <draw:frame draw:style-name="gr1" draw:text-style-name="P2" draw:layer="layout" svg:width="9.455cm" svg:height="0.475cm" svg:x="2.2cm" svg:y="6cm">
          <draw:text-box>
            <text:p text:style-name="P1"><text:span text:style-name="T6">7. </text:span><text:span text:style-name="T3"><text:s/>The security situation in Iraq remained difficult. </text:span></text:p>
          </draw:text-box>
        </draw:frame>
        <draw:frame draw:style-name="gr1" draw:text-style-name="P2" draw:layer="layout" svg:width="15.356cm" svg:height="0.475cm" svg:x="2.2cm" svg:y="6.914cm">
          <draw:text-box>
            <text:p text:style-name="P1"><text:span text:style-name="T6">8. </text:span><text:span text:style-name="T3"><text:s/>The core UK Ministerial team was unchanged: Mr Brown remained Chancellor </text:span></text:p>
          </draw:text-box>
        </draw:frame>
        <draw:frame draw:style-name="gr1" draw:text-style-name="P2" draw:layer="layout" svg:width="15.115cm" svg:height="0.475cm" svg:x="2.2cm" svg:y="7.479cm">
          <draw:text-box>
            <text:p text:style-name="P1"><text:span text:style-name="T3">of the Exchequer, Mr Straw Foreign Secretary, Mr Hoon Defence Secretary, and </text:span></text:p>
          </draw:text-box>
        </draw:frame>
        <draw:frame draw:style-name="gr1" draw:text-style-name="P2" draw:layer="layout" svg:width="8.824cm" svg:height="0.475cm" svg:x="2.2cm" svg:y="8.043cm">
          <draw:text-box>
            <text:p text:style-name="P1"><text:span text:style-name="T3">Mr Benn International Development Secretary. </text:span></text:p>
          </draw:text-box>
        </draw:frame>
        <draw:frame draw:style-name="gr1" draw:text-style-name="P2" draw:layer="layout" svg:width="15.538cm" svg:height="0.475cm" svg:x="2.2cm" svg:y="8.958cm">
          <draw:text-box>
            <text:p text:style-name="P1"><text:span text:style-name="T6">9. </text:span><text:span text:style-name="T3"><text:s/>Mr Straw continued to chair the Ad Hoc Ministerial Group on Iraq Rehabilitation </text:span></text:p>
          </draw:text-box>
        </draw:frame>
        <draw:frame draw:style-name="gr1" draw:text-style-name="P2" draw:layer="layout" svg:width="16.292cm" svg:height="0.475cm" svg:x="2.2cm" svg:y="9.522cm">
          <draw:text-box>
            <text:p text:style-name="P1"><text:span text:style-name="T3">(AHMGIR), which met seven times between July 2004 and February 2005, after which </text:span></text:p>
          </draw:text-box>
        </draw:frame>
        <draw:frame draw:style-name="gr1" draw:text-style-name="P2" draw:layer="layout" svg:width="14.4cm" svg:height="0.475cm" svg:x="2.2cm" svg:y="10.087cm">
          <draw:text-box>
            <text:p text:style-name="P1"><text:span text:style-name="T3">its business was taken up by the Ad Hoc Ministerial Group on Iraq (AHMGI). </text:span></text:p>
          </draw:text-box>
        </draw:frame>
        <draw:frame draw:style-name="gr1" draw:text-style-name="P2" draw:layer="layout" svg:width="15.517cm" svg:height="0.475cm" svg:x="2.2cm" svg:y="11.001cm">
          <draw:text-box>
            <text:p text:style-name="P1"><text:span text:style-name="T6">10. </text:span><text:span text:style-name="T3"><text:s/>Mr David Richmond, the Prime Minister’s Special Representative on Iraq, and </text:span></text:p>
          </draw:text-box>
        </draw:frame>
        <draw:frame draw:style-name="gr1" draw:text-style-name="P2" draw:layer="layout" svg:width="15.877cm" svg:height="0.475cm" svg:x="2.2cm" svg:y="11.566cm">
          <draw:text-box>
            <text:p text:style-name="P1"><text:span text:style-name="T3">Ambassador Paul Bremer, the CPA Administrator, left Iraq shortly after the handover </text:span></text:p>
          </draw:text-box>
        </draw:frame>
        <draw:frame draw:style-name="gr1" draw:text-style-name="P2" draw:layer="layout" svg:width="1.949cm" svg:height="0.475cm" svg:x="2.2cm" svg:y="12.13cm">
          <draw:text-box>
            <text:p text:style-name="P1"><text:span text:style-name="T3">ceremony.</text:span></text:p>
          </draw:text-box>
        </draw:frame>
        <draw:frame draw:style-name="gr5" draw:text-style-name="P6" draw:layer="layout" svg:width="0.246cm" svg:height="0.276cm" svg:x="4.145cm" svg:y="12.149cm">
          <draw:text-box>
            <text:p text:style-name="P1"><text:span text:style-name="T8">1</text:span></text:p>
          </draw:text-box>
        </draw:frame>
        <draw:frame draw:style-name="gr1" draw:text-style-name="P2" draw:layer="layout" svg:width="0.422cm" svg:height="0.475cm" svg:x="4.282cm" svg:y="12.1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91cm" svg:height="0.475cm" svg:x="2.2cm" svg:y="13.044cm">
          <draw:text-box>
            <text:p text:style-name="P1"><text:span text:style-name="T6">11. </text:span><text:span text:style-name="T3"><text:s/>Ambassador John Negroponte, the new US Ambassador to Iraq, presented his </text:span></text:p>
          </draw:text-box>
        </draw:frame>
        <draw:frame draw:style-name="gr1" draw:text-style-name="P2" draw:layer="layout" svg:width="8.299cm" svg:height="0.475cm" svg:x="2.2cm" svg:y="13.609cm">
          <draw:text-box>
            <text:p text:style-name="P1"><text:span text:style-name="T3">diplomatic credentials to the IIG on 29 June.</text:span></text:p>
          </draw:text-box>
        </draw:frame>
        <draw:frame draw:style-name="gr5" draw:text-style-name="P6" draw:layer="layout" svg:width="0.246cm" svg:height="0.276cm" svg:x="10.46cm" svg:y="13.628cm">
          <draw:text-box>
            <text:p text:style-name="P1"><text:span text:style-name="T8">2</text:span></text:p>
          </draw:text-box>
        </draw:frame>
        <draw:frame draw:style-name="gr1" draw:text-style-name="P2" draw:layer="layout" svg:width="0.422cm" svg:height="0.475cm" svg:x="10.597cm" svg:y="13.6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1cm" svg:height="0.475cm" svg:x="2.2cm" svg:y="14.523cm">
          <draw:text-box>
            <text:p text:style-name="P1"><text:span text:style-name="T6">12. </text:span><text:span text:style-name="T9"><text:s/>Hard Lessons</text:span><text:span text:style-name="T3"> described how, shortly after arriving in Baghdad and driven by </text:span></text:p>
          </draw:text-box>
        </draw:frame>
        <draw:frame draw:style-name="gr1" draw:text-style-name="P2" draw:layer="layout" svg:width="15.682cm" svg:height="0.475cm" svg:x="2.2cm" svg:y="15.088cm">
          <draw:text-box>
            <text:p text:style-name="P1"><text:span text:style-name="T3">his concern about worsening security, Ambassador Negroponte put the US$18.4bn </text:span></text:p>
          </draw:text-box>
        </draw:frame>
        <draw:frame draw:style-name="gr1" draw:text-style-name="P2" draw:layer="layout" svg:width="14.886cm" svg:height="0.475cm" svg:x="2.2cm" svg:y="15.652cm">
          <draw:text-box>
            <text:p text:style-name="P1"><text:span text:style-name="T3">Iraq Relief and Reconstruction Fund (IRRF2) on hold and initiated a “thorough <text:s/></text:span></text:p>
          </draw:text-box>
        </draw:frame>
        <draw:frame draw:style-name="gr1" draw:text-style-name="P2" draw:layer="layout" svg:width="6.085cm" svg:height="0.475cm" svg:x="2.2cm" svg:y="16.217cm">
          <draw:text-box>
            <text:p text:style-name="P1"><text:span text:style-name="T3">re-examination” of US priorities. </text:span></text:p>
          </draw:text-box>
        </draw:frame>
        <draw:frame draw:style-name="gr1" draw:text-style-name="P2" draw:layer="layout" svg:width="15.665cm" svg:height="0.475cm" svg:x="2.2cm" svg:y="17.131cm">
          <draw:text-box>
            <text:p text:style-name="P1"><text:span text:style-name="T6">13. </text:span><text:span text:style-name="T3"><text:s/>Ambassador Negroponte concluded that implementing economic development </text:span></text:p>
          </draw:text-box>
        </draw:frame>
        <draw:frame draw:style-name="gr1" draw:text-style-name="P2" draw:layer="layout" svg:width="15.28cm" svg:height="0.475cm" svg:x="2.2cm" svg:y="17.696cm">
          <draw:text-box>
            <text:p text:style-name="P1"><text:span text:style-name="T3">programmes would be fruitless while security remained a serious problem. Three </text:span></text:p>
          </draw:text-box>
        </draw:frame>
        <draw:frame draw:style-name="gr1" draw:text-style-name="P2" draw:layer="layout" svg:width="15.339cm" svg:height="0.475cm" svg:x="2.2cm" svg:y="18.26cm">
          <draw:text-box>
            <text:p text:style-name="P1"><text:span text:style-name="T3">reallocations of IRRF2 funds took place in September 2004, December 2004 and </text:span></text:p>
          </draw:text-box>
        </draw:frame>
        <draw:frame draw:style-name="gr1" draw:text-style-name="P2" draw:layer="layout" svg:width="15.644cm" svg:height="0.475cm" svg:x="2.2cm" svg:y="18.824cm">
          <draw:text-box>
            <text:p text:style-name="P1"><text:span text:style-name="T3">March 2005. Those reallocations provided additional funds for security, the political </text:span></text:p>
          </draw:text-box>
        </draw:frame>
        <draw:frame draw:style-name="gr1" draw:text-style-name="P2" draw:layer="layout" svg:width="16.22cm" svg:height="0.475cm" svg:x="2.2cm" svg:y="19.389cm">
          <draw:text-box>
            <text:p text:style-name="P1"><text:span text:style-name="T3">process and “project sustainment” at the expense of infrastructure projects. The water </text:span></text:p>
          </draw:text-box>
        </draw:frame>
        <draw:frame draw:style-name="gr1" draw:text-style-name="P2" draw:layer="layout" svg:width="15.5cm" svg:height="0.475cm" svg:x="2.2cm" svg:y="19.953cm">
          <draw:text-box>
            <text:p text:style-name="P1"><text:span text:style-name="T3">and sanitation sector lost nearly half its funding, and the electricity sector almost a </text:span></text:p>
          </draw:text-box>
        </draw:frame>
        <draw:frame draw:style-name="gr1" draw:text-style-name="P2" draw:layer="layout" svg:width="3.998cm" svg:height="0.475cm" svg:x="2.2cm" svg:y="20.518cm">
          <draw:text-box>
            <text:p text:style-name="P1"><text:span text:style-name="T3">quarter of its funding.</text:span></text:p>
          </draw:text-box>
        </draw:frame>
        <draw:frame draw:style-name="gr1" draw:text-style-name="P2" draw:layer="layout" svg:width="16.351cm" svg:height="0.475cm" svg:x="2.2cm" svg:y="21.432cm">
          <draw:text-box>
            <text:p text:style-name="P1"><text:span text:style-name="T6">14. </text:span><text:span text:style-name="T3"><text:s/>Mr Edward Chaplin arrived in Baghdad on 5 July to take up post as the first British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6.123cm" svg:height="0.475cm" svg:x="2.2cm" svg:y="21.997cm">
          <draw:text-box>
            <text:p text:style-name="P1"><text:span text:style-name="T3">Ambassador to Iraq since 1990. </text:span></text:p>
          </draw:text-box>
        </draw:frame>
        <draw:frame draw:style-name="gr7" draw:text-style-name="P8" draw:layer="layout" svg:width="0.205cm" svg:height="0.23cm" svg:x="2.2cm" svg:y="25.95cm">
          <draw:text-box>
            <text:p text:style-name="P1"><text:span text:style-name="T10">1 </text:span></text:p>
          </draw:text-box>
        </draw:frame>
        <draw:frame draw:style-name="gr4" draw:text-style-name="P5" draw:layer="layout" svg:width="12.105cm" svg:height="0.395cm" svg:x="2.406cm" svg:y="25.934cm">
          <draw:text-box>
            <text:p text:style-name="P1"><text:span text:style-name="T11">Annotated Agenda, 1 July 2004, Ad Hoc Group on Iraq Rehabilitation meeting.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10">2 </text:span></text:p>
          </draw:text-box>
        </draw:frame>
        <draw:frame draw:style-name="gr4" draw:text-style-name="P5" draw:layer="layout" svg:width="14.555cm" svg:height="0.395cm" svg:x="2.417cm" svg:y="26.357cm">
          <draw:text-box>
            <text:p text:style-name="P1"><text:span text:style-name="T11">Bowen SW Jr. </text:span><text:span text:style-name="T12">Hard Lessons: The Iraq Reconstruction Experience</text:span><text:span text:style-name="T11">. U.S. Government Printing </text:span></text:p>
          </draw:text-box>
        </draw:frame>
        <draw:frame draw:style-name="gr4" draw:text-style-name="P5" draw:layer="layout" svg:width="2.081cm" svg:height="0.395cm" svg:x="2.2cm" svg:y="26.781cm">
          <draw:text-box>
            <text:p text:style-name="P1"><text:span text:style-name="T11">Office, 2009. 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0</text:span></text:p>
          </draw:text-box>
        </draw:frame>
        <draw:frame draw:style-name="gr1" draw:text-style-name="P2" draw:layer="layout" svg:width="15.775cm" svg:height="0.475cm" svg:x="2.2cm" svg:y="2.525cm">
          <draw:text-box>
            <text:p text:style-name="P1"><text:span text:style-name="T6">15. </text:span><text:span text:style-name="T3"><text:s/>Ms Lindy Cameron, Deputy Head of DFID Baghdad from January to November </text:span></text:p>
          </draw:text-box>
        </draw:frame>
        <draw:frame draw:style-name="gr1" draw:text-style-name="P2" draw:layer="layout" svg:width="13.972cm" svg:height="0.475cm" svg:x="2.2cm" svg:y="3.09cm">
          <draw:text-box>
            <text:p text:style-name="P1"><text:span text:style-name="T3">2004 (and subsequently Head of DFID Baghdad), described the transition:</text:span></text:p>
          </draw:text-box>
        </draw:frame>
        <draw:frame draw:style-name="gr1" draw:text-style-name="P2" draw:layer="layout" svg:width="14.887cm" svg:height="0.475cm" svg:x="2.95cm" svg:y="4.004cm">
          <draw:text-box>
            <text:p text:style-name="P1"><text:span text:style-name="T3">“… </text:span><text:span text:style-name="T3">it’s hard to describe how strange the CPA was. So in a sense this period in <text:s/></text:span></text:p>
          </draw:text-box>
        </draw:frame>
        <draw:frame draw:style-name="gr1" draw:text-style-name="P2" draw:layer="layout" svg:width="15.839cm" svg:height="0.475cm" svg:x="2.95cm" svg:y="4.568cm">
          <draw:text-box>
            <text:p text:style-name="P1"><text:span text:style-name="T3">June/July 2004 when we were transitioning from the CPA to … an Iraqi Government </text:span></text:p>
          </draw:text-box>
        </draw:frame>
        <draw:frame draw:style-name="gr1" draw:text-style-name="P2" draw:layer="layout" svg:width="15.513cm" svg:height="0.475cm" svg:x="2.95cm" svg:y="5.133cm">
          <draw:text-box>
            <text:p text:style-name="P1"><text:span text:style-name="T3">that was then sovereign, was a real transition because it is difficult to imagine how </text:span></text:p>
          </draw:text-box>
        </draw:frame>
        <draw:frame draw:style-name="gr1" draw:text-style-name="P2" draw:layer="layout" svg:width="15.081cm" svg:height="0.475cm" svg:x="2.95cm" svg:y="5.697cm">
          <draw:text-box>
            <text:p text:style-name="P1"><text:span text:style-name="T3">strange it was to be in a building of thousands and thousands of foreign officials </text:span></text:p>
          </draw:text-box>
        </draw:frame>
        <draw:frame draw:style-name="gr1" draw:text-style-name="P2" draw:layer="layout" svg:width="15.25cm" svg:height="0.475cm" svg:x="2.95cm" svg:y="6.262cm">
          <draw:text-box>
            <text:p text:style-name="P1"><text:span text:style-name="T3">effectively running a country, and then a very rapid transition from that to an Iraqi </text:span></text:p>
          </draw:text-box>
        </draw:frame>
        <draw:frame draw:style-name="gr1" draw:text-style-name="P2" draw:layer="layout" svg:width="15.792cm" svg:height="0.475cm" svg:x="2.95cm" svg:y="6.826cm">
          <draw:text-box>
            <text:p text:style-name="P1"><text:span text:style-name="T3">Government which had some of the structures it needed, but then didn’t have some </text:span></text:p>
          </draw:text-box>
        </draw:frame>
        <draw:frame draw:style-name="gr1" draw:text-style-name="P2" draw:layer="layout" svg:width="2.669cm" svg:height="0.475cm" svg:x="2.95cm" svg:y="7.391cm">
          <draw:text-box>
            <text:p text:style-name="P1"><text:span text:style-name="T3">of the others.” </text:span></text:p>
          </draw:text-box>
        </draw:frame>
        <draw:frame draw:style-name="gr5" draw:text-style-name="P6" draw:layer="layout" svg:width="0.246cm" svg:height="0.276cm" svg:x="5.597cm" svg:y="7.409cm">
          <draw:text-box>
            <text:p text:style-name="P1"><text:span text:style-name="T8">3</text:span></text:p>
          </draw:text-box>
        </draw:frame>
        <draw:frame draw:style-name="gr2" draw:text-style-name="P3" draw:layer="layout" svg:width="12.63cm" svg:height="0.628cm" svg:x="2.2cm" svg:y="8.418cm">
          <draw:text-box>
            <text:p text:style-name="P1"><text:span text:style-name="T2">Efforts to accelerate the pace of reconstruction</text:span></text:p>
          </draw:text-box>
        </draw:frame>
        <draw:frame draw:style-name="gr1" draw:text-style-name="P2" draw:layer="layout" svg:width="15.513cm" svg:height="0.475cm" svg:x="2.2cm" svg:y="9.311cm">
          <draw:text-box>
            <text:p text:style-name="P1"><text:span text:style-name="T6">16. </text:span><text:span text:style-name="T3"><text:s/>On 1 July, at his request, the Permanent Joint Headquarters (PJHQ) provided </text:span></text:p>
          </draw:text-box>
        </draw:frame>
        <draw:frame draw:style-name="gr1" draw:text-style-name="P2" draw:layer="layout" svg:width="14.56cm" svg:height="0.475cm" svg:x="2.2cm" svg:y="9.875cm">
          <draw:text-box>
            <text:p text:style-name="P1"><text:span text:style-name="T3">General Sir Michael Walker, Chief of the Defence Staff (CDS), with advice on </text:span></text:p>
          </draw:text-box>
        </draw:frame>
        <draw:frame draw:style-name="gr1" draw:text-style-name="P2" draw:layer="layout" svg:width="9.916cm" svg:height="0.475cm" svg:x="2.2cm" svg:y="10.44cm">
          <draw:text-box>
            <text:p text:style-name="P1"><text:span text:style-name="T3">post-transition plans for infrastructure reconstruction.</text:span></text:p>
          </draw:text-box>
        </draw:frame>
        <draw:frame draw:style-name="gr5" draw:text-style-name="P6" draw:layer="layout" svg:width="0.246cm" svg:height="0.276cm" svg:x="12.082cm" svg:y="10.458cm">
          <draw:text-box>
            <text:p text:style-name="P1"><text:span text:style-name="T8">4</text:span></text:p>
          </draw:text-box>
        </draw:frame>
        <draw:frame draw:style-name="gr1" draw:text-style-name="P2" draw:layer="layout" svg:width="0.422cm" svg:height="0.475cm" svg:x="12.219cm" svg:y="10.4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493cm" svg:height="0.475cm" svg:x="2.2cm" svg:y="11.354cm">
          <draw:text-box>
            <text:p text:style-name="P1"><text:span text:style-name="T6">17. </text:span><text:span text:style-name="T3"><text:s/>PJHQ advised that:</text:span></text:p>
          </draw:text-box>
        </draw:frame>
        <draw:frame draw:style-name="gr3" draw:text-style-name="P4" draw:layer="layout" svg:width="0.634cm" svg:height="0.712cm" svg:x="2.95cm" svg:y="12.1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46cm" svg:height="0.475cm" svg:x="3.7cm" svg:y="12.268cm">
          <draw:text-box>
            <text:p text:style-name="P1"><text:span text:style-name="T3">The US Project and Contracting Office (PCO) would be the largest source of </text:span></text:p>
          </draw:text-box>
        </draw:frame>
        <draw:frame draw:style-name="gr1" draw:text-style-name="P2" draw:layer="layout" svg:width="14.81cm" svg:height="0.475cm" svg:x="3.7cm" svg:y="12.833cm">
          <draw:text-box>
            <text:p text:style-name="P1"><text:span text:style-name="T3">funding for reconstruction in the short to medium term, but was still developing </text:span></text:p>
          </draw:text-box>
        </draw:frame>
        <draw:frame draw:style-name="gr1" draw:text-style-name="P2" draw:layer="layout" svg:width="15.039cm" svg:height="0.475cm" svg:x="3.7cm" svg:y="13.397cm">
          <draw:text-box>
            <text:p text:style-name="P1"><text:span text:style-name="T3">its management structures and procedures and recruiting staff. It was likely that </text:span></text:p>
          </draw:text-box>
        </draw:frame>
        <draw:frame draw:style-name="gr1" draw:text-style-name="P2" draw:layer="layout" svg:width="14.349cm" svg:height="0.475cm" svg:x="3.7cm" svg:y="13.962cm">
          <draw:text-box>
            <text:p text:style-name="P1"><text:span text:style-name="T3">the PCO would not be fully functioning until September. Concerns had been </text:span></text:p>
          </draw:text-box>
        </draw:frame>
        <draw:frame draw:style-name="gr1" draw:text-style-name="P2" draw:layer="layout" svg:width="14.857cm" svg:height="0.475cm" svg:x="3.7cm" svg:y="14.526cm">
          <draw:text-box>
            <text:p text:style-name="P1"><text:span text:style-name="T3">expressed about a funding gap over the summer and the consequent potential </text:span></text:p>
          </draw:text-box>
        </draw:frame>
        <draw:frame draw:style-name="gr1" draw:text-style-name="P2" draw:layer="layout" svg:width="14.057cm" svg:height="0.475cm" svg:x="3.7cm" svg:y="15.091cm">
          <draw:text-box>
            <text:p text:style-name="P1"><text:span text:style-name="T3">for “social unrest”. MND(SE) had explored the possibility of extending CPA </text:span></text:p>
          </draw:text-box>
        </draw:frame>
        <draw:frame draw:style-name="gr1" draw:text-style-name="P2" draw:layer="layout" svg:width="14.941cm" svg:height="0.475cm" svg:x="3.7cm" svg:y="15.655cm">
          <draw:text-box>
            <text:p text:style-name="P1"><text:span text:style-name="T3">projects or increasing the US Commanders’ Emergency Response Programme </text:span></text:p>
          </draw:text-box>
        </draw:frame>
        <draw:frame draw:style-name="gr1" draw:text-style-name="P2" draw:layer="layout" svg:width="13.498cm" svg:height="0.475cm" svg:x="3.7cm" svg:y="16.22cm">
          <draw:text-box>
            <text:p text:style-name="P1"><text:span text:style-name="T3">(CERPs) allocation for the South, but neither option appeared possible. </text:span></text:p>
          </draw:text-box>
        </draw:frame>
        <draw:frame draw:style-name="gr1" draw:text-style-name="P2" draw:layer="layout" svg:width="14.273cm" svg:height="0.475cm" svg:x="3.7cm" svg:y="16.784cm">
          <draw:text-box>
            <text:p text:style-name="P1"><text:span text:style-name="T3">Ambassador Bremer had requested that additional UK resources should be </text:span></text:p>
          </draw:text-box>
        </draw:frame>
        <draw:frame draw:style-name="gr1" draw:text-style-name="P2" draw:layer="layout" svg:width="11.614cm" svg:height="0.475cm" svg:x="3.7cm" svg:y="17.348cm">
          <draw:text-box>
            <text:p text:style-name="P1"><text:span text:style-name="T3">used to plug the potential gap between CPA and PCO activity.</text:span></text:p>
          </draw:text-box>
        </draw:frame>
        <draw:frame draw:style-name="gr3" draw:text-style-name="P4" draw:layer="layout" svg:width="0.634cm" svg:height="0.712cm" svg:x="2.95cm" svg:y="17.8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7cm" svg:height="0.475cm" svg:x="3.7cm" svg:y="18.013cm">
          <draw:text-box>
            <text:p text:style-name="P1"><text:span text:style-name="T3">Since the emphasis in Iraq had shifted from reconstruction to development, the </text:span></text:p>
          </draw:text-box>
        </draw:frame>
        <draw:frame draw:style-name="gr1" draw:text-style-name="P2" draw:layer="layout" svg:width="14.819cm" svg:height="0.475cm" svg:x="3.7cm" svg:y="18.577cm">
          <draw:text-box>
            <text:p text:style-name="P1"><text:span text:style-name="T3">bulk of the UK’s future contribution clearly fell “within the competence of DFID”.</text:span></text:p>
          </draw:text-box>
        </draw:frame>
        <draw:frame draw:style-name="gr3" draw:text-style-name="P4" draw:layer="layout" svg:width="0.634cm" svg:height="0.712cm" svg:x="2.95cm" svg:y="19.0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72cm" svg:height="0.475cm" svg:x="3.7cm" svg:y="19.242cm">
          <draw:text-box>
            <text:p text:style-name="P1"><text:span text:style-name="T3">The Essential Services Plan, which had been due to complete by 30 June </text:span></text:p>
          </draw:text-box>
        </draw:frame>
        <draw:frame draw:style-name="gr1" draw:text-style-name="P2" draw:layer="layout" svg:width="14.425cm" svg:height="0.475cm" svg:x="3.7cm" svg:y="19.806cm">
          <draw:text-box>
            <text:p text:style-name="P1"><text:span text:style-name="T3">2004 but had now been extended to August, remained the “major vehicle for </text:span></text:p>
          </draw:text-box>
        </draw:frame>
        <draw:frame draw:style-name="gr1" draw:text-style-name="P2" draw:layer="layout" svg:width="7.897cm" svg:height="0.475cm" svg:x="3.7cm" svg:y="20.371cm">
          <draw:text-box>
            <text:p text:style-name="P1"><text:span text:style-name="T3">infrastructure reconstruction” in MND(SE).</text:span></text:p>
          </draw:text-box>
        </draw:frame>
        <draw:frame draw:style-name="gr3" draw:text-style-name="P4" draw:layer="layout" svg:width="0.634cm" svg:height="0.712cm" svg:x="2.95cm" svg:y="20.8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9cm" svg:height="0.475cm" svg:x="3.7cm" svg:y="21.035cm">
          <draw:text-box>
            <text:p text:style-name="P1"><text:span text:style-name="T3">The UK military would continue to implement projects funded by the US CERPs </text:span></text:p>
          </draw:text-box>
        </draw:frame>
        <draw:frame draw:style-name="gr1" draw:text-style-name="P2" draw:layer="layout" svg:width="9.984cm" svg:height="0.475cm" svg:x="3.7cm" svg:y="21.6cm">
          <draw:text-box>
            <text:p text:style-name="P1"><text:span text:style-name="T3">and UK allocations for Quick Impact Projects (QIPs). </text:span></text:p>
          </draw:text-box>
        </draw:frame>
        <draw:frame draw:style-name="gr1" draw:text-style-name="P2" draw:layer="layout" svg:width="16.55cm" svg:height="0.475cm" svg:x="2.2cm" svg:y="22.514cm">
          <draw:text-box>
            <text:p text:style-name="P1"><text:span text:style-name="T6">18. </text:span><text:span text:style-name="T3"><text:s/>The 1 July meeting of the AHMGIR considered three papers on UK priorities for the </text:span></text:p>
          </draw:text-box>
        </draw:frame>
        <draw:frame draw:style-name="gr1" draw:text-style-name="P2" draw:layer="layout" svg:width="16.144cm" svg:height="0.475cm" svg:x="2.2cm" svg:y="23.078cm">
          <draw:text-box>
            <text:p text:style-name="P1"><text:span text:style-name="T3">period up to the Iraqi elections (scheduled for January 2005), on the political process, </text:span></text:p>
          </draw:text-box>
        </draw:frame>
        <draw:frame draw:style-name="gr1" draw:text-style-name="P2" draw:layer="layout" svg:width="8.663cm" svg:height="0.475cm" svg:x="2.2cm" svg:y="23.643cm">
          <draw:text-box>
            <text:p text:style-name="P1"><text:span text:style-name="T3">security, and reconstruction and development.</text:span></text:p>
          </draw:text-box>
        </draw:frame>
        <draw:frame draw:style-name="gr5" draw:text-style-name="P6" draw:layer="layout" svg:width="0.246cm" svg:height="0.276cm" svg:x="10.828cm" svg:y="23.662cm">
          <draw:text-box>
            <text:p text:style-name="P1"><text:span text:style-name="T8">5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0.422cm" svg:height="0.475cm" svg:x="10.966cm" svg:y="23.643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205cm" svg:height="0.23cm" svg:x="2.2cm" svg:y="25.95cm">
          <draw:text-box>
            <text:p text:style-name="P1"><text:span text:style-name="T10">3 </text:span></text:p>
          </draw:text-box>
        </draw:frame>
        <draw:frame draw:style-name="gr4" draw:text-style-name="P5" draw:layer="layout" svg:width="6.881cm" svg:height="0.395cm" svg:x="2.417cm" svg:y="25.934cm">
          <draw:text-box>
            <text:p text:style-name="P1"><text:span text:style-name="T11">Public hearing, 22 June 2010, pages 12-13. 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10">4 </text:span></text:p>
          </draw:text-box>
        </draw:frame>
        <draw:frame draw:style-name="gr4" draw:text-style-name="P5" draw:layer="layout" svg:width="14.421cm" svg:height="0.395cm" svg:x="2.417cm" svg:y="26.357cm">
          <draw:text-box>
            <text:p text:style-name="P1"><text:span text:style-name="T11">Minute CivSec PJHQ to PSO/CDS, 1 July 2004, ‘Infrastructure Reconstruction at Transition’. 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10">5 </text:span></text:p>
          </draw:text-box>
        </draw:frame>
        <draw:frame draw:style-name="gr4" draw:text-style-name="P5" draw:layer="layout" svg:width="12.202cm" svg:height="0.395cm" svg:x="2.406cm" svg:y="26.781cm">
          <draw:text-box>
            <text:p text:style-name="P1"><text:span text:style-name="T11">Annotated Agenda, 1 July 2004, Ad Hoc Group on Iraq Rehabilitation meeting. 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1</text:span></text:p>
          </draw:text-box>
        </draw:frame>
        <draw:frame draw:style-name="gr1" draw:text-style-name="P2" draw:layer="layout" svg:width="15.297cm" svg:height="0.475cm" svg:x="2.2cm" svg:y="2.525cm">
          <draw:text-box>
            <text:p text:style-name="P1"><text:span text:style-name="T6">19. </text:span><text:span text:style-name="T3"><text:s/>The MOD paper on security assessed that the security situation was unlikely </text:span></text:p>
          </draw:text-box>
        </draw:frame>
        <draw:frame draw:style-name="gr1" draw:text-style-name="P2" draw:layer="layout" svg:width="6.543cm" svg:height="0.475cm" svg:x="2.2cm" svg:y="3.09cm">
          <draw:text-box>
            <text:p text:style-name="P1"><text:span text:style-name="T3">to improve in the immediate future.</text:span></text:p>
          </draw:text-box>
        </draw:frame>
        <draw:frame draw:style-name="gr5" draw:text-style-name="P6" draw:layer="layout" svg:width="0.246cm" svg:height="0.276cm" svg:x="8.718cm" svg:y="3.108cm">
          <draw:text-box>
            <text:p text:style-name="P1"><text:span text:style-name="T8">6</text:span></text:p>
          </draw:text-box>
        </draw:frame>
        <draw:frame draw:style-name="gr1" draw:text-style-name="P2" draw:layer="layout" svg:width="9.045cm" svg:height="0.475cm" svg:x="8.855cm" svg:y="3.09cm">
          <draw:text-box>
            <text:p text:style-name="P1"><text:span text:style-name="T3"><text:s/></text:span><text:span text:style-name="T3">The key to improving the security situation was </text:span></text:p>
          </draw:text-box>
        </draw:frame>
        <draw:frame draw:style-name="gr1" draw:text-style-name="P2" draw:layer="layout" svg:width="16.559cm" svg:height="0.475cm" svg:x="2.2cm" svg:y="3.654cm">
          <draw:text-box>
            <text:p text:style-name="P1"><text:span text:style-name="T3">achieving “buy-in” to the political process and making progress on reconstruction, at the </text:span></text:p>
          </draw:text-box>
        </draw:frame>
        <draw:frame draw:style-name="gr1" draw:text-style-name="P2" draw:layer="layout" svg:width="13.578cm" svg:height="0.475cm" svg:x="2.2cm" svg:y="4.218cm">
          <draw:text-box>
            <text:p text:style-name="P1"><text:span text:style-name="T3">same time as developing the capacity of the Iraqi Security Forces (ISF). </text:span></text:p>
          </draw:text-box>
        </draw:frame>
        <draw:frame draw:style-name="gr1" draw:text-style-name="P2" draw:layer="layout" svg:width="10.894cm" svg:height="0.475cm" svg:x="2.2cm" svg:y="5.133cm">
          <draw:text-box>
            <text:p text:style-name="P1"><text:span text:style-name="T6">20. </text:span><text:span text:style-name="T3"><text:s/>The paper highlighted the importance of job creation: </text:span></text:p>
          </draw:text-box>
        </draw:frame>
        <draw:frame draw:style-name="gr1" draw:text-style-name="P2" draw:layer="layout" svg:width="15.433cm" svg:height="0.475cm" svg:x="2.95cm" svg:y="6.047cm">
          <draw:text-box>
            <text:p text:style-name="P1"><text:span text:style-name="T3">“</text:span><text:span text:style-name="T3">A major Iraqi complaint is the failure to meet expectations on reconstruction. This </text:span></text:p>
          </draw:text-box>
        </draw:frame>
        <draw:frame draw:style-name="gr1" draw:text-style-name="P2" draw:layer="layout" svg:width="15.708cm" svg:height="0.475cm" svg:x="2.95cm" svg:y="6.612cm">
          <draw:text-box>
            <text:p text:style-name="P1"><text:span text:style-name="T3">has the double negative effect of creating disaffection with the political process and </text:span></text:p>
          </draw:text-box>
        </draw:frame>
        <draw:frame draw:style-name="gr1" draw:text-style-name="P2" draw:layer="layout" svg:width="7.139cm" svg:height="0.475cm" svg:x="2.95cm" svg:y="7.176cm">
          <draw:text-box>
            <text:p text:style-name="P1"><text:span text:style-name="T3">increasing the pool of unemployed … </text:span></text:p>
          </draw:text-box>
        </draw:frame>
        <draw:frame draw:style-name="gr1" draw:text-style-name="P2" draw:layer="layout" svg:width="15.412cm" svg:height="0.475cm" svg:x="2.95cm" svg:y="8.091cm">
          <draw:text-box>
            <text:p text:style-name="P1"><text:span text:style-name="T3">“</text:span><text:span text:style-name="T3">It will therefore be important that the reconstruction programme creates sufficient </text:span></text:p>
          </draw:text-box>
        </draw:frame>
        <draw:frame draw:style-name="gr1" draw:text-style-name="P2" draw:layer="layout" svg:width="15.521cm" svg:height="0.475cm" svg:x="2.95cm" svg:y="8.655cm">
          <draw:text-box>
            <text:p text:style-name="P1"><text:span text:style-name="T3">jobs to significantly reduce the number of disaffected. In the short term, continuing </text:span></text:p>
          </draw:text-box>
        </draw:frame>
        <draw:frame draw:style-name="gr1" draw:text-style-name="P2" draw:layer="layout" svg:width="15.2cm" svg:height="0.475cm" svg:x="2.95cm" svg:y="9.22cm">
          <draw:text-box>
            <text:p text:style-name="P1"><text:span text:style-name="T3">difficulties in the delivery of essential services could lead to serious disturbances </text:span></text:p>
          </draw:text-box>
        </draw:frame>
        <draw:frame draw:style-name="gr1" draw:text-style-name="P2" draw:layer="layout" svg:width="3.892cm" svg:height="0.475cm" svg:x="2.95cm" svg:y="9.784cm">
          <draw:text-box>
            <text:p text:style-name="P1"><text:span text:style-name="T3">during the summer.” </text:span></text:p>
          </draw:text-box>
        </draw:frame>
        <draw:frame draw:style-name="gr1" draw:text-style-name="P2" draw:layer="layout" svg:width="15.758cm" svg:height="0.475cm" svg:x="2.2cm" svg:y="10.698cm">
          <draw:text-box>
            <text:p text:style-name="P1"><text:span text:style-name="T6">21. </text:span><text:span text:style-name="T3"><text:s/>The DFID paper on reconstruction and development assessed that the next six </text:span></text:p>
          </draw:text-box>
        </draw:frame>
        <draw:frame draw:style-name="gr1" draw:text-style-name="P2" draw:layer="layout" svg:width="9.125cm" svg:height="0.475cm" svg:x="2.2cm" svg:y="11.263cm">
          <draw:text-box>
            <text:p text:style-name="P1"><text:span text:style-name="T3">months would be critical for establishing stability.</text:span></text:p>
          </draw:text-box>
        </draw:frame>
        <draw:frame draw:style-name="gr5" draw:text-style-name="P6" draw:layer="layout" svg:width="0.246cm" svg:height="0.276cm" svg:x="11.298cm" svg:y="11.282cm">
          <draw:text-box>
            <text:p text:style-name="P1"><text:span text:style-name="T8">7</text:span></text:p>
          </draw:text-box>
        </draw:frame>
        <draw:frame draw:style-name="gr1" draw:text-style-name="P2" draw:layer="layout" svg:width="6.636cm" svg:height="0.475cm" svg:x="11.435cm" svg:y="11.263cm">
          <draw:text-box>
            <text:p text:style-name="P1"><text:span text:style-name="T3"><text:s/></text:span><text:span text:style-name="T3">Better security would be “central if </text:span></text:p>
          </draw:text-box>
        </draw:frame>
        <draw:frame draw:style-name="gr1" draw:text-style-name="P2" draw:layer="layout" svg:width="15.97cm" svg:height="0.475cm" svg:x="2.2cm" svg:y="11.827cm">
          <draw:text-box>
            <text:p text:style-name="P1"><text:span text:style-name="T3">there is to be sustained progress on reconstruction, effective engagement by the UN </text:span></text:p>
          </draw:text-box>
        </draw:frame>
        <draw:frame draw:style-name="gr1" draw:text-style-name="P2" draw:layer="layout" svg:width="12.842cm" svg:height="0.475cm" svg:x="2.2cm" svg:y="12.392cm">
          <draw:text-box>
            <text:p text:style-name="P1"><text:span text:style-name="T3">and World Bank, and if the Iraqi economy is to take off as it should”. </text:span></text:p>
          </draw:text-box>
        </draw:frame>
        <draw:frame draw:style-name="gr1" draw:text-style-name="P2" draw:layer="layout" svg:width="12.05cm" svg:height="0.475cm" svg:x="2.2cm" svg:y="13.306cm">
          <draw:text-box>
            <text:p text:style-name="P1"><text:span text:style-name="T6">22. </text:span><text:span text:style-name="T3"><text:s/>Other key issues for reconstruction and development were: </text:span></text:p>
          </draw:text-box>
        </draw:frame>
        <draw:frame draw:style-name="gr3" draw:text-style-name="P4" draw:layer="layout" svg:width="0.634cm" svg:height="0.712cm" svg:x="2.95cm" svg:y="14.0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08cm" svg:height="0.475cm" svg:x="3.7cm" svg:y="14.221cm">
          <draw:text-box>
            <text:p text:style-name="P1"><text:span text:style-name="T3">minimising any potential slowdown in reconstruction and development in the </text:span></text:p>
          </draw:text-box>
        </draw:frame>
        <draw:frame draw:style-name="gr1" draw:text-style-name="P2" draw:layer="layout" svg:width="15.111cm" svg:height="0.475cm" svg:x="3.7cm" svg:y="14.785cm">
          <draw:text-box>
            <text:p text:style-name="P1"><text:span text:style-name="T3">South over the summer, in particular as new US structures became established; </text:span></text:p>
          </draw:text-box>
        </draw:frame>
        <draw:frame draw:style-name="gr3" draw:text-style-name="P4" draw:layer="layout" svg:width="0.634cm" svg:height="0.712cm" svg:x="2.95cm" svg:y="15.2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55cm" svg:height="0.475cm" svg:x="3.7cm" svg:y="15.45cm">
          <draw:text-box>
            <text:p text:style-name="P1"><text:span text:style-name="T3">building the capacity of Iraqi institutions to manage reconstruction; </text:span></text:p>
          </draw:text-box>
        </draw:frame>
        <draw:frame draw:style-name="gr3" draw:text-style-name="P4" draw:layer="layout" svg:width="0.634cm" svg:height="0.712cm" svg:x="2.95cm" svg:y="15.9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54cm" svg:height="0.475cm" svg:x="3.7cm" svg:y="16.114cm">
          <draw:text-box>
            <text:p text:style-name="P1"><text:span text:style-name="T3">helping the IIG conclude debt relief negotiations and setting the foundations for </text:span></text:p>
          </draw:text-box>
        </draw:frame>
        <draw:frame draw:style-name="gr1" draw:text-style-name="P2" draw:layer="layout" svg:width="4.786cm" svg:height="0.475cm" svg:x="3.7cm" svg:y="16.678cm">
          <draw:text-box>
            <text:p text:style-name="P1"><text:span text:style-name="T3">macro-economic stability;</text:span></text:p>
          </draw:text-box>
        </draw:frame>
        <draw:frame draw:style-name="gr3" draw:text-style-name="P4" draw:layer="layout" svg:width="0.634cm" svg:height="0.712cm" svg:x="2.95cm" svg:y="17.1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005cm" svg:height="0.475cm" svg:x="3.7cm" svg:y="17.343cm">
          <draw:text-box>
            <text:p text:style-name="P1"><text:span text:style-name="T3">SSR and access to justice; and </text:span></text:p>
          </draw:text-box>
        </draw:frame>
        <draw:frame draw:style-name="gr3" draw:text-style-name="P4" draw:layer="layout" svg:width="0.634cm" svg:height="0.712cm" svg:x="2.95cm" svg:y="17.8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38cm" svg:height="0.475cm" svg:x="3.7cm" svg:y="18.007cm">
          <draw:text-box>
            <text:p text:style-name="P1"><text:span text:style-name="T3">strengthening social cohesion by supporting Iraqi participation in the political </text:span></text:p>
          </draw:text-box>
        </draw:frame>
        <draw:frame draw:style-name="gr1" draw:text-style-name="P2" draw:layer="layout" svg:width="13.718cm" svg:height="0.475cm" svg:x="3.7cm" svg:y="18.572cm">
          <draw:text-box>
            <text:p text:style-name="P1"><text:span text:style-name="T3">process, strengthening civil society’s ability to advocate for the poor, and </text:span></text:p>
          </draw:text-box>
        </draw:frame>
        <draw:frame draw:style-name="gr1" draw:text-style-name="P2" draw:layer="layout" svg:width="8.773cm" svg:height="0.475cm" svg:x="3.7cm" svg:y="19.136cm">
          <draw:text-box>
            <text:p text:style-name="P1"><text:span text:style-name="T3">supporting the development of the Iraqi media.</text:span></text:p>
          </draw:text-box>
        </draw:frame>
        <draw:frame draw:style-name="gr1" draw:text-style-name="P2" draw:layer="layout" svg:width="16.254cm" svg:height="0.475cm" svg:x="2.2cm" svg:y="20.051cm">
          <draw:text-box>
            <text:p text:style-name="P1"><text:span text:style-name="T6">23. </text:span><text:span text:style-name="T3"><text:s/>At the meeting, Mr Benn welcomed the fact that “Iraqis were clearly in charge and </text:span></text:p>
          </draw:text-box>
        </draw:frame>
        <draw:frame draw:style-name="gr1" draw:text-style-name="P2" draw:layer="layout" svg:width="5.81cm" svg:height="0.475cm" svg:x="2.2cm" svg:y="20.615cm">
          <draw:text-box>
            <text:p text:style-name="P1"><text:span text:style-name="T3">their voices were being heard”.</text:span></text:p>
          </draw:text-box>
        </draw:frame>
        <draw:frame draw:style-name="gr5" draw:text-style-name="P6" draw:layer="layout" svg:width="0.246cm" svg:height="0.276cm" svg:x="7.989cm" svg:y="20.634cm">
          <draw:text-box>
            <text:p text:style-name="P1"><text:span text:style-name="T8">8</text:span></text:p>
          </draw:text-box>
        </draw:frame>
        <draw:frame draw:style-name="gr1" draw:text-style-name="P2" draw:layer="layout" svg:width="9.663cm" svg:height="0.475cm" svg:x="8.126cm" svg:y="20.615cm">
          <draw:text-box>
            <text:p text:style-name="P1"><text:span text:style-name="T3"><text:s/></text:span><text:span text:style-name="T3">The UK was moving “from a phase of doing things </text:span></text:p>
          </draw:text-box>
        </draw:frame>
        <draw:frame draw:style-name="gr1" draw:text-style-name="P2" draw:layer="layout" svg:width="16.093cm" svg:height="0.475cm" svg:x="2.2cm" svg:y="21.18cm">
          <draw:text-box>
            <text:p text:style-name="P1"><text:span text:style-name="T3">for the Iraqis to supporting them doing it for themselves”. The UK’s focus was now on </text:span></text:p>
          </draw:text-box>
        </draw:frame>
        <draw:frame draw:style-name="gr1" draw:text-style-name="P2" draw:layer="layout" svg:width="15.665cm" svg:height="0.475cm" svg:x="2.2cm" svg:y="21.744cm">
          <draw:text-box>
            <text:p text:style-name="P1"><text:span text:style-name="T3">engaging the UN and World Bank, plugging any funding gap over the summer, and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953cm" svg:height="0.475cm" svg:x="2.2cm" svg:y="22.308cm">
          <draw:text-box>
            <text:p text:style-name="P1"><text:span text:style-name="T3">supporting Iraqi institutions to manage the reconstruction process and access funds. </text:span></text:p>
          </draw:text-box>
        </draw:frame>
        <draw:frame draw:style-name="gr7" draw:text-style-name="P8" draw:layer="layout" svg:width="0.205cm" svg:height="0.23cm" svg:x="2.2cm" svg:y="25.526cm">
          <draw:text-box>
            <text:p text:style-name="P1"><text:span text:style-name="T10">6 </text:span></text:p>
          </draw:text-box>
        </draw:frame>
        <draw:frame draw:style-name="gr4" draw:text-style-name="P5" draw:layer="layout" svg:width="8.769cm" svg:height="0.395cm" svg:x="2.417cm" svg:y="25.511cm">
          <draw:text-box>
            <text:p text:style-name="P1"><text:span text:style-name="T11">Paper MOD, [undated], ‘Security: The Next Six Months’. </text:span></text:p>
          </draw:text-box>
        </draw:frame>
        <draw:frame draw:style-name="gr7" draw:text-style-name="P8" draw:layer="layout" svg:width="0.205cm" svg:height="0.23cm" svg:x="2.2cm" svg:y="25.95cm">
          <draw:text-box>
            <text:p text:style-name="P1"><text:span text:style-name="T10">7 </text:span></text:p>
          </draw:text-box>
        </draw:frame>
        <draw:frame draw:style-name="gr4" draw:text-style-name="P5" draw:layer="layout" svg:width="14.603cm" svg:height="0.395cm" svg:x="2.417cm" svg:y="25.934cm">
          <draw:text-box>
            <text:p text:style-name="P1"><text:span text:style-name="T11">Paper DFID, [undated], ‘Iraq Reconstruction and Development: UK Priorities for the Period up </text:span></text:p>
          </draw:text-box>
        </draw:frame>
        <draw:frame draw:style-name="gr4" draw:text-style-name="P5" draw:layer="layout" svg:width="2.669cm" svg:height="0.395cm" svg:x="2.2cm" svg:y="26.357cm">
          <draw:text-box>
            <text:p text:style-name="P1"><text:span text:style-name="T11">to the Elections’. 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10">8 </text:span></text:p>
          </draw:text-box>
        </draw:frame>
        <draw:frame draw:style-name="gr4" draw:text-style-name="P5" draw:layer="layout" svg:width="10.556cm" svg:height="0.395cm" svg:x="2.417cm" svg:y="26.781cm">
          <draw:text-box>
            <text:p text:style-name="P1"><text:span text:style-name="T11">Minutes, 1 July 2004, Ad Hoc Group on Iraq Rehabilitation meeting. 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2</text:span></text:p>
          </draw:text-box>
        </draw:frame>
        <draw:frame draw:style-name="gr1" draw:text-style-name="P2" draw:layer="layout" svg:width="16.63cm" svg:height="0.475cm" svg:x="2.2cm" svg:y="2.525cm">
          <draw:text-box>
            <text:p text:style-name="P1"><text:span text:style-name="T6">24. </text:span><text:span text:style-name="T3"><text:s/>The meeting endorsed the three papers, and commissioned the FCO to co-ordinate </text:span></text:p>
          </draw:text-box>
        </draw:frame>
        <draw:frame draw:style-name="gr1" draw:text-style-name="P2" draw:layer="layout" svg:width="16.381cm" svg:height="0.475cm" svg:x="2.2cm" svg:y="3.09cm">
          <draw:text-box>
            <text:p text:style-name="P1"><text:span text:style-name="T3">an integrated UK strategy covering the period up to the Iraqi elections for discussion at </text:span></text:p>
          </draw:text-box>
        </draw:frame>
        <draw:frame draw:style-name="gr1" draw:text-style-name="P2" draw:layer="layout" svg:width="16.195cm" svg:height="0.475cm" svg:x="2.2cm" svg:y="3.654cm">
          <draw:text-box>
            <text:p text:style-name="P1"><text:span text:style-name="T3">the meeting of the Defence and Overseas Policy Committee (DOP), a sub-Committee </text:span></text:p>
          </draw:text-box>
        </draw:frame>
        <draw:frame draw:style-name="gr1" draw:text-style-name="P2" draw:layer="layout" svg:width="5.031cm" svg:height="0.475cm" svg:x="2.2cm" svg:y="4.218cm">
          <draw:text-box>
            <text:p text:style-name="P1"><text:span text:style-name="T3">of the Cabinet, on 15 July. </text:span></text:p>
          </draw:text-box>
        </draw:frame>
        <draw:frame draw:style-name="gr1" draw:text-style-name="P2" draw:layer="layout" svg:width="14.975cm" svg:height="0.475cm" svg:x="2.2cm" svg:y="5.133cm">
          <draw:text-box>
            <text:p text:style-name="P1"><text:span text:style-name="T6">25. </text:span><text:span text:style-name="T3"><text:s/>In his first report from Basra on 12 July, Mr Simon Collis, the British Consul </text:span></text:p>
          </draw:text-box>
        </draw:frame>
        <draw:frame draw:style-name="gr1" draw:text-style-name="P2" draw:layer="layout" svg:width="15.424cm" svg:height="0.475cm" svg:x="2.2cm" svg:y="5.697cm">
          <draw:text-box>
            <text:p text:style-name="P1"><text:span text:style-name="T3">General, reported that no PCO staff had yet arrived in Basra to spend the South’s </text:span></text:p>
          </draw:text-box>
        </draw:frame>
        <draw:frame draw:style-name="gr1" draw:text-style-name="P2" draw:layer="layout" svg:width="6.877cm" svg:height="0.475cm" svg:x="2.2cm" svg:y="6.262cm">
          <draw:text-box>
            <text:p text:style-name="P1"><text:span text:style-name="T3">US$2.3bn projected share of IRRF2.</text:span></text:p>
          </draw:text-box>
        </draw:frame>
        <draw:frame draw:style-name="gr5" draw:text-style-name="P6" draw:layer="layout" svg:width="0.246cm" svg:height="0.276cm" svg:x="9.048cm" svg:y="6.281cm">
          <draw:text-box>
            <text:p text:style-name="P1"><text:span text:style-name="T8">9</text:span></text:p>
          </draw:text-box>
        </draw:frame>
        <draw:frame draw:style-name="gr1" draw:text-style-name="P2" draw:layer="layout" svg:width="2.864cm" svg:height="0.475cm" svg:x="9.185cm" svg:y="6.262cm">
          <draw:text-box>
            <text:p text:style-name="P1"><text:span text:style-name="T3"><text:s/></text:span><text:span text:style-name="T3">He continued: </text:span></text:p>
          </draw:text-box>
        </draw:frame>
        <draw:frame draw:style-name="gr1" draw:text-style-name="P2" draw:layer="layout" svg:width="15.285cm" svg:height="0.475cm" svg:x="2.95cm" svg:y="7.176cm">
          <draw:text-box>
            <text:p text:style-name="P1"><text:span text:style-name="T3">“… </text:span><text:span text:style-name="T3">no one here – including my US counterpart – knows yet how the third entirely </text:span></text:p>
          </draw:text-box>
        </draw:frame>
        <draw:frame draw:style-name="gr1" draw:text-style-name="P2" draw:layer="layout" svg:width="6.686cm" svg:height="0.475cm" svg:x="2.95cm" svg:y="7.741cm">
          <draw:text-box>
            <text:p text:style-name="P1"><text:span text:style-name="T3">new organisation in just over a year</text:span></text:p>
          </draw:text-box>
        </draw:frame>
        <draw:frame draw:style-name="gr5" draw:text-style-name="P6" draw:layer="layout" svg:width="0.273cm" svg:height="0.276cm" svg:x="9.609cm" svg:y="7.759cm">
          <draw:text-box>
            <text:p text:style-name="P1"><text:span text:style-name="T8">10</text:span></text:p>
          </draw:text-box>
        </draw:frame>
        <draw:frame draw:style-name="gr1" draw:text-style-name="P2" draw:layer="layout" svg:width="8.118cm" svg:height="0.475cm" svg:x="9.884cm" svg:y="7.741cm">
          <draw:text-box>
            <text:p text:style-name="P1"><text:span text:style-name="T3"><text:s/></text:span><text:span text:style-name="T3">will organise itself and do business. There </text:span></text:p>
          </draw:text-box>
        </draw:frame>
        <draw:frame draw:style-name="gr1" draw:text-style-name="P2" draw:layer="layout" svg:width="15.001cm" svg:height="0.475cm" svg:x="2.95cm" svg:y="8.305cm">
          <draw:text-box>
            <text:p text:style-name="P1"><text:span text:style-name="T3">must be a high risk that money will be spent slowly, inappropriately, and without </text:span></text:p>
          </draw:text-box>
        </draw:frame>
        <draw:frame draw:style-name="gr1" draw:text-style-name="P2" draw:layer="layout" svg:width="13.168cm" svg:height="0.475cm" svg:x="2.95cm" svg:y="8.87cm">
          <draw:text-box>
            <text:p text:style-name="P1"><text:span text:style-name="T3">adequate consultation with ourselves or, more importantly, the Iraqis.” </text:span></text:p>
          </draw:text-box>
        </draw:frame>
        <draw:frame draw:style-name="gr1" draw:text-style-name="P2" draw:layer="layout" svg:width="15.597cm" svg:height="0.475cm" svg:x="2.2cm" svg:y="9.784cm">
          <draw:text-box>
            <text:p text:style-name="P1"><text:span text:style-name="T6">26. </text:span><text:span text:style-name="T3"><text:s/>Mr Collis also advised that there were still no effective mechanisms in place to </text:span></text:p>
          </draw:text-box>
        </draw:frame>
        <draw:frame draw:style-name="gr1" draw:text-style-name="P2" draw:layer="layout" svg:width="9.214cm" svg:height="0.475cm" svg:x="2.2cm" svg:y="10.348cm">
          <draw:text-box>
            <text:p text:style-name="P1"><text:span text:style-name="T3">enable Iraqi ministries to release funds to Basra. </text:span></text:p>
          </draw:text-box>
        </draw:frame>
        <draw:frame draw:style-name="gr1" draw:text-style-name="P2" draw:layer="layout" svg:width="15.504cm" svg:height="0.475cm" svg:x="2.2cm" svg:y="11.263cm">
          <draw:text-box>
            <text:p text:style-name="P1"><text:span text:style-name="T6">27. </text:span><text:span text:style-name="T3"><text:s/>The strategy paper commissioned by the AHMGIR on 1 July was circulated to </text:span></text:p>
          </draw:text-box>
        </draw:frame>
        <draw:frame draw:style-name="gr1" draw:text-style-name="P2" draw:layer="layout" svg:width="5.412cm" svg:height="0.475cm" svg:x="2.2cm" svg:y="11.827cm">
          <draw:text-box>
            <text:p text:style-name="P1"><text:span text:style-name="T3">members of DOP on 13 July.</text:span></text:p>
          </draw:text-box>
        </draw:frame>
        <draw:frame draw:style-name="gr5" draw:text-style-name="P6" draw:layer="layout" svg:width="0.256cm" svg:height="0.276cm" svg:x="7.596cm" svg:y="11.846cm">
          <draw:text-box>
            <text:p text:style-name="P1"><text:span text:style-name="T8">11</text:span></text:p>
          </draw:text-box>
        </draw:frame>
        <draw:frame draw:style-name="gr1" draw:text-style-name="P2" draw:layer="layout" svg:width="9.172cm" svg:height="0.475cm" svg:x="7.852cm" svg:y="11.827cm">
          <draw:text-box>
            <text:p text:style-name="P1"><text:span text:style-name="T3"><text:s/></text:span><text:span text:style-name="T3">The introduction to the paper said that it offered:</text:span></text:p>
          </draw:text-box>
        </draw:frame>
        <draw:frame draw:style-name="gr1" draw:text-style-name="P2" draw:layer="layout" svg:width="15.776cm" svg:height="0.475cm" svg:x="2.95cm" svg:y="12.742cm">
          <draw:text-box>
            <text:p text:style-name="P1"><text:span text:style-name="T3">“… </text:span><text:span text:style-name="T3">a strategic look at the position we want Iraq to be in at the end of January 2005; </text:span></text:p>
          </draw:text-box>
        </draw:frame>
        <draw:frame draw:style-name="gr1" draw:text-style-name="P2" draw:layer="layout" svg:width="15.348cm" svg:height="0.475cm" svg:x="2.95cm" svg:y="13.306cm">
          <draw:text-box>
            <text:p text:style-name="P1"><text:span text:style-name="T3">risks to our strategy; and priority areas in which the UK can help ensure success.”</text:span></text:p>
          </draw:text-box>
        </draw:frame>
        <draw:frame draw:style-name="gr1" draw:text-style-name="P2" draw:layer="layout" svg:width="16.66cm" svg:height="0.475cm" svg:x="2.2cm" svg:y="14.221cm">
          <draw:text-box>
            <text:p text:style-name="P1"><text:span text:style-name="T6">28. </text:span><text:span text:style-name="T3"><text:s/>The paper, which had been produced by the FCO, defined the political, security and </text:span></text:p>
          </draw:text-box>
        </draw:frame>
        <draw:frame draw:style-name="gr1" draw:text-style-name="P2" draw:layer="layout" svg:width="15.941cm" svg:height="0.475cm" svg:x="2.2cm" svg:y="14.785cm">
          <draw:text-box>
            <text:p text:style-name="P1"><text:span text:style-name="T3">“</text:span><text:span text:style-name="T3">reconstruction and economic” objectives for the period up to the Iraqi elections. The </text:span></text:p>
          </draw:text-box>
        </draw:frame>
        <draw:frame draw:style-name="gr1" draw:text-style-name="P2" draw:layer="layout" svg:width="10.916cm" svg:height="0.475cm" svg:x="2.2cm" svg:y="15.35cm">
          <draw:text-box>
            <text:p text:style-name="P1"><text:span text:style-name="T3">three objectives for reconstruction and the economy were:</text:span></text:p>
          </draw:text-box>
        </draw:frame>
        <draw:frame draw:style-name="gr3" draw:text-style-name="P4" draw:layer="layout" svg:width="0.634cm" svg:height="0.712cm" svg:x="2.95cm" svg:y="16.1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71cm" svg:height="0.475cm" svg:x="3.7cm" svg:y="16.264cm">
          <draw:text-box>
            <text:p text:style-name="P1"><text:span text:style-name="T3">a functioning Iraqi Government in Baghdad and at governorate level capable of </text:span></text:p>
          </draw:text-box>
        </draw:frame>
        <draw:frame draw:style-name="gr1" draw:text-style-name="P2" draw:layer="layout" svg:width="4.836cm" svg:height="0.475cm" svg:x="3.7cm" svg:y="16.828cm">
          <draw:text-box>
            <text:p text:style-name="P1"><text:span text:style-name="T3">delivering basic services; </text:span></text:p>
          </draw:text-box>
        </draw:frame>
        <draw:frame draw:style-name="gr3" draw:text-style-name="P4" draw:layer="layout" svg:width="0.634cm" svg:height="0.712cm" svg:x="2.95cm" svg:y="17.3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72cm" svg:height="0.475cm" svg:x="3.7cm" svg:y="17.493cm">
          <draw:text-box>
            <text:p text:style-name="P1"><text:span text:style-name="T3">reconstruction programmes funded by the PCO, the UN and World Bank Trust </text:span></text:p>
          </draw:text-box>
        </draw:frame>
        <draw:frame draw:style-name="gr1" draw:text-style-name="P2" draw:layer="layout" svg:width="15.284cm" svg:height="0.475cm" svg:x="3.7cm" svg:y="18.057cm">
          <draw:text-box>
            <text:p text:style-name="P1"><text:span text:style-name="T3">Funds, bilateral donors and the Iraqi Government which were delivering jobs and </text:span></text:p>
          </draw:text-box>
        </draw:frame>
        <draw:frame draw:style-name="gr1" draw:text-style-name="P2" draw:layer="layout" svg:width="9.303cm" svg:height="0.475cm" svg:x="3.7cm" svg:y="18.622cm">
          <draw:text-box>
            <text:p text:style-name="P1"><text:span text:style-name="T3">improvements to infrastructure and services; and </text:span></text:p>
          </draw:text-box>
        </draw:frame>
        <draw:frame draw:style-name="gr3" draw:text-style-name="P4" draw:layer="layout" svg:width="0.634cm" svg:height="0.712cm" svg:x="2.95cm" svg:y="19.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28cm" svg:height="0.475cm" svg:x="3.7cm" svg:y="19.286cm">
          <draw:text-box>
            <text:p text:style-name="P1"><text:span text:style-name="T3">a reduction in subsidies and an agreed IMF programme leading to a debt </text:span></text:p>
          </draw:text-box>
        </draw:frame>
        <draw:frame draw:style-name="gr1" draw:text-style-name="P2" draw:layer="layout" svg:width="4.697cm" svg:height="0.475cm" svg:x="3.7cm" svg:y="19.851cm">
          <draw:text-box>
            <text:p text:style-name="P1"><text:span text:style-name="T3">settlement by December.</text:span></text:p>
          </draw:text-box>
        </draw:frame>
        <draw:frame draw:style-name="gr1" draw:text-style-name="P2" draw:layer="layout" svg:width="14.924cm" svg:height="0.475cm" svg:x="2.2cm" svg:y="20.765cm">
          <draw:text-box>
            <text:p text:style-name="P1"><text:span text:style-name="T6">29. </text:span><text:span text:style-name="T3"><text:s/>The paper identified security as the most significant risk to achieving those </text:span></text:p>
          </draw:text-box>
        </draw:frame>
        <draw:frame draw:style-name="gr1" draw:text-style-name="P2" draw:layer="layout" svg:width="14.946cm" svg:height="0.475cm" svg:x="2.2cm" svg:y="21.33cm">
          <draw:text-box>
            <text:p text:style-name="P1"><text:span text:style-name="T3">objectives, in particular the risk of “a terrorist spectacular” against either the IIG </text:span></text:p>
          </draw:text-box>
        </draw:frame>
        <draw:frame draw:style-name="gr1" draw:text-style-name="P2" draw:layer="layout" svg:width="15.272cm" svg:height="0.475cm" svg:x="2.2cm" svg:y="21.894cm">
          <draw:text-box>
            <text:p text:style-name="P1"><text:span text:style-name="T3">or the UN. Other risks included infrastructure failures over the summer leading to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8" draw:text-style-name="P7" draw:layer="layout" svg:x1="2.413cm" svg:y1="25.867cm" svg:x2="14.629cm" svg:y2="25.867cm">
          <text:p/>
        </draw:line>
        <draw:frame draw:style-name="gr1" draw:text-style-name="P2" draw:layer="layout" svg:width="3.715cm" svg:height="0.475cm" svg:x="2.2cm" svg:y="22.458cm">
          <draw:text-box>
            <text:p text:style-name="P1"><text:span text:style-name="T3">popular discontent. </text:span></text:p>
          </draw:text-box>
        </draw:frame>
        <draw:frame draw:style-name="gr7" draw:text-style-name="P8" draw:layer="layout" svg:width="0.205cm" svg:height="0.23cm" svg:x="2.2cm" svg:y="25.526cm">
          <draw:text-box>
            <text:p text:style-name="P1"><text:span text:style-name="T10">9 </text:span></text:p>
          </draw:text-box>
        </draw:frame>
        <draw:frame draw:style-name="gr4" draw:text-style-name="P5" draw:layer="layout" svg:width="12.253cm" svg:height="0.395cm" svg:x="2.414cm" svg:y="25.511cm">
          <draw:text-box>
            <text:p text:style-name="P1"><text:span text:style-name="T5">Telegram 76 Basra to FCO London, 12 July 2004, ‘First Impressions of Basra’.</text:span><text:span text:style-name="T11">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10 </text:span></text:p>
          </draw:text-box>
        </draw:frame>
        <draw:frame draw:style-name="gr4" draw:text-style-name="P5" draw:layer="layout" svg:width="16.25cm" svg:height="0.395cm" svg:x="2.528cm" svg:y="25.934cm">
          <draw:text-box>
            <text:p text:style-name="P1"><text:span text:style-name="T11">The PCO, following the Office of Reconstruction and Humanitarian Assistance (ORHA) and the Coalition </text:span></text:p>
          </draw:text-box>
        </draw:frame>
        <draw:line draw:style-name="gr8" draw:text-style-name="P7" draw:layer="layout" svg:x1="2.516cm" svg:y1="27.137cm" svg:x2="11.019cm" svg:y2="27.137cm">
          <text:p/>
        </draw:line>
        <draw:frame draw:style-name="gr4" draw:text-style-name="P5" draw:layer="layout" svg:width="4.299cm" svg:height="0.395cm" svg:x="2.2cm" svg:y="26.357cm">
          <draw:text-box>
            <text:p text:style-name="P1"><text:span text:style-name="T11">Provisional Authority (CPA).</text:span></text:p>
          </draw:text-box>
        </draw:frame>
        <draw:frame draw:style-name="gr7" draw:text-style-name="P8" draw:layer="layout" svg:width="0.273cm" svg:height="0.23cm" svg:x="2.2cm" svg:y="26.796cm">
          <draw:text-box>
            <text:p text:style-name="P1"><text:span text:style-name="T10">11 </text:span></text:p>
          </draw:text-box>
        </draw:frame>
        <draw:frame draw:style-name="gr4" draw:text-style-name="P5" draw:layer="layout" svg:width="8.557cm" svg:height="0.395cm" svg:x="2.516cm" svg:y="26.781cm">
          <draw:text-box>
            <text:p text:style-name="P1"><text:span text:style-name="T5">Paper FCO, 13 July 2004, ‘Iraq: The Next Six Months’.</text:span><text:span text:style-name="T11"> 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3</text:span></text:p>
          </draw:text-box>
        </draw:frame>
        <draw:frame draw:style-name="gr1" draw:text-style-name="P2" draw:layer="layout" svg:width="15.788cm" svg:height="0.475cm" svg:x="2.2cm" svg:y="2.525cm">
          <draw:text-box>
            <text:p text:style-name="P1"><text:span text:style-name="T6">30. </text:span><text:span text:style-name="T3"><text:s/>Based on those objectives and risks, the two “reconstruction and development” </text:span></text:p>
          </draw:text-box>
        </draw:frame>
        <draw:frame draw:style-name="gr1" draw:text-style-name="P2" draw:layer="layout" svg:width="2.758cm" svg:height="0.475cm" svg:x="2.2cm" svg:y="3.09cm">
          <draw:text-box>
            <text:p text:style-name="P1"><text:span text:style-name="T3">priorities were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95cm" svg:height="0.475cm" svg:x="3.7cm" svg:y="4.004cm">
          <draw:text-box>
            <text:p text:style-name="P1"><text:span text:style-name="T3">To bridge funding shortfalls over the summer, when CPA and Development Fund </text:span></text:p>
          </draw:text-box>
        </draw:frame>
        <draw:frame draw:style-name="gr1" draw:text-style-name="P2" draw:layer="layout" svg:width="14.137cm" svg:height="0.475cm" svg:x="3.7cm" svg:y="4.568cm">
          <draw:text-box>
            <text:p text:style-name="P1"><text:span text:style-name="T3">for Iraq (DFI) projects ended, by implementing DFID and MOD job creation </text:span></text:p>
          </draw:text-box>
        </draw:frame>
        <draw:frame draw:style-name="gr1" draw:text-style-name="P2" draw:layer="layout" svg:width="14.874cm" svg:height="0.475cm" svg:x="3.7cm" svg:y="5.133cm">
          <draw:text-box>
            <text:p text:style-name="P1"><text:span text:style-name="T3">and infrastructure programmes. The UK had to maintain pressure on the US to </text:span></text:p>
          </draw:text-box>
        </draw:frame>
        <draw:frame draw:style-name="gr1" draw:text-style-name="P2" draw:layer="layout" svg:width="7.224cm" svg:height="0.475cm" svg:x="3.7cm" svg:y="5.697cm">
          <draw:text-box>
            <text:p text:style-name="P1"><text:span text:style-name="T3">spend its money in the South, quickly. </text:span></text:p>
          </draw:text-box>
        </draw:frame>
        <draw:frame draw:style-name="gr3" draw:text-style-name="P4" draw:layer="layout" svg:width="0.634cm" svg:height="0.712cm" svg:x="2.95cm" svg:y="6.2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672cm" svg:height="0.475cm" svg:x="3.7cm" svg:y="6.362cm">
          <draw:text-box>
            <text:p text:style-name="P1"><text:span text:style-name="T3">To press the UN and the World Bank to send key staff back to Iraq. </text:span></text:p>
          </draw:text-box>
        </draw:frame>
        <draw:frame draw:style-name="gr1" draw:text-style-name="P2" draw:layer="layout" svg:width="15.915cm" svg:height="0.475cm" svg:x="2.2cm" svg:y="7.276cm">
          <draw:text-box>
            <text:p text:style-name="P1"><text:span text:style-name="T6">31. </text:span><text:span text:style-name="T3"><text:s/>The paper identified monthly milestones on the political process, reconstruction, </text:span></text:p>
          </draw:text-box>
        </draw:frame>
        <draw:frame draw:style-name="gr1" draw:text-style-name="P2" draw:layer="layout" svg:width="10.382cm" svg:height="0.475cm" svg:x="2.2cm" svg:y="7.841cm">
          <draw:text-box>
            <text:p text:style-name="P1"><text:span text:style-name="T3">and SSR tracks between July 2004 and January 2005. </text:span></text:p>
          </draw:text-box>
        </draw:frame>
        <draw:frame draw:style-name="gr1" draw:text-style-name="P2" draw:layer="layout" svg:width="13.024cm" svg:height="0.475cm" svg:x="2.2cm" svg:y="8.755cm">
          <draw:text-box>
            <text:p text:style-name="P1"><text:span text:style-name="T6">32. </text:span><text:span text:style-name="T3"><text:s/>At the DOP meeting, chaired by Mr Blair, Ministers reported that: </text:span></text:p>
          </draw:text-box>
        </draw:frame>
        <draw:frame draw:style-name="gr3" draw:text-style-name="P4" draw:layer="layout" svg:width="0.634cm" svg:height="0.712cm" svg:x="2.95cm" svg:y="9.5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cm" svg:height="0.475cm" svg:x="3.7cm" svg:y="9.67cm">
          <draw:text-box>
            <text:p text:style-name="P1"><text:span text:style-name="T3">Progress was being made on reconstruction. Electricity production was at its </text:span></text:p>
          </draw:text-box>
        </draw:frame>
        <draw:frame draw:style-name="gr1" draw:text-style-name="P2" draw:layer="layout" svg:width="14.671cm" svg:height="0.475cm" svg:x="3.7cm" svg:y="10.234cm">
          <draw:text-box>
            <text:p text:style-name="P1"><text:span text:style-name="T3">highest level so far (at 5,500 megawatts), the UK was providing expert advice </text:span></text:p>
          </draw:text-box>
        </draw:frame>
        <draw:frame draw:style-name="gr1" draw:text-style-name="P2" draw:layer="layout" svg:width="14.929cm" svg:height="0.475cm" svg:x="3.7cm" svg:y="10.798cm">
          <draw:text-box>
            <text:p text:style-name="P1"><text:span text:style-name="T3">to the IIG, notably to Prime Minister Allawi’s office, and DFID and the MOD had </text:span></text:p>
          </draw:text-box>
        </draw:frame>
        <draw:frame draw:style-name="gr1" draw:text-style-name="P2" draw:layer="layout" svg:width="12.596cm" svg:height="0.475cm" svg:x="3.7cm" svg:y="11.363cm">
          <draw:text-box>
            <text:p text:style-name="P1"><text:span text:style-name="T3">funds in place to mitigate a possible funding gap over the summer. </text:span></text:p>
          </draw:text-box>
        </draw:frame>
        <draw:frame draw:style-name="gr3" draw:text-style-name="P4" draw:layer="layout" svg:width="0.634cm" svg:height="0.712cm" svg:x="2.95cm" svg:y="11.8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496cm" svg:height="0.475cm" svg:x="3.7cm" svg:y="12.027cm">
          <draw:text-box>
            <text:p text:style-name="P1"><text:span text:style-name="T3">Implementation of the main infrastructure contracts was slow.</text:span></text:p>
          </draw:text-box>
        </draw:frame>
        <draw:frame draw:style-name="gr5" draw:text-style-name="P6" draw:layer="layout" svg:width="0.273cm" svg:height="0.276cm" svg:x="15.159cm" svg:y="12.046cm">
          <draw:text-box>
            <text:p text:style-name="P1"><text:span text:style-name="T8">12</text:span></text:p>
          </draw:text-box>
        </draw:frame>
        <draw:frame draw:style-name="gr1" draw:text-style-name="P2" draw:layer="layout" svg:width="14.827cm" svg:height="0.475cm" svg:x="2.2cm" svg:y="12.942cm">
          <draw:text-box>
            <text:p text:style-name="P1"><text:span text:style-name="T6">33. </text:span><text:span text:style-name="T3"><text:s/>DOP agreed the priorities set out in the paper, and commissioned DFID to </text:span></text:p>
          </draw:text-box>
        </draw:frame>
        <draw:frame draw:style-name="gr1" draw:text-style-name="P2" draw:layer="layout" svg:width="15.839cm" svg:height="0.475cm" svg:x="2.2cm" svg:y="13.506cm">
          <draw:text-box>
            <text:p text:style-name="P1"><text:span text:style-name="T3">produce a note on infrastructure issues which Mr Blair might use in discussions with </text:span></text:p>
          </draw:text-box>
        </draw:frame>
        <draw:frame draw:style-name="gr1" draw:text-style-name="P2" draw:layer="layout" svg:width="3.122cm" svg:height="0.475cm" svg:x="2.2cm" svg:y="14.071cm">
          <draw:text-box>
            <text:p text:style-name="P1"><text:span text:style-name="T3">President Bush. </text:span></text:p>
          </draw:text-box>
        </draw:frame>
        <draw:frame draw:style-name="gr1" draw:text-style-name="P2" draw:layer="layout" svg:width="15.902cm" svg:height="0.475cm" svg:x="2.2cm" svg:y="14.985cm">
          <draw:text-box>
            <text:p text:style-name="P1"><text:span text:style-name="T6">34. </text:span><text:span text:style-name="T3"><text:s/>The FCO paper was not the integrated strategy that Ministers had requested on </text:span></text:p>
          </draw:text-box>
        </draw:frame>
        <draw:frame draw:style-name="gr1" draw:text-style-name="P2" draw:layer="layout" svg:width="1.314cm" svg:height="0.475cm" svg:x="2.2cm" svg:y="15.55cm">
          <draw:text-box>
            <text:p text:style-name="P1"><text:span text:style-name="T3">1 July. </text:span></text:p>
          </draw:text-box>
        </draw:frame>
        <draw:frame draw:style-name="gr1" draw:text-style-name="P2" draw:layer="layout" svg:width="15.619cm" svg:height="0.475cm" svg:x="2.2cm" svg:y="16.464cm">
          <draw:text-box>
            <text:p text:style-name="P1"><text:span text:style-name="T6">35. </text:span><text:span text:style-name="T3"><text:s/>The DFID note that was subsequently sent to No.10 welcomed the anticipated </text:span></text:p>
          </draw:text-box>
        </draw:frame>
        <draw:frame draw:style-name="gr1" draw:text-style-name="P2" draw:layer="layout" svg:width="14.527cm" svg:height="0.475cm" svg:x="2.2cm" svg:y="17.028cm">
          <draw:text-box>
            <text:p text:style-name="P1"><text:span text:style-name="T3">arrival of the PCO Regional Co-ordinator in Basra, and continued: “But PCO <text:s/></text:span></text:p>
          </draw:text-box>
        </draw:frame>
        <draw:frame draw:style-name="gr1" draw:text-style-name="P2" draw:layer="layout" svg:width="15.517cm" svg:height="0.475cm" svg:x="2.2cm" svg:y="17.593cm">
          <draw:text-box>
            <text:p text:style-name="P1"><text:span text:style-name="T3">[Co-ordinator] will need a team to support him. Little sign of Supplemental [IRRF2] </text:span></text:p>
          </draw:text-box>
        </draw:frame>
        <draw:frame draw:style-name="gr1" draw:text-style-name="P2" draw:layer="layout" svg:width="8.177cm" svg:height="0.475cm" svg:x="2.2cm" svg:y="18.157cm">
          <draw:text-box>
            <text:p text:style-name="P1"><text:span text:style-name="T3">contractors on the ground. Needs impetus.”</text:span></text:p>
          </draw:text-box>
        </draw:frame>
        <draw:frame draw:style-name="gr5" draw:text-style-name="P6" draw:layer="layout" svg:width="0.273cm" svg:height="0.276cm" svg:x="10.342cm" svg:y="18.176cm">
          <draw:text-box>
            <text:p text:style-name="P1"><text:span text:style-name="T8">13</text:span></text:p>
          </draw:text-box>
        </draw:frame>
        <draw:frame draw:style-name="gr1" draw:text-style-name="P2" draw:layer="layout" svg:width="0.422cm" svg:height="0.475cm" svg:x="10.616cm" svg:y="18.15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45cm" svg:height="0.475cm" svg:x="2.2cm" svg:y="19.072cm">
          <draw:text-box>
            <text:p text:style-name="P1"><text:span text:style-name="T6">36. </text:span><text:span text:style-name="T3"><text:s/>President Bush and Mr Blair spoke by video conference on 22 July. Mr Blair’s </text:span></text:p>
          </draw:text-box>
        </draw:frame>
        <draw:frame draw:style-name="gr1" draw:text-style-name="P2" draw:layer="layout" svg:width="16.584cm" svg:height="0.475cm" svg:x="2.2cm" svg:y="19.636cm">
          <draw:text-box>
            <text:p text:style-name="P1"><text:span text:style-name="T3">briefing for the discussion, which had been produced by Mr Antony Phillipson, Mr Blair’s </text:span></text:p>
          </draw:text-box>
        </draw:frame>
        <draw:frame draw:style-name="gr1" draw:text-style-name="P2" draw:layer="layout" svg:width="16.423cm" svg:height="0.475cm" svg:x="2.2cm" svg:y="20.201cm">
          <draw:text-box>
            <text:p text:style-name="P1"><text:span text:style-name="T3">Private Secretary, recalled that Mr Blair had told DOP that he would speak to President </text:span></text:p>
          </draw:text-box>
        </draw:frame>
        <draw:frame draw:style-name="gr1" draw:text-style-name="P2" draw:layer="layout" svg:width="9.133cm" svg:height="0.475cm" svg:x="2.2cm" svg:y="20.765cm">
          <draw:text-box>
            <text:p text:style-name="P1"><text:span text:style-name="T3">Bush about the pace of reconstruction spending.</text:span></text:p>
          </draw:text-box>
        </draw:frame>
        <draw:frame draw:style-name="gr5" draw:text-style-name="P6" draw:layer="layout" svg:width="0.273cm" svg:height="0.276cm" svg:x="11.284cm" svg:y="20.784cm">
          <draw:text-box>
            <text:p text:style-name="P1"><text:span text:style-name="T8">14</text:span></text:p>
          </draw:text-box>
        </draw:frame>
        <draw:frame draw:style-name="gr1" draw:text-style-name="P2" draw:layer="layout" svg:width="6.285cm" svg:height="0.475cm" svg:x="11.559cm" svg:y="20.765cm">
          <draw:text-box>
            <text:p text:style-name="P1"><text:span text:style-name="T3"><text:s/></text:span><text:span text:style-name="T3">Since then, Sir Nigel Sheinwald, </text:span></text:p>
          </draw:text-box>
        </draw:frame>
        <draw:frame draw:style-name="gr1" draw:text-style-name="P2" draw:layer="layout" svg:width="16.072cm" svg:height="0.475cm" svg:x="2.2cm" svg:y="21.33cm">
          <draw:text-box>
            <text:p text:style-name="P1"><text:span text:style-name="T3">Mr Blair’s Foreign Policy Adviser, had discussed the issue with Dr Condoleezza Rice, </text:span></text:p>
          </draw:text-box>
        </draw:frame>
        <draw:frame draw:style-name="gr1" draw:text-style-name="P2" draw:layer="layout" svg:width="15.454cm" svg:height="0.475cm" svg:x="2.2cm" svg:y="21.894cm">
          <draw:text-box>
            <text:p text:style-name="P1"><text:span text:style-name="T3">the US National Security Advisor. Mr Phillipson suggested that Mr Blair “might just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0.31cm" svg:height="0.475cm" svg:x="2.2cm" svg:y="22.458cm">
          <draw:text-box>
            <text:p text:style-name="P1"><text:span text:style-name="T3">mention” UK concerns about the situation in the South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12 </text:span></text:p>
          </draw:text-box>
        </draw:frame>
        <draw:frame draw:style-name="gr4" draw:text-style-name="P5" draw:layer="layout" svg:width="5.899cm" svg:height="0.395cm" svg:x="2.532cm" svg:y="25.934cm">
          <draw:text-box>
            <text:p text:style-name="P1"><text:span text:style-name="T11">Minutes, 15 July 2004, DOP meeting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13 </text:span></text:p>
          </draw:text-box>
        </draw:frame>
        <draw:frame draw:style-name="gr4" draw:text-style-name="P5" draw:layer="layout" svg:width="6.957cm" svg:height="0.395cm" svg:x="2.532cm" svg:y="26.357cm">
          <draw:text-box>
            <text:p text:style-name="P1"><text:span text:style-name="T11">Letter Malik to Quarrey, July 2004, [untitled]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14 </text:span></text:p>
          </draw:text-box>
        </draw:frame>
        <draw:frame draw:style-name="gr4" draw:text-style-name="P5" draw:layer="layout" svg:width="13.278cm" svg:height="0.395cm" svg:x="2.532cm" svg:y="26.781cm">
          <draw:text-box>
            <text:p text:style-name="P1"><text:span text:style-name="T11">Minute Phillipson to Prime Minister, 22 July 2004, ‘VTC with President Bush, 22 July’. 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4</text:span></text:p>
          </draw:text-box>
        </draw:frame>
        <draw:frame draw:style-name="gr1" draw:text-style-name="P2" draw:layer="layout" svg:width="16.376cm" svg:height="0.475cm" svg:x="2.2cm" svg:y="2.525cm">
          <draw:text-box>
            <text:p text:style-name="P1"><text:span text:style-name="T6">37. </text:span><text:span text:style-name="T3"><text:s/>The record of the video conference did not include any reference to reconstruction.</text:span></text:p>
          </draw:text-box>
        </draw:frame>
        <draw:frame draw:style-name="gr5" draw:text-style-name="P6" draw:layer="layout" svg:width="0.273cm" svg:height="0.276cm" svg:x="18.484cm" svg:y="2.544cm">
          <draw:text-box>
            <text:p text:style-name="P1"><text:span text:style-name="T8">15</text:span></text:p>
          </draw:text-box>
        </draw:frame>
        <draw:frame draw:style-name="gr1" draw:text-style-name="P2" draw:layer="layout" svg:width="0.422cm" svg:height="0.475cm" svg:x="18.759cm" svg:y="2.52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83cm" svg:height="0.475cm" svg:x="2.2cm" svg:y="3.44cm">
          <draw:text-box>
            <text:p text:style-name="P1"><text:span text:style-name="T6">38. </text:span><text:span text:style-name="T3"><text:s/>The Annotated Agenda for the 22 July meeting of the AHMGIR stated that the </text:span></text:p>
          </draw:text-box>
        </draw:frame>
        <draw:frame draw:style-name="gr1" draw:text-style-name="P2" draw:layer="layout" svg:width="15.462cm" svg:height="0.475cm" svg:x="2.2cm" svg:y="4.004cm">
          <draw:text-box>
            <text:p text:style-name="P1"><text:span text:style-name="T3">responsibility for IRRF2 had passed from the US Department of Defense (DoD) to </text:span></text:p>
          </draw:text-box>
        </draw:frame>
        <draw:frame draw:style-name="gr1" draw:text-style-name="P2" draw:layer="layout" svg:width="4.87cm" svg:height="0.475cm" svg:x="2.2cm" svg:y="4.568cm">
          <draw:text-box>
            <text:p text:style-name="P1"><text:span text:style-name="T3">the US State Department.</text:span></text:p>
          </draw:text-box>
        </draw:frame>
        <draw:frame draw:style-name="gr5" draw:text-style-name="P6" draw:layer="layout" svg:width="0.273cm" svg:height="0.276cm" svg:x="7.047cm" svg:y="4.587cm">
          <draw:text-box>
            <text:p text:style-name="P1"><text:span text:style-name="T8">16</text:span></text:p>
          </draw:text-box>
        </draw:frame>
        <draw:frame draw:style-name="gr1" draw:text-style-name="P2" draw:layer="layout" svg:width="10.628cm" svg:height="0.475cm" svg:x="7.322cm" svg:y="4.568cm">
          <draw:text-box>
            <text:p text:style-name="P1"><text:span text:style-name="T3"><text:s/></text:span><text:span text:style-name="T3">The State Department wanted to review US priorities to </text:span></text:p>
          </draw:text-box>
        </draw:frame>
        <draw:frame draw:style-name="gr1" draw:text-style-name="P2" draw:layer="layout" svg:width="16.343cm" svg:height="0.475cm" svg:x="2.2cm" svg:y="5.133cm">
          <draw:text-box>
            <text:p text:style-name="P1"><text:span text:style-name="T3">ensure they were “developmentally sound” and to shift resources from infrastructure to </text:span></text:p>
          </draw:text-box>
        </draw:frame>
        <draw:frame draw:style-name="gr1" draw:text-style-name="P2" draw:layer="layout" svg:width="15.221cm" svg:height="0.475cm" svg:x="2.2cm" svg:y="5.697cm">
          <draw:text-box>
            <text:p text:style-name="P1"><text:span text:style-name="T3">governance; the UK had urged quick decisions to avoid delaying disbursements. </text:span></text:p>
          </draw:text-box>
        </draw:frame>
        <draw:frame draw:style-name="gr1" draw:text-style-name="P2" draw:layer="layout" svg:width="15.754cm" svg:height="0.475cm" svg:x="2.2cm" svg:y="6.612cm">
          <draw:text-box>
            <text:p text:style-name="P1"><text:span text:style-name="T6">39. </text:span><text:span text:style-name="T3"><text:s/>The Annotated Agenda advised that a PCO Regional Co-ordinator would arrive </text:span></text:p>
          </draw:text-box>
        </draw:frame>
        <draw:frame draw:style-name="gr1" draw:text-style-name="P2" draw:layer="layout" svg:width="16.199cm" svg:height="0.475cm" svg:x="2.2cm" svg:y="7.176cm">
          <draw:text-box>
            <text:p text:style-name="P1"><text:span text:style-name="T3">in Basra at the end of July and projects would start in September. It appeared that the </text:span></text:p>
          </draw:text-box>
        </draw:frame>
        <draw:frame draw:style-name="gr1" draw:text-style-name="P2" draw:layer="layout" svg:width="16.068cm" svg:height="0.475cm" svg:x="2.2cm" svg:y="7.741cm">
          <draw:text-box>
            <text:p text:style-name="P1"><text:span text:style-name="T3">US was giving priority to programmes “in ‘their’ areas”; there was therefore a risk of a </text:span></text:p>
          </draw:text-box>
        </draw:frame>
        <draw:frame draw:style-name="gr1" draw:text-style-name="P2" draw:layer="layout" svg:width="16.266cm" svg:height="0.475cm" svg:x="2.2cm" svg:y="8.305cm">
          <draw:text-box>
            <text:p text:style-name="P1"><text:span text:style-name="T3">reconstruction gap in the South. The need to speed up US reconstruction in the South </text:span></text:p>
          </draw:text-box>
        </draw:frame>
        <draw:frame draw:style-name="gr1" draw:text-style-name="P2" draw:layer="layout" svg:width="15.911cm" svg:height="0.475cm" svg:x="2.2cm" svg:y="8.87cm">
          <draw:text-box>
            <text:p text:style-name="P1"><text:span text:style-name="T3">had been raised at a recent video conference between Mr Blair and President Bush. </text:span></text:p>
          </draw:text-box>
        </draw:frame>
        <draw:frame draw:style-name="gr1" draw:text-style-name="P2" draw:layer="layout" svg:width="15.183cm" svg:height="0.475cm" svg:x="2.2cm" svg:y="9.784cm">
          <draw:text-box>
            <text:p text:style-name="P1"><text:span text:style-name="T6">40. </text:span><text:span text:style-name="T3"><text:s/>The Annotated Agenda set out the action that the UK was taking, in addition </text:span></text:p>
          </draw:text-box>
        </draw:frame>
        <draw:frame draw:style-name="gr1" draw:text-style-name="P2" draw:layer="layout" svg:width="14.836cm" svg:height="0.475cm" svg:x="2.2cm" svg:y="10.348cm">
          <draw:text-box>
            <text:p text:style-name="P1"><text:span text:style-name="T3">to lobbying the US to speed up their efforts, to address the possible short-term </text:span></text:p>
          </draw:text-box>
        </draw:frame>
        <draw:frame draw:style-name="gr1" draw:text-style-name="P2" draw:layer="layout" svg:width="2.347cm" svg:height="0.475cm" svg:x="2.2cm" svg:y="10.913cm">
          <draw:text-box>
            <text:p text:style-name="P1"><text:span text:style-name="T3">funding gap:</text:span></text:p>
          </draw:text-box>
        </draw:frame>
        <draw:frame draw:style-name="gr3" draw:text-style-name="P4" draw:layer="layout" svg:width="0.634cm" svg:height="0.712cm" svg:x="2.95cm" svg:y="11.6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533cm" svg:height="0.475cm" svg:x="3.7cm" svg:y="11.827cm">
          <draw:text-box>
            <text:p text:style-name="P1"><text:span text:style-name="T3">The MOD was seeking a further £10m from the Treasury for QIPs. </text:span></text:p>
          </draw:text-box>
        </draw:frame>
        <draw:frame draw:style-name="gr3" draw:text-style-name="P4" draw:layer="layout" svg:width="0.634cm" svg:height="0.712cm" svg:x="2.95cm" svg:y="12.3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cm" svg:height="0.475cm" svg:x="3.7cm" svg:y="12.492cm">
          <draw:text-box>
            <text:p text:style-name="P1"><text:span text:style-name="T3">DFID was funding a five-person Project Continuity Team (PCT) based in the </text:span></text:p>
          </draw:text-box>
        </draw:frame>
        <draw:frame draw:style-name="gr1" draw:text-style-name="P2" draw:layer="layout" svg:width="14.065cm" svg:height="0.475cm" svg:x="3.7cm" svg:y="13.056cm">
          <draw:text-box>
            <text:p text:style-name="P1"><text:span text:style-name="T3">PCO to help implement former CPA(South) projects. The PCT had already </text:span></text:p>
          </draw:text-box>
        </draw:frame>
        <draw:frame draw:style-name="gr1" draw:text-style-name="P2" draw:layer="layout" svg:width="1.848cm" svg:height="0.475cm" svg:x="3.7cm" svg:y="13.621cm">
          <draw:text-box>
            <text:p text:style-name="P1"><text:span text:style-name="T3">deployed.</text:span></text:p>
          </draw:text-box>
        </draw:frame>
        <draw:frame draw:style-name="gr3" draw:text-style-name="P4" draw:layer="layout" svg:width="0.634cm" svg:height="0.712cm" svg:x="2.95cm" svg:y="14.1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21cm" svg:height="0.475cm" svg:x="3.7cm" svg:y="14.285cm">
          <draw:text-box>
            <text:p text:style-name="P1"><text:span text:style-name="T3">DFID was funding a 10-person Technical Advisory Team (TAT) comprising </text:span></text:p>
          </draw:text-box>
        </draw:frame>
        <draw:frame draw:style-name="gr1" draw:text-style-name="P2" draw:layer="layout" svg:width="14.522cm" svg:height="0.475cm" svg:x="3.7cm" svg:y="14.85cm">
          <draw:text-box>
            <text:p text:style-name="P1"><text:span text:style-name="T3">infrastructure and other specialists to help link Iraqi priorities and PCO plans. </text:span></text:p>
          </draw:text-box>
        </draw:frame>
        <draw:frame draw:style-name="gr1" draw:text-style-name="P2" draw:layer="layout" svg:width="9.671cm" svg:height="0.475cm" svg:x="3.7cm" svg:y="15.414cm">
          <draw:text-box>
            <text:p text:style-name="P1"><text:span text:style-name="T3">The team was expected to deploy to Iraq in August.</text:span></text:p>
          </draw:text-box>
        </draw:frame>
        <draw:frame draw:style-name="gr3" draw:text-style-name="P4" draw:layer="layout" svg:width="0.634cm" svg:height="0.712cm" svg:x="2.95cm" svg:y="15.9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8cm" svg:height="0.475cm" svg:x="3.7cm" svg:y="16.078cm">
          <draw:text-box>
            <text:p text:style-name="P1"><text:span text:style-name="T3">DFID had developed a £16m programme to generate employment opportunities </text:span></text:p>
          </draw:text-box>
        </draw:frame>
        <draw:frame draw:style-name="gr1" draw:text-style-name="P2" draw:layer="layout" svg:width="13.837cm" svg:height="0.475cm" svg:x="3.7cm" svg:y="16.643cm">
          <draw:text-box>
            <text:p text:style-name="P1"><text:span text:style-name="T3">and provide an emergency response facility to deal with critical failures in </text:span></text:p>
          </draw:text-box>
        </draw:frame>
        <draw:frame draw:style-name="gr1" draw:text-style-name="P2" draw:layer="layout" svg:width="15.06cm" svg:height="0.475cm" svg:x="3.7cm" svg:y="17.207cm">
          <draw:text-box>
            <text:p text:style-name="P1"><text:span text:style-name="T3">essential services in the South over the next six months. The programme would </text:span></text:p>
          </draw:text-box>
        </draw:frame>
        <draw:frame draw:style-name="gr1" draw:text-style-name="P2" draw:layer="layout" svg:width="3.41cm" svg:height="0.475cm" svg:x="3.7cm" svg:y="17.772cm">
          <draw:text-box>
            <text:p text:style-name="P1"><text:span text:style-name="T3">start immediately. </text:span></text:p>
          </draw:text-box>
        </draw:frame>
        <draw:frame draw:style-name="gr1" draw:text-style-name="P2" draw:layer="layout" svg:width="16.427cm" svg:height="0.475cm" svg:x="2.2cm" svg:y="18.686cm">
          <draw:text-box>
            <text:p text:style-name="P1"><text:span text:style-name="T6">41. </text:span><text:span text:style-name="T3"><text:s/>The Annotated Agenda also stated that the IMF was seeking early agreement on a </text:span></text:p>
          </draw:text-box>
        </draw:frame>
        <draw:frame draw:style-name="gr1" draw:text-style-name="P2" draw:layer="layout" svg:width="16.444cm" svg:height="0.475cm" svg:x="2.2cm" svg:y="19.251cm">
          <draw:text-box>
            <text:p text:style-name="P1"><text:span text:style-name="T3">Stand-By Arrangement for Iraq (a precondition for a Paris Club deal on debt reduction). </text:span></text:p>
          </draw:text-box>
        </draw:frame>
        <draw:frame draw:style-name="gr1" draw:text-style-name="P2" draw:layer="layout" svg:width="16.351cm" svg:height="0.475cm" svg:x="2.2cm" svg:y="19.815cm">
          <draw:text-box>
            <text:p text:style-name="P1"><text:span text:style-name="T3">DFID hoped to deploy advisers to support the Iraqi Government in its negotiations with </text:span></text:p>
          </draw:text-box>
        </draw:frame>
        <draw:frame draw:style-name="gr1" draw:text-style-name="P2" draw:layer="layout" svg:width="1.628cm" svg:height="0.475cm" svg:x="2.2cm" svg:y="20.38cm">
          <draw:text-box>
            <text:p text:style-name="P1"><text:span text:style-name="T3">the IMF. </text:span></text:p>
          </draw:text-box>
        </draw:frame>
        <draw:frame draw:style-name="gr1" draw:text-style-name="P2" draw:layer="layout" svg:width="15.564cm" svg:height="0.475cm" svg:x="2.2cm" svg:y="21.294cm">
          <draw:text-box>
            <text:p text:style-name="P1"><text:span text:style-name="T6">42. </text:span><text:span text:style-name="T3"><text:s/>A UK Trade and Investment (UKTI) secondee to the PCO told an official at the </text:span></text:p>
          </draw:text-box>
        </draw:frame>
        <draw:frame draw:style-name="gr1" draw:text-style-name="P2" draw:layer="layout" svg:width="15.623cm" svg:height="0.475cm" svg:x="2.2cm" svg:y="21.858cm">
          <draw:text-box>
            <text:p text:style-name="P1"><text:span text:style-name="T3">British Embassy Baghdad on 7 August that he was not aware of any PCO policy to </text:span></text:p>
          </draw:text-box>
        </draw:frame>
        <draw:frame draw:style-name="gr1" draw:text-style-name="P2" draw:layer="layout" svg:width="9.519cm" svg:height="0.475cm" svg:x="2.2cm" svg:y="22.423cm">
          <draw:text-box>
            <text:p text:style-name="P1"><text:span text:style-name="T3">withhold support from Basra in favour of US areas.</text:span></text:p>
          </draw:text-box>
        </draw:frame>
        <draw:frame draw:style-name="gr5" draw:text-style-name="P6" draw:layer="layout" svg:width="0.273cm" svg:height="0.276cm" svg:x="11.682cm" svg:y="22.442cm">
          <draw:text-box>
            <text:p text:style-name="P1"><text:span text:style-name="T8">17</text:span></text:p>
          </draw:text-box>
        </draw:frame>
        <draw:frame draw:style-name="gr1" draw:text-style-name="P2" draw:layer="layout" svg:width="6.92cm" svg:height="0.475cm" svg:x="11.957cm" svg:y="22.423cm">
          <draw:text-box>
            <text:p text:style-name="P1"><text:span text:style-name="T3"><text:s/></text:span><text:span text:style-name="T3">The official described the seconde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9.387cm" svg:height="0.475cm" svg:x="2.2cm" svg:y="22.987cm">
          <draw:text-box>
            <text:p text:style-name="P1"><text:span text:style-name="T3">as “generally very well informed on PCO policies”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15 </text:span></text:p>
          </draw:text-box>
        </draw:frame>
        <draw:frame draw:style-name="gr4" draw:text-style-name="P5" draw:layer="layout" svg:width="15.2cm" svg:height="0.395cm" svg:x="2.532cm" svg:y="25.511cm">
          <draw:text-box>
            <text:p text:style-name="P1"><text:span text:style-name="T11">Letter Phillipson to Adams, 22 July 2004, ‘Prime Minister’s VTC with President Bush, 22 July: Iraq </text:span></text:p>
          </draw:text-box>
        </draw:frame>
        <draw:frame draw:style-name="gr4" draw:text-style-name="P5" draw:layer="layout" svg:width="1.945cm" svg:height="0.395cm" svg:x="2.2cm" svg:y="25.934cm">
          <draw:text-box>
            <text:p text:style-name="P1"><text:span text:style-name="T11">and MEPP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16 </text:span></text:p>
          </draw:text-box>
        </draw:frame>
        <draw:frame draw:style-name="gr4" draw:text-style-name="P5" draw:layer="layout" svg:width="12.397cm" svg:height="0.395cm" svg:x="2.52cm" svg:y="26.357cm">
          <draw:text-box>
            <text:p text:style-name="P1"><text:span text:style-name="T11">Annotated Agenda, 22 July 2004, Ad Hoc Group on Iraq Rehabilitation meeting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17 </text:span></text:p>
          </draw:text-box>
        </draw:frame>
        <draw:frame draw:style-name="gr4" draw:text-style-name="P5" draw:layer="layout" svg:width="13.959cm" svg:height="0.395cm" svg:x="2.532cm" svg:y="26.781cm">
          <draw:text-box>
            <text:p text:style-name="P1"><text:span text:style-name="T11">Email FCO [junior official] to FCO [junior official], 7 August 2004, ‘PCO Manning in Basra’. 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line draw:style-name="gr9" draw:text-style-name="P7" draw:layer="layout" svg:x1="2.199cm" svg:y1="4.996cm" svg:x2="2.976cm" svg:y2="4.99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05</text:span></text:p>
          </draw:text-box>
        </draw:frame>
        <draw:frame draw:style-name="gr1" draw:text-style-name="P2" draw:layer="layout" svg:width="14.89cm" svg:height="0.475cm" svg:x="2.2cm" svg:y="2.525cm">
          <draw:text-box>
            <text:p text:style-name="P1"><text:span text:style-name="T6">43. </text:span><text:span text:style-name="T3"><text:s/>Section 9.3 describes the Sadrist uprising in Najaf in early August, and the </text:span></text:p>
          </draw:text-box>
        </draw:frame>
        <draw:frame draw:style-name="gr1" draw:text-style-name="P2" draw:layer="layout" svg:width="8.1cm" svg:height="0.475cm" svg:x="2.2cm" svg:y="3.09cm">
          <draw:text-box>
            <text:p text:style-name="P1"><text:span text:style-name="T3">deteriorating security situation across Iraq. </text:span></text:p>
          </draw:text-box>
        </draw:frame>
        <draw:frame draw:style-name="gr1" draw:text-style-name="P2" draw:layer="layout" svg:width="15.826cm" svg:height="0.475cm" svg:x="2.2cm" svg:y="4.004cm">
          <draw:text-box>
            <text:p text:style-name="P1"><text:span text:style-name="T6">44. </text:span><text:span text:style-name="T3"><text:s/>Mr Blair concluded at the end of August that Prime Minister Allawi needed “help </text:span></text:p>
          </draw:text-box>
        </draw:frame>
        <draw:frame draw:style-name="gr1" draw:text-style-name="P2" draw:layer="layout" svg:width="15.708cm" svg:height="0.475cm" svg:x="2.2cm" svg:y="4.568cm">
          <draw:text-box>
            <text:p text:style-name="P1"><text:span text:style-name="T3">now”. That help included accelerating the pace of reconstruction, so that Iraqis saw </text:span></text:p>
          </draw:text-box>
        </draw:frame>
        <draw:frame draw:style-name="gr1" draw:text-style-name="P2" draw:layer="layout" svg:width="9.43cm" svg:height="0.475cm" svg:x="2.2cm" svg:y="5.133cm">
          <draw:text-box>
            <text:p text:style-name="P1"><text:span text:style-name="T3">improvements before the January 2005 elections. </text:span></text:p>
          </draw:text-box>
        </draw:frame>
        <draw:frame draw:style-name="gr1" draw:text-style-name="P2" draw:layer="layout" svg:width="14.306cm" svg:height="0.475cm" svg:x="2.2cm" svg:y="6.047cm">
          <draw:text-box>
            <text:p text:style-name="P1"><text:span text:style-name="T6">45. </text:span><text:span text:style-name="T3"><text:s/>Mr Phillipson wrote to the Cabinet Office on 20 August to commission a:</text:span></text:p>
          </draw:text-box>
        </draw:frame>
        <draw:frame draw:style-name="gr1" draw:text-style-name="P2" draw:layer="layout" svg:width="12.597cm" svg:height="0.475cm" svg:x="2.95cm" svg:y="6.962cm">
          <draw:text-box>
            <text:p text:style-name="P1"><text:span text:style-name="T3">“… </text:span><text:span text:style-name="T3">full picture of the situation in Iraq after the National Conference,</text:span></text:p>
          </draw:text-box>
        </draw:frame>
        <draw:frame draw:style-name="gr5" draw:text-style-name="P6" draw:layer="layout" svg:width="0.273cm" svg:height="0.276cm" svg:x="15.492cm" svg:y="6.981cm">
          <draw:text-box>
            <text:p text:style-name="P1"><text:span text:style-name="T8">18</text:span></text:p>
          </draw:text-box>
        </draw:frame>
        <draw:frame draw:style-name="gr1" draw:text-style-name="P2" draw:layer="layout" svg:width="2.411cm" svg:height="0.475cm" svg:x="15.767cm" svg:y="6.962cm">
          <draw:text-box>
            <text:p text:style-name="P1"><text:span text:style-name="T3"><text:s/></text:span><text:span text:style-name="T3">how we are </text:span></text:p>
          </draw:text-box>
        </draw:frame>
        <draw:frame draw:style-name="gr1" draw:text-style-name="P2" draw:layer="layout" svg:width="15.166cm" svg:height="0.475cm" svg:x="2.95cm" svg:y="7.526cm">
          <draw:text-box>
            <text:p text:style-name="P1"><text:span text:style-name="T3">going to get from here to successful elections in January, and the challenges we </text:span></text:p>
          </draw:text-box>
        </draw:frame>
        <draw:frame draw:style-name="gr1" draw:text-style-name="P2" draw:layer="layout" svg:width="1.81cm" svg:height="0.475cm" svg:x="2.95cm" svg:y="8.091cm">
          <draw:text-box>
            <text:p text:style-name="P1"><text:span text:style-name="T3">will face.” </text:span></text:p>
          </draw:text-box>
        </draw:frame>
        <draw:frame draw:style-name="gr5" draw:text-style-name="P6" draw:layer="layout" svg:width="0.273cm" svg:height="0.276cm" svg:x="4.75cm" svg:y="8.109cm">
          <draw:text-box>
            <text:p text:style-name="P1"><text:span text:style-name="T8">19</text:span></text:p>
          </draw:text-box>
        </draw:frame>
        <draw:frame draw:style-name="gr1" draw:text-style-name="P2" draw:layer="layout" svg:width="16.609cm" svg:height="0.475cm" svg:x="2.2cm" svg:y="9.005cm">
          <draw:text-box>
            <text:p text:style-name="P1"><text:span text:style-name="T6">46. </text:span><text:span text:style-name="T3"><text:s/>Mr Phillipson advised that the request followed a “long discussion” the previous day </text:span></text:p>
          </draw:text-box>
        </draw:frame>
        <draw:frame draw:style-name="gr1" draw:text-style-name="P2" draw:layer="layout" svg:width="16.77cm" svg:height="0.475cm" svg:x="2.2cm" svg:y="9.57cm">
          <draw:text-box>
            <text:p text:style-name="P1"><text:span text:style-name="T3">with Mr Blair, who had observed that the security situation, the slow rate at which the ISF </text:span></text:p>
          </draw:text-box>
        </draw:frame>
        <draw:frame draw:style-name="gr1" draw:text-style-name="P2" draw:layer="layout" svg:width="16.279cm" svg:height="0.475cm" svg:x="2.2cm" svg:y="10.134cm">
          <draw:text-box>
            <text:p text:style-name="P1"><text:span text:style-name="T3">was being trained and equipped, and “ongoing difficulties” with reconstruction posed a </text:span></text:p>
          </draw:text-box>
        </draw:frame>
        <draw:frame draw:style-name="gr1" draw:text-style-name="P2" draw:layer="layout" svg:width="10.928cm" svg:height="0.475cm" svg:x="2.2cm" svg:y="10.698cm">
          <draw:text-box>
            <text:p text:style-name="P1"><text:span text:style-name="T3">real risk to the achievement of the UK’s objectives in Iraq. </text:span></text:p>
          </draw:text-box>
        </draw:frame>
        <draw:frame draw:style-name="gr1" draw:text-style-name="P2" draw:layer="layout" svg:width="16.499cm" svg:height="0.475cm" svg:x="2.2cm" svg:y="11.613cm">
          <draw:text-box>
            <text:p text:style-name="P1"><text:span text:style-name="T6">47. </text:span><text:span text:style-name="T3"><text:s/>The British Embassy Office Basra reported by telegram on 24 August that the PCO </text:span></text:p>
          </draw:text-box>
        </draw:frame>
        <draw:frame draw:style-name="gr1" draw:text-style-name="P2" draw:layer="layout" svg:width="7.415cm" svg:height="0.475cm" svg:x="2.2cm" svg:y="12.177cm">
          <draw:text-box>
            <text:p text:style-name="P1"><text:span text:style-name="T3">Regional Co-ordinator had now arrived.</text:span></text:p>
          </draw:text-box>
        </draw:frame>
        <draw:frame draw:style-name="gr5" draw:text-style-name="P6" draw:layer="layout" svg:width="0.273cm" svg:height="0.276cm" svg:x="9.589cm" svg:y="12.196cm">
          <draw:text-box>
            <text:p text:style-name="P1"><text:span text:style-name="T8">20</text:span></text:p>
          </draw:text-box>
        </draw:frame>
        <draw:frame draw:style-name="gr1" draw:text-style-name="P2" draw:layer="layout" svg:width="8.698cm" svg:height="0.475cm" svg:x="9.863cm" svg:y="12.177cm">
          <draw:text-box>
            <text:p text:style-name="P1"><text:span text:style-name="T3"><text:s/></text:span><text:span text:style-name="T3">The Co-ordinator expected the PCO to “have </text:span></text:p>
          </draw:text-box>
        </draw:frame>
        <draw:frame draw:style-name="gr1" draw:text-style-name="P2" draw:layer="layout" svg:width="16.66cm" svg:height="0.475cm" svg:x="2.2cm" svg:y="12.742cm">
          <draw:text-box>
            <text:p text:style-name="P1"><text:span text:style-name="T3">an impact on the ground” in the last quarter of 2004; the British Embassy Office doubted </text:span></text:p>
          </draw:text-box>
        </draw:frame>
        <draw:frame draw:style-name="gr1" draw:text-style-name="P2" draw:layer="layout" svg:width="7.305cm" svg:height="0.475cm" svg:x="2.2cm" svg:y="13.306cm">
          <draw:text-box>
            <text:p text:style-name="P1"><text:span text:style-name="T3">that the PCO could meet that timeline. </text:span></text:p>
          </draw:text-box>
        </draw:frame>
        <draw:frame draw:style-name="gr1" draw:text-style-name="P2" draw:layer="layout" svg:width="16.596cm" svg:height="0.475cm" svg:x="2.2cm" svg:y="14.221cm">
          <draw:text-box>
            <text:p text:style-name="P1"><text:span text:style-name="T6">48. </text:span><text:span text:style-name="T3"><text:s/>On 27 August, in response to Mr Phillipson’s commission, the IPU provided a paper </text:span></text:p>
          </draw:text-box>
        </draw:frame>
        <draw:frame draw:style-name="gr1" draw:text-style-name="P2" draw:layer="layout" svg:width="4.13cm" svg:height="0.475cm" svg:x="2.2cm" svg:y="14.785cm">
          <draw:text-box>
            <text:p text:style-name="P1"><text:span text:style-name="T3">for the Cabinet Office.</text:span></text:p>
          </draw:text-box>
        </draw:frame>
        <draw:frame draw:style-name="gr5" draw:text-style-name="P6" draw:layer="layout" svg:width="0.273cm" svg:height="0.276cm" svg:x="6.318cm" svg:y="14.804cm">
          <draw:text-box>
            <text:p text:style-name="P1"><text:span text:style-name="T8">21</text:span></text:p>
          </draw:text-box>
        </draw:frame>
        <draw:frame draw:style-name="gr1" draw:text-style-name="P2" draw:layer="layout" svg:width="11.344cm" svg:height="0.475cm" svg:x="6.592cm" svg:y="14.785cm">
          <draw:text-box>
            <text:p text:style-name="P1"><text:span text:style-name="T3"><text:s/></text:span><text:span text:style-name="T3">Mr Neil Crompton, the Head of the IPU, advised Mr Straw’s </text:span></text:p>
          </draw:text-box>
        </draw:frame>
        <draw:frame draw:style-name="gr1" draw:text-style-name="P2" draw:layer="layout" svg:width="12.249cm" svg:height="0.475cm" svg:x="2.2cm" svg:y="15.35cm">
          <draw:text-box>
            <text:p text:style-name="P1"><text:span text:style-name="T3">Private Office that the paper contained “little new in policy terms”.</text:span></text:p>
          </draw:text-box>
        </draw:frame>
        <draw:frame draw:style-name="gr1" draw:text-style-name="P2" draw:layer="layout" svg:width="16.558cm" svg:height="0.475cm" svg:x="2.2cm" svg:y="16.264cm">
          <draw:text-box>
            <text:p text:style-name="P1"><text:span text:style-name="T6">49. </text:span><text:span text:style-name="T3"><text:s/>The IPU paper concluded that the strategy agreed by DOP on 15 July was the right </text:span></text:p>
          </draw:text-box>
        </draw:frame>
        <draw:frame draw:style-name="gr1" draw:text-style-name="P2" draw:layer="layout" svg:width="7.872cm" svg:height="0.475cm" svg:x="2.2cm" svg:y="16.828cm">
          <draw:text-box>
            <text:p text:style-name="P1"><text:span text:style-name="T3">one, but would require regular fine-tuning.</text:span></text:p>
          </draw:text-box>
        </draw:frame>
        <draw:frame draw:style-name="gr5" draw:text-style-name="P6" draw:layer="layout" svg:width="0.273cm" svg:height="0.276cm" svg:x="10.037cm" svg:y="16.847cm">
          <draw:text-box>
            <text:p text:style-name="P1"><text:span text:style-name="T8">22</text:span></text:p>
          </draw:text-box>
        </draw:frame>
        <draw:frame draw:style-name="gr1" draw:text-style-name="P2" draw:layer="layout" svg:width="5.485cm" svg:height="0.475cm" svg:x="10.311cm" svg:y="16.828cm">
          <draw:text-box>
            <text:p text:style-name="P1"><text:span text:style-name="T3"><text:s/></text:span><text:span text:style-name="T3">Its key judgements included:</text:span></text:p>
          </draw:text-box>
        </draw:frame>
        <draw:frame draw:style-name="gr3" draw:text-style-name="P4" draw:layer="layout" svg:width="0.634cm" svg:height="0.712cm" svg:x="2.95cm" svg:y="17.5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23cm" svg:height="0.475cm" svg:x="3.7cm" svg:y="17.743cm">
          <draw:text-box>
            <text:p text:style-name="P1"><text:span text:style-name="T3">The IIG had made a good start, but needed to deliver results soon, particularly </text:span></text:p>
          </draw:text-box>
        </draw:frame>
        <draw:frame draw:style-name="gr1" draw:text-style-name="P2" draw:layer="layout" svg:width="7.842cm" svg:height="0.475cm" svg:x="3.7cm" svg:y="18.307cm">
          <draw:text-box>
            <text:p text:style-name="P1"><text:span text:style-name="T3">on security but also on essential services.</text:span></text:p>
          </draw:text-box>
        </draw:frame>
        <draw:frame draw:style-name="gr3" draw:text-style-name="P4" draw:layer="layout" svg:width="0.634cm" svg:height="0.712cm" svg:x="2.95cm" svg:y="18.8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57cm" svg:height="0.475cm" svg:x="3.7cm" svg:y="18.972cm">
          <draw:text-box>
            <text:p text:style-name="P1"><text:span text:style-name="T3">There was growing “disquiet” in the “previously benign” South, reinforced by </text:span></text:p>
          </draw:text-box>
        </draw:frame>
        <draw:frame draw:style-name="gr1" draw:text-style-name="P2" draw:layer="layout" svg:width="13.959cm" svg:height="0.475cm" svg:x="3.7cm" svg:y="19.536cm">
          <draw:text-box>
            <text:p text:style-name="P1"><text:span text:style-name="T3">a sense that Baghdad and the US were neglecting its interests. Politically, </text:span></text:p>
          </draw:text-box>
        </draw:frame>
        <draw:frame draw:style-name="gr1" draw:text-style-name="P2" draw:layer="layout" svg:width="13.934cm" svg:height="0.475cm" svg:x="3.7cm" svg:y="20.101cm">
          <draw:text-box>
            <text:p text:style-name="P1"><text:span text:style-name="T3">Basra and Maysan were paralysed by power struggles, hindering work on </text:span></text:p>
          </draw:text-box>
        </draw:frame>
        <draw:frame draw:style-name="gr1" draw:text-style-name="P2" draw:layer="layout" svg:width="5.281cm" svg:height="0.475cm" svg:x="3.7cm" svg:y="20.665cm">
          <draw:text-box>
            <text:p text:style-name="P1"><text:span text:style-name="T3">reconstruction and security. </text:span></text:p>
          </draw:text-box>
        </draw:frame>
        <draw:frame draw:style-name="gr3" draw:text-style-name="P4" draw:layer="layout" svg:width="0.634cm" svg:height="0.712cm" svg:x="2.95cm" svg:y="21.1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75cm" svg:height="0.475cm" svg:x="3.7cm" svg:y="21.33cm">
          <draw:text-box>
            <text:p text:style-name="P1"><text:span text:style-name="T3">Iraq was “awash with reconstruction funds”. The challenge was delivering </text:span></text:p>
          </draw:text-box>
        </draw:frame>
        <draw:line draw:style-name="gr6" draw:text-style-name="P7" draw:layer="layout" svg:x1="2.199cm" svg:y1="22.89cm" svg:x2="7.3cm" svg:y2="22.89cm">
          <text:p/>
        </draw:line>
        <draw:frame draw:style-name="gr1" draw:text-style-name="P2" draw:layer="layout" svg:width="10.323cm" svg:height="0.475cm" svg:x="3.7cm" svg:y="21.894cm">
          <draw:text-box>
            <text:p text:style-name="P1"><text:span text:style-name="T3">quickly on the ground. Security was a major hindrance.</text:span></text:p>
          </draw:text-box>
        </draw:frame>
        <draw:frame draw:style-name="gr7" draw:text-style-name="P8" draw:layer="layout" svg:width="0.29cm" svg:height="0.23cm" svg:x="2.2cm" svg:y="23.41cm">
          <draw:text-box>
            <text:p text:style-name="P1"><text:span text:style-name="T10">18 </text:span></text:p>
          </draw:text-box>
        </draw:frame>
        <draw:frame draw:style-name="gr4" draw:text-style-name="P5" draw:layer="layout" svg:width="16.038cm" svg:height="0.395cm" svg:x="2.532cm" svg:y="23.394cm">
          <draw:text-box>
            <text:p text:style-name="P1"><text:span text:style-name="T11">From 15 to 18 August a National Conference was held to select an Iraqi Interim National Council (IINC) </text:span></text:p>
          </draw:text-box>
        </draw:frame>
        <draw:frame draw:style-name="gr4" draw:text-style-name="P5" draw:layer="layout" svg:width="15.805cm" svg:height="0.395cm" svg:x="2.2cm" svg:y="23.817cm">
          <draw:text-box>
            <text:p text:style-name="P1"><text:span text:style-name="T11">of 100 members to oversee the Iraqi Interim Government until the election of the Transitional National </text:span></text:p>
          </draw:text-box>
        </draw:frame>
        <draw:line draw:style-name="gr8" draw:text-style-name="P7" draw:layer="layout" svg:x1="2.531cm" svg:y1="25.02cm" svg:x2="12.826cm" svg:y2="25.02cm">
          <text:p/>
        </draw:line>
        <draw:frame draw:style-name="gr4" draw:text-style-name="P5" draw:layer="layout" svg:width="4.218cm" svg:height="0.395cm" svg:x="2.2cm" svg:y="24.241cm">
          <draw:text-box>
            <text:p text:style-name="P1"><text:span text:style-name="T11">Assembly in January 2005.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19 </text:span></text:p>
          </draw:text-box>
        </draw:frame>
        <draw:frame draw:style-name="gr4" draw:text-style-name="P5" draw:layer="layout" svg:width="10.327cm" svg:height="0.395cm" svg:x="2.532cm" svg:y="24.664cm">
          <draw:text-box>
            <text:p text:style-name="P1"><text:span text:style-name="T5">Letter Phillipson to Fergusson, 20 August 2004, ‘Iraq: Next Steps’.</text:span><text:span text:style-name="T11">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20 </text:span></text:p>
          </draw:text-box>
        </draw:frame>
        <draw:frame draw:style-name="gr4" draw:text-style-name="P5" draw:layer="layout" svg:width="15.492cm" svg:height="0.395cm" svg:x="2.528cm" svg:y="25.087cm">
          <draw:text-box>
            <text:p text:style-name="P1"><text:span text:style-name="T11">Telegram 130 Basra to FCO London, 24 August 2004, ‘southern Iraq: PCO and Saudi Development </text:span></text:p>
          </draw:text-box>
        </draw:frame>
        <draw:line draw:style-name="gr8" draw:text-style-name="P7" draw:layer="layout" svg:x1="2.531cm" svg:y1="26.29cm" svg:x2="18.44cm" svg:y2="26.29cm">
          <text:p/>
        </draw:line>
        <draw:line draw:style-name="gr8" draw:text-style-name="P7" draw:layer="layout" svg:x1="2.199cm" svg:y1="26.714cm" svg:x2="7.632cm" svg:y2="26.714cm">
          <text:p/>
        </draw:line>
        <draw:frame draw:style-name="gr4" draw:text-style-name="P5" draw:layer="layout" svg:width="1.073cm" svg:height="0.395cm" svg:x="2.2cm" svg:y="25.511cm">
          <draw:text-box>
            <text:p text:style-name="P1"><text:span text:style-name="T11">Fund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21 </text:span></text:p>
          </draw:text-box>
        </draw:frame>
        <draw:frame draw:style-name="gr4" draw:text-style-name="P5" draw:layer="layout" svg:width="15.814cm" svg:height="0.395cm" svg:x="2.532cm" svg:y="25.934cm">
          <draw:text-box>
            <text:p text:style-name="P1"><text:span text:style-name="T5">Minute Crompton to Private Secretary [FCO], 27 August 2004, ‘Iraq: Next Steps’ attaching Paper IPU, </text:span></text:p>
          </draw:text-box>
        </draw:frame>
        <draw:line draw:style-name="gr8" draw:text-style-name="P7" draw:layer="layout" svg:x1="2.531cm" svg:y1="27.137cm" svg:x2="9.787cm" svg:y2="27.137cm">
          <text:p/>
        </draw:line>
        <draw:frame draw:style-name="gr4" draw:text-style-name="P5" draw:layer="layout" svg:width="5.492cm" svg:height="0.395cm" svg:x="2.2cm" svg:y="26.357cm">
          <draw:text-box>
            <text:p text:style-name="P1"><text:span text:style-name="T5">27 August 2004, ‘Iraq: Next Steps’.</text:span><text:span text:style-name="T11">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22 </text:span></text:p>
          </draw:text-box>
        </draw:frame>
        <draw:frame draw:style-name="gr4" draw:text-style-name="P5" draw:layer="layout" svg:width="7.304cm" svg:height="0.395cm" svg:x="2.532cm" svg:y="26.781cm">
          <draw:text-box>
            <text:p text:style-name="P1"><text:span text:style-name="T5">Paper IPU, 27 August 2004, ‘Iraq: Next Steps’.</text:span><text:span text:style-name="T11"> 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9" draw:text-style-name="P7" draw:layer="layout" svg:x1="7.236cm" svg:y1="15.627cm" svg:x2="16.482cm" svg:y2="15.627cm">
          <text:p/>
        </draw:line>
        <draw:line draw:style-name="gr9" draw:text-style-name="P7" draw:layer="layout" svg:x1="8.55cm" svg:y1="21.193cm" svg:x2="9.326cm" svg:y2="21.193cm">
          <text:p/>
        </draw:line>
        <draw:line draw:style-name="gr9" draw:text-style-name="P7" draw:layer="layout" svg:x1="5.35cm" svg:y1="21.757cm" svg:x2="6.103cm" svg:y2="21.75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06</text:span></text:p>
          </draw:text-box>
        </draw:frame>
        <draw:frame draw:style-name="gr1" draw:text-style-name="P2" draw:layer="layout" svg:width="16.626cm" svg:height="0.475cm" svg:x="2.2cm" svg:y="2.525cm">
          <draw:text-box>
            <text:p text:style-name="P1"><text:span text:style-name="T6">50. </text:span><text:span text:style-name="T3"><text:s/>The paper stated that President Bush was letting US officials in Baghdad “make the </text:span></text:p>
          </draw:text-box>
        </draw:frame>
        <draw:frame draw:style-name="gr1" draw:text-style-name="P2" draw:layer="layout" svg:width="16.465cm" svg:height="0.475cm" svg:x="2.2cm" svg:y="3.09cm">
          <draw:text-box>
            <text:p text:style-name="P1"><text:span text:style-name="T3">running”, and recommended that the UK focus its effort with the President on a few key </text:span></text:p>
          </draw:text-box>
        </draw:frame>
        <draw:frame draw:style-name="gr1" draw:text-style-name="P2" draw:layer="layout" svg:width="16.732cm" svg:height="0.475cm" svg:x="2.2cm" svg:y="3.654cm">
          <draw:text-box>
            <text:p text:style-name="P1"><text:span text:style-name="T3">areas where Washington could make a difference, including ensuring that the US did not </text:span></text:p>
          </draw:text-box>
        </draw:frame>
        <draw:frame draw:style-name="gr1" draw:text-style-name="P2" draw:layer="layout" svg:width="8.397cm" svg:height="0.475cm" svg:x="2.2cm" svg:y="4.218cm">
          <draw:text-box>
            <text:p text:style-name="P1"><text:span text:style-name="T3">take reconstruction in the South for granted. </text:span></text:p>
          </draw:text-box>
        </draw:frame>
        <draw:frame draw:style-name="gr1" draw:text-style-name="P2" draw:layer="layout" svg:width="15.851cm" svg:height="0.475cm" svg:x="2.2cm" svg:y="5.133cm">
          <draw:text-box>
            <text:p text:style-name="P1"><text:span text:style-name="T6">51. </text:span><text:span text:style-name="T3"><text:s/>The paper retained the three reconstruction objectives that DOP had agreed on </text:span></text:p>
          </draw:text-box>
        </draw:frame>
        <draw:frame draw:style-name="gr1" draw:text-style-name="P2" draw:layer="layout" svg:width="16.228cm" svg:height="0.475cm" svg:x="2.2cm" svg:y="5.697cm">
          <draw:text-box>
            <text:p text:style-name="P1"><text:span text:style-name="T3">15 July (a functioning Iraqi Government, reconstruction programmes funded by others </text:span></text:p>
          </draw:text-box>
        </draw:frame>
        <draw:frame draw:style-name="gr1" draw:text-style-name="P2" draw:layer="layout" svg:width="16.533cm" svg:height="0.475cm" svg:x="2.2cm" svg:y="6.262cm">
          <draw:text-box>
            <text:p text:style-name="P1"><text:span text:style-name="T3">delivering quickly and well, and a reduction in subsidies and an agreed IMF programme </text:span></text:p>
          </draw:text-box>
        </draw:frame>
        <draw:frame draw:style-name="gr1" draw:text-style-name="P2" draw:layer="layout" svg:width="7.918cm" svg:height="0.475cm" svg:x="2.2cm" svg:y="6.826cm">
          <draw:text-box>
            <text:p text:style-name="P1"><text:span text:style-name="T3">leading to debt relief by December 2004). </text:span></text:p>
          </draw:text-box>
        </draw:frame>
        <draw:frame draw:style-name="gr1" draw:text-style-name="P2" draw:layer="layout" svg:width="14.023cm" svg:height="0.475cm" svg:x="2.2cm" svg:y="7.741cm">
          <draw:text-box>
            <text:p text:style-name="P1"><text:span text:style-name="T6">52. </text:span><text:span text:style-name="T3"><text:s/>Mr Phillipson passed the IPU paper to Mr Blair, after discussing it with </text:span></text:p>
          </draw:text-box>
        </draw:frame>
        <draw:frame draw:style-name="gr1" draw:text-style-name="P2" draw:layer="layout" svg:width="3.799cm" svg:height="0.475cm" svg:x="2.2cm" svg:y="8.305cm">
          <draw:text-box>
            <text:p text:style-name="P1"><text:span text:style-name="T3">Sir Nigel Sheinwald.</text:span></text:p>
          </draw:text-box>
        </draw:frame>
        <draw:frame draw:style-name="gr5" draw:text-style-name="P6" draw:layer="layout" svg:width="0.273cm" svg:height="0.276cm" svg:x="5.988cm" svg:y="8.324cm">
          <draw:text-box>
            <text:p text:style-name="P1"><text:span text:style-name="T8">23</text:span></text:p>
          </draw:text-box>
        </draw:frame>
        <draw:frame draw:style-name="gr1" draw:text-style-name="P2" draw:layer="layout" svg:width="11.801cm" svg:height="0.475cm" svg:x="6.263cm" svg:y="8.305cm">
          <draw:text-box>
            <text:p text:style-name="P1"><text:span text:style-name="T3"><text:s/></text:span><text:span text:style-name="T3">Mr Phillipson’s covering minute stated that the IPU paper was </text:span></text:p>
          </draw:text-box>
        </draw:frame>
        <draw:frame draw:style-name="gr1" draw:text-style-name="P2" draw:layer="layout" svg:width="16.656cm" svg:height="0.475cm" svg:x="2.2cm" svg:y="8.87cm">
          <draw:text-box>
            <text:p text:style-name="P1"><text:span text:style-name="T3">“</text:span><text:span text:style-name="T3">too vague”, did not reflect the “loss of control” in Basra and elsewhere, and did not offer </text:span></text:p>
          </draw:text-box>
        </draw:frame>
        <draw:frame draw:style-name="gr1" draw:text-style-name="P2" draw:layer="layout" svg:width="16.106cm" svg:height="0.475cm" svg:x="2.2cm" svg:y="9.434cm">
          <draw:text-box>
            <text:p text:style-name="P1"><text:span text:style-name="T3">a clear way forward. He recalled that Mr Blair had asked for the “unvarnished truth so </text:span></text:p>
          </draw:text-box>
        </draw:frame>
        <draw:frame draw:style-name="gr1" draw:text-style-name="P2" draw:layer="layout" svg:width="16.762cm" svg:height="0.475cm" svg:x="2.2cm" svg:y="9.998cm">
          <draw:text-box>
            <text:p text:style-name="P1"><text:span text:style-name="T3">that we can engage in a frank discussion about how we can help the IIG restore control”. </text:span></text:p>
          </draw:text-box>
        </draw:frame>
        <draw:frame draw:style-name="gr1" draw:text-style-name="P2" draw:layer="layout" svg:width="16.63cm" svg:height="0.475cm" svg:x="2.2cm" svg:y="10.913cm">
          <draw:text-box>
            <text:p text:style-name="P1"><text:span text:style-name="T6">53. </text:span><text:span text:style-name="T3"><text:s/>Mr Phillipson recommended that a new paper should be commissioned, broken into </text:span></text:p>
          </draw:text-box>
        </draw:frame>
        <draw:frame draw:style-name="gr1" draw:text-style-name="P2" draw:layer="layout" svg:width="2.766cm" svg:height="0.475cm" svg:x="2.2cm" svg:y="11.477cm">
          <draw:text-box>
            <text:p text:style-name="P1"><text:span text:style-name="T3">three sections:</text:span></text:p>
          </draw:text-box>
        </draw:frame>
        <draw:frame draw:style-name="gr3" draw:text-style-name="P4" draw:layer="layout" svg:width="0.634cm" svg:height="0.712cm" svg:x="2.95cm" svg:y="12.2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79cm" svg:height="0.475cm" svg:x="3.7cm" svg:y="12.392cm">
          <draw:text-box>
            <text:p text:style-name="P1"><text:span text:style-name="T3">how to ensure that the elections took place, on time, in January 2005;</text:span></text:p>
          </draw:text-box>
        </draw:frame>
        <draw:frame draw:style-name="gr3" draw:text-style-name="P4" draw:layer="layout" svg:width="0.634cm" svg:height="0.712cm" svg:x="2.95cm" svg:y="12.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61cm" svg:height="0.475cm" svg:x="3.7cm" svg:y="13.056cm">
          <draw:text-box>
            <text:p text:style-name="P1"><text:span text:style-name="T3">how the Sunni triangle could be brought “back under control”; and </text:span></text:p>
          </draw:text-box>
        </draw:frame>
        <draw:frame draw:style-name="gr3" draw:text-style-name="P4" draw:layer="layout" svg:width="0.634cm" svg:height="0.712cm" svg:x="2.95cm" svg:y="13.5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089cm" svg:height="0.475cm" svg:x="3.7cm" svg:y="13.721cm">
          <draw:text-box>
            <text:p text:style-name="P1"><text:span text:style-name="T3">how order could be restored in Basra.</text:span></text:p>
          </draw:text-box>
        </draw:frame>
        <draw:frame draw:style-name="gr1" draw:text-style-name="P2" draw:layer="layout" svg:width="16.618cm" svg:height="0.475cm" svg:x="2.2cm" svg:y="14.635cm">
          <draw:text-box>
            <text:p text:style-name="P1"><text:span text:style-name="T6">54. </text:span><text:span text:style-name="T3"><text:s/>Mr Phillipson continued that one aspect of the effort to bring the Sunni triangle back </text:span></text:p>
          </draw:text-box>
        </draw:frame>
        <draw:frame draw:style-name="gr1" draw:text-style-name="P2" draw:layer="layout" svg:width="16.436cm" svg:height="0.475cm" svg:x="2.2cm" svg:y="15.2cm">
          <draw:text-box>
            <text:p text:style-name="P1"><text:span text:style-name="T3">under control should be “a short-term programme of intensive reconstruction to make a </text:span></text:p>
          </draw:text-box>
        </draw:frame>
        <draw:frame draw:style-name="gr1" draw:text-style-name="P2" draw:layer="layout" svg:width="12.033cm" svg:height="0.475cm" svg:x="2.2cm" svg:y="15.764cm">
          <draw:text-box>
            <text:p text:style-name="P1"><text:span text:style-name="T3">visible impact to people’s lives – a Sunni outreach programme”. </text:span></text:p>
          </draw:text-box>
        </draw:frame>
        <draw:frame draw:style-name="gr1" draw:text-style-name="P2" draw:layer="layout" svg:width="14.763cm" svg:height="0.475cm" svg:x="2.2cm" svg:y="16.678cm">
          <draw:text-box>
            <text:p text:style-name="P1"><text:span text:style-name="T6">55. </text:span><text:span text:style-name="T3"><text:s/>Mr Blair set out his analysis of the issues in a note to Sir Nigel Sheinwald, </text:span></text:p>
          </draw:text-box>
        </draw:frame>
        <draw:frame draw:style-name="gr1" draw:text-style-name="P2" draw:layer="layout" svg:width="15.763cm" svg:height="0.475cm" svg:x="2.2cm" svg:y="17.243cm">
          <draw:text-box>
            <text:p text:style-name="P1"><text:span text:style-name="T3">Mr Phillipson, Mr Jonathan Powell (No.10 Chief of Staff) and a junior member of his </text:span></text:p>
          </draw:text-box>
        </draw:frame>
        <draw:frame draw:style-name="gr1" draw:text-style-name="P2" draw:layer="layout" svg:width="4.773cm" svg:height="0.475cm" svg:x="2.2cm" svg:y="17.807cm">
          <draw:text-box>
            <text:p text:style-name="P1"><text:span text:style-name="T3">No.10 staff on 29 August.</text:span></text:p>
          </draw:text-box>
        </draw:frame>
        <draw:frame draw:style-name="gr5" draw:text-style-name="P6" draw:layer="layout" svg:width="0.273cm" svg:height="0.276cm" svg:x="6.946cm" svg:y="17.826cm">
          <draw:text-box>
            <text:p text:style-name="P1"><text:span text:style-name="T8">24</text:span></text:p>
          </draw:text-box>
        </draw:frame>
        <draw:frame draw:style-name="gr1" draw:text-style-name="P2" draw:layer="layout" svg:width="1.937cm" svg:height="0.475cm" svg:x="7.221cm" svg:y="17.807cm">
          <draw:text-box>
            <text:p text:style-name="P1"><text:span text:style-name="T3"><text:s/></text:span><text:span text:style-name="T3">He wrote:</text:span></text:p>
          </draw:text-box>
        </draw:frame>
        <draw:frame draw:style-name="gr1" draw:text-style-name="P2" draw:layer="layout" svg:width="14.391cm" svg:height="0.475cm" svg:x="2.95cm" svg:y="18.722cm">
          <draw:text-box>
            <text:p text:style-name="P1"><text:span text:style-name="T3">“</text:span><text:span text:style-name="T3">Our strategy is fine in one sense: Iraqiisation of security and support for the </text:span></text:p>
          </draw:text-box>
        </draw:frame>
        <draw:frame draw:style-name="gr1" draw:text-style-name="P2" draw:layer="layout" svg:width="15.344cm" svg:height="0.475cm" svg:x="2.95cm" svg:y="19.286cm">
          <draw:text-box>
            <text:p text:style-name="P1"><text:span text:style-name="T3">democratic political process. The problem is that the urgency of the situation may </text:span></text:p>
          </draw:text-box>
        </draw:frame>
        <draw:frame draw:style-name="gr1" draw:text-style-name="P2" draw:layer="layout" svg:width="11.191cm" svg:height="0.475cm" svg:x="2.95cm" svg:y="19.851cm">
          <draw:text-box>
            <text:p text:style-name="P1"><text:span text:style-name="T3">overwhelm us and make our timelines for Iraqiisation naïve.</text:span></text:p>
          </draw:text-box>
        </draw:frame>
        <draw:frame draw:style-name="gr1" draw:text-style-name="P2" draw:layer="layout" svg:width="15.907cm" svg:height="0.475cm" svg:x="2.95cm" svg:y="20.765cm">
          <draw:text-box>
            <text:p text:style-name="P1"><text:span text:style-name="T3">“</text:span><text:span text:style-name="T3">The fact is Allawi needs help now; and there has to be a clear sense of our gripping </text:span></text:p>
          </draw:text-box>
        </draw:frame>
        <draw:frame draw:style-name="gr1" draw:text-style-name="P2" draw:layer="layout" svg:width="3.427cm" svg:height="0.475cm" svg:x="2.95cm" svg:y="21.33cm">
          <draw:text-box>
            <text:p text:style-name="P1"><text:span text:style-name="T3">the situation now.”</text:span></text:p>
          </draw:text-box>
        </draw:frame>
        <draw:frame draw:style-name="gr1" draw:text-style-name="P2" draw:layer="layout" svg:width="10.721cm" svg:height="0.475cm" svg:x="2.2cm" svg:y="22.244cm">
          <draw:text-box>
            <text:p text:style-name="P1"><text:span text:style-name="T6">56. </text:span><text:span text:style-name="T3"><text:s/>Mr Blair identified nine immediate actions, including: </text:span></text:p>
          </draw:text-box>
        </draw:frame>
        <draw:frame draw:style-name="gr3" draw:text-style-name="P4" draw:layer="layout" svg:width="0.634cm" svg:height="0.712cm" svg:x="2.95cm" svg:y="23.0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6cm" svg:height="0.475cm" svg:x="3.7cm" svg:y="23.158cm">
          <draw:text-box>
            <text:p text:style-name="P1"><text:span text:style-name="T3">providing Prime Minister Allawi with “first-class political, media and strategic </text:span></text:p>
          </draw:text-box>
        </draw:frame>
        <draw:frame draw:style-name="gr1" draw:text-style-name="P2" draw:layer="layout" svg:width="14.857cm" svg:height="0.475cm" svg:x="3.7cm" svg:y="23.723cm">
          <draw:text-box>
            <text:p text:style-name="P1"><text:span text:style-name="T3">capability … now”, drawing on “the best home-grown Iraqi talent” supported by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531cm" svg:y1="26.714cm" svg:x2="13.551cm" svg:y2="26.714cm">
          <text:p/>
        </draw:line>
        <draw:frame draw:style-name="gr1" draw:text-style-name="P2" draw:layer="layout" svg:width="11.382cm" svg:height="0.475cm" svg:x="3.7cm" svg:y="24.287cm">
          <draw:text-box>
            <text:p text:style-name="P1"><text:span text:style-name="T3">“</text:span><text:span text:style-name="T3">our own people” who should be “hand-picked” immediately;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23 </text:span></text:p>
          </draw:text-box>
        </draw:frame>
        <draw:line draw:style-name="gr8" draw:text-style-name="P7" draw:layer="layout" svg:x1="2.531cm" svg:y1="27.137cm" svg:x2="11.767cm" svg:y2="27.137cm">
          <text:p/>
        </draw:line>
        <draw:frame draw:style-name="gr4" draw:text-style-name="P5" draw:layer="layout" svg:width="11.029cm" svg:height="0.395cm" svg:x="2.532cm" svg:y="26.357cm">
          <draw:text-box>
            <text:p text:style-name="P1"><text:span text:style-name="T5">Minute Phillipson to Prime Minister, 27 August 2004, ‘Iraq: Next Steps’.</text:span><text:span text:style-name="T11">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24 </text:span></text:p>
          </draw:text-box>
        </draw:frame>
        <draw:frame draw:style-name="gr4" draw:text-style-name="P5" draw:layer="layout" svg:width="9.26cm" svg:height="0.395cm" svg:x="2.532cm" svg:y="26.781cm">
          <draw:text-box>
            <text:p text:style-name="P1"><text:span text:style-name="T5">Minute Prime Minister to Sheinwald, 29 August 2004, ‘Iraq’.</text:span><text:span text:style-name="T11"> 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7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48cm" svg:height="0.475cm" svg:x="3.7cm" svg:y="2.525cm">
          <draw:text-box>
            <text:p text:style-name="P1"><text:span text:style-name="T3">examining DFID’s assistance to key Iraqi ministries, in particular defence,</text:span></text:p>
          </draw:text-box>
        </draw:frame>
        <draw:frame draw:style-name="gr5" draw:text-style-name="P6" draw:layer="layout" svg:width="0.273cm" svg:height="0.276cm" svg:x="17.409cm" svg:y="2.544cm">
          <draw:text-box>
            <text:p text:style-name="P1"><text:span text:style-name="T8">25</text:span></text:p>
          </draw:text-box>
        </draw:frame>
        <draw:frame draw:style-name="gr1" draw:text-style-name="P2" draw:layer="layout" svg:width="0.422cm" svg:height="0.475cm" svg:x="17.684cm" svg:y="2.52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3.155cm" svg:height="0.475cm" svg:x="3.7cm" svg:y="3.09cm">
          <draw:text-box>
            <text:p text:style-name="P1"><text:span text:style-name="T3">“</text:span><text:span text:style-name="T3">to ensure real robustness and … if necessary, our people put in”; and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65cm" svg:height="0.475cm" svg:x="3.7cm" svg:y="3.754cm">
          <draw:text-box>
            <text:p text:style-name="P1"><text:span text:style-name="T3">unblocking funding for reconstruction, in the Sunni triangle and elsewhere, </text:span></text:p>
          </draw:text-box>
        </draw:frame>
        <draw:frame draw:style-name="gr1" draw:text-style-name="P2" draw:layer="layout" svg:width="7.868cm" svg:height="0.475cm" svg:x="3.7cm" svg:y="4.318cm">
          <draw:text-box>
            <text:p text:style-name="P1"><text:span text:style-name="T3">as the “key to winning hearts and minds”. </text:span></text:p>
          </draw:text-box>
        </draw:frame>
        <draw:frame draw:style-name="gr1" draw:text-style-name="P2" draw:layer="layout" svg:width="4.582cm" svg:height="0.475cm" svg:x="2.2cm" svg:y="5.233cm">
          <draw:text-box>
            <text:p text:style-name="P1"><text:span text:style-name="T6">57. </text:span><text:span text:style-name="T3"><text:s/>Mr Blair concluded: </text:span></text:p>
          </draw:text-box>
        </draw:frame>
        <draw:frame draw:style-name="gr1" draw:text-style-name="P2" draw:layer="layout" svg:width="14.815cm" svg:height="0.475cm" svg:x="2.95cm" svg:y="6.147cm">
          <draw:text-box>
            <text:p text:style-name="P1"><text:span text:style-name="T3">“</text:span><text:span text:style-name="T3">When I meet Allawi in September, it should be with a coherent plan to change </text:span></text:p>
          </draw:text-box>
        </draw:frame>
        <draw:frame draw:style-name="gr1" draw:text-style-name="P2" draw:layer="layout" svg:width="2.555cm" svg:height="0.475cm" svg:x="2.95cm" svg:y="6.712cm">
          <draw:text-box>
            <text:p text:style-name="P1"><text:span text:style-name="T3">the situation.”</text:span></text:p>
          </draw:text-box>
        </draw:frame>
        <draw:frame draw:style-name="gr1" draw:text-style-name="P2" draw:layer="layout" svg:width="15.898cm" svg:height="0.475cm" svg:x="2.2cm" svg:y="7.626cm">
          <draw:text-box>
            <text:p text:style-name="P1"><text:span text:style-name="T6">58. </text:span><text:span text:style-name="T3"><text:s/>Mr Benn visited Iraq from 31 August to 1 September, despite significant security </text:span></text:p>
          </draw:text-box>
        </draw:frame>
        <draw:frame draw:style-name="gr1" draw:text-style-name="P2" draw:layer="layout" svg:width="1.844cm" svg:height="0.475cm" svg:x="2.2cm" svg:y="8.191cm">
          <draw:text-box>
            <text:p text:style-name="P1"><text:span text:style-name="T3">concerns.</text:span></text:p>
          </draw:text-box>
        </draw:frame>
        <draw:frame draw:style-name="gr5" draw:text-style-name="P6" draw:layer="layout" svg:width="0.273cm" svg:height="0.276cm" svg:x="4.035cm" svg:y="8.209cm">
          <draw:text-box>
            <text:p text:style-name="P1"><text:span text:style-name="T8">26</text:span></text:p>
          </draw:text-box>
        </draw:frame>
        <draw:frame draw:style-name="gr1" draw:text-style-name="P2" draw:layer="layout" svg:width="13.714cm" svg:height="0.475cm" svg:x="4.31cm" svg:y="8.191cm">
          <draw:text-box>
            <text:p text:style-name="P1"><text:span text:style-name="T3"><text:s/></text:span><text:span text:style-name="T3">He reported to Mr Blair on 3 September that despite worsening security, </text:span></text:p>
          </draw:text-box>
        </draw:frame>
        <draw:frame draw:style-name="gr1" draw:text-style-name="P2" draw:layer="layout" svg:width="6.14cm" svg:height="0.475cm" svg:x="2.2cm" svg:y="8.755cm">
          <draw:text-box>
            <text:p text:style-name="P1"><text:span text:style-name="T3">some progress was being made:</text:span></text:p>
          </draw:text-box>
        </draw:frame>
        <draw:frame draw:style-name="gr1" draw:text-style-name="P2" draw:layer="layout" svg:width="9.282cm" svg:height="0.475cm" svg:x="2.95cm" svg:y="9.67cm">
          <draw:text-box>
            <text:p text:style-name="P1"><text:span text:style-name="T3">“</text:span><text:span text:style-name="T3">But the pace of reconstruction is still too slow … </text:span></text:p>
          </draw:text-box>
        </draw:frame>
        <draw:frame draw:style-name="gr1" draw:text-style-name="P2" draw:layer="layout" svg:width="15.446cm" svg:height="0.475cm" svg:x="2.95cm" svg:y="10.584cm">
          <draw:text-box>
            <text:p text:style-name="P1"><text:span text:style-name="T3">“</text:span><text:span text:style-name="T3">DFID’s approach of encouraging the international system to help rebuild Iraq and </text:span></text:p>
          </draw:text-box>
        </draw:frame>
        <draw:frame draw:style-name="gr1" draw:text-style-name="P2" draw:layer="layout" svg:width="15.564cm" svg:height="0.475cm" svg:x="2.95cm" svg:y="11.148cm">
          <draw:text-box>
            <text:p text:style-name="P1"><text:span text:style-name="T3">working through bilateral programmes at the national level (to build capacity in key </text:span></text:p>
          </draw:text-box>
        </draw:frame>
        <draw:frame draw:style-name="gr1" draw:text-style-name="P2" draw:layer="layout" svg:width="15.238cm" svg:height="0.475cm" svg:x="2.95cm" svg:y="11.713cm">
          <draw:text-box>
            <text:p text:style-name="P1"><text:span text:style-name="T3">ministries) and in the South (to help create jobs, renew infrastructure and reduce </text:span></text:p>
          </draw:text-box>
        </draw:frame>
        <draw:frame draw:style-name="gr1" draw:text-style-name="P2" draw:layer="layout" svg:width="15.047cm" svg:height="0.475cm" svg:x="2.95cm" svg:y="12.277cm">
          <draw:text-box>
            <text:p text:style-name="P1"><text:span text:style-name="T3">poverty) is still right. But I will want to see substantial progress on spending and </text:span></text:p>
          </draw:text-box>
        </draw:frame>
        <draw:frame draw:style-name="gr1" draw:text-style-name="P2" draw:layer="layout" svg:width="14.721cm" svg:height="0.475cm" svg:x="2.95cm" svg:y="12.842cm">
          <draw:text-box>
            <text:p text:style-name="P1"><text:span text:style-name="T3">delivery before committing any more to the [World Bank and UN] Trust Funds. </text:span></text:p>
          </draw:text-box>
        </draw:frame>
        <draw:frame draw:style-name="gr1" draw:text-style-name="P2" draw:layer="layout" svg:width="14.827cm" svg:height="0.475cm" svg:x="2.95cm" svg:y="13.406cm">
          <draw:text-box>
            <text:p text:style-name="P1"><text:span text:style-name="T3">I have therefore concentrated on new bilateral programmes this financial year.” </text:span></text:p>
          </draw:text-box>
        </draw:frame>
        <draw:frame draw:style-name="gr5" draw:text-style-name="P6" draw:layer="layout" svg:width="0.273cm" svg:height="0.276cm" svg:x="17.716cm" svg:y="13.425cm">
          <draw:text-box>
            <text:p text:style-name="P1"><text:span text:style-name="T8">27</text:span></text:p>
          </draw:text-box>
        </draw:frame>
        <draw:frame draw:style-name="gr1" draw:text-style-name="P2" draw:layer="layout" svg:width="15.987cm" svg:height="0.475cm" svg:x="2.2cm" svg:y="14.321cm">
          <draw:text-box>
            <text:p text:style-name="P1"><text:span text:style-name="T6">59. </text:span><text:span text:style-name="T3"><text:s/>Mr Benn reported that, while in Iraq, he had announced new funding for projects </text:span></text:p>
          </draw:text-box>
        </draw:frame>
        <draw:frame draw:style-name="gr1" draw:text-style-name="P2" draw:layer="layout" svg:width="16.381cm" svg:height="0.475cm" svg:x="2.2cm" svg:y="14.885cm">
          <draw:text-box>
            <text:p text:style-name="P1"><text:span text:style-name="T3">in the South to respond to critical needs in essential services and create jobs and build </text:span></text:p>
          </draw:text-box>
        </draw:frame>
        <draw:frame draw:style-name="gr1" draw:text-style-name="P2" draw:layer="layout" svg:width="15.517cm" svg:height="0.475cm" svg:x="2.2cm" svg:y="15.45cm">
          <draw:text-box>
            <text:p text:style-name="P1"><text:span text:style-name="T3">capacity in the four southern Governorates. The MOD had also secured additional </text:span></text:p>
          </draw:text-box>
        </draw:frame>
        <draw:frame draw:style-name="gr1" draw:text-style-name="P2" draw:layer="layout" svg:width="3.312cm" svg:height="0.475cm" svg:x="2.2cm" svg:y="16.014cm">
          <draw:text-box>
            <text:p text:style-name="P1"><text:span text:style-name="T3">funding for QIPs. </text:span></text:p>
          </draw:text-box>
        </draw:frame>
        <draw:frame draw:style-name="gr1" draw:text-style-name="P2" draw:layer="layout" svg:width="15.187cm" svg:height="0.475cm" svg:x="2.2cm" svg:y="16.928cm">
          <draw:text-box>
            <text:p text:style-name="P1"><text:span text:style-name="T6">60. </text:span><text:span text:style-name="T3"><text:s/>Mr Benn concluded: “We will need to stay flexible in responding to changing </text:span></text:p>
          </draw:text-box>
        </draw:frame>
        <draw:frame draw:style-name="gr1" draw:text-style-name="P2" draw:layer="layout" svg:width="3.088cm" svg:height="0.475cm" svg:x="2.2cm" svg:y="17.493cm">
          <draw:text-box>
            <text:p text:style-name="P1"><text:span text:style-name="T3">circumstances.” </text:span></text:p>
          </draw:text-box>
        </draw:frame>
        <draw:frame draw:style-name="gr1" draw:text-style-name="P2" draw:layer="layout" svg:width="16.033cm" svg:height="0.475cm" svg:x="2.2cm" svg:y="18.407cm">
          <draw:text-box>
            <text:p text:style-name="P1"><text:span text:style-name="T6">61. </text:span><text:span text:style-name="T3"><text:s/>The projects referred to by Mr Benn were the £16.5m southern Iraq Employment </text:span></text:p>
          </draw:text-box>
        </draw:frame>
        <draw:frame draw:style-name="gr1" draw:text-style-name="P2" draw:layer="layout" svg:width="15.517cm" svg:height="0.475cm" svg:x="2.2cm" svg:y="18.972cm">
          <draw:text-box>
            <text:p text:style-name="P1"><text:span text:style-name="T3">and Service Programme (SIESP) and the £20.5m Governorates Capacity Building </text:span></text:p>
          </draw:text-box>
        </draw:frame>
        <draw:frame draw:style-name="gr1" draw:text-style-name="P2" draw:layer="layout" svg:width="1.441cm" svg:height="0.475cm" svg:x="2.2cm" svg:y="19.536cm">
          <draw:text-box>
            <text:p text:style-name="P1"><text:span text:style-name="T3">Project.</text:span></text:p>
          </draw:text-box>
        </draw:frame>
        <draw:frame draw:style-name="gr5" draw:text-style-name="P6" draw:layer="layout" svg:width="0.273cm" svg:height="0.276cm" svg:x="3.635cm" svg:y="19.555cm">
          <draw:text-box>
            <text:p text:style-name="P1"><text:span text:style-name="T8">28</text:span></text:p>
          </draw:text-box>
        </draw:frame>
        <draw:frame draw:style-name="gr1" draw:text-style-name="P2" draw:layer="layout" svg:width="16.258cm" svg:height="0.475cm" svg:x="2.2cm" svg:y="20.451cm">
          <draw:text-box>
            <text:p text:style-name="P1"><text:span text:style-name="T6">62. </text:span><text:span text:style-name="T3"><text:s/>On 3 September, at the request of the MOD, the Current Intelligence Group (CIG) </text:span></text:p>
          </draw:text-box>
        </draw:frame>
        <draw:frame draw:style-name="gr1" draw:text-style-name="P2" draw:layer="layout" svg:width="14.505cm" svg:height="0.475cm" svg:x="2.2cm" svg:y="21.015cm">
          <draw:text-box>
            <text:p text:style-name="P1"><text:span text:style-name="T3">assessed the impact of the recent Shia violence on the situation in MND(SE).</text:span></text:p>
          </draw:text-box>
        </draw:frame>
        <draw:frame draw:style-name="gr5" draw:text-style-name="P6" draw:layer="layout" svg:width="0.273cm" svg:height="0.276cm" svg:x="16.648cm" svg:y="21.034cm">
          <draw:text-box>
            <text:p text:style-name="P1"><text:span text:style-name="T8">29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0.422cm" svg:height="0.475cm" svg:x="16.922cm" svg:y="21.015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25 </text:span></text:p>
          </draw:text-box>
        </draw:frame>
        <draw:frame draw:style-name="gr4" draw:text-style-name="P5" draw:layer="layout" svg:width="10.42cm" svg:height="0.395cm" svg:x="2.532cm" svg:y="24.664cm">
          <draw:text-box>
            <text:p text:style-name="P1"><text:span text:style-name="T11">Support to the Iraqi Ministry of Defence was provided by the MOD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26 </text:span></text:p>
          </draw:text-box>
        </draw:frame>
        <draw:line draw:style-name="gr8" draw:text-style-name="P7" draw:layer="layout" svg:x1="2.531cm" svg:y1="25.867cm" svg:x2="12.956cm" svg:y2="25.867cm">
          <text:p/>
        </draw:line>
        <draw:frame draw:style-name="gr4" draw:text-style-name="P5" draw:layer="layout" svg:width="13.638cm" svg:height="0.395cm" svg:x="2.532cm" svg:y="25.087cm">
          <draw:text-box>
            <text:p text:style-name="P1"><text:span text:style-name="T11">Letter Gibbons to Simpson, 23 August 2004. ‘Ad Hoc RMV – Hilary Benn’s Visit to Iraq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27 </text:span></text:p>
          </draw:text-box>
        </draw:frame>
        <draw:frame draw:style-name="gr4" draw:text-style-name="P5" draw:layer="layout" svg:width="10.445cm" svg:height="0.395cm" svg:x="2.532cm" svg:y="25.511cm">
          <draw:text-box>
            <text:p text:style-name="P1"><text:span text:style-name="T5">Letter Benn to Prime Minister, 3 September 2004, ‘My Visit to Iraq’.</text:span><text:span text:style-name="T11">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28 </text:span></text:p>
          </draw:text-box>
        </draw:frame>
        <draw:line draw:style-name="gr8" draw:text-style-name="P7" draw:layer="layout" svg:x1="2.531cm" svg:y1="26.714cm" svg:x2="16.741cm" svg:y2="26.714cm">
          <text:p/>
        </draw:line>
        <draw:line draw:style-name="gr8" draw:text-style-name="P7" draw:layer="layout" svg:x1="2.199cm" svg:y1="27.137cm" svg:x2="4.337cm" svg:y2="27.137cm">
          <text:p/>
        </draw:line>
        <draw:frame draw:style-name="gr4" draw:text-style-name="P5" draw:layer="layout" svg:width="15.179cm" svg:height="0.395cm" svg:x="2.532cm" svg:y="25.934cm">
          <draw:text-box>
            <text:p text:style-name="P1"><text:span text:style-name="T11">Paper DFID, 4 November 2009, ‘Iraq – DFID Timeline and Financial Commitments: 2003 – 2009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29 </text:span></text:p>
          </draw:text-box>
        </draw:frame>
        <draw:frame draw:style-name="gr4" draw:text-style-name="P5" draw:layer="layout" svg:width="14.112cm" svg:height="0.395cm" svg:x="2.532cm" svg:y="26.357cm">
          <draw:text-box>
            <text:p text:style-name="P1"><text:span text:style-name="T5">CIG Assessment, 3 September 2004, ‘Iraq Security: Shia Violence in Multinational Division </text:span></text:p>
          </draw:text-box>
        </draw:frame>
        <draw:frame draw:style-name="gr4" draw:text-style-name="P5" draw:layer="layout" svg:width="2.224cm" svg:height="0.395cm" svg:x="2.2cm" svg:y="26.781cm">
          <draw:text-box>
            <text:p text:style-name="P1"><text:span text:style-name="T5">(South East)’.</text:span><text:span text:style-name="T11"> 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8</text:span></text:p>
          </draw:text-box>
        </draw:frame>
        <draw:frame draw:style-name="gr1" draw:text-style-name="P2" draw:layer="layout" svg:width="15.75cm" svg:height="0.475cm" svg:x="2.2cm" svg:y="2.525cm">
          <draw:text-box>
            <text:p text:style-name="P1"><text:span text:style-name="T6">63. </text:span><text:span text:style-name="T3"><text:s/>The CIG judged that the situation in MND(SE) remained “fragile” and that there </text:span></text:p>
          </draw:text-box>
        </draw:frame>
        <draw:frame draw:style-name="gr1" draw:text-style-name="P2" draw:layer="layout" svg:width="15.538cm" svg:height="0.475cm" svg:x="2.2cm" svg:y="3.09cm">
          <draw:text-box>
            <text:p text:style-name="P1"><text:span text:style-name="T3">had been considerable loss of public support for the MNF. Most Shia were likely to </text:span></text:p>
          </draw:text-box>
        </draw:frame>
        <draw:frame draw:style-name="gr1" draw:text-style-name="P2" draw:layer="layout" svg:width="16.084cm" svg:height="0.475cm" svg:x="2.2cm" svg:y="3.654cm">
          <draw:text-box>
            <text:p text:style-name="P1"><text:span text:style-name="T3">continue to support the political process, but their consent depended on expectations </text:span></text:p>
          </draw:text-box>
        </draw:frame>
        <draw:frame draw:style-name="gr1" draw:text-style-name="P2" draw:layer="layout" svg:width="15.157cm" svg:height="0.475cm" svg:x="2.2cm" svg:y="4.218cm">
          <draw:text-box>
            <text:p text:style-name="P1"><text:span text:style-name="T3">being met, including elections held on schedule and a government that reflected </text:span></text:p>
          </draw:text-box>
        </draw:frame>
        <draw:frame draw:style-name="gr1" draw:text-style-name="P2" draw:layer="layout" svg:width="3.918cm" svg:height="0.475cm" svg:x="2.2cm" svg:y="4.783cm">
          <draw:text-box>
            <text:p text:style-name="P1"><text:span text:style-name="T3">their majority status. </text:span></text:p>
          </draw:text-box>
        </draw:frame>
        <draw:frame draw:style-name="gr1" draw:text-style-name="P2" draw:layer="layout" svg:width="16.076cm" svg:height="0.475cm" svg:x="2.2cm" svg:y="5.697cm">
          <draw:text-box>
            <text:p text:style-name="P1"><text:span text:style-name="T6">64. </text:span><text:span text:style-name="T3"><text:s/>A continuing failure to improve public order, restore public services or create jobs </text:span></text:p>
          </draw:text-box>
        </draw:frame>
        <draw:frame draw:style-name="gr1" draw:text-style-name="P2" draw:layer="layout" svg:width="11.258cm" svg:height="0.475cm" svg:x="2.2cm" svg:y="6.262cm">
          <draw:text-box>
            <text:p text:style-name="P1"><text:span text:style-name="T3">would also increase disillusionment, risking renewed unrest.</text:span></text:p>
          </draw:text-box>
        </draw:frame>
        <draw:frame draw:style-name="gr1" draw:text-style-name="P2" draw:layer="layout" svg:width="16.072cm" svg:height="0.475cm" svg:x="2.2cm" svg:y="7.176cm">
          <draw:text-box>
            <text:p text:style-name="P1"><text:span text:style-name="T6">65. </text:span><text:span text:style-name="T3"><text:s/>During Mr Benn’s visit to Iraq, officials in the British Embassy Office Basra raised </text:span></text:p>
          </draw:text-box>
        </draw:frame>
        <draw:frame draw:style-name="gr1" draw:text-style-name="P2" draw:layer="layout" svg:width="12.795cm" svg:height="0.475cm" svg:x="2.2cm" svg:y="7.741cm">
          <draw:text-box>
            <text:p text:style-name="P1"><text:span text:style-name="T3">concerns over the operation of the World Bank and UN Trust Funds.</text:span></text:p>
          </draw:text-box>
        </draw:frame>
        <draw:frame draw:style-name="gr5" draw:text-style-name="P6" draw:layer="layout" svg:width="0.273cm" svg:height="0.276cm" svg:x="14.946cm" svg:y="7.759cm">
          <draw:text-box>
            <text:p text:style-name="P1"><text:span text:style-name="T8">30</text:span></text:p>
          </draw:text-box>
        </draw:frame>
        <draw:frame draw:style-name="gr1" draw:text-style-name="P2" draw:layer="layout" svg:width="0.422cm" svg:height="0.475cm" svg:x="15.22cm" svg:y="7.7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0.805cm" svg:height="0.475cm" svg:x="2.2cm" svg:y="8.655cm">
          <draw:text-box>
            <text:p text:style-name="P1"><text:span text:style-name="T6">66. </text:span><text:span text:style-name="T3"><text:s/>DFID responded to those concerns on 6 September: </text:span></text:p>
          </draw:text-box>
        </draw:frame>
        <draw:frame draw:style-name="gr1" draw:text-style-name="P2" draw:layer="layout" svg:width="14.874cm" svg:height="0.475cm" svg:x="2.95cm" svg:y="9.57cm">
          <draw:text-box>
            <text:p text:style-name="P1"><text:span text:style-name="T3">“</text:span><text:span text:style-name="T3">Basra are right that getting PCO and Trust Fund programmes moving faster is </text:span></text:p>
          </draw:text-box>
        </draw:frame>
        <draw:frame draw:style-name="gr1" draw:text-style-name="P2" draw:layer="layout" svg:width="12.757cm" svg:height="0.475cm" svg:x="2.95cm" svg:y="10.134cm">
          <draw:text-box>
            <text:p text:style-name="P1"><text:span text:style-name="T3">critical, but not that our contribution to the Trust Funds is pointless.” </text:span></text:p>
          </draw:text-box>
        </draw:frame>
        <draw:frame draw:style-name="gr1" draw:text-style-name="P2" draw:layer="layout" svg:width="8.214cm" svg:height="0.475cm" svg:x="2.2cm" svg:y="11.048cm">
          <draw:text-box>
            <text:p text:style-name="P1"><text:span text:style-name="T6">67. </text:span><text:span text:style-name="T3"><text:s/>The Trust Funds had several purposes:</text:span></text:p>
          </draw:text-box>
        </draw:frame>
        <draw:frame draw:style-name="gr1" draw:text-style-name="P2" draw:layer="layout" svg:width="0.422cm" svg:height="0.475cm" svg:x="2.81cm" svg:y="11.963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51cm" svg:y="11.8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376cm" svg:height="0.475cm" svg:x="3.7cm" svg:y="11.963cm">
          <draw:text-box>
            <text:p text:style-name="P1"><text:span text:style-name="T3">to deliver reconstruction on the ground;</text:span></text:p>
          </draw:text-box>
        </draw:frame>
        <draw:frame draw:style-name="gr3" draw:text-style-name="P4" draw:layer="layout" svg:width="0.634cm" svg:height="0.712cm" svg:x="2.95cm" svg:y="12.4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63cm" svg:height="0.475cm" svg:x="3.7cm" svg:y="12.627cm">
          <draw:text-box>
            <text:p text:style-name="P1"><text:span text:style-name="T3">to allow donors to pool resources and streamline procedures. This reduces </text:span></text:p>
          </draw:text-box>
        </draw:frame>
        <draw:frame draw:style-name="gr1" draw:text-style-name="P2" draw:layer="layout" svg:width="13.98cm" svg:height="0.475cm" svg:x="3.7cm" svg:y="13.192cm">
          <draw:text-box>
            <text:p text:style-name="P1"><text:span text:style-name="T3">their overheads, and gives the Iraqis fewer donors with their own priorities </text:span></text:p>
          </draw:text-box>
        </draw:frame>
        <draw:frame draw:style-name="gr1" draw:text-style-name="P2" draw:layer="layout" svg:width="7.122cm" svg:height="0.475cm" svg:x="3.7cm" svg:y="13.756cm">
          <draw:text-box>
            <text:p text:style-name="P1"><text:span text:style-name="T3">and procedures to negotiate with; and</text:span></text:p>
          </draw:text-box>
        </draw:frame>
        <draw:frame draw:style-name="gr3" draw:text-style-name="P4" draw:layer="layout" svg:width="0.634cm" svg:height="0.712cm" svg:x="2.95cm" svg:y="14.2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56cm" svg:height="0.475cm" svg:x="3.7cm" svg:y="14.421cm">
          <draw:text-box>
            <text:p text:style-name="P1"><text:span text:style-name="T3">to encourage the UN and the World Bank to re-engage”.</text:span></text:p>
          </draw:text-box>
        </draw:frame>
        <draw:frame draw:style-name="gr1" draw:text-style-name="P2" draw:layer="layout" svg:width="15.572cm" svg:height="0.475cm" svg:x="2.2cm" svg:y="15.335cm">
          <draw:text-box>
            <text:p text:style-name="P1"><text:span text:style-name="T6">68. </text:span><text:span text:style-name="T3"><text:s/>The World Bank and the UN had now started disbursing money from the Trust </text:span></text:p>
          </draw:text-box>
        </draw:frame>
        <draw:frame draw:style-name="gr1" draw:text-style-name="P2" draw:layer="layout" svg:width="15.644cm" svg:height="0.475cm" svg:x="2.2cm" svg:y="15.9cm">
          <draw:text-box>
            <text:p text:style-name="P1"><text:span text:style-name="T3">Funds, and the Iraqi Minister for Planning and Development Co-ordination had told </text:span></text:p>
          </draw:text-box>
        </draw:frame>
        <draw:frame draw:style-name="gr1" draw:text-style-name="P2" draw:layer="layout" svg:width="15.953cm" svg:height="0.475cm" svg:x="2.2cm" svg:y="16.464cm">
          <draw:text-box>
            <text:p text:style-name="P1"><text:span text:style-name="T3">Mr Benn that he was “much happier” with collaboration with the World Bank and UN. </text:span></text:p>
          </draw:text-box>
        </draw:frame>
        <draw:frame draw:style-name="gr1" draw:text-style-name="P2" draw:layer="layout" svg:width="16.44cm" svg:height="0.475cm" svg:x="2.2cm" svg:y="17.378cm">
          <draw:text-box>
            <text:p text:style-name="P1"><text:span text:style-name="T6">69. </text:span><text:span text:style-name="T3"><text:s/>DFID concluded the Trust Funds had been set up “to deliver medium-term benefits </text:span></text:p>
          </draw:text-box>
        </draw:frame>
        <draw:frame draw:style-name="gr1" draw:text-style-name="P2" draw:layer="layout" svg:width="10.941cm" svg:height="0.475cm" svg:x="2.2cm" svg:y="17.943cm">
          <draw:text-box>
            <text:p text:style-name="P1"><text:span text:style-name="T3">to Iraq rather than quick fixes”. The test now was delivery. </text:span></text:p>
          </draw:text-box>
        </draw:frame>
        <draw:frame draw:style-name="gr1" draw:text-style-name="P2" draw:layer="layout" svg:width="16.541cm" svg:height="0.475cm" svg:x="2.2cm" svg:y="18.857cm">
          <draw:text-box>
            <text:p text:style-name="P1"><text:span text:style-name="T6">70. </text:span><text:span text:style-name="T3"><text:s/>On 9 September, Sir Nigel Sheinwald and Mr David Quarrey, a Private Secretary to </text:span></text:p>
          </draw:text-box>
        </draw:frame>
        <draw:frame draw:style-name="gr1" draw:text-style-name="P2" draw:layer="layout" svg:width="16.592cm" svg:height="0.475cm" svg:x="2.2cm" svg:y="19.422cm">
          <draw:text-box>
            <text:p text:style-name="P1"><text:span text:style-name="T3">Mr Blair, sent Mr Blair a minute reporting on their recent visit to Iraq, for use in Mr Blair’s </text:span></text:p>
          </draw:text-box>
        </draw:frame>
        <draw:frame draw:style-name="gr1" draw:text-style-name="P2" draw:layer="layout" svg:width="9.777cm" svg:height="0.475cm" svg:x="2.2cm" svg:y="19.986cm">
          <draw:text-box>
            <text:p text:style-name="P1"><text:span text:style-name="T3">video conference with President Bush later that day.</text:span></text:p>
          </draw:text-box>
        </draw:frame>
        <draw:frame draw:style-name="gr5" draw:text-style-name="P6" draw:layer="layout" svg:width="0.273cm" svg:height="0.276cm" svg:x="11.934cm" svg:y="20.005cm">
          <draw:text-box>
            <text:p text:style-name="P1"><text:span text:style-name="T8">31</text:span></text:p>
          </draw:text-box>
        </draw:frame>
        <draw:frame draw:style-name="gr1" draw:text-style-name="P2" draw:layer="layout" svg:width="0.422cm" svg:height="0.475cm" svg:x="12.209cm" svg:y="19.98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387cm" svg:height="0.475cm" svg:x="2.2cm" svg:y="20.901cm">
          <draw:text-box>
            <text:p text:style-name="P1"><text:span text:style-name="T6">71. </text:span><text:span text:style-name="T3"><text:s/>The minute stated that a “joined up programme” was needed, including: </text:span></text:p>
          </draw:text-box>
        </draw:frame>
        <draw:frame draw:style-name="gr3" draw:text-style-name="P4" draw:layer="layout" svg:width="0.634cm" svg:height="0.712cm" svg:x="2.95cm" svg:y="21.6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71cm" svg:height="0.475cm" svg:x="3.7cm" svg:y="21.815cm">
          <draw:text-box>
            <text:p text:style-name="P1"><text:span text:style-name="T3">an effective counter-insurgency strategy to “regain control of cities in the </text:span></text:p>
          </draw:text-box>
        </draw:frame>
        <draw:frame draw:style-name="gr1" draw:text-style-name="P2" draw:layer="layout" svg:width="2.978cm" svg:height="0.475cm" svg:x="3.7cm" svg:y="22.38cm">
          <draw:text-box>
            <text:p text:style-name="P1"><text:span text:style-name="T3">Sunni triangle”; </text:span></text:p>
          </draw:text-box>
        </draw:frame>
        <draw:frame draw:style-name="gr3" draw:text-style-name="P4" draw:layer="layout" svg:width="0.634cm" svg:height="0.712cm" svg:x="2.95cm" svg:y="22.8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623cm" svg:height="0.475cm" svg:x="3.7cm" svg:y="23.044cm">
          <draw:text-box>
            <text:p text:style-name="P1"><text:span text:style-name="T3">an IIG strategy for Sunni outreach; </text:span></text:p>
          </draw:text-box>
        </draw:frame>
        <draw:frame draw:style-name="gr3" draw:text-style-name="P4" draw:layer="layout" svg:width="0.634cm" svg:height="0.712cm" svg:x="2.95cm" svg:y="23.552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527cm" svg:y1="26.714cm" svg:x2="15.685cm" svg:y2="26.714cm">
          <text:p/>
        </draw:line>
        <draw:frame draw:style-name="gr1" draw:text-style-name="P2" draw:layer="layout" svg:width="8.545cm" svg:height="0.475cm" svg:x="3.7cm" svg:y="23.708cm">
          <draw:text-box>
            <text:p text:style-name="P1"><text:span text:style-name="T3">support for Prime Minister Allawi’s office; and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30 </text:span></text:p>
          </draw:text-box>
        </draw:frame>
        <draw:frame draw:style-name="gr4" draw:text-style-name="P5" draw:layer="layout" svg:width="13.18cm" svg:height="0.395cm" svg:x="2.528cm" svg:y="26.357cm">
          <draw:text-box>
            <text:p text:style-name="P1"><text:span text:style-name="T5">Telegram 1 DFID to FCO Baghdad, 6 September 2004, ‘Southern Iraq: Trust Funds’.</text:span><text:span text:style-name="T11">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31 </text:span></text:p>
          </draw:text-box>
        </draw:frame>
        <draw:frame draw:style-name="gr4" draw:text-style-name="P5" draw:layer="layout" svg:width="10.2cm" svg:height="0.395cm" svg:x="2.532cm" svg:y="26.781cm">
          <draw:text-box>
            <text:p text:style-name="P1"><text:span text:style-name="T11">Minute Sheinwald and Quarrey to Blair, 9 September 2004, ‘Iraq’. 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9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82cm" svg:height="0.475cm" svg:x="3.7cm" svg:y="2.525cm">
          <draw:text-box>
            <text:p text:style-name="P1"><text:span text:style-name="T3">economic development. DFID was making good progress “in helping to get the </text:span></text:p>
          </draw:text-box>
        </draw:frame>
        <draw:frame draw:style-name="gr1" draw:text-style-name="P2" draw:layer="layout" svg:width="14.709cm" svg:height="0.475cm" svg:x="3.7cm" svg:y="3.09cm">
          <draw:text-box>
            <text:p text:style-name="P1"><text:span text:style-name="T3">economic framework right. But hardly anyone thinks that the ordinary Iraqi will </text:span></text:p>
          </draw:text-box>
        </draw:frame>
        <draw:frame draw:style-name="gr1" draw:text-style-name="P2" draw:layer="layout" svg:width="10.175cm" svg:height="0.475cm" svg:x="3.7cm" svg:y="3.654cm">
          <draw:text-box>
            <text:p text:style-name="P1"><text:span text:style-name="T3">see a major dividend before the elections in January.” </text:span></text:p>
          </draw:text-box>
        </draw:frame>
        <draw:frame draw:style-name="gr1" draw:text-style-name="P2" draw:layer="layout" svg:width="15.877cm" svg:height="0.475cm" svg:x="2.2cm" svg:y="4.568cm">
          <draw:text-box>
            <text:p text:style-name="P1"><text:span text:style-name="T6">72. </text:span><text:span text:style-name="T3"><text:s/>During his visit, Sir Nigel met Prime Minister Allawi, who stated that the political, </text:span></text:p>
          </draw:text-box>
        </draw:frame>
        <draw:frame draw:style-name="gr1" draw:text-style-name="P2" draw:layer="layout" svg:width="16.228cm" svg:height="0.475cm" svg:x="2.2cm" svg:y="5.133cm">
          <draw:text-box>
            <text:p text:style-name="P1"><text:span text:style-name="T3">economic and capacity-building strands were linked; he hoped for significant progress </text:span></text:p>
          </draw:text-box>
        </draw:frame>
        <draw:frame draw:style-name="gr1" draw:text-style-name="P2" draw:layer="layout" svg:width="4.866cm" svg:height="0.475cm" svg:x="2.2cm" svg:y="5.697cm">
          <draw:text-box>
            <text:p text:style-name="P1"><text:span text:style-name="T3">in each before November.</text:span></text:p>
          </draw:text-box>
        </draw:frame>
        <draw:frame draw:style-name="gr5" draw:text-style-name="P6" draw:layer="layout" svg:width="0.273cm" svg:height="0.276cm" svg:x="7.048cm" svg:y="5.716cm">
          <draw:text-box>
            <text:p text:style-name="P1"><text:span text:style-name="T8">32</text:span></text:p>
          </draw:text-box>
        </draw:frame>
        <draw:frame draw:style-name="gr1" draw:text-style-name="P2" draw:layer="layout" svg:width="11.242cm" svg:height="0.475cm" svg:x="7.322cm" svg:y="5.697cm">
          <draw:text-box>
            <text:p text:style-name="P1"><text:span text:style-name="T3"><text:s/></text:span><text:span text:style-name="T3">A copy of the record of that meeting was sent to Mr Benn’s </text:span></text:p>
          </draw:text-box>
        </draw:frame>
        <draw:frame draw:style-name="gr1" draw:text-style-name="P2" draw:layer="layout" svg:width="5.086cm" svg:height="0.475cm" svg:x="2.2cm" svg:y="6.262cm">
          <draw:text-box>
            <text:p text:style-name="P1"><text:span text:style-name="T3">Principal Private Secretary.</text:span></text:p>
          </draw:text-box>
        </draw:frame>
        <draw:frame draw:style-name="gr1" draw:text-style-name="P2" draw:layer="layout" svg:width="16.791cm" svg:height="0.475cm" svg:x="2.2cm" svg:y="7.176cm">
          <draw:text-box>
            <text:p text:style-name="P1"><text:span text:style-name="T6">73. </text:span><text:span text:style-name="T3"><text:s/>Mr Benn told Cabinet on 9 September that during his visit to Baghdad and Basra, he </text:span></text:p>
          </draw:text-box>
        </draw:frame>
        <draw:frame draw:style-name="gr1" draw:text-style-name="P2" draw:layer="layout" svg:width="13.176cm" svg:height="0.475cm" svg:x="2.2cm" svg:y="7.741cm">
          <draw:text-box>
            <text:p text:style-name="P1"><text:span text:style-name="T3">had been able to “feel the difference” since the transfer of sovereignty.</text:span></text:p>
          </draw:text-box>
        </draw:frame>
        <draw:frame draw:style-name="gr5" draw:text-style-name="P6" draw:layer="layout" svg:width="0.273cm" svg:height="0.276cm" svg:x="15.316cm" svg:y="7.759cm">
          <draw:text-box>
            <text:p text:style-name="P1"><text:span text:style-name="T8">33</text:span></text:p>
          </draw:text-box>
        </draw:frame>
        <draw:frame draw:style-name="gr1" draw:text-style-name="P2" draw:layer="layout" svg:width="3.101cm" svg:height="0.475cm" svg:x="15.59cm" svg:y="7.741cm">
          <draw:text-box>
            <text:p text:style-name="P1"><text:span text:style-name="T3"><text:s/></text:span><text:span text:style-name="T3">Sunni outreach </text:span></text:p>
          </draw:text-box>
        </draw:frame>
        <draw:frame draw:style-name="gr1" draw:text-style-name="P2" draw:layer="layout" svg:width="15.052cm" svg:height="0.475cm" svg:x="2.2cm" svg:y="8.305cm">
          <draw:text-box>
            <text:p text:style-name="P1"><text:span text:style-name="T3">was needed in the South, where the mood was one of “persistent victimisation”. </text:span></text:p>
          </draw:text-box>
        </draw:frame>
        <draw:frame draw:style-name="gr1" draw:text-style-name="P2" draw:layer="layout" svg:width="14.861cm" svg:height="0.475cm" svg:x="2.2cm" svg:y="8.87cm">
          <draw:text-box>
            <text:p text:style-name="P1"><text:span text:style-name="T3">Reconstruction activity was continuing, but had been adversely affected by the </text:span></text:p>
          </draw:text-box>
        </draw:frame>
        <draw:frame draw:style-name="gr1" draw:text-style-name="P2" draw:layer="layout" svg:width="3.283cm" svg:height="0.475cm" svg:x="2.2cm" svg:y="9.434cm">
          <draw:text-box>
            <text:p text:style-name="P1"><text:span text:style-name="T3">security situation.</text:span></text:p>
          </draw:text-box>
        </draw:frame>
        <draw:frame draw:style-name="gr1" draw:text-style-name="P2" draw:layer="layout" svg:width="16.177cm" svg:height="0.475cm" svg:x="2.2cm" svg:y="10.348cm">
          <draw:text-box>
            <text:p text:style-name="P1"><text:span text:style-name="T6">74. </text:span><text:span text:style-name="T3"><text:s/>During his video conference with President Bush on 9 September, Mr Blair raised </text:span></text:p>
          </draw:text-box>
        </draw:frame>
        <draw:frame draw:style-name="gr1" draw:text-style-name="P2" draw:layer="layout" svg:width="16.745cm" svg:height="0.475cm" svg:x="2.2cm" svg:y="10.913cm">
          <draw:text-box>
            <text:p text:style-name="P1"><text:span text:style-name="T3">both the need to accelerate Iraqiisation and for enhanced capacity within the IIG, without </text:span></text:p>
          </draw:text-box>
        </draw:frame>
        <draw:frame draw:style-name="gr1" draw:text-style-name="P2" draw:layer="layout" svg:width="7.262cm" svg:height="0.475cm" svg:x="2.2cm" svg:y="11.477cm">
          <draw:text-box>
            <text:p text:style-name="P1"><text:span text:style-name="T3">which “too much fell on Allawi himself”.</text:span></text:p>
          </draw:text-box>
        </draw:frame>
        <draw:frame draw:style-name="gr5" draw:text-style-name="P6" draw:layer="layout" svg:width="0.273cm" svg:height="0.276cm" svg:x="9.446cm" svg:y="11.496cm">
          <draw:text-box>
            <text:p text:style-name="P1"><text:span text:style-name="T8">34</text:span></text:p>
          </draw:text-box>
        </draw:frame>
        <draw:frame draw:style-name="gr1" draw:text-style-name="P2" draw:layer="layout" svg:width="9.206cm" svg:height="0.475cm" svg:x="9.721cm" svg:y="11.477cm">
          <draw:text-box>
            <text:p text:style-name="P1"><text:span text:style-name="T3"><text:s/></text:span><text:span text:style-name="T3">The existing timelines for improved security and </text:span></text:p>
          </draw:text-box>
        </draw:frame>
        <draw:frame draw:style-name="gr1" draw:text-style-name="P2" draw:layer="layout" svg:width="10.818cm" svg:height="0.475cm" svg:x="2.2cm" svg:y="12.042cm">
          <draw:text-box>
            <text:p text:style-name="P1"><text:span text:style-name="T3">services were “too long” and risked delaying the election. </text:span></text:p>
          </draw:text-box>
        </draw:frame>
        <draw:frame draw:style-name="gr1" draw:text-style-name="P2" draw:layer="layout" svg:width="15.335cm" svg:height="0.475cm" svg:x="2.2cm" svg:y="12.956cm">
          <draw:text-box>
            <text:p text:style-name="P1"><text:span text:style-name="T6">75. </text:span><text:span text:style-name="T3"><text:s/>Mr Quarrey wrote to Mr Benn’s Principal Private Secretary on 14 September, </text:span></text:p>
          </draw:text-box>
        </draw:frame>
        <draw:frame draw:style-name="gr1" draw:text-style-name="P2" draw:layer="layout" svg:width="9.464cm" svg:height="0.475cm" svg:x="2.2cm" svg:y="13.521cm">
          <draw:text-box>
            <text:p text:style-name="P1"><text:span text:style-name="T3">responding to Mr Benn’s 3 September visit report: </text:span></text:p>
          </draw:text-box>
        </draw:frame>
        <draw:frame draw:style-name="gr1" draw:text-style-name="P2" draw:layer="layout" svg:width="14.192cm" svg:height="0.475cm" svg:x="2.95cm" svg:y="14.435cm">
          <draw:text-box>
            <text:p text:style-name="P1"><text:span text:style-name="T3">“</text:span><text:span text:style-name="T3">The Prime Minister believes that we must continue to do all we can on this </text:span></text:p>
          </draw:text-box>
        </draw:frame>
        <draw:frame draw:style-name="gr1" draw:text-style-name="P2" draw:layer="layout" svg:width="14.594cm" svg:height="0.475cm" svg:x="2.95cm" svg:y="15cm">
          <draw:text-box>
            <text:p text:style-name="P1"><text:span text:style-name="T3">[reconstruction], and particularly to make sure that ordinary Iraqis see a more </text:span></text:p>
          </draw:text-box>
        </draw:frame>
        <draw:frame draw:style-name="gr1" draw:text-style-name="P2" draw:layer="layout" svg:width="15.373cm" svg:height="0.475cm" svg:x="2.95cm" svg:y="15.564cm">
          <draw:text-box>
            <text:p text:style-name="P1"><text:span text:style-name="T3">tangible benefit before the elections. We have a particular responsibility to deliver </text:span></text:p>
          </draw:text-box>
        </draw:frame>
        <draw:frame draw:style-name="gr1" draw:text-style-name="P2" draw:layer="layout" svg:width="14.218cm" svg:height="0.475cm" svg:x="2.95cm" svg:y="16.128cm">
          <draw:text-box>
            <text:p text:style-name="P1"><text:span text:style-name="T3">in the South. We agree that it is sensible to focus UK resources on bilateral </text:span></text:p>
          </draw:text-box>
        </draw:frame>
        <draw:frame draw:style-name="gr1" draw:text-style-name="P2" draw:layer="layout" svg:width="12.44cm" svg:height="0.475cm" svg:x="2.95cm" svg:y="16.693cm">
          <draw:text-box>
            <text:p text:style-name="P1"><text:span text:style-name="T3">programmes while the multilateral Trust Funds remain ineffective.” </text:span></text:p>
          </draw:text-box>
        </draw:frame>
        <draw:frame draw:style-name="gr5" draw:text-style-name="P6" draw:layer="layout" svg:width="0.273cm" svg:height="0.276cm" svg:x="15.353cm" svg:y="16.712cm">
          <draw:text-box>
            <text:p text:style-name="P1"><text:span text:style-name="T8">35</text:span></text:p>
          </draw:text-box>
        </draw:frame>
        <draw:frame draw:style-name="gr1" draw:text-style-name="P2" draw:layer="layout" svg:width="13.934cm" svg:height="0.475cm" svg:x="2.2cm" svg:y="17.607cm">
          <draw:text-box>
            <text:p text:style-name="P1"><text:span text:style-name="T6">76. </text:span><text:span text:style-name="T3"><text:s/>Mr Blair chaired a meeting of the Ad Hoc Ministerial Group on Iraq on </text:span></text:p>
          </draw:text-box>
        </draw:frame>
        <draw:frame draw:style-name="gr1" draw:text-style-name="P2" draw:layer="layout" svg:width="2.766cm" svg:height="0.475cm" svg:x="2.2cm" svg:y="18.172cm">
          <draw:text-box>
            <text:p text:style-name="P1"><text:span text:style-name="T3">16 September.</text:span></text:p>
          </draw:text-box>
        </draw:frame>
        <draw:frame draw:style-name="gr5" draw:text-style-name="P6" draw:layer="layout" svg:width="0.273cm" svg:height="0.276cm" svg:x="4.954cm" svg:y="18.191cm">
          <draw:text-box>
            <text:p text:style-name="P1"><text:span text:style-name="T8">36</text:span></text:p>
          </draw:text-box>
        </draw:frame>
        <draw:frame draw:style-name="gr1" draw:text-style-name="P2" draw:layer="layout" svg:width="0.422cm" svg:height="0.475cm" svg:x="5.228cm" svg:y="18.17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717cm" svg:height="0.475cm" svg:x="2.2cm" svg:y="19.086cm">
          <draw:text-box>
            <text:p text:style-name="P1"><text:span text:style-name="T6">77. </text:span><text:span text:style-name="T3"><text:s/>Mr Blair’s Chairman’s Brief stated that one purpose of the meeting was to:</text:span></text:p>
          </draw:text-box>
        </draw:frame>
        <draw:frame draw:style-name="gr1" draw:text-style-name="P2" draw:layer="layout" svg:width="15.264cm" svg:height="0.475cm" svg:x="2.95cm" svg:y="20.001cm">
          <draw:text-box>
            <text:p text:style-name="P1"><text:span text:style-name="T3">“… </text:span><text:span text:style-name="T13">galvanise the key departments</text:span><text:span text:style-name="T3"> and ensure they give Iraq their full attention </text:span></text:p>
          </draw:text-box>
        </draw:frame>
        <draw:frame draw:style-name="gr1" draw:text-style-name="P2" draw:layer="layout" svg:width="15.212cm" svg:height="0.475cm" svg:x="2.95cm" svg:y="20.565cm">
          <draw:text-box>
            <text:p text:style-name="P1"><text:span text:style-name="T3">in the next 5 months, in order to </text:span><text:span text:style-name="T13">achieve the necessary results on the ground </text:span></text:p>
          </draw:text-box>
        </draw:frame>
        <draw:frame draw:style-name="gr1" draw:text-style-name="P2" draw:layer="layout" svg:width="5.323cm" svg:height="0.475cm" svg:x="2.95cm" svg:y="21.13cm">
          <draw:text-box>
            <text:p text:style-name="P1"><text:span text:style-name="T13">in the run-up to elections</text:span><text:span text:style-name="T3">”.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5" draw:text-style-name="P6" draw:layer="layout" svg:width="0.273cm" svg:height="0.276cm" svg:x="8.265cm" svg:y="21.148cm">
          <draw:text-box>
            <text:p text:style-name="P1"><text:span text:style-name="T8">37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0">32 </text:span></text:p>
          </draw:text-box>
        </draw:frame>
        <draw:frame draw:style-name="gr4" draw:text-style-name="P5" draw:layer="layout" svg:width="16.101cm" svg:height="0.395cm" svg:x="2.532cm" svg:y="23.817cm">
          <draw:text-box>
            <text:p text:style-name="P1"><text:span text:style-name="T11">Letter Quarrey to Owen, 9 September 2004, ‘Iraq: Nigel Sheinwald’s Meeting with Allawi, 8 September’. 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0">33 </text:span></text:p>
          </draw:text-box>
        </draw:frame>
        <draw:frame draw:style-name="gr4" draw:text-style-name="P5" draw:layer="layout" svg:width="6.492cm" svg:height="0.395cm" svg:x="2.532cm" svg:y="24.241cm">
          <draw:text-box>
            <text:p text:style-name="P1"><text:span text:style-name="T11">Cabinet Conclusions, 9 September 2004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34 </text:span></text:p>
          </draw:text-box>
        </draw:frame>
        <draw:frame draw:style-name="gr4" draw:text-style-name="P5" draw:layer="layout" svg:width="14.082cm" svg:height="0.395cm" svg:x="2.532cm" svg:y="24.664cm">
          <draw:text-box>
            <text:p text:style-name="P1"><text:span text:style-name="T11">Letter Phillipson to Adams, 9 September 2004, ‘Prime Minister’s VTC with President Bush, </text:span></text:p>
          </draw:text-box>
        </draw:frame>
        <draw:frame draw:style-name="gr4" draw:text-style-name="P5" draw:layer="layout" svg:width="2.288cm" svg:height="0.395cm" svg:x="2.2cm" svg:y="25.087cm">
          <draw:text-box>
            <text:p text:style-name="P1"><text:span text:style-name="T11">9 September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35 </text:span></text:p>
          </draw:text-box>
        </draw:frame>
        <draw:frame draw:style-name="gr4" draw:text-style-name="P5" draw:layer="layout" svg:width="12.791cm" svg:height="0.395cm" svg:x="2.532cm" svg:y="25.511cm">
          <draw:text-box>
            <text:p text:style-name="P1"><text:span text:style-name="T11">Letter Quarrey to Malik, 14 September 2004, ‘Iraq: Your Secretary of State’s Visit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36 </text:span></text:p>
          </draw:text-box>
        </draw:frame>
        <draw:frame draw:style-name="gr4" draw:text-style-name="P5" draw:layer="layout" svg:width="11.203cm" svg:height="0.395cm" svg:x="2.532cm" svg:y="25.934cm">
          <draw:text-box>
            <text:p text:style-name="P1"><text:span text:style-name="T11">Record, 16 September 2004, Ad Hoc Ministerial Group on Iraq meeting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37 </text:span></text:p>
          </draw:text-box>
        </draw:frame>
        <draw:frame draw:style-name="gr4" draw:text-style-name="P5" draw:layer="layout" svg:width="16.156cm" svg:height="0.395cm" svg:x="2.532cm" svg:y="26.357cm">
          <draw:text-box>
            <text:p text:style-name="P1"><text:span text:style-name="T11">Briefing Cabinet Office, 16 September 2004, ‘Ad Hoc Ministerial Group on Iraq meeting to be held in the </text:span></text:p>
          </draw:text-box>
        </draw:frame>
        <draw:frame draw:style-name="gr4" draw:text-style-name="P5" draw:layer="layout" svg:width="11.783cm" svg:height="0.395cm" svg:x="2.2cm" svg:y="26.781cm">
          <draw:text-box>
            <text:p text:style-name="P1"><text:span text:style-name="T11">Cabinet Room on Thursday 16 September 2004 at 0830: Chairman’s Brief’. 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0</text:span></text:p>
          </draw:text-box>
        </draw:frame>
        <draw:frame draw:style-name="gr1" draw:text-style-name="P2" draw:layer="layout" svg:width="15.255cm" svg:height="0.475cm" svg:x="2.2cm" svg:y="2.525cm">
          <draw:text-box>
            <text:p text:style-name="P1"><text:span text:style-name="T6">78. </text:span><text:span text:style-name="T3"><text:s/>The Group agreed that the MOD, DFID and the FCO would produce specific </text:span></text:p>
          </draw:text-box>
        </draw:frame>
        <draw:frame draw:style-name="gr1" draw:text-style-name="P2" draw:layer="layout" svg:width="14.975cm" svg:height="0.475cm" svg:x="2.2cm" svg:y="3.09cm">
          <draw:text-box>
            <text:p text:style-name="P1"><text:span text:style-name="T3">suggestions for how progress could be made in Iraq which Mr Blair could put to </text:span></text:p>
          </draw:text-box>
        </draw:frame>
        <draw:frame draw:style-name="gr1" draw:text-style-name="P2" draw:layer="layout" svg:width="7.237cm" svg:height="0.475cm" svg:x="2.2cm" svg:y="3.654cm">
          <draw:text-box>
            <text:p text:style-name="P1"><text:span text:style-name="T3">President Bush when they next spoke:</text:span></text:p>
          </draw:text-box>
        </draw:frame>
        <draw:frame draw:style-name="gr1" draw:text-style-name="P2" draw:layer="layout" svg:width="0.422cm" svg:height="0.475cm" svg:x="2.81cm" svg:y="4.568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51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09cm" svg:height="0.475cm" svg:x="3.7cm" svg:y="4.568cm">
          <draw:text-box>
            <text:p text:style-name="P1"><text:span text:style-name="T3">MOD to make recommendations on how ISF capacity will develop …</text:span></text:p>
          </draw:text-box>
        </draw:frame>
        <draw:frame draw:style-name="gr3" draw:text-style-name="P4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54cm" svg:height="0.475cm" svg:x="3.7cm" svg:y="5.233cm">
          <draw:text-box>
            <text:p text:style-name="P1"><text:span text:style-name="T3">DFID to advise on where blockages can [be] removed to speed up the impact </text:span></text:p>
          </draw:text-box>
        </draw:frame>
        <draw:frame draw:style-name="gr1" draw:text-style-name="P2" draw:layer="layout" svg:width="4.777cm" svg:height="0.475cm" svg:x="3.7cm" svg:y="5.797cm">
          <draw:text-box>
            <text:p text:style-name="P1"><text:span text:style-name="T3">of reconstruction funding.</text:span></text:p>
          </draw:text-box>
        </draw:frame>
        <draw:frame draw:style-name="gr3" draw:text-style-name="P4" draw:layer="layout" svg:width="0.634cm" svg:height="0.712cm" svg:x="2.95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06cm" svg:height="0.475cm" svg:x="3.7cm" svg:y="6.462cm">
          <draw:text-box>
            <text:p text:style-name="P1"><text:span text:style-name="T3">FCO to advise on what political strategy Allawi should be pursuing and his </text:span></text:p>
          </draw:text-box>
        </draw:frame>
        <draw:frame draw:style-name="gr1" draw:text-style-name="P2" draw:layer="layout" svg:width="4.032cm" svg:height="0.475cm" svg:x="3.7cm" svg:y="7.026cm">
          <draw:text-box>
            <text:p text:style-name="P1"><text:span text:style-name="T3">capacity to deliver it.” </text:span></text:p>
          </draw:text-box>
        </draw:frame>
        <draw:frame draw:style-name="gr5" draw:text-style-name="P6" draw:layer="layout" svg:width="0.273cm" svg:height="0.276cm" svg:x="7.712cm" svg:y="7.045cm">
          <draw:text-box>
            <text:p text:style-name="P1"><text:span text:style-name="T8">38</text:span></text:p>
          </draw:text-box>
        </draw:frame>
        <draw:frame draw:style-name="gr1" draw:text-style-name="P2" draw:layer="layout" svg:width="14.641cm" svg:height="0.475cm" svg:x="2.2cm" svg:y="7.941cm">
          <draw:text-box>
            <text:p text:style-name="P1"><text:span text:style-name="T6">79. </text:span><text:span text:style-name="T3"><text:s/>Sir Nigel Sheinwald met Dr Rice during his visit to Washington from 16 to </text:span></text:p>
          </draw:text-box>
        </draw:frame>
        <draw:frame draw:style-name="gr1" draw:text-style-name="P2" draw:layer="layout" svg:width="2.766cm" svg:height="0.475cm" svg:x="2.2cm" svg:y="8.505cm">
          <draw:text-box>
            <text:p text:style-name="P1"><text:span text:style-name="T3">17 September.</text:span></text:p>
          </draw:text-box>
        </draw:frame>
        <draw:frame draw:style-name="gr5" draw:text-style-name="P6" draw:layer="layout" svg:width="0.273cm" svg:height="0.276cm" svg:x="4.954cm" svg:y="8.524cm">
          <draw:text-box>
            <text:p text:style-name="P1"><text:span text:style-name="T8">39</text:span></text:p>
          </draw:text-box>
        </draw:frame>
        <draw:frame draw:style-name="gr1" draw:text-style-name="P2" draw:layer="layout" svg:width="13.155cm" svg:height="0.475cm" svg:x="5.228cm" svg:y="8.505cm">
          <draw:text-box>
            <text:p text:style-name="P1"><text:span text:style-name="T3"><text:s/></text:span><text:span text:style-name="T3">He reported to Mr Blair that he had raised the continuing criticisms of </text:span></text:p>
          </draw:text-box>
        </draw:frame>
        <draw:frame draw:style-name="gr1" draw:text-style-name="P2" draw:layer="layout" svg:width="16.165cm" svg:height="0.475cm" svg:x="2.2cm" svg:y="9.07cm">
          <draw:text-box>
            <text:p text:style-name="P1"><text:span text:style-name="T3">the pace of the US reconstruction effort. Dr Rice had said that she did not understand </text:span></text:p>
          </draw:text-box>
        </draw:frame>
        <draw:frame draw:style-name="gr1" draw:text-style-name="P2" draw:layer="layout" svg:width="16.161cm" svg:height="0.475cm" svg:x="2.2cm" svg:y="9.634cm">
          <draw:text-box>
            <text:p text:style-name="P1"><text:span text:style-name="T3">why, after many enquiries, there were still blockages. Sir Nigel commented that “there </text:span></text:p>
          </draw:text-box>
        </draw:frame>
        <draw:frame draw:style-name="gr1" draw:text-style-name="P2" draw:layer="layout" svg:width="16.182cm" svg:height="0.475cm" svg:x="2.2cm" svg:y="10.198cm">
          <draw:text-box>
            <text:p text:style-name="P1"><text:span text:style-name="T3">was no sense that the NSC [National Security Council] was chasing this down, or that </text:span></text:p>
          </draw:text-box>
        </draw:frame>
        <draw:frame draw:style-name="gr1" draw:text-style-name="P2" draw:layer="layout" svg:width="3.545cm" svg:height="0.475cm" svg:x="2.2cm" svg:y="10.763cm">
          <draw:text-box>
            <text:p text:style-name="P1"><text:span text:style-name="T3">anyone else was”. </text:span></text:p>
          </draw:text-box>
        </draw:frame>
        <draw:frame draw:style-name="gr1" draw:text-style-name="P2" draw:layer="layout" svg:width="12.494cm" svg:height="0.475cm" svg:x="2.2cm" svg:y="11.677cm">
          <draw:text-box>
            <text:p text:style-name="P1"><text:span text:style-name="T6">80. </text:span><text:span text:style-name="T3"><text:s/>Prime Minister Allawi visited London on 19 and 20 September.</text:span></text:p>
          </draw:text-box>
        </draw:frame>
        <draw:frame draw:style-name="gr5" draw:text-style-name="P6" draw:layer="layout" svg:width="0.273cm" svg:height="0.276cm" svg:x="14.625cm" svg:y="11.696cm">
          <draw:text-box>
            <text:p text:style-name="P1"><text:span text:style-name="T8">40</text:span></text:p>
          </draw:text-box>
        </draw:frame>
        <draw:frame draw:style-name="gr1" draw:text-style-name="P2" draw:layer="layout" svg:width="0.422cm" svg:height="0.475cm" svg:x="14.899cm" svg:y="11.67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1.25cm" svg:height="0.475cm" svg:x="2.2cm" svg:y="12.592cm">
          <draw:text-box>
            <text:p text:style-name="P1"><text:span text:style-name="T6">81. </text:span><text:span text:style-name="T3"><text:s/>Mr Quarrey’s briefing for Mr Blair advised that he might:</text:span></text:p>
          </draw:text-box>
        </draw:frame>
        <draw:frame draw:style-name="gr3" draw:text-style-name="P4" draw:layer="layout" svg:width="0.634cm" svg:height="0.712cm" svg:x="2.95cm" svg:y="13.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304cm" svg:height="0.475cm" svg:x="3.7cm" svg:y="13.506cm">
          <draw:text-box>
            <text:p text:style-name="P1"><text:span text:style-name="T3">offer whatever support Prime Minister Allawi needed for his office;</text:span></text:p>
          </draw:text-box>
        </draw:frame>
        <draw:frame draw:style-name="gr3" draw:text-style-name="P4" draw:layer="layout" svg:width="0.634cm" svg:height="0.712cm" svg:x="2.95cm" svg:y="14.0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1cm" svg:height="0.475cm" svg:x="3.7cm" svg:y="14.171cm">
          <draw:text-box>
            <text:p text:style-name="P1"><text:span text:style-name="T3">encourage him to see reconstruction and development as “integral to his wider </text:span></text:p>
          </draw:text-box>
        </draw:frame>
        <draw:frame draw:style-name="gr1" draw:text-style-name="P2" draw:layer="layout" svg:width="3.304cm" svg:height="0.475cm" svg:x="3.7cm" svg:y="14.735cm">
          <draw:text-box>
            <text:p text:style-name="P1"><text:span text:style-name="T3">political strategy”;</text:span></text:p>
          </draw:text-box>
        </draw:frame>
        <draw:frame draw:style-name="gr3" draw:text-style-name="P4" draw:layer="layout" svg:width="0.634cm" svg:height="0.712cm" svg:x="2.95cm" svg:y="15.2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4cm" svg:height="0.475cm" svg:x="3.7cm" svg:y="15.4cm">
          <draw:text-box>
            <text:p text:style-name="P1"><text:span text:style-name="T3">encourage him to associate the IIG very visibly with successes on the ground;</text:span></text:p>
          </draw:text-box>
        </draw:frame>
        <draw:frame draw:style-name="gr3" draw:text-style-name="P4" draw:layer="layout" svg:width="0.634cm" svg:height="0.712cm" svg:x="2.95cm" svg:y="15.9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77cm" svg:height="0.475cm" svg:x="3.7cm" svg:y="16.064cm">
          <draw:text-box>
            <text:p text:style-name="P1"><text:span text:style-name="T3">reassure him of UK support for debt relief. Iraq might not get the 95 percent </text:span></text:p>
          </draw:text-box>
        </draw:frame>
        <draw:frame draw:style-name="gr1" draw:text-style-name="P2" draw:layer="layout" svg:width="14.726cm" svg:height="0.475cm" svg:x="3.7cm" svg:y="16.628cm">
          <draw:text-box>
            <text:p text:style-name="P1"><text:span text:style-name="T3">relief that the IIG and US were pushing for, but the UK wanted relief to be well </text:span></text:p>
          </draw:text-box>
        </draw:frame>
        <draw:frame draw:style-name="gr1" draw:text-style-name="P2" draw:layer="layout" svg:width="4.358cm" svg:height="0.475cm" svg:x="3.7cm" svg:y="17.193cm">
          <draw:text-box>
            <text:p text:style-name="P1"><text:span text:style-name="T3">above 80 percent; and </text:span></text:p>
          </draw:text-box>
        </draw:frame>
        <draw:frame draw:style-name="gr3" draw:text-style-name="P4" draw:layer="layout" svg:width="0.634cm" svg:height="0.712cm" svg:x="2.95cm" svg:y="17.7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71cm" svg:height="0.475cm" svg:x="3.7cm" svg:y="17.857cm">
          <draw:text-box>
            <text:p text:style-name="P1"><text:span text:style-name="T3">encourage him to press the UN and Member States for a substantial increase </text:span></text:p>
          </draw:text-box>
        </draw:frame>
        <draw:frame draw:style-name="gr1" draw:text-style-name="P2" draw:layer="layout" svg:width="1.987cm" svg:height="0.475cm" svg:x="3.7cm" svg:y="18.422cm">
          <draw:text-box>
            <text:p text:style-name="P1"><text:span text:style-name="T3">in support.</text:span></text:p>
          </draw:text-box>
        </draw:frame>
        <draw:frame draw:style-name="gr5" draw:text-style-name="P6" draw:layer="layout" svg:width="0.273cm" svg:height="0.276cm" svg:x="5.677cm" svg:y="18.441cm">
          <draw:text-box>
            <text:p text:style-name="P1"><text:span text:style-name="T8">41</text:span></text:p>
          </draw:text-box>
        </draw:frame>
        <draw:frame draw:style-name="gr1" draw:text-style-name="P2" draw:layer="layout" svg:width="0.422cm" svg:height="0.475cm" svg:x="5.951cm" svg:y="18.4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26cm" svg:height="0.475cm" svg:x="2.2cm" svg:y="19.336cm">
          <draw:text-box>
            <text:p text:style-name="P1"><text:span text:style-name="T6">82. </text:span><text:span text:style-name="T3"><text:s/>During his private meeting with Mr Blair on 19 September, Prime Minister Allawi </text:span></text:p>
          </draw:text-box>
        </draw:frame>
        <draw:frame draw:style-name="gr1" draw:text-style-name="P2" draw:layer="layout" svg:width="15.606cm" svg:height="0.475cm" svg:x="2.2cm" svg:y="19.901cm">
          <draw:text-box>
            <text:p text:style-name="P1"><text:span text:style-name="T3">outlined his four-point strategy for Iraq covering the political process, the economy, </text:span></text:p>
          </draw:text-box>
        </draw:frame>
        <draw:frame draw:style-name="gr1" draw:text-style-name="P2" draw:layer="layout" svg:width="14.886cm" svg:height="0.475cm" svg:x="2.2cm" svg:y="20.465cm">
          <draw:text-box>
            <text:p text:style-name="P1"><text:span text:style-name="T3">security (the most important aspect of the strategy and his personal focus) and </text:span></text:p>
          </draw:text-box>
        </draw:frame>
        <draw:frame draw:style-name="gr1" draw:text-style-name="P2" draw:layer="layout" svg:width="3.499cm" svg:height="0.475cm" svg:x="2.2cm" svg:y="21.03cm">
          <draw:text-box>
            <text:p text:style-name="P1"><text:span text:style-name="T3">institution building.</text:span></text:p>
          </draw:text-box>
        </draw:frame>
        <draw:frame draw:style-name="gr5" draw:text-style-name="P6" draw:layer="layout" svg:width="0.273cm" svg:height="0.276cm" svg:x="5.683cm" svg:y="21.048cm">
          <draw:text-box>
            <text:p text:style-name="P1"><text:span text:style-name="T8">42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0.422cm" svg:height="0.475cm" svg:x="5.958cm" svg:y="21.03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0">38 </text:span></text:p>
          </draw:text-box>
        </draw:frame>
        <draw:frame draw:style-name="gr4" draw:text-style-name="P5" draw:layer="layout" svg:width="11.203cm" svg:height="0.395cm" svg:x="2.532cm" svg:y="23.817cm">
          <draw:text-box>
            <text:p text:style-name="P1"><text:span text:style-name="T11">Record, 16 September 2004, Ad Hoc Ministerial Group on Iraq meeting. 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0">39 </text:span></text:p>
          </draw:text-box>
        </draw:frame>
        <draw:frame draw:style-name="gr4" draw:text-style-name="P5" draw:layer="layout" svg:width="12.249cm" svg:height="0.395cm" svg:x="2.532cm" svg:y="24.241cm">
          <draw:text-box>
            <text:p text:style-name="P1"><text:span text:style-name="T11">Minute Sheinwald to Prime Minister, 20 September 2004, ‘Visit to Washington’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40 </text:span></text:p>
          </draw:text-box>
        </draw:frame>
        <draw:frame draw:style-name="gr4" draw:text-style-name="P5" draw:layer="layout" svg:width="15.5cm" svg:height="0.395cm" svg:x="2.532cm" svg:y="24.664cm">
          <draw:text-box>
            <text:p text:style-name="P1"><text:span text:style-name="T11">Letter Sheinwald to Adams, 19 September 2004, ‘Iraq: Prime Minister’s Meeting with Prime Minister </text:span></text:p>
          </draw:text-box>
        </draw:frame>
        <draw:frame draw:style-name="gr4" draw:text-style-name="P5" draw:layer="layout" svg:width="4.875cm" svg:height="0.395cm" svg:x="2.2cm" svg:y="25.087cm">
          <draw:text-box>
            <text:p text:style-name="P1"><text:span text:style-name="T11">Allawi, Sunday 19 September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41 </text:span></text:p>
          </draw:text-box>
        </draw:frame>
        <draw:frame draw:style-name="gr4" draw:text-style-name="P5" draw:layer="layout" svg:width="16.169cm" svg:height="0.395cm" svg:x="2.532cm" svg:y="25.511cm">
          <draw:text-box>
            <text:p text:style-name="P1"><text:span text:style-name="T11">Minute Quarrey to Prime Minister, 18 September 2004, ‘Iraq: Your Meeting with Allawi’ attaching Briefing </text:span></text:p>
          </draw:text-box>
        </draw:frame>
        <draw:frame draw:style-name="gr4" draw:text-style-name="P5" draw:layer="layout" svg:width="8.854cm" svg:height="0.395cm" svg:x="2.2cm" svg:y="25.934cm">
          <draw:text-box>
            <text:p text:style-name="P1"><text:span text:style-name="T11">Cabinet Office, [undated], ‘Briefing Notes for Allawi Visit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42 </text:span></text:p>
          </draw:text-box>
        </draw:frame>
        <draw:frame draw:style-name="gr4" draw:text-style-name="P5" draw:layer="layout" svg:width="15.5cm" svg:height="0.395cm" svg:x="2.532cm" svg:y="26.357cm">
          <draw:text-box>
            <text:p text:style-name="P1"><text:span text:style-name="T11">Letter Sheinwald to Adams, 19 September 2004, ‘Iraq: Prime Minister’s Meeting with Prime Minister </text:span></text:p>
          </draw:text-box>
        </draw:frame>
        <draw:frame draw:style-name="gr4" draw:text-style-name="P5" draw:layer="layout" svg:width="4.875cm" svg:height="0.395cm" svg:x="2.2cm" svg:y="26.781cm">
          <draw:text-box>
            <text:p text:style-name="P1"><text:span text:style-name="T11">Allawi, Sunday 19 September’. 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211</text:span></text:p>
          </draw:text-box>
        </draw:frame>
        <draw:frame draw:style-name="gr1" draw:text-style-name="P2" draw:layer="layout" svg:width="15.763cm" svg:height="0.475cm" svg:x="2.2cm" svg:y="2.525cm">
          <draw:text-box>
            <text:p text:style-name="P1"><text:span text:style-name="T6">83. </text:span><text:span text:style-name="T3"><text:s/>Mr Blair asked Prime Minister Allawi whether he had the “infrastructure” around </text:span></text:p>
          </draw:text-box>
        </draw:frame>
        <draw:frame draw:style-name="gr1" draw:text-style-name="P2" draw:layer="layout" svg:width="16.449cm" svg:height="0.475cm" svg:x="2.2cm" svg:y="3.09cm">
          <draw:text-box>
            <text:p text:style-name="P1"><text:span text:style-name="T3">him to implement IIG policy. Prime Minister Allawi agreed there was a problem. Mr Blair </text:span></text:p>
          </draw:text-box>
        </draw:frame>
        <draw:frame draw:style-name="gr1" draw:text-style-name="P2" draw:layer="layout" svg:width="16.457cm" svg:height="0.475cm" svg:x="2.2cm" svg:y="3.654cm">
          <draw:text-box>
            <text:p text:style-name="P1"><text:span text:style-name="T3">said that the UK would send “two or three people” to Baghdad to work on the issue. On </text:span></text:p>
          </draw:text-box>
        </draw:frame>
        <draw:frame draw:style-name="gr1" draw:text-style-name="P2" draw:layer="layout" svg:width="16.068cm" svg:height="0.475cm" svg:x="2.2cm" svg:y="4.218cm">
          <draw:text-box>
            <text:p text:style-name="P1"><text:span text:style-name="T3">reconstruction, Mr Blair said that each project needed to be properly publicised as an </text:span></text:p>
          </draw:text-box>
        </draw:frame>
        <draw:frame draw:style-name="gr1" draw:text-style-name="P2" draw:layer="layout" svg:width="9.37cm" svg:height="0.475cm" svg:x="2.2cm" svg:y="4.783cm">
          <draw:text-box>
            <text:p text:style-name="P1"><text:span text:style-name="T3">achievement of the IIG and Prime Minister Allawi. </text:span></text:p>
          </draw:text-box>
        </draw:frame>
        <draw:frame draw:style-name="gr1" draw:text-style-name="P2" draw:layer="layout" svg:width="16.385cm" svg:height="0.475cm" svg:x="2.2cm" svg:y="5.697cm">
          <draw:text-box>
            <text:p text:style-name="P1"><text:span text:style-name="T6">84. </text:span><text:span text:style-name="T3"><text:s/>Mr Blair, Prime Minister Allawi and several Iraqi Ministers discussed reconstruction </text:span></text:p>
          </draw:text-box>
        </draw:frame>
        <draw:frame draw:style-name="gr1" draw:text-style-name="P2" draw:layer="layout" svg:width="5.463cm" svg:height="0.475cm" svg:x="2.2cm" svg:y="6.262cm">
          <draw:text-box>
            <text:p text:style-name="P1"><text:span text:style-name="T3">and the economy over lunch.</text:span></text:p>
          </draw:text-box>
        </draw:frame>
        <draw:frame draw:style-name="gr5" draw:text-style-name="P6" draw:layer="layout" svg:width="0.273cm" svg:height="0.276cm" svg:x="7.636cm" svg:y="6.281cm">
          <draw:text-box>
            <text:p text:style-name="P1"><text:span text:style-name="T8">43</text:span></text:p>
          </draw:text-box>
        </draw:frame>
        <draw:frame draw:style-name="gr1" draw:text-style-name="P2" draw:layer="layout" svg:width="9.777cm" svg:height="0.475cm" svg:x="7.911cm" svg:y="6.262cm">
          <draw:text-box>
            <text:p text:style-name="P1"><text:span text:style-name="T3"><text:s/></text:span><text:span text:style-name="T3">The Iraqi delegation said that there had been good </text:span></text:p>
          </draw:text-box>
        </draw:frame>
        <draw:frame draw:style-name="gr1" draw:text-style-name="P2" draw:layer="layout" svg:width="15.97cm" svg:height="0.475cm" svg:x="2.2cm" svg:y="6.826cm">
          <draw:text-box>
            <text:p text:style-name="P1"><text:span text:style-name="T3">progress on reconstruction in recent months, but the pace of delivery was still far too </text:span></text:p>
          </draw:text-box>
        </draw:frame>
        <draw:frame draw:style-name="gr1" draw:text-style-name="P2" draw:layer="layout" svg:width="16.529cm" svg:height="0.475cm" svg:x="2.2cm" svg:y="7.391cm">
          <draw:text-box>
            <text:p text:style-name="P1"><text:span text:style-name="T3">slow. Nor were donors delivering on their commitments to the World Bank and UN Trust </text:span></text:p>
          </draw:text-box>
        </draw:frame>
        <draw:frame draw:style-name="gr1" draw:text-style-name="P2" draw:layer="layout" svg:width="16.571cm" svg:height="0.475cm" svg:x="2.2cm" svg:y="7.955cm">
          <draw:text-box>
            <text:p text:style-name="P1"><text:span text:style-name="T3">Funds. Mr Blair said that there needed to be absolute clarity on where the blockages on </text:span></text:p>
          </draw:text-box>
        </draw:frame>
        <draw:frame draw:style-name="gr1" draw:text-style-name="P2" draw:layer="layout" svg:width="2.673cm" svg:height="0.475cm" svg:x="2.2cm" svg:y="8.52cm">
          <draw:text-box>
            <text:p text:style-name="P1"><text:span text:style-name="T3">funding were. </text:span></text:p>
          </draw:text-box>
        </draw:frame>
        <draw:frame draw:style-name="gr1" draw:text-style-name="P2" draw:layer="layout" svg:width="16.588cm" svg:height="0.475cm" svg:x="2.2cm" svg:y="9.434cm">
          <draw:text-box>
            <text:p text:style-name="P1"><text:span text:style-name="T6">85. </text:span><text:span text:style-name="T3"><text:s/>Prime Minister Allawi stressed the need for a generous debt reduction package that </text:span></text:p>
          </draw:text-box>
        </draw:frame>
        <draw:frame draw:style-name="gr1" draw:text-style-name="P2" draw:layer="layout" svg:width="16.309cm" svg:height="0.475cm" svg:x="2.2cm" svg:y="9.998cm">
          <draw:text-box>
            <text:p text:style-name="P1"><text:span text:style-name="T3">would encourage foreign investment, and asked the UK to play a major role in the Iraq </text:span></text:p>
          </draw:text-box>
        </draw:frame>
        <draw:frame draw:style-name="gr1" draw:text-style-name="P2" draw:layer="layout" svg:width="7.872cm" svg:height="0.475cm" svg:x="2.2cm" svg:y="10.563cm">
          <draw:text-box>
            <text:p text:style-name="P1"><text:span text:style-name="T3">Grand Port project on the Faw peninsula. </text:span></text:p>
          </draw:text-box>
        </draw:frame>
        <draw:frame draw:style-name="gr1" draw:text-style-name="P2" draw:layer="layout" svg:width="15.377cm" svg:height="0.475cm" svg:x="2.2cm" svg:y="11.477cm">
          <draw:text-box>
            <text:p text:style-name="P1"><text:span text:style-name="T6">86. </text:span><text:span text:style-name="T3"><text:s/>An Iraqi delegation led by Prime Minister Allawi held a roundtable meeting on </text:span></text:p>
          </draw:text-box>
        </draw:frame>
        <draw:frame draw:style-name="gr1" draw:text-style-name="P2" draw:layer="layout" svg:width="13.218cm" svg:height="0.475cm" svg:x="2.2cm" svg:y="12.042cm">
          <draw:text-box>
            <text:p text:style-name="P1"><text:span text:style-name="T3">reconstruction with Mr Straw, Mr Benn and Mr Hoon on 20 September.</text:span></text:p>
          </draw:text-box>
        </draw:frame>
        <draw:frame draw:style-name="gr5" draw:text-style-name="P6" draw:layer="layout" svg:width="0.273cm" svg:height="0.276cm" svg:x="15.376cm" svg:y="12.061cm">
          <draw:text-box>
            <text:p text:style-name="P1"><text:span text:style-name="T8">44</text:span></text:p>
          </draw:text-box>
        </draw:frame>
        <draw:frame draw:style-name="gr1" draw:text-style-name="P2" draw:layer="layout" svg:width="0.422cm" svg:height="0.475cm" svg:x="15.651cm" svg:y="12.04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98cm" svg:height="0.475cm" svg:x="2.2cm" svg:y="12.956cm">
          <draw:text-box>
            <text:p text:style-name="P1"><text:span text:style-name="T6">87. </text:span><text:span text:style-name="T3"><text:s/>The FCO reported that Prime Minister Allawi’s main theme had been the importance </text:span></text:p>
          </draw:text-box>
        </draw:frame>
        <draw:frame draw:style-name="gr1" draw:text-style-name="P2" draw:layer="layout" svg:width="9.887cm" svg:height="0.475cm" svg:x="2.2cm" svg:y="13.521cm">
          <draw:text-box>
            <text:p text:style-name="P1"><text:span text:style-name="T3">of progress on reconstruction and its link to security. </text:span></text:p>
          </draw:text-box>
        </draw:frame>
        <draw:frame draw:style-name="gr1" draw:text-style-name="P2" draw:layer="layout" svg:width="16.698cm" svg:height="0.475cm" svg:x="2.2cm" svg:y="14.435cm">
          <draw:text-box>
            <text:p text:style-name="P1"><text:span text:style-name="T6">88. </text:span><text:span text:style-name="T3"><text:s/>Mr Mehdi Hafez, Iraqi Minister of Planning and Development Co-ordination, outlined </text:span></text:p>
          </draw:text-box>
        </draw:frame>
        <draw:frame draw:style-name="gr1" draw:text-style-name="P2" draw:layer="layout" svg:width="16.351cm" svg:height="0.475cm" svg:x="2.2cm" svg:y="15cm">
          <draw:text-box>
            <text:p text:style-name="P1"><text:span text:style-name="T3">progress towards an agreement on debt relief. Mr Benn emphasised the importance of </text:span></text:p>
          </draw:text-box>
        </draw:frame>
        <draw:frame draw:style-name="gr1" draw:text-style-name="P2" draw:layer="layout" svg:width="16.482cm" svg:height="0.475cm" svg:x="2.2cm" svg:y="15.564cm">
          <draw:text-box>
            <text:p text:style-name="P1"><text:span text:style-name="T3">reducing fuel subsidies if Iraq was to secure an IMF programme. Mr Hafez said that the </text:span></text:p>
          </draw:text-box>
        </draw:frame>
        <draw:frame draw:style-name="gr1" draw:text-style-name="P2" draw:layer="layout" svg:width="16.465cm" svg:height="0.475cm" svg:x="2.2cm" svg:y="16.128cm">
          <draw:text-box>
            <text:p text:style-name="P1"><text:span text:style-name="T3">IIG was committed to reducing subsidies (which he estimated to account for 50 percent </text:span></text:p>
          </draw:text-box>
        </draw:frame>
        <draw:frame draw:style-name="gr1" draw:text-style-name="P2" draw:layer="layout" svg:width="12.211cm" svg:height="0.475cm" svg:x="2.2cm" svg:y="16.693cm">
          <draw:text-box>
            <text:p text:style-name="P1"><text:span text:style-name="T3">of government expenditure), but there were political sensitivities. </text:span></text:p>
          </draw:text-box>
        </draw:frame>
        <draw:frame draw:style-name="gr1" draw:text-style-name="P2" draw:layer="layout" svg:width="16.266cm" svg:height="0.475cm" svg:x="2.2cm" svg:y="17.607cm">
          <draw:text-box>
            <text:p text:style-name="P1"><text:span text:style-name="T6">89. </text:span><text:span text:style-name="T3"><text:s/>During a discussion of the World Bank and UN Trust Funds, Mr Benn encouraged </text:span></text:p>
          </draw:text-box>
        </draw:frame>
        <draw:frame draw:style-name="gr1" draw:text-style-name="P2" draw:layer="layout" svg:width="14.353cm" svg:height="0.475cm" svg:x="2.2cm" svg:y="18.172cm">
          <draw:text-box>
            <text:p text:style-name="P1"><text:span text:style-name="T3">Prime Minister Allawi to press the UN to deploy staff to Iraq and to speed up </text:span></text:p>
          </draw:text-box>
        </draw:frame>
        <draw:frame draw:style-name="gr1" draw:text-style-name="P2" draw:layer="layout" svg:width="15.915cm" svg:height="0.475cm" svg:x="2.2cm" svg:y="18.736cm">
          <draw:text-box>
            <text:p text:style-name="P1"><text:span text:style-name="T3">disbursements from their Trust Fund. The Iraqi delegation said that the reluctance of </text:span></text:p>
          </draw:text-box>
        </draw:frame>
        <draw:frame draw:style-name="gr1" draw:text-style-name="P2" draw:layer="layout" svg:width="16.3cm" svg:height="0.475cm" svg:x="2.2cm" svg:y="19.301cm">
          <draw:text-box>
            <text:p text:style-name="P1"><text:span text:style-name="T3">the World Bank and IMF to engage raised questions about the value of multilateral (as </text:span></text:p>
          </draw:text-box>
        </draw:frame>
        <draw:frame draw:style-name="gr1" draw:text-style-name="P2" draw:layer="layout" svg:width="16.652cm" svg:height="0.475cm" svg:x="2.2cm" svg:y="19.865cm">
          <draw:text-box>
            <text:p text:style-name="P1"><text:span text:style-name="T3">opposed to bilateral) assistance. Mr Benn said that “DFID was concentrating on bilateral </text:span></text:p>
          </draw:text-box>
        </draw:frame>
        <draw:frame draw:style-name="gr1" draw:text-style-name="P2" draw:layer="layout" svg:width="15.805cm" svg:height="0.475cm" svg:x="2.2cm" svg:y="20.43cm">
          <draw:text-box>
            <text:p text:style-name="P1"><text:span text:style-name="T3">projects with 2004/05 money”. Mr Hafez confirmed that the IIG was content with the </text:span></text:p>
          </draw:text-box>
        </draw:frame>
        <draw:frame draw:style-name="gr1" draw:text-style-name="P2" draw:layer="layout" svg:width="3.511cm" svg:height="0.475cm" svg:x="2.2cm" svg:y="20.994cm">
          <draw:text-box>
            <text:p text:style-name="P1"><text:span text:style-name="T3">DFID programme. </text:span></text:p>
          </draw:text-box>
        </draw:frame>
        <draw:frame draw:style-name="gr1" draw:text-style-name="P2" draw:layer="layout" svg:width="15.14cm" svg:height="0.475cm" svg:x="2.2cm" svg:y="21.908cm">
          <draw:text-box>
            <text:p text:style-name="P1"><text:span text:style-name="T6">90. </text:span><text:span text:style-name="T3"><text:s/>DFID sent the note on how to speed up reconstruction funding requested at </text:span></text:p>
          </draw:text-box>
        </draw:frame>
        <draw:frame draw:style-name="gr1" draw:text-style-name="P2" draw:layer="layout" svg:width="14.891cm" svg:height="0.475cm" svg:x="2.2cm" svg:y="22.473cm">
          <draw:text-box>
            <text:p text:style-name="P1"><text:span text:style-name="T3">the 16 September meeting of the Ad Hoc Ministerial Group on Iraq to No.10 on </text:span></text:p>
          </draw:text-box>
        </draw:frame>
        <draw:frame draw:style-name="gr1" draw:text-style-name="P2" draw:layer="layout" svg:width="16.66cm" svg:height="0.475cm" svg:x="2.2cm" svg:y="23.037cm">
          <draw:text-box>
            <text:p text:style-name="P1"><text:span text:style-name="T3">23 September, to inform a telephone conversation between Mr Blair and President Bush </text:span></text:p>
          </draw:text-box>
        </draw:frame>
        <draw:frame draw:style-name="gr1" draw:text-style-name="P2" draw:layer="layout" svg:width="3.253cm" svg:height="0.475cm" svg:x="2.2cm" svg:y="23.602cm">
          <draw:text-box>
            <text:p text:style-name="P1"><text:span text:style-name="T3">the following day.</text:span></text:p>
          </draw:text-box>
        </draw:frame>
        <draw:frame draw:style-name="gr5" draw:text-style-name="P6" draw:layer="layout" svg:width="0.273cm" svg:height="0.276cm" svg:x="5.44cm" svg:y="23.621cm">
          <draw:text-box>
            <text:p text:style-name="P1"><text:span text:style-name="T8">45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0.422cm" svg:height="0.475cm" svg:x="5.714cm" svg:y="23.602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43 </text:span></text:p>
          </draw:text-box>
        </draw:frame>
        <draw:line draw:style-name="gr8" draw:text-style-name="P7" draw:layer="layout" svg:x1="2.527cm" svg:y1="25.867cm" svg:x2="18.731cm" svg:y2="25.867cm">
          <text:p/>
        </draw:line>
        <draw:line draw:style-name="gr8" draw:text-style-name="P7" draw:layer="layout" svg:x1="2.199cm" svg:y1="26.29cm" svg:x2="5.846cm" svg:y2="26.29cm">
          <text:p/>
        </draw:line>
        <draw:frame draw:style-name="gr4" draw:text-style-name="P5" draw:layer="layout" svg:width="15.949cm" svg:height="0.395cm" svg:x="2.532cm" svg:y="25.087cm">
          <draw:text-box>
            <text:p text:style-name="P1"><text:span text:style-name="T11">Letter Quarrey to Owen, 19 September 2004, ‘Iraq: Prime Minister’s Lunch with Allawi, 19 September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44 </text:span></text:p>
          </draw:text-box>
        </draw:frame>
        <draw:frame draw:style-name="gr4" draw:text-style-name="P5" draw:layer="layout" svg:width="16.084cm" svg:height="0.395cm" svg:x="2.528cm" svg:y="25.511cm">
          <draw:text-box>
            <text:p text:style-name="P1"><text:span text:style-name="T5">Telegram 73 IPU to Baghdad, 20 September 2004, ‘Iraq: Visit of Allawi: Meeting with Foreign Secretary, </text:span></text:p>
          </draw:text-box>
        </draw:frame>
        <draw:frame draw:style-name="gr4" draw:text-style-name="P5" draw:layer="layout" svg:width="3.723cm" svg:height="0.395cm" svg:x="2.2cm" svg:y="25.934cm">
          <draw:text-box>
            <text:p text:style-name="P1"><text:span text:style-name="T5">Mr Benn and Mr Hoon’.</text:span><text:span text:style-name="T11">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45 </text:span></text:p>
          </draw:text-box>
        </draw:frame>
        <draw:frame draw:style-name="gr4" draw:text-style-name="P5" draw:layer="layout" svg:width="15.885cm" svg:height="0.395cm" svg:x="2.532cm" svg:y="26.357cm">
          <draw:text-box>
            <text:p text:style-name="P1"><text:span text:style-name="T11">Letter Drummond to Quarrey, 23 September 2004, ‘VTC with President Bush’ attaching Briefing DFID, </text:span></text:p>
          </draw:text-box>
        </draw:frame>
        <draw:frame draw:style-name="gr4" draw:text-style-name="P5" draw:layer="layout" svg:width="10.615cm" svg:height="0.395cm" svg:x="2.2cm" svg:y="26.781cm">
          <draw:text-box>
            <text:p text:style-name="P1"><text:span text:style-name="T11">[undated], ‘Prime Minister’s Video-Conference with President Bush’. 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2</text:span></text:p>
          </draw:text-box>
        </draw:frame>
        <draw:frame draw:style-name="gr1" draw:text-style-name="P2" draw:layer="layout" svg:width="6.259cm" svg:height="0.475cm" svg:x="2.2cm" svg:y="2.525cm">
          <draw:text-box>
            <text:p text:style-name="P1"><text:span text:style-name="T6">91. </text:span><text:span text:style-name="T3"><text:s/>The DFID note advised that: </text:span></text:p>
          </draw:text-box>
        </draw:frame>
        <draw:frame draw:style-name="gr3" draw:text-style-name="P4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02cm" svg:height="0.475cm" svg:x="3.7cm" svg:y="3.44cm">
          <draw:text-box>
            <text:p text:style-name="P1"><text:span text:style-name="T3">Iraq’s infrastructure had now been “stabilised” and some improvements had </text:span></text:p>
          </draw:text-box>
        </draw:frame>
        <draw:frame draw:style-name="gr1" draw:text-style-name="P2" draw:layer="layout" svg:width="15.145cm" svg:height="0.475cm" svg:x="3.7cm" svg:y="4.004cm">
          <draw:text-box>
            <text:p text:style-name="P1"><text:span text:style-name="T3">been made. But Iraqi citizens did not see that; it was vital for security that visible </text:span></text:p>
          </draw:text-box>
        </draw:frame>
        <draw:frame draw:style-name="gr1" draw:text-style-name="P2" draw:layer="layout" svg:width="14.133cm" svg:height="0.475cm" svg:x="3.7cm" svg:y="4.568cm">
          <draw:text-box>
            <text:p text:style-name="P1"><text:span text:style-name="T3">progress was made fast, and that the IIG told Iraqi citizens what was being </text:span></text:p>
          </draw:text-box>
        </draw:frame>
        <draw:frame draw:style-name="gr1" draw:text-style-name="P2" draw:layer="layout" svg:width="1.941cm" svg:height="0.475cm" svg:x="3.7cm" svg:y="5.133cm">
          <draw:text-box>
            <text:p text:style-name="P1"><text:span text:style-name="T3">achieved. </text:span></text:p>
          </draw:text-box>
        </draw:frame>
        <draw:frame draw:style-name="gr3" draw:text-style-name="P4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34cm" svg:height="0.475cm" svg:x="3.7cm" svg:y="5.797cm">
          <draw:text-box>
            <text:p text:style-name="P1"><text:span text:style-name="T3">There were “very few” PCO staff in the South. Could the US speed up the </text:span></text:p>
          </draw:text-box>
        </draw:frame>
        <draw:frame draw:style-name="gr1" draw:text-style-name="P2" draw:layer="layout" svg:width="10.721cm" svg:height="0.475cm" svg:x="3.7cm" svg:y="6.362cm">
          <draw:text-box>
            <text:p text:style-name="P1"><text:span text:style-name="T3">deployment of PCO staff, and give USAID a bigger role? </text:span></text:p>
          </draw:text-box>
        </draw:frame>
        <draw:frame draw:style-name="gr3" draw:text-style-name="P4" draw:layer="layout" svg:width="0.634cm" svg:height="0.712cm" svg:x="2.95cm" svg:y="6.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3cm" svg:height="0.475cm" svg:x="3.7cm" svg:y="7.026cm">
          <draw:text-box>
            <text:p text:style-name="P1"><text:span text:style-name="T3">Iraqi systems were not yet working. The US and UK needed to press Prime </text:span></text:p>
          </draw:text-box>
        </draw:frame>
        <draw:frame draw:style-name="gr1" draw:text-style-name="P2" draw:layer="layout" svg:width="15.162cm" svg:height="0.475cm" svg:x="3.7cm" svg:y="7.591cm">
          <draw:text-box>
            <text:p text:style-name="P1"><text:span text:style-name="T3">Minister Allawi to get Iraqi oil revenues into the provinces, and press the UN and </text:span></text:p>
          </draw:text-box>
        </draw:frame>
        <draw:frame draw:style-name="gr1" draw:text-style-name="P2" draw:layer="layout" svg:width="5.662cm" svg:height="0.475cm" svg:x="3.7cm" svg:y="8.155cm">
          <draw:text-box>
            <text:p text:style-name="P1"><text:span text:style-name="T3">World Bank to deploy experts.</text:span></text:p>
          </draw:text-box>
        </draw:frame>
        <draw:frame draw:style-name="gr1" draw:text-style-name="P2" draw:layer="layout" svg:width="16.017cm" svg:height="0.475cm" svg:x="2.2cm" svg:y="9.07cm">
          <draw:text-box>
            <text:p text:style-name="P1"><text:span text:style-name="T6">92. </text:span><text:span text:style-name="T3"><text:s/>Mr Quarrey’s briefing for Mr Blair suggested that he could refer to Prime Minister </text:span></text:p>
          </draw:text-box>
        </draw:frame>
        <draw:frame draw:style-name="gr1" draw:text-style-name="P2" draw:layer="layout" svg:width="11.521cm" svg:height="0.475cm" svg:x="2.2cm" svg:y="9.634cm">
          <draw:text-box>
            <text:p text:style-name="P1"><text:span text:style-name="T3">Allawi’s concern about the pace of delivery on reconstruction.</text:span></text:p>
          </draw:text-box>
        </draw:frame>
        <draw:frame draw:style-name="gr5" draw:text-style-name="P6" draw:layer="layout" svg:width="0.273cm" svg:height="0.276cm" svg:x="13.676cm" svg:y="9.653cm">
          <draw:text-box>
            <text:p text:style-name="P1"><text:span text:style-name="T8">46</text:span></text:p>
          </draw:text-box>
        </draw:frame>
        <draw:frame draw:style-name="gr1" draw:text-style-name="P2" draw:layer="layout" svg:width="0.422cm" svg:height="0.475cm" svg:x="13.95cm" svg:y="9.6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99cm" svg:height="0.475cm" svg:x="2.2cm" svg:y="10.548cm">
          <draw:text-box>
            <text:p text:style-name="P1"><text:span text:style-name="T6">93. </text:span><text:span text:style-name="T3"><text:s/>In a telephone conversation with President Bush on 24 September, Mr Blair set out </text:span></text:p>
          </draw:text-box>
        </draw:frame>
        <draw:frame draw:style-name="gr1" draw:text-style-name="P2" draw:layer="layout" svg:width="11.504cm" svg:height="0.475cm" svg:x="2.2cm" svg:y="11.113cm">
          <draw:text-box>
            <text:p text:style-name="P1"><text:span text:style-name="T3">three priority issues, as discussed with Prime Minister Allawi: </text:span></text:p>
          </draw:text-box>
        </draw:frame>
        <draw:frame draw:style-name="gr3" draw:text-style-name="P4" draw:layer="layout" svg:width="0.634cm" svg:height="0.712cm" svg:x="2.95cm" svg:y="11.8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946cm" svg:height="0.475cm" svg:x="3.7cm" svg:y="12.027cm">
          <draw:text-box>
            <text:p text:style-name="P1"><text:span text:style-name="T3">the need to strengthen Prime Minister Allawi’s office; </text:span></text:p>
          </draw:text-box>
        </draw:frame>
        <draw:frame draw:style-name="gr3" draw:text-style-name="P4" draw:layer="layout" svg:width="0.634cm" svg:height="0.712cm" svg:x="2.95cm" svg:y="12.5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11cm" svg:height="0.475cm" svg:x="3.7cm" svg:y="12.692cm">
          <draw:text-box>
            <text:p text:style-name="P1"><text:span text:style-name="T3">accelerating work to show the ISF had capacity to act; and </text:span></text:p>
          </draw:text-box>
        </draw:frame>
        <draw:frame draw:style-name="gr3" draw:text-style-name="P4" draw:layer="layout" svg:width="0.634cm" svg:height="0.712cm" svg:x="2.95cm" svg:y="13.2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215cm" svg:height="0.475cm" svg:x="3.7cm" svg:y="13.356cm">
          <draw:text-box>
            <text:p text:style-name="P1"><text:span text:style-name="T3">increasing the pace of development activity.</text:span></text:p>
          </draw:text-box>
        </draw:frame>
        <draw:frame draw:style-name="gr5" draw:text-style-name="P6" draw:layer="layout" svg:width="0.273cm" svg:height="0.276cm" svg:x="11.881cm" svg:y="13.375cm">
          <draw:text-box>
            <text:p text:style-name="P1"><text:span text:style-name="T8">47</text:span></text:p>
          </draw:text-box>
        </draw:frame>
        <draw:frame draw:style-name="gr1" draw:text-style-name="P2" draw:layer="layout" svg:width="16.596cm" svg:height="0.475cm" svg:x="2.2cm" svg:y="14.271cm">
          <draw:text-box>
            <text:p text:style-name="P1"><text:span text:style-name="T6">94. </text:span><text:span text:style-name="T3"><text:s/>On 1 October, in response to a request for advice from Mr Benn’s Private Secretary </text:span></text:p>
          </draw:text-box>
        </draw:frame>
        <draw:frame draw:style-name="gr1" draw:text-style-name="P2" draw:layer="layout" svg:width="12.829cm" svg:height="0.475cm" svg:x="2.2cm" svg:y="14.835cm">
          <draw:text-box>
            <text:p text:style-name="P1"><text:span text:style-name="T3">on the World Bank and UN Trust Funds, a DFID official advised that:</text:span></text:p>
          </draw:text-box>
        </draw:frame>
        <draw:frame draw:style-name="gr1" draw:text-style-name="P2" draw:layer="layout" svg:width="14.595cm" svg:height="0.475cm" svg:x="2.95cm" svg:y="15.75cm">
          <draw:text-box>
            <text:p text:style-name="P1"><text:span text:style-name="T3">“… </text:span><text:span text:style-name="T3">implementation is proceeding, but not as quickly as we would wish or had </text:span></text:p>
          </draw:text-box>
        </draw:frame>
        <draw:frame draw:style-name="gr1" draw:text-style-name="P2" draw:layer="layout" svg:width="11.982cm" svg:height="0.475cm" svg:x="2.95cm" svg:y="16.314cm">
          <draw:text-box>
            <text:p text:style-name="P1"><text:span text:style-name="T3">anticipated when we decided to contribute to them in February”.</text:span></text:p>
          </draw:text-box>
        </draw:frame>
        <draw:frame draw:style-name="gr5" draw:text-style-name="P6" draw:layer="layout" svg:width="0.273cm" svg:height="0.276cm" svg:x="14.881cm" svg:y="16.333cm">
          <draw:text-box>
            <text:p text:style-name="P1"><text:span text:style-name="T8">48</text:span></text:p>
          </draw:text-box>
        </draw:frame>
        <draw:frame draw:style-name="gr1" draw:text-style-name="P2" draw:layer="layout" svg:width="15.221cm" svg:height="0.475cm" svg:x="2.2cm" svg:y="17.228cm">
          <draw:text-box>
            <text:p text:style-name="P1"><text:span text:style-name="T6">95. </text:span><text:span text:style-name="T3"><text:s/>There was as yet insufficient evidence to decide whether DFID should make </text:span></text:p>
          </draw:text-box>
        </draw:frame>
        <draw:frame draw:style-name="gr1" draw:text-style-name="P2" draw:layer="layout" svg:width="16.093cm" svg:height="0.475cm" svg:x="2.2cm" svg:y="17.793cm">
          <draw:text-box>
            <text:p text:style-name="P1"><text:span text:style-name="T3">further contributions to the Trust Funds. Equally, withdrawing UK funds from the Trust </text:span></text:p>
          </draw:text-box>
        </draw:frame>
        <draw:frame draw:style-name="gr1" draw:text-style-name="P2" draw:layer="layout" svg:width="15.864cm" svg:height="0.475cm" svg:x="2.2cm" svg:y="18.357cm">
          <draw:text-box>
            <text:p text:style-name="P1"><text:span text:style-name="T3">Funds would be difficult to justify and would undermine UK efforts to persuade other </text:span></text:p>
          </draw:text-box>
        </draw:frame>
        <draw:frame draw:style-name="gr1" draw:text-style-name="P2" draw:layer="layout" svg:width="14.781cm" svg:height="0.475cm" svg:x="2.2cm" svg:y="18.922cm">
          <draw:text-box>
            <text:p text:style-name="P1"><text:span text:style-name="T3">donors (especially those not present on the ground in Iraq) to contribute to the </text:span></text:p>
          </draw:text-box>
        </draw:frame>
        <draw:frame draw:style-name="gr1" draw:text-style-name="P2" draw:layer="layout" svg:width="3.986cm" svg:height="0.475cm" svg:x="2.2cm" svg:y="19.486cm">
          <draw:text-box>
            <text:p text:style-name="P1"><text:span text:style-name="T3">reconstruction effort. </text:span></text:p>
          </draw:text-box>
        </draw:frame>
        <draw:frame draw:style-name="gr1" draw:text-style-name="P2" draw:layer="layout" svg:width="14.675cm" svg:height="0.475cm" svg:x="2.2cm" svg:y="20.401cm">
          <draw:text-box>
            <text:p text:style-name="P1"><text:span text:style-name="T6">96. </text:span><text:span text:style-name="T3"><text:s/>Iraqi Deputy Prime Minister Dr Barham Salih presented the IIG’s National </text:span></text:p>
          </draw:text-box>
        </draw:frame>
        <draw:frame draw:style-name="gr1" draw:text-style-name="P2" draw:layer="layout" svg:width="15.97cm" svg:height="0.475cm" svg:x="2.2cm" svg:y="20.965cm">
          <draw:text-box>
            <text:p text:style-name="P1"><text:span text:style-name="T3">Development Strategy (NDS) at the third meeting of the International Reconstruction </text:span></text:p>
          </draw:text-box>
        </draw:frame>
        <draw:frame draw:style-name="gr1" draw:text-style-name="P2" draw:layer="layout" svg:width="13.341cm" svg:height="0.475cm" svg:x="2.2cm" svg:y="21.53cm">
          <draw:text-box>
            <text:p text:style-name="P1"><text:span text:style-name="T3">Fund Facility for Iraq (IRFFI) Donor Committee in Tokyo on 14 October.</text:span></text:p>
          </draw:text-box>
        </draw:frame>
        <draw:frame draw:style-name="gr5" draw:text-style-name="P6" draw:layer="layout" svg:width="0.273cm" svg:height="0.276cm" svg:x="15.509cm" svg:y="21.548cm">
          <draw:text-box>
            <text:p text:style-name="P1"><text:span text:style-name="T8">49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0.422cm" svg:height="0.475cm" svg:x="15.783cm" svg:y="21.53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0">46 </text:span></text:p>
          </draw:text-box>
        </draw:frame>
        <draw:frame draw:style-name="gr4" draw:text-style-name="P5" draw:layer="layout" svg:width="13.913cm" svg:height="0.395cm" svg:x="2.532cm" svg:y="23.817cm">
          <draw:text-box>
            <text:p text:style-name="P1"><text:span text:style-name="T11">Minute Phillipson to Prime Minister, 23 September 2004, ‘Phonecall with President Bush, <text:s/></text:span></text:p>
          </draw:text-box>
        </draw:frame>
        <draw:frame draw:style-name="gr4" draw:text-style-name="P5" draw:layer="layout" svg:width="2.483cm" svg:height="0.395cm" svg:x="2.2cm" svg:y="24.241cm">
          <draw:text-box>
            <text:p text:style-name="P1"><text:span text:style-name="T11">24 September’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47 </text:span></text:p>
          </draw:text-box>
        </draw:frame>
        <draw:frame draw:style-name="gr4" draw:text-style-name="P5" draw:layer="layout" svg:width="13.811cm" svg:height="0.395cm" svg:x="2.532cm" svg:y="24.664cm">
          <draw:text-box>
            <text:p text:style-name="P1"><text:span text:style-name="T11">Letter Quarrey to Owen, 24 September 2004, ‘Prime Minister’s Phone Conversation with </text:span></text:p>
          </draw:text-box>
        </draw:frame>
        <draw:frame draw:style-name="gr4" draw:text-style-name="P5" draw:layer="layout" svg:width="5.057cm" svg:height="0.395cm" svg:x="2.2cm" svg:y="25.087cm">
          <draw:text-box>
            <text:p text:style-name="P1"><text:span text:style-name="T11">President Bush, 24 September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48 </text:span></text:p>
          </draw:text-box>
        </draw:frame>
        <draw:frame draw:style-name="gr4" draw:text-style-name="P5" draw:layer="layout" svg:width="14.98cm" svg:height="0.395cm" svg:x="2.532cm" svg:y="25.511cm">
          <draw:text-box>
            <text:p text:style-name="P1"><text:span text:style-name="T11">Minute DFID [junior official] to DFID [junior official], 1 October 2004, ‘Iraq Trust Funds: Secretary </text:span></text:p>
          </draw:text-box>
        </draw:frame>
        <draw:frame draw:style-name="gr4" draw:text-style-name="P5" draw:layer="layout" svg:width="6.983cm" svg:height="0.395cm" svg:x="2.2cm" svg:y="25.934cm">
          <draw:text-box>
            <text:p text:style-name="P1"><text:span text:style-name="T11">of State’s Conversation with Ann Clwyd MP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49 </text:span></text:p>
          </draw:text-box>
        </draw:frame>
        <draw:frame draw:style-name="gr4" draw:text-style-name="P5" draw:layer="layout" svg:width="14.988cm" svg:height="0.395cm" svg:x="2.528cm" svg:y="26.357cm">
          <draw:text-box>
            <text:p text:style-name="P1"><text:span text:style-name="T11">Telegram 181 Tokyo to FCO London, 15 October 2004, ‘Iraq: Tokyo Donor Committee Meetings, </text:span></text:p>
          </draw:text-box>
        </draw:frame>
        <draw:frame draw:style-name="gr4" draw:text-style-name="P5" draw:layer="layout" svg:width="2.529cm" svg:height="0.395cm" svg:x="2.2cm" svg:y="26.781cm">
          <draw:text-box>
            <text:p text:style-name="P1"><text:span text:style-name="T11">13-14 October’. 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3</text:span></text:p>
          </draw:text-box>
        </draw:frame>
        <draw:frame draw:style-name="gr1" draw:text-style-name="P2" draw:layer="layout" svg:width="16.304cm" svg:height="0.475cm" svg:x="2.2cm" svg:y="2.525cm">
          <draw:text-box>
            <text:p text:style-name="P1"><text:span text:style-name="T6">97. </text:span><text:span text:style-name="T3"><text:s/>The NDS set out the social and economic reforms that the IIG intended to pursue, </text:span></text:p>
          </draw:text-box>
        </draw:frame>
        <draw:frame draw:style-name="gr1" draw:text-style-name="P2" draw:layer="layout" svg:width="14.192cm" svg:height="0.475cm" svg:x="2.2cm" svg:y="3.09cm">
          <draw:text-box>
            <text:p text:style-name="P1"><text:span text:style-name="T3">but did not prioritise those reforms or include plans for their implementation.</text:span></text:p>
          </draw:text-box>
        </draw:frame>
        <draw:frame draw:style-name="gr5" draw:text-style-name="P6" draw:layer="layout" svg:width="0.273cm" svg:height="0.276cm" svg:x="16.342cm" svg:y="3.108cm">
          <draw:text-box>
            <text:p text:style-name="P1"><text:span text:style-name="T8">50</text:span></text:p>
          </draw:text-box>
        </draw:frame>
        <draw:frame draw:style-name="gr1" draw:text-style-name="P2" draw:layer="layout" svg:width="0.422cm" svg:height="0.475cm" svg:x="16.616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28cm" svg:height="0.475cm" svg:x="2.2cm" svg:y="4.004cm">
          <draw:text-box>
            <text:p text:style-name="P1"><text:span text:style-name="T6">98. </text:span><text:span text:style-name="T3"><text:s/>Dr Salih told the meeting that this was the first time a sovereign Iraqi Government </text:span></text:p>
          </draw:text-box>
        </draw:frame>
        <draw:frame draw:style-name="gr1" draw:text-style-name="P2" draw:layer="layout" svg:width="14.065cm" svg:height="0.475cm" svg:x="2.2cm" svg:y="4.568cm">
          <draw:text-box>
            <text:p text:style-name="P1"><text:span text:style-name="T3">had presented its own vision of Iraq’s future to the international community.</text:span></text:p>
          </draw:text-box>
        </draw:frame>
        <draw:frame draw:style-name="gr5" draw:text-style-name="P6" draw:layer="layout" svg:width="0.273cm" svg:height="0.276cm" svg:x="16.209cm" svg:y="4.587cm">
          <draw:text-box>
            <text:p text:style-name="P1"><text:span text:style-name="T8">51</text:span></text:p>
          </draw:text-box>
        </draw:frame>
        <draw:frame draw:style-name="gr1" draw:text-style-name="P2" draw:layer="layout" svg:width="0.972cm" svg:height="0.475cm" svg:x="16.484cm" svg:y="4.568cm">
          <draw:text-box>
            <text:p text:style-name="P1"><text:span text:style-name="T3"><text:s/></text:span><text:span text:style-name="T3">Iraq </text:span></text:p>
          </draw:text-box>
        </draw:frame>
        <draw:frame draw:style-name="gr1" draw:text-style-name="P2" draw:layer="layout" svg:width="16.576cm" svg:height="0.475cm" svg:x="2.2cm" svg:y="5.133cm">
          <draw:text-box>
            <text:p text:style-name="P1"><text:span text:style-name="T3">needed a quick agreement on debt relief and faster implementation of pledges made by </text:span></text:p>
          </draw:text-box>
        </draw:frame>
        <draw:frame draw:style-name="gr1" draw:text-style-name="P2" draw:layer="layout" svg:width="16.038cm" svg:height="0.475cm" svg:x="2.2cm" svg:y="5.697cm">
          <draw:text-box>
            <text:p text:style-name="P1"><text:span text:style-name="T3">donors at the Madrid Donor Conference, in line with the priorities outlined in the NDS.</text:span></text:p>
          </draw:text-box>
        </draw:frame>
        <draw:frame draw:style-name="gr1" draw:text-style-name="P2" draw:layer="layout" svg:width="15.652cm" svg:height="0.475cm" svg:x="2.2cm" svg:y="6.612cm">
          <draw:text-box>
            <text:p text:style-name="P1"><text:span text:style-name="T6">99. </text:span><text:span text:style-name="T3"><text:s/>The IMF and World Bank presented a “relatively positive” assessment of Iraq’s </text:span></text:p>
          </draw:text-box>
        </draw:frame>
        <draw:frame draw:style-name="gr1" draw:text-style-name="P2" draw:layer="layout" svg:width="10.344cm" svg:height="0.475cm" svg:x="2.2cm" svg:y="7.176cm">
          <draw:text-box>
            <text:p text:style-name="P1"><text:span text:style-name="T3">economy, including higher than expected oil revenues. </text:span></text:p>
          </draw:text-box>
        </draw:frame>
        <draw:frame draw:style-name="gr1" draw:text-style-name="P2" draw:layer="layout" svg:width="16.448cm" svg:height="0.475cm" svg:x="2.2cm" svg:y="8.091cm">
          <draw:text-box>
            <text:p text:style-name="P1"><text:span text:style-name="T6">100. </text:span><text:span text:style-name="T3"><text:s/>At the meeting, Mr Jim Drummond, DFID Director Iraq, underlined the importance </text:span></text:p>
          </draw:text-box>
        </draw:frame>
        <draw:frame draw:style-name="gr1" draw:text-style-name="P2" draw:layer="layout" svg:width="15.924cm" svg:height="0.475cm" svg:x="2.2cm" svg:y="8.655cm">
          <draw:text-box>
            <text:p text:style-name="P1"><text:span text:style-name="T3">of Iraqi leadership of the reconstruction process, urged faster disbursement from the </text:span></text:p>
          </draw:text-box>
        </draw:frame>
        <draw:frame draw:style-name="gr1" draw:text-style-name="P2" draw:layer="layout" svg:width="16.152cm" svg:height="0.475cm" svg:x="2.2cm" svg:y="9.22cm">
          <draw:text-box>
            <text:p text:style-name="P1"><text:span text:style-name="T3">World Bank and UN Trust Funds, and encouraged more donors to contribute to them. </text:span></text:p>
          </draw:text-box>
        </draw:frame>
        <draw:frame draw:style-name="gr1" draw:text-style-name="P2" draw:layer="layout" svg:width="16.114cm" svg:height="0.475cm" svg:x="2.2cm" svg:y="10.134cm">
          <draw:text-box>
            <text:p text:style-name="P1"><text:span text:style-name="T6">101. </text:span><text:span text:style-name="T3"><text:s/>The British Embassy Tokyo reported that the international community had come </text:span></text:p>
          </draw:text-box>
        </draw:frame>
        <draw:frame draw:style-name="gr1" draw:text-style-name="P2" draw:layer="layout" svg:width="16.144cm" svg:height="0.475cm" svg:x="2.2cm" svg:y="10.698cm">
          <draw:text-box>
            <text:p text:style-name="P1"><text:span text:style-name="T3">together behind “a good Iraqi-led strategy”. Germany and France had engaged “more </text:span></text:p>
          </draw:text-box>
        </draw:frame>
        <draw:frame draw:style-name="gr1" draw:text-style-name="P2" draw:layer="layout" svg:width="16.457cm" svg:height="0.475cm" svg:x="2.2cm" svg:y="11.263cm">
          <draw:text-box>
            <text:p text:style-name="P1"><text:span text:style-name="T3">than previously, but not yet with significant support”. There had been no significant new </text:span></text:p>
          </draw:text-box>
        </draw:frame>
        <draw:frame draw:style-name="gr1" draw:text-style-name="P2" draw:layer="layout" svg:width="16.029cm" svg:height="0.475cm" svg:x="2.2cm" svg:y="11.827cm">
          <draw:text-box>
            <text:p text:style-name="P1"><text:span text:style-name="T3">pledges, but that was not surprising given the US$32bn pledged at Madrid and rising </text:span></text:p>
          </draw:text-box>
        </draw:frame>
        <draw:frame draw:style-name="gr1" draw:text-style-name="P2" draw:layer="layout" svg:width="3.473cm" svg:height="0.475cm" svg:x="2.2cm" svg:y="12.392cm">
          <draw:text-box>
            <text:p text:style-name="P1"><text:span text:style-name="T3">Iraqi oil revenues. </text:span></text:p>
          </draw:text-box>
        </draw:frame>
        <draw:frame draw:style-name="gr1" draw:text-style-name="P2" draw:layer="layout" svg:width="15.343cm" svg:height="0.475cm" svg:x="2.2cm" svg:y="13.306cm">
          <draw:text-box>
            <text:p text:style-name="P1"><text:span text:style-name="T6">102. </text:span><text:span text:style-name="T3"><text:s/>Mr Quarrey described the meeting to Mr Blair as “important and successful”.</text:span></text:p>
          </draw:text-box>
        </draw:frame>
        <draw:frame draw:style-name="gr5" draw:text-style-name="P6" draw:layer="layout" svg:width="0.273cm" svg:height="0.276cm" svg:x="17.47cm" svg:y="13.325cm">
          <draw:text-box>
            <text:p text:style-name="P1"><text:span text:style-name="T8">52</text:span></text:p>
          </draw:text-box>
        </draw:frame>
        <draw:frame draw:style-name="gr1" draw:text-style-name="P2" draw:layer="layout" svg:width="0.595cm" svg:height="0.475cm" svg:x="17.744cm" svg:y="13.306cm">
          <draw:text-box>
            <text:p text:style-name="P1"><text:span text:style-name="T3"><text:s/></text:span><text:span text:style-name="T3">In </text:span></text:p>
          </draw:text-box>
        </draw:frame>
        <draw:frame draw:style-name="gr1" draw:text-style-name="P2" draw:layer="layout" svg:width="16.728cm" svg:height="0.475cm" svg:x="2.2cm" svg:y="13.871cm">
          <draw:text-box>
            <text:p text:style-name="P1"><text:span text:style-name="T3">response, Mr Blair asked for a DFID paper on how the UK could ensure that the meeting </text:span></text:p>
          </draw:text-box>
        </draw:frame>
        <draw:frame draw:style-name="gr1" draw:text-style-name="P2" draw:layer="layout" svg:width="13.968cm" svg:height="0.475cm" svg:x="2.2cm" svg:y="14.435cm">
          <draw:text-box>
            <text:p text:style-name="P1"><text:span text:style-name="T3">led to a visible acceleration in the delivery of reconstruction on the ground.</text:span></text:p>
          </draw:text-box>
        </draw:frame>
        <draw:frame draw:style-name="gr5" draw:text-style-name="P6" draw:layer="layout" svg:width="0.273cm" svg:height="0.276cm" svg:x="16.108cm" svg:y="14.454cm">
          <draw:text-box>
            <text:p text:style-name="P1"><text:span text:style-name="T8">53</text:span></text:p>
          </draw:text-box>
        </draw:frame>
        <draw:frame draw:style-name="gr1" draw:text-style-name="P2" draw:layer="layout" svg:width="0.422cm" svg:height="0.475cm" svg:x="16.382cm" svg:y="14.43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21cm" svg:height="0.475cm" svg:x="2.2cm" svg:y="15.35cm">
          <draw:text-box>
            <text:p text:style-name="P1"><text:span text:style-name="T6">103. </text:span><text:span text:style-name="T3"><text:s/>The IIG’s successor, the Iraqi Transitional Government (ITG), launched a revised </text:span></text:p>
          </draw:text-box>
        </draw:frame>
        <draw:frame draw:style-name="gr1" draw:text-style-name="P2" draw:layer="layout" svg:width="3.52cm" svg:height="0.475cm" svg:x="2.2cm" svg:y="15.914cm">
          <draw:text-box>
            <text:p text:style-name="P1"><text:span text:style-name="T3">NDS in July 2005. </text:span></text:p>
          </draw:text-box>
        </draw:frame>
        <draw:frame draw:style-name="gr10" draw:text-style-name="P9" draw:layer="layout" svg:width="16.461cm" svg:height="0.556cm" svg:x="2.2cm" svg:y="17.035cm">
          <draw:text-box>
            <text:p text:style-name="P1"><text:span text:style-name="T14">Reconstruction in areas regained from insurgent control, and Fallujah</text:span></text:p>
          </draw:text-box>
        </draw:frame>
        <draw:frame draw:style-name="gr1" draw:text-style-name="P2" draw:layer="layout" svg:width="16.245cm" svg:height="0.475cm" svg:x="2.2cm" svg:y="17.863cm">
          <draw:text-box>
            <text:p text:style-name="P1"><text:span text:style-name="T6">104. </text:span><text:span text:style-name="T3"><text:s/>Section 9.3 describes how, in the autumn of 2004, the IIG and the Multi-National </text:span></text:p>
          </draw:text-box>
        </draw:frame>
        <draw:frame draw:style-name="gr1" draw:text-style-name="P2" draw:layer="layout" svg:width="16.258cm" svg:height="0.475cm" svg:x="2.2cm" svg:y="18.428cm">
          <draw:text-box>
            <text:p text:style-name="P1"><text:span text:style-name="T3">Force – Iraq (MNF-I) reviewed the possibility of further military action to gain control of </text:span></text:p>
          </draw:text-box>
        </draw:frame>
        <draw:frame draw:style-name="gr1" draw:text-style-name="P2" draw:layer="layout" svg:width="15.949cm" svg:height="0.475cm" svg:x="2.2cm" svg:y="18.992cm">
          <draw:text-box>
            <text:p text:style-name="P1"><text:span text:style-name="T3">Fallujah from the Sunni insurgency, including the debate between the US and UK on </text:span></text:p>
          </draw:text-box>
        </draw:frame>
        <draw:frame draw:style-name="gr1" draw:text-style-name="P2" draw:layer="layout" svg:width="5.514cm" svg:height="0.475cm" svg:x="2.2cm" svg:y="19.557cm">
          <draw:text-box>
            <text:p text:style-name="P1"><text:span text:style-name="T3">how and when to take action.</text:span></text:p>
          </draw:text-box>
        </draw:frame>
        <draw:frame draw:style-name="gr1" draw:text-style-name="P2" draw:layer="layout" svg:width="15.542cm" svg:height="0.475cm" svg:x="2.2cm" svg:y="20.471cm">
          <draw:text-box>
            <text:p text:style-name="P1"><text:span text:style-name="T6">105. </text:span><text:span text:style-name="T3"><text:s/>A DFID official advised Mr Benn in advance of the 14 October meeting of the </text:span></text:p>
          </draw:text-box>
        </draw:frame>
        <draw:frame draw:style-name="gr1" draw:text-style-name="P2" draw:layer="layout" svg:width="16.169cm" svg:height="0.475cm" svg:x="2.2cm" svg:y="21.036cm">
          <draw:text-box>
            <text:p text:style-name="P1"><text:span text:style-name="T3">Ad Hoc Ministerial Group on Iraq that the FCO and “UK military” were arguing against </text:span></text:p>
          </draw:text-box>
        </draw:frame>
        <draw:frame draw:style-name="gr1" draw:text-style-name="P2" draw:layer="layout" svg:width="16.296cm" svg:height="0.475cm" svg:x="2.2cm" svg:y="21.6cm">
          <draw:text-box>
            <text:p text:style-name="P1"><text:span text:style-name="T3">an early clearance operation in Fallujah and for a “hybrid of security (cordon, precision </text:span></text:p>
          </draw:text-box>
        </draw:frame>
        <draw:frame draw:style-name="gr1" draw:text-style-name="P2" draw:layer="layout" svg:width="13.947cm" svg:height="0.475cm" svg:x="2.2cm" svg:y="22.165cm">
          <draw:text-box>
            <text:p text:style-name="P1"><text:span text:style-name="T3">strikes) and political/economic initiatives … and giving these time to work”.</text:span></text:p>
          </draw:text-box>
        </draw:frame>
        <draw:frame draw:style-name="gr5" draw:text-style-name="P6" draw:layer="layout" svg:width="0.273cm" svg:height="0.276cm" svg:x="16.105cm" svg:y="22.183cm">
          <draw:text-box>
            <text:p text:style-name="P1"><text:span text:style-name="T8">54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0.422cm" svg:height="0.475cm" svg:x="16.38cm" svg:y="22.165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0">50 </text:span></text:p>
          </draw:text-box>
        </draw:frame>
        <draw:frame draw:style-name="gr4" draw:text-style-name="P5" draw:layer="layout" svg:width="14.95cm" svg:height="0.395cm" svg:x="2.528cm" svg:y="24.241cm">
          <draw:text-box>
            <text:p text:style-name="P1"><text:span text:style-name="T11">The Iraqi Strategic Review Board, September 2004, </text:span><text:span text:style-name="T12">National Development Strategy 2005-2007.</text:span><text:span text:style-name="T11">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51 </text:span></text:p>
          </draw:text-box>
        </draw:frame>
        <draw:frame draw:style-name="gr4" draw:text-style-name="P5" draw:layer="layout" svg:width="14.988cm" svg:height="0.395cm" svg:x="2.528cm" svg:y="24.664cm">
          <draw:text-box>
            <text:p text:style-name="P1"><text:span text:style-name="T11">Telegram 181 Tokyo to FCO London, 15 October 2004, ‘Iraq: Tokyo Donor Committee Meetings, </text:span></text:p>
          </draw:text-box>
        </draw:frame>
        <draw:frame draw:style-name="gr4" draw:text-style-name="P5" draw:layer="layout" svg:width="2.529cm" svg:height="0.395cm" svg:x="2.2cm" svg:y="25.087cm">
          <draw:text-box>
            <text:p text:style-name="P1"><text:span text:style-name="T11">13-14 October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52 </text:span></text:p>
          </draw:text-box>
        </draw:frame>
        <draw:frame draw:style-name="gr4" draw:text-style-name="P5" draw:layer="layout" svg:width="8.769cm" svg:height="0.395cm" svg:x="2.532cm" svg:y="25.511cm">
          <draw:text-box>
            <text:p text:style-name="P1"><text:span text:style-name="T11">Minute Quarrey to Blair, 15 October 2004, ‘Iraq Update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53 </text:span></text:p>
          </draw:text-box>
        </draw:frame>
        <draw:frame draw:style-name="gr4" draw:text-style-name="P5" draw:layer="layout" svg:width="8.613cm" svg:height="0.395cm" svg:x="2.532cm" svg:y="25.934cm">
          <draw:text-box>
            <text:p text:style-name="P1"><text:span text:style-name="T11">Letter Quarrey to Naworynsky, 18 October 2004, ‘Iraq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54 </text:span></text:p>
          </draw:text-box>
        </draw:frame>
        <draw:frame draw:style-name="gr4" draw:text-style-name="P5" draw:layer="layout" svg:width="15.081cm" svg:height="0.395cm" svg:x="2.532cm" svg:y="26.357cm">
          <draw:text-box>
            <text:p text:style-name="P1"><text:span text:style-name="T11">Minute DFID [junior official] to APS/SoS [DFID], 13 October 2004, ‘Iraq: Ad Hoc Ministerial Group </text:span></text:p>
          </draw:text-box>
        </draw:frame>
        <draw:frame draw:style-name="gr4" draw:text-style-name="P5" draw:layer="layout" svg:width="3.85cm" svg:height="0.395cm" svg:x="2.2cm" svg:y="26.781cm">
          <draw:text-box>
            <text:p text:style-name="P1"><text:span text:style-name="T11">Meeting on 14 October’. 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4</text:span></text:p>
          </draw:text-box>
        </draw:frame>
        <draw:frame draw:style-name="gr1" draw:text-style-name="P2" draw:layer="layout" svg:width="16.668cm" svg:height="0.475cm" svg:x="2.2cm" svg:y="2.525cm">
          <draw:text-box>
            <text:p text:style-name="P1"><text:span text:style-name="T6">106. </text:span><text:span text:style-name="T3"><text:s/>Mr Benn was also advised that there had been a “breakthrough” in the relationship </text:span></text:p>
          </draw:text-box>
        </draw:frame>
        <draw:frame draw:style-name="gr1" draw:text-style-name="P2" draw:layer="layout" svg:width="15.433cm" svg:height="0.475cm" svg:x="2.2cm" svg:y="3.09cm">
          <draw:text-box>
            <text:p text:style-name="P1"><text:span text:style-name="T3">between the PCO and DFID in the South, with the PCO accepting and welcoming </text:span></text:p>
          </draw:text-box>
        </draw:frame>
        <draw:frame draw:style-name="gr1" draw:text-style-name="P2" draw:layer="layout" svg:width="15.208cm" svg:height="0.475cm" svg:x="2.2cm" svg:y="3.654cm">
          <draw:text-box>
            <text:p text:style-name="P1"><text:span text:style-name="T3">the Technical Advisory Team (TAT). After many delays, the PCO had begun work </text:span></text:p>
          </draw:text-box>
        </draw:frame>
        <draw:frame draw:style-name="gr1" draw:text-style-name="P2" draw:layer="layout" svg:width="2.512cm" svg:height="0.475cm" svg:x="2.2cm" svg:y="4.218cm">
          <draw:text-box>
            <text:p text:style-name="P1"><text:span text:style-name="T3">in the South. </text:span></text:p>
          </draw:text-box>
        </draw:frame>
        <draw:frame draw:style-name="gr1" draw:text-style-name="P2" draw:layer="layout" svg:width="15.39cm" svg:height="0.475cm" svg:x="2.2cm" svg:y="5.133cm">
          <draw:text-box>
            <text:p text:style-name="P1"><text:span text:style-name="T6">107. </text:span><text:span text:style-name="T3"><text:s/>Following talks in London, DFID was also seeking to work more closely with </text:span></text:p>
          </draw:text-box>
        </draw:frame>
        <draw:frame draw:style-name="gr1" draw:text-style-name="P2" draw:layer="layout" svg:width="15.293cm" svg:height="0.475cm" svg:x="2.2cm" svg:y="5.697cm">
          <draw:text-box>
            <text:p text:style-name="P1"><text:span text:style-name="T3">MND(SE), to “synchronise” UK reconstruction and security efforts. MND(SE) was </text:span></text:p>
          </draw:text-box>
        </draw:frame>
        <draw:frame draw:style-name="gr1" draw:text-style-name="P2" draw:layer="layout" svg:width="16.385cm" svg:height="0.475cm" svg:x="2.2cm" svg:y="6.262cm">
          <draw:text-box>
            <text:p text:style-name="P1"><text:span text:style-name="T3">“</text:span><text:span text:style-name="T3">struggling” to disburse its QIPs and CERPs funds (totalling US$25m), largely because </text:span></text:p>
          </draw:text-box>
        </draw:frame>
        <draw:frame draw:style-name="gr1" draw:text-style-name="P2" draw:layer="layout" svg:width="16.381cm" svg:height="0.475cm" svg:x="2.2cm" svg:y="6.826cm">
          <draw:text-box>
            <text:p text:style-name="P1"><text:span text:style-name="T3">of a lack of capacity. The TAT might be able to assist. A DFID team would visit Basra to </text:span></text:p>
          </draw:text-box>
        </draw:frame>
        <draw:frame draw:style-name="gr1" draw:text-style-name="P2" draw:layer="layout" svg:width="4.159cm" svg:height="0.475cm" svg:x="2.2cm" svg:y="7.391cm">
          <draw:text-box>
            <text:p text:style-name="P1"><text:span text:style-name="T3">continue discussions. </text:span></text:p>
          </draw:text-box>
        </draw:frame>
        <draw:frame draw:style-name="gr1" draw:text-style-name="P2" draw:layer="layout" svg:width="16.321cm" svg:height="0.475cm" svg:x="2.2cm" svg:y="8.305cm">
          <draw:text-box>
            <text:p text:style-name="P1"><text:span text:style-name="T6">108. </text:span><text:span text:style-name="T3"><text:s/>The 14 October meeting of the Ad Hoc Ministerial Group on Iraq was briefed that </text:span></text:p>
          </draw:text-box>
        </draw:frame>
        <draw:frame draw:style-name="gr1" draw:text-style-name="P2" draw:layer="layout" svg:width="10.238cm" svg:height="0.475cm" svg:x="2.2cm" svg:y="8.87cm">
          <draw:text-box>
            <text:p text:style-name="P1"><text:span text:style-name="T3">the US military was planning military action in Fallujah.</text:span></text:p>
          </draw:text-box>
        </draw:frame>
        <draw:frame draw:style-name="gr5" draw:text-style-name="P6" draw:layer="layout" svg:width="0.273cm" svg:height="0.276cm" svg:x="12.411cm" svg:y="8.888cm">
          <draw:text-box>
            <text:p text:style-name="P1"><text:span text:style-name="T8">55</text:span></text:p>
          </draw:text-box>
        </draw:frame>
        <draw:frame draw:style-name="gr1" draw:text-style-name="P2" draw:layer="layout" svg:width="0.422cm" svg:height="0.475cm" svg:x="12.686cm" svg:y="8.8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38cm" svg:height="0.475cm" svg:x="2.2cm" svg:y="9.784cm">
          <draw:text-box>
            <text:p text:style-name="P1"><text:span text:style-name="T6">109. </text:span><text:span text:style-name="T3"><text:s/>The Ad Hoc Ministerial Group on Iraq agreed that an operation to clear Fallujah </text:span></text:p>
          </draw:text-box>
        </draw:frame>
        <draw:frame draw:style-name="gr1" draw:text-style-name="P2" draw:layer="layout" svg:width="16.034cm" svg:height="0.475cm" svg:x="2.2cm" svg:y="10.348cm">
          <draw:text-box>
            <text:p text:style-name="P1"><text:span text:style-name="T3">was right in principle but the UK should try to persuade the US to give Prime Minister </text:span></text:p>
          </draw:text-box>
        </draw:frame>
        <draw:frame draw:style-name="gr1" draw:text-style-name="P2" draw:layer="layout" svg:width="9.061cm" svg:height="0.475cm" svg:x="2.2cm" svg:y="10.913cm">
          <draw:text-box>
            <text:p text:style-name="P1"><text:span text:style-name="T3">Allawi time to improve the political environment. </text:span></text:p>
          </draw:text-box>
        </draw:frame>
        <draw:frame draw:style-name="gr1" draw:text-style-name="P2" draw:layer="layout" svg:width="16.148cm" svg:height="0.475cm" svg:x="2.2cm" svg:y="11.827cm">
          <draw:text-box>
            <text:p text:style-name="P1"><text:span text:style-name="T6">110. </text:span><text:span text:style-name="T3"><text:s/>Mr Chaplin reported by telegram on the same day that the US planned to spend </text:span></text:p>
          </draw:text-box>
        </draw:frame>
        <draw:frame draw:style-name="gr1" draw:text-style-name="P2" draw:layer="layout" svg:width="16.343cm" svg:height="0.475cm" svg:x="2.2cm" svg:y="12.392cm">
          <draw:text-box>
            <text:p text:style-name="P1"><text:span text:style-name="T3">US$3.4bn on “rapid reconstruction” in 18 “strategic cities” (defined as major population </text:span></text:p>
          </draw:text-box>
        </draw:frame>
        <draw:frame draw:style-name="gr1" draw:text-style-name="P2" draw:layer="layout" svg:width="15.242cm" svg:height="0.475cm" svg:x="2.2cm" svg:y="12.956cm">
          <draw:text-box>
            <text:p text:style-name="P1"><text:span text:style-name="T3">or religious centres and real or potential areas of insurgency) in the run-up to the </text:span></text:p>
          </draw:text-box>
        </draw:frame>
        <draw:frame draw:style-name="gr1" draw:text-style-name="P2" draw:layer="layout" svg:width="13.451cm" svg:height="0.475cm" svg:x="2.2cm" svg:y="13.521cm">
          <draw:text-box>
            <text:p text:style-name="P1"><text:span text:style-name="T3">Iraqi elections, including US$1.4bn in Baghdad and US$316m in Basra.</text:span></text:p>
          </draw:text-box>
        </draw:frame>
        <draw:frame draw:style-name="gr5" draw:text-style-name="P6" draw:layer="layout" svg:width="0.273cm" svg:height="0.276cm" svg:x="15.591cm" svg:y="13.539cm">
          <draw:text-box>
            <text:p text:style-name="P1"><text:span text:style-name="T8">56</text:span></text:p>
          </draw:text-box>
        </draw:frame>
        <draw:frame draw:style-name="gr7" draw:text-style-name="P8" draw:layer="layout" svg:width="0.205cm" svg:height="0.23cm" svg:x="15.865cm" svg:y="13.6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2.39cm" svg:height="0.475cm" svg:x="15.922cm" svg:y="13.521cm">
          <draw:text-box>
            <text:p text:style-name="P1"><text:span text:style-name="T3">The US had </text:span></text:p>
          </draw:text-box>
        </draw:frame>
        <draw:frame draw:style-name="gr1" draw:text-style-name="P2" draw:layer="layout" svg:width="16.711cm" svg:height="0.475cm" svg:x="2.2cm" svg:y="14.085cm">
          <draw:text-box>
            <text:p text:style-name="P1"><text:span text:style-name="T3">allocated US$75m for Fallujah, but all work there was currently suspended. The initiative </text:span></text:p>
          </draw:text-box>
        </draw:frame>
        <draw:frame draw:style-name="gr1" draw:text-style-name="P2" draw:layer="layout" svg:width="8.261cm" svg:height="0.475cm" svg:x="2.2cm" svg:y="14.65cm">
          <draw:text-box>
            <text:p text:style-name="P1"><text:span text:style-name="T3">covered PCO, USAID and CERPs projects. </text:span></text:p>
          </draw:text-box>
        </draw:frame>
        <draw:frame draw:style-name="gr1" draw:text-style-name="P2" draw:layer="layout" svg:width="16.029cm" svg:height="0.475cm" svg:x="2.2cm" svg:y="15.564cm">
          <draw:text-box>
            <text:p text:style-name="P1"><text:span text:style-name="T6">111. </text:span><text:span text:style-name="T3"><text:s/>Mr Chaplin’s report prompted Mr Blair to request an update on developments in </text:span></text:p>
          </draw:text-box>
        </draw:frame>
        <draw:frame draw:style-name="gr1" draw:text-style-name="P2" draw:layer="layout" svg:width="1.111cm" svg:height="0.475cm" svg:x="2.2cm" svg:y="16.128cm">
          <draw:text-box>
            <text:p text:style-name="P1"><text:span text:style-name="T3">Najaf.</text:span></text:p>
          </draw:text-box>
        </draw:frame>
        <draw:frame draw:style-name="gr5" draw:text-style-name="P6" draw:layer="layout" svg:width="0.273cm" svg:height="0.276cm" svg:x="3.306cm" svg:y="16.147cm">
          <draw:text-box>
            <text:p text:style-name="P1"><text:span text:style-name="T8">57</text:span></text:p>
          </draw:text-box>
        </draw:frame>
        <draw:frame draw:style-name="gr1" draw:text-style-name="P2" draw:layer="layout" svg:width="10.366cm" svg:height="0.475cm" svg:x="3.58cm" svg:y="16.128cm">
          <draw:text-box>
            <text:p text:style-name="P1"><text:span text:style-name="T3"><text:s/></text:span><text:span text:style-name="T3">Mr Quarrey directed that request to the Cabinet Office.</text:span></text:p>
          </draw:text-box>
        </draw:frame>
        <draw:frame draw:style-name="gr5" draw:text-style-name="P6" draw:layer="layout" svg:width="0.273cm" svg:height="0.276cm" svg:x="13.91cm" svg:y="16.147cm">
          <draw:text-box>
            <text:p text:style-name="P1"><text:span text:style-name="T8">58</text:span></text:p>
          </draw:text-box>
        </draw:frame>
        <draw:frame draw:style-name="gr1" draw:text-style-name="P2" draw:layer="layout" svg:width="12.846cm" svg:height="0.475cm" svg:x="2.2cm" svg:y="17.043cm">
          <draw:text-box>
            <text:p text:style-name="P1"><text:span text:style-name="T6">112. </text:span><text:span text:style-name="T3"><text:s/>Sir Nigel Sheinwald and Dr Rice discussed Iraq on 22 October.</text:span></text:p>
          </draw:text-box>
        </draw:frame>
        <draw:frame draw:style-name="gr5" draw:text-style-name="P6" draw:layer="layout" svg:width="0.273cm" svg:height="0.276cm" svg:x="14.978cm" svg:y="17.062cm">
          <draw:text-box>
            <text:p text:style-name="P1"><text:span text:style-name="T8">59</text:span></text:p>
          </draw:text-box>
        </draw:frame>
        <draw:frame draw:style-name="gr1" draw:text-style-name="P2" draw:layer="layout" svg:width="3.542cm" svg:height="0.475cm" svg:x="15.252cm" svg:y="17.043cm">
          <draw:text-box>
            <text:p text:style-name="P1"><text:span text:style-name="T3"><text:s/></text:span><text:span text:style-name="T3">Sir Nigel reported </text:span></text:p>
          </draw:text-box>
        </draw:frame>
        <draw:frame draw:style-name="gr1" draw:text-style-name="P2" draw:layer="layout" svg:width="15.386cm" svg:height="0.475cm" svg:x="2.2cm" svg:y="17.607cm">
          <draw:text-box>
            <text:p text:style-name="P1"><text:span text:style-name="T3">that they had agreed that not enough was being done in towns where the IIG had </text:span></text:p>
          </draw:text-box>
        </draw:frame>
        <draw:frame draw:style-name="gr1" draw:text-style-name="P2" draw:layer="layout" svg:width="16.465cm" svg:height="0.475cm" svg:x="2.2cm" svg:y="18.172cm">
          <draw:text-box>
            <text:p text:style-name="P1"><text:span text:style-name="T3">regained control from insurgents. Dr Rice had said that she had (again) asked the NSC </text:span></text:p>
          </draw:text-box>
        </draw:frame>
        <draw:frame draw:style-name="gr1" draw:text-style-name="P2" draw:layer="layout" svg:width="11.326cm" svg:height="0.475cm" svg:x="2.2cm" svg:y="18.736cm">
          <draw:text-box>
            <text:p text:style-name="P1"><text:span text:style-name="T3">to find out why reconstruction funding was moving so slowly.</text:span></text:p>
          </draw:text-box>
        </draw:frame>
        <draw:frame draw:style-name="gr1" draw:text-style-name="P2" draw:layer="layout" svg:width="16.61cm" svg:height="0.475cm" svg:x="2.2cm" svg:y="19.651cm">
          <draw:text-box>
            <text:p text:style-name="P1"><text:span text:style-name="T6">113. </text:span><text:span text:style-name="T3"><text:s/>Mr Blair discussed progress on reconstruction, especially in key cities after military </text:span></text:p>
          </draw:text-box>
        </draw:frame>
        <draw:frame draw:style-name="gr1" draw:text-style-name="P2" draw:layer="layout" svg:width="12.054cm" svg:height="0.475cm" svg:x="2.2cm" svg:y="20.215cm">
          <draw:text-box>
            <text:p text:style-name="P1"><text:span text:style-name="T3">action, with Prime Minister Allawi by telephone on the same day.</text:span></text:p>
          </draw:text-box>
        </draw:frame>
        <draw:frame draw:style-name="gr5" draw:text-style-name="P6" draw:layer="layout" svg:width="0.273cm" svg:height="0.276cm" svg:x="14.216cm" svg:y="20.234cm">
          <draw:text-box>
            <text:p text:style-name="P1"><text:span text:style-name="T8">60</text:span></text:p>
          </draw:text-box>
        </draw:frame>
        <draw:frame draw:style-name="gr1" draw:text-style-name="P2" draw:layer="layout" svg:width="4.143cm" svg:height="0.475cm" svg:x="14.491cm" svg:y="20.215cm">
          <draw:text-box>
            <text:p text:style-name="P1"><text:span text:style-name="T3"><text:s/></text:span><text:span text:style-name="T3">Prime Minister Allawi </text:span></text:p>
          </draw:text-box>
        </draw:frame>
        <draw:frame draw:style-name="gr1" draw:text-style-name="P2" draw:layer="layout" svg:width="16.461cm" svg:height="0.475cm" svg:x="2.2cm" svg:y="20.78cm">
          <draw:text-box>
            <text:p text:style-name="P1"><text:span text:style-name="T3">said that effective reconstruction would have a positive impact on the security situation. </text:span></text:p>
          </draw:text-box>
        </draw:frame>
        <draw:frame draw:style-name="gr1" draw:text-style-name="P2" draw:layer="layout" svg:width="16.474cm" svg:height="0.475cm" svg:x="2.2cm" svg:y="21.344cm">
          <draw:text-box>
            <text:p text:style-name="P1"><text:span text:style-name="T3">Mr Blair agreed and said he would mention it to President Bush. Mr Quarrey’s record of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13.062cm" svg:height="0.475cm" svg:x="2.2cm" svg:y="21.908cm">
          <draw:text-box>
            <text:p text:style-name="P1"><text:span text:style-name="T3">the conversation was copied to Mr Benn’s Principal Private Secretary.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0">55 </text:span></text:p>
          </draw:text-box>
        </draw:frame>
        <draw:frame draw:style-name="gr4" draw:text-style-name="P5" draw:layer="layout" svg:width="10.645cm" svg:height="0.395cm" svg:x="2.532cm" svg:y="23.817cm">
          <draw:text-box>
            <text:p text:style-name="P1"><text:span text:style-name="T11">Record, 14 October 2004, Ad Hoc Ministerial Group on Iraq meeting.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0">56 </text:span></text:p>
          </draw:text-box>
        </draw:frame>
        <draw:frame draw:style-name="gr4" draw:text-style-name="P5" draw:layer="layout" svg:width="14.179cm" svg:height="0.395cm" svg:x="2.528cm" svg:y="24.241cm">
          <draw:text-box>
            <text:p text:style-name="P1"><text:span text:style-name="T11">Telegram 280 Baghdad to FCO London, 14 October 2004, ‘Iraq: Reconstruction Projects in </text:span></text:p>
          </draw:text-box>
        </draw:frame>
        <draw:frame draw:style-name="gr4" draw:text-style-name="P5" draw:layer="layout" svg:width="2.631cm" svg:height="0.395cm" svg:x="2.2cm" svg:y="24.664cm">
          <draw:text-box>
            <text:p text:style-name="P1"><text:span text:style-name="T11">Strategic Cities’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57 </text:span></text:p>
          </draw:text-box>
        </draw:frame>
        <draw:frame draw:style-name="gr4" draw:text-style-name="P5" draw:layer="layout" svg:width="9.764cm" svg:height="0.395cm" svg:x="2.532cm" svg:y="25.087cm">
          <draw:text-box>
            <text:p text:style-name="P1"><text:span text:style-name="T11">Letter Quarrey to MOD [junior official], 18 October 2004, ‘Iraq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58 </text:span></text:p>
          </draw:text-box>
        </draw:frame>
        <draw:frame draw:style-name="gr4" draw:text-style-name="P5" draw:layer="layout" svg:width="9.764cm" svg:height="0.395cm" svg:x="2.532cm" svg:y="25.511cm">
          <draw:text-box>
            <text:p text:style-name="P1"><text:span text:style-name="T11">Letter Quarrey to MOD [junior official], 18 October 2004, ‘Iraq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59 </text:span></text:p>
          </draw:text-box>
        </draw:frame>
        <draw:frame draw:style-name="gr4" draw:text-style-name="P5" draw:layer="layout" svg:width="14.878cm" svg:height="0.395cm" svg:x="2.532cm" svg:y="25.934cm">
          <draw:text-box>
            <text:p text:style-name="P1"><text:span text:style-name="T11">Letter Sheinwald to Adams, 22 October 2004, ‘Conversation with US National Security Adviser, <text:s/></text:span></text:p>
          </draw:text-box>
        </draw:frame>
        <draw:frame draw:style-name="gr4" draw:text-style-name="P5" draw:layer="layout" svg:width="3.097cm" svg:height="0.395cm" svg:x="2.2cm" svg:y="26.357cm">
          <draw:text-box>
            <text:p text:style-name="P1"><text:span text:style-name="T11">Friday 22 October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60 </text:span></text:p>
          </draw:text-box>
        </draw:frame>
        <draw:frame draw:style-name="gr4" draw:text-style-name="P5" draw:layer="layout" svg:width="16.271cm" svg:height="0.395cm" svg:x="2.532cm" svg:y="26.781cm">
          <draw:text-box>
            <text:p text:style-name="P1"><text:span text:style-name="T11">Letter Quarrey to Wilson, 22 October 2004, ‘Iraq: Prime Minister’s Conversation with Allawi, 22 October’. 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5</text:span></text:p>
          </draw:text-box>
        </draw:frame>
        <draw:frame draw:style-name="gr1" draw:text-style-name="P2" draw:layer="layout" svg:width="16.665cm" svg:height="0.475cm" svg:x="2.2cm" svg:y="2.525cm">
          <draw:text-box>
            <text:p text:style-name="P1"><text:span text:style-name="T6">114. </text:span><text:span text:style-name="T3"><text:s/>Mr Quarrey passed the Cabinet Office’s paper on reconstruction in Najaf and other </text:span></text:p>
          </draw:text-box>
        </draw:frame>
        <draw:frame draw:style-name="gr1" draw:text-style-name="P2" draw:layer="layout" svg:width="16.453cm" svg:height="0.475cm" svg:x="2.2cm" svg:y="3.09cm">
          <draw:text-box>
            <text:p text:style-name="P1"><text:span text:style-name="T3">key cities and the DFID paper on how to accelerate reconstruction on the ground in the </text:span></text:p>
          </draw:text-box>
        </draw:frame>
        <draw:frame draw:style-name="gr1" draw:text-style-name="P2" draw:layer="layout" svg:width="11.94cm" svg:height="0.475cm" svg:x="2.2cm" svg:y="3.654cm">
          <draw:text-box>
            <text:p text:style-name="P1"><text:span text:style-name="T3">wake of the Tokyo Donor Conference to Mr Blair on 22 October.</text:span></text:p>
          </draw:text-box>
        </draw:frame>
        <draw:frame draw:style-name="gr5" draw:text-style-name="P6" draw:layer="layout" svg:width="0.273cm" svg:height="0.276cm" svg:x="14.099cm" svg:y="3.673cm">
          <draw:text-box>
            <text:p text:style-name="P1"><text:span text:style-name="T8">61</text:span></text:p>
          </draw:text-box>
        </draw:frame>
        <draw:frame draw:style-name="gr1" draw:text-style-name="P2" draw:layer="layout" svg:width="0.422cm" svg:height="0.475cm" svg:x="14.373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8cm" svg:height="0.475cm" svg:x="2.2cm" svg:y="4.568cm">
          <draw:text-box>
            <text:p text:style-name="P1"><text:span text:style-name="T6">115. </text:span><text:span text:style-name="T3"><text:s/>The Cabinet Office paper concluded that “the general impression is that, as yet, </text:span></text:p>
          </draw:text-box>
        </draw:frame>
        <draw:frame draw:style-name="gr1" draw:text-style-name="P2" draw:layer="layout" svg:width="12.732cm" svg:height="0.475cm" svg:x="2.2cm" svg:y="5.133cm">
          <draw:text-box>
            <text:p text:style-name="P1"><text:span text:style-name="T3">there is no systematic or co-ordinated approach to these key cities”.</text:span></text:p>
          </draw:text-box>
        </draw:frame>
        <draw:frame draw:style-name="gr5" draw:text-style-name="P6" draw:layer="layout" svg:width="0.273cm" svg:height="0.276cm" svg:x="14.883cm" svg:y="5.152cm">
          <draw:text-box>
            <text:p text:style-name="P1"><text:span text:style-name="T8">62</text:span></text:p>
          </draw:text-box>
        </draw:frame>
        <draw:frame draw:style-name="gr1" draw:text-style-name="P2" draw:layer="layout" svg:width="2.653cm" svg:height="0.475cm" svg:x="15.157cm" svg:y="5.133cm">
          <draw:text-box>
            <text:p text:style-name="P1"><text:span text:style-name="T3"><text:s/></text:span><text:span text:style-name="T3">It identified a </text:span></text:p>
          </draw:text-box>
        </draw:frame>
        <draw:frame draw:style-name="gr1" draw:text-style-name="P2" draw:layer="layout" svg:width="5.505cm" svg:height="0.475cm" svg:x="2.2cm" svg:y="5.697cm">
          <draw:text-box>
            <text:p text:style-name="P1"><text:span text:style-name="T3">number of lessons, including:</text:span></text:p>
          </draw:text-box>
        </draw:frame>
        <draw:frame draw:style-name="gr3" draw:text-style-name="P4" draw:layer="layout" svg:width="0.634cm" svg:height="0.712cm" svg:x="2.95cm" svg:y="6.4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7cm" svg:height="0.475cm" svg:x="3.7cm" svg:y="6.612cm">
          <draw:text-box>
            <text:p text:style-name="P1"><text:span text:style-name="T3">It was possible for political deals to hold long enough for the IIG/PCO to </text:span></text:p>
          </draw:text-box>
        </draw:frame>
        <draw:frame draw:style-name="gr1" draw:text-style-name="P2" draw:layer="layout" svg:width="14.7cm" svg:height="0.475cm" svg:x="3.7cm" svg:y="7.176cm">
          <draw:text-box>
            <text:p text:style-name="P1"><text:span text:style-name="T3">deliver enough reconstruction to start building public support and discredit the </text:span></text:p>
          </draw:text-box>
        </draw:frame>
        <draw:frame draw:style-name="gr1" draw:text-style-name="P2" draw:layer="layout" svg:width="2.081cm" svg:height="0.475cm" svg:x="3.7cm" svg:y="7.741cm">
          <draw:text-box>
            <text:p text:style-name="P1"><text:span text:style-name="T3">insurgents.</text:span></text:p>
          </draw:text-box>
        </draw:frame>
        <draw:frame draw:style-name="gr3" draw:text-style-name="P4" draw:layer="layout" svg:width="0.634cm" svg:height="0.712cm" svg:x="2.95cm" svg:y="8.2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82cm" svg:height="0.475cm" svg:x="3.7cm" svg:y="8.405cm">
          <draw:text-box>
            <text:p text:style-name="P1"><text:span text:style-name="T3">There needed to be a sufficient continuing ISF presence for the IIG to remain </text:span></text:p>
          </draw:text-box>
        </draw:frame>
        <draw:frame draw:style-name="gr1" draw:text-style-name="P2" draw:layer="layout" svg:width="7.728cm" svg:height="0.475cm" svg:x="3.7cm" svg:y="8.97cm">
          <draw:text-box>
            <text:p text:style-name="P1"><text:span text:style-name="T3">in control and to facilitate reconstruction. </text:span></text:p>
          </draw:text-box>
        </draw:frame>
        <draw:frame draw:style-name="gr3" draw:text-style-name="P4" draw:layer="layout" svg:width="0.634cm" svg:height="0.712cm" svg:x="2.95cm" svg:y="9.4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71cm" svg:height="0.475cm" svg:x="3.7cm" svg:y="9.634cm">
          <draw:text-box>
            <text:p text:style-name="P1"><text:span text:style-name="T3">IIG and to some extent PCO capacity to deliver reconstruction quickly was very </text:span></text:p>
          </draw:text-box>
        </draw:frame>
        <draw:frame draw:style-name="gr1" draw:text-style-name="P2" draw:layer="layout" svg:width="8.714cm" svg:height="0.475cm" svg:x="3.7cm" svg:y="10.198cm">
          <draw:text-box>
            <text:p text:style-name="P1"><text:span text:style-name="T3">limited. CERPs delivered impact most quickly. </text:span></text:p>
          </draw:text-box>
        </draw:frame>
        <draw:frame draw:style-name="gr1" draw:text-style-name="P2" draw:layer="layout" svg:width="16.262cm" svg:height="0.475cm" svg:x="2.2cm" svg:y="11.113cm">
          <draw:text-box>
            <text:p text:style-name="P1"><text:span text:style-name="T6">116. </text:span><text:span text:style-name="T3"><text:s/>The DFID paper on the follow-up to the Tokyo donors meeting advised that while </text:span></text:p>
          </draw:text-box>
        </draw:frame>
        <draw:frame draw:style-name="gr1" draw:text-style-name="P2" draw:layer="layout" svg:width="16.144cm" svg:height="0.475cm" svg:x="2.2cm" svg:y="11.677cm">
          <draw:text-box>
            <text:p text:style-name="P1"><text:span text:style-name="T3">the procedural obstacles to spending US and Trust Fund allocations had largely been </text:span></text:p>
          </draw:text-box>
        </draw:frame>
        <draw:frame draw:style-name="gr1" draw:text-style-name="P2" draw:layer="layout" svg:width="8.215cm" svg:height="0.475cm" svg:x="2.2cm" svg:y="12.242cm">
          <draw:text-box>
            <text:p text:style-name="P1"><text:span text:style-name="T3">overcome, the security situation was worse.</text:span></text:p>
          </draw:text-box>
        </draw:frame>
        <draw:frame draw:style-name="gr5" draw:text-style-name="P6" draw:layer="layout" svg:width="0.273cm" svg:height="0.276cm" svg:x="10.388cm" svg:y="12.261cm">
          <draw:text-box>
            <text:p text:style-name="P1"><text:span text:style-name="T8">63</text:span></text:p>
          </draw:text-box>
        </draw:frame>
        <draw:frame draw:style-name="gr1" draw:text-style-name="P2" draw:layer="layout" svg:width="7.44cm" svg:height="0.475cm" svg:x="10.662cm" svg:y="12.242cm">
          <draw:text-box>
            <text:p text:style-name="P1"><text:span text:style-name="T3"><text:s/></text:span><text:span text:style-name="T3">To “get round” that problem, there was </text:span></text:p>
          </draw:text-box>
        </draw:frame>
        <draw:frame draw:style-name="gr1" draw:text-style-name="P2" draw:layer="layout" svg:width="15.551cm" svg:height="0.475cm" svg:x="2.2cm" svg:y="12.806cm">
          <draw:text-box>
            <text:p text:style-name="P1"><text:span text:style-name="T3">now a greater emphasis on using Iraqi systems and contractors. In that context, to </text:span></text:p>
          </draw:text-box>
        </draw:frame>
        <draw:frame draw:style-name="gr1" draw:text-style-name="P2" draw:layer="layout" svg:width="10.645cm" svg:height="0.475cm" svg:x="2.2cm" svg:y="13.371cm">
          <draw:text-box>
            <text:p text:style-name="P1"><text:span text:style-name="T3">accelerate the pace of reconstruction, the UK needed to:</text:span></text:p>
          </draw:text-box>
        </draw:frame>
        <draw:frame draw:style-name="gr3" draw:text-style-name="P4" draw:layer="layout" svg:width="0.634cm" svg:height="0.712cm" svg:x="2.95cm" svg:y="14.1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8cm" svg:height="0.475cm" svg:x="3.7cm" svg:y="14.285cm">
          <draw:text-box>
            <text:p text:style-name="P1"><text:span text:style-name="T3">Persuade the World Bank and UN at the top level to move fast, and to send </text:span></text:p>
          </draw:text-box>
        </draw:frame>
        <draw:frame draw:style-name="gr1" draw:text-style-name="P2" draw:layer="layout" svg:width="15.14cm" svg:height="0.475cm" svg:x="3.7cm" svg:y="14.85cm">
          <draw:text-box>
            <text:p text:style-name="P1"><text:span text:style-name="T3">development specialists to Iraq. Mr Benn had lobbied the UN Secretary-General </text:span></text:p>
          </draw:text-box>
        </draw:frame>
        <draw:frame draw:style-name="gr1" draw:text-style-name="P2" draw:layer="layout" svg:width="4.968cm" svg:height="0.475cm" svg:x="3.7cm" svg:y="15.414cm">
          <draw:text-box>
            <text:p text:style-name="P1"><text:span text:style-name="T3">Kofi Annan on 19 October.</text:span></text:p>
          </draw:text-box>
        </draw:frame>
        <draw:frame draw:style-name="gr3" draw:text-style-name="P4" draw:layer="layout" svg:width="0.634cm" svg:height="0.712cm" svg:x="2.95cm" svg:y="15.9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cm" svg:height="0.475cm" svg:x="3.7cm" svg:y="16.078cm">
          <draw:text-box>
            <text:p text:style-name="P1"><text:span text:style-name="T3">Provide funding and security for World Bank and UN liaison staff. DFID funded </text:span></text:p>
          </draw:text-box>
        </draw:frame>
        <draw:frame draw:style-name="gr1" draw:text-style-name="P2" draw:layer="layout" svg:width="14.857cm" svg:height="0.475cm" svg:x="3.7cm" svg:y="16.643cm">
          <draw:text-box>
            <text:p text:style-name="P1"><text:span text:style-name="T3">and housed one liaison officer for each of the World Bank and UN in Baghdad, </text:span></text:p>
          </draw:text-box>
        </draw:frame>
        <draw:frame draw:style-name="gr1" draw:text-style-name="P2" draw:layer="layout" svg:width="10.856cm" svg:height="0.475cm" svg:x="3.7cm" svg:y="17.207cm">
          <draw:text-box>
            <text:p text:style-name="P1"><text:span text:style-name="T3">and was considering funding a UN liaison officer in Basra.</text:span></text:p>
          </draw:text-box>
        </draw:frame>
        <draw:frame draw:style-name="gr3" draw:text-style-name="P4" draw:layer="layout" svg:width="0.634cm" svg:height="0.712cm" svg:x="2.95cm" svg:y="17.7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77cm" svg:height="0.475cm" svg:x="3.7cm" svg:y="17.872cm">
          <draw:text-box>
            <text:p text:style-name="P1"><text:span text:style-name="T3">Support the PCO. The Head of the US Iraq Reconstruction and Management </text:span></text:p>
          </draw:text-box>
        </draw:frame>
        <draw:frame draw:style-name="gr1" draw:text-style-name="P2" draw:layer="layout" svg:width="14.709cm" svg:height="0.475cm" svg:x="3.7cm" svg:y="18.436cm">
          <draw:text-box>
            <text:p text:style-name="P1"><text:span text:style-name="T3">Office (IRMO) had told the UK that he wanted to work closely with the UK, but </text:span></text:p>
          </draw:text-box>
        </draw:frame>
        <draw:frame draw:style-name="gr1" draw:text-style-name="P2" draw:layer="layout" svg:width="7.656cm" svg:height="0.475cm" svg:x="3.7cm" svg:y="19.001cm">
          <draw:text-box>
            <text:p text:style-name="P1"><text:span text:style-name="T3">that he did not want UK staff in the PCO.</text:span></text:p>
          </draw:text-box>
        </draw:frame>
        <draw:frame draw:style-name="gr1" draw:text-style-name="P2" draw:layer="layout" svg:width="9.256cm" svg:height="0.475cm" svg:x="2.2cm" svg:y="19.915cm">
          <draw:text-box>
            <text:p text:style-name="P1"><text:span text:style-name="T6">117. </text:span><text:span text:style-name="T3"><text:s/>Mr Quarrey commented on the DFID paper:</text:span></text:p>
          </draw:text-box>
        </draw:frame>
        <draw:frame draw:style-name="gr1" draw:text-style-name="P2" draw:layer="layout" svg:width="15.907cm" svg:height="0.475cm" svg:x="2.95cm" svg:y="20.83cm">
          <draw:text-box>
            <text:p text:style-name="P1"><text:span text:style-name="T3">“</text:span><text:span text:style-name="T3">Lots of good points here about the UN and World Bank. But nothing on our bilateral </text:span></text:p>
          </draw:text-box>
        </draw:frame>
        <draw:frame draw:style-name="gr1" draw:text-style-name="P2" draw:layer="layout" svg:width="11.923cm" svg:height="0.475cm" svg:x="2.95cm" svg:y="21.394cm">
          <draw:text-box>
            <text:p text:style-name="P1"><text:span text:style-name="T3">programme and what more we might be able to do with that …” </text:span></text:p>
          </draw:text-box>
        </draw:frame>
        <draw:frame draw:style-name="gr5" draw:text-style-name="P6" draw:layer="layout" svg:width="0.273cm" svg:height="0.276cm" svg:x="14.821cm" svg:y="21.413cm">
          <draw:text-box>
            <text:p text:style-name="P1"><text:span text:style-name="T8">64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8" draw:text-style-name="P7" draw:layer="layout" svg:x1="2.531cm" svg:y1="25.867cm" svg:x2="14.021cm" svg:y2="25.867cm">
          <text:p/>
        </draw:line>
        <draw:frame draw:style-name="gr1" draw:text-style-name="P2" draw:layer="layout" svg:width="0.422cm" svg:height="0.475cm" svg:x="15.095cm" svg:y="21.394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61 </text:span></text:p>
          </draw:text-box>
        </draw:frame>
        <draw:frame draw:style-name="gr4" draw:text-style-name="P5" draw:layer="layout" svg:width="11.525cm" svg:height="0.395cm" svg:x="2.532cm" svg:y="25.511cm">
          <draw:text-box>
            <text:p text:style-name="P1"><text:span text:style-name="T5">Minute Quarrey to Prime Minister, 22 October 2004, ‘Iraq Reconstruction’.</text:span><text:span text:style-name="T11">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62 </text:span></text:p>
          </draw:text-box>
        </draw:frame>
        <draw:frame draw:style-name="gr4" draw:text-style-name="P5" draw:layer="layout" svg:width="11.69cm" svg:height="0.395cm" svg:x="2.532cm" svg:y="25.934cm">
          <draw:text-box>
            <text:p text:style-name="P1"><text:span text:style-name="T11">Paper Cabinet Office, 22 October 2004, ‘Iraq: Developments in Key Cities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63 </text:span></text:p>
          </draw:text-box>
        </draw:frame>
        <draw:line draw:style-name="gr8" draw:text-style-name="P7" draw:layer="layout" svg:x1="2.531cm" svg:y1="27.137cm" svg:x2="14.021cm" svg:y2="27.137cm">
          <text:p/>
        </draw:line>
        <draw:frame draw:style-name="gr4" draw:text-style-name="P5" draw:layer="layout" svg:width="6.589cm" svg:height="0.395cm" svg:x="2.532cm" svg:y="26.357cm">
          <draw:text-box>
            <text:p text:style-name="P1"><text:span text:style-name="T11">Paper DFID, [undated], ‘Tokyo Follow-up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64 </text:span></text:p>
          </draw:text-box>
        </draw:frame>
        <draw:frame draw:style-name="gr4" draw:text-style-name="P5" draw:layer="layout" svg:width="11.525cm" svg:height="0.395cm" svg:x="2.532cm" svg:y="26.781cm">
          <draw:text-box>
            <text:p text:style-name="P1"><text:span text:style-name="T5">Minute Quarrey to Prime Minister, 22 October 2004, ‘Iraq Reconstruction’.</text:span><text:span text:style-name="T11"> 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9" draw:text-style-name="P7" draw:layer="layout" svg:x1="8.62cm" svg:y1="15.563cm" svg:x2="10.103cm" svg:y2="15.563cm">
          <text:p/>
        </draw:line>
        <draw:line draw:style-name="gr9" draw:text-style-name="P7" draw:layer="layout" svg:x1="10.636cm" svg:y1="16.127cm" svg:x2="11.225cm" svg:y2="16.127cm">
          <text:p/>
        </draw:line>
        <draw:line draw:style-name="gr9" draw:text-style-name="P7" draw:layer="layout" svg:x1="11.515cm" svg:y1="17.606cm" svg:x2="17.539cm" svg:y2="17.60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16</text:span></text:p>
          </draw:text-box>
        </draw:frame>
        <draw:frame draw:style-name="gr1" draw:text-style-name="P2" draw:layer="layout" svg:width="11.072cm" svg:height="0.475cm" svg:x="2.2cm" svg:y="2.525cm">
          <draw:text-box>
            <text:p text:style-name="P1"><text:span text:style-name="T6">118. </text:span><text:span text:style-name="T3"><text:s/>Mr Quarrey commented on the Cabinet Office paper: </text:span></text:p>
          </draw:text-box>
        </draw:frame>
        <draw:frame draw:style-name="gr1" draw:text-style-name="P2" draw:layer="layout" svg:width="14.645cm" svg:height="0.475cm" svg:x="2.95cm" svg:y="3.44cm">
          <draw:text-box>
            <text:p text:style-name="P1"><text:span text:style-name="T3">“</text:span><text:span text:style-name="T3">Not an encouraging picture … It looks like we are a long way from the sort of </text:span></text:p>
          </draw:text-box>
        </draw:frame>
        <draw:frame draw:style-name="gr1" draw:text-style-name="P2" draw:layer="layout" svg:width="15.094cm" svg:height="0.475cm" svg:x="2.95cm" svg:y="4.004cm">
          <draw:text-box>
            <text:p text:style-name="P1"><text:span text:style-name="T3">integrated political/security/reconstruction packages for these key cities that we, </text:span></text:p>
          </draw:text-box>
        </draw:frame>
        <draw:frame draw:style-name="gr1" draw:text-style-name="P2" draw:layer="layout" svg:width="7.021cm" svg:height="0.475cm" svg:x="2.95cm" svg:y="4.568cm">
          <draw:text-box>
            <text:p text:style-name="P1"><text:span text:style-name="T3">the US and Allawi keep talking about.</text:span></text:p>
          </draw:text-box>
        </draw:frame>
        <draw:frame draw:style-name="gr1" draw:text-style-name="P2" draw:layer="layout" svg:width="15.365cm" svg:height="0.475cm" svg:x="2.95cm" svg:y="5.483cm">
          <draw:text-box>
            <text:p text:style-name="P1"><text:span text:style-name="T3">“</text:span><text:span text:style-name="T3">We must do better on this. The lack of any reference in the DFID note to this key </text:span></text:p>
          </draw:text-box>
        </draw:frame>
        <draw:frame draw:style-name="gr1" draw:text-style-name="P2" draw:layer="layout" svg:width="3.135cm" svg:height="0.475cm" svg:x="2.95cm" svg:y="6.047cm">
          <draw:text-box>
            <text:p text:style-name="P1"><text:span text:style-name="T3">issue is striking.”</text:span></text:p>
          </draw:text-box>
        </draw:frame>
        <draw:frame draw:style-name="gr1" draw:text-style-name="P2" draw:layer="layout" svg:width="15.107cm" svg:height="0.475cm" svg:x="2.2cm" svg:y="6.962cm">
          <draw:text-box>
            <text:p text:style-name="P1"><text:span text:style-name="T6">119. </text:span><text:span text:style-name="T3"><text:s/>Mr Blair replied: “We need to get tougher with DFID on this. Let me minute </text:span></text:p>
          </draw:text-box>
        </draw:frame>
        <draw:frame draw:style-name="gr1" draw:text-style-name="P2" draw:layer="layout" svg:width="6.822cm" svg:height="0.475cm" svg:x="2.2cm" svg:y="7.526cm">
          <draw:text-box>
            <text:p text:style-name="P1"><text:span text:style-name="T3">Hilary [Benn]. It’s not good enough.” </text:span></text:p>
          </draw:text-box>
        </draw:frame>
        <draw:frame draw:style-name="gr5" draw:text-style-name="P6" draw:layer="layout" svg:width="0.273cm" svg:height="0.276cm" svg:x="8.982cm" svg:y="7.545cm">
          <draw:text-box>
            <text:p text:style-name="P1"><text:span text:style-name="T8">65</text:span></text:p>
          </draw:text-box>
        </draw:frame>
        <draw:frame draw:style-name="gr1" draw:text-style-name="P2" draw:layer="layout" svg:width="0.422cm" svg:height="0.475cm" svg:x="9.256cm" svg:y="7.52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59cm" svg:height="0.475cm" svg:x="2.2cm" svg:y="8.441cm">
          <draw:text-box>
            <text:p text:style-name="P1"><text:span text:style-name="T6">120. </text:span><text:span text:style-name="T3"><text:s/>Major General Andrew Farquhar, the British Deputy Commanding General of </text:span></text:p>
          </draw:text-box>
        </draw:frame>
        <draw:frame draw:style-name="gr1" draw:text-style-name="P2" draw:layer="layout" svg:width="16.317cm" svg:height="0.475cm" svg:x="2.2cm" svg:y="9.005cm">
          <draw:text-box>
            <text:p text:style-name="P1"><text:span text:style-name="T3">Operations in the Multi-National Corps – Iraq (MNC-I), reported on 24 October that the </text:span></text:p>
          </draw:text-box>
        </draw:frame>
        <draw:frame draw:style-name="gr1" draw:text-style-name="P2" draw:layer="layout" svg:width="16.66cm" svg:height="0.475cm" svg:x="2.2cm" svg:y="9.57cm">
          <draw:text-box>
            <text:p text:style-name="P1"><text:span text:style-name="T3">US had allocated US$7m from CERPs for projects in the immediate aftermath of military </text:span></text:p>
          </draw:text-box>
        </draw:frame>
        <draw:frame draw:style-name="gr1" draw:text-style-name="P2" draw:layer="layout" svg:width="4.159cm" svg:height="0.475cm" svg:x="2.2cm" svg:y="10.134cm">
          <draw:text-box>
            <text:p text:style-name="P1"><text:span text:style-name="T3">operations in Fallujah.</text:span></text:p>
          </draw:text-box>
        </draw:frame>
        <draw:frame draw:style-name="gr5" draw:text-style-name="P6" draw:layer="layout" svg:width="0.273cm" svg:height="0.276cm" svg:x="6.342cm" svg:y="10.153cm">
          <draw:text-box>
            <text:p text:style-name="P1"><text:span text:style-name="T8">66</text:span></text:p>
          </draw:text-box>
        </draw:frame>
        <draw:frame draw:style-name="gr1" draw:text-style-name="P2" draw:layer="layout" svg:width="0.422cm" svg:height="0.475cm" svg:x="6.616cm" svg:y="10.1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8.811cm" svg:height="0.475cm" svg:x="2.2cm" svg:y="11.048cm">
          <draw:text-box>
            <text:p text:style-name="P1"><text:span text:style-name="T6">121. </text:span><text:span text:style-name="T3"><text:s/>Mr Blair wrote to Mr Benn on 26 October:</text:span></text:p>
          </draw:text-box>
        </draw:frame>
        <draw:frame draw:style-name="gr1" draw:text-style-name="P2" draw:layer="layout" svg:width="14.603cm" svg:height="0.475cm" svg:x="2.95cm" svg:y="11.963cm">
          <draw:text-box>
            <text:p text:style-name="P1"><text:span text:style-name="T3">“</text:span><text:span text:style-name="T3">I remain concerned that actual delivery of reconstruction on the ground is far </text:span></text:p>
          </draw:text-box>
        </draw:frame>
        <draw:frame draw:style-name="gr1" draw:text-style-name="P2" draw:layer="layout" svg:width="2.22cm" svg:height="0.475cm" svg:x="2.95cm" svg:y="12.527cm">
          <draw:text-box>
            <text:p text:style-name="P1"><text:span text:style-name="T3">too slow … </text:span></text:p>
          </draw:text-box>
        </draw:frame>
        <draw:frame draw:style-name="gr1" draw:text-style-name="P2" draw:layer="layout" svg:width="15.115cm" svg:height="0.475cm" svg:x="2.95cm" svg:y="13.442cm">
          <draw:text-box>
            <text:p text:style-name="P1"><text:span text:style-name="T3">“</text:span><text:span text:style-name="T3">We must accelerate the pace of reconstruction, not least to support the political </text:span></text:p>
          </draw:text-box>
        </draw:frame>
        <draw:frame draw:style-name="gr1" draw:text-style-name="P2" draw:layer="layout" svg:width="15.725cm" svg:height="0.475cm" svg:x="2.95cm" svg:y="14.006cm">
          <draw:text-box>
            <text:p text:style-name="P1"><text:span text:style-name="T3">process as we head towards the elections. The note [on the Tokyo donors meeting] </text:span></text:p>
          </draw:text-box>
        </draw:frame>
        <draw:frame draw:style-name="gr1" draw:text-style-name="P2" draw:layer="layout" svg:width="15.424cm" svg:height="0.475cm" svg:x="2.95cm" svg:y="14.571cm">
          <draw:text-box>
            <text:p text:style-name="P1"><text:span text:style-name="T3">includes some good ideas on pressing the UN and World Bank. But we also need </text:span></text:p>
          </draw:text-box>
        </draw:frame>
        <draw:frame draw:style-name="gr1" draw:text-style-name="P2" draw:layer="layout" svg:width="15.471cm" svg:height="0.475cm" svg:x="2.95cm" svg:y="15.135cm">
          <draw:text-box>
            <text:p text:style-name="P1"><text:span text:style-name="T3">to increase the impact of your bilateral programme in the short term. And we need </text:span></text:p>
          </draw:text-box>
        </draw:frame>
        <draw:frame draw:style-name="gr1" draw:text-style-name="P2" draw:layer="layout" svg:width="15.615cm" svg:height="0.475cm" svg:x="2.95cm" svg:y="15.7cm">
          <draw:text-box>
            <text:p text:style-name="P1"><text:span text:style-name="T3">to find more effective ways of getting the US to spend their funds more quickly and </text:span></text:p>
          </draw:text-box>
        </draw:frame>
        <draw:frame draw:style-name="gr1" draw:text-style-name="P2" draw:layer="layout" svg:width="3.825cm" svg:height="0.475cm" svg:x="2.95cm" svg:y="16.264cm">
          <draw:text-box>
            <text:p text:style-name="P1"><text:span text:style-name="T3">with greater impact. </text:span></text:p>
          </draw:text-box>
        </draw:frame>
        <draw:frame draw:style-name="gr1" draw:text-style-name="P2" draw:layer="layout" svg:width="15.213cm" svg:height="0.475cm" svg:x="2.95cm" svg:y="17.178cm">
          <draw:text-box>
            <text:p text:style-name="P1"><text:span text:style-name="T3">“</text:span><text:span text:style-name="T3">I am particularly concerned about the lack of follow-through on reconstruction in </text:span></text:p>
          </draw:text-box>
        </draw:frame>
        <draw:frame draw:style-name="gr1" draw:text-style-name="P2" draw:layer="layout" svg:width="15.589cm" svg:height="0.475cm" svg:x="2.95cm" svg:y="17.743cm">
          <draw:text-box>
            <text:p text:style-name="P1"><text:span text:style-name="T3">those cities and towns where the IIG, with MNF support, has regained control from </text:span></text:p>
          </draw:text-box>
        </draw:frame>
        <draw:frame draw:style-name="gr1" draw:text-style-name="P2" draw:layer="layout" svg:width="15.843cm" svg:height="0.475cm" svg:x="2.95cm" svg:y="18.307cm">
          <draw:text-box>
            <text:p text:style-name="P1"><text:span text:style-name="T3">insurgents (e.g. Najaf, Samarra, Tal Afar). These are, of course, not in the MND(SE) </text:span></text:p>
          </draw:text-box>
        </draw:frame>
        <draw:frame draw:style-name="gr1" draw:text-style-name="P2" draw:layer="layout" svg:width="15.665cm" svg:height="0.475cm" svg:x="2.95cm" svg:y="18.872cm">
          <draw:text-box>
            <text:p text:style-name="P1"><text:span text:style-name="T3">region where our spending is concentrated. But DFID has considerable experience </text:span></text:p>
          </draw:text-box>
        </draw:frame>
        <draw:frame draw:style-name="gr1" draw:text-style-name="P2" draw:layer="layout" svg:width="13.574cm" svg:height="0.475cm" svg:x="2.95cm" svg:y="19.436cm">
          <draw:text-box>
            <text:p text:style-name="P1"><text:span text:style-name="T3">of post-conflict situations which I would like to see us using across Iraq.” </text:span></text:p>
          </draw:text-box>
        </draw:frame>
        <draw:frame draw:style-name="gr5" draw:text-style-name="P6" draw:layer="layout" svg:width="0.273cm" svg:height="0.276cm" svg:x="16.468cm" svg:y="19.455cm">
          <draw:text-box>
            <text:p text:style-name="P1"><text:span text:style-name="T8">67</text:span></text:p>
          </draw:text-box>
        </draw:frame>
        <draw:frame draw:style-name="gr1" draw:text-style-name="P2" draw:layer="layout" svg:width="0.422cm" svg:height="0.475cm" svg:x="16.742cm" svg:y="19.43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32cm" svg:height="0.475cm" svg:x="2.2cm" svg:y="20.351cm">
          <draw:text-box>
            <text:p text:style-name="P1"><text:span text:style-name="T6">122. </text:span><text:span text:style-name="T3"><text:s/>Mr Hoon briefed the 28 October meeting of the Ad Hoc Ministerial Group on Iraq </text:span></text:p>
          </draw:text-box>
        </draw:frame>
        <draw:frame draw:style-name="gr1" draw:text-style-name="P2" draw:layer="layout" svg:width="11.517cm" svg:height="0.475cm" svg:x="2.2cm" svg:y="20.915cm">
          <draw:text-box>
            <text:p text:style-name="P1"><text:span text:style-name="T3">on US military plans for a “short, sharp campaign” in Fallujah.</text:span></text:p>
          </draw:text-box>
        </draw:frame>
        <draw:frame draw:style-name="gr5" draw:text-style-name="P6" draw:layer="layout" svg:width="0.273cm" svg:height="0.276cm" svg:x="13.682cm" svg:y="20.934cm">
          <draw:text-box>
            <text:p text:style-name="P1"><text:span text:style-name="T8">68</text:span></text:p>
          </draw:text-box>
        </draw:frame>
        <draw:frame draw:style-name="gr1" draw:text-style-name="P2" draw:layer="layout" svg:width="0.422cm" svg:height="0.475cm" svg:x="13.956cm" svg:y="20.91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06cm" svg:height="0.475cm" svg:x="2.2cm" svg:y="21.83cm">
          <draw:text-box>
            <text:p text:style-name="P1"><text:span text:style-name="T6">123. </text:span><text:span text:style-name="T3"><text:s/>At the meeting, Mr Benn said that DFID continued to press the PCO, but a recent </text:span></text:p>
          </draw:text-box>
        </draw:frame>
        <draw:frame draw:style-name="gr1" draw:text-style-name="P2" draw:layer="layout" svg:width="16.673cm" svg:height="0.475cm" svg:x="2.2cm" svg:y="22.394cm">
          <draw:text-box>
            <text:p text:style-name="P1"><text:span text:style-name="T3">proposal to second a UK development adviser to the PCO had been turned down by the </text:span></text:p>
          </draw:text-box>
        </draw:frame>
        <draw:frame draw:style-name="gr1" draw:text-style-name="P2" draw:layer="layout" svg:width="16.326cm" svg:height="0.475cm" svg:x="2.2cm" svg:y="22.958cm">
          <draw:text-box>
            <text:p text:style-name="P1"><text:span text:style-name="T3">US. It was difficult for the UK to offer additional assistance in cities like Fallujah “as the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8" draw:text-style-name="P7" draw:layer="layout" svg:x1="2.531cm" svg:y1="25.444cm" svg:x2="18.687cm" svg:y2="25.444cm">
          <text:p/>
        </draw:line>
        <draw:frame draw:style-name="gr1" draw:text-style-name="P2" draw:layer="layout" svg:width="11.737cm" svg:height="0.475cm" svg:x="2.2cm" svg:y="23.523cm">
          <draw:text-box>
            <text:p text:style-name="P1"><text:span text:style-name="T3">US was already engaged and sufficient funds were available”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65 </text:span></text:p>
          </draw:text-box>
        </draw:frame>
        <draw:frame draw:style-name="gr4" draw:text-style-name="P5" draw:layer="layout" svg:width="16.165cm" svg:height="0.395cm" svg:x="2.532cm" svg:y="25.087cm">
          <draw:text-box>
            <text:p text:style-name="P1"><text:span text:style-name="T5">Manuscript comment Blair on Minute Quarrey to Prime Minister, 22 October 2004, ‘Iraq Reconstruction’.</text:span><text:span text:style-name="T11">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66 </text:span></text:p>
          </draw:text-box>
        </draw:frame>
        <draw:frame draw:style-name="gr4" draw:text-style-name="P5" draw:layer="layout" svg:width="14.81cm" svg:height="0.395cm" svg:x="2.528cm" svg:y="25.511cm">
          <draw:text-box>
            <text:p text:style-name="P1"><text:span text:style-name="T11">Telegram 301 Baghdad to FCO London, 24 October 2004, ‘Iraq: Fallujah: Military Preparations: </text:span></text:p>
          </draw:text-box>
        </draw:frame>
        <draw:line draw:style-name="gr8" draw:text-style-name="P7" draw:layer="layout" svg:x1="2.531cm" svg:y1="26.714cm" svg:x2="18.434cm" svg:y2="26.714cm">
          <text:p/>
        </draw:line>
        <draw:frame draw:style-name="gr4" draw:text-style-name="P5" draw:layer="layout" svg:width="4.561cm" svg:height="0.395cm" svg:x="2.2cm" svg:y="25.934cm">
          <draw:text-box>
            <text:p text:style-name="P1"><text:span text:style-name="T11">ISF Numbers and Capability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67 </text:span></text:p>
          </draw:text-box>
        </draw:frame>
        <draw:frame draw:style-name="gr4" draw:text-style-name="P5" draw:layer="layout" svg:width="15.902cm" svg:height="0.395cm" svg:x="2.532cm" svg:y="26.357cm">
          <draw:text-box>
            <text:p text:style-name="P1"><text:span text:style-name="T5">Minute Prime Minister to Secretary of State for International Development, 26 October 2004, [untitled].</text:span><text:span text:style-name="T11">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68 </text:span></text:p>
          </draw:text-box>
        </draw:frame>
        <draw:frame draw:style-name="gr4" draw:text-style-name="P5" draw:layer="layout" svg:width="10.835cm" svg:height="0.395cm" svg:x="2.532cm" svg:y="26.781cm">
          <draw:text-box>
            <text:p text:style-name="P1"><text:span text:style-name="T11">Minutes, 28 October 2004, Ad Hoc Ministerial Group on Iraq meeting. 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line draw:style-name="gr9" draw:text-style-name="P7" draw:layer="layout" svg:x1="2.199cm" svg:y1="18.27cm" svg:x2="13.189cm" svg:y2="18.2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17</text:span></text:p>
          </draw:text-box>
        </draw:frame>
        <draw:frame draw:style-name="gr1" draw:text-style-name="P2" draw:layer="layout" svg:width="16.838cm" svg:height="0.475cm" svg:x="2.2cm" svg:y="2.525cm">
          <draw:text-box>
            <text:p text:style-name="P1"><text:span text:style-name="T6">124. </text:span><text:span text:style-name="T3"><text:s/>Mr Benn reported that he had spoken to UN Secretary-General Annan, and thought </text:span></text:p>
          </draw:text-box>
        </draw:frame>
        <draw:frame draw:style-name="gr1" draw:text-style-name="P2" draw:layer="layout" svg:width="16.381cm" svg:height="0.475cm" svg:x="2.2cm" svg:y="3.09cm">
          <draw:text-box>
            <text:p text:style-name="P1"><text:span text:style-name="T3">it unlikely the UN would deploy more staff to Iraq before the elections (the UN currently </text:span></text:p>
          </draw:text-box>
        </draw:frame>
        <draw:frame draw:style-name="gr1" draw:text-style-name="P2" draw:layer="layout" svg:width="9.277cm" svg:height="0.475cm" svg:x="2.2cm" svg:y="3.654cm">
          <draw:text-box>
            <text:p text:style-name="P1"><text:span text:style-name="T3">had two officers in Iraq, one supported by DFID). </text:span></text:p>
          </draw:text-box>
        </draw:frame>
        <draw:frame draw:style-name="gr1" draw:text-style-name="P2" draw:layer="layout" svg:width="16.148cm" svg:height="0.475cm" svg:x="2.2cm" svg:y="4.568cm">
          <draw:text-box>
            <text:p text:style-name="P1"><text:span text:style-name="T6">125. </text:span><text:span text:style-name="T3"><text:s/>Mr Benn said that he would be happy to help the MOD with funding for QIPs if it </text:span></text:p>
          </draw:text-box>
        </draw:frame>
        <draw:frame draw:style-name="gr1" draw:text-style-name="P2" draw:layer="layout" svg:width="11.004cm" svg:height="0.475cm" svg:x="2.2cm" svg:y="5.133cm">
          <draw:text-box>
            <text:p text:style-name="P1"><text:span text:style-name="T3">was better able to implement projects than civilian experts.</text:span></text:p>
          </draw:text-box>
        </draw:frame>
        <draw:frame draw:style-name="gr1" draw:text-style-name="P2" draw:layer="layout" svg:width="16.063cm" svg:height="0.475cm" svg:x="2.2cm" svg:y="6.047cm">
          <draw:text-box>
            <text:p text:style-name="P1"><text:span text:style-name="T6">126. </text:span><text:span text:style-name="T3"><text:s/>Cabinet Office, DFID, FCO and MOD officials met on the same day to consider, </text:span></text:p>
          </draw:text-box>
        </draw:frame>
        <draw:frame draw:style-name="gr1" draw:text-style-name="P2" draw:layer="layout" svg:width="13.02cm" svg:height="0.475cm" svg:x="2.2cm" svg:y="6.612cm">
          <draw:text-box>
            <text:p text:style-name="P1"><text:span text:style-name="T3">at No.10’s request, how to “push forward” PCO reconstruction efforts.</text:span></text:p>
          </draw:text-box>
        </draw:frame>
        <draw:frame draw:style-name="gr5" draw:text-style-name="P6" draw:layer="layout" svg:width="0.273cm" svg:height="0.276cm" svg:x="15.173cm" svg:y="6.631cm">
          <draw:text-box>
            <text:p text:style-name="P1"><text:span text:style-name="T8">69</text:span></text:p>
          </draw:text-box>
        </draw:frame>
        <draw:frame draw:style-name="gr1" draw:text-style-name="P2" draw:layer="layout" svg:width="2.602cm" svg:height="0.475cm" svg:x="15.447cm" svg:y="6.612cm">
          <draw:text-box>
            <text:p text:style-name="P1"><text:span text:style-name="T3"><text:s/></text:span><text:span text:style-name="T3">The meeting </text:span></text:p>
          </draw:text-box>
        </draw:frame>
        <draw:frame draw:style-name="gr1" draw:text-style-name="P2" draw:layer="layout" svg:width="5.065cm" svg:height="0.475cm" svg:x="2.2cm" svg:y="7.176cm">
          <draw:text-box>
            <text:p text:style-name="P1"><text:span text:style-name="T3">agreed that the UK should:</text:span></text:p>
          </draw:text-box>
        </draw:frame>
        <draw:frame draw:style-name="gr3" draw:text-style-name="P4" draw:layer="layout" svg:width="0.634cm" svg:height="0.712cm" svg:x="2.95cm" svg:y="7.9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18cm" svg:height="0.475cm" svg:x="3.7cm" svg:y="8.091cm">
          <draw:text-box>
            <text:p text:style-name="P1"><text:span text:style-name="T3">increase efforts to monitor PCO activity across Iraq, although with a focus on </text:span></text:p>
          </draw:text-box>
        </draw:frame>
        <draw:frame draw:style-name="gr1" draw:text-style-name="P2" draw:layer="layout" svg:width="2.758cm" svg:height="0.475cm" svg:x="3.7cm" svg:y="8.655cm">
          <draw:text-box>
            <text:p text:style-name="P1"><text:span text:style-name="T3">MND(SE); and</text:span></text:p>
          </draw:text-box>
        </draw:frame>
        <draw:frame draw:style-name="gr3" draw:text-style-name="P4" draw:layer="layout" svg:width="0.634cm" svg:height="0.712cm" svg:x="2.95cm" svg:y="9.1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02cm" svg:height="0.475cm" svg:x="3.7cm" svg:y="9.32cm">
          <draw:text-box>
            <text:p text:style-name="P1"><text:span text:style-name="T3">make an “open-ended” offer of support to the US for PCO programmes across </text:span></text:p>
          </draw:text-box>
        </draw:frame>
        <draw:frame draw:style-name="gr1" draw:text-style-name="P2" draw:layer="layout" svg:width="5.133cm" svg:height="0.475cm" svg:x="3.7cm" svg:y="9.884cm">
          <draw:text-box>
            <text:p text:style-name="P1"><text:span text:style-name="T3">Iraq (not just in the South). </text:span></text:p>
          </draw:text-box>
        </draw:frame>
        <draw:frame draw:style-name="gr1" draw:text-style-name="P2" draw:layer="layout" svg:width="14.641cm" svg:height="0.475cm" svg:x="2.2cm" svg:y="10.798cm">
          <draw:text-box>
            <text:p text:style-name="P1"><text:span text:style-name="T6">127. </text:span><text:span text:style-name="T3"><text:s/>By 29 October, preliminary airstrikes against targets in the Fallujah area </text:span></text:p>
          </draw:text-box>
        </draw:frame>
        <draw:frame draw:style-name="gr1" draw:text-style-name="P2" draw:layer="layout" svg:width="2.136cm" svg:height="0.475cm" svg:x="2.2cm" svg:y="11.363cm">
          <draw:text-box>
            <text:p text:style-name="P1"><text:span text:style-name="T3">had begun.</text:span></text:p>
          </draw:text-box>
        </draw:frame>
        <draw:frame draw:style-name="gr5" draw:text-style-name="P6" draw:layer="layout" svg:width="0.273cm" svg:height="0.276cm" svg:x="4.319cm" svg:y="11.382cm">
          <draw:text-box>
            <text:p text:style-name="P1"><text:span text:style-name="T8">70</text:span></text:p>
          </draw:text-box>
        </draw:frame>
        <draw:frame draw:style-name="gr1" draw:text-style-name="P2" draw:layer="layout" svg:width="0.422cm" svg:height="0.475cm" svg:x="4.593cm" svg:y="11.36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15cm" svg:height="0.475cm" svg:x="2.2cm" svg:y="12.277cm">
          <draw:text-box>
            <text:p text:style-name="P1"><text:span text:style-name="T6">128. </text:span><text:span text:style-name="T3"><text:s/>Mr Quarrey advised Mr Blair on 2 November that “planning for the post-conflict </text:span></text:p>
          </draw:text-box>
        </draw:frame>
        <draw:frame draw:style-name="gr1" draw:text-style-name="P2" draw:layer="layout" svg:width="12.694cm" svg:height="0.475cm" svg:x="2.2cm" svg:y="12.842cm">
          <draw:text-box>
            <text:p text:style-name="P1"><text:span text:style-name="T3">phase remains inadequate, and the US now seem resigned to this”.</text:span></text:p>
          </draw:text-box>
        </draw:frame>
        <draw:frame draw:style-name="gr5" draw:text-style-name="P6" draw:layer="layout" svg:width="0.273cm" svg:height="0.276cm" svg:x="14.837cm" svg:y="12.861cm">
          <draw:text-box>
            <text:p text:style-name="P1"><text:span text:style-name="T8">71</text:span></text:p>
          </draw:text-box>
        </draw:frame>
        <draw:frame draw:style-name="gr1" draw:text-style-name="P2" draw:layer="layout" svg:width="0.422cm" svg:height="0.475cm" svg:x="15.111cm" svg:y="12.84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88cm" svg:height="0.475cm" svg:x="2.2cm" svg:y="13.756cm">
          <draw:text-box>
            <text:p text:style-name="P1"><text:span text:style-name="T6">129. </text:span><text:span text:style-name="T3"><text:s/>A DFID official based in Basra advised Mr Drummond on 3 November that PCO </text:span></text:p>
          </draw:text-box>
        </draw:frame>
        <draw:frame draw:style-name="gr1" draw:text-style-name="P2" draw:layer="layout" svg:width="15.83cm" svg:height="0.475cm" svg:x="2.2cm" svg:y="14.321cm">
          <draw:text-box>
            <text:p text:style-name="P1"><text:span text:style-name="T3">projects in the South remained “almost invisible” to the general public, and that Iraqi </text:span></text:p>
          </draw:text-box>
        </draw:frame>
        <draw:frame draw:style-name="gr1" draw:text-style-name="P2" draw:layer="layout" svg:width="13.879cm" svg:height="0.475cm" svg:x="2.2cm" svg:y="14.885cm">
          <draw:text-box>
            <text:p text:style-name="P1"><text:span text:style-name="T3">engagement in and influence on PCO operations appeared to be minimal.</text:span></text:p>
          </draw:text-box>
        </draw:frame>
        <draw:frame draw:style-name="gr5" draw:text-style-name="P6" draw:layer="layout" svg:width="0.273cm" svg:height="0.276cm" svg:x="16.014cm" svg:y="14.904cm">
          <draw:text-box>
            <text:p text:style-name="P1"><text:span text:style-name="T8">72</text:span></text:p>
          </draw:text-box>
        </draw:frame>
        <draw:frame draw:style-name="gr1" draw:text-style-name="P2" draw:layer="layout" svg:width="0.422cm" svg:height="0.475cm" svg:x="16.289cm" svg:y="14.88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2.799cm" svg:height="0.475cm" svg:x="2.2cm" svg:y="15.8cm">
          <draw:text-box>
            <text:p text:style-name="P1"><text:span text:style-name="T6">130. </text:span><text:span text:style-name="T3"><text:s/>Mr Blair met Prime Minister Allawi in Brussels on 5 November. </text:span></text:p>
          </draw:text-box>
        </draw:frame>
        <draw:frame draw:style-name="gr1" draw:text-style-name="P2" draw:layer="layout" svg:width="15.779cm" svg:height="0.475cm" svg:x="2.2cm" svg:y="16.714cm">
          <draw:text-box>
            <text:p text:style-name="P1"><text:span text:style-name="T6">131. </text:span><text:span text:style-name="T3"><text:s/>In preparation for the meeting, Mr Quarrey provided a list of “points that Allawi </text:span></text:p>
          </draw:text-box>
        </draw:frame>
        <draw:frame draw:style-name="gr1" draw:text-style-name="P2" draw:layer="layout" svg:width="12.401cm" svg:height="0.475cm" svg:x="2.2cm" svg:y="17.278cm">
          <draw:text-box>
            <text:p text:style-name="P1"><text:span text:style-name="T3">needs to cover before he approves any military action” in Fallujah.</text:span></text:p>
          </draw:text-box>
        </draw:frame>
        <draw:frame draw:style-name="gr5" draw:text-style-name="P6" draw:layer="layout" svg:width="0.273cm" svg:height="0.276cm" svg:x="14.554cm" svg:y="17.297cm">
          <draw:text-box>
            <text:p text:style-name="P1"><text:span text:style-name="T8">73</text:span></text:p>
          </draw:text-box>
        </draw:frame>
        <draw:frame draw:style-name="gr1" draw:text-style-name="P2" draw:layer="layout" svg:width="3.122cm" svg:height="0.475cm" svg:x="14.828cm" svg:y="17.278cm">
          <draw:text-box>
            <text:p text:style-name="P1"><text:span text:style-name="T3"><text:s/></text:span><text:span text:style-name="T3">Those included </text:span></text:p>
          </draw:text-box>
        </draw:frame>
        <draw:frame draw:style-name="gr1" draw:text-style-name="P2" draw:layer="layout" svg:width="15.606cm" svg:height="0.475cm" svg:x="2.2cm" svg:y="17.843cm">
          <draw:text-box>
            <text:p text:style-name="P1"><text:span text:style-name="T3">“</text:span><text:span text:style-name="T3">the follow-up package of political and economic measures”. The US said they had </text:span></text:p>
          </draw:text-box>
        </draw:frame>
        <draw:frame draw:style-name="gr1" draw:text-style-name="P2" draw:layer="layout" svg:width="16.305cm" svg:height="0.475cm" svg:x="2.2cm" svg:y="18.407cm">
          <draw:text-box>
            <text:p text:style-name="P1"><text:span text:style-name="T3">funding ready, but the IIG’s own preparations looked inadequate. Prime Minister Allawi </text:span></text:p>
          </draw:text-box>
        </draw:frame>
        <draw:frame draw:style-name="gr1" draw:text-style-name="P2" draw:layer="layout" svg:width="9.171cm" svg:height="0.475cm" svg:x="2.2cm" svg:y="18.972cm">
          <draw:text-box>
            <text:p text:style-name="P1"><text:span text:style-name="T3">had to take responsibility for those preparations. </text:span></text:p>
          </draw:text-box>
        </draw:frame>
        <draw:frame draw:style-name="gr1" draw:text-style-name="P2" draw:layer="layout" svg:width="7.325cm" svg:height="0.475cm" svg:x="2.2cm" svg:y="19.886cm">
          <draw:text-box>
            <text:p text:style-name="P1"><text:span text:style-name="T6">132. </text:span><text:span text:style-name="T3"><text:s/>At the meeting, Mr Blair said that:</text:span></text:p>
          </draw:text-box>
        </draw:frame>
        <draw:frame draw:style-name="gr1" draw:text-style-name="P2" draw:layer="layout" svg:width="15.09cm" svg:height="0.475cm" svg:x="2.95cm" svg:y="20.801cm">
          <draw:text-box>
            <text:p text:style-name="P1"><text:span text:style-name="T3">“… </text:span><text:span text:style-name="T3">he [Prime Minister Allawi] knew the military commanders were keen to move </text:span></text:p>
          </draw:text-box>
        </draw:frame>
        <draw:frame draw:style-name="gr1" draw:text-style-name="P2" draw:layer="layout" svg:width="14.941cm" svg:height="0.475cm" svg:x="2.95cm" svg:y="21.365cm">
          <draw:text-box>
            <text:p text:style-name="P1"><text:span text:style-name="T3">now. But it was vital that we balanced the political and military priorities. Unless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5.864cm" svg:height="0.475cm" svg:x="2.95cm" svg:y="21.93cm">
          <draw:text-box>
            <text:p text:style-name="P1"><text:span text:style-name="T3">there was an argument for an immediate move, then he believed we needed to take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69 </text:span></text:p>
          </draw:text-box>
        </draw:frame>
        <draw:frame draw:style-name="gr4" draw:text-style-name="P5" draw:layer="layout" svg:width="15.957cm" svg:height="0.395cm" svg:x="2.532cm" svg:y="24.664cm">
          <draw:text-box>
            <text:p text:style-name="P1"><text:span text:style-name="T11">Letter Cabinet Office [junior official] to Drummond, 28 October 2004, ‘Iraq: Monitoring and Accelerating </text:span></text:p>
          </draw:text-box>
        </draw:frame>
        <draw:frame draw:style-name="gr4" draw:text-style-name="P5" draw:layer="layout" svg:width="3.3cm" svg:height="0.395cm" svg:x="2.2cm" svg:y="25.087cm">
          <draw:text-box>
            <text:p text:style-name="P1"><text:span text:style-name="T11">PCO Disbursement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70 </text:span></text:p>
          </draw:text-box>
        </draw:frame>
        <draw:frame draw:style-name="gr4" draw:text-style-name="P5" draw:layer="layout" svg:width="11.648cm" svg:height="0.395cm" svg:x="2.532cm" svg:y="25.511cm">
          <draw:text-box>
            <text:p text:style-name="P1"><text:span text:style-name="T11">Minute Dowse to Sheinwald, 29 October 2004, ‘Iraq Update – 29 October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71 </text:span></text:p>
          </draw:text-box>
        </draw:frame>
        <draw:frame draw:style-name="gr4" draw:text-style-name="P5" draw:layer="layout" svg:width="9.874cm" svg:height="0.395cm" svg:x="2.532cm" svg:y="25.934cm">
          <draw:text-box>
            <text:p text:style-name="P1"><text:span text:style-name="T11">Minute Quarrey to Prime Minister, 2 November 2004, ‘Fallujah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72 </text:span></text:p>
          </draw:text-box>
        </draw:frame>
        <draw:frame draw:style-name="gr4" draw:text-style-name="P5" draw:layer="layout" svg:width="10.708cm" svg:height="0.395cm" svg:x="2.532cm" svg:y="26.357cm">
          <draw:text-box>
            <text:p text:style-name="P1"><text:span text:style-name="T11">Minute DFID [junior official] to Drummond, 3 November 2004, ‘PCO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73 </text:span></text:p>
          </draw:text-box>
        </draw:frame>
        <draw:frame draw:style-name="gr4" draw:text-style-name="P5" draw:layer="layout" svg:width="11.098cm" svg:height="0.395cm" svg:x="2.532cm" svg:y="26.781cm">
          <draw:text-box>
            <text:p text:style-name="P1"><text:span text:style-name="T11">Minute Quarrey to Blair, 4 November 2004, ‘Iraq: Breakfast with Allawi’. 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8</text:span></text:p>
          </draw:text-box>
        </draw:frame>
        <draw:frame draw:style-name="gr1" draw:text-style-name="P2" draw:layer="layout" svg:width="13.24cm" svg:height="0.475cm" svg:x="2.95cm" svg:y="2.576cm">
          <draw:text-box>
            <text:p text:style-name="P1"><text:span text:style-name="T3">the necessary time to exhaust all avenues of dialogue with the Sunnis </text:span></text:p>
          </draw:text-box>
        </draw:frame>
        <draw:frame draw:style-name="gr10" draw:text-style-name="P9" draw:layer="layout" svg:width="0.497cm" svg:height="0.556cm" svg:x="16.128cm" svg:y="2.513cm">
          <draw:text-box>
            <text:p text:style-name="P1"><text:span text:style-name="T15">…</text:span></text:p>
          </draw:text-box>
        </draw:frame>
        <draw:frame draw:style-name="gr1" draw:text-style-name="P2" draw:layer="layout" svg:width="1.764cm" svg:height="0.475cm" svg:x="16.622cm" svg:y="2.576cm">
          <draw:text-box>
            <text:p text:style-name="P1"><text:span text:style-name="T3"><text:s/></text:span><text:span text:style-name="T3">We also </text:span></text:p>
          </draw:text-box>
        </draw:frame>
        <draw:frame draw:style-name="gr1" draw:text-style-name="P2" draw:layer="layout" svg:width="10.92cm" svg:height="0.475cm" svg:x="2.95cm" svg:y="3.141cm">
          <draw:text-box>
            <text:p text:style-name="P1"><text:span text:style-name="T3">needed to set out a package of reconstruction measures.” </text:span></text:p>
          </draw:text-box>
        </draw:frame>
        <draw:frame draw:style-name="gr5" draw:text-style-name="P6" draw:layer="layout" svg:width="0.273cm" svg:height="0.276cm" svg:x="13.81cm" svg:y="3.16cm">
          <draw:text-box>
            <text:p text:style-name="P1"><text:span text:style-name="T8">74</text:span></text:p>
          </draw:text-box>
        </draw:frame>
        <draw:frame draw:style-name="gr1" draw:text-style-name="P2" draw:layer="layout" svg:width="15.906cm" svg:height="0.475cm" svg:x="2.2cm" svg:y="4.055cm">
          <draw:text-box>
            <text:p text:style-name="P1"><text:span text:style-name="T6">133. </text:span><text:span text:style-name="T3"><text:s/>Following authorisation by Prime Minister Allawi, offensive operations began in </text:span></text:p>
          </draw:text-box>
        </draw:frame>
        <draw:frame draw:style-name="gr1" draw:text-style-name="P2" draw:layer="layout" svg:width="4.604cm" svg:height="0.475cm" svg:x="2.2cm" svg:y="4.62cm">
          <draw:text-box>
            <text:p text:style-name="P1"><text:span text:style-name="T3">Fallujah on 8 November.</text:span></text:p>
          </draw:text-box>
        </draw:frame>
        <draw:frame draw:style-name="gr5" draw:text-style-name="P6" draw:layer="layout" svg:width="0.273cm" svg:height="0.276cm" svg:x="6.789cm" svg:y="4.639cm">
          <draw:text-box>
            <text:p text:style-name="P1"><text:span text:style-name="T8">75</text:span></text:p>
          </draw:text-box>
        </draw:frame>
        <draw:frame draw:style-name="gr1" draw:text-style-name="P2" draw:layer="layout" svg:width="15.085cm" svg:height="0.475cm" svg:x="2.2cm" svg:y="5.534cm">
          <draw:text-box>
            <text:p text:style-name="P1"><text:span text:style-name="T6">134. </text:span><text:span text:style-name="T3"><text:s/>Mr Chaplin described the UK’s involvement in that decision for the Inquiry: </text:span></text:p>
          </draw:text-box>
        </draw:frame>
        <draw:frame draw:style-name="gr1" draw:text-style-name="P2" draw:layer="layout" svg:width="15.208cm" svg:height="0.475cm" svg:x="2.95cm" svg:y="6.449cm">
          <draw:text-box>
            <text:p text:style-name="P1"><text:span text:style-name="T3">“</text:span><text:span text:style-name="T3">Our main involvement and the main thing we emphasised afterwards was that if </text:span></text:p>
          </draw:text-box>
        </draw:frame>
        <draw:frame draw:style-name="gr1" draw:text-style-name="P2" draw:layer="layout" svg:width="15.864cm" svg:height="0.475cm" svg:x="2.95cm" svg:y="7.013cm">
          <draw:text-box>
            <text:p text:style-name="P1"><text:span text:style-name="T3">there had to be military action, then the [Iraqi] Government needed to organise itself </text:span></text:p>
          </draw:text-box>
        </draw:frame>
        <draw:frame draw:style-name="gr1" draw:text-style-name="P2" draw:layer="layout" svg:width="15.572cm" svg:height="0.475cm" svg:x="2.95cm" svg:y="7.578cm">
          <draw:text-box>
            <text:p text:style-name="P1"><text:span text:style-name="T3">to ensure there was rapid follow-up, looking after displaced people, returning them </text:span></text:p>
          </draw:text-box>
        </draw:frame>
        <draw:frame draw:style-name="gr1" draw:text-style-name="P2" draw:layer="layout" svg:width="14.992cm" svg:height="0.475cm" svg:x="2.95cm" svg:y="8.142cm">
          <draw:text-box>
            <text:p text:style-name="P1"><text:span text:style-name="T3">as soon as possible, looking after the humanitarian aspects. And the part of the </text:span></text:p>
          </draw:text-box>
        </draw:frame>
        <draw:frame draw:style-name="gr1" draw:text-style-name="P2" draw:layer="layout" svg:width="15.83cm" svg:height="0.475cm" svg:x="2.95cm" svg:y="8.706cm">
          <draw:text-box>
            <text:p text:style-name="P1"><text:span text:style-name="T3">DFID team that was working closely with the Ministry of Health was heavily involved </text:span></text:p>
          </draw:text-box>
        </draw:frame>
        <draw:frame draw:style-name="gr1" draw:text-style-name="P2" draw:layer="layout" svg:width="1.886cm" svg:height="0.475cm" svg:x="2.95cm" svg:y="9.271cm">
          <draw:text-box>
            <text:p text:style-name="P1"><text:span text:style-name="T3">in that …” </text:span></text:p>
          </draw:text-box>
        </draw:frame>
        <draw:frame draw:style-name="gr5" draw:text-style-name="P6" draw:layer="layout" svg:width="0.273cm" svg:height="0.276cm" svg:x="4.82cm" svg:y="9.29cm">
          <draw:text-box>
            <text:p text:style-name="P1"><text:span text:style-name="T8">76</text:span></text:p>
          </draw:text-box>
        </draw:frame>
        <draw:frame draw:style-name="gr1" draw:text-style-name="P2" draw:layer="layout" svg:width="13.54cm" svg:height="0.475cm" svg:x="2.2cm" svg:y="10.185cm">
          <draw:text-box>
            <text:p text:style-name="P1"><text:span text:style-name="T6">135. </text:span><text:span text:style-name="T3"><text:s/>Mr Benn replied to Mr Blair’s letter of 26 October on 10 November.</text:span></text:p>
          </draw:text-box>
        </draw:frame>
        <draw:frame draw:style-name="gr5" draw:text-style-name="P6" draw:layer="layout" svg:width="0.273cm" svg:height="0.276cm" svg:x="15.667cm" svg:y="10.204cm">
          <draw:text-box>
            <text:p text:style-name="P1"><text:span text:style-name="T8">77</text:span></text:p>
          </draw:text-box>
        </draw:frame>
        <draw:frame draw:style-name="gr1" draw:text-style-name="P2" draw:layer="layout" svg:width="1.937cm" svg:height="0.475cm" svg:x="15.942cm" svg:y="10.185cm">
          <draw:text-box>
            <text:p text:style-name="P1"><text:span text:style-name="T3"><text:s/></text:span><text:span text:style-name="T3">He wrote:</text:span></text:p>
          </draw:text-box>
        </draw:frame>
        <draw:frame draw:style-name="gr1" draw:text-style-name="P2" draw:layer="layout" svg:width="16.004cm" svg:height="0.475cm" svg:x="2.95cm" svg:y="11.1cm">
          <draw:text-box>
            <text:p text:style-name="P1"><text:span text:style-name="T3">“</text:span><text:span text:style-name="T3">I share many of your concerns about the pace of reconstruction and development in </text:span></text:p>
          </draw:text-box>
        </draw:frame>
        <draw:frame draw:style-name="gr1" draw:text-style-name="P2" draw:layer="layout" svg:width="15.67cm" svg:height="0.475cm" svg:x="2.95cm" svg:y="11.664cm">
          <draw:text-box>
            <text:p text:style-name="P1"><text:span text:style-name="T3">Iraq. However, we should take encouragement from the Iraqi Interim Government’s </text:span></text:p>
          </draw:text-box>
        </draw:frame>
        <draw:frame draw:style-name="gr1" draw:text-style-name="P2" draw:layer="layout" svg:width="15.966cm" svg:height="0.475cm" svg:x="2.95cm" svg:y="12.229cm">
          <draw:text-box>
            <text:p text:style-name="P1"><text:span text:style-name="T3">National Development Strategy, the extra resources (about US$3bn) that the high oil </text:span></text:p>
          </draw:text-box>
        </draw:frame>
        <draw:frame draw:style-name="gr1" draw:text-style-name="P2" draw:layer="layout" svg:width="15.695cm" svg:height="0.475cm" svg:x="2.95cm" svg:y="12.793cm">
          <draw:text-box>
            <text:p text:style-name="P1"><text:span text:style-name="T3">price gives them, and the new arrangements that Allawi is making in his own office, </text:span></text:p>
          </draw:text-box>
        </draw:frame>
        <draw:frame draw:style-name="gr1" draw:text-style-name="P2" draw:layer="layout" svg:width="8.168cm" svg:height="0.475cm" svg:x="2.95cm" svg:y="13.358cm">
          <draw:text-box>
            <text:p text:style-name="P1"><text:span text:style-name="T3">with DFID advice, to lead reconstruction … </text:span></text:p>
          </draw:text-box>
        </draw:frame>
        <draw:frame draw:style-name="gr1" draw:text-style-name="P2" draw:layer="layout" svg:width="15.014cm" svg:height="0.475cm" svg:x="2.95cm" svg:y="14.272cm">
          <draw:text-box>
            <text:p text:style-name="P1"><text:span text:style-name="T3">“</text:span><text:span text:style-name="T3">Security is much more difficult than we anticipated and is getting worse around </text:span></text:p>
          </draw:text-box>
        </draw:frame>
        <draw:frame draw:style-name="gr1" draw:text-style-name="P2" draw:layer="layout" svg:width="14.366cm" svg:height="0.475cm" svg:x="2.95cm" svg:y="14.836cm">
          <draw:text-box>
            <text:p text:style-name="P1"><text:span text:style-name="T3">Baghdad. Many contractors, including those that we regularly use to work in </text:span></text:p>
          </draw:text-box>
        </draw:frame>
        <draw:frame draw:style-name="gr1" draw:text-style-name="P2" draw:layer="layout" svg:width="15.911cm" svg:height="0.475cm" svg:x="2.95cm" svg:y="15.401cm">
          <draw:text-box>
            <text:p text:style-name="P1"><text:span text:style-name="T3">post-conflict environments such as Crown Agents, are unwilling to send staff outside </text:span></text:p>
          </draw:text-box>
        </draw:frame>
        <draw:frame draw:style-name="gr1" draw:text-style-name="P2" draw:layer="layout" svg:width="15.653cm" svg:height="0.475cm" svg:x="2.95cm" svg:y="15.965cm">
          <draw:text-box>
            <text:p text:style-name="P1"><text:span text:style-name="T3">Baghdad or Basra at present. This is affecting all donors. But we can do more. Our </text:span></text:p>
          </draw:text-box>
        </draw:frame>
        <draw:frame draw:style-name="gr1" draw:text-style-name="P2" draw:layer="layout" svg:width="15.115cm" svg:height="0.475cm" svg:x="2.95cm" svg:y="16.53cm">
          <draw:text-box>
            <text:p text:style-name="P1"><text:span text:style-name="T3">£6m employment generation project will start to create jobs this month … I have </text:span></text:p>
          </draw:text-box>
        </draw:frame>
        <draw:frame draw:style-name="gr1" draw:text-style-name="P2" draw:layer="layout" svg:width="15.83cm" svg:height="0.475cm" svg:x="2.95cm" svg:y="17.094cm">
          <draw:text-box>
            <text:p text:style-name="P1"><text:span text:style-name="T3">also allocated £10m to support essential services – water, sanitation and power – in </text:span></text:p>
          </draw:text-box>
        </draw:frame>
        <draw:frame draw:style-name="gr1" draw:text-style-name="P2" draw:layer="layout" svg:width="15.856cm" svg:height="0.475cm" svg:x="2.95cm" svg:y="17.659cm">
          <draw:text-box>
            <text:p text:style-name="P1"><text:span text:style-name="T3">South-Eastern Iraq. We will top this up if necessary. We are working closely with UK </text:span></text:p>
          </draw:text-box>
        </draw:frame>
        <draw:frame draw:style-name="gr1" draw:text-style-name="P2" draw:layer="layout" svg:width="15.331cm" svg:height="0.475cm" svg:x="2.95cm" svg:y="18.223cm">
          <draw:text-box>
            <text:p text:style-name="P1"><text:span text:style-name="T3">forces: DFID’s technical expertise is available to help them implement their Quick </text:span></text:p>
          </draw:text-box>
        </draw:frame>
        <draw:frame draw:style-name="gr1" draw:text-style-name="P2" draw:layer="layout" svg:width="15.864cm" svg:height="0.475cm" svg:x="2.95cm" svg:y="18.788cm">
          <draw:text-box>
            <text:p text:style-name="P1"><text:span text:style-name="T3">Impact Projects, and military liaison teams will help us to make our projects happen. </text:span></text:p>
          </draw:text-box>
        </draw:frame>
        <draw:frame draw:style-name="gr1" draw:text-style-name="P2" draw:layer="layout" svg:width="16.008cm" svg:height="0.475cm" svg:x="2.95cm" svg:y="19.352cm">
          <draw:text-box>
            <text:p text:style-name="P1"><text:span text:style-name="T3">We will talk to MOD about resources, as we look for other ways to maximise impact.” </text:span></text:p>
          </draw:text-box>
        </draw:frame>
        <draw:frame draw:style-name="gr1" draw:text-style-name="P2" draw:layer="layout" svg:width="16.393cm" svg:height="0.475cm" svg:x="2.2cm" svg:y="20.266cm">
          <draw:text-box>
            <text:p text:style-name="P1"><text:span text:style-name="T6">136. </text:span><text:span text:style-name="T3"><text:s/>Mr Benn also highlighted DFID’s support for the elections, and his decision not to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2.727cm" svg:height="0.475cm" svg:x="2.2cm" svg:y="20.831cm">
          <draw:text-box>
            <text:p text:style-name="P1"><text:span text:style-name="T3">channel further funds through the UN and World Bank Trust Funds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74 </text:span></text:p>
          </draw:text-box>
        </draw:frame>
        <draw:frame draw:style-name="gr4" draw:text-style-name="P5" draw:layer="layout" svg:width="15.056cm" svg:height="0.395cm" svg:x="2.532cm" svg:y="25.087cm">
          <draw:text-box>
            <text:p text:style-name="P1"><text:span text:style-name="T11">Letter Phillipson to Adams, 5 November 2004, ‘Iraq: Prime Minister’s Discussion with Iyad Allawi, </text:span></text:p>
          </draw:text-box>
        </draw:frame>
        <draw:frame draw:style-name="gr4" draw:text-style-name="P5" draw:layer="layout" svg:width="3.063cm" svg:height="0.395cm" svg:x="2.2cm" svg:y="25.511cm">
          <draw:text-box>
            <text:p text:style-name="P1"><text:span text:style-name="T11">5 November 2004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75 </text:span></text:p>
          </draw:text-box>
        </draw:frame>
        <draw:frame draw:style-name="gr4" draw:text-style-name="P5" draw:layer="layout" svg:width="9.274cm" svg:height="0.395cm" svg:x="2.532cm" svg:y="25.934cm">
          <draw:text-box>
            <text:p text:style-name="P1"><text:span text:style-name="T12">CNN World, </text:span><text:span text:style-name="T11">9 November 2004, </text:span><text:span text:style-name="T12">Battle for Falluja under way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76 </text:span></text:p>
          </draw:text-box>
        </draw:frame>
        <draw:line draw:style-name="gr8" draw:text-style-name="P7" draw:layer="layout" svg:x1="2.531cm" svg:y1="27.137cm" svg:x2="10.356cm" svg:y2="27.137cm">
          <text:p/>
        </draw:line>
        <draw:frame draw:style-name="gr4" draw:text-style-name="P5" draw:layer="layout" svg:width="6.763cm" svg:height="0.395cm" svg:x="2.532cm" svg:y="26.357cm">
          <draw:text-box>
            <text:p text:style-name="P1"><text:span text:style-name="T11">Public hearing, 7 December 2010, page 19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77 </text:span></text:p>
          </draw:text-box>
        </draw:frame>
        <draw:frame draw:style-name="gr4" draw:text-style-name="P5" draw:layer="layout" svg:width="7.863cm" svg:height="0.395cm" svg:x="2.532cm" svg:y="26.781cm">
          <draw:text-box>
            <text:p text:style-name="P1"><text:span text:style-name="T5">Letter Benn to Blair, 10 November 2004, [untitled].</text:span><text:span text:style-name="T11"> 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9</text:span></text:p>
          </draw:text-box>
        </draw:frame>
        <draw:frame draw:style-name="gr1" draw:text-style-name="P2" draw:layer="layout" svg:width="16.829cm" svg:height="0.475cm" svg:x="2.2cm" svg:y="2.525cm">
          <draw:text-box>
            <text:p text:style-name="P1"><text:span text:style-name="T6">137. </text:span><text:span text:style-name="T3"><text:s/>On Mr Blair’s suggestions that the UK needed to find more effective ways of getting </text:span></text:p>
          </draw:text-box>
        </draw:frame>
        <draw:frame draw:style-name="gr1" draw:text-style-name="P2" draw:layer="layout" svg:width="16.161cm" svg:height="0.475cm" svg:x="2.2cm" svg:y="3.09cm">
          <draw:text-box>
            <text:p text:style-name="P1"><text:span text:style-name="T3">the US to spend its funds more quickly and with greater impact, and that DFID should </text:span></text:p>
          </draw:text-box>
        </draw:frame>
        <draw:frame draw:style-name="gr1" draw:text-style-name="P2" draw:layer="layout" svg:width="16.537cm" svg:height="0.475cm" svg:x="2.2cm" svg:y="3.654cm">
          <draw:text-box>
            <text:p text:style-name="P1"><text:span text:style-name="T3">use its experience of post-conflict situations across Iraq (not just in the South), Mr Benn </text:span></text:p>
          </draw:text-box>
        </draw:frame>
        <draw:frame draw:style-name="gr1" draw:text-style-name="P2" draw:layer="layout" svg:width="2.25cm" svg:height="0.475cm" svg:x="2.2cm" svg:y="4.218cm">
          <draw:text-box>
            <text:p text:style-name="P1"><text:span text:style-name="T3">responded: </text:span></text:p>
          </draw:text-box>
        </draw:frame>
        <draw:frame draw:style-name="gr1" draw:text-style-name="P2" draw:layer="layout" svg:width="14.446cm" svg:height="0.475cm" svg:x="2.95cm" svg:y="5.133cm">
          <draw:text-box>
            <text:p text:style-name="P1"><text:span text:style-name="T3">“</text:span><text:span text:style-name="T3">We will get closer to the Project Contracting Office (PCO). Our Basra sector </text:span></text:p>
          </draw:text-box>
        </draw:frame>
        <draw:frame draw:style-name="gr1" draw:text-style-name="P2" draw:layer="layout" svg:width="15.157cm" svg:height="0.475cm" svg:x="2.95cm" svg:y="5.697cm">
          <draw:text-box>
            <text:p text:style-name="P1"><text:span text:style-name="T3">specialists are working with the PCO there, and the DFID Office in Baghdad has </text:span></text:p>
          </draw:text-box>
        </draw:frame>
        <draw:frame draw:style-name="gr1" draw:text-style-name="P2" draw:layer="layout" svg:width="15.551cm" svg:height="0.475cm" svg:x="2.95cm" svg:y="6.262cm">
          <draw:text-box>
            <text:p text:style-name="P1"><text:span text:style-name="T3">close relations with PCO counterparts in Baghdad, including the new (good) head, </text:span></text:p>
          </draw:text-box>
        </draw:frame>
        <draw:frame draw:style-name="gr1" draw:text-style-name="P2" draw:layer="layout" svg:width="14.996cm" svg:height="0.475cm" svg:x="2.95cm" svg:y="6.826cm">
          <draw:text-box>
            <text:p text:style-name="P1"><text:span text:style-name="T3">Bill Taylor. He has declined our offer of a senior reconstruction specialist but we </text:span></text:p>
          </draw:text-box>
        </draw:frame>
        <draw:frame draw:style-name="gr1" draw:text-style-name="P2" draw:layer="layout" svg:width="15.073cm" svg:height="0.475cm" svg:x="2.95cm" svg:y="7.391cm">
          <draw:text-box>
            <text:p text:style-name="P1"><text:span text:style-name="T3">are offering technical help instead. This could help the PCO implement effective </text:span></text:p>
          </draw:text-box>
        </draw:frame>
        <draw:frame draw:style-name="gr1" draw:text-style-name="P2" draw:layer="layout" svg:width="15.725cm" svg:height="0.475cm" svg:x="2.95cm" svg:y="7.955cm">
          <draw:text-box>
            <text:p text:style-name="P1"><text:span text:style-name="T3">reconstruction projects in areas where the Iraqi Interim Government regains control </text:span></text:p>
          </draw:text-box>
        </draw:frame>
        <draw:frame draw:style-name="gr1" draw:text-style-name="P2" draw:layer="layout" svg:width="3.897cm" svg:height="0.475cm" svg:x="2.95cm" svg:y="8.52cm">
          <draw:text-box>
            <text:p text:style-name="P1"><text:span text:style-name="T3">from the insurgents.”</text:span></text:p>
          </draw:text-box>
        </draw:frame>
        <draw:frame draw:style-name="gr1" draw:text-style-name="P2" draw:layer="layout" svg:width="16.452cm" svg:height="0.475cm" svg:x="2.2cm" svg:y="9.434cm">
          <draw:text-box>
            <text:p text:style-name="P1"><text:span text:style-name="T6">138. </text:span><text:span text:style-name="T3"><text:s/>Mr Benn’s reply highlighted a number of decisions taken before Mr Blair wrote his </text:span></text:p>
          </draw:text-box>
        </draw:frame>
        <draw:frame draw:style-name="gr1" draw:text-style-name="P2" draw:layer="layout" svg:width="1.065cm" svg:height="0.475cm" svg:x="2.2cm" svg:y="9.998cm">
          <draw:text-box>
            <text:p text:style-name="P1"><text:span text:style-name="T3">letter:</text:span></text:p>
          </draw:text-box>
        </draw:frame>
        <draw:frame draw:style-name="gr3" draw:text-style-name="P4" draw:layer="layout" svg:width="0.634cm" svg:height="0.712cm" svg:x="2.95cm" svg:y="10.7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09cm" svg:height="0.475cm" svg:x="3.7cm" svg:y="10.913cm">
          <draw:text-box>
            <text:p text:style-name="P1"><text:span text:style-name="T3">DFID’s projects to create jobs and provide essential services in the South had </text:span></text:p>
          </draw:text-box>
        </draw:frame>
        <draw:frame draw:style-name="gr1" draw:text-style-name="P2" draw:layer="layout" svg:width="6.953cm" svg:height="0.475cm" svg:x="3.7cm" svg:y="11.477cm">
          <draw:text-box>
            <text:p text:style-name="P1"><text:span text:style-name="T3">been announced in early September.</text:span></text:p>
          </draw:text-box>
        </draw:frame>
        <draw:frame draw:style-name="gr3" draw:text-style-name="P4" draw:layer="layout" svg:width="0.634cm" svg:height="0.712cm" svg:x="2.95cm" svg:y="11.9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22cm" svg:height="0.475cm" svg:x="3.7cm" svg:y="12.142cm">
          <draw:text-box>
            <text:p text:style-name="P1"><text:span text:style-name="T3">The decision not to channel further funds through the UN and World Bank Trust </text:span></text:p>
          </draw:text-box>
        </draw:frame>
        <draw:frame draw:style-name="gr1" draw:text-style-name="P2" draw:layer="layout" svg:width="8.934cm" svg:height="0.475cm" svg:x="3.7cm" svg:y="12.706cm">
          <draw:text-box>
            <text:p text:style-name="P1"><text:span text:style-name="T3">Funds had also been made in early September.</text:span></text:p>
          </draw:text-box>
        </draw:frame>
        <draw:frame draw:style-name="gr3" draw:text-style-name="P4" draw:layer="layout" svg:width="0.634cm" svg:height="0.712cm" svg:x="2.95cm" svg:y="13.2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65cm" svg:height="0.475cm" svg:x="3.7cm" svg:y="13.371cm">
          <draw:text-box>
            <text:p text:style-name="P1"><text:span text:style-name="T3">DFID’s work with MND(SE) to help implement QIPs was under way by </text:span></text:p>
          </draw:text-box>
        </draw:frame>
        <draw:frame draw:style-name="gr1" draw:text-style-name="P2" draw:layer="layout" svg:width="2.199cm" svg:height="0.475cm" svg:x="3.7cm" svg:y="13.935cm">
          <draw:text-box>
            <text:p text:style-name="P1"><text:span text:style-name="T3">13 October.</text:span></text:p>
          </draw:text-box>
        </draw:frame>
        <draw:frame draw:style-name="gr1" draw:text-style-name="P2" draw:layer="layout" svg:width="16.177cm" svg:height="0.475cm" svg:x="2.2cm" svg:y="14.85cm">
          <draw:text-box>
            <text:p text:style-name="P1"><text:span text:style-name="T6">139. </text:span><text:span text:style-name="T3"><text:s/>The FCO advised the British Embassy Baghdad on 15 November that, following </text:span></text:p>
          </draw:text-box>
        </draw:frame>
        <draw:frame draw:style-name="gr1" draw:text-style-name="P2" draw:layer="layout" svg:width="16cm" svg:height="0.475cm" svg:x="2.2cm" svg:y="15.414cm">
          <draw:text-box>
            <text:p text:style-name="P1"><text:span text:style-name="T3">the meeting of officials on 28 October which had agreed that the UK should make an </text:span></text:p>
          </draw:text-box>
        </draw:frame>
        <draw:frame draw:style-name="gr1" draw:text-style-name="P2" draw:layer="layout" svg:width="15.428cm" svg:height="0.475cm" svg:x="2.2cm" svg:y="15.978cm">
          <draw:text-box>
            <text:p text:style-name="P1"><text:span text:style-name="T3">open-ended offer of support to the PCO, DFID had confirmed that it could provide:</text:span></text:p>
          </draw:text-box>
        </draw:frame>
        <draw:frame draw:style-name="gr3" draw:text-style-name="P4" draw:layer="layout" svg:width="0.634cm" svg:height="0.712cm" svg:x="2.95cm" svg:y="16.7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669cm" svg:height="0.475cm" svg:x="3.7cm" svg:y="16.893cm">
          <draw:text-box>
            <text:p text:style-name="P1"><text:span text:style-name="T3">technical expertise (for example a water or health expert); and</text:span></text:p>
          </draw:text-box>
        </draw:frame>
        <draw:frame draw:style-name="gr3" draw:text-style-name="P4" draw:layer="layout" svg:width="0.634cm" svg:height="0.712cm" svg:x="2.95cm" svg:y="17.4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06cm" svg:height="0.475cm" svg:x="3.7cm" svg:y="17.557cm">
          <draw:text-box>
            <text:p text:style-name="P1"><text:span text:style-name="T3">expertise on post-conflict reconstruction, to help deliver reconstruction in cities </text:span></text:p>
          </draw:text-box>
        </draw:frame>
        <draw:frame draw:style-name="gr1" draw:text-style-name="P2" draw:layer="layout" svg:width="8.727cm" svg:height="0.475cm" svg:x="3.7cm" svg:y="18.122cm">
          <draw:text-box>
            <text:p text:style-name="P1"><text:span text:style-name="T3">and towns where the IIG had regained control.</text:span></text:p>
          </draw:text-box>
        </draw:frame>
        <draw:frame draw:style-name="gr5" draw:text-style-name="P6" draw:layer="layout" svg:width="0.273cm" svg:height="0.276cm" svg:x="12.384cm" svg:y="18.141cm">
          <draw:text-box>
            <text:p text:style-name="P1"><text:span text:style-name="T8">78</text:span></text:p>
          </draw:text-box>
        </draw:frame>
        <draw:frame draw:style-name="gr1" draw:text-style-name="P2" draw:layer="layout" svg:width="0.422cm" svg:height="0.475cm" svg:x="12.658cm" svg:y="18.1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19cm" svg:height="0.475cm" svg:x="2.2cm" svg:y="19.036cm">
          <draw:text-box>
            <text:p text:style-name="P1"><text:span text:style-name="T6">140. </text:span><text:span text:style-name="T3"><text:s/>On 16 November, following a visit to Fallujah, Lieutenant General John Kiszely, the </text:span></text:p>
          </draw:text-box>
        </draw:frame>
        <draw:frame draw:style-name="gr1" draw:text-style-name="P2" draw:layer="layout" svg:width="16.461cm" svg:height="0.475cm" svg:x="2.2cm" svg:y="19.601cm">
          <draw:text-box>
            <text:p text:style-name="P1"><text:span text:style-name="T3">Senior British Military Representative, Iraq, reported to the MOD and IPU that the scale </text:span></text:p>
          </draw:text-box>
        </draw:frame>
        <draw:frame draw:style-name="gr1" draw:text-style-name="P2" draw:layer="layout" svg:width="16.385cm" svg:height="0.475cm" svg:x="2.2cm" svg:y="20.165cm">
          <draw:text-box>
            <text:p text:style-name="P1"><text:span text:style-name="T3">of the damage to buildings dramatically outstripped the figures that the US had used in </text:span></text:p>
          </draw:text-box>
        </draw:frame>
        <draw:frame draw:style-name="gr1" draw:text-style-name="P2" draw:layer="layout" svg:width="3.685cm" svg:height="0.475cm" svg:x="2.2cm" svg:y="20.73cm">
          <draw:text-box>
            <text:p text:style-name="P1"><text:span text:style-name="T3">its press statement.</text:span></text:p>
          </draw:text-box>
        </draw:frame>
        <draw:frame draw:style-name="gr5" draw:text-style-name="P6" draw:layer="layout" svg:width="0.273cm" svg:height="0.276cm" svg:x="5.87cm" svg:y="20.748cm">
          <draw:text-box>
            <text:p text:style-name="P1"><text:span text:style-name="T8">79</text:span></text:p>
          </draw:text-box>
        </draw:frame>
        <draw:frame draw:style-name="gr1" draw:text-style-name="P2" draw:layer="layout" svg:width="12.368cm" svg:height="0.475cm" svg:x="6.145cm" svg:y="20.73cm">
          <draw:text-box>
            <text:p text:style-name="P1"><text:span text:style-name="T3"><text:s/></text:span><text:span text:style-name="T3">Soldiers in Fallujah had told him that between 90 and 95 percent </text:span></text:p>
          </draw:text-box>
        </draw:frame>
        <draw:frame draw:style-name="gr1" draw:text-style-name="P2" draw:layer="layout" svg:width="9.366cm" svg:height="0.475cm" svg:x="2.2cm" svg:y="21.294cm">
          <draw:text-box>
            <text:p text:style-name="P1"><text:span text:style-name="T3">of civilians had left before the fighting had started.</text:span></text:p>
          </draw:text-box>
        </draw:frame>
        <draw:frame draw:style-name="gr5" draw:text-style-name="P6" draw:layer="layout" svg:width="0.246cm" svg:height="0.276cm" svg:x="11.519cm" svg:y="21.31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6.033cm" svg:height="0.475cm" svg:x="2.2cm" svg:y="22.208cm">
          <draw:text-box>
            <text:p text:style-name="P1"><text:span text:style-name="T6">141. </text:span><text:span text:style-name="T3"><text:s/>General George Casey, MNF-I, had decreed that MNF-I’s main effort should be </text:span></text:p>
          </draw:text-box>
        </draw:frame>
        <draw:frame draw:style-name="gr1" draw:text-style-name="P2" draw:layer="layout" svg:width="15.53cm" svg:height="0.475cm" svg:x="2.2cm" svg:y="22.773cm">
          <draw:text-box>
            <text:p text:style-name="P1"><text:span text:style-name="T3">humanitarian assistance and reconstruction, and had appointed Lt Gen Kiszely “in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4.938cm" svg:height="0.475cm" svg:x="2.2cm" svg:y="23.337cm">
          <draw:text-box>
            <text:p text:style-name="P1"><text:span text:style-name="T3">charge of reconstruction”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78 </text:span></text:p>
          </draw:text-box>
        </draw:frame>
        <draw:frame draw:style-name="gr4" draw:text-style-name="P5" draw:layer="layout" svg:width="15.678cm" svg:height="0.395cm" svg:x="2.528cm" svg:y="25.934cm">
          <draw:text-box>
            <text:p text:style-name="P1"><text:span text:style-name="T11">Telegram 126 FCO London to Baghdad, 15 November 2004, ‘Iraq Reconstruction: UK Assistance for </text:span></text:p>
          </draw:text-box>
        </draw:frame>
        <draw:frame draw:style-name="gr4" draw:text-style-name="P5" draw:layer="layout" svg:width="1.619cm" svg:height="0.395cm" svg:x="2.2cm" svg:y="26.357cm">
          <draw:text-box>
            <text:p text:style-name="P1"><text:span text:style-name="T11">the PCO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79 </text:span></text:p>
          </draw:text-box>
        </draw:frame>
        <draw:frame draw:style-name="gr4" draw:text-style-name="P5" draw:layer="layout" svg:width="12.558cm" svg:height="0.395cm" svg:x="2.532cm" svg:y="26.781cm">
          <draw:text-box>
            <text:p text:style-name="P1"><text:span text:style-name="T11">Minute Crompton to Private Secretary [FCO], 16 November 2004, ‘Iraq: Fallujah’.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0</text:span></text:p>
          </draw:text-box>
        </draw:frame>
        <draw:frame draw:style-name="gr1" draw:text-style-name="P2" draw:layer="layout" svg:width="15.877cm" svg:height="0.475cm" svg:x="2.2cm" svg:y="2.525cm">
          <draw:text-box>
            <text:p text:style-name="P1"><text:span text:style-name="T6">142. </text:span><text:span text:style-name="T3"><text:s/>Mr Crompton reported to Mr Straw’s Private Secretary that Lt Gen Kiszely was </text:span></text:p>
          </draw:text-box>
        </draw:frame>
        <draw:frame draw:style-name="gr1" draw:text-style-name="P2" draw:layer="layout" svg:width="13.934cm" svg:height="0.475cm" svg:x="2.2cm" svg:y="3.09cm">
          <draw:text-box>
            <text:p text:style-name="P1"><text:span text:style-name="T3">“</text:span><text:span text:style-name="T3">calm, but clearly taken aback by the damage he had seen”. The IPU was:</text:span></text:p>
          </draw:text-box>
        </draw:frame>
        <draw:frame draw:style-name="gr1" draw:text-style-name="P2" draw:layer="layout" svg:width="15.463cm" svg:height="0.475cm" svg:x="2.95cm" svg:y="3.929cm">
          <draw:text-box>
            <text:p text:style-name="P1"><text:span text:style-name="T3">“… </text:span><text:span text:style-name="T3">in touch with DFID to see whether they can assist with the humanitarian effort, </text:span></text:p>
          </draw:text-box>
        </draw:frame>
        <draw:frame draw:style-name="gr1" draw:text-style-name="P2" draw:layer="layout" svg:width="16.029cm" svg:height="0.475cm" svg:x="2.95cm" svg:y="4.493cm">
          <draw:text-box>
            <text:p text:style-name="P1"><text:span text:style-name="T3">and are feeding in some ideas to Kiszely on how best to approach the reconstruction </text:span></text:p>
          </draw:text-box>
        </draw:frame>
        <draw:frame draw:style-name="gr1" draw:text-style-name="P2" draw:layer="layout" svg:width="10.018cm" svg:height="0.475cm" svg:x="2.95cm" svg:y="5.058cm">
          <draw:text-box>
            <text:p text:style-name="P1"><text:span text:style-name="T3">task, using lessons learnt in Kosovo and elsewhere”. </text:span></text:p>
          </draw:text-box>
        </draw:frame>
        <draw:frame draw:style-name="gr1" draw:text-style-name="P2" draw:layer="layout" svg:width="15.805cm" svg:height="0.475cm" svg:x="2.2cm" svg:y="5.897cm">
          <draw:text-box>
            <text:p text:style-name="P1"><text:span text:style-name="T6">143. </text:span><text:span text:style-name="T3"><text:s/>The Annotated Agenda for the 18 November meeting of the AHMGIR reported </text:span></text:p>
          </draw:text-box>
        </draw:frame>
        <draw:frame draw:style-name="gr1" draw:text-style-name="P2" draw:layer="layout" svg:width="15.843cm" svg:height="0.475cm" svg:x="2.2cm" svg:y="6.462cm">
          <draw:text-box>
            <text:p text:style-name="P1"><text:span text:style-name="T3">Lt Gen Kiszely’s conclusions, and that the Red Cross and Red Crescent were being </text:span></text:p>
          </draw:text-box>
        </draw:frame>
        <draw:frame draw:style-name="gr1" draw:text-style-name="P2" draw:layer="layout" svg:width="3.795cm" svg:height="0.475cm" svg:x="2.2cm" svg:y="7.026cm">
          <draw:text-box>
            <text:p text:style-name="P1"><text:span text:style-name="T3">allowed into the city.</text:span></text:p>
          </draw:text-box>
        </draw:frame>
        <draw:frame draw:style-name="gr5" draw:text-style-name="P6" draw:layer="layout" svg:width="0.273cm" svg:height="0.276cm" svg:x="5.981cm" svg:y="7.045cm">
          <draw:text-box>
            <text:p text:style-name="P1"><text:span text:style-name="T8">80</text:span></text:p>
          </draw:text-box>
        </draw:frame>
        <draw:frame draw:style-name="gr1" draw:text-style-name="P2" draw:layer="layout" svg:width="11.83cm" svg:height="0.475cm" svg:x="6.255cm" svg:y="7.026cm">
          <draw:text-box>
            <text:p text:style-name="P1"><text:span text:style-name="T3"><text:s/></text:span><text:span text:style-name="T3">At least US$58m had been earmarked for reconstruction. The </text:span></text:p>
          </draw:text-box>
        </draw:frame>
        <draw:frame draw:style-name="gr1" draw:text-style-name="P2" draw:layer="layout" svg:width="16.533cm" svg:height="0.475cm" svg:x="2.2cm" svg:y="7.591cm">
          <draw:text-box>
            <text:p text:style-name="P1"><text:span text:style-name="T3">IIG estimated that there were 250,000 Internally Displaced People (IDPs) from Fallujah, </text:span></text:p>
          </draw:text-box>
        </draw:frame>
        <draw:frame draw:style-name="gr1" draw:text-style-name="P2" draw:layer="layout" svg:width="15.479cm" svg:height="0.475cm" svg:x="2.2cm" svg:y="8.155cm">
          <draw:text-box>
            <text:p text:style-name="P1"><text:span text:style-name="T3">about 95 percent of whom were staying with family or friends. The Iraqi Ministry of </text:span></text:p>
          </draw:text-box>
        </draw:frame>
        <draw:frame draw:style-name="gr1" draw:text-style-name="P2" draw:layer="layout" svg:width="12.609cm" svg:height="0.475cm" svg:x="2.2cm" svg:y="8.72cm">
          <draw:text-box>
            <text:p text:style-name="P1"><text:span text:style-name="T3">Health reported that there were “no major humanitarian problems”. </text:span></text:p>
          </draw:text-box>
        </draw:frame>
        <draw:frame draw:style-name="gr1" draw:text-style-name="P2" draw:layer="layout" svg:width="16.677cm" svg:height="0.475cm" svg:x="2.2cm" svg:y="9.559cm">
          <draw:text-box>
            <text:p text:style-name="P1"><text:span text:style-name="T6">144. </text:span><text:span text:style-name="T3"><text:s/>The Annotated Agenda stated that Prime Minister Allawi had established a Cabinet </text:span></text:p>
          </draw:text-box>
        </draw:frame>
        <draw:frame draw:style-name="gr1" draw:text-style-name="P2" draw:layer="layout" svg:width="15.818cm" svg:height="0.475cm" svg:x="2.2cm" svg:y="10.123cm">
          <draw:text-box>
            <text:p text:style-name="P1"><text:span text:style-name="T3">Reconstruction Committee, whose first tasks would be to co-ordinate reconstruction </text:span></text:p>
          </draw:text-box>
        </draw:frame>
        <draw:frame draw:style-name="gr1" draw:text-style-name="P2" draw:layer="layout" svg:width="15.526cm" svg:height="0.475cm" svg:x="2.2cm" svg:y="10.688cm">
          <draw:text-box>
            <text:p text:style-name="P1"><text:span text:style-name="T3">spending in cities won back from insurgent control and to spend US$200m of Iraqi </text:span></text:p>
          </draw:text-box>
        </draw:frame>
        <draw:frame draw:style-name="gr1" draw:text-style-name="P2" draw:layer="layout" svg:width="15.966cm" svg:height="0.475cm" svg:x="2.2cm" svg:y="11.252cm">
          <draw:text-box>
            <text:p text:style-name="P1"><text:span text:style-name="T3">money for emergency reconstruction in the period up to the elections. DFID advisers </text:span></text:p>
          </draw:text-box>
        </draw:frame>
        <draw:frame draw:style-name="gr1" draw:text-style-name="P2" draw:layer="layout" svg:width="9.438cm" svg:height="0.475cm" svg:x="2.2cm" svg:y="11.817cm">
          <draw:text-box>
            <text:p text:style-name="P1"><text:span text:style-name="T3">were “linked in well” and assisting the Committee. </text:span></text:p>
          </draw:text-box>
        </draw:frame>
        <draw:frame draw:style-name="gr1" draw:text-style-name="P2" draw:layer="layout" svg:width="15.631cm" svg:height="0.475cm" svg:x="2.2cm" svg:y="12.656cm">
          <draw:text-box>
            <text:p text:style-name="P1"><text:span text:style-name="T6">145. </text:span><text:span text:style-name="T3"><text:s/>The Annotated Agenda also stated that the PCO had declined DFID’s offer to </text:span></text:p>
          </draw:text-box>
        </draw:frame>
        <draw:frame draw:style-name="gr1" draw:text-style-name="P2" draw:layer="layout" svg:width="14.739cm" svg:height="0.475cm" svg:x="2.2cm" svg:y="13.221cm">
          <draw:text-box>
            <text:p text:style-name="P1"><text:span text:style-name="T3">“</text:span><text:span text:style-name="T3">second a senior reconstruction specialist or more technical help in Baghdad”. </text:span></text:p>
          </draw:text-box>
        </draw:frame>
        <draw:frame draw:style-name="gr1" draw:text-style-name="P2" draw:layer="layout" svg:width="15.513cm" svg:height="0.475cm" svg:x="2.2cm" svg:y="14.06cm">
          <draw:text-box>
            <text:p text:style-name="P1"><text:span text:style-name="T6">146. </text:span><text:span text:style-name="T3"><text:s/>Gen Walker told the meeting there had been a slow start to reconstruction in </text:span></text:p>
          </draw:text-box>
        </draw:frame>
        <draw:frame draw:style-name="gr1" draw:text-style-name="P2" draw:layer="layout" svg:width="1.606cm" svg:height="0.475cm" svg:x="2.2cm" svg:y="14.625cm">
          <draw:text-box>
            <text:p text:style-name="P1"><text:span text:style-name="T3">Fallujah.</text:span></text:p>
          </draw:text-box>
        </draw:frame>
        <draw:frame draw:style-name="gr5" draw:text-style-name="P6" draw:layer="layout" svg:width="0.273cm" svg:height="0.276cm" svg:x="3.8cm" svg:y="14.643cm">
          <draw:text-box>
            <text:p text:style-name="P1"><text:span text:style-name="T8">81</text:span></text:p>
          </draw:text-box>
        </draw:frame>
        <draw:frame draw:style-name="gr1" draw:text-style-name="P2" draw:layer="layout" svg:width="14.002cm" svg:height="0.475cm" svg:x="4.075cm" svg:y="14.625cm">
          <draw:text-box>
            <text:p text:style-name="P1"><text:span text:style-name="T3"><text:s/></text:span><text:span text:style-name="T3">That was a failure of the IIG and, in part, non-military US agencies. There </text:span></text:p>
          </draw:text-box>
        </draw:frame>
        <draw:frame draw:style-name="gr1" draw:text-style-name="P2" draw:layer="layout" svg:width="10.293cm" svg:height="0.475cm" svg:x="2.2cm" svg:y="15.189cm">
          <draw:text-box>
            <text:p text:style-name="P1"><text:span text:style-name="T3">was no indication of an immediate humanitarian crisis. </text:span></text:p>
          </draw:text-box>
        </draw:frame>
        <draw:frame draw:style-name="gr1" draw:text-style-name="P2" draw:layer="layout" svg:width="16.66cm" svg:height="0.475cm" svg:x="2.2cm" svg:y="16.028cm">
          <draw:text-box>
            <text:p text:style-name="P1"><text:span text:style-name="T6">147. </text:span><text:span text:style-name="T3"><text:s/>Mr Benn said that he was prepared to provide Lt Gen Kiszely with a reconstruction </text:span></text:p>
          </draw:text-box>
        </draw:frame>
        <draw:frame draw:style-name="gr1" draw:text-style-name="P2" draw:layer="layout" svg:width="5.408cm" svg:height="0.475cm" svg:x="2.2cm" svg:y="16.593cm">
          <draw:text-box>
            <text:p text:style-name="P1"><text:span text:style-name="T3">adviser, if one was required. </text:span></text:p>
          </draw:text-box>
        </draw:frame>
        <draw:frame draw:style-name="gr1" draw:text-style-name="P2" draw:layer="layout" svg:width="16.122cm" svg:height="0.475cm" svg:x="2.2cm" svg:y="17.432cm">
          <draw:text-box>
            <text:p text:style-name="P1"><text:span text:style-name="T6">148. </text:span><text:span text:style-name="T3"><text:s/>Mr Benn reported that more generally, security remained a significant constraint </text:span></text:p>
          </draw:text-box>
        </draw:frame>
        <draw:frame draw:style-name="gr1" draw:text-style-name="P2" draw:layer="layout" svg:width="14.772cm" svg:height="0.475cm" svg:x="2.2cm" svg:y="17.997cm">
          <draw:text-box>
            <text:p text:style-name="P1"><text:span text:style-name="T3">on reconstruction, but that DFID programmes were progressing relatively well. </text:span></text:p>
          </draw:text-box>
        </draw:frame>
        <draw:frame draw:style-name="gr1" draw:text-style-name="P2" draw:layer="layout" svg:width="5.971cm" svg:height="0.475cm" svg:x="2.2cm" svg:y="18.836cm">
          <draw:text-box>
            <text:p text:style-name="P1"><text:span text:style-name="T6">149. </text:span><text:span text:style-name="T3"><text:s/>The AHMGIR agreed that:</text:span></text:p>
          </draw:text-box>
        </draw:frame>
        <draw:frame draw:style-name="gr3" draw:text-style-name="P4" draw:layer="layout" svg:width="0.634cm" svg:height="0.712cm" svg:x="2.95cm" svg:y="19.51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95cm" svg:height="0.475cm" svg:x="3.7cm" svg:y="19.676cm">
          <draw:text-box>
            <text:p text:style-name="P1"><text:span text:style-name="T3">DFID and the FCO should press the UN to deploy a senior, full-time </text:span></text:p>
          </draw:text-box>
        </draw:frame>
        <draw:frame draw:style-name="gr1" draw:text-style-name="P2" draw:layer="layout" svg:width="6.153cm" svg:height="0.475cm" svg:x="3.7cm" svg:y="20.24cm">
          <draw:text-box>
            <text:p text:style-name="P1"><text:span text:style-name="T3">development expert to Baghdad;</text:span></text:p>
          </draw:text-box>
        </draw:frame>
        <draw:frame draw:style-name="gr3" draw:text-style-name="P4" draw:layer="layout" svg:width="0.634cm" svg:height="0.712cm" svg:x="2.95cm" svg:y="20.7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8cm" svg:height="0.475cm" svg:x="3.7cm" svg:y="20.905cm">
          <draw:text-box>
            <text:p text:style-name="P1"><text:span text:style-name="T3">DFID and the FCO should keep pressing the PCO for credible information </text:span></text:p>
          </draw:text-box>
        </draw:frame>
        <draw:frame draw:style-name="gr1" draw:text-style-name="P2" draw:layer="layout" svg:width="4.985cm" svg:height="0.475cm" svg:x="3.7cm" svg:y="21.469cm">
          <draw:text-box>
            <text:p text:style-name="P1"><text:span text:style-name="T3">on reconstruction projects;</text:span></text:p>
          </draw:text-box>
        </draw:frame>
        <draw:frame draw:style-name="gr3" draw:text-style-name="P4" draw:layer="layout" svg:width="0.634cm" svg:height="0.712cm" svg:x="2.95cm" svg:y="21.9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78cm" svg:height="0.475cm" svg:x="3.7cm" svg:y="22.133cm">
          <draw:text-box>
            <text:p text:style-name="P1"><text:span text:style-name="T3">Mr Straw and Mr Blair should speak to their French counterparts about the </text:span></text:p>
          </draw:text-box>
        </draw:frame>
        <draw:frame draw:style-name="gr1" draw:text-style-name="P2" draw:layer="layout" svg:width="8.769cm" svg:height="0.475cm" svg:x="3.7cm" svg:y="22.698cm">
          <draw:text-box>
            <text:p text:style-name="P1"><text:span text:style-name="T3">importance of agreeing a Paris Club debt deal;</text:span></text:p>
          </draw:text-box>
        </draw:frame>
        <draw:frame draw:style-name="gr3" draw:text-style-name="P4" draw:layer="layout" svg:width="0.634cm" svg:height="0.712cm" svg:x="2.95cm" svg:y="23.20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8cm" svg:height="0.475cm" svg:x="3.7cm" svg:y="23.362cm">
          <draw:text-box>
            <text:p text:style-name="P1"><text:span text:style-name="T3">Mr Benn should prepare a note on reconstruction activity in MND(SE) and </text:span></text:p>
          </draw:text-box>
        </draw:frame>
        <draw:frame draw:style-name="gr1" draw:text-style-name="P2" draw:layer="layout" svg:width="6.661cm" svg:height="0.475cm" svg:x="3.7cm" svg:y="23.927cm">
          <draw:text-box>
            <text:p text:style-name="P1"><text:span text:style-name="T3">on wider reconstruction issues; and</text:span></text:p>
          </draw:text-box>
        </draw:frame>
        <draw:frame draw:style-name="gr3" draw:text-style-name="P4" draw:layer="layout" svg:width="0.634cm" svg:height="0.712cm" svg:x="2.95cm" svg:y="24.4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9cm" svg:height="0.475cm" svg:x="3.7cm" svg:y="24.591cm">
          <draw:text-box>
            <text:p text:style-name="P1"><text:span text:style-name="T3">the FCO and DFID should prepare a note on why the PCO was proving slow <text:s/>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4.748cm" svg:height="0.475cm" svg:x="3.7cm" svg:y="25.156cm">
          <draw:text-box>
            <text:p text:style-name="P1"><text:span text:style-name="T3">to deliver reconstruction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80 </text:span></text:p>
          </draw:text-box>
        </draw:frame>
        <draw:frame draw:style-name="gr4" draw:text-style-name="P5" draw:layer="layout" svg:width="13.392cm" svg:height="0.395cm" svg:x="2.52cm" svg:y="26.357cm">
          <draw:text-box>
            <text:p text:style-name="P1"><text:span text:style-name="T11">Annotated Agenda, 18 November 2004, Ad Hoc Group on Iraq Rehabilitation meeting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81 </text:span></text:p>
          </draw:text-box>
        </draw:frame>
        <draw:frame draw:style-name="gr4" draw:text-style-name="P5" draw:layer="layout" svg:width="11.745cm" svg:height="0.395cm" svg:x="2.532cm" svg:y="26.781cm">
          <draw:text-box>
            <text:p text:style-name="P1"><text:span text:style-name="T11">Minutes, 18 November 2004, Ad Hoc Group on Iraq Rehabilitation meeting. 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1</text:span></text:p>
          </draw:text-box>
        </draw:frame>
        <draw:frame draw:style-name="gr1" draw:text-style-name="P2" draw:layer="layout" svg:width="16.812cm" svg:height="0.475cm" svg:x="2.2cm" svg:y="2.525cm">
          <draw:text-box>
            <text:p text:style-name="P1"><text:span text:style-name="T6">150. </text:span><text:span text:style-name="T3"><text:s/>Sir Nigel Sheinwald spoke to Dr Rice later that day, and expressed his concern that </text:span></text:p>
          </draw:text-box>
        </draw:frame>
        <draw:frame draw:style-name="gr1" draw:text-style-name="P2" draw:layer="layout" svg:width="16.322cm" svg:height="0.475cm" svg:x="2.2cm" svg:y="3.09cm">
          <draw:text-box>
            <text:p text:style-name="P1"><text:span text:style-name="T3">humanitarian and reconstruction efforts in Fallujah had been slow to get off the ground.</text:span></text:p>
          </draw:text-box>
        </draw:frame>
        <draw:frame draw:style-name="gr5" draw:text-style-name="P6" draw:layer="layout" svg:width="0.273cm" svg:height="0.276cm" svg:x="18.446cm" svg:y="3.108cm">
          <draw:text-box>
            <text:p text:style-name="P1"><text:span text:style-name="T8">82</text:span></text:p>
          </draw:text-box>
        </draw:frame>
        <draw:frame draw:style-name="gr1" draw:text-style-name="P2" draw:layer="layout" svg:width="0.422cm" svg:height="0.475cm" svg:x="18.721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3cm" svg:height="0.475cm" svg:x="2.2cm" svg:y="3.654cm">
          <draw:text-box>
            <text:p text:style-name="P1"><text:span text:style-name="T3">He reported that Dr Rice shared that concern, but thought that some humanitarian </text:span></text:p>
          </draw:text-box>
        </draw:frame>
        <draw:frame draw:style-name="gr1" draw:text-style-name="P2" draw:layer="layout" svg:width="16.059cm" svg:height="0.475cm" svg:x="2.2cm" svg:y="4.218cm">
          <draw:text-box>
            <text:p text:style-name="P1"><text:span text:style-name="T3">assistance was now getting into the city, and “everyone was adamant” that there was </text:span></text:p>
          </draw:text-box>
        </draw:frame>
        <draw:frame draw:style-name="gr1" draw:text-style-name="P2" draw:layer="layout" svg:width="4.367cm" svg:height="0.475cm" svg:x="2.2cm" svg:y="4.783cm">
          <draw:text-box>
            <text:p text:style-name="P1"><text:span text:style-name="T3">no humanitarian crisis. </text:span></text:p>
          </draw:text-box>
        </draw:frame>
        <draw:frame draw:style-name="gr1" draw:text-style-name="P2" draw:layer="layout" svg:width="15.822cm" svg:height="0.475cm" svg:x="2.2cm" svg:y="5.697cm">
          <draw:text-box>
            <text:p text:style-name="P1"><text:span text:style-name="T6">151. </text:span><text:span text:style-name="T3"><text:s/>The FCO advised No.10 on 19 November that there were “plenty of resources </text:span></text:p>
          </draw:text-box>
        </draw:frame>
        <draw:frame draw:style-name="gr1" draw:text-style-name="P2" draw:layer="layout" svg:width="7.237cm" svg:height="0.475cm" svg:x="2.2cm" svg:y="6.262cm">
          <draw:text-box>
            <text:p text:style-name="P1"><text:span text:style-name="T3">available” for Fallujah’s reconstruction.</text:span></text:p>
          </draw:text-box>
        </draw:frame>
        <draw:frame draw:style-name="gr5" draw:text-style-name="P6" draw:layer="layout" svg:width="0.273cm" svg:height="0.276cm" svg:x="9.416cm" svg:y="6.281cm">
          <draw:text-box>
            <text:p text:style-name="P1"><text:span text:style-name="T8">83</text:span></text:p>
          </draw:text-box>
        </draw:frame>
        <draw:frame draw:style-name="gr1" draw:text-style-name="P2" draw:layer="layout" svg:width="8.567cm" svg:height="0.475cm" svg:x="9.69cm" svg:y="6.262cm">
          <draw:text-box>
            <text:p text:style-name="P1"><text:span text:style-name="T3"><text:s/></text:span><text:span text:style-name="T3">The IIG’s response was poorly co-ordinated. </text:span></text:p>
          </draw:text-box>
        </draw:frame>
        <draw:frame draw:style-name="gr1" draw:text-style-name="P2" draw:layer="layout" svg:width="16.372cm" svg:height="0.475cm" svg:x="2.2cm" svg:y="6.826cm">
          <draw:text-box>
            <text:p text:style-name="P1"><text:span text:style-name="T3">The UK would monitor the IIG’s response, and would feed in advice on the best way to </text:span></text:p>
          </draw:text-box>
        </draw:frame>
        <draw:frame draw:style-name="gr1" draw:text-style-name="P2" draw:layer="layout" svg:width="16.732cm" svg:height="0.475cm" svg:x="2.2cm" svg:y="7.391cm">
          <draw:text-box>
            <text:p text:style-name="P1"><text:span text:style-name="T3">reconstruct houses damaged in the fighting. The UK had advised Lt Gen Kiszely that the </text:span></text:p>
          </draw:text-box>
        </draw:frame>
        <draw:frame draw:style-name="gr1" draw:text-style-name="P2" draw:layer="layout" svg:width="16.106cm" svg:height="0.475cm" svg:x="2.2cm" svg:y="7.955cm">
          <draw:text-box>
            <text:p text:style-name="P1"><text:span text:style-name="T3">most effective approach would be to give each family a sum of money “for them to go </text:span></text:p>
          </draw:text-box>
        </draw:frame>
        <draw:frame draw:style-name="gr1" draw:text-style-name="P2" draw:layer="layout" svg:width="16.207cm" svg:height="0.475cm" svg:x="2.2cm" svg:y="8.52cm">
          <draw:text-box>
            <text:p text:style-name="P1"><text:span text:style-name="T3">and see to the re-building themselves”. That approach, used in Kosovo, would ensure </text:span></text:p>
          </draw:text-box>
        </draw:frame>
        <draw:frame draw:style-name="gr1" draw:text-style-name="P2" draw:layer="layout" svg:width="15.797cm" svg:height="0.475cm" svg:x="2.2cm" svg:y="9.084cm">
          <draw:text-box>
            <text:p text:style-name="P1"><text:span text:style-name="T3">that the money was ploughed back into the Fallujah economy and secure residents’ </text:span></text:p>
          </draw:text-box>
        </draw:frame>
        <draw:frame draw:style-name="gr1" draw:text-style-name="P2" draw:layer="layout" svg:width="4.934cm" svg:height="0.475cm" svg:x="2.2cm" svg:y="9.648cm">
          <draw:text-box>
            <text:p text:style-name="P1"><text:span text:style-name="T3">“</text:span><text:span text:style-name="T3">buy-in” to reconstruction. </text:span></text:p>
          </draw:text-box>
        </draw:frame>
        <draw:frame draw:style-name="gr1" draw:text-style-name="P2" draw:layer="layout" svg:width="15.453cm" svg:height="0.475cm" svg:x="2.2cm" svg:y="10.563cm">
          <draw:text-box>
            <text:p text:style-name="P1"><text:span text:style-name="T6">152. </text:span><text:span text:style-name="T3"><text:s/>In his weekly report to Gen Walker on 21 November, Lt Gen Kiszely advised </text:span></text:p>
          </draw:text-box>
        </draw:frame>
        <draw:frame draw:style-name="gr1" draw:text-style-name="P2" draw:layer="layout" svg:width="15.86cm" svg:height="0.475cm" svg:x="2.2cm" svg:y="11.127cm">
          <draw:text-box>
            <text:p text:style-name="P1"><text:span text:style-name="T3">that planning for reconstruction was “well developed” within the US Embassy, led by </text:span></text:p>
          </draw:text-box>
        </draw:frame>
        <draw:frame draw:style-name="gr1" draw:text-style-name="P2" draw:layer="layout" svg:width="9.459cm" svg:height="0.475cm" svg:x="2.2cm" svg:y="11.692cm">
          <draw:text-box>
            <text:p text:style-name="P1"><text:span text:style-name="T3">IRMO, but almost none had taken place in the IIG.</text:span></text:p>
          </draw:text-box>
        </draw:frame>
        <draw:frame draw:style-name="gr5" draw:text-style-name="P6" draw:layer="layout" svg:width="0.273cm" svg:height="0.276cm" svg:x="11.613cm" svg:y="11.711cm">
          <draw:text-box>
            <text:p text:style-name="P1"><text:span text:style-name="T8">84</text:span></text:p>
          </draw:text-box>
        </draw:frame>
        <draw:frame draw:style-name="gr1" draw:text-style-name="P2" draw:layer="layout" svg:width="5.912cm" svg:height="0.475cm" svg:x="11.887cm" svg:y="11.692cm">
          <draw:text-box>
            <text:p text:style-name="P1"><text:span text:style-name="T3"><text:s/></text:span><text:span text:style-name="T3">Prime Minister Allawi was now </text:span></text:p>
          </draw:text-box>
        </draw:frame>
        <draw:frame draw:style-name="gr1" draw:text-style-name="P2" draw:layer="layout" svg:width="16.339cm" svg:height="0.475cm" svg:x="2.2cm" svg:y="12.256cm">
          <draw:text-box>
            <text:p text:style-name="P1"><text:span text:style-name="T3">“</text:span><text:span text:style-name="T3">cracking the whip”, which should lead to greater Iraqi Ministerial engagement. With so </text:span></text:p>
          </draw:text-box>
        </draw:frame>
        <draw:frame draw:style-name="gr1" draw:text-style-name="P2" draw:layer="layout" svg:width="16.072cm" svg:height="0.475cm" svg:x="2.2cm" svg:y="12.821cm">
          <draw:text-box>
            <text:p text:style-name="P1"><text:span text:style-name="T3">few inhabitants in the city, there was no humanitarian crisis, and the “vast majority” of </text:span></text:p>
          </draw:text-box>
        </draw:frame>
        <draw:frame draw:style-name="gr1" draw:text-style-name="P2" draw:layer="layout" svg:width="16.673cm" svg:height="0.475cm" svg:x="2.2cm" svg:y="13.385cm">
          <draw:text-box>
            <text:p text:style-name="P1"><text:span text:style-name="T3">displaced people had found accommodation with extended family or friends. There were </text:span></text:p>
          </draw:text-box>
        </draw:frame>
        <draw:frame draw:style-name="gr1" draw:text-style-name="P2" draw:layer="layout" svg:width="16.681cm" svg:height="0.475cm" svg:x="2.2cm" svg:y="13.95cm">
          <draw:text-box>
            <text:p text:style-name="P1"><text:span text:style-name="T3">some small tented camps around Fallujah, to which NGOs were delivering supplies. The </text:span></text:p>
          </draw:text-box>
        </draw:frame>
        <draw:frame draw:style-name="gr1" draw:text-style-name="P2" draw:layer="layout" svg:width="16.436cm" svg:height="0.475cm" svg:x="2.2cm" svg:y="14.514cm">
          <draw:text-box>
            <text:p text:style-name="P1"><text:span text:style-name="T3">immediate priorities were to clarify the situation and co-ordinate activity; in the absence </text:span></text:p>
          </draw:text-box>
        </draw:frame>
        <draw:frame draw:style-name="gr1" draw:text-style-name="P2" draw:layer="layout" svg:width="5.366cm" svg:height="0.475cm" svg:x="2.2cm" svg:y="15.078cm">
          <draw:text-box>
            <text:p text:style-name="P1"><text:span text:style-name="T3">of the IIG, that fell to MNF-I. </text:span></text:p>
          </draw:text-box>
        </draw:frame>
        <draw:frame draw:style-name="gr1" draw:text-style-name="P2" draw:layer="layout" svg:width="15.352cm" svg:height="0.475cm" svg:x="2.2cm" svg:y="15.993cm">
          <draw:text-box>
            <text:p text:style-name="P1"><text:span text:style-name="T6">153. </text:span><text:span text:style-name="T3"><text:s/>Lt Gen Kiszely also advised that his appointment as “MNF-I co-ordinator for </text:span></text:p>
          </draw:text-box>
        </draw:frame>
        <draw:frame draw:style-name="gr1" draw:text-style-name="P2" draw:layer="layout" svg:width="15.373cm" svg:height="0.475cm" svg:x="2.2cm" svg:y="16.557cm">
          <draw:text-box>
            <text:p text:style-name="P1"><text:span text:style-name="T3">humanitarian assistance and reconstruction” had been prompted by Gen Casey’s </text:span></text:p>
          </draw:text-box>
        </draw:frame>
        <draw:frame draw:style-name="gr1" draw:text-style-name="P2" draw:layer="layout" svg:width="13.951cm" svg:height="0.475cm" svg:x="2.2cm" svg:y="17.122cm">
          <draw:text-box>
            <text:p text:style-name="P1"><text:span text:style-name="T3">concern about the scale of the humanitarian and reconstruction challenge.</text:span></text:p>
          </draw:text-box>
        </draw:frame>
        <draw:frame draw:style-name="gr1" draw:text-style-name="P2" draw:layer="layout" svg:width="6.953cm" svg:height="0.475cm" svg:x="2.2cm" svg:y="18.036cm">
          <draw:text-box>
            <text:p text:style-name="P1"><text:span text:style-name="T6">154. </text:span><text:span text:style-name="T3"><text:s/>Lt Gen Kiszely told the Inquiry: </text:span></text:p>
          </draw:text-box>
        </draw:frame>
        <draw:frame draw:style-name="gr1" draw:text-style-name="P2" draw:layer="layout" svg:width="15.128cm" svg:height="0.475cm" svg:x="2.95cm" svg:y="18.951cm">
          <draw:text-box>
            <text:p text:style-name="P1"><text:span text:style-name="T3">“… </text:span><text:span text:style-name="T3">by the end of November/early December, it was quite clear that this [military] </text:span></text:p>
          </draw:text-box>
        </draw:frame>
        <draw:frame draw:style-name="gr1" draw:text-style-name="P2" draw:layer="layout" svg:width="14.51cm" svg:height="0.475cm" svg:x="2.95cm" svg:y="19.515cm">
          <draw:text-box>
            <text:p text:style-name="P1"><text:span text:style-name="T3">operation was going to be successful. And the big concern for the Americans </text:span></text:p>
          </draw:text-box>
        </draw:frame>
        <draw:frame draw:style-name="gr1" draw:text-style-name="P2" draw:layer="layout" svg:width="15.001cm" svg:height="0.475cm" svg:x="2.95cm" svg:y="20.08cm">
          <draw:text-box>
            <text:p text:style-name="P1"><text:span text:style-name="T3">was what was going to happen afterwards: was this going to be a microcosm, if </text:span></text:p>
          </draw:text-box>
        </draw:frame>
        <draw:frame draw:style-name="gr1" draw:text-style-name="P2" draw:layer="layout" svg:width="14.984cm" svg:height="0.475cm" svg:x="2.95cm" svg:y="20.644cm">
          <draw:text-box>
            <text:p text:style-name="P1"><text:span text:style-name="T3">you like, of the campaign as a whole in which the reconstruction phase was not </text:span></text:p>
          </draw:text-box>
        </draw:frame>
        <draw:frame draw:style-name="gr1" draw:text-style-name="P2" draw:layer="layout" svg:width="14.819cm" svg:height="0.475cm" svg:x="2.95cm" svg:y="21.208cm">
          <draw:text-box>
            <text:p text:style-name="P1"><text:span text:style-name="T3">properly planned for, or were they going to ensure that it was properly planned </text:span></text:p>
          </draw:text-box>
        </draw:frame>
        <draw:frame draw:style-name="gr1" draw:text-style-name="P2" draw:layer="layout" svg:width="12.313cm" svg:height="0.475cm" svg:x="2.95cm" svg:y="21.773cm">
          <draw:text-box>
            <text:p text:style-name="P1"><text:span text:style-name="T3">and managed? And they very much focused on getting this right.” </text:span></text:p>
          </draw:text-box>
        </draw:frame>
        <draw:frame draw:style-name="gr5" draw:text-style-name="P6" draw:layer="layout" svg:width="0.273cm" svg:height="0.276cm" svg:x="15.199cm" svg:y="21.792cm">
          <draw:text-box>
            <text:p text:style-name="P1"><text:span text:style-name="T8">85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0.422cm" svg:height="0.475cm" svg:x="15.473cm" svg:y="21.773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82 </text:span></text:p>
          </draw:text-box>
        </draw:frame>
        <draw:frame draw:style-name="gr4" draw:text-style-name="P5" draw:layer="layout" svg:width="15.174cm" svg:height="0.395cm" svg:x="2.532cm" svg:y="24.664cm">
          <draw:text-box>
            <text:p text:style-name="P1"><text:span text:style-name="T11">Letter Sheinwald to Adams, 18 November 2004, ‘Conversation with US National Security Adviser: </text:span></text:p>
          </draw:text-box>
        </draw:frame>
        <draw:frame draw:style-name="gr4" draw:text-style-name="P5" draw:layer="layout" svg:width="3.257cm" svg:height="0.395cm" svg:x="2.2cm" svg:y="25.087cm">
          <draw:text-box>
            <text:p text:style-name="P1"><text:span text:style-name="T11">18 November 2004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83 </text:span></text:p>
          </draw:text-box>
        </draw:frame>
        <draw:frame draw:style-name="gr4" draw:text-style-name="P5" draw:layer="layout" svg:width="15.386cm" svg:height="0.395cm" svg:x="2.532cm" svg:y="25.511cm">
          <draw:text-box>
            <text:p text:style-name="P1"><text:span text:style-name="T11">Letter Owen to Phillipson, 19 November 2004, ‘Iraq: the Political Process – Prospects for Elections </text:span></text:p>
          </draw:text-box>
        </draw:frame>
        <draw:frame draw:style-name="gr4" draw:text-style-name="P5" draw:layer="layout" svg:width="3.583cm" svg:height="0.395cm" svg:x="2.2cm" svg:y="25.934cm">
          <draw:text-box>
            <text:p text:style-name="P1"><text:span text:style-name="T11">and Sharm El-Sheikh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84 </text:span></text:p>
          </draw:text-box>
        </draw:frame>
        <draw:frame draw:style-name="gr4" draw:text-style-name="P5" draw:layer="layout" svg:width="14.082cm" svg:height="0.395cm" svg:x="2.532cm" svg:y="26.357cm">
          <draw:text-box>
            <text:p text:style-name="P1"><text:span text:style-name="T11">Minute Kiszely to CDS, 21 November 2004, ‘SBMR-I’s Weekly Report (138) of 21 Nov 04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85 </text:span></text:p>
          </draw:text-box>
        </draw:frame>
        <draw:frame draw:style-name="gr4" draw:text-style-name="P5" draw:layer="layout" svg:width="7.055cm" svg:height="0.395cm" svg:x="2.532cm" svg:y="26.781cm">
          <draw:text-box>
            <text:p text:style-name="P1"><text:span text:style-name="T11">Public hearing, 14 December 2009, page 16. 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2</text:span></text:p>
          </draw:text-box>
        </draw:frame>
        <draw:frame draw:style-name="gr1" draw:text-style-name="P2" draw:layer="layout" svg:width="15.005cm" svg:height="0.475cm" svg:x="2.2cm" svg:y="2.525cm">
          <draw:text-box>
            <text:p text:style-name="P1"><text:span text:style-name="T6">155. </text:span><text:span text:style-name="T3"><text:s/>President Bush and Mr Blair spoke by video conference on 30 November. </text:span></text:p>
          </draw:text-box>
        </draw:frame>
        <draw:frame draw:style-name="gr1" draw:text-style-name="P2" draw:layer="layout" svg:width="15.289cm" svg:height="0.475cm" svg:x="2.2cm" svg:y="3.09cm">
          <draw:text-box>
            <text:p text:style-name="P1"><text:span text:style-name="T3">Mr Blair’s briefing stated that he should raise Prime Minister Allawi’s concern that </text:span></text:p>
          </draw:text-box>
        </draw:frame>
        <draw:frame draw:style-name="gr1" draw:text-style-name="P2" draw:layer="layout" svg:width="16.402cm" svg:height="0.475cm" svg:x="2.2cm" svg:y="3.654cm">
          <draw:text-box>
            <text:p text:style-name="P1"><text:span text:style-name="T3">humanitarian and reconstruction assistance was not getting into Fallujah and other key </text:span></text:p>
          </draw:text-box>
        </draw:frame>
        <draw:frame draw:style-name="gr1" draw:text-style-name="P2" draw:layer="layout" svg:width="4.091cm" svg:height="0.475cm" svg:x="2.2cm" svg:y="4.218cm">
          <draw:text-box>
            <text:p text:style-name="P1"><text:span text:style-name="T3">spots quickly enough.</text:span></text:p>
          </draw:text-box>
        </draw:frame>
        <draw:frame draw:style-name="gr5" draw:text-style-name="P6" draw:layer="layout" svg:width="0.273cm" svg:height="0.276cm" svg:x="6.271cm" svg:y="4.237cm">
          <draw:text-box>
            <text:p text:style-name="P1"><text:span text:style-name="T8">86</text:span></text:p>
          </draw:text-box>
        </draw:frame>
        <draw:frame draw:style-name="gr1" draw:text-style-name="P2" draw:layer="layout" svg:width="16.093cm" svg:height="0.475cm" svg:x="2.2cm" svg:y="5.133cm">
          <draw:text-box>
            <text:p text:style-name="P1"><text:span text:style-name="T6">156. </text:span><text:span text:style-name="T3"><text:s/>During the video conference, Mr Blair said that Fallujah “had gone well” and the </text:span></text:p>
          </draw:text-box>
        </draw:frame>
        <draw:frame draw:style-name="gr1" draw:text-style-name="P2" draw:layer="layout" svg:width="15.742cm" svg:height="0.475cm" svg:x="2.2cm" svg:y="5.697cm">
          <draw:text-box>
            <text:p text:style-name="P1"><text:span text:style-name="T3">story of what US forces had found there – including evidence of torture chambers – </text:span></text:p>
          </draw:text-box>
        </draw:frame>
        <draw:frame draw:style-name="gr1" draw:text-style-name="P2" draw:layer="layout" svg:width="6.932cm" svg:height="0.475cm" svg:x="2.2cm" svg:y="6.262cm">
          <draw:text-box>
            <text:p text:style-name="P1"><text:span text:style-name="T3">should be put into the public domain.</text:span></text:p>
          </draw:text-box>
        </draw:frame>
        <draw:frame draw:style-name="gr5" draw:text-style-name="P6" draw:layer="layout" svg:width="0.273cm" svg:height="0.276cm" svg:x="9.096cm" svg:y="6.281cm">
          <draw:text-box>
            <text:p text:style-name="P1"><text:span text:style-name="T8">87</text:span></text:p>
          </draw:text-box>
        </draw:frame>
        <draw:frame draw:style-name="gr1" draw:text-style-name="P2" draw:layer="layout" svg:width="9.583cm" svg:height="0.475cm" svg:x="9.37cm" svg:y="6.262cm">
          <draw:text-box>
            <text:p text:style-name="P1"><text:span text:style-name="T3"><text:s/></text:span><text:span text:style-name="T3">He suggested that the operation had “sent a clear </text:span></text:p>
          </draw:text-box>
        </draw:frame>
        <draw:frame draw:style-name="gr1" draw:text-style-name="P2" draw:layer="layout" svg:width="8.202cm" svg:height="0.475cm" svg:x="2.2cm" svg:y="6.826cm">
          <draw:text-box>
            <text:p text:style-name="P1"><text:span text:style-name="T3">message that the insurgents could not win”.</text:span></text:p>
          </draw:text-box>
        </draw:frame>
        <draw:frame draw:style-name="gr1" draw:text-style-name="P2" draw:layer="layout" svg:width="14.539cm" svg:height="0.475cm" svg:x="2.2cm" svg:y="7.741cm">
          <draw:text-box>
            <text:p text:style-name="P1"><text:span text:style-name="T6">157. </text:span><text:span text:style-name="T3"><text:s/>The record of the video conference did not include any reference to the </text:span></text:p>
          </draw:text-box>
        </draw:frame>
        <draw:frame draw:style-name="gr1" draw:text-style-name="P2" draw:layer="layout" svg:width="13.218cm" svg:height="0.475cm" svg:x="2.2cm" svg:y="8.305cm">
          <draw:text-box>
            <text:p text:style-name="P1"><text:span text:style-name="T3">humanitarian and reconstruction effort in Fallujah or other “key spots”. </text:span></text:p>
          </draw:text-box>
        </draw:frame>
        <draw:frame draw:style-name="gr1" draw:text-style-name="P2" draw:layer="layout" svg:width="15.403cm" svg:height="0.475cm" svg:x="2.2cm" svg:y="9.22cm">
          <draw:text-box>
            <text:p text:style-name="P1"><text:span text:style-name="T6">158. </text:span><text:span text:style-name="T3"><text:s/>Ms Margaret Aldred, Deputy Head Overseas and Defence Secretariat in the </text:span></text:p>
          </draw:text-box>
        </draw:frame>
        <draw:frame draw:style-name="gr1" draw:text-style-name="P2" draw:layer="layout" svg:width="14.899cm" svg:height="0.475cm" svg:x="2.2cm" svg:y="9.784cm">
          <draw:text-box>
            <text:p text:style-name="P1"><text:span text:style-name="T3">Cabinet Office, advised Sir Nigel Sheinwald on 1 December, in the context of a </text:span></text:p>
          </draw:text-box>
        </draw:frame>
        <draw:frame draw:style-name="gr1" draw:text-style-name="P2" draw:layer="layout" svg:width="15.809cm" svg:height="0.475cm" svg:x="2.2cm" svg:y="10.348cm">
          <draw:text-box>
            <text:p text:style-name="P1"><text:span text:style-name="T3">report on the situation in Fallujah, that she had received reports that a DFID adviser </text:span></text:p>
          </draw:text-box>
        </draw:frame>
        <draw:frame draw:style-name="gr1" draw:text-style-name="P2" draw:layer="layout" svg:width="15.433cm" svg:height="0.475cm" svg:x="2.2cm" svg:y="10.913cm">
          <draw:text-box>
            <text:p text:style-name="P1"><text:span text:style-name="T3">and a DFID-funded consultant attached to the Cabinet Reconstruction Committee </text:span></text:p>
          </draw:text-box>
        </draw:frame>
        <draw:frame draw:style-name="gr1" draw:text-style-name="P2" draw:layer="layout" svg:width="6.966cm" svg:height="0.475cm" svg:x="2.2cm" svg:y="11.477cm">
          <draw:text-box>
            <text:p text:style-name="P1"><text:span text:style-name="T3">were beginning to make a difference.</text:span></text:p>
          </draw:text-box>
        </draw:frame>
        <draw:frame draw:style-name="gr5" draw:text-style-name="P6" draw:layer="layout" svg:width="0.273cm" svg:height="0.276cm" svg:x="9.135cm" svg:y="11.496cm">
          <draw:text-box>
            <text:p text:style-name="P1"><text:span text:style-name="T8">88</text:span></text:p>
          </draw:text-box>
        </draw:frame>
        <draw:frame draw:style-name="gr1" draw:text-style-name="P2" draw:layer="layout" svg:width="8.744cm" svg:height="0.475cm" svg:x="9.409cm" svg:y="11.477cm">
          <draw:text-box>
            <text:p text:style-name="P1"><text:span text:style-name="T3"><text:s/></text:span><text:span text:style-name="T3">Those individuals had been re-deployed from </text:span></text:p>
          </draw:text-box>
        </draw:frame>
        <draw:frame draw:style-name="gr1" draw:text-style-name="P2" draw:layer="layout" svg:width="2.055cm" svg:height="0.475cm" svg:x="2.2cm" svg:y="12.042cm">
          <draw:text-box>
            <text:p text:style-name="P1"><text:span text:style-name="T3">within Iraq.</text:span></text:p>
          </draw:text-box>
        </draw:frame>
        <draw:frame draw:style-name="gr5" draw:text-style-name="P6" draw:layer="layout" svg:width="0.273cm" svg:height="0.276cm" svg:x="4.247cm" svg:y="12.061cm">
          <draw:text-box>
            <text:p text:style-name="P1"><text:span text:style-name="T8">89</text:span></text:p>
          </draw:text-box>
        </draw:frame>
        <draw:frame draw:style-name="gr1" draw:text-style-name="P2" draw:layer="layout" svg:width="0.422cm" svg:height="0.475cm" svg:x="4.522cm" svg:y="12.04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84cm" svg:height="0.475cm" svg:x="2.2cm" svg:y="12.956cm">
          <draw:text-box>
            <text:p text:style-name="P1"><text:span text:style-name="T6">159. </text:span><text:span text:style-name="T3"><text:s/>A second DFID-funded consultant, Dr Gilbert Greenall, had arrived in Iraq that day </text:span></text:p>
          </draw:text-box>
        </draw:frame>
        <draw:frame draw:style-name="gr1" draw:text-style-name="P2" draw:layer="layout" svg:width="12.317cm" svg:height="0.475cm" svg:x="2.2cm" svg:y="13.521cm">
          <draw:text-box>
            <text:p text:style-name="P1"><text:span text:style-name="T3">to advise Lt Gen Kiszely on the phased return of IDPs to Fallujah.</text:span></text:p>
          </draw:text-box>
        </draw:frame>
        <draw:frame draw:style-name="gr5" draw:text-style-name="P6" draw:layer="layout" svg:width="0.273cm" svg:height="0.276cm" svg:x="14.46cm" svg:y="13.539cm">
          <draw:text-box>
            <text:p text:style-name="P1"><text:span text:style-name="T8">90</text:span></text:p>
          </draw:text-box>
        </draw:frame>
        <draw:frame draw:style-name="gr1" draw:text-style-name="P2" draw:layer="layout" svg:width="0.422cm" svg:height="0.475cm" svg:x="14.734cm" svg:y="13.52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23cm" svg:height="0.475cm" svg:x="2.2cm" svg:y="14.435cm">
          <draw:text-box>
            <text:p text:style-name="P1"><text:span text:style-name="T6">160. </text:span><text:span text:style-name="T3"><text:s/>Mr Suma Chakrabarti, the DFID Permanent Secretary, and Mr Drummond reported </text:span></text:p>
          </draw:text-box>
        </draw:frame>
        <draw:frame draw:style-name="gr1" draw:text-style-name="P2" draw:layer="layout" svg:width="5.459cm" svg:height="0.475cm" svg:x="2.2cm" svg:y="15cm">
          <draw:text-box>
            <text:p text:style-name="P1"><text:span text:style-name="T3">to Mr Benn on 13 December:</text:span></text:p>
          </draw:text-box>
        </draw:frame>
        <draw:frame draw:style-name="gr1" draw:text-style-name="P2" draw:layer="layout" svg:width="12.85cm" svg:height="0.475cm" svg:x="2.95cm" svg:y="15.914cm">
          <draw:text-box>
            <text:p text:style-name="P1"><text:span text:style-name="T3">“</text:span><text:span text:style-name="T3">DFID provides the core of Allawi’s co-ordination team on Fallujah …</text:span></text:p>
          </draw:text-box>
        </draw:frame>
        <draw:frame draw:style-name="gr1" draw:text-style-name="P2" draw:layer="layout" svg:width="14.049cm" svg:height="0.475cm" svg:x="2.95cm" svg:y="16.828cm">
          <draw:text-box>
            <text:p text:style-name="P1"><text:span text:style-name="T3">“</text:span><text:span text:style-name="T3">Fallujah demonstrates that neither the IIG nor the US thought through the </text:span></text:p>
          </draw:text-box>
        </draw:frame>
        <draw:frame draw:style-name="gr1" draw:text-style-name="P2" draw:layer="layout" svg:width="14.675cm" svg:height="0.475cm" svg:x="2.95cm" svg:y="17.393cm">
          <draw:text-box>
            <text:p text:style-name="P1"><text:span text:style-name="T3">humanitarian aspects of military actions, though they had allocated money for </text:span></text:p>
          </draw:text-box>
        </draw:frame>
        <draw:frame draw:style-name="gr1" draw:text-style-name="P2" draw:layer="layout" svg:width="15.094cm" svg:height="0.475cm" svg:x="2.95cm" svg:y="17.957cm">
          <draw:text-box>
            <text:p text:style-name="P1"><text:span text:style-name="T3">reconstruction. For the next few weeks we need to have immediate post-conflict </text:span></text:p>
          </draw:text-box>
        </draw:frame>
        <draw:frame draw:style-name="gr1" draw:text-style-name="P2" draw:layer="layout" svg:width="8.206cm" svg:height="0.475cm" svg:x="2.95cm" svg:y="18.522cm">
          <draw:text-box>
            <text:p text:style-name="P1"><text:span text:style-name="T3">expertise in the DFID Office in Baghdad …” </text:span></text:p>
          </draw:text-box>
        </draw:frame>
        <draw:frame draw:style-name="gr5" draw:text-style-name="P6" draw:layer="layout" svg:width="0.273cm" svg:height="0.276cm" svg:x="11.126cm" svg:y="18.541cm">
          <draw:text-box>
            <text:p text:style-name="P1"><text:span text:style-name="T8">91</text:span></text:p>
          </draw:text-box>
        </draw:frame>
        <draw:frame draw:style-name="gr1" draw:text-style-name="P2" draw:layer="layout" svg:width="16.042cm" svg:height="0.475cm" svg:x="2.2cm" svg:y="19.436cm">
          <draw:text-box>
            <text:p text:style-name="P1"><text:span text:style-name="T6">161. </text:span><text:span text:style-name="T3"><text:s/>Mr Benn told the 16 December meeting of the Ad Hoc Ministerial Group on Iraq </text:span></text:p>
          </draw:text-box>
        </draw:frame>
        <draw:frame draw:style-name="gr1" draw:text-style-name="P2" draw:layer="layout" svg:width="15.75cm" svg:height="0.475cm" svg:x="2.2cm" svg:y="20.001cm">
          <draw:text-box>
            <text:p text:style-name="P1"><text:span text:style-name="T3">that the IIG, with the support of DFID advisers, had put together a package of basic </text:span></text:p>
          </draw:text-box>
        </draw:frame>
        <draw:frame draw:style-name="gr1" draw:text-style-name="P2" draw:layer="layout" svg:width="16.123cm" svg:height="0.475cm" svg:x="2.2cm" svg:y="20.565cm">
          <draw:text-box>
            <text:p text:style-name="P1"><text:span text:style-name="T3">humanitarian support and funds for the reconstruction of homes in preparation for the </text:span></text:p>
          </draw:text-box>
        </draw:frame>
        <draw:frame draw:style-name="gr1" draw:text-style-name="P2" draw:layer="layout" svg:width="2.741cm" svg:height="0.475cm" svg:x="2.2cm" svg:y="21.13cm">
          <draw:text-box>
            <text:p text:style-name="P1"><text:span text:style-name="T3">return of IDPs.</text:span></text:p>
          </draw:text-box>
        </draw:frame>
        <draw:frame draw:style-name="gr5" draw:text-style-name="P6" draw:layer="layout" svg:width="0.273cm" svg:height="0.276cm" svg:x="4.929cm" svg:y="21.148cm">
          <draw:text-box>
            <text:p text:style-name="P1"><text:span text:style-name="T8">92</text:span></text:p>
          </draw:text-box>
        </draw:frame>
        <draw:line draw:style-name="gr6" draw:text-style-name="P7" draw:layer="layout" svg:x1="2.199cm" svg:y1="22.466cm" svg:x2="7.3cm" svg:y2="22.466cm">
          <text:p/>
        </draw:line>
        <draw:frame draw:style-name="gr1" draw:text-style-name="P2" draw:layer="layout" svg:width="9.197cm" svg:height="0.475cm" svg:x="5.204cm" svg:y="21.13cm">
          <draw:text-box>
            <text:p text:style-name="P1"><text:span text:style-name="T3"><text:s/></text:span><text:span text:style-name="T3">Ministers agreed to follow developments closely.</text:span></text:p>
          </draw:text-box>
        </draw:frame>
        <draw:frame draw:style-name="gr7" draw:text-style-name="P8" draw:layer="layout" svg:width="0.29cm" svg:height="0.23cm" svg:x="2.2cm" svg:y="22.986cm">
          <draw:text-box>
            <text:p text:style-name="P1"><text:span text:style-name="T10">86 </text:span></text:p>
          </draw:text-box>
        </draw:frame>
        <draw:frame draw:style-name="gr4" draw:text-style-name="P5" draw:layer="layout" svg:width="14.933cm" svg:height="0.395cm" svg:x="2.532cm" svg:y="22.971cm">
          <draw:text-box>
            <text:p text:style-name="P1"><text:span text:style-name="T11">Minute Phillipson to Prime Minister, 29 November 2004, ‘VTC with President Bush, 1220 – 1300 </text:span></text:p>
          </draw:text-box>
        </draw:frame>
        <draw:frame draw:style-name="gr4" draw:text-style-name="P5" draw:layer="layout" svg:width="2.39cm" svg:height="0.395cm" svg:x="2.2cm" svg:y="23.394cm">
          <draw:text-box>
            <text:p text:style-name="P1"><text:span text:style-name="T11">30 November’. 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0">87 </text:span></text:p>
          </draw:text-box>
        </draw:frame>
        <draw:frame draw:style-name="gr4" draw:text-style-name="P5" draw:layer="layout" svg:width="16.118cm" svg:height="0.395cm" svg:x="2.532cm" svg:y="23.817cm">
          <draw:text-box>
            <text:p text:style-name="P1"><text:span text:style-name="T11">Letter Quarrey to Owen, 30 November 2004, ‘Prime Minister’s VTC with President Bush, 30 November: </text:span></text:p>
          </draw:text-box>
        </draw:frame>
        <draw:line draw:style-name="gr8" draw:text-style-name="P7" draw:layer="layout" svg:x1="2.531cm" svg:y1="25.02cm" svg:x2="10.865cm" svg:y2="25.02cm">
          <text:p/>
        </draw:line>
        <draw:frame draw:style-name="gr4" draw:text-style-name="P5" draw:layer="layout" svg:width="3.257cm" svg:height="0.395cm" svg:x="2.2cm" svg:y="24.241cm">
          <draw:text-box>
            <text:p text:style-name="P1"><text:span text:style-name="T11">Iraq, Syria and Iran’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88 </text:span></text:p>
          </draw:text-box>
        </draw:frame>
        <draw:frame draw:style-name="gr4" draw:text-style-name="P5" draw:layer="layout" svg:width="8.27cm" svg:height="0.395cm" svg:x="2.532cm" svg:y="24.664cm">
          <draw:text-box>
            <text:p text:style-name="P1"><text:span text:style-name="T5">Minute Aldred to Sheinwald, 1 December 2004, ‘Iraq’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89 </text:span></text:p>
          </draw:text-box>
        </draw:frame>
        <draw:line draw:style-name="gr8" draw:text-style-name="P7" draw:layer="layout" svg:x1="2.531cm" svg:y1="25.867cm" svg:x2="10.865cm" svg:y2="25.867cm">
          <text:p/>
        </draw:line>
        <draw:frame draw:style-name="gr4" draw:text-style-name="P5" draw:layer="layout" svg:width="14.721cm" svg:height="0.395cm" svg:x="2.532cm" svg:y="25.087cm">
          <draw:text-box>
            <text:p text:style-name="P1"><text:span text:style-name="T11">Letter Cabinet Office [junior official] to Asquith, 3 December 2004, ‘Iraq Senior Officials Group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90 </text:span></text:p>
          </draw:text-box>
        </draw:frame>
        <draw:frame draw:style-name="gr4" draw:text-style-name="P5" draw:layer="layout" svg:width="8.367cm" svg:height="0.395cm" svg:x="2.532cm" svg:y="25.511cm">
          <draw:text-box>
            <text:p text:style-name="P1"><text:span text:style-name="T5">Minute Aldred to Sheinwald, 1 December 2004, ‘Iraq’.</text:span><text:span text:style-name="T11">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91 </text:span></text:p>
          </draw:text-box>
        </draw:frame>
        <draw:frame draw:style-name="gr4" draw:text-style-name="P5" draw:layer="layout" svg:width="14.209cm" svg:height="0.395cm" svg:x="2.532cm" svg:y="25.934cm">
          <draw:text-box>
            <text:p text:style-name="P1"><text:span text:style-name="T11">Minute Chakrabarti/Drummond to Secretary of State [DFID], 13 December 2004, ‘Iraq Visit, </text:span></text:p>
          </draw:text-box>
        </draw:frame>
        <draw:frame draw:style-name="gr4" draw:text-style-name="P5" draw:layer="layout" svg:width="2.508cm" svg:height="0.395cm" svg:x="2.2cm" svg:y="26.357cm">
          <draw:text-box>
            <text:p text:style-name="P1"><text:span text:style-name="T11">6-8 December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92 </text:span></text:p>
          </draw:text-box>
        </draw:frame>
        <draw:frame draw:style-name="gr4" draw:text-style-name="P5" draw:layer="layout" svg:width="11.203cm" svg:height="0.395cm" svg:x="2.532cm" svg:y="26.781cm">
          <draw:text-box>
            <text:p text:style-name="P1"><text:span text:style-name="T11">Minutes, 16 December 2004, Ad Hoc Ministerial Group on Iraq meeting. 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polygon draw:style-name="gr11" draw:text-style-name="P10" draw:layer="layout" svg:width="15.083cm" svg:height="9.283cm" svg:x="2.958cm" svg:y="14.733cm" svg:viewBox="0 0 15084 9284" draw:points="0,9284 15084,92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23</text:span></text:p>
          </draw:text-box>
        </draw:frame>
        <draw:frame draw:style-name="gr1" draw:text-style-name="P2" draw:layer="layout" svg:width="15.674cm" svg:height="0.475cm" svg:x="2.2cm" svg:y="2.525cm">
          <draw:text-box>
            <text:p text:style-name="P1"><text:span text:style-name="T6">162. </text:span><text:span text:style-name="T3"><text:s/>Section 9.3 describes the impact of operations in Fallujah on security and the </text:span></text:p>
          </draw:text-box>
        </draw:frame>
        <draw:frame draw:style-name="gr1" draw:text-style-name="P2" draw:layer="layout" svg:width="3.257cm" svg:height="0.475cm" svg:x="2.2cm" svg:y="3.09cm">
          <draw:text-box>
            <text:p text:style-name="P1"><text:span text:style-name="T3">political process. </text:span></text:p>
          </draw:text-box>
        </draw:frame>
        <draw:frame draw:style-name="gr1" draw:text-style-name="P2" draw:layer="layout" svg:width="16.812cm" svg:height="0.475cm" svg:x="2.2cm" svg:y="4.004cm">
          <draw:text-box>
            <text:p text:style-name="P1"><text:span text:style-name="T6">163. </text:span><text:span text:style-name="T3"><text:s/>Five months later, on 12 May, the British Embassy Baghdad reported that Embassy </text:span></text:p>
          </draw:text-box>
        </draw:frame>
        <draw:frame draw:style-name="gr1" draw:text-style-name="P2" draw:layer="layout" svg:width="8.735cm" svg:height="0.475cm" svg:x="2.2cm" svg:y="4.568cm">
          <draw:text-box>
            <text:p text:style-name="P1"><text:span text:style-name="T3">staff had visited Fallujah, hosted by US forces.</text:span></text:p>
          </draw:text-box>
        </draw:frame>
        <draw:frame draw:style-name="gr5" draw:text-style-name="P6" draw:layer="layout" svg:width="0.273cm" svg:height="0.276cm" svg:x="10.899cm" svg:y="4.587cm">
          <draw:text-box>
            <text:p text:style-name="P1"><text:span text:style-name="T8">93</text:span></text:p>
          </draw:text-box>
        </draw:frame>
        <draw:frame draw:style-name="gr1" draw:text-style-name="P2" draw:layer="layout" svg:width="7.542cm" svg:height="0.475cm" svg:x="11.173cm" svg:y="4.568cm">
          <draw:text-box>
            <text:p text:style-name="P1"><text:span text:style-name="T3"><text:s/></text:span><text:span text:style-name="T3">The scale of destruction was apparent, </text:span></text:p>
          </draw:text-box>
        </draw:frame>
        <draw:frame draw:style-name="gr1" draw:text-style-name="P2" draw:layer="layout" svg:width="5.34cm" svg:height="0.475cm" svg:x="2.2cm" svg:y="5.133cm">
          <draw:text-box>
            <text:p text:style-name="P1"><text:span text:style-name="T3">but there was also progress:</text:span></text:p>
          </draw:text-box>
        </draw:frame>
        <draw:frame draw:style-name="gr3" draw:text-style-name="P4" draw:layer="layout" svg:width="0.634cm" svg:height="0.712cm" svg:x="2.95cm" svg:y="5.8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58cm" svg:height="0.475cm" svg:x="3.7cm" svg:y="6.047cm">
          <draw:text-box>
            <text:p text:style-name="P1"><text:span text:style-name="T3">Between 90,000 and 150,000 of Fallujah’s estimated 240,000 inhabitants </text:span></text:p>
          </draw:text-box>
        </draw:frame>
        <draw:frame draw:style-name="gr1" draw:text-style-name="P2" draw:layer="layout" svg:width="2.534cm" svg:height="0.475cm" svg:x="3.7cm" svg:y="6.612cm">
          <draw:text-box>
            <text:p text:style-name="P1"><text:span text:style-name="T3">had returned.</text:span></text:p>
          </draw:text-box>
        </draw:frame>
        <draw:frame draw:style-name="gr3" draw:text-style-name="P4" draw:layer="layout" svg:width="0.634cm" svg:height="0.712cm" svg:x="2.95cm" svg:y="7.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9cm" svg:height="0.475cm" svg:x="3.7cm" svg:y="7.276cm">
          <draw:text-box>
            <text:p text:style-name="P1"><text:span text:style-name="T3">All water treatment plants, tanks and pipes had been restored and two new </text:span></text:p>
          </draw:text-box>
        </draw:frame>
        <draw:frame draw:style-name="gr1" draw:text-style-name="P2" draw:layer="layout" svg:width="6.949cm" svg:height="0.475cm" svg:x="3.7cm" svg:y="7.841cm">
          <draw:text-box>
            <text:p text:style-name="P1"><text:span text:style-name="T3">pumping facilities had been installed.</text:span></text:p>
          </draw:text-box>
        </draw:frame>
        <draw:frame draw:style-name="gr3" draw:text-style-name="P4" draw:layer="layout" svg:width="0.634cm" svg:height="0.712cm" svg:x="2.95cm" svg:y="8.3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18cm" svg:height="0.475cm" svg:x="3.7cm" svg:y="8.505cm">
          <draw:text-box>
            <text:p text:style-name="P1"><text:span text:style-name="T3">Electricity had been restored to between 80 and 100 percent of the main </text:span></text:p>
          </draw:text-box>
        </draw:frame>
        <draw:frame draw:style-name="gr1" draw:text-style-name="P2" draw:layer="layout" svg:width="14.709cm" svg:height="0.475cm" svg:x="3.7cm" svg:y="9.07cm">
          <draw:text-box>
            <text:p text:style-name="P1"><text:span text:style-name="T3">residential area, but only to between 0 and 40 percent of the “industrial south”.</text:span></text:p>
          </draw:text-box>
        </draw:frame>
        <draw:frame draw:style-name="gr3" draw:text-style-name="P4" draw:layer="layout" svg:width="0.634cm" svg:height="0.712cm" svg:x="2.95cm" svg:y="9.5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06cm" svg:height="0.475cm" svg:x="3.7cm" svg:y="9.734cm">
          <draw:text-box>
            <text:p text:style-name="P1"><text:span text:style-name="T3">Of the city’s 69 schools, 38 were open and 15 would open by the end of the </text:span></text:p>
          </draw:text-box>
        </draw:frame>
        <draw:frame draw:style-name="gr1" draw:text-style-name="P2" draw:layer="layout" svg:width="12.004cm" svg:height="0.475cm" svg:x="3.7cm" svg:y="10.298cm">
          <draw:text-box>
            <text:p text:style-name="P1"><text:span text:style-name="T3">month. “Huge progress” had been made in restoring healthcare.</text:span></text:p>
          </draw:text-box>
        </draw:frame>
        <draw:frame draw:style-name="gr1" draw:text-style-name="P2" draw:layer="layout" svg:width="6.11cm" svg:height="0.475cm" svg:x="2.2cm" svg:y="11.213cm">
          <draw:text-box>
            <text:p text:style-name="P1"><text:span text:style-name="T6">164. </text:span><text:span text:style-name="T3"><text:s/>The Embassy commented:</text:span></text:p>
          </draw:text-box>
        </draw:frame>
        <draw:frame draw:style-name="gr1" draw:text-style-name="P2" draw:layer="layout" svg:width="15.225cm" svg:height="0.475cm" svg:x="2.95cm" svg:y="12.127cm">
          <draw:text-box>
            <text:p text:style-name="P1"><text:span text:style-name="T3">“</text:span><text:span text:style-name="T3">This may be an over-rosy view of developments in Fallujah, it was a determined </text:span></text:p>
          </draw:text-box>
        </draw:frame>
        <draw:frame draw:style-name="gr1" draw:text-style-name="P2" draw:layer="layout" svg:width="15.001cm" svg:height="0.475cm" svg:x="2.95cm" svg:y="12.692cm">
          <draw:text-box>
            <text:p text:style-name="P1"><text:span text:style-name="T3">PR [public relations] effort, but the signs of life around the town spoke volumes. </text:span></text:p>
          </draw:text-box>
        </draw:frame>
        <draw:frame draw:style-name="gr1" draw:text-style-name="P2" draw:layer="layout" svg:width="15.001cm" svg:height="0.475cm" svg:x="2.95cm" svg:y="13.256cm">
          <draw:text-box>
            <text:p text:style-name="P1"><text:span text:style-name="T3">Likewise, the prominence of Iraqis throughout the visit and US willingness to let </text:span></text:p>
          </draw:text-box>
        </draw:frame>
        <draw:frame draw:style-name="gr1" draw:text-style-name="P2" draw:layer="layout" svg:width="14.793cm" svg:height="0.475cm" svg:x="2.95cm" svg:y="13.821cm">
          <draw:text-box>
            <text:p text:style-name="P1"><text:span text:style-name="T3">them lead was not what we had expected. Congratulations to the US Marines!”</text:span></text:p>
          </draw:text-box>
        </draw:frame>
        <draw:frame draw:style-name="gr10" draw:text-style-name="P9" draw:layer="layout" svg:width="4.739cm" svg:height="0.556cm" svg:x="8.208cm" svg:y="15.142cm">
          <draw:text-box>
            <text:p text:style-name="P1"><text:span text:style-name="T14">Lessons from Najaf </text:span></text:p>
          </draw:text-box>
        </draw:frame>
        <draw:frame draw:style-name="gr4" draw:text-style-name="P5" draw:layer="layout" svg:width="13.439cm" svg:height="0.395cm" svg:x="3.45cm" svg:y="16.063cm">
          <draw:text-box>
            <text:p text:style-name="P1"><text:span text:style-name="T11">In late January 2005, Dr Greenall and another DFID-funded consultant visited Najaf to </text:span></text:p>
          </draw:text-box>
        </draw:frame>
        <draw:frame draw:style-name="gr4" draw:text-style-name="P5" draw:layer="layout" svg:width="14.061cm" svg:height="0.395cm" svg:x="3.45cm" svg:y="16.557cm">
          <draw:text-box>
            <text:p text:style-name="P1"><text:span text:style-name="T11">review progress since the US intervention in August 2004 and to identify lessons for future </text:span></text:p>
          </draw:text-box>
        </draw:frame>
        <draw:frame draw:style-name="gr4" draw:text-style-name="P5" draw:layer="layout" svg:width="2.809cm" svg:height="0.395cm" svg:x="3.45cm" svg:y="17.051cm">
          <draw:text-box>
            <text:p text:style-name="P1"><text:span text:style-name="T11">operations in Iraq.</text:span></text:p>
          </draw:text-box>
        </draw:frame>
        <draw:frame draw:style-name="gr7" draw:text-style-name="P8" draw:layer="layout" svg:width="0.231cm" svg:height="0.23cm" svg:x="6.274cm" svg:y="17.067cm">
          <draw:text-box>
            <text:p text:style-name="P1"><text:span text:style-name="T10">94</text:span></text:p>
          </draw:text-box>
        </draw:frame>
        <draw:frame draw:style-name="gr4" draw:text-style-name="P5" draw:layer="layout" svg:width="0.352cm" svg:height="0.395cm" svg:x="6.503cm" svg:y="17.05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655cm" svg:height="0.395cm" svg:x="3.45cm" svg:y="17.745cm">
          <draw:text-box>
            <text:p text:style-name="P1"><text:span text:style-name="T11">Their assessment was more positive than the Cabinet Office paper of 22 October 2004. </text:span></text:p>
          </draw:text-box>
        </draw:frame>
        <draw:frame draw:style-name="gr4" draw:text-style-name="P5" draw:layer="layout" svg:width="13.244cm" svg:height="0.395cm" svg:x="3.45cm" svg:y="18.439cm">
          <draw:text-box>
            <text:p text:style-name="P1"><text:span text:style-name="T11">The consultants reported that although the short conflict had resulted in considerable </text:span></text:p>
          </draw:text-box>
        </draw:frame>
        <draw:frame draw:style-name="gr4" draw:text-style-name="P5" draw:layer="layout" svg:width="13.515cm" svg:height="0.395cm" svg:x="3.45cm" svg:y="18.933cm">
          <draw:text-box>
            <text:p text:style-name="P1"><text:span text:style-name="T11">damage, there was a “permissive environment” on the streets. That could be attributed </text:span></text:p>
          </draw:text-box>
        </draw:frame>
        <draw:frame draw:style-name="gr4" draw:text-style-name="P5" draw:layer="layout" svg:width="13.104cm" svg:height="0.395cm" svg:x="3.45cm" svg:y="19.427cm">
          <draw:text-box>
            <text:p text:style-name="P1"><text:span text:style-name="T11">largely to an effective post-conflict assistance strategy: US$48m had been allocated </text:span></text:p>
          </draw:text-box>
        </draw:frame>
        <draw:frame draw:style-name="gr4" draw:text-style-name="P5" draw:layer="layout" svg:width="12.486cm" svg:height="0.395cm" svg:x="3.45cm" svg:y="19.921cm">
          <draw:text-box>
            <text:p text:style-name="P1"><text:span text:style-name="T11">for projects and “social payments”, with 156 projects being completed in the first </text:span></text:p>
          </draw:text-box>
        </draw:frame>
        <draw:frame draw:style-name="gr4" draw:text-style-name="P5" draw:layer="layout" svg:width="13.075cm" svg:height="0.395cm" svg:x="3.45cm" svg:y="20.414cm">
          <draw:text-box>
            <text:p text:style-name="P1"><text:span text:style-name="T11">100 days after the uprising. Funding had come from CERPs, PCO funds re-directed </text:span></text:p>
          </draw:text-box>
        </draw:frame>
        <draw:frame draw:style-name="gr4" draw:text-style-name="P5" draw:layer="layout" svg:width="13.358cm" svg:height="0.395cm" svg:x="3.45cm" svg:y="20.908cm">
          <draw:text-box>
            <text:p text:style-name="P1"><text:span text:style-name="T11">away from large infrastructure projects, and USAID. The impact on the local economy </text:span></text:p>
          </draw:text-box>
        </draw:frame>
        <draw:frame draw:style-name="gr4" draw:text-style-name="P5" draw:layer="layout" svg:width="3.431cm" svg:height="0.395cm" svg:x="3.45cm" svg:y="21.402cm">
          <draw:text-box>
            <text:p text:style-name="P1"><text:span text:style-name="T11">had been substantial. </text:span></text:p>
          </draw:text-box>
        </draw:frame>
        <draw:frame draw:style-name="gr4" draw:text-style-name="P5" draw:layer="layout" svg:width="12.622cm" svg:height="0.395cm" svg:x="3.45cm" svg:y="22.096cm">
          <draw:text-box>
            <text:p text:style-name="P1"><text:span text:style-name="T11">A key strength of the US military’s approach had been to engage directly with the </text:span></text:p>
          </draw:text-box>
        </draw:frame>
        <draw:frame draw:style-name="gr4" draw:text-style-name="P5" draw:layer="layout" svg:width="13.519cm" svg:height="0.395cm" svg:x="3.45cm" svg:y="22.59cm">
          <draw:text-box>
            <text:p text:style-name="P1"><text:span text:style-name="T11">Provincial Governor and the Mayor to ensure local ownership. The Governor remaine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2.527cm" svg:y1="26.29cm" svg:x2="17.039cm" svg:y2="26.29cm">
          <text:p/>
        </draw:line>
        <draw:frame draw:style-name="gr4" draw:text-style-name="P5" draw:layer="layout" svg:width="10.907cm" svg:height="0.395cm" svg:x="3.45cm" svg:y="23.084cm">
          <draw:text-box>
            <text:p text:style-name="P1"><text:span text:style-name="T11">frustrated, however, by the level of support from the Iraqi Government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93 </text:span></text:p>
          </draw:text-box>
        </draw:frame>
        <draw:line draw:style-name="gr8" draw:text-style-name="P7" draw:layer="layout" svg:x1="2.527cm" svg:y1="26.714cm" svg:x2="18.313cm" svg:y2="26.714cm">
          <text:p/>
        </draw:line>
        <draw:line draw:style-name="gr8" draw:text-style-name="P7" draw:layer="layout" svg:x1="2.199cm" svg:y1="27.137cm" svg:x2="4.009cm" svg:y2="27.137cm">
          <text:p/>
        </draw:line>
        <draw:frame draw:style-name="gr4" draw:text-style-name="P5" draw:layer="layout" svg:width="14.518cm" svg:height="0.395cm" svg:x="2.528cm" svg:y="25.934cm">
          <draw:text-box>
            <text:p text:style-name="P1"><text:span text:style-name="T5">Telegram 4393/05 Baghdad to FCO London, 12 May 2005, ‘Impressions of Fallujah: 12 May’.</text:span><text:span text:style-name="T11">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94 </text:span></text:p>
          </draw:text-box>
        </draw:frame>
        <draw:frame draw:style-name="gr4" draw:text-style-name="P5" draw:layer="layout" svg:width="15.708cm" svg:height="0.395cm" svg:x="2.528cm" svg:y="26.357cm">
          <draw:text-box>
            <text:p text:style-name="P1"><text:span text:style-name="T5">Telegram 85 Baghdad to FCO London, 3 February 2005, ‘Iraq: Post-Conflict Reconstruction Lessons </text:span></text:p>
          </draw:text-box>
        </draw:frame>
        <draw:frame draw:style-name="gr4" draw:text-style-name="P5" draw:layer="layout" svg:width="1.898cm" svg:height="0.395cm" svg:x="2.2cm" svg:y="26.781cm">
          <draw:text-box>
            <text:p text:style-name="P1"><text:span text:style-name="T5">from Najaf’.</text:span><text:span text:style-name="T11"> 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1" draw:text-style-name="P10" draw:layer="layout" svg:width="15.083cm" svg:height="5.633cm" svg:x="2.958cm" svg:y="2.608cm" svg:viewBox="0 0 15084 5634" draw:points="0,5634 15084,56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24</text:span></text:p>
          </draw:text-box>
        </draw:frame>
        <draw:frame draw:style-name="gr4" draw:text-style-name="P5" draw:layer="layout" svg:width="14.074cm" svg:height="0.395cm" svg:x="3.45cm" svg:y="3.055cm">
          <draw:text-box>
            <text:p text:style-name="P1"><text:span text:style-name="T11">Ms Lindy Cameron, the Head of DFID Baghdad, commented on the report that while Najaf </text:span></text:p>
          </draw:text-box>
        </draw:frame>
        <draw:frame draw:style-name="gr4" draw:text-style-name="P5" draw:layer="layout" svg:width="5.387cm" svg:height="0.395cm" svg:x="3.45cm" svg:y="3.549cm">
          <draw:text-box>
            <text:p text:style-name="P1"><text:span text:style-name="T11">was not typical of “problem cities”: </text:span></text:p>
          </draw:text-box>
        </draw:frame>
        <draw:frame draw:style-name="gr4" draw:text-style-name="P5" draw:layer="layout" svg:width="12.609cm" svg:height="0.395cm" svg:x="4.2cm" svg:y="4.243cm">
          <draw:text-box>
            <text:p text:style-name="P1"><text:span text:style-name="T11">“</text:span><text:span text:style-name="T11">Nevertheless, it demonstrates the importance of having in place a clear strategy </text:span></text:p>
          </draw:text-box>
        </draw:frame>
        <draw:frame draw:style-name="gr4" draw:text-style-name="P5" draw:layer="layout" svg:width="12.689cm" svg:height="0.395cm" svg:x="4.2cm" svg:y="4.737cm">
          <draw:text-box>
            <text:p text:style-name="P1"><text:span text:style-name="T11">for immediate post-conflict support so that the military can help civilian authorities </text:span></text:p>
          </draw:text-box>
        </draw:frame>
        <draw:frame draw:style-name="gr4" draw:text-style-name="P5" draw:layer="layout" svg:width="12.685cm" svg:height="0.395cm" svg:x="4.2cm" svg:y="5.231cm">
          <draw:text-box>
            <text:p text:style-name="P1"><text:span text:style-name="T11">get instant access to funds, take immediate action, get essential services running </text:span></text:p>
          </draw:text-box>
        </draw:frame>
        <draw:frame draw:style-name="gr4" draw:text-style-name="P5" draw:layer="layout" svg:width="12.042cm" svg:height="0.395cm" svg:x="4.2cm" svg:y="5.725cm">
          <draw:text-box>
            <text:p text:style-name="P1"><text:span text:style-name="T11">and put money into the local economy, starting a virtuous circle leading in the </text:span></text:p>
          </draw:text-box>
        </draw:frame>
        <draw:frame draw:style-name="gr4" draw:text-style-name="P5" draw:layer="layout" svg:width="13.235cm" svg:height="0.395cm" svg:x="4.2cm" svg:y="6.219cm">
          <draw:text-box>
            <text:p text:style-name="P1"><text:span text:style-name="T11">longer-term (as in Najaf) to a conducive environment for large infrastructure projects, </text:span></text:p>
          </draw:text-box>
        </draw:frame>
        <draw:frame draw:style-name="gr4" draw:text-style-name="P5" draw:layer="layout" svg:width="11.762cm" svg:height="0.395cm" svg:x="4.2cm" svg:y="6.712cm">
          <draw:text-box>
            <text:p text:style-name="P1"><text:span text:style-name="T11">re-establishment of normal market mechanisms and a benign force profile.” </text:span></text:p>
          </draw:text-box>
        </draw:frame>
        <draw:frame draw:style-name="gr4" draw:text-style-name="P5" draw:layer="layout" svg:width="10.183cm" svg:height="0.395cm" svg:x="3.45cm" svg:y="7.406cm">
          <draw:text-box>
            <text:p text:style-name="P1"><text:span text:style-name="T11">There are no indications that Mr Blair or Ministers saw the report. </text:span></text:p>
          </draw:text-box>
        </draw:frame>
        <draw:frame draw:style-name="gr10" draw:text-style-name="P9" draw:layer="layout" svg:width="7.69cm" svg:height="0.556cm" svg:x="2.2cm" svg:y="8.814cm">
          <draw:text-box>
            <text:p text:style-name="P1"><text:span text:style-name="T14">Agreement on debt relief for Iraq</text:span></text:p>
          </draw:text-box>
        </draw:frame>
        <draw:frame draw:style-name="gr1" draw:text-style-name="P2" draw:layer="layout" svg:width="16.228cm" svg:height="0.475cm" svg:x="2.2cm" svg:y="9.642cm">
          <draw:text-box>
            <text:p text:style-name="P1"><text:span text:style-name="T6">165. </text:span><text:span text:style-name="T3"><text:s/>Section 10.3 describes the UK Government’s role in negotiations towards a deal </text:span></text:p>
          </draw:text-box>
        </draw:frame>
        <draw:frame draw:style-name="gr1" draw:text-style-name="P2" draw:layer="layout" svg:width="3.99cm" svg:height="0.475cm" svg:x="2.2cm" svg:y="10.206cm">
          <draw:text-box>
            <text:p text:style-name="P1"><text:span text:style-name="T3">to reduce Iraq’s debt.</text:span></text:p>
          </draw:text-box>
        </draw:frame>
        <draw:frame draw:style-name="gr1" draw:text-style-name="P2" draw:layer="layout" svg:width="16.342cm" svg:height="0.475cm" svg:x="2.2cm" svg:y="11.121cm">
          <draw:text-box>
            <text:p text:style-name="P1"><text:span text:style-name="T6">166. </text:span><text:span text:style-name="T3"><text:s/>On 24 September, as part of those negotiations, the Iraqi Government undertook </text:span></text:p>
          </draw:text-box>
        </draw:frame>
        <draw:frame draw:style-name="gr1" draw:text-style-name="P2" draw:layer="layout" svg:width="15.653cm" svg:height="0.475cm" svg:x="2.2cm" svg:y="11.685cm">
          <draw:text-box>
            <text:p text:style-name="P1"><text:span text:style-name="T3">to begin to reduce fuel subsidies by the end of the year, and to raise prices to “cost </text:span></text:p>
          </draw:text-box>
        </draw:frame>
        <draw:frame draw:style-name="gr1" draw:text-style-name="P2" draw:layer="layout" svg:width="6.737cm" svg:height="0.475cm" svg:x="2.2cm" svg:y="12.25cm">
          <draw:text-box>
            <text:p text:style-name="P1"><text:span text:style-name="T3">recovery levels” by the end of 2009.</text:span></text:p>
          </draw:text-box>
        </draw:frame>
        <draw:frame draw:style-name="gr5" draw:text-style-name="P6" draw:layer="layout" svg:width="0.273cm" svg:height="0.276cm" svg:x="8.907cm" svg:y="12.268cm">
          <draw:text-box>
            <text:p text:style-name="P1"><text:span text:style-name="T8">95</text:span></text:p>
          </draw:text-box>
        </draw:frame>
        <draw:frame draw:style-name="gr1" draw:text-style-name="P2" draw:layer="layout" svg:width="0.422cm" svg:height="0.475cm" svg:x="9.181cm" svg:y="12.2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44cm" svg:height="0.475cm" svg:x="2.2cm" svg:y="13.164cm">
          <draw:text-box>
            <text:p text:style-name="P1"><text:span text:style-name="T6">167. </text:span><text:span text:style-name="T3"><text:s/>On 21 November, Paris Club creditors agreed to reduce Iraq’s official debt by </text:span></text:p>
          </draw:text-box>
        </draw:frame>
        <draw:frame draw:style-name="gr1" draw:text-style-name="P2" draw:layer="layout" svg:width="7.355cm" svg:height="0.475cm" svg:x="2.2cm" svg:y="13.729cm">
          <draw:text-box>
            <text:p text:style-name="P1"><text:span text:style-name="T3">80 percent (a reduction of US$31.1bn).</text:span></text:p>
          </draw:text-box>
        </draw:frame>
        <draw:frame draw:style-name="gr5" draw:text-style-name="P6" draw:layer="layout" svg:width="0.273cm" svg:height="0.276cm" svg:x="9.519cm" svg:y="13.747cm">
          <draw:text-box>
            <text:p text:style-name="P1"><text:span text:style-name="T8">96</text:span></text:p>
          </draw:text-box>
        </draw:frame>
        <draw:frame draw:style-name="gr1" draw:text-style-name="P2" draw:layer="layout" svg:width="8.702cm" svg:height="0.475cm" svg:x="9.793cm" svg:y="13.729cm">
          <draw:text-box>
            <text:p text:style-name="P1"><text:span text:style-name="T3"><text:s/></text:span><text:span text:style-name="T3">The deal would be delivered in three stages: <text:s/></text:span></text:p>
          </draw:text-box>
        </draw:frame>
        <draw:frame draw:style-name="gr1" draw:text-style-name="P2" draw:layer="layout" svg:width="15.191cm" svg:height="0.475cm" svg:x="2.2cm" svg:y="14.293cm">
          <draw:text-box>
            <text:p text:style-name="P1"><text:span text:style-name="T3">30 percent immediately; 30 percent on IMF approval of a Stand-By Arrangement </text:span></text:p>
          </draw:text-box>
        </draw:frame>
        <draw:frame draw:style-name="gr1" draw:text-style-name="P2" draw:layer="layout" svg:width="16.152cm" svg:height="0.475cm" svg:x="2.2cm" svg:y="14.857cm">
          <draw:text-box>
            <text:p text:style-name="P1"><text:span text:style-name="T3">(expected to be in 2005); and 20 percent on completion of the Stand-By Arrangement </text:span></text:p>
          </draw:text-box>
        </draw:frame>
        <draw:frame draw:style-name="gr1" draw:text-style-name="P2" draw:layer="layout" svg:width="15.78cm" svg:height="0.475cm" svg:x="2.2cm" svg:y="15.422cm">
          <draw:text-box>
            <text:p text:style-name="P1"><text:span text:style-name="T3">(in 2008). Paris Club creditors also agreed generous terms for the repayment of the </text:span></text:p>
          </draw:text-box>
        </draw:frame>
        <draw:frame draw:style-name="gr1" draw:text-style-name="P2" draw:layer="layout" svg:width="2.673cm" svg:height="0.475cm" svg:x="2.2cm" svg:y="15.986cm">
          <draw:text-box>
            <text:p text:style-name="P1"><text:span text:style-name="T3">residual debt. </text:span></text:p>
          </draw:text-box>
        </draw:frame>
        <draw:frame draw:style-name="gr1" draw:text-style-name="P2" draw:layer="layout" svg:width="14.768cm" svg:height="0.475cm" svg:x="2.2cm" svg:y="16.901cm">
          <draw:text-box>
            <text:p text:style-name="P1"><text:span text:style-name="T6">168. </text:span><text:span text:style-name="T3"><text:s/>Under the agreement, the UK wrote off US$1.39bn (£954m) in Iraqi debt </text:span></text:p>
          </draw:text-box>
        </draw:frame>
        <draw:frame draw:style-name="gr1" draw:text-style-name="P2" draw:layer="layout" svg:width="15.136cm" svg:height="0.475cm" svg:x="2.2cm" svg:y="17.465cm">
          <draw:text-box>
            <text:p text:style-name="P1"><text:span text:style-name="T3">(£337m in UK financial year 2004/05, £337m in 2005/06 and £280m in 2008/09).</text:span></text:p>
          </draw:text-box>
        </draw:frame>
        <draw:frame draw:style-name="gr5" draw:text-style-name="P6" draw:layer="layout" svg:width="0.273cm" svg:height="0.276cm" svg:x="17.262cm" svg:y="17.484cm">
          <draw:text-box>
            <text:p text:style-name="P1"><text:span text:style-name="T8">97</text:span></text:p>
          </draw:text-box>
        </draw:frame>
        <draw:frame draw:style-name="gr1" draw:text-style-name="P2" draw:layer="layout" svg:width="0.422cm" svg:height="0.475cm" svg:x="17.537cm" svg:y="17.4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56cm" svg:height="0.475cm" svg:x="2.2cm" svg:y="18.38cm">
          <draw:text-box>
            <text:p text:style-name="P1"><text:span text:style-name="T6">169. </text:span><text:span text:style-name="T3"><text:s/>A Treasury briefing produced for Mr Brown stated that the deal represented an </text:span></text:p>
          </draw:text-box>
        </draw:frame>
        <draw:frame draw:style-name="gr1" draw:text-style-name="P2" draw:layer="layout" svg:width="15.318cm" svg:height="0.475cm" svg:x="2.2cm" svg:y="18.944cm">
          <draw:text-box>
            <text:p text:style-name="P1"><text:span text:style-name="T3">important success for the international community, demonstrating an ability to act </text:span></text:p>
          </draw:text-box>
        </draw:frame>
        <draw:frame draw:style-name="gr1" draw:text-style-name="P2" draw:layer="layout" svg:width="7.47cm" svg:height="0.475cm" svg:x="2.2cm" svg:y="19.509cm">
          <draw:text-box>
            <text:p text:style-name="P1"><text:span text:style-name="T3">together on an issue as divisive as Iraq.</text:span></text:p>
          </draw:text-box>
        </draw:frame>
        <draw:frame draw:style-name="gr5" draw:text-style-name="P6" draw:layer="layout" svg:width="0.273cm" svg:height="0.276cm" svg:x="9.636cm" svg:y="19.527cm">
          <draw:text-box>
            <text:p text:style-name="P1"><text:span text:style-name="T8">98</text:span></text:p>
          </draw:text-box>
        </draw:frame>
        <draw:frame draw:style-name="gr2" draw:text-style-name="P3" draw:layer="layout" svg:width="10.903cm" svg:height="0.628cm" svg:x="2.2cm" svg:y="20.536cm">
          <draw:text-box>
            <text:p text:style-name="P1"><text:span text:style-name="T2">Taking the strain in the South, early 2005</text:span></text:p>
          </draw:text-box>
        </draw:frame>
        <draw:frame draw:style-name="gr1" draw:text-style-name="P2" draw:layer="layout" svg:width="16.622cm" svg:height="0.475cm" svg:x="2.2cm" svg:y="21.429cm">
          <draw:text-box>
            <text:p text:style-name="P1"><text:span text:style-name="T6">170. </text:span><text:span text:style-name="T3"><text:s/>Section 9.3 describes the UK’s continuing efforts to support the political process in </text:span></text:p>
          </draw:text-box>
        </draw:frame>
        <draw:frame draw:style-name="gr1" draw:text-style-name="P2" draw:layer="layout" svg:width="16.58cm" svg:height="0.475cm" svg:x="2.2cm" svg:y="21.993cm">
          <draw:text-box>
            <text:p text:style-name="P1"><text:span text:style-name="T3">Iraq, and in particular ensuring that elections could take place on schedule at the end of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2.817cm" svg:height="0.475cm" svg:x="2.2cm" svg:y="22.557cm">
          <draw:text-box>
            <text:p text:style-name="P1"><text:span text:style-name="T3">January 2005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95 </text:span></text:p>
          </draw:text-box>
        </draw:frame>
        <draw:frame draw:style-name="gr4" draw:text-style-name="P5" draw:layer="layout" svg:width="14.705cm" svg:height="0.395cm" svg:x="2.532cm" svg:y="24.664cm">
          <draw:text-box>
            <text:p text:style-name="P1"><text:span text:style-name="T11">IMF Staff Report, September 2004, </text:span><text:span text:style-name="T12">Iraq: Use of Funds – Request for Emergency Post-Conflict </text:span></text:p>
          </draw:text-box>
        </draw:frame>
        <draw:frame draw:style-name="gr4" draw:text-style-name="P5" draw:layer="layout" svg:width="1.899cm" svg:height="0.395cm" svg:x="2.2cm" svg:y="25.087cm">
          <draw:text-box>
            <text:p text:style-name="P1"><text:span text:style-name="T12">Assistance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96 </text:span></text:p>
          </draw:text-box>
        </draw:frame>
        <draw:frame draw:style-name="gr4" draw:text-style-name="P5" draw:layer="layout" svg:width="14.645cm" svg:height="0.395cm" svg:x="2.532cm" svg:y="25.511cm">
          <draw:text-box>
            <text:p text:style-name="P1"><text:span text:style-name="T11">Briefing Treasury, [undated], ‘Brief: Meeting with Barham Saleh, Deputy Prime Minister of Iraq’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97 </text:span></text:p>
          </draw:text-box>
        </draw:frame>
        <draw:frame draw:style-name="gr4" draw:text-style-name="P5" draw:layer="layout" svg:width="15.526cm" svg:height="0.395cm" svg:x="2.532cm" svg:y="25.934cm">
          <draw:text-box>
            <text:p text:style-name="P1"><text:span text:style-name="T11">Letter Cabinet Office [junior official] to Aldred, 13 September 2011, ‘Iraq Inquiry: Request for Further </text:span></text:p>
          </draw:text-box>
        </draw:frame>
        <draw:frame draw:style-name="gr4" draw:text-style-name="P5" draw:layer="layout" svg:width="3.778cm" svg:height="0.395cm" svg:x="2.2cm" svg:y="26.357cm">
          <draw:text-box>
            <text:p text:style-name="P1"><text:span text:style-name="T11">Information on Funding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98 </text:span></text:p>
          </draw:text-box>
        </draw:frame>
        <draw:frame draw:style-name="gr4" draw:text-style-name="P5" draw:layer="layout" svg:width="14.662cm" svg:height="0.395cm" svg:x="2.532cm" svg:y="26.781cm">
          <draw:text-box>
            <text:p text:style-name="P1"><text:span text:style-name="T11">Briefing Treasury, [undated], ‘Brief: Meeting with Barham Saleh, Deputy Prime Minister of Iraq’.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5</text:span></text:p>
          </draw:text-box>
        </draw:frame>
        <draw:frame draw:style-name="gr1" draw:text-style-name="P2" draw:layer="layout" svg:width="16.279cm" svg:height="0.475cm" svg:x="2.2cm" svg:y="2.525cm">
          <draw:text-box>
            <text:p text:style-name="P1"><text:span text:style-name="T6">171. </text:span><text:span text:style-name="T3"><text:s/>At the end of 2004, in response to continuing concerns that the US and the PCO </text:span></text:p>
          </draw:text-box>
        </draw:frame>
        <draw:frame draw:style-name="gr1" draw:text-style-name="P2" draw:layer="layout" svg:width="16.084cm" svg:height="0.475cm" svg:x="2.2cm" svg:y="3.09cm">
          <draw:text-box>
            <text:p text:style-name="P1"><text:span text:style-name="T3">did not see the South as a priority and that the World Bank and UN Trust Funds were </text:span></text:p>
          </draw:text-box>
        </draw:frame>
        <draw:frame draw:style-name="gr1" draw:text-style-name="P2" draw:layer="layout" svg:width="16.021cm" svg:height="0.475cm" svg:x="2.2cm" svg:y="3.654cm">
          <draw:text-box>
            <text:p text:style-name="P1"><text:span text:style-name="T3">not yet fully operational, DFID assessed that it would have to “take more of the strain </text:span></text:p>
          </draw:text-box>
        </draw:frame>
        <draw:frame draw:style-name="gr1" draw:text-style-name="P2" draw:layer="layout" svg:width="14.84cm" svg:height="0.475cm" svg:x="2.2cm" svg:y="4.218cm">
          <draw:text-box>
            <text:p text:style-name="P1"><text:span text:style-name="T3">bilaterally in 2005”, in particular on infrastructure and job creation in the South. </text:span></text:p>
          </draw:text-box>
        </draw:frame>
        <draw:frame draw:style-name="gr1" draw:text-style-name="P2" draw:layer="layout" svg:width="16.059cm" svg:height="0.475cm" svg:x="2.2cm" svg:y="5.133cm">
          <draw:text-box>
            <text:p text:style-name="P1"><text:span text:style-name="T6">172. </text:span><text:span text:style-name="T3"><text:s/>On 18 November, in response to a request from the FCO, Mr Collis reported on </text:span></text:p>
          </draw:text-box>
        </draw:frame>
        <draw:frame draw:style-name="gr1" draw:text-style-name="P2" draw:layer="layout" svg:width="7.406cm" svg:height="0.475cm" svg:x="2.2cm" svg:y="5.697cm">
          <draw:text-box>
            <text:p text:style-name="P1"><text:span text:style-name="T3">the state of reconstruction in the South.</text:span></text:p>
          </draw:text-box>
        </draw:frame>
        <draw:frame draw:style-name="gr5" draw:text-style-name="P6" draw:layer="layout" svg:width="0.273cm" svg:height="0.276cm" svg:x="9.566cm" svg:y="5.716cm">
          <draw:text-box>
            <text:p text:style-name="P1"><text:span text:style-name="T8">99</text:span></text:p>
          </draw:text-box>
        </draw:frame>
        <draw:frame draw:style-name="gr1" draw:text-style-name="P2" draw:layer="layout" svg:width="8.914cm" svg:height="0.475cm" svg:x="9.84cm" svg:y="5.697cm">
          <draw:text-box>
            <text:p text:style-name="P1"><text:span text:style-name="T3"><text:s/></text:span><text:span text:style-name="T3">The IIG was not funding any significant capital </text:span></text:p>
          </draw:text-box>
        </draw:frame>
        <draw:frame draw:style-name="gr1" draw:text-style-name="P2" draw:layer="layout" svg:width="16.804cm" svg:height="0.475cm" svg:x="2.2cm" svg:y="6.262cm">
          <draw:text-box>
            <text:p text:style-name="P1"><text:span text:style-name="T3">projects in the South and the PCO remained a “weak and Baghdad-centric” organisation. </text:span></text:p>
          </draw:text-box>
        </draw:frame>
        <draw:frame draw:style-name="gr1" draw:text-style-name="P2" draw:layer="layout" svg:width="16.719cm" svg:height="0.475cm" svg:x="2.2cm" svg:y="6.826cm">
          <draw:text-box>
            <text:p text:style-name="P1"><text:span text:style-name="T3">PCO projects would not have a significant impact on service delivery until well into 2005. </text:span></text:p>
          </draw:text-box>
        </draw:frame>
        <draw:frame draw:style-name="gr1" draw:text-style-name="P2" draw:layer="layout" svg:width="13.629cm" svg:height="0.475cm" svg:x="2.2cm" svg:y="7.741cm">
          <draw:text-box>
            <text:p text:style-name="P1"><text:span text:style-name="T6">173. </text:span><text:span text:style-name="T3"><text:s/>DFID officials met senior PCO officials in Baghdad on 2 December.</text:span></text:p>
          </draw:text-box>
        </draw:frame>
        <draw:frame draw:style-name="gr5" draw:text-style-name="P6" draw:layer="layout" svg:width="0.408cm" svg:height="0.276cm" svg:x="15.776cm" svg:y="7.759cm">
          <draw:text-box>
            <text:p text:style-name="P1"><text:span text:style-name="T8">100</text:span></text:p>
          </draw:text-box>
        </draw:frame>
        <draw:frame draw:style-name="gr1" draw:text-style-name="P2" draw:layer="layout" svg:width="2.267cm" svg:height="0.475cm" svg:x="16.188cm" svg:y="7.741cm">
          <draw:text-box>
            <text:p text:style-name="P1"><text:span text:style-name="T3"><text:s/></text:span><text:span text:style-name="T3">The British </text:span></text:p>
          </draw:text-box>
        </draw:frame>
        <draw:frame draw:style-name="gr1" draw:text-style-name="P2" draw:layer="layout" svg:width="16.622cm" svg:height="0.475cm" svg:x="2.2cm" svg:y="8.305cm">
          <draw:text-box>
            <text:p text:style-name="P1"><text:span text:style-name="T3">Embassy Baghdad reported that, in response to the security situation, the PCO planned </text:span></text:p>
          </draw:text-box>
        </draw:frame>
        <draw:frame draw:style-name="gr1" draw:text-style-name="P2" draw:layer="layout" svg:width="16.025cm" svg:height="0.475cm" svg:x="2.2cm" svg:y="8.87cm">
          <draw:text-box>
            <text:p text:style-name="P1"><text:span text:style-name="T3">to focus on “low-hanging fruit” (visible projects such as repairs to schools and clinics) </text:span></text:p>
          </draw:text-box>
        </draw:frame>
        <draw:frame draw:style-name="gr1" draw:text-style-name="P2" draw:layer="layout" svg:width="16.241cm" svg:height="0.475cm" svg:x="2.2cm" svg:y="9.434cm">
          <draw:text-box>
            <text:p text:style-name="P1"><text:span text:style-name="T3">at the expense of major longer-term reconstruction projects and building Iraqi capacity.</text:span></text:p>
          </draw:text-box>
        </draw:frame>
        <draw:frame draw:style-name="gr5" draw:text-style-name="P6" draw:layer="layout" svg:width="0.246cm" svg:height="0.276cm" svg:x="18.381cm" svg:y="9.45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6.211cm" svg:height="0.475cm" svg:x="2.2cm" svg:y="9.998cm">
          <draw:text-box>
            <text:p text:style-name="P1"><text:span text:style-name="T3">In addition, if the US Congress did not agree further funding for CERPs, the PCO was </text:span></text:p>
          </draw:text-box>
        </draw:frame>
        <draw:frame draw:style-name="gr1" draw:text-style-name="P2" draw:layer="layout" svg:width="10.911cm" svg:height="0.475cm" svg:x="2.2cm" svg:y="10.563cm">
          <draw:text-box>
            <text:p text:style-name="P1"><text:span text:style-name="T3">likely to reallocate funds from stable to less secure areas. </text:span></text:p>
          </draw:text-box>
        </draw:frame>
        <draw:frame draw:style-name="gr1" draw:text-style-name="P2" draw:layer="layout" svg:width="16.016cm" svg:height="0.475cm" svg:x="2.2cm" svg:y="11.477cm">
          <draw:text-box>
            <text:p text:style-name="P1"><text:span text:style-name="T6">174. </text:span><text:span text:style-name="T3"><text:s/>The Embassy concluded: “We need to fight to keep PCO funding in the South.” </text:span></text:p>
          </draw:text-box>
        </draw:frame>
        <draw:frame draw:style-name="gr1" draw:text-style-name="P2" draw:layer="layout" svg:width="16.152cm" svg:height="0.475cm" svg:x="2.2cm" svg:y="12.392cm">
          <draw:text-box>
            <text:p text:style-name="P1"><text:span text:style-name="T6">175. </text:span><text:span text:style-name="T3"><text:s/>At the 9 December meeting of the AHMGIR, Ministers commented that the PCO </text:span></text:p>
          </draw:text-box>
        </draw:frame>
        <draw:frame draw:style-name="gr1" draw:text-style-name="P2" draw:layer="layout" svg:width="16.766cm" svg:height="0.475cm" svg:x="2.2cm" svg:y="12.956cm">
          <draw:text-box>
            <text:p text:style-name="P1"><text:span text:style-name="T3">was “large and unwieldy” and faced a difficult balance between quick fixes and long-term </text:span></text:p>
          </draw:text-box>
        </draw:frame>
        <draw:frame draw:style-name="gr1" draw:text-style-name="P2" draw:layer="layout" svg:width="2.788cm" svg:height="0.475cm" svg:x="2.2cm" svg:y="13.521cm">
          <draw:text-box>
            <text:p text:style-name="P1"><text:span text:style-name="T3">reconstruction.</text:span></text:p>
          </draw:text-box>
        </draw:frame>
        <draw:frame draw:style-name="gr5" draw:text-style-name="P6" draw:layer="layout" svg:width="0.408cm" svg:height="0.276cm" svg:x="4.976cm" svg:y="13.539cm">
          <draw:text-box>
            <text:p text:style-name="P1"><text:span text:style-name="T8">101</text:span></text:p>
          </draw:text-box>
        </draw:frame>
        <draw:frame draw:style-name="gr1" draw:text-style-name="P2" draw:layer="layout" svg:width="13.575cm" svg:height="0.475cm" svg:x="5.388cm" svg:y="13.521cm">
          <draw:text-box>
            <text:p text:style-name="P1"><text:span text:style-name="T3"><text:s/></text:span><text:span text:style-name="T3">UK influence was limited: the PCO was a US organisation following US </text:span></text:p>
          </draw:text-box>
        </draw:frame>
        <draw:frame draw:style-name="gr1" draw:text-style-name="P2" draw:layer="layout" svg:width="16.36cm" svg:height="0.475cm" svg:x="2.2cm" svg:y="14.085cm">
          <draw:text-box>
            <text:p text:style-name="P1"><text:span text:style-name="T3">rules “though it was sometimes open to UK advice”. Much of its effort was being pulled </text:span></text:p>
          </draw:text-box>
        </draw:frame>
        <draw:frame draw:style-name="gr1" draw:text-style-name="P2" draw:layer="layout" svg:width="7.139cm" svg:height="0.475cm" svg:x="2.2cm" svg:y="14.65cm">
          <draw:text-box>
            <text:p text:style-name="P1"><text:span text:style-name="T3">into Fallujah and away from the South</text:span></text:p>
          </draw:text-box>
        </draw:frame>
        <draw:frame draw:style-name="gr10" draw:text-style-name="P9" draw:layer="layout" svg:width="0.493cm" svg:height="0.556cm" svg:x="9.307cm" svg:y="14.586cm">
          <draw:text-box>
            <text:p text:style-name="P1"><text:span text:style-name="T15">.</text:span></text:p>
          </draw:text-box>
        </draw:frame>
        <draw:frame draw:style-name="gr1" draw:text-style-name="P2" draw:layer="layout" svg:width="0.422cm" svg:height="0.475cm" svg:x="9.444cm" svg:y="14.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641cm" svg:height="0.475cm" svg:x="2.2cm" svg:y="15.564cm">
          <draw:text-box>
            <text:p text:style-name="P1"><text:span text:style-name="T6">176. </text:span><text:span text:style-name="T3"><text:s/>Mr Chakrabarti and Mr Drummond visited Baghdad and Basra from 6 to </text:span></text:p>
          </draw:text-box>
        </draw:frame>
        <draw:frame draw:style-name="gr1" draw:text-style-name="P2" draw:layer="layout" svg:width="13.815cm" svg:height="0.475cm" svg:x="2.2cm" svg:y="16.128cm">
          <draw:text-box>
            <text:p text:style-name="P1"><text:span text:style-name="T3">8 December to review DFID’s programmes and assess priorities for 2005.</text:span></text:p>
          </draw:text-box>
        </draw:frame>
        <draw:frame draw:style-name="gr5" draw:text-style-name="P6" draw:layer="layout" svg:width="0.408cm" svg:height="0.276cm" svg:x="15.979cm" svg:y="16.147cm">
          <draw:text-box>
            <text:p text:style-name="P1"><text:span text:style-name="T8">102</text:span></text:p>
          </draw:text-box>
        </draw:frame>
        <draw:frame draw:style-name="gr1" draw:text-style-name="P2" draw:layer="layout" svg:width="0.422cm" svg:height="0.475cm" svg:x="16.391cm" svg:y="16.12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52cm" svg:height="0.475cm" svg:x="2.2cm" svg:y="17.043cm">
          <draw:text-box>
            <text:p text:style-name="P1"><text:span text:style-name="T6">177. </text:span><text:span text:style-name="T3"><text:s/>Their 13 December report to Mr Benn advised that with the PCO “diverted” to </text:span></text:p>
          </draw:text-box>
        </draw:frame>
        <draw:frame draw:style-name="gr1" draw:text-style-name="P2" draw:layer="layout" svg:width="15.466cm" svg:height="0.475cm" svg:x="2.2cm" svg:y="17.607cm">
          <draw:text-box>
            <text:p text:style-name="P1"><text:span text:style-name="T3">immediate reconstruction work in cities around Baghdad, and the World Bank and </text:span></text:p>
          </draw:text-box>
        </draw:frame>
        <draw:frame draw:style-name="gr1" draw:text-style-name="P2" draw:layer="layout" svg:width="16.034cm" svg:height="0.475cm" svg:x="2.2cm" svg:y="18.172cm">
          <draw:text-box>
            <text:p text:style-name="P1"><text:span text:style-name="T3">UN Trust Funds not yet fully operational, DFID would “have to take more of the strain </text:span></text:p>
          </draw:text-box>
        </draw:frame>
        <draw:frame draw:style-name="gr1" draw:text-style-name="P2" draw:layer="layout" svg:width="15.496cm" svg:height="0.475cm" svg:x="2.2cm" svg:y="18.736cm">
          <draw:text-box>
            <text:p text:style-name="P1"><text:span text:style-name="T3">bilaterally in 2005”. DFID’s resources were, however, limited and “must be used to </text:span></text:p>
          </draw:text-box>
        </draw:frame>
        <draw:frame draw:style-name="gr1" draw:text-style-name="P2" draw:layer="layout" svg:width="10.183cm" svg:height="0.475cm" svg:x="2.2cm" svg:y="19.301cm">
          <draw:text-box>
            <text:p text:style-name="P1"><text:span text:style-name="T3">support Iraqi initiatives and strengthen their capacity”. </text:span></text:p>
          </draw:text-box>
        </draw:frame>
        <draw:frame draw:style-name="gr1" draw:text-style-name="P2" draw:layer="layout" svg:width="9.933cm" svg:height="0.475cm" svg:x="2.2cm" svg:y="20.215cm">
          <draw:text-box>
            <text:p text:style-name="P1"><text:span text:style-name="T6">178. </text:span><text:span text:style-name="T3"><text:s/>On PCO activity in the South, the report stated:</text:span></text:p>
          </draw:text-box>
        </draw:frame>
        <draw:frame draw:style-name="gr1" draw:text-style-name="P2" draw:layer="layout" svg:width="15.526cm" svg:height="0.475cm" svg:x="2.95cm" svg:y="21.13cm">
          <draw:text-box>
            <text:p text:style-name="P1"><text:span text:style-name="T3">“</text:span><text:span text:style-name="T3">As junior partners in the coalition, our ideas are listened to, but our influence over </text:span></text:p>
          </draw:text-box>
        </draw:frame>
        <draw:frame draw:style-name="gr1" draw:text-style-name="P2" draw:layer="layout" svg:width="15.399cm" svg:height="0.475cm" svg:x="2.95cm" svg:y="21.694cm">
          <draw:text-box>
            <text:p text:style-name="P1"><text:span text:style-name="T3">US spending will remain limited. We need to face up to the fact: the South will not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6.352cm" svg:height="0.475cm" svg:x="2.95cm" svg:y="22.258cm">
          <draw:text-box>
            <text:p text:style-name="P1"><text:span text:style-name="T3">be a strategic priority for the US.”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99 </text:span></text:p>
          </draw:text-box>
        </draw:frame>
        <draw:frame draw:style-name="gr4" draw:text-style-name="P5" draw:layer="layout" svg:width="14.472cm" svg:height="0.395cm" svg:x="2.528cm" svg:y="24.664cm">
          <draw:text-box>
            <text:p text:style-name="P1"><text:span text:style-name="T11">Telegram 200 Basra to FCO London, 18 November 2004, ‘Southern Iraq: Essential Services, </text:span></text:p>
          </draw:text-box>
        </draw:frame>
        <draw:frame draw:style-name="gr4" draw:text-style-name="P5" draw:layer="layout" svg:width="2.618cm" svg:height="0.395cm" svg:x="2.2cm" svg:y="25.087cm">
          <draw:text-box>
            <text:p text:style-name="P1"><text:span text:style-name="T11">Reconstruction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00 </text:span></text:p>
          </draw:text-box>
        </draw:frame>
        <draw:frame draw:style-name="gr4" draw:text-style-name="P5" draw:layer="layout" svg:width="15.555cm" svg:height="0.395cm" svg:x="2.642cm" svg:y="25.511cm">
          <draw:text-box>
            <text:p text:style-name="P1"><text:span text:style-name="T11">Telegram 455, Baghdad to FCO London, 5 December 2004, ‘Iraq: Project Contracting Office (PCO): </text:span></text:p>
          </draw:text-box>
        </draw:frame>
        <draw:frame draw:style-name="gr4" draw:text-style-name="P5" draw:layer="layout" svg:width="3.232cm" svg:height="0.395cm" svg:x="2.2cm" svg:y="25.934cm">
          <draw:text-box>
            <text:p text:style-name="P1"><text:span text:style-name="T11">Changing Prioritie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01 </text:span></text:p>
          </draw:text-box>
        </draw:frame>
        <draw:frame draw:style-name="gr4" draw:text-style-name="P5" draw:layer="layout" svg:width="11.551cm" svg:height="0.395cm" svg:x="2.646cm" svg:y="26.357cm">
          <draw:text-box>
            <text:p text:style-name="P1"><text:span text:style-name="T11">Minutes, 9 December 2004, Ad Hoc Group on Iraq Rehabilitation meeting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02 </text:span></text:p>
          </draw:text-box>
        </draw:frame>
        <draw:frame draw:style-name="gr4" draw:text-style-name="P5" draw:layer="layout" svg:width="15.602cm" svg:height="0.395cm" svg:x="2.646cm" svg:y="26.781cm">
          <draw:text-box>
            <text:p text:style-name="P1"><text:span text:style-name="T11">Minute Chakrabarti/Drummond to Secretary of State, 13 December 2004, ‘Iraq Visit, 6-8 December’. 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6</text:span></text:p>
          </draw:text-box>
        </draw:frame>
        <draw:frame draw:style-name="gr1" draw:text-style-name="P2" draw:layer="layout" svg:width="11.258cm" svg:height="0.475cm" svg:x="2.2cm" svg:y="2.525cm">
          <draw:text-box>
            <text:p text:style-name="P1"><text:span text:style-name="T6">179. </text:span><text:span text:style-name="T3"><text:s/>The report identified possible DFID priorities for 2005: </text:span></text:p>
          </draw:text-box>
        </draw:frame>
        <draw:frame draw:style-name="gr3" draw:text-style-name="P4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78cm" svg:height="0.475cm" svg:x="3.7cm" svg:y="3.44cm">
          <draw:text-box>
            <text:p text:style-name="P1"><text:span text:style-name="T3">continued support to strengthen Iraq’s public administration, including Prime </text:span></text:p>
          </draw:text-box>
        </draw:frame>
        <draw:frame draw:style-name="gr1" draw:text-style-name="P2" draw:layer="layout" svg:width="4.223cm" svg:height="0.475cm" svg:x="3.7cm" svg:y="4.004cm">
          <draw:text-box>
            <text:p text:style-name="P1"><text:span text:style-name="T3">Minister Allawi’s office;</text:span></text:p>
          </draw:text-box>
        </draw:frame>
        <draw:frame draw:style-name="gr3" draw:text-style-name="P4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87cm" svg:height="0.475cm" svg:x="3.7cm" svg:y="4.668cm">
          <draw:text-box>
            <text:p text:style-name="P1"><text:span text:style-name="T3">continued support for economic reform, including a renewed effort to get the </text:span></text:p>
          </draw:text-box>
        </draw:frame>
        <draw:frame draw:style-name="gr1" draw:text-style-name="P2" draw:layer="layout" svg:width="15.094cm" svg:height="0.475cm" svg:x="3.7cm" svg:y="5.233cm">
          <draw:text-box>
            <text:p text:style-name="P1"><text:span text:style-name="T3">World Bank and IMF back into Baghdad. Their officials could be accommodated </text:span></text:p>
          </draw:text-box>
        </draw:frame>
        <draw:frame draw:style-name="gr1" draw:text-style-name="P2" draw:layer="layout" svg:width="7.88cm" svg:height="0.475cm" svg:x="3.7cm" svg:y="5.797cm">
          <draw:text-box>
            <text:p text:style-name="P1"><text:span text:style-name="T3">in the “DFID wing” of the British Embassy;</text:span></text:p>
          </draw:text-box>
        </draw:frame>
        <draw:frame draw:style-name="gr3" draw:text-style-name="P4" draw:layer="layout" svg:width="0.634cm" svg:height="0.712cm" svg:x="2.95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9cm" svg:height="0.475cm" svg:x="3.7cm" svg:y="6.462cm">
          <draw:text-box>
            <text:p text:style-name="P1"><text:span text:style-name="T3">substantial, additional support for job creation and “emergency infrastructure </text:span></text:p>
          </draw:text-box>
        </draw:frame>
        <draw:frame draw:style-name="gr1" draw:text-style-name="P2" draw:layer="layout" svg:width="4.587cm" svg:height="0.475cm" svg:x="3.7cm" svg:y="7.026cm">
          <draw:text-box>
            <text:p text:style-name="P1"><text:span text:style-name="T3">works” in the South; and</text:span></text:p>
          </draw:text-box>
        </draw:frame>
        <draw:frame draw:style-name="gr3" draw:text-style-name="P4" draw:layer="layout" svg:width="0.634cm" svg:height="0.712cm" svg:x="2.95cm" svg:y="7.5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18cm" svg:height="0.475cm" svg:x="3.7cm" svg:y="7.691cm">
          <draw:text-box>
            <text:p text:style-name="P1"><text:span text:style-name="T3">a further contribution to the UN and World Bank Trust Funds when there was </text:span></text:p>
          </draw:text-box>
        </draw:frame>
        <draw:frame draw:style-name="gr1" draw:text-style-name="P2" draw:layer="layout" svg:width="11.953cm" svg:height="0.475cm" svg:x="3.7cm" svg:y="8.255cm">
          <draw:text-box>
            <text:p text:style-name="P1"><text:span text:style-name="T3">hard evidence of delivery, and the UN was back on the ground. </text:span></text:p>
          </draw:text-box>
        </draw:frame>
        <draw:frame draw:style-name="gr1" draw:text-style-name="P2" draw:layer="layout" svg:width="16.016cm" svg:height="0.475cm" svg:x="2.2cm" svg:y="9.17cm">
          <draw:text-box>
            <text:p text:style-name="P1"><text:span text:style-name="T6">180. </text:span><text:span text:style-name="T3"><text:s/>Copies of the report were sent to the FCO, the MOD, No.10, the Cabinet Office </text:span></text:p>
          </draw:text-box>
        </draw:frame>
        <draw:frame draw:style-name="gr1" draw:text-style-name="P2" draw:layer="layout" svg:width="6.805cm" svg:height="0.475cm" svg:x="2.2cm" svg:y="9.734cm">
          <draw:text-box>
            <text:p text:style-name="P1"><text:span text:style-name="T3">and officials in Baghdad and Basra. </text:span></text:p>
          </draw:text-box>
        </draw:frame>
        <draw:frame draw:style-name="gr1" draw:text-style-name="P2" draw:layer="layout" svg:width="15.97cm" svg:height="0.475cm" svg:x="2.2cm" svg:y="10.648cm">
          <draw:text-box>
            <text:p text:style-name="P1"><text:span text:style-name="T6">181. </text:span><text:span text:style-name="T3"><text:s/>DFID’s intentions were set out in more detail in a minute from Mr Drummond to </text:span></text:p>
          </draw:text-box>
        </draw:frame>
        <draw:frame draw:style-name="gr1" draw:text-style-name="P2" draw:layer="layout" svg:width="5.632cm" svg:height="0.475cm" svg:x="2.2cm" svg:y="11.213cm">
          <draw:text-box>
            <text:p text:style-name="P1"><text:span text:style-name="T3">a DFID official two days later: </text:span></text:p>
          </draw:text-box>
        </draw:frame>
        <draw:frame draw:style-name="gr1" draw:text-style-name="P2" draw:layer="layout" svg:width="15.475cm" svg:height="0.475cm" svg:x="2.95cm" svg:y="12.127cm">
          <draw:text-box>
            <text:p text:style-name="P1"><text:span text:style-name="T3">“… </text:span><text:span text:style-name="T3">we will have to take more of the strain in 2005 on infrastructure. The TAT team </text:span></text:p>
          </draw:text-box>
        </draw:frame>
        <draw:frame draw:style-name="gr1" draw:text-style-name="P2" draw:layer="layout" svg:width="15.369cm" svg:height="0.475cm" svg:x="2.95cm" svg:y="12.692cm">
          <draw:text-box>
            <text:p text:style-name="P1"><text:span text:style-name="T3">and others should begin thinking now about what can be done with UK resources </text:span></text:p>
          </draw:text-box>
        </draw:frame>
        <draw:frame draw:style-name="gr1" draw:text-style-name="P2" draw:layer="layout" svg:width="12.948cm" svg:height="0.475cm" svg:x="2.95cm" svg:y="13.256cm">
          <draw:text-box>
            <text:p text:style-name="P1"><text:span text:style-name="T3">(possibly up to £50m) so that there are ideas ready to be appraised.” </text:span></text:p>
          </draw:text-box>
        </draw:frame>
        <draw:frame draw:style-name="gr5" draw:text-style-name="P6" draw:layer="layout" svg:width="0.408cm" svg:height="0.276cm" svg:x="15.834cm" svg:y="13.275cm">
          <draw:text-box>
            <text:p text:style-name="P1"><text:span text:style-name="T8">103</text:span></text:p>
          </draw:text-box>
        </draw:frame>
        <draw:frame draw:style-name="gr1" draw:text-style-name="P2" draw:layer="layout" svg:width="15.022cm" svg:height="0.475cm" svg:x="2.2cm" svg:y="14.171cm">
          <draw:text-box>
            <text:p text:style-name="P1"><text:span text:style-name="T6">182. </text:span><text:span text:style-name="T3"><text:s/>That work would culminate in the agreement by Mr Benn of the £40m Iraq </text:span></text:p>
          </draw:text-box>
        </draw:frame>
        <draw:frame draw:style-name="gr1" draw:text-style-name="P2" draw:layer="layout" svg:width="12.037cm" svg:height="0.475cm" svg:x="2.2cm" svg:y="14.735cm">
          <draw:text-box>
            <text:p text:style-name="P1"><text:span text:style-name="T3">Infrastructure Services Programme (IISP) in late February 2005.</text:span></text:p>
          </draw:text-box>
        </draw:frame>
        <draw:frame draw:style-name="gr1" draw:text-style-name="P2" draw:layer="layout" svg:width="16.088cm" svg:height="0.475cm" svg:x="2.2cm" svg:y="15.65cm">
          <draw:text-box>
            <text:p text:style-name="P1"><text:span text:style-name="T6">183. </text:span><text:span text:style-name="T3"><text:s/>Mr Chaplin reported on 15 December that the US review of IRRF2 had reduced </text:span></text:p>
          </draw:text-box>
        </draw:frame>
        <draw:frame draw:style-name="gr1" draw:text-style-name="P2" draw:layer="layout" svg:width="8.672cm" svg:height="0.475cm" svg:x="2.2cm" svg:y="16.214cm">
          <draw:text-box>
            <text:p text:style-name="P1"><text:span text:style-name="T3">funding for water and power projects in Basra.</text:span></text:p>
          </draw:text-box>
        </draw:frame>
        <draw:frame draw:style-name="gr5" draw:text-style-name="P6" draw:layer="layout" svg:width="0.408cm" svg:height="0.276cm" svg:x="10.836cm" svg:y="16.233cm">
          <draw:text-box>
            <text:p text:style-name="P1"><text:span text:style-name="T8">104</text:span></text:p>
          </draw:text-box>
        </draw:frame>
        <draw:frame draw:style-name="gr1" draw:text-style-name="P2" draw:layer="layout" svg:width="7.36cm" svg:height="0.475cm" svg:x="11.248cm" svg:y="16.214cm">
          <draw:text-box>
            <text:p text:style-name="P1"><text:span text:style-name="T3"><text:s/></text:span><text:span text:style-name="T3">The reallocations had not been based </text:span></text:p>
          </draw:text-box>
        </draw:frame>
        <draw:frame draw:style-name="gr1" draw:text-style-name="P2" draw:layer="layout" svg:width="15.911cm" svg:height="0.475cm" svg:x="2.2cm" svg:y="16.778cm">
          <draw:text-box>
            <text:p text:style-name="P1"><text:span text:style-name="T3">on Iraqi advice or geographical need, but on a US desire to avoid breaching existing </text:span></text:p>
          </draw:text-box>
        </draw:frame>
        <draw:frame draw:style-name="gr1" draw:text-style-name="P2" draw:layer="layout" svg:width="15.894cm" svg:height="0.475cm" svg:x="2.2cm" svg:y="17.343cm">
          <draw:text-box>
            <text:p text:style-name="P1"><text:span text:style-name="T3">contracts and the PCO’s belief that larger projects in the South could be more easily </text:span></text:p>
          </draw:text-box>
        </draw:frame>
        <draw:frame draw:style-name="gr1" draw:text-style-name="P2" draw:layer="layout" svg:width="4.616cm" svg:height="0.475cm" svg:x="2.2cm" svg:y="17.907cm">
          <draw:text-box>
            <text:p text:style-name="P1"><text:span text:style-name="T3">funded by other donors. </text:span></text:p>
          </draw:text-box>
        </draw:frame>
        <draw:frame draw:style-name="gr1" draw:text-style-name="P2" draw:layer="layout" svg:width="15.928cm" svg:height="0.475cm" svg:x="2.2cm" svg:y="18.822cm">
          <draw:text-box>
            <text:p text:style-name="P1"><text:span text:style-name="T6">184. </text:span><text:span text:style-name="T3"><text:s/>Major General Jonathon Riley, General Officer Commanding (GOC) MND(SE), </text:span></text:p>
          </draw:text-box>
        </draw:frame>
        <draw:frame draw:style-name="gr1" draw:text-style-name="P2" draw:layer="layout" svg:width="5.082cm" svg:height="0.475cm" svg:x="2.2cm" svg:y="19.386cm">
          <draw:text-box>
            <text:p text:style-name="P1"><text:span text:style-name="T3">reported on 20 December: </text:span></text:p>
          </draw:text-box>
        </draw:frame>
        <draw:frame draw:style-name="gr1" draw:text-style-name="P2" draw:layer="layout" svg:width="15.467cm" svg:height="0.475cm" svg:x="2.95cm" svg:y="20.301cm">
          <draw:text-box>
            <text:p text:style-name="P1"><text:span text:style-name="T3">“</text:span><text:span text:style-name="T3">Wherever I go … I am greeted by Provincial Governors and others with the same </text:span></text:p>
          </draw:text-box>
        </draw:frame>
        <draw:frame draw:style-name="gr1" draw:text-style-name="P2" draw:layer="layout" svg:width="15.983cm" svg:height="0.475cm" svg:x="2.95cm" svg:y="20.865cm">
          <draw:text-box>
            <text:p text:style-name="P1"><text:span text:style-name="T3">set of complaints: that the promises made to them have been broken, that things are </text:span></text:p>
          </draw:text-box>
        </draw:frame>
        <draw:frame draw:style-name="gr1" draw:text-style-name="P2" draw:layer="layout" svg:width="15.911cm" svg:height="0.475cm" svg:x="2.95cm" svg:y="21.43cm">
          <draw:text-box>
            <text:p text:style-name="P1"><text:span text:style-name="T3">getting worse not better … The increase in my QIPS delegation is massively helpful, </text:span></text:p>
          </draw:text-box>
        </draw:frame>
        <draw:frame draw:style-name="gr1" draw:text-style-name="P2" draw:layer="layout" svg:width="15.877cm" svg:height="0.475cm" svg:x="2.95cm" svg:y="21.994cm">
          <draw:text-box>
            <text:p text:style-name="P1"><text:span text:style-name="T3">but the amount of money cannot change the overall situation. DFID is working really </text:span></text:p>
          </draw:text-box>
        </draw:frame>
        <draw:frame draw:style-name="gr1" draw:text-style-name="P2" draw:layer="layout" svg:width="15.526cm" svg:height="0.475cm" svg:x="2.95cm" svg:y="22.558cm">
          <draw:text-box>
            <text:p text:style-name="P1"><text:span text:style-name="T3">very efficiently, and we have a real partnership here, but this is not natural territory </text:span></text:p>
          </draw:text-box>
        </draw:frame>
        <draw:frame draw:style-name="gr1" draw:text-style-name="P2" draw:layer="layout" svg:width="15.145cm" svg:height="0.475cm" svg:x="2.95cm" svg:y="23.123cm">
          <draw:text-box>
            <text:p text:style-name="P1"><text:span text:style-name="T3">for them and again, their funds will not change the overall situation. The solution </text:span></text:p>
          </draw:text-box>
        </draw:frame>
        <draw:frame draw:style-name="gr1" draw:text-style-name="P2" draw:layer="layout" svg:width="15.763cm" svg:height="0.475cm" svg:x="2.95cm" svg:y="23.687cm">
          <draw:text-box>
            <text:p text:style-name="P1"><text:span text:style-name="T3">lies with Central Government in Baghdad and the PCO, which together have raided </text:span></text:p>
          </draw:text-box>
        </draw:frame>
        <draw:frame draw:style-name="gr1" draw:text-style-name="P2" draw:layer="layout" svg:width="14.857cm" svg:height="0.475cm" svg:x="2.95cm" svg:y="24.252cm">
          <draw:text-box>
            <text:p text:style-name="P1"><text:span text:style-name="T3">major projects in the South, such as the electricity programme, in order to fund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687cm" svg:height="0.475cm" svg:x="2.95cm" svg:y="24.816cm">
          <draw:text-box>
            <text:p text:style-name="P1"><text:span text:style-name="T3">security. I have tried to point out that investing in the South now, where the security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03 </text:span></text:p>
          </draw:text-box>
        </draw:frame>
        <draw:frame draw:style-name="gr4" draw:text-style-name="P5" draw:layer="layout" svg:width="13.21cm" svg:height="0.395cm" svg:x="2.646cm" svg:y="26.357cm">
          <draw:text-box>
            <text:p text:style-name="P1"><text:span text:style-name="T11">Minute Drummond to DFID [junior official], 15 December 2004, ‘Iraq: Visit Follow-up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04 </text:span></text:p>
          </draw:text-box>
        </draw:frame>
        <draw:frame draw:style-name="gr4" draw:text-style-name="P5" draw:layer="layout" svg:width="15.483cm" svg:height="0.395cm" svg:x="2.642cm" svg:y="26.781cm">
          <draw:text-box>
            <text:p text:style-name="P1"><text:span text:style-name="T11">Telegram 475 Baghdad to FCO London, 15 December 2004, ‘Iraq: PCO Water and Power Sectors’. 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7</text:span></text:p>
          </draw:text-box>
        </draw:frame>
        <draw:frame draw:style-name="gr1" draw:text-style-name="P2" draw:layer="layout" svg:width="15.314cm" svg:height="0.475cm" svg:x="2.95cm" svg:y="2.525cm">
          <draw:text-box>
            <text:p text:style-name="P1"><text:span text:style-name="T3">situation is benign will do two things: first, reward good behaviour and encourage </text:span></text:p>
          </draw:text-box>
        </draw:frame>
        <draw:frame draw:style-name="gr1" draw:text-style-name="P2" draw:layer="layout" svg:width="12.825cm" svg:height="0.475cm" svg:x="2.95cm" svg:y="3.09cm">
          <draw:text-box>
            <text:p text:style-name="P1"><text:span text:style-name="T3">further progress … and secondly, benefit the whole of the country …</text:span></text:p>
          </draw:text-box>
        </draw:frame>
        <draw:frame draw:style-name="gr1" draw:text-style-name="P2" draw:layer="layout" svg:width="15.014cm" svg:height="0.475cm" svg:x="2.95cm" svg:y="4.004cm">
          <draw:text-box>
            <text:p text:style-name="P1"><text:span text:style-name="T3">“</text:span><text:span text:style-name="T3">I am not responsible for economic regeneration, and I do not intend to become </text:span></text:p>
          </draw:text-box>
        </draw:frame>
        <draw:frame draw:style-name="gr1" draw:text-style-name="P2" draw:layer="layout" svg:width="14.751cm" svg:height="0.475cm" svg:x="2.95cm" svg:y="4.568cm">
          <draw:text-box>
            <text:p text:style-name="P1"><text:span text:style-name="T3">a bore about it – so I mention it now – once, and once only. But since I am not </text:span></text:p>
          </draw:text-box>
        </draw:frame>
        <draw:frame draw:style-name="gr1" draw:text-style-name="P2" draw:layer="layout" svg:width="12.956cm" svg:height="0.475cm" svg:x="2.95cm" svg:y="5.133cm">
          <draw:text-box>
            <text:p text:style-name="P1"><text:span text:style-name="T3">responsible, I cannot be made accountable for the failures of others.”</text:span></text:p>
          </draw:text-box>
        </draw:frame>
        <draw:frame draw:style-name="gr5" draw:text-style-name="P6" draw:layer="layout" svg:width="0.408cm" svg:height="0.276cm" svg:x="15.846cm" svg:y="5.152cm">
          <draw:text-box>
            <text:p text:style-name="P1"><text:span text:style-name="T8">105</text:span></text:p>
          </draw:text-box>
        </draw:frame>
        <draw:frame draw:style-name="gr1" draw:text-style-name="P2" draw:layer="layout" svg:width="9.023cm" svg:height="0.475cm" svg:x="2.2cm" svg:y="6.047cm">
          <draw:text-box>
            <text:p text:style-name="P1"><text:span text:style-name="T6">185. </text:span><text:span text:style-name="T3"><text:s/>Mr Blair visited Baghdad on 21 December.</text:span></text:p>
          </draw:text-box>
        </draw:frame>
        <draw:frame draw:style-name="gr5" draw:text-style-name="P6" draw:layer="layout" svg:width="0.408cm" svg:height="0.276cm" svg:x="11.165cm" svg:y="6.066cm">
          <draw:text-box>
            <text:p text:style-name="P1"><text:span text:style-name="T8">106</text:span></text:p>
          </draw:text-box>
        </draw:frame>
        <draw:frame draw:style-name="gr1" draw:text-style-name="P2" draw:layer="layout" svg:width="0.422cm" svg:height="0.475cm" svg:x="11.577cm" svg:y="6.04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886cm" svg:height="0.475cm" svg:x="2.2cm" svg:y="6.962cm">
          <draw:text-box>
            <text:p text:style-name="P1"><text:span text:style-name="T6">186. </text:span><text:span text:style-name="T3"><text:s/>Mr Chaplin’s briefing for Mr Blair described an Iraqi Government that was </text:span></text:p>
          </draw:text-box>
        </draw:frame>
        <draw:frame draw:style-name="gr1" draw:text-style-name="P2" draw:layer="layout" svg:width="16.292cm" svg:height="0.475cm" svg:x="2.2cm" svg:y="7.526cm">
          <draw:text-box>
            <text:p text:style-name="P1"><text:span text:style-name="T3">struggling to maintain supplies of power and fuel as the insurgency took hold, and that </text:span></text:p>
          </draw:text-box>
        </draw:frame>
        <draw:frame draw:style-name="gr1" draw:text-style-name="P2" draw:layer="layout" svg:width="14.899cm" svg:height="0.475cm" svg:x="2.2cm" svg:y="8.091cm">
          <draw:text-box>
            <text:p text:style-name="P1"><text:span text:style-name="T3">had abandoned hope of visible progress on reconstruction before the elections.</text:span></text:p>
          </draw:text-box>
        </draw:frame>
        <draw:frame draw:style-name="gr5" draw:text-style-name="P6" draw:layer="layout" svg:width="0.408cm" svg:height="0.276cm" svg:x="17.027cm" svg:y="8.109cm">
          <draw:text-box>
            <text:p text:style-name="P1"><text:span text:style-name="T8">107</text:span></text:p>
          </draw:text-box>
        </draw:frame>
        <draw:frame draw:style-name="gr1" draw:text-style-name="P2" draw:layer="layout" svg:width="0.422cm" svg:height="0.475cm" svg:x="17.438cm" svg:y="8.09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35cm" svg:height="0.475cm" svg:x="2.2cm" svg:y="9.005cm">
          <draw:text-box>
            <text:p text:style-name="P1"><text:span text:style-name="T6">187. </text:span><text:span text:style-name="T3"><text:s/>During his visit, Mr Blair asked Gen Riley for advice on “big-ticket” items that might </text:span></text:p>
          </draw:text-box>
        </draw:frame>
        <draw:frame draw:style-name="gr1" draw:text-style-name="P2" draw:layer="layout" svg:width="13.913cm" svg:height="0.475cm" svg:x="2.2cm" svg:y="9.57cm">
          <draw:text-box>
            <text:p text:style-name="P1"><text:span text:style-name="T3">make a difference to the economy and essential services of southern Iraq.</text:span></text:p>
          </draw:text-box>
        </draw:frame>
        <draw:frame draw:style-name="gr5" draw:text-style-name="P6" draw:layer="layout" svg:width="0.408cm" svg:height="0.276cm" svg:x="16.052cm" svg:y="9.588cm">
          <draw:text-box>
            <text:p text:style-name="P1"><text:span text:style-name="T8">108</text:span></text:p>
          </draw:text-box>
        </draw:frame>
        <draw:frame draw:style-name="gr1" draw:text-style-name="P2" draw:layer="layout" svg:width="16.076cm" svg:height="0.475cm" svg:x="2.2cm" svg:y="10.484cm">
          <draw:text-box>
            <text:p text:style-name="P1"><text:span text:style-name="T6">188. </text:span><text:span text:style-name="T3"><text:s/>Mr Quarrey’s report on the visit recorded that “Iraqiisation and political outreach </text:span></text:p>
          </draw:text-box>
        </draw:frame>
        <draw:frame draw:style-name="gr1" draw:text-style-name="P2" draw:layer="layout" svg:width="3.469cm" svg:height="0.475cm" svg:x="2.2cm" svg:y="11.048cm">
          <draw:text-box>
            <text:p text:style-name="P1"><text:span text:style-name="T3">were key themes”.</text:span></text:p>
          </draw:text-box>
        </draw:frame>
        <draw:frame draw:style-name="gr5" draw:text-style-name="P6" draw:layer="layout" svg:width="0.408cm" svg:height="0.276cm" svg:x="5.658cm" svg:y="11.067cm">
          <draw:text-box>
            <text:p text:style-name="P1"><text:span text:style-name="T8">109</text:span></text:p>
          </draw:text-box>
        </draw:frame>
        <draw:frame draw:style-name="gr1" draw:text-style-name="P2" draw:layer="layout" svg:width="11.123cm" svg:height="0.475cm" svg:x="6.07cm" svg:y="11.048cm">
          <draw:text-box>
            <text:p text:style-name="P1"><text:span text:style-name="T3"><text:s/></text:span><text:span text:style-name="T3">Mr Blair remained “very concerned about the slow pace of </text:span></text:p>
          </draw:text-box>
        </draw:frame>
        <draw:frame draw:style-name="gr1" draw:text-style-name="P2" draw:layer="layout" svg:width="15.915cm" svg:height="0.475cm" svg:x="2.2cm" svg:y="11.613cm">
          <draw:text-box>
            <text:p text:style-name="P1"><text:span text:style-name="T3">reconstruction spending, especially in the South” and about the funding available for </text:span></text:p>
          </draw:text-box>
        </draw:frame>
        <draw:frame draw:style-name="gr1" draw:text-style-name="P2" draw:layer="layout" svg:width="15.733cm" svg:height="0.475cm" svg:x="2.2cm" svg:y="12.177cm">
          <draw:text-box>
            <text:p text:style-name="P1"><text:span text:style-name="T3">Iraqiisation, and wanted the UK to make a major effort to secure greater funding for </text:span></text:p>
          </draw:text-box>
        </draw:frame>
        <draw:frame draw:style-name="gr1" draw:text-style-name="P2" draw:layer="layout" svg:width="15.695cm" svg:height="0.475cm" svg:x="2.2cm" svg:y="12.742cm">
          <draw:text-box>
            <text:p text:style-name="P1"><text:span text:style-name="T3">both, in particular from the US. A copy of the report was sent to Mr Benn’s Principal </text:span></text:p>
          </draw:text-box>
        </draw:frame>
        <draw:frame draw:style-name="gr1" draw:text-style-name="P2" draw:layer="layout" svg:width="3.342cm" svg:height="0.475cm" svg:x="2.2cm" svg:y="13.306cm">
          <draw:text-box>
            <text:p text:style-name="P1"><text:span text:style-name="T3">Private Secretary.</text:span></text:p>
          </draw:text-box>
        </draw:frame>
        <draw:frame draw:style-name="gr1" draw:text-style-name="P2" draw:layer="layout" svg:width="15.69cm" svg:height="0.475cm" svg:x="2.2cm" svg:y="14.221cm">
          <draw:text-box>
            <text:p text:style-name="P1"><text:span text:style-name="T6">189. </text:span><text:span text:style-name="T3"><text:s/>Gen Riley responded to Mr Blair’s request for big-ticket projects on 3 January </text:span></text:p>
          </draw:text-box>
        </draw:frame>
        <draw:frame draw:style-name="gr1" draw:text-style-name="P2" draw:layer="layout" svg:width="7.728cm" svg:height="0.475cm" svg:x="2.2cm" svg:y="14.785cm">
          <draw:text-box>
            <text:p text:style-name="P1"><text:span text:style-name="T3">2005, in his weekly report to Gen Walker.</text:span></text:p>
          </draw:text-box>
        </draw:frame>
        <draw:frame draw:style-name="gr5" draw:text-style-name="P6" draw:layer="layout" svg:width="0.391cm" svg:height="0.276cm" svg:x="9.902cm" svg:y="14.804cm">
          <draw:text-box>
            <text:p text:style-name="P1"><text:span text:style-name="T8">110</text:span></text:p>
          </draw:text-box>
        </draw:frame>
        <draw:frame draw:style-name="gr1" draw:text-style-name="P2" draw:layer="layout" svg:width="7.821cm" svg:height="0.475cm" svg:x="10.296cm" svg:y="14.785cm">
          <draw:text-box>
            <text:p text:style-name="P1"><text:span text:style-name="T3"><text:s/></text:span><text:span text:style-name="T3">He proposed that, at a minimum, the UK </text:span></text:p>
          </draw:text-box>
        </draw:frame>
        <draw:frame draw:style-name="gr1" draw:text-style-name="P2" draw:layer="layout" svg:width="16.406cm" svg:height="0.475cm" svg:x="2.2cm" svg:y="15.35cm">
          <draw:text-box>
            <text:p text:style-name="P1"><text:span text:style-name="T3">should aim to build a 200 megawatt (MW) gas turbine plant in the South at a cost of up </text:span></text:p>
          </draw:text-box>
        </draw:frame>
        <draw:frame draw:style-name="gr1" draw:text-style-name="P2" draw:layer="layout" svg:width="2.483cm" svg:height="0.475cm" svg:x="2.2cm" svg:y="15.914cm">
          <draw:text-box>
            <text:p text:style-name="P1"><text:span text:style-name="T3">to US$100m.</text:span></text:p>
          </draw:text-box>
        </draw:frame>
        <draw:frame draw:style-name="gr5" draw:text-style-name="P6" draw:layer="layout" svg:width="0.246cm" svg:height="0.276cm" svg:x="4.671cm" svg:y="15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3.528cm" svg:height="0.475cm" svg:x="4.739cm" svg:y="15.914cm">
          <draw:text-box>
            <text:p text:style-name="P1"><text:span text:style-name="T3">USAID estimated that up to four additional power stations needed to be </text:span></text:p>
          </draw:text-box>
        </draw:frame>
        <draw:frame draw:style-name="gr1" draw:text-style-name="P2" draw:layer="layout" svg:width="16.461cm" svg:height="0.475cm" svg:x="2.2cm" svg:y="16.478cm">
          <draw:text-box>
            <text:p text:style-name="P1"><text:span text:style-name="T3">constructed in Iraq each year to 2020, but only one was currently planned in the South, </text:span></text:p>
          </draw:text-box>
        </draw:frame>
        <draw:frame draw:style-name="gr1" draw:text-style-name="P2" draw:layer="layout" svg:width="15.763cm" svg:height="0.475cm" svg:x="2.2cm" svg:y="17.043cm">
          <draw:text-box>
            <text:p text:style-name="P1"><text:span text:style-name="T3">which would be funded by Japan. A new power plant would be a visible contribution </text:span></text:p>
          </draw:text-box>
        </draw:frame>
        <draw:frame draw:style-name="gr1" draw:text-style-name="P2" draw:layer="layout" svg:width="16.169cm" svg:height="0.475cm" svg:x="2.2cm" svg:y="17.607cm">
          <draw:text-box>
            <text:p text:style-name="P1"><text:span text:style-name="T3">to the South and to Iraq, would boost long-term investment and would provide a more </text:span></text:p>
          </draw:text-box>
        </draw:frame>
        <draw:frame draw:style-name="gr1" draw:text-style-name="P2" draw:layer="layout" svg:width="13.976cm" svg:height="0.475cm" svg:x="2.2cm" svg:y="18.172cm">
          <draw:text-box>
            <text:p text:style-name="P1"><text:span text:style-name="T3">reliable power supply to the oil sector, essential services and Iraqi citizens.</text:span></text:p>
          </draw:text-box>
        </draw:frame>
        <draw:frame draw:style-name="gr1" draw:text-style-name="P2" draw:layer="layout" svg:width="11.715cm" svg:height="0.475cm" svg:x="2.2cm" svg:y="19.086cm">
          <draw:text-box>
            <text:p text:style-name="P1"><text:span text:style-name="T6">190. </text:span><text:span text:style-name="T3"><text:s/>The MOD sent Gen Riley’s report to No.10 on 4 January.</text:span></text:p>
          </draw:text-box>
        </draw:frame>
        <draw:frame draw:style-name="gr5" draw:text-style-name="P6" draw:layer="layout" svg:width="0.375cm" svg:height="0.276cm" svg:x="13.855cm" svg:y="19.105cm">
          <draw:text-box>
            <text:p text:style-name="P1"><text:span text:style-name="T8">111</text:span></text:p>
          </draw:text-box>
        </draw:frame>
        <draw:frame draw:style-name="gr1" draw:text-style-name="P2" draw:layer="layout" svg:width="4.21cm" svg:height="0.475cm" svg:x="14.23cm" svg:y="19.086cm">
          <draw:text-box>
            <text:p text:style-name="P1"><text:span text:style-name="T3"><text:s/></text:span><text:span text:style-name="T3">It was not included in </text:span></text:p>
          </draw:text-box>
        </draw:frame>
        <draw:frame draw:style-name="gr1" draw:text-style-name="P2" draw:layer="layout" svg:width="16.491cm" svg:height="0.475cm" svg:x="2.2cm" svg:y="19.651cm">
          <draw:text-box>
            <text:p text:style-name="P1"><text:span text:style-name="T3">Mr Quarrey’s weekly round-up on Iraq for Mr Blair (which issued on 7 January), and the </text:span></text:p>
          </draw:text-box>
        </draw:frame>
        <draw:frame draw:style-name="gr1" draw:text-style-name="P2" draw:layer="layout" svg:width="12.808cm" svg:height="0.475cm" svg:x="2.2cm" svg:y="20.215cm">
          <draw:text-box>
            <text:p text:style-name="P1"><text:span text:style-name="T3">Inquiry has seen no evidence that the report was passed to Mr Blair.</text:span></text:p>
          </draw:text-box>
        </draw:frame>
        <draw:frame draw:style-name="gr5" draw:text-style-name="P6" draw:layer="layout" svg:width="0.391cm" svg:height="0.276cm" svg:x="14.954cm" svg:y="20.234cm">
          <draw:text-box>
            <text:p text:style-name="P1"><text:span text:style-name="T8">112</text:span></text:p>
          </draw:text-box>
        </draw:frame>
        <draw:frame draw:style-name="gr1" draw:text-style-name="P2" draw:layer="layout" svg:width="0.422cm" svg:height="0.475cm" svg:x="15.348cm" svg:y="20.21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391cm" svg:height="0.475cm" svg:x="2.2cm" svg:y="21.13cm">
          <draw:text-box>
            <text:p text:style-name="P1"><text:span text:style-name="T6">191. </text:span><text:span text:style-name="T3"><text:s/>Gen Riley’s proposal was addressed in a DFID review of infrastructure </text:span></text:p>
          </draw:text-box>
        </draw:frame>
        <draw:line draw:style-name="gr6" draw:text-style-name="P7" draw:layer="layout" svg:x1="2.199cm" svg:y1="22.466cm" svg:x2="7.3cm" svg:y2="22.466cm">
          <text:p/>
        </draw:line>
        <draw:frame draw:style-name="gr1" draw:text-style-name="P2" draw:layer="layout" svg:width="8.769cm" svg:height="0.475cm" svg:x="2.2cm" svg:y="21.694cm">
          <draw:text-box>
            <text:p text:style-name="P1"><text:span text:style-name="T3">requirements in the South the following month.</text:span></text:p>
          </draw:text-box>
        </draw:frame>
        <draw:frame draw:style-name="gr7" draw:text-style-name="P8" draw:layer="layout" svg:width="0.404cm" svg:height="0.23cm" svg:x="2.2cm" svg:y="22.986cm">
          <draw:text-box>
            <text:p text:style-name="P1"><text:span text:style-name="T10">105 </text:span></text:p>
          </draw:text-box>
        </draw:frame>
        <draw:frame draw:style-name="gr4" draw:text-style-name="P5" draw:layer="layout" svg:width="14.704cm" svg:height="0.395cm" svg:x="2.646cm" svg:y="22.971cm">
          <draw:text-box>
            <text:p text:style-name="P1"><text:span text:style-name="T11">Report Riley, 20 December 2004, ‘GOC MND(SE) – southern Iraq Update – 20 December 04’. 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10">106 </text:span></text:p>
          </draw:text-box>
        </draw:frame>
        <draw:frame draw:style-name="gr4" draw:text-style-name="P5" draw:layer="layout" svg:width="9.632cm" svg:height="0.395cm" svg:x="2.646cm" svg:y="23.394cm">
          <draw:text-box>
            <text:p text:style-name="P1"><text:span text:style-name="T12">BBC News, </text:span><text:span text:style-name="T11">21 December 2004, </text:span><text:span text:style-name="T12">Blair’s statement in Baghdad.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107 </text:span></text:p>
          </draw:text-box>
        </draw:frame>
        <draw:frame draw:style-name="gr4" draw:text-style-name="P5" draw:layer="layout" svg:width="14.201cm" svg:height="0.395cm" svg:x="2.642cm" svg:y="23.817cm">
          <draw:text-box>
            <text:p text:style-name="P1"><text:span text:style-name="T11">Telegram 494 Baghdad to FCO London, 21 December 2004, ‘Prime Minister’s Visit to Iraq, <text:s/></text:span></text:p>
          </draw:text-box>
        </draw:frame>
        <draw:line draw:style-name="gr8" draw:text-style-name="P7" draw:layer="layout" svg:x1="2.645cm" svg:y1="25.02cm" svg:x2="16.581cm" svg:y2="25.02cm">
          <text:p/>
        </draw:line>
        <draw:frame draw:style-name="gr4" draw:text-style-name="P5" draw:layer="layout" svg:width="4.362cm" svg:height="0.395cm" svg:x="2.2cm" svg:y="24.241cm">
          <draw:text-box>
            <text:p text:style-name="P1"><text:span text:style-name="T11">21 December: Scenesetter’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108 </text:span></text:p>
          </draw:text-box>
        </draw:frame>
        <draw:frame draw:style-name="gr4" draw:text-style-name="P5" draw:layer="layout" svg:width="13.967cm" svg:height="0.395cm" svg:x="2.646cm" svg:y="24.664cm">
          <draw:text-box>
            <text:p text:style-name="P1"><text:span text:style-name="T5">Report Riley, 3 January 2005, ‘GOC MND(SE) – southern Iraq Update – 3 January 2005’.</text:span><text:span text:style-name="T11">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09 </text:span></text:p>
          </draw:text-box>
        </draw:frame>
        <draw:line draw:style-name="gr8" draw:text-style-name="P7" draw:layer="layout" svg:x1="2.63cm" svg:y1="25.867cm" svg:x2="16.565cm" svg:y2="25.867cm">
          <text:p/>
        </draw:line>
        <draw:frame draw:style-name="gr4" draw:text-style-name="P5" draw:layer="layout" svg:width="13.451cm" svg:height="0.395cm" svg:x="2.646cm" svg:y="25.087cm">
          <draw:text-box>
            <text:p text:style-name="P1"><text:span text:style-name="T11">Letter Quarrey to Owen, 23 December 2004, ‘Prime Minister’s Visit to Iraq: Follow-up’. </text:span></text:p>
          </draw:text-box>
        </draw:frame>
        <draw:frame draw:style-name="gr7" draw:text-style-name="P8" draw:layer="layout" svg:width="0.387cm" svg:height="0.23cm" svg:x="2.2cm" svg:y="25.526cm">
          <draw:text-box>
            <text:p text:style-name="P1"><text:span text:style-name="T10">110 </text:span></text:p>
          </draw:text-box>
        </draw:frame>
        <draw:line draw:style-name="gr8" draw:text-style-name="P7" draw:layer="layout" svg:x1="13.812cm" svg:y1="26.29cm" svg:x2="18.551cm" svg:y2="26.29cm">
          <text:p/>
        </draw:line>
        <draw:line draw:style-name="gr8" draw:text-style-name="P7" draw:layer="layout" svg:x1="2.199cm" svg:y1="26.714cm" svg:x2="11.298cm" svg:y2="26.714cm">
          <text:p/>
        </draw:line>
        <draw:frame draw:style-name="gr4" draw:text-style-name="P5" draw:layer="layout" svg:width="13.967cm" svg:height="0.395cm" svg:x="2.631cm" svg:y="25.511cm">
          <draw:text-box>
            <text:p text:style-name="P1"><text:span text:style-name="T5">Report Riley, 3 January 2005, ‘GOC MND(SE) – southern Iraq Update – 3 January 2005’.</text:span><text:span text:style-name="T11"> </text:span></text:p>
          </draw:text-box>
        </draw:frame>
        <draw:frame draw:style-name="gr7" draw:text-style-name="P8" draw:layer="layout" svg:width="0.37cm" svg:height="0.23cm" svg:x="2.2cm" svg:y="25.95cm">
          <draw:text-box>
            <text:p text:style-name="P1"><text:span text:style-name="T10">111 </text:span></text:p>
          </draw:text-box>
        </draw:frame>
        <draw:frame draw:style-name="gr4" draw:text-style-name="P5" draw:layer="layout" svg:width="15.864cm" svg:height="0.395cm" svg:x="2.615cm" svg:y="25.934cm">
          <draw:text-box>
            <text:p text:style-name="P1"><text:span text:style-name="T11">Letter Naworynsky to Quarrey, 4 January 2005, ‘Iraq: Update’ attaching </text:span><text:span text:style-name="T5">Report Riley, 3 January 2005, </text:span></text:p>
          </draw:text-box>
        </draw:frame>
        <draw:frame draw:style-name="gr4" draw:text-style-name="P5" draw:layer="layout" svg:width="9.252cm" svg:height="0.395cm" svg:x="2.2cm" svg:y="26.357cm">
          <draw:text-box>
            <text:p text:style-name="P1"><text:span text:style-name="T5">‘</text:span><text:span text:style-name="T5">GOC MND(SE) – southern Iraq Update – 3 January 2005’</text:span><text:span text:style-name="T11">. 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10">112 </text:span></text:p>
          </draw:text-box>
        </draw:frame>
        <draw:frame draw:style-name="gr4" draw:text-style-name="P5" draw:layer="layout" svg:width="11.766cm" svg:height="0.395cm" svg:x="2.631cm" svg:y="26.781cm">
          <draw:text-box>
            <text:p text:style-name="P1"><text:span text:style-name="T11">Minute Quarrey to Prime Minister, 7 January 2005, ‘Iraq: Weekly Round-up’.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1" draw:text-style-name="P10" draw:layer="layout" svg:width="15.083cm" svg:height="6.733cm" svg:x="2.958cm" svg:y="2.608cm" svg:viewBox="0 0 15084 6734" draw:points="0,6734 15084,67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28</text:span></text:p>
          </draw:text-box>
        </draw:frame>
        <draw:frame draw:style-name="gr10" draw:text-style-name="P9" draw:layer="layout" svg:width="13.354cm" svg:height="0.556cm" svg:x="3.854cm" svg:y="3.03cm">
          <draw:text-box>
            <text:p text:style-name="P1"><text:span text:style-name="T14">Basra International Airport reopens to commercial traffic</text:span></text:p>
          </draw:text-box>
        </draw:frame>
        <draw:frame draw:style-name="gr4" draw:text-style-name="P5" draw:layer="layout" svg:width="13.015cm" svg:height="0.395cm" svg:x="3.45cm" svg:y="3.952cm">
          <draw:text-box>
            <text:p text:style-name="P1"><text:span text:style-name="T11">UK forces continued to provide air traffic control and certain other services at Basra </text:span></text:p>
          </draw:text-box>
        </draw:frame>
        <draw:frame draw:style-name="gr4" draw:text-style-name="P5" draw:layer="layout" svg:width="13.333cm" svg:height="0.395cm" svg:x="3.45cm" svg:y="4.446cm">
          <draw:text-box>
            <text:p text:style-name="P1"><text:span text:style-name="T11">International Airport (BIA) after the transition from the CPA to the IIG on 28 June 2004.</text:span></text:p>
          </draw:text-box>
        </draw:frame>
        <draw:frame draw:style-name="gr4" draw:text-style-name="P5" draw:layer="layout" svg:width="13.972cm" svg:height="0.395cm" svg:x="3.45cm" svg:y="5.14cm">
          <draw:text-box>
            <text:p text:style-name="P1"><text:span text:style-name="T11">During the Occupation, the UK considered but rejected opening BIA to commercial flights, </text:span></text:p>
          </draw:text-box>
        </draw:frame>
        <draw:frame draw:style-name="gr4" draw:text-style-name="P5" draw:layer="layout" svg:width="8.939cm" svg:height="0.395cm" svg:x="3.45cm" svg:y="5.634cm">
          <draw:text-box>
            <text:p text:style-name="P1"><text:span text:style-name="T11">due to the potential liability for the UK (see Section 10.1). </text:span></text:p>
          </draw:text-box>
        </draw:frame>
        <draw:frame draw:style-name="gr4" draw:text-style-name="P5" draw:layer="layout" svg:width="13.777cm" svg:height="0.395cm" svg:x="3.45cm" svg:y="6.327cm">
          <draw:text-box>
            <text:p text:style-name="P1"><text:span text:style-name="T11">On 14 December, the UK and IIG signed a Memorandum of Understanding indemnifying </text:span></text:p>
          </draw:text-box>
        </draw:frame>
        <draw:frame draw:style-name="gr4" draw:text-style-name="P5" draw:layer="layout" svg:width="14.048cm" svg:height="0.395cm" svg:x="3.45cm" svg:y="6.821cm">
          <draw:text-box>
            <text:p text:style-name="P1"><text:span text:style-name="T11">the UK Government and its agents against all claims arising from the provision of services </text:span></text:p>
          </draw:text-box>
        </draw:frame>
        <draw:frame draw:style-name="gr4" draw:text-style-name="P5" draw:layer="layout" svg:width="3.744cm" svg:height="0.395cm" svg:x="3.45cm" svg:y="7.315cm">
          <draw:text-box>
            <text:p text:style-name="P1"><text:span text:style-name="T11">by UK personnel at BIA.</text:span></text:p>
          </draw:text-box>
        </draw:frame>
        <draw:frame draw:style-name="gr7" draw:text-style-name="P8" draw:layer="layout" svg:width="0.328cm" svg:height="0.23cm" svg:x="7.215cm" svg:y="7.331cm">
          <draw:text-box>
            <text:p text:style-name="P1"><text:span text:style-name="T10">113</text:span></text:p>
          </draw:text-box>
        </draw:frame>
        <draw:frame draw:style-name="gr4" draw:text-style-name="P5" draw:layer="layout" svg:width="0.352cm" svg:height="0.395cm" svg:x="7.543cm" svg:y="7.31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2.579cm" svg:height="0.395cm" svg:x="3.45cm" svg:y="8.009cm">
          <draw:text-box>
            <text:p text:style-name="P1"><text:span text:style-name="T11">Following that agreement, BIA reopened to commercial traffic on 1 January 2005.</text:span></text:p>
          </draw:text-box>
        </draw:frame>
        <draw:frame draw:style-name="gr7" draw:text-style-name="P8" draw:layer="layout" svg:width="0.328cm" svg:height="0.23cm" svg:x="16.118cm" svg:y="8.025cm">
          <draw:text-box>
            <text:p text:style-name="P1"><text:span text:style-name="T10">114</text:span></text:p>
          </draw:text-box>
        </draw:frame>
        <draw:frame draw:style-name="gr4" draw:text-style-name="P5" draw:layer="layout" svg:width="0.352cm" svg:height="0.395cm" svg:x="16.446cm" svg:y="8.00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6.17cm" svg:height="0.395cm" svg:x="3.45cm" svg:y="8.503cm">
          <draw:text-box>
            <text:p text:style-name="P1"><text:span text:style-name="T11">UK forces continued to provide support.</text:span></text:p>
          </draw:text-box>
        </draw:frame>
        <draw:frame draw:style-name="gr7" draw:text-style-name="P8" draw:layer="layout" svg:width="0.205cm" svg:height="0.23cm" svg:x="9.647cm" svg:y="8.519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6.512cm" svg:height="0.475cm" svg:x="2.2cm" svg:y="9.704cm">
          <draw:text-box>
            <text:p text:style-name="P1"><text:span text:style-name="T6">192. </text:span><text:span text:style-name="T3"><text:s/>In a video conference with President Bush on 4 January, Mr Blair said that the US </text:span></text:p>
          </draw:text-box>
        </draw:frame>
        <draw:frame draw:style-name="gr1" draw:text-style-name="P2" draw:layer="layout" svg:width="16.207cm" svg:height="0.475cm" svg:x="2.2cm" svg:y="10.268cm">
          <draw:text-box>
            <text:p text:style-name="P1"><text:span text:style-name="T3">and the UK should support Prime Minister Allawi’s new security plan (see Section 9.3).</text:span></text:p>
          </draw:text-box>
        </draw:frame>
        <draw:frame draw:style-name="gr5" draw:text-style-name="P6" draw:layer="layout" svg:width="0.391cm" svg:height="0.276cm" svg:x="18.357cm" svg:y="10.287cm">
          <draw:text-box>
            <text:p text:style-name="P1"><text:span text:style-name="T8">115</text:span></text:p>
          </draw:text-box>
        </draw:frame>
        <draw:frame draw:style-name="gr1" draw:text-style-name="P2" draw:layer="layout" svg:width="0.422cm" svg:height="0.475cm" svg:x="18.751cm" svg:y="10.26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42cm" svg:height="0.475cm" svg:x="2.2cm" svg:y="10.832cm">
          <draw:text-box>
            <text:p text:style-name="P1"><text:span text:style-name="T3">A key issue would be funding. Reconstruction would not be a problem once the security </text:span></text:p>
          </draw:text-box>
        </draw:frame>
        <draw:frame draw:style-name="gr1" draw:text-style-name="P2" draw:layer="layout" svg:width="16.216cm" svg:height="0.475cm" svg:x="2.2cm" svg:y="11.397cm">
          <draw:text-box>
            <text:p text:style-name="P1"><text:span text:style-name="T3">situation improved. Mr Blair asked if the US could, in the short term, redirect some US </text:span></text:p>
          </draw:text-box>
        </draw:frame>
        <draw:frame draw:style-name="gr1" draw:text-style-name="P2" draw:layer="layout" svg:width="6.322cm" svg:height="0.475cm" svg:x="2.2cm" svg:y="11.961cm">
          <draw:text-box>
            <text:p text:style-name="P1"><text:span text:style-name="T3">reconstruction funding to security.</text:span></text:p>
          </draw:text-box>
        </draw:frame>
        <draw:frame draw:style-name="gr1" draw:text-style-name="P2" draw:layer="layout" svg:width="15.127cm" svg:height="0.475cm" svg:x="2.2cm" svg:y="12.876cm">
          <draw:text-box>
            <text:p text:style-name="P1"><text:span text:style-name="T6">193. </text:span><text:span text:style-name="T3"><text:s/>Sir Nigel Sheinwald sent Mr Stephen Hadley, US Deputy National Security </text:span></text:p>
          </draw:text-box>
        </draw:frame>
        <draw:frame draw:style-name="gr1" draw:text-style-name="P2" draw:layer="layout" svg:width="16.313cm" svg:height="0.475cm" svg:x="2.2cm" svg:y="13.44cm">
          <draw:text-box>
            <text:p text:style-name="P1"><text:span text:style-name="T3">Advisor, a Note by Mr Blair on 10 January, and asked him to show it to President Bush </text:span></text:p>
          </draw:text-box>
        </draw:frame>
        <draw:frame draw:style-name="gr1" draw:text-style-name="P2" draw:layer="layout" svg:width="8.879cm" svg:height="0.475cm" svg:x="2.2cm" svg:y="14.005cm">
          <draw:text-box>
            <text:p text:style-name="P1"><text:span text:style-name="T3">before their video conference the following day.</text:span></text:p>
          </draw:text-box>
        </draw:frame>
        <draw:frame draw:style-name="gr5" draw:text-style-name="P6" draw:layer="layout" svg:width="0.391cm" svg:height="0.276cm" svg:x="11.041cm" svg:y="14.023cm">
          <draw:text-box>
            <text:p text:style-name="P1"><text:span text:style-name="T8">116</text:span></text:p>
          </draw:text-box>
        </draw:frame>
        <draw:frame draw:style-name="gr1" draw:text-style-name="P2" draw:layer="layout" svg:width="6.564cm" svg:height="0.475cm" svg:x="11.434cm" svg:y="14.005cm">
          <draw:text-box>
            <text:p text:style-name="P1"><text:span text:style-name="T3"><text:s/></text:span><text:span text:style-name="T3">Mr Blair’s Note covered “our most </text:span></text:p>
          </draw:text-box>
        </draw:frame>
        <draw:frame draw:style-name="gr1" draw:text-style-name="P2" draw:layer="layout" svg:width="3.846cm" svg:height="0.475cm" svg:x="2.2cm" svg:y="14.569cm">
          <draw:text-box>
            <text:p text:style-name="P1"><text:span text:style-name="T3">pressing problems”. </text:span></text:p>
          </draw:text-box>
        </draw:frame>
        <draw:frame draw:style-name="gr1" draw:text-style-name="P2" draw:layer="layout" svg:width="4.713cm" svg:height="0.475cm" svg:x="2.2cm" svg:y="15.484cm">
          <draw:text-box>
            <text:p text:style-name="P1"><text:span text:style-name="T6">194. </text:span><text:span text:style-name="T3"><text:s/>On Iraq, he judged:</text:span></text:p>
          </draw:text-box>
        </draw:frame>
        <draw:frame draw:style-name="gr1" draw:text-style-name="P2" draw:layer="layout" svg:width="14.057cm" svg:height="0.475cm" svg:x="2.95cm" svg:y="16.398cm">
          <draw:text-box>
            <text:p text:style-name="P1"><text:span text:style-name="T3">“</text:span><text:span text:style-name="T3">All the problems go back to security. Without it the politics are difficult, the </text:span></text:p>
          </draw:text-box>
        </draw:frame>
        <draw:frame draw:style-name="gr1" draw:text-style-name="P2" draw:layer="layout" svg:width="13.544cm" svg:height="0.475cm" svg:x="2.95cm" svg:y="16.962cm">
          <draw:text-box>
            <text:p text:style-name="P1"><text:span text:style-name="T3">reconstruction shackled and the faith of Iraqis in the future undermined.”</text:span></text:p>
          </draw:text-box>
        </draw:frame>
        <draw:frame draw:style-name="gr1" draw:text-style-name="P2" draw:layer="layout" svg:width="11.076cm" svg:height="0.475cm" svg:x="2.2cm" svg:y="17.877cm">
          <draw:text-box>
            <text:p text:style-name="P1"><text:span text:style-name="T6">195. </text:span><text:span text:style-name="T3"><text:s/>Mr Blair considered that four actions were necessary:</text:span></text:p>
          </draw:text-box>
        </draw:frame>
        <draw:frame draw:style-name="gr3" draw:text-style-name="P4" draw:layer="layout" svg:width="0.634cm" svg:height="0.712cm" svg:x="2.95cm" svg:y="18.6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212cm" svg:height="0.475cm" svg:x="3.7cm" svg:y="18.791cm">
          <draw:text-box>
            <text:p text:style-name="P1"><text:span text:style-name="T3">the Iraqiisation of security forces;</text:span></text:p>
          </draw:text-box>
        </draw:frame>
        <draw:frame draw:style-name="gr3" draw:text-style-name="P4" draw:layer="layout" svg:width="0.634cm" svg:height="0.712cm" svg:x="2.95cm" svg:y="19.2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57cm" svg:height="0.475cm" svg:x="3.7cm" svg:y="19.456cm">
          <draw:text-box>
            <text:p text:style-name="P1"><text:span text:style-name="T3">spending money more quickly on reconstruction, especially of essential services;</text:span></text:p>
          </draw:text-box>
        </draw:frame>
        <draw:frame draw:style-name="gr3" draw:text-style-name="P4" draw:layer="layout" svg:width="0.634cm" svg:height="0.712cm" svg:x="2.95cm" svg:y="19.9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09cm" svg:height="0.475cm" svg:x="3.7cm" svg:y="20.12cm">
          <draw:text-box>
            <text:p text:style-name="P1"><text:span text:style-name="T3">being “very tough indeed on the election”, including by ensuring it went ahead </text:span></text:p>
          </draw:text-box>
        </draw:frame>
        <draw:frame draw:style-name="gr1" draw:text-style-name="P2" draw:layer="layout" svg:width="8.943cm" svg:height="0.475cm" svg:x="3.7cm" svg:y="20.685cm">
          <draw:text-box>
            <text:p text:style-name="P1"><text:span text:style-name="T3">on schedule and encouraging participation; and</text:span></text:p>
          </draw:text-box>
        </draw:frame>
        <draw:frame draw:style-name="gr3" draw:text-style-name="P4" draw:layer="layout" svg:width="0.634cm" svg:height="0.712cm" svg:x="2.95cm" svg:y="21.1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27cm" svg:height="0.475cm" svg:x="3.7cm" svg:y="21.349cm">
          <draw:text-box>
            <text:p text:style-name="P1"><text:span text:style-name="T3">signalling a timetable for the withdrawal of US and UK forces “when and only </text:span></text:p>
          </draw:text-box>
        </draw:frame>
        <draw:line draw:style-name="gr6" draw:text-style-name="P7" draw:layer="layout" svg:x1="2.199cm" svg:y1="22.89cm" svg:x2="7.3cm" svg:y2="22.89cm">
          <text:p/>
        </draw:line>
        <draw:frame draw:style-name="gr1" draw:text-style-name="P2" draw:layer="layout" svg:width="9.976cm" svg:height="0.475cm" svg:x="3.7cm" svg:y="21.914cm">
          <draw:text-box>
            <text:p text:style-name="P1"><text:span text:style-name="T3">when, we can point to real indigenous Iraqi strength”.</text:span></text:p>
          </draw:text-box>
        </draw:frame>
        <draw:frame draw:style-name="gr7" draw:text-style-name="P8" draw:layer="layout" svg:width="0.387cm" svg:height="0.23cm" svg:x="2.2cm" svg:y="23.41cm">
          <draw:text-box>
            <text:p text:style-name="P1"><text:span text:style-name="T10">113 </text:span></text:p>
          </draw:text-box>
        </draw:frame>
        <draw:frame draw:style-name="gr4" draw:text-style-name="P5" draw:layer="layout" svg:width="12.664cm" svg:height="0.395cm" svg:x="2.627cm" svg:y="23.394cm">
          <draw:text-box>
            <text:p text:style-name="P1"><text:span text:style-name="T11">Telegram 474 Baghdad to FCO London, 15 December 2004, ‘Iraq: Basra Airport’. </text:span></text:p>
          </draw:text-box>
        </draw:frame>
        <draw:frame draw:style-name="gr7" draw:text-style-name="P8" draw:layer="layout" svg:width="0.387cm" svg:height="0.23cm" svg:x="2.2cm" svg:y="23.833cm">
          <draw:text-box>
            <text:p text:style-name="P1"><text:span text:style-name="T10">114 </text:span></text:p>
          </draw:text-box>
        </draw:frame>
        <draw:frame draw:style-name="gr4" draw:text-style-name="P5" draw:layer="layout" svg:width="14.014cm" svg:height="0.395cm" svg:x="2.631cm" svg:y="23.817cm">
          <draw:text-box>
            <text:p text:style-name="P1"><text:span text:style-name="T11">Minute Allardice to DTI [junior official], 12 January 2005, ‘Ad Hoc Ministerial Group on Iraq </text:span></text:p>
          </draw:text-box>
        </draw:frame>
        <draw:frame draw:style-name="gr4" draw:text-style-name="P5" draw:layer="layout" svg:width="15.132cm" svg:height="0.395cm" svg:x="2.2cm" svg:y="24.241cm">
          <draw:text-box>
            <text:p text:style-name="P1"><text:span text:style-name="T11">Reconstruction, 13 January 2005’ attaching Briefing, [undated], ‘Ad Hoc Ministerial Group on Iraq </text:span></text:p>
          </draw:text-box>
        </draw:frame>
        <draw:frame draw:style-name="gr4" draw:text-style-name="P5" draw:layer="layout" svg:width="2.618cm" svg:height="0.395cm" svg:x="2.2cm" svg:y="24.664cm">
          <draw:text-box>
            <text:p text:style-name="P1"><text:span text:style-name="T11">Reconstruction’. </text:span></text:p>
          </draw:text-box>
        </draw:frame>
        <draw:frame draw:style-name="gr7" draw:text-style-name="P8" draw:layer="layout" svg:width="0.387cm" svg:height="0.23cm" svg:x="2.2cm" svg:y="25.103cm">
          <draw:text-box>
            <text:p text:style-name="P1"><text:span text:style-name="T10">115 </text:span></text:p>
          </draw:text-box>
        </draw:frame>
        <draw:frame draw:style-name="gr4" draw:text-style-name="P5" draw:layer="layout" svg:width="15.869cm" svg:height="0.395cm" svg:x="2.631cm" svg:y="25.087cm">
          <draw:text-box>
            <text:p text:style-name="P1"><text:span text:style-name="T11">Letter Quarrey to Owen, 4 January 2005, ‘Prime Minister’s VTC with President Bush, 4 January 2005; </text:span></text:p>
          </draw:text-box>
        </draw:frame>
        <draw:line draw:style-name="gr8" draw:text-style-name="P7" draw:layer="layout" svg:x1="2.63cm" svg:y1="26.29cm" svg:x2="16.488cm" svg:y2="26.29cm">
          <text:p/>
        </draw:line>
        <draw:line draw:style-name="gr8" draw:text-style-name="P7" draw:layer="layout" svg:x1="2.199cm" svg:y1="26.714cm" svg:x2="8.514cm" svg:y2="26.714cm">
          <text:p/>
        </draw:line>
        <draw:frame draw:style-name="gr4" draw:text-style-name="P5" draw:layer="layout" svg:width="3.448cm" svg:height="0.395cm" svg:x="2.2cm" svg:y="25.511cm">
          <draw:text-box>
            <text:p text:style-name="P1"><text:span text:style-name="T11">Iraq, Iran and MEPP’. 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10">116 </text:span></text:p>
          </draw:text-box>
        </draw:frame>
        <draw:frame draw:style-name="gr4" draw:text-style-name="P5" draw:layer="layout" svg:width="13.769cm" svg:height="0.395cm" svg:x="2.631cm" svg:y="25.934cm">
          <draw:text-box>
            <text:p text:style-name="P1"><text:span text:style-name="T5">Letter Sheinwald to Hadley, 10 January 2005, [untitled], attaching Note Prime Minister to </text:span></text:p>
          </draw:text-box>
        </draw:frame>
        <draw:frame draw:style-name="gr4" draw:text-style-name="P5" draw:layer="layout" svg:width="16.288cm" svg:height="0.395cm" svg:x="2.2cm" svg:y="26.357cm">
          <draw:text-box>
            <text:p text:style-name="P1"><text:span text:style-name="T5">President Bush, 10 January 2005, ‘Note’</text:span><text:span text:style-name="T11">. Mr Hadley succeeded Dr Rice as US National Security Advisor </text:span></text:p>
          </draw:text-box>
        </draw:frame>
        <draw:frame draw:style-name="gr4" draw:text-style-name="P5" draw:layer="layout" svg:width="2.534cm" svg:height="0.395cm" svg:x="2.2cm" svg:y="26.781cm">
          <draw:text-box>
            <text:p text:style-name="P1"><text:span text:style-name="T11">later that month.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9</text:span></text:p>
          </draw:text-box>
        </draw:frame>
        <draw:frame draw:style-name="gr1" draw:text-style-name="P2" draw:layer="layout" svg:width="16.385cm" svg:height="0.475cm" svg:x="2.2cm" svg:y="2.525cm">
          <draw:text-box>
            <text:p text:style-name="P1"><text:span text:style-name="T6">196. </text:span><text:span text:style-name="T3"><text:s/>Mr Blair wrote: “If we had security, the blunt truth is Iraq wouldn’t need much help </text:span></text:p>
          </draw:text-box>
        </draw:frame>
        <draw:frame draw:style-name="gr1" draw:text-style-name="P2" draw:layer="layout" svg:width="15.606cm" svg:height="0.475cm" svg:x="2.2cm" svg:y="3.09cm">
          <draw:text-box>
            <text:p text:style-name="P1"><text:span text:style-name="T3">for reconstruction.” However, in those parts of Iraq where security was reasonable, </text:span></text:p>
          </draw:text-box>
        </draw:frame>
        <draw:frame draw:style-name="gr1" draw:text-style-name="P2" draw:layer="layout" svg:width="14.912cm" svg:height="0.475cm" svg:x="2.2cm" svg:y="3.654cm">
          <draw:text-box>
            <text:p text:style-name="P1"><text:span text:style-name="T3">reconstruction funds should be spent more quickly. This would have a powerful </text:span></text:p>
          </draw:text-box>
        </draw:frame>
        <draw:frame draw:style-name="gr1" draw:text-style-name="P2" draw:layer="layout" svg:width="16.609cm" svg:height="0.475cm" svg:x="2.2cm" svg:y="4.218cm">
          <draw:text-box>
            <text:p text:style-name="P1"><text:span text:style-name="T3">demonstrative effect. Mr Blair suggested to President Bush that they should get a report </text:span></text:p>
          </draw:text-box>
        </draw:frame>
        <draw:frame draw:style-name="gr1" draw:text-style-name="P2" draw:layer="layout" svg:width="11.39cm" svg:height="0.475cm" svg:x="2.2cm" svg:y="4.783cm">
          <draw:text-box>
            <text:p text:style-name="P1"><text:span text:style-name="T3">on the speed and priorities of the reconstruction programme.</text:span></text:p>
          </draw:text-box>
        </draw:frame>
        <draw:frame draw:style-name="gr1" draw:text-style-name="P2" draw:layer="layout" svg:width="13.828cm" svg:height="0.475cm" svg:x="2.2cm" svg:y="5.697cm">
          <draw:text-box>
            <text:p text:style-name="P1"><text:span text:style-name="T6">197. </text:span><text:span text:style-name="T3"><text:s/>The record of the video conference did not include any reference to </text:span></text:p>
          </draw:text-box>
        </draw:frame>
        <draw:frame draw:style-name="gr1" draw:text-style-name="P2" draw:layer="layout" svg:width="2.788cm" svg:height="0.475cm" svg:x="2.2cm" svg:y="6.262cm">
          <draw:text-box>
            <text:p text:style-name="P1"><text:span text:style-name="T3">reconstruction.</text:span></text:p>
          </draw:text-box>
        </draw:frame>
        <draw:frame draw:style-name="gr5" draw:text-style-name="P6" draw:layer="layout" svg:width="0.391cm" svg:height="0.276cm" svg:x="4.976cm" svg:y="6.281cm">
          <draw:text-box>
            <text:p text:style-name="P1"><text:span text:style-name="T8">117</text:span></text:p>
          </draw:text-box>
        </draw:frame>
        <draw:frame draw:style-name="gr1" draw:text-style-name="P2" draw:layer="layout" svg:width="0.422cm" svg:height="0.475cm" svg:x="5.37cm" svg:y="6.262cm">
          <draw:text-box>
            <text:p text:style-name="P1"><text:span text:style-name="T3"><text:s/></text:span></text:p>
          </draw:text-box>
        </draw:frame>
        <draw:frame draw:style-name="gr10" draw:text-style-name="P9" draw:layer="layout" svg:width="10.281cm" svg:height="0.556cm" svg:x="2.2cm" svg:y="7.383cm">
          <draw:text-box>
            <text:p text:style-name="P1"><text:span text:style-name="T14">DFID reduces its budget for Iraq for 2005/06</text:span></text:p>
          </draw:text-box>
        </draw:frame>
        <draw:frame draw:style-name="gr1" draw:text-style-name="P2" draw:layer="layout" svg:width="15.263cm" svg:height="0.475cm" svg:x="2.2cm" svg:y="8.211cm">
          <draw:text-box>
            <text:p text:style-name="P1"><text:span text:style-name="T6">198. </text:span><text:span text:style-name="T3"><text:s/>At the end of December, DFID’s Europe Middle East and Americas Division </text:span></text:p>
          </draw:text-box>
        </draw:frame>
        <draw:frame draw:style-name="gr1" draw:text-style-name="P2" draw:layer="layout" svg:width="16.224cm" svg:height="0.475cm" svg:x="2.2cm" svg:y="8.776cm">
          <draw:text-box>
            <text:p text:style-name="P1"><text:span text:style-name="T3">(EMAD) submitted its Delivery Plan for 2005 to 2008 to the DFID Management Board, </text:span></text:p>
          </draw:text-box>
        </draw:frame>
        <draw:frame draw:style-name="gr1" draw:text-style-name="P2" draw:layer="layout" svg:width="2.483cm" svg:height="0.475cm" svg:x="2.2cm" svg:y="9.34cm">
          <draw:text-box>
            <text:p text:style-name="P1"><text:span text:style-name="T3">for approval. </text:span></text:p>
          </draw:text-box>
        </draw:frame>
        <draw:frame draw:style-name="gr1" draw:text-style-name="P2" draw:layer="layout" svg:width="15.508cm" svg:height="0.475cm" svg:x="2.2cm" svg:y="10.255cm">
          <draw:text-box>
            <text:p text:style-name="P1"><text:span text:style-name="T6">199. </text:span><text:span text:style-name="T3"><text:s/>DFID provided the Inquiry with a version of the Delivery Plan marked “Draft”, </text:span></text:p>
          </draw:text-box>
        </draw:frame>
        <draw:frame draw:style-name="gr1" draw:text-style-name="P2" draw:layer="layout" svg:width="15.085cm" svg:height="0.475cm" svg:x="2.2cm" svg:y="10.819cm">
          <draw:text-box>
            <text:p text:style-name="P1"><text:span text:style-name="T3">but informed the Inquiry that this version could be the one that was submitted to </text:span></text:p>
          </draw:text-box>
        </draw:frame>
        <draw:frame draw:style-name="gr1" draw:text-style-name="P2" draw:layer="layout" svg:width="3.854cm" svg:height="0.475cm" svg:x="2.2cm" svg:y="11.383cm">
          <draw:text-box>
            <text:p text:style-name="P1"><text:span text:style-name="T3">Management Board.</text:span></text:p>
          </draw:text-box>
        </draw:frame>
        <draw:frame draw:style-name="gr5" draw:text-style-name="P6" draw:layer="layout" svg:width="0.391cm" svg:height="0.276cm" svg:x="6.036cm" svg:y="11.402cm">
          <draw:text-box>
            <text:p text:style-name="P1"><text:span text:style-name="T8">118</text:span></text:p>
          </draw:text-box>
        </draw:frame>
        <draw:frame draw:style-name="gr1" draw:text-style-name="P2" draw:layer="layout" svg:width="0.422cm" svg:height="0.475cm" svg:x="6.429cm" svg:y="11.38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07cm" svg:height="0.475cm" svg:x="2.2cm" svg:y="12.298cm">
          <draw:text-box>
            <text:p text:style-name="P1"><text:span text:style-name="T6">200. </text:span><text:span text:style-name="T3"><text:s/>In relation to Iraq, the draft Delivery Plan stated that DFID was seeking to “strike </text:span></text:p>
          </draw:text-box>
        </draw:frame>
        <draw:frame draw:style-name="gr1" draw:text-style-name="P2" draw:layer="layout" svg:width="14.218cm" svg:height="0.475cm" svg:x="2.2cm" svg:y="12.862cm">
          <draw:text-box>
            <text:p text:style-name="P1"><text:span text:style-name="T3">a sensible balance between short-term fixes and longer-term development”.</text:span></text:p>
          </draw:text-box>
        </draw:frame>
        <draw:frame draw:style-name="gr5" draw:text-style-name="P6" draw:layer="layout" svg:width="0.391cm" svg:height="0.276cm" svg:x="16.366cm" svg:y="12.881cm">
          <draw:text-box>
            <text:p text:style-name="P1"><text:span text:style-name="T8">119</text:span></text:p>
          </draw:text-box>
        </draw:frame>
        <draw:frame draw:style-name="gr1" draw:text-style-name="P2" draw:layer="layout" svg:width="1.226cm" svg:height="0.475cm" svg:x="16.759cm" svg:y="12.862cm">
          <draw:text-box>
            <text:p text:style-name="P1"><text:span text:style-name="T3"><text:s/></text:span><text:span text:style-name="T3">DFID </text:span></text:p>
          </draw:text-box>
        </draw:frame>
        <draw:frame draw:style-name="gr1" draw:text-style-name="P2" draw:layer="layout" svg:width="15.238cm" svg:height="0.475cm" svg:x="2.2cm" svg:y="13.427cm">
          <draw:text-box>
            <text:p text:style-name="P1"><text:span text:style-name="T3">planned to scale down its assistance over the following three years, shifting from </text:span></text:p>
          </draw:text-box>
        </draw:frame>
        <draw:frame draw:style-name="gr1" draw:text-style-name="P2" draw:layer="layout" svg:width="12.774cm" svg:height="0.475cm" svg:x="2.2cm" svg:y="13.991cm">
          <draw:text-box>
            <text:p text:style-name="P1"><text:span text:style-name="T3">“</text:span><text:span text:style-name="T3">post-conflict reconstruction” towards targeted technical assistance. </text:span></text:p>
          </draw:text-box>
        </draw:frame>
        <draw:frame draw:style-name="gr1" draw:text-style-name="P2" draw:layer="layout" svg:width="15.034cm" svg:height="0.475cm" svg:x="2.2cm" svg:y="14.906cm">
          <draw:text-box>
            <text:p text:style-name="P1"><text:span text:style-name="T6">201. </text:span><text:span text:style-name="T3"><text:s/>Limiting EMAD expenditure on Middle Income Countries (MICs), including </text:span></text:p>
          </draw:text-box>
        </draw:frame>
        <draw:frame draw:style-name="gr1" draw:text-style-name="P2" draw:layer="layout" svg:width="15.902cm" svg:height="0.475cm" svg:x="2.2cm" svg:y="15.47cm">
          <draw:text-box>
            <text:p text:style-name="P1"><text:span text:style-name="T3">Iraq, would be a “key factor” in ensuring that DFID met its target of spending at least </text:span></text:p>
          </draw:text-box>
        </draw:frame>
        <draw:frame draw:style-name="gr1" draw:text-style-name="P2" draw:layer="layout" svg:width="16.457cm" svg:height="0.475cm" svg:x="2.2cm" svg:y="16.035cm">
          <draw:text-box>
            <text:p text:style-name="P1"><text:span text:style-name="T3">90 percent of country programme resources on Lower Income Countries (LICs) in each </text:span></text:p>
          </draw:text-box>
        </draw:frame>
        <draw:frame draw:style-name="gr1" draw:text-style-name="P2" draw:layer="layout" svg:width="15.585cm" svg:height="0.475cm" svg:x="2.2cm" svg:y="16.599cm">
          <draw:text-box>
            <text:p text:style-name="P1"><text:span text:style-name="T3">year from 2005/06 to 2007/08. Attaining the target for 2005/06 would require some </text:span></text:p>
          </draw:text-box>
        </draw:frame>
        <draw:frame draw:style-name="gr1" draw:text-style-name="P2" draw:layer="layout" svg:width="8.122cm" svg:height="0.475cm" svg:x="2.2cm" svg:y="17.163cm">
          <draw:text-box>
            <text:p text:style-name="P1"><text:span text:style-name="T3">£20m of in-year savings from MIC budgets.</text:span></text:p>
          </draw:text-box>
        </draw:frame>
        <draw:frame draw:style-name="gr1" draw:text-style-name="P2" draw:layer="layout" svg:width="15.923cm" svg:height="0.475cm" svg:x="2.2cm" svg:y="18.078cm">
          <draw:text-box>
            <text:p text:style-name="P1"><text:span text:style-name="T6">202. </text:span><text:span text:style-name="T3"><text:s/>The draft Delivery Plan stated that the current, agreed DFID budget for Iraq for </text:span></text:p>
          </draw:text-box>
        </draw:frame>
        <draw:frame draw:style-name="gr1" draw:text-style-name="P2" draw:layer="layout" svg:width="15.839cm" svg:height="0.475cm" svg:x="2.2cm" svg:y="18.642cm">
          <draw:text-box>
            <text:p text:style-name="P1"><text:span text:style-name="T3">2005/06 was £86m (reducing to £45m and £30m in the subsequent financial years). </text:span></text:p>
          </draw:text-box>
        </draw:frame>
        <draw:frame draw:style-name="gr1" draw:text-style-name="P2" draw:layer="layout" svg:width="1.793cm" svg:height="0.475cm" svg:x="2.2cm" svg:y="19.207cm">
          <draw:text-box>
            <text:p text:style-name="P1"><text:span text:style-name="T3">However:</text:span></text:p>
          </draw:text-box>
        </draw:frame>
        <draw:frame draw:style-name="gr1" draw:text-style-name="P2" draw:layer="layout" svg:width="15.932cm" svg:height="0.475cm" svg:x="2.95cm" svg:y="20.121cm">
          <draw:text-box>
            <text:p text:style-name="P1"><text:span text:style-name="T3">“</text:span><text:span text:style-name="T3">It has been agreed that £20m savings in MIC programmes should be found through </text:span></text:p>
          </draw:text-box>
        </draw:frame>
        <draw:frame draw:style-name="gr1" draw:text-style-name="P2" draw:layer="layout" svg:width="15.335cm" svg:height="0.475cm" svg:x="2.95cm" svg:y="20.686cm">
          <draw:text-box>
            <text:p text:style-name="P1"><text:span text:style-name="T3">in-year and between-year management of spending. We expect the bulk of these </text:span></text:p>
          </draw:text-box>
        </draw:frame>
        <draw:frame draw:style-name="gr1" draw:text-style-name="P2" draw:layer="layout" svg:width="15.822cm" svg:height="0.475cm" svg:x="2.95cm" svg:y="21.25cm">
          <draw:text-box>
            <text:p text:style-name="P1"><text:span text:style-name="T3">savings will be found from underspending on the Iraq budget; bringing the expected </text:span></text:p>
          </draw:text-box>
        </draw:frame>
        <draw:frame draw:style-name="gr1" draw:text-style-name="P2" draw:layer="layout" svg:width="15.454cm" svg:height="0.475cm" svg:x="2.95cm" svg:y="21.815cm">
          <draw:text-box>
            <text:p text:style-name="P1"><text:span text:style-name="T3">spend on Iraq to closer to £66m than the full aid framework allocation of £86m …” </text:span></text:p>
          </draw:text-box>
        </draw:frame>
        <draw:frame draw:style-name="gr1" draw:text-style-name="P2" draw:layer="layout" svg:width="15.513cm" svg:height="0.475cm" svg:x="2.2cm" svg:y="22.729cm">
          <draw:text-box>
            <text:p text:style-name="P1"><text:span text:style-name="T6">203. </text:span><text:span text:style-name="T3"><text:s/>EMAD invited the Management Board to agree that those savings should be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1.707cm" svg:height="0.475cm" svg:x="2.2cm" svg:y="23.293cm">
          <draw:text-box>
            <text:p text:style-name="P1"><text:span text:style-name="T3">retained within EMAD, and used for its non-MIC programmes. </text:span></text:p>
          </draw:text-box>
        </draw:frame>
        <draw:frame draw:style-name="gr7" draw:text-style-name="P8" draw:layer="layout" svg:width="0.387cm" svg:height="0.23cm" svg:x="2.2cm" svg:y="25.103cm">
          <draw:text-box>
            <text:p text:style-name="P1"><text:span text:style-name="T10">117 </text:span></text:p>
          </draw:text-box>
        </draw:frame>
        <draw:frame draw:style-name="gr4" draw:text-style-name="P5" draw:layer="layout" svg:width="15.407cm" svg:height="0.395cm" svg:x="2.631cm" svg:y="25.087cm">
          <draw:text-box>
            <text:p text:style-name="P1"><text:span text:style-name="T11">Letter Quarrey to Owen, 11 January 2005, ‘Prime Minister’s VTC with President Bush, 11 January’. </text:span></text:p>
          </draw:text-box>
        </draw:frame>
        <draw:frame draw:style-name="gr7" draw:text-style-name="P8" draw:layer="layout" svg:width="0.387cm" svg:height="0.23cm" svg:x="2.2cm" svg:y="25.526cm">
          <draw:text-box>
            <text:p text:style-name="P1"><text:span text:style-name="T10">118 </text:span></text:p>
          </draw:text-box>
        </draw:frame>
        <draw:frame draw:style-name="gr4" draw:text-style-name="P5" draw:layer="layout" svg:width="15.361cm" svg:height="0.395cm" svg:x="2.631cm" svg:y="25.511cm">
          <draw:text-box>
            <text:p text:style-name="P1"><text:span text:style-name="T11">Email DFID [junior official] to Iraq Inquiry [junior official], 20 January 2016, ‘DFID docs on reduction </text:span></text:p>
          </draw:text-box>
        </draw:frame>
        <draw:frame draw:style-name="gr4" draw:text-style-name="P5" draw:layer="layout" svg:width="4.532cm" svg:height="0.395cm" svg:x="2.2cm" svg:y="25.934cm">
          <draw:text-box>
            <text:p text:style-name="P1"><text:span text:style-name="T11">in Iraq’s budget for 2005/06’. 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10">119 </text:span></text:p>
          </draw:text-box>
        </draw:frame>
        <draw:frame draw:style-name="gr4" draw:text-style-name="P5" draw:layer="layout" svg:width="15.991cm" svg:height="0.395cm" svg:x="2.631cm" svg:y="26.357cm">
          <draw:text-box>
            <text:p text:style-name="P1"><text:span text:style-name="T11">Paper DFID, 22 December 2004, ‘Draft: Europe Middle East and Americas Division (EMAD): Director’s </text:span></text:p>
          </draw:text-box>
        </draw:frame>
        <draw:frame draw:style-name="gr4" draw:text-style-name="P5" draw:layer="layout" svg:width="5.886cm" svg:height="0.395cm" svg:x="2.2cm" svg:y="26.781cm">
          <draw:text-box>
            <text:p text:style-name="P1"><text:span text:style-name="T11">Delivery Plan [draft] for 2005 – 2008’. 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1" draw:text-style-name="P10" draw:layer="layout" svg:width="15.083cm" svg:height="6.433cm" svg:x="2.958cm" svg:y="15.883cm" svg:viewBox="0 0 15084 6434" draw:points="0,6434 15084,64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30</text:span></text:p>
          </draw:text-box>
        </draw:frame>
        <draw:frame draw:style-name="gr1" draw:text-style-name="P2" draw:layer="layout" svg:width="16.135cm" svg:height="0.475cm" svg:x="2.2cm" svg:y="2.525cm">
          <draw:text-box>
            <text:p text:style-name="P1"><text:span text:style-name="T6">204. </text:span><text:span text:style-name="T3"><text:s/>The 25 and 26 January 2005 meeting of DFID’s Management Board “noted that </text:span></text:p>
          </draw:text-box>
        </draw:frame>
        <draw:frame draw:style-name="gr1" draw:text-style-name="P2" draw:layer="layout" svg:width="16.013cm" svg:height="0.475cm" svg:x="2.2cm" svg:y="3.09cm">
          <draw:text-box>
            <text:p text:style-name="P1"><text:span text:style-name="T3">the anticipated reduction (£20m) of </text:span><text:span text:style-name="T13">programme spend in Iraq</text:span><text:span text:style-name="T3"> should enable … </text:span><text:span text:style-name="T13">LIC </text:span></text:p>
          </draw:text-box>
        </draw:frame>
        <draw:frame draw:style-name="gr1" draw:text-style-name="P2" draw:layer="layout" svg:width="7.017cm" svg:height="0.475cm" svg:x="2.2cm" svg:y="3.654cm">
          <draw:text-box>
            <text:p text:style-name="P1"><text:span text:style-name="T13">commitments</text:span><text:span text:style-name="T3"> to be met in 2005/06”.</text:span></text:p>
          </draw:text-box>
        </draw:frame>
        <draw:frame draw:style-name="gr5" draw:text-style-name="P6" draw:layer="layout" svg:width="0.408cm" svg:height="0.276cm" svg:x="9.188cm" svg:y="3.673cm">
          <draw:text-box>
            <text:p text:style-name="P1"><text:span text:style-name="T8">120</text:span></text:p>
          </draw:text-box>
        </draw:frame>
        <draw:frame draw:style-name="gr1" draw:text-style-name="P2" draw:layer="layout" svg:width="16.457cm" svg:height="0.475cm" svg:x="2.2cm" svg:y="4.468cm">
          <draw:text-box>
            <text:p text:style-name="P1"><text:span text:style-name="T6">205. </text:span><text:span text:style-name="T3"><text:s/>A junior DFID official advised colleagues the following week that the Management </text:span></text:p>
          </draw:text-box>
        </draw:frame>
        <draw:frame draw:style-name="gr1" draw:text-style-name="P2" draw:layer="layout" svg:width="12.96cm" svg:height="0.475cm" svg:x="2.2cm" svg:y="5.033cm">
          <draw:text-box>
            <text:p text:style-name="P1"><text:span text:style-name="T3">Board had imposed a “cap” on Iraq expenditure for 2005/06 of £65m.</text:span></text:p>
          </draw:text-box>
        </draw:frame>
        <draw:frame draw:style-name="gr5" draw:text-style-name="P6" draw:layer="layout" svg:width="0.476cm" svg:height="0.276cm" svg:x="15.096cm" svg:y="5.052cm">
          <draw:text-box>
            <text:p text:style-name="P1"><text:span text:style-name="T8">121 </text:span></text:p>
          </draw:text-box>
        </draw:frame>
        <draw:frame draw:style-name="gr1" draw:text-style-name="P2" draw:layer="layout" svg:width="3.215cm" svg:height="0.475cm" svg:x="15.577cm" svg:y="5.033cm">
          <draw:text-box>
            <text:p text:style-name="P1"><text:span text:style-name="T3">She commented </text:span></text:p>
          </draw:text-box>
        </draw:frame>
        <draw:frame draw:style-name="gr1" draw:text-style-name="P2" draw:layer="layout" svg:width="16.237cm" svg:height="0.475cm" svg:x="2.2cm" svg:y="5.597cm">
          <draw:text-box>
            <text:p text:style-name="P1"><text:span text:style-name="T3">that the decision was “largely to ensure that we do not undermine the agreed MIC/LIC </text:span></text:p>
          </draw:text-box>
        </draw:frame>
        <draw:frame draw:style-name="gr1" draw:text-style-name="P2" draw:layer="layout" svg:width="1.56cm" svg:height="0.475cm" svg:x="2.2cm" svg:y="6.162cm">
          <draw:text-box>
            <text:p text:style-name="P1"><text:span text:style-name="T3">targets”.</text:span></text:p>
          </draw:text-box>
        </draw:frame>
        <draw:frame draw:style-name="gr1" draw:text-style-name="P2" draw:layer="layout" svg:width="16.702cm" svg:height="0.475cm" svg:x="2.2cm" svg:y="6.976cm">
          <draw:text-box>
            <text:p text:style-name="P1"><text:span text:style-name="T6">206. </text:span><text:span text:style-name="T3"><text:s/>The official also advised that DFID’s overall budget was “running very hot” and that </text:span></text:p>
          </draw:text-box>
        </draw:frame>
        <draw:frame draw:style-name="gr1" draw:text-style-name="P2" draw:layer="layout" svg:width="16.461cm" svg:height="0.475cm" svg:x="2.2cm" svg:y="7.541cm">
          <draw:text-box>
            <text:p text:style-name="P1"><text:span text:style-name="T3">DFID’s Finance Department had “both eyes” on the £40m of Iraq’s 2004/05 budget that </text:span></text:p>
          </draw:text-box>
        </draw:frame>
        <draw:frame draw:style-name="gr1" draw:text-style-name="P2" draw:layer="layout" svg:width="5.234cm" svg:height="0.475cm" svg:x="2.2cm" svg:y="8.105cm">
          <draw:text-box>
            <text:p text:style-name="P1"><text:span text:style-name="T3">had not yet been allocated. </text:span></text:p>
          </draw:text-box>
        </draw:frame>
        <draw:frame draw:style-name="gr1" draw:text-style-name="P2" draw:layer="layout" svg:width="15.187cm" svg:height="0.475cm" svg:x="2.2cm" svg:y="8.92cm">
          <draw:text-box>
            <text:p text:style-name="P1"><text:span text:style-name="T6">207. </text:span><text:span text:style-name="T3"><text:s/>The £65m budget for Iraq for 2005/06 was formally confirmed on 14 March.</text:span></text:p>
          </draw:text-box>
        </draw:frame>
        <draw:frame draw:style-name="gr5" draw:text-style-name="P6" draw:layer="layout" svg:width="0.408cm" svg:height="0.276cm" svg:x="17.307cm" svg:y="8.938cm">
          <draw:text-box>
            <text:p text:style-name="P1"><text:span text:style-name="T8">122</text:span></text:p>
          </draw:text-box>
        </draw:frame>
        <draw:frame draw:style-name="gr1" draw:text-style-name="P2" draw:layer="layout" svg:width="15.809cm" svg:height="0.475cm" svg:x="2.2cm" svg:y="9.734cm">
          <draw:text-box>
            <text:p text:style-name="P1"><text:span text:style-name="T6">208. </text:span><text:span text:style-name="T3"><text:s/>DFID’s Iraq Directorate undertook internal exercises in February and March to </text:span></text:p>
          </draw:text-box>
        </draw:frame>
        <draw:frame draw:style-name="gr1" draw:text-style-name="P2" draw:layer="layout" svg:width="9.806cm" svg:height="0.475cm" svg:x="2.2cm" svg:y="10.298cm">
          <draw:text-box>
            <text:p text:style-name="P1"><text:span text:style-name="T3">prioritise expenditure against the new, lower budget.</text:span></text:p>
          </draw:text-box>
        </draw:frame>
        <draw:frame draw:style-name="gr5" draw:text-style-name="P6" draw:layer="layout" svg:width="0.408cm" svg:height="0.276cm" svg:x="11.966cm" svg:y="10.317cm">
          <draw:text-box>
            <text:p text:style-name="P1"><text:span text:style-name="T8">123</text:span></text:p>
          </draw:text-box>
        </draw:frame>
        <draw:frame draw:style-name="gr1" draw:text-style-name="P2" draw:layer="layout" svg:width="0.422cm" svg:height="0.475cm" svg:x="12.378cm" svg:y="10.29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13cm" svg:height="0.475cm" svg:x="2.2cm" svg:y="11.113cm">
          <draw:text-box>
            <text:p text:style-name="P1"><text:span text:style-name="T6">209. </text:span><text:span text:style-name="T3"><text:s/>The March exercise estimated that “commitments and plans” for Iraq for 2005/06 </text:span></text:p>
          </draw:text-box>
        </draw:frame>
        <draw:frame draw:style-name="gr1" draw:text-style-name="P2" draw:layer="layout" svg:width="10.382cm" svg:height="0.475cm" svg:x="2.2cm" svg:y="11.677cm">
          <draw:text-box>
            <text:p text:style-name="P1"><text:span text:style-name="T3">totalled £123m (against the budget of £65m), of which: </text:span></text:p>
          </draw:text-box>
        </draw:frame>
        <draw:frame draw:style-name="gr3" draw:text-style-name="P4" draw:layer="layout" svg:width="0.634cm" svg:height="0.712cm" svg:x="2.95cm" svg:y="12.3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274cm" svg:height="0.475cm" svg:x="3.7cm" svg:y="12.492cm">
          <draw:text-box>
            <text:p text:style-name="P1"><text:span text:style-name="T3">£59m was “firm”; </text:span></text:p>
          </draw:text-box>
        </draw:frame>
        <draw:frame draw:style-name="gr3" draw:text-style-name="P4" draw:layer="layout" svg:width="0.634cm" svg:height="0.712cm" svg:x="2.95cm" svg:y="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13cm" svg:height="0.475cm" svg:x="3.7cm" svg:y="13.156cm">
          <draw:text-box>
            <text:p text:style-name="P1"><text:span text:style-name="T3">£55m was high priority (including £40m for the planned Iraq Infrastructure </text:span></text:p>
          </draw:text-box>
        </draw:frame>
        <draw:frame draw:style-name="gr1" draw:text-style-name="P2" draw:layer="layout" svg:width="4.218cm" svg:height="0.475cm" svg:x="3.7cm" svg:y="13.721cm">
          <draw:text-box>
            <text:p text:style-name="P1"><text:span text:style-name="T3">Services Programme);</text:span></text:p>
          </draw:text-box>
        </draw:frame>
        <draw:frame draw:style-name="gr3" draw:text-style-name="P4" draw:layer="layout" svg:width="0.634cm" svg:height="0.712cm" svg:x="2.95cm" svg:y="14.2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018cm" svg:height="0.475cm" svg:x="3.7cm" svg:y="14.385cm">
          <draw:text-box>
            <text:p text:style-name="P1"><text:span text:style-name="T3">£8.5m was medium priority; and</text:span></text:p>
          </draw:text-box>
        </draw:frame>
        <draw:frame draw:style-name="gr3" draw:text-style-name="P4" draw:layer="layout" svg:width="0.634cm" svg:height="0.712cm" svg:x="2.95cm" svg:y="14.8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747cm" svg:height="0.475cm" svg:x="3.7cm" svg:y="15.05cm">
          <draw:text-box>
            <text:p text:style-name="P1"><text:span text:style-name="T3">less than £1m was low priority.</text:span></text:p>
          </draw:text-box>
        </draw:frame>
        <draw:frame draw:style-name="gr5" draw:text-style-name="P6" draw:layer="layout" svg:width="0.408cm" svg:height="0.276cm" svg:x="9.433cm" svg:y="15.068cm">
          <draw:text-box>
            <text:p text:style-name="P1"><text:span text:style-name="T8">124</text:span></text:p>
          </draw:text-box>
        </draw:frame>
        <draw:frame draw:style-name="gr1" draw:text-style-name="P2" draw:layer="layout" svg:width="0.422cm" svg:height="0.475cm" svg:x="9.845cm" svg:y="15.05cm">
          <draw:text-box>
            <text:p text:style-name="P1"><text:span text:style-name="T3"><text:s/></text:span></text:p>
          </draw:text-box>
        </draw:frame>
        <draw:frame draw:style-name="gr10" draw:text-style-name="P9" draw:layer="layout" svg:width="10.75cm" svg:height="0.556cm" svg:x="5.213cm" svg:y="16.271cm">
          <draw:text-box>
            <text:p text:style-name="P1"><text:span text:style-name="T14">DFID’s budget for and expenditure in 2005/06 </text:span></text:p>
          </draw:text-box>
        </draw:frame>
        <draw:frame draw:style-name="gr4" draw:text-style-name="P5" draw:layer="layout" svg:width="13.13cm" svg:height="0.395cm" svg:x="3.45cm" svg:y="17.142cm">
          <draw:text-box>
            <text:p text:style-name="P1"><text:span text:style-name="T11">Following the 25 and 26 January 2005 meeting of DFID’s Management Board, DFID </text:span></text:p>
          </draw:text-box>
        </draw:frame>
        <draw:frame draw:style-name="gr4" draw:text-style-name="P5" draw:layer="layout" svg:width="9.205cm" svg:height="0.395cm" svg:x="3.45cm" svg:y="17.636cm">
          <draw:text-box>
            <text:p text:style-name="P1"><text:span text:style-name="T11">reduced its budget for Iraq for 2005/06 from £86m to £65m.</text:span></text:p>
          </draw:text-box>
        </draw:frame>
        <draw:frame draw:style-name="gr7" draw:text-style-name="P8" draw:layer="layout" svg:width="0.345cm" svg:height="0.23cm" svg:x="12.706cm" svg:y="17.652cm">
          <draw:text-box>
            <text:p text:style-name="P1"><text:span text:style-name="T10">125</text:span></text:p>
          </draw:text-box>
        </draw:frame>
        <draw:frame draw:style-name="gr4" draw:text-style-name="P5" draw:layer="layout" svg:width="8.888cm" svg:height="0.395cm" svg:x="3.45cm" svg:y="18.28cm">
          <draw:text-box>
            <text:p text:style-name="P1"><text:span text:style-name="T11">DFID expenditure in 2005/06 was £82m. That comprised:</text:span></text:p>
          </draw:text-box>
        </draw:frame>
        <draw:frame draw:style-name="gr10" draw:text-style-name="P9" draw:layer="layout" svg:width="0.493cm" svg:height="0.556cm" svg:x="4.2cm" svg:y="18.867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2.905cm" svg:height="0.395cm" svg:x="4.7cm" svg:y="18.924cm">
          <draw:text-box>
            <text:p text:style-name="P1"><text:span text:style-name="T11">£38m for “life support costs” (accommodation, security, medical services and other </text:span></text:p>
          </draw:text-box>
        </draw:frame>
        <draw:frame draw:style-name="gr4" draw:text-style-name="P5" draw:layer="layout" svg:width="12.639cm" svg:height="0.395cm" svg:x="4.7cm" svg:y="19.418cm">
          <draw:text-box>
            <text:p text:style-name="P1"><text:span text:style-name="T11">services) provided by the FCO and charged to DFID (and other departments and </text:span></text:p>
          </draw:text-box>
        </draw:frame>
        <draw:frame draw:style-name="gr4" draw:text-style-name="P5" draw:layer="layout" svg:width="12.198cm" svg:height="0.395cm" svg:x="4.7cm" svg:y="19.912cm">
          <draw:text-box>
            <text:p text:style-name="P1"><text:span text:style-name="T11">agencies) under a Service Level Agreement. Approximately half of that charge </text:span></text:p>
          </draw:text-box>
        </draw:frame>
        <draw:frame draw:style-name="gr4" draw:text-style-name="P5" draw:layer="layout" svg:width="11.356cm" svg:height="0.395cm" svg:x="4.7cm" svg:y="20.406cm">
          <draw:text-box>
            <text:p text:style-name="P1"><text:span text:style-name="T11">related to services used in 2004/05 and half to services used in 2005/06; </text:span></text:p>
          </draw:text-box>
        </draw:frame>
        <draw:frame draw:style-name="gr10" draw:text-style-name="P9" draw:layer="layout" svg:width="0.493cm" svg:height="0.556cm" svg:x="4.2cm" svg:y="20.942cm">
          <draw:text-box>
            <text:p text:style-name="P1"><text:span text:style-name="T15">• </text:span></text:p>
          </draw:text-box>
        </draw:frame>
        <draw:frame draw:style-name="gr4" draw:text-style-name="P5" draw:layer="layout" svg:width="5.645cm" svg:height="0.395cm" svg:x="4.7cm" svg:y="20.999cm">
          <draw:text-box>
            <text:p text:style-name="P1"><text:span text:style-name="T11">£35m for infrastructure projects; and</text:span></text:p>
          </draw:text-box>
        </draw:frame>
        <draw:frame draw:style-name="gr10" draw:text-style-name="P9" draw:layer="layout" svg:width="0.493cm" svg:height="0.556cm" svg:x="4.2cm" svg:y="21.536cm">
          <draw:text-box>
            <text:p text:style-name="P1"><text:span text:style-name="T15">• </text:span></text:p>
          </draw:text-box>
        </draw:frame>
        <draw:frame draw:style-name="gr4" draw:text-style-name="P5" draw:layer="layout" svg:width="4.748cm" svg:height="0.395cm" svg:x="4.7cm" svg:y="21.593cm">
          <draw:text-box>
            <text:p text:style-name="P1"><text:span text:style-name="T11">£10m for governance projects.</text:span></text:p>
          </draw:text-box>
        </draw:frame>
        <draw:line draw:style-name="gr6" draw:text-style-name="P7" draw:layer="layout" svg:x1="2.199cm" svg:y1="22.466cm" svg:x2="7.3cm" svg:y2="22.466cm">
          <text:p/>
        </draw:line>
        <draw:frame draw:style-name="gr7" draw:text-style-name="P8" draw:layer="layout" svg:width="0.345cm" svg:height="0.23cm" svg:x="9.465cm" svg:y="21.609cm">
          <draw:text-box>
            <text:p text:style-name="P1"><text:span text:style-name="T10">126</text:span></text:p>
          </draw:text-box>
        </draw:frame>
        <draw:frame draw:style-name="gr7" draw:text-style-name="P8" draw:layer="layout" svg:width="0.404cm" svg:height="0.23cm" svg:x="2.2cm" svg:y="22.986cm">
          <draw:text-box>
            <text:p text:style-name="P1"><text:span text:style-name="T10">120 </text:span></text:p>
          </draw:text-box>
        </draw:frame>
        <draw:frame draw:style-name="gr4" draw:text-style-name="P5" draw:layer="layout" svg:width="10.255cm" svg:height="0.395cm" svg:x="2.646cm" svg:y="22.971cm">
          <draw:text-box>
            <text:p text:style-name="P1"><text:span text:style-name="T11">Minutes, 25/26 January 2005, DFID Management Board meeting. 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10">121 </text:span></text:p>
          </draw:text-box>
        </draw:frame>
        <draw:frame draw:style-name="gr4" draw:text-style-name="P5" draw:layer="layout" svg:width="13.646cm" svg:height="0.395cm" svg:x="2.646cm" svg:y="23.394cm">
          <draw:text-box>
            <text:p text:style-name="P1"><text:span text:style-name="T11">Email DFID [junior official] to DFID [junior official], 31 January 2005, ‘Iraq: FINSTATS 3’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122 </text:span></text:p>
          </draw:text-box>
        </draw:frame>
        <draw:frame draw:style-name="gr4" draw:text-style-name="P5" draw:layer="layout" svg:width="14.057cm" svg:height="0.395cm" svg:x="2.646cm" svg:y="23.817cm">
          <draw:text-box>
            <text:p text:style-name="P1"><text:span text:style-name="T11">Minute Calvert to [DFID] Directors, 14 March 2005, ‘Resource Allocation Round: 2005-08’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123 </text:span></text:p>
          </draw:text-box>
        </draw:frame>
        <draw:frame draw:style-name="gr4" draw:text-style-name="P5" draw:layer="layout" svg:width="14.599cm" svg:height="0.395cm" svg:x="2.646cm" svg:y="24.241cm">
          <draw:text-box>
            <text:p text:style-name="P1"><text:span text:style-name="T11">Email DFID [junior official] to DFID [junior official], 14 February 2005, ‘Iraq: Forecast 2005/06’; </text:span></text:p>
          </draw:text-box>
        </draw:frame>
        <draw:frame draw:style-name="gr4" draw:text-style-name="P5" draw:layer="layout" svg:width="12.562cm" svg:height="0.395cm" svg:x="2.2cm" svg:y="24.664cm">
          <draw:text-box>
            <text:p text:style-name="P1"><text:span text:style-name="T11">Email DFID [junior official] to Anderson, 11 March 2005, ‘2005/06 Commitments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24 </text:span></text:p>
          </draw:text-box>
        </draw:frame>
        <draw:frame draw:style-name="gr4" draw:text-style-name="P5" draw:layer="layout" svg:width="12.562cm" svg:height="0.395cm" svg:x="2.646cm" svg:y="25.087cm">
          <draw:text-box>
            <text:p text:style-name="P1"><text:span text:style-name="T11">Email DFID [junior official] to Anderson, 11 March 2005, ‘2005/06 Commitments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25 </text:span></text:p>
          </draw:text-box>
        </draw:frame>
        <draw:frame draw:style-name="gr4" draw:text-style-name="P5" draw:layer="layout" svg:width="14.057cm" svg:height="0.395cm" svg:x="2.646cm" svg:y="25.511cm">
          <draw:text-box>
            <text:p text:style-name="P1"><text:span text:style-name="T11">Minute Calvert to [DFID] Directors, 14 March 2005, ‘Resource Allocation Round: 2005-08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26 </text:span></text:p>
          </draw:text-box>
        </draw:frame>
        <draw:frame draw:style-name="gr4" draw:text-style-name="P5" draw:layer="layout" svg:width="15.818cm" svg:height="0.395cm" svg:x="2.646cm" svg:y="25.934cm">
          <draw:text-box>
            <text:p text:style-name="P1"><text:span text:style-name="T11">Letter Cabinet Office [junior official] to Aldred, 1 July 2011, ‘Iraq Inquiry: request for further information </text:span></text:p>
          </draw:text-box>
        </draw:frame>
        <draw:frame draw:style-name="gr4" draw:text-style-name="P5" draw:layer="layout" svg:width="15.631cm" svg:height="0.395cm" svg:x="2.2cm" svg:y="26.357cm">
          <draw:text-box>
            <text:p text:style-name="P1"><text:span text:style-name="T11">on funding’; Paper DFID, 21 December 2011, ‘A Note on DFID Iraq Programme Admin Spend for the </text:span></text:p>
          </draw:text-box>
        </draw:frame>
        <draw:frame draw:style-name="gr4" draw:text-style-name="P5" draw:layer="layout" svg:width="2.03cm" svg:height="0.395cm" svg:x="2.2cm" svg:y="26.781cm">
          <draw:text-box>
            <text:p text:style-name="P1"><text:span text:style-name="T11">Iraq Inquiry’. 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polygon draw:style-name="gr11" draw:text-style-name="P10" draw:layer="layout" svg:width="15.083cm" svg:height="3.358cm" svg:x="2.958cm" svg:y="2.608cm" svg:viewBox="0 0 15084 3359" draw:points="0,3359 15084,335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31</text:span></text:p>
          </draw:text-box>
        </draw:frame>
        <draw:frame draw:style-name="gr4" draw:text-style-name="P5" draw:layer="layout" svg:width="13.875cm" svg:height="0.395cm" svg:x="3.45cm" svg:y="3.055cm">
          <draw:text-box>
            <text:p text:style-name="P1"><text:span text:style-name="T11">The apparent overspend against DFID’s 2005/06 budget was caused by the FCO charge </text:span></text:p>
          </draw:text-box>
        </draw:frame>
        <draw:frame draw:style-name="gr4" draw:text-style-name="P5" draw:layer="layout" svg:width="3.342cm" svg:height="0.395cm" svg:x="3.45cm" svg:y="3.549cm">
          <draw:text-box>
            <text:p text:style-name="P1"><text:span text:style-name="T11">for life support costs. </text:span></text:p>
          </draw:text-box>
        </draw:frame>
        <draw:frame draw:style-name="gr4" draw:text-style-name="P5" draw:layer="layout" svg:width="13.612cm" svg:height="0.395cm" svg:x="3.45cm" svg:y="4.243cm">
          <draw:text-box>
            <text:p text:style-name="P1"><text:span text:style-name="T11">DFID’s expenditure on infrastructure projects peaked in 2005/06. Of the £45m spent on </text:span></text:p>
          </draw:text-box>
        </draw:frame>
        <draw:frame draw:style-name="gr4" draw:text-style-name="P5" draw:layer="layout" svg:width="13.684cm" svg:height="0.395cm" svg:x="3.45cm" svg:y="4.737cm">
          <draw:text-box>
            <text:p text:style-name="P1"><text:span text:style-name="T11">non-life support costs in 2005/06, £35m – over 75 percent – was spent on infrastructure.</text:span></text:p>
          </draw:text-box>
        </draw:frame>
        <draw:frame draw:style-name="gr7" draw:text-style-name="P8" draw:layer="layout" svg:width="0.345cm" svg:height="0.23cm" svg:x="17.197cm" svg:y="4.753cm">
          <draw:text-box>
            <text:p text:style-name="P1"><text:span text:style-name="T10">127</text:span></text:p>
          </draw:text-box>
        </draw:frame>
        <draw:frame draw:style-name="gr4" draw:text-style-name="P5" draw:layer="layout" svg:width="0.352cm" svg:height="0.395cm" svg:x="17.54cm" svg:y="4.737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104cm" svg:height="0.395cm" svg:x="3.45cm" svg:y="5.231cm">
          <draw:text-box>
            <text:p text:style-name="P1"><text:span text:style-name="T11">In comparison, DFID spent £15m on infrastructure in 2004/05 and £14m in 2006/07. </text:span></text:p>
          </draw:text-box>
        </draw:frame>
        <draw:frame draw:style-name="gr10" draw:text-style-name="P9" draw:layer="layout" svg:width="4.197cm" svg:height="0.556cm" svg:x="2.2cm" svg:y="6.638cm">
          <draw:text-box>
            <text:p text:style-name="P1"><text:span text:style-name="T14">Priorities for 2005</text:span></text:p>
          </draw:text-box>
        </draw:frame>
        <draw:frame draw:style-name="gr1" draw:text-style-name="P2" draw:layer="layout" svg:width="14.768cm" svg:height="0.475cm" svg:x="2.2cm" svg:y="7.466cm">
          <draw:text-box>
            <text:p text:style-name="P1"><text:span text:style-name="T6">210. </text:span><text:span text:style-name="T3"><text:s/>In February, Ministers agreed UK priorities for 2005, including “reviewing </text:span></text:p>
          </draw:text-box>
        </draw:frame>
        <draw:frame draw:style-name="gr1" draw:text-style-name="P2" draw:layer="layout" svg:width="10.666cm" svg:height="0.475cm" svg:x="2.2cm" svg:y="8.031cm">
          <draw:text-box>
            <text:p text:style-name="P1"><text:span text:style-name="T3">reconstruction to find ways to make a difference quickly”.</text:span></text:p>
          </draw:text-box>
        </draw:frame>
        <draw:frame draw:style-name="gr1" draw:text-style-name="P2" draw:layer="layout" svg:width="15.915cm" svg:height="0.475cm" svg:x="2.2cm" svg:y="8.945cm">
          <draw:text-box>
            <text:p text:style-name="P1"><text:span text:style-name="T6">211. </text:span><text:span text:style-name="T3"><text:s/>On 21 January, No.10 commissioned the Cabinet Office to produce a paper on </text:span></text:p>
          </draw:text-box>
        </draw:frame>
        <draw:frame draw:style-name="gr1" draw:text-style-name="P2" draw:layer="layout" svg:width="16.275cm" svg:height="0.475cm" svg:x="2.2cm" svg:y="9.51cm">
          <draw:text-box>
            <text:p text:style-name="P1"><text:span text:style-name="T3">Iraqiisation, the UK’s military options and a game plan for engaging the US, to support </text:span></text:p>
          </draw:text-box>
        </draw:frame>
        <draw:frame draw:style-name="gr1" draw:text-style-name="P2" draw:layer="layout" svg:width="9.806cm" svg:height="0.475cm" svg:x="2.2cm" svg:y="10.074cm">
          <draw:text-box>
            <text:p text:style-name="P1"><text:span text:style-name="T3">a discussion on UK strategy after the Iraqi elections.</text:span></text:p>
          </draw:text-box>
        </draw:frame>
        <draw:frame draw:style-name="gr5" draw:text-style-name="P6" draw:layer="layout" svg:width="0.408cm" svg:height="0.276cm" svg:x="11.965cm" svg:y="10.093cm">
          <draw:text-box>
            <text:p text:style-name="P1"><text:span text:style-name="T8">128</text:span></text:p>
          </draw:text-box>
        </draw:frame>
        <draw:frame draw:style-name="gr1" draw:text-style-name="P2" draw:layer="layout" svg:width="0.422cm" svg:height="0.475cm" svg:x="12.377cm" svg:y="10.07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67cm" svg:height="0.475cm" svg:x="2.2cm" svg:y="10.989cm">
          <draw:text-box>
            <text:p text:style-name="P1"><text:span text:style-name="T6">212. </text:span><text:span text:style-name="T3"><text:s/>The 28 January meeting of the Iraq Strategy Group (ISG) discussed a draft of that </text:span></text:p>
          </draw:text-box>
        </draw:frame>
        <draw:frame draw:style-name="gr1" draw:text-style-name="P2" draw:layer="layout" svg:width="1.183cm" svg:height="0.475cm" svg:x="2.2cm" svg:y="11.553cm">
          <draw:text-box>
            <text:p text:style-name="P1"><text:span text:style-name="T3">paper.</text:span></text:p>
          </draw:text-box>
        </draw:frame>
        <draw:frame draw:style-name="gr5" draw:text-style-name="P6" draw:layer="layout" svg:width="0.408cm" svg:height="0.276cm" svg:x="3.377cm" svg:y="11.572cm">
          <draw:text-box>
            <text:p text:style-name="P1"><text:span text:style-name="T8">129</text:span></text:p>
          </draw:text-box>
        </draw:frame>
        <draw:frame draw:style-name="gr1" draw:text-style-name="P2" draw:layer="layout" svg:width="14.476cm" svg:height="0.475cm" svg:x="3.789cm" svg:y="11.553cm">
          <draw:text-box>
            <text:p text:style-name="P1"><text:span text:style-name="T3"><text:s/></text:span><text:span text:style-name="T3">Sir Nigel Sheinwald said that Mr Blair would also want the paper to consider </text:span></text:p>
          </draw:text-box>
        </draw:frame>
        <draw:frame draw:style-name="gr1" draw:text-style-name="P2" draw:layer="layout" svg:width="15.644cm" svg:height="0.475cm" svg:x="2.2cm" svg:y="12.117cm">
          <draw:text-box>
            <text:p text:style-name="P1"><text:span text:style-name="T3">“</text:span><text:span text:style-name="T3">what could be done to achieve quick and labour-creating results on reconstruction </text:span></text:p>
          </draw:text-box>
        </draw:frame>
        <draw:frame draw:style-name="gr1" draw:text-style-name="P2" draw:layer="layout" svg:width="5.471cm" svg:height="0.475cm" svg:x="2.2cm" svg:y="12.682cm">
          <draw:text-box>
            <text:p text:style-name="P1"><text:span text:style-name="T3">including outside MND(SE)”. </text:span></text:p>
          </draw:text-box>
        </draw:frame>
        <draw:frame draw:style-name="gr1" draw:text-style-name="P2" draw:layer="layout" svg:width="14.818cm" svg:height="0.475cm" svg:x="2.2cm" svg:y="13.596cm">
          <draw:text-box>
            <text:p text:style-name="P1"><text:span text:style-name="T6">213. </text:span><text:span text:style-name="T3"><text:s/>Sir Nigel asked that the paper also consider the involvement of the wider </text:span></text:p>
          </draw:text-box>
        </draw:frame>
        <draw:frame draw:style-name="gr1" draw:text-style-name="P2" draw:layer="layout" svg:width="15.606cm" svg:height="0.475cm" svg:x="2.2cm" svg:y="14.161cm">
          <draw:text-box>
            <text:p text:style-name="P1"><text:span text:style-name="T3">international community in military, police and civil administrative capacity-building. </text:span></text:p>
          </draw:text-box>
        </draw:frame>
        <draw:frame draw:style-name="gr1" draw:text-style-name="P2" draw:layer="layout" svg:width="14.814cm" svg:height="0.475cm" svg:x="2.2cm" svg:y="15.075cm">
          <draw:text-box>
            <text:p text:style-name="P1"><text:span text:style-name="T6">214. </text:span><text:span text:style-name="T3"><text:s/>The elections to the Transitional National Assembly (TNA) and Provincial </text:span></text:p>
          </draw:text-box>
        </draw:frame>
        <draw:frame draw:style-name="gr1" draw:text-style-name="P2" draw:layer="layout" svg:width="16.36cm" svg:height="0.475cm" svg:x="2.2cm" svg:y="15.64cm">
          <draw:text-box>
            <text:p text:style-name="P1"><text:span text:style-name="T3">Assemblies took place across Iraq on 30 January 2005. The TNA did not convene until </text:span></text:p>
          </draw:text-box>
        </draw:frame>
        <draw:frame draw:style-name="gr1" draw:text-style-name="P2" draw:layer="layout" svg:width="15.534cm" svg:height="0.475cm" svg:x="2.2cm" svg:y="16.204cm">
          <draw:text-box>
            <text:p text:style-name="P1"><text:span text:style-name="T3">16 March, after which negotiations to form the Iraqi Transitional Government (ITG) </text:span></text:p>
          </draw:text-box>
        </draw:frame>
        <draw:frame draw:style-name="gr1" draw:text-style-name="P2" draw:layer="layout" svg:width="7.846cm" svg:height="0.475cm" svg:x="2.2cm" svg:y="16.769cm">
          <draw:text-box>
            <text:p text:style-name="P1"><text:span text:style-name="T3">continued into late April (see Section 9.3).</text:span></text:p>
          </draw:text-box>
        </draw:frame>
        <draw:frame draw:style-name="gr1" draw:text-style-name="P2" draw:layer="layout" svg:width="15.995cm" svg:height="0.475cm" svg:x="2.2cm" svg:y="17.683cm">
          <draw:text-box>
            <text:p text:style-name="P1"><text:span text:style-name="T6">215. </text:span><text:span text:style-name="T3"><text:s/>On 1 February, Mr Blair suggested to President Bush that they should focus on </text:span></text:p>
          </draw:text-box>
        </draw:frame>
        <draw:frame draw:style-name="gr1" draw:text-style-name="P2" draw:layer="layout" svg:width="10.179cm" svg:height="0.475cm" svg:x="2.2cm" svg:y="18.247cm">
          <draw:text-box>
            <text:p text:style-name="P1"><text:span text:style-name="T3">four areas in order to exploit post-election momentum:</text:span></text:p>
          </draw:text-box>
        </draw:frame>
        <draw:frame draw:style-name="gr3" draw:text-style-name="P4" draw:layer="layout" svg:width="0.634cm" svg:height="0.712cm" svg:x="2.95cm" svg:y="19.006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174cm" svg:height="0.475cm" svg:x="3.7cm" svg:y="19.162cm">
          <draw:text-box>
            <text:p text:style-name="P1"><text:span text:style-name="T3">Iraqiisation;</text:span></text:p>
          </draw:text-box>
        </draw:frame>
        <draw:frame draw:style-name="gr3" draw:text-style-name="P4" draw:layer="layout" svg:width="0.634cm" svg:height="0.712cm" svg:x="2.95cm" svg:y="19.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cm" svg:height="0.475cm" svg:x="3.7cm" svg:y="19.826cm">
          <draw:text-box>
            <text:p text:style-name="P1"><text:span text:style-name="T3">political outreach, including “whittling away at the opposition, so that the hard </text:span></text:p>
          </draw:text-box>
        </draw:frame>
        <draw:frame draw:style-name="gr1" draw:text-style-name="P2" draw:layer="layout" svg:width="4.392cm" svg:height="0.475cm" svg:x="3.7cm" svg:y="20.391cm">
          <draw:text-box>
            <text:p text:style-name="P1"><text:span text:style-name="T3">core were left isolated”;</text:span></text:p>
          </draw:text-box>
        </draw:frame>
        <draw:frame draw:style-name="gr3" draw:text-style-name="P4" draw:layer="layout" svg:width="0.634cm" svg:height="0.712cm" svg:x="2.95cm" svg:y="20.8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316cm" svg:height="0.475cm" svg:x="3.7cm" svg:y="21.055cm">
          <draw:text-box>
            <text:p text:style-name="P1"><text:span text:style-name="T3">drawing in the international community; and </text:span></text:p>
          </draw:text-box>
        </draw:frame>
        <draw:frame draw:style-name="gr3" draw:text-style-name="P4" draw:layer="layout" svg:width="0.634cm" svg:height="0.712cm" svg:x="2.95cm" svg:y="21.5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99cm" svg:height="0.475cm" svg:x="3.7cm" svg:y="21.72cm">
          <draw:text-box>
            <text:p text:style-name="P1"><text:span text:style-name="T3">reconstruction, including areas in which there could be a quick impact <text:s/></text:span></text:p>
          </draw:text-box>
        </draw:frame>
        <draw:frame draw:style-name="gr1" draw:text-style-name="P2" draw:layer="layout" svg:width="4.278cm" svg:height="0.475cm" svg:x="3.7cm" svg:y="22.284cm">
          <draw:text-box>
            <text:p text:style-name="P1"><text:span text:style-name="T3">(eg power generation).</text:span></text:p>
          </draw:text-box>
        </draw:frame>
        <draw:frame draw:style-name="gr5" draw:text-style-name="P6" draw:layer="layout" svg:width="0.408cm" svg:height="0.276cm" svg:x="7.959cm" svg:y="22.303cm">
          <draw:text-box>
            <text:p text:style-name="P1"><text:span text:style-name="T8">130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0.422cm" svg:height="0.475cm" svg:x="8.371cm" svg:y="22.284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27 </text:span></text:p>
          </draw:text-box>
        </draw:frame>
        <draw:frame draw:style-name="gr4" draw:text-style-name="P5" draw:layer="layout" svg:width="15.818cm" svg:height="0.395cm" svg:x="2.646cm" svg:y="25.087cm">
          <draw:text-box>
            <text:p text:style-name="P1"><text:span text:style-name="T11">Letter Cabinet Office [junior official] to Aldred, 1 July 2011, ‘Iraq Inquiry: request for further information </text:span></text:p>
          </draw:text-box>
        </draw:frame>
        <draw:line draw:style-name="gr8" draw:text-style-name="P7" draw:layer="layout" svg:x1="2.645cm" svg:y1="26.29cm" svg:x2="13.058cm" svg:y2="26.29cm">
          <text:p/>
        </draw:line>
        <draw:frame draw:style-name="gr4" draw:text-style-name="P5" draw:layer="layout" svg:width="1.81cm" svg:height="0.395cm" svg:x="2.2cm" svg:y="25.511cm">
          <draw:text-box>
            <text:p text:style-name="P1"><text:span text:style-name="T11">on funding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28 </text:span></text:p>
          </draw:text-box>
        </draw:frame>
        <draw:frame draw:style-name="gr4" draw:text-style-name="P5" draw:layer="layout" svg:width="10.445cm" svg:height="0.395cm" svg:x="2.646cm" svg:y="25.934cm">
          <draw:text-box>
            <text:p text:style-name="P1"><text:span text:style-name="T5">Letter Phillipson to Baker, 21 January 2005, ‘Iraq: Future Strategy’.</text:span><text:span text:style-name="T11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29 </text:span></text:p>
          </draw:text-box>
        </draw:frame>
        <draw:frame draw:style-name="gr4" draw:text-style-name="P5" draw:layer="layout" svg:width="14.408cm" svg:height="0.395cm" svg:x="2.646cm" svg:y="26.357cm">
          <draw:text-box>
            <text:p text:style-name="P1"><text:span text:style-name="T11">Minute Ferguson to Sheinwald, 1 February 2005, ‘Iraq Strategy Meeting – 28 January 2005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30 </text:span></text:p>
          </draw:text-box>
        </draw:frame>
        <draw:frame draw:style-name="gr4" draw:text-style-name="P5" draw:layer="layout" svg:width="15.382cm" svg:height="0.395cm" svg:x="2.646cm" svg:y="26.781cm">
          <draw:text-box>
            <text:p text:style-name="P1"><text:span text:style-name="T11">Letter Quarrey to Owen, 1 February 2005, ‘Prime Minister’s VTC with President Bush, 1 February’. 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2</text:span></text:p>
          </draw:text-box>
        </draw:frame>
        <draw:frame draw:style-name="gr1" draw:text-style-name="P2" draw:layer="layout" svg:width="16.452cm" svg:height="0.475cm" svg:x="2.2cm" svg:y="2.525cm">
          <draw:text-box>
            <text:p text:style-name="P1"><text:span text:style-name="T6">216. </text:span><text:span text:style-name="T3"><text:s/>Mr Blair proposed that these areas should be drawn into a plan by the ITG, which </text:span></text:p>
          </draw:text-box>
        </draw:frame>
        <draw:frame draw:style-name="gr1" draw:text-style-name="P2" draw:layer="layout" svg:width="6.695cm" svg:height="0.475cm" svg:x="2.2cm" svg:y="3.09cm">
          <draw:text-box>
            <text:p text:style-name="P1"><text:span text:style-name="T3">the UK and US could then support. </text:span></text:p>
          </draw:text-box>
        </draw:frame>
        <draw:frame draw:style-name="gr1" draw:text-style-name="P2" draw:layer="layout" svg:width="15.741cm" svg:height="0.475cm" svg:x="2.2cm" svg:y="3.929cm">
          <draw:text-box>
            <text:p text:style-name="P1"><text:span text:style-name="T6">217. </text:span><text:span text:style-name="T3"><text:s/>On 3 February, just before the announcement of the election results, the Joint </text:span></text:p>
          </draw:text-box>
        </draw:frame>
        <draw:frame draw:style-name="gr1" draw:text-style-name="P2" draw:layer="layout" svg:width="15.229cm" svg:height="0.475cm" svg:x="2.2cm" svg:y="4.493cm">
          <draw:text-box>
            <text:p text:style-name="P1"><text:span text:style-name="T3">Intelligence Committee (JIC) assessed the nature and strength of the insurgency.</text:span></text:p>
          </draw:text-box>
        </draw:frame>
        <draw:frame draw:style-name="gr5" draw:text-style-name="P6" draw:layer="layout" svg:width="0.408cm" svg:height="0.276cm" svg:x="17.37cm" svg:y="4.512cm">
          <draw:text-box>
            <text:p text:style-name="P1"><text:span text:style-name="T8">131</text:span></text:p>
          </draw:text-box>
        </draw:frame>
        <draw:frame draw:style-name="gr1" draw:text-style-name="P2" draw:layer="layout" svg:width="0.422cm" svg:height="0.475cm" svg:x="17.781cm" svg:y="4.49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8.718cm" svg:height="0.475cm" svg:x="2.2cm" svg:y="5.058cm">
          <draw:text-box>
            <text:p text:style-name="P1"><text:span text:style-name="T3">Despite operational successes in Sunni areas:</text:span></text:p>
          </draw:text-box>
        </draw:frame>
        <draw:frame draw:style-name="gr5" draw:text-style-name="P6" draw:layer="layout" svg:width="0.246cm" svg:height="0.276cm" svg:x="10.883cm" svg:y="5.07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839cm" svg:height="0.475cm" svg:x="2.95cm" svg:y="5.897cm">
          <draw:text-box>
            <text:p text:style-name="P1"><text:span text:style-name="T3">“… </text:span><text:span text:style-name="T3">the military campaign is not effectively containing the insurgency in Sunni areas. </text:span></text:p>
          </draw:text-box>
        </draw:frame>
        <draw:frame draw:style-name="gr1" draw:text-style-name="P2" draw:layer="layout" svg:width="14.984cm" svg:height="0.475cm" svg:x="2.95cm" svg:y="6.462cm">
          <draw:text-box>
            <text:p text:style-name="P1"><text:span text:style-name="T3">Law and order, the pace of economic reconstruction, the availability of jobs and </text:span></text:p>
          </draw:text-box>
        </draw:frame>
        <draw:frame draw:style-name="gr1" draw:text-style-name="P2" draw:layer="layout" svg:width="15.767cm" svg:height="0.475cm" svg:x="2.95cm" svg:y="7.026cm">
          <draw:text-box>
            <text:p text:style-name="P1"><text:span text:style-name="T3">general quality of life have not matched [Sunni] expectations. Most Sunnis perceive </text:span></text:p>
          </draw:text-box>
        </draw:frame>
        <draw:frame draw:style-name="gr1" draw:text-style-name="P2" draw:layer="layout" svg:width="15.83cm" svg:height="0.475cm" svg:x="2.95cm" svg:y="7.591cm">
          <draw:text-box>
            <text:p text:style-name="P1"><text:span text:style-name="T3">themselves to be worse off economically, and in security terms than under Saddam. </text:span></text:p>
          </draw:text-box>
        </draw:frame>
        <draw:frame draw:style-name="gr1" draw:text-style-name="P2" draw:layer="layout" svg:width="7.686cm" svg:height="0.475cm" svg:x="2.95cm" svg:y="8.155cm">
          <draw:text-box>
            <text:p text:style-name="P1"><text:span text:style-name="T3">Sunni ‘hearts and minds’ are being lost.” </text:span></text:p>
          </draw:text-box>
        </draw:frame>
        <draw:frame draw:style-name="gr1" draw:text-style-name="P2" draw:layer="layout" svg:width="15.441cm" svg:height="0.475cm" svg:x="2.2cm" svg:y="8.995cm">
          <draw:text-box>
            <text:p text:style-name="P1"><text:span text:style-name="T6">218. </text:span><text:span text:style-name="T3"><text:s/>The JIC assessed that the election results were likely to be less important in </text:span></text:p>
          </draw:text-box>
        </draw:frame>
        <draw:frame draw:style-name="gr1" draw:text-style-name="P2" draw:layer="layout" svg:width="16.381cm" svg:height="0.475cm" svg:x="2.2cm" svg:y="9.559cm">
          <draw:text-box>
            <text:p text:style-name="P1"><text:span text:style-name="T3">determining Sunni support for the insurgency than the degree to which credible Sunnis </text:span></text:p>
          </draw:text-box>
        </draw:frame>
        <draw:frame draw:style-name="gr1" draw:text-style-name="P2" draw:layer="layout" svg:width="16.237cm" svg:height="0.475cm" svg:x="2.2cm" svg:y="10.123cm">
          <draw:text-box>
            <text:p text:style-name="P1"><text:span text:style-name="T3">could be brought into the political process, “the speed at which reconstruction is taken </text:span></text:p>
          </draw:text-box>
        </draw:frame>
        <draw:frame draw:style-name="gr1" draw:text-style-name="P2" draw:layer="layout" svg:width="11.313cm" svg:height="0.475cm" svg:x="2.2cm" svg:y="10.688cm">
          <draw:text-box>
            <text:p text:style-name="P1"><text:span text:style-name="T3">forward” and the duration of the coalition’s presence in Iraq. </text:span></text:p>
          </draw:text-box>
        </draw:frame>
        <draw:frame draw:style-name="gr1" draw:text-style-name="P2" draw:layer="layout" svg:width="16.419cm" svg:height="0.475cm" svg:x="2.2cm" svg:y="11.527cm">
          <draw:text-box>
            <text:p text:style-name="P1"><text:span text:style-name="T6">219. </text:span><text:span text:style-name="T3"><text:s/>A revised Cabinet Office strategy, drawing on the JIC assessment, was submitted </text:span></text:p>
          </draw:text-box>
        </draw:frame>
        <draw:frame draw:style-name="gr1" draw:text-style-name="P2" draw:layer="layout" svg:width="13.358cm" svg:height="0.475cm" svg:x="2.2cm" svg:y="12.092cm">
          <draw:text-box>
            <text:p text:style-name="P1"><text:span text:style-name="T3">to the 9 February Ad Hoc Ministerial Group on Iraq, chaired by Mr Blair.</text:span></text:p>
          </draw:text-box>
        </draw:frame>
        <draw:frame draw:style-name="gr5" draw:text-style-name="P6" draw:layer="layout" svg:width="0.408cm" svg:height="0.276cm" svg:x="15.517cm" svg:y="12.111cm">
          <draw:text-box>
            <text:p text:style-name="P1"><text:span text:style-name="T8">132</text:span></text:p>
          </draw:text-box>
        </draw:frame>
        <draw:frame draw:style-name="gr1" draw:text-style-name="P2" draw:layer="layout" svg:width="1.751cm" svg:height="0.475cm" svg:x="15.929cm" svg:y="12.092cm">
          <draw:text-box>
            <text:p text:style-name="P1"><text:span text:style-name="T3"><text:s/></text:span><text:span text:style-name="T3">The key </text:span></text:p>
          </draw:text-box>
        </draw:frame>
        <draw:frame draw:style-name="gr1" draw:text-style-name="P2" draw:layer="layout" svg:width="9.451cm" svg:height="0.475cm" svg:x="2.2cm" svg:y="12.656cm">
          <draw:text-box>
            <text:p text:style-name="P1"><text:span text:style-name="T3">elements of the strategy for the coming year were:</text:span></text:p>
          </draw:text-box>
        </draw:frame>
        <draw:frame draw:style-name="gr3" draw:text-style-name="P4" draw:layer="layout" svg:width="0.634cm" svg:height="0.712cm" svg:x="2.95cm" svg:y="13.339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149cm" svg:height="0.475cm" svg:x="3.7cm" svg:y="13.496cm">
          <draw:text-box>
            <text:p text:style-name="P1"><text:span text:style-name="T3">building the capability of the ISF;</text:span></text:p>
          </draw:text-box>
        </draw:frame>
        <draw:frame draw:style-name="gr3" draw:text-style-name="P4" draw:layer="layout" svg:width="0.634cm" svg:height="0.712cm" svg:x="2.95cm" svg:y="13.95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56cm" svg:height="0.475cm" svg:x="3.7cm" svg:y="14.11cm">
          <draw:text-box>
            <text:p text:style-name="P1"><text:span text:style-name="T3">outreach by the ITG to bring in those currently supporting the insurgency;</text:span></text:p>
          </draw:text-box>
        </draw:frame>
        <draw:frame draw:style-name="gr3" draw:text-style-name="P4" draw:layer="layout" svg:width="0.634cm" svg:height="0.712cm" svg:x="2.95cm" svg:y="14.56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91cm" svg:height="0.475cm" svg:x="3.7cm" svg:y="14.725cm">
          <draw:text-box>
            <text:p text:style-name="P1"><text:span text:style-name="T3">drawing in the international community and giving it a new sense of purpose </text:span></text:p>
          </draw:text-box>
        </draw:frame>
        <draw:frame draw:style-name="gr1" draw:text-style-name="P2" draw:layer="layout" svg:width="11.39cm" svg:height="0.475cm" svg:x="3.7cm" svg:y="15.289cm">
          <draw:text-box>
            <text:p text:style-name="P1"><text:span text:style-name="T3">(including getting the UN to do more on reconstruction); and </text:span></text:p>
          </draw:text-box>
        </draw:frame>
        <draw:frame draw:style-name="gr3" draw:text-style-name="P4" draw:layer="layout" svg:width="0.634cm" svg:height="0.712cm" svg:x="2.95cm" svg:y="15.74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15cm" svg:height="0.475cm" svg:x="3.7cm" svg:y="15.903cm">
          <draw:text-box>
            <text:p text:style-name="P1"><text:span text:style-name="T3">“</text:span><text:span text:style-name="T3">reviewing reconstruction to find ways to make a difference quickly”.</text:span></text:p>
          </draw:text-box>
        </draw:frame>
        <draw:frame draw:style-name="gr1" draw:text-style-name="P2" draw:layer="layout" svg:width="16.16cm" svg:height="0.475cm" svg:x="2.2cm" svg:y="16.743cm">
          <draw:text-box>
            <text:p text:style-name="P1"><text:span text:style-name="T6">220. </text:span><text:span text:style-name="T3"><text:s/>The strategy identified key “governance and reconstruction” challenges in 2005, </text:span></text:p>
          </draw:text-box>
        </draw:frame>
        <draw:frame draw:style-name="gr1" draw:text-style-name="P2" draw:layer="layout" svg:width="1.915cm" svg:height="0.475cm" svg:x="2.2cm" svg:y="17.307cm">
          <draw:text-box>
            <text:p text:style-name="P1"><text:span text:style-name="T3">including: </text:span></text:p>
          </draw:text-box>
        </draw:frame>
        <draw:frame draw:style-name="gr3" draw:text-style-name="P4" draw:layer="layout" svg:width="0.634cm" svg:height="0.712cm" svg:x="2.95cm" svg:y="17.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94cm" svg:height="0.475cm" svg:x="3.7cm" svg:y="18.147cm">
          <draw:text-box>
            <text:p text:style-name="P1"><text:span text:style-name="T3">the weak capacity of Iraqi Government institutions to drive reconstruction;</text:span></text:p>
          </draw:text-box>
        </draw:frame>
        <draw:frame draw:style-name="gr3" draw:text-style-name="P4" draw:layer="layout" svg:width="0.634cm" svg:height="0.712cm" svg:x="2.95cm" svg:y="18.6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13cm" svg:height="0.475cm" svg:x="3.7cm" svg:y="18.761cm">
          <draw:text-box>
            <text:p text:style-name="P1"><text:span text:style-name="T3">sustained improvements in the availability of fuel and electricity needing difficult </text:span></text:p>
          </draw:text-box>
        </draw:frame>
        <draw:frame draw:style-name="gr1" draw:text-style-name="P2" draw:layer="layout" svg:width="10.187cm" svg:height="0.475cm" svg:x="3.7cm" svg:y="19.326cm">
          <draw:text-box>
            <text:p text:style-name="P1"><text:span text:style-name="T3">reforms and a crackdown on corruption and sabotage;</text:span></text:p>
          </draw:text-box>
        </draw:frame>
        <draw:frame draw:style-name="gr3" draw:text-style-name="P4" draw:layer="layout" svg:width="0.634cm" svg:height="0.712cm" svg:x="2.95cm" svg:y="19.7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53cm" svg:height="0.475cm" svg:x="3.7cm" svg:y="19.94cm">
          <draw:text-box>
            <text:p text:style-name="P1"><text:span text:style-name="T3">the limited presence on the ground of international agencies and NGOs; and</text:span></text:p>
          </draw:text-box>
        </draw:frame>
        <draw:frame draw:style-name="gr3" draw:text-style-name="P4" draw:layer="layout" svg:width="0.634cm" svg:height="0.712cm" svg:x="2.95cm" svg:y="20.3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5cm" svg:height="0.475cm" svg:x="3.7cm" svg:y="20.555cm">
          <draw:text-box>
            <text:p text:style-name="P1"><text:span text:style-name="T3">ensuring all Iraq benefited (“the South is not a strategic priority for the US”).</text:span></text:p>
          </draw:text-box>
        </draw:frame>
        <draw:frame draw:style-name="gr1" draw:text-style-name="P2" draw:layer="layout" svg:width="16.012cm" svg:height="0.475cm" svg:x="2.2cm" svg:y="21.394cm">
          <draw:text-box>
            <text:p text:style-name="P1"><text:span text:style-name="T6">221. </text:span><text:span text:style-name="T3"><text:s/>The six “governance and reconstruction” actions for the UK before the ITG was </text:span></text:p>
          </draw:text-box>
        </draw:frame>
        <draw:frame draw:style-name="gr1" draw:text-style-name="P2" draw:layer="layout" svg:width="2.479cm" svg:height="0.475cm" svg:x="2.2cm" svg:y="21.958cm">
          <draw:text-box>
            <text:p text:style-name="P1"><text:span text:style-name="T3">formed were:</text:span></text:p>
          </draw:text-box>
        </draw:frame>
        <draw:frame draw:style-name="gr3" draw:text-style-name="P4" draw:layer="layout" svg:width="0.634cm" svg:height="0.712cm" svg:x="2.95cm" svg:y="22.6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08cm" svg:height="0.475cm" svg:x="3.7cm" svg:y="22.798cm">
          <draw:text-box>
            <text:p text:style-name="P1"><text:span text:style-name="T3">preparing key messages to the new government on reconstruction priorities, </text:span></text:p>
          </draw:text-box>
        </draw:frame>
        <draw:frame draw:style-name="gr1" draw:text-style-name="P2" draw:layer="layout" svg:width="13.887cm" svg:height="0.475cm" svg:x="3.7cm" svg:y="23.362cm">
          <draw:text-box>
            <text:p text:style-name="P1"><text:span text:style-name="T3">focusing on developing a stronger relationship between Baghdad and the </text:span></text:p>
          </draw:text-box>
        </draw:frame>
        <draw:frame draw:style-name="gr1" draw:text-style-name="P2" draw:layer="layout" svg:width="2.601cm" svg:height="0.475cm" svg:x="3.7cm" svg:y="23.927cm">
          <draw:text-box>
            <text:p text:style-name="P1"><text:span text:style-name="T3">governorates;</text:span></text:p>
          </draw:text-box>
        </draw:frame>
        <draw:frame draw:style-name="gr3" draw:text-style-name="P4" draw:layer="layout" svg:width="0.634cm" svg:height="0.712cm" svg:x="2.95cm" svg:y="24.4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53cm" svg:height="0.475cm" svg:x="3.7cm" svg:y="24.591cm">
          <draw:text-box>
            <text:p text:style-name="P1"><text:span text:style-name="T3">working with the US to make its reconstruction effort more effective. The US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4.822cm" svg:y2="26.714cm">
          <text:p/>
        </draw:line>
        <draw:frame draw:style-name="gr1" draw:text-style-name="P2" draw:layer="layout" svg:width="12.685cm" svg:height="0.475cm" svg:x="3.7cm" svg:y="25.156cm">
          <draw:text-box>
            <text:p text:style-name="P1"><text:span text:style-name="T3">should focus on rapid job creation, and directly fund Iraqi ministries;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31 </text:span></text:p>
          </draw:text-box>
        </draw:frame>
        <draw:line draw:style-name="gr8" draw:text-style-name="P7" draw:layer="layout" svg:x1="2.645cm" svg:y1="27.137cm" svg:x2="12.568cm" svg:y2="27.137cm">
          <text:p/>
        </draw:line>
        <draw:frame draw:style-name="gr4" draw:text-style-name="P5" draw:layer="layout" svg:width="12.228cm" svg:height="0.395cm" svg:x="2.646cm" svg:y="26.357cm">
          <draw:text-box>
            <text:p text:style-name="P1"><text:span text:style-name="T5">JIC Assessment, 3 February 2005, ‘Iraq: Insurgency and Counter-Insurgency’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32 </text:span></text:p>
          </draw:text-box>
        </draw:frame>
        <draw:frame draw:style-name="gr4" draw:text-style-name="P5" draw:layer="layout" svg:width="9.958cm" svg:height="0.395cm" svg:x="2.646cm" svg:y="26.781cm">
          <draw:text-box>
            <text:p text:style-name="P1"><text:span text:style-name="T5">Paper Cabinet Office, 7 February 2005, ‘Iraq Strategy for 2005’.</text:span><text:span text:style-name="T11"> 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3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95cm" svg:height="0.475cm" svg:x="3.7cm" svg:y="2.525cm">
          <draw:text-box>
            <text:p text:style-name="P1"><text:span text:style-name="T3">supporting the handover of power to the new government, through the </text:span></text:p>
          </draw:text-box>
        </draw:frame>
        <draw:frame draw:style-name="gr1" draw:text-style-name="P2" draw:layer="layout" svg:width="5.975cm" svg:height="0.475cm" svg:x="3.7cm" svg:y="3.09cm">
          <draw:text-box>
            <text:p text:style-name="P1"><text:span text:style-name="T3">DFID-funded consultancy team;</text:span></text:p>
          </draw:text-box>
        </draw:frame>
        <draw:frame draw:style-name="gr5" draw:text-style-name="P6" draw:layer="layout" svg:width="0.408cm" svg:height="0.276cm" svg:x="9.653cm" svg:y="3.108cm">
          <draw:text-box>
            <text:p text:style-name="P1"><text:span text:style-name="T8">133</text:span></text:p>
          </draw:text-box>
        </draw:frame>
        <draw:frame draw:style-name="gr1" draw:text-style-name="P2" draw:layer="layout" svg:width="0.422cm" svg:height="0.475cm" svg:x="10.065cm" svg:y="3.0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48cm" svg:height="0.475cm" svg:x="3.7cm" svg:y="3.754cm">
          <draw:text-box>
            <text:p text:style-name="P1"><text:span text:style-name="T3">pressing the UN, IMF and other donors to engage;</text:span></text:p>
          </draw:text-box>
        </draw:frame>
        <draw:frame draw:style-name="gr3" draw:text-style-name="P4" draw:layer="layout" svg:width="0.634cm" svg:height="0.712cm" svg:x="2.95cm" svg:y="4.2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95cm" svg:height="0.475cm" svg:x="3.7cm" svg:y="4.418cm">
          <draw:text-box>
            <text:p text:style-name="P1"><text:span text:style-name="T3">completing the design of DFID’s new £40m power and infrastructure programme </text:span></text:p>
          </draw:text-box>
        </draw:frame>
        <draw:frame draw:style-name="gr1" draw:text-style-name="P2" draw:layer="layout" svg:width="3.389cm" svg:height="0.475cm" svg:x="3.7cm" svg:y="4.983cm">
          <draw:text-box>
            <text:p text:style-name="P1"><text:span text:style-name="T3">for the South; and</text:span></text:p>
          </draw:text-box>
        </draw:frame>
        <draw:frame draw:style-name="gr3" draw:text-style-name="P4" draw:layer="layout" svg:width="0.634cm" svg:height="0.712cm" svg:x="2.95cm" svg:y="5.4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385cm" svg:height="0.475cm" svg:x="3.7cm" svg:y="5.647cm">
          <draw:text-box>
            <text:p text:style-name="P1"><text:span text:style-name="T3">deciding on ways to expand visible job creation work in the South.</text:span></text:p>
          </draw:text-box>
        </draw:frame>
        <draw:frame draw:style-name="gr1" draw:text-style-name="P2" draw:layer="layout" svg:width="16.436cm" svg:height="0.475cm" svg:x="2.2cm" svg:y="6.562cm">
          <draw:text-box>
            <text:p text:style-name="P1"><text:span text:style-name="T6">222. </text:span><text:span text:style-name="T3"><text:s/>ITG ownership of governance and reconstruction would be crucial. The UK would </text:span></text:p>
          </draw:text-box>
        </draw:frame>
        <draw:frame draw:style-name="gr1" draw:text-style-name="P2" draw:layer="layout" svg:width="16.491cm" svg:height="0.475cm" svg:x="2.2cm" svg:y="7.126cm">
          <draw:text-box>
            <text:p text:style-name="P1"><text:span text:style-name="T3">strengthen the ITG’s strategic communications capacity, to ensure that successes were </text:span></text:p>
          </draw:text-box>
        </draw:frame>
        <draw:frame draw:style-name="gr1" draw:text-style-name="P2" draw:layer="layout" svg:width="2.601cm" svg:height="0.475cm" svg:x="2.2cm" svg:y="7.691cm">
          <draw:text-box>
            <text:p text:style-name="P1"><text:span text:style-name="T3">promulgated. </text:span></text:p>
          </draw:text-box>
        </draw:frame>
        <draw:frame draw:style-name="gr1" draw:text-style-name="P2" draw:layer="layout" svg:width="12.3cm" svg:height="0.475cm" svg:x="2.2cm" svg:y="8.605cm">
          <draw:text-box>
            <text:p text:style-name="P1"><text:span text:style-name="T6">223. </text:span><text:span text:style-name="T3"><text:s/>The strategy also identified a number of economic priorities:</text:span></text:p>
          </draw:text-box>
        </draw:frame>
        <draw:frame draw:style-name="gr3" draw:text-style-name="P4" draw:layer="layout" svg:width="0.634cm" svg:height="0.712cm" svg:x="2.95cm" svg:y="9.3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cm" svg:height="0.475cm" svg:x="3.7cm" svg:y="9.52cm">
          <draw:text-box>
            <text:p text:style-name="P1"><text:span text:style-name="T3">ensuring the UK “plays its part” in achieving a “fair and sustainable” solution to </text:span></text:p>
          </draw:text-box>
        </draw:frame>
        <draw:frame draw:style-name="gr1" draw:text-style-name="P2" draw:layer="layout" svg:width="14.378cm" svg:height="0.475cm" svg:x="3.7cm" svg:y="10.084cm">
          <draw:text-box>
            <text:p text:style-name="P1"><text:span text:style-name="T3">Iraq’s debt problems. Iraq would need to secure comparable debt relief from </text:span></text:p>
          </draw:text-box>
        </draw:frame>
        <draw:frame draw:style-name="gr1" draw:text-style-name="P2" draw:layer="layout" svg:width="4.464cm" svg:height="0.475cm" svg:x="3.7cm" svg:y="10.648cm">
          <draw:text-box>
            <text:p text:style-name="P1"><text:span text:style-name="T3">non-Paris Club debtors;</text:span></text:p>
          </draw:text-box>
        </draw:frame>
        <draw:frame draw:style-name="gr3" draw:text-style-name="P4" draw:layer="layout" svg:width="0.634cm" svg:height="0.712cm" svg:x="2.95cm" svg:y="11.1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303cm" svg:height="0.475cm" svg:x="3.7cm" svg:y="11.313cm">
          <draw:text-box>
            <text:p text:style-name="P1"><text:span text:style-name="T3">encouraging Iraq to complete its IMF programme;</text:span></text:p>
          </draw:text-box>
        </draw:frame>
        <draw:frame draw:style-name="gr3" draw:text-style-name="P4" draw:layer="layout" svg:width="0.634cm" svg:height="0.712cm" svg:x="2.95cm" svg:y="11.8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347cm" svg:height="0.475cm" svg:x="3.7cm" svg:y="11.977cm">
          <draw:text-box>
            <text:p text:style-name="P1"><text:span text:style-name="T3">continuing to support economic reform;</text:span></text:p>
          </draw:text-box>
        </draw:frame>
        <draw:frame draw:style-name="gr3" draw:text-style-name="P4" draw:layer="layout" svg:width="0.634cm" svg:height="0.712cm" svg:x="2.95cm" svg:y="12.4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62cm" svg:height="0.475cm" svg:x="3.7cm" svg:y="12.642cm">
          <draw:text-box>
            <text:p text:style-name="P1"><text:span text:style-name="T3">promoting an “efficient, outward looking and transparent” oil and energy industry </text:span></text:p>
          </draw:text-box>
        </draw:frame>
        <draw:frame draw:style-name="gr1" draw:text-style-name="P2" draw:layer="layout" svg:width="11.267cm" svg:height="0.475cm" svg:x="3.7cm" svg:y="13.206cm">
          <draw:text-box>
            <text:p text:style-name="P1"><text:span text:style-name="T3">and the transparent management of Iraq’s oil reserves; and </text:span></text:p>
          </draw:text-box>
        </draw:frame>
        <draw:frame draw:style-name="gr3" draw:text-style-name="P4" draw:layer="layout" svg:width="0.634cm" svg:height="0.712cm" svg:x="2.95cm" svg:y="13.7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056cm" svg:height="0.475cm" svg:x="3.7cm" svg:y="13.871cm">
          <draw:text-box>
            <text:p text:style-name="P1"><text:span text:style-name="T3">advising on an effective response to inflationary risks.</text:span></text:p>
          </draw:text-box>
        </draw:frame>
        <draw:frame draw:style-name="gr1" draw:text-style-name="P2" draw:layer="layout" svg:width="15.42cm" svg:height="0.475cm" svg:x="2.2cm" svg:y="14.785cm">
          <draw:text-box>
            <text:p text:style-name="P1"><text:span text:style-name="T6">224. </text:span><text:span text:style-name="T3"><text:s/>The strategy stated that the UK’s current posture in Iraq was costing around </text:span></text:p>
          </draw:text-box>
        </draw:frame>
        <draw:frame draw:style-name="gr1" draw:text-style-name="P2" draw:layer="layout" svg:width="16.512cm" svg:height="0.475cm" svg:x="2.2cm" svg:y="15.35cm">
          <draw:text-box>
            <text:p text:style-name="P1"><text:span text:style-name="T3">£1bn a year, but did not comment on whether this amount was appropriate or sufficient. </text:span></text:p>
          </draw:text-box>
        </draw:frame>
        <draw:frame draw:style-name="gr1" draw:text-style-name="P2" draw:layer="layout" svg:width="14.941cm" svg:height="0.475cm" svg:x="2.2cm" svg:y="16.264cm">
          <draw:text-box>
            <text:p text:style-name="P1"><text:span text:style-name="T6">225. </text:span><text:span text:style-name="T3"><text:s/>In discussion, Ministers commented that it was essential that the security, </text:span></text:p>
          </draw:text-box>
        </draw:frame>
        <draw:frame draw:style-name="gr1" draw:text-style-name="P2" draw:layer="layout" svg:width="15.276cm" svg:height="0.475cm" svg:x="2.2cm" svg:y="16.828cm">
          <draw:text-box>
            <text:p text:style-name="P1"><text:span text:style-name="T3">political and reconstruction tracks were synchronised if the UK was to achieve its </text:span></text:p>
          </draw:text-box>
        </draw:frame>
        <draw:frame draw:style-name="gr1" draw:text-style-name="P2" draw:layer="layout" svg:width="3.308cm" svg:height="0.475cm" svg:x="2.2cm" svg:y="17.393cm">
          <draw:text-box>
            <text:p text:style-name="P1"><text:span text:style-name="T3">objectives in Iraq.</text:span></text:p>
          </draw:text-box>
        </draw:frame>
        <draw:frame draw:style-name="gr5" draw:text-style-name="P6" draw:layer="layout" svg:width="0.408cm" svg:height="0.276cm" svg:x="5.494cm" svg:y="17.412cm">
          <draw:text-box>
            <text:p text:style-name="P1"><text:span text:style-name="T8">134</text:span></text:p>
          </draw:text-box>
        </draw:frame>
        <draw:frame draw:style-name="gr1" draw:text-style-name="P2" draw:layer="layout" svg:width="12.779cm" svg:height="0.475cm" svg:x="5.906cm" svg:y="17.393cm">
          <draw:text-box>
            <text:p text:style-name="P1"><text:span text:style-name="T3"><text:s/></text:span><text:span text:style-name="T3">If necessary, the UK should push ahead with plans for security and </text:span></text:p>
          </draw:text-box>
        </draw:frame>
        <draw:frame draw:style-name="gr1" draw:text-style-name="P2" draw:layer="layout" svg:width="15.462cm" svg:height="0.475cm" svg:x="2.2cm" svg:y="17.957cm">
          <draw:text-box>
            <text:p text:style-name="P1"><text:span text:style-name="T3">reconstruction in MND(SE), in advance of developments in the rest of the country. </text:span></text:p>
          </draw:text-box>
        </draw:frame>
        <draw:frame draw:style-name="gr1" draw:text-style-name="P2" draw:layer="layout" svg:width="16.44cm" svg:height="0.475cm" svg:x="2.2cm" svg:y="18.872cm">
          <draw:text-box>
            <text:p text:style-name="P1"><text:span text:style-name="T6">226. </text:span><text:span text:style-name="T3"><text:s/>The Group approved the strategy and agreed that No.10 should pass an updated </text:span></text:p>
          </draw:text-box>
        </draw:frame>
        <draw:frame draw:style-name="gr1" draw:text-style-name="P2" draw:layer="layout" svg:width="16.677cm" svg:height="0.475cm" svg:x="2.2cm" svg:y="19.436cm">
          <draw:text-box>
            <text:p text:style-name="P1"><text:span text:style-name="T3">version to the US, raising the issue of diversion of US funding for reconstruction projects </text:span></text:p>
          </draw:text-box>
        </draw:frame>
        <draw:frame draw:style-name="gr1" draw:text-style-name="P2" draw:layer="layout" svg:width="8.198cm" svg:height="0.475cm" svg:x="2.2cm" svg:y="20.001cm">
          <draw:text-box>
            <text:p text:style-name="P1"><text:span text:style-name="T3">from the South to other parts of the country.</text:span></text:p>
          </draw:text-box>
        </draw:frame>
        <draw:frame draw:style-name="gr5" draw:text-style-name="P6" draw:layer="layout" svg:width="0.246cm" svg:height="0.276cm" svg:x="10.357cm" svg:y="20.01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801cm" svg:height="0.475cm" svg:x="2.2cm" svg:y="20.915cm">
          <draw:text-box>
            <text:p text:style-name="P1"><text:span text:style-name="T6">227. </text:span><text:span text:style-name="T3"><text:s/>The Group also agreed that Mr Blair and Mr Benn should press Mr Annan and </text:span></text:p>
          </draw:text-box>
        </draw:frame>
        <draw:frame draw:style-name="gr1" draw:text-style-name="P2" draw:layer="layout" svg:width="14.552cm" svg:height="0.475cm" svg:x="2.2cm" svg:y="21.48cm">
          <draw:text-box>
            <text:p text:style-name="P1"><text:span text:style-name="T3">Mr James Wolfensohn, President of the World Bank, to deploy staff to Basra. </text:span></text:p>
          </draw:text-box>
        </draw:frame>
        <draw:frame draw:style-name="gr1" draw:text-style-name="P2" draw:layer="layout" svg:width="16.245cm" svg:height="0.475cm" svg:x="2.2cm" svg:y="22.394cm">
          <draw:text-box>
            <text:p text:style-name="P1"><text:span text:style-name="T6">228. </text:span><text:span text:style-name="T3"><text:s/>Sir Nigel Sheinwald sent a revised version of the strategy to Mr Stephen Hadley, </text:span></text:p>
          </draw:text-box>
        </draw:frame>
        <draw:frame draw:style-name="gr1" draw:text-style-name="P2" draw:layer="layout" svg:width="8.57cm" svg:height="0.475cm" svg:x="2.2cm" svg:y="22.958cm">
          <draw:text-box>
            <text:p text:style-name="P1"><text:span text:style-name="T3">US National Security Advisor, on 11 February.</text:span></text:p>
          </draw:text-box>
        </draw:frame>
        <draw:frame draw:style-name="gr5" draw:text-style-name="P6" draw:layer="layout" svg:width="0.408cm" svg:height="0.276cm" svg:x="10.749cm" svg:y="22.977cm">
          <draw:text-box>
            <text:p text:style-name="P1"><text:span text:style-name="T8">135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0.422cm" svg:height="0.475cm" svg:x="11.161cm" svg:y="22.958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33 </text:span></text:p>
          </draw:text-box>
        </draw:frame>
        <draw:frame draw:style-name="gr4" draw:text-style-name="P5" draw:layer="layout" svg:width="15.191cm" svg:height="0.395cm" svg:x="2.635cm" svg:y="25.511cm">
          <draw:text-box>
            <text:p text:style-name="P1"><text:span text:style-name="T11">A reference to DFID’s £4.2m Emergency Public Administration Programme, which was developed </text:span></text:p>
          </draw:text-box>
        </draw:frame>
        <draw:frame draw:style-name="gr4" draw:text-style-name="P5" draw:layer="layout" svg:width="13.096cm" svg:height="0.395cm" svg:x="2.2cm" svg:y="25.934cm">
          <draw:text-box>
            <text:p text:style-name="P1"><text:span text:style-name="T11">to help establish the Prime Minister’s Office and the Cabinet and committee system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34 </text:span></text:p>
          </draw:text-box>
        </draw:frame>
        <draw:line draw:style-name="gr8" draw:text-style-name="P7" draw:layer="layout" svg:x1="2.645cm" svg:y1="27.137cm" svg:x2="17.249cm" svg:y2="27.137cm">
          <text:p/>
        </draw:line>
        <draw:frame draw:style-name="gr4" draw:text-style-name="P5" draw:layer="layout" svg:width="10.797cm" svg:height="0.395cm" svg:x="2.646cm" svg:y="26.357cm">
          <draw:text-box>
            <text:p text:style-name="P1"><text:span text:style-name="T11">Minutes, 9 February 2005, Ad Hoc Ministerial Group on Iraq meeting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35 </text:span></text:p>
          </draw:text-box>
        </draw:frame>
        <draw:frame draw:style-name="gr4" draw:text-style-name="P5" draw:layer="layout" svg:width="14.602cm" svg:height="0.395cm" svg:x="2.646cm" svg:y="26.781cm">
          <draw:text-box>
            <text:p text:style-name="P1"><text:span text:style-name="T5">Letter Sheinwald to Hadley, 11 February 2005, ‘Iraq’ attaching Paper, ‘Iraq: Strategy for 2005’.</text:span><text:span text:style-name="T11"> 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4</text:span></text:p>
          </draw:text-box>
        </draw:frame>
        <draw:frame draw:style-name="gr1" draw:text-style-name="P2" draw:layer="layout" svg:width="15.597cm" svg:height="0.475cm" svg:x="2.2cm" svg:y="2.525cm">
          <draw:text-box>
            <text:p text:style-name="P1"><text:span text:style-name="T6">229. </text:span><text:span text:style-name="T3"><text:s/>At the meeting of the ISG on the same day, Mr Martin Dinham, DFID Director </text:span></text:p>
          </draw:text-box>
        </draw:frame>
        <draw:frame draw:style-name="gr1" draw:text-style-name="P2" draw:layer="layout" svg:width="15.022cm" svg:height="0.475cm" svg:x="2.2cm" svg:y="3.09cm">
          <draw:text-box>
            <text:p text:style-name="P1"><text:span text:style-name="T3">Europe, Middle East and Americas, set out what DFID would do “in response to </text:span></text:p>
          </draw:text-box>
        </draw:frame>
        <draw:frame draw:style-name="gr1" draw:text-style-name="P2" draw:layer="layout" svg:width="15.585cm" svg:height="0.475cm" svg:x="2.2cm" svg:y="3.654cm">
          <draw:text-box>
            <text:p text:style-name="P1"><text:span text:style-name="T3">the renewed Ministerial mandate to press ahead with reconstruction, particularly in </text:span></text:p>
          </draw:text-box>
        </draw:frame>
        <draw:frame draw:style-name="gr1" draw:text-style-name="P2" draw:layer="layout" svg:width="2.068cm" svg:height="0.475cm" svg:x="2.2cm" svg:y="4.218cm">
          <draw:text-box>
            <text:p text:style-name="P1"><text:span text:style-name="T3">MND(SE)”.</text:span></text:p>
          </draw:text-box>
        </draw:frame>
        <draw:frame draw:style-name="gr5" draw:text-style-name="P6" draw:layer="layout" svg:width="0.408cm" svg:height="0.276cm" svg:x="4.269cm" svg:y="4.237cm">
          <draw:text-box>
            <text:p text:style-name="P1"><text:span text:style-name="T8">136</text:span></text:p>
          </draw:text-box>
        </draw:frame>
        <draw:frame draw:style-name="gr1" draw:text-style-name="P2" draw:layer="layout" svg:width="12.724cm" svg:height="0.475cm" svg:x="4.681cm" svg:y="4.218cm">
          <draw:text-box>
            <text:p text:style-name="P1"><text:span text:style-name="T3"><text:s/></text:span><text:span text:style-name="T3">The £40m Iraq Infrastructure Services Programme (IISP) would be </text:span></text:p>
          </draw:text-box>
        </draw:frame>
        <draw:frame draw:style-name="gr1" draw:text-style-name="P2" draw:layer="layout" svg:width="16.393cm" svg:height="0.475cm" svg:x="2.2cm" svg:y="4.783cm">
          <draw:text-box>
            <text:p text:style-name="P1"><text:span text:style-name="T3">approved in the next few weeks. More money was available for job creation if required. </text:span></text:p>
          </draw:text-box>
        </draw:frame>
        <draw:frame draw:style-name="gr1" draw:text-style-name="P2" draw:layer="layout" svg:width="15.445cm" svg:height="0.475cm" svg:x="2.2cm" svg:y="5.347cm">
          <draw:text-box>
            <text:p text:style-name="P1"><text:span text:style-name="T3">But it was also key to get other donors engaged. Mr Benn and DFID officials were </text:span></text:p>
          </draw:text-box>
        </draw:frame>
        <draw:frame draw:style-name="gr1" draw:text-style-name="P2" draw:layer="layout" svg:width="15.987cm" svg:height="0.475cm" svg:x="2.2cm" svg:y="5.912cm">
          <draw:text-box>
            <text:p text:style-name="P1"><text:span text:style-name="T3">lobbying the UN, World Bank and IMF. Officials in Basra were conducting a review of </text:span></text:p>
          </draw:text-box>
        </draw:frame>
        <draw:frame draw:style-name="gr1" draw:text-style-name="P2" draw:layer="layout" svg:width="8.291cm" svg:height="0.475cm" svg:x="2.2cm" svg:y="6.476cm">
          <draw:text-box>
            <text:p text:style-name="P1"><text:span text:style-name="T3">infrastructure requirements to identify gaps. </text:span></text:p>
          </draw:text-box>
        </draw:frame>
        <draw:frame draw:style-name="gr1" draw:text-style-name="P2" draw:layer="layout" svg:width="15.784cm" svg:height="0.475cm" svg:x="2.2cm" svg:y="7.391cm">
          <draw:text-box>
            <text:p text:style-name="P1"><text:span text:style-name="T6">230. </text:span><text:span text:style-name="T3"><text:s/>Mr Blair wrote to Mr Wolfensohn on 16 February, highlighting the slow pace of </text:span></text:p>
          </draw:text-box>
        </draw:frame>
        <draw:frame draw:style-name="gr1" draw:text-style-name="P2" draw:layer="layout" svg:width="15.974cm" svg:height="0.475cm" svg:x="2.2cm" svg:y="7.955cm">
          <draw:text-box>
            <text:p text:style-name="P1"><text:span text:style-name="T3">delivery on Trust Fund projects and the value of having core World Bank staff (rather </text:span></text:p>
          </draw:text-box>
        </draw:frame>
        <draw:frame draw:style-name="gr1" draw:text-style-name="P2" draw:layer="layout" svg:width="15.843cm" svg:height="0.475cm" svg:x="2.2cm" svg:y="8.52cm">
          <draw:text-box>
            <text:p text:style-name="P1"><text:span text:style-name="T3">than a contracted liaison officer) in Iraq, and offering to provide accommodation and </text:span></text:p>
          </draw:text-box>
        </draw:frame>
        <draw:frame draw:style-name="gr1" draw:text-style-name="P2" draw:layer="layout" svg:width="9.743cm" svg:height="0.475cm" svg:x="2.2cm" svg:y="9.084cm">
          <draw:text-box>
            <text:p text:style-name="P1"><text:span text:style-name="T3">security for World Bank staff in Baghdad and Basra.</text:span></text:p>
          </draw:text-box>
        </draw:frame>
        <draw:frame draw:style-name="gr5" draw:text-style-name="P6" draw:layer="layout" svg:width="0.408cm" svg:height="0.276cm" svg:x="11.903cm" svg:y="9.103cm">
          <draw:text-box>
            <text:p text:style-name="P1"><text:span text:style-name="T8">137</text:span></text:p>
          </draw:text-box>
        </draw:frame>
        <draw:frame draw:style-name="gr1" draw:text-style-name="P2" draw:layer="layout" svg:width="0.422cm" svg:height="0.475cm" svg:x="12.315cm" svg:y="9.08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0.67cm" svg:height="0.475cm" svg:x="2.2cm" svg:y="9.998cm">
          <draw:text-box>
            <text:p text:style-name="P1"><text:span text:style-name="T6">231. </text:span><text:span text:style-name="T3"><text:s/>Mr Benn wrote to Mr Wolfensohn the following day:</text:span></text:p>
          </draw:text-box>
        </draw:frame>
        <draw:frame draw:style-name="gr1" draw:text-style-name="P2" draw:layer="layout" svg:width="15.67cm" svg:height="0.475cm" svg:x="2.95cm" svg:y="10.913cm">
          <draw:text-box>
            <text:p text:style-name="P1"><text:span text:style-name="T3">“</text:span><text:span text:style-name="T3">We need to seek innovative ways of managing the difficulties and risks associated </text:span></text:p>
          </draw:text-box>
        </draw:frame>
        <draw:frame draw:style-name="gr1" draw:text-style-name="P2" draw:layer="layout" svg:width="15.788cm" svg:height="0.475cm" svg:x="2.95cm" svg:y="11.477cm">
          <draw:text-box>
            <text:p text:style-name="P1"><text:span text:style-name="T3">with working in present-day Iraq. The [World] Bank might need to reallocate funding </text:span></text:p>
          </draw:text-box>
        </draw:frame>
        <draw:frame draw:style-name="gr1" draw:text-style-name="P2" draw:layer="layout" svg:width="15.06cm" svg:height="0.475cm" svg:x="2.95cm" svg:y="12.042cm">
          <draw:text-box>
            <text:p text:style-name="P1"><text:span text:style-name="T3">to new projects that can be delivered … One way to do this might be to channel </text:span></text:p>
          </draw:text-box>
        </draw:frame>
        <draw:frame draw:style-name="gr1" draw:text-style-name="P2" draw:layer="layout" svg:width="15.077cm" svg:height="0.475cm" svg:x="2.95cm" svg:y="12.606cm">
          <draw:text-box>
            <text:p text:style-name="P1"><text:span text:style-name="T3">funding directly through provincial government systems to their priority projects.” </text:span></text:p>
          </draw:text-box>
        </draw:frame>
        <draw:frame draw:style-name="gr5" draw:text-style-name="P6" draw:layer="layout" svg:width="0.408cm" svg:height="0.276cm" svg:x="17.973cm" svg:y="12.625cm">
          <draw:text-box>
            <text:p text:style-name="P1"><text:span text:style-name="T8">138</text:span></text:p>
          </draw:text-box>
        </draw:frame>
        <draw:frame draw:style-name="gr1" draw:text-style-name="P2" draw:layer="layout" svg:width="0.422cm" svg:height="0.475cm" svg:x="18.385cm" svg:y="12.60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11cm" svg:height="0.475cm" svg:x="2.2cm" svg:y="13.521cm">
          <draw:text-box>
            <text:p text:style-name="P1"><text:span text:style-name="T6">232. </text:span><text:span text:style-name="T3"><text:s/>Mr Benn repeated Mr Blair’s offer to provide support for World Bank staff in Iraq, </text:span></text:p>
          </draw:text-box>
        </draw:frame>
        <draw:frame draw:style-name="gr1" draw:text-style-name="P2" draw:layer="layout" svg:width="15.026cm" svg:height="0.475cm" svg:x="2.2cm" svg:y="14.085cm">
          <draw:text-box>
            <text:p text:style-name="P1"><text:span text:style-name="T3">and highlighted the need for a strong World Bank presence in the power sector. </text:span></text:p>
          </draw:text-box>
        </draw:frame>
        <draw:frame draw:style-name="gr1" draw:text-style-name="P2" draw:layer="layout" svg:width="15.635cm" svg:height="0.475cm" svg:x="2.2cm" svg:y="15cm">
          <draw:text-box>
            <text:p text:style-name="P1"><text:span text:style-name="T6">233. </text:span><text:span text:style-name="T3"><text:s/>Mr Dinham followed up those proposals in meetings with World Bank officials </text:span></text:p>
          </draw:text-box>
        </draw:frame>
        <draw:frame draw:style-name="gr1" draw:text-style-name="P2" draw:layer="layout" svg:width="12.465cm" svg:height="0.475cm" svg:x="2.2cm" svg:y="15.564cm">
          <draw:text-box>
            <text:p text:style-name="P1"><text:span text:style-name="T3">during a visit to New York and Washington from 21 to 24 February.</text:span></text:p>
          </draw:text-box>
        </draw:frame>
        <draw:frame draw:style-name="gr5" draw:text-style-name="P6" draw:layer="layout" svg:width="0.408cm" svg:height="0.276cm" svg:x="14.624cm" svg:y="15.583cm">
          <draw:text-box>
            <text:p text:style-name="P1"><text:span text:style-name="T8">139</text:span></text:p>
          </draw:text-box>
        </draw:frame>
        <draw:frame draw:style-name="gr1" draw:text-style-name="P2" draw:layer="layout" svg:width="0.422cm" svg:height="0.475cm" svg:x="15.036cm" svg:y="15.56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1.207cm" svg:height="0.475cm" svg:x="2.2cm" svg:y="16.478cm">
          <draw:text-box>
            <text:p text:style-name="P1"><text:span text:style-name="T6">234. </text:span><text:span text:style-name="T3"><text:s/>During the meetings, World Bank officials argued that:</text:span></text:p>
          </draw:text-box>
        </draw:frame>
        <draw:frame draw:style-name="gr3" draw:text-style-name="P4" draw:layer="layout" svg:width="0.634cm" svg:height="0.712cm" svg:x="2.95cm" svg:y="17.2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8cm" svg:height="0.475cm" svg:x="3.7cm" svg:y="17.393cm">
          <draw:text-box>
            <text:p text:style-name="P1"><text:span text:style-name="T3">Bank officials could achieve a lot from the Bank’s office in Amman, Jordan;</text:span></text:p>
          </draw:text-box>
        </draw:frame>
        <draw:frame draw:style-name="gr3" draw:text-style-name="P4" draw:layer="layout" svg:width="0.634cm" svg:height="0.712cm" svg:x="2.95cm" svg:y="17.9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76cm" svg:height="0.475cm" svg:x="3.7cm" svg:y="18.057cm">
          <draw:text-box>
            <text:p text:style-name="P1"><text:span text:style-name="T3">there were presentational difficulties in being too closely associated with one </text:span></text:p>
          </draw:text-box>
        </draw:frame>
        <draw:frame draw:style-name="gr1" draw:text-style-name="P2" draw:layer="layout" svg:width="5.598cm" svg:height="0.475cm" svg:x="3.7cm" svg:y="18.622cm">
          <draw:text-box>
            <text:p text:style-name="P1"><text:span text:style-name="T3">particular Member State; and </text:span></text:p>
          </draw:text-box>
        </draw:frame>
        <draw:frame draw:style-name="gr3" draw:text-style-name="P4" draw:layer="layout" svg:width="0.634cm" svg:height="0.712cm" svg:x="2.95cm" svg:y="19.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477cm" svg:height="0.475cm" svg:x="3.7cm" svg:y="19.286cm">
          <draw:text-box>
            <text:p text:style-name="P1"><text:span text:style-name="T3">operating in Iraq was expensive and difficult. </text:span></text:p>
          </draw:text-box>
        </draw:frame>
        <draw:frame draw:style-name="gr1" draw:text-style-name="P2" draw:layer="layout" svg:width="14.649cm" svg:height="0.475cm" svg:x="2.2cm" svg:y="20.201cm">
          <draw:text-box>
            <text:p text:style-name="P1"><text:span text:style-name="T6">235. </text:span><text:span text:style-name="T3"><text:s/>Mr Dinham rejected those arguments, pointing out that the UN was now </text:span></text:p>
          </draw:text-box>
        </draw:frame>
        <draw:frame draw:style-name="gr1" draw:text-style-name="P2" draw:layer="layout" svg:width="16.563cm" svg:height="0.475cm" svg:x="2.2cm" svg:y="20.765cm">
          <draw:text-box>
            <text:p text:style-name="P1"><text:span text:style-name="T3">establishing a presence in Iraq with two permanent development specialists and a large </text:span></text:p>
          </draw:text-box>
        </draw:frame>
        <draw:frame draw:style-name="gr1" draw:text-style-name="P2" draw:layer="layout" svg:width="9.07cm" svg:height="0.475cm" svg:x="2.2cm" svg:y="21.33cm">
          <draw:text-box>
            <text:p text:style-name="P1"><text:span text:style-name="T3">number of staff supporting the election process. </text:span></text:p>
          </draw:text-box>
        </draw:frame>
        <draw:frame draw:style-name="gr1" draw:text-style-name="P2" draw:layer="layout" svg:width="16.575cm" svg:height="0.475cm" svg:x="2.2cm" svg:y="22.244cm">
          <draw:text-box>
            <text:p text:style-name="P1"><text:span text:style-name="T6">236. </text:span><text:span text:style-name="T3"><text:s/>Mr Dinham also pressed the Bank to accelerate disbursement from its Trust Fund.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8" draw:text-style-name="P7" draw:layer="layout" svg:x1="2.645cm" svg:y1="25.444cm" svg:x2="17.012cm" svg:y2="25.444cm">
          <text:p/>
        </draw:line>
        <draw:frame draw:style-name="gr1" draw:text-style-name="P2" draw:layer="layout" svg:width="16.47cm" svg:height="0.475cm" svg:x="2.2cm" svg:y="22.808cm">
          <draw:text-box>
            <text:p text:style-name="P1"><text:span text:style-name="T3">The UN was now performing better than the Bank. Mr Dinham suggested that the Bank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36 </text:span></text:p>
          </draw:text-box>
        </draw:frame>
        <draw:frame draw:style-name="gr4" draw:text-style-name="P5" draw:layer="layout" svg:width="14.357cm" svg:height="0.395cm" svg:x="2.646cm" svg:y="25.087cm">
          <draw:text-box>
            <text:p text:style-name="P1"><text:span text:style-name="T5">Minute Cabinet Office [junior official] to Sheinwald, 11 February 2005, ‘Iraq: Strategy Group’.</text:span><text:span text:style-name="T11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37 </text:span></text:p>
          </draw:text-box>
        </draw:frame>
        <draw:line draw:style-name="gr8" draw:text-style-name="P7" draw:layer="layout" svg:x1="2.645cm" svg:y1="26.29cm" svg:x2="13.307cm" svg:y2="26.29cm">
          <text:p/>
        </draw:line>
        <draw:frame draw:style-name="gr4" draw:text-style-name="P5" draw:layer="layout" svg:width="8.702cm" svg:height="0.395cm" svg:x="2.646cm" svg:y="25.511cm">
          <draw:text-box>
            <text:p text:style-name="P1"><text:span text:style-name="T11">Letter Blair to Wolfensohn, 16 February 2005, [untitled]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38 </text:span></text:p>
          </draw:text-box>
        </draw:frame>
        <draw:frame draw:style-name="gr4" draw:text-style-name="P5" draw:layer="layout" svg:width="10.699cm" svg:height="0.395cm" svg:x="2.646cm" svg:y="25.934cm">
          <draw:text-box>
            <text:p text:style-name="P1"><text:span text:style-name="T5">Letter Benn to Wolfensohn, 17 February 2005, ‘Iraq Reconstruction’.</text:span><text:span text:style-name="T11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39 </text:span></text:p>
          </draw:text-box>
        </draw:frame>
        <draw:frame draw:style-name="gr4" draw:text-style-name="P5" draw:layer="layout" svg:width="15.957cm" svg:height="0.395cm" svg:x="2.646cm" svg:y="26.357cm">
          <draw:text-box>
            <text:p text:style-name="P1"><text:span text:style-name="T11">Minute Dinham to Shafik, 28 February 2005, ‘Visit to Washington and New York, 21-24 February 2005: </text:span></text:p>
          </draw:text-box>
        </draw:frame>
        <draw:frame draw:style-name="gr4" draw:text-style-name="P5" draw:layer="layout" svg:width="4.185cm" svg:height="0.395cm" svg:x="2.2cm" svg:y="26.781cm">
          <draw:text-box>
            <text:p text:style-name="P1"><text:span text:style-name="T11">Discussion of Iraq Issues’. 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5</text:span></text:p>
          </draw:text-box>
        </draw:frame>
        <draw:frame draw:style-name="gr1" draw:text-style-name="P2" draw:layer="layout" svg:width="15.75cm" svg:height="0.475cm" svg:x="2.2cm" svg:y="2.525cm">
          <draw:text-box>
            <text:p text:style-name="P1"><text:span text:style-name="T3">might redirect some Trust Fund money into co-financing DFID’s IISP, or through the </text:span></text:p>
          </draw:text-box>
        </draw:frame>
        <draw:frame draw:style-name="gr1" draw:text-style-name="P2" draw:layer="layout" svg:width="9.887cm" svg:height="0.475cm" svg:x="2.2cm" svg:y="3.09cm">
          <draw:text-box>
            <text:p text:style-name="P1"><text:span text:style-name="T3">provincial governments which DFID was supporting. </text:span></text:p>
          </draw:text-box>
        </draw:frame>
        <draw:frame draw:style-name="gr1" draw:text-style-name="P2" draw:layer="layout" svg:width="16.347cm" svg:height="0.475cm" svg:x="2.2cm" svg:y="4.004cm">
          <draw:text-box>
            <text:p text:style-name="P1"><text:span text:style-name="T6">237. </text:span><text:span text:style-name="T3"><text:s/>In a meeting with IMF officials, Mr Dinham offered DFID support to help establish </text:span></text:p>
          </draw:text-box>
        </draw:frame>
        <draw:frame draw:style-name="gr1" draw:text-style-name="P2" draw:layer="layout" svg:width="16.029cm" svg:height="0.475cm" svg:x="2.2cm" svg:y="4.568cm">
          <draw:text-box>
            <text:p text:style-name="P1"><text:span text:style-name="T3">an IMF presence in Iraq. He reported that the IMF was “more responsive” to the offer </text:span></text:p>
          </draw:text-box>
        </draw:frame>
        <draw:frame draw:style-name="gr1" draw:text-style-name="P2" draw:layer="layout" svg:width="4.083cm" svg:height="0.475cm" svg:x="2.2cm" svg:y="5.133cm">
          <draw:text-box>
            <text:p text:style-name="P1"><text:span text:style-name="T3">than the World Bank. </text:span></text:p>
          </draw:text-box>
        </draw:frame>
        <draw:frame draw:style-name="gr1" draw:text-style-name="P2" draw:layer="layout" svg:width="15.729cm" svg:height="0.475cm" svg:x="2.2cm" svg:y="6.047cm">
          <draw:text-box>
            <text:p text:style-name="P1"><text:span text:style-name="T6">238. </text:span><text:span text:style-name="T3"><text:s/>In Washington, US State Department officials briefed Mr Dinham on US plans </text:span></text:p>
          </draw:text-box>
        </draw:frame>
        <draw:frame draw:style-name="gr1" draw:text-style-name="P2" draw:layer="layout" svg:width="14.878cm" svg:height="0.475cm" svg:x="2.2cm" svg:y="6.612cm">
          <draw:text-box>
            <text:p text:style-name="P1"><text:span text:style-name="T3">to re-programme some reconstruction funds to fund security in areas where no </text:span></text:p>
          </draw:text-box>
        </draw:frame>
        <draw:frame draw:style-name="gr1" draw:text-style-name="P2" draw:layer="layout" svg:width="15.957cm" svg:height="0.475cm" svg:x="2.2cm" svg:y="7.176cm">
          <draw:text-box>
            <text:p text:style-name="P1"><text:span text:style-name="T3">reconstruction could take place, and to increase funding for projects that would have </text:span></text:p>
          </draw:text-box>
        </draw:frame>
        <draw:frame draw:style-name="gr1" draw:text-style-name="P2" draw:layer="layout" svg:width="15.979cm" svg:height="0.475cm" svg:x="2.2cm" svg:y="7.741cm">
          <draw:text-box>
            <text:p text:style-name="P1"><text:span text:style-name="T3">more immediate impact on the ground. That meant cutting some larger infrastructure </text:span></text:p>
          </draw:text-box>
        </draw:frame>
        <draw:frame draw:style-name="gr1" draw:text-style-name="P2" draw:layer="layout" svg:width="15.924cm" svg:height="0.475cm" svg:x="2.2cm" svg:y="8.305cm">
          <draw:text-box>
            <text:p text:style-name="P1"><text:span text:style-name="T3">projects, including in the South. The US objective was to encourage other donors, in </text:span></text:p>
          </draw:text-box>
        </draw:frame>
        <draw:frame draw:style-name="gr1" draw:text-style-name="P2" draw:layer="layout" svg:width="16.203cm" svg:height="0.475cm" svg:x="2.2cm" svg:y="8.87cm">
          <draw:text-box>
            <text:p text:style-name="P1"><text:span text:style-name="T3">particular Japan, Arab states and possibly the European Commission (EC), to take on </text:span></text:p>
          </draw:text-box>
        </draw:frame>
        <draw:frame draw:style-name="gr1" draw:text-style-name="P2" draw:layer="layout" svg:width="6.606cm" svg:height="0.475cm" svg:x="2.2cm" svg:y="9.434cm">
          <draw:text-box>
            <text:p text:style-name="P1"><text:span text:style-name="T3">longer-term infrastructure projects. </text:span></text:p>
          </draw:text-box>
        </draw:frame>
        <draw:frame draw:style-name="gr1" draw:text-style-name="P2" draw:layer="layout" svg:width="16.431cm" svg:height="0.475cm" svg:x="2.2cm" svg:y="10.348cm">
          <draw:text-box>
            <text:p text:style-name="P1"><text:span text:style-name="T6">239. </text:span><text:span text:style-name="T3"><text:s/>In meetings with UN officials, Mr Dinham welcomed progress in implementing UN </text:span></text:p>
          </draw:text-box>
        </draw:frame>
        <draw:frame draw:style-name="gr1" draw:text-style-name="P2" draw:layer="layout" svg:width="16.127cm" svg:height="0.475cm" svg:x="2.2cm" svg:y="10.913cm">
          <draw:text-box>
            <text:p text:style-name="P1"><text:span text:style-name="T3">Trust Fund projects (although he felt that it could be faster) and the news that two UN </text:span></text:p>
          </draw:text-box>
        </draw:frame>
        <draw:frame draw:style-name="gr1" draw:text-style-name="P2" draw:layer="layout" svg:width="13.413cm" svg:height="0.475cm" svg:x="2.2cm" svg:y="11.477cm">
          <draw:text-box>
            <text:p text:style-name="P1"><text:span text:style-name="T3">senior development officials were now permanently based in Baghdad. </text:span></text:p>
          </draw:text-box>
        </draw:frame>
        <draw:frame draw:style-name="gr1" draw:text-style-name="P2" draw:layer="layout" svg:width="15.06cm" svg:height="0.475cm" svg:x="2.2cm" svg:y="12.392cm">
          <draw:text-box>
            <text:p text:style-name="P1"><text:span text:style-name="T6">240. </text:span><text:span text:style-name="T3"><text:s/>The DFID review of infrastructure requirements in the South referred to by </text:span></text:p>
          </draw:text-box>
        </draw:frame>
        <draw:frame draw:style-name="gr1" draw:text-style-name="P2" draw:layer="layout" svg:width="15.843cm" svg:height="0.475cm" svg:x="2.2cm" svg:y="12.956cm">
          <draw:text-box>
            <text:p text:style-name="P1"><text:span text:style-name="T3">Mr Dinham at the 11 February meeting of the ISG was submitted to the 24 February </text:span></text:p>
          </draw:text-box>
        </draw:frame>
        <draw:frame draw:style-name="gr1" draw:text-style-name="P2" draw:layer="layout" svg:width="4.604cm" svg:height="0.475cm" svg:x="2.2cm" svg:y="13.521cm">
          <draw:text-box>
            <text:p text:style-name="P1"><text:span text:style-name="T3">meeting of the AHMGIR.</text:span></text:p>
          </draw:text-box>
        </draw:frame>
        <draw:frame draw:style-name="gr5" draw:text-style-name="P6" draw:layer="layout" svg:width="0.408cm" svg:height="0.276cm" svg:x="6.788cm" svg:y="13.539cm">
          <draw:text-box>
            <text:p text:style-name="P1"><text:span text:style-name="T8">140</text:span></text:p>
          </draw:text-box>
        </draw:frame>
        <draw:frame draw:style-name="gr1" draw:text-style-name="P2" draw:layer="layout" svg:width="0.422cm" svg:height="0.475cm" svg:x="7.2cm" svg:y="13.52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56cm" svg:height="0.475cm" svg:x="2.2cm" svg:y="14.435cm">
          <draw:text-box>
            <text:p text:style-name="P1"><text:span text:style-name="T6">241. </text:span><text:span text:style-name="T3"><text:s/>The paper stated that a DFID team had recently assessed how DFID could help </text:span></text:p>
          </draw:text-box>
        </draw:frame>
        <draw:frame draw:style-name="gr1" draw:text-style-name="P2" draw:layer="layout" svg:width="16.766cm" svg:height="0.475cm" svg:x="2.2cm" svg:y="15cm">
          <draw:text-box>
            <text:p text:style-name="P1"><text:span text:style-name="T3">improve infrastructure in southern Iraq. As a result, Mr Benn had “approved work to bring </text:span></text:p>
          </draw:text-box>
        </draw:frame>
        <draw:frame draw:style-name="gr1" draw:text-style-name="P2" draw:layer="layout" svg:width="6.653cm" svg:height="0.475cm" svg:x="2.2cm" svg:y="15.564cm">
          <draw:text-box>
            <text:p text:style-name="P1"><text:span text:style-name="T3">forward quickly” DFID’s £40m IISP. </text:span></text:p>
          </draw:text-box>
        </draw:frame>
        <draw:frame draw:style-name="gr1" draw:text-style-name="P2" draw:layer="layout" svg:width="16.431cm" svg:height="0.475cm" svg:x="2.2cm" svg:y="16.478cm">
          <draw:text-box>
            <text:p text:style-name="P1"><text:span text:style-name="T6">242. </text:span><text:span text:style-name="T3"><text:s/>The majority of IISP funds would be used to undertake repairs and improvements </text:span></text:p>
          </draw:text-box>
        </draw:frame>
        <draw:frame draw:style-name="gr1" draw:text-style-name="P2" draw:layer="layout" svg:width="15.602cm" svg:height="0.475cm" svg:x="2.2cm" svg:y="17.043cm">
          <draw:text-box>
            <text:p text:style-name="P1"><text:span text:style-name="T3">to existing infrastructure. To ensure a visible impact on the ground, the programme </text:span></text:p>
          </draw:text-box>
        </draw:frame>
        <draw:frame draw:style-name="gr1" draw:text-style-name="P2" draw:layer="layout" svg:width="16.537cm" svg:height="0.475cm" svg:x="2.2cm" svg:y="17.607cm">
          <draw:text-box>
            <text:p text:style-name="P1"><text:span text:style-name="T3">would fund larger projects (with a value of more than £500,000). Priority would be given </text:span></text:p>
          </draw:text-box>
        </draw:frame>
        <draw:frame draw:style-name="gr1" draw:text-style-name="P2" draw:layer="layout" svg:width="16.563cm" svg:height="0.475cm" svg:x="2.2cm" svg:y="18.172cm">
          <draw:text-box>
            <text:p text:style-name="P1"><text:span text:style-name="T3">to projects which would have an impact within six to 12 months and generate significant </text:span></text:p>
          </draw:text-box>
        </draw:frame>
        <draw:frame draw:style-name="gr1" draw:text-style-name="P2" draw:layer="layout" svg:width="15.924cm" svg:height="0.475cm" svg:x="2.2cm" svg:y="18.736cm">
          <draw:text-box>
            <text:p text:style-name="P1"><text:span text:style-name="T3">employment. 75 percent of the budget was earmarked for power, the rest to improve </text:span></text:p>
          </draw:text-box>
        </draw:frame>
        <draw:frame draw:style-name="gr1" draw:text-style-name="P2" draw:layer="layout" svg:width="8.956cm" svg:height="0.475cm" svg:x="2.2cm" svg:y="19.301cm">
          <draw:text-box>
            <text:p text:style-name="P1"><text:span text:style-name="T3">water supplies and the fuel distribution network.</text:span></text:p>
          </draw:text-box>
        </draw:frame>
        <draw:frame draw:style-name="gr1" draw:text-style-name="P2" draw:layer="layout" svg:width="15.386cm" svg:height="0.475cm" svg:x="2.2cm" svg:y="20.215cm">
          <draw:text-box>
            <text:p text:style-name="P1"><text:span text:style-name="T6">243. </text:span><text:span text:style-name="T3"><text:s/>The paper stated that an “alternative approach” would be to invest available </text:span></text:p>
          </draw:text-box>
        </draw:frame>
        <draw:frame draw:style-name="gr1" draw:text-style-name="P2" draw:layer="layout" svg:width="16.436cm" svg:height="0.475cm" svg:x="2.2cm" svg:y="20.78cm">
          <draw:text-box>
            <text:p text:style-name="P1"><text:span text:style-name="T3">resources in new power generation. That would take several years to come on line and </text:span></text:p>
          </draw:text-box>
        </draw:frame>
        <draw:frame draw:style-name="gr1" draw:text-style-name="P2" draw:layer="layout" svg:width="16.465cm" svg:height="0.475cm" svg:x="2.2cm" svg:y="21.344cm">
          <draw:text-box>
            <text:p text:style-name="P1"><text:span text:style-name="T3">would be “a drop in the ocean” of Iraq’s power needs. Substantially greater and quicker </text:span></text:p>
          </draw:text-box>
        </draw:frame>
        <draw:frame draw:style-name="gr1" draw:text-style-name="P2" draw:layer="layout" svg:width="15.335cm" svg:height="0.475cm" svg:x="2.2cm" svg:y="21.908cm">
          <draw:text-box>
            <text:p text:style-name="P1"><text:span text:style-name="T3">impact could be achieved by well-targeted repairs and rehabilitation, and building </text:span></text:p>
          </draw:text-box>
        </draw:frame>
        <draw:frame draw:style-name="gr1" draw:text-style-name="P2" draw:layer="layout" svg:width="2.707cm" svg:height="0.475cm" svg:x="2.2cm" svg:y="22.473cm">
          <draw:text-box>
            <text:p text:style-name="P1"><text:span text:style-name="T3">Iraqi capacity. </text:span></text:p>
          </draw:text-box>
        </draw:frame>
        <draw:frame draw:style-name="gr1" draw:text-style-name="P2" draw:layer="layout" svg:width="16.778cm" svg:height="0.475cm" svg:x="2.2cm" svg:y="23.387cm">
          <draw:text-box>
            <text:p text:style-name="P1"><text:span text:style-name="T6">244. </text:span><text:span text:style-name="T3"><text:s/>The paper also stated that: “Taken with existing commitments, this new programme </text:span></text:p>
          </draw:text-box>
        </draw:frame>
        <draw:frame draw:style-name="gr1" draw:text-style-name="P2" draw:layer="layout" svg:width="16.254cm" svg:height="0.475cm" svg:x="2.2cm" svg:y="23.952cm">
          <draw:text-box>
            <text:p text:style-name="P1"><text:span text:style-name="T3">[the IISP] means that there will be little scope for additional DFID initiatives in Iraq that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8.175cm" svg:y2="26.714cm">
          <text:p/>
        </draw:line>
        <draw:line draw:style-name="gr8" draw:text-style-name="P7" draw:layer="layout" svg:x1="2.199cm" svg:y1="27.137cm" svg:x2="9.573cm" svg:y2="27.137cm">
          <text:p/>
        </draw:line>
        <draw:frame draw:style-name="gr1" draw:text-style-name="P2" draw:layer="layout" svg:width="6.149cm" svg:height="0.475cm" svg:x="2.2cm" svg:y="24.516cm">
          <draw:text-box>
            <text:p text:style-name="P1"><text:span text:style-name="T3">involve expenditure in 2005/06.”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40 </text:span></text:p>
          </draw:text-box>
        </draw:frame>
        <draw:frame draw:style-name="gr4" draw:text-style-name="P5" draw:layer="layout" svg:width="15.458cm" svg:height="0.395cm" svg:x="2.646cm" svg:y="26.357cm">
          <draw:text-box>
            <text:p text:style-name="P1"><text:span text:style-name="T5">Paper DFID, 21 February 2005, ‘Reconstruction – outcome of DFID mission on infrastructure in the </text:span></text:p>
          </draw:text-box>
        </draw:frame>
        <draw:frame draw:style-name="gr4" draw:text-style-name="P5" draw:layer="layout" svg:width="7.427cm" svg:height="0.395cm" svg:x="2.2cm" svg:y="26.781cm">
          <draw:text-box>
            <text:p text:style-name="P1"><text:span text:style-name="T5">South; and involvement of other major players’.</text:span><text:span text:style-name="T11"> 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6</text:span></text:p>
          </draw:text-box>
        </draw:frame>
        <draw:frame draw:style-name="gr1" draw:text-style-name="P2" draw:layer="layout" svg:width="16.012cm" svg:height="0.475cm" svg:x="2.2cm" svg:y="2.525cm">
          <draw:text-box>
            <text:p text:style-name="P1"><text:span text:style-name="T6">245. </text:span><text:span text:style-name="T3"><text:s/>The Inquiry concludes that the (brief) consideration of investment in new power </text:span></text:p>
          </draw:text-box>
        </draw:frame>
        <draw:frame draw:style-name="gr1" draw:text-style-name="P2" draw:layer="layout" svg:width="16.271cm" svg:height="0.475cm" svg:x="2.2cm" svg:y="3.09cm">
          <draw:text-box>
            <text:p text:style-name="P1"><text:span text:style-name="T3">generation may have been prompted by Gen Riley’s 3 February proposal, in response </text:span></text:p>
          </draw:text-box>
        </draw:frame>
        <draw:frame draw:style-name="gr1" draw:text-style-name="P2" draw:layer="layout" svg:width="16.063cm" svg:height="0.475cm" svg:x="2.2cm" svg:y="3.654cm">
          <draw:text-box>
            <text:p text:style-name="P1"><text:span text:style-name="T3">to Mr Blair’s request for advice on “big-ticket” items, that the UK should aim to build a </text:span></text:p>
          </draw:text-box>
        </draw:frame>
        <draw:frame draw:style-name="gr1" draw:text-style-name="P2" draw:layer="layout" svg:width="12.512cm" svg:height="0.475cm" svg:x="2.2cm" svg:y="4.218cm">
          <draw:text-box>
            <text:p text:style-name="P1"><text:span text:style-name="T3">200MW gas turbine plant in the South at a cost of up to US$100m.</text:span></text:p>
          </draw:text-box>
        </draw:frame>
        <draw:frame draw:style-name="gr5" draw:text-style-name="P6" draw:layer="layout" svg:width="0.246cm" svg:height="0.276cm" svg:x="14.649cm" svg:y="4.23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6.021cm" svg:height="0.475cm" svg:x="2.2cm" svg:y="5.133cm">
          <draw:text-box>
            <text:p text:style-name="P1"><text:span text:style-name="T6">246. </text:span><text:span text:style-name="T3"><text:s/>Mr Hoon wrote to Mr Benn on 25 February, highlighting the need to ensure that </text:span></text:p>
          </draw:text-box>
        </draw:frame>
        <draw:frame draw:style-name="gr1" draw:text-style-name="P2" draw:layer="layout" svg:width="16.681cm" svg:height="0.475cm" svg:x="2.2cm" svg:y="5.697cm">
          <draw:text-box>
            <text:p text:style-name="P1"><text:span text:style-name="T3">the UK did all it could to alleviate power shortages in the South over the summer (before </text:span></text:p>
          </draw:text-box>
        </draw:frame>
        <draw:frame draw:style-name="gr1" draw:text-style-name="P2" draw:layer="layout" svg:width="10.602cm" svg:height="0.475cm" svg:x="2.2cm" svg:y="6.262cm">
          <draw:text-box>
            <text:p text:style-name="P1"><text:span text:style-name="T3">projects under the IISP would begin to come on stream).</text:span></text:p>
          </draw:text-box>
        </draw:frame>
        <draw:frame draw:style-name="gr5" draw:text-style-name="P6" draw:layer="layout" svg:width="0.408cm" svg:height="0.276cm" svg:x="12.758cm" svg:y="6.281cm">
          <draw:text-box>
            <text:p text:style-name="P1"><text:span text:style-name="T8">141</text:span></text:p>
          </draw:text-box>
        </draw:frame>
        <draw:frame draw:style-name="gr1" draw:text-style-name="P2" draw:layer="layout" svg:width="5.434cm" svg:height="0.475cm" svg:x="13.169cm" svg:y="6.262cm">
          <draw:text-box>
            <text:p text:style-name="P1"><text:span text:style-name="T3"><text:s/></text:span><text:span text:style-name="T3">Plans for a US$10m project </text:span></text:p>
          </draw:text-box>
        </draw:frame>
        <draw:frame draw:style-name="gr1" draw:text-style-name="P2" draw:layer="layout" svg:width="16.131cm" svg:height="0.475cm" svg:x="2.2cm" svg:y="6.826cm">
          <draw:text-box>
            <text:p text:style-name="P1"><text:span text:style-name="T3">to provide point power generation throughout MND(SE), funded by CERPs, were well </text:span></text:p>
          </draw:text-box>
        </draw:frame>
        <draw:frame draw:style-name="gr1" draw:text-style-name="P2" draw:layer="layout" svg:width="16.021cm" svg:height="0.475cm" svg:x="2.2cm" svg:y="7.391cm">
          <draw:text-box>
            <text:p text:style-name="P1"><text:span text:style-name="T3">advanced. Mr Benn’s offer to consider whether DFID could fund the project if CERPs </text:span></text:p>
          </draw:text-box>
        </draw:frame>
        <draw:frame draw:style-name="gr1" draw:text-style-name="P2" draw:layer="layout" svg:width="8.549cm" svg:height="0.475cm" svg:x="2.2cm" svg:y="7.955cm">
          <draw:text-box>
            <text:p text:style-name="P1"><text:span text:style-name="T3">funding was not released was very welcome. </text:span></text:p>
          </draw:text-box>
        </draw:frame>
        <draw:frame draw:style-name="gr1" draw:text-style-name="P2" draw:layer="layout" svg:width="16.127cm" svg:height="0.475cm" svg:x="2.2cm" svg:y="8.87cm">
          <draw:text-box>
            <text:p text:style-name="P1"><text:span text:style-name="T6">247. </text:span><text:span text:style-name="T3"><text:s/>Mr Blair wrote a note to Mr Quarrey on 25 February instructing that Mr Straw be </text:span></text:p>
          </draw:text-box>
        </draw:frame>
        <draw:frame draw:style-name="gr1" draw:text-style-name="P2" draw:layer="layout" svg:width="16.017cm" svg:height="0.475cm" svg:x="2.2cm" svg:y="9.434cm">
          <draw:text-box>
            <text:p text:style-name="P1"><text:span text:style-name="T3">“</text:span><text:span text:style-name="T3">put in charge” of the Ad Hoc Ministerial Group on Iraq and asking him to report each </text:span></text:p>
          </draw:text-box>
        </draw:frame>
        <draw:frame draw:style-name="gr1" draw:text-style-name="P2" draw:layer="layout" svg:width="15.53cm" svg:height="0.475cm" svg:x="2.2cm" svg:y="9.998cm">
          <draw:text-box>
            <text:p text:style-name="P1"><text:span text:style-name="T3">week with actions on “eg reconstruction in the South; Sunni outreach; progress on </text:span></text:p>
          </draw:text-box>
        </draw:frame>
        <draw:frame draw:style-name="gr1" draw:text-style-name="P2" draw:layer="layout" svg:width="2.644cm" svg:height="0.475cm" svg:x="2.2cm" svg:y="10.563cm">
          <draw:text-box>
            <text:p text:style-name="P1"><text:span text:style-name="T3">security plan”.</text:span></text:p>
          </draw:text-box>
        </draw:frame>
        <draw:frame draw:style-name="gr5" draw:text-style-name="P6" draw:layer="layout" svg:width="0.408cm" svg:height="0.276cm" svg:x="4.835cm" svg:y="10.582cm">
          <draw:text-box>
            <text:p text:style-name="P1"><text:span text:style-name="T8">142</text:span></text:p>
          </draw:text-box>
        </draw:frame>
        <draw:frame draw:style-name="gr1" draw:text-style-name="P2" draw:layer="layout" svg:width="0.422cm" svg:height="0.475cm" svg:x="5.247cm" svg:y="10.56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21cm" svg:height="0.475cm" svg:x="2.2cm" svg:y="11.477cm">
          <draw:text-box>
            <text:p text:style-name="P1"><text:span text:style-name="T6">248. </text:span><text:span text:style-name="T3"><text:s/>Mr Benn discussed the World Bank’s engagement in Iraq with Mr Wolfensohn on </text:span></text:p>
          </draw:text-box>
        </draw:frame>
        <draw:frame draw:style-name="gr1" draw:text-style-name="P2" draw:layer="layout" svg:width="9.806cm" svg:height="0.475cm" svg:x="2.2cm" svg:y="12.042cm">
          <draw:text-box>
            <text:p text:style-name="P1"><text:span text:style-name="T3">1 March in the margins of the Palestine Conference.</text:span></text:p>
          </draw:text-box>
        </draw:frame>
        <draw:frame draw:style-name="gr5" draw:text-style-name="P6" draw:layer="layout" svg:width="0.408cm" svg:height="0.276cm" svg:x="11.965cm" svg:y="12.061cm">
          <draw:text-box>
            <text:p text:style-name="P1"><text:span text:style-name="T8">143</text:span></text:p>
          </draw:text-box>
        </draw:frame>
        <draw:frame draw:style-name="gr1" draw:text-style-name="P2" draw:layer="layout" svg:width="0.422cm" svg:height="0.475cm" svg:x="12.377cm" svg:y="12.04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5cm" svg:height="0.475cm" svg:x="2.2cm" svg:y="12.956cm">
          <draw:text-box>
            <text:p text:style-name="P1"><text:span text:style-name="T6">249. </text:span><text:span text:style-name="T3"><text:s/>Following a meeting with Mr Benn on 8 March, Mr Michael Anderson, Head of </text:span></text:p>
          </draw:text-box>
        </draw:frame>
        <draw:frame draw:style-name="gr1" draw:text-style-name="P2" draw:layer="layout" svg:width="16.482cm" svg:height="0.475cm" svg:x="2.2cm" svg:y="13.521cm">
          <draw:text-box>
            <text:p text:style-name="P1"><text:span text:style-name="T3">DFID’s Middle East and North Africa Department, advised officials in the UK Delegation </text:span></text:p>
          </draw:text-box>
        </draw:frame>
        <draw:frame draw:style-name="gr1" draw:text-style-name="P2" draw:layer="layout" svg:width="13.341cm" svg:height="0.475cm" svg:x="2.2cm" svg:y="14.085cm">
          <draw:text-box>
            <text:p text:style-name="P1"><text:span text:style-name="T3">to the World Bank that Mr Benn had “very little patience” with the Bank:</text:span></text:p>
          </draw:text-box>
        </draw:frame>
        <draw:frame draw:style-name="gr1" draw:text-style-name="P2" draw:layer="layout" svg:width="15.869cm" svg:height="0.475cm" svg:x="2.95cm" svg:y="15cm">
          <draw:text-box>
            <text:p text:style-name="P1"><text:span text:style-name="T3">“</text:span><text:span text:style-name="T3">The SoS [Mr Benn] is very clear in his view that the slow disbursement by the Bank </text:span></text:p>
          </draw:text-box>
        </draw:frame>
        <draw:frame draw:style-name="gr1" draw:text-style-name="P2" draw:layer="layout" svg:width="9.104cm" svg:height="0.475cm" svg:x="2.95cm" svg:y="15.564cm">
          <draw:text-box>
            <text:p text:style-name="P1"><text:span text:style-name="T3">under the IRFFI [Trust Fund] is unacceptable … </text:span></text:p>
          </draw:text-box>
        </draw:frame>
        <draw:frame draw:style-name="gr1" draw:text-style-name="P2" draw:layer="layout" svg:width="15.882cm" svg:height="0.475cm" svg:x="2.95cm" svg:y="16.478cm">
          <draw:text-box>
            <text:p text:style-name="P1"><text:span text:style-name="T3">“… </text:span><text:span text:style-name="T3">if the Bank is not able to show a significant increase in its engagement in Iraq by </text:span></text:p>
          </draw:text-box>
        </draw:frame>
        <draw:frame draw:style-name="gr1" draw:text-style-name="P2" draw:layer="layout" svg:width="15.348cm" svg:height="0.475cm" svg:x="2.95cm" svg:y="17.043cm">
          <draw:text-box>
            <text:p text:style-name="P1"><text:span text:style-name="T3">the end of March, we will be writing to the Bank to seek refund of the funds to the </text:span></text:p>
          </draw:text-box>
        </draw:frame>
        <draw:frame draw:style-name="gr1" draw:text-style-name="P2" draw:layer="layout" svg:width="10.717cm" svg:height="0.475cm" svg:x="2.95cm" svg:y="17.607cm">
          <draw:text-box>
            <text:p text:style-name="P1"><text:span text:style-name="T3">UK for disbursement through our bilateral programme … </text:span></text:p>
          </draw:text-box>
        </draw:frame>
        <draw:frame draw:style-name="gr1" draw:text-style-name="P2" draw:layer="layout" svg:width="16cm" svg:height="0.475cm" svg:x="2.95cm" svg:y="18.522cm">
          <draw:text-box>
            <text:p text:style-name="P1"><text:span text:style-name="T3">“</text:span><text:span text:style-name="T3">His commitment to this line is strong, and we will need to find a way to carry forward </text:span></text:p>
          </draw:text-box>
        </draw:frame>
        <draw:frame draw:style-name="gr1" draw:text-style-name="P2" draw:layer="layout" svg:width="12.139cm" svg:height="0.475cm" svg:x="2.95cm" svg:y="19.086cm">
          <draw:text-box>
            <text:p text:style-name="P1"><text:span text:style-name="T3">his views despite the legal and reputational risks that may arise.”</text:span></text:p>
          </draw:text-box>
        </draw:frame>
        <draw:frame draw:style-name="gr5" draw:text-style-name="P6" draw:layer="layout" svg:width="0.408cm" svg:height="0.276cm" svg:x="15.045cm" svg:y="19.105cm">
          <draw:text-box>
            <text:p text:style-name="P1"><text:span text:style-name="T8">144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8" draw:text-style-name="P7" draw:layer="layout" svg:x1="2.645cm" svg:y1="25.867cm" svg:x2="15.841cm" svg:y2="25.867cm">
          <text:p/>
        </draw:line>
        <draw:frame draw:style-name="gr1" draw:text-style-name="P2" draw:layer="layout" svg:width="0.422cm" svg:height="0.475cm" svg:x="15.456cm" svg:y="19.086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41 </text:span></text:p>
          </draw:text-box>
        </draw:frame>
        <draw:frame draw:style-name="gr4" draw:text-style-name="P5" draw:layer="layout" svg:width="13.222cm" svg:height="0.395cm" svg:x="2.646cm" svg:y="25.511cm">
          <draw:text-box>
            <text:p text:style-name="P1"><text:span text:style-name="T5">Letter Hoon to Benn, 25 February 2005, ‘Iraq: Reconstruction Priorities in MND(SE)’.</text:span><text:span text:style-name="T11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42 </text:span></text:p>
          </draw:text-box>
        </draw:frame>
        <draw:frame draw:style-name="gr4" draw:text-style-name="P5" draw:layer="layout" svg:width="15.107cm" svg:height="0.395cm" svg:x="2.646cm" svg:y="25.934cm">
          <draw:text-box>
            <text:p text:style-name="P1"><text:span text:style-name="T11">Manuscript comment Blair on Minute Quarrey to Prime Minister, 25 February 2005, ‘Iraq Update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43 </text:span></text:p>
          </draw:text-box>
        </draw:frame>
        <draw:line draw:style-name="gr8" draw:text-style-name="P7" draw:layer="layout" svg:x1="2.645cm" svg:y1="27.137cm" svg:x2="12.797cm" svg:y2="27.137cm">
          <text:p/>
        </draw:line>
        <draw:frame draw:style-name="gr4" draw:text-style-name="P5" draw:layer="layout" svg:width="6.839cm" svg:height="0.395cm" svg:x="2.646cm" svg:y="26.357cm">
          <draw:text-box>
            <text:p text:style-name="P1"><text:span text:style-name="T11">Letter Dinham to Tulu, 2 March 2005, ‘Iraq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44 </text:span></text:p>
          </draw:text-box>
        </draw:frame>
        <draw:frame draw:style-name="gr4" draw:text-style-name="P5" draw:layer="layout" svg:width="10.073cm" svg:height="0.395cm" svg:x="2.646cm" svg:y="26.781cm">
          <draw:text-box>
            <text:p text:style-name="P1"><text:span text:style-name="T5">Email Anderson to Scholar, 8 March 2005, ‘World Bank and Iraq’.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polygon draw:style-name="gr11" draw:text-style-name="P10" draw:layer="layout" svg:width="15.083cm" svg:height="16.299cm" svg:x="2.958cm" svg:y="2.608cm" svg:viewBox="0 0 15084 16300" draw:points="0,16300 15084,16300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37</text:span></text:p>
          </draw:text-box>
        </draw:frame>
        <draw:frame draw:style-name="gr10" draw:text-style-name="P9" draw:layer="layout" svg:width="6.403cm" svg:height="0.556cm" svg:x="7.449cm" svg:y="3.03cm">
          <draw:text-box>
            <text:p text:style-name="P1"><text:span text:style-name="T14">Mr Benn’s evidence to the <text:s/></text:span></text:p>
          </draw:text-box>
        </draw:frame>
        <draw:frame draw:style-name="gr10" draw:text-style-name="P9" draw:layer="layout" svg:width="12.727cm" svg:height="0.556cm" svg:x="4.228cm" svg:y="3.665cm">
          <draw:text-box>
            <text:p text:style-name="P1"><text:span text:style-name="T14">International Development Committee, 10 March 2005 </text:span></text:p>
          </draw:text-box>
        </draw:frame>
        <draw:frame draw:style-name="gr4" draw:text-style-name="P5" draw:layer="layout" svg:width="12.164cm" svg:height="0.395cm" svg:x="3.45cm" svg:y="4.587cm">
          <draw:text-box>
            <text:p text:style-name="P1"><text:span text:style-name="T11">Mr Benn gave evidence to the International Development Committee (IDC) on </text:span></text:p>
          </draw:text-box>
        </draw:frame>
        <draw:frame draw:style-name="gr4" draw:text-style-name="P5" draw:layer="layout" svg:width="11.297cm" svg:height="0.395cm" svg:x="3.45cm" svg:y="5.081cm">
          <draw:text-box>
            <text:p text:style-name="P1"><text:span text:style-name="T11">10 March 2005, as part of its inquiry into development assistance to Iraq.</text:span></text:p>
          </draw:text-box>
        </draw:frame>
        <draw:frame draw:style-name="gr7" draw:text-style-name="P8" draw:layer="layout" svg:width="0.345cm" svg:height="0.23cm" svg:x="14.804cm" svg:y="5.096cm">
          <draw:text-box>
            <text:p text:style-name="P1"><text:span text:style-name="T10">145</text:span></text:p>
          </draw:text-box>
        </draw:frame>
        <draw:frame draw:style-name="gr4" draw:text-style-name="P5" draw:layer="layout" svg:width="1.97cm" svg:height="0.395cm" svg:x="15.147cm" svg:y="5.081cm">
          <draw:text-box>
            <text:p text:style-name="P1"><text:span text:style-name="T11"><text:s/></text:span><text:span text:style-name="T11">His hearing </text:span></text:p>
          </draw:text-box>
        </draw:frame>
        <draw:frame draw:style-name="gr4" draw:text-style-name="P5" draw:layer="layout" svg:width="13.532cm" svg:height="0.395cm" svg:x="3.45cm" svg:y="5.575cm">
          <draw:text-box>
            <text:p text:style-name="P1"><text:span text:style-name="T11">followed a visit by three members of the IDC (Mr Quentin Davies, Mr Tony Colman and </text:span></text:p>
          </draw:text-box>
        </draw:frame>
        <draw:frame draw:style-name="gr4" draw:text-style-name="P5" draw:layer="layout" svg:width="3.626cm" svg:height="0.395cm" svg:x="3.45cm" svg:y="6.069cm">
          <draw:text-box>
            <text:p text:style-name="P1"><text:span text:style-name="T11">Ms Ann Clwyd) to Iraq. </text:span></text:p>
          </draw:text-box>
        </draw:frame>
        <draw:frame draw:style-name="gr4" draw:text-style-name="P5" draw:layer="layout" svg:width="13.71cm" svg:height="0.395cm" svg:x="3.45cm" svg:y="6.762cm">
          <draw:text-box>
            <text:p text:style-name="P1"><text:span text:style-name="T11">Mr Davies reported that he had been struck by the progress made in reconstruction and </text:span></text:p>
          </draw:text-box>
        </draw:frame>
        <draw:frame draw:style-name="gr4" draw:text-style-name="P5" draw:layer="layout" svg:width="14.019cm" svg:height="0.395cm" svg:x="3.45cm" svg:y="7.256cm">
          <draw:text-box>
            <text:p text:style-name="P1"><text:span text:style-name="T11">building Iraqi capacity, and by the “very good” co-operation between DFID and the military </text:span></text:p>
          </draw:text-box>
        </draw:frame>
        <draw:frame draw:style-name="gr4" draw:text-style-name="P5" draw:layer="layout" svg:width="13.401cm" svg:height="0.395cm" svg:x="3.45cm" svg:y="7.75cm">
          <draw:text-box>
            <text:p text:style-name="P1"><text:span text:style-name="T11">on the ground. He challenged Mr Benn on two issues. First, that the separate budgets </text:span></text:p>
          </draw:text-box>
        </draw:frame>
        <draw:frame draw:style-name="gr4" draw:text-style-name="P5" draw:layer="layout" svg:width="13.832cm" svg:height="0.395cm" svg:x="3.45cm" svg:y="8.244cm">
          <draw:text-box>
            <text:p text:style-name="P1"><text:span text:style-name="T11">held by DFID and the MOD for reconstruction could lead to “some muddle”. Second, that </text:span></text:p>
          </draw:text-box>
        </draw:frame>
        <draw:frame draw:style-name="gr4" draw:text-style-name="P5" draw:layer="layout" svg:width="13.731cm" svg:height="0.395cm" svg:x="3.45cm" svg:y="8.738cm">
          <draw:text-box>
            <text:p text:style-name="P1"><text:span text:style-name="T11">some of DFID’s work to build the capacity of the Iraqi Government was inconsistent with </text:span></text:p>
          </draw:text-box>
        </draw:frame>
        <draw:frame draw:style-name="gr4" draw:text-style-name="P5" draw:layer="layout" svg:width="6.327cm" svg:height="0.395cm" svg:x="3.45cm" svg:y="9.232cm">
          <draw:text-box>
            <text:p text:style-name="P1"><text:span text:style-name="T11">the 2002 International Development Act. </text:span></text:p>
          </draw:text-box>
        </draw:frame>
        <draw:frame draw:style-name="gr4" draw:text-style-name="P5" draw:layer="layout" svg:width="13.197cm" svg:height="0.395cm" svg:x="3.45cm" svg:y="9.926cm">
          <draw:text-box>
            <text:p text:style-name="P1"><text:span text:style-name="T11">Mr Benn welcomed the IDC’s observation that DFID and the MOD were working well </text:span></text:p>
          </draw:text-box>
        </draw:frame>
        <draw:frame draw:style-name="gr4" draw:text-style-name="P5" draw:layer="layout" svg:width="6.221cm" svg:height="0.395cm" svg:x="3.45cm" svg:y="10.42cm">
          <draw:text-box>
            <text:p text:style-name="P1"><text:span text:style-name="T11">together on the ground. He commented:</text:span></text:p>
          </draw:text-box>
        </draw:frame>
        <draw:frame draw:style-name="gr4" draw:text-style-name="P5" draw:layer="layout" svg:width="13.236cm" svg:height="0.395cm" svg:x="4.2cm" svg:y="11.114cm">
          <draw:text-box>
            <text:p text:style-name="P1"><text:span text:style-name="T11">“</text:span><text:span text:style-name="T11">DFID has come into Iraq and done things that traditionally we would not do … Why? </text:span></text:p>
          </draw:text-box>
        </draw:frame>
        <draw:frame draw:style-name="gr4" draw:text-style-name="P5" draw:layer="layout" svg:width="12.6cm" svg:height="0.395cm" svg:x="4.2cm" svg:y="11.607cm">
          <draw:text-box>
            <text:p text:style-name="P1"><text:span text:style-name="T11">Because that was what was required in the circumstances. We had to dust down </text:span></text:p>
          </draw:text-box>
        </draw:frame>
        <draw:frame draw:style-name="gr4" draw:text-style-name="P5" draw:layer="layout" svg:width="12.918cm" svg:height="0.395cm" svg:x="4.2cm" svg:y="12.101cm">
          <draw:text-box>
            <text:p text:style-name="P1"><text:span text:style-name="T11">some skills and the Post-Conflict Reconstruction Unit [PCRU] is one of the lessons </text:span></text:p>
          </draw:text-box>
        </draw:frame>
        <draw:frame draw:style-name="gr4" draw:text-style-name="P5" draw:layer="layout" svg:width="2.013cm" svg:height="0.395cm" svg:x="4.2cm" svg:y="12.595cm">
          <draw:text-box>
            <text:p text:style-name="P1"><text:span text:style-name="T11">from this …” </text:span></text:p>
          </draw:text-box>
        </draw:frame>
        <draw:frame draw:style-name="gr4" draw:text-style-name="P5" draw:layer="layout" svg:width="9.163cm" svg:height="0.395cm" svg:x="3.45cm" svg:y="13.289cm">
          <draw:text-box>
            <text:p text:style-name="P1"><text:span text:style-name="T11">The PCRU and its role in Iraq is described in Section 10.3. </text:span></text:p>
          </draw:text-box>
        </draw:frame>
        <draw:frame draw:style-name="gr4" draw:text-style-name="P5" draw:layer="layout" svg:width="13.286cm" svg:height="0.395cm" svg:x="3.45cm" svg:y="13.983cm">
          <draw:text-box>
            <text:p text:style-name="P1"><text:span text:style-name="T11">Mr Benn strongly rejected the charge that some of DFID’s work was inconsistent with </text:span></text:p>
          </draw:text-box>
        </draw:frame>
        <draw:frame draw:style-name="gr4" draw:text-style-name="P5" draw:layer="layout" svg:width="13.329cm" svg:height="0.395cm" svg:x="3.45cm" svg:y="14.477cm">
          <draw:text-box>
            <text:p text:style-name="P1"><text:span text:style-name="T11">the 2002 International Development Act, arguing that capacity-building was crucial for </text:span></text:p>
          </draw:text-box>
        </draw:frame>
        <draw:frame draw:style-name="gr4" draw:text-style-name="P5" draw:layer="layout" svg:width="2.893cm" svg:height="0.395cm" svg:x="3.45cm" svg:y="14.971cm">
          <draw:text-box>
            <text:p text:style-name="P1"><text:span text:style-name="T11">poverty reduction: </text:span></text:p>
          </draw:text-box>
        </draw:frame>
        <draw:frame draw:style-name="gr4" draw:text-style-name="P5" draw:layer="layout" svg:width="12.139cm" svg:height="0.395cm" svg:x="4.2cm" svg:y="15.665cm">
          <draw:text-box>
            <text:p text:style-name="P1"><text:span text:style-name="T11">“… </text:span><text:span text:style-name="T11">having states that work … governments that can do their job, is absolutely </text:span></text:p>
          </draw:text-box>
        </draw:frame>
        <draw:frame draw:style-name="gr4" draw:text-style-name="P5" draw:layer="layout" svg:width="10.043cm" svg:height="0.395cm" svg:x="4.2cm" svg:y="16.159cm">
          <draw:text-box>
            <text:p text:style-name="P1"><text:span text:style-name="T11">fundamental to improving services and the lives of poor people.” </text:span></text:p>
          </draw:text-box>
        </draw:frame>
        <draw:frame draw:style-name="gr4" draw:text-style-name="P5" draw:layer="layout" svg:width="13.375cm" svg:height="0.395cm" svg:x="3.45cm" svg:y="16.852cm">
          <draw:text-box>
            <text:p text:style-name="P1"><text:span text:style-name="T11">The imminent dissolution of Parliament brought the inquiry to a close. The IDC did not </text:span></text:p>
          </draw:text-box>
        </draw:frame>
        <draw:frame draw:style-name="gr4" draw:text-style-name="P5" draw:layer="layout" svg:width="12.605cm" svg:height="0.395cm" svg:x="3.45cm" svg:y="17.346cm">
          <draw:text-box>
            <text:p text:style-name="P1"><text:span text:style-name="T11">publish a report, but did publish the evidence it had gathered as part of its inquiry.</text:span></text:p>
          </draw:text-box>
        </draw:frame>
        <draw:frame draw:style-name="gr4" draw:text-style-name="P5" draw:layer="layout" svg:width="12.973cm" svg:height="0.395cm" svg:x="3.45cm" svg:y="18.04cm">
          <draw:text-box>
            <text:p text:style-name="P1"><text:span text:style-name="T11">The IDC did not undertake another inquiry into the UK’s reconstruction effort in Iraq.</text:span></text:p>
          </draw:text-box>
        </draw:frame>
        <draw:frame draw:style-name="gr1" draw:text-style-name="P2" draw:layer="layout" svg:width="15.068cm" svg:height="0.475cm" svg:x="2.2cm" svg:y="19.341cm">
          <draw:text-box>
            <text:p text:style-name="P1"><text:span text:style-name="T6">250. </text:span><text:span text:style-name="T3"><text:s/>Gen Riley reported on 16 March that he was “still worried” about providing </text:span></text:p>
          </draw:text-box>
        </draw:frame>
        <draw:frame draw:style-name="gr1" draw:text-style-name="P2" draw:layer="layout" svg:width="9.633cm" svg:height="0.475cm" svg:x="2.2cm" svg:y="19.905cm">
          <draw:text-box>
            <text:p text:style-name="P1"><text:span text:style-name="T3">sufficient power across MND(SE) over the summer.</text:span></text:p>
          </draw:text-box>
        </draw:frame>
        <draw:frame draw:style-name="gr5" draw:text-style-name="P6" draw:layer="layout" svg:width="0.408cm" svg:height="0.276cm" svg:x="11.822cm" svg:y="19.924cm">
          <draw:text-box>
            <text:p text:style-name="P1"><text:span text:style-name="T8">146</text:span></text:p>
          </draw:text-box>
        </draw:frame>
        <draw:frame draw:style-name="gr1" draw:text-style-name="P2" draw:layer="layout" svg:width="5.379cm" svg:height="0.475cm" svg:x="12.234cm" svg:y="19.905cm">
          <draw:text-box>
            <text:p text:style-name="P1"><text:span text:style-name="T3"><text:s/></text:span><text:span text:style-name="T3">Temperatures were already </text:span></text:p>
          </draw:text-box>
        </draw:frame>
        <draw:frame draw:style-name="gr1" draw:text-style-name="P2" draw:layer="layout" svg:width="15.924cm" svg:height="0.475cm" svg:x="2.2cm" svg:y="20.47cm">
          <draw:text-box>
            <text:p text:style-name="P1"><text:span text:style-name="T3">creeping up, and he remembered the “near-disaster” in summer 2003 caused by the </text:span></text:p>
          </draw:text-box>
        </draw:frame>
        <draw:frame draw:style-name="gr1" draw:text-style-name="P2" draw:layer="layout" svg:width="5.217cm" svg:height="0.475cm" svg:x="2.2cm" svg:y="21.034cm">
          <draw:text-box>
            <text:p text:style-name="P1"><text:span text:style-name="T3">failure of essential services.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5" draw:text-style-name="P6" draw:layer="layout" svg:width="0.408cm" svg:height="0.276cm" svg:x="7.4cm" svg:y="21.053cm">
          <draw:text-box>
            <text:p text:style-name="P1"><text:span text:style-name="T8">147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45 </text:span></text:p>
          </draw:text-box>
        </draw:frame>
        <draw:frame draw:style-name="gr4" draw:text-style-name="P5" draw:layer="layout" svg:width="15.377cm" svg:height="0.395cm" svg:x="2.646cm" svg:y="25.087cm">
          <draw:text-box>
            <text:p text:style-name="P1"><text:span text:style-name="T11">Seventh Report from the International Development Committee, Session 2004-2005, </text:span><text:span text:style-name="T12">Development </text:span></text:p>
          </draw:text-box>
        </draw:frame>
        <draw:frame draw:style-name="gr4" draw:text-style-name="P5" draw:layer="layout" svg:width="6.636cm" svg:height="0.395cm" svg:x="2.2cm" svg:y="25.511cm">
          <draw:text-box>
            <text:p text:style-name="P1"><text:span text:style-name="T12">assistance in Iraq: Interim Report</text:span><text:span text:style-name="T11">, HC244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46 </text:span></text:p>
          </draw:text-box>
        </draw:frame>
        <draw:frame draw:style-name="gr4" draw:text-style-name="P5" draw:layer="layout" svg:width="13.807cm" svg:height="0.395cm" svg:x="2.646cm" svg:y="25.934cm">
          <draw:text-box>
            <text:p text:style-name="P1"><text:span text:style-name="T11">Report Riley, 16 March 2005, ‘GOC MND(SE) – southern Iraq Update – 16 March 2005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47 </text:span></text:p>
          </draw:text-box>
        </draw:frame>
        <draw:frame draw:style-name="gr4" draw:text-style-name="P5" draw:layer="layout" svg:width="15.805cm" svg:height="0.395cm" svg:x="2.635cm" svg:y="26.357cm">
          <draw:text-box>
            <text:p text:style-name="P1"><text:span text:style-name="T11">A reference to the riots in Basra on 10/11 August 2003, which the UK assessed were triggered by fuel </text:span></text:p>
          </draw:text-box>
        </draw:frame>
        <draw:frame draw:style-name="gr4" draw:text-style-name="P5" draw:layer="layout" svg:width="5.061cm" svg:height="0.395cm" svg:x="2.2cm" svg:y="26.781cm">
          <draw:text-box>
            <text:p text:style-name="P1"><text:span text:style-name="T11">shortages and power blackouts. 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9" draw:text-style-name="P7" draw:layer="layout" svg:x1="8.173cm" svg:y1="7.039cm" svg:x2="17.467cm" svg:y2="7.039cm">
          <text:p/>
        </draw:line>
        <draw:line draw:style-name="gr9" draw:text-style-name="P7" draw:layer="layout" svg:x1="2.949cm" svg:y1="7.604cm" svg:x2="12.315cm" svg:y2="7.604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38</text:span></text:p>
          </draw:text-box>
        </draw:frame>
        <draw:frame draw:style-name="gr1" draw:text-style-name="P2" draw:layer="layout" svg:width="16.694cm" svg:height="0.475cm" svg:x="2.2cm" svg:y="2.525cm">
          <draw:text-box>
            <text:p text:style-name="P1"><text:span text:style-name="T6">251. </text:span><text:span text:style-name="T3"><text:s/>While he waited for approval of the point power generation project, he had ordered </text:span></text:p>
          </draw:text-box>
        </draw:frame>
        <draw:frame draw:style-name="gr1" draw:text-style-name="P2" draw:layer="layout" svg:width="16.012cm" svg:height="0.475cm" svg:x="2.2cm" svg:y="3.09cm">
          <draw:text-box>
            <text:p text:style-name="P1"><text:span text:style-name="T3">MND(SE) to search for additional sources of energy and funding. They had identified </text:span></text:p>
          </draw:text-box>
        </draw:frame>
        <draw:frame draw:style-name="gr1" draw:text-style-name="P2" draw:layer="layout" svg:width="16.707cm" svg:height="0.475cm" svg:x="2.2cm" svg:y="3.654cm">
          <draw:text-box>
            <text:p text:style-name="P1"><text:span text:style-name="T3">131 generators across the region, of which only 22 were working. Most of the inoperable </text:span></text:p>
          </draw:text-box>
        </draw:frame>
        <draw:frame draw:style-name="gr1" draw:text-style-name="P2" draw:layer="layout" svg:width="16.237cm" svg:height="0.475cm" svg:x="2.2cm" svg:y="4.218cm">
          <draw:text-box>
            <text:p text:style-name="P1"><text:span text:style-name="T3">generators had never been installed. MND(SE) had completed the installation of 32 of </text:span></text:p>
          </draw:text-box>
        </draw:frame>
        <draw:frame draw:style-name="gr1" draw:text-style-name="P2" draw:layer="layout" svg:width="3.431cm" svg:height="0.475cm" svg:x="2.2cm" svg:y="4.783cm">
          <draw:text-box>
            <text:p text:style-name="P1"><text:span text:style-name="T3">those generators. </text:span></text:p>
          </draw:text-box>
        </draw:frame>
        <draw:frame draw:style-name="gr1" draw:text-style-name="P2" draw:layer="layout" svg:width="16.732cm" svg:height="0.475cm" svg:x="2.2cm" svg:y="5.697cm">
          <draw:text-box>
            <text:p text:style-name="P1"><text:span text:style-name="T6">252. </text:span><text:span text:style-name="T3"><text:s/>Mr Quarrey passed Gen Riley’s update to Mr Blair on 18 March, with the comment: </text:span></text:p>
          </draw:text-box>
        </draw:frame>
        <draw:frame draw:style-name="gr1" draw:text-style-name="P2" draw:layer="layout" svg:width="14.565cm" svg:height="0.475cm" svg:x="2.95cm" svg:y="6.612cm">
          <draw:text-box>
            <text:p text:style-name="P1"><text:span text:style-name="T3">“</text:span><text:span text:style-name="T3">The situation is bleak, with generation levels this summer unlikely on current </text:span></text:p>
          </draw:text-box>
        </draw:frame>
        <draw:frame draw:style-name="gr1" draw:text-style-name="P2" draw:layer="layout" svg:width="15.521cm" svg:height="0.475cm" svg:x="2.95cm" svg:y="7.176cm">
          <draw:text-box>
            <text:p text:style-name="P1"><text:span text:style-name="T3">predictions to be significantly higher than last year – and almost certainly matched </text:span></text:p>
          </draw:text-box>
        </draw:frame>
        <draw:frame draw:style-name="gr1" draw:text-style-name="P2" draw:layer="layout" svg:width="3.706cm" svg:height="0.475cm" svg:x="2.95cm" svg:y="7.741cm">
          <draw:text-box>
            <text:p text:style-name="P1"><text:span text:style-name="T3">by higher demand.” </text:span></text:p>
          </draw:text-box>
        </draw:frame>
        <draw:frame draw:style-name="gr5" draw:text-style-name="P6" draw:layer="layout" svg:width="0.408cm" svg:height="0.276cm" svg:x="6.633cm" svg:y="7.759cm">
          <draw:text-box>
            <text:p text:style-name="P1"><text:span text:style-name="T8">148</text:span></text:p>
          </draw:text-box>
        </draw:frame>
        <draw:frame draw:style-name="gr1" draw:text-style-name="P2" draw:layer="layout" svg:width="15.762cm" svg:height="0.475cm" svg:x="2.2cm" svg:y="8.655cm">
          <draw:text-box>
            <text:p text:style-name="P1"><text:span text:style-name="T6">253. </text:span><text:span text:style-name="T3"><text:s/>Mr Quarrey advised that funding for the point power generation project (which </text:span></text:p>
          </draw:text-box>
        </draw:frame>
        <draw:frame draw:style-name="gr1" draw:text-style-name="P2" draw:layer="layout" svg:width="11.673cm" svg:height="0.475cm" svg:x="2.2cm" svg:y="9.22cm">
          <draw:text-box>
            <text:p text:style-name="P1"><text:span text:style-name="T3">would become Operation AMPERE) had now been approved. </text:span></text:p>
          </draw:text-box>
        </draw:frame>
        <draw:frame draw:style-name="gr1" draw:text-style-name="P2" draw:layer="layout" svg:width="7.719cm" svg:height="0.475cm" svg:x="2.2cm" svg:y="10.134cm">
          <draw:text-box>
            <text:p text:style-name="P1"><text:span text:style-name="T6">254. </text:span><text:span text:style-name="T3"><text:s/>The funding was provided by DFID.</text:span></text:p>
          </draw:text-box>
        </draw:frame>
        <draw:frame draw:style-name="gr5" draw:text-style-name="P6" draw:layer="layout" svg:width="0.408cm" svg:height="0.276cm" svg:x="9.871cm" svg:y="10.153cm">
          <draw:text-box>
            <text:p text:style-name="P1"><text:span text:style-name="T8">149</text:span></text:p>
          </draw:text-box>
        </draw:frame>
        <draw:frame draw:style-name="gr1" draw:text-style-name="P2" draw:layer="layout" svg:width="0.422cm" svg:height="0.475cm" svg:x="10.283cm" svg:y="10.1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55cm" svg:height="0.475cm" svg:x="2.2cm" svg:y="11.048cm">
          <draw:text-box>
            <text:p text:style-name="P1"><text:span text:style-name="T6">255. </text:span><text:span text:style-name="T3"><text:s/>Mr Quarrey also advised that officials were working on a new strategy paper on </text:span></text:p>
          </draw:text-box>
        </draw:frame>
        <draw:frame draw:style-name="gr1" draw:text-style-name="P2" draw:layer="layout" svg:width="15.784cm" svg:height="0.475cm" svg:x="2.2cm" svg:y="11.613cm">
          <draw:text-box>
            <text:p text:style-name="P1"><text:span text:style-name="T3">electricity, but it focused too much on the medium term and not enough on what the </text:span></text:p>
          </draw:text-box>
        </draw:frame>
        <draw:frame draw:style-name="gr1" draw:text-style-name="P2" draw:layer="layout" svg:width="16.3cm" svg:height="0.475cm" svg:x="2.2cm" svg:y="12.177cm">
          <draw:text-box>
            <text:p text:style-name="P1"><text:span text:style-name="T3">UK could do to improve the situation over the summer. He recommended that the next </text:span></text:p>
          </draw:text-box>
        </draw:frame>
        <draw:frame draw:style-name="gr1" draw:text-style-name="P2" draw:layer="layout" svg:width="11.597cm" svg:height="0.475cm" svg:x="2.2cm" svg:y="12.742cm">
          <draw:text-box>
            <text:p text:style-name="P1"><text:span text:style-name="T3">AHMGIR should focus on producing a short-term action plan. </text:span></text:p>
          </draw:text-box>
        </draw:frame>
        <draw:frame draw:style-name="gr1" draw:text-style-name="P2" draw:layer="layout" svg:width="16.105cm" svg:height="0.475cm" svg:x="2.2cm" svg:y="13.656cm">
          <draw:text-box>
            <text:p text:style-name="P1"><text:span text:style-name="T6">256. </text:span><text:span text:style-name="T3"><text:s/>Mr Blair indicated that he agreed with Mr Quarrey’s proposal, and that he would </text:span></text:p>
          </draw:text-box>
        </draw:frame>
        <draw:frame draw:style-name="gr1" draw:text-style-name="P2" draw:layer="layout" svg:width="10.611cm" svg:height="0.475cm" svg:x="2.2cm" svg:y="14.221cm">
          <draw:text-box>
            <text:p text:style-name="P1"><text:span text:style-name="T3">raise the issue of power generation with President Bush.</text:span></text:p>
          </draw:text-box>
        </draw:frame>
        <draw:frame draw:style-name="gr5" draw:text-style-name="P6" draw:layer="layout" svg:width="0.408cm" svg:height="0.276cm" svg:x="12.766cm" svg:y="14.239cm">
          <draw:text-box>
            <text:p text:style-name="P1"><text:span text:style-name="T8">150</text:span></text:p>
          </draw:text-box>
        </draw:frame>
        <draw:frame draw:style-name="gr1" draw:text-style-name="P2" draw:layer="layout" svg:width="0.422cm" svg:height="0.475cm" svg:x="13.178cm" svg:y="14.22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99cm" svg:height="0.475cm" svg:x="2.2cm" svg:y="15.135cm">
          <draw:text-box>
            <text:p text:style-name="P1"><text:span text:style-name="T6">257. </text:span><text:span text:style-name="T3"><text:s/>A report on a visit to Iraq by senior DFID officials alerted other departments to </text:span></text:p>
          </draw:text-box>
        </draw:frame>
        <draw:frame draw:style-name="gr1" draw:text-style-name="P2" draw:layer="layout" svg:width="5.4cm" svg:height="0.475cm" svg:x="2.2cm" svg:y="15.7cm">
          <draw:text-box>
            <text:p text:style-name="P1"><text:span text:style-name="T3">pressures on DFID’s budget.</text:span></text:p>
          </draw:text-box>
        </draw:frame>
        <draw:frame draw:style-name="gr1" draw:text-style-name="P2" draw:layer="layout" svg:width="12.702cm" svg:height="0.475cm" svg:x="2.2cm" svg:y="16.614cm">
          <draw:text-box>
            <text:p text:style-name="P1"><text:span text:style-name="T6">258. </text:span><text:span text:style-name="T3"><text:s/>Mr Dinham and Mr Anderson visited Iraq from 14 to 19 March.</text:span></text:p>
          </draw:text-box>
        </draw:frame>
        <draw:frame draw:style-name="gr5" draw:text-style-name="P6" draw:layer="layout" svg:width="0.408cm" svg:height="0.276cm" svg:x="14.835cm" svg:y="16.633cm">
          <draw:text-box>
            <text:p text:style-name="P1"><text:span text:style-name="T8">151</text:span></text:p>
          </draw:text-box>
        </draw:frame>
        <draw:frame draw:style-name="gr1" draw:text-style-name="P2" draw:layer="layout" svg:width="0.422cm" svg:height="0.475cm" svg:x="15.247cm" svg:y="16.61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02cm" svg:height="0.475cm" svg:x="2.2cm" svg:y="17.528cm">
          <draw:text-box>
            <text:p text:style-name="P1"><text:span text:style-name="T6">259. </text:span><text:span text:style-name="T3"><text:s/>Mr Dinham’s report to Dr Nemat Shafik, DFID Director General Programmes, </text:span></text:p>
          </draw:text-box>
        </draw:frame>
        <draw:frame draw:style-name="gr1" draw:text-style-name="P2" draw:layer="layout" svg:width="15.42cm" svg:height="0.475cm" svg:x="2.2cm" svg:y="18.093cm">
          <draw:text-box>
            <text:p text:style-name="P1"><text:span text:style-name="T3">characterised the DFID programme as “a balance of capacity building and visible, </text:span></text:p>
          </draw:text-box>
        </draw:frame>
        <draw:frame draw:style-name="gr1" draw:text-style-name="P2" draw:layer="layout" svg:width="16.127cm" svg:height="0.475cm" svg:x="2.2cm" svg:y="18.657cm">
          <draw:text-box>
            <text:p text:style-name="P1"><text:span text:style-name="T3">quick impact reconstruction activity, particularly in the South”. There was “accelerated </text:span></text:p>
          </draw:text-box>
        </draw:frame>
        <draw:frame draw:style-name="gr1" draw:text-style-name="P2" draw:layer="layout" svg:width="14.345cm" svg:height="0.475cm" svg:x="2.2cm" svg:y="19.222cm">
          <draw:text-box>
            <text:p text:style-name="P1"><text:span text:style-name="T3">progress” on both capacity building and reconstruction, helped by “excellent </text:span></text:p>
          </draw:text-box>
        </draw:frame>
        <draw:frame draw:style-name="gr1" draw:text-style-name="P2" draw:layer="layout" svg:width="7.317cm" svg:height="0.475cm" svg:x="2.2cm" svg:y="19.786cm">
          <draw:text-box>
            <text:p text:style-name="P1"><text:span text:style-name="T3">collaboration” with the FCO and MOD. </text:span></text:p>
          </draw:text-box>
        </draw:frame>
        <draw:frame draw:style-name="gr1" draw:text-style-name="P2" draw:layer="layout" svg:width="5.598cm" svg:height="0.475cm" svg:x="2.2cm" svg:y="20.701cm">
          <draw:text-box>
            <text:p text:style-name="P1"><text:span text:style-name="T6">260. </text:span><text:span text:style-name="T3"><text:s/>Mr Dinham warned that:</text:span></text:p>
          </draw:text-box>
        </draw:frame>
        <draw:frame draw:style-name="gr1" draw:text-style-name="P2" draw:layer="layout" svg:width="14.815cm" svg:height="0.475cm" svg:x="2.95cm" svg:y="21.615cm">
          <draw:text-box>
            <text:p text:style-name="P1"><text:span text:style-name="T3">“</text:span><text:span text:style-name="T3">One side effect of the good progress we are making … is that our Iraq budget </text:span></text:p>
          </draw:text-box>
        </draw:frame>
        <draw:frame draw:style-name="gr1" draw:text-style-name="P2" draw:layer="layout" svg:width="16.038cm" svg:height="0.475cm" svg:x="2.95cm" svg:y="22.18cm">
          <draw:text-box>
            <text:p text:style-name="P1"><text:span text:style-name="T3">allocation for 2005/06 is under extreme pressure. If activities to which we are already </text:span></text:p>
          </draw:text-box>
        </draw:frame>
        <draw:frame draw:style-name="gr1" draw:text-style-name="P2" draw:layer="layout" svg:width="15.225cm" svg:height="0.475cm" svg:x="2.95cm" svg:y="22.744cm">
          <draw:text-box>
            <text:p text:style-name="P1"><text:span text:style-name="T3">committed plus extensions of existing high priority capacity building programmes </text:span></text:p>
          </draw:text-box>
        </draw:frame>
        <draw:frame draw:style-name="gr1" draw:text-style-name="P2" draw:layer="layout" svg:width="15.716cm" svg:height="0.475cm" svg:x="2.95cm" svg:y="23.308cm">
          <draw:text-box>
            <text:p text:style-name="P1"><text:span text:style-name="T3">proceed at the current pace, we will exceed our existing budget ceiling, without any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1.987cm" svg:height="0.475cm" svg:x="2.95cm" svg:y="23.873cm">
          <draw:text-box>
            <text:p text:style-name="P1"><text:span text:style-name="T3">new proposals already in the pipeline being taken into account.”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48 </text:span></text:p>
          </draw:text-box>
        </draw:frame>
        <draw:frame draw:style-name="gr4" draw:text-style-name="P5" draw:layer="layout" svg:width="16.076cm" svg:height="0.395cm" svg:x="2.646cm" svg:y="25.087cm">
          <draw:text-box>
            <text:p text:style-name="P1"><text:span text:style-name="T11">Minute Quarrey to Prime Minister, 18 March 2005, ‘Iraq Update’ attaching Report Riley, 16 March 2005, </text:span></text:p>
          </draw:text-box>
        </draw:frame>
        <draw:frame draw:style-name="gr4" draw:text-style-name="P5" draw:layer="layout" svg:width="9.171cm" svg:height="0.395cm" svg:x="2.2cm" svg:y="25.511cm">
          <draw:text-box>
            <text:p text:style-name="P1"><text:span text:style-name="T11">‘</text:span><text:span text:style-name="T11">GOC MND(SE) – southern Iraq Update – 16 March 2005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49 </text:span></text:p>
          </draw:text-box>
        </draw:frame>
        <draw:frame draw:style-name="gr4" draw:text-style-name="P5" draw:layer="layout" svg:width="8.079cm" svg:height="0.395cm" svg:x="2.646cm" svg:y="25.934cm">
          <draw:text-box>
            <text:p text:style-name="P1"><text:span text:style-name="T11">Paper FCO/DFID, 22 March 2005, ‘Iraq: Electricit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50 </text:span></text:p>
          </draw:text-box>
        </draw:frame>
        <draw:line draw:style-name="gr8" draw:text-style-name="P7" draw:layer="layout" svg:x1="2.645cm" svg:y1="27.137cm" svg:x2="11.247cm" svg:y2="27.137cm">
          <text:p/>
        </draw:line>
        <draw:frame draw:style-name="gr4" draw:text-style-name="P5" draw:layer="layout" svg:width="14.675cm" svg:height="0.395cm" svg:x="2.646cm" svg:y="26.357cm">
          <draw:text-box>
            <text:p text:style-name="P1"><text:span text:style-name="T11">Manuscript comment Blair on Minute Quarrey to Prime Minister, 18 March 2005, ‘Iraq Update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51 </text:span></text:p>
          </draw:text-box>
        </draw:frame>
        <draw:frame draw:style-name="gr4" draw:text-style-name="P5" draw:layer="layout" svg:width="8.638cm" svg:height="0.395cm" svg:x="2.646cm" svg:y="26.781cm">
          <draw:text-box>
            <text:p text:style-name="P1"><text:span text:style-name="T5">Minute Dinham to Shafik, 21 March 2005, ‘Visit to Iraq’.</text:span><text:span text:style-name="T11"> 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line draw:style-name="gr9" draw:text-style-name="P7" draw:layer="layout" svg:x1="3.09cm" svg:y1="14.998cm" svg:x2="6.031cm" svg:y2="14.99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39</text:span></text:p>
          </draw:text-box>
        </draw:frame>
        <draw:frame draw:style-name="gr1" draw:text-style-name="P2" draw:layer="layout" svg:width="3.812cm" svg:height="0.475cm" svg:x="2.2cm" svg:y="2.525cm">
          <draw:text-box>
            <text:p text:style-name="P1"><text:span text:style-name="T6">261. </text:span><text:span text:style-name="T3"><text:s/>He continued: </text:span></text:p>
          </draw:text-box>
        </draw:frame>
        <draw:frame draw:style-name="gr1" draw:text-style-name="P2" draw:layer="layout" svg:width="15.276cm" svg:height="0.475cm" svg:x="2.95cm" svg:y="3.44cm">
          <draw:text-box>
            <text:p text:style-name="P1"><text:span text:style-name="T3">“</text:span><text:span text:style-name="T3">The need to cut back our budget [for Iraq] in 2004/05 to help meet internal DFID </text:span></text:p>
          </draw:text-box>
        </draw:frame>
        <draw:frame draw:style-name="gr1" draw:text-style-name="P2" draw:layer="layout" svg:width="14.455cm" svg:height="0.475cm" svg:x="2.95cm" svg:y="4.004cm">
          <draw:text-box>
            <text:p text:style-name="P1"><text:span text:style-name="T3">financial pressures related to the estimating adjustment; plus the MIC ceiling </text:span></text:p>
          </draw:text-box>
        </draw:frame>
        <draw:frame draw:style-name="gr1" draw:text-style-name="P2" draw:layer="layout" svg:width="15.928cm" svg:height="0.475cm" svg:x="2.95cm" svg:y="4.568cm">
          <draw:text-box>
            <text:p text:style-name="P1"><text:span text:style-name="T3">constraint in 2005/06; plus escalating cost relating to security … have all contributed </text:span></text:p>
          </draw:text-box>
        </draw:frame>
        <draw:frame draw:style-name="gr1" draw:text-style-name="P2" draw:layer="layout" svg:width="3.308cm" svg:height="0.475cm" svg:x="2.95cm" svg:y="5.133cm">
          <draw:text-box>
            <text:p text:style-name="P1"><text:span text:style-name="T3">to the pressures.”</text:span></text:p>
          </draw:text-box>
        </draw:frame>
        <draw:frame draw:style-name="gr1" draw:text-style-name="P2" draw:layer="layout" svg:width="16.795cm" svg:height="0.475cm" svg:x="2.2cm" svg:y="6.047cm">
          <draw:text-box>
            <text:p text:style-name="P1"><text:span text:style-name="T6">262. </text:span><text:span text:style-name="T3"><text:s/>DFID would seek to deal with those pressures through “a variety of careful financial </text:span></text:p>
          </draw:text-box>
        </draw:frame>
        <draw:frame draw:style-name="gr1" draw:text-style-name="P2" draw:layer="layout" svg:width="16.605cm" svg:height="0.475cm" svg:x="2.2cm" svg:y="6.612cm">
          <draw:text-box>
            <text:p text:style-name="P1"><text:span text:style-name="T3">management techniques” and an “active search for co-financing” with partners including </text:span></text:p>
          </draw:text-box>
        </draw:frame>
        <draw:frame draw:style-name="gr1" draw:text-style-name="P2" draw:layer="layout" svg:width="7.173cm" svg:height="0.475cm" svg:x="2.2cm" svg:y="7.176cm">
          <draw:text-box>
            <text:p text:style-name="P1"><text:span text:style-name="T3">the World Bank and the EC. However:</text:span></text:p>
          </draw:text-box>
        </draw:frame>
        <draw:frame draw:style-name="gr1" draw:text-style-name="P2" draw:layer="layout" svg:width="16.047cm" svg:height="0.475cm" svg:x="2.95cm" svg:y="8.091cm">
          <draw:text-box>
            <text:p text:style-name="P1"><text:span text:style-name="T3">“… </text:span><text:span text:style-name="T3">the scope for new activity in 2005/06 is nil and we will have to delay until 2006/07 </text:span></text:p>
          </draw:text-box>
        </draw:frame>
        <draw:frame draw:style-name="gr1" draw:text-style-name="P2" draw:layer="layout" svg:width="15.581cm" svg:height="0.475cm" svg:x="2.95cm" svg:y="8.655cm">
          <draw:text-box>
            <text:p text:style-name="P1"><text:span text:style-name="T3">some of the proposals in the pipeline with which we hoped to proceed in 2005/06.” </text:span></text:p>
          </draw:text-box>
        </draw:frame>
        <draw:frame draw:style-name="gr1" draw:text-style-name="P2" draw:layer="layout" svg:width="16.215cm" svg:height="0.475cm" svg:x="2.2cm" svg:y="9.57cm">
          <draw:text-box>
            <text:p text:style-name="P1"><text:span text:style-name="T6">263. </text:span><text:span text:style-name="T3"><text:s/>Mr Dinham also reported that Iraqi governorates did not yet have the capacity to </text:span></text:p>
          </draw:text-box>
        </draw:frame>
        <draw:frame draw:style-name="gr1" draw:text-style-name="P2" draw:layer="layout" svg:width="16.008cm" svg:height="0.475cm" svg:x="2.2cm" svg:y="10.134cm">
          <draw:text-box>
            <text:p text:style-name="P1"><text:span text:style-name="T3">receive supplementary funding from sources such as the World Bank and the US, as </text:span></text:p>
          </draw:text-box>
        </draw:frame>
        <draw:frame draw:style-name="gr1" draw:text-style-name="P2" draw:layer="layout" svg:width="3.359cm" svg:height="0.475cm" svg:x="2.2cm" svg:y="10.698cm">
          <draw:text-box>
            <text:p text:style-name="P1"><text:span text:style-name="T3">DFID had hoped. </text:span></text:p>
          </draw:text-box>
        </draw:frame>
        <draw:frame draw:style-name="gr1" draw:text-style-name="P2" draw:layer="layout" svg:width="14.607cm" svg:height="0.475cm" svg:x="2.2cm" svg:y="11.613cm">
          <draw:text-box>
            <text:p text:style-name="P1"><text:span text:style-name="T6">264. </text:span><text:span text:style-name="T3"><text:s/>Copies of Mr Dinham’s report were sent to Mr Benn’s Private Secretary, </text:span></text:p>
          </draw:text-box>
        </draw:frame>
        <draw:frame draw:style-name="gr1" draw:text-style-name="P2" draw:layer="layout" svg:width="15.399cm" svg:height="0.475cm" svg:x="2.2cm" svg:y="12.177cm">
          <draw:text-box>
            <text:p text:style-name="P1"><text:span text:style-name="T3">Mr Chakrabarti’s Private Secretary, other DFID officials, and officials in No.10, the </text:span></text:p>
          </draw:text-box>
        </draw:frame>
        <draw:frame draw:style-name="gr1" draw:text-style-name="P2" draw:layer="layout" svg:width="7.529cm" svg:height="0.475cm" svg:x="2.2cm" svg:y="12.742cm">
          <draw:text-box>
            <text:p text:style-name="P1"><text:span text:style-name="T3">Cabinet Office, the FCO, and the MOD. </text:span></text:p>
          </draw:text-box>
        </draw:frame>
        <draw:frame draw:style-name="gr1" draw:text-style-name="P2" draw:layer="layout" svg:width="16.292cm" svg:height="0.475cm" svg:x="2.2cm" svg:y="13.656cm">
          <draw:text-box>
            <text:p text:style-name="P1"><text:span text:style-name="T6">265. </text:span><text:span text:style-name="T3"><text:s/>Mr Quarrey marked Mr Dinham’s report to Sir Nigel Sheinwald with the comment:</text:span></text:p>
          </draw:text-box>
        </draw:frame>
        <draw:frame draw:style-name="gr1" draw:text-style-name="P2" draw:layer="layout" svg:width="15.234cm" svg:height="0.475cm" svg:x="2.95cm" svg:y="14.571cm">
          <draw:text-box>
            <text:p text:style-name="P1"><text:span text:style-name="T3">“</text:span><text:span text:style-name="T3">This is worrying – we need to have some flexibility in 05/06, including to support </text:span></text:p>
          </draw:text-box>
        </draw:frame>
        <draw:frame draw:style-name="gr1" draw:text-style-name="P2" draw:layer="layout" svg:width="3.863cm" svg:height="0.475cm" svg:x="2.95cm" svg:y="15.135cm">
          <draw:text-box>
            <text:p text:style-name="P1"><text:span text:style-name="T3">ITG ideas/priorities.” </text:span></text:p>
          </draw:text-box>
        </draw:frame>
        <draw:frame draw:style-name="gr5" draw:text-style-name="P6" draw:layer="layout" svg:width="0.408cm" svg:height="0.276cm" svg:x="6.796cm" svg:y="15.154cm">
          <draw:text-box>
            <text:p text:style-name="P1"><text:span text:style-name="T8">152</text:span></text:p>
          </draw:text-box>
        </draw:frame>
        <draw:frame draw:style-name="gr1" draw:text-style-name="P2" draw:layer="layout" svg:width="15.809cm" svg:height="0.475cm" svg:x="2.2cm" svg:y="16.05cm">
          <draw:text-box>
            <text:p text:style-name="P1"><text:span text:style-name="T6">266. </text:span><text:span text:style-name="T3"><text:s/>Mr Straw made his first report to Mr Blair on the work of the Ad Hoc Ministerial </text:span></text:p>
          </draw:text-box>
        </draw:frame>
        <draw:frame draw:style-name="gr1" draw:text-style-name="P2" draw:layer="layout" svg:width="5.226cm" svg:height="0.475cm" svg:x="2.2cm" svg:y="16.614cm">
          <draw:text-box>
            <text:p text:style-name="P1"><text:span text:style-name="T3">Group on Iraq on 24 March.</text:span></text:p>
          </draw:text-box>
        </draw:frame>
        <draw:frame draw:style-name="gr5" draw:text-style-name="P6" draw:layer="layout" svg:width="0.408cm" svg:height="0.276cm" svg:x="7.401cm" svg:y="16.633cm">
          <draw:text-box>
            <text:p text:style-name="P1"><text:span text:style-name="T8">153</text:span></text:p>
          </draw:text-box>
        </draw:frame>
        <draw:frame draw:style-name="gr1" draw:text-style-name="P2" draw:layer="layout" svg:width="9.553cm" svg:height="0.475cm" svg:x="7.812cm" svg:y="16.614cm">
          <draw:text-box>
            <text:p text:style-name="P1"><text:span text:style-name="T3"><text:s/></text:span><text:span text:style-name="T3">He attached a number of reports, included a joint <text:s/></text:span></text:p>
          </draw:text-box>
        </draw:frame>
        <draw:frame draw:style-name="gr1" draw:text-style-name="P2" draw:layer="layout" svg:width="15.89cm" svg:height="0.475cm" svg:x="2.2cm" svg:y="17.178cm">
          <draw:text-box>
            <text:p text:style-name="P1"><text:span text:style-name="T3">FCO/DFID paper describing the state of the electricity sector, which he described as </text:span></text:p>
          </draw:text-box>
        </draw:frame>
        <draw:frame draw:style-name="gr1" draw:text-style-name="P2" draw:layer="layout" svg:width="5.543cm" svg:height="0.475cm" svg:x="2.2cm" svg:y="17.743cm">
          <draw:text-box>
            <text:p text:style-name="P1"><text:span text:style-name="T3">a focus for the Group’s work. </text:span></text:p>
          </draw:text-box>
        </draw:frame>
        <draw:frame draw:style-name="gr1" draw:text-style-name="P2" draw:layer="layout" svg:width="16.224cm" svg:height="0.475cm" svg:x="2.2cm" svg:y="18.657cm">
          <draw:text-box>
            <text:p text:style-name="P1"><text:span text:style-name="T6">267. </text:span><text:span text:style-name="T3"><text:s/>The FCO/DFID paper stated that the Iraqi Government was struggling to sustain </text:span></text:p>
          </draw:text-box>
        </draw:frame>
        <draw:frame draw:style-name="gr1" draw:text-style-name="P2" draw:layer="layout" svg:width="15.077cm" svg:height="0.475cm" svg:x="2.2cm" svg:y="19.222cm">
          <draw:text-box>
            <text:p text:style-name="P1"><text:span text:style-name="T3">production at more than 4,000MW per day and was unlikely to meet its target of </text:span></text:p>
          </draw:text-box>
        </draw:frame>
        <draw:frame draw:style-name="gr1" draw:text-style-name="P2" draw:layer="layout" svg:width="16.398cm" svg:height="0.475cm" svg:x="2.2cm" svg:y="19.786cm">
          <draw:text-box>
            <text:p text:style-name="P1"><text:span text:style-name="T3">producing 6,000MW per day by the summer. Demand had soared as the economy had </text:span></text:p>
          </draw:text-box>
        </draw:frame>
        <draw:frame draw:style-name="gr1" draw:text-style-name="P2" draw:layer="layout" svg:width="16.537cm" svg:height="0.475cm" svg:x="2.2cm" svg:y="20.351cm">
          <draw:text-box>
            <text:p text:style-name="P1"><text:span text:style-name="T3">grown, and was now estimated to be 8,000MW per day (that figure would increase over </text:span></text:p>
          </draw:text-box>
        </draw:frame>
        <draw:frame draw:style-name="gr1" draw:text-style-name="P2" draw:layer="layout" svg:width="7.791cm" svg:height="0.475cm" svg:x="2.2cm" svg:y="20.915cm">
          <draw:text-box>
            <text:p text:style-name="P1"><text:span text:style-name="T3">the summer). Power cuts would continue.</text:span></text:p>
          </draw:text-box>
        </draw:frame>
        <draw:frame draw:style-name="gr1" draw:text-style-name="P2" draw:layer="layout" svg:width="16.139cm" svg:height="0.475cm" svg:x="2.2cm" svg:y="21.83cm">
          <draw:text-box>
            <text:p text:style-name="P1"><text:span text:style-name="T6">268. </text:span><text:span text:style-name="T3"><text:s/>The paper identified four factors behind the failure to increase power production </text:span></text:p>
          </draw:text-box>
        </draw:frame>
        <draw:frame draw:style-name="gr1" draw:text-style-name="P2" draw:layer="layout" svg:width="4.468cm" svg:height="0.475cm" svg:x="2.2cm" svg:y="22.394cm">
          <draw:text-box>
            <text:p text:style-name="P1"><text:span text:style-name="T3">above May 2003 levels:</text:span></text:p>
          </draw:text-box>
        </draw:frame>
        <draw:frame draw:style-name="gr3" draw:text-style-name="P4" draw:layer="layout" svg:width="0.634cm" svg:height="0.712cm" svg:x="2.95cm" svg:y="23.1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837cm" svg:height="0.475cm" svg:x="3.7cm" svg:y="23.308cm">
          <draw:text-box>
            <text:p text:style-name="P1"><text:span text:style-name="T3">continued sabotage;</text:span></text:p>
          </draw:text-box>
        </draw:frame>
        <draw:frame draw:style-name="gr3" draw:text-style-name="P4" draw:layer="layout" svg:width="0.634cm" svg:height="0.712cm" svg:x="2.95cm" svg:y="23.817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2.645cm" svg:y1="26.29cm" svg:x2="16.482cm" svg:y2="26.29cm">
          <text:p/>
        </draw:line>
        <draw:frame draw:style-name="gr1" draw:text-style-name="P2" draw:layer="layout" svg:width="11.893cm" svg:height="0.475cm" svg:x="3.7cm" svg:y="23.973cm">
          <draw:text-box>
            <text:p text:style-name="P1"><text:span text:style-name="T3">the unreliability and inefficiency of existing power infrastructure;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52 </text:span></text:p>
          </draw:text-box>
        </draw:frame>
        <draw:line draw:style-name="gr8" draw:text-style-name="P7" draw:layer="layout" svg:x1="2.645cm" svg:y1="26.714cm" svg:x2="18.298cm" svg:y2="26.714cm">
          <text:p/>
        </draw:line>
        <draw:line draw:style-name="gr8" draw:text-style-name="P7" draw:layer="layout" svg:x1="2.199cm" svg:y1="27.137cm" svg:x2="7.317cm" svg:y2="27.137cm">
          <text:p/>
        </draw:line>
        <draw:frame draw:style-name="gr4" draw:text-style-name="P5" draw:layer="layout" svg:width="13.853cm" svg:height="0.395cm" svg:x="2.646cm" svg:y="25.934cm">
          <draw:text-box>
            <text:p text:style-name="P1"><text:span text:style-name="T5">Manuscript comment Quarrey on Minute Dinham to Shafik, 21 March 2005, ‘Visit to Iraq’.</text:span><text:span text:style-name="T11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53 </text:span></text:p>
          </draw:text-box>
        </draw:frame>
        <draw:frame draw:style-name="gr4" draw:text-style-name="P5" draw:layer="layout" svg:width="15.547cm" svg:height="0.395cm" svg:x="2.646cm" svg:y="26.357cm">
          <draw:text-box>
            <text:p text:style-name="P1"><text:span text:style-name="T5">Letter Straw to Blair, 24 March 2005, ‘Iraq: Ad Hoc Ministerial Meetings’ attaching Paper FCO/DFID, </text:span></text:p>
          </draw:text-box>
        </draw:frame>
        <draw:frame draw:style-name="gr4" draw:text-style-name="P5" draw:layer="layout" svg:width="5.187cm" svg:height="0.395cm" svg:x="2.2cm" svg:y="26.781cm">
          <draw:text-box>
            <text:p text:style-name="P1"><text:span text:style-name="T5">22 March 2005, ‘Iraq: Electricity’.</text:span><text:span text:style-name="T11"> 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0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078cm" svg:height="0.475cm" svg:x="3.7cm" svg:y="2.525cm">
          <draw:text-box>
            <text:p text:style-name="P1"><text:span text:style-name="T3">poor management by the Iraqi Government; and</text:span></text:p>
          </draw:text-box>
        </draw:frame>
        <draw:frame draw:style-name="gr3" draw:text-style-name="P4" draw:layer="layout" svg:width="0.634cm" svg:height="0.712cm" svg:x="2.95cm" svg:y="3.0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68cm" svg:height="0.475cm" svg:x="3.7cm" svg:y="3.19cm">
          <draw:text-box>
            <text:p text:style-name="P1"><text:span text:style-name="T3">a lack of “strategic focus” by the CPA in the immediate post-conflict period.</text:span></text:p>
          </draw:text-box>
        </draw:frame>
        <draw:frame draw:style-name="gr1" draw:text-style-name="P2" draw:layer="layout" svg:width="15.53cm" svg:height="0.475cm" svg:x="2.2cm" svg:y="4.104cm">
          <draw:text-box>
            <text:p text:style-name="P1"><text:span text:style-name="T6">269. </text:span><text:span text:style-name="T3"><text:s/>The paper advised that the Iraqi Government needed to develop a long-term </text:span></text:p>
          </draw:text-box>
        </draw:frame>
        <draw:frame draw:style-name="gr1" draw:text-style-name="P2" draw:layer="layout" svg:width="16.051cm" svg:height="0.475cm" svg:x="2.2cm" svg:y="4.668cm">
          <draw:text-box>
            <text:p text:style-name="P1"><text:span text:style-name="T3">energy strategy which addressed subsidy and charging issues (power was free). The </text:span></text:p>
          </draw:text-box>
        </draw:frame>
        <draw:frame draw:style-name="gr1" draw:text-style-name="P2" draw:layer="layout" svg:width="16.406cm" svg:height="0.475cm" svg:x="2.2cm" svg:y="5.233cm">
          <draw:text-box>
            <text:p text:style-name="P1"><text:span text:style-name="T3">World Bank had agreed to advise on strategy and co-ordination “with DFID facilitating”. </text:span></text:p>
          </draw:text-box>
        </draw:frame>
        <draw:frame draw:style-name="gr1" draw:text-style-name="P2" draw:layer="layout" svg:width="10.208cm" svg:height="0.475cm" svg:x="2.2cm" svg:y="6.147cm">
          <draw:text-box>
            <text:p text:style-name="P1"><text:span text:style-name="T6">270. </text:span><text:span text:style-name="T3"><text:s/>Given limited UK funds, the UK was focusing on:</text:span></text:p>
          </draw:text-box>
        </draw:frame>
        <draw:frame draw:style-name="gr3" draw:text-style-name="P4" draw:layer="layout" svg:width="0.634cm" svg:height="0.712cm" svg:x="2.95cm" svg:y="6.9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44cm" svg:height="0.475cm" svg:x="3.7cm" svg:y="7.062cm">
          <draw:text-box>
            <text:p text:style-name="P1"><text:span text:style-name="T3">meeting key short-term needs. The US$10m provided to Gen Riley should </text:span></text:p>
          </draw:text-box>
        </draw:frame>
        <draw:frame draw:style-name="gr1" draw:text-style-name="P2" draw:layer="layout" svg:width="14.361cm" svg:height="0.475cm" svg:x="3.7cm" svg:y="7.626cm">
          <draw:text-box>
            <text:p text:style-name="P1"><text:span text:style-name="T3">produce 25MW and £10m provided under the SIESP a further 50MW. In the </text:span></text:p>
          </draw:text-box>
        </draw:frame>
        <draw:frame draw:style-name="gr1" draw:text-style-name="P2" draw:layer="layout" svg:width="11.33cm" svg:height="0.475cm" svg:x="3.7cm" svg:y="8.191cm">
          <draw:text-box>
            <text:p text:style-name="P1"><text:span text:style-name="T3">longer-term, the IISP should produce 160MW by April 2006; </text:span></text:p>
          </draw:text-box>
        </draw:frame>
        <draw:frame draw:style-name="gr3" draw:text-style-name="P4" draw:layer="layout" svg:width="0.634cm" svg:height="0.712cm" svg:x="2.95cm" svg:y="8.6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779cm" svg:height="0.475cm" svg:x="3.7cm" svg:y="8.855cm">
          <draw:text-box>
            <text:p text:style-name="P1"><text:span text:style-name="T3">leveraging engagement from others, and;</text:span></text:p>
          </draw:text-box>
        </draw:frame>
        <draw:frame draw:style-name="gr3" draw:text-style-name="P4" draw:layer="layout" svg:width="0.634cm" svg:height="0.712cm" svg:x="2.95cm" svg:y="9.3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16cm" svg:height="0.475cm" svg:x="3.7cm" svg:y="9.52cm">
          <draw:text-box>
            <text:p text:style-name="P1"><text:span text:style-name="T3">providing strategic advice to the Iraqi Government. </text:span></text:p>
          </draw:text-box>
        </draw:frame>
        <draw:frame draw:style-name="gr1" draw:text-style-name="P2" draw:layer="layout" svg:width="15.69cm" svg:height="0.475cm" svg:x="2.2cm" svg:y="10.434cm">
          <draw:text-box>
            <text:p text:style-name="P1"><text:span text:style-name="T6">271. </text:span><text:span text:style-name="T3"><text:s/>The FCO/IPU concluded that planned work was unlikely to solve Iraq’s power </text:span></text:p>
          </draw:text-box>
        </draw:frame>
        <draw:frame draw:style-name="gr1" draw:text-style-name="P2" draw:layer="layout" svg:width="14.92cm" svg:height="0.475cm" svg:x="2.2cm" svg:y="10.998cm">
          <draw:text-box>
            <text:p text:style-name="P1"><text:span text:style-name="T3">generation problem in time for the summer. The UK should encourage the Iraqi </text:span></text:p>
          </draw:text-box>
        </draw:frame>
        <draw:frame draw:style-name="gr1" draw:text-style-name="P2" draw:layer="layout" svg:width="16.686cm" svg:height="0.475cm" svg:x="2.2cm" svg:y="11.563cm">
          <draw:text-box>
            <text:p text:style-name="P1"><text:span text:style-name="T3">Government to plan now for next summer and the longer term, through the development </text:span></text:p>
          </draw:text-box>
        </draw:frame>
        <draw:frame draw:style-name="gr1" draw:text-style-name="P2" draw:layer="layout" svg:width="8.346cm" svg:height="0.475cm" svg:x="2.2cm" svg:y="12.127cm">
          <draw:text-box>
            <text:p text:style-name="P1"><text:span text:style-name="T3">of a coherent strategy for the energy sector. </text:span></text:p>
          </draw:text-box>
        </draw:frame>
        <draw:frame draw:style-name="gr1" draw:text-style-name="P2" draw:layer="layout" svg:width="16.478cm" svg:height="0.475cm" svg:x="2.2cm" svg:y="13.042cm">
          <draw:text-box>
            <text:p text:style-name="P1"><text:span text:style-name="T6">272. </text:span><text:span text:style-name="T3"><text:s/>In his covering letter to Mr Blair, Mr Straw stated that 55 percent of DFID’s budget </text:span></text:p>
          </draw:text-box>
        </draw:frame>
        <draw:frame draw:style-name="gr1" draw:text-style-name="P2" draw:layer="layout" svg:width="10.403cm" svg:height="0.475cm" svg:x="2.2cm" svg:y="13.606cm">
          <draw:text-box>
            <text:p text:style-name="P1"><text:span text:style-name="T3">for Iraq for 2005/06 would be spent in the power sector.</text:span></text:p>
          </draw:text-box>
        </draw:frame>
        <draw:frame draw:style-name="gr5" draw:text-style-name="P6" draw:layer="layout" svg:width="0.408cm" svg:height="0.276cm" svg:x="12.555cm" svg:y="13.625cm">
          <draw:text-box>
            <text:p text:style-name="P1"><text:span text:style-name="T8">154</text:span></text:p>
          </draw:text-box>
        </draw:frame>
        <draw:frame draw:style-name="gr1" draw:text-style-name="P2" draw:layer="layout" svg:width="14.518cm" svg:height="0.475cm" svg:x="2.2cm" svg:y="14.521cm">
          <draw:text-box>
            <text:p text:style-name="P1"><text:span text:style-name="T6">273. </text:span><text:span text:style-name="T3"><text:s/>Mr Blair indicated that he had seen the letter, but did not comment on it.</text:span></text:p>
          </draw:text-box>
        </draw:frame>
        <draw:frame draw:style-name="gr5" draw:text-style-name="P6" draw:layer="layout" svg:width="0.408cm" svg:height="0.276cm" svg:x="16.625cm" svg:y="14.539cm">
          <draw:text-box>
            <text:p text:style-name="P1"><text:span text:style-name="T8">155</text:span></text:p>
          </draw:text-box>
        </draw:frame>
        <draw:frame draw:style-name="gr1" draw:text-style-name="P2" draw:layer="layout" svg:width="0.422cm" svg:height="0.475cm" svg:x="17.037cm" svg:y="14.52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08cm" svg:height="0.475cm" svg:x="2.2cm" svg:y="15.435cm">
          <draw:text-box>
            <text:p text:style-name="P1"><text:span text:style-name="T6">274. </text:span><text:span text:style-name="T3"><text:s/>MND(SE) and the DFID Basra Office reported on 30 March that they had reached </text:span></text:p>
          </draw:text-box>
        </draw:frame>
        <draw:frame draw:style-name="gr1" draw:text-style-name="P2" draw:layer="layout" svg:width="16cm" svg:height="0.475cm" svg:x="2.2cm" svg:y="16cm">
          <draw:text-box>
            <text:p text:style-name="P1"><text:span text:style-name="T3">agreement on how to use the US$10m provided by DFID for power generation in the </text:span></text:p>
          </draw:text-box>
        </draw:frame>
        <draw:frame draw:style-name="gr1" draw:text-style-name="P2" draw:layer="layout" svg:width="1.234cm" svg:height="0.475cm" svg:x="2.2cm" svg:y="16.564cm">
          <draw:text-box>
            <text:p text:style-name="P1"><text:span text:style-name="T3">South.</text:span></text:p>
          </draw:text-box>
        </draw:frame>
        <draw:frame draw:style-name="gr5" draw:text-style-name="P6" draw:layer="layout" svg:width="0.408cm" svg:height="0.276cm" svg:x="3.424cm" svg:y="16.583cm">
          <draw:text-box>
            <text:p text:style-name="P1"><text:span text:style-name="T8">156</text:span></text:p>
          </draw:text-box>
        </draw:frame>
        <draw:frame draw:style-name="gr1" draw:text-style-name="P2" draw:layer="layout" svg:width="14.959cm" svg:height="0.475cm" svg:x="3.836cm" svg:y="16.564cm">
          <draw:text-box>
            <text:p text:style-name="P1"><text:span text:style-name="T3"><text:s/></text:span><text:span text:style-name="T3">MND(SE) had initially favoured diesel generators, DFID gas turbines. A “hybrid </text:span></text:p>
          </draw:text-box>
        </draw:frame>
        <draw:frame draw:style-name="gr1" draw:text-style-name="P2" draw:layer="layout" svg:width="16.542cm" svg:height="0.475cm" svg:x="2.2cm" svg:y="17.128cm">
          <draw:text-box>
            <text:p text:style-name="P1"><text:span text:style-name="T3">proposal” had emerged, involving the purchase of diesel generators for fewer sites than </text:span></text:p>
          </draw:text-box>
        </draw:frame>
        <draw:frame draw:style-name="gr1" draw:text-style-name="P2" draw:layer="layout" svg:width="16.41cm" svg:height="0.475cm" svg:x="2.2cm" svg:y="17.693cm">
          <draw:text-box>
            <text:p text:style-name="P1"><text:span text:style-name="T3">originally proposed and the refurbishment of existing gas turbines. MND(SE) estimated </text:span></text:p>
          </draw:text-box>
        </draw:frame>
        <draw:frame draw:style-name="gr1" draw:text-style-name="P2" draw:layer="layout" svg:width="16.508cm" svg:height="0.475cm" svg:x="2.2cm" svg:y="18.257cm">
          <draw:text-box>
            <text:p text:style-name="P1"><text:span text:style-name="T3">that the project – Operation AMPERE – would produce an additional 16.5MW by 1 July. </text:span></text:p>
          </draw:text-box>
        </draw:frame>
        <draw:frame draw:style-name="gr1" draw:text-style-name="P2" draw:layer="layout" svg:width="15.382cm" svg:height="0.475cm" svg:x="2.2cm" svg:y="18.822cm">
          <draw:text-box>
            <text:p text:style-name="P1"><text:span text:style-name="T3">It would only be a temporary solution. DFID’s IISP would help to maintain existing </text:span></text:p>
          </draw:text-box>
        </draw:frame>
        <draw:frame draw:style-name="gr1" draw:text-style-name="P2" draw:layer="layout" svg:width="16.66cm" svg:height="0.475cm" svg:x="2.2cm" svg:y="19.386cm">
          <draw:text-box>
            <text:p text:style-name="P1"><text:span text:style-name="T3">capacity, but substantive improvement would only come through long-term restructuring, </text:span></text:p>
          </draw:text-box>
        </draw:frame>
        <draw:frame draw:style-name="gr1" draw:text-style-name="P2" draw:layer="layout" svg:width="16.08cm" svg:height="0.475cm" svg:x="2.2cm" svg:y="19.951cm">
          <draw:text-box>
            <text:p text:style-name="P1"><text:span text:style-name="T3">institutional reform and major capital investment. That agenda would be pursued with </text:span></text:p>
          </draw:text-box>
        </draw:frame>
        <draw:frame draw:style-name="gr1" draw:text-style-name="P2" draw:layer="layout" svg:width="1.657cm" svg:height="0.475cm" svg:x="2.2cm" svg:y="20.515cm">
          <draw:text-box>
            <text:p text:style-name="P1"><text:span text:style-name="T3">the ITG.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8" draw:text-style-name="P7" draw:layer="layout" svg:x1="2.645cm" svg:y1="25.867cm" svg:x2="13.881cm" svg:y2="25.867cm">
          <text:p/>
        </draw:line>
        <draw:frame draw:style-name="gr1" draw:text-style-name="P2" draw:layer="layout" svg:width="12.554cm" svg:height="0.475cm" svg:x="2.2cm" svg:y="21.43cm">
          <draw:text-box>
            <text:p text:style-name="P1"><text:span text:style-name="T6">275. </text:span><text:span text:style-name="T3"><text:s/>The effect of Op AMPERE is considered later in this Section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54 </text:span></text:p>
          </draw:text-box>
        </draw:frame>
        <draw:frame draw:style-name="gr4" draw:text-style-name="P5" draw:layer="layout" svg:width="11.25cm" svg:height="0.395cm" svg:x="2.646cm" svg:y="25.511cm">
          <draw:text-box>
            <text:p text:style-name="P1"><text:span text:style-name="T5">Letter Straw to Blair, 24 March 2005, ‘Iraq: Ad Hoc Ministerial Meetings’.</text:span><text:span text:style-name="T11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55 </text:span></text:p>
          </draw:text-box>
        </draw:frame>
        <draw:frame draw:style-name="gr4" draw:text-style-name="P5" draw:layer="layout" svg:width="13.138cm" svg:height="0.395cm" svg:x="2.646cm" svg:y="25.934cm">
          <draw:text-box>
            <text:p text:style-name="P1"><text:span text:style-name="T11">Manuscript comment Blair on Note Quarrey to Prime Minister, 30 March 2005, ‘Iraq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56 </text:span></text:p>
          </draw:text-box>
        </draw:frame>
        <draw:frame draw:style-name="gr4" draw:text-style-name="P5" draw:layer="layout" svg:width="15.945cm" svg:height="0.395cm" svg:x="2.642cm" svg:y="26.357cm">
          <draw:text-box>
            <text:p text:style-name="P1"><text:span text:style-name="T11">Telegram 47 Basra to FCO London, 30 March 2005, ‘Iraq: Meeting Peak Power Demands in the South </text:span></text:p>
          </draw:text-box>
        </draw:frame>
        <draw:frame draw:style-name="gr4" draw:text-style-name="P5" draw:layer="layout" svg:width="2.25cm" svg:height="0.395cm" svg:x="2.2cm" svg:y="26.781cm">
          <draw:text-box>
            <text:p text:style-name="P1"><text:span text:style-name="T11">this Summer’. 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1</text:span></text:p>
          </draw:text-box>
        </draw:frame>
        <draw:frame draw:style-name="gr1" draw:text-style-name="P2" draw:layer="layout" svg:width="16.588cm" svg:height="0.475cm" svg:x="2.2cm" svg:y="2.525cm">
          <draw:text-box>
            <text:p text:style-name="P1"><text:span text:style-name="T6">276. </text:span><text:span text:style-name="T3"><text:s/>Gen Riley reported on 5 April that a fire had completely shut down the main power </text:span></text:p>
          </draw:text-box>
        </draw:frame>
        <draw:frame draw:style-name="gr1" draw:text-style-name="P2" draw:layer="layout" svg:width="16.008cm" svg:height="0.475cm" svg:x="2.2cm" svg:y="3.09cm">
          <draw:text-box>
            <text:p text:style-name="P1"><text:span text:style-name="T3">station in Nasiriyah, which supplied 50 percent of the electricity to the MND(SE) area.</text:span></text:p>
          </draw:text-box>
        </draw:frame>
        <draw:frame draw:style-name="gr5" draw:text-style-name="P6" draw:layer="layout" svg:width="0.408cm" svg:height="0.276cm" svg:x="18.153cm" svg:y="3.108cm">
          <draw:text-box>
            <text:p text:style-name="P1"><text:span text:style-name="T8">157</text:span></text:p>
          </draw:text-box>
        </draw:frame>
        <draw:frame draw:style-name="gr1" draw:text-style-name="P2" draw:layer="layout" svg:width="0.422cm" svg:height="0.475cm" svg:x="18.565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118cm" svg:height="0.475cm" svg:x="2.2cm" svg:y="3.654cm">
          <draw:text-box>
            <text:p text:style-name="P1"><text:span text:style-name="T3">He commented: </text:span></text:p>
          </draw:text-box>
        </draw:frame>
        <draw:frame draw:style-name="gr1" draw:text-style-name="P2" draw:layer="layout" svg:width="15.166cm" svg:height="0.475cm" svg:x="2.95cm" svg:y="4.568cm">
          <draw:text-box>
            <text:p text:style-name="P1"><text:span text:style-name="T3">“</text:span><text:span text:style-name="T3">This simply serves to point up the fragility of the national supply and to illustrate </text:span></text:p>
          </draw:text-box>
        </draw:frame>
        <draw:frame draw:style-name="gr1" draw:text-style-name="P2" draw:layer="layout" svg:width="14.755cm" svg:height="0.475cm" svg:x="2.95cm" svg:y="5.133cm">
          <draw:text-box>
            <text:p text:style-name="P1"><text:span text:style-name="T3">that DFID and MND(SE) alone are never going to solve the electricity problem </text:span></text:p>
          </draw:text-box>
        </draw:frame>
        <draw:frame draw:style-name="gr1" draw:text-style-name="P2" draw:layer="layout" svg:width="14.12cm" svg:height="0.475cm" svg:x="2.95cm" svg:y="5.697cm">
          <draw:text-box>
            <text:p text:style-name="P1"><text:span text:style-name="T3">in southern Iraq. While I still believe that DFID’s US$10m will make a small </text:span></text:p>
          </draw:text-box>
        </draw:frame>
        <draw:frame draw:style-name="gr1" draw:text-style-name="P2" draw:layer="layout" svg:width="14.941cm" svg:height="0.475cm" svg:x="2.95cm" svg:y="6.262cm">
          <draw:text-box>
            <text:p text:style-name="P1"><text:span text:style-name="T3">difference this summer the symbolic nature of the money is as important as the </text:span></text:p>
          </draw:text-box>
        </draw:frame>
        <draw:frame draw:style-name="gr1" draw:text-style-name="P2" draw:layer="layout" svg:width="4.223cm" svg:height="0.475cm" svg:x="2.95cm" svg:y="6.826cm">
          <draw:text-box>
            <text:p text:style-name="P1"><text:span text:style-name="T3">power it will produce.” </text:span></text:p>
          </draw:text-box>
        </draw:frame>
        <draw:frame draw:style-name="gr1" draw:text-style-name="P2" draw:layer="layout" svg:width="15.978cm" svg:height="0.475cm" svg:x="2.2cm" svg:y="7.741cm">
          <draw:text-box>
            <text:p text:style-name="P1"><text:span text:style-name="T6">277. </text:span><text:span text:style-name="T3"><text:s/>Gen Riley concluded that “more drastic action” was needed to prevent an even </text:span></text:p>
          </draw:text-box>
        </draw:frame>
        <draw:frame draw:style-name="gr1" draw:text-style-name="P2" draw:layer="layout" svg:width="6.233cm" svg:height="0.475cm" svg:x="2.2cm" svg:y="8.305cm">
          <draw:text-box>
            <text:p text:style-name="P1"><text:span text:style-name="T3">bigger problem in summer 2006. </text:span></text:p>
          </draw:text-box>
        </draw:frame>
        <draw:frame draw:style-name="gr10" draw:text-style-name="P9" draw:layer="layout" svg:width="11.597cm" svg:height="0.556cm" svg:x="2.2cm" svg:y="9.426cm">
          <draw:text-box>
            <text:p text:style-name="P1"><text:span text:style-name="T14">DFID reviews its Interim Country Assistance Plan</text:span></text:p>
          </draw:text-box>
        </draw:frame>
        <draw:frame draw:style-name="gr1" draw:text-style-name="P2" draw:layer="layout" svg:width="15.06cm" svg:height="0.475cm" svg:x="2.2cm" svg:y="10.255cm">
          <draw:text-box>
            <text:p text:style-name="P1"><text:span text:style-name="T6">278. </text:span><text:span text:style-name="T3"><text:s/>DFID had published its Interim Country Assistance Plan for Iraq (I-CAP) in </text:span></text:p>
          </draw:text-box>
        </draw:frame>
        <draw:frame draw:style-name="gr1" draw:text-style-name="P2" draw:layer="layout" svg:width="16.584cm" svg:height="0.475cm" svg:x="2.2cm" svg:y="10.819cm">
          <draw:text-box>
            <text:p text:style-name="P1"><text:span text:style-name="T3">February 2004, at a time when the UK was a joint Occupying Power in Iraq and security </text:span></text:p>
          </draw:text-box>
        </draw:frame>
        <draw:frame draw:style-name="gr1" draw:text-style-name="P2" draw:layer="layout" svg:width="2.83cm" svg:height="0.475cm" svg:x="2.2cm" svg:y="11.383cm">
          <draw:text-box>
            <text:p text:style-name="P1"><text:span text:style-name="T3">was improving.</text:span></text:p>
          </draw:text-box>
        </draw:frame>
        <draw:frame draw:style-name="gr5" draw:text-style-name="P6" draw:layer="layout" svg:width="0.408cm" svg:height="0.276cm" svg:x="5.023cm" svg:y="11.402cm">
          <draw:text-box>
            <text:p text:style-name="P1"><text:span text:style-name="T8">158</text:span></text:p>
          </draw:text-box>
        </draw:frame>
        <draw:frame draw:style-name="gr1" draw:text-style-name="P2" draw:layer="layout" svg:width="0.422cm" svg:height="0.475cm" svg:x="5.435cm" svg:y="11.38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88cm" svg:height="0.475cm" svg:x="2.2cm" svg:y="12.298cm">
          <draw:text-box>
            <text:p text:style-name="P1"><text:span text:style-name="T6">279. </text:span><text:span text:style-name="T3"><text:s/>The I-CAP re-stated DFID guidance that progress against a CAP should be </text:span></text:p>
          </draw:text-box>
        </draw:frame>
        <draw:frame draw:style-name="gr1" draw:text-style-name="P2" draw:layer="layout" svg:width="16.495cm" svg:height="0.475cm" svg:x="2.2cm" svg:y="12.862cm">
          <draw:text-box>
            <text:p text:style-name="P1"><text:span text:style-name="T3">assessed annually, and that a CAP should be subject to a “major review” every three or </text:span></text:p>
          </draw:text-box>
        </draw:frame>
        <draw:frame draw:style-name="gr1" draw:text-style-name="P2" draw:layer="layout" svg:width="16.173cm" svg:height="0.475cm" svg:x="2.2cm" svg:y="13.427cm">
          <draw:text-box>
            <text:p text:style-name="P1"><text:span text:style-name="T3">four years. The I-CAP stated that, given the rapidly changing situation in Iraq, it would </text:span></text:p>
          </draw:text-box>
        </draw:frame>
        <draw:frame draw:style-name="gr1" draw:text-style-name="P2" draw:layer="layout" svg:width="8.033cm" svg:height="0.475cm" svg:x="2.2cm" svg:y="13.991cm">
          <draw:text-box>
            <text:p text:style-name="P1"><text:span text:style-name="T3">need a “substantial” review after one year. </text:span></text:p>
          </draw:text-box>
        </draw:frame>
        <draw:frame draw:style-name="gr1" draw:text-style-name="P2" draw:layer="layout" svg:width="16.16cm" svg:height="0.475cm" svg:x="2.2cm" svg:y="14.906cm">
          <draw:text-box>
            <text:p text:style-name="P1"><text:span text:style-name="T6">280. </text:span><text:span text:style-name="T3"><text:s/>Mr Anderson circulated a note on the programme management issues identified </text:span></text:p>
          </draw:text-box>
        </draw:frame>
        <draw:frame draw:style-name="gr1" draw:text-style-name="P2" draw:layer="layout" svg:width="14.671cm" svg:height="0.475cm" svg:x="2.2cm" svg:y="15.47cm">
          <draw:text-box>
            <text:p text:style-name="P1"><text:span text:style-name="T3">during his 14 to 19 March visit to Iraq to DFID colleagues only on 4 April 2005.</text:span></text:p>
          </draw:text-box>
        </draw:frame>
        <draw:frame draw:style-name="gr5" draw:text-style-name="P6" draw:layer="layout" svg:width="0.408cm" svg:height="0.276cm" svg:x="16.813cm" svg:y="15.489cm">
          <draw:text-box>
            <text:p text:style-name="P1"><text:span text:style-name="T8">159</text:span></text:p>
          </draw:text-box>
        </draw:frame>
        <draw:frame draw:style-name="gr1" draw:text-style-name="P2" draw:layer="layout" svg:width="0.422cm" svg:height="0.475cm" svg:x="17.225cm" svg:y="15.4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11cm" svg:height="0.475cm" svg:x="2.2cm" svg:y="16.385cm">
          <draw:text-box>
            <text:p text:style-name="P1"><text:span text:style-name="T6">281. </text:span><text:span text:style-name="T3"><text:s/>Mr Anderson highlighted the next 12 months as a critical period for DFID’s Iraq </text:span></text:p>
          </draw:text-box>
        </draw:frame>
        <draw:frame draw:style-name="gr1" draw:text-style-name="P2" draw:layer="layout" svg:width="16.012cm" svg:height="0.475cm" svg:x="2.2cm" svg:y="16.949cm">
          <draw:text-box>
            <text:p text:style-name="P1"><text:span text:style-name="T3">programme and a “key window for donor impact”. US and UK development spending </text:span></text:p>
          </draw:text-box>
        </draw:frame>
        <draw:frame draw:style-name="gr1" draw:text-style-name="P2" draw:layer="layout" svg:width="16.398cm" svg:height="0.475cm" svg:x="2.2cm" svg:y="17.513cm">
          <draw:text-box>
            <text:p text:style-name="P1"><text:span text:style-name="T3">was set to reduce after 2006 and the UK military presence, upon which donor activities </text:span></text:p>
          </draw:text-box>
        </draw:frame>
        <draw:frame draw:style-name="gr1" draw:text-style-name="P2" draw:layer="layout" svg:width="7.114cm" svg:height="0.475cm" svg:x="2.2cm" svg:y="18.078cm">
          <draw:text-box>
            <text:p text:style-name="P1"><text:span text:style-name="T3">in the South relied, might draw down. </text:span></text:p>
          </draw:text-box>
        </draw:frame>
        <draw:frame draw:style-name="gr1" draw:text-style-name="P2" draw:layer="layout" svg:width="16.389cm" svg:height="0.475cm" svg:x="2.2cm" svg:y="18.992cm">
          <draw:text-box>
            <text:p text:style-name="P1"><text:span text:style-name="T6">282. </text:span><text:span text:style-name="T3"><text:s/>Mr Anderson also highlighted two DFID policy papers with implications for DFID’s </text:span></text:p>
          </draw:text-box>
        </draw:frame>
        <draw:frame draw:style-name="gr1" draw:text-style-name="P2" draw:layer="layout" svg:width="16.072cm" svg:height="0.475cm" svg:x="2.2cm" svg:y="19.557cm">
          <draw:text-box>
            <text:p text:style-name="P1"><text:span text:style-name="T3">programme in Iraq. The first, on fragile states, emphasised the importance of realistic </text:span></text:p>
          </draw:text-box>
        </draw:frame>
        <draw:frame draw:style-name="gr1" draw:text-style-name="P2" draw:layer="layout" svg:width="16.165cm" svg:height="0.475cm" svg:x="2.2cm" svg:y="20.121cm">
          <draw:text-box>
            <text:p text:style-name="P1"><text:span text:style-name="T3">expectations of host government capacity and of prioritising and sequencing activities </text:span></text:p>
          </draw:text-box>
        </draw:frame>
        <draw:frame draw:style-name="gr1" draw:text-style-name="P2" draw:layer="layout" svg:width="15.805cm" svg:height="0.475cm" svg:x="2.2cm" svg:y="20.686cm">
          <draw:text-box>
            <text:p text:style-name="P1"><text:span text:style-name="T3">to avoid overwhelming it. The second, on security and development, highlighted the </text:span></text:p>
          </draw:text-box>
        </draw:frame>
        <draw:frame draw:style-name="gr1" draw:text-style-name="P2" draw:layer="layout" svg:width="16.305cm" svg:height="0.475cm" svg:x="2.2cm" svg:y="21.25cm">
          <draw:text-box>
            <text:p text:style-name="P1"><text:span text:style-name="T3">importance of personal safety and security for the poor, and emphasised that activities </text:span></text:p>
          </draw:text-box>
        </draw:frame>
        <draw:frame draw:style-name="gr1" draw:text-style-name="P2" draw:layer="layout" svg:width="16.601cm" svg:height="0.475cm" svg:x="2.2cm" svg:y="21.815cm">
          <draw:text-box>
            <text:p text:style-name="P1"><text:span text:style-name="T3">to promote effective security systems were integral to development work. The DFID Iraq </text:span></text:p>
          </draw:text-box>
        </draw:frame>
        <draw:frame draw:style-name="gr1" draw:text-style-name="P2" draw:layer="layout" svg:width="15.691cm" svg:height="0.475cm" svg:x="2.2cm" svg:y="22.379cm">
          <draw:text-box>
            <text:p text:style-name="P1"><text:span text:style-name="T3">team would meet to consider the implications of the papers in the next few months. </text:span></text:p>
          </draw:text-box>
        </draw:frame>
        <draw:frame draw:style-name="gr1" draw:text-style-name="P2" draw:layer="layout" svg:width="16.097cm" svg:height="0.475cm" svg:x="2.2cm" svg:y="23.293cm">
          <draw:text-box>
            <text:p text:style-name="P1"><text:span text:style-name="T6">283. </text:span><text:span text:style-name="T3"><text:s/>Mr Anderson detailed the work required to bring DFID’s programme for 2005/06 </text:span></text:p>
          </draw:text-box>
        </draw:frame>
        <draw:frame draw:style-name="gr1" draw:text-style-name="P2" draw:layer="layout" svg:width="16.635cm" svg:height="0.475cm" svg:x="2.2cm" svg:y="23.858cm">
          <draw:text-box>
            <text:p text:style-name="P1"><text:span text:style-name="T3">within the new budget. Current commitments exceeded the new budget “by several ten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4.252cm" svg:height="0.475cm" svg:x="2.2cm" svg:y="24.422cm">
          <draw:text-box>
            <text:p text:style-name="P1"><text:span text:style-name="T3">of millions of pounds”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57 </text:span></text:p>
          </draw:text-box>
        </draw:frame>
        <draw:frame draw:style-name="gr4" draw:text-style-name="P5" draw:layer="layout" svg:width="12.516cm" svg:height="0.395cm" svg:x="2.646cm" svg:y="25.934cm">
          <draw:text-box>
            <text:p text:style-name="P1"><text:span text:style-name="T11">Report Riley, 5 April 2005, ‘GOC MND(SE) southern Iraq Update – 5 April 2005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58 </text:span></text:p>
          </draw:text-box>
        </draw:frame>
        <draw:line draw:style-name="gr8" draw:text-style-name="P7" draw:layer="layout" svg:x1="2.645cm" svg:y1="27.137cm" svg:x2="17.195cm" svg:y2="27.137cm">
          <text:p/>
        </draw:line>
        <draw:frame draw:style-name="gr4" draw:text-style-name="P5" draw:layer="layout" svg:width="15.179cm" svg:height="0.395cm" svg:x="2.646cm" svg:y="26.357cm">
          <draw:text-box>
            <text:p text:style-name="P1"><text:span text:style-name="T11">Department for International Development, </text:span><text:span text:style-name="T12">Iraq: Interim Country Assistance Plan</text:span><text:span text:style-name="T11">, February 2004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59 </text:span></text:p>
          </draw:text-box>
        </draw:frame>
        <draw:frame draw:style-name="gr4" draw:text-style-name="P5" draw:layer="layout" svg:width="14.535cm" svg:height="0.395cm" svg:x="2.646cm" svg:y="26.781cm">
          <draw:text-box>
            <text:p text:style-name="P1"><text:span text:style-name="T5">Minute Anderson to DFID [junior official], 4 April 2005, ‘Iraq Programme Management Issues’.</text:span><text:span text:style-name="T11"> 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2</text:span></text:p>
          </draw:text-box>
        </draw:frame>
        <draw:frame draw:style-name="gr1" draw:text-style-name="P2" draw:layer="layout" svg:width="16.774cm" svg:height="0.475cm" svg:x="2.2cm" svg:y="2.525cm">
          <draw:text-box>
            <text:p text:style-name="P1"><text:span text:style-name="T6">284. </text:span><text:span text:style-name="T3"><text:s/>A review of DFID’s I-CAP was under way. It was unlikely to result in major changes, </text:span></text:p>
          </draw:text-box>
        </draw:frame>
        <draw:frame draw:style-name="gr1" draw:text-style-name="P2" draw:layer="layout" svg:width="16.614cm" svg:height="0.475cm" svg:x="2.2cm" svg:y="3.09cm">
          <draw:text-box>
            <text:p text:style-name="P1"><text:span text:style-name="T3">but existing activities would need to be “more focused” on the four UK objectives set out </text:span></text:p>
          </draw:text-box>
        </draw:frame>
        <draw:frame draw:style-name="gr1" draw:text-style-name="P2" draw:layer="layout" svg:width="15.123cm" svg:height="0.475cm" svg:x="2.2cm" svg:y="3.654cm">
          <draw:text-box>
            <text:p text:style-name="P1"><text:span text:style-name="T3">in the UK paper ‘Iraq: Strategy for 2005’, which had been agreed on 9 February. </text:span></text:p>
          </draw:text-box>
        </draw:frame>
        <draw:frame draw:style-name="gr1" draw:text-style-name="P2" draw:layer="layout" svg:width="15.436cm" svg:height="0.475cm" svg:x="2.2cm" svg:y="4.568cm">
          <draw:text-box>
            <text:p text:style-name="P1"><text:span text:style-name="T6">285. </text:span><text:span text:style-name="T3"><text:s/>On 6 April, the JIC assessed the state of the insurgency in Iraq following the </text:span></text:p>
          </draw:text-box>
        </draw:frame>
        <draw:frame draw:style-name="gr1" draw:text-style-name="P2" draw:layer="layout" svg:width="3.215cm" svg:height="0.475cm" svg:x="2.2cm" svg:y="5.133cm">
          <draw:text-box>
            <text:p text:style-name="P1"><text:span text:style-name="T3">January election.</text:span></text:p>
          </draw:text-box>
        </draw:frame>
        <draw:frame draw:style-name="gr5" draw:text-style-name="P6" draw:layer="layout" svg:width="0.408cm" svg:height="0.276cm" svg:x="5.4cm" svg:y="5.152cm">
          <draw:text-box>
            <text:p text:style-name="P1"><text:span text:style-name="T8">160</text:span></text:p>
          </draw:text-box>
        </draw:frame>
        <draw:frame draw:style-name="gr1" draw:text-style-name="P2" draw:layer="layout" svg:width="12.961cm" svg:height="0.475cm" svg:x="5.812cm" svg:y="5.133cm">
          <draw:text-box>
            <text:p text:style-name="P1"><text:span text:style-name="T3"><text:s/></text:span><text:span text:style-name="T3">It judged that a significant Sunni insurgency would continue through </text:span></text:p>
          </draw:text-box>
        </draw:frame>
        <draw:frame draw:style-name="gr1" draw:text-style-name="P2" draw:layer="layout" svg:width="16.491cm" svg:height="0.475cm" svg:x="2.2cm" svg:y="5.697cm">
          <draw:text-box>
            <text:p text:style-name="P1"><text:span text:style-name="T3">2005, but that there now appeared to be greater opportunities for reducing it. The ITG’s </text:span></text:p>
          </draw:text-box>
        </draw:frame>
        <draw:frame draw:style-name="gr1" draw:text-style-name="P2" draw:layer="layout" svg:width="15.974cm" svg:height="0.475cm" svg:x="2.2cm" svg:y="6.262cm">
          <draw:text-box>
            <text:p text:style-name="P1"><text:span text:style-name="T3">early actions would be critical in changing Sunni perceptions and eroding support for </text:span></text:p>
          </draw:text-box>
        </draw:frame>
        <draw:frame draw:style-name="gr1" draw:text-style-name="P2" draw:layer="layout" svg:width="15.471cm" svg:height="0.475cm" svg:x="2.2cm" svg:y="6.826cm">
          <draw:text-box>
            <text:p text:style-name="P1"><text:span text:style-name="T3">the insurgency. Sunni expectations included the direction of reconstruction money </text:span></text:p>
          </draw:text-box>
        </draw:frame>
        <draw:frame draw:style-name="gr1" draw:text-style-name="P2" draw:layer="layout" svg:width="2.982cm" svg:height="0.475cm" svg:x="2.2cm" svg:y="7.391cm">
          <draw:text-box>
            <text:p text:style-name="P1"><text:span text:style-name="T3">to Sunni areas. </text:span></text:p>
          </draw:text-box>
        </draw:frame>
        <draw:frame draw:style-name="gr1" draw:text-style-name="P2" draw:layer="layout" svg:width="14.831cm" svg:height="0.475cm" svg:x="2.2cm" svg:y="8.305cm">
          <draw:text-box>
            <text:p text:style-name="P1"><text:span text:style-name="T6">286. </text:span><text:span text:style-name="T3"><text:s/>Mr Blair met President Bush on 8 April. Mr Blair’s briefing for the meeting </text:span></text:p>
          </draw:text-box>
        </draw:frame>
        <draw:frame draw:style-name="gr1" draw:text-style-name="P2" draw:layer="layout" svg:width="15.814cm" svg:height="0.475cm" svg:x="2.2cm" svg:y="8.87cm">
          <draw:text-box>
            <text:p text:style-name="P1"><text:span text:style-name="T3">suggested that he might raise four operational points with President Bush, including </text:span></text:p>
          </draw:text-box>
        </draw:frame>
        <draw:frame draw:style-name="gr1" draw:text-style-name="P2" draw:layer="layout" svg:width="2.589cm" svg:height="0.475cm" svg:x="2.2cm" svg:y="9.434cm">
          <draw:text-box>
            <text:p text:style-name="P1"><text:span text:style-name="T3">power supply.</text:span></text:p>
          </draw:text-box>
        </draw:frame>
        <draw:frame draw:style-name="gr5" draw:text-style-name="P6" draw:layer="layout" svg:width="0.408cm" svg:height="0.276cm" svg:x="4.781cm" svg:y="9.453cm">
          <draw:text-box>
            <text:p text:style-name="P1"><text:span text:style-name="T8">161</text:span></text:p>
          </draw:text-box>
        </draw:frame>
        <draw:frame draw:style-name="gr1" draw:text-style-name="P2" draw:layer="layout" svg:width="13.253cm" svg:height="0.475cm" svg:x="5.192cm" svg:y="9.434cm">
          <draw:text-box>
            <text:p text:style-name="P1"><text:span text:style-name="T3"><text:s/></text:span><text:span text:style-name="T3">It would be very damaging for the ITG if there was no improvement in </text:span></text:p>
          </draw:text-box>
        </draw:frame>
        <draw:frame draw:style-name="gr1" draw:text-style-name="P2" draw:layer="layout" svg:width="16.305cm" svg:height="0.475cm" svg:x="2.2cm" svg:y="9.998cm">
          <draw:text-box>
            <text:p text:style-name="P1"><text:span text:style-name="T3">electricity supply that summer. The UK was looking to boost supply in the short term in </text:span></text:p>
          </draw:text-box>
        </draw:frame>
        <draw:frame draw:style-name="gr1" draw:text-style-name="P2" draw:layer="layout" svg:width="16.084cm" svg:height="0.475cm" svg:x="2.2cm" svg:y="10.563cm">
          <draw:text-box>
            <text:p text:style-name="P1"><text:span text:style-name="T3">the South through a DFID/MOD programme; the US needed to do more quick-impact </text:span></text:p>
          </draw:text-box>
        </draw:frame>
        <draw:frame draw:style-name="gr1" draw:text-style-name="P2" draw:layer="layout" svg:width="3.232cm" svg:height="0.475cm" svg:x="2.2cm" svg:y="11.127cm">
          <draw:text-box>
            <text:p text:style-name="P1"><text:span text:style-name="T3">work across Iraq.</text:span></text:p>
          </draw:text-box>
        </draw:frame>
        <draw:frame draw:style-name="gr1" draw:text-style-name="P2" draw:layer="layout" svg:width="15.149cm" svg:height="0.475cm" svg:x="2.2cm" svg:y="12.042cm">
          <draw:text-box>
            <text:p text:style-name="P1"><text:span text:style-name="T6">287. </text:span><text:span text:style-name="T3"><text:s/>The record of the meeting did not include any reference to a discussion on </text:span></text:p>
          </draw:text-box>
        </draw:frame>
        <draw:frame draw:style-name="gr1" draw:text-style-name="P2" draw:layer="layout" svg:width="10.505cm" svg:height="0.475cm" svg:x="2.2cm" svg:y="12.606cm">
          <draw:text-box>
            <text:p text:style-name="P1"><text:span text:style-name="T3">improving power supply, or reconstruction more broadly.</text:span></text:p>
          </draw:text-box>
        </draw:frame>
        <draw:frame draw:style-name="gr5" draw:text-style-name="P6" draw:layer="layout" svg:width="0.408cm" svg:height="0.276cm" svg:x="12.678cm" svg:y="12.625cm">
          <draw:text-box>
            <text:p text:style-name="P1"><text:span text:style-name="T8">162</text:span></text:p>
          </draw:text-box>
        </draw:frame>
        <draw:frame draw:style-name="gr1" draw:text-style-name="P2" draw:layer="layout" svg:width="0.422cm" svg:height="0.475cm" svg:x="13.09cm" svg:y="12.60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87cm" svg:height="0.475cm" svg:x="2.2cm" svg:y="13.521cm">
          <draw:text-box>
            <text:p text:style-name="P1"><text:span text:style-name="T6">288. </text:span><text:span text:style-name="T3"><text:s/>Lt Gen Kiszely completed his tour as the Senior British Military Representative, </text:span></text:p>
          </draw:text-box>
        </draw:frame>
        <draw:frame draw:style-name="gr1" draw:text-style-name="P2" draw:layer="layout" svg:width="11.652cm" svg:height="0.475cm" svg:x="2.2cm" svg:y="14.085cm">
          <draw:text-box>
            <text:p text:style-name="P1"><text:span text:style-name="T3">Iraq and sent his “hauldown” report to Gen Walker on 16 April.</text:span></text:p>
          </draw:text-box>
        </draw:frame>
        <draw:frame draw:style-name="gr5" draw:text-style-name="P6" draw:layer="layout" svg:width="0.408cm" svg:height="0.276cm" svg:x="13.809cm" svg:y="14.104cm">
          <draw:text-box>
            <text:p text:style-name="P1"><text:span text:style-name="T8">163</text:span></text:p>
          </draw:text-box>
        </draw:frame>
        <draw:frame draw:style-name="gr1" draw:text-style-name="P2" draw:layer="layout" svg:width="2.979cm" svg:height="0.475cm" svg:x="14.22cm" svg:y="14.085cm">
          <draw:text-box>
            <text:p text:style-name="P1"><text:span text:style-name="T3"><text:s/></text:span><text:span text:style-name="T3">Lt Gen Kiszely </text:span></text:p>
          </draw:text-box>
        </draw:frame>
        <draw:frame draw:style-name="gr1" draw:text-style-name="P2" draw:layer="layout" svg:width="15.703cm" svg:height="0.475cm" svg:x="2.2cm" svg:y="14.65cm">
          <draw:text-box>
            <text:p text:style-name="P1"><text:span text:style-name="T3">assessed that progress in MND(SE) had been good, with all four provinces likely to </text:span></text:p>
          </draw:text-box>
        </draw:frame>
        <draw:frame draw:style-name="gr1" draw:text-style-name="P2" draw:layer="layout" svg:width="15.606cm" svg:height="0.475cm" svg:x="2.2cm" svg:y="15.214cm">
          <draw:text-box>
            <text:p text:style-name="P1"><text:span text:style-name="T3">be under Provincial Iraqi Security Control by March 2006, offering “the potential for </text:span></text:p>
          </draw:text-box>
        </draw:frame>
        <draw:frame draw:style-name="gr1" draw:text-style-name="P2" draw:layer="layout" svg:width="8.287cm" svg:height="0.475cm" svg:x="2.2cm" svg:y="15.778cm">
          <draw:text-box>
            <text:p text:style-name="P1"><text:span text:style-name="T3">considerable reductions in UK force levels”. </text:span></text:p>
          </draw:text-box>
        </draw:frame>
        <draw:frame draw:style-name="gr1" draw:text-style-name="P2" draw:layer="layout" svg:width="16.592cm" svg:height="0.475cm" svg:x="2.2cm" svg:y="16.693cm">
          <draw:text-box>
            <text:p text:style-name="P1"><text:span text:style-name="T6">289. </text:span><text:span text:style-name="T3"><text:s/>The I-CAP review process was discussed in a meeting of DFID officials chaired by </text:span></text:p>
          </draw:text-box>
        </draw:frame>
        <draw:frame draw:style-name="gr1" draw:text-style-name="P2" draw:layer="layout" svg:width="5.717cm" svg:height="0.475cm" svg:x="2.2cm" svg:y="17.257cm">
          <draw:text-box>
            <text:p text:style-name="P1"><text:span text:style-name="T3">Mr Anderson on 21 April 2005.</text:span></text:p>
          </draw:text-box>
        </draw:frame>
        <draw:frame draw:style-name="gr5" draw:text-style-name="P6" draw:layer="layout" svg:width="0.408cm" svg:height="0.276cm" svg:x="7.895cm" svg:y="17.276cm">
          <draw:text-box>
            <text:p text:style-name="P1"><text:span text:style-name="T8">164</text:span></text:p>
          </draw:text-box>
        </draw:frame>
        <draw:frame draw:style-name="gr1" draw:text-style-name="P2" draw:layer="layout" svg:width="5.607cm" svg:height="0.475cm" svg:x="8.307cm" svg:y="17.257cm">
          <draw:text-box>
            <text:p text:style-name="P1"><text:span text:style-name="T3"><text:s/></text:span><text:span text:style-name="T3">The meeting concluded that: </text:span></text:p>
          </draw:text-box>
        </draw:frame>
        <draw:frame draw:style-name="gr1" draw:text-style-name="P2" draw:layer="layout" svg:width="13.947cm" svg:height="0.475cm" svg:x="2.95cm" svg:y="18.172cm">
          <draw:text-box>
            <text:p text:style-name="P1"><text:span text:style-name="T3">“</text:span><text:span text:style-name="T3">The starting point is that the I-CAP remains valid, but priorities within that </text:span></text:p>
          </draw:text-box>
        </draw:frame>
        <draw:frame draw:style-name="gr1" draw:text-style-name="P2" draw:layer="layout" svg:width="14.59cm" svg:height="0.475cm" svg:x="2.95cm" svg:y="18.736cm">
          <draw:text-box>
            <text:p text:style-name="P1"><text:span text:style-name="T3">have moved on in the light of the substantially changed situation in Iraq since </text:span></text:p>
          </draw:text-box>
        </draw:frame>
        <draw:frame draw:style-name="gr1" draw:text-style-name="P2" draw:layer="layout" svg:width="14.819cm" svg:height="0.475cm" svg:x="2.95cm" svg:y="19.301cm">
          <draw:text-box>
            <text:p text:style-name="P1"><text:span text:style-name="T3">last February [when the I-CAP was agreed], the 2005 Strategy and our budget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8" draw:text-style-name="P7" draw:layer="layout" svg:x1="2.645cm" svg:y1="25.444cm" svg:x2="12.705cm" svg:y2="25.444cm">
          <text:p/>
        </draw:line>
        <draw:frame draw:style-name="gr1" draw:text-style-name="P2" draw:layer="layout" svg:width="2.432cm" svg:height="0.475cm" svg:x="2.95cm" svg:y="19.865cm">
          <draw:text-box>
            <text:p text:style-name="P1"><text:span text:style-name="T3">constraints.”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60 </text:span></text:p>
          </draw:text-box>
        </draw:frame>
        <draw:frame draw:style-name="gr4" draw:text-style-name="P5" draw:layer="layout" svg:width="10.094cm" svg:height="0.395cm" svg:x="2.646cm" svg:y="25.087cm">
          <draw:text-box>
            <text:p text:style-name="P1"><text:span text:style-name="T5">JIC Assessment, 6 April 2005, ‘Iraq: the State of the Insurgency’.</text:span><text:span text:style-name="T11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61 </text:span></text:p>
          </draw:text-box>
        </draw:frame>
        <draw:frame draw:style-name="gr4" draw:text-style-name="P5" draw:layer="layout" svg:width="15.411cm" svg:height="0.395cm" svg:x="2.646cm" svg:y="25.511cm">
          <draw:text-box>
            <text:p text:style-name="P1"><text:span text:style-name="T11">Minute Phillipson to Prime Minister, 7 April 2005, ‘Bilateral with President Bush: 0800-0845, 8 April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62 </text:span></text:p>
          </draw:text-box>
        </draw:frame>
        <draw:frame draw:style-name="gr4" draw:text-style-name="P5" draw:layer="layout" svg:width="16.068cm" svg:height="0.395cm" svg:x="2.646cm" svg:y="25.934cm">
          <draw:text-box>
            <text:p text:style-name="P1"><text:span text:style-name="T11">Letter Sheinwald to Adams, 8 April 2005, ‘Prime Minister’s Meeting with President Bush, Rome, 8 April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63 </text:span></text:p>
          </draw:text-box>
        </draw:frame>
        <draw:frame draw:style-name="gr4" draw:text-style-name="P5" draw:layer="layout" svg:width="10.543cm" svg:height="0.395cm" svg:x="2.646cm" svg:y="26.357cm">
          <draw:text-box>
            <text:p text:style-name="P1"><text:span text:style-name="T11">Minute Kiszely to CDS, 16 April 2005, ‘SBMR-I’s Hauldown Report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64 </text:span></text:p>
          </draw:text-box>
        </draw:frame>
        <draw:frame draw:style-name="gr4" draw:text-style-name="P5" draw:layer="layout" svg:width="15.941cm" svg:height="0.395cm" svg:x="2.646cm" svg:y="26.781cm">
          <draw:text-box>
            <text:p text:style-name="P1"><text:span text:style-name="T11">Minute DFID [junior official] to Anderson, 22 April 2005, ‘Iraq: ICAP Review and 2005/06 Programming’.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polygon draw:style-name="gr11" draw:text-style-name="P10" draw:layer="layout" svg:width="15.083cm" svg:height="10.683cm" svg:x="2.958cm" svg:y="2.608cm" svg:viewBox="0 0 15084 10684" draw:points="0,10684 15084,106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43</text:span></text:p>
          </draw:text-box>
        </draw:frame>
        <draw:frame draw:style-name="gr10" draw:text-style-name="P9" draw:layer="layout" svg:width="8.181cm" svg:height="0.556cm" svg:x="6.493cm" svg:y="3.03cm">
          <draw:text-box>
            <text:p text:style-name="P1"><text:span text:style-name="T14">The Iraqi Transitional Government </text:span></text:p>
          </draw:text-box>
        </draw:frame>
        <draw:frame draw:style-name="gr4" draw:text-style-name="P5" draw:layer="layout" svg:width="13.244cm" svg:height="0.395cm" svg:x="3.45cm" svg:y="3.952cm">
          <draw:text-box>
            <text:p text:style-name="P1"><text:span text:style-name="T11">The Iraqi Transitional Government (ITG), led by Prime Minister Dr Ibrahim al-Ja’afari, </text:span></text:p>
          </draw:text-box>
        </draw:frame>
        <draw:frame draw:style-name="gr4" draw:text-style-name="P5" draw:layer="layout" svg:width="5.107cm" svg:height="0.395cm" svg:x="3.45cm" svg:y="4.446cm">
          <draw:text-box>
            <text:p text:style-name="P1"><text:span text:style-name="T11">formally took power in early May.</text:span></text:p>
          </draw:text-box>
        </draw:frame>
        <draw:frame draw:style-name="gr7" draw:text-style-name="P8" draw:layer="layout" svg:width="0.345cm" svg:height="0.23cm" svg:x="8.58cm" svg:y="4.461cm">
          <draw:text-box>
            <text:p text:style-name="P1"><text:span text:style-name="T10">165</text:span></text:p>
          </draw:text-box>
        </draw:frame>
        <draw:frame draw:style-name="gr4" draw:text-style-name="P5" draw:layer="layout" svg:width="7.16cm" svg:height="0.395cm" svg:x="8.923cm" svg:y="4.446cm">
          <draw:text-box>
            <text:p text:style-name="P1"><text:span text:style-name="T11"><text:s/></text:span><text:span text:style-name="T11">The ITG was mandated to govern Iraq until a </text:span></text:p>
          </draw:text-box>
        </draw:frame>
        <draw:frame draw:style-name="gr4" draw:text-style-name="P5" draw:layer="layout" svg:width="12.482cm" svg:height="0.395cm" svg:x="3.45cm" svg:y="4.94cm">
          <draw:text-box>
            <text:p text:style-name="P1"><text:span text:style-name="T11">government could be elected according to a new constitution in December 2005.</text:span></text:p>
          </draw:text-box>
        </draw:frame>
        <draw:frame draw:style-name="gr4" draw:text-style-name="P5" draw:layer="layout" svg:width="13.57cm" svg:height="0.395cm" svg:x="3.45cm" svg:y="5.634cm">
          <draw:text-box>
            <text:p text:style-name="P1"><text:span text:style-name="T11">In his account of the Occupation of Iraq and the transition to democracy, Dr Ali A Allawi, </text:span></text:p>
          </draw:text-box>
        </draw:frame>
        <draw:frame draw:style-name="gr4" draw:text-style-name="P5" draw:layer="layout" svg:width="13.121cm" svg:height="0.395cm" svg:x="3.45cm" svg:y="6.127cm">
          <draw:text-box>
            <text:p text:style-name="P1"><text:span text:style-name="T11">ITG Minister of Finance and former IIG Minister of Defence, described Iraqi people’s </text:span></text:p>
          </draw:text-box>
        </draw:frame>
        <draw:frame draw:style-name="gr4" draw:text-style-name="P5" draw:layer="layout" svg:width="3.829cm" svg:height="0.395cm" svg:x="3.45cm" svg:y="6.621cm">
          <draw:text-box>
            <text:p text:style-name="P1"><text:span text:style-name="T11">expectations of the ITG: </text:span></text:p>
          </draw:text-box>
        </draw:frame>
        <draw:frame draw:style-name="gr4" draw:text-style-name="P5" draw:layer="layout" svg:width="12.694cm" svg:height="0.395cm" svg:x="4.2cm" svg:y="7.315cm">
          <draw:text-box>
            <text:p text:style-name="P1"><text:span text:style-name="T11">“</text:span><text:span text:style-name="T11">The public expected that the Transitional Government would immediately start to </text:span></text:p>
          </draw:text-box>
        </draw:frame>
        <draw:frame draw:style-name="gr4" draw:text-style-name="P5" draw:layer="layout" svg:width="12.808cm" svg:height="0.395cm" svg:x="4.2cm" svg:y="7.809cm">
          <draw:text-box>
            <text:p text:style-name="P1"><text:span text:style-name="T11">remedy the services and security situations, and the message [delivered by Prime </text:span></text:p>
          </draw:text-box>
        </draw:frame>
        <draw:frame draw:style-name="gr4" draw:text-style-name="P5" draw:layer="layout" svg:width="12.194cm" svg:height="0.395cm" svg:x="4.2cm" svg:y="8.303cm">
          <draw:text-box>
            <text:p text:style-name="P1"><text:span text:style-name="T11">Minister al-Ja’afari in the National Assembly] was that conditions would rapidly </text:span></text:p>
          </draw:text-box>
        </draw:frame>
        <draw:frame draw:style-name="gr4" draw:text-style-name="P5" draw:layer="layout" svg:width="12.698cm" svg:height="0.395cm" svg:x="4.2cm" svg:y="8.797cm">
          <draw:text-box>
            <text:p text:style-name="P1"><text:span text:style-name="T11">improve. A realistic and cold-blooded assessment … would have led to a different </text:span></text:p>
          </draw:text-box>
        </draw:frame>
        <draw:frame draw:style-name="gr4" draw:text-style-name="P5" draw:layer="layout" svg:width="12.634cm" svg:height="0.395cm" svg:x="4.2cm" svg:y="9.291cm">
          <draw:text-box>
            <text:p text:style-name="P1"><text:span text:style-name="T11">conclusion, one that might have been difficult for politicians to admit to, but which </text:span></text:p>
          </draw:text-box>
        </draw:frame>
        <draw:frame draw:style-name="gr4" draw:text-style-name="P5" draw:layer="layout" svg:width="13.1cm" svg:height="0.395cm" svg:x="4.2cm" svg:y="9.785cm">
          <draw:text-box>
            <text:p text:style-name="P1"><text:span text:style-name="T11">was nevertheless necessary to make if the expectations of the public were not to be </text:span></text:p>
          </draw:text-box>
        </draw:frame>
        <draw:frame draw:style-name="gr4" draw:text-style-name="P5" draw:layer="layout" svg:width="2.55cm" svg:height="0.395cm" svg:x="4.2cm" svg:y="10.279cm">
          <draw:text-box>
            <text:p text:style-name="P1"><text:span text:style-name="T11">raised too high.” </text:span></text:p>
          </draw:text-box>
        </draw:frame>
        <draw:frame draw:style-name="gr7" draw:text-style-name="P8" draw:layer="layout" svg:width="0.345cm" svg:height="0.23cm" svg:x="6.759cm" svg:y="10.294cm">
          <draw:text-box>
            <text:p text:style-name="P1"><text:span text:style-name="T10">166</text:span></text:p>
          </draw:text-box>
        </draw:frame>
        <draw:frame draw:style-name="gr4" draw:text-style-name="P5" draw:layer="layout" svg:width="13.329cm" svg:height="0.395cm" svg:x="3.45cm" svg:y="10.972cm">
          <draw:text-box>
            <text:p text:style-name="P1"><text:span text:style-name="T11">Dr Allawi wrote that problems with the power supply added to the feeling of “a country </text:span></text:p>
          </draw:text-box>
        </draw:frame>
        <draw:frame draw:style-name="gr4" draw:text-style-name="P5" draw:layer="layout" svg:width="2.051cm" svg:height="0.395cm" svg:x="3.45cm" svg:y="11.466cm">
          <draw:text-box>
            <text:p text:style-name="P1"><text:span text:style-name="T11">under siege”.</text:span></text:p>
          </draw:text-box>
        </draw:frame>
        <draw:frame draw:style-name="gr7" draw:text-style-name="P8" draw:layer="layout" svg:width="0.345cm" svg:height="0.23cm" svg:x="5.509cm" svg:y="11.482cm">
          <draw:text-box>
            <text:p text:style-name="P1"><text:span text:style-name="T10">167</text:span></text:p>
          </draw:text-box>
        </draw:frame>
        <draw:frame draw:style-name="gr4" draw:text-style-name="P5" draw:layer="layout" svg:width="11.609cm" svg:height="0.395cm" svg:x="5.852cm" svg:y="11.466cm">
          <draw:text-box>
            <text:p text:style-name="P1"><text:span text:style-name="T11"><text:s/></text:span><text:span text:style-name="T11">Those problems “could not have possibly been resolved in the time-frame </text:span></text:p>
          </draw:text-box>
        </draw:frame>
        <draw:frame draw:style-name="gr4" draw:text-style-name="P5" draw:layer="layout" svg:width="13.616cm" svg:height="0.395cm" svg:x="3.45cm" svg:y="11.96cm">
          <draw:text-box>
            <text:p text:style-name="P1"><text:span text:style-name="T11">of the Transitional Government” and the fact that the entire sector did not collapse “was </text:span></text:p>
          </draw:text-box>
        </draw:frame>
        <draw:frame draw:style-name="gr4" draw:text-style-name="P5" draw:layer="layout" svg:width="4.303cm" svg:height="0.395cm" svg:x="3.45cm" svg:y="12.454cm">
          <draw:text-box>
            <text:p text:style-name="P1"><text:span text:style-name="T11">actually a sign of success”. </text:span></text:p>
          </draw:text-box>
        </draw:frame>
        <draw:frame draw:style-name="gr1" draw:text-style-name="P2" draw:layer="layout" svg:width="16.427cm" svg:height="0.475cm" svg:x="2.2cm" svg:y="13.655cm">
          <draw:text-box>
            <text:p text:style-name="P1"><text:span text:style-name="T6">290. </text:span><text:span text:style-name="T3"><text:s/>DFID officials in London, Baghdad and Basra held a video conference on 17 May </text:span></text:p>
          </draw:text-box>
        </draw:frame>
        <draw:frame draw:style-name="gr1" draw:text-style-name="P2" draw:layer="layout" svg:width="5.277cm" svg:height="0.475cm" svg:x="2.2cm" svg:y="14.219cm">
          <draw:text-box>
            <text:p text:style-name="P1"><text:span text:style-name="T3">to discuss the I-CAP review.</text:span></text:p>
          </draw:text-box>
        </draw:frame>
        <draw:frame draw:style-name="gr5" draw:text-style-name="P6" draw:layer="layout" svg:width="0.408cm" svg:height="0.276cm" svg:x="7.463cm" svg:y="14.238cm">
          <draw:text-box>
            <text:p text:style-name="P1"><text:span text:style-name="T8">168</text:span></text:p>
          </draw:text-box>
        </draw:frame>
        <draw:frame draw:style-name="gr1" draw:text-style-name="P2" draw:layer="layout" svg:width="10.078cm" svg:height="0.475cm" svg:x="7.874cm" svg:y="14.219cm">
          <draw:text-box>
            <text:p text:style-name="P1"><text:span text:style-name="T3"><text:s/></text:span><text:span text:style-name="T3">The presentation made to the video conference by a </text:span></text:p>
          </draw:text-box>
        </draw:frame>
        <draw:frame draw:style-name="gr1" draw:text-style-name="P2" draw:layer="layout" svg:width="8.82cm" svg:height="0.475cm" svg:x="2.2cm" svg:y="14.784cm">
          <draw:text-box>
            <text:p text:style-name="P1"><text:span text:style-name="T3">DFID official set out a number of “conclusions”:</text:span></text:p>
          </draw:text-box>
        </draw:frame>
        <draw:frame draw:style-name="gr3" draw:text-style-name="P4" draw:layer="layout" svg:width="0.634cm" svg:height="0.712cm" svg:x="2.95cm" svg:y="15.5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5cm" svg:height="0.475cm" svg:x="3.7cm" svg:y="15.698cm">
          <draw:text-box>
            <text:p text:style-name="P1"><text:span text:style-name="T3">A “de-facto” review had already been completed, in the form of the exchange </text:span></text:p>
          </draw:text-box>
        </draw:frame>
        <draw:frame draw:style-name="gr1" draw:text-style-name="P2" draw:layer="layout" svg:width="14.958cm" svg:height="0.475cm" svg:x="3.7cm" svg:y="16.262cm">
          <draw:text-box>
            <text:p text:style-name="P1"><text:span text:style-name="T3">between Mr Blair and Mr Benn in October 2004, Mr Chakrabarti’s visit to Iraq in </text:span></text:p>
          </draw:text-box>
        </draw:frame>
        <draw:frame draw:style-name="gr1" draw:text-style-name="P2" draw:layer="layout" svg:width="14.836cm" svg:height="0.475cm" svg:x="3.7cm" svg:y="16.827cm">
          <draw:text-box>
            <text:p text:style-name="P1"><text:span text:style-name="T3">December 2004, the 2005 UK Strategy, the “smaller than expected” budget for </text:span></text:p>
          </draw:text-box>
        </draw:frame>
        <draw:frame draw:style-name="gr1" draw:text-style-name="P2" draw:layer="layout" svg:width="7.067cm" svg:height="0.475cm" svg:x="3.7cm" svg:y="17.391cm">
          <draw:text-box>
            <text:p text:style-name="P1"><text:span text:style-name="T3">Iraq, and increased life support costs.</text:span></text:p>
          </draw:text-box>
        </draw:frame>
        <draw:frame draw:style-name="gr3" draw:text-style-name="P4" draw:layer="layout" svg:width="0.634cm" svg:height="0.712cm" svg:x="2.95cm" svg:y="17.8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19cm" svg:height="0.475cm" svg:x="3.7cm" svg:y="18.056cm">
          <draw:text-box>
            <text:p text:style-name="P1"><text:span text:style-name="T3">The process could have been much better. There should be a better process for </text:span></text:p>
          </draw:text-box>
        </draw:frame>
        <draw:frame draw:style-name="gr1" draw:text-style-name="P2" draw:layer="layout" svg:width="3.617cm" svg:height="0.475cm" svg:x="3.7cm" svg:y="18.62cm">
          <draw:text-box>
            <text:p text:style-name="P1"><text:span text:style-name="T3">next year’s review. </text:span></text:p>
          </draw:text-box>
        </draw:frame>
        <draw:frame draw:style-name="gr1" draw:text-style-name="P2" draw:layer="layout" svg:width="16.275cm" svg:height="0.475cm" svg:x="2.2cm" svg:y="19.535cm">
          <draw:text-box>
            <text:p text:style-name="P1"><text:span text:style-name="T6">291. </text:span><text:span text:style-name="T3"><text:s/>The official subsequently reported to Mr Anderson that the video conference had </text:span></text:p>
          </draw:text-box>
        </draw:frame>
        <draw:frame draw:style-name="gr1" draw:text-style-name="P2" draw:layer="layout" svg:width="16.423cm" svg:height="0.475cm" svg:x="2.2cm" svg:y="20.099cm">
          <draw:text-box>
            <text:p text:style-name="P1"><text:span text:style-name="T3">agreed that the I-CAP review had “essentially been completed”. Work was now in hand </text:span></text:p>
          </draw:text-box>
        </draw:frame>
        <draw:frame draw:style-name="gr1" draw:text-style-name="P2" draw:layer="layout" svg:width="16.046cm" svg:height="0.475cm" svg:x="2.2cm" svg:y="20.664cm">
          <draw:text-box>
            <text:p text:style-name="P1"><text:span text:style-name="T3">to produce a text for publication, after agreement by Mr Benn. The process had been </text:span></text:p>
          </draw:text-box>
        </draw:frame>
        <draw:frame draw:style-name="gr1" draw:text-style-name="P2" draw:layer="layout" svg:width="16.182cm" svg:height="0.475cm" svg:x="2.2cm" svg:y="21.228cm">
          <draw:text-box>
            <text:p text:style-name="P1"><text:span text:style-name="T3">driven by events and had not been ideal. The official set out in detail the better review </text:span></text:p>
          </draw:text-box>
        </draw:frame>
        <draw:frame draw:style-name="gr1" draw:text-style-name="P2" draw:layer="layout" svg:width="10.166cm" svg:height="0.475cm" svg:x="2.2cm" svg:y="21.792cm">
          <draw:text-box>
            <text:p text:style-name="P1"><text:span text:style-name="T3">process that should be undertaken the following year. </text:span></text:p>
          </draw:text-box>
        </draw:frame>
        <draw:frame draw:style-name="gr1" draw:text-style-name="P2" draw:layer="layout" svg:width="16.673cm" svg:height="0.475cm" svg:x="2.2cm" svg:y="22.707cm">
          <draw:text-box>
            <text:p text:style-name="P1"><text:span text:style-name="T6">292. </text:span><text:span text:style-name="T3"><text:s/>Mr Blair and President Bush spoke by video conference on 19 May. Mr Blair’s brief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6.482cm" svg:height="0.475cm" svg:x="2.2cm" svg:y="23.271cm">
          <draw:text-box>
            <text:p text:style-name="P1"><text:span text:style-name="T3">for the conversation advised that the electricity situation in Iraq was “parlous” (six hours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65 </text:span></text:p>
          </draw:text-box>
        </draw:frame>
        <draw:frame draw:style-name="gr4" draw:text-style-name="P5" draw:layer="layout" svg:width="9.692cm" svg:height="0.395cm" svg:x="2.646cm" svg:y="25.511cm">
          <draw:text-box>
            <text:p text:style-name="P1"><text:span text:style-name="T12">Daily Telegraph, </text:span><text:span text:style-name="T11">3 May 2005, </text:span><text:span text:style-name="T12">Iraq’s new government sworn in</text:span><text:span text:style-name="T11">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66 </text:span></text:p>
          </draw:text-box>
        </draw:frame>
        <draw:frame draw:style-name="gr4" draw:text-style-name="P5" draw:layer="layout" svg:width="15.238cm" svg:height="0.395cm" svg:x="2.635cm" svg:y="25.934cm">
          <draw:text-box>
            <text:p text:style-name="P1"><text:span text:style-name="T11">Allawi AA. </text:span><text:span text:style-name="T12">The Occupation of Iraq: winning the war, losing the peace</text:span><text:span text:style-name="T11">. Yale University Press, 2007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67 </text:span></text:p>
          </draw:text-box>
        </draw:frame>
        <draw:frame draw:style-name="gr4" draw:text-style-name="P5" draw:layer="layout" svg:width="15.141cm" svg:height="0.395cm" svg:x="2.635cm" svg:y="26.357cm">
          <draw:text-box>
            <text:p text:style-name="P1"><text:span text:style-name="T11">Allawi AA. </text:span><text:span text:style-name="T12">The Occupation of Iraq: winning the war, losing the peace</text:span><text:span text:style-name="T11">. Yale University Press, 2007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68 </text:span></text:p>
          </draw:text-box>
        </draw:frame>
        <draw:frame draw:style-name="gr4" draw:text-style-name="P5" draw:layer="layout" svg:width="10.869cm" svg:height="0.395cm" svg:x="2.646cm" svg:y="26.781cm">
          <draw:text-box>
            <text:p text:style-name="P1"><text:span text:style-name="T11">Minute DFID [junior official] to Anderson, 19 May 2005, ‘ICAP Review’ 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4</text:span></text:p>
          </draw:text-box>
        </draw:frame>
        <draw:frame draw:style-name="gr1" draw:text-style-name="P2" draw:layer="layout" svg:width="16.055cm" svg:height="0.475cm" svg:x="2.2cm" svg:y="2.525cm">
          <draw:text-box>
            <text:p text:style-name="P1"><text:span text:style-name="T3">a day or less). It would be very damaging for the ITG if electricity supply that summer </text:span></text:p>
          </draw:text-box>
        </draw:frame>
        <draw:frame draw:style-name="gr1" draw:text-style-name="P2" draw:layer="layout" svg:width="4.561cm" svg:height="0.475cm" svg:x="2.2cm" svg:y="3.09cm">
          <draw:text-box>
            <text:p text:style-name="P1"><text:span text:style-name="T3">was worse than the last.</text:span></text:p>
          </draw:text-box>
        </draw:frame>
        <draw:frame draw:style-name="gr5" draw:text-style-name="P6" draw:layer="layout" svg:width="0.408cm" svg:height="0.276cm" svg:x="6.741cm" svg:y="3.108cm">
          <draw:text-box>
            <text:p text:style-name="P1"><text:span text:style-name="T8">169</text:span></text:p>
          </draw:text-box>
        </draw:frame>
        <draw:frame draw:style-name="gr1" draw:text-style-name="P2" draw:layer="layout" svg:width="16.283cm" svg:height="0.475cm" svg:x="2.2cm" svg:y="4.004cm">
          <draw:text-box>
            <text:p text:style-name="P1"><text:span text:style-name="T6">293. </text:span><text:span text:style-name="T3"><text:s/>The record of the video conference did not include any reference to a discussion </text:span></text:p>
          </draw:text-box>
        </draw:frame>
        <draw:frame draw:style-name="gr1" draw:text-style-name="P2" draw:layer="layout" svg:width="11.098cm" svg:height="0.475cm" svg:x="2.2cm" svg:y="4.568cm">
          <draw:text-box>
            <text:p text:style-name="P1"><text:span text:style-name="T3">on improving power supply, or reconstruction more broadly.</text:span></text:p>
          </draw:text-box>
        </draw:frame>
        <draw:frame draw:style-name="gr5" draw:text-style-name="P6" draw:layer="layout" svg:width="0.408cm" svg:height="0.276cm" svg:x="13.267cm" svg:y="4.587cm">
          <draw:text-box>
            <text:p text:style-name="P1"><text:span text:style-name="T8">170</text:span></text:p>
          </draw:text-box>
        </draw:frame>
        <draw:frame draw:style-name="gr1" draw:text-style-name="P2" draw:layer="layout" svg:width="0.422cm" svg:height="0.475cm" svg:x="13.678cm" svg:y="4.56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85cm" svg:height="0.475cm" svg:x="2.2cm" svg:y="5.483cm">
          <draw:text-box>
            <text:p text:style-name="P1"><text:span text:style-name="T6">294. </text:span><text:span text:style-name="T3"><text:s/>Mr Blair spoke to Prime Minister Ja’afari for the first time on 26 May and said that </text:span></text:p>
          </draw:text-box>
        </draw:frame>
        <draw:frame draw:style-name="gr1" draw:text-style-name="P2" draw:layer="layout" svg:width="15.238cm" svg:height="0.475cm" svg:x="2.2cm" svg:y="6.047cm">
          <draw:text-box>
            <text:p text:style-name="P1"><text:span text:style-name="T3">“</text:span><text:span text:style-name="T3">we stood ready to help in any way we could”, in particular on developing the ISF.</text:span></text:p>
          </draw:text-box>
        </draw:frame>
        <draw:frame draw:style-name="gr5" draw:text-style-name="P6" draw:layer="layout" svg:width="0.408cm" svg:height="0.276cm" svg:x="17.378cm" svg:y="6.066cm">
          <draw:text-box>
            <text:p text:style-name="P1"><text:span text:style-name="T8">171</text:span></text:p>
          </draw:text-box>
        </draw:frame>
        <draw:frame draw:style-name="gr1" draw:text-style-name="P2" draw:layer="layout" svg:width="0.422cm" svg:height="0.475cm" svg:x="17.79cm" svg:y="6.04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18cm" svg:height="0.475cm" svg:x="2.2cm" svg:y="6.962cm">
          <draw:text-box>
            <text:p text:style-name="P1"><text:span text:style-name="T6">295. </text:span><text:span text:style-name="T3"><text:s/>The newly formed Sub-Committee of the Ministerial Committee on Defence and </text:span></text:p>
          </draw:text-box>
        </draw:frame>
        <draw:frame draw:style-name="gr1" draw:text-style-name="P2" draw:layer="layout" svg:width="16.139cm" svg:height="0.475cm" svg:x="2.2cm" svg:y="7.526cm">
          <draw:text-box>
            <text:p text:style-name="P1"><text:span text:style-name="T3">Overseas Policy on Iraq (DOP (I)) met for the first time on 26 May, chaired by Mr Blair.</text:span></text:p>
          </draw:text-box>
        </draw:frame>
        <draw:frame draw:style-name="gr5" draw:text-style-name="P6" draw:layer="layout" svg:width="0.408cm" svg:height="0.276cm" svg:x="18.3cm" svg:y="7.545cm">
          <draw:text-box>
            <text:p text:style-name="P1"><text:span text:style-name="T8">172</text:span></text:p>
          </draw:text-box>
        </draw:frame>
        <draw:frame draw:style-name="gr1" draw:text-style-name="P2" draw:layer="layout" svg:width="0.422cm" svg:height="0.475cm" svg:x="18.711cm" svg:y="7.52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963cm" svg:height="0.475cm" svg:x="2.2cm" svg:y="8.091cm">
          <draw:text-box>
            <text:p text:style-name="P1"><text:span text:style-name="T3">Mr Benn attended the meeting. </text:span></text:p>
          </draw:text-box>
        </draw:frame>
        <draw:frame draw:style-name="gr1" draw:text-style-name="P2" draw:layer="layout" svg:width="16.715cm" svg:height="0.475cm" svg:x="2.2cm" svg:y="9.005cm">
          <draw:text-box>
            <text:p text:style-name="P1"><text:span text:style-name="T6">296. </text:span><text:span text:style-name="T3"><text:s/>Mr Benn’s briefing for the meeting advised that, following his decision in December </text:span></text:p>
          </draw:text-box>
        </draw:frame>
        <draw:frame draw:style-name="gr1" draw:text-style-name="P2" draw:layer="layout" svg:width="15.758cm" svg:height="0.475cm" svg:x="2.2cm" svg:y="9.57cm">
          <draw:text-box>
            <text:p text:style-name="P1"><text:span text:style-name="T3">2004 on priorities for 2005, DFID’s programme was now “substantially re-orientated </text:span></text:p>
          </draw:text-box>
        </draw:frame>
        <draw:frame draw:style-name="gr1" draw:text-style-name="P2" draw:layer="layout" svg:width="9.874cm" svg:height="0.475cm" svg:x="2.2cm" svg:y="10.134cm">
          <draw:text-box>
            <text:p text:style-name="P1"><text:span text:style-name="T3">towards bilateral infrastructure support in the South”.</text:span></text:p>
          </draw:text-box>
        </draw:frame>
        <draw:frame draw:style-name="gr5" draw:text-style-name="P6" draw:layer="layout" svg:width="0.408cm" svg:height="0.276cm" svg:x="12.036cm" svg:y="10.153cm">
          <draw:text-box>
            <text:p text:style-name="P1"><text:span text:style-name="T8">173</text:span></text:p>
          </draw:text-box>
        </draw:frame>
        <draw:frame draw:style-name="gr1" draw:text-style-name="P2" draw:layer="layout" svg:width="0.422cm" svg:height="0.475cm" svg:x="12.447cm" svg:y="10.1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39cm" svg:height="0.475cm" svg:x="2.2cm" svg:y="11.048cm">
          <draw:text-box>
            <text:p text:style-name="P1"><text:span text:style-name="T6">297. </text:span><text:span text:style-name="T3"><text:s/>It also advised that in response to a larger-than-expected charge from the FCO for </text:span></text:p>
          </draw:text-box>
        </draw:frame>
        <draw:frame draw:style-name="gr1" draw:text-style-name="P2" draw:layer="layout" svg:width="16.283cm" svg:height="0.475cm" svg:x="2.2cm" svg:y="11.613cm">
          <draw:text-box>
            <text:p text:style-name="P1"><text:span text:style-name="T3">life support costs and a “smaller-than-expected” budget allocation for Iraq for 2005/06: </text:span></text:p>
          </draw:text-box>
        </draw:frame>
        <draw:frame draw:style-name="gr1" draw:text-style-name="P2" draw:layer="layout" svg:width="14.561cm" svg:height="0.475cm" svg:x="2.95cm" svg:y="12.527cm">
          <draw:text-box>
            <text:p text:style-name="P1"><text:span text:style-name="T3">“… </text:span><text:span text:style-name="T3">we have trimmed back some work, notably consultancy, and are planning </text:span></text:p>
          </draw:text-box>
        </draw:frame>
        <draw:frame draw:style-name="gr1" draw:text-style-name="P2" draw:layer="layout" svg:width="14.916cm" svg:height="0.475cm" svg:x="2.95cm" svg:y="13.092cm">
          <draw:text-box>
            <text:p text:style-name="P1"><text:span text:style-name="T3">25 percent slippage on the £40m infrastructure work [DFID’s Iraq Infrastructure </text:span></text:p>
          </draw:text-box>
        </draw:frame>
        <draw:frame draw:style-name="gr1" draw:text-style-name="P2" draw:layer="layout" svg:width="14.721cm" svg:height="0.475cm" svg:x="2.95cm" svg:y="13.656cm">
          <draw:text-box>
            <text:p text:style-name="P1"><text:span text:style-name="T3">Services Programme – IISP]. We are also seeking co-financing, with US$20m </text:span></text:p>
          </draw:text-box>
        </draw:frame>
        <draw:frame draw:style-name="gr1" draw:text-style-name="P2" draw:layer="layout" svg:width="8.16cm" svg:height="0.475cm" svg:x="2.95cm" svg:y="14.221cm">
          <draw:text-box>
            <text:p text:style-name="P1"><text:span text:style-name="T3">agreed in principle with the World Bank …” </text:span></text:p>
          </draw:text-box>
        </draw:frame>
        <draw:frame draw:style-name="gr1" draw:text-style-name="P2" draw:layer="layout" svg:width="16.279cm" svg:height="0.475cm" svg:x="2.2cm" svg:y="15.135cm">
          <draw:text-box>
            <text:p text:style-name="P1"><text:span text:style-name="T6">298. </text:span><text:span text:style-name="T3"><text:s/>Even after that trimming, planned expenditure for 2005/06 exceeded the budget; </text:span></text:p>
          </draw:text-box>
        </draw:frame>
        <draw:frame draw:style-name="gr1" draw:text-style-name="P2" draw:layer="layout" svg:width="15.53cm" svg:height="0.475cm" svg:x="2.2cm" svg:y="15.7cm">
          <draw:text-box>
            <text:p text:style-name="P1"><text:span text:style-name="T3">DFID would need to monitor spending very closely. It was, however, reasonable to </text:span></text:p>
          </draw:text-box>
        </draw:frame>
        <draw:frame draw:style-name="gr1" draw:text-style-name="P2" draw:layer="layout" svg:width="15.458cm" svg:height="0.475cm" svg:x="2.2cm" svg:y="16.264cm">
          <draw:text-box>
            <text:p text:style-name="P1"><text:span text:style-name="T3">“</text:span><text:span text:style-name="T3">over-programme” given the (unspecified) “uncertainties” and the potential military </text:span></text:p>
          </draw:text-box>
        </draw:frame>
        <draw:frame draw:style-name="gr1" draw:text-style-name="P2" draw:layer="layout" svg:width="15.703cm" svg:height="0.475cm" svg:x="2.2cm" svg:y="16.828cm">
          <draw:text-box>
            <text:p text:style-name="P1"><text:span text:style-name="T3">drawdown in the second half of 2005/06, which might significantly affect what DFID </text:span></text:p>
          </draw:text-box>
        </draw:frame>
        <draw:frame draw:style-name="gr1" draw:text-style-name="P2" draw:layer="layout" svg:width="4.24cm" svg:height="0.475cm" svg:x="2.2cm" svg:y="17.393cm">
          <draw:text-box>
            <text:p text:style-name="P1"><text:span text:style-name="T3">could do in the South. </text:span></text:p>
          </draw:text-box>
        </draw:frame>
        <draw:frame draw:style-name="gr1" draw:text-style-name="P2" draw:layer="layout" svg:width="16.042cm" svg:height="0.475cm" svg:x="2.2cm" svg:y="18.307cm">
          <draw:text-box>
            <text:p text:style-name="P1"><text:span text:style-name="T6">299. </text:span><text:span text:style-name="T3"><text:s/>The Inquiry has seen no indications that other departments were informed of or </text:span></text:p>
          </draw:text-box>
        </draw:frame>
        <draw:frame draw:style-name="gr1" draw:text-style-name="P2" draw:layer="layout" svg:width="10.776cm" svg:height="0.475cm" svg:x="2.2cm" svg:y="18.872cm">
          <draw:text-box>
            <text:p text:style-name="P1"><text:span text:style-name="T3">consulted on the decision to slip expenditure on the IISP. </text:span></text:p>
          </draw:text-box>
        </draw:frame>
        <draw:frame draw:style-name="gr1" draw:text-style-name="P2" draw:layer="layout" svg:width="15.707cm" svg:height="0.475cm" svg:x="2.2cm" svg:y="19.786cm">
          <draw:text-box>
            <text:p text:style-name="P1"><text:span text:style-name="T6">300. </text:span><text:span text:style-name="T3"><text:s/>Mr Blair’s briefing for the meeting, which was produced by the Cabinet Office, </text:span></text:p>
          </draw:text-box>
        </draw:frame>
        <draw:frame draw:style-name="gr1" draw:text-style-name="P2" draw:layer="layout" svg:width="8.511cm" svg:height="0.475cm" svg:x="2.2cm" svg:y="20.351cm">
          <draw:text-box>
            <text:p text:style-name="P1"><text:span text:style-name="T3">recommended that he focus on three issues: </text:span></text:p>
          </draw:text-box>
        </draw:frame>
        <draw:frame draw:style-name="gr3" draw:text-style-name="P4" draw:layer="layout" svg:width="0.634cm" svg:height="0.712cm" svg:x="2.95cm" svg:y="21.1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082cm" svg:height="0.475cm" svg:x="3.7cm" svg:y="21.265cm">
          <draw:text-box>
            <text:p text:style-name="P1"><text:span text:style-name="T3">combating the insurgency; </text:span></text:p>
          </draw:text-box>
        </draw:frame>
        <draw:frame draw:style-name="gr3" draw:text-style-name="P4" draw:layer="layout" svg:width="0.634cm" svg:height="0.712cm" svg:x="2.95cm" svg:y="21.7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242cm" svg:height="0.475cm" svg:x="3.7cm" svg:y="21.93cm">
          <draw:text-box>
            <text:p text:style-name="P1"><text:span text:style-name="T3">improving the effectiveness of international assistance; and </text:span></text:p>
          </draw:text-box>
        </draw:frame>
        <draw:frame draw:style-name="gr3" draw:text-style-name="P4" draw:layer="layout" svg:width="0.634cm" svg:height="0.712cm" svg:x="2.95cm" svg:y="22.4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11cm" svg:height="0.475cm" svg:x="3.7cm" svg:y="22.594cm">
          <draw:text-box>
            <text:p text:style-name="P1"><text:span text:style-name="T3">getting media messages right, both within and outside Iraq.</text:span></text:p>
          </draw:text-box>
        </draw:frame>
        <draw:frame draw:style-name="gr5" draw:text-style-name="P6" draw:layer="layout" svg:width="0.408cm" svg:height="0.276cm" svg:x="14.76cm" svg:y="22.613cm">
          <draw:text-box>
            <text:p text:style-name="P1"><text:span text:style-name="T8">174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0.422cm" svg:height="0.475cm" svg:x="15.172cm" svg:y="22.594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169 </text:span></text:p>
          </draw:text-box>
        </draw:frame>
        <draw:frame draw:style-name="gr4" draw:text-style-name="P5" draw:layer="layout" svg:width="14.133cm" svg:height="0.395cm" svg:x="2.646cm" svg:y="24.241cm">
          <draw:text-box>
            <text:p text:style-name="P1"><text:span text:style-name="T11">Minute Phillipson to Prime Minister, 19 May 2005, ‘VTC with President Bush, 1220 19 May’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170 </text:span></text:p>
          </draw:text-box>
        </draw:frame>
        <draw:frame draw:style-name="gr4" draw:text-style-name="P5" draw:layer="layout" svg:width="14.869cm" svg:height="0.395cm" svg:x="2.646cm" svg:y="24.664cm">
          <draw:text-box>
            <text:p text:style-name="P1"><text:span text:style-name="T11">Letter Quarrey to Siddiq, 19 May 2005, ‘Prime Minister’s Video-Conference with Bush, 19 May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71 </text:span></text:p>
          </draw:text-box>
        </draw:frame>
        <draw:frame draw:style-name="gr4" draw:text-style-name="P5" draw:layer="layout" svg:width="13.104cm" svg:height="0.395cm" svg:x="2.646cm" svg:y="25.087cm">
          <draw:text-box>
            <text:p text:style-name="P1"><text:span text:style-name="T11">Letter Quarrey to Siddiq, 26 May 2005, ‘Prime Minister’s Conversation with Ja’afari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72 </text:span></text:p>
          </draw:text-box>
        </draw:frame>
        <draw:frame draw:style-name="gr4" draw:text-style-name="P5" draw:layer="layout" svg:width="6.28cm" svg:height="0.395cm" svg:x="2.646cm" svg:y="25.511cm">
          <draw:text-box>
            <text:p text:style-name="P1"><text:span text:style-name="T11">Minutes, 26 May 2005, DOP(I) meeting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73 </text:span></text:p>
          </draw:text-box>
        </draw:frame>
        <draw:frame draw:style-name="gr4" draw:text-style-name="P5" draw:layer="layout" svg:width="15.843cm" svg:height="0.395cm" svg:x="2.646cm" svg:y="25.934cm">
          <draw:text-box>
            <text:p text:style-name="P1"><text:span text:style-name="T11">Minute DFID [junior official] to Private Secretary [DFID], 24 May 2005, ‘Iraq Update, 25 May’ attaching </text:span></text:p>
          </draw:text-box>
        </draw:frame>
        <draw:frame draw:style-name="gr4" draw:text-style-name="P5" draw:layer="layout" svg:width="11.208cm" svg:height="0.395cm" svg:x="2.2cm" svg:y="26.357cm">
          <draw:text-box>
            <text:p text:style-name="P1"><text:span text:style-name="T11">Briefing MENAD, 24 May 2005, ‘Iraq Update 25 May Background Note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74 </text:span></text:p>
          </draw:text-box>
        </draw:frame>
        <draw:frame draw:style-name="gr4" draw:text-style-name="P5" draw:layer="layout" svg:width="10.276cm" svg:height="0.395cm" svg:x="2.646cm" svg:y="26.781cm">
          <draw:text-box>
            <text:p text:style-name="P1"><text:span text:style-name="T11">Briefing Cabinet Office, 25 May 2005, ‘Chairman’s Brief (DOP(I))’. 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5</text:span></text:p>
          </draw:text-box>
        </draw:frame>
        <draw:frame draw:style-name="gr1" draw:text-style-name="P2" draw:layer="layout" svg:width="12.672cm" svg:height="0.475cm" svg:x="2.2cm" svg:y="2.525cm">
          <draw:text-box>
            <text:p text:style-name="P1"><text:span text:style-name="T6">301. </text:span><text:span text:style-name="T3"><text:s/>On the second point, the Cabinet Office briefing advised that: </text:span></text:p>
          </draw:text-box>
        </draw:frame>
        <draw:frame draw:style-name="gr3" draw:text-style-name="P4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66cm" svg:height="0.475cm" svg:x="3.7cm" svg:y="3.44cm">
          <draw:text-box>
            <text:p text:style-name="P1"><text:span text:style-name="T3">the pace of reconstruction was still too slow and therefore the “political dividend” </text:span></text:p>
          </draw:text-box>
        </draw:frame>
        <draw:frame draw:style-name="gr1" draw:text-style-name="P2" draw:layer="layout" svg:width="1.979cm" svg:height="0.475cm" svg:x="3.7cm" svg:y="4.004cm">
          <draw:text-box>
            <text:p text:style-name="P1"><text:span text:style-name="T3">was small;</text:span></text:p>
          </draw:text-box>
        </draw:frame>
        <draw:frame draw:style-name="gr3" draw:text-style-name="P4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115cm" svg:height="0.475cm" svg:x="3.7cm" svg:y="4.668cm">
          <draw:text-box>
            <text:p text:style-name="P1"><text:span text:style-name="T3">power supply was “parlous”; and</text:span></text:p>
          </draw:text-box>
        </draw:frame>
        <draw:frame draw:style-name="gr3" draw:text-style-name="P4" draw:layer="layout" svg:width="0.634cm" svg:height="0.712cm" svg:x="2.95cm" svg:y="5.1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cm" svg:height="0.475cm" svg:x="3.7cm" svg:y="5.333cm">
          <draw:text-box>
            <text:p text:style-name="P1"><text:span text:style-name="T3">UK funding for 2005/06 was almost all committed, requiring “tough Ministerial </text:span></text:p>
          </draw:text-box>
        </draw:frame>
        <draw:frame draw:style-name="gr1" draw:text-style-name="P2" draw:layer="layout" svg:width="7.567cm" svg:height="0.475cm" svg:x="3.7cm" svg:y="5.897cm">
          <draw:text-box>
            <text:p text:style-name="P1"><text:span text:style-name="T3">decisions” after further work by officials. </text:span></text:p>
          </draw:text-box>
        </draw:frame>
        <draw:frame draw:style-name="gr1" draw:text-style-name="P2" draw:layer="layout" svg:width="13.938cm" svg:height="0.475cm" svg:x="2.2cm" svg:y="6.812cm">
          <draw:text-box>
            <text:p text:style-name="P1"><text:span text:style-name="T6">302. </text:span><text:span text:style-name="T3"><text:s/>The Annotated Agenda for the meeting invited Ministers to consider: </text:span></text:p>
          </draw:text-box>
        </draw:frame>
        <draw:frame draw:style-name="gr3" draw:text-style-name="P4" draw:layer="layout" svg:width="0.634cm" svg:height="0.712cm" svg:x="2.95cm" svg:y="7.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12cm" svg:height="0.475cm" svg:x="3.7cm" svg:y="7.726cm">
          <draw:text-box>
            <text:p text:style-name="P1"><text:span text:style-name="T3">What impact was US and international funding for reconstruction having on the </text:span></text:p>
          </draw:text-box>
        </draw:frame>
        <draw:frame draw:style-name="gr1" draw:text-style-name="P2" draw:layer="layout" svg:width="14.522cm" svg:height="0.475cm" svg:x="3.7cm" svg:y="8.291cm">
          <draw:text-box>
            <text:p text:style-name="P1"><text:span text:style-name="T3">ground? Disbursement lagged behind stated international commitments. The </text:span></text:p>
          </draw:text-box>
        </draw:frame>
        <draw:frame draw:style-name="gr1" draw:text-style-name="P2" draw:layer="layout" svg:width="14.954cm" svg:height="0.475cm" svg:x="3.7cm" svg:y="8.855cm">
          <draw:text-box>
            <text:p text:style-name="P1"><text:span text:style-name="T3">US was focusing on short-term impact. The UN was re-establishing a presence </text:span></text:p>
          </draw:text-box>
        </draw:frame>
        <draw:frame draw:style-name="gr1" draw:text-style-name="P2" draw:layer="layout" svg:width="14.51cm" svg:height="0.475cm" svg:x="3.7cm" svg:y="9.42cm">
          <draw:text-box>
            <text:p text:style-name="P1"><text:span text:style-name="T3">in Iraq and was starting to “take on the role we would expect of them”. Donor </text:span></text:p>
          </draw:text-box>
        </draw:frame>
        <draw:frame draw:style-name="gr1" draw:text-style-name="P2" draw:layer="layout" svg:width="14.696cm" svg:height="0.475cm" svg:x="3.7cm" svg:y="9.984cm">
          <draw:text-box>
            <text:p text:style-name="P1"><text:span text:style-name="T3">efforts had lacked focus; better donor co-ordination behind an Iraqi figure was </text:span></text:p>
          </draw:text-box>
        </draw:frame>
        <draw:frame draw:style-name="gr1" draw:text-style-name="P2" draw:layer="layout" svg:width="14.806cm" svg:height="0.475cm" svg:x="3.7cm" svg:y="10.548cm">
          <draw:text-box>
            <text:p text:style-name="P1"><text:span text:style-name="T3">one of the planned outcomes of the Brussels International Conference in June.</text:span></text:p>
          </draw:text-box>
        </draw:frame>
        <draw:frame draw:style-name="gr3" draw:text-style-name="P4" draw:layer="layout" svg:width="0.634cm" svg:height="0.712cm" svg:x="2.95cm" svg:y="11.0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84cm" svg:height="0.475cm" svg:x="3.7cm" svg:y="11.213cm">
          <draw:text-box>
            <text:p text:style-name="P1"><text:span text:style-name="T3">What more the UK could do, to further improve UN, World Bank and </text:span></text:p>
          </draw:text-box>
        </draw:frame>
        <draw:frame draw:style-name="gr1" draw:text-style-name="P2" draw:layer="layout" svg:width="8.354cm" svg:height="0.475cm" svg:x="3.7cm" svg:y="11.777cm">
          <draw:text-box>
            <text:p text:style-name="P1"><text:span text:style-name="T3">international bilateral reconstruction efforts? </text:span></text:p>
          </draw:text-box>
        </draw:frame>
        <draw:frame draw:style-name="gr3" draw:text-style-name="P4" draw:layer="layout" svg:width="0.634cm" svg:height="0.712cm" svg:x="2.95cm" svg:y="12.2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55cm" svg:height="0.475cm" svg:x="3.7cm" svg:y="12.442cm">
          <draw:text-box>
            <text:p text:style-name="P1"><text:span text:style-name="T3">What “concrete outputs” did the UK want from the Brussels International </text:span></text:p>
          </draw:text-box>
        </draw:frame>
        <draw:frame draw:style-name="gr1" draw:text-style-name="P2" draw:layer="layout" svg:width="11.059cm" svg:height="0.475cm" svg:x="3.7cm" svg:y="13.006cm">
          <draw:text-box>
            <text:p text:style-name="P1"><text:span text:style-name="T3">Conference and the next donor meeting in Amman in July?</text:span></text:p>
          </draw:text-box>
        </draw:frame>
        <draw:frame draw:style-name="gr3" draw:text-style-name="P4" draw:layer="layout" svg:width="0.634cm" svg:height="0.712cm" svg:x="2.95cm" svg:y="13.5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9cm" svg:height="0.475cm" svg:x="3.7cm" svg:y="13.671cm">
          <draw:text-box>
            <text:p text:style-name="P1"><text:span text:style-name="T3">Was the funding available for reconstruction across Government adequate?</text:span></text:p>
          </draw:text-box>
        </draw:frame>
        <draw:frame draw:style-name="gr3" draw:text-style-name="P4" draw:layer="layout" svg:width="0.634cm" svg:height="0.712cm" svg:x="2.95cm" svg:y="14.1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98cm" svg:height="0.475cm" svg:x="3.7cm" svg:y="14.335cm">
          <draw:text-box>
            <text:p text:style-name="P1"><text:span text:style-name="T3">Was the UK investing at a level that supported its objective of creating stability </text:span></text:p>
          </draw:text-box>
        </draw:frame>
        <draw:frame draw:style-name="gr1" draw:text-style-name="P2" draw:layer="layout" svg:width="8.202cm" svg:height="0.475cm" svg:x="3.7cm" svg:y="14.9cm">
          <draw:text-box>
            <text:p text:style-name="P1"><text:span text:style-name="T3">such that there could be troop withdrawals?</text:span></text:p>
          </draw:text-box>
        </draw:frame>
        <draw:frame draw:style-name="gr3" draw:text-style-name="P4" draw:layer="layout" svg:width="0.634cm" svg:height="0.712cm" svg:x="2.95cm" svg:y="15.4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69cm" svg:height="0.475cm" svg:x="3.7cm" svg:y="15.564cm">
          <draw:text-box>
            <text:p text:style-name="P1"><text:span text:style-name="T3">Was the UK delivering a short-term return which would boost the political </text:span></text:p>
          </draw:text-box>
        </draw:frame>
        <draw:frame draw:style-name="gr1" draw:text-style-name="P2" draw:layer="layout" svg:width="1.725cm" svg:height="0.475cm" svg:x="3.7cm" svg:y="16.128cm">
          <draw:text-box>
            <text:p text:style-name="P1"><text:span text:style-name="T3">process?</text:span></text:p>
          </draw:text-box>
        </draw:frame>
        <draw:frame draw:style-name="gr3" draw:text-style-name="P4" draw:layer="layout" svg:width="0.634cm" svg:height="0.712cm" svg:x="2.95cm" svg:y="16.6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11cm" svg:height="0.475cm" svg:x="3.7cm" svg:y="16.793cm">
          <draw:text-box>
            <text:p text:style-name="P1"><text:span text:style-name="T3">What more the UK could do, to improve power supply over the summer and </text:span></text:p>
          </draw:text-box>
        </draw:frame>
        <draw:frame draw:style-name="gr1" draw:text-style-name="P2" draw:layer="layout" svg:width="6.614cm" svg:height="0.475cm" svg:x="3.7cm" svg:y="17.357cm">
          <draw:text-box>
            <text:p text:style-name="P1"><text:span text:style-name="T3">boost investment in infrastructure? </text:span></text:p>
          </draw:text-box>
        </draw:frame>
        <draw:frame draw:style-name="gr3" draw:text-style-name="P4" draw:layer="layout" svg:width="0.634cm" svg:height="0.712cm" svg:x="2.95cm" svg:y="17.8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77cm" svg:height="0.475cm" svg:x="3.7cm" svg:y="18.022cm">
          <draw:text-box>
            <text:p text:style-name="P1"><text:span text:style-name="T3">Was the UK offering the necessary support to the ITG’s media effort?</text:span></text:p>
          </draw:text-box>
        </draw:frame>
        <draw:frame draw:style-name="gr5" draw:text-style-name="P6" draw:layer="layout" svg:width="0.408cm" svg:height="0.276cm" svg:x="16.626cm" svg:y="18.041cm">
          <draw:text-box>
            <text:p text:style-name="P1"><text:span text:style-name="T8">175</text:span></text:p>
          </draw:text-box>
        </draw:frame>
        <draw:frame draw:style-name="gr1" draw:text-style-name="P2" draw:layer="layout" svg:width="15.458cm" svg:height="0.475cm" svg:x="2.2cm" svg:y="18.936cm">
          <draw:text-box>
            <text:p text:style-name="P1"><text:span text:style-name="T6">303. </text:span><text:span text:style-name="T3"><text:s/>On funding, the Annotated Agenda stated that DFID’s allocation for Iraq was </text:span></text:p>
          </draw:text-box>
        </draw:frame>
        <draw:frame draw:style-name="gr1" draw:text-style-name="P2" draw:layer="layout" svg:width="16.351cm" svg:height="0.475cm" svg:x="2.2cm" svg:y="19.501cm">
          <draw:text-box>
            <text:p text:style-name="P1"><text:span text:style-name="T3">£65m for 2005/06, but that it had already “programmed” £84.3m (£63m of which would </text:span></text:p>
          </draw:text-box>
        </draw:frame>
        <draw:frame draw:style-name="gr1" draw:text-style-name="P2" draw:layer="layout" svg:width="15.962cm" svg:height="0.475cm" svg:x="2.2cm" svg:y="20.065cm">
          <draw:text-box>
            <text:p text:style-name="P1"><text:span text:style-name="T3">be spent in southern Iraq). The tri-departmental Global Conflict Prevention Pool (see </text:span></text:p>
          </draw:text-box>
        </draw:frame>
        <draw:frame draw:style-name="gr1" draw:text-style-name="P2" draw:layer="layout" svg:width="15.962cm" svg:height="0.475cm" svg:x="2.2cm" svg:y="20.63cm">
          <draw:text-box>
            <text:p text:style-name="P1"><text:span text:style-name="T3">Section 12.1) was expected to allocate £25m for Iraq in 2005/06, of which £22m had </text:span></text:p>
          </draw:text-box>
        </draw:frame>
        <draw:frame draw:style-name="gr1" draw:text-style-name="P2" draw:layer="layout" svg:width="15.983cm" svg:height="0.475cm" svg:x="2.2cm" svg:y="21.194cm">
          <draw:text-box>
            <text:p text:style-name="P1"><text:span text:style-name="T3">already been programmed. The MOD would be bidding to the Treasury for additional </text:span></text:p>
          </draw:text-box>
        </draw:frame>
        <draw:frame draw:style-name="gr1" draw:text-style-name="P2" draw:layer="layout" svg:width="16.711cm" svg:height="0.475cm" svg:x="2.2cm" svg:y="21.758cm">
          <draw:text-box>
            <text:p text:style-name="P1"><text:span text:style-name="T3">funding for QIPs, having spent £27m on QIPs since 2003. The MOD’s budget for military </text:span></text:p>
          </draw:text-box>
        </draw:frame>
        <draw:frame draw:style-name="gr1" draw:text-style-name="P2" draw:layer="layout" svg:width="7.233cm" svg:height="0.475cm" svg:x="2.2cm" svg:y="22.323cm">
          <draw:text-box>
            <text:p text:style-name="P1"><text:span text:style-name="T3">activity in Iraq in 2005/06 was £927m. </text:span></text:p>
          </draw:text-box>
        </draw:frame>
        <draw:frame draw:style-name="gr1" draw:text-style-name="P2" draw:layer="layout" svg:width="15.614cm" svg:height="0.475cm" svg:x="2.2cm" svg:y="23.237cm">
          <draw:text-box>
            <text:p text:style-name="P1"><text:span text:style-name="T6">304. </text:span><text:span text:style-name="T3"><text:s/>In discussion, Ministers commented that the power situation was serious and </text:span></text:p>
          </draw:text-box>
        </draw:frame>
        <draw:frame draw:style-name="gr1" draw:text-style-name="P2" draw:layer="layout" svg:width="13.506cm" svg:height="0.475cm" svg:x="2.2cm" svg:y="23.802cm">
          <draw:text-box>
            <text:p text:style-name="P1"><text:span text:style-name="T3">would get worse over the summer, but the UK was “doing what it could”.</text:span></text:p>
          </draw:text-box>
        </draw:frame>
        <draw:frame draw:style-name="gr5" draw:text-style-name="P6" draw:layer="layout" svg:width="0.408cm" svg:height="0.276cm" svg:x="15.659cm" svg:y="23.821cm">
          <draw:text-box>
            <text:p text:style-name="P1"><text:span text:style-name="T8">176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34cm" svg:y1="26.714cm" svg:x2="10.518cm" svg:y2="26.714cm">
          <text:p/>
        </draw:line>
        <draw:frame draw:style-name="gr1" draw:text-style-name="P2" draw:layer="layout" svg:width="0.422cm" svg:height="0.475cm" svg:x="16.071cm" svg:y="23.802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75 </text:span></text:p>
          </draw:text-box>
        </draw:frame>
        <draw:frame draw:style-name="gr4" draw:text-style-name="P5" draw:layer="layout" svg:width="7.926cm" svg:height="0.395cm" svg:x="2.635cm" svg:y="26.357cm">
          <draw:text-box>
            <text:p text:style-name="P1"><text:span text:style-name="T5">Annotated Agenda, 26 May 2005, DOP(I) meeting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76 </text:span></text:p>
          </draw:text-box>
        </draw:frame>
        <draw:frame draw:style-name="gr4" draw:text-style-name="P5" draw:layer="layout" svg:width="6.28cm" svg:height="0.395cm" svg:x="2.646cm" svg:y="26.781cm">
          <draw:text-box>
            <text:p text:style-name="P1"><text:span text:style-name="T11">Minutes, 26 May 2005, DOP(I) meeting. 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6</text:span></text:p>
          </draw:text-box>
        </draw:frame>
        <draw:frame draw:style-name="gr1" draw:text-style-name="P2" draw:layer="layout" svg:width="15.987cm" svg:height="0.475cm" svg:x="2.2cm" svg:y="2.525cm">
          <draw:text-box>
            <text:p text:style-name="P1"><text:span text:style-name="T6">305. </text:span><text:span text:style-name="T3"><text:s/>Summarising the outcome of the discussion, Mr Blair asked for more advice on </text:span></text:p>
          </draw:text-box>
        </draw:frame>
        <draw:frame draw:style-name="gr1" draw:text-style-name="P2" draw:layer="layout" svg:width="14.781cm" svg:height="0.475cm" svg:x="2.2cm" svg:y="3.09cm">
          <draw:text-box>
            <text:p text:style-name="P1"><text:span text:style-name="T3">several issues, including a “short strategy” from DFID on engaging key donors.</text:span></text:p>
          </draw:text-box>
        </draw:frame>
        <draw:frame draw:style-name="gr1" draw:text-style-name="P2" draw:layer="layout" svg:width="14.937cm" svg:height="0.475cm" svg:x="2.2cm" svg:y="4.004cm">
          <draw:text-box>
            <text:p text:style-name="P1"><text:span text:style-name="T6">306. </text:span><text:span text:style-name="T3"><text:s/>DFID sent its donor engagement strategy to the Cabinet Office on 3 June.</text:span></text:p>
          </draw:text-box>
        </draw:frame>
        <draw:frame draw:style-name="gr5" draw:text-style-name="P6" draw:layer="layout" svg:width="0.408cm" svg:height="0.276cm" svg:x="17.049cm" svg:y="4.023cm">
          <draw:text-box>
            <text:p text:style-name="P1"><text:span text:style-name="T8">177</text:span></text:p>
          </draw:text-box>
        </draw:frame>
        <draw:frame draw:style-name="gr1" draw:text-style-name="P2" draw:layer="layout" svg:width="0.972cm" svg:height="0.475cm" svg:x="17.46cm" svg:y="4.004cm">
          <draw:text-box>
            <text:p text:style-name="P1"><text:span text:style-name="T3"><text:s/></text:span><text:span text:style-name="T3">The </text:span></text:p>
          </draw:text-box>
        </draw:frame>
        <draw:frame draw:style-name="gr1" draw:text-style-name="P2" draw:layer="layout" svg:width="16.241cm" svg:height="0.475cm" svg:x="2.2cm" svg:y="4.568cm">
          <draw:text-box>
            <text:p text:style-name="P1"><text:span text:style-name="T3">DFID strategy advised that a significant portion of the US$32bn pledged at the Madrid </text:span></text:p>
          </draw:text-box>
        </draw:frame>
        <draw:frame draw:style-name="gr1" draw:text-style-name="P2" draw:layer="layout" svg:width="16.334cm" svg:height="0.475cm" svg:x="2.2cm" svg:y="5.133cm">
          <draw:text-box>
            <text:p text:style-name="P1"><text:span text:style-name="T3">Conference in October 2003 remained unspent. Some donors had spread their money </text:span></text:p>
          </draw:text-box>
        </draw:frame>
        <draw:frame draw:style-name="gr1" draw:text-style-name="P2" draw:layer="layout" svg:width="15.902cm" svg:height="0.475cm" svg:x="2.2cm" svg:y="5.697cm">
          <draw:text-box>
            <text:p text:style-name="P1"><text:span text:style-name="T3">over several years, some had offered soft loans that could only be activated after an </text:span></text:p>
          </draw:text-box>
        </draw:frame>
        <draw:frame draw:style-name="gr1" draw:text-style-name="P2" draw:layer="layout" svg:width="16.385cm" svg:height="0.475cm" svg:x="2.2cm" svg:y="6.262cm">
          <draw:text-box>
            <text:p text:style-name="P1"><text:span text:style-name="T3">agreement on debt relief, some had been waiting for an elected Iraqi Government, and </text:span></text:p>
          </draw:text-box>
        </draw:frame>
        <draw:frame draw:style-name="gr1" draw:text-style-name="P2" draw:layer="layout" svg:width="16.216cm" svg:height="0.475cm" svg:x="2.2cm" svg:y="6.826cm">
          <draw:text-box>
            <text:p text:style-name="P1"><text:span text:style-name="T3">many had experienced difficulties in implementing reconstruction projects in Iraq. One </text:span></text:p>
          </draw:text-box>
        </draw:frame>
        <draw:frame draw:style-name="gr1" draw:text-style-name="P2" draw:layer="layout" svg:width="16.355cm" svg:height="0.475cm" svg:x="2.2cm" svg:y="7.391cm">
          <draw:text-box>
            <text:p text:style-name="P1"><text:span text:style-name="T3">or two donors were “simply back-sliding”. The paper identified 16 countries that the UK </text:span></text:p>
          </draw:text-box>
        </draw:frame>
        <draw:frame draw:style-name="gr1" draw:text-style-name="P2" draw:layer="layout" svg:width="8.422cm" svg:height="0.475cm" svg:x="2.2cm" svg:y="7.955cm">
          <draw:text-box>
            <text:p text:style-name="P1"><text:span text:style-name="T3">should lobby to secure outstanding pledges. </text:span></text:p>
          </draw:text-box>
        </draw:frame>
        <draw:frame draw:style-name="gr1" draw:text-style-name="P2" draw:layer="layout" svg:width="15.729cm" svg:height="0.475cm" svg:x="2.2cm" svg:y="8.87cm">
          <draw:text-box>
            <text:p text:style-name="P1"><text:span text:style-name="T6">307. </text:span><text:span text:style-name="T3"><text:s/>DFID advised that the US was committed to disbursing its funds as quickly as </text:span></text:p>
          </draw:text-box>
        </draw:frame>
        <draw:frame draw:style-name="gr1" draw:text-style-name="P2" draw:layer="layout" svg:width="16.266cm" svg:height="0.475cm" svg:x="2.2cm" svg:y="9.434cm">
          <draw:text-box>
            <text:p text:style-name="P1"><text:span text:style-name="T3">possible. The UK had limited influence over US policy and did not question its “current </text:span></text:p>
          </draw:text-box>
        </draw:frame>
        <draw:frame draw:style-name="gr1" draw:text-style-name="P2" draw:layer="layout" svg:width="5.133cm" svg:height="0.475cm" svg:x="2.2cm" svg:y="9.998cm">
          <draw:text-box>
            <text:p text:style-name="P1"><text:span text:style-name="T3">thrust”, but should seek to: </text:span></text:p>
          </draw:text-box>
        </draw:frame>
        <draw:frame draw:style-name="gr3" draw:text-style-name="P4" draw:layer="layout" svg:width="0.634cm" svg:height="0.712cm" svg:x="2.95cm" svg:y="10.7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821cm" svg:height="0.475cm" svg:x="3.7cm" svg:y="10.913cm">
          <draw:text-box>
            <text:p text:style-name="P1"><text:span text:style-name="T3">join up US and UK work in southern Iraq; </text:span></text:p>
          </draw:text-box>
        </draw:frame>
        <draw:frame draw:style-name="gr3" draw:text-style-name="P4" draw:layer="layout" svg:width="0.634cm" svg:height="0.712cm" svg:x="2.95cm" svg:y="11.4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76cm" svg:height="0.475cm" svg:x="3.7cm" svg:y="11.577cm">
          <draw:text-box>
            <text:p text:style-name="P1"><text:span text:style-name="T3">encourage the US to participate in donor co-ordination processes in Baghdad; </text:span></text:p>
          </draw:text-box>
        </draw:frame>
        <draw:frame draw:style-name="gr1" draw:text-style-name="P2" draw:layer="layout" svg:width="0.832cm" svg:height="0.475cm" svg:x="3.7cm" svg:y="12.142cm">
          <draw:text-box>
            <text:p text:style-name="P1"><text:span text:style-name="T3">and </text:span></text:p>
          </draw:text-box>
        </draw:frame>
        <draw:frame draw:style-name="gr3" draw:text-style-name="P4" draw:layer="layout" svg:width="0.634cm" svg:height="0.712cm" svg:x="2.95cm" svg:y="12.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17cm" svg:height="0.475cm" svg:x="3.7cm" svg:y="12.806cm">
          <draw:text-box>
            <text:p text:style-name="P1"><text:span text:style-name="T3">work with the US to encourage other donors and the multilateral agencies to </text:span></text:p>
          </draw:text-box>
        </draw:frame>
        <draw:frame draw:style-name="gr1" draw:text-style-name="P2" draw:layer="layout" svg:width="5.154cm" svg:height="0.475cm" svg:x="3.7cm" svg:y="13.371cm">
          <draw:text-box>
            <text:p text:style-name="P1"><text:span text:style-name="T3">contribute more effectively. </text:span></text:p>
          </draw:text-box>
        </draw:frame>
        <draw:frame draw:style-name="gr1" draw:text-style-name="P2" draw:layer="layout" svg:width="16.448cm" svg:height="0.475cm" svg:x="2.2cm" svg:y="14.285cm">
          <draw:text-box>
            <text:p text:style-name="P1"><text:span text:style-name="T6">308. </text:span><text:span text:style-name="T3"><text:s/>The UK was lobbying Japan to allocate the bulk of its soft loans (up to US$3.5bn) </text:span></text:p>
          </draw:text-box>
        </draw:frame>
        <draw:frame draw:style-name="gr1" draw:text-style-name="P2" draw:layer="layout" svg:width="16.559cm" svg:height="0.475cm" svg:x="2.2cm" svg:y="14.85cm">
          <draw:text-box>
            <text:p text:style-name="P1"><text:span text:style-name="T3">to the power sector and exploring with Australia, Denmark and Canada the possibility of </text:span></text:p>
          </draw:text-box>
        </draw:frame>
        <draw:frame draw:style-name="gr1" draw:text-style-name="P2" draw:layer="layout" svg:width="8.007cm" svg:height="0.475cm" svg:x="2.2cm" svg:y="15.414cm">
          <draw:text-box>
            <text:p text:style-name="P1"><text:span text:style-name="T3">co-funding DFID projects in southern Iraq. </text:span></text:p>
          </draw:text-box>
        </draw:frame>
        <draw:frame draw:style-name="gr1" draw:text-style-name="P2" draw:layer="layout" svg:width="15.97cm" svg:height="0.475cm" svg:x="2.2cm" svg:y="16.328cm">
          <draw:text-box>
            <text:p text:style-name="P1"><text:span text:style-name="T6">309. </text:span><text:span text:style-name="T3"><text:s/>France and Germany remained the “two missing donors”, although France had </text:span></text:p>
          </draw:text-box>
        </draw:frame>
        <draw:frame draw:style-name="gr1" draw:text-style-name="P2" draw:layer="layout" svg:width="15.911cm" svg:height="0.475cm" svg:x="2.2cm" svg:y="16.893cm">
          <draw:text-box>
            <text:p text:style-name="P1"><text:span text:style-name="T3">taken a constructive approach on donor co-ordination and the Brussels International </text:span></text:p>
          </draw:text-box>
        </draw:frame>
        <draw:frame draw:style-name="gr1" draw:text-style-name="P2" draw:layer="layout" svg:width="13.989cm" svg:height="0.475cm" svg:x="2.2cm" svg:y="17.457cm">
          <draw:text-box>
            <text:p text:style-name="P1"><text:span text:style-name="T3">Conference, and Germany was contributing to police training outside Iraq. </text:span></text:p>
          </draw:text-box>
        </draw:frame>
        <draw:frame draw:style-name="gr1" draw:text-style-name="P2" draw:layer="layout" svg:width="16.304cm" svg:height="0.475cm" svg:x="2.2cm" svg:y="18.372cm">
          <draw:text-box>
            <text:p text:style-name="P1"><text:span text:style-name="T6">310. </text:span><text:span text:style-name="T3"><text:s/>Implementation of reconstruction projects by UN agencies had improved and the </text:span></text:p>
          </draw:text-box>
        </draw:frame>
        <draw:frame draw:style-name="gr1" draw:text-style-name="P2" draw:layer="layout" svg:width="16.673cm" svg:height="0.475cm" svg:x="2.2cm" svg:y="18.936cm">
          <draw:text-box>
            <text:p text:style-name="P1"><text:span text:style-name="T3">UN was playing a valuable role supporting Iraqi-led donor co-ordination. DFID continued </text:span></text:p>
          </draw:text-box>
        </draw:frame>
        <draw:frame draw:style-name="gr1" draw:text-style-name="P2" draw:layer="layout" svg:width="11.944cm" svg:height="0.475cm" svg:x="2.2cm" svg:y="19.501cm">
          <draw:text-box>
            <text:p text:style-name="P1"><text:span text:style-name="T3">to press for further improvements to UN Trust Fund operations. </text:span></text:p>
          </draw:text-box>
        </draw:frame>
        <draw:frame draw:style-name="gr1" draw:text-style-name="P2" draw:layer="layout" svg:width="6.64cm" svg:height="0.475cm" svg:x="2.2cm" svg:y="20.415cm">
          <draw:text-box>
            <text:p text:style-name="P1"><text:span text:style-name="T6">311. </text:span><text:span text:style-name="T3"><text:s/>DFID also continued to press:</text:span></text:p>
          </draw:text-box>
        </draw:frame>
        <draw:frame draw:style-name="gr3" draw:text-style-name="P4" draw:layer="layout" svg:width="0.634cm" svg:height="0.712cm" svg:x="2.95cm" svg:y="21.1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07cm" svg:height="0.475cm" svg:x="3.7cm" svg:y="21.33cm">
          <draw:text-box>
            <text:p text:style-name="P1"><text:span text:style-name="T3">the World Bank urgently to establish a presence on the ground in Iraq, and to </text:span></text:p>
          </draw:text-box>
        </draw:frame>
        <draw:frame draw:style-name="gr1" draw:text-style-name="P2" draw:layer="layout" svg:width="8.1cm" svg:height="0.475cm" svg:x="3.7cm" svg:y="21.894cm">
          <draw:text-box>
            <text:p text:style-name="P1"><text:span text:style-name="T3">find ways of implementing its projects; and </text:span></text:p>
          </draw:text-box>
        </draw:frame>
        <draw:frame draw:style-name="gr3" draw:text-style-name="P4" draw:layer="layout" svg:width="0.634cm" svg:height="0.712cm" svg:x="2.95cm" svg:y="22.4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04cm" svg:height="0.475cm" svg:x="3.7cm" svg:y="22.558cm">
          <draw:text-box>
            <text:p text:style-name="P1"><text:span text:style-name="T3">the EC to open a permanent office in Baghdad. The EC was already making </text:span></text:p>
          </draw:text-box>
        </draw:frame>
        <draw:frame draw:style-name="gr1" draw:text-style-name="P2" draw:layer="layout" svg:width="4.066cm" svg:height="0.475cm" svg:x="3.7cm" svg:y="23.123cm">
          <draw:text-box>
            <text:p text:style-name="P1"><text:span text:style-name="T3">use of UK life support</text:span></text:p>
          </draw:text-box>
        </draw:frame>
        <draw:frame draw:style-name="gr5" draw:text-style-name="P6" draw:layer="layout" svg:width="0.408cm" svg:height="0.276cm" svg:x="7.747cm" svg:y="23.142cm">
          <draw:text-box>
            <text:p text:style-name="P1"><text:span text:style-name="T8">178</text:span></text:p>
          </draw:text-box>
        </draw:frame>
        <draw:frame draw:style-name="gr1" draw:text-style-name="P2" draw:layer="layout" svg:width="10.408cm" svg:height="0.475cm" svg:x="8.159cm" svg:y="23.123cm">
          <draw:text-box>
            <text:p text:style-name="P1"><text:span text:style-name="T3"><text:s/></text:span><text:span text:style-name="T3">and security facilities for its increasingly frequent visit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2.645cm" svg:y1="26.29cm" svg:x2="17.489cm" svg:y2="26.29cm">
          <text:p/>
        </draw:line>
        <draw:line draw:style-name="gr8" draw:text-style-name="P7" draw:layer="layout" svg:x1="2.199cm" svg:y1="26.714cm" svg:x2="17.338cm" svg:y2="26.714cm">
          <text:p/>
        </draw:line>
        <draw:frame draw:style-name="gr1" draw:text-style-name="P2" draw:layer="layout" svg:width="1.446cm" svg:height="0.475cm" svg:x="3.7cm" svg:y="23.687cm">
          <draw:text-box>
            <text:p text:style-name="P1"><text:span text:style-name="T3">to Iraq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77 </text:span></text:p>
          </draw:text-box>
        </draw:frame>
        <draw:frame draw:style-name="gr4" draw:text-style-name="P5" draw:layer="layout" svg:width="14.721cm" svg:height="0.395cm" svg:x="2.646cm" svg:y="25.934cm">
          <draw:text-box>
            <text:p text:style-name="P1"><text:span text:style-name="T5">Email DFID [junior official] to DFID [junior official], 3 June 2005, ‘Iraq donor coordination paper’ </text:span></text:p>
          </draw:text-box>
        </draw:frame>
        <draw:frame draw:style-name="gr4" draw:text-style-name="P5" draw:layer="layout" svg:width="15.149cm" svg:height="0.395cm" svg:x="2.2cm" svg:y="26.357cm">
          <draw:text-box>
            <text:p text:style-name="P1"><text:span text:style-name="T5">attaching Paper DFID, 2 June 2005, ‘Iraq Reconstruction: Engaging USA and Other Key Donors’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78 </text:span></text:p>
          </draw:text-box>
        </draw:frame>
        <draw:frame draw:style-name="gr4" draw:text-style-name="P5" draw:layer="layout" svg:width="13.557cm" svg:height="0.395cm" svg:x="2.646cm" svg:y="26.781cm">
          <draw:text-box>
            <text:p text:style-name="P1"><text:span text:style-name="T11">Life support includes accommodation, medical services, catering, laundry and cleaning.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line draw:style-name="gr9" draw:text-style-name="P7" draw:layer="layout" svg:x1="3.07cm" svg:y1="3.517cm" svg:x2="4.247cm" svg:y2="3.517cm">
          <text:p/>
        </draw:line>
        <draw:line draw:style-name="gr9" draw:text-style-name="P7" draw:layer="layout" svg:x1="17.73cm" svg:y1="3.517cm" svg:x2="18.507cm" svg:y2="3.51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47</text:span></text:p>
          </draw:text-box>
        </draw:frame>
        <draw:frame draw:style-name="gr1" draw:text-style-name="P2" draw:layer="layout" svg:width="16.22cm" svg:height="0.475cm" svg:x="2.2cm" svg:y="2.525cm">
          <draw:text-box>
            <text:p text:style-name="P1"><text:span text:style-name="T6">312. </text:span><text:span text:style-name="T3"><text:s/>Mr Quarrey commented to Mr Blair: “… this is OK on what we want the US to do </text:span></text:p>
          </draw:text-box>
        </draw:frame>
        <draw:frame draw:style-name="gr1" draw:text-style-name="P2" draw:layer="layout" svg:width="16.495cm" svg:height="0.475cm" svg:x="2.2cm" svg:y="3.09cm">
          <draw:text-box>
            <text:p text:style-name="P1"><text:span text:style-name="T3">with others, but DFID seem to have given up on influencing how the US spends its own </text:span></text:p>
          </draw:text-box>
        </draw:frame>
        <draw:frame draw:style-name="gr1" draw:text-style-name="P2" draw:layer="layout" svg:width="10.344cm" svg:height="0.475cm" svg:x="2.2cm" svg:y="3.654cm">
          <draw:text-box>
            <text:p text:style-name="P1"><text:span text:style-name="T3">money – still by far the most important funding source”.</text:span></text:p>
          </draw:text-box>
        </draw:frame>
        <draw:frame draw:style-name="gr5" draw:text-style-name="P6" draw:layer="layout" svg:width="0.408cm" svg:height="0.276cm" svg:x="12.506cm" svg:y="3.673cm">
          <draw:text-box>
            <text:p text:style-name="P1"><text:span text:style-name="T8">179</text:span></text:p>
          </draw:text-box>
        </draw:frame>
        <draw:frame draw:style-name="gr1" draw:text-style-name="P2" draw:layer="layout" svg:width="0.422cm" svg:height="0.475cm" svg:x="12.918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0.903cm" svg:height="0.475cm" svg:x="2.2cm" svg:y="4.568cm">
          <draw:text-box>
            <text:p text:style-name="P1"><text:span text:style-name="T6">313. </text:span><text:span text:style-name="T3"><text:s/>Mr Blair saw Mr Quarrey’s note, but did not respond.</text:span></text:p>
          </draw:text-box>
        </draw:frame>
        <draw:frame draw:style-name="gr5" draw:text-style-name="P6" draw:layer="layout" svg:width="0.408cm" svg:height="0.276cm" svg:x="13.039cm" svg:y="4.587cm">
          <draw:text-box>
            <text:p text:style-name="P1"><text:span text:style-name="T8">180</text:span></text:p>
          </draw:text-box>
        </draw:frame>
        <draw:frame draw:style-name="gr1" draw:text-style-name="P2" draw:layer="layout" svg:width="0.422cm" svg:height="0.475cm" svg:x="13.451cm" svg:y="4.56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39cm" svg:height="0.475cm" svg:x="2.2cm" svg:y="5.483cm">
          <draw:text-box>
            <text:p text:style-name="P1"><text:span text:style-name="T6">314. </text:span><text:span text:style-name="T3"><text:s/>On 7 June, Mr Blair and President Bush held talks on a range of foreign policy </text:span></text:p>
          </draw:text-box>
        </draw:frame>
        <draw:frame draw:style-name="gr1" draw:text-style-name="P2" draw:layer="layout" svg:width="5.031cm" svg:height="0.475cm" svg:x="2.2cm" svg:y="6.047cm">
          <draw:text-box>
            <text:p text:style-name="P1"><text:span text:style-name="T3">issues in the White House.</text:span></text:p>
          </draw:text-box>
        </draw:frame>
        <draw:frame draw:style-name="gr5" draw:text-style-name="P6" draw:layer="layout" svg:width="0.408cm" svg:height="0.276cm" svg:x="7.212cm" svg:y="6.066cm">
          <draw:text-box>
            <text:p text:style-name="P1"><text:span text:style-name="T8">181</text:span></text:p>
          </draw:text-box>
        </draw:frame>
        <draw:frame draw:style-name="gr1" draw:text-style-name="P2" draw:layer="layout" svg:width="9.003cm" svg:height="0.475cm" svg:x="7.624cm" svg:y="6.047cm">
          <draw:text-box>
            <text:p text:style-name="P1"><text:span text:style-name="T3"><text:s/></text:span><text:span text:style-name="T3">In their discussion on Iraq, Mr Blair judged that:</text:span></text:p>
          </draw:text-box>
        </draw:frame>
        <draw:frame draw:style-name="gr1" draw:text-style-name="P2" draw:layer="layout" svg:width="14.633cm" svg:height="0.475cm" svg:x="2.95cm" svg:y="6.962cm">
          <draw:text-box>
            <text:p text:style-name="P1"><text:span text:style-name="T3">“</text:span><text:span text:style-name="T3">Ultimately, without an improvement in security, little progress could be made.”</text:span></text:p>
          </draw:text-box>
        </draw:frame>
        <draw:frame draw:style-name="gr1" draw:text-style-name="P2" draw:layer="layout" svg:width="15.817cm" svg:height="0.475cm" svg:x="2.2cm" svg:y="7.876cm">
          <draw:text-box>
            <text:p text:style-name="P1"><text:span text:style-name="T6">315. </text:span><text:span text:style-name="T3"><text:s/>Sir Nigel Sheinwald and Sir David Manning met Dr Rice and Mr Hadley on the </text:span></text:p>
          </draw:text-box>
        </draw:frame>
        <draw:frame draw:style-name="gr1" draw:text-style-name="P2" draw:layer="layout" svg:width="1.928cm" svg:height="0.475cm" svg:x="2.2cm" svg:y="8.441cm">
          <draw:text-box>
            <text:p text:style-name="P1"><text:span text:style-name="T3">same day.</text:span></text:p>
          </draw:text-box>
        </draw:frame>
        <draw:frame draw:style-name="gr5" draw:text-style-name="P6" draw:layer="layout" svg:width="0.408cm" svg:height="0.276cm" svg:x="4.122cm" svg:y="8.459cm">
          <draw:text-box>
            <text:p text:style-name="P1"><text:span text:style-name="T8">182</text:span></text:p>
          </draw:text-box>
        </draw:frame>
        <draw:frame draw:style-name="gr1" draw:text-style-name="P2" draw:layer="layout" svg:width="6.992cm" svg:height="0.475cm" svg:x="4.533cm" svg:y="8.441cm">
          <draw:text-box>
            <text:p text:style-name="P1"><text:span text:style-name="T3"><text:s/></text:span><text:span text:style-name="T3">Sir Nigel and Mr Hadley agreed that:</text:span></text:p>
          </draw:text-box>
        </draw:frame>
        <draw:frame draw:style-name="gr1" draw:text-style-name="P2" draw:layer="layout" svg:width="15.822cm" svg:height="0.475cm" svg:x="2.95cm" svg:y="9.355cm">
          <draw:text-box>
            <text:p text:style-name="P1"><text:span text:style-name="T3">“ … </text:span><text:span text:style-name="T3">there was scope for a major US/EU/UN initiative on developing the ability of the </text:span></text:p>
          </draw:text-box>
        </draw:frame>
        <draw:frame draw:style-name="gr1" draw:text-style-name="P2" draw:layer="layout" svg:width="15.797cm" svg:height="0.475cm" svg:x="2.95cm" svg:y="9.92cm">
          <draw:text-box>
            <text:p text:style-name="P1"><text:span text:style-name="T3">international community to build capacity (governance, judiciary etc) in failing states </text:span></text:p>
          </draw:text-box>
        </draw:frame>
        <draw:frame draw:style-name="gr1" draw:text-style-name="P2" draw:layer="layout" svg:width="15.919cm" svg:height="0.475cm" svg:x="2.95cm" svg:y="10.484cm">
          <draw:text-box>
            <text:p text:style-name="P1"><text:span text:style-name="T3">and post-conflict situations. This was the lesson of the Balkans and Iraq, and we still </text:span></text:p>
          </draw:text-box>
        </draw:frame>
        <draw:frame draw:style-name="gr1" draw:text-style-name="P2" draw:layer="layout" svg:width="15.246cm" svg:height="0.475cm" svg:x="2.95cm" svg:y="11.048cm">
          <draw:text-box>
            <text:p text:style-name="P1"><text:span text:style-name="T3">did not have the means to deal with this. Some sort of international co-ordination </text:span></text:p>
          </draw:text-box>
        </draw:frame>
        <draw:frame draw:style-name="gr1" draw:text-style-name="P2" draw:layer="layout" svg:width="3.033cm" svg:height="0.475cm" svg:x="2.95cm" svg:y="11.613cm">
          <draw:text-box>
            <text:p text:style-name="P1"><text:span text:style-name="T3">was necessary.”</text:span></text:p>
          </draw:text-box>
        </draw:frame>
        <draw:frame draw:style-name="gr1" draw:text-style-name="P2" draw:layer="layout" svg:width="14.59cm" svg:height="0.475cm" svg:x="2.2cm" svg:y="12.527cm">
          <draw:text-box>
            <text:p text:style-name="P1"><text:span text:style-name="T6">316. </text:span><text:span text:style-name="T3"><text:s/>Mr Straw visited Iraq on 9 June with the EU Troika – Mr Jean Asselborn </text:span></text:p>
          </draw:text-box>
        </draw:frame>
        <draw:frame draw:style-name="gr1" draw:text-style-name="P2" draw:layer="layout" svg:width="14.882cm" svg:height="0.475cm" svg:x="2.2cm" svg:y="13.092cm">
          <draw:text-box>
            <text:p text:style-name="P1"><text:span text:style-name="T3">(Presidency), Mr Javier Solana (EU Common Foreign and Security Policy High </text:span></text:p>
          </draw:text-box>
        </draw:frame>
        <draw:frame draw:style-name="gr1" draw:text-style-name="P2" draw:layer="layout" svg:width="16.034cm" svg:height="0.475cm" svg:x="2.2cm" svg:y="13.656cm">
          <draw:text-box>
            <text:p text:style-name="P1"><text:span text:style-name="T3">Representative) and Ms Benita Ferrero Waldner (EU External Affairs Commissioner). </text:span></text:p>
          </draw:text-box>
        </draw:frame>
        <draw:frame draw:style-name="gr1" draw:text-style-name="P2" draw:layer="layout" svg:width="14.865cm" svg:height="0.475cm" svg:x="2.2cm" svg:y="14.221cm">
          <draw:text-box>
            <text:p text:style-name="P1"><text:span text:style-name="T3">The British Embassy Baghdad reported that the Troika had brought three main </text:span></text:p>
          </draw:text-box>
        </draw:frame>
        <draw:frame draw:style-name="gr1" draw:text-style-name="P2" draw:layer="layout" svg:width="2.055cm" svg:height="0.475cm" svg:x="2.2cm" svg:y="14.785cm">
          <draw:text-box>
            <text:p text:style-name="P1"><text:span text:style-name="T3">messages:</text:span></text:p>
          </draw:text-box>
        </draw:frame>
        <draw:frame draw:style-name="gr3" draw:text-style-name="P4" draw:layer="layout" svg:width="0.634cm" svg:height="0.712cm" svg:x="2.95cm" svg:y="15.5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11cm" svg:height="0.475cm" svg:x="3.7cm" svg:y="15.7cm">
          <draw:text-box>
            <text:p text:style-name="P1"><text:span text:style-name="T3">support for the political process, and the need for inclusion;</text:span></text:p>
          </draw:text-box>
        </draw:frame>
        <draw:frame draw:style-name="gr3" draw:text-style-name="P4" draw:layer="layout" svg:width="0.634cm" svg:height="0.712cm" svg:x="2.95cm" svg:y="16.2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1cm" svg:height="0.475cm" svg:x="3.7cm" svg:y="16.364cm">
          <draw:text-box>
            <text:p text:style-name="P1"><text:span text:style-name="T3">the importance of the Brussels International Conference, as an opportunity for </text:span></text:p>
          </draw:text-box>
        </draw:frame>
        <draw:frame draw:style-name="gr1" draw:text-style-name="P2" draw:layer="layout" svg:width="11.322cm" svg:height="0.475cm" svg:x="3.7cm" svg:y="16.928cm">
          <draw:text-box>
            <text:p text:style-name="P1"><text:span text:style-name="T3">Iraq to engage with the EU and wider donor community; and</text:span></text:p>
          </draw:text-box>
        </draw:frame>
        <draw:frame draw:style-name="gr3" draw:text-style-name="P4" draw:layer="layout" svg:width="0.634cm" svg:height="0.712cm" svg:x="2.95cm" svg:y="17.4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78cm" svg:height="0.475cm" svg:x="3.7cm" svg:y="17.593cm">
          <draw:text-box>
            <text:p text:style-name="P1"><text:span text:style-name="T3">a shift in Europe. Europe had been divided over the war but was now united </text:span></text:p>
          </draw:text-box>
        </draw:frame>
        <draw:frame draw:style-name="gr1" draw:text-style-name="P2" draw:layer="layout" svg:width="6.716cm" svg:height="0.475cm" svg:x="3.7cm" svg:y="18.157cm">
          <draw:text-box>
            <text:p text:style-name="P1"><text:span text:style-name="T3">in its desire to help the Iraqi people.</text:span></text:p>
          </draw:text-box>
        </draw:frame>
        <draw:frame draw:style-name="gr5" draw:text-style-name="P6" draw:layer="layout" svg:width="0.408cm" svg:height="0.276cm" svg:x="10.383cm" svg:y="18.176cm">
          <draw:text-box>
            <text:p text:style-name="P1"><text:span text:style-name="T8">183</text:span></text:p>
          </draw:text-box>
        </draw:frame>
        <draw:frame draw:style-name="gr1" draw:text-style-name="P2" draw:layer="layout" svg:width="0.422cm" svg:height="0.475cm" svg:x="10.795cm" svg:y="18.15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94cm" svg:height="0.475cm" svg:x="2.2cm" svg:y="19.072cm">
          <draw:text-box>
            <text:p text:style-name="P1"><text:span text:style-name="T6">317. </text:span><text:span text:style-name="T3"><text:s/>The Embassy reported that, under pressure from Mr Straw, Mr Waldner had told </text:span></text:p>
          </draw:text-box>
        </draw:frame>
        <draw:frame draw:style-name="gr1" draw:text-style-name="P2" draw:layer="layout" svg:width="16.228cm" svg:height="0.475cm" svg:x="2.2cm" svg:y="19.636cm">
          <draw:text-box>
            <text:p text:style-name="P1"><text:span text:style-name="T3">the Iraqi Government and the media that the Commission would open an office in Iraq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5.857cm" svg:height="0.475cm" svg:x="2.2cm" svg:y="20.229cm">
          <draw:text-box>
            <text:p text:style-name="P1"><text:span text:style-name="T3">“</text:span><text:span text:style-name="T3">in months rather than weeks”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179 </text:span></text:p>
          </draw:text-box>
        </draw:frame>
        <draw:frame draw:style-name="gr4" draw:text-style-name="P5" draw:layer="layout" svg:width="9.624cm" svg:height="0.395cm" svg:x="2.646cm" svg:y="24.241cm">
          <draw:text-box>
            <text:p text:style-name="P1"><text:span text:style-name="T11">Minute Quarrey to Prime Minister, 3 June 2005, ‘Iraq Update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180 </text:span></text:p>
          </draw:text-box>
        </draw:frame>
        <draw:frame draw:style-name="gr4" draw:text-style-name="P5" draw:layer="layout" svg:width="14.264cm" svg:height="0.395cm" svg:x="2.646cm" svg:y="24.664cm">
          <draw:text-box>
            <text:p text:style-name="P1"><text:span text:style-name="T11">Manuscript comment Blair on Minute Quarrey to Prime Minister, 3 June 2005, ‘Iraq Update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81 </text:span></text:p>
          </draw:text-box>
        </draw:frame>
        <draw:frame draw:style-name="gr4" draw:text-style-name="P5" draw:layer="layout" svg:width="14.548cm" svg:height="0.395cm" svg:x="2.646cm" svg:y="25.087cm">
          <draw:text-box>
            <text:p text:style-name="P1"><text:span text:style-name="T11">Letter Phillipson to Adams, 7 June 2005, ‘Prime Minister’s Talks with President Bush, 7 June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82 </text:span></text:p>
          </draw:text-box>
        </draw:frame>
        <draw:frame draw:style-name="gr4" draw:text-style-name="P5" draw:layer="layout" svg:width="15.331cm" svg:height="0.395cm" svg:x="2.646cm" svg:y="25.511cm">
          <draw:text-box>
            <text:p text:style-name="P1"><text:span text:style-name="T11">Letter Sheinwald to Adams, 7 June 2005, ‘Dinner with US Secretary of State and National Security </text:span></text:p>
          </draw:text-box>
        </draw:frame>
        <draw:frame draw:style-name="gr4" draw:text-style-name="P5" draw:layer="layout" svg:width="2.694cm" svg:height="0.395cm" svg:x="2.2cm" svg:y="25.934cm">
          <draw:text-box>
            <text:p text:style-name="P1"><text:span text:style-name="T11">Adviser: 7 June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83 </text:span></text:p>
          </draw:text-box>
        </draw:frame>
        <draw:frame draw:style-name="gr4" draw:text-style-name="P5" draw:layer="layout" svg:width="15.492cm" svg:height="0.395cm" svg:x="2.646cm" svg:y="26.357cm">
          <draw:text-box>
            <text:p text:style-name="P1"><text:span text:style-name="T11">eGram 65/2005 Baghdad to FCO London, 10 June 2005, ‘Visit of the Foreign Secretary and the EU </text:span></text:p>
          </draw:text-box>
        </draw:frame>
        <draw:frame draw:style-name="gr4" draw:text-style-name="P5" draw:layer="layout" svg:width="3.359cm" svg:height="0.395cm" svg:x="2.2cm" svg:y="26.781cm">
          <draw:text-box>
            <text:p text:style-name="P1"><text:span text:style-name="T11">Troika, 9 June 2005’. 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1" draw:text-style-name="P10" draw:layer="layout" svg:width="15.083cm" svg:height="22.483cm" svg:x="2.958cm" svg:y="2.608cm" svg:viewBox="0 0 15084 22484" draw:points="0,22484 15084,224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48</text:span></text:p>
          </draw:text-box>
        </draw:frame>
        <draw:frame draw:style-name="gr10" draw:text-style-name="P9" draw:layer="layout" svg:width="9.578cm" svg:height="0.556cm" svg:x="5.863cm" svg:y="3.03cm">
          <draw:text-box>
            <text:p text:style-name="P1"><text:span text:style-name="T14">Fraud in the Southern Iraq Employment <text:s/></text:span></text:p>
          </draw:text-box>
        </draw:frame>
        <draw:frame draw:style-name="gr10" draw:text-style-name="P9" draw:layer="layout" svg:width="6.09cm" svg:height="0.556cm" svg:x="7.535cm" svg:y="3.665cm">
          <draw:text-box>
            <text:p text:style-name="P1"><text:span text:style-name="T14">and Services Programme </text:span></text:p>
          </draw:text-box>
        </draw:frame>
        <draw:frame draw:style-name="gr4" draw:text-style-name="P5" draw:layer="layout" svg:width="13.142cm" svg:height="0.395cm" svg:x="3.45cm" svg:y="4.587cm">
          <draw:text-box>
            <text:p text:style-name="P1"><text:span text:style-name="T11">DFID’s Southern Iraq Employment and Services Programme (SIESP) was approved </text:span></text:p>
          </draw:text-box>
        </draw:frame>
        <draw:frame draw:style-name="gr4" draw:text-style-name="P5" draw:layer="layout" svg:width="12.588cm" svg:height="0.395cm" svg:x="3.45cm" svg:y="5.081cm">
          <draw:text-box>
            <text:p text:style-name="P1"><text:span text:style-name="T11">in July 2004, providing £10m for infrastructure services and £6m for employment </text:span></text:p>
          </draw:text-box>
        </draw:frame>
        <draw:frame draw:style-name="gr4" draw:text-style-name="P5" draw:layer="layout" svg:width="1.755cm" svg:height="0.395cm" svg:x="3.45cm" svg:y="5.575cm">
          <draw:text-box>
            <text:p text:style-name="P1"><text:span text:style-name="T11">generation.</text:span></text:p>
          </draw:text-box>
        </draw:frame>
        <draw:frame draw:style-name="gr7" draw:text-style-name="P8" draw:layer="layout" svg:width="0.345cm" svg:height="0.23cm" svg:x="5.215cm" svg:y="5.59cm">
          <draw:text-box>
            <text:p text:style-name="P1"><text:span text:style-name="T10">184</text:span></text:p>
          </draw:text-box>
        </draw:frame>
        <draw:frame draw:style-name="gr4" draw:text-style-name="P5" draw:layer="layout" svg:width="8.168cm" svg:height="0.395cm" svg:x="5.558cm" svg:y="5.575cm">
          <draw:text-box>
            <text:p text:style-name="P1"><text:span text:style-name="T11"><text:s/></text:span><text:span text:style-name="T11">£0.5m was allocated for programme administration. </text:span></text:p>
          </draw:text-box>
        </draw:frame>
        <draw:frame draw:style-name="gr4" draw:text-style-name="P5" draw:layer="layout" svg:width="13.312cm" svg:height="0.395cm" svg:x="3.45cm" svg:y="6.269cm">
          <draw:text-box>
            <text:p text:style-name="P1"><text:span text:style-name="T11">In May 2005, the DFID Office in Basra closed the employment generation component </text:span></text:p>
          </draw:text-box>
        </draw:frame>
        <draw:frame draw:style-name="gr4" draw:text-style-name="P5" draw:layer="layout" svg:width="13.612cm" svg:height="0.395cm" svg:x="3.45cm" svg:y="6.762cm">
          <draw:text-box>
            <text:p text:style-name="P1"><text:span text:style-name="T11">of the SIESP after an assessment identified “worrying issues”. The Office asked DFID’s </text:span></text:p>
          </draw:text-box>
        </draw:frame>
        <draw:frame draw:style-name="gr4" draw:text-style-name="P5" draw:layer="layout" svg:width="13.942cm" svg:height="0.395cm" svg:x="3.45cm" svg:y="7.256cm">
          <draw:text-box>
            <text:p text:style-name="P1"><text:span text:style-name="T11">Internal Audit Department (IAD) to visit Basra to review the SIESP and identify lessons, in </text:span></text:p>
          </draw:text-box>
        </draw:frame>
        <draw:frame draw:style-name="gr4" draw:text-style-name="P5" draw:layer="layout" svg:width="14.002cm" svg:height="0.395cm" svg:x="3.45cm" svg:y="7.75cm">
          <draw:text-box>
            <text:p text:style-name="P1"><text:span text:style-name="T11">particular for the implementation of DFID’s Iraq Infrastructure Services Programme (IISP). </text:span></text:p>
          </draw:text-box>
        </draw:frame>
        <draw:frame draw:style-name="gr4" draw:text-style-name="P5" draw:layer="layout" svg:width="12.766cm" svg:height="0.395cm" svg:x="3.45cm" svg:y="8.444cm">
          <draw:text-box>
            <text:p text:style-name="P1"><text:span text:style-name="T11">The IAD identified several flaws in the design of the component. It concluded that: </text:span></text:p>
          </draw:text-box>
        </draw:frame>
        <draw:frame draw:style-name="gr10" draw:text-style-name="P9" draw:layer="layout" svg:width="0.493cm" svg:height="0.556cm" svg:x="4.2cm" svg:y="9.081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0.966cm" svg:height="0.395cm" svg:x="4.7cm" svg:y="9.138cm">
          <draw:text-box>
            <text:p text:style-name="P1"><text:span text:style-name="T11">A “key driver” of the SIESP had been “political (and consequent senior </text:span></text:p>
          </draw:text-box>
        </draw:frame>
        <draw:frame draw:style-name="gr4" draw:text-style-name="P5" draw:layer="layout" svg:width="11.915cm" svg:height="0.395cm" svg:x="4.7cm" svg:y="9.632cm">
          <draw:text-box>
            <text:p text:style-name="P1"><text:span text:style-name="T11">management) pressure in Whitehall and beyond to achieve visible results … </text:span></text:p>
          </draw:text-box>
        </draw:frame>
        <draw:frame draw:style-name="gr4" draw:text-style-name="P5" draw:layer="layout" svg:width="12.863cm" svg:height="0.395cm" svg:x="4.7cm" svg:y="10.126cm">
          <draw:text-box>
            <text:p text:style-name="P1"><text:span text:style-name="T11">In retrospect, these pressures appear unreasonable but at the time were generally </text:span></text:p>
          </draw:text-box>
        </draw:frame>
        <draw:frame draw:style-name="gr4" draw:text-style-name="P5" draw:layer="layout" svg:width="11.529cm" svg:height="0.395cm" svg:x="4.7cm" svg:y="10.62cm">
          <draw:text-box>
            <text:p text:style-name="P1"><text:span text:style-name="T11">irresistible.” Warnings against proceeding with a programme of “such high </text:span></text:p>
          </draw:text-box>
        </draw:frame>
        <draw:frame draw:style-name="gr4" draw:text-style-name="P5" draw:layer="layout" svg:width="9.099cm" svg:height="0.395cm" svg:x="4.7cm" svg:y="11.114cm">
          <draw:text-box>
            <text:p text:style-name="P1"><text:span text:style-name="T11">fiduciary risk and intangible benefit” had not been heeded. </text:span></text:p>
          </draw:text-box>
        </draw:frame>
        <draw:frame draw:style-name="gr10" draw:text-style-name="P9" draw:layer="layout" svg:width="0.493cm" svg:height="0.556cm" svg:x="4.2cm" svg:y="11.65cm">
          <draw:text-box>
            <text:p text:style-name="P1"><text:span text:style-name="T15">• </text:span></text:p>
          </draw:text-box>
        </draw:frame>
        <draw:frame draw:style-name="gr4" draw:text-style-name="P5" draw:layer="layout" svg:width="9.929cm" svg:height="0.395cm" svg:x="4.7cm" svg:y="11.707cm">
          <draw:text-box>
            <text:p text:style-name="P1"><text:span text:style-name="T11">There had been limited advisory input from DFID headquarters. </text:span></text:p>
          </draw:text-box>
        </draw:frame>
        <draw:frame draw:style-name="gr10" draw:text-style-name="P9" draw:layer="layout" svg:width="0.493cm" svg:height="0.556cm" svg:x="4.2cm" svg:y="12.244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1.58cm" svg:height="0.395cm" svg:x="4.7cm" svg:y="12.301cm">
          <draw:text-box>
            <text:p text:style-name="P1"><text:span text:style-name="T11">The initial decision to work through the newly formed (and unelected) Iraqi </text:span></text:p>
          </draw:text-box>
        </draw:frame>
        <draw:frame draw:style-name="gr4" draw:text-style-name="P5" draw:layer="layout" svg:width="12.334cm" svg:height="0.395cm" svg:x="4.7cm" svg:y="12.795cm">
          <draw:text-box>
            <text:p text:style-name="P1"><text:span text:style-name="T11">Provincial Councils (PCs) had been a misjudgement. They had limited capacity </text:span></text:p>
          </draw:text-box>
        </draw:frame>
        <draw:frame draw:style-name="gr4" draw:text-style-name="P5" draw:layer="layout" svg:width="10.454cm" svg:height="0.395cm" svg:x="4.7cm" svg:y="13.289cm">
          <draw:text-box>
            <text:p text:style-name="P1"><text:span text:style-name="T11">and there was evidence of widespread corruption in their operation.</text:span></text:p>
          </draw:text-box>
        </draw:frame>
        <draw:frame draw:style-name="gr10" draw:text-style-name="P9" draw:layer="layout" svg:width="0.493cm" svg:height="0.556cm" svg:x="4.2cm" svg:y="13.826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2.816cm" svg:height="0.395cm" svg:x="4.7cm" svg:y="13.883cm">
          <draw:text-box>
            <text:p text:style-name="P1"><text:span text:style-name="T11">A later decision to work through local NGOs had not improved performance. Many </text:span></text:p>
          </draw:text-box>
        </draw:frame>
        <draw:frame draw:style-name="gr4" draw:text-style-name="P5" draw:layer="layout" svg:width="12.207cm" svg:height="0.395cm" svg:x="4.7cm" svg:y="14.377cm">
          <draw:text-box>
            <text:p text:style-name="P1"><text:span text:style-name="T11">NGOs had been set up solely to secure funding from donors. They had limited </text:span></text:p>
          </draw:text-box>
        </draw:frame>
        <draw:frame draw:style-name="gr4" draw:text-style-name="P5" draw:layer="layout" svg:width="11.635cm" svg:height="0.395cm" svg:x="4.7cm" svg:y="14.871cm">
          <draw:text-box>
            <text:p text:style-name="P1"><text:span text:style-name="T11">capacity, lacked local knowledge, and had proved to be “largely unreliable <text:s/></text:span></text:p>
          </draw:text-box>
        </draw:frame>
        <draw:frame draw:style-name="gr4" draw:text-style-name="P5" draw:layer="layout" svg:width="2.407cm" svg:height="0.395cm" svg:x="4.7cm" svg:y="15.365cm">
          <draw:text-box>
            <text:p text:style-name="P1"><text:span text:style-name="T11">and/or corrupt”.</text:span></text:p>
          </draw:text-box>
        </draw:frame>
        <draw:frame draw:style-name="gr10" draw:text-style-name="P9" draw:layer="layout" svg:width="0.493cm" svg:height="0.556cm" svg:x="4.2cm" svg:y="15.901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2.118cm" svg:height="0.395cm" svg:x="4.7cm" svg:y="15.959cm">
          <draw:text-box>
            <text:p text:style-name="P1"><text:span text:style-name="T11">The lack of physical monitoring had undermined implementation. The security </text:span></text:p>
          </draw:text-box>
        </draw:frame>
        <draw:frame draw:style-name="gr4" draw:text-style-name="P5" draw:layer="layout" svg:width="12.452cm" svg:height="0.395cm" svg:x="4.7cm" svg:y="16.452cm">
          <draw:text-box>
            <text:p text:style-name="P1"><text:span text:style-name="T11">situation meant that there was little chance of DFID staff visiting projects funded </text:span></text:p>
          </draw:text-box>
        </draw:frame>
        <draw:frame draw:style-name="gr4" draw:text-style-name="P5" draw:layer="layout" svg:width="12.715cm" svg:height="0.395cm" svg:x="4.7cm" svg:y="16.946cm">
          <draw:text-box>
            <text:p text:style-name="P1"><text:span text:style-name="T11">under the SIESP. In Maysan, where the security situation was particularly difficult, </text:span></text:p>
          </draw:text-box>
        </draw:frame>
        <draw:frame draw:style-name="gr4" draw:text-style-name="P5" draw:layer="layout" svg:width="11.766cm" svg:height="0.395cm" svg:x="4.7cm" svg:y="17.44cm">
          <draw:text-box>
            <text:p text:style-name="P1"><text:span text:style-name="T11">the UK military had managed the employment generation component of the </text:span></text:p>
          </draw:text-box>
        </draw:frame>
        <draw:frame draw:style-name="gr4" draw:text-style-name="P5" draw:layer="layout" svg:width="12.639cm" svg:height="0.395cm" svg:x="4.7cm" svg:y="17.934cm">
          <draw:text-box>
            <text:p text:style-name="P1"><text:span text:style-name="T11">SIESP directly (bypassing the PC). The military had undertaken some monitoring </text:span></text:p>
          </draw:text-box>
        </draw:frame>
        <draw:frame draw:style-name="gr4" draw:text-style-name="P5" draw:layer="layout" svg:width="12.719cm" svg:height="0.395cm" svg:x="4.7cm" svg:y="18.428cm">
          <draw:text-box>
            <text:p text:style-name="P1"><text:span text:style-name="T11">as part of routine patrolling, but that had not been “adequate”. The IAD concluded </text:span></text:p>
          </draw:text-box>
        </draw:frame>
        <draw:frame draw:style-name="gr4" draw:text-style-name="P5" draw:layer="layout" svg:width="12.854cm" svg:height="0.395cm" svg:x="4.7cm" svg:y="18.922cm">
          <draw:text-box>
            <text:p text:style-name="P1"><text:span text:style-name="T11">that the inability to monitor progress indicated that Iraq “was not ready for this type </text:span></text:p>
          </draw:text-box>
        </draw:frame>
        <draw:frame draw:style-name="gr4" draw:text-style-name="P5" draw:layer="layout" svg:width="4.523cm" svg:height="0.395cm" svg:x="4.7cm" svg:y="19.416cm">
          <draw:text-box>
            <text:p text:style-name="P1"><text:span text:style-name="T11">of development intervention”.</text:span></text:p>
          </draw:text-box>
        </draw:frame>
        <draw:frame draw:style-name="gr10" draw:text-style-name="P9" draw:layer="layout" svg:width="0.493cm" svg:height="0.556cm" svg:x="4.2cm" svg:y="19.952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2.389cm" svg:height="0.395cm" svg:x="4.7cm" svg:y="20.01cm">
          <draw:text-box>
            <text:p text:style-name="P1"><text:span text:style-name="T11">Weaknesses in the DFID Office in Basra had contributed to the problems within </text:span></text:p>
          </draw:text-box>
        </draw:frame>
        <draw:frame draw:style-name="gr4" draw:text-style-name="P5" draw:layer="layout" svg:width="11.813cm" svg:height="0.395cm" svg:x="4.7cm" svg:y="20.504cm">
          <draw:text-box>
            <text:p text:style-name="P1"><text:span text:style-name="T11">the SIESP. The Office had been set up “hastily under pressure from UK and </text:span></text:p>
          </draw:text-box>
        </draw:frame>
        <draw:frame draw:style-name="gr4" draw:text-style-name="P5" draw:layer="layout" svg:width="12.169cm" svg:height="0.395cm" svg:x="4.7cm" svg:y="20.997cm">
          <draw:text-box>
            <text:p text:style-name="P1"><text:span text:style-name="T11">locally to show a DFID presence”. It had proved very difficult to recruit staff for </text:span></text:p>
          </draw:text-box>
        </draw:frame>
        <draw:frame draw:style-name="gr4" draw:text-style-name="P5" draw:layer="layout" svg:width="12.435cm" svg:height="0.395cm" svg:x="4.7cm" svg:y="21.491cm">
          <draw:text-box>
            <text:p text:style-name="P1"><text:span text:style-name="T11">Iraq, leading to the appointment of staff with “little or no experience in managing </text:span></text:p>
          </draw:text-box>
        </draw:frame>
        <draw:frame draw:style-name="gr4" draw:text-style-name="P5" draw:layer="layout" svg:width="3.355cm" svg:height="0.395cm" svg:x="4.7cm" svg:y="21.985cm">
          <draw:text-box>
            <text:p text:style-name="P1"><text:span text:style-name="T11">programmes or staff”.</text:span></text:p>
          </draw:text-box>
        </draw:frame>
        <draw:frame draw:style-name="gr10" draw:text-style-name="P9" draw:layer="layout" svg:width="0.493cm" svg:height="0.556cm" svg:x="4.2cm" svg:y="22.522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2.414cm" svg:height="0.395cm" svg:x="4.7cm" svg:y="22.579cm">
          <draw:text-box>
            <text:p text:style-name="P1"><text:span text:style-name="T11">The DFID Office in Basra had established “good controls” over SIESP finances. </text:span></text:p>
          </draw:text-box>
        </draw:frame>
        <draw:frame draw:style-name="gr4" draw:text-style-name="P5" draw:layer="layout" svg:width="12.791cm" svg:height="0.395cm" svg:x="4.7cm" svg:y="23.073cm">
          <draw:text-box>
            <text:p text:style-name="P1"><text:span text:style-name="T11">The Office’s decision to close the employment generation component immediately </text:span></text:p>
          </draw:text-box>
        </draw:frame>
        <draw:frame draw:style-name="gr4" draw:text-style-name="P5" draw:layer="layout" svg:width="11.17cm" svg:height="0.395cm" svg:x="4.7cm" svg:y="23.567cm">
          <draw:text-box>
            <text:p text:style-name="P1"><text:span text:style-name="T11">after its initial assessment had saved £3m (the amount remaining in the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5cm" svg:y1="27.137cm" svg:x2="15.849cm" svg:y2="27.137cm">
          <text:p/>
        </draw:line>
        <draw:line draw:style-name="gr12" draw:text-style-name="P7" draw:layer="layout" svg:x1="15.849cm" svg:y1="27.137cm" svg:x2="16.021cm" svg:y2="27.137cm">
          <text:p/>
        </draw:line>
        <draw:line draw:style-name="gr8" draw:text-style-name="P7" draw:layer="layout" svg:x1="16.021cm" svg:y1="27.137cm" svg:x2="16.805cm" svg:y2="27.137cm">
          <text:p/>
        </draw:line>
        <draw:line draw:style-name="gr12" draw:text-style-name="P7" draw:layer="layout" svg:x1="16.805cm" svg:y1="27.137cm" svg:x2="16.965cm" svg:y2="27.137cm">
          <text:p/>
        </draw:line>
        <draw:line draw:style-name="gr8" draw:text-style-name="P7" draw:layer="layout" svg:x1="16.965cm" svg:y1="27.137cm" svg:x2="18.75cm" svg:y2="27.137cm">
          <text:p/>
        </draw:line>
        <draw:frame draw:style-name="gr4" draw:text-style-name="P5" draw:layer="layout" svg:width="5.146cm" svg:height="0.395cm" svg:x="4.7cm" svg:y="24.061cm">
          <draw:text-box>
            <text:p text:style-name="P1"><text:span text:style-name="T11">employment generation budget)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84 </text:span></text:p>
          </draw:text-box>
        </draw:frame>
        <draw:frame draw:style-name="gr4" draw:text-style-name="P5" draw:layer="layout" svg:width="13.113cm" svg:height="0.395cm" svg:x="2.646cm" svg:y="26.781cm">
          <draw:text-box>
            <text:p text:style-name="P1"><text:span text:style-name="T5">Report DFID Internal Audit Department, 11 August 2005, ‘Visit Report: Basra, Iraq 26</text:span></text:p>
          </draw:text-box>
        </draw:frame>
        <draw:frame draw:style-name="gr7" draw:text-style-name="P8" draw:layer="layout" svg:width="0.205cm" svg:height="0.23cm" svg:x="15.849cm" svg:y="26.796cm">
          <draw:text-box>
            <text:p text:style-name="P1"><text:span text:style-name="T16">th</text:span></text:p>
          </draw:text-box>
        </draw:frame>
        <draw:frame draw:style-name="gr4" draw:text-style-name="P5" draw:layer="layout" svg:width="0.78cm" svg:height="0.395cm" svg:x="16.021cm" svg:y="26.781cm">
          <draw:text-box>
            <text:p text:style-name="P1"><text:span text:style-name="T5"><text:s/>– </text:span><text:span text:style-name="T5">31</text:span></text:p>
          </draw:text-box>
        </draw:frame>
        <draw:frame draw:style-name="gr7" draw:text-style-name="P8" draw:layer="layout" svg:width="0.205cm" svg:height="0.23cm" svg:x="16.806cm" svg:y="26.796cm">
          <draw:text-box>
            <text:p text:style-name="P1"><text:span text:style-name="T16">st</text:span></text:p>
          </draw:text-box>
        </draw:frame>
        <draw:frame draw:style-name="gr4" draw:text-style-name="P5" draw:layer="layout" svg:width="1.872cm" svg:height="0.395cm" svg:x="16.966cm" svg:y="26.781cm">
          <draw:text-box>
            <text:p text:style-name="P1"><text:span text:style-name="T5"><text:s/></text:span><text:span text:style-name="T5">July 2005’.</text:span><text:span text:style-name="T11"> 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polygon draw:style-name="gr11" draw:text-style-name="P10" draw:layer="layout" svg:width="15.083cm" svg:height="22.483cm" svg:x="2.958cm" svg:y="2.608cm" svg:viewBox="0 0 15084 22484" draw:points="0,22484 15084,224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49</text:span></text:p>
          </draw:text-box>
        </draw:frame>
        <draw:frame draw:style-name="gr10" draw:text-style-name="P9" draw:layer="layout" svg:width="0.493cm" svg:height="0.556cm" svg:x="4.2cm" svg:y="2.998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1.813cm" svg:height="0.395cm" svg:x="4.7cm" svg:y="3.055cm">
          <draw:text-box>
            <text:p text:style-name="P1"><text:span text:style-name="T11">Of the £3m that had been spent, the IAD estimated that over £2m had been </text:span></text:p>
          </draw:text-box>
        </draw:frame>
        <draw:frame draw:style-name="gr4" draw:text-style-name="P5" draw:layer="layout" svg:width="12.368cm" svg:height="0.395cm" svg:x="4.7cm" svg:y="3.549cm">
          <draw:text-box>
            <text:p text:style-name="P1"><text:span text:style-name="T11">spent in a way “that did not meet [the SIESP’s] objectives”. The lack of physical </text:span></text:p>
          </draw:text-box>
        </draw:frame>
        <draw:frame draw:style-name="gr4" draw:text-style-name="P5" draw:layer="layout" svg:width="7.258cm" svg:height="0.395cm" svg:x="4.7cm" svg:y="4.043cm">
          <draw:text-box>
            <text:p text:style-name="P1"><text:span text:style-name="T11">monitoring made it difficult to be more precise. </text:span></text:p>
          </draw:text-box>
        </draw:frame>
        <draw:frame draw:style-name="gr4" draw:text-style-name="P5" draw:layer="layout" svg:width="13.477cm" svg:height="0.395cm" svg:x="3.45cm" svg:y="4.737cm">
          <draw:text-box>
            <text:p text:style-name="P1"><text:span text:style-name="T11">The IAD assessed that the incident had soured the relationship between DFID and the </text:span></text:p>
          </draw:text-box>
        </draw:frame>
        <draw:frame draw:style-name="gr4" draw:text-style-name="P5" draw:layer="layout" svg:width="13.638cm" svg:height="0.395cm" svg:x="3.45cm" svg:y="5.231cm">
          <draw:text-box>
            <text:p text:style-name="P1"><text:span text:style-name="T11">PCs and adversely affected DFID’s reputation and credibility with Iraqi interlocutors, the </text:span></text:p>
          </draw:text-box>
        </draw:frame>
        <draw:frame draw:style-name="gr4" draw:text-style-name="P5" draw:layer="layout" svg:width="7.47cm" svg:height="0.395cm" svg:x="3.45cm" svg:y="5.725cm">
          <draw:text-box>
            <text:p text:style-name="P1"><text:span text:style-name="T11">UK military, other donors and “bona fide NGOs”.</text:span></text:p>
          </draw:text-box>
        </draw:frame>
        <draw:frame draw:style-name="gr4" draw:text-style-name="P5" draw:layer="layout" svg:width="8.782cm" svg:height="0.395cm" svg:x="3.45cm" svg:y="6.419cm">
          <draw:text-box>
            <text:p text:style-name="P1"><text:span text:style-name="T11">The IAD report detailed a number of lessons for the IISP.</text:span></text:p>
          </draw:text-box>
        </draw:frame>
        <draw:frame draw:style-name="gr4" draw:text-style-name="P5" draw:layer="layout" svg:width="13.553cm" svg:height="0.395cm" svg:x="3.45cm" svg:y="7.112cm">
          <draw:text-box>
            <text:p text:style-name="P1"><text:span text:style-name="T11">In May 2006, DFID conducted an internal review in order to determine the extent of the </text:span></text:p>
          </draw:text-box>
        </draw:frame>
        <draw:frame draw:style-name="gr4" draw:text-style-name="P5" draw:layer="layout" svg:width="7.067cm" svg:height="0.395cm" svg:x="3.45cm" svg:y="7.606cm">
          <draw:text-box>
            <text:p text:style-name="P1"><text:span text:style-name="T11">loss from the SIESP employment component.</text:span></text:p>
          </draw:text-box>
        </draw:frame>
        <draw:frame draw:style-name="gr7" draw:text-style-name="P8" draw:layer="layout" svg:width="0.404cm" svg:height="0.23cm" svg:x="10.561cm" svg:y="7.622cm">
          <draw:text-box>
            <text:p text:style-name="P1"><text:span text:style-name="T10">185 </text:span></text:p>
          </draw:text-box>
        </draw:frame>
        <draw:frame draw:style-name="gr4" draw:text-style-name="P5" draw:layer="layout" svg:width="4.295cm" svg:height="0.395cm" svg:x="10.958cm" svg:y="7.606cm">
          <draw:text-box>
            <text:p text:style-name="P1"><text:span text:style-name="T11">The review concluded that: </text:span></text:p>
          </draw:text-box>
        </draw:frame>
        <draw:frame draw:style-name="gr10" draw:text-style-name="P9" draw:layer="layout" svg:width="0.493cm" svg:height="0.556cm" svg:x="4.2cm" svg:y="8.243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2.27cm" svg:height="0.395cm" svg:x="4.7cm" svg:y="8.3cm">
          <draw:text-box>
            <text:p text:style-name="P1"><text:span text:style-name="T11">£254,105 had been spent on projects where there was clear evidence of full or </text:span></text:p>
          </draw:text-box>
        </draw:frame>
        <draw:frame draw:style-name="gr4" draw:text-style-name="P5" draw:layer="layout" svg:width="9.387cm" svg:height="0.395cm" svg:x="4.7cm" svg:y="8.794cm">
          <draw:text-box>
            <text:p text:style-name="P1"><text:span text:style-name="T11">partial misuse of money, based on monitoring by DFID staff. </text:span></text:p>
          </draw:text-box>
        </draw:frame>
        <draw:frame draw:style-name="gr10" draw:text-style-name="P9" draw:layer="layout" svg:width="0.493cm" svg:height="0.556cm" svg:x="4.2cm" svg:y="9.331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1.729cm" svg:height="0.395cm" svg:x="4.7cm" svg:y="9.388cm">
          <draw:text-box>
            <text:p text:style-name="P1"><text:span text:style-name="T11">£296,187 had been spent on projects where there was “</text:span><text:span text:style-name="T17">no clear evidence </text:span></text:p>
          </draw:text-box>
        </draw:frame>
        <draw:frame draw:style-name="gr4" draw:text-style-name="P5" draw:layer="layout" svg:width="11.957cm" svg:height="0.395cm" svg:x="4.7cm" svg:y="9.882cm">
          <draw:text-box>
            <text:p text:style-name="P1"><text:span text:style-name="T17">of either good use or misuse of money </text:span><text:span text:style-name="T11">(because there was no monitoring </text:span></text:p>
          </draw:text-box>
        </draw:frame>
        <draw:frame draw:style-name="gr4" draw:text-style-name="P5" draw:layer="layout" svg:width="12.596cm" svg:height="0.395cm" svg:x="4.7cm" svg:y="10.376cm">
          <draw:text-box>
            <text:p text:style-name="P1"><text:span text:style-name="T11">information on file) but where anecdotal evidence from interviews suggested that </text:span></text:p>
          </draw:text-box>
        </draw:frame>
        <draw:frame draw:style-name="gr4" draw:text-style-name="P5" draw:layer="layout" svg:width="10.488cm" svg:height="0.395cm" svg:x="4.7cm" svg:y="10.87cm">
          <draw:text-box>
            <text:p text:style-name="P1"><text:span text:style-name="T11">some percentage of the projects were not successfully completed”. </text:span></text:p>
          </draw:text-box>
        </draw:frame>
        <draw:frame draw:style-name="gr10" draw:text-style-name="P9" draw:layer="layout" svg:width="0.493cm" svg:height="0.556cm" svg:x="4.2cm" svg:y="11.406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2.393cm" svg:height="0.395cm" svg:x="4.7cm" svg:y="11.464cm">
          <draw:text-box>
            <text:p text:style-name="P1"><text:span text:style-name="T11">£1,021,223 had been spent on projects which DFID was “reasonably confident” </text:span></text:p>
          </draw:text-box>
        </draw:frame>
        <draw:frame draw:style-name="gr4" draw:text-style-name="P5" draw:layer="layout" svg:width="12.029cm" svg:height="0.395cm" svg:x="4.7cm" svg:y="11.957cm">
          <draw:text-box>
            <text:p text:style-name="P1"><text:span text:style-name="T11">had been successfully completed, based on information on file (in the form of </text:span></text:p>
          </draw:text-box>
        </draw:frame>
        <draw:frame draw:style-name="gr4" draw:text-style-name="P5" draw:layer="layout" svg:width="8.105cm" svg:height="0.395cm" svg:x="4.7cm" svg:y="12.451cm">
          <draw:text-box>
            <text:p text:style-name="P1"><text:span text:style-name="T11">photographs or visit reports) or anecdotal evidence. </text:span></text:p>
          </draw:text-box>
        </draw:frame>
        <draw:frame draw:style-name="gr4" draw:text-style-name="P5" draw:layer="layout" svg:width="13.159cm" svg:height="0.395cm" svg:x="3.45cm" svg:y="13.145cm">
          <draw:text-box>
            <text:p text:style-name="P1"><text:span text:style-name="T11">The review stated that even those projects where there was evidence of misuse had </text:span></text:p>
          </draw:text-box>
        </draw:frame>
        <draw:frame draw:style-name="gr4" draw:text-style-name="P5" draw:layer="layout" svg:width="11.445cm" svg:height="0.395cm" svg:x="3.45cm" svg:y="13.639cm">
          <draw:text-box>
            <text:p text:style-name="P1"><text:span text:style-name="T11">“</text:span><text:span text:style-name="T11">added economic value to Iraq, though less than was originally intended”. </text:span></text:p>
          </draw:text-box>
        </draw:frame>
        <draw:frame draw:style-name="gr4" draw:text-style-name="P5" draw:layer="layout" svg:width="14.116cm" svg:height="0.395cm" svg:x="3.45cm" svg:y="14.333cm">
          <draw:text-box>
            <text:p text:style-name="P1"><text:span text:style-name="T11">The review set out the methodology it had used to categorise projects, including that in the </text:span></text:p>
          </draw:text-box>
        </draw:frame>
        <draw:frame draw:style-name="gr4" draw:text-style-name="P5" draw:layer="layout" svg:width="14.112cm" svg:height="0.395cm" svg:x="3.45cm" svg:y="14.827cm">
          <draw:text-box>
            <text:p text:style-name="P1"><text:span text:style-name="T11">absence of information to the contrary, the existence of monitoring information on a project </text:span></text:p>
          </draw:text-box>
        </draw:frame>
        <draw:frame draw:style-name="gr4" draw:text-style-name="P5" draw:layer="layout" svg:width="11.44cm" svg:height="0.395cm" svg:x="3.45cm" svg:y="15.321cm">
          <draw:text-box>
            <text:p text:style-name="P1"><text:span text:style-name="T11">was taken as evidence that the project had been successfully completed: </text:span></text:p>
          </draw:text-box>
        </draw:frame>
        <draw:frame draw:style-name="gr4" draw:text-style-name="P5" draw:layer="layout" svg:width="13.431cm" svg:height="0.395cm" svg:x="4.2cm" svg:y="16.015cm">
          <draw:text-box>
            <text:p text:style-name="P1"><text:span text:style-name="T11">“</text:span><text:span text:style-name="T11">For the remaining project … we have no monitoring reports in the file. However, there </text:span></text:p>
          </draw:text-box>
        </draw:frame>
        <draw:frame draw:style-name="gr4" draw:text-style-name="P5" draw:layer="layout" svg:width="12.643cm" svg:height="0.395cm" svg:x="4.2cm" svg:y="16.509cm">
          <draw:text-box>
            <text:p text:style-name="P1"><text:span text:style-name="T11">is a CD [compact disc] in the file which shows a street with sewage and garbage, </text:span></text:p>
          </draw:text-box>
        </draw:frame>
        <draw:frame draw:style-name="gr4" draw:text-style-name="P5" draw:layer="layout" svg:width="13.07cm" svg:height="0.395cm" svg:x="4.2cm" svg:y="17.002cm">
          <draw:text-box>
            <text:p text:style-name="P1"><text:span text:style-name="T11">and provides a commentary (in Arabic) which explains what work needs to be done. </text:span></text:p>
          </draw:text-box>
        </draw:frame>
        <draw:frame draw:style-name="gr4" draw:text-style-name="P5" draw:layer="layout" svg:width="13.202cm" svg:height="0.395cm" svg:x="4.2cm" svg:y="17.496cm">
          <draw:text-box>
            <text:p text:style-name="P1"><text:span text:style-name="T11">Because we have no other information, and no reason to believe that funds were not </text:span></text:p>
          </draw:text-box>
        </draw:frame>
        <draw:frame draw:style-name="gr4" draw:text-style-name="P5" draw:layer="layout" svg:width="13.477cm" svg:height="0.395cm" svg:x="4.2cm" svg:y="17.99cm">
          <draw:text-box>
            <text:p text:style-name="P1"><text:span text:style-name="T11">used according to the purposes intended, we assume that this project was successful.”</text:span></text:p>
          </draw:text-box>
        </draw:frame>
        <draw:frame draw:style-name="gr4" draw:text-style-name="P5" draw:layer="layout" svg:width="14.01cm" svg:height="0.395cm" svg:x="3.45cm" svg:y="18.684cm">
          <draw:text-box>
            <text:p text:style-name="P1"><text:span text:style-name="T11">Dr Nemat Shafik, DFID Permanent Secretary from March 2008, told the Inquiry how DFID </text:span></text:p>
          </draw:text-box>
        </draw:frame>
        <draw:frame draw:style-name="gr4" draw:text-style-name="P5" draw:layer="layout" svg:width="6.526cm" svg:height="0.395cm" svg:x="3.45cm" svg:y="19.178cm">
          <draw:text-box>
            <text:p text:style-name="P1"><text:span text:style-name="T11">had reacted to the fraud within the SIESP:</text:span></text:p>
          </draw:text-box>
        </draw:frame>
        <draw:frame draw:style-name="gr4" draw:text-style-name="P5" draw:layer="layout" svg:width="12.635cm" svg:height="0.395cm" svg:x="4.2cm" svg:y="19.872cm">
          <draw:text-box>
            <text:p text:style-name="P1"><text:span text:style-name="T11">“</text:span><text:span text:style-name="T11">We have a zero tolerance policy on corruption and we act on it immediately. The </text:span></text:p>
          </draw:text-box>
        </draw:frame>
        <draw:frame draw:style-name="gr4" draw:text-style-name="P5" draw:layer="layout" svg:width="13.244cm" svg:height="0.395cm" svg:x="4.2cm" svg:y="20.366cm">
          <draw:text-box>
            <text:p text:style-name="P1"><text:span text:style-name="T11">then Provincial Council was very unhappy with us as a result … But on that, we don’t </text:span></text:p>
          </draw:text-box>
        </draw:frame>
        <draw:frame draw:style-name="gr4" draw:text-style-name="P5" draw:layer="layout" svg:width="2.11cm" svg:height="0.395cm" svg:x="4.2cm" svg:y="20.86cm">
          <draw:text-box>
            <text:p text:style-name="P1"><text:span text:style-name="T11">compromise. </text:span></text:p>
          </draw:text-box>
        </draw:frame>
        <draw:frame draw:style-name="gr4" draw:text-style-name="P5" draw:layer="layout" svg:width="11.742cm" svg:height="0.395cm" svg:x="4.2cm" svg:y="21.554cm">
          <draw:text-box>
            <text:p text:style-name="P1"><text:span text:style-name="T11">“</text:span><text:span text:style-name="T11">That [the SIESP] is … the only case that we are aware of, where we had a </text:span></text:p>
          </draw:text-box>
        </draw:frame>
        <draw:frame draw:style-name="gr4" draw:text-style-name="P5" draw:layer="layout" svg:width="12.677cm" svg:height="0.395cm" svg:x="4.2cm" svg:y="22.047cm">
          <draw:text-box>
            <text:p text:style-name="P1"><text:span text:style-name="T11">significant fraud, which, given the scale of the funds that we were disbursing, and </text:span></text:p>
          </draw:text-box>
        </draw:frame>
        <draw:frame draw:style-name="gr4" draw:text-style-name="P5" draw:layer="layout" svg:width="8.536cm" svg:height="0.395cm" svg:x="4.2cm" svg:y="22.541cm">
          <draw:text-box>
            <text:p text:style-name="P1"><text:span text:style-name="T11">given the context, is, I think, a pretty good track record.</text:span></text:p>
          </draw:text-box>
        </draw:frame>
        <draw:frame draw:style-name="gr4" draw:text-style-name="P5" draw:layer="layout" svg:width="13.185cm" svg:height="0.395cm" svg:x="4.2cm" svg:y="23.235cm">
          <draw:text-box>
            <text:p text:style-name="P1"><text:span text:style-name="T11">“</text:span><text:span text:style-name="T11">In the case of the Iraq portfolio … we actually had a higher level of scrutiny than our </text:span></text:p>
          </draw:text-box>
        </draw:frame>
        <draw:frame draw:style-name="gr4" draw:text-style-name="P5" draw:layer="layout" svg:width="13.18cm" svg:height="0.395cm" svg:x="4.2cm" svg:y="23.729cm">
          <draw:text-box>
            <text:p text:style-name="P1"><text:span text:style-name="T11">normal portfolio because of the risks involved. So we would get monthly reporting on </text:span></text:p>
          </draw:text-box>
        </draw:frame>
        <draw:frame draw:style-name="gr4" draw:text-style-name="P5" draw:layer="layout" svg:width="7.956cm" svg:height="0.395cm" svg:x="4.2cm" svg:y="24.223cm">
          <draw:text-box>
            <text:p text:style-name="P1"><text:span text:style-name="T11">risks, security risk, staff risk, risks to our money …” 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5.561cm" svg:y2="26.714cm">
          <text:p/>
        </draw:line>
        <draw:frame draw:style-name="gr7" draw:text-style-name="P8" draw:layer="layout" svg:width="0.345cm" svg:height="0.23cm" svg:x="12.162cm" svg:y="24.239cm">
          <draw:text-box>
            <text:p text:style-name="P1"><text:span text:style-name="T10">186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85 </text:span></text:p>
          </draw:text-box>
        </draw:frame>
        <draw:frame draw:style-name="gr4" draw:text-style-name="P5" draw:layer="layout" svg:width="12.922cm" svg:height="0.395cm" svg:x="2.646cm" svg:y="26.357cm">
          <draw:text-box>
            <text:p text:style-name="P1"><text:span text:style-name="T5">Minute Hendrie to Dinham, 19 May 2006, ‘SIESP Employment Generation Project’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86 </text:span></text:p>
          </draw:text-box>
        </draw:frame>
        <draw:frame draw:style-name="gr4" draw:text-style-name="P5" draw:layer="layout" svg:width="7.275cm" svg:height="0.395cm" svg:x="2.646cm" svg:y="26.781cm">
          <draw:text-box>
            <text:p text:style-name="P1"><text:span text:style-name="T11">Public hearing, 13 January 2010, pages 54-55.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0</text:span></text:p>
          </draw:text-box>
        </draw:frame>
        <draw:frame draw:style-name="gr1" draw:text-style-name="P2" draw:layer="layout" svg:width="16.516cm" svg:height="0.475cm" svg:x="2.2cm" svg:y="2.525cm">
          <draw:text-box>
            <text:p text:style-name="P1"><text:span text:style-name="T6">318. </text:span><text:span text:style-name="T3"><text:s/>A draft Cabinet Office paper entitled ‘Funding for Iraq 2005/06’ was circulated with </text:span></text:p>
          </draw:text-box>
        </draw:frame>
        <draw:frame draw:style-name="gr1" draw:text-style-name="P2" draw:layer="layout" svg:width="8.282cm" svg:height="0.475cm" svg:x="2.2cm" svg:y="3.09cm">
          <draw:text-box>
            <text:p text:style-name="P1"><text:span text:style-name="T3">the record of the 3 June meeting of the ISG.</text:span></text:p>
          </draw:text-box>
        </draw:frame>
        <draw:frame draw:style-name="gr5" draw:text-style-name="P6" draw:layer="layout" svg:width="0.408cm" svg:height="0.276cm" svg:x="10.436cm" svg:y="3.108cm">
          <draw:text-box>
            <text:p text:style-name="P1"><text:span text:style-name="T8">187</text:span></text:p>
          </draw:text-box>
        </draw:frame>
        <draw:frame draw:style-name="gr1" draw:text-style-name="P2" draw:layer="layout" svg:width="5.375cm" svg:height="0.475cm" svg:x="10.848cm" svg:y="3.09cm">
          <draw:text-box>
            <text:p text:style-name="P1"><text:span text:style-name="T3"><text:s/></text:span><text:span text:style-name="T3">The draft paper stated that: </text:span></text:p>
          </draw:text-box>
        </draw:frame>
        <draw:frame draw:style-name="gr1" draw:text-style-name="P2" draw:layer="layout" svg:width="14.717cm" svg:height="0.475cm" svg:x="2.95cm" svg:y="4.004cm">
          <draw:text-box>
            <text:p text:style-name="P1"><text:span text:style-name="T3">“</text:span><text:span text:style-name="T3">The UK now has a realistic prospect of reducing troop numbers over the next </text:span></text:p>
          </draw:text-box>
        </draw:frame>
        <draw:frame draw:style-name="gr1" draw:text-style-name="P2" draw:layer="layout" svg:width="14.632cm" svg:height="0.475cm" svg:x="2.95cm" svg:y="4.568cm">
          <draw:text-box>
            <text:p text:style-name="P1"><text:span text:style-name="T3">nine months – and should benefit from a reduction in costs in Iraq as a result. </text:span></text:p>
          </draw:text-box>
        </draw:frame>
        <draw:frame draw:style-name="gr1" draw:text-style-name="P2" draw:layer="layout" svg:width="15.263cm" svg:height="0.475cm" svg:x="2.95cm" svg:y="5.133cm">
          <draw:text-box>
            <text:p text:style-name="P1"><text:span text:style-name="T3">Both to ensure Iraqi capacity and consent during this process, and to meet Iraq’s </text:span></text:p>
          </draw:text-box>
        </draw:frame>
        <draw:frame draw:style-name="gr1" draw:text-style-name="P2" draw:layer="layout" svg:width="15.39cm" svg:height="0.475cm" svg:x="2.95cm" svg:y="5.697cm">
          <draw:text-box>
            <text:p text:style-name="P1"><text:span text:style-name="T3">development needs, reconstruction on the ground needs to continue … However, </text:span></text:p>
          </draw:text-box>
        </draw:frame>
        <draw:frame draw:style-name="gr1" draw:text-style-name="P2" draw:layer="layout" svg:width="15.856cm" svg:height="0.475cm" svg:x="2.95cm" svg:y="6.262cm">
          <draw:text-box>
            <text:p text:style-name="P1"><text:span text:style-name="T3">[the UK’s] resources for Iraq are already overstretched. Ministers will therefore need </text:span></text:p>
          </draw:text-box>
        </draw:frame>
        <draw:frame draw:style-name="gr1" draw:text-style-name="P2" draw:layer="layout" svg:width="15.14cm" svg:height="0.475cm" svg:x="2.95cm" svg:y="6.826cm">
          <draw:text-box>
            <text:p text:style-name="P1"><text:span text:style-name="T3">either to agree a strict prioritisation of assistance, or consider whether additional </text:span></text:p>
          </draw:text-box>
        </draw:frame>
        <draw:frame draw:style-name="gr1" draw:text-style-name="P2" draw:layer="layout" svg:width="6.36cm" svg:height="0.475cm" svg:x="2.95cm" svg:y="7.391cm">
          <draw:text-box>
            <text:p text:style-name="P1"><text:span text:style-name="T3">funds should be made available.” </text:span></text:p>
          </draw:text-box>
        </draw:frame>
        <draw:frame draw:style-name="gr1" draw:text-style-name="P2" draw:layer="layout" svg:width="15.517cm" svg:height="0.475cm" svg:x="2.2cm" svg:y="8.305cm">
          <draw:text-box>
            <text:p text:style-name="P1"><text:span text:style-name="T6">319. </text:span><text:span text:style-name="T3"><text:s/>The Cabinet Office draft paper set out the funding currently available for Iraq </text:span></text:p>
          </draw:text-box>
        </draw:frame>
        <draw:frame draw:style-name="gr1" draw:text-style-name="P2" draw:layer="layout" svg:width="2.275cm" svg:height="0.475cm" svg:x="2.2cm" svg:y="8.87cm">
          <draw:text-box>
            <text:p text:style-name="P1"><text:span text:style-name="T3">for 2005/06:</text:span></text:p>
          </draw:text-box>
        </draw:frame>
        <draw:frame draw:style-name="gr3" draw:text-style-name="P4" draw:layer="layout" svg:width="0.634cm" svg:height="0.712cm" svg:x="2.95cm" svg:y="9.6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22cm" svg:height="0.475cm" svg:x="3.7cm" svg:y="9.784cm">
          <draw:text-box>
            <text:p text:style-name="P1"><text:span text:style-name="T3">DFID had £65m available and had commitments of £86.6m.</text:span></text:p>
          </draw:text-box>
        </draw:frame>
        <draw:frame draw:style-name="gr3" draw:text-style-name="P4" draw:layer="layout" svg:width="0.634cm" svg:height="0.712cm" svg:x="2.95cm" svg:y="10.2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23cm" svg:height="0.475cm" svg:x="3.7cm" svg:y="10.448cm">
          <draw:text-box>
            <text:p text:style-name="P1"><text:span text:style-name="T3">The GCPP had £23.3m available (an accurate figure for commitments was not </text:span></text:p>
          </draw:text-box>
        </draw:frame>
        <draw:frame draw:style-name="gr1" draw:text-style-name="P2" draw:layer="layout" svg:width="2.741cm" svg:height="0.475cm" svg:x="3.7cm" svg:y="11.013cm">
          <draw:text-box>
            <text:p text:style-name="P1"><text:span text:style-name="T3">yet available). </text:span></text:p>
          </draw:text-box>
        </draw:frame>
        <draw:frame draw:style-name="gr3" draw:text-style-name="P4" draw:layer="layout" svg:width="0.634cm" svg:height="0.712cm" svg:x="2.95cm" svg:y="11.5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72cm" svg:height="0.475cm" svg:x="3.7cm" svg:y="11.677cm">
          <draw:text-box>
            <text:p text:style-name="P1"><text:span text:style-name="T3">The MOD forecast “military operational” costs of £927m (a figure for QIPs was </text:span></text:p>
          </draw:text-box>
        </draw:frame>
        <draw:frame draw:style-name="gr1" draw:text-style-name="P2" draw:layer="layout" svg:width="3.334cm" svg:height="0.475cm" svg:x="3.7cm" svg:y="12.242cm">
          <draw:text-box>
            <text:p text:style-name="P1"><text:span text:style-name="T3">not yet available).</text:span></text:p>
          </draw:text-box>
        </draw:frame>
        <draw:frame draw:style-name="gr1" draw:text-style-name="P2" draw:layer="layout" svg:width="14.827cm" svg:height="0.475cm" svg:x="2.2cm" svg:y="13.156cm">
          <draw:text-box>
            <text:p text:style-name="P1"><text:span text:style-name="T6">320. </text:span><text:span text:style-name="T3"><text:s/>An Annex to the draft paper advised that DFID would need to manage its </text:span></text:p>
          </draw:text-box>
        </draw:frame>
        <draw:frame draw:style-name="gr1" draw:text-style-name="P2" draw:layer="layout" svg:width="16.504cm" svg:height="0.475cm" svg:x="2.2cm" svg:y="13.721cm">
          <draw:text-box>
            <text:p text:style-name="P1"><text:span text:style-name="T3">programme very carefully in order to come within the £65m budget. Some (unspecified) </text:span></text:p>
          </draw:text-box>
        </draw:frame>
        <draw:frame draw:style-name="gr1" draw:text-style-name="P2" draw:layer="layout" svg:width="15.949cm" svg:height="0.475cm" svg:x="2.2cm" svg:y="14.285cm">
          <draw:text-box>
            <text:p text:style-name="P1"><text:span text:style-name="T3">spending could be delayed, and DFID was urgently seeking co-financing for projects </text:span></text:p>
          </draw:text-box>
        </draw:frame>
        <draw:frame draw:style-name="gr1" draw:text-style-name="P2" draw:layer="layout" svg:width="16.144cm" svg:height="0.475cm" svg:x="2.2cm" svg:y="14.85cm">
          <draw:text-box>
            <text:p text:style-name="P1"><text:span text:style-name="T3">from other donors, including the World Bank. An improvement in the security situation </text:span></text:p>
          </draw:text-box>
        </draw:frame>
        <draw:frame draw:style-name="gr1" draw:text-style-name="P2" draw:layer="layout" svg:width="16.317cm" svg:height="0.475cm" svg:x="2.2cm" svg:y="15.414cm">
          <draw:text-box>
            <text:p text:style-name="P1"><text:span text:style-name="T3">would help: £28m of the £86.6m was expected to be spent on security and life support.</text:span></text:p>
          </draw:text-box>
        </draw:frame>
        <draw:frame draw:style-name="gr1" draw:text-style-name="P2" draw:layer="layout" svg:width="12.067cm" svg:height="0.475cm" svg:x="2.2cm" svg:y="16.328cm">
          <draw:text-box>
            <text:p text:style-name="P1"><text:span text:style-name="T6">321. </text:span><text:span text:style-name="T3"><text:s/>Of the £86.6m committed to existing high-priority activities:</text:span></text:p>
          </draw:text-box>
        </draw:frame>
        <draw:frame draw:style-name="gr3" draw:text-style-name="P4" draw:layer="layout" svg:width="0.634cm" svg:height="0.712cm" svg:x="2.95cm" svg:y="17.0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164cm" svg:height="0.475cm" svg:x="3.7cm" svg:y="17.243cm">
          <draw:text-box>
            <text:p text:style-name="P1"><text:span text:style-name="T3">£63.8m (74 percent ) was committed to projects in southern Iraq.</text:span></text:p>
          </draw:text-box>
        </draw:frame>
        <draw:frame draw:style-name="gr3" draw:text-style-name="P4" draw:layer="layout" svg:width="0.634cm" svg:height="0.712cm" svg:x="2.95cm" svg:y="17.7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25cm" svg:height="0.475cm" svg:x="3.7cm" svg:y="17.907cm">
          <draw:text-box>
            <text:p text:style-name="P1"><text:span text:style-name="T3">£14.6m (17 percent) was committed to projects supporting central Government.</text:span></text:p>
          </draw:text-box>
        </draw:frame>
        <draw:frame draw:style-name="gr3" draw:text-style-name="P4" draw:layer="layout" svg:width="0.634cm" svg:height="0.712cm" svg:x="2.95cm" svg:y="18.4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44cm" svg:height="0.475cm" svg:x="3.7cm" svg:y="18.572cm">
          <draw:text-box>
            <text:p text:style-name="P1"><text:span text:style-name="T3">£7.2m (8 percent) was committed to projects supporting political participation </text:span></text:p>
          </draw:text-box>
        </draw:frame>
        <draw:frame draw:style-name="gr1" draw:text-style-name="P2" draw:layer="layout" svg:width="9.675cm" svg:height="0.475cm" svg:x="3.7cm" svg:y="19.136cm">
          <draw:text-box>
            <text:p text:style-name="P1"><text:span text:style-name="T3">(“elections, media, support to civil society groups”). </text:span></text:p>
          </draw:text-box>
        </draw:frame>
        <draw:frame draw:style-name="gr3" draw:text-style-name="P4" draw:layer="layout" svg:width="0.634cm" svg:height="0.712cm" svg:x="2.95cm" svg:y="19.6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298cm" svg:height="0.475cm" svg:x="3.7cm" svg:y="19.801cm">
          <draw:text-box>
            <text:p text:style-name="P1"><text:span text:style-name="T3">£1m was committed to multilateral organisations. </text:span></text:p>
          </draw:text-box>
        </draw:frame>
        <draw:frame draw:style-name="gr1" draw:text-style-name="P2" draw:layer="layout" svg:width="16.44cm" svg:height="0.475cm" svg:x="2.2cm" svg:y="20.715cm">
          <draw:text-box>
            <text:p text:style-name="P1"><text:span text:style-name="T6">322. </text:span><text:span text:style-name="T3"><text:s/>Ms Aldred told the 10 June meeting of the Iraq Senior Officials Group (ISOG) that </text:span></text:p>
          </draw:text-box>
        </draw:frame>
        <draw:frame draw:style-name="gr1" draw:text-style-name="P2" draw:layer="layout" svg:width="16.195cm" svg:height="0.475cm" svg:x="2.2cm" svg:y="21.28cm">
          <draw:text-box>
            <text:p text:style-name="P1"><text:span text:style-name="T3">Ministers needed to consider funding for Iraq “in the round”, and alongside funding for </text:span></text:p>
          </draw:text-box>
        </draw:frame>
        <draw:frame draw:style-name="gr1" draw:text-style-name="P2" draw:layer="layout" svg:width="2.368cm" svg:height="0.475cm" svg:x="2.2cm" svg:y="21.844cm">
          <draw:text-box>
            <text:p text:style-name="P1"><text:span text:style-name="T3">Afghanistan.</text:span></text:p>
          </draw:text-box>
        </draw:frame>
        <draw:frame draw:style-name="gr5" draw:text-style-name="P6" draw:layer="layout" svg:width="0.408cm" svg:height="0.276cm" svg:x="4.554cm" svg:y="21.863cm">
          <draw:text-box>
            <text:p text:style-name="P1"><text:span text:style-name="T8">188</text:span></text:p>
          </draw:text-box>
        </draw:frame>
        <draw:frame draw:style-name="gr1" draw:text-style-name="P2" draw:layer="layout" svg:width="13.617cm" svg:height="0.475cm" svg:x="4.965cm" svg:y="21.844cm">
          <draw:text-box>
            <text:p text:style-name="P1"><text:span text:style-name="T3"><text:s/></text:span><text:span text:style-name="T3">A Treasury official agreed, and said that any submission to Ministers on </text:span></text:p>
          </draw:text-box>
        </draw:frame>
        <draw:frame draw:style-name="gr1" draw:text-style-name="P2" draw:layer="layout" svg:width="13.964cm" svg:height="0.475cm" svg:x="2.2cm" svg:y="22.408cm">
          <draw:text-box>
            <text:p text:style-name="P1"><text:span text:style-name="T3">funding needed to make the link between activity and the UK’s objectives. </text:span></text:p>
          </draw:text-box>
        </draw:frame>
        <draw:frame draw:style-name="gr1" draw:text-style-name="P2" draw:layer="layout" svg:width="16.457cm" svg:height="0.475cm" svg:x="2.2cm" svg:y="23.323cm">
          <draw:text-box>
            <text:p text:style-name="P1"><text:span text:style-name="T6">323. </text:span><text:span text:style-name="T3"><text:s/>The ISOG agreed that officials would finalise the draft paper “to coincide with” th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4.667cm" svg:height="0.475cm" svg:x="2.2cm" svg:y="23.887cm">
          <draw:text-box>
            <text:p text:style-name="P1"><text:span text:style-name="T3">14 July meeting of DOP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87 </text:span></text:p>
          </draw:text-box>
        </draw:frame>
        <draw:frame draw:style-name="gr4" draw:text-style-name="P5" draw:layer="layout" svg:width="15.746cm" svg:height="0.395cm" svg:x="2.646cm" svg:y="25.934cm">
          <draw:text-box>
            <text:p text:style-name="P1"><text:span text:style-name="T11">Minute Cabinet Office [junior official] to Sheinwald, 7 June 2005, ‘Iraq: Strategy Group’ attaching draft </text:span></text:p>
          </draw:text-box>
        </draw:frame>
        <draw:frame draw:style-name="gr4" draw:text-style-name="P5" draw:layer="layout" svg:width="6.949cm" svg:height="0.395cm" svg:x="2.2cm" svg:y="26.357cm">
          <draw:text-box>
            <text:p text:style-name="P1"><text:span text:style-name="T11">Paper, [undated], ‘Funding for Iraq 2005/06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88 </text:span></text:p>
          </draw:text-box>
        </draw:frame>
        <draw:frame draw:style-name="gr4" draw:text-style-name="P5" draw:layer="layout" svg:width="13.079cm" svg:height="0.395cm" svg:x="2.646cm" svg:y="26.781cm">
          <draw:text-box>
            <text:p text:style-name="P1"><text:span text:style-name="T11">Letter Cabinet Office [junior official] to Asquith, 13 June 2005, ‘Iraq: Senior Officials’. 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1</text:span></text:p>
          </draw:text-box>
        </draw:frame>
        <draw:frame draw:style-name="gr1" draw:text-style-name="P2" draw:layer="layout" svg:width="15.695cm" svg:height="0.475cm" svg:x="2.2cm" svg:y="2.525cm">
          <draw:text-box>
            <text:p text:style-name="P1"><text:span text:style-name="T6">324. </text:span><text:span text:style-name="T3"><text:s/>A DFID official briefed the ISOG on the impact of the US reconstruction effort. </text:span></text:p>
          </draw:text-box>
        </draw:frame>
        <draw:frame draw:style-name="gr1" draw:text-style-name="P2" draw:layer="layout" svg:width="16.08cm" svg:height="0.475cm" svg:x="2.2cm" svg:y="3.09cm">
          <draw:text-box>
            <text:p text:style-name="P1"><text:span text:style-name="T3">He advised that “the US was well aware of its failings … and there was little we could </text:span></text:p>
          </draw:text-box>
        </draw:frame>
        <draw:frame draw:style-name="gr1" draw:text-style-name="P2" draw:layer="layout" svg:width="16.173cm" svg:height="0.475cm" svg:x="2.2cm" svg:y="3.654cm">
          <draw:text-box>
            <text:p text:style-name="P1"><text:span text:style-name="T3">tell them that they didn’t already realise and were actively trying to change”. The most </text:span></text:p>
          </draw:text-box>
        </draw:frame>
        <draw:frame draw:style-name="gr1" draw:text-style-name="P2" draw:layer="layout" svg:width="15.272cm" svg:height="0.475cm" svg:x="2.2cm" svg:y="4.218cm">
          <draw:text-box>
            <text:p text:style-name="P1"><text:span text:style-name="T3">significant impact DFID could have on the US was by working jointly with them in </text:span></text:p>
          </draw:text-box>
        </draw:frame>
        <draw:frame draw:style-name="gr1" draw:text-style-name="P2" draw:layer="layout" svg:width="2.064cm" svg:height="0.475cm" svg:x="2.2cm" svg:y="4.783cm">
          <draw:text-box>
            <text:p text:style-name="P1"><text:span text:style-name="T3">the South. </text:span></text:p>
          </draw:text-box>
        </draw:frame>
        <draw:frame draw:style-name="gr1" draw:text-style-name="P2" draw:layer="layout" svg:width="16.461cm" svg:height="0.475cm" svg:x="2.2cm" svg:y="5.697cm">
          <draw:text-box>
            <text:p text:style-name="P1"><text:span text:style-name="T6">325. </text:span><text:span text:style-name="T3"><text:s/>The Cabinet Office paper on funding for Iraq was finalised for the 21 July meeting </text:span></text:p>
          </draw:text-box>
        </draw:frame>
        <draw:frame draw:style-name="gr1" draw:text-style-name="P2" draw:layer="layout" svg:width="14.929cm" svg:height="0.475cm" svg:x="2.2cm" svg:y="6.262cm">
          <draw:text-box>
            <text:p text:style-name="P1"><text:span text:style-name="T3">of DOP, chaired by Mr Blair, which considered whether or not the UK Provincial </text:span></text:p>
          </draw:text-box>
        </draw:frame>
        <draw:frame draw:style-name="gr1" draw:text-style-name="P2" draw:layer="layout" svg:width="15.703cm" svg:height="0.475cm" svg:x="2.2cm" svg:y="6.826cm">
          <draw:text-box>
            <text:p text:style-name="P1"><text:span text:style-name="T3">Reconstruction Team (PRT) in Afghanistan should move from the north to Helmand </text:span></text:p>
          </draw:text-box>
        </draw:frame>
        <draw:frame draw:style-name="gr1" draw:text-style-name="P2" draw:layer="layout" svg:width="15.009cm" svg:height="0.475cm" svg:x="2.2cm" svg:y="7.391cm">
          <draw:text-box>
            <text:p text:style-name="P1"><text:span text:style-name="T3">and what, if any, additional force package should be deployed to support it (see </text:span></text:p>
          </draw:text-box>
        </draw:frame>
        <draw:frame draw:style-name="gr1" draw:text-style-name="P2" draw:layer="layout" svg:width="2.39cm" svg:height="0.475cm" svg:x="2.2cm" svg:y="7.955cm">
          <draw:text-box>
            <text:p text:style-name="P1"><text:span text:style-name="T3">Section 9.4).</text:span></text:p>
          </draw:text-box>
        </draw:frame>
        <draw:frame draw:style-name="gr5" draw:text-style-name="P6" draw:layer="layout" svg:width="0.408cm" svg:height="0.276cm" svg:x="4.577cm" svg:y="7.974cm">
          <draw:text-box>
            <text:p text:style-name="P1"><text:span text:style-name="T8">189</text:span></text:p>
          </draw:text-box>
        </draw:frame>
        <draw:frame draw:style-name="gr1" draw:text-style-name="P2" draw:layer="layout" svg:width="0.422cm" svg:height="0.475cm" svg:x="4.988cm" svg:y="7.95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31cm" svg:height="0.475cm" svg:x="2.2cm" svg:y="8.87cm">
          <draw:text-box>
            <text:p text:style-name="P1"><text:span text:style-name="T6">326. </text:span><text:span text:style-name="T3"><text:s/>The Cabinet Office paper, which was presented as an appendix to the main MOD </text:span></text:p>
          </draw:text-box>
        </draw:frame>
        <draw:frame draw:style-name="gr1" draw:text-style-name="P2" draw:layer="layout" svg:width="16.635cm" svg:height="0.475cm" svg:x="2.2cm" svg:y="9.434cm">
          <draw:text-box>
            <text:p text:style-name="P1"><text:span text:style-name="T3">paper, set out the estimates of financial pressures associated with the Iraq campaign for </text:span></text:p>
          </draw:text-box>
        </draw:frame>
        <draw:frame draw:style-name="gr1" draw:text-style-name="P2" draw:layer="layout" svg:width="5.929cm" svg:height="0.475cm" svg:x="2.2cm" svg:y="9.998cm">
          <draw:text-box>
            <text:p text:style-name="P1"><text:span text:style-name="T3">2005/06, 2006/07 and 2007/08.</text:span></text:p>
          </draw:text-box>
        </draw:frame>
        <draw:frame draw:style-name="gr1" draw:text-style-name="P2" draw:layer="layout" svg:width="16.364cm" svg:height="0.475cm" svg:x="2.2cm" svg:y="10.913cm">
          <draw:text-box>
            <text:p text:style-name="P1"><text:span text:style-name="T6">327. </text:span><text:span text:style-name="T3"><text:s/>On 17 June, a junior DFID official invited Mr Benn to endorse the “annual review” </text:span></text:p>
          </draw:text-box>
        </draw:frame>
        <draw:frame draw:style-name="gr1" draw:text-style-name="P2" draw:layer="layout" svg:width="9.54cm" svg:height="0.475cm" svg:x="2.2cm" svg:y="11.477cm">
          <draw:text-box>
            <text:p text:style-name="P1"><text:span text:style-name="T3">of DFID’s Interim Country Assistance Plan (I-CAP).</text:span></text:p>
          </draw:text-box>
        </draw:frame>
        <draw:frame draw:style-name="gr5" draw:text-style-name="P6" draw:layer="layout" svg:width="0.408cm" svg:height="0.276cm" svg:x="11.72cm" svg:y="11.496cm">
          <draw:text-box>
            <text:p text:style-name="P1"><text:span text:style-name="T8">190</text:span></text:p>
          </draw:text-box>
        </draw:frame>
        <draw:frame draw:style-name="gr1" draw:text-style-name="P2" draw:layer="layout" svg:width="0.422cm" svg:height="0.475cm" svg:x="12.132cm" svg:y="11.47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064cm" svg:height="0.475cm" svg:x="2.2cm" svg:y="12.392cm">
          <draw:text-box>
            <text:p text:style-name="P1"><text:span text:style-name="T6">328. </text:span><text:span text:style-name="T3"><text:s/>In his covering minute, the official advised that the I-CAP (which had been </text:span></text:p>
          </draw:text-box>
        </draw:frame>
        <draw:frame draw:style-name="gr1" draw:text-style-name="P2" draw:layer="layout" svg:width="16.123cm" svg:height="0.475cm" svg:x="2.2cm" svg:y="12.956cm">
          <draw:text-box>
            <text:p text:style-name="P1"><text:span text:style-name="T3">published in February 2004) had been expected to remain in place for two years, and </text:span></text:p>
          </draw:text-box>
        </draw:frame>
        <draw:frame draw:style-name="gr1" draw:text-style-name="P2" draw:layer="layout" svg:width="14.078cm" svg:height="0.475cm" svg:x="2.2cm" svg:y="13.521cm">
          <draw:text-box>
            <text:p text:style-name="P1"><text:span text:style-name="T3">contained a commitment to undertake a “substantial review” after one year.</text:span></text:p>
          </draw:text-box>
        </draw:frame>
        <draw:frame draw:style-name="gr1" draw:text-style-name="P2" draw:layer="layout" svg:width="15.221cm" svg:height="0.475cm" svg:x="2.2cm" svg:y="14.435cm">
          <draw:text-box>
            <text:p text:style-name="P1"><text:span text:style-name="T6">329. </text:span><text:span text:style-name="T3"><text:s/>However, events had “pre-empted a pro-active review”. Those events were:</text:span></text:p>
          </draw:text-box>
        </draw:frame>
        <draw:frame draw:style-name="gr3" draw:text-style-name="P4" draw:layer="layout" svg:width="0.634cm" svg:height="0.712cm" svg:x="2.95cm" svg:y="15.1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22cm" svg:height="0.475cm" svg:x="3.7cm" svg:y="15.35cm">
          <draw:text-box>
            <text:p text:style-name="P1"><text:span text:style-name="T3">the exchange between Mr Blair and Mr Benn in October 2004 on the need to </text:span></text:p>
          </draw:text-box>
        </draw:frame>
        <draw:frame draw:style-name="gr1" draw:text-style-name="P2" draw:layer="layout" svg:width="15.204cm" svg:height="0.475cm" svg:x="3.7cm" svg:y="15.914cm">
          <draw:text-box>
            <text:p text:style-name="P1"><text:span text:style-name="T3">accelerate the pace of reconstruction and increase the impact of DFID’s bilateral </text:span></text:p>
          </draw:text-box>
        </draw:frame>
        <draw:frame draw:style-name="gr1" draw:text-style-name="P2" draw:layer="layout" svg:width="5.476cm" svg:height="0.475cm" svg:x="3.7cm" svg:y="16.478cm">
          <draw:text-box>
            <text:p text:style-name="P1"><text:span text:style-name="T3">programme in the short term;</text:span></text:p>
          </draw:text-box>
        </draw:frame>
        <draw:frame draw:style-name="gr3" draw:text-style-name="P4" draw:layer="layout" svg:width="0.634cm" svg:height="0.712cm" svg:x="2.95cm" svg:y="16.9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7cm" svg:height="0.475cm" svg:x="3.7cm" svg:y="17.143cm">
          <draw:text-box>
            <text:p text:style-name="P1"><text:span text:style-name="T3">Mr Chakrabarti’s and Mr Drummond’s visit to Iraq in December 2004 to review </text:span></text:p>
          </draw:text-box>
        </draw:frame>
        <draw:frame draw:style-name="gr1" draw:text-style-name="P2" draw:layer="layout" svg:width="9.273cm" svg:height="0.475cm" svg:x="3.7cm" svg:y="17.707cm">
          <draw:text-box>
            <text:p text:style-name="P1"><text:span text:style-name="T3">DFID programmes and assess priorities for 2005;</text:span></text:p>
          </draw:text-box>
        </draw:frame>
        <draw:frame draw:style-name="gr3" draw:text-style-name="P4" draw:layer="layout" svg:width="0.634cm" svg:height="0.712cm" svg:x="2.95cm" svg:y="18.2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635cm" svg:height="0.475cm" svg:x="3.7cm" svg:y="18.372cm">
          <draw:text-box>
            <text:p text:style-name="P1"><text:span text:style-name="T3">Mr Benn’s agreement in December 2004 to priorities for 2005;</text:span></text:p>
          </draw:text-box>
        </draw:frame>
        <draw:frame draw:style-name="gr3" draw:text-style-name="P4" draw:layer="layout" svg:width="0.634cm" svg:height="0.712cm" svg:x="2.95cm" svg:y="18.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5cm" svg:height="0.475cm" svg:x="3.7cm" svg:y="19.036cm">
          <draw:text-box>
            <text:p text:style-name="P1"><text:span text:style-name="T3">the agreement in February 2005 of the 2005 UK Iraq Strategy. That Strategy </text:span></text:p>
          </draw:text-box>
        </draw:frame>
        <draw:frame draw:style-name="gr1" draw:text-style-name="P2" draw:layer="layout" svg:width="14.548cm" svg:height="0.475cm" svg:x="3.7cm" svg:y="19.601cm">
          <draw:text-box>
            <text:p text:style-name="P1"><text:span text:style-name="T3">included “most of the items that we suggested”, and was in line with priorities </text:span></text:p>
          </draw:text-box>
        </draw:frame>
        <draw:frame draw:style-name="gr1" draw:text-style-name="P2" draw:layer="layout" svg:width="4.566cm" svg:height="0.475cm" svg:x="3.7cm" svg:y="20.165cm">
          <draw:text-box>
            <text:p text:style-name="P1"><text:span text:style-name="T3">agreed by Mr Benn; and</text:span></text:p>
          </draw:text-box>
        </draw:frame>
        <draw:frame draw:style-name="gr3" draw:text-style-name="P4" draw:layer="layout" svg:width="0.634cm" svg:height="0.712cm" svg:x="2.95cm" svg:y="20.6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22cm" svg:height="0.475cm" svg:x="3.7cm" svg:y="20.83cm">
          <draw:text-box>
            <text:p text:style-name="P1"><text:span text:style-name="T3">subsequently, “unexpected and significant funding constraints” arising from a </text:span></text:p>
          </draw:text-box>
        </draw:frame>
        <draw:frame draw:style-name="gr1" draw:text-style-name="P2" draw:layer="layout" svg:width="14.874cm" svg:height="0.475cm" svg:x="3.7cm" svg:y="21.394cm">
          <draw:text-box>
            <text:p text:style-name="P1"><text:span text:style-name="T3">smaller than expected budget for 2005/06 and an increase in life support costs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3.969cm" svg:height="0.475cm" svg:x="3.7cm" svg:y="21.958cm">
          <draw:text-box>
            <text:p text:style-name="P1"><text:span text:style-name="T3">levelled by the FCO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89 </text:span></text:p>
          </draw:text-box>
        </draw:frame>
        <draw:line draw:style-name="gr8" draw:text-style-name="P7" draw:layer="layout" svg:x1="2.645cm" svg:y1="26.29cm" svg:x2="17.115cm" svg:y2="26.29cm">
          <text:p/>
        </draw:line>
        <draw:line draw:style-name="gr8" draw:text-style-name="P7" draw:layer="layout" svg:x1="2.199cm" svg:y1="26.714cm" svg:x2="17.579cm" svg:y2="26.714cm">
          <text:p/>
        </draw:line>
        <draw:line draw:style-name="gr8" draw:text-style-name="P7" draw:layer="layout" svg:x1="2.199cm" svg:y1="27.137cm" svg:x2="5.514cm" svg:y2="27.137cm">
          <text:p/>
        </draw:line>
        <draw:frame draw:style-name="gr4" draw:text-style-name="P5" draw:layer="layout" svg:width="13.269cm" svg:height="0.395cm" svg:x="2.646cm" svg:y="25.511cm">
          <draw:text-box>
            <text:p text:style-name="P1"><text:span text:style-name="T11">Paper MOD Officials, 19 July 2005, ‘Afghanistan: Resources and Strategic Planning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90 </text:span></text:p>
          </draw:text-box>
        </draw:frame>
        <draw:frame draw:style-name="gr4" draw:text-style-name="P5" draw:layer="layout" svg:width="14.383cm" svg:height="0.395cm" svg:x="2.646cm" svg:y="25.934cm">
          <draw:text-box>
            <text:p text:style-name="P1"><text:span text:style-name="T5">Minute DFID [junior official] to Private Secretary [DFID], 17 June 2005, ‘Iraq: Interim Country </text:span></text:p>
          </draw:text-box>
        </draw:frame>
        <draw:frame draw:style-name="gr4" draw:text-style-name="P5" draw:layer="layout" svg:width="15.382cm" svg:height="0.395cm" svg:x="2.2cm" svg:y="26.357cm">
          <draw:text-box>
            <text:p text:style-name="P1"><text:span text:style-name="T5">Assistance Plan: Annual Review’ attaching Paper DFID, [undated], ‘DFID: Iraq Country Assistance <text:s/></text:span></text:p>
          </draw:text-box>
        </draw:frame>
        <draw:frame draw:style-name="gr4" draw:text-style-name="P5" draw:layer="layout" svg:width="3.388cm" svg:height="0.395cm" svg:x="2.2cm" svg:y="26.781cm">
          <draw:text-box>
            <text:p text:style-name="P1"><text:span text:style-name="T5">Plan Review 2004/5’.</text:span><text:span text:style-name="T11"> 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2</text:span></text:p>
          </draw:text-box>
        </draw:frame>
        <draw:frame draw:style-name="gr1" draw:text-style-name="P2" draw:layer="layout" svg:width="6.652cm" svg:height="0.475cm" svg:x="2.2cm" svg:y="2.525cm">
          <draw:text-box>
            <text:p text:style-name="P1"><text:span text:style-name="T6">330. </text:span><text:span text:style-name="T3"><text:s/>The official also advised that: </text:span></text:p>
          </draw:text-box>
        </draw:frame>
        <draw:frame draw:style-name="gr1" draw:text-style-name="P2" draw:layer="layout" svg:width="15.793cm" svg:height="0.475cm" svg:x="2.95cm" svg:y="3.44cm">
          <draw:text-box>
            <text:p text:style-name="P1"><text:span text:style-name="T3">“</text:span><text:span text:style-name="T3">A major constraint to DFID’s programme, not highlighted in the I-CAP review, is the </text:span></text:p>
          </draw:text-box>
        </draw:frame>
        <draw:frame draw:style-name="gr1" draw:text-style-name="P2" draw:layer="layout" svg:width="16.017cm" svg:height="0.475cm" svg:x="2.95cm" svg:y="4.004cm">
          <draw:text-box>
            <text:p text:style-name="P1"><text:span text:style-name="T3">limited capacity of Iraqi institutions to drive forward reform and reconstruction. This is </text:span></text:p>
          </draw:text-box>
        </draw:frame>
        <draw:frame draw:style-name="gr1" draw:text-style-name="P2" draw:layer="layout" svg:width="15.915cm" svg:height="0.475cm" svg:x="2.95cm" svg:y="4.568cm">
          <draw:text-box>
            <text:p text:style-name="P1"><text:span text:style-name="T3">exacerbated by the short political horizons inherent in the Transitional Administrative </text:span></text:p>
          </draw:text-box>
        </draw:frame>
        <draw:frame draw:style-name="gr1" draw:text-style-name="P2" draw:layer="layout" svg:width="15.538cm" svg:height="0.475cm" svg:x="2.95cm" svg:y="5.133cm">
          <draw:text-box>
            <text:p text:style-name="P1"><text:span text:style-name="T3">Law (TAL), which militate against far-reaching reform. Corruption is also becoming </text:span></text:p>
          </draw:text-box>
        </draw:frame>
        <draw:frame draw:style-name="gr1" draw:text-style-name="P2" draw:layer="layout" svg:width="15.691cm" svg:height="0.475cm" svg:x="2.95cm" svg:y="5.697cm">
          <draw:text-box>
            <text:p text:style-name="P1"><text:span text:style-name="T3">increasingly apparent and might become the main constraint on reconstruction and </text:span></text:p>
          </draw:text-box>
        </draw:frame>
        <draw:frame draw:style-name="gr1" draw:text-style-name="P2" draw:layer="layout" svg:width="10.137cm" svg:height="0.475cm" svg:x="2.95cm" svg:y="6.262cm">
          <draw:text-box>
            <text:p text:style-name="P1"><text:span text:style-name="T3">development if security were to improve significantly.” </text:span></text:p>
          </draw:text-box>
        </draw:frame>
        <draw:frame draw:style-name="gr1" draw:text-style-name="P2" draw:layer="layout" svg:width="9.781cm" svg:height="0.475cm" svg:x="2.2cm" svg:y="7.176cm">
          <draw:text-box>
            <text:p text:style-name="P1"><text:span text:style-name="T6">331. </text:span><text:span text:style-name="T3"><text:s/>The I-CAP review comprised short reports on: </text:span></text:p>
          </draw:text-box>
        </draw:frame>
        <draw:frame draw:style-name="gr3" draw:text-style-name="P4" draw:layer="layout" svg:width="0.634cm" svg:height="0.712cm" svg:x="2.95cm" svg:y="7.9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368cm" svg:height="0.475cm" svg:x="3.7cm" svg:y="8.091cm">
          <draw:text-box>
            <text:p text:style-name="P1"><text:span text:style-name="T3">political and economic progress in Iraq;</text:span></text:p>
          </draw:text-box>
        </draw:frame>
        <draw:frame draw:style-name="gr3" draw:text-style-name="P4" draw:layer="layout" svg:width="0.634cm" svg:height="0.712cm" svg:x="2.95cm" svg:y="8.5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08cm" svg:height="0.475cm" svg:x="3.7cm" svg:y="8.755cm">
          <draw:text-box>
            <text:p text:style-name="P1"><text:span text:style-name="T3">progress on reconstruction. Deteriorating security – identified as a key risk in the </text:span></text:p>
          </draw:text-box>
        </draw:frame>
        <draw:frame draw:style-name="gr1" draw:text-style-name="P2" draw:layer="layout" svg:width="14.692cm" svg:height="0.475cm" svg:x="3.7cm" svg:y="9.32cm">
          <draw:text-box>
            <text:p text:style-name="P1"><text:span text:style-name="T3">I-CAP – was a major constraint. Projected costs of UK staff working in Iraq for </text:span></text:p>
          </draw:text-box>
        </draw:frame>
        <draw:frame draw:style-name="gr1" draw:text-style-name="P2" draw:layer="layout" svg:width="9.861cm" svg:height="0.475cm" svg:x="3.7cm" svg:y="9.884cm">
          <draw:text-box>
            <text:p text:style-name="P1"><text:span text:style-name="T3">2005/06 were more than £500,000 per person-year; </text:span></text:p>
          </draw:text-box>
        </draw:frame>
        <draw:frame draw:style-name="gr3" draw:text-style-name="P4" draw:layer="layout" svg:width="0.634cm" svg:height="0.712cm" svg:x="2.95cm" svg:y="10.3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438cm" svg:height="0.475cm" svg:x="3.7cm" svg:y="10.548cm">
          <draw:text-box>
            <text:p text:style-name="P1"><text:span text:style-name="T3">the activities of other donors;</text:span></text:p>
          </draw:text-box>
        </draw:frame>
        <draw:frame draw:style-name="gr3" draw:text-style-name="P4" draw:layer="layout" svg:width="0.634cm" svg:height="0.712cm" svg:x="2.95cm" svg:y="11.0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22cm" svg:height="0.475cm" svg:x="3.7cm" svg:y="11.213cm">
          <draw:text-box>
            <text:p text:style-name="P1"><text:span text:style-name="T3">key challenges for reconstruction in 2005/06. Those included the limited <text:s/></text:span></text:p>
          </draw:text-box>
        </draw:frame>
        <draw:frame draw:style-name="gr1" draw:text-style-name="P2" draw:layer="layout" svg:width="14.781cm" svg:height="0.475cm" svg:x="3.7cm" svg:y="11.777cm">
          <draw:text-box>
            <text:p text:style-name="P1"><text:span text:style-name="T3">life-span of the IIG and the ITG, which affected their ability to implement major </text:span></text:p>
          </draw:text-box>
        </draw:frame>
        <draw:frame draw:style-name="gr1" draw:text-style-name="P2" draw:layer="layout" svg:width="2.385cm" svg:height="0.475cm" svg:x="3.7cm" svg:y="12.342cm">
          <draw:text-box>
            <text:p text:style-name="P1"><text:span text:style-name="T3">reforms; and</text:span></text:p>
          </draw:text-box>
        </draw:frame>
        <draw:frame draw:style-name="gr3" draw:text-style-name="P4" draw:layer="layout" svg:width="0.634cm" svg:height="0.712cm" svg:x="2.95cm" svg:y="12.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9cm" svg:height="0.475cm" svg:x="3.7cm" svg:y="13.006cm">
          <draw:text-box>
            <text:p text:style-name="P1"><text:span text:style-name="T3">examples of the impact of DFID projects in 2004/05. </text:span></text:p>
          </draw:text-box>
        </draw:frame>
        <draw:frame draw:style-name="gr1" draw:text-style-name="P2" draw:layer="layout" svg:width="6.602cm" svg:height="0.475cm" svg:x="2.2cm" svg:y="13.921cm">
          <draw:text-box>
            <text:p text:style-name="P1"><text:span text:style-name="T6">332. </text:span><text:span text:style-name="T3"><text:s/>The I-CAP review stated that:</text:span></text:p>
          </draw:text-box>
        </draw:frame>
        <draw:frame draw:style-name="gr1" draw:text-style-name="P2" draw:layer="layout" svg:width="14.43cm" svg:height="0.475cm" svg:x="2.95cm" svg:y="14.835cm">
          <draw:text-box>
            <text:p text:style-name="P1"><text:span text:style-name="T3">“</text:span><text:span text:style-name="T3">DFID’s work programme has evolved to take account of the difficult security </text:span></text:p>
          </draw:text-box>
        </draw:frame>
        <draw:frame draw:style-name="gr1" draw:text-style-name="P2" draw:layer="layout" svg:width="15.67cm" svg:height="0.475cm" svg:x="2.95cm" svg:y="15.4cm">
          <draw:text-box>
            <text:p text:style-name="P1"><text:span text:style-name="T3">situation and the absence of some traditional donors. The objectives and approach </text:span></text:p>
          </draw:text-box>
        </draw:frame>
        <draw:frame draw:style-name="gr1" draw:text-style-name="P2" draw:layer="layout" svg:width="6.957cm" svg:height="0.475cm" svg:x="2.95cm" svg:y="15.964cm">
          <draw:text-box>
            <text:p text:style-name="P1"><text:span text:style-name="T3">set out in our I-CAP remained valid.” </text:span></text:p>
          </draw:text-box>
        </draw:frame>
        <draw:frame draw:style-name="gr1" draw:text-style-name="P2" draw:layer="layout" svg:width="3.52cm" svg:height="0.475cm" svg:x="2.2cm" svg:y="16.878cm">
          <draw:text-box>
            <text:p text:style-name="P1"><text:span text:style-name="T6">333. </text:span><text:span text:style-name="T3"><text:s/>DFID would: </text:span></text:p>
          </draw:text-box>
        </draw:frame>
        <draw:frame draw:style-name="gr3" draw:text-style-name="P4" draw:layer="layout" svg:width="0.634cm" svg:height="0.712cm" svg:x="2.95cm" svg:y="17.6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59cm" svg:height="0.475cm" svg:x="3.7cm" svg:y="17.793cm">
          <draw:text-box>
            <text:p text:style-name="P1"><text:span text:style-name="T3">continue to promote broader and more effective international support; </text:span></text:p>
          </draw:text-box>
        </draw:frame>
        <draw:frame draw:style-name="gr3" draw:text-style-name="P4" draw:layer="layout" svg:width="0.634cm" svg:height="0.712cm" svg:x="2.95cm" svg:y="18.3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37cm" svg:height="0.475cm" svg:x="3.7cm" svg:y="18.457cm">
          <draw:text-box>
            <text:p text:style-name="P1"><text:span text:style-name="T3">continue and deepen work at the national level to build Iraqi capacity and </text:span></text:p>
          </draw:text-box>
        </draw:frame>
        <draw:frame draw:style-name="gr1" draw:text-style-name="P2" draw:layer="layout" svg:width="10.708cm" svg:height="0.475cm" svg:x="3.7cm" svg:y="19.022cm">
          <draw:text-box>
            <text:p text:style-name="P1"><text:span text:style-name="T3">encourage greater Iraqi leadership of reconstruction; and</text:span></text:p>
          </draw:text-box>
        </draw:frame>
        <draw:frame draw:style-name="gr3" draw:text-style-name="P4" draw:layer="layout" svg:width="0.634cm" svg:height="0.712cm" svg:x="2.95cm" svg:y="19.5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03cm" svg:height="0.475cm" svg:x="3.7cm" svg:y="19.686cm">
          <draw:text-box>
            <text:p text:style-name="P1"><text:span text:style-name="T3">“</text:span><text:span text:style-name="T3">expand and accelerate” DFID’s programme in the South, where high levels </text:span></text:p>
          </draw:text-box>
        </draw:frame>
        <draw:frame draw:style-name="gr1" draw:text-style-name="P2" draw:layer="layout" svg:width="3.947cm" svg:height="0.475cm" svg:x="3.7cm" svg:y="20.251cm">
          <draw:text-box>
            <text:p text:style-name="P1"><text:span text:style-name="T3">of poverty persisted. </text:span></text:p>
          </draw:text-box>
        </draw:frame>
        <draw:frame draw:style-name="gr1" draw:text-style-name="P2" draw:layer="layout" svg:width="15.428cm" svg:height="0.475cm" svg:x="2.2cm" svg:y="21.165cm">
          <draw:text-box>
            <text:p text:style-name="P1"><text:span text:style-name="T6">334. </text:span><text:span text:style-name="T3"><text:s/>There are no indications that other government departments or international </text:span></text:p>
          </draw:text-box>
        </draw:frame>
        <draw:frame draw:style-name="gr1" draw:text-style-name="P2" draw:layer="layout" svg:width="10.932cm" svg:height="0.475cm" svg:x="2.2cm" svg:y="21.73cm">
          <draw:text-box>
            <text:p text:style-name="P1"><text:span text:style-name="T3">partners contributed to the production of the I-CAP review.</text:span></text:p>
          </draw:text-box>
        </draw:frame>
        <draw:frame draw:style-name="gr1" draw:text-style-name="P2" draw:layer="layout" svg:width="16.579cm" svg:height="0.475cm" svg:x="2.2cm" svg:y="22.644cm">
          <draw:text-box>
            <text:p text:style-name="P1"><text:span text:style-name="T6">335. </text:span><text:span text:style-name="T3"><text:s/>The I-CAP review submitted to Mr Benn was not the “substantial review” promised </text:span></text:p>
          </draw:text-box>
        </draw:frame>
        <draw:frame draw:style-name="gr1" draw:text-style-name="P2" draw:layer="layout" svg:width="6.627cm" svg:height="0.475cm" svg:x="2.2cm" svg:y="23.208cm">
          <draw:text-box>
            <text:p text:style-name="P1"><text:span text:style-name="T3">in the I-CAP. In particular, it did not:</text:span></text:p>
          </draw:text-box>
        </draw:frame>
        <draw:frame draw:style-name="gr3" draw:text-style-name="P4" draw:layer="layout" svg:width="0.634cm" svg:height="0.712cm" svg:x="2.95cm" svg:y="23.9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52cm" svg:height="0.475cm" svg:x="3.7cm" svg:y="24.123cm">
          <draw:text-box>
            <text:p text:style-name="P1"><text:span text:style-name="T3">provide a comprehensive assessment of the political, economic and social </text:span></text:p>
          </draw:text-box>
        </draw:frame>
        <draw:frame draw:style-name="gr1" draw:text-style-name="P2" draw:layer="layout" svg:width="13.324cm" svg:height="0.475cm" svg:x="3.7cm" svg:y="24.687cm">
          <draw:text-box>
            <text:p text:style-name="P1"><text:span text:style-name="T3">context in Iraq, reflecting the major changes since the I-CAP had been </text:span></text:p>
          </draw:text-box>
        </draw:frame>
        <draw:frame draw:style-name="gr1" draw:text-style-name="P2" draw:layer="layout" svg:width="15.073cm" svg:height="0.475cm" svg:x="3.7cm" svg:y="25.252cm">
          <draw:text-box>
            <text:p text:style-name="P1"><text:span text:style-name="T3">produced, including the existence of a sovereign Iraqi Government (with its own </text:span></text:p>
          </draw:text-box>
        </draw:frame>
        <draw:frame draw:style-name="gr1" draw:text-style-name="P2" draw:layer="layout" svg:width="13.887cm" svg:height="0.475cm" svg:x="3.7cm" svg:y="25.816cm">
          <draw:text-box>
            <text:p text:style-name="P1"><text:span text:style-name="T3">priorities and constraints) and the profound impacts of growing insecurity; 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3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22cm" svg:height="0.475cm" svg:x="3.7cm" svg:y="2.525cm">
          <draw:text-box>
            <text:p text:style-name="P1"><text:span text:style-name="T3">consider the lessons that DFID had identified since the I-CAP was produced, </text:span></text:p>
          </draw:text-box>
        </draw:frame>
        <draw:frame draw:style-name="gr1" draw:text-style-name="P2" draw:layer="layout" svg:width="6.479cm" svg:height="0.475cm" svg:x="3.7cm" svg:y="3.09cm">
          <draw:text-box>
            <text:p text:style-name="P1"><text:span text:style-name="T3">and how it would respond to them;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77cm" svg:height="0.475cm" svg:x="3.7cm" svg:y="3.754cm">
          <draw:text-box>
            <text:p text:style-name="P1"><text:span text:style-name="T3">consider how the reconstruction effort could and should contribute to broader </text:span></text:p>
          </draw:text-box>
        </draw:frame>
        <draw:frame draw:style-name="gr1" draw:text-style-name="P2" draw:layer="layout" svg:width="3.545cm" svg:height="0.475cm" svg:x="3.7cm" svg:y="4.318cm">
          <draw:text-box>
            <text:p text:style-name="P1"><text:span text:style-name="T3">UK objectives; and</text:span></text:p>
          </draw:text-box>
        </draw:frame>
        <draw:frame draw:style-name="gr3" draw:text-style-name="P4" draw:layer="layout" svg:width="0.634cm" svg:height="0.712cm" svg:x="2.95cm" svg:y="4.8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72cm" svg:height="0.475cm" svg:x="3.7cm" svg:y="4.983cm">
          <draw:text-box>
            <text:p text:style-name="P1"><text:span text:style-name="T3">consider whether the level of resources available to achieve DFID’s objectives </text:span></text:p>
          </draw:text-box>
        </draw:frame>
        <draw:frame draw:style-name="gr1" draw:text-style-name="P2" draw:layer="layout" svg:width="14.099cm" svg:height="0.475cm" svg:x="3.7cm" svg:y="5.547cm">
          <draw:text-box>
            <text:p text:style-name="P1"><text:span text:style-name="T3">in Iraq was right, and whether DFID was working in the most effective way. </text:span></text:p>
          </draw:text-box>
        </draw:frame>
        <draw:frame draw:style-name="gr1" draw:text-style-name="P2" draw:layer="layout" svg:width="16.215cm" svg:height="0.475cm" svg:x="2.2cm" svg:y="6.462cm">
          <draw:text-box>
            <text:p text:style-name="P1"><text:span text:style-name="T6">336. </text:span><text:span text:style-name="T3"><text:s/>In the absence of that analysis, the I-CAP review could not (and did not) test the </text:span></text:p>
          </draw:text-box>
        </draw:frame>
        <draw:frame draw:style-name="gr1" draw:text-style-name="P2" draw:layer="layout" svg:width="6.005cm" svg:height="0.475cm" svg:x="2.2cm" svg:y="7.026cm">
          <draw:text-box>
            <text:p text:style-name="P1"><text:span text:style-name="T3">position that DFID had reached.</text:span></text:p>
          </draw:text-box>
        </draw:frame>
        <draw:frame draw:style-name="gr1" draw:text-style-name="P2" draw:layer="layout" svg:width="9.429cm" svg:height="0.475cm" svg:x="2.2cm" svg:y="7.941cm">
          <draw:text-box>
            <text:p text:style-name="P1"><text:span text:style-name="T6">337. </text:span><text:span text:style-name="T3"><text:s/>Mr Anderson visited Iraq from 13 to 18 June.</text:span></text:p>
          </draw:text-box>
        </draw:frame>
        <draw:frame draw:style-name="gr5" draw:text-style-name="P6" draw:layer="layout" svg:width="0.408cm" svg:height="0.276cm" svg:x="11.565cm" svg:y="7.959cm">
          <draw:text-box>
            <text:p text:style-name="P1"><text:span text:style-name="T8">191</text:span></text:p>
          </draw:text-box>
        </draw:frame>
        <draw:frame draw:style-name="gr1" draw:text-style-name="P2" draw:layer="layout" svg:width="15.576cm" svg:height="0.475cm" svg:x="2.2cm" svg:y="8.855cm">
          <draw:text-box>
            <text:p text:style-name="P1"><text:span text:style-name="T6">338. </text:span><text:span text:style-name="T3"><text:s/>In his report to Mr Dinham, copies of which were sent to officials in DFID, the </text:span></text:p>
          </draw:text-box>
        </draw:frame>
        <draw:frame draw:style-name="gr1" draw:text-style-name="P2" draw:layer="layout" svg:width="15.746cm" svg:height="0.475cm" svg:x="2.2cm" svg:y="9.42cm">
          <draw:text-box>
            <text:p text:style-name="P1"><text:span text:style-name="T3">FCO and the MOD, Mr Anderson identified a number of “strategic issues”, including </text:span></text:p>
          </draw:text-box>
        </draw:frame>
        <draw:frame draw:style-name="gr1" draw:text-style-name="P2" draw:layer="layout" svg:width="16.364cm" svg:height="0.475cm" svg:x="2.2cm" svg:y="9.984cm">
          <draw:text-box>
            <text:p text:style-name="P1"><text:span text:style-name="T3">the expected decline in the amount of aid going to Iraq. US funding would decline from </text:span></text:p>
          </draw:text-box>
        </draw:frame>
        <draw:frame draw:style-name="gr1" draw:text-style-name="P2" draw:layer="layout" svg:width="16.381cm" svg:height="0.475cm" svg:x="2.2cm" svg:y="10.548cm">
          <draw:text-box>
            <text:p text:style-name="P1"><text:span text:style-name="T3">US$18.4bn over two years (the current IRFF2 package) to around US$1bn in 2006/07. </text:span></text:p>
          </draw:text-box>
        </draw:frame>
        <draw:frame draw:style-name="gr1" draw:text-style-name="P2" draw:layer="layout" svg:width="15.221cm" svg:height="0.475cm" svg:x="2.2cm" svg:y="11.113cm">
          <draw:text-box>
            <text:p text:style-name="P1"><text:span text:style-name="T3">Japanese grants were “now exhausted” and DFID’s programme would decline in </text:span></text:p>
          </draw:text-box>
        </draw:frame>
        <draw:frame draw:style-name="gr1" draw:text-style-name="P2" draw:layer="layout" svg:width="15.991cm" svg:height="0.475cm" svg:x="2.2cm" svg:y="11.677cm">
          <draw:text-box>
            <text:p text:style-name="P1"><text:span text:style-name="T3">2006/07. There might be “modest increases” in UN and World Bank programmes but </text:span></text:p>
          </draw:text-box>
        </draw:frame>
        <draw:frame draw:style-name="gr1" draw:text-style-name="P2" draw:layer="layout" svg:width="16.22cm" svg:height="0.475cm" svg:x="2.2cm" svg:y="12.242cm">
          <draw:text-box>
            <text:p text:style-name="P1"><text:span text:style-name="T3">“</text:span><text:span text:style-name="T3">even in the most optimistic scenario, there will be a dramatic decline in aid levels due </text:span></text:p>
          </draw:text-box>
        </draw:frame>
        <draw:frame draw:style-name="gr1" draw:text-style-name="P2" draw:layer="layout" svg:width="5.582cm" svg:height="0.475cm" svg:x="2.2cm" svg:y="12.806cm">
          <draw:text-box>
            <text:p text:style-name="P1"><text:span text:style-name="T3">to the changing US position”. </text:span></text:p>
          </draw:text-box>
        </draw:frame>
        <draw:frame draw:style-name="gr1" draw:text-style-name="P2" draw:layer="layout" svg:width="9.963cm" svg:height="0.475cm" svg:x="2.2cm" svg:y="13.721cm">
          <draw:text-box>
            <text:p text:style-name="P1"><text:span text:style-name="T6">339. </text:span><text:span text:style-name="T3"><text:s/>That rapid decline raised three strategic issues:</text:span></text:p>
          </draw:text-box>
        </draw:frame>
        <draw:frame draw:style-name="gr3" draw:text-style-name="P4" draw:layer="layout" svg:width="0.634cm" svg:height="0.712cm" svg:x="2.95cm" svg:y="14.4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519cm" svg:height="0.475cm" svg:x="3.7cm" svg:y="14.635cm">
          <draw:text-box>
            <text:p text:style-name="P1"><text:span text:style-name="T3">What impact would declining aid have on security?</text:span></text:p>
          </draw:text-box>
        </draw:frame>
        <draw:frame draw:style-name="gr3" draw:text-style-name="P4" draw:layer="layout" svg:width="0.634cm" svg:height="0.712cm" svg:x="2.95cm" svg:y="15.1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21cm" svg:height="0.475cm" svg:x="3.7cm" svg:y="15.3cm">
          <draw:text-box>
            <text:p text:style-name="P1"><text:span text:style-name="T3">Was this the right time for donors to be reducing aid? Research showed that </text:span></text:p>
          </draw:text-box>
        </draw:frame>
        <draw:frame draw:style-name="gr1" draw:text-style-name="P2" draw:layer="layout" svg:width="14.408cm" svg:height="0.475cm" svg:x="3.7cm" svg:y="15.864cm">
          <draw:text-box>
            <text:p text:style-name="P1"><text:span text:style-name="T3">aid during or immediately following conflict tended to be wasted. It was most </text:span></text:p>
          </draw:text-box>
        </draw:frame>
        <draw:frame draw:style-name="gr1" draw:text-style-name="P2" draw:layer="layout" svg:width="10.395cm" svg:height="0.475cm" svg:x="3.7cm" svg:y="16.428cm">
          <draw:text-box>
            <text:p text:style-name="P1"><text:span text:style-name="T3">effective between four and seven years after a conflict. </text:span></text:p>
          </draw:text-box>
        </draw:frame>
        <draw:frame draw:style-name="gr3" draw:text-style-name="P4" draw:layer="layout" svg:width="0.634cm" svg:height="0.712cm" svg:x="2.95cm" svg:y="16.9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38cm" svg:height="0.475cm" svg:x="3.7cm" svg:y="17.093cm">
          <draw:text-box>
            <text:p text:style-name="P1"><text:span text:style-name="T3">Was DFID right to treat Iraq as a MIC? The planned decline in DFID’s </text:span></text:p>
          </draw:text-box>
        </draw:frame>
        <draw:frame draw:style-name="gr1" draw:text-style-name="P2" draw:layer="layout" svg:width="14.51cm" svg:height="0.475cm" svg:x="3.7cm" svg:y="17.657cm">
          <draw:text-box>
            <text:p text:style-name="P1"><text:span text:style-name="T3">programme was based on the “premise” that Iraq had adequate resources to </text:span></text:p>
          </draw:text-box>
        </draw:frame>
        <draw:frame draw:style-name="gr1" draw:text-style-name="P2" draw:layer="layout" svg:width="14.493cm" svg:height="0.475cm" svg:x="3.7cm" svg:y="18.222cm">
          <draw:text-box>
            <text:p text:style-name="P1"><text:span text:style-name="T3">fund its own development. But did that hold true when security was poor and </text:span></text:p>
          </draw:text-box>
        </draw:frame>
        <draw:frame draw:style-name="gr1" draw:text-style-name="P2" draw:layer="layout" svg:width="5.831cm" svg:height="0.475cm" svg:x="3.7cm" svg:y="18.786cm">
          <draw:text-box>
            <text:p text:style-name="P1"><text:span text:style-name="T3">oil revenues difficult to obtain? </text:span></text:p>
          </draw:text-box>
        </draw:frame>
        <draw:frame draw:style-name="gr1" draw:text-style-name="P2" draw:layer="layout" svg:width="16.584cm" svg:height="0.475cm" svg:x="2.2cm" svg:y="19.701cm">
          <draw:text-box>
            <text:p text:style-name="P1"><text:span text:style-name="T6">340. </text:span><text:span text:style-name="T3"><text:s/>DFID has not been able to provide the Inquiry with any response from Mr Dinham, </text:span></text:p>
          </draw:text-box>
        </draw:frame>
        <draw:frame draw:style-name="gr1" draw:text-style-name="P2" draw:layer="layout" svg:width="8.409cm" svg:height="0.475cm" svg:x="2.2cm" svg:y="20.265cm">
          <draw:text-box>
            <text:p text:style-name="P1"><text:span text:style-name="T3">or any record of a discussion of aid volumes.</text:span></text:p>
          </draw:text-box>
        </draw:frame>
        <draw:frame draw:style-name="gr5" draw:text-style-name="P6" draw:layer="layout" svg:width="0.408cm" svg:height="0.276cm" svg:x="10.577cm" svg:y="20.284cm">
          <draw:text-box>
            <text:p text:style-name="P1"><text:span text:style-name="T8">192</text:span></text:p>
          </draw:text-box>
        </draw:frame>
        <draw:frame draw:style-name="gr1" draw:text-style-name="P2" draw:layer="layout" svg:width="0.422cm" svg:height="0.475cm" svg:x="10.989cm" svg:y="20.2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25cm" svg:height="0.475cm" svg:x="2.2cm" svg:y="21.18cm">
          <draw:text-box>
            <text:p text:style-name="P1"><text:span text:style-name="T6">341. </text:span><text:span text:style-name="T3"><text:s/>Dr John Reid, the Defence Secretary, circulated a paper on the options for future </text:span></text:p>
          </draw:text-box>
        </draw:frame>
        <draw:frame draw:style-name="gr1" draw:text-style-name="P2" draw:layer="layout" svg:width="12.075cm" svg:height="0.475cm" svg:x="2.2cm" svg:y="21.744cm">
          <draw:text-box>
            <text:p text:style-name="P1"><text:span text:style-name="T3">UK force posture in Iraq to DOP(I) on 16 June (see Section 9.4).</text:span></text:p>
          </draw:text-box>
        </draw:frame>
        <draw:frame draw:style-name="gr5" draw:text-style-name="P6" draw:layer="layout" svg:width="0.408cm" svg:height="0.276cm" svg:x="14.224cm" svg:y="21.763cm">
          <draw:text-box>
            <text:p text:style-name="P1"><text:span text:style-name="T8">193</text:span></text:p>
          </draw:text-box>
        </draw:frame>
        <draw:frame draw:style-name="gr1" draw:text-style-name="P2" draw:layer="layout" svg:width="0.422cm" svg:height="0.475cm" svg:x="14.636cm" svg:y="21.74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92cm" svg:height="0.475cm" svg:x="2.2cm" svg:y="22.658cm">
          <draw:text-box>
            <text:p text:style-name="P1"><text:span text:style-name="T6">342. </text:span><text:span text:style-name="T3"><text:s/>The paper stated that there was a “clear UK military aspiration” to transfer security </text:span></text:p>
          </draw:text-box>
        </draw:frame>
        <draw:frame draw:style-name="gr1" draw:text-style-name="P2" draw:layer="layout" svg:width="15.335cm" svg:height="0.475cm" svg:x="2.2cm" svg:y="23.223cm">
          <draw:text-box>
            <text:p text:style-name="P1"><text:span text:style-name="T3">responsibilities to Iraqi forces in Muthanna and Maysan in October 2005, with th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2.645cm" svg:y1="26.29cm" svg:x2="16.079cm" svg:y2="26.29cm">
          <text:p/>
        </draw:line>
        <draw:frame draw:style-name="gr1" draw:text-style-name="P2" draw:layer="layout" svg:width="15.936cm" svg:height="0.475cm" svg:x="2.2cm" svg:y="23.787cm">
          <draw:text-box>
            <text:p text:style-name="P1"><text:span text:style-name="T3">remaining MND(SE) provinces (Basra and Dhi Qar) following in April 2006. That was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91 </text:span></text:p>
          </draw:text-box>
        </draw:frame>
        <draw:frame draw:style-name="gr4" draw:text-style-name="P5" draw:layer="layout" svg:width="13.438cm" svg:height="0.395cm" svg:x="2.646cm" svg:y="25.934cm">
          <draw:text-box>
            <text:p text:style-name="P1"><text:span text:style-name="T5">Minute Anderson to Dinham, 19 June 2005, ‘Back to Office Report: Iraq 13 – 18 June’.</text:span><text:span text:style-name="T11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92 </text:span></text:p>
          </draw:text-box>
        </draw:frame>
        <draw:line draw:style-name="gr8" draw:text-style-name="P7" draw:layer="layout" svg:x1="2.645cm" svg:y1="27.137cm" svg:x2="14.019cm" svg:y2="27.137cm">
          <text:p/>
        </draw:line>
        <draw:frame draw:style-name="gr4" draw:text-style-name="P5" draw:layer="layout" svg:width="15.238cm" svg:height="0.395cm" svg:x="2.646cm" svg:y="26.357cm">
          <draw:text-box>
            <text:p text:style-name="P1"><text:span text:style-name="T11">Email DFID [junior official] to Iraq Inquiry [junior official], 19 June 2013, ‘Iraq Inquiry New Querie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93 </text:span></text:p>
          </draw:text-box>
        </draw:frame>
        <draw:frame draw:style-name="gr4" draw:text-style-name="P5" draw:layer="layout" svg:width="11.41cm" svg:height="0.395cm" svg:x="2.646cm" svg:y="26.781cm">
          <draw:text-box>
            <text:p text:style-name="P1"><text:span text:style-name="T5">Paper Reid, 14 June 2005, ‘Options for Future UK Force Posture in Iraq’.</text:span><text:span text:style-name="T11"> 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1" draw:text-style-name="P10" draw:layer="layout" svg:width="15.083cm" svg:height="11.349cm" svg:x="2.958cm" svg:y="12.908cm" svg:viewBox="0 0 15084 11350" draw:points="0,11350 15084,11350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54</text:span></text:p>
          </draw:text-box>
        </draw:frame>
        <draw:frame draw:style-name="gr1" draw:text-style-name="P2" draw:layer="layout" svg:width="16.211cm" svg:height="0.475cm" svg:x="2.2cm" svg:y="2.525cm">
          <draw:text-box>
            <text:p text:style-name="P1"><text:span text:style-name="T3">expected to lead to a significant reduction in the overall level of UK troops in Iraq from </text:span></text:p>
          </draw:text-box>
        </draw:frame>
        <draw:frame draw:style-name="gr1" draw:text-style-name="P2" draw:layer="layout" svg:width="7.838cm" svg:height="0.475cm" svg:x="2.2cm" svg:y="3.09cm">
          <draw:text-box>
            <text:p text:style-name="P1"><text:span text:style-name="T3">around 8,500 to around 3,000 personnel. </text:span></text:p>
          </draw:text-box>
        </draw:frame>
        <draw:frame draw:style-name="gr1" draw:text-style-name="P2" draw:layer="layout" svg:width="16.296cm" svg:height="0.475cm" svg:x="2.2cm" svg:y="4.004cm">
          <draw:text-box>
            <text:p text:style-name="P1"><text:span text:style-name="T6">343. </text:span><text:span text:style-name="T3"><text:s/>On 22 June, over 80 countries and organisations participated in the International </text:span></text:p>
          </draw:text-box>
        </draw:frame>
        <draw:frame draw:style-name="gr1" draw:text-style-name="P2" draw:layer="layout" svg:width="4.511cm" svg:height="0.475cm" svg:x="2.2cm" svg:y="4.568cm">
          <draw:text-box>
            <text:p text:style-name="P1"><text:span text:style-name="T3">Conference in Brussels.</text:span></text:p>
          </draw:text-box>
        </draw:frame>
        <draw:frame draw:style-name="gr5" draw:text-style-name="P6" draw:layer="layout" svg:width="0.408cm" svg:height="0.276cm" svg:x="6.694cm" svg:y="4.587cm">
          <draw:text-box>
            <text:p text:style-name="P1"><text:span text:style-name="T8">194</text:span></text:p>
          </draw:text-box>
        </draw:frame>
        <draw:frame draw:style-name="gr1" draw:text-style-name="P2" draw:layer="layout" svg:width="9.786cm" svg:height="0.475cm" svg:x="7.106cm" svg:y="4.568cm">
          <draw:text-box>
            <text:p text:style-name="P1"><text:span text:style-name="T3"><text:s/></text:span><text:span text:style-name="T3">The Conference was co-hosted by the EU and US. </text:span></text:p>
          </draw:text-box>
        </draw:frame>
        <draw:frame draw:style-name="gr1" draw:text-style-name="P2" draw:layer="layout" svg:width="16.334cm" svg:height="0.475cm" svg:x="2.2cm" svg:y="5.133cm">
          <draw:text-box>
            <text:p text:style-name="P1"><text:span text:style-name="T3">Mr Straw led the UK delegation. The Box below describes the UK’s engagement in the </text:span></text:p>
          </draw:text-box>
        </draw:frame>
        <draw:frame draw:style-name="gr1" draw:text-style-name="P2" draw:layer="layout" svg:width="6.174cm" svg:height="0.475cm" svg:x="2.2cm" svg:y="5.697cm">
          <draw:text-box>
            <text:p text:style-name="P1"><text:span text:style-name="T3">development of the Conference. </text:span></text:p>
          </draw:text-box>
        </draw:frame>
        <draw:frame draw:style-name="gr1" draw:text-style-name="P2" draw:layer="layout" svg:width="16.317cm" svg:height="0.475cm" svg:x="2.2cm" svg:y="6.612cm">
          <draw:text-box>
            <text:p text:style-name="P1"><text:span text:style-name="T6">344. </text:span><text:span text:style-name="T3"><text:s/>The UK Permanent Representation to the EU in Brussels (UKRep) reported that, </text:span></text:p>
          </draw:text-box>
        </draw:frame>
        <draw:frame draw:style-name="gr1" draw:text-style-name="P2" draw:layer="layout" svg:width="14.455cm" svg:height="0.475cm" svg:x="2.2cm" svg:y="7.176cm">
          <draw:text-box>
            <text:p text:style-name="P1"><text:span text:style-name="T3">at the Conference, the ITG had set out its vision for the future and asked the </text:span></text:p>
          </draw:text-box>
        </draw:frame>
        <draw:frame draw:style-name="gr1" draw:text-style-name="P2" draw:layer="layout" svg:width="15.725cm" svg:height="0.475cm" svg:x="2.2cm" svg:y="7.741cm">
          <draw:text-box>
            <text:p text:style-name="P1"><text:span text:style-name="T3">international community to provide more support. Iraq had received many promises </text:span></text:p>
          </draw:text-box>
        </draw:frame>
        <draw:frame draw:style-name="gr1" draw:text-style-name="P2" draw:layer="layout" svg:width="16.182cm" svg:height="0.475cm" svg:x="2.2cm" svg:y="8.305cm">
          <draw:text-box>
            <text:p text:style-name="P1"><text:span text:style-name="T3">in return; both the Iraqi and the US delegations had emphasised the need to translate </text:span></text:p>
          </draw:text-box>
        </draw:frame>
        <draw:frame draw:style-name="gr1" draw:text-style-name="P2" draw:layer="layout" svg:width="6.085cm" svg:height="0.475cm" svg:x="2.2cm" svg:y="8.87cm">
          <draw:text-box>
            <text:p text:style-name="P1"><text:span text:style-name="T3">those into action on the ground. </text:span></text:p>
          </draw:text-box>
        </draw:frame>
        <draw:frame draw:style-name="gr1" draw:text-style-name="P2" draw:layer="layout" svg:width="16.097cm" svg:height="0.475cm" svg:x="2.2cm" svg:y="9.784cm">
          <draw:text-box>
            <text:p text:style-name="P1"><text:span text:style-name="T6">345. </text:span><text:span text:style-name="T3"><text:s/>UKRep commented that the Conference had been “a further successful step” in </text:span></text:p>
          </draw:text-box>
        </draw:frame>
        <draw:frame draw:style-name="gr1" draw:text-style-name="P2" draw:layer="layout" svg:width="16.749cm" svg:height="0.475cm" svg:x="2.2cm" svg:y="10.348cm">
          <draw:text-box>
            <text:p text:style-name="P1"><text:span text:style-name="T3">enhancing EU (and wider) engagement in Iraq, following the visit of the EU Troika to Iraq </text:span></text:p>
          </draw:text-box>
        </draw:frame>
        <draw:frame draw:style-name="gr1" draw:text-style-name="P2" draw:layer="layout" svg:width="16.482cm" svg:height="0.475cm" svg:x="2.2cm" svg:y="10.913cm">
          <draw:text-box>
            <text:p text:style-name="P1"><text:span text:style-name="T3">earlier that month. UKRep had taken the opportunity to brief the EC on the help it could </text:span></text:p>
          </draw:text-box>
        </draw:frame>
        <draw:frame draw:style-name="gr1" draw:text-style-name="P2" draw:layer="layout" svg:width="15.788cm" svg:height="0.475cm" svg:x="2.2cm" svg:y="11.477cm">
          <draw:text-box>
            <text:p text:style-name="P1"><text:span text:style-name="T3">expect from the UK in opening an office in Baghdad; UKRep would keep pushing to </text:span></text:p>
          </draw:text-box>
        </draw:frame>
        <draw:frame draw:style-name="gr1" draw:text-style-name="P2" draw:layer="layout" svg:width="6.746cm" svg:height="0.475cm" svg:x="2.2cm" svg:y="12.042cm">
          <draw:text-box>
            <text:p text:style-name="P1"><text:span text:style-name="T3">achieve that by the end of the year. </text:span></text:p>
          </draw:text-box>
        </draw:frame>
        <draw:frame draw:style-name="gr10" draw:text-style-name="P9" draw:layer="layout" svg:width="12.143cm" svg:height="0.556cm" svg:x="4.517cm" svg:y="13.363cm">
          <draw:text-box>
            <text:p text:style-name="P1"><text:span text:style-name="T14">The International Conference on Iraq, 22 June 2005 </text:span></text:p>
          </draw:text-box>
        </draw:frame>
        <draw:frame draw:style-name="gr4" draw:text-style-name="P5" draw:layer="layout" svg:width="13.371cm" svg:height="0.395cm" svg:x="3.45cm" svg:y="14.284cm">
          <draw:text-box>
            <text:p text:style-name="P1"><text:span text:style-name="T11">Planning began in early 2005 for an International Conference on Iraq, to be co-hosted </text:span></text:p>
          </draw:text-box>
        </draw:frame>
        <draw:frame draw:style-name="gr4" draw:text-style-name="P5" draw:layer="layout" svg:width="3.003cm" svg:height="0.395cm" svg:x="3.45cm" svg:y="14.778cm">
          <draw:text-box>
            <text:p text:style-name="P1"><text:span text:style-name="T11">by the EU and US. </text:span></text:p>
          </draw:text-box>
        </draw:frame>
        <draw:frame draw:style-name="gr4" draw:text-style-name="P5" draw:layer="layout" svg:width="13.498cm" svg:height="0.395cm" svg:x="3.45cm" svg:y="15.472cm">
          <draw:text-box>
            <text:p text:style-name="P1"><text:span text:style-name="T11">Mr Straw advised Mr Blair on 24 March that the UK was working closely with the US to </text:span></text:p>
          </draw:text-box>
        </draw:frame>
        <draw:frame draw:style-name="gr4" draw:text-style-name="P5" draw:layer="layout" svg:width="7.901cm" svg:height="0.395cm" svg:x="3.45cm" svg:y="15.966cm">
          <draw:text-box>
            <text:p text:style-name="P1"><text:span text:style-name="T11">define the scope and objectives of the Conference.</text:span></text:p>
          </draw:text-box>
        </draw:frame>
        <draw:frame draw:style-name="gr7" draw:text-style-name="P8" draw:layer="layout" svg:width="0.345cm" svg:height="0.23cm" svg:x="11.393cm" svg:y="15.982cm">
          <draw:text-box>
            <text:p text:style-name="P1"><text:span text:style-name="T10">195</text:span></text:p>
          </draw:text-box>
        </draw:frame>
        <draw:frame draw:style-name="gr4" draw:text-style-name="P5" draw:layer="layout" svg:width="3.96cm" svg:height="0.395cm" svg:x="11.736cm" svg:y="15.966cm">
          <draw:text-box>
            <text:p text:style-name="P1"><text:span text:style-name="T11"><text:s/></text:span><text:span text:style-name="T11">Key objectives included: </text:span></text:p>
          </draw:text-box>
        </draw:frame>
        <draw:frame draw:style-name="gr10" draw:text-style-name="P9" draw:layer="layout" svg:width="0.493cm" svg:height="0.556cm" svg:x="4.2cm" svg:y="16.603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2.655cm" svg:height="0.395cm" svg:x="4.7cm" svg:y="16.66cm">
          <draw:text-box>
            <text:p text:style-name="P1"><text:span text:style-name="T11">ensuring an inclusive process to build a wide base of international support for the </text:span></text:p>
          </draw:text-box>
        </draw:frame>
        <draw:frame draw:style-name="gr4" draw:text-style-name="P5" draw:layer="layout" svg:width="4.058cm" svg:height="0.395cm" svg:x="4.7cm" svg:y="17.154cm">
          <draw:text-box>
            <text:p text:style-name="P1"><text:span text:style-name="T11">Iraqi political process; and</text:span></text:p>
          </draw:text-box>
        </draw:frame>
        <draw:frame draw:style-name="gr10" draw:text-style-name="P9" draw:layer="layout" svg:width="0.493cm" svg:height="0.556cm" svg:x="4.2cm" svg:y="17.691cm">
          <draw:text-box>
            <text:p text:style-name="P1"><text:span text:style-name="T15">• </text:span></text:p>
          </draw:text-box>
        </draw:frame>
        <draw:frame draw:style-name="gr4" draw:text-style-name="P5" draw:layer="layout" svg:width="6.966cm" svg:height="0.395cm" svg:x="4.7cm" svg:y="17.748cm">
          <draw:text-box>
            <text:p text:style-name="P1"><text:span text:style-name="T11">a reformed approach to donor co-ordination. </text:span></text:p>
          </draw:text-box>
        </draw:frame>
        <draw:frame draw:style-name="gr4" draw:text-style-name="P5" draw:layer="layout" svg:width="9.32cm" svg:height="0.395cm" svg:x="3.45cm" svg:y="18.442cm">
          <draw:text-box>
            <text:p text:style-name="P1"><text:span text:style-name="T11">US and UK officials discussed the Conference on 31 March.</text:span></text:p>
          </draw:text-box>
        </draw:frame>
        <draw:frame draw:style-name="gr7" draw:text-style-name="P8" draw:layer="layout" svg:width="0.345cm" svg:height="0.23cm" svg:x="12.823cm" svg:y="18.457cm">
          <draw:text-box>
            <text:p text:style-name="P1"><text:span text:style-name="T10">196</text:span></text:p>
          </draw:text-box>
        </draw:frame>
        <draw:frame draw:style-name="gr4" draw:text-style-name="P5" draw:layer="layout" svg:width="3.38cm" svg:height="0.395cm" svg:x="13.166cm" svg:y="18.442cm">
          <draw:text-box>
            <text:p text:style-name="P1"><text:span text:style-name="T11"><text:s/></text:span><text:span text:style-name="T11">The US saw the ITG </text:span></text:p>
          </draw:text-box>
        </draw:frame>
        <draw:frame draw:style-name="gr4" draw:text-style-name="P5" draw:layer="layout" svg:width="13.688cm" svg:height="0.395cm" svg:x="3.45cm" svg:y="18.936cm">
          <draw:text-box>
            <text:p text:style-name="P1"><text:span text:style-name="T11">being in the lead, and using the Conference to set out their “broad direction” and secure </text:span></text:p>
          </draw:text-box>
        </draw:frame>
        <draw:frame draw:style-name="gr4" draw:text-style-name="P5" draw:layer="layout" svg:width="13.82cm" svg:height="0.395cm" svg:x="3.45cm" svg:y="19.429cm">
          <draw:text-box>
            <text:p text:style-name="P1"><text:span text:style-name="T11">international support for it. Mr Crompton said that the UK agreed with that approach, and </text:span></text:p>
          </draw:text-box>
        </draw:frame>
        <draw:frame draw:style-name="gr4" draw:text-style-name="P5" draw:layer="layout" svg:width="10.242cm" svg:height="0.395cm" svg:x="3.45cm" svg:y="19.923cm">
          <draw:text-box>
            <text:p text:style-name="P1"><text:span text:style-name="T11">suggested that “deliverables” from the Conference should include:</text:span></text:p>
          </draw:text-box>
        </draw:frame>
        <draw:frame draw:style-name="gr10" draw:text-style-name="P9" draw:layer="layout" svg:width="0.493cm" svg:height="0.556cm" svg:x="4.2cm" svg:y="20.56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1.136cm" svg:height="0.395cm" svg:x="4.7cm" svg:y="20.617cm">
          <draw:text-box>
            <text:p text:style-name="P1"><text:span text:style-name="T11">agreement on an improved mechanism for international assistance; and</text:span></text:p>
          </draw:text-box>
        </draw:frame>
        <draw:frame draw:style-name="gr10" draw:text-style-name="P9" draw:layer="layout" svg:width="0.493cm" svg:height="0.556cm" svg:x="4.2cm" svg:y="21.154cm">
          <draw:text-box>
            <text:p text:style-name="P1"><text:span text:style-name="T15">• </text:span></text:p>
          </draw:text-box>
        </draw:frame>
        <draw:frame draw:style-name="gr4" draw:text-style-name="P5" draw:layer="layout" svg:width="6.14cm" svg:height="0.395cm" svg:x="4.7cm" svg:y="21.211cm">
          <draw:text-box>
            <text:p text:style-name="P1"><text:span text:style-name="T11">securing EU support for the rule of law. </text:span></text:p>
          </draw:text-box>
        </draw:frame>
        <draw:frame draw:style-name="gr4" draw:text-style-name="P5" draw:layer="layout" svg:width="14.01cm" svg:height="0.395cm" svg:x="3.45cm" svg:y="21.905cm">
          <draw:text-box>
            <text:p text:style-name="P1"><text:span text:style-name="T11">An FCO official advised the 6 May meeting of the Iraq Strategy Group that the EU and US </text:span></text:p>
          </draw:text-box>
        </draw:frame>
        <draw:frame draw:style-name="gr4" draw:text-style-name="P5" draw:layer="layout" svg:width="13.519cm" svg:height="0.395cm" svg:x="3.45cm" svg:y="22.399cm">
          <draw:text-box>
            <text:p text:style-name="P1"><text:span text:style-name="T11">were not working towards the “outcome orientated” Conference that the UK had hoped </text:span></text:p>
          </draw:text-box>
        </draw:frame>
        <draw:frame draw:style-name="gr4" draw:text-style-name="P5" draw:layer="layout" svg:width="0.485cm" svg:height="0.395cm" svg:x="3.45cm" svg:y="22.893cm">
          <draw:text-box>
            <text:p text:style-name="P1"><text:span text:style-name="T11">for.</text:span></text:p>
          </draw:text-box>
        </draw:frame>
        <draw:frame draw:style-name="gr7" draw:text-style-name="P8" draw:layer="layout" svg:width="0.345cm" svg:height="0.23cm" svg:x="3.94cm" svg:y="22.908cm">
          <draw:text-box>
            <text:p text:style-name="P1"><text:span text:style-name="T10">197</text:span></text:p>
          </draw:text-box>
        </draw:frame>
        <draw:frame draw:style-name="gr4" draw:text-style-name="P5" draw:layer="layout" svg:width="13.083cm" svg:height="0.395cm" svg:x="4.283cm" svg:y="22.893cm">
          <draw:text-box>
            <text:p text:style-name="P1"><text:span text:style-name="T11"><text:s/></text:span><text:span text:style-name="T11">Sir Nigel Sheinwald said that the UK should not invest enormous effort into shaping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4" draw:text-style-name="P5" draw:layer="layout" svg:width="7.165cm" svg:height="0.395cm" svg:x="3.45cm" svg:y="23.387cm">
          <draw:text-box>
            <text:p text:style-name="P1"><text:span text:style-name="T11">the Conference as it was not “mission critical”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94 </text:span></text:p>
          </draw:text-box>
        </draw:frame>
        <draw:frame draw:style-name="gr4" draw:text-style-name="P5" draw:layer="layout" svg:width="15.306cm" svg:height="0.395cm" svg:x="2.642cm" svg:y="25.087cm">
          <draw:text-box>
            <text:p text:style-name="P1"><text:span text:style-name="T11">Telegram 7391/05 UKRep Brussels to FCO London, 23 June 2005, ‘Iraq International Conference, </text:span></text:p>
          </draw:text-box>
        </draw:frame>
        <draw:line draw:style-name="gr8" draw:text-style-name="P7" draw:layer="layout" svg:x1="2.645cm" svg:y1="26.29cm" svg:x2="15.409cm" svg:y2="26.29cm">
          <text:p/>
        </draw:line>
        <draw:frame draw:style-name="gr4" draw:text-style-name="P5" draw:layer="layout" svg:width="2.97cm" svg:height="0.395cm" svg:x="2.2cm" svg:y="25.511cm">
          <draw:text-box>
            <text:p text:style-name="P1"><text:span text:style-name="T11">Brussels 22 June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95 </text:span></text:p>
          </draw:text-box>
        </draw:frame>
        <draw:frame draw:style-name="gr4" draw:text-style-name="P5" draw:layer="layout" svg:width="12.765cm" svg:height="0.395cm" svg:x="2.646cm" svg:y="25.934cm">
          <draw:text-box>
            <text:p text:style-name="P1"><text:span text:style-name="T5">Minute Straw to Prime Minister, 24 March 2005, ‘Iraq: Ad Hoc Ministerial Meeting’.</text:span><text:span text:style-name="T11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96 </text:span></text:p>
          </draw:text-box>
        </draw:frame>
        <draw:frame draw:style-name="gr4" draw:text-style-name="P5" draw:layer="layout" svg:width="16.114cm" svg:height="0.395cm" svg:x="2.646cm" svg:y="26.357cm">
          <draw:text-box>
            <text:p text:style-name="P1"><text:span text:style-name="T11">Minute Cabinet Office [junior official] to Sheinwald, 1 April 2005, ‘Iraq: VTC with US Inter-Agency Team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97 </text:span></text:p>
          </draw:text-box>
        </draw:frame>
        <draw:frame draw:style-name="gr4" draw:text-style-name="P5" draw:layer="layout" svg:width="13.443cm" svg:height="0.395cm" svg:x="2.646cm" svg:y="26.781cm">
          <draw:text-box>
            <text:p text:style-name="P1"><text:span text:style-name="T11">Minute Cabinet Office [junior official] to Sheinwald, 9 May 2006, ‘Iraq: Strategy Group’. 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line draw:style-name="gr9" draw:text-style-name="P7" draw:layer="layout" svg:x1="10.877cm" svg:y1="6.575cm" svg:x2="13.983cm" svg:y2="6.57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55</text:span></text:p>
          </draw:text-box>
        </draw:frame>
        <draw:frame draw:style-name="gr1" draw:text-style-name="P2" draw:layer="layout" svg:width="10.005cm" svg:height="0.475cm" svg:x="2.2cm" svg:y="2.525cm">
          <draw:text-box>
            <text:p text:style-name="P1"><text:span text:style-name="T6">346. </text:span><text:span text:style-name="T3"><text:s/>Mr Blair met Prime Minister Ja’afari on 27 June.</text:span></text:p>
          </draw:text-box>
        </draw:frame>
        <draw:frame draw:style-name="gr5" draw:text-style-name="P6" draw:layer="layout" svg:width="0.408cm" svg:height="0.276cm" svg:x="12.152cm" svg:y="2.544cm">
          <draw:text-box>
            <text:p text:style-name="P1"><text:span text:style-name="T8">198</text:span></text:p>
          </draw:text-box>
        </draw:frame>
        <draw:frame draw:style-name="gr1" draw:text-style-name="P2" draw:layer="layout" svg:width="0.422cm" svg:height="0.475cm" svg:x="12.564cm" svg:y="2.52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71cm" svg:height="0.475cm" svg:x="2.2cm" svg:y="3.44cm">
          <draw:text-box>
            <text:p text:style-name="P1"><text:span text:style-name="T6">347. </text:span><text:span text:style-name="T3"><text:s/>Mr Quarrey’s briefing for Mr Blair suggested that the main points to cover included:</text:span></text:p>
          </draw:text-box>
        </draw:frame>
        <draw:frame draw:style-name="gr3" draw:text-style-name="P4" draw:layer="layout" svg:width="0.634cm" svg:height="0.712cm" svg:x="2.95cm" svg:y="4.1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46cm" svg:height="0.475cm" svg:x="3.7cm" svg:y="4.354cm">
          <draw:text-box>
            <text:p text:style-name="P1"><text:span text:style-name="T3">The International Conference. The UK judged that the Conference had been </text:span></text:p>
          </draw:text-box>
        </draw:frame>
        <draw:frame draw:style-name="gr1" draw:text-style-name="P2" draw:layer="layout" svg:width="9.908cm" svg:height="0.475cm" svg:x="3.7cm" svg:y="4.918cm">
          <draw:text-box>
            <text:p text:style-name="P1"><text:span text:style-name="T3">a success, even if concrete outcomes had been thin.</text:span></text:p>
          </draw:text-box>
        </draw:frame>
        <draw:frame draw:style-name="gr3" draw:text-style-name="P4" draw:layer="layout" svg:width="0.634cm" svg:height="0.712cm" svg:x="2.95cm" svg:y="5.4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58cm" svg:height="0.475cm" svg:x="3.7cm" svg:y="5.583cm">
          <draw:text-box>
            <text:p text:style-name="P1"><text:span text:style-name="T3">Reconstruction. The UK was constantly pressing for the better use of </text:span></text:p>
          </draw:text-box>
        </draw:frame>
        <draw:frame draw:style-name="gr1" draw:text-style-name="P2" draw:layer="layout" svg:width="13.625cm" svg:height="0.475cm" svg:x="3.7cm" svg:y="6.147cm">
          <draw:text-box>
            <text:p text:style-name="P1"><text:span text:style-name="T3">reconstruction funds “so that we get a political dividend”. The UK should </text:span></text:p>
          </draw:text-box>
        </draw:frame>
        <draw:frame draw:style-name="gr1" draw:text-style-name="P2" draw:layer="layout" svg:width="12.575cm" svg:height="0.475cm" svg:x="3.7cm" svg:y="6.712cm">
          <draw:text-box>
            <text:p text:style-name="P1"><text:span text:style-name="T3">encourage Prime Minister Ja’afari to take a similarly close interest. </text:span></text:p>
          </draw:text-box>
        </draw:frame>
        <draw:frame draw:style-name="gr1" draw:text-style-name="P2" draw:layer="layout" svg:width="15.398cm" svg:height="0.475cm" svg:x="2.2cm" svg:y="7.626cm">
          <draw:text-box>
            <text:p text:style-name="P1"><text:span text:style-name="T6">348. </text:span><text:span text:style-name="T3"><text:s/>Mr Quarrey’s record of the meeting indicates that the discussion focused on </text:span></text:p>
          </draw:text-box>
        </draw:frame>
        <draw:frame draw:style-name="gr1" draw:text-style-name="P2" draw:layer="layout" svg:width="14.747cm" svg:height="0.475cm" svg:x="2.2cm" svg:y="8.191cm">
          <draw:text-box>
            <text:p text:style-name="P1"><text:span text:style-name="T3">security and the constitutional process, and that reconstruction was not raised.</text:span></text:p>
          </draw:text-box>
        </draw:frame>
        <draw:frame draw:style-name="gr5" draw:text-style-name="P6" draw:layer="layout" svg:width="0.408cm" svg:height="0.276cm" svg:x="16.884cm" svg:y="8.209cm">
          <draw:text-box>
            <text:p text:style-name="P1"><text:span text:style-name="T8">199</text:span></text:p>
          </draw:text-box>
        </draw:frame>
        <draw:frame draw:style-name="gr1" draw:text-style-name="P2" draw:layer="layout" svg:width="15.847cm" svg:height="0.475cm" svg:x="2.2cm" svg:y="9.105cm">
          <draw:text-box>
            <text:p text:style-name="P1"><text:span text:style-name="T6">349. </text:span><text:span text:style-name="T3"><text:s/>On 5 July, the British Embassy Baghdad provided an assessment on progress </text:span></text:p>
          </draw:text-box>
        </draw:frame>
        <draw:frame draw:style-name="gr1" draw:text-style-name="P2" draw:layer="layout" svg:width="4.375cm" svg:height="0.475cm" svg:x="2.2cm" svg:y="9.67cm">
          <draw:text-box>
            <text:p text:style-name="P1"><text:span text:style-name="T3">on donor co-ordination.</text:span></text:p>
          </draw:text-box>
        </draw:frame>
        <draw:frame draw:style-name="gr5" draw:text-style-name="P6" draw:layer="layout" svg:width="0.408cm" svg:height="0.276cm" svg:x="6.554cm" svg:y="9.688cm">
          <draw:text-box>
            <text:p text:style-name="P1"><text:span text:style-name="T8">200</text:span></text:p>
          </draw:text-box>
        </draw:frame>
        <draw:frame draw:style-name="gr1" draw:text-style-name="P2" draw:layer="layout" svg:width="10.361cm" svg:height="0.475cm" svg:x="6.966cm" svg:y="9.67cm">
          <draw:text-box>
            <text:p text:style-name="P1"><text:span text:style-name="T3"><text:s/></text:span><text:span text:style-name="T3">Some progress had been made before and during the </text:span></text:p>
          </draw:text-box>
        </draw:frame>
        <draw:frame draw:style-name="gr1" draw:text-style-name="P2" draw:layer="layout" svg:width="15.953cm" svg:height="0.475cm" svg:x="2.2cm" svg:y="10.234cm">
          <draw:text-box>
            <text:p text:style-name="P1"><text:span text:style-name="T3">International Conference, but a gap was emerging between Iraqi expectations (more </text:span></text:p>
          </draw:text-box>
        </draw:frame>
        <draw:frame draw:style-name="gr1" draw:text-style-name="P2" draw:layer="layout" svg:width="15.602cm" svg:height="0.475cm" svg:x="2.2cm" svg:y="10.798cm">
          <draw:text-box>
            <text:p text:style-name="P1"><text:span text:style-name="T3">money) and what was needed (better Iraqi strategy and clearer priorities). The ITG </text:span></text:p>
          </draw:text-box>
        </draw:frame>
        <draw:frame draw:style-name="gr1" draw:text-style-name="P2" draw:layer="layout" svg:width="13.117cm" svg:height="0.475cm" svg:x="2.2cm" svg:y="11.363cm">
          <draw:text-box>
            <text:p text:style-name="P1"><text:span text:style-name="T3">had advised donors to “do anything, because everything is a priority”. </text:span></text:p>
          </draw:text-box>
        </draw:frame>
        <draw:frame draw:style-name="gr1" draw:text-style-name="P2" draw:layer="layout" svg:width="15.445cm" svg:height="0.475cm" svg:x="2.2cm" svg:y="12.277cm">
          <draw:text-box>
            <text:p text:style-name="P1"><text:span text:style-name="T6">350. </text:span><text:span text:style-name="T3"><text:s/>Mr Blair met President Bush in the margins of the G8 Summit on 7 July (see </text:span></text:p>
          </draw:text-box>
        </draw:frame>
        <draw:frame draw:style-name="gr1" draw:text-style-name="P2" draw:layer="layout" svg:width="2.39cm" svg:height="0.475cm" svg:x="2.2cm" svg:y="12.842cm">
          <draw:text-box>
            <text:p text:style-name="P1"><text:span text:style-name="T3">Section 9.4).</text:span></text:p>
          </draw:text-box>
        </draw:frame>
        <draw:frame draw:style-name="gr5" draw:text-style-name="P6" draw:layer="layout" svg:width="0.408cm" svg:height="0.276cm" svg:x="4.577cm" svg:y="12.861cm">
          <draw:text-box>
            <text:p text:style-name="P1"><text:span text:style-name="T8">201</text:span></text:p>
          </draw:text-box>
        </draw:frame>
        <draw:frame draw:style-name="gr1" draw:text-style-name="P2" draw:layer="layout" svg:width="12.711cm" svg:height="0.475cm" svg:x="4.988cm" svg:y="12.842cm">
          <draw:text-box>
            <text:p text:style-name="P1"><text:span text:style-name="T3"><text:s/></text:span><text:span text:style-name="T3">Mr Blair said that the US and UK objective must be to divide Sunni </text:span></text:p>
          </draw:text-box>
        </draw:frame>
        <draw:frame draw:style-name="gr1" draw:text-style-name="P2" draw:layer="layout" svg:width="6.233cm" svg:height="0.475cm" svg:x="2.2cm" svg:y="13.406cm">
          <draw:text-box>
            <text:p text:style-name="P1"><text:span text:style-name="T3">insurgents from foreign jihadists. </text:span></text:p>
          </draw:text-box>
        </draw:frame>
        <draw:frame draw:style-name="gr1" draw:text-style-name="P2" draw:layer="layout" svg:width="15.762cm" svg:height="0.475cm" svg:x="2.2cm" svg:y="14.321cm">
          <draw:text-box>
            <text:p text:style-name="P1"><text:span text:style-name="T6">351. </text:span><text:span text:style-name="T3"><text:s/>At its meeting on 13 July, the JIC reviewed the effectiveness of efforts to bring </text:span></text:p>
          </draw:text-box>
        </draw:frame>
        <draw:frame draw:style-name="gr1" draw:text-style-name="P2" draw:layer="layout" svg:width="7.063cm" svg:height="0.475cm" svg:x="2.2cm" svg:y="14.885cm">
          <draw:text-box>
            <text:p text:style-name="P1"><text:span text:style-name="T3">Sunni Arabs into the political process.</text:span></text:p>
          </draw:text-box>
        </draw:frame>
        <draw:frame draw:style-name="gr5" draw:text-style-name="P6" draw:layer="layout" svg:width="0.408cm" svg:height="0.276cm" svg:x="9.236cm" svg:y="14.904cm">
          <draw:text-box>
            <text:p text:style-name="P1"><text:span text:style-name="T8">202</text:span></text:p>
          </draw:text-box>
        </draw:frame>
        <draw:frame draw:style-name="gr1" draw:text-style-name="P2" draw:layer="layout" svg:width="2.822cm" svg:height="0.475cm" svg:x="9.648cm" svg:y="14.885cm">
          <draw:text-box>
            <text:p text:style-name="P1"><text:span text:style-name="T3"><text:s/></text:span><text:span text:style-name="T3">It judged that: </text:span></text:p>
          </draw:text-box>
        </draw:frame>
        <draw:frame draw:style-name="gr1" draw:text-style-name="P2" draw:layer="layout" svg:width="14.472cm" svg:height="0.475cm" svg:x="2.95cm" svg:y="15.8cm">
          <draw:text-box>
            <text:p text:style-name="P1"><text:span text:style-name="T3">“</text:span><text:span text:style-name="T3">Winning over Iraq’s Sunni Arab population is key to reducing the insurgency </text:span></text:p>
          </draw:text-box>
        </draw:frame>
        <draw:frame draw:style-name="gr1" draw:text-style-name="P2" draw:layer="layout" svg:width="2.428cm" svg:height="0.475cm" svg:x="2.95cm" svg:y="16.364cm">
          <draw:text-box>
            <text:p text:style-name="P1"><text:span text:style-name="T3">over time …”</text:span></text:p>
          </draw:text-box>
        </draw:frame>
        <draw:frame draw:style-name="gr1" draw:text-style-name="P2" draw:layer="layout" svg:width="16.249cm" svg:height="0.475cm" svg:x="2.2cm" svg:y="17.278cm">
          <draw:text-box>
            <text:p text:style-name="P1"><text:span text:style-name="T6">352. </text:span><text:span text:style-name="T3"><text:s/>Sunni political and insurgent groups did not have a unified strategy. There was a </text:span></text:p>
          </draw:text-box>
        </draw:frame>
        <draw:frame draw:style-name="gr1" draw:text-style-name="P2" draw:layer="layout" svg:width="16.322cm" svg:height="0.475cm" svg:x="2.2cm" svg:y="17.843cm">
          <draw:text-box>
            <text:p text:style-name="P1"><text:span text:style-name="T3">range of Sunni political objectives: demand for a timetable for MNF withdrawal and the </text:span></text:p>
          </draw:text-box>
        </draw:frame>
        <draw:frame draw:style-name="gr1" draw:text-style-name="P2" draw:layer="layout" svg:width="10.882cm" svg:height="0.475cm" svg:x="2.2cm" svg:y="18.407cm">
          <draw:text-box>
            <text:p text:style-name="P1"><text:span text:style-name="T3">release of detainees featured strongly. The JIC continued:</text:span></text:p>
          </draw:text-box>
        </draw:frame>
        <draw:frame draw:style-name="gr1" draw:text-style-name="P2" draw:layer="layout" svg:width="15.767cm" svg:height="0.475cm" svg:x="2.95cm" svg:y="19.322cm">
          <draw:text-box>
            <text:p text:style-name="P1"><text:span text:style-name="T3">“</text:span><text:span text:style-name="T3">Sunnis also want to ensure they benefit economically from Iraq’s natural resources </text:span></text:p>
          </draw:text-box>
        </draw:frame>
        <draw:frame draw:style-name="gr1" draw:text-style-name="P2" draw:layer="layout" svg:width="15.691cm" svg:height="0.475cm" svg:x="2.95cm" svg:y="19.886cm">
          <draw:text-box>
            <text:p text:style-name="P1"><text:span text:style-name="T3">(held in predominately Shia and Kurd areas), gain access to jobs and markets, and </text:span></text:p>
          </draw:text-box>
        </draw:frame>
        <draw:frame draw:style-name="gr1" draw:text-style-name="P2" draw:layer="layout" svg:width="15.475cm" svg:height="0.475cm" svg:x="2.95cm" svg:y="20.451cm">
          <draw:text-box>
            <text:p text:style-name="P1"><text:span text:style-name="T3">see greater evidence of reconstruction – so far efforts to rebuild Sunni areas have </text:span></text:p>
          </draw:text-box>
        </draw:frame>
        <draw:line draw:style-name="gr6" draw:text-style-name="P7" draw:layer="layout" svg:x1="2.199cm" svg:y1="24.059cm" svg:x2="7.3cm" svg:y2="24.059cm">
          <text:p/>
        </draw:line>
        <draw:frame draw:style-name="gr1" draw:text-style-name="P2" draw:layer="layout" svg:width="11.009cm" svg:height="0.475cm" svg:x="2.95cm" svg:y="21.015cm">
          <draw:text-box>
            <text:p text:style-name="P1"><text:span text:style-name="T3">been disproportionally hampered by the security situation.”</text:span></text:p>
          </draw:text-box>
        </draw:frame>
        <draw:frame draw:style-name="gr7" draw:text-style-name="P8" draw:layer="layout" svg:width="0.404cm" svg:height="0.23cm" svg:x="2.2cm" svg:y="24.58cm">
          <draw:text-box>
            <text:p text:style-name="P1"><text:span text:style-name="T10">198 </text:span></text:p>
          </draw:text-box>
        </draw:frame>
        <draw:frame draw:style-name="gr4" draw:text-style-name="P5" draw:layer="layout" svg:width="15.602cm" svg:height="0.395cm" svg:x="2.646cm" svg:y="24.564cm">
          <draw:text-box>
            <text:p text:style-name="P1"><text:span text:style-name="T11">Minute Quarrey to Blair, 24 June 2005, ‘Iraq: Your meeting with Prime Minister Ja’afari, 27 July [sic]’. </text:span></text:p>
          </draw:text-box>
        </draw:frame>
        <draw:frame draw:style-name="gr7" draw:text-style-name="P8" draw:layer="layout" svg:width="0.404cm" svg:height="0.23cm" svg:x="2.2cm" svg:y="25.003cm">
          <draw:text-box>
            <text:p text:style-name="P1"><text:span text:style-name="T10">199 </text:span></text:p>
          </draw:text-box>
        </draw:frame>
        <draw:frame draw:style-name="gr4" draw:text-style-name="P5" draw:layer="layout" svg:width="13.1cm" svg:height="0.395cm" svg:x="2.646cm" svg:y="24.987cm">
          <draw:text-box>
            <text:p text:style-name="P1"><text:span text:style-name="T11">Letter Quarrey to Siddiq, 27 June 2005, ‘Iraq: Prime Minister’s Meeting with Jaafari’. </text:span></text:p>
          </draw:text-box>
        </draw:frame>
        <draw:frame draw:style-name="gr7" draw:text-style-name="P8" draw:layer="layout" svg:width="0.404cm" svg:height="0.23cm" svg:x="2.2cm" svg:y="25.426cm">
          <draw:text-box>
            <text:p text:style-name="P1"><text:span text:style-name="T10">200 </text:span></text:p>
          </draw:text-box>
        </draw:frame>
        <draw:frame draw:style-name="gr4" draw:text-style-name="P5" draw:layer="layout" svg:width="15.991cm" svg:height="0.395cm" svg:x="2.646cm" svg:y="25.411cm">
          <draw:text-box>
            <text:p text:style-name="P1"><text:span text:style-name="T11">eGram 8254/05 Baghdad to FCO London, 5 July 2005, ‘Iraq: Donor Coordination Sitrep and Prospects </text:span></text:p>
          </draw:text-box>
        </draw:frame>
        <draw:frame draw:style-name="gr4" draw:text-style-name="P5" draw:layer="layout" svg:width="4.93cm" svg:height="0.395cm" svg:x="2.2cm" svg:y="25.834cm">
          <draw:text-box>
            <text:p text:style-name="P1"><text:span text:style-name="T11">for Amman Donor Conference’. </text:span></text:p>
          </draw:text-box>
        </draw:frame>
        <draw:frame draw:style-name="gr7" draw:text-style-name="P8" draw:layer="layout" svg:width="0.404cm" svg:height="0.23cm" svg:x="2.2cm" svg:y="26.273cm">
          <draw:text-box>
            <text:p text:style-name="P1"><text:span text:style-name="T10">201 </text:span></text:p>
          </draw:text-box>
        </draw:frame>
        <draw:line draw:style-name="gr8" draw:text-style-name="P7" draw:layer="layout" svg:x1="2.645cm" svg:y1="27.037cm" svg:x2="12.47cm" svg:y2="27.037cm">
          <text:p/>
        </draw:line>
        <draw:frame draw:style-name="gr4" draw:text-style-name="P5" draw:layer="layout" svg:width="14.844cm" svg:height="0.395cm" svg:x="2.646cm" svg:y="26.257cm">
          <draw:text-box>
            <text:p text:style-name="P1"><text:span text:style-name="T11">Letter Sheinwald to Adams, 8 July 2005, ‘Prime Minister’s Meeting with President Bush, 7 July’. </text:span></text:p>
          </draw:text-box>
        </draw:frame>
        <draw:frame draw:style-name="gr7" draw:text-style-name="P8" draw:layer="layout" svg:width="0.404cm" svg:height="0.23cm" svg:x="2.2cm" svg:y="26.696cm">
          <draw:text-box>
            <text:p text:style-name="P1"><text:span text:style-name="T10">202 </text:span></text:p>
          </draw:text-box>
        </draw:frame>
        <draw:frame draw:style-name="gr4" draw:text-style-name="P5" draw:layer="layout" svg:width="9.865cm" svg:height="0.395cm" svg:x="2.646cm" svg:y="26.681cm">
          <draw:text-box>
            <text:p text:style-name="P1"><text:span text:style-name="T5">JIC Assessment, 14 July 2005, ‘Iraq: Outreach to Sunni Arabs’.</text:span><text:span text:style-name="T11"> 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6</text:span></text:p>
          </draw:text-box>
        </draw:frame>
        <draw:frame draw:style-name="gr1" draw:text-style-name="P2" draw:layer="layout" svg:width="13.383cm" svg:height="0.475cm" svg:x="2.2cm" svg:y="2.525cm">
          <draw:text-box>
            <text:p text:style-name="P1"><text:span text:style-name="T6">353. </text:span><text:span text:style-name="T3"><text:s/>Mr Straw sent an Iraq Oil and Gas Strategy to Mr Blair on 12 July.</text:span></text:p>
          </draw:text-box>
        </draw:frame>
        <draw:frame draw:style-name="gr5" draw:text-style-name="P6" draw:layer="layout" svg:width="0.408cm" svg:height="0.276cm" svg:x="15.509cm" svg:y="2.544cm">
          <draw:text-box>
            <text:p text:style-name="P1"><text:span text:style-name="T8">203</text:span></text:p>
          </draw:text-box>
        </draw:frame>
        <draw:frame draw:style-name="gr1" draw:text-style-name="P2" draw:layer="layout" svg:width="2.686cm" svg:height="0.475cm" svg:x="15.921cm" svg:y="2.525cm">
          <draw:text-box>
            <text:p text:style-name="P1"><text:span text:style-name="T3"><text:s/></text:span><text:span text:style-name="T3">The strategy, </text:span></text:p>
          </draw:text-box>
        </draw:frame>
        <draw:frame draw:style-name="gr1" draw:text-style-name="P2" draw:layer="layout" svg:width="16.368cm" svg:height="0.475cm" svg:x="2.2cm" svg:y="3.09cm">
          <draw:text-box>
            <text:p text:style-name="P1"><text:span text:style-name="T3">which had been developed by FCO, Department of Trade and Industry (DTI) and DFID </text:span></text:p>
          </draw:text-box>
        </draw:frame>
        <draw:frame draw:style-name="gr1" draw:text-style-name="P2" draw:layer="layout" svg:width="11.758cm" svg:height="0.475cm" svg:x="2.2cm" svg:y="3.654cm">
          <draw:text-box>
            <text:p text:style-name="P1"><text:span text:style-name="T3">officials over the previous month, defined three UK objectives: </text:span></text:p>
          </draw:text-box>
        </draw:frame>
        <draw:frame draw:style-name="gr3" draw:text-style-name="P4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92cm" svg:height="0.475cm" svg:x="3.7cm" svg:y="4.568cm">
          <draw:text-box>
            <text:p text:style-name="P1"><text:span text:style-name="T3">“</text:span><text:span text:style-name="T3">The development of an efficient, outward-looking and transparent oil and </text:span></text:p>
          </draw:text-box>
        </draw:frame>
        <draw:frame draw:style-name="gr1" draw:text-style-name="P2" draw:layer="layout" svg:width="14.196cm" svg:height="0.475cm" svg:x="3.7cm" svg:y="5.133cm">
          <draw:text-box>
            <text:p text:style-name="P1"><text:span text:style-name="T3">gas industry, capable of delivering sustainable export revenues to meet the </text:span></text:p>
          </draw:text-box>
        </draw:frame>
        <draw:frame draw:style-name="gr1" draw:text-style-name="P2" draw:layer="layout" svg:width="13.909cm" svg:height="0.475cm" svg:x="3.7cm" svg:y="5.697cm">
          <draw:text-box>
            <text:p text:style-name="P1"><text:span text:style-name="T3">development needs of the people of Iraq and meeting domestic needs for </text:span></text:p>
          </draw:text-box>
        </draw:frame>
        <draw:frame draw:style-name="gr1" draw:text-style-name="P2" draw:layer="layout" svg:width="9.756cm" svg:height="0.475cm" svg:x="3.7cm" svg:y="6.262cm">
          <draw:text-box>
            <text:p text:style-name="P1"><text:span text:style-name="T3">energy in an efficient, equitable and secure manner.</text:span></text:p>
          </draw:text-box>
        </draw:frame>
        <draw:frame draw:style-name="gr3" draw:text-style-name="P4" draw:layer="layout" svg:width="0.634cm" svg:height="0.712cm" svg:x="2.95cm" svg:y="6.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4cm" svg:height="0.475cm" svg:x="3.7cm" svg:y="6.926cm">
          <draw:text-box>
            <text:p text:style-name="P1"><text:span text:style-name="T3">Increasing involvement of the private sector, leading to sustained investment </text:span></text:p>
          </draw:text-box>
        </draw:frame>
        <draw:frame draw:style-name="gr1" draw:text-style-name="P2" draw:layer="layout" svg:width="14.391cm" svg:height="0.475cm" svg:x="3.7cm" svg:y="7.491cm">
          <draw:text-box>
            <text:p text:style-name="P1"><text:span text:style-name="T3">over the next five to 10 years and substantial business for UK companies … </text:span></text:p>
          </draw:text-box>
        </draw:frame>
        <draw:frame draw:style-name="gr3" draw:text-style-name="P4" draw:layer="layout" svg:width="0.634cm" svg:height="0.712cm" svg:x="2.95cm" svg:y="7.9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5cm" svg:height="0.475cm" svg:x="3.7cm" svg:y="8.155cm">
          <draw:text-box>
            <text:p text:style-name="P1"><text:span text:style-name="T3">To promote Iraq’s role in international oil and gas markets and as a constructive </text:span></text:p>
          </draw:text-box>
        </draw:frame>
        <draw:frame draw:style-name="gr1" draw:text-style-name="P2" draw:layer="layout" svg:width="4.485cm" svg:height="0.475cm" svg:x="3.7cm" svg:y="8.72cm">
          <draw:text-box>
            <text:p text:style-name="P1"><text:span text:style-name="T3">influence within OPEC.”</text:span></text:p>
          </draw:text-box>
        </draw:frame>
        <draw:frame draw:style-name="gr1" draw:text-style-name="P2" draw:layer="layout" svg:width="16.719cm" svg:height="0.475cm" svg:x="2.2cm" svg:y="9.634cm">
          <draw:text-box>
            <text:p text:style-name="P1"><text:span text:style-name="T6">354. </text:span><text:span text:style-name="T3"><text:s/>Mr Quarrey marked the strategy to Sir Nigel Sheinwald with the comment: “I do not </text:span></text:p>
          </draw:text-box>
        </draw:frame>
        <draw:frame draw:style-name="gr1" draw:text-style-name="P2" draw:layer="layout" svg:width="6.716cm" svg:height="0.475cm" svg:x="2.2cm" svg:y="10.198cm">
          <draw:text-box>
            <text:p text:style-name="P1"><text:span text:style-name="T3">intend to put in the box! Looks OK.” </text:span></text:p>
          </draw:text-box>
        </draw:frame>
        <draw:frame draw:style-name="gr5" draw:text-style-name="P6" draw:layer="layout" svg:width="0.408cm" svg:height="0.276cm" svg:x="8.872cm" svg:y="10.217cm">
          <draw:text-box>
            <text:p text:style-name="P1"><text:span text:style-name="T8">204</text:span></text:p>
          </draw:text-box>
        </draw:frame>
        <draw:frame draw:style-name="gr1" draw:text-style-name="P2" draw:layer="layout" svg:width="3.283cm" svg:height="0.475cm" svg:x="9.283cm" svg:y="10.198cm">
          <draw:text-box>
            <text:p text:style-name="P1"><text:span text:style-name="T3"><text:s/></text:span><text:span text:style-name="T3">Sir Nigel agreed.</text:span></text:p>
          </draw:text-box>
        </draw:frame>
        <draw:frame draw:style-name="gr5" draw:text-style-name="P6" draw:layer="layout" svg:width="0.408cm" svg:height="0.276cm" svg:x="12.554cm" svg:y="10.217cm">
          <draw:text-box>
            <text:p text:style-name="P1"><text:span text:style-name="T8">205</text:span></text:p>
          </draw:text-box>
        </draw:frame>
        <draw:frame draw:style-name="gr1" draw:text-style-name="P2" draw:layer="layout" svg:width="0.422cm" svg:height="0.475cm" svg:x="12.966cm" svg:y="10.19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38cm" svg:height="0.475cm" svg:x="2.2cm" svg:y="11.113cm">
          <draw:text-box>
            <text:p text:style-name="P1"><text:span text:style-name="T6">355. </text:span><text:span text:style-name="T3"><text:s/>The UK revisited the strategy in March 2006, and retained those objectives.</text:span></text:p>
          </draw:text-box>
        </draw:frame>
        <draw:frame draw:style-name="gr5" draw:text-style-name="P6" draw:layer="layout" svg:width="0.408cm" svg:height="0.276cm" svg:x="17.354cm" svg:y="11.132cm">
          <draw:text-box>
            <text:p text:style-name="P1"><text:span text:style-name="T8">206</text:span></text:p>
          </draw:text-box>
        </draw:frame>
        <draw:frame draw:style-name="gr1" draw:text-style-name="P2" draw:layer="layout" svg:width="16.038cm" svg:height="0.475cm" svg:x="2.2cm" svg:y="12.027cm">
          <draw:text-box>
            <text:p text:style-name="P1"><text:span text:style-name="T6">356. </text:span><text:span text:style-name="T3"><text:s/>The strategy and the UK’s engagement on oil and gas issues are considered in </text:span></text:p>
          </draw:text-box>
        </draw:frame>
        <draw:frame draw:style-name="gr1" draw:text-style-name="P2" draw:layer="layout" svg:width="2.606cm" svg:height="0.475cm" svg:x="2.2cm" svg:y="12.592cm">
          <draw:text-box>
            <text:p text:style-name="P1"><text:span text:style-name="T3">Section 10.3. </text:span></text:p>
          </draw:text-box>
        </draw:frame>
        <draw:frame draw:style-name="gr1" draw:text-style-name="P2" draw:layer="layout" svg:width="16.097cm" svg:height="0.475cm" svg:x="2.2cm" svg:y="13.506cm">
          <draw:text-box>
            <text:p text:style-name="P1"><text:span text:style-name="T6">357. </text:span><text:span text:style-name="T3"><text:s/>Deputy Prime Minister Salih launched the ITG’s National Development Strategy </text:span></text:p>
          </draw:text-box>
        </draw:frame>
        <draw:frame draw:style-name="gr1" draw:text-style-name="P2" draw:layer="layout" svg:width="15.136cm" svg:height="0.475cm" svg:x="2.2cm" svg:y="14.071cm">
          <draw:text-box>
            <text:p text:style-name="P1"><text:span text:style-name="T3">(NDS) at the fourth meeting of the IRFFI Donor Committee in Amman on 18 and </text:span></text:p>
          </draw:text-box>
        </draw:frame>
        <draw:frame draw:style-name="gr1" draw:text-style-name="P2" draw:layer="layout" svg:width="1.433cm" svg:height="0.475cm" svg:x="2.2cm" svg:y="14.635cm">
          <draw:text-box>
            <text:p text:style-name="P1"><text:span text:style-name="T3">19 July.</text:span></text:p>
          </draw:text-box>
        </draw:frame>
        <draw:frame draw:style-name="gr5" draw:text-style-name="P6" draw:layer="layout" svg:width="0.408cm" svg:height="0.276cm" svg:x="3.628cm" svg:y="14.654cm">
          <draw:text-box>
            <text:p text:style-name="P1"><text:span text:style-name="T8">207</text:span></text:p>
          </draw:text-box>
        </draw:frame>
        <draw:frame draw:style-name="gr1" draw:text-style-name="P2" draw:layer="layout" svg:width="12.758cm" svg:height="0.475cm" svg:x="4.039cm" svg:y="14.635cm">
          <draw:text-box>
            <text:p text:style-name="P1"><text:span text:style-name="T3"><text:s/></text:span><text:span text:style-name="T3">The IIG had launched an earlier national strategy in Tokyo in 2004. </text:span></text:p>
          </draw:text-box>
        </draw:frame>
        <draw:frame draw:style-name="gr1" draw:text-style-name="P2" draw:layer="layout" svg:width="16.156cm" svg:height="0.475cm" svg:x="2.2cm" svg:y="15.55cm">
          <draw:text-box>
            <text:p text:style-name="P1"><text:span text:style-name="T6">358. </text:span><text:span text:style-name="T3"><text:s/>In his introductory remarks, Mr Salih said that the high level of unemployment in </text:span></text:p>
          </draw:text-box>
        </draw:frame>
        <draw:frame draw:style-name="gr1" draw:text-style-name="P2" draw:layer="layout" svg:width="16.605cm" svg:height="0.475cm" svg:x="2.2cm" svg:y="16.114cm">
          <draw:text-box>
            <text:p text:style-name="P1"><text:span text:style-name="T3">Iraq was fuelling economic despair and insecurity. The reconstruction effort had focused </text:span></text:p>
          </draw:text-box>
        </draw:frame>
        <draw:frame draw:style-name="gr1" draw:text-style-name="P2" draw:layer="layout" svg:width="16.305cm" svg:height="0.475cm" svg:x="2.2cm" svg:y="16.678cm">
          <draw:text-box>
            <text:p text:style-name="P1"><text:span text:style-name="T3">on large-scale, capital-intensive infrastructure projects. Those “mega-projects”, though </text:span></text:p>
          </draw:text-box>
        </draw:frame>
        <draw:frame draw:style-name="gr1" draw:text-style-name="P2" draw:layer="layout" svg:width="15.97cm" svg:height="0.475cm" svg:x="2.2cm" svg:y="17.243cm">
          <draw:text-box>
            <text:p text:style-name="P1"><text:span text:style-name="T3">appropriate and essential, had not succeeded in providing Iraq’s basic needs quickly </text:span></text:p>
          </draw:text-box>
        </draw:frame>
        <draw:frame draw:style-name="gr1" draw:text-style-name="P2" draw:layer="layout" svg:width="15.593cm" svg:height="0.475cm" svg:x="2.2cm" svg:y="17.807cm">
          <draw:text-box>
            <text:p text:style-name="P1"><text:span text:style-name="T3">enough. The answer was to complement them with “community-level” projects that </text:span></text:p>
          </draw:text-box>
        </draw:frame>
        <draw:frame draw:style-name="gr1" draw:text-style-name="P2" draw:layer="layout" svg:width="9.705cm" svg:height="0.475cm" svg:x="2.2cm" svg:y="18.372cm">
          <draw:text-box>
            <text:p text:style-name="P1"><text:span text:style-name="T3">demonstrably changed people’s lives for the better. </text:span></text:p>
          </draw:text-box>
        </draw:frame>
        <draw:frame draw:style-name="gr1" draw:text-style-name="P2" draw:layer="layout" svg:width="15.597cm" svg:height="0.475cm" svg:x="2.2cm" svg:y="19.286cm">
          <draw:text-box>
            <text:p text:style-name="P1"><text:span text:style-name="T6">359. </text:span><text:span text:style-name="T3"><text:s/>Mr Salih highlighted the shortfall in funding for electricity supply. The October </text:span></text:p>
          </draw:text-box>
        </draw:frame>
        <draw:frame draw:style-name="gr1" draw:text-style-name="P2" draw:layer="layout" svg:width="16.199cm" svg:height="0.475cm" svg:x="2.2cm" svg:y="19.851cm">
          <draw:text-box>
            <text:p text:style-name="P1"><text:span text:style-name="T3">2003 World Bank/UN Joint Needs Assessment had estimated that US$20bn would be </text:span></text:p>
          </draw:text-box>
        </draw:frame>
        <draw:frame draw:style-name="gr1" draw:text-style-name="P2" draw:layer="layout" svg:width="16.698cm" svg:height="0.475cm" svg:x="2.2cm" svg:y="20.415cm">
          <draw:text-box>
            <text:p text:style-name="P1"><text:span text:style-name="T3">required to restore power to 1990 levels. Less than half that amount had been allocated. </text:span></text:p>
          </draw:text-box>
        </draw:frame>
        <draw:line draw:style-name="gr6" draw:text-style-name="P7" draw:layer="layout" svg:x1="2.199cm" svg:y1="22.466cm" svg:x2="7.3cm" svg:y2="22.466cm">
          <text:p/>
        </draw:line>
        <draw:line draw:style-name="gr8" draw:text-style-name="P7" draw:layer="layout" svg:x1="2.645cm" svg:y1="23.327cm" svg:x2="17.632cm" svg:y2="23.327cm">
          <text:p/>
        </draw:line>
        <draw:line draw:style-name="gr8" draw:text-style-name="P7" draw:layer="layout" svg:x1="2.199cm" svg:y1="23.75cm" svg:x2="8.2cm" svg:y2="23.75cm">
          <text:p/>
        </draw:line>
        <draw:frame draw:style-name="gr1" draw:text-style-name="P2" draw:layer="layout" svg:width="13.663cm" svg:height="0.475cm" svg:x="2.2cm" svg:y="20.98cm">
          <draw:text-box>
            <text:p text:style-name="P1"><text:span text:style-name="T3">Production averaged around 5,000MW against a demand of 20,000MW. </text:span></text:p>
          </draw:text-box>
        </draw:frame>
        <draw:frame draw:style-name="gr7" draw:text-style-name="P8" draw:layer="layout" svg:width="0.404cm" svg:height="0.23cm" svg:x="2.2cm" svg:y="22.986cm">
          <draw:text-box>
            <text:p text:style-name="P1"><text:span text:style-name="T10">203 </text:span></text:p>
          </draw:text-box>
        </draw:frame>
        <draw:frame draw:style-name="gr4" draw:text-style-name="P5" draw:layer="layout" svg:width="14.899cm" svg:height="0.395cm" svg:x="2.646cm" svg:y="22.971cm">
          <draw:text-box>
            <text:p text:style-name="P1"><text:span text:style-name="T5">Letter Straw to Blair, 12 July 2005, ‘ Iraq: Oil and Gas Strategy’ attaching Paper FCO/DTI/DFID, </text:span></text:p>
          </draw:text-box>
        </draw:frame>
        <draw:line draw:style-name="gr8" draw:text-style-name="P7" draw:layer="layout" svg:x1="2.645cm" svg:y1="24.174cm" svg:x2="17.764cm" svg:y2="24.174cm">
          <text:p/>
        </draw:line>
        <draw:line draw:style-name="gr8" draw:text-style-name="P7" draw:layer="layout" svg:x1="2.199cm" svg:y1="24.597cm" svg:x2="6.474cm" svg:y2="24.597cm">
          <text:p/>
        </draw:line>
        <draw:frame draw:style-name="gr4" draw:text-style-name="P5" draw:layer="layout" svg:width="6.064cm" svg:height="0.395cm" svg:x="2.2cm" svg:y="23.394cm">
          <draw:text-box>
            <text:p text:style-name="P1"><text:span text:style-name="T5">[undated], ‘Iraq: Oil and Gas Strategy’.</text:span><text:span text:style-name="T11">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204 </text:span></text:p>
          </draw:text-box>
        </draw:frame>
        <draw:frame draw:style-name="gr4" draw:text-style-name="P5" draw:layer="layout" svg:width="15.03cm" svg:height="0.395cm" svg:x="2.646cm" svg:y="23.817cm">
          <draw:text-box>
            <text:p text:style-name="P1"><text:span text:style-name="T5">Manuscript comment Quarrey to Sheinwald, 13 July 2005, on Letter Straw to Blair, 12 July 2005, </text:span></text:p>
          </draw:text-box>
        </draw:frame>
        <draw:line draw:style-name="gr8" draw:text-style-name="P7" draw:layer="layout" svg:x1="2.645cm" svg:y1="25.02cm" svg:x2="18.312cm" svg:y2="25.02cm">
          <text:p/>
        </draw:line>
        <draw:line draw:style-name="gr8" draw:text-style-name="P7" draw:layer="layout" svg:x1="2.199cm" svg:y1="25.444cm" svg:x2="3.69cm" svg:y2="25.444cm">
          <text:p/>
        </draw:line>
        <draw:frame draw:style-name="gr4" draw:text-style-name="P5" draw:layer="layout" svg:width="4.256cm" svg:height="0.395cm" svg:x="2.2cm" svg:y="24.241cm">
          <draw:text-box>
            <text:p text:style-name="P1"><text:span text:style-name="T5">‘</text:span><text:span text:style-name="T5">Iraq: Oil and Gas strategy’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205 </text:span></text:p>
          </draw:text-box>
        </draw:frame>
        <draw:frame draw:style-name="gr4" draw:text-style-name="P5" draw:layer="layout" svg:width="15.576cm" svg:height="0.395cm" svg:x="2.646cm" svg:y="24.664cm">
          <draw:text-box>
            <text:p text:style-name="P1"><text:span text:style-name="T5">Manuscript comment Sheinwald to Quarrey on Letter Straw to Blair, 12 July 2005, ‘Iraq: Oil and Gas </text:span></text:p>
          </draw:text-box>
        </draw:frame>
        <draw:frame draw:style-name="gr4" draw:text-style-name="P5" draw:layer="layout" svg:width="1.581cm" svg:height="0.395cm" svg:x="2.2cm" svg:y="25.087cm">
          <draw:text-box>
            <text:p text:style-name="P1"><text:span text:style-name="T5">Strategy’.</text:span><text:span text:style-name="T11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06 </text:span></text:p>
          </draw:text-box>
        </draw:frame>
        <draw:frame draw:style-name="gr4" draw:text-style-name="P5" draw:layer="layout" svg:width="12.727cm" svg:height="0.395cm" svg:x="2.646cm" svg:y="25.511cm">
          <draw:text-box>
            <text:p text:style-name="P1"><text:span text:style-name="T11">Paper IPU/FCO, 28 February 2006, ‘UK Objectives for Iraq’s Oil and Gas Sector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07 </text:span></text:p>
          </draw:text-box>
        </draw:frame>
        <draw:frame draw:style-name="gr4" draw:text-style-name="P5" draw:layer="layout" svg:width="16.009cm" svg:height="0.395cm" svg:x="2.646cm" svg:y="25.934cm">
          <draw:text-box>
            <text:p text:style-name="P1"><text:span text:style-name="T11">International Reconstruction Fund Facility for Iraq, 18 July 2005, </text:span><text:span text:style-name="T12">Speech by H E Barham Salih Minister </text:span></text:p>
          </draw:text-box>
        </draw:frame>
        <draw:frame draw:style-name="gr4" draw:text-style-name="P5" draw:layer="layout" svg:width="16.017cm" svg:height="0.395cm" svg:x="2.2cm" svg:y="26.357cm">
          <draw:text-box>
            <text:p text:style-name="P1"><text:span text:style-name="T12">of Planning and Development Cooperation to the International Reconstruction Fund Facility Committee </text:span></text:p>
          </draw:text-box>
        </draw:frame>
        <draw:frame draw:style-name="gr4" draw:text-style-name="P5" draw:layer="layout" svg:width="7.059cm" svg:height="0.395cm" svg:x="2.2cm" svg:y="26.781cm">
          <draw:text-box>
            <text:p text:style-name="P1"><text:span text:style-name="T12">Meeting, Dead Sea, Jordan,18-19 July 2005.</text:span><text:span text:style-name="T11"> 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7</text:span></text:p>
          </draw:text-box>
        </draw:frame>
        <draw:frame draw:style-name="gr1" draw:text-style-name="P2" draw:layer="layout" svg:width="12.977cm" svg:height="0.475cm" svg:x="2.2cm" svg:y="2.525cm">
          <draw:text-box>
            <text:p text:style-name="P1"><text:span text:style-name="T6">360. </text:span><text:span text:style-name="T3"><text:s/>The NDS was organised around four “key drivers of prosperity”:</text:span></text:p>
          </draw:text-box>
        </draw:frame>
        <draw:frame draw:style-name="gr3" draw:text-style-name="P4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459cm" svg:height="0.475cm" svg:x="3.7cm" svg:y="3.44cm">
          <draw:text-box>
            <text:p text:style-name="P1"><text:span text:style-name="T3">strengthening the foundation for economic growth;</text:span></text:p>
          </draw:text-box>
        </draw:frame>
        <draw:frame draw:style-name="gr3" draw:text-style-name="P4" draw:layer="layout" svg:width="0.634cm" svg:height="0.712cm" svg:x="2.95cm" svg:y="3.9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501cm" svg:height="0.475cm" svg:x="3.7cm" svg:y="4.104cm">
          <draw:text-box>
            <text:p text:style-name="P1"><text:span text:style-name="T3">revitalising the private sector;</text:span></text:p>
          </draw:text-box>
        </draw:frame>
        <draw:frame draw:style-name="gr3" draw:text-style-name="P4" draw:layer="layout" svg:width="0.634cm" svg:height="0.712cm" svg:x="2.95cm" svg:y="4.6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268cm" svg:height="0.475cm" svg:x="3.7cm" svg:y="4.768cm">
          <draw:text-box>
            <text:p text:style-name="P1"><text:span text:style-name="T3">improving quality of life; and</text:span></text:p>
          </draw:text-box>
        </draw:frame>
        <draw:frame draw:style-name="gr3" draw:text-style-name="P4" draw:layer="layout" svg:width="0.634cm" svg:height="0.712cm" svg:x="2.95cm" svg:y="5.2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437cm" svg:height="0.475cm" svg:x="3.7cm" svg:y="5.433cm">
          <draw:text-box>
            <text:p text:style-name="P1"><text:span text:style-name="T3">strengthening good governance and improving security.</text:span></text:p>
          </draw:text-box>
        </draw:frame>
        <draw:frame draw:style-name="gr5" draw:text-style-name="P6" draw:layer="layout" svg:width="0.408cm" svg:height="0.276cm" svg:x="14.094cm" svg:y="5.452cm">
          <draw:text-box>
            <text:p text:style-name="P1"><text:span text:style-name="T8">208</text:span></text:p>
          </draw:text-box>
        </draw:frame>
        <draw:frame draw:style-name="gr1" draw:text-style-name="P2" draw:layer="layout" svg:width="0.422cm" svg:height="0.475cm" svg:x="14.506cm" svg:y="5.4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48cm" svg:height="0.475cm" svg:x="2.2cm" svg:y="6.347cm">
          <draw:text-box>
            <text:p text:style-name="P1"><text:span text:style-name="T6">361. </text:span><text:span text:style-name="T3"><text:s/>DFID officials in Iraq commented on the NDS: “Better than before (Tokyo) but </text:span></text:p>
          </draw:text-box>
        </draw:frame>
        <draw:frame draw:style-name="gr1" draw:text-style-name="P2" draw:layer="layout" svg:width="16.135cm" svg:height="0.475cm" svg:x="2.2cm" svg:y="6.912cm">
          <draw:text-box>
            <text:p text:style-name="P1"><text:span text:style-name="T3">still weak on identification of priorities and objectives. No understanding that resource </text:span></text:p>
          </draw:text-box>
        </draw:frame>
        <draw:frame draw:style-name="gr1" draw:text-style-name="P2" draw:layer="layout" svg:width="11.567cm" svg:height="0.475cm" svg:x="2.2cm" svg:y="7.476cm">
          <draw:text-box>
            <text:p text:style-name="P1"><text:span text:style-name="T3">constraints will force ITG and donors to make tough choices.” </text:span></text:p>
          </draw:text-box>
        </draw:frame>
        <draw:frame draw:style-name="gr5" draw:text-style-name="P6" draw:layer="layout" svg:width="0.408cm" svg:height="0.276cm" svg:x="13.718cm" svg:y="7.495cm">
          <draw:text-box>
            <text:p text:style-name="P1"><text:span text:style-name="T8">209</text:span></text:p>
          </draw:text-box>
        </draw:frame>
        <draw:frame draw:style-name="gr1" draw:text-style-name="P2" draw:layer="layout" svg:width="0.422cm" svg:height="0.475cm" svg:x="14.129cm" svg:y="7.4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3.752cm" svg:height="0.628cm" svg:x="2.2cm" svg:y="8.504cm">
          <draw:text-box>
            <text:p text:style-name="P1"><text:span text:style-name="T2">Preparing for transition to Iraqi control in the South</text:span></text:p>
          </draw:text-box>
        </draw:frame>
        <draw:frame draw:style-name="gr1" draw:text-style-name="P2" draw:layer="layout" svg:width="14.086cm" svg:height="0.475cm" svg:x="2.2cm" svg:y="9.396cm">
          <draw:text-box>
            <text:p text:style-name="P1"><text:span text:style-name="T6">362. </text:span><text:span text:style-name="T3"><text:s/>The 15 July meeting of the ISG considered a draft version of a paper </text:span></text:p>
          </draw:text-box>
        </draw:frame>
        <draw:frame draw:style-name="gr1" draw:text-style-name="P2" draw:layer="layout" svg:width="15.013cm" svg:height="0.475cm" svg:x="2.2cm" svg:y="9.961cm">
          <draw:text-box>
            <text:p text:style-name="P1"><text:span text:style-name="T3">from Dr John Reid, the Defence Secretary, on operational transition in Iraq (see </text:span></text:p>
          </draw:text-box>
        </draw:frame>
        <draw:frame draw:style-name="gr1" draw:text-style-name="P2" draw:layer="layout" svg:width="2.39cm" svg:height="0.475cm" svg:x="2.2cm" svg:y="10.525cm">
          <draw:text-box>
            <text:p text:style-name="P1"><text:span text:style-name="T3">Section 9.4).</text:span></text:p>
          </draw:text-box>
        </draw:frame>
        <draw:frame draw:style-name="gr5" draw:text-style-name="P6" draw:layer="layout" svg:width="0.408cm" svg:height="0.276cm" svg:x="4.577cm" svg:y="10.544cm">
          <draw:text-box>
            <text:p text:style-name="P1"><text:span text:style-name="T8">210</text:span></text:p>
          </draw:text-box>
        </draw:frame>
        <draw:frame draw:style-name="gr1" draw:text-style-name="P2" draw:layer="layout" svg:width="0.422cm" svg:height="0.475cm" svg:x="4.988cm" svg:y="10.52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53cm" svg:height="0.475cm" svg:x="2.2cm" svg:y="11.44cm">
          <draw:text-box>
            <text:p text:style-name="P1"><text:span text:style-name="T6">363. </text:span><text:span text:style-name="T3"><text:s/>Dr Reid described a process in which Iraqi Security Forces would take primacy </text:span></text:p>
          </draw:text-box>
        </draw:frame>
        <draw:frame draw:style-name="gr1" draw:text-style-name="P2" draw:layer="layout" svg:width="15.89cm" svg:height="0.475cm" svg:x="2.2cm" svg:y="12.004cm">
          <draw:text-box>
            <text:p text:style-name="P1"><text:span text:style-name="T3">province by province. The MNF would take on a reserve role as they did so. So long </text:span></text:p>
          </draw:text-box>
        </draw:frame>
        <draw:frame draw:style-name="gr1" draw:text-style-name="P2" draw:layer="layout" svg:width="15.72cm" svg:height="0.475cm" svg:x="2.2cm" svg:y="12.568cm">
          <draw:text-box>
            <text:p text:style-name="P1"><text:span text:style-name="T3">as Iraqi capacity continued to increase and the security situation did not deteriorate </text:span></text:p>
          </draw:text-box>
        </draw:frame>
        <draw:frame draw:style-name="gr1" draw:text-style-name="P2" draw:layer="layout" svg:width="16.123cm" svg:height="0.475cm" svg:x="2.2cm" svg:y="13.133cm">
          <draw:text-box>
            <text:p text:style-name="P1"><text:span text:style-name="T3">seriously, the transfer would be implemented from October in Maysan and Muthanna. </text:span></text:p>
          </draw:text-box>
        </draw:frame>
        <draw:frame draw:style-name="gr1" draw:text-style-name="P2" draw:layer="layout" svg:width="16.41cm" svg:height="0.475cm" svg:x="2.2cm" svg:y="13.697cm">
          <draw:text-box>
            <text:p text:style-name="P1"><text:span text:style-name="T3">Basra and Dhi Qar would follow in spring 2006. This would lead to a reduced profile for </text:span></text:p>
          </draw:text-box>
        </draw:frame>
        <draw:frame draw:style-name="gr1" draw:text-style-name="P2" draw:layer="layout" svg:width="13.731cm" svg:height="0.475cm" svg:x="2.2cm" svg:y="14.262cm">
          <draw:text-box>
            <text:p text:style-name="P1"><text:span text:style-name="T3">UK forces, and reductions in numbers to around 3,000 by summer 2006. </text:span></text:p>
          </draw:text-box>
        </draw:frame>
        <draw:frame draw:style-name="gr1" draw:text-style-name="P2" draw:layer="layout" svg:width="16.198cm" svg:height="0.475cm" svg:x="2.2cm" svg:y="15.176cm">
          <draw:text-box>
            <text:p text:style-name="P1"><text:span text:style-name="T6">364. </text:span><text:span text:style-name="T3"><text:s/>The ISG made a number of recommendations for improving the paper, including </text:span></text:p>
          </draw:text-box>
        </draw:frame>
        <draw:frame draw:style-name="gr1" draw:text-style-name="P2" draw:layer="layout" svg:width="16.347cm" svg:height="0.475cm" svg:x="2.2cm" svg:y="15.741cm">
          <draw:text-box>
            <text:p text:style-name="P1"><text:span text:style-name="T3">that it needed to cover more clearly the implications for other government departments </text:span></text:p>
          </draw:text-box>
        </draw:frame>
        <draw:frame draw:style-name="gr1" draw:text-style-name="P2" draw:layer="layout" svg:width="4.54cm" svg:height="0.475cm" svg:x="2.2cm" svg:y="16.305cm">
          <draw:text-box>
            <text:p text:style-name="P1"><text:span text:style-name="T3">and international actors.</text:span></text:p>
          </draw:text-box>
        </draw:frame>
        <draw:frame draw:style-name="gr5" draw:text-style-name="P6" draw:layer="layout" svg:width="0.391cm" svg:height="0.276cm" svg:x="6.718cm" svg:y="16.324cm">
          <draw:text-box>
            <text:p text:style-name="P1"><text:span text:style-name="T8">211</text:span></text:p>
          </draw:text-box>
        </draw:frame>
        <draw:frame draw:style-name="gr1" draw:text-style-name="P2" draw:layer="layout" svg:width="0.422cm" svg:height="0.475cm" svg:x="7.112cm" svg:y="16.30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94cm" svg:height="0.475cm" svg:x="2.2cm" svg:y="17.22cm">
          <draw:text-box>
            <text:p text:style-name="P1"><text:span text:style-name="T6">365. </text:span><text:span text:style-name="T3"><text:s/>DOP(I) met on 21 July, chaired by Mr Blair, and considered Dr Reid’s paper on </text:span></text:p>
          </draw:text-box>
        </draw:frame>
        <draw:frame draw:style-name="gr1" draw:text-style-name="P2" draw:layer="layout" svg:width="4.066cm" svg:height="0.475cm" svg:x="2.2cm" svg:y="17.784cm">
          <draw:text-box>
            <text:p text:style-name="P1"><text:span text:style-name="T3">operational transition.</text:span></text:p>
          </draw:text-box>
        </draw:frame>
        <draw:frame draw:style-name="gr5" draw:text-style-name="P6" draw:layer="layout" svg:width="0.408cm" svg:height="0.276cm" svg:x="6.248cm" svg:y="17.803cm">
          <draw:text-box>
            <text:p text:style-name="P1"><text:span text:style-name="T8">212</text:span></text:p>
          </draw:text-box>
        </draw:frame>
        <draw:frame draw:style-name="gr1" draw:text-style-name="P2" draw:layer="layout" svg:width="6cm" svg:height="0.475cm" svg:x="2.2cm" svg:y="18.698cm">
          <draw:text-box>
            <text:p text:style-name="P1"><text:span text:style-name="T6">366. </text:span><text:span text:style-name="T3"><text:s/>The revised paper stated: </text:span></text:p>
          </draw:text-box>
        </draw:frame>
        <draw:frame draw:style-name="gr1" draw:text-style-name="P2" draw:layer="layout" svg:width="15.632cm" svg:height="0.475cm" svg:x="2.95cm" svg:y="19.613cm">
          <draw:text-box>
            <text:p text:style-name="P1"><text:span text:style-name="T3">“</text:span><text:span text:style-name="T3">It is … possible that other (FCO and DFID) activity in Iraq aimed at developing the </text:span></text:p>
          </draw:text-box>
        </draw:frame>
        <draw:frame draw:style-name="gr1" draw:text-style-name="P2" draw:layer="layout" svg:width="15.068cm" svg:height="0.475cm" svg:x="2.95cm" svg:y="20.177cm">
          <draw:text-box>
            <text:p text:style-name="P1"><text:span text:style-name="T3">Iraqi Police Service and reconstruction will need to be curtailed or reduced, with </text:span></text:p>
          </draw:text-box>
        </draw:frame>
        <draw:frame draw:style-name="gr1" draw:text-style-name="P2" draw:layer="layout" svg:width="15.894cm" svg:height="0.475cm" svg:x="2.95cm" svg:y="20.742cm">
          <draw:text-box>
            <text:p text:style-name="P1"><text:span text:style-name="T3">consequent implications for HMG’s wider effort, because of the difficulties of running </text:span></text:p>
          </draw:text-box>
        </draw:frame>
        <draw:frame draw:style-name="gr1" draw:text-style-name="P2" draw:layer="layout" svg:width="15.746cm" svg:height="0.475cm" svg:x="2.95cm" svg:y="21.306cm">
          <draw:text-box>
            <text:p text:style-name="P1"><text:span text:style-name="T3">projects without UK military support and protection. This will need to be looked at in </text:span></text:p>
          </draw:text-box>
        </draw:frame>
        <draw:frame draw:style-name="gr1" draw:text-style-name="P2" draw:layer="layout" svg:width="9.459cm" svg:height="0.475cm" svg:x="2.95cm" svg:y="21.871cm">
          <draw:text-box>
            <text:p text:style-name="P1"><text:span text:style-name="T3">more detail with Other Government Departments.” 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5" draw:text-style-name="P6" draw:layer="layout" svg:width="0.408cm" svg:height="0.276cm" svg:x="12.373cm" svg:y="21.889cm">
          <draw:text-box>
            <text:p text:style-name="P1"><text:span text:style-name="T8">213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208 </text:span></text:p>
          </draw:text-box>
        </draw:frame>
        <draw:frame draw:style-name="gr4" draw:text-style-name="P5" draw:layer="layout" svg:width="14.052cm" svg:height="0.395cm" svg:x="2.646cm" svg:y="24.241cm">
          <draw:text-box>
            <text:p text:style-name="P1"><text:span text:style-name="T11">Iraqi Strategic Review Board, 30 June 2005, </text:span><text:span text:style-name="T12">National Development Strategy 2005 – 2007.</text:span><text:span text:style-name="T11">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209 </text:span></text:p>
          </draw:text-box>
        </draw:frame>
        <draw:frame draw:style-name="gr4" draw:text-style-name="P5" draw:layer="layout" svg:width="10.297cm" svg:height="0.395cm" svg:x="2.646cm" svg:y="24.664cm">
          <draw:text-box>
            <text:p text:style-name="P1"><text:span text:style-name="T11">Report DFID, 11 July 2005, ‘DFID Iraq Weekly Summary, 11 July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10 </text:span></text:p>
          </draw:text-box>
        </draw:frame>
        <draw:frame draw:style-name="gr4" draw:text-style-name="P5" draw:layer="layout" svg:width="15.78cm" svg:height="0.395cm" svg:x="2.646cm" svg:y="25.087cm">
          <draw:text-box>
            <text:p text:style-name="P1"><text:span text:style-name="T11">Letter Cabinet Office [junior official] to Iraq Senior Officials, 15 July 2005, ‘MOD Paper on Operational </text:span></text:p>
          </draw:text-box>
        </draw:frame>
        <draw:frame draw:style-name="gr4" draw:text-style-name="P5" draw:layer="layout" svg:width="12.727cm" svg:height="0.395cm" svg:x="2.2cm" svg:y="25.511cm">
          <draw:text-box>
            <text:p text:style-name="P1"><text:span text:style-name="T11">Transition in Iraq’ attaching Paper MOD, [undated],‘Operational Transition in Iraq’. 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10">211 </text:span></text:p>
          </draw:text-box>
        </draw:frame>
        <draw:frame draw:style-name="gr4" draw:text-style-name="P5" draw:layer="layout" svg:width="13.35cm" svg:height="0.395cm" svg:x="2.631cm" svg:y="25.934cm">
          <draw:text-box>
            <text:p text:style-name="P1"><text:span text:style-name="T11">Letter Cabinet Office [junior official] to Sheinwald, 15 July 2005, ‘Iraq Strategy Group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12 </text:span></text:p>
          </draw:text-box>
        </draw:frame>
        <draw:line draw:style-name="gr8" draw:text-style-name="P7" draw:layer="layout" svg:x1="2.645cm" svg:y1="27.137cm" svg:x2="15.607cm" svg:y2="27.137cm">
          <text:p/>
        </draw:line>
        <draw:frame draw:style-name="gr4" draw:text-style-name="P5" draw:layer="layout" svg:width="4.9cm" svg:height="0.395cm" svg:x="2.646cm" svg:y="26.357cm">
          <draw:text-box>
            <text:p text:style-name="P1"><text:span text:style-name="T11">Minutes, 21 July 2005, DOP(I)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13 </text:span></text:p>
          </draw:text-box>
        </draw:frame>
        <draw:frame draw:style-name="gr4" draw:text-style-name="P5" draw:layer="layout" svg:width="12.888cm" svg:height="0.395cm" svg:x="2.646cm" svg:y="26.781cm">
          <draw:text-box>
            <text:p text:style-name="P1"><text:span text:style-name="T5">Paper Secretary of State for Defence, 18 July 2005, ‘Operational Transition in Iraq’.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3" draw:text-style-name="P7" draw:layer="layout" svg:x1="3.09cm" svg:y1="16.691cm" svg:x2="7.512cm" svg:y2="16.691cm">
          <text:p/>
        </draw:line>
        <draw:line draw:style-name="gr9" draw:text-style-name="P7" draw:layer="layout" svg:x1="3.09cm" svg:y1="18.17cm" svg:x2="4.031cm" svg:y2="18.17cm">
          <text:p/>
        </draw:line>
        <draw:line draw:style-name="gr9" draw:text-style-name="P7" draw:layer="layout" svg:x1="3.09cm" svg:y1="20.778cm" svg:x2="4.361cm" svg:y2="20.77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58</text:span></text:p>
          </draw:text-box>
        </draw:frame>
        <draw:frame draw:style-name="gr1" draw:text-style-name="P2" draw:layer="layout" svg:width="15.652cm" svg:height="0.475cm" svg:x="2.2cm" svg:y="2.525cm">
          <draw:text-box>
            <text:p text:style-name="P1"><text:span text:style-name="T6">367. </text:span><text:span text:style-name="T3"><text:s/>The section on “handling” in the previous draft had been expanded to include </text:span></text:p>
          </draw:text-box>
        </draw:frame>
        <draw:frame draw:style-name="gr1" draw:text-style-name="P2" draw:layer="layout" svg:width="1.696cm" svg:height="0.475cm" svg:x="2.2cm" svg:y="3.09cm">
          <draw:text-box>
            <text:p text:style-name="P1"><text:span text:style-name="T3">“</text:span><text:span text:style-name="T3">NGOs”: </text:span></text:p>
          </draw:text-box>
        </draw:frame>
        <draw:frame draw:style-name="gr1" draw:text-style-name="P2" draw:layer="layout" svg:width="14.561cm" svg:height="0.475cm" svg:x="2.95cm" svg:y="4.004cm">
          <draw:text-box>
            <text:p text:style-name="P1"><text:span text:style-name="T3">“</text:span><text:span text:style-name="T3">The announcement [of] any drawdown of UK forces in the South will have to </text:span></text:p>
          </draw:text-box>
        </draw:frame>
        <draw:frame draw:style-name="gr1" draw:text-style-name="P2" draw:layer="layout" svg:width="14.395cm" svg:height="0.475cm" svg:x="2.95cm" svg:y="4.568cm">
          <draw:text-box>
            <text:p text:style-name="P1"><text:span text:style-name="T3">be carefully managed to ensure that there is no loss of confidence by NGOs </text:span></text:p>
          </draw:text-box>
        </draw:frame>
        <draw:frame draw:style-name="gr1" draw:text-style-name="P2" draw:layer="layout" svg:width="14.632cm" svg:height="0.475cm" svg:x="2.95cm" svg:y="5.133cm">
          <draw:text-box>
            <text:p text:style-name="P1"><text:span text:style-name="T3">(in particular the UN agencies and the World Bank), which might lead them to </text:span></text:p>
          </draw:text-box>
        </draw:frame>
        <draw:frame draw:style-name="gr1" draw:text-style-name="P2" draw:layer="layout" svg:width="9.011cm" svg:height="0.475cm" svg:x="2.95cm" svg:y="5.697cm">
          <draw:text-box>
            <text:p text:style-name="P1"><text:span text:style-name="T3">postpone plans for greater engagement in Iraq.”</text:span></text:p>
          </draw:text-box>
        </draw:frame>
        <draw:frame draw:style-name="gr1" draw:text-style-name="P2" draw:layer="layout" svg:width="10.733cm" svg:height="0.475cm" svg:x="2.2cm" svg:y="6.612cm">
          <draw:text-box>
            <text:p text:style-name="P1"><text:span text:style-name="T6">368. </text:span><text:span text:style-name="T3"><text:s/>The section on resources had also been expanded:</text:span></text:p>
          </draw:text-box>
        </draw:frame>
        <draw:frame draw:style-name="gr1" draw:text-style-name="P2" draw:layer="layout" svg:width="15.441cm" svg:height="0.475cm" svg:x="2.95cm" svg:y="7.526cm">
          <draw:text-box>
            <text:p text:style-name="P1"><text:span text:style-name="T3">“</text:span><text:span text:style-name="T3">Other Government Departments operating in Iraq may … face increased security </text:span></text:p>
          </draw:text-box>
        </draw:frame>
        <draw:frame draw:style-name="gr1" draw:text-style-name="P2" draw:layer="layout" svg:width="15.932cm" svg:height="0.475cm" svg:x="2.95cm" svg:y="8.091cm">
          <draw:text-box>
            <text:p text:style-name="P1"><text:span text:style-name="T3">costs as they are forced to seek commercial alternatives to military force protection.” </text:span></text:p>
          </draw:text-box>
        </draw:frame>
        <draw:frame draw:style-name="gr1" draw:text-style-name="P2" draw:layer="layout" svg:width="15.563cm" svg:height="0.475cm" svg:x="2.2cm" svg:y="9.005cm">
          <draw:text-box>
            <text:p text:style-name="P1"><text:span text:style-name="T6">369. </text:span><text:span text:style-name="T3"><text:s/>DOP(I) agreed Dr Reid’s recommendation that, subject to the continuation of </text:span></text:p>
          </draw:text-box>
        </draw:frame>
        <draw:frame draw:style-name="gr1" draw:text-style-name="P2" draw:layer="layout" svg:width="15.881cm" svg:height="0.475cm" svg:x="2.2cm" svg:y="9.57cm">
          <draw:text-box>
            <text:p text:style-name="P1"><text:span text:style-name="T3">current trends in the capacity of the Iraqi security forces and to there being no major </text:span></text:p>
          </draw:text-box>
        </draw:frame>
        <draw:frame draw:style-name="gr1" draw:text-style-name="P2" draw:layer="layout" svg:width="16.563cm" svg:height="0.475cm" svg:x="2.2cm" svg:y="10.134cm">
          <draw:text-box>
            <text:p text:style-name="P1"><text:span text:style-name="T3">deterioration in the security situation, the UK should plan to implement transition to Iraqi </text:span></text:p>
          </draw:text-box>
        </draw:frame>
        <draw:frame draw:style-name="gr1" draw:text-style-name="P2" draw:layer="layout" svg:width="16.427cm" svg:height="0.475cm" svg:x="2.2cm" svg:y="10.698cm">
          <draw:text-box>
            <text:p text:style-name="P1"><text:span text:style-name="T3">control in Maysan and Muthanna from around October 2005, and in Dhi Qar and Basra </text:span></text:p>
          </draw:text-box>
        </draw:frame>
        <draw:frame draw:style-name="gr1" draw:text-style-name="P2" draw:layer="layout" svg:width="4.773cm" svg:height="0.475cm" svg:x="2.2cm" svg:y="11.263cm">
          <draw:text-box>
            <text:p text:style-name="P1"><text:span text:style-name="T3">from around March 2006.</text:span></text:p>
          </draw:text-box>
        </draw:frame>
        <draw:frame draw:style-name="gr5" draw:text-style-name="P6" draw:layer="layout" svg:width="0.408cm" svg:height="0.276cm" svg:x="6.953cm" svg:y="11.282cm">
          <draw:text-box>
            <text:p text:style-name="P1"><text:span text:style-name="T8">214</text:span></text:p>
          </draw:text-box>
        </draw:frame>
        <draw:frame draw:style-name="gr7" draw:text-style-name="P8" draw:layer="layout" svg:width="0.205cm" svg:height="0.23cm" svg:x="7.365cm" svg:y="11.34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6.165cm" svg:height="0.475cm" svg:x="2.2cm" svg:y="12.177cm">
          <draw:text-box>
            <text:p text:style-name="P1"><text:span text:style-name="T6">370. </text:span><text:span text:style-name="T3"><text:s/>DOP(I) commented that too much of the money allocated for reconstruction had </text:span></text:p>
          </draw:text-box>
        </draw:frame>
        <draw:frame draw:style-name="gr1" draw:text-style-name="P2" draw:layer="layout" svg:width="8.833cm" svg:height="0.475cm" svg:x="2.2cm" svg:y="12.742cm">
          <draw:text-box>
            <text:p text:style-name="P1"><text:span text:style-name="T3">been spent on foreign contractors and security.</text:span></text:p>
          </draw:text-box>
        </draw:frame>
        <draw:frame draw:style-name="gr5" draw:text-style-name="P6" draw:layer="layout" svg:width="0.408cm" svg:height="0.276cm" svg:x="10.993cm" svg:y="12.761cm">
          <draw:text-box>
            <text:p text:style-name="P1"><text:span text:style-name="T8">215</text:span></text:p>
          </draw:text-box>
        </draw:frame>
        <draw:frame draw:style-name="gr1" draw:text-style-name="P2" draw:layer="layout" svg:width="6.835cm" svg:height="0.475cm" svg:x="11.405cm" svg:y="12.742cm">
          <draw:text-box>
            <text:p text:style-name="P1"><text:span text:style-name="T3"><text:s/></text:span><text:span text:style-name="T3">The UK should now be focusing on </text:span></text:p>
          </draw:text-box>
        </draw:frame>
        <draw:frame draw:style-name="gr1" draw:text-style-name="P2" draw:layer="layout" svg:width="6.543cm" svg:height="0.475cm" svg:x="2.2cm" svg:y="13.306cm">
          <draw:text-box>
            <text:p text:style-name="P1"><text:span text:style-name="T3">delivering through Iraqi structures. </text:span></text:p>
          </draw:text-box>
        </draw:frame>
        <draw:frame draw:style-name="gr1" draw:text-style-name="P2" draw:layer="layout" svg:width="15.779cm" svg:height="0.475cm" svg:x="2.2cm" svg:y="14.221cm">
          <draw:text-box>
            <text:p text:style-name="P1"><text:span text:style-name="T6">371. </text:span><text:span text:style-name="T3"><text:s/>DOP(I) also considered an FCO paper entitled ‘Splitting the Jihadists from the </text:span></text:p>
          </draw:text-box>
        </draw:frame>
        <draw:frame draw:style-name="gr1" draw:text-style-name="P2" draw:layer="layout" svg:width="3.922cm" svg:height="0.475cm" svg:x="2.2cm" svg:y="14.785cm">
          <draw:text-box>
            <text:p text:style-name="P1"><text:span text:style-name="T3">National Opposition’.</text:span></text:p>
          </draw:text-box>
        </draw:frame>
        <draw:frame draw:style-name="gr5" draw:text-style-name="P6" draw:layer="layout" svg:width="0.408cm" svg:height="0.276cm" svg:x="6.106cm" svg:y="14.804cm">
          <draw:text-box>
            <text:p text:style-name="P1"><text:span text:style-name="T8">216</text:span></text:p>
          </draw:text-box>
        </draw:frame>
        <draw:frame draw:style-name="gr1" draw:text-style-name="P2" draw:layer="layout" svg:width="12.258cm" svg:height="0.475cm" svg:x="6.518cm" svg:y="14.785cm">
          <draw:text-box>
            <text:p text:style-name="P1"><text:span text:style-name="T3"><text:s/></text:span><text:span text:style-name="T3">The FCO recommended action on eight “lines”, the last of which </text:span></text:p>
          </draw:text-box>
        </draw:frame>
        <draw:frame draw:style-name="gr1" draw:text-style-name="P2" draw:layer="layout" svg:width="3.66cm" svg:height="0.475cm" svg:x="2.2cm" svg:y="15.35cm">
          <draw:text-box>
            <text:p text:style-name="P1"><text:span text:style-name="T3">was reconstruction:</text:span></text:p>
          </draw:text-box>
        </draw:frame>
        <draw:frame draw:style-name="gr1" draw:text-style-name="P2" draw:layer="layout" svg:width="15.78cm" svg:height="0.475cm" svg:x="2.95cm" svg:y="16.264cm">
          <draw:text-box>
            <text:p text:style-name="P1"><text:span text:style-name="T3">“</text:span><text:span text:style-name="T13">Rapid implementation</text:span><text:span text:style-name="T3"> of reconstruction projects, specifically following large scale </text:span></text:p>
          </draw:text-box>
        </draw:frame>
        <draw:frame draw:style-name="gr1" draw:text-style-name="P2" draw:layer="layout" svg:width="8.782cm" svg:height="0.475cm" svg:x="2.95cm" svg:y="16.828cm">
          <draw:text-box>
            <text:p text:style-name="P1"><text:span text:style-name="T3">anti-insurgency operations or local cease-fires:</text:span></text:p>
          </draw:text-box>
        </draw:frame>
        <draw:frame draw:style-name="gr1" draw:text-style-name="P2" draw:layer="layout" svg:width="13.828cm" svg:height="0.475cm" svg:x="2.95cm" svg:y="17.743cm">
          <draw:text-box>
            <text:p text:style-name="P1"><text:span text:style-name="T3">“</text:span><text:span text:style-name="T3">Aims: Demonstrate ITG/MNF ability to rebuild and compensate following </text:span></text:p>
          </draw:text-box>
        </draw:frame>
        <draw:frame draw:style-name="gr1" draw:text-style-name="P2" draw:layer="layout" svg:width="15.919cm" svg:height="0.475cm" svg:x="2.95cm" svg:y="18.307cm">
          <draw:text-box>
            <text:p text:style-name="P1"><text:span text:style-name="T3">operations/cease-fires. Quick support to Iraqi capacity to deliver. Installation of basic </text:span></text:p>
          </draw:text-box>
        </draw:frame>
        <draw:frame draw:style-name="gr1" draw:text-style-name="P2" draw:layer="layout" svg:width="15.318cm" svg:height="0.475cm" svg:x="2.95cm" svg:y="18.872cm">
          <draw:text-box>
            <text:p text:style-name="P1"><text:span text:style-name="T3">services. Establishment of political and security structures. Employment creation. </text:span></text:p>
          </draw:text-box>
        </draw:frame>
        <draw:frame draw:style-name="gr1" draw:text-style-name="P2" draw:layer="layout" svg:width="10.844cm" svg:height="0.475cm" svg:x="2.95cm" svg:y="19.436cm">
          <draw:text-box>
            <text:p text:style-name="P1"><text:span text:style-name="T3">Deny opportunity to insurgency to work up dissatisfaction.</text:span></text:p>
          </draw:text-box>
        </draw:frame>
        <draw:frame draw:style-name="gr1" draw:text-style-name="P2" draw:layer="layout" svg:width="14.832cm" svg:height="0.475cm" svg:x="2.95cm" svg:y="20.351cm">
          <draw:text-box>
            <text:p text:style-name="P1"><text:span text:style-name="T3">“</text:span><text:span text:style-name="T3">Means: … Key donors and ITG to review how to reprogramme/redefine donor </text:span></text:p>
          </draw:text-box>
        </draw:frame>
        <draw:frame draw:style-name="gr1" draw:text-style-name="P2" draw:layer="layout" svg:width="15.593cm" svg:height="0.475cm" svg:x="2.95cm" svg:y="20.915cm">
          <draw:text-box>
            <text:p text:style-name="P1"><text:span text:style-name="T3">assistance to make available rapidly disbursable aid (eg. creation of a special fund </text:span></text:p>
          </draw:text-box>
        </draw:frame>
        <draw:frame draw:style-name="gr1" draw:text-style-name="P2" draw:layer="layout" svg:width="15.056cm" svg:height="0.475cm" svg:x="2.95cm" svg:y="21.48cm">
          <draw:text-box>
            <text:p text:style-name="P1"><text:span text:style-name="T3">for quick impact projects in politically sensitive areas), including from the private </text:span></text:p>
          </draw:text-box>
        </draw:frame>
        <draw:frame draw:style-name="gr1" draw:text-style-name="P2" draw:layer="layout" svg:width="15.136cm" svg:height="0.475cm" svg:x="2.95cm" svg:y="22.044cm">
          <draw:text-box>
            <text:p text:style-name="P1"><text:span text:style-name="T3">sector. Media (foreign and Iraq) coverage of successful redevelopment projects.”</text:span></text:p>
          </draw:text-box>
        </draw:frame>
        <draw:frame draw:style-name="gr1" draw:text-style-name="P2" draw:layer="layout" svg:width="12.786cm" svg:height="0.475cm" svg:x="2.2cm" svg:y="22.958cm">
          <draw:text-box>
            <text:p text:style-name="P1"><text:span text:style-name="T6">372. </text:span><text:span text:style-name="T3"><text:s/>DOP(I) agreed the “broad approach” set out in the FCO paper.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line draw:style-name="gr8" draw:text-style-name="P7" draw:layer="layout" svg:x1="8.92cm" svg:y1="25.02cm" svg:x2="17.097cm" svg:y2="25.02cm">
          <text:p/>
        </draw:line>
        <draw:line draw:style-name="gr8" draw:text-style-name="P7" draw:layer="layout" svg:x1="2.199cm" svg:y1="25.444cm" svg:x2="6.984cm" svg:y2="25.444cm">
          <text:p/>
        </draw:line>
        <draw:frame draw:style-name="gr5" draw:text-style-name="P6" draw:layer="layout" svg:width="0.408cm" svg:height="0.276cm" svg:x="14.907cm" svg:y="22.977cm">
          <draw:text-box>
            <text:p text:style-name="P1"><text:span text:style-name="T8">217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214 </text:span></text:p>
          </draw:text-box>
        </draw:frame>
        <draw:frame draw:style-name="gr4" draw:text-style-name="P5" draw:layer="layout" svg:width="14.378cm" svg:height="0.395cm" svg:x="2.646cm" svg:y="24.664cm">
          <draw:text-box>
            <text:p text:style-name="P1"><text:span text:style-name="T11">Minutes, 21 July 2005, DOP(I) meeting; </text:span><text:span text:style-name="T5">Paper Secretary of State for Defence, 18 July 2005, </text:span></text:p>
          </draw:text-box>
        </draw:frame>
        <draw:frame draw:style-name="gr4" draw:text-style-name="P5" draw:layer="layout" svg:width="4.849cm" svg:height="0.395cm" svg:x="2.2cm" svg:y="25.087cm">
          <draw:text-box>
            <text:p text:style-name="P1"><text:span text:style-name="T5">‘</text:span><text:span text:style-name="T5">Operational Transition in Iraq’.</text:span><text:span text:style-name="T11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15 </text:span></text:p>
          </draw:text-box>
        </draw:frame>
        <draw:frame draw:style-name="gr4" draw:text-style-name="P5" draw:layer="layout" svg:width="6.242cm" svg:height="0.395cm" svg:x="2.646cm" svg:y="25.511cm">
          <draw:text-box>
            <text:p text:style-name="P1"><text:span text:style-name="T11">Minutes, 21 July 2005, DOP(I) meeting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16 </text:span></text:p>
          </draw:text-box>
        </draw:frame>
        <draw:frame draw:style-name="gr4" draw:text-style-name="P5" draw:layer="layout" svg:width="14.556cm" svg:height="0.395cm" svg:x="2.646cm" svg:y="25.934cm">
          <draw:text-box>
            <text:p text:style-name="P1"><text:span text:style-name="T11">Paper FCO, 18 July 2005, ‘Iraq: Splitting the Jihadists from the National Opposition’; Minutes, </text:span></text:p>
          </draw:text-box>
        </draw:frame>
        <draw:frame draw:style-name="gr4" draw:text-style-name="P5" draw:layer="layout" svg:width="4.82cm" svg:height="0.395cm" svg:x="2.2cm" svg:y="26.357cm">
          <draw:text-box>
            <text:p text:style-name="P1"><text:span text:style-name="T11">21 July 2005, DOP(I) meeting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17 </text:span></text:p>
          </draw:text-box>
        </draw:frame>
        <draw:frame draw:style-name="gr4" draw:text-style-name="P5" draw:layer="layout" svg:width="6.242cm" svg:height="0.395cm" svg:x="2.646cm" svg:y="26.781cm">
          <draw:text-box>
            <text:p text:style-name="P1"><text:span text:style-name="T11">Minutes, 21 July 2005, DOP(I) meeting. 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9</text:span></text:p>
          </draw:text-box>
        </draw:frame>
        <draw:frame draw:style-name="gr10" draw:text-style-name="P9" draw:layer="layout" svg:width="12.393cm" svg:height="0.556cm" svg:x="2.2cm" svg:y="2.513cm">
          <draw:text-box>
            <text:p text:style-name="P1"><text:span text:style-name="T14">Responding to the new US Clear-Hold-Build strategy</text:span></text:p>
          </draw:text-box>
        </draw:frame>
        <draw:frame draw:style-name="gr1" draw:text-style-name="P2" draw:layer="layout" svg:width="16.207cm" svg:height="0.475cm" svg:x="2.2cm" svg:y="3.341cm">
          <draw:text-box>
            <text:p text:style-name="P1"><text:span text:style-name="T6">373. </text:span><text:span text:style-name="T3"><text:s/>Ambassador Zalmay Khalilzad succeeded Ambassador John Negroponte as the </text:span></text:p>
          </draw:text-box>
        </draw:frame>
        <draw:frame draw:style-name="gr1" draw:text-style-name="P2" draw:layer="layout" svg:width="7.067cm" svg:height="0.475cm" svg:x="2.2cm" svg:y="3.905cm">
          <draw:text-box>
            <text:p text:style-name="P1"><text:span text:style-name="T3">US Ambassador to Iraq in June 2005.</text:span></text:p>
          </draw:text-box>
        </draw:frame>
        <draw:frame draw:style-name="gr5" draw:text-style-name="P6" draw:layer="layout" svg:width="0.408cm" svg:height="0.276cm" svg:x="9.236cm" svg:y="3.924cm">
          <draw:text-box>
            <text:p text:style-name="P1"><text:span text:style-name="T8">218</text:span></text:p>
          </draw:text-box>
        </draw:frame>
        <draw:frame draw:style-name="gr1" draw:text-style-name="P2" draw:layer="layout" svg:width="15.157cm" svg:height="0.475cm" svg:x="2.2cm" svg:y="4.82cm">
          <draw:text-box>
            <text:p text:style-name="P1"><text:span text:style-name="T6">374. </text:span><text:span text:style-name="T3"><text:s/>To assess the situation and propose a way forward, Ambassador Khalilzad </text:span></text:p>
          </draw:text-box>
        </draw:frame>
        <draw:frame draw:style-name="gr1" draw:text-style-name="P2" draw:layer="layout" svg:width="16.385cm" svg:height="0.475cm" svg:x="2.2cm" svg:y="5.384cm">
          <draw:text-box>
            <text:p text:style-name="P1"><text:span text:style-name="T3">established a Joint Civil-Military Strategic Planning Group, generally known as the Red </text:span></text:p>
          </draw:text-box>
        </draw:frame>
        <draw:frame draw:style-name="gr1" draw:text-style-name="P2" draw:layer="layout" svg:width="16.694cm" svg:height="0.475cm" svg:x="2.2cm" svg:y="5.949cm">
          <draw:text-box>
            <text:p text:style-name="P1"><text:span text:style-name="T3">Cell or Red Team. The Red Team was tasked to devise a plan that would break the back </text:span></text:p>
          </draw:text-box>
        </draw:frame>
        <draw:frame draw:style-name="gr1" draw:text-style-name="P2" draw:layer="layout" svg:width="11.208cm" svg:height="0.475cm" svg:x="2.2cm" svg:y="6.513cm">
          <draw:text-box>
            <text:p text:style-name="P1"><text:span text:style-name="T3">of the insurgency within one year and defeat it within three. </text:span></text:p>
          </draw:text-box>
        </draw:frame>
        <draw:frame draw:style-name="gr1" draw:text-style-name="P2" draw:layer="layout" svg:width="14.734cm" svg:height="0.475cm" svg:x="2.2cm" svg:y="7.428cm">
          <draw:text-box>
            <text:p text:style-name="P1"><text:span text:style-name="T6">375. </text:span><text:span text:style-name="T3"><text:s/>Before Ambassador Khalilzad’s his arrival in Iraq, the DoD and the State </text:span></text:p>
          </draw:text-box>
        </draw:frame>
        <draw:frame draw:style-name="gr1" draw:text-style-name="P2" draw:layer="layout" svg:width="16.681cm" svg:height="0.475cm" svg:x="2.2cm" svg:y="7.992cm">
          <draw:text-box>
            <text:p text:style-name="P1"><text:span text:style-name="T3">Department had initiated independent reviews of reconstruction strategy (led by General </text:span></text:p>
          </draw:text-box>
        </draw:frame>
        <draw:frame draw:style-name="gr1" draw:text-style-name="P2" draw:layer="layout" svg:width="16.135cm" svg:height="0.475cm" svg:x="2.2cm" svg:y="8.556cm">
          <draw:text-box>
            <text:p text:style-name="P1"><text:span text:style-name="T3">Gary Luck and Ambassador Richard Jones respectively). Those reviews informed the </text:span></text:p>
          </draw:text-box>
        </draw:frame>
        <draw:frame draw:style-name="gr1" draw:text-style-name="P2" draw:layer="layout" svg:width="9.878cm" svg:height="0.475cm" svg:x="2.2cm" svg:y="9.121cm">
          <draw:text-box>
            <text:p text:style-name="P1"><text:span text:style-name="T3">new approach developed by Ambassador Khalilzad. </text:span></text:p>
          </draw:text-box>
        </draw:frame>
        <draw:frame draw:style-name="gr1" draw:text-style-name="P2" draw:layer="layout" svg:width="16.067cm" svg:height="0.475cm" svg:x="2.2cm" svg:y="10.035cm">
          <draw:text-box>
            <text:p text:style-name="P1"><text:span text:style-name="T6">376. </text:span><text:span text:style-name="T3"><text:s/>A key issue was the amount of US funding that remained available. After a slow </text:span></text:p>
          </draw:text-box>
        </draw:frame>
        <draw:frame draw:style-name="gr1" draw:text-style-name="P2" draw:layer="layout" svg:width="16.605cm" svg:height="0.475cm" svg:x="2.2cm" svg:y="10.6cm">
          <draw:text-box>
            <text:p text:style-name="P1"><text:span text:style-name="T3">start, the US reconstruction effort was “in high gear”. Of the US$18.4bn appropriated for </text:span></text:p>
          </draw:text-box>
        </draw:frame>
        <draw:frame draw:style-name="gr1" draw:text-style-name="P2" draw:layer="layout" svg:width="12.694cm" svg:height="0.475cm" svg:x="2.2cm" svg:y="11.164cm">
          <draw:text-box>
            <text:p text:style-name="P1"><text:span text:style-name="T3">IRRF2, three-quarters had been obligated and one-third disbursed. </text:span></text:p>
          </draw:text-box>
        </draw:frame>
        <draw:frame draw:style-name="gr1" draw:text-style-name="P2" draw:layer="layout" svg:width="15.436cm" svg:height="0.475cm" svg:x="2.2cm" svg:y="12.079cm">
          <draw:text-box>
            <text:p text:style-name="P1"><text:span text:style-name="T6">377. </text:span><text:span text:style-name="T3"><text:s/>Ambassador Khalilzad met Mr Adam Ingram, Minister of State for the Armed </text:span></text:p>
          </draw:text-box>
        </draw:frame>
        <draw:frame draw:style-name="gr1" draw:text-style-name="P2" draw:layer="layout" svg:width="3.558cm" svg:height="0.475cm" svg:x="2.2cm" svg:y="12.643cm">
          <draw:text-box>
            <text:p text:style-name="P1"><text:span text:style-name="T3">Forces, on 20 July.</text:span></text:p>
          </draw:text-box>
        </draw:frame>
        <draw:frame draw:style-name="gr5" draw:text-style-name="P6" draw:layer="layout" svg:width="0.408cm" svg:height="0.276cm" svg:x="5.745cm" svg:y="12.662cm">
          <draw:text-box>
            <text:p text:style-name="P1"><text:span text:style-name="T8">219</text:span></text:p>
          </draw:text-box>
        </draw:frame>
        <draw:frame draw:style-name="gr1" draw:text-style-name="P2" draw:layer="layout" svg:width="12.279cm" svg:height="0.475cm" svg:x="6.157cm" svg:y="12.643cm">
          <draw:text-box>
            <text:p text:style-name="P1"><text:span text:style-name="T3"><text:s/></text:span><text:span text:style-name="T3">The Ambassador raised the subject of Provincial Reconstruction </text:span></text:p>
          </draw:text-box>
        </draw:frame>
        <draw:frame draw:style-name="gr1" draw:text-style-name="P2" draw:layer="layout" svg:width="16.584cm" svg:height="0.475cm" svg:x="2.2cm" svg:y="13.208cm">
          <draw:text-box>
            <text:p text:style-name="P1"><text:span text:style-name="T3">Teams (PRTs), some of which had worked well in Afghanistan, and asked whether there </text:span></text:p>
          </draw:text-box>
        </draw:frame>
        <draw:frame draw:style-name="gr1" draw:text-style-name="P2" draw:layer="layout" svg:width="16.419cm" svg:height="0.475cm" svg:x="2.2cm" svg:y="13.772cm">
          <draw:text-box>
            <text:p text:style-name="P1"><text:span text:style-name="T3">was a role for them in Iraq. Mr Ingram wondered whether PRTs would, in many parts of </text:span></text:p>
          </draw:text-box>
        </draw:frame>
        <draw:frame draw:style-name="gr1" draw:text-style-name="P2" draw:layer="layout" svg:width="16.669cm" svg:height="0.475cm" svg:x="2.2cm" svg:y="14.336cm">
          <draw:text-box>
            <text:p text:style-name="P1"><text:span text:style-name="T3">Iraq, be too exposed. He also commented that “one of the problems of even considering </text:span></text:p>
          </draw:text-box>
        </draw:frame>
        <draw:frame draw:style-name="gr1" draw:text-style-name="P2" draw:layer="layout" svg:width="12.431cm" svg:height="0.475cm" svg:x="2.2cm" svg:y="14.901cm">
          <draw:text-box>
            <text:p text:style-name="P1"><text:span text:style-name="T3">such fresh approaches … was the risk that they could be leaked”. </text:span></text:p>
          </draw:text-box>
        </draw:frame>
        <draw:frame draw:style-name="gr1" draw:text-style-name="P2" draw:layer="layout" svg:width="14.886cm" svg:height="0.475cm" svg:x="2.2cm" svg:y="15.815cm">
          <draw:text-box>
            <text:p text:style-name="P1"><text:span text:style-name="T6">378. </text:span><text:span text:style-name="T3"><text:s/>Ambassador Khalilzad offered to share US thinking on PRTs with the UK, </text:span></text:p>
          </draw:text-box>
        </draw:frame>
        <draw:frame draw:style-name="gr1" draw:text-style-name="P2" draw:layer="layout" svg:width="16.292cm" svg:height="0.475cm" svg:x="2.2cm" svg:y="16.38cm">
          <draw:text-box>
            <text:p text:style-name="P1"><text:span text:style-name="T3">including on whether projects should be driven by “operational security” or longer-term </text:span></text:p>
          </draw:text-box>
        </draw:frame>
        <draw:frame draw:style-name="gr1" draw:text-style-name="P2" draw:layer="layout" svg:width="3.808cm" svg:height="0.475cm" svg:x="2.2cm" svg:y="16.944cm">
          <draw:text-box>
            <text:p text:style-name="P1"><text:span text:style-name="T3">development goals. </text:span></text:p>
          </draw:text-box>
        </draw:frame>
        <draw:frame draw:style-name="gr1" draw:text-style-name="P2" draw:layer="layout" svg:width="16.423cm" svg:height="0.475cm" svg:x="2.2cm" svg:y="17.859cm">
          <draw:text-box>
            <text:p text:style-name="P1"><text:span text:style-name="T6">379. </text:span><text:span text:style-name="T3"><text:s/>Mr William Patey, Mr Chaplin’s successor as British Ambassador to Iraq, reported </text:span></text:p>
          </draw:text-box>
        </draw:frame>
        <draw:frame draw:style-name="gr1" draw:text-style-name="P2" draw:layer="layout" svg:width="15.725cm" svg:height="0.475cm" svg:x="2.2cm" svg:y="18.423cm">
          <draw:text-box>
            <text:p text:style-name="P1"><text:span text:style-name="T3">on 27 July that the availability of electricity and fuel was barely different from a year </text:span></text:p>
          </draw:text-box>
        </draw:frame>
        <draw:frame draw:style-name="gr1" draw:text-style-name="P2" draw:layer="layout" svg:width="1.272cm" svg:height="0.475cm" svg:x="2.2cm" svg:y="18.988cm">
          <draw:text-box>
            <text:p text:style-name="P1"><text:span text:style-name="T3">earlier.</text:span></text:p>
          </draw:text-box>
        </draw:frame>
        <draw:frame draw:style-name="gr5" draw:text-style-name="P6" draw:layer="layout" svg:width="0.408cm" svg:height="0.276cm" svg:x="3.471cm" svg:y="19.006cm">
          <draw:text-box>
            <text:p text:style-name="P1"><text:span text:style-name="T8">220</text:span></text:p>
          </draw:text-box>
        </draw:frame>
        <draw:frame draw:style-name="gr1" draw:text-style-name="P2" draw:layer="layout" svg:width="14.37cm" svg:height="0.475cm" svg:x="3.882cm" svg:y="18.988cm">
          <draw:text-box>
            <text:p text:style-name="P1"><text:span text:style-name="T3"><text:s/></text:span><text:span text:style-name="T3">Progress was being made, but it would be “a long haul” and managing Iraqi </text:span></text:p>
          </draw:text-box>
        </draw:frame>
        <draw:frame draw:style-name="gr1" draw:text-style-name="P2" draw:layer="layout" svg:width="8.308cm" svg:height="0.475cm" svg:x="2.2cm" svg:y="19.552cm">
          <draw:text-box>
            <text:p text:style-name="P1"><text:span text:style-name="T3">expectations would be key. He commented: </text:span></text:p>
          </draw:text-box>
        </draw:frame>
        <draw:frame draw:style-name="gr1" draw:text-style-name="P2" draw:layer="layout" svg:width="14.802cm" svg:height="0.475cm" svg:x="2.95cm" svg:y="20.466cm">
          <draw:text-box>
            <text:p text:style-name="P1"><text:span text:style-name="T3">“</text:span><text:span text:style-name="T3">Ordinary Iraqis are becoming increasingly frustrated that, over two years after </text:span></text:p>
          </draw:text-box>
        </draw:frame>
        <draw:frame draw:style-name="gr1" draw:text-style-name="P2" draw:layer="layout" svg:width="15.691cm" svg:height="0.475cm" svg:x="2.95cm" svg:y="21.031cm">
          <draw:text-box>
            <text:p text:style-name="P1"><text:span text:style-name="T3">Saddam’s fall, there has been little discernible improvement to essential services …</text:span></text:p>
          </draw:text-box>
        </draw:frame>
        <draw:frame draw:style-name="gr1" draw:text-style-name="P2" draw:layer="layout" svg:width="14.654cm" svg:height="0.475cm" svg:x="2.95cm" svg:y="21.945cm">
          <draw:text-box>
            <text:p text:style-name="P1"><text:span text:style-name="T3">“</text:span><text:span text:style-name="T3">Ultimately, the Iraqis need to plan much longer term … There needs to be an </text:span></text:p>
          </draw:text-box>
        </draw:frame>
        <draw:frame draw:style-name="gr1" draw:text-style-name="P2" draw:layer="layout" svg:width="15.318cm" svg:height="0.475cm" svg:x="2.95cm" svg:y="22.51cm">
          <draw:text-box>
            <text:p text:style-name="P1"><text:span text:style-name="T3">integrated energy strategy … The current focus – including from US advisers – is </text:span></text:p>
          </draw:text-box>
        </draw:frame>
        <draw:frame draw:style-name="gr1" draw:text-style-name="P2" draw:layer="layout" svg:width="14.747cm" svg:height="0.475cm" svg:x="2.95cm" svg:y="23.074cm">
          <draw:text-box>
            <text:p text:style-name="P1"><text:span text:style-name="T3">short-term. DFID is funding two advisers to help the Ministry of Electricity (and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716cm" svg:height="0.475cm" svg:x="2.95cm" svg:y="23.639cm">
          <draw:text-box>
            <text:p text:style-name="P1"><text:span text:style-name="T3">Ministry of Oil) develop a coherent longer-term strategy, including creating the legal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18 </text:span></text:p>
          </draw:text-box>
        </draw:frame>
        <draw:frame draw:style-name="gr4" draw:text-style-name="P5" draw:layer="layout" svg:width="14.555cm" svg:height="0.395cm" svg:x="2.646cm" svg:y="25.087cm">
          <draw:text-box>
            <text:p text:style-name="P1"><text:span text:style-name="T11">Bowen SW Jr. </text:span><text:span text:style-name="T12">Hard Lessons: The Iraq Reconstruction Experience</text:span><text:span text:style-name="T11">. U.S. Government Printing </text:span></text:p>
          </draw:text-box>
        </draw:frame>
        <draw:frame draw:style-name="gr4" draw:text-style-name="P5" draw:layer="layout" svg:width="2.081cm" svg:height="0.395cm" svg:x="2.2cm" svg:y="25.511cm">
          <draw:text-box>
            <text:p text:style-name="P1"><text:span text:style-name="T11">Office, 2009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19 </text:span></text:p>
          </draw:text-box>
        </draw:frame>
        <draw:frame draw:style-name="gr4" draw:text-style-name="P5" draw:layer="layout" svg:width="15.145cm" svg:height="0.395cm" svg:x="2.646cm" svg:y="25.934cm">
          <draw:text-box>
            <text:p text:style-name="P1"><text:span text:style-name="T11">Minute Johnson to DJC DD Iraq, 22 July 2005, ‘Minister(AF) Meeting with Ambassador Khalizad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20 </text:span></text:p>
          </draw:text-box>
        </draw:frame>
        <draw:frame draw:style-name="gr4" draw:text-style-name="P5" draw:layer="layout" svg:width="14.721cm" svg:height="0.395cm" svg:x="2.642cm" svg:y="26.357cm">
          <draw:text-box>
            <text:p text:style-name="P1"><text:span text:style-name="T11">Telegram 9933/05 Baghdad to FCO London, 27 July 2005, ‘Iraq: Oil and Electricity: Are Things </text:span></text:p>
          </draw:text-box>
        </draw:frame>
        <draw:frame draw:style-name="gr4" draw:text-style-name="P5" draw:layer="layout" svg:width="2.534cm" svg:height="0.395cm" svg:x="2.2cm" svg:y="26.781cm">
          <draw:text-box>
            <text:p text:style-name="P1"><text:span text:style-name="T11">Getting Better?’.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9" draw:text-style-name="P7" draw:layer="layout" svg:x1="6.942cm" svg:y1="5.91cm" svg:x2="17.626cm" svg:y2="5.91cm">
          <text:p/>
        </draw:line>
        <draw:line draw:style-name="gr9" draw:text-style-name="P7" draw:layer="layout" svg:x1="2.949cm" svg:y1="6.475cm" svg:x2="5.961cm" svg:y2="6.47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60</text:span></text:p>
          </draw:text-box>
        </draw:frame>
        <draw:frame draw:style-name="gr1" draw:text-style-name="P2" draw:layer="layout" svg:width="15.682cm" svg:height="0.475cm" svg:x="2.95cm" svg:y="2.525cm">
          <draw:text-box>
            <text:p text:style-name="P1"><text:span text:style-name="T3">and regulatory framework to encourage investment. We should continue to support </text:span></text:p>
          </draw:text-box>
        </draw:frame>
        <draw:frame draw:style-name="gr1" draw:text-style-name="P2" draw:layer="layout" svg:width="14.006cm" svg:height="0.475cm" svg:x="2.95cm" svg:y="3.09cm">
          <draw:text-box>
            <text:p text:style-name="P1"><text:span text:style-name="T3">this as the only means of creating a sustainable electricity network in Iraq.”</text:span></text:p>
          </draw:text-box>
        </draw:frame>
        <draw:frame draw:style-name="gr1" draw:text-style-name="P2" draw:layer="layout" svg:width="12.346cm" svg:height="0.475cm" svg:x="2.2cm" svg:y="4.004cm">
          <draw:text-box>
            <text:p text:style-name="P1"><text:span text:style-name="T6">380. </text:span><text:span text:style-name="T3"><text:s/>Mr Quarrey passed the report to Mr Blair, with the comment:</text:span></text:p>
          </draw:text-box>
        </draw:frame>
        <draw:frame draw:style-name="gr1" draw:text-style-name="P2" draw:layer="layout" svg:width="14.078cm" svg:height="0.475cm" svg:x="2.95cm" svg:y="4.918cm">
          <draw:text-box>
            <text:p text:style-name="P1"><text:span text:style-name="T3">“</text:span><text:span text:style-name="T3">The conclusion that the only solution is a long-term plan is consistent with </text:span></text:p>
          </draw:text-box>
        </draw:frame>
        <draw:frame draw:style-name="gr1" draw:text-style-name="P2" draw:layer="layout" svg:width="14.742cm" svg:height="0.475cm" svg:x="2.95cm" svg:y="5.483cm">
          <draw:text-box>
            <text:p text:style-name="P1"><text:span text:style-name="T3">DFID’s approach but fails to address the damage done in the meantime to the </text:span></text:p>
          </draw:text-box>
        </draw:frame>
        <draw:frame draw:style-name="gr1" draw:text-style-name="P2" draw:layer="layout" svg:width="3.321cm" svg:height="0.475cm" svg:x="2.95cm" svg:y="6.047cm">
          <draw:text-box>
            <text:p text:style-name="P1"><text:span text:style-name="T3">political process.” </text:span></text:p>
          </draw:text-box>
        </draw:frame>
        <draw:frame draw:style-name="gr5" draw:text-style-name="P6" draw:layer="layout" svg:width="0.408cm" svg:height="0.276cm" svg:x="6.256cm" svg:y="6.066cm">
          <draw:text-box>
            <text:p text:style-name="P1"><text:span text:style-name="T8">221</text:span></text:p>
          </draw:text-box>
        </draw:frame>
        <draw:frame draw:style-name="gr1" draw:text-style-name="P2" draw:layer="layout" svg:width="16.224cm" svg:height="0.475cm" svg:x="2.2cm" svg:y="6.962cm">
          <draw:text-box>
            <text:p text:style-name="P1"><text:span text:style-name="T6">381. </text:span><text:span text:style-name="T3"><text:s/>Lieutenant General Robin Brims, the Senior British Military Representative, Iraq, </text:span></text:p>
          </draw:text-box>
        </draw:frame>
        <draw:frame draw:style-name="gr1" draw:text-style-name="P2" draw:layer="layout" svg:width="15.665cm" svg:height="0.475cm" svg:x="2.2cm" svg:y="7.526cm">
          <draw:text-box>
            <text:p text:style-name="P1"><text:span text:style-name="T3">reported to Gen Walker on 31 July that “the US with ourselves” were establishing a </text:span></text:p>
          </draw:text-box>
        </draw:frame>
        <draw:frame draw:style-name="gr1" draw:text-style-name="P2" draw:layer="layout" svg:width="11.17cm" svg:height="0.475cm" svg:x="2.2cm" svg:y="8.091cm">
          <draw:text-box>
            <text:p text:style-name="P1"><text:span text:style-name="T3">“</text:span><text:span text:style-name="T3">Red Cell” to examine critically counter-insurgency strategy.</text:span></text:p>
          </draw:text-box>
        </draw:frame>
        <draw:frame draw:style-name="gr5" draw:text-style-name="P6" draw:layer="layout" svg:width="0.408cm" svg:height="0.276cm" svg:x="13.344cm" svg:y="8.109cm">
          <draw:text-box>
            <text:p text:style-name="P1"><text:span text:style-name="T8">222</text:span></text:p>
          </draw:text-box>
        </draw:frame>
        <draw:frame draw:style-name="gr1" draw:text-style-name="P2" draw:layer="layout" svg:width="0.422cm" svg:height="0.475cm" svg:x="13.756cm" svg:y="8.09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1cm" svg:height="0.475cm" svg:x="2.2cm" svg:y="9.005cm">
          <draw:text-box>
            <text:p text:style-name="P1"><text:span text:style-name="T6">382. </text:span><text:span text:style-name="T3"><text:s/>Mr Anderson advised Mr Benn’s Private Secretary on 12 August that, despite </text:span></text:p>
          </draw:text-box>
        </draw:frame>
        <draw:frame draw:style-name="gr1" draw:text-style-name="P2" draw:layer="layout" svg:width="15.14cm" svg:height="0.475cm" svg:x="2.2cm" svg:y="9.57cm">
          <draw:text-box>
            <text:p text:style-name="P1"><text:span text:style-name="T3">intensive efforts by DFID and MND(SE), Op AMPERE (the US$10m point power </text:span></text:p>
          </draw:text-box>
        </draw:frame>
        <draw:frame draw:style-name="gr1" draw:text-style-name="P2" draw:layer="layout" svg:width="16.537cm" svg:height="0.475cm" svg:x="2.2cm" svg:y="10.134cm">
          <draw:text-box>
            <text:p text:style-name="P1"><text:span text:style-name="T3">generation project developed by MND(SE) and DFID and approved in March 2005) had </text:span></text:p>
          </draw:text-box>
        </draw:frame>
        <draw:frame draw:style-name="gr1" draw:text-style-name="P2" draw:layer="layout" svg:width="14.573cm" svg:height="0.475cm" svg:x="2.2cm" svg:y="10.698cm">
          <draw:text-box>
            <text:p text:style-name="P1"><text:span text:style-name="T3">not met its objective of providing additional power during the summer months.</text:span></text:p>
          </draw:text-box>
        </draw:frame>
        <draw:frame draw:style-name="gr5" draw:text-style-name="P6" draw:layer="layout" svg:width="0.408cm" svg:height="0.276cm" svg:x="16.718cm" svg:y="10.717cm">
          <draw:text-box>
            <text:p text:style-name="P1"><text:span text:style-name="T8">223</text:span></text:p>
          </draw:text-box>
        </draw:frame>
        <draw:frame draw:style-name="gr1" draw:text-style-name="P2" draw:layer="layout" svg:width="0.972cm" svg:height="0.475cm" svg:x="17.13cm" svg:y="10.698cm">
          <draw:text-box>
            <text:p text:style-name="P1"><text:span text:style-name="T3"><text:s/></text:span><text:span text:style-name="T3">The </text:span></text:p>
          </draw:text-box>
        </draw:frame>
        <draw:frame draw:style-name="gr1" draw:text-style-name="P2" draw:layer="layout" svg:width="15.97cm" svg:height="0.475cm" svg:x="2.2cm" svg:y="11.263cm">
          <draw:text-box>
            <text:p text:style-name="P1"><text:span text:style-name="T3">failure had been due primarily to inexperienced suppliers, poor security and a lack of </text:span></text:p>
          </draw:text-box>
        </draw:frame>
        <draw:frame draw:style-name="gr1" draw:text-style-name="P2" draw:layer="layout" svg:width="16.546cm" svg:height="0.475cm" svg:x="2.2cm" svg:y="11.827cm">
          <draw:text-box>
            <text:p text:style-name="P1"><text:span text:style-name="T3">access. Six of the planned 10 generators had now been commissioned; work continued </text:span></text:p>
          </draw:text-box>
        </draw:frame>
        <draw:frame draw:style-name="gr1" draw:text-style-name="P2" draw:layer="layout" svg:width="6.348cm" svg:height="0.475cm" svg:x="2.2cm" svg:y="12.392cm">
          <draw:text-box>
            <text:p text:style-name="P1"><text:span text:style-name="T3">to commission the remaining four.</text:span></text:p>
          </draw:text-box>
        </draw:frame>
        <draw:frame draw:style-name="gr1" draw:text-style-name="P2" draw:layer="layout" svg:width="8.257cm" svg:height="0.475cm" svg:x="2.2cm" svg:y="13.306cm">
          <draw:text-box>
            <text:p text:style-name="P1"><text:span text:style-name="T6">383. </text:span><text:span text:style-name="T3"><text:s/>The Red Team reported on 31 August.</text:span></text:p>
          </draw:text-box>
        </draw:frame>
        <draw:frame draw:style-name="gr5" draw:text-style-name="P6" draw:layer="layout" svg:width="0.408cm" svg:height="0.276cm" svg:x="10.406cm" svg:y="13.325cm">
          <draw:text-box>
            <text:p text:style-name="P1"><text:span text:style-name="T8">224</text:span></text:p>
          </draw:text-box>
        </draw:frame>
        <draw:frame draw:style-name="gr1" draw:text-style-name="P2" draw:layer="layout" svg:width="7.783cm" svg:height="0.475cm" svg:x="10.817cm" svg:y="13.306cm">
          <draw:text-box>
            <text:p text:style-name="P1"><text:span text:style-name="T3"><text:s/></text:span><text:span text:style-name="T3">Section 9.4 describes the report and the </text:span></text:p>
          </draw:text-box>
        </draw:frame>
        <draw:frame draw:style-name="gr1" draw:text-style-name="P2" draw:layer="layout" svg:width="4.574cm" svg:height="0.475cm" svg:x="2.2cm" svg:y="13.871cm">
          <draw:text-box>
            <text:p text:style-name="P1"><text:span text:style-name="T3">UK’s response in detail. </text:span></text:p>
          </draw:text-box>
        </draw:frame>
        <draw:frame draw:style-name="gr1" draw:text-style-name="P2" draw:layer="layout" svg:width="14.674cm" svg:height="0.475cm" svg:x="2.2cm" svg:y="14.785cm">
          <draw:text-box>
            <text:p text:style-name="P1"><text:span text:style-name="T6">384. </text:span><text:span text:style-name="T3"><text:s/>The Red Team assessed that the coalition’s current strategy – based on </text:span></text:p>
          </draw:text-box>
        </draw:frame>
        <draw:frame draw:style-name="gr1" draw:text-style-name="P2" draw:layer="layout" svg:width="16.131cm" svg:height="0.475cm" svg:x="2.2cm" svg:y="15.35cm">
          <draw:text-box>
            <text:p text:style-name="P1"><text:span text:style-name="T3">transitioning security responsibilities to the Iraqi Government – would enable coalition </text:span></text:p>
          </draw:text-box>
        </draw:frame>
        <draw:frame draw:style-name="gr1" draw:text-style-name="P2" draw:layer="layout" svg:width="16.093cm" svg:height="0.475cm" svg:x="2.2cm" svg:y="15.914cm">
          <draw:text-box>
            <text:p text:style-name="P1"><text:span text:style-name="T3">forces to disengage from Iraq but would leave Iraqi Security Forces that would not be </text:span></text:p>
          </draw:text-box>
        </draw:frame>
        <draw:frame draw:style-name="gr1" draw:text-style-name="P2" draw:layer="layout" svg:width="10.293cm" svg:height="0.475cm" svg:x="2.2cm" svg:y="16.478cm">
          <draw:text-box>
            <text:p text:style-name="P1"><text:span text:style-name="T3">able to defeat the insurgency in the foreseeable future.</text:span></text:p>
          </draw:text-box>
        </draw:frame>
        <draw:frame draw:style-name="gr1" draw:text-style-name="P2" draw:layer="layout" svg:width="15.407cm" svg:height="0.475cm" svg:x="2.2cm" svg:y="17.393cm">
          <draw:text-box>
            <text:p text:style-name="P1"><text:span text:style-name="T6">385. </text:span><text:span text:style-name="T3"><text:s/>The Red Team proposed an alternative strategy, based on what it described </text:span></text:p>
          </draw:text-box>
        </draw:frame>
        <draw:frame draw:style-name="gr1" draw:text-style-name="P2" draw:layer="layout" svg:width="15.847cm" svg:height="0.475cm" svg:x="2.2cm" svg:y="17.957cm">
          <draw:text-box>
            <text:p text:style-name="P1"><text:span text:style-name="T3">as the “classic ‘ink spot’ counter-insurgency model”, which sought to create success </text:span></text:p>
          </draw:text-box>
        </draw:frame>
        <draw:frame draw:style-name="gr1" draw:text-style-name="P2" draw:layer="layout" svg:width="15.246cm" svg:height="0.475cm" svg:x="2.2cm" svg:y="18.522cm">
          <draw:text-box>
            <text:p text:style-name="P1"><text:span text:style-name="T3">in small areas and then steadily expand outwards until the areas flowed together </text:span></text:p>
          </draw:text-box>
        </draw:frame>
        <draw:frame draw:style-name="gr1" draw:text-style-name="P2" draw:layer="layout" svg:width="6.174cm" svg:height="0.475cm" svg:x="2.2cm" svg:y="19.086cm">
          <draw:text-box>
            <text:p text:style-name="P1"><text:span text:style-name="T3">to form larger regions of security.</text:span></text:p>
          </draw:text-box>
        </draw:frame>
        <draw:frame draw:style-name="gr5" draw:text-style-name="P6" draw:layer="layout" svg:width="0.408cm" svg:height="0.276cm" svg:x="8.356cm" svg:y="19.105cm">
          <draw:text-box>
            <text:p text:style-name="P1"><text:span text:style-name="T8">225</text:span></text:p>
          </draw:text-box>
        </draw:frame>
        <draw:frame draw:style-name="gr1" draw:text-style-name="P2" draw:layer="layout" svg:width="8.283cm" svg:height="0.475cm" svg:x="8.768cm" svg:y="19.086cm">
          <draw:text-box>
            <text:p text:style-name="P1"><text:span text:style-name="T3"><text:s/></text:span><text:span text:style-name="T3">Military operations were to be more closely </text:span></text:p>
          </draw:text-box>
        </draw:frame>
        <draw:frame draw:style-name="gr1" draw:text-style-name="P2" draw:layer="layout" svg:width="15.56cm" svg:height="0.475cm" svg:x="2.2cm" svg:y="19.651cm">
          <draw:text-box>
            <text:p text:style-name="P1"><text:span text:style-name="T3">co-ordinated with “political-economic actions” tailored to the specific needs of local </text:span></text:p>
          </draw:text-box>
        </draw:frame>
        <draw:frame draw:style-name="gr1" draw:text-style-name="P2" draw:layer="layout" svg:width="15.623cm" svg:height="0.475cm" svg:x="2.2cm" svg:y="20.215cm">
          <draw:text-box>
            <text:p text:style-name="P1"><text:span text:style-name="T3">communities. Action was also needed at the national level, to set the conditions for </text:span></text:p>
          </draw:text-box>
        </draw:frame>
        <draw:frame draw:style-name="gr1" draw:text-style-name="P2" draw:layer="layout" svg:width="6.521cm" svg:height="0.475cm" svg:x="2.2cm" svg:y="20.78cm">
          <draw:text-box>
            <text:p text:style-name="P1"><text:span text:style-name="T3">the counter-insurgency campaign. </text:span></text:p>
          </draw:text-box>
        </draw:frame>
        <draw:frame draw:style-name="gr1" draw:text-style-name="P2" draw:layer="layout" svg:width="15.788cm" svg:height="0.475cm" svg:x="2.2cm" svg:y="21.694cm">
          <draw:text-box>
            <text:p text:style-name="P1"><text:span text:style-name="T6">386. </text:span><text:span text:style-name="T3"><text:s/>The report proposed that a Joint Inter-Agency Counter-Insurgency Task Force </text:span></text:p>
          </draw:text-box>
        </draw:frame>
        <draw:frame draw:style-name="gr1" draw:text-style-name="P2" draw:layer="layout" svg:width="15.411cm" svg:height="0.475cm" svg:x="2.2cm" svg:y="22.258cm">
          <draw:text-box>
            <text:p text:style-name="P1"><text:span text:style-name="T3">should be established to plan, co-ordinate and implement governance reform and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5.636cm" svg:height="0.475cm" svg:x="2.2cm" svg:y="22.823cm">
          <draw:text-box>
            <text:p text:style-name="P1"><text:span text:style-name="T3">economic sector development work in support of the counter-insurgency campaign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221 </text:span></text:p>
          </draw:text-box>
        </draw:frame>
        <draw:frame draw:style-name="gr4" draw:text-style-name="P5" draw:layer="layout" svg:width="9.684cm" svg:height="0.395cm" svg:x="2.646cm" svg:y="24.664cm">
          <draw:text-box>
            <text:p text:style-name="P1"><text:span text:style-name="T11">Minute Quarrey to Prime Minister, 29 July 2005, ‘Iraq Update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22 </text:span></text:p>
          </draw:text-box>
        </draw:frame>
        <draw:frame draw:style-name="gr4" draw:text-style-name="P5" draw:layer="layout" svg:width="12.626cm" svg:height="0.395cm" svg:x="2.646cm" svg:y="25.087cm">
          <draw:text-box>
            <text:p text:style-name="P1"><text:span text:style-name="T11">Minute Brims to CDS, 31 July 2005, ‘SBMR-I Weekly Report (172) 31 July 2005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23 </text:span></text:p>
          </draw:text-box>
        </draw:frame>
        <draw:frame draw:style-name="gr4" draw:text-style-name="P5" draw:layer="layout" svg:width="15.932cm" svg:height="0.395cm" svg:x="2.646cm" svg:y="25.511cm">
          <draw:text-box>
            <text:p text:style-name="P1"><text:span text:style-name="T11">Minute Anderson to Private Secretary [Benn], 12 August 2005, ‘Iraq Situation Update’ attaching Report </text:span></text:p>
          </draw:text-box>
        </draw:frame>
        <draw:frame draw:style-name="gr4" draw:text-style-name="P5" draw:layer="layout" svg:width="7.982cm" svg:height="0.395cm" svg:x="2.2cm" svg:y="25.934cm">
          <draw:text-box>
            <text:p text:style-name="P1"><text:span text:style-name="T11">DFID, [undated], ‘Iraq Situation Report: 12 August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24 </text:span></text:p>
          </draw:text-box>
        </draw:frame>
        <draw:frame draw:style-name="gr4" draw:text-style-name="P5" draw:layer="layout" svg:width="13.659cm" svg:height="0.395cm" svg:x="2.646cm" svg:y="26.357cm">
          <draw:text-box>
            <text:p text:style-name="P1"><text:span text:style-name="T11">Red Team Report, 31 August 2005, ‘An integrated Counterinsurgency Strategy for Iraq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25 </text:span></text:p>
          </draw:text-box>
        </draw:frame>
        <draw:frame draw:style-name="gr4" draw:text-style-name="P5" draw:layer="layout" svg:width="13.659cm" svg:height="0.395cm" svg:x="2.646cm" svg:y="26.781cm">
          <draw:text-box>
            <text:p text:style-name="P1"><text:span text:style-name="T11">Red Team Report, 31 August 2005, ‘An integrated Counterinsurgency Strategy for Iraq’. 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1</text:span></text:p>
          </draw:text-box>
        </draw:frame>
        <draw:frame draw:style-name="gr1" draw:text-style-name="P2" draw:layer="layout" svg:width="15.331cm" svg:height="0.475cm" svg:x="2.2cm" svg:y="2.525cm">
          <draw:text-box>
            <text:p text:style-name="P1"><text:span text:style-name="T6">387. </text:span><text:span text:style-name="T3"><text:s/>Sir Nigel Sheinwald’s advice to Mr Blair on the Red Team report focused on </text:span></text:p>
          </draw:text-box>
        </draw:frame>
        <draw:frame draw:style-name="gr1" draw:text-style-name="P2" draw:layer="layout" svg:width="10.2cm" svg:height="0.475cm" svg:x="2.2cm" svg:y="3.09cm">
          <draw:text-box>
            <text:p text:style-name="P1"><text:span text:style-name="T3">political and security aspects of the proposed strategy.</text:span></text:p>
          </draw:text-box>
        </draw:frame>
        <draw:frame draw:style-name="gr5" draw:text-style-name="P6" draw:layer="layout" svg:width="0.408cm" svg:height="0.276cm" svg:x="12.358cm" svg:y="3.108cm">
          <draw:text-box>
            <text:p text:style-name="P1"><text:span text:style-name="T8">226</text:span></text:p>
          </draw:text-box>
        </draw:frame>
        <draw:frame draw:style-name="gr1" draw:text-style-name="P2" draw:layer="layout" svg:width="5.298cm" svg:height="0.475cm" svg:x="12.77cm" svg:y="3.09cm">
          <draw:text-box>
            <text:p text:style-name="P1"><text:span text:style-name="T3"><text:s/></text:span><text:span text:style-name="T3">On the economic aspect of </text:span></text:p>
          </draw:text-box>
        </draw:frame>
        <draw:frame draw:style-name="gr1" draw:text-style-name="P2" draw:layer="layout" svg:width="7.249cm" svg:height="0.475cm" svg:x="2.2cm" svg:y="3.654cm">
          <draw:text-box>
            <text:p text:style-name="P1"><text:span text:style-name="T3">the proposed strategy, he commented:</text:span></text:p>
          </draw:text-box>
        </draw:frame>
        <draw:frame draw:style-name="gr1" draw:text-style-name="P2" draw:layer="layout" svg:width="15.619cm" svg:height="0.475cm" svg:x="2.95cm" svg:y="4.568cm">
          <draw:text-box>
            <text:p text:style-name="P1"><text:span text:style-name="T3">“</text:span><text:span text:style-name="T3">There is nothing new to say here. There will be no serious reconstruction effort for </text:span></text:p>
          </draw:text-box>
        </draw:frame>
        <draw:frame draw:style-name="gr1" draw:text-style-name="P2" draw:layer="layout" svg:width="15.555cm" svg:height="0.475cm" svg:x="2.95cm" svg:y="5.133cm">
          <draw:text-box>
            <text:p text:style-name="P1"><text:span text:style-name="T3">as long as the security situation remains bad, and political engagement at national </text:span></text:p>
          </draw:text-box>
        </draw:frame>
        <draw:frame draw:style-name="gr1" draw:text-style-name="P2" draw:layer="layout" svg:width="6.162cm" svg:height="0.475cm" svg:x="2.95cm" svg:y="5.697cm">
          <draw:text-box>
            <text:p text:style-name="P1"><text:span text:style-name="T3">and local levels remains poor … </text:span></text:p>
          </draw:text-box>
        </draw:frame>
        <draw:frame draw:style-name="gr1" draw:text-style-name="P2" draw:layer="layout" svg:width="15.213cm" svg:height="0.475cm" svg:x="2.95cm" svg:y="6.612cm">
          <draw:text-box>
            <text:p text:style-name="P1"><text:span text:style-name="T3">“</text:span><text:span text:style-name="T3">There is little point in talking about a new surge of economic reconstruction until </text:span></text:p>
          </draw:text-box>
        </draw:frame>
        <draw:frame draw:style-name="gr1" draw:text-style-name="P2" draw:layer="layout" svg:width="9.104cm" svg:height="0.475cm" svg:x="2.95cm" svg:y="7.176cm">
          <draw:text-box>
            <text:p text:style-name="P1"><text:span text:style-name="T3">we see the shape of the next Iraqi Government.”</text:span></text:p>
          </draw:text-box>
        </draw:frame>
        <draw:frame draw:style-name="gr1" draw:text-style-name="P2" draw:layer="layout" svg:width="16.414cm" svg:height="0.475cm" svg:x="2.2cm" svg:y="8.091cm">
          <draw:text-box>
            <text:p text:style-name="P1"><text:span text:style-name="T6">388. </text:span><text:span text:style-name="T9"><text:s/>Hard Lessons</text:span><text:span text:style-name="T3"> identified the Red Team report as one important element of the US </text:span></text:p>
          </draw:text-box>
        </draw:frame>
        <draw:frame draw:style-name="gr1" draw:text-style-name="P2" draw:layer="layout" svg:width="16.317cm" svg:height="0.475cm" svg:x="2.2cm" svg:y="8.655cm">
          <draw:text-box>
            <text:p text:style-name="P1"><text:span text:style-name="T3">strategy review and development process initiated by Ambassador Khalilzad which, by </text:span></text:p>
          </draw:text-box>
        </draw:frame>
        <draw:frame draw:style-name="gr1" draw:text-style-name="P2" draw:layer="layout" svg:width="12.063cm" svg:height="0.475cm" svg:x="2.2cm" svg:y="9.22cm">
          <draw:text-box>
            <text:p text:style-name="P1"><text:span text:style-name="T3">the autumn of 2005, had produced a new approach comprising: </text:span></text:p>
          </draw:text-box>
        </draw:frame>
        <draw:frame draw:style-name="gr3" draw:text-style-name="P4" draw:layer="layout" svg:width="0.634cm" svg:height="0.712cm" svg:x="2.95cm" svg:y="9.9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4cm" svg:height="0.475cm" svg:x="3.7cm" svg:y="10.134cm">
          <draw:text-box>
            <text:p text:style-name="P1"><text:span text:style-name="T3">A renewed focus on broadening Sunni participation in the political process.</text:span></text:p>
          </draw:text-box>
        </draw:frame>
        <draw:frame draw:style-name="gr3" draw:text-style-name="P4" draw:layer="layout" svg:width="0.634cm" svg:height="0.712cm" svg:x="2.95cm" svg:y="10.6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22cm" svg:height="0.475cm" svg:x="3.7cm" svg:y="10.798cm">
          <draw:text-box>
            <text:p text:style-name="P1"><text:span text:style-name="T3">Defeating the insurgency using the “ink-spot” model (articulated by the Red </text:span></text:p>
          </draw:text-box>
        </draw:frame>
        <draw:frame draw:style-name="gr1" draw:text-style-name="P2" draw:layer="layout" svg:width="13.68cm" svg:height="0.475cm" svg:x="3.7cm" svg:y="11.363cm">
          <draw:text-box>
            <text:p text:style-name="P1"><text:span text:style-name="T3">Team and others). That required closer integration of military and civilian </text:span></text:p>
          </draw:text-box>
        </draw:frame>
        <draw:frame draw:style-name="gr1" draw:text-style-name="P2" draw:layer="layout" svg:width="13.206cm" svg:height="0.475cm" svg:x="3.7cm" svg:y="11.927cm">
          <draw:text-box>
            <text:p text:style-name="P1"><text:span text:style-name="T3">resources and the use of civilian reconstruction resources as part of a </text:span></text:p>
          </draw:text-box>
        </draw:frame>
        <draw:frame draw:style-name="gr1" draw:text-style-name="P2" draw:layer="layout" svg:width="15.267cm" svg:height="0.475cm" svg:x="3.7cm" svg:y="12.492cm">
          <draw:text-box>
            <text:p text:style-name="P1"><text:span text:style-name="T3">military-led campaign, and a shift away from large infrastructure projects towards </text:span></text:p>
          </draw:text-box>
        </draw:frame>
        <draw:frame draw:style-name="gr1" draw:text-style-name="P2" draw:layer="layout" svg:width="14.141cm" svg:height="0.475cm" svg:x="3.7cm" svg:y="13.056cm">
          <draw:text-box>
            <text:p text:style-name="P1"><text:span text:style-name="T3">smaller, Iraqi-led projects designed to deliver jobs and services to the most </text:span></text:p>
          </draw:text-box>
        </draw:frame>
        <draw:frame draw:style-name="gr1" draw:text-style-name="P2" draw:layer="layout" svg:width="11.39cm" svg:height="0.475cm" svg:x="3.7cm" svg:y="13.621cm">
          <draw:text-box>
            <text:p text:style-name="P1"><text:span text:style-name="T3">vulnerable, violent and politically significant neighbourhoods.</text:span></text:p>
          </draw:text-box>
        </draw:frame>
        <draw:frame draw:style-name="gr3" draw:text-style-name="P4" draw:layer="layout" svg:width="0.634cm" svg:height="0.712cm" svg:x="2.95cm" svg:y="14.1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23cm" svg:height="0.475cm" svg:x="3.7cm" svg:y="14.285cm">
          <draw:text-box>
            <text:p text:style-name="P1"><text:span text:style-name="T3">Increased support for provincial governments, including through the deployment </text:span></text:p>
          </draw:text-box>
        </draw:frame>
        <draw:frame draw:style-name="gr1" draw:text-style-name="P2" draw:layer="layout" svg:width="4.451cm" svg:height="0.475cm" svg:x="3.7cm" svg:y="14.85cm">
          <draw:text-box>
            <text:p text:style-name="P1"><text:span text:style-name="T3">of PRTs into provinces. </text:span></text:p>
          </draw:text-box>
        </draw:frame>
        <draw:frame draw:style-name="gr3" draw:text-style-name="P4" draw:layer="layout" svg:width="0.634cm" svg:height="0.712cm" svg:x="2.95cm" svg:y="15.3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21cm" svg:height="0.475cm" svg:x="3.7cm" svg:y="15.514cm">
          <draw:text-box>
            <text:p text:style-name="P1"><text:span text:style-name="T3">Increased support for central government institutions, including by embedding </text:span></text:p>
          </draw:text-box>
        </draw:frame>
        <draw:frame draw:style-name="gr1" draw:text-style-name="P2" draw:layer="layout" svg:width="14.654cm" svg:height="0.475cm" svg:x="3.7cm" svg:y="16.078cm">
          <draw:text-box>
            <text:p text:style-name="P1"><text:span text:style-name="T3">civilian advisers. The increased support for provincial and central government </text:span></text:p>
          </draw:text-box>
        </draw:frame>
        <draw:frame draw:style-name="gr1" draw:text-style-name="P2" draw:layer="layout" svg:width="13.396cm" svg:height="0.475cm" svg:x="3.7cm" svg:y="16.643cm">
          <draw:text-box>
            <text:p text:style-name="P1"><text:span text:style-name="T3">reflected US analysis that their strategy of “pulling back to let the Iraqis </text:span></text:p>
          </draw:text-box>
        </draw:frame>
        <draw:frame draw:style-name="gr1" draw:text-style-name="P2" draw:layer="layout" svg:width="13.722cm" svg:height="0.475cm" svg:x="3.7cm" svg:y="17.207cm">
          <draw:text-box>
            <text:p text:style-name="P1"><text:span text:style-name="T3">do it themselves” had failed; provincial governments remained weak and </text:span></text:p>
          </draw:text-box>
        </draw:frame>
        <draw:frame draw:style-name="gr1" draw:text-style-name="P2" draw:layer="layout" svg:width="7.347cm" svg:height="0.475cm" svg:x="3.7cm" svg:y="17.772cm">
          <draw:text-box>
            <text:p text:style-name="P1"><text:span text:style-name="T3">disconnected from central government.</text:span></text:p>
          </draw:text-box>
        </draw:frame>
        <draw:frame draw:style-name="gr5" draw:text-style-name="P6" draw:layer="layout" svg:width="0.408cm" svg:height="0.276cm" svg:x="11.018cm" svg:y="17.791cm">
          <draw:text-box>
            <text:p text:style-name="P1"><text:span text:style-name="T8">227</text:span></text:p>
          </draw:text-box>
        </draw:frame>
        <draw:frame draw:style-name="gr1" draw:text-style-name="P2" draw:layer="layout" svg:width="12.833cm" svg:height="0.475cm" svg:x="2.2cm" svg:y="18.686cm">
          <draw:text-box>
            <text:p text:style-name="P1"><text:span text:style-name="T6">389. </text:span><text:span text:style-name="T3"><text:s/>The new strategy would become known as “Clear-Hold-Build”. </text:span></text:p>
          </draw:text-box>
        </draw:frame>
        <draw:frame draw:style-name="gr1" draw:text-style-name="P2" draw:layer="layout" svg:width="15.894cm" svg:height="0.475cm" svg:x="2.2cm" svg:y="19.601cm">
          <draw:text-box>
            <text:p text:style-name="P1"><text:span text:style-name="T6">390. </text:span><text:span text:style-name="T3"><text:s/>On 19 September, two UK soldiers were arrested by the Iraqi Police Service in </text:span></text:p>
          </draw:text-box>
        </draw:frame>
        <draw:frame draw:style-name="gr1" draw:text-style-name="P2" draw:layer="layout" svg:width="15.894cm" svg:height="0.475cm" svg:x="2.2cm" svg:y="20.165cm">
          <draw:text-box>
            <text:p text:style-name="P1"><text:span text:style-name="T3">Basra, following an incident in which they killed one Iraqi police officer and wounded </text:span></text:p>
          </draw:text-box>
        </draw:frame>
        <draw:frame draw:style-name="gr1" draw:text-style-name="P2" draw:layer="layout" svg:width="15.454cm" svg:height="0.475cm" svg:x="2.2cm" svg:y="20.73cm">
          <draw:text-box>
            <text:p text:style-name="P1"><text:span text:style-name="T3">another (see Section 9.4). The soldiers, and six negotiators who had attempted to </text:span></text:p>
          </draw:text-box>
        </draw:frame>
        <draw:frame draw:style-name="gr1" draw:text-style-name="P2" draw:layer="layout" svg:width="15.653cm" svg:height="0.475cm" svg:x="2.2cm" svg:y="21.294cm">
          <draw:text-box>
            <text:p text:style-name="P1"><text:span text:style-name="T3">secure their release and who had also been detained, were subsequently released </text:span></text:p>
          </draw:text-box>
        </draw:frame>
        <draw:frame draw:style-name="gr1" draw:text-style-name="P2" draw:layer="layout" svg:width="15.822cm" svg:height="0.475cm" svg:x="2.2cm" svg:y="21.858cm">
          <draw:text-box>
            <text:p text:style-name="P1"><text:span text:style-name="T3">in an armed operation undertaken by MND(SE). The episode became known as th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2.645cm" svg:y1="26.29cm" svg:x2="14.607cm" svg:y2="26.29cm">
          <text:p/>
        </draw:line>
        <draw:frame draw:style-name="gr1" draw:text-style-name="P2" draw:layer="layout" svg:width="3.097cm" svg:height="0.475cm" svg:x="2.2cm" svg:y="22.423cm">
          <draw:text-box>
            <text:p text:style-name="P1"><text:span text:style-name="T3">Jameat incident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26 </text:span></text:p>
          </draw:text-box>
        </draw:frame>
        <draw:frame draw:style-name="gr4" draw:text-style-name="P5" draw:layer="layout" svg:width="11.872cm" svg:height="0.395cm" svg:x="2.646cm" svg:y="25.934cm">
          <draw:text-box>
            <text:p text:style-name="P1"><text:span text:style-name="T5">Minute Sheinwald to Prime Minister, 19 September 2005, ‘Iraq: UK Strategy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27 </text:span></text:p>
          </draw:text-box>
        </draw:frame>
        <draw:frame draw:style-name="gr4" draw:text-style-name="P5" draw:layer="layout" svg:width="14.555cm" svg:height="0.395cm" svg:x="2.646cm" svg:y="26.357cm">
          <draw:text-box>
            <text:p text:style-name="P1"><text:span text:style-name="T11">Bowen SW Jr. </text:span><text:span text:style-name="T12">Hard Lessons: The Iraq Reconstruction Experience</text:span><text:span text:style-name="T11">. U.S. Government Printing </text:span></text:p>
          </draw:text-box>
        </draw:frame>
        <draw:frame draw:style-name="gr4" draw:text-style-name="P5" draw:layer="layout" svg:width="2.081cm" svg:height="0.395cm" svg:x="2.2cm" svg:y="26.781cm">
          <draw:text-box>
            <text:p text:style-name="P1"><text:span text:style-name="T11">Office, 2009. 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2</text:span></text:p>
          </draw:text-box>
        </draw:frame>
        <draw:frame draw:style-name="gr1" draw:text-style-name="P2" draw:layer="layout" svg:width="16.131cm" svg:height="0.475cm" svg:x="2.2cm" svg:y="2.525cm">
          <draw:text-box>
            <text:p text:style-name="P1"><text:span text:style-name="T6">391. </text:span><text:span text:style-name="T3"><text:s/>Mr James Tansley, the British Consul General in Basra from September 2005 to </text:span></text:p>
          </draw:text-box>
        </draw:frame>
        <draw:frame draw:style-name="gr1" draw:text-style-name="P2" draw:layer="layout" svg:width="5.179cm" svg:height="0.475cm" svg:x="2.2cm" svg:y="3.09cm">
          <draw:text-box>
            <text:p text:style-name="P1"><text:span text:style-name="T3">April 2006, told the Inquiry: </text:span></text:p>
          </draw:text-box>
        </draw:frame>
        <draw:frame draw:style-name="gr1" draw:text-style-name="P2" draw:layer="layout" svg:width="15.814cm" svg:height="0.475cm" svg:x="2.95cm" svg:y="4.004cm">
          <draw:text-box>
            <text:p text:style-name="P1"><text:span text:style-name="T3">“</text:span><text:span text:style-name="T3">The Jameat incident effectively destroyed working relationships between ourselves </text:span></text:p>
          </draw:text-box>
        </draw:frame>
        <draw:frame draw:style-name="gr1" draw:text-style-name="P2" draw:layer="layout" svg:width="15.631cm" svg:height="0.475cm" svg:x="2.95cm" svg:y="4.568cm">
          <draw:text-box>
            <text:p text:style-name="P1"><text:span text:style-name="T3">and Basra Council and the governorate. Although we patched things up, there was </text:span></text:p>
          </draw:text-box>
        </draw:frame>
        <draw:frame draw:style-name="gr1" draw:text-style-name="P2" draw:layer="layout" svg:width="15.454cm" svg:height="0.475cm" svg:x="2.95cm" svg:y="5.133cm">
          <draw:text-box>
            <text:p text:style-name="P1"><text:span text:style-name="T3">still an underlying suspicion, and it was difficult to build … particularly constructive </text:span></text:p>
          </draw:text-box>
        </draw:frame>
        <draw:frame draw:style-name="gr1" draw:text-style-name="P2" draw:layer="layout" svg:width="14.569cm" svg:height="0.475cm" svg:x="2.95cm" svg:y="5.697cm">
          <draw:text-box>
            <text:p text:style-name="P1"><text:span text:style-name="T3">relations with the officialdom or the government in Basra province throughout </text:span></text:p>
          </draw:text-box>
        </draw:frame>
        <draw:frame draw:style-name="gr1" draw:text-style-name="P2" draw:layer="layout" svg:width="1.784cm" svg:height="0.475cm" svg:x="2.95cm" svg:y="6.262cm">
          <draw:text-box>
            <text:p text:style-name="P1"><text:span text:style-name="T3">my time.” </text:span></text:p>
          </draw:text-box>
        </draw:frame>
        <draw:frame draw:style-name="gr5" draw:text-style-name="P6" draw:layer="layout" svg:width="0.408cm" svg:height="0.276cm" svg:x="4.726cm" svg:y="6.281cm">
          <draw:text-box>
            <text:p text:style-name="P1"><text:span text:style-name="T8">228</text:span></text:p>
          </draw:text-box>
        </draw:frame>
        <draw:frame draw:style-name="gr1" draw:text-style-name="P2" draw:layer="layout" svg:width="14.992cm" svg:height="0.475cm" svg:x="2.2cm" svg:y="7.176cm">
          <draw:text-box>
            <text:p text:style-name="P1"><text:span text:style-name="T6">392. </text:span><text:span text:style-name="T3"><text:s/>Mr Tansley commented that the combination of deteriorating security and, </text:span></text:p>
          </draw:text-box>
        </draw:frame>
        <draw:frame draw:style-name="gr1" draw:text-style-name="P2" draw:layer="layout" svg:width="16.605cm" svg:height="0.475cm" svg:x="2.2cm" svg:y="7.741cm">
          <draw:text-box>
            <text:p text:style-name="P1"><text:span text:style-name="T3">following the Jameat incident, political constraints limited the progress that the UK could </text:span></text:p>
          </draw:text-box>
        </draw:frame>
        <draw:frame draw:style-name="gr1" draw:text-style-name="P2" draw:layer="layout" svg:width="16.233cm" svg:height="0.475cm" svg:x="2.2cm" svg:y="8.305cm">
          <draw:text-box>
            <text:p text:style-name="P1"><text:span text:style-name="T3">make on reconstruction, SSR and preparing for the transfer of provincial control to the </text:span></text:p>
          </draw:text-box>
        </draw:frame>
        <draw:frame draw:style-name="gr1" draw:text-style-name="P2" draw:layer="layout" svg:width="3.143cm" svg:height="0.475cm" svg:x="2.2cm" svg:y="8.87cm">
          <draw:text-box>
            <text:p text:style-name="P1"><text:span text:style-name="T3">Iraqi authorities. </text:span></text:p>
          </draw:text-box>
        </draw:frame>
        <draw:frame draw:style-name="gr1" draw:text-style-name="P2" draw:layer="layout" svg:width="16.423cm" svg:height="0.475cm" svg:x="2.2cm" svg:y="9.784cm">
          <draw:text-box>
            <text:p text:style-name="P1"><text:span text:style-name="T6">393. </text:span><text:span text:style-name="T3"><text:s/>Against a background of increasing insecurity, DFID continued to press the World </text:span></text:p>
          </draw:text-box>
        </draw:frame>
        <draw:frame draw:style-name="gr1" draw:text-style-name="P2" draw:layer="layout" svg:width="16.703cm" svg:height="0.475cm" svg:x="2.2cm" svg:y="10.348cm">
          <draw:text-box>
            <text:p text:style-name="P1"><text:span text:style-name="T3">Bank to accelerate disbursement from its Trust Fund and to establish a presence in Iraq. </text:span></text:p>
          </draw:text-box>
        </draw:frame>
        <draw:frame draw:style-name="gr1" draw:text-style-name="P2" draw:layer="layout" svg:width="16.503cm" svg:height="0.475cm" svg:x="2.2cm" svg:y="11.263cm">
          <draw:text-box>
            <text:p text:style-name="P1"><text:span text:style-name="T6">394. </text:span><text:span text:style-name="T3"><text:s/>Dr Shafik met Mr Chrik Poortman, World Bank Vice-President for the Middle East, </text:span></text:p>
          </draw:text-box>
        </draw:frame>
        <draw:frame draw:style-name="gr1" draw:text-style-name="P2" draw:layer="layout" svg:width="3.359cm" svg:height="0.475cm" svg:x="2.2cm" svg:y="11.827cm">
          <draw:text-box>
            <text:p text:style-name="P1"><text:span text:style-name="T3">on 20 September.</text:span></text:p>
          </draw:text-box>
        </draw:frame>
        <draw:frame draw:style-name="gr5" draw:text-style-name="P6" draw:layer="layout" svg:width="0.408cm" svg:height="0.276cm" svg:x="5.542cm" svg:y="11.846cm">
          <draw:text-box>
            <text:p text:style-name="P1"><text:span text:style-name="T8">229</text:span></text:p>
          </draw:text-box>
        </draw:frame>
        <draw:frame draw:style-name="gr1" draw:text-style-name="P2" draw:layer="layout" svg:width="12.728cm" svg:height="0.475cm" svg:x="5.954cm" svg:y="11.827cm">
          <draw:text-box>
            <text:p text:style-name="P1"><text:span text:style-name="T3"><text:s/></text:span><text:span text:style-name="T3">Mr Poortman argued that the rate of disbursement from the Bank’s </text:span></text:p>
          </draw:text-box>
        </draw:frame>
        <draw:frame draw:style-name="gr1" draw:text-style-name="P2" draw:layer="layout" svg:width="16.089cm" svg:height="0.475cm" svg:x="2.2cm" svg:y="12.392cm">
          <draw:text-box>
            <text:p text:style-name="P1"><text:span text:style-name="T3">Trust Fund was comparable with other post-conflict countries and expressed concern </text:span></text:p>
          </draw:text-box>
        </draw:frame>
        <draw:frame draw:style-name="gr1" draw:text-style-name="P2" draw:layer="layout" svg:width="16.715cm" svg:height="0.475cm" svg:x="2.2cm" svg:y="12.956cm">
          <draw:text-box>
            <text:p text:style-name="P1"><text:span text:style-name="T3">that faster disbursement could increase the risk of corruption. He also regretted the UK’s </text:span></text:p>
          </draw:text-box>
        </draw:frame>
        <draw:frame draw:style-name="gr1" draw:text-style-name="P2" draw:layer="layout" svg:width="16.423cm" svg:height="0.475cm" svg:x="2.2cm" svg:y="13.521cm">
          <draw:text-box>
            <text:p text:style-name="P1"><text:span text:style-name="T3">“</text:span><text:span text:style-name="T3">continual public criticism” of the rate of disbursement, which was damaging the Bank’s </text:span></text:p>
          </draw:text-box>
        </draw:frame>
        <draw:frame draw:style-name="gr1" draw:text-style-name="P2" draw:layer="layout" svg:width="5.84cm" svg:height="0.475cm" svg:x="2.2cm" svg:y="14.085cm">
          <draw:text-box>
            <text:p text:style-name="P1"><text:span text:style-name="T3">ability to attract donor support. </text:span></text:p>
          </draw:text-box>
        </draw:frame>
        <draw:frame draw:style-name="gr1" draw:text-style-name="P2" draw:layer="layout" svg:width="16.537cm" svg:height="0.475cm" svg:x="2.2cm" svg:y="15cm">
          <draw:text-box>
            <text:p text:style-name="P1"><text:span text:style-name="T6">395. </text:span><text:span text:style-name="T3"><text:s/>The report of the meeting was copied to DFID and Treasury officials. Mr Anderson </text:span></text:p>
          </draw:text-box>
        </draw:frame>
        <draw:frame draw:style-name="gr1" draw:text-style-name="P2" draw:layer="layout" svg:width="2.457cm" svg:height="0.475cm" svg:x="2.2cm" svg:y="15.564cm">
          <draw:text-box>
            <text:p text:style-name="P1"><text:span text:style-name="T3">commented: </text:span></text:p>
          </draw:text-box>
        </draw:frame>
        <draw:frame draw:style-name="gr1" draw:text-style-name="P2" draw:layer="layout" svg:width="13.371cm" svg:height="0.475cm" svg:x="2.95cm" svg:y="16.478cm">
          <draw:text-box>
            <text:p text:style-name="P1"><text:span text:style-name="T3">“</text:span><text:span text:style-name="T3">Chrik’s arguments about disbursement rates are technically correct … </text:span></text:p>
          </draw:text-box>
        </draw:frame>
        <draw:frame draw:style-name="gr1" draw:text-style-name="P2" draw:layer="layout" svg:width="15.674cm" svg:height="0.475cm" svg:x="2.95cm" svg:y="17.393cm">
          <draw:text-box>
            <text:p text:style-name="P1"><text:span text:style-name="T3">“</text:span><text:span text:style-name="T3">That the Bank’s disbursement in Iraq is comparable to other … countries is beside </text:span></text:p>
          </draw:text-box>
        </draw:frame>
        <draw:frame draw:style-name="gr1" draw:text-style-name="P2" draw:layer="layout" svg:width="14.336cm" svg:height="0.475cm" svg:x="2.95cm" svg:y="17.957cm">
          <draw:text-box>
            <text:p text:style-name="P1"><text:span text:style-name="T3">the point – aid to Iraq is not business as usual. That Iraq requires a different </text:span></text:p>
          </draw:text-box>
        </draw:frame>
        <draw:frame draw:style-name="gr1" draw:text-style-name="P2" draw:layer="layout" svg:width="10.797cm" svg:height="0.475cm" svg:x="2.95cm" svg:y="18.522cm">
          <draw:text-box>
            <text:p text:style-name="P1"><text:span text:style-name="T3">approach … is the core point that Chrik does not accept.” </text:span></text:p>
          </draw:text-box>
        </draw:frame>
        <draw:frame draw:style-name="gr5" draw:text-style-name="P6" draw:layer="layout" svg:width="0.408cm" svg:height="0.276cm" svg:x="13.692cm" svg:y="18.541cm">
          <draw:text-box>
            <text:p text:style-name="P1"><text:span text:style-name="T8">230</text:span></text:p>
          </draw:text-box>
        </draw:frame>
        <draw:frame draw:style-name="gr1" draw:text-style-name="P2" draw:layer="layout" svg:width="10.454cm" svg:height="0.475cm" svg:x="2.2cm" svg:y="19.436cm">
          <draw:text-box>
            <text:p text:style-name="P1"><text:span text:style-name="T6">396. </text:span><text:span text:style-name="T3"><text:s/>Mr Chakrabarti met Mr Poortman a few days later.</text:span></text:p>
          </draw:text-box>
        </draw:frame>
        <draw:frame draw:style-name="gr5" draw:text-style-name="P6" draw:layer="layout" svg:width="0.408cm" svg:height="0.276cm" svg:x="12.599cm" svg:y="19.455cm">
          <draw:text-box>
            <text:p text:style-name="P1"><text:span text:style-name="T8">231</text:span></text:p>
          </draw:text-box>
        </draw:frame>
        <draw:frame draw:style-name="gr1" draw:text-style-name="P2" draw:layer="layout" svg:width="0.422cm" svg:height="0.475cm" svg:x="13.011cm" svg:y="19.43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22cm" svg:height="0.475cm" svg:x="2.2cm" svg:y="20.351cm">
          <draw:text-box>
            <text:p text:style-name="P1"><text:span text:style-name="T6">397. </text:span><text:span text:style-name="T3"><text:s/>Mr Chakrabarti’s briefing for the meeting stated that the Bank’s presence in Iraq </text:span></text:p>
          </draw:text-box>
        </draw:frame>
        <draw:frame draw:style-name="gr1" draw:text-style-name="P2" draw:layer="layout" svg:width="15.801cm" svg:height="0.475cm" svg:x="2.2cm" svg:y="20.915cm">
          <draw:text-box>
            <text:p text:style-name="P1"><text:span text:style-name="T3">comprised one international consultant (now funded by the Bank, formerly by DFID) </text:span></text:p>
          </draw:text-box>
        </draw:frame>
        <draw:frame draw:style-name="gr1" draw:text-style-name="P2" draw:layer="layout" svg:width="16.118cm" svg:height="0.475cm" svg:x="2.2cm" svg:y="21.48cm">
          <draw:text-box>
            <text:p text:style-name="P1"><text:span text:style-name="T3">and seven local staff. Of the US$400m committed to the World Bank Trust Fund, only </text:span></text:p>
          </draw:text-box>
        </draw:frame>
        <draw:frame draw:style-name="gr1" draw:text-style-name="P2" draw:layer="layout" svg:width="16.233cm" svg:height="0.475cm" svg:x="2.2cm" svg:y="22.044cm">
          <draw:text-box>
            <text:p text:style-name="P1"><text:span text:style-name="T3">US$31m had been disbursed by July. DFID still saw the Trust Fund “as an emergency </text:span></text:p>
          </draw:text-box>
        </draw:frame>
        <draw:frame draw:style-name="gr1" draw:text-style-name="P2" draw:layer="layout" svg:width="5.531cm" svg:height="0.475cm" svg:x="2.2cm" svg:y="22.608cm">
          <draw:text-box>
            <text:p text:style-name="P1"><text:span text:style-name="T3">fund to be disbursed quickly”.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7" draw:text-style-name="P8" draw:layer="layout" svg:width="0.205cm" svg:height="0.23cm" svg:x="7.706cm" svg:y="22.688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28 </text:span></text:p>
          </draw:text-box>
        </draw:frame>
        <draw:frame draw:style-name="gr4" draw:text-style-name="P5" draw:layer="layout" svg:width="6.195cm" svg:height="0.395cm" svg:x="2.646cm" svg:y="25.087cm">
          <draw:text-box>
            <text:p text:style-name="P1"><text:span text:style-name="T11">Public hearing, 22 June 2010, page 57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29 </text:span></text:p>
          </draw:text-box>
        </draw:frame>
        <draw:frame draw:style-name="gr4" draw:text-style-name="P5" draw:layer="layout" svg:width="13.951cm" svg:height="0.395cm" svg:x="2.646cm" svg:y="25.511cm">
          <draw:text-box>
            <text:p text:style-name="P1"><text:span text:style-name="T11">Email DFID [junior official] to Dinham and Anderson, 20 September 2005, ‘Read-out from <text:s/></text:span></text:p>
          </draw:text-box>
        </draw:frame>
        <draw:frame draw:style-name="gr4" draw:text-style-name="P5" draw:layer="layout" svg:width="5.59cm" svg:height="0.395cm" svg:x="2.2cm" svg:y="25.934cm">
          <draw:text-box>
            <text:p text:style-name="P1"><text:span text:style-name="T11">Minouche/Rain Meeting with Chrik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30 </text:span></text:p>
          </draw:text-box>
        </draw:frame>
        <draw:frame draw:style-name="gr4" draw:text-style-name="P5" draw:layer="layout" svg:width="11.043cm" svg:height="0.395cm" svg:x="2.646cm" svg:y="26.357cm">
          <draw:text-box>
            <text:p text:style-name="P1"><text:span text:style-name="T11">Email Anderson to Newton-Smith, 21 September 2005, ‘Chrik’s View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31 </text:span></text:p>
          </draw:text-box>
        </draw:frame>
        <draw:frame draw:style-name="gr4" draw:text-style-name="P5" draw:layer="layout" svg:width="14.086cm" svg:height="0.395cm" svg:x="2.646cm" svg:y="26.781cm">
          <draw:text-box>
            <text:p text:style-name="P1"><text:span text:style-name="T11">Briefing DFID, [undated], ‘Chrik Poortman Meeting – Washington, 24-25 September 2005’. 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3</text:span></text:p>
          </draw:text-box>
        </draw:frame>
        <draw:frame draw:style-name="gr1" draw:text-style-name="P2" draw:layer="layout" svg:width="16.533cm" svg:height="0.475cm" svg:x="2.2cm" svg:y="2.525cm">
          <draw:text-box>
            <text:p text:style-name="P1"><text:span text:style-name="T6">398. </text:span><text:span text:style-name="T3"><text:s/>The briefing also stated that the World Bank had agreed to channel US$21m from </text:span></text:p>
          </draw:text-box>
        </draw:frame>
        <draw:frame draw:style-name="gr1" draw:text-style-name="P2" draw:layer="layout" svg:width="16.66cm" svg:height="0.475cm" svg:x="2.2cm" svg:y="3.09cm">
          <draw:text-box>
            <text:p text:style-name="P1"><text:span text:style-name="T3">its Trust Fund to a power project in Najibiyah, through DFID’s IISP. The Najibiyah project </text:span></text:p>
          </draw:text-box>
        </draw:frame>
        <draw:frame draw:style-name="gr1" draw:text-style-name="P2" draw:layer="layout" svg:width="15.289cm" svg:height="0.475cm" svg:x="2.2cm" svg:y="3.654cm">
          <draw:text-box>
            <text:p text:style-name="P1"><text:span text:style-name="T3">had, however, floundered in the absence of Iraqi Government support; DFID was </text:span></text:p>
          </draw:text-box>
        </draw:frame>
        <draw:frame draw:style-name="gr1" draw:text-style-name="P2" draw:layer="layout" svg:width="10.869cm" svg:height="0.475cm" svg:x="2.2cm" svg:y="4.218cm">
          <draw:text-box>
            <text:p text:style-name="P1"><text:span text:style-name="T3">exploring “all possible alternative options” for the funding. </text:span></text:p>
          </draw:text-box>
        </draw:frame>
        <draw:frame draw:style-name="gr1" draw:text-style-name="P2" draw:layer="layout" svg:width="15.542cm" svg:height="0.475cm" svg:x="2.2cm" svg:y="5.133cm">
          <draw:text-box>
            <text:p text:style-name="P1"><text:span text:style-name="T6">399. </text:span><text:span text:style-name="T3"><text:s/>On 30 September, Mr Dinham sent Sir Nigel Sheinwald a paper providing an </text:span></text:p>
          </draw:text-box>
        </draw:frame>
        <draw:frame draw:style-name="gr1" draw:text-style-name="P2" draw:layer="layout" svg:width="15.755cm" svg:height="0.475cm" svg:x="2.2cm" svg:y="5.697cm">
          <draw:text-box>
            <text:p text:style-name="P1"><text:span text:style-name="T3">“</text:span><text:span text:style-name="T3">honest assessment” of progress on reconstruction, following a discussion between </text:span></text:p>
          </draw:text-box>
        </draw:frame>
        <draw:frame draw:style-name="gr1" draw:text-style-name="P2" draw:layer="layout" svg:width="8.164cm" svg:height="0.475cm" svg:x="2.2cm" svg:y="6.262cm">
          <draw:text-box>
            <text:p text:style-name="P1"><text:span text:style-name="T3">Mr Dinham and Sir Nigel earlier that month.</text:span></text:p>
          </draw:text-box>
        </draw:frame>
        <draw:frame draw:style-name="gr5" draw:text-style-name="P6" draw:layer="layout" svg:width="0.408cm" svg:height="0.276cm" svg:x="10.341cm" svg:y="6.281cm">
          <draw:text-box>
            <text:p text:style-name="P1"><text:span text:style-name="T8">232</text:span></text:p>
          </draw:text-box>
        </draw:frame>
        <draw:frame draw:style-name="gr1" draw:text-style-name="P2" draw:layer="layout" svg:width="0.422cm" svg:height="0.475cm" svg:x="10.752cm" svg:y="6.26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16cm" svg:height="0.475cm" svg:x="2.2cm" svg:y="7.176cm">
          <draw:text-box>
            <text:p text:style-name="P1"><text:span text:style-name="T6">400. </text:span><text:span text:style-name="T3"><text:s/>The DFID paper listed the achievements that had been made in re-establishing </text:span></text:p>
          </draw:text-box>
        </draw:frame>
        <draw:frame draw:style-name="gr1" draw:text-style-name="P2" draw:layer="layout" svg:width="15.445cm" svg:height="0.475cm" svg:x="2.2cm" svg:y="7.741cm">
          <draw:text-box>
            <text:p text:style-name="P1"><text:span text:style-name="T3">the economy, electricity generation, water and sanitation, employment, education, </text:span></text:p>
          </draw:text-box>
        </draw:frame>
        <draw:frame draw:style-name="gr1" draw:text-style-name="P2" draw:layer="layout" svg:width="16.465cm" svg:height="0.475cm" svg:x="2.2cm" svg:y="8.305cm">
          <draw:text-box>
            <text:p text:style-name="P1"><text:span text:style-name="T3">health, and transport and communications. DFID also listed factors which had hindered </text:span></text:p>
          </draw:text-box>
        </draw:frame>
        <draw:frame draw:style-name="gr1" draw:text-style-name="P2" draw:layer="layout" svg:width="2.788cm" svg:height="0.475cm" svg:x="2.2cm" svg:y="8.87cm">
          <draw:text-box>
            <text:p text:style-name="P1"><text:span text:style-name="T3">reconstruction:</text:span></text:p>
          </draw:text-box>
        </draw:frame>
        <draw:frame draw:style-name="gr3" draw:text-style-name="P4" draw:layer="layout" svg:width="0.634cm" svg:height="0.712cm" svg:x="2.95cm" svg:y="9.6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12cm" svg:height="0.475cm" svg:x="3.7cm" svg:y="9.784cm">
          <draw:text-box>
            <text:p text:style-name="P1"><text:span text:style-name="T3">insecurity, which meant that few other donors had a presence on the ground </text:span></text:p>
          </draw:text-box>
        </draw:frame>
        <draw:frame draw:style-name="gr1" draw:text-style-name="P2" draw:layer="layout" svg:width="1.302cm" svg:height="0.475cm" svg:x="3.7cm" svg:y="10.348cm">
          <draw:text-box>
            <text:p text:style-name="P1"><text:span text:style-name="T3">in Iraq;</text:span></text:p>
          </draw:text-box>
        </draw:frame>
        <draw:frame draw:style-name="gr3" draw:text-style-name="P4" draw:layer="layout" svg:width="0.634cm" svg:height="0.712cm" svg:x="2.95cm" svg:y="10.8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17cm" svg:height="0.475cm" svg:x="3.7cm" svg:y="11.013cm">
          <draw:text-box>
            <text:p text:style-name="P1"><text:span text:style-name="T3">poor co-ordination and little buy-in from the Iraqi Government and local </text:span></text:p>
          </draw:text-box>
        </draw:frame>
        <draw:frame draw:style-name="gr1" draw:text-style-name="P2" draw:layer="layout" svg:width="2.081cm" svg:height="0.475cm" svg:x="3.7cm" svg:y="11.577cm">
          <draw:text-box>
            <text:p text:style-name="P1"><text:span text:style-name="T3">authorities;</text:span></text:p>
          </draw:text-box>
        </draw:frame>
        <draw:frame draw:style-name="gr3" draw:text-style-name="P4" draw:layer="layout" svg:width="0.634cm" svg:height="0.712cm" svg:x="2.95cm" svg:y="12.0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32cm" svg:height="0.475cm" svg:x="3.7cm" svg:y="12.242cm">
          <draw:text-box>
            <text:p text:style-name="P1"><text:span text:style-name="T3">limited capacity of Iraqi institutions and rapid turnover of political figures;</text:span></text:p>
          </draw:text-box>
        </draw:frame>
        <draw:frame draw:style-name="gr3" draw:text-style-name="P4" draw:layer="layout" svg:width="0.634cm" svg:height="0.712cm" svg:x="2.95cm" svg:y="12.7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1cm" svg:height="0.475cm" svg:x="3.7cm" svg:y="12.906cm">
          <draw:text-box>
            <text:p text:style-name="P1"><text:span text:style-name="T3">“</text:span><text:span text:style-name="T3">large additional funds … are unlikely to accelerate progress on reconstruction </text:span></text:p>
          </draw:text-box>
        </draw:frame>
        <draw:frame draw:style-name="gr1" draw:text-style-name="P2" draw:layer="layout" svg:width="14.243cm" svg:height="0.475cm" svg:x="3.7cm" svg:y="13.471cm">
          <draw:text-box>
            <text:p text:style-name="P1"><text:span text:style-name="T3">without corresponding policy and institutional reform and capacity building”; </text:span></text:p>
          </draw:text-box>
        </draw:frame>
        <draw:frame draw:style-name="gr3" draw:text-style-name="P4" draw:layer="layout" svg:width="0.634cm" svg:height="0.712cm" svg:x="2.95cm" svg:y="13.9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734cm" svg:height="0.475cm" svg:x="3.7cm" svg:y="14.135cm">
          <draw:text-box>
            <text:p text:style-name="P1"><text:span text:style-name="T3">security costs had “eaten into” reconstruction funds;</text:span></text:p>
          </draw:text-box>
        </draw:frame>
        <draw:frame draw:style-name="gr3" draw:text-style-name="P4" draw:layer="layout" svg:width="0.634cm" svg:height="0.712cm" svg:x="2.95cm" svg:y="14.6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28cm" svg:height="0.475cm" svg:x="3.7cm" svg:y="14.8cm">
          <draw:text-box>
            <text:p text:style-name="P1"><text:span text:style-name="T3">the US had been “distracted by hotspot cities” at the expense of a “strategic </text:span></text:p>
          </draw:text-box>
        </draw:frame>
        <draw:frame draw:style-name="gr1" draw:text-style-name="P2" draw:layer="layout" svg:width="13.752cm" svg:height="0.475cm" svg:x="3.7cm" svg:y="15.364cm">
          <draw:text-box>
            <text:p text:style-name="P1"><text:span text:style-name="T3">reconstruction programme”. Significant amounts of US funding had been </text:span></text:p>
          </draw:text-box>
        </draw:frame>
        <draw:frame draw:style-name="gr1" draw:text-style-name="P2" draw:layer="layout" svg:width="10.738cm" svg:height="0.475cm" svg:x="3.7cm" svg:y="15.928cm">
          <draw:text-box>
            <text:p text:style-name="P1"><text:span text:style-name="T3">re-allocated from basic services to tackle security and oil;</text:span></text:p>
          </draw:text-box>
        </draw:frame>
        <draw:frame draw:style-name="gr3" draw:text-style-name="P4" draw:layer="layout" svg:width="0.634cm" svg:height="0.712cm" svg:x="2.95cm" svg:y="16.4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216cm" svg:height="0.475cm" svg:x="3.7cm" svg:y="16.593cm">
          <draw:text-box>
            <text:p text:style-name="P1"><text:span text:style-name="T3">problems with the sustainability of large-scale projects; and </text:span></text:p>
          </draw:text-box>
        </draw:frame>
        <draw:frame draw:style-name="gr3" draw:text-style-name="P4" draw:layer="layout" svg:width="0.634cm" svg:height="0.712cm" svg:x="2.95cm" svg:y="17.1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47cm" svg:height="0.475cm" svg:x="3.7cm" svg:y="17.257cm">
          <draw:text-box>
            <text:p text:style-name="P1"><text:span text:style-name="T3">unrealistic Iraqi and international expectations. In other countries, DFID allowed </text:span></text:p>
          </draw:text-box>
        </draw:frame>
        <draw:frame draw:style-name="gr1" draw:text-style-name="P2" draw:layer="layout" svg:width="14.865cm" svg:height="0.475cm" svg:x="3.7cm" svg:y="17.822cm">
          <draw:text-box>
            <text:p text:style-name="P1"><text:span text:style-name="T3">between five and 15 years for “the first phase of governance projects”, to allow </text:span></text:p>
          </draw:text-box>
        </draw:frame>
        <draw:frame draw:style-name="gr1" draw:text-style-name="P2" draw:layer="layout" svg:width="15.026cm" svg:height="0.475cm" svg:x="3.7cm" svg:y="18.386cm">
          <draw:text-box>
            <text:p text:style-name="P1"><text:span text:style-name="T3">time for institutional culture to change. In Iraq, international partners were trying </text:span></text:p>
          </draw:text-box>
        </draw:frame>
        <draw:frame draw:style-name="gr1" draw:text-style-name="P2" draw:layer="layout" svg:width="8.147cm" svg:height="0.475cm" svg:x="3.7cm" svg:y="18.951cm">
          <draw:text-box>
            <text:p text:style-name="P1"><text:span text:style-name="T3">to reform institutions in less than two years.</text:span></text:p>
          </draw:text-box>
        </draw:frame>
        <draw:frame draw:style-name="gr1" draw:text-style-name="P2" draw:layer="layout" svg:width="4.231cm" svg:height="0.475cm" svg:x="2.2cm" svg:y="19.865cm">
          <draw:text-box>
            <text:p text:style-name="P1"><text:span text:style-name="T6">401. </text:span><text:span text:style-name="T3"><text:s/>DFID concluded:</text:span></text:p>
          </draw:text-box>
        </draw:frame>
        <draw:frame draw:style-name="gr1" draw:text-style-name="P2" draw:layer="layout" svg:width="15.429cm" svg:height="0.475cm" svg:x="2.95cm" svg:y="20.78cm">
          <draw:text-box>
            <text:p text:style-name="P1"><text:span text:style-name="T3">“</text:span><text:span text:style-name="T3">A carefully balanced approach is needed: on the one hand, an acceptance of the </text:span></text:p>
          </draw:text-box>
        </draw:frame>
        <draw:frame draw:style-name="gr1" draw:text-style-name="P2" draw:layer="layout" svg:width="15.077cm" svg:height="0.475cm" svg:x="2.95cm" svg:y="21.344cm">
          <draw:text-box>
            <text:p text:style-name="P1"><text:span text:style-name="T3">realistic pace of reconstruction will help to manage expectations and encourage </text:span></text:p>
          </draw:text-box>
        </draw:frame>
        <draw:frame draw:style-name="gr1" draw:text-style-name="P2" draw:layer="layout" svg:width="14.726cm" svg:height="0.475cm" svg:x="2.95cm" svg:y="21.908cm">
          <draw:text-box>
            <text:p text:style-name="P1"><text:span text:style-name="T3">more sustainable, long-term projects; on the other hand, some continuation of </text:span></text:p>
          </draw:text-box>
        </draw:frame>
        <draw:frame draw:style-name="gr1" draw:text-style-name="P2" draw:layer="layout" svg:width="15.272cm" svg:height="0.475cm" svg:x="2.95cm" svg:y="22.473cm">
          <draw:text-box>
            <text:p text:style-name="P1"><text:span text:style-name="T3">high-profile, short-term activity will be needed to provide signs of visible progress </text:span></text:p>
          </draw:text-box>
        </draw:frame>
        <draw:frame draw:style-name="gr1" draw:text-style-name="P2" draw:layer="layout" svg:width="7.393cm" svg:height="0.475cm" svg:x="2.95cm" svg:y="23.037cm">
          <draw:text-box>
            <text:p text:style-name="P1"><text:span text:style-name="T3">while longer-term activity is under way.”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7.909cm" svg:y2="26.714cm">
          <text:p/>
        </draw:line>
        <draw:line draw:style-name="gr8" draw:text-style-name="P7" draw:layer="layout" svg:x1="2.199cm" svg:y1="27.137cm" svg:x2="14.199cm" svg:y2="27.137cm">
          <text:p/>
        </draw:line>
        <draw:frame draw:style-name="gr5" draw:text-style-name="P6" draw:layer="layout" svg:width="0.246cm" svg:height="0.276cm" svg:x="10.329cm" svg:y="23.056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32 </text:span></text:p>
          </draw:text-box>
        </draw:frame>
        <draw:frame draw:style-name="gr4" draw:text-style-name="P5" draw:layer="layout" svg:width="15.157cm" svg:height="0.395cm" svg:x="2.646cm" svg:y="26.357cm">
          <draw:text-box>
            <text:p text:style-name="P1"><text:span text:style-name="T5">Letter Dinham to Sheinwald, 30 September 2005, ‘Iraq: Reconstruction Situation’ attaching Paper </text:span></text:p>
          </draw:text-box>
        </draw:frame>
        <draw:frame draw:style-name="gr4" draw:text-style-name="P5" draw:layer="layout" svg:width="12.037cm" svg:height="0.395cm" svg:x="2.2cm" svg:y="26.781cm">
          <draw:text-box>
            <text:p text:style-name="P1"><text:span text:style-name="T5">DFID, [undated], ‘DFID Information Note on Reconstruction Progress in Iraq’.</text:span><text:span text:style-name="T11"> 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9" draw:text-style-name="P7" draw:layer="layout" svg:x1="3.985cm" svg:y1="4.996cm" svg:x2="4.574cm" svg:y2="4.996cm">
          <text:p/>
        </draw:line>
        <draw:line draw:style-name="gr9" draw:text-style-name="P7" draw:layer="layout" svg:x1="13.045cm" svg:y1="4.996cm" svg:x2="13.821cm" svg:y2="4.996cm">
          <text:p/>
        </draw:line>
        <draw:line draw:style-name="gr9" draw:text-style-name="P7" draw:layer="layout" svg:x1="14.08cm" svg:y1="4.996cm" svg:x2="14.551cm" svg:y2="4.996cm">
          <text:p/>
        </draw:line>
        <draw:line draw:style-name="gr9" draw:text-style-name="P7" draw:layer="layout" svg:x1="9.563cm" svg:y1="9.647cm" svg:x2="10.151cm" svg:y2="9.64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64</text:span></text:p>
          </draw:text-box>
        </draw:frame>
        <draw:frame draw:style-name="gr1" draw:text-style-name="P2" draw:layer="layout" svg:width="13.481cm" svg:height="0.475cm" svg:x="2.2cm" svg:y="2.525cm">
          <draw:text-box>
            <text:p text:style-name="P1"><text:span text:style-name="T6">402. </text:span><text:span text:style-name="T3"><text:s/>Mr Quarrey passed the DFID paper to Sir Nigel with the comment:</text:span></text:p>
          </draw:text-box>
        </draw:frame>
        <draw:frame draw:style-name="gr1" draw:text-style-name="P2" draw:layer="layout" svg:width="14.171cm" svg:height="0.475cm" svg:x="2.95cm" svg:y="3.44cm">
          <draw:text-box>
            <text:p text:style-name="P1"><text:span text:style-name="T3">“</text:span><text:span text:style-name="T3">This has more detail than we’ve seen for a while, and in some areas looks </text:span></text:p>
          </draw:text-box>
        </draw:frame>
        <draw:frame draw:style-name="gr1" draw:text-style-name="P2" draw:layer="layout" svg:width="15.619cm" svg:height="0.475cm" svg:x="2.95cm" svg:y="4.004cm">
          <draw:text-box>
            <text:p text:style-name="P1"><text:span text:style-name="T3">reasonably encouraging. But overall the picture is still pretty bleak. What the paper </text:span></text:p>
          </draw:text-box>
        </draw:frame>
        <draw:frame draw:style-name="gr1" draw:text-style-name="P2" draw:layer="layout" svg:width="15.687cm" svg:height="0.475cm" svg:x="2.95cm" svg:y="4.568cm">
          <draw:text-box>
            <text:p text:style-name="P1"><text:span text:style-name="T3">does not give is (a) much sense of what is happening now (eg what’s getting better </text:span></text:p>
          </draw:text-box>
        </draw:frame>
        <draw:frame draw:style-name="gr1" draw:text-style-name="P2" draw:layer="layout" svg:width="15.593cm" svg:height="0.475cm" svg:x="2.95cm" svg:y="5.133cm">
          <draw:text-box>
            <text:p text:style-name="P1"><text:span text:style-name="T3">or worse); and (b) whether there is much we can do about it. I think we have other, </text:span></text:p>
          </draw:text-box>
        </draw:frame>
        <draw:frame draw:style-name="gr1" draw:text-style-name="P2" draw:layer="layout" svg:width="14.679cm" svg:height="0.475cm" svg:x="2.95cm" svg:y="5.697cm">
          <draw:text-box>
            <text:p text:style-name="P1"><text:span text:style-name="T3">more immediate priorities for No.10 effort in the short term. Do you want to do </text:span></text:p>
          </draw:text-box>
        </draw:frame>
        <draw:frame draw:style-name="gr1" draw:text-style-name="P2" draw:layer="layout" svg:width="3.681cm" svg:height="0.475cm" svg:x="2.95cm" svg:y="6.262cm">
          <draw:text-box>
            <text:p text:style-name="P1"><text:span text:style-name="T3">anything with this?” </text:span></text:p>
          </draw:text-box>
        </draw:frame>
        <draw:frame draw:style-name="gr5" draw:text-style-name="P6" draw:layer="layout" svg:width="0.408cm" svg:height="0.276cm" svg:x="6.609cm" svg:y="6.281cm">
          <draw:text-box>
            <text:p text:style-name="P1"><text:span text:style-name="T8">233</text:span></text:p>
          </draw:text-box>
        </draw:frame>
        <draw:frame draw:style-name="gr1" draw:text-style-name="P2" draw:layer="layout" svg:width="6.06cm" svg:height="0.475cm" svg:x="2.2cm" svg:y="7.176cm">
          <draw:text-box>
            <text:p text:style-name="P1"><text:span text:style-name="T6">403. </text:span><text:span text:style-name="T3"><text:s/>Sir Nigel was more critical:</text:span></text:p>
          </draw:text-box>
        </draw:frame>
        <draw:frame draw:style-name="gr1" draw:text-style-name="P2" draw:layer="layout" svg:width="15.28cm" svg:height="0.475cm" svg:x="2.95cm" svg:y="8.091cm">
          <draw:text-box>
            <text:p text:style-name="P1"><text:span text:style-name="T3">“</text:span><text:span text:style-name="T3">I take a less positive view. I see it as a lot of useless, mostly input, statistics. But </text:span></text:p>
          </draw:text-box>
        </draw:frame>
        <draw:frame draw:style-name="gr1" draw:text-style-name="P2" draw:layer="layout" svg:width="15.306cm" svg:height="0.475cm" svg:x="2.95cm" svg:y="8.655cm">
          <draw:text-box>
            <text:p text:style-name="P1"><text:span text:style-name="T3">there’s little on outputs, no comparison of pre-invasion and now, no case studies, </text:span></text:p>
          </draw:text-box>
        </draw:frame>
        <draw:frame draw:style-name="gr1" draw:text-style-name="P2" draw:layer="layout" svg:width="10.636cm" svg:height="0.475cm" svg:x="2.95cm" svg:y="9.22cm">
          <draw:text-box>
            <text:p text:style-name="P1"><text:span text:style-name="T3">no sense of Najaf then and now. ie not what I asked for.” </text:span></text:p>
          </draw:text-box>
        </draw:frame>
        <draw:frame draw:style-name="gr5" draw:text-style-name="P6" draw:layer="layout" svg:width="0.408cm" svg:height="0.276cm" svg:x="13.528cm" svg:y="9.238cm">
          <draw:text-box>
            <text:p text:style-name="P1"><text:span text:style-name="T8">234</text:span></text:p>
          </draw:text-box>
        </draw:frame>
        <draw:frame draw:style-name="gr1" draw:text-style-name="P2" draw:layer="layout" svg:width="16.232cm" svg:height="0.475cm" svg:x="2.2cm" svg:y="10.134cm">
          <draw:text-box>
            <text:p text:style-name="P1"><text:span text:style-name="T6">404. </text:span><text:span text:style-name="T3"><text:s/>The Inquiry has seen no indication that the paper was passed to Mr Blair, or that </text:span></text:p>
          </draw:text-box>
        </draw:frame>
        <draw:frame draw:style-name="gr1" draw:text-style-name="P2" draw:layer="layout" svg:width="7.296cm" svg:height="0.475cm" svg:x="2.2cm" svg:y="10.698cm">
          <draw:text-box>
            <text:p text:style-name="P1"><text:span text:style-name="T3">No.10 or Sir Nigel responded to DFID. </text:span></text:p>
          </draw:text-box>
        </draw:frame>
        <draw:frame draw:style-name="gr1" draw:text-style-name="P2" draw:layer="layout" svg:width="16.228cm" svg:height="0.475cm" svg:x="2.2cm" svg:y="11.613cm">
          <draw:text-box>
            <text:p text:style-name="P1"><text:span text:style-name="T6">405. </text:span><text:span text:style-name="T3"><text:s/>Also on 30 September, Mr Straw’s Principal Private Secretary sent Mr Quarrey a </text:span></text:p>
          </draw:text-box>
        </draw:frame>
        <draw:frame draw:style-name="gr1" draw:text-style-name="P2" draw:layer="layout" svg:width="16.025cm" svg:height="0.475cm" svg:x="2.2cm" svg:y="12.177cm">
          <draw:text-box>
            <text:p text:style-name="P1"><text:span text:style-name="T3">paper containing the joint advice of FCO, MOD and DFID officials on the implications </text:span></text:p>
          </draw:text-box>
        </draw:frame>
        <draw:frame draw:style-name="gr1" draw:text-style-name="P2" draw:layer="layout" svg:width="4.282cm" svg:height="0.475cm" svg:x="2.2cm" svg:y="12.742cm">
          <draw:text-box>
            <text:p text:style-name="P1"><text:span text:style-name="T3">of the Jameat incident.</text:span></text:p>
          </draw:text-box>
        </draw:frame>
        <draw:frame draw:style-name="gr5" draw:text-style-name="P6" draw:layer="layout" svg:width="0.408cm" svg:height="0.276cm" svg:x="6.459cm" svg:y="12.761cm">
          <draw:text-box>
            <text:p text:style-name="P1"><text:span text:style-name="T8">235</text:span></text:p>
          </draw:text-box>
        </draw:frame>
        <draw:frame draw:style-name="gr1" draw:text-style-name="P2" draw:layer="layout" svg:width="10.002cm" svg:height="0.475cm" svg:x="6.871cm" svg:y="12.742cm">
          <draw:text-box>
            <text:p text:style-name="P1"><text:span text:style-name="T3"><text:s/></text:span><text:span text:style-name="T3">Mr Straw had not yet seen and agreed their advice. <text:s/></text:span></text:p>
          </draw:text-box>
        </draw:frame>
        <draw:frame draw:style-name="gr1" draw:text-style-name="P2" draw:layer="layout" svg:width="6.864cm" svg:height="0.475cm" svg:x="2.2cm" svg:y="13.306cm">
          <draw:text-box>
            <text:p text:style-name="P1"><text:span text:style-name="T3">The FCO/MOD/DFID paper advised:</text:span></text:p>
          </draw:text-box>
        </draw:frame>
        <draw:frame draw:style-name="gr1" draw:text-style-name="P2" draw:layer="layout" svg:width="15.805cm" svg:height="0.475cm" svg:x="2.95cm" svg:y="14.221cm">
          <draw:text-box>
            <text:p text:style-name="P1"><text:span text:style-name="T3">“</text:span><text:span text:style-name="T3">The … incident … highlights what was previously more opaque, that we face acute </text:span></text:p>
          </draw:text-box>
        </draw:frame>
        <draw:frame draw:style-name="gr1" draw:text-style-name="P2" draw:layer="layout" svg:width="14.7cm" svg:height="0.475cm" svg:x="2.95cm" svg:y="14.785cm">
          <draw:text-box>
            <text:p text:style-name="P1"><text:span text:style-name="T3">challenges in achieving our objectives in the south-east region. Stability in the </text:span></text:p>
          </draw:text-box>
        </draw:frame>
        <draw:frame draw:style-name="gr1" draw:text-style-name="P2" draw:layer="layout" svg:width="15.263cm" svg:height="0.475cm" svg:x="2.95cm" svg:y="15.35cm">
          <draw:text-box>
            <text:p text:style-name="P1"><text:span text:style-name="T3">south-east is being threatened by intense rivalry among political parties and their </text:span></text:p>
          </draw:text-box>
        </draw:frame>
        <draw:frame draw:style-name="gr1" draw:text-style-name="P2" draw:layer="layout" svg:width="15.229cm" svg:height="0.475cm" svg:x="2.95cm" svg:y="15.914cm">
          <draw:text-box>
            <text:p text:style-name="P1"><text:span text:style-name="T3">militias. Criminality, jockeying for patronage and leaders’ differing political visions </text:span></text:p>
          </draw:text-box>
        </draw:frame>
        <draw:frame draw:style-name="gr1" draw:text-style-name="P2" draw:layer="layout" svg:width="11.606cm" svg:height="0.475cm" svg:x="2.95cm" svg:y="16.478cm">
          <draw:text-box>
            <text:p text:style-name="P1"><text:span text:style-name="T3">are being exacerbated by tribalism and increasing religiosity.” </text:span></text:p>
          </draw:text-box>
        </draw:frame>
        <draw:frame draw:style-name="gr1" draw:text-style-name="P2" draw:layer="layout" svg:width="15.894cm" svg:height="0.475cm" svg:x="2.2cm" svg:y="17.393cm">
          <draw:text-box>
            <text:p text:style-name="P1"><text:span text:style-name="T6">406. </text:span><text:span text:style-name="T3"><text:s/>The paper concluded that “alternative options to our current policy are limited”: </text:span></text:p>
          </draw:text-box>
        </draw:frame>
        <draw:frame draw:style-name="gr1" draw:text-style-name="P2" draw:layer="layout" svg:width="15.348cm" svg:height="0.475cm" svg:x="2.95cm" svg:y="18.307cm">
          <draw:text-box>
            <text:p text:style-name="P1"><text:span text:style-name="T3">“</text:span><text:span text:style-name="T13">Our only realistic option is to maintain our course and see the job through. </text:span></text:p>
          </draw:text-box>
        </draw:frame>
        <draw:frame draw:style-name="gr1" draw:text-style-name="P2" draw:layer="layout" svg:width="15.221cm" svg:height="0.475cm" svg:x="2.95cm" svg:y="18.872cm">
          <draw:text-box>
            <text:p text:style-name="P1"><text:span text:style-name="T3">But</text:span><text:span text:style-name="T13"> we need to make adjustments to our policy</text:span><text:span text:style-name="T3">, while sticking to our strategic </text:span></text:p>
          </draw:text-box>
        </draw:frame>
        <draw:frame draw:style-name="gr1" draw:text-style-name="P2" draw:layer="layout" svg:width="15.212cm" svg:height="0.475cm" svg:x="2.95cm" svg:y="19.436cm">
          <draw:text-box>
            <text:p text:style-name="P1"><text:span text:style-name="T3">approach of ensuring in due course successful transition of responsibility for rule </text:span></text:p>
          </draw:text-box>
        </draw:frame>
        <draw:frame draw:style-name="gr1" draw:text-style-name="P2" draw:layer="layout" svg:width="7.093cm" svg:height="0.475cm" svg:x="2.95cm" svg:y="20.001cm">
          <draw:text-box>
            <text:p text:style-name="P1"><text:span text:style-name="T3">of law in the south-east to the Iraqis.” </text:span></text:p>
          </draw:text-box>
        </draw:frame>
        <draw:frame draw:style-name="gr1" draw:text-style-name="P2" draw:layer="layout" svg:width="16.66cm" svg:height="0.475cm" svg:x="2.2cm" svg:y="20.915cm">
          <draw:text-box>
            <text:p text:style-name="P1"><text:span text:style-name="T6">407. </text:span><text:span text:style-name="T3"><text:s/>An immediate problem was the threat of reprisal attacks. DFID and FCO staff were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line draw:style-name="gr8" draw:text-style-name="P7" draw:layer="layout" svg:x1="2.645cm" svg:y1="25.02cm" svg:x2="17.254cm" svg:y2="25.02cm">
          <text:p/>
        </draw:line>
        <draw:line draw:style-name="gr8" draw:text-style-name="P7" draw:layer="layout" svg:x1="2.199cm" svg:y1="25.444cm" svg:x2="10.377cm" svg:y2="25.444cm">
          <text:p/>
        </draw:line>
        <draw:frame draw:style-name="gr1" draw:text-style-name="P2" draw:layer="layout" svg:width="4.981cm" svg:height="0.475cm" svg:x="2.2cm" svg:y="21.48cm">
          <draw:text-box>
            <text:p text:style-name="P1"><text:span text:style-name="T3">“</text:span><text:span text:style-name="T3">essentially locked down”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233 </text:span></text:p>
          </draw:text-box>
        </draw:frame>
        <draw:frame draw:style-name="gr4" draw:text-style-name="P5" draw:layer="layout" svg:width="14.527cm" svg:height="0.395cm" svg:x="2.646cm" svg:y="24.664cm">
          <draw:text-box>
            <text:p text:style-name="P1"><text:span text:style-name="T5">Manuscript comment Quarrey to Sheinwald, 4 October 2005, on Letter Dinham to Sheinwald, </text:span></text:p>
          </draw:text-box>
        </draw:frame>
        <draw:line draw:style-name="gr8" draw:text-style-name="P7" draw:layer="layout" svg:x1="2.645cm" svg:y1="25.867cm" svg:x2="17.228cm" svg:y2="25.867cm">
          <text:p/>
        </draw:line>
        <draw:line draw:style-name="gr8" draw:text-style-name="P7" draw:layer="layout" svg:x1="2.199cm" svg:y1="26.29cm" svg:x2="10.377cm" svg:y2="26.29cm">
          <text:p/>
        </draw:line>
        <draw:frame draw:style-name="gr4" draw:text-style-name="P5" draw:layer="layout" svg:width="8.223cm" svg:height="0.395cm" svg:x="2.2cm" svg:y="25.087cm">
          <draw:text-box>
            <text:p text:style-name="P1"><text:span text:style-name="T5">30 September 2005, ‘Iraq: Reconstruction Situation’.</text:span><text:span text:style-name="T11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34 </text:span></text:p>
          </draw:text-box>
        </draw:frame>
        <draw:frame draw:style-name="gr4" draw:text-style-name="P5" draw:layer="layout" svg:width="14.501cm" svg:height="0.395cm" svg:x="2.646cm" svg:y="25.511cm">
          <draw:text-box>
            <text:p text:style-name="P1"><text:span text:style-name="T5">Manuscript comment Sheinwald to Quarrey, 6 October 2005, on Letter Dinham to Sheinwald, </text:span></text:p>
          </draw:text-box>
        </draw:frame>
        <draw:line draw:style-name="gr8" draw:text-style-name="P7" draw:layer="layout" svg:x1="2.645cm" svg:y1="26.714cm" svg:x2="17.194cm" svg:y2="26.714cm">
          <text:p/>
        </draw:line>
        <draw:line draw:style-name="gr8" draw:text-style-name="P7" draw:layer="layout" svg:x1="2.199cm" svg:y1="27.137cm" svg:x2="14.043cm" svg:y2="27.137cm">
          <text:p/>
        </draw:line>
        <draw:frame draw:style-name="gr4" draw:text-style-name="P5" draw:layer="layout" svg:width="8.223cm" svg:height="0.395cm" svg:x="2.2cm" svg:y="25.934cm">
          <draw:text-box>
            <text:p text:style-name="P1"><text:span text:style-name="T5">30 September 2005, ‘Iraq: Reconstruction Situation’.</text:span><text:span text:style-name="T11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35 </text:span></text:p>
          </draw:text-box>
        </draw:frame>
        <draw:frame draw:style-name="gr4" draw:text-style-name="P5" draw:layer="layout" svg:width="14.48cm" svg:height="0.395cm" svg:x="2.646cm" svg:y="26.357cm">
          <draw:text-box>
            <text:p text:style-name="P1"><text:span text:style-name="T5">Letter Hayes to Quarrey, 30 September 2005, ‘Iraq: Basra’ attaching Paper FCO/MOD/DFID, </text:span></text:p>
          </draw:text-box>
        </draw:frame>
        <draw:frame draw:style-name="gr4" draw:text-style-name="P5" draw:layer="layout" svg:width="11.775cm" svg:height="0.395cm" svg:x="2.2cm" svg:y="26.781cm">
          <draw:text-box>
            <text:p text:style-name="P1"><text:span text:style-name="T5">30 September 2005, ‘South-East Iraq: Impact of Security Incident in Basra’. 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line draw:style-name="gr9" draw:text-style-name="P7" draw:layer="layout" svg:x1="3.891cm" svg:y1="14.963cm" svg:x2="4.668cm" svg:y2="14.96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65</text:span></text:p>
          </draw:text-box>
        </draw:frame>
        <draw:frame draw:style-name="gr1" draw:text-style-name="P2" draw:layer="layout" svg:width="14.166cm" svg:height="0.475cm" svg:x="2.2cm" svg:y="2.525cm">
          <draw:text-box>
            <text:p text:style-name="P1"><text:span text:style-name="T6">408. </text:span><text:span text:style-name="T3"><text:s/>The authors identified a number of “longer-term challenges” including:</text:span></text:p>
          </draw:text-box>
        </draw:frame>
        <draw:frame draw:style-name="gr3" draw:text-style-name="P4" draw:layer="layout" svg:width="0.634cm" svg:height="0.712cm" svg:x="2.95cm" svg:y="3.283cm">
          <draw:text-box>
            <text:p text:style-name="P1"><text:span text:style-name="T4">• </text:span></text:p>
          </draw:text-box>
        </draw:frame>
        <draw:frame draw:style-name="gr1" draw:text-style-name="P2" draw:layer="layout" svg:width="13.981cm" svg:height="0.475cm" svg:x="3.7cm" svg:y="3.44cm">
          <draw:text-box>
            <text:p text:style-name="P1"><text:span text:style-name="T13">“</text:span><text:span text:style-name="T13">We may not be able to deliver, by next year, the minimum standards </text:span></text:p>
          </draw:text-box>
        </draw:frame>
        <draw:frame draw:style-name="gr1" draw:text-style-name="P2" draw:layer="layout" svg:width="14.509cm" svg:height="0.475cm" svg:x="3.7cm" svg:y="4.004cm">
          <draw:text-box>
            <text:p text:style-name="P1"><text:span text:style-name="T13">required in rule of law and governance.”</text:span><text:span text:style-name="T3"> The UK should consider whether </text:span></text:p>
          </draw:text-box>
        </draw:frame>
        <draw:frame draw:style-name="gr1" draw:text-style-name="P2" draw:layer="layout" svg:width="14.628cm" svg:height="0.475cm" svg:x="3.7cm" svg:y="4.568cm">
          <draw:text-box>
            <text:p text:style-name="P1"><text:span text:style-name="T3">its aspiration to draw down troops by the middle of 2006 would be premature, </text:span></text:p>
          </draw:text-box>
        </draw:frame>
        <draw:frame draw:style-name="gr1" draw:text-style-name="P2" draw:layer="layout" svg:width="14.599cm" svg:height="0.475cm" svg:x="3.7cm" svg:y="5.133cm">
          <draw:text-box>
            <text:p text:style-name="P1"><text:span text:style-name="T3">and how its response to a more challenging security environment might deter </text:span></text:p>
          </draw:text-box>
        </draw:frame>
        <draw:frame draw:style-name="gr1" draw:text-style-name="P2" draw:layer="layout" svg:width="14.802cm" svg:height="0.475cm" svg:x="3.7cm" svg:y="5.697cm">
          <draw:text-box>
            <text:p text:style-name="P1"><text:span text:style-name="T3">organisations such as the UN and World Bank from establishing a presence in </text:span></text:p>
          </draw:text-box>
        </draw:frame>
        <draw:frame draw:style-name="gr1" draw:text-style-name="P2" draw:layer="layout" svg:width="1.945cm" svg:height="0.475cm" svg:x="3.7cm" svg:y="6.262cm">
          <draw:text-box>
            <text:p text:style-name="P1"><text:span text:style-name="T3">the South.</text:span></text:p>
          </draw:text-box>
        </draw:frame>
        <draw:frame draw:style-name="gr3" draw:text-style-name="P4" draw:layer="layout" svg:width="0.634cm" svg:height="0.712cm" svg:x="2.95cm" svg:y="6.77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341cm" svg:height="0.475cm" svg:x="3.7cm" svg:y="6.926cm">
          <draw:text-box>
            <text:p text:style-name="P1"><text:span text:style-name="T13">“</text:span><text:span text:style-name="T13">We will need to allocate more resources, which might include military </text:span></text:p>
          </draw:text-box>
        </draw:frame>
        <draw:frame draw:style-name="gr1" draw:text-style-name="P2" draw:layer="layout" svg:width="4.714cm" svg:height="0.475cm" svg:x="3.7cm" svg:y="7.491cm">
          <draw:text-box>
            <text:p text:style-name="P1"><text:span text:style-name="T13">resources, to security.”</text:span></text:p>
          </draw:text-box>
        </draw:frame>
        <draw:frame draw:style-name="gr5" draw:text-style-name="P6" draw:layer="layout" svg:width="0.246cm" svg:height="0.276cm" svg:x="8.398cm" svg:y="7.509cm">
          <draw:text-box>
            <text:p text:style-name="P1"><text:span text:style-name="T18"><text:s/></text:span></text:p>
          </draw:text-box>
        </draw:frame>
        <draw:frame draw:style-name="gr1" draw:text-style-name="P2" draw:layer="layout" svg:width="15.741cm" svg:height="0.475cm" svg:x="2.2cm" svg:y="8.405cm">
          <draw:text-box>
            <text:p text:style-name="P1"><text:span text:style-name="T6">409. </text:span><text:span text:style-name="T3"><text:s/>Over the weekend of 1 and 2 October, Mr Blair considered separate pieces of </text:span></text:p>
          </draw:text-box>
        </draw:frame>
        <draw:frame draw:style-name="gr1" draw:text-style-name="P2" draw:layer="layout" svg:width="15.78cm" svg:height="0.475cm" svg:x="2.2cm" svg:y="8.97cm">
          <draw:text-box>
            <text:p text:style-name="P1"><text:span text:style-name="T3">advice from Sir Nigel Sheinwald and Mr Powell on the implications of the Red Team </text:span></text:p>
          </draw:text-box>
        </draw:frame>
        <draw:frame draw:style-name="gr1" draw:text-style-name="P2" draw:layer="layout" svg:width="15.708cm" svg:height="0.475cm" svg:x="2.2cm" svg:y="9.534cm">
          <draw:text-box>
            <text:p text:style-name="P1"><text:span text:style-name="T3">report, the FCO/MOD/DFID paper on the implications of the Jameat incident, and a </text:span></text:p>
          </draw:text-box>
        </draw:frame>
        <draw:frame draw:style-name="gr1" draw:text-style-name="P2" draw:layer="layout" svg:width="5.95cm" svg:height="0.475cm" svg:x="2.2cm" svg:y="10.098cm">
          <draw:text-box>
            <text:p text:style-name="P1"><text:span text:style-name="T3">28 September JIC Assessment.</text:span></text:p>
          </draw:text-box>
        </draw:frame>
        <draw:frame draw:style-name="gr5" draw:text-style-name="P6" draw:layer="layout" svg:width="0.408cm" svg:height="0.276cm" svg:x="8.129cm" svg:y="10.117cm">
          <draw:text-box>
            <text:p text:style-name="P1"><text:span text:style-name="T8">236</text:span></text:p>
          </draw:text-box>
        </draw:frame>
        <draw:frame draw:style-name="gr1" draw:text-style-name="P2" draw:layer="layout" svg:width="0.422cm" svg:height="0.475cm" svg:x="8.541cm" svg:y="10.09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196cm" svg:height="0.475cm" svg:x="2.2cm" svg:y="11.013cm">
          <draw:text-box>
            <text:p text:style-name="P1"><text:span text:style-name="T6">410. </text:span><text:span text:style-name="T3"><text:s/>Mr Blair set out his conclusions in a Note to No.10 staff on 2 October: </text:span></text:p>
          </draw:text-box>
        </draw:frame>
        <draw:frame draw:style-name="gr1" draw:text-style-name="P2" draw:layer="layout" svg:width="15.767cm" svg:height="0.475cm" svg:x="2.95cm" svg:y="11.927cm">
          <draw:text-box>
            <text:p text:style-name="P1"><text:span text:style-name="T3">“</text:span><text:span text:style-name="T3">I don’t think the Red Team report is advocating a different strategy; just a means of </text:span></text:p>
          </draw:text-box>
        </draw:frame>
        <draw:frame draw:style-name="gr1" draw:text-style-name="P2" draw:layer="layout" svg:width="6.284cm" svg:height="0.475cm" svg:x="2.95cm" svg:y="12.492cm">
          <draw:text-box>
            <text:p text:style-name="P1"><text:span text:style-name="T3">implementing the existing one … </text:span></text:p>
          </draw:text-box>
        </draw:frame>
        <draw:frame draw:style-name="gr1" draw:text-style-name="P2" draw:layer="layout" svg:width="15.949cm" svg:height="0.475cm" svg:x="2.95cm" svg:y="13.406cm">
          <draw:text-box>
            <text:p text:style-name="P1"><text:span text:style-name="T3">“</text:span><text:span text:style-name="T3">The ‘ink spot’ strategy is right. It isn’t what we have done so far. What we’ve done is </text:span></text:p>
          </draw:text-box>
        </draw:frame>
        <draw:frame draw:style-name="gr1" draw:text-style-name="P2" draw:layer="layout" svg:width="15.924cm" svg:height="0.475cm" svg:x="2.95cm" svg:y="13.971cm">
          <draw:text-box>
            <text:p text:style-name="P1"><text:span text:style-name="T3">take a city, give it back to the Iraqis and hope. The ‘ink spot’ strategy is to take it and </text:span></text:p>
          </draw:text-box>
        </draw:frame>
        <draw:frame draw:style-name="gr1" draw:text-style-name="P2" draw:layer="layout" svg:width="15.945cm" svg:height="0.475cm" svg:x="2.95cm" svg:y="14.535cm">
          <draw:text-box>
            <text:p text:style-name="P1"><text:span text:style-name="T3">then only when the Iraqi civilian capability of governance is properly established with </text:span></text:p>
          </draw:text-box>
        </draw:frame>
        <draw:frame draw:style-name="gr1" draw:text-style-name="P2" draw:layer="layout" svg:width="9.171cm" svg:height="0.475cm" svg:x="2.95cm" svg:y="15.1cm">
          <draw:text-box>
            <text:p text:style-name="P1"><text:span text:style-name="T3">the necessary military back-up, do we withdraw.” </text:span></text:p>
          </draw:text-box>
        </draw:frame>
        <draw:frame draw:style-name="gr5" draw:text-style-name="P6" draw:layer="layout" svg:width="0.408cm" svg:height="0.276cm" svg:x="12.091cm" svg:y="15.118cm">
          <draw:text-box>
            <text:p text:style-name="P1"><text:span text:style-name="T8">237</text:span></text:p>
          </draw:text-box>
        </draw:frame>
        <draw:frame draw:style-name="gr1" draw:text-style-name="P2" draw:layer="layout" svg:width="0.422cm" svg:height="0.475cm" svg:x="12.503cm" svg:y="15.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68cm" svg:height="0.475cm" svg:x="2.2cm" svg:y="16.014cm">
          <draw:text-box>
            <text:p text:style-name="P1"><text:span text:style-name="T6">411. </text:span><text:span text:style-name="T3"><text:s/>Sir Nigel Sheinwald wrote to Mr Straw’s Principal Private Secretary on 4 October, </text:span></text:p>
          </draw:text-box>
        </draw:frame>
        <draw:frame draw:style-name="gr1" draw:text-style-name="P2" draw:layer="layout" svg:width="15.543cm" svg:height="0.475cm" svg:x="2.2cm" svg:y="16.578cm">
          <draw:text-box>
            <text:p text:style-name="P1"><text:span text:style-name="T3">in response to the 30 September FCO/MOD/DFID paper on the implications of the </text:span></text:p>
          </draw:text-box>
        </draw:frame>
        <draw:frame draw:style-name="gr1" draw:text-style-name="P2" draw:layer="layout" svg:width="3.097cm" svg:height="0.475cm" svg:x="2.2cm" svg:y="17.143cm">
          <draw:text-box>
            <text:p text:style-name="P1"><text:span text:style-name="T3">Jameat incident.</text:span></text:p>
          </draw:text-box>
        </draw:frame>
        <draw:frame draw:style-name="gr5" draw:text-style-name="P6" draw:layer="layout" svg:width="0.408cm" svg:height="0.276cm" svg:x="5.283cm" svg:y="17.162cm">
          <draw:text-box>
            <text:p text:style-name="P1"><text:span text:style-name="T8">238</text:span></text:p>
          </draw:text-box>
        </draw:frame>
        <draw:frame draw:style-name="gr1" draw:text-style-name="P2" draw:layer="layout" svg:width="12.741cm" svg:height="0.475cm" svg:x="5.694cm" svg:y="17.143cm">
          <draw:text-box>
            <text:p text:style-name="P1"><text:span text:style-name="T3"><text:s/></text:span><text:span text:style-name="T3">Copies of the letter were sent to Cabinet Office, MOD, DFID, FCO, </text:span></text:p>
          </draw:text-box>
        </draw:frame>
        <draw:frame draw:style-name="gr1" draw:text-style-name="P2" draw:layer="layout" svg:width="6.708cm" svg:height="0.475cm" svg:x="2.2cm" svg:y="17.707cm">
          <draw:text-box>
            <text:p text:style-name="P1"><text:span text:style-name="T3">Home Office and Treasury officials. </text:span></text:p>
          </draw:text-box>
        </draw:frame>
        <draw:frame draw:style-name="gr1" draw:text-style-name="P2" draw:layer="layout" svg:width="3.943cm" svg:height="0.475cm" svg:x="2.2cm" svg:y="18.622cm">
          <draw:text-box>
            <text:p text:style-name="P1"><text:span text:style-name="T6">412. </text:span><text:span text:style-name="T3"><text:s/>Sir Nigel wrote:</text:span></text:p>
          </draw:text-box>
        </draw:frame>
        <draw:frame draw:style-name="gr1" draw:text-style-name="P2" draw:layer="layout" svg:width="14.899cm" svg:height="0.475cm" svg:x="2.95cm" svg:y="19.536cm">
          <draw:text-box>
            <text:p text:style-name="P1"><text:span text:style-name="T3">“</text:span><text:span text:style-name="T3">The Prime Minister agrees that we do not need to change our overall strategy. </text:span></text:p>
          </draw:text-box>
        </draw:frame>
        <draw:frame draw:style-name="gr1" draw:text-style-name="P2" draw:layer="layout" svg:width="15.53cm" svg:height="0.475cm" svg:x="2.95cm" svg:y="20.101cm">
          <draw:text-box>
            <text:p text:style-name="P1"><text:span text:style-name="T3">He is convinced, however, that we need a major and sustained push over the next </text:span></text:p>
          </draw:text-box>
        </draw:frame>
        <draw:frame draw:style-name="gr1" draw:text-style-name="P2" draw:layer="layout" svg:width="14.819cm" svg:height="0.475cm" svg:x="2.95cm" svg:y="20.665cm">
          <draw:text-box>
            <text:p text:style-name="P1"><text:span text:style-name="T3">few months on the political and security lines of operation if we are to get what </text:span></text:p>
          </draw:text-box>
        </draw:frame>
        <draw:frame draw:style-name="gr1" draw:text-style-name="P2" draw:layer="layout" svg:width="15.335cm" svg:height="0.475cm" svg:x="2.95cm" svg:y="21.23cm">
          <draw:text-box>
            <text:p text:style-name="P1"><text:span text:style-name="T3">we need – the political process moving ahead on time and producing an effective </text:span></text:p>
          </draw:text-box>
        </draw:frame>
        <draw:frame draw:style-name="gr1" draw:text-style-name="P2" draw:layer="layout" svg:width="14.98cm" svg:height="0.475cm" svg:x="2.95cm" svg:y="21.794cm">
          <draw:text-box>
            <text:p text:style-name="P1"><text:span text:style-name="T3">and moderate Iraqi Government after the elections, with visible progress on th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4.333cm" svg:height="0.475cm" svg:x="2.95cm" svg:y="22.358cm">
          <draw:text-box>
            <text:p text:style-name="P1"><text:span text:style-name="T3">Iraqiisation of security.”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36 </text:span></text:p>
          </draw:text-box>
        </draw:frame>
        <draw:line draw:style-name="gr8" draw:text-style-name="P7" draw:layer="layout" svg:x1="2.645cm" svg:y1="26.714cm" svg:x2="8.43cm" svg:y2="26.714cm">
          <text:p/>
        </draw:line>
        <draw:frame draw:style-name="gr4" draw:text-style-name="P5" draw:layer="layout" svg:width="10.772cm" svg:height="0.395cm" svg:x="2.646cm" svg:y="25.934cm">
          <draw:text-box>
            <text:p text:style-name="P1"><text:span text:style-name="T11">Minute Quarrey to Prime Minister, 30 September 2005, ‘Iraq Update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37 </text:span></text:p>
          </draw:text-box>
        </draw:frame>
        <draw:line draw:style-name="gr8" draw:text-style-name="P7" draw:layer="layout" svg:x1="2.645cm" svg:y1="27.137cm" svg:x2="11.862cm" svg:y2="27.137cm">
          <text:p/>
        </draw:line>
        <draw:frame draw:style-name="gr4" draw:text-style-name="P5" draw:layer="layout" svg:width="5.839cm" svg:height="0.395cm" svg:x="2.646cm" svg:y="26.357cm">
          <draw:text-box>
            <text:p text:style-name="P1"><text:span text:style-name="T5">Note Blair, 2 October 2005, [untitled]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38 </text:span></text:p>
          </draw:text-box>
        </draw:frame>
        <draw:frame draw:style-name="gr4" draw:text-style-name="P5" draw:layer="layout" svg:width="9.264cm" svg:height="0.395cm" svg:x="2.646cm" svg:y="26.781cm">
          <draw:text-box>
            <text:p text:style-name="P1"><text:span text:style-name="T5">Letter Sheinwald to Hayes, 4 October 2005, ‘Iraq Strategy’.</text:span><text:span text:style-name="T11"> 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6</text:span></text:p>
          </draw:text-box>
        </draw:frame>
        <draw:frame draw:style-name="gr1" draw:text-style-name="P2" draw:layer="layout" svg:width="15.856cm" svg:height="0.475cm" svg:x="2.2cm" svg:y="2.525cm">
          <draw:text-box>
            <text:p text:style-name="P1"><text:span text:style-name="T6">413. </text:span><text:span text:style-name="T3"><text:s/>Sir Nigel went on to set out in detail Mr Blair’s views in relation to policy on the </text:span></text:p>
          </draw:text-box>
        </draw:frame>
        <draw:frame draw:style-name="gr1" draw:text-style-name="P2" draw:layer="layout" svg:width="14.226cm" svg:height="0.475cm" svg:x="2.2cm" svg:y="3.09cm">
          <draw:text-box>
            <text:p text:style-name="P1"><text:span text:style-name="T3">political process and security. The single paragraph on reconstruction read: </text:span></text:p>
          </draw:text-box>
        </draw:frame>
        <draw:frame draw:style-name="gr1" draw:text-style-name="P2" draw:layer="layout" svg:width="16.038cm" svg:height="0.475cm" svg:x="2.95cm" svg:y="4.004cm">
          <draw:text-box>
            <text:p text:style-name="P1"><text:span text:style-name="T3">“</text:span><text:span text:style-name="T3">It is unlikely that we will be able to enhance significantly the impact of reconstruction </text:span></text:p>
          </draw:text-box>
        </draw:frame>
        <draw:frame draw:style-name="gr1" draw:text-style-name="P2" draw:layer="layout" svg:width="14.294cm" svg:height="0.475cm" svg:x="2.95cm" svg:y="4.568cm">
          <draw:text-box>
            <text:p text:style-name="P1"><text:span text:style-name="T3">activities in the period before elections. But he [Mr Blair] would be grateful if </text:span></text:p>
          </draw:text-box>
        </draw:frame>
        <draw:frame draw:style-name="gr1" draw:text-style-name="P2" draw:layer="layout" svg:width="15.691cm" svg:height="0.475cm" svg:x="2.95cm" svg:y="5.133cm">
          <draw:text-box>
            <text:p text:style-name="P1"><text:span text:style-name="T3">Hilary Benn could work hard with the World Bank and UN in particular – their future </text:span></text:p>
          </draw:text-box>
        </draw:frame>
        <draw:frame draw:style-name="gr1" draw:text-style-name="P2" draw:layer="layout" svg:width="15.928cm" svg:height="0.475cm" svg:x="2.95cm" svg:y="5.697cm">
          <draw:text-box>
            <text:p text:style-name="P1"><text:span text:style-name="T3">engagement is critical. We also need a more effective link-up between DFID and the </text:span></text:p>
          </draw:text-box>
        </draw:frame>
        <draw:frame draw:style-name="gr1" draw:text-style-name="P2" draw:layer="layout" svg:width="4.345cm" svg:height="0.475cm" svg:x="2.95cm" svg:y="6.262cm">
          <draw:text-box>
            <text:p text:style-name="P1"><text:span text:style-name="T3">US agencies involved.”</text:span></text:p>
          </draw:text-box>
        </draw:frame>
        <draw:frame draw:style-name="gr14" draw:text-style-name="P11" draw:layer="layout" svg:width="0.281cm" svg:height="0.319cm" svg:x="7.28cm" svg:y="6.389cm">
          <draw:text-box>
            <text:p text:style-name="P1"><text:span text:style-name="T19"><text:s/></text:span></text:p>
          </draw:text-box>
        </draw:frame>
        <draw:frame draw:style-name="gr1" draw:text-style-name="P2" draw:layer="layout" svg:width="16.745cm" svg:height="0.475cm" svg:x="2.2cm" svg:y="7.176cm">
          <draw:text-box>
            <text:p text:style-name="P1"><text:span text:style-name="T6">414. </text:span><text:span text:style-name="T3"><text:s/>Sir Nigel reported that Mr Blair planned to chair a meeting of DOP(I) every fortnight </text:span></text:p>
          </draw:text-box>
        </draw:frame>
        <draw:frame draw:style-name="gr1" draw:text-style-name="P2" draw:layer="layout" svg:width="15.399cm" svg:height="0.475cm" svg:x="2.2cm" svg:y="7.741cm">
          <draw:text-box>
            <text:p text:style-name="P1"><text:span text:style-name="T3">if possible. Sir Nigel would chair weekly meetings of senior officials. Mr Straw and </text:span></text:p>
          </draw:text-box>
        </draw:frame>
        <draw:frame draw:style-name="gr1" draw:text-style-name="P2" draw:layer="layout" svg:width="12.998cm" svg:height="0.475cm" svg:x="2.2cm" svg:y="8.305cm">
          <draw:text-box>
            <text:p text:style-name="P1"><text:span text:style-name="T3">Dr Reid were also to chair regular Ministerial meetings in their areas. </text:span></text:p>
          </draw:text-box>
        </draw:frame>
        <draw:frame draw:style-name="gr1" draw:text-style-name="P2" draw:layer="layout" svg:width="16.177cm" svg:height="0.475cm" svg:x="2.2cm" svg:y="9.22cm">
          <draw:text-box>
            <text:p text:style-name="P1"><text:span text:style-name="T6">415. </text:span><text:span text:style-name="T3"><text:s/>Mr Chakrabarti and Mr Dinham visited Iraq from 4 to 6 October to review DFID’s </text:span></text:p>
          </draw:text-box>
        </draw:frame>
        <draw:frame draw:style-name="gr1" draw:text-style-name="P2" draw:layer="layout" svg:width="16.33cm" svg:height="0.475cm" svg:x="2.2cm" svg:y="9.784cm">
          <draw:text-box>
            <text:p text:style-name="P1"><text:span text:style-name="T3">programme and consider future plans in the light of the forthcoming Iraqi elections and </text:span></text:p>
          </draw:text-box>
        </draw:frame>
        <draw:frame draw:style-name="gr1" draw:text-style-name="P2" draw:layer="layout" svg:width="5.734cm" svg:height="0.475cm" svg:x="2.2cm" svg:y="10.348cm">
          <draw:text-box>
            <text:p text:style-name="P1"><text:span text:style-name="T3">UK military transition planning.</text:span></text:p>
          </draw:text-box>
        </draw:frame>
        <draw:frame draw:style-name="gr5" draw:text-style-name="P6" draw:layer="layout" svg:width="0.408cm" svg:height="0.276cm" svg:x="7.917cm" svg:y="10.367cm">
          <draw:text-box>
            <text:p text:style-name="P1"><text:span text:style-name="T8">239</text:span></text:p>
          </draw:text-box>
        </draw:frame>
        <draw:frame draw:style-name="gr1" draw:text-style-name="P2" draw:layer="layout" svg:width="0.422cm" svg:height="0.475cm" svg:x="8.329cm" svg:y="10.34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06cm" svg:height="0.475cm" svg:x="2.2cm" svg:y="11.263cm">
          <draw:text-box>
            <text:p text:style-name="P1"><text:span text:style-name="T6">416. </text:span><text:span text:style-name="T3"><text:s/>Their report to Mr Benn, copies of which were sent to Sir Nigel Sheinwald, </text:span></text:p>
          </draw:text-box>
        </draw:frame>
        <draw:frame draw:style-name="gr1" draw:text-style-name="P2" draw:layer="layout" svg:width="15.5cm" svg:height="0.475cm" svg:x="2.2cm" svg:y="11.827cm">
          <draw:text-box>
            <text:p text:style-name="P1"><text:span text:style-name="T3">senior officials in the Cabinet Office, MOD, FCO and the Treasury, and UK military </text:span></text:p>
          </draw:text-box>
        </draw:frame>
        <draw:frame draw:style-name="gr1" draw:text-style-name="P2" draw:layer="layout" svg:width="16.021cm" svg:height="0.475cm" svg:x="2.2cm" svg:y="12.392cm">
          <draw:text-box>
            <text:p text:style-name="P1"><text:span text:style-name="T3">commanders and officials in Iraq, recommended that DFID should shift its focus from </text:span></text:p>
          </draw:text-box>
        </draw:frame>
        <draw:frame draw:style-name="gr1" draw:text-style-name="P2" draw:layer="layout" svg:width="16.305cm" svg:height="0.475cm" svg:x="2.2cm" svg:y="12.956cm">
          <draw:text-box>
            <text:p text:style-name="P1"><text:span text:style-name="T3">the South and infrastructure projects to building institutional capacity in Baghdad. That </text:span></text:p>
          </draw:text-box>
        </draw:frame>
        <draw:frame draw:style-name="gr1" draw:text-style-name="P2" draw:layer="layout" svg:width="16.715cm" svg:height="0.475cm" svg:x="2.2cm" svg:y="13.521cm">
          <draw:text-box>
            <text:p text:style-name="P1"><text:span text:style-name="T3">recommendation reflected “remarkable unanimity of advice from a range of interlocutors, </text:span></text:p>
          </draw:text-box>
        </draw:frame>
        <draw:frame draw:style-name="gr1" draw:text-style-name="P2" draw:layer="layout" svg:width="15.784cm" svg:height="0.475cm" svg:x="2.2cm" svg:y="14.085cm">
          <draw:text-box>
            <text:p text:style-name="P1"><text:span text:style-name="T3">including our political and military colleagues in both Baghdad and Basra” on where </text:span></text:p>
          </draw:text-box>
        </draw:frame>
        <draw:frame draw:style-name="gr1" draw:text-style-name="P2" draw:layer="layout" svg:width="13.392cm" svg:height="0.475cm" svg:x="2.2cm" svg:y="14.65cm">
          <draw:text-box>
            <text:p text:style-name="P1"><text:span text:style-name="T3">DFID’s comparative advantage lay in a “uniquely difficult environment”. </text:span></text:p>
          </draw:text-box>
        </draw:frame>
        <draw:frame draw:style-name="gr1" draw:text-style-name="P2" draw:layer="layout" svg:width="15.365cm" svg:height="0.475cm" svg:x="2.2cm" svg:y="15.564cm">
          <draw:text-box>
            <text:p text:style-name="P1"><text:span text:style-name="T6">417. </text:span><text:span text:style-name="T3"><text:s/>Mr Chakrabarti and Mr Dinham reported that UN staff were back in Iraq and </text:span></text:p>
          </draw:text-box>
        </draw:frame>
        <draw:frame draw:style-name="gr1" draw:text-style-name="P2" draw:layer="layout" svg:width="16.046cm" svg:height="0.475cm" svg:x="2.2cm" svg:y="16.128cm">
          <draw:text-box>
            <text:p text:style-name="P1"><text:span text:style-name="T3">playing a key role in donor co-ordination. The EC was “visible, albeit with a small and </text:span></text:p>
          </draw:text-box>
        </draw:frame>
        <draw:frame draw:style-name="gr1" draw:text-style-name="P2" draw:layer="layout" svg:width="16.647cm" svg:height="0.475cm" svg:x="2.2cm" svg:y="16.693cm">
          <draw:text-box>
            <text:p text:style-name="P1"><text:span text:style-name="T3">focused presence”. A key gap remained the absence of a permanent World Bank or IMF </text:span></text:p>
          </draw:text-box>
        </draw:frame>
        <draw:frame draw:style-name="gr1" draw:text-style-name="P2" draw:layer="layout" svg:width="2.931cm" svg:height="0.475cm" svg:x="2.2cm" svg:y="17.257cm">
          <draw:text-box>
            <text:p text:style-name="P1"><text:span text:style-name="T3">representative. </text:span></text:p>
          </draw:text-box>
        </draw:frame>
        <draw:frame draw:style-name="gr1" draw:text-style-name="P2" draw:layer="layout" svg:width="15.517cm" svg:height="0.475cm" svg:x="2.2cm" svg:y="18.172cm">
          <draw:text-box>
            <text:p text:style-name="P1"><text:span text:style-name="T6">418. </text:span><text:span text:style-name="T3"><text:s/>The Iraqi Government remained unenthusiastic on the Najibiyah power plant </text:span></text:p>
          </draw:text-box>
        </draw:frame>
        <draw:frame draw:style-name="gr1" draw:text-style-name="P2" draw:layer="layout" svg:width="16.169cm" svg:height="0.475cm" svg:x="2.2cm" svg:y="18.736cm">
          <draw:text-box>
            <text:p text:style-name="P1"><text:span text:style-name="T3">project (for which DFID had hoped to secure US$21m in funding from the World Bank </text:span></text:p>
          </draw:text-box>
        </draw:frame>
        <draw:frame draw:style-name="gr1" draw:text-style-name="P2" draw:layer="layout" svg:width="10.492cm" svg:height="0.475cm" svg:x="2.2cm" svg:y="19.301cm">
          <draw:text-box>
            <text:p text:style-name="P1"><text:span text:style-name="T3">Trust Fund); there was no value in pressing this further. </text:span></text:p>
          </draw:text-box>
        </draw:frame>
        <draw:frame draw:style-name="gr1" draw:text-style-name="P2" draw:layer="layout" svg:width="15.415cm" svg:height="0.475cm" svg:x="2.2cm" svg:y="20.215cm">
          <draw:text-box>
            <text:p text:style-name="P1"><text:span text:style-name="T6">419. </text:span><text:span text:style-name="T3"><text:s/>On funding, the US was now looking for other donors to “pick up the tab” for </text:span></text:p>
          </draw:text-box>
        </draw:frame>
        <draw:frame draw:style-name="gr1" draw:text-style-name="P2" draw:layer="layout" svg:width="8.773cm" svg:height="0.475cm" svg:x="2.2cm" svg:y="20.78cm">
          <draw:text-box>
            <text:p text:style-name="P1"><text:span text:style-name="T3">reconstruction; none had yet stepped forward: </text:span></text:p>
          </draw:text-box>
        </draw:frame>
        <draw:frame draw:style-name="gr1" draw:text-style-name="P2" draw:layer="layout" svg:width="14.328cm" svg:height="0.475cm" svg:x="2.95cm" svg:y="21.694cm">
          <draw:text-box>
            <text:p text:style-name="P1"><text:span text:style-name="T3">“</text:span><text:span text:style-name="T3">A[n] … immediate worry for the first year of an incoming Government is the </text:span></text:p>
          </draw:text-box>
        </draw:frame>
        <draw:frame draw:style-name="gr1" draw:text-style-name="P2" draw:layer="layout" svg:width="15.073cm" svg:height="0.475cm" svg:x="2.95cm" svg:y="22.258cm">
          <draw:text-box>
            <text:p text:style-name="P1"><text:span text:style-name="T3">likelihood of a funding crisis as US money thins out and the multilaterals are not </text:span></text:p>
          </draw:text-box>
        </draw:frame>
        <draw:frame draw:style-name="gr1" draw:text-style-name="P2" draw:layer="layout" svg:width="2.834cm" svg:height="0.475cm" svg:x="2.95cm" svg:y="22.823cm">
          <draw:text-box>
            <text:p text:style-name="P1"><text:span text:style-name="T3">yet on stream.”</text:span></text:p>
          </draw:text-box>
        </draw:frame>
        <draw:frame draw:style-name="gr1" draw:text-style-name="P2" draw:layer="layout" svg:width="16.122cm" svg:height="0.475cm" svg:x="2.2cm" svg:y="23.737cm">
          <draw:text-box>
            <text:p text:style-name="P1"><text:span text:style-name="T6">420. </text:span><text:span text:style-name="T3"><text:s/>If DFID was to focus on building institutional capacity in Baghdad, it would need </text:span></text:p>
          </draw:text-box>
        </draw:frame>
        <draw:frame draw:style-name="gr1" draw:text-style-name="P2" draw:layer="layout" svg:width="15.212cm" svg:height="0.475cm" svg:x="2.2cm" svg:y="24.302cm">
          <draw:text-box>
            <text:p text:style-name="P1"><text:span text:style-name="T3">to consider whether its current model – using international consultants, with their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6.521cm" svg:y2="26.714cm">
          <text:p/>
        </draw:line>
        <draw:line draw:style-name="gr8" draw:text-style-name="P7" draw:layer="layout" svg:x1="2.199cm" svg:y1="27.137cm" svg:x2="5.396cm" svg:y2="27.137cm">
          <text:p/>
        </draw:line>
        <draw:frame draw:style-name="gr1" draw:text-style-name="P2" draw:layer="layout" svg:width="15.983cm" svg:height="0.475cm" svg:x="2.2cm" svg:y="24.866cm">
          <draw:text-box>
            <text:p text:style-name="P1"><text:span text:style-name="T3">attendant high security costs – remained “fit for purpose”. The Iraqi Government was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39 </text:span></text:p>
          </draw:text-box>
        </draw:frame>
        <draw:frame draw:style-name="gr4" draw:text-style-name="P5" draw:layer="layout" svg:width="13.798cm" svg:height="0.395cm" svg:x="2.646cm" svg:y="26.357cm">
          <draw:text-box>
            <text:p text:style-name="P1"><text:span text:style-name="T5">Minute Chakrabarti and Dinham to Secretary of State [DFID], 7 October 2005, ‘Iraq Visit, </text:span></text:p>
          </draw:text-box>
        </draw:frame>
        <draw:frame draw:style-name="gr4" draw:text-style-name="P5" draw:layer="layout" svg:width="3.278cm" svg:height="0.395cm" svg:x="2.2cm" svg:y="26.781cm">
          <draw:text-box>
            <text:p text:style-name="P1"><text:span text:style-name="T5">4 – 6 October 2005’.</text:span><text:span text:style-name="T11"> 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7</text:span></text:p>
          </draw:text-box>
        </draw:frame>
        <draw:frame draw:style-name="gr1" draw:text-style-name="P2" draw:layer="layout" svg:width="16.592cm" svg:height="0.475cm" svg:x="2.2cm" svg:y="2.525cm">
          <draw:text-box>
            <text:p text:style-name="P1"><text:span text:style-name="T3">starting to turn down offers of assistance, primarily on cost grounds. Mr Chakrabarti and </text:span></text:p>
          </draw:text-box>
        </draw:frame>
        <draw:frame draw:style-name="gr1" draw:text-style-name="P2" draw:layer="layout" svg:width="16.3cm" svg:height="0.475cm" svg:x="2.2cm" svg:y="3.09cm">
          <draw:text-box>
            <text:p text:style-name="P1"><text:span text:style-name="T3">Mr Dinham reported that their initial feeling was that alternative models now needed to </text:span></text:p>
          </draw:text-box>
        </draw:frame>
        <draw:frame draw:style-name="gr1" draw:text-style-name="P2" draw:layer="layout" svg:width="4.257cm" svg:height="0.475cm" svg:x="2.2cm" svg:y="3.654cm">
          <draw:text-box>
            <text:p text:style-name="P1"><text:span text:style-name="T3">be explored, including:</text:span></text:p>
          </draw:text-box>
        </draw:frame>
        <draw:frame draw:style-name="gr3" draw:text-style-name="P4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013cm" svg:height="0.475cm" svg:x="3.7cm" svg:y="4.568cm">
          <draw:text-box>
            <text:p text:style-name="P1"><text:span text:style-name="T3">a greater use of consultants drawn from the Iraqi diaspora;</text:span></text:p>
          </draw:text-box>
        </draw:frame>
        <draw:frame draw:style-name="gr3" draw:text-style-name="P4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56cm" svg:height="0.475cm" svg:x="3.7cm" svg:y="5.233cm">
          <draw:text-box>
            <text:p text:style-name="P1"><text:span text:style-name="T3">the use of current or former senior UK civil servants on short visits; and </text:span></text:p>
          </draw:text-box>
        </draw:frame>
        <draw:frame draw:style-name="gr3" draw:text-style-name="P4" draw:layer="layout" svg:width="0.634cm" svg:height="0.712cm" svg:x="2.95cm" svg:y="5.7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889cm" svg:height="0.475cm" svg:x="3.7cm" svg:y="5.897cm">
          <draw:text-box>
            <text:p text:style-name="P1"><text:span text:style-name="T3">deployment of additional DFID advisers to Baghdad and Basra.</text:span></text:p>
          </draw:text-box>
        </draw:frame>
        <draw:frame draw:style-name="gr1" draw:text-style-name="P2" draw:layer="layout" svg:width="15.28cm" svg:height="0.475cm" svg:x="2.2cm" svg:y="6.812cm">
          <draw:text-box>
            <text:p text:style-name="P1"><text:span text:style-name="T6">421. </text:span><text:span text:style-name="T3"><text:s/>Mr Chakrabarti and Mr Dinham concluded that DFID should produce a new </text:span></text:p>
          </draw:text-box>
        </draw:frame>
        <draw:frame draw:style-name="gr1" draw:text-style-name="P2" draw:layer="layout" svg:width="12.139cm" svg:height="0.475cm" svg:x="2.2cm" svg:y="7.376cm">
          <draw:text-box>
            <text:p text:style-name="P1"><text:span text:style-name="T3">Country Assistance Plan (CAP) for Iraq, setting out its intentions.</text:span></text:p>
          </draw:text-box>
        </draw:frame>
        <draw:frame draw:style-name="gr1" draw:text-style-name="P2" draw:layer="layout" svg:width="15.178cm" svg:height="0.475cm" svg:x="2.2cm" svg:y="8.291cm">
          <draw:text-box>
            <text:p text:style-name="P1"><text:span text:style-name="T6">422. </text:span><text:span text:style-name="T3"><text:s/>DFID told the Inquiry that it could not find any evidence of a response from </text:span></text:p>
          </draw:text-box>
        </draw:frame>
        <draw:frame draw:style-name="gr1" draw:text-style-name="P2" draw:layer="layout" svg:width="15.763cm" svg:height="0.475cm" svg:x="2.2cm" svg:y="8.855cm">
          <draw:text-box>
            <text:p text:style-name="P1"><text:span text:style-name="T3">Mr Benn or of any documents relating to a consequent discussion of aid modalities, </text:span></text:p>
          </draw:text-box>
        </draw:frame>
        <draw:frame draw:style-name="gr1" draw:text-style-name="P2" draw:layer="layout" svg:width="11.313cm" svg:height="0.475cm" svg:x="2.2cm" svg:y="9.42cm">
          <draw:text-box>
            <text:p text:style-name="P1"><text:span text:style-name="T3">and that work to produce a new CAP was not taken forward.</text:span></text:p>
          </draw:text-box>
        </draw:frame>
        <draw:frame draw:style-name="gr5" draw:text-style-name="P6" draw:layer="layout" svg:width="0.408cm" svg:height="0.276cm" svg:x="13.464cm" svg:y="9.438cm">
          <draw:text-box>
            <text:p text:style-name="P1"><text:span text:style-name="T8">240</text:span></text:p>
          </draw:text-box>
        </draw:frame>
        <draw:frame draw:style-name="gr1" draw:text-style-name="P2" draw:layer="layout" svg:width="0.422cm" svg:height="0.475cm" svg:x="13.876cm" svg:y="9.4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58cm" svg:height="0.475cm" svg:x="2.2cm" svg:y="10.334cm">
          <draw:text-box>
            <text:p text:style-name="P1"><text:span text:style-name="T6">423. </text:span><text:span text:style-name="T3"><text:s/>On 10 October, the Joint Committee to Transfer Security Responsibility (JCTSR) </text:span></text:p>
          </draw:text-box>
        </draw:frame>
        <draw:frame draw:style-name="gr1" draw:text-style-name="P2" draw:layer="layout" svg:width="15.801cm" svg:height="0.475cm" svg:x="2.2cm" svg:y="10.898cm">
          <draw:text-box>
            <text:p text:style-name="P1"><text:span text:style-name="T3">produced its “Conditions for Provincial Transfer”, which set the framework for MNF-I </text:span></text:p>
          </draw:text-box>
        </draw:frame>
        <draw:frame draw:style-name="gr1" draw:text-style-name="P2" draw:layer="layout" svg:width="14.662cm" svg:height="0.475cm" svg:x="2.2cm" svg:y="11.463cm">
          <draw:text-box>
            <text:p text:style-name="P1"><text:span text:style-name="T3">to transfer security responsibility to an Iraqi civilian authority (see Section 9.4).</text:span></text:p>
          </draw:text-box>
        </draw:frame>
        <draw:frame draw:style-name="gr5" draw:text-style-name="P6" draw:layer="layout" svg:width="0.408cm" svg:height="0.276cm" svg:x="16.812cm" svg:y="11.482cm">
          <draw:text-box>
            <text:p text:style-name="P1"><text:span text:style-name="T8">241</text:span></text:p>
          </draw:text-box>
        </draw:frame>
        <draw:frame draw:style-name="gr1" draw:text-style-name="P2" draw:layer="layout" svg:width="0.422cm" svg:height="0.475cm" svg:x="17.223cm" svg:y="11.46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0.899cm" svg:height="0.475cm" svg:x="2.2cm" svg:y="12.027cm">
          <draw:text-box>
            <text:p text:style-name="P1"><text:span text:style-name="T3">The document set out a series of standards in four areas: </text:span></text:p>
          </draw:text-box>
        </draw:frame>
        <draw:frame draw:style-name="gr3" draw:text-style-name="P4" draw:layer="layout" svg:width="0.634cm" svg:height="0.712cm" svg:x="2.95cm" svg:y="12.7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21cm" svg:height="0.475cm" svg:x="3.7cm" svg:y="12.942cm">
          <draw:text-box>
            <text:p text:style-name="P1"><text:span text:style-name="T3">the insurgency threat, </text:span></text:p>
          </draw:text-box>
        </draw:frame>
        <draw:frame draw:style-name="gr3" draw:text-style-name="P4" draw:layer="layout" svg:width="0.634cm" svg:height="0.712cm" svg:x="2.95cm" svg:y="13.45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754cm" svg:height="0.475cm" svg:x="3.7cm" svg:y="13.606cm">
          <draw:text-box>
            <text:p text:style-name="P1"><text:span text:style-name="T3">ISF capability, </text:span></text:p>
          </draw:text-box>
        </draw:frame>
        <draw:frame draw:style-name="gr3" draw:text-style-name="P4" draw:layer="layout" svg:width="0.634cm" svg:height="0.712cm" svg:x="2.95cm" svg:y="14.1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934cm" svg:height="0.475cm" svg:x="3.7cm" svg:y="14.271cm">
          <draw:text-box>
            <text:p text:style-name="P1"><text:span text:style-name="T3">governance capacity, and </text:span></text:p>
          </draw:text-box>
        </draw:frame>
        <draw:frame draw:style-name="gr3" draw:text-style-name="P4" draw:layer="layout" svg:width="0.634cm" svg:height="0.712cm" svg:x="2.95cm" svg:y="14.7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178cm" svg:height="0.475cm" svg:x="3.7cm" svg:y="14.935cm">
          <draw:text-box>
            <text:p text:style-name="P1"><text:span text:style-name="T3">residual support from coalition forces. </text:span></text:p>
          </draw:text-box>
        </draw:frame>
        <draw:frame draw:style-name="gr1" draw:text-style-name="P2" draw:layer="layout" svg:width="14.738cm" svg:height="0.475cm" svg:x="2.2cm" svg:y="15.85cm">
          <draw:text-box>
            <text:p text:style-name="P1"><text:span text:style-name="T6">424. </text:span><text:span text:style-name="T3"><text:s/>General Mike Jackson, Chief of the General Staff, visited Iraq from 10 to </text:span></text:p>
          </draw:text-box>
        </draw:frame>
        <draw:frame draw:style-name="gr1" draw:text-style-name="P2" draw:layer="layout" svg:width="2.199cm" svg:height="0.475cm" svg:x="2.2cm" svg:y="16.414cm">
          <draw:text-box>
            <text:p text:style-name="P1"><text:span text:style-name="T3">13 October.</text:span></text:p>
          </draw:text-box>
        </draw:frame>
        <draw:frame draw:style-name="gr5" draw:text-style-name="P6" draw:layer="layout" svg:width="0.408cm" svg:height="0.276cm" svg:x="4.389cm" svg:y="16.433cm">
          <draw:text-box>
            <text:p text:style-name="P1"><text:span text:style-name="T8">242</text:span></text:p>
          </draw:text-box>
        </draw:frame>
        <draw:frame draw:style-name="gr1" draw:text-style-name="P2" draw:layer="layout" svg:width="13.172cm" svg:height="0.475cm" svg:x="4.8cm" svg:y="16.414cm">
          <draw:text-box>
            <text:p text:style-name="P1"><text:span text:style-name="T3"><text:s/></text:span><text:span text:style-name="T3">His report to Gen Walker, copies of which were sent to senior military </text:span></text:p>
          </draw:text-box>
        </draw:frame>
        <draw:frame draw:style-name="gr1" draw:text-style-name="P2" draw:layer="layout" svg:width="15.678cm" svg:height="0.475cm" svg:x="2.2cm" svg:y="16.978cm">
          <draw:text-box>
            <text:p text:style-name="P1"><text:span text:style-name="T3">officers only, welcomed the US proposal to deploy PRTs as they would address the </text:span></text:p>
          </draw:text-box>
        </draw:frame>
        <draw:frame draw:style-name="gr1" draw:text-style-name="P2" draw:layer="layout" svg:width="16.182cm" svg:height="0.475cm" svg:x="2.2cm" svg:y="17.543cm">
          <draw:text-box>
            <text:p text:style-name="P1"><text:span text:style-name="T3">critical need to build the capacity of the Iraqi Government. The UK would be expected </text:span></text:p>
          </draw:text-box>
        </draw:frame>
        <draw:frame draw:style-name="gr1" draw:text-style-name="P2" draw:layer="layout" svg:width="7.55cm" svg:height="0.475cm" svg:x="2.2cm" svg:y="18.107cm">
          <draw:text-box>
            <text:p text:style-name="P1"><text:span text:style-name="T3">to share “the PRT burden” in the South. </text:span></text:p>
          </draw:text-box>
        </draw:frame>
        <draw:frame draw:style-name="gr1" draw:text-style-name="P2" draw:layer="layout" svg:width="16.783cm" svg:height="0.475cm" svg:x="2.2cm" svg:y="19.022cm">
          <draw:text-box>
            <text:p text:style-name="P1"><text:span text:style-name="T6">425. </text:span><text:span text:style-name="T3"><text:s/>Gen Jackson agreed with the Red Team’s argument that the insurgency would only </text:span></text:p>
          </draw:text-box>
        </draw:frame>
        <draw:frame draw:style-name="gr1" draw:text-style-name="P2" draw:layer="layout" svg:width="16.457cm" svg:height="0.475cm" svg:x="2.2cm" svg:y="19.586cm">
          <draw:text-box>
            <text:p text:style-name="P1"><text:span text:style-name="T3">be defeated by a co-ordinated effort across all lines of operation, but cautioned that the </text:span></text:p>
          </draw:text-box>
        </draw:frame>
        <draw:frame draw:style-name="gr1" draw:text-style-name="P2" draw:layer="layout" svg:width="16.309cm" svg:height="0.475cm" svg:x="2.2cm" svg:y="20.151cm">
          <draw:text-box>
            <text:p text:style-name="P1"><text:span text:style-name="T3">“</text:span><text:span text:style-name="T3">ink spot” concept sounded similar to the “seven cities” and “Strategic Cities” initiatives </text:span></text:p>
          </draw:text-box>
        </draw:frame>
        <draw:frame draw:style-name="gr1" draw:text-style-name="P2" draw:layer="layout" svg:width="5.679cm" svg:height="0.475cm" svg:x="2.2cm" svg:y="20.715cm">
          <draw:text-box>
            <text:p text:style-name="P1"><text:span text:style-name="T3">which had floundered in 2004:</text:span></text:p>
          </draw:text-box>
        </draw:frame>
        <draw:frame draw:style-name="gr1" draw:text-style-name="P2" draw:layer="layout" svg:width="14.336cm" svg:height="0.475cm" svg:x="2.95cm" svg:y="21.63cm">
          <draw:text-box>
            <text:p text:style-name="P1"><text:span text:style-name="T3">“</text:span><text:span text:style-name="T3">I am increasingly hearing the same strategic principles (undoubtedly sound </text:span></text:p>
          </draw:text-box>
        </draw:frame>
        <draw:frame draw:style-name="gr1" draw:text-style-name="P2" draw:layer="layout" svg:width="15.471cm" svg:height="0.475cm" svg:x="2.95cm" svg:y="22.194cm">
          <draw:text-box>
            <text:p text:style-name="P1"><text:span text:style-name="T3">ones) being dressed up in different initiatives, but without ever being implemented </text:span></text:p>
          </draw:text-box>
        </draw:frame>
        <draw:frame draw:style-name="gr1" draw:text-style-name="P2" draw:layer="layout" svg:width="14.831cm" svg:height="0.475cm" svg:x="2.95cm" svg:y="22.758cm">
          <draw:text-box>
            <text:p text:style-name="P1"><text:span text:style-name="T3">effectively on the ground. I suspect there are several reasons for this: certainly </text:span></text:p>
          </draw:text-box>
        </draw:frame>
        <draw:frame draw:style-name="gr1" draw:text-style-name="P2" draw:layer="layout" svg:width="14.836cm" svg:height="0.475cm" svg:x="2.95cm" svg:y="23.323cm">
          <draw:text-box>
            <text:p text:style-name="P1"><text:span text:style-name="T3">a lack of resources for non-military LOO [lines of operation], but also, perhaps,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479cm" svg:height="0.475cm" svg:x="2.95cm" svg:y="23.887cm">
          <draw:text-box>
            <text:p text:style-name="P1"><text:span text:style-name="T3">entrusting responsibility for delivering these lines of operation to the wrong type of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40 </text:span></text:p>
          </draw:text-box>
        </draw:frame>
        <draw:frame draw:style-name="gr4" draw:text-style-name="P5" draw:layer="layout" svg:width="15.14cm" svg:height="0.395cm" svg:x="2.646cm" svg:y="25.511cm">
          <draw:text-box>
            <text:p text:style-name="P1"><text:span text:style-name="T11">Email DFID [junior official] to Iraq Inquiry [junior official], 19 June 2013, ‘Iraq Inquiry New Queries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41 </text:span></text:p>
          </draw:text-box>
        </draw:frame>
        <draw:frame draw:style-name="gr4" draw:text-style-name="P5" draw:layer="layout" svg:width="15.665cm" svg:height="0.395cm" svg:x="2.646cm" svg:y="25.934cm">
          <draw:text-box>
            <text:p text:style-name="P1"><text:span text:style-name="T11">International Mandate Republic of Iraq National Security Council, 10 October 2005, ‘Joint Committee </text:span></text:p>
          </draw:text-box>
        </draw:frame>
        <draw:frame draw:style-name="gr4" draw:text-style-name="P5" draw:layer="layout" svg:width="5.582cm" svg:height="0.395cm" svg:x="2.2cm" svg:y="26.357cm">
          <draw:text-box>
            <text:p text:style-name="P1"><text:span text:style-name="T11">to Transfer Security Responsibility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42 </text:span></text:p>
          </draw:text-box>
        </draw:frame>
        <draw:frame draw:style-name="gr4" draw:text-style-name="P5" draw:layer="layout" svg:width="12.558cm" svg:height="0.395cm" svg:x="2.646cm" svg:y="26.781cm">
          <draw:text-box>
            <text:p text:style-name="P1"><text:span text:style-name="T11">Minute Jackson to CDS, 18 October 2005, ‘CGS Visit to Iraq: 10-13 October 05’. 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8</text:span></text:p>
          </draw:text-box>
        </draw:frame>
        <draw:frame draw:style-name="gr1" draw:text-style-name="P2" draw:layer="layout" svg:width="15.543cm" svg:height="0.475cm" svg:x="2.95cm" svg:y="2.525cm">
          <draw:text-box>
            <text:p text:style-name="P1"><text:span text:style-name="T3">people. There are many capable diplomats in both the UK and US Embassies, but </text:span></text:p>
          </draw:text-box>
        </draw:frame>
        <draw:frame draw:style-name="gr1" draw:text-style-name="P2" draw:layer="layout" svg:width="14.628cm" svg:height="0.475cm" svg:x="2.95cm" svg:y="3.09cm">
          <draw:text-box>
            <text:p text:style-name="P1"><text:span text:style-name="T3">are they the best people to deliver predominately ‘non-diplomatic’ objectives?”</text:span></text:p>
          </draw:text-box>
        </draw:frame>
        <draw:frame draw:style-name="gr1" draw:text-style-name="P2" draw:layer="layout" svg:width="14.12cm" svg:height="0.475cm" svg:x="2.2cm" svg:y="4.004cm">
          <draw:text-box>
            <text:p text:style-name="P1"><text:span text:style-name="T6">426. </text:span><text:span text:style-name="T3"><text:s/>The referendum on Iraq’s draft Constitution took place on 15 October.</text:span></text:p>
          </draw:text-box>
        </draw:frame>
        <draw:frame draw:style-name="gr5" draw:text-style-name="P6" draw:layer="layout" svg:width="0.408cm" svg:height="0.276cm" svg:x="16.241cm" svg:y="4.023cm">
          <draw:text-box>
            <text:p text:style-name="P1"><text:span text:style-name="T8">243</text:span></text:p>
          </draw:text-box>
        </draw:frame>
        <draw:frame draw:style-name="gr1" draw:text-style-name="P2" draw:layer="layout" svg:width="0.422cm" svg:height="0.475cm" svg:x="16.653cm" svg:y="4.00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47cm" svg:height="0.475cm" svg:x="2.2cm" svg:y="4.918cm">
          <draw:text-box>
            <text:p text:style-name="P1"><text:span text:style-name="T6">427. </text:span><text:span text:style-name="T3"><text:s/>The day after the referendum, President Talabani issued a decree announcing </text:span></text:p>
          </draw:text-box>
        </draw:frame>
        <draw:frame draw:style-name="gr1" draw:text-style-name="P2" draw:layer="layout" svg:width="15.636cm" svg:height="0.475cm" svg:x="2.2cm" svg:y="5.483cm">
          <draw:text-box>
            <text:p text:style-name="P1"><text:span text:style-name="T3">that Parliamentary elections would take place on 15 December, in accordance with </text:span></text:p>
          </draw:text-box>
        </draw:frame>
        <draw:frame draw:style-name="gr1" draw:text-style-name="P2" draw:layer="layout" svg:width="1.568cm" svg:height="0.475cm" svg:x="2.2cm" svg:y="6.047cm">
          <draw:text-box>
            <text:p text:style-name="P1"><text:span text:style-name="T3">the TAL.</text:span></text:p>
          </draw:text-box>
        </draw:frame>
        <draw:frame draw:style-name="gr5" draw:text-style-name="P6" draw:layer="layout" svg:width="0.408cm" svg:height="0.276cm" svg:x="3.761cm" svg:y="6.066cm">
          <draw:text-box>
            <text:p text:style-name="P1"><text:span text:style-name="T8">244</text:span></text:p>
          </draw:text-box>
        </draw:frame>
        <draw:frame draw:style-name="gr1" draw:text-style-name="P2" draw:layer="layout" svg:width="0.422cm" svg:height="0.475cm" svg:x="4.173cm" svg:y="6.04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5cm" svg:height="0.475cm" svg:x="2.2cm" svg:y="6.962cm">
          <draw:text-box>
            <text:p text:style-name="P1"><text:span text:style-name="T6">428. </text:span><text:span text:style-name="T3"><text:s/>Mr Patey reported by telegram on 18 October that the new US approach to </text:span></text:p>
          </draw:text-box>
        </draw:frame>
        <draw:frame draw:style-name="gr1" draw:text-style-name="P2" draw:layer="layout" svg:width="13.515cm" svg:height="0.475cm" svg:x="2.2cm" svg:y="7.526cm">
          <draw:text-box>
            <text:p text:style-name="P1"><text:span text:style-name="T3">reconstruction and building Iraqi Government capacity had two strands: </text:span></text:p>
          </draw:text-box>
        </draw:frame>
        <draw:frame draw:style-name="gr3" draw:text-style-name="P4" draw:layer="layout" svg:width="0.634cm" svg:height="0.712cm" svg:x="2.95cm" svg:y="8.2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135cm" svg:height="0.475cm" svg:x="3.7cm" svg:y="8.441cm">
          <draw:text-box>
            <text:p text:style-name="P1"><text:span text:style-name="T3">capacity-development programmes in 10 national ministries; and</text:span></text:p>
          </draw:text-box>
        </draw:frame>
        <draw:frame draw:style-name="gr3" draw:text-style-name="P4" draw:layer="layout" svg:width="0.634cm" svg:height="0.712cm" svg:x="2.95cm" svg:y="8.9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12cm" svg:height="0.475cm" svg:x="3.7cm" svg:y="9.105cm">
          <draw:text-box>
            <text:p text:style-name="P1"><text:span text:style-name="T3">15 PRTs and one Regional Reconstruction Team (RRT), to cover the provinces </text:span></text:p>
          </draw:text-box>
        </draw:frame>
        <draw:frame draw:style-name="gr1" draw:text-style-name="P2" draw:layer="layout" svg:width="7.728cm" svg:height="0.475cm" svg:x="3.7cm" svg:y="9.67cm">
          <draw:text-box>
            <text:p text:style-name="P1"><text:span text:style-name="T3">under the Kurdish Regional Government.</text:span></text:p>
          </draw:text-box>
        </draw:frame>
        <draw:frame draw:style-name="gr5" draw:text-style-name="P6" draw:layer="layout" svg:width="0.408cm" svg:height="0.276cm" svg:x="11.395cm" svg:y="9.688cm">
          <draw:text-box>
            <text:p text:style-name="P1"><text:span text:style-name="T8">245</text:span></text:p>
          </draw:text-box>
        </draw:frame>
        <draw:frame draw:style-name="gr1" draw:text-style-name="P2" draw:layer="layout" svg:width="0.422cm" svg:height="0.475cm" svg:x="11.807cm" svg:y="9.6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71cm" svg:height="0.475cm" svg:x="2.2cm" svg:y="10.584cm">
          <draw:text-box>
            <text:p text:style-name="P1"><text:span text:style-name="T6">429. </text:span><text:span text:style-name="T3"><text:s/>MND(SE) and DFID had fed in concerns over the introduction of PRTs, centred on </text:span></text:p>
          </draw:text-box>
        </draw:frame>
        <draw:frame draw:style-name="gr1" draw:text-style-name="P2" draw:layer="layout" svg:width="15.496cm" svg:height="0.475cm" svg:x="2.2cm" svg:y="11.148cm">
          <draw:text-box>
            <text:p text:style-name="P1"><text:span text:style-name="T3">the lack of consultation with the Iraqi Government, coalition members and the UN. </text:span></text:p>
          </draw:text-box>
        </draw:frame>
        <draw:frame draw:style-name="gr1" draw:text-style-name="P2" draw:layer="layout" svg:width="16.77cm" svg:height="0.475cm" svg:x="2.2cm" svg:y="12.063cm">
          <draw:text-box>
            <text:p text:style-name="P1"><text:span text:style-name="T6">430. </text:span><text:span text:style-name="T3"><text:s/>The first three PRTs would be established on 1 November. The US expected all the </text:span></text:p>
          </draw:text-box>
        </draw:frame>
        <draw:frame draw:style-name="gr1" draw:text-style-name="P2" draw:layer="layout" svg:width="10.979cm" svg:height="0.475cm" svg:x="2.2cm" svg:y="12.627cm">
          <draw:text-box>
            <text:p text:style-name="P1"><text:span text:style-name="T3">PRTs and the RRT to be established by March/April 2006. </text:span></text:p>
          </draw:text-box>
        </draw:frame>
        <draw:frame draw:style-name="gr1" draw:text-style-name="P2" draw:layer="layout" svg:width="16.715cm" svg:height="0.475cm" svg:x="2.2cm" svg:y="13.542cm">
          <draw:text-box>
            <text:p text:style-name="P1"><text:span text:style-name="T6">431. </text:span><text:span text:style-name="T3"><text:s/>Mr Patey advised that the US expected coalition partners to bear the running costs </text:span></text:p>
          </draw:text-box>
        </draw:frame>
        <draw:frame draw:style-name="gr1" draw:text-style-name="P2" draw:layer="layout" svg:width="10.513cm" svg:height="0.475cm" svg:x="2.2cm" svg:y="14.106cm">
          <draw:text-box>
            <text:p text:style-name="P1"><text:span text:style-name="T3">of PRTs in their areas. Those costs would be significant.</text:span></text:p>
          </draw:text-box>
        </draw:frame>
        <draw:frame draw:style-name="gr1" draw:text-style-name="P2" draw:layer="layout" svg:width="16.258cm" svg:height="0.475cm" svg:x="2.2cm" svg:y="15.021cm">
          <draw:text-box>
            <text:p text:style-name="P1"><text:span text:style-name="T6">432. </text:span><text:span text:style-name="T3"><text:s/>Dr Rice told the US Senate Foreign Relations Committee on 19 October that the </text:span></text:p>
          </draw:text-box>
        </draw:frame>
        <draw:frame draw:style-name="gr1" draw:text-style-name="P2" draw:layer="layout" svg:width="16.542cm" svg:height="0.475cm" svg:x="2.2cm" svg:y="15.585cm">
          <draw:text-box>
            <text:p text:style-name="P1"><text:span text:style-name="T3">US strategy to “assure victory” in Iraq, working with the Iraqi Government, was to “clear, </text:span></text:p>
          </draw:text-box>
        </draw:frame>
        <draw:frame draw:style-name="gr1" draw:text-style-name="P2" draw:layer="layout" svg:width="3.029cm" svg:height="0.475cm" svg:x="2.2cm" svg:y="16.15cm">
          <draw:text-box>
            <text:p text:style-name="P1"><text:span text:style-name="T3">hold, and build”.</text:span></text:p>
          </draw:text-box>
        </draw:frame>
        <draw:frame draw:style-name="gr5" draw:text-style-name="P6" draw:layer="layout" svg:width="0.408cm" svg:height="0.276cm" svg:x="5.213cm" svg:y="16.168cm">
          <draw:text-box>
            <text:p text:style-name="P1"><text:span text:style-name="T8">246</text:span></text:p>
          </draw:text-box>
        </draw:frame>
        <draw:frame draw:style-name="gr1" draw:text-style-name="P2" draw:layer="layout" svg:width="6.005cm" svg:height="0.475cm" svg:x="5.624cm" svg:y="16.15cm">
          <draw:text-box>
            <text:p text:style-name="P1"><text:span text:style-name="T3"><text:s/></text:span><text:span text:style-name="T3">She described the US strategy:</text:span></text:p>
          </draw:text-box>
        </draw:frame>
        <draw:frame draw:style-name="gr1" draw:text-style-name="P2" draw:layer="layout" svg:width="7.55cm" svg:height="0.475cm" svg:x="2.95cm" svg:y="17.064cm">
          <draw:text-box>
            <text:p text:style-name="P1"><text:span text:style-name="T3">“</text:span><text:span text:style-name="T3">With our Iraqi allies, we are working to: </text:span></text:p>
          </draw:text-box>
        </draw:frame>
        <draw:frame draw:style-name="gr3" draw:text-style-name="P4" draw:layer="layout" svg:width="0.634cm" svg:height="0.712cm" svg:x="3.65cm" svg:y="17.8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37cm" svg:height="0.475cm" svg:x="4.4cm" svg:y="17.978cm">
          <draw:text-box>
            <text:p text:style-name="P1"><text:span text:style-name="T3">Clear the toughest places – no sanctuaries to the enemy – and disrupt </text:span></text:p>
          </draw:text-box>
        </draw:frame>
        <draw:frame draw:style-name="gr1" draw:text-style-name="P2" draw:layer="layout" svg:width="6.479cm" svg:height="0.475cm" svg:x="4.4cm" svg:y="18.543cm">
          <draw:text-box>
            <text:p text:style-name="P1"><text:span text:style-name="T3">foreign support for the insurgents. </text:span></text:p>
          </draw:text-box>
        </draw:frame>
        <draw:frame draw:style-name="gr3" draw:text-style-name="P4" draw:layer="layout" svg:width="0.634cm" svg:height="0.712cm" svg:x="3.65cm" svg:y="19.0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87cm" svg:height="0.475cm" svg:x="4.4cm" svg:y="19.207cm">
          <draw:text-box>
            <text:p text:style-name="P1"><text:span text:style-name="T3">Hold and steadily enlarge the secure areas, integrating political and </text:span></text:p>
          </draw:text-box>
        </draw:frame>
        <draw:frame draw:style-name="gr1" draw:text-style-name="P2" draw:layer="layout" svg:width="8.994cm" svg:height="0.475cm" svg:x="4.4cm" svg:y="19.772cm">
          <draw:text-box>
            <text:p text:style-name="P1"><text:span text:style-name="T3">economic outreach with our military operations. </text:span></text:p>
          </draw:text-box>
        </draw:frame>
        <draw:frame draw:style-name="gr3" draw:text-style-name="P4" draw:layer="layout" svg:width="0.634cm" svg:height="0.712cm" svg:x="3.65cm" svg:y="20.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99cm" svg:height="0.475cm" svg:x="4.4cm" svg:y="20.436cm">
          <draw:text-box>
            <text:p text:style-name="P1"><text:span text:style-name="T3">Build truly national institutions working with more capable provincial and </text:span></text:p>
          </draw:text-box>
        </draw:frame>
        <draw:frame draw:style-name="gr1" draw:text-style-name="P2" draw:layer="layout" svg:width="13.896cm" svg:height="0.475cm" svg:x="4.4cm" svg:y="21.001cm">
          <draw:text-box>
            <text:p text:style-name="P1"><text:span text:style-name="T3">local authorities. Embodying a national compact – not tools of a particular </text:span></text:p>
          </draw:text-box>
        </draw:frame>
        <draw:frame draw:style-name="gr1" draw:text-style-name="P2" draw:layer="layout" svg:width="13.913cm" svg:height="0.475cm" svg:x="4.4cm" svg:y="21.565cm">
          <draw:text-box>
            <text:p text:style-name="P1"><text:span text:style-name="T3">sect or ethnic group – these Iraqi institutions must sustain security forces, </text:span></text:p>
          </draw:text-box>
        </draw:frame>
        <draw:frame draw:style-name="gr1" draw:text-style-name="P2" draw:layer="layout" svg:width="14.277cm" svg:height="0.475cm" svg:x="4.4cm" svg:y="22.13cm">
          <draw:text-box>
            <text:p text:style-name="P1"><text:span text:style-name="T3">bring rule of law, visibly deliver essential services, and offer the Iraqi people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6.644cm" svg:height="0.475cm" svg:x="4.4cm" svg:y="22.694cm">
          <draw:text-box>
            <text:p text:style-name="P1"><text:span text:style-name="T3">hope for a better economic future.”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243 </text:span></text:p>
          </draw:text-box>
        </draw:frame>
        <draw:frame draw:style-name="gr4" draw:text-style-name="P5" draw:layer="layout" svg:width="15.31cm" svg:height="0.395cm" svg:x="2.646cm" svg:y="24.664cm">
          <draw:text-box>
            <text:p text:style-name="P1"><text:span text:style-name="T11">eGram 15692/05 Baghdad to FCO London, 16 October 2005, ‘Iraq: Constitution: Referendum Day </text:span></text:p>
          </draw:text-box>
        </draw:frame>
        <draw:frame draw:style-name="gr4" draw:text-style-name="P5" draw:layer="layout" svg:width="3.143cm" svg:height="0.395cm" svg:x="2.2cm" svg:y="25.087cm">
          <draw:text-box>
            <text:p text:style-name="P1"><text:span text:style-name="T11">Passes Peacefully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44 </text:span></text:p>
          </draw:text-box>
        </draw:frame>
        <draw:frame draw:style-name="gr4" draw:text-style-name="P5" draw:layer="layout" svg:width="12.207cm" svg:height="0.395cm" svg:x="2.646cm" svg:y="25.511cm">
          <draw:text-box>
            <text:p text:style-name="P1"><text:span text:style-name="T11">eGram 15761/05 Baghdad to FCO London, 17 October 2005, ‘Iraq: Elections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45 </text:span></text:p>
          </draw:text-box>
        </draw:frame>
        <draw:frame draw:style-name="gr4" draw:text-style-name="P5" draw:layer="layout" svg:width="15.873cm" svg:height="0.395cm" svg:x="2.646cm" svg:y="25.934cm">
          <draw:text-box>
            <text:p text:style-name="P1"><text:span text:style-name="T11">eGram 15865/05 Baghdad to FCO London, 18 October 2005, ‘Iraq: Provincial Reconstruction Team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46 </text:span></text:p>
          </draw:text-box>
        </draw:frame>
        <draw:frame draw:style-name="gr4" draw:text-style-name="P5" draw:layer="layout" svg:width="15.72cm" svg:height="0.395cm" svg:x="2.646cm" svg:y="26.357cm">
          <draw:text-box>
            <text:p text:style-name="P1"><text:span text:style-name="T11">US Department of State Archive, 19 October 2005, </text:span><text:span text:style-name="T12">Iraq and US Policy: Secretary Condoleezza Rice, </text:span></text:p>
          </draw:text-box>
        </draw:frame>
        <draw:frame draw:style-name="gr4" draw:text-style-name="P5" draw:layer="layout" svg:width="16.038cm" svg:height="0.395cm" svg:x="2.2cm" svg:y="26.781cm">
          <draw:text-box>
            <text:p text:style-name="P1"><text:span text:style-name="T12">Opening Remarks Before the Senate Foreign Relations Committee, Washington, DC, October 19 2005.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9</text:span></text:p>
          </draw:text-box>
        </draw:frame>
        <draw:frame draw:style-name="gr1" draw:text-style-name="P2" draw:layer="layout" svg:width="16.571cm" svg:height="0.475cm" svg:x="2.2cm" svg:y="2.525cm">
          <draw:text-box>
            <text:p text:style-name="P1"><text:span text:style-name="T6">433. </text:span><text:span text:style-name="T3"><text:s/>The strategy required deeper integration of civilian and military activities, including </text:span></text:p>
          </draw:text-box>
        </draw:frame>
        <draw:frame draw:style-name="gr1" draw:text-style-name="P2" draw:layer="layout" svg:width="10.327cm" svg:height="0.475cm" svg:x="2.2cm" svg:y="3.09cm">
          <draw:text-box>
            <text:p text:style-name="P1"><text:span text:style-name="T3">by restructuring part of the US Mission in Iraq as PRTs:</text:span></text:p>
          </draw:text-box>
        </draw:frame>
        <draw:frame draw:style-name="gr1" draw:text-style-name="P2" draw:layer="layout" svg:width="15.386cm" svg:height="0.475cm" svg:x="2.95cm" svg:y="4.004cm">
          <draw:text-box>
            <text:p text:style-name="P1"><text:span text:style-name="T3">“</text:span><text:span text:style-name="T3">These will be civil-military teams … training police, setting up courts, and helping </text:span></text:p>
          </draw:text-box>
        </draw:frame>
        <draw:frame draw:style-name="gr1" draw:text-style-name="P2" draw:layer="layout" svg:width="14.891cm" svg:height="0.475cm" svg:x="2.95cm" svg:y="4.568cm">
          <draw:text-box>
            <text:p text:style-name="P1"><text:span text:style-name="T3">local governments with essential services like sewerage treatment or irrigation. </text:span></text:p>
          </draw:text-box>
        </draw:frame>
        <draw:frame draw:style-name="gr1" draw:text-style-name="P2" draw:layer="layout" svg:width="10.001cm" svg:height="0.475cm" svg:x="2.95cm" svg:y="5.133cm">
          <draw:text-box>
            <text:p text:style-name="P1"><text:span text:style-name="T3">The first of these PRTs will take the field next month.”</text:span></text:p>
          </draw:text-box>
        </draw:frame>
        <draw:frame draw:style-name="gr1" draw:text-style-name="P2" draw:layer="layout" svg:width="16.351cm" svg:height="0.475cm" svg:x="2.2cm" svg:y="6.047cm">
          <draw:text-box>
            <text:p text:style-name="P1"><text:span text:style-name="T6">434. </text:span><text:span text:style-name="T9"><text:s/>Hard Lessons </text:span><text:span text:style-name="T3">described the difficulties the US experienced in establishing PRTs: </text:span></text:p>
          </draw:text-box>
        </draw:frame>
        <draw:frame draw:style-name="gr1" draw:text-style-name="P2" draw:layer="layout" svg:width="14.463cm" svg:height="0.475cm" svg:x="2.95cm" svg:y="6.962cm">
          <draw:text-box>
            <text:p text:style-name="P1"><text:span text:style-name="T3">“</text:span><text:span text:style-name="T3">Coaxing the Departments of State and Defense to set the terms of their first </text:span></text:p>
          </draw:text-box>
        </draw:frame>
        <draw:frame draw:style-name="gr1" draw:text-style-name="P2" draw:layer="layout" svg:width="15.339cm" svg:height="0.475cm" svg:x="2.95cm" svg:y="7.526cm">
          <draw:text-box>
            <text:p text:style-name="P1"><text:span text:style-name="T3">major operational collaboration in Iraq required a Herculean effort … A patchwork </text:span></text:p>
          </draw:text-box>
        </draw:frame>
        <draw:frame draw:style-name="gr1" draw:text-style-name="P2" draw:layer="layout" svg:width="15.094cm" svg:height="0.475cm" svg:x="2.95cm" svg:y="8.091cm">
          <draw:text-box>
            <text:p text:style-name="P1"><text:span text:style-name="T3">quilt of memoranda of agreement, cables, and military orders – many of them at </text:span></text:p>
          </draw:text-box>
        </draw:frame>
        <draw:frame draw:style-name="gr1" draw:text-style-name="P2" draw:layer="layout" svg:width="14.654cm" svg:height="0.475cm" svg:x="2.95cm" svg:y="8.655cm">
          <draw:text-box>
            <text:p text:style-name="P1"><text:span text:style-name="T3">cross-purposes – evolved to codify policy for PRTs. More than a year elapsed </text:span></text:p>
          </draw:text-box>
        </draw:frame>
        <draw:frame draw:style-name="gr1" draw:text-style-name="P2" draw:layer="layout" svg:width="15.682cm" svg:height="0.475cm" svg:x="2.95cm" svg:y="9.22cm">
          <draw:text-box>
            <text:p text:style-name="P1"><text:span text:style-name="T3">before basic issues of budgets, the provision of security, and command and control </text:span></text:p>
          </draw:text-box>
        </draw:frame>
        <draw:frame draw:style-name="gr1" draw:text-style-name="P2" draw:layer="layout" svg:width="15.572cm" svg:height="0.475cm" svg:x="2.95cm" svg:y="9.784cm">
          <draw:text-box>
            <text:p text:style-name="P1"><text:span text:style-name="T3">relationships were resolved, delaying full deployment of the PRTs and limiting their </text:span></text:p>
          </draw:text-box>
        </draw:frame>
        <draw:frame draw:style-name="gr1" draw:text-style-name="P2" draw:layer="layout" svg:width="5.869cm" svg:height="0.475cm" svg:x="2.95cm" svg:y="10.348cm">
          <draw:text-box>
            <text:p text:style-name="P1"><text:span text:style-name="T3">early effectiveness in the field.” </text:span></text:p>
          </draw:text-box>
        </draw:frame>
        <draw:frame draw:style-name="gr5" draw:text-style-name="P6" draw:layer="layout" svg:width="0.408cm" svg:height="0.276cm" svg:x="8.79cm" svg:y="10.367cm">
          <draw:text-box>
            <text:p text:style-name="P1"><text:span text:style-name="T8">247</text:span></text:p>
          </draw:text-box>
        </draw:frame>
        <draw:frame draw:style-name="gr1" draw:text-style-name="P2" draw:layer="layout" svg:width="0.422cm" svg:height="0.475cm" svg:x="9.201cm" svg:y="10.34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92cm" svg:height="0.475cm" svg:x="2.2cm" svg:y="11.263cm">
          <draw:text-box>
            <text:p text:style-name="P1"><text:span text:style-name="T6">435. </text:span><text:span text:style-name="T3"><text:s/>The 3 November meeting of DOP(I) considered an IPU discussion paper on how </text:span></text:p>
          </draw:text-box>
        </draw:frame>
        <draw:frame draw:style-name="gr1" draw:text-style-name="P2" draw:layer="layout" svg:width="12.321cm" svg:height="0.475cm" svg:x="2.2cm" svg:y="11.827cm">
          <draw:text-box>
            <text:p text:style-name="P1"><text:span text:style-name="T3">PRTs could be configured to “add value to current arrangements”.</text:span></text:p>
          </draw:text-box>
        </draw:frame>
        <draw:frame draw:style-name="gr5" draw:text-style-name="P6" draw:layer="layout" svg:width="0.408cm" svg:height="0.276cm" svg:x="14.476cm" svg:y="11.846cm">
          <draw:text-box>
            <text:p text:style-name="P1"><text:span text:style-name="T8">248</text:span></text:p>
          </draw:text-box>
        </draw:frame>
        <draw:frame draw:style-name="gr1" draw:text-style-name="P2" draw:layer="layout" svg:width="16.592cm" svg:height="0.475cm" svg:x="2.2cm" svg:y="12.742cm">
          <draw:text-box>
            <text:p text:style-name="P1"><text:span text:style-name="T6">436. </text:span><text:span text:style-name="T3"><text:s/>The IPU paper set out lessons from Afghanistan, and concluded that there was no </text:span></text:p>
          </draw:text-box>
        </draw:frame>
        <draw:frame draw:style-name="gr1" draw:text-style-name="P2" draw:layer="layout" svg:width="11.06cm" svg:height="0.475cm" svg:x="2.2cm" svg:y="13.306cm">
          <draw:text-box>
            <text:p text:style-name="P1"><text:span text:style-name="T3">“</text:span><text:span text:style-name="T3">fixed template” for a PRT. PRTs were most effective when:</text:span></text:p>
          </draw:text-box>
        </draw:frame>
        <draw:frame draw:style-name="gr3" draw:text-style-name="P4" draw:layer="layout" svg:width="0.634cm" svg:height="0.712cm" svg:x="2.95cm" svg:y="14.0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29cm" svg:height="0.475cm" svg:x="3.7cm" svg:y="14.221cm">
          <draw:text-box>
            <text:p text:style-name="P1"><text:span text:style-name="T3">they contained an appropriately resourced, integrated military and civilian team;</text:span></text:p>
          </draw:text-box>
        </draw:frame>
        <draw:frame draw:style-name="gr3" draw:text-style-name="P4" draw:layer="layout" svg:width="0.634cm" svg:height="0.712cm" svg:x="2.95cm" svg:y="14.7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7cm" svg:height="0.475cm" svg:x="3.7cm" svg:y="14.885cm">
          <draw:text-box>
            <text:p text:style-name="P1"><text:span text:style-name="T3">they had the support of local authorities, a close working relationship with </text:span></text:p>
          </draw:text-box>
        </draw:frame>
        <draw:frame draw:style-name="gr1" draw:text-style-name="P2" draw:layer="layout" svg:width="15.183cm" svg:height="0.475cm" svg:x="3.7cm" svg:y="15.45cm">
          <draw:text-box>
            <text:p text:style-name="P1"><text:span text:style-name="T3">international organisations and NGOs, and sought to extend the reach of central </text:span></text:p>
          </draw:text-box>
        </draw:frame>
        <draw:frame draw:style-name="gr1" draw:text-style-name="P2" draw:layer="layout" svg:width="2.91cm" svg:height="0.475cm" svg:x="3.7cm" svg:y="16.014cm">
          <draw:text-box>
            <text:p text:style-name="P1"><text:span text:style-name="T3">authorities; and</text:span></text:p>
          </draw:text-box>
        </draw:frame>
        <draw:frame draw:style-name="gr3" draw:text-style-name="P4" draw:layer="layout" svg:width="0.634cm" svg:height="0.712cm" svg:x="2.95cm" svg:y="16.5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54cm" svg:height="0.475cm" svg:x="3.7cm" svg:y="16.678cm">
          <draw:text-box>
            <text:p text:style-name="P1"><text:span text:style-name="T3">they operated in relatively benign security environments where they could seek </text:span></text:p>
          </draw:text-box>
        </draw:frame>
        <draw:frame draw:style-name="gr1" draw:text-style-name="P2" draw:layer="layout" svg:width="7.355cm" svg:height="0.475cm" svg:x="3.7cm" svg:y="17.243cm">
          <draw:text-box>
            <text:p text:style-name="P1"><text:span text:style-name="T3">to contain rather than confront conflict. </text:span></text:p>
          </draw:text-box>
        </draw:frame>
        <draw:frame draw:style-name="gr1" draw:text-style-name="P2" draw:layer="layout" svg:width="15.75cm" svg:height="0.475cm" svg:x="2.2cm" svg:y="18.157cm">
          <draw:text-box>
            <text:p text:style-name="P1"><text:span text:style-name="T6">437. </text:span><text:span text:style-name="T3"><text:s/>The IPU identified three major risks to the implementation of the US proposal: </text:span></text:p>
          </draw:text-box>
        </draw:frame>
        <draw:frame draw:style-name="gr3" draw:text-style-name="P4" draw:layer="layout" svg:width="0.634cm" svg:height="0.712cm" svg:x="2.95cm" svg:y="18.9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214cm" svg:height="0.475cm" svg:x="3.7cm" svg:y="19.072cm">
          <draw:text-box>
            <text:p text:style-name="P1"><text:span text:style-name="T3">a lack of Iraqi “buy-in” at local and national level; </text:span></text:p>
          </draw:text-box>
        </draw:frame>
        <draw:frame draw:style-name="gr3" draw:text-style-name="P4" draw:layer="layout" svg:width="0.634cm" svg:height="0.712cm" svg:x="2.95cm" svg:y="19.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67cm" svg:height="0.475cm" svg:x="3.7cm" svg:y="19.736cm">
          <draw:text-box>
            <text:p text:style-name="P1"><text:span text:style-name="T3">a perception among “local Iraqis” that PRTs represented a failure to deliver a </text:span></text:p>
          </draw:text-box>
        </draw:frame>
        <draw:frame draw:style-name="gr1" draw:text-style-name="P2" draw:layer="layout" svg:width="6.005cm" svg:height="0.475cm" svg:x="3.7cm" svg:y="20.301cm">
          <draw:text-box>
            <text:p text:style-name="P1"><text:span text:style-name="T3">transfer of control to Iraqis; and </text:span></text:p>
          </draw:text-box>
        </draw:frame>
        <draw:frame draw:style-name="gr3" draw:text-style-name="P4" draw:layer="layout" svg:width="0.634cm" svg:height="0.712cm" svg:x="2.95cm" svg:y="20.8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38cm" svg:height="0.475cm" svg:x="3.7cm" svg:y="20.965cm">
          <draw:text-box>
            <text:p text:style-name="P1"><text:span text:style-name="T3">a lack of resources. The success of the PRTs would be commensurate, to </text:span></text:p>
          </draw:text-box>
        </draw:frame>
        <draw:frame draw:style-name="gr1" draw:text-style-name="P2" draw:layer="layout" svg:width="14.594cm" svg:height="0.475cm" svg:x="3.7cm" svg:y="21.53cm">
          <draw:text-box>
            <text:p text:style-name="P1"><text:span text:style-name="T3">some degree, with the financial resources available to them. The US planned </text:span></text:p>
          </draw:text-box>
        </draw:frame>
        <draw:frame draw:style-name="gr1" draw:text-style-name="P2" draw:layer="layout" svg:width="13.841cm" svg:height="0.475cm" svg:x="3.7cm" svg:y="22.094cm">
          <draw:text-box>
            <text:p text:style-name="P1"><text:span text:style-name="T3">to fund the three pilot PRTs from within existing resources. The UK would </text:span></text:p>
          </draw:text-box>
        </draw:frame>
        <draw:frame draw:style-name="gr1" draw:text-style-name="P2" draw:layer="layout" svg:width="14.006cm" svg:height="0.475cm" svg:x="3.7cm" svg:y="22.658cm">
          <draw:text-box>
            <text:p text:style-name="P1"><text:span text:style-name="T3">need to consider whether further PRTs could be established on that basis: </text:span></text:p>
          </draw:text-box>
        </draw:frame>
        <draw:frame draw:style-name="gr1" draw:text-style-name="P2" draw:layer="layout" svg:width="14.506cm" svg:height="0.475cm" svg:x="3.7cm" svg:y="23.223cm">
          <draw:text-box>
            <text:p text:style-name="P1"><text:span text:style-name="T3">“</text:span><text:span text:style-name="T3">In particular, we would need to ensure that PRTs did not divert … effort from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3.955cm" svg:height="0.475cm" svg:x="3.7cm" svg:y="23.787cm">
          <draw:text-box>
            <text:p text:style-name="P1"><text:span text:style-name="T3">essential capacity-building efforts elsewhere. In MND(SE) existing military/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47 </text:span></text:p>
          </draw:text-box>
        </draw:frame>
        <draw:frame draw:style-name="gr4" draw:text-style-name="P5" draw:layer="layout" svg:width="14.556cm" svg:height="0.395cm" svg:x="2.646cm" svg:y="25.934cm">
          <draw:text-box>
            <text:p text:style-name="P1"><text:span text:style-name="T11">Bowen SW Jr. </text:span><text:span text:style-name="T12">Hard Lessons: The Iraq Reconstruction Experience.</text:span><text:span text:style-name="T11"> U.S. Government Printing </text:span></text:p>
          </draw:text-box>
        </draw:frame>
        <draw:frame draw:style-name="gr4" draw:text-style-name="P5" draw:layer="layout" svg:width="2.081cm" svg:height="0.395cm" svg:x="2.2cm" svg:y="26.357cm">
          <draw:text-box>
            <text:p text:style-name="P1"><text:span text:style-name="T11">Office, 2009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48 </text:span></text:p>
          </draw:text-box>
        </draw:frame>
        <draw:frame draw:style-name="gr4" draw:text-style-name="P5" draw:layer="layout" svg:width="14.751cm" svg:height="0.395cm" svg:x="2.646cm" svg:y="26.781cm">
          <draw:text-box>
            <text:p text:style-name="P1"><text:span text:style-name="T11">Paper IPU, October 2005, ‘Provincial Reconstruction Teams (PRTs) in Iraq: Discussion Paper’. 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0</text:span></text:p>
          </draw:text-box>
        </draw:frame>
        <draw:frame draw:style-name="gr1" draw:text-style-name="P2" draw:layer="layout" svg:width="14.302cm" svg:height="0.475cm" svg:x="3.7cm" svg:y="2.525cm">
          <draw:text-box>
            <text:p text:style-name="P1"><text:span text:style-name="T3">civilian teams … could form the basis for the [PRT] teams, together with the </text:span></text:p>
          </draw:text-box>
        </draw:frame>
        <draw:frame draw:style-name="gr1" draw:text-style-name="P2" draw:layer="layout" svg:width="12.054cm" svg:height="0.475cm" svg:x="3.7cm" svg:y="3.09cm">
          <draw:text-box>
            <text:p text:style-name="P1"><text:span text:style-name="T3">DFID-funded single Public Administration Adviser per province.” </text:span></text:p>
          </draw:text-box>
        </draw:frame>
        <draw:frame draw:style-name="gr1" draw:text-style-name="P2" draw:layer="layout" svg:width="11.69cm" svg:height="0.475cm" svg:x="2.2cm" svg:y="4.004cm">
          <draw:text-box>
            <text:p text:style-name="P1"><text:span text:style-name="T6">438. </text:span><text:span text:style-name="T3"><text:s/>DFID briefing for Mr Benn for the DOP(I) meeting stated:</text:span></text:p>
          </draw:text-box>
        </draw:frame>
        <draw:frame draw:style-name="gr1" draw:text-style-name="P2" draw:layer="layout" svg:width="15.683cm" svg:height="0.475cm" svg:x="2.95cm" svg:y="4.918cm">
          <draw:text-box>
            <text:p text:style-name="P1"><text:span text:style-name="T3">“</text:span><text:span text:style-name="T3">We and MOD are both concerned about the risks of this approach. It is expensive, </text:span></text:p>
          </draw:text-box>
        </draw:frame>
        <draw:frame draw:style-name="gr1" draw:text-style-name="P2" draw:layer="layout" svg:width="15.814cm" svg:height="0.475cm" svg:x="2.95cm" svg:y="5.483cm">
          <draw:text-box>
            <text:p text:style-name="P1"><text:span text:style-name="T3">will divert funding from other priorities, and we do not believe it will make a dramatic </text:span></text:p>
          </draw:text-box>
        </draw:frame>
        <draw:frame draw:style-name="gr1" draw:text-style-name="P2" draw:layer="layout" svg:width="14.734cm" svg:height="0.475cm" svg:x="2.95cm" svg:y="6.047cm">
          <draw:text-box>
            <text:p text:style-name="P1"><text:span text:style-name="T3">difference in outcomes. It may slow military transition … The agreed Whitehall </text:span></text:p>
          </draw:text-box>
        </draw:frame>
        <draw:frame draw:style-name="gr1" draw:text-style-name="P2" draw:layer="layout" svg:width="15.691cm" svg:height="0.475cm" svg:x="2.95cm" svg:y="6.612cm">
          <draw:text-box>
            <text:p text:style-name="P1"><text:span text:style-name="T3">approach is that we will be constructive; find out more and try and influence the US </text:span></text:p>
          </draw:text-box>
        </draw:frame>
        <draw:frame draw:style-name="gr1" draw:text-style-name="P2" draw:layer="layout" svg:width="15.229cm" svg:height="0.475cm" svg:x="2.95cm" svg:y="7.176cm">
          <draw:text-box>
            <text:p text:style-name="P1"><text:span text:style-name="T3">approach; and that we will repackage our effort in the South as a PRT but not do </text:span></text:p>
          </draw:text-box>
        </draw:frame>
        <draw:frame draw:style-name="gr1" draw:text-style-name="P2" draw:layer="layout" svg:width="4.176cm" svg:height="0.475cm" svg:x="2.95cm" svg:y="7.741cm">
          <draw:text-box>
            <text:p text:style-name="P1"><text:span text:style-name="T3">very much differently.” </text:span></text:p>
          </draw:text-box>
        </draw:frame>
        <draw:frame draw:style-name="gr5" draw:text-style-name="P6" draw:layer="layout" svg:width="0.408cm" svg:height="0.276cm" svg:x="7.11cm" svg:y="7.759cm">
          <draw:text-box>
            <text:p text:style-name="P1"><text:span text:style-name="T8">249</text:span></text:p>
          </draw:text-box>
        </draw:frame>
        <draw:frame draw:style-name="gr1" draw:text-style-name="P2" draw:layer="layout" svg:width="0.422cm" svg:height="0.475cm" svg:x="7.522cm" svg:y="7.7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81cm" svg:height="0.475cm" svg:x="2.2cm" svg:y="8.655cm">
          <draw:text-box>
            <text:p text:style-name="P1"><text:span text:style-name="T6">439. </text:span><text:span text:style-name="T3"><text:s/>At DOP(I), Ministers commented that PRTs should be tailored to their environment, </text:span></text:p>
          </draw:text-box>
        </draw:frame>
        <draw:frame draw:style-name="gr1" draw:text-style-name="P2" draw:layer="layout" svg:width="15.742cm" svg:height="0.475cm" svg:x="2.2cm" svg:y="9.22cm">
          <draw:text-box>
            <text:p text:style-name="P1"><text:span text:style-name="T3">and that Iraqi ownership and the involvement of international donors were essential.</text:span></text:p>
          </draw:text-box>
        </draw:frame>
        <draw:frame draw:style-name="gr5" draw:text-style-name="P6" draw:layer="layout" svg:width="0.408cm" svg:height="0.276cm" svg:x="17.873cm" svg:y="9.238cm">
          <draw:text-box>
            <text:p text:style-name="P1"><text:span text:style-name="T8">250</text:span></text:p>
          </draw:text-box>
        </draw:frame>
        <draw:frame draw:style-name="gr1" draw:text-style-name="P2" draw:layer="layout" svg:width="0.422cm" svg:height="0.475cm" svg:x="18.285cm" svg:y="9.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29cm" svg:height="0.475cm" svg:x="2.2cm" svg:y="10.134cm">
          <draw:text-box>
            <text:p text:style-name="P1"><text:span text:style-name="T6">440. </text:span><text:span text:style-name="T3"><text:s/>The British Embassy Baghdad reported on 8 November that the US Embassy </text:span></text:p>
          </draw:text-box>
        </draw:frame>
        <draw:frame draw:style-name="gr1" draw:text-style-name="P2" draw:layer="layout" svg:width="15.775cm" svg:height="0.475cm" svg:x="2.2cm" svg:y="10.698cm">
          <draw:text-box>
            <text:p text:style-name="P1"><text:span text:style-name="T3">was happy to allow the UK time to develop its own ideas for PRTs in the South, and </text:span></text:p>
          </draw:text-box>
        </draw:frame>
        <draw:frame draw:style-name="gr1" draw:text-style-name="P2" draw:layer="layout" svg:width="5.895cm" svg:height="0.475cm" svg:x="2.2cm" svg:y="11.263cm">
          <draw:text-box>
            <text:p text:style-name="P1"><text:span text:style-name="T3">to be fully engaged in planning.</text:span></text:p>
          </draw:text-box>
        </draw:frame>
        <draw:frame draw:style-name="gr5" draw:text-style-name="P6" draw:layer="layout" svg:width="0.408cm" svg:height="0.276cm" svg:x="8.061cm" svg:y="11.282cm">
          <draw:text-box>
            <text:p text:style-name="P1"><text:span text:style-name="T8">251</text:span></text:p>
          </draw:text-box>
        </draw:frame>
        <draw:frame draw:style-name="gr1" draw:text-style-name="P2" draw:layer="layout" svg:width="9.735cm" svg:height="0.475cm" svg:x="8.473cm" svg:y="11.263cm">
          <draw:text-box>
            <text:p text:style-name="P1"><text:span text:style-name="T3"><text:s/></text:span><text:span text:style-name="T3">The strong preference of the US, however, was for </text:span></text:p>
          </draw:text-box>
        </draw:frame>
        <draw:frame draw:style-name="gr1" draw:text-style-name="P2" draw:layer="layout" svg:width="16.529cm" svg:height="0.475cm" svg:x="2.2cm" svg:y="11.827cm">
          <draw:text-box>
            <text:p text:style-name="P1"><text:span text:style-name="T3">individual PRTs to be established in each of the four southern provinces (in line with the </text:span></text:p>
          </draw:text-box>
        </draw:frame>
        <draw:frame draw:style-name="gr1" draw:text-style-name="P2" draw:layer="layout" svg:width="16.165cm" svg:height="0.475cm" svg:x="2.2cm" svg:y="12.392cm">
          <draw:text-box>
            <text:p text:style-name="P1"><text:span text:style-name="T3">US approach in the rest of Iraq). The Embassy had argued that the UK would need to </text:span></text:p>
          </draw:text-box>
        </draw:frame>
        <draw:frame draw:style-name="gr1" draw:text-style-name="P2" draw:layer="layout" svg:width="16.44cm" svg:height="0.475cm" svg:x="2.2cm" svg:y="12.956cm">
          <draw:text-box>
            <text:p text:style-name="P1"><text:span text:style-name="T3">take account of existing governance arrangements in the South, and the effect of PRTs </text:span></text:p>
          </draw:text-box>
        </draw:frame>
        <draw:frame draw:style-name="gr1" draw:text-style-name="P2" draw:layer="layout" svg:width="7.571cm" svg:height="0.475cm" svg:x="2.2cm" svg:y="13.521cm">
          <draw:text-box>
            <text:p text:style-name="P1"><text:span text:style-name="T3">on the transfer of security responsibility. </text:span></text:p>
          </draw:text-box>
        </draw:frame>
        <draw:frame draw:style-name="gr1" draw:text-style-name="P2" draw:layer="layout" svg:width="11.195cm" svg:height="0.475cm" svg:x="2.2cm" svg:y="14.435cm">
          <draw:text-box>
            <text:p text:style-name="P1"><text:span text:style-name="T6">441. </text:span><text:span text:style-name="T3"><text:s/>An MOD briefing for Gen Walker described that effect:</text:span></text:p>
          </draw:text-box>
        </draw:frame>
        <draw:frame draw:style-name="gr1" draw:text-style-name="P2" draw:layer="layout" svg:width="15.949cm" svg:height="0.475cm" svg:x="2.95cm" svg:y="15.35cm">
          <draw:text-box>
            <text:p text:style-name="P1"><text:span text:style-name="T3">“</text:span><text:span text:style-name="T3">The [US] proposal sees the establishment of a … PRT in every Province for at least </text:span></text:p>
          </draw:text-box>
        </draw:frame>
        <draw:frame draw:style-name="gr1" draw:text-style-name="P2" draw:layer="layout" svg:width="15.276cm" svg:height="0.475cm" svg:x="2.95cm" svg:y="15.914cm">
          <draw:text-box>
            <text:p text:style-name="P1"><text:span text:style-name="T3">two years. This would almost certainly undermine MND(SE) transition plans, with </text:span></text:p>
          </draw:text-box>
        </draw:frame>
        <draw:frame draw:style-name="gr1" draw:text-style-name="P2" draw:layer="layout" svg:width="15.195cm" svg:height="0.475cm" svg:x="2.95cm" svg:y="16.478cm">
          <draw:text-box>
            <text:p text:style-name="P1"><text:span text:style-name="T3">a significant risk that UK forces would be fixed in Maysan and Muthanna into the </text:span></text:p>
          </draw:text-box>
        </draw:frame>
        <draw:frame draw:style-name="gr1" draw:text-style-name="P2" draw:layer="layout" svg:width="2.775cm" svg:height="0.475cm" svg:x="2.95cm" svg:y="17.043cm">
          <draw:text-box>
            <text:p text:style-name="P1"><text:span text:style-name="T3">medium term.” </text:span></text:p>
          </draw:text-box>
        </draw:frame>
        <draw:frame draw:style-name="gr5" draw:text-style-name="P6" draw:layer="layout" svg:width="0.408cm" svg:height="0.276cm" svg:x="5.714cm" svg:y="17.062cm">
          <draw:text-box>
            <text:p text:style-name="P1"><text:span text:style-name="T8">252</text:span></text:p>
          </draw:text-box>
        </draw:frame>
        <draw:frame draw:style-name="gr1" draw:text-style-name="P2" draw:layer="layout" svg:width="0.422cm" svg:height="0.475cm" svg:x="6.126cm" svg:y="17.04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73cm" svg:height="0.475cm" svg:x="2.2cm" svg:y="17.957cm">
          <draw:text-box>
            <text:p text:style-name="P1"><text:span text:style-name="T6">442. </text:span><text:span text:style-name="T3"><text:s/>Dr Rice inaugurated the first PRT in Iraq on 11 November during a visit to Mosul.</text:span></text:p>
          </draw:text-box>
        </draw:frame>
        <draw:frame draw:style-name="gr5" draw:text-style-name="P6" draw:layer="layout" svg:width="0.408cm" svg:height="0.276cm" svg:x="18.295cm" svg:y="17.976cm">
          <draw:text-box>
            <text:p text:style-name="P1"><text:span text:style-name="T8">253</text:span></text:p>
          </draw:text-box>
        </draw:frame>
        <draw:frame draw:style-name="gr1" draw:text-style-name="P2" draw:layer="layout" svg:width="0.422cm" svg:height="0.475cm" svg:x="18.706cm" svg:y="17.95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43cm" svg:height="0.475cm" svg:x="2.2cm" svg:y="18.872cm">
          <draw:text-box>
            <text:p text:style-name="P1"><text:span text:style-name="T6">443. </text:span><text:span text:style-name="T3"><text:s/>Dr Reid told the 15 November meeting of DOP(I) that the UK’s exit from Muthanna </text:span></text:p>
          </draw:text-box>
        </draw:frame>
        <draw:frame draw:style-name="gr1" draw:text-style-name="P2" draw:layer="layout" svg:width="15.28cm" svg:height="0.475cm" svg:x="2.2cm" svg:y="19.436cm">
          <draw:text-box>
            <text:p text:style-name="P1"><text:span text:style-name="T3">and Maysan had been delayed from February until May 2006, reflecting the UK’s </text:span></text:p>
          </draw:text-box>
        </draw:frame>
        <draw:frame draw:style-name="gr1" draw:text-style-name="P2" draw:layer="layout" svg:width="5.577cm" svg:height="0.475cm" svg:x="2.2cm" svg:y="20.001cm">
          <draw:text-box>
            <text:p text:style-name="P1"><text:span text:style-name="T3">commitment to the Japanese.</text:span></text:p>
          </draw:text-box>
        </draw:frame>
        <draw:frame draw:style-name="gr5" draw:text-style-name="P6" draw:layer="layout" svg:width="0.408cm" svg:height="0.276cm" svg:x="7.753cm" svg:y="20.019cm">
          <draw:text-box>
            <text:p text:style-name="P1"><text:span text:style-name="T8">254</text:span></text:p>
          </draw:text-box>
        </draw:frame>
        <draw:frame draw:style-name="gr1" draw:text-style-name="P2" draw:layer="layout" svg:width="9.832cm" svg:height="0.475cm" svg:x="8.165cm" svg:y="20.001cm">
          <draw:text-box>
            <text:p text:style-name="P1"><text:span text:style-name="T3"><text:s/></text:span><text:span text:style-name="T3">Dr Reid hoped it would be possible to complete the </text:span></text:p>
          </draw:text-box>
        </draw:frame>
        <draw:frame draw:style-name="gr1" draw:text-style-name="P2" draw:layer="layout" svg:width="16.186cm" svg:height="0.475cm" svg:x="2.2cm" svg:y="20.565cm">
          <draw:text-box>
            <text:p text:style-name="P1"><text:span text:style-name="T3">handover within this timescale in order to start reducing the UK’s troop commitment in </text:span></text:p>
          </draw:text-box>
        </draw:frame>
        <draw:line draw:style-name="gr6" draw:text-style-name="P7" draw:layer="layout" svg:x1="2.199cm" svg:y1="22.89cm" svg:x2="7.3cm" svg:y2="22.89cm">
          <text:p/>
        </draw:line>
        <draw:frame draw:style-name="gr1" draw:text-style-name="P2" draw:layer="layout" svg:width="3.219cm" svg:height="0.475cm" svg:x="2.2cm" svg:y="21.13cm">
          <draw:text-box>
            <text:p text:style-name="P1"><text:span text:style-name="T3">Iraq during 2006.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10">249 </text:span></text:p>
          </draw:text-box>
        </draw:frame>
        <draw:frame draw:style-name="gr4" draw:text-style-name="P5" draw:layer="layout" svg:width="14.963cm" svg:height="0.395cm" svg:x="2.646cm" svg:y="23.394cm">
          <draw:text-box>
            <text:p text:style-name="P1"><text:span text:style-name="T11">Minute DFID [junior official] to Private Secretary [DFID], 1 November 2005, ‘Iraq: Oral Briefing in </text:span></text:p>
          </draw:text-box>
        </draw:frame>
        <draw:frame draw:style-name="gr4" draw:text-style-name="P5" draw:layer="layout" svg:width="5.903cm" svg:height="0.395cm" svg:x="2.2cm" svg:y="23.817cm">
          <draw:text-box>
            <text:p text:style-name="P1"><text:span text:style-name="T11">Preparation for DOP(I), 3 November’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250 </text:span></text:p>
          </draw:text-box>
        </draw:frame>
        <draw:frame draw:style-name="gr4" draw:text-style-name="P5" draw:layer="layout" svg:width="7.042cm" svg:height="0.395cm" svg:x="2.646cm" svg:y="24.241cm">
          <draw:text-box>
            <text:p text:style-name="P1"><text:span text:style-name="T11">Minutes, 3 November 2005, DOP(I) meeting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251 </text:span></text:p>
          </draw:text-box>
        </draw:frame>
        <draw:frame draw:style-name="gr4" draw:text-style-name="P5" draw:layer="layout" svg:width="15.873cm" svg:height="0.395cm" svg:x="2.646cm" svg:y="24.664cm">
          <draw:text-box>
            <text:p text:style-name="P1"><text:span text:style-name="T11">eGram 17627/05 Baghdad to FCO London, 8 November 2005, ‘Iraq: Provincial Reconstruction Teams </text:span></text:p>
          </draw:text-box>
        </draw:frame>
        <draw:frame draw:style-name="gr4" draw:text-style-name="P5" draw:layer="layout" svg:width="1.344cm" svg:height="0.395cm" svg:x="2.2cm" svg:y="25.087cm">
          <draw:text-box>
            <text:p text:style-name="P1"><text:span text:style-name="T11">(PRTs)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52 </text:span></text:p>
          </draw:text-box>
        </draw:frame>
        <draw:frame draw:style-name="gr4" draw:text-style-name="P5" draw:layer="layout" svg:width="15.957cm" svg:height="0.395cm" svg:x="2.646cm" svg:y="25.511cm">
          <draw:text-box>
            <text:p text:style-name="P1"><text:span text:style-name="T11">Minute DCJO(Ops) to PSO/CDS, 14 November 2005, ‘Provincial Reconstruction Teams in MND(SE) – </text:span></text:p>
          </draw:text-box>
        </draw:frame>
        <draw:frame draw:style-name="gr4" draw:text-style-name="P5" draw:layer="layout" svg:width="2.665cm" svg:height="0.395cm" svg:x="2.2cm" svg:y="25.934cm">
          <draw:text-box>
            <text:p text:style-name="P1"><text:span text:style-name="T11">Implementation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53 </text:span></text:p>
          </draw:text-box>
        </draw:frame>
        <draw:frame draw:style-name="gr4" draw:text-style-name="P5" draw:layer="layout" svg:width="12.393cm" svg:height="0.395cm" svg:x="2.646cm" svg:y="26.357cm">
          <draw:text-box>
            <text:p text:style-name="P1"><text:span text:style-name="T11">US Institute of Peace, 20 March 2013, </text:span><text:span text:style-name="T12">Provincial Reconstruction Teams in Iraq</text:span><text:span text:style-name="T11">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54 </text:span></text:p>
          </draw:text-box>
        </draw:frame>
        <draw:frame draw:style-name="gr4" draw:text-style-name="P5" draw:layer="layout" svg:width="7.237cm" svg:height="0.395cm" svg:x="2.646cm" svg:y="26.781cm">
          <draw:text-box>
            <text:p text:style-name="P1"><text:span text:style-name="T11">Minutes, 15 November 2005, DOP(I) meeting. 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1</text:span></text:p>
          </draw:text-box>
        </draw:frame>
        <draw:frame draw:style-name="gr1" draw:text-style-name="P2" draw:layer="layout" svg:width="14.404cm" svg:height="0.475cm" svg:x="2.2cm" svg:y="2.525cm">
          <draw:text-box>
            <text:p text:style-name="P1"><text:span text:style-name="T6">444. </text:span><text:span text:style-name="T3"><text:s/>The British Embassy Baghdad provided further advice on US views on </text:span></text:p>
          </draw:text-box>
        </draw:frame>
        <draw:frame draw:style-name="gr1" draw:text-style-name="P2" draw:layer="layout" svg:width="2.644cm" svg:height="0.475cm" svg:x="2.2cm" svg:y="3.09cm">
          <draw:text-box>
            <text:p text:style-name="P1"><text:span text:style-name="T3">22 November.</text:span></text:p>
          </draw:text-box>
        </draw:frame>
        <draw:frame draw:style-name="gr5" draw:text-style-name="P6" draw:layer="layout" svg:width="0.408cm" svg:height="0.276cm" svg:x="4.835cm" svg:y="3.108cm">
          <draw:text-box>
            <text:p text:style-name="P1"><text:span text:style-name="T8">255</text:span></text:p>
          </draw:text-box>
        </draw:frame>
        <draw:frame draw:style-name="gr1" draw:text-style-name="P2" draw:layer="layout" svg:width="13.702cm" svg:height="0.475cm" svg:x="5.247cm" svg:y="3.09cm">
          <draw:text-box>
            <text:p text:style-name="P1"><text:span text:style-name="T3"><text:s/></text:span><text:span text:style-name="T3">US Ambassador Dan Speckhard (Head of the IRMO) had told them that </text:span></text:p>
          </draw:text-box>
        </draw:frame>
        <draw:frame draw:style-name="gr1" draw:text-style-name="P2" draw:layer="layout" svg:width="16.474cm" svg:height="0.475cm" svg:x="2.2cm" svg:y="3.654cm">
          <draw:text-box>
            <text:p text:style-name="P1"><text:span text:style-name="T3">Ambassador Khalilzad had no intention of running Iraq, but would not allow the mission </text:span></text:p>
          </draw:text-box>
        </draw:frame>
        <draw:frame draw:style-name="gr1" draw:text-style-name="P2" draw:layer="layout" svg:width="16.178cm" svg:height="0.475cm" svg:x="2.2cm" svg:y="4.218cm">
          <draw:text-box>
            <text:p text:style-name="P1"><text:span text:style-name="T3">to fail because the Iraqi Government could not swiftly establish effective institutions at </text:span></text:p>
          </draw:text-box>
        </draw:frame>
        <draw:frame draw:style-name="gr1" draw:text-style-name="P2" draw:layer="layout" svg:width="16.173cm" svg:height="0.475cm" svg:x="2.2cm" svg:y="4.783cm">
          <draw:text-box>
            <text:p text:style-name="P1"><text:span text:style-name="T3">national or local level. The UK should see PRTs as providing a “one-off structural shot </text:span></text:p>
          </draw:text-box>
        </draw:frame>
        <draw:frame draw:style-name="gr1" draw:text-style-name="P2" draw:layer="layout" svg:width="16.313cm" svg:height="0.475cm" svg:x="2.2cm" svg:y="5.347cm">
          <draw:text-box>
            <text:p text:style-name="P1"><text:span text:style-name="T3">in the arm” to establish those institutions while international military forces remained to </text:span></text:p>
          </draw:text-box>
        </draw:frame>
        <draw:frame draw:style-name="gr1" draw:text-style-name="P2" draw:layer="layout" svg:width="4.79cm" svg:height="0.475cm" svg:x="2.2cm" svg:y="5.912cm">
          <draw:text-box>
            <text:p text:style-name="P1"><text:span text:style-name="T3">support civilian activities. </text:span></text:p>
          </draw:text-box>
        </draw:frame>
        <draw:frame draw:style-name="gr1" draw:text-style-name="P2" draw:layer="layout" svg:width="16.541cm" svg:height="0.475cm" svg:x="2.2cm" svg:y="6.826cm">
          <draw:text-box>
            <text:p text:style-name="P1"><text:span text:style-name="T6">445. </text:span><text:span text:style-name="T3"><text:s/>Ambassador Speckhard had said that the US remained content for the UK to offer </text:span></text:p>
          </draw:text-box>
        </draw:frame>
        <draw:frame draw:style-name="gr1" draw:text-style-name="P2" draw:layer="layout" svg:width="11.267cm" svg:height="0.475cm" svg:x="2.2cm" svg:y="7.391cm">
          <draw:text-box>
            <text:p text:style-name="P1"><text:span text:style-name="T3">a way forward in the South, but there were “clear red lines”: </text:span></text:p>
          </draw:text-box>
        </draw:frame>
        <draw:frame draw:style-name="gr3" draw:text-style-name="P4" draw:layer="layout" svg:width="0.634cm" svg:height="0.712cm" svg:x="2.95cm" svg:y="8.1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33cm" svg:height="0.475cm" svg:x="3.7cm" svg:y="8.305cm">
          <draw:text-box>
            <text:p text:style-name="P1"><text:span text:style-name="T3">Civilian and military operations must be integrated. </text:span></text:p>
          </draw:text-box>
        </draw:frame>
        <draw:frame draw:style-name="gr3" draw:text-style-name="P4" draw:layer="layout" svg:width="0.634cm" svg:height="0.712cm" svg:x="2.95cm" svg:y="8.8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48cm" svg:height="0.475cm" svg:x="3.7cm" svg:y="8.97cm">
          <draw:text-box>
            <text:p text:style-name="P1"><text:span text:style-name="T3">“</text:span><text:span text:style-name="T3">[T]here must be a ‘genuine’ PRT in each province – satellite PRTs served by </text:span></text:p>
          </draw:text-box>
        </draw:frame>
        <draw:frame draw:style-name="gr1" draw:text-style-name="P2" draw:layer="layout" svg:width="14.878cm" svg:height="0.475cm" svg:x="3.7cm" svg:y="9.534cm">
          <draw:text-box>
            <text:p text:style-name="P1"><text:span text:style-name="T3">resources located in another Governorate would not be an adequate option for </text:span></text:p>
          </draw:text-box>
        </draw:frame>
        <draw:frame draw:style-name="gr1" draw:text-style-name="P2" draw:layer="layout" svg:width="7.063cm" svg:height="0.475cm" svg:x="3.7cm" svg:y="10.098cm">
          <draw:text-box>
            <text:p text:style-name="P1"><text:span text:style-name="T3">substantive not just political reasons.”</text:span></text:p>
          </draw:text-box>
        </draw:frame>
        <draw:frame draw:style-name="gr3" draw:text-style-name="P4" draw:layer="layout" svg:width="0.634cm" svg:height="0.712cm" svg:x="2.95cm" svg:y="10.6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09cm" svg:height="0.475cm" svg:x="3.7cm" svg:y="10.763cm">
          <draw:text-box>
            <text:p text:style-name="P1"><text:span text:style-name="T3">PRTs must be a “new venture”, supported by additional resources. “Rebadging” </text:span></text:p>
          </draw:text-box>
        </draw:frame>
        <draw:frame draw:style-name="gr1" draw:text-style-name="P2" draw:layer="layout" svg:width="12.025cm" svg:height="0.475cm" svg:x="3.7cm" svg:y="11.327cm">
          <draw:text-box>
            <text:p text:style-name="P1"><text:span text:style-name="T3">existing efforts under a PRT banner would not be well received. </text:span></text:p>
          </draw:text-box>
        </draw:frame>
        <draw:frame draw:style-name="gr1" draw:text-style-name="P2" draw:layer="layout" svg:width="16.491cm" svg:height="0.475cm" svg:x="2.2cm" svg:y="12.242cm">
          <draw:text-box>
            <text:p text:style-name="P1"><text:span text:style-name="T6">446. </text:span><text:span text:style-name="T3"><text:s/>The Embassy commented that it should be possible to present a proposal for four </text:span></text:p>
          </draw:text-box>
        </draw:frame>
        <draw:frame draw:style-name="gr1" draw:text-style-name="P2" draw:layer="layout" svg:width="11.085cm" svg:height="0.475cm" svg:x="2.2cm" svg:y="12.806cm">
          <draw:text-box>
            <text:p text:style-name="P1"><text:span text:style-name="T3">PRTs transitioning to two as consistent with US objectives. </text:span></text:p>
          </draw:text-box>
        </draw:frame>
        <draw:frame draw:style-name="gr1" draw:text-style-name="P2" draw:layer="layout" svg:width="15.894cm" svg:height="0.475cm" svg:x="2.2cm" svg:y="13.721cm">
          <draw:text-box>
            <text:p text:style-name="P1"><text:span text:style-name="T6">447. </text:span><text:span text:style-name="T3"><text:s/>Following a visit to Iraq from 22 to 23 November, Gen Walker advised Dr Reid: </text:span></text:p>
          </draw:text-box>
        </draw:frame>
        <draw:frame draw:style-name="gr1" draw:text-style-name="P2" draw:layer="layout" svg:width="15.06cm" svg:height="0.475cm" svg:x="2.95cm" svg:y="14.635cm">
          <draw:text-box>
            <text:p text:style-name="P1"><text:span text:style-name="T3">“</text:span><text:span text:style-name="T3">The jury is out on the pilot PRTs – both amongst the military and the diplomats. </text:span></text:p>
          </draw:text-box>
        </draw:frame>
        <draw:frame draw:style-name="gr1" draw:text-style-name="P2" draw:layer="layout" svg:width="13.705cm" svg:height="0.475cm" svg:x="2.95cm" svg:y="15.2cm">
          <draw:text-box>
            <text:p text:style-name="P1"><text:span text:style-name="T3">Whatever the outcome, I recommend an early bid to run them in the four </text:span></text:p>
          </draw:text-box>
        </draw:frame>
        <draw:frame draw:style-name="gr1" draw:text-style-name="P2" draw:layer="layout" svg:width="15.547cm" svg:height="0.475cm" svg:x="2.95cm" svg:y="15.764cm">
          <draw:text-box>
            <text:p text:style-name="P1"><text:span text:style-name="T3">MND(SE) provinces to save us heartache later. If we don’t, they have the potential </text:span></text:p>
          </draw:text-box>
        </draw:frame>
        <draw:frame draw:style-name="gr1" draw:text-style-name="P2" draw:layer="layout" svg:width="14.277cm" svg:height="0.475cm" svg:x="2.95cm" svg:y="16.328cm">
          <draw:text-box>
            <text:p text:style-name="P1"><text:span text:style-name="T3">to fix us through force protection requirements at places and for periods not </text:span></text:p>
          </draw:text-box>
        </draw:frame>
        <draw:frame draw:style-name="gr1" draw:text-style-name="P2" draw:layer="layout" svg:width="3.211cm" svg:height="0.475cm" svg:x="2.95cm" svg:y="16.893cm">
          <draw:text-box>
            <text:p text:style-name="P1"><text:span text:style-name="T3">of our choosing.” </text:span></text:p>
          </draw:text-box>
        </draw:frame>
        <draw:frame draw:style-name="gr5" draw:text-style-name="P6" draw:layer="layout" svg:width="0.408cm" svg:height="0.276cm" svg:x="6.139cm" svg:y="16.912cm">
          <draw:text-box>
            <text:p text:style-name="P1"><text:span text:style-name="T8">256</text:span></text:p>
          </draw:text-box>
        </draw:frame>
        <draw:frame draw:style-name="gr1" draw:text-style-name="P2" draw:layer="layout" svg:width="15.729cm" svg:height="0.475cm" svg:x="2.2cm" svg:y="17.807cm">
          <draw:text-box>
            <text:p text:style-name="P1"><text:span text:style-name="T6">448. </text:span><text:span text:style-name="T3"><text:s/>The DOP(I) meeting on 1 December considered an IPU paper on how the UK </text:span></text:p>
          </draw:text-box>
        </draw:frame>
        <draw:frame draw:style-name="gr1" draw:text-style-name="P2" draw:layer="layout" svg:width="8.38cm" svg:height="0.475cm" svg:x="2.2cm" svg:y="18.372cm">
          <draw:text-box>
            <text:p text:style-name="P1"><text:span text:style-name="T3">should respond to the US proposal on PRTs.</text:span></text:p>
          </draw:text-box>
        </draw:frame>
        <draw:frame draw:style-name="gr5" draw:text-style-name="P6" draw:layer="layout" svg:width="0.408cm" svg:height="0.276cm" svg:x="10.546cm" svg:y="18.391cm">
          <draw:text-box>
            <text:p text:style-name="P1"><text:span text:style-name="T8">257</text:span></text:p>
          </draw:text-box>
        </draw:frame>
        <draw:frame draw:style-name="gr1" draw:text-style-name="P2" draw:layer="layout" svg:width="0.422cm" svg:height="0.475cm" svg:x="10.958cm" svg:y="18.37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18cm" svg:height="0.475cm" svg:x="2.2cm" svg:y="19.286cm">
          <draw:text-box>
            <text:p text:style-name="P1"><text:span text:style-name="T6">449. </text:span><text:span text:style-name="T3"><text:s/>Mr Benn’s briefing for the meeting stated that, while the US wanted to see PRTs in </text:span></text:p>
          </draw:text-box>
        </draw:frame>
        <draw:frame draw:style-name="gr1" draw:text-style-name="P2" draw:layer="layout" svg:width="16.499cm" svg:height="0.475cm" svg:x="2.2cm" svg:y="19.851cm">
          <draw:text-box>
            <text:p text:style-name="P1"><text:span text:style-name="T3">all of Iraq’s Provinces, financial constraints made it unlikely it would be able to establish </text:span></text:p>
          </draw:text-box>
        </draw:frame>
        <draw:frame draw:style-name="gr1" draw:text-style-name="P2" draw:layer="layout" svg:width="4.951cm" svg:height="0.475cm" svg:x="2.2cm" svg:y="20.415cm">
          <draw:text-box>
            <text:p text:style-name="P1"><text:span text:style-name="T3">its own PRTs in the South.</text:span></text:p>
          </draw:text-box>
        </draw:frame>
        <draw:frame draw:style-name="gr5" draw:text-style-name="P6" draw:layer="layout" svg:width="0.408cm" svg:height="0.276cm" svg:x="7.134cm" svg:y="20.434cm">
          <draw:text-box>
            <text:p text:style-name="P1"><text:span text:style-name="T8">258</text:span></text:p>
          </draw:text-box>
        </draw:frame>
        <draw:frame draw:style-name="gr1" draw:text-style-name="P2" draw:layer="layout" svg:width="0.422cm" svg:height="0.475cm" svg:x="7.545cm" svg:y="20.41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0.373cm" svg:height="0.475cm" svg:x="2.2cm" svg:y="21.33cm">
          <draw:text-box>
            <text:p text:style-name="P1"><text:span text:style-name="T6">450. </text:span><text:span text:style-name="T3"><text:s/>The IPU paper identified three options for the UK:</text:span></text:p>
          </draw:text-box>
        </draw:frame>
        <draw:frame draw:style-name="gr3" draw:text-style-name="P4" draw:layer="layout" svg:width="0.634cm" svg:height="0.712cm" svg:x="2.95cm" svg:y="22.0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78cm" svg:height="0.475cm" svg:x="3.7cm" svg:y="22.244cm">
          <draw:text-box>
            <text:p text:style-name="P1"><text:span text:style-name="T3">Support four PRTs in the four southern provinces until 2008 (the US envisaged </text:span></text:p>
          </draw:text-box>
        </draw:frame>
        <draw:frame draw:style-name="gr1" draw:text-style-name="P2" draw:layer="layout" svg:width="14.374cm" svg:height="0.475cm" svg:x="3.7cm" svg:y="22.808cm">
          <draw:text-box>
            <text:p text:style-name="P1"><text:span text:style-name="T3">that PRTs would operate for two years with international staff, and then for a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4.81cm" svg:height="0.475cm" svg:x="3.7cm" svg:y="23.373cm">
          <draw:text-box>
            <text:p text:style-name="P1"><text:span text:style-name="T3">further two years with Iraqi staff only). That would “match” the US initiative, but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55 </text:span></text:p>
          </draw:text-box>
        </draw:frame>
        <draw:frame draw:style-name="gr4" draw:text-style-name="P5" draw:layer="layout" svg:width="11.656cm" svg:height="0.395cm" svg:x="2.646cm" svg:y="25.087cm">
          <draw:text-box>
            <text:p text:style-name="P1"><text:span text:style-name="T11">eGram Baghdad to FCO London, 22 November 2005, ‘Iraq: Update PRTs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56 </text:span></text:p>
          </draw:text-box>
        </draw:frame>
        <draw:frame draw:style-name="gr4" draw:text-style-name="P5" draw:layer="layout" svg:width="13.003cm" svg:height="0.395cm" svg:x="2.646cm" svg:y="25.511cm">
          <draw:text-box>
            <text:p text:style-name="P1"><text:span text:style-name="T11">Minute CDS to SofS [MOD], 25 November 2005, ‘CDS’s Visit to Iraq 22-23 Nov 05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57 </text:span></text:p>
          </draw:text-box>
        </draw:frame>
        <draw:frame draw:style-name="gr4" draw:text-style-name="P5" draw:layer="layout" svg:width="7.042cm" svg:height="0.395cm" svg:x="2.646cm" svg:y="25.934cm">
          <draw:text-box>
            <text:p text:style-name="P1"><text:span text:style-name="T11">Minutes, 1 December 2005, DOP(I) meeting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58 </text:span></text:p>
          </draw:text-box>
        </draw:frame>
        <draw:frame draw:style-name="gr4" draw:text-style-name="P5" draw:layer="layout" svg:width="15.026cm" svg:height="0.395cm" svg:x="2.646cm" svg:y="26.357cm">
          <draw:text-box>
            <text:p text:style-name="P1"><text:span text:style-name="T11">Minute DFID [junior official] to Private Secretary [DFID], 29 November 2005, ‘Briefing for DOP(I), </text:span></text:p>
          </draw:text-box>
        </draw:frame>
        <draw:frame draw:style-name="gr4" draw:text-style-name="P5" draw:layer="layout" svg:width="16cm" svg:height="0.395cm" svg:x="2.2cm" svg:y="26.781cm">
          <draw:text-box>
            <text:p text:style-name="P1"><text:span text:style-name="T11">1 December 2005 Meeting’ attaching Briefing DFID, 30 November 2005, ‘Flag B: Background Briefing’. </text:span></text:p>
          </draw:text-box>
        </draw:frame>
      </draw:page>
      <draw:page draw:name="page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2</text:span></text:p>
          </draw:text-box>
        </draw:frame>
        <draw:frame draw:style-name="gr1" draw:text-style-name="P2" draw:layer="layout" svg:width="14.463cm" svg:height="0.475cm" svg:x="3.7cm" svg:y="2.525cm">
          <draw:text-box>
            <text:p text:style-name="P1"><text:span text:style-name="T3">would mean extending the UK military presence in the South beyond current </text:span></text:p>
          </draw:text-box>
        </draw:frame>
        <draw:frame draw:style-name="gr1" draw:text-style-name="P2" draw:layer="layout" svg:width="14.493cm" svg:height="0.475cm" svg:x="3.7cm" svg:y="3.09cm">
          <draw:text-box>
            <text:p text:style-name="P1"><text:span text:style-name="T3">planned dates for transition (PRTs would require appropriate force protection </text:span></text:p>
          </draw:text-box>
        </draw:frame>
        <draw:frame draw:style-name="gr1" draw:text-style-name="P2" draw:layer="layout" svg:width="14.548cm" svg:height="0.475cm" svg:x="3.7cm" svg:y="3.654cm">
          <draw:text-box>
            <text:p text:style-name="P1"><text:span text:style-name="T3">and Quick Response Forces), and require significant additional resources for </text:span></text:p>
          </draw:text-box>
        </draw:frame>
        <draw:frame draw:style-name="gr1" draw:text-style-name="P2" draw:layer="layout" svg:width="4.875cm" svg:height="0.475cm" svg:x="3.7cm" svg:y="4.218cm">
          <draw:text-box>
            <text:p text:style-name="P1"><text:span text:style-name="T3">programmes and security.</text:span></text:p>
          </draw:text-box>
        </draw:frame>
        <draw:frame draw:style-name="gr3" draw:text-style-name="P4" draw:layer="layout" svg:width="0.634cm" svg:height="0.712cm" svg:x="2.95cm" svg:y="4.7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7cm" svg:height="0.475cm" svg:x="3.7cm" svg:y="4.883cm">
          <draw:text-box>
            <text:p text:style-name="P1"><text:span text:style-name="T3">Establish one PRT in Basra to cover all of MND(SE). That would not affect UK </text:span></text:p>
          </draw:text-box>
        </draw:frame>
        <draw:frame draw:style-name="gr1" draw:text-style-name="P2" draw:layer="layout" svg:width="14.95cm" svg:height="0.475cm" svg:x="3.7cm" svg:y="5.447cm">
          <draw:text-box>
            <text:p text:style-name="P1"><text:span text:style-name="T3">plans for transition in the other three southern provinces. The US might want to </text:span></text:p>
          </draw:text-box>
        </draw:frame>
        <draw:frame draw:style-name="gr1" draw:text-style-name="P2" draw:layer="layout" svg:width="15.149cm" svg:height="0.475cm" svg:x="3.7cm" svg:y="6.012cm">
          <draw:text-box>
            <text:p text:style-name="P1"><text:span text:style-name="T3">establish its own PRTs in those provinces, increasing Iraqi resentment of the US </text:span></text:p>
          </draw:text-box>
        </draw:frame>
        <draw:frame draw:style-name="gr1" draw:text-style-name="P2" draw:layer="layout" svg:width="14.831cm" svg:height="0.475cm" svg:x="3.7cm" svg:y="6.576cm">
          <draw:text-box>
            <text:p text:style-name="P1"><text:span text:style-name="T3">presence and raising presentational difficulties in the UK if the US was seen to </text:span></text:p>
          </draw:text-box>
        </draw:frame>
        <draw:frame draw:style-name="gr1" draw:text-style-name="P2" draw:layer="layout" svg:width="7.385cm" svg:height="0.475cm" svg:x="3.7cm" svg:y="7.141cm">
          <draw:text-box>
            <text:p text:style-name="P1"><text:span text:style-name="T3">take over from the UK in the UK’s area.</text:span></text:p>
          </draw:text-box>
        </draw:frame>
        <draw:frame draw:style-name="gr3" draw:text-style-name="P4" draw:layer="layout" svg:width="0.634cm" svg:height="0.712cm" svg:x="2.95cm" svg:y="7.6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cm" svg:height="0.475cm" svg:x="3.7cm" svg:y="7.805cm">
          <draw:text-box>
            <text:p text:style-name="P1"><text:span text:style-name="T3">Transition from “(mini) PRTs” in four provinces towards a single “super-PRT” in </text:span></text:p>
          </draw:text-box>
        </draw:frame>
        <draw:frame draw:style-name="gr1" draw:text-style-name="P2" draw:layer="layout" svg:width="14.624cm" svg:height="0.475cm" svg:x="3.7cm" svg:y="8.37cm">
          <draw:text-box>
            <text:p text:style-name="P1"><text:span text:style-name="T3">Basra. That would ensure coverage across MND(SE) but would not affect UK </text:span></text:p>
          </draw:text-box>
        </draw:frame>
        <draw:frame draw:style-name="gr1" draw:text-style-name="P2" draw:layer="layout" svg:width="3.592cm" svg:height="0.475cm" svg:x="3.7cm" svg:y="8.934cm">
          <draw:text-box>
            <text:p text:style-name="P1"><text:span text:style-name="T3">plans for transition.</text:span></text:p>
          </draw:text-box>
        </draw:frame>
        <draw:frame draw:style-name="gr5" draw:text-style-name="P6" draw:layer="layout" svg:width="0.408cm" svg:height="0.276cm" svg:x="7.277cm" svg:y="8.953cm">
          <draw:text-box>
            <text:p text:style-name="P1"><text:span text:style-name="T8">259</text:span></text:p>
          </draw:text-box>
        </draw:frame>
        <draw:frame draw:style-name="gr1" draw:text-style-name="P2" draw:layer="layout" svg:width="0.422cm" svg:height="0.475cm" svg:x="7.688cm" svg:y="8.9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74cm" svg:height="0.475cm" svg:x="2.2cm" svg:y="9.848cm">
          <draw:text-box>
            <text:p text:style-name="P1"><text:span text:style-name="T6">451. </text:span><text:span text:style-name="T3"><text:s/>The IPU assessed that while none of the options was “satisfactory”, the third option </text:span></text:p>
          </draw:text-box>
        </draw:frame>
        <draw:frame draw:style-name="gr1" draw:text-style-name="P2" draw:layer="layout" svg:width="16.063cm" svg:height="0.475cm" svg:x="2.2cm" svg:y="10.413cm">
          <draw:text-box>
            <text:p text:style-name="P1"><text:span text:style-name="T3">was best. It would permit continued governance and capacity-building work in all four </text:span></text:p>
          </draw:text-box>
        </draw:frame>
        <draw:frame draw:style-name="gr1" draw:text-style-name="P2" draw:layer="layout" svg:width="16.419cm" svg:height="0.475cm" svg:x="2.2cm" svg:y="10.977cm">
          <draw:text-box>
            <text:p text:style-name="P1"><text:span text:style-name="T3">provinces, would not affect UK military transition planning, and would minimise security </text:span></text:p>
          </draw:text-box>
        </draw:frame>
        <draw:frame draw:style-name="gr1" draw:text-style-name="P2" draw:layer="layout" svg:width="3.884cm" svg:height="0.475cm" svg:x="2.2cm" svg:y="11.542cm">
          <draw:text-box>
            <text:p text:style-name="P1"><text:span text:style-name="T3">risks to civilian staff. </text:span></text:p>
          </draw:text-box>
        </draw:frame>
        <draw:frame draw:style-name="gr1" draw:text-style-name="P2" draw:layer="layout" svg:width="7.833cm" svg:height="0.475cm" svg:x="2.2cm" svg:y="12.456cm">
          <draw:text-box>
            <text:p text:style-name="P1"><text:span text:style-name="T6">452. </text:span><text:span text:style-name="T3"><text:s/>The IPU recommended that DOP(I):</text:span></text:p>
          </draw:text-box>
        </draw:frame>
        <draw:frame draw:style-name="gr3" draw:text-style-name="P4" draw:layer="layout" svg:width="0.634cm" svg:height="0.712cm" svg:x="2.95cm" svg:y="13.2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54cm" svg:height="0.475cm" svg:x="3.7cm" svg:y="13.371cm">
          <draw:text-box>
            <text:p text:style-name="P1"><text:span text:style-name="T3">Agree that the UK establish a PRT structure in southern Iraq, with Iraqi buy-in.</text:span></text:p>
          </draw:text-box>
        </draw:frame>
        <draw:frame draw:style-name="gr3" draw:text-style-name="P4" draw:layer="layout" svg:width="0.634cm" svg:height="0.712cm" svg:x="2.95cm" svg:y="13.8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8cm" svg:height="0.475cm" svg:x="3.7cm" svg:y="14.035cm">
          <draw:text-box>
            <text:p text:style-name="P1"><text:span text:style-name="T3">Agree that the focus of the PRT should be on improving co-ordination and </text:span></text:p>
          </draw:text-box>
        </draw:frame>
        <draw:frame draw:style-name="gr1" draw:text-style-name="P2" draw:layer="layout" svg:width="15.289cm" svg:height="0.475cm" svg:x="3.7cm" svg:y="14.6cm">
          <draw:text-box>
            <text:p text:style-name="P1"><text:span text:style-name="T3">delivery of UK assistance, strengthening the links between the central authorities </text:span></text:p>
          </draw:text-box>
        </draw:frame>
        <draw:frame draw:style-name="gr1" draw:text-style-name="P2" draw:layer="layout" svg:width="15.085cm" svg:height="0.475cm" svg:x="3.7cm" svg:y="15.164cm">
          <draw:text-box>
            <text:p text:style-name="P1"><text:span text:style-name="T3">and Governorates, and improving the UK’s “strategic oversight” of southern Iraq.</text:span></text:p>
          </draw:text-box>
        </draw:frame>
        <draw:frame draw:style-name="gr3" draw:text-style-name="P4" draw:layer="layout" svg:width="0.634cm" svg:height="0.712cm" svg:x="2.95cm" svg:y="15.6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63cm" svg:height="0.475cm" svg:x="3.7cm" svg:y="15.828cm">
          <draw:text-box>
            <text:p text:style-name="P1"><text:span text:style-name="T3">Accept that while there were “presentational advantages” in establishing a PRT </text:span></text:p>
          </draw:text-box>
        </draw:frame>
        <draw:frame draw:style-name="gr1" draw:text-style-name="P2" draw:layer="layout" svg:width="14.929cm" svg:height="0.475cm" svg:x="3.7cm" svg:y="16.393cm">
          <draw:text-box>
            <text:p text:style-name="P1"><text:span text:style-name="T3">in MND(SE), improvements in the effectiveness of the UK’s engagement would </text:span></text:p>
          </draw:text-box>
        </draw:frame>
        <draw:frame draw:style-name="gr1" draw:text-style-name="P2" draw:layer="layout" svg:width="2.618cm" svg:height="0.475cm" svg:x="3.7cm" svg:y="16.957cm">
          <draw:text-box>
            <text:p text:style-name="P1"><text:span text:style-name="T3">be “marginal”.</text:span></text:p>
          </draw:text-box>
        </draw:frame>
        <draw:frame draw:style-name="gr3" draw:text-style-name="P4" draw:layer="layout" svg:width="0.634cm" svg:height="0.712cm" svg:x="2.95cm" svg:y="17.4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77cm" svg:height="0.475cm" svg:x="3.7cm" svg:y="17.622cm">
          <draw:text-box>
            <text:p text:style-name="P1"><text:span text:style-name="T3">Note that while the PRT models might encourage other coalition partners to </text:span></text:p>
          </draw:text-box>
        </draw:frame>
        <draw:frame draw:style-name="gr1" draw:text-style-name="P2" draw:layer="layout" svg:width="15.03cm" svg:height="0.475cm" svg:x="3.7cm" svg:y="18.186cm">
          <draw:text-box>
            <text:p text:style-name="P1"><text:span text:style-name="T3">engage in reconstruction in the South (early indications were that Germany and </text:span></text:p>
          </draw:text-box>
        </draw:frame>
        <draw:frame draw:style-name="gr1" draw:text-style-name="P2" draw:layer="layout" svg:width="14.599cm" svg:height="0.475cm" svg:x="3.7cm" svg:y="18.751cm">
          <draw:text-box>
            <text:p text:style-name="P1"><text:span text:style-name="T3">Japan might supply experts or funding), multilateral donors were known to be </text:span></text:p>
          </draw:text-box>
        </draw:frame>
        <draw:frame draw:style-name="gr1" draw:text-style-name="P2" draw:layer="layout" svg:width="12.262cm" svg:height="0.475cm" svg:x="3.7cm" svg:y="19.315cm">
          <draw:text-box>
            <text:p text:style-name="P1"><text:span text:style-name="T3">sceptical about the PRT model and were unlikely to engage fully. </text:span></text:p>
          </draw:text-box>
        </draw:frame>
        <draw:frame draw:style-name="gr3" draw:text-style-name="P4" draw:layer="layout" svg:width="0.634cm" svg:height="0.712cm" svg:x="2.95cm" svg:y="19.8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31cm" svg:height="0.475cm" svg:x="3.7cm" svg:y="19.98cm">
          <draw:text-box>
            <text:p text:style-name="P1"><text:span text:style-name="T3">Adapt the US PRT model to suit local circumstances in the four southern </text:span></text:p>
          </draw:text-box>
        </draw:frame>
        <draw:frame draw:style-name="gr1" draw:text-style-name="P2" draw:layer="layout" svg:width="1.937cm" svg:height="0.475cm" svg:x="3.7cm" svg:y="20.544cm">
          <draw:text-box>
            <text:p text:style-name="P1"><text:span text:style-name="T3">provinces:</text:span></text:p>
          </draw:text-box>
        </draw:frame>
        <draw:frame draw:style-name="gr15" draw:text-style-name="P12" draw:layer="layout" svg:width="0.317cm" svg:height="0.374cm" svg:x="4.383cm" svg:y="21.262cm">
          <draw:text-box>
            <text:p text:style-name="P1"><text:span text:style-name="T20">{</text:span></text:p>
          </draw:text-box>
        </draw:frame>
        <draw:frame draw:style-name="gr15" draw:text-style-name="P12" draw:layer="layout" svg:width="0.317cm" svg:height="0.374cm" svg:x="4.1cm" svg:y="21.262cm">
          <draw:text-box>
            <text:p text:style-name="P1"><text:span text:style-name="T20">{</text:span></text:p>
          </draw:text-box>
        </draw:frame>
        <draw:frame draw:style-name="gr1" draw:text-style-name="P2" draw:layer="layout" svg:width="13.015cm" svg:height="0.475cm" svg:x="4.73cm" svg:y="21.208cm">
          <draw:text-box>
            <text:p text:style-name="P1"><text:span text:style-name="T3">In Basra, the current effort should be “re-organised along PRT lines”, </text:span></text:p>
          </draw:text-box>
        </draw:frame>
        <draw:frame draw:style-name="gr1" draw:text-style-name="P2" draw:layer="layout" svg:width="13.172cm" svg:height="0.475cm" svg:x="4.73cm" svg:y="21.773cm">
          <draw:text-box>
            <text:p text:style-name="P1"><text:span text:style-name="T3">with the addition of a UK senior civil servant as its head. This regional </text:span></text:p>
          </draw:text-box>
        </draw:frame>
        <draw:frame draw:style-name="gr1" draw:text-style-name="P2" draw:layer="layout" svg:width="13.608cm" svg:height="0.475cm" svg:x="4.73cm" svg:y="22.337cm">
          <draw:text-box>
            <text:p text:style-name="P1"><text:span text:style-name="T3">“</text:span><text:span text:style-name="T3">super-PRT” would comprise around 30 civilian staff, 21 military officers, </text:span></text:p>
          </draw:text-box>
        </draw:frame>
        <draw:frame draw:style-name="gr1" draw:text-style-name="P2" draw:layer="layout" svg:width="8.68cm" svg:height="0.475cm" svg:x="4.73cm" svg:y="22.902cm">
          <draw:text-box>
            <text:p text:style-name="P1"><text:span text:style-name="T3">and between 20 and 30 locally engaged staff. </text:span></text:p>
          </draw:text-box>
        </draw:frame>
        <draw:frame draw:style-name="gr15" draw:text-style-name="P12" draw:layer="layout" svg:width="0.317cm" svg:height="0.374cm" svg:x="4.383cm" svg:y="23.619cm">
          <draw:text-box>
            <text:p text:style-name="P1"><text:span text:style-name="T20">{</text:span></text:p>
          </draw:text-box>
        </draw:frame>
        <draw:frame draw:style-name="gr15" draw:text-style-name="P12" draw:layer="layout" svg:width="0.317cm" svg:height="0.374cm" svg:x="4.1cm" svg:y="23.619cm">
          <draw:text-box>
            <text:p text:style-name="P1"><text:span text:style-name="T20">{</text:span></text:p>
          </draw:text-box>
        </draw:frame>
        <draw:frame draw:style-name="gr1" draw:text-style-name="P2" draw:layer="layout" svg:width="14.239cm" svg:height="0.475cm" svg:x="4.73cm" svg:y="23.566cm">
          <draw:text-box>
            <text:p text:style-name="P1"><text:span text:style-name="T3">In Dhi Qar, the current effort should also be “re-organised along PRT lines”, </text:span></text:p>
          </draw:text-box>
        </draw:frame>
        <draw:frame draw:style-name="gr1" draw:text-style-name="P2" draw:layer="layout" svg:width="8.761cm" svg:height="0.475cm" svg:x="4.73cm" svg:y="24.131cm">
          <draw:text-box>
            <text:p text:style-name="P1"><text:span text:style-name="T3">possibly staffed and led by Italy until transition.</text:span></text:p>
          </draw:text-box>
        </draw:frame>
        <draw:frame draw:style-name="gr15" draw:text-style-name="P12" draw:layer="layout" svg:width="0.317cm" svg:height="0.374cm" svg:x="4.383cm" svg:y="24.848cm">
          <draw:text-box>
            <text:p text:style-name="P1"><text:span text:style-name="T20">{</text:span></text:p>
          </draw:text-box>
        </draw:frame>
        <draw:frame draw:style-name="gr15" draw:text-style-name="P12" draw:layer="layout" svg:width="0.317cm" svg:height="0.374cm" svg:x="4.1cm" svg:y="24.848cm">
          <draw:text-box>
            <text:p text:style-name="P1"><text:span text:style-name="T20">{</text:span></text:p>
          </draw:text-box>
        </draw:frame>
        <draw:frame draw:style-name="gr1" draw:text-style-name="P2" draw:layer="layout" svg:width="13.07cm" svg:height="0.475cm" svg:x="4.73cm" svg:y="24.795cm">
          <draw:text-box>
            <text:p text:style-name="P1"><text:span text:style-name="T3">In Maysan and Muthanna, the current effort should continue “under a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5cm" svg:y1="27.137cm" svg:x2="13.835cm" svg:y2="27.137cm">
          <text:p/>
        </draw:line>
        <draw:frame draw:style-name="gr1" draw:text-style-name="P2" draw:layer="layout" svg:width="13.502cm" svg:height="0.475cm" svg:x="4.73cm" svg:y="25.36cm">
          <draw:text-box>
            <text:p text:style-name="P1"><text:span text:style-name="T3">PRT banner” until UK military transition, at which time Iraqi teams could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59 </text:span></text:p>
          </draw:text-box>
        </draw:frame>
        <draw:frame draw:style-name="gr4" draw:text-style-name="P5" draw:layer="layout" svg:width="11.228cm" svg:height="0.395cm" svg:x="2.646cm" svg:y="26.781cm">
          <draw:text-box>
            <text:p text:style-name="P1"><text:span text:style-name="T5">Paper IPU, 28 November 2005, ‘Iraq: Provincial Reconstruction Teams’.</text:span><text:span text:style-name="T11"> </text:span></text:p>
          </draw:text-box>
        </draw:frame>
      </draw:page>
      <draw:page draw:name="page77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3</text:span></text:p>
          </draw:text-box>
        </draw:frame>
        <draw:frame draw:style-name="gr1" draw:text-style-name="P2" draw:layer="layout" svg:width="13.633cm" svg:height="0.475cm" svg:x="4.73cm" svg:y="2.525cm">
          <draw:text-box>
            <text:p text:style-name="P1"><text:span text:style-name="T3">be supported by surge capacity from Dhi Qar and Basra (and eventually </text:span></text:p>
          </draw:text-box>
        </draw:frame>
        <draw:frame draw:style-name="gr1" draw:text-style-name="P2" draw:layer="layout" svg:width="2.148cm" svg:height="0.475cm" svg:x="4.73cm" svg:y="3.09cm">
          <draw:text-box>
            <text:p text:style-name="P1"><text:span text:style-name="T3">just Basra).</text:span></text:p>
          </draw:text-box>
        </draw:frame>
        <draw:frame draw:style-name="gr5" draw:text-style-name="P6" draw:layer="layout" svg:width="0.246cm" svg:height="0.276cm" svg:x="6.871cm" svg:y="3.10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6.347cm" svg:height="0.475cm" svg:x="2.2cm" svg:y="4.004cm">
          <draw:text-box>
            <text:p text:style-name="P1"><text:span text:style-name="T6">453. </text:span><text:span text:style-name="T3"><text:s/>The IPU described this as the “4-2-1” model, as four PRTs reduced to two (Basra </text:span></text:p>
          </draw:text-box>
        </draw:frame>
        <draw:frame draw:style-name="gr1" draw:text-style-name="P2" draw:layer="layout" svg:width="8.646cm" svg:height="0.475cm" svg:x="2.2cm" svg:y="4.568cm">
          <draw:text-box>
            <text:p text:style-name="P1"><text:span text:style-name="T3">and Dhi Qar) and then one (Basra) over time. </text:span></text:p>
          </draw:text-box>
        </draw:frame>
        <draw:frame draw:style-name="gr1" draw:text-style-name="P2" draw:layer="layout" svg:width="15.712cm" svg:height="0.475cm" svg:x="2.2cm" svg:y="5.483cm">
          <draw:text-box>
            <text:p text:style-name="P1"><text:span text:style-name="T6">454. </text:span><text:span text:style-name="T3"><text:s/>The IPU advised that the US would need to agree the UK model, which might </text:span></text:p>
          </draw:text-box>
        </draw:frame>
        <draw:frame draw:style-name="gr1" draw:text-style-name="P2" draw:layer="layout" svg:width="10.966cm" svg:height="0.475cm" svg:x="2.2cm" svg:y="6.047cm">
          <draw:text-box>
            <text:p text:style-name="P1"><text:span text:style-name="T3">require Ministerial-level discussions with US counterparts. </text:span></text:p>
          </draw:text-box>
        </draw:frame>
        <draw:frame draw:style-name="gr1" draw:text-style-name="P2" draw:layer="layout" svg:width="16.004cm" svg:height="0.475cm" svg:x="2.2cm" svg:y="6.962cm">
          <draw:text-box>
            <text:p text:style-name="P1"><text:span text:style-name="T6">455. </text:span><text:span text:style-name="T3"><text:s/>At the meeting, Mr Straw said that the IPU paper “proposed that we went along </text:span></text:p>
          </draw:text-box>
        </draw:frame>
        <draw:frame draw:style-name="gr1" draw:text-style-name="P2" draw:layer="layout" svg:width="15.052cm" svg:height="0.475cm" svg:x="2.2cm" svg:y="7.526cm">
          <draw:text-box>
            <text:p text:style-name="P1"><text:span text:style-name="T3">with the United States’ proposal but without disrupting our own plans for military </text:span></text:p>
          </draw:text-box>
        </draw:frame>
        <draw:frame draw:style-name="gr1" draw:text-style-name="P2" draw:layer="layout" svg:width="1.983cm" svg:height="0.475cm" svg:x="2.2cm" svg:y="8.091cm">
          <draw:text-box>
            <text:p text:style-name="P1"><text:span text:style-name="T3">transition”.</text:span></text:p>
          </draw:text-box>
        </draw:frame>
        <draw:frame draw:style-name="gr5" draw:text-style-name="P6" draw:layer="layout" svg:width="0.408cm" svg:height="0.276cm" svg:x="4.176cm" svg:y="8.109cm">
          <draw:text-box>
            <text:p text:style-name="P1"><text:span text:style-name="T8">260</text:span></text:p>
          </draw:text-box>
        </draw:frame>
        <draw:frame draw:style-name="gr1" draw:text-style-name="P2" draw:layer="layout" svg:width="14.019cm" svg:height="0.475cm" svg:x="4.588cm" svg:y="8.091cm">
          <draw:text-box>
            <text:p text:style-name="P1"><text:span text:style-name="T3"><text:s/></text:span><text:span text:style-name="T3">Dr Reid agreed that the UK response should be positive, but stressed the </text:span></text:p>
          </draw:text-box>
        </draw:frame>
        <draw:frame draw:style-name="gr1" draw:text-style-name="P2" draw:layer="layout" svg:width="16.364cm" svg:height="0.475cm" svg:x="2.2cm" svg:y="8.655cm">
          <draw:text-box>
            <text:p text:style-name="P1"><text:span text:style-name="T3">need to keep control of and tailor developing PRT plans in the provinces where the UK </text:span></text:p>
          </draw:text-box>
        </draw:frame>
        <draw:frame draw:style-name="gr1" draw:text-style-name="P2" draw:layer="layout" svg:width="4.13cm" svg:height="0.475cm" svg:x="2.2cm" svg:y="9.22cm">
          <draw:text-box>
            <text:p text:style-name="P1"><text:span text:style-name="T3">was directly involved. </text:span></text:p>
          </draw:text-box>
        </draw:frame>
        <draw:frame draw:style-name="gr1" draw:text-style-name="P2" draw:layer="layout" svg:width="5.84cm" svg:height="0.475cm" svg:x="2.2cm" svg:y="10.134cm">
          <draw:text-box>
            <text:p text:style-name="P1"><text:span text:style-name="T6">456. </text:span><text:span text:style-name="T3"><text:s/>DOP(I) agreed the paper.</text:span></text:p>
          </draw:text-box>
        </draw:frame>
        <draw:frame draw:style-name="gr5" draw:text-style-name="P6" draw:layer="layout" svg:width="0.408cm" svg:height="0.276cm" svg:x="7.989cm" svg:y="10.153cm">
          <draw:text-box>
            <text:p text:style-name="P1"><text:span text:style-name="T8">261</text:span></text:p>
          </draw:text-box>
        </draw:frame>
        <draw:frame draw:style-name="gr1" draw:text-style-name="P2" draw:layer="layout" svg:width="0.422cm" svg:height="0.475cm" svg:x="8.401cm" svg:y="10.1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433cm" svg:height="0.475cm" svg:x="2.2cm" svg:y="11.048cm">
          <draw:text-box>
            <text:p text:style-name="P1"><text:span text:style-name="T6">457. </text:span><text:span text:style-name="T3"><text:s/>Officials revisited the decision to adopt a 4-2-1 model in January 2006. </text:span></text:p>
          </draw:text-box>
        </draw:frame>
        <draw:frame draw:style-name="gr1" draw:text-style-name="P2" draw:layer="layout" svg:width="15.69cm" svg:height="0.475cm" svg:x="2.2cm" svg:y="11.963cm">
          <draw:text-box>
            <text:p text:style-name="P1"><text:span text:style-name="T6">458. </text:span><text:span text:style-name="T3"><text:s/>Mr Straw wrote to Mr Benn at the end of November, reporting that the Deputy </text:span></text:p>
          </draw:text-box>
        </draw:frame>
        <draw:frame draw:style-name="gr1" draw:text-style-name="P2" draw:layer="layout" svg:width="16.364cm" svg:height="0.475cm" svg:x="2.2cm" svg:y="12.527cm">
          <draw:text-box>
            <text:p text:style-name="P1"><text:span text:style-name="T3">Governor of Basra and members of the Basra Provincial Council had pressed for more </text:span></text:p>
          </draw:text-box>
        </draw:frame>
        <draw:frame draw:style-name="gr1" draw:text-style-name="P2" draw:layer="layout" svg:width="16.537cm" svg:height="0.475cm" svg:x="2.2cm" svg:y="13.092cm">
          <draw:text-box>
            <text:p text:style-name="P1"><text:span text:style-name="T3">visible UK development projects, and had drawn attention to a number of DFID projects </text:span></text:p>
          </draw:text-box>
        </draw:frame>
        <draw:frame draw:style-name="gr1" draw:text-style-name="P2" draw:layer="layout" svg:width="5.679cm" svg:height="0.475cm" svg:x="2.2cm" svg:y="13.656cm">
          <draw:text-box>
            <text:p text:style-name="P1"><text:span text:style-name="T3">that had recently been closed.</text:span></text:p>
          </draw:text-box>
        </draw:frame>
        <draw:frame draw:style-name="gr5" draw:text-style-name="P6" draw:layer="layout" svg:width="0.408cm" svg:height="0.276cm" svg:x="7.848cm" svg:y="13.675cm">
          <draw:text-box>
            <text:p text:style-name="P1"><text:span text:style-name="T8">262</text:span></text:p>
          </draw:text-box>
        </draw:frame>
        <draw:frame draw:style-name="gr1" draw:text-style-name="P2" draw:layer="layout" svg:width="0.422cm" svg:height="0.475cm" svg:x="8.26cm" svg:y="13.65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48cm" svg:height="0.475cm" svg:x="2.2cm" svg:y="14.571cm">
          <draw:text-box>
            <text:p text:style-name="P1"><text:span text:style-name="T6">459. </text:span><text:span text:style-name="T3"><text:s/>Mr Straw understood that those projects had been funded from the employment </text:span></text:p>
          </draw:text-box>
        </draw:frame>
        <draw:frame draw:style-name="gr1" draw:text-style-name="P2" draw:layer="layout" svg:width="15.547cm" svg:height="0.475cm" svg:x="2.2cm" svg:y="15.135cm">
          <draw:text-box>
            <text:p text:style-name="P1"><text:span text:style-name="T3">generation component of the southern Iraq Employment and Services Programme </text:span></text:p>
          </draw:text-box>
        </draw:frame>
        <draw:frame draw:style-name="gr1" draw:text-style-name="P2" draw:layer="layout" svg:width="16.741cm" svg:height="0.475cm" svg:x="2.2cm" svg:y="15.7cm">
          <draw:text-box>
            <text:p text:style-name="P1"><text:span text:style-name="T3">(SIESP), which DFID had closed down in August 2005. Mr Straw recognised the security </text:span></text:p>
          </draw:text-box>
        </draw:frame>
        <draw:frame draw:style-name="gr1" draw:text-style-name="P2" draw:layer="layout" svg:width="15.581cm" svg:height="0.475cm" svg:x="2.2cm" svg:y="16.264cm">
          <draw:text-box>
            <text:p text:style-name="P1"><text:span text:style-name="T3">constraints and the need to ensure funds were properly used, but asked that DFID </text:span></text:p>
          </draw:text-box>
        </draw:frame>
        <draw:frame draw:style-name="gr1" draw:text-style-name="P2" draw:layer="layout" svg:width="15.602cm" svg:height="0.475cm" svg:x="2.2cm" svg:y="16.828cm">
          <draw:text-box>
            <text:p text:style-name="P1"><text:span text:style-name="T3">officials look for some way to respond to the Councillors’ request for “highly visible, </text:span></text:p>
          </draw:text-box>
        </draw:frame>
        <draw:frame draw:style-name="gr1" draw:text-style-name="P2" draw:layer="layout" svg:width="3.499cm" svg:height="0.475cm" svg:x="2.2cm" svg:y="17.393cm">
          <draw:text-box>
            <text:p text:style-name="P1"><text:span text:style-name="T3">‘</text:span><text:span text:style-name="T3">flagship’ projects”.</text:span></text:p>
          </draw:text-box>
        </draw:frame>
        <draw:frame draw:style-name="gr1" draw:text-style-name="P2" draw:layer="layout" svg:width="16.105cm" svg:height="0.475cm" svg:x="2.2cm" svg:y="18.307cm">
          <draw:text-box>
            <text:p text:style-name="P1"><text:span text:style-name="T6">460. </text:span><text:span text:style-name="T3"><text:s/>Mr Benn replied on 9 December, highlighting the work DFID was doing in Basra </text:span></text:p>
          </draw:text-box>
        </draw:frame>
        <draw:frame draw:style-name="gr1" draw:text-style-name="P2" draw:layer="layout" svg:width="5.903cm" svg:height="0.475cm" svg:x="2.2cm" svg:y="18.872cm">
          <draw:text-box>
            <text:p text:style-name="P1"><text:span text:style-name="T3">and with the Provincial Council.</text:span></text:p>
          </draw:text-box>
        </draw:frame>
        <draw:frame draw:style-name="gr5" draw:text-style-name="P6" draw:layer="layout" svg:width="0.408cm" svg:height="0.276cm" svg:x="8.083cm" svg:y="18.891cm">
          <draw:text-box>
            <text:p text:style-name="P1"><text:span text:style-name="T8">263</text:span></text:p>
          </draw:text-box>
        </draw:frame>
        <draw:frame draw:style-name="gr1" draw:text-style-name="P2" draw:layer="layout" svg:width="9.621cm" svg:height="0.475cm" svg:x="8.494cm" svg:y="18.872cm">
          <draw:text-box>
            <text:p text:style-name="P1"><text:span text:style-name="T3"><text:s/></text:span><text:span text:style-name="T3">He did not offer new proposals and cautioned that </text:span></text:p>
          </draw:text-box>
        </draw:frame>
        <draw:frame draw:style-name="gr1" draw:text-style-name="P2" draw:layer="layout" svg:width="15.89cm" svg:height="0.475cm" svg:x="2.2cm" svg:y="19.436cm">
          <draw:text-box>
            <text:p text:style-name="P1"><text:span text:style-name="T3">DFID had to be “extremely careful” about publicising reconstruction projects, in case </text:span></text:p>
          </draw:text-box>
        </draw:frame>
        <draw:frame draw:style-name="gr1" draw:text-style-name="P2" draw:layer="layout" svg:width="15.039cm" svg:height="0.475cm" svg:x="2.2cm" svg:y="20.001cm">
          <draw:text-box>
            <text:p text:style-name="P1"><text:span text:style-name="T3">such publicity made workers and projects more attractive targets for insurgents. </text:span></text:p>
          </draw:text-box>
        </draw:frame>
        <draw:frame draw:style-name="gr1" draw:text-style-name="P2" draw:layer="layout" svg:width="9.942cm" svg:height="0.475cm" svg:x="2.2cm" svg:y="20.915cm">
          <draw:text-box>
            <text:p text:style-name="P1"><text:span text:style-name="T6">461. </text:span><text:span text:style-name="T3"><text:s/>The Iraqi elections took place on 15 December.</text:span></text:p>
          </draw:text-box>
        </draw:frame>
        <draw:frame draw:style-name="gr5" draw:text-style-name="P6" draw:layer="layout" svg:width="0.408cm" svg:height="0.276cm" svg:x="12.084cm" svg:y="20.934cm">
          <draw:text-box>
            <text:p text:style-name="P1"><text:span text:style-name="T8">264</text:span></text:p>
          </draw:text-box>
        </draw:frame>
        <draw:frame draw:style-name="gr1" draw:text-style-name="P2" draw:layer="layout" svg:width="5.984cm" svg:height="0.475cm" svg:x="12.495cm" svg:y="20.915cm">
          <draw:text-box>
            <text:p text:style-name="P1"><text:span text:style-name="T3"><text:s/></text:span><text:span text:style-name="T3">Mr Patey reported that the day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0.649cm" svg:height="0.475cm" svg:x="2.2cm" svg:y="21.48cm">
          <draw:text-box>
            <text:p text:style-name="P1"><text:span text:style-name="T3">had passed off peacefully with no major security events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260 </text:span></text:p>
          </draw:text-box>
        </draw:frame>
        <draw:frame draw:style-name="gr4" draw:text-style-name="P5" draw:layer="layout" svg:width="7.042cm" svg:height="0.395cm" svg:x="2.646cm" svg:y="24.241cm">
          <draw:text-box>
            <text:p text:style-name="P1"><text:span text:style-name="T11">Minutes, 1 December 2005, DOP(I) meeting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261 </text:span></text:p>
          </draw:text-box>
        </draw:frame>
        <draw:frame draw:style-name="gr4" draw:text-style-name="P5" draw:layer="layout" svg:width="7.042cm" svg:height="0.395cm" svg:x="2.646cm" svg:y="24.664cm">
          <draw:text-box>
            <text:p text:style-name="P1"><text:span text:style-name="T11">Minutes, 1 December 2005, DOP(I) meeting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62 </text:span></text:p>
          </draw:text-box>
        </draw:frame>
        <draw:frame draw:style-name="gr4" draw:text-style-name="P5" draw:layer="layout" svg:width="14.937cm" svg:height="0.395cm" svg:x="2.646cm" svg:y="25.087cm">
          <draw:text-box>
            <text:p text:style-name="P1"><text:span text:style-name="T11">Letter Straw to Benn, 28 November 2005, ‘Basra Development Projects: My Meeting with Basra </text:span></text:p>
          </draw:text-box>
        </draw:frame>
        <draw:frame draw:style-name="gr4" draw:text-style-name="P5" draw:layer="layout" svg:width="5.344cm" svg:height="0.395cm" svg:x="2.2cm" svg:y="25.511cm">
          <draw:text-box>
            <text:p text:style-name="P1"><text:span text:style-name="T11">Provincial Council, 11 November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63 </text:span></text:p>
          </draw:text-box>
        </draw:frame>
        <draw:frame draw:style-name="gr4" draw:text-style-name="P5" draw:layer="layout" svg:width="14.946cm" svg:height="0.395cm" svg:x="2.646cm" svg:y="25.934cm">
          <draw:text-box>
            <text:p text:style-name="P1"><text:span text:style-name="T11">Letter Benn to Straw, 9 December 2005, ‘Basra Development Projects: Your Meeting with Basra </text:span></text:p>
          </draw:text-box>
        </draw:frame>
        <draw:frame draw:style-name="gr4" draw:text-style-name="P5" draw:layer="layout" svg:width="5.344cm" svg:height="0.395cm" svg:x="2.2cm" svg:y="26.357cm">
          <draw:text-box>
            <text:p text:style-name="P1"><text:span text:style-name="T11">Provincial Council, 11 Novembe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64 </text:span></text:p>
          </draw:text-box>
        </draw:frame>
        <draw:frame draw:style-name="gr4" draw:text-style-name="P5" draw:layer="layout" svg:width="14.738cm" svg:height="0.395cm" svg:x="2.646cm" svg:y="26.781cm">
          <draw:text-box>
            <text:p text:style-name="P1"><text:span text:style-name="T11">eGram 20961/05 Baghdad to FCO London, 16 December 2005, ‘Iraq: Elections: Election Day’. </text:span></text:p>
          </draw:text-box>
        </draw:frame>
      </draw:page>
      <draw:page draw:name="page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4</text:span></text:p>
          </draw:text-box>
        </draw:frame>
        <draw:frame draw:style-name="gr1" draw:text-style-name="P2" draw:layer="layout" svg:width="14.89cm" svg:height="0.475cm" svg:x="2.2cm" svg:y="2.525cm">
          <draw:text-box>
            <text:p text:style-name="P1"><text:span text:style-name="T6">462. </text:span><text:span text:style-name="T3"><text:s/>Papers for the final DOP(I) meeting of 2005, on 20 December, included a </text:span></text:p>
          </draw:text-box>
        </draw:frame>
        <draw:frame draw:style-name="gr1" draw:text-style-name="P2" draw:layer="layout" svg:width="16.241cm" svg:height="0.475cm" svg:x="2.2cm" svg:y="3.09cm">
          <draw:text-box>
            <text:p text:style-name="P1"><text:span text:style-name="T3">post-election work plan by the IPU, an update on progress with Iraqiisation and a note </text:span></text:p>
          </draw:text-box>
        </draw:frame>
        <draw:frame draw:style-name="gr1" draw:text-style-name="P2" draw:layer="layout" svg:width="7.787cm" svg:height="0.475cm" svg:x="2.2cm" svg:y="3.654cm">
          <draw:text-box>
            <text:p text:style-name="P1"><text:span text:style-name="T3">on the handover of security responsibility.</text:span></text:p>
          </draw:text-box>
        </draw:frame>
        <draw:frame draw:style-name="gr5" draw:text-style-name="P6" draw:layer="layout" svg:width="0.408cm" svg:height="0.276cm" svg:x="9.957cm" svg:y="3.673cm">
          <draw:text-box>
            <text:p text:style-name="P1"><text:span text:style-name="T8">265</text:span></text:p>
          </draw:text-box>
        </draw:frame>
        <draw:frame draw:style-name="gr1" draw:text-style-name="P2" draw:layer="layout" svg:width="0.422cm" svg:height="0.475cm" svg:x="10.369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cm" svg:height="0.475cm" svg:x="2.2cm" svg:y="4.568cm">
          <draw:text-box>
            <text:p text:style-name="P1"><text:span text:style-name="T6">463. </text:span><text:span text:style-name="T3"><text:s/>The IPU work plan described the UK’s immediate objectives post election as:</text:span></text:p>
          </draw:text-box>
        </draw:frame>
        <draw:frame draw:style-name="gr1" draw:text-style-name="P2" draw:layer="layout" svg:width="0.422cm" svg:height="0.475cm" svg:x="2.81cm" svg:y="5.483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51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13cm" svg:height="0.475cm" svg:x="3.7cm" svg:y="5.483cm">
          <draw:text-box>
            <text:p text:style-name="P1"><text:span text:style-name="T3">A short and well-managed interregnum between Transitional Government and </text:span></text:p>
          </draw:text-box>
        </draw:frame>
        <draw:frame draw:style-name="gr1" draw:text-style-name="P2" draw:layer="layout" svg:width="6.174cm" svg:height="0.475cm" svg:x="3.7cm" svg:y="6.047cm">
          <draw:text-box>
            <text:p text:style-name="P1"><text:span text:style-name="T3">the next Government, leading to;</text:span></text:p>
          </draw:text-box>
        </draw:frame>
        <draw:frame draw:style-name="gr3" draw:text-style-name="P4" draw:layer="layout" svg:width="0.634cm" svg:height="0.712cm" svg:x="2.95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9cm" svg:height="0.475cm" svg:x="3.7cm" svg:y="6.712cm">
          <draw:text-box>
            <text:p text:style-name="P1"><text:span text:style-name="T3">Rapid formation of a competent and representative Government, legitimate in </text:span></text:p>
          </draw:text-box>
        </draw:frame>
        <draw:frame draw:style-name="gr1" draw:text-style-name="P2" draw:layer="layout" svg:width="8.752cm" svg:height="0.475cm" svg:x="3.7cm" svg:y="7.276cm">
          <draw:text-box>
            <text:p text:style-name="P1"><text:span text:style-name="T3">the eyes of all Iraq’s communities, followed by;</text:span></text:p>
          </draw:text-box>
        </draw:frame>
        <draw:frame draw:style-name="gr3" draw:text-style-name="P4" draw:layer="layout" svg:width="0.634cm" svg:height="0.712cm" svg:x="2.95cm" svg:y="7.7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43cm" svg:height="0.475cm" svg:x="3.7cm" svg:y="7.941cm">
          <draw:text-box>
            <text:p text:style-name="P1"><text:span text:style-name="T3">A limited number of key decisions (which serve the Iraqi people and partnership </text:span></text:p>
          </draw:text-box>
        </draw:frame>
        <draw:frame draw:style-name="gr1" draw:text-style-name="P2" draw:layer="layout" svg:width="13.595cm" svg:height="0.475cm" svg:x="3.7cm" svg:y="8.505cm">
          <draw:text-box>
            <text:p text:style-name="P1"><text:span text:style-name="T3">between Iraq and the Coalition) taken quickly and visibly, in parallel with;</text:span></text:p>
          </draw:text-box>
        </draw:frame>
        <draw:frame draw:style-name="gr3" draw:text-style-name="P4" draw:layer="layout" svg:width="0.634cm" svg:height="0.712cm" svg:x="2.95cm" svg:y="9.0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049cm" svg:height="0.475cm" svg:x="3.7cm" svg:y="9.17cm">
          <draw:text-box>
            <text:p text:style-name="P1"><text:span text:style-name="T3">Increasing Sunni Arab political participation and;</text:span></text:p>
          </draw:text-box>
        </draw:frame>
        <draw:frame draw:style-name="gr3" draw:text-style-name="P4" draw:layer="layout" svg:width="0.634cm" svg:height="0.712cm" svg:x="2.95cm" svg:y="9.6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065cm" svg:height="0.475cm" svg:x="3.7cm" svg:y="9.834cm">
          <draw:text-box>
            <text:p text:style-name="P1"><text:span text:style-name="T3">Smooth progress in the South-East towards transition</text:span></text:p>
          </draw:text-box>
        </draw:frame>
        <draw:frame draw:style-name="gr3" draw:text-style-name="P4" draw:layer="layout" svg:width="0.634cm" svg:height="0.712cm" svg:x="2.95cm" svg:y="10.3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68cm" svg:height="0.475cm" svg:x="3.7cm" svg:y="10.498cm">
          <draw:text-box>
            <text:p text:style-name="P1"><text:span text:style-name="T3">Visible international commitment, in context of 2006 partnership with Iraq.” </text:span></text:p>
          </draw:text-box>
        </draw:frame>
        <draw:frame draw:style-name="gr5" draw:text-style-name="P6" draw:layer="layout" svg:width="0.408cm" svg:height="0.276cm" svg:x="17.61cm" svg:y="10.517cm">
          <draw:text-box>
            <text:p text:style-name="P1"><text:span text:style-name="T8">266</text:span></text:p>
          </draw:text-box>
        </draw:frame>
        <draw:frame draw:style-name="gr1" draw:text-style-name="P2" draw:layer="layout" svg:width="16.211cm" svg:height="0.475cm" svg:x="2.2cm" svg:y="11.413cm">
          <draw:text-box>
            <text:p text:style-name="P1"><text:span text:style-name="T6">464. </text:span><text:span text:style-name="T3"><text:s/>The IPU hoped that it might be possible for an Iraqi government to be formed by </text:span></text:p>
          </draw:text-box>
        </draw:frame>
        <draw:frame draw:style-name="gr1" draw:text-style-name="P2" draw:layer="layout" svg:width="8.951cm" svg:height="0.475cm" svg:x="2.2cm" svg:y="11.977cm">
          <draw:text-box>
            <text:p text:style-name="P1"><text:span text:style-name="T3">the end of January, six weeks after the election.</text:span></text:p>
          </draw:text-box>
        </draw:frame>
        <draw:frame draw:style-name="gr1" draw:text-style-name="P2" draw:layer="layout" svg:width="16.08cm" svg:height="0.475cm" svg:x="2.2cm" svg:y="12.892cm">
          <draw:text-box>
            <text:p text:style-name="P1"><text:span text:style-name="T6">465. </text:span><text:span text:style-name="T3"><text:s/>Negotiations to form a new government continued into spring 2006. Section 9.4 </text:span></text:p>
          </draw:text-box>
        </draw:frame>
        <draw:frame draw:style-name="gr1" draw:text-style-name="P2" draw:layer="layout" svg:width="16.584cm" svg:height="0.475cm" svg:x="2.2cm" svg:y="13.456cm">
          <draw:text-box>
            <text:p text:style-name="P1"><text:span text:style-name="T3">describes UK efforts to encourage the formation of a broad and inclusive government of </text:span></text:p>
          </draw:text-box>
        </draw:frame>
        <draw:frame draw:style-name="gr1" draw:text-style-name="P2" draw:layer="layout" svg:width="2.711cm" svg:height="0.475cm" svg:x="2.2cm" svg:y="14.021cm">
          <draw:text-box>
            <text:p text:style-name="P1"><text:span text:style-name="T3">national unity. </text:span></text:p>
          </draw:text-box>
        </draw:frame>
        <draw:frame draw:style-name="gr1" draw:text-style-name="P2" draw:layer="layout" svg:width="16.723cm" svg:height="0.475cm" svg:x="2.2cm" svg:y="14.935cm">
          <draw:text-box>
            <text:p text:style-name="P1"><text:span text:style-name="T6">466. </text:span><text:span text:style-name="T3"><text:s/>One month after the DOP(I) decision to adopt a 4-2-1 model for PRTs in the South, </text:span></text:p>
          </draw:text-box>
        </draw:frame>
        <draw:frame draw:style-name="gr1" draw:text-style-name="P2" draw:layer="layout" svg:width="13.629cm" svg:height="0.475cm" svg:x="2.2cm" svg:y="15.5cm">
          <draw:text-box>
            <text:p text:style-name="P1"><text:span text:style-name="T3">the UK adopted a new model which focused on Basra and Dhi Qar only. </text:span></text:p>
          </draw:text-box>
        </draw:frame>
        <draw:frame draw:style-name="gr1" draw:text-style-name="P2" draw:layer="layout" svg:width="16.228cm" svg:height="0.475cm" svg:x="2.2cm" svg:y="16.414cm">
          <draw:text-box>
            <text:p text:style-name="P1"><text:span text:style-name="T6">467. </text:span><text:span text:style-name="T3"><text:s/>Air Chief Marshal Glenn Torpy, the Chief of Joint Operations, advised Lt Gen Fry </text:span></text:p>
          </draw:text-box>
        </draw:frame>
        <draw:frame draw:style-name="gr1" draw:text-style-name="P2" draw:layer="layout" svg:width="12.317cm" svg:height="0.475cm" svg:x="2.2cm" svg:y="16.978cm">
          <draw:text-box>
            <text:p text:style-name="P1"><text:span text:style-name="T3">on 21 December that the 4-2-1 model appeared to satisfy the US.</text:span></text:p>
          </draw:text-box>
        </draw:frame>
        <draw:frame draw:style-name="gr5" draw:text-style-name="P6" draw:layer="layout" svg:width="0.408cm" svg:height="0.276cm" svg:x="14.46cm" svg:y="16.997cm">
          <draw:text-box>
            <text:p text:style-name="P1"><text:span text:style-name="T8">267</text:span></text:p>
          </draw:text-box>
        </draw:frame>
        <draw:frame draw:style-name="gr1" draw:text-style-name="P2" draw:layer="layout" svg:width="2.576cm" svg:height="0.475cm" svg:x="14.872cm" svg:y="16.978cm">
          <draw:text-box>
            <text:p text:style-name="P1"><text:span text:style-name="T3"><text:s/></text:span><text:span text:style-name="T3">The UK now </text:span></text:p>
          </draw:text-box>
        </draw:frame>
        <draw:frame draw:style-name="gr1" draw:text-style-name="P2" draw:layer="layout" svg:width="16.237cm" svg:height="0.475cm" svg:x="2.2cm" svg:y="17.543cm">
          <draw:text-box>
            <text:p text:style-name="P1"><text:span text:style-name="T3">needed to press ahead quickly to keep the initiative. First indications were that neither </text:span></text:p>
          </draw:text-box>
        </draw:frame>
        <draw:frame draw:style-name="gr1" draw:text-style-name="P2" draw:layer="layout" svg:width="15.775cm" svg:height="0.475cm" svg:x="2.2cm" svg:y="18.107cm">
          <draw:text-box>
            <text:p text:style-name="P1"><text:span text:style-name="T3">the FCO nor DFID could find additional financial resources; the MOD would have to </text:span></text:p>
          </draw:text-box>
        </draw:frame>
        <draw:frame draw:style-name="gr1" draw:text-style-name="P2" draw:layer="layout" svg:width="16.593cm" svg:height="0.475cm" svg:x="2.2cm" svg:y="18.672cm">
          <draw:text-box>
            <text:p text:style-name="P1"><text:span text:style-name="T3">“</text:span><text:span text:style-name="T3">bridge the gap”. Initial funding requirements might be “modest” and could be generated </text:span></text:p>
          </draw:text-box>
        </draw:frame>
        <draw:frame draw:style-name="gr1" draw:text-style-name="P2" draw:layer="layout" svg:width="16.614cm" svg:height="0.475cm" svg:x="2.2cm" svg:y="19.236cm">
          <draw:text-box>
            <text:p text:style-name="P1"><text:span text:style-name="T3">by making savings elsewhere in MND(SE). The MOD would also need to push the other </text:span></text:p>
          </draw:text-box>
        </draw:frame>
        <draw:frame draw:style-name="gr1" draw:text-style-name="P2" draw:layer="layout" svg:width="15.14cm" svg:height="0.475cm" svg:x="2.2cm" svg:y="19.801cm">
          <draw:text-box>
            <text:p text:style-name="P1"><text:span text:style-name="T3">departments to deploy the staff necessary to get the PRTs off the ground quickly.</text:span></text:p>
          </draw:text-box>
        </draw:frame>
        <draw:frame draw:style-name="gr1" draw:text-style-name="P2" draw:layer="layout" svg:width="16.762cm" svg:height="0.475cm" svg:x="2.2cm" svg:y="20.715cm">
          <draw:text-box>
            <text:p text:style-name="P1"><text:span text:style-name="T6">468. </text:span><text:span text:style-name="T3"><text:s/>The 29 December IPU update for DOP(I) members stated that, faced with logistical </text:span></text:p>
          </draw:text-box>
        </draw:frame>
        <draw:frame draw:style-name="gr1" draw:text-style-name="P2" draw:layer="layout" svg:width="16.669cm" svg:height="0.475cm" svg:x="2.2cm" svg:y="21.28cm">
          <draw:text-box>
            <text:p text:style-name="P1"><text:span text:style-name="T3">and financial difficulties, US enthusiasm for the PRT model was waning and their roll-out </text:span></text:p>
          </draw:text-box>
        </draw:frame>
        <draw:frame draw:style-name="gr1" draw:text-style-name="P2" draw:layer="layout" svg:width="4.273cm" svg:height="0.475cm" svg:x="2.2cm" svg:y="21.844cm">
          <draw:text-box>
            <text:p text:style-name="P1"><text:span text:style-name="T3">timetable was slipping.</text:span></text:p>
          </draw:text-box>
        </draw:frame>
        <draw:frame draw:style-name="gr5" draw:text-style-name="P6" draw:layer="layout" svg:width="0.408cm" svg:height="0.276cm" svg:x="6.459cm" svg:y="21.863cm">
          <draw:text-box>
            <text:p text:style-name="P1"><text:span text:style-name="T8">268</text:span></text:p>
          </draw:text-box>
        </draw:frame>
        <draw:frame draw:style-name="gr1" draw:text-style-name="P2" draw:layer="layout" svg:width="11.818cm" svg:height="0.475cm" svg:x="6.871cm" svg:y="21.844cm">
          <draw:text-box>
            <text:p text:style-name="P1"><text:span text:style-name="T3"><text:s/></text:span><text:span text:style-name="T3">US officials were “increasingly flexible” about UK plans for the </text:span></text:p>
          </draw:text-box>
        </draw:frame>
        <draw:frame draw:style-name="gr1" draw:text-style-name="P2" draw:layer="layout" svg:width="16.635cm" svg:height="0.475cm" svg:x="2.2cm" svg:y="22.408cm">
          <draw:text-box>
            <text:p text:style-name="P1"><text:span text:style-name="T3">PRT structure in the South and would “not look too closely at implementation (especially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6.089cm" svg:height="0.475cm" svg:x="2.2cm" svg:y="22.973cm">
          <draw:text-box>
            <text:p text:style-name="P1"><text:span text:style-name="T3">in Maysan and Muthanna)”. That provided the UK with an opportunity to establish the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65 </text:span></text:p>
          </draw:text-box>
        </draw:frame>
        <draw:frame draw:style-name="gr4" draw:text-style-name="P5" draw:layer="layout" svg:width="10.784cm" svg:height="0.395cm" svg:x="2.646cm" svg:y="25.087cm">
          <draw:text-box>
            <text:p text:style-name="P1"><text:span text:style-name="T11">Paper Cabinet Office, 19 December 2005, ‘DOP(I) Meeting: Agenda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66 </text:span></text:p>
          </draw:text-box>
        </draw:frame>
        <draw:frame draw:style-name="gr4" draw:text-style-name="P5" draw:layer="layout" svg:width="10.594cm" svg:height="0.395cm" svg:x="2.646cm" svg:y="25.511cm">
          <draw:text-box>
            <text:p text:style-name="P1"><text:span text:style-name="T11">Paper IPU, 16 December 2005, ‘Iraq: Post-Election: UK Work Plan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67 </text:span></text:p>
          </draw:text-box>
        </draw:frame>
        <draw:frame draw:style-name="gr4" draw:text-style-name="P5" draw:layer="layout" svg:width="13.464cm" svg:height="0.395cm" svg:x="2.646cm" svg:y="25.934cm">
          <draw:text-box>
            <text:p text:style-name="P1"><text:span text:style-name="T11">Minute CJO to DCDS(C), 21 December 2005, ‘Key Operational Issues for Early 2006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68 </text:span></text:p>
          </draw:text-box>
        </draw:frame>
        <draw:frame draw:style-name="gr4" draw:text-style-name="P5" draw:layer="layout" svg:width="15.648cm" svg:height="0.395cm" svg:x="2.646cm" svg:y="26.357cm">
          <draw:text-box>
            <text:p text:style-name="P1"><text:span text:style-name="T11">Letter Siddiq to Quarrey, 29 December 2005, ‘Iraq: Update as at 29 December’ attaching Paper IPU, </text:span></text:p>
          </draw:text-box>
        </draw:frame>
        <draw:frame draw:style-name="gr4" draw:text-style-name="P5" draw:layer="layout" svg:width="8.532cm" svg:height="0.395cm" svg:x="2.2cm" svg:y="26.781cm">
          <draw:text-box>
            <text:p text:style-name="P1"><text:span text:style-name="T11">29 December 2005, ‘Iraq: Update as at 29 December’. </text:span></text:p>
          </draw:text-box>
        </draw:frame>
      </draw:page>
      <draw:page draw:name="page79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5</text:span></text:p>
          </draw:text-box>
        </draw:frame>
        <draw:frame draw:style-name="gr1" draw:text-style-name="P2" draw:layer="layout" svg:width="16.072cm" svg:height="0.475cm" svg:x="2.2cm" svg:y="2.525cm">
          <draw:text-box>
            <text:p text:style-name="P1"><text:span text:style-name="T3">PRT structure which best fitted the situation in the South and to ensure that the PRTs </text:span></text:p>
          </draw:text-box>
        </draw:frame>
        <draw:frame draw:style-name="gr1" draw:text-style-name="P2" draw:layer="layout" svg:width="10.717cm" svg:height="0.475cm" svg:x="2.2cm" svg:y="3.09cm">
          <draw:text-box>
            <text:p text:style-name="P1"><text:span text:style-name="T3">assisted rather than hindered “our main transition effort”. </text:span></text:p>
          </draw:text-box>
        </draw:frame>
        <draw:frame draw:style-name="gr1" draw:text-style-name="P2" draw:layer="layout" svg:width="16.639cm" svg:height="0.475cm" svg:x="2.2cm" svg:y="4.004cm">
          <draw:text-box>
            <text:p text:style-name="P1"><text:span text:style-name="T6">469. </text:span><text:span text:style-name="T3"><text:s/>The Cabinet Office chaired a video conference of officials in London, PJHQ, Basra </text:span></text:p>
          </draw:text-box>
        </draw:frame>
        <draw:frame draw:style-name="gr1" draw:text-style-name="P2" draw:layer="layout" svg:width="14.984cm" svg:height="0.475cm" svg:x="2.2cm" svg:y="4.568cm">
          <draw:text-box>
            <text:p text:style-name="P1"><text:span text:style-name="T3">and Baghdad on 5 January 2006 to discuss how to establish PRTs in the South.</text:span></text:p>
          </draw:text-box>
        </draw:frame>
        <draw:frame draw:style-name="gr5" draw:text-style-name="P6" draw:layer="layout" svg:width="0.408cm" svg:height="0.276cm" svg:x="17.113cm" svg:y="4.587cm">
          <draw:text-box>
            <text:p text:style-name="P1"><text:span text:style-name="T8">269</text:span></text:p>
          </draw:text-box>
        </draw:frame>
        <draw:frame draw:style-name="gr1" draw:text-style-name="P2" draw:layer="layout" svg:width="0.972cm" svg:height="0.475cm" svg:x="17.525cm" svg:y="4.568cm">
          <draw:text-box>
            <text:p text:style-name="P1"><text:span text:style-name="T3"><text:s/></text:span><text:span text:style-name="T3">The </text:span></text:p>
          </draw:text-box>
        </draw:frame>
        <draw:frame draw:style-name="gr1" draw:text-style-name="P2" draw:layer="layout" svg:width="6.365cm" svg:height="0.475cm" svg:x="2.2cm" svg:y="5.133cm">
          <draw:text-box>
            <text:p text:style-name="P1"><text:span text:style-name="T3">record of the meeting stated that: </text:span></text:p>
          </draw:text-box>
        </draw:frame>
        <draw:frame draw:style-name="gr1" draw:text-style-name="P2" draw:layer="layout" svg:width="14.476cm" svg:height="0.475cm" svg:x="2.95cm" svg:y="6.047cm">
          <draw:text-box>
            <text:p text:style-name="P1"><text:span text:style-name="T3">“</text:span><text:span text:style-name="T3">With the US in disarray over PRTs, and following further UK scoping work in </text:span></text:p>
          </draw:text-box>
        </draw:frame>
        <draw:frame draw:style-name="gr1" draw:text-style-name="P2" draw:layer="layout" svg:width="14.717cm" svg:height="0.475cm" svg:x="2.95cm" svg:y="6.612cm">
          <draw:text-box>
            <text:p text:style-name="P1"><text:span text:style-name="T3">theatre, a 4-2-1 approach to PRTs no longer appears to be either a necessary </text:span></text:p>
          </draw:text-box>
        </draw:frame>
        <draw:frame draw:style-name="gr1" draw:text-style-name="P2" draw:layer="layout" svg:width="3.262cm" svg:height="0.475cm" svg:x="2.95cm" svg:y="7.176cm">
          <draw:text-box>
            <text:p text:style-name="P1"><text:span text:style-name="T3">or best solution.” </text:span></text:p>
          </draw:text-box>
        </draw:frame>
        <draw:frame draw:style-name="gr1" draw:text-style-name="P2" draw:layer="layout" svg:width="9.751cm" svg:height="0.475cm" svg:x="2.2cm" svg:y="8.091cm">
          <draw:text-box>
            <text:p text:style-name="P1"><text:span text:style-name="T6">470. </text:span><text:span text:style-name="T3"><text:s/>There was a fundamental mismatch between: </text:span></text:p>
          </draw:text-box>
        </draw:frame>
        <draw:frame draw:style-name="gr3" draw:text-style-name="P4" draw:layer="layout" svg:width="0.634cm" svg:height="0.712cm" svg:x="2.95cm" svg:y="8.8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04cm" svg:height="0.475cm" svg:x="3.7cm" svg:y="9.005cm">
          <draw:text-box>
            <text:p text:style-name="P1"><text:span text:style-name="T3">the timelines for UK military transition in Maysan and Muthanna (planned for </text:span></text:p>
          </draw:text-box>
        </draw:frame>
        <draw:frame draw:style-name="gr1" draw:text-style-name="P2" draw:layer="layout" svg:width="6.543cm" svg:height="0.475cm" svg:x="3.7cm" svg:y="9.57cm">
          <draw:text-box>
            <text:p text:style-name="P1"><text:span text:style-name="T3">May 2006, only five months away);</text:span></text:p>
          </draw:text-box>
        </draw:frame>
        <draw:frame draw:style-name="gr3" draw:text-style-name="P4" draw:layer="layout" svg:width="0.634cm" svg:height="0.712cm" svg:x="2.95cm" svg:y="10.0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112cm" svg:height="0.475cm" svg:x="3.7cm" svg:y="10.234cm">
          <draw:text-box>
            <text:p text:style-name="P1"><text:span text:style-name="T3">the civilian and military resources available; and </text:span></text:p>
          </draw:text-box>
        </draw:frame>
        <draw:frame draw:style-name="gr3" draw:text-style-name="P4" draw:layer="layout" svg:width="0.634cm" svg:height="0.712cm" svg:x="2.95cm" svg:y="10.7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51cm" svg:height="0.475cm" svg:x="3.7cm" svg:y="10.898cm">
          <draw:text-box>
            <text:p text:style-name="P1"><text:span text:style-name="T3">the time needed to recruit, train, deploy and get value from staff posted into </text:span></text:p>
          </draw:text-box>
        </draw:frame>
        <draw:frame draw:style-name="gr1" draw:text-style-name="P2" draw:layer="layout" svg:width="2.28cm" svg:height="0.475cm" svg:x="3.7cm" svg:y="11.463cm">
          <draw:text-box>
            <text:p text:style-name="P1"><text:span text:style-name="T3">a new PRT. </text:span></text:p>
          </draw:text-box>
        </draw:frame>
        <draw:frame draw:style-name="gr1" draw:text-style-name="P2" draw:layer="layout" svg:width="13.629cm" svg:height="0.475cm" svg:x="2.2cm" svg:y="12.377cm">
          <draw:text-box>
            <text:p text:style-name="P1"><text:span text:style-name="T6">471. </text:span><text:span text:style-name="T3"><text:s/>A focus on Basra and Dhi Qar was likely to be “sellable to the US”. </text:span></text:p>
          </draw:text-box>
        </draw:frame>
        <draw:frame draw:style-name="gr1" draw:text-style-name="P2" draw:layer="layout" svg:width="15.072cm" svg:height="0.475cm" svg:x="2.2cm" svg:y="13.292cm">
          <draw:text-box>
            <text:p text:style-name="P1"><text:span text:style-name="T6">472. </text:span><text:span text:style-name="T3"><text:s/>The meeting concluded that Ministers should be invited to agree a revised </text:span></text:p>
          </draw:text-box>
        </draw:frame>
        <draw:frame draw:style-name="gr1" draw:text-style-name="P2" draw:layer="layout" svg:width="8.655cm" svg:height="0.475cm" svg:x="2.2cm" svg:y="13.856cm">
          <draw:text-box>
            <text:p text:style-name="P1"><text:span text:style-name="T3">approach that focused on Basra and Dhi Qar. </text:span></text:p>
          </draw:text-box>
        </draw:frame>
        <draw:frame draw:style-name="gr1" draw:text-style-name="P2" draw:layer="layout" svg:width="15.784cm" svg:height="0.475cm" svg:x="2.2cm" svg:y="14.771cm">
          <draw:text-box>
            <text:p text:style-name="P1"><text:span text:style-name="T6">473. </text:span><text:span text:style-name="T3"><text:s/>Ministers approved the new approach, comprising a UK-led PRT in Basra and </text:span></text:p>
          </draw:text-box>
        </draw:frame>
        <draw:frame draw:style-name="gr1" draw:text-style-name="P2" draw:layer="layout" svg:width="8.697cm" svg:height="0.475cm" svg:x="2.2cm" svg:y="15.335cm">
          <draw:text-box>
            <text:p text:style-name="P1"><text:span text:style-name="T3">an Italian-led PRT in Dhi Qar, later that month.</text:span></text:p>
          </draw:text-box>
        </draw:frame>
        <draw:frame draw:style-name="gr5" draw:text-style-name="P6" draw:layer="layout" svg:width="0.408cm" svg:height="0.276cm" svg:x="10.867cm" svg:y="15.354cm">
          <draw:text-box>
            <text:p text:style-name="P1"><text:span text:style-name="T8">270</text:span></text:p>
          </draw:text-box>
        </draw:frame>
        <draw:frame draw:style-name="gr1" draw:text-style-name="P2" draw:layer="layout" svg:width="0.422cm" svg:height="0.475cm" svg:x="11.279cm" svg:y="15.33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0.623cm" svg:height="0.475cm" svg:x="2.2cm" svg:y="16.25cm">
          <draw:text-box>
            <text:p text:style-name="P1"><text:span text:style-name="T6">474. </text:span><text:span text:style-name="T3"><text:s/>A DFID official briefed Mr Benn on 31 January that:</text:span></text:p>
          </draw:text-box>
        </draw:frame>
        <draw:frame draw:style-name="gr1" draw:text-style-name="P2" draw:layer="layout" svg:width="14.705cm" svg:height="0.475cm" svg:x="2.95cm" svg:y="17.164cm">
          <draw:text-box>
            <text:p text:style-name="P1"><text:span text:style-name="T3">“</text:span><text:span text:style-name="T3">We [DFID] are working to ensure that management mechanisms and funding </text:span></text:p>
          </draw:text-box>
        </draw:frame>
        <draw:frame draw:style-name="gr1" draw:text-style-name="P2" draw:layer="layout" svg:width="14.925cm" svg:height="0.475cm" svg:x="2.95cm" svg:y="17.728cm">
          <draw:text-box>
            <text:p text:style-name="P1"><text:span text:style-name="T3">remain shared responsibilities between the three departments [MOD, FCO and </text:span></text:p>
          </draw:text-box>
        </draw:frame>
        <draw:frame draw:style-name="gr1" draw:text-style-name="P2" draw:layer="layout" svg:width="15.67cm" svg:height="0.475cm" svg:x="2.95cm" svg:y="18.293cm">
          <draw:text-box>
            <text:p text:style-name="P1"><text:span text:style-name="T3">DFID]. We would welcome a discussion with you about our ideas on how to remain </text:span></text:p>
          </draw:text-box>
        </draw:frame>
        <draw:frame draw:style-name="gr1" draw:text-style-name="P2" draw:layer="layout" svg:width="12.588cm" svg:height="0.475cm" svg:x="2.95cm" svg:y="18.857cm">
          <draw:text-box>
            <text:p text:style-name="P1"><text:span text:style-name="T3">helpful and engaged, while avoiding being asked to lead on PRTs.” </text:span></text:p>
          </draw:text-box>
        </draw:frame>
        <draw:frame draw:style-name="gr5" draw:text-style-name="P6" draw:layer="layout" svg:width="0.408cm" svg:height="0.276cm" svg:x="15.475cm" svg:y="18.876cm">
          <draw:text-box>
            <text:p text:style-name="P1"><text:span text:style-name="T8">271</text:span></text:p>
          </draw:text-box>
        </draw:frame>
        <draw:frame draw:style-name="gr1" draw:text-style-name="P2" draw:layer="layout" svg:width="11.643cm" svg:height="0.475cm" svg:x="2.2cm" svg:y="19.772cm">
          <draw:text-box>
            <text:p text:style-name="P1"><text:span text:style-name="T6">475. </text:span><text:span text:style-name="T3"><text:s/>The UK-led PRT in Basra was established in May 2006. </text:span></text:p>
          </draw:text-box>
        </draw:frame>
        <draw:frame draw:style-name="gr1" draw:text-style-name="P2" draw:layer="layout" svg:width="16.287cm" svg:height="0.475cm" svg:x="2.2cm" svg:y="20.686cm">
          <draw:text-box>
            <text:p text:style-name="P1"><text:span text:style-name="T6">476. </text:span><text:span text:style-name="T3"><text:s/>In her evidence to the Inquiry, Ms Cameron, who had visited Iraq over Christmas </text:span></text:p>
          </draw:text-box>
        </draw:frame>
        <draw:frame draw:style-name="gr1" draw:text-style-name="P2" draw:layer="layout" svg:width="15.987cm" svg:height="0.475cm" svg:x="2.2cm" svg:y="21.251cm">
          <draw:text-box>
            <text:p text:style-name="P1"><text:span text:style-name="T3">2005 to help develop the UK’s response to the US PRT proposal, suggested that the </text:span></text:p>
          </draw:text-box>
        </draw:frame>
        <draw:frame draw:style-name="gr1" draw:text-style-name="P2" draw:layer="layout" svg:width="16.254cm" svg:height="0.475cm" svg:x="2.2cm" svg:y="21.815cm">
          <draw:text-box>
            <text:p text:style-name="P1"><text:span text:style-name="T3">need to see off the “bad ideas” encapsulated in the proposal, and the need to develop </text:span></text:p>
          </draw:text-box>
        </draw:frame>
        <draw:frame draw:style-name="gr1" draw:text-style-name="P2" draw:layer="layout" svg:width="15.593cm" svg:height="0.475cm" svg:x="2.2cm" svg:y="22.38cm">
          <draw:text-box>
            <text:p text:style-name="P1"><text:span text:style-name="T3">a response which did not undermine the UK’s plans for transition in the South, had </text:span></text:p>
          </draw:text-box>
        </draw:frame>
        <draw:frame draw:style-name="gr1" draw:text-style-name="P2" draw:layer="layout" svg:width="16.495cm" svg:height="0.475cm" svg:x="2.2cm" svg:y="22.944cm">
          <draw:text-box>
            <text:p text:style-name="P1"><text:span text:style-name="T3">meant that the UK had not had the time to stand back and think through what it needed </text:span></text:p>
          </draw:text-box>
        </draw:frame>
        <draw:frame draw:style-name="gr1" draw:text-style-name="P2" draw:layer="layout" svg:width="3.52cm" svg:height="0.475cm" svg:x="2.2cm" svg:y="23.508cm">
          <draw:text-box>
            <text:p text:style-name="P1"><text:span text:style-name="T3">to deliver in Basra.</text:span></text:p>
          </draw:text-box>
        </draw:frame>
        <draw:frame draw:style-name="gr5" draw:text-style-name="P6" draw:layer="layout" svg:width="0.408cm" svg:height="0.276cm" svg:x="5.706cm" svg:y="23.527cm">
          <draw:text-box>
            <text:p text:style-name="P1"><text:span text:style-name="T8">272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8" draw:text-style-name="P7" draw:layer="layout" svg:x1="2.645cm" svg:y1="25.867cm" svg:x2="17.894cm" svg:y2="25.867cm">
          <text:p/>
        </draw:line>
        <draw:frame draw:style-name="gr1" draw:text-style-name="P2" draw:layer="layout" svg:width="12.156cm" svg:height="0.475cm" svg:x="6.118cm" svg:y="23.508cm">
          <draw:text-box>
            <text:p text:style-name="P1"><text:span text:style-name="T3"><text:s/></text:span><text:span text:style-name="T3">She concluded that the PRT model was an improvement on the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69 </text:span></text:p>
          </draw:text-box>
        </draw:frame>
        <draw:frame draw:style-name="gr4" draw:text-style-name="P5" draw:layer="layout" svg:width="15.212cm" svg:height="0.395cm" svg:x="2.646cm" svg:y="25.511cm">
          <draw:text-box>
            <text:p text:style-name="P1"><text:span text:style-name="T5">Minute Cabinet Office [junior official] to Cabinet Office [junior official] 5 January 2006, ‘Iraq: PRTs’.</text:span><text:span text:style-name="T11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70 </text:span></text:p>
          </draw:text-box>
        </draw:frame>
        <draw:frame draw:style-name="gr4" draw:text-style-name="P5" draw:layer="layout" svg:width="7.042cm" svg:height="0.395cm" svg:x="2.646cm" svg:y="25.934cm">
          <draw:text-box>
            <text:p text:style-name="P1"><text:span text:style-name="T11">Paper DFID, 10 January 2006, ‘Iraq Update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71 </text:span></text:p>
          </draw:text-box>
        </draw:frame>
        <draw:frame draw:style-name="gr4" draw:text-style-name="P5" draw:layer="layout" svg:width="7.042cm" svg:height="0.395cm" svg:x="2.646cm" svg:y="26.357cm">
          <draw:text-box>
            <text:p text:style-name="P1"><text:span text:style-name="T11">Paper DFID, 10 January 2006, ‘Iraq Update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72 </text:span></text:p>
          </draw:text-box>
        </draw:frame>
        <draw:frame draw:style-name="gr4" draw:text-style-name="P5" draw:layer="layout" svg:width="7.271cm" svg:height="0.395cm" svg:x="2.646cm" svg:y="26.781cm">
          <draw:text-box>
            <text:p text:style-name="P1"><text:span text:style-name="T11">Public hearing, 22 June 2010, pages 100-101. </text:span></text:p>
          </draw:text-box>
        </draw:frame>
      </draw:page>
      <draw:page draw:name="page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6</text:span></text:p>
          </draw:text-box>
        </draw:frame>
        <draw:frame draw:style-name="gr1" draw:text-style-name="P2" draw:layer="layout" svg:width="15.547cm" svg:height="0.475cm" svg:x="2.2cm" svg:y="2.525cm">
          <draw:text-box>
            <text:p text:style-name="P1"><text:span text:style-name="T3">previous, more fragmented, arrangement, but less of a “step-change” than it might </text:span></text:p>
          </draw:text-box>
        </draw:frame>
        <draw:frame draw:style-name="gr1" draw:text-style-name="P2" draw:layer="layout" svg:width="2.229cm" svg:height="0.475cm" svg:x="2.2cm" svg:y="3.09cm">
          <draw:text-box>
            <text:p text:style-name="P1"><text:span text:style-name="T3">have been. </text:span></text:p>
          </draw:text-box>
        </draw:frame>
        <draw:frame draw:style-name="gr1" draw:text-style-name="P2" draw:layer="layout" svg:width="8.752cm" svg:height="0.475cm" svg:x="2.2cm" svg:y="4.004cm">
          <draw:text-box>
            <text:p text:style-name="P1"><text:span text:style-name="T6">477. </text:span><text:span text:style-name="T3"><text:s/>Mr Tansley agreed with that assessment.</text:span></text:p>
          </draw:text-box>
        </draw:frame>
        <draw:frame draw:style-name="gr5" draw:text-style-name="P6" draw:layer="layout" svg:width="0.408cm" svg:height="0.276cm" svg:x="10.898cm" svg:y="4.023cm">
          <draw:text-box>
            <text:p text:style-name="P1"><text:span text:style-name="T8">273</text:span></text:p>
          </draw:text-box>
        </draw:frame>
        <draw:frame draw:style-name="gr1" draw:text-style-name="P2" draw:layer="layout" svg:width="0.422cm" svg:height="0.475cm" svg:x="11.31cm" svg:y="4.004cm">
          <draw:text-box>
            <text:p text:style-name="P1"><text:span text:style-name="T3"><text:s/></text:span></text:p>
          </draw:text-box>
        </draw:frame>
        <draw:frame draw:style-name="gr10" draw:text-style-name="P9" draw:layer="layout" svg:width="14.658cm" svg:height="0.556cm" svg:x="2.2cm" svg:y="5.125cm">
          <draw:text-box>
            <text:p text:style-name="P1"><text:span text:style-name="T14">Preparing for the transfer of security responsibility in Maysan </text:span></text:p>
          </draw:text-box>
        </draw:frame>
        <draw:frame draw:style-name="gr10" draw:text-style-name="P9" draw:layer="layout" svg:width="3.346cm" svg:height="0.556cm" svg:x="2.2cm" svg:y="5.76cm">
          <draw:text-box>
            <text:p text:style-name="P1"><text:span text:style-name="T14">and Muthanna</text:span></text:p>
          </draw:text-box>
        </draw:frame>
        <draw:frame draw:style-name="gr1" draw:text-style-name="P2" draw:layer="layout" svg:width="14.569cm" svg:height="0.475cm" svg:x="2.2cm" svg:y="6.588cm">
          <draw:text-box>
            <text:p text:style-name="P1"><text:span text:style-name="T6">478. </text:span><text:span text:style-name="T3"><text:s/>Section 9.4 describes planning and preparations for the transfer of lead </text:span></text:p>
          </draw:text-box>
        </draw:frame>
        <draw:frame draw:style-name="gr1" draw:text-style-name="P2" draw:layer="layout" svg:width="16.063cm" svg:height="0.475cm" svg:x="2.2cm" svg:y="7.153cm">
          <draw:text-box>
            <text:p text:style-name="P1"><text:span text:style-name="T3">responsibility for security in Muthanna and Maysan to the Iraqi authorities (scheduled </text:span></text:p>
          </draw:text-box>
        </draw:frame>
        <draw:frame draw:style-name="gr1" draw:text-style-name="P2" draw:layer="layout" svg:width="2.741cm" svg:height="0.475cm" svg:x="2.2cm" svg:y="7.717cm">
          <draw:text-box>
            <text:p text:style-name="P1"><text:span text:style-name="T3">for May 2006).</text:span></text:p>
          </draw:text-box>
        </draw:frame>
        <draw:frame draw:style-name="gr1" draw:text-style-name="P2" draw:layer="layout" svg:width="13.963cm" svg:height="0.475cm" svg:x="2.2cm" svg:y="8.632cm">
          <draw:text-box>
            <text:p text:style-name="P1"><text:span text:style-name="T6">479. </text:span><text:span text:style-name="T3"><text:s/>Mr Patey issued his annual review of the state of Iraq on 10 January.</text:span></text:p>
          </draw:text-box>
        </draw:frame>
        <draw:frame draw:style-name="gr5" draw:text-style-name="P6" draw:layer="layout" svg:width="0.408cm" svg:height="0.276cm" svg:x="16.076cm" svg:y="8.651cm">
          <draw:text-box>
            <text:p text:style-name="P1"><text:span text:style-name="T8">274</text:span></text:p>
          </draw:text-box>
        </draw:frame>
        <draw:frame draw:style-name="gr1" draw:text-style-name="P2" draw:layer="layout" svg:width="0.781cm" svg:height="0.475cm" svg:x="16.488cm" svg:y="8.632cm">
          <draw:text-box>
            <text:p text:style-name="P1"><text:span text:style-name="T3"><text:s/></text:span><text:span text:style-name="T3">He </text:span></text:p>
          </draw:text-box>
        </draw:frame>
        <draw:frame draw:style-name="gr1" draw:text-style-name="P2" draw:layer="layout" svg:width="15.466cm" svg:height="0.475cm" svg:x="2.2cm" svg:y="9.196cm">
          <draw:text-box>
            <text:p text:style-name="P1"><text:span text:style-name="T3">characterised 2005 as a “year of democracy”, despite the persistent violence. The </text:span></text:p>
          </draw:text-box>
        </draw:frame>
        <draw:frame draw:style-name="gr1" draw:text-style-name="P2" draw:layer="layout" svg:width="16.266cm" svg:height="0.475cm" svg:x="2.2cm" svg:y="9.761cm">
          <draw:text-box>
            <text:p text:style-name="P1"><text:span text:style-name="T3">development of the Constitution and elections had diverted attention from establishing </text:span></text:p>
          </draw:text-box>
        </draw:frame>
        <draw:frame draw:style-name="gr1" draw:text-style-name="P2" draw:layer="layout" svg:width="12.969cm" svg:height="0.475cm" svg:x="2.2cm" svg:y="10.325cm">
          <draw:text-box>
            <text:p text:style-name="P1"><text:span text:style-name="T3">“</text:span><text:span text:style-name="T3">effective governance”, and in a number of areas Iraq had regressed:</text:span></text:p>
          </draw:text-box>
        </draw:frame>
        <draw:frame draw:style-name="gr1" draw:text-style-name="P2" draw:layer="layout" svg:width="16.03cm" svg:height="0.475cm" svg:x="2.95cm" svg:y="11.24cm">
          <draw:text-box>
            <text:p text:style-name="P1"><text:span text:style-name="T3">“</text:span><text:span text:style-name="T3">The year ended with Baghdad on three hours of power a day and falls in oil exports. </text:span></text:p>
          </draw:text-box>
        </draw:frame>
        <draw:frame draw:style-name="gr1" draw:text-style-name="P2" draw:layer="layout" svg:width="15.242cm" svg:height="0.475cm" svg:x="2.95cm" svg:y="11.804cm">
          <draw:text-box>
            <text:p text:style-name="P1"><text:span text:style-name="T3">The Government did just enough (courtesy of a high degree of flexibility from the </text:span></text:p>
          </draw:text-box>
        </draw:frame>
        <draw:frame draw:style-name="gr1" draw:text-style-name="P2" draw:layer="layout" svg:width="15.894cm" svg:height="0.475cm" svg:x="2.95cm" svg:y="12.368cm">
          <draw:text-box>
            <text:p text:style-name="P1"><text:span text:style-name="T3">IMF and much help from us) to achieve an interim SBA [Stand-By Arrangement] that </text:span></text:p>
          </draw:text-box>
        </draw:frame>
        <draw:frame draw:style-name="gr1" draw:text-style-name="P2" draw:layer="layout" svg:width="15.852cm" svg:height="0.475cm" svg:x="2.95cm" svg:y="12.933cm">
          <draw:text-box>
            <text:p text:style-name="P1"><text:span text:style-name="T3">keeps the debt relief programme in track but there is not much else to report by way </text:span></text:p>
          </draw:text-box>
        </draw:frame>
        <draw:frame draw:style-name="gr1" draw:text-style-name="P2" draw:layer="layout" svg:width="3.473cm" svg:height="0.475cm" svg:x="2.95cm" svg:y="13.497cm">
          <draw:text-box>
            <text:p text:style-name="P1"><text:span text:style-name="T3">of achievements.” </text:span></text:p>
          </draw:text-box>
        </draw:frame>
        <draw:frame draw:style-name="gr1" draw:text-style-name="P2" draw:layer="layout" svg:width="15.106cm" svg:height="0.475cm" svg:x="2.2cm" svg:y="14.412cm">
          <draw:text-box>
            <text:p text:style-name="P1"><text:span text:style-name="T6">480. </text:span><text:span text:style-name="T3"><text:s/>Mr Straw visited Iraq on 6 and 7 January. His report to Mr Blair focused on </text:span></text:p>
          </draw:text-box>
        </draw:frame>
        <draw:frame draw:style-name="gr1" draw:text-style-name="P2" draw:layer="layout" svg:width="16.165cm" svg:height="0.475cm" svg:x="2.2cm" svg:y="14.976cm">
          <draw:text-box>
            <text:p text:style-name="P1"><text:span text:style-name="T3">progress in forming a new Iraqi Government but also highlighted the need to consider </text:span></text:p>
          </draw:text-box>
        </draw:frame>
        <draw:frame draw:style-name="gr1" draw:text-style-name="P2" draw:layer="layout" svg:width="8.016cm" svg:height="0.475cm" svg:x="2.2cm" svg:y="15.541cm">
          <draw:text-box>
            <text:p text:style-name="P1"><text:span text:style-name="T3">how to increase international engagement.</text:span></text:p>
          </draw:text-box>
        </draw:frame>
        <draw:frame draw:style-name="gr5" draw:text-style-name="P6" draw:layer="layout" svg:width="0.408cm" svg:height="0.276cm" svg:x="10.178cm" svg:y="15.559cm">
          <draw:text-box>
            <text:p text:style-name="P1"><text:span text:style-name="T8">275</text:span></text:p>
          </draw:text-box>
        </draw:frame>
        <draw:frame draw:style-name="gr1" draw:text-style-name="P2" draw:layer="layout" svg:width="0.422cm" svg:height="0.475cm" svg:x="10.59cm" svg:y="15.5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85cm" svg:height="0.475cm" svg:x="2.2cm" svg:y="16.455cm">
          <draw:text-box>
            <text:p text:style-name="P1"><text:span text:style-name="T6">481. </text:span><text:span text:style-name="T3"><text:s/>The key would be to persuade the UN to play a more active role. The UK and US </text:span></text:p>
          </draw:text-box>
        </draw:frame>
        <draw:frame draw:style-name="gr1" draw:text-style-name="P2" draw:layer="layout" svg:width="16.178cm" svg:height="0.475cm" svg:x="2.2cm" svg:y="17.02cm">
          <draw:text-box>
            <text:p text:style-name="P1"><text:span text:style-name="T3">were working on the problem of providing the UN with air assets and security. The UK </text:span></text:p>
          </draw:text-box>
        </draw:frame>
        <draw:frame draw:style-name="gr1" draw:text-style-name="P2" draw:layer="layout" svg:width="15.856cm" svg:height="0.475cm" svg:x="2.2cm" svg:y="17.584cm">
          <draw:text-box>
            <text:p text:style-name="P1"><text:span text:style-name="T3">also needed to persuade the US “to take the UN more seriously into its confidence”: </text:span></text:p>
          </draw:text-box>
        </draw:frame>
        <draw:frame draw:style-name="gr1" draw:text-style-name="P2" draw:layer="layout" svg:width="15.814cm" svg:height="0.475cm" svg:x="2.2cm" svg:y="18.148cm">
          <draw:text-box>
            <text:p text:style-name="P1"><text:span text:style-name="T3">the US had been receptive at official level but the message needed to be reinforced </text:span></text:p>
          </draw:text-box>
        </draw:frame>
        <draw:frame draw:style-name="gr1" draw:text-style-name="P2" draw:layer="layout" svg:width="3.473cm" svg:height="0.475cm" svg:x="2.2cm" svg:y="18.713cm">
          <draw:text-box>
            <text:p text:style-name="P1"><text:span text:style-name="T3">at a political level. </text:span></text:p>
          </draw:text-box>
        </draw:frame>
        <draw:frame draw:style-name="gr1" draw:text-style-name="P2" draw:layer="layout" svg:width="15.276cm" svg:height="0.475cm" svg:x="2.2cm" svg:y="19.627cm">
          <draw:text-box>
            <text:p text:style-name="P1"><text:span text:style-name="T6">482. </text:span><text:span text:style-name="T3"><text:s/>In discussion with President Bush on 10 January, Mr Blair said that it would </text:span></text:p>
          </draw:text-box>
        </draw:frame>
        <draw:frame draw:style-name="gr1" draw:text-style-name="P2" draw:layer="layout" svg:width="16.123cm" svg:height="0.475cm" svg:x="2.2cm" svg:y="20.192cm">
          <draw:text-box>
            <text:p text:style-name="P1"><text:span text:style-name="T3">help to unlock outstanding aid pledges if the new Iraqi Government set out a “forward </text:span></text:p>
          </draw:text-box>
        </draw:frame>
        <draw:frame draw:style-name="gr1" draw:text-style-name="P2" draw:layer="layout" svg:width="16.233cm" svg:height="0.475cm" svg:x="2.2cm" svg:y="20.756cm">
          <draw:text-box>
            <text:p text:style-name="P1"><text:span text:style-name="T3">programme” covering security, coalition posture and reconstruction, which the UN and </text:span></text:p>
          </draw:text-box>
        </draw:frame>
        <draw:frame draw:style-name="gr1" draw:text-style-name="P2" draw:layer="layout" svg:width="4.921cm" svg:height="0.475cm" svg:x="2.2cm" svg:y="21.321cm">
          <draw:text-box>
            <text:p text:style-name="P1"><text:span text:style-name="T3">coalition could get behind.</text:span></text:p>
          </draw:text-box>
        </draw:frame>
        <draw:frame draw:style-name="gr5" draw:text-style-name="P6" draw:layer="layout" svg:width="0.408cm" svg:height="0.276cm" svg:x="7.095cm" svg:y="21.339cm">
          <draw:text-box>
            <text:p text:style-name="P1"><text:span text:style-name="T8">276</text:span></text:p>
          </draw:text-box>
        </draw:frame>
        <draw:frame draw:style-name="gr1" draw:text-style-name="P2" draw:layer="layout" svg:width="13.015cm" svg:height="0.475cm" svg:x="2.2cm" svg:y="22.235cm">
          <draw:text-box>
            <text:p text:style-name="P1"><text:span text:style-name="T6">483. </text:span><text:span text:style-name="T3"><text:s/>The 12 January meeting of DOP(I) discussed Mr Straw’s report.</text:span></text:p>
          </draw:text-box>
        </draw:frame>
        <draw:frame draw:style-name="gr5" draw:text-style-name="P6" draw:layer="layout" svg:width="0.408cm" svg:height="0.276cm" svg:x="15.156cm" svg:y="22.254cm">
          <draw:text-box>
            <text:p text:style-name="P1"><text:span text:style-name="T8">277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0.422cm" svg:height="0.475cm" svg:x="15.568cm" svg:y="22.235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273 </text:span></text:p>
          </draw:text-box>
        </draw:frame>
        <draw:frame draw:style-name="gr4" draw:text-style-name="P5" draw:layer="layout" svg:width="6.39cm" svg:height="0.395cm" svg:x="2.646cm" svg:y="24.664cm">
          <draw:text-box>
            <text:p text:style-name="P1"><text:span text:style-name="T11">Public hearing, 22 June 2010, page 101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74 </text:span></text:p>
          </draw:text-box>
        </draw:frame>
        <draw:frame draw:style-name="gr4" draw:text-style-name="P5" draw:layer="layout" svg:width="12.202cm" svg:height="0.395cm" svg:x="2.646cm" svg:y="25.087cm">
          <draw:text-box>
            <text:p text:style-name="P1"><text:span text:style-name="T11">eGram 384/06 Patey to FCO London, 10 January 2006, ‘Iraq: Annual Review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75 </text:span></text:p>
          </draw:text-box>
        </draw:frame>
        <draw:frame draw:style-name="gr4" draw:text-style-name="P5" draw:layer="layout" svg:width="15.356cm" svg:height="0.395cm" svg:x="2.646cm" svg:y="25.511cm">
          <draw:text-box>
            <text:p text:style-name="P1"><text:span text:style-name="T11">Letter Straw to Prime Minister, 11 January 2006, ‘Iraq: Post-Elections and Government Formation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76 </text:span></text:p>
          </draw:text-box>
        </draw:frame>
        <draw:frame draw:style-name="gr4" draw:text-style-name="P5" draw:layer="layout" svg:width="14.624cm" svg:height="0.395cm" svg:x="2.646cm" svg:y="25.934cm">
          <draw:text-box>
            <text:p text:style-name="P1"><text:span text:style-name="T11">Letter Quarrey to Siddiq, 10 January 2006, ‘Prime Minister’s VTC with President Bush: Middle </text:span></text:p>
          </draw:text-box>
        </draw:frame>
        <draw:frame draw:style-name="gr4" draw:text-style-name="P5" draw:layer="layout" svg:width="2.093cm" svg:height="0.395cm" svg:x="2.2cm" svg:y="26.357cm">
          <draw:text-box>
            <text:p text:style-name="P1"><text:span text:style-name="T11">East Issue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77 </text:span></text:p>
          </draw:text-box>
        </draw:frame>
        <draw:frame draw:style-name="gr4" draw:text-style-name="P5" draw:layer="layout" svg:width="6.868cm" svg:height="0.395cm" svg:x="2.646cm" svg:y="26.781cm">
          <draw:text-box>
            <text:p text:style-name="P1"><text:span text:style-name="T11">Minutes, 12 January 2006, DOP(I) meeting. </text:span></text:p>
          </draw:text-box>
        </draw:frame>
      </draw:page>
      <draw:page draw:name="page81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7</text:span></text:p>
          </draw:text-box>
        </draw:frame>
        <draw:frame draw:style-name="gr1" draw:text-style-name="P2" draw:layer="layout" svg:width="15.022cm" svg:height="0.475cm" svg:x="2.2cm" svg:y="2.525cm">
          <draw:text-box>
            <text:p text:style-name="P1"><text:span text:style-name="T6">484. </text:span><text:span text:style-name="T3"><text:s/>Mr Straw’s briefing for the meeting stated that the obstacles to deeper UN </text:span></text:p>
          </draw:text-box>
        </draw:frame>
        <draw:frame draw:style-name="gr1" draw:text-style-name="P2" draw:layer="layout" svg:width="16.647cm" svg:height="0.475cm" svg:x="2.2cm" svg:y="3.09cm">
          <draw:text-box>
            <text:p text:style-name="P1"><text:span text:style-name="T3">engagement were “acute scepticism” within UN headquarters about Iraq and “justifiable” </text:span></text:p>
          </draw:text-box>
        </draw:frame>
        <draw:frame draw:style-name="gr1" draw:text-style-name="P2" draw:layer="layout" svg:width="15.818cm" svg:height="0.475cm" svg:x="2.2cm" svg:y="3.654cm">
          <draw:text-box>
            <text:p text:style-name="P1"><text:span text:style-name="T3">UN concern that it lacked the transport and security assets it needed to do a decent </text:span></text:p>
          </draw:text-box>
        </draw:frame>
        <draw:frame draw:style-name="gr1" draw:text-style-name="P2" draw:layer="layout" svg:width="0.688cm" svg:height="0.475cm" svg:x="2.2cm" svg:y="4.218cm">
          <draw:text-box>
            <text:p text:style-name="P1"><text:span text:style-name="T3">job.</text:span></text:p>
          </draw:text-box>
        </draw:frame>
        <draw:frame draw:style-name="gr5" draw:text-style-name="P6" draw:layer="layout" svg:width="0.408cm" svg:height="0.276cm" svg:x="2.883cm" svg:y="4.237cm">
          <draw:text-box>
            <text:p text:style-name="P1"><text:span text:style-name="T8">278</text:span></text:p>
          </draw:text-box>
        </draw:frame>
        <draw:frame draw:style-name="gr1" draw:text-style-name="P2" draw:layer="layout" svg:width="14.591cm" svg:height="0.475cm" svg:x="3.294cm" svg:y="4.218cm">
          <draw:text-box>
            <text:p text:style-name="P1"><text:span text:style-name="T3"><text:s/></text:span><text:span text:style-name="T3">On the latter point, only the US had sufficient resources to help. The UK was </text:span></text:p>
          </draw:text-box>
        </draw:frame>
        <draw:frame draw:style-name="gr1" draw:text-style-name="P2" draw:layer="layout" svg:width="15.115cm" svg:height="0.475cm" svg:x="2.2cm" svg:y="4.783cm">
          <draw:text-box>
            <text:p text:style-name="P1"><text:span text:style-name="T3">lobbying the US to engage with and support the UN, using the argument that an </text:span></text:p>
          </draw:text-box>
        </draw:frame>
        <draw:frame draw:style-name="gr1" draw:text-style-name="P2" draw:layer="layout" svg:width="16.372cm" svg:height="0.475cm" svg:x="2.2cm" svg:y="5.347cm">
          <draw:text-box>
            <text:p text:style-name="P1"><text:span text:style-name="T3">empowered UN leading international engagement in 2006 offered the US (and the UK) </text:span></text:p>
          </draw:text-box>
        </draw:frame>
        <draw:frame draw:style-name="gr1" draw:text-style-name="P2" draw:layer="layout" svg:width="8.782cm" svg:height="0.475cm" svg:x="2.2cm" svg:y="5.912cm">
          <draw:text-box>
            <text:p text:style-name="P1"><text:span text:style-name="T3">a way of gradually reducing their commitment. </text:span></text:p>
          </draw:text-box>
        </draw:frame>
        <draw:frame draw:style-name="gr1" draw:text-style-name="P2" draw:layer="layout" svg:width="15.936cm" svg:height="0.475cm" svg:x="2.2cm" svg:y="6.826cm">
          <draw:text-box>
            <text:p text:style-name="P1"><text:span text:style-name="T6">485. </text:span><text:span text:style-name="T3"><text:s/>At the DOP(I) meeting, Ministers commented that a “new effort” was needed to </text:span></text:p>
          </draw:text-box>
        </draw:frame>
        <draw:frame draw:style-name="gr1" draw:text-style-name="P2" draw:layer="layout" svg:width="7.753cm" svg:height="0.475cm" svg:x="2.2cm" svg:y="7.391cm">
          <draw:text-box>
            <text:p text:style-name="P1"><text:span text:style-name="T3">increase UN engagement in Iraq in 2006.</text:span></text:p>
          </draw:text-box>
        </draw:frame>
        <draw:frame draw:style-name="gr5" draw:text-style-name="P6" draw:layer="layout" svg:width="0.408cm" svg:height="0.276cm" svg:x="9.919cm" svg:y="7.409cm">
          <draw:text-box>
            <text:p text:style-name="P1"><text:span text:style-name="T8">279</text:span></text:p>
          </draw:text-box>
        </draw:frame>
        <draw:frame draw:style-name="gr1" draw:text-style-name="P2" draw:layer="layout" svg:width="0.422cm" svg:height="0.475cm" svg:x="10.331cm" svg:y="7.39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46cm" svg:height="0.475cm" svg:x="2.2cm" svg:y="8.305cm">
          <draw:text-box>
            <text:p text:style-name="P1"><text:span text:style-name="T6">486. </text:span><text:span text:style-name="T3"><text:s/>Mr Blair’s Private Secretary advised him on 17 January that the power situation </text:span></text:p>
          </draw:text-box>
        </draw:frame>
        <draw:frame draw:style-name="gr1" draw:text-style-name="P2" draw:layer="layout" svg:width="11.584cm" svg:height="0.475cm" svg:x="2.2cm" svg:y="8.87cm">
          <draw:text-box>
            <text:p text:style-name="P1"><text:span text:style-name="T3">in Baghdad was “dire”, with only two hours of electricity a day.</text:span></text:p>
          </draw:text-box>
        </draw:frame>
        <draw:frame draw:style-name="gr5" draw:text-style-name="P6" draw:layer="layout" svg:width="0.408cm" svg:height="0.276cm" svg:x="13.745cm" svg:y="8.888cm">
          <draw:text-box>
            <text:p text:style-name="P1"><text:span text:style-name="T8">280</text:span></text:p>
          </draw:text-box>
        </draw:frame>
        <draw:frame draw:style-name="gr1" draw:text-style-name="P2" draw:layer="layout" svg:width="15.991cm" svg:height="0.475cm" svg:x="2.2cm" svg:y="9.784cm">
          <draw:text-box>
            <text:p text:style-name="P1"><text:span text:style-name="T6">487. </text:span><text:span text:style-name="T3"><text:s/>In discussion with President Bush on 17 January, Mr Blair suggested that there </text:span></text:p>
          </draw:text-box>
        </draw:frame>
        <draw:frame draw:style-name="gr1" draw:text-style-name="P2" draw:layer="layout" svg:width="6.081cm" svg:height="0.475cm" svg:x="2.2cm" svg:y="10.348cm">
          <draw:text-box>
            <text:p text:style-name="P1"><text:span text:style-name="T3">should be a big push on the UN.</text:span></text:p>
          </draw:text-box>
        </draw:frame>
        <draw:frame draw:style-name="gr5" draw:text-style-name="P6" draw:layer="layout" svg:width="0.408cm" svg:height="0.276cm" svg:x="8.248cm" svg:y="10.367cm">
          <draw:text-box>
            <text:p text:style-name="P1"><text:span text:style-name="T8">281</text:span></text:p>
          </draw:text-box>
        </draw:frame>
        <draw:frame draw:style-name="gr7" draw:text-style-name="P8" draw:layer="layout" svg:width="0.205cm" svg:height="0.23cm" svg:x="8.66cm" svg:y="10.428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6.073cm" svg:height="0.475cm" svg:x="8.717cm" svg:y="10.348cm">
          <draw:text-box>
            <text:p text:style-name="P1"><text:span text:style-name="T3">The UN had to show leadership.</text:span></text:p>
          </draw:text-box>
        </draw:frame>
        <draw:frame draw:style-name="gr1" draw:text-style-name="P2" draw:layer="layout" svg:width="16.643cm" svg:height="0.475cm" svg:x="2.2cm" svg:y="11.263cm">
          <draw:text-box>
            <text:p text:style-name="P1"><text:span text:style-name="T6">488. </text:span><text:span text:style-name="T3"><text:s/>The Italian Government announced on 19 January that it hoped to withdraw Italian </text:span></text:p>
          </draw:text-box>
        </draw:frame>
        <draw:frame draw:style-name="gr1" draw:text-style-name="P2" draw:layer="layout" svg:width="8.058cm" svg:height="0.475cm" svg:x="2.2cm" svg:y="11.827cm">
          <draw:text-box>
            <text:p text:style-name="P1"><text:span text:style-name="T3">troops from Dhi Qar by the end of the year.</text:span></text:p>
          </draw:text-box>
        </draw:frame>
        <draw:frame draw:style-name="gr5" draw:text-style-name="P6" draw:layer="layout" svg:width="0.408cm" svg:height="0.276cm" svg:x="10.224cm" svg:y="11.846cm">
          <draw:text-box>
            <text:p text:style-name="P1"><text:span text:style-name="T8">282</text:span></text:p>
          </draw:text-box>
        </draw:frame>
        <draw:frame draw:style-name="gr1" draw:text-style-name="P2" draw:layer="layout" svg:width="0.422cm" svg:height="0.475cm" svg:x="10.636cm" svg:y="11.82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37cm" svg:height="0.475cm" svg:x="2.2cm" svg:y="12.742cm">
          <draw:text-box>
            <text:p text:style-name="P1"><text:span text:style-name="T6">489. </text:span><text:span text:style-name="T3"><text:s/>The Cabinet agreed on 26 January to deploy UK troops to Helmand province, </text:span></text:p>
          </draw:text-box>
        </draw:frame>
        <draw:frame draw:style-name="gr1" draw:text-style-name="P2" draw:layer="layout" svg:width="5.819cm" svg:height="0.475cm" svg:x="2.2cm" svg:y="13.306cm">
          <draw:text-box>
            <text:p text:style-name="P1"><text:span text:style-name="T3">Afghanistan (see Section 9.4). </text:span></text:p>
          </draw:text-box>
        </draw:frame>
        <draw:frame draw:style-name="gr1" draw:text-style-name="P2" draw:layer="layout" svg:width="11.605cm" svg:height="0.475cm" svg:x="2.2cm" svg:y="14.221cm">
          <draw:text-box>
            <text:p text:style-name="P1"><text:span text:style-name="T6">490. </text:span><text:span text:style-name="T3"><text:s/>Mr Straw sent two IPU papers to Mr Blair on 7 February.</text:span></text:p>
          </draw:text-box>
        </draw:frame>
        <draw:frame draw:style-name="gr5" draw:text-style-name="P6" draw:layer="layout" svg:width="0.408cm" svg:height="0.276cm" svg:x="13.744cm" svg:y="14.239cm">
          <draw:text-box>
            <text:p text:style-name="P1"><text:span text:style-name="T8">283</text:span></text:p>
          </draw:text-box>
        </draw:frame>
        <draw:frame draw:style-name="gr1" draw:text-style-name="P2" draw:layer="layout" svg:width="4.143cm" svg:height="0.475cm" svg:x="14.156cm" svg:y="14.221cm">
          <draw:text-box>
            <text:p text:style-name="P1"><text:span text:style-name="T3"><text:s/></text:span><text:span text:style-name="T3">Copies of Mr Straw’s </text:span></text:p>
          </draw:text-box>
        </draw:frame>
        <draw:frame draw:style-name="gr1" draw:text-style-name="P2" draw:layer="layout" svg:width="15.775cm" svg:height="0.475cm" svg:x="2.2cm" svg:y="14.785cm">
          <draw:text-box>
            <text:p text:style-name="P1"><text:span text:style-name="T3">letter and the IPU papers were sent to DOP(I) members and Sir Gus O’Donnell, the </text:span></text:p>
          </draw:text-box>
        </draw:frame>
        <draw:frame draw:style-name="gr1" draw:text-style-name="P2" draw:layer="layout" svg:width="3.486cm" svg:height="0.475cm" svg:x="2.2cm" svg:y="15.35cm">
          <draw:text-box>
            <text:p text:style-name="P1"><text:span text:style-name="T3">Cabinet Secretary.</text:span></text:p>
          </draw:text-box>
        </draw:frame>
        <draw:frame draw:style-name="gr1" draw:text-style-name="P2" draw:layer="layout" svg:width="14.399cm" svg:height="0.475cm" svg:x="2.2cm" svg:y="16.264cm">
          <draw:text-box>
            <text:p text:style-name="P1"><text:span text:style-name="T6">491. </text:span><text:span text:style-name="T3"><text:s/>The first paper considered how the UN should transform its role in Iraq.</text:span></text:p>
          </draw:text-box>
        </draw:frame>
        <draw:frame draw:style-name="gr5" draw:text-style-name="P6" draw:layer="layout" svg:width="0.408cm" svg:height="0.276cm" svg:x="16.53cm" svg:y="16.283cm">
          <draw:text-box>
            <text:p text:style-name="P1"><text:span text:style-name="T8">284</text:span></text:p>
          </draw:text-box>
        </draw:frame>
        <draw:frame draw:style-name="gr1" draw:text-style-name="P2" draw:layer="layout" svg:width="1.679cm" svg:height="0.475cm" svg:x="16.941cm" svg:y="16.264cm">
          <draw:text-box>
            <text:p text:style-name="P1"><text:span text:style-name="T3"><text:s/></text:span><text:span text:style-name="T3">The UK </text:span></text:p>
          </draw:text-box>
        </draw:frame>
        <draw:frame draw:style-name="gr1" draw:text-style-name="P2" draw:layer="layout" svg:width="3.406cm" svg:height="0.475cm" svg:x="2.2cm" svg:y="16.828cm">
          <draw:text-box>
            <text:p text:style-name="P1"><text:span text:style-name="T3">wanted the UN to:</text:span></text:p>
          </draw:text-box>
        </draw:frame>
        <draw:frame draw:style-name="gr3" draw:text-style-name="P4" draw:layer="layout" svg:width="0.634cm" svg:height="0.712cm" svg:x="2.95cm" svg:y="17.5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53cm" svg:height="0.475cm" svg:x="3.7cm" svg:y="17.743cm">
          <draw:text-box>
            <text:p text:style-name="P1"><text:span text:style-name="T3">contribute to the new international partnership that the UK envisaged;</text:span></text:p>
          </draw:text-box>
        </draw:frame>
        <draw:frame draw:style-name="gr3" draw:text-style-name="P4" draw:layer="layout" svg:width="0.634cm" svg:height="0.712cm" svg:x="2.95cm" svg:y="18.2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77cm" svg:height="0.475cm" svg:x="3.7cm" svg:y="18.407cm">
          <draw:text-box>
            <text:p text:style-name="P1"><text:span text:style-name="T3">act as an honest broker between Iraqi communities, before and after </text:span></text:p>
          </draw:text-box>
        </draw:frame>
        <draw:frame draw:style-name="gr1" draw:text-style-name="P2" draw:layer="layout" svg:width="4.252cm" svg:height="0.475cm" svg:x="3.7cm" svg:y="18.972cm">
          <draw:text-box>
            <text:p text:style-name="P1"><text:span text:style-name="T3">government formation;</text:span></text:p>
          </draw:text-box>
        </draw:frame>
        <draw:frame draw:style-name="gr3" draw:text-style-name="P4" draw:layer="layout" svg:width="0.634cm" svg:height="0.712cm" svg:x="2.95cm" svg:y="19.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725cm" svg:height="0.475cm" svg:x="3.7cm" svg:y="19.636cm">
          <draw:text-box>
            <text:p text:style-name="P1"><text:span text:style-name="T3">support provincial elections and the constitutional review;</text:span></text:p>
          </draw:text-box>
        </draw:frame>
        <draw:frame draw:style-name="gr3" draw:text-style-name="P4" draw:layer="layout" svg:width="0.634cm" svg:height="0.712cm" svg:x="2.95cm" svg:y="20.1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316cm" svg:height="0.475cm" svg:x="3.7cm" svg:y="20.301cm">
          <draw:text-box>
            <text:p text:style-name="P1"><text:span text:style-name="T3">help reduce the risk of conflict in Kirkuk; and</text:span></text:p>
          </draw:text-box>
        </draw:frame>
        <draw:frame draw:style-name="gr3" draw:text-style-name="P4" draw:layer="layout" svg:width="0.634cm" svg:height="0.712cm" svg:x="2.95cm" svg:y="20.809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2.043cm" svg:x2="7.3cm" svg:y2="22.043cm">
          <text:p/>
        </draw:line>
        <draw:frame draw:style-name="gr1" draw:text-style-name="P2" draw:layer="layout" svg:width="10.801cm" svg:height="0.475cm" svg:x="3.7cm" svg:y="20.965cm">
          <draw:text-box>
            <text:p text:style-name="P1"><text:span text:style-name="T3">scale up their reconstruction and development presence. </text:span></text:p>
          </draw:text-box>
        </draw:frame>
        <draw:frame draw:style-name="gr7" draw:text-style-name="P8" draw:layer="layout" svg:width="0.404cm" svg:height="0.23cm" svg:x="2.2cm" svg:y="22.563cm">
          <draw:text-box>
            <text:p text:style-name="P1"><text:span text:style-name="T10">278 </text:span></text:p>
          </draw:text-box>
        </draw:frame>
        <draw:frame draw:style-name="gr4" draw:text-style-name="P5" draw:layer="layout" svg:width="14.637cm" svg:height="0.395cm" svg:x="2.646cm" svg:y="22.547cm">
          <draw:text-box>
            <text:p text:style-name="P1"><text:span text:style-name="T11">FCO [junior official] to Foreign Secretary, 10 January 2006, ‘Iraq: DOP-I Meeting, 12 January’. </text:span></text:p>
          </draw:text-box>
        </draw:frame>
        <draw:frame draw:style-name="gr7" draw:text-style-name="P8" draw:layer="layout" svg:width="0.404cm" svg:height="0.23cm" svg:x="2.2cm" svg:y="22.986cm">
          <draw:text-box>
            <text:p text:style-name="P1"><text:span text:style-name="T10">279 </text:span></text:p>
          </draw:text-box>
        </draw:frame>
        <draw:frame draw:style-name="gr4" draw:text-style-name="P5" draw:layer="layout" svg:width="6.868cm" svg:height="0.395cm" svg:x="2.646cm" svg:y="22.971cm">
          <draw:text-box>
            <text:p text:style-name="P1"><text:span text:style-name="T11">Minutes, 12 January 2006, DOP(I) meeting. 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10">280 </text:span></text:p>
          </draw:text-box>
        </draw:frame>
        <draw:frame draw:style-name="gr4" draw:text-style-name="P5" draw:layer="layout" svg:width="15.234cm" svg:height="0.395cm" svg:x="2.646cm" svg:y="23.394cm">
          <draw:text-box>
            <text:p text:style-name="P1"><text:span text:style-name="T11">Minute Phillipson to Prime Minister, 17 January 2006, ‘VTC with President Bush, 1220 17 January </text:span></text:p>
          </draw:text-box>
        </draw:frame>
        <draw:frame draw:style-name="gr4" draw:text-style-name="P5" draw:layer="layout" svg:width="1.052cm" svg:height="0.395cm" svg:x="2.2cm" svg:y="23.817cm">
          <draw:text-box>
            <text:p text:style-name="P1"><text:span text:style-name="T11">2006’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281 </text:span></text:p>
          </draw:text-box>
        </draw:frame>
        <draw:frame draw:style-name="gr4" draw:text-style-name="P5" draw:layer="layout" svg:width="14.624cm" svg:height="0.395cm" svg:x="2.646cm" svg:y="24.241cm">
          <draw:text-box>
            <text:p text:style-name="P1"><text:span text:style-name="T11">Letter Quarrey to Siddiq, 17 January 2006, ‘Prime Minister’s VTC with President Bush: Middle </text:span></text:p>
          </draw:text-box>
        </draw:frame>
        <draw:frame draw:style-name="gr4" draw:text-style-name="P5" draw:layer="layout" svg:width="2.093cm" svg:height="0.395cm" svg:x="2.2cm" svg:y="24.664cm">
          <draw:text-box>
            <text:p text:style-name="P1"><text:span text:style-name="T11">East Issues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82 </text:span></text:p>
          </draw:text-box>
        </draw:frame>
        <draw:frame draw:style-name="gr4" draw:text-style-name="P5" draw:layer="layout" svg:width="9.396cm" svg:height="0.395cm" svg:x="2.646cm" svg:y="25.087cm">
          <draw:text-box>
            <text:p text:style-name="P1"><text:span text:style-name="T12">BBC News</text:span><text:span text:style-name="T11">, 19 January 2006, </text:span><text:span text:style-name="T12">Italy to pull out of Iraq in 2006</text:span><text:span text:style-name="T11">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83 </text:span></text:p>
          </draw:text-box>
        </draw:frame>
        <draw:frame draw:style-name="gr4" draw:text-style-name="P5" draw:layer="layout" svg:width="15.657cm" svg:height="0.395cm" svg:x="2.646cm" svg:y="25.511cm">
          <draw:text-box>
            <text:p text:style-name="P1"><text:span text:style-name="T11">Letter Straw to Prime Minister, 7 February 2006, ‘Iraq: International Partnership and the UN’s Role in </text:span></text:p>
          </draw:text-box>
        </draw:frame>
        <draw:frame draw:style-name="gr4" draw:text-style-name="P5" draw:layer="layout" svg:width="15.911cm" svg:height="0.395cm" svg:x="2.2cm" svg:y="25.934cm">
          <draw:text-box>
            <text:p text:style-name="P1"><text:span text:style-name="T11">2006’ attaching Paper IPU, 3 February 2006, ‘Iraq: UN Role in 2006’ and Paper IPU, 1 February 2006, </text:span></text:p>
          </draw:text-box>
        </draw:frame>
        <draw:line draw:style-name="gr8" draw:text-style-name="P7" draw:layer="layout" svg:x1="2.645cm" svg:y1="27.137cm" svg:x2="10.901cm" svg:y2="27.137cm">
          <text:p/>
        </draw:line>
        <draw:frame draw:style-name="gr4" draw:text-style-name="P5" draw:layer="layout" svg:width="13.167cm" svg:height="0.395cm" svg:x="2.2cm" svg:y="26.357cm">
          <draw:text-box>
            <text:p text:style-name="P1"><text:span text:style-name="T11">‘</text:span><text:span text:style-name="T11">Iraq: Implementing the Concept from Security Coalition to International Partnership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84 </text:span></text:p>
          </draw:text-box>
        </draw:frame>
        <draw:frame draw:style-name="gr4" draw:text-style-name="P5" draw:layer="layout" svg:width="8.303cm" svg:height="0.395cm" svg:x="2.646cm" svg:y="26.781cm">
          <draw:text-box>
            <text:p text:style-name="P1"><text:span text:style-name="T5">Paper IPU, 3 February 2006, ‘Iraq: UN Role in 2006’.</text:span><text:span text:style-name="T11"> </text:span></text:p>
          </draw:text-box>
        </draw:frame>
      </draw:page>
      <draw:page draw:name="page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8</text:span></text:p>
          </draw:text-box>
        </draw:frame>
        <draw:frame draw:style-name="gr1" draw:text-style-name="P2" draw:layer="layout" svg:width="14.785cm" svg:height="0.475cm" svg:x="2.2cm" svg:y="2.525cm">
          <draw:text-box>
            <text:p text:style-name="P1"><text:span text:style-name="T6">492. </text:span><text:span text:style-name="T3"><text:s/>On reconstruction and development, the UN was now a “key player”. UN </text:span></text:p>
          </draw:text-box>
        </draw:frame>
        <draw:frame draw:style-name="gr1" draw:text-style-name="P2" draw:layer="layout" svg:width="16.753cm" svg:height="0.475cm" svg:x="2.2cm" svg:y="3.09cm">
          <draw:text-box>
            <text:p text:style-name="P1"><text:span text:style-name="T3">development agencies wanted to increase their presence in Iraq, but with a UN ceiling of </text:span></text:p>
          </draw:text-box>
        </draw:frame>
        <draw:frame draw:style-name="gr1" draw:text-style-name="P2" draw:layer="layout" svg:width="16.504cm" svg:height="0.475cm" svg:x="2.2cm" svg:y="3.654cm">
          <draw:text-box>
            <text:p text:style-name="P1"><text:span text:style-name="T3">125 staff and priority consistently given to constitutional and political specialists, the UN </text:span></text:p>
          </draw:text-box>
        </draw:frame>
        <draw:frame draw:style-name="gr1" draw:text-style-name="P2" draw:layer="layout" svg:width="16.559cm" svg:height="0.475cm" svg:x="2.2cm" svg:y="4.218cm">
          <draw:text-box>
            <text:p text:style-name="P1"><text:span text:style-name="T3">could “at best” accommodate only three development or humanitarian specialists at any </text:span></text:p>
          </draw:text-box>
        </draw:frame>
        <draw:frame draw:style-name="gr1" draw:text-style-name="P2" draw:layer="layout" svg:width="16.152cm" svg:height="0.475cm" svg:x="2.2cm" svg:y="4.783cm">
          <draw:text-box>
            <text:p text:style-name="P1"><text:span text:style-name="T3">one time. The UK also wanted the UN to do more to help improve Iraqi observance of </text:span></text:p>
          </draw:text-box>
        </draw:frame>
        <draw:frame draw:style-name="gr1" draw:text-style-name="P2" draw:layer="layout" svg:width="12.063cm" svg:height="0.475cm" svg:x="2.2cm" svg:y="5.347cm">
          <draw:text-box>
            <text:p text:style-name="P1"><text:span text:style-name="T3">human rights; at present, the UN appeared reluctant to engage. </text:span></text:p>
          </draw:text-box>
        </draw:frame>
        <draw:frame draw:style-name="gr1" draw:text-style-name="P2" draw:layer="layout" svg:width="14.92cm" svg:height="0.475cm" svg:x="2.2cm" svg:y="6.262cm">
          <draw:text-box>
            <text:p text:style-name="P1"><text:span text:style-name="T6">493. </text:span><text:span text:style-name="T3"><text:s/>The UK would help secure increased UN engagement through Ministerial </text:span></text:p>
          </draw:text-box>
        </draw:frame>
        <draw:frame draw:style-name="gr1" draw:text-style-name="P2" draw:layer="layout" svg:width="15.543cm" svg:height="0.475cm" svg:x="2.2cm" svg:y="6.826cm">
          <draw:text-box>
            <text:p text:style-name="P1"><text:span text:style-name="T3">and official level lobbying of the UN (to encourage them to play a greater role), the </text:span></text:p>
          </draw:text-box>
        </draw:frame>
        <draw:frame draw:style-name="gr1" draw:text-style-name="P2" draw:layer="layout" svg:width="15.488cm" svg:height="0.475cm" svg:x="2.2cm" svg:y="7.391cm">
          <draw:text-box>
            <text:p text:style-name="P1"><text:span text:style-name="T3">US (to underline the value of the UN), and the EC, Japan and European countries </text:span></text:p>
          </draw:text-box>
        </draw:frame>
        <draw:frame draw:style-name="gr1" draw:text-style-name="P2" draw:layer="layout" svg:width="14.048cm" svg:height="0.475cm" svg:x="2.2cm" svg:y="7.955cm">
          <draw:text-box>
            <text:p text:style-name="P1"><text:span text:style-name="T3">(to get them to lobby the UN to play a greater role, and to fund it to do so). </text:span></text:p>
          </draw:text-box>
        </draw:frame>
        <draw:frame draw:style-name="gr1" draw:text-style-name="P2" draw:layer="layout" svg:width="16.347cm" svg:height="0.475cm" svg:x="2.2cm" svg:y="8.87cm">
          <draw:text-box>
            <text:p text:style-name="P1"><text:span text:style-name="T6">494. </text:span><text:span text:style-name="T3"><text:s/>In his letter to Mr Blair, Mr Straw described a transformed UN effort as “a catalyst </text:span></text:p>
          </draw:text-box>
        </draw:frame>
        <draw:frame draw:style-name="gr1" draw:text-style-name="P2" draw:layer="layout" svg:width="9.392cm" svg:height="0.475cm" svg:x="2.2cm" svg:y="9.434cm">
          <draw:text-box>
            <text:p text:style-name="P1"><text:span text:style-name="T3">to broader and deeper international engagement”.</text:span></text:p>
          </draw:text-box>
        </draw:frame>
        <draw:frame draw:style-name="gr5" draw:text-style-name="P6" draw:layer="layout" svg:width="0.408cm" svg:height="0.276cm" svg:x="11.544cm" svg:y="9.453cm">
          <draw:text-box>
            <text:p text:style-name="P1"><text:span text:style-name="T8">285</text:span></text:p>
          </draw:text-box>
        </draw:frame>
        <draw:frame draw:style-name="gr1" draw:text-style-name="P2" draw:layer="layout" svg:width="16.254cm" svg:height="0.475cm" svg:x="2.2cm" svg:y="10.348cm">
          <draw:text-box>
            <text:p text:style-name="P1"><text:span text:style-name="T6">495. </text:span><text:span text:style-name="T3"><text:s/>The second paper considered how the UK could support transition in Iraq from a </text:span></text:p>
          </draw:text-box>
        </draw:frame>
        <draw:frame draw:style-name="gr1" draw:text-style-name="P2" draw:layer="layout" svg:width="13.621cm" svg:height="0.475cm" svg:x="2.2cm" svg:y="10.913cm">
          <draw:text-box>
            <text:p text:style-name="P1"><text:span text:style-name="T3">“</text:span><text:span text:style-name="T3">primarily security based coalition” to a broader international partnership.</text:span></text:p>
          </draw:text-box>
        </draw:frame>
        <draw:frame draw:style-name="gr5" draw:text-style-name="P6" draw:layer="layout" svg:width="0.408cm" svg:height="0.276cm" svg:x="15.777cm" svg:y="10.932cm">
          <draw:text-box>
            <text:p text:style-name="P1"><text:span text:style-name="T8">286</text:span></text:p>
          </draw:text-box>
        </draw:frame>
        <draw:frame draw:style-name="gr1" draw:text-style-name="P2" draw:layer="layout" svg:width="1.975cm" svg:height="0.475cm" svg:x="16.189cm" svg:y="10.913cm">
          <draw:text-box>
            <text:p text:style-name="P1"><text:span text:style-name="T3"><text:s/></text:span><text:span text:style-name="T3">The UK’s </text:span></text:p>
          </draw:text-box>
        </draw:frame>
        <draw:frame draw:style-name="gr1" draw:text-style-name="P2" draw:layer="layout" svg:width="16.178cm" svg:height="0.475cm" svg:x="2.2cm" svg:y="11.477cm">
          <draw:text-box>
            <text:p text:style-name="P1"><text:span text:style-name="T3">strategic objective would be to enable the Iraqi Government to assume more effective </text:span></text:p>
          </draw:text-box>
        </draw:frame>
        <draw:frame draw:style-name="gr1" draw:text-style-name="P2" draw:layer="layout" svg:width="15.758cm" svg:height="0.475cm" svg:x="2.2cm" svg:y="12.042cm">
          <draw:text-box>
            <text:p text:style-name="P1"><text:span text:style-name="T3">control over Iraqi territory and the security, political and economic agendas. The UK </text:span></text:p>
          </draw:text-box>
        </draw:frame>
        <draw:frame draw:style-name="gr1" draw:text-style-name="P2" draw:layer="layout" svg:width="16.796cm" svg:height="0.475cm" svg:x="2.2cm" svg:y="12.606cm">
          <draw:text-box>
            <text:p text:style-name="P1"><text:span text:style-name="T3">would seek to develop a broader international partnership, which would require improved </text:span></text:p>
          </draw:text-box>
        </draw:frame>
        <draw:frame draw:style-name="gr1" draw:text-style-name="P2" draw:layer="layout" svg:width="7.677cm" svg:height="0.475cm" svg:x="2.2cm" svg:y="13.171cm">
          <draw:text-box>
            <text:p text:style-name="P1"><text:span text:style-name="T3">security and an increased UN presence. </text:span></text:p>
          </draw:text-box>
        </draw:frame>
        <draw:frame draw:style-name="gr1" draw:text-style-name="P2" draw:layer="layout" svg:width="16.059cm" svg:height="0.475cm" svg:x="2.2cm" svg:y="14.085cm">
          <draw:text-box>
            <text:p text:style-name="P1"><text:span text:style-name="T6">496. </text:span><text:span text:style-name="T3"><text:s/>Mr Tansley reported from Basra on 20 January that the situation in Maysan and </text:span></text:p>
          </draw:text-box>
        </draw:frame>
        <draw:frame draw:style-name="gr1" draw:text-style-name="P2" draw:layer="layout" svg:width="13.701cm" svg:height="0.475cm" svg:x="2.2cm" svg:y="14.65cm">
          <draw:text-box>
            <text:p text:style-name="P1"><text:span text:style-name="T3">Muthanna was likely to allow a transfer of security responsibilities in May.</text:span></text:p>
          </draw:text-box>
        </draw:frame>
        <draw:frame draw:style-name="gr5" draw:text-style-name="P6" draw:layer="layout" svg:width="0.408cm" svg:height="0.276cm" svg:x="15.862cm" svg:y="14.668cm">
          <draw:text-box>
            <text:p text:style-name="P1"><text:span text:style-name="T8">287</text:span></text:p>
          </draw:text-box>
        </draw:frame>
        <draw:frame draw:style-name="gr1" draw:text-style-name="P2" draw:layer="layout" svg:width="2.132cm" svg:height="0.475cm" svg:x="16.274cm" svg:y="14.65cm">
          <draw:text-box>
            <text:p text:style-name="P1"><text:span text:style-name="T3"><text:s/></text:span><text:span text:style-name="T3">Muthanna </text:span></text:p>
          </draw:text-box>
        </draw:frame>
        <draw:frame draw:style-name="gr1" draw:text-style-name="P2" draw:layer="layout" svg:width="15.615cm" svg:height="0.475cm" svg:x="2.2cm" svg:y="15.214cm">
          <draw:text-box>
            <text:p text:style-name="P1"><text:span text:style-name="T3">was the poorest province in Iraq but essential services were “adequate” and “basic </text:span></text:p>
          </draw:text-box>
        </draw:frame>
        <draw:frame draw:style-name="gr1" draw:text-style-name="P2" draw:layer="layout" svg:width="15.856cm" svg:height="0.475cm" svg:x="2.2cm" svg:y="15.778cm">
          <draw:text-box>
            <text:p text:style-name="P1"><text:span text:style-name="T3">governance structures” were functioning. Maysan had a weak economy but enjoyed </text:span></text:p>
          </draw:text-box>
        </draw:frame>
        <draw:frame draw:style-name="gr1" draw:text-style-name="P2" draw:layer="layout" svg:width="15.496cm" svg:height="0.475cm" svg:x="2.2cm" svg:y="16.343cm">
          <draw:text-box>
            <text:p text:style-name="P1"><text:span text:style-name="T3">better essential services and more effective governance than Muthanna. Securing </text:span></text:p>
          </draw:text-box>
        </draw:frame>
        <draw:frame draw:style-name="gr1" draw:text-style-name="P2" draw:layer="layout" svg:width="14.133cm" svg:height="0.475cm" svg:x="2.2cm" svg:y="16.907cm">
          <draw:text-box>
            <text:p text:style-name="P1"><text:span text:style-name="T3">effective links with central Government would be critical for both provinces. </text:span></text:p>
          </draw:text-box>
        </draw:frame>
        <draw:frame draw:style-name="gr1" draw:text-style-name="P2" draw:layer="layout" svg:width="16.3cm" svg:height="0.475cm" svg:x="2.2cm" svg:y="17.822cm">
          <draw:text-box>
            <text:p text:style-name="P1"><text:span text:style-name="T6">497. </text:span><text:span text:style-name="T3"><text:s/>Mr Tansley commented on the decision not to establish PRTs in those provinces: </text:span></text:p>
          </draw:text-box>
        </draw:frame>
        <draw:frame draw:style-name="gr1" draw:text-style-name="P2" draw:layer="layout" svg:width="14.298cm" svg:height="0.475cm" svg:x="2.95cm" svg:y="18.736cm">
          <draw:text-box>
            <text:p text:style-name="P1"><text:span text:style-name="T3">“</text:span><text:span text:style-name="T3">The situation … in Maysan and Al-Muthanna underlines why PRTs in those </text:span></text:p>
          </draw:text-box>
        </draw:frame>
        <draw:frame draw:style-name="gr1" draw:text-style-name="P2" draw:layer="layout" svg:width="15.001cm" svg:height="0.475cm" svg:x="2.95cm" svg:y="19.301cm">
          <draw:text-box>
            <text:p text:style-name="P1"><text:span text:style-name="T3">provinces are not required. Military transition will mean no international staff will </text:span></text:p>
          </draw:text-box>
        </draw:frame>
        <draw:frame draw:style-name="gr1" draw:text-style-name="P2" draw:layer="layout" svg:width="15.602cm" svg:height="0.475cm" svg:x="2.95cm" svg:y="19.865cm">
          <draw:text-box>
            <text:p text:style-name="P1"><text:span text:style-name="T3">be stationed in Maysan and Muthanna, and travel there by them is likely to be only </text:span></text:p>
          </draw:text-box>
        </draw:frame>
        <draw:frame draw:style-name="gr1" draw:text-style-name="P2" draw:layer="layout" svg:width="14.967cm" svg:height="0.475cm" svg:x="2.95cm" svg:y="20.43cm">
          <draw:text-box>
            <text:p text:style-name="P1"><text:span text:style-name="T3">possible with military escort (it would likely require a battle group). This will also </text:span></text:p>
          </draw:text-box>
        </draw:frame>
        <draw:frame draw:style-name="gr1" draw:text-style-name="P2" draw:layer="layout" svg:width="15.72cm" svg:height="0.475cm" svg:x="2.95cm" svg:y="20.994cm">
          <draw:text-box>
            <text:p text:style-name="P1"><text:span text:style-name="T3">affect our international partners including the UN … and USAID … (this will need to </text:span></text:p>
          </draw:text-box>
        </draw:frame>
        <draw:frame draw:style-name="gr1" draw:text-style-name="P2" draw:layer="layout" svg:width="14.692cm" svg:height="0.475cm" svg:x="2.95cm" svg:y="21.558cm">
          <draw:text-box>
            <text:p text:style-name="P1"><text:span text:style-name="T3">be factored into our discussions with the Americans on the 2-1 PRT formula).” </text:span></text:p>
          </draw:text-box>
        </draw:frame>
        <draw:frame draw:style-name="gr1" draw:text-style-name="P2" draw:layer="layout" svg:width="16.541cm" svg:height="0.475cm" svg:x="2.2cm" svg:y="22.473cm">
          <draw:text-box>
            <text:p text:style-name="P1"><text:span text:style-name="T6">498. </text:span><text:span text:style-name="T3"><text:s/>The DOP(I) meeting on 2 February discussed transfer of security responsibility for </text:span></text:p>
          </draw:text-box>
        </draw:frame>
        <draw:frame draw:style-name="gr1" draw:text-style-name="P2" draw:layer="layout" svg:width="4.447cm" svg:height="0.475cm" svg:x="2.2cm" svg:y="23.037cm">
          <draw:text-box>
            <text:p text:style-name="P1"><text:span text:style-name="T3">Maysan and Muthanna.</text:span></text:p>
          </draw:text-box>
        </draw:frame>
        <draw:frame draw:style-name="gr5" draw:text-style-name="P6" draw:layer="layout" svg:width="0.408cm" svg:height="0.276cm" svg:x="6.624cm" svg:y="23.056cm">
          <draw:text-box>
            <text:p text:style-name="P1"><text:span text:style-name="T8">288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0.422cm" svg:height="0.475cm" svg:x="7.036cm" svg:y="23.037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285 </text:span></text:p>
          </draw:text-box>
        </draw:frame>
        <draw:frame draw:style-name="gr4" draw:text-style-name="P5" draw:layer="layout" svg:width="15.289cm" svg:height="0.395cm" svg:x="2.646cm" svg:y="24.241cm">
          <draw:text-box>
            <text:p text:style-name="P1"><text:span text:style-name="T11">Letter Straw to Prime Minister, 7 February 2006, ‘Iraq: International Partnership and the UN’s Role </text:span></text:p>
          </draw:text-box>
        </draw:frame>
        <draw:line draw:style-name="gr8" draw:text-style-name="P7" draw:layer="layout" svg:x1="2.645cm" svg:y1="25.444cm" svg:x2="18.431cm" svg:y2="25.444cm">
          <text:p/>
        </draw:line>
        <draw:line draw:style-name="gr8" draw:text-style-name="P7" draw:layer="layout" svg:x1="2.199cm" svg:y1="25.867cm" svg:x2="4.18cm" svg:y2="25.867cm">
          <text:p/>
        </draw:line>
        <draw:frame draw:style-name="gr4" draw:text-style-name="P5" draw:layer="layout" svg:width="1.42cm" svg:height="0.395cm" svg:x="2.2cm" svg:y="24.664cm">
          <draw:text-box>
            <text:p text:style-name="P1"><text:span text:style-name="T11">in 2006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86 </text:span></text:p>
          </draw:text-box>
        </draw:frame>
        <draw:frame draw:style-name="gr4" draw:text-style-name="P5" draw:layer="layout" svg:width="15.687cm" svg:height="0.395cm" svg:x="2.646cm" svg:y="25.087cm">
          <draw:text-box>
            <text:p text:style-name="P1"><text:span text:style-name="T5">Paper IPU, 1 February 2006, ‘Iraq: Implementing the Concept from Security Coalition to International </text:span></text:p>
          </draw:text-box>
        </draw:frame>
        <draw:frame draw:style-name="gr4" draw:text-style-name="P5" draw:layer="layout" svg:width="2.068cm" svg:height="0.395cm" svg:x="2.2cm" svg:y="25.511cm">
          <draw:text-box>
            <text:p text:style-name="P1"><text:span text:style-name="T5">Partnership’.</text:span><text:span text:style-name="T11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87 </text:span></text:p>
          </draw:text-box>
        </draw:frame>
        <draw:frame draw:style-name="gr4" draw:text-style-name="P5" draw:layer="layout" svg:width="15.039cm" svg:height="0.395cm" svg:x="2.646cm" svg:y="25.934cm">
          <draw:text-box>
            <text:p text:style-name="P1"><text:span text:style-name="T11">eGram 1266/06 Basra to FCO London, 20 January 2006, ‘Iraq: Military Transition in Maysan and </text:span></text:p>
          </draw:text-box>
        </draw:frame>
        <draw:frame draw:style-name="gr4" draw:text-style-name="P5" draw:layer="layout" svg:width="1.831cm" svg:height="0.395cm" svg:x="2.2cm" svg:y="26.357cm">
          <draw:text-box>
            <text:p text:style-name="P1"><text:span text:style-name="T11">Muthanna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88 </text:span></text:p>
          </draw:text-box>
        </draw:frame>
        <draw:frame draw:style-name="gr4" draw:text-style-name="P5" draw:layer="layout" svg:width="6.83cm" svg:height="0.395cm" svg:x="2.646cm" svg:y="26.781cm">
          <draw:text-box>
            <text:p text:style-name="P1"><text:span text:style-name="T11">Minutes, 2 February 2006, DOP(I) meeting. </text:span></text:p>
          </draw:text-box>
        </draw:frame>
      </draw:page>
      <draw:page draw:name="page83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9</text:span></text:p>
          </draw:text-box>
        </draw:frame>
        <draw:frame draw:style-name="gr1" draw:text-style-name="P2" draw:layer="layout" svg:width="16.825cm" svg:height="0.475cm" svg:x="2.2cm" svg:y="2.525cm">
          <draw:text-box>
            <text:p text:style-name="P1"><text:span text:style-name="T6">499. </text:span><text:span text:style-name="T3"><text:s/>Ministers commented that the UK needed to consider transition in the wider context </text:span></text:p>
          </draw:text-box>
        </draw:frame>
        <draw:frame draw:style-name="gr1" draw:text-style-name="P2" draw:layer="layout" svg:width="12.202cm" svg:height="0.475cm" svg:x="2.2cm" svg:y="3.09cm">
          <draw:text-box>
            <text:p text:style-name="P1"><text:span text:style-name="T3">of the legacy that the UK would leave behind in those provinces. </text:span></text:p>
          </draw:text-box>
        </draw:frame>
        <draw:frame draw:style-name="gr1" draw:text-style-name="P2" draw:layer="layout" svg:width="16.677cm" svg:height="0.475cm" svg:x="2.2cm" svg:y="4.004cm">
          <draw:text-box>
            <text:p text:style-name="P1"><text:span text:style-name="T6">500. </text:span><text:span text:style-name="T3"><text:s/>Ministers also commented that it would not be possible to retain DFID international </text:span></text:p>
          </draw:text-box>
        </draw:frame>
        <draw:frame draw:style-name="gr1" draw:text-style-name="P2" draw:layer="layout" svg:width="16.461cm" svg:height="0.475cm" svg:x="2.2cm" svg:y="4.568cm">
          <draw:text-box>
            <text:p text:style-name="P1"><text:span text:style-name="T3">staff in Maysan and Muthanna after transition. In practice, their contribution was “useful </text:span></text:p>
          </draw:text-box>
        </draw:frame>
        <draw:frame draw:style-name="gr1" draw:text-style-name="P2" draw:layer="layout" svg:width="16.77cm" svg:height="0.475cm" svg:x="2.2cm" svg:y="5.133cm">
          <draw:text-box>
            <text:p text:style-name="P1"><text:span text:style-name="T3">but not vital” and infrastructure projects would continue. Civilian control of both provinces </text:span></text:p>
          </draw:text-box>
        </draw:frame>
        <draw:frame draw:style-name="gr1" draw:text-style-name="P2" draw:layer="layout" svg:width="15.771cm" svg:height="0.475cm" svg:x="2.2cm" svg:y="5.697cm">
          <draw:text-box>
            <text:p text:style-name="P1"><text:span text:style-name="T3">had been in the hands of the Iraqis since the dissolution of the Coalition Provisional </text:span></text:p>
          </draw:text-box>
        </draw:frame>
        <draw:frame draw:style-name="gr1" draw:text-style-name="P2" draw:layer="layout" svg:width="14.671cm" svg:height="0.475cm" svg:x="2.2cm" svg:y="6.262cm">
          <draw:text-box>
            <text:p text:style-name="P1"><text:span text:style-name="T3">Authority (CPA) and even without the transition, the intention was to focus the </text:span></text:p>
          </draw:text-box>
        </draw:frame>
        <draw:frame draw:style-name="gr1" draw:text-style-name="P2" draw:layer="layout" svg:width="16.432cm" svg:height="0.475cm" svg:x="2.2cm" svg:y="6.826cm">
          <draw:text-box>
            <text:p text:style-name="P1"><text:span text:style-name="T3">reconstruction effort in the South on Basra and Dhi Qar. The security challenges posed </text:span></text:p>
          </draw:text-box>
        </draw:frame>
        <draw:frame draw:style-name="gr1" draw:text-style-name="P2" draw:layer="layout" svg:width="14.463cm" svg:height="0.475cm" svg:x="2.2cm" svg:y="7.391cm">
          <draw:text-box>
            <text:p text:style-name="P1"><text:span text:style-name="T3">by the transition have a significant impact on other donors, including the UN. </text:span></text:p>
          </draw:text-box>
        </draw:frame>
        <draw:frame draw:style-name="gr1" draw:text-style-name="P2" draw:layer="layout" svg:width="15.826cm" svg:height="0.475cm" svg:x="2.2cm" svg:y="8.305cm">
          <draw:text-box>
            <text:p text:style-name="P1"><text:span text:style-name="T6">501. </text:span><text:span text:style-name="T3"><text:s/>DOP(I) commissioned the MOD to produce a paper on the transition reflecting </text:span></text:p>
          </draw:text-box>
        </draw:frame>
        <draw:frame draw:style-name="gr1" draw:text-style-name="P2" draw:layer="layout" svg:width="16.686cm" svg:height="0.475cm" svg:x="2.2cm" svg:y="8.87cm">
          <draw:text-box>
            <text:p text:style-name="P1"><text:span text:style-name="T3">cross-departmental concerns about the transition, “based on a robust assessment of the </text:span></text:p>
          </draw:text-box>
        </draw:frame>
        <draw:frame draw:style-name="gr1" draw:text-style-name="P2" draw:layer="layout" svg:width="6.047cm" svg:height="0.475cm" svg:x="2.2cm" svg:y="9.434cm">
          <draw:text-box>
            <text:p text:style-name="P1"><text:span text:style-name="T3">conditions in the two provinces”.</text:span></text:p>
          </draw:text-box>
        </draw:frame>
        <draw:frame draw:style-name="gr14" draw:text-style-name="P11" draw:layer="layout" svg:width="0.281cm" svg:height="0.319cm" svg:x="8.224cm" svg:y="9.562cm">
          <draw:text-box>
            <text:p text:style-name="P1"><text:span text:style-name="T19"><text:s/></text:span></text:p>
          </draw:text-box>
        </draw:frame>
        <draw:frame draw:style-name="gr1" draw:text-style-name="P2" draw:layer="layout" svg:width="14.912cm" svg:height="0.475cm" svg:x="2.2cm" svg:y="10.348cm">
          <draw:text-box>
            <text:p text:style-name="P1"><text:span text:style-name="T6">502. </text:span><text:span text:style-name="T3"><text:s/>Dr Reid presented that paper to DOP(I) on 15 February (see Section 9.4).</text:span></text:p>
          </draw:text-box>
        </draw:frame>
        <draw:frame draw:style-name="gr5" draw:text-style-name="P6" draw:layer="layout" svg:width="0.408cm" svg:height="0.276cm" svg:x="17.024cm" svg:y="10.367cm">
          <draw:text-box>
            <text:p text:style-name="P1"><text:span text:style-name="T8">289</text:span></text:p>
          </draw:text-box>
        </draw:frame>
        <draw:frame draw:style-name="gr1" draw:text-style-name="P2" draw:layer="layout" svg:width="0.422cm" svg:height="0.475cm" svg:x="17.436cm" svg:y="10.34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56cm" svg:height="0.475cm" svg:x="2.2cm" svg:y="11.263cm">
          <draw:text-box>
            <text:p text:style-name="P1"><text:span text:style-name="T6">503. </text:span><text:span text:style-name="T3"><text:s/>The MOD paper recommended that both provinces should transition as soon as </text:span></text:p>
          </draw:text-box>
        </draw:frame>
        <draw:frame draw:style-name="gr1" draw:text-style-name="P2" draw:layer="layout" svg:width="8.799cm" svg:height="0.475cm" svg:x="2.2cm" svg:y="11.827cm">
          <draw:text-box>
            <text:p text:style-name="P1"><text:span text:style-name="T3">possible, with the end of May as a target date. </text:span></text:p>
          </draw:text-box>
        </draw:frame>
        <draw:frame draw:style-name="gr1" draw:text-style-name="P2" draw:layer="layout" svg:width="16.275cm" svg:height="0.475cm" svg:x="2.2cm" svg:y="12.742cm">
          <draw:text-box>
            <text:p text:style-name="P1"><text:span text:style-name="T6">504. </text:span><text:span text:style-name="T3"><text:s/>The MOD stated that the withdrawal of coalition forces would reduce the amount </text:span></text:p>
          </draw:text-box>
        </draw:frame>
        <draw:frame draw:style-name="gr1" draw:text-style-name="P2" draw:layer="layout" svg:width="16.364cm" svg:height="0.475cm" svg:x="2.2cm" svg:y="13.306cm">
          <draw:text-box>
            <text:p text:style-name="P1"><text:span text:style-name="T3">of development assistance that could be provided to Muthanna and Maysan by the UK </text:span></text:p>
          </draw:text-box>
        </draw:frame>
        <draw:frame draw:style-name="gr1" draw:text-style-name="P2" draw:layer="layout" svg:width="16.563cm" svg:height="0.475cm" svg:x="2.2cm" svg:y="13.871cm">
          <draw:text-box>
            <text:p text:style-name="P1"><text:span text:style-name="T3">and other donors, and confirmed that DFID was “content with this, recognising that their </text:span></text:p>
          </draw:text-box>
        </draw:frame>
        <draw:frame draw:style-name="gr1" draw:text-style-name="P2" draw:layer="layout" svg:width="16.432cm" svg:height="0.475cm" svg:x="2.2cm" svg:y="14.435cm">
          <draw:text-box>
            <text:p text:style-name="P1"><text:span text:style-name="T3">existing support is useful, but not essential, to provincial stability”. The MOD continued: </text:span></text:p>
          </draw:text-box>
        </draw:frame>
        <draw:frame draw:style-name="gr1" draw:text-style-name="P2" draw:layer="layout" svg:width="13.896cm" svg:height="0.475cm" svg:x="2.95cm" svg:y="15.35cm">
          <draw:text-box>
            <text:p text:style-name="P1"><text:span text:style-name="T3">“</text:span><text:span text:style-name="T3">DFID will encourage other donors (e.g. the Japanese) to ensure that any </text:span></text:p>
          </draw:text-box>
        </draw:frame>
        <draw:frame draw:style-name="gr1" draw:text-style-name="P2" draw:layer="layout" svg:width="15.123cm" svg:height="0.475cm" svg:x="2.95cm" svg:y="15.914cm">
          <draw:text-box>
            <text:p text:style-name="P1"><text:span text:style-name="T3">unfinished … projects are completed before closure of permanent bases or able </text:span></text:p>
          </draw:text-box>
        </draw:frame>
        <draw:frame draw:style-name="gr1" draw:text-style-name="P2" draw:layer="layout" svg:width="14.903cm" svg:height="0.475cm" svg:x="2.95cm" svg:y="16.478cm">
          <draw:text-box>
            <text:p text:style-name="P1"><text:span text:style-name="T3">to be completed by local staff and contractors in slower time, and that plans for </text:span></text:p>
          </draw:text-box>
        </draw:frame>
        <draw:frame draw:style-name="gr1" draw:text-style-name="P2" draw:layer="layout" svg:width="15.073cm" svg:height="0.475cm" svg:x="2.95cm" svg:y="17.043cm">
          <draw:text-box>
            <text:p text:style-name="P1"><text:span text:style-name="T3">operation and maintenance of completed projects have been made … DFID will </text:span></text:p>
          </draw:text-box>
        </draw:frame>
        <draw:frame draw:style-name="gr1" draw:text-style-name="P2" draw:layer="layout" svg:width="15.979cm" svg:height="0.475cm" svg:x="2.95cm" svg:y="17.607cm">
          <draw:text-box>
            <text:p text:style-name="P1"><text:span text:style-name="T3">encourage donors with large numbers of local staff (USAID, the UN) to consider how </text:span></text:p>
          </draw:text-box>
        </draw:frame>
        <draw:frame draw:style-name="gr1" draw:text-style-name="P2" draw:layer="layout" svg:width="15.869cm" svg:height="0.475cm" svg:x="2.95cm" svg:y="18.172cm">
          <draw:text-box>
            <text:p text:style-name="P1"><text:span text:style-name="T3">best they could deploy these in Maysan and Muthanna to continue capacity building </text:span></text:p>
          </draw:text-box>
        </draw:frame>
        <draw:frame draw:style-name="gr1" draw:text-style-name="P2" draw:layer="layout" svg:width="4.849cm" svg:height="0.475cm" svg:x="2.95cm" svg:y="18.736cm">
          <draw:text-box>
            <text:p text:style-name="P1"><text:span text:style-name="T3">and governance support.”</text:span></text:p>
          </draw:text-box>
        </draw:frame>
        <draw:frame draw:style-name="gr1" draw:text-style-name="P2" draw:layer="layout" svg:width="16.406cm" svg:height="0.475cm" svg:x="2.2cm" svg:y="19.651cm">
          <draw:text-box>
            <text:p text:style-name="P1"><text:span text:style-name="T6">505. </text:span><text:span text:style-name="T3"><text:s/>Commanders in MND(SE) were confident that they could facilitate travel by FCO, </text:span></text:p>
          </draw:text-box>
        </draw:frame>
        <draw:frame draw:style-name="gr1" draw:text-style-name="P2" draw:layer="layout" svg:width="12.736cm" svg:height="0.475cm" svg:x="2.2cm" svg:y="20.215cm">
          <draw:text-box>
            <text:p text:style-name="P1"><text:span text:style-name="T3">DFID and international personnel into the provinces after transition. </text:span></text:p>
          </draw:text-box>
        </draw:frame>
        <draw:frame draw:style-name="gr1" draw:text-style-name="P2" draw:layer="layout" svg:width="14.344cm" svg:height="0.475cm" svg:x="2.2cm" svg:y="21.13cm">
          <draw:text-box>
            <text:p text:style-name="P1"><text:span text:style-name="T6">506. </text:span><text:span text:style-name="T3"><text:s/>The MOD assessed that the UK’s legacy would be “considerable”. ISF </text:span></text:p>
          </draw:text-box>
        </draw:frame>
        <draw:frame draw:style-name="gr1" draw:text-style-name="P2" draw:layer="layout" svg:width="14.302cm" svg:height="0.475cm" svg:x="2.2cm" svg:y="21.694cm">
          <draw:text-box>
            <text:p text:style-name="P1"><text:span text:style-name="T3">development was on track and would complete in October 2006. In addition:</text:span></text:p>
          </draw:text-box>
        </draw:frame>
        <draw:frame draw:style-name="gr1" draw:text-style-name="P2" draw:layer="layout" svg:width="14.967cm" svg:height="0.475cm" svg:x="2.95cm" svg:y="22.608cm">
          <draw:text-box>
            <text:p text:style-name="P1"><text:span text:style-name="T3">“</text:span><text:span text:style-name="T3">UK support has also helped Provincial Governments get on their feet. Working </text:span></text:p>
          </draw:text-box>
        </draw:frame>
        <draw:frame draw:style-name="gr1" draw:text-style-name="P2" draw:layer="layout" svg:width="15.297cm" svg:height="0.475cm" svg:x="2.95cm" svg:y="23.173cm">
          <draw:text-box>
            <text:p text:style-name="P1"><text:span text:style-name="T3">with ministries in Baghdad, Provincial Councils are able to take decisions, deliver </text:span></text:p>
          </draw:text-box>
        </draw:frame>
        <draw:frame draw:style-name="gr1" draw:text-style-name="P2" draw:layer="layout" svg:width="14.048cm" svg:height="0.475cm" svg:x="2.95cm" svg:y="23.737cm">
          <draw:text-box>
            <text:p text:style-name="P1"><text:span text:style-name="T3">services, manage budgets and work with donors at a basic level. They are </text:span></text:p>
          </draw:text-box>
        </draw:frame>
        <draw:frame draw:style-name="gr1" draw:text-style-name="P2" draw:layer="layout" svg:width="14.836cm" svg:height="0.475cm" svg:x="2.95cm" svg:y="24.302cm">
          <draw:text-box>
            <text:p text:style-name="P1"><text:span text:style-name="T3">functioning, but fragile. Increased capacity and recent reforms may not surviv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97cm" svg:height="0.475cm" svg:x="2.95cm" svg:y="24.866cm">
          <draw:text-box>
            <text:p text:style-name="P1"><text:span text:style-name="T3">political rivalries and reduced levels of donor support. But in both Provinces we have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89 </text:span></text:p>
          </draw:text-box>
        </draw:frame>
        <draw:frame draw:style-name="gr4" draw:text-style-name="P5" draw:layer="layout" svg:width="15.242cm" svg:height="0.395cm" svg:x="2.646cm" svg:y="26.357cm">
          <draw:text-box>
            <text:p text:style-name="P1"><text:span text:style-name="T11">Paper Secretary of State [Defence], 14 February 2006, ‘Iraq: Handover of Security in Maysan and </text:span></text:p>
          </draw:text-box>
        </draw:frame>
        <draw:frame draw:style-name="gr4" draw:text-style-name="P5" draw:layer="layout" svg:width="3.842cm" svg:height="0.395cm" svg:x="2.2cm" svg:y="26.781cm">
          <draw:text-box>
            <text:p text:style-name="P1"><text:span text:style-name="T11">al Muthanna Provinces’. </text:span></text:p>
          </draw:text-box>
        </draw:frame>
      </draw:page>
      <draw:page draw:name="page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0</text:span></text:p>
          </draw:text-box>
        </draw:frame>
        <draw:frame draw:style-name="gr1" draw:text-style-name="P2" draw:layer="layout" svg:width="15.39cm" svg:height="0.475cm" svg:x="2.95cm" svg:y="2.525cm">
          <draw:text-box>
            <text:p text:style-name="P1"><text:span text:style-name="T3">reached a point where we will achieve diminishing returns if we stay much longer. </text:span></text:p>
          </draw:text-box>
        </draw:frame>
        <draw:frame draw:style-name="gr1" draw:text-style-name="P2" draw:layer="layout" svg:width="9.451cm" svg:height="0.475cm" svg:x="2.95cm" svg:y="3.09cm">
          <draw:text-box>
            <text:p text:style-name="P1"><text:span text:style-name="T3">The Iraqis are in a position to assume the mantle.”</text:span></text:p>
          </draw:text-box>
        </draw:frame>
        <draw:frame draw:style-name="gr1" draw:text-style-name="P2" draw:layer="layout" svg:width="16.732cm" svg:height="0.475cm" svg:x="2.2cm" svg:y="4.004cm">
          <draw:text-box>
            <text:p text:style-name="P1"><text:span text:style-name="T6">507. </text:span><text:span text:style-name="T3"><text:s/>At the meeting, Dr Reid said that the political and developmental issues associated </text:span></text:p>
          </draw:text-box>
        </draw:frame>
        <draw:frame draw:style-name="gr1" draw:text-style-name="P2" draw:layer="layout" svg:width="15.212cm" svg:height="0.475cm" svg:x="2.2cm" svg:y="4.568cm">
          <draw:text-box>
            <text:p text:style-name="P1"><text:span text:style-name="T3">with the transfer of security responsibility in Muthanna in May had been resolved.</text:span></text:p>
          </draw:text-box>
        </draw:frame>
        <draw:frame draw:style-name="gr5" draw:text-style-name="P6" draw:layer="layout" svg:width="0.408cm" svg:height="0.276cm" svg:x="17.354cm" svg:y="4.587cm">
          <draw:text-box>
            <text:p text:style-name="P1"><text:span text:style-name="T8">290</text:span></text:p>
          </draw:text-box>
        </draw:frame>
        <draw:frame draw:style-name="gr1" draw:text-style-name="P2" draw:layer="layout" svg:width="0.422cm" svg:height="0.475cm" svg:x="17.766cm" svg:y="4.56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0.289cm" svg:height="0.475cm" svg:x="2.2cm" svg:y="5.483cm">
          <draw:text-box>
            <text:p text:style-name="P1"><text:span text:style-name="T6">508. </text:span><text:span text:style-name="T3"><text:s/>DOP(I) agreed the approach set out in the paper.</text:span></text:p>
          </draw:text-box>
        </draw:frame>
        <draw:frame draw:style-name="gr14" draw:text-style-name="P11" draw:layer="layout" svg:width="0.281cm" svg:height="0.319cm" svg:x="12.414cm" svg:y="5.611cm">
          <draw:text-box>
            <text:p text:style-name="P1"><text:span text:style-name="T19"><text:s/></text:span></text:p>
          </draw:text-box>
        </draw:frame>
        <draw:frame draw:style-name="gr1" draw:text-style-name="P2" draw:layer="layout" svg:width="16.651cm" svg:height="0.475cm" svg:x="2.2cm" svg:y="6.397cm">
          <draw:text-box>
            <text:p text:style-name="P1"><text:span text:style-name="T6">509. </text:span><text:span text:style-name="T3"><text:s/>Also on 15 February, at the request of the ISOG, the JIC assessed Iraq’s expected </text:span></text:p>
          </draw:text-box>
        </draw:frame>
        <draw:frame draw:style-name="gr1" draw:text-style-name="P2" draw:layer="layout" svg:width="4.07cm" svg:height="0.475cm" svg:x="2.2cm" svg:y="6.962cm">
          <draw:text-box>
            <text:p text:style-name="P1"><text:span text:style-name="T3">development in 2006.</text:span></text:p>
          </draw:text-box>
        </draw:frame>
        <draw:frame draw:style-name="gr5" draw:text-style-name="P6" draw:layer="layout" svg:width="0.408cm" svg:height="0.276cm" svg:x="6.248cm" svg:y="6.981cm">
          <draw:text-box>
            <text:p text:style-name="P1"><text:span text:style-name="T8">291</text:span></text:p>
          </draw:text-box>
        </draw:frame>
        <draw:frame draw:style-name="gr1" draw:text-style-name="P2" draw:layer="layout" svg:width="11.441cm" svg:height="0.475cm" svg:x="6.66cm" svg:y="6.962cm">
          <draw:text-box>
            <text:p text:style-name="P1"><text:span text:style-name="T3"><text:s/></text:span><text:span text:style-name="T3">The JIC concluded that the new Iraqi Government would be </text:span></text:p>
          </draw:text-box>
        </draw:frame>
        <draw:frame draw:style-name="gr1" draw:text-style-name="P2" draw:layer="layout" svg:width="15.75cm" svg:height="0.475cm" svg:x="2.2cm" svg:y="7.526cm">
          <draw:text-box>
            <text:p text:style-name="P1"><text:span text:style-name="T3">judged largely by its ability to deliver security, fuel, electricity, jobs and a timeline for </text:span></text:p>
          </draw:text-box>
        </draw:frame>
        <draw:frame draw:style-name="gr1" draw:text-style-name="P2" draw:layer="layout" svg:width="16.296cm" svg:height="0.475cm" svg:x="2.2cm" svg:y="8.091cm">
          <draw:text-box>
            <text:p text:style-name="P1"><text:span text:style-name="T3">MNF withdrawal, but that there would be little progress on the first four issues over the </text:span></text:p>
          </draw:text-box>
        </draw:frame>
        <draw:frame draw:style-name="gr1" draw:text-style-name="P2" draw:layer="layout" svg:width="10.221cm" svg:height="0.475cm" svg:x="2.2cm" svg:y="8.655cm">
          <draw:text-box>
            <text:p text:style-name="P1"><text:span text:style-name="T3">next 12 months. The main obstacles to progress were:</text:span></text:p>
          </draw:text-box>
        </draw:frame>
        <draw:frame draw:style-name="gr1" draw:text-style-name="P2" draw:layer="layout" svg:width="15.416cm" svg:height="0.475cm" svg:x="2.95cm" svg:y="9.57cm">
          <draw:text-box>
            <text:p text:style-name="P1"><text:span text:style-name="T3">“</text:span><text:span text:style-name="T3">The security situation is the greatest immediate obstacle to economic recovery …</text:span></text:p>
          </draw:text-box>
        </draw:frame>
        <draw:frame draw:style-name="gr1" draw:text-style-name="P2" draw:layer="layout" svg:width="15.615cm" svg:height="0.475cm" svg:x="2.95cm" svg:y="10.484cm">
          <draw:text-box>
            <text:p text:style-name="P1"><text:span text:style-name="T3">“</text:span><text:span text:style-name="T3">The new government will be no more competent or united than its predecessor, at </text:span></text:p>
          </draw:text-box>
        </draw:frame>
        <draw:frame draw:style-name="gr1" draw:text-style-name="P2" draw:layer="layout" svg:width="15.267cm" svg:height="0.475cm" svg:x="2.95cm" svg:y="11.048cm">
          <draw:text-box>
            <text:p text:style-name="P1"><text:span text:style-name="T3">least initially. The new Prime Minister … will have to develop policy within a more </text:span></text:p>
          </draw:text-box>
        </draw:frame>
        <draw:frame draw:style-name="gr1" draw:text-style-name="P2" draw:layer="layout" svg:width="15.818cm" svg:height="0.475cm" svg:x="2.95cm" svg:y="11.613cm">
          <draw:text-box>
            <text:p text:style-name="P1"><text:span text:style-name="T3">complex political landscape … The tendency of new Ministers to replace the top tier </text:span></text:p>
          </draw:text-box>
        </draw:frame>
        <draw:frame draw:style-name="gr1" draw:text-style-name="P2" draw:layer="layout" svg:width="13.832cm" svg:height="0.475cm" svg:x="2.95cm" svg:y="12.177cm">
          <draw:text-box>
            <text:p text:style-name="P1"><text:span text:style-name="T3">of officials with friends, family or tribal members will add to the difficulties. </text:span></text:p>
          </draw:text-box>
        </draw:frame>
        <draw:frame draw:style-name="gr1" draw:text-style-name="P2" draw:layer="layout" svg:width="15.412cm" svg:height="0.475cm" svg:x="2.95cm" svg:y="13.092cm">
          <draw:text-box>
            <text:p text:style-name="P1"><text:span text:style-name="T3">“</text:span><text:span text:style-name="T3">The Iraqi civil service lacks the ability to deliver at all levels … Although there are </text:span></text:p>
          </draw:text-box>
        </draw:frame>
        <draw:frame draw:style-name="gr1" draw:text-style-name="P2" draw:layer="layout" svg:width="15.835cm" svg:height="0.475cm" svg:x="2.95cm" svg:y="13.656cm">
          <draw:text-box>
            <text:p text:style-name="P1"><text:span text:style-name="T3">talented individuals, institutional capacity was effectively destroyed under Saddam’s </text:span></text:p>
          </draw:text-box>
        </draw:frame>
        <draw:frame draw:style-name="gr1" draw:text-style-name="P2" draw:layer="layout" svg:width="15.898cm" svg:height="0.475cm" svg:x="2.95cm" svg:y="14.221cm">
          <draw:text-box>
            <text:p text:style-name="P1"><text:span text:style-name="T3">dictatorship and in the aftermath of his overthrow: de-Ba’athification, which removed </text:span></text:p>
          </draw:text-box>
        </draw:frame>
        <draw:frame draw:style-name="gr1" draw:text-style-name="P2" draw:layer="layout" svg:width="14.222cm" svg:height="0.475cm" svg:x="2.95cm" svg:y="14.785cm">
          <draw:text-box>
            <text:p text:style-name="P1"><text:span text:style-name="T3">many experienced bureaucrats, has been especially damaging … Endemic </text:span></text:p>
          </draw:text-box>
        </draw:frame>
        <draw:frame draw:style-name="gr1" draw:text-style-name="P2" draw:layer="layout" svg:width="15.361cm" svg:height="0.475cm" svg:x="2.95cm" svg:y="15.35cm">
          <draw:text-box>
            <text:p text:style-name="P1"><text:span text:style-name="T3">corruption is a significant brake on economic development, pervading the highest </text:span></text:p>
          </draw:text-box>
        </draw:frame>
        <draw:frame draw:style-name="gr1" draw:text-style-name="P2" draw:layer="layout" svg:width="13.511cm" svg:height="0.475cm" svg:x="2.95cm" svg:y="15.914cm">
          <draw:text-box>
            <text:p text:style-name="P1"><text:span text:style-name="T3">levels of government, but also reaching into provincial and local levels.” </text:span></text:p>
          </draw:text-box>
        </draw:frame>
        <draw:frame draw:style-name="gr1" draw:text-style-name="P2" draw:layer="layout" svg:width="5.552cm" svg:height="0.475cm" svg:x="2.2cm" svg:y="16.778cm">
          <draw:text-box>
            <text:p text:style-name="P1"><text:span text:style-name="T6">510. </text:span><text:span text:style-name="T3"><text:s/>The JIC concluded that:</text:span></text:p>
          </draw:text-box>
        </draw:frame>
        <draw:frame draw:style-name="gr3" draw:text-style-name="P4" draw:layer="layout" svg:width="0.634cm" svg:height="0.712cm" svg:x="2.95cm" svg:y="17.4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71cm" svg:height="0.475cm" svg:x="3.7cm" svg:y="17.643cm">
          <draw:text-box>
            <text:p text:style-name="P1"><text:span text:style-name="T3">The new government would come under international pressure to revitalise </text:span></text:p>
          </draw:text-box>
        </draw:frame>
        <draw:frame draw:style-name="gr1" draw:text-style-name="P2" draw:layer="layout" svg:width="14.408cm" svg:height="0.475cm" svg:x="3.7cm" svg:y="18.207cm">
          <draw:text-box>
            <text:p text:style-name="P1"><text:span text:style-name="T3">its oil sector and push ahead with economic reforms (including the reduction </text:span></text:p>
          </draw:text-box>
        </draw:frame>
        <draw:frame draw:style-name="gr1" draw:text-style-name="P2" draw:layer="layout" svg:width="14.467cm" svg:height="0.475cm" svg:x="3.7cm" svg:y="18.772cm">
          <draw:text-box>
            <text:p text:style-name="P1"><text:span text:style-name="T3">of domestic fuel and food subsidies), but would proceed cautiously given the </text:span></text:p>
          </draw:text-box>
        </draw:frame>
        <draw:frame draw:style-name="gr1" draw:text-style-name="P2" draw:layer="layout" svg:width="5.747cm" svg:height="0.475cm" svg:x="3.7cm" svg:y="19.336cm">
          <draw:text-box>
            <text:p text:style-name="P1"><text:span text:style-name="T3">potential for public discontent. </text:span></text:p>
          </draw:text-box>
        </draw:frame>
        <draw:frame draw:style-name="gr3" draw:text-style-name="P4" draw:layer="layout" svg:width="0.634cm" svg:height="0.712cm" svg:x="2.95cm" svg:y="19.8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57cm" svg:height="0.475cm" svg:x="3.7cm" svg:y="20.001cm">
          <draw:text-box>
            <text:p text:style-name="P1"><text:span text:style-name="T3">The fragile state of Iraq’s energy infrastructure and continuing insurgent </text:span></text:p>
          </draw:text-box>
        </draw:frame>
        <draw:frame draw:style-name="gr1" draw:text-style-name="P2" draw:layer="layout" svg:width="14.264cm" svg:height="0.475cm" svg:x="3.7cm" svg:y="20.565cm">
          <draw:text-box>
            <text:p text:style-name="P1"><text:span text:style-name="T3">and criminal attacks would preclude any early progress on energy supplies. </text:span></text:p>
          </draw:text-box>
        </draw:frame>
        <draw:frame draw:style-name="gr1" draw:text-style-name="P2" draw:layer="layout" svg:width="13.066cm" svg:height="0.475cm" svg:x="3.7cm" svg:y="21.13cm">
          <draw:text-box>
            <text:p text:style-name="P1"><text:span text:style-name="T3">Electricity production currently met only about 45 percent of demand. </text:span></text:p>
          </draw:text-box>
        </draw:frame>
        <draw:frame draw:style-name="gr3" draw:text-style-name="P4" draw:layer="layout" svg:width="0.634cm" svg:height="0.712cm" svg:x="2.95cm" svg:y="21.6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62cm" svg:height="0.475cm" svg:x="3.7cm" svg:y="21.794cm">
          <draw:text-box>
            <text:p text:style-name="P1"><text:span text:style-name="T3">There could be no “international solution” to improving essential services in Iraq. </text:span></text:p>
          </draw:text-box>
        </draw:frame>
        <draw:frame draw:style-name="gr1" draw:text-style-name="P2" draw:layer="layout" svg:width="14.992cm" svg:height="0.475cm" svg:x="3.7cm" svg:y="22.358cm">
          <draw:text-box>
            <text:p text:style-name="P1"><text:span text:style-name="T3">The Iraqi government needed to adopt a strategy to increase growth and invest </text:span></text:p>
          </draw:text-box>
        </draw:frame>
        <draw:frame draw:style-name="gr1" draw:text-style-name="P2" draw:layer="layout" svg:width="14.12cm" svg:height="0.475cm" svg:x="3.7cm" svg:y="22.923cm">
          <draw:text-box>
            <text:p text:style-name="P1"><text:span text:style-name="T3">in services and infrastructure. Bilateral and multilateral donors could play a </text:span></text:p>
          </draw:text-box>
        </draw:frame>
        <draw:frame draw:style-name="gr1" draw:text-style-name="P2" draw:layer="layout" svg:width="15.06cm" svg:height="0.475cm" svg:x="3.7cm" svg:y="23.487cm">
          <draw:text-box>
            <text:p text:style-name="P1"><text:span text:style-name="T3">supporting role, for example by strengthening the budget process and providing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3.262cm" svg:height="0.475cm" svg:x="3.7cm" svg:y="24.052cm">
          <draw:text-box>
            <text:p text:style-name="P1"><text:span text:style-name="T3">technical advice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90 </text:span></text:p>
          </draw:text-box>
        </draw:frame>
        <draw:line draw:style-name="gr8" draw:text-style-name="P7" draw:layer="layout" svg:x1="2.645cm" svg:y1="27.137cm" svg:x2="17.169cm" svg:y2="27.137cm">
          <text:p/>
        </draw:line>
        <draw:frame draw:style-name="gr4" draw:text-style-name="P5" draw:layer="layout" svg:width="7.025cm" svg:height="0.395cm" svg:x="2.646cm" svg:y="26.357cm">
          <draw:text-box>
            <text:p text:style-name="P1"><text:span text:style-name="T11">Minutes, 15 February 2006, DOP(I) meeting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91 </text:span></text:p>
          </draw:text-box>
        </draw:frame>
        <draw:frame draw:style-name="gr4" draw:text-style-name="P5" draw:layer="layout" svg:width="14.543cm" svg:height="0.395cm" svg:x="2.646cm" svg:y="26.781cm">
          <draw:text-box>
            <text:p text:style-name="P1"><text:span text:style-name="T5">JIC Assessment, 15 February 2006, ‘Iraq’s Development: Expectations and Delivery in 2006’.</text:span><text:span text:style-name="T11"> </text:span></text:p>
          </draw:text-box>
        </draw:frame>
      </draw:page>
      <draw:page draw:name="page85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polygon draw:style-name="gr11" draw:text-style-name="P10" draw:layer="layout" svg:width="15.083cm" svg:height="9.633cm" svg:x="2.958cm" svg:y="13.758cm" svg:viewBox="0 0 15084 9634" draw:points="0,9634 15084,96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81</text:span></text:p>
          </draw:text-box>
        </draw:frame>
        <draw:frame draw:style-name="gr1" draw:text-style-name="P2" draw:layer="layout" svg:width="15.153cm" svg:height="0.475cm" svg:x="2.2cm" svg:y="2.525cm">
          <draw:text-box>
            <text:p text:style-name="P1"><text:span text:style-name="T6">511. </text:span><text:span text:style-name="T3"><text:s/>On 22 February, the al-Askari mosque in Samarra, the fourth most revered </text:span></text:p>
          </draw:text-box>
        </draw:frame>
        <draw:frame draw:style-name="gr1" draw:text-style-name="P2" draw:layer="layout" svg:width="15.098cm" svg:height="0.475cm" svg:x="2.2cm" svg:y="3.09cm">
          <draw:text-box>
            <text:p text:style-name="P1"><text:span text:style-name="T3">shrine in Shia Islam and the only major Shia shrine under sole Sunni protection, </text:span></text:p>
          </draw:text-box>
        </draw:frame>
        <draw:frame draw:style-name="gr1" draw:text-style-name="P2" draw:layer="layout" svg:width="2.529cm" svg:height="0.475cm" svg:x="2.2cm" svg:y="3.654cm">
          <draw:text-box>
            <text:p text:style-name="P1"><text:span text:style-name="T3">was bombed.</text:span></text:p>
          </draw:text-box>
        </draw:frame>
        <draw:frame draw:style-name="gr5" draw:text-style-name="P6" draw:layer="layout" svg:width="0.408cm" svg:height="0.276cm" svg:x="4.718cm" svg:y="3.673cm">
          <draw:text-box>
            <text:p text:style-name="P1"><text:span text:style-name="T8">292</text:span></text:p>
          </draw:text-box>
        </draw:frame>
        <draw:frame draw:style-name="gr1" draw:text-style-name="P2" draw:layer="layout" svg:width="0.422cm" svg:height="0.475cm" svg:x="5.13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16cm" svg:height="0.475cm" svg:x="2.2cm" svg:y="4.518cm">
          <draw:text-box>
            <text:p text:style-name="P1"><text:span text:style-name="T6">512. </text:span><text:span text:style-name="T3"><text:s/>Section 9.4 describes increasing concerns within the UK Government on the level </text:span></text:p>
          </draw:text-box>
        </draw:frame>
        <draw:frame draw:style-name="gr1" draw:text-style-name="P2" draw:layer="layout" svg:width="10.979cm" svg:height="0.475cm" svg:x="2.2cm" svg:y="5.083cm">
          <draw:text-box>
            <text:p text:style-name="P1"><text:span text:style-name="T3">of sectarian violence in Iraq and the possibility of civil war. </text:span></text:p>
          </draw:text-box>
        </draw:frame>
        <draw:frame draw:style-name="gr1" draw:text-style-name="P2" draw:layer="layout" svg:width="16.402cm" svg:height="0.475cm" svg:x="2.2cm" svg:y="5.947cm">
          <draw:text-box>
            <text:p text:style-name="P1"><text:span text:style-name="T6">513. </text:span><text:span text:style-name="T3"><text:s/>On 15 March, at the request of the FCO and MOD, the JIC assessed the security </text:span></text:p>
          </draw:text-box>
        </draw:frame>
        <draw:frame draw:style-name="gr1" draw:text-style-name="P2" draw:layer="layout" svg:width="4.777cm" svg:height="0.475cm" svg:x="2.2cm" svg:y="6.512cm">
          <draw:text-box>
            <text:p text:style-name="P1"><text:span text:style-name="T3">situation in southern Iraq.</text:span></text:p>
          </draw:text-box>
        </draw:frame>
        <draw:frame draw:style-name="gr5" draw:text-style-name="P6" draw:layer="layout" svg:width="0.408cm" svg:height="0.276cm" svg:x="6.954cm" svg:y="6.531cm">
          <draw:text-box>
            <text:p text:style-name="P1"><text:span text:style-name="T8">293</text:span></text:p>
          </draw:text-box>
        </draw:frame>
        <draw:frame draw:style-name="gr1" draw:text-style-name="P2" draw:layer="layout" svg:width="0.422cm" svg:height="0.475cm" svg:x="7.365cm" svg:y="6.51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055cm" svg:height="0.475cm" svg:x="2.2cm" svg:y="7.376cm">
          <draw:text-box>
            <text:p text:style-name="P1"><text:span text:style-name="T6">514. </text:span><text:span text:style-name="T3"><text:s/>Key Judgements included:</text:span></text:p>
          </draw:text-box>
        </draw:frame>
        <draw:frame draw:style-name="gr1" draw:text-style-name="P2" draw:layer="layout" svg:width="15.344cm" svg:height="0.475cm" svg:x="2.95cm" svg:y="8.241cm">
          <draw:text-box>
            <text:p text:style-name="P1"><text:span text:style-name="T3">“</text:span><text:span text:style-name="T3">I. Levels of violence in southern Iraq are much lower than in Baghdad and Sunni </text:span></text:p>
          </draw:text-box>
        </draw:frame>
        <draw:frame draw:style-name="gr1" draw:text-style-name="P2" draw:layer="layout" svg:width="5.984cm" svg:height="0.475cm" svg:x="2.95cm" svg:y="8.805cm">
          <draw:text-box>
            <text:p text:style-name="P1"><text:span text:style-name="T3">areas in the centre and north …</text:span></text:p>
          </draw:text-box>
        </draw:frame>
        <draw:frame draw:style-name="gr1" draw:text-style-name="P2" draw:layer="layout" svg:width="0.425cm" svg:height="0.475cm" svg:x="2.95cm" svg:y="9.67cm">
          <draw:text-box>
            <text:p text:style-name="P1"><text:span text:style-name="T3">…</text:span></text:p>
          </draw:text-box>
        </draw:frame>
        <draw:frame draw:style-name="gr1" draw:text-style-name="P2" draw:layer="layout" svg:width="14.548cm" svg:height="0.475cm" svg:x="2.95cm" svg:y="10.534cm">
          <draw:text-box>
            <text:p text:style-name="P1"><text:span text:style-name="T3">“</text:span><text:span text:style-name="T3">III. Across the South, there is no strong administrative machinery to promote </text:span></text:p>
          </draw:text-box>
        </draw:frame>
        <draw:frame draw:style-name="gr1" draw:text-style-name="P2" draw:layer="layout" svg:width="13.938cm" svg:height="0.475cm" svg:x="2.95cm" svg:y="11.098cm">
          <draw:text-box>
            <text:p text:style-name="P1"><text:span text:style-name="T3">security and stability. Government structures and capacity are fragile. The </text:span></text:p>
          </draw:text-box>
        </draw:frame>
        <draw:frame draw:style-name="gr1" draw:text-style-name="P2" draw:layer="layout" svg:width="14.535cm" svg:height="0.475cm" svg:x="2.95cm" svg:y="11.663cm">
          <draw:text-box>
            <text:p text:style-name="P1"><text:span text:style-name="T3">lack of central authority has encouraged protracted, and occasionally violent, </text:span></text:p>
          </draw:text-box>
        </draw:frame>
        <draw:frame draw:style-name="gr1" draw:text-style-name="P2" draw:layer="layout" svg:width="14.023cm" svg:height="0.475cm" svg:x="2.95cm" svg:y="12.227cm">
          <draw:text-box>
            <text:p text:style-name="P1"><text:span text:style-name="T3">local squabbles over power. Multiple sources of authority persist and carry </text:span></text:p>
          </draw:text-box>
        </draw:frame>
        <draw:frame draw:style-name="gr1" draw:text-style-name="P2" draw:layer="layout" svg:width="3.071cm" svg:height="0.475cm" svg:x="2.95cm" svg:y="12.792cm">
          <draw:text-box>
            <text:p text:style-name="P1"><text:span text:style-name="T3">equal weight …”</text:span></text:p>
          </draw:text-box>
        </draw:frame>
        <draw:frame draw:style-name="gr10" draw:text-style-name="P9" draw:layer="layout" svg:width="10.505cm" svg:height="0.556cm" svg:x="5.345cm" svg:y="14.113cm">
          <draw:text-box>
            <text:p text:style-name="P1"><text:span text:style-name="T14">DFID’s Portfolio Quality Review, March 2006 </text:span></text:p>
          </draw:text-box>
        </draw:frame>
        <draw:frame draw:style-name="gr4" draw:text-style-name="P5" draw:layer="layout" svg:width="12.863cm" svg:height="0.395cm" svg:x="3.45cm" svg:y="15.034cm">
          <draw:text-box>
            <text:p text:style-name="P1"><text:span text:style-name="T11">DFID undertook an internal review of the performance and “value-for-money” of its </text:span></text:p>
          </draw:text-box>
        </draw:frame>
        <draw:frame draw:style-name="gr4" draw:text-style-name="P5" draw:layer="layout" svg:width="4.722cm" svg:height="0.395cm" svg:x="3.45cm" svg:y="15.528cm">
          <draw:text-box>
            <text:p text:style-name="P1"><text:span text:style-name="T11">projects in Iraq in March 2006.</text:span></text:p>
          </draw:text-box>
        </draw:frame>
        <draw:frame draw:style-name="gr7" draw:text-style-name="P8" draw:layer="layout" svg:width="0.345cm" svg:height="0.23cm" svg:x="8.195cm" svg:y="15.544cm">
          <draw:text-box>
            <text:p text:style-name="P1"><text:span text:style-name="T10">294</text:span></text:p>
          </draw:text-box>
        </draw:frame>
        <draw:frame draw:style-name="gr4" draw:text-style-name="P5" draw:layer="layout" svg:width="0.352cm" svg:height="0.395cm" svg:x="8.538cm" svg:y="15.528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5.713cm" svg:height="0.395cm" svg:x="3.45cm" svg:y="16.222cm">
          <draw:text-box>
            <text:p text:style-name="P1"><text:span text:style-name="T11">The review’s main conclusions were:</text:span></text:p>
          </draw:text-box>
        </draw:frame>
        <draw:frame draw:style-name="gr10" draw:text-style-name="P9" draw:layer="layout" svg:width="0.493cm" svg:height="0.556cm" svg:x="4.2cm" svg:y="16.859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2.774cm" svg:height="0.395cm" svg:x="4.7cm" svg:y="16.916cm">
          <draw:text-box>
            <text:p text:style-name="P1"><text:span text:style-name="T11">71 percent of current, large (over £4m) projects in Iraq were “high risk”, compared </text:span></text:p>
          </draw:text-box>
        </draw:frame>
        <draw:frame draw:style-name="gr4" draw:text-style-name="P5" draw:layer="layout" svg:width="12.545cm" svg:height="0.395cm" svg:x="4.7cm" svg:y="17.41cm">
          <draw:text-box>
            <text:p text:style-name="P1"><text:span text:style-name="T11">with just over 10 percent of DFID projects globally. Most projects were subject to </text:span></text:p>
          </draw:text-box>
        </draw:frame>
        <draw:frame draw:style-name="gr4" draw:text-style-name="P5" draw:layer="layout" svg:width="11.656cm" svg:height="0.395cm" svg:x="4.7cm" svg:y="17.904cm">
          <draw:text-box>
            <text:p text:style-name="P1"><text:span text:style-name="T11">the same (political and security) risks, so scope to balance risk was limited.</text:span></text:p>
          </draw:text-box>
        </draw:frame>
        <draw:frame draw:style-name="gr7" draw:text-style-name="P8" draw:layer="layout" svg:width="0.345cm" svg:height="0.23cm" svg:x="16.405cm" svg:y="17.92cm">
          <draw:text-box>
            <text:p text:style-name="P1"><text:span text:style-name="T10">295</text:span></text:p>
          </draw:text-box>
        </draw:frame>
        <draw:frame draw:style-name="gr4" draw:text-style-name="P5" draw:layer="layout" svg:width="0.352cm" svg:height="0.395cm" svg:x="16.748cm" svg:y="17.904cm">
          <draw:text-box>
            <text:p text:style-name="P1"><text:span text:style-name="T11"><text:s/></text:span></text:p>
          </draw:text-box>
        </draw:frame>
        <draw:frame draw:style-name="gr10" draw:text-style-name="P9" draw:layer="layout" svg:width="0.493cm" svg:height="0.556cm" svg:x="4.2cm" svg:y="18.441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2.643cm" svg:height="0.395cm" svg:x="4.7cm" svg:y="18.498cm">
          <draw:text-box>
            <text:p text:style-name="P1"><text:span text:style-name="T11">Of the 14 current, large projects, nine were likely to completely or largely achieve </text:span></text:p>
          </draw:text-box>
        </draw:frame>
        <draw:frame draw:style-name="gr4" draw:text-style-name="P5" draw:layer="layout" svg:width="12.702cm" svg:height="0.395cm" svg:x="4.7cm" svg:y="18.992cm">
          <draw:text-box>
            <text:p text:style-name="P1"><text:span text:style-name="T11">their objectives and five were likely to partly achieve their objectives or to achieve </text:span></text:p>
          </draw:text-box>
        </draw:frame>
        <draw:frame draw:style-name="gr4" draw:text-style-name="P5" draw:layer="layout" svg:width="6.788cm" svg:height="0.395cm" svg:x="4.7cm" svg:y="19.486cm">
          <draw:text-box>
            <text:p text:style-name="P1"><text:span text:style-name="T11">their objectives only to a very limited extent.</text:span></text:p>
          </draw:text-box>
        </draw:frame>
        <draw:frame draw:style-name="gr10" draw:text-style-name="P9" draw:layer="layout" svg:width="0.493cm" svg:height="0.556cm" svg:x="4.2cm" svg:y="20.022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2.406cm" svg:height="0.395cm" svg:x="4.7cm" svg:y="20.08cm">
          <draw:text-box>
            <text:p text:style-name="P1"><text:span text:style-name="T11">44 percent of all DFID projects in Iraq had achieved or were likely to completely </text:span></text:p>
          </draw:text-box>
        </draw:frame>
        <draw:frame draw:style-name="gr4" draw:text-style-name="P5" draw:layer="layout" svg:width="12.16cm" svg:height="0.395cm" svg:x="4.7cm" svg:y="20.573cm">
          <draw:text-box>
            <text:p text:style-name="P1"><text:span text:style-name="T11">or largely achieve their objectives, compared with 68 percent of DFID projects </text:span></text:p>
          </draw:text-box>
        </draw:frame>
        <draw:frame draw:style-name="gr4" draw:text-style-name="P5" draw:layer="layout" svg:width="1.357cm" svg:height="0.395cm" svg:x="4.7cm" svg:y="21.067cm">
          <draw:text-box>
            <text:p text:style-name="P1"><text:span text:style-name="T11">globally. </text:span></text:p>
          </draw:text-box>
        </draw:frame>
        <draw:frame draw:style-name="gr10" draw:text-style-name="P9" draw:layer="layout" svg:width="0.493cm" svg:height="0.556cm" svg:x="4.2cm" svg:y="21.604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2.41cm" svg:height="0.395cm" svg:x="4.7cm" svg:y="21.661cm">
          <draw:text-box>
            <text:p text:style-name="P1"><text:span text:style-name="T11">Many projects had benefits beyond their stated objectives, for example in terms </text:span></text:p>
          </draw:text-box>
        </draw:frame>
        <draw:frame draw:style-name="gr4" draw:text-style-name="P5" draw:layer="layout" svg:width="12.744cm" svg:height="0.395cm" svg:x="4.7cm" svg:y="22.155cm">
          <draw:text-box>
            <text:p text:style-name="P1"><text:span text:style-name="T11">of setting policy agendas, leveraging in other donors’ resources, and “giving DFID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4" draw:text-style-name="P5" draw:layer="layout" svg:width="5.099cm" svg:height="0.395cm" svg:x="4.7cm" svg:y="22.649cm">
          <draw:text-box>
            <text:p text:style-name="P1"><text:span text:style-name="T11">credibility to influence Whitehall”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292 </text:span></text:p>
          </draw:text-box>
        </draw:frame>
        <draw:frame draw:style-name="gr4" draw:text-style-name="P5" draw:layer="layout" svg:width="14.514cm" svg:height="0.395cm" svg:x="2.646cm" svg:y="24.241cm">
          <draw:text-box>
            <text:p text:style-name="P1"><text:span text:style-name="T11">Minute Banner to Prime Minister, 23 February 2006, ‘Samarra Shrine Bombing – Background </text:span></text:p>
          </draw:text-box>
        </draw:frame>
        <draw:line draw:style-name="gr8" draw:text-style-name="P7" draw:layer="layout" svg:x1="2.645cm" svg:y1="25.444cm" svg:x2="14.293cm" svg:y2="25.444cm">
          <text:p/>
        </draw:line>
        <draw:frame draw:style-name="gr4" draw:text-style-name="P5" draw:layer="layout" svg:width="2.085cm" svg:height="0.395cm" svg:x="2.2cm" svg:y="24.664cm">
          <draw:text-box>
            <text:p text:style-name="P1"><text:span text:style-name="T11">and Update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93 </text:span></text:p>
          </draw:text-box>
        </draw:frame>
        <draw:line draw:style-name="gr8" draw:text-style-name="P7" draw:layer="layout" svg:x1="2.645cm" svg:y1="25.867cm" svg:x2="17.586cm" svg:y2="25.867cm">
          <text:p/>
        </draw:line>
        <draw:frame draw:style-name="gr4" draw:text-style-name="P5" draw:layer="layout" svg:width="11.673cm" svg:height="0.395cm" svg:x="2.646cm" svg:y="25.087cm">
          <draw:text-box>
            <text:p text:style-name="P1"><text:span text:style-name="T5">JIC Assessment, 15 March 2006, ‘Iraq: the Security Situation in the South’.</text:span><text:span text:style-name="T11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94 </text:span></text:p>
          </draw:text-box>
        </draw:frame>
        <draw:frame draw:style-name="gr4" draw:text-style-name="P5" draw:layer="layout" svg:width="14.95cm" svg:height="0.395cm" svg:x="2.646cm" svg:y="25.511cm">
          <draw:text-box>
            <text:p text:style-name="P1"><text:span text:style-name="T5">Minute Hendrie to PS/Secretary of State [DFID], 27 March 2006, ‘Iraq: Portfolio Quality Review’.</text:span><text:span text:style-name="T11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95 </text:span></text:p>
          </draw:text-box>
        </draw:frame>
        <draw:frame draw:style-name="gr4" draw:text-style-name="P5" draw:layer="layout" svg:width="15.513cm" svg:height="0.395cm" svg:x="2.646cm" svg:y="25.934cm">
          <draw:text-box>
            <text:p text:style-name="P1"><text:span text:style-name="T11">Not all the figures used in the text of the Portfolio Quality Review are consistent with the information </text:span></text:p>
          </draw:text-box>
        </draw:frame>
        <draw:frame draw:style-name="gr4" draw:text-style-name="P5" draw:layer="layout" svg:width="15.272cm" svg:height="0.395cm" svg:x="2.2cm" svg:y="26.357cm">
          <draw:text-box>
            <text:p text:style-name="P1"><text:span text:style-name="T11">presented in the supporting graphs and table. Where there is inconsistency, the Inquiry has drawn </text:span></text:p>
          </draw:text-box>
        </draw:frame>
        <draw:frame draw:style-name="gr4" draw:text-style-name="P5" draw:layer="layout" svg:width="8.968cm" svg:height="0.395cm" svg:x="2.2cm" svg:y="26.781cm">
          <draw:text-box>
            <text:p text:style-name="P1"><text:span text:style-name="T11">information directly from the supporting graphs and table. </text:span></text:p>
          </draw:text-box>
        </draw:frame>
      </draw:page>
      <draw:page draw:name="page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1" draw:text-style-name="P10" draw:layer="layout" svg:width="15.083cm" svg:height="8.283cm" svg:x="2.958cm" svg:y="2.608cm" svg:viewBox="0 0 15084 8284" draw:points="0,8284 15084,82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82</text:span></text:p>
          </draw:text-box>
        </draw:frame>
        <draw:frame draw:style-name="gr4" draw:text-style-name="P5" draw:layer="layout" svg:width="12.054cm" svg:height="0.395cm" svg:x="3.45cm" svg:y="2.938cm">
          <draw:text-box>
            <text:p text:style-name="P1"><text:span text:style-name="T11">The review identified the strategies that DFID had pursued to improve project </text:span></text:p>
          </draw:text-box>
        </draw:frame>
        <draw:frame draw:style-name="gr4" draw:text-style-name="P5" draw:layer="layout" svg:width="2.169cm" svg:height="0.395cm" svg:x="3.45cm" svg:y="3.431cm">
          <draw:text-box>
            <text:p text:style-name="P1"><text:span text:style-name="T11">performance: </text:span></text:p>
          </draw:text-box>
        </draw:frame>
        <draw:frame draw:style-name="gr10" draw:text-style-name="P9" draw:layer="layout" svg:width="0.493cm" svg:height="0.556cm" svg:x="4.2cm" svg:y="4.068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2.524cm" svg:height="0.395cm" svg:x="4.7cm" svg:y="4.125cm">
          <draw:text-box>
            <text:p text:style-name="P1"><text:span text:style-name="T11">constant monitoring and management (though that was hampered by insecurity);</text:span></text:p>
          </draw:text-box>
        </draw:frame>
        <draw:frame draw:style-name="gr10" draw:text-style-name="P9" draw:layer="layout" svg:width="0.493cm" svg:height="0.556cm" svg:x="4.2cm" svg:y="4.662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2.08cm" svg:height="0.395cm" svg:x="4.7cm" svg:y="4.719cm">
          <draw:text-box>
            <text:p text:style-name="P1"><text:span text:style-name="T11">using innovative techniques to deliver projects, such as working through local </text:span></text:p>
          </draw:text-box>
        </draw:frame>
        <draw:frame draw:style-name="gr4" draw:text-style-name="P5" draw:layer="layout" svg:width="12.406cm" svg:height="0.395cm" svg:x="4.7cm" svg:y="5.213cm">
          <draw:text-box>
            <text:p text:style-name="P1"><text:span text:style-name="T11">Iraqi engineers and helping the Ministry of Finance to set up an office inside the </text:span></text:p>
          </draw:text-box>
        </draw:frame>
        <draw:frame draw:style-name="gr4" draw:text-style-name="P5" draw:layer="layout" svg:width="10.801cm" svg:height="0.395cm" svg:x="4.7cm" svg:y="5.707cm">
          <draw:text-box>
            <text:p text:style-name="P1"><text:span text:style-name="T11">International Zone (within which international consultants could work);</text:span></text:p>
          </draw:text-box>
        </draw:frame>
        <draw:frame draw:style-name="gr10" draw:text-style-name="P9" draw:layer="layout" svg:width="0.493cm" svg:height="0.556cm" svg:x="4.2cm" svg:y="6.244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2.147cm" svg:height="0.395cm" svg:x="4.7cm" svg:y="6.301cm">
          <draw:text-box>
            <text:p text:style-name="P1"><text:span text:style-name="T11">using the fragile states analysis to focus on a few immediate priorities. In Iraq, </text:span></text:p>
          </draw:text-box>
        </draw:frame>
        <draw:frame draw:style-name="gr4" draw:text-style-name="P5" draw:layer="layout" svg:width="12.253cm" svg:height="0.395cm" svg:x="4.7cm" svg:y="6.795cm">
          <draw:text-box>
            <text:p text:style-name="P1"><text:span text:style-name="T11">DFID had focused on strengthening central Government and getting economic </text:span></text:p>
          </draw:text-box>
        </draw:frame>
        <draw:frame draw:style-name="gr4" draw:text-style-name="P5" draw:layer="layout" svg:width="2.466cm" svg:height="0.395cm" svg:x="4.7cm" svg:y="7.289cm">
          <draw:text-box>
            <text:p text:style-name="P1"><text:span text:style-name="T11">reform on track;</text:span></text:p>
          </draw:text-box>
        </draw:frame>
        <draw:frame draw:style-name="gr10" draw:text-style-name="P9" draw:layer="layout" svg:width="0.493cm" svg:height="0.556cm" svg:x="4.2cm" svg:y="7.825cm">
          <draw:text-box>
            <text:p text:style-name="P1"><text:span text:style-name="T15">• </text:span></text:p>
          </draw:text-box>
        </draw:frame>
        <draw:frame draw:style-name="gr4" draw:text-style-name="P5" draw:layer="layout" svg:width="6.487cm" svg:height="0.395cm" svg:x="4.7cm" svg:y="7.883cm">
          <draw:text-box>
            <text:p text:style-name="P1"><text:span text:style-name="T11">systematically tracking poor performance;</text:span></text:p>
          </draw:text-box>
        </draw:frame>
        <draw:frame draw:style-name="gr10" draw:text-style-name="P9" draw:layer="layout" svg:width="0.493cm" svg:height="0.556cm" svg:x="4.2cm" svg:y="8.419cm">
          <draw:text-box>
            <text:p text:style-name="P1"><text:span text:style-name="T15">• </text:span></text:p>
          </draw:text-box>
        </draw:frame>
        <draw:frame draw:style-name="gr4" draw:text-style-name="P5" draw:layer="layout" svg:width="7.647cm" svg:height="0.395cm" svg:x="4.7cm" svg:y="8.476cm">
          <draw:text-box>
            <text:p text:style-name="P1"><text:span text:style-name="T11">adapting delivery methods to inside fiduciary risk;</text:span></text:p>
          </draw:text-box>
        </draw:frame>
        <draw:frame draw:style-name="gr10" draw:text-style-name="P9" draw:layer="layout" svg:width="0.493cm" svg:height="0.556cm" svg:x="4.2cm" svg:y="9.013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2.617cm" svg:height="0.395cm" svg:x="4.7cm" svg:y="9.07cm">
          <draw:text-box>
            <text:p text:style-name="P1"><text:span text:style-name="T11">building clear exit strategies into projects, including dedicating significant effort to </text:span></text:p>
          </draw:text-box>
        </draw:frame>
        <draw:frame draw:style-name="gr4" draw:text-style-name="P5" draw:layer="layout" svg:width="4.836cm" svg:height="0.395cm" svg:x="4.7cm" svg:y="9.564cm">
          <draw:text-box>
            <text:p text:style-name="P1"><text:span text:style-name="T11">leveraging in other donors; and</text:span></text:p>
          </draw:text-box>
        </draw:frame>
        <draw:frame draw:style-name="gr10" draw:text-style-name="P9" draw:layer="layout" svg:width="0.493cm" svg:height="0.556cm" svg:x="4.2cm" svg:y="10.101cm">
          <draw:text-box>
            <text:p text:style-name="P1"><text:span text:style-name="T15">• </text:span></text:p>
          </draw:text-box>
        </draw:frame>
        <draw:frame draw:style-name="gr4" draw:text-style-name="P5" draw:layer="layout" svg:width="4.832cm" svg:height="0.395cm" svg:x="4.7cm" svg:y="10.158cm">
          <draw:text-box>
            <text:p text:style-name="P1"><text:span text:style-name="T11">working closely with Whitehall. </text:span></text:p>
          </draw:text-box>
        </draw:frame>
        <draw:frame draw:style-name="gr1" draw:text-style-name="P2" draw:layer="layout" svg:width="15.784cm" svg:height="0.475cm" svg:x="2.2cm" svg:y="11.359cm">
          <draw:text-box>
            <text:p text:style-name="P1"><text:span text:style-name="T6">515. </text:span><text:span text:style-name="T3"><text:s/>Mr Asquith advised the 7 April meeting of the ISG that following rocket attacks </text:span></text:p>
          </draw:text-box>
        </draw:frame>
        <draw:frame draw:style-name="gr1" draw:text-style-name="P2" draw:layer="layout" svg:width="15.581cm" svg:height="0.475cm" svg:x="2.2cm" svg:y="11.923cm">
          <draw:text-box>
            <text:p text:style-name="P1"><text:span text:style-name="T3">on Basra Palace on 4 April, and given the continuing non-co-operation by the local </text:span></text:p>
          </draw:text-box>
        </draw:frame>
        <draw:frame draw:style-name="gr1" draw:text-style-name="P2" draw:layer="layout" svg:width="15.805cm" svg:height="0.475cm" svg:x="2.2cm" svg:y="12.488cm">
          <draw:text-box>
            <text:p text:style-name="P1"><text:span text:style-name="T3">authorities in Basra with UK officials following the Jameat incident, some UK civilian </text:span></text:p>
          </draw:text-box>
        </draw:frame>
        <draw:frame draw:style-name="gr1" draw:text-style-name="P2" draw:layer="layout" svg:width="5.387cm" svg:height="0.475cm" svg:x="2.2cm" svg:y="13.052cm">
          <draw:text-box>
            <text:p text:style-name="P1"><text:span text:style-name="T3">staff were unable to operate.</text:span></text:p>
          </draw:text-box>
        </draw:frame>
        <draw:frame draw:style-name="gr5" draw:text-style-name="P6" draw:layer="layout" svg:width="0.408cm" svg:height="0.276cm" svg:x="7.558cm" svg:y="13.071cm">
          <draw:text-box>
            <text:p text:style-name="P1"><text:span text:style-name="T8">296</text:span></text:p>
          </draw:text-box>
        </draw:frame>
        <draw:frame draw:style-name="gr1" draw:text-style-name="P2" draw:layer="layout" svg:width="9.803cm" svg:height="0.475cm" svg:x="7.97cm" svg:y="13.052cm">
          <draw:text-box>
            <text:p text:style-name="P1"><text:span text:style-name="T3"><text:s/></text:span><text:span text:style-name="T3">The FCO and DFID planned to recommend to their </text:span></text:p>
          </draw:text-box>
        </draw:frame>
        <draw:frame draw:style-name="gr1" draw:text-style-name="P2" draw:layer="layout" svg:width="14.844cm" svg:height="0.475cm" svg:x="2.2cm" svg:y="13.617cm">
          <draw:text-box>
            <text:p text:style-name="P1"><text:span text:style-name="T3">Ministers a drawdown of civilian staff from Basra Palace until conditions on the </text:span></text:p>
          </draw:text-box>
        </draw:frame>
        <draw:frame draw:style-name="gr1" draw:text-style-name="P2" draw:layer="layout" svg:width="4.138cm" svg:height="0.475cm" svg:x="2.2cm" svg:y="14.181cm">
          <draw:text-box>
            <text:p text:style-name="P1"><text:span text:style-name="T3">ground had improved.</text:span></text:p>
          </draw:text-box>
        </draw:frame>
        <draw:frame draw:style-name="gr1" draw:text-style-name="P2" draw:layer="layout" svg:width="15.779cm" svg:height="0.475cm" svg:x="2.2cm" svg:y="15.095cm">
          <draw:text-box>
            <text:p text:style-name="P1"><text:span text:style-name="T6">516. </text:span><text:span text:style-name="T3"><text:s/>Mr Benn was briefed on 19 April that significant numbers of Shia were moving </text:span></text:p>
          </draw:text-box>
        </draw:frame>
        <draw:frame draw:style-name="gr1" draw:text-style-name="P2" draw:layer="layout" svg:width="5.984cm" svg:height="0.475cm" svg:x="2.2cm" svg:y="15.66cm">
          <draw:text-box>
            <text:p text:style-name="P1"><text:span text:style-name="T3">south and Sunnis moving north.</text:span></text:p>
          </draw:text-box>
        </draw:frame>
        <draw:frame draw:style-name="gr5" draw:text-style-name="P6" draw:layer="layout" svg:width="0.408cm" svg:height="0.276cm" svg:x="8.154cm" svg:y="15.679cm">
          <draw:text-box>
            <text:p text:style-name="P1"><text:span text:style-name="T8">297</text:span></text:p>
          </draw:text-box>
        </draw:frame>
        <draw:frame draw:style-name="gr1" draw:text-style-name="P2" draw:layer="layout" svg:width="8.465cm" svg:height="0.475cm" svg:x="8.566cm" svg:y="15.66cm">
          <draw:text-box>
            <text:p text:style-name="P1"><text:span text:style-name="T3"><text:s/></text:span><text:span text:style-name="T3">MND(SE) was providing some (unspecified) </text:span></text:p>
          </draw:text-box>
        </draw:frame>
        <draw:frame draw:style-name="gr1" draw:text-style-name="P2" draw:layer="layout" svg:width="10.763cm" svg:height="0.475cm" svg:x="2.2cm" svg:y="16.224cm">
          <draw:text-box>
            <text:p text:style-name="P1"><text:span text:style-name="T3">short-term support to Internally Displaced People (IDPs). </text:span></text:p>
          </draw:text-box>
        </draw:frame>
        <draw:frame draw:style-name="gr1" draw:text-style-name="P2" draw:layer="layout" svg:width="15.987cm" svg:height="0.475cm" svg:x="2.2cm" svg:y="17.139cm">
          <draw:text-box>
            <text:p text:style-name="P1"><text:span text:style-name="T6">517. </text:span><text:span text:style-name="T3"><text:s/>Mr Benn was also briefed that running costs for the Basra PRT continued to be </text:span></text:p>
          </draw:text-box>
        </draw:frame>
        <draw:frame draw:style-name="gr1" draw:text-style-name="P2" draw:layer="layout" svg:width="15.78cm" svg:height="0.475cm" svg:x="2.2cm" svg:y="17.703cm">
          <draw:text-box>
            <text:p text:style-name="P1"><text:span text:style-name="T3">a “major sticking point”. No government department (or other country) had a budget </text:span></text:p>
          </draw:text-box>
        </draw:frame>
        <draw:frame draw:style-name="gr1" draw:text-style-name="P2" draw:layer="layout" svg:width="15.331cm" svg:height="0.475cm" svg:x="2.2cm" svg:y="18.268cm">
          <draw:text-box>
            <text:p text:style-name="P1"><text:span text:style-name="T3">for this. The Post-Conflict Reconstruction Unit (PCRU) was “holding the fort”, and </text:span></text:p>
          </draw:text-box>
        </draw:frame>
        <draw:frame draw:style-name="gr1" draw:text-style-name="P2" draw:layer="layout" svg:width="15.437cm" svg:height="0.475cm" svg:x="2.2cm" svg:y="18.832cm">
          <draw:text-box>
            <text:p text:style-name="P1"><text:span text:style-name="T3">departments were exploring whether they might be able to continue leading in the </text:span></text:p>
          </draw:text-box>
        </draw:frame>
        <draw:frame draw:style-name="gr1" draw:text-style-name="P2" draw:layer="layout" svg:width="2.385cm" svg:height="0.475cm" svg:x="2.2cm" svg:y="19.397cm">
          <draw:text-box>
            <text:p text:style-name="P1"><text:span text:style-name="T3">longer term. </text:span></text:p>
          </draw:text-box>
        </draw:frame>
        <draw:frame draw:style-name="gr1" draw:text-style-name="P2" draw:layer="layout" svg:width="16.359cm" svg:height="0.475cm" svg:x="2.2cm" svg:y="20.311cm">
          <draw:text-box>
            <text:p text:style-name="P1"><text:span text:style-name="T6">518. </text:span><text:span text:style-name="T3"><text:s/>Late on 21 April, four months after the December 2005 elections, the United Iraqi </text:span></text:p>
          </draw:text-box>
        </draw:frame>
        <draw:frame draw:style-name="gr1" draw:text-style-name="P2" draw:layer="layout" svg:width="16.495cm" svg:height="0.475cm" svg:x="2.2cm" svg:y="20.875cm">
          <draw:text-box>
            <text:p text:style-name="P1"><text:span text:style-name="T3">Alliance announced the selection of Mr Nuri al-Maliki as its candidate for Prime Minister </text:span></text:p>
          </draw:text-box>
        </draw:frame>
        <draw:frame draw:style-name="gr1" draw:text-style-name="P2" draw:layer="layout" svg:width="3.334cm" svg:height="0.475cm" svg:x="2.2cm" svg:y="21.44cm">
          <draw:text-box>
            <text:p text:style-name="P1"><text:span text:style-name="T3">(see Section 9.4).</text:span></text:p>
          </draw:text-box>
        </draw:frame>
        <draw:frame draw:style-name="gr5" draw:text-style-name="P6" draw:layer="layout" svg:width="0.408cm" svg:height="0.276cm" svg:x="5.518cm" svg:y="21.459cm">
          <draw:text-box>
            <text:p text:style-name="P1"><text:span text:style-name="T8">298</text:span></text:p>
          </draw:text-box>
        </draw:frame>
        <draw:frame draw:style-name="gr1" draw:text-style-name="P2" draw:layer="layout" svg:width="0.422cm" svg:height="0.475cm" svg:x="5.93cm" svg:y="21.4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14cm" svg:height="0.475cm" svg:x="2.2cm" svg:y="22.354cm">
          <draw:text-box>
            <text:p text:style-name="P1"><text:span text:style-name="T6">519. </text:span><text:span text:style-name="T3"><text:s/>The British Embassy Baghdad reported on 22 April that the new Government </text:span></text:p>
          </draw:text-box>
        </draw:frame>
        <draw:frame draw:style-name="gr1" draw:text-style-name="P2" draw:layer="layout" svg:width="16.08cm" svg:height="0.475cm" svg:x="2.2cm" svg:y="22.919cm">
          <draw:text-box>
            <text:p text:style-name="P1"><text:span text:style-name="T3">had produced a “100-day plan”, focusing on urgent measures to improve security, oil, </text:span></text:p>
          </draw:text-box>
        </draw:frame>
        <draw:frame draw:style-name="gr1" draw:text-style-name="P2" draw:layer="layout" svg:width="9.057cm" svg:height="0.475cm" svg:x="2.2cm" svg:y="23.483cm">
          <draw:text-box>
            <text:p text:style-name="P1"><text:span text:style-name="T3">electricity, employment, agriculture and housing.</text:span></text:p>
          </draw:text-box>
        </draw:frame>
        <draw:frame draw:style-name="gr5" draw:text-style-name="P6" draw:layer="layout" svg:width="0.408cm" svg:height="0.276cm" svg:x="11.228cm" svg:y="23.502cm">
          <draw:text-box>
            <text:p text:style-name="P1"><text:span text:style-name="T8">299</text:span></text:p>
          </draw:text-box>
        </draw:frame>
        <draw:line draw:style-name="gr6" draw:text-style-name="P7" draw:layer="layout" svg:x1="2.199cm" svg:y1="24.983cm" svg:x2="7.3cm" svg:y2="24.983cm">
          <text:p/>
        </draw:line>
        <draw:frame draw:style-name="gr1" draw:text-style-name="P2" draw:layer="layout" svg:width="0.422cm" svg:height="0.475cm" svg:x="11.639cm" svg:y="23.483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5.503cm">
          <draw:text-box>
            <text:p text:style-name="P1"><text:span text:style-name="T10">296 </text:span></text:p>
          </draw:text-box>
        </draw:frame>
        <draw:frame draw:style-name="gr4" draw:text-style-name="P5" draw:layer="layout" svg:width="15.433cm" svg:height="0.395cm" svg:x="2.646cm" svg:y="25.487cm">
          <draw:text-box>
            <text:p text:style-name="P1"><text:span text:style-name="T11">Letter Cabinet Office [junior official] to Sheinwald, 10 April 2006, ‘Iraq Strategy Group: 7 April 2006’. </text:span></text:p>
          </draw:text-box>
        </draw:frame>
        <draw:frame draw:style-name="gr7" draw:text-style-name="P8" draw:layer="layout" svg:width="0.404cm" svg:height="0.23cm" svg:x="2.2cm" svg:y="25.926cm">
          <draw:text-box>
            <text:p text:style-name="P1"><text:span text:style-name="T10">297 </text:span></text:p>
          </draw:text-box>
        </draw:frame>
        <draw:frame draw:style-name="gr4" draw:text-style-name="P5" draw:layer="layout" svg:width="13.549cm" svg:height="0.395cm" svg:x="2.646cm" svg:y="25.911cm">
          <draw:text-box>
            <text:p text:style-name="P1"><text:span text:style-name="T11">Minute DFID [junior official] to PS [DFID], 19 April 2006, ‘DOP(I) Briefing 19 April 2006’. </text:span></text:p>
          </draw:text-box>
        </draw:frame>
        <draw:frame draw:style-name="gr7" draw:text-style-name="P8" draw:layer="layout" svg:width="0.404cm" svg:height="0.23cm" svg:x="2.2cm" svg:y="26.35cm">
          <draw:text-box>
            <text:p text:style-name="P1"><text:span text:style-name="T10">298 </text:span></text:p>
          </draw:text-box>
        </draw:frame>
        <draw:frame draw:style-name="gr4" draw:text-style-name="P5" draw:layer="layout" svg:width="15.585cm" svg:height="0.395cm" svg:x="2.646cm" svg:y="26.334cm">
          <draw:text-box>
            <text:p text:style-name="P1"><text:span text:style-name="T11">eGram 13011/06 Baghdad to FCO London, 24 April 2006, ‘Iraq: Formation of the New Government: <text:s/></text:span></text:p>
          </draw:text-box>
        </draw:frame>
        <draw:frame draw:style-name="gr4" draw:text-style-name="P5" draw:layer="layout" svg:width="7.326cm" svg:height="0.395cm" svg:x="2.2cm" svg:y="26.757cm">
          <draw:text-box>
            <text:p text:style-name="P1"><text:span text:style-name="T11">Al-Maliki Nominated by UIA as Prime Minister’. </text:span></text:p>
          </draw:text-box>
        </draw:frame>
        <draw:frame draw:style-name="gr7" draw:text-style-name="P8" draw:layer="layout" svg:width="0.404cm" svg:height="0.23cm" svg:x="2.2cm" svg:y="27.196cm">
          <draw:text-box>
            <text:p text:style-name="P1"><text:span text:style-name="T10">299 </text:span></text:p>
          </draw:text-box>
        </draw:frame>
        <draw:frame draw:style-name="gr4" draw:text-style-name="P5" draw:layer="layout" svg:width="14.734cm" svg:height="0.395cm" svg:x="2.646cm" svg:y="27.181cm">
          <draw:text-box>
            <text:p text:style-name="P1"><text:span text:style-name="T11">eGram 13036/06 Baghdad to FCO London, 22 April 2006, ‘Iraq: Preparations for Government’. </text:span></text:p>
          </draw:text-box>
        </draw:frame>
      </draw:page>
      <draw:page draw:name="page87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3</text:span></text:p>
          </draw:text-box>
        </draw:frame>
        <draw:frame draw:style-name="gr1" draw:text-style-name="P2" draw:layer="layout" svg:width="16.152cm" svg:height="0.475cm" svg:x="2.2cm" svg:y="2.525cm">
          <draw:text-box>
            <text:p text:style-name="P1"><text:span text:style-name="T6">520. </text:span><text:span text:style-name="T3"><text:s/>The Embassy commented that on both security and electricity, the plan adopted </text:span></text:p>
          </draw:text-box>
        </draw:frame>
        <draw:frame draw:style-name="gr1" draw:text-style-name="P2" draw:layer="layout" svg:width="16.046cm" svg:height="0.475cm" svg:x="2.2cm" svg:y="3.09cm">
          <draw:text-box>
            <text:p text:style-name="P1"><text:span text:style-name="T3">a “Baghdad-first” approach (Baghdad had a third of the country’s population and was </text:span></text:p>
          </draw:text-box>
        </draw:frame>
        <draw:frame draw:style-name="gr1" draw:text-style-name="P2" draw:layer="layout" svg:width="6.301cm" svg:height="0.475cm" svg:x="2.2cm" svg:y="3.654cm">
          <draw:text-box>
            <text:p text:style-name="P1"><text:span text:style-name="T3">suffering more than other areas). </text:span></text:p>
          </draw:text-box>
        </draw:frame>
        <draw:frame draw:style-name="gr1" draw:text-style-name="P2" draw:layer="layout" svg:width="16.541cm" svg:height="0.475cm" svg:x="2.2cm" svg:y="4.568cm">
          <draw:text-box>
            <text:p text:style-name="P1"><text:span text:style-name="T6">521. </text:span><text:span text:style-name="T3"><text:s/>The Embassy reported that the Iraqi Government had discussed the 100-day plan </text:span></text:p>
          </draw:text-box>
        </draw:frame>
        <draw:frame draw:style-name="gr1" draw:text-style-name="P2" draw:layer="layout" svg:width="15.678cm" svg:height="0.475cm" svg:x="2.2cm" svg:y="5.133cm">
          <draw:text-box>
            <text:p text:style-name="P1"><text:span text:style-name="T3">with the British and US Embassies. As a result of those discussions, the Minister of </text:span></text:p>
          </draw:text-box>
        </draw:frame>
        <draw:frame draw:style-name="gr1" draw:text-style-name="P2" draw:layer="layout" svg:width="4.049cm" svg:height="0.475cm" svg:x="2.2cm" svg:y="5.697cm">
          <draw:text-box>
            <text:p text:style-name="P1"><text:span text:style-name="T3">Planning had agreed:</text:span></text:p>
          </draw:text-box>
        </draw:frame>
        <draw:frame draw:style-name="gr3" draw:text-style-name="P4" draw:layer="layout" svg:width="0.634cm" svg:height="0.712cm" svg:x="2.95cm" svg:y="6.4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22cm" svg:height="0.475cm" svg:x="3.7cm" svg:y="6.612cm">
          <draw:text-box>
            <text:p text:style-name="P1"><text:span text:style-name="T3">a UK recommendation to include Iraqi signature to the Extractive Industries </text:span></text:p>
          </draw:text-box>
        </draw:frame>
        <draw:frame draw:style-name="gr1" draw:text-style-name="P2" draw:layer="layout" svg:width="8.583cm" svg:height="0.475cm" svg:x="3.7cm" svg:y="7.176cm">
          <draw:text-box>
            <text:p text:style-name="P1"><text:span text:style-name="T3">Transparency Initiative (EITI) in the plan; and </text:span></text:p>
          </draw:text-box>
        </draw:frame>
        <draw:frame draw:style-name="gr3" draw:text-style-name="P4" draw:layer="layout" svg:width="0.634cm" svg:height="0.712cm" svg:x="2.95cm" svg:y="7.6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06cm" svg:height="0.475cm" svg:x="3.7cm" svg:y="7.841cm">
          <draw:text-box>
            <text:p text:style-name="P1"><text:span text:style-name="T3">to “play up” the monetarisation of the food subsidy, bank restructuring and civil </text:span></text:p>
          </draw:text-box>
        </draw:frame>
        <draw:frame draw:style-name="gr1" draw:text-style-name="P2" draw:layer="layout" svg:width="9.887cm" svg:height="0.475cm" svg:x="3.7cm" svg:y="8.405cm">
          <draw:text-box>
            <text:p text:style-name="P1"><text:span text:style-name="T3">service reform as priorities for the new Government. </text:span></text:p>
          </draw:text-box>
        </draw:frame>
        <draw:frame draw:style-name="gr1" draw:text-style-name="P2" draw:layer="layout" svg:width="11.897cm" svg:height="0.475cm" svg:x="2.2cm" svg:y="9.32cm">
          <draw:text-box>
            <text:p text:style-name="P1"><text:span text:style-name="T6">522. </text:span><text:span text:style-name="T3"><text:s/>Sir Nigel Sheinwald met Mr Maliki in Baghdad on 24 April.</text:span></text:p>
          </draw:text-box>
        </draw:frame>
        <draw:frame draw:style-name="gr5" draw:text-style-name="P6" draw:layer="layout" svg:width="0.408cm" svg:height="0.276cm" svg:x="14.036cm" svg:y="9.338cm">
          <draw:text-box>
            <text:p text:style-name="P1"><text:span text:style-name="T8">300</text:span></text:p>
          </draw:text-box>
        </draw:frame>
        <draw:frame draw:style-name="gr1" draw:text-style-name="P2" draw:layer="layout" svg:width="4.316cm" svg:height="0.475cm" svg:x="14.448cm" svg:y="9.32cm">
          <draw:text-box>
            <text:p text:style-name="P1"><text:span text:style-name="T3"><text:s/></text:span><text:span text:style-name="T3">Mr Maliki said that his </text:span></text:p>
          </draw:text-box>
        </draw:frame>
        <draw:frame draw:style-name="gr1" draw:text-style-name="P2" draw:layer="layout" svg:width="16.614cm" svg:height="0.475cm" svg:x="2.2cm" svg:y="9.884cm">
          <draw:text-box>
            <text:p text:style-name="P1"><text:span text:style-name="T3">priorities were security, the economy and services. There would have to be the toughest </text:span></text:p>
          </draw:text-box>
        </draw:frame>
        <draw:frame draw:style-name="gr1" draw:text-style-name="P2" draw:layer="layout" svg:width="6.238cm" svg:height="0.475cm" svg:x="2.2cm" svg:y="10.448cm">
          <draw:text-box>
            <text:p text:style-name="P1"><text:span text:style-name="T3">possible penalties for corruption. </text:span></text:p>
          </draw:text-box>
        </draw:frame>
        <draw:frame draw:style-name="gr1" draw:text-style-name="P2" draw:layer="layout" svg:width="15.034cm" svg:height="0.475cm" svg:x="2.2cm" svg:y="11.363cm">
          <draw:text-box>
            <text:p text:style-name="P1"><text:span text:style-name="T6">523. </text:span><text:span text:style-name="T3"><text:s/>Sir Nigel said that the UK’s ability to help with reconstruction in Basra was </text:span></text:p>
          </draw:text-box>
        </draw:frame>
        <draw:frame draw:style-name="gr1" draw:text-style-name="P2" draw:layer="layout" svg:width="16.326cm" svg:height="0.475cm" svg:x="2.2cm" svg:y="11.927cm">
          <draw:text-box>
            <text:p text:style-name="P1"><text:span text:style-name="T3">hampered by the security situation. Mr Maliki said that he knew little of the detail of the </text:span></text:p>
          </draw:text-box>
        </draw:frame>
        <draw:frame draw:style-name="gr1" draw:text-style-name="P2" draw:layer="layout" svg:width="16.415cm" svg:height="0.475cm" svg:x="2.2cm" svg:y="12.492cm">
          <draw:text-box>
            <text:p text:style-name="P1"><text:span text:style-name="T3">situation in Basra, but had heard that the population felt the UK had achieved very little </text:span></text:p>
          </draw:text-box>
        </draw:frame>
        <draw:frame draw:style-name="gr1" draw:text-style-name="P2" draw:layer="layout" svg:width="15.881cm" svg:height="0.475cm" svg:x="2.2cm" svg:y="13.056cm">
          <draw:text-box>
            <text:p text:style-name="P1"><text:span text:style-name="T3">for them, even before security deteriorated. He advocated patience, waiting for local </text:span></text:p>
          </draw:text-box>
        </draw:frame>
        <draw:frame draw:style-name="gr1" draw:text-style-name="P2" draw:layer="layout" svg:width="16.774cm" svg:height="0.475cm" svg:x="2.2cm" svg:y="13.621cm">
          <draw:text-box>
            <text:p text:style-name="P1"><text:span text:style-name="T3">elections that might bring change, and doing what the UK could to improve the economy. </text:span></text:p>
          </draw:text-box>
        </draw:frame>
        <draw:frame draw:style-name="gr1" draw:text-style-name="P2" draw:layer="layout" svg:width="8.74cm" svg:height="0.475cm" svg:x="2.2cm" svg:y="14.185cm">
          <draw:text-box>
            <text:p text:style-name="P1"><text:span text:style-name="T3">Employment would reduce the security threat. </text:span></text:p>
          </draw:text-box>
        </draw:frame>
        <draw:frame draw:style-name="gr1" draw:text-style-name="P2" draw:layer="layout" svg:width="15.737cm" svg:height="0.475cm" svg:x="2.2cm" svg:y="15.1cm">
          <draw:text-box>
            <text:p text:style-name="P1"><text:span text:style-name="T6">524. </text:span><text:span text:style-name="T3"><text:s/>Sir Nigel’s report of his visit to Mr Blair focused on government formation (see </text:span></text:p>
          </draw:text-box>
        </draw:frame>
        <draw:frame draw:style-name="gr1" draw:text-style-name="P2" draw:layer="layout" svg:width="2.39cm" svg:height="0.475cm" svg:x="2.2cm" svg:y="15.664cm">
          <draw:text-box>
            <text:p text:style-name="P1"><text:span text:style-name="T3">Section 9.4).</text:span></text:p>
          </draw:text-box>
        </draw:frame>
        <draw:frame draw:style-name="gr5" draw:text-style-name="P6" draw:layer="layout" svg:width="0.408cm" svg:height="0.276cm" svg:x="4.577cm" svg:y="15.683cm">
          <draw:text-box>
            <text:p text:style-name="P1"><text:span text:style-name="T8">301</text:span></text:p>
          </draw:text-box>
        </draw:frame>
        <draw:frame draw:style-name="gr1" draw:text-style-name="P2" draw:layer="layout" svg:width="12.897cm" svg:height="0.475cm" svg:x="4.988cm" svg:y="15.664cm">
          <draw:text-box>
            <text:p text:style-name="P1"><text:span text:style-name="T3"><text:s/></text:span><text:span text:style-name="T3">Sir Nigel confirmed that, as Mr Blair had suggested, the UK and US </text:span></text:p>
          </draw:text-box>
        </draw:frame>
        <draw:frame draw:style-name="gr1" draw:text-style-name="P2" draw:layer="layout" svg:width="15.911cm" svg:height="0.475cm" svg:x="2.2cm" svg:y="16.228cm">
          <draw:text-box>
            <text:p text:style-name="P1"><text:span text:style-name="T3">had offered to help Mr Maliki establish his Government. The UK’s main contributions </text:span></text:p>
          </draw:text-box>
        </draw:frame>
        <draw:frame draw:style-name="gr1" draw:text-style-name="P2" draw:layer="layout" svg:width="1.941cm" svg:height="0.475cm" svg:x="2.2cm" svg:y="16.793cm">
          <draw:text-box>
            <text:p text:style-name="P1"><text:span text:style-name="T3">would be: </text:span></text:p>
          </draw:text-box>
        </draw:frame>
        <draw:frame draw:style-name="gr3" draw:text-style-name="P4" draw:layer="layout" svg:width="0.634cm" svg:height="0.712cm" svg:x="2.95cm" svg:y="17.5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8cm" svg:height="0.475cm" svg:x="3.7cm" svg:y="17.707cm">
          <draw:text-box>
            <text:p text:style-name="P1"><text:span text:style-name="T3">two officials (one FCO, one DFID) in the British Embassy working on the </text:span></text:p>
          </draw:text-box>
        </draw:frame>
        <draw:frame draw:style-name="gr1" draw:text-style-name="P2" draw:layer="layout" svg:width="9.226cm" svg:height="0.475cm" svg:x="3.7cm" svg:y="18.272cm">
          <draw:text-box>
            <text:p text:style-name="P1"><text:span text:style-name="T3">substance of the Iraqi Government’s programme;</text:span></text:p>
          </draw:text-box>
        </draw:frame>
        <draw:frame draw:style-name="gr3" draw:text-style-name="P4" draw:layer="layout" svg:width="0.634cm" svg:height="0.712cm" svg:x="2.95cm" svg:y="18.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55cm" svg:height="0.475cm" svg:x="3.7cm" svg:y="18.936cm">
          <draw:text-box>
            <text:p text:style-name="P1"><text:span text:style-name="T3">one official to advise the British Ambassador and the Iraqi Government on media </text:span></text:p>
          </draw:text-box>
        </draw:frame>
        <draw:frame draw:style-name="gr1" draw:text-style-name="P2" draw:layer="layout" svg:width="3.994cm" svg:height="0.475cm" svg:x="3.7cm" svg:y="19.501cm">
          <draw:text-box>
            <text:p text:style-name="P1"><text:span text:style-name="T3">and political strategy;</text:span></text:p>
          </draw:text-box>
        </draw:frame>
        <draw:frame draw:style-name="gr3" draw:text-style-name="P4" draw:layer="layout" svg:width="0.634cm" svg:height="0.712cm" svg:x="2.95cm" svg:y="20.0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33cm" svg:height="0.475cm" svg:x="3.7cm" svg:y="20.165cm">
          <draw:text-box>
            <text:p text:style-name="P1"><text:span text:style-name="T3">No.10, FCO and MOD press officers to help with communications in key </text:span></text:p>
          </draw:text-box>
        </draw:frame>
        <draw:frame draw:style-name="gr1" draw:text-style-name="P2" draw:layer="layout" svg:width="1.907cm" svg:height="0.475cm" svg:x="3.7cm" svg:y="20.73cm">
          <draw:text-box>
            <text:p text:style-name="P1"><text:span text:style-name="T3">ministries;</text:span></text:p>
          </draw:text-box>
        </draw:frame>
        <draw:frame draw:style-name="gr3" draw:text-style-name="P4" draw:layer="layout" svg:width="0.634cm" svg:height="0.712cm" svg:x="2.95cm" svg:y="21.2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07cm" svg:height="0.475cm" svg:x="3.7cm" svg:y="21.394cm">
          <draw:text-box>
            <text:p text:style-name="P1"><text:span text:style-name="T3">three Adam Smith Institute Ltd consultants to advise on the structure and </text:span></text:p>
          </draw:text-box>
        </draw:frame>
        <draw:frame draw:style-name="gr1" draw:text-style-name="P2" draw:layer="layout" svg:width="13.206cm" svg:height="0.475cm" svg:x="3.7cm" svg:y="21.958cm">
          <draw:text-box>
            <text:p text:style-name="P1"><text:span text:style-name="T3">operation of the Prime Minister’s Office and other key institutions; and </text:span></text:p>
          </draw:text-box>
        </draw:frame>
        <draw:frame draw:style-name="gr3" draw:text-style-name="P4" draw:layer="layout" svg:width="0.634cm" svg:height="0.712cm" svg:x="2.95cm" svg:y="22.4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872cm" svg:height="0.475cm" svg:x="3.7cm" svg:y="22.623cm">
          <draw:text-box>
            <text:p text:style-name="P1"><text:span text:style-name="T3">a substantial MOD advisory team for the new Defence Minister.</text:span></text:p>
          </draw:text-box>
        </draw:frame>
        <draw:frame draw:style-name="gr1" draw:text-style-name="P2" draw:layer="layout" svg:width="14.653cm" svg:height="0.475cm" svg:x="2.2cm" svg:y="23.537cm">
          <draw:text-box>
            <text:p text:style-name="P1"><text:span text:style-name="T6">525. </text:span><text:span text:style-name="T3"><text:s/>Mr Blair commented: “[W]e must make sure this team is strong enough.” 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5" draw:text-style-name="P6" draw:layer="layout" svg:width="0.408cm" svg:height="0.276cm" svg:x="16.775cm" svg:y="23.556cm">
          <draw:text-box>
            <text:p text:style-name="P1"><text:span text:style-name="T8">302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00 </text:span></text:p>
          </draw:text-box>
        </draw:frame>
        <draw:frame draw:style-name="gr4" draw:text-style-name="P5" draw:layer="layout" svg:width="14.103cm" svg:height="0.395cm" svg:x="2.642cm" svg:y="25.087cm">
          <draw:text-box>
            <text:p text:style-name="P1"><text:span text:style-name="T11">Telegram 13126/06 Baghdad to FCO London, 24 April 2006, ‘Iraq: Government Formation: </text:span></text:p>
          </draw:text-box>
        </draw:frame>
        <draw:frame draw:style-name="gr4" draw:text-style-name="P5" draw:layer="layout" svg:width="2.436cm" svg:height="0.395cm" svg:x="2.2cm" svg:y="25.511cm">
          <draw:text-box>
            <text:p text:style-name="P1"><text:span text:style-name="T11">Maliki’s Views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01 </text:span></text:p>
          </draw:text-box>
        </draw:frame>
        <draw:frame draw:style-name="gr4" draw:text-style-name="P5" draw:layer="layout" svg:width="9.98cm" svg:height="0.395cm" svg:x="2.646cm" svg:y="25.934cm">
          <draw:text-box>
            <text:p text:style-name="P1"><text:span text:style-name="T11">Minute Sheinwald to Prime Minister, 27 April 2006, ‘Visit to Iraq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02 </text:span></text:p>
          </draw:text-box>
        </draw:frame>
        <draw:frame draw:style-name="gr4" draw:text-style-name="P5" draw:layer="layout" svg:width="14.628cm" svg:height="0.395cm" svg:x="2.646cm" svg:y="26.357cm">
          <draw:text-box>
            <text:p text:style-name="P1"><text:span text:style-name="T11">Manuscript comment Blair to Sheinwald on Minute Sheinwald to Prime Minister, 27 April 2006, </text:span></text:p>
          </draw:text-box>
        </draw:frame>
        <draw:frame draw:style-name="gr4" draw:text-style-name="P5" draw:layer="layout" svg:width="2.093cm" svg:height="0.395cm" svg:x="2.2cm" svg:y="26.781cm">
          <draw:text-box>
            <text:p text:style-name="P1"><text:span text:style-name="T11">‘</text:span><text:span text:style-name="T11">Visit to Iraq’. </text:span></text:p>
          </draw:text-box>
        </draw:frame>
      </draw:page>
      <draw:page draw:name="page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4</text:span></text:p>
          </draw:text-box>
        </draw:frame>
        <draw:frame draw:style-name="gr1" draw:text-style-name="P2" draw:layer="layout" svg:width="16.364cm" svg:height="0.475cm" svg:x="2.2cm" svg:y="2.525cm">
          <draw:text-box>
            <text:p text:style-name="P1"><text:span text:style-name="T6">526. </text:span><text:span text:style-name="T3"><text:s/>Mr Blair spoke to Mr Maliki on 28 April, to congratulate him and assure him of the </text:span></text:p>
          </draw:text-box>
        </draw:frame>
        <draw:frame draw:style-name="gr1" draw:text-style-name="P2" draw:layer="layout" svg:width="2.542cm" svg:height="0.475cm" svg:x="2.2cm" svg:y="3.09cm">
          <draw:text-box>
            <text:p text:style-name="P1"><text:span text:style-name="T3">UK’s support.</text:span></text:p>
          </draw:text-box>
        </draw:frame>
        <draw:frame draw:style-name="gr5" draw:text-style-name="P6" draw:layer="layout" svg:width="0.408cm" svg:height="0.276cm" svg:x="4.733cm" svg:y="3.108cm">
          <draw:text-box>
            <text:p text:style-name="P1"><text:span text:style-name="T8">303</text:span></text:p>
          </draw:text-box>
        </draw:frame>
        <draw:frame draw:style-name="gr1" draw:text-style-name="P2" draw:layer="layout" svg:width="12.774cm" svg:height="0.475cm" svg:x="5.145cm" svg:y="3.09cm">
          <draw:text-box>
            <text:p text:style-name="P1"><text:span text:style-name="T3"><text:s/></text:span><text:span text:style-name="T3">Mr Blair said that it was important that Mr Maliki had good, capable </text:span></text:p>
          </draw:text-box>
        </draw:frame>
        <draw:frame draw:style-name="gr1" draw:text-style-name="P2" draw:layer="layout" svg:width="16.576cm" svg:height="0.475cm" svg:x="2.2cm" svg:y="3.654cm">
          <draw:text-box>
            <text:p text:style-name="P1"><text:span text:style-name="T3">people around him, and that the UK stood ready to offer advice and assistance, on both </text:span></text:p>
          </draw:text-box>
        </draw:frame>
        <draw:frame draw:style-name="gr1" draw:text-style-name="P2" draw:layer="layout" svg:width="5.336cm" svg:height="0.475cm" svg:x="2.2cm" svg:y="4.218cm">
          <draw:text-box>
            <text:p text:style-name="P1"><text:span text:style-name="T3">policy and communications. </text:span></text:p>
          </draw:text-box>
        </draw:frame>
        <draw:frame draw:style-name="gr1" draw:text-style-name="P2" draw:layer="layout" svg:width="15.229cm" svg:height="0.475cm" svg:x="2.2cm" svg:y="5.133cm">
          <draw:text-box>
            <text:p text:style-name="P1"><text:span text:style-name="T6">527. </text:span><text:span text:style-name="T3"><text:s/>The Cabinet Office circulated a draft FCO paper on Basra, which had been </text:span></text:p>
          </draw:text-box>
        </draw:frame>
        <draw:frame draw:style-name="gr1" draw:text-style-name="P2" draw:layer="layout" svg:width="10.911cm" svg:height="0.475cm" svg:x="2.2cm" svg:y="5.697cm">
          <draw:text-box>
            <text:p text:style-name="P1"><text:span text:style-name="T3">produced for DOP(I), to members of the ISOG on 28 April.</text:span></text:p>
          </draw:text-box>
        </draw:frame>
        <draw:frame draw:style-name="gr5" draw:text-style-name="P6" draw:layer="layout" svg:width="0.408cm" svg:height="0.276cm" svg:x="13.07cm" svg:y="5.716cm">
          <draw:text-box>
            <text:p text:style-name="P1"><text:span text:style-name="T8">304</text:span></text:p>
          </draw:text-box>
        </draw:frame>
        <draw:frame draw:style-name="gr1" draw:text-style-name="P2" draw:layer="layout" svg:width="4.16cm" svg:height="0.475cm" svg:x="13.482cm" svg:y="5.697cm">
          <draw:text-box>
            <text:p text:style-name="P1"><text:span text:style-name="T3"><text:s/></text:span><text:span text:style-name="T3">The draft FCO paper </text:span></text:p>
          </draw:text-box>
        </draw:frame>
        <draw:frame draw:style-name="gr1" draw:text-style-name="P2" draw:layer="layout" svg:width="2.11cm" svg:height="0.475cm" svg:x="2.2cm" svg:y="6.262cm">
          <draw:text-box>
            <text:p text:style-name="P1"><text:span text:style-name="T3">stated that:</text:span></text:p>
          </draw:text-box>
        </draw:frame>
        <draw:frame draw:style-name="gr1" draw:text-style-name="P2" draw:layer="layout" svg:width="15.746cm" svg:height="0.475cm" svg:x="2.95cm" svg:y="7.176cm">
          <draw:text-box>
            <text:p text:style-name="P1"><text:span text:style-name="T3">“</text:span><text:span text:style-name="T3">Security and governance in Basra are bad and worsening. Attacks on us, and both </text:span></text:p>
          </draw:text-box>
        </draw:frame>
        <draw:frame draw:style-name="gr1" draw:text-style-name="P2" draw:layer="layout" svg:width="15.416cm" svg:height="0.475cm" svg:x="2.95cm" svg:y="7.741cm">
          <draw:text-box>
            <text:p text:style-name="P1"><text:span text:style-name="T3">criminal and sectarian violence, are rising. Basic services are not being delivered. </text:span></text:p>
          </draw:text-box>
        </draw:frame>
        <draw:frame draw:style-name="gr1" draw:text-style-name="P2" draw:layer="layout" svg:width="15.826cm" svg:height="0.475cm" svg:x="2.95cm" svg:y="8.305cm">
          <draw:text-box>
            <text:p text:style-name="P1"><text:span text:style-name="T3">Basra is one of the four provinces in Iraq judged by MNF(I) to be furthest away from </text:span></text:p>
          </draw:text-box>
        </draw:frame>
        <draw:frame draw:style-name="gr1" draw:text-style-name="P2" draw:layer="layout" svg:width="5.315cm" svg:height="0.475cm" svg:x="2.95cm" svg:y="8.87cm">
          <draw:text-box>
            <text:p text:style-name="P1"><text:span text:style-name="T3">transition to full Iraqi control.</text:span></text:p>
          </draw:text-box>
        </draw:frame>
        <draw:frame draw:style-name="gr5" draw:text-style-name="P6" draw:layer="layout" svg:width="0.246cm" svg:height="0.276cm" svg:x="8.244cm" svg:y="8.88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141cm" svg:height="0.475cm" svg:x="2.95cm" svg:y="9.784cm">
          <draw:text-box>
            <text:p text:style-name="P1"><text:span text:style-name="T3">“</text:span><text:span text:style-name="T3">The UK civilian effort in Basra is increasingly hunkered down. We face a lack of </text:span></text:p>
          </draw:text-box>
        </draw:frame>
        <draw:frame draw:style-name="gr1" draw:text-style-name="P2" draw:layer="layout" svg:width="15.162cm" svg:height="0.475cm" svg:x="2.95cm" svg:y="10.348cm">
          <draw:text-box>
            <text:p text:style-name="P1"><text:span text:style-name="T3">co-operation from the local authorities and severe restrictions on our movement. </text:span></text:p>
          </draw:text-box>
        </draw:frame>
        <draw:frame draw:style-name="gr1" draw:text-style-name="P2" draw:layer="layout" svg:width="15.547cm" svg:height="0.475cm" svg:x="2.95cm" svg:y="10.913cm">
          <draw:text-box>
            <text:p text:style-name="P1"><text:span text:style-name="T3">Our local staff … suffer growing intimidation. Against this background, much of our </text:span></text:p>
          </draw:text-box>
        </draw:frame>
        <draw:frame draw:style-name="gr1" draw:text-style-name="P2" draw:layer="layout" svg:width="15.123cm" svg:height="0.475cm" svg:x="2.95cm" svg:y="11.477cm">
          <draw:text-box>
            <text:p text:style-name="P1"><text:span text:style-name="T3">effort – notably the Provincial Reconstruction Team we are standing up in May – </text:span></text:p>
          </draw:text-box>
        </draw:frame>
        <draw:frame draw:style-name="gr1" draw:text-style-name="P2" draw:layer="layout" svg:width="4.76cm" svg:height="0.475cm" svg:x="2.95cm" svg:y="12.042cm">
          <draw:text-box>
            <text:p text:style-name="P1"><text:span text:style-name="T3">can make little headway.”</text:span></text:p>
          </draw:text-box>
        </draw:frame>
        <draw:frame draw:style-name="gr1" draw:text-style-name="P2" draw:layer="layout" svg:width="16.808cm" svg:height="0.475cm" svg:x="2.2cm" svg:y="12.956cm">
          <draw:text-box>
            <text:p text:style-name="P1"><text:span text:style-name="T6">528. </text:span><text:span text:style-name="T3"><text:s/>The FCO paper was not submitted to DOP(I), but did inform discussions on 22 May </text:span></text:p>
          </draw:text-box>
        </draw:frame>
        <draw:frame draw:style-name="gr1" draw:text-style-name="P2" draw:layer="layout" svg:width="12.583cm" svg:height="0.475cm" svg:x="2.2cm" svg:y="13.521cm">
          <draw:text-box>
            <text:p text:style-name="P1"><text:span text:style-name="T3">between senior officials on how to achieve UK objectives in Basra. </text:span></text:p>
          </draw:text-box>
        </draw:frame>
        <draw:frame draw:style-name="gr1" draw:text-style-name="P2" draw:layer="layout" svg:width="14.446cm" svg:height="0.475cm" svg:x="2.2cm" svg:y="14.435cm">
          <draw:text-box>
            <text:p text:style-name="P1"><text:span text:style-name="T6">529. </text:span><text:span text:style-name="T3"><text:s/>Mr Blair held a Cabinet reshuffle in early May 2006. Mr Benn remained </text:span></text:p>
          </draw:text-box>
        </draw:frame>
        <draw:frame draw:style-name="gr1" draw:text-style-name="P2" draw:layer="layout" svg:width="16.169cm" svg:height="0.475cm" svg:x="2.2cm" svg:y="15cm">
          <draw:text-box>
            <text:p text:style-name="P1"><text:span text:style-name="T3">Development Secretary; Mr Des Browne replaced Dr Reid as Defence Secretary; and </text:span></text:p>
          </draw:text-box>
        </draw:frame>
        <draw:frame draw:style-name="gr1" draw:text-style-name="P2" draw:layer="layout" svg:width="11.881cm" svg:height="0.475cm" svg:x="2.2cm" svg:y="15.564cm">
          <draw:text-box>
            <text:p text:style-name="P1"><text:span text:style-name="T3">Mrs Margaret Beckett replaced Mr Straw as Foreign Secretary. </text:span></text:p>
          </draw:text-box>
        </draw:frame>
        <draw:frame draw:style-name="gr1" draw:text-style-name="P2" draw:layer="layout" svg:width="14.531cm" svg:height="0.475cm" svg:x="2.2cm" svg:y="16.478cm">
          <draw:text-box>
            <text:p text:style-name="P1"><text:span text:style-name="T6">530. </text:span><text:span text:style-name="T3"><text:s/>Mr Mark Lowcock, DFID Director General Policy and Programmes, and </text:span></text:p>
          </draw:text-box>
        </draw:frame>
        <draw:frame draw:style-name="gr1" draw:text-style-name="P2" draw:layer="layout" svg:width="8.706cm" svg:height="0.475cm" svg:x="2.2cm" svg:y="17.043cm">
          <draw:text-box>
            <text:p text:style-name="P1"><text:span text:style-name="T3">Mr Anderson visited Baghdad from 2 to 5 May.</text:span></text:p>
          </draw:text-box>
        </draw:frame>
        <draw:frame draw:style-name="gr5" draw:text-style-name="P6" draw:layer="layout" svg:width="0.408cm" svg:height="0.276cm" svg:x="10.875cm" svg:y="17.062cm">
          <draw:text-box>
            <text:p text:style-name="P1"><text:span text:style-name="T8">305</text:span></text:p>
          </draw:text-box>
        </draw:frame>
        <draw:frame draw:style-name="gr1" draw:text-style-name="P2" draw:layer="layout" svg:width="7.11cm" svg:height="0.475cm" svg:x="11.287cm" svg:y="17.043cm">
          <draw:text-box>
            <text:p text:style-name="P1"><text:span text:style-name="T3"><text:s/></text:span><text:span text:style-name="T3">They reported to Mr Chakrabarti that </text:span></text:p>
          </draw:text-box>
        </draw:frame>
        <draw:frame draw:style-name="gr1" draw:text-style-name="P2" draw:layer="layout" svg:width="16.635cm" svg:height="0.475cm" svg:x="2.2cm" svg:y="17.607cm">
          <draw:text-box>
            <text:p text:style-name="P1"><text:span text:style-name="T3">the new Iraqi Government faced a daunting economic reform agenda. The 100-day plan </text:span></text:p>
          </draw:text-box>
        </draw:frame>
        <draw:frame draw:style-name="gr1" draw:text-style-name="P2" draw:layer="layout" svg:width="15.97cm" svg:height="0.475cm" svg:x="2.2cm" svg:y="18.172cm">
          <draw:text-box>
            <text:p text:style-name="P1"><text:span text:style-name="T3">contained some of the necessary reforms, but it seemed unlikely that it would garner </text:span></text:p>
          </draw:text-box>
        </draw:frame>
        <draw:frame draw:style-name="gr1" draw:text-style-name="P2" draw:layer="layout" svg:width="16.749cm" svg:height="0.475cm" svg:x="2.2cm" svg:y="18.736cm">
          <draw:text-box>
            <text:p text:style-name="P1"><text:span text:style-name="T3">wider political support given the fragile political deals underpinning the new Government. </text:span></text:p>
          </draw:text-box>
        </draw:frame>
        <draw:frame draw:style-name="gr1" draw:text-style-name="P2" draw:layer="layout" svg:width="14.945cm" svg:height="0.475cm" svg:x="2.2cm" svg:y="19.651cm">
          <draw:text-box>
            <text:p text:style-name="P1"><text:span text:style-name="T6">531. </text:span><text:span text:style-name="T3"><text:s/>Iraq had enjoyed a “massive windfall” from the rising oil price, possibly an </text:span></text:p>
          </draw:text-box>
        </draw:frame>
        <draw:frame draw:style-name="gr1" draw:text-style-name="P2" draw:layer="layout" svg:width="16.749cm" svg:height="0.475cm" svg:x="2.2cm" svg:y="20.215cm">
          <draw:text-box>
            <text:p text:style-name="P1"><text:span text:style-name="T3">additional US$20bn a year. That dwarfed the amount of aid provided to Iraq. While some </text:span></text:p>
          </draw:text-box>
        </draw:frame>
        <draw:frame draw:style-name="gr1" draw:text-style-name="P2" draw:layer="layout" svg:width="10.226cm" svg:height="0.475cm" svg:x="2.2cm" svg:y="20.78cm">
          <draw:text-box>
            <text:p text:style-name="P1"><text:span text:style-name="T3">of that windfall had been used to increase the budget: </text:span></text:p>
          </draw:text-box>
        </draw:frame>
        <draw:frame draw:style-name="gr1" draw:text-style-name="P2" draw:layer="layout" svg:width="15.357cm" svg:height="0.475cm" svg:x="2.95cm" svg:y="21.694cm">
          <draw:text-box>
            <text:p text:style-name="P1"><text:span text:style-name="T3">“… </text:span><text:span text:style-name="T3">billions – some people say tens of billions – has been lost through large-scale </text:span></text:p>
          </draw:text-box>
        </draw:frame>
        <draw:frame draw:style-name="gr1" draw:text-style-name="P2" draw:layer="layout" svg:width="15.615cm" svg:height="0.475cm" svg:x="2.95cm" svg:y="22.258cm">
          <draw:text-box>
            <text:p text:style-name="P1"><text:span text:style-name="T3">corruption and other leakage. Who has got the money and what do they plan to do </text:span></text:p>
          </draw:text-box>
        </draw:frame>
        <draw:frame draw:style-name="gr1" draw:text-style-name="P2" draw:layer="layout" svg:width="11.483cm" svg:height="0.475cm" svg:x="2.95cm" svg:y="22.823cm">
          <draw:text-box>
            <text:p text:style-name="P1"><text:span text:style-name="T3">with it? And how is the Government going to regain control?” </text:span></text:p>
          </draw:text-box>
        </draw:frame>
        <draw:frame draw:style-name="gr1" draw:text-style-name="P2" draw:layer="layout" svg:width="15.585cm" svg:height="0.475cm" svg:x="2.2cm" svg:y="23.737cm">
          <draw:text-box>
            <text:p text:style-name="P1"><text:span text:style-name="T6">532. </text:span><text:span text:style-name="T3"><text:s/>Mr Lowcock and Mr Anderson confirmed that DFID should “continue to mov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3.858cm" svg:height="0.475cm" svg:x="2.2cm" svg:y="24.302cm">
          <draw:text-box>
            <text:p text:style-name="P1"><text:span text:style-name="T3">towards more capacity building and … internationalising the effort in Iraq”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03 </text:span></text:p>
          </draw:text-box>
        </draw:frame>
        <draw:frame draw:style-name="gr4" draw:text-style-name="P5" draw:layer="layout" svg:width="8.575cm" svg:height="0.395cm" svg:x="2.646cm" svg:y="25.934cm">
          <draw:text-box>
            <text:p text:style-name="P1"><text:span text:style-name="T11">Letter Banner to Siddiq, 28 April 2006, ‘Nouri al-Maliki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04 </text:span></text:p>
          </draw:text-box>
        </draw:frame>
        <draw:line draw:style-name="gr8" draw:text-style-name="P7" draw:layer="layout" svg:x1="2.645cm" svg:y1="27.137cm" svg:x2="16.189cm" svg:y2="27.137cm">
          <text:p/>
        </draw:line>
        <draw:frame draw:style-name="gr4" draw:text-style-name="P5" draw:layer="layout" svg:width="7.757cm" svg:height="0.395cm" svg:x="2.646cm" svg:y="26.357cm">
          <draw:text-box>
            <text:p text:style-name="P1"><text:span text:style-name="T11">Paper FCO [draft], 27 April 2006, ‘DOP(I): Basra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05 </text:span></text:p>
          </draw:text-box>
        </draw:frame>
        <draw:frame draw:style-name="gr4" draw:text-style-name="P5" draw:layer="layout" svg:width="13.557cm" svg:height="0.395cm" svg:x="2.646cm" svg:y="26.781cm">
          <draw:text-box>
            <text:p text:style-name="P1"><text:span text:style-name="T5">Minute Lowcock and Anderson to Chakrabarti, 5 May 2006, ‘Visit to Baghdad 2-5 May’.</text:span><text:span text:style-name="T11"> </text:span></text:p>
          </draw:text-box>
        </draw:frame>
      </draw:page>
      <draw:page draw:name="page89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5</text:span></text:p>
          </draw:text-box>
        </draw:frame>
        <draw:frame draw:style-name="gr1" draw:text-style-name="P2" draw:layer="layout" svg:width="15.204cm" svg:height="0.475cm" svg:x="2.2cm" svg:y="2.525cm">
          <draw:text-box>
            <text:p text:style-name="P1"><text:span text:style-name="T6">533. </text:span><text:span text:style-name="T3"><text:s/>They also stated that the “refocusing” of the US effort from infrastructure to </text:span></text:p>
          </draw:text-box>
        </draw:frame>
        <draw:frame draw:style-name="gr1" draw:text-style-name="P2" draw:layer="layout" svg:width="12.198cm" svg:height="0.475cm" svg:x="2.2cm" svg:y="3.09cm">
          <draw:text-box>
            <text:p text:style-name="P1"><text:span text:style-name="T3">capacity-building might have (unspecified) implications for DFID. </text:span></text:p>
          </draw:text-box>
        </draw:frame>
        <draw:frame draw:style-name="gr1" draw:text-style-name="P2" draw:layer="layout" svg:width="15.923cm" svg:height="0.475cm" svg:x="2.2cm" svg:y="4.004cm">
          <draw:text-box>
            <text:p text:style-name="P1"><text:span text:style-name="T6">534. </text:span><text:span text:style-name="T3"><text:s/>The British Embassy Baghdad reported the following week that, according to a </text:span></text:p>
          </draw:text-box>
        </draw:frame>
        <draw:frame draw:style-name="gr1" draw:text-style-name="P2" draw:layer="layout" svg:width="16.135cm" svg:height="0.475cm" svg:x="2.2cm" svg:y="4.568cm">
          <draw:text-box>
            <text:p text:style-name="P1"><text:span text:style-name="T3">report issued by the Iraqi Oil Inspector General, some US$4.2bn worth of oil products </text:span></text:p>
          </draw:text-box>
        </draw:frame>
        <draw:frame draw:style-name="gr1" draw:text-style-name="P2" draw:layer="layout" svg:width="9.696cm" svg:height="0.475cm" svg:x="2.2cm" svg:y="5.133cm">
          <draw:text-box>
            <text:p text:style-name="P1"><text:span text:style-name="T3">had been smuggled out of Iraq in the previous year.</text:span></text:p>
          </draw:text-box>
        </draw:frame>
        <draw:frame draw:style-name="gr5" draw:text-style-name="P6" draw:layer="layout" svg:width="0.408cm" svg:height="0.276cm" svg:x="11.849cm" svg:y="5.152cm">
          <draw:text-box>
            <text:p text:style-name="P1"><text:span text:style-name="T8">306</text:span></text:p>
          </draw:text-box>
        </draw:frame>
        <draw:frame draw:style-name="gr1" draw:text-style-name="P2" draw:layer="layout" svg:width="0.422cm" svg:height="0.475cm" svg:x="12.261cm" svg:y="5.133cm">
          <draw:text-box>
            <text:p text:style-name="P1"><text:span text:style-name="T3"><text:s/></text:span></text:p>
          </draw:text-box>
        </draw:frame>
        <draw:frame draw:style-name="gr10" draw:text-style-name="P9" draw:layer="layout" svg:width="5.129cm" svg:height="0.556cm" svg:x="2.2cm" svg:y="6.254cm">
          <draw:text-box>
            <text:p text:style-name="P1"><text:span text:style-name="T14">Turning Basra around</text:span></text:p>
          </draw:text-box>
        </draw:frame>
        <draw:frame draw:style-name="gr1" draw:text-style-name="P2" draw:layer="layout" svg:width="16.004cm" svg:height="0.475cm" svg:x="2.2cm" svg:y="7.082cm">
          <draw:text-box>
            <text:p text:style-name="P1"><text:span text:style-name="T6">535. </text:span><text:span text:style-name="T3"><text:s/>The Basra PRT was established on 14 May 2006, and was expected to be fully </text:span></text:p>
          </draw:text-box>
        </draw:frame>
        <draw:frame draw:style-name="gr1" draw:text-style-name="P2" draw:layer="layout" svg:width="5.836cm" svg:height="0.475cm" svg:x="2.2cm" svg:y="7.647cm">
          <draw:text-box>
            <text:p text:style-name="P1"><text:span text:style-name="T3">operational within three weeks.</text:span></text:p>
          </draw:text-box>
        </draw:frame>
        <draw:frame draw:style-name="gr5" draw:text-style-name="P6" draw:layer="layout" svg:width="0.408cm" svg:height="0.276cm" svg:x="8.012cm" svg:y="7.666cm">
          <draw:text-box>
            <text:p text:style-name="P1"><text:span text:style-name="T8">307</text:span></text:p>
          </draw:text-box>
        </draw:frame>
        <draw:frame draw:style-name="gr1" draw:text-style-name="P2" draw:layer="layout" svg:width="10.01cm" svg:height="0.475cm" svg:x="8.424cm" svg:y="7.647cm">
          <draw:text-box>
            <text:p text:style-name="P1"><text:span text:style-name="T3"><text:s/></text:span><text:span text:style-name="T3">Its first Head was Mr Mark Etherington (a consultant </text:span></text:p>
          </draw:text-box>
        </draw:frame>
        <draw:frame draw:style-name="gr1" draw:text-style-name="P2" draw:layer="layout" svg:width="4.248cm" svg:height="0.475cm" svg:x="2.2cm" svg:y="8.211cm">
          <draw:text-box>
            <text:p text:style-name="P1"><text:span text:style-name="T3">contracted by PCRU). </text:span></text:p>
          </draw:text-box>
        </draw:frame>
        <draw:frame draw:style-name="gr1" draw:text-style-name="P2" draw:layer="layout" svg:width="15.83cm" svg:height="0.475cm" svg:x="2.2cm" svg:y="9.126cm">
          <draw:text-box>
            <text:p text:style-name="P1"><text:span text:style-name="T6">536. </text:span><text:span text:style-name="T3"><text:s/>PCRU funded three new posts in the Basra PRT (its Head, a Communications </text:span></text:p>
          </draw:text-box>
        </draw:frame>
        <draw:frame draw:style-name="gr1" draw:text-style-name="P2" draw:layer="layout" svg:width="6.373cm" svg:height="0.475cm" svg:x="2.2cm" svg:y="9.69cm">
          <draw:text-box>
            <text:p text:style-name="P1"><text:span text:style-name="T3">Manager and an Office Manager).</text:span></text:p>
          </draw:text-box>
        </draw:frame>
        <draw:frame draw:style-name="gr5" draw:text-style-name="P6" draw:layer="layout" svg:width="0.408cm" svg:height="0.276cm" svg:x="8.554cm" svg:y="9.709cm">
          <draw:text-box>
            <text:p text:style-name="P1"><text:span text:style-name="T8">308</text:span></text:p>
          </draw:text-box>
        </draw:frame>
        <draw:frame draw:style-name="gr1" draw:text-style-name="P2" draw:layer="layout" svg:width="9.261cm" svg:height="0.475cm" svg:x="8.965cm" svg:y="9.69cm">
          <draw:text-box>
            <text:p text:style-name="P1"><text:span text:style-name="T3"><text:s/></text:span><text:span text:style-name="T3">It was otherwise staffed by bringing together the </text:span></text:p>
          </draw:text-box>
        </draw:frame>
        <draw:frame draw:style-name="gr1" draw:text-style-name="P2" draw:layer="layout" svg:width="6.636cm" svg:height="0.475cm" svg:x="2.2cm" svg:y="10.255cm">
          <draw:text-box>
            <text:p text:style-name="P1"><text:span text:style-name="T3">existing US, UK and Danish teams.</text:span></text:p>
          </draw:text-box>
        </draw:frame>
        <draw:frame draw:style-name="gr5" draw:text-style-name="P6" draw:layer="layout" svg:width="0.408cm" svg:height="0.276cm" svg:x="8.812cm" svg:y="10.273cm">
          <draw:text-box>
            <text:p text:style-name="P1"><text:span text:style-name="T8">309</text:span></text:p>
          </draw:text-box>
        </draw:frame>
        <draw:frame draw:style-name="gr1" draw:text-style-name="P2" draw:layer="layout" svg:width="0.422cm" svg:height="0.475cm" svg:x="9.223cm" svg:y="10.25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4cm" svg:height="0.475cm" svg:x="2.2cm" svg:y="11.169cm">
          <draw:text-box>
            <text:p text:style-name="P1"><text:span text:style-name="T6">537. </text:span><text:span text:style-name="T3"><text:s/>Mr Etherington wrote to a Cabinet Office official on 17 May outlining the challenges </text:span></text:p>
          </draw:text-box>
        </draw:frame>
        <draw:frame draw:style-name="gr1" draw:text-style-name="P2" draw:layer="layout" svg:width="14.586cm" svg:height="0.475cm" svg:x="2.2cm" svg:y="11.733cm">
          <draw:text-box>
            <text:p text:style-name="P1"><text:span text:style-name="T3">facing the Basra PRT, the most significant of which was a lack of “operational </text:span></text:p>
          </draw:text-box>
        </draw:frame>
        <draw:frame draw:style-name="gr1" draw:text-style-name="P2" draw:layer="layout" svg:width="2.246cm" svg:height="0.475cm" svg:x="2.2cm" svg:y="12.298cm">
          <draw:text-box>
            <text:p text:style-name="P1"><text:span text:style-name="T3">coherence”:</text:span></text:p>
          </draw:text-box>
        </draw:frame>
        <draw:frame draw:style-name="gr1" draw:text-style-name="P2" draw:layer="layout" svg:width="15.64cm" svg:height="0.475cm" svg:x="2.95cm" svg:y="13.212cm">
          <draw:text-box>
            <text:p text:style-name="P1"><text:span text:style-name="T3">“</text:span><text:span text:style-name="T3">Military and civilian lines of activity are not integrated, and the separation between </text:span></text:p>
          </draw:text-box>
        </draw:frame>
        <draw:frame draw:style-name="gr1" draw:text-style-name="P2" draw:layer="layout" svg:width="15.28cm" svg:height="0.475cm" svg:x="2.95cm" svg:y="13.777cm">
          <draw:text-box>
            <text:p text:style-name="P1"><text:span text:style-name="T3">military headquarters … and the Consulate in Basra Palace [the British Embassy </text:span></text:p>
          </draw:text-box>
        </draw:frame>
        <draw:frame draw:style-name="gr1" draw:text-style-name="P2" draw:layer="layout" svg:width="14.717cm" svg:height="0.475cm" svg:x="2.95cm" svg:y="14.341cm">
          <draw:text-box>
            <text:p text:style-name="P1"><text:span text:style-name="T3">Office Basra] has made the formulation and execution of sophisticated unitary </text:span></text:p>
          </draw:text-box>
        </draw:frame>
        <draw:frame draw:style-name="gr1" draw:text-style-name="P2" draw:layer="layout" svg:width="16.004cm" svg:height="0.475cm" svg:x="2.95cm" svg:y="14.906cm">
          <draw:text-box>
            <text:p text:style-name="P1"><text:span text:style-name="T3">approaches … very difficult. Our outputs are hence fragmentary, prone to duplication </text:span></text:p>
          </draw:text-box>
        </draw:frame>
        <draw:frame draw:style-name="gr1" draw:text-style-name="P2" draw:layer="layout" svg:width="14.319cm" svg:height="0.475cm" svg:x="2.95cm" svg:y="15.47cm">
          <draw:text-box>
            <text:p text:style-name="P1"><text:span text:style-name="T3">and intrinsically wasteful of resources; and neither are they subsumed to an </text:span></text:p>
          </draw:text-box>
        </draw:frame>
        <draw:frame draw:style-name="gr1" draw:text-style-name="P2" draw:layer="layout" svg:width="4.074cm" svg:height="0.475cm" svg:x="2.95cm" svg:y="16.035cm">
          <draw:text-box>
            <text:p text:style-name="P1"><text:span text:style-name="T3">over-arching strategy.</text:span></text:p>
          </draw:text-box>
        </draw:frame>
        <draw:frame draw:style-name="gr1" draw:text-style-name="P2" draw:layer="layout" svg:width="14.794cm" svg:height="0.475cm" svg:x="2.95cm" svg:y="16.949cm">
          <draw:text-box>
            <text:p text:style-name="P1"><text:span text:style-name="T3">“</text:span><text:span text:style-name="T3">This is because no over-arching, integrated strategy has yet been articulated, </text:span></text:p>
          </draw:text-box>
        </draw:frame>
        <draw:frame draw:style-name="gr1" draw:text-style-name="P2" draw:layer="layout" svg:width="15.094cm" svg:height="0.475cm" svg:x="2.95cm" svg:y="17.513cm">
          <draw:text-box>
            <text:p text:style-name="P1"><text:span text:style-name="T3">although the need for one has been identified … UK ‘policy’ in S[outhern] Iraq is </text:span></text:p>
          </draw:text-box>
        </draw:frame>
        <draw:frame draw:style-name="gr1" draw:text-style-name="P2" draw:layer="layout" svg:width="13.163cm" svg:height="0.475cm" svg:x="2.95cm" svg:y="18.078cm">
          <draw:text-box>
            <text:p text:style-name="P1"><text:span text:style-name="T3">hence little more than an aggregation of departmental approaches …” </text:span></text:p>
          </draw:text-box>
        </draw:frame>
        <draw:frame draw:style-name="gr5" draw:text-style-name="P6" draw:layer="layout" svg:width="0.408cm" svg:height="0.276cm" svg:x="16.046cm" svg:y="18.097cm">
          <draw:text-box>
            <text:p text:style-name="P1"><text:span text:style-name="T8">310</text:span></text:p>
          </draw:text-box>
        </draw:frame>
        <draw:frame draw:style-name="gr1" draw:text-style-name="P2" draw:layer="layout" svg:width="0.422cm" svg:height="0.475cm" svg:x="16.458cm" svg:y="18.07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24cm" svg:height="0.475cm" svg:x="2.2cm" svg:y="18.992cm">
          <draw:text-box>
            <text:p text:style-name="P1"><text:span text:style-name="T6">538. </text:span><text:span text:style-name="T3"><text:s/>While the PRT’s work “must focus overwhelmingly upon Basra”, it should have a </text:span></text:p>
          </draw:text-box>
        </draw:frame>
        <draw:frame draw:style-name="gr1" draw:text-style-name="P2" draw:layer="layout" svg:width="7.978cm" svg:height="0.475cm" svg:x="2.2cm" svg:y="19.557cm">
          <draw:text-box>
            <text:p text:style-name="P1"><text:span text:style-name="T3">“</text:span><text:span text:style-name="T3">low-key southern Iraq co-ordination role”. </text:span></text:p>
          </draw:text-box>
        </draw:frame>
        <draw:frame draw:style-name="gr1" draw:text-style-name="P2" draw:layer="layout" svg:width="15.504cm" svg:height="0.475cm" svg:x="2.2cm" svg:y="20.471cm">
          <draw:text-box>
            <text:p text:style-name="P1"><text:span text:style-name="T6">539. </text:span><text:span text:style-name="T3"><text:s/>Mr Etherington advised that “reporting was fragmented and lines of authority </text:span></text:p>
          </draw:text-box>
        </draw:frame>
        <draw:frame draw:style-name="gr1" draw:text-style-name="P2" draw:layer="layout" svg:width="16.52cm" svg:height="0.475cm" svg:x="2.2cm" svg:y="21.036cm">
          <draw:text-box>
            <text:p text:style-name="P1"><text:span text:style-name="T3">divided”. He therefore intended to establish a “Basra Steering Group”, bringing together </text:span></text:p>
          </draw:text-box>
        </draw:frame>
        <draw:line draw:style-name="gr6" draw:text-style-name="P7" draw:layer="layout" svg:x1="2.199cm" svg:y1="22.89cm" svg:x2="7.3cm" svg:y2="22.89cm">
          <text:p/>
        </draw:line>
        <draw:frame draw:style-name="gr1" draw:text-style-name="P2" draw:layer="layout" svg:width="16.385cm" svg:height="0.475cm" svg:x="2.2cm" svg:y="21.6cm">
          <draw:text-box>
            <text:p text:style-name="P1"><text:span text:style-name="T3">MND(SE), the British Embassy Office Basra and the PRT. Its aim would be to “create a 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10">306 </text:span></text:p>
          </draw:text-box>
        </draw:frame>
        <draw:line draw:style-name="gr8" draw:text-style-name="P7" draw:layer="layout" svg:x1="2.645cm" svg:y1="24.174cm" svg:x2="17.523cm" svg:y2="24.174cm">
          <text:p/>
        </draw:line>
        <draw:line draw:style-name="gr8" draw:text-style-name="P7" draw:layer="layout" svg:x1="2.199cm" svg:y1="24.597cm" svg:x2="4.474cm" svg:y2="24.597cm">
          <text:p/>
        </draw:line>
        <draw:frame draw:style-name="gr4" draw:text-style-name="P5" draw:layer="layout" svg:width="14.759cm" svg:height="0.395cm" svg:x="2.646cm" svg:y="23.394cm">
          <draw:text-box>
            <text:p text:style-name="P1"><text:span text:style-name="T11">eGram Baghdad to FCO London , 9 May 2006, ‘Iraq: Corruption – Inspector General’s Report’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307 </text:span></text:p>
          </draw:text-box>
        </draw:frame>
        <draw:frame draw:style-name="gr4" draw:text-style-name="P5" draw:layer="layout" svg:width="14.759cm" svg:height="0.395cm" svg:x="2.646cm" svg:y="23.817cm">
          <draw:text-box>
            <text:p text:style-name="P1"><text:span text:style-name="T5">Minute Etherington to Cabinet Office [junior official], 17 May 2006, ‘Basra PRT: Challenges and </text:span></text:p>
          </draw:text-box>
        </draw:frame>
        <draw:line draw:style-name="gr8" draw:text-style-name="P7" draw:layer="layout" svg:x1="17.713cm" svg:y1="25.02cm" svg:x2="18.799cm" svg:y2="25.02cm">
          <text:p/>
        </draw:line>
        <draw:line draw:style-name="gr8" draw:text-style-name="P7" draw:layer="layout" svg:x1="2.199cm" svg:y1="25.444cm" svg:x2="18.194cm" svg:y2="25.444cm">
          <text:p/>
        </draw:line>
        <draw:frame draw:style-name="gr4" draw:text-style-name="P5" draw:layer="layout" svg:width="2.36cm" svg:height="0.395cm" svg:x="2.2cm" svg:y="24.241cm">
          <draw:text-box>
            <text:p text:style-name="P1"><text:span text:style-name="T5">Opportunities’.</text:span><text:span text:style-name="T11">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308 </text:span></text:p>
          </draw:text-box>
        </draw:frame>
        <draw:frame draw:style-name="gr4" draw:text-style-name="P5" draw:layer="layout" svg:width="16.101cm" svg:height="0.395cm" svg:x="2.646cm" svg:y="24.664cm">
          <draw:text-box>
            <text:p text:style-name="P1"><text:span text:style-name="T11">Minute Teuten to PCRU [junior official], 31 July 2006, ‘Visit to Baghdad and Basra, 19 – 25 July’; </text:span><text:span text:style-name="T5">Minute </text:span></text:p>
          </draw:text-box>
        </draw:frame>
        <draw:frame draw:style-name="gr4" draw:text-style-name="P5" draw:layer="layout" svg:width="15.97cm" svg:height="0.395cm" svg:x="2.2cm" svg:y="25.087cm">
          <draw:text-box>
            <text:p text:style-name="P1"><text:span text:style-name="T5">Etherington to Cabinet Office [junior official], 17 May 2006, ‘Basra PRT: Challenges and Opportunities’.</text:span><text:span text:style-name="T11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09 </text:span></text:p>
          </draw:text-box>
        </draw:frame>
        <draw:frame draw:style-name="gr4" draw:text-style-name="P5" draw:layer="layout" svg:width="15.877cm" svg:height="0.395cm" svg:x="2.646cm" svg:y="25.511cm">
          <draw:text-box>
            <text:p text:style-name="P1"><text:span text:style-name="T11">Minute DFID [junior officials] to Mr Anderson, 31 July 2006, ‘Iraq: Allocation of Governance Resources </text:span></text:p>
          </draw:text-box>
        </draw:frame>
        <draw:line draw:style-name="gr8" draw:text-style-name="P7" draw:layer="layout" svg:x1="2.645cm" svg:y1="26.714cm" svg:x2="17.523cm" svg:y2="26.714cm">
          <text:p/>
        </draw:line>
        <draw:line draw:style-name="gr8" draw:text-style-name="P7" draw:layer="layout" svg:x1="2.199cm" svg:y1="27.137cm" svg:x2="4.474cm" svg:y2="27.137cm">
          <text:p/>
        </draw:line>
        <draw:frame draw:style-name="gr4" draw:text-style-name="P5" draw:layer="layout" svg:width="3.888cm" svg:height="0.395cm" svg:x="2.2cm" svg:y="25.934cm">
          <draw:text-box>
            <text:p text:style-name="P1"><text:span text:style-name="T11">to PRT in southern Iraq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10 </text:span></text:p>
          </draw:text-box>
        </draw:frame>
        <draw:frame draw:style-name="gr4" draw:text-style-name="P5" draw:layer="layout" svg:width="14.759cm" svg:height="0.395cm" svg:x="2.646cm" svg:y="26.357cm">
          <draw:text-box>
            <text:p text:style-name="P1"><text:span text:style-name="T5">Minute Etherington to Cabinet Office [junior official], 17 May 2006, ‘Basra PRT: Challenges and </text:span></text:p>
          </draw:text-box>
        </draw:frame>
        <draw:frame draw:style-name="gr4" draw:text-style-name="P5" draw:layer="layout" svg:width="2.36cm" svg:height="0.395cm" svg:x="2.2cm" svg:y="26.781cm">
          <draw:text-box>
            <text:p text:style-name="P1"><text:span text:style-name="T5">Opportunities’.</text:span><text:span text:style-name="T11"> </text:span></text:p>
          </draw:text-box>
        </draw:frame>
      </draw:page>
      <draw:page draw:name="page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6</text:span></text:p>
          </draw:text-box>
        </draw:frame>
        <draw:frame draw:style-name="gr1" draw:text-style-name="P2" draw:layer="layout" svg:width="16.52cm" svg:height="0.475cm" svg:x="2.2cm" svg:y="2.525cm">
          <draw:text-box>
            <text:p text:style-name="P1"><text:span text:style-name="T3">comprehensive strategy across all lines of activity, to prosecute it in detail and to review </text:span></text:p>
          </draw:text-box>
        </draw:frame>
        <draw:frame draw:style-name="gr1" draw:text-style-name="P2" draw:layer="layout" svg:width="2.195cm" svg:height="0.475cm" svg:x="2.2cm" svg:y="3.09cm">
          <draw:text-box>
            <text:p text:style-name="P1"><text:span text:style-name="T3">it monthly”. </text:span></text:p>
          </draw:text-box>
        </draw:frame>
        <draw:frame draw:style-name="gr1" draw:text-style-name="P2" draw:layer="layout" svg:width="14.865cm" svg:height="0.475cm" svg:x="2.2cm" svg:y="4.004cm">
          <draw:text-box>
            <text:p text:style-name="P1"><text:span text:style-name="T6">540. </text:span><text:span text:style-name="T3"><text:s/>Mr Etherington highlighted the need adequately to fund PRT running and </text:span></text:p>
          </draw:text-box>
        </draw:frame>
        <draw:frame draw:style-name="gr1" draw:text-style-name="P2" draw:layer="layout" svg:width="16.491cm" svg:height="0.475cm" svg:x="2.2cm" svg:y="4.568cm">
          <draw:text-box>
            <text:p text:style-name="P1"><text:span text:style-name="T3">programme costs. The PRT had been allocated £350,000 for “start-up” costs; a request </text:span></text:p>
          </draw:text-box>
        </draw:frame>
        <draw:frame draw:style-name="gr1" draw:text-style-name="P2" draw:layer="layout" svg:width="16.576cm" svg:height="0.475cm" svg:x="2.2cm" svg:y="5.133cm">
          <draw:text-box>
            <text:p text:style-name="P1"><text:span text:style-name="T3">for additional funding had been sent to PCRU. Mr Etherington estimated that the cost of </text:span></text:p>
          </draw:text-box>
        </draw:frame>
        <draw:frame draw:style-name="gr1" draw:text-style-name="P2" draw:layer="layout" svg:width="16.283cm" svg:height="0.475cm" svg:x="2.2cm" svg:y="5.697cm">
          <draw:text-box>
            <text:p text:style-name="P1"><text:span text:style-name="T3">running the PRT (including the cost of the three consultants provided by PCRU) would </text:span></text:p>
          </draw:text-box>
        </draw:frame>
        <draw:frame draw:style-name="gr1" draw:text-style-name="P2" draw:layer="layout" svg:width="15.822cm" svg:height="0.475cm" svg:x="2.2cm" svg:y="6.262cm">
          <draw:text-box>
            <text:p text:style-name="P1"><text:span text:style-name="T3">be US$1.74m per year. The US had allocated US$15m to each PRT for programme </text:span></text:p>
          </draw:text-box>
        </draw:frame>
        <draw:frame draw:style-name="gr1" draw:text-style-name="P2" draw:layer="layout" svg:width="15.623cm" svg:height="0.475cm" svg:x="2.2cm" svg:y="6.826cm">
          <draw:text-box>
            <text:p text:style-name="P1"><text:span text:style-name="T3">costs but those funds were unlikely to appear before the summer and would in any </text:span></text:p>
          </draw:text-box>
        </draw:frame>
        <draw:frame draw:style-name="gr1" draw:text-style-name="P2" draw:layer="layout" svg:width="15.674cm" svg:height="0.475cm" svg:x="2.2cm" svg:y="7.391cm">
          <draw:text-box>
            <text:p text:style-name="P1"><text:span text:style-name="T3">case be insufficient for a province of Basra’s size and challenges. In the meantime, </text:span></text:p>
          </draw:text-box>
        </draw:frame>
        <draw:frame draw:style-name="gr1" draw:text-style-name="P2" draw:layer="layout" svg:width="16.224cm" svg:height="0.475cm" svg:x="2.2cm" svg:y="7.955cm">
          <draw:text-box>
            <text:p text:style-name="P1"><text:span text:style-name="T3">the PRT might be able to access US CERPs funding and some £190,000 from DFID’s </text:span></text:p>
          </draw:text-box>
        </draw:frame>
        <draw:frame draw:style-name="gr1" draw:text-style-name="P2" draw:layer="layout" svg:width="7.44cm" svg:height="0.475cm" svg:x="2.2cm" svg:y="8.52cm">
          <draw:text-box>
            <text:p text:style-name="P1"><text:span text:style-name="T3">Governorate Capacity Building Project. </text:span></text:p>
          </draw:text-box>
        </draw:frame>
        <draw:frame draw:style-name="gr1" draw:text-style-name="P2" draw:layer="layout" svg:width="9.349cm" svg:height="0.475cm" svg:x="2.2cm" svg:y="9.434cm">
          <draw:text-box>
            <text:p text:style-name="P1"><text:span text:style-name="T6">541. </text:span><text:span text:style-name="T3"><text:s/>Gen Jackson visited Iraq from 15 to 18 May.</text:span></text:p>
          </draw:text-box>
        </draw:frame>
        <draw:frame draw:style-name="gr5" draw:text-style-name="P6" draw:layer="layout" svg:width="0.391cm" svg:height="0.276cm" svg:x="11.486cm" svg:y="9.453cm">
          <draw:text-box>
            <text:p text:style-name="P1"><text:span text:style-name="T8">311</text:span></text:p>
          </draw:text-box>
        </draw:frame>
        <draw:frame draw:style-name="gr1" draw:text-style-name="P2" draw:layer="layout" svg:width="6.302cm" svg:height="0.475cm" svg:x="11.88cm" svg:y="9.434cm">
          <draw:text-box>
            <text:p text:style-name="P1"><text:span text:style-name="T3"><text:s/></text:span><text:span text:style-name="T3">He reported to Air Chief Marshal </text:span></text:p>
          </draw:text-box>
        </draw:frame>
        <draw:frame draw:style-name="gr1" draw:text-style-name="P2" draw:layer="layout" svg:width="16.211cm" svg:height="0.475cm" svg:x="2.2cm" svg:y="9.998cm">
          <draw:text-box>
            <text:p text:style-name="P1"><text:span text:style-name="T3">Sir Jock Stirrup, Chief of the Defence Staff, that there appeared to be some confusion </text:span></text:p>
          </draw:text-box>
        </draw:frame>
        <draw:frame draw:style-name="gr1" draw:text-style-name="P2" draw:layer="layout" svg:width="15.678cm" svg:height="0.475cm" svg:x="2.2cm" svg:y="10.563cm">
          <draw:text-box>
            <text:p text:style-name="P1"><text:span text:style-name="T3">about the role of the Basra PRT. Mr Etherington believed that its role was to deliver </text:span></text:p>
          </draw:text-box>
        </draw:frame>
        <draw:frame draw:style-name="gr1" draw:text-style-name="P2" draw:layer="layout" svg:width="16.275cm" svg:height="0.475cm" svg:x="2.2cm" svg:y="11.127cm">
          <draw:text-box>
            <text:p text:style-name="P1"><text:span text:style-name="T3">the “coherent UK cross-government approach” in the South that was currently lacking. </text:span></text:p>
          </draw:text-box>
        </draw:frame>
        <draw:frame draw:style-name="gr1" draw:text-style-name="P2" draw:layer="layout" svg:width="14.793cm" svg:height="0.475cm" svg:x="2.2cm" svg:y="11.692cm">
          <draw:text-box>
            <text:p text:style-name="P1"><text:span text:style-name="T3">Others believed that the PRT should limit itself to reconstruction. Gen Jackson </text:span></text:p>
          </draw:text-box>
        </draw:frame>
        <draw:frame draw:style-name="gr1" draw:text-style-name="P2" draw:layer="layout" svg:width="2.339cm" svg:height="0.475cm" svg:x="2.2cm" svg:y="12.256cm">
          <draw:text-box>
            <text:p text:style-name="P1"><text:span text:style-name="T3">commented:</text:span></text:p>
          </draw:text-box>
        </draw:frame>
        <draw:frame draw:style-name="gr1" draw:text-style-name="P2" draw:layer="layout" svg:width="15.75cm" svg:height="0.475cm" svg:x="2.95cm" svg:y="13.171cm">
          <draw:text-box>
            <text:p text:style-name="P1"><text:span text:style-name="T3">“</text:span><text:span text:style-name="T3">I sense that we, the UK, have not really thought what we want our PRT to achieve. </text:span></text:p>
          </draw:text-box>
        </draw:frame>
        <draw:frame draw:style-name="gr1" draw:text-style-name="P2" draw:layer="layout" svg:width="6.712cm" svg:height="0.475cm" svg:x="2.95cm" svg:y="13.735cm">
          <draw:text-box>
            <text:p text:style-name="P1"><text:span text:style-name="T3">If we have, it is not clear in theatre.”</text:span></text:p>
          </draw:text-box>
        </draw:frame>
        <draw:frame draw:style-name="gr1" draw:text-style-name="P2" draw:layer="layout" svg:width="15.386cm" svg:height="0.475cm" svg:x="2.2cm" svg:y="14.65cm">
          <draw:text-box>
            <text:p text:style-name="P1"><text:span text:style-name="T6">542. </text:span><text:span text:style-name="T3"><text:s/>Gen Jackson reported that his meetings in Basra had caused him to “reflect </text:span></text:p>
          </draw:text-box>
        </draw:frame>
        <draw:frame draw:style-name="gr1" draw:text-style-name="P2" draw:layer="layout" svg:width="15.784cm" svg:height="0.475cm" svg:x="2.2cm" svg:y="15.214cm">
          <draw:text-box>
            <text:p text:style-name="P1"><text:span text:style-name="T3">once again on the extent to which our military progress in Iraq is mortgaged against </text:span></text:p>
          </draw:text-box>
        </draw:frame>
        <draw:frame draw:style-name="gr1" draw:text-style-name="P2" draw:layer="layout" svg:width="14.996cm" svg:height="0.475cm" svg:x="2.2cm" svg:y="15.778cm">
          <draw:text-box>
            <text:p text:style-name="P1"><text:span text:style-name="T3">the economic and political LOO [line of operation]”. The constraints imposed on </text:span></text:p>
          </draw:text-box>
        </draw:frame>
        <draw:frame draw:style-name="gr1" draw:text-style-name="P2" draw:layer="layout" svg:width="15.492cm" svg:height="0.475cm" svg:x="2.2cm" svg:y="16.343cm">
          <draw:text-box>
            <text:p text:style-name="P1"><text:span text:style-name="T3">the economic line of operation by the UK’s International Development Act were an </text:span></text:p>
          </draw:text-box>
        </draw:frame>
        <draw:frame draw:style-name="gr1" draw:text-style-name="P2" draw:layer="layout" svg:width="3.685cm" svg:height="0.475cm" svg:x="2.2cm" svg:y="16.907cm">
          <draw:text-box>
            <text:p text:style-name="P1"><text:span text:style-name="T3">“</text:span><text:span text:style-name="T3">enduring concern”:</text:span></text:p>
          </draw:text-box>
        </draw:frame>
        <draw:frame draw:style-name="gr1" draw:text-style-name="P2" draw:layer="layout" svg:width="15.661cm" svg:height="0.475cm" svg:x="2.95cm" svg:y="17.822cm">
          <draw:text-box>
            <text:p text:style-name="P1"><text:span text:style-name="T3">“</text:span><text:span text:style-name="T3">To be involved in two campaigns simultaneously [Iraq and Afghanistan] where one </text:span></text:p>
          </draw:text-box>
        </draw:frame>
        <draw:frame draw:style-name="gr1" draw:text-style-name="P2" draw:layer="layout" svg:width="14.92cm" svg:height="0.475cm" svg:x="2.95cm" svg:y="18.386cm">
          <draw:text-box>
            <text:p text:style-name="P1"><text:span text:style-name="T3">of our three levers of national power is not sufficiently agile or flexible to deliver </text:span></text:p>
          </draw:text-box>
        </draw:frame>
        <draw:frame draw:style-name="gr1" draw:text-style-name="P2" draw:layer="layout" svg:width="8.041cm" svg:height="0.475cm" svg:x="2.95cm" svg:y="18.951cm">
          <draw:text-box>
            <text:p text:style-name="P1"><text:span text:style-name="T3">immediate campaign effort seems absurd.”</text:span></text:p>
          </draw:text-box>
        </draw:frame>
        <draw:frame draw:style-name="gr1" draw:text-style-name="P2" draw:layer="layout" svg:width="15.381cm" svg:height="0.475cm" svg:x="2.2cm" svg:y="19.865cm">
          <draw:text-box>
            <text:p text:style-name="P1"><text:span text:style-name="T6">543. </text:span><text:span text:style-name="T3"><text:s/>Prime Minister Maliki appointed his Cabinet (minus the Ministers for Interior, </text:span></text:p>
          </draw:text-box>
        </draw:frame>
        <draw:frame draw:style-name="gr1" draw:text-style-name="P2" draw:layer="layout" svg:width="16.283cm" svg:height="0.475cm" svg:x="2.2cm" svg:y="20.43cm">
          <draw:text-box>
            <text:p text:style-name="P1"><text:span text:style-name="T3">Security and Defence) on 20 May. The remaining Ministers were appointed on 8 June. </text:span></text:p>
          </draw:text-box>
        </draw:frame>
        <draw:frame draw:style-name="gr1" draw:text-style-name="P2" draw:layer="layout" svg:width="15.691cm" svg:height="0.475cm" svg:x="2.2cm" svg:y="20.994cm">
          <draw:text-box>
            <text:p text:style-name="P1"><text:span text:style-name="T3">Sections 9.4 and 9.5 describe the formation of Prime Minister Maliki’s Government. </text:span></text:p>
          </draw:text-box>
        </draw:frame>
        <draw:frame draw:style-name="gr1" draw:text-style-name="P2" draw:layer="layout" svg:width="16.516cm" svg:height="0.475cm" svg:x="2.2cm" svg:y="21.908cm">
          <draw:text-box>
            <text:p text:style-name="P1"><text:span text:style-name="T6">544. </text:span><text:span text:style-name="T3"><text:s/>The 22 May meeting of the ISOG discussed how to draw together a strategic plan </text:span></text:p>
          </draw:text-box>
        </draw:frame>
        <draw:frame draw:style-name="gr1" draw:text-style-name="P2" draw:layer="layout" svg:width="15.771cm" svg:height="0.475cm" svg:x="2.2cm" svg:y="22.473cm">
          <draw:text-box>
            <text:p text:style-name="P1"><text:span text:style-name="T3">to deliver the UK’s objectives in Basra, in the light of the “serious problems” that the </text:span></text:p>
          </draw:text-box>
        </draw:frame>
        <draw:frame draw:style-name="gr1" draw:text-style-name="P2" draw:layer="layout" svg:width="1.869cm" svg:height="0.475cm" svg:x="2.2cm" svg:y="23.037cm">
          <draw:text-box>
            <text:p text:style-name="P1"><text:span text:style-name="T3">UK faced.</text:span></text:p>
          </draw:text-box>
        </draw:frame>
        <draw:frame draw:style-name="gr5" draw:text-style-name="P6" draw:layer="layout" svg:width="0.408cm" svg:height="0.276cm" svg:x="4.059cm" svg:y="23.056cm">
          <draw:text-box>
            <text:p text:style-name="P1"><text:span text:style-name="T8">312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2.63cm" svg:y1="26.29cm" svg:x2="13.977cm" svg:y2="26.29cm">
          <text:p/>
        </draw:line>
        <draw:frame draw:style-name="gr1" draw:text-style-name="P2" draw:layer="layout" svg:width="0.422cm" svg:height="0.475cm" svg:x="4.471cm" svg:y="23.037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10">311 </text:span></text:p>
          </draw:text-box>
        </draw:frame>
        <draw:line draw:style-name="gr8" draw:text-style-name="P7" draw:layer="layout" svg:x1="2.645cm" svg:y1="26.714cm" svg:x2="18.799cm" svg:y2="26.714cm">
          <text:p/>
        </draw:line>
        <draw:line draw:style-name="gr8" draw:text-style-name="P7" draw:layer="layout" svg:x1="2.199cm" svg:y1="27.137cm" svg:x2="12.064cm" svg:y2="27.137cm">
          <text:p/>
        </draw:line>
        <draw:frame draw:style-name="gr4" draw:text-style-name="P5" draw:layer="layout" svg:width="11.381cm" svg:height="0.395cm" svg:x="2.631cm" svg:y="25.934cm">
          <draw:text-box>
            <text:p text:style-name="P1"><text:span text:style-name="T5">Minute Jackson to CDS, 22 May 2006, ‘CGS Visit to Iraq: 15-18 May 06’.</text:span><text:span text:style-name="T11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12 </text:span></text:p>
          </draw:text-box>
        </draw:frame>
        <draw:frame draw:style-name="gr4" draw:text-style-name="P5" draw:layer="layout" svg:width="16.051cm" svg:height="0.395cm" svg:x="2.646cm" svg:y="26.357cm">
          <draw:text-box>
            <text:p text:style-name="P1"><text:span text:style-name="T5">Letter Aldred to Lamb, Cooper &amp; Kavanaugh, 23 May 2006, ‘Basra: The Way Forward’ attaching Paper, </text:span></text:p>
          </draw:text-box>
        </draw:frame>
        <draw:frame draw:style-name="gr4" draw:text-style-name="P5" draw:layer="layout" svg:width="9.878cm" svg:height="0.395cm" svg:x="2.2cm" svg:y="26.781cm">
          <draw:text-box>
            <text:p text:style-name="P1"><text:span text:style-name="T5">[undated], ‘Getting Basra Better: A Strategic Agenda for Action’.</text:span><text:span text:style-name="T11"> </text:span></text:p>
          </draw:text-box>
        </draw:frame>
      </draw:page>
      <draw:page draw:name="page91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line draw:style-name="gr13" draw:text-style-name="P7" draw:layer="layout" svg:x1="6.311cm" svg:y1="20.178cm" svg:x2="11.392cm" svg:y2="20.178cm">
          <text:p/>
        </draw:line>
        <draw:line draw:style-name="gr13" draw:text-style-name="P7" draw:layer="layout" svg:x1="7.535cm" svg:y1="21.407cm" svg:x2="10.639cm" svg:y2="21.407cm">
          <text:p/>
        </draw:line>
        <draw:line draw:style-name="gr13" draw:text-style-name="P7" draw:layer="layout" svg:x1="6.029cm" svg:y1="22.071cm" svg:x2="12.546cm" svg:y2="22.07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87</text:span></text:p>
          </draw:text-box>
        </draw:frame>
        <draw:frame draw:style-name="gr1" draw:text-style-name="P2" draw:layer="layout" svg:width="16.228cm" svg:height="0.475cm" svg:x="2.2cm" svg:y="2.525cm">
          <draw:text-box>
            <text:p text:style-name="P1"><text:span text:style-name="T6">545. </text:span><text:span text:style-name="T3"><text:s/>Ms Aldred sent a “strategic agenda for action” to UK military officers and officials </text:span></text:p>
          </draw:text-box>
        </draw:frame>
        <draw:frame draw:style-name="gr1" draw:text-style-name="P2" draw:layer="layout" svg:width="10.759cm" svg:height="0.475cm" svg:x="2.2cm" svg:y="3.09cm">
          <draw:text-box>
            <text:p text:style-name="P1"><text:span text:style-name="T3">working in Basra the following day, seeking advice which:</text:span></text:p>
          </draw:text-box>
        </draw:frame>
        <draw:frame draw:style-name="gr1" draw:text-style-name="P2" draw:layer="layout" svg:width="0.422cm" svg:height="0.475cm" svg:x="2.81cm" svg:y="4.004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51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2cm" svg:height="0.475cm" svg:x="3.7cm" svg:y="4.004cm">
          <draw:text-box>
            <text:p text:style-name="P1"><text:span text:style-name="T3">… </text:span><text:span text:style-name="T3">looks innovatively and ambitiously at options to deliver our strategic </text:span></text:p>
          </draw:text-box>
        </draw:frame>
        <draw:frame draw:style-name="gr1" draw:text-style-name="P2" draw:layer="layout" svg:width="10.793cm" svg:height="0.475cm" svg:x="3.7cm" svg:y="4.568cm">
          <draw:text-box>
            <text:p text:style-name="P1"><text:span text:style-name="T3">objectives, including potential resources implications; and</text:span></text:p>
          </draw:text-box>
        </draw:frame>
        <draw:frame draw:style-name="gr3" draw:text-style-name="P4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685cm" svg:height="0.475cm" svg:x="3.7cm" svg:y="5.233cm">
          <draw:text-box>
            <text:p text:style-name="P1"><text:span text:style-name="T3">clearly indicates … a critical path to success”. </text:span></text:p>
          </draw:text-box>
        </draw:frame>
        <draw:frame draw:style-name="gr1" draw:text-style-name="P2" draw:layer="layout" svg:width="16.097cm" svg:height="0.475cm" svg:x="2.2cm" svg:y="6.147cm">
          <draw:text-box>
            <text:p text:style-name="P1"><text:span text:style-name="T6">546. </text:span><text:span text:style-name="T3"><text:s/>Mr Blair met President Talabani and, separately, Prime Minister Maliki in Iraq on </text:span></text:p>
          </draw:text-box>
        </draw:frame>
        <draw:frame draw:style-name="gr1" draw:text-style-name="P2" draw:layer="layout" svg:width="1.479cm" svg:height="0.475cm" svg:x="2.2cm" svg:y="6.712cm">
          <draw:text-box>
            <text:p text:style-name="P1"><text:span text:style-name="T3">22 May.</text:span></text:p>
          </draw:text-box>
        </draw:frame>
        <draw:frame draw:style-name="gr5" draw:text-style-name="P6" draw:layer="layout" svg:width="0.408cm" svg:height="0.276cm" svg:x="3.674cm" svg:y="6.731cm">
          <draw:text-box>
            <text:p text:style-name="P1"><text:span text:style-name="T8">313</text:span></text:p>
          </draw:text-box>
        </draw:frame>
        <draw:frame draw:style-name="gr1" draw:text-style-name="P2" draw:layer="layout" svg:width="14.29cm" svg:height="0.475cm" svg:x="4.086cm" svg:y="6.712cm">
          <draw:text-box>
            <text:p text:style-name="P1"><text:span text:style-name="T3"><text:s/></text:span><text:span text:style-name="T3">Both men asked Mr Blair whether media reports that the UK was looking to </text:span></text:p>
          </draw:text-box>
        </draw:frame>
        <draw:frame draw:style-name="gr1" draw:text-style-name="P2" draw:layer="layout" svg:width="6.394cm" svg:height="0.475cm" svg:x="2.2cm" svg:y="7.276cm">
          <draw:text-box>
            <text:p text:style-name="P1"><text:span text:style-name="T3">withdraw from Iraq were accurate.</text:span></text:p>
          </draw:text-box>
        </draw:frame>
        <draw:frame draw:style-name="gr1" draw:text-style-name="P2" draw:layer="layout" svg:width="16.694cm" svg:height="0.475cm" svg:x="2.2cm" svg:y="8.191cm">
          <draw:text-box>
            <text:p text:style-name="P1"><text:span text:style-name="T6">547. </text:span><text:span text:style-name="T3"><text:s/>Mr Blair’s Private Secretary recorded that Prime Minister Maliki had highlighted the </text:span></text:p>
          </draw:text-box>
        </draw:frame>
        <draw:frame draw:style-name="gr1" draw:text-style-name="P2" draw:layer="layout" svg:width="16.453cm" svg:height="0.475cm" svg:x="2.2cm" svg:y="8.755cm">
          <draw:text-box>
            <text:p text:style-name="P1"><text:span text:style-name="T3">contribution that “economic reform and prosperity” could make to tackling terrorism and </text:span></text:p>
          </draw:text-box>
        </draw:frame>
        <draw:frame draw:style-name="gr1" draw:text-style-name="P2" draw:layer="layout" svg:width="1.877cm" svg:height="0.475cm" svg:x="2.2cm" svg:y="9.32cm">
          <draw:text-box>
            <text:p text:style-name="P1"><text:span text:style-name="T3">insecurity.</text:span></text:p>
          </draw:text-box>
        </draw:frame>
        <draw:frame draw:style-name="gr5" draw:text-style-name="P6" draw:layer="layout" svg:width="0.408cm" svg:height="0.276cm" svg:x="4.074cm" svg:y="9.338cm">
          <draw:text-box>
            <text:p text:style-name="P1"><text:span text:style-name="T8">314</text:span></text:p>
          </draw:text-box>
        </draw:frame>
        <draw:frame draw:style-name="gr1" draw:text-style-name="P2" draw:layer="layout" svg:width="14.442cm" svg:height="0.475cm" svg:x="4.486cm" svg:y="9.32cm">
          <draw:text-box>
            <text:p text:style-name="P1"><text:span text:style-name="T3"><text:s/></text:span><text:span text:style-name="T3">Terrorists were exploiting the lack of basic services to create dissatisfaction. </text:span></text:p>
          </draw:text-box>
        </draw:frame>
        <draw:frame draw:style-name="gr1" draw:text-style-name="P2" draw:layer="layout" svg:width="16.008cm" svg:height="0.475cm" svg:x="2.2cm" svg:y="9.884cm">
          <draw:text-box>
            <text:p text:style-name="P1"><text:span text:style-name="T3">Prime Minister Maliki hoped the international community, including Iraq’s neighbours, </text:span></text:p>
          </draw:text-box>
        </draw:frame>
        <draw:frame draw:style-name="gr1" draw:text-style-name="P2" draw:layer="layout" svg:width="16.419cm" svg:height="0.475cm" svg:x="2.2cm" svg:y="10.448cm">
          <draw:text-box>
            <text:p text:style-name="P1"><text:span text:style-name="T3">would help achieve rapid progress in this area and asked for Mr Blair’s help to mobilise </text:span></text:p>
          </draw:text-box>
        </draw:frame>
        <draw:frame draw:style-name="gr1" draw:text-style-name="P2" draw:layer="layout" svg:width="13.049cm" svg:height="0.475cm" svg:x="2.2cm" svg:y="11.013cm">
          <draw:text-box>
            <text:p text:style-name="P1"><text:span text:style-name="T3">international support. Mr Blair said that he would be happy to do this. </text:span></text:p>
          </draw:text-box>
        </draw:frame>
        <draw:frame draw:style-name="gr1" draw:text-style-name="P2" draw:layer="layout" svg:width="14.831cm" svg:height="0.475cm" svg:x="2.2cm" svg:y="11.927cm">
          <draw:text-box>
            <text:p text:style-name="P1"><text:span text:style-name="T6">548. </text:span><text:span text:style-name="T3"><text:s/>Mr Blair proposed, and Prime Minister Maliki agreed, that one element to </text:span></text:p>
          </draw:text-box>
        </draw:frame>
        <draw:frame draw:style-name="gr1" draw:text-style-name="P2" draw:layer="layout" svg:width="16.393cm" svg:height="0.475cm" svg:x="2.2cm" svg:y="12.492cm">
          <draw:text-box>
            <text:p text:style-name="P1"><text:span text:style-name="T3">mobilising international support would be to show results in one or two key areas, such </text:span></text:p>
          </draw:text-box>
        </draw:frame>
        <draw:frame draw:style-name="gr1" draw:text-style-name="P2" draw:layer="layout" svg:width="16.144cm" svg:height="0.475cm" svg:x="2.2cm" svg:y="13.056cm">
          <draw:text-box>
            <text:p text:style-name="P1"><text:span text:style-name="T3">as security and electricity supplies in Baghdad. Prime Minister Maliki said that he was </text:span></text:p>
          </draw:text-box>
        </draw:frame>
        <draw:frame draw:style-name="gr1" draw:text-style-name="P2" draw:layer="layout" svg:width="16.343cm" svg:height="0.475cm" svg:x="2.2cm" svg:y="13.621cm">
          <draw:text-box>
            <text:p text:style-name="P1"><text:span text:style-name="T3">working with MNF-I and ISF to develop a Baghdad security plan, which would allow an </text:span></text:p>
          </draw:text-box>
        </draw:frame>
        <draw:frame draw:style-name="gr1" draw:text-style-name="P2" draw:layer="layout" svg:width="5.37cm" svg:height="0.475cm" svg:x="2.2cm" svg:y="14.185cm">
          <draw:text-box>
            <text:p text:style-name="P1"><text:span text:style-name="T3">increase in electricity supply.</text:span></text:p>
          </draw:text-box>
        </draw:frame>
        <draw:frame draw:style-name="gr1" draw:text-style-name="P2" draw:layer="layout" svg:width="15.919cm" svg:height="0.475cm" svg:x="2.2cm" svg:y="15.1cm">
          <draw:text-box>
            <text:p text:style-name="P1"><text:span text:style-name="T6">549. </text:span><text:span text:style-name="T3"><text:s/>A joint statement issued by the two Prime Ministers at a press conference after </text:span></text:p>
          </draw:text-box>
        </draw:frame>
        <draw:frame draw:style-name="gr1" draw:text-style-name="P2" draw:layer="layout" svg:width="16.432cm" svg:height="0.475cm" svg:x="2.2cm" svg:y="15.664cm">
          <draw:text-box>
            <text:p text:style-name="P1"><text:span text:style-name="T3">their meeting stated that they had “discussed the situation in Basra and agreed to work </text:span></text:p>
          </draw:text-box>
        </draw:frame>
        <draw:frame draw:style-name="gr1" draw:text-style-name="P2" draw:layer="layout" svg:width="15.801cm" svg:height="0.475cm" svg:x="2.2cm" svg:y="16.228cm">
          <draw:text-box>
            <text:p text:style-name="P1"><text:span text:style-name="T3">closely on ensuring greater security and stability there”. A high level Iraqi delegation </text:span></text:p>
          </draw:text-box>
        </draw:frame>
        <draw:frame draw:style-name="gr1" draw:text-style-name="P2" draw:layer="layout" svg:width="4.345cm" svg:height="0.475cm" svg:x="2.2cm" svg:y="16.793cm">
          <draw:text-box>
            <text:p text:style-name="P1"><text:span text:style-name="T3">would visit Basra soon.</text:span></text:p>
          </draw:text-box>
        </draw:frame>
        <draw:frame draw:style-name="gr1" draw:text-style-name="P2" draw:layer="layout" svg:width="16.194cm" svg:height="0.475cm" svg:x="2.2cm" svg:y="17.707cm">
          <draw:text-box>
            <text:p text:style-name="P1"><text:span text:style-name="T6">550. </text:span><text:span text:style-name="T3"><text:s/>The day after Mr Blair left Iraq, Sir Nigel Sheinwald wrote to Mr Straw’s Principal </text:span></text:p>
          </draw:text-box>
        </draw:frame>
        <draw:frame draw:style-name="gr1" draw:text-style-name="P2" draw:layer="layout" svg:width="11.758cm" svg:height="0.475cm" svg:x="2.2cm" svg:y="18.272cm">
          <draw:text-box>
            <text:p text:style-name="P1"><text:span text:style-name="T3">Private Secretary to set out Mr Blair’s view of priorities for Iraq.</text:span></text:p>
          </draw:text-box>
        </draw:frame>
        <draw:frame draw:style-name="gr5" draw:text-style-name="P6" draw:layer="layout" svg:width="0.408cm" svg:height="0.276cm" svg:x="13.924cm" svg:y="18.291cm">
          <draw:text-box>
            <text:p text:style-name="P1"><text:span text:style-name="T8">315</text:span></text:p>
          </draw:text-box>
        </draw:frame>
        <draw:frame draw:style-name="gr1" draw:text-style-name="P2" draw:layer="layout" svg:width="3.592cm" svg:height="0.475cm" svg:x="14.336cm" svg:y="18.272cm">
          <draw:text-box>
            <text:p text:style-name="P1"><text:span text:style-name="T3"><text:s/></text:span><text:span text:style-name="T3">The key elements </text:span></text:p>
          </draw:text-box>
        </draw:frame>
        <draw:frame draw:style-name="gr1" draw:text-style-name="P2" draw:layer="layout" svg:width="1.158cm" svg:height="0.475cm" svg:x="2.2cm" svg:y="18.836cm">
          <draw:text-box>
            <text:p text:style-name="P1"><text:span text:style-name="T3">were: </text:span></text:p>
          </draw:text-box>
        </draw:frame>
        <draw:frame draw:style-name="gr1" draw:text-style-name="P2" draw:layer="layout" svg:width="0.422cm" svg:height="0.475cm" svg:x="2.81cm" svg:y="19.751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51cm" svg:y="19.5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72cm" svg:height="0.475cm" svg:x="3.7cm" svg:y="19.751cm">
          <draw:text-box>
            <text:p text:style-name="P1"><text:span text:style-name="T3">Drawing up a </text:span><text:span text:style-name="T13">timetable with conditions</text:span><text:span text:style-name="T3"> setting out the potential path to </text:span></text:p>
          </draw:text-box>
        </draw:frame>
        <draw:frame draw:style-name="gr1" draw:text-style-name="P2" draw:layer="layout" svg:width="3.579cm" svg:height="0.475cm" svg:x="3.7cm" svg:y="20.315cm">
          <draw:text-box>
            <text:p text:style-name="P1"><text:span text:style-name="T3">MNF withdrawal …</text:span></text:p>
          </draw:text-box>
        </draw:frame>
        <draw:frame draw:style-name="gr3" draw:text-style-name="P4" draw:layer="layout" svg:width="0.634cm" svg:height="0.712cm" svg:x="2.95cm" svg:y="20.8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953cm" svg:height="0.475cm" svg:x="3.7cm" svg:y="20.98cm">
          <draw:text-box>
            <text:p text:style-name="P1"><text:span text:style-name="T3">To ensure improved </text:span><text:span text:style-name="T13">ISF build-up … </text:span></text:p>
          </draw:text-box>
        </draw:frame>
        <draw:frame draw:style-name="gr3" draw:text-style-name="P4" draw:layer="layout" svg:width="0.634cm" svg:height="0.712cm" svg:x="2.95cm" svg:y="21.4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01cm" svg:height="0.475cm" svg:x="3.7cm" svg:y="21.644cm">
          <draw:text-box>
            <text:p text:style-name="P1"><text:span text:style-name="T3">Backing the </text:span><text:span text:style-name="T13">Baghdad security and electricity</text:span><text:span text:style-name="T3"> plans. As the PM [Mr Blair] set </text:span></text:p>
          </draw:text-box>
        </draw:frame>
        <draw:frame draw:style-name="gr1" draw:text-style-name="P2" draw:layer="layout" svg:width="14.264cm" svg:height="0.475cm" svg:x="3.7cm" svg:y="22.208cm">
          <draw:text-box>
            <text:p text:style-name="P1"><text:span text:style-name="T3">out to Maliki, the new Iraqi Government will need to show early progress on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4.295cm" svg:height="0.475cm" svg:x="3.7cm" svg:y="22.773cm">
          <draw:text-box>
            <text:p text:style-name="P1"><text:span text:style-name="T3">these priority issues …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13 </text:span></text:p>
          </draw:text-box>
        </draw:frame>
        <draw:frame draw:style-name="gr4" draw:text-style-name="P5" draw:layer="layout" svg:width="15.712cm" svg:height="0.395cm" svg:x="2.646cm" svg:y="25.087cm">
          <draw:text-box>
            <text:p text:style-name="P1"><text:span text:style-name="T11">Letter Banner to Siddiq, 22 May 2006, ‘Iraq: Prime Minister’s Meeting with Talabani’; Letter Banner to </text:span></text:p>
          </draw:text-box>
        </draw:frame>
        <draw:frame draw:style-name="gr4" draw:text-style-name="P5" draw:layer="layout" svg:width="11.411cm" svg:height="0.395cm" svg:x="2.2cm" svg:y="25.511cm">
          <draw:text-box>
            <text:p text:style-name="P1"><text:span text:style-name="T11">Siddiq, 22 May 2006, ‘Iraq: Prime Minister’s Meeting with Nouri al-Maliki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14 </text:span></text:p>
          </draw:text-box>
        </draw:frame>
        <draw:frame draw:style-name="gr4" draw:text-style-name="P5" draw:layer="layout" svg:width="15.428cm" svg:height="0.395cm" svg:x="2.646cm" svg:y="25.934cm">
          <draw:text-box>
            <text:p text:style-name="P1"><text:span text:style-name="T11">Letter Banner to Siddiq, 22 May 2006, ‘Iraq: Prime Minister’s Meeting with Nouri al-Maliki’ attaching </text:span></text:p>
          </draw:text-box>
        </draw:frame>
        <draw:line draw:style-name="gr8" draw:text-style-name="P7" draw:layer="layout" svg:x1="2.645cm" svg:y1="27.137cm" svg:x2="10.058cm" svg:y2="27.137cm">
          <text:p/>
        </draw:line>
        <draw:frame draw:style-name="gr4" draw:text-style-name="P5" draw:layer="layout" svg:width="11.656cm" svg:height="0.395cm" svg:x="2.2cm" svg:y="26.357cm">
          <draw:text-box>
            <text:p text:style-name="P1"><text:span text:style-name="T11">Paper, [undated], ‘Joint Statement about the Visit of the UK Prime Minister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15 </text:span></text:p>
          </draw:text-box>
        </draw:frame>
        <draw:frame draw:style-name="gr4" draw:text-style-name="P5" draw:layer="layout" svg:width="7.465cm" svg:height="0.395cm" svg:x="2.646cm" svg:y="26.781cm">
          <draw:text-box>
            <text:p text:style-name="P1"><text:span text:style-name="T5">Letter Sheinwald to Hayes, 23 May 2006, ‘Iraq’.</text:span><text:span text:style-name="T11"> </text:span></text:p>
          </draw:text-box>
        </draw:frame>
      </draw:page>
      <draw:page draw:name="page9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3" draw:text-style-name="P7" draw:layer="layout" svg:x1="9.52cm" svg:y1="2.953cm" svg:x2="10.815cm" svg:y2="2.953cm">
          <text:p/>
        </draw:line>
        <draw:line draw:style-name="gr13" draw:text-style-name="P7" draw:layer="layout" svg:x1="5.747cm" svg:y1="7.304cm" svg:x2="9.98cm" svg:y2="7.304cm">
          <text:p/>
        </draw:line>
        <draw:line draw:style-name="gr13" draw:text-style-name="P7" draw:layer="layout" svg:x1="6.312cm" svg:y1="7.968cm" svg:x2="9.299cm" svg:y2="7.968cm">
          <text:p/>
        </draw:line>
        <draw:line draw:style-name="gr13" draw:text-style-name="P7" draw:layer="layout" svg:x1="6.806cm" svg:y1="9.197cm" svg:x2="8.594cm" svg:y2="9.197cm">
          <text:p/>
        </draw:line>
        <draw:line draw:style-name="gr13" draw:text-style-name="P7" draw:layer="layout" svg:x1="3.7cm" svg:y1="10.99cm" svg:x2="7.228cm" svg:y2="10.9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88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77cm" svg:height="0.475cm" svg:x="3.7cm" svg:y="2.525cm">
          <draw:text-box>
            <text:p text:style-name="P1"><text:span text:style-name="T3">Turning around the situation in </text:span><text:span text:style-name="T13">Basra,</text:span><text:span text:style-name="T3"> following the Prime Minister’s private </text:span></text:p>
          </draw:text-box>
        </draw:frame>
        <draw:frame draw:style-name="gr1" draw:text-style-name="P2" draw:layer="layout" svg:width="7.652cm" svg:height="0.475cm" svg:x="3.7cm" svg:y="3.09cm">
          <draw:text-box>
            <text:p text:style-name="P1"><text:span text:style-name="T3">conversation with Maliki. This will require</text:span></text:p>
          </draw:text-box>
        </draw:frame>
        <draw:frame draw:style-name="gr15" draw:text-style-name="P12" draw:layer="layout" svg:width="0.317cm" svg:height="0.374cm" svg:x="4.383cm" svg:y="3.807cm">
          <draw:text-box>
            <text:p text:style-name="P1"><text:span text:style-name="T20">{</text:span></text:p>
          </draw:text-box>
        </draw:frame>
        <draw:frame draw:style-name="gr15" draw:text-style-name="P12" draw:layer="layout" svg:width="0.317cm" svg:height="0.374cm" svg:x="4.1cm" svg:y="3.807cm">
          <draw:text-box>
            <text:p text:style-name="P1"><text:span text:style-name="T20">{</text:span></text:p>
          </draw:text-box>
        </draw:frame>
        <draw:frame draw:style-name="gr1" draw:text-style-name="P2" draw:layer="layout" svg:width="14.031cm" svg:height="0.475cm" svg:x="4.73cm" svg:y="3.754cm">
          <draw:text-box>
            <text:p text:style-name="P1"><text:span text:style-name="T3">a political understanding with parties representing the spectrum of political </text:span></text:p>
          </draw:text-box>
        </draw:frame>
        <draw:frame draw:style-name="gr1" draw:text-style-name="P2" draw:layer="layout" svg:width="2.699cm" svg:height="0.475cm" svg:x="4.73cm" svg:y="4.318cm">
          <draw:text-box>
            <text:p text:style-name="P1"><text:span text:style-name="T3">opinion there; </text:span></text:p>
          </draw:text-box>
        </draw:frame>
        <draw:frame draw:style-name="gr15" draw:text-style-name="P12" draw:layer="layout" svg:width="0.317cm" svg:height="0.374cm" svg:x="4.383cm" svg:y="5.036cm">
          <draw:text-box>
            <text:p text:style-name="P1"><text:span text:style-name="T20">{</text:span></text:p>
          </draw:text-box>
        </draw:frame>
        <draw:frame draw:style-name="gr15" draw:text-style-name="P12" draw:layer="layout" svg:width="0.317cm" svg:height="0.374cm" svg:x="4.1cm" svg:y="5.036cm">
          <draw:text-box>
            <text:p text:style-name="P1"><text:span text:style-name="T20">{</text:span></text:p>
          </draw:text-box>
        </draw:frame>
        <draw:frame draw:style-name="gr1" draw:text-style-name="P2" draw:layer="layout" svg:width="11.44cm" svg:height="0.475cm" svg:x="4.73cm" svg:y="4.983cm">
          <draw:text-box>
            <text:p text:style-name="P1"><text:span text:style-name="T3">a package of UK and international reconstruction assistance;</text:span></text:p>
          </draw:text-box>
        </draw:frame>
        <draw:frame draw:style-name="gr15" draw:text-style-name="P12" draw:layer="layout" svg:width="0.317cm" svg:height="0.374cm" svg:x="4.383cm" svg:y="5.701cm">
          <draw:text-box>
            <text:p text:style-name="P1"><text:span text:style-name="T20">{</text:span></text:p>
          </draw:text-box>
        </draw:frame>
        <draw:frame draw:style-name="gr15" draw:text-style-name="P12" draw:layer="layout" svg:width="0.317cm" svg:height="0.374cm" svg:x="4.1cm" svg:y="5.701cm">
          <draw:text-box>
            <text:p text:style-name="P1"><text:span text:style-name="T20">{</text:span></text:p>
          </draw:text-box>
        </draw:frame>
        <draw:frame draw:style-name="gr1" draw:text-style-name="P2" draw:layer="layout" svg:width="12.969cm" svg:height="0.475cm" svg:x="4.73cm" svg:y="5.647cm">
          <draw:text-box>
            <text:p text:style-name="P1"><text:span text:style-name="T3">a larger role and presence for the Iraqi forces, working alongside UK </text:span></text:p>
          </draw:text-box>
        </draw:frame>
        <draw:frame draw:style-name="gr1" draw:text-style-name="P2" draw:layer="layout" svg:width="1.818cm" svg:height="0.475cm" svg:x="4.73cm" svg:y="6.212cm">
          <draw:text-box>
            <text:p text:style-name="P1"><text:span text:style-name="T3">forces … </text:span></text:p>
          </draw:text-box>
        </draw:frame>
        <draw:frame draw:style-name="gr3" draw:text-style-name="P4" draw:layer="layout" svg:width="0.634cm" svg:height="0.712cm" svg:x="2.95cm" svg:y="6.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631cm" svg:height="0.475cm" svg:x="3.7cm" svg:y="6.876cm">
          <draw:text-box>
            <text:p text:style-name="P1"><text:span text:style-name="T3">Promoting </text:span><text:span text:style-name="T13">international support</text:span><text:span text:style-name="T3"> for the new Government … </text:span></text:p>
          </draw:text-box>
        </draw:frame>
        <draw:frame draw:style-name="gr3" draw:text-style-name="P4" draw:layer="layout" svg:width="0.634cm" svg:height="0.712cm" svg:x="2.95cm" svg:y="7.3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83cm" svg:height="0.475cm" svg:x="3.7cm" svg:y="7.541cm">
          <draw:text-box>
            <text:p text:style-name="P1"><text:span text:style-name="T3">Ensuring that </text:span><text:span text:style-name="T13">Arab countries</text:span><text:span text:style-name="T3"> respond positively to requests for assistance from </text:span></text:p>
          </draw:text-box>
        </draw:frame>
        <draw:frame draw:style-name="gr1" draw:text-style-name="P2" draw:layer="layout" svg:width="5.552cm" svg:height="0.475cm" svg:x="3.7cm" svg:y="8.105cm">
          <draw:text-box>
            <text:p text:style-name="P1"><text:span text:style-name="T3">the new Iraqi Government … </text:span></text:p>
          </draw:text-box>
        </draw:frame>
        <draw:frame draw:style-name="gr3" draw:text-style-name="P4" draw:layer="layout" svg:width="0.634cm" svg:height="0.712cm" svg:x="2.95cm" svg:y="8.6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96cm" svg:height="0.475cm" svg:x="3.7cm" svg:y="8.77cm">
          <draw:text-box>
            <text:p text:style-name="P1"><text:span text:style-name="T3">Stepping up our </text:span><text:span text:style-name="T13">outreach</text:span><text:span text:style-name="T3"> activities to both Sunni and Shia militants … to </text:span></text:p>
          </draw:text-box>
        </draw:frame>
        <draw:frame draw:style-name="gr1" draw:text-style-name="P2" draw:layer="layout" svg:width="13.811cm" svg:height="0.475cm" svg:x="3.7cm" svg:y="9.334cm">
          <draw:text-box>
            <text:p text:style-name="P1"><text:span text:style-name="T3">ensure that they are given opportunity and incentives to participate in the </text:span></text:p>
          </draw:text-box>
        </draw:frame>
        <draw:frame draw:style-name="gr1" draw:text-style-name="P2" draw:layer="layout" svg:width="3.562cm" svg:height="0.475cm" svg:x="3.7cm" svg:y="9.898cm">
          <draw:text-box>
            <text:p text:style-name="P1"><text:span text:style-name="T3">political process …</text:span></text:p>
          </draw:text-box>
        </draw:frame>
        <draw:frame draw:style-name="gr3" draw:text-style-name="P4" draw:layer="layout" svg:width="0.634cm" svg:height="0.712cm" svg:x="2.95cm" svg:y="10.407cm">
          <draw:text-box>
            <text:p text:style-name="P1"><text:span text:style-name="T4">• </text:span></text:p>
          </draw:text-box>
        </draw:frame>
        <draw:frame draw:style-name="gr1" draw:text-style-name="P2" draw:layer="layout" svg:width="14.967cm" svg:height="0.475cm" svg:x="3.7cm" svg:y="10.563cm">
          <draw:text-box>
            <text:p text:style-name="P1"><text:span text:style-name="T13">Capacity building</text:span><text:span text:style-name="T3"> for Iraqi ministries. We need a paper setting out our and the </text:span></text:p>
          </draw:text-box>
        </draw:frame>
        <draw:frame draw:style-name="gr1" draw:text-style-name="P2" draw:layer="layout" svg:width="12.042cm" svg:height="0.475cm" svg:x="3.7cm" svg:y="11.127cm">
          <draw:text-box>
            <text:p text:style-name="P1"><text:span text:style-name="T3">US’s current assistance … and a plan for addressing the gaps.” </text:span></text:p>
          </draw:text-box>
        </draw:frame>
        <draw:frame draw:style-name="gr1" draw:text-style-name="P2" draw:layer="layout" svg:width="15.657cm" svg:height="0.475cm" svg:x="2.2cm" svg:y="12.042cm">
          <draw:text-box>
            <text:p text:style-name="P1"><text:span text:style-name="T6">551. </text:span><text:span text:style-name="T3"><text:s/>Sir Nigel’s letter alerted members of DOP(I) that Mr Blair was likely to want to </text:span></text:p>
          </draw:text-box>
        </draw:frame>
        <draw:frame draw:style-name="gr1" draw:text-style-name="P2" draw:layer="layout" svg:width="8.435cm" svg:height="0.475cm" svg:x="2.2cm" svg:y="12.606cm">
          <draw:text-box>
            <text:p text:style-name="P1"><text:span text:style-name="T3">discuss these issues the next time they met. </text:span></text:p>
          </draw:text-box>
        </draw:frame>
        <draw:frame draw:style-name="gr1" draw:text-style-name="P2" draw:layer="layout" svg:width="14.793cm" svg:height="0.475cm" svg:x="2.2cm" svg:y="13.521cm">
          <draw:text-box>
            <text:p text:style-name="P1"><text:span text:style-name="T6">552. </text:span><text:span text:style-name="T3"><text:s/>Mr Dinham told the Inquiry that Mr Blair’s visit took place at a point when </text:span></text:p>
          </draw:text-box>
        </draw:frame>
        <draw:frame draw:style-name="gr1" draw:text-style-name="P2" draw:layer="layout" svg:width="15.915cm" svg:height="0.475cm" svg:x="2.2cm" svg:y="14.085cm">
          <draw:text-box>
            <text:p text:style-name="P1"><text:span text:style-name="T3">security was deteriorating and “there wasn’t an awful lot that was strongly visible” on </text:span></text:p>
          </draw:text-box>
        </draw:frame>
        <draw:frame draw:style-name="gr1" draw:text-style-name="P2" draw:layer="layout" svg:width="2.788cm" svg:height="0.475cm" svg:x="2.2cm" svg:y="14.65cm">
          <draw:text-box>
            <text:p text:style-name="P1"><text:span text:style-name="T3">reconstruction.</text:span></text:p>
          </draw:text-box>
        </draw:frame>
        <draw:frame draw:style-name="gr5" draw:text-style-name="P6" draw:layer="layout" svg:width="0.408cm" svg:height="0.276cm" svg:x="4.976cm" svg:y="14.668cm">
          <draw:text-box>
            <text:p text:style-name="P1"><text:span text:style-name="T8">316</text:span></text:p>
          </draw:text-box>
        </draw:frame>
        <draw:frame draw:style-name="gr1" draw:text-style-name="P2" draw:layer="layout" svg:width="12.889cm" svg:height="0.475cm" svg:x="5.388cm" svg:y="14.65cm">
          <draw:text-box>
            <text:p text:style-name="P1"><text:span text:style-name="T3"><text:s/></text:span><text:span text:style-name="T3">Work to build the capacity of the Iraqi Government was progressing </text:span></text:p>
          </draw:text-box>
        </draw:frame>
        <draw:frame draw:style-name="gr1" draw:text-style-name="P2" draw:layer="layout" svg:width="16.47cm" svg:height="0.475cm" svg:x="2.2cm" svg:y="15.214cm">
          <draw:text-box>
            <text:p text:style-name="P1"><text:span text:style-name="T3">but was “below the radar” and DFID’s infrastructure and essential services projects had </text:span></text:p>
          </draw:text-box>
        </draw:frame>
        <draw:frame draw:style-name="gr1" draw:text-style-name="P2" draw:layer="layout" svg:width="7.559cm" svg:height="0.475cm" svg:x="2.2cm" svg:y="15.778cm">
          <draw:text-box>
            <text:p text:style-name="P1"><text:span text:style-name="T3">taken some time to “get off the ground”: </text:span></text:p>
          </draw:text-box>
        </draw:frame>
        <draw:frame draw:style-name="gr1" draw:text-style-name="P2" draw:layer="layout" svg:width="15.877cm" svg:height="0.475cm" svg:x="2.95cm" svg:y="16.693cm">
          <draw:text-box>
            <text:p text:style-name="P1"><text:span text:style-name="T3">“</text:span><text:span text:style-name="T3">So I think what he [Mr Blair] wanted was – I think what we all wanted – was to have </text:span></text:p>
          </draw:text-box>
        </draw:frame>
        <draw:frame draw:style-name="gr1" draw:text-style-name="P2" draw:layer="layout" svg:width="3.744cm" svg:height="0.475cm" svg:x="2.95cm" svg:y="17.257cm">
          <draw:text-box>
            <text:p text:style-name="P1"><text:span text:style-name="T3">some visible effect.”</text:span></text:p>
          </draw:text-box>
        </draw:frame>
        <draw:frame draw:style-name="gr1" draw:text-style-name="P2" draw:layer="layout" svg:width="5.399cm" svg:height="0.475cm" svg:x="2.2cm" svg:y="18.172cm">
          <draw:text-box>
            <text:p text:style-name="P1"><text:span text:style-name="T6">553. </text:span><text:span text:style-name="T3"><text:s/>DOP(I) met on 25 May.</text:span></text:p>
          </draw:text-box>
        </draw:frame>
        <draw:frame draw:style-name="gr5" draw:text-style-name="P6" draw:layer="layout" svg:width="0.408cm" svg:height="0.276cm" svg:x="7.556cm" svg:y="18.191cm">
          <draw:text-box>
            <text:p text:style-name="P1"><text:span text:style-name="T8">317</text:span></text:p>
          </draw:text-box>
        </draw:frame>
        <draw:frame draw:style-name="gr1" draw:text-style-name="P2" draw:layer="layout" svg:width="10.188cm" svg:height="0.475cm" svg:x="7.968cm" svg:y="18.172cm">
          <draw:text-box>
            <text:p text:style-name="P1"><text:span text:style-name="T3"><text:s/></text:span><text:span text:style-name="T3">Mr Blair told the meeting that the UK should focus on:</text:span></text:p>
          </draw:text-box>
        </draw:frame>
        <draw:frame draw:style-name="gr3" draw:text-style-name="P4" draw:layer="layout" svg:width="0.634cm" svg:height="0.712cm" svg:x="2.95cm" svg:y="18.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23cm" svg:height="0.475cm" svg:x="3.7cm" svg:y="19.086cm">
          <draw:text-box>
            <text:p text:style-name="P1"><text:span text:style-name="T3">the development of the ISF;</text:span></text:p>
          </draw:text-box>
        </draw:frame>
        <draw:frame draw:style-name="gr3" draw:text-style-name="P4" draw:layer="layout" svg:width="0.634cm" svg:height="0.712cm" svg:x="2.95cm" svg:y="19.5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649cm" svg:height="0.475cm" svg:x="3.7cm" svg:y="19.751cm">
          <draw:text-box>
            <text:p text:style-name="P1"><text:span text:style-name="T3">seeing progress in Basra; and</text:span></text:p>
          </draw:text-box>
        </draw:frame>
        <draw:frame draw:style-name="gr3" draw:text-style-name="P4" draw:layer="layout" svg:width="0.634cm" svg:height="0.712cm" svg:x="2.95cm" svg:y="20.2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cm" svg:height="0.475cm" svg:x="3.7cm" svg:y="20.415cm">
          <draw:text-box>
            <text:p text:style-name="P1"><text:span text:style-name="T3">supporting the Iraqi Government’s efforts to restore security and electricity </text:span></text:p>
          </draw:text-box>
        </draw:frame>
        <draw:frame draw:style-name="gr1" draw:text-style-name="P2" draw:layer="layout" svg:width="4.091cm" svg:height="0.475cm" svg:x="3.7cm" svg:y="20.98cm">
          <draw:text-box>
            <text:p text:style-name="P1"><text:span text:style-name="T3">provision in Baghdad.</text:span></text:p>
          </draw:text-box>
        </draw:frame>
        <draw:frame draw:style-name="gr1" draw:text-style-name="P2" draw:layer="layout" svg:width="5.954cm" svg:height="0.475cm" svg:x="2.2cm" svg:y="21.894cm">
          <draw:text-box>
            <text:p text:style-name="P1"><text:span text:style-name="T6">554. </text:span><text:span text:style-name="T3"><text:s/>Minsters commented that:</text:span></text:p>
          </draw:text-box>
        </draw:frame>
        <draw:frame draw:style-name="gr3" draw:text-style-name="P4" draw:layer="layout" svg:width="0.634cm" svg:height="0.712cm" svg:x="2.95cm" svg:y="22.6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02cm" svg:height="0.475cm" svg:x="3.7cm" svg:y="22.808cm">
          <draw:text-box>
            <text:p text:style-name="P1"><text:span text:style-name="T3">DFID was seconding two officials to Deputy Prime Minister Salih’s office, to help </text:span></text:p>
          </draw:text-box>
        </draw:frame>
        <draw:frame draw:style-name="gr1" draw:text-style-name="P2" draw:layer="layout" svg:width="12.837cm" svg:height="0.475cm" svg:x="3.7cm" svg:y="23.373cm">
          <draw:text-box>
            <text:p text:style-name="P1"><text:span text:style-name="T3">with planning and preparation for a donor conference in September. </text:span></text:p>
          </draw:text-box>
        </draw:frame>
        <draw:frame draw:style-name="gr3" draw:text-style-name="P4" draw:layer="layout" svg:width="0.634cm" svg:height="0.712cm" svg:x="2.95cm" svg:y="23.88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19cm" svg:height="0.475cm" svg:x="3.7cm" svg:y="24.037cm">
          <draw:text-box>
            <text:p text:style-name="P1"><text:span text:style-name="T3">The key to further progress on electricity production lay in co-operation between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242cm" svg:height="0.475cm" svg:x="3.7cm" svg:y="24.602cm">
          <draw:text-box>
            <text:p text:style-name="P1"><text:span text:style-name="T3">Iraqi ministries and the development of realistic plans, rather than donor funding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16 </text:span></text:p>
          </draw:text-box>
        </draw:frame>
        <draw:frame draw:style-name="gr4" draw:text-style-name="P5" draw:layer="layout" svg:width="7.741cm" svg:height="0.395cm" svg:x="2.646cm" svg:y="26.357cm">
          <draw:text-box>
            <text:p text:style-name="P1"><text:span text:style-name="T11">Public hearing, 17 December 2010, pages 65-66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17 </text:span></text:p>
          </draw:text-box>
        </draw:frame>
        <draw:frame draw:style-name="gr4" draw:text-style-name="P5" draw:layer="layout" svg:width="6.28cm" svg:height="0.395cm" svg:x="2.646cm" svg:y="26.781cm">
          <draw:text-box>
            <text:p text:style-name="P1"><text:span text:style-name="T11">Minutes, 25 May 2006, DOP(I) meeting. </text:span></text:p>
          </draw:text-box>
        </draw:frame>
      </draw:page>
      <draw:page draw:name="page93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9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81cm" svg:height="0.475cm" svg:x="3.7cm" svg:y="2.525cm">
          <draw:text-box>
            <text:p text:style-name="P1"><text:span text:style-name="T3">Mr Benn had spoken to Mr Paul Wolfowitz, the President of the World Bank, the </text:span></text:p>
          </draw:text-box>
        </draw:frame>
        <draw:frame draw:style-name="gr1" draw:text-style-name="P2" draw:layer="layout" svg:width="14.505cm" svg:height="0.475cm" svg:x="3.7cm" svg:y="3.09cm">
          <draw:text-box>
            <text:p text:style-name="P1"><text:span text:style-name="T3">previous day and there was now agreement that the World Bank would open </text:span></text:p>
          </draw:text-box>
        </draw:frame>
        <draw:frame draw:style-name="gr1" draw:text-style-name="P2" draw:layer="layout" svg:width="14.726cm" svg:height="0.475cm" svg:x="3.7cm" svg:y="3.654cm">
          <draw:text-box>
            <text:p text:style-name="P1"><text:span text:style-name="T3">a permanent office in Baghdad. Mr Benn had pressed Mr Wolfowitz to provide </text:span></text:p>
          </draw:text-box>
        </draw:frame>
        <draw:frame draw:style-name="gr1" draw:text-style-name="P2" draw:layer="layout" svg:width="6.098cm" svg:height="0.475cm" svg:x="3.7cm" svg:y="4.218cm">
          <draw:text-box>
            <text:p text:style-name="P1"><text:span text:style-name="T3">assistance to the energy sector. </text:span></text:p>
          </draw:text-box>
        </draw:frame>
        <draw:frame draw:style-name="gr1" draw:text-style-name="P2" draw:layer="layout" svg:width="15.47cm" svg:height="0.475cm" svg:x="2.2cm" svg:y="5.133cm">
          <draw:text-box>
            <text:p text:style-name="P1"><text:span text:style-name="T6">555. </text:span><text:span text:style-name="T3"><text:s/>DOP(I) agreed that the action points set out in Sir Nigel Sheinwald’s letter of </text:span></text:p>
          </draw:text-box>
        </draw:frame>
        <draw:frame draw:style-name="gr1" draw:text-style-name="P2" draw:layer="layout" svg:width="5.251cm" svg:height="0.475cm" svg:x="2.2cm" svg:y="5.697cm">
          <draw:text-box>
            <text:p text:style-name="P1"><text:span text:style-name="T3">23 May should be pursued. </text:span></text:p>
          </draw:text-box>
        </draw:frame>
        <draw:frame draw:style-name="gr1" draw:text-style-name="P2" draw:layer="layout" svg:width="15.775cm" svg:height="0.475cm" svg:x="2.2cm" svg:y="6.612cm">
          <draw:text-box>
            <text:p text:style-name="P1"><text:span text:style-name="T6">556. </text:span><text:span text:style-name="T3"><text:s/>A Cabinet Office official chaired a meeting to discuss Mr Etherington’s letter of </text:span></text:p>
          </draw:text-box>
        </draw:frame>
        <draw:frame draw:style-name="gr1" draw:text-style-name="P2" draw:layer="layout" svg:width="3.583cm" svg:height="0.475cm" svg:x="2.2cm" svg:y="7.176cm">
          <draw:text-box>
            <text:p text:style-name="P1"><text:span text:style-name="T3">17 May on 25 May.</text:span></text:p>
          </draw:text-box>
        </draw:frame>
        <draw:frame draw:style-name="gr5" draw:text-style-name="P6" draw:layer="layout" svg:width="0.408cm" svg:height="0.276cm" svg:x="5.769cm" svg:y="7.195cm">
          <draw:text-box>
            <text:p text:style-name="P1"><text:span text:style-name="T8">318</text:span></text:p>
          </draw:text-box>
        </draw:frame>
        <draw:frame draw:style-name="gr1" draw:text-style-name="P2" draw:layer="layout" svg:width="2.602cm" svg:height="0.475cm" svg:x="6.181cm" svg:y="7.176cm">
          <draw:text-box>
            <text:p text:style-name="P1"><text:span text:style-name="T3"><text:s/></text:span><text:span text:style-name="T3">The meeting:</text:span></text:p>
          </draw:text-box>
        </draw:frame>
        <draw:frame draw:style-name="gr3" draw:text-style-name="P4" draw:layer="layout" svg:width="0.634cm" svg:height="0.712cm" svg:x="2.95cm" svg:y="7.9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7cm" svg:height="0.475cm" svg:x="3.7cm" svg:y="8.091cm">
          <draw:text-box>
            <text:p text:style-name="P1"><text:span text:style-name="T3">agreed the “</text:span><text:span text:style-name="T13">light-touch regional role for the PRT</text:span><text:span text:style-name="T3">” proposed by Mr Etherington;</text:span></text:p>
          </draw:text-box>
        </draw:frame>
        <draw:frame draw:style-name="gr3" draw:text-style-name="P4" draw:layer="layout" svg:width="0.634cm" svg:height="0.712cm" svg:x="2.95cm" svg:y="8.5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3cm" svg:height="0.475cm" svg:x="3.7cm" svg:y="8.755cm">
          <draw:text-box>
            <text:p text:style-name="P1"><text:span text:style-name="T3">endorsed the proposal to create a Steering Group “to discuss strategic issues”. </text:span></text:p>
          </draw:text-box>
        </draw:frame>
        <draw:frame draw:style-name="gr1" draw:text-style-name="P2" draw:layer="layout" svg:width="14.81cm" svg:height="0.475cm" svg:x="3.7cm" svg:y="9.32cm">
          <draw:text-box>
            <text:p text:style-name="P1"><text:span text:style-name="T3">The scope of the Steering Group would be informed by “wider work under way </text:span></text:p>
          </draw:text-box>
        </draw:frame>
        <draw:frame draw:style-name="gr1" draw:text-style-name="P2" draw:layer="layout" svg:width="1.962cm" svg:height="0.475cm" svg:x="3.7cm" svg:y="9.884cm">
          <draw:text-box>
            <text:p text:style-name="P1"><text:span text:style-name="T3">on Basra”;</text:span></text:p>
          </draw:text-box>
        </draw:frame>
        <draw:frame draw:style-name="gr3" draw:text-style-name="P4" draw:layer="layout" svg:width="0.634cm" svg:height="0.712cm" svg:x="2.95cm" svg:y="10.3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cm" svg:height="0.475cm" svg:x="3.7cm" svg:y="10.548cm">
          <draw:text-box>
            <text:p text:style-name="P1"><text:span text:style-name="T3">on running costs, agreed that “in principle, [the] FCO could look to fund security </text:span></text:p>
          </draw:text-box>
        </draw:frame>
        <draw:frame draw:style-name="gr1" draw:text-style-name="P2" draw:layer="layout" svg:width="12.02cm" svg:height="0.475cm" svg:x="3.7cm" svg:y="11.113cm">
          <draw:text-box>
            <text:p text:style-name="P1"><text:span text:style-name="T3">and life support costs … and that PCRU could fund staff costs”; </text:span></text:p>
          </draw:text-box>
        </draw:frame>
        <draw:frame draw:style-name="gr3" draw:text-style-name="P4" draw:layer="layout" svg:width="0.634cm" svg:height="0.712cm" svg:x="2.95cm" svg:y="11.6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67cm" svg:height="0.475cm" svg:x="3.7cm" svg:y="11.777cm">
          <draw:text-box>
            <text:p text:style-name="P1"><text:span text:style-name="T3">on programme funding, asked departments to provide details of their current and </text:span></text:p>
          </draw:text-box>
        </draw:frame>
        <draw:frame draw:style-name="gr1" draw:text-style-name="P2" draw:layer="layout" svg:width="7.432cm" svg:height="0.475cm" svg:x="3.7cm" svg:y="12.342cm">
          <draw:text-box>
            <text:p text:style-name="P1"><text:span text:style-name="T3">proposed programmes to the PRT; and </text:span></text:p>
          </draw:text-box>
        </draw:frame>
        <draw:frame draw:style-name="gr3" draw:text-style-name="P4" draw:layer="layout" svg:width="0.634cm" svg:height="0.712cm" svg:x="2.95cm" svg:y="12.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02cm" svg:height="0.475cm" svg:x="3.7cm" svg:y="13.006cm">
          <draw:text-box>
            <text:p text:style-name="P1"><text:span text:style-name="T3">discussed but did not reach a conclusion on to whom the PRT should report in </text:span></text:p>
          </draw:text-box>
        </draw:frame>
        <draw:frame draw:style-name="gr1" draw:text-style-name="P2" draw:layer="layout" svg:width="3.791cm" svg:height="0.475cm" svg:x="3.7cm" svg:y="13.571cm">
          <draw:text-box>
            <text:p text:style-name="P1"><text:span text:style-name="T3">Iraq and in London. </text:span></text:p>
          </draw:text-box>
        </draw:frame>
        <draw:frame draw:style-name="gr1" draw:text-style-name="P2" draw:layer="layout" svg:width="16.203cm" svg:height="0.475cm" svg:x="2.2cm" svg:y="14.485cm">
          <draw:text-box>
            <text:p text:style-name="P1"><text:span text:style-name="T6">557. </text:span><text:span text:style-name="T3"><text:s/>Prime Minister Maliki and Vice President Tariq Hashemi visited Basra on 31 May.</text:span></text:p>
          </draw:text-box>
        </draw:frame>
        <draw:frame draw:style-name="gr5" draw:text-style-name="P6" draw:layer="layout" svg:width="0.408cm" svg:height="0.276cm" svg:x="18.341cm" svg:y="14.504cm">
          <draw:text-box>
            <text:p text:style-name="P1"><text:span text:style-name="T8">319</text:span></text:p>
          </draw:text-box>
        </draw:frame>
        <draw:frame draw:style-name="gr1" draw:text-style-name="P2" draw:layer="layout" svg:width="0.422cm" svg:height="0.475cm" svg:x="18.752cm" svg:y="14.48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96cm" svg:height="0.475cm" svg:x="2.2cm" svg:y="15.05cm">
          <draw:text-box>
            <text:p text:style-name="P1"><text:span text:style-name="T3">During his visit, Prime Minister Maliki declared a state of emergency in Basra, lasting </text:span></text:p>
          </draw:text-box>
        </draw:frame>
        <draw:frame draw:style-name="gr1" draw:text-style-name="P2" draw:layer="layout" svg:width="2.131cm" svg:height="0.475cm" svg:x="2.2cm" svg:y="15.614cm">
          <draw:text-box>
            <text:p text:style-name="P1"><text:span text:style-name="T3">one month.</text:span></text:p>
          </draw:text-box>
        </draw:frame>
        <draw:frame draw:style-name="gr5" draw:text-style-name="P6" draw:layer="layout" svg:width="0.408cm" svg:height="0.276cm" svg:x="4.318cm" svg:y="15.633cm">
          <draw:text-box>
            <text:p text:style-name="P1"><text:span text:style-name="T8">320</text:span></text:p>
          </draw:text-box>
        </draw:frame>
        <draw:frame draw:style-name="gr1" draw:text-style-name="P2" draw:layer="layout" svg:width="0.422cm" svg:height="0.475cm" svg:x="4.73cm" svg:y="15.61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34cm" svg:height="0.475cm" svg:x="2.2cm" svg:y="16.528cm">
          <draw:text-box>
            <text:p text:style-name="P1"><text:span text:style-name="T6">558. </text:span><text:span text:style-name="T3"><text:s/>Mr Patey reported on 2 June that the new Iraqi Minister of Electricity, Dr Karim </text:span></text:p>
          </draw:text-box>
        </draw:frame>
        <draw:frame draw:style-name="gr1" draw:text-style-name="P2" draw:layer="layout" svg:width="15.915cm" svg:height="0.475cm" svg:x="2.2cm" svg:y="17.093cm">
          <draw:text-box>
            <text:p text:style-name="P1"><text:span text:style-name="T3">Wahid, had asked for UK assistance in funding two power projects in the South, at a </text:span></text:p>
          </draw:text-box>
        </draw:frame>
        <draw:frame draw:style-name="gr1" draw:text-style-name="P2" draw:layer="layout" svg:width="5.103cm" svg:height="0.475cm" svg:x="2.2cm" svg:y="17.657cm">
          <draw:text-box>
            <text:p text:style-name="P1"><text:span text:style-name="T3">combined cost of US$60m.</text:span></text:p>
          </draw:text-box>
        </draw:frame>
        <draw:frame draw:style-name="gr5" draw:text-style-name="P6" draw:layer="layout" svg:width="0.408cm" svg:height="0.276cm" svg:x="7.282cm" svg:y="17.676cm">
          <draw:text-box>
            <text:p text:style-name="P1"><text:span text:style-name="T8">321</text:span></text:p>
          </draw:text-box>
        </draw:frame>
        <draw:frame draw:style-name="gr1" draw:text-style-name="P2" draw:layer="layout" svg:width="0.422cm" svg:height="0.475cm" svg:x="7.694cm" svg:y="17.65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1.974cm" svg:height="0.475cm" svg:x="2.2cm" svg:y="18.572cm">
          <draw:text-box>
            <text:p text:style-name="P1"><text:span text:style-name="T6">559. </text:span><text:span text:style-name="T3"><text:s/>Mr Blair held a private meeting with Mr Browne on 6 June.</text:span></text:p>
          </draw:text-box>
        </draw:frame>
        <draw:frame draw:style-name="gr5" draw:text-style-name="P6" draw:layer="layout" svg:width="0.408cm" svg:height="0.276cm" svg:x="14.106cm" svg:y="18.591cm">
          <draw:text-box>
            <text:p text:style-name="P1"><text:span text:style-name="T8">322</text:span></text:p>
          </draw:text-box>
        </draw:frame>
        <draw:frame draw:style-name="gr1" draw:text-style-name="P2" draw:layer="layout" svg:width="4.202cm" svg:height="0.475cm" svg:x="14.518cm" svg:y="18.572cm">
          <draw:text-box>
            <text:p text:style-name="P1"><text:span text:style-name="T3"><text:s/></text:span><text:span text:style-name="T3">He asked Mr Browne </text:span></text:p>
          </draw:text-box>
        </draw:frame>
        <draw:frame draw:style-name="gr1" draw:text-style-name="P2" draw:layer="layout" svg:width="7.834cm" svg:height="0.475cm" svg:x="2.2cm" svg:y="19.136cm">
          <draw:text-box>
            <text:p text:style-name="P1"><text:span text:style-name="T3">to focus on the situation in Basra, and to: </text:span></text:p>
          </draw:text-box>
        </draw:frame>
        <draw:frame draw:style-name="gr1" draw:text-style-name="P2" draw:layer="layout" svg:width="15.683cm" svg:height="0.475cm" svg:x="2.95cm" svg:y="20.051cm">
          <draw:text-box>
            <text:p text:style-name="P1"><text:span text:style-name="T3">“… </text:span><text:span text:style-name="T3">make sure that the political and military strategies were aligned and proceeding </text:span></text:p>
          </draw:text-box>
        </draw:frame>
        <draw:frame draw:style-name="gr1" draw:text-style-name="P2" draw:layer="layout" svg:width="15.572cm" svg:height="0.475cm" svg:x="2.95cm" svg:y="20.615cm">
          <draw:text-box>
            <text:p text:style-name="P1"><text:span text:style-name="T3">together. This required micro-management. We had been slow to grip the situation </text:span></text:p>
          </draw:text-box>
        </draw:frame>
        <draw:frame draw:style-name="gr1" draw:text-style-name="P2" draw:layer="layout" svg:width="1.653cm" svg:height="0.475cm" svg:x="2.95cm" svg:y="21.18cm">
          <draw:text-box>
            <text:p text:style-name="P1"><text:span text:style-name="T3">there …”</text:span></text:p>
          </draw:text-box>
        </draw:frame>
        <draw:frame draw:style-name="gr1" draw:text-style-name="P2" draw:layer="layout" svg:width="16.148cm" svg:height="0.475cm" svg:x="2.2cm" svg:y="22.094cm">
          <draw:text-box>
            <text:p text:style-name="P1"><text:span text:style-name="T6">560. </text:span><text:span text:style-name="T3"><text:s/>In mid-June, Prime Minister Maliki formally launched the Baghdad Security Plan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3.452cm" svg:height="0.475cm" svg:x="2.2cm" svg:y="22.658cm">
          <draw:text-box>
            <text:p text:style-name="P1"><text:span text:style-name="T3">(see Section 9.5)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18 </text:span></text:p>
          </draw:text-box>
        </draw:frame>
        <draw:frame draw:style-name="gr4" draw:text-style-name="P5" draw:layer="layout" svg:width="14.196cm" svg:height="0.395cm" svg:x="2.646cm" svg:y="25.087cm">
          <draw:text-box>
            <text:p text:style-name="P1"><text:span text:style-name="T11">Minute Cabinet Office [junior official] to Aldred, 25 May 2006, ‘Ad Hoc Discussion on PRTs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19 </text:span></text:p>
          </draw:text-box>
        </draw:frame>
        <draw:frame draw:style-name="gr4" draw:text-style-name="P5" draw:layer="layout" svg:width="12.452cm" svg:height="0.395cm" svg:x="2.646cm" svg:y="25.511cm">
          <draw:text-box>
            <text:p text:style-name="P1"><text:span text:style-name="T11">Minute Cooper, 1 June 2006, ‘MND(SE) – southern Iraq Update – 1 June 2006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20 </text:span></text:p>
          </draw:text-box>
        </draw:frame>
        <draw:frame draw:style-name="gr4" draw:text-style-name="P5" draw:layer="layout" svg:width="9.23cm" svg:height="0.395cm" svg:x="2.646cm" svg:y="25.934cm">
          <draw:text-box>
            <text:p text:style-name="P1"><text:span text:style-name="T12">The Guardian</text:span><text:span text:style-name="T11">, 31 May 2006, </text:span><text:span text:style-name="T12">State of emergency for Basra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21 </text:span></text:p>
          </draw:text-box>
        </draw:frame>
        <draw:line draw:style-name="gr8" draw:text-style-name="P7" draw:layer="layout" svg:x1="2.645cm" svg:y1="27.137cm" svg:x2="12.864cm" svg:y2="27.137cm">
          <text:p/>
        </draw:line>
        <draw:frame draw:style-name="gr4" draw:text-style-name="P5" draw:layer="layout" svg:width="15.377cm" svg:height="0.395cm" svg:x="2.646cm" svg:y="26.357cm">
          <draw:text-box>
            <text:p text:style-name="P1"><text:span text:style-name="T11">eGram 21675/06 Baghdad to FCO London, 2 June 2006, ‘Iraq: Meeting with Minister of Electricity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22 </text:span></text:p>
          </draw:text-box>
        </draw:frame>
        <draw:frame draw:style-name="gr4" draw:text-style-name="P5" draw:layer="layout" svg:width="10.229cm" svg:height="0.395cm" svg:x="2.646cm" svg:y="26.781cm">
          <draw:text-box>
            <text:p text:style-name="P1"><text:span text:style-name="T5">Minute Sheinwald to Banner, 8 June 2006, ‘Iraq and Afghanistan’.</text:span><text:span text:style-name="T11"> </text:span></text:p>
          </draw:text-box>
        </draw:frame>
      </draw:page>
      <draw:page draw:name="page9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0</text:span></text:p>
          </draw:text-box>
        </draw:frame>
        <draw:frame draw:style-name="gr1" draw:text-style-name="P2" draw:layer="layout" svg:width="14.827cm" svg:height="0.475cm" svg:x="2.2cm" svg:y="2.525cm">
          <draw:text-box>
            <text:p text:style-name="P1"><text:span text:style-name="T6">561. </text:span><text:span text:style-name="T3"><text:s/>The Cabinet Office produced an update on work on the “review of policy” </text:span></text:p>
          </draw:text-box>
        </draw:frame>
        <draw:frame draw:style-name="gr1" draw:text-style-name="P2" draw:layer="layout" svg:width="15.272cm" svg:height="0.475cm" svg:x="2.2cm" svg:y="3.09cm">
          <draw:text-box>
            <text:p text:style-name="P1"><text:span text:style-name="T3">requested by Mr Blair following his 22 May visit, “including in response to serious </text:span></text:p>
          </draw:text-box>
        </draw:frame>
        <draw:frame draw:style-name="gr1" draw:text-style-name="P2" draw:layer="layout" svg:width="13.633cm" svg:height="0.475cm" svg:x="2.2cm" svg:y="3.654cm">
          <draw:text-box>
            <text:p text:style-name="P1"><text:span text:style-name="T3">concerns over the situation in Basra”, for the 15 June meeting of DOP(I).</text:span></text:p>
          </draw:text-box>
        </draw:frame>
        <draw:frame draw:style-name="gr5" draw:text-style-name="P6" draw:layer="layout" svg:width="0.408cm" svg:height="0.276cm" svg:x="15.777cm" svg:y="3.673cm">
          <draw:text-box>
            <text:p text:style-name="P1"><text:span text:style-name="T8">323</text:span></text:p>
          </draw:text-box>
        </draw:frame>
        <draw:frame draw:style-name="gr1" draw:text-style-name="P2" draw:layer="layout" svg:width="16.757cm" svg:height="0.475cm" svg:x="2.2cm" svg:y="4.568cm">
          <draw:text-box>
            <text:p text:style-name="P1"><text:span text:style-name="T6">562. </text:span><text:span text:style-name="T3"><text:s/>On electricity, the Cabinet Office paper stated that following positive early meetings </text:span></text:p>
          </draw:text-box>
        </draw:frame>
        <draw:frame draw:style-name="gr1" draw:text-style-name="P2" draw:layer="layout" svg:width="16.758cm" svg:height="0.475cm" svg:x="2.2cm" svg:y="5.133cm">
          <draw:text-box>
            <text:p text:style-name="P1"><text:span text:style-name="T3">with the new Electricity Minister, DFID was focusing on “demand issues and planning” by:</text:span></text:p>
          </draw:text-box>
        </draw:frame>
        <draw:frame draw:style-name="gr3" draw:text-style-name="P4" draw:layer="layout" svg:width="0.634cm" svg:height="0.712cm" svg:x="2.95cm" svg:y="5.8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67cm" svg:height="0.475cm" svg:x="3.7cm" svg:y="6.047cm">
          <draw:text-box>
            <text:p text:style-name="P1"><text:span text:style-name="T3">getting the World Bank and other donors including the EU and Japan engaged. </text:span></text:p>
          </draw:text-box>
        </draw:frame>
        <draw:frame draw:style-name="gr1" draw:text-style-name="P2" draw:layer="layout" svg:width="14.472cm" svg:height="0.475cm" svg:x="3.7cm" svg:y="6.612cm">
          <draw:text-box>
            <text:p text:style-name="P1"><text:span text:style-name="T3">DFID was funding a World Bank adviser on energy sector management, and </text:span></text:p>
          </draw:text-box>
        </draw:frame>
        <draw:frame draw:style-name="gr1" draw:text-style-name="P2" draw:layer="layout" svg:width="9.125cm" svg:height="0.475cm" svg:x="3.7cm" svg:y="7.176cm">
          <draw:text-box>
            <text:p text:style-name="P1"><text:span text:style-name="T3">part-funding the new World Bank Country Office;</text:span></text:p>
          </draw:text-box>
        </draw:frame>
        <draw:frame draw:style-name="gr3" draw:text-style-name="P4" draw:layer="layout" svg:width="0.634cm" svg:height="0.712cm" svg:x="2.95cm" svg:y="7.6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81cm" svg:height="0.475cm" svg:x="3.7cm" svg:y="7.841cm">
          <draw:text-box>
            <text:p text:style-name="P1"><text:span text:style-name="T3">leveraging World Bank loans for power projects in response to specific requests </text:span></text:p>
          </draw:text-box>
        </draw:frame>
        <draw:frame draw:style-name="gr1" draw:text-style-name="P2" draw:layer="layout" svg:width="6.039cm" svg:height="0.475cm" svg:x="3.7cm" svg:y="8.405cm">
          <draw:text-box>
            <text:p text:style-name="P1"><text:span text:style-name="T3">from the Electricity Minister; and</text:span></text:p>
          </draw:text-box>
        </draw:frame>
        <draw:frame draw:style-name="gr3" draw:text-style-name="P4" draw:layer="layout" svg:width="0.634cm" svg:height="0.712cm" svg:x="2.95cm" svg:y="8.9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9cm" svg:height="0.475cm" svg:x="3.7cm" svg:y="9.07cm">
          <draw:text-box>
            <text:p text:style-name="P1"><text:span text:style-name="T3">offering a consultant to the Ministry of Electricity to advise on an electricity plan. </text:span></text:p>
          </draw:text-box>
        </draw:frame>
        <draw:frame draw:style-name="gr1" draw:text-style-name="P2" draw:layer="layout" svg:width="15.208cm" svg:height="0.475cm" svg:x="2.2cm" svg:y="9.984cm">
          <draw:text-box>
            <text:p text:style-name="P1"><text:span text:style-name="T6">563. </text:span><text:span text:style-name="T3"><text:s/>On international support, US and UK officials were discussing options for a </text:span></text:p>
          </draw:text-box>
        </draw:frame>
        <draw:frame draw:style-name="gr1" draw:text-style-name="P2" draw:layer="layout" svg:width="10.53cm" svg:height="0.475cm" svg:x="2.2cm" svg:y="10.548cm">
          <draw:text-box>
            <text:p text:style-name="P1"><text:span text:style-name="T3">compact between Iraq and the international community. </text:span></text:p>
          </draw:text-box>
        </draw:frame>
        <draw:frame draw:style-name="gr1" draw:text-style-name="P2" draw:layer="layout" svg:width="16.241cm" svg:height="0.475cm" svg:x="2.2cm" svg:y="11.463cm">
          <draw:text-box>
            <text:p text:style-name="P1"><text:span text:style-name="T6">564. </text:span><text:span text:style-name="T3"><text:s/>The UK’s role in the development of the International Compact is described later </text:span></text:p>
          </draw:text-box>
        </draw:frame>
        <draw:frame draw:style-name="gr1" draw:text-style-name="P2" draw:layer="layout" svg:width="2.885cm" svg:height="0.475cm" svg:x="2.2cm" svg:y="12.027cm">
          <draw:text-box>
            <text:p text:style-name="P1"><text:span text:style-name="T3">in this Section. </text:span></text:p>
          </draw:text-box>
        </draw:frame>
        <draw:frame draw:style-name="gr1" draw:text-style-name="P2" draw:layer="layout" svg:width="16.474cm" svg:height="0.475cm" svg:x="2.2cm" svg:y="12.942cm">
          <draw:text-box>
            <text:p text:style-name="P1"><text:span text:style-name="T6">565. </text:span><text:span text:style-name="T3"><text:s/>On capacity building, the UK was supporting a number of key Iraqi institutions but </text:span></text:p>
          </draw:text-box>
        </draw:frame>
        <draw:frame draw:style-name="gr1" draw:text-style-name="P2" draw:layer="layout" svg:width="15.894cm" svg:height="0.475cm" svg:x="2.2cm" svg:y="13.506cm">
          <draw:text-box>
            <text:p text:style-name="P1"><text:span text:style-name="T3">that effort was “</text:span><text:span text:style-name="T13">dwarfed by a very large … often overambitious US programme</text:span><text:span text:style-name="T3">”. </text:span></text:p>
          </draw:text-box>
        </draw:frame>
        <draw:frame draw:style-name="gr1" draw:text-style-name="P2" draw:layer="layout" svg:width="14.45cm" svg:height="0.475cm" svg:x="2.2cm" svg:y="14.071cm">
          <draw:text-box>
            <text:p text:style-name="P1"><text:span text:style-name="T3">The US had offered to share work it was undertaking to map and improve its </text:span></text:p>
          </draw:text-box>
        </draw:frame>
        <draw:frame draw:style-name="gr1" draw:text-style-name="P2" draw:layer="layout" svg:width="16.537cm" svg:height="0.475cm" svg:x="2.2cm" svg:y="14.635cm">
          <draw:text-box>
            <text:p text:style-name="P1"><text:span text:style-name="T3">capacity-building effort. That would provide a basis for discussions on a complementary </text:span></text:p>
          </draw:text-box>
        </draw:frame>
        <draw:frame draw:style-name="gr1" draw:text-style-name="P2" draw:layer="layout" svg:width="2.013cm" svg:height="0.475cm" svg:x="2.2cm" svg:y="15.2cm">
          <draw:text-box>
            <text:p text:style-name="P1"><text:span text:style-name="T3">approach. </text:span></text:p>
          </draw:text-box>
        </draw:frame>
        <draw:frame draw:style-name="gr1" draw:text-style-name="P2" draw:layer="layout" svg:width="16.186cm" svg:height="0.475cm" svg:x="2.2cm" svg:y="16.114cm">
          <draw:text-box>
            <text:p text:style-name="P1"><text:span text:style-name="T6">566. </text:span><text:span text:style-name="T3"><text:s/>On Basra, officials had been undertaking a “major review of policy” in MND(SE), </text:span></text:p>
          </draw:text-box>
        </draw:frame>
        <draw:frame draw:style-name="gr1" draw:text-style-name="P2" draw:layer="layout" svg:width="15.835cm" svg:height="0.475cm" svg:x="2.2cm" svg:y="16.678cm">
          <draw:text-box>
            <text:p text:style-name="P1"><text:span text:style-name="T3">in response to concerns (shared by the US) that Basra was not on track to meet the </text:span></text:p>
          </draw:text-box>
        </draw:frame>
        <draw:frame draw:style-name="gr1" draw:text-style-name="P2" draw:layer="layout" svg:width="15.869cm" svg:height="0.475cm" svg:x="2.2cm" svg:y="17.243cm">
          <draw:text-box>
            <text:p text:style-name="P1"><text:span text:style-name="T3">proposed transition timelines. The “work plan for Basra” had been organised around </text:span></text:p>
          </draw:text-box>
        </draw:frame>
        <draw:frame draw:style-name="gr1" draw:text-style-name="P2" draw:layer="layout" svg:width="16.343cm" svg:height="0.475cm" svg:x="2.2cm" svg:y="17.807cm">
          <draw:text-box>
            <text:p text:style-name="P1"><text:span text:style-name="T3">four strands: political framework; security; Rule of Law and governance; and economic </text:span></text:p>
          </draw:text-box>
        </draw:frame>
        <draw:frame draw:style-name="gr1" draw:text-style-name="P2" draw:layer="layout" svg:width="6.289cm" svg:height="0.475cm" svg:x="2.2cm" svg:y="18.372cm">
          <draw:text-box>
            <text:p text:style-name="P1"><text:span text:style-name="T3">development and reconstruction. </text:span></text:p>
          </draw:text-box>
        </draw:frame>
        <draw:frame draw:style-name="gr1" draw:text-style-name="P2" draw:layer="layout" svg:width="16.364cm" svg:height="0.475cm" svg:x="2.2cm" svg:y="19.286cm">
          <draw:text-box>
            <text:p text:style-name="P1"><text:span text:style-name="T6">567. </text:span><text:span text:style-name="T3"><text:s/>On the economic development and reconstruction strand, departments had been </text:span></text:p>
          </draw:text-box>
        </draw:frame>
        <draw:frame draw:style-name="gr1" draw:text-style-name="P2" draw:layer="layout" svg:width="8.075cm" svg:height="0.475cm" svg:x="2.2cm" svg:y="19.851cm">
          <draw:text-box>
            <text:p text:style-name="P1"><text:span text:style-name="T3">reviewing their programmes to ensure that:</text:span></text:p>
          </draw:text-box>
        </draw:frame>
        <draw:frame draw:style-name="gr3" draw:text-style-name="P4" draw:layer="layout" svg:width="0.634cm" svg:height="0.712cm" svg:x="2.95cm" svg:y="20.6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288cm" svg:height="0.475cm" svg:x="3.7cm" svg:y="20.765cm">
          <draw:text-box>
            <text:p text:style-name="P1"><text:span text:style-name="T3">key short-term requirements were met;</text:span></text:p>
          </draw:text-box>
        </draw:frame>
        <draw:frame draw:style-name="gr3" draw:text-style-name="P4" draw:layer="layout" svg:width="0.634cm" svg:height="0.712cm" svg:x="2.95cm" svg:y="21.2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27cm" svg:height="0.475cm" svg:x="3.7cm" svg:y="21.43cm">
          <draw:text-box>
            <text:p text:style-name="P1"><text:span text:style-name="T3">plans were in place for the Iraqi Government and the wider donor community </text:span></text:p>
          </draw:text-box>
        </draw:frame>
        <draw:frame draw:style-name="gr1" draw:text-style-name="P2" draw:layer="layout" svg:width="11.275cm" svg:height="0.475cm" svg:x="3.7cm" svg:y="21.994cm">
          <draw:text-box>
            <text:p text:style-name="P1"><text:span text:style-name="T3">to tackle Basra’s medium- and long-term requirements; and </text:span></text:p>
          </draw:text-box>
        </draw:frame>
        <draw:frame draw:style-name="gr3" draw:text-style-name="P4" draw:layer="layout" svg:width="0.634cm" svg:height="0.712cm" svg:x="2.95cm" svg:y="22.5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903cm" svg:height="0.475cm" svg:x="3.7cm" svg:y="22.658cm">
          <draw:text-box>
            <text:p text:style-name="P1"><text:span text:style-name="T3">all projects were delivering a visible dividend to Baswaris. </text:span></text:p>
          </draw:text-box>
        </draw:frame>
        <draw:frame draw:style-name="gr1" draw:text-style-name="P2" draw:layer="layout" svg:width="16.19cm" svg:height="0.475cm" svg:x="2.2cm" svg:y="23.573cm">
          <draw:text-box>
            <text:p text:style-name="P1"><text:span text:style-name="T6">568. </text:span><text:span text:style-name="T3"><text:s/>Funding had been found from existing resources for a number of new initiatives, </text:span></text:p>
          </draw:text-box>
        </draw:frame>
        <draw:frame draw:style-name="gr1" draw:text-style-name="P2" draw:layer="layout" svg:width="15.818cm" svg:height="0.475cm" svg:x="2.2cm" svg:y="24.137cm">
          <draw:text-box>
            <text:p text:style-name="P1"><text:span text:style-name="T3">but departments were still scoping the cost of further short-term measures. An initial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7.783cm" svg:y2="26.714cm">
          <text:p/>
        </draw:line>
        <draw:line draw:style-name="gr8" draw:text-style-name="P7" draw:layer="layout" svg:x1="2.199cm" svg:y1="27.137cm" svg:x2="6.141cm" svg:y2="27.137cm">
          <text:p/>
        </draw:line>
        <draw:frame draw:style-name="gr1" draw:text-style-name="P2" draw:layer="layout" svg:width="10.564cm" svg:height="0.475cm" svg:x="2.2cm" svg:y="24.702cm">
          <draw:text-box>
            <text:p text:style-name="P1"><text:span text:style-name="T3">estimate was that an additional £85m might be required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23 </text:span></text:p>
          </draw:text-box>
        </draw:frame>
        <draw:frame draw:style-name="gr4" draw:text-style-name="P5" draw:layer="layout" svg:width="15.026cm" svg:height="0.395cm" svg:x="2.646cm" svg:y="26.357cm">
          <draw:text-box>
            <text:p text:style-name="P1"><text:span text:style-name="T5">Paper Cabinet Office, 13 June 2006, ‘Follow-up to the Prime Minister’s Visit, Including Delivering </text:span></text:p>
          </draw:text-box>
        </draw:frame>
        <draw:frame draw:style-name="gr4" draw:text-style-name="P5" draw:layer="layout" svg:width="4.015cm" svg:height="0.395cm" svg:x="2.2cm" svg:y="26.781cm">
          <draw:text-box>
            <text:p text:style-name="P1"><text:span text:style-name="T5">a Step-Change in Basra’.</text:span><text:span text:style-name="T11"> </text:span></text:p>
          </draw:text-box>
        </draw:frame>
      </draw:page>
      <draw:page draw:name="page95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1</text:span></text:p>
          </draw:text-box>
        </draw:frame>
        <draw:frame draw:style-name="gr1" draw:text-style-name="P2" draw:layer="layout" svg:width="14.704cm" svg:height="0.475cm" svg:x="2.2cm" svg:y="2.525cm">
          <draw:text-box>
            <text:p text:style-name="P1"><text:span text:style-name="T6">569. </text:span><text:span text:style-name="T3"><text:s/>DOP(I) agreed that Mr Browne should take the lead in pulling together a </text:span></text:p>
          </draw:text-box>
        </draw:frame>
        <draw:frame draw:style-name="gr1" draw:text-style-name="P2" draw:layer="layout" svg:width="15.708cm" svg:height="0.475cm" svg:x="2.2cm" svg:y="3.09cm">
          <draw:text-box>
            <text:p text:style-name="P1"><text:span text:style-name="T3">strategy for Basra, with the support of the Cabinet Office and assistance from other </text:span></text:p>
          </draw:text-box>
        </draw:frame>
        <draw:frame draw:style-name="gr1" draw:text-style-name="P2" draw:layer="layout" svg:width="2.483cm" svg:height="0.475cm" svg:x="2.2cm" svg:y="3.654cm">
          <draw:text-box>
            <text:p text:style-name="P1"><text:span text:style-name="T3">departments.</text:span></text:p>
          </draw:text-box>
        </draw:frame>
        <draw:frame draw:style-name="gr5" draw:text-style-name="P6" draw:layer="layout" svg:width="0.408cm" svg:height="0.276cm" svg:x="4.671cm" svg:y="3.673cm">
          <draw:text-box>
            <text:p text:style-name="P1"><text:span text:style-name="T8">324</text:span></text:p>
          </draw:text-box>
        </draw:frame>
        <draw:frame draw:style-name="gr1" draw:text-style-name="P2" draw:layer="layout" svg:width="13.38cm" svg:height="0.475cm" svg:x="5.083cm" svg:y="3.654cm">
          <draw:text-box>
            <text:p text:style-name="P1"><text:span text:style-name="T3"><text:s/></text:span><text:span text:style-name="T3">Mr Benn would monitor developments on electricity and power supply. </text:span></text:p>
          </draw:text-box>
        </draw:frame>
        <draw:frame draw:style-name="gr1" draw:text-style-name="P2" draw:layer="layout" svg:width="15.644cm" svg:height="0.475cm" svg:x="2.2cm" svg:y="4.568cm">
          <draw:text-box>
            <text:p text:style-name="P1"><text:span text:style-name="T6">570. </text:span><text:span text:style-name="T3"><text:s/>Prime Minister Maliki announced on 18 June that Muthanna would transfer to </text:span></text:p>
          </draw:text-box>
        </draw:frame>
        <draw:frame draw:style-name="gr1" draw:text-style-name="P2" draw:layer="layout" svg:width="7.516cm" svg:height="0.475cm" svg:x="2.2cm" svg:y="5.133cm">
          <draw:text-box>
            <text:p text:style-name="P1"><text:span text:style-name="T3">Provincial Iraqi Control (PIC) on 13 July.</text:span></text:p>
          </draw:text-box>
        </draw:frame>
        <draw:frame draw:style-name="gr5" draw:text-style-name="P6" draw:layer="layout" svg:width="0.408cm" svg:height="0.276cm" svg:x="9.697cm" svg:y="5.152cm">
          <draw:text-box>
            <text:p text:style-name="P1"><text:span text:style-name="T8">325</text:span></text:p>
          </draw:text-box>
        </draw:frame>
        <draw:frame draw:style-name="gr1" draw:text-style-name="P2" draw:layer="layout" svg:width="0.422cm" svg:height="0.475cm" svg:x="10.109cm" svg:y="5.1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9.074cm" svg:height="0.475cm" svg:x="2.2cm" svg:y="6.047cm">
          <draw:text-box>
            <text:p text:style-name="P1"><text:span text:style-name="T6">571. </text:span><text:span text:style-name="T3"><text:s/>Mr Browne visited Iraq from 18 to 22 June.</text:span></text:p>
          </draw:text-box>
        </draw:frame>
        <draw:frame draw:style-name="gr5" draw:text-style-name="P6" draw:layer="layout" svg:width="0.408cm" svg:height="0.276cm" svg:x="11.212cm" svg:y="6.066cm">
          <draw:text-box>
            <text:p text:style-name="P1"><text:span text:style-name="T8">326</text:span></text:p>
          </draw:text-box>
        </draw:frame>
        <draw:frame draw:style-name="gr1" draw:text-style-name="P2" draw:layer="layout" svg:width="6.793cm" svg:height="0.475cm" svg:x="11.624cm" svg:y="6.047cm">
          <draw:text-box>
            <text:p text:style-name="P1"><text:span text:style-name="T3"><text:s/></text:span><text:span text:style-name="T3">He wrote to Mr Blair while in transit </text:span></text:p>
          </draw:text-box>
        </draw:frame>
        <draw:frame draw:style-name="gr1" draw:text-style-name="P2" draw:layer="layout" svg:width="5.73cm" svg:height="0.475cm" svg:x="2.2cm" svg:y="6.612cm">
          <draw:text-box>
            <text:p text:style-name="P1"><text:span text:style-name="T3">between Baghdad and Basra: </text:span></text:p>
          </draw:text-box>
        </draw:frame>
        <draw:frame draw:style-name="gr1" draw:text-style-name="P2" draw:layer="layout" svg:width="13.977cm" svg:height="0.475cm" svg:x="2.95cm" svg:y="7.526cm">
          <draw:text-box>
            <text:p text:style-name="P1"><text:span text:style-name="T3">“</text:span><text:span text:style-name="T3">There is a tension between, on the one hand, our growing conviction that </text:span></text:p>
          </draw:text-box>
        </draw:frame>
        <draw:frame draw:style-name="gr1" draw:text-style-name="P2" draw:layer="layout" svg:width="14.438cm" svg:height="0.475cm" svg:x="2.95cm" svg:y="8.091cm">
          <draw:text-box>
            <text:p text:style-name="P1"><text:span text:style-name="T3">reconstruction and better governance must be delivered alongside improved </text:span></text:p>
          </draw:text-box>
        </draw:frame>
        <draw:frame draw:style-name="gr1" draw:text-style-name="P2" draw:layer="layout" svg:width="15.001cm" svg:height="0.475cm" svg:x="2.95cm" svg:y="8.655cm">
          <draw:text-box>
            <text:p text:style-name="P1"><text:span text:style-name="T3">security, rather than coming a few months down the track, and on the other, the </text:span></text:p>
          </draw:text-box>
        </draw:frame>
        <draw:frame draw:style-name="gr1" draw:text-style-name="P2" draw:layer="layout" svg:width="15.377cm" svg:height="0.475cm" svg:x="2.95cm" svg:y="9.22cm">
          <draw:text-box>
            <text:p text:style-name="P1"><text:span text:style-name="T3">difficulties our FCO and DFID representatives face in getting out on to the ground </text:span></text:p>
          </draw:text-box>
        </draw:frame>
        <draw:frame draw:style-name="gr1" draw:text-style-name="P2" draw:layer="layout" svg:width="1.987cm" svg:height="0.475cm" svg:x="2.95cm" svg:y="9.784cm">
          <draw:text-box>
            <text:p text:style-name="P1"><text:span text:style-name="T3">to do this.”</text:span></text:p>
          </draw:text-box>
        </draw:frame>
        <draw:frame draw:style-name="gr1" draw:text-style-name="P2" draw:layer="layout" svg:width="15.678cm" svg:height="0.475cm" svg:x="2.2cm" svg:y="10.698cm">
          <draw:text-box>
            <text:p text:style-name="P1"><text:span text:style-name="T6">572. </text:span><text:span text:style-name="T3"><text:s/>The British Embassy Washington reported on 30 June that senior US officials </text:span></text:p>
          </draw:text-box>
        </draw:frame>
        <draw:frame draw:style-name="gr1" draw:text-style-name="P2" draw:layer="layout" svg:width="15.737cm" svg:height="0.475cm" svg:x="2.2cm" svg:y="11.263cm">
          <draw:text-box>
            <text:p text:style-name="P1"><text:span text:style-name="T3">had confirmed that in response to UK lobbying, the Basra PRT was likely to receive </text:span></text:p>
          </draw:text-box>
        </draw:frame>
        <draw:frame draw:style-name="gr1" draw:text-style-name="P2" draw:layer="layout" svg:width="9.015cm" svg:height="0.475cm" svg:x="2.2cm" svg:y="11.827cm">
          <draw:text-box>
            <text:p text:style-name="P1"><text:span text:style-name="T3">more than the US$15m allocated to other PRTs.</text:span></text:p>
          </draw:text-box>
        </draw:frame>
        <draw:frame draw:style-name="gr5" draw:text-style-name="P6" draw:layer="layout" svg:width="0.408cm" svg:height="0.276cm" svg:x="11.181cm" svg:y="11.846cm">
          <draw:text-box>
            <text:p text:style-name="P1"><text:span text:style-name="T8">327</text:span></text:p>
          </draw:text-box>
        </draw:frame>
        <draw:frame draw:style-name="gr1" draw:text-style-name="P2" draw:layer="layout" svg:width="6.238cm" svg:height="0.475cm" svg:x="11.593cm" svg:y="11.827cm">
          <draw:text-box>
            <text:p text:style-name="P1"><text:span text:style-name="T3"><text:s/></text:span><text:span text:style-name="T3">The US Embassy Baghdad was </text:span></text:p>
          </draw:text-box>
        </draw:frame>
        <draw:frame draw:style-name="gr1" draw:text-style-name="P2" draw:layer="layout" svg:width="5.793cm" svg:height="0.475cm" svg:x="2.2cm" svg:y="12.392cm">
          <draw:text-box>
            <text:p text:style-name="P1"><text:span text:style-name="T3">considering the exact amount. </text:span></text:p>
          </draw:text-box>
        </draw:frame>
        <draw:frame draw:style-name="gr1" draw:text-style-name="P2" draw:layer="layout" svg:width="11.152cm" svg:height="0.475cm" svg:x="2.2cm" svg:y="13.306cm">
          <draw:text-box>
            <text:p text:style-name="P1"><text:span text:style-name="T6">573. </text:span><text:span text:style-name="T3"><text:s/>The US provided US$30m for the Basra PRT in 2007.</text:span></text:p>
          </draw:text-box>
        </draw:frame>
        <draw:frame draw:style-name="gr5" draw:text-style-name="P6" draw:layer="layout" svg:width="0.408cm" svg:height="0.276cm" svg:x="13.291cm" svg:y="13.325cm">
          <draw:text-box>
            <text:p text:style-name="P1"><text:span text:style-name="T8">328</text:span></text:p>
          </draw:text-box>
        </draw:frame>
        <draw:frame draw:style-name="gr1" draw:text-style-name="P2" draw:layer="layout" svg:width="5.015cm" svg:height="0.475cm" svg:x="13.703cm" svg:y="13.306cm">
          <draw:text-box>
            <text:p text:style-name="P1"><text:span text:style-name="T3"><text:s/></text:span><text:span text:style-name="T3">The amounts allocated to </text:span></text:p>
          </draw:text-box>
        </draw:frame>
        <draw:frame draw:style-name="gr1" draw:text-style-name="P2" draw:layer="layout" svg:width="13.921cm" svg:height="0.475cm" svg:x="2.2cm" svg:y="13.871cm">
          <draw:text-box>
            <text:p text:style-name="P1"><text:span text:style-name="T3">other PRTs for that period varied from US$80m (for Baghdad) to US$18m.</text:span></text:p>
          </draw:text-box>
        </draw:frame>
        <draw:frame draw:style-name="gr5" draw:text-style-name="P6" draw:layer="layout" svg:width="0.246cm" svg:height="0.276cm" svg:x="16.075cm" svg:y="13.88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1.356cm" svg:height="0.475cm" svg:x="2.2cm" svg:y="14.785cm">
          <draw:text-box>
            <text:p text:style-name="P1"><text:span text:style-name="T6">574. </text:span><text:span text:style-name="T3"><text:s/>Mr Browne sent Mr Blair an update on Basra on 4 July.</text:span></text:p>
          </draw:text-box>
        </draw:frame>
        <draw:frame draw:style-name="gr5" draw:text-style-name="P6" draw:layer="layout" svg:width="0.408cm" svg:height="0.276cm" svg:x="13.487cm" svg:y="14.804cm">
          <draw:text-box>
            <text:p text:style-name="P1"><text:span text:style-name="T8">329</text:span></text:p>
          </draw:text-box>
        </draw:frame>
        <draw:frame draw:style-name="gr1" draw:text-style-name="P2" draw:layer="layout" svg:width="4.701cm" svg:height="0.475cm" svg:x="13.899cm" svg:y="14.785cm">
          <draw:text-box>
            <text:p text:style-name="P1"><text:span text:style-name="T3"><text:s/></text:span><text:span text:style-name="T3">Mr Browne advised that </text:span></text:p>
          </draw:text-box>
        </draw:frame>
        <draw:frame draw:style-name="gr1" draw:text-style-name="P2" draw:layer="layout" svg:width="16.465cm" svg:height="0.475cm" svg:x="2.2cm" svg:y="15.35cm">
          <draw:text-box>
            <text:p text:style-name="P1"><text:span text:style-name="T3">he would be asking DOP(I) to agree a number of new projects which would be required </text:span></text:p>
          </draw:text-box>
        </draw:frame>
        <draw:frame draw:style-name="gr1" draw:text-style-name="P2" draw:layer="layout" svg:width="15.953cm" svg:height="0.475cm" svg:x="2.2cm" svg:y="15.914cm">
          <draw:text-box>
            <text:p text:style-name="P1"><text:span text:style-name="T3">to support the “‘Better Basra Action Plan”, at a total cost of £30.7m for the remainder </text:span></text:p>
          </draw:text-box>
        </draw:frame>
        <draw:frame draw:style-name="gr1" draw:text-style-name="P2" draw:layer="layout" svg:width="16.305cm" svg:height="0.475cm" svg:x="2.2cm" svg:y="16.478cm">
          <draw:text-box>
            <text:p text:style-name="P1"><text:span text:style-name="T3">of the financial year. That was “a relatively small sum given the strategic importance of </text:span></text:p>
          </draw:text-box>
        </draw:frame>
        <draw:frame draw:style-name="gr1" draw:text-style-name="P2" draw:layer="layout" svg:width="5.446cm" svg:height="0.475cm" svg:x="2.2cm" svg:y="17.043cm">
          <draw:text-box>
            <text:p text:style-name="P1"><text:span text:style-name="T3">Basra”. The total comprised: </text:span></text:p>
          </draw:text-box>
        </draw:frame>
        <draw:frame draw:style-name="gr3" draw:text-style-name="P4" draw:layer="layout" svg:width="0.634cm" svg:height="0.712cm" svg:x="2.95cm" svg:y="17.8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56cm" svg:height="0.475cm" svg:x="3.7cm" svg:y="17.957cm">
          <draw:text-box>
            <text:p text:style-name="P1"><text:span text:style-name="T3">£14.3m for additional UK support for the police (see Section 12.1);</text:span></text:p>
          </draw:text-box>
        </draw:frame>
        <draw:frame draw:style-name="gr3" draw:text-style-name="P4" draw:layer="layout" svg:width="0.634cm" svg:height="0.712cm" svg:x="2.95cm" svg:y="18.4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17cm" svg:height="0.475cm" svg:x="3.7cm" svg:y="18.622cm">
          <draw:text-box>
            <text:p text:style-name="P1"><text:span text:style-name="T3">£11.4m for additional UK support for the judiciary, prisons and witness protection </text:span></text:p>
          </draw:text-box>
        </draw:frame>
        <draw:frame draw:style-name="gr1" draw:text-style-name="P2" draw:layer="layout" svg:width="4.519cm" svg:height="0.475cm" svg:x="3.7cm" svg:y="19.186cm">
          <draw:text-box>
            <text:p text:style-name="P1"><text:span text:style-name="T3">(see Section 12.1); and </text:span></text:p>
          </draw:text-box>
        </draw:frame>
        <draw:frame draw:style-name="gr3" draw:text-style-name="P4" draw:layer="layout" svg:width="0.634cm" svg:height="0.712cm" svg:x="2.95cm" svg:y="19.6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07cm" svg:height="0.475cm" svg:x="3.7cm" svg:y="19.851cm">
          <draw:text-box>
            <text:p text:style-name="P1"><text:span text:style-name="T3">£5m for a Rapid Response Fund for the southern Iraq Steering Group, to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9.552cm" svg:height="0.475cm" svg:x="3.7cm" svg:y="20.415cm">
          <draw:text-box>
            <text:p text:style-name="P1"><text:span text:style-name="T3">support good governance and other priority areas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324 </text:span></text:p>
          </draw:text-box>
        </draw:frame>
        <draw:frame draw:style-name="gr4" draw:text-style-name="P5" draw:layer="layout" svg:width="6.377cm" svg:height="0.395cm" svg:x="2.646cm" svg:y="23.817cm">
          <draw:text-box>
            <text:p text:style-name="P1"><text:span text:style-name="T11">Minutes, 15 June 2006, DOP(I) meeting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325 </text:span></text:p>
          </draw:text-box>
        </draw:frame>
        <draw:frame draw:style-name="gr4" draw:text-style-name="P5" draw:layer="layout" svg:width="5.95cm" svg:height="0.395cm" svg:x="2.646cm" svg:y="24.241cm">
          <draw:text-box>
            <text:p text:style-name="P1"><text:span text:style-name="T11">Minutes, 6 July 2006, DOP(I) meeting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326 </text:span></text:p>
          </draw:text-box>
        </draw:frame>
        <draw:frame draw:style-name="gr4" draw:text-style-name="P5" draw:layer="layout" svg:width="9.667cm" svg:height="0.395cm" svg:x="2.646cm" svg:y="24.664cm">
          <draw:text-box>
            <text:p text:style-name="P1"><text:span text:style-name="T11">Letter Browne to Blair, 22 June 2006, ‘Update on Visit to Iraq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27 </text:span></text:p>
          </draw:text-box>
        </draw:frame>
        <draw:frame draw:style-name="gr4" draw:text-style-name="P5" draw:layer="layout" svg:width="11.817cm" svg:height="0.395cm" svg:x="2.646cm" svg:y="25.087cm">
          <draw:text-box>
            <text:p text:style-name="P1"><text:span text:style-name="T11">eGram 28036/06 Baghdad to FCO London, 30 June 2006, ‘US-Iraq: Basra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28 </text:span></text:p>
          </draw:text-box>
        </draw:frame>
        <draw:frame draw:style-name="gr4" draw:text-style-name="P5" draw:layer="layout" svg:width="15.53cm" svg:height="0.395cm" svg:x="2.646cm" svg:y="25.511cm">
          <draw:text-box>
            <text:p text:style-name="P1"><text:span text:style-name="T11">Email Cabinet Office [junior official] to Hendrie, 18 February 2008, ‘US Economic Surge Information’ </text:span></text:p>
          </draw:text-box>
        </draw:frame>
        <draw:line draw:style-name="gr8" draw:text-style-name="P7" draw:layer="layout" svg:x1="2.645cm" svg:y1="26.714cm" svg:x2="18.237cm" svg:y2="26.714cm">
          <text:p/>
        </draw:line>
        <draw:line draw:style-name="gr8" draw:text-style-name="P7" draw:layer="layout" svg:x1="2.199cm" svg:y1="27.137cm" svg:x2="4.212cm" svg:y2="27.137cm">
          <text:p/>
        </draw:line>
        <draw:frame draw:style-name="gr4" draw:text-style-name="P5" draw:layer="layout" svg:width="10.441cm" svg:height="0.395cm" svg:x="2.2cm" svg:y="25.934cm">
          <draw:text-box>
            <text:p text:style-name="P1"><text:span text:style-name="T11">attaching Paper, [undated], ‘Snapshot of PRT Engagement in Iraq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29 </text:span></text:p>
          </draw:text-box>
        </draw:frame>
        <draw:frame draw:style-name="gr4" draw:text-style-name="P5" draw:layer="layout" svg:width="15.466cm" svg:height="0.395cm" svg:x="2.646cm" svg:y="26.357cm">
          <draw:text-box>
            <text:p text:style-name="P1"><text:span text:style-name="T5">Letter Browne to Blair, 4 July 2006, [untitled], attaching Paper, [undated], ‘Background on Additional </text:span></text:p>
          </draw:text-box>
        </draw:frame>
        <draw:frame draw:style-name="gr4" draw:text-style-name="P5" draw:layer="layout" svg:width="2.101cm" svg:height="0.395cm" svg:x="2.2cm" svg:y="26.781cm">
          <draw:text-box>
            <text:p text:style-name="P1"><text:span text:style-name="T5">Basra Work’.</text:span><text:span text:style-name="T11"> </text:span></text:p>
          </draw:text-box>
        </draw:frame>
      </draw:page>
      <draw:page draw:name="page9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2</text:span></text:p>
          </draw:text-box>
        </draw:frame>
        <draw:frame draw:style-name="gr1" draw:text-style-name="P2" draw:layer="layout" svg:width="15.568cm" svg:height="0.475cm" svg:x="2.2cm" svg:y="2.525cm">
          <draw:text-box>
            <text:p text:style-name="P1"><text:span text:style-name="T6">575. </text:span><text:span text:style-name="T3"><text:s/>Mr Browne also advised that in response to Mr Blair’s visit to Iraq in late May:</text:span></text:p>
          </draw:text-box>
        </draw:frame>
        <draw:frame draw:style-name="gr1" draw:text-style-name="P2" draw:layer="layout" svg:width="14.756cm" svg:height="0.475cm" svg:x="2.95cm" svg:y="3.44cm">
          <draw:text-box>
            <text:p text:style-name="P1"><text:span text:style-name="T3">“… </text:span><text:span text:style-name="T3">the southern Iraq Steering Group has been set up, chaired by [the] Consul </text:span></text:p>
          </draw:text-box>
        </draw:frame>
        <draw:frame draw:style-name="gr1" draw:text-style-name="P2" draw:layer="layout" svg:width="15.094cm" svg:height="0.475cm" svg:x="2.95cm" svg:y="4.004cm">
          <draw:text-box>
            <text:p text:style-name="P1"><text:span text:style-name="T3">General with participation from across departments and agencies to co-ordinate </text:span></text:p>
          </draw:text-box>
        </draw:frame>
        <draw:frame draw:style-name="gr1" draw:text-style-name="P2" draw:layer="layout" svg:width="15.06cm" svg:height="0.475cm" svg:x="2.95cm" svg:y="4.568cm">
          <draw:text-box>
            <text:p text:style-name="P1"><text:span text:style-name="T3">delivery of a coherent strategy for southern Iraq, focused on Basra. Much of the </text:span></text:p>
          </draw:text-box>
        </draw:frame>
        <draw:frame draw:style-name="gr1" draw:text-style-name="P2" draw:layer="layout" svg:width="14.383cm" svg:height="0.475cm" svg:x="2.95cm" svg:y="5.133cm">
          <draw:text-box>
            <text:p text:style-name="P1"><text:span text:style-name="T3">work on governance, rule of law and infrastructure will now be delivered in a </text:span></text:p>
          </draw:text-box>
        </draw:frame>
        <draw:frame draw:style-name="gr1" draw:text-style-name="P2" draw:layer="layout" svg:width="15.695cm" svg:height="0.475cm" svg:x="2.95cm" svg:y="5.697cm">
          <draw:text-box>
            <text:p text:style-name="P1"><text:span text:style-name="T3">coherent fashion through the new UK-led Provincial Reconstruction Team in Basra, </text:span></text:p>
          </draw:text-box>
        </draw:frame>
        <draw:frame draw:style-name="gr1" draw:text-style-name="P2" draw:layer="layout" svg:width="14.675cm" svg:height="0.475cm" svg:x="2.95cm" svg:y="6.262cm">
          <draw:text-box>
            <text:p text:style-name="P1"><text:span text:style-name="T3">drawing together inputs from the US, Danes and other international partners.” </text:span></text:p>
          </draw:text-box>
        </draw:frame>
        <draw:frame draw:style-name="gr1" draw:text-style-name="P2" draw:layer="layout" svg:width="14.827cm" svg:height="0.475cm" svg:x="2.2cm" svg:y="7.176cm">
          <draw:text-box>
            <text:p text:style-name="P1"><text:span text:style-name="T6">576. </text:span><text:span text:style-name="T3"><text:s/>The Basra PRT was now fully staffed, but lacked funding for project work </text:span></text:p>
          </draw:text-box>
        </draw:frame>
        <draw:frame draw:style-name="gr1" draw:text-style-name="P2" draw:layer="layout" svg:width="15.534cm" svg:height="0.475cm" svg:x="2.2cm" svg:y="7.741cm">
          <draw:text-box>
            <text:p text:style-name="P1"><text:span text:style-name="T3">and would need funding for running costs from December 2006. US funds had not </text:span></text:p>
          </draw:text-box>
        </draw:frame>
        <draw:frame draw:style-name="gr1" draw:text-style-name="P2" draw:layer="layout" svg:width="2.102cm" svg:height="0.475cm" svg:x="2.2cm" svg:y="8.305cm">
          <draw:text-box>
            <text:p text:style-name="P1"><text:span text:style-name="T3">yet arrived.</text:span></text:p>
          </draw:text-box>
        </draw:frame>
        <draw:frame draw:style-name="gr1" draw:text-style-name="P2" draw:layer="layout" svg:width="16.533cm" svg:height="0.475cm" svg:x="2.2cm" svg:y="9.22cm">
          <draw:text-box>
            <text:p text:style-name="P1"><text:span text:style-name="T6">577. </text:span><text:span text:style-name="T3"><text:s/>The 6 July meeting of DOP(I) discussed Mr Browne’s letter to Mr Blair and agreed </text:span></text:p>
          </draw:text-box>
        </draw:frame>
        <draw:frame draw:style-name="gr1" draw:text-style-name="P2" draw:layer="layout" svg:width="4.769cm" svg:height="0.475cm" svg:x="2.2cm" svg:y="9.784cm">
          <draw:text-box>
            <text:p text:style-name="P1"><text:span text:style-name="T3">his proposals in principle.</text:span></text:p>
          </draw:text-box>
        </draw:frame>
        <draw:frame draw:style-name="gr5" draw:text-style-name="P6" draw:layer="layout" svg:width="0.408cm" svg:height="0.276cm" svg:x="6.953cm" svg:y="9.803cm">
          <draw:text-box>
            <text:p text:style-name="P1"><text:span text:style-name="T8">330</text:span></text:p>
          </draw:text-box>
        </draw:frame>
        <draw:frame draw:style-name="gr1" draw:text-style-name="P2" draw:layer="layout" svg:width="0.422cm" svg:height="0.475cm" svg:x="7.365cm" svg:y="9.78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51cm" svg:height="0.475cm" svg:x="2.2cm" svg:y="10.698cm">
          <draw:text-box>
            <text:p text:style-name="P1"><text:span text:style-name="T6">578. </text:span><text:span text:style-name="T3"><text:s/>Mrs Beckett and Mr Benn said that their budgets for Iraq were fully committed, </text:span></text:p>
          </draw:text-box>
        </draw:frame>
        <draw:frame draw:style-name="gr1" draw:text-style-name="P2" draw:layer="layout" svg:width="15.839cm" svg:height="0.475cm" svg:x="2.2cm" svg:y="11.263cm">
          <draw:text-box>
            <text:p text:style-name="P1"><text:span text:style-name="T3">but were asked to look again at reprioritising their spending to fund the Better Basra </text:span></text:p>
          </draw:text-box>
        </draw:frame>
        <draw:frame draw:style-name="gr1" draw:text-style-name="P2" draw:layer="layout" svg:width="1.725cm" svg:height="0.475cm" svg:x="2.2cm" svg:y="11.827cm">
          <draw:text-box>
            <text:p text:style-name="P1"><text:span text:style-name="T3">projects. </text:span></text:p>
          </draw:text-box>
        </draw:frame>
        <draw:frame draw:style-name="gr1" draw:text-style-name="P2" draw:layer="layout" svg:width="16.609cm" svg:height="0.475cm" svg:x="2.2cm" svg:y="12.742cm">
          <draw:text-box>
            <text:p text:style-name="P1"><text:span text:style-name="T6">579. </text:span><text:span text:style-name="T3"><text:s/>Ministers agreed that there was a need for a comprehensive communications plan </text:span></text:p>
          </draw:text-box>
        </draw:frame>
        <draw:frame draw:style-name="gr1" draw:text-style-name="P2" draw:layer="layout" svg:width="16.347cm" svg:height="0.475cm" svg:x="2.2cm" svg:y="13.306cm">
          <draw:text-box>
            <text:p text:style-name="P1"><text:span text:style-name="T3">to highlight UK activity on reconstruction to politicians in Baghdad and Basra. The plan </text:span></text:p>
          </draw:text-box>
        </draw:frame>
        <draw:frame draw:style-name="gr1" draw:text-style-name="P2" draw:layer="layout" svg:width="16.635cm" svg:height="0.475cm" svg:x="2.2cm" svg:y="13.871cm">
          <draw:text-box>
            <text:p text:style-name="P1"><text:span text:style-name="T3">should include other donors’ activity, to give a clear picture of the totality of development </text:span></text:p>
          </draw:text-box>
        </draw:frame>
        <draw:frame draw:style-name="gr1" draw:text-style-name="P2" draw:layer="layout" svg:width="11.961cm" svg:height="0.475cm" svg:x="2.2cm" svg:y="14.435cm">
          <draw:text-box>
            <text:p text:style-name="P1"><text:span text:style-name="T3">assistance that the UK presence was bringing to southern Iraq. </text:span></text:p>
          </draw:text-box>
        </draw:frame>
        <draw:frame draw:style-name="gr1" draw:text-style-name="P2" draw:layer="layout" svg:width="15.136cm" svg:height="0.475cm" svg:x="2.2cm" svg:y="15.35cm">
          <draw:text-box>
            <text:p text:style-name="P1"><text:span text:style-name="T6">580. </text:span><text:span text:style-name="T3"><text:s/>Ministers also recognised the risk to locally engaged staff, who were being </text:span></text:p>
          </draw:text-box>
        </draw:frame>
        <draw:frame draw:style-name="gr1" draw:text-style-name="P2" draw:layer="layout" svg:width="16.25cm" svg:height="0.475cm" svg:x="2.2cm" svg:y="15.914cm">
          <draw:text-box>
            <text:p text:style-name="P1"><text:span text:style-name="T3">targeted. At least three locally engaged members of staff working for the Coalition had </text:span></text:p>
          </draw:text-box>
        </draw:frame>
        <draw:frame draw:style-name="gr1" draw:text-style-name="P2" draw:layer="layout" svg:width="15.513cm" svg:height="0.475cm" svg:x="2.2cm" svg:y="16.478cm">
          <draw:text-box>
            <text:p text:style-name="P1"><text:span text:style-name="T3">been killed. FCO and DFID locally engaged staff were being offered the chance to </text:span></text:p>
          </draw:text-box>
        </draw:frame>
        <draw:frame draw:style-name="gr1" draw:text-style-name="P2" draw:layer="layout" svg:width="9.866cm" svg:height="0.475cm" svg:x="2.2cm" svg:y="17.043cm">
          <draw:text-box>
            <text:p text:style-name="P1"><text:span text:style-name="T3">resign, work at home, or work at a different location. </text:span></text:p>
          </draw:text-box>
        </draw:frame>
        <draw:frame draw:style-name="gr1" draw:text-style-name="P2" draw:layer="layout" svg:width="15.178cm" svg:height="0.475cm" svg:x="2.2cm" svg:y="17.957cm">
          <draw:text-box>
            <text:p text:style-name="P1"><text:span text:style-name="T6">581. </text:span><text:span text:style-name="T3"><text:s/>Discussions on funding the Better Basra Action Plan continued into August.</text:span></text:p>
          </draw:text-box>
        </draw:frame>
        <draw:frame draw:style-name="gr5" draw:text-style-name="P6" draw:layer="layout" svg:width="0.246cm" svg:height="0.276cm" svg:x="17.285cm" svg:y="17.97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953cm" svg:height="0.475cm" svg:x="2.2cm" svg:y="18.872cm">
          <draw:text-box>
            <text:p text:style-name="P1"><text:span text:style-name="T6">582. </text:span><text:span text:style-name="T3"><text:s/>A Treasury official advised Mr Stephen Timms, Chief Secretary to the Treasury, </text:span></text:p>
          </draw:text-box>
        </draw:frame>
        <draw:frame draw:style-name="gr1" draw:text-style-name="P2" draw:layer="layout" svg:width="15.987cm" svg:height="0.475cm" svg:x="2.2cm" svg:y="19.436cm">
          <draw:text-box>
            <text:p text:style-name="P1"><text:span text:style-name="T3">on 15 August that departments had agreed to provide a total of £20.4m from existing </text:span></text:p>
          </draw:text-box>
        </draw:frame>
        <draw:frame draw:style-name="gr1" draw:text-style-name="P2" draw:layer="layout" svg:width="16.338cm" svg:height="0.475cm" svg:x="2.2cm" svg:y="20.001cm">
          <draw:text-box>
            <text:p text:style-name="P1"><text:span text:style-name="T3">resources to fund the Better Basra Action Plan, now costed at £26.5m (due to the later </text:span></text:p>
          </draw:text-box>
        </draw:frame>
        <draw:frame draw:style-name="gr1" draw:text-style-name="P2" draw:layer="layout" svg:width="5.052cm" svg:height="0.475cm" svg:x="2.2cm" svg:y="20.565cm">
          <draw:text-box>
            <text:p text:style-name="P1"><text:span text:style-name="T3">start for some of the work).</text:span></text:p>
          </draw:text-box>
        </draw:frame>
        <draw:frame draw:style-name="gr5" draw:text-style-name="P6" draw:layer="layout" svg:width="0.408cm" svg:height="0.276cm" svg:x="7.235cm" svg:y="20.584cm">
          <draw:text-box>
            <text:p text:style-name="P1"><text:span text:style-name="T8">331</text:span></text:p>
          </draw:text-box>
        </draw:frame>
        <draw:frame draw:style-name="gr1" draw:text-style-name="P2" draw:layer="layout" svg:width="11.17cm" svg:height="0.475cm" svg:x="7.646cm" svg:y="20.565cm">
          <draw:text-box>
            <text:p text:style-name="P1"><text:span text:style-name="T3"><text:s/></text:span><text:span text:style-name="T3">The FCO had contributed £12.4m (of which £7m was from </text:span></text:p>
          </draw:text-box>
        </draw:frame>
        <draw:frame draw:style-name="gr1" draw:text-style-name="P2" draw:layer="layout" svg:width="16.537cm" svg:height="0.475cm" svg:x="2.2cm" svg:y="21.13cm">
          <draw:text-box>
            <text:p text:style-name="P1"><text:span text:style-name="T3">the GCPP Reserve), the MOD £4m and DFID £4m. Negotiations had been difficult, with </text:span></text:p>
          </draw:text-box>
        </draw:frame>
        <draw:frame draw:style-name="gr1" draw:text-style-name="P2" draw:layer="layout" svg:width="16.271cm" svg:height="0.475cm" svg:x="2.2cm" svg:y="21.694cm">
          <draw:text-box>
            <text:p text:style-name="P1"><text:span text:style-name="T3">the MOD offering “considerable resistance” to the need to find its contribution from the </text:span></text:p>
          </draw:text-box>
        </draw:frame>
        <draw:frame draw:style-name="gr1" draw:text-style-name="P2" draw:layer="layout" svg:width="4.121cm" svg:height="0.475cm" svg:x="2.2cm" svg:y="22.258cm">
          <draw:text-box>
            <text:p text:style-name="P1"><text:span text:style-name="T3">core defence budget. </text:span></text:p>
          </draw:text-box>
        </draw:frame>
        <draw:frame draw:style-name="gr1" draw:text-style-name="P2" draw:layer="layout" svg:width="16.647cm" svg:height="0.475cm" svg:x="2.2cm" svg:y="23.173cm">
          <draw:text-box>
            <text:p text:style-name="P1"><text:span text:style-name="T6">583. </text:span><text:span text:style-name="T3"><text:s/>Mr Timms wrote to Mr Browne the same day, welcoming the successful conclusion </text:span></text:p>
          </draw:text-box>
        </draw:frame>
        <draw:frame draw:style-name="gr1" draw:text-style-name="P2" draw:layer="layout" svg:width="16.317cm" svg:height="0.475cm" svg:x="2.2cm" svg:y="23.737cm">
          <draw:text-box>
            <text:p text:style-name="P1"><text:span text:style-name="T3">of negotiations and agreeing to provide an additional £4m for the Plan from the central </text:span></text:p>
          </draw:text-box>
        </draw:frame>
        <draw:frame draw:style-name="gr1" draw:text-style-name="P2" draw:layer="layout" svg:width="1.7cm" svg:height="0.475cm" svg:x="2.2cm" svg:y="24.302cm">
          <draw:text-box>
            <text:p text:style-name="P1"><text:span text:style-name="T3">Reserve.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5" draw:text-style-name="P6" draw:layer="layout" svg:width="0.408cm" svg:height="0.276cm" svg:x="3.894cm" svg:y="24.321cm">
          <draw:text-box>
            <text:p text:style-name="P1"><text:span text:style-name="T8">332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30 </text:span></text:p>
          </draw:text-box>
        </draw:frame>
        <draw:line draw:style-name="gr8" draw:text-style-name="P7" draw:layer="layout" svg:x1="2.645cm" svg:y1="26.714cm" svg:x2="16.188cm" svg:y2="26.714cm">
          <text:p/>
        </draw:line>
        <draw:frame draw:style-name="gr4" draw:text-style-name="P5" draw:layer="layout" svg:width="6.047cm" svg:height="0.395cm" svg:x="2.646cm" svg:y="25.934cm">
          <draw:text-box>
            <text:p text:style-name="P1"><text:span text:style-name="T11">Minutes, 6 July 2006, DOP(I) meeting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31 </text:span></text:p>
          </draw:text-box>
        </draw:frame>
        <draw:frame draw:style-name="gr4" draw:text-style-name="P5" draw:layer="layout" svg:width="13.544cm" svg:height="0.395cm" svg:x="2.646cm" svg:y="26.357cm">
          <draw:text-box>
            <text:p text:style-name="P1"><text:span text:style-name="T5">Minute Treasury [junior official] to Chief Secretary, 15 August 2006, ‘Better Basra Plan’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32 </text:span></text:p>
          </draw:text-box>
        </draw:frame>
        <draw:frame draw:style-name="gr4" draw:text-style-name="P5" draw:layer="layout" svg:width="8.824cm" svg:height="0.395cm" svg:x="2.646cm" svg:y="26.781cm">
          <draw:text-box>
            <text:p text:style-name="P1"><text:span text:style-name="T11">Letter Timms to Browne, 15 August 2006, ‘Better Basra’. </text:span></text:p>
          </draw:text-box>
        </draw:frame>
      </draw:page>
      <draw:page draw:name="page97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3</text:span></text:p>
          </draw:text-box>
        </draw:frame>
        <draw:frame draw:style-name="gr1" draw:text-style-name="P2" draw:layer="layout" svg:width="16.8cm" svg:height="0.475cm" svg:x="2.2cm" svg:y="2.525cm">
          <draw:text-box>
            <text:p text:style-name="P1"><text:span text:style-name="T6">584. </text:span><text:span text:style-name="T3"><text:s/>Mr Dinham told the Inquiry that the Better Basra Action Plan was a “proper, agreed, </text:span></text:p>
          </draw:text-box>
        </draw:frame>
        <draw:frame draw:style-name="gr1" draw:text-style-name="P2" draw:layer="layout" svg:width="16.444cm" svg:height="0.475cm" svg:x="2.2cm" svg:y="3.09cm">
          <draw:text-box>
            <text:p text:style-name="P1"><text:span text:style-name="T3">bought-into, cross-Whitehall plan”, which had led to greater unity of purpose across the </text:span></text:p>
          </draw:text-box>
        </draw:frame>
        <draw:frame draw:style-name="gr1" draw:text-style-name="P2" draw:layer="layout" svg:width="1.788cm" svg:height="0.475cm" svg:x="2.2cm" svg:y="3.654cm">
          <draw:text-box>
            <text:p text:style-name="P1"><text:span text:style-name="T3">UK effort.</text:span></text:p>
          </draw:text-box>
        </draw:frame>
        <draw:frame draw:style-name="gr5" draw:text-style-name="P6" draw:layer="layout" svg:width="0.408cm" svg:height="0.276cm" svg:x="3.98cm" svg:y="3.673cm">
          <draw:text-box>
            <text:p text:style-name="P1"><text:span text:style-name="T8">333</text:span></text:p>
          </draw:text-box>
        </draw:frame>
        <draw:frame draw:style-name="gr1" draw:text-style-name="P2" draw:layer="layout" svg:width="14.519cm" svg:height="0.475cm" svg:x="4.392cm" svg:y="3.654cm">
          <draw:text-box>
            <text:p text:style-name="P1"><text:span text:style-name="T3"><text:s/></text:span><text:span text:style-name="T3">He added that the Plan did not seek to reflect the totality of the UK effort; for </text:span></text:p>
          </draw:text-box>
        </draw:frame>
        <draw:frame draw:style-name="gr1" draw:text-style-name="P2" draw:layer="layout" svg:width="16.732cm" svg:height="0.475cm" svg:x="2.2cm" svg:y="4.218cm">
          <draw:text-box>
            <text:p text:style-name="P1"><text:span text:style-name="T3">example, major DFID projects to increase power supply were starting to come on stream </text:span></text:p>
          </draw:text-box>
        </draw:frame>
        <draw:frame draw:style-name="gr1" draw:text-style-name="P2" draw:layer="layout" svg:width="9.281cm" svg:height="0.475cm" svg:x="2.2cm" svg:y="4.783cm">
          <draw:text-box>
            <text:p text:style-name="P1"><text:span text:style-name="T3">and contributed to achieving the UK’s objectives. </text:span></text:p>
          </draw:text-box>
        </draw:frame>
        <draw:frame draw:style-name="gr1" draw:text-style-name="P2" draw:layer="layout" svg:width="15.674cm" svg:height="0.475cm" svg:x="2.2cm" svg:y="5.697cm">
          <draw:text-box>
            <text:p text:style-name="P1"><text:span text:style-name="T6">585. </text:span><text:span text:style-name="T3"><text:s/>Mr Etherington told the Inquiry that the Better Basra Action Plan was “a set of </text:span></text:p>
          </draw:text-box>
        </draw:frame>
        <draw:frame draw:style-name="gr1" draw:text-style-name="P2" draw:layer="layout" svg:width="5.768cm" svg:height="0.475cm" svg:x="2.2cm" svg:y="6.262cm">
          <draw:text-box>
            <text:p text:style-name="P1"><text:span text:style-name="T3">aspirations” rather than a plan.</text:span></text:p>
          </draw:text-box>
        </draw:frame>
        <draw:frame draw:style-name="gr5" draw:text-style-name="P6" draw:layer="layout" svg:width="0.408cm" svg:height="0.276cm" svg:x="7.942cm" svg:y="6.281cm">
          <draw:text-box>
            <text:p text:style-name="P1"><text:span text:style-name="T8">334</text:span></text:p>
          </draw:text-box>
        </draw:frame>
        <draw:frame draw:style-name="gr1" draw:text-style-name="P2" draw:layer="layout" svg:width="0.422cm" svg:height="0.475cm" svg:x="8.354cm" svg:y="6.26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23cm" svg:height="0.475cm" svg:x="2.2cm" svg:y="7.176cm">
          <draw:text-box>
            <text:p text:style-name="P1"><text:span text:style-name="T6">586. </text:span><text:span text:style-name="T3"><text:s/>Mrs Beckett told Cabinet on 13 July that responsibility for security in Muthanna </text:span></text:p>
          </draw:text-box>
        </draw:frame>
        <draw:frame draw:style-name="gr1" draw:text-style-name="P2" draw:layer="layout" svg:width="11.288cm" svg:height="0.475cm" svg:x="2.2cm" svg:y="7.741cm">
          <draw:text-box>
            <text:p text:style-name="P1"><text:span text:style-name="T3">had been handed from British to Iraqi forces earlier that day.</text:span></text:p>
          </draw:text-box>
        </draw:frame>
        <draw:frame draw:style-name="gr5" draw:text-style-name="P6" draw:layer="layout" svg:width="0.408cm" svg:height="0.276cm" svg:x="13.44cm" svg:y="7.759cm">
          <draw:text-box>
            <text:p text:style-name="P1"><text:span text:style-name="T8">335</text:span></text:p>
          </draw:text-box>
        </draw:frame>
        <draw:frame draw:style-name="gr1" draw:text-style-name="P2" draw:layer="layout" svg:width="0.422cm" svg:height="0.475cm" svg:x="13.852cm" svg:y="7.7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58cm" svg:height="0.475cm" svg:x="2.2cm" svg:y="8.655cm">
          <draw:text-box>
            <text:p text:style-name="P1"><text:span text:style-name="T6">587. </text:span><text:span text:style-name="T3"><text:s/>On 19 July, the JIC judged that violence was at the highest sustained level since </text:span></text:p>
          </draw:text-box>
        </draw:frame>
        <draw:frame draw:style-name="gr1" draw:text-style-name="P2" draw:layer="layout" svg:width="11.855cm" svg:height="0.475cm" svg:x="2.2cm" svg:y="9.22cm">
          <draw:text-box>
            <text:p text:style-name="P1"><text:span text:style-name="T3">April 2003, outpacing the Iraqi Government’s ability to respond.</text:span></text:p>
          </draw:text-box>
        </draw:frame>
        <draw:frame draw:style-name="gr5" draw:text-style-name="P6" draw:layer="layout" svg:width="0.408cm" svg:height="0.276cm" svg:x="14.005cm" svg:y="9.238cm">
          <draw:text-box>
            <text:p text:style-name="P1"><text:span text:style-name="T8">336</text:span></text:p>
          </draw:text-box>
        </draw:frame>
        <draw:frame draw:style-name="gr1" draw:text-style-name="P2" draw:layer="layout" svg:width="3.964cm" svg:height="0.475cm" svg:x="14.417cm" svg:y="9.22cm">
          <draw:text-box>
            <text:p text:style-name="P1"><text:span text:style-name="T3"><text:s/>“</text:span><text:span text:style-name="T3">Spiralling sectarian </text:span></text:p>
          </draw:text-box>
        </draw:frame>
        <draw:frame draw:style-name="gr1" draw:text-style-name="P2" draw:layer="layout" svg:width="11.229cm" svg:height="0.475cm" svg:x="2.2cm" svg:y="9.784cm">
          <draw:text-box>
            <text:p text:style-name="P1"><text:span text:style-name="T3">violence” was the most immediate threat to Iraq’s progress. </text:span></text:p>
          </draw:text-box>
        </draw:frame>
        <draw:frame draw:style-name="gr1" draw:text-style-name="P2" draw:layer="layout" svg:width="16.249cm" svg:height="0.475cm" svg:x="2.2cm" svg:y="10.698cm">
          <draw:text-box>
            <text:p text:style-name="P1"><text:span text:style-name="T6">588. </text:span><text:span text:style-name="T3"><text:s/>Mr Patey’s valedictory report from Baghdad on 20 July opened with the warning: </text:span></text:p>
          </draw:text-box>
        </draw:frame>
        <draw:frame draw:style-name="gr1" draw:text-style-name="P2" draw:layer="layout" svg:width="11.779cm" svg:height="0.475cm" svg:x="2.2cm" svg:y="11.263cm">
          <draw:text-box>
            <text:p text:style-name="P1"><text:span text:style-name="T3">“</text:span><text:span text:style-name="T3">Strategic failure in Iraq a distinct possibility but not inevitable.” </text:span></text:p>
          </draw:text-box>
        </draw:frame>
        <draw:frame draw:style-name="gr5" draw:text-style-name="P6" draw:layer="layout" svg:width="0.408cm" svg:height="0.276cm" svg:x="13.93cm" svg:y="11.282cm">
          <draw:text-box>
            <text:p text:style-name="P1"><text:span text:style-name="T8">337</text:span></text:p>
          </draw:text-box>
        </draw:frame>
        <draw:frame draw:style-name="gr1" draw:text-style-name="P2" draw:layer="layout" svg:width="0.422cm" svg:height="0.475cm" svg:x="14.342cm" svg:y="11.26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298cm" svg:height="0.475cm" svg:x="2.2cm" svg:y="12.177cm">
          <draw:text-box>
            <text:p text:style-name="P1"><text:span text:style-name="T6">589. </text:span><text:span text:style-name="T3"><text:s/>Mr Patey advised that:</text:span></text:p>
          </draw:text-box>
        </draw:frame>
        <draw:frame draw:style-name="gr1" draw:text-style-name="P2" draw:layer="layout" svg:width="15.369cm" svg:height="0.475cm" svg:x="2.95cm" svg:y="13.092cm">
          <draw:text-box>
            <text:p text:style-name="P1"><text:span text:style-name="T3">“</text:span><text:span text:style-name="T3">Without progress on security the encouraging start made by DPM [Deputy Prime </text:span></text:p>
          </draw:text-box>
        </draw:frame>
        <draw:frame draw:style-name="gr1" draw:text-style-name="P2" draw:layer="layout" svg:width="14.675cm" svg:height="0.475cm" svg:x="2.95cm" svg:y="13.656cm">
          <draw:text-box>
            <text:p text:style-name="P1"><text:span text:style-name="T3">Minister] Barham Salih and his economic team will be stillborn. The exodus of </text:span></text:p>
          </draw:text-box>
        </draw:frame>
        <draw:frame draw:style-name="gr1" draw:text-style-name="P2" draw:layer="layout" svg:width="15.394cm" svg:height="0.475cm" svg:x="2.95cm" svg:y="14.221cm">
          <draw:text-box>
            <text:p text:style-name="P1"><text:span text:style-name="T3">businessmen and the Iraqi middle class continues due to security concerns. They </text:span></text:p>
          </draw:text-box>
        </draw:frame>
        <draw:frame draw:style-name="gr1" draw:text-style-name="P2" draw:layer="layout" svg:width="15.136cm" svg:height="0.475cm" svg:x="2.95cm" svg:y="14.785cm">
          <draw:text-box>
            <text:p text:style-name="P1"><text:span text:style-name="T3">will take some persuading to return a second time but their entrepreneurial skills </text:span></text:p>
          </draw:text-box>
        </draw:frame>
        <draw:frame draw:style-name="gr1" draw:text-style-name="P2" draw:layer="layout" svg:width="7.034cm" svg:height="0.475cm" svg:x="2.95cm" svg:y="15.35cm">
          <draw:text-box>
            <text:p text:style-name="P1"><text:span text:style-name="T3">will be vital if the country is to thrive.” </text:span></text:p>
          </draw:text-box>
        </draw:frame>
        <draw:frame draw:style-name="gr1" draw:text-style-name="P2" draw:layer="layout" svg:width="12.99cm" svg:height="0.475cm" svg:x="2.2cm" svg:y="16.264cm">
          <draw:text-box>
            <text:p text:style-name="P1"><text:span text:style-name="T6">590. </text:span><text:span text:style-name="T3"><text:s/>Mr Patey’s valedictory report was passed to Mr Blair on 21 July.</text:span></text:p>
          </draw:text-box>
        </draw:frame>
        <draw:frame draw:style-name="gr5" draw:text-style-name="P6" draw:layer="layout" svg:width="0.408cm" svg:height="0.276cm" svg:x="15.125cm" svg:y="16.283cm">
          <draw:text-box>
            <text:p text:style-name="P1"><text:span text:style-name="T8">338</text:span></text:p>
          </draw:text-box>
        </draw:frame>
        <draw:frame draw:style-name="gr1" draw:text-style-name="P2" draw:layer="layout" svg:width="16.393cm" svg:height="0.475cm" svg:x="2.2cm" svg:y="17.178cm">
          <draw:text-box>
            <text:p text:style-name="P1"><text:span text:style-name="T6">591. </text:span><text:span text:style-name="T3"><text:s/>The ISG reflected on reporting from Baghdad, and its implications for the existing </text:span></text:p>
          </draw:text-box>
        </draw:frame>
        <draw:frame draw:style-name="gr1" draw:text-style-name="P2" draw:layer="layout" svg:width="3.74cm" svg:height="0.475cm" svg:x="2.2cm" svg:y="17.743cm">
          <draw:text-box>
            <text:p text:style-name="P1"><text:span text:style-name="T3">strategy, on 27 July.</text:span></text:p>
          </draw:text-box>
        </draw:frame>
        <draw:frame draw:style-name="gr5" draw:text-style-name="P6" draw:layer="layout" svg:width="0.408cm" svg:height="0.276cm" svg:x="5.926cm" svg:y="17.762cm">
          <draw:text-box>
            <text:p text:style-name="P1"><text:span text:style-name="T8">339</text:span></text:p>
          </draw:text-box>
        </draw:frame>
        <draw:frame draw:style-name="gr1" draw:text-style-name="P2" draw:layer="layout" svg:width="11.543cm" svg:height="0.475cm" svg:x="6.337cm" svg:y="17.743cm">
          <draw:text-box>
            <text:p text:style-name="P1"><text:span text:style-name="T3"><text:s/></text:span><text:span text:style-name="T3">The ISG agreed that although success or failure in Baghdad </text:span></text:p>
          </draw:text-box>
        </draw:frame>
        <draw:frame draw:style-name="gr1" draw:text-style-name="P2" draw:layer="layout" svg:width="16.097cm" svg:height="0.475cm" svg:x="2.2cm" svg:y="18.307cm">
          <draw:text-box>
            <text:p text:style-name="P1"><text:span text:style-name="T3">would be critical to overall campaign success in Iraq and was therefore the coalition’s </text:span></text:p>
          </draw:text-box>
        </draw:frame>
        <draw:frame draw:style-name="gr1" draw:text-style-name="P2" draw:layer="layout" svg:width="16.707cm" svg:height="0.475cm" svg:x="2.2cm" svg:y="18.872cm">
          <draw:text-box>
            <text:p text:style-name="P1"><text:span text:style-name="T3">highest priority, the “best way for the UK to contribute to the wider military campaign was </text:span></text:p>
          </draw:text-box>
        </draw:frame>
        <draw:frame draw:style-name="gr1" draw:text-style-name="P2" draw:layer="layout" svg:width="14.988cm" svg:height="0.475cm" svg:x="2.2cm" svg:y="19.436cm">
          <draw:text-box>
            <text:p text:style-name="P1"><text:span text:style-name="T3">to continue to focus our limited resources on MND(SE), in particular, on Basra”. </text:span></text:p>
          </draw:text-box>
        </draw:frame>
        <draw:frame draw:style-name="gr1" draw:text-style-name="P2" draw:layer="layout" svg:width="16.287cm" svg:height="0.475cm" svg:x="2.2cm" svg:y="20.351cm">
          <draw:text-box>
            <text:p text:style-name="P1"><text:span text:style-name="T6">592. </text:span><text:span text:style-name="T3"><text:s/>At the meeting, Mr Dinham argued that the UK should focus its future support on </text:span></text:p>
          </draw:text-box>
        </draw:frame>
        <draw:frame draw:style-name="gr1" draw:text-style-name="P2" draw:layer="layout" svg:width="16.182cm" svg:height="0.475cm" svg:x="2.2cm" svg:y="20.915cm">
          <draw:text-box>
            <text:p text:style-name="P1"><text:span text:style-name="T3">central government and in particular on budgetary management and critical economic </text:span></text:p>
          </draw:text-box>
        </draw:frame>
        <draw:frame draw:style-name="gr1" draw:text-style-name="P2" draw:layer="layout" svg:width="16.084cm" svg:height="0.475cm" svg:x="2.2cm" svg:y="21.48cm">
          <draw:text-box>
            <text:p text:style-name="P1"><text:span text:style-name="T3">reforms. Iraq was now enjoying increased revenue as a result of higher oil prices and </text:span></text:p>
          </draw:text-box>
        </draw:frame>
        <draw:frame draw:style-name="gr1" draw:text-style-name="P2" draw:layer="layout" svg:width="16.482cm" svg:height="0.475cm" svg:x="2.2cm" svg:y="22.044cm">
          <draw:text-box>
            <text:p text:style-name="P1"><text:span text:style-name="T3">slowly rising exports; the challenge was to ensure those revenues were redirected from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6.618cm" svg:height="0.475cm" svg:x="2.2cm" svg:y="22.608cm">
          <draw:text-box>
            <text:p text:style-name="P1"><text:span text:style-name="T3">wasteful and damaging subsidies to investment in public services. The security situation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333 </text:span></text:p>
          </draw:text-box>
        </draw:frame>
        <draw:frame draw:style-name="gr4" draw:text-style-name="P5" draw:layer="layout" svg:width="6.957cm" svg:height="0.395cm" svg:x="2.646cm" svg:y="24.241cm">
          <draw:text-box>
            <text:p text:style-name="P1"><text:span text:style-name="T11">Public hearing, 17 December 2009, page 67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334 </text:span></text:p>
          </draw:text-box>
        </draw:frame>
        <draw:frame draw:style-name="gr4" draw:text-style-name="P5" draw:layer="layout" svg:width="5.768cm" svg:height="0.395cm" svg:x="2.646cm" svg:y="24.664cm">
          <draw:text-box>
            <text:p text:style-name="P1"><text:span text:style-name="T11">Public hearing, 9 July 2010, page 26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35 </text:span></text:p>
          </draw:text-box>
        </draw:frame>
        <draw:line draw:style-name="gr8" draw:text-style-name="P7" draw:layer="layout" svg:x1="2.645cm" svg:y1="25.867cm" svg:x2="14.692cm" svg:y2="25.867cm">
          <text:p/>
        </draw:line>
        <draw:frame draw:style-name="gr4" draw:text-style-name="P5" draw:layer="layout" svg:width="4.913cm" svg:height="0.395cm" svg:x="2.646cm" svg:y="25.087cm">
          <draw:text-box>
            <text:p text:style-name="P1"><text:span text:style-name="T11">Cabinet Minutes, 13 July 2006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36 </text:span></text:p>
          </draw:text-box>
        </draw:frame>
        <draw:line draw:style-name="gr8" draw:text-style-name="P7" draw:layer="layout" svg:x1="2.645cm" svg:y1="26.29cm" svg:x2="14.484cm" svg:y2="26.29cm">
          <text:p/>
        </draw:line>
        <draw:frame draw:style-name="gr4" draw:text-style-name="P5" draw:layer="layout" svg:width="12.079cm" svg:height="0.395cm" svg:x="2.646cm" svg:y="25.511cm">
          <draw:text-box>
            <text:p text:style-name="P1"><text:span text:style-name="T5">JIC Assessment, 19 July 2006, ‘Iraq: Insurgency, Sectarianism and Violence’.</text:span><text:span text:style-name="T11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37 </text:span></text:p>
          </draw:text-box>
        </draw:frame>
        <draw:frame draw:style-name="gr4" draw:text-style-name="P5" draw:layer="layout" svg:width="11.868cm" svg:height="0.395cm" svg:x="2.646cm" svg:y="25.934cm">
          <draw:text-box>
            <text:p text:style-name="P1"><text:span text:style-name="T5">eGram 31514/06 Baghdad to FCO London, 20 July 2006, ‘Iraq: Valedictory’.</text:span><text:span text:style-name="T11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38 </text:span></text:p>
          </draw:text-box>
        </draw:frame>
        <draw:frame draw:style-name="gr4" draw:text-style-name="P5" draw:layer="layout" svg:width="12.651cm" svg:height="0.395cm" svg:x="2.646cm" svg:y="26.357cm">
          <draw:text-box>
            <text:p text:style-name="P1"><text:span text:style-name="T11">Minute Banner to Prime Minister, 21 July 2006, ‘Iraq: Update and Maliki Meeting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39 </text:span></text:p>
          </draw:text-box>
        </draw:frame>
        <draw:frame draw:style-name="gr4" draw:text-style-name="P5" draw:layer="layout" svg:width="14.869cm" svg:height="0.395cm" svg:x="2.646cm" svg:y="26.781cm">
          <draw:text-box>
            <text:p text:style-name="P1"><text:span text:style-name="T11">Minute Cabinet Office [junior official] to Sheinwald, 27 July 2006, ‘Iraq Strategy Group, 27 July’.’ </text:span></text:p>
          </draw:text-box>
        </draw:frame>
      </draw:page>
      <draw:page draw:name="page9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4</text:span></text:p>
          </draw:text-box>
        </draw:frame>
        <draw:frame draw:style-name="gr1" draw:text-style-name="P2" draw:layer="layout" svg:width="16.288cm" svg:height="0.475cm" svg:x="2.2cm" svg:y="2.525cm">
          <draw:text-box>
            <text:p text:style-name="P1"><text:span text:style-name="T3">meant that undertaking major new infrastructure projects had become impossible. The </text:span></text:p>
          </draw:text-box>
        </draw:frame>
        <draw:frame draw:style-name="gr1" draw:text-style-name="P2" draw:layer="layout" svg:width="4.777cm" svg:height="0.475cm" svg:x="2.2cm" svg:y="3.09cm">
          <draw:text-box>
            <text:p text:style-name="P1"><text:span text:style-name="T3">ISG agreed that this was:</text:span></text:p>
          </draw:text-box>
        </draw:frame>
        <draw:frame draw:style-name="gr1" draw:text-style-name="P2" draw:layer="layout" svg:width="15.59cm" svg:height="0.475cm" svg:x="2.95cm" svg:y="4.004cm">
          <draw:text-box>
            <text:p text:style-name="P1"><text:span text:style-name="T3">“… </text:span><text:span text:style-name="T3">an entirely sound approach, but noted the large gap between what we planned </text:span></text:p>
          </draw:text-box>
        </draw:frame>
        <draw:frame draw:style-name="gr1" draw:text-style-name="P2" draw:layer="layout" svg:width="13.29cm" svg:height="0.475cm" svg:x="2.95cm" svg:y="4.568cm">
          <draw:text-box>
            <text:p text:style-name="P1"><text:span text:style-name="T3">to offer and Iraqi expectations. This would need careful management.” </text:span></text:p>
          </draw:text-box>
        </draw:frame>
        <draw:frame draw:style-name="gr1" draw:text-style-name="P2" draw:layer="layout" svg:width="15.775cm" svg:height="0.475cm" svg:x="2.2cm" svg:y="5.483cm">
          <draw:text-box>
            <text:p text:style-name="P1"><text:span text:style-name="T6">593. </text:span><text:span text:style-name="T3"><text:s/>Dr Rosalind Marsden, the newly arrived Consul General in Basra, reported on </text:span></text:p>
          </draw:text-box>
        </draw:frame>
        <draw:frame draw:style-name="gr1" draw:text-style-name="P2" draw:layer="layout" svg:width="14.569cm" svg:height="0.475cm" svg:x="2.2cm" svg:y="6.047cm">
          <draw:text-box>
            <text:p text:style-name="P1"><text:span text:style-name="T3">24 August that her first impression of the Basra political scene was of “stasis”.</text:span></text:p>
          </draw:text-box>
        </draw:frame>
        <draw:frame draw:style-name="gr5" draw:text-style-name="P6" draw:layer="layout" svg:width="0.408cm" svg:height="0.276cm" svg:x="16.718cm" svg:y="6.066cm">
          <draw:text-box>
            <text:p text:style-name="P1"><text:span text:style-name="T8">340</text:span></text:p>
          </draw:text-box>
        </draw:frame>
        <draw:frame draw:style-name="gr1" draw:text-style-name="P2" draw:layer="layout" svg:width="0.972cm" svg:height="0.475cm" svg:x="17.129cm" svg:y="6.047cm">
          <draw:text-box>
            <text:p text:style-name="P1"><text:span text:style-name="T3"><text:s/></text:span><text:span text:style-name="T3">The </text:span></text:p>
          </draw:text-box>
        </draw:frame>
        <draw:frame draw:style-name="gr1" draw:text-style-name="P2" draw:layer="layout" svg:width="15.983cm" svg:height="0.475cm" svg:x="2.2cm" svg:y="6.612cm">
          <draw:text-box>
            <text:p text:style-name="P1"><text:span text:style-name="T3">Provincial Government had yet to show itself capable of responding to Basra’s major </text:span></text:p>
          </draw:text-box>
        </draw:frame>
        <draw:frame draw:style-name="gr1" draw:text-style-name="P2" draw:layer="layout" svg:width="16.368cm" svg:height="0.475cm" svg:x="2.2cm" svg:y="7.176cm">
          <draw:text-box>
            <text:p text:style-name="P1"><text:span text:style-name="T3">security and economic challenges. Local leaders were comfortable blaming each other </text:span></text:p>
          </draw:text-box>
        </draw:frame>
        <draw:frame draw:style-name="gr1" draw:text-style-name="P2" draw:layer="layout" svg:width="16.093cm" svg:height="0.475cm" svg:x="2.2cm" svg:y="7.741cm">
          <draw:text-box>
            <text:p text:style-name="P1"><text:span text:style-name="T3">and the coalition for the lack of progress, while pursuing their “criminal interests”. The </text:span></text:p>
          </draw:text-box>
        </draw:frame>
        <draw:frame draw:style-name="gr1" draw:text-style-name="P2" draw:layer="layout" svg:width="15.399cm" svg:height="0.475cm" svg:x="2.2cm" svg:y="8.305cm">
          <draw:text-box>
            <text:p text:style-name="P1"><text:span text:style-name="T3">Better Basra Plan had “most of the ingredients” to break the log-jam, but the UK’s </text:span></text:p>
          </draw:text-box>
        </draw:frame>
        <draw:frame draw:style-name="gr1" draw:text-style-name="P2" draw:layer="layout" svg:width="5.052cm" svg:height="0.475cm" svg:x="2.2cm" svg:y="8.87cm">
          <draw:text-box>
            <text:p text:style-name="P1"><text:span text:style-name="T3">influence was diminishing. </text:span></text:p>
          </draw:text-box>
        </draw:frame>
        <draw:frame draw:style-name="gr1" draw:text-style-name="P2" draw:layer="layout" svg:width="15.868cm" svg:height="0.475cm" svg:x="2.2cm" svg:y="9.784cm">
          <draw:text-box>
            <text:p text:style-name="P1"><text:span text:style-name="T6">594. </text:span><text:span text:style-name="T3"><text:s/>Section 9.5 describes the development in August and September of Operation </text:span></text:p>
          </draw:text-box>
        </draw:frame>
        <draw:frame draw:style-name="gr1" draw:text-style-name="P2" draw:layer="layout" svg:width="14.146cm" svg:height="0.475cm" svg:x="2.2cm" svg:y="10.348cm">
          <draw:text-box>
            <text:p text:style-name="P1"><text:span text:style-name="T3">SALAMANCA, the operation to implement the military elements of the Iraqi </text:span></text:p>
          </draw:text-box>
        </draw:frame>
        <draw:frame draw:style-name="gr1" draw:text-style-name="P2" draw:layer="layout" svg:width="6.72cm" svg:height="0.475cm" svg:x="2.2cm" svg:y="10.913cm">
          <draw:text-box>
            <text:p text:style-name="P1"><text:span text:style-name="T3">Government’s Basra Security Plan. </text:span></text:p>
          </draw:text-box>
        </draw:frame>
        <draw:frame draw:style-name="gr1" draw:text-style-name="P2" draw:layer="layout" svg:width="15.5cm" svg:height="0.475cm" svg:x="2.2cm" svg:y="11.827cm">
          <draw:text-box>
            <text:p text:style-name="P1"><text:span text:style-name="T6">595. </text:span><text:span text:style-name="T3"><text:s/>Major General Richard Shirreff, who took over as GOC MND(SE) in mid-July,</text:span></text:p>
          </draw:text-box>
        </draw:frame>
        <draw:frame draw:style-name="gr5" draw:text-style-name="P6" draw:layer="layout" svg:width="0.408cm" svg:height="0.276cm" svg:x="17.641cm" svg:y="11.846cm">
          <draw:text-box>
            <text:p text:style-name="P1"><text:span text:style-name="T8">341</text:span></text:p>
          </draw:text-box>
        </draw:frame>
        <draw:frame draw:style-name="gr1" draw:text-style-name="P2" draw:layer="layout" svg:width="0.422cm" svg:height="0.475cm" svg:x="18.053cm" svg:y="11.82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3.316cm" svg:height="0.475cm" svg:x="2.2cm" svg:y="12.392cm">
          <draw:text-box>
            <text:p text:style-name="P1"><text:span text:style-name="T3">told the Inquiry that Op SALAMANCA comprised three major elements:</text:span></text:p>
          </draw:text-box>
        </draw:frame>
        <draw:frame draw:style-name="gr1" draw:text-style-name="P2" draw:layer="layout" svg:width="13.752cm" svg:height="0.475cm" svg:x="2.95cm" svg:y="13.306cm">
          <draw:text-box>
            <text:p text:style-name="P1"><text:span text:style-name="T3">“… </text:span><text:span text:style-name="T3">what we did was select different areas of the city, and … surging with </text:span></text:p>
          </draw:text-box>
        </draw:frame>
        <draw:frame draw:style-name="gr1" draw:text-style-name="P2" draw:layer="layout" svg:width="14.899cm" svg:height="0.475cm" svg:x="2.95cm" svg:y="13.871cm">
          <draw:text-box>
            <text:p text:style-name="P1"><text:span text:style-name="T3">concentration of force, secure the area, put teams into the police stations to go </text:span></text:p>
          </draw:text-box>
        </draw:frame>
        <draw:frame draw:style-name="gr1" draw:text-style-name="P2" draw:layer="layout" svg:width="14.45cm" svg:height="0.475cm" svg:x="2.95cm" svg:y="14.435cm">
          <draw:text-box>
            <text:p text:style-name="P1"><text:span text:style-name="T3">through the police stations with a fine-toothed comb, to establish the state of </text:span></text:p>
          </draw:text-box>
        </draw:frame>
        <draw:frame draw:style-name="gr1" draw:text-style-name="P2" draw:layer="layout" svg:width="3.355cm" svg:height="0.475cm" svg:x="2.95cm" svg:y="15cm">
          <draw:text-box>
            <text:p text:style-name="P1"><text:span text:style-name="T3">police stations … </text:span></text:p>
          </draw:text-box>
        </draw:frame>
        <draw:frame draw:style-name="gr1" draw:text-style-name="P2" draw:layer="layout" svg:width="15.331cm" svg:height="0.475cm" svg:x="2.95cm" svg:y="15.914cm">
          <draw:text-box>
            <text:p text:style-name="P1"><text:span text:style-name="T3">“</text:span><text:span text:style-name="T3">We surged police training teams in, Royal Military Police and contract policemen </text:span></text:p>
          </draw:text-box>
        </draw:frame>
        <draw:frame draw:style-name="gr1" draw:text-style-name="P2" draw:layer="layout" svg:width="13.938cm" svg:height="0.475cm" svg:x="2.95cm" svg:y="16.478cm">
          <draw:text-box>
            <text:p text:style-name="P1"><text:span text:style-name="T3">from elsewhere. At the same time we conducted a number of pre-planned </text:span></text:p>
          </draw:text-box>
        </draw:frame>
        <draw:frame draw:style-name="gr1" draw:text-style-name="P2" draw:layer="layout" svg:width="14.552cm" svg:height="0.475cm" svg:x="2.95cm" svg:y="17.043cm">
          <draw:text-box>
            <text:p text:style-name="P1"><text:span text:style-name="T3">reconstruction and other projects, everything from levelling football pitches to </text:span></text:p>
          </draw:text-box>
        </draw:frame>
        <draw:frame draw:style-name="gr1" draw:text-style-name="P2" draw:layer="layout" svg:width="7.106cm" svg:height="0.475cm" svg:x="2.95cm" svg:y="17.607cm">
          <draw:text-box>
            <text:p text:style-name="P1"><text:span text:style-name="T3">playgrounds, to refurbishing schools.” </text:span></text:p>
          </draw:text-box>
        </draw:frame>
        <draw:frame draw:style-name="gr5" draw:text-style-name="P6" draw:layer="layout" svg:width="0.408cm" svg:height="0.276cm" svg:x="10.021cm" svg:y="17.626cm">
          <draw:text-box>
            <text:p text:style-name="P1"><text:span text:style-name="T8">342</text:span></text:p>
          </draw:text-box>
        </draw:frame>
        <draw:frame draw:style-name="gr1" draw:text-style-name="P2" draw:layer="layout" svg:width="16.182cm" svg:height="0.475cm" svg:x="2.2cm" svg:y="18.522cm">
          <draw:text-box>
            <text:p text:style-name="P1"><text:span text:style-name="T6">596. </text:span><text:span text:style-name="T3"><text:s/>Mr Martin Howard, MOD Director General Operational Policy, told the 25 August </text:span></text:p>
          </draw:text-box>
        </draw:frame>
        <draw:frame draw:style-name="gr1" draw:text-style-name="P2" draw:layer="layout" svg:width="14.836cm" svg:height="0.475cm" svg:x="2.2cm" svg:y="19.086cm">
          <draw:text-box>
            <text:p text:style-name="P1"><text:span text:style-name="T3">ISOG meeting that Mr Browne would want to be reassured that “arrangements </text:span></text:p>
          </draw:text-box>
        </draw:frame>
        <draw:frame draw:style-name="gr1" draw:text-style-name="P2" draw:layer="layout" svg:width="13.883cm" svg:height="0.475cm" svg:x="2.2cm" svg:y="19.651cm">
          <draw:text-box>
            <text:p text:style-name="P1"><text:span text:style-name="T3">for delivering civilian activities” were in place and robust before approving </text:span></text:p>
          </draw:text-box>
        </draw:frame>
        <draw:frame draw:style-name="gr1" draw:text-style-name="P2" draw:layer="layout" svg:width="3.423cm" svg:height="0.475cm" svg:x="2.2cm" svg:y="20.215cm">
          <draw:text-box>
            <text:p text:style-name="P1"><text:span text:style-name="T3">Op SALAMANCA.</text:span></text:p>
          </draw:text-box>
        </draw:frame>
        <draw:frame draw:style-name="gr5" draw:text-style-name="P6" draw:layer="layout" svg:width="0.408cm" svg:height="0.276cm" svg:x="5.611cm" svg:y="20.234cm">
          <draw:text-box>
            <text:p text:style-name="P1"><text:span text:style-name="T8">343</text:span></text:p>
          </draw:text-box>
        </draw:frame>
        <draw:frame draw:style-name="gr1" draw:text-style-name="P2" draw:layer="layout" svg:width="0.422cm" svg:height="0.475cm" svg:x="6.023cm" svg:y="20.21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58cm" svg:height="0.475cm" svg:x="2.2cm" svg:y="21.13cm">
          <draw:text-box>
            <text:p text:style-name="P1"><text:span text:style-name="T6">597. </text:span><text:span text:style-name="T3"><text:s/>The British Embassy Office Basra issued a detailed brief on Op SALAMANCA </text:span></text:p>
          </draw:text-box>
        </draw:frame>
        <draw:frame draw:style-name="gr1" draw:text-style-name="P2" draw:layer="layout" svg:width="16.216cm" svg:height="0.475cm" svg:x="2.2cm" svg:y="21.694cm">
          <draw:text-box>
            <text:p text:style-name="P1"><text:span text:style-name="T3">(which it described as “the security pillar of Better Basra”) by eGram on 12 September.</text:span></text:p>
          </draw:text-box>
        </draw:frame>
        <draw:frame draw:style-name="gr5" draw:text-style-name="P6" draw:layer="layout" svg:width="0.408cm" svg:height="0.276cm" svg:x="18.364cm" svg:y="21.713cm">
          <draw:text-box>
            <text:p text:style-name="P1"><text:span text:style-name="T8">344</text:span></text:p>
          </draw:text-box>
        </draw:frame>
        <draw:frame draw:style-name="gr1" draw:text-style-name="P2" draw:layer="layout" svg:width="0.422cm" svg:height="0.475cm" svg:x="18.776cm" svg:y="21.69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3.782cm" svg:height="0.475cm" svg:x="2.2cm" svg:y="22.258cm">
          <draw:text-box>
            <text:p text:style-name="P1"><text:span text:style-name="T3">The brief identified the importance of exploiting the conditions created by </text:span></text:p>
          </draw:text-box>
        </draw:frame>
        <draw:frame draw:style-name="gr1" draw:text-style-name="P2" draw:layer="layout" svg:width="15.534cm" svg:height="0.475cm" svg:x="2.2cm" svg:y="22.823cm">
          <draw:text-box>
            <text:p text:style-name="P1"><text:span text:style-name="T3">Op SALAMANCA. Short-term projects under Op SALAMANCA should be linked to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6.47cm" svg:height="0.475cm" svg:x="2.2cm" svg:y="23.387cm">
          <draw:text-box>
            <text:p text:style-name="P1"><text:span text:style-name="T3">longer-term initiatives. Funding (primarily Iraqi funding) was available, “most of the right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340 </text:span></text:p>
          </draw:text-box>
        </draw:frame>
        <draw:frame draw:style-name="gr4" draw:text-style-name="P5" draw:layer="layout" svg:width="13.997cm" svg:height="0.395cm" svg:x="2.646cm" svg:y="24.664cm">
          <draw:text-box>
            <text:p text:style-name="P1"><text:span text:style-name="T11">eGram 36964/06 Basra to FCO London, 24 August 2006, ‘Iraq: Basra: Political Overview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41 </text:span></text:p>
          </draw:text-box>
        </draw:frame>
        <draw:frame draw:style-name="gr4" draw:text-style-name="P5" draw:layer="layout" svg:width="13.401cm" svg:height="0.395cm" svg:x="2.646cm" svg:y="25.087cm">
          <draw:text-box>
            <text:p text:style-name="P1"><text:span text:style-name="T11">Report Cooper, 13 July 2006, ‘GOC MND(SE) – southern Iraq Update – 13 July 2006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42 </text:span></text:p>
          </draw:text-box>
        </draw:frame>
        <draw:frame draw:style-name="gr4" draw:text-style-name="P5" draw:layer="layout" svg:width="7.249cm" svg:height="0.395cm" svg:x="2.646cm" svg:y="25.511cm">
          <draw:text-box>
            <text:p text:style-name="P1"><text:span text:style-name="T11">Public hearing, 11 January 2010, pages 19-20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43 </text:span></text:p>
          </draw:text-box>
        </draw:frame>
        <draw:frame draw:style-name="gr4" draw:text-style-name="P5" draw:layer="layout" svg:width="10.911cm" svg:height="0.395cm" svg:x="2.646cm" svg:y="25.934cm">
          <draw:text-box>
            <text:p text:style-name="P1"><text:span text:style-name="T11">Minute Blake to Banner, 25 August 2006, ‘Iraq Senior Officials Group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44 </text:span></text:p>
          </draw:text-box>
        </draw:frame>
        <draw:frame draw:style-name="gr4" draw:text-style-name="P5" draw:layer="layout" svg:width="13.439cm" svg:height="0.395cm" svg:x="2.646cm" svg:y="26.357cm">
          <draw:text-box>
            <text:p text:style-name="P1"><text:span text:style-name="T11">eGram 42792/06, Basra to FCO London, 12 September 2006, ‘Iraq: Basra: Operation <text:s/></text:span></text:p>
          </draw:text-box>
        </draw:frame>
        <draw:frame draw:style-name="gr4" draw:text-style-name="P5" draw:layer="layout" svg:width="3.757cm" svg:height="0.395cm" svg:x="2.2cm" svg:y="26.781cm">
          <draw:text-box>
            <text:p text:style-name="P1"><text:span text:style-name="T11">Salamanca/Date Palm’. </text:span></text:p>
          </draw:text-box>
        </draw:frame>
      </draw:page>
      <draw:page draw:name="page99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5</text:span></text:p>
          </draw:text-box>
        </draw:frame>
        <draw:frame draw:style-name="gr1" draw:text-style-name="P2" draw:layer="layout" svg:width="16.703cm" svg:height="0.475cm" svg:x="2.2cm" svg:y="2.525cm">
          <draw:text-box>
            <text:p text:style-name="P1"><text:span text:style-name="T3">people” were in place (the PRT had “marshalled an impressive array of UK and partners’ </text:span></text:p>
          </draw:text-box>
        </draw:frame>
        <draw:frame draw:style-name="gr1" draw:text-style-name="P2" draw:layer="layout" svg:width="16.58cm" svg:height="0.475cm" svg:x="2.2cm" svg:y="3.09cm">
          <draw:text-box>
            <text:p text:style-name="P1"><text:span text:style-name="T3">talent”), and teams in Basra were working together “more closely than ever” through the </text:span></text:p>
          </draw:text-box>
        </draw:frame>
        <draw:frame draw:style-name="gr1" draw:text-style-name="P2" draw:layer="layout" svg:width="5.628cm" svg:height="0.475cm" svg:x="2.2cm" svg:y="3.654cm">
          <draw:text-box>
            <text:p text:style-name="P1"><text:span text:style-name="T3">southern Iraq Steering Group.</text:span></text:p>
          </draw:text-box>
        </draw:frame>
        <draw:frame draw:style-name="gr1" draw:text-style-name="P2" draw:layer="layout" svg:width="14.217cm" svg:height="0.475cm" svg:x="2.2cm" svg:y="4.568cm">
          <draw:text-box>
            <text:p text:style-name="P1"><text:span text:style-name="T6">598. </text:span><text:span text:style-name="T3"><text:s/>The transition to PIC in Dhi Qar province took place on 21 September.</text:span></text:p>
          </draw:text-box>
        </draw:frame>
        <draw:frame draw:style-name="gr5" draw:text-style-name="P6" draw:layer="layout" svg:width="0.408cm" svg:height="0.276cm" svg:x="16.342cm" svg:y="4.587cm">
          <draw:text-box>
            <text:p text:style-name="P1"><text:span text:style-name="T8">345</text:span></text:p>
          </draw:text-box>
        </draw:frame>
        <draw:frame draw:style-name="gr1" draw:text-style-name="P2" draw:layer="layout" svg:width="0.422cm" svg:height="0.475cm" svg:x="16.754cm" svg:y="4.56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95cm" svg:height="0.475cm" svg:x="2.2cm" svg:y="5.483cm">
          <draw:text-box>
            <text:p text:style-name="P1"><text:span text:style-name="T6">599. </text:span><text:span text:style-name="T3"><text:s/>Maj Gen Shirreff reported on 28 September that Operation SINBAD (the new name </text:span></text:p>
          </draw:text-box>
        </draw:frame>
        <draw:frame draw:style-name="gr1" draw:text-style-name="P2" draw:layer="layout" svg:width="15.932cm" svg:height="0.475cm" svg:x="2.2cm" svg:y="6.047cm">
          <draw:text-box>
            <text:p text:style-name="P1"><text:span text:style-name="T3">for Op SALAMANCA) had at last begun, after a “tortuous” round of final negotiations </text:span></text:p>
          </draw:text-box>
        </draw:frame>
        <draw:frame draw:style-name="gr1" draw:text-style-name="P2" draw:layer="layout" svg:width="3.799cm" svg:height="0.475cm" svg:x="2.2cm" svg:y="6.612cm">
          <draw:text-box>
            <text:p text:style-name="P1"><text:span text:style-name="T3">with Iraqi politicians.</text:span></text:p>
          </draw:text-box>
        </draw:frame>
        <draw:frame draw:style-name="gr5" draw:text-style-name="P6" draw:layer="layout" svg:width="0.408cm" svg:height="0.276cm" svg:x="5.988cm" svg:y="6.631cm">
          <draw:text-box>
            <text:p text:style-name="P1"><text:span text:style-name="T8">346</text:span></text:p>
          </draw:text-box>
        </draw:frame>
        <draw:frame draw:style-name="gr1" draw:text-style-name="P2" draw:layer="layout" svg:width="0.422cm" svg:height="0.475cm" svg:x="6.4cm" svg:y="6.61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47cm" svg:height="0.475cm" svg:x="2.2cm" svg:y="7.526cm">
          <draw:text-box>
            <text:p text:style-name="P1"><text:span text:style-name="T6">600. </text:span><text:span text:style-name="T3"><text:s/>On 5 October, at the request of the FCO, the JIC assessed the performance of the </text:span></text:p>
          </draw:text-box>
        </draw:frame>
        <draw:frame draw:style-name="gr1" draw:text-style-name="P2" draw:layer="layout" svg:width="15.835cm" svg:height="0.475cm" svg:x="2.2cm" svg:y="8.091cm">
          <draw:text-box>
            <text:p text:style-name="P1"><text:span text:style-name="T3">Iraqi Government, its level of popular support and its prospects over the year ahead.</text:span></text:p>
          </draw:text-box>
        </draw:frame>
        <draw:frame draw:style-name="gr5" draw:text-style-name="P6" draw:layer="layout" svg:width="0.408cm" svg:height="0.276cm" svg:x="17.966cm" svg:y="8.109cm">
          <draw:text-box>
            <text:p text:style-name="P1"><text:span text:style-name="T8">347</text:span></text:p>
          </draw:text-box>
        </draw:frame>
        <draw:frame draw:style-name="gr1" draw:text-style-name="P2" draw:layer="layout" svg:width="0.422cm" svg:height="0.475cm" svg:x="18.378cm" svg:y="8.09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8.668cm" svg:height="0.475cm" svg:x="2.2cm" svg:y="8.655cm">
          <draw:text-box>
            <text:p text:style-name="P1"><text:span text:style-name="T3">The JIC judged that after five months in office:</text:span></text:p>
          </draw:text-box>
        </draw:frame>
        <draw:frame draw:style-name="gr1" draw:text-style-name="P2" draw:layer="layout" svg:width="14.633cm" svg:height="0.475cm" svg:x="2.95cm" svg:y="9.57cm">
          <draw:text-box>
            <text:p text:style-name="P1"><text:span text:style-name="T3">“… </text:span><text:span text:style-name="T3">the faction-based Iraqi Government is proving ineffective … Co-ordination </text:span></text:p>
          </draw:text-box>
        </draw:frame>
        <draw:frame draw:style-name="gr1" draw:text-style-name="P2" draw:layer="layout" svg:width="14.637cm" svg:height="0.475cm" svg:x="2.95cm" svg:y="10.134cm">
          <draw:text-box>
            <text:p text:style-name="P1"><text:span text:style-name="T3">between and within Government ministries is poor. None of this looks likely to </text:span></text:p>
          </draw:text-box>
        </draw:frame>
        <draw:frame draw:style-name="gr1" draw:text-style-name="P2" draw:layer="layout" svg:width="14.459cm" svg:height="0.475cm" svg:x="2.95cm" svg:y="10.698cm">
          <draw:text-box>
            <text:p text:style-name="P1"><text:span text:style-name="T3">improve in the near future. Meanwhile, sectarian and insurgent violence is at </text:span></text:p>
          </draw:text-box>
        </draw:frame>
        <draw:frame draw:style-name="gr1" draw:text-style-name="P2" draw:layer="layout" svg:width="14.218cm" svg:height="0.475cm" svg:x="2.95cm" svg:y="11.263cm">
          <draw:text-box>
            <text:p text:style-name="P1"><text:span text:style-name="T3">a record high, and fuel, water and electricity shortages persist across much </text:span></text:p>
          </draw:text-box>
        </draw:frame>
        <draw:frame draw:style-name="gr1" draw:text-style-name="P2" draw:layer="layout" svg:width="2.804cm" svg:height="0.475cm" svg:x="2.95cm" svg:y="11.827cm">
          <draw:text-box>
            <text:p text:style-name="P1"><text:span text:style-name="T3">of the country.”</text:span></text:p>
          </draw:text-box>
        </draw:frame>
        <draw:frame draw:style-name="gr1" draw:text-style-name="P2" draw:layer="layout" svg:width="14.353cm" svg:height="0.475cm" svg:x="2.2cm" svg:y="12.742cm">
          <draw:text-box>
            <text:p text:style-name="P1"><text:span text:style-name="T6">601. </text:span><text:span text:style-name="T3"><text:s/>The 12 October meeting of DOP(I) received a paper by officials on the </text:span></text:p>
          </draw:text-box>
        </draw:frame>
        <draw:frame draw:style-name="gr1" draw:text-style-name="P2" draw:layer="layout" svg:width="6.039cm" svg:height="0.475cm" svg:x="2.2cm" svg:y="13.306cm">
          <draw:text-box>
            <text:p text:style-name="P1"><text:span text:style-name="T3">medium-term prospects for Iraq.</text:span></text:p>
          </draw:text-box>
        </draw:frame>
        <draw:frame draw:style-name="gr5" draw:text-style-name="P6" draw:layer="layout" svg:width="0.408cm" svg:height="0.276cm" svg:x="8.223cm" svg:y="13.325cm">
          <draw:text-box>
            <text:p text:style-name="P1"><text:span text:style-name="T8">348</text:span></text:p>
          </draw:text-box>
        </draw:frame>
        <draw:frame draw:style-name="gr1" draw:text-style-name="P2" draw:layer="layout" svg:width="0.422cm" svg:height="0.475cm" svg:x="8.634cm" svg:y="13.30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12cm" svg:height="0.475cm" svg:x="2.2cm" svg:y="14.221cm">
          <draw:text-box>
            <text:p text:style-name="P1"><text:span text:style-name="T6">602. </text:span><text:span text:style-name="T3"><text:s/>A DFID official advised Mr Benn in advance of the meeting that the paper had </text:span></text:p>
          </draw:text-box>
        </draw:frame>
        <draw:frame draw:style-name="gr1" draw:text-style-name="P2" draw:layer="layout" svg:width="16.186cm" svg:height="0.475cm" svg:x="2.2cm" svg:y="14.785cm">
          <draw:text-box>
            <text:p text:style-name="P1"><text:span text:style-name="T3">been “inspired by” Mr Patey’s valedictory telegram (which had assessed that strategic </text:span></text:p>
          </draw:text-box>
        </draw:frame>
        <draw:frame draw:style-name="gr1" draw:text-style-name="P2" draw:layer="layout" svg:width="16.305cm" svg:height="0.475cm" svg:x="2.2cm" svg:y="15.35cm">
          <draw:text-box>
            <text:p text:style-name="P1"><text:span text:style-name="T3">failure in Iraq was a distinct possibility but not inevitable), and was set in the context of </text:span></text:p>
          </draw:text-box>
        </draw:frame>
        <draw:frame draw:style-name="gr1" draw:text-style-name="P2" draw:layer="layout" svg:width="3.931cm" svg:height="0.475cm" svg:x="2.2cm" svg:y="15.914cm">
          <draw:text-box>
            <text:p text:style-name="P1"><text:span text:style-name="T3">increasing insecurity.</text:span></text:p>
          </draw:text-box>
        </draw:frame>
        <draw:frame draw:style-name="gr5" draw:text-style-name="P6" draw:layer="layout" svg:width="0.408cm" svg:height="0.276cm" svg:x="6.121cm" svg:y="15.933cm">
          <draw:text-box>
            <text:p text:style-name="P1"><text:span text:style-name="T8">349</text:span></text:p>
          </draw:text-box>
        </draw:frame>
        <draw:frame draw:style-name="gr1" draw:text-style-name="P2" draw:layer="layout" svg:width="0.422cm" svg:height="0.475cm" svg:x="6.533cm" svg:y="15.91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03cm" svg:height="0.475cm" svg:x="2.2cm" svg:y="16.828cm">
          <draw:text-box>
            <text:p text:style-name="P1"><text:span text:style-name="T6">603. </text:span><text:span text:style-name="T3"><text:s/>The official advised Mr Benn that discussions around the paper provided a good </text:span></text:p>
          </draw:text-box>
        </draw:frame>
        <draw:frame draw:style-name="gr1" draw:text-style-name="P2" draw:layer="layout" svg:width="15.208cm" svg:height="0.475cm" svg:x="2.2cm" svg:y="17.393cm">
          <draw:text-box>
            <text:p text:style-name="P1"><text:span text:style-name="T3">opportunity for DFID to reassure departments – especially the MOD – that it was </text:span></text:p>
          </draw:text-box>
        </draw:frame>
        <draw:frame draw:style-name="gr1" draw:text-style-name="P2" draw:layer="layout" svg:width="16.292cm" svg:height="0.475cm" svg:x="2.2cm" svg:y="17.957cm">
          <draw:text-box>
            <text:p text:style-name="P1"><text:span text:style-name="T3">“</text:span><text:span text:style-name="T3">shouldering our share of the burden” in Iraq. DFID’s two current projects in the South, </text:span></text:p>
          </draw:text-box>
        </draw:frame>
        <draw:frame draw:style-name="gr1" draw:text-style-name="P2" draw:layer="layout" svg:width="15.801cm" svg:height="0.475cm" svg:x="2.2cm" svg:y="18.522cm">
          <draw:text-box>
            <text:p text:style-name="P1"><text:span text:style-name="T3">the IISP and the Governorate Capacity Building Project, were due to finish in March </text:span></text:p>
          </draw:text-box>
        </draw:frame>
        <draw:frame draw:style-name="gr1" draw:text-style-name="P2" draw:layer="layout" svg:width="16.52cm" svg:height="0.475cm" svg:x="2.2cm" svg:y="19.086cm">
          <draw:text-box>
            <text:p text:style-name="P1"><text:span text:style-name="T3">2007, when DFID would aim to close its office in Basra. Deteriorating security meant no </text:span></text:p>
          </draw:text-box>
        </draw:frame>
        <draw:frame draw:style-name="gr1" draw:text-style-name="P2" draw:layer="layout" svg:width="16.334cm" svg:height="0.475cm" svg:x="2.2cm" svg:y="19.651cm">
          <draw:text-box>
            <text:p text:style-name="P1"><text:span text:style-name="T3">new projects could be designed or implemented. There was “little/no expectation” from </text:span></text:p>
          </draw:text-box>
        </draw:frame>
        <draw:frame draw:style-name="gr1" draw:text-style-name="P2" draw:layer="layout" svg:width="16.271cm" svg:height="0.475cm" svg:x="2.2cm" svg:y="20.215cm">
          <draw:text-box>
            <text:p text:style-name="P1"><text:span text:style-name="T3">the MOD or FCO that DFID would continue to invest in infrastructure, given the flow of </text:span></text:p>
          </draw:text-box>
        </draw:frame>
        <draw:frame draw:style-name="gr1" draw:text-style-name="P2" draw:layer="layout" svg:width="16.461cm" svg:height="0.475cm" svg:x="2.2cm" svg:y="20.78cm">
          <draw:text-box>
            <text:p text:style-name="P1"><text:span text:style-name="T3">US CERPs money and anticipated investments by Japan, the World Bank and the Iraqi </text:span></text:p>
          </draw:text-box>
        </draw:frame>
        <draw:frame draw:style-name="gr1" draw:text-style-name="P2" draw:layer="layout" svg:width="7.779cm" svg:height="0.475cm" svg:x="2.2cm" svg:y="21.344cm">
          <draw:text-box>
            <text:p text:style-name="P1"><text:span text:style-name="T3">Government itself. The official concluded:</text:span></text:p>
          </draw:text-box>
        </draw:frame>
        <draw:frame draw:style-name="gr1" draw:text-style-name="P2" draw:layer="layout" svg:width="14.772cm" svg:height="0.475cm" svg:x="2.95cm" svg:y="22.258cm">
          <draw:text-box>
            <text:p text:style-name="P1"><text:span text:style-name="T3">“</text:span><text:span text:style-name="T3">We have largely won the argument that DFID should shift focus from physical </text:span></text:p>
          </draw:text-box>
        </draw:frame>
        <draw:frame draw:style-name="gr1" draw:text-style-name="P2" draw:layer="layout" svg:width="15.327cm" svg:height="0.475cm" svg:x="2.95cm" svg:y="22.823cm">
          <draw:text-box>
            <text:p text:style-name="P1"><text:span text:style-name="T3">investments in Basra to technical assistance in Baghdad to maximise our impact,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2.605cm" svg:height="0.475cm" svg:x="2.95cm" svg:y="23.387cm">
          <draw:text-box>
            <text:p text:style-name="P1"><text:span text:style-name="T3">and the [medium-term] paper reflects this in its recommendations.”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345 </text:span></text:p>
          </draw:text-box>
        </draw:frame>
        <draw:frame draw:style-name="gr4" draw:text-style-name="P5" draw:layer="layout" svg:width="15.551cm" svg:height="0.395cm" svg:x="2.646cm" svg:y="24.664cm">
          <draw:text-box>
            <text:p text:style-name="P1"><text:span text:style-name="T11">Report Shirreff, 21 September 2006, ‘GOC MND(SE) – southern Iraq Update – 21 September 2006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46 </text:span></text:p>
          </draw:text-box>
        </draw:frame>
        <draw:line draw:style-name="gr8" draw:text-style-name="P7" draw:layer="layout" svg:x1="2.645cm" svg:y1="25.867cm" svg:x2="15.814cm" svg:y2="25.867cm">
          <text:p/>
        </draw:line>
        <draw:frame draw:style-name="gr4" draw:text-style-name="P5" draw:layer="layout" svg:width="15.551cm" svg:height="0.395cm" svg:x="2.646cm" svg:y="25.087cm">
          <draw:text-box>
            <text:p text:style-name="P1"><text:span text:style-name="T11">Report Shirreff, 28 September 2006, ‘GOC MND(SE) – southern Iraq Update – 28 September 2006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47 </text:span></text:p>
          </draw:text-box>
        </draw:frame>
        <draw:line draw:style-name="gr8" draw:text-style-name="P7" draw:layer="layout" svg:x1="2.645cm" svg:y1="26.29cm" svg:x2="14.09cm" svg:y2="26.29cm">
          <text:p/>
        </draw:line>
        <draw:frame draw:style-name="gr4" draw:text-style-name="P5" draw:layer="layout" svg:width="13.104cm" svg:height="0.395cm" svg:x="2.646cm" svg:y="25.511cm">
          <draw:text-box>
            <text:p text:style-name="P1"><text:span text:style-name="T5">JIC Assessment, 5 October 2006, ‘Al-Maliki’s Government: Interim Progress Report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48 </text:span></text:p>
          </draw:text-box>
        </draw:frame>
        <draw:frame draw:style-name="gr4" draw:text-style-name="P5" draw:layer="layout" svg:width="11.377cm" svg:height="0.395cm" svg:x="2.646cm" svg:y="25.934cm">
          <draw:text-box>
            <text:p text:style-name="P1"><text:span text:style-name="T5">Paper, 10 October 2006, ‘Iraq: Medium Term Prospects and Implications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49 </text:span></text:p>
          </draw:text-box>
        </draw:frame>
        <draw:frame draw:style-name="gr4" draw:text-style-name="P5" draw:layer="layout" svg:width="14.721cm" svg:height="0.395cm" svg:x="2.646cm" svg:y="26.357cm">
          <draw:text-box>
            <text:p text:style-name="P1"><text:span text:style-name="T11">Minute DFID [junior official] to Private Secretary [DFID], 6 October 2006, ‘Iraq: Future for DFID </text:span></text:p>
          </draw:text-box>
        </draw:frame>
        <draw:frame draw:style-name="gr4" draw:text-style-name="P5" draw:layer="layout" svg:width="3.685cm" svg:height="0.395cm" svg:x="2.2cm" svg:y="26.781cm">
          <draw:text-box>
            <text:p text:style-name="P1"><text:span text:style-name="T11">Programme from 2007’.</text:span></text:p>
          </draw:text-box>
        </draw:frame>
      </draw:page>
      <draw:page draw:name="page10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6</text:span></text:p>
          </draw:text-box>
        </draw:frame>
        <draw:frame draw:style-name="gr1" draw:text-style-name="P2" draw:layer="layout" svg:width="15.441cm" svg:height="0.475cm" svg:x="2.2cm" svg:y="2.525cm">
          <draw:text-box>
            <text:p text:style-name="P1"><text:span text:style-name="T6">604. </text:span><text:span text:style-name="T3"><text:s/>The medium-term prospects paper assessed that Iraq had reached a critical </text:span></text:p>
          </draw:text-box>
        </draw:frame>
        <draw:frame draw:style-name="gr1" draw:text-style-name="P2" draw:layer="layout" svg:width="16.461cm" svg:height="0.475cm" svg:x="2.2cm" svg:y="3.09cm">
          <draw:text-box>
            <text:p text:style-name="P1"><text:span text:style-name="T3">juncture, with violence at its highest ever level, reconciliation making little headway and </text:span></text:p>
          </draw:text-box>
        </draw:frame>
        <draw:frame draw:style-name="gr1" draw:text-style-name="P2" draw:layer="layout" svg:width="6.987cm" svg:height="0.475cm" svg:x="2.2cm" svg:y="3.654cm">
          <draw:text-box>
            <text:p text:style-name="P1"><text:span text:style-name="T3">public services still in a parlous state.</text:span></text:p>
          </draw:text-box>
        </draw:frame>
        <draw:frame draw:style-name="gr5" draw:text-style-name="P6" draw:layer="layout" svg:width="0.408cm" svg:height="0.276cm" svg:x="9.165cm" svg:y="3.673cm">
          <draw:text-box>
            <text:p text:style-name="P1"><text:span text:style-name="T8">350</text:span></text:p>
          </draw:text-box>
        </draw:frame>
        <draw:frame draw:style-name="gr1" draw:text-style-name="P2" draw:layer="layout" svg:width="6.911cm" svg:height="0.475cm" svg:x="9.576cm" svg:y="3.654cm">
          <draw:text-box>
            <text:p text:style-name="P1"><text:span text:style-name="T3"><text:s/></text:span><text:span text:style-name="T3">The UK’s existing goal for Iraq was: </text:span></text:p>
          </draw:text-box>
        </draw:frame>
        <draw:frame draw:style-name="gr1" draw:text-style-name="P2" draw:layer="layout" svg:width="13.621cm" svg:height="0.475cm" svg:x="2.951cm" svg:y="4.568cm">
          <draw:text-box>
            <text:p text:style-name="P1"><text:span text:style-name="T3">“</text:span><text:span text:style-name="T3">A democratic, stable, united and law-abiding Iraq … providing effective, </text:span></text:p>
          </draw:text-box>
        </draw:frame>
        <draw:frame draw:style-name="gr1" draw:text-style-name="P2" draw:layer="layout" svg:width="10.983cm" svg:height="0.475cm" svg:x="2.951cm" svg:y="5.133cm">
          <draw:text-box>
            <text:p text:style-name="P1"><text:span text:style-name="T3">representative and inclusive government for all its people.”</text:span></text:p>
          </draw:text-box>
        </draw:frame>
        <draw:frame draw:style-name="gr1" draw:text-style-name="P2" draw:layer="layout" svg:width="16.47cm" svg:height="0.475cm" svg:x="2.2cm" svg:y="6.047cm">
          <draw:text-box>
            <text:p text:style-name="P1"><text:span text:style-name="T3">That was now likely to be the “best case outcome”, and unlikely to be achievable in full. </text:span></text:p>
          </draw:text-box>
        </draw:frame>
        <draw:frame draw:style-name="gr1" draw:text-style-name="P2" draw:layer="layout" svg:width="8.672cm" svg:height="0.475cm" svg:x="2.2cm" svg:y="6.612cm">
          <draw:text-box>
            <text:p text:style-name="P1"><text:span text:style-name="T3">The best achievable outcome was likely to be:</text:span></text:p>
          </draw:text-box>
        </draw:frame>
        <draw:frame draw:style-name="gr1" draw:text-style-name="P2" draw:layer="layout" svg:width="14.709cm" svg:height="0.475cm" svg:x="2.95cm" svg:y="7.526cm">
          <draw:text-box>
            <text:p text:style-name="P1"><text:span text:style-name="T3">“… </text:span><text:span text:style-name="T3">an Iraq which can govern and sustain itself nationally and provincially, and </text:span></text:p>
          </draw:text-box>
        </draw:frame>
        <draw:frame draw:style-name="gr1" draw:text-style-name="P2" draw:layer="layout" svg:width="15.221cm" svg:height="0.475cm" svg:x="2.95cm" svg:y="8.091cm">
          <draw:text-box>
            <text:p text:style-name="P1"><text:span text:style-name="T3">where sectarian and other violence is contained short of the point where it would </text:span></text:p>
          </draw:text-box>
        </draw:frame>
        <draw:frame draw:style-name="gr1" draw:text-style-name="P2" draw:layer="layout" svg:width="12.664cm" svg:height="0.475cm" svg:x="2.95cm" svg:y="8.655cm">
          <draw:text-box>
            <text:p text:style-name="P1"><text:span text:style-name="T3">overwhelm Iraq’s institutions and precipitate chaos and/or civil war.”</text:span></text:p>
          </draw:text-box>
        </draw:frame>
        <draw:frame draw:style-name="gr1" draw:text-style-name="P2" draw:layer="layout" svg:width="15.902cm" svg:height="0.475cm" svg:x="2.2cm" svg:y="9.57cm">
          <draw:text-box>
            <text:p text:style-name="P1"><text:span text:style-name="T3">Achieving that outcome lay primarily in the hands of the Iraqi Government. The UK’s </text:span></text:p>
          </draw:text-box>
        </draw:frame>
        <draw:frame draw:style-name="gr1" draw:text-style-name="P2" draw:layer="layout" svg:width="15.195cm" svg:height="0.475cm" svg:x="2.2cm" svg:y="10.134cm">
          <draw:text-box>
            <text:p text:style-name="P1"><text:span text:style-name="T3">ability to influence its decisions would continue to decline. The coalition’s current </text:span></text:p>
          </draw:text-box>
        </draw:frame>
        <draw:frame draw:style-name="gr1" draw:text-style-name="P2" draw:layer="layout" svg:width="15.331cm" svg:height="0.475cm" svg:x="2.2cm" svg:y="10.698cm">
          <draw:text-box>
            <text:p text:style-name="P1"><text:span text:style-name="T3">strategy of direct support combined with building Iraqi capacity remained the only </text:span></text:p>
          </draw:text-box>
        </draw:frame>
        <draw:frame draw:style-name="gr1" draw:text-style-name="P2" draw:layer="layout" svg:width="5.954cm" svg:height="0.475cm" svg:x="2.2cm" svg:y="11.263cm">
          <draw:text-box>
            <text:p text:style-name="P1"><text:span text:style-name="T3">credible way to exert influence. </text:span></text:p>
          </draw:text-box>
        </draw:frame>
        <draw:frame draw:style-name="gr1" draw:text-style-name="P2" draw:layer="layout" svg:width="16.059cm" svg:height="0.475cm" svg:x="2.2cm" svg:y="12.177cm">
          <draw:text-box>
            <text:p text:style-name="P1"><text:span text:style-name="T6">605. </text:span><text:span text:style-name="T3"><text:s/>The paper argued that Iraq’s economic success depended more on the policies </text:span></text:p>
          </draw:text-box>
        </draw:frame>
        <draw:frame draw:style-name="gr1" draw:text-style-name="P2" draw:layer="layout" svg:width="16.588cm" svg:height="0.475cm" svg:x="2.2cm" svg:y="12.742cm">
          <draw:text-box>
            <text:p text:style-name="P1"><text:span text:style-name="T3">and actions of the Iraqi Government than on the backing of the international community. </text:span></text:p>
          </draw:text-box>
        </draw:frame>
        <draw:frame draw:style-name="gr1" draw:text-style-name="P2" draw:layer="layout" svg:width="14.81cm" svg:height="0.475cm" svg:x="2.2cm" svg:y="13.306cm">
          <draw:text-box>
            <text:p text:style-name="P1"><text:span text:style-name="T3">High oil prices had bolstered Iraq’s finances, but the Iraqi Government needed </text:span></text:p>
          </draw:text-box>
        </draw:frame>
        <draw:frame draw:style-name="gr1" draw:text-style-name="P2" draw:layer="layout" svg:width="16.529cm" svg:height="0.475cm" svg:x="2.2cm" svg:y="13.871cm">
          <draw:text-box>
            <text:p text:style-name="P1"><text:span text:style-name="T3">assistance in managing the economy, bringing about structural reforms, and unblocking </text:span></text:p>
          </draw:text-box>
        </draw:frame>
        <draw:frame draw:style-name="gr1" draw:text-style-name="P2" draw:layer="layout" svg:width="15.352cm" svg:height="0.475cm" svg:x="2.2cm" svg:y="14.435cm">
          <draw:text-box>
            <text:p text:style-name="P1"><text:span text:style-name="T3">domestic investment to improve public services. The implications for the UK were:</text:span></text:p>
          </draw:text-box>
        </draw:frame>
        <draw:frame draw:style-name="gr3" draw:text-style-name="P4" draw:layer="layout" svg:width="0.634cm" svg:height="0.712cm" svg:x="2.95cm" svg:y="15.1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cm" svg:height="0.475cm" svg:x="3.7cm" svg:y="15.35cm">
          <draw:text-box>
            <text:p text:style-name="P1"><text:span text:style-name="T3">The UK’s effort in Basra should be channelled as far as possible through the </text:span></text:p>
          </draw:text-box>
        </draw:frame>
        <draw:frame draw:style-name="gr1" draw:text-style-name="P2" draw:layer="layout" svg:width="14.687cm" svg:height="0.475cm" svg:x="3.7cm" svg:y="15.914cm">
          <draw:text-box>
            <text:p text:style-name="P1"><text:span text:style-name="T3">PRT, which might need to continue work into 2008 in line with the planned UK </text:span></text:p>
          </draw:text-box>
        </draw:frame>
        <draw:frame draw:style-name="gr1" draw:text-style-name="P2" draw:layer="layout" svg:width="2.656cm" svg:height="0.475cm" svg:x="3.7cm" svg:y="16.478cm">
          <draw:text-box>
            <text:p text:style-name="P1"><text:span text:style-name="T3">military effort. </text:span></text:p>
          </draw:text-box>
        </draw:frame>
        <draw:frame draw:style-name="gr3" draw:text-style-name="P4" draw:layer="layout" svg:width="0.634cm" svg:height="0.712cm" svg:x="2.95cm" svg:y="16.9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98cm" svg:height="0.475cm" svg:x="3.7cm" svg:y="17.143cm">
          <draw:text-box>
            <text:p text:style-name="P1"><text:span text:style-name="T3">DFID’s programme should increasingly be directed at enabling the Iraqi </text:span></text:p>
          </draw:text-box>
        </draw:frame>
        <draw:frame draw:style-name="gr1" draw:text-style-name="P2" draw:layer="layout" svg:width="14.201cm" svg:height="0.475cm" svg:x="3.7cm" svg:y="17.707cm">
          <draw:text-box>
            <text:p text:style-name="P1"><text:span text:style-name="T3">Government to tackle key challenges at the centre, including reconciliation, </text:span></text:p>
          </draw:text-box>
        </draw:frame>
        <draw:frame draw:style-name="gr1" draw:text-style-name="P2" draw:layer="layout" svg:width="9.916cm" svg:height="0.475cm" svg:x="3.7cm" svg:y="18.272cm">
          <draw:text-box>
            <text:p text:style-name="P1"><text:span text:style-name="T3">economic management and critical capacity deficits. </text:span></text:p>
          </draw:text-box>
        </draw:frame>
        <draw:frame draw:style-name="gr1" draw:text-style-name="P2" draw:layer="layout" svg:width="15.013cm" svg:height="0.475cm" svg:x="2.2cm" svg:y="19.186cm">
          <draw:text-box>
            <text:p text:style-name="P1"><text:span text:style-name="T6">606. </text:span><text:span text:style-name="T3"><text:s/>The DOP(I) meeting touched only very briefly on the paper, as Mr Browne </text:span></text:p>
          </draw:text-box>
        </draw:frame>
        <draw:frame draw:style-name="gr1" draw:text-style-name="P2" draw:layer="layout" svg:width="15.094cm" svg:height="0.475cm" svg:x="2.2cm" svg:y="19.751cm">
          <draw:text-box>
            <text:p text:style-name="P1"><text:span text:style-name="T3">indicated he would like more time to discuss and agree it formally at a later date.</text:span></text:p>
          </draw:text-box>
        </draw:frame>
        <draw:frame draw:style-name="gr5" draw:text-style-name="P6" draw:layer="layout" svg:width="0.408cm" svg:height="0.276cm" svg:x="17.236cm" svg:y="19.769cm">
          <draw:text-box>
            <text:p text:style-name="P1"><text:span text:style-name="T8">351</text:span></text:p>
          </draw:text-box>
        </draw:frame>
        <draw:frame draw:style-name="gr1" draw:text-style-name="P2" draw:layer="layout" svg:width="0.422cm" svg:height="0.475cm" svg:x="17.648cm" svg:y="19.7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82cm" svg:height="0.475cm" svg:x="2.2cm" svg:y="20.665cm">
          <draw:text-box>
            <text:p text:style-name="P1"><text:span text:style-name="T6">607. </text:span><text:span text:style-name="T3"><text:s/>DOP(I) discussed the medium-term prospects paper at their next meeting, on </text:span></text:p>
          </draw:text-box>
        </draw:frame>
        <draw:frame draw:style-name="gr1" draw:text-style-name="P2" draw:layer="layout" svg:width="2.199cm" svg:height="0.475cm" svg:x="2.2cm" svg:y="21.23cm">
          <draw:text-box>
            <text:p text:style-name="P1"><text:span text:style-name="T3">20 October.</text:span></text:p>
          </draw:text-box>
        </draw:frame>
        <draw:frame draw:style-name="gr5" draw:text-style-name="P6" draw:layer="layout" svg:width="0.408cm" svg:height="0.276cm" svg:x="4.389cm" svg:y="21.248cm">
          <draw:text-box>
            <text:p text:style-name="P1"><text:span text:style-name="T8">352</text:span></text:p>
          </draw:text-box>
        </draw:frame>
        <draw:frame draw:style-name="gr1" draw:text-style-name="P2" draw:layer="layout" svg:width="11.521cm" svg:height="0.475cm" svg:x="4.8cm" svg:y="21.23cm">
          <draw:text-box>
            <text:p text:style-name="P1"><text:span text:style-name="T3"><text:s/></text:span><text:span text:style-name="T3">Mr Blair was not present, so Mr Browne chaired the meeting.</text:span></text:p>
          </draw:text-box>
        </draw:frame>
        <draw:frame draw:style-name="gr1" draw:text-style-name="P2" draw:layer="layout" svg:width="16.613cm" svg:height="0.475cm" svg:x="2.2cm" svg:y="22.144cm">
          <draw:text-box>
            <text:p text:style-name="P1"><text:span text:style-name="T6">608. </text:span><text:span text:style-name="T3"><text:s/>Mr Browne began by saying that the existing goal would be difficult to achieve, but </text:span></text:p>
          </draw:text-box>
        </draw:frame>
        <draw:frame draw:style-name="gr1" draw:text-style-name="P2" draw:layer="layout" svg:width="16.097cm" svg:height="0.475cm" svg:x="2.2cm" svg:y="22.708cm">
          <draw:text-box>
            <text:p text:style-name="P1"><text:span text:style-name="T3">Ministers had to be certain that there was not more the UK could do before accepting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2.645cm" svg:y1="26.29cm" svg:x2="15.305cm" svg:y2="26.29cm">
          <text:p/>
        </draw:line>
        <draw:frame draw:style-name="gr1" draw:text-style-name="P2" draw:layer="layout" svg:width="2.72cm" svg:height="0.475cm" svg:x="2.2cm" svg:y="23.273cm">
          <draw:text-box>
            <text:p text:style-name="P1"><text:span text:style-name="T3">anything less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50 </text:span></text:p>
          </draw:text-box>
        </draw:frame>
        <draw:frame draw:style-name="gr4" draw:text-style-name="P5" draw:layer="layout" svg:width="12.693cm" svg:height="0.395cm" svg:x="2.646cm" svg:y="25.934cm">
          <draw:text-box>
            <text:p text:style-name="P1"><text:span text:style-name="T5">Paper DOP(I), 10 October 2006, ‘Iraq: Medium Term Prospects and Implications’.</text:span><text:span text:style-name="T11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51 </text:span></text:p>
          </draw:text-box>
        </draw:frame>
        <draw:frame draw:style-name="gr4" draw:text-style-name="P5" draw:layer="layout" svg:width="6.868cm" svg:height="0.395cm" svg:x="2.646cm" svg:y="26.357cm">
          <draw:text-box>
            <text:p text:style-name="P1"><text:span text:style-name="T11">Minutes, 12 October 2006, DOP(I) meeting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52 </text:span></text:p>
          </draw:text-box>
        </draw:frame>
        <draw:frame draw:style-name="gr4" draw:text-style-name="P5" draw:layer="layout" svg:width="8.337cm" svg:height="0.395cm" svg:x="2.646cm" svg:y="26.781cm">
          <draw:text-box>
            <text:p text:style-name="P1"><text:span text:style-name="T11">Minutes (revised), 20 October 2006, DOP(I) meeting. </text:span></text:p>
          </draw:text-box>
        </draw:frame>
      </draw:page>
      <draw:page draw:name="page101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7</text:span></text:p>
          </draw:text-box>
        </draw:frame>
        <draw:frame draw:style-name="gr1" draw:text-style-name="P2" draw:layer="layout" svg:width="15.699cm" svg:height="0.475cm" svg:x="2.2cm" svg:y="2.525cm">
          <draw:text-box>
            <text:p text:style-name="P1"><text:span text:style-name="T6">609. </text:span><text:span text:style-name="T3"><text:s/>Mr Browne also said that DFID’s aspiration to move its focus to Baghdad was </text:span></text:p>
          </draw:text-box>
        </draw:frame>
        <draw:frame draw:style-name="gr1" draw:text-style-name="P2" draw:layer="layout" svg:width="16.203cm" svg:height="0.475cm" svg:x="2.2cm" svg:y="3.09cm">
          <draw:text-box>
            <text:p text:style-name="P1"><text:span text:style-name="T3">well understood, but the UK had a significant stake in the South and needed a clearer </text:span></text:p>
          </draw:text-box>
        </draw:frame>
        <draw:frame draw:style-name="gr1" draw:text-style-name="P2" draw:layer="layout" svg:width="11.584cm" svg:height="0.475cm" svg:x="2.2cm" svg:y="3.654cm">
          <draw:text-box>
            <text:p text:style-name="P1"><text:span text:style-name="T3">understanding of the impact of such a move on activity there. </text:span></text:p>
          </draw:text-box>
        </draw:frame>
        <draw:frame draw:style-name="gr1" draw:text-style-name="P2" draw:layer="layout" svg:width="16.601cm" svg:height="0.475cm" svg:x="2.2cm" svg:y="4.568cm">
          <draw:text-box>
            <text:p text:style-name="P1"><text:span text:style-name="T6">610. </text:span><text:span text:style-name="T3"><text:s/>In discussion, a member of DOP(I) said that most DFID projects in the South were </text:span></text:p>
          </draw:text-box>
        </draw:frame>
        <draw:frame draw:style-name="gr1" draw:text-style-name="P2" draw:layer="layout" svg:width="16.22cm" svg:height="0.475cm" svg:x="2.2cm" svg:y="5.133cm">
          <draw:text-box>
            <text:p text:style-name="P1"><text:span text:style-name="T3">likely to be completed by spring 2007 and that no new projects could be started under </text:span></text:p>
          </draw:text-box>
        </draw:frame>
        <draw:frame draw:style-name="gr1" draw:text-style-name="P2" draw:layer="layout" svg:width="15.775cm" svg:height="0.475cm" svg:x="2.2cm" svg:y="5.697cm">
          <draw:text-box>
            <text:p text:style-name="P1"><text:span text:style-name="T3">current security circumstances. The UK’s medium-term legacy depended on getting </text:span></text:p>
          </draw:text-box>
        </draw:frame>
        <draw:frame draw:style-name="gr1" draw:text-style-name="P2" draw:layer="layout" svg:width="16.571cm" svg:height="0.475cm" svg:x="2.2cm" svg:y="6.262cm">
          <draw:text-box>
            <text:p text:style-name="P1"><text:span text:style-name="T3">economic management and reconciliation going and Baghdad functioning, which meant </text:span></text:p>
          </draw:text-box>
        </draw:frame>
        <draw:frame draw:style-name="gr1" draw:text-style-name="P2" draw:layer="layout" svg:width="7.127cm" svg:height="0.475cm" svg:x="2.2cm" svg:y="6.826cm">
          <draw:text-box>
            <text:p text:style-name="P1"><text:span text:style-name="T3">building capacity in central ministries. </text:span></text:p>
          </draw:text-box>
        </draw:frame>
        <draw:frame draw:style-name="gr1" draw:text-style-name="P2" draw:layer="layout" svg:width="16.597cm" svg:height="0.475cm" svg:x="2.2cm" svg:y="7.741cm">
          <draw:text-box>
            <text:p text:style-name="P1"><text:span text:style-name="T6">611. </text:span><text:span text:style-name="T3"><text:s/>DOP(I) agreed that the UK should keep the existing policy goal, but recognise that </text:span></text:p>
          </draw:text-box>
        </draw:frame>
        <draw:frame draw:style-name="gr1" draw:text-style-name="P2" draw:layer="layout" svg:width="9.218cm" svg:height="0.475cm" svg:x="2.2cm" svg:y="8.305cm">
          <draw:text-box>
            <text:p text:style-name="P1"><text:span text:style-name="T3">the best outcome achievable might fall short of it.</text:span></text:p>
          </draw:text-box>
        </draw:frame>
        <draw:frame draw:style-name="gr1" draw:text-style-name="P2" draw:layer="layout" svg:width="16.838cm" svg:height="0.475cm" svg:x="2.2cm" svg:y="9.22cm">
          <draw:text-box>
            <text:p text:style-name="P1"><text:span text:style-name="T6">612. </text:span><text:span text:style-name="T3"><text:s/>It also agreed that a progressive reduction of UK forces to 4,500 in 2007, in concert </text:span></text:p>
          </draw:text-box>
        </draw:frame>
        <draw:frame draw:style-name="gr1" draw:text-style-name="P2" draw:layer="layout" svg:width="16.694cm" svg:height="0.475cm" svg:x="2.2cm" svg:y="9.784cm">
          <draw:text-box>
            <text:p text:style-name="P1"><text:span text:style-name="T3">with US and other allies, was possible, with more ambitious reductions being considered </text:span></text:p>
          </draw:text-box>
        </draw:frame>
        <draw:frame draw:style-name="gr1" draw:text-style-name="P2" draw:layer="layout" svg:width="4.659cm" svg:height="0.475cm" svg:x="2.2cm" svg:y="10.348cm">
          <draw:text-box>
            <text:p text:style-name="P1"><text:span text:style-name="T3">at the end of November. </text:span></text:p>
          </draw:text-box>
        </draw:frame>
        <draw:frame draw:style-name="gr1" draw:text-style-name="P2" draw:layer="layout" svg:width="16.766cm" svg:height="0.475cm" svg:x="2.2cm" svg:y="11.263cm">
          <draw:text-box>
            <text:p text:style-name="P1"><text:span text:style-name="T6">613. </text:span><text:span text:style-name="T3"><text:s/>The medium-term prospects paper was discussed again at the 26 October meeting </text:span></text:p>
          </draw:text-box>
        </draw:frame>
        <draw:frame draw:style-name="gr1" draw:text-style-name="P2" draw:layer="layout" svg:width="14.895cm" svg:height="0.475cm" svg:x="2.2cm" svg:y="11.827cm">
          <draw:text-box>
            <text:p text:style-name="P1"><text:span text:style-name="T3">of DOP, alongside an update from Mr Browne on security developments in Iraq.</text:span></text:p>
          </draw:text-box>
        </draw:frame>
        <draw:frame draw:style-name="gr5" draw:text-style-name="P6" draw:layer="layout" svg:width="0.408cm" svg:height="0.276cm" svg:x="17.04cm" svg:y="11.846cm">
          <draw:text-box>
            <text:p text:style-name="P1"><text:span text:style-name="T8">353</text:span></text:p>
          </draw:text-box>
        </draw:frame>
        <draw:frame draw:style-name="gr1" draw:text-style-name="P2" draw:layer="layout" svg:width="0.422cm" svg:height="0.475cm" svg:x="17.452cm" svg:y="11.82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055cm" svg:height="0.475cm" svg:x="2.2cm" svg:y="12.742cm">
          <draw:text-box>
            <text:p text:style-name="P1"><text:span text:style-name="T6">614. </text:span><text:span text:style-name="T3"><text:s/>ACM Stirrup advised that Op SINBAD “could not be going better, although </text:span></text:p>
          </draw:text-box>
        </draw:frame>
        <draw:frame draw:style-name="gr1" draw:text-style-name="P2" draw:layer="layout" svg:width="16.101cm" svg:height="0.475cm" svg:x="2.2cm" svg:y="13.306cm">
          <draw:text-box>
            <text:p text:style-name="P1"><text:span text:style-name="T3">there had been an increase in the number of indirect fire attacks on the Basra Palace </text:span></text:p>
          </draw:text-box>
        </draw:frame>
        <draw:frame draw:style-name="gr1" draw:text-style-name="P2" draw:layer="layout" svg:width="16.22cm" svg:height="0.475cm" svg:x="2.2cm" svg:y="13.871cm">
          <draw:text-box>
            <text:p text:style-name="P1"><text:span text:style-name="T3">Compound”. The main concern of Basrawis was whether the success of the operation </text:span></text:p>
          </draw:text-box>
        </draw:frame>
        <draw:frame draw:style-name="gr1" draw:text-style-name="P2" draw:layer="layout" svg:width="16.402cm" svg:height="0.475cm" svg:x="2.2cm" svg:y="14.435cm">
          <draw:text-box>
            <text:p text:style-name="P1"><text:span text:style-name="T3">could be sustained, which “would require engagement and funds from the Government </text:span></text:p>
          </draw:text-box>
        </draw:frame>
        <draw:frame draw:style-name="gr1" draw:text-style-name="P2" draw:layer="layout" svg:width="2.415cm" svg:height="0.475cm" svg:x="2.2cm" svg:y="15cm">
          <draw:text-box>
            <text:p text:style-name="P1"><text:span text:style-name="T3">in Baghdad”.</text:span></text:p>
          </draw:text-box>
        </draw:frame>
        <draw:frame draw:style-name="gr1" draw:text-style-name="P2" draw:layer="layout" svg:width="15.961cm" svg:height="0.475cm" svg:x="2.2cm" svg:y="15.914cm">
          <draw:text-box>
            <text:p text:style-name="P1"><text:span text:style-name="T6">615. </text:span><text:span text:style-name="T3"><text:s/>DOP agreed the analysis and recommendations contained in the medium-term </text:span></text:p>
          </draw:text-box>
        </draw:frame>
        <draw:frame draw:style-name="gr1" draw:text-style-name="P2" draw:layer="layout" svg:width="3.262cm" svg:height="0.475cm" svg:x="2.2cm" svg:y="16.478cm">
          <draw:text-box>
            <text:p text:style-name="P1"><text:span text:style-name="T3">prospects paper. </text:span></text:p>
          </draw:text-box>
        </draw:frame>
        <draw:frame draw:style-name="gr1" draw:text-style-name="P2" draw:layer="layout" svg:width="15.932cm" svg:height="0.475cm" svg:x="2.2cm" svg:y="17.393cm">
          <draw:text-box>
            <text:p text:style-name="P1"><text:span text:style-name="T6">616. </text:span><text:span text:style-name="T3"><text:s/>Section 15.1 describes the increasing threat posed by rocket and mortar fire to </text:span></text:p>
          </draw:text-box>
        </draw:frame>
        <draw:frame draw:style-name="gr1" draw:text-style-name="P2" draw:layer="layout" svg:width="16.652cm" svg:height="0.475cm" svg:x="2.2cm" svg:y="17.957cm">
          <draw:text-box>
            <text:p text:style-name="P1"><text:span text:style-name="T3">Basra Palace Compound (BPC), and the discussions within the UK Government on how </text:span></text:p>
          </draw:text-box>
        </draw:frame>
        <draw:frame draw:style-name="gr1" draw:text-style-name="P2" draw:layer="layout" svg:width="2.25cm" svg:height="0.475cm" svg:x="2.2cm" svg:y="18.522cm">
          <draw:text-box>
            <text:p text:style-name="P1"><text:span text:style-name="T3">to respond. </text:span></text:p>
          </draw:text-box>
        </draw:frame>
        <draw:frame draw:style-name="gr1" draw:text-style-name="P2" draw:layer="layout" svg:width="15.94cm" svg:height="0.475cm" svg:x="2.2cm" svg:y="19.436cm">
          <draw:text-box>
            <text:p text:style-name="P1"><text:span text:style-name="T6">617. </text:span><text:span text:style-name="T3"><text:s/>At the 27 October meeting of the ISG, Mr Simon McDonald, FCO Director Iraq, </text:span></text:p>
          </draw:text-box>
        </draw:frame>
        <draw:frame draw:style-name="gr1" draw:text-style-name="P2" draw:layer="layout" svg:width="15.742cm" svg:height="0.475cm" svg:x="2.2cm" svg:y="20.001cm">
          <draw:text-box>
            <text:p text:style-name="P1"><text:span text:style-name="T3">reported that the security situation in Basra had deteriorated to the point where Mrs </text:span></text:p>
          </draw:text-box>
        </draw:frame>
        <draw:frame draw:style-name="gr1" draw:text-style-name="P2" draw:layer="layout" svg:width="16.262cm" svg:height="0.475cm" svg:x="2.2cm" svg:y="20.565cm">
          <draw:text-box>
            <text:p text:style-name="P1"><text:span text:style-name="T3">Beckett had decided it was necessary to withdraw the majority of civilian staff from the </text:span></text:p>
          </draw:text-box>
        </draw:frame>
        <draw:frame draw:style-name="gr1" draw:text-style-name="P2" draw:layer="layout" svg:width="9.121cm" svg:height="0.475cm" svg:x="2.2cm" svg:y="21.13cm">
          <draw:text-box>
            <text:p text:style-name="P1"><text:span text:style-name="T3">BPC to Basra Air Station (BAS) or out of theatre.</text:span></text:p>
          </draw:text-box>
        </draw:frame>
        <draw:frame draw:style-name="gr5" draw:text-style-name="P6" draw:layer="layout" svg:width="0.408cm" svg:height="0.276cm" svg:x="11.282cm" svg:y="21.148cm">
          <draw:text-box>
            <text:p text:style-name="P1"><text:span text:style-name="T8">354</text:span></text:p>
          </draw:text-box>
        </draw:frame>
        <draw:frame draw:style-name="gr1" draw:text-style-name="P2" draw:layer="layout" svg:width="0.422cm" svg:height="0.475cm" svg:x="11.694cm" svg:y="21.1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33cm" svg:height="0.475cm" svg:x="2.2cm" svg:y="22.044cm">
          <draw:text-box>
            <text:p text:style-name="P1"><text:span text:style-name="T6">618. </text:span><text:span text:style-name="T3"><text:s/>The BPC housed the British Embassy Office Basra, the DFID Basra Office, </text:span></text:p>
          </draw:text-box>
        </draw:frame>
        <draw:frame draw:style-name="gr1" draw:text-style-name="P2" draw:layer="layout" svg:width="10.412cm" svg:height="0.475cm" svg:x="2.2cm" svg:y="22.608cm">
          <draw:text-box>
            <text:p text:style-name="P1"><text:span text:style-name="T3">elements of the police and prisons teams, and the PRT.</text:span></text:p>
          </draw:text-box>
        </draw:frame>
        <draw:frame draw:style-name="gr5" draw:text-style-name="P6" draw:layer="layout" svg:width="0.408cm" svg:height="0.276cm" svg:x="12.57cm" svg:y="22.627cm">
          <draw:text-box>
            <text:p text:style-name="P1"><text:span text:style-name="T8">355</text:span></text:p>
          </draw:text-box>
        </draw:frame>
        <draw:frame draw:style-name="gr1" draw:text-style-name="P2" draw:layer="layout" svg:width="5.921cm" svg:height="0.475cm" svg:x="12.982cm" svg:y="22.608cm">
          <draw:text-box>
            <text:p text:style-name="P1"><text:span text:style-name="T3"><text:s/></text:span><text:span text:style-name="T3">MND(SE) was already located </text:span></text:p>
          </draw:text-box>
        </draw:frame>
        <draw:frame draw:style-name="gr1" draw:text-style-name="P2" draw:layer="layout" svg:width="1.564cm" svg:height="0.475cm" svg:x="2.2cm" svg:y="23.173cm">
          <draw:text-box>
            <text:p text:style-name="P1"><text:span text:style-name="T3">at BAS. </text:span></text:p>
          </draw:text-box>
        </draw:frame>
        <draw:frame draw:style-name="gr1" draw:text-style-name="P2" draw:layer="layout" svg:width="16.364cm" svg:height="0.475cm" svg:x="2.2cm" svg:y="24.087cm">
          <draw:text-box>
            <text:p text:style-name="P1"><text:span text:style-name="T6">619. </text:span><text:span text:style-name="T3"><text:s/>The lack of hardened accommodation suitable for civilian staff at BAS meant that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8.227cm" svg:height="0.475cm" svg:x="2.2cm" svg:y="24.652cm">
          <draw:text-box>
            <text:p text:style-name="P1"><text:span text:style-name="T3">not all staff could be relocated immediately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53 </text:span></text:p>
          </draw:text-box>
        </draw:frame>
        <draw:frame draw:style-name="gr4" draw:text-style-name="P5" draw:layer="layout" svg:width="6.526cm" svg:height="0.395cm" svg:x="2.646cm" svg:y="25.934cm">
          <draw:text-box>
            <text:p text:style-name="P1"><text:span text:style-name="T11">Minutes, 26 October 2006, DOP meeting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54 </text:span></text:p>
          </draw:text-box>
        </draw:frame>
        <draw:line draw:style-name="gr8" draw:text-style-name="P7" draw:layer="layout" svg:x1="2.645cm" svg:y1="27.137cm" svg:x2="12.94cm" svg:y2="27.137cm">
          <text:p/>
        </draw:line>
        <draw:frame draw:style-name="gr4" draw:text-style-name="P5" draw:layer="layout" svg:width="15.974cm" svg:height="0.395cm" svg:x="2.646cm" svg:y="26.357cm">
          <draw:text-box>
            <text:p text:style-name="P1"><text:span text:style-name="T11">Minute Cabinet Office [junior official] to Sheinwald, 30 October 2006, ‘Iraq Strategy Group, 27 October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55 </text:span></text:p>
          </draw:text-box>
        </draw:frame>
        <draw:frame draw:style-name="gr4" draw:text-style-name="P5" draw:layer="layout" svg:width="10.331cm" svg:height="0.395cm" svg:x="2.646cm" svg:y="26.781cm">
          <draw:text-box>
            <text:p text:style-name="P1"><text:span text:style-name="T5">Paper Iraq Policy Unit, 25 October 2006, ‘Iraq: Basra Palace Site’.</text:span><text:span text:style-name="T11"> </text:span></text:p>
          </draw:text-box>
        </draw:frame>
      </draw:page>
      <draw:page draw:name="page10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8</text:span></text:p>
          </draw:text-box>
        </draw:frame>
        <draw:frame draw:style-name="gr1" draw:text-style-name="P2" draw:layer="layout" svg:width="15.585cm" svg:height="0.475cm" svg:x="2.2cm" svg:y="2.525cm">
          <draw:text-box>
            <text:p text:style-name="P1"><text:span text:style-name="T6">620. </text:span><text:span text:style-name="T3"><text:s/>The PRT withdrew to Kuwait and redeployed to BAS in mid-December, when </text:span></text:p>
          </draw:text-box>
        </draw:frame>
        <draw:frame draw:style-name="gr1" draw:text-style-name="P2" draw:layer="layout" svg:width="11.034cm" svg:height="0.475cm" svg:x="2.2cm" svg:y="3.09cm">
          <draw:text-box>
            <text:p text:style-name="P1"><text:span text:style-name="T3">sufficient hardened accommodation had been constructed.</text:span></text:p>
          </draw:text-box>
        </draw:frame>
        <draw:frame draw:style-name="gr5" draw:text-style-name="P6" draw:layer="layout" svg:width="0.408cm" svg:height="0.276cm" svg:x="13.19cm" svg:y="3.108cm">
          <draw:text-box>
            <text:p text:style-name="P1"><text:span text:style-name="T8">356</text:span></text:p>
          </draw:text-box>
        </draw:frame>
        <draw:frame draw:style-name="gr1" draw:text-style-name="P2" draw:layer="layout" svg:width="16.664cm" svg:height="0.475cm" svg:x="2.2cm" svg:y="4.004cm">
          <draw:text-box>
            <text:p text:style-name="P1"><text:span text:style-name="T6">621. </text:span><text:span text:style-name="T3"><text:s/>Mr Blair was advised by his Private Secretary later that day that “this move is likely </text:span></text:p>
          </draw:text-box>
        </draw:frame>
        <draw:frame draw:style-name="gr1" draw:text-style-name="P2" draw:layer="layout" svg:width="8.63cm" svg:height="0.475cm" svg:x="2.2cm" svg:y="4.568cm">
          <draw:text-box>
            <text:p text:style-name="P1"><text:span text:style-name="T3">to be seen as a victory by those attacking us”.</text:span></text:p>
          </draw:text-box>
        </draw:frame>
        <draw:frame draw:style-name="gr5" draw:text-style-name="P6" draw:layer="layout" svg:width="0.408cm" svg:height="0.276cm" svg:x="10.789cm" svg:y="4.587cm">
          <draw:text-box>
            <text:p text:style-name="P1"><text:span text:style-name="T8">357</text:span></text:p>
          </draw:text-box>
        </draw:frame>
        <draw:frame draw:style-name="gr1" draw:text-style-name="P2" draw:layer="layout" svg:width="7.449cm" svg:height="0.475cm" svg:x="11.201cm" svg:y="4.568cm">
          <draw:text-box>
            <text:p text:style-name="P1"><text:span text:style-name="T3"><text:s/></text:span><text:span text:style-name="T3">Dr Marsden and four FCO civilian staff </text:span></text:p>
          </draw:text-box>
        </draw:frame>
        <draw:frame draw:style-name="gr1" draw:text-style-name="P2" draw:layer="layout" svg:width="15.835cm" svg:height="0.475cm" svg:x="2.2cm" svg:y="5.133cm">
          <draw:text-box>
            <text:p text:style-name="P1"><text:span text:style-name="T3">would remain in the BPC, while other staff would relocate elsewhere (the majority to </text:span></text:p>
          </draw:text-box>
        </draw:frame>
        <draw:frame draw:style-name="gr1" draw:text-style-name="P2" draw:layer="layout" svg:width="1.941cm" svg:height="0.475cm" svg:x="2.2cm" svg:y="5.697cm">
          <draw:text-box>
            <text:p text:style-name="P1"><text:span text:style-name="T3">the BAS). </text:span></text:p>
          </draw:text-box>
        </draw:frame>
        <draw:frame draw:style-name="gr1" draw:text-style-name="P2" draw:layer="layout" svg:width="16cm" svg:height="0.475cm" svg:x="2.2cm" svg:y="6.612cm">
          <draw:text-box>
            <text:p text:style-name="P1"><text:span text:style-name="T6">622. </text:span><text:span text:style-name="T3"><text:s/>The US Office of the Special Inspector General for Iraq Reconstruction (SIGIR) </text:span></text:p>
          </draw:text-box>
        </draw:frame>
        <draw:frame draw:style-name="gr1" draw:text-style-name="P2" draw:layer="layout" svg:width="9.624cm" svg:height="0.475cm" svg:x="2.2cm" svg:y="7.176cm">
          <draw:text-box>
            <text:p text:style-name="P1"><text:span text:style-name="T3">published its audit of PRT capability on 29 October.</text:span></text:p>
          </draw:text-box>
        </draw:frame>
        <draw:frame draw:style-name="gr5" draw:text-style-name="P6" draw:layer="layout" svg:width="0.408cm" svg:height="0.276cm" svg:x="11.786cm" svg:y="7.195cm">
          <draw:text-box>
            <text:p text:style-name="P1"><text:span text:style-name="T8">358</text:span></text:p>
          </draw:text-box>
        </draw:frame>
        <draw:frame draw:style-name="gr1" draw:text-style-name="P2" draw:layer="layout" svg:width="5.231cm" svg:height="0.475cm" svg:x="12.198cm" svg:y="7.176cm">
          <draw:text-box>
            <text:p text:style-name="P1"><text:span text:style-name="T3"><text:s/></text:span><text:span text:style-name="T3">The audit, which had been </text:span></text:p>
          </draw:text-box>
        </draw:frame>
        <draw:frame draw:style-name="gr1" draw:text-style-name="P2" draw:layer="layout" svg:width="15.847cm" svg:height="0.475cm" svg:x="2.2cm" svg:y="7.741cm">
          <draw:text-box>
            <text:p text:style-name="P1"><text:span text:style-name="T3">conducted over the summer, concluded that while the creation of 10 PRTs and eight </text:span></text:p>
          </draw:text-box>
        </draw:frame>
        <draw:frame draw:style-name="gr1" draw:text-style-name="P2" draw:layer="layout" svg:width="16.377cm" svg:height="0.475cm" svg:x="2.2cm" svg:y="8.305cm">
          <draw:text-box>
            <text:p text:style-name="P1"><text:span text:style-name="T3">satellite offices was a “noteworthy achievement”, many obstacles to effective operation </text:span></text:p>
          </draw:text-box>
        </draw:frame>
        <draw:frame draw:style-name="gr1" draw:text-style-name="P2" draw:layer="layout" svg:width="15.094cm" svg:height="0.475cm" svg:x="2.2cm" svg:y="8.87cm">
          <draw:text-box>
            <text:p text:style-name="P1"><text:span text:style-name="T3">remained. Those included insecurity, delays in providing funding, the difficulty of </text:span></text:p>
          </draw:text-box>
        </draw:frame>
        <draw:frame draw:style-name="gr1" draw:text-style-name="P2" draw:layer="layout" svg:width="15.399cm" svg:height="0.475cm" svg:x="2.2cm" svg:y="9.434cm">
          <draw:text-box>
            <text:p text:style-name="P1"><text:span text:style-name="T3">recruiting and retaining qualified civilian personnel, and the difficulty of integrating </text:span></text:p>
          </draw:text-box>
        </draw:frame>
        <draw:frame draw:style-name="gr1" draw:text-style-name="P2" draw:layer="layout" svg:width="5.781cm" svg:height="0.475cm" svg:x="2.2cm" svg:y="9.998cm">
          <draw:text-box>
            <text:p text:style-name="P1"><text:span text:style-name="T3">civilian and military personnel. </text:span></text:p>
          </draw:text-box>
        </draw:frame>
        <draw:frame draw:style-name="gr1" draw:text-style-name="P2" draw:layer="layout" svg:width="16.584cm" svg:height="0.475cm" svg:x="2.2cm" svg:y="10.913cm">
          <draw:text-box>
            <text:p text:style-name="P1"><text:span text:style-name="T6">623. </text:span><text:span text:style-name="T3"><text:s/>On the Basra PRT, SIGIR assessed that the unstable security situation meant that </text:span></text:p>
          </draw:text-box>
        </draw:frame>
        <draw:frame draw:style-name="gr1" draw:text-style-name="P2" draw:layer="layout" svg:width="15.763cm" svg:height="0.475cm" svg:x="2.2cm" svg:y="11.477cm">
          <draw:text-box>
            <text:p text:style-name="P1"><text:span text:style-name="T3">PRT members had not been able to interact personally with their Iraqi counterparts, </text:span></text:p>
          </draw:text-box>
        </draw:frame>
        <draw:frame draw:style-name="gr1" draw:text-style-name="P2" draw:layer="layout" svg:width="16.224cm" svg:height="0.475cm" svg:x="2.2cm" svg:y="12.042cm">
          <draw:text-box>
            <text:p text:style-name="P1"><text:span text:style-name="T3">significantly limiting the PRT’s ability to achieve its mission. It questioned “whether the </text:span></text:p>
          </draw:text-box>
        </draw:frame>
        <draw:frame draw:style-name="gr1" draw:text-style-name="P2" draw:layer="layout" svg:width="15.792cm" svg:height="0.475cm" svg:x="2.2cm" svg:y="12.606cm">
          <draw:text-box>
            <text:p text:style-name="P1"><text:span text:style-name="T3">continued deployment of PRT personnel to … Basra … makes operational sense at </text:span></text:p>
          </draw:text-box>
        </draw:frame>
        <draw:frame draw:style-name="gr1" draw:text-style-name="P2" draw:layer="layout" svg:width="1.958cm" svg:height="0.475cm" svg:x="2.2cm" svg:y="13.171cm">
          <draw:text-box>
            <text:p text:style-name="P1"><text:span text:style-name="T3">this time”. </text:span></text:p>
          </draw:text-box>
        </draw:frame>
        <draw:frame draw:style-name="gr1" draw:text-style-name="P2" draw:layer="layout" svg:width="15.288cm" svg:height="0.475cm" svg:x="2.2cm" svg:y="14.085cm">
          <draw:text-box>
            <text:p text:style-name="P1"><text:span text:style-name="T6">624. </text:span><text:span text:style-name="T3"><text:s/>The Inquiry has seen no indications that the UK Government discussed the </text:span></text:p>
          </draw:text-box>
        </draw:frame>
        <draw:frame draw:style-name="gr1" draw:text-style-name="P2" draw:layer="layout" svg:width="2.436cm" svg:height="0.475cm" svg:x="2.2cm" svg:y="14.65cm">
          <draw:text-box>
            <text:p text:style-name="P1"><text:span text:style-name="T3">SIGIR audit. </text:span></text:p>
          </draw:text-box>
        </draw:frame>
        <draw:frame draw:style-name="gr1" draw:text-style-name="P2" draw:layer="layout" svg:width="14.717cm" svg:height="0.475cm" svg:x="2.2cm" svg:y="15.564cm">
          <draw:text-box>
            <text:p text:style-name="P1"><text:span text:style-name="T6">625. </text:span><text:span text:style-name="T3"><text:s/>The 2 November weekly update from GOC(MND)SE, which was sent by </text:span></text:p>
          </draw:text-box>
        </draw:frame>
        <draw:frame draw:style-name="gr1" draw:text-style-name="P2" draw:layer="layout" svg:width="16.237cm" svg:height="0.475cm" svg:x="2.2cm" svg:y="16.128cm">
          <draw:text-box>
            <text:p text:style-name="P1"><text:span text:style-name="T3">Maj Gen Shirreff’s Chief of Staff, reported that the withdrawal of civilian personnel had </text:span></text:p>
          </draw:text-box>
        </draw:frame>
        <draw:frame draw:style-name="gr1" draw:text-style-name="P2" draw:layer="layout" svg:width="6.106cm" svg:height="0.475cm" svg:x="2.2cm" svg:y="16.693cm">
          <draw:text-box>
            <text:p text:style-name="P1"><text:span text:style-name="T3">come as a surprise to MND(SE).</text:span></text:p>
          </draw:text-box>
        </draw:frame>
        <draw:frame draw:style-name="gr5" draw:text-style-name="P6" draw:layer="layout" svg:width="0.408cm" svg:height="0.276cm" svg:x="8.293cm" svg:y="16.712cm">
          <draw:text-box>
            <text:p text:style-name="P1"><text:span text:style-name="T8">359</text:span></text:p>
          </draw:text-box>
        </draw:frame>
        <draw:frame draw:style-name="gr1" draw:text-style-name="P2" draw:layer="layout" svg:width="10.213cm" svg:height="0.475cm" svg:x="8.705cm" svg:y="16.693cm">
          <draw:text-box>
            <text:p text:style-name="P1"><text:span text:style-name="T3"><text:s/></text:span><text:span text:style-name="T3">It was expected to have an adverse impact, including </text:span></text:p>
          </draw:text-box>
        </draw:frame>
        <draw:frame draw:style-name="gr1" draw:text-style-name="P2" draw:layer="layout" svg:width="15.974cm" svg:height="0.475cm" svg:x="2.2cm" svg:y="17.257cm">
          <draw:text-box>
            <text:p text:style-name="P1"><text:span text:style-name="T3">by disrupting long-term reconstruction because of the “haste with which the PRT has </text:span></text:p>
          </draw:text-box>
        </draw:frame>
        <draw:frame draw:style-name="gr1" draw:text-style-name="P2" draw:layer="layout" svg:width="3.291cm" svg:height="0.475cm" svg:x="2.2cm" svg:y="17.822cm">
          <draw:text-box>
            <text:p text:style-name="P1"><text:span text:style-name="T3">been evacuated”.</text:span></text:p>
          </draw:text-box>
        </draw:frame>
        <draw:frame draw:style-name="gr5" draw:text-style-name="P6" draw:layer="layout" svg:width="0.246cm" svg:height="0.276cm" svg:x="5.472cm" svg:y="17.84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889cm" svg:height="0.475cm" svg:x="2.2cm" svg:y="18.736cm">
          <draw:text-box>
            <text:p text:style-name="P1"><text:span text:style-name="T6">626. </text:span><text:span text:style-name="T3"><text:s/>On 7 November, the British Embassy Baghdad and the British Embassy Office </text:span></text:p>
          </draw:text-box>
        </draw:frame>
        <draw:frame draw:style-name="gr1" draw:text-style-name="P2" draw:layer="layout" svg:width="16.207cm" svg:height="0.475cm" svg:x="2.2cm" svg:y="19.301cm">
          <draw:text-box>
            <text:p text:style-name="P1"><text:span text:style-name="T3">Basra responded to an IPU request for accounts of what life was like for ordinary Iraqi </text:span></text:p>
          </draw:text-box>
        </draw:frame>
        <draw:frame draw:style-name="gr1" draw:text-style-name="P2" draw:layer="layout" svg:width="16.11cm" svg:height="0.475cm" svg:x="2.2cm" svg:y="19.865cm">
          <draw:text-box>
            <text:p text:style-name="P1"><text:span text:style-name="T3">citizens. Their replies warned that they could offer only an impressionistic view due to </text:span></text:p>
          </draw:text-box>
        </draw:frame>
        <draw:frame draw:style-name="gr1" draw:text-style-name="P2" draw:layer="layout" svg:width="8.134cm" svg:height="0.475cm" svg:x="2.2cm" svg:y="20.43cm">
          <draw:text-box>
            <text:p text:style-name="P1"><text:span text:style-name="T3">the constraints under which they operated. </text:span></text:p>
          </draw:text-box>
        </draw:frame>
        <draw:frame draw:style-name="gr1" draw:text-style-name="P2" draw:layer="layout" svg:width="6.424cm" svg:height="0.475cm" svg:x="2.2cm" svg:y="21.344cm">
          <draw:text-box>
            <text:p text:style-name="P1"><text:span text:style-name="T6">627. </text:span><text:span text:style-name="T3"><text:s/>The Embassy reported that: </text:span></text:p>
          </draw:text-box>
        </draw:frame>
        <draw:frame draw:style-name="gr1" draw:text-style-name="P2" draw:layer="layout" svg:width="15.128cm" svg:height="0.475cm" svg:x="2.95cm" svg:y="22.258cm">
          <draw:text-box>
            <text:p text:style-name="P1"><text:span text:style-name="T3">“</text:span><text:span text:style-name="T3">Our protected circumstances constrain our ability to interact with ordinary Iraqis </text:span></text:p>
          </draw:text-box>
        </draw:frame>
        <draw:frame draw:style-name="gr1" draw:text-style-name="P2" draw:layer="layout" svg:width="15.009cm" svg:height="0.475cm" svg:x="2.95cm" svg:y="22.823cm">
          <draw:text-box>
            <text:p text:style-name="P1"><text:span text:style-name="T3">or even visit Baghdad. Our impressions can only be gleaned through the press, </text:span></text:p>
          </draw:text-box>
        </draw:frame>
        <draw:frame draw:style-name="gr1" draw:text-style-name="P2" draw:layer="layout" svg:width="10.42cm" svg:height="0.475cm" svg:x="2.95cm" svg:y="23.387cm">
          <draw:text-box>
            <text:p text:style-name="P1"><text:span text:style-name="T3">or piecemeal, anecdotally and at second or third hand.” </text:span></text:p>
          </draw:text-box>
        </draw:frame>
        <draw:frame draw:style-name="gr5" draw:text-style-name="P6" draw:layer="layout" svg:width="0.408cm" svg:height="0.276cm" svg:x="13.316cm" svg:y="23.406cm">
          <draw:text-box>
            <text:p text:style-name="P1"><text:span text:style-name="T8">360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line draw:style-name="gr8" draw:text-style-name="P7" draw:layer="layout" svg:x1="2.645cm" svg:y1="25.02cm" svg:x2="18.207cm" svg:y2="25.02cm">
          <text:p/>
        </draw:line>
        <draw:frame draw:style-name="gr10" draw:text-style-name="P9" draw:layer="layout" svg:width="0.493cm" svg:height="0.556cm" svg:x="13.728cm" svg:y="23.323cm">
          <draw:text-box>
            <text:p text:style-name="P1"><text:span text:style-name="T15"><text:s/>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356 </text:span></text:p>
          </draw:text-box>
        </draw:frame>
        <draw:frame draw:style-name="gr4" draw:text-style-name="P5" draw:layer="layout" svg:width="15.568cm" svg:height="0.395cm" svg:x="2.646cm" svg:y="24.664cm">
          <draw:text-box>
            <text:p text:style-name="P1"><text:span text:style-name="T5">Report PCRU/DFID, 19 December 2006, ‘Refocusing Civilian Efforts in Basra in the Run Up to PIC’.</text:span><text:span text:style-name="T11">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57 </text:span></text:p>
          </draw:text-box>
        </draw:frame>
        <draw:frame draw:style-name="gr4" draw:text-style-name="P5" draw:layer="layout" svg:width="10.568cm" svg:height="0.395cm" svg:x="2.646cm" svg:y="25.087cm">
          <draw:text-box>
            <text:p text:style-name="P1"><text:span text:style-name="T11">Minute Banner to Blair, 27 October 2006, ‘Iraq Update, 27 October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58 </text:span></text:p>
          </draw:text-box>
        </draw:frame>
        <draw:frame draw:style-name="gr4" draw:text-style-name="P5" draw:layer="layout" svg:width="14.747cm" svg:height="0.395cm" svg:x="2.646cm" svg:y="25.511cm">
          <draw:text-box>
            <text:p text:style-name="P1"><text:span text:style-name="T11">Office of the Special Inspector General for Iraq Reconstruction, 29 October 2006, </text:span><text:span text:style-name="T12">Status of the </text:span></text:p>
          </draw:text-box>
        </draw:frame>
        <draw:frame draw:style-name="gr4" draw:text-style-name="P5" draw:layer="layout" svg:width="7.537cm" svg:height="0.395cm" svg:x="2.2cm" svg:y="25.934cm">
          <draw:text-box>
            <text:p text:style-name="P1"><text:span text:style-name="T12">Provincial Reconstruction Team Program in Iraq</text:span><text:span text:style-name="T11">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59 </text:span></text:p>
          </draw:text-box>
        </draw:frame>
        <draw:frame draw:style-name="gr4" draw:text-style-name="P5" draw:layer="layout" svg:width="15.085cm" svg:height="0.395cm" svg:x="2.646cm" svg:y="26.357cm">
          <draw:text-box>
            <text:p text:style-name="P1"><text:span text:style-name="T11">Report Everard, 2 November 2006, ‘GOC MND(SE) – southern Iraq Update – 2 November 2006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60 </text:span></text:p>
          </draw:text-box>
        </draw:frame>
        <draw:frame draw:style-name="gr4" draw:text-style-name="P5" draw:layer="layout" svg:width="14.277cm" svg:height="0.395cm" svg:x="2.646cm" svg:y="26.781cm">
          <draw:text-box>
            <text:p text:style-name="P1"><text:span text:style-name="T11">Letter Gibson to IPU [junior official], 7 November 2006, ‘Life in Baghdad for Ordinary Iraqis’. </text:span></text:p>
          </draw:text-box>
        </draw:frame>
      </draw:page>
      <draw:page draw:name="page103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9</text:span></text:p>
          </draw:text-box>
        </draw:frame>
        <draw:frame draw:style-name="gr1" draw:text-style-name="P2" draw:layer="layout" svg:width="11.61cm" svg:height="0.475cm" svg:x="2.2cm" svg:y="2.525cm">
          <draw:text-box>
            <text:p text:style-name="P1"><text:span text:style-name="T6">628. </text:span><text:span text:style-name="T3"><text:s/>The British Embassy Office Basra offered a similar view:</text:span></text:p>
          </draw:text-box>
        </draw:frame>
        <draw:frame draw:style-name="gr1" draw:text-style-name="P2" draw:layer="layout" svg:width="15.678cm" svg:height="0.475cm" svg:x="2.95cm" svg:y="3.44cm">
          <draw:text-box>
            <text:p text:style-name="P1"><text:span text:style-name="T3">“</text:span><text:span text:style-name="T3">We cannot go into ordinary Iraqi homes, shops and schools or move freely around </text:span></text:p>
          </draw:text-box>
        </draw:frame>
        <draw:frame draw:style-name="gr1" draw:text-style-name="P2" draw:layer="layout" svg:width="15.585cm" svg:height="0.475cm" svg:x="2.95cm" svg:y="4.004cm">
          <draw:text-box>
            <text:p text:style-name="P1"><text:span text:style-name="T3">the city (or even our own compound). Nearly all our local staff have left because of </text:span></text:p>
          </draw:text-box>
        </draw:frame>
        <draw:frame draw:style-name="gr1" draw:text-style-name="P2" draw:layer="layout" svg:width="5.882cm" svg:height="0.475cm" svg:x="2.95cm" svg:y="4.568cm">
          <draw:text-box>
            <text:p text:style-name="P1"><text:span text:style-name="T3">death threats and intimidation.” </text:span></text:p>
          </draw:text-box>
        </draw:frame>
        <draw:frame draw:style-name="gr5" draw:text-style-name="P6" draw:layer="layout" svg:width="0.408cm" svg:height="0.276cm" svg:x="8.798cm" svg:y="4.587cm">
          <draw:text-box>
            <text:p text:style-name="P1"><text:span text:style-name="T8">361</text:span></text:p>
          </draw:text-box>
        </draw:frame>
        <draw:frame draw:style-name="gr1" draw:text-style-name="P2" draw:layer="layout" svg:width="11.542cm" svg:height="0.475cm" svg:x="2.2cm" svg:y="5.483cm">
          <draw:text-box>
            <text:p text:style-name="P1"><text:span text:style-name="T6">629. </text:span><text:span text:style-name="T3"><text:s/>The accounts were passed to Mr Blair on 10 November.</text:span></text:p>
          </draw:text-box>
        </draw:frame>
        <draw:frame draw:style-name="gr5" draw:text-style-name="P6" draw:layer="layout" svg:width="0.408cm" svg:height="0.276cm" svg:x="13.683cm" svg:y="5.502cm">
          <draw:text-box>
            <text:p text:style-name="P1"><text:span text:style-name="T8">362</text:span></text:p>
          </draw:text-box>
        </draw:frame>
        <draw:frame draw:style-name="gr1" draw:text-style-name="P2" draw:layer="layout" svg:width="0.422cm" svg:height="0.475cm" svg:x="14.095cm" svg:y="5.48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526cm" svg:height="0.475cm" svg:x="2.2cm" svg:y="6.397cm">
          <draw:text-box>
            <text:p text:style-name="P1"><text:span text:style-name="T6">630. </text:span><text:span text:style-name="T3"><text:s/>DOP(I) considered the impact of the withdrawal of civilian personnel on </text:span></text:p>
          </draw:text-box>
        </draw:frame>
        <draw:frame draw:style-name="gr1" draw:text-style-name="P2" draw:layer="layout" svg:width="2.644cm" svg:height="0.475cm" svg:x="2.2cm" svg:y="6.962cm">
          <draw:text-box>
            <text:p text:style-name="P1"><text:span text:style-name="T3">16 November.</text:span></text:p>
          </draw:text-box>
        </draw:frame>
        <draw:frame draw:style-name="gr5" draw:text-style-name="P6" draw:layer="layout" svg:width="0.408cm" svg:height="0.276cm" svg:x="4.835cm" svg:y="6.981cm">
          <draw:text-box>
            <text:p text:style-name="P1"><text:span text:style-name="T8">363</text:span></text:p>
          </draw:text-box>
        </draw:frame>
        <draw:frame draw:style-name="gr1" draw:text-style-name="P2" draw:layer="layout" svg:width="13.278cm" svg:height="0.475cm" svg:x="5.247cm" svg:y="6.962cm">
          <draw:text-box>
            <text:p text:style-name="P1"><text:span text:style-name="T3"><text:s/></text:span><text:span text:style-name="T3">Mrs Beckett and Sir Suma Chakrabarti reported that the impact of the </text:span></text:p>
          </draw:text-box>
        </draw:frame>
        <draw:frame draw:style-name="gr1" draw:text-style-name="P2" draw:layer="layout" svg:width="16.089cm" svg:height="0.475cm" svg:x="2.2cm" svg:y="7.526cm">
          <draw:text-box>
            <text:p text:style-name="P1"><text:span text:style-name="T3">withdrawal of civilian personnel from the BPC on the Better Basra Action Plan and on </text:span></text:p>
          </draw:text-box>
        </draw:frame>
        <draw:frame draw:style-name="gr1" draw:text-style-name="P2" draw:layer="layout" svg:width="7.94cm" svg:height="0.475cm" svg:x="2.2cm" svg:y="8.091cm">
          <draw:text-box>
            <text:p text:style-name="P1"><text:span text:style-name="T3">DFID’s programmes had been “marginal”. </text:span></text:p>
          </draw:text-box>
        </draw:frame>
        <draw:frame draw:style-name="gr1" draw:text-style-name="P2" draw:layer="layout" svg:width="15.563cm" svg:height="0.475cm" svg:x="2.2cm" svg:y="9.005cm">
          <draw:text-box>
            <text:p text:style-name="P1"><text:span text:style-name="T6">631. </text:span><text:span text:style-name="T3"><text:s/>Mrs Beckett summed up that officials should develop some clear and agreed </text:span></text:p>
          </draw:text-box>
        </draw:frame>
        <draw:frame draw:style-name="gr1" draw:text-style-name="P2" draw:layer="layout" svg:width="14.175cm" svg:height="0.475cm" svg:x="2.2cm" svg:y="9.57cm">
          <draw:text-box>
            <text:p text:style-name="P1"><text:span text:style-name="T3">forward planning on the future of the civilian and military presence in Basra.</text:span></text:p>
          </draw:text-box>
        </draw:frame>
        <draw:frame draw:style-name="gr1" draw:text-style-name="P2" draw:layer="layout" svg:width="16.368cm" svg:height="0.475cm" svg:x="2.2cm" svg:y="10.484cm">
          <draw:text-box>
            <text:p text:style-name="P1"><text:span text:style-name="T6">632. </text:span><text:span text:style-name="T3"><text:s/>A December 2006 joint DFID/PCRU report assessed that the impact of the PRT’s </text:span></text:p>
          </draw:text-box>
        </draw:frame>
        <draw:frame draw:style-name="gr1" draw:text-style-name="P2" draw:layer="layout" svg:width="15.792cm" svg:height="0.475cm" svg:x="2.2cm" svg:y="11.048cm">
          <draw:text-box>
            <text:p text:style-name="P1"><text:span text:style-name="T3">withdrawal from the BPC to Kuwait on its work was “significant but not catastrophic”.</text:span></text:p>
          </draw:text-box>
        </draw:frame>
        <draw:frame draw:style-name="gr5" draw:text-style-name="P6" draw:layer="layout" svg:width="0.408cm" svg:height="0.276cm" svg:x="17.94cm" svg:y="11.067cm">
          <draw:text-box>
            <text:p text:style-name="P1"><text:span text:style-name="T8">364</text:span></text:p>
          </draw:text-box>
        </draw:frame>
        <draw:frame draw:style-name="gr1" draw:text-style-name="P2" draw:layer="layout" svg:width="0.422cm" svg:height="0.475cm" svg:x="18.352cm" svg:y="11.04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2.042cm" svg:height="0.475cm" svg:x="2.2cm" svg:y="11.613cm">
          <draw:text-box>
            <text:p text:style-name="P1"><text:span text:style-name="T3">Little of its work required face-to-face contact with Iraqi citizens. </text:span></text:p>
          </draw:text-box>
        </draw:frame>
        <draw:frame draw:style-name="gr1" draw:text-style-name="P2" draw:layer="layout" svg:width="16.465cm" svg:height="0.475cm" svg:x="2.2cm" svg:y="12.527cm">
          <draw:text-box>
            <text:p text:style-name="P1"><text:span text:style-name="T6">633. </text:span><text:span text:style-name="T3"><text:s/>The relocation of the PRT from Kuwait to BAS was under way, and the benefits of </text:span></text:p>
          </draw:text-box>
        </draw:frame>
        <draw:frame draw:style-name="gr1" draw:text-style-name="P2" draw:layer="layout" svg:width="16.58cm" svg:height="0.475cm" svg:x="2.2cm" svg:y="13.092cm">
          <draw:text-box>
            <text:p text:style-name="P1"><text:span text:style-name="T3">co-location with MND(SE) were already apparent. The PRT’s access to military partners </text:span></text:p>
          </draw:text-box>
        </draw:frame>
        <draw:frame draw:style-name="gr1" draw:text-style-name="P2" draw:layer="layout" svg:width="15.301cm" svg:height="0.475cm" svg:x="2.2cm" svg:y="13.656cm">
          <draw:text-box>
            <text:p text:style-name="P1"><text:span text:style-name="T3">went some way to overcoming problems caused by the lack of a common secure </text:span></text:p>
          </draw:text-box>
        </draw:frame>
        <draw:frame draw:style-name="gr1" draw:text-style-name="P2" draw:layer="layout" svg:width="16.131cm" svg:height="0.475cm" svg:x="2.2cm" svg:y="14.221cm">
          <draw:text-box>
            <text:p text:style-name="P1"><text:span text:style-name="T3">communication system between civilians and the military. Informal contacts were also </text:span></text:p>
          </draw:text-box>
        </draw:frame>
        <draw:frame draw:style-name="gr1" draw:text-style-name="P2" draw:layer="layout" svg:width="11.631cm" svg:height="0.475cm" svg:x="2.2cm" svg:y="14.785cm">
          <draw:text-box>
            <text:p text:style-name="P1"><text:span text:style-name="T3">helping to build mutual understanding of objectives and aims. </text:span></text:p>
          </draw:text-box>
        </draw:frame>
        <draw:frame draw:style-name="gr1" draw:text-style-name="P2" draw:layer="layout" svg:width="16.262cm" svg:height="0.475cm" svg:x="2.2cm" svg:y="15.7cm">
          <draw:text-box>
            <text:p text:style-name="P1"><text:span text:style-name="T6">634. </text:span><text:span text:style-name="T3"><text:s/>A number of witnesses told the Inquiry that the move to BAS led to much greater </text:span></text:p>
          </draw:text-box>
        </draw:frame>
        <draw:frame draw:style-name="gr1" draw:text-style-name="P2" draw:layer="layout" svg:width="15.653cm" svg:height="0.475cm" svg:x="2.2cm" svg:y="16.264cm">
          <draw:text-box>
            <text:p text:style-name="P1"><text:span text:style-name="T3">contact between UK civilian personnel and Iraqi citizens. Mr Robert Tinline, Deputy </text:span></text:p>
          </draw:text-box>
        </draw:frame>
        <draw:frame draw:style-name="gr1" draw:text-style-name="P2" draw:layer="layout" svg:width="11.694cm" svg:height="0.475cm" svg:x="2.2cm" svg:y="16.828cm">
          <draw:text-box>
            <text:p text:style-name="P1"><text:span text:style-name="T3">Consul General in Basra, described BAS as a “neutral venue”:</text:span></text:p>
          </draw:text-box>
        </draw:frame>
        <draw:frame draw:style-name="gr1" draw:text-style-name="P2" draw:layer="layout" svg:width="15.513cm" svg:height="0.475cm" svg:x="2.95cm" svg:y="17.743cm">
          <draw:text-box>
            <text:p text:style-name="P1"><text:span text:style-name="T3">“</text:span><text:span text:style-name="T3">Because we were next to the airport, which was Iraqi obviously, but close enough </text:span></text:p>
          </draw:text-box>
        </draw:frame>
        <draw:frame draw:style-name="gr1" draw:text-style-name="P2" draw:layer="layout" svg:width="15.361cm" svg:height="0.475cm" svg:x="2.95cm" svg:y="18.307cm">
          <draw:text-box>
            <text:p text:style-name="P1"><text:span text:style-name="T3">to our security … that meant they [our Iraqi interlocutors] didn’t have to come and </text:span></text:p>
          </draw:text-box>
        </draw:frame>
        <draw:frame draw:style-name="gr1" draw:text-style-name="P2" draw:layer="layout" svg:width="14.488cm" svg:height="0.475cm" svg:x="2.95cm" svg:y="18.872cm">
          <draw:text-box>
            <text:p text:style-name="P1"><text:span text:style-name="T3">see us and we didn’t have to go and see them. So it was actually very good.” </text:span></text:p>
          </draw:text-box>
        </draw:frame>
        <draw:frame draw:style-name="gr16" draw:text-style-name="P13" draw:layer="layout" svg:width="0.447cm" svg:height="0.297cm" svg:x="17.364cm" svg:y="18.86cm">
          <draw:text-box>
            <text:p text:style-name="P1"><text:span text:style-name="T21">365</text:span></text:p>
          </draw:text-box>
        </draw:frame>
        <draw:frame draw:style-name="gr1" draw:text-style-name="P2" draw:layer="layout" svg:width="16.698cm" svg:height="0.475cm" svg:x="2.2cm" svg:y="19.786cm">
          <draw:text-box>
            <text:p text:style-name="P1"><text:span text:style-name="T6">635. </text:span><text:span text:style-name="T3"><text:s/>Section 9.5 describes the wider implications of the withdrawal of civilian personnel, </text:span></text:p>
          </draw:text-box>
        </draw:frame>
        <draw:frame draw:style-name="gr1" draw:text-style-name="P2" draw:layer="layout" svg:width="5.666cm" svg:height="0.475cm" svg:x="2.2cm" svg:y="20.351cm">
          <draw:text-box>
            <text:p text:style-name="P1"><text:span text:style-name="T3">including for US/UK relations. </text:span></text:p>
          </draw:text-box>
        </draw:frame>
        <draw:frame draw:style-name="gr1" draw:text-style-name="P2" draw:layer="layout" svg:width="14.082cm" svg:height="0.475cm" svg:x="2.2cm" svg:y="21.265cm">
          <draw:text-box>
            <text:p text:style-name="P1"><text:span text:style-name="T6">636. </text:span><text:span text:style-name="T3"><text:s/>Mr Gordon Brown, the Chancellor of the Exchequer, visited Basra on </text:span></text:p>
          </draw:text-box>
        </draw:frame>
        <draw:frame draw:style-name="gr1" draw:text-style-name="P2" draw:layer="layout" svg:width="2.644cm" svg:height="0.475cm" svg:x="2.2cm" svg:y="21.83cm">
          <draw:text-box>
            <text:p text:style-name="P1"><text:span text:style-name="T3">18 November.</text:span></text:p>
          </draw:text-box>
        </draw:frame>
        <draw:frame draw:style-name="gr5" draw:text-style-name="P6" draw:layer="layout" svg:width="0.408cm" svg:height="0.276cm" svg:x="4.835cm" svg:y="21.848cm">
          <draw:text-box>
            <text:p text:style-name="P1"><text:span text:style-name="T8">366</text:span></text:p>
          </draw:text-box>
        </draw:frame>
        <draw:frame draw:style-name="gr1" draw:text-style-name="P2" draw:layer="layout" svg:width="13.591cm" svg:height="0.475cm" svg:x="5.247cm" svg:y="21.83cm">
          <draw:text-box>
            <text:p text:style-name="P1"><text:span text:style-name="T3"><text:s/></text:span><text:span text:style-name="T3">During that visit, Maj Gen Shirreff expressed his concern that long-term </text:span></text:p>
          </draw:text-box>
        </draw:frame>
        <draw:frame draw:style-name="gr1" draw:text-style-name="P2" draw:layer="layout" svg:width="16.173cm" svg:height="0.475cm" svg:x="2.2cm" svg:y="22.394cm">
          <draw:text-box>
            <text:p text:style-name="P1"><text:span text:style-name="T3">economic and development work was being prioritised above short-term interventions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line draw:style-name="gr8" draw:text-style-name="P7" draw:layer="layout" svg:x1="2.645cm" svg:y1="24.597cm" svg:x2="17.214cm" svg:y2="24.597cm">
          <text:p/>
        </draw:line>
        <draw:frame draw:style-name="gr1" draw:text-style-name="P2" draw:layer="layout" svg:width="16.017cm" svg:height="0.475cm" svg:x="2.2cm" svg:y="22.958cm">
          <draw:text-box>
            <text:p text:style-name="P1"><text:span text:style-name="T3">that would yield more immediate results. He proposed that the UK should establish a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361 </text:span></text:p>
          </draw:text-box>
        </draw:frame>
        <draw:frame draw:style-name="gr4" draw:text-style-name="P5" draw:layer="layout" svg:width="14.577cm" svg:height="0.395cm" svg:x="2.646cm" svg:y="24.241cm">
          <draw:text-box>
            <text:p text:style-name="P1"><text:span text:style-name="T5">Letter Marsden to IPU [junior official], 7 November 2006, ‘Iraq: Basra; Life for Ordinary Iraqis’.</text:span><text:span text:style-name="T11">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362 </text:span></text:p>
          </draw:text-box>
        </draw:frame>
        <draw:frame draw:style-name="gr4" draw:text-style-name="P5" draw:layer="layout" svg:width="12.846cm" svg:height="0.395cm" svg:x="2.646cm" svg:y="24.664cm">
          <draw:text-box>
            <text:p text:style-name="P1"><text:span text:style-name="T11">Minute Banner to Prime Minister, 10 November 2006, ‘Iraq Update: 10 November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63 </text:span></text:p>
          </draw:text-box>
        </draw:frame>
        <draw:line draw:style-name="gr8" draw:text-style-name="P7" draw:layer="layout" svg:x1="2.645cm" svg:y1="25.867cm" svg:x2="18.207cm" svg:y2="25.867cm">
          <text:p/>
        </draw:line>
        <draw:frame draw:style-name="gr4" draw:text-style-name="P5" draw:layer="layout" svg:width="7.237cm" svg:height="0.395cm" svg:x="2.646cm" svg:y="25.087cm">
          <draw:text-box>
            <text:p text:style-name="P1"><text:span text:style-name="T11">Minutes, 16 November 2006, DOP(I) meeting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64 </text:span></text:p>
          </draw:text-box>
        </draw:frame>
        <draw:frame draw:style-name="gr4" draw:text-style-name="P5" draw:layer="layout" svg:width="15.568cm" svg:height="0.395cm" svg:x="2.646cm" svg:y="25.511cm">
          <draw:text-box>
            <text:p text:style-name="P1"><text:span text:style-name="T5">Report PCRU/DFID, 19 December 2006, ‘Refocusing Civilian Efforts in Basra in the Run Up to PIC’.</text:span><text:span text:style-name="T11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65 </text:span></text:p>
          </draw:text-box>
        </draw:frame>
        <draw:frame draw:style-name="gr4" draw:text-style-name="P5" draw:layer="layout" svg:width="6.856cm" svg:height="0.395cm" svg:x="2.646cm" svg:y="25.934cm">
          <draw:text-box>
            <text:p text:style-name="P1"><text:span text:style-name="T11">Public hearing, 24 June 2010, pages 10-11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66 </text:span></text:p>
          </draw:text-box>
        </draw:frame>
        <draw:frame draw:style-name="gr4" draw:text-style-name="P5" draw:layer="layout" svg:width="15.53cm" svg:height="0.395cm" svg:x="2.646cm" svg:y="26.357cm">
          <draw:text-box>
            <text:p text:style-name="P1"><text:span text:style-name="T11">Minute Treasury [junior official] to Chancellor, 13 December 2003, ‘Basra Visit: Responding to Major </text:span></text:p>
          </draw:text-box>
        </draw:frame>
        <draw:frame draw:style-name="gr4" draw:text-style-name="P5" draw:layer="layout" svg:width="4.599cm" svg:height="0.395cm" svg:x="2.2cm" svg:y="26.781cm">
          <draw:text-box>
            <text:p text:style-name="P1"><text:span text:style-name="T11">General Shirreff’s Concerns’. </text:span></text:p>
          </draw:text-box>
        </draw:frame>
      </draw:page>
      <draw:page draw:name="page10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9" draw:text-style-name="P7" draw:layer="layout" svg:x1="4.008cm" svg:y1="9.433cm" svg:x2="17.6cm" svg:y2="9.43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00</text:span></text:p>
          </draw:text-box>
        </draw:frame>
        <draw:frame draw:style-name="gr1" draw:text-style-name="P2" draw:layer="layout" svg:width="16.664cm" svg:height="0.475cm" svg:x="2.2cm" svg:y="2.525cm">
          <draw:text-box>
            <text:p text:style-name="P1"><text:span text:style-name="T3">joint (civilian and military) taskforce, under a single (unspecified) command, to plan such </text:span></text:p>
          </draw:text-box>
        </draw:frame>
        <draw:frame draw:style-name="gr1" draw:text-style-name="P2" draw:layer="layout" svg:width="4.697cm" svg:height="0.475cm" svg:x="2.2cm" svg:y="3.09cm">
          <draw:text-box>
            <text:p text:style-name="P1"><text:span text:style-name="T3">short-term interventions. </text:span></text:p>
          </draw:text-box>
        </draw:frame>
        <draw:frame draw:style-name="gr1" draw:text-style-name="P2" draw:layer="layout" svg:width="15.686cm" svg:height="0.475cm" svg:x="2.2cm" svg:y="4.004cm">
          <draw:text-box>
            <text:p text:style-name="P1"><text:span text:style-name="T6">637. </text:span><text:span text:style-name="T3"><text:s/>Section 9.5 describes the development in October and November of the UK’s </text:span></text:p>
          </draw:text-box>
        </draw:frame>
        <draw:frame draw:style-name="gr1" draw:text-style-name="P2" draw:layer="layout" svg:width="6.78cm" svg:height="0.475cm" svg:x="2.2cm" svg:y="4.568cm">
          <draw:text-box>
            <text:p text:style-name="P1"><text:span text:style-name="T3">Forward Plan, at Mr Blair’s request. </text:span></text:p>
          </draw:text-box>
        </draw:frame>
        <draw:frame draw:style-name="gr1" draw:text-style-name="P2" draw:layer="layout" svg:width="15.894cm" svg:height="0.475cm" svg:x="2.2cm" svg:y="5.483cm">
          <draw:text-box>
            <text:p text:style-name="P1"><text:span text:style-name="T6">638. </text:span><text:span text:style-name="T3"><text:s/>Mr McDonald sent a draft Plan to Mr Blair’s Private Secretary on 24 November.</text:span></text:p>
          </draw:text-box>
        </draw:frame>
        <draw:frame draw:style-name="gr5" draw:text-style-name="P6" draw:layer="layout" svg:width="0.408cm" svg:height="0.276cm" svg:x="18.019cm" svg:y="5.502cm">
          <draw:text-box>
            <text:p text:style-name="P1"><text:span text:style-name="T8">367</text:span></text:p>
          </draw:text-box>
        </draw:frame>
        <draw:frame draw:style-name="gr1" draw:text-style-name="P2" draw:layer="layout" svg:width="0.422cm" svg:height="0.475cm" svg:x="18.431cm" svg:y="5.48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691cm" svg:height="0.475cm" svg:x="2.2cm" svg:y="6.047cm">
          <draw:text-box>
            <text:p text:style-name="P1"><text:span text:style-name="T3">Copies of the draft were sent to Mrs Beckett, Mr Browne and SIS, but not Mr Benn. </text:span></text:p>
          </draw:text-box>
        </draw:frame>
        <draw:frame draw:style-name="gr1" draw:text-style-name="P2" draw:layer="layout" svg:width="6.877cm" svg:height="0.475cm" svg:x="2.2cm" svg:y="6.962cm">
          <draw:text-box>
            <text:p text:style-name="P1"><text:span text:style-name="T6">639. </text:span><text:span text:style-name="T3"><text:s/>The draft Plan recognised that:</text:span></text:p>
          </draw:text-box>
        </draw:frame>
        <draw:frame draw:style-name="gr1" draw:text-style-name="P2" draw:layer="layout" svg:width="13.723cm" svg:height="0.475cm" svg:x="2.95cm" svg:y="7.876cm">
          <draw:text-box>
            <text:p text:style-name="P1"><text:span text:style-name="T3">“</text:span><text:span text:style-name="T3">The wider context … is the growing reality of Iraqi sovereignty. The Iraqi </text:span></text:p>
          </draw:text-box>
        </draw:frame>
        <draw:frame draw:style-name="gr1" draw:text-style-name="P2" draw:layer="layout" svg:width="15.703cm" svg:height="0.475cm" svg:x="2.95cm" svg:y="8.441cm">
          <draw:text-box>
            <text:p text:style-name="P1"><text:span text:style-name="T3">Government and political class have their own priorities, which are not the same as </text:span></text:p>
          </draw:text-box>
        </draw:frame>
        <draw:frame draw:style-name="gr1" draw:text-style-name="P2" draw:layer="layout" svg:width="14.954cm" svg:height="0.475cm" svg:x="2.95cm" svg:y="9.005cm">
          <draw:text-box>
            <text:p text:style-name="P1"><text:span text:style-name="T3">ours. Maliki’s highest priority now is accelerating the pace of security transition.”</text:span></text:p>
          </draw:text-box>
        </draw:frame>
        <draw:frame draw:style-name="gr1" draw:text-style-name="P2" draw:layer="layout" svg:width="13.049cm" svg:height="0.475cm" svg:x="2.2cm" svg:y="9.92cm">
          <draw:text-box>
            <text:p text:style-name="P1"><text:span text:style-name="T6">640. </text:span><text:span text:style-name="T3"><text:s/>The draft Plan included proposed actions under three headings:</text:span></text:p>
          </draw:text-box>
        </draw:frame>
        <draw:frame draw:style-name="gr3" draw:text-style-name="P4" draw:layer="layout" svg:width="0.634cm" svg:height="0.712cm" svg:x="2.95cm" svg:y="10.6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697cm" svg:height="0.475cm" svg:x="3.7cm" svg:y="10.834cm">
          <draw:text-box>
            <text:p text:style-name="P1"><text:span text:style-name="T3">Political accommodation;</text:span></text:p>
          </draw:text-box>
        </draw:frame>
        <draw:frame draw:style-name="gr3" draw:text-style-name="P4" draw:layer="layout" svg:width="0.634cm" svg:height="0.712cm" svg:x="2.95cm" svg:y="11.3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583cm" svg:height="0.475cm" svg:x="3.7cm" svg:y="11.498cm">
          <draw:text-box>
            <text:p text:style-name="P1"><text:span text:style-name="T3">Governance and economic development; and</text:span></text:p>
          </draw:text-box>
        </draw:frame>
        <draw:frame draw:style-name="gr3" draw:text-style-name="P4" draw:layer="layout" svg:width="0.634cm" svg:height="0.712cm" svg:x="2.95cm" svg:y="12.0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.738cm" svg:height="0.475cm" svg:x="3.7cm" svg:y="12.163cm">
          <draw:text-box>
            <text:p text:style-name="P1"><text:span text:style-name="T3">Security. </text:span></text:p>
          </draw:text-box>
        </draw:frame>
        <draw:frame draw:style-name="gr1" draw:text-style-name="P2" draw:layer="layout" svg:width="15.796cm" svg:height="0.475cm" svg:x="2.2cm" svg:y="13.077cm">
          <draw:text-box>
            <text:p text:style-name="P1"><text:span text:style-name="T6">641. </text:span><text:span text:style-name="T3"><text:s/>On governance and economic development, the draft Plan identified the “core </text:span></text:p>
          </draw:text-box>
        </draw:frame>
        <draw:frame draw:style-name="gr1" draw:text-style-name="P2" draw:layer="layout" svg:width="16.055cm" svg:height="0.475cm" svg:x="2.2cm" svg:y="13.642cm">
          <draw:text-box>
            <text:p text:style-name="P1"><text:span text:style-name="T3">problems” as a lack of political will and leadership and weak capacity across the Iraqi </text:span></text:p>
          </draw:text-box>
        </draw:frame>
        <draw:frame draw:style-name="gr1" draw:text-style-name="P2" draw:layer="layout" svg:width="15.847cm" svg:height="0.475cm" svg:x="2.2cm" svg:y="14.206cm">
          <draw:text-box>
            <text:p text:style-name="P1"><text:span text:style-name="T3">Government to drive forward a reform agenda and spend its budget. The immediate </text:span></text:p>
          </draw:text-box>
        </draw:frame>
        <draw:frame draw:style-name="gr1" draw:text-style-name="P2" draw:layer="layout" svg:width="15.238cm" svg:height="0.475cm" svg:x="2.2cm" svg:y="14.771cm">
          <draw:text-box>
            <text:p text:style-name="P1"><text:span text:style-name="T3">objective was to impress upon Prime Minister Maliki and his senior Ministers and </text:span></text:p>
          </draw:text-box>
        </draw:frame>
        <draw:frame draw:style-name="gr1" draw:text-style-name="P2" draw:layer="layout" svg:width="15.433cm" svg:height="0.475cm" svg:x="2.2cm" svg:y="15.335cm">
          <draw:text-box>
            <text:p text:style-name="P1"><text:span text:style-name="T3">advisers that economic management and reform required sustained attention and </text:span></text:p>
          </draw:text-box>
        </draw:frame>
        <draw:frame draw:style-name="gr1" draw:text-style-name="P2" draw:layer="layout" svg:width="16.237cm" svg:height="0.475cm" svg:x="2.2cm" svg:y="15.9cm">
          <draw:text-box>
            <text:p text:style-name="P1"><text:span text:style-name="T3">visible leadership, as a strategic and security issue. Prime Minister Maliki also needed </text:span></text:p>
          </draw:text-box>
        </draw:frame>
        <draw:frame draw:style-name="gr1" draw:text-style-name="P2" draw:layer="layout" svg:width="15.856cm" svg:height="0.475cm" svg:x="2.2cm" svg:y="16.464cm">
          <draw:text-box>
            <text:p text:style-name="P1"><text:span text:style-name="T3">to ensure that provincial governments were properly resourced and held to account, </text:span></text:p>
          </draw:text-box>
        </draw:frame>
        <draw:frame draw:style-name="gr1" draw:text-style-name="P2" draw:layer="layout" svg:width="10.187cm" svg:height="0.475cm" svg:x="2.2cm" svg:y="17.028cm">
          <draw:text-box>
            <text:p text:style-name="P1"><text:span text:style-name="T3">as part of the process of forging a political settlement. </text:span></text:p>
          </draw:text-box>
        </draw:frame>
        <draw:frame draw:style-name="gr1" draw:text-style-name="P2" draw:layer="layout" svg:width="13.265cm" svg:height="0.475cm" svg:x="2.2cm" svg:y="17.943cm">
          <draw:text-box>
            <text:p text:style-name="P1"><text:span text:style-name="T6">642. </text:span><text:span text:style-name="T3"><text:s/>Immediate actions that Prime Minister Maliki might take included:</text:span></text:p>
          </draw:text-box>
        </draw:frame>
        <draw:frame draw:style-name="gr3" draw:text-style-name="P4" draw:layer="layout" svg:width="0.634cm" svg:height="0.712cm" svg:x="2.95cm" svg:y="18.7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1cm" svg:height="0.475cm" svg:x="3.7cm" svg:y="18.857cm">
          <draw:text-box>
            <text:p text:style-name="P1"><text:span text:style-name="T3">striking a deal on oil revenue sharing and starting to restructure the oil sector </text:span></text:p>
          </draw:text-box>
        </draw:frame>
        <draw:frame draw:style-name="gr1" draw:text-style-name="P2" draw:layer="layout" svg:width="6.64cm" svg:height="0.475cm" svg:x="3.7cm" svg:y="19.422cm">
          <draw:text-box>
            <text:p text:style-name="P1"><text:span text:style-name="T3">so it behaved more like a business;</text:span></text:p>
          </draw:text-box>
        </draw:frame>
        <draw:frame draw:style-name="gr3" draw:text-style-name="P4" draw:layer="layout" svg:width="0.634cm" svg:height="0.712cm" svg:x="2.95cm" svg:y="19.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87cm" svg:height="0.475cm" svg:x="3.7cm" svg:y="20.086cm">
          <draw:text-box>
            <text:p text:style-name="P1"><text:span text:style-name="T3">striking a deal on fiscal federalism, and getting Iraqi resources flowing to the </text:span></text:p>
          </draw:text-box>
        </draw:frame>
        <draw:frame draw:style-name="gr1" draw:text-style-name="P2" draw:layer="layout" svg:width="6.657cm" svg:height="0.475cm" svg:x="3.7cm" svg:y="20.651cm">
          <draw:text-box>
            <text:p text:style-name="P1"><text:span text:style-name="T3">provinces to improve services; and </text:span></text:p>
          </draw:text-box>
        </draw:frame>
        <draw:frame draw:style-name="gr3" draw:text-style-name="P4" draw:layer="layout" svg:width="0.634cm" svg:height="0.712cm" svg:x="2.95cm" svg:y="21.1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13cm" svg:height="0.475cm" svg:x="3.7cm" svg:y="21.315cm">
          <draw:text-box>
            <text:p text:style-name="P1"><text:span text:style-name="T3">by early 2007, adopting the International Compact as a key part of the Iraqi </text:span></text:p>
          </draw:text-box>
        </draw:frame>
        <draw:frame draw:style-name="gr1" draw:text-style-name="P2" draw:layer="layout" svg:width="5.637cm" svg:height="0.475cm" svg:x="3.7cm" svg:y="21.88cm">
          <draw:text-box>
            <text:p text:style-name="P1"><text:span text:style-name="T3">Government’s reform agenda.</text:span></text:p>
          </draw:text-box>
        </draw:frame>
        <draw:frame draw:style-name="gr1" draw:text-style-name="P2" draw:layer="layout" svg:width="10.395cm" svg:height="0.475cm" svg:x="2.2cm" svg:y="22.794cm">
          <draw:text-box>
            <text:p text:style-name="P1"><text:span text:style-name="T6">643. </text:span><text:span text:style-name="T3"><text:s/>The UK would also press Prime Minister Maliki to:</text:span></text:p>
          </draw:text-box>
        </draw:frame>
        <draw:frame draw:style-name="gr3" draw:text-style-name="P4" draw:layer="layout" svg:width="0.634cm" svg:height="0.712cm" svg:x="2.95cm" svg:y="23.5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68cm" svg:height="0.475cm" svg:x="3.7cm" svg:y="23.708cm">
          <draw:text-box>
            <text:p text:style-name="P1"><text:span text:style-name="T3">establish and chair an “economic Task Force” to give strategic direction </text:span></text:p>
          </draw:text-box>
        </draw:frame>
        <draw:frame draw:style-name="gr1" draw:text-style-name="P2" draw:layer="layout" svg:width="13.604cm" svg:height="0.475cm" svg:x="3.7cm" svg:y="24.273cm">
          <draw:text-box>
            <text:p text:style-name="P1"><text:span text:style-name="T3">on economic management and reform and hold Ministers and provincial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8.771cm" svg:y2="26.714cm">
          <text:p/>
        </draw:line>
        <draw:line draw:style-name="gr8" draw:text-style-name="P7" draw:layer="layout" svg:x1="2.199cm" svg:y1="27.137cm" svg:x2="5.356cm" svg:y2="27.137cm">
          <text:p/>
        </draw:line>
        <draw:frame draw:style-name="gr1" draw:text-style-name="P2" draw:layer="layout" svg:width="4.777cm" svg:height="0.475cm" svg:x="3.7cm" svg:y="24.837cm">
          <draw:text-box>
            <text:p text:style-name="P1"><text:span text:style-name="T3">governments to account;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67 </text:span></text:p>
          </draw:text-box>
        </draw:frame>
        <draw:frame draw:style-name="gr4" draw:text-style-name="P5" draw:layer="layout" svg:width="16.017cm" svg:height="0.395cm" svg:x="2.646cm" svg:y="26.357cm">
          <draw:text-box>
            <text:p text:style-name="P1"><text:span text:style-name="T5">Minute McDonald to Banner, 24 November 2006, ‘Iraq Forward Plan’ attaching Paper [draft], [undated], </text:span></text:p>
          </draw:text-box>
        </draw:frame>
        <draw:frame draw:style-name="gr4" draw:text-style-name="P5" draw:layer="layout" svg:width="3.236cm" svg:height="0.395cm" svg:x="2.2cm" svg:y="26.781cm">
          <draw:text-box>
            <text:p text:style-name="P1"><text:span text:style-name="T5">‘</text:span><text:span text:style-name="T5">Iraq: Forward Plan’.</text:span><text:span text:style-name="T11"> </text:span></text:p>
          </draw:text-box>
        </draw:frame>
      </draw:page>
      <draw:page draw:name="page105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1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cm" svg:height="0.475cm" svg:x="3.7cm" svg:y="2.525cm">
          <draw:text-box>
            <text:p text:style-name="P1"><text:span text:style-name="T3">appoint effective technocrats to replace the “most egregiously partisan” and </text:span></text:p>
          </draw:text-box>
        </draw:frame>
        <draw:frame draw:style-name="gr1" draw:text-style-name="P2" draw:layer="layout" svg:width="5.048cm" svg:height="0.475cm" svg:x="3.7cm" svg:y="3.09cm">
          <draw:text-box>
            <text:p text:style-name="P1"><text:span text:style-name="T3">underperforming ministers;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32cm" svg:height="0.475cm" svg:x="3.7cm" svg:y="3.754cm">
          <draw:text-box>
            <text:p text:style-name="P1"><text:span text:style-name="T3">take personal responsibility for Iraq’s engagement with the International </text:span></text:p>
          </draw:text-box>
        </draw:frame>
        <draw:frame draw:style-name="gr1" draw:text-style-name="P2" draw:layer="layout" svg:width="1.937cm" svg:height="0.475cm" svg:x="3.7cm" svg:y="4.318cm">
          <draw:text-box>
            <text:p text:style-name="P1"><text:span text:style-name="T3">Compact; </text:span></text:p>
          </draw:text-box>
        </draw:frame>
        <draw:frame draw:style-name="gr3" draw:text-style-name="P4" draw:layer="layout" svg:width="0.634cm" svg:height="0.712cm" svg:x="2.95cm" svg:y="4.8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151cm" svg:height="0.475cm" svg:x="3.7cm" svg:y="4.983cm">
          <draw:text-box>
            <text:p text:style-name="P1"><text:span text:style-name="T3">secure agreement on a Hydrocarbons Law;</text:span></text:p>
          </draw:text-box>
        </draw:frame>
        <draw:frame draw:style-name="gr3" draw:text-style-name="P4" draw:layer="layout" svg:width="0.634cm" svg:height="0.712cm" svg:x="2.95cm" svg:y="5.4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53cm" svg:height="0.475cm" svg:x="3.7cm" svg:y="5.647cm">
          <draw:text-box>
            <text:p text:style-name="P1"><text:span text:style-name="T3">push for a full and effective multilateral presence in Iraq;</text:span></text:p>
          </draw:text-box>
        </draw:frame>
        <draw:frame draw:style-name="gr3" draw:text-style-name="P4" draw:layer="layout" svg:width="0.634cm" svg:height="0.712cm" svg:x="2.95cm" svg:y="6.1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369cm" svg:height="0.475cm" svg:x="3.7cm" svg:y="6.312cm">
          <draw:text-box>
            <text:p text:style-name="P1"><text:span text:style-name="T3">start reforming key ministries; and</text:span></text:p>
          </draw:text-box>
        </draw:frame>
        <draw:frame draw:style-name="gr3" draw:text-style-name="P4" draw:layer="layout" svg:width="0.634cm" svg:height="0.712cm" svg:x="2.95cm" svg:y="6.8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66cm" svg:height="0.475cm" svg:x="3.7cm" svg:y="6.976cm">
          <draw:text-box>
            <text:p text:style-name="P1"><text:span text:style-name="T3">get Iraqi resources to the provinces to improve local services and create jobs. </text:span></text:p>
          </draw:text-box>
        </draw:frame>
        <draw:frame draw:style-name="gr1" draw:text-style-name="P2" draw:layer="layout" svg:width="16.19cm" svg:height="0.475cm" svg:x="2.2cm" svg:y="7.891cm">
          <draw:text-box>
            <text:p text:style-name="P1"><text:span text:style-name="T6">644. </text:span><text:span text:style-name="T3"><text:s/>The draft Plan stated that that was an ambitious and complex agenda. Progress </text:span></text:p>
          </draw:text-box>
        </draw:frame>
        <draw:frame draw:style-name="gr1" draw:text-style-name="P2" draw:layer="layout" svg:width="16.127cm" svg:height="0.475cm" svg:x="2.2cm" svg:y="8.455cm">
          <draw:text-box>
            <text:p text:style-name="P1"><text:span text:style-name="T3">on reform had so far been limited and the UK needed to be realistic about chances of </text:span></text:p>
          </draw:text-box>
        </draw:frame>
        <draw:frame draw:style-name="gr1" draw:text-style-name="P2" draw:layer="layout" svg:width="16.267cm" svg:height="0.475cm" svg:x="2.2cm" svg:y="9.02cm">
          <draw:text-box>
            <text:p text:style-name="P1"><text:span text:style-name="T3">“</text:span><text:span text:style-name="T3">widespread success” in the next six months, although traction was improving in some </text:span></text:p>
          </draw:text-box>
        </draw:frame>
        <draw:frame draw:style-name="gr1" draw:text-style-name="P2" draw:layer="layout" svg:width="12.516cm" svg:height="0.475cm" svg:x="2.2cm" svg:y="9.584cm">
          <draw:text-box>
            <text:p text:style-name="P1"><text:span text:style-name="T3">areas as the quality of Ministers and political leadership improved. </text:span></text:p>
          </draw:text-box>
        </draw:frame>
        <draw:frame draw:style-name="gr1" draw:text-style-name="P2" draw:layer="layout" svg:width="15.902cm" svg:height="0.475cm" svg:x="2.2cm" svg:y="10.498cm">
          <draw:text-box>
            <text:p text:style-name="P1"><text:span text:style-name="T6">645. </text:span><text:span text:style-name="T3"><text:s/>Responding to Mr McDonald, Mr Blair’s Private Secretary reported that he had </text:span></text:p>
          </draw:text-box>
        </draw:frame>
        <draw:frame draw:style-name="gr1" draw:text-style-name="P2" draw:layer="layout" svg:width="11.17cm" svg:height="0.475cm" svg:x="2.2cm" svg:y="11.063cm">
          <draw:text-box>
            <text:p text:style-name="P1"><text:span text:style-name="T3">described the Forward Plan as “an excellent piece of work”.</text:span></text:p>
          </draw:text-box>
        </draw:frame>
        <draw:frame draw:style-name="gr5" draw:text-style-name="P6" draw:layer="layout" svg:width="0.408cm" svg:height="0.276cm" svg:x="13.33cm" svg:y="11.082cm">
          <draw:text-box>
            <text:p text:style-name="P1"><text:span text:style-name="T8">368</text:span></text:p>
          </draw:text-box>
        </draw:frame>
        <draw:frame draw:style-name="gr1" draw:text-style-name="P2" draw:layer="layout" svg:width="4.346cm" svg:height="0.475cm" svg:x="13.741cm" svg:y="11.063cm">
          <draw:text-box>
            <text:p text:style-name="P1"><text:span text:style-name="T3"><text:s/></text:span><text:span text:style-name="T3">The Private Secretary </text:span></text:p>
          </draw:text-box>
        </draw:frame>
        <draw:frame draw:style-name="gr1" draw:text-style-name="P2" draw:layer="layout" svg:width="9.789cm" svg:height="0.475cm" svg:x="2.2cm" svg:y="11.627cm">
          <draw:text-box>
            <text:p text:style-name="P1"><text:span text:style-name="T3">asked for the Plan to be finalised and implemented. </text:span></text:p>
          </draw:text-box>
        </draw:frame>
        <draw:frame draw:style-name="gr1" draw:text-style-name="P2" draw:layer="layout" svg:width="15.055cm" svg:height="0.475cm" svg:x="2.2cm" svg:y="12.542cm">
          <draw:text-box>
            <text:p text:style-name="P1"><text:span text:style-name="T6">646. </text:span><text:span text:style-name="T3"><text:s/>No.10 sent the White House a copy of the Forward Plan on 25 November, </text:span></text:p>
          </draw:text-box>
        </draw:frame>
        <draw:frame draw:style-name="gr1" draw:text-style-name="P2" draw:layer="layout" svg:width="8.376cm" svg:height="0.475cm" svg:x="2.2cm" svg:y="13.106cm">
          <draw:text-box>
            <text:p text:style-name="P1"><text:span text:style-name="T3">stressing that it remained “work in progress”.</text:span></text:p>
          </draw:text-box>
        </draw:frame>
        <draw:frame draw:style-name="gr5" draw:text-style-name="P6" draw:layer="layout" svg:width="0.408cm" svg:height="0.276cm" svg:x="10.552cm" svg:y="13.125cm">
          <draw:text-box>
            <text:p text:style-name="P1"><text:span text:style-name="T8">369</text:span></text:p>
          </draw:text-box>
        </draw:frame>
        <draw:frame draw:style-name="gr1" draw:text-style-name="P2" draw:layer="layout" svg:width="0.422cm" svg:height="0.475cm" svg:x="10.964cm" svg:y="13.10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42cm" svg:height="0.475cm" svg:x="2.2cm" svg:y="14.021cm">
          <draw:text-box>
            <text:p text:style-name="P1"><text:span text:style-name="T6">647. </text:span><text:span text:style-name="T3"><text:s/>Maj Gen Shirreff’s weekly report of 30 November offered an assessment of </text:span></text:p>
          </draw:text-box>
        </draw:frame>
        <draw:frame draw:style-name="gr1" draw:text-style-name="P2" draw:layer="layout" svg:width="10.818cm" svg:height="0.475cm" svg:x="2.2cm" svg:y="14.585cm">
          <draw:text-box>
            <text:p text:style-name="P1"><text:span text:style-name="T3">progress on Op SINBAD (two months into the Operation).</text:span></text:p>
          </draw:text-box>
        </draw:frame>
        <draw:frame draw:style-name="gr5" draw:text-style-name="P6" draw:layer="layout" svg:width="0.408cm" svg:height="0.276cm" svg:x="12.976cm" svg:y="14.604cm">
          <draw:text-box>
            <text:p text:style-name="P1"><text:span text:style-name="T8">370</text:span></text:p>
          </draw:text-box>
        </draw:frame>
        <draw:frame draw:style-name="gr1" draw:text-style-name="P2" draw:layer="layout" svg:width="4.757cm" svg:height="0.475cm" svg:x="13.388cm" svg:y="14.585cm">
          <draw:text-box>
            <text:p text:style-name="P1"><text:span text:style-name="T3"><text:s/></text:span><text:span text:style-name="T3">He reported that a great </text:span></text:p>
          </draw:text-box>
        </draw:frame>
        <draw:frame draw:style-name="gr1" draw:text-style-name="P2" draw:layer="layout" svg:width="4.76cm" svg:height="0.475cm" svg:x="2.2cm" svg:y="15.15cm">
          <draw:text-box>
            <text:p text:style-name="P1"><text:span text:style-name="T3">deal had been achieved: </text:span></text:p>
          </draw:text-box>
        </draw:frame>
        <draw:frame draw:style-name="gr3" draw:text-style-name="P4" draw:layer="layout" svg:width="0.634cm" svg:height="0.712cm" svg:x="2.95cm" svg:y="15.9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9cm" svg:height="0.475cm" svg:x="3.7cm" svg:y="16.064cm">
          <draw:text-box>
            <text:p text:style-name="P1"><text:span text:style-name="T3">Over US$50m had been committed to more than 150 short- and medium-term </text:span></text:p>
          </draw:text-box>
        </draw:frame>
        <draw:frame draw:style-name="gr1" draw:text-style-name="P2" draw:layer="layout" svg:width="14.366cm" svg:height="0.475cm" svg:x="3.7cm" svg:y="16.628cm">
          <draw:text-box>
            <text:p text:style-name="P1"><text:span text:style-name="T3">projects, creating over 12,000 jobs. The projects had been selected with the </text:span></text:p>
          </draw:text-box>
        </draw:frame>
        <draw:frame draw:style-name="gr1" draw:text-style-name="P2" draw:layer="layout" svg:width="14.421cm" svg:height="0.475cm" svg:x="3.7cm" svg:y="17.193cm">
          <draw:text-box>
            <text:p text:style-name="P1"><text:span text:style-name="T3">relevant Iraqi authorities; that approach had won public and political consent </text:span></text:p>
          </draw:text-box>
        </draw:frame>
        <draw:frame draw:style-name="gr1" draw:text-style-name="P2" draw:layer="layout" svg:width="7.355cm" svg:height="0.475cm" svg:x="3.7cm" svg:y="17.757cm">
          <draw:text-box>
            <text:p text:style-name="P1"><text:span text:style-name="T3">at the local, regional and national level.</text:span></text:p>
          </draw:text-box>
        </draw:frame>
        <draw:frame draw:style-name="gr3" draw:text-style-name="P4" draw:layer="layout" svg:width="0.634cm" svg:height="0.712cm" svg:x="2.95cm" svg:y="18.2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56cm" svg:height="0.475cm" svg:x="3.7cm" svg:y="18.422cm">
          <draw:text-box>
            <text:p text:style-name="P1"><text:span text:style-name="T3">There had been an improvement in the general security situation and in the </text:span></text:p>
          </draw:text-box>
        </draw:frame>
        <draw:frame draw:style-name="gr1" draw:text-style-name="P2" draw:layer="layout" svg:width="13.972cm" svg:height="0.475cm" svg:x="3.7cm" svg:y="18.986cm">
          <draw:text-box>
            <text:p text:style-name="P1"><text:span text:style-name="T3">confidence and capability of the ISF. Further action was needed to reduce </text:span></text:p>
          </draw:text-box>
        </draw:frame>
        <draw:frame draw:style-name="gr1" draw:text-style-name="P2" draw:layer="layout" svg:width="11.195cm" svg:height="0.475cm" svg:x="3.7cm" svg:y="19.551cm">
          <draw:text-box>
            <text:p text:style-name="P1"><text:span text:style-name="T3">indirect fire and tackle corruption in the Iraq Police Service. </text:span></text:p>
          </draw:text-box>
        </draw:frame>
        <draw:frame draw:style-name="gr1" draw:text-style-name="P2" draw:layer="layout" svg:width="10.314cm" svg:height="0.475cm" svg:x="2.2cm" svg:y="20.465cm">
          <draw:text-box>
            <text:p text:style-name="P1"><text:span text:style-name="T6">648. </text:span><text:span text:style-name="T3"><text:s/>On reconstruction, Maj Gen Shirreff commented: </text:span></text:p>
          </draw:text-box>
        </draw:frame>
        <draw:frame draw:style-name="gr1" draw:text-style-name="P2" draw:layer="layout" svg:width="15.255cm" svg:height="0.475cm" svg:x="2.95cm" svg:y="21.38cm">
          <draw:text-box>
            <text:p text:style-name="P1"><text:span text:style-name="T3">“… </text:span><text:span text:style-name="T3">the area that will underwrite the success of Op SINBAD is reconstruction and </text:span></text:p>
          </draw:text-box>
        </draw:frame>
        <draw:frame draw:style-name="gr1" draw:text-style-name="P2" draw:layer="layout" svg:width="16.055cm" svg:height="0.475cm" svg:x="2.95cm" svg:y="21.944cm">
          <draw:text-box>
            <text:p text:style-name="P1"><text:span text:style-name="T3">economic development. I have previously mentioned the need to fill the gap between </text:span></text:p>
          </draw:text-box>
        </draw:frame>
        <draw:frame draw:style-name="gr1" draw:text-style-name="P2" draw:layer="layout" svg:width="15.411cm" svg:height="0.475cm" svg:x="2.95cm" svg:y="22.508cm">
          <draw:text-box>
            <text:p text:style-name="P1"><text:span text:style-name="T3">the immediate impact projects of Op SINBAD and whatever longer-term activity is </text:span></text:p>
          </draw:text-box>
        </draw:frame>
        <draw:frame draw:style-name="gr1" draw:text-style-name="P2" draw:layer="layout" svg:width="15.458cm" svg:height="0.475cm" svg:x="2.95cm" svg:y="23.073cm">
          <draw:text-box>
            <text:p text:style-name="P1"><text:span text:style-name="T3">undertaken by the PRT as well as the requirement to co-ordinate the efforts of the </text:span></text:p>
          </draw:text-box>
        </draw:frame>
        <draw:frame draw:style-name="gr1" draw:text-style-name="P2" draw:layer="layout" svg:width="15.111cm" svg:height="0.475cm" svg:x="2.95cm" svg:y="23.637cm">
          <draw:text-box>
            <text:p text:style-name="P1"><text:span text:style-name="T3">MOD, FCO and DFID in southern Iraq better, hence recent efforts to breathe lif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8" draw:text-style-name="P7" draw:layer="layout" svg:x1="2.645cm" svg:y1="25.867cm" svg:x2="13.411cm" svg:y2="25.867cm">
          <text:p/>
        </draw:line>
        <draw:frame draw:style-name="gr1" draw:text-style-name="P2" draw:layer="layout" svg:width="13.794cm" svg:height="0.475cm" svg:x="2.95cm" svg:y="24.202cm">
          <draw:text-box>
            <text:p text:style-name="P1"><text:span text:style-name="T3">back into the comprehensive approach before it is completely moribund.”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68 </text:span></text:p>
          </draw:text-box>
        </draw:frame>
        <draw:line draw:style-name="gr8" draw:text-style-name="P7" draw:layer="layout" svg:x1="13.288cm" svg:y1="26.29cm" svg:x2="18.21cm" svg:y2="26.29cm">
          <text:p/>
        </draw:line>
        <draw:line draw:style-name="gr8" draw:text-style-name="P7" draw:layer="layout" svg:x1="2.199cm" svg:y1="26.714cm" svg:x2="11.873cm" svg:y2="26.714cm">
          <text:p/>
        </draw:line>
        <draw:frame draw:style-name="gr4" draw:text-style-name="P5" draw:layer="layout" svg:width="10.801cm" svg:height="0.395cm" svg:x="2.646cm" svg:y="25.511cm">
          <draw:text-box>
            <text:p text:style-name="P1"><text:span text:style-name="T5">Letter Banner to McDonald, 27 November 2006, ‘Iraq: Forward Plan’.</text:span><text:span text:style-name="T11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69 </text:span></text:p>
          </draw:text-box>
        </draw:frame>
        <draw:frame draw:style-name="gr4" draw:text-style-name="P5" draw:layer="layout" svg:width="15.458cm" svg:height="0.395cm" svg:x="2.646cm" svg:y="25.934cm">
          <draw:text-box>
            <text:p text:style-name="P1"><text:span text:style-name="T11">Letter Sheinwald to Hadley, 25 November 2006, [untitled], attaching </text:span><text:span text:style-name="T5">Note Blair, 27 November 2006, </text:span></text:p>
          </draw:text-box>
        </draw:frame>
        <draw:frame draw:style-name="gr4" draw:text-style-name="P5" draw:layer="layout" svg:width="9.603cm" svg:height="0.395cm" svg:x="2.2cm" svg:y="26.357cm">
          <draw:text-box>
            <text:p text:style-name="P1"><text:span text:style-name="T5">‘</text:span><text:span text:style-name="T5">Iraq Forward Plan’ and Paper, [undated], ‘Iraq: Forward Plan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70 </text:span></text:p>
          </draw:text-box>
        </draw:frame>
        <draw:frame draw:style-name="gr4" draw:text-style-name="P5" draw:layer="layout" svg:width="15.365cm" svg:height="0.395cm" svg:x="2.646cm" svg:y="26.781cm">
          <draw:text-box>
            <text:p text:style-name="P1"><text:span text:style-name="T11">Report Shirreff, 30 November 2006, ‘GOC(MND)SE – southern Iraq Update – 30 November 2006’. </text:span></text:p>
          </draw:text-box>
        </draw:frame>
      </draw:page>
      <draw:page draw:name="page10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2</text:span></text:p>
          </draw:text-box>
        </draw:frame>
        <draw:frame draw:style-name="gr1" draw:text-style-name="P2" draw:layer="layout" svg:width="16.021cm" svg:height="0.475cm" svg:x="2.2cm" svg:y="2.525cm">
          <draw:text-box>
            <text:p text:style-name="P1"><text:span text:style-name="T6">649. </text:span><text:span text:style-name="T3"><text:s/>Maj Gen Shirreff reported that he had agreed with Dr Marsden and the Head of </text:span></text:p>
          </draw:text-box>
        </draw:frame>
        <draw:frame draw:style-name="gr1" draw:text-style-name="P2" draw:layer="layout" svg:width="15.797cm" svg:height="0.475cm" svg:x="2.2cm" svg:y="3.09cm">
          <draw:text-box>
            <text:p text:style-name="P1"><text:span text:style-name="T3">the DFID Office in Basra that to address that gap, the PRT needed to be directed to </text:span></text:p>
          </draw:text-box>
        </draw:frame>
        <draw:frame draw:style-name="gr1" draw:text-style-name="P2" draw:layer="layout" svg:width="16.076cm" svg:height="0.475cm" svg:x="2.2cm" svg:y="3.654cm">
          <draw:text-box>
            <text:p text:style-name="P1"><text:span text:style-name="T3">work more closely with MND(SE), and that it needed clearer direction from London to </text:span></text:p>
          </draw:text-box>
        </draw:frame>
        <draw:frame draw:style-name="gr1" draw:text-style-name="P2" draw:layer="layout" svg:width="16.296cm" svg:height="0.475cm" svg:x="2.2cm" svg:y="4.218cm">
          <draw:text-box>
            <text:p text:style-name="P1"><text:span text:style-name="T3">ensure it focused on delivering short-term projects rather than on long-term projects to </text:span></text:p>
          </draw:text-box>
        </draw:frame>
        <draw:frame draw:style-name="gr1" draw:text-style-name="P2" draw:layer="layout" svg:width="16.559cm" svg:height="0.475cm" svg:x="2.2cm" svg:y="4.783cm">
          <draw:text-box>
            <text:p text:style-name="P1"><text:span text:style-name="T3">build Iraqi capacity. Those steps might “obviate the need for a JIATF [Joint Inter-Agency </text:span></text:p>
          </draw:text-box>
        </draw:frame>
        <draw:frame draw:style-name="gr1" draw:text-style-name="P2" draw:layer="layout" svg:width="7.681cm" svg:height="0.475cm" svg:x="2.2cm" svg:y="5.347cm">
          <draw:text-box>
            <text:p text:style-name="P1"><text:span text:style-name="T3">Task Force] under command MND(SE)”. </text:span></text:p>
          </draw:text-box>
        </draw:frame>
        <draw:frame draw:style-name="gr1" draw:text-style-name="P2" draw:layer="layout" svg:width="14.763cm" svg:height="0.475cm" svg:x="2.2cm" svg:y="6.262cm">
          <draw:text-box>
            <text:p text:style-name="P1"><text:span text:style-name="T6">650. </text:span><text:span text:style-name="T3"><text:s/>The report was sent to No.10 on 1 December and passed to Mr Blair the </text:span></text:p>
          </draw:text-box>
        </draw:frame>
        <draw:frame draw:style-name="gr1" draw:text-style-name="P2" draw:layer="layout" svg:width="1.928cm" svg:height="0.475cm" svg:x="2.2cm" svg:y="6.826cm">
          <draw:text-box>
            <text:p text:style-name="P1"><text:span text:style-name="T3">same day.</text:span></text:p>
          </draw:text-box>
        </draw:frame>
        <draw:frame draw:style-name="gr5" draw:text-style-name="P6" draw:layer="layout" svg:width="0.408cm" svg:height="0.276cm" svg:x="4.122cm" svg:y="6.845cm">
          <draw:text-box>
            <text:p text:style-name="P1"><text:span text:style-name="T8">371</text:span></text:p>
          </draw:text-box>
        </draw:frame>
        <draw:frame draw:style-name="gr1" draw:text-style-name="P2" draw:layer="layout" svg:width="0.422cm" svg:height="0.475cm" svg:x="4.533cm" svg:y="6.82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04cm" svg:height="0.475cm" svg:x="2.2cm" svg:y="7.741cm">
          <draw:text-box>
            <text:p text:style-name="P1"><text:span text:style-name="T6">651. </text:span><text:span text:style-name="T3"><text:s/>Lt Gen Shirreff told the Inquiry that the US had agreed to provide “significant </text:span></text:p>
          </draw:text-box>
        </draw:frame>
        <draw:frame draw:style-name="gr1" draw:text-style-name="P2" draw:layer="layout" svg:width="15.792cm" svg:height="0.475cm" svg:x="2.2cm" svg:y="8.305cm">
          <draw:text-box>
            <text:p text:style-name="P1"><text:span text:style-name="T3">amounts” of US funding for the reconstruction component of the operation, of which </text:span></text:p>
          </draw:text-box>
        </draw:frame>
        <draw:frame draw:style-name="gr1" draw:text-style-name="P2" draw:layer="layout" svg:width="3.524cm" svg:height="0.475cm" svg:x="2.2cm" svg:y="8.87cm">
          <draw:text-box>
            <text:p text:style-name="P1"><text:span text:style-name="T3">he spent US$80m.</text:span></text:p>
          </draw:text-box>
        </draw:frame>
        <draw:frame draw:style-name="gr5" draw:text-style-name="P6" draw:layer="layout" svg:width="0.408cm" svg:height="0.276cm" svg:x="5.706cm" svg:y="8.888cm">
          <draw:text-box>
            <text:p text:style-name="P1"><text:span text:style-name="T8">372</text:span></text:p>
          </draw:text-box>
        </draw:frame>
        <draw:frame draw:style-name="gr1" draw:text-style-name="P2" draw:layer="layout" svg:width="0.422cm" svg:height="0.475cm" svg:x="6.118cm" svg:y="8.8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73cm" svg:height="0.475cm" svg:x="2.2cm" svg:y="9.784cm">
          <draw:text-box>
            <text:p text:style-name="P1"><text:span text:style-name="T6">652. </text:span><text:span text:style-name="T3"><text:s/>Lt Gen Shirreff also told the Inquiry that while MND(SE) worked with the PRT as </text:span></text:p>
          </draw:text-box>
        </draw:frame>
        <draw:frame draw:style-name="gr1" draw:text-style-name="P2" draw:layer="layout" svg:width="13.087cm" svg:height="0.475cm" svg:x="2.2cm" svg:y="10.348cm">
          <draw:text-box>
            <text:p text:style-name="P1"><text:span text:style-name="T3">much as it could, the PRT was in “some state of disarray” at that time.</text:span></text:p>
          </draw:text-box>
        </draw:frame>
        <draw:frame draw:style-name="gr5" draw:text-style-name="P6" draw:layer="layout" svg:width="0.408cm" svg:height="0.276cm" svg:x="15.243cm" svg:y="10.367cm">
          <draw:text-box>
            <text:p text:style-name="P1"><text:span text:style-name="T8">373</text:span></text:p>
          </draw:text-box>
        </draw:frame>
        <draw:frame draw:style-name="gr1" draw:text-style-name="P2" draw:layer="layout" svg:width="2.932cm" svg:height="0.475cm" svg:x="15.654cm" svg:y="10.348cm">
          <draw:text-box>
            <text:p text:style-name="P1"><text:span text:style-name="T3"><text:s/></text:span><text:span text:style-name="T3">He had “pretty </text:span></text:p>
          </draw:text-box>
        </draw:frame>
        <draw:frame draw:style-name="gr1" draw:text-style-name="P2" draw:layer="layout" svg:width="16.398cm" svg:height="0.475cm" svg:x="2.2cm" svg:y="10.913cm">
          <draw:text-box>
            <text:p text:style-name="P1"><text:span text:style-name="T3">close links” with Dr Marsden and the British Embassy Office Basra, including through a </text:span></text:p>
          </draw:text-box>
        </draw:frame>
        <draw:frame draw:style-name="gr1" draw:text-style-name="P2" draw:layer="layout" svg:width="16.711cm" svg:height="0.475cm" svg:x="2.2cm" svg:y="11.477cm">
          <draw:text-box>
            <text:p text:style-name="P1"><text:span text:style-name="T3">forward headquarters in Basra Palace, but effective co-ordination was difficult as long as </text:span></text:p>
          </draw:text-box>
        </draw:frame>
        <draw:frame draw:style-name="gr1" draw:text-style-name="P2" draw:layer="layout" svg:width="13.02cm" svg:height="0.475cm" svg:x="2.2cm" svg:y="12.042cm">
          <draw:text-box>
            <text:p text:style-name="P1"><text:span text:style-name="T3">MND(SE) and the British Embassy Office Basra were not co-located. </text:span></text:p>
          </draw:text-box>
        </draw:frame>
        <draw:frame draw:style-name="gr1" draw:text-style-name="P2" draw:layer="layout" svg:width="16.774cm" svg:height="0.475cm" svg:x="2.2cm" svg:y="12.956cm">
          <draw:text-box>
            <text:p text:style-name="P1"><text:span text:style-name="T6">653. </text:span><text:span text:style-name="T3"><text:s/>Lt Gen Shirreff concluded that the “inter-governmental piece” had failed by the time </text:span></text:p>
          </draw:text-box>
        </draw:frame>
        <draw:frame draw:style-name="gr1" draw:text-style-name="P2" draw:layer="layout" svg:width="2.86cm" svg:height="0.475cm" svg:x="2.2cm" svg:y="13.521cm">
          <draw:text-box>
            <text:p text:style-name="P1"><text:span text:style-name="T3">of Op SINBAD.</text:span></text:p>
          </draw:text-box>
        </draw:frame>
        <draw:frame draw:style-name="gr1" draw:text-style-name="P2" draw:layer="layout" svg:width="15.966cm" svg:height="0.475cm" svg:x="2.2cm" svg:y="14.435cm">
          <draw:text-box>
            <text:p text:style-name="P1"><text:span text:style-name="T6">654. </text:span><text:span text:style-name="T3"><text:s/>In response to the concerns that Maj Gen Shirreff had raised with Mr Brown on </text:span></text:p>
          </draw:text-box>
        </draw:frame>
        <draw:frame draw:style-name="gr1" draw:text-style-name="P2" draw:layer="layout" svg:width="15.754cm" svg:height="0.475cm" svg:x="2.2cm" svg:y="15cm">
          <draw:text-box>
            <text:p text:style-name="P1"><text:span text:style-name="T3">18 November, the Treasury convened a meeting with DFID, FCO and MOD officials </text:span></text:p>
          </draw:text-box>
        </draw:frame>
        <draw:frame draw:style-name="gr1" draw:text-style-name="P2" draw:layer="layout" svg:width="15.344cm" svg:height="0.475cm" svg:x="2.2cm" svg:y="15.564cm">
          <draw:text-box>
            <text:p text:style-name="P1"><text:span text:style-name="T3">on 7 December to consider whether the UK should prioritise short-term economic </text:span></text:p>
          </draw:text-box>
        </draw:frame>
        <draw:frame draw:style-name="gr1" draw:text-style-name="P2" draw:layer="layout" svg:width="4.206cm" svg:height="0.475cm" svg:x="2.2cm" svg:y="16.128cm">
          <draw:text-box>
            <text:p text:style-name="P1"><text:span text:style-name="T3">interventions in Basra.</text:span></text:p>
          </draw:text-box>
        </draw:frame>
        <draw:frame draw:style-name="gr5" draw:text-style-name="P6" draw:layer="layout" svg:width="0.408cm" svg:height="0.276cm" svg:x="6.388cm" svg:y="16.147cm">
          <draw:text-box>
            <text:p text:style-name="P1"><text:span text:style-name="T8">374</text:span></text:p>
          </draw:text-box>
        </draw:frame>
        <draw:frame draw:style-name="gr1" draw:text-style-name="P2" draw:layer="layout" svg:width="0.422cm" svg:height="0.475cm" svg:x="6.8cm" svg:y="16.12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71cm" svg:height="0.475cm" svg:x="2.2cm" svg:y="17.043cm">
          <draw:text-box>
            <text:p text:style-name="P1"><text:span text:style-name="T6">655. </text:span><text:span text:style-name="T3"><text:s/>A Treasury official advised Mr Brown on 13 December that the meeting had </text:span></text:p>
          </draw:text-box>
        </draw:frame>
        <draw:frame draw:style-name="gr1" draw:text-style-name="P2" draw:layer="layout" svg:width="2.889cm" svg:height="0.475cm" svg:x="2.2cm" svg:y="17.607cm">
          <draw:text-box>
            <text:p text:style-name="P1"><text:span text:style-name="T3">concluded that:</text:span></text:p>
          </draw:text-box>
        </draw:frame>
        <draw:frame draw:style-name="gr3" draw:text-style-name="P4" draw:layer="layout" svg:width="0.634cm" svg:height="0.712cm" svg:x="2.95cm" svg:y="18.3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45cm" svg:height="0.475cm" svg:x="3.7cm" svg:y="18.522cm">
          <draw:text-box>
            <text:p text:style-name="P1"><text:span text:style-name="T3">Money was not a “binding constraint” in the South. The “potential pool” </text:span></text:p>
          </draw:text-box>
        </draw:frame>
        <draw:frame draw:style-name="gr1" draw:text-style-name="P2" draw:layer="layout" svg:width="14.497cm" svg:height="0.475cm" svg:x="3.7cm" svg:y="19.086cm">
          <draw:text-box>
            <text:p text:style-name="P1"><text:span text:style-name="T3">comprised US$176m from the Iraqi Government, US$260m from the US and </text:span></text:p>
          </draw:text-box>
        </draw:frame>
        <draw:frame draw:style-name="gr1" draw:text-style-name="P2" draw:layer="layout" svg:width="14.878cm" svg:height="0.475cm" svg:x="3.7cm" svg:y="19.651cm">
          <draw:text-box>
            <text:p text:style-name="P1"><text:span text:style-name="T3">US$550m in soft loans from the Japanese. Money was available for short-term </text:span></text:p>
          </draw:text-box>
        </draw:frame>
        <draw:frame draw:style-name="gr1" draw:text-style-name="P2" draw:layer="layout" svg:width="13.951cm" svg:height="0.475cm" svg:x="3.7cm" svg:y="20.215cm">
          <draw:text-box>
            <text:p text:style-name="P1"><text:span text:style-name="T3">interventions: only £1.1m of the £5m Rapid Reaction Fund (part of DFID’s </text:span></text:p>
          </draw:text-box>
        </draw:frame>
        <draw:frame draw:style-name="gr1" draw:text-style-name="P2" draw:layer="layout" svg:width="5.751cm" svg:height="0.475cm" svg:x="3.7cm" svg:y="20.78cm">
          <draw:text-box>
            <text:p text:style-name="P1"><text:span text:style-name="T3">SIESP) had so far been spent.</text:span></text:p>
          </draw:text-box>
        </draw:frame>
        <draw:frame draw:style-name="gr3" draw:text-style-name="P4" draw:layer="layout" svg:width="0.634cm" svg:height="0.712cm" svg:x="2.95cm" svg:y="21.2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44cm" svg:height="0.475cm" svg:x="3.7cm" svg:y="21.444cm">
          <draw:text-box>
            <text:p text:style-name="P1"><text:span text:style-name="T3">The inability to generate good project ideas was a constraint.</text:span></text:p>
          </draw:text-box>
        </draw:frame>
        <draw:frame draw:style-name="gr3" draw:text-style-name="P4" draw:layer="layout" svg:width="0.634cm" svg:height="0.712cm" svg:x="2.95cm" svg:y="21.9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07cm" svg:height="0.475cm" svg:x="3.7cm" svg:y="22.108cm">
          <draw:text-box>
            <text:p text:style-name="P1"><text:span text:style-name="T3">Bringing the southern Iraq Steering Group under a single command would be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1.271cm" svg:height="0.475cm" svg:x="3.7cm" svg:y="22.673cm">
          <draw:text-box>
            <text:p text:style-name="P1"><text:span text:style-name="T3">possible and could be effective but might prove contentious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371 </text:span></text:p>
          </draw:text-box>
        </draw:frame>
        <draw:frame draw:style-name="gr4" draw:text-style-name="P5" draw:layer="layout" svg:width="16.169cm" svg:height="0.395cm" svg:x="2.646cm" svg:y="24.241cm">
          <draw:text-box>
            <text:p text:style-name="P1"><text:span text:style-name="T11">Letter McNeil to Banner, 1 December 2006, ‘Iraq: Update’ attaching Report Shirreff, 30 November 2006, </text:span></text:p>
          </draw:text-box>
        </draw:frame>
        <draw:frame draw:style-name="gr4" draw:text-style-name="P5" draw:layer="layout" svg:width="14.89cm" svg:height="0.395cm" svg:x="2.2cm" svg:y="24.664cm">
          <draw:text-box>
            <text:p text:style-name="P1"><text:span text:style-name="T11">‘</text:span><text:span text:style-name="T11">GOC(MND)SE – southern Iraq Update – 30 November 2006’; Minute Banner to Prime Minister, </text:span></text:p>
          </draw:text-box>
        </draw:frame>
        <draw:frame draw:style-name="gr4" draw:text-style-name="P5" draw:layer="layout" svg:width="7.283cm" svg:height="0.395cm" svg:x="2.2cm" svg:y="25.087cm">
          <draw:text-box>
            <text:p text:style-name="P1"><text:span text:style-name="T11">1 December 2006, ‘Iraq Update: 1 December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72 </text:span></text:p>
          </draw:text-box>
        </draw:frame>
        <draw:frame draw:style-name="gr4" draw:text-style-name="P5" draw:layer="layout" svg:width="6.661cm" svg:height="0.395cm" svg:x="2.646cm" svg:y="25.511cm">
          <draw:text-box>
            <text:p text:style-name="P1"><text:span text:style-name="T11">Public hearing, 11 January 2010, page 16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73 </text:span></text:p>
          </draw:text-box>
        </draw:frame>
        <draw:frame draw:style-name="gr4" draw:text-style-name="P5" draw:layer="layout" svg:width="7.249cm" svg:height="0.395cm" svg:x="2.646cm" svg:y="25.934cm">
          <draw:text-box>
            <text:p text:style-name="P1"><text:span text:style-name="T11">Public hearing, 11 January 2010, pages 20-21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74 </text:span></text:p>
          </draw:text-box>
        </draw:frame>
        <draw:frame draw:style-name="gr4" draw:text-style-name="P5" draw:layer="layout" svg:width="15.53cm" svg:height="0.395cm" svg:x="2.646cm" svg:y="26.357cm">
          <draw:text-box>
            <text:p text:style-name="P1"><text:span text:style-name="T11">Minute Treasury [junior official] to Chancellor, 13 December 2006, ‘Basra Visit: Responding to Major </text:span></text:p>
          </draw:text-box>
        </draw:frame>
        <draw:frame draw:style-name="gr4" draw:text-style-name="P5" draw:layer="layout" svg:width="4.599cm" svg:height="0.395cm" svg:x="2.2cm" svg:y="26.781cm">
          <draw:text-box>
            <text:p text:style-name="P1"><text:span text:style-name="T11">General Shirreff’s Concerns’. </text:span></text:p>
          </draw:text-box>
        </draw:frame>
      </draw:page>
      <draw:page draw:name="page107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line draw:style-name="gr9" draw:text-style-name="P7" draw:layer="layout" svg:x1="9.754cm" svg:y1="22.028cm" svg:x2="18.249cm" svg:y2="22.028cm">
          <text:p/>
        </draw:line>
        <draw:line draw:style-name="gr9" draw:text-style-name="P7" draw:layer="layout" svg:x1="2.199cm" svg:y1="22.592cm" svg:x2="12.153cm" svg:y2="22.592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03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13cm" svg:height="0.475cm" svg:x="3.7cm" svg:y="2.525cm">
          <draw:text-box>
            <text:p text:style-name="P1"><text:span text:style-name="T3">PCRU officials were visiting Iraq to explore how civil/military co-ordination could </text:span></text:p>
          </draw:text-box>
        </draw:frame>
        <draw:frame draw:style-name="gr1" draw:text-style-name="P2" draw:layer="layout" svg:width="2.576cm" svg:height="0.475cm" svg:x="3.7cm" svg:y="3.09cm">
          <draw:text-box>
            <text:p text:style-name="P1"><text:span text:style-name="T3">be improved. </text:span></text:p>
          </draw:text-box>
        </draw:frame>
        <draw:frame draw:style-name="gr1" draw:text-style-name="P2" draw:layer="layout" svg:width="5.679cm" svg:height="0.475cm" svg:x="2.2cm" svg:y="4.004cm">
          <draw:text-box>
            <text:p text:style-name="P1"><text:span text:style-name="T6">656. </text:span><text:span text:style-name="T3"><text:s/>The official commented: </text:span></text:p>
          </draw:text-box>
        </draw:frame>
        <draw:frame draw:style-name="gr1" draw:text-style-name="P2" draw:layer="layout" svg:width="15.78cm" svg:height="0.475cm" svg:x="2.95cm" svg:y="4.918cm">
          <draw:text-box>
            <text:p text:style-name="P1"><text:span text:style-name="T3">“… </text:span><text:span text:style-name="T3">it is important to be realistic about what can be achieved and in what timeframe. </text:span></text:p>
          </draw:text-box>
        </draw:frame>
        <draw:frame draw:style-name="gr1" draw:text-style-name="P2" draw:layer="layout" svg:width="15.301cm" svg:height="0.475cm" svg:x="2.95cm" svg:y="5.483cm">
          <draw:text-box>
            <text:p text:style-name="P1"><text:span text:style-name="T3">The Armed Forces can interpret ‘short-term’ to be 48 hours but for DFID it means </text:span></text:p>
          </draw:text-box>
        </draw:frame>
        <draw:frame draw:style-name="gr1" draw:text-style-name="P2" draw:layer="layout" svg:width="2.127cm" svg:height="0.475cm" svg:x="2.95cm" svg:y="6.047cm">
          <draw:text-box>
            <text:p text:style-name="P1"><text:span text:style-name="T3">6 months.” </text:span></text:p>
          </draw:text-box>
        </draw:frame>
        <draw:frame draw:style-name="gr1" draw:text-style-name="P2" draw:layer="layout" svg:width="15.805cm" svg:height="0.475cm" svg:x="2.2cm" svg:y="6.962cm">
          <draw:text-box>
            <text:p text:style-name="P1"><text:span text:style-name="T6">657. </text:span><text:span text:style-name="T3"><text:s/>The Inquiry has seen no indications that Mr Brown or Treasury officials replied </text:span></text:p>
          </draw:text-box>
        </draw:frame>
        <draw:frame draw:style-name="gr1" draw:text-style-name="P2" draw:layer="layout" svg:width="3.795cm" svg:height="0.475cm" svg:x="2.2cm" svg:y="7.526cm">
          <draw:text-box>
            <text:p text:style-name="P1"><text:span text:style-name="T3">to Maj Gen Shirreff. </text:span></text:p>
          </draw:text-box>
        </draw:frame>
        <draw:frame draw:style-name="gr1" draw:text-style-name="P2" draw:layer="layout" svg:width="15.149cm" svg:height="0.475cm" svg:x="2.2cm" svg:y="8.441cm">
          <draw:text-box>
            <text:p text:style-name="P1"><text:span text:style-name="T6">658. </text:span><text:span text:style-name="T3"><text:s/>Maj Gen Shirreff raised his concerns with Mr Blair at the end of December. </text:span></text:p>
          </draw:text-box>
        </draw:frame>
        <draw:frame draw:style-name="gr10" draw:text-style-name="P9" draw:layer="layout" svg:width="8.545cm" svg:height="0.556cm" svg:x="2.2cm" svg:y="9.562cm">
          <draw:text-box>
            <text:p text:style-name="P1"><text:span text:style-name="T14">UK plans for 2007, and the US surge</text:span></text:p>
          </draw:text-box>
        </draw:frame>
        <draw:frame draw:style-name="gr1" draw:text-style-name="P2" draw:layer="layout" svg:width="15.398cm" svg:height="0.475cm" svg:x="2.2cm" svg:y="10.39cm">
          <draw:text-box>
            <text:p text:style-name="P1"><text:span text:style-name="T6">659. </text:span><text:span text:style-name="T3"><text:s/>Section 9.5 describes President Bush’s decision in late November to deploy </text:span></text:p>
          </draw:text-box>
        </draw:frame>
        <draw:frame draw:style-name="gr1" draw:text-style-name="P2" draw:layer="layout" svg:width="15.64cm" svg:height="0.475cm" svg:x="2.2cm" svg:y="10.955cm">
          <draw:text-box>
            <text:p text:style-name="P1"><text:span text:style-name="T3">additional US troops to Iraq to conduct a full-scale counter-insurgency campaign in </text:span></text:p>
          </draw:text-box>
        </draw:frame>
        <draw:frame draw:style-name="gr1" draw:text-style-name="P2" draw:layer="layout" svg:width="16.3cm" svg:height="0.475cm" svg:x="2.2cm" svg:y="11.519cm">
          <draw:text-box>
            <text:p text:style-name="P1"><text:span text:style-name="T3">Baghdad, the UK’s response to that decision, and US concerns over UK plans to draw </text:span></text:p>
          </draw:text-box>
        </draw:frame>
        <draw:frame draw:style-name="gr1" draw:text-style-name="P2" draw:layer="layout" svg:width="4.828cm" svg:height="0.475cm" svg:x="2.2cm" svg:y="12.083cm">
          <draw:text-box>
            <text:p text:style-name="P1"><text:span text:style-name="T3">down troops in the South.</text:span></text:p>
          </draw:text-box>
        </draw:frame>
        <draw:frame draw:style-name="gr1" draw:text-style-name="P2" draw:layer="layout" svg:width="16.723cm" svg:height="0.475cm" svg:x="2.2cm" svg:y="12.998cm">
          <draw:text-box>
            <text:p text:style-name="P1"><text:span text:style-name="T6">660. </text:span><text:span text:style-name="T3"><text:s/>In preparation for the 7 December meeting of DOP(I), officials prepared a paper on </text:span></text:p>
          </draw:text-box>
        </draw:frame>
        <draw:frame draw:style-name="gr1" draw:text-style-name="P2" draw:layer="layout" svg:width="16.749cm" svg:height="0.475cm" svg:x="2.2cm" svg:y="13.562cm">
          <draw:text-box>
            <text:p text:style-name="P1"><text:span text:style-name="T3">military plans for southern Iraq in 2007 and a paper on the UK’s objectives and presence </text:span></text:p>
          </draw:text-box>
        </draw:frame>
        <draw:frame draw:style-name="gr1" draw:text-style-name="P2" draw:layer="layout" svg:width="1.678cm" svg:height="0.475cm" svg:x="2.2cm" svg:y="14.127cm">
          <draw:text-box>
            <text:p text:style-name="P1"><text:span text:style-name="T3">in Basra.</text:span></text:p>
          </draw:text-box>
        </draw:frame>
        <draw:frame draw:style-name="gr1" draw:text-style-name="P2" draw:layer="layout" svg:width="15.559cm" svg:height="0.475cm" svg:x="2.2cm" svg:y="15.041cm">
          <draw:text-box>
            <text:p text:style-name="P1"><text:span text:style-name="T6">661. </text:span><text:span text:style-name="T3"><text:s/>The MOD paper on military plans for southern Iraq reported that Op SINBAD </text:span></text:p>
          </draw:text-box>
        </draw:frame>
        <draw:frame draw:style-name="gr1" draw:text-style-name="P2" draw:layer="layout" svg:width="14.273cm" svg:height="0.475cm" svg:x="2.2cm" svg:y="15.606cm">
          <draw:text-box>
            <text:p text:style-name="P1"><text:span text:style-name="T3">could create the conditions to achieve PIC in Basra as early as March 2007.</text:span></text:p>
          </draw:text-box>
        </draw:frame>
        <draw:frame draw:style-name="gr5" draw:text-style-name="P6" draw:layer="layout" svg:width="0.408cm" svg:height="0.276cm" svg:x="16.413cm" svg:y="15.624cm">
          <draw:text-box>
            <text:p text:style-name="P1"><text:span text:style-name="T8">375</text:span></text:p>
          </draw:text-box>
        </draw:frame>
        <draw:frame draw:style-name="gr1" draw:text-style-name="P2" draw:layer="layout" svg:width="0.972cm" svg:height="0.475cm" svg:x="16.825cm" svg:y="15.606cm">
          <draw:text-box>
            <text:p text:style-name="P1"><text:span text:style-name="T3"><text:s/></text:span><text:span text:style-name="T3">The </text:span></text:p>
          </draw:text-box>
        </draw:frame>
        <draw:frame draw:style-name="gr1" draw:text-style-name="P2" draw:layer="layout" svg:width="15.615cm" svg:height="0.475cm" svg:x="2.2cm" svg:y="16.17cm">
          <draw:text-box>
            <text:p text:style-name="P1"><text:span text:style-name="T3">intention was to “re-posture” UK troops from bases in Basra City to BAS at the end </text:span></text:p>
          </draw:text-box>
        </draw:frame>
        <draw:frame draw:style-name="gr1" draw:text-style-name="P2" draw:layer="layout" svg:width="15.987cm" svg:height="0.475cm" svg:x="2.2cm" svg:y="16.735cm">
          <draw:text-box>
            <text:p text:style-name="P1"><text:span text:style-name="T3">of Op SINBAD. From there, UK forces would perform a “Military Assistance Mission”. </text:span></text:p>
          </draw:text-box>
        </draw:frame>
        <draw:frame draw:style-name="gr1" draw:text-style-name="P2" draw:layer="layout" svg:width="16.317cm" svg:height="0.475cm" svg:x="2.2cm" svg:y="17.299cm">
          <draw:text-box>
            <text:p text:style-name="P1"><text:span text:style-name="T3">That would lead to a reduction in troop numbers from 7,100 to 4,500 in May 2007, and </text:span></text:p>
          </draw:text-box>
        </draw:frame>
        <draw:frame draw:style-name="gr1" draw:text-style-name="P2" draw:layer="layout" svg:width="8.126cm" svg:height="0.475cm" svg:x="2.2cm" svg:y="17.863cm">
          <draw:text-box>
            <text:p text:style-name="P1"><text:span text:style-name="T3">possible further reductions later in the year.</text:span></text:p>
          </draw:text-box>
        </draw:frame>
        <draw:frame draw:style-name="gr1" draw:text-style-name="P2" draw:layer="layout" svg:width="16.055cm" svg:height="0.475cm" svg:x="2.2cm" svg:y="18.778cm">
          <draw:text-box>
            <text:p text:style-name="P1"><text:span text:style-name="T6">662. </text:span><text:span text:style-name="T3"><text:s/>The Basra paper, which was produced by the FCO, considered the implications </text:span></text:p>
          </draw:text-box>
        </draw:frame>
        <draw:frame draw:style-name="gr1" draw:text-style-name="P2" draw:layer="layout" svg:width="14.514cm" svg:height="0.475cm" svg:x="2.2cm" svg:y="19.342cm">
          <draw:text-box>
            <text:p text:style-name="P1"><text:span text:style-name="T3">of that re-posturing and of the continuing security threat to civilian operations.</text:span></text:p>
          </draw:text-box>
        </draw:frame>
        <draw:frame draw:style-name="gr5" draw:text-style-name="P6" draw:layer="layout" svg:width="0.408cm" svg:height="0.276cm" svg:x="16.649cm" svg:y="19.361cm">
          <draw:text-box>
            <text:p text:style-name="P1"><text:span text:style-name="T8">376</text:span></text:p>
          </draw:text-box>
        </draw:frame>
        <draw:frame draw:style-name="gr1" draw:text-style-name="P2" draw:layer="layout" svg:width="0.972cm" svg:height="0.475cm" svg:x="17.061cm" svg:y="19.342cm">
          <draw:text-box>
            <text:p text:style-name="P1"><text:span text:style-name="T3"><text:s/></text:span><text:span text:style-name="T3">The </text:span></text:p>
          </draw:text-box>
        </draw:frame>
        <draw:frame draw:style-name="gr1" draw:text-style-name="P2" draw:layer="layout" svg:width="16.059cm" svg:height="0.475cm" svg:x="2.2cm" svg:y="19.907cm">
          <draw:text-box>
            <text:p text:style-name="P1"><text:span text:style-name="T3">FCO paper recommended aiming for PIC in Basra at some point between March and </text:span></text:p>
          </draw:text-box>
        </draw:frame>
        <draw:frame draw:style-name="gr1" draw:text-style-name="P2" draw:layer="layout" svg:width="16.482cm" svg:height="0.475cm" svg:x="2.2cm" svg:y="20.471cm">
          <draw:text-box>
            <text:p text:style-name="P1"><text:span text:style-name="T3">June 2007. The civilian effort would be led from BAS as there was no prospect of being </text:span></text:p>
          </draw:text-box>
        </draw:frame>
        <draw:frame draw:style-name="gr1" draw:text-style-name="P2" draw:layer="layout" svg:width="15.636cm" svg:height="0.475cm" svg:x="2.2cm" svg:y="21.036cm">
          <draw:text-box>
            <text:p text:style-name="P1"><text:span text:style-name="T3">able to return to the BPC. Although this meant a limit on the number of civilian staff </text:span></text:p>
          </draw:text-box>
        </draw:frame>
        <draw:frame draw:style-name="gr1" draw:text-style-name="P2" draw:layer="layout" svg:width="16.123cm" svg:height="0.475cm" svg:x="2.2cm" svg:y="21.6cm">
          <draw:text-box>
            <text:p text:style-name="P1"><text:span text:style-name="T3">and tougher conditions, there would be “significant advantages in co-location with the </text:span></text:p>
          </draw:text-box>
        </draw:frame>
        <draw:frame draw:style-name="gr1" draw:text-style-name="P2" draw:layer="layout" svg:width="10.242cm" svg:height="0.475cm" svg:x="2.2cm" svg:y="22.165cm">
          <draw:text-box>
            <text:p text:style-name="P1"><text:span text:style-name="T3">military – making possible a more cohesive approach”.</text:span></text:p>
          </draw:text-box>
        </draw:frame>
        <draw:frame draw:style-name="gr1" draw:text-style-name="P2" draw:layer="layout" svg:width="16.359cm" svg:height="0.475cm" svg:x="2.2cm" svg:y="23.079cm">
          <draw:text-box>
            <text:p text:style-name="P1"><text:span text:style-name="T6">663. </text:span><text:span text:style-name="T3"><text:s/>The FCO recommended that the main objectives of the civilian effort during 2007 </text:span></text:p>
          </draw:text-box>
        </draw:frame>
        <draw:frame draw:style-name="gr1" draw:text-style-name="P2" draw:layer="layout" svg:width="2.559cm" svg:height="0.475cm" svg:x="2.2cm" svg:y="23.643cm">
          <draw:text-box>
            <text:p text:style-name="P1"><text:span text:style-name="T3">should be to: </text:span></text:p>
          </draw:text-box>
        </draw:frame>
        <draw:frame draw:style-name="gr3" draw:text-style-name="P4" draw:layer="layout" svg:width="0.634cm" svg:height="0.712cm" svg:x="2.95cm" svg:y="24.402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4.587cm" svg:y2="26.714cm">
          <text:p/>
        </draw:line>
        <draw:frame draw:style-name="gr1" draw:text-style-name="P2" draw:layer="layout" svg:width="4.794cm" svg:height="0.475cm" svg:x="3.7cm" svg:y="24.558cm">
          <draw:text-box>
            <text:p text:style-name="P1"><text:span text:style-name="T3">help deliver PIC in Basra;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75 </text:span></text:p>
          </draw:text-box>
        </draw:frame>
        <draw:frame draw:style-name="gr4" draw:text-style-name="P5" draw:layer="layout" svg:width="11.969cm" svg:height="0.395cm" svg:x="2.646cm" svg:y="26.357cm">
          <draw:text-box>
            <text:p text:style-name="P1"><text:span text:style-name="T5">Paper MOD, 5 December 2006, ‘UK Military Plans for southern Iraq in 2007’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76 </text:span></text:p>
          </draw:text-box>
        </draw:frame>
        <draw:frame draw:style-name="gr4" draw:text-style-name="P5" draw:layer="layout" svg:width="11.572cm" svg:height="0.395cm" svg:x="2.646cm" svg:y="26.781cm">
          <draw:text-box>
            <text:p text:style-name="P1"><text:span text:style-name="T11">Paper FCO, 1 December 2006, ‘Basra: Objectives and Presence in 2007’. </text:span></text:p>
          </draw:text-box>
        </draw:frame>
      </draw:page>
      <draw:page draw:name="page10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4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54cm" svg:height="0.475cm" svg:x="3.7cm" svg:y="2.525cm">
          <draw:text-box>
            <text:p text:style-name="P1"><text:span text:style-name="T3">continue political engagement, SSR, and capacity-building in the provincial </text:span></text:p>
          </draw:text-box>
        </draw:frame>
        <draw:frame draw:style-name="gr1" draw:text-style-name="P2" draw:layer="layout" svg:width="3.312cm" svg:height="0.475cm" svg:x="3.7cm" svg:y="3.09cm">
          <draw:text-box>
            <text:p text:style-name="P1"><text:span text:style-name="T3">government; and 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207cm" svg:height="0.475cm" svg:x="3.7cm" svg:y="3.754cm">
          <draw:text-box>
            <text:p text:style-name="P1"><text:span text:style-name="T3">ensure that Baghdad delivered the resources that Basra needed.</text:span></text:p>
          </draw:text-box>
        </draw:frame>
        <draw:frame draw:style-name="gr1" draw:text-style-name="P2" draw:layer="layout" svg:width="16.643cm" svg:height="0.475cm" svg:x="2.2cm" svg:y="4.668cm">
          <draw:text-box>
            <text:p text:style-name="P1"><text:span text:style-name="T6">664. </text:span><text:span text:style-name="T3"><text:s/>At the DOP(I) meeting, Mr Benn advised that the UK’s major development projects </text:span></text:p>
          </draw:text-box>
        </draw:frame>
        <draw:frame draw:style-name="gr1" draw:text-style-name="P2" draw:layer="layout" svg:width="5.857cm" svg:height="0.475cm" svg:x="2.2cm" svg:y="5.233cm">
          <draw:text-box>
            <text:p text:style-name="P1"><text:span text:style-name="T3">were now reaching completion.</text:span></text:p>
          </draw:text-box>
        </draw:frame>
        <draw:frame draw:style-name="gr5" draw:text-style-name="P6" draw:layer="layout" svg:width="0.408cm" svg:height="0.276cm" svg:x="8.036cm" svg:y="5.252cm">
          <draw:text-box>
            <text:p text:style-name="P1"><text:span text:style-name="T8">377</text:span></text:p>
          </draw:text-box>
        </draw:frame>
        <draw:frame draw:style-name="gr1" draw:text-style-name="P2" draw:layer="layout" svg:width="9.527cm" svg:height="0.475cm" svg:x="8.447cm" svg:y="5.233cm">
          <draw:text-box>
            <text:p text:style-name="P1"><text:span text:style-name="T3"><text:s/></text:span><text:span text:style-name="T3">The arrival of a gas pumping plant in the next few </text:span></text:p>
          </draw:text-box>
        </draw:frame>
        <draw:frame draw:style-name="gr1" draw:text-style-name="P2" draw:layer="layout" svg:width="16.224cm" svg:height="0.475cm" svg:x="2.2cm" svg:y="5.797cm">
          <draw:text-box>
            <text:p text:style-name="P1"><text:span text:style-name="T3">days would significantly increase gas supply and leave a positive legacy. Although the </text:span></text:p>
          </draw:text-box>
        </draw:frame>
        <draw:frame draw:style-name="gr1" draw:text-style-name="P2" draw:layer="layout" svg:width="15.797cm" svg:height="0.475cm" svg:x="2.2cm" svg:y="6.362cm">
          <draw:text-box>
            <text:p text:style-name="P1"><text:span text:style-name="T3">water towers projects had been delayed by security risks, DFID planned to move its </text:span></text:p>
          </draw:text-box>
        </draw:frame>
        <draw:frame draw:style-name="gr1" draw:text-style-name="P2" draw:layer="layout" svg:width="15.962cm" svg:height="0.475cm" svg:x="2.2cm" svg:y="6.926cm">
          <draw:text-box>
            <text:p text:style-name="P1"><text:span text:style-name="T3">focus to capacity-building. The main challenge now would be ensuring the Provincial </text:span></text:p>
          </draw:text-box>
        </draw:frame>
        <draw:frame draw:style-name="gr1" draw:text-style-name="P2" draw:layer="layout" svg:width="9.972cm" svg:height="0.475cm" svg:x="2.2cm" svg:y="7.491cm">
          <draw:text-box>
            <text:p text:style-name="P1"><text:span text:style-name="T3">Council received the necessary funds from Baghdad.</text:span></text:p>
          </draw:text-box>
        </draw:frame>
        <draw:frame draw:style-name="gr5" draw:text-style-name="P6" draw:layer="layout" svg:width="0.246cm" svg:height="0.276cm" svg:x="12.13cm" svg:y="7.50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6.359cm" svg:height="0.475cm" svg:x="2.2cm" svg:y="8.405cm">
          <draw:text-box>
            <text:p text:style-name="P1"><text:span text:style-name="T6">665. </text:span><text:span text:style-name="T3"><text:s/>Mr Benn also said “a silent crisis” was unfolding in Iraq, as Iraqi citizens fled from </text:span></text:p>
          </draw:text-box>
        </draw:frame>
        <draw:frame draw:style-name="gr1" draw:text-style-name="P2" draw:layer="layout" svg:width="15.953cm" svg:height="0.475cm" svg:x="2.2cm" svg:y="8.97cm">
          <draw:text-box>
            <text:p text:style-name="P1"><text:span text:style-name="T3">sectarian violence. That was putting increasing pressure on Iraqi services. DFID had </text:span></text:p>
          </draw:text-box>
        </draw:frame>
        <draw:frame draw:style-name="gr1" draw:text-style-name="P2" draw:layer="layout" svg:width="13.718cm" svg:height="0.475cm" svg:x="2.2cm" svg:y="9.534cm">
          <draw:text-box>
            <text:p text:style-name="P1"><text:span text:style-name="T3">provided £1.4m to the International Committee of the Red Cross (ICRC). </text:span></text:p>
          </draw:text-box>
        </draw:frame>
        <draw:frame draw:style-name="gr1" draw:text-style-name="P2" draw:layer="layout" svg:width="12.854cm" svg:height="0.475cm" svg:x="2.2cm" svg:y="10.448cm">
          <draw:text-box>
            <text:p text:style-name="P1"><text:span text:style-name="T6">666. </text:span><text:span text:style-name="T3"><text:s/>DOP(I) agreed the overall intent of the MOD and FCO papers. </text:span></text:p>
          </draw:text-box>
        </draw:frame>
        <draw:frame draw:style-name="gr1" draw:text-style-name="P2" draw:layer="layout" svg:width="10.509cm" svg:height="0.475cm" svg:x="2.2cm" svg:y="11.363cm">
          <draw:text-box>
            <text:p text:style-name="P1"><text:span text:style-name="T6">667. </text:span><text:span text:style-name="T3"><text:s/>Mr Blair wrote to President Bush on 20 December.</text:span></text:p>
          </draw:text-box>
        </draw:frame>
        <draw:frame draw:style-name="gr5" draw:text-style-name="P6" draw:layer="layout" svg:width="0.408cm" svg:height="0.276cm" svg:x="12.647cm" svg:y="11.382cm">
          <draw:text-box>
            <text:p text:style-name="P1"><text:span text:style-name="T8">378</text:span></text:p>
          </draw:text-box>
        </draw:frame>
        <draw:frame draw:style-name="gr1" draw:text-style-name="P2" draw:layer="layout" svg:width="3.901cm" svg:height="0.475cm" svg:x="13.059cm" svg:y="11.363cm">
          <draw:text-box>
            <text:p text:style-name="P1"><text:span text:style-name="T3"><text:s/></text:span><text:span text:style-name="T3">He emphasised the </text:span></text:p>
          </draw:text-box>
        </draw:frame>
        <draw:frame draw:style-name="gr1" draw:text-style-name="P2" draw:layer="layout" svg:width="16.266cm" svg:height="0.475cm" svg:x="2.2cm" svg:y="11.927cm">
          <draw:text-box>
            <text:p text:style-name="P1"><text:span text:style-name="T3">importance of support for Prime Minister Maliki, through increasing the speed at which </text:span></text:p>
          </draw:text-box>
        </draw:frame>
        <draw:frame draw:style-name="gr1" draw:text-style-name="P2" draw:layer="layout" svg:width="15.877cm" svg:height="0.475cm" svg:x="2.2cm" svg:y="12.492cm">
          <draw:text-box>
            <text:p text:style-name="P1"><text:span text:style-name="T3">the Iraqi Army was developing, supporting the reconciliation and outreach work, and </text:span></text:p>
          </draw:text-box>
        </draw:frame>
        <draw:frame draw:style-name="gr1" draw:text-style-name="P2" draw:layer="layout" svg:width="15.89cm" svg:height="0.475cm" svg:x="2.2cm" svg:y="13.056cm">
          <draw:text-box>
            <text:p text:style-name="P1"><text:span text:style-name="T3">helping to create a more effective system for the disbursement of money within Iraq. </text:span></text:p>
          </draw:text-box>
        </draw:frame>
        <draw:frame draw:style-name="gr1" draw:text-style-name="P2" draw:layer="layout" svg:width="16.292cm" svg:height="0.475cm" svg:x="2.2cm" svg:y="13.971cm">
          <draw:text-box>
            <text:p text:style-name="P1"><text:span text:style-name="T6">668. </text:span><text:span text:style-name="T3"><text:s/>On 5 January 2007, President Bush briefed Mr Blair ahead of his speech on Iraq </text:span></text:p>
          </draw:text-box>
        </draw:frame>
        <draw:frame draw:style-name="gr1" draw:text-style-name="P2" draw:layer="layout" svg:width="3.592cm" svg:height="0.475cm" svg:x="2.2cm" svg:y="14.535cm">
          <draw:text-box>
            <text:p text:style-name="P1"><text:span text:style-name="T3">the following week.</text:span></text:p>
          </draw:text-box>
        </draw:frame>
        <draw:frame draw:style-name="gr5" draw:text-style-name="P6" draw:layer="layout" svg:width="0.408cm" svg:height="0.276cm" svg:x="5.777cm" svg:y="14.554cm">
          <draw:text-box>
            <text:p text:style-name="P1"><text:span text:style-name="T8">379</text:span></text:p>
          </draw:text-box>
        </draw:frame>
        <draw:frame draw:style-name="gr1" draw:text-style-name="P2" draw:layer="layout" svg:width="12.52cm" svg:height="0.475cm" svg:x="6.189cm" svg:y="14.535cm">
          <draw:text-box>
            <text:p text:style-name="P1"><text:span text:style-name="T3"><text:s/></text:span><text:span text:style-name="T3">During the call he described a significant increase in US and Iraqi </text:span></text:p>
          </draw:text-box>
        </draw:frame>
        <draw:frame draw:style-name="gr1" draw:text-style-name="P2" draw:layer="layout" svg:width="8.469cm" svg:height="0.475cm" svg:x="2.2cm" svg:y="15.1cm">
          <draw:text-box>
            <text:p text:style-name="P1"><text:span text:style-name="T3">troops, and a number of personnel changes. </text:span></text:p>
          </draw:text-box>
        </draw:frame>
        <draw:frame draw:style-name="gr1" draw:text-style-name="P2" draw:layer="layout" svg:width="15.741cm" svg:height="0.475cm" svg:x="2.2cm" svg:y="16.014cm">
          <draw:text-box>
            <text:p text:style-name="P1"><text:span text:style-name="T6">669. </text:span><text:span text:style-name="T3"><text:s/>Mr Blair said that it was vital to break the back of the violence in Baghdad. He </text:span></text:p>
          </draw:text-box>
        </draw:frame>
        <draw:frame draw:style-name="gr1" draw:text-style-name="P2" draw:layer="layout" svg:width="16.266cm" svg:height="0.475cm" svg:x="2.2cm" svg:y="16.578cm">
          <draw:text-box>
            <text:p text:style-name="P1"><text:span text:style-name="T3">urged President Bush to focus on reconciliation and reconstruction as well as security, </text:span></text:p>
          </draw:text-box>
        </draw:frame>
        <draw:frame draw:style-name="gr1" draw:text-style-name="P2" draw:layer="layout" svg:width="16.741cm" svg:height="0.475cm" svg:x="2.2cm" svg:y="17.143cm">
          <draw:text-box>
            <text:p text:style-name="P1"><text:span text:style-name="T3">suggesting that it might be helpful to designate individuals who would be accountable for </text:span></text:p>
          </draw:text-box>
        </draw:frame>
        <draw:frame draw:style-name="gr1" draw:text-style-name="P2" draw:layer="layout" svg:width="5.438cm" svg:height="0.475cm" svg:x="2.2cm" svg:y="17.707cm">
          <draw:text-box>
            <text:p text:style-name="P1"><text:span text:style-name="T3">leading work on those areas.</text:span></text:p>
          </draw:text-box>
        </draw:frame>
        <draw:frame draw:style-name="gr1" draw:text-style-name="P2" draw:layer="layout" svg:width="16.567cm" svg:height="0.475cm" svg:x="2.2cm" svg:y="18.622cm">
          <draw:text-box>
            <text:p text:style-name="P1"><text:span text:style-name="T6">670. </text:span><text:span text:style-name="T3"><text:s/>Mr Blair’s Private Secretary wrote to Mrs Beckett’s Private Secretary on 8 January:</text:span></text:p>
          </draw:text-box>
        </draw:frame>
        <draw:frame draw:style-name="gr1" draw:text-style-name="P2" draw:layer="layout" svg:width="14.281cm" svg:height="0.475cm" svg:x="2.95cm" svg:y="19.536cm">
          <draw:text-box>
            <text:p text:style-name="P1"><text:span text:style-name="T3">“</text:span><text:span text:style-name="T3">We are entering an important new phase in the Coalition effort in Iraq, as – </text:span></text:p>
          </draw:text-box>
        </draw:frame>
        <draw:frame draw:style-name="gr1" draw:text-style-name="P2" draw:layer="layout" svg:width="14.7cm" svg:height="0.475cm" svg:x="2.95cm" svg:y="20.101cm">
          <draw:text-box>
            <text:p text:style-name="P1"><text:span text:style-name="T3">following the US review and in the light of our plans in Basra – we and the US </text:span></text:p>
          </draw:text-box>
        </draw:frame>
        <draw:frame draw:style-name="gr1" draw:text-style-name="P2" draw:layer="layout" svg:width="15.729cm" svg:height="0.475cm" svg:x="2.95cm" svg:y="20.665cm">
          <draw:text-box>
            <text:p text:style-name="P1"><text:span text:style-name="T3">attempt to help the Iraqi Government entrench genuine change and progress in the </text:span></text:p>
          </draw:text-box>
        </draw:frame>
        <draw:frame draw:style-name="gr1" draw:text-style-name="P2" draw:layer="layout" svg:width="15.517cm" svg:height="0.475cm" svg:x="2.95cm" svg:y="21.23cm">
          <draw:text-box>
            <text:p text:style-name="P1"><text:span text:style-name="T3">areas of security, reconstruction and reconciliation. The Prime Minister judges that </text:span></text:p>
          </draw:text-box>
        </draw:frame>
        <draw:frame draw:style-name="gr1" draw:text-style-name="P2" draw:layer="layout" svg:width="15.361cm" svg:height="0.475cm" svg:x="2.95cm" svg:y="21.794cm">
          <draw:text-box>
            <text:p text:style-name="P1"><text:span text:style-name="T3">our present level of effort should be stepped up in response. He would like to see </text:span></text:p>
          </draw:text-box>
        </draw:frame>
        <draw:frame draw:style-name="gr1" draw:text-style-name="P2" draw:layer="layout" svg:width="15.691cm" svg:height="0.475cm" svg:x="2.95cm" svg:y="22.358cm">
          <draw:text-box>
            <text:p text:style-name="P1"><text:span text:style-name="T3">a qualitative change in our ability to monitor progress in these key areas, to identify </text:span></text:p>
          </draw:text-box>
        </draw:frame>
        <draw:frame draw:style-name="gr1" draw:text-style-name="P2" draw:layer="layout" svg:width="11.297cm" svg:height="0.475cm" svg:x="2.95cm" svg:y="22.923cm">
          <draw:text-box>
            <text:p text:style-name="P1"><text:span text:style-name="T3">blockages to progress, and to take rapid action to fix these.” 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5" draw:text-style-name="P6" draw:layer="layout" svg:width="0.408cm" svg:height="0.276cm" svg:x="14.187cm" svg:y="22.942cm">
          <draw:text-box>
            <text:p text:style-name="P1"><text:span text:style-name="T8">380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77 </text:span></text:p>
          </draw:text-box>
        </draw:frame>
        <draw:line draw:style-name="gr8" draw:text-style-name="P7" draw:layer="layout" svg:x1="2.645cm" svg:y1="25.867cm" svg:x2="10.273cm" svg:y2="25.867cm">
          <text:p/>
        </draw:line>
        <draw:frame draw:style-name="gr4" draw:text-style-name="P5" draw:layer="layout" svg:width="7.042cm" svg:height="0.395cm" svg:x="2.646cm" svg:y="25.087cm">
          <draw:text-box>
            <text:p text:style-name="P1"><text:span text:style-name="T11">Minutes, 7 December 2006, DOP(I) meeting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78 </text:span></text:p>
          </draw:text-box>
        </draw:frame>
        <draw:frame draw:style-name="gr4" draw:text-style-name="P5" draw:layer="layout" svg:width="7.677cm" svg:height="0.395cm" svg:x="2.646cm" svg:y="25.511cm">
          <draw:text-box>
            <text:p text:style-name="P1"><text:span text:style-name="T5">Note [Blair to Bush], [20 December 2006], ‘Note’.</text:span><text:span text:style-name="T11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79 </text:span></text:p>
          </draw:text-box>
        </draw:frame>
        <draw:frame draw:style-name="gr4" draw:text-style-name="P5" draw:layer="layout" svg:width="14.387cm" svg:height="0.395cm" svg:x="2.646cm" svg:y="25.934cm">
          <draw:text-box>
            <text:p text:style-name="P1"><text:span text:style-name="T11">Letter Phillipson to Hayes, 5 January 2007, ‘Prime Minister’s Phonecall with President Bush, </text:span></text:p>
          </draw:text-box>
        </draw:frame>
        <draw:frame draw:style-name="gr4" draw:text-style-name="P5" draw:layer="layout" svg:width="2.618cm" svg:height="0.395cm" svg:x="2.2cm" svg:y="26.357cm">
          <draw:text-box>
            <text:p text:style-name="P1"><text:span text:style-name="T11">5 January: Iraq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80 </text:span></text:p>
          </draw:text-box>
        </draw:frame>
        <draw:frame draw:style-name="gr4" draw:text-style-name="P5" draw:layer="layout" svg:width="7.347cm" svg:height="0.395cm" svg:x="2.646cm" svg:y="26.781cm">
          <draw:text-box>
            <text:p text:style-name="P1"><text:span text:style-name="T11">Letter Banner to Siddiq, 8 January 2007, ‘Iraq’. </text:span></text:p>
          </draw:text-box>
        </draw:frame>
      </draw:page>
      <draw:page draw:name="page109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5</text:span></text:p>
          </draw:text-box>
        </draw:frame>
        <draw:frame draw:style-name="gr1" draw:text-style-name="P2" draw:layer="layout" svg:width="16.232cm" svg:height="0.475cm" svg:x="2.2cm" svg:y="2.525cm">
          <draw:text-box>
            <text:p text:style-name="P1"><text:span text:style-name="T6">671. </text:span><text:span text:style-name="T3"><text:s/>The letter asked for detailed reports and weekly updates on key areas, including:</text:span></text:p>
          </draw:text-box>
        </draw:frame>
        <draw:frame draw:style-name="gr3" draw:text-style-name="P4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402cm" svg:height="0.475cm" svg:x="3.7cm" svg:y="3.44cm">
          <draw:text-box>
            <text:p text:style-name="P1"><text:span text:style-name="T3">a detailed report on reconstruction; and</text:span></text:p>
          </draw:text-box>
        </draw:frame>
        <draw:frame draw:style-name="gr3" draw:text-style-name="P4" draw:layer="layout" svg:width="0.634cm" svg:height="0.712cm" svg:x="2.95cm" svg:y="3.9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53cm" svg:height="0.475cm" svg:x="3.7cm" svg:y="4.104cm">
          <draw:text-box>
            <text:p text:style-name="P1"><text:span text:style-name="T3">a weekly report on political development, security and economic activity </text:span></text:p>
          </draw:text-box>
        </draw:frame>
        <draw:frame draw:style-name="gr1" draw:text-style-name="P2" draw:layer="layout" svg:width="1.797cm" svg:height="0.475cm" svg:x="3.7cm" svg:y="4.668cm">
          <draw:text-box>
            <text:p text:style-name="P1"><text:span text:style-name="T3">in Basra. </text:span></text:p>
          </draw:text-box>
        </draw:frame>
        <draw:frame draw:style-name="gr1" draw:text-style-name="P2" draw:layer="layout" svg:width="11.432cm" svg:height="0.475cm" svg:x="2.2cm" svg:y="5.583cm">
          <draw:text-box>
            <text:p text:style-name="P1"><text:span text:style-name="T6">672. </text:span><text:span text:style-name="T3"><text:s/>Mr Blair and President Bush spoke again on 9 January.</text:span></text:p>
          </draw:text-box>
        </draw:frame>
        <draw:frame draw:style-name="gr5" draw:text-style-name="P6" draw:layer="layout" svg:width="0.408cm" svg:height="0.276cm" svg:x="13.558cm" svg:y="5.602cm">
          <draw:text-box>
            <text:p text:style-name="P1"><text:span text:style-name="T8">381</text:span></text:p>
          </draw:text-box>
        </draw:frame>
        <draw:frame draw:style-name="gr1" draw:text-style-name="P2" draw:layer="layout" svg:width="4.845cm" svg:height="0.475cm" svg:x="13.97cm" svg:y="5.583cm">
          <draw:text-box>
            <text:p text:style-name="P1"><text:span text:style-name="T3"><text:s/></text:span><text:span text:style-name="T3">Mr Blair said that he had </text:span></text:p>
          </draw:text-box>
        </draw:frame>
        <draw:frame draw:style-name="gr1" draw:text-style-name="P2" draw:layer="layout" svg:width="16.025cm" svg:height="0.475cm" svg:x="2.2cm" svg:y="6.147cm">
          <draw:text-box>
            <text:p text:style-name="P1"><text:span text:style-name="T3">asked for changes in the way that the UK system monitored and chased up progress </text:span></text:p>
          </draw:text-box>
        </draw:frame>
        <draw:frame draw:style-name="gr1" draw:text-style-name="P2" draw:layer="layout" svg:width="15.864cm" svg:height="0.475cm" svg:x="2.2cm" svg:y="6.712cm">
          <draw:text-box>
            <text:p text:style-name="P1"><text:span text:style-name="T3">in Iraq. Information, for example on reconstruction, was incomplete. The US and UK </text:span></text:p>
          </draw:text-box>
        </draw:frame>
        <draw:frame draw:style-name="gr1" draw:text-style-name="P2" draw:layer="layout" svg:width="16.681cm" svg:height="0.475cm" svg:x="2.2cm" svg:y="7.276cm">
          <draw:text-box>
            <text:p text:style-name="P1"><text:span text:style-name="T3">needed to be sure that everything that could be done on reconstruction was being done. </text:span></text:p>
          </draw:text-box>
        </draw:frame>
        <draw:frame draw:style-name="gr1" draw:text-style-name="P2" draw:layer="layout" svg:width="16.766cm" svg:height="0.475cm" svg:x="2.2cm" svg:y="7.841cm">
          <draw:text-box>
            <text:p text:style-name="P1"><text:span text:style-name="T3">Mr Blair said that he wanted someone on the UK side “such as a senior military figure” to </text:span></text:p>
          </draw:text-box>
        </draw:frame>
        <draw:frame draw:style-name="gr1" draw:text-style-name="P2" draw:layer="layout" svg:width="16.631cm" svg:height="0.475cm" svg:x="2.2cm" svg:y="8.405cm">
          <draw:text-box>
            <text:p text:style-name="P1"><text:span text:style-name="T3">travel around Iraq and report on what was actually happening, for example in Najaf. The </text:span></text:p>
          </draw:text-box>
        </draw:frame>
        <draw:frame draw:style-name="gr1" draw:text-style-name="P2" draw:layer="layout" svg:width="16.156cm" svg:height="0.475cm" svg:x="2.2cm" svg:y="8.97cm">
          <draw:text-box>
            <text:p text:style-name="P1"><text:span text:style-name="T3">US and UK needed to improve delivery of assistance in calmer areas, to demonstrate </text:span></text:p>
          </draw:text-box>
        </draw:frame>
        <draw:frame draw:style-name="gr1" draw:text-style-name="P2" draw:layer="layout" svg:width="5.586cm" svg:height="0.475cm" svg:x="2.2cm" svg:y="9.534cm">
          <draw:text-box>
            <text:p text:style-name="P1"><text:span text:style-name="T3">that peace brought dividends.</text:span></text:p>
          </draw:text-box>
        </draw:frame>
        <draw:frame draw:style-name="gr1" draw:text-style-name="P2" draw:layer="layout" svg:width="9.256cm" svg:height="0.475cm" svg:x="2.2cm" svg:y="10.448cm">
          <draw:text-box>
            <text:p text:style-name="P1"><text:span text:style-name="T6">673. </text:span><text:span text:style-name="T3"><text:s/>An 11 January JIC Assessment judged that:</text:span></text:p>
          </draw:text-box>
        </draw:frame>
        <draw:frame draw:style-name="gr3" draw:text-style-name="P4" draw:layer="layout" svg:width="0.634cm" svg:height="0.712cm" svg:x="2.95cm" svg:y="11.2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54cm" svg:height="0.475cm" svg:x="3.7cm" svg:y="11.363cm">
          <draw:text-box>
            <text:p text:style-name="P1"><text:span text:style-name="T3">There continued to be real economic growth in Iraq, but the Iraqi Government </text:span></text:p>
          </draw:text-box>
        </draw:frame>
        <draw:frame draw:style-name="gr1" draw:text-style-name="P2" draw:layer="layout" svg:width="14.565cm" svg:height="0.475cm" svg:x="3.7cm" svg:y="11.927cm">
          <draw:text-box>
            <text:p text:style-name="P1"><text:span text:style-name="T3">had shown little commitment to economic reform and large-scale job creation </text:span></text:p>
          </draw:text-box>
        </draw:frame>
        <draw:frame draw:style-name="gr1" draw:text-style-name="P2" draw:layer="layout" svg:width="7.652cm" svg:height="0.475cm" svg:x="3.7cm" svg:y="12.492cm">
          <draw:text-box>
            <text:p text:style-name="P1"><text:span text:style-name="T3">was highly unlikely in the next two years.</text:span></text:p>
          </draw:text-box>
        </draw:frame>
        <draw:frame draw:style-name="gr3" draw:text-style-name="P4" draw:layer="layout" svg:width="0.634cm" svg:height="0.712cm" svg:x="2.95cm" svg:y="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38cm" svg:height="0.475cm" svg:x="3.7cm" svg:y="13.156cm">
          <draw:text-box>
            <text:p text:style-name="P1"><text:span text:style-name="T3">The Iraqi Government was not short of funds (the JIC estimated that the </text:span></text:p>
          </draw:text-box>
        </draw:frame>
        <draw:frame draw:style-name="gr1" draw:text-style-name="P2" draw:layer="layout" svg:width="15.225cm" svg:height="0.475cm" svg:x="3.7cm" svg:y="13.721cm">
          <draw:text-box>
            <text:p text:style-name="P1"><text:span text:style-name="T3">Government had accumulated some US$12bn since 2003 as a result of unspent </text:span></text:p>
          </draw:text-box>
        </draw:frame>
        <draw:frame draw:style-name="gr1" draw:text-style-name="P2" draw:layer="layout" svg:width="13.892cm" svg:height="0.475cm" svg:x="3.7cm" svg:y="14.285cm">
          <draw:text-box>
            <text:p text:style-name="P1"><text:span text:style-name="T3">budget allocations), but public investment was hampered by weak central </text:span></text:p>
          </draw:text-box>
        </draw:frame>
        <draw:frame draw:style-name="gr1" draw:text-style-name="P2" draw:layer="layout" svg:width="15.179cm" svg:height="0.475cm" svg:x="3.7cm" svg:y="14.85cm">
          <draw:text-box>
            <text:p text:style-name="P1"><text:span text:style-name="T3">Government ministries and a lack of competent staff at all levels of Government. </text:span></text:p>
          </draw:text-box>
        </draw:frame>
        <draw:frame draw:style-name="gr3" draw:text-style-name="P4" draw:layer="layout" svg:width="0.634cm" svg:height="0.712cm" svg:x="2.95cm" svg:y="15.3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66cm" svg:height="0.475cm" svg:x="3.7cm" svg:y="15.514cm">
          <draw:text-box>
            <text:p text:style-name="P1"><text:span text:style-name="T3">The security situation remained the main obstacle to private sector development </text:span></text:p>
          </draw:text-box>
        </draw:frame>
        <draw:frame draw:style-name="gr1" draw:text-style-name="P2" draw:layer="layout" svg:width="4.422cm" svg:height="0.475cm" svg:x="3.7cm" svg:y="16.078cm">
          <draw:text-box>
            <text:p text:style-name="P1"><text:span text:style-name="T3">and foreign investment.</text:span></text:p>
          </draw:text-box>
        </draw:frame>
        <draw:frame draw:style-name="gr5" draw:text-style-name="P6" draw:layer="layout" svg:width="0.408cm" svg:height="0.276cm" svg:x="8.101cm" svg:y="16.097cm">
          <draw:text-box>
            <text:p text:style-name="P1"><text:span text:style-name="T8">382</text:span></text:p>
          </draw:text-box>
        </draw:frame>
        <draw:frame draw:style-name="gr1" draw:text-style-name="P2" draw:layer="layout" svg:width="0.422cm" svg:height="0.475cm" svg:x="8.512cm" svg:y="16.07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7cm" svg:height="0.475cm" svg:x="2.2cm" svg:y="16.993cm">
          <draw:text-box>
            <text:p text:style-name="P1"><text:span text:style-name="T6">674. </text:span><text:span text:style-name="T3"><text:s/>President Bush announced the new US strategy in an address to the nation on </text:span></text:p>
          </draw:text-box>
        </draw:frame>
        <draw:frame draw:style-name="gr1" draw:text-style-name="P2" draw:layer="layout" svg:width="2.225cm" svg:height="0.475cm" svg:x="2.2cm" svg:y="17.557cm">
          <draw:text-box>
            <text:p text:style-name="P1"><text:span text:style-name="T3">10 January:</text:span></text:p>
          </draw:text-box>
        </draw:frame>
        <draw:frame draw:style-name="gr1" draw:text-style-name="P2" draw:layer="layout" svg:width="13.473cm" svg:height="0.475cm" svg:x="2.95cm" svg:y="18.472cm">
          <draw:text-box>
            <text:p text:style-name="P1"><text:span text:style-name="T3">“</text:span><text:span text:style-name="T3">The situation in Iraq is unacceptable to the American people – and it is </text:span></text:p>
          </draw:text-box>
        </draw:frame>
        <draw:frame draw:style-name="gr1" draw:text-style-name="P2" draw:layer="layout" svg:width="4.257cm" svg:height="0.475cm" svg:x="2.95cm" svg:y="19.036cm">
          <draw:text-box>
            <text:p text:style-name="P1"><text:span text:style-name="T3">unacceptable to me …</text:span></text:p>
          </draw:text-box>
        </draw:frame>
        <draw:frame draw:style-name="gr1" draw:text-style-name="P2" draw:layer="layout" svg:width="10.349cm" svg:height="0.475cm" svg:x="2.95cm" svg:y="19.951cm">
          <draw:text-box>
            <text:p text:style-name="P1"><text:span text:style-name="T3">“</text:span><text:span text:style-name="T3">It is clear that we need to change our strategy in Iraq.” </text:span></text:p>
          </draw:text-box>
        </draw:frame>
        <draw:frame draw:style-name="gr5" draw:text-style-name="P6" draw:layer="layout" svg:width="0.408cm" svg:height="0.276cm" svg:x="13.245cm" svg:y="19.969cm">
          <draw:text-box>
            <text:p text:style-name="P1"><text:span text:style-name="T8">383</text:span></text:p>
          </draw:text-box>
        </draw:frame>
        <draw:frame draw:style-name="gr1" draw:text-style-name="P2" draw:layer="layout" svg:width="16.376cm" svg:height="0.475cm" svg:x="2.2cm" svg:y="20.865cm">
          <draw:text-box>
            <text:p text:style-name="P1"><text:span text:style-name="T6">675. </text:span><text:span text:style-name="T3"><text:s/>President Bush said that a successful strategy needed to combine robust military </text:span></text:p>
          </draw:text-box>
        </draw:frame>
        <draw:frame draw:style-name="gr1" draw:text-style-name="P2" draw:layer="layout" svg:width="15.064cm" svg:height="0.475cm" svg:x="2.2cm" svg:y="21.43cm">
          <draw:text-box>
            <text:p text:style-name="P1"><text:span text:style-name="T3">operations with visible improvements in Iraqi neighbourhoods and communities. </text:span></text:p>
          </draw:text-box>
        </draw:frame>
        <draw:frame draw:style-name="gr1" draw:text-style-name="P2" draw:layer="layout" svg:width="15.615cm" svg:height="0.475cm" svg:x="2.2cm" svg:y="21.994cm">
          <draw:text-box>
            <text:p text:style-name="P1"><text:span text:style-name="T3">As well as providing 20,000 additional US troops and increasing efforts to build the </text:span></text:p>
          </draw:text-box>
        </draw:frame>
        <draw:frame draw:style-name="gr1" draw:text-style-name="P2" draw:layer="layout" svg:width="15.873cm" svg:height="0.475cm" svg:x="2.2cm" svg:y="22.558cm">
          <draw:text-box>
            <text:p text:style-name="P1"><text:span text:style-name="T3">capacity of the ISF, the US would also increase its efforts to build the capacity of the </text:span></text:p>
          </draw:text-box>
        </draw:frame>
        <draw:frame draw:style-name="gr1" draw:text-style-name="P2" draw:layer="layout" svg:width="15.691cm" svg:height="0.475cm" svg:x="2.2cm" svg:y="23.123cm">
          <draw:text-box>
            <text:p text:style-name="P1"><text:span text:style-name="T3">Iraqi Government, including by doubling the number of PRTs and giving US military </text:span></text:p>
          </draw:text-box>
        </draw:frame>
        <draw:frame draw:style-name="gr1" draw:text-style-name="P2" draw:layer="layout" svg:width="14.95cm" svg:height="0.475cm" svg:x="2.2cm" svg:y="23.687cm">
          <draw:text-box>
            <text:p text:style-name="P1"><text:span text:style-name="T3">commanders and PRT leaders greater flexibility in how they used resources for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4.18cm" svg:height="0.475cm" svg:x="2.2cm" svg:y="24.252cm">
          <draw:text-box>
            <text:p text:style-name="P1"><text:span text:style-name="T3">economic assistance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81 </text:span></text:p>
          </draw:text-box>
        </draw:frame>
        <draw:frame draw:style-name="gr4" draw:text-style-name="P5" draw:layer="layout" svg:width="15.763cm" svg:height="0.395cm" svg:x="2.646cm" svg:y="25.511cm">
          <draw:text-box>
            <text:p text:style-name="P1"><text:span text:style-name="T11">Letter Banner to Hayes, 9 January 2007, ‘Prime Minister’s Phonecall with President Bush, 9 January: </text:span></text:p>
          </draw:text-box>
        </draw:frame>
        <draw:line draw:style-name="gr8" draw:text-style-name="P7" draw:layer="layout" svg:x1="2.645cm" svg:y1="26.714cm" svg:x2="12.443cm" svg:y2="26.714cm">
          <text:p/>
        </draw:line>
        <draw:frame draw:style-name="gr4" draw:text-style-name="P5" draw:layer="layout" svg:width="3.219cm" svg:height="0.395cm" svg:x="2.2cm" svg:y="25.934cm">
          <draw:text-box>
            <text:p text:style-name="P1"><text:span text:style-name="T11">Middle East Issue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82 </text:span></text:p>
          </draw:text-box>
        </draw:frame>
        <draw:frame draw:style-name="gr4" draw:text-style-name="P5" draw:layer="layout" svg:width="9.853cm" svg:height="0.395cm" svg:x="2.646cm" svg:y="26.357cm">
          <draw:text-box>
            <text:p text:style-name="P1"><text:span text:style-name="T5">JIC Assessment, 11 January 2007, ‘Iraq: Economic Prospects’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83 </text:span></text:p>
          </draw:text-box>
        </draw:frame>
        <draw:frame draw:style-name="gr4" draw:text-style-name="P5" draw:layer="layout" svg:width="12.339cm" svg:height="0.395cm" svg:x="2.642cm" svg:y="26.781cm">
          <draw:text-box>
            <text:p text:style-name="P1"><text:span text:style-name="T11">The White House Archive, 10 January 2007, </text:span><text:span text:style-name="T12">President’s Address to the Nation</text:span><text:span text:style-name="T11">. </text:span></text:p>
          </draw:text-box>
        </draw:frame>
      </draw:page>
      <draw:page draw:name="page1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6</text:span></text:p>
          </draw:text-box>
        </draw:frame>
        <draw:frame draw:style-name="gr1" draw:text-style-name="P2" draw:layer="layout" svg:width="15.762cm" svg:height="0.475cm" svg:x="2.2cm" svg:y="2.525cm">
          <draw:text-box>
            <text:p text:style-name="P1"><text:span text:style-name="T6">676. </text:span><text:span text:style-name="T3"><text:s/>The result of the new strategy set out by President Bush is often referred to in </text:span></text:p>
          </draw:text-box>
        </draw:frame>
        <draw:frame draw:style-name="gr1" draw:text-style-name="P2" draw:layer="layout" svg:width="11.652cm" svg:height="0.475cm" svg:x="2.2cm" svg:y="3.09cm">
          <draw:text-box>
            <text:p text:style-name="P1"><text:span text:style-name="T3">contemporary documents as the new Baghdad Security Plan. </text:span></text:p>
          </draw:text-box>
        </draw:frame>
        <draw:frame draw:style-name="gr1" draw:text-style-name="P2" draw:layer="layout" svg:width="15.466cm" svg:height="0.475cm" svg:x="2.2cm" svg:y="4.004cm">
          <draw:text-box>
            <text:p text:style-name="P1"><text:span text:style-name="T6">677. </text:span><text:span text:style-name="T3"><text:s/>The British Embassy Baghdad reported on 11 January that the new Iraqi-led </text:span></text:p>
          </draw:text-box>
        </draw:frame>
        <draw:frame draw:style-name="gr1" draw:text-style-name="P2" draw:layer="layout" svg:width="7.364cm" svg:height="0.475cm" svg:x="2.2cm" svg:y="4.568cm">
          <draw:text-box>
            <text:p text:style-name="P1"><text:span text:style-name="T3">Baghdad Security Plan was under way.</text:span></text:p>
          </draw:text-box>
        </draw:frame>
        <draw:frame draw:style-name="gr5" draw:text-style-name="P6" draw:layer="layout" svg:width="0.408cm" svg:height="0.276cm" svg:x="9.534cm" svg:y="4.587cm">
          <draw:text-box>
            <text:p text:style-name="P1"><text:span text:style-name="T8">384</text:span></text:p>
          </draw:text-box>
        </draw:frame>
        <draw:frame draw:style-name="gr1" draw:text-style-name="P2" draw:layer="layout" svg:width="7.635cm" svg:height="0.475cm" svg:x="9.946cm" svg:y="4.568cm">
          <draw:text-box>
            <text:p text:style-name="P1"><text:span text:style-name="T3"><text:s/></text:span><text:span text:style-name="T3">In contrast to previous plans, there was </text:span></text:p>
          </draw:text-box>
        </draw:frame>
        <draw:frame draw:style-name="gr1" draw:text-style-name="P2" draw:layer="layout" svg:width="16.347cm" svg:height="0.475cm" svg:x="2.2cm" svg:y="5.133cm">
          <draw:text-box>
            <text:p text:style-name="P1"><text:span text:style-name="T3">greater emphasis on reconstruction, with a focus on job creation. Five “mini-PRTs” had </text:span></text:p>
          </draw:text-box>
        </draw:frame>
        <draw:frame draw:style-name="gr1" draw:text-style-name="P2" draw:layer="layout" svg:width="16.042cm" svg:height="0.475cm" svg:x="2.2cm" svg:y="5.697cm">
          <draw:text-box>
            <text:p text:style-name="P1"><text:span text:style-name="T3">been embedded with troops in Baghdad to assist with reconstruction operations. The </text:span></text:p>
          </draw:text-box>
        </draw:frame>
        <draw:frame draw:style-name="gr1" draw:text-style-name="P2" draw:layer="layout" svg:width="16.478cm" svg:height="0.475cm" svg:x="2.2cm" svg:y="6.262cm">
          <draw:text-box>
            <text:p text:style-name="P1"><text:span text:style-name="T3">US also planned to inject funds into Iraqi State-owned enterprises to generate rapid job </text:span></text:p>
          </draw:text-box>
        </draw:frame>
        <draw:frame draw:style-name="gr1" draw:text-style-name="P2" draw:layer="layout" svg:width="5.975cm" svg:height="0.475cm" svg:x="2.2cm" svg:y="6.826cm">
          <draw:text-box>
            <text:p text:style-name="P1"><text:span text:style-name="T3">creation (the Bradley Initiative). </text:span></text:p>
          </draw:text-box>
        </draw:frame>
        <draw:frame draw:style-name="gr1" draw:text-style-name="P2" draw:layer="layout" svg:width="15.314cm" svg:height="0.475cm" svg:x="2.2cm" svg:y="7.741cm">
          <draw:text-box>
            <text:p text:style-name="P1"><text:span text:style-name="T6">678. </text:span><text:span text:style-name="T3"><text:s/>The British Embassy Baghdad reported on 26 March that the US had spent </text:span></text:p>
          </draw:text-box>
        </draw:frame>
        <draw:frame draw:style-name="gr1" draw:text-style-name="P2" draw:layer="layout" svg:width="16.127cm" svg:height="0.475cm" svg:x="2.2cm" svg:y="8.305cm">
          <draw:text-box>
            <text:p text:style-name="P1"><text:span text:style-name="T3">US$1.6bn on 1,678 reconstruction projects as part of the new Baghdad Security Plan.</text:span></text:p>
          </draw:text-box>
        </draw:frame>
        <draw:frame draw:style-name="gr5" draw:text-style-name="P6" draw:layer="layout" svg:width="0.408cm" svg:height="0.276cm" svg:x="18.249cm" svg:y="8.324cm">
          <draw:text-box>
            <text:p text:style-name="P1"><text:span text:style-name="T8">385</text:span></text:p>
          </draw:text-box>
        </draw:frame>
        <draw:frame draw:style-name="gr10" draw:text-style-name="P9" draw:layer="layout" svg:width="14.836cm" svg:height="0.556cm" svg:x="2.2cm" svg:y="9.426cm">
          <draw:text-box>
            <text:p text:style-name="P1"><text:span text:style-name="T14">Major General Shirreff’s proposal for a military-led UK effort in </text:span></text:p>
          </draw:text-box>
        </draw:frame>
        <draw:frame draw:style-name="gr10" draw:text-style-name="P9" draw:layer="layout" svg:width="2.28cm" svg:height="0.556cm" svg:x="2.2cm" svg:y="10.061cm">
          <draw:text-box>
            <text:p text:style-name="P1"><text:span text:style-name="T14">the South</text:span></text:p>
          </draw:text-box>
        </draw:frame>
        <draw:frame draw:style-name="gr1" draw:text-style-name="P2" draw:layer="layout" svg:width="14.708cm" svg:height="0.475cm" svg:x="2.2cm" svg:y="10.89cm">
          <draw:text-box>
            <text:p text:style-name="P1"><text:span text:style-name="T6">679. </text:span><text:span text:style-name="T3"><text:s/>In parallel with discussions on the new US strategy, the UK Government </text:span></text:p>
          </draw:text-box>
        </draw:frame>
        <draw:frame draw:style-name="gr1" draw:text-style-name="P2" draw:layer="layout" svg:width="16.588cm" svg:height="0.475cm" svg:x="2.2cm" svg:y="11.454cm">
          <draw:text-box>
            <text:p text:style-name="P1"><text:span text:style-name="T3">considered and rejected Maj Gen Shirreff’s proposal for a military-led Joint Inter-Agency </text:span></text:p>
          </draw:text-box>
        </draw:frame>
        <draw:frame draw:style-name="gr1" draw:text-style-name="P2" draw:layer="layout" svg:width="4.582cm" svg:height="0.475cm" svg:x="2.2cm" svg:y="12.018cm">
          <draw:text-box>
            <text:p text:style-name="P1"><text:span text:style-name="T3">Task Force in the South.</text:span></text:p>
          </draw:text-box>
        </draw:frame>
        <draw:frame draw:style-name="gr1" draw:text-style-name="P2" draw:layer="layout" svg:width="15.051cm" svg:height="0.475cm" svg:x="2.2cm" svg:y="12.933cm">
          <draw:text-box>
            <text:p text:style-name="P1"><text:span text:style-name="T6">680. </text:span><text:span text:style-name="T3"><text:s/>Maj Gen Shirreff wrote to Mr Blair on 29 December to offer, in response to </text:span></text:p>
          </draw:text-box>
        </draw:frame>
        <draw:frame draw:style-name="gr1" draw:text-style-name="P2" draw:layer="layout" svg:width="14.886cm" svg:height="0.475cm" svg:x="2.2cm" svg:y="13.497cm">
          <draw:text-box>
            <text:p text:style-name="P1"><text:span text:style-name="T3">Mr Blair’s request during his recent visit to Iraq, “some thoughts on how a Joint </text:span></text:p>
          </draw:text-box>
        </draw:frame>
        <draw:frame draw:style-name="gr1" draw:text-style-name="P2" draw:layer="layout" svg:width="16.77cm" svg:height="0.475cm" svg:x="2.2cm" svg:y="14.062cm">
          <draw:text-box>
            <text:p text:style-name="P1"><text:span text:style-name="T3">Inter-Agency Task Force would deliver concentrated British effect in SE Iraq and improve </text:span></text:p>
          </draw:text-box>
        </draw:frame>
        <draw:frame draw:style-name="gr1" draw:text-style-name="P2" draw:layer="layout" svg:width="8.575cm" svg:height="0.475cm" svg:x="2.2cm" svg:y="14.626cm">
          <draw:text-box>
            <text:p text:style-name="P1"><text:span text:style-name="T3">the prospects of achieving strategic success”.</text:span></text:p>
          </draw:text-box>
        </draw:frame>
        <draw:frame draw:style-name="gr5" draw:text-style-name="P6" draw:layer="layout" svg:width="0.408cm" svg:height="0.276cm" svg:x="10.741cm" svg:y="14.645cm">
          <draw:text-box>
            <text:p text:style-name="P1"><text:span text:style-name="T8">386</text:span></text:p>
          </draw:text-box>
        </draw:frame>
        <draw:frame draw:style-name="gr1" draw:text-style-name="P2" draw:layer="layout" svg:width="0.422cm" svg:height="0.475cm" svg:x="11.153cm" svg:y="14.62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41cm" svg:height="0.475cm" svg:x="2.2cm" svg:y="15.541cm">
          <draw:text-box>
            <text:p text:style-name="P1"><text:span text:style-name="T6">681. </text:span><text:span text:style-name="T3"><text:s/>Surveys indicated that Op SINBAD was having a positive effect, but it could do no </text:span></text:p>
          </draw:text-box>
        </draw:frame>
        <draw:frame draw:style-name="gr1" draw:text-style-name="P2" draw:layer="layout" svg:width="2.153cm" svg:height="0.475cm" svg:x="2.2cm" svg:y="16.105cm">
          <draw:text-box>
            <text:p text:style-name="P1"><text:span text:style-name="T3">more than: </text:span></text:p>
          </draw:text-box>
        </draw:frame>
        <draw:frame draw:style-name="gr1" draw:text-style-name="P2" draw:layer="layout" svg:width="14.921cm" svg:height="0.475cm" svg:x="2.95cm" svg:y="17.02cm">
          <draw:text-box>
            <text:p text:style-name="P1"><text:span text:style-name="T3">“… </text:span><text:span text:style-name="T3">create a window of opportunity that must be filled by mass economic effect, </text:span></text:p>
          </draw:text-box>
        </draw:frame>
        <draw:frame draw:style-name="gr1" draw:text-style-name="P2" draw:layer="layout" svg:width="14.772cm" svg:height="0.475cm" svg:x="2.95cm" svg:y="17.584cm">
          <draw:text-box>
            <text:p text:style-name="P1"><text:span text:style-name="T3">a Rooseveltian New Deal for Basra. Only thus will the militia be defeated. This </text:span></text:p>
          </draw:text-box>
        </draw:frame>
        <draw:frame draw:style-name="gr1" draw:text-style-name="P2" draw:layer="layout" svg:width="10.886cm" svg:height="0.475cm" svg:x="2.95cm" svg:y="18.148cm">
          <draw:text-box>
            <text:p text:style-name="P1"><text:span text:style-name="T3">requires the mass injection of Iraqi Government funds …” </text:span></text:p>
          </draw:text-box>
        </draw:frame>
        <draw:frame draw:style-name="gr1" draw:text-style-name="P2" draw:layer="layout" svg:width="9.878cm" svg:height="0.475cm" svg:x="2.2cm" svg:y="19.063cm">
          <draw:text-box>
            <text:p text:style-name="P1"><text:span text:style-name="T6">682. </text:span><text:span text:style-name="T3"><text:s/>Maj Gen Shirreff proposed that to achieve that:</text:span></text:p>
          </draw:text-box>
        </draw:frame>
        <draw:frame draw:style-name="gr3" draw:text-style-name="P4" draw:layer="layout" svg:width="0.634cm" svg:height="0.712cm" svg:x="2.95cm" svg:y="19.8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08cm" svg:height="0.475cm" svg:x="3.7cm" svg:y="19.977cm">
          <draw:text-box>
            <text:p text:style-name="P1"><text:span text:style-name="T3">the Iraqi Government should establish a reconstruction committee for Basra with </text:span></text:p>
          </draw:text-box>
        </draw:frame>
        <draw:frame draw:style-name="gr1" draw:text-style-name="P2" draw:layer="layout" svg:width="12.291cm" svg:height="0.475cm" svg:x="3.7cm" svg:y="20.542cm">
          <draw:text-box>
            <text:p text:style-name="P1"><text:span text:style-name="T3">authority and capability to spend central Government money; and</text:span></text:p>
          </draw:text-box>
        </draw:frame>
        <draw:frame draw:style-name="gr3" draw:text-style-name="P4" draw:layer="layout" svg:width="0.634cm" svg:height="0.712cm" svg:x="2.95cm" svg:y="21.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63cm" svg:height="0.475cm" svg:x="3.7cm" svg:y="21.206cm">
          <draw:text-box>
            <text:p text:style-name="P1"><text:span text:style-name="T3">the coalition should establish an organisation capable of providing the right </text:span></text:p>
          </draw:text-box>
        </draw:frame>
        <draw:frame draw:style-name="gr1" draw:text-style-name="P2" draw:layer="layout" svg:width="5.878cm" svg:height="0.475cm" svg:x="3.7cm" svg:y="21.771cm">
          <draw:text-box>
            <text:p text:style-name="P1"><text:span text:style-name="T3">advice and planning capability. </text:span></text:p>
          </draw:text-box>
        </draw:frame>
        <draw:frame draw:style-name="gr1" draw:text-style-name="P2" draw:layer="layout" svg:width="16.808cm" svg:height="0.475cm" svg:x="2.2cm" svg:y="22.685cm">
          <draw:text-box>
            <text:p text:style-name="P1"><text:span text:style-name="T6">683. </text:span><text:span text:style-name="T3"><text:s/>The current arrangement lacked unity of command and purpose. HQ MND(SE) had </text:span></text:p>
          </draw:text-box>
        </draw:frame>
        <draw:frame draw:style-name="gr1" draw:text-style-name="P2" draw:layer="layout" svg:width="16.779cm" svg:height="0.475cm" svg:x="2.2cm" svg:y="23.25cm">
          <draw:text-box>
            <text:p text:style-name="P1"><text:span text:style-name="T3">the planning muscle, the energy, the staying power and the unity of command to execut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6.787cm" svg:height="0.475cm" svg:x="2.2cm" svg:y="23.814cm">
          <draw:text-box>
            <text:p text:style-name="P1"><text:span text:style-name="T3">an overarching plan (such as Op SINBAD), but it lacked expertise on reconstruction. The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84 </text:span></text:p>
          </draw:text-box>
        </draw:frame>
        <draw:frame draw:style-name="gr4" draw:text-style-name="P5" draw:layer="layout" svg:width="15.394cm" svg:height="0.395cm" svg:x="2.646cm" svg:y="25.511cm">
          <draw:text-box>
            <text:p text:style-name="P1"><text:span text:style-name="T11">eGram 1160/07 Baghdad to FCO London, 11 January 2007, ‘Iraq: Reinvigorated Baghdad Security </text:span></text:p>
          </draw:text-box>
        </draw:frame>
        <draw:frame draw:style-name="gr4" draw:text-style-name="P5" draw:layer="layout" svg:width="0.971cm" svg:height="0.395cm" svg:x="2.2cm" svg:y="25.934cm">
          <draw:text-box>
            <text:p text:style-name="P1"><text:span text:style-name="T11">Plan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85 </text:span></text:p>
          </draw:text-box>
        </draw:frame>
        <draw:line draw:style-name="gr8" draw:text-style-name="P7" draw:layer="layout" svg:x1="2.645cm" svg:y1="27.137cm" svg:x2="10.777cm" svg:y2="27.137cm">
          <text:p/>
        </draw:line>
        <draw:frame draw:style-name="gr4" draw:text-style-name="P5" draw:layer="layout" svg:width="15.526cm" svg:height="0.395cm" svg:x="2.646cm" svg:y="26.357cm">
          <draw:text-box>
            <text:p text:style-name="P1"><text:span text:style-name="T11">eGram 12261/07 Baghdad to FCO London, 26 March 2007, ‘Iraq: Update on the ‘Economic Surge’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86 </text:span></text:p>
          </draw:text-box>
        </draw:frame>
        <draw:frame draw:style-name="gr4" draw:text-style-name="P5" draw:layer="layout" svg:width="8.168cm" svg:height="0.395cm" svg:x="2.646cm" svg:y="26.781cm">
          <draw:text-box>
            <text:p text:style-name="P1"><text:span text:style-name="T5">Letter Shirreff to Blair, 29 December 2006, [untitled].</text:span><text:span text:style-name="T11"> </text:span></text:p>
          </draw:text-box>
        </draw:frame>
      </draw:page>
      <draw:page draw:name="page111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7</text:span></text:p>
          </draw:text-box>
        </draw:frame>
        <draw:frame draw:style-name="gr1" draw:text-style-name="P2" draw:layer="layout" svg:width="16.368cm" svg:height="0.475cm" svg:x="2.2cm" svg:y="2.525cm">
          <draw:text-box>
            <text:p text:style-name="P1"><text:span text:style-name="T3">PRT, currently below strength and operating out of a hotel in Kuwait, preferred to focus </text:span></text:p>
          </draw:text-box>
        </draw:frame>
        <draw:frame draw:style-name="gr1" draw:text-style-name="P2" draw:layer="layout" svg:width="16.635cm" svg:height="0.475cm" svg:x="2.2cm" svg:y="3.09cm">
          <draw:text-box>
            <text:p text:style-name="P1"><text:span text:style-name="T3">on long-term capacity-building. Co-location in the new year, when the PRT moved to the </text:span></text:p>
          </draw:text-box>
        </draw:frame>
        <draw:frame draw:style-name="gr1" draw:text-style-name="P2" draw:layer="layout" svg:width="11.771cm" svg:height="0.475cm" svg:x="2.2cm" svg:y="3.654cm">
          <draw:text-box>
            <text:p text:style-name="P1"><text:span text:style-name="T3">BAS, would help but would not solve the underlying problems. </text:span></text:p>
          </draw:text-box>
        </draw:frame>
        <draw:frame draw:style-name="gr1" draw:text-style-name="P2" draw:layer="layout" svg:width="16.414cm" svg:height="0.475cm" svg:x="2.2cm" svg:y="4.568cm">
          <draw:text-box>
            <text:p text:style-name="P1"><text:span text:style-name="T6">684. </text:span><text:span text:style-name="T3"><text:s/>Maj Gen Shirreff recommended that the UK should establish a Joint Inter-Agency </text:span></text:p>
          </draw:text-box>
        </draw:frame>
        <draw:frame draw:style-name="gr1" draw:text-style-name="P2" draw:layer="layout" svg:width="15.153cm" svg:height="0.475cm" svg:x="2.2cm" svg:y="5.133cm">
          <draw:text-box>
            <text:p text:style-name="P1"><text:span text:style-name="T3">Task Force (JIATF) with coalition partners, combining military and reconstruction </text:span></text:p>
          </draw:text-box>
        </draw:frame>
        <draw:frame draw:style-name="gr1" draw:text-style-name="P2" draw:layer="layout" svg:width="7.715cm" svg:height="0.475cm" svg:x="2.2cm" svg:y="5.697cm">
          <draw:text-box>
            <text:p text:style-name="P1"><text:span text:style-name="T3">expertise under single military command.</text:span></text:p>
          </draw:text-box>
        </draw:frame>
        <draw:frame draw:style-name="gr1" draw:text-style-name="P2" draw:layer="layout" svg:width="14.937cm" svg:height="0.475cm" svg:x="2.2cm" svg:y="6.612cm">
          <draw:text-box>
            <text:p text:style-name="P1"><text:span text:style-name="T6">685. </text:span><text:span text:style-name="T3"><text:s/>Lt Gen Shirreff told the Inquiry that his proposal for a JIATF under military </text:span></text:p>
          </draw:text-box>
        </draw:frame>
        <draw:frame draw:style-name="gr1" draw:text-style-name="P2" draw:layer="layout" svg:width="12.423cm" svg:height="0.475cm" svg:x="2.2cm" svg:y="7.176cm">
          <draw:text-box>
            <text:p text:style-name="P1"><text:span text:style-name="T3">command was a response to the fragmented UK effort at the time:</text:span></text:p>
          </draw:text-box>
        </draw:frame>
        <draw:frame draw:style-name="gr1" draw:text-style-name="P2" draw:layer="layout" svg:width="15.518cm" svg:height="0.475cm" svg:x="2.95cm" svg:y="8.091cm">
          <draw:text-box>
            <text:p text:style-name="P1"><text:span text:style-name="T3">“… </text:span><text:span text:style-name="T3">this was sort of desperate times and desperate measures. I’m not sure I would </text:span></text:p>
          </draw:text-box>
        </draw:frame>
        <draw:frame draw:style-name="gr1" draw:text-style-name="P2" draw:layer="layout" svg:width="15.767cm" svg:height="0.475cm" svg:x="2.95cm" svg:y="8.655cm">
          <draw:text-box>
            <text:p text:style-name="P1"><text:span text:style-name="T3">necessarily propose the same solution today … But at the time, it seemed to be the </text:span></text:p>
          </draw:text-box>
        </draw:frame>
        <draw:frame draw:style-name="gr1" draw:text-style-name="P2" draw:layer="layout" svg:width="2.377cm" svg:height="0.475cm" svg:x="2.95cm" svg:y="9.22cm">
          <draw:text-box>
            <text:p text:style-name="P1"><text:span text:style-name="T3">only way …” </text:span></text:p>
          </draw:text-box>
        </draw:frame>
        <draw:frame draw:style-name="gr5" draw:text-style-name="P6" draw:layer="layout" svg:width="0.408cm" svg:height="0.276cm" svg:x="5.314cm" svg:y="9.238cm">
          <draw:text-box>
            <text:p text:style-name="P1"><text:span text:style-name="T8">387</text:span></text:p>
          </draw:text-box>
        </draw:frame>
        <draw:frame draw:style-name="gr1" draw:text-style-name="P2" draw:layer="layout" svg:width="12.981cm" svg:height="0.475cm" svg:x="2.2cm" svg:y="10.134cm">
          <draw:text-box>
            <text:p text:style-name="P1"><text:span text:style-name="T6">686. </text:span><text:span text:style-name="T3"><text:s/>The ISG discussed Maj Gen Shirreff’s letter on 5 January 2007.</text:span></text:p>
          </draw:text-box>
        </draw:frame>
        <draw:frame draw:style-name="gr5" draw:text-style-name="P6" draw:layer="layout" svg:width="0.408cm" svg:height="0.276cm" svg:x="15.111cm" svg:y="10.153cm">
          <draw:text-box>
            <text:p text:style-name="P1"><text:span text:style-name="T8">388</text:span></text:p>
          </draw:text-box>
        </draw:frame>
        <draw:frame draw:style-name="gr1" draw:text-style-name="P2" draw:layer="layout" svg:width="2.585cm" svg:height="0.475cm" svg:x="15.522cm" svg:y="10.134cm">
          <draw:text-box>
            <text:p text:style-name="P1"><text:span text:style-name="T3"><text:s/></text:span><text:span text:style-name="T3">Vice Admiral </text:span></text:p>
          </draw:text-box>
        </draw:frame>
        <draw:frame draw:style-name="gr1" draw:text-style-name="P2" draw:layer="layout" svg:width="15.695cm" svg:height="0.475cm" svg:x="2.2cm" svg:y="10.698cm">
          <draw:text-box>
            <text:p text:style-name="P1"><text:span text:style-name="T3">Charles Style, Deputy Chief of Defence Staff (Commitments), said the letter did not </text:span></text:p>
          </draw:text-box>
        </draw:frame>
        <draw:frame draw:style-name="gr1" draw:text-style-name="P2" draw:layer="layout" svg:width="16.635cm" svg:height="0.475cm" svg:x="2.2cm" svg:y="11.263cm">
          <draw:text-box>
            <text:p text:style-name="P1"><text:span text:style-name="T3">reflect the “MOD corporate view”, but that he had some sympathy for the need for better </text:span></text:p>
          </draw:text-box>
        </draw:frame>
        <draw:frame draw:style-name="gr1" draw:text-style-name="P2" draw:layer="layout" svg:width="16.305cm" svg:height="0.475cm" svg:x="2.2cm" svg:y="11.827cm">
          <draw:text-box>
            <text:p text:style-name="P1"><text:span text:style-name="T3">co-ordination and command: the southern Iraq Steering Group had met only five times </text:span></text:p>
          </draw:text-box>
        </draw:frame>
        <draw:frame draw:style-name="gr1" draw:text-style-name="P2" draw:layer="layout" svg:width="16.783cm" svg:height="0.475cm" svg:x="2.2cm" svg:y="12.392cm">
          <draw:text-box>
            <text:p text:style-name="P1"><text:span text:style-name="T3">since May 2006, which was not good enough. Co-location at the BAS should solve much </text:span></text:p>
          </draw:text-box>
        </draw:frame>
        <draw:frame draw:style-name="gr1" draw:text-style-name="P2" draw:layer="layout" svg:width="15.809cm" svg:height="0.475cm" svg:x="2.2cm" svg:y="12.956cm">
          <draw:text-box>
            <text:p text:style-name="P1"><text:span text:style-name="T3">of the problem, and the organisation needed to be tauter and more focused, but not </text:span></text:p>
          </draw:text-box>
        </draw:frame>
        <draw:frame draw:style-name="gr1" draw:text-style-name="P2" draw:layer="layout" svg:width="4.523cm" svg:height="0.475cm" svg:x="2.2cm" svg:y="13.521cm">
          <draw:text-box>
            <text:p text:style-name="P1"><text:span text:style-name="T3">necessarily military-led. </text:span></text:p>
          </draw:text-box>
        </draw:frame>
        <draw:frame draw:style-name="gr1" draw:text-style-name="P2" draw:layer="layout" svg:width="15.36cm" svg:height="0.475cm" svg:x="2.2cm" svg:y="14.435cm">
          <draw:text-box>
            <text:p text:style-name="P1"><text:span text:style-name="T6">687. </text:span><text:span text:style-name="T3"><text:s/>Sir Nigel Sheinwald told the ISF that Iraq was “entering a new phase, which </text:span></text:p>
          </draw:text-box>
        </draw:frame>
        <draw:frame draw:style-name="gr1" draw:text-style-name="P2" draw:layer="layout" svg:width="16.576cm" svg:height="0.475cm" svg:x="2.2cm" svg:y="15cm">
          <draw:text-box>
            <text:p text:style-name="P1"><text:span text:style-name="T3">required a coherent structure under a single point of contact” and asked for the ISOG to </text:span></text:p>
          </draw:text-box>
        </draw:frame>
        <draw:frame draw:style-name="gr1" draw:text-style-name="P2" draw:layer="layout" svg:width="4.604cm" svg:height="0.475cm" svg:x="2.2cm" svg:y="15.564cm">
          <draw:text-box>
            <text:p text:style-name="P1"><text:span text:style-name="T3">work on new structures. </text:span></text:p>
          </draw:text-box>
        </draw:frame>
        <draw:frame draw:style-name="gr1" draw:text-style-name="P2" draw:layer="layout" svg:width="15.36cm" svg:height="0.475cm" svg:x="2.2cm" svg:y="16.478cm">
          <draw:text-box>
            <text:p text:style-name="P1"><text:span text:style-name="T6">688. </text:span><text:span text:style-name="T3"><text:s/>Sir Nigel reported to Mr Blair after the meeting that Maj Gen Shirreff’s views:</text:span></text:p>
          </draw:text-box>
        </draw:frame>
        <draw:frame draw:style-name="gr1" draw:text-style-name="P2" draw:layer="layout" svg:width="15.018cm" svg:height="0.475cm" svg:x="2.95cm" svg:y="17.393cm">
          <draw:text-box>
            <text:p text:style-name="P1"><text:span text:style-name="T3">“… </text:span><text:span text:style-name="T3">represent his frustration, shared by the MOD, that the civilian reconstruction </text:span></text:p>
          </draw:text-box>
        </draw:frame>
        <draw:frame draw:style-name="gr1" draw:text-style-name="P2" draw:layer="layout" svg:width="15.885cm" svg:height="0.475cm" svg:x="2.95cm" svg:y="17.957cm">
          <draw:text-box>
            <text:p text:style-name="P1"><text:span text:style-name="T3">effort is uneven. We all agree that we need to make sure that we have an effectively </text:span></text:p>
          </draw:text-box>
        </draw:frame>
        <draw:frame draw:style-name="gr1" draw:text-style-name="P2" draw:layer="layout" svg:width="8.951cm" svg:height="0.475cm" svg:x="2.95cm" svg:y="18.522cm">
          <draw:text-box>
            <text:p text:style-name="P1"><text:span text:style-name="T3">led Basra operation for the next year (at least).” </text:span></text:p>
          </draw:text-box>
        </draw:frame>
        <draw:frame draw:style-name="gr5" draw:text-style-name="P6" draw:layer="layout" svg:width="0.408cm" svg:height="0.276cm" svg:x="11.856cm" svg:y="18.541cm">
          <draw:text-box>
            <text:p text:style-name="P1"><text:span text:style-name="T8">389</text:span></text:p>
          </draw:text-box>
        </draw:frame>
        <draw:frame draw:style-name="gr1" draw:text-style-name="P2" draw:layer="layout" svg:width="15.14cm" svg:height="0.475cm" svg:x="2.2cm" svg:y="19.436cm">
          <draw:text-box>
            <text:p text:style-name="P1"><text:span text:style-name="T6">689. </text:span><text:span text:style-name="T3"><text:s/>Sir Nigel advised that co-location of HQ MND(SE), the PRT and the British </text:span></text:p>
          </draw:text-box>
        </draw:frame>
        <draw:frame draw:style-name="gr1" draw:text-style-name="P2" draw:layer="layout" svg:width="16.461cm" svg:height="0.475cm" svg:x="2.2cm" svg:y="20.001cm">
          <draw:text-box>
            <text:p text:style-name="P1"><text:span text:style-name="T3">Embassy Office Basra at BAS from late February would help co-ordination enormously. </text:span></text:p>
          </draw:text-box>
        </draw:frame>
        <draw:frame draw:style-name="gr1" draw:text-style-name="P2" draw:layer="layout" svg:width="16.686cm" svg:height="0.475cm" svg:x="2.2cm" svg:y="20.565cm">
          <draw:text-box>
            <text:p text:style-name="P1"><text:span text:style-name="T3">He had asked the departments concerned, led by PCRU, to advise on the right structure </text:span></text:p>
          </draw:text-box>
        </draw:frame>
        <draw:frame draw:style-name="gr1" draw:text-style-name="P2" draw:layer="layout" svg:width="16.758cm" svg:height="0.475cm" svg:x="2.2cm" svg:y="21.13cm">
          <draw:text-box>
            <text:p text:style-name="P1"><text:span text:style-name="T3">for the British effort. The balance of opinion was that “it should be civilian-led, with strong </text:span></text:p>
          </draw:text-box>
        </draw:frame>
        <draw:frame draw:style-name="gr1" draw:text-style-name="P2" draw:layer="layout" svg:width="5.404cm" svg:height="0.475cm" svg:x="2.2cm" svg:y="21.694cm">
          <draw:text-box>
            <text:p text:style-name="P1"><text:span text:style-name="T3">military input and follow-up”. </text:span></text:p>
          </draw:text-box>
        </draw:frame>
        <draw:frame draw:style-name="gr1" draw:text-style-name="P2" draw:layer="layout" svg:width="10.564cm" svg:height="0.475cm" svg:x="2.2cm" svg:y="22.608cm">
          <draw:text-box>
            <text:p text:style-name="P1"><text:span text:style-name="T6">690. </text:span><text:span text:style-name="T3"><text:s/>Sir Nigel added that both DFID and the FCO were:</text:span></text:p>
          </draw:text-box>
        </draw:frame>
        <draw:frame draw:style-name="gr1" draw:text-style-name="P2" draw:layer="layout" svg:width="14.315cm" svg:height="0.475cm" svg:x="2.95cm" svg:y="23.523cm">
          <draw:text-box>
            <text:p text:style-name="P1"><text:span text:style-name="T3">“… </text:span><text:span text:style-name="T3">very fed up with Shirreff’s disparaging comments about the civilian effort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4.751cm" svg:height="0.475cm" svg:x="2.95cm" svg:y="24.087cm">
          <draw:text-box>
            <text:p text:style-name="P1"><text:span text:style-name="T3">… </text:span><text:span text:style-name="T3">But the fact is that there have been constant problems between the military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87 </text:span></text:p>
          </draw:text-box>
        </draw:frame>
        <draw:frame draw:style-name="gr4" draw:text-style-name="P5" draw:layer="layout" svg:width="6.661cm" svg:height="0.395cm" svg:x="2.646cm" svg:y="25.511cm">
          <draw:text-box>
            <text:p text:style-name="P1"><text:span text:style-name="T11">Public hearing, 11 January 2010, page 42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88 </text:span></text:p>
          </draw:text-box>
        </draw:frame>
        <draw:line draw:style-name="gr8" draw:text-style-name="P7" draw:layer="layout" svg:x1="2.645cm" svg:y1="26.714cm" svg:x2="18.294cm" svg:y2="26.714cm">
          <text:p/>
        </draw:line>
        <draw:line draw:style-name="gr8" draw:text-style-name="P7" draw:layer="layout" svg:x1="2.199cm" svg:y1="27.137cm" svg:x2="7.121cm" svg:y2="27.137cm">
          <text:p/>
        </draw:line>
        <draw:frame draw:style-name="gr4" draw:text-style-name="P5" draw:layer="layout" svg:width="15.674cm" svg:height="0.395cm" svg:x="2.646cm" svg:y="25.934cm">
          <draw:text-box>
            <text:p text:style-name="P1"><text:span text:style-name="T11">Minute Cabinet Office [junior official] to Sheinwald, 5 January 2007, ‘Iraq Strategy Group, 5 Januar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389 </text:span></text:p>
          </draw:text-box>
        </draw:frame>
        <draw:frame draw:style-name="gr4" draw:text-style-name="P5" draw:layer="layout" svg:width="15.534cm" svg:height="0.395cm" svg:x="2.646cm" svg:y="26.357cm">
          <draw:text-box>
            <text:p text:style-name="P1"><text:span text:style-name="T5">Minute Sheinwald to Prime Minister, 5 January 2007, ‘Iraq: Weekly Update’ attaching Paper Cabinet </text:span></text:p>
          </draw:text-box>
        </draw:frame>
        <draw:frame draw:style-name="gr4" draw:text-style-name="P5" draw:layer="layout" svg:width="4.989cm" svg:height="0.395cm" svg:x="2.2cm" svg:y="26.781cm">
          <draw:text-box>
            <text:p text:style-name="P1"><text:span text:style-name="T5">Office, 5 January 2007, ‘Basra’.</text:span><text:span text:style-name="T11"> </text:span></text:p>
          </draw:text-box>
        </draw:frame>
      </draw:page>
      <draw:page draw:name="page1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8</text:span></text:p>
          </draw:text-box>
        </draw:frame>
        <draw:frame draw:style-name="gr1" draw:text-style-name="P2" draw:layer="layout" svg:width="14.37cm" svg:height="0.475cm" svg:x="2.95cm" svg:y="2.525cm">
          <draw:text-box>
            <text:p text:style-name="P1"><text:span text:style-name="T3">and civilian people in Basra from the start. We must make a last effort to get </text:span></text:p>
          </draw:text-box>
        </draw:frame>
        <draw:frame draw:style-name="gr1" draw:text-style-name="P2" draw:layer="layout" svg:width="4.257cm" svg:height="0.475cm" svg:x="2.95cm" svg:y="3.09cm">
          <draw:text-box>
            <text:p text:style-name="P1"><text:span text:style-name="T3">a joined-up operation.”</text:span></text:p>
          </draw:text-box>
        </draw:frame>
        <draw:frame draw:style-name="gr1" draw:text-style-name="P2" draw:layer="layout" svg:width="16.376cm" svg:height="0.475cm" svg:x="2.2cm" svg:y="4.004cm">
          <draw:text-box>
            <text:p text:style-name="P1"><text:span text:style-name="T6">691. </text:span><text:span text:style-name="T3"><text:s/>Mr Blair wrote on Sir Nigel’s minute: “Put Shirreff in charge. The Army gets things </text:span></text:p>
          </draw:text-box>
        </draw:frame>
        <draw:frame draw:style-name="gr1" draw:text-style-name="P2" draw:layer="layout" svg:width="1.251cm" svg:height="0.475cm" svg:x="2.2cm" svg:y="4.568cm">
          <draw:text-box>
            <text:p text:style-name="P1"><text:span text:style-name="T3">done.” </text:span></text:p>
          </draw:text-box>
        </draw:frame>
        <draw:frame draw:style-name="gr5" draw:text-style-name="P6" draw:layer="layout" svg:width="0.408cm" svg:height="0.276cm" svg:x="3.436cm" svg:y="4.587cm">
          <draw:text-box>
            <text:p text:style-name="P1"><text:span text:style-name="T8">390</text:span></text:p>
          </draw:text-box>
        </draw:frame>
        <draw:frame draw:style-name="gr1" draw:text-style-name="P2" draw:layer="layout" svg:width="0.422cm" svg:height="0.475cm" svg:x="3.847cm" svg:y="4.56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83cm" svg:height="0.475cm" svg:x="2.2cm" svg:y="5.483cm">
          <draw:text-box>
            <text:p text:style-name="P1"><text:span text:style-name="T6">692. </text:span><text:span text:style-name="T3"><text:s/>A No.10 official wrote to Mrs Beckett’s Private Secretary on 8 January, advising </text:span></text:p>
          </draw:text-box>
        </draw:frame>
        <draw:frame draw:style-name="gr1" draw:text-style-name="P2" draw:layer="layout" svg:width="16.123cm" svg:height="0.475cm" svg:x="2.2cm" svg:y="6.047cm">
          <draw:text-box>
            <text:p text:style-name="P1"><text:span text:style-name="T3">that Mr Blair retained an open mind on how to improve civilian/military co-operation in </text:span></text:p>
          </draw:text-box>
        </draw:frame>
        <draw:frame draw:style-name="gr1" draw:text-style-name="P2" draw:layer="layout" svg:width="1.23cm" svg:height="0.475cm" svg:x="2.2cm" svg:y="6.612cm">
          <draw:text-box>
            <text:p text:style-name="P1"><text:span text:style-name="T3">Basra.</text:span></text:p>
          </draw:text-box>
        </draw:frame>
        <draw:frame draw:style-name="gr5" draw:text-style-name="P6" draw:layer="layout" svg:width="0.408cm" svg:height="0.276cm" svg:x="3.423cm" svg:y="6.631cm">
          <draw:text-box>
            <text:p text:style-name="P1"><text:span text:style-name="T8">391</text:span></text:p>
          </draw:text-box>
        </draw:frame>
        <draw:frame draw:style-name="gr1" draw:text-style-name="P2" draw:layer="layout" svg:width="14.696cm" svg:height="0.475cm" svg:x="3.835cm" svg:y="6.612cm">
          <draw:text-box>
            <text:p text:style-name="P1"><text:span text:style-name="T3"><text:s/></text:span><text:span text:style-name="T3">He looked forward to receiving advice from officials, and was “if necessary … </text:span></text:p>
          </draw:text-box>
        </draw:frame>
        <draw:frame draw:style-name="gr1" draw:text-style-name="P2" draw:layer="layout" svg:width="14.908cm" svg:height="0.475cm" svg:x="2.2cm" svg:y="7.176cm">
          <draw:text-box>
            <text:p text:style-name="P1"><text:span text:style-name="T3">content that this should be delivered via a task force under military leadership”. </text:span></text:p>
          </draw:text-box>
        </draw:frame>
        <draw:frame draw:style-name="gr1" draw:text-style-name="P2" draw:layer="layout" svg:width="16.774cm" svg:height="0.475cm" svg:x="2.2cm" svg:y="8.091cm">
          <draw:text-box>
            <text:p text:style-name="P1"><text:span text:style-name="T6">693. </text:span><text:span text:style-name="T3"><text:s/>At DOP(I) on 11 January, Ministers commented that “unbalanced reporting from the </text:span></text:p>
          </draw:text-box>
        </draw:frame>
        <draw:frame draw:style-name="gr1" draw:text-style-name="P2" draw:layer="layout" svg:width="14.057cm" svg:height="0.475cm" svg:x="2.2cm" svg:y="8.655cm">
          <draw:text-box>
            <text:p text:style-name="P1"><text:span text:style-name="T3">military in theatre, disparaging the civilian effort” was “extremely unhelpful”.</text:span></text:p>
          </draw:text-box>
        </draw:frame>
        <draw:frame draw:style-name="gr5" draw:text-style-name="P6" draw:layer="layout" svg:width="0.408cm" svg:height="0.276cm" svg:x="16.215cm" svg:y="8.674cm">
          <draw:text-box>
            <text:p text:style-name="P1"><text:span text:style-name="T8">392</text:span></text:p>
          </draw:text-box>
        </draw:frame>
        <draw:frame draw:style-name="gr1" draw:text-style-name="P2" draw:layer="layout" svg:width="2.06cm" svg:height="0.475cm" svg:x="16.627cm" svg:y="8.655cm">
          <draw:text-box>
            <text:p text:style-name="P1"><text:span text:style-name="T3"><text:s/></text:span><text:span text:style-name="T3">It was not </text:span></text:p>
          </draw:text-box>
        </draw:frame>
        <draw:frame draw:style-name="gr1" draw:text-style-name="P2" draw:layer="layout" svg:width="16.719cm" svg:height="0.475cm" svg:x="2.2cm" svg:y="9.22cm">
          <draw:text-box>
            <text:p text:style-name="P1"><text:span text:style-name="T3">the right time to create a new UK military-led structure when the UK was trying to put the </text:span></text:p>
          </draw:text-box>
        </draw:frame>
        <draw:frame draw:style-name="gr1" draw:text-style-name="P2" draw:layer="layout" svg:width="5.603cm" svg:height="0.475cm" svg:x="2.2cm" svg:y="9.784cm">
          <draw:text-box>
            <text:p text:style-name="P1"><text:span text:style-name="T3">Iraqi Government in the lead. </text:span></text:p>
          </draw:text-box>
        </draw:frame>
        <draw:frame draw:style-name="gr1" draw:text-style-name="P2" draw:layer="layout" svg:width="15.377cm" svg:height="0.475cm" svg:x="2.2cm" svg:y="10.698cm">
          <draw:text-box>
            <text:p text:style-name="P1"><text:span text:style-name="T6">694. </text:span><text:span text:style-name="T3"><text:s/>Mr Dinham, who attended the DOP(I) meeting, reported to DFID colleagues </text:span></text:p>
          </draw:text-box>
        </draw:frame>
        <draw:frame draw:style-name="gr1" draw:text-style-name="P2" draw:layer="layout" svg:width="15.708cm" svg:height="0.475cm" svg:x="2.2cm" svg:y="11.263cm">
          <draw:text-box>
            <text:p text:style-name="P1"><text:span text:style-name="T3">that Mr Benn had spoken strongly against Maj Gen Shirreff’s proposal, arguing that </text:span></text:p>
          </draw:text-box>
        </draw:frame>
        <draw:frame draw:style-name="gr1" draw:text-style-name="P2" draw:layer="layout" svg:width="14.941cm" svg:height="0.475cm" svg:x="2.2cm" svg:y="11.827cm">
          <draw:text-box>
            <text:p text:style-name="P1"><text:span text:style-name="T3">the UK should let existing, Iraqi-led organisations find their feet, accept that the </text:span></text:p>
          </draw:text-box>
        </draw:frame>
        <draw:frame draw:style-name="gr1" draw:text-style-name="P2" draw:layer="layout" svg:width="15.775cm" svg:height="0.475cm" svg:x="2.2cm" svg:y="12.392cm">
          <draw:text-box>
            <text:p text:style-name="P1"><text:span text:style-name="T3">Iraq Government might not be that interested in our continued advice and help, and </text:span></text:p>
          </draw:text-box>
        </draw:frame>
        <draw:frame draw:style-name="gr1" draw:text-style-name="P2" draw:layer="layout" svg:width="16.393cm" svg:height="0.475cm" svg:x="2.2cm" svg:y="12.956cm">
          <draw:text-box>
            <text:p text:style-name="P1"><text:span text:style-name="T3">recognise that the time for further UK bilateral pushes on reconstruction was coming to </text:span></text:p>
          </draw:text-box>
        </draw:frame>
        <draw:frame draw:style-name="gr1" draw:text-style-name="P2" draw:layer="layout" svg:width="1.424cm" svg:height="0.475cm" svg:x="2.2cm" svg:y="13.521cm">
          <draw:text-box>
            <text:p text:style-name="P1"><text:span text:style-name="T3">an end.</text:span></text:p>
          </draw:text-box>
        </draw:frame>
        <draw:frame draw:style-name="gr5" draw:text-style-name="P6" draw:layer="layout" svg:width="0.408cm" svg:height="0.276cm" svg:x="3.612cm" svg:y="13.539cm">
          <draw:text-box>
            <text:p text:style-name="P1"><text:span text:style-name="T8">393</text:span></text:p>
          </draw:text-box>
        </draw:frame>
        <draw:frame draw:style-name="gr1" draw:text-style-name="P2" draw:layer="layout" svg:width="14.239cm" svg:height="0.475cm" svg:x="4.024cm" svg:y="13.521cm">
          <draw:text-box>
            <text:p text:style-name="P1"><text:span text:style-name="T3"><text:s/></text:span><text:span text:style-name="T3">Mr Dinham added that ACM Stirrup had “agreed absolutely with everything </text:span></text:p>
          </draw:text-box>
        </draw:frame>
        <draw:frame draw:style-name="gr1" draw:text-style-name="P2" draw:layer="layout" svg:width="5.366cm" svg:height="0.475cm" svg:x="2.2cm" svg:y="14.085cm">
          <draw:text-box>
            <text:p text:style-name="P1"><text:span text:style-name="T3">that Hilary [Benn] had said”. </text:span></text:p>
          </draw:text-box>
        </draw:frame>
        <draw:frame draw:style-name="gr1" draw:text-style-name="P2" draw:layer="layout" svg:width="16.046cm" svg:height="0.475cm" svg:x="2.2cm" svg:y="15cm">
          <draw:text-box>
            <text:p text:style-name="P1"><text:span text:style-name="T6">695. </text:span><text:span text:style-name="T3"><text:s/>After receiving a further update from Basra on 12 January, Mr Blair wrote: “I still </text:span></text:p>
          </draw:text-box>
        </draw:frame>
        <draw:frame draw:style-name="gr1" draw:text-style-name="P2" draw:layer="layout" svg:width="15.737cm" svg:height="0.475cm" svg:x="2.2cm" svg:y="15.564cm">
          <draw:text-box>
            <text:p text:style-name="P1"><text:span text:style-name="T3">need more info on Basra and have we established the Joint Working yet, led by the </text:span></text:p>
          </draw:text-box>
        </draw:frame>
        <draw:frame draw:style-name="gr1" draw:text-style-name="P2" draw:layer="layout" svg:width="1.759cm" svg:height="0.475cm" svg:x="2.2cm" svg:y="16.128cm">
          <draw:text-box>
            <text:p text:style-name="P1"><text:span text:style-name="T3">military?” </text:span></text:p>
          </draw:text-box>
        </draw:frame>
        <draw:frame draw:style-name="gr5" draw:text-style-name="P6" draw:layer="layout" svg:width="0.408cm" svg:height="0.276cm" svg:x="3.952cm" svg:y="16.147cm">
          <draw:text-box>
            <text:p text:style-name="P1"><text:span text:style-name="T8">394</text:span></text:p>
          </draw:text-box>
        </draw:frame>
        <draw:frame draw:style-name="gr1" draw:text-style-name="P2" draw:layer="layout" svg:width="16.012cm" svg:height="0.475cm" svg:x="2.2cm" svg:y="17.043cm">
          <draw:text-box>
            <text:p text:style-name="P1"><text:span text:style-name="T6">696. </text:span><text:span text:style-name="T3"><text:s/>The meeting of the ISOG on the same day discussed the problems with civilian/</text:span></text:p>
          </draw:text-box>
        </draw:frame>
        <draw:frame draw:style-name="gr1" draw:text-style-name="P2" draw:layer="layout" svg:width="4.032cm" svg:height="0.475cm" svg:x="2.2cm" svg:y="17.607cm">
          <draw:text-box>
            <text:p text:style-name="P1"><text:span text:style-name="T3">military co-ordination.</text:span></text:p>
          </draw:text-box>
        </draw:frame>
        <draw:frame draw:style-name="gr5" draw:text-style-name="P6" draw:layer="layout" svg:width="0.408cm" svg:height="0.276cm" svg:x="6.223cm" svg:y="17.626cm">
          <draw:text-box>
            <text:p text:style-name="P1"><text:span text:style-name="T8">395</text:span></text:p>
          </draw:text-box>
        </draw:frame>
        <draw:frame draw:style-name="gr1" draw:text-style-name="P2" draw:layer="layout" svg:width="11.255cm" svg:height="0.475cm" svg:x="6.635cm" svg:y="17.607cm">
          <draw:text-box>
            <text:p text:style-name="P1"><text:span text:style-name="T3"><text:s/></text:span><text:span text:style-name="T3">The ISOG agreed that there were a number of contributing </text:span></text:p>
          </draw:text-box>
        </draw:frame>
        <draw:frame draw:style-name="gr1" draw:text-style-name="P2" draw:layer="layout" svg:width="15.306cm" svg:height="0.475cm" svg:x="2.2cm" svg:y="18.172cm">
          <draw:text-box>
            <text:p text:style-name="P1"><text:span text:style-name="T3">factors, “including personalities, departmental differences in duty of care, and too </text:span></text:p>
          </draw:text-box>
        </draw:frame>
        <draw:frame draw:style-name="gr1" draw:text-style-name="P2" draw:layer="layout" svg:width="16.161cm" svg:height="0.475cm" svg:x="2.2cm" svg:y="18.736cm">
          <draw:text-box>
            <text:p text:style-name="P1"><text:span text:style-name="T3">infrequent meetings of the southern Iraq Steering Group”. There was a need to revise </text:span></text:p>
          </draw:text-box>
        </draw:frame>
        <draw:frame draw:style-name="gr1" draw:text-style-name="P2" draw:layer="layout" svg:width="16.546cm" svg:height="0.475cm" svg:x="2.2cm" svg:y="19.301cm">
          <draw:text-box>
            <text:p text:style-name="P1"><text:span text:style-name="T3">structures, to balance the military effort with the civilian, to balance long- and short-term </text:span></text:p>
          </draw:text-box>
        </draw:frame>
        <draw:frame draw:style-name="gr1" draw:text-style-name="P2" draw:layer="layout" svg:width="15.885cm" svg:height="0.475cm" svg:x="2.2cm" svg:y="19.865cm">
          <draw:text-box>
            <text:p text:style-name="P1"><text:span text:style-name="T3">efforts, and that “a military lead was not the right way to go at this time”. Dr Marsden </text:span></text:p>
          </draw:text-box>
        </draw:frame>
        <draw:frame draw:style-name="gr1" draw:text-style-name="P2" draw:layer="layout" svg:width="15.555cm" svg:height="0.475cm" svg:x="2.2cm" svg:y="20.43cm">
          <draw:text-box>
            <text:p text:style-name="P1"><text:span text:style-name="T3">and Maj Gen Shirreff, supported by PCRU, were preparing recommendations on a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line draw:style-name="gr8" draw:text-style-name="P7" draw:layer="layout" svg:x1="2.645cm" svg:y1="24.174cm" svg:x2="15.645cm" svg:y2="24.174cm">
          <text:p/>
        </draw:line>
        <draw:line draw:style-name="gr8" draw:text-style-name="P7" draw:layer="layout" svg:x1="2.199cm" svg:y1="24.597cm" svg:x2="5.644cm" svg:y2="24.597cm">
          <text:p/>
        </draw:line>
        <draw:frame draw:style-name="gr1" draw:text-style-name="P2" draw:layer="layout" svg:width="3.257cm" svg:height="0.475cm" svg:x="2.2cm" svg:y="20.994cm">
          <draw:text-box>
            <text:p text:style-name="P1"><text:span text:style-name="T3">revised structure.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390 </text:span></text:p>
          </draw:text-box>
        </draw:frame>
        <draw:frame draw:style-name="gr4" draw:text-style-name="P5" draw:layer="layout" svg:width="12.914cm" svg:height="0.395cm" svg:x="2.646cm" svg:y="23.817cm">
          <draw:text-box>
            <text:p text:style-name="P1"><text:span text:style-name="T5">Manuscript comment Blair on Minute Sheinwald to Prime Minister, 5 January 2007, </text:span></text:p>
          </draw:text-box>
        </draw:frame>
        <draw:frame draw:style-name="gr4" draw:text-style-name="P5" draw:layer="layout" svg:width="3.519cm" svg:height="0.395cm" svg:x="2.2cm" svg:y="24.241cm">
          <draw:text-box>
            <text:p text:style-name="P1"><text:span text:style-name="T5">‘</text:span><text:span text:style-name="T5">Iraq: Weekly Update’.</text:span><text:span text:style-name="T11">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391 </text:span></text:p>
          </draw:text-box>
        </draw:frame>
        <draw:frame draw:style-name="gr4" draw:text-style-name="P5" draw:layer="layout" svg:width="7.347cm" svg:height="0.395cm" svg:x="2.646cm" svg:y="24.664cm">
          <draw:text-box>
            <text:p text:style-name="P1"><text:span text:style-name="T11">Letter Banner to Siddiq, 8 January 2007, ‘Iraq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92 </text:span></text:p>
          </draw:text-box>
        </draw:frame>
        <draw:frame draw:style-name="gr4" draw:text-style-name="P5" draw:layer="layout" svg:width="6.843cm" svg:height="0.395cm" svg:x="2.646cm" svg:y="25.087cm">
          <draw:text-box>
            <text:p text:style-name="P1"><text:span text:style-name="T11">Minutes, 11 January 2007, DOP(I) meeting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93 </text:span></text:p>
          </draw:text-box>
        </draw:frame>
        <draw:frame draw:style-name="gr4" draw:text-style-name="P5" draw:layer="layout" svg:width="11.915cm" svg:height="0.395cm" svg:x="2.646cm" svg:y="25.511cm">
          <draw:text-box>
            <text:p text:style-name="P1"><text:span text:style-name="T11">Email Dinham to DFID [junior official], 11 January 2007, ‘Restricted: DOP(I)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94 </text:span></text:p>
          </draw:text-box>
        </draw:frame>
        <draw:frame draw:style-name="gr4" draw:text-style-name="P5" draw:layer="layout" svg:width="13.189cm" svg:height="0.395cm" svg:x="2.646cm" svg:y="25.934cm">
          <draw:text-box>
            <text:p text:style-name="P1"><text:span text:style-name="T11">Manuscript comment Blair on Minute Banner to Blair, 12 January 2007, ‘Iraq Update, </text:span></text:p>
          </draw:text-box>
        </draw:frame>
        <draw:frame draw:style-name="gr4" draw:text-style-name="P5" draw:layer="layout" svg:width="3.016cm" svg:height="0.395cm" svg:x="2.2cm" svg:y="26.357cm">
          <draw:text-box>
            <text:p text:style-name="P1"><text:span text:style-name="T11">12 December’[sic]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395 </text:span></text:p>
          </draw:text-box>
        </draw:frame>
        <draw:frame draw:style-name="gr4" draw:text-style-name="P5" draw:layer="layout" svg:width="15.17cm" svg:height="0.395cm" svg:x="2.646cm" svg:y="26.781cm">
          <draw:text-box>
            <text:p text:style-name="P1"><text:span text:style-name="T11">Minute Cabinet Office [junior official] to Sheinwald, 12 January 2007, ‘Iraq Senior Officials Group’. </text:span></text:p>
          </draw:text-box>
        </draw:frame>
      </draw:page>
      <draw:page draw:name="page113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9</text:span></text:p>
          </draw:text-box>
        </draw:frame>
        <draw:frame draw:style-name="gr1" draw:text-style-name="P2" draw:layer="layout" svg:width="15.707cm" svg:height="0.475cm" svg:x="2.2cm" svg:y="2.525cm">
          <draw:text-box>
            <text:p text:style-name="P1"><text:span text:style-name="T6">697. </text:span><text:span text:style-name="T3"><text:s/>On 16 January, Mr Blair raised the issue of civilian/military structures in Basra </text:span></text:p>
          </draw:text-box>
        </draw:frame>
        <draw:frame draw:style-name="gr1" draw:text-style-name="P2" draw:layer="layout" svg:width="15.852cm" svg:height="0.475cm" svg:x="2.2cm" svg:y="3.09cm">
          <draw:text-box>
            <text:p text:style-name="P1"><text:span text:style-name="T3">during a meeting with ACM Stirrup and senior officials from the FCO, SIS, the MOD, </text:span></text:p>
          </draw:text-box>
        </draw:frame>
        <draw:frame draw:style-name="gr1" draw:text-style-name="P2" draw:layer="layout" svg:width="5.45cm" svg:height="0.475cm" svg:x="2.2cm" svg:y="3.654cm">
          <draw:text-box>
            <text:p text:style-name="P1"><text:span text:style-name="T3">DFID and the Cabinet Office.</text:span></text:p>
          </draw:text-box>
        </draw:frame>
        <draw:frame draw:style-name="gr5" draw:text-style-name="P6" draw:layer="layout" svg:width="0.408cm" svg:height="0.276cm" svg:x="7.635cm" svg:y="3.673cm">
          <draw:text-box>
            <text:p text:style-name="P1"><text:span text:style-name="T8">396</text:span></text:p>
          </draw:text-box>
        </draw:frame>
        <draw:frame draw:style-name="gr1" draw:text-style-name="P2" draw:layer="layout" svg:width="0.422cm" svg:height="0.475cm" svg:x="8.047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57cm" svg:height="0.475cm" svg:x="2.2cm" svg:y="4.568cm">
          <draw:text-box>
            <text:p text:style-name="P1"><text:span text:style-name="T6">698. </text:span><text:span text:style-name="T3"><text:s/>ACM Stirrup said he did not agree with Maj Gen Shirreff’s proposals. It was too </text:span></text:p>
          </draw:text-box>
        </draw:frame>
        <draw:frame draw:style-name="gr1" draw:text-style-name="P2" draw:layer="layout" svg:width="16.216cm" svg:height="0.475cm" svg:x="2.2cm" svg:y="5.133cm">
          <draw:text-box>
            <text:p text:style-name="P1"><text:span text:style-name="T3">late to establish a JIATF; the UK’s focus should be on building Iraqi capacity to deliver </text:span></text:p>
          </draw:text-box>
        </draw:frame>
        <draw:frame draw:style-name="gr1" draw:text-style-name="P2" draw:layer="layout" svg:width="16.677cm" svg:height="0.475cm" svg:x="2.2cm" svg:y="5.697cm">
          <draw:text-box>
            <text:p text:style-name="P1"><text:span text:style-name="T3">assistance. The military should not lead that work. Mr Dinham agreed. The No.10 record </text:span></text:p>
          </draw:text-box>
        </draw:frame>
        <draw:frame draw:style-name="gr1" draw:text-style-name="P2" draw:layer="layout" svg:width="8.388cm" svg:height="0.475cm" svg:x="2.2cm" svg:y="6.262cm">
          <draw:text-box>
            <text:p text:style-name="P1"><text:span text:style-name="T3">of the meeting did not report Mr Blair’s view. </text:span></text:p>
          </draw:text-box>
        </draw:frame>
        <draw:frame draw:style-name="gr1" draw:text-style-name="P2" draw:layer="layout" svg:width="16.558cm" svg:height="0.475cm" svg:x="2.2cm" svg:y="7.176cm">
          <draw:text-box>
            <text:p text:style-name="P1"><text:span text:style-name="T6">699. </text:span><text:span text:style-name="T3"><text:s/>Mr Dinham reported separately to DFID colleagues only that Mr Blair had nodded, </text:span></text:p>
          </draw:text-box>
        </draw:frame>
        <draw:frame draw:style-name="gr1" draw:text-style-name="P2" draw:layer="layout" svg:width="15.255cm" svg:height="0.475cm" svg:x="2.2cm" svg:y="7.741cm">
          <draw:text-box>
            <text:p text:style-name="P1"><text:span text:style-name="T3">“</text:span><text:span text:style-name="T3">seeming to accept” the argument against a move to a military-led reconstruction </text:span></text:p>
          </draw:text-box>
        </draw:frame>
        <draw:frame draw:style-name="gr1" draw:text-style-name="P2" draw:layer="layout" svg:width="1.082cm" svg:height="0.475cm" svg:x="2.2cm" svg:y="8.305cm">
          <draw:text-box>
            <text:p text:style-name="P1"><text:span text:style-name="T3">effort.</text:span></text:p>
          </draw:text-box>
        </draw:frame>
        <draw:frame draw:style-name="gr5" draw:text-style-name="P6" draw:layer="layout" svg:width="0.408cm" svg:height="0.276cm" svg:x="3.275cm" svg:y="8.324cm">
          <draw:text-box>
            <text:p text:style-name="P1"><text:span text:style-name="T8">397</text:span></text:p>
          </draw:text-box>
        </draw:frame>
        <draw:frame draw:style-name="gr1" draw:text-style-name="P2" draw:layer="layout" svg:width="7.296cm" svg:height="0.475cm" svg:x="2.2cm" svg:y="9.22cm">
          <draw:text-box>
            <text:p text:style-name="P1"><text:span text:style-name="T6">700. </text:span><text:span text:style-name="T3"><text:s/>Maj Gen Shirreff told the Inquiry: </text:span></text:p>
          </draw:text-box>
        </draw:frame>
        <draw:frame draw:style-name="gr1" draw:text-style-name="P2" draw:layer="layout" svg:width="15.302cm" svg:height="0.475cm" svg:x="2.95cm" svg:y="10.134cm">
          <draw:text-box>
            <text:p text:style-name="P1"><text:span text:style-name="T3">“… </text:span><text:span text:style-name="T3">it was pretty clear to me that … looking over the period as a whole of my time </text:span></text:p>
          </draw:text-box>
        </draw:frame>
        <draw:frame draw:style-name="gr1" draw:text-style-name="P2" draw:layer="layout" svg:width="15.145cm" svg:height="0.475cm" svg:x="2.95cm" svg:y="10.698cm">
          <draw:text-box>
            <text:p text:style-name="P1"><text:span text:style-name="T3">in command – we had a strategy that involved extraction rather than necessarily </text:span></text:p>
          </draw:text-box>
        </draw:frame>
        <draw:frame draw:style-name="gr1" draw:text-style-name="P2" draw:layer="layout" svg:width="15.852cm" svg:height="0.475cm" svg:x="2.95cm" svg:y="11.263cm">
          <draw:text-box>
            <text:p text:style-name="P1"><text:span text:style-name="T3">achieving mission success. It was, in a sense, an exit strategy rather than a winning </text:span></text:p>
          </draw:text-box>
        </draw:frame>
        <draw:frame draw:style-name="gr1" draw:text-style-name="P2" draw:layer="layout" svg:width="15.267cm" svg:height="0.475cm" svg:x="2.95cm" svg:y="11.827cm">
          <draw:text-box>
            <text:p text:style-name="P1"><text:span text:style-name="T3">strategy. A winning strategy was going to require significant additional resources.”</text:span></text:p>
          </draw:text-box>
        </draw:frame>
        <draw:frame draw:style-name="gr5" draw:text-style-name="P6" draw:layer="layout" svg:width="0.408cm" svg:height="0.276cm" svg:x="18.167cm" svg:y="11.846cm">
          <draw:text-box>
            <text:p text:style-name="P1"><text:span text:style-name="T8">398</text:span></text:p>
          </draw:text-box>
        </draw:frame>
        <draw:frame draw:style-name="gr1" draw:text-style-name="P2" draw:layer="layout" svg:width="15.881cm" svg:height="0.475cm" svg:x="2.2cm" svg:y="12.742cm">
          <draw:text-box>
            <text:p text:style-name="P1"><text:span text:style-name="T6">701. </text:span><text:span text:style-name="T3"><text:s/>Major General Jonathan Shaw succeeded Maj Gen Shirreff as GOC MND(SE) </text:span></text:p>
          </draw:text-box>
        </draw:frame>
        <draw:frame draw:style-name="gr1" draw:text-style-name="P2" draw:layer="layout" svg:width="2.047cm" svg:height="0.475cm" svg:x="2.2cm" svg:y="13.306cm">
          <draw:text-box>
            <text:p text:style-name="P1"><text:span text:style-name="T3">in January.</text:span></text:p>
          </draw:text-box>
        </draw:frame>
        <draw:frame draw:style-name="gr1" draw:text-style-name="P2" draw:layer="layout" svg:width="15.885cm" svg:height="0.475cm" svg:x="2.2cm" svg:y="14.221cm">
          <draw:text-box>
            <text:p text:style-name="P1"><text:span text:style-name="T6">702. </text:span><text:span text:style-name="T3"><text:s/>At the 25 January meeting of the ISG, Sir Nigel Sheinwald asked the FCO and </text:span></text:p>
          </draw:text-box>
        </draw:frame>
        <draw:frame draw:style-name="gr1" draw:text-style-name="P2" draw:layer="layout" svg:width="14.908cm" svg:height="0.475cm" svg:x="2.2cm" svg:y="14.785cm">
          <draw:text-box>
            <text:p text:style-name="P1"><text:span text:style-name="T3">Dr Marsden for a note on the new civilian/military structure in Basra for Mr Blair.</text:span></text:p>
          </draw:text-box>
        </draw:frame>
        <draw:frame draw:style-name="gr5" draw:text-style-name="P6" draw:layer="layout" svg:width="0.408cm" svg:height="0.276cm" svg:x="17.069cm" svg:y="14.804cm">
          <draw:text-box>
            <text:p text:style-name="P1"><text:span text:style-name="T8">399</text:span></text:p>
          </draw:text-box>
        </draw:frame>
        <draw:frame draw:style-name="gr1" draw:text-style-name="P2" draw:layer="layout" svg:width="0.422cm" svg:height="0.475cm" svg:x="17.481cm" svg:y="14.78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5cm" svg:height="0.475cm" svg:x="2.2cm" svg:y="15.35cm">
          <draw:text-box>
            <text:p text:style-name="P1"><text:span text:style-name="T3">That note was issued on 2 March. </text:span></text:p>
          </draw:text-box>
        </draw:frame>
        <draw:frame draw:style-name="gr10" draw:text-style-name="P9" draw:layer="layout" svg:width="10.814cm" svg:height="0.556cm" svg:x="2.2cm" svg:y="16.471cm">
          <draw:text-box>
            <text:p text:style-name="P1"><text:span text:style-name="T14">Preparing for Provincial Iraqi Control in Basra</text:span></text:p>
          </draw:text-box>
        </draw:frame>
        <draw:frame draw:style-name="gr1" draw:text-style-name="P2" draw:layer="layout" svg:width="15.132cm" svg:height="0.475cm" svg:x="2.2cm" svg:y="17.299cm">
          <draw:text-box>
            <text:p text:style-name="P1"><text:span text:style-name="T6">703. </text:span><text:span text:style-name="T3"><text:s/>Sections 9.4 and 9.5 describe the sharp rise in sectarian violence after the </text:span></text:p>
          </draw:text-box>
        </draw:frame>
        <draw:frame draw:style-name="gr1" draw:text-style-name="P2" draw:layer="layout" svg:width="15.835cm" svg:height="0.475cm" svg:x="2.2cm" svg:y="17.863cm">
          <draw:text-box>
            <text:p text:style-name="P1"><text:span text:style-name="T3">bombing of the al-Askira mosque in Samarra in February 2006, and the consequent </text:span></text:p>
          </draw:text-box>
        </draw:frame>
        <draw:frame draw:style-name="gr1" draw:text-style-name="P2" draw:layer="layout" svg:width="16.449cm" svg:height="0.475cm" svg:x="2.2cm" svg:y="18.428cm">
          <draw:text-box>
            <text:p text:style-name="P1"><text:span text:style-name="T3">displacement of Iraqi citizens along sectarian lines. The Government’s response to that </text:span></text:p>
          </draw:text-box>
        </draw:frame>
        <draw:frame draw:style-name="gr1" draw:text-style-name="P2" draw:layer="layout" svg:width="8.977cm" svg:height="0.475cm" svg:x="2.2cm" svg:y="18.992cm">
          <draw:text-box>
            <text:p text:style-name="P1"><text:span text:style-name="T3">displacement is addressed later in this Section. </text:span></text:p>
          </draw:text-box>
        </draw:frame>
        <draw:frame draw:style-name="gr1" draw:text-style-name="P2" draw:layer="layout" svg:width="16.452cm" svg:height="0.475cm" svg:x="2.2cm" svg:y="19.907cm">
          <draw:text-box>
            <text:p text:style-name="P1"><text:span text:style-name="T6">704. </text:span><text:span text:style-name="T3"><text:s/>Section 9.5 describes the discussions between UK and US senior military officers </text:span></text:p>
          </draw:text-box>
        </draw:frame>
        <draw:frame draw:style-name="gr1" draw:text-style-name="P2" draw:layer="layout" svg:width="16.546cm" svg:height="0.475cm" svg:x="2.2cm" svg:y="20.471cm">
          <draw:text-box>
            <text:p text:style-name="P1"><text:span text:style-name="T3">and officials on UK plans for the drawdown of UK troops from MND(SE), and continuing </text:span></text:p>
          </draw:text-box>
        </draw:frame>
        <draw:frame draw:style-name="gr1" draw:text-style-name="P2" draw:layer="layout" svg:width="15.932cm" svg:height="0.475cm" svg:x="2.2cm" svg:y="21.036cm">
          <draw:text-box>
            <text:p text:style-name="P1"><text:span text:style-name="T3">US concerns that UK plans were premature given the security situation in MND(SE). </text:span></text:p>
          </draw:text-box>
        </draw:frame>
        <draw:frame draw:style-name="gr1" draw:text-style-name="P2" draw:layer="layout" svg:width="15.771cm" svg:height="0.475cm" svg:x="2.2cm" svg:y="21.95cm">
          <draw:text-box>
            <text:p text:style-name="P1"><text:span text:style-name="T6">705. </text:span><text:span text:style-name="T3"><text:s/>Mr Etherington completed his tour as Head of the Basra PRT in January 2007.</text:span></text:p>
          </draw:text-box>
        </draw:frame>
        <draw:frame draw:style-name="gr5" draw:text-style-name="P6" draw:layer="layout" svg:width="0.408cm" svg:height="0.276cm" svg:x="17.88cm" svg:y="21.969cm">
          <draw:text-box>
            <text:p text:style-name="P1"><text:span text:style-name="T8">400</text:span></text:p>
          </draw:text-box>
        </draw:frame>
        <draw:frame draw:style-name="gr1" draw:text-style-name="P2" draw:layer="layout" svg:width="0.422cm" svg:height="0.475cm" svg:x="18.292cm" svg:y="21.9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11cm" svg:height="0.475cm" svg:x="2.2cm" svg:y="22.515cm">
          <draw:text-box>
            <text:p text:style-name="P1"><text:span text:style-name="T3">Two PCRU officials provided short-term cover as Head of the PRT between January and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line draw:style-name="gr8" draw:text-style-name="P7" draw:layer="layout" svg:x1="2.645cm" svg:y1="25.02cm" svg:x2="13.745cm" svg:y2="25.02cm">
          <text:p/>
        </draw:line>
        <draw:frame draw:style-name="gr1" draw:text-style-name="P2" draw:layer="layout" svg:width="2.153cm" svg:height="0.475cm" svg:x="2.2cm" svg:y="23.079cm">
          <draw:text-box>
            <text:p text:style-name="P1"><text:span text:style-name="T3">April 2007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396 </text:span></text:p>
          </draw:text-box>
        </draw:frame>
        <draw:frame draw:style-name="gr4" draw:text-style-name="P5" draw:layer="layout" svg:width="11.11cm" svg:height="0.395cm" svg:x="2.646cm" svg:y="24.664cm">
          <draw:text-box>
            <text:p text:style-name="P1"><text:span text:style-name="T5">Letter Banner to Siddiq, ‘16 January 2007’, ‘Iraq: meeting with officials’.</text:span><text:span text:style-name="T11">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397 </text:span></text:p>
          </draw:text-box>
        </draw:frame>
        <draw:frame draw:style-name="gr4" draw:text-style-name="P5" draw:layer="layout" svg:width="9.768cm" svg:height="0.395cm" svg:x="2.646cm" svg:y="25.087cm">
          <draw:text-box>
            <text:p text:style-name="P1"><text:span text:style-name="T11">Email Dinham to DFID [junior official], 16 January 2007, ‘ Iraq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398 </text:span></text:p>
          </draw:text-box>
        </draw:frame>
        <draw:frame draw:style-name="gr4" draw:text-style-name="P5" draw:layer="layout" svg:width="6.369cm" svg:height="0.395cm" svg:x="2.646cm" svg:y="25.511cm">
          <draw:text-box>
            <text:p text:style-name="P1"><text:span text:style-name="T11">Public hearing, 11 January 2010, page 7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399 </text:span></text:p>
          </draw:text-box>
        </draw:frame>
        <draw:line draw:style-name="gr8" draw:text-style-name="P7" draw:layer="layout" svg:x1="2.645cm" svg:y1="26.714cm" svg:x2="17.5cm" svg:y2="26.714cm">
          <text:p/>
        </draw:line>
        <draw:line draw:style-name="gr8" draw:text-style-name="P7" draw:layer="layout" svg:x1="2.199cm" svg:y1="27.137cm" svg:x2="7.886cm" svg:y2="27.137cm">
          <text:p/>
        </draw:line>
        <draw:frame draw:style-name="gr4" draw:text-style-name="P5" draw:layer="layout" svg:width="16.063cm" svg:height="0.395cm" svg:x="2.646cm" svg:y="25.934cm">
          <draw:text-box>
            <text:p text:style-name="P1"><text:span text:style-name="T11">Minute Cabinet Office [junior official] to Sheinwald, 26 January 2007, ‘Iraq Strategy Group, 25 Januar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00 </text:span></text:p>
          </draw:text-box>
        </draw:frame>
        <draw:frame draw:style-name="gr4" draw:text-style-name="P5" draw:layer="layout" svg:width="14.768cm" svg:height="0.395cm" svg:x="2.646cm" svg:y="26.357cm">
          <draw:text-box>
            <text:p text:style-name="P1"><text:span text:style-name="T5">Minute DFID [junior official] to Private Secretary [DFID], 13 March 2007, ‘Iraq: Future of DFID’s </text:span></text:p>
          </draw:text-box>
        </draw:frame>
        <draw:frame draw:style-name="gr4" draw:text-style-name="P5" draw:layer="layout" svg:width="5.755cm" svg:height="0.395cm" svg:x="2.2cm" svg:y="26.781cm">
          <draw:text-box>
            <text:p text:style-name="P1"><text:span text:style-name="T5">Presence and Programme in Basra’.</text:span><text:span text:style-name="T11"> </text:span></text:p>
          </draw:text-box>
        </draw:frame>
      </draw:page>
      <draw:page draw:name="page1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0</text:span></text:p>
          </draw:text-box>
        </draw:frame>
        <draw:frame draw:style-name="gr1" draw:text-style-name="P2" draw:layer="layout" svg:width="15.767cm" svg:height="0.475cm" svg:x="2.2cm" svg:y="2.525cm">
          <draw:text-box>
            <text:p text:style-name="P1"><text:span text:style-name="T6">706. </text:span><text:span text:style-name="T3"><text:s/>At DOP(I) on 11 January 2007, Ministers commented that Internally Displaced </text:span></text:p>
          </draw:text-box>
        </draw:frame>
        <draw:frame draw:style-name="gr1" draw:text-style-name="P2" draw:layer="layout" svg:width="16.19cm" svg:height="0.475cm" svg:x="2.2cm" svg:y="3.09cm">
          <draw:text-box>
            <text:p text:style-name="P1"><text:span text:style-name="T3">People (IDPs) were “principally an Iraqi Government responsibility – it should address </text:span></text:p>
          </draw:text-box>
        </draw:frame>
        <draw:frame draw:style-name="gr1" draw:text-style-name="P2" draw:layer="layout" svg:width="15.674cm" svg:height="0.475cm" svg:x="2.2cm" svg:y="3.654cm">
          <draw:text-box>
            <text:p text:style-name="P1"><text:span text:style-name="T3">the violence and push forward reconciliation, and had the resources to address the </text:span></text:p>
          </draw:text-box>
        </draw:frame>
        <draw:frame draw:style-name="gr1" draw:text-style-name="P2" draw:layer="layout" svg:width="4.519cm" svg:height="0.475cm" svg:x="2.2cm" svg:y="4.218cm">
          <draw:text-box>
            <text:p text:style-name="P1"><text:span text:style-name="T3">needs of the displaced”.</text:span></text:p>
          </draw:text-box>
        </draw:frame>
        <draw:frame draw:style-name="gr5" draw:text-style-name="P6" draw:layer="layout" svg:width="0.408cm" svg:height="0.276cm" svg:x="6.695cm" svg:y="4.237cm">
          <draw:text-box>
            <text:p text:style-name="P1"><text:span text:style-name="T8">401</text:span></text:p>
          </draw:text-box>
        </draw:frame>
        <draw:frame draw:style-name="gr1" draw:text-style-name="P2" draw:layer="layout" svg:width="0.422cm" svg:height="0.475cm" svg:x="7.107cm" svg:y="4.21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36cm" svg:height="0.475cm" svg:x="2.2cm" svg:y="5.133cm">
          <draw:text-box>
            <text:p text:style-name="P1"><text:span text:style-name="T6">707. </text:span><text:span text:style-name="T3"><text:s/>Mr Benn wrote to Mr Blair on 24 January to provide an update on the situation: </text:span></text:p>
          </draw:text-box>
        </draw:frame>
        <draw:frame draw:style-name="gr1" draw:text-style-name="P2" draw:layer="layout" svg:width="15.594cm" svg:height="0.475cm" svg:x="2.95cm" svg:y="6.047cm">
          <draw:text-box>
            <text:p text:style-name="P1"><text:span text:style-name="T3">“</text:span><text:span text:style-name="T3">Displacement is causing a de facto geographical separation along sectarian lines, </text:span></text:p>
          </draw:text-box>
        </draw:frame>
        <draw:frame draw:style-name="gr1" draw:text-style-name="P2" draw:layer="layout" svg:width="13.964cm" svg:height="0.475cm" svg:x="2.95cm" svg:y="6.612cm">
          <draw:text-box>
            <text:p text:style-name="P1"><text:span text:style-name="T3">as different ethnic groups move to areas in which they will be the majority. </text:span></text:p>
          </draw:text-box>
        </draw:frame>
        <draw:frame draw:style-name="gr1" draw:text-style-name="P2" draw:layer="layout" svg:width="14.286cm" svg:height="0.475cm" svg:x="2.95cm" svg:y="7.526cm">
          <draw:text-box>
            <text:p text:style-name="P1"><text:span text:style-name="T3">“</text:span><text:span text:style-name="T3">There is clearly a strong political dynamic to the situation and it is essential </text:span></text:p>
          </draw:text-box>
        </draw:frame>
        <draw:frame draw:style-name="gr1" draw:text-style-name="P2" draw:layer="layout" svg:width="15.094cm" svg:height="0.475cm" svg:x="2.95cm" svg:y="8.091cm">
          <draw:text-box>
            <text:p text:style-name="P1"><text:span text:style-name="T3">that we address both the cause and the symptoms … We should press the Iraqi </text:span></text:p>
          </draw:text-box>
        </draw:frame>
        <draw:frame draw:style-name="gr1" draw:text-style-name="P2" draw:layer="layout" svg:width="15.005cm" svg:height="0.475cm" svg:x="2.95cm" svg:y="8.655cm">
          <draw:text-box>
            <text:p text:style-name="P1"><text:span text:style-name="T3">Government to address displacement issues as part of reconciliation, and to do </text:span></text:p>
          </draw:text-box>
        </draw:frame>
        <draw:frame draw:style-name="gr1" draw:text-style-name="P2" draw:layer="layout" svg:width="15.009cm" svg:height="0.475cm" svg:x="2.95cm" svg:y="9.22cm">
          <draw:text-box>
            <text:p text:style-name="P1"><text:span text:style-name="T3">more itself to provide basic services to meet humanitarian needs. The picture is </text:span></text:p>
          </draw:text-box>
        </draw:frame>
        <draw:frame draw:style-name="gr1" draw:text-style-name="P2" draw:layer="layout" svg:width="14.946cm" svg:height="0.475cm" svg:x="2.95cm" svg:y="9.784cm">
          <draw:text-box>
            <text:p text:style-name="P1"><text:span text:style-name="T3">unpalatable for the Iraqi Government … and indeed for the coalition (hence the </text:span></text:p>
          </draw:text-box>
        </draw:frame>
        <draw:frame draw:style-name="gr1" draw:text-style-name="P2" draw:layer="layout" svg:width="10.386cm" svg:height="0.475cm" svg:x="2.95cm" svg:y="10.348cm">
          <draw:text-box>
            <text:p text:style-name="P1"><text:span text:style-name="T3">largely silent nature of the humanitarian crisis so far) …</text:span></text:p>
          </draw:text-box>
        </draw:frame>
        <draw:frame draw:style-name="gr1" draw:text-style-name="P2" draw:layer="layout" svg:width="14.997cm" svg:height="0.475cm" svg:x="2.95cm" svg:y="11.263cm">
          <draw:text-box>
            <text:p text:style-name="P1"><text:span text:style-name="T3">“</text:span><text:span text:style-name="T3">It is clear that while not letting the Iraqi Government off the hook, we must also </text:span></text:p>
          </draw:text-box>
        </draw:frame>
        <draw:frame draw:style-name="gr1" draw:text-style-name="P2" draw:layer="layout" svg:width="10.209cm" svg:height="0.475cm" svg:x="2.95cm" svg:y="11.827cm">
          <draw:text-box>
            <text:p text:style-name="P1"><text:span text:style-name="T3">continue to respond to humanitarian needs in Iraq … ” </text:span></text:p>
          </draw:text-box>
        </draw:frame>
        <draw:frame draw:style-name="gr5" draw:text-style-name="P6" draw:layer="layout" svg:width="0.408cm" svg:height="0.276cm" svg:x="13.104cm" svg:y="11.846cm">
          <draw:text-box>
            <text:p text:style-name="P1"><text:span text:style-name="T8">402</text:span></text:p>
          </draw:text-box>
        </draw:frame>
        <draw:frame draw:style-name="gr1" draw:text-style-name="P2" draw:layer="layout" svg:width="15.729cm" svg:height="0.475cm" svg:x="2.2cm" svg:y="12.742cm">
          <draw:text-box>
            <text:p text:style-name="P1"><text:span text:style-name="T6">708. </text:span><text:span text:style-name="T3"><text:s/>The first set of reports requested by Mr Blair’s Private Secretary on 8 January </text:span></text:p>
          </draw:text-box>
        </draw:frame>
        <draw:frame draw:style-name="gr1" draw:text-style-name="P2" draw:layer="layout" svg:width="7.194cm" svg:height="0.475cm" svg:x="2.2cm" svg:y="13.306cm">
          <draw:text-box>
            <text:p text:style-name="P1"><text:span text:style-name="T3">was passed to Mr Blair on 19 January.</text:span></text:p>
          </draw:text-box>
        </draw:frame>
        <draw:frame draw:style-name="gr5" draw:text-style-name="P6" draw:layer="layout" svg:width="0.408cm" svg:height="0.276cm" svg:x="9.369cm" svg:y="13.325cm">
          <draw:text-box>
            <text:p text:style-name="P1"><text:span text:style-name="T8">403</text:span></text:p>
          </draw:text-box>
        </draw:frame>
        <draw:frame draw:style-name="gr1" draw:text-style-name="P2" draw:layer="layout" svg:width="7.652cm" svg:height="0.475cm" svg:x="9.781cm" svg:y="13.306cm">
          <draw:text-box>
            <text:p text:style-name="P1"><text:span text:style-name="T3"><text:s/></text:span><text:span text:style-name="T3">It included a report from Dr Marsden on </text:span></text:p>
          </draw:text-box>
        </draw:frame>
        <draw:frame draw:style-name="gr1" draw:text-style-name="P2" draw:layer="layout" svg:width="4.443cm" svg:height="0.475cm" svg:x="2.2cm" svg:y="13.871cm">
          <draw:text-box>
            <text:p text:style-name="P1"><text:span text:style-name="T3">developments in Basra.</text:span></text:p>
          </draw:text-box>
        </draw:frame>
        <draw:frame draw:style-name="gr5" draw:text-style-name="P6" draw:layer="layout" svg:width="0.408cm" svg:height="0.276cm" svg:x="6.624cm" svg:y="13.889cm">
          <draw:text-box>
            <text:p text:style-name="P1"><text:span text:style-name="T8">404</text:span></text:p>
          </draw:text-box>
        </draw:frame>
        <draw:frame draw:style-name="gr1" draw:text-style-name="P2" draw:layer="layout" svg:width="0.422cm" svg:height="0.475cm" svg:x="7.036cm" svg:y="13.87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78cm" svg:height="0.475cm" svg:x="2.2cm" svg:y="14.785cm">
          <draw:text-box>
            <text:p text:style-name="P1"><text:span text:style-name="T6">709. </text:span><text:span text:style-name="T3"><text:s/>On the economy, Dr Marsden reported that the PRT “continues to focus on building </text:span></text:p>
          </draw:text-box>
        </draw:frame>
        <draw:frame draw:style-name="gr1" draw:text-style-name="P2" draw:layer="layout" svg:width="16.419cm" svg:height="0.475cm" svg:x="2.2cm" svg:y="15.35cm">
          <draw:text-box>
            <text:p text:style-name="P1"><text:span text:style-name="T3">the capacity of the Provincial Council to identify priority investment, secure funding and </text:span></text:p>
          </draw:text-box>
        </draw:frame>
        <draw:frame draw:style-name="gr1" draw:text-style-name="P2" draw:layer="layout" svg:width="5.696cm" svg:height="0.475cm" svg:x="2.2cm" svg:y="15.914cm">
          <draw:text-box>
            <text:p text:style-name="P1"><text:span text:style-name="T3">spend it in a transparent way”.</text:span></text:p>
          </draw:text-box>
        </draw:frame>
        <draw:frame draw:style-name="gr1" draw:text-style-name="P2" draw:layer="layout" svg:width="14.95cm" svg:height="0.475cm" svg:x="2.2cm" svg:y="16.828cm">
          <draw:text-box>
            <text:p text:style-name="P1"><text:span text:style-name="T6">710. </text:span><text:span text:style-name="T3"><text:s/>DFID produced its first fortnightly update on reconstruction for Mr Blair on </text:span></text:p>
          </draw:text-box>
        </draw:frame>
        <draw:frame draw:style-name="gr1" draw:text-style-name="P2" draw:layer="layout" svg:width="2.191cm" svg:height="0.475cm" svg:x="2.2cm" svg:y="17.393cm">
          <draw:text-box>
            <text:p text:style-name="P1"><text:span text:style-name="T3">25 January.</text:span></text:p>
          </draw:text-box>
        </draw:frame>
        <draw:frame draw:style-name="gr5" draw:text-style-name="P6" draw:layer="layout" svg:width="0.408cm" svg:height="0.276cm" svg:x="4.381cm" svg:y="17.412cm">
          <draw:text-box>
            <text:p text:style-name="P1"><text:span text:style-name="T8">405</text:span></text:p>
          </draw:text-box>
        </draw:frame>
        <draw:frame draw:style-name="gr1" draw:text-style-name="P2" draw:layer="layout" svg:width="6.094cm" svg:height="0.475cm" svg:x="4.793cm" svg:y="17.393cm">
          <draw:text-box>
            <text:p text:style-name="P1"><text:span text:style-name="T3"><text:s/></text:span><text:span text:style-name="T3">The paper, which he welcomed,</text:span></text:p>
          </draw:text-box>
        </draw:frame>
        <draw:frame draw:style-name="gr5" draw:text-style-name="P6" draw:layer="layout" svg:width="0.408cm" svg:height="0.276cm" svg:x="10.856cm" svg:y="17.412cm">
          <draw:text-box>
            <text:p text:style-name="P1"><text:span text:style-name="T8">406</text:span></text:p>
          </draw:text-box>
        </draw:frame>
        <draw:frame draw:style-name="gr1" draw:text-style-name="P2" draw:layer="layout" svg:width="6.441cm" svg:height="0.475cm" svg:x="11.268cm" svg:y="17.393cm">
          <draw:text-box>
            <text:p text:style-name="P1"><text:span text:style-name="T3"><text:s/></text:span><text:span text:style-name="T3">highlighted the need to persuade </text:span></text:p>
          </draw:text-box>
        </draw:frame>
        <draw:frame draw:style-name="gr1" draw:text-style-name="P2" draw:layer="layout" svg:width="11.843cm" svg:height="0.475cm" svg:x="2.2cm" svg:y="17.957cm">
          <draw:text-box>
            <text:p text:style-name="P1"><text:span text:style-name="T3">Prime Minister Maliki to see reconstruction as a strategic issue:</text:span></text:p>
          </draw:text-box>
        </draw:frame>
        <draw:frame draw:style-name="gr1" draw:text-style-name="P2" draw:layer="layout" svg:width="14.692cm" svg:height="0.475cm" svg:x="2.95cm" svg:y="18.872cm">
          <draw:text-box>
            <text:p text:style-name="P1"><text:span text:style-name="T3">“</text:span><text:span text:style-name="T3">As the sectarian conflict in Iraq deepens, the coalition’s ability to buy consent </text:span></text:p>
          </draw:text-box>
        </draw:frame>
        <draw:frame draw:style-name="gr1" draw:text-style-name="P2" draw:layer="layout" svg:width="15.284cm" svg:height="0.475cm" svg:x="2.95cm" svg:y="19.436cm">
          <draw:text-box>
            <text:p text:style-name="P1"><text:span text:style-name="T3">through quick impact reconstruction projects is waning. Alongside security, Prime </text:span></text:p>
          </draw:text-box>
        </draw:frame>
        <draw:frame draw:style-name="gr1" draw:text-style-name="P2" draw:layer="layout" svg:width="15.653cm" svg:height="0.475cm" svg:x="2.95cm" svg:y="20.001cm">
          <draw:text-box>
            <text:p text:style-name="P1"><text:span text:style-name="T3">Minister Maliki’s Government must start providing basic services to help it win back </text:span></text:p>
          </draw:text-box>
        </draw:frame>
        <draw:frame draw:style-name="gr1" draw:text-style-name="P2" draw:layer="layout" svg:width="10.17cm" svg:height="0.475cm" svg:x="2.95cm" svg:y="20.565cm">
          <draw:text-box>
            <text:p text:style-name="P1"><text:span text:style-name="T3">legitimacy from the militias and other armed groups …</text:span></text:p>
          </draw:text-box>
        </draw:frame>
        <draw:frame draw:style-name="gr1" draw:text-style-name="P2" draw:layer="layout" svg:width="15.644cm" svg:height="0.475cm" svg:x="2.95cm" svg:y="21.48cm">
          <draw:text-box>
            <text:p text:style-name="P1"><text:span text:style-name="T3">“</text:span><text:span text:style-name="T3">There are some signs that the Government is at last starting to grasp this agenda. </text:span></text:p>
          </draw:text-box>
        </draw:frame>
        <draw:frame draw:style-name="gr1" draw:text-style-name="P2" draw:layer="layout" svg:width="15.458cm" svg:height="0.475cm" svg:x="2.95cm" svg:y="22.044cm">
          <draw:text-box>
            <text:p text:style-name="P1"><text:span text:style-name="T3">It has set up an economic committee … and a basic services committee … These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5.191cm" svg:height="0.475cm" svg:x="2.95cm" svg:y="22.608cm">
          <draw:text-box>
            <text:p text:style-name="P1"><text:span text:style-name="T3">committees, with US support, aim to co-ordinate civil-military action to build local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401 </text:span></text:p>
          </draw:text-box>
        </draw:frame>
        <draw:line draw:style-name="gr8" draw:text-style-name="P7" draw:layer="layout" svg:x1="2.645cm" svg:y1="25.02cm" svg:x2="10.098cm" svg:y2="25.02cm">
          <text:p/>
        </draw:line>
        <draw:frame draw:style-name="gr4" draw:text-style-name="P5" draw:layer="layout" svg:width="6.843cm" svg:height="0.395cm" svg:x="2.646cm" svg:y="24.241cm">
          <draw:text-box>
            <text:p text:style-name="P1"><text:span text:style-name="T11">Minutes, 11 January 2007, DOP(I) meeting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402 </text:span></text:p>
          </draw:text-box>
        </draw:frame>
        <draw:frame draw:style-name="gr4" draw:text-style-name="P5" draw:layer="layout" svg:width="7.495cm" svg:height="0.395cm" svg:x="2.646cm" svg:y="24.664cm">
          <draw:text-box>
            <text:p text:style-name="P1"><text:span text:style-name="T5">Letter Benn to Blair, 24 January 2007, [untitled].</text:span><text:span text:style-name="T11">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403 </text:span></text:p>
          </draw:text-box>
        </draw:frame>
        <draw:frame draw:style-name="gr4" draw:text-style-name="P5" draw:layer="layout" svg:width="12.101cm" svg:height="0.395cm" svg:x="2.646cm" svg:y="25.087cm">
          <draw:text-box>
            <text:p text:style-name="P1"><text:span text:style-name="T11">Minute Banner to Prime Minister, 19 January 2007, ‘Iraq Update, 18 January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404 </text:span></text:p>
          </draw:text-box>
        </draw:frame>
        <draw:frame draw:style-name="gr4" draw:text-style-name="P5" draw:layer="layout" svg:width="10.598cm" svg:height="0.395cm" svg:x="2.646cm" svg:y="25.511cm">
          <draw:text-box>
            <text:p text:style-name="P1"><text:span text:style-name="T11">Letter Marsden to Aldred, 18 January 2007, ‘Basra: Weekly Report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05 </text:span></text:p>
          </draw:text-box>
        </draw:frame>
        <draw:frame draw:style-name="gr4" draw:text-style-name="P5" draw:layer="layout" svg:width="9.485cm" svg:height="0.395cm" svg:x="2.646cm" svg:y="25.934cm">
          <draw:text-box>
            <text:p text:style-name="P1"><text:span text:style-name="T11">Paper DFID, 25 January 2007, ‘Iraq: Reconstruction Update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06 </text:span></text:p>
          </draw:text-box>
        </draw:frame>
        <draw:frame draw:style-name="gr4" draw:text-style-name="P5" draw:layer="layout" svg:width="16.169cm" svg:height="0.395cm" svg:x="2.646cm" svg:y="26.357cm">
          <draw:text-box>
            <text:p text:style-name="P1"><text:span text:style-name="T11">Paper DFID, 25 January 2007, ‘Iraq: Reconstruction Update’; Letter Banner to Siddiq, 29 January 2007, </text:span></text:p>
          </draw:text-box>
        </draw:frame>
        <draw:frame draw:style-name="gr4" draw:text-style-name="P5" draw:layer="layout" svg:width="0.954cm" svg:height="0.395cm" svg:x="2.2cm" svg:y="26.781cm">
          <draw:text-box>
            <text:p text:style-name="P1"><text:span text:style-name="T11">‘</text:span><text:span text:style-name="T11">Iraq’. </text:span></text:p>
          </draw:text-box>
        </draw:frame>
      </draw:page>
      <draw:page draw:name="page115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311</text:span></text:p>
          </draw:text-box>
        </draw:frame>
        <draw:frame draw:style-name="gr1" draw:text-style-name="P2" draw:layer="layout" svg:width="15.996cm" svg:height="0.475cm" svg:x="2.95cm" svg:y="2.525cm">
          <draw:text-box>
            <text:p text:style-name="P1"><text:span text:style-name="T3">support by delivering a reconstruction ‘peace dividend’. As yet, it is too early to judge </text:span></text:p>
          </draw:text-box>
        </draw:frame>
        <draw:frame draw:style-name="gr1" draw:text-style-name="P2" draw:layer="layout" svg:width="8.359cm" svg:height="0.475cm" svg:x="2.95cm" svg:y="3.09cm">
          <draw:text-box>
            <text:p text:style-name="P1"><text:span text:style-name="T3">how successful this approach is likely to be.”</text:span></text:p>
          </draw:text-box>
        </draw:frame>
        <draw:frame draw:style-name="gr1" draw:text-style-name="P2" draw:layer="layout" svg:width="15.361cm" svg:height="0.475cm" svg:x="2.2cm" svg:y="4.004cm">
          <draw:text-box>
            <text:p text:style-name="P1"><text:span text:style-name="T6">711. </text:span><text:span text:style-name="T3"><text:s/>DFID also reported that its aim in the run up to PIC in Basra was to help the </text:span></text:p>
          </draw:text-box>
        </draw:frame>
        <draw:frame draw:style-name="gr1" draw:text-style-name="P2" draw:layer="layout" svg:width="16.068cm" svg:height="0.475cm" svg:x="2.2cm" svg:y="4.568cm">
          <draw:text-box>
            <text:p text:style-name="P1"><text:span text:style-name="T3">Provincial Council demonstrate that it was in charge and delivering services. The first </text:span></text:p>
          </draw:text-box>
        </draw:frame>
        <draw:frame draw:style-name="gr1" draw:text-style-name="P2" draw:layer="layout" svg:width="16.19cm" svg:height="0.475cm" svg:x="2.2cm" svg:y="5.133cm">
          <draw:text-box>
            <text:p text:style-name="P1"><text:span text:style-name="T3">step was to secure Baghdad’s approval for Basra’s provincial strategy and associated </text:span></text:p>
          </draw:text-box>
        </draw:frame>
        <draw:frame draw:style-name="gr1" draw:text-style-name="P2" draw:layer="layout" svg:width="16.499cm" svg:height="0.475cm" svg:x="2.2cm" svg:y="5.697cm">
          <draw:text-box>
            <text:p text:style-name="P1"><text:span text:style-name="T3">budget. The second was to get Baghdad to release the funds. The third was to help the </text:span></text:p>
          </draw:text-box>
        </draw:frame>
        <draw:frame draw:style-name="gr1" draw:text-style-name="P2" draw:layer="layout" svg:width="15.623cm" svg:height="0.475cm" svg:x="2.2cm" svg:y="6.262cm">
          <draw:text-box>
            <text:p text:style-name="P1"><text:span text:style-name="T3">Council to communicate and deliver services. The US had adopted a similar focus. </text:span></text:p>
          </draw:text-box>
        </draw:frame>
        <draw:frame draw:style-name="gr1" draw:text-style-name="P2" draw:layer="layout" svg:width="16.093cm" svg:height="0.475cm" svg:x="2.2cm" svg:y="7.176cm">
          <draw:text-box>
            <text:p text:style-name="P1"><text:span text:style-name="T6">712. </text:span><text:span text:style-name="T3"><text:s/>DFID’s second fortnightly update on 8 February expanded on the problems that </text:span></text:p>
          </draw:text-box>
        </draw:frame>
        <draw:frame draw:style-name="gr1" draw:text-style-name="P2" draw:layer="layout" svg:width="9.138cm" svg:height="0.475cm" svg:x="2.2cm" svg:y="7.741cm">
          <draw:text-box>
            <text:p text:style-name="P1"><text:span text:style-name="T3">the Iraqi Government had in spending its money.</text:span></text:p>
          </draw:text-box>
        </draw:frame>
        <draw:frame draw:style-name="gr5" draw:text-style-name="P6" draw:layer="layout" svg:width="0.408cm" svg:height="0.276cm" svg:x="11.299cm" svg:y="7.759cm">
          <draw:text-box>
            <text:p text:style-name="P1"><text:span text:style-name="T8">407</text:span></text:p>
          </draw:text-box>
        </draw:frame>
        <draw:frame draw:style-name="gr1" draw:text-style-name="P2" draw:layer="layout" svg:width="6.543cm" svg:height="0.475cm" svg:x="11.711cm" svg:y="7.741cm">
          <draw:text-box>
            <text:p text:style-name="P1"><text:span text:style-name="T3"><text:s/></text:span><text:span text:style-name="T3">With oil prices topping US$60 per </text:span></text:p>
          </draw:text-box>
        </draw:frame>
        <draw:frame draw:style-name="gr1" draw:text-style-name="P2" draw:layer="layout" svg:width="16.444cm" svg:height="0.475cm" svg:x="2.2cm" svg:y="8.305cm">
          <draw:text-box>
            <text:p text:style-name="P1"><text:span text:style-name="T3">barrel, the Iraqi Government was “cash rich”, but in the nine months to October 2006, it </text:span></text:p>
          </draw:text-box>
        </draw:frame>
        <draw:frame draw:style-name="gr1" draw:text-style-name="P2" draw:layer="layout" svg:width="16.326cm" svg:height="0.475cm" svg:x="2.2cm" svg:y="8.87cm">
          <draw:text-box>
            <text:p text:style-name="P1"><text:span text:style-name="T3">had spent just 14 percent of the US$8.2bn allocated to public investment. The Ministry </text:span></text:p>
          </draw:text-box>
        </draw:frame>
        <draw:frame draw:style-name="gr1" draw:text-style-name="P2" draw:layer="layout" svg:width="16.012cm" svg:height="0.475cm" svg:x="2.2cm" svg:y="9.434cm">
          <draw:text-box>
            <text:p text:style-name="P1"><text:span text:style-name="T3">of Oil had spent only one percent of the US$3.5bn allocated to it. DFID attributed the </text:span></text:p>
          </draw:text-box>
        </draw:frame>
        <draw:frame draw:style-name="gr1" draw:text-style-name="P2" draw:layer="layout" svg:width="2.961cm" svg:height="0.475cm" svg:x="2.2cm" svg:y="9.998cm">
          <draw:text-box>
            <text:p text:style-name="P1"><text:span text:style-name="T3">underspend to: </text:span></text:p>
          </draw:text-box>
        </draw:frame>
        <draw:frame draw:style-name="gr3" draw:text-style-name="P4" draw:layer="layout" svg:width="0.634cm" svg:height="0.712cm" svg:x="2.95cm" svg:y="10.7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669cm" svg:height="0.475cm" svg:x="3.7cm" svg:y="10.913cm">
          <draw:text-box>
            <text:p text:style-name="P1"><text:span text:style-name="T3">poor security; </text:span></text:p>
          </draw:text-box>
        </draw:frame>
        <draw:frame draw:style-name="gr3" draw:text-style-name="P4" draw:layer="layout" svg:width="0.634cm" svg:height="0.712cm" svg:x="2.95cm" svg:y="11.4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12cm" svg:height="0.475cm" svg:x="3.7cm" svg:y="11.577cm">
          <draw:text-box>
            <text:p text:style-name="P1"><text:span text:style-name="T3">poor planning by line ministries (and failure at the centre to demand plans); and</text:span></text:p>
          </draw:text-box>
        </draw:frame>
        <draw:frame draw:style-name="gr3" draw:text-style-name="P4" draw:layer="layout" svg:width="0.634cm" svg:height="0.712cm" svg:x="2.95cm" svg:y="12.0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28cm" svg:height="0.475cm" svg:x="3.7cm" svg:y="12.242cm">
          <draw:text-box>
            <text:p text:style-name="P1"><text:span text:style-name="T3">paralysis resulting from distrust between the Ministry of Finance (responsible for </text:span></text:p>
          </draw:text-box>
        </draw:frame>
        <draw:frame draw:style-name="gr1" draw:text-style-name="P2" draw:layer="layout" svg:width="14.768cm" svg:height="0.475cm" svg:x="3.7cm" svg:y="12.806cm">
          <draw:text-box>
            <text:p text:style-name="P1"><text:span text:style-name="T3">disbursing and accounting for funds) and the Ministry of Planning (responsible </text:span></text:p>
          </draw:text-box>
        </draw:frame>
        <draw:frame draw:style-name="gr1" draw:text-style-name="P2" draw:layer="layout" svg:width="8.646cm" svg:height="0.475cm" svg:x="3.7cm" svg:y="13.371cm">
          <draw:text-box>
            <text:p text:style-name="P1"><text:span text:style-name="T3">for reviewing plans and agreeing allocations). </text:span></text:p>
          </draw:text-box>
        </draw:frame>
        <draw:frame draw:style-name="gr1" draw:text-style-name="P2" draw:layer="layout" svg:width="14.615cm" svg:height="0.475cm" svg:x="2.2cm" svg:y="14.285cm">
          <draw:text-box>
            <text:p text:style-name="P1"><text:span text:style-name="T6">713. </text:span><text:span text:style-name="T3"><text:s/>The Iraqi Government was considering setting up a National Council for </text:span></text:p>
          </draw:text-box>
        </draw:frame>
        <draw:frame draw:style-name="gr1" draw:text-style-name="P2" draw:layer="layout" svg:width="14.781cm" svg:height="0.475cm" svg:x="2.2cm" svg:y="14.85cm">
          <draw:text-box>
            <text:p text:style-name="P1"><text:span text:style-name="T3">Reconstruction and Development, chaired by the Prime Minister, to accelerate </text:span></text:p>
          </draw:text-box>
        </draw:frame>
        <draw:frame draw:style-name="gr1" draw:text-style-name="P2" draw:layer="layout" svg:width="15.957cm" svg:height="0.475cm" svg:x="2.2cm" svg:y="15.414cm">
          <draw:text-box>
            <text:p text:style-name="P1"><text:span text:style-name="T3">disbursement. The US was setting up a “Budget Execution Cell” in the Deputy Prime </text:span></text:p>
          </draw:text-box>
        </draw:frame>
        <draw:frame draw:style-name="gr1" draw:text-style-name="P2" draw:layer="layout" svg:width="16.305cm" svg:height="0.475cm" svg:x="2.2cm" svg:y="15.978cm">
          <draw:text-box>
            <text:p text:style-name="P1"><text:span text:style-name="T3">Minister’s Office, which might increase disbursement in the short term but was unlikely </text:span></text:p>
          </draw:text-box>
        </draw:frame>
        <draw:frame draw:style-name="gr1" draw:text-style-name="P2" draw:layer="layout" svg:width="16.292cm" svg:height="0.475cm" svg:x="2.2cm" svg:y="16.543cm">
          <draw:text-box>
            <text:p text:style-name="P1"><text:span text:style-name="T3">to be sustainable or to lead to significant improvements in services. DFID commented: </text:span></text:p>
          </draw:text-box>
        </draw:frame>
        <draw:frame draw:style-name="gr1" draw:text-style-name="P2" draw:layer="layout" svg:width="12.309cm" svg:height="0.475cm" svg:x="2.2cm" svg:y="17.107cm">
          <draw:text-box>
            <text:p text:style-name="P1"><text:span text:style-name="T3">“</text:span><text:span text:style-name="T3">In reality, there are few quick fixes to improving services in Iraq.” </text:span></text:p>
          </draw:text-box>
        </draw:frame>
        <draw:frame draw:style-name="gr1" draw:text-style-name="P2" draw:layer="layout" svg:width="15.614cm" svg:height="0.475cm" svg:x="2.2cm" svg:y="18.022cm">
          <draw:text-box>
            <text:p text:style-name="P1"><text:span text:style-name="T6">714. </text:span><text:span text:style-name="T3"><text:s/>DFID also reported that the World Bank would open an office in Baghdad the </text:span></text:p>
          </draw:text-box>
        </draw:frame>
        <draw:frame draw:style-name="gr1" draw:text-style-name="P2" draw:layer="layout" svg:width="15.89cm" svg:height="0.475cm" svg:x="2.2cm" svg:y="18.586cm">
          <draw:text-box>
            <text:p text:style-name="P1"><text:span text:style-name="T3">following week. It would have three full-time staff, “supported by DFID and protected </text:span></text:p>
          </draw:text-box>
        </draw:frame>
        <draw:frame draw:style-name="gr1" draw:text-style-name="P2" draw:layer="layout" svg:width="16.068cm" svg:height="0.475cm" svg:x="2.2cm" svg:y="19.151cm">
          <draw:text-box>
            <text:p text:style-name="P1"><text:span text:style-name="T3">under the [UK] security umbrella”. As the coalition scaled back during 2007, the Bank </text:span></text:p>
          </draw:text-box>
        </draw:frame>
        <draw:frame draw:style-name="gr1" draw:text-style-name="P2" draw:layer="layout" svg:width="12.008cm" svg:height="0.475cm" svg:x="2.2cm" svg:y="19.715cm">
          <draw:text-box>
            <text:p text:style-name="P1"><text:span text:style-name="T3">was likely to become the Iraqi Government’s “partner of choice”.</text:span></text:p>
          </draw:text-box>
        </draw:frame>
        <draw:frame draw:style-name="gr1" draw:text-style-name="P2" draw:layer="layout" svg:width="16.33cm" svg:height="0.475cm" svg:x="2.2cm" svg:y="20.63cm">
          <draw:text-box>
            <text:p text:style-name="P1"><text:span text:style-name="T6">715. </text:span><text:span text:style-name="T3"><text:s/>On the Iraqi Government’s failure to disburse, Mr Blair commented, “we must get </text:span></text:p>
          </draw:text-box>
        </draw:frame>
        <draw:frame draw:style-name="gr1" draw:text-style-name="P2" draw:layer="layout" svg:width="16.139cm" svg:height="0.475cm" svg:x="2.2cm" svg:y="21.194cm">
          <draw:text-box>
            <text:p text:style-name="P1"><text:span text:style-name="T3">this sorted out”; on Iraqi and US action to increase disbursement, he asked, “can’t we </text:span></text:p>
          </draw:text-box>
        </draw:frame>
        <draw:frame draw:style-name="gr1" draw:text-style-name="P2" draw:layer="layout" svg:width="5.035cm" svg:height="0.475cm" svg:x="2.2cm" svg:y="21.758cm">
          <draw:text-box>
            <text:p text:style-name="P1"><text:span text:style-name="T3">provide the competence?”.</text:span></text:p>
          </draw:text-box>
        </draw:frame>
        <draw:frame draw:style-name="gr5" draw:text-style-name="P6" draw:layer="layout" svg:width="0.408cm" svg:height="0.276cm" svg:x="7.212cm" svg:y="21.777cm">
          <draw:text-box>
            <text:p text:style-name="P1"><text:span text:style-name="T8">408</text:span></text:p>
          </draw:text-box>
        </draw:frame>
        <draw:frame draw:style-name="gr1" draw:text-style-name="P2" draw:layer="layout" svg:width="15.077cm" svg:height="0.475cm" svg:x="2.2cm" svg:y="22.673cm">
          <draw:text-box>
            <text:p text:style-name="P1"><text:span text:style-name="T6">716. </text:span><text:span text:style-name="T3"><text:s/>Dr Marsden reported on 9 February that the centre of a “revamped” Better </text:span></text:p>
          </draw:text-box>
        </draw:frame>
        <draw:frame draw:style-name="gr1" draw:text-style-name="P2" draw:layer="layout" svg:width="16.068cm" svg:height="0.475cm" svg:x="2.2cm" svg:y="23.237cm">
          <draw:text-box>
            <text:p text:style-name="P1"><text:span text:style-name="T3">Basra Action Plan would be a political plan for getting Basra to PIC and beyond. That </text:span></text:p>
          </draw:text-box>
        </draw:frame>
        <draw:frame draw:style-name="gr1" draw:text-style-name="P2" draw:layer="layout" svg:width="15.179cm" svg:height="0.475cm" svg:x="2.2cm" svg:y="23.802cm">
          <draw:text-box>
            <text:p text:style-name="P1"><text:span text:style-name="T3">political plan would be supported by the other lines of operation (“military, police, </text:span></text:p>
          </draw:text-box>
        </draw:frame>
        <draw:frame draw:style-name="gr1" draw:text-style-name="P2" draw:layer="layout" svg:width="3.753cm" svg:height="0.475cm" svg:x="2.2cm" svg:y="24.366cm">
          <draw:text-box>
            <text:p text:style-name="P1"><text:span text:style-name="T3">reconstruction etc”).</text:span></text:p>
          </draw:text-box>
        </draw:frame>
        <draw:frame draw:style-name="gr5" draw:text-style-name="P6" draw:layer="layout" svg:width="0.408cm" svg:height="0.276cm" svg:x="5.941cm" svg:y="24.385cm">
          <draw:text-box>
            <text:p text:style-name="P1"><text:span text:style-name="T8">409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2.645cm" svg:y1="26.29cm" svg:x2="12.136cm" svg:y2="26.29cm">
          <text:p/>
        </draw:line>
        <draw:frame draw:style-name="gr1" draw:text-style-name="P2" draw:layer="layout" svg:width="0.422cm" svg:height="0.475cm" svg:x="6.353cm" svg:y="24.366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07 </text:span></text:p>
          </draw:text-box>
        </draw:frame>
        <draw:line draw:style-name="gr8" draw:text-style-name="P7" draw:layer="layout" svg:x1="2.645cm" svg:y1="26.714cm" svg:x2="16.802cm" svg:y2="26.714cm">
          <text:p/>
        </draw:line>
        <draw:frame draw:style-name="gr4" draw:text-style-name="P5" draw:layer="layout" svg:width="9.447cm" svg:height="0.395cm" svg:x="2.646cm" svg:y="25.934cm">
          <draw:text-box>
            <text:p text:style-name="P1"><text:span text:style-name="T5">Paper DFID, 8 February 2007, ‘Iraq: Reconstruction Update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08 </text:span></text:p>
          </draw:text-box>
        </draw:frame>
        <draw:frame draw:style-name="gr4" draw:text-style-name="P5" draw:layer="layout" svg:width="14.086cm" svg:height="0.395cm" svg:x="2.646cm" svg:y="26.357cm">
          <draw:text-box>
            <text:p text:style-name="P1"><text:span text:style-name="T5">Manuscript comment Blair on Paper DFID, 8 February 2007, ‘Iraq: Reconstruction Update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09 </text:span></text:p>
          </draw:text-box>
        </draw:frame>
        <draw:frame draw:style-name="gr4" draw:text-style-name="P5" draw:layer="layout" svg:width="10.463cm" svg:height="0.395cm" svg:x="2.646cm" svg:y="26.781cm">
          <draw:text-box>
            <text:p text:style-name="P1"><text:span text:style-name="T11">Letter Marsden to Aldred, 9 February 2007, ‘Basra: Weekly Report’.</text:span></text:p>
          </draw:text-box>
        </draw:frame>
      </draw:page>
      <draw:page draw:name="page1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2</text:span></text:p>
          </draw:text-box>
        </draw:frame>
        <draw:frame draw:style-name="gr1" draw:text-style-name="P2" draw:layer="layout" svg:width="16.376cm" svg:height="0.475cm" svg:x="2.2cm" svg:y="2.525cm">
          <draw:text-box>
            <text:p text:style-name="P1"><text:span text:style-name="T6">717. </text:span><text:span text:style-name="T3"><text:s/>Dr Marsden commented that it was important to acknowledge that the UK did not </text:span></text:p>
          </draw:text-box>
        </draw:frame>
        <draw:frame draw:style-name="gr1" draw:text-style-name="P2" draw:layer="layout" svg:width="15.775cm" svg:height="0.475cm" svg:x="2.2cm" svg:y="3.09cm">
          <draw:text-box>
            <text:p text:style-name="P1"><text:span text:style-name="T3">have a sufficiently clear picture of Basrawi politics and their connection to Baghdadi </text:span></text:p>
          </draw:text-box>
        </draw:frame>
        <draw:frame draw:style-name="gr1" draw:text-style-name="P2" draw:layer="layout" svg:width="9.362cm" svg:height="0.475cm" svg:x="2.2cm" svg:y="3.654cm">
          <draw:text-box>
            <text:p text:style-name="P1"><text:span text:style-name="T3">politics to be confident that any plan was credible.</text:span></text:p>
          </draw:text-box>
        </draw:frame>
        <draw:frame draw:style-name="gr1" draw:text-style-name="P2" draw:layer="layout" svg:width="15.953cm" svg:height="0.475cm" svg:x="2.2cm" svg:y="4.568cm">
          <draw:text-box>
            <text:p text:style-name="P1"><text:span text:style-name="T6">718. </text:span><text:span text:style-name="T3"><text:s/>The MOD sent No.10 a report on the effects of Op SINBAD on 16 February, as </text:span></text:p>
          </draw:text-box>
        </draw:frame>
        <draw:frame draw:style-name="gr1" draw:text-style-name="P2" draw:layer="layout" svg:width="15.991cm" svg:height="0.475cm" svg:x="2.2cm" svg:y="5.133cm">
          <draw:text-box>
            <text:p text:style-name="P1"><text:span text:style-name="T3">background material for Mr Blair’s statement to the House of Commons the following </text:span></text:p>
          </draw:text-box>
        </draw:frame>
        <draw:frame draw:style-name="gr1" draw:text-style-name="P2" draw:layer="layout" svg:width="1.111cm" svg:height="0.475cm" svg:x="2.2cm" svg:y="5.697cm">
          <draw:text-box>
            <text:p text:style-name="P1"><text:span text:style-name="T3">week.</text:span></text:p>
          </draw:text-box>
        </draw:frame>
        <draw:frame draw:style-name="gr5" draw:text-style-name="P6" draw:layer="layout" svg:width="0.408cm" svg:height="0.276cm" svg:x="3.306cm" svg:y="5.716cm">
          <draw:text-box>
            <text:p text:style-name="P1"><text:span text:style-name="T8">410</text:span></text:p>
          </draw:text-box>
        </draw:frame>
        <draw:frame draw:style-name="gr1" draw:text-style-name="P2" draw:layer="layout" svg:width="13.841cm" svg:height="0.475cm" svg:x="3.718cm" svg:y="5.697cm">
          <draw:text-box>
            <text:p text:style-name="P1"><text:span text:style-name="T3"><text:s/></text:span><text:span text:style-name="T3">It concluded that “quick impact projects, short-term employment, and the </text:span></text:p>
          </draw:text-box>
        </draw:frame>
        <draw:frame draw:style-name="gr1" draw:text-style-name="P2" draw:layer="layout" svg:width="15.784cm" svg:height="0.475cm" svg:x="2.2cm" svg:y="6.262cm">
          <draw:text-box>
            <text:p text:style-name="P1"><text:span text:style-name="T3">demolition of the Jameat police building” had improved consent levels and provided </text:span></text:p>
          </draw:text-box>
        </draw:frame>
        <draw:frame draw:style-name="gr1" draw:text-style-name="P2" draw:layer="layout" svg:width="8.765cm" svg:height="0.475cm" svg:x="2.2cm" svg:y="6.826cm">
          <draw:text-box>
            <text:p text:style-name="P1"><text:span text:style-name="T3">an opportunity to make progress towards PIC. </text:span></text:p>
          </draw:text-box>
        </draw:frame>
        <draw:frame draw:style-name="gr1" draw:text-style-name="P2" draw:layer="layout" svg:width="15.229cm" svg:height="0.475cm" svg:x="2.2cm" svg:y="7.741cm">
          <draw:text-box>
            <text:p text:style-name="P1"><text:span text:style-name="T6">719. </text:span><text:span text:style-name="T3"><text:s/>MND(SE) had spent US$77m on quick impact projects during Op SINBAD, </text:span></text:p>
          </draw:text-box>
        </draw:frame>
        <draw:frame draw:style-name="gr1" draw:text-style-name="P2" draw:layer="layout" svg:width="15.589cm" svg:height="0.475cm" svg:x="2.2cm" svg:y="8.305cm">
          <draw:text-box>
            <text:p text:style-name="P1"><text:span text:style-name="T3">generating 25,000 short-term jobs. Those economic results had not been decisive; </text:span></text:p>
          </draw:text-box>
        </draw:frame>
        <draw:frame draw:style-name="gr1" draw:text-style-name="P2" draw:layer="layout" svg:width="16.182cm" svg:height="0.475cm" svg:x="2.2cm" svg:y="8.87cm">
          <draw:text-box>
            <text:p text:style-name="P1"><text:span text:style-name="T3">many of the economic problems in southern Iraq stemmed from a lack of national and </text:span></text:p>
          </draw:text-box>
        </draw:frame>
        <draw:frame draw:style-name="gr1" draw:text-style-name="P2" draw:layer="layout" svg:width="12.49cm" svg:height="0.475cm" svg:x="2.2cm" svg:y="9.434cm">
          <draw:text-box>
            <text:p text:style-name="P1"><text:span text:style-name="T3">Provincial Government capacity to prioritise and spend resources: </text:span></text:p>
          </draw:text-box>
        </draw:frame>
        <draw:frame draw:style-name="gr1" draw:text-style-name="P2" draw:layer="layout" svg:width="15.09cm" svg:height="0.475cm" svg:x="2.95cm" svg:y="10.348cm">
          <draw:text-box>
            <text:p text:style-name="P1"><text:span text:style-name="T3">“</text:span><text:span text:style-name="T3">The Provincial Council need to start leading and delivering projects for decisive </text:span></text:p>
          </draw:text-box>
        </draw:frame>
        <draw:frame draw:style-name="gr1" draw:text-style-name="P2" draw:layer="layout" svg:width="7.749cm" svg:height="0.475cm" svg:x="2.95cm" svg:y="10.913cm">
          <draw:text-box>
            <text:p text:style-name="P1"><text:span text:style-name="T3">and sustained economic effect to be felt.”</text:span></text:p>
          </draw:text-box>
        </draw:frame>
        <draw:frame draw:style-name="gr1" draw:text-style-name="P2" draw:layer="layout" svg:width="15.411cm" svg:height="0.475cm" svg:x="2.2cm" svg:y="11.827cm">
          <draw:text-box>
            <text:p text:style-name="P1"><text:span text:style-name="T6">720. </text:span><text:span text:style-name="T3"><text:s/>Mr Blair told the House of Commons on 21 February that the UK hoped that </text:span></text:p>
          </draw:text-box>
        </draw:frame>
        <draw:frame draw:style-name="gr1" draw:text-style-name="P2" draw:layer="layout" svg:width="15.805cm" svg:height="0.475cm" svg:x="2.2cm" svg:y="12.392cm">
          <draw:text-box>
            <text:p text:style-name="P1"><text:span text:style-name="T3">Maysan could be transferred to full Iraqi control “in the next few months”, and Basra </text:span></text:p>
          </draw:text-box>
        </draw:frame>
        <draw:frame draw:style-name="gr1" draw:text-style-name="P2" draw:layer="layout" svg:width="4.997cm" svg:height="0.475cm" svg:x="2.2cm" svg:y="12.956cm">
          <draw:text-box>
            <text:p text:style-name="P1"><text:span text:style-name="T3">in the second half of 2007.</text:span></text:p>
          </draw:text-box>
        </draw:frame>
        <draw:frame draw:style-name="gr5" draw:text-style-name="P6" draw:layer="layout" svg:width="0.391cm" svg:height="0.276cm" svg:x="7.166cm" svg:y="12.975cm">
          <draw:text-box>
            <text:p text:style-name="P1"><text:span text:style-name="T8">411</text:span></text:p>
          </draw:text-box>
        </draw:frame>
        <draw:frame draw:style-name="gr1" draw:text-style-name="P2" draw:layer="layout" svg:width="10.34cm" svg:height="0.475cm" svg:x="7.56cm" svg:y="12.956cm">
          <draw:text-box>
            <text:p text:style-name="P1"><text:span text:style-name="T3"><text:s/></text:span><text:span text:style-name="T3">The transfer of security responsibility would result in a </text:span></text:p>
          </draw:text-box>
        </draw:frame>
        <draw:frame draw:style-name="gr1" draw:text-style-name="P2" draw:layer="layout" svg:width="16.004cm" svg:height="0.475cm" svg:x="2.2cm" svg:y="13.521cm">
          <draw:text-box>
            <text:p text:style-name="P1"><text:span text:style-name="T3">reduction in the level of UK forces from 7,100 to roughly 5,500. With the exception of </text:span></text:p>
          </draw:text-box>
        </draw:frame>
        <draw:frame draw:style-name="gr1" draw:text-style-name="P2" draw:layer="layout" svg:width="16.779cm" svg:height="0.475cm" svg:x="2.2cm" svg:y="14.085cm">
          <draw:text-box>
            <text:p text:style-name="P1"><text:span text:style-name="T3">those troops which would remain at Basra Palace, UK forces would be based at the BAS </text:span></text:p>
          </draw:text-box>
        </draw:frame>
        <draw:frame draw:style-name="gr1" draw:text-style-name="P2" draw:layer="layout" svg:width="4.591cm" svg:height="0.475cm" svg:x="2.2cm" svg:y="14.65cm">
          <draw:text-box>
            <text:p text:style-name="P1"><text:span text:style-name="T3">and be in a support role.</text:span></text:p>
          </draw:text-box>
        </draw:frame>
        <draw:frame draw:style-name="gr5" draw:text-style-name="P6" draw:layer="layout" svg:width="0.246cm" svg:height="0.276cm" svg:x="6.766cm" svg:y="14.66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6.613cm" svg:height="0.475cm" svg:x="2.2cm" svg:y="15.564cm">
          <draw:text-box>
            <text:p text:style-name="P1"><text:span text:style-name="T6">721. </text:span><text:span text:style-name="T3"><text:s/>At the end of February, at Mr McDonald’s request, Dr Marsden produced a second </text:span></text:p>
          </draw:text-box>
        </draw:frame>
        <draw:frame draw:style-name="gr1" draw:text-style-name="P2" draw:layer="layout" svg:width="7.58cm" svg:height="0.475cm" svg:x="2.2cm" svg:y="16.128cm">
          <draw:text-box>
            <text:p text:style-name="P1"><text:span text:style-name="T3">report on life for ordinary Iraqis in Basra.</text:span></text:p>
          </draw:text-box>
        </draw:frame>
        <draw:frame draw:style-name="gr5" draw:text-style-name="P6" draw:layer="layout" svg:width="0.408cm" svg:height="0.276cm" svg:x="9.753cm" svg:y="16.147cm">
          <draw:text-box>
            <text:p text:style-name="P1"><text:span text:style-name="T8">412</text:span></text:p>
          </draw:text-box>
        </draw:frame>
        <draw:frame draw:style-name="gr1" draw:text-style-name="P2" draw:layer="layout" svg:width="0.422cm" svg:height="0.475cm" svg:x="10.165cm" svg:y="16.12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54cm" svg:height="0.475cm" svg:x="2.2cm" svg:y="17.043cm">
          <draw:text-box>
            <text:p text:style-name="P1"><text:span text:style-name="T6">722. </text:span><text:span text:style-name="T3"><text:s/>Drawing on over 100 interviews carried out in and around Basra by a member of </text:span></text:p>
          </draw:text-box>
        </draw:frame>
        <draw:frame draw:style-name="gr1" draw:text-style-name="P2" draw:layer="layout" svg:width="16.609cm" svg:height="0.475cm" svg:x="2.2cm" svg:y="17.607cm">
          <draw:text-box>
            <text:p text:style-name="P1"><text:span text:style-name="T3">the PRT, poll data and other sources, she reported that life was “still grim”. Violence and </text:span></text:p>
          </draw:text-box>
        </draw:frame>
        <draw:frame draw:style-name="gr1" draw:text-style-name="P2" draw:layer="layout" svg:width="16.461cm" svg:height="0.475cm" svg:x="2.2cm" svg:y="18.172cm">
          <draw:text-box>
            <text:p text:style-name="P1"><text:span text:style-name="T3">lawlessness were Basrawis’ overwhelming concern. Women were increasingly afraid to </text:span></text:p>
          </draw:text-box>
        </draw:frame>
        <draw:frame draw:style-name="gr1" draw:text-style-name="P2" draw:layer="layout" svg:width="16.478cm" svg:height="0.475cm" svg:x="2.2cm" svg:y="18.736cm">
          <draw:text-box>
            <text:p text:style-name="P1"><text:span text:style-name="T3">leave the house, fearing kidnap, harassment or sexual violence. Many had been forced </text:span></text:p>
          </draw:text-box>
        </draw:frame>
        <draw:frame draw:style-name="gr1" draw:text-style-name="P2" draw:layer="layout" svg:width="16.381cm" svg:height="0.475cm" svg:x="2.2cm" svg:y="19.301cm">
          <draw:text-box>
            <text:p text:style-name="P1"><text:span text:style-name="T3">to give up their jobs. The police were not trusted, with many interviewees telling stories </text:span></text:p>
          </draw:text-box>
        </draw:frame>
        <draw:frame draw:style-name="gr1" draw:text-style-name="P2" draw:layer="layout" svg:width="8.659cm" svg:height="0.475cm" svg:x="2.2cm" svg:y="19.865cm">
          <draw:text-box>
            <text:p text:style-name="P1"><text:span text:style-name="T3">of intimidation, kidnapping and death squads. </text:span></text:p>
          </draw:text-box>
        </draw:frame>
        <draw:frame draw:style-name="gr1" draw:text-style-name="P2" draw:layer="layout" svg:width="16.368cm" svg:height="0.475cm" svg:x="2.2cm" svg:y="20.78cm">
          <draw:text-box>
            <text:p text:style-name="P1"><text:span text:style-name="T6">723. </text:span><text:span text:style-name="T3"><text:s/>Support for the national Government and Prime Minister Maliki was high, support </text:span></text:p>
          </draw:text-box>
        </draw:frame>
        <draw:frame draw:style-name="gr1" draw:text-style-name="P2" draw:layer="layout" svg:width="16.08cm" svg:height="0.475cm" svg:x="2.2cm" svg:y="21.344cm">
          <draw:text-box>
            <text:p text:style-name="P1"><text:span text:style-name="T3">for the Provincial Government low. Local politicians were seen as corrupt, unqualified </text:span></text:p>
          </draw:text-box>
        </draw:frame>
        <draw:frame draw:style-name="gr1" draw:text-style-name="P2" draw:layer="layout" svg:width="15.852cm" svg:height="0.475cm" svg:x="2.2cm" svg:y="21.908cm">
          <draw:text-box>
            <text:p text:style-name="P1"><text:span text:style-name="T3">and linked to militias. No interviewee was able to give an example of something that </text:span></text:p>
          </draw:text-box>
        </draw:frame>
        <draw:frame draw:style-name="gr1" draw:text-style-name="P2" draw:layer="layout" svg:width="15.428cm" svg:height="0.475cm" svg:x="2.2cm" svg:y="22.473cm">
          <draw:text-box>
            <text:p text:style-name="P1"><text:span text:style-name="T3">the Provincial Government had done to improve the lives of ordinary people. After </text:span></text:p>
          </draw:text-box>
        </draw:frame>
        <draw:frame draw:style-name="gr1" draw:text-style-name="P2" draw:layer="layout" svg:width="16cm" svg:height="0.475cm" svg:x="2.2cm" svg:y="23.037cm">
          <draw:text-box>
            <text:p text:style-name="P1"><text:span text:style-name="T3">security, unemployment was the most commonly cited concern: polling indicated that </text:span></text:p>
          </draw:text-box>
        </draw:frame>
        <draw:frame draw:style-name="gr1" draw:text-style-name="P2" draw:layer="layout" svg:width="16.567cm" svg:height="0.475cm" svg:x="2.2cm" svg:y="23.602cm">
          <draw:text-box>
            <text:p text:style-name="P1"><text:span text:style-name="T3">some 30 percent of Basrawis were employed. Few interviewees saw any improvements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8" draw:text-style-name="P7" draw:layer="layout" svg:x1="2.645cm" svg:y1="25.867cm" svg:x2="17.445cm" svg:y2="25.867cm">
          <text:p/>
        </draw:line>
        <draw:line draw:style-name="gr8" draw:text-style-name="P7" draw:layer="layout" svg:x1="2.199cm" svg:y1="26.29cm" svg:x2="5.004cm" svg:y2="26.29cm">
          <text:p/>
        </draw:line>
        <draw:frame draw:style-name="gr1" draw:text-style-name="P2" draw:layer="layout" svg:width="15.792cm" svg:height="0.475cm" svg:x="2.2cm" svg:y="24.166cm">
          <draw:text-box>
            <text:p text:style-name="P1"><text:span text:style-name="T3">in basic services: what work had been done was of poor quality. Most Basrawis had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410 </text:span></text:p>
          </draw:text-box>
        </draw:frame>
        <draw:frame draw:style-name="gr4" draw:text-style-name="P5" draw:layer="layout" svg:width="14.704cm" svg:height="0.395cm" svg:x="2.646cm" svg:y="25.511cm">
          <draw:text-box>
            <text:p text:style-name="P1"><text:span text:style-name="T5">Letter Beadle to Banner, 16 February 2007, ‘The Effects of Op SINBAD 20 September 2006 to </text:span></text:p>
          </draw:text-box>
        </draw:frame>
        <draw:frame draw:style-name="gr4" draw:text-style-name="P5" draw:layer="layout" svg:width="2.889cm" svg:height="0.395cm" svg:x="2.2cm" svg:y="25.934cm">
          <draw:text-box>
            <text:p text:style-name="P1"><text:span text:style-name="T5">14 January 2007’.</text:span><text:span text:style-name="T11"> 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10">411 </text:span></text:p>
          </draw:text-box>
        </draw:frame>
        <draw:line draw:style-name="gr8" draw:text-style-name="P7" draw:layer="layout" svg:x1="2.645cm" svg:y1="27.137cm" svg:x2="16.469cm" svg:y2="27.137cm">
          <text:p/>
        </draw:line>
        <draw:frame draw:style-name="gr4" draw:text-style-name="P5" draw:layer="layout" svg:width="11.475cm" svg:height="0.395cm" svg:x="2.631cm" svg:y="26.357cm">
          <draw:text-box>
            <text:p text:style-name="P1"><text:span text:style-name="T11">House of Commons, </text:span><text:span text:style-name="T12">Official Report</text:span><text:span text:style-name="T11">, 21 February 2007, columns 261-280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12 </text:span></text:p>
          </draw:text-box>
        </draw:frame>
        <draw:frame draw:style-name="gr4" draw:text-style-name="P5" draw:layer="layout" svg:width="13.857cm" svg:height="0.395cm" svg:x="2.646cm" svg:y="26.781cm">
          <draw:text-box>
            <text:p text:style-name="P1"><text:span text:style-name="T5">Letter Marsden to McDonald, 28 February 2007, ‘Basra: everyday life for ordinary Iraqis’.</text:span><text:span text:style-name="T11"> </text:span></text:p>
          </draw:text-box>
        </draw:frame>
      </draw:page>
      <draw:page draw:name="page117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3</text:span></text:p>
          </draw:text-box>
        </draw:frame>
        <draw:frame draw:style-name="gr1" draw:text-style-name="P2" draw:layer="layout" svg:width="15.513cm" svg:height="0.475cm" svg:x="2.2cm" svg:y="2.525cm">
          <draw:text-box>
            <text:p text:style-name="P1"><text:span text:style-name="T3">electricity for between seven and 12 hours a day. Mains water was not suitable for </text:span></text:p>
          </draw:text-box>
        </draw:frame>
        <draw:frame draw:style-name="gr1" draw:text-style-name="P2" draw:layer="layout" svg:width="16.762cm" svg:height="0.475cm" svg:x="2.2cm" svg:y="3.09cm">
          <draw:text-box>
            <text:p text:style-name="P1"><text:span text:style-name="T3">drinking; families that could afford it bought bottled water. Hospitals were dirty and poorly </text:span></text:p>
          </draw:text-box>
        </draw:frame>
        <draw:frame draw:style-name="gr1" draw:text-style-name="P2" draw:layer="layout" svg:width="16.52cm" svg:height="0.475cm" svg:x="2.2cm" svg:y="3.654cm">
          <draw:text-box>
            <text:p text:style-name="P1"><text:span text:style-name="T3">staffed and equipped. Experienced doctors had left the country or been killed. Medicine </text:span></text:p>
          </draw:text-box>
        </draw:frame>
        <draw:frame draw:style-name="gr1" draw:text-style-name="P2" draw:layer="layout" svg:width="11.965cm" svg:height="0.475cm" svg:x="2.2cm" svg:y="4.218cm">
          <draw:text-box>
            <text:p text:style-name="P1"><text:span text:style-name="T3">was expensive and in short supply. School standards were low. </text:span></text:p>
          </draw:text-box>
        </draw:frame>
        <draw:frame draw:style-name="gr1" draw:text-style-name="P2" draw:layer="layout" svg:width="15.551cm" svg:height="0.475cm" svg:x="2.2cm" svg:y="5.133cm">
          <draw:text-box>
            <text:p text:style-name="P1"><text:span text:style-name="T6">724. </text:span><text:span text:style-name="T3"><text:s/>More positively, Dr Marsden reported that people still rejoiced in their greater </text:span></text:p>
          </draw:text-box>
        </draw:frame>
        <draw:frame draw:style-name="gr1" draw:text-style-name="P2" draw:layer="layout" svg:width="16.059cm" svg:height="0.475cm" svg:x="2.2cm" svg:y="5.697cm">
          <draw:text-box>
            <text:p text:style-name="P1"><text:span text:style-name="T3">political freedom. Civil society was growing. The better off could enjoy new consumer </text:span></text:p>
          </draw:text-box>
        </draw:frame>
        <draw:frame draw:style-name="gr1" draw:text-style-name="P2" draw:layer="layout" svg:width="15.97cm" svg:height="0.475cm" svg:x="2.2cm" svg:y="6.262cm">
          <draw:text-box>
            <text:p text:style-name="P1"><text:span text:style-name="T3">goods and the freedom to travel outside Iraq. There were signs of growth in the local </text:span></text:p>
          </draw:text-box>
        </draw:frame>
        <draw:frame draw:style-name="gr1" draw:text-style-name="P2" draw:layer="layout" svg:width="11.22cm" svg:height="0.475cm" svg:x="2.2cm" svg:y="6.826cm">
          <draw:text-box>
            <text:p text:style-name="P1"><text:span text:style-name="T3">economy and public sector salaries had steadily increased. </text:span></text:p>
          </draw:text-box>
        </draw:frame>
        <draw:frame draw:style-name="gr1" draw:text-style-name="P2" draw:layer="layout" svg:width="15.521cm" svg:height="0.475cm" svg:x="2.2cm" svg:y="7.741cm">
          <draw:text-box>
            <text:p text:style-name="P1"><text:span text:style-name="T6">725. </text:span><text:span text:style-name="T3"><text:s/>Dr Marsden sent Ms Aldred the third iteration of the Better Basra Action Plan </text:span></text:p>
          </draw:text-box>
        </draw:frame>
        <draw:frame draw:style-name="gr1" draw:text-style-name="P2" draw:layer="layout" svg:width="3.732cm" svg:height="0.475cm" svg:x="2.2cm" svg:y="8.305cm">
          <draw:text-box>
            <text:p text:style-name="P1"><text:span text:style-name="T3">(BBP3) on 2 March.</text:span></text:p>
          </draw:text-box>
        </draw:frame>
        <draw:frame draw:style-name="gr5" draw:text-style-name="P6" draw:layer="layout" svg:width="0.408cm" svg:height="0.276cm" svg:x="5.917cm" svg:y="8.324cm">
          <draw:text-box>
            <text:p text:style-name="P1"><text:span text:style-name="T8">413</text:span></text:p>
          </draw:text-box>
        </draw:frame>
        <draw:frame draw:style-name="gr1" draw:text-style-name="P2" draw:layer="layout" svg:width="8.952cm" svg:height="0.475cm" svg:x="6.329cm" svg:y="8.305cm">
          <draw:text-box>
            <text:p text:style-name="P1"><text:span text:style-name="T3"><text:s/></text:span><text:span text:style-name="T3">In her covering letter, Dr Marsden advised that:</text:span></text:p>
          </draw:text-box>
        </draw:frame>
        <draw:frame draw:style-name="gr1" draw:text-style-name="P2" draw:layer="layout" svg:width="15.247cm" svg:height="0.475cm" svg:x="2.95cm" svg:y="9.22cm">
          <draw:text-box>
            <text:p text:style-name="P1"><text:span text:style-name="T3">“</text:span><text:span text:style-name="T3">For the first time we have got a fully integrated plan that has been drafted jointly </text:span></text:p>
          </draw:text-box>
        </draw:frame>
        <draw:frame draw:style-name="gr1" draw:text-style-name="P2" draw:layer="layout" svg:width="13.947cm" svg:height="0.475cm" svg:x="2.95cm" svg:y="9.784cm">
          <draw:text-box>
            <text:p text:style-name="P1"><text:span text:style-name="T3">by the Consulate [British Embassy Office Basra], the PRT and MND(SE).” </text:span></text:p>
          </draw:text-box>
        </draw:frame>
        <draw:frame draw:style-name="gr1" draw:text-style-name="P2" draw:layer="layout" svg:width="15.885cm" svg:height="0.475cm" svg:x="2.2cm" svg:y="10.698cm">
          <draw:text-box>
            <text:p text:style-name="P1"><text:span text:style-name="T6">726. </text:span><text:span text:style-name="T3"><text:s/>Dr Marsden also advised that BBP3 had also been discussed in detail with the </text:span></text:p>
          </draw:text-box>
        </draw:frame>
        <draw:frame draw:style-name="gr1" draw:text-style-name="P2" draw:layer="layout" svg:width="16.343cm" svg:height="0.475cm" svg:x="2.2cm" svg:y="11.263cm">
          <draw:text-box>
            <text:p text:style-name="P1"><text:span text:style-name="T3">Head of the US Embassy Regional Office in Basra, who was content with it (though he </text:span></text:p>
          </draw:text-box>
        </draw:frame>
        <draw:frame draw:style-name="gr1" draw:text-style-name="P2" draw:layer="layout" svg:width="9.476cm" svg:height="0.475cm" svg:x="2.2cm" svg:y="11.827cm">
          <draw:text-box>
            <text:p text:style-name="P1"><text:span text:style-name="T3">did not intend to clear it formally with Washington).</text:span></text:p>
          </draw:text-box>
        </draw:frame>
        <draw:frame draw:style-name="gr1" draw:text-style-name="P2" draw:layer="layout" svg:width="16.406cm" svg:height="0.475cm" svg:x="2.2cm" svg:y="12.742cm">
          <draw:text-box>
            <text:p text:style-name="P1"><text:span text:style-name="T6">727. </text:span><text:span text:style-name="T3"><text:s/>BBP3 stated that it was “a comprehensive strategy for bringing Basra to the point </text:span></text:p>
          </draw:text-box>
        </draw:frame>
        <draw:frame draw:style-name="gr1" draw:text-style-name="P2" draw:layer="layout" svg:width="16.415cm" svg:height="0.475cm" svg:x="2.2cm" svg:y="13.306cm">
          <draw:text-box>
            <text:p text:style-name="P1"><text:span text:style-name="T3">where it can transition to Provincial Iraqi Control (PIC)”. It sought to ensure that all nine </text:span></text:p>
          </draw:text-box>
        </draw:frame>
        <draw:frame draw:style-name="gr1" draw:text-style-name="P2" draw:layer="layout" svg:width="15.771cm" svg:height="0.475cm" svg:x="2.2cm" svg:y="13.871cm">
          <draw:text-box>
            <text:p text:style-name="P1"><text:span text:style-name="T3">“</text:span><text:span text:style-name="T3">lines of operation” (political, security, rule of law, the judiciary, prisons, governance, </text:span></text:p>
          </draw:text-box>
        </draw:frame>
        <draw:frame draw:style-name="gr1" draw:text-style-name="P2" draw:layer="layout" svg:width="16.127cm" svg:height="0.475cm" svg:x="2.2cm" svg:y="14.435cm">
          <draw:text-box>
            <text:p text:style-name="P1"><text:span text:style-name="T3">infrastructure, economic development and strategic communications) were integrated </text:span></text:p>
          </draw:text-box>
        </draw:frame>
        <draw:frame draw:style-name="gr1" draw:text-style-name="P2" draw:layer="layout" svg:width="16.796cm" svg:height="0.475cm" svg:x="2.2cm" svg:y="15cm">
          <draw:text-box>
            <text:p text:style-name="P1"><text:span text:style-name="T3">under a single, overarching political strategy. BBP3 set out for each line of operation, key </text:span></text:p>
          </draw:text-box>
        </draw:frame>
        <draw:frame draw:style-name="gr1" draw:text-style-name="P2" draw:layer="layout" svg:width="16.643cm" svg:height="0.475cm" svg:x="2.2cm" svg:y="15.564cm">
          <draw:text-box>
            <text:p text:style-name="P1"><text:span text:style-name="T3">benchmarks for March and June 2007, a detailed work plan, and an estimate of the cost </text:span></text:p>
          </draw:text-box>
        </draw:frame>
        <draw:frame draw:style-name="gr1" draw:text-style-name="P2" draw:layer="layout" svg:width="16.694cm" svg:height="0.475cm" svg:x="2.2cm" svg:y="16.128cm">
          <draw:text-box>
            <text:p text:style-name="P1"><text:span text:style-name="T3">of implementing proposed new projects (which totalled some £21m in 2007/08). Delivery </text:span></text:p>
          </draw:text-box>
        </draw:frame>
        <draw:frame draw:style-name="gr1" draw:text-style-name="P2" draw:layer="layout" svg:width="13.494cm" svg:height="0.475cm" svg:x="2.2cm" svg:y="16.693cm">
          <draw:text-box>
            <text:p text:style-name="P1"><text:span text:style-name="T3">of BBP3 would be “driven by” the southern Iraq Steering Group (SISG). </text:span></text:p>
          </draw:text-box>
        </draw:frame>
        <draw:frame draw:style-name="gr1" draw:text-style-name="P2" draw:layer="layout" svg:width="16.139cm" svg:height="0.475cm" svg:x="2.2cm" svg:y="17.607cm">
          <draw:text-box>
            <text:p text:style-name="P1"><text:span text:style-name="T6">728. </text:span><text:span text:style-name="T3"><text:s/>The political and security lines of operation are described in Section 9.5 and the </text:span></text:p>
          </draw:text-box>
        </draw:frame>
        <draw:frame draw:style-name="gr1" draw:text-style-name="P2" draw:layer="layout" svg:width="12.427cm" svg:height="0.475cm" svg:x="2.2cm" svg:y="18.172cm">
          <draw:text-box>
            <text:p text:style-name="P1"><text:span text:style-name="T3">rule of law, judiciary and prisons lines of operation in Section 12.1.</text:span></text:p>
          </draw:text-box>
        </draw:frame>
        <draw:frame draw:style-name="gr1" draw:text-style-name="P2" draw:layer="layout" svg:width="16.508cm" svg:height="0.475cm" svg:x="2.2cm" svg:y="19.086cm">
          <draw:text-box>
            <text:p text:style-name="P1"><text:span text:style-name="T6">729. </text:span><text:span text:style-name="T3"><text:s/>On governance, BBP3 stated that the UK’s focus would continue to be to help the </text:span></text:p>
          </draw:text-box>
        </draw:frame>
        <draw:frame draw:style-name="gr1" draw:text-style-name="P2" draw:layer="layout" svg:width="16.271cm" svg:height="0.475cm" svg:x="2.2cm" svg:y="19.651cm">
          <draw:text-box>
            <text:p text:style-name="P1"><text:span text:style-name="T3">Provincial Council to plan for, access and spend resources in a prioritised, transparent </text:span></text:p>
          </draw:text-box>
        </draw:frame>
        <draw:frame draw:style-name="gr1" draw:text-style-name="P2" draw:layer="layout" svg:width="16.44cm" svg:height="0.475cm" svg:x="2.2cm" svg:y="20.215cm">
          <draw:text-box>
            <text:p text:style-name="P1"><text:span text:style-name="T3">and accountable way, and to develop an effective working relationship with Baghdad to </text:span></text:p>
          </draw:text-box>
        </draw:frame>
        <draw:frame draw:style-name="gr1" draw:text-style-name="P2" draw:layer="layout" svg:width="10.247cm" svg:height="0.475cm" svg:x="2.2cm" svg:y="20.78cm">
          <draw:text-box>
            <text:p text:style-name="P1"><text:span text:style-name="T3">ensure that Basra got its share of the national budget. </text:span></text:p>
          </draw:text-box>
        </draw:frame>
        <draw:frame draw:style-name="gr1" draw:text-style-name="P2" draw:layer="layout" svg:width="15.534cm" svg:height="0.475cm" svg:x="2.2cm" svg:y="21.694cm">
          <draw:text-box>
            <text:p text:style-name="P1"><text:span text:style-name="T6">730. </text:span><text:span text:style-name="T3"><text:s/>On infrastructure, the UK’s objective was to support the Provincial Council to </text:span></text:p>
          </draw:text-box>
        </draw:frame>
        <draw:frame draw:style-name="gr1" draw:text-style-name="P2" draw:layer="layout" svg:width="15.987cm" svg:height="0.475cm" svg:x="2.2cm" svg:y="22.258cm">
          <draw:text-box>
            <text:p text:style-name="P1"><text:span text:style-name="T3">deliver better services using Iraqi resources, while continuing to use CERPs funding, </text:span></text:p>
          </draw:text-box>
        </draw:frame>
        <draw:frame draw:style-name="gr1" draw:text-style-name="P2" draw:layer="layout" svg:width="9.506cm" svg:height="0.475cm" svg:x="2.2cm" svg:y="22.823cm">
          <draw:text-box>
            <text:p text:style-name="P1"><text:span text:style-name="T3">where appropriate, for “last mile service provision”.</text:span></text:p>
          </draw:text-box>
        </draw:frame>
        <draw:frame draw:style-name="gr1" draw:text-style-name="P2" draw:layer="layout" svg:width="15.559cm" svg:height="0.475cm" svg:x="2.2cm" svg:y="23.737cm">
          <draw:text-box>
            <text:p text:style-name="P1"><text:span text:style-name="T6">731. </text:span><text:span text:style-name="T3"><text:s/>On economic development, the UK’s priorities were to boost job creation, lay </text:span></text:p>
          </draw:text-box>
        </draw:frame>
        <draw:frame draw:style-name="gr1" draw:text-style-name="P2" draw:layer="layout" svg:width="15.902cm" svg:height="0.475cm" svg:x="2.2cm" svg:y="24.302cm">
          <draw:text-box>
            <text:p text:style-name="P1"><text:span text:style-name="T3">the foundations for more entrepreneurial activity and cross-border trade, support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7.333cm" svg:y2="26.714cm">
          <text:p/>
        </draw:line>
        <draw:line draw:style-name="gr8" draw:text-style-name="P7" draw:layer="layout" svg:x1="2.199cm" svg:y1="27.137cm" svg:x2="12.095cm" svg:y2="27.137cm">
          <text:p/>
        </draw:line>
        <draw:frame draw:style-name="gr1" draw:text-style-name="P2" draw:layer="layout" svg:width="16.449cm" svg:height="0.475cm" svg:x="2.2cm" svg:y="24.866cm">
          <draw:text-box>
            <text:p text:style-name="P1"><text:span text:style-name="T3">agricultural sector, and build the Provincial Government’s capacity to support economic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13 </text:span></text:p>
          </draw:text-box>
        </draw:frame>
        <draw:frame draw:style-name="gr4" draw:text-style-name="P5" draw:layer="layout" svg:width="14.594cm" svg:height="0.395cm" svg:x="2.646cm" svg:y="26.357cm">
          <draw:text-box>
            <text:p text:style-name="P1"><text:span text:style-name="T5">Letter Marsden to Aldred, 2 March 2007, ‘Better Basra’ attaching Paper Basra Consulate/PRT/</text:span></text:p>
          </draw:text-box>
        </draw:frame>
        <draw:frame draw:style-name="gr4" draw:text-style-name="P5" draw:layer="layout" svg:width="9.937cm" svg:height="0.395cm" svg:x="2.2cm" svg:y="26.781cm">
          <draw:text-box>
            <text:p text:style-name="P1"><text:span text:style-name="T5">MND(SE), 1 March 2007, ‘Better Basra Mark 3: The 2007 plan’.</text:span><text:span text:style-name="T11"> </text:span></text:p>
          </draw:text-box>
        </draw:frame>
      </draw:page>
      <draw:page draw:name="page1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4</text:span></text:p>
          </draw:text-box>
        </draw:frame>
        <draw:frame draw:style-name="gr1" draw:text-style-name="P2" draw:layer="layout" svg:width="16.224cm" svg:height="0.475cm" svg:x="2.2cm" svg:y="2.525cm">
          <draw:text-box>
            <text:p text:style-name="P1"><text:span text:style-name="T3">development. Activities included the establishment of a Basra Provincial Development </text:span></text:p>
          </draw:text-box>
        </draw:frame>
        <draw:frame draw:style-name="gr1" draw:text-style-name="P2" draw:layer="layout" svg:width="6.077cm" svg:height="0.475cm" svg:x="2.2cm" svg:y="3.09cm">
          <draw:text-box>
            <text:p text:style-name="P1"><text:span text:style-name="T3">Agency and Development Fund.</text:span></text:p>
          </draw:text-box>
        </draw:frame>
        <draw:frame draw:style-name="gr1" draw:text-style-name="P2" draw:layer="layout" svg:width="4.502cm" svg:height="0.475cm" svg:x="2.2cm" svg:y="4.004cm">
          <draw:text-box>
            <text:p text:style-name="P1"><text:span text:style-name="T6">732. </text:span><text:span text:style-name="T3"><text:s/>BBP3 stated that: </text:span></text:p>
          </draw:text-box>
        </draw:frame>
        <draw:frame draw:style-name="gr1" draw:text-style-name="P2" draw:layer="layout" svg:width="15.323cm" svg:height="0.475cm" svg:x="2.95cm" svg:y="4.918cm">
          <draw:text-box>
            <text:p text:style-name="P1"><text:span text:style-name="T3">“</text:span><text:span text:style-name="T3">We have to be realistic about what we can achieve. With the time and resources </text:span></text:p>
          </draw:text-box>
        </draw:frame>
        <draw:frame draw:style-name="gr1" draw:text-style-name="P2" draw:layer="layout" svg:width="13.638cm" svg:height="0.475cm" svg:x="2.95cm" svg:y="5.483cm">
          <draw:text-box>
            <text:p text:style-name="P1"><text:span text:style-name="T3">available, we cannot address all Basra’s problems nor every falling in its </text:span></text:p>
          </draw:text-box>
        </draw:frame>
        <draw:frame draw:style-name="gr1" draw:text-style-name="P2" draw:layer="layout" svg:width="14.933cm" svg:height="0.475cm" svg:x="2.95cm" svg:y="6.047cm">
          <draw:text-box>
            <text:p text:style-name="P1"><text:span text:style-name="T3">public administration and security forces. ‘Better Basra’ seeks to address those </text:span></text:p>
          </draw:text-box>
        </draw:frame>
        <draw:frame draw:style-name="gr1" draw:text-style-name="P2" draw:layer="layout" svg:width="14.074cm" svg:height="0.475cm" svg:x="2.95cm" svg:y="6.612cm">
          <draw:text-box>
            <text:p text:style-name="P1"><text:span text:style-name="T3">identified as most critical to making progress against established transition </text:span></text:p>
          </draw:text-box>
        </draw:frame>
        <draw:frame draw:style-name="gr1" draw:text-style-name="P2" draw:layer="layout" svg:width="4.155cm" svg:height="0.475cm" svg:x="2.95cm" svg:y="7.176cm">
          <draw:text-box>
            <text:p text:style-name="P1"><text:span text:style-name="T3">readiness indicators.” </text:span></text:p>
          </draw:text-box>
        </draw:frame>
        <draw:frame draw:style-name="gr1" draw:text-style-name="P2" draw:layer="layout" svg:width="14.569cm" svg:height="0.475cm" svg:x="2.2cm" svg:y="8.091cm">
          <draw:text-box>
            <text:p text:style-name="P1"><text:span text:style-name="T6">733. </text:span><text:span text:style-name="T3"><text:s/>Mr Rob Tinline, Deputy Consul General in Basra from February 2007 to </text:span></text:p>
          </draw:text-box>
        </draw:frame>
        <draw:frame draw:style-name="gr1" draw:text-style-name="P2" draw:layer="layout" svg:width="11.974cm" svg:height="0.475cm" svg:x="2.2cm" svg:y="8.655cm">
          <draw:text-box>
            <text:p text:style-name="P1"><text:span text:style-name="T3">February 2008 and one of the authors of BBP3, told the Inquiry:</text:span></text:p>
          </draw:text-box>
        </draw:frame>
        <draw:frame draw:style-name="gr1" draw:text-style-name="P2" draw:layer="layout" svg:width="15.623cm" svg:height="0.475cm" svg:x="2.95cm" svg:y="9.57cm">
          <draw:text-box>
            <text:p text:style-name="P1"><text:span text:style-name="T3">“… </text:span><text:span text:style-name="T3">one of the great debates was: is it [BBP3] a British plan or is it a coalition plan? </text:span></text:p>
          </draw:text-box>
        </draw:frame>
        <draw:frame draw:style-name="gr1" draw:text-style-name="P2" draw:layer="layout" svg:width="15.382cm" svg:height="0.475cm" svg:x="2.95cm" svg:y="10.134cm">
          <draw:text-box>
            <text:p text:style-name="P1"><text:span text:style-name="T3">And obviously with GOC MND(SE) saying, ‘Well, if it’s going to be mine, it’s going </text:span></text:p>
          </draw:text-box>
        </draw:frame>
        <draw:frame draw:style-name="gr1" draw:text-style-name="P2" draw:layer="layout" svg:width="14.882cm" svg:height="0.475cm" svg:x="2.95cm" svg:y="10.698cm">
          <draw:text-box>
            <text:p text:style-name="P1"><text:span text:style-name="T3">to have to be a multi-national plan’, the Consul General saying, ‘Well, hang on, </text:span></text:p>
          </draw:text-box>
        </draw:frame>
        <draw:frame draw:style-name="gr1" draw:text-style-name="P2" draw:layer="layout" svg:width="14.569cm" svg:height="0.475cm" svg:x="2.95cm" svg:y="11.263cm">
          <draw:text-box>
            <text:p text:style-name="P1"><text:span text:style-name="T3">we can’t clear this through the State Department, it will take forever’, what do </text:span></text:p>
          </draw:text-box>
        </draw:frame>
        <draw:frame draw:style-name="gr1" draw:text-style-name="P2" draw:layer="layout" svg:width="14.59cm" svg:height="0.475cm" svg:x="2.95cm" svg:y="11.827cm">
          <draw:text-box>
            <text:p text:style-name="P1"><text:span text:style-name="T3">you do? I think I’m right in saying 90, 95 percent of the money that was spent </text:span></text:p>
          </draw:text-box>
        </draw:frame>
        <draw:frame draw:style-name="gr1" draw:text-style-name="P2" draw:layer="layout" svg:width="15.052cm" svg:height="0.475cm" svg:x="2.95cm" svg:y="12.392cm">
          <draw:text-box>
            <text:p text:style-name="P1"><text:span text:style-name="T3">in Basra was American money. So if we wrote a British plan with five per cent of </text:span></text:p>
          </draw:text-box>
        </draw:frame>
        <draw:frame draw:style-name="gr1" draw:text-style-name="P2" draw:layer="layout" svg:width="3.461cm" svg:height="0.475cm" svg:x="2.95cm" svg:y="12.956cm">
          <draw:text-box>
            <text:p text:style-name="P1"><text:span text:style-name="T3">the money, well …</text:span></text:p>
          </draw:text-box>
        </draw:frame>
        <draw:frame draw:style-name="gr1" draw:text-style-name="P2" draw:layer="layout" svg:width="14.95cm" svg:height="0.475cm" svg:x="2.95cm" svg:y="13.871cm">
          <draw:text-box>
            <text:p text:style-name="P1"><text:span text:style-name="T3">“</text:span><text:span text:style-name="T3">So how you wrote a plan was actually a ridiculously complicated thing, and we </text:span></text:p>
          </draw:text-box>
        </draw:frame>
        <draw:frame draw:style-name="gr1" draw:text-style-name="P2" draw:layer="layout" svg:width="15.445cm" svg:height="0.475cm" svg:x="2.95cm" svg:y="14.435cm">
          <draw:text-box>
            <text:p text:style-name="P1"><text:span text:style-name="T3">ended up … with a sort of compromise where we’d shown it to the Americans and </text:span></text:p>
          </draw:text-box>
        </draw:frame>
        <draw:frame draw:style-name="gr1" draw:text-style-name="P2" draw:layer="layout" svg:width="14.844cm" svg:height="0.475cm" svg:x="2.95cm" svg:y="15cm">
          <draw:text-box>
            <text:p text:style-name="P1"><text:span text:style-name="T3">they sort of said, ‘Yes, this is more or less right’, but it was a British plan … We </text:span></text:p>
          </draw:text-box>
        </draw:frame>
        <draw:frame draw:style-name="gr1" draw:text-style-name="P2" draw:layer="layout" svg:width="14.798cm" svg:height="0.475cm" svg:x="2.95cm" svg:y="15.564cm">
          <draw:text-box>
            <text:p text:style-name="P1"><text:span text:style-name="T3">would never have got a multi-national plan for the South through the American </text:span></text:p>
          </draw:text-box>
        </draw:frame>
        <draw:frame draw:style-name="gr1" draw:text-style-name="P2" draw:layer="layout" svg:width="1.645cm" svg:height="0.475cm" svg:x="2.95cm" svg:y="16.128cm">
          <draw:text-box>
            <text:p text:style-name="P1"><text:span text:style-name="T3">system.” </text:span></text:p>
          </draw:text-box>
        </draw:frame>
        <draw:frame draw:style-name="gr5" draw:text-style-name="P6" draw:layer="layout" svg:width="0.408cm" svg:height="0.276cm" svg:x="4.585cm" svg:y="16.147cm">
          <draw:text-box>
            <text:p text:style-name="P1"><text:span text:style-name="T8">414</text:span></text:p>
          </draw:text-box>
        </draw:frame>
        <draw:frame draw:style-name="gr1" draw:text-style-name="P2" draw:layer="layout" svg:width="0.422cm" svg:height="0.475cm" svg:x="4.996cm" svg:y="16.12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13cm" svg:height="0.475cm" svg:x="2.2cm" svg:y="17.043cm">
          <draw:text-box>
            <text:p text:style-name="P1"><text:span text:style-name="T6">734. </text:span><text:span text:style-name="T3"><text:s/>A September 2008 review of the Basra PRT undertaken by the Stabilisation Unit, </text:span></text:p>
          </draw:text-box>
        </draw:frame>
        <draw:frame draw:style-name="gr1" draw:text-style-name="P2" draw:layer="layout" svg:width="15.708cm" svg:height="0.475cm" svg:x="2.2cm" svg:y="17.607cm">
          <draw:text-box>
            <text:p text:style-name="P1"><text:span text:style-name="T3">the successor to the PCRU, offered a view on the Better Basra planning process at </text:span></text:p>
          </draw:text-box>
        </draw:frame>
        <draw:frame draw:style-name="gr1" draw:text-style-name="P2" draw:layer="layout" svg:width="1.7cm" svg:height="0.475cm" svg:x="2.2cm" svg:y="18.172cm">
          <draw:text-box>
            <text:p text:style-name="P1"><text:span text:style-name="T3">this time:</text:span></text:p>
          </draw:text-box>
        </draw:frame>
        <draw:frame draw:style-name="gr1" draw:text-style-name="P2" draw:layer="layout" svg:width="15.378cm" svg:height="0.475cm" svg:x="2.95cm" svg:y="19.086cm">
          <draw:text-box>
            <text:p text:style-name="P1"><text:span text:style-name="T3">“</text:span><text:span text:style-name="T3">There is no [UK Government] wide strategy for Iraq … Although the Better Basra </text:span></text:p>
          </draw:text-box>
        </draw:frame>
        <draw:frame draw:style-name="gr1" draw:text-style-name="P2" draw:layer="layout" svg:width="15.488cm" svg:height="0.475cm" svg:x="2.95cm" svg:y="19.651cm">
          <draw:text-box>
            <text:p text:style-name="P1"><text:span text:style-name="T3">Plans did go some way towards addressing this absence in 2006 and 2007, these </text:span></text:p>
          </draw:text-box>
        </draw:frame>
        <draw:frame draw:style-name="gr1" draw:text-style-name="P2" draw:layer="layout" svg:width="15.797cm" svg:height="0.475cm" svg:x="2.95cm" svg:y="20.215cm">
          <draw:text-box>
            <text:p text:style-name="P1"><text:span text:style-name="T3">evolved in an incremental bottom-up way, hampered by a lack of strategic guidance </text:span></text:p>
          </draw:text-box>
        </draw:frame>
        <draw:frame draw:style-name="gr1" draw:text-style-name="P2" draw:layer="layout" svg:width="15.839cm" svg:height="0.475cm" svg:x="2.95cm" svg:y="20.78cm">
          <draw:text-box>
            <text:p text:style-name="P1"><text:span text:style-name="T3">from Whitehall, and frequent change-over of personnel in theatre, and so eventually </text:span></text:p>
          </draw:text-box>
        </draw:frame>
        <draw:frame draw:style-name="gr1" draw:text-style-name="P2" draw:layer="layout" svg:width="8.718cm" svg:height="0.475cm" svg:x="2.95cm" svg:y="21.344cm">
          <draw:text-box>
            <text:p text:style-name="P1"><text:span text:style-name="T3">fell by the wayside during the course of 2007.” 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5" draw:text-style-name="P6" draw:layer="layout" svg:width="0.408cm" svg:height="0.276cm" svg:x="11.622cm" svg:y="21.363cm">
          <draw:text-box>
            <text:p text:style-name="P1"><text:span text:style-name="T8">415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14 </text:span></text:p>
          </draw:text-box>
        </draw:frame>
        <draw:line draw:style-name="gr8" draw:text-style-name="P7" draw:layer="layout" svg:x1="2.645cm" svg:y1="27.137cm" svg:x2="18.169cm" svg:y2="27.137cm">
          <text:p/>
        </draw:line>
        <draw:frame draw:style-name="gr4" draw:text-style-name="P5" draw:layer="layout" svg:width="6.098cm" svg:height="0.395cm" svg:x="2.646cm" svg:y="26.357cm">
          <draw:text-box>
            <text:p text:style-name="P1"><text:span text:style-name="T11">Public hearing, 24 June 2010, page 27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15 </text:span></text:p>
          </draw:text-box>
        </draw:frame>
        <draw:frame draw:style-name="gr4" draw:text-style-name="P5" draw:layer="layout" svg:width="15.525cm" svg:height="0.395cm" svg:x="2.646cm" svg:y="26.781cm">
          <draw:text-box>
            <text:p text:style-name="P1"><text:span text:style-name="T5">Report Stabilisation Unit, 3 September 2008, ‘Review of the Basra Provincial Reconstruction Team’.</text:span><text:span text:style-name="T11"> </text:span></text:p>
          </draw:text-box>
        </draw:frame>
      </draw:page>
      <draw:page draw:name="page119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5</text:span></text:p>
          </draw:text-box>
        </draw:frame>
        <draw:frame draw:style-name="gr1" draw:text-style-name="P2" draw:layer="layout" svg:width="16.482cm" svg:height="0.475cm" svg:x="2.2cm" svg:y="2.525cm">
          <draw:text-box>
            <text:p text:style-name="P1"><text:span text:style-name="T6">735. </text:span><text:span text:style-name="T3"><text:s/>Also on 2 March, Dr Marsden and Maj Gen Shaw wrote to Ms Aldred, in response </text:span></text:p>
          </draw:text-box>
        </draw:frame>
        <draw:frame draw:style-name="gr1" draw:text-style-name="P2" draw:layer="layout" svg:width="16.114cm" svg:height="0.475cm" svg:x="2.2cm" svg:y="3.09cm">
          <draw:text-box>
            <text:p text:style-name="P1"><text:span text:style-name="T3">to Sir Nigel Sheinwald’s 25 January request for a note on civilian/military structures in </text:span></text:p>
          </draw:text-box>
        </draw:frame>
        <draw:frame draw:style-name="gr1" draw:text-style-name="P2" draw:layer="layout" svg:width="1.23cm" svg:height="0.475cm" svg:x="2.2cm" svg:y="3.654cm">
          <draw:text-box>
            <text:p text:style-name="P1"><text:span text:style-name="T3">Basra.</text:span></text:p>
          </draw:text-box>
        </draw:frame>
        <draw:frame draw:style-name="gr5" draw:text-style-name="P6" draw:layer="layout" svg:width="0.408cm" svg:height="0.276cm" svg:x="3.423cm" svg:y="3.673cm">
          <draw:text-box>
            <text:p text:style-name="P1"><text:span text:style-name="T8">416</text:span></text:p>
          </draw:text-box>
        </draw:frame>
        <draw:frame draw:style-name="gr1" draw:text-style-name="P2" draw:layer="layout" svg:width="3.597cm" svg:height="0.475cm" svg:x="3.835cm" svg:y="3.654cm">
          <draw:text-box>
            <text:p text:style-name="P1"><text:span text:style-name="T3"><text:s/></text:span><text:span text:style-name="T3">They advised that:</text:span></text:p>
          </draw:text-box>
        </draw:frame>
        <draw:frame draw:style-name="gr1" draw:text-style-name="P2" draw:layer="layout" svg:width="14.37cm" svg:height="0.475cm" svg:x="2.95cm" svg:y="4.568cm">
          <draw:text-box>
            <text:p text:style-name="P1"><text:span text:style-name="T3">“</text:span><text:span text:style-name="T3">The profile of the security concerns in southern Iraq should not obscure the </text:span></text:p>
          </draw:text-box>
        </draw:frame>
        <draw:frame draw:style-name="gr1" draw:text-style-name="P2" draw:layer="layout" svg:width="15.687cm" svg:height="0.475cm" svg:x="2.95cm" svg:y="5.133cm">
          <draw:text-box>
            <text:p text:style-name="P1"><text:span text:style-name="T3">fundamentally political nature of the end state we are pursuing. Military action must </text:span></text:p>
          </draw:text-box>
        </draw:frame>
        <draw:frame draw:style-name="gr1" draw:text-style-name="P2" draw:layer="layout" svg:width="11.106cm" svg:height="0.475cm" svg:x="2.95cm" svg:y="5.697cm">
          <draw:text-box>
            <text:p text:style-name="P1"><text:span text:style-name="T3">be supportive of the political and civilian lines of operation.”</text:span></text:p>
          </draw:text-box>
        </draw:frame>
        <draw:frame draw:style-name="gr1" draw:text-style-name="P2" draw:layer="layout" svg:width="16.749cm" svg:height="0.475cm" svg:x="2.2cm" svg:y="6.612cm">
          <draw:text-box>
            <text:p text:style-name="P1"><text:span text:style-name="T6">736. </text:span><text:span text:style-name="T3"><text:s/>Consistent with that assessment, the SISG, chaired by Dr Marsden, would oversee </text:span></text:p>
          </draw:text-box>
        </draw:frame>
        <draw:frame draw:style-name="gr1" draw:text-style-name="P2" draw:layer="layout" svg:width="15.941cm" svg:height="0.475cm" svg:x="2.2cm" svg:y="7.176cm">
          <draw:text-box>
            <text:p text:style-name="P1"><text:span text:style-name="T3">delivery of the strategic objectives identified in BBP3. The SISG would take strategic </text:span></text:p>
          </draw:text-box>
        </draw:frame>
        <draw:frame draw:style-name="gr1" draw:text-style-name="P2" draw:layer="layout" svg:width="11.614cm" svg:height="0.475cm" svg:x="2.2cm" svg:y="7.741cm">
          <draw:text-box>
            <text:p text:style-name="P1"><text:span text:style-name="T3">direction from and report to the ISG and the ISOG in London. </text:span></text:p>
          </draw:text-box>
        </draw:frame>
        <draw:frame draw:style-name="gr1" draw:text-style-name="P2" draw:layer="layout" svg:width="6.999cm" svg:height="0.475cm" svg:x="2.2cm" svg:y="8.655cm">
          <draw:text-box>
            <text:p text:style-name="P1"><text:span text:style-name="T6">737. </text:span><text:span text:style-name="T3"><text:s/>Maj Gen Shaw told the Inquiry: </text:span></text:p>
          </draw:text-box>
        </draw:frame>
        <draw:frame draw:style-name="gr1" draw:text-style-name="P2" draw:layer="layout" svg:width="15.966cm" svg:height="0.475cm" svg:x="2.95cm" svg:y="9.57cm">
          <draw:text-box>
            <text:p text:style-name="P1"><text:span text:style-name="T3">“… </text:span><text:span text:style-name="T3">I had inherited a situation where the military commander and the Consul General </text:span></text:p>
          </draw:text-box>
        </draw:frame>
        <draw:frame draw:style-name="gr1" draw:text-style-name="P2" draw:layer="layout" svg:width="10.712cm" svg:height="0.475cm" svg:x="2.95cm" svg:y="10.134cm">
          <draw:text-box>
            <text:p text:style-name="P1"><text:span text:style-name="T3">had joint ownership of the southern Iraq Steering Group. </text:span></text:p>
          </draw:text-box>
        </draw:frame>
        <draw:frame draw:style-name="gr1" draw:text-style-name="P2" draw:layer="layout" svg:width="14.705cm" svg:height="0.475cm" svg:x="2.95cm" svg:y="11.048cm">
          <draw:text-box>
            <text:p text:style-name="P1"><text:span text:style-name="T3">“</text:span><text:span text:style-name="T3">Well, I’ve always adhered to the principle that … if you can’t identify who is in </text:span></text:p>
          </draw:text-box>
        </draw:frame>
        <draw:frame draw:style-name="gr1" draw:text-style-name="P2" draw:layer="layout" svg:width="15.306cm" svg:height="0.475cm" svg:x="2.95cm" svg:y="11.613cm">
          <draw:text-box>
            <text:p text:style-name="P1"><text:span text:style-name="T3">charge, you are in trouble, and joint ownership strikes me as a recipe for disaster </text:span></text:p>
          </draw:text-box>
        </draw:frame>
        <draw:frame draw:style-name="gr1" draw:text-style-name="P2" draw:layer="layout" svg:width="7.99cm" svg:height="0.475cm" svg:x="2.95cm" svg:y="12.177cm">
          <draw:text-box>
            <text:p text:style-name="P1"><text:span text:style-name="T3">because you don’t know who is in charge. </text:span></text:p>
          </draw:text-box>
        </draw:frame>
        <draw:frame draw:style-name="gr1" draw:text-style-name="P2" draw:layer="layout" svg:width="15.255cm" svg:height="0.475cm" svg:x="2.95cm" svg:y="13.092cm">
          <draw:text-box>
            <text:p text:style-name="P1"><text:span text:style-name="T3">“</text:span><text:span text:style-name="T3">I said to the Consul General [Dr Marsden], ‘Listen, this is a political problem, not </text:span></text:p>
          </draw:text-box>
        </draw:frame>
        <draw:frame draw:style-name="gr1" draw:text-style-name="P2" draw:layer="layout" svg:width="15.462cm" svg:height="0.475cm" svg:x="2.95cm" svg:y="13.656cm">
          <draw:text-box>
            <text:p text:style-name="P1"><text:span text:style-name="T3">a military one now. We’re supporting you in achieving a political end state for Iraq. </text:span></text:p>
          </draw:text-box>
        </draw:frame>
        <draw:frame draw:style-name="gr1" draw:text-style-name="P2" draw:layer="layout" svg:width="13.163cm" svg:height="0.475cm" svg:x="2.95cm" svg:y="14.221cm">
          <draw:text-box>
            <text:p text:style-name="P1"><text:span text:style-name="T3">So you are in charge, I’m in support. What do you want me to do?’ …” </text:span></text:p>
          </draw:text-box>
        </draw:frame>
        <draw:frame draw:style-name="gr5" draw:text-style-name="P6" draw:layer="layout" svg:width="0.408cm" svg:height="0.276cm" svg:x="16.052cm" svg:y="14.239cm">
          <draw:text-box>
            <text:p text:style-name="P1"><text:span text:style-name="T8">417</text:span></text:p>
          </draw:text-box>
        </draw:frame>
        <draw:frame draw:style-name="gr1" draw:text-style-name="P2" draw:layer="layout" svg:width="15.331cm" svg:height="0.475cm" svg:x="2.2cm" svg:y="15.135cm">
          <draw:text-box>
            <text:p text:style-name="P1"><text:span text:style-name="T6">738. </text:span><text:span text:style-name="T3"><text:s/>Dr Howells briefed Ministers on the finalisation of BBP3 and the process for </text:span></text:p>
          </draw:text-box>
        </draw:frame>
        <draw:frame draw:style-name="gr1" draw:text-style-name="P2" draw:layer="layout" svg:width="9.349cm" svg:height="0.475cm" svg:x="2.2cm" svg:y="15.7cm">
          <draw:text-box>
            <text:p text:style-name="P1"><text:span text:style-name="T3">implementing it at the 8 March meeting of DOP(I).</text:span></text:p>
          </draw:text-box>
        </draw:frame>
        <draw:frame draw:style-name="gr5" draw:text-style-name="P6" draw:layer="layout" svg:width="0.408cm" svg:height="0.276cm" svg:x="11.517cm" svg:y="15.718cm">
          <draw:text-box>
            <text:p text:style-name="P1"><text:span text:style-name="T8">418</text:span></text:p>
          </draw:text-box>
        </draw:frame>
        <draw:frame draw:style-name="gr1" draw:text-style-name="P2" draw:layer="layout" svg:width="6.268cm" svg:height="0.475cm" svg:x="11.929cm" svg:y="15.7cm">
          <draw:text-box>
            <text:p text:style-name="P1"><text:span text:style-name="T3"><text:s/></text:span><text:span text:style-name="T3">BBP3 would be circulated out of </text:span></text:p>
          </draw:text-box>
        </draw:frame>
        <draw:frame draw:style-name="gr1" draw:text-style-name="P2" draw:layer="layout" svg:width="9.607cm" svg:height="0.475cm" svg:x="2.2cm" svg:y="16.264cm">
          <draw:text-box>
            <text:p text:style-name="P1"><text:span text:style-name="T3">committee the following day for Ministers “to note”. </text:span></text:p>
          </draw:text-box>
        </draw:frame>
        <draw:frame draw:style-name="gr1" draw:text-style-name="P2" draw:layer="layout" svg:width="15.961cm" svg:height="0.475cm" svg:x="2.2cm" svg:y="17.178cm">
          <draw:text-box>
            <text:p text:style-name="P1"><text:span text:style-name="T6">739. </text:span><text:span text:style-name="T3"><text:s/>The 8 March meeting of DOP(I) also considered the deteriorating humanitarian </text:span></text:p>
          </draw:text-box>
        </draw:frame>
        <draw:frame draw:style-name="gr1" draw:text-style-name="P2" draw:layer="layout" svg:width="3.003cm" svg:height="0.475cm" svg:x="2.2cm" svg:y="17.743cm">
          <draw:text-box>
            <text:p text:style-name="P1"><text:span text:style-name="T3">situation in Iraq.</text:span></text:p>
          </draw:text-box>
        </draw:frame>
        <draw:frame draw:style-name="gr5" draw:text-style-name="P6" draw:layer="layout" svg:width="0.408cm" svg:height="0.276cm" svg:x="5.189cm" svg:y="17.762cm">
          <draw:text-box>
            <text:p text:style-name="P1"><text:span text:style-name="T8">419</text:span></text:p>
          </draw:text-box>
        </draw:frame>
        <draw:frame draw:style-name="gr1" draw:text-style-name="P2" draw:layer="layout" svg:width="11.475cm" svg:height="0.475cm" svg:x="5.6cm" svg:y="17.743cm">
          <draw:text-box>
            <text:p text:style-name="P1"><text:span text:style-name="T3"><text:s/></text:span><text:span text:style-name="T3">The Government’s response to the humanitarian situation is </text:span></text:p>
          </draw:text-box>
        </draw:frame>
        <draw:frame draw:style-name="gr1" draw:text-style-name="P2" draw:layer="layout" svg:width="5.933cm" svg:height="0.475cm" svg:x="2.2cm" svg:y="18.307cm">
          <draw:text-box>
            <text:p text:style-name="P1"><text:span text:style-name="T3">addressed later in this Section. </text:span></text:p>
          </draw:text-box>
        </draw:frame>
        <draw:frame draw:style-name="gr1" draw:text-style-name="P2" draw:layer="layout" svg:width="16.16cm" svg:height="0.475cm" svg:x="2.2cm" svg:y="19.222cm">
          <draw:text-box>
            <text:p text:style-name="P1"><text:span text:style-name="T6">740. </text:span><text:span text:style-name="T3"><text:s/>A DFID official advised Mr Benn on 13 March that Mr Tinline (the Deputy Consul </text:span></text:p>
          </draw:text-box>
        </draw:frame>
        <draw:frame draw:style-name="gr1" draw:text-style-name="P2" draw:layer="layout" svg:width="12.482cm" svg:height="0.475cm" svg:x="2.2cm" svg:y="19.786cm">
          <draw:text-box>
            <text:p text:style-name="P1"><text:span text:style-name="T3">General) would “double-hat” as the PRT Team Leader from 1 April.</text:span></text:p>
          </draw:text-box>
        </draw:frame>
        <draw:frame draw:style-name="gr5" draw:text-style-name="P6" draw:layer="layout" svg:width="0.408cm" svg:height="0.276cm" svg:x="14.648cm" svg:y="19.805cm">
          <draw:text-box>
            <text:p text:style-name="P1"><text:span text:style-name="T8">420</text:span></text:p>
          </draw:text-box>
        </draw:frame>
        <draw:frame draw:style-name="gr1" draw:text-style-name="P2" draw:layer="layout" svg:width="3.88cm" svg:height="0.475cm" svg:x="15.06cm" svg:y="19.786cm">
          <draw:text-box>
            <text:p text:style-name="P1"><text:span text:style-name="T3"><text:s/></text:span><text:span text:style-name="T3">That should ensure </text:span></text:p>
          </draw:text-box>
        </draw:frame>
        <draw:frame draw:style-name="gr1" draw:text-style-name="P2" draw:layer="layout" svg:width="16.444cm" svg:height="0.475cm" svg:x="2.2cm" svg:y="20.351cm">
          <draw:text-box>
            <text:p text:style-name="P1"><text:span text:style-name="T3">better co-ordination between civilian and military elements. PCRU officials had covered </text:span></text:p>
          </draw:text-box>
        </draw:frame>
        <draw:frame draw:style-name="gr1" draw:text-style-name="P2" draw:layer="layout" svg:width="9.929cm" svg:height="0.475cm" svg:x="2.2cm" svg:y="20.915cm">
          <draw:text-box>
            <text:p text:style-name="P1"><text:span text:style-name="T3">the post since Mr Etherington’s departure in January.</text:span></text:p>
          </draw:text-box>
        </draw:frame>
        <draw:frame draw:style-name="gr1" draw:text-style-name="P2" draw:layer="layout" svg:width="16.262cm" svg:height="0.475cm" svg:x="2.2cm" svg:y="21.83cm">
          <draw:text-box>
            <text:p text:style-name="P1"><text:span text:style-name="T6">741. </text:span><text:span text:style-name="T3"><text:s/>Mr Tinline told the Inquiry that, during his time in Iraq, the British Embassy Office </text:span></text:p>
          </draw:text-box>
        </draw:frame>
        <draw:frame draw:style-name="gr1" draw:text-style-name="P2" draw:layer="layout" svg:width="14.23cm" svg:height="0.475cm" svg:x="2.2cm" svg:y="22.394cm">
          <draw:text-box>
            <text:p text:style-name="P1"><text:span text:style-name="T3">Basra had an (international and local) staff of 100 and the PRT a staff of 30.</text:span></text:p>
          </draw:text-box>
        </draw:frame>
        <draw:frame draw:style-name="gr5" draw:text-style-name="P6" draw:layer="layout" svg:width="0.408cm" svg:height="0.276cm" svg:x="16.36cm" svg:y="22.413cm">
          <draw:text-box>
            <text:p text:style-name="P1"><text:span text:style-name="T8">421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line draw:style-name="gr8" draw:text-style-name="P7" draw:layer="layout" svg:x1="2.645cm" svg:y1="24.174cm" svg:x2="17.569cm" svg:y2="24.174cm">
          <text:p/>
        </draw:line>
        <draw:line draw:style-name="gr8" draw:text-style-name="P7" draw:layer="layout" svg:x1="2.199cm" svg:y1="24.597cm" svg:x2="4.827cm" svg:y2="24.597cm">
          <text:p/>
        </draw:line>
        <draw:frame draw:style-name="gr1" draw:text-style-name="P2" draw:layer="layout" svg:width="0.422cm" svg:height="0.475cm" svg:x="16.772cm" svg:y="22.394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416 </text:span></text:p>
          </draw:text-box>
        </draw:frame>
        <draw:frame draw:style-name="gr4" draw:text-style-name="P5" draw:layer="layout" svg:width="14.819cm" svg:height="0.395cm" svg:x="2.646cm" svg:y="23.817cm">
          <draw:text-box>
            <text:p text:style-name="P1"><text:span text:style-name="T5">Letter Marsden and Shaw to Aldred, 2 March 2007, ‘The Comprehensive Approach: Application </text:span></text:p>
          </draw:text-box>
        </draw:frame>
        <draw:frame draw:style-name="gr4" draw:text-style-name="P5" draw:layer="layout" svg:width="2.711cm" svg:height="0.395cm" svg:x="2.2cm" svg:y="24.241cm">
          <draw:text-box>
            <text:p text:style-name="P1"><text:span text:style-name="T5">in southern Iraq’.</text:span><text:span text:style-name="T11">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417 </text:span></text:p>
          </draw:text-box>
        </draw:frame>
        <draw:frame draw:style-name="gr4" draw:text-style-name="P5" draw:layer="layout" svg:width="7.021cm" svg:height="0.395cm" svg:x="2.646cm" svg:y="24.664cm">
          <draw:text-box>
            <text:p text:style-name="P1"><text:span text:style-name="T11">Private hearing, 21 June 2010, pages 20-21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418 </text:span></text:p>
          </draw:text-box>
        </draw:frame>
        <draw:frame draw:style-name="gr4" draw:text-style-name="P5" draw:layer="layout" svg:width="6.399cm" svg:height="0.395cm" svg:x="2.646cm" svg:y="25.087cm">
          <draw:text-box>
            <text:p text:style-name="P1"><text:span text:style-name="T11">Minutes, 8 March 2007, DOP(I) meeting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419 </text:span></text:p>
          </draw:text-box>
        </draw:frame>
        <draw:line draw:style-name="gr8" draw:text-style-name="P7" draw:layer="layout" svg:x1="2.645cm" svg:y1="26.29cm" svg:x2="17.5cm" svg:y2="26.29cm">
          <text:p/>
        </draw:line>
        <draw:line draw:style-name="gr8" draw:text-style-name="P7" draw:layer="layout" svg:x1="2.199cm" svg:y1="26.714cm" svg:x2="7.886cm" svg:y2="26.714cm">
          <text:p/>
        </draw:line>
        <draw:frame draw:style-name="gr4" draw:text-style-name="P5" draw:layer="layout" svg:width="6.399cm" svg:height="0.395cm" svg:x="2.646cm" svg:y="25.511cm">
          <draw:text-box>
            <text:p text:style-name="P1"><text:span text:style-name="T11">Minutes, 8 March 2007, DOP(I) meeting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20 </text:span></text:p>
          </draw:text-box>
        </draw:frame>
        <draw:frame draw:style-name="gr4" draw:text-style-name="P5" draw:layer="layout" svg:width="14.768cm" svg:height="0.395cm" svg:x="2.646cm" svg:y="25.934cm">
          <draw:text-box>
            <text:p text:style-name="P1"><text:span text:style-name="T5">Minute DFID [junior official] to Private Secretary [DFID], 13 March 2007, ‘Iraq: Future of DFID’s </text:span></text:p>
          </draw:text-box>
        </draw:frame>
        <draw:frame draw:style-name="gr4" draw:text-style-name="P5" draw:layer="layout" svg:width="5.755cm" svg:height="0.395cm" svg:x="2.2cm" svg:y="26.357cm">
          <draw:text-box>
            <text:p text:style-name="P1"><text:span text:style-name="T5">Presence and Programme in Basra’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21 </text:span></text:p>
          </draw:text-box>
        </draw:frame>
        <draw:frame draw:style-name="gr4" draw:text-style-name="P5" draw:layer="layout" svg:width="6.293cm" svg:height="0.395cm" svg:x="2.646cm" svg:y="26.781cm">
          <draw:text-box>
            <text:p text:style-name="P1"><text:span text:style-name="T11">Public hearing, 24 June 2010, page 106.</text:span></text:p>
          </draw:text-box>
        </draw:frame>
      </draw:page>
      <draw:page draw:name="page1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6</text:span></text:p>
          </draw:text-box>
        </draw:frame>
        <draw:frame draw:style-name="gr1" draw:text-style-name="P2" draw:layer="layout" svg:width="15.602cm" svg:height="0.475cm" svg:x="2.2cm" svg:y="2.525cm">
          <draw:text-box>
            <text:p text:style-name="P1"><text:span text:style-name="T6">742. </text:span><text:span text:style-name="T3"><text:s/>Mr Benn was also advised that the final component of DFID’s IISP, the Basra </text:span></text:p>
          </draw:text-box>
        </draw:frame>
        <draw:frame draw:style-name="gr1" draw:text-style-name="P2" draw:layer="layout" svg:width="15.318cm" svg:height="0.475cm" svg:x="2.2cm" svg:y="3.09cm">
          <draw:text-box>
            <text:p text:style-name="P1"><text:span text:style-name="T3">water towers, should be completed in October; that would conclude DFID’s direct </text:span></text:p>
          </draw:text-box>
        </draw:frame>
        <draw:frame draw:style-name="gr1" draw:text-style-name="P2" draw:layer="layout" svg:width="3.727cm" svg:height="0.475cm" svg:x="2.2cm" svg:y="3.654cm">
          <draw:text-box>
            <text:p text:style-name="P1"><text:span text:style-name="T3">infrastructure work. </text:span></text:p>
          </draw:text-box>
        </draw:frame>
        <draw:frame draw:style-name="gr1" draw:text-style-name="P2" draw:layer="layout" svg:width="15.445cm" svg:height="0.475cm" svg:x="2.2cm" svg:y="4.568cm">
          <draw:text-box>
            <text:p text:style-name="P1"><text:span text:style-name="T6">743. </text:span><text:span text:style-name="T3"><text:s/>Maysan transferred to PIC on 18 April. Maysan was the third province within </text:span></text:p>
          </draw:text-box>
        </draw:frame>
        <draw:frame draw:style-name="gr1" draw:text-style-name="P2" draw:layer="layout" svg:width="15.826cm" svg:height="0.475cm" svg:x="2.2cm" svg:y="5.133cm">
          <draw:text-box>
            <text:p text:style-name="P1"><text:span text:style-name="T3">MND(SE) to transfer, Muthanna and Dhi Qar having done so in July and September </text:span></text:p>
          </draw:text-box>
        </draw:frame>
        <draw:frame draw:style-name="gr1" draw:text-style-name="P2" draw:layer="layout" svg:width="15.123cm" svg:height="0.475cm" svg:x="2.2cm" svg:y="5.697cm">
          <draw:text-box>
            <text:p text:style-name="P1"><text:span text:style-name="T3">2006 respectively. This left Basra as the only province for which the UK retained </text:span></text:p>
          </draw:text-box>
        </draw:frame>
        <draw:frame draw:style-name="gr1" draw:text-style-name="P2" draw:layer="layout" svg:width="4.235cm" svg:height="0.475cm" svg:x="2.2cm" svg:y="6.262cm">
          <draw:text-box>
            <text:p text:style-name="P1"><text:span text:style-name="T3">security responsibility. </text:span></text:p>
          </draw:text-box>
        </draw:frame>
        <draw:frame draw:style-name="gr1" draw:text-style-name="P2" draw:layer="layout" svg:width="15.36cm" svg:height="0.475cm" svg:x="2.2cm" svg:y="7.176cm">
          <draw:text-box>
            <text:p text:style-name="P1"><text:span text:style-name="T6">744. </text:span><text:span text:style-name="T3"><text:s/>Section 9.5 describes the UK’s focus in early 2007 on encouraging the Iraqi </text:span></text:p>
          </draw:text-box>
        </draw:frame>
        <draw:frame draw:style-name="gr1" draw:text-style-name="P2" draw:layer="layout" svg:width="15.433cm" svg:height="0.475cm" svg:x="2.2cm" svg:y="7.741cm">
          <draw:text-box>
            <text:p text:style-name="P1"><text:span text:style-name="T3">Government to do more to promote reconciliation in Iraq, against a background of </text:span></text:p>
          </draw:text-box>
        </draw:frame>
        <draw:frame draw:style-name="gr1" draw:text-style-name="P2" draw:layer="layout" svg:width="16.224cm" svg:height="0.475cm" svg:x="2.2cm" svg:y="8.305cm">
          <draw:text-box>
            <text:p text:style-name="P1"><text:span text:style-name="T3">continuing sectarian violence. The UK saw a Hydrocarbons Law as one element of an </text:span></text:p>
          </draw:text-box>
        </draw:frame>
        <draw:frame draw:style-name="gr1" draw:text-style-name="P2" draw:layer="layout" svg:width="6.013cm" svg:height="0.475cm" svg:x="2.2cm" svg:y="8.87cm">
          <draw:text-box>
            <text:p text:style-name="P1"><text:span text:style-name="T3">effective reconciliation process. </text:span></text:p>
          </draw:text-box>
        </draw:frame>
        <draw:frame draw:style-name="gr1" draw:text-style-name="P2" draw:layer="layout" svg:width="16.723cm" svg:height="0.475cm" svg:x="2.2cm" svg:y="9.784cm">
          <draw:text-box>
            <text:p text:style-name="P1"><text:span text:style-name="T6">745. </text:span><text:span text:style-name="T3"><text:s/>Mr Richard Jones, Dr Marsden’s successor as the British Consul General in Basra, </text:span></text:p>
          </draw:text-box>
        </draw:frame>
        <draw:frame draw:style-name="gr1" draw:text-style-name="P2" draw:layer="layout" svg:width="15.437cm" svg:height="0.475cm" svg:x="2.2cm" svg:y="10.348cm">
          <draw:text-box>
            <text:p text:style-name="P1"><text:span text:style-name="T3">reported on 19 April that “out of the blue”, a demonstration against Governor Waili </text:span></text:p>
          </draw:text-box>
        </draw:frame>
        <draw:frame draw:style-name="gr1" draw:text-style-name="P2" draw:layer="layout" svg:width="7.868cm" svg:height="0.475cm" svg:x="2.2cm" svg:y="10.913cm">
          <draw:text-box>
            <text:p text:style-name="P1"><text:span text:style-name="T3">“</text:span><text:span text:style-name="T3">throws open the political future of Basra”.</text:span></text:p>
          </draw:text-box>
        </draw:frame>
        <draw:frame draw:style-name="gr5" draw:text-style-name="P6" draw:layer="layout" svg:width="0.408cm" svg:height="0.276cm" svg:x="10.036cm" svg:y="10.932cm">
          <draw:text-box>
            <text:p text:style-name="P1"><text:span text:style-name="T8">422</text:span></text:p>
          </draw:text-box>
        </draw:frame>
        <draw:frame draw:style-name="gr1" draw:text-style-name="P2" draw:layer="layout" svg:width="8.249cm" svg:height="0.475cm" svg:x="10.447cm" svg:y="10.913cm">
          <draw:text-box>
            <text:p text:style-name="P1"><text:span text:style-name="T3"><text:s/></text:span><text:span text:style-name="T3">Mr Jones assessed that the demonstration </text:span></text:p>
          </draw:text-box>
        </draw:frame>
        <draw:frame draw:style-name="gr1" draw:text-style-name="P2" draw:layer="layout" svg:width="15.712cm" svg:height="0.475cm" svg:x="2.2cm" svg:y="11.477cm">
          <draw:text-box>
            <text:p text:style-name="P1"><text:span text:style-name="T3">had been motivated in large part by “a straight power struggle” in Basra drawing on </text:span></text:p>
          </draw:text-box>
        </draw:frame>
        <draw:frame draw:style-name="gr1" draw:text-style-name="P2" draw:layer="layout" svg:width="10.632cm" svg:height="0.475cm" svg:x="2.2cm" svg:y="12.042cm">
          <draw:text-box>
            <text:p text:style-name="P1"><text:span text:style-name="T3">concerns over corruption, and in part by national politics.</text:span></text:p>
          </draw:text-box>
        </draw:frame>
        <draw:frame draw:style-name="gr1" draw:text-style-name="P2" draw:layer="layout" svg:width="16.038cm" svg:height="0.475cm" svg:x="2.2cm" svg:y="12.956cm">
          <draw:text-box>
            <text:p text:style-name="P1"><text:span text:style-name="T6">746. </text:span><text:span text:style-name="T3"><text:s/>Mr Robert Tinline, Acting Consul General in Basra, reported on 26 April that the </text:span></text:p>
          </draw:text-box>
        </draw:frame>
        <draw:frame draw:style-name="gr1" draw:text-style-name="P2" draw:layer="layout" svg:width="15.5cm" svg:height="0.475cm" svg:x="2.2cm" svg:y="13.521cm">
          <draw:text-box>
            <text:p text:style-name="P1"><text:span text:style-name="T3">ongoing power struggle in Basra, centred on Governor Waili, was diverting energy </text:span></text:p>
          </draw:text-box>
        </draw:frame>
        <draw:frame draw:style-name="gr1" draw:text-style-name="P2" draw:layer="layout" svg:width="3.435cm" svg:height="0.475cm" svg:x="2.2cm" svg:y="14.085cm">
          <draw:text-box>
            <text:p text:style-name="P1"><text:span text:style-name="T3">from other activity.</text:span></text:p>
          </draw:text-box>
        </draw:frame>
        <draw:frame draw:style-name="gr5" draw:text-style-name="P6" draw:layer="layout" svg:width="0.408cm" svg:height="0.276cm" svg:x="5.627cm" svg:y="14.104cm">
          <draw:text-box>
            <text:p text:style-name="P1"><text:span text:style-name="T8">423</text:span></text:p>
          </draw:text-box>
        </draw:frame>
        <draw:frame draw:style-name="gr1" draw:text-style-name="P2" draw:layer="layout" svg:width="12.635cm" svg:height="0.475cm" svg:x="6.039cm" svg:y="14.085cm">
          <draw:text-box>
            <text:p text:style-name="P1"><text:span text:style-name="T3"><text:s/></text:span><text:span text:style-name="T3">Several key meetings on development had been postponed. If the </text:span></text:p>
          </draw:text-box>
        </draw:frame>
        <draw:frame draw:style-name="gr1" draw:text-style-name="P2" draw:layer="layout" svg:width="16.495cm" svg:height="0.475cm" svg:x="2.2cm" svg:y="14.65cm">
          <draw:text-box>
            <text:p text:style-name="P1"><text:span text:style-name="T3">uncertainty dragged on, the UK would begin to lose momentum on key strands of work. </text:span></text:p>
          </draw:text-box>
        </draw:frame>
        <draw:frame draw:style-name="gr1" draw:text-style-name="P2" draw:layer="layout" svg:width="16.613cm" svg:height="0.475cm" svg:x="2.2cm" svg:y="15.564cm">
          <draw:text-box>
            <text:p text:style-name="P1"><text:span text:style-name="T6">747. </text:span><text:span text:style-name="T3"><text:s/>Mr Browne briefed Cabinet on 3 May that the political vacuum in Basra threatened </text:span></text:p>
          </draw:text-box>
        </draw:frame>
        <draw:frame draw:style-name="gr1" draw:text-style-name="P2" draw:layer="layout" svg:width="11.407cm" svg:height="0.475cm" svg:x="2.2cm" svg:y="16.128cm">
          <draw:text-box>
            <text:p text:style-name="P1"><text:span text:style-name="T3">to undermine UK efforts and the gains made by Op SINBAD.</text:span></text:p>
          </draw:text-box>
        </draw:frame>
        <draw:frame draw:style-name="gr5" draw:text-style-name="P6" draw:layer="layout" svg:width="0.408cm" svg:height="0.276cm" svg:x="13.558cm" svg:y="16.147cm">
          <draw:text-box>
            <text:p text:style-name="P1"><text:span text:style-name="T8">424</text:span></text:p>
          </draw:text-box>
        </draw:frame>
        <draw:frame draw:style-name="gr1" draw:text-style-name="P2" draw:layer="layout" svg:width="3.897cm" svg:height="0.475cm" svg:x="13.969cm" svg:y="16.128cm">
          <draw:text-box>
            <text:p text:style-name="P1"><text:span text:style-name="T3"><text:s/></text:span><text:span text:style-name="T3">Governor Waili was </text:span></text:p>
          </draw:text-box>
        </draw:frame>
        <draw:frame draw:style-name="gr1" draw:text-style-name="P2" draw:layer="layout" svg:width="14.836cm" svg:height="0.475cm" svg:x="2.2cm" svg:y="16.693cm">
          <draw:text-box>
            <text:p text:style-name="P1"><text:span text:style-name="T3">assailed on all sides and was ineffective. Militias were vying for political power. </text:span></text:p>
          </draw:text-box>
        </draw:frame>
        <draw:frame draw:style-name="gr1" draw:text-style-name="P2" draw:layer="layout" svg:width="15.796cm" svg:height="0.475cm" svg:x="2.2cm" svg:y="17.607cm">
          <draw:text-box>
            <text:p text:style-name="P1"><text:span text:style-name="T6">748. </text:span><text:span text:style-name="T3"><text:s/>On the same day, members of the international community gathered in Sharm </text:span></text:p>
          </draw:text-box>
        </draw:frame>
        <draw:frame draw:style-name="gr1" draw:text-style-name="P2" draw:layer="layout" svg:width="11.889cm" svg:height="0.475cm" svg:x="2.2cm" svg:y="18.172cm">
          <draw:text-box>
            <text:p text:style-name="P1"><text:span text:style-name="T3">el-Sheikh, Egypt, to launch the International Compact with Iraq.</text:span></text:p>
          </draw:text-box>
        </draw:frame>
        <draw:frame draw:style-name="gr5" draw:text-style-name="P6" draw:layer="layout" svg:width="0.408cm" svg:height="0.276cm" svg:x="14.036cm" svg:y="18.191cm">
          <draw:text-box>
            <text:p text:style-name="P1"><text:span text:style-name="T8">425</text:span></text:p>
          </draw:text-box>
        </draw:frame>
        <draw:frame draw:style-name="gr1" draw:text-style-name="P2" draw:layer="layout" svg:width="2.949cm" svg:height="0.475cm" svg:x="14.448cm" svg:y="18.172cm">
          <draw:text-box>
            <text:p text:style-name="P1"><text:span text:style-name="T3"><text:s/></text:span><text:span text:style-name="T3">It was formally </text:span></text:p>
          </draw:text-box>
        </draw:frame>
        <draw:frame draw:style-name="gr1" draw:text-style-name="P2" draw:layer="layout" svg:width="15.843cm" svg:height="0.475cm" svg:x="2.2cm" svg:y="18.736cm">
          <draw:text-box>
            <text:p text:style-name="P1"><text:span text:style-name="T3">launched by Prime Minister Maliki and UN Secretary-General Ban Ki-moon. The UN </text:span></text:p>
          </draw:text-box>
        </draw:frame>
        <draw:frame draw:style-name="gr1" draw:text-style-name="P2" draw:layer="layout" svg:width="5.057cm" svg:height="0.475cm" svg:x="2.2cm" svg:y="19.301cm">
          <draw:text-box>
            <text:p text:style-name="P1"><text:span text:style-name="T3">described the Compact as:</text:span></text:p>
          </draw:text-box>
        </draw:frame>
        <draw:frame draw:style-name="gr1" draw:text-style-name="P2" draw:layer="layout" svg:width="15.111cm" svg:height="0.475cm" svg:x="2.95cm" svg:y="20.215cm">
          <draw:text-box>
            <text:p text:style-name="P1"><text:span text:style-name="T3">“… </text:span><text:span text:style-name="T3">a five-year national plan that includes benchmarks and mutual commitments </text:span></text:p>
          </draw:text-box>
        </draw:frame>
        <draw:frame draw:style-name="gr1" draw:text-style-name="P2" draw:layer="layout" svg:width="16.038cm" svg:height="0.475cm" svg:x="2.95cm" svg:y="20.78cm">
          <draw:text-box>
            <text:p text:style-name="P1"><text:span text:style-name="T3">from both Iraq and the international community, all with the aim of helping Iraq on the </text:span></text:p>
          </draw:text-box>
        </draw:frame>
        <draw:frame draw:style-name="gr1" draw:text-style-name="P2" draw:layer="layout" svg:width="13.261cm" svg:height="0.475cm" svg:x="2.95cm" svg:y="21.344cm">
          <draw:text-box>
            <text:p text:style-name="P1"><text:span text:style-name="T3">path towards peace, sound governance and economic reconstruction.”</text:span></text:p>
          </draw:text-box>
        </draw:frame>
        <draw:frame draw:style-name="gr1" draw:text-style-name="P2" draw:layer="layout" svg:width="15.187cm" svg:height="0.475cm" svg:x="2.2cm" svg:y="22.258cm">
          <draw:text-box>
            <text:p text:style-name="P1"><text:span text:style-name="T6">749. </text:span><text:span text:style-name="T3"><text:s/>At the launch, Mrs Beckett announced that the UK would spend at least an </text:span></text:p>
          </draw:text-box>
        </draw:frame>
        <draw:frame draw:style-name="gr1" draw:text-style-name="P2" draw:layer="layout" svg:width="6.763cm" svg:height="0.475cm" svg:x="2.2cm" svg:y="22.823cm">
          <draw:text-box>
            <text:p text:style-name="P1"><text:span text:style-name="T3">additional £100m on rebuilding Iraq.</text:span></text:p>
          </draw:text-box>
        </draw:frame>
        <draw:frame draw:style-name="gr5" draw:text-style-name="P6" draw:layer="layout" svg:width="0.408cm" svg:height="0.276cm" svg:x="8.931cm" svg:y="22.842cm">
          <draw:text-box>
            <text:p text:style-name="P1"><text:span text:style-name="T8">426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0.422cm" svg:height="0.475cm" svg:x="9.343cm" svg:y="22.823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422 </text:span></text:p>
          </draw:text-box>
        </draw:frame>
        <draw:frame draw:style-name="gr4" draw:text-style-name="P5" draw:layer="layout" svg:width="9.591cm" svg:height="0.395cm" svg:x="2.646cm" svg:y="25.087cm">
          <draw:text-box>
            <text:p text:style-name="P1"><text:span text:style-name="T11">Letter Jones to Aldred, 19 April 2007, ‘Basra: Weekly Report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423 </text:span></text:p>
          </draw:text-box>
        </draw:frame>
        <draw:frame draw:style-name="gr4" draw:text-style-name="P5" draw:layer="layout" svg:width="9.658cm" svg:height="0.395cm" svg:x="2.646cm" svg:y="25.511cm">
          <draw:text-box>
            <text:p text:style-name="P1"><text:span text:style-name="T11">Letter Tinline to Aldred, 26 April 2007, ‘Basra: Weekly Report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24 </text:span></text:p>
          </draw:text-box>
        </draw:frame>
        <draw:frame draw:style-name="gr4" draw:text-style-name="P5" draw:layer="layout" svg:width="5.442cm" svg:height="0.395cm" svg:x="2.646cm" svg:y="25.934cm">
          <draw:text-box>
            <text:p text:style-name="P1"><text:span text:style-name="T11">Cabinet Conclusions, 3 May 2007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25 </text:span></text:p>
          </draw:text-box>
        </draw:frame>
        <draw:frame draw:style-name="gr4" draw:text-style-name="P5" draw:layer="layout" svg:width="12.638cm" svg:height="0.395cm" svg:x="2.646cm" svg:y="26.357cm">
          <draw:text-box>
            <text:p text:style-name="P1"><text:span text:style-name="T11">United Nations, 27 April 2007, </text:span><text:span text:style-name="T12">Fact Sheet on the International Compact with Iraq</text:span><text:span text:style-name="T11">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26 </text:span></text:p>
          </draw:text-box>
        </draw:frame>
        <draw:frame draw:style-name="gr4" draw:text-style-name="P5" draw:layer="layout" svg:width="9.092cm" svg:height="0.395cm" svg:x="2.646cm" svg:y="26.781cm">
          <draw:text-box>
            <text:p text:style-name="P1"><text:span text:style-name="T12">BBC News</text:span><text:span text:style-name="T11">, 3 May 2007, </text:span><text:span text:style-name="T12">UK pledges extra £100m for Iraq.</text:span></text:p>
          </draw:text-box>
        </draw:frame>
      </draw:page>
      <draw:page draw:name="page121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polygon draw:style-name="gr11" draw:text-style-name="P10" draw:layer="layout" svg:width="15.083cm" svg:height="13.583cm" svg:x="2.958cm" svg:y="6.758cm" svg:viewBox="0 0 15084 13584" draw:points="0,13584 15084,135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17</text:span></text:p>
          </draw:text-box>
        </draw:frame>
        <draw:frame draw:style-name="gr1" draw:text-style-name="P2" draw:layer="layout" svg:width="13.836cm" svg:height="0.475cm" svg:x="2.2cm" svg:y="2.525cm">
          <draw:text-box>
            <text:p text:style-name="P1"><text:span text:style-name="T6">750. </text:span><text:span text:style-name="T3"><text:s/>A DFID official advised Mr Benn that that commitment, added to the </text:span></text:p>
          </draw:text-box>
        </draw:frame>
        <draw:frame draw:style-name="gr1" draw:text-style-name="P2" draw:layer="layout" svg:width="14.141cm" svg:height="0.475cm" svg:x="2.2cm" svg:y="3.09cm">
          <draw:text-box>
            <text:p text:style-name="P1"><text:span text:style-name="T3">£544m pledged at the Madrid Donors Conference in October 2003 and the </text:span></text:p>
          </draw:text-box>
        </draw:frame>
        <draw:frame draw:style-name="gr1" draw:text-style-name="P2" draw:layer="layout" svg:width="15.488cm" svg:height="0.475cm" svg:x="2.2cm" svg:y="3.654cm">
          <draw:text-box>
            <text:p text:style-name="P1"><text:span text:style-name="T3">£100m announced by Mr Brown in November 2006 (when it had been thought the </text:span></text:p>
          </draw:text-box>
        </draw:frame>
        <draw:frame draw:style-name="gr1" draw:text-style-name="P2" draw:layer="layout" svg:width="15.318cm" svg:height="0.475cm" svg:x="2.2cm" svg:y="4.218cm">
          <draw:text-box>
            <text:p text:style-name="P1"><text:span text:style-name="T3">launch of the Compact was imminent), brought the UK’s total “Iraq reconstruction </text:span></text:p>
          </draw:text-box>
        </draw:frame>
        <draw:frame draw:style-name="gr1" draw:text-style-name="P2" draw:layer="layout" svg:width="3.431cm" svg:height="0.475cm" svg:x="2.2cm" svg:y="4.783cm">
          <draw:text-box>
            <text:p text:style-name="P1"><text:span text:style-name="T3">pledge” to £744m.</text:span></text:p>
          </draw:text-box>
        </draw:frame>
        <draw:frame draw:style-name="gr5" draw:text-style-name="P6" draw:layer="layout" svg:width="0.408cm" svg:height="0.276cm" svg:x="5.613cm" svg:y="4.802cm">
          <draw:text-box>
            <text:p text:style-name="P1"><text:span text:style-name="T8">427</text:span></text:p>
          </draw:text-box>
        </draw:frame>
        <draw:frame draw:style-name="gr1" draw:text-style-name="P2" draw:layer="layout" svg:width="12.161cm" svg:height="0.475cm" svg:x="6.024cm" svg:y="4.783cm">
          <draw:text-box>
            <text:p text:style-name="P1"><text:span text:style-name="T3"><text:s/></text:span><text:span text:style-name="T3">£660m of that had already been spent and £730m was forecast </text:span></text:p>
          </draw:text-box>
        </draw:frame>
        <draw:frame draw:style-name="gr1" draw:text-style-name="P2" draw:layer="layout" svg:width="15.06cm" svg:height="0.475cm" svg:x="2.2cm" svg:y="5.347cm">
          <draw:text-box>
            <text:p text:style-name="P1"><text:span text:style-name="T3">to be spent by the end of 2008. The pledge therefore required only very modest </text:span></text:p>
          </draw:text-box>
        </draw:frame>
        <draw:frame draw:style-name="gr1" draw:text-style-name="P2" draw:layer="layout" svg:width="16.614cm" svg:height="0.475cm" svg:x="2.2cm" svg:y="5.912cm">
          <draw:text-box>
            <text:p text:style-name="P1"><text:span text:style-name="T3">expenditure on Iraq between the end of 2008 and 2012 (the end of the Compact period).</text:span></text:p>
          </draw:text-box>
        </draw:frame>
        <draw:frame draw:style-name="gr10" draw:text-style-name="P9" draw:layer="layout" svg:width="10.907cm" svg:height="0.556cm" svg:x="5.066cm" svg:y="7.233cm">
          <draw:text-box>
            <text:p text:style-name="P1"><text:span text:style-name="T14">The International Compact with Iraq, May 2007</text:span></text:p>
          </draw:text-box>
        </draw:frame>
        <draw:frame draw:style-name="gr4" draw:text-style-name="P5" draw:layer="layout" svg:width="13.701cm" svg:height="0.395cm" svg:x="3.45cm" svg:y="8.155cm">
          <draw:text-box>
            <text:p text:style-name="P1"><text:span text:style-name="T11">The International Compact with Iraq was formally launched by Prime Minister Maliki and </text:span></text:p>
          </draw:text-box>
        </draw:frame>
        <draw:frame draw:style-name="gr4" draw:text-style-name="P5" draw:layer="layout" svg:width="8.117cm" svg:height="0.395cm" svg:x="3.45cm" svg:y="8.648cm">
          <draw:text-box>
            <text:p text:style-name="P1"><text:span text:style-name="T11">UN Secretary-General Ban Ki-moon on 3 May 2007.</text:span></text:p>
          </draw:text-box>
        </draw:frame>
        <draw:frame draw:style-name="gr7" draw:text-style-name="P8" draw:layer="layout" svg:width="0.345cm" svg:height="0.23cm" svg:x="11.607cm" svg:y="8.664cm">
          <draw:text-box>
            <text:p text:style-name="P1"><text:span text:style-name="T10">428</text:span></text:p>
          </draw:text-box>
        </draw:frame>
        <draw:frame draw:style-name="gr4" draw:text-style-name="P5" draw:layer="layout" svg:width="0.352cm" svg:height="0.395cm" svg:x="11.95cm" svg:y="8.648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743cm" svg:height="0.395cm" svg:x="3.45cm" svg:y="9.342cm">
          <draw:text-box>
            <text:p text:style-name="P1"><text:span text:style-name="T11">Preparatory work on the Compact began in early 2006. The UK hoped that the Compact </text:span></text:p>
          </draw:text-box>
        </draw:frame>
        <draw:frame draw:style-name="gr4" draw:text-style-name="P5" draw:layer="layout" svg:width="13.439cm" svg:height="0.395cm" svg:x="3.45cm" svg:y="9.836cm">
          <draw:text-box>
            <text:p text:style-name="P1"><text:span text:style-name="T11">would draw in international support (with the UN and World Bank at the centre) to help </text:span></text:p>
          </draw:text-box>
        </draw:frame>
        <draw:frame draw:style-name="gr4" draw:text-style-name="P5" draw:layer="layout" svg:width="7.207cm" svg:height="0.395cm" svg:x="3.45cm" svg:y="10.33cm">
          <draw:text-box>
            <text:p text:style-name="P1"><text:span text:style-name="T11">Iraq deliver its National Development Strategy.</text:span></text:p>
          </draw:text-box>
        </draw:frame>
        <draw:frame draw:style-name="gr7" draw:text-style-name="P8" draw:layer="layout" svg:width="0.345cm" svg:height="0.23cm" svg:x="10.698cm" svg:y="10.346cm">
          <draw:text-box>
            <text:p text:style-name="P1"><text:span text:style-name="T10">429</text:span></text:p>
          </draw:text-box>
        </draw:frame>
        <draw:frame draw:style-name="gr4" draw:text-style-name="P5" draw:layer="layout" svg:width="5.403cm" svg:height="0.395cm" svg:x="11.042cm" svg:y="10.33cm">
          <draw:text-box>
            <text:p text:style-name="P1"><text:span text:style-name="T11"><text:s/></text:span><text:span text:style-name="T11">Delivery of residual Madrid Donor </text:span></text:p>
          </draw:text-box>
        </draw:frame>
        <draw:frame draw:style-name="gr4" draw:text-style-name="P5" draw:layer="layout" svg:width="13.176cm" svg:height="0.395cm" svg:x="3.45cm" svg:y="10.824cm">
          <draw:text-box>
            <text:p text:style-name="P1"><text:span text:style-name="T11">Conference pledges and non-Paris Club debt relief would complement the Compact. </text:span></text:p>
          </draw:text-box>
        </draw:frame>
        <draw:frame draw:style-name="gr4" draw:text-style-name="P5" draw:layer="layout" svg:width="12.846cm" svg:height="0.395cm" svg:x="3.45cm" svg:y="11.518cm">
          <draw:text-box>
            <text:p text:style-name="P1"><text:span text:style-name="T11">The UK progressively lowered its expectations. Mr McDonald reported to ISOG on </text:span></text:p>
          </draw:text-box>
        </draw:frame>
        <draw:frame draw:style-name="gr4" draw:text-style-name="P5" draw:layer="layout" svg:width="13.756cm" svg:height="0.395cm" svg:x="3.45cm" svg:y="12.012cm">
          <draw:text-box>
            <text:p text:style-name="P1"><text:span text:style-name="T11">3 November 2006 that there was a “clash of objectives”, with Iraq asking for funding and </text:span></text:p>
          </draw:text-box>
        </draw:frame>
        <draw:frame draw:style-name="gr4" draw:text-style-name="P5" draw:layer="layout" svg:width="9.718cm" svg:height="0.395cm" svg:x="3.45cm" svg:y="12.506cm">
          <draw:text-box>
            <text:p text:style-name="P1"><text:span text:style-name="T11">the international community requesting “evidence of progress”.</text:span></text:p>
          </draw:text-box>
        </draw:frame>
        <draw:frame draw:style-name="gr7" draw:text-style-name="P8" draw:layer="layout" svg:width="0.345cm" svg:height="0.23cm" svg:x="13.215cm" svg:y="12.521cm">
          <draw:text-box>
            <text:p text:style-name="P1"><text:span text:style-name="T10">430</text:span></text:p>
          </draw:text-box>
        </draw:frame>
        <draw:frame draw:style-name="gr4" draw:text-style-name="P5" draw:layer="layout" svg:width="3.435cm" svg:height="0.395cm" svg:x="13.558cm" svg:y="12.506cm">
          <draw:text-box>
            <text:p text:style-name="P1"><text:span text:style-name="T11"><text:s/></text:span><text:span text:style-name="T11">ISOG agreed the UK </text:span></text:p>
          </draw:text-box>
        </draw:frame>
        <draw:frame draw:style-name="gr4" draw:text-style-name="P5" draw:layer="layout" svg:width="13.604cm" svg:height="0.395cm" svg:x="3.45cm" svg:y="12.999cm">
          <draw:text-box>
            <text:p text:style-name="P1"><text:span text:style-name="T11">should focus its effort on the period after the launch, to ensure “robust implementation”. </text:span></text:p>
          </draw:text-box>
        </draw:frame>
        <draw:frame draw:style-name="gr4" draw:text-style-name="P5" draw:layer="layout" svg:width="13.388cm" svg:height="0.395cm" svg:x="3.45cm" svg:y="13.693cm">
          <draw:text-box>
            <text:p text:style-name="P1"><text:span text:style-name="T11">Later that month, a DFID official advised Mr Benn that the Compact was likely to have </text:span></text:p>
          </draw:text-box>
        </draw:frame>
        <draw:frame draw:style-name="gr4" draw:text-style-name="P5" draw:layer="layout" svg:width="5.032cm" svg:height="0.395cm" svg:x="3.45cm" svg:y="14.187cm">
          <draw:text-box>
            <text:p text:style-name="P1"><text:span text:style-name="T11">“</text:span><text:span text:style-name="T11">very little developmental value”.</text:span></text:p>
          </draw:text-box>
        </draw:frame>
        <draw:frame draw:style-name="gr7" draw:text-style-name="P8" draw:layer="layout" svg:width="0.345cm" svg:height="0.23cm" svg:x="8.509cm" svg:y="14.203cm">
          <draw:text-box>
            <text:p text:style-name="P1"><text:span text:style-name="T10">431</text:span></text:p>
          </draw:text-box>
        </draw:frame>
        <draw:frame draw:style-name="gr4" draw:text-style-name="P5" draw:layer="layout" svg:width="8.511cm" svg:height="0.395cm" svg:x="8.852cm" svg:y="14.187cm">
          <draw:text-box>
            <text:p text:style-name="P1"><text:span text:style-name="T11"><text:s/></text:span><text:span text:style-name="T11">It did not reflect Iraq’s slide into sectarian conflict, and </text:span></text:p>
          </draw:text-box>
        </draw:frame>
        <draw:frame draw:style-name="gr4" draw:text-style-name="P5" draw:layer="layout" svg:width="8.985cm" svg:height="0.395cm" svg:x="3.45cm" svg:y="14.681cm">
          <draw:text-box>
            <text:p text:style-name="P1"><text:span text:style-name="T11">Iraqi ownership of and commitment to reform was limited. </text:span></text:p>
          </draw:text-box>
        </draw:frame>
        <draw:frame draw:style-name="gr4" draw:text-style-name="P5" draw:layer="layout" svg:width="12.321cm" svg:height="0.395cm" svg:x="3.45cm" svg:y="15.375cm">
          <draw:text-box>
            <text:p text:style-name="P1"><text:span text:style-name="T11">Deputy Prime Minister Barham Salih discussed the launch of the Compact with </text:span></text:p>
          </draw:text-box>
        </draw:frame>
        <draw:frame draw:style-name="gr4" draw:text-style-name="P5" draw:layer="layout" svg:width="5.751cm" svg:height="0.395cm" svg:x="3.45cm" svg:y="15.869cm">
          <draw:text-box>
            <text:p text:style-name="P1"><text:span text:style-name="T11">Sir Nigel Sheinwald on 12 April 2007.</text:span></text:p>
          </draw:text-box>
        </draw:frame>
        <draw:frame draw:style-name="gr7" draw:text-style-name="P8" draw:layer="layout" svg:width="0.345cm" svg:height="0.23cm" svg:x="9.255cm" svg:y="15.885cm">
          <draw:text-box>
            <text:p text:style-name="P1"><text:span text:style-name="T10">432</text:span></text:p>
          </draw:text-box>
        </draw:frame>
        <draw:frame draw:style-name="gr4" draw:text-style-name="P5" draw:layer="layout" svg:width="7.943cm" svg:height="0.395cm" svg:x="9.598cm" svg:y="15.869cm">
          <draw:text-box>
            <text:p text:style-name="P1"><text:span text:style-name="T11"><text:s/></text:span><text:span text:style-name="T11">Mr Salih requested the “UK’s leadership” in urging </text:span></text:p>
          </draw:text-box>
        </draw:frame>
        <draw:frame draw:style-name="gr4" draw:text-style-name="P5" draw:layer="layout" svg:width="13.214cm" svg:height="0.395cm" svg:x="3.45cm" svg:y="16.363cm">
          <draw:text-box>
            <text:p text:style-name="P1"><text:span text:style-name="T11">Europe to commit resources to Iraq over the next four to five years. Sir Nigel agreed. </text:span></text:p>
          </draw:text-box>
        </draw:frame>
        <draw:frame draw:style-name="gr4" draw:text-style-name="P5" draw:layer="layout" svg:width="13.701cm" svg:height="0.395cm" svg:x="3.45cm" svg:y="16.857cm">
          <draw:text-box>
            <text:p text:style-name="P1"><text:span text:style-name="T11">Mr Salih also asked the UK to lobby European partners to agree to write off 100 percent </text:span></text:p>
          </draw:text-box>
        </draw:frame>
        <draw:frame draw:style-name="gr4" draw:text-style-name="P5" draw:layer="layout" svg:width="2.047cm" svg:height="0.395cm" svg:x="3.45cm" svg:y="17.351cm">
          <draw:text-box>
            <text:p text:style-name="P1"><text:span text:style-name="T11">of Iraqi debt. </text:span></text:p>
          </draw:text-box>
        </draw:frame>
        <draw:frame draw:style-name="gr4" draw:text-style-name="P5" draw:layer="layout" svg:width="13.261cm" svg:height="0.395cm" svg:x="3.45cm" svg:y="18.044cm">
          <draw:text-box>
            <text:p text:style-name="P1"><text:span text:style-name="T11">Mr Blair was advised the following day that departments were considering what more </text:span></text:p>
          </draw:text-box>
        </draw:frame>
        <draw:frame draw:style-name="gr4" draw:text-style-name="P5" draw:layer="layout" svg:width="13.451cm" svg:height="0.395cm" svg:x="3.45cm" svg:y="18.538cm">
          <draw:text-box>
            <text:p text:style-name="P1"><text:span text:style-name="T11">the UK and other European countries could do, but that encouraging investment in the </text:span></text:p>
          </draw:text-box>
        </draw:frame>
        <draw:frame draw:style-name="gr4" draw:text-style-name="P5" draw:layer="layout" svg:width="13.113cm" svg:height="0.395cm" svg:x="3.45cm" svg:y="19.032cm">
          <draw:text-box>
            <text:p text:style-name="P1"><text:span text:style-name="T11">current security climate and in the absence of progress on the reconciliation agenda </text:span></text:p>
          </draw:text-box>
        </draw:frame>
        <draw:frame draw:style-name="gr4" draw:text-style-name="P5" draw:layer="layout" svg:width="2.677cm" svg:height="0.395cm" svg:x="3.45cm" svg:y="19.526cm">
          <draw:text-box>
            <text:p text:style-name="P1"><text:span text:style-name="T11">would be difficult.</text:span></text:p>
          </draw:text-box>
        </draw:frame>
        <draw:frame draw:style-name="gr7" draw:text-style-name="P8" draw:layer="layout" svg:width="0.345cm" svg:height="0.23cm" svg:x="6.156cm" svg:y="19.542cm">
          <draw:text-box>
            <text:p text:style-name="P1"><text:span text:style-name="T10">433</text:span></text:p>
          </draw:text-box>
        </draw:frame>
        <draw:frame draw:style-name="gr4" draw:text-style-name="P5" draw:layer="layout" svg:width="0.352cm" svg:height="0.395cm" svg:x="6.499cm" svg:y="19.52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6.77cm" svg:height="0.475cm" svg:x="2.2cm" svg:y="20.727cm">
          <draw:text-box>
            <text:p text:style-name="P1"><text:span text:style-name="T6">751. </text:span><text:span text:style-name="T3"><text:s/>Mr Blair announced on 10 May that he was standing down as Leader of the Labour </text:span></text:p>
          </draw:text-box>
        </draw:frame>
        <draw:frame draw:style-name="gr1" draw:text-style-name="P2" draw:layer="layout" svg:width="11.22cm" svg:height="0.475cm" svg:x="2.2cm" svg:y="21.291cm">
          <draw:text-box>
            <text:p text:style-name="P1"><text:span text:style-name="T3">Party and would be resigning as Prime Minister on 27 June.</text:span></text:p>
          </draw:text-box>
        </draw:frame>
        <draw:line draw:style-name="gr6" draw:text-style-name="P7" draw:layer="layout" svg:x1="2.199cm" svg:y1="22.466cm" svg:x2="7.3cm" svg:y2="22.466cm">
          <text:p/>
        </draw:line>
        <draw:line draw:style-name="gr8" draw:text-style-name="P7" draw:layer="layout" svg:x1="2.645cm" svg:y1="23.327cm" svg:x2="18.606cm" svg:y2="23.327cm">
          <text:p/>
        </draw:line>
        <draw:frame draw:style-name="gr5" draw:text-style-name="P6" draw:layer="layout" svg:width="0.408cm" svg:height="0.276cm" svg:x="13.377cm" svg:y="21.31cm">
          <draw:text-box>
            <text:p text:style-name="P1"><text:span text:style-name="T8">434</text:span></text:p>
          </draw:text-box>
        </draw:frame>
        <draw:frame draw:style-name="gr7" draw:text-style-name="P8" draw:layer="layout" svg:width="0.404cm" svg:height="0.23cm" svg:x="2.2cm" svg:y="22.986cm">
          <draw:text-box>
            <text:p text:style-name="P1"><text:span text:style-name="T10">427 </text:span></text:p>
          </draw:text-box>
        </draw:frame>
        <draw:frame draw:style-name="gr4" draw:text-style-name="P5" draw:layer="layout" svg:width="15.957cm" svg:height="0.395cm" svg:x="2.646cm" svg:y="22.971cm">
          <draw:text-box>
            <text:p text:style-name="P1"><text:span text:style-name="T5">Minute Winterton to Private Secretary [DFID], 27 April 2007, ‘Iraq: Compact launch and UK statement’.</text:span><text:span text:style-name="T11"> 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10">428 </text:span></text:p>
          </draw:text-box>
        </draw:frame>
        <draw:frame draw:style-name="gr4" draw:text-style-name="P5" draw:layer="layout" svg:width="12.638cm" svg:height="0.395cm" svg:x="2.646cm" svg:y="23.394cm">
          <draw:text-box>
            <text:p text:style-name="P1"><text:span text:style-name="T11">United Nations, 27 April 2007, </text:span><text:span text:style-name="T12">Fact Sheet on the International Compact with Iraq</text:span><text:span text:style-name="T11">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429 </text:span></text:p>
          </draw:text-box>
        </draw:frame>
        <draw:frame draw:style-name="gr4" draw:text-style-name="P5" draw:layer="layout" svg:width="12.401cm" svg:height="0.395cm" svg:x="2.646cm" svg:y="23.817cm">
          <draw:text-box>
            <text:p text:style-name="P1"><text:span text:style-name="T11">Minute Asquith to Private Secretary [FCO], 24 May 2006, ‘Iraq: DOP-I: 24 May’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430 </text:span></text:p>
          </draw:text-box>
        </draw:frame>
        <draw:frame draw:style-name="gr4" draw:text-style-name="P5" draw:layer="layout" svg:width="15.344cm" svg:height="0.395cm" svg:x="2.646cm" svg:y="24.241cm">
          <draw:text-box>
            <text:p text:style-name="P1"><text:span text:style-name="T11">Minute Cabinet Office [junior official] to Sheinwald, 6 November 2006, ‘Iraq Senior Officials Group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431 </text:span></text:p>
          </draw:text-box>
        </draw:frame>
        <draw:frame draw:style-name="gr4" draw:text-style-name="P5" draw:layer="layout" svg:width="15.568cm" svg:height="0.395cm" svg:x="2.646cm" svg:y="24.664cm">
          <draw:text-box>
            <text:p text:style-name="P1"><text:span text:style-name="T11">Minute DFID [junior official] to Private Secretary [DFID], 13 November 2006, ‘Iraq: briefing’ attaching </text:span></text:p>
          </draw:text-box>
        </draw:frame>
        <draw:frame draw:style-name="gr4" draw:text-style-name="P5" draw:layer="layout" svg:width="9.222cm" svg:height="0.395cm" svg:x="2.2cm" svg:y="25.087cm">
          <draw:text-box>
            <text:p text:style-name="P1"><text:span text:style-name="T11">Paper DFID, November 2006, ‘Iraq: International Compact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432 </text:span></text:p>
          </draw:text-box>
        </draw:frame>
        <draw:frame draw:style-name="gr4" draw:text-style-name="P5" draw:layer="layout" svg:width="15.966cm" svg:height="0.395cm" svg:x="2.646cm" svg:y="25.511cm">
          <draw:text-box>
            <text:p text:style-name="P1"><text:span text:style-name="T11">Letter No.10 [junior official] to Hickey, 12 April 2007, ‘Iraq: Nigel Sheinwald’s conversation with Barham </text:span></text:p>
          </draw:text-box>
        </draw:frame>
        <draw:frame draw:style-name="gr4" draw:text-style-name="P5" draw:layer="layout" svg:width="2.521cm" svg:height="0.395cm" svg:x="2.2cm" svg:y="25.934cm">
          <draw:text-box>
            <text:p text:style-name="P1"><text:span text:style-name="T11">Saleh, 12 April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33 </text:span></text:p>
          </draw:text-box>
        </draw:frame>
        <draw:frame draw:style-name="gr4" draw:text-style-name="P5" draw:layer="layout" svg:width="12.973cm" svg:height="0.395cm" svg:x="2.646cm" svg:y="26.357cm">
          <draw:text-box>
            <text:p text:style-name="P1"><text:span text:style-name="T11">Minute No.10 [junior official] to Prime Minister, 13 April 2007, ‘Iraq Update, 13 April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34 </text:span></text:p>
          </draw:text-box>
        </draw:frame>
        <draw:frame draw:style-name="gr4" draw:text-style-name="P5" draw:layer="layout" svg:width="9.218cm" svg:height="0.395cm" svg:x="2.646cm" svg:y="26.781cm">
          <draw:text-box>
            <text:p text:style-name="P1"><text:span text:style-name="T12">BBC News</text:span><text:span text:style-name="T11">, 10 May 2007, </text:span><text:span text:style-name="T12">Blair will stand down on 27 June</text:span><text:span text:style-name="T11">.</text:span></text:p>
          </draw:text-box>
        </draw:frame>
      </draw:page>
      <draw:page draw:name="page1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8</text:span></text:p>
          </draw:text-box>
        </draw:frame>
        <draw:frame draw:style-name="gr1" draw:text-style-name="P2" draw:layer="layout" svg:width="16.596cm" svg:height="0.475cm" svg:x="2.2cm" svg:y="2.525cm">
          <draw:text-box>
            <text:p text:style-name="P1"><text:span text:style-name="T6">752. </text:span><text:span text:style-name="T3"><text:s/>Mr Jones reported on 23 May that he understood that the Iraqi Minister of Finance </text:span></text:p>
          </draw:text-box>
        </draw:frame>
        <draw:frame draw:style-name="gr1" draw:text-style-name="P2" draw:layer="layout" svg:width="15.267cm" svg:height="0.475cm" svg:x="2.2cm" svg:y="3.09cm">
          <draw:text-box>
            <text:p text:style-name="P1"><text:span text:style-name="T3">had instructed the Iraqi Central Bank to freeze all development funds in its Basra </text:span></text:p>
          </draw:text-box>
        </draw:frame>
        <draw:frame draw:style-name="gr1" draw:text-style-name="P2" draw:layer="layout" svg:width="15.361cm" svg:height="0.475cm" svg:x="2.2cm" svg:y="3.654cm">
          <draw:text-box>
            <text:p text:style-name="P1"><text:span text:style-name="T3">accounts until the conflict between Governor Waili and the Provincial Council had </text:span></text:p>
          </draw:text-box>
        </draw:frame>
        <draw:frame draw:style-name="gr1" draw:text-style-name="P2" draw:layer="layout" svg:width="2.792cm" svg:height="0.475cm" svg:x="2.2cm" svg:y="4.218cm">
          <draw:text-box>
            <text:p text:style-name="P1"><text:span text:style-name="T3">been resolved.</text:span></text:p>
          </draw:text-box>
        </draw:frame>
        <draw:frame draw:style-name="gr5" draw:text-style-name="P6" draw:layer="layout" svg:width="0.408cm" svg:height="0.276cm" svg:x="4.977cm" svg:y="4.237cm">
          <draw:text-box>
            <text:p text:style-name="P1"><text:span text:style-name="T8">435</text:span></text:p>
          </draw:text-box>
        </draw:frame>
        <draw:frame draw:style-name="gr1" draw:text-style-name="P2" draw:layer="layout" svg:width="12.745cm" svg:height="0.475cm" svg:x="5.389cm" svg:y="4.218cm">
          <draw:text-box>
            <text:p text:style-name="P1"><text:span text:style-name="T3"><text:s/></text:span><text:span text:style-name="T3">He had done so because Governor Waili had written to the Central </text:span></text:p>
          </draw:text-box>
        </draw:frame>
        <draw:frame draw:style-name="gr1" draw:text-style-name="P2" draw:layer="layout" svg:width="16.076cm" svg:height="0.475cm" svg:x="2.2cm" svg:y="4.783cm">
          <draw:text-box>
            <text:p text:style-name="P1"><text:span text:style-name="T3">Bank requesting that those funds be transferred from both his own and the Provincial </text:span></text:p>
          </draw:text-box>
        </draw:frame>
        <draw:frame draw:style-name="gr1" draw:text-style-name="P2" draw:layer="layout" svg:width="16.19cm" svg:height="0.475cm" svg:x="2.2cm" svg:y="5.347cm">
          <draw:text-box>
            <text:p text:style-name="P1"><text:span text:style-name="T3">Government’s accounts to another, unspecified, bank account. The Provincial Council </text:span></text:p>
          </draw:text-box>
        </draw:frame>
        <draw:frame draw:style-name="gr1" draw:text-style-name="P2" draw:layer="layout" svg:width="15.365cm" svg:height="0.475cm" svg:x="2.2cm" svg:y="5.912cm">
          <draw:text-box>
            <text:p text:style-name="P1"><text:span text:style-name="T3">had protested. Mr Jones commented that the UK had been working for months to </text:span></text:p>
          </draw:text-box>
        </draw:frame>
        <draw:frame draw:style-name="gr1" draw:text-style-name="P2" draw:layer="layout" svg:width="16.127cm" svg:height="0.475cm" svg:x="2.2cm" svg:y="6.476cm">
          <draw:text-box>
            <text:p text:style-name="P1"><text:span text:style-name="T3">persuade Baghdad to provide the finance that Basra deserved for development work. </text:span></text:p>
          </draw:text-box>
        </draw:frame>
        <draw:frame draw:style-name="gr1" draw:text-style-name="P2" draw:layer="layout" svg:width="16.254cm" svg:height="0.475cm" svg:x="2.2cm" svg:y="7.041cm">
          <draw:text-box>
            <text:p text:style-name="P1"><text:span text:style-name="T3">The freeze was another incentive to resolve the political impasse as soon as possible. </text:span></text:p>
          </draw:text-box>
        </draw:frame>
        <draw:frame draw:style-name="gr1" draw:text-style-name="P2" draw:layer="layout" svg:width="6.36cm" svg:height="0.475cm" svg:x="2.2cm" svg:y="7.955cm">
          <draw:text-box>
            <text:p text:style-name="P1"><text:span text:style-name="T6">753. </text:span><text:span text:style-name="T3"><text:s/>Mr Jones also reported that:</text:span></text:p>
          </draw:text-box>
        </draw:frame>
        <draw:frame draw:style-name="gr1" draw:text-style-name="P2" draw:layer="layout" svg:width="15.556cm" svg:height="0.475cm" svg:x="2.95cm" svg:y="8.87cm">
          <draw:text-box>
            <text:p text:style-name="P1"><text:span text:style-name="T3">“</text:span><text:span text:style-name="T3">All of our contacts speak of deterioration in the security situation … The electricity </text:span></text:p>
          </draw:text-box>
        </draw:frame>
        <draw:frame draw:style-name="gr1" draw:text-style-name="P2" draw:layer="layout" svg:width="15.208cm" svg:height="0.475cm" svg:x="2.95cm" svg:y="9.434cm">
          <draw:text-box>
            <text:p text:style-name="P1"><text:span text:style-name="T3">supply has also deteriorated … The lack of power has stopped the electric water </text:span></text:p>
          </draw:text-box>
        </draw:frame>
        <draw:frame draw:style-name="gr1" draw:text-style-name="P2" draw:layer="layout" svg:width="15.352cm" svg:height="0.475cm" svg:x="2.95cm" svg:y="9.998cm">
          <draw:text-box>
            <text:p text:style-name="P1"><text:span text:style-name="T3">pumps from working. Potable water is scarce and 70 percent of the city is without </text:span></text:p>
          </draw:text-box>
        </draw:frame>
        <draw:frame draw:style-name="gr1" draw:text-style-name="P2" draw:layer="layout" svg:width="13.549cm" svg:height="0.475cm" svg:x="2.95cm" svg:y="10.563cm">
          <draw:text-box>
            <text:p text:style-name="P1"><text:span text:style-name="T3">a mains supply (worst affected are poorer areas such as the Shia flats).”</text:span></text:p>
          </draw:text-box>
        </draw:frame>
        <draw:frame draw:style-name="gr1" draw:text-style-name="P2" draw:layer="layout" svg:width="16.347cm" svg:height="0.475cm" svg:x="2.2cm" svg:y="11.477cm">
          <draw:text-box>
            <text:p text:style-name="P1"><text:span text:style-name="T6">754. </text:span><text:span text:style-name="T3"><text:s/>In his evidence to the Inquiry, Mr Jones characterised the poor relations between </text:span></text:p>
          </draw:text-box>
        </draw:frame>
        <draw:frame draw:style-name="gr1" draw:text-style-name="P2" draw:layer="layout" svg:width="14.878cm" svg:height="0.475cm" svg:x="2.2cm" svg:y="12.042cm">
          <draw:text-box>
            <text:p text:style-name="P1"><text:span text:style-name="T3">Prime Minister Maliki and Governor Waili, and between Governor Waili and the </text:span></text:p>
          </draw:text-box>
        </draw:frame>
        <draw:frame draw:style-name="gr1" draw:text-style-name="P2" draw:layer="layout" svg:width="15.551cm" svg:height="0.475cm" svg:x="2.2cm" svg:y="12.606cm">
          <draw:text-box>
            <text:p text:style-name="P1"><text:span text:style-name="T3">Provincial Council, as a challenge to UK engagement in Basra but not a constraint.</text:span></text:p>
          </draw:text-box>
        </draw:frame>
        <draw:frame draw:style-name="gr5" draw:text-style-name="P6" draw:layer="layout" svg:width="0.408cm" svg:height="0.276cm" svg:x="17.684cm" svg:y="12.625cm">
          <draw:text-box>
            <text:p text:style-name="P1"><text:span text:style-name="T8">436</text:span></text:p>
          </draw:text-box>
        </draw:frame>
        <draw:frame draw:style-name="gr1" draw:text-style-name="P2" draw:layer="layout" svg:width="0.422cm" svg:height="0.475cm" svg:x="18.096cm" svg:y="12.60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83cm" svg:height="0.475cm" svg:x="2.2cm" svg:y="13.521cm">
          <draw:text-box>
            <text:p text:style-name="P1"><text:span text:style-name="T6">755. </text:span><text:span text:style-name="T3"><text:s/>On 12 May, Mr Brown’s Principal Private Secretary commissioned advice for </text:span></text:p>
          </draw:text-box>
        </draw:frame>
        <draw:frame draw:style-name="gr1" draw:text-style-name="P2" draw:layer="layout" svg:width="15.187cm" svg:height="0.475cm" svg:x="2.2cm" svg:y="14.085cm">
          <draw:text-box>
            <text:p text:style-name="P1"><text:span text:style-name="T3">Mr Brown on how the UK might increase support for economic development and </text:span></text:p>
          </draw:text-box>
        </draw:frame>
        <draw:frame draw:style-name="gr1" draw:text-style-name="P2" draw:layer="layout" svg:width="8.668cm" svg:height="0.475cm" svg:x="2.2cm" svg:y="14.65cm">
          <draw:text-box>
            <text:p text:style-name="P1"><text:span text:style-name="T3">reconstruction in Iraq and, in particular, Basra.</text:span></text:p>
          </draw:text-box>
        </draw:frame>
        <draw:frame draw:style-name="gr5" draw:text-style-name="P6" draw:layer="layout" svg:width="0.408cm" svg:height="0.276cm" svg:x="10.836cm" svg:y="14.668cm">
          <draw:text-box>
            <text:p text:style-name="P1"><text:span text:style-name="T8">437</text:span></text:p>
          </draw:text-box>
        </draw:frame>
        <draw:frame draw:style-name="gr1" draw:text-style-name="P2" draw:layer="layout" svg:width="0.422cm" svg:height="0.475cm" svg:x="11.248cm" svg:y="14.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0.492cm" svg:height="0.475cm" svg:x="2.2cm" svg:y="15.564cm">
          <draw:text-box>
            <text:p text:style-name="P1"><text:span text:style-name="T6">756. </text:span><text:span text:style-name="T3"><text:s/>A Treasury official provided that advice on 24 May.</text:span></text:p>
          </draw:text-box>
        </draw:frame>
        <draw:frame draw:style-name="gr5" draw:text-style-name="P6" draw:layer="layout" svg:width="0.408cm" svg:height="0.276cm" svg:x="12.664cm" svg:y="15.583cm">
          <draw:text-box>
            <text:p text:style-name="P1"><text:span text:style-name="T8">438</text:span></text:p>
          </draw:text-box>
        </draw:frame>
        <draw:frame draw:style-name="gr1" draw:text-style-name="P2" draw:layer="layout" svg:width="4.325cm" svg:height="0.475cm" svg:x="13.075cm" svg:y="15.564cm">
          <draw:text-box>
            <text:p text:style-name="P1"><text:span text:style-name="T3"><text:s/></text:span><text:span text:style-name="T3">Economic growth and </text:span></text:p>
          </draw:text-box>
        </draw:frame>
        <draw:frame draw:style-name="gr1" draw:text-style-name="P2" draw:layer="layout" svg:width="15.369cm" svg:height="0.475cm" svg:x="2.2cm" svg:y="16.128cm">
          <draw:text-box>
            <text:p text:style-name="P1"><text:span text:style-name="T3">job creation had a vital part to play in building sustainable peace and stability and </text:span></text:p>
          </draw:text-box>
        </draw:frame>
        <draw:frame draw:style-name="gr1" draw:text-style-name="P2" draw:layer="layout" svg:width="15.56cm" svg:height="0.475cm" svg:x="2.2cm" svg:y="16.693cm">
          <draw:text-box>
            <text:p text:style-name="P1"><text:span text:style-name="T3">reconciling Iraq’s divided communities. The three priorities which would do most to </text:span></text:p>
          </draw:text-box>
        </draw:frame>
        <draw:frame draw:style-name="gr1" draw:text-style-name="P2" draw:layer="layout" svg:width="5.645cm" svg:height="0.475cm" svg:x="2.2cm" svg:y="17.257cm">
          <draw:text-box>
            <text:p text:style-name="P1"><text:span text:style-name="T3">boost economic growth were: </text:span></text:p>
          </draw:text-box>
        </draw:frame>
        <draw:frame draw:style-name="gr3" draw:text-style-name="P4" draw:layer="layout" svg:width="0.634cm" svg:height="0.712cm" svg:x="2.95cm" svg:y="18.0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38cm" svg:height="0.475cm" svg:x="3.7cm" svg:y="18.172cm">
          <draw:text-box>
            <text:p text:style-name="P1"><text:span text:style-name="T3">building on existing macroeconomic stability;</text:span></text:p>
          </draw:text-box>
        </draw:frame>
        <draw:frame draw:style-name="gr3" draw:text-style-name="P4" draw:layer="layout" svg:width="0.634cm" svg:height="0.712cm" svg:x="2.95cm" svg:y="18.6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86cm" svg:height="0.475cm" svg:x="3.7cm" svg:y="18.836cm">
          <draw:text-box>
            <text:p text:style-name="P1"><text:span text:style-name="T3">improving the efficiency and effectiveness of the public sector; and</text:span></text:p>
          </draw:text-box>
        </draw:frame>
        <draw:frame draw:style-name="gr3" draw:text-style-name="P4" draw:layer="layout" svg:width="0.634cm" svg:height="0.712cm" svg:x="2.95cm" svg:y="19.3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7cm" svg:height="0.475cm" svg:x="3.7cm" svg:y="19.501cm">
          <draw:text-box>
            <text:p text:style-name="P1"><text:span text:style-name="T3">expanding and improving the efficiency of the oil industry. That required a </text:span></text:p>
          </draw:text-box>
        </draw:frame>
        <draw:frame draw:style-name="gr1" draw:text-style-name="P2" draw:layer="layout" svg:width="13.676cm" svg:height="0.475cm" svg:x="3.7cm" svg:y="20.065cm">
          <draw:text-box>
            <text:p text:style-name="P1"><text:span text:style-name="T3">Hydrocarbons Law, improved security and an integrated energy strategy </text:span></text:p>
          </draw:text-box>
        </draw:frame>
        <draw:frame draw:style-name="gr1" draw:text-style-name="P2" draw:layer="layout" svg:width="6.187cm" svg:height="0.475cm" svg:x="3.7cm" svg:y="20.63cm">
          <draw:text-box>
            <text:p text:style-name="P1"><text:span text:style-name="T3">covering investment and reform. </text:span></text:p>
          </draw:text-box>
        </draw:frame>
        <draw:frame draw:style-name="gr1" draw:text-style-name="P2" draw:layer="layout" svg:width="16.571cm" svg:height="0.475cm" svg:x="2.2cm" svg:y="21.544cm">
          <draw:text-box>
            <text:p text:style-name="P1"><text:span text:style-name="T6">757. </text:span><text:span text:style-name="T3"><text:s/>The UK could also consider shorter-term initiatives (although those would become </text:span></text:p>
          </draw:text-box>
        </draw:frame>
        <draw:frame draw:style-name="gr1" draw:text-style-name="P2" draw:layer="layout" svg:width="12.258cm" svg:height="0.475cm" svg:x="2.2cm" svg:y="22.108cm">
          <draw:text-box>
            <text:p text:style-name="P1"><text:span text:style-name="T3">harder to implement after the drawdown of UK forces), including: </text:span></text:p>
          </draw:text-box>
        </draw:frame>
        <draw:frame draw:style-name="gr3" draw:text-style-name="P4" draw:layer="layout" svg:width="0.634cm" svg:height="0.712cm" svg:x="2.95cm" svg:y="22.8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311cm" svg:height="0.475cm" svg:x="3.7cm" svg:y="23.023cm">
          <draw:text-box>
            <text:p text:style-name="P1"><text:span text:style-name="T3">further initiatives on the lines of Op SINBAD; and </text:span></text:p>
          </draw:text-box>
        </draw:frame>
        <draw:frame draw:style-name="gr3" draw:text-style-name="P4" draw:layer="layout" svg:width="0.634cm" svg:height="0.712cm" svg:x="2.95cm" svg:y="23.531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8" draw:text-style-name="P7" draw:layer="layout" svg:x1="2.645cm" svg:y1="25.444cm" svg:x2="12.189cm" svg:y2="25.444cm">
          <text:p/>
        </draw:line>
        <draw:frame draw:style-name="gr1" draw:text-style-name="P2" draw:layer="layout" svg:width="9.121cm" svg:height="0.475cm" svg:x="3.7cm" svg:y="23.687cm">
          <draw:text-box>
            <text:p text:style-name="P1"><text:span text:style-name="T3">initiatives which aimed to revitalise Iraqi industry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435 </text:span></text:p>
          </draw:text-box>
        </draw:frame>
        <draw:frame draw:style-name="gr4" draw:text-style-name="P5" draw:layer="layout" svg:width="9.582cm" svg:height="0.395cm" svg:x="2.646cm" svg:y="25.087cm">
          <draw:text-box>
            <text:p text:style-name="P1"><text:span text:style-name="T5">Letter Jones to Aldred, 23 May 2007, ‘Basra: Weekly Report’.</text:span><text:span text:style-name="T11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436 </text:span></text:p>
          </draw:text-box>
        </draw:frame>
        <draw:frame draw:style-name="gr4" draw:text-style-name="P5" draw:layer="layout" svg:width="6.195cm" svg:height="0.395cm" svg:x="2.646cm" svg:y="25.511cm">
          <draw:text-box>
            <text:p text:style-name="P1"><text:span text:style-name="T11">Public hearing, 24 June 2010, page 81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37 </text:span></text:p>
          </draw:text-box>
        </draw:frame>
        <draw:frame draw:style-name="gr4" draw:text-style-name="P5" draw:layer="layout" svg:width="16.08cm" svg:height="0.395cm" svg:x="2.646cm" svg:y="25.934cm">
          <draw:text-box>
            <text:p text:style-name="P1"><text:span text:style-name="T11">Email Treasury [junior official] to Treasury [junior official], 12 May 2007, ‘Iraq – latest situation/economic </text:span></text:p>
          </draw:text-box>
        </draw:frame>
        <draw:line draw:style-name="gr8" draw:text-style-name="P7" draw:layer="layout" svg:x1="2.645cm" svg:y1="27.137cm" svg:x2="13.404cm" svg:y2="27.137cm">
          <text:p/>
        </draw:line>
        <draw:frame draw:style-name="gr4" draw:text-style-name="P5" draw:layer="layout" svg:width="2.28cm" svg:height="0.395cm" svg:x="2.2cm" svg:y="26.357cm">
          <draw:text-box>
            <text:p text:style-name="P1"><text:span text:style-name="T11">development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38 </text:span></text:p>
          </draw:text-box>
        </draw:frame>
        <draw:frame draw:style-name="gr4" draw:text-style-name="P5" draw:layer="layout" svg:width="10.792cm" svg:height="0.395cm" svg:x="2.646cm" svg:y="26.781cm">
          <draw:text-box>
            <text:p text:style-name="P1"><text:span text:style-name="T5">Paper Treasury, 24 May 2007, ‘Economic Aspects of Stability in Iraq’.</text:span><text:span text:style-name="T11"> </text:span></text:p>
          </draw:text-box>
        </draw:frame>
      </draw:page>
      <draw:page draw:name="page123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9</text:span></text:p>
          </draw:text-box>
        </draw:frame>
        <draw:frame draw:style-name="gr1" draw:text-style-name="P2" draw:layer="layout" svg:width="16.389cm" svg:height="0.475cm" svg:x="2.2cm" svg:y="2.525cm">
          <draw:text-box>
            <text:p text:style-name="P1"><text:span text:style-name="T6">758. </text:span><text:span text:style-name="T3"><text:s/>The official also advised that there was a limit to the number of jobs that could be </text:span></text:p>
          </draw:text-box>
        </draw:frame>
        <draw:frame draw:style-name="gr1" draw:text-style-name="P2" draw:layer="layout" svg:width="16.41cm" svg:height="0.475cm" svg:x="2.2cm" svg:y="3.09cm">
          <draw:text-box>
            <text:p text:style-name="P1"><text:span text:style-name="T3">created in the short to medium term and that “whilst more jobs may help to divert some </text:span></text:p>
          </draw:text-box>
        </draw:frame>
        <draw:frame draw:style-name="gr1" draw:text-style-name="P2" draw:layer="layout" svg:width="15.818cm" svg:height="0.475cm" svg:x="2.2cm" svg:y="3.654cm">
          <draw:text-box>
            <text:p text:style-name="P1"><text:span text:style-name="T3">energies away from conflict, it will only be a small contributory factor to reducing the </text:span></text:p>
          </draw:text-box>
        </draw:frame>
        <draw:frame draw:style-name="gr1" draw:text-style-name="P2" draw:layer="layout" svg:width="8.74cm" svg:height="0.475cm" svg:x="2.2cm" svg:y="4.218cm">
          <draw:text-box>
            <text:p text:style-name="P1"><text:span text:style-name="T3">violence, whose root causes are multifaceted”.</text:span></text:p>
          </draw:text-box>
        </draw:frame>
        <draw:frame draw:style-name="gr1" draw:text-style-name="P2" draw:layer="layout" svg:width="15.424cm" svg:height="0.475cm" svg:x="2.2cm" svg:y="5.133cm">
          <draw:text-box>
            <text:p text:style-name="P1"><text:span text:style-name="T6">759. </text:span><text:span text:style-name="T3"><text:s/>Mr Brown and Mr Browne made a joint visit to Baghdad on 11 June and met </text:span></text:p>
          </draw:text-box>
        </draw:frame>
        <draw:frame draw:style-name="gr1" draw:text-style-name="P2" draw:layer="layout" svg:width="11.203cm" svg:height="0.475cm" svg:x="2.2cm" svg:y="5.697cm">
          <draw:text-box>
            <text:p text:style-name="P1"><text:span text:style-name="T3">a number of key individuals, including Prime Minister Maliki.</text:span></text:p>
          </draw:text-box>
        </draw:frame>
        <draw:frame draw:style-name="gr5" draw:text-style-name="P6" draw:layer="layout" svg:width="0.408cm" svg:height="0.276cm" svg:x="13.376cm" svg:y="5.716cm">
          <draw:text-box>
            <text:p text:style-name="P1"><text:span text:style-name="T8">439</text:span></text:p>
          </draw:text-box>
        </draw:frame>
        <draw:frame draw:style-name="gr1" draw:text-style-name="P2" draw:layer="layout" svg:width="4.079cm" svg:height="0.475cm" svg:x="13.788cm" svg:y="5.697cm">
          <draw:text-box>
            <text:p text:style-name="P1"><text:span text:style-name="T3"><text:s/></text:span><text:span text:style-name="T3">Mr Brown told Prime </text:span></text:p>
          </draw:text-box>
        </draw:frame>
        <draw:frame draw:style-name="gr1" draw:text-style-name="P2" draw:layer="layout" svg:width="3.63cm" svg:height="0.475cm" svg:x="2.2cm" svg:y="6.262cm">
          <draw:text-box>
            <text:p text:style-name="P1"><text:span text:style-name="T3">Minister Maliki that:</text:span></text:p>
          </draw:text-box>
        </draw:frame>
        <draw:frame draw:style-name="gr1" draw:text-style-name="P2" draw:layer="layout" svg:width="15.547cm" svg:height="0.475cm" svg:x="2.95cm" svg:y="7.176cm">
          <draw:text-box>
            <text:p text:style-name="P1"><text:span text:style-name="T3">“… </text:span><text:span text:style-name="T3">the UK was keen to support the Prime Minister on changes to the Constitution, </text:span></text:p>
          </draw:text-box>
        </draw:frame>
        <draw:frame draw:style-name="gr1" draw:text-style-name="P2" draw:layer="layout" svg:width="12.114cm" svg:height="0.475cm" svg:x="2.95cm" svg:y="7.741cm">
          <draw:text-box>
            <text:p text:style-name="P1"><text:span text:style-name="T3">new laws and reforms and economic infrastructure and support.”</text:span></text:p>
          </draw:text-box>
        </draw:frame>
        <draw:frame draw:style-name="gr10" draw:text-style-name="P9" draw:layer="layout" svg:width="9.083cm" svg:height="0.556cm" svg:x="2.2cm" svg:y="8.862cm">
          <draw:text-box>
            <text:p text:style-name="P1"><text:span text:style-name="T14">Responding to the displacement crisis</text:span></text:p>
          </draw:text-box>
        </draw:frame>
        <draw:frame draw:style-name="gr1" draw:text-style-name="P2" draw:layer="layout" svg:width="15.132cm" svg:height="0.475cm" svg:x="2.2cm" svg:y="9.69cm">
          <draw:text-box>
            <text:p text:style-name="P1"><text:span text:style-name="T6">760. </text:span><text:span text:style-name="T3"><text:s/>Sections 9.4 and 9.5 describe the sharp rise in sectarian violence after the </text:span></text:p>
          </draw:text-box>
        </draw:frame>
        <draw:frame draw:style-name="gr1" draw:text-style-name="P2" draw:layer="layout" svg:width="11.974cm" svg:height="0.475cm" svg:x="2.2cm" svg:y="10.255cm">
          <draw:text-box>
            <text:p text:style-name="P1"><text:span text:style-name="T3">bombing of the al-Askari mosque in Samarra in February 2006. </text:span></text:p>
          </draw:text-box>
        </draw:frame>
        <draw:frame draw:style-name="gr1" draw:text-style-name="P2" draw:layer="layout" svg:width="15.492cm" svg:height="0.475cm" svg:x="2.2cm" svg:y="11.169cm">
          <draw:text-box>
            <text:p text:style-name="P1"><text:span text:style-name="T6">761. </text:span><text:span text:style-name="T3"><text:s/>The International Organization for Migration (IOM) reported that the violence </text:span></text:p>
          </draw:text-box>
        </draw:frame>
        <draw:frame draw:style-name="gr1" draw:text-style-name="P2" draw:layer="layout" svg:width="5.823cm" svg:height="0.475cm" svg:x="2.2cm" svg:y="11.733cm">
          <draw:text-box>
            <text:p text:style-name="P1"><text:span text:style-name="T3">caused hundreds of thousands</text:span></text:p>
          </draw:text-box>
        </draw:frame>
        <draw:frame draw:style-name="gr17" draw:text-style-name="P14" draw:layer="layout" svg:width="0.387cm" svg:height="0.433cm" svg:x="7.99cm" svg:y="11.765cm">
          <draw:text-box>
            <text:p text:style-name="P1"><text:span text:style-name="T22"><text:s/></text:span></text:p>
          </draw:text-box>
        </draw:frame>
        <draw:frame draw:style-name="gr1" draw:text-style-name="P2" draw:layer="layout" svg:width="9.9cm" svg:height="0.475cm" svg:x="8.098cm" svg:y="11.733cm">
          <draw:text-box>
            <text:p text:style-name="P1"><text:span text:style-name="T3">of families to flee their homes; displacement peaked </text:span></text:p>
          </draw:text-box>
        </draw:frame>
        <draw:frame draw:style-name="gr1" draw:text-style-name="P2" draw:layer="layout" svg:width="10.755cm" svg:height="0.475cm" svg:x="2.2cm" svg:y="12.298cm">
          <draw:text-box>
            <text:p text:style-name="P1"><text:span text:style-name="T3">in June 2006 when over 16,000 families fled their homes.</text:span></text:p>
          </draw:text-box>
        </draw:frame>
        <draw:frame draw:style-name="gr5" draw:text-style-name="P6" draw:layer="layout" svg:width="0.408cm" svg:height="0.276cm" svg:x="12.907cm" svg:y="12.317cm">
          <draw:text-box>
            <text:p text:style-name="P1"><text:span text:style-name="T8">440</text:span></text:p>
          </draw:text-box>
        </draw:frame>
        <draw:frame draw:style-name="gr1" draw:text-style-name="P2" draw:layer="layout" svg:width="15.856cm" svg:height="0.475cm" svg:x="2.2cm" svg:y="13.212cm">
          <draw:text-box>
            <text:p text:style-name="P1"><text:span text:style-name="T6">762. </text:span><text:span text:style-name="T3"><text:s/>A No.10 official sent Mr Blair a UN High Commissioner for Refugees (UNHCR) </text:span></text:p>
          </draw:text-box>
        </draw:frame>
        <draw:frame draw:style-name="gr1" draw:text-style-name="P2" draw:layer="layout" svg:width="8.519cm" svg:height="0.475cm" svg:x="2.2cm" svg:y="13.777cm">
          <draw:text-box>
            <text:p text:style-name="P1"><text:span text:style-name="T3">update on the situation on 1 December 2006.</text:span></text:p>
          </draw:text-box>
        </draw:frame>
        <draw:frame draw:style-name="gr5" draw:text-style-name="P6" draw:layer="layout" svg:width="0.408cm" svg:height="0.276cm" svg:x="10.673cm" svg:y="13.796cm">
          <draw:text-box>
            <text:p text:style-name="P1"><text:span text:style-name="T8">441</text:span></text:p>
          </draw:text-box>
        </draw:frame>
        <draw:frame draw:style-name="gr1" draw:text-style-name="P2" draw:layer="layout" svg:width="6.937cm" svg:height="0.475cm" svg:x="11.084cm" svg:y="13.777cm">
          <draw:text-box>
            <text:p text:style-name="P1"><text:span text:style-name="T3"><text:s/></text:span><text:span text:style-name="T3">UNHCR advised that approximately </text:span></text:p>
          </draw:text-box>
        </draw:frame>
        <draw:frame draw:style-name="gr1" draw:text-style-name="P2" draw:layer="layout" svg:width="15.67cm" svg:height="0.475cm" svg:x="2.2cm" svg:y="14.341cm">
          <draw:text-box>
            <text:p text:style-name="P1"><text:span text:style-name="T3">425,000 Iraqi citizens had been internally displaced since the Samarra bombing. In </text:span></text:p>
          </draw:text-box>
        </draw:frame>
        <draw:frame draw:style-name="gr1" draw:text-style-name="P2" draw:layer="layout" svg:width="16.614cm" svg:height="0.475cm" svg:x="2.2cm" svg:y="14.906cm">
          <draw:text-box>
            <text:p text:style-name="P1"><text:span text:style-name="T3">total, there were at least 1.6m Iraqi citizens displaced within Iraq and between 1.6m and </text:span></text:p>
          </draw:text-box>
        </draw:frame>
        <draw:frame draw:style-name="gr1" draw:text-style-name="P2" draw:layer="layout" svg:width="16.474cm" svg:height="0.475cm" svg:x="2.2cm" svg:y="15.47cm">
          <draw:text-box>
            <text:p text:style-name="P1"><text:span text:style-name="T3">1.8m Iraqi refugees in the region; there were also 50,000 refugees from other countries </text:span></text:p>
          </draw:text-box>
        </draw:frame>
        <draw:frame draw:style-name="gr1" draw:text-style-name="P2" draw:layer="layout" svg:width="16.296cm" svg:height="0.475cm" svg:x="2.2cm" svg:y="16.035cm">
          <draw:text-box>
            <text:p text:style-name="P1"><text:span text:style-name="T3">in Iraq. The needs of Internally Displaced People (IDPs), returnees, refugees and their </text:span></text:p>
          </draw:text-box>
        </draw:frame>
        <draw:frame draw:style-name="gr1" draw:text-style-name="P2" draw:layer="layout" svg:width="11.902cm" svg:height="0.475cm" svg:x="2.2cm" svg:y="16.599cm">
          <draw:text-box>
            <text:p text:style-name="P1"><text:span text:style-name="T3">host communities were “dramatic and to a large extent unmet”. </text:span></text:p>
          </draw:text-box>
        </draw:frame>
        <draw:frame draw:style-name="gr1" draw:text-style-name="P2" draw:layer="layout" svg:width="15.826cm" svg:height="0.475cm" svg:x="2.2cm" svg:y="17.513cm">
          <draw:text-box>
            <text:p text:style-name="P1"><text:span text:style-name="T6">763. </text:span><text:span text:style-name="T3"><text:s/>On 11 January 2007, the British Embassy Baghdad reported that UNHCR had </text:span></text:p>
          </draw:text-box>
        </draw:frame>
        <draw:frame draw:style-name="gr1" draw:text-style-name="P2" draw:layer="layout" svg:width="15.513cm" svg:height="0.475cm" svg:x="2.2cm" svg:y="18.078cm">
          <draw:text-box>
            <text:p text:style-name="P1"><text:span text:style-name="T3">launched an appeal for US$60m to meet the humanitarian needs of Iraqi refugees </text:span></text:p>
          </draw:text-box>
        </draw:frame>
        <draw:frame draw:style-name="gr1" draw:text-style-name="P2" draw:layer="layout" svg:width="3.384cm" svg:height="0.475cm" svg:x="2.2cm" svg:y="18.642cm">
          <draw:text-box>
            <text:p text:style-name="P1"><text:span text:style-name="T3">and IDPs in 2007.</text:span></text:p>
          </draw:text-box>
        </draw:frame>
        <draw:frame draw:style-name="gr5" draw:text-style-name="P6" draw:layer="layout" svg:width="0.408cm" svg:height="0.276cm" svg:x="5.565cm" svg:y="18.661cm">
          <draw:text-box>
            <text:p text:style-name="P1"><text:span text:style-name="T8">442</text:span></text:p>
          </draw:text-box>
        </draw:frame>
        <draw:frame draw:style-name="gr1" draw:text-style-name="P2" draw:layer="layout" svg:width="12.351cm" svg:height="0.475cm" svg:x="5.977cm" svg:y="18.642cm">
          <draw:text-box>
            <text:p text:style-name="P1"><text:span text:style-name="T3"><text:s/></text:span><text:span text:style-name="T3">UNHCR estimated that, of the 1.7m IDPs in Iraq, one million had </text:span></text:p>
          </draw:text-box>
        </draw:frame>
        <draw:frame draw:style-name="gr1" draw:text-style-name="P2" draw:layer="layout" svg:width="16.3cm" svg:height="0.475cm" svg:x="2.2cm" svg:y="19.207cm">
          <draw:text-box>
            <text:p text:style-name="P1"><text:span text:style-name="T3">been displaced before 2003 and up to 490,000 since the Samarra bombing. Obtaining </text:span></text:p>
          </draw:text-box>
        </draw:frame>
        <draw:frame draw:style-name="gr1" draw:text-style-name="P2" draw:layer="layout" svg:width="15.5cm" svg:height="0.475cm" svg:x="2.2cm" svg:y="19.771cm">
          <draw:text-box>
            <text:p text:style-name="P1"><text:span text:style-name="T3">accurate figures was difficult as many IDPs were living with extended family or not </text:span></text:p>
          </draw:text-box>
        </draw:frame>
        <draw:frame draw:style-name="gr1" draw:text-style-name="P2" draw:layer="layout" svg:width="15.67cm" svg:height="0.475cm" svg:x="2.2cm" svg:y="20.336cm">
          <draw:text-box>
            <text:p text:style-name="P1"><text:span text:style-name="T3">registering with the Government. UNHCR expected that it would be difficult to raise </text:span></text:p>
          </draw:text-box>
        </draw:frame>
        <draw:frame draw:style-name="gr1" draw:text-style-name="P2" draw:layer="layout" svg:width="8.972cm" svg:height="0.475cm" svg:x="2.2cm" svg:y="20.9cm">
          <draw:text-box>
            <text:p text:style-name="P1"><text:span text:style-name="T3">funds from donors, given Iraq’s budget surplus. </text:span></text:p>
          </draw:text-box>
        </draw:frame>
        <draw:frame draw:style-name="gr1" draw:text-style-name="P2" draw:layer="layout" svg:width="15.174cm" svg:height="0.475cm" svg:x="2.2cm" svg:y="21.815cm">
          <draw:text-box>
            <text:p text:style-name="P1"><text:span text:style-name="T6">764. </text:span><text:span text:style-name="T3"><text:s/>At the 11 January meeting of DOP(I), Ministers commented that IDPs were </text:span></text:p>
          </draw:text-box>
        </draw:frame>
        <draw:frame draw:style-name="gr1" draw:text-style-name="P2" draw:layer="layout" svg:width="16.652cm" svg:height="0.475cm" svg:x="2.2cm" svg:y="22.379cm">
          <draw:text-box>
            <text:p text:style-name="P1"><text:span text:style-name="T3">“</text:span><text:span text:style-name="T3">principally an Iraqi Government responsibility – it should address the violence and push </text:span></text:p>
          </draw:text-box>
        </draw:frame>
        <draw:frame draw:style-name="gr1" draw:text-style-name="P2" draw:layer="layout" svg:width="15.932cm" svg:height="0.475cm" svg:x="2.2cm" svg:y="22.943cm">
          <draw:text-box>
            <text:p text:style-name="P1"><text:span text:style-name="T3">forward reconciliation, and had the resources to address the needs of the displaced”.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5" draw:text-style-name="P6" draw:layer="layout" svg:width="0.408cm" svg:height="0.276cm" svg:x="18.061cm" svg:y="22.962cm">
          <draw:text-box>
            <text:p text:style-name="P1"><text:span text:style-name="T8">443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439 </text:span></text:p>
          </draw:text-box>
        </draw:frame>
        <draw:frame draw:style-name="gr4" draw:text-style-name="P5" draw:layer="layout" svg:width="15.475cm" svg:height="0.395cm" svg:x="2.646cm" svg:y="24.241cm">
          <draw:text-box>
            <text:p text:style-name="P1"><text:span text:style-name="T11">Letter Bowler to Banner, 13 June 2007, ‘The Chancellor and Defence Secretary’s Visit to Baghdad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440 </text:span></text:p>
          </draw:text-box>
        </draw:frame>
        <draw:frame draw:style-name="gr4" draw:text-style-name="P5" draw:layer="layout" svg:width="14.112cm" svg:height="0.395cm" svg:x="2.646cm" svg:y="24.664cm">
          <draw:text-box>
            <text:p text:style-name="P1"><text:span text:style-name="T11">International Organization for Migration, [undated], </text:span><text:span text:style-name="T12">Iraq Displacement 2007 Year in Review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441 </text:span></text:p>
          </draw:text-box>
        </draw:frame>
        <draw:frame draw:style-name="gr4" draw:text-style-name="P5" draw:layer="layout" svg:width="14.971cm" svg:height="0.395cm" svg:x="2.646cm" svg:y="25.087cm">
          <draw:text-box>
            <text:p text:style-name="P1"><text:span text:style-name="T11">Minute Banner to Prime Minister, 1 December 2006, ‘Iraq Update, 1 December’ attaching Paper, </text:span></text:p>
          </draw:text-box>
        </draw:frame>
        <draw:frame draw:style-name="gr4" draw:text-style-name="P5" draw:layer="layout" svg:width="7.635cm" svg:height="0.395cm" svg:x="2.2cm" svg:y="25.511cm">
          <draw:text-box>
            <text:p text:style-name="P1"><text:span text:style-name="T11">[undated], ‘UNHCR Update on the Iraq Situation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42 </text:span></text:p>
          </draw:text-box>
        </draw:frame>
        <draw:frame draw:style-name="gr4" draw:text-style-name="P5" draw:layer="layout" svg:width="14.768cm" svg:height="0.395cm" svg:x="2.646cm" svg:y="25.934cm">
          <draw:text-box>
            <text:p text:style-name="P1"><text:span text:style-name="T11">eGram 1267/07 Baghdad to FCO London, 11 January 2007, ‘Iraq: Update on the Situation with </text:span></text:p>
          </draw:text-box>
        </draw:frame>
        <draw:frame draw:style-name="gr4" draw:text-style-name="P5" draw:layer="layout" svg:width="4.519cm" svg:height="0.395cm" svg:x="2.2cm" svg:y="26.357cm">
          <draw:text-box>
            <text:p text:style-name="P1"><text:span text:style-name="T11">Internally Displaced People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43 </text:span></text:p>
          </draw:text-box>
        </draw:frame>
        <draw:frame draw:style-name="gr4" draw:text-style-name="P5" draw:layer="layout" svg:width="6.843cm" svg:height="0.395cm" svg:x="2.646cm" svg:y="26.781cm">
          <draw:text-box>
            <text:p text:style-name="P1"><text:span text:style-name="T11">Minutes, 11 January 2007, DOP(I) meeting. </text:span></text:p>
          </draw:text-box>
        </draw:frame>
      </draw:page>
      <draw:page draw:name="page1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0</text:span></text:p>
          </draw:text-box>
        </draw:frame>
        <draw:frame draw:style-name="gr1" draw:text-style-name="P2" draw:layer="layout" svg:width="16.207cm" svg:height="0.475cm" svg:x="2.2cm" svg:y="2.525cm">
          <draw:text-box>
            <text:p text:style-name="P1"><text:span text:style-name="T6">765. </text:span><text:span text:style-name="T3"><text:s/>Mr Dinham, who attended the DOP(I) meeting, reported to DFID colleagues that </text:span></text:p>
          </draw:text-box>
        </draw:frame>
        <draw:frame draw:style-name="gr1" draw:text-style-name="P2" draw:layer="layout" svg:width="16.25cm" svg:height="0.475cm" svg:x="2.2cm" svg:y="3.09cm">
          <draw:text-box>
            <text:p text:style-name="P1"><text:span text:style-name="T3">Mr Benn had said that he would be urging the UN to use unspent donor funds to meet </text:span></text:p>
          </draw:text-box>
        </draw:frame>
        <draw:frame draw:style-name="gr1" draw:text-style-name="P2" draw:layer="layout" svg:width="3.753cm" svg:height="0.475cm" svg:x="2.2cm" svg:y="3.654cm">
          <draw:text-box>
            <text:p text:style-name="P1"><text:span text:style-name="T3">the UNHCR appeal.</text:span></text:p>
          </draw:text-box>
        </draw:frame>
        <draw:frame draw:style-name="gr5" draw:text-style-name="P6" draw:layer="layout" svg:width="0.408cm" svg:height="0.276cm" svg:x="5.941cm" svg:y="3.673cm">
          <draw:text-box>
            <text:p text:style-name="P1"><text:span text:style-name="T8">444</text:span></text:p>
          </draw:text-box>
        </draw:frame>
        <draw:frame draw:style-name="gr1" draw:text-style-name="P2" draw:layer="layout" svg:width="11.2cm" svg:height="0.475cm" svg:x="6.353cm" svg:y="3.654cm">
          <draw:text-box>
            <text:p text:style-name="P1"><text:span text:style-name="T3"><text:s/></text:span><text:span text:style-name="T3">Mr Browne had favoured pressing the Iraqi Government to </text:span></text:p>
          </draw:text-box>
        </draw:frame>
        <draw:frame draw:style-name="gr1" draw:text-style-name="P2" draw:layer="layout" svg:width="15.915cm" svg:height="0.475cm" svg:x="2.2cm" svg:y="4.218cm">
          <draw:text-box>
            <text:p text:style-name="P1"><text:span text:style-name="T3">contribute to the UNHCR appeal; this was a problem for which the Iraqi Government </text:span></text:p>
          </draw:text-box>
        </draw:frame>
        <draw:frame draw:style-name="gr1" draw:text-style-name="P2" draw:layer="layout" svg:width="11.216cm" svg:height="0.475cm" svg:x="2.2cm" svg:y="4.783cm">
          <draw:text-box>
            <text:p text:style-name="P1"><text:span text:style-name="T3">was responsible and there was no shortage of Iraqi money. </text:span></text:p>
          </draw:text-box>
        </draw:frame>
        <draw:frame draw:style-name="gr1" draw:text-style-name="P2" draw:layer="layout" svg:width="16.397cm" svg:height="0.475cm" svg:x="2.2cm" svg:y="5.697cm">
          <draw:text-box>
            <text:p text:style-name="P1"><text:span text:style-name="T6">766. </text:span><text:span text:style-name="T3"><text:s/>The 11 January report from the British Embassy Baghdad was passed to Mr Blair </text:span></text:p>
          </draw:text-box>
        </draw:frame>
        <draw:frame draw:style-name="gr1" draw:text-style-name="P2" draw:layer="layout" svg:width="2.783cm" svg:height="0.475cm" svg:x="2.2cm" svg:y="6.262cm">
          <draw:text-box>
            <text:p text:style-name="P1"><text:span text:style-name="T3">on 12 January.</text:span></text:p>
          </draw:text-box>
        </draw:frame>
        <draw:frame draw:style-name="gr5" draw:text-style-name="P6" draw:layer="layout" svg:width="0.408cm" svg:height="0.276cm" svg:x="4.969cm" svg:y="6.281cm">
          <draw:text-box>
            <text:p text:style-name="P1"><text:span text:style-name="T8">445</text:span></text:p>
          </draw:text-box>
        </draw:frame>
        <draw:frame draw:style-name="gr1" draw:text-style-name="P2" draw:layer="layout" svg:width="12.838cm" svg:height="0.475cm" svg:x="5.381cm" svg:y="6.262cm">
          <draw:text-box>
            <text:p text:style-name="P1"><text:span text:style-name="T3"><text:s/></text:span><text:span text:style-name="T3">A No.10 official commented on the report: “We are encouraging the </text:span></text:p>
          </draw:text-box>
        </draw:frame>
        <draw:frame draw:style-name="gr1" draw:text-style-name="P2" draw:layer="layout" svg:width="14.819cm" svg:height="0.475cm" svg:x="2.2cm" svg:y="6.826cm">
          <draw:text-box>
            <text:p text:style-name="P1"><text:span text:style-name="T3">GoI [Iraqi Government] to get its act together, given that these are its citizens.” </text:span></text:p>
          </draw:text-box>
        </draw:frame>
        <draw:frame draw:style-name="gr1" draw:text-style-name="P2" draw:layer="layout" svg:width="16.63cm" svg:height="0.475cm" svg:x="2.2cm" svg:y="7.741cm">
          <draw:text-box>
            <text:p text:style-name="P1"><text:span text:style-name="T6">767. </text:span><text:span text:style-name="T3"><text:s/>Mr Benn wrote to Mr Blair on 24 January, providing an update on the humanitarian </text:span></text:p>
          </draw:text-box>
        </draw:frame>
        <draw:frame draw:style-name="gr1" draw:text-style-name="P2" draw:layer="layout" svg:width="3.003cm" svg:height="0.475cm" svg:x="2.2cm" svg:y="8.305cm">
          <draw:text-box>
            <text:p text:style-name="P1"><text:span text:style-name="T3">situation in Iraq:</text:span></text:p>
          </draw:text-box>
        </draw:frame>
        <draw:frame draw:style-name="gr1" draw:text-style-name="P2" draw:layer="layout" svg:width="15.594cm" svg:height="0.475cm" svg:x="2.95cm" svg:y="9.22cm">
          <draw:text-box>
            <text:p text:style-name="P1"><text:span text:style-name="T3">“</text:span><text:span text:style-name="T3">Displacement is causing a de facto geographical separation along sectarian lines, </text:span></text:p>
          </draw:text-box>
        </draw:frame>
        <draw:frame draw:style-name="gr1" draw:text-style-name="P2" draw:layer="layout" svg:width="13.845cm" svg:height="0.475cm" svg:x="2.95cm" svg:y="9.784cm">
          <draw:text-box>
            <text:p text:style-name="P1"><text:span text:style-name="T3">as different ethnic groups move to areas in which they will be the majority.</text:span></text:p>
          </draw:text-box>
        </draw:frame>
        <draw:frame draw:style-name="gr5" draw:text-style-name="P6" draw:layer="layout" svg:width="0.246cm" svg:height="0.276cm" svg:x="16.747cm" svg:y="9.80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286cm" svg:height="0.475cm" svg:x="2.95cm" svg:y="10.698cm">
          <draw:text-box>
            <text:p text:style-name="P1"><text:span text:style-name="T3">“</text:span><text:span text:style-name="T3">There is clearly a strong political dynamic to the situation and it is essential </text:span></text:p>
          </draw:text-box>
        </draw:frame>
        <draw:frame draw:style-name="gr1" draw:text-style-name="P2" draw:layer="layout" svg:width="15.094cm" svg:height="0.475cm" svg:x="2.95cm" svg:y="11.263cm">
          <draw:text-box>
            <text:p text:style-name="P1"><text:span text:style-name="T3">that we address both the cause and the symptoms … We should press the Iraqi </text:span></text:p>
          </draw:text-box>
        </draw:frame>
        <draw:frame draw:style-name="gr1" draw:text-style-name="P2" draw:layer="layout" svg:width="15.005cm" svg:height="0.475cm" svg:x="2.95cm" svg:y="11.827cm">
          <draw:text-box>
            <text:p text:style-name="P1"><text:span text:style-name="T3">Government to address displacement issues as part of reconciliation, and to do </text:span></text:p>
          </draw:text-box>
        </draw:frame>
        <draw:frame draw:style-name="gr1" draw:text-style-name="P2" draw:layer="layout" svg:width="15.009cm" svg:height="0.475cm" svg:x="2.95cm" svg:y="12.392cm">
          <draw:text-box>
            <text:p text:style-name="P1"><text:span text:style-name="T3">more itself to provide basic services to meet humanitarian needs. The picture is </text:span></text:p>
          </draw:text-box>
        </draw:frame>
        <draw:frame draw:style-name="gr1" draw:text-style-name="P2" draw:layer="layout" svg:width="14.853cm" svg:height="0.475cm" svg:x="2.95cm" svg:y="12.956cm">
          <draw:text-box>
            <text:p text:style-name="P1"><text:span text:style-name="T3">unpalatable for the Iraqi government … and indeed for the coalition (hence the </text:span></text:p>
          </draw:text-box>
        </draw:frame>
        <draw:frame draw:style-name="gr1" draw:text-style-name="P2" draw:layer="layout" svg:width="10.386cm" svg:height="0.475cm" svg:x="2.95cm" svg:y="13.521cm">
          <draw:text-box>
            <text:p text:style-name="P1"><text:span text:style-name="T3">largely silent nature of the humanitarian crisis so far) …</text:span></text:p>
          </draw:text-box>
        </draw:frame>
        <draw:frame draw:style-name="gr1" draw:text-style-name="P2" draw:layer="layout" svg:width="14.997cm" svg:height="0.475cm" svg:x="2.95cm" svg:y="14.435cm">
          <draw:text-box>
            <text:p text:style-name="P1"><text:span text:style-name="T3">“</text:span><text:span text:style-name="T3">It is clear that while not letting the Iraqi Government off the hook, we must also </text:span></text:p>
          </draw:text-box>
        </draw:frame>
        <draw:frame draw:style-name="gr1" draw:text-style-name="P2" draw:layer="layout" svg:width="10.09cm" svg:height="0.475cm" svg:x="2.95cm" svg:y="15cm">
          <draw:text-box>
            <text:p text:style-name="P1"><text:span text:style-name="T3">continue to respond to humanitarian needs in Iraq …” </text:span></text:p>
          </draw:text-box>
        </draw:frame>
        <draw:frame draw:style-name="gr5" draw:text-style-name="P6" draw:layer="layout" svg:width="0.408cm" svg:height="0.276cm" svg:x="12.987cm" svg:y="15.018cm">
          <draw:text-box>
            <text:p text:style-name="P1"><text:span text:style-name="T8">446</text:span></text:p>
          </draw:text-box>
        </draw:frame>
        <draw:frame draw:style-name="gr1" draw:text-style-name="P2" draw:layer="layout" svg:width="14.645cm" svg:height="0.475cm" svg:x="2.2cm" svg:y="15.914cm">
          <draw:text-box>
            <text:p text:style-name="P1"><text:span text:style-name="T6">768. </text:span><text:span text:style-name="T3"><text:s/>Mr Benn advised that he had therefore decided to contribute £4m to the </text:span></text:p>
          </draw:text-box>
        </draw:frame>
        <draw:frame draw:style-name="gr1" draw:text-style-name="P2" draw:layer="layout" svg:width="9.366cm" svg:height="0.475cm" svg:x="2.2cm" svg:y="16.478cm">
          <draw:text-box>
            <text:p text:style-name="P1"><text:span text:style-name="T3">International Committee of the Red Cross (ICRC).</text:span></text:p>
          </draw:text-box>
        </draw:frame>
        <draw:frame draw:style-name="gr1" draw:text-style-name="P2" draw:layer="layout" svg:width="15.013cm" svg:height="0.475cm" svg:x="2.2cm" svg:y="17.393cm">
          <draw:text-box>
            <text:p text:style-name="P1"><text:span text:style-name="T6">769. </text:span><text:span text:style-name="T3"><text:s/>On 23 February, a No.10 official advised Mr Blair that there had been little </text:span></text:p>
          </draw:text-box>
        </draw:frame>
        <draw:frame draw:style-name="gr1" draw:text-style-name="P2" draw:layer="layout" svg:width="15.784cm" svg:height="0.475cm" svg:x="2.2cm" svg:y="17.957cm">
          <draw:text-box>
            <text:p text:style-name="P1"><text:span text:style-name="T3">improvement in the humanitarian situation, and that the Iraqi Government remained </text:span></text:p>
          </draw:text-box>
        </draw:frame>
        <draw:frame draw:style-name="gr1" draw:text-style-name="P2" draw:layer="layout" svg:width="5.171cm" svg:height="0.475cm" svg:x="2.2cm" svg:y="18.522cm">
          <draw:text-box>
            <text:p text:style-name="P1"><text:span text:style-name="T3">“</text:span><text:span text:style-name="T3">largely silent” on the issue.</text:span></text:p>
          </draw:text-box>
        </draw:frame>
        <draw:frame draw:style-name="gr5" draw:text-style-name="P6" draw:layer="layout" svg:width="0.408cm" svg:height="0.276cm" svg:x="7.353cm" svg:y="18.541cm">
          <draw:text-box>
            <text:p text:style-name="P1"><text:span text:style-name="T8">447</text:span></text:p>
          </draw:text-box>
        </draw:frame>
        <draw:frame draw:style-name="gr1" draw:text-style-name="P2" draw:layer="layout" svg:width="10.218cm" svg:height="0.475cm" svg:x="7.765cm" svg:y="18.522cm">
          <draw:text-box>
            <text:p text:style-name="P1"><text:span text:style-name="T3"><text:s/></text:span><text:span text:style-name="T3">The Iraqi Ministry of Displacement and Migration was </text:span></text:p>
          </draw:text-box>
        </draw:frame>
        <draw:frame draw:style-name="gr1" draw:text-style-name="P2" draw:layer="layout" svg:width="16.334cm" svg:height="0.475cm" svg:x="2.2cm" svg:y="19.086cm">
          <draw:text-box>
            <text:p text:style-name="P1"><text:span text:style-name="T3">trying to help but it had little capacity to respond; its budget was “woefully inadequate”. </text:span></text:p>
          </draw:text-box>
        </draw:frame>
        <draw:frame draw:style-name="gr1" draw:text-style-name="P2" draw:layer="layout" svg:width="16.368cm" svg:height="0.475cm" svg:x="2.2cm" svg:y="19.651cm">
          <draw:text-box>
            <text:p text:style-name="P1"><text:span text:style-name="T3">Meanwhile, the international community was stepping up its response. DFID continued </text:span></text:p>
          </draw:text-box>
        </draw:frame>
        <draw:frame draw:style-name="gr1" draw:text-style-name="P2" draw:layer="layout" svg:width="9.794cm" svg:height="0.475cm" svg:x="2.2cm" svg:y="20.215cm">
          <draw:text-box>
            <text:p text:style-name="P1"><text:span text:style-name="T3">to look at ways of unlocking unspent donor funding. </text:span></text:p>
          </draw:text-box>
        </draw:frame>
        <draw:frame draw:style-name="gr1" draw:text-style-name="P2" draw:layer="layout" svg:width="16.558cm" svg:height="0.475cm" svg:x="2.2cm" svg:y="21.13cm">
          <draw:text-box>
            <text:p text:style-name="P1"><text:span text:style-name="T6">770. </text:span><text:span text:style-name="T3"><text:s/>The 8 March meeting of DOP(I) returned to the issue of the humanitarian situation </text:span></text:p>
          </draw:text-box>
        </draw:frame>
        <draw:frame draw:style-name="gr1" draw:text-style-name="P2" draw:layer="layout" svg:width="1.302cm" svg:height="0.475cm" svg:x="2.2cm" svg:y="21.694cm">
          <draw:text-box>
            <text:p text:style-name="P1"><text:span text:style-name="T3">in Iraq.</text:span></text:p>
          </draw:text-box>
        </draw:frame>
        <draw:frame draw:style-name="gr5" draw:text-style-name="P6" draw:layer="layout" svg:width="0.408cm" svg:height="0.276cm" svg:x="3.494cm" svg:y="21.713cm">
          <draw:text-box>
            <text:p text:style-name="P1"><text:span text:style-name="T8">448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0.422cm" svg:height="0.475cm" svg:x="3.906cm" svg:y="21.694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444 </text:span></text:p>
          </draw:text-box>
        </draw:frame>
        <draw:frame draw:style-name="gr4" draw:text-style-name="P5" draw:layer="layout" svg:width="10.137cm" svg:height="0.395cm" svg:x="2.646cm" svg:y="24.664cm">
          <draw:text-box>
            <text:p text:style-name="P1"><text:span text:style-name="T11">Email Dinham to DFID [junior official], 11 January 2007, ‘DOP(I)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445 </text:span></text:p>
          </draw:text-box>
        </draw:frame>
        <draw:line draw:style-name="gr8" draw:text-style-name="P7" draw:layer="layout" svg:x1="2.645cm" svg:y1="25.867cm" svg:x2="10.098cm" svg:y2="25.867cm">
          <text:p/>
        </draw:line>
        <draw:frame draw:style-name="gr4" draw:text-style-name="P5" draw:layer="layout" svg:width="11.652cm" svg:height="0.395cm" svg:x="2.646cm" svg:y="25.087cm">
          <draw:text-box>
            <text:p text:style-name="P1"><text:span text:style-name="T11">Minute Banner to Blair, 12 January 2007, ‘Iraq Update, 12 December [sic]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446 </text:span></text:p>
          </draw:text-box>
        </draw:frame>
        <draw:frame draw:style-name="gr4" draw:text-style-name="P5" draw:layer="layout" svg:width="7.495cm" svg:height="0.395cm" svg:x="2.646cm" svg:y="25.511cm">
          <draw:text-box>
            <text:p text:style-name="P1"><text:span text:style-name="T5">Letter Benn to Blair, 24 January 2007, [untitled].</text:span><text:span text:style-name="T11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47 </text:span></text:p>
          </draw:text-box>
        </draw:frame>
        <draw:frame draw:style-name="gr4" draw:text-style-name="P5" draw:layer="layout" svg:width="16.008cm" svg:height="0.395cm" svg:x="2.646cm" svg:y="25.934cm">
          <draw:text-box>
            <text:p text:style-name="P1"><text:span text:style-name="T11">Minute Fletcher to Prime Minister, 23 February 2007, ‘Iraq Update, 23 February’ attaching Paper DFID, </text:span></text:p>
          </draw:text-box>
        </draw:frame>
        <draw:frame draw:style-name="gr4" draw:text-style-name="P5" draw:layer="layout" svg:width="7.592cm" svg:height="0.395cm" svg:x="2.2cm" svg:y="26.357cm">
          <draw:text-box>
            <text:p text:style-name="P1"><text:span text:style-name="T11">22 February 2007, ‘Iraq: Reconstruction Update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48 </text:span></text:p>
          </draw:text-box>
        </draw:frame>
        <draw:frame draw:style-name="gr4" draw:text-style-name="P5" draw:layer="layout" svg:width="6.399cm" svg:height="0.395cm" svg:x="2.646cm" svg:y="26.781cm">
          <draw:text-box>
            <text:p text:style-name="P1"><text:span text:style-name="T11">Minutes, 8 March 2007, DOP(I) meeting. </text:span></text:p>
          </draw:text-box>
        </draw:frame>
      </draw:page>
      <draw:page draw:name="page125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1</text:span></text:p>
          </draw:text-box>
        </draw:frame>
        <draw:frame draw:style-name="gr1" draw:text-style-name="P2" draw:layer="layout" svg:width="15.466cm" svg:height="0.475cm" svg:x="2.2cm" svg:y="2.525cm">
          <draw:text-box>
            <text:p text:style-name="P1"><text:span text:style-name="T6">771. </text:span><text:span text:style-name="T3"><text:s/>In a briefing paper for the meeting, DFID reported that the number of people </text:span></text:p>
          </draw:text-box>
        </draw:frame>
        <draw:frame draw:style-name="gr1" draw:text-style-name="P2" draw:layer="layout" svg:width="11.229cm" svg:height="0.475cm" svg:x="2.2cm" svg:y="3.09cm">
          <draw:text-box>
            <text:p text:style-name="P1"><text:span text:style-name="T3">displaced since the Samarra bombing had risen to 650,000.</text:span></text:p>
          </draw:text-box>
        </draw:frame>
        <draw:frame draw:style-name="gr5" draw:text-style-name="P6" draw:layer="layout" svg:width="0.408cm" svg:height="0.276cm" svg:x="13.378cm" svg:y="3.108cm">
          <draw:text-box>
            <text:p text:style-name="P1"><text:span text:style-name="T8">449</text:span></text:p>
          </draw:text-box>
        </draw:frame>
        <draw:frame draw:style-name="gr1" draw:text-style-name="P2" draw:layer="layout" svg:width="4.553cm" svg:height="0.475cm" svg:x="13.79cm" svg:y="3.09cm">
          <draw:text-box>
            <text:p text:style-name="P1"><text:span text:style-name="T3"><text:s/></text:span><text:span text:style-name="T3">UNHCR estimated that </text:span></text:p>
          </draw:text-box>
        </draw:frame>
        <draw:frame draw:style-name="gr1" draw:text-style-name="P2" draw:layer="layout" svg:width="16.118cm" svg:height="0.475cm" svg:x="2.2cm" svg:y="3.654cm">
          <draw:text-box>
            <text:p text:style-name="P1"><text:span text:style-name="T3">the total number of IDPs in Iraq could rise to 2.3m by the end of 2007. The number of </text:span></text:p>
          </draw:text-box>
        </draw:frame>
        <draw:frame draw:style-name="gr1" draw:text-style-name="P2" draw:layer="layout" svg:width="11.318cm" svg:height="0.475cm" svg:x="2.2cm" svg:y="4.218cm">
          <draw:text-box>
            <text:p text:style-name="P1"><text:span text:style-name="T3">Iraqi refugees in the region had risen from 1.8m to over 2m. </text:span></text:p>
          </draw:text-box>
        </draw:frame>
        <draw:frame draw:style-name="gr1" draw:text-style-name="P2" draw:layer="layout" svg:width="15.352cm" svg:height="0.475cm" svg:x="2.2cm" svg:y="5.133cm">
          <draw:text-box>
            <text:p text:style-name="P1"><text:span text:style-name="T6">772. </text:span><text:span text:style-name="T3"><text:s/>The trend was of “increasing polarisation” along sectarian and geographical </text:span></text:p>
          </draw:text-box>
        </draw:frame>
        <draw:frame draw:style-name="gr1" draw:text-style-name="P2" draw:layer="layout" svg:width="15.737cm" svg:height="0.475cm" svg:x="2.2cm" svg:y="5.697cm">
          <draw:text-box>
            <text:p text:style-name="P1"><text:span text:style-name="T3">lines, which would have a considerable impact on the political landscape and made </text:span></text:p>
          </draw:text-box>
        </draw:frame>
        <draw:frame draw:style-name="gr1" draw:text-style-name="P2" draw:layer="layout" svg:width="16.063cm" svg:height="0.475cm" svg:x="2.2cm" svg:y="6.262cm">
          <draw:text-box>
            <text:p text:style-name="P1"><text:span text:style-name="T3">a national response more complex. In contrast to previous displacements, the moves </text:span></text:p>
          </draw:text-box>
        </draw:frame>
        <draw:frame draw:style-name="gr1" draw:text-style-name="P2" draw:layer="layout" svg:width="3.308cm" svg:height="0.475cm" svg:x="2.2cm" svg:y="6.826cm">
          <draw:text-box>
            <text:p text:style-name="P1"><text:span text:style-name="T3">were permanent. </text:span></text:p>
          </draw:text-box>
        </draw:frame>
        <draw:frame draw:style-name="gr1" draw:text-style-name="P2" draw:layer="layout" svg:width="15.889cm" svg:height="0.475cm" svg:x="2.2cm" svg:y="7.741cm">
          <draw:text-box>
            <text:p text:style-name="P1"><text:span text:style-name="T6">773. </text:span><text:span text:style-name="T3"><text:s/>In Iraq, security had compromised delivery mechanisms, and weak Iraqi public </text:span></text:p>
          </draw:text-box>
        </draw:frame>
        <draw:frame draw:style-name="gr1" draw:text-style-name="P2" draw:layer="layout" svg:width="16.165cm" svg:height="0.475cm" svg:x="2.2cm" svg:y="8.305cm">
          <draw:text-box>
            <text:p text:style-name="P1"><text:span text:style-name="T3">services had not been able to keep up with demand. The Iraqi Government had failed </text:span></text:p>
          </draw:text-box>
        </draw:frame>
        <draw:frame draw:style-name="gr1" draw:text-style-name="P2" draw:layer="layout" svg:width="16.618cm" svg:height="0.475cm" svg:x="2.2cm" svg:y="8.87cm">
          <draw:text-box>
            <text:p text:style-name="P1"><text:span text:style-name="T3">to recognise that this was a strategic issue with long-term political consequences. There </text:span></text:p>
          </draw:text-box>
        </draw:frame>
        <draw:frame draw:style-name="gr1" draw:text-style-name="P2" draw:layer="layout" svg:width="16.499cm" svg:height="0.475cm" svg:x="2.2cm" svg:y="9.434cm">
          <draw:text-box>
            <text:p text:style-name="P1"><text:span text:style-name="T3">was an increasing risk that militias were being seen by Iraqi communities as guarantors </text:span></text:p>
          </draw:text-box>
        </draw:frame>
        <draw:frame draw:style-name="gr1" draw:text-style-name="P2" draw:layer="layout" svg:width="16.334cm" svg:height="0.475cm" svg:x="2.2cm" svg:y="9.998cm">
          <draw:text-box>
            <text:p text:style-name="P1"><text:span text:style-name="T3">of local security. The UK’s objective remained to build Iraqi capacity to provide security </text:span></text:p>
          </draw:text-box>
        </draw:frame>
        <draw:frame draw:style-name="gr1" draw:text-style-name="P2" draw:layer="layout" svg:width="5.455cm" svg:height="0.475cm" svg:x="2.2cm" svg:y="10.563cm">
          <draw:text-box>
            <text:p text:style-name="P1"><text:span text:style-name="T3">and basic services; however:</text:span></text:p>
          </draw:text-box>
        </draw:frame>
        <draw:frame draw:style-name="gr1" draw:text-style-name="P2" draw:layer="layout" svg:width="14.696cm" svg:height="0.475cm" svg:x="2.95cm" svg:y="11.477cm">
          <draw:text-box>
            <text:p text:style-name="P1"><text:span text:style-name="T3">“</text:span><text:span text:style-name="T3">It will take years for Iraq to undertake the necessary reforms and develop the </text:span></text:p>
          </draw:text-box>
        </draw:frame>
        <draw:frame draw:style-name="gr1" draw:text-style-name="P2" draw:layer="layout" svg:width="15.572cm" svg:height="0.475cm" svg:x="2.95cm" svg:y="12.042cm">
          <draw:text-box>
            <text:p text:style-name="P1"><text:span text:style-name="T3">systems for effective service delivery. There is therefore a humanitarian imperative </text:span></text:p>
          </draw:text-box>
        </draw:frame>
        <draw:frame draw:style-name="gr1" draw:text-style-name="P2" draw:layer="layout" svg:width="11.051cm" svg:height="0.475cm" svg:x="2.95cm" svg:y="12.606cm">
          <draw:text-box>
            <text:p text:style-name="P1"><text:span text:style-name="T3">for the international community to assist in the short term.” </text:span></text:p>
          </draw:text-box>
        </draw:frame>
        <draw:frame draw:style-name="gr1" draw:text-style-name="P2" draw:layer="layout" svg:width="16.66cm" svg:height="0.475cm" svg:x="2.2cm" svg:y="13.521cm">
          <draw:text-box>
            <text:p text:style-name="P1"><text:span text:style-name="T6">774. </text:span><text:span text:style-name="T3"><text:s/>DFID stated that it would contribute a further £5m to humanitarian relief operations </text:span></text:p>
          </draw:text-box>
        </draw:frame>
        <draw:frame draw:style-name="gr1" draw:text-style-name="P2" draw:layer="layout" svg:width="16.173cm" svg:height="0.475cm" svg:x="2.2cm" svg:y="14.085cm">
          <draw:text-box>
            <text:p text:style-name="P1"><text:span text:style-name="T3">in Iraq and the region (bringing DFID’s total contribution to the crisis for 2007 to £9m). </text:span></text:p>
          </draw:text-box>
        </draw:frame>
        <draw:frame draw:style-name="gr1" draw:text-style-name="P2" draw:layer="layout" svg:width="6.991cm" svg:height="0.475cm" svg:x="2.2cm" svg:y="15cm">
          <draw:text-box>
            <text:p text:style-name="P1"><text:span text:style-name="T6">775. </text:span><text:span text:style-name="T3"><text:s/>Other major contributions were:</text:span></text:p>
          </draw:text-box>
        </draw:frame>
        <draw:frame draw:style-name="gr3" draw:text-style-name="P4" draw:layer="layout" svg:width="0.634cm" svg:height="0.712cm" svg:x="2.95cm" svg:y="15.7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751cm" svg:height="0.475cm" svg:x="3.7cm" svg:y="15.914cm">
          <draw:text-box>
            <text:p text:style-name="P1"><text:span text:style-name="T3">Japan had pledged US$104m;</text:span></text:p>
          </draw:text-box>
        </draw:frame>
        <draw:frame draw:style-name="gr3" draw:text-style-name="P4" draw:layer="layout" svg:width="0.634cm" svg:height="0.712cm" svg:x="2.95cm" svg:y="16.4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013cm" svg:height="0.475cm" svg:x="3.7cm" svg:y="16.578cm">
          <draw:text-box>
            <text:p text:style-name="P1"><text:span text:style-name="T3">the EC had pledged €20m; and </text:span></text:p>
          </draw:text-box>
        </draw:frame>
        <draw:frame draw:style-name="gr3" draw:text-style-name="P4" draw:layer="layout" svg:width="0.634cm" svg:height="0.712cm" svg:x="2.95cm" svg:y="17.0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772cm" svg:height="0.475cm" svg:x="3.7cm" svg:y="17.243cm">
          <draw:text-box>
            <text:p text:style-name="P1"><text:span text:style-name="T3">the US had pledged US$23m. </text:span></text:p>
          </draw:text-box>
        </draw:frame>
        <draw:frame draw:style-name="gr1" draw:text-style-name="P2" draw:layer="layout" svg:width="15.356cm" svg:height="0.475cm" svg:x="2.2cm" svg:y="18.157cm">
          <draw:text-box>
            <text:p text:style-name="P1"><text:span text:style-name="T6">776. </text:span><text:span text:style-name="T3"><text:s/>Introducing the DFID paper at the DOP(I) meeting, Mr Benn said that Prime </text:span></text:p>
          </draw:text-box>
        </draw:frame>
        <draw:frame draw:style-name="gr1" draw:text-style-name="P2" draw:layer="layout" svg:width="15.433cm" svg:height="0.475cm" svg:x="2.2cm" svg:y="18.722cm">
          <draw:text-box>
            <text:p text:style-name="P1"><text:span text:style-name="T3">Minister Maliki remained more focused on security and his own political concerns, </text:span></text:p>
          </draw:text-box>
        </draw:frame>
        <draw:frame draw:style-name="gr1" draw:text-style-name="P2" draw:layer="layout" svg:width="15.657cm" svg:height="0.475cm" svg:x="2.2cm" svg:y="19.286cm">
          <draw:text-box>
            <text:p text:style-name="P1"><text:span text:style-name="T3">but the UK continued to push the Iraqi Government to allocate adequate resources </text:span></text:p>
          </draw:text-box>
        </draw:frame>
        <draw:frame draw:style-name="gr1" draw:text-style-name="P2" draw:layer="layout" svg:width="2.838cm" svg:height="0.475cm" svg:x="2.2cm" svg:y="19.851cm">
          <draw:text-box>
            <text:p text:style-name="P1"><text:span text:style-name="T3">to the problem.</text:span></text:p>
          </draw:text-box>
        </draw:frame>
        <draw:frame draw:style-name="gr5" draw:text-style-name="P6" draw:layer="layout" svg:width="0.408cm" svg:height="0.276cm" svg:x="5.024cm" svg:y="19.869cm">
          <draw:text-box>
            <text:p text:style-name="P1"><text:span text:style-name="T8">450</text:span></text:p>
          </draw:text-box>
        </draw:frame>
        <draw:frame draw:style-name="gr1" draw:text-style-name="P2" draw:layer="layout" svg:width="0.422cm" svg:height="0.475cm" svg:x="5.436cm" svg:y="19.8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16cm" svg:height="0.475cm" svg:x="2.2cm" svg:y="20.765cm">
          <draw:text-box>
            <text:p text:style-name="P1"><text:span text:style-name="T6">777. </text:span><text:span text:style-name="T3"><text:s/>The DOP(I) meeting concluded that the UK should lobby the Iraqi Government, </text:span></text:p>
          </draw:text-box>
        </draw:frame>
        <draw:frame draw:style-name="gr1" draw:text-style-name="P2" draw:layer="layout" svg:width="12.871cm" svg:height="0.475cm" svg:x="2.2cm" svg:y="21.33cm">
          <draw:text-box>
            <text:p text:style-name="P1"><text:span text:style-name="T3">UN, ICRC and the IOM to step up their actions to address the crisis. </text:span></text:p>
          </draw:text-box>
        </draw:frame>
        <draw:frame draw:style-name="gr1" draw:text-style-name="P2" draw:layer="layout" svg:width="16.232cm" svg:height="0.475cm" svg:x="2.2cm" svg:y="22.244cm">
          <draw:text-box>
            <text:p text:style-name="P1"><text:span text:style-name="T6">778. </text:span><text:span text:style-name="T3"><text:s/>DFID made further contributions to the international humanitarian response later </text:span></text:p>
          </draw:text-box>
        </draw:frame>
        <draw:frame draw:style-name="gr1" draw:text-style-name="P2" draw:layer="layout" svg:width="15.111cm" svg:height="0.475cm" svg:x="2.2cm" svg:y="22.808cm">
          <draw:text-box>
            <text:p text:style-name="P1"><text:span text:style-name="T3">in March and in November, bringing the UK’s total contribution for 2007 to £15m.</text:span></text:p>
          </draw:text-box>
        </draw:frame>
        <draw:frame draw:style-name="gr5" draw:text-style-name="P6" draw:layer="layout" svg:width="0.408cm" svg:height="0.276cm" svg:x="17.253cm" svg:y="22.827cm">
          <draw:text-box>
            <text:p text:style-name="P1"><text:span text:style-name="T8">451</text:span></text:p>
          </draw:text-box>
        </draw:frame>
        <draw:frame draw:style-name="gr1" draw:text-style-name="P2" draw:layer="layout" svg:width="0.422cm" svg:height="0.475cm" svg:x="17.664cm" svg:y="22.80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7cm" svg:height="0.475cm" svg:x="2.2cm" svg:y="23.723cm">
          <draw:text-box>
            <text:p text:style-name="P1"><text:span text:style-name="T6">779. </text:span><text:span text:style-name="T3"><text:s/>On 18 April, a No.10 official advised Mr Blair that the UN assessed that the refugee </text:span></text:p>
          </draw:text-box>
        </draw:frame>
        <draw:frame draw:style-name="gr1" draw:text-style-name="P2" draw:layer="layout" svg:width="8.426cm" svg:height="0.475cm" svg:x="2.2cm" svg:y="24.287cm">
          <draw:text-box>
            <text:p text:style-name="P1"><text:span text:style-name="T3">and IDP situation was becoming more acute.</text:span></text:p>
          </draw:text-box>
        </draw:frame>
        <draw:frame draw:style-name="gr5" draw:text-style-name="P6" draw:layer="layout" svg:width="0.408cm" svg:height="0.276cm" svg:x="10.593cm" svg:y="24.306cm">
          <draw:text-box>
            <text:p text:style-name="P1"><text:span text:style-name="T8">452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6.835cm" svg:height="0.475cm" svg:x="11.005cm" svg:y="24.287cm">
          <draw:text-box>
            <text:p text:style-name="P1"><text:span text:style-name="T3"><text:s/></text:span><text:span text:style-name="T3">The Iraqi Government had pledged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449 </text:span></text:p>
          </draw:text-box>
        </draw:frame>
        <draw:frame draw:style-name="gr4" draw:text-style-name="P5" draw:layer="layout" svg:width="10.052cm" svg:height="0.395cm" svg:x="2.646cm" svg:y="25.511cm">
          <draw:text-box>
            <text:p text:style-name="P1"><text:span text:style-name="T11">Paper DFID, 7 March 2007, ‘The Humanitarian Situation in Iraq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50 </text:span></text:p>
          </draw:text-box>
        </draw:frame>
        <draw:frame draw:style-name="gr4" draw:text-style-name="P5" draw:layer="layout" svg:width="6.399cm" svg:height="0.395cm" svg:x="2.646cm" svg:y="25.934cm">
          <draw:text-box>
            <text:p text:style-name="P1"><text:span text:style-name="T11">Minutes, 8 March 2007, DOP(I) meeting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51 </text:span></text:p>
          </draw:text-box>
        </draw:frame>
        <draw:frame draw:style-name="gr4" draw:text-style-name="P5" draw:layer="layout" svg:width="15.179cm" svg:height="0.395cm" svg:x="2.646cm" svg:y="26.357cm">
          <draw:text-box>
            <text:p text:style-name="P1"><text:span text:style-name="T11">Paper DFID, 4 November 2009, ‘Iraq – DFID Timeline and Financial Commitments: 2003 – 2009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52 </text:span></text:p>
          </draw:text-box>
        </draw:frame>
        <draw:frame draw:style-name="gr4" draw:text-style-name="P5" draw:layer="layout" svg:width="14.442cm" svg:height="0.395cm" svg:x="2.646cm" svg:y="26.781cm">
          <draw:text-box>
            <text:p text:style-name="P1"><text:span text:style-name="T11">Minute Phillipson to Prime Minister, 18 April 2007, ‘VTC with President Bush – 1800 18 April’. </text:span></text:p>
          </draw:text-box>
        </draw:frame>
      </draw:page>
      <draw:page draw:name="page1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2</text:span></text:p>
          </draw:text-box>
        </draw:frame>
        <draw:frame draw:style-name="gr1" draw:text-style-name="P2" draw:layer="layout" svg:width="16.22cm" svg:height="0.475cm" svg:x="2.2cm" svg:y="2.525cm">
          <draw:text-box>
            <text:p text:style-name="P1"><text:span text:style-name="T3">US$25m to the UN, but that amount was “fairly minimal, given the resources required, </text:span></text:p>
          </draw:text-box>
        </draw:frame>
        <draw:frame draw:style-name="gr1" draw:text-style-name="P2" draw:layer="layout" svg:width="13.54cm" svg:height="0.475cm" svg:x="2.2cm" svg:y="3.09cm">
          <draw:text-box>
            <text:p text:style-name="P1"><text:span text:style-name="T3">and that it has primary responsibility for the well-being of Iraq’s citizens”.</text:span></text:p>
          </draw:text-box>
        </draw:frame>
        <draw:frame draw:style-name="gr1" draw:text-style-name="P2" draw:layer="layout" svg:width="16.359cm" svg:height="0.475cm" svg:x="2.2cm" svg:y="4.004cm">
          <draw:text-box>
            <text:p text:style-name="P1"><text:span text:style-name="T6">780. </text:span><text:span text:style-name="T3"><text:s/>The IOM’s review of displacement in Iraq in 2007 reported that displacement had </text:span></text:p>
          </draw:text-box>
        </draw:frame>
        <draw:frame draw:style-name="gr1" draw:text-style-name="P2" draw:layer="layout" svg:width="15.784cm" svg:height="0.475cm" svg:x="2.2cm" svg:y="4.568cm">
          <draw:text-box>
            <text:p text:style-name="P1"><text:span text:style-name="T3">slowed over the course of the year, due to improved security in some areas and the </text:span></text:p>
          </draw:text-box>
        </draw:frame>
        <draw:frame draw:style-name="gr1" draw:text-style-name="P2" draw:layer="layout" svg:width="16.415cm" svg:height="0.475cm" svg:x="2.2cm" svg:y="5.133cm">
          <draw:text-box>
            <text:p text:style-name="P1"><text:span text:style-name="T3">“</text:span><text:span text:style-name="T3">sectarian homogenization” of previously mixed neighbourhoods: “in other words, there </text:span></text:p>
          </draw:text-box>
        </draw:frame>
        <draw:frame draw:style-name="gr1" draw:text-style-name="P2" draw:layer="layout" svg:width="7.965cm" svg:height="0.475cm" svg:x="2.2cm" svg:y="5.697cm">
          <draw:text-box>
            <text:p text:style-name="P1"><text:span text:style-name="T3">were fewer and fewer people to force out”.</text:span></text:p>
          </draw:text-box>
        </draw:frame>
        <draw:frame draw:style-name="gr5" draw:text-style-name="P6" draw:layer="layout" svg:width="0.408cm" svg:height="0.276cm" svg:x="10.13cm" svg:y="5.716cm">
          <draw:text-box>
            <text:p text:style-name="P1"><text:span text:style-name="T8">453</text:span></text:p>
          </draw:text-box>
        </draw:frame>
        <draw:frame draw:style-name="gr1" draw:text-style-name="P2" draw:layer="layout" svg:width="8.16cm" svg:height="0.475cm" svg:x="10.542cm" svg:y="5.697cm">
          <draw:text-box>
            <text:p text:style-name="P1"><text:span text:style-name="T3"><text:s/></text:span><text:span text:style-name="T3">Conditions continued to deteriorate for the </text:span></text:p>
          </draw:text-box>
        </draw:frame>
        <draw:frame draw:style-name="gr1" draw:text-style-name="P2" draw:layer="layout" svg:width="3.52cm" svg:height="0.475cm" svg:x="2.2cm" svg:y="6.262cm">
          <draw:text-box>
            <text:p text:style-name="P1"><text:span text:style-name="T3">2.4m IDPs in Iraq. </text:span></text:p>
          </draw:text-box>
        </draw:frame>
        <draw:frame draw:style-name="gr1" draw:text-style-name="P2" draw:layer="layout" svg:width="15.297cm" svg:height="0.475cm" svg:x="2.2cm" svg:y="7.176cm">
          <draw:text-box>
            <text:p text:style-name="P1"><text:span text:style-name="T6">781. </text:span><text:span text:style-name="T3"><text:s/>On 12 March 2008, a DFID official advised Mr Douglas Alexander, who had </text:span></text:p>
          </draw:text-box>
        </draw:frame>
        <draw:frame draw:style-name="gr1" draw:text-style-name="P2" draw:layer="layout" svg:width="16.626cm" svg:height="0.475cm" svg:x="2.2cm" svg:y="7.741cm">
          <draw:text-box>
            <text:p text:style-name="P1"><text:span text:style-name="T3">succeeded Mr Benn as International Development Secretary, that the UN estimated that </text:span></text:p>
          </draw:text-box>
        </draw:frame>
        <draw:frame draw:style-name="gr1" draw:text-style-name="P2" draw:layer="layout" svg:width="6.424cm" svg:height="0.475cm" svg:x="2.2cm" svg:y="8.305cm">
          <draw:text-box>
            <text:p text:style-name="P1"><text:span text:style-name="T3">there were now 2.2m IDPs in Iraq.</text:span></text:p>
          </draw:text-box>
        </draw:frame>
        <draw:frame draw:style-name="gr5" draw:text-style-name="P6" draw:layer="layout" svg:width="0.408cm" svg:height="0.276cm" svg:x="8.6cm" svg:y="8.324cm">
          <draw:text-box>
            <text:p text:style-name="P1"><text:span text:style-name="T8">454</text:span></text:p>
          </draw:text-box>
        </draw:frame>
        <draw:frame draw:style-name="gr1" draw:text-style-name="P2" draw:layer="layout" svg:width="9.032cm" svg:height="0.475cm" svg:x="9.012cm" svg:y="8.305cm">
          <draw:text-box>
            <text:p text:style-name="P1"><text:span text:style-name="T3"><text:s/></text:span><text:span text:style-name="T3">The Iraqi Government had recently announced </text:span></text:p>
          </draw:text-box>
        </draw:frame>
        <draw:frame draw:style-name="gr1" draw:text-style-name="P2" draw:layer="layout" svg:width="15.915cm" svg:height="0.475cm" svg:x="2.2cm" svg:y="8.87cm">
          <draw:text-box>
            <text:p text:style-name="P1"><text:span text:style-name="T3">a US$40m contribution to the UN’s US$265m Consolidated Appeal (which had been </text:span></text:p>
          </draw:text-box>
        </draw:frame>
        <draw:frame draw:style-name="gr1" draw:text-style-name="P2" draw:layer="layout" svg:width="15.67cm" svg:height="0.475cm" svg:x="2.2cm" svg:y="9.434cm">
          <draw:text-box>
            <text:p text:style-name="P1"><text:span text:style-name="T3">launched in February), but was doing little to support vulnerable people inside Iraq. </text:span></text:p>
          </draw:text-box>
        </draw:frame>
        <draw:frame draw:style-name="gr1" draw:text-style-name="P2" draw:layer="layout" svg:width="15.339cm" svg:height="0.475cm" svg:x="2.2cm" svg:y="10.348cm">
          <draw:text-box>
            <text:p text:style-name="P1"><text:span text:style-name="T6">782. </text:span><text:span text:style-name="T3"><text:s/>DFID contributed a further £29m to the international humanitarian response </text:span></text:p>
          </draw:text-box>
        </draw:frame>
        <draw:frame draw:style-name="gr1" draw:text-style-name="P2" draw:layer="layout" svg:width="1.518cm" svg:height="0.475cm" svg:x="2.2cm" svg:y="10.913cm">
          <draw:text-box>
            <text:p text:style-name="P1"><text:span text:style-name="T3">in 2008.</text:span></text:p>
          </draw:text-box>
        </draw:frame>
        <draw:frame draw:style-name="gr5" draw:text-style-name="P6" draw:layer="layout" svg:width="0.408cm" svg:height="0.276cm" svg:x="3.706cm" svg:y="10.932cm">
          <draw:text-box>
            <text:p text:style-name="P1"><text:span text:style-name="T8">455</text:span></text:p>
          </draw:text-box>
        </draw:frame>
        <draw:frame draw:style-name="gr1" draw:text-style-name="P2" draw:layer="layout" svg:width="0.422cm" svg:height="0.475cm" svg:x="4.118cm" svg:y="10.91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967cm" svg:height="0.475cm" svg:x="2.2cm" svg:y="11.827cm">
          <draw:text-box>
            <text:p text:style-name="P1"><text:span text:style-name="T6">783. </text:span><text:span text:style-name="T3"><text:s/>A study by The Brookings Institution-University of Bern Project on Internal </text:span></text:p>
          </draw:text-box>
        </draw:frame>
        <draw:frame draw:style-name="gr1" draw:text-style-name="P2" draw:layer="layout" svg:width="16.317cm" svg:height="0.475cm" svg:x="2.2cm" svg:y="12.392cm">
          <draw:text-box>
            <text:p text:style-name="P1"><text:span text:style-name="T3">Displacement, published in December 2008, suggested that smaller minority groups in </text:span></text:p>
          </draw:text-box>
        </draw:frame>
        <draw:frame draw:style-name="gr1" draw:text-style-name="P2" draw:layer="layout" svg:width="15.983cm" svg:height="0.475cm" svg:x="2.2cm" svg:y="12.956cm">
          <draw:text-box>
            <text:p text:style-name="P1"><text:span text:style-name="T3">Iraq comprised a disproportionately large percentage of displaced people, due to the </text:span></text:p>
          </draw:text-box>
        </draw:frame>
        <draw:frame draw:style-name="gr1" draw:text-style-name="P2" draw:layer="layout" svg:width="8.562cm" svg:height="0.475cm" svg:x="2.2cm" svg:y="13.521cm">
          <draw:text-box>
            <text:p text:style-name="P1"><text:span text:style-name="T3">harassment they had experienced after 2003.</text:span></text:p>
          </draw:text-box>
        </draw:frame>
        <draw:frame draw:style-name="gr5" draw:text-style-name="P6" draw:layer="layout" svg:width="0.408cm" svg:height="0.276cm" svg:x="10.719cm" svg:y="13.539cm">
          <draw:text-box>
            <text:p text:style-name="P1"><text:span text:style-name="T8">456</text:span></text:p>
          </draw:text-box>
        </draw:frame>
        <draw:frame draw:style-name="gr1" draw:text-style-name="P2" draw:layer="layout" svg:width="7.394cm" svg:height="0.475cm" svg:x="11.131cm" svg:y="13.521cm">
          <draw:text-box>
            <text:p text:style-name="P1"><text:span text:style-name="T3"><text:s/></text:span><text:span text:style-name="T3">The study offered a comparison of the </text:span></text:p>
          </draw:text-box>
        </draw:frame>
        <draw:frame draw:style-name="gr1" draw:text-style-name="P2" draw:layer="layout" svg:width="11.936cm" svg:height="0.475cm" svg:x="2.2cm" svg:y="14.085cm">
          <draw:text-box>
            <text:p text:style-name="P1"><text:span text:style-name="T3">estimated numbers of minority groups in Iraq in 2003 and 2008:</text:span></text:p>
          </draw:text-box>
        </draw:frame>
        <draw:line draw:style-name="gr18" draw:text-style-name="P7" draw:layer="layout" svg:x1="2.199cm" svg:y1="16.082cm" svg:x2="8.8cm" svg:y2="16.082cm">
          <text:p/>
        </draw:line>
        <draw:line draw:style-name="gr18" draw:text-style-name="P7" draw:layer="layout" svg:x1="2.208cm" svg:y1="16.73cm" svg:x2="2.208cm" svg:y2="16.091cm">
          <text:p/>
        </draw:line>
        <draw:line draw:style-name="gr18" draw:text-style-name="P7" draw:layer="layout" svg:x1="8.799cm" svg:y1="16.082cm" svg:x2="13.799cm" svg:y2="16.082cm">
          <text:p/>
        </draw:line>
        <draw:line draw:style-name="gr18" draw:text-style-name="P7" draw:layer="layout" svg:x1="8.799cm" svg:y1="16.73cm" svg:x2="8.799cm" svg:y2="16.091cm">
          <text:p/>
        </draw:line>
        <draw:line draw:style-name="gr18" draw:text-style-name="P7" draw:layer="layout" svg:x1="13.799cm" svg:y1="16.082cm" svg:x2="18.808cm" svg:y2="16.082cm">
          <text:p/>
        </draw:line>
        <draw:line draw:style-name="gr18" draw:text-style-name="P7" draw:layer="layout" svg:x1="13.799cm" svg:y1="16.73cm" svg:x2="13.799cm" svg:y2="16.091cm">
          <text:p/>
        </draw:line>
        <draw:line draw:style-name="gr18" draw:text-style-name="P7" draw:layer="layout" svg:x1="18.799cm" svg:y1="16.73cm" svg:x2="18.799cm" svg:y2="16.091cm">
          <text:p/>
        </draw:line>
        <draw:line draw:style-name="gr18" draw:text-style-name="P7" draw:layer="layout" svg:x1="2.199cm" svg:y1="16.739cm" svg:x2="8.8cm" svg:y2="16.739cm">
          <text:p/>
        </draw:line>
        <draw:line draw:style-name="gr18" draw:text-style-name="P7" draw:layer="layout" svg:x1="2.208cm" svg:y1="17.387cm" svg:x2="2.208cm" svg:y2="16.748cm">
          <text:p/>
        </draw:line>
        <draw:line draw:style-name="gr18" draw:text-style-name="P7" draw:layer="layout" svg:x1="8.799cm" svg:y1="16.739cm" svg:x2="13.799cm" svg:y2="16.739cm">
          <text:p/>
        </draw:line>
        <draw:line draw:style-name="gr18" draw:text-style-name="P7" draw:layer="layout" svg:x1="8.799cm" svg:y1="17.387cm" svg:x2="8.799cm" svg:y2="16.748cm">
          <text:p/>
        </draw:line>
        <draw:line draw:style-name="gr18" draw:text-style-name="P7" draw:layer="layout" svg:x1="13.799cm" svg:y1="16.739cm" svg:x2="18.808cm" svg:y2="16.739cm">
          <text:p/>
        </draw:line>
        <draw:line draw:style-name="gr18" draw:text-style-name="P7" draw:layer="layout" svg:x1="13.799cm" svg:y1="17.387cm" svg:x2="13.799cm" svg:y2="16.748cm">
          <text:p/>
        </draw:line>
        <draw:line draw:style-name="gr18" draw:text-style-name="P7" draw:layer="layout" svg:x1="18.799cm" svg:y1="17.387cm" svg:x2="18.799cm" svg:y2="16.748cm">
          <text:p/>
        </draw:line>
        <draw:line draw:style-name="gr18" draw:text-style-name="P7" draw:layer="layout" svg:x1="2.199cm" svg:y1="17.396cm" svg:x2="8.8cm" svg:y2="17.396cm">
          <text:p/>
        </draw:line>
        <draw:line draw:style-name="gr18" draw:text-style-name="P7" draw:layer="layout" svg:x1="2.208cm" svg:y1="18.044cm" svg:x2="2.208cm" svg:y2="17.405cm">
          <text:p/>
        </draw:line>
        <draw:line draw:style-name="gr18" draw:text-style-name="P7" draw:layer="layout" svg:x1="8.799cm" svg:y1="17.396cm" svg:x2="13.799cm" svg:y2="17.396cm">
          <text:p/>
        </draw:line>
        <draw:line draw:style-name="gr18" draw:text-style-name="P7" draw:layer="layout" svg:x1="8.799cm" svg:y1="18.044cm" svg:x2="8.799cm" svg:y2="17.405cm">
          <text:p/>
        </draw:line>
        <draw:line draw:style-name="gr18" draw:text-style-name="P7" draw:layer="layout" svg:x1="13.799cm" svg:y1="17.396cm" svg:x2="18.808cm" svg:y2="17.396cm">
          <text:p/>
        </draw:line>
        <draw:line draw:style-name="gr18" draw:text-style-name="P7" draw:layer="layout" svg:x1="13.799cm" svg:y1="18.044cm" svg:x2="13.799cm" svg:y2="17.405cm">
          <text:p/>
        </draw:line>
        <draw:line draw:style-name="gr18" draw:text-style-name="P7" draw:layer="layout" svg:x1="18.799cm" svg:y1="18.044cm" svg:x2="18.799cm" svg:y2="17.405cm">
          <text:p/>
        </draw:line>
        <draw:line draw:style-name="gr18" draw:text-style-name="P7" draw:layer="layout" svg:x1="2.199cm" svg:y1="18.053cm" svg:x2="8.8cm" svg:y2="18.053cm">
          <text:p/>
        </draw:line>
        <draw:line draw:style-name="gr18" draw:text-style-name="P7" draw:layer="layout" svg:x1="2.208cm" svg:y1="18.701cm" svg:x2="2.208cm" svg:y2="18.061cm">
          <text:p/>
        </draw:line>
        <draw:line draw:style-name="gr18" draw:text-style-name="P7" draw:layer="layout" svg:x1="8.799cm" svg:y1="18.053cm" svg:x2="13.799cm" svg:y2="18.053cm">
          <text:p/>
        </draw:line>
        <draw:line draw:style-name="gr18" draw:text-style-name="P7" draw:layer="layout" svg:x1="8.799cm" svg:y1="18.701cm" svg:x2="8.799cm" svg:y2="18.061cm">
          <text:p/>
        </draw:line>
        <draw:line draw:style-name="gr18" draw:text-style-name="P7" draw:layer="layout" svg:x1="13.799cm" svg:y1="18.053cm" svg:x2="18.808cm" svg:y2="18.053cm">
          <text:p/>
        </draw:line>
        <draw:line draw:style-name="gr18" draw:text-style-name="P7" draw:layer="layout" svg:x1="13.799cm" svg:y1="18.701cm" svg:x2="13.799cm" svg:y2="18.061cm">
          <text:p/>
        </draw:line>
        <draw:line draw:style-name="gr18" draw:text-style-name="P7" draw:layer="layout" svg:x1="18.799cm" svg:y1="18.701cm" svg:x2="18.799cm" svg:y2="18.061cm">
          <text:p/>
        </draw:line>
        <draw:line draw:style-name="gr18" draw:text-style-name="P7" draw:layer="layout" svg:x1="2.199cm" svg:y1="18.709cm" svg:x2="8.8cm" svg:y2="18.709cm">
          <text:p/>
        </draw:line>
        <draw:line draw:style-name="gr18" draw:text-style-name="P7" draw:layer="layout" svg:x1="2.208cm" svg:y1="19.357cm" svg:x2="2.208cm" svg:y2="18.718cm">
          <text:p/>
        </draw:line>
        <draw:line draw:style-name="gr18" draw:text-style-name="P7" draw:layer="layout" svg:x1="8.799cm" svg:y1="18.709cm" svg:x2="13.799cm" svg:y2="18.709cm">
          <text:p/>
        </draw:line>
        <draw:line draw:style-name="gr18" draw:text-style-name="P7" draw:layer="layout" svg:x1="8.799cm" svg:y1="19.357cm" svg:x2="8.799cm" svg:y2="18.718cm">
          <text:p/>
        </draw:line>
        <draw:line draw:style-name="gr18" draw:text-style-name="P7" draw:layer="layout" svg:x1="13.799cm" svg:y1="18.709cm" svg:x2="18.808cm" svg:y2="18.709cm">
          <text:p/>
        </draw:line>
        <draw:line draw:style-name="gr18" draw:text-style-name="P7" draw:layer="layout" svg:x1="13.799cm" svg:y1="19.357cm" svg:x2="13.799cm" svg:y2="18.718cm">
          <text:p/>
        </draw:line>
        <draw:line draw:style-name="gr18" draw:text-style-name="P7" draw:layer="layout" svg:x1="18.799cm" svg:y1="19.357cm" svg:x2="18.799cm" svg:y2="18.718cm">
          <text:p/>
        </draw:line>
        <draw:line draw:style-name="gr18" draw:text-style-name="P7" draw:layer="layout" svg:x1="2.199cm" svg:y1="19.366cm" svg:x2="8.8cm" svg:y2="19.366cm">
          <text:p/>
        </draw:line>
        <draw:line draw:style-name="gr18" draw:text-style-name="P7" draw:layer="layout" svg:x1="2.208cm" svg:y1="20.014cm" svg:x2="2.208cm" svg:y2="19.375cm">
          <text:p/>
        </draw:line>
        <draw:line draw:style-name="gr18" draw:text-style-name="P7" draw:layer="layout" svg:x1="8.799cm" svg:y1="19.366cm" svg:x2="13.799cm" svg:y2="19.366cm">
          <text:p/>
        </draw:line>
        <draw:line draw:style-name="gr18" draw:text-style-name="P7" draw:layer="layout" svg:x1="8.799cm" svg:y1="20.014cm" svg:x2="8.799cm" svg:y2="19.375cm">
          <text:p/>
        </draw:line>
        <draw:line draw:style-name="gr18" draw:text-style-name="P7" draw:layer="layout" svg:x1="13.799cm" svg:y1="19.366cm" svg:x2="18.808cm" svg:y2="19.366cm">
          <text:p/>
        </draw:line>
        <draw:line draw:style-name="gr18" draw:text-style-name="P7" draw:layer="layout" svg:x1="13.799cm" svg:y1="20.014cm" svg:x2="13.799cm" svg:y2="19.375cm">
          <text:p/>
        </draw:line>
        <draw:line draw:style-name="gr18" draw:text-style-name="P7" draw:layer="layout" svg:x1="18.799cm" svg:y1="20.014cm" svg:x2="18.799cm" svg:y2="19.375cm">
          <text:p/>
        </draw:line>
        <draw:line draw:style-name="gr18" draw:text-style-name="P7" draw:layer="layout" svg:x1="2.199cm" svg:y1="20.023cm" svg:x2="8.8cm" svg:y2="20.023cm">
          <text:p/>
        </draw:line>
        <draw:line draw:style-name="gr18" draw:text-style-name="P7" draw:layer="layout" svg:x1="2.208cm" svg:y1="20.671cm" svg:x2="2.208cm" svg:y2="20.032cm">
          <text:p/>
        </draw:line>
        <draw:line draw:style-name="gr18" draw:text-style-name="P7" draw:layer="layout" svg:x1="8.799cm" svg:y1="20.023cm" svg:x2="13.799cm" svg:y2="20.023cm">
          <text:p/>
        </draw:line>
        <draw:line draw:style-name="gr18" draw:text-style-name="P7" draw:layer="layout" svg:x1="8.799cm" svg:y1="20.671cm" svg:x2="8.799cm" svg:y2="20.032cm">
          <text:p/>
        </draw:line>
        <draw:line draw:style-name="gr18" draw:text-style-name="P7" draw:layer="layout" svg:x1="13.799cm" svg:y1="20.023cm" svg:x2="18.808cm" svg:y2="20.023cm">
          <text:p/>
        </draw:line>
        <draw:line draw:style-name="gr18" draw:text-style-name="P7" draw:layer="layout" svg:x1="13.799cm" svg:y1="20.671cm" svg:x2="13.799cm" svg:y2="20.032cm">
          <text:p/>
        </draw:line>
        <draw:line draw:style-name="gr18" draw:text-style-name="P7" draw:layer="layout" svg:x1="18.799cm" svg:y1="20.671cm" svg:x2="18.799cm" svg:y2="20.032cm">
          <text:p/>
        </draw:line>
        <draw:line draw:style-name="gr18" draw:text-style-name="P7" draw:layer="layout" svg:x1="2.199cm" svg:y1="20.68cm" svg:x2="8.8cm" svg:y2="20.68cm">
          <text:p/>
        </draw:line>
        <draw:line draw:style-name="gr18" draw:text-style-name="P7" draw:layer="layout" svg:x1="8.799cm" svg:y1="20.68cm" svg:x2="13.799cm" svg:y2="20.68cm">
          <text:p/>
        </draw:line>
        <draw:line draw:style-name="gr18" draw:text-style-name="P7" draw:layer="layout" svg:x1="13.799cm" svg:y1="20.68cm" svg:x2="18.808cm" svg:y2="20.68cm">
          <text:p/>
        </draw:line>
        <draw:frame draw:style-name="gr1" draw:text-style-name="P2" draw:layer="layout" svg:width="9.722cm" svg:height="0.475cm" svg:x="5.653cm" svg:y="15.2cm">
          <draw:text-box>
            <text:p text:style-name="P1"><text:span text:style-name="T1">Table 1: Displacement of minority groups within Iraq</text:span></text:p>
          </draw:text-box>
        </draw:frame>
        <draw:frame draw:style-name="gr4" draw:text-style-name="P5" draw:layer="layout" svg:width="1.06cm" svg:height="0.395cm" svg:x="2.409cm" svg:y="16.22cm">
          <draw:text-box>
            <text:p text:style-name="P1"><text:span text:style-name="T17">Group</text:span></text:p>
          </draw:text-box>
        </draw:frame>
        <draw:frame draw:style-name="gr4" draw:text-style-name="P5" draw:layer="layout" svg:width="0.781cm" svg:height="0.395cm" svg:x="10.908cm" svg:y="16.22cm">
          <draw:text-box>
            <text:p text:style-name="P1"><text:span text:style-name="T17">2003</text:span></text:p>
          </draw:text-box>
        </draw:frame>
        <draw:frame draw:style-name="gr4" draw:text-style-name="P5" draw:layer="layout" svg:width="0.781cm" svg:height="0.395cm" svg:x="15.908cm" svg:y="16.22cm">
          <draw:text-box>
            <text:p text:style-name="P1"><text:span text:style-name="T17">2008</text:span></text:p>
          </draw:text-box>
        </draw:frame>
        <draw:frame draw:style-name="gr4" draw:text-style-name="P5" draw:layer="layout" svg:width="1.564cm" svg:height="0.395cm" svg:x="2.409cm" svg:y="16.877cm">
          <draw:text-box>
            <text:p text:style-name="P1"><text:span text:style-name="T11">Christians</text:span></text:p>
          </draw:text-box>
        </draw:frame>
        <draw:frame draw:style-name="gr4" draw:text-style-name="P5" draw:layer="layout" svg:width="1.755cm" svg:height="0.395cm" svg:x="10.418cm" svg:y="16.877cm">
          <draw:text-box>
            <text:p text:style-name="P1"><text:span text:style-name="T11">1.0 to 1.4m</text:span></text:p>
          </draw:text-box>
        </draw:frame>
        <draw:frame draw:style-name="gr4" draw:text-style-name="P5" draw:layer="layout" svg:width="3.02cm" svg:height="0.395cm" svg:x="14.78cm" svg:y="16.877cm">
          <draw:text-box>
            <text:p text:style-name="P1"><text:span text:style-name="T11">600,000 to 800,000</text:span></text:p>
          </draw:text-box>
        </draw:frame>
        <draw:frame draw:style-name="gr4" draw:text-style-name="P5" draw:layer="layout" svg:width="0.806cm" svg:height="0.395cm" svg:x="2.409cm" svg:y="17.534cm">
          <draw:text-box>
            <text:p text:style-name="P1"><text:span text:style-name="T11">Jews</text:span></text:p>
          </draw:text-box>
        </draw:frame>
        <draw:frame draw:style-name="gr4" draw:text-style-name="P5" draw:layer="layout" svg:width="2.237cm" svg:height="0.395cm" svg:x="10.172cm" svg:y="17.534cm">
          <draw:text-box>
            <text:p text:style-name="P1"><text:span text:style-name="T11">A few hundred</text:span></text:p>
          </draw:text-box>
        </draw:frame>
        <draw:frame draw:style-name="gr4" draw:text-style-name="P5" draw:layer="layout" svg:width="1.268cm" svg:height="0.395cm" svg:x="15.662cm" svg:y="17.534cm">
          <draw:text-box>
            <text:p text:style-name="P1"><text:span text:style-name="T11">10 to 15</text:span></text:p>
          </draw:text-box>
        </draw:frame>
        <draw:frame draw:style-name="gr4" draw:text-style-name="P5" draw:layer="layout" svg:width="1.835cm" svg:height="0.395cm" svg:x="2.409cm" svg:y="18.191cm">
          <draw:text-box>
            <text:p text:style-name="P1"><text:span text:style-name="T11">Mandaeans</text:span></text:p>
          </draw:text-box>
        </draw:frame>
        <draw:frame draw:style-name="gr4" draw:text-style-name="P5" draw:layer="layout" svg:width="1.073cm" svg:height="0.395cm" svg:x="10.76cm" svg:y="18.191cm">
          <draw:text-box>
            <text:p text:style-name="P1"><text:span text:style-name="T11">30,000</text:span></text:p>
          </draw:text-box>
        </draw:frame>
        <draw:frame draw:style-name="gr4" draw:text-style-name="P5" draw:layer="layout" svg:width="2.927cm" svg:height="0.395cm" svg:x="14.829cm" svg:y="18.191cm">
          <draw:text-box>
            <text:p text:style-name="P1"><text:span text:style-name="T11">Fewer than 13,000</text:span></text:p>
          </draw:text-box>
        </draw:frame>
        <draw:frame draw:style-name="gr4" draw:text-style-name="P5" draw:layer="layout" svg:width="1.89cm" svg:height="0.395cm" svg:x="2.409cm" svg:y="18.847cm">
          <draw:text-box>
            <text:p text:style-name="P1"><text:span text:style-name="T11">Palestinians</text:span></text:p>
          </draw:text-box>
        </draw:frame>
        <draw:frame draw:style-name="gr4" draw:text-style-name="P5" draw:layer="layout" svg:width="1.073cm" svg:height="0.395cm" svg:x="10.76cm" svg:y="18.847cm">
          <draw:text-box>
            <text:p text:style-name="P1"><text:span text:style-name="T11">35,000</text:span></text:p>
          </draw:text-box>
        </draw:frame>
        <draw:frame draw:style-name="gr4" draw:text-style-name="P5" draw:layer="layout" svg:width="1.073cm" svg:height="0.395cm" svg:x="15.76cm" svg:y="18.847cm">
          <draw:text-box>
            <text:p text:style-name="P1"><text:span text:style-name="T11">15,000</text:span></text:p>
          </draw:text-box>
        </draw:frame>
        <draw:frame draw:style-name="gr4" draw:text-style-name="P5" draw:layer="layout" svg:width="1.746cm" svg:height="0.395cm" svg:x="2.409cm" svg:y="19.504cm">
          <draw:text-box>
            <text:p text:style-name="P1"><text:span text:style-name="T11">Turkomans</text:span></text:p>
          </draw:text-box>
        </draw:frame>
        <draw:frame draw:style-name="gr4" draw:text-style-name="P5" draw:layer="layout" svg:width="2.572cm" svg:height="0.395cm" svg:x="10.006cm" svg:y="19.504cm">
          <draw:text-box>
            <text:p text:style-name="P1"><text:span text:style-name="T11">800,000 claimed</text:span></text:p>
          </draw:text-box>
        </draw:frame>
        <draw:frame draw:style-name="gr4" draw:text-style-name="P5" draw:layer="layout" svg:width="2.868cm" svg:height="0.395cm" svg:x="14.859cm" svg:y="19.504cm">
          <draw:text-box>
            <text:p text:style-name="P1"><text:span text:style-name="T11">As low as 200,000</text:span></text:p>
          </draw:text-box>
        </draw:frame>
        <draw:frame draw:style-name="gr4" draw:text-style-name="P5" draw:layer="layout" svg:width="1.107cm" svg:height="0.395cm" svg:x="2.409cm" svg:y="20.161cm">
          <draw:text-box>
            <text:p text:style-name="P1"><text:span text:style-name="T11">Yazidis</text:span></text:p>
          </draw:text-box>
        </draw:frame>
        <draw:frame draw:style-name="gr4" draw:text-style-name="P5" draw:layer="layout" svg:width="1.661cm" svg:height="0.395cm" svg:x="10.467cm" svg:y="20.161cm">
          <draw:text-box>
            <text:p text:style-name="P1"><text:span text:style-name="T11">Not known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4" draw:text-style-name="P5" draw:layer="layout" svg:width="2.28cm" svg:height="0.395cm" svg:x="15.152cm" svg:y="20.161cm">
          <draw:text-box>
            <text:p text:style-name="P1"><text:span text:style-name="T11">About 550,000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453 </text:span></text:p>
          </draw:text-box>
        </draw:frame>
        <draw:line draw:style-name="gr8" draw:text-style-name="P7" draw:layer="layout" svg:x1="2.645cm" svg:y1="25.444cm" svg:x2="17.703cm" svg:y2="25.444cm">
          <text:p/>
        </draw:line>
        <draw:line draw:style-name="gr8" draw:text-style-name="P7" draw:layer="layout" svg:x1="2.199cm" svg:y1="25.867cm" svg:x2="4.082cm" svg:y2="25.867cm">
          <text:p/>
        </draw:line>
        <draw:frame draw:style-name="gr4" draw:text-style-name="P5" draw:layer="layout" svg:width="14.137cm" svg:height="0.395cm" svg:x="2.646cm" svg:y="24.664cm">
          <draw:text-box>
            <text:p text:style-name="P1"><text:span text:style-name="T11">International Organization for Migration, [undated], </text:span><text:span text:style-name="T12">Iraq Displacement 2007 Year in Review</text:span><text:span text:style-name="T11">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454 </text:span></text:p>
          </draw:text-box>
        </draw:frame>
        <draw:frame draw:style-name="gr4" draw:text-style-name="P5" draw:layer="layout" svg:width="14.958cm" svg:height="0.395cm" svg:x="2.646cm" svg:y="25.087cm">
          <draw:text-box>
            <text:p text:style-name="P1"><text:span text:style-name="T5">Minute DFID [junior official] to PS/Secretary of State [DFID], 12 March 2008, ‘Iraq: Humanitarian </text:span></text:p>
          </draw:text-box>
        </draw:frame>
        <draw:frame draw:style-name="gr4" draw:text-style-name="P5" draw:layer="layout" svg:width="1.974cm" svg:height="0.395cm" svg:x="2.2cm" svg:y="25.511cm">
          <draw:text-box>
            <text:p text:style-name="P1"><text:span text:style-name="T5">Assistance’.</text:span><text:span text:style-name="T11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55 </text:span></text:p>
          </draw:text-box>
        </draw:frame>
        <draw:frame draw:style-name="gr4" draw:text-style-name="P5" draw:layer="layout" svg:width="15.179cm" svg:height="0.395cm" svg:x="2.646cm" svg:y="25.934cm">
          <draw:text-box>
            <text:p text:style-name="P1"><text:span text:style-name="T11">Paper DFID, 4 November 2009, ‘Iraq – DFID Timeline and Financial Commitments: 2003 – 2009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56 </text:span></text:p>
          </draw:text-box>
        </draw:frame>
        <draw:frame draw:style-name="gr4" draw:text-style-name="P5" draw:layer="layout" svg:width="14.806cm" svg:height="0.395cm" svg:x="2.642cm" svg:y="26.357cm">
          <draw:text-box>
            <text:p text:style-name="P1"><text:span text:style-name="T11">The Brookings Institution-University of Bern Project on Internal Displacement, December 2008, </text:span></text:p>
          </draw:text-box>
        </draw:frame>
        <draw:frame draw:style-name="gr4" draw:text-style-name="P5" draw:layer="layout" svg:width="6.759cm" svg:height="0.395cm" svg:x="2.2cm" svg:y="26.781cm">
          <draw:text-box>
            <text:p text:style-name="P1"><text:span text:style-name="T12">Minorities, Displacement and Iraq’s Future</text:span><text:span text:style-name="T11">. </text:span></text:p>
          </draw:text-box>
        </draw:frame>
      </draw:page>
      <draw:page draw:name="page127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3</text:span></text:p>
          </draw:text-box>
        </draw:frame>
        <draw:frame draw:style-name="gr2" draw:text-style-name="P3" draw:layer="layout" svg:width="14.637cm" svg:height="0.628cm" svg:x="2.2cm" svg:y="2.5cm">
          <draw:text-box>
            <text:p text:style-name="P1"><text:span text:style-name="T2">Reconstruction under Mr Gordon Brown’s Premiership</text:span></text:p>
          </draw:text-box>
        </draw:frame>
        <draw:frame draw:style-name="gr1" draw:text-style-name="P2" draw:layer="layout" svg:width="16.038cm" svg:height="0.475cm" svg:x="2.2cm" svg:y="3.392cm">
          <draw:text-box>
            <text:p text:style-name="P1"><text:span text:style-name="T6">784. </text:span><text:span text:style-name="T3"><text:s/>Mr Gordon Brown took office as Prime Minister on 27 June 2007. He appointed </text:span></text:p>
          </draw:text-box>
        </draw:frame>
        <draw:frame draw:style-name="gr1" draw:text-style-name="P2" draw:layer="layout" svg:width="15.826cm" svg:height="0.475cm" svg:x="2.2cm" svg:y="3.957cm">
          <draw:text-box>
            <text:p text:style-name="P1"><text:span text:style-name="T3">Mr Douglas Alexander as Development Secretary, replacing Mr Benn, and Mr David </text:span></text:p>
          </draw:text-box>
        </draw:frame>
        <draw:frame draw:style-name="gr1" draw:text-style-name="P2" draw:layer="layout" svg:width="15.09cm" svg:height="0.475cm" svg:x="2.2cm" svg:y="4.521cm">
          <draw:text-box>
            <text:p text:style-name="P1"><text:span text:style-name="T3">Miliband as Foreign Secretary, replacing Mrs Beckett. Mr Des Browne remained </text:span></text:p>
          </draw:text-box>
        </draw:frame>
        <draw:frame draw:style-name="gr1" draw:text-style-name="P2" draw:layer="layout" svg:width="3.723cm" svg:height="0.475cm" svg:x="2.2cm" svg:y="5.086cm">
          <draw:text-box>
            <text:p text:style-name="P1"><text:span text:style-name="T3">Defence Secretary. </text:span></text:p>
          </draw:text-box>
        </draw:frame>
        <draw:frame draw:style-name="gr1" draw:text-style-name="P2" draw:layer="layout" svg:width="14.285cm" svg:height="0.475cm" svg:x="2.2cm" svg:y="6cm">
          <draw:text-box>
            <text:p text:style-name="P1"><text:span text:style-name="T6">785. </text:span><text:span text:style-name="T3"><text:s/>The most pressing issues facing the UK in Iraq remained the timing of </text:span></text:p>
          </draw:text-box>
        </draw:frame>
        <draw:frame draw:style-name="gr1" draw:text-style-name="P2" draw:layer="layout" svg:width="14.514cm" svg:height="0.475cm" svg:x="2.2cm" svg:y="6.564cm">
          <draw:text-box>
            <text:p text:style-name="P1"><text:span text:style-name="T3">the withdrawal of UK forces from Basra Palace, and Basra’s transition to PIC </text:span></text:p>
          </draw:text-box>
        </draw:frame>
        <draw:frame draw:style-name="gr1" draw:text-style-name="P2" draw:layer="layout" svg:width="3.452cm" svg:height="0.475cm" svg:x="2.2cm" svg:y="7.129cm">
          <draw:text-box>
            <text:p text:style-name="P1"><text:span text:style-name="T3">(see Section 9.6). </text:span></text:p>
          </draw:text-box>
        </draw:frame>
        <draw:frame draw:style-name="gr1" draw:text-style-name="P2" draw:layer="layout" svg:width="16.038cm" svg:height="0.475cm" svg:x="2.2cm" svg:y="8.043cm">
          <draw:text-box>
            <text:p text:style-name="P1"><text:span text:style-name="T6">786. </text:span><text:span text:style-name="T3"><text:s/>The introductory briefing produced by DFID officials for Mr Alexander described </text:span></text:p>
          </draw:text-box>
        </draw:frame>
        <draw:frame draw:style-name="gr1" draw:text-style-name="P2" draw:layer="layout" svg:width="16.389cm" svg:height="0.475cm" svg:x="2.2cm" svg:y="8.608cm">
          <draw:text-box>
            <text:p text:style-name="P1"><text:span text:style-name="T3">Iraq as a wealthy country (with oil revenues of US$37bn in the current year) which was </text:span></text:p>
          </draw:text-box>
        </draw:frame>
        <draw:frame draw:style-name="gr1" draw:text-style-name="P2" draw:layer="layout" svg:width="16.292cm" svg:height="0.475cm" svg:x="2.2cm" svg:y="9.172cm">
          <draw:text-box>
            <text:p text:style-name="P1"><text:span text:style-name="T3">unable to spend or manage its resources effectively to deliver public services because </text:span></text:p>
          </draw:text-box>
        </draw:frame>
        <draw:frame draw:style-name="gr1" draw:text-style-name="P2" draw:layer="layout" svg:width="13.185cm" svg:height="0.475cm" svg:x="2.2cm" svg:y="9.737cm">
          <draw:text-box>
            <text:p text:style-name="P1"><text:span text:style-name="T3">of poor security, poor political leadership and a lack of technical ability.</text:span></text:p>
          </draw:text-box>
        </draw:frame>
        <draw:frame draw:style-name="gr5" draw:text-style-name="P6" draw:layer="layout" svg:width="0.408cm" svg:height="0.276cm" svg:x="15.338cm" svg:y="9.756cm">
          <draw:text-box>
            <text:p text:style-name="P1"><text:span text:style-name="T8">457</text:span></text:p>
          </draw:text-box>
        </draw:frame>
        <draw:frame draw:style-name="gr1" draw:text-style-name="P2" draw:layer="layout" svg:width="0.422cm" svg:height="0.475cm" svg:x="15.75cm" svg:y="9.73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62cm" svg:height="0.475cm" svg:x="2.2cm" svg:y="10.651cm">
          <draw:text-box>
            <text:p text:style-name="P1"><text:span text:style-name="T6">787. </text:span><text:span text:style-name="T3"><text:s/>DFID’s priority was to build the capacity of the Iraqi Government to deliver public </text:span></text:p>
          </draw:text-box>
        </draw:frame>
        <draw:frame draw:style-name="gr1" draw:text-style-name="P2" draw:layer="layout" svg:width="16.11cm" svg:height="0.475cm" svg:x="2.2cm" svg:y="11.216cm">
          <draw:text-box>
            <text:p text:style-name="P1"><text:span text:style-name="T3">services, by providing high-level policy and technical advice in Baghdad on economic </text:span></text:p>
          </draw:text-box>
        </draw:frame>
        <draw:frame draw:style-name="gr1" draw:text-style-name="P2" draw:layer="layout" svg:width="15.962cm" svg:height="0.475cm" svg:x="2.2cm" svg:y="11.78cm">
          <draw:text-box>
            <text:p text:style-name="P1"><text:span text:style-name="T3">reform. DFID was also looking at options to provide further support for reconciliation, </text:span></text:p>
          </draw:text-box>
        </draw:frame>
        <draw:frame draw:style-name="gr1" draw:text-style-name="P2" draw:layer="layout" svg:width="16.165cm" svg:height="0.475cm" svg:x="2.2cm" svg:y="12.344cm">
          <draw:text-box>
            <text:p text:style-name="P1"><text:span text:style-name="T3">and providing humanitarian assistance to the four million people displaced in Iraq and </text:span></text:p>
          </draw:text-box>
        </draw:frame>
        <draw:frame draw:style-name="gr1" draw:text-style-name="P2" draw:layer="layout" svg:width="4.54cm" svg:height="0.475cm" svg:x="2.2cm" svg:y="12.909cm">
          <draw:text-box>
            <text:p text:style-name="P1"><text:span text:style-name="T3">neighbouring countries. </text:span></text:p>
          </draw:text-box>
        </draw:frame>
        <draw:frame draw:style-name="gr1" draw:text-style-name="P2" draw:layer="layout" svg:width="15.953cm" svg:height="0.475cm" svg:x="2.2cm" svg:y="13.823cm">
          <draw:text-box>
            <text:p text:style-name="P1"><text:span text:style-name="T6">788. </text:span><text:span text:style-name="T3"><text:s/>In Basra, DFID’s power and water infrastructure programmes would end in late </text:span></text:p>
          </draw:text-box>
        </draw:frame>
        <draw:frame draw:style-name="gr1" draw:text-style-name="P2" draw:layer="layout" svg:width="16.567cm" svg:height="0.475cm" svg:x="2.2cm" svg:y="14.388cm">
          <draw:text-box>
            <text:p text:style-name="P1"><text:span text:style-name="T3">2007, having delivered improved access to water for over one million people and added </text:span></text:p>
          </draw:text-box>
        </draw:frame>
        <draw:frame draw:style-name="gr1" draw:text-style-name="P2" draw:layer="layout" svg:width="14.408cm" svg:height="0.475cm" svg:x="2.2cm" svg:y="14.952cm">
          <draw:text-box>
            <text:p text:style-name="P1"><text:span text:style-name="T3">or secured enough power to provide 700,000 people with 24-hour electricity. </text:span></text:p>
          </draw:text-box>
        </draw:frame>
        <draw:frame draw:style-name="gr1" draw:text-style-name="P2" draw:layer="layout" svg:width="16.673cm" svg:height="0.475cm" svg:x="2.2cm" svg:y="15.867cm">
          <draw:text-box>
            <text:p text:style-name="P1"><text:span text:style-name="T6">789. </text:span><text:span text:style-name="T3"><text:s/>DFID was also seeking to promote economic growth and private sector investment </text:span></text:p>
          </draw:text-box>
        </draw:frame>
        <draw:frame draw:style-name="gr1" draw:text-style-name="P2" draw:layer="layout" svg:width="4.35cm" svg:height="0.475cm" svg:x="2.2cm" svg:y="16.431cm">
          <draw:text-box>
            <text:p text:style-name="P1"><text:span text:style-name="T3">in Basra by supporting:</text:span></text:p>
          </draw:text-box>
        </draw:frame>
        <draw:frame draw:style-name="gr3" draw:text-style-name="P4" draw:layer="layout" svg:width="0.634cm" svg:height="0.712cm" svg:x="2.95cm" svg:y="17.18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877cm" svg:height="0.475cm" svg:x="3.7cm" svg:y="17.346cm">
          <draw:text-box>
            <text:p text:style-name="P1"><text:span text:style-name="T3">the creation of a Basra Development Commission (BDC); </text:span></text:p>
          </draw:text-box>
        </draw:frame>
        <draw:frame draw:style-name="gr3" draw:text-style-name="P4" draw:layer="layout" svg:width="0.634cm" svg:height="0.712cm" svg:x="2.95cm" svg:y="17.85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614cm" svg:height="0.475cm" svg:x="3.7cm" svg:y="18.01cm">
          <draw:text-box>
            <text:p text:style-name="P1"><text:span text:style-name="T3">the creation of a Basra Investment Promotion Agency (BIPA); </text:span></text:p>
          </draw:text-box>
        </draw:frame>
        <draw:frame draw:style-name="gr3" draw:text-style-name="P4" draw:layer="layout" svg:width="0.634cm" svg:height="0.712cm" svg:x="2.95cm" svg:y="18.518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057cm" svg:height="0.475cm" svg:x="3.7cm" svg:y="18.674cm">
          <draw:text-box>
            <text:p text:style-name="P1"><text:span text:style-name="T3">the creation of a Basra Development Fund; and </text:span></text:p>
          </draw:text-box>
        </draw:frame>
        <draw:frame draw:style-name="gr3" draw:text-style-name="P4" draw:layer="layout" svg:width="0.634cm" svg:height="0.712cm" svg:x="2.95cm" svg:y="19.1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67cm" svg:height="0.475cm" svg:x="3.7cm" svg:y="19.339cm">
          <draw:text-box>
            <text:p text:style-name="P1"><text:span text:style-name="T3">those institutions’ priorities, including a Basra Economic Development Strategy, </text:span></text:p>
          </draw:text-box>
        </draw:frame>
        <draw:frame draw:style-name="gr1" draw:text-style-name="P2" draw:layer="layout" svg:width="9.066cm" svg:height="0.475cm" svg:x="3.7cm" svg:y="19.903cm">
          <draw:text-box>
            <text:p text:style-name="P1"><text:span text:style-name="T3">investor visits and youth employment initiatives. </text:span></text:p>
          </draw:text-box>
        </draw:frame>
        <draw:frame draw:style-name="gr1" draw:text-style-name="P2" draw:layer="layout" svg:width="15.911cm" svg:height="0.475cm" svg:x="2.2cm" svg:y="20.818cm">
          <draw:text-box>
            <text:p text:style-name="P1"><text:span text:style-name="T6">790. </text:span><text:span text:style-name="T3"><text:s/>Mr Alexander’s briefing for a trilateral meeting with Mr Miliband and Mr Browne </text:span></text:p>
          </draw:text-box>
        </draw:frame>
        <draw:frame draw:style-name="gr1" draw:text-style-name="P2" draw:layer="layout" svg:width="15.852cm" svg:height="0.475cm" svg:x="2.2cm" svg:y="21.382cm">
          <draw:text-box>
            <text:p text:style-name="P1"><text:span text:style-name="T3">in early July highlighted the constraints on reconstruction, including the politicisation </text:span></text:p>
          </draw:text-box>
        </draw:frame>
        <draw:frame draw:style-name="gr1" draw:text-style-name="P2" draw:layer="layout" svg:width="7.271cm" svg:height="0.475cm" svg:x="2.2cm" svg:y="21.947cm">
          <draw:text-box>
            <text:p text:style-name="P1"><text:span text:style-name="T3">of ministries and deteriorating security:</text:span></text:p>
          </draw:text-box>
        </draw:frame>
        <draw:frame draw:style-name="gr1" draw:text-style-name="P2" draw:layer="layout" svg:width="14.777cm" svg:height="0.475cm" svg:x="2.95cm" svg:y="22.861cm">
          <draw:text-box>
            <text:p text:style-name="P1"><text:span text:style-name="T3">“</text:span><text:span text:style-name="T3">The Ministry of Finance does not function effectively and is subject, like many </text:span></text:p>
          </draw:text-box>
        </draw:frame>
        <draw:frame draw:style-name="gr1" draw:text-style-name="P2" draw:layer="layout" svg:width="15.454cm" svg:height="0.475cm" svg:x="2.95cm" svg:y="23.426cm">
          <draw:text-box>
            <text:p text:style-name="P1"><text:span text:style-name="T3">Ministries, to partisan control. Combined with an almost total lack of transparency,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5cm" svg:y1="27.137cm" svg:x2="13.293cm" svg:y2="27.137cm">
          <text:p/>
        </draw:line>
        <draw:frame draw:style-name="gr1" draw:text-style-name="P2" draw:layer="layout" svg:width="11.191cm" svg:height="0.475cm" svg:x="2.95cm" svg:y="23.99cm">
          <draw:text-box>
            <text:p text:style-name="P1"><text:span text:style-name="T3">the Ministry is able to withhold funding to certain ministries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57 </text:span></text:p>
          </draw:text-box>
        </draw:frame>
        <draw:frame draw:style-name="gr4" draw:text-style-name="P5" draw:layer="layout" svg:width="10.682cm" svg:height="0.395cm" svg:x="2.646cm" svg:y="26.781cm">
          <draw:text-box>
            <text:p text:style-name="P1"><text:span text:style-name="T5">Paper DFID, [undated], ‘Iraq: Briefing for New Ministers, June 2007’.</text:span><text:span text:style-name="T11"> </text:span></text:p>
          </draw:text-box>
        </draw:frame>
      </draw:page>
      <draw:page draw:name="page1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4</text:span></text:p>
          </draw:text-box>
        </draw:frame>
        <draw:frame draw:style-name="gr1" draw:text-style-name="P2" draw:layer="layout" svg:width="15.073cm" svg:height="0.475cm" svg:x="2.95cm" svg:y="2.525cm">
          <draw:text-box>
            <text:p text:style-name="P1"><text:span text:style-name="T3">“</text:span><text:span text:style-name="T3">We are increasingly unable to visit key ministries in Baghdad … We need to be </text:span></text:p>
          </draw:text-box>
        </draw:frame>
        <draw:frame draw:style-name="gr1" draw:text-style-name="P2" draw:layer="layout" svg:width="6.513cm" svg:height="0.475cm" svg:x="2.95cm" svg:y="3.09cm">
          <draw:text-box>
            <text:p text:style-name="P1"><text:span text:style-name="T3">realistic about what is achievable.” </text:span></text:p>
          </draw:text-box>
        </draw:frame>
        <draw:frame draw:style-name="gr5" draw:text-style-name="P6" draw:layer="layout" svg:width="0.408cm" svg:height="0.276cm" svg:x="9.433cm" svg:y="3.108cm">
          <draw:text-box>
            <text:p text:style-name="P1"><text:span text:style-name="T8">458</text:span></text:p>
          </draw:text-box>
        </draw:frame>
        <draw:frame draw:style-name="gr1" draw:text-style-name="P2" draw:layer="layout" svg:width="0.422cm" svg:height="0.475cm" svg:x="9.844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96cm" svg:height="0.475cm" svg:x="2.2cm" svg:y="4.004cm">
          <draw:text-box>
            <text:p text:style-name="P1"><text:span text:style-name="T6">791. </text:span><text:span text:style-name="T3"><text:s/>The briefing also stated that DFID’s budget for Iraq for 2007/08 was £30m, down </text:span></text:p>
          </draw:text-box>
        </draw:frame>
        <draw:frame draw:style-name="gr1" draw:text-style-name="P2" draw:layer="layout" svg:width="16.436cm" svg:height="0.475cm" svg:x="2.2cm" svg:y="4.568cm">
          <draw:text-box>
            <text:p text:style-name="P1"><text:span text:style-name="T3">from £45m in 2006/07. Officials anticipated a “further tapering” over the next few years, </text:span></text:p>
          </draw:text-box>
        </draw:frame>
        <draw:frame draw:style-name="gr1" draw:text-style-name="P2" draw:layer="layout" svg:width="8.223cm" svg:height="0.475cm" svg:x="2.2cm" svg:y="5.133cm">
          <draw:text-box>
            <text:p text:style-name="P1"><text:span text:style-name="T3">although that had not yet been announced. </text:span></text:p>
          </draw:text-box>
        </draw:frame>
        <draw:frame draw:style-name="gr1" draw:text-style-name="P2" draw:layer="layout" svg:width="10.534cm" svg:height="0.475cm" svg:x="2.2cm" svg:y="6.047cm">
          <draw:text-box>
            <text:p text:style-name="P1"><text:span text:style-name="T6">792. </text:span><text:span text:style-name="T3"><text:s/>Mr Brown spoke to Prime Minister Maliki on 5 July.</text:span></text:p>
          </draw:text-box>
        </draw:frame>
        <draw:frame draw:style-name="gr5" draw:text-style-name="P6" draw:layer="layout" svg:width="0.408cm" svg:height="0.276cm" svg:x="12.685cm" svg:y="6.066cm">
          <draw:text-box>
            <text:p text:style-name="P1"><text:span text:style-name="T8">459</text:span></text:p>
          </draw:text-box>
        </draw:frame>
        <draw:frame draw:style-name="gr1" draw:text-style-name="P2" draw:layer="layout" svg:width="3.376cm" svg:height="0.475cm" svg:x="13.097cm" svg:y="6.047cm">
          <draw:text-box>
            <text:p text:style-name="P1"><text:span text:style-name="T3"><text:s/></text:span><text:span text:style-name="T3">On Basra, Prime </text:span></text:p>
          </draw:text-box>
        </draw:frame>
        <draw:frame draw:style-name="gr1" draw:text-style-name="P2" draw:layer="layout" svg:width="15.598cm" svg:height="0.475cm" svg:x="2.2cm" svg:y="6.612cm">
          <draw:text-box>
            <text:p text:style-name="P1"><text:span text:style-name="T3">Minister Maliki said that he hoped it would be possible to reduce the burden on UK </text:span></text:p>
          </draw:text-box>
        </draw:frame>
        <draw:frame draw:style-name="gr1" draw:text-style-name="P2" draw:layer="layout" svg:width="11.889cm" svg:height="0.475cm" svg:x="2.2cm" svg:y="7.176cm">
          <draw:text-box>
            <text:p text:style-name="P1"><text:span text:style-name="T3">forces and for Iraqi forces to take the lead within three months. </text:span></text:p>
          </draw:text-box>
        </draw:frame>
        <draw:frame draw:style-name="gr1" draw:text-style-name="P2" draw:layer="layout" svg:width="15.801cm" svg:height="0.475cm" svg:x="2.2cm" svg:y="8.091cm">
          <draw:text-box>
            <text:p text:style-name="P1"><text:span text:style-name="T6">793. </text:span><text:span text:style-name="T3"><text:s/>Mr Brown said that he would like to discuss the scope for economic initiatives, </text:span></text:p>
          </draw:text-box>
        </draw:frame>
        <draw:frame draw:style-name="gr1" draw:text-style-name="P2" draw:layer="layout" svg:width="16.144cm" svg:height="0.475cm" svg:x="2.2cm" svg:y="8.655cm">
          <draw:text-box>
            <text:p text:style-name="P1"><text:span text:style-name="T3">and promised to send suggestions in the next few days. No.10 asked DFID for a draft </text:span></text:p>
          </draw:text-box>
        </draw:frame>
        <draw:frame draw:style-name="gr1" draw:text-style-name="P2" draw:layer="layout" svg:width="15.979cm" svg:height="0.475cm" svg:x="2.2cm" svg:y="9.22cm">
          <draw:text-box>
            <text:p text:style-name="P1"><text:span text:style-name="T3">letter for Mr Brown to send to Prime Minister Maliki “setting out draft proposals for an </text:span></text:p>
          </draw:text-box>
        </draw:frame>
        <draw:frame draw:style-name="gr1" draw:text-style-name="P2" draw:layer="layout" svg:width="3.846cm" svg:height="0.475cm" svg:x="2.2cm" svg:y="9.784cm">
          <draw:text-box>
            <text:p text:style-name="P1"><text:span text:style-name="T3">economic initiative”. </text:span></text:p>
          </draw:text-box>
        </draw:frame>
        <draw:frame draw:style-name="gr1" draw:text-style-name="P2" draw:layer="layout" svg:width="13.972cm" svg:height="0.475cm" svg:x="2.2cm" svg:y="10.698cm">
          <draw:text-box>
            <text:p text:style-name="P1"><text:span text:style-name="T6">794. </text:span><text:span text:style-name="T3"><text:s/>Mr Brown discussed Iraq with President Bush by video link on 9 July.</text:span></text:p>
          </draw:text-box>
        </draw:frame>
        <draw:frame draw:style-name="gr5" draw:text-style-name="P6" draw:layer="layout" svg:width="0.408cm" svg:height="0.276cm" svg:x="16.098cm" svg:y="10.717cm">
          <draw:text-box>
            <text:p text:style-name="P1"><text:span text:style-name="T8">460</text:span></text:p>
          </draw:text-box>
        </draw:frame>
        <draw:frame draw:style-name="gr1" draw:text-style-name="P2" draw:layer="layout" svg:width="2.051cm" svg:height="0.475cm" svg:x="16.51cm" svg:y="10.698cm">
          <draw:text-box>
            <text:p text:style-name="P1"><text:span text:style-name="T3"><text:s/></text:span><text:span text:style-name="T3">Mr Brown </text:span></text:p>
          </draw:text-box>
        </draw:frame>
        <draw:frame draw:style-name="gr1" draw:text-style-name="P2" draw:layer="layout" svg:width="15.936cm" svg:height="0.475cm" svg:x="2.2cm" svg:y="11.263cm">
          <draw:text-box>
            <text:p text:style-name="P1"><text:span text:style-name="T3">commented that the Iraqi Government was making slow progress. Faster action was </text:span></text:p>
          </draw:text-box>
        </draw:frame>
        <draw:frame draw:style-name="gr1" draw:text-style-name="P2" draw:layer="layout" svg:width="11.322cm" svg:height="0.475cm" svg:x="2.2cm" svg:y="11.827cm">
          <draw:text-box>
            <text:p text:style-name="P1"><text:span text:style-name="T3">needed on the Hydrocarbons Law and on “democratisation”.</text:span></text:p>
          </draw:text-box>
        </draw:frame>
        <draw:frame draw:style-name="gr1" draw:text-style-name="P2" draw:layer="layout" svg:width="16.106cm" svg:height="0.475cm" svg:x="2.2cm" svg:y="12.742cm">
          <draw:text-box>
            <text:p text:style-name="P1"><text:span text:style-name="T6">795. </text:span><text:span text:style-name="T3"><text:s/>In an interview on the </text:span><text:span text:style-name="T9">BBC’s</text:span><text:span text:style-name="T3"> </text:span><text:span text:style-name="T9">Today</text:span><text:span text:style-name="T3"> </text:span><text:span text:style-name="T9">Programme</text:span><text:span text:style-name="T3"> on 11 July, Mr Brown described </text:span></text:p>
          </draw:text-box>
        </draw:frame>
        <draw:frame draw:style-name="gr1" draw:text-style-name="P2" draw:layer="layout" svg:width="5.213cm" svg:height="0.475cm" svg:x="2.2cm" svg:y="13.306cm">
          <draw:text-box>
            <text:p text:style-name="P1"><text:span text:style-name="T3">the UK’s strategy in Iraq as:</text:span></text:p>
          </draw:text-box>
        </draw:frame>
        <draw:frame draw:style-name="gr3" draw:text-style-name="P4" draw:layer="layout" svg:width="0.634cm" svg:height="0.712cm" svg:x="2.95cm" svg:y="14.0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943cm" svg:height="0.475cm" svg:x="3.7cm" svg:y="14.221cm">
          <draw:text-box>
            <text:p text:style-name="P1"><text:span text:style-name="T3">establishing security;</text:span></text:p>
          </draw:text-box>
        </draw:frame>
        <draw:frame draw:style-name="gr3" draw:text-style-name="P4" draw:layer="layout" svg:width="0.634cm" svg:height="0.712cm" svg:x="2.95cm" svg:y="14.7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433cm" svg:height="0.475cm" svg:x="3.7cm" svg:y="14.885cm">
          <draw:text-box>
            <text:p text:style-name="P1"><text:span text:style-name="T3">promoting reconciliation; and</text:span></text:p>
          </draw:text-box>
        </draw:frame>
        <draw:frame draw:style-name="gr3" draw:text-style-name="P4" draw:layer="layout" svg:width="0.634cm" svg:height="0.712cm" svg:x="2.95cm" svg:y="15.3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73cm" svg:height="0.475cm" svg:x="3.7cm" svg:y="15.55cm">
          <draw:text-box>
            <text:p text:style-name="P1"><text:span text:style-name="T3">“</text:span><text:span text:style-name="T3">to get people, and this is often forgotten, a stake in the future by helping </text:span></text:p>
          </draw:text-box>
        </draw:frame>
        <draw:frame draw:style-name="gr1" draw:text-style-name="P2" draw:layer="layout" svg:width="6.665cm" svg:height="0.475cm" svg:x="3.7cm" svg:y="16.114cm">
          <draw:text-box>
            <text:p text:style-name="P1"><text:span text:style-name="T3">the economic development of Iraq”.</text:span></text:p>
          </draw:text-box>
        </draw:frame>
        <draw:frame draw:style-name="gr5" draw:text-style-name="P6" draw:layer="layout" svg:width="0.408cm" svg:height="0.276cm" svg:x="10.336cm" svg:y="16.133cm">
          <draw:text-box>
            <text:p text:style-name="P1"><text:span text:style-name="T8">461</text:span></text:p>
          </draw:text-box>
        </draw:frame>
        <draw:frame draw:style-name="gr1" draw:text-style-name="P2" draw:layer="layout" svg:width="5.082cm" svg:height="0.475cm" svg:x="2.2cm" svg:y="17.028cm">
          <draw:text-box>
            <text:p text:style-name="P1"><text:span text:style-name="T6">796. </text:span><text:span text:style-name="T3"><text:s/>Mr Brown continued: </text:span></text:p>
          </draw:text-box>
        </draw:frame>
        <draw:frame draw:style-name="gr1" draw:text-style-name="P2" draw:layer="layout" svg:width="15.488cm" svg:height="0.475cm" svg:x="2.95cm" svg:y="17.943cm">
          <draw:text-box>
            <text:p text:style-name="P1"><text:span text:style-name="T3">“… </text:span><text:span text:style-name="T3">I think one of the failures at the beginning was that we didn’t put the resources </text:span></text:p>
          </draw:text-box>
        </draw:frame>
        <draw:frame draw:style-name="gr1" draw:text-style-name="P2" draw:layer="layout" svg:width="15.386cm" svg:height="0.475cm" svg:x="2.95cm" svg:y="18.507cm">
          <draw:text-box>
            <text:p text:style-name="P1"><text:span text:style-name="T3">and the help in to economic reconstruction that was necessary … we can do a lot </text:span></text:p>
          </draw:text-box>
        </draw:frame>
        <draw:frame draw:style-name="gr1" draw:text-style-name="P2" draw:layer="layout" svg:width="3.715cm" svg:height="0.475cm" svg:x="2.95cm" svg:y="19.072cm">
          <draw:text-box>
            <text:p text:style-name="P1"><text:span text:style-name="T3">better in the future.”</text:span></text:p>
          </draw:text-box>
        </draw:frame>
        <draw:frame draw:style-name="gr1" draw:text-style-name="P2" draw:layer="layout" svg:width="15.966cm" svg:height="0.475cm" svg:x="2.2cm" svg:y="19.986cm">
          <draw:text-box>
            <text:p text:style-name="P1"><text:span text:style-name="T6">797. </text:span><text:span text:style-name="T3"><text:s/>Mr Brown said that as the UK moved from a combat role to overwatch, it would </text:span></text:p>
          </draw:text-box>
        </draw:frame>
        <draw:frame draw:style-name="gr1" draw:text-style-name="P2" draw:layer="layout" svg:width="13.227cm" svg:height="0.475cm" svg:x="2.2cm" svg:y="20.551cm">
          <draw:text-box>
            <text:p text:style-name="P1"><text:span text:style-name="T3">bring in the resources that were necessary for economic development.</text:span></text:p>
          </draw:text-box>
        </draw:frame>
        <draw:frame draw:style-name="gr1" draw:text-style-name="P2" draw:layer="layout" svg:width="16.8cm" svg:height="0.475cm" svg:x="2.2cm" svg:y="21.465cm">
          <draw:text-box>
            <text:p text:style-name="P1"><text:span text:style-name="T6">798. </text:span><text:span text:style-name="T3"><text:s/>The Overseas and Defence Sub-Committee of the Committee on National Security, </text:span></text:p>
          </draw:text-box>
        </draw:frame>
        <draw:frame draw:style-name="gr1" draw:text-style-name="P2" draw:layer="layout" svg:width="15.25cm" svg:height="0.475cm" svg:x="2.2cm" svg:y="22.03cm">
          <draw:text-box>
            <text:p text:style-name="P1"><text:span text:style-name="T3">International Relations and Defence (NSID(OD)), the successor to DOP(I) as the </text:span></text:p>
          </draw:text-box>
        </draw:frame>
        <draw:frame draw:style-name="gr1" draw:text-style-name="P2" draw:layer="layout" svg:width="16.711cm" svg:height="0.475cm" svg:x="2.2cm" svg:y="22.594cm">
          <draw:text-box>
            <text:p text:style-name="P1"><text:span text:style-name="T3">principal forum for Ministerial discussion on Iraq, was scheduled to meet for the first time </text:span></text:p>
          </draw:text-box>
        </draw:frame>
        <draw:line draw:style-name="gr6" draw:text-style-name="P7" draw:layer="layout" svg:x1="2.199cm" svg:y1="24.159cm" svg:x2="7.3cm" svg:y2="24.159cm">
          <text:p/>
        </draw:line>
        <draw:frame draw:style-name="gr1" draw:text-style-name="P2" draw:layer="layout" svg:width="7.702cm" svg:height="0.475cm" svg:x="2.2cm" svg:y="23.158cm">
          <draw:text-box>
            <text:p text:style-name="P1"><text:span text:style-name="T3">on 19 July to discuss transition in Basra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458 </text:span></text:p>
          </draw:text-box>
        </draw:frame>
        <draw:frame draw:style-name="gr4" draw:text-style-name="P5" draw:layer="layout" svg:width="15.272cm" svg:height="0.395cm" svg:x="2.646cm" svg:y="24.664cm">
          <draw:text-box>
            <text:p text:style-name="P1"><text:span text:style-name="T11">Minute DFID [junior official] to PS/Secretary of State [DFID], 29 June 2007, ‘Iraq: Briefing for DFID/</text:span></text:p>
          </draw:text-box>
        </draw:frame>
        <draw:frame draw:style-name="gr4" draw:text-style-name="P5" draw:layer="layout" svg:width="16.025cm" svg:height="0.395cm" svg:x="2.2cm" svg:y="25.087cm">
          <draw:text-box>
            <text:p text:style-name="P1"><text:span text:style-name="T11">FCO/MOD Ministerial Trilateral’ attaching Paper DFID, [undated], ‘DFID/FCO/MOD Ministerial Trilateral </text:span></text:p>
          </draw:text-box>
        </draw:frame>
        <draw:frame draw:style-name="gr4" draw:text-style-name="P5" draw:layer="layout" svg:width="3.969cm" svg:height="0.395cm" svg:x="2.2cm" svg:y="25.511cm">
          <draw:text-box>
            <text:p text:style-name="P1"><text:span text:style-name="T11">on Iraq and Afghanistan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59 </text:span></text:p>
          </draw:text-box>
        </draw:frame>
        <draw:frame draw:style-name="gr4" draw:text-style-name="P5" draw:layer="layout" svg:width="12.092cm" svg:height="0.395cm" svg:x="2.646cm" svg:y="25.934cm">
          <draw:text-box>
            <text:p text:style-name="P1"><text:span text:style-name="T11">Letter Banner to Hickey, 5 July 2007, ‘Conversation with Iraqi Prime Minister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60 </text:span></text:p>
          </draw:text-box>
        </draw:frame>
        <draw:frame draw:style-name="gr4" draw:text-style-name="P5" draw:layer="layout" svg:width="15.974cm" svg:height="0.395cm" svg:x="2.646cm" svg:y="26.357cm">
          <draw:text-box>
            <text:p text:style-name="P1"><text:span text:style-name="T11">Letter Henderson to Hayes, 9 July 2007, ‘Iraq/Afghanistan: Prime Minister’s VTC with President Bush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61 </text:span></text:p>
          </draw:text-box>
        </draw:frame>
        <draw:frame draw:style-name="gr4" draw:text-style-name="P5" draw:layer="layout" svg:width="7.351cm" svg:height="0.395cm" svg:x="2.646cm" svg:y="26.781cm">
          <draw:text-box>
            <text:p text:style-name="P1"><text:span text:style-name="T12">BBC Radio 4, </text:span><text:span text:style-name="T11">11 July 2007, </text:span><text:span text:style-name="T12">Today Programme.</text:span></text:p>
          </draw:text-box>
        </draw:frame>
      </draw:page>
      <draw:page draw:name="page129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5</text:span></text:p>
          </draw:text-box>
        </draw:frame>
        <draw:frame draw:style-name="gr1" draw:text-style-name="P2" draw:layer="layout" svg:width="15.026cm" svg:height="0.475cm" svg:x="2.2cm" svg:y="2.525cm">
          <draw:text-box>
            <text:p text:style-name="P1"><text:span text:style-name="T6">799. </text:span><text:span text:style-name="T3"><text:s/>In advance of the meeting, FCO and MOD officials produced a joint paper </text:span></text:p>
          </draw:text-box>
        </draw:frame>
        <draw:frame draw:style-name="gr1" draw:text-style-name="P2" draw:layer="layout" svg:width="16.334cm" svg:height="0.475cm" svg:x="2.2cm" svg:y="3.09cm">
          <draw:text-box>
            <text:p text:style-name="P1"><text:span text:style-name="T3">setting out the latest “assessments and plans on security transition and the associated </text:span></text:p>
          </draw:text-box>
        </draw:frame>
        <draw:frame draw:style-name="gr1" draw:text-style-name="P2" draw:layer="layout" svg:width="12.897cm" svg:height="0.475cm" svg:x="2.2cm" svg:y="3.654cm">
          <draw:text-box>
            <text:p text:style-name="P1"><text:span text:style-name="T3">re-posturing and drawdown of UK troops in Basra” (see Section 9.6).</text:span></text:p>
          </draw:text-box>
        </draw:frame>
        <draw:frame draw:style-name="gr5" draw:text-style-name="P6" draw:layer="layout" svg:width="0.408cm" svg:height="0.276cm" svg:x="15.048cm" svg:y="3.673cm">
          <draw:text-box>
            <text:p text:style-name="P1"><text:span text:style-name="T8">462</text:span></text:p>
          </draw:text-box>
        </draw:frame>
        <draw:frame draw:style-name="gr1" draw:text-style-name="P2" draw:layer="layout" svg:width="0.422cm" svg:height="0.475cm" svg:x="15.459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017cm" svg:height="0.475cm" svg:x="2.2cm" svg:y="4.568cm">
          <draw:text-box>
            <text:p text:style-name="P1"><text:span text:style-name="T6">800. </text:span><text:span text:style-name="T3"><text:s/>The FCO and MOD assessed that the UK had achieved “only some” of its </text:span></text:p>
          </draw:text-box>
        </draw:frame>
        <draw:frame draw:style-name="gr1" draw:text-style-name="P2" draw:layer="layout" svg:width="16.732cm" svg:height="0.475cm" svg:x="2.2cm" svg:y="5.133cm">
          <draw:text-box>
            <text:p text:style-name="P1"><text:span text:style-name="T3">objectives in Iraq. Iraq had “the forms of democracy” but the constituent parts of the Iraqi </text:span></text:p>
          </draw:text-box>
        </draw:frame>
        <draw:frame draw:style-name="gr1" draw:text-style-name="P2" draw:layer="layout" svg:width="16.012cm" svg:height="0.475cm" svg:x="2.2cm" svg:y="5.697cm">
          <draw:text-box>
            <text:p text:style-name="P1"><text:span text:style-name="T3">Government were not working together to a genuine national unity agenda and there </text:span></text:p>
          </draw:text-box>
        </draw:frame>
        <draw:frame draw:style-name="gr1" draw:text-style-name="P2" draw:layer="layout" svg:width="14.442cm" svg:height="0.475cm" svg:x="2.2cm" svg:y="6.262cm">
          <draw:text-box>
            <text:p text:style-name="P1"><text:span text:style-name="T3">was no commitment to reconciliation. In that context, the paper reported that:</text:span></text:p>
          </draw:text-box>
        </draw:frame>
        <draw:frame draw:style-name="gr1" draw:text-style-name="P2" draw:layer="layout" svg:width="15.06cm" svg:height="0.475cm" svg:x="2.95cm" svg:y="7.176cm">
          <draw:text-box>
            <text:p text:style-name="P1"><text:span text:style-name="T3">“</text:span><text:span text:style-name="T3">Ministers treat their Ministries as party and personal fiefdoms, sources of funds </text:span></text:p>
          </draw:text-box>
        </draw:frame>
        <draw:frame draw:style-name="gr1" draw:text-style-name="P2" draw:layer="layout" svg:width="15.31cm" svg:height="0.475cm" svg:x="2.95cm" svg:y="7.741cm">
          <draw:text-box>
            <text:p text:style-name="P1"><text:span text:style-name="T3">and patronage. The writ of central Government runs weakly outside the Baghdad </text:span></text:p>
          </draw:text-box>
        </draw:frame>
        <draw:frame draw:style-name="gr1" draw:text-style-name="P2" draw:layer="layout" svg:width="3.808cm" svg:height="0.475cm" svg:x="2.95cm" svg:y="8.305cm">
          <draw:text-box>
            <text:p text:style-name="P1"><text:span text:style-name="T3">International Zone.” </text:span></text:p>
          </draw:text-box>
        </draw:frame>
        <draw:frame draw:style-name="gr1" draw:text-style-name="P2" draw:layer="layout" svg:width="16.055cm" svg:height="0.475cm" svg:x="2.2cm" svg:y="9.22cm">
          <draw:text-box>
            <text:p text:style-name="P1"><text:span text:style-name="T6">801. </text:span><text:span text:style-name="T3"><text:s/>The FCO and MOD set out the process by which judgements were reached (by </text:span></text:p>
          </draw:text-box>
        </draw:frame>
        <draw:frame draw:style-name="gr1" draw:text-style-name="P2" draw:layer="layout" svg:width="15.585cm" svg:height="0.475cm" svg:x="2.2cm" svg:y="9.784cm">
          <draw:text-box>
            <text:p text:style-name="P1"><text:span text:style-name="T3">MNF commanders and Prime Minister Maliki) on whether provinces were ready for </text:span></text:p>
          </draw:text-box>
        </draw:frame>
        <draw:frame draw:style-name="gr1" draw:text-style-name="P2" draw:layer="layout" svg:width="16.148cm" svg:height="0.475cm" svg:x="2.2cm" svg:y="10.348cm">
          <draw:text-box>
            <text:p text:style-name="P1"><text:span text:style-name="T3">PIC, and an assessment of Basra’s progress against the four PIC conditions (security </text:span></text:p>
          </draw:text-box>
        </draw:frame>
        <draw:frame draw:style-name="gr1" draw:text-style-name="P2" draw:layer="layout" svg:width="16.487cm" svg:height="0.475cm" svg:x="2.2cm" svg:y="10.913cm">
          <draw:text-box>
            <text:p text:style-name="P1"><text:span text:style-name="T3">conditions and threat levels, ISF capacity, the Governor’s capacity to take responsibility </text:span></text:p>
          </draw:text-box>
        </draw:frame>
        <draw:frame draw:style-name="gr1" draw:text-style-name="P2" draw:layer="layout" svg:width="15.814cm" svg:height="0.475cm" svg:x="2.2cm" svg:y="11.477cm">
          <draw:text-box>
            <text:p text:style-name="P1"><text:span text:style-name="T3">for security, and the coalition’s ability to re-intervene if necessary). The UK was also </text:span></text:p>
          </draw:text-box>
        </draw:frame>
        <draw:frame draw:style-name="gr1" draw:text-style-name="P2" draw:layer="layout" svg:width="15.716cm" svg:height="0.475cm" svg:x="2.2cm" svg:y="12.042cm">
          <draw:text-box>
            <text:p text:style-name="P1"><text:span text:style-name="T3">monitoring progress against an additional condition, which it judged to be important:</text:span></text:p>
          </draw:text-box>
        </draw:frame>
        <draw:frame draw:style-name="gr1" draw:text-style-name="P2" draw:layer="layout" svg:width="15.263cm" svg:height="0.475cm" svg:x="2.95cm" svg:y="12.956cm">
          <draw:text-box>
            <text:p text:style-name="P1"><text:span text:style-name="T3">“</text:span><text:span text:style-name="T3">capability of the provincial authorities to direct reconstruction, and to spend their </text:span></text:p>
          </draw:text-box>
        </draw:frame>
        <draw:frame draw:style-name="gr1" draw:text-style-name="P2" draw:layer="layout" svg:width="6.263cm" svg:height="0.475cm" svg:x="2.95cm" svg:y="13.521cm">
          <draw:text-box>
            <text:p text:style-name="P1"><text:span text:style-name="T3">budgets wisely and accountably”.</text:span></text:p>
          </draw:text-box>
        </draw:frame>
        <draw:frame draw:style-name="gr1" draw:text-style-name="P2" draw:layer="layout" svg:width="16.139cm" svg:height="0.475cm" svg:x="2.2cm" svg:y="14.435cm">
          <draw:text-box>
            <text:p text:style-name="P1"><text:span text:style-name="T6">802. </text:span><text:span text:style-name="T3"><text:s/>The last UK military base in Basra city was the Basra Palace Compound (BPC), </text:span></text:p>
          </draw:text-box>
        </draw:frame>
        <draw:frame draw:style-name="gr1" draw:text-style-name="P2" draw:layer="layout" svg:width="16.063cm" svg:height="0.475cm" svg:x="2.2cm" svg:y="15cm">
          <draw:text-box>
            <text:p text:style-name="P1"><text:span text:style-name="T3">which the paper described as “the most heavily mortared and rocketed place in Iraq”. </text:span></text:p>
          </draw:text-box>
        </draw:frame>
        <draw:frame draw:style-name="gr1" draw:text-style-name="P2" draw:layer="layout" svg:width="16.334cm" svg:height="0.475cm" svg:x="2.2cm" svg:y="15.564cm">
          <draw:text-box>
            <text:p text:style-name="P1"><text:span text:style-name="T3">The UK planned to hand over the BPC to the Iraqi authorities, and withdraw UK troops </text:span></text:p>
          </draw:text-box>
        </draw:frame>
        <draw:frame draw:style-name="gr1" draw:text-style-name="P2" draw:layer="layout" svg:width="16.8cm" svg:height="0.475cm" svg:x="2.2cm" svg:y="16.128cm">
          <draw:text-box>
            <text:p text:style-name="P1"><text:span text:style-name="T3">based there to Basra Air Station (BAS), on 31 August. That would represent the “de facto </text:span></text:p>
          </draw:text-box>
        </draw:frame>
        <draw:frame draw:style-name="gr1" draw:text-style-name="P2" draw:layer="layout" svg:width="16.068cm" svg:height="0.475cm" svg:x="2.2cm" svg:y="16.693cm">
          <draw:text-box>
            <text:p text:style-name="P1"><text:span text:style-name="T3">handover of responsibility” to the Iraqi authorities, as UK forces would only be able to </text:span></text:p>
          </draw:text-box>
        </draw:frame>
        <draw:frame draw:style-name="gr1" draw:text-style-name="P2" draw:layer="layout" svg:width="6.369cm" svg:height="0.475cm" svg:x="2.2cm" svg:y="17.257cm">
          <draw:text-box>
            <text:p text:style-name="P1"><text:span text:style-name="T3">intervene from BAS “in extremis”. </text:span></text:p>
          </draw:text-box>
        </draw:frame>
        <draw:frame draw:style-name="gr1" draw:text-style-name="P2" draw:layer="layout" svg:width="16.321cm" svg:height="0.475cm" svg:x="2.2cm" svg:y="18.172cm">
          <draw:text-box>
            <text:p text:style-name="P1"><text:span text:style-name="T6">803. </text:span><text:span text:style-name="T3"><text:s/>PIC should take place as soon after the handover of the BPC as possible: a long </text:span></text:p>
          </draw:text-box>
        </draw:frame>
        <draw:frame draw:style-name="gr1" draw:text-style-name="P2" draw:layer="layout" svg:width="16.398cm" svg:height="0.475cm" svg:x="2.2cm" svg:y="18.736cm">
          <draw:text-box>
            <text:p text:style-name="P1"><text:span text:style-name="T3">gap would place the UK in a difficult position, “responsible for security in Basra city, but </text:span></text:p>
          </draw:text-box>
        </draw:frame>
        <draw:frame draw:style-name="gr1" draw:text-style-name="P2" draw:layer="layout" svg:width="7.372cm" svg:height="0.475cm" svg:x="2.2cm" svg:y="19.301cm">
          <draw:text-box>
            <text:p text:style-name="P1"><text:span text:style-name="T3">unable to deliver it except at high risk”. </text:span></text:p>
          </draw:text-box>
        </draw:frame>
        <draw:frame draw:style-name="gr1" draw:text-style-name="P2" draw:layer="layout" svg:width="15.597cm" svg:height="0.475cm" svg:x="2.2cm" svg:y="20.215cm">
          <draw:text-box>
            <text:p text:style-name="P1"><text:span text:style-name="T6">804. </text:span><text:span text:style-name="T3"><text:s/>The FCO and MOD advised that the UK should stick to its transition strategy, </text:span></text:p>
          </draw:text-box>
        </draw:frame>
        <draw:frame draw:style-name="gr1" draw:text-style-name="P2" draw:layer="layout" svg:width="7.114cm" svg:height="0.475cm" svg:x="2.2cm" svg:y="20.78cm">
          <draw:text-box>
            <text:p text:style-name="P1"><text:span text:style-name="T3">including PIC in Basra in the autumn. </text:span></text:p>
          </draw:text-box>
        </draw:frame>
        <draw:frame draw:style-name="gr1" draw:text-style-name="P2" draw:layer="layout" svg:width="12.956cm" svg:height="0.475cm" svg:x="2.2cm" svg:y="21.694cm">
          <draw:text-box>
            <text:p text:style-name="P1"><text:span text:style-name="T6">805. </text:span><text:span text:style-name="T3"><text:s/>Looking ahead to Basra after PIC, the FCO and MOD advised: </text:span></text:p>
          </draw:text-box>
        </draw:frame>
        <draw:frame draw:style-name="gr1" draw:text-style-name="P2" draw:layer="layout" svg:width="15.069cm" svg:height="0.475cm" svg:x="2.95cm" svg:y="22.608cm">
          <draw:text-box>
            <text:p text:style-name="P1"><text:span text:style-name="T3">“</text:span><text:span text:style-name="T3">Our planning should assume that the UK civilian presence in Basra will have to </text:span></text:p>
          </draw:text-box>
        </draw:frame>
        <draw:frame draw:style-name="gr1" draw:text-style-name="P2" draw:layer="layout" svg:width="15.593cm" svg:height="0.475cm" svg:x="2.95cm" svg:y="23.173cm">
          <draw:text-box>
            <text:p text:style-name="P1"><text:span text:style-name="T3">be wound up shortly before the removal of the UK military envelope which enables </text:span></text:p>
          </draw:text-box>
        </draw:frame>
        <draw:frame draw:style-name="gr1" draw:text-style-name="P2" draw:layer="layout" svg:width="15.289cm" svg:height="0.475cm" svg:x="2.95cm" svg:y="23.737cm">
          <draw:text-box>
            <text:p text:style-name="P1"><text:span text:style-name="T3">it to operate (though if the US were to decide to move a military presence of their </text:span></text:p>
          </draw:text-box>
        </draw:frame>
        <draw:frame draw:style-name="gr1" draw:text-style-name="P2" draw:layer="layout" svg:width="15.568cm" svg:height="0.475cm" svg:x="2.95cm" svg:y="24.302cm">
          <draw:text-box>
            <text:p text:style-name="P1"><text:span text:style-name="T3">own to Basra Air Station, and to retain a US civilian presence, we could expect US </text:span></text:p>
          </draw:text-box>
        </draw:frame>
        <draw:frame draw:style-name="gr1" draw:text-style-name="P2" draw:layer="layout" svg:width="16.034cm" svg:height="0.475cm" svg:x="2.95cm" svg:y="24.866cm">
          <draw:text-box>
            <text:p text:style-name="P1"><text:span text:style-name="T3">pressure for us to maintain some sort of ongoing commitment to the Basra Provincial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5cm" svg:y1="27.137cm" svg:x2="11.723cm" svg:y2="27.137cm">
          <text:p/>
        </draw:line>
        <draw:frame draw:style-name="gr1" draw:text-style-name="P2" draw:layer="layout" svg:width="4.375cm" svg:height="0.475cm" svg:x="2.95cm" svg:y="25.431cm">
          <draw:text-box>
            <text:p text:style-name="P1"><text:span text:style-name="T3">Reconstruction Team).”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62 </text:span></text:p>
          </draw:text-box>
        </draw:frame>
        <draw:frame draw:style-name="gr4" draw:text-style-name="P5" draw:layer="layout" svg:width="9.129cm" svg:height="0.395cm" svg:x="2.646cm" svg:y="26.781cm">
          <draw:text-box>
            <text:p text:style-name="P1"><text:span text:style-name="T5">Paper FCO/MOD, 12 July 2007, ‘Iraq: Transition in Basra’.</text:span><text:span text:style-name="T11"> </text:span></text:p>
          </draw:text-box>
        </draw:frame>
      </draw:page>
      <draw:page draw:name="page1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6</text:span></text:p>
          </draw:text-box>
        </draw:frame>
        <draw:frame draw:style-name="gr1" draw:text-style-name="P2" draw:layer="layout" svg:width="16.44cm" svg:height="0.475cm" svg:x="2.2cm" svg:y="2.525cm">
          <draw:text-box>
            <text:p text:style-name="P1"><text:span text:style-name="T6">806. </text:span><text:span text:style-name="T3"><text:s/>The FCO and MOD argued for “a long-term UK commitment in Iraq”, which would </text:span></text:p>
          </draw:text-box>
        </draw:frame>
        <draw:frame draw:style-name="gr1" draw:text-style-name="P2" draw:layer="layout" svg:width="16.309cm" svg:height="0.475cm" svg:x="2.2cm" svg:y="3.09cm">
          <draw:text-box>
            <text:p text:style-name="P1"><text:span text:style-name="T3">include influencing the Iraqi Government and supporting the long-term development of </text:span></text:p>
          </draw:text-box>
        </draw:frame>
        <draw:frame draw:style-name="gr1" draw:text-style-name="P2" draw:layer="layout" svg:width="15.297cm" svg:height="0.475cm" svg:x="2.2cm" svg:y="3.654cm">
          <draw:text-box>
            <text:p text:style-name="P1"><text:span text:style-name="T3">its capacity, in particular through the provision of advice to ministries in Baghdad. </text:span></text:p>
          </draw:text-box>
        </draw:frame>
        <draw:frame draw:style-name="gr1" draw:text-style-name="P2" draw:layer="layout" svg:width="13.836cm" svg:height="0.475cm" svg:x="2.2cm" svg:y="4.568cm">
          <draw:text-box>
            <text:p text:style-name="P1"><text:span text:style-name="T6">807. </text:span><text:span text:style-name="T3"><text:s/>The 19 July meeting of NSID(OD) was cancelled and not reinstated.</text:span></text:p>
          </draw:text-box>
        </draw:frame>
        <draw:frame draw:style-name="gr5" draw:text-style-name="P6" draw:layer="layout" svg:width="0.408cm" svg:height="0.276cm" svg:x="15.965cm" svg:y="4.587cm">
          <draw:text-box>
            <text:p text:style-name="P1"><text:span text:style-name="T8">463</text:span></text:p>
          </draw:text-box>
        </draw:frame>
        <draw:frame draw:style-name="gr1" draw:text-style-name="P2" draw:layer="layout" svg:width="16.076cm" svg:height="0.475cm" svg:x="2.2cm" svg:y="5.483cm">
          <draw:text-box>
            <text:p text:style-name="P1"><text:span text:style-name="T6">808. </text:span><text:span text:style-name="T3"><text:s/>On 11 July, a DFID official sent Mr Simon McDonald, Mr Brown’s Foreign Policy </text:span></text:p>
          </draw:text-box>
        </draw:frame>
        <draw:frame draw:style-name="gr1" draw:text-style-name="P2" draw:layer="layout" svg:width="12.571cm" svg:height="0.475cm" svg:x="2.2cm" svg:y="6.047cm">
          <draw:text-box>
            <text:p text:style-name="P1"><text:span text:style-name="T3">Adviser, a draft letter for Mr Brown to send to Prime Minister Maliki.</text:span></text:p>
          </draw:text-box>
        </draw:frame>
        <draw:frame draw:style-name="gr5" draw:text-style-name="P6" draw:layer="layout" svg:width="0.408cm" svg:height="0.276cm" svg:x="14.739cm" svg:y="6.066cm">
          <draw:text-box>
            <text:p text:style-name="P1"><text:span text:style-name="T8">464</text:span></text:p>
          </draw:text-box>
        </draw:frame>
        <draw:frame draw:style-name="gr1" draw:text-style-name="P2" draw:layer="layout" svg:width="0.422cm" svg:height="0.475cm" svg:x="15.151cm" svg:y="6.04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31cm" svg:height="0.475cm" svg:x="2.2cm" svg:y="6.962cm">
          <draw:text-box>
            <text:p text:style-name="P1"><text:span text:style-name="T6">809. </text:span><text:span text:style-name="T3"><text:s/>The draft letter reflected guidance from Mr Alexander that the UK should be </text:span></text:p>
          </draw:text-box>
        </draw:frame>
        <draw:frame draw:style-name="gr1" draw:text-style-name="P2" draw:layer="layout" svg:width="16.355cm" svg:height="0.475cm" svg:x="2.2cm" svg:y="7.526cm">
          <draw:text-box>
            <text:p text:style-name="P1"><text:span text:style-name="T3">realistic about the role of economic reform and only propose initiatives that had a good </text:span></text:p>
          </draw:text-box>
        </draw:frame>
        <draw:frame draw:style-name="gr1" draw:text-style-name="P2" draw:layer="layout" svg:width="4.731cm" svg:height="0.475cm" svg:x="2.2cm" svg:y="8.091cm">
          <draw:text-box>
            <text:p text:style-name="P1"><text:span text:style-name="T3">chance of being realised.</text:span></text:p>
          </draw:text-box>
        </draw:frame>
        <draw:frame draw:style-name="gr5" draw:text-style-name="P6" draw:layer="layout" svg:width="0.408cm" svg:height="0.276cm" svg:x="6.907cm" svg:y="8.109cm">
          <draw:text-box>
            <text:p text:style-name="P1"><text:span text:style-name="T8">465</text:span></text:p>
          </draw:text-box>
        </draw:frame>
        <draw:frame draw:style-name="gr1" draw:text-style-name="P2" draw:layer="layout" svg:width="0.422cm" svg:height="0.475cm" svg:x="7.319cm" svg:y="8.09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98cm" svg:height="0.475cm" svg:x="2.2cm" svg:y="9.005cm">
          <draw:text-box>
            <text:p text:style-name="P1"><text:span text:style-name="T6">810. </text:span><text:span text:style-name="T3"><text:s/>Mr McDonald passed the draft letter to Mr Brown on 27 July, after consulting the </text:span></text:p>
          </draw:text-box>
        </draw:frame>
        <draw:frame draw:style-name="gr1" draw:text-style-name="P2" draw:layer="layout" svg:width="7.537cm" svg:height="0.475cm" svg:x="2.2cm" svg:y="9.57cm">
          <draw:text-box>
            <text:p text:style-name="P1"><text:span text:style-name="T3">FCO and the British Embassy Baghdad.</text:span></text:p>
          </draw:text-box>
        </draw:frame>
        <draw:frame draw:style-name="gr5" draw:text-style-name="P6" draw:layer="layout" svg:width="0.408cm" svg:height="0.276cm" svg:x="9.706cm" svg:y="9.588cm">
          <draw:text-box>
            <text:p text:style-name="P1"><text:span text:style-name="T8">466</text:span></text:p>
          </draw:text-box>
        </draw:frame>
        <draw:frame draw:style-name="gr1" draw:text-style-name="P2" draw:layer="layout" svg:width="8.528cm" svg:height="0.475cm" svg:x="10.118cm" svg:y="9.57cm">
          <draw:text-box>
            <text:p text:style-name="P1"><text:span text:style-name="T3"><text:s/></text:span><text:span text:style-name="T3">Mr McDonald commented that the approach </text:span></text:p>
          </draw:text-box>
        </draw:frame>
        <draw:frame draw:style-name="gr1" draw:text-style-name="P2" draw:layer="layout" svg:width="5.463cm" svg:height="0.475cm" svg:x="2.2cm" svg:y="10.134cm">
          <draw:text-box>
            <text:p text:style-name="P1"><text:span text:style-name="T3">set out in the draft letter was:</text:span></text:p>
          </draw:text-box>
        </draw:frame>
        <draw:frame draw:style-name="gr1" draw:text-style-name="P2" draw:layer="layout" svg:width="15.348cm" svg:height="0.475cm" svg:x="2.95cm" svg:y="11.048cm">
          <draw:text-box>
            <text:p text:style-name="P1"><text:span text:style-name="T3">“… </text:span><text:span text:style-name="T3">sensible and realistic but not particularly ambitious … But the Embassy argue </text:span></text:p>
          </draw:text-box>
        </draw:frame>
        <draw:frame draw:style-name="gr1" draw:text-style-name="P2" draw:layer="layout" svg:width="15.475cm" svg:height="0.475cm" svg:x="2.95cm" svg:y="11.613cm">
          <draw:text-box>
            <text:p text:style-name="P1"><text:span text:style-name="T3">that, taking into account the security situation and the lack of political will … this is </text:span></text:p>
          </draw:text-box>
        </draw:frame>
        <draw:frame draw:style-name="gr1" draw:text-style-name="P2" draw:layer="layout" svg:width="10.509cm" svg:height="0.475cm" svg:x="2.95cm" svg:y="12.177cm">
          <draw:text-box>
            <text:p text:style-name="P1"><text:span text:style-name="T3">as much as we would be able to get Maliki to consider.” </text:span></text:p>
          </draw:text-box>
        </draw:frame>
        <draw:frame draw:style-name="gr1" draw:text-style-name="P2" draw:layer="layout" svg:width="10.649cm" svg:height="0.475cm" svg:x="2.2cm" svg:y="13.092cm">
          <draw:text-box>
            <text:p text:style-name="P1"><text:span text:style-name="T6">811. </text:span><text:span text:style-name="T3"><text:s/>Mr Brown wrote to Prime Minister Maliki on 29 July.</text:span></text:p>
          </draw:text-box>
        </draw:frame>
        <draw:frame draw:style-name="gr5" draw:text-style-name="P6" draw:layer="layout" svg:width="0.408cm" svg:height="0.276cm" svg:x="12.803cm" svg:y="13.111cm">
          <draw:text-box>
            <text:p text:style-name="P1"><text:span text:style-name="T8">467</text:span></text:p>
          </draw:text-box>
        </draw:frame>
        <draw:frame draw:style-name="gr1" draw:text-style-name="P2" draw:layer="layout" svg:width="5.239cm" svg:height="0.475cm" svg:x="13.214cm" svg:y="13.092cm">
          <draw:text-box>
            <text:p text:style-name="P1"><text:span text:style-name="T3"><text:s/></text:span><text:span text:style-name="T3">While establishing security </text:span></text:p>
          </draw:text-box>
        </draw:frame>
        <draw:frame draw:style-name="gr1" draw:text-style-name="P2" draw:layer="layout" svg:width="16.559cm" svg:height="0.475cm" svg:x="2.2cm" svg:y="13.656cm">
          <draw:text-box>
            <text:p text:style-name="P1"><text:span text:style-name="T3">remained the “abiding priority”, it was vital that people were given a stake in their future. </text:span></text:p>
          </draw:text-box>
        </draw:frame>
        <draw:frame draw:style-name="gr1" draw:text-style-name="P2" draw:layer="layout" svg:width="13.024cm" svg:height="0.475cm" svg:x="2.2cm" svg:y="14.221cm">
          <draw:text-box>
            <text:p text:style-name="P1"><text:span text:style-name="T3">Mr Brown suggested that the UK could help the Iraqi Government to: </text:span></text:p>
          </draw:text-box>
        </draw:frame>
        <draw:frame draw:style-name="gr3" draw:text-style-name="P4" draw:layer="layout" svg:width="0.634cm" svg:height="0.712cm" svg:x="2.95cm" svg:y="14.9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656cm" svg:height="0.475cm" svg:x="3.7cm" svg:y="15.135cm">
          <draw:text-box>
            <text:p text:style-name="P1"><text:span text:style-name="T3">secure a new IMF Stand By Arrangement by the end of 2007; </text:span></text:p>
          </draw:text-box>
        </draw:frame>
        <draw:frame draw:style-name="gr3" draw:text-style-name="P4" draw:layer="layout" svg:width="0.634cm" svg:height="0.712cm" svg:x="2.95cm" svg:y="15.6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3cm" svg:height="0.475cm" svg:x="3.7cm" svg:y="15.8cm">
          <draw:text-box>
            <text:p text:style-name="P1"><text:span text:style-name="T3">develop an integrated energy strategy, alongside the World Bank;</text:span></text:p>
          </draw:text-box>
        </draw:frame>
        <draw:frame draw:style-name="gr3" draw:text-style-name="P4" draw:layer="layout" svg:width="0.634cm" svg:height="0.712cm" svg:x="2.95cm" svg:y="16.3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882cm" svg:height="0.475cm" svg:x="3.7cm" svg:y="16.464cm">
          <draw:text-box>
            <text:p text:style-name="P1"><text:span text:style-name="T3">reform the banking sector, also alongside the World Bank;</text:span></text:p>
          </draw:text-box>
        </draw:frame>
        <draw:frame draw:style-name="gr3" draw:text-style-name="P4" draw:layer="layout" svg:width="0.634cm" svg:height="0.712cm" svg:x="2.95cm" svg:y="16.9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42cm" svg:height="0.475cm" svg:x="3.7cm" svg:y="17.128cm">
          <draw:text-box>
            <text:p text:style-name="P1"><text:span text:style-name="T3">strengthen financial management, by continuing to fund an economic reform </text:span></text:p>
          </draw:text-box>
        </draw:frame>
        <draw:frame draw:style-name="gr1" draw:text-style-name="P2" draw:layer="layout" svg:width="2.013cm" svg:height="0.475cm" svg:x="3.7cm" svg:y="17.693cm">
          <draw:text-box>
            <text:p text:style-name="P1"><text:span text:style-name="T3">team; and </text:span></text:p>
          </draw:text-box>
        </draw:frame>
        <draw:frame draw:style-name="gr3" draw:text-style-name="P4" draw:layer="layout" svg:width="0.634cm" svg:height="0.712cm" svg:x="2.95cm" svg:y="18.2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1cm" svg:height="0.475cm" svg:x="3.7cm" svg:y="18.357cm">
          <draw:text-box>
            <text:p text:style-name="P1"><text:span text:style-name="T3">establish the BIPA to identify and promote investment opportunities throughout </text:span></text:p>
          </draw:text-box>
        </draw:frame>
        <draw:frame draw:style-name="gr1" draw:text-style-name="P2" draw:layer="layout" svg:width="13.769cm" svg:height="0.475cm" svg:x="3.7cm" svg:y="18.922cm">
          <draw:text-box>
            <text:p text:style-name="P1"><text:span text:style-name="T3">the province. The UK had allocated funds to help establish the Agency. If </text:span></text:p>
          </draw:text-box>
        </draw:frame>
        <draw:frame draw:style-name="gr1" draw:text-style-name="P2" draw:layer="layout" svg:width="15.052cm" svg:height="0.475cm" svg:x="3.7cm" svg:y="19.486cm">
          <draw:text-box>
            <text:p text:style-name="P1"><text:span text:style-name="T3">successful, it could be replicated in other Provinces and inform the creation of a </text:span></text:p>
          </draw:text-box>
        </draw:frame>
        <draw:frame draw:style-name="gr1" draw:text-style-name="P2" draw:layer="layout" svg:width="6.322cm" svg:height="0.475cm" svg:x="3.7cm" svg:y="20.051cm">
          <draw:text-box>
            <text:p text:style-name="P1"><text:span text:style-name="T3">National Investment Commission.</text:span></text:p>
          </draw:text-box>
        </draw:frame>
        <draw:frame draw:style-name="gr1" draw:text-style-name="P2" draw:layer="layout" svg:width="5.907cm" svg:height="0.475cm" svg:x="2.2cm" svg:y="20.965cm">
          <draw:text-box>
            <text:p text:style-name="P1"><text:span text:style-name="T6">812. </text:span><text:span text:style-name="T3"><text:s/>Mr Brown told the Inquiry:</text:span></text:p>
          </draw:text-box>
        </draw:frame>
        <draw:frame draw:style-name="gr1" draw:text-style-name="P2" draw:layer="layout" svg:width="15.683cm" svg:height="0.475cm" svg:x="2.95cm" svg:y="21.88cm">
          <draw:text-box>
            <text:p text:style-name="P1"><text:span text:style-name="T3">“… </text:span><text:span text:style-name="T3">if you can show people that their economic prosperity is possible, then the risks </text:span></text:p>
          </draw:text-box>
        </draw:frame>
        <draw:frame draw:style-name="gr1" draw:text-style-name="P2" draw:layer="layout" svg:width="15.538cm" svg:height="0.475cm" svg:x="2.95cm" svg:y="22.444cm">
          <draw:text-box>
            <text:p text:style-name="P1"><text:span text:style-name="T3">of returning to violence are seen by people to be too great to put at risk something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5.767cm" svg:height="0.475cm" svg:x="2.95cm" svg:y="23.008cm">
          <draw:text-box>
            <text:p text:style-name="P1"><text:span text:style-name="T3">that they were now about to enjoy. So I wanted to show in Basra … that the chance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463 </text:span></text:p>
          </draw:text-box>
        </draw:frame>
        <draw:frame draw:style-name="gr4" draw:text-style-name="P5" draw:layer="layout" svg:width="15.255cm" svg:height="0.395cm" svg:x="2.646cm" svg:y="24.241cm">
          <draw:text-box>
            <text:p text:style-name="P1"><text:span text:style-name="T11">Minute Cabinet Office to NSID(OD) members, 11 February 2010 [sic], ‘Ministerial Meeting on Iraq, </text:span></text:p>
          </draw:text-box>
        </draw:frame>
        <draw:line draw:style-name="gr8" draw:text-style-name="P7" draw:layer="layout" svg:x1="2.645cm" svg:y1="25.444cm" svg:x2="17.782cm" svg:y2="25.444cm">
          <text:p/>
        </draw:line>
        <draw:frame draw:style-name="gr4" draw:text-style-name="P5" draw:layer="layout" svg:width="3.037cm" svg:height="0.395cm" svg:x="2.2cm" svg:y="24.664cm">
          <draw:text-box>
            <text:p text:style-name="P1"><text:span text:style-name="T11">Cancellation Note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464 </text:span></text:p>
          </draw:text-box>
        </draw:frame>
        <draw:frame draw:style-name="gr4" draw:text-style-name="P5" draw:layer="layout" svg:width="15.127cm" svg:height="0.395cm" svg:x="2.646cm" svg:y="25.087cm">
          <draw:text-box>
            <text:p text:style-name="P1"><text:span text:style-name="T5">Letter DFID [junior official] to McDonald, 11 July 2007, ‘Iraq: Prime Minister’s Economic Initiative’.</text:span><text:span text:style-name="T11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465 </text:span></text:p>
          </draw:text-box>
        </draw:frame>
        <draw:frame draw:style-name="gr4" draw:text-style-name="P5" draw:layer="layout" svg:width="14.709cm" svg:height="0.395cm" svg:x="2.646cm" svg:y="25.511cm">
          <draw:text-box>
            <text:p text:style-name="P1"><text:span text:style-name="T11">Minute DFID [junior official] to PS [Alexander], 11 July 2007, ‘Iraq: ‘Economic Initiative’ – Prime </text:span></text:p>
          </draw:text-box>
        </draw:frame>
        <draw:line draw:style-name="gr8" draw:text-style-name="P7" draw:layer="layout" svg:x1="2.645cm" svg:y1="26.714cm" svg:x2="14.508cm" svg:y2="26.714cm">
          <text:p/>
        </draw:line>
        <draw:frame draw:style-name="gr4" draw:text-style-name="P5" draw:layer="layout" svg:width="6.394cm" svg:height="0.395cm" svg:x="2.2cm" svg:y="25.934cm">
          <draw:text-box>
            <text:p text:style-name="P1"><text:span text:style-name="T11">Minister’s Letter to Prime Minster Maliki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66 </text:span></text:p>
          </draw:text-box>
        </draw:frame>
        <draw:frame draw:style-name="gr4" draw:text-style-name="P5" draw:layer="layout" svg:width="11.876cm" svg:height="0.395cm" svg:x="2.646cm" svg:y="26.357cm">
          <draw:text-box>
            <text:p text:style-name="P1"><text:span text:style-name="T5">Minute McDonald to Prime Minister, 27 July 2007, ‘Iraq: Economic Initiative’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67 </text:span></text:p>
          </draw:text-box>
        </draw:frame>
        <draw:frame draw:style-name="gr4" draw:text-style-name="P5" draw:layer="layout" svg:width="7.266cm" svg:height="0.395cm" svg:x="2.646cm" svg:y="26.781cm">
          <draw:text-box>
            <text:p text:style-name="P1"><text:span text:style-name="T11">Letter Brown to Maliki, 29 July 2007, [untitled]. </text:span></text:p>
          </draw:text-box>
        </draw:frame>
      </draw:page>
      <draw:page draw:name="page131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7</text:span></text:p>
          </draw:text-box>
        </draw:frame>
        <draw:frame draw:style-name="gr1" draw:text-style-name="P2" draw:layer="layout" svg:width="15.581cm" svg:height="0.475cm" svg:x="2.95cm" svg:y="2.525cm">
          <draw:text-box>
            <text:p text:style-name="P1"><text:span text:style-name="T3">of prosperity was something that people should value and should not put at risk by </text:span></text:p>
          </draw:text-box>
        </draw:frame>
        <draw:frame draw:style-name="gr1" draw:text-style-name="P2" draw:layer="layout" svg:width="8.994cm" svg:height="0.475cm" svg:x="2.95cm" svg:y="3.09cm">
          <draw:text-box>
            <text:p text:style-name="P1"><text:span text:style-name="T3">allowing the militias to have control in the area.” </text:span></text:p>
          </draw:text-box>
        </draw:frame>
        <draw:frame draw:style-name="gr5" draw:text-style-name="P6" draw:layer="layout" svg:width="0.408cm" svg:height="0.276cm" svg:x="11.903cm" svg:y="3.108cm">
          <draw:text-box>
            <text:p text:style-name="P1"><text:span text:style-name="T8">468</text:span></text:p>
          </draw:text-box>
        </draw:frame>
        <draw:frame draw:style-name="gr1" draw:text-style-name="P2" draw:layer="layout" svg:width="0.422cm" svg:height="0.475cm" svg:x="12.315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679cm" svg:height="0.475cm" svg:x="2.2cm" svg:y="4.004cm">
          <draw:text-box>
            <text:p text:style-name="P1"><text:span text:style-name="T6">813. </text:span><text:span text:style-name="T3"><text:s/>Mr Brown discussed Iraq with President Bush at Camp David on 30 July.</text:span></text:p>
          </draw:text-box>
        </draw:frame>
        <draw:frame draw:style-name="gr5" draw:text-style-name="P6" draw:layer="layout" svg:width="0.408cm" svg:height="0.276cm" svg:x="16.804cm" svg:y="4.023cm">
          <draw:text-box>
            <text:p text:style-name="P1"><text:span text:style-name="T8">469</text:span></text:p>
          </draw:text-box>
        </draw:frame>
        <draw:frame draw:style-name="gr1" draw:text-style-name="P2" draw:layer="layout" svg:width="0.972cm" svg:height="0.475cm" svg:x="17.216cm" svg:y="4.004cm">
          <draw:text-box>
            <text:p text:style-name="P1"><text:span text:style-name="T3"><text:s/></text:span><text:span text:style-name="T3">The </text:span></text:p>
          </draw:text-box>
        </draw:frame>
        <draw:frame draw:style-name="gr1" draw:text-style-name="P2" draw:layer="layout" svg:width="16.093cm" svg:height="0.475cm" svg:x="2.2cm" svg:y="4.568cm">
          <draw:text-box>
            <text:p text:style-name="P1"><text:span text:style-name="T3">meeting note produced by Mr Brown’s Private Secretary recorded only that Mr Brown </text:span></text:p>
          </draw:text-box>
        </draw:frame>
        <draw:frame draw:style-name="gr1" draw:text-style-name="P2" draw:layer="layout" svg:width="16.051cm" svg:height="0.475cm" svg:x="2.2cm" svg:y="5.133cm">
          <draw:text-box>
            <text:p text:style-name="P1"><text:span text:style-name="T3">welcomed the common ground between himself and President Bush on Iraq and had </text:span></text:p>
          </draw:text-box>
        </draw:frame>
        <draw:frame draw:style-name="gr1" draw:text-style-name="P2" draw:layer="layout" svg:width="12.372cm" svg:height="0.475cm" svg:x="2.2cm" svg:y="5.697cm">
          <draw:text-box>
            <text:p text:style-name="P1"><text:span text:style-name="T3">outlined the UK’s proposals for a “development agency” in Basra. </text:span></text:p>
          </draw:text-box>
        </draw:frame>
        <draw:frame draw:style-name="gr1" draw:text-style-name="P2" draw:layer="layout" svg:width="15.585cm" svg:height="0.475cm" svg:x="2.2cm" svg:y="6.612cm">
          <draw:text-box>
            <text:p text:style-name="P1"><text:span text:style-name="T6">814. </text:span><text:span text:style-name="T3"><text:s/>Mr Asquith called on Prime Minister Maliki on 1 August, to deliver Mr Brown’s </text:span></text:p>
          </draw:text-box>
        </draw:frame>
        <draw:frame draw:style-name="gr1" draw:text-style-name="P2" draw:layer="layout" svg:width="14.599cm" svg:height="0.475cm" svg:x="2.2cm" svg:y="7.176cm">
          <draw:text-box>
            <text:p text:style-name="P1"><text:span text:style-name="T3">29 July letter on economic reconstruction and to discuss politics in Basra and </text:span></text:p>
          </draw:text-box>
        </draw:frame>
        <draw:frame draw:style-name="gr1" draw:text-style-name="P2" draw:layer="layout" svg:width="1.882cm" svg:height="0.475cm" svg:x="2.2cm" svg:y="7.741cm">
          <draw:text-box>
            <text:p text:style-name="P1"><text:span text:style-name="T3">nationally.</text:span></text:p>
          </draw:text-box>
        </draw:frame>
        <draw:frame draw:style-name="gr5" draw:text-style-name="P6" draw:layer="layout" svg:width="0.408cm" svg:height="0.276cm" svg:x="4.075cm" svg:y="7.759cm">
          <draw:text-box>
            <text:p text:style-name="P1"><text:span text:style-name="T8">470</text:span></text:p>
          </draw:text-box>
        </draw:frame>
        <draw:frame draw:style-name="gr1" draw:text-style-name="P2" draw:layer="layout" svg:width="0.422cm" svg:height="0.475cm" svg:x="4.487cm" svg:y="7.7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09cm" svg:height="0.475cm" svg:x="2.2cm" svg:y="8.655cm">
          <draw:text-box>
            <text:p text:style-name="P1"><text:span text:style-name="T6">815. </text:span><text:span text:style-name="T3"><text:s/>Mr Asquith reported that Prime Minister Maliki warmly welcomed Mr Brown’s letter, </text:span></text:p>
          </draw:text-box>
        </draw:frame>
        <draw:frame draw:style-name="gr1" draw:text-style-name="P2" draw:layer="layout" svg:width="15.898cm" svg:height="0.475cm" svg:x="2.2cm" svg:y="9.22cm">
          <draw:text-box>
            <text:p text:style-name="P1"><text:span text:style-name="T3">which was in line with his desire to deepen co-operation with the UK on issues other </text:span></text:p>
          </draw:text-box>
        </draw:frame>
        <draw:frame draw:style-name="gr1" draw:text-style-name="P2" draw:layer="layout" svg:width="16.097cm" svg:height="0.475cm" svg:x="2.2cm" svg:y="9.784cm">
          <draw:text-box>
            <text:p text:style-name="P1"><text:span text:style-name="T3">than security and with his own Government’s focus on economic development. Prime </text:span></text:p>
          </draw:text-box>
        </draw:frame>
        <draw:frame draw:style-name="gr1" draw:text-style-name="P2" draw:layer="layout" svg:width="16.288cm" svg:height="0.475cm" svg:x="2.2cm" svg:y="10.348cm">
          <draw:text-box>
            <text:p text:style-name="P1"><text:span text:style-name="T3">Minister Maliki said that he would approve a request from the Basra Provincial Council </text:span></text:p>
          </draw:text-box>
        </draw:frame>
        <draw:frame draw:style-name="gr1" draw:text-style-name="P2" draw:layer="layout" svg:width="4.155cm" svg:height="0.475cm" svg:x="2.2cm" svg:y="10.913cm">
          <draw:text-box>
            <text:p text:style-name="P1"><text:span text:style-name="T3">to establish the BIPA. </text:span></text:p>
          </draw:text-box>
        </draw:frame>
        <draw:frame draw:style-name="gr1" draw:text-style-name="P2" draw:layer="layout" svg:width="15.678cm" svg:height="0.475cm" svg:x="2.2cm" svg:y="11.827cm">
          <draw:text-box>
            <text:p text:style-name="P1"><text:span text:style-name="T6">816. </text:span><text:span text:style-name="T3"><text:s/>Prime Minister Maliki said that he was also interested in bigger projects in the </text:span></text:p>
          </draw:text-box>
        </draw:frame>
        <draw:frame draw:style-name="gr1" draw:text-style-name="P2" draw:layer="layout" svg:width="15.665cm" svg:height="0.475cm" svg:x="2.2cm" svg:y="12.392cm">
          <draw:text-box>
            <text:p text:style-name="P1"><text:span text:style-name="T3">Basra region which were national in scope such as the Grand Port project in the oil </text:span></text:p>
          </draw:text-box>
        </draw:frame>
        <draw:frame draw:style-name="gr1" draw:text-style-name="P2" draw:layer="layout" svg:width="12.016cm" svg:height="0.475cm" svg:x="2.2cm" svg:y="12.956cm">
          <draw:text-box>
            <text:p text:style-name="P1"><text:span text:style-name="T3">sector, which would attract large-scale international investment. </text:span></text:p>
          </draw:text-box>
        </draw:frame>
        <draw:frame draw:style-name="gr1" draw:text-style-name="P2" draw:layer="layout" svg:width="16.647cm" svg:height="0.475cm" svg:x="2.2cm" svg:y="13.871cm">
          <draw:text-box>
            <text:p text:style-name="P1"><text:span text:style-name="T6">817. </text:span><text:span text:style-name="T3"><text:s/>Prime Minister Maliki also advised that the “troublesome” Governor Waili had been </text:span></text:p>
          </draw:text-box>
        </draw:frame>
        <draw:frame draw:style-name="gr1" draw:text-style-name="P2" draw:layer="layout" svg:width="15.424cm" svg:height="0.475cm" svg:x="2.2cm" svg:y="14.435cm">
          <draw:text-box>
            <text:p text:style-name="P1"><text:span text:style-name="T3">legally dismissed but was appealing that decision, causing a delay in his removal. </text:span></text:p>
          </draw:text-box>
        </draw:frame>
        <draw:frame draw:style-name="gr1" draw:text-style-name="P2" draw:layer="layout" svg:width="16.52cm" svg:height="0.475cm" svg:x="2.2cm" svg:y="15.35cm">
          <draw:text-box>
            <text:p text:style-name="P1"><text:span text:style-name="T6">818. </text:span><text:span text:style-name="T3"><text:s/>Mr Jones’ weekly report of the same day advised that the Deputy Prime Minister’s </text:span></text:p>
          </draw:text-box>
        </draw:frame>
        <draw:frame draw:style-name="gr1" draw:text-style-name="P2" draw:layer="layout" svg:width="16.017cm" svg:height="0.475cm" svg:x="2.2cm" svg:y="15.914cm">
          <draw:text-box>
            <text:p text:style-name="P1"><text:span text:style-name="T3">Office had identified bringing Basra International Airport up to international standards </text:span></text:p>
          </draw:text-box>
        </draw:frame>
        <draw:frame draw:style-name="gr1" draw:text-style-name="P2" draw:layer="layout" svg:width="15.835cm" svg:height="0.475cm" svg:x="2.2cm" svg:y="16.478cm">
          <draw:text-box>
            <text:p text:style-name="P1"><text:span text:style-name="T3">as its top economic priority in the province, and had requested UK advice on how to </text:span></text:p>
          </draw:text-box>
        </draw:frame>
        <draw:frame draw:style-name="gr1" draw:text-style-name="P2" draw:layer="layout" svg:width="2.415cm" svg:height="0.475cm" svg:x="2.2cm" svg:y="17.043cm">
          <draw:text-box>
            <text:p text:style-name="P1"><text:span text:style-name="T3">achieve that.</text:span></text:p>
          </draw:text-box>
        </draw:frame>
        <draw:frame draw:style-name="gr5" draw:text-style-name="P6" draw:layer="layout" svg:width="0.476cm" svg:height="0.276cm" svg:x="4.6cm" svg:y="17.062cm">
          <draw:text-box>
            <text:p text:style-name="P1"><text:span text:style-name="T8">471 </text:span></text:p>
          </draw:text-box>
        </draw:frame>
        <draw:frame draw:style-name="gr1" draw:text-style-name="P2" draw:layer="layout" svg:width="11.22cm" svg:height="0.475cm" svg:x="5.081cm" svg:y="17.043cm">
          <draw:text-box>
            <text:p text:style-name="P1"><text:span text:style-name="T3">Mr Jones was pursuing the issue with the RAF and the US. </text:span></text:p>
          </draw:text-box>
        </draw:frame>
        <draw:frame draw:style-name="gr1" draw:text-style-name="P2" draw:layer="layout" svg:width="12.918cm" svg:height="0.475cm" svg:x="2.2cm" svg:y="17.957cm">
          <draw:text-box>
            <text:p text:style-name="P1"><text:span text:style-name="T6">819. </text:span><text:span text:style-name="T3"><text:s/>Prime Minister Maliki replied to Mr Brown’s letter on 7 October. </text:span></text:p>
          </draw:text-box>
        </draw:frame>
        <draw:frame draw:style-name="gr1" draw:text-style-name="P2" draw:layer="layout" svg:width="15.445cm" svg:height="0.475cm" svg:x="2.2cm" svg:y="18.872cm">
          <draw:text-box>
            <text:p text:style-name="P1"><text:span text:style-name="T6">820. </text:span><text:span text:style-name="T3"><text:s/>Jaysh al-Mahdi (JAM) in Basra called a month-long cease-fire, beginning on </text:span></text:p>
          </draw:text-box>
        </draw:frame>
        <draw:frame draw:style-name="gr1" draw:text-style-name="P2" draw:layer="layout" svg:width="2.013cm" svg:height="0.475cm" svg:x="2.2cm" svg:y="19.436cm">
          <draw:text-box>
            <text:p text:style-name="P1"><text:span text:style-name="T3">13 August.</text:span></text:p>
          </draw:text-box>
        </draw:frame>
        <draw:frame draw:style-name="gr5" draw:text-style-name="P6" draw:layer="layout" svg:width="0.408cm" svg:height="0.276cm" svg:x="4.201cm" svg:y="19.455cm">
          <draw:text-box>
            <text:p text:style-name="P1"><text:span text:style-name="T8">472</text:span></text:p>
          </draw:text-box>
        </draw:frame>
        <draw:frame draw:style-name="gr1" draw:text-style-name="P2" draw:layer="layout" svg:width="9.718cm" svg:height="0.475cm" svg:x="4.612cm" svg:y="19.436cm">
          <draw:text-box>
            <text:p text:style-name="P1"><text:span text:style-name="T3"><text:s/></text:span><text:span text:style-name="T3">Sir John Scarlett, Chief of SIS, told the Inquiry that:</text:span></text:p>
          </draw:text-box>
        </draw:frame>
        <draw:frame draw:style-name="gr1" draw:text-style-name="P2" draw:layer="layout" svg:width="15.124cm" svg:height="0.475cm" svg:x="2.95cm" svg:y="20.351cm">
          <draw:text-box>
            <text:p text:style-name="P1"><text:span text:style-name="T3">“… </text:span><text:span text:style-name="T3">the cease-fire for a month on 13 August worked straight away. There was an </text:span></text:p>
          </draw:text-box>
        </draw:frame>
        <draw:frame draw:style-name="gr1" draw:text-style-name="P2" draw:layer="layout" svg:width="15.602cm" svg:height="0.475cm" svg:x="2.95cm" svg:y="20.915cm">
          <draw:text-box>
            <text:p text:style-name="P1"><text:span text:style-name="T3">immediate falling away of attacks, and it then carried on. It went beyond the month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5.153cm" svg:height="0.475cm" svg:x="2.95cm" svg:y="21.48cm">
          <draw:text-box>
            <text:p text:style-name="P1"><text:span text:style-name="T3">and it became effectively a permanent feature. So it was remarkably successful.”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468 </text:span></text:p>
          </draw:text-box>
        </draw:frame>
        <draw:frame draw:style-name="gr4" draw:text-style-name="P5" draw:layer="layout" svg:width="6.805cm" svg:height="0.395cm" svg:x="2.646cm" svg:y="24.664cm">
          <draw:text-box>
            <text:p text:style-name="P1"><text:span text:style-name="T11">Public hearing, 5 March 2010, pages 38-39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469 </text:span></text:p>
          </draw:text-box>
        </draw:frame>
        <draw:frame draw:style-name="gr4" draw:text-style-name="P5" draw:layer="layout" svg:width="14.717cm" svg:height="0.395cm" svg:x="2.646cm" svg:y="25.087cm">
          <draw:text-box>
            <text:p text:style-name="P1"><text:span text:style-name="T11">Letter Clunes to Gould, 31 July 2007, ‘Prime Minister’s Meeting with President Bush: Iraq […]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470 </text:span></text:p>
          </draw:text-box>
        </draw:frame>
        <draw:frame draw:style-name="gr4" draw:text-style-name="P5" draw:layer="layout" svg:width="15.619cm" svg:height="0.395cm" svg:x="2.646cm" svg:y="25.511cm">
          <draw:text-box>
            <text:p text:style-name="P1"><text:span text:style-name="T11">eGram 32637/07 Baghdad to FCO London, 1 August 2007, ‘Iraq: Meeting with Prime Minister Maliki, </text:span></text:p>
          </draw:text-box>
        </draw:frame>
        <draw:frame draw:style-name="gr4" draw:text-style-name="P5" draw:layer="layout" svg:width="1.632cm" svg:height="0.395cm" svg:x="2.2cm" svg:y="25.934cm">
          <draw:text-box>
            <text:p text:style-name="P1"><text:span text:style-name="T11">1 August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71 </text:span></text:p>
          </draw:text-box>
        </draw:frame>
        <draw:frame draw:style-name="gr4" draw:text-style-name="P5" draw:layer="layout" svg:width="9.789cm" svg:height="0.395cm" svg:x="2.646cm" svg:y="26.357cm">
          <draw:text-box>
            <text:p text:style-name="P1"><text:span text:style-name="T11">Letter Jones to Aldred, 1 August 2007, ‘Basra: Weekly Report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72 </text:span></text:p>
          </draw:text-box>
        </draw:frame>
        <draw:frame draw:style-name="gr4" draw:text-style-name="P5" draw:layer="layout" svg:width="6.335cm" svg:height="0.395cm" svg:x="2.646cm" svg:y="26.781cm">
          <draw:text-box>
            <text:p text:style-name="P1"><text:span text:style-name="T11">Private hearing, 10 June 2006, page 41. </text:span></text:p>
          </draw:text-box>
        </draw:frame>
      </draw:page>
      <draw:page draw:name="page1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8</text:span></text:p>
          </draw:text-box>
        </draw:frame>
        <draw:frame draw:style-name="gr1" draw:text-style-name="P2" draw:layer="layout" svg:width="15.521cm" svg:height="0.475cm" svg:x="2.2cm" svg:y="2.525cm">
          <draw:text-box>
            <text:p text:style-name="P1"><text:span text:style-name="T6">821. </text:span><text:span text:style-name="T3"><text:s/>Mr Jon Day, MOD Director General (Security Policy), told the Inquiry that the </text:span></text:p>
          </draw:text-box>
        </draw:frame>
        <draw:frame draw:style-name="gr1" draw:text-style-name="P2" draw:layer="layout" svg:width="14.51cm" svg:height="0.475cm" svg:x="2.2cm" svg:y="3.09cm">
          <draw:text-box>
            <text:p text:style-name="P1"><text:span text:style-name="T3">cease-fire not only brought a reduction in attacks on coalition forces in Basra:</text:span></text:p>
          </draw:text-box>
        </draw:frame>
        <draw:frame draw:style-name="gr1" draw:text-style-name="P2" draw:layer="layout" svg:width="15.992cm" svg:height="0.475cm" svg:x="2.95cm" svg:y="4.004cm">
          <draw:text-box>
            <text:p text:style-name="P1"><text:span text:style-name="T13">“</text:span><text:span text:style-name="T3">But the critical strategic dividend, as far as we were concerned, was that the overall </text:span></text:p>
          </draw:text-box>
        </draw:frame>
        <draw:frame draw:style-name="gr1" draw:text-style-name="P2" draw:layer="layout" svg:width="14.861cm" svg:height="0.475cm" svg:x="2.95cm" svg:y="4.568cm">
          <draw:text-box>
            <text:p text:style-name="P1"><text:span text:style-name="T3">decline in violence helped encourage the resurgence of real political activity … </text:span></text:p>
          </draw:text-box>
        </draw:frame>
        <draw:frame draw:style-name="gr1" draw:text-style-name="P2" draw:layer="layout" svg:width="14.849cm" svg:height="0.475cm" svg:x="2.95cm" svg:y="5.483cm">
          <draw:text-box>
            <text:p text:style-name="P1"><text:span text:style-name="T3">“</text:span><text:span text:style-name="T3">Another consequence, which … was felt to be quite important by those on the </text:span></text:p>
          </draw:text-box>
        </draw:frame>
        <draw:frame draw:style-name="gr1" draw:text-style-name="P2" draw:layer="layout" svg:width="14.442cm" svg:height="0.475cm" svg:x="2.95cm" svg:y="6.047cm">
          <draw:text-box>
            <text:p text:style-name="P1"><text:span text:style-name="T3">ground at the time … is that prior to the understandings, coalition-sponsored </text:span></text:p>
          </draw:text-box>
        </draw:frame>
        <draw:frame draw:style-name="gr1" draw:text-style-name="P2" draw:layer="layout" svg:width="14.569cm" svg:height="0.475cm" svg:x="2.95cm" svg:y="6.612cm">
          <draw:text-box>
            <text:p text:style-name="P1"><text:span text:style-name="T3">reconstruction work in Basra had almost come to a stop. The understandings </text:span></text:p>
          </draw:text-box>
        </draw:frame>
        <draw:frame draw:style-name="gr1" draw:text-style-name="P2" draw:layer="layout" svg:width="15.75cm" svg:height="0.475cm" svg:x="2.95cm" svg:y="7.176cm">
          <draw:text-box>
            <text:p text:style-name="P1"><text:span text:style-name="T3">reduced the threat to military and civilian workers and that allowed work on projects </text:span></text:p>
          </draw:text-box>
        </draw:frame>
        <draw:frame draw:style-name="gr1" draw:text-style-name="P2" draw:layer="layout" svg:width="15.479cm" svg:height="0.475cm" svg:x="2.95cm" svg:y="7.741cm">
          <draw:text-box>
            <text:p text:style-name="P1"><text:span text:style-name="T3">such as the Basra Children’s Hospital to start up again and to enable us to plan to </text:span></text:p>
          </draw:text-box>
        </draw:frame>
        <draw:frame draw:style-name="gr1" draw:text-style-name="P2" draw:layer="layout" svg:width="6.602cm" svg:height="0.475cm" svg:x="2.95cm" svg:y="8.305cm">
          <draw:text-box>
            <text:p text:style-name="P1"><text:span text:style-name="T3">do more work elsewhere in Basra.” </text:span></text:p>
          </draw:text-box>
        </draw:frame>
        <draw:frame draw:style-name="gr5" draw:text-style-name="P6" draw:layer="layout" svg:width="0.408cm" svg:height="0.276cm" svg:x="9.526cm" svg:y="8.324cm">
          <draw:text-box>
            <text:p text:style-name="P1"><text:span text:style-name="T8">473</text:span></text:p>
          </draw:text-box>
        </draw:frame>
        <draw:frame draw:style-name="gr1" draw:text-style-name="P2" draw:layer="layout" svg:width="12.841cm" svg:height="0.475cm" svg:x="2.2cm" svg:y="9.22cm">
          <draw:text-box>
            <text:p text:style-name="P1"><text:span text:style-name="T6">822. </text:span><text:span text:style-name="T3"><text:s/>Section 9.6 describes negotiations between the UK and JAM1.</text:span></text:p>
          </draw:text-box>
        </draw:frame>
        <draw:frame draw:style-name="gr1" draw:text-style-name="P2" draw:layer="layout" svg:width="16.808cm" svg:height="0.475cm" svg:x="2.2cm" svg:y="10.134cm">
          <draw:text-box>
            <text:p text:style-name="P1"><text:span text:style-name="T6">823. </text:span><text:span text:style-name="T3"><text:s/>Mr Asquith’s 16 August valedictory letter to Mr Miliband focused on security and the </text:span></text:p>
          </draw:text-box>
        </draw:frame>
        <draw:frame draw:style-name="gr1" draw:text-style-name="P2" draw:layer="layout" svg:width="12.981cm" svg:height="0.475cm" svg:x="2.2cm" svg:y="10.698cm">
          <draw:text-box>
            <text:p text:style-name="P1"><text:span text:style-name="T3">political process, but also reflected on the UK’s role in reconstruction:</text:span></text:p>
          </draw:text-box>
        </draw:frame>
        <draw:frame draw:style-name="gr1" draw:text-style-name="P2" draw:layer="layout" svg:width="15.196cm" svg:height="0.475cm" svg:x="2.95cm" svg:y="11.613cm">
          <draw:text-box>
            <text:p text:style-name="P1"><text:span text:style-name="T3">“</text:span><text:span text:style-name="T3">Outside the military contribution, our favoured route has been through providing </text:span></text:p>
          </draw:text-box>
        </draw:frame>
        <draw:frame draw:style-name="gr1" draw:text-style-name="P2" draw:layer="layout" svg:width="14.505cm" svg:height="0.475cm" svg:x="2.95cm" svg:y="12.177cm">
          <draw:text-box>
            <text:p text:style-name="P1"><text:span text:style-name="T3">expertise. That will remain necessary, but insufficient. The Iraqis prize lasting </text:span></text:p>
          </draw:text-box>
        </draw:frame>
        <draw:frame draw:style-name="gr1" draw:text-style-name="P2" draw:layer="layout" svg:width="15.902cm" svg:height="0.475cm" svg:x="2.95cm" svg:y="12.742cm">
          <draw:text-box>
            <text:p text:style-name="P1"><text:span text:style-name="T3">legacies … We should consider with an open mind taking a leaf out of the Japanese </text:span></text:p>
          </draw:text-box>
        </draw:frame>
        <draw:frame draw:style-name="gr1" draw:text-style-name="P2" draw:layer="layout" svg:width="15.678cm" svg:height="0.475cm" svg:x="2.95cm" svg:y="13.306cm">
          <draw:text-box>
            <text:p text:style-name="P1"><text:span text:style-name="T3">book, making use of some of the savings on the defence side to establish a joint or </text:span></text:p>
          </draw:text-box>
        </draw:frame>
        <draw:frame draw:style-name="gr1" draw:text-style-name="P2" draw:layer="layout" svg:width="15.555cm" svg:height="0.475cm" svg:x="2.95cm" svg:y="13.871cm">
          <draw:text-box>
            <text:p text:style-name="P1"><text:span text:style-name="T3">soft loan financial development fund for specific projects in the education or health </text:span></text:p>
          </draw:text-box>
        </draw:frame>
        <draw:frame draw:style-name="gr1" draw:text-style-name="P2" draw:layer="layout" svg:width="14.975cm" svg:height="0.475cm" svg:x="2.95cm" svg:y="14.435cm">
          <draw:text-box>
            <text:p text:style-name="P1"><text:span text:style-name="T3">sectors. Easier, and more realistic, would be to establish a large trust fund for a </text:span></text:p>
          </draw:text-box>
        </draw:frame>
        <draw:frame draw:style-name="gr1" draw:text-style-name="P2" draw:layer="layout" svg:width="15.729cm" svg:height="0.475cm" svg:x="2.95cm" svg:y="15cm">
          <draw:text-box>
            <text:p text:style-name="P1"><text:span text:style-name="T3">permanent scholarship scheme to supplement Chevening. Or we should switch our </text:span></text:p>
          </draw:text-box>
        </draw:frame>
        <draw:frame draw:style-name="gr1" draw:text-style-name="P2" draw:layer="layout" svg:width="15.289cm" svg:height="0.475cm" svg:x="2.95cm" svg:y="15.564cm">
          <draw:text-box>
            <text:p text:style-name="P1"><text:span text:style-name="T3">… </text:span><text:span text:style-name="T3">focus to an area where we can operate – namely the Kurdish region which we </text:span></text:p>
          </draw:text-box>
        </draw:frame>
        <draw:frame draw:style-name="gr1" draw:text-style-name="P2" draw:layer="layout" svg:width="7.91cm" svg:height="0.475cm" svg:x="2.95cm" svg:y="16.128cm">
          <draw:text-box>
            <text:p text:style-name="P1"><text:span text:style-name="T3">have consistently and puzzlingly ignored.” </text:span></text:p>
          </draw:text-box>
        </draw:frame>
        <draw:frame draw:style-name="gr5" draw:text-style-name="P6" draw:layer="layout" svg:width="0.408cm" svg:height="0.276cm" svg:x="10.822cm" svg:y="16.147cm">
          <draw:text-box>
            <text:p text:style-name="P1"><text:span text:style-name="T8">474</text:span></text:p>
          </draw:text-box>
        </draw:frame>
        <draw:frame draw:style-name="gr1" draw:text-style-name="P2" draw:layer="layout" svg:width="14.556cm" svg:height="0.475cm" svg:x="2.2cm" svg:y="17.043cm">
          <draw:text-box>
            <text:p text:style-name="P1"><text:span text:style-name="T6">824. </text:span><text:span text:style-name="T3"><text:s/>UK troops were withdrawn from the BPC to BAS on 2 and 3 September.</text:span></text:p>
          </draw:text-box>
        </draw:frame>
        <draw:frame draw:style-name="gr5" draw:text-style-name="P6" draw:layer="layout" svg:width="0.408cm" svg:height="0.276cm" svg:x="16.671cm" svg:y="17.062cm">
          <draw:text-box>
            <text:p text:style-name="P1"><text:span text:style-name="T8">475</text:span></text:p>
          </draw:text-box>
        </draw:frame>
        <draw:frame draw:style-name="gr1" draw:text-style-name="P2" draw:layer="layout" svg:width="0.422cm" svg:height="0.475cm" svg:x="17.083cm" svg:y="17.04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22cm" svg:height="0.475cm" svg:x="2.2cm" svg:y="17.957cm">
          <draw:text-box>
            <text:p text:style-name="P1"><text:span text:style-name="T6">825. </text:span><text:span text:style-name="T3"><text:s/>DFID advised No.10 on 5 September that since Mr Brown’s 29 July letter to </text:span></text:p>
          </draw:text-box>
        </draw:frame>
        <draw:frame draw:style-name="gr1" draw:text-style-name="P2" draw:layer="layout" svg:width="16.271cm" svg:height="0.475cm" svg:x="2.2cm" svg:y="18.522cm">
          <draw:text-box>
            <text:p text:style-name="P1"><text:span text:style-name="T3">Prime Minister Maliki, there had been slow but sure progress on Mr Brown’s economic </text:span></text:p>
          </draw:text-box>
        </draw:frame>
        <draw:frame draw:style-name="gr1" draw:text-style-name="P2" draw:layer="layout" svg:width="1.653cm" svg:height="0.475cm" svg:x="2.2cm" svg:y="19.086cm">
          <draw:text-box>
            <text:p text:style-name="P1"><text:span text:style-name="T3">initiative.</text:span></text:p>
          </draw:text-box>
        </draw:frame>
        <draw:frame draw:style-name="gr5" draw:text-style-name="P6" draw:layer="layout" svg:width="0.408cm" svg:height="0.276cm" svg:x="3.847cm" svg:y="19.105cm">
          <draw:text-box>
            <text:p text:style-name="P1"><text:span text:style-name="T8">476</text:span></text:p>
          </draw:text-box>
        </draw:frame>
        <draw:frame draw:style-name="gr1" draw:text-style-name="P2" draw:layer="layout" svg:width="13.778cm" svg:height="0.475cm" svg:x="4.259cm" svg:y="19.086cm">
          <draw:text-box>
            <text:p text:style-name="P1"><text:span text:style-name="T3"><text:s/></text:span><text:span text:style-name="T3">With the support of the PRT and DFID, the Basra Provincial Council had:</text:span></text:p>
          </draw:text-box>
        </draw:frame>
        <draw:frame draw:style-name="gr3" draw:text-style-name="P4" draw:layer="layout" svg:width="0.634cm" svg:height="0.712cm" svg:x="2.95cm" svg:y="19.8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46cm" svg:height="0.475cm" svg:x="3.7cm" svg:y="20.001cm">
          <draw:text-box>
            <text:p text:style-name="P1"><text:span text:style-name="T3">Agreed a new Provincial Development Strategy. The flow of funds from Baghdad </text:span></text:p>
          </draw:text-box>
        </draw:frame>
        <draw:frame draw:style-name="gr1" draw:text-style-name="P2" draw:layer="layout" svg:width="5.48cm" svg:height="0.475cm" svg:x="3.7cm" svg:y="20.565cm">
          <draw:text-box>
            <text:p text:style-name="P1"><text:span text:style-name="T3">was also starting to increase.</text:span></text:p>
          </draw:text-box>
        </draw:frame>
        <draw:frame draw:style-name="gr3" draw:text-style-name="P4" draw:layer="layout" svg:width="0.634cm" svg:height="0.712cm" svg:x="2.95cm" svg:y="21.0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1cm" svg:height="0.475cm" svg:x="3.7cm" svg:y="21.23cm">
          <draw:text-box>
            <text:p text:style-name="P1"><text:span text:style-name="T3">Agreed with the central Government the “broad shape and purpose” of BIPA, </text:span></text:p>
          </draw:text-box>
        </draw:frame>
        <draw:frame draw:style-name="gr1" draw:text-style-name="P2" draw:layer="layout" svg:width="14.933cm" svg:height="0.475cm" svg:x="3.7cm" svg:y="21.794cm">
          <draw:text-box>
            <text:p text:style-name="P1"><text:span text:style-name="T3">which would be to identify investment opportunities, provide advice to business </text:span></text:p>
          </draw:text-box>
        </draw:frame>
        <draw:frame draw:style-name="gr1" draw:text-style-name="P2" draw:layer="layout" svg:width="13.671cm" svg:height="0.475cm" svg:x="3.7cm" svg:y="22.358cm">
          <draw:text-box>
            <text:p text:style-name="P1"><text:span text:style-name="T3">and government, and implement programmes to stimulate private sector </text:span></text:p>
          </draw:text-box>
        </draw:frame>
        <draw:frame draw:style-name="gr1" draw:text-style-name="P2" draw:layer="layout" svg:width="15.115cm" svg:height="0.475cm" svg:x="3.7cm" svg:y="22.923cm">
          <draw:text-box>
            <text:p text:style-name="P1"><text:span text:style-name="T3">development. The UK was also helping the Council to take forward plans for the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6.631cm" svg:height="0.475cm" svg:x="3.7cm" svg:y="23.487cm">
          <draw:text-box>
            <text:p text:style-name="P1"><text:span text:style-name="T3">physical establishment of the BIPA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473 </text:span></text:p>
          </draw:text-box>
        </draw:frame>
        <draw:line draw:style-name="gr8" draw:text-style-name="P7" draw:layer="layout" svg:x1="2.645cm" svg:y1="25.867cm" svg:x2="12.229cm" svg:y2="25.867cm">
          <text:p/>
        </draw:line>
        <draw:frame draw:style-name="gr4" draw:text-style-name="P5" draw:layer="layout" svg:width="7.08cm" svg:height="0.395cm" svg:x="2.646cm" svg:y="25.087cm">
          <draw:text-box>
            <text:p text:style-name="P1"><text:span text:style-name="T11">Public hearing, 6 January 2010, pages 35-36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474 </text:span></text:p>
          </draw:text-box>
        </draw:frame>
        <draw:frame draw:style-name="gr4" draw:text-style-name="P5" draw:layer="layout" svg:width="9.603cm" svg:height="0.395cm" svg:x="2.646cm" svg:y="25.511cm">
          <draw:text-box>
            <text:p text:style-name="P1"><text:span text:style-name="T5">Letter Asquith to Miliband, 16 August 2007, ‘Iraq: Valedictory’.</text:span><text:span text:style-name="T11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75 </text:span></text:p>
          </draw:text-box>
        </draw:frame>
        <draw:frame draw:style-name="gr4" draw:text-style-name="P5" draw:layer="layout" svg:width="13.773cm" svg:height="0.395cm" svg:x="2.646cm" svg:y="25.934cm">
          <draw:text-box>
            <text:p text:style-name="P1"><text:span text:style-name="T11">Minute Binns to CJO, 6 September 2007, ‘GOC HQ MND(SE) – southern Iraq Update – <text:s/></text:span></text:p>
          </draw:text-box>
        </draw:frame>
        <draw:line draw:style-name="gr8" draw:text-style-name="P7" draw:layer="layout" svg:x1="2.645cm" svg:y1="27.137cm" svg:x2="14.979cm" svg:y2="27.137cm">
          <text:p/>
        </draw:line>
        <draw:frame draw:style-name="gr4" draw:text-style-name="P5" draw:layer="layout" svg:width="3.156cm" svg:height="0.395cm" svg:x="2.2cm" svg:y="26.357cm">
          <draw:text-box>
            <text:p text:style-name="P1"><text:span text:style-name="T11">6 September 2007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76 </text:span></text:p>
          </draw:text-box>
        </draw:frame>
        <draw:frame draw:style-name="gr4" draw:text-style-name="P5" draw:layer="layout" svg:width="12.363cm" svg:height="0.395cm" svg:x="2.646cm" svg:y="26.781cm">
          <draw:text-box>
            <text:p text:style-name="P1"><text:span text:style-name="T5">Paper DFID, 5 September 2007, ‘Basra – Economic Initiative Progress Report’.</text:span><text:span text:style-name="T11"> </text:span></text:p>
          </draw:text-box>
        </draw:frame>
      </draw:page>
      <draw:page draw:name="page133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9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46cm" svg:height="0.475cm" svg:x="3.7cm" svg:y="2.525cm">
          <draw:text-box>
            <text:p text:style-name="P1"><text:span text:style-name="T3">Agreed to establish and fund the Basra Development Fund, which would provide </text:span></text:p>
          </draw:text-box>
        </draw:frame>
        <draw:frame draw:style-name="gr1" draw:text-style-name="P2" draw:layer="layout" svg:width="11.661cm" svg:height="0.475cm" svg:x="3.7cm" svg:y="3.09cm">
          <draw:text-box>
            <text:p text:style-name="P1"><text:span text:style-name="T3">investment and credit for small and medium sized enterprises.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8cm" svg:height="0.475cm" svg:x="3.7cm" svg:y="3.754cm">
          <draw:text-box>
            <text:p text:style-name="P1"><text:span text:style-name="T3">Begun work on an investment plan and budget to upgrade Basra International </text:span></text:p>
          </draw:text-box>
        </draw:frame>
        <draw:frame draw:style-name="gr1" draw:text-style-name="P2" draw:layer="layout" svg:width="10.801cm" svg:height="0.475cm" svg:x="3.7cm" svg:y="4.318cm">
          <draw:text-box>
            <text:p text:style-name="P1"><text:span text:style-name="T3">Airport, using Iraqi funds, to meet international standards.</text:span></text:p>
          </draw:text-box>
        </draw:frame>
        <draw:frame draw:style-name="gr1" draw:text-style-name="P2" draw:layer="layout" svg:width="16.567cm" svg:height="0.475cm" svg:x="2.2cm" svg:y="5.183cm">
          <draw:text-box>
            <text:p text:style-name="P1"><text:span text:style-name="T6">826. </text:span><text:span text:style-name="T3"><text:s/>At the national level, the Iraqi Government was establishing a National Investment </text:span></text:p>
          </draw:text-box>
        </draw:frame>
        <draw:frame draw:style-name="gr1" draw:text-style-name="P2" draw:layer="layout" svg:width="16.571cm" svg:height="0.475cm" svg:x="2.2cm" svg:y="5.747cm">
          <draw:text-box>
            <text:p text:style-name="P1"><text:span text:style-name="T3">Commission and had announced its intention to set up a National Development Fund to </text:span></text:p>
          </draw:text-box>
        </draw:frame>
        <draw:frame draw:style-name="gr1" draw:text-style-name="P2" draw:layer="layout" svg:width="10.12cm" svg:height="0.475cm" svg:x="2.2cm" svg:y="6.312cm">
          <draw:text-box>
            <text:p text:style-name="P1"><text:span text:style-name="T3">provide loans to small enterprises across the country. </text:span></text:p>
          </draw:text-box>
        </draw:frame>
        <draw:frame draw:style-name="gr1" draw:text-style-name="P2" draw:layer="layout" svg:width="16.237cm" svg:height="0.475cm" svg:x="2.2cm" svg:y="7.176cm">
          <draw:text-box>
            <text:p text:style-name="P1"><text:span text:style-name="T6">827. </text:span><text:span text:style-name="T3"><text:s/>General Richard Dannatt, Chief of the General Staff, visited Baghdad and Basra </text:span></text:p>
          </draw:text-box>
        </draw:frame>
        <draw:frame draw:style-name="gr1" draw:text-style-name="P2" draw:layer="layout" svg:width="4.324cm" svg:height="0.475cm" svg:x="2.2cm" svg:y="7.741cm">
          <draw:text-box>
            <text:p text:style-name="P1"><text:span text:style-name="T3">from 5 to 7 September.</text:span></text:p>
          </draw:text-box>
        </draw:frame>
        <draw:frame draw:style-name="gr5" draw:text-style-name="P6" draw:layer="layout" svg:width="0.408cm" svg:height="0.276cm" svg:x="6.506cm" svg:y="7.759cm">
          <draw:text-box>
            <text:p text:style-name="P1"><text:span text:style-name="T8">477</text:span></text:p>
          </draw:text-box>
        </draw:frame>
        <draw:frame draw:style-name="gr1" draw:text-style-name="P2" draw:layer="layout" svg:width="11.746cm" svg:height="0.475cm" svg:x="6.918cm" svg:y="7.741cm">
          <draw:text-box>
            <text:p text:style-name="P1"><text:span text:style-name="T3"><text:s/></text:span><text:span text:style-name="T3">He reported that the situation in Basra was “tentatively quiet”. </text:span></text:p>
          </draw:text-box>
        </draw:frame>
        <draw:frame draw:style-name="gr1" draw:text-style-name="P2" draw:layer="layout" svg:width="16.271cm" svg:height="0.475cm" svg:x="2.2cm" svg:y="8.305cm">
          <draw:text-box>
            <text:p text:style-name="P1"><text:span text:style-name="T3">There was probably only a very narrow window of opportunity to reinforce the success </text:span></text:p>
          </draw:text-box>
        </draw:frame>
        <draw:frame draw:style-name="gr1" draw:text-style-name="P2" draw:layer="layout" svg:width="16.504cm" svg:height="0.475cm" svg:x="2.2cm" svg:y="8.87cm">
          <draw:text-box>
            <text:p text:style-name="P1"><text:span text:style-name="T3">that had been achieved on the ground; the emphasis had to shift away from the military </text:span></text:p>
          </draw:text-box>
        </draw:frame>
        <draw:frame draw:style-name="gr1" draw:text-style-name="P2" draw:layer="layout" svg:width="3.147cm" svg:height="0.475cm" svg:x="2.2cm" svg:y="9.434cm">
          <draw:text-box>
            <text:p text:style-name="P1"><text:span text:style-name="T3">line of operation:</text:span></text:p>
          </draw:text-box>
        </draw:frame>
        <draw:frame draw:style-name="gr1" draw:text-style-name="P2" draw:layer="layout" svg:width="15.056cm" svg:height="0.475cm" svg:x="2.95cm" svg:y="10.298cm">
          <draw:text-box>
            <text:p text:style-name="P1"><text:span text:style-name="T3">“… </text:span><text:span text:style-name="T3">sustainability … will only be possible if we now begin to deliver some results </text:span></text:p>
          </draw:text-box>
        </draw:frame>
        <draw:frame draw:style-name="gr1" draw:text-style-name="P2" draw:layer="layout" svg:width="14.522cm" svg:height="0.475cm" svg:x="2.95cm" svg:y="10.863cm">
          <draw:text-box>
            <text:p text:style-name="P1"><text:span text:style-name="T3">on the ground in terms of reconstruction and development. This effort cannot </text:span></text:p>
          </draw:text-box>
        </draw:frame>
        <draw:frame draw:style-name="gr1" draw:text-style-name="P2" draw:layer="layout" svg:width="14.996cm" svg:height="0.475cm" svg:x="2.95cm" svg:y="11.427cm">
          <draw:text-box>
            <text:p text:style-name="P1"><text:span text:style-name="T3">be delivered by the Army – the FCO and DFID must now be prepared to rapidly </text:span></text:p>
          </draw:text-box>
        </draw:frame>
        <draw:frame draw:style-name="gr1" draw:text-style-name="P2" draw:layer="layout" svg:width="8.989cm" svg:height="0.475cm" svg:x="2.95cm" svg:y="11.992cm">
          <draw:text-box>
            <text:p text:style-name="P1"><text:span text:style-name="T3">increase their overall effort, not draw it down … </text:span></text:p>
          </draw:text-box>
        </draw:frame>
        <draw:frame draw:style-name="gr1" draw:text-style-name="P2" draw:layer="layout" svg:width="15.941cm" svg:height="0.475cm" svg:x="2.95cm" svg:y="12.856cm">
          <draw:text-box>
            <text:p text:style-name="P1"><text:span text:style-name="T3">“</text:span><text:span text:style-name="T3">Perhaps it is even time to consider whether we should be pushing the FCO or DFID </text:span></text:p>
          </draw:text-box>
        </draw:frame>
        <draw:frame draw:style-name="gr1" draw:text-style-name="P2" draw:layer="layout" svg:width="4.82cm" svg:height="0.475cm" svg:x="2.95cm" svg:y="13.421cm">
          <draw:text-box>
            <text:p text:style-name="P1"><text:span text:style-name="T3">into a more leading role?”</text:span></text:p>
          </draw:text-box>
        </draw:frame>
        <draw:frame draw:style-name="gr1" draw:text-style-name="P2" draw:layer="layout" svg:width="15.166cm" svg:height="0.475cm" svg:x="2.2cm" svg:y="14.285cm">
          <draw:text-box>
            <text:p text:style-name="P1"><text:span text:style-name="T6">828. </text:span><text:span text:style-name="T3"><text:s/>Mr Brown and Mr Miliband, accompanied by ACM Stirrup and officials, met </text:span></text:p>
          </draw:text-box>
        </draw:frame>
        <draw:frame draw:style-name="gr1" draw:text-style-name="P2" draw:layer="layout" svg:width="15.576cm" svg:height="0.475cm" svg:x="2.2cm" svg:y="14.85cm">
          <draw:text-box>
            <text:p text:style-name="P1"><text:span text:style-name="T3">General David Petraeus, Commanding General MNF-I, and US Ambassador Ryan </text:span></text:p>
          </draw:text-box>
        </draw:frame>
        <draw:frame draw:style-name="gr1" draw:text-style-name="P2" draw:layer="layout" svg:width="1.484cm" svg:height="0.475cm" svg:x="2.2cm" svg:y="15.414cm">
          <draw:text-box>
            <text:p text:style-name="P1"><text:span text:style-name="T3">Crocker</text:span></text:p>
          </draw:text-box>
        </draw:frame>
        <draw:frame draw:style-name="gr5" draw:text-style-name="P6" draw:layer="layout" svg:width="0.408cm" svg:height="0.276cm" svg:x="3.682cm" svg:y="15.433cm">
          <draw:text-box>
            <text:p text:style-name="P1"><text:span text:style-name="T8">478</text:span></text:p>
          </draw:text-box>
        </draw:frame>
        <draw:frame draw:style-name="gr1" draw:text-style-name="P2" draw:layer="layout" svg:width="3.478cm" svg:height="0.475cm" svg:x="4.094cm" svg:y="15.414cm">
          <draw:text-box>
            <text:p text:style-name="P1"><text:span text:style-name="T3"><text:s/></text:span><text:span text:style-name="T3">on 18 September.</text:span></text:p>
          </draw:text-box>
        </draw:frame>
        <draw:frame draw:style-name="gr5" draw:text-style-name="P6" draw:layer="layout" svg:width="0.408cm" svg:height="0.276cm" svg:x="7.553cm" svg:y="15.433cm">
          <draw:text-box>
            <text:p text:style-name="P1"><text:span text:style-name="T8">479</text:span></text:p>
          </draw:text-box>
        </draw:frame>
        <draw:frame draw:style-name="gr1" draw:text-style-name="P2" draw:layer="layout" svg:width="7.893cm" svg:height="0.475cm" svg:x="7.965cm" svg:y="15.414cm">
          <draw:text-box>
            <text:p text:style-name="P1"><text:span text:style-name="T3"><text:s/></text:span><text:span text:style-name="T3">The discussion focused on PIC in Basra. </text:span></text:p>
          </draw:text-box>
        </draw:frame>
        <draw:frame draw:style-name="gr1" draw:text-style-name="P2" draw:layer="layout" svg:width="15.758cm" svg:height="0.475cm" svg:x="2.2cm" svg:y="16.278cm">
          <draw:text-box>
            <text:p text:style-name="P1"><text:span text:style-name="T6">829. </text:span><text:span text:style-name="T3"><text:s/>Mr Brown said that economic development of the South remained a major UK </text:span></text:p>
          </draw:text-box>
        </draw:frame>
        <draw:frame draw:style-name="gr1" draw:text-style-name="P2" draw:layer="layout" svg:width="16.076cm" svg:height="0.475cm" svg:x="2.2cm" svg:y="16.843cm">
          <draw:text-box>
            <text:p text:style-name="P1"><text:span text:style-name="T3">priority. Gen Petraeus said there were a number of initiatives on which the UK should </text:span></text:p>
          </draw:text-box>
        </draw:frame>
        <draw:frame draw:style-name="gr1" draw:text-style-name="P2" draw:layer="layout" svg:width="8.799cm" svg:height="0.475cm" svg:x="2.2cm" svg:y="17.407cm">
          <draw:text-box>
            <text:p text:style-name="P1"><text:span text:style-name="T3">engage, including the clearance of Basra port. </text:span></text:p>
          </draw:text-box>
        </draw:frame>
        <draw:frame draw:style-name="gr1" draw:text-style-name="P2" draw:layer="layout" svg:width="15.293cm" svg:height="0.475cm" svg:x="2.2cm" svg:y="18.272cm">
          <draw:text-box>
            <text:p text:style-name="P1"><text:span text:style-name="T6">830. </text:span><text:span text:style-name="T3"><text:s/>At the end of the discussion, Mr Brown highlighted three areas for follow up:</text:span></text:p>
          </draw:text-box>
        </draw:frame>
        <draw:frame draw:style-name="gr3" draw:text-style-name="P4" draw:layer="layout" svg:width="0.634cm" svg:height="0.712cm" svg:x="2.95cm" svg:y="18.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74cm" svg:height="0.475cm" svg:x="3.7cm" svg:y="19.136cm">
          <draw:text-box>
            <text:p text:style-name="P1"><text:span text:style-name="T3">further discussion, including with the Iraqis, of the timeframe for Basra PIC;</text:span></text:p>
          </draw:text-box>
        </draw:frame>
        <draw:frame draw:style-name="gr3" draw:text-style-name="P4" draw:layer="layout" svg:width="0.634cm" svg:height="0.712cm" svg:x="2.95cm" svg:y="19.6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4cm" svg:height="0.475cm" svg:x="3.7cm" svg:y="19.801cm">
          <draw:text-box>
            <text:p text:style-name="P1"><text:span text:style-name="T3">an enhanced UK effort on economic development, including the Basra port; and</text:span></text:p>
          </draw:text-box>
        </draw:frame>
        <draw:frame draw:style-name="gr3" draw:text-style-name="P4" draw:layer="layout" svg:width="0.634cm" svg:height="0.712cm" svg:x="2.95cm" svg:y="20.3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903cm" svg:height="0.475cm" svg:x="3.7cm" svg:y="20.465cm">
          <draw:text-box>
            <text:p text:style-name="P1"><text:span text:style-name="T3">further US/UK discussion of long-term force requirements.</text:span></text:p>
          </draw:text-box>
        </draw:frame>
        <draw:frame draw:style-name="gr1" draw:text-style-name="P2" draw:layer="layout" svg:width="7.723cm" svg:height="0.475cm" svg:x="2.2cm" svg:y="21.38cm">
          <draw:text-box>
            <text:p text:style-name="P1"><text:span text:style-name="T6">831. </text:span><text:span text:style-name="T3"><text:s/>Mr Brown visited Iraq on 2 October.</text:span></text:p>
          </draw:text-box>
        </draw:frame>
        <draw:frame draw:style-name="gr5" draw:text-style-name="P6" draw:layer="layout" svg:width="0.408cm" svg:height="0.276cm" svg:x="9.871cm" svg:y="21.398cm">
          <draw:text-box>
            <text:p text:style-name="P1"><text:span text:style-name="T8">480</text:span></text:p>
          </draw:text-box>
        </draw:frame>
        <draw:frame draw:style-name="gr1" draw:text-style-name="P2" draw:layer="layout" svg:width="8.389cm" svg:height="0.475cm" svg:x="10.282cm" svg:y="21.38cm">
          <draw:text-box>
            <text:p text:style-name="P1"><text:span text:style-name="T3"><text:s/></text:span><text:span text:style-name="T3">The objectives for the trip were to underline:</text:span></text:p>
          </draw:text-box>
        </draw:frame>
        <draw:frame draw:style-name="gr3" draw:text-style-name="P4" draw:layer="layout" svg:width="0.634cm" svg:height="0.712cm" svg:x="2.95cm" svg:y="22.1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467cm" svg:height="0.475cm" svg:x="3.7cm" svg:y="22.294cm">
          <draw:text-box>
            <text:p text:style-name="P1"><text:span text:style-name="T3">the UK’s commitment to Iraq;</text:span></text:p>
          </draw:text-box>
        </draw:frame>
        <draw:frame draw:style-name="gr3" draw:text-style-name="P4" draw:layer="layout" svg:width="0.634cm" svg:height="0.712cm" svg:x="2.95cm" svg:y="22.8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9cm" svg:height="0.475cm" svg:x="3.7cm" svg:y="22.958cm">
          <draw:text-box>
            <text:p text:style-name="P1"><text:span text:style-name="T3">the importance of building on progress on security by making a decision soon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8" draw:text-style-name="P7" draw:layer="layout" svg:x1="2.645cm" svg:y1="25.444cm" svg:x2="13.894cm" svg:y2="25.444cm">
          <text:p/>
        </draw:line>
        <draw:frame draw:style-name="gr1" draw:text-style-name="P2" draw:layer="layout" svg:width="5.01cm" svg:height="0.475cm" svg:x="3.7cm" svg:y="23.523cm">
          <draw:text-box>
            <text:p text:style-name="P1"><text:span text:style-name="T3">to transfer to PIC in Basra;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477 </text:span></text:p>
          </draw:text-box>
        </draw:frame>
        <draw:frame draw:style-name="gr4" draw:text-style-name="P5" draw:layer="layout" svg:width="11.275cm" svg:height="0.395cm" svg:x="2.646cm" svg:y="25.087cm">
          <draw:text-box>
            <text:p text:style-name="P1"><text:span text:style-name="T5">Minute Dannatt to CDS, 10 September 2007, ‘CGS Visit to Iraq 5-7 Oct’.</text:span><text:span text:style-name="T11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478 </text:span></text:p>
          </draw:text-box>
        </draw:frame>
        <draw:frame draw:style-name="gr4" draw:text-style-name="P5" draw:layer="layout" svg:width="12.512cm" svg:height="0.395cm" svg:x="2.635cm" svg:y="25.511cm">
          <draw:text-box>
            <text:p text:style-name="P1"><text:span text:style-name="T11">Ambassador Crocker took up post as the US Ambassador to Iraq in March 2007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79 </text:span></text:p>
          </draw:text-box>
        </draw:frame>
        <draw:frame draw:style-name="gr4" draw:text-style-name="P5" draw:layer="layout" svg:width="15.42cm" svg:height="0.395cm" svg:x="2.646cm" svg:y="25.934cm">
          <draw:text-box>
            <text:p text:style-name="P1"><text:span text:style-name="T11">Letter Fletcher to Gould, 18 September 2007, ‘Prime Minister’s Meeting with General Petraeus and </text:span></text:p>
          </draw:text-box>
        </draw:frame>
        <draw:frame draw:style-name="gr4" draw:text-style-name="P5" draw:layer="layout" svg:width="6.877cm" svg:height="0.395cm" svg:x="2.2cm" svg:y="26.357cm">
          <draw:text-box>
            <text:p text:style-name="P1"><text:span text:style-name="T11">Ambassador Ryan Crocker, 18 Septembe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80 </text:span></text:p>
          </draw:text-box>
        </draw:frame>
        <draw:frame draw:style-name="gr4" draw:text-style-name="P5" draw:layer="layout" svg:width="13.011cm" svg:height="0.395cm" svg:x="2.646cm" svg:y="26.781cm">
          <draw:text-box>
            <text:p text:style-name="P1"><text:span text:style-name="T11">Letter Fletcher to Forber, 3 October 2007, ‘Prime Minister’s Visit to Iraq, 2 October’. </text:span></text:p>
          </draw:text-box>
        </draw:frame>
      </draw:page>
      <draw:page draw:name="page1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0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299cm" svg:height="0.475cm" svg:x="3.7cm" svg:y="2.525cm">
          <draw:text-box>
            <text:p text:style-name="P1"><text:span text:style-name="T3">the need for progress on reconciliation; and </text:span></text:p>
          </draw:text-box>
        </draw:frame>
        <draw:frame draw:style-name="gr3" draw:text-style-name="P4" draw:layer="layout" svg:width="0.634cm" svg:height="0.712cm" svg:x="2.95cm" svg:y="3.0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68cm" svg:height="0.475cm" svg:x="3.7cm" svg:y="3.19cm">
          <draw:text-box>
            <text:p text:style-name="P1"><text:span text:style-name="T3">the need for economic progress and service delivery as a strategic priority.</text:span></text:p>
          </draw:text-box>
        </draw:frame>
        <draw:frame draw:style-name="gr5" draw:text-style-name="P6" draw:layer="layout" svg:width="0.408cm" svg:height="0.276cm" svg:x="17.622cm" svg:y="3.208cm">
          <draw:text-box>
            <text:p text:style-name="P1"><text:span text:style-name="T8">481</text:span></text:p>
          </draw:text-box>
        </draw:frame>
        <draw:frame draw:style-name="gr1" draw:text-style-name="P2" draw:layer="layout" svg:width="0.422cm" svg:height="0.475cm" svg:x="18.033cm" svg:y="3.1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cm" svg:height="0.475cm" svg:x="2.2cm" svg:y="4.104cm">
          <draw:text-box>
            <text:p text:style-name="P1"><text:span text:style-name="T6">832. </text:span><text:span text:style-name="T3"><text:s/>DFID’s briefing for the visit stated that the UK’s approach was to help build Iraq’s </text:span></text:p>
          </draw:text-box>
        </draw:frame>
        <draw:frame draw:style-name="gr1" draw:text-style-name="P2" draw:layer="layout" svg:width="8.342cm" svg:height="0.475cm" svg:x="2.2cm" svg:y="4.668cm">
          <draw:text-box>
            <text:p text:style-name="P1"><text:span text:style-name="T3">capacity to use its own resources effectively.</text:span></text:p>
          </draw:text-box>
        </draw:frame>
        <draw:frame draw:style-name="gr5" draw:text-style-name="P6" draw:layer="layout" svg:width="0.408cm" svg:height="0.276cm" svg:x="10.514cm" svg:y="4.687cm">
          <draw:text-box>
            <text:p text:style-name="P1"><text:span text:style-name="T8">482</text:span></text:p>
          </draw:text-box>
        </draw:frame>
        <draw:frame draw:style-name="gr1" draw:text-style-name="P2" draw:layer="layout" svg:width="7.487cm" svg:height="0.475cm" svg:x="10.925cm" svg:y="4.668cm">
          <draw:text-box>
            <text:p text:style-name="P1"><text:span text:style-name="T3"><text:s/></text:span><text:span text:style-name="T3">DFID was therefore proposing a “three </text:span></text:p>
          </draw:text-box>
        </draw:frame>
        <draw:frame draw:style-name="gr1" draw:text-style-name="P2" draw:layer="layout" svg:width="16.736cm" svg:height="0.475cm" svg:x="2.2cm" svg:y="5.233cm">
          <draw:text-box>
            <text:p text:style-name="P1"><text:span text:style-name="T3">part development ‘package’”, in addition to its water and power projects in the South and </text:span></text:p>
          </draw:text-box>
        </draw:frame>
        <draw:frame draw:style-name="gr1" draw:text-style-name="P2" draw:layer="layout" svg:width="9.789cm" svg:height="0.475cm" svg:x="2.2cm" svg:y="5.797cm">
          <draw:text-box>
            <text:p text:style-name="P1"><text:span text:style-name="T3">capacity-building work in Baghdad. This comprised: </text:span></text:p>
          </draw:text-box>
        </draw:frame>
        <draw:frame draw:style-name="gr3" draw:text-style-name="P4" draw:layer="layout" svg:width="0.634cm" svg:height="0.712cm" svg:x="2.95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7cm" svg:height="0.475cm" svg:x="3.7cm" svg:y="6.712cm">
          <draw:text-box>
            <text:p text:style-name="P1"><text:span text:style-name="T3">An additional £5m in response to the humanitarian crisis in Iraq and the region, </text:span></text:p>
          </draw:text-box>
        </draw:frame>
        <draw:frame draw:style-name="gr1" draw:text-style-name="P2" draw:layer="layout" svg:width="10.45cm" svg:height="0.475cm" svg:x="3.7cm" svg:y="7.276cm">
          <draw:text-box>
            <text:p text:style-name="P1"><text:span text:style-name="T3">bringing the total DFID contribution in 2007/08 to £15m.</text:span></text:p>
          </draw:text-box>
        </draw:frame>
        <draw:frame draw:style-name="gr3" draw:text-style-name="P4" draw:layer="layout" svg:width="0.634cm" svg:height="0.712cm" svg:x="2.95cm" svg:y="7.7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21cm" svg:height="0.475cm" svg:x="3.7cm" svg:y="7.941cm">
          <draw:text-box>
            <text:p text:style-name="P1"><text:span text:style-name="T3">Support for a number of initiatives designed to promote public and private </text:span></text:p>
          </draw:text-box>
        </draw:frame>
        <draw:frame draw:style-name="gr1" draw:text-style-name="P2" draw:layer="layout" svg:width="5.645cm" svg:height="0.475cm" svg:x="3.7cm" svg:y="8.505cm">
          <draw:text-box>
            <text:p text:style-name="P1"><text:span text:style-name="T3">investment in Basra including:</text:span></text:p>
          </draw:text-box>
        </draw:frame>
        <draw:frame draw:style-name="gr15" draw:text-style-name="P12" draw:layer="layout" svg:width="0.317cm" svg:height="0.374cm" svg:x="4.383cm" svg:y="9.223cm">
          <draw:text-box>
            <text:p text:style-name="P1"><text:span text:style-name="T20">{</text:span></text:p>
          </draw:text-box>
        </draw:frame>
        <draw:frame draw:style-name="gr15" draw:text-style-name="P12" draw:layer="layout" svg:width="0.317cm" svg:height="0.374cm" svg:x="4.1cm" svg:y="9.223cm">
          <draw:text-box>
            <text:p text:style-name="P1"><text:span text:style-name="T20">{</text:span></text:p>
          </draw:text-box>
        </draw:frame>
        <draw:frame draw:style-name="gr1" draw:text-style-name="P2" draw:layer="layout" svg:width="12.025cm" svg:height="0.475cm" svg:x="4.73cm" svg:y="9.17cm">
          <draw:text-box>
            <text:p text:style-name="P1"><text:span text:style-name="T3">support to establish the BIPA and the Basra Development Fund;</text:span></text:p>
          </draw:text-box>
        </draw:frame>
        <draw:frame draw:style-name="gr15" draw:text-style-name="P12" draw:layer="layout" svg:width="0.317cm" svg:height="0.374cm" svg:x="4.383cm" svg:y="9.887cm">
          <draw:text-box>
            <text:p text:style-name="P1"><text:span text:style-name="T20">{</text:span></text:p>
          </draw:text-box>
        </draw:frame>
        <draw:frame draw:style-name="gr15" draw:text-style-name="P12" draw:layer="layout" svg:width="0.317cm" svg:height="0.374cm" svg:x="4.1cm" svg:y="9.887cm">
          <draw:text-box>
            <text:p text:style-name="P1"><text:span text:style-name="T20">{</text:span></text:p>
          </draw:text-box>
        </draw:frame>
        <draw:frame draw:style-name="gr1" draw:text-style-name="P2" draw:layer="layout" svg:width="13.392cm" svg:height="0.475cm" svg:x="4.73cm" svg:y="9.834cm">
          <draw:text-box>
            <text:p text:style-name="P1"><text:span text:style-name="T3">support to develop Basra International Airport. The PRT, MND(SE) and </text:span></text:p>
          </draw:text-box>
        </draw:frame>
        <draw:frame draw:style-name="gr1" draw:text-style-name="P2" draw:layer="layout" svg:width="13.193cm" svg:height="0.475cm" svg:x="4.73cm" svg:y="10.398cm">
          <draw:text-box>
            <text:p text:style-name="P1"><text:span text:style-name="T3">Basra Council had produced a US$40m plan to upgrade the airport to </text:span></text:p>
          </draw:text-box>
        </draw:frame>
        <draw:frame draw:style-name="gr1" draw:text-style-name="P2" draw:layer="layout" svg:width="13.587cm" svg:height="0.475cm" svg:x="4.73cm" svg:y="10.963cm">
          <draw:text-box>
            <text:p text:style-name="P1"><text:span text:style-name="T3">international standards; the UK was working to secure that funding from </text:span></text:p>
          </draw:text-box>
        </draw:frame>
        <draw:frame draw:style-name="gr1" draw:text-style-name="P2" draw:layer="layout" svg:width="4.68cm" svg:height="0.475cm" svg:x="4.73cm" svg:y="11.527cm">
          <draw:text-box>
            <text:p text:style-name="P1"><text:span text:style-name="T3">central Government; and</text:span></text:p>
          </draw:text-box>
        </draw:frame>
        <draw:frame draw:style-name="gr15" draw:text-style-name="P12" draw:layer="layout" svg:width="0.317cm" svg:height="0.374cm" svg:x="4.383cm" svg:y="12.245cm">
          <draw:text-box>
            <text:p text:style-name="P1"><text:span text:style-name="T20">{</text:span></text:p>
          </draw:text-box>
        </draw:frame>
        <draw:frame draw:style-name="gr15" draw:text-style-name="P12" draw:layer="layout" svg:width="0.317cm" svg:height="0.374cm" svg:x="4.1cm" svg:y="12.245cm">
          <draw:text-box>
            <text:p text:style-name="P1"><text:span text:style-name="T20">{</text:span></text:p>
          </draw:text-box>
        </draw:frame>
        <draw:frame draw:style-name="gr1" draw:text-style-name="P2" draw:layer="layout" svg:width="10.31cm" svg:height="0.475cm" svg:x="4.73cm" svg:y="12.192cm">
          <draw:text-box>
            <text:p text:style-name="P1"><text:span text:style-name="T3">the promotion of free trade between Basra and Kuwait.</text:span></text:p>
          </draw:text-box>
        </draw:frame>
        <draw:frame draw:style-name="gr3" draw:text-style-name="P4" draw:layer="layout" svg:width="0.634cm" svg:height="0.712cm" svg:x="2.95cm" svg:y="12.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5.005cm" svg:height="0.475cm" svg:x="3.7cm" svg:y="12.856cm">
          <draw:text-box>
            <text:p text:style-name="P1"><text:span text:style-name="T3">Those initiatives, together worth over £10m, would be implemented through the </text:span></text:p>
          </draw:text-box>
        </draw:frame>
        <draw:frame draw:style-name="gr1" draw:text-style-name="P2" draw:layer="layout" svg:width="2.254cm" svg:height="0.475cm" svg:x="3.7cm" svg:y="13.421cm">
          <draw:text-box>
            <text:p text:style-name="P1"><text:span text:style-name="T3">Basra PRT. </text:span></text:p>
          </draw:text-box>
        </draw:frame>
        <draw:frame draw:style-name="gr3" draw:text-style-name="P4" draw:layer="layout" svg:width="0.634cm" svg:height="0.712cm" svg:x="2.95cm" svg:y="13.9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83cm" svg:height="0.475cm" svg:x="3.7cm" svg:y="14.085cm">
          <draw:text-box>
            <text:p text:style-name="P1"><text:span text:style-name="T3">Continuing efforts to “leverage in” funding for Basra from central Government. </text:span></text:p>
          </draw:text-box>
        </draw:frame>
        <draw:frame draw:style-name="gr1" draw:text-style-name="P2" draw:layer="layout" svg:width="14.184cm" svg:height="0.475cm" svg:x="3.7cm" svg:y="14.65cm">
          <draw:text-box>
            <text:p text:style-name="P1"><text:span text:style-name="T3">The 2007 budget was expected to include over US$300m for investment in </text:span></text:p>
          </draw:text-box>
        </draw:frame>
        <draw:frame draw:style-name="gr1" draw:text-style-name="P2" draw:layer="layout" svg:width="1.348cm" svg:height="0.475cm" svg:x="3.7cm" svg:y="15.214cm">
          <draw:text-box>
            <text:p text:style-name="P1"><text:span text:style-name="T3">Basra. </text:span></text:p>
          </draw:text-box>
        </draw:frame>
        <draw:frame draw:style-name="gr1" draw:text-style-name="P2" draw:layer="layout" svg:width="16.8cm" svg:height="0.475cm" svg:x="2.2cm" svg:y="16.128cm">
          <draw:text-box>
            <text:p text:style-name="P1"><text:span text:style-name="T6">833. </text:span><text:span text:style-name="T3"><text:s/>DFID was also working with MND(SE), other major donors and central Government </text:span></text:p>
          </draw:text-box>
        </draw:frame>
        <draw:frame draw:style-name="gr1" draw:text-style-name="P2" draw:layer="layout" svg:width="16.199cm" svg:height="0.475cm" svg:x="2.2cm" svg:y="16.693cm">
          <draw:text-box>
            <text:p text:style-name="P1"><text:span text:style-name="T3">to accelerate the renovation of Umm Qasr port. DFID had successfully lobbied central </text:span></text:p>
          </draw:text-box>
        </draw:frame>
        <draw:frame draw:style-name="gr1" draw:text-style-name="P2" draw:layer="layout" svg:width="16.542cm" svg:height="0.475cm" svg:x="2.2cm" svg:y="17.257cm">
          <draw:text-box>
            <text:p text:style-name="P1"><text:span text:style-name="T3">government to approve over US$250m in soft loans from the Japanese Government for </text:span></text:p>
          </draw:text-box>
        </draw:frame>
        <draw:frame draw:style-name="gr1" draw:text-style-name="P2" draw:layer="layout" svg:width="3.075cm" svg:height="0.475cm" svg:x="2.2cm" svg:y="17.822cm">
          <draw:text-box>
            <text:p text:style-name="P1"><text:span text:style-name="T3">port renovation. </text:span></text:p>
          </draw:text-box>
        </draw:frame>
        <draw:frame draw:style-name="gr1" draw:text-style-name="P2" draw:layer="layout" svg:width="15.69cm" svg:height="0.475cm" svg:x="2.2cm" svg:y="18.736cm">
          <draw:text-box>
            <text:p text:style-name="P1"><text:span text:style-name="T6">834. </text:span><text:span text:style-name="T3"><text:s/>During his meeting with Mr Brown, Prime Minister Maliki said that 2008 would </text:span></text:p>
          </draw:text-box>
        </draw:frame>
        <draw:frame draw:style-name="gr1" draw:text-style-name="P2" draw:layer="layout" svg:width="5.789cm" svg:height="0.475cm" svg:x="2.2cm" svg:y="19.301cm">
          <draw:text-box>
            <text:p text:style-name="P1"><text:span text:style-name="T3">be the “year of reconstruction”.</text:span></text:p>
          </draw:text-box>
        </draw:frame>
        <draw:frame draw:style-name="gr5" draw:text-style-name="P6" draw:layer="layout" svg:width="0.408cm" svg:height="0.276cm" svg:x="7.965cm" svg:y="19.319cm">
          <draw:text-box>
            <text:p text:style-name="P1"><text:span text:style-name="T8">483</text:span></text:p>
          </draw:text-box>
        </draw:frame>
        <draw:frame draw:style-name="gr1" draw:text-style-name="P2" draw:layer="layout" svg:width="9.908cm" svg:height="0.475cm" svg:x="8.377cm" svg:y="19.301cm">
          <draw:text-box>
            <text:p text:style-name="P1"><text:span text:style-name="T3"><text:s/></text:span><text:span text:style-name="T3">It was good that the UK was ready to play a greater </text:span></text:p>
          </draw:text-box>
        </draw:frame>
        <draw:frame draw:style-name="gr1" draw:text-style-name="P2" draw:layer="layout" svg:width="15.945cm" svg:height="0.475cm" svg:x="2.2cm" svg:y="19.865cm">
          <draw:text-box>
            <text:p text:style-name="P1"><text:span text:style-name="T3">role on reconstruction. Mr Brown said that Basra should receive adequate resources </text:span></text:p>
          </draw:text-box>
        </draw:frame>
        <draw:frame draw:style-name="gr1" draw:text-style-name="P2" draw:layer="layout" svg:width="16.11cm" svg:height="0.475cm" svg:x="2.2cm" svg:y="20.43cm">
          <draw:text-box>
            <text:p text:style-name="P1"><text:span text:style-name="T3">from central Government, and identified the Basra Investment Forum as an important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8.934cm" svg:height="0.475cm" svg:x="2.2cm" svg:y="20.994cm">
          <draw:text-box>
            <text:p text:style-name="P1"><text:span text:style-name="T3">opportunity to promote economic regeneration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81 </text:span></text:p>
          </draw:text-box>
        </draw:frame>
        <draw:line draw:style-name="gr8" draw:text-style-name="P7" draw:layer="layout" svg:x1="2.645cm" svg:y1="26.714cm" svg:x2="13.116cm" svg:y2="26.714cm">
          <text:p/>
        </draw:line>
        <draw:frame draw:style-name="gr4" draw:text-style-name="P5" draw:layer="layout" svg:width="14.103cm" svg:height="0.395cm" svg:x="2.646cm" svg:y="25.934cm">
          <draw:text-box>
            <text:p text:style-name="P1"><text:span text:style-name="T11">Minute Cabinet Office [junior official] to Brown, 1 October 2007, ‘Iraq Visit: 2 October 2007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82 </text:span></text:p>
          </draw:text-box>
        </draw:frame>
        <draw:frame draw:style-name="gr4" draw:text-style-name="P5" draw:layer="layout" svg:width="10.412cm" svg:height="0.395cm" svg:x="2.646cm" svg:y="26.357cm">
          <draw:text-box>
            <text:p text:style-name="P1"><text:span text:style-name="T5">Paper DFID, September 2007, ‘UK Development Package for Iraq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483 </text:span></text:p>
          </draw:text-box>
        </draw:frame>
        <draw:frame draw:style-name="gr4" draw:text-style-name="P5" draw:layer="layout" svg:width="12.914cm" svg:height="0.395cm" svg:x="2.646cm" svg:y="26.781cm">
          <draw:text-box>
            <text:p text:style-name="P1"><text:span text:style-name="T11">Letter Fletcher to Forber, 3 October 2007, ‘Prime Minister’s Visit to Iraq, 2 October’.</text:span></text:p>
          </draw:text-box>
        </draw:frame>
      </draw:page>
      <draw:page draw:name="page135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1</text:span></text:p>
          </draw:text-box>
        </draw:frame>
        <draw:frame draw:style-name="gr1" draw:text-style-name="P2" draw:layer="layout" svg:width="15.834cm" svg:height="0.475cm" svg:x="2.2cm" svg:y="2.525cm">
          <draw:text-box>
            <text:p text:style-name="P1"><text:span text:style-name="T6">835. </text:span><text:span text:style-name="T3"><text:s/>After Mr Brown returned from Iraq, his Private Secretary commissioned advice </text:span></text:p>
          </draw:text-box>
        </draw:frame>
        <draw:frame draw:style-name="gr1" draw:text-style-name="P2" draw:layer="layout" svg:width="5.074cm" svg:height="0.475cm" svg:x="2.2cm" svg:y="3.09cm">
          <draw:text-box>
            <text:p text:style-name="P1"><text:span text:style-name="T3">from the Cabinet Office on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956cm" svg:height="0.475cm" svg:x="3.7cm" svg:y="4.004cm">
          <draw:text-box>
            <text:p text:style-name="P1"><text:span text:style-name="T3">how best to support a Basra Investment Forum;</text:span></text:p>
          </draw:text-box>
        </draw:frame>
        <draw:frame draw:style-name="gr3" draw:text-style-name="P4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25cm" svg:height="0.475cm" svg:x="3.7cm" svg:y="4.668cm">
          <draw:text-box>
            <text:p text:style-name="P1"><text:span text:style-name="T3">securing greater UK resources for the effort on reconstruction and economic </text:span></text:p>
          </draw:text-box>
        </draw:frame>
        <draw:frame draw:style-name="gr1" draw:text-style-name="P2" draw:layer="layout" svg:width="2.555cm" svg:height="0.475cm" svg:x="3.7cm" svg:y="5.233cm">
          <draw:text-box>
            <text:p text:style-name="P1"><text:span text:style-name="T3">development;</text:span></text:p>
          </draw:text-box>
        </draw:frame>
        <draw:frame draw:style-name="gr3" draw:text-style-name="P4" draw:layer="layout" svg:width="0.634cm" svg:height="0.712cm" svg:x="2.95cm" svg:y="5.7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59cm" svg:height="0.475cm" svg:x="3.7cm" svg:y="5.897cm">
          <draw:text-box>
            <text:p text:style-name="P1"><text:span text:style-name="T3">whether the UK should do more to support the clear-up of Umm Qasr port;</text:span></text:p>
          </draw:text-box>
        </draw:frame>
        <draw:frame draw:style-name="gr3" draw:text-style-name="P4" draw:layer="layout" svg:width="0.634cm" svg:height="0.712cm" svg:x="2.95cm" svg:y="6.4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5cm" svg:height="0.475cm" svg:x="3.7cm" svg:y="6.562cm">
          <draw:text-box>
            <text:p text:style-name="P1"><text:span text:style-name="T3">how best to maximise pressure on Iraqi political leaders; and </text:span></text:p>
          </draw:text-box>
        </draw:frame>
        <draw:frame draw:style-name="gr3" draw:text-style-name="P4" draw:layer="layout" svg:width="0.634cm" svg:height="0.712cm" svg:x="2.95cm" svg:y="7.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73cm" svg:height="0.475cm" svg:x="3.7cm" svg:y="7.226cm">
          <draw:text-box>
            <text:p text:style-name="P1"><text:span text:style-name="T3">how the UK could offer troops in theatre better access to the internet.</text:span></text:p>
          </draw:text-box>
        </draw:frame>
        <draw:frame draw:style-name="gr5" draw:text-style-name="P6" draw:layer="layout" svg:width="0.408cm" svg:height="0.276cm" svg:x="16.611cm" svg:y="7.245cm">
          <draw:text-box>
            <text:p text:style-name="P1"><text:span text:style-name="T8">484</text:span></text:p>
          </draw:text-box>
        </draw:frame>
        <draw:frame draw:style-name="gr1" draw:text-style-name="P2" draw:layer="layout" svg:width="14.903cm" svg:height="0.475cm" svg:x="2.2cm" svg:y="8.141cm">
          <draw:text-box>
            <text:p text:style-name="P1"><text:span text:style-name="T6">836. </text:span><text:span text:style-name="T3"><text:s/>Ms Kathleen Reid, Head of the DFID Office in Basra from August 2007 to </text:span></text:p>
          </draw:text-box>
        </draw:frame>
        <draw:frame draw:style-name="gr1" draw:text-style-name="P2" draw:layer="layout" svg:width="15.538cm" svg:height="0.475cm" svg:x="2.2cm" svg:y="8.705cm">
          <draw:text-box>
            <text:p text:style-name="P1"><text:span text:style-name="T3">September 2008, reflected on the impact of Mr Brown’s visit in her evidence to the </text:span></text:p>
          </draw:text-box>
        </draw:frame>
        <draw:frame draw:style-name="gr1" draw:text-style-name="P2" draw:layer="layout" svg:width="1.513cm" svg:height="0.475cm" svg:x="2.2cm" svg:y="9.27cm">
          <draw:text-box>
            <text:p text:style-name="P1"><text:span text:style-name="T3">Inquiry: </text:span></text:p>
          </draw:text-box>
        </draw:frame>
        <draw:frame draw:style-name="gr1" draw:text-style-name="P2" draw:layer="layout" svg:width="15.386cm" svg:height="0.475cm" svg:x="2.95cm" svg:y="10.184cm">
          <draw:text-box>
            <text:p text:style-name="P1"><text:span text:style-name="T3">“</text:span><text:span text:style-name="T3">When he [Mr Brown] came in October 2007, to be honest, we were doing quite a </text:span></text:p>
          </draw:text-box>
        </draw:frame>
        <draw:frame draw:style-name="gr1" draw:text-style-name="P2" draw:layer="layout" svg:width="15.911cm" svg:height="0.475cm" svg:x="2.95cm" svg:y="10.748cm">
          <draw:text-box>
            <text:p text:style-name="P1"><text:span text:style-name="T3">few of those things, or struggling away at trying to do a lot of those economic things. </text:span></text:p>
          </draw:text-box>
        </draw:frame>
        <draw:frame draw:style-name="gr1" draw:text-style-name="P2" draw:layer="layout" svg:width="15.729cm" svg:height="0.475cm" svg:x="2.95cm" svg:y="11.313cm">
          <draw:text-box>
            <text:p text:style-name="P1"><text:span text:style-name="T3">Things like the Basra Investment Promotion Agency was something we would have </text:span></text:p>
          </draw:text-box>
        </draw:frame>
        <draw:frame draw:style-name="gr1" draw:text-style-name="P2" draw:layer="layout" svg:width="15.31cm" svg:height="0.475cm" svg:x="2.95cm" svg:y="11.877cm">
          <draw:text-box>
            <text:p text:style-name="P1"><text:span text:style-name="T3">been working on well before he came and visited. Likewise trying to establish the </text:span></text:p>
          </draw:text-box>
        </draw:frame>
        <draw:frame draw:style-name="gr1" draw:text-style-name="P2" draw:layer="layout" svg:width="15.187cm" svg:height="0.475cm" svg:x="2.95cm" svg:y="12.442cm">
          <draw:text-box>
            <text:p text:style-name="P1"><text:span text:style-name="T3">Basra Development Fund, some discussions around Iraq/Kuwait borders. But … </text:span></text:p>
          </draw:text-box>
        </draw:frame>
        <draw:frame draw:style-name="gr1" draw:text-style-name="P2" draw:layer="layout" svg:width="15.293cm" svg:height="0.475cm" svg:x="2.95cm" svg:y="13.006cm">
          <draw:text-box>
            <text:p text:style-name="P1"><text:span text:style-name="T3">there just wasn’t necessarily the environment to be able to do that or the impetus </text:span></text:p>
          </draw:text-box>
        </draw:frame>
        <draw:frame draw:style-name="gr1" draw:text-style-name="P2" draw:layer="layout" svg:width="14.814cm" svg:height="0.475cm" svg:x="2.95cm" svg:y="13.571cm">
          <draw:text-box>
            <text:p text:style-name="P1"><text:span text:style-name="T3">behind it, and I think he came and gave far more impetus to that. We put more </text:span></text:p>
          </draw:text-box>
        </draw:frame>
        <draw:frame draw:style-name="gr1" draw:text-style-name="P2" draw:layer="layout" svg:width="15.517cm" svg:height="0.475cm" svg:x="2.95cm" svg:y="14.135cm">
          <draw:text-box>
            <text:p text:style-name="P1"><text:span text:style-name="T3">resources towards it, and … with the … changing security in the following months, </text:span></text:p>
          </draw:text-box>
        </draw:frame>
        <draw:frame draw:style-name="gr1" draw:text-style-name="P2" draw:layer="layout" svg:width="14.052cm" svg:height="0.475cm" svg:x="2.95cm" svg:y="14.7cm">
          <draw:text-box>
            <text:p text:style-name="P1"><text:span text:style-name="T3">it gave more opportunity to then really deliver some results on the ground.” </text:span></text:p>
          </draw:text-box>
        </draw:frame>
        <draw:frame draw:style-name="gr5" draw:text-style-name="P6" draw:layer="layout" svg:width="0.408cm" svg:height="0.276cm" svg:x="16.939cm" svg:y="14.718cm">
          <draw:text-box>
            <text:p text:style-name="P1"><text:span text:style-name="T8">485</text:span></text:p>
          </draw:text-box>
        </draw:frame>
        <draw:frame draw:style-name="gr1" draw:text-style-name="P2" draw:layer="layout" svg:width="6.665cm" svg:height="0.475cm" svg:x="2.2cm" svg:y="15.614cm">
          <draw:text-box>
            <text:p text:style-name="P1"><text:span text:style-name="T6">837. </text:span><text:span text:style-name="T3"><text:s/>Ms Reid also told the Inquiry: </text:span></text:p>
          </draw:text-box>
        </draw:frame>
        <draw:frame draw:style-name="gr1" draw:text-style-name="P2" draw:layer="layout" svg:width="15.708cm" svg:height="0.475cm" svg:x="2.95cm" svg:y="16.528cm">
          <draw:text-box>
            <text:p text:style-name="P1"><text:span text:style-name="T3">“</text:span><text:span text:style-name="T3">Each successive visit from Ministers, from Prime Ministers … gave us more clarity, </text:span></text:p>
          </draw:text-box>
        </draw:frame>
        <draw:frame draw:style-name="gr1" draw:text-style-name="P2" draw:layer="layout" svg:width="5.59cm" svg:height="0.475cm" svg:x="2.95cm" svg:y="17.093cm">
          <draw:text-box>
            <text:p text:style-name="P1"><text:span text:style-name="T3">certainly in terms of timelines.</text:span></text:p>
          </draw:text-box>
        </draw:frame>
        <draw:frame draw:style-name="gr1" draw:text-style-name="P2" draw:layer="layout" svg:width="14.942cm" svg:height="0.475cm" svg:x="2.95cm" svg:y="18.007cm">
          <draw:text-box>
            <text:p text:style-name="P1"><text:span text:style-name="T3">“</text:span><text:span text:style-name="T3">When I arrived [in August 2007], there was no real sense of [whether] the PRT </text:span></text:p>
          </draw:text-box>
        </draw:frame>
        <draw:frame draw:style-name="gr1" draw:text-style-name="P2" draw:layer="layout" svg:width="15.576cm" svg:height="0.475cm" svg:x="2.95cm" svg:y="18.572cm">
          <draw:text-box>
            <text:p text:style-name="P1"><text:span text:style-name="T3">was going to be there for another six months or four years, and that became much </text:span></text:p>
          </draw:text-box>
        </draw:frame>
        <draw:frame draw:style-name="gr1" draw:text-style-name="P2" draw:layer="layout" svg:width="15.001cm" svg:height="0.475cm" svg:x="2.95cm" svg:y="19.136cm">
          <draw:text-box>
            <text:p text:style-name="P1"><text:span text:style-name="T3">clearer as time went on and allowed us to do, on the civilian side, our planning.” </text:span></text:p>
          </draw:text-box>
        </draw:frame>
        <draw:frame draw:style-name="gr5" draw:text-style-name="P6" draw:layer="layout" svg:width="0.408cm" svg:height="0.276cm" svg:x="17.881cm" svg:y="19.155cm">
          <draw:text-box>
            <text:p text:style-name="P1"><text:span text:style-name="T8">486</text:span></text:p>
          </draw:text-box>
        </draw:frame>
        <draw:frame draw:style-name="gr1" draw:text-style-name="P2" draw:layer="layout" svg:width="14.738cm" svg:height="0.475cm" svg:x="2.2cm" svg:y="20.051cm">
          <draw:text-box>
            <text:p text:style-name="P1"><text:span text:style-name="T6">838. </text:span><text:span text:style-name="T3"><text:s/>Prime Minister Maliki replied to Mr Brown’s letter of 29 July on 7 October.</text:span></text:p>
          </draw:text-box>
        </draw:frame>
        <draw:frame draw:style-name="gr5" draw:text-style-name="P6" draw:layer="layout" svg:width="0.408cm" svg:height="0.276cm" svg:x="16.874cm" svg:y="20.069cm">
          <draw:text-box>
            <text:p text:style-name="P1"><text:span text:style-name="T8">487</text:span></text:p>
          </draw:text-box>
        </draw:frame>
        <draw:frame draw:style-name="gr1" draw:text-style-name="P2" draw:layer="layout" svg:width="0.422cm" svg:height="0.475cm" svg:x="17.285cm" svg:y="20.0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18cm" svg:height="0.475cm" svg:x="2.2cm" svg:y="20.615cm">
          <draw:text-box>
            <text:p text:style-name="P1"><text:span text:style-name="T3">He welcomed the UK’s interest in supporting private sector development in Iraq and </text:span></text:p>
          </draw:text-box>
        </draw:frame>
        <draw:frame draw:style-name="gr1" draw:text-style-name="P2" draw:layer="layout" svg:width="16.432cm" svg:height="0.475cm" svg:x="2.2cm" svg:y="21.18cm">
          <draw:text-box>
            <text:p text:style-name="P1"><text:span text:style-name="T3">expressed particular interest in working with the UK in the oil sector, and specifically on </text:span></text:p>
          </draw:text-box>
        </draw:frame>
        <draw:frame draw:style-name="gr1" draw:text-style-name="P2" draw:layer="layout" svg:width="16.097cm" svg:height="0.475cm" svg:x="2.2cm" svg:y="21.744cm">
          <draw:text-box>
            <text:p text:style-name="P1"><text:span text:style-name="T3">infrastructure repairs, installation development, and the development of an integrated </text:span></text:p>
          </draw:text-box>
        </draw:frame>
        <draw:frame draw:style-name="gr1" draw:text-style-name="P2" draw:layer="layout" svg:width="3.135cm" svg:height="0.475cm" svg:x="2.2cm" svg:y="22.308cm">
          <draw:text-box>
            <text:p text:style-name="P1"><text:span text:style-name="T3">energy strategy. </text:span></text:p>
          </draw:text-box>
        </draw:frame>
        <draw:frame draw:style-name="gr1" draw:text-style-name="P2" draw:layer="layout" svg:width="9.535cm" svg:height="0.475cm" svg:x="2.2cm" svg:y="23.223cm">
          <draw:text-box>
            <text:p text:style-name="P1"><text:span text:style-name="T6">839. </text:span><text:span text:style-name="T3"><text:s/>NSID(OD) met for the first time on 8 October.</text:span></text:p>
          </draw:text-box>
        </draw:frame>
        <draw:frame draw:style-name="gr5" draw:text-style-name="P6" draw:layer="layout" svg:width="0.408cm" svg:height="0.276cm" svg:x="11.681cm" svg:y="23.242cm">
          <draw:text-box>
            <text:p text:style-name="P1"><text:span text:style-name="T8">488</text:span></text:p>
          </draw:text-box>
        </draw:frame>
        <draw:line draw:style-name="gr6" draw:text-style-name="P7" draw:layer="layout" svg:x1="2.199cm" svg:y1="24.159cm" svg:x2="7.3cm" svg:y2="24.159cm">
          <text:p/>
        </draw:line>
        <draw:frame draw:style-name="gr1" draw:text-style-name="P2" draw:layer="layout" svg:width="0.422cm" svg:height="0.475cm" svg:x="12.093cm" svg:y="23.223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484 </text:span></text:p>
          </draw:text-box>
        </draw:frame>
        <draw:frame draw:style-name="gr4" draw:text-style-name="P5" draw:layer="layout" svg:width="13.011cm" svg:height="0.395cm" svg:x="2.646cm" svg:y="24.664cm">
          <draw:text-box>
            <text:p text:style-name="P1"><text:span text:style-name="T11">Letter Fletcher to Forber, 3 October 2007, ‘Prime Minister’s Visit to Iraq, 2 October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485 </text:span></text:p>
          </draw:text-box>
        </draw:frame>
        <draw:frame draw:style-name="gr4" draw:text-style-name="P5" draw:layer="layout" svg:width="6.881cm" svg:height="0.395cm" svg:x="2.646cm" svg:y="25.087cm">
          <draw:text-box>
            <text:p text:style-name="P1"><text:span text:style-name="T11">Public hearing, 24 June 2010, pages 13-14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486 </text:span></text:p>
          </draw:text-box>
        </draw:frame>
        <draw:frame draw:style-name="gr4" draw:text-style-name="P5" draw:layer="layout" svg:width="6.098cm" svg:height="0.395cm" svg:x="2.646cm" svg:y="25.511cm">
          <draw:text-box>
            <text:p text:style-name="P1"><text:span text:style-name="T11">Public hearing, 24 June 2010, page 13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87 </text:span></text:p>
          </draw:text-box>
        </draw:frame>
        <draw:frame draw:style-name="gr4" draw:text-style-name="P5" draw:layer="layout" svg:width="7.698cm" svg:height="0.395cm" svg:x="2.646cm" svg:y="25.934cm">
          <draw:text-box>
            <text:p text:style-name="P1"><text:span text:style-name="T11">Letter Maliki to Brown, 7 October 2007, [untitled]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88 </text:span></text:p>
          </draw:text-box>
        </draw:frame>
        <draw:frame draw:style-name="gr4" draw:text-style-name="P5" draw:layer="layout" svg:width="15.217cm" svg:height="0.395cm" svg:x="2.646cm" svg:y="26.357cm">
          <draw:text-box>
            <text:p text:style-name="P1"><text:span text:style-name="T11">Minute Cabinet Office [junior official] to Prime Minister, 5 October 2007, ‘NSID(OD) Iraq Meeting – </text:span></text:p>
          </draw:text-box>
        </draw:frame>
        <draw:frame draw:style-name="gr4" draw:text-style-name="P5" draw:layer="layout" svg:width="6.454cm" svg:height="0.395cm" svg:x="2.2cm" svg:y="26.781cm">
          <draw:text-box>
            <text:p text:style-name="P1"><text:span text:style-name="T11">Steering Brief: Monday 8 October 09:30’. </text:span></text:p>
          </draw:text-box>
        </draw:frame>
      </draw:page>
      <draw:page draw:name="page1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2</text:span></text:p>
          </draw:text-box>
        </draw:frame>
        <draw:frame draw:style-name="gr1" draw:text-style-name="P2" draw:layer="layout" svg:width="15.432cm" svg:height="0.475cm" svg:x="2.2cm" svg:y="2.525cm">
          <draw:text-box>
            <text:p text:style-name="P1"><text:span text:style-name="T6">840. </text:span><text:span text:style-name="T3"><text:s/>At the meeting, Mr Brown said that there had been little progress on political </text:span></text:p>
          </draw:text-box>
        </draw:frame>
        <draw:frame draw:style-name="gr1" draw:text-style-name="P2" draw:layer="layout" svg:width="16.525cm" svg:height="0.475cm" svg:x="2.2cm" svg:y="3.09cm">
          <draw:text-box>
            <text:p text:style-name="P1"><text:span text:style-name="T3">reconciliation but economic reconstruction in Basra was making better progress, largely </text:span></text:p>
          </draw:text-box>
        </draw:frame>
        <draw:frame draw:style-name="gr1" draw:text-style-name="P2" draw:layer="layout" svg:width="9.163cm" svg:height="0.475cm" svg:x="2.2cm" svg:y="3.654cm">
          <draw:text-box>
            <text:p text:style-name="P1"><text:span text:style-name="T3">as a result of the improved security environment.</text:span></text:p>
          </draw:text-box>
        </draw:frame>
        <draw:frame draw:style-name="gr5" draw:text-style-name="P6" draw:layer="layout" svg:width="0.408cm" svg:height="0.276cm" svg:x="11.329cm" svg:y="3.673cm">
          <draw:text-box>
            <text:p text:style-name="P1"><text:span text:style-name="T8">489</text:span></text:p>
          </draw:text-box>
        </draw:frame>
        <draw:frame draw:style-name="gr1" draw:text-style-name="P2" draw:layer="layout" svg:width="0.422cm" svg:height="0.475cm" svg:x="11.741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425cm" svg:height="0.475cm" svg:x="2.2cm" svg:y="4.568cm">
          <draw:text-box>
            <text:p text:style-name="P1"><text:span text:style-name="T6">841. </text:span><text:span text:style-name="T3"><text:s/>According to Sir John Scarlett’s own account of the meeting, Mr Brown:</text:span></text:p>
          </draw:text-box>
        </draw:frame>
        <draw:frame draw:style-name="gr1" draw:text-style-name="P2" draw:layer="layout" svg:width="15.137cm" svg:height="0.475cm" svg:x="2.95cm" svg:y="5.483cm">
          <draw:text-box>
            <text:p text:style-name="P1"><text:span text:style-name="T3">“… </text:span><text:span text:style-name="T3">spoke very strongly on the ceasefire in Basra and the dramatic improvement </text:span></text:p>
          </draw:text-box>
        </draw:frame>
        <draw:frame draw:style-name="gr1" draw:text-style-name="P2" draw:layer="layout" svg:width="11.652cm" svg:height="0.475cm" svg:x="2.95cm" svg:y="6.047cm">
          <draw:text-box>
            <text:p text:style-name="P1"><text:span text:style-name="T3">in the security situation. This represented a huge opportunity.” </text:span></text:p>
          </draw:text-box>
        </draw:frame>
        <draw:frame draw:style-name="gr5" draw:text-style-name="P6" draw:layer="layout" svg:width="0.408cm" svg:height="0.276cm" svg:x="14.547cm" svg:y="6.066cm">
          <draw:text-box>
            <text:p text:style-name="P1"><text:span text:style-name="T8">490</text:span></text:p>
          </draw:text-box>
        </draw:frame>
        <draw:frame draw:style-name="gr1" draw:text-style-name="P2" draw:layer="layout" svg:width="16.499cm" svg:height="0.475cm" svg:x="2.2cm" svg:y="6.962cm">
          <draw:text-box>
            <text:p text:style-name="P1"><text:span text:style-name="T6">842. </text:span><text:span text:style-name="T3"><text:s/>On the afternoon of 8 October, Mr Brown told the House of Commons that the UK </text:span></text:p>
          </draw:text-box>
        </draw:frame>
        <draw:frame draw:style-name="gr1" draw:text-style-name="P2" draw:layer="layout" svg:width="10.992cm" svg:height="0.475cm" svg:x="2.2cm" svg:y="7.526cm">
          <draw:text-box>
            <text:p text:style-name="P1"><text:span text:style-name="T3">expected to establish PIC in Basra in the next two months.</text:span></text:p>
          </draw:text-box>
        </draw:frame>
        <draw:frame draw:style-name="gr5" draw:text-style-name="P6" draw:layer="layout" svg:width="0.408cm" svg:height="0.276cm" svg:x="13.142cm" svg:y="7.545cm">
          <draw:text-box>
            <text:p text:style-name="P1"><text:span text:style-name="T8">491</text:span></text:p>
          </draw:text-box>
        </draw:frame>
        <draw:frame draw:style-name="gr1" draw:text-style-name="P2" draw:layer="layout" svg:width="5.205cm" svg:height="0.475cm" svg:x="13.554cm" svg:y="7.526cm">
          <draw:text-box>
            <text:p text:style-name="P1"><text:span text:style-name="T3"><text:s/></text:span><text:span text:style-name="T3">The UK planned to reduce </text:span></text:p>
          </draw:text-box>
        </draw:frame>
        <draw:frame draw:style-name="gr1" draw:text-style-name="P2" draw:layer="layout" svg:width="14.353cm" svg:height="0.475cm" svg:x="2.2cm" svg:y="8.091cm">
          <draw:text-box>
            <text:p text:style-name="P1"><text:span text:style-name="T3">the number of UK troops in southern Iraq from spring 2008 to around 2,500. </text:span></text:p>
          </draw:text-box>
        </draw:frame>
        <draw:frame draw:style-name="gr1" draw:text-style-name="P2" draw:layer="layout" svg:width="14.933cm" svg:height="0.475cm" svg:x="2.2cm" svg:y="9.005cm">
          <draw:text-box>
            <text:p text:style-name="P1"><text:span text:style-name="T6">843. </text:span><text:span text:style-name="T3"><text:s/>Initial guidance on a new format and process for producing DFID Country </text:span></text:p>
          </draw:text-box>
        </draw:frame>
        <draw:frame draw:style-name="gr1" draw:text-style-name="P2" draw:layer="layout" svg:width="13.502cm" svg:height="0.475cm" svg:x="2.2cm" svg:y="9.57cm">
          <draw:text-box>
            <text:p text:style-name="P1"><text:span text:style-name="T3">Assistance Plans (CAPs) was circulated to DFID officials on 11 October.</text:span></text:p>
          </draw:text-box>
        </draw:frame>
        <draw:frame draw:style-name="gr5" draw:text-style-name="P6" draw:layer="layout" svg:width="0.408cm" svg:height="0.276cm" svg:x="15.673cm" svg:y="9.588cm">
          <draw:text-box>
            <text:p text:style-name="P1"><text:span text:style-name="T8">492</text:span></text:p>
          </draw:text-box>
        </draw:frame>
        <draw:frame draw:style-name="gr1" draw:text-style-name="P2" draw:layer="layout" svg:width="0.422cm" svg:height="0.475cm" svg:x="16.085cm" svg:y="9.5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797cm" svg:height="0.475cm" svg:x="2.2cm" svg:y="10.484cm">
          <draw:text-box>
            <text:p text:style-name="P1"><text:span text:style-name="T6">844. </text:span><text:span text:style-name="T3"><text:s/>Ms Barbara Hendrie, DFID Deputy Director Iraq, wrote to DFID Heads of </text:span></text:p>
          </draw:text-box>
        </draw:frame>
        <draw:frame draw:style-name="gr1" draw:text-style-name="P2" draw:layer="layout" svg:width="5.603cm" svg:height="0.475cm" svg:x="2.2cm" svg:y="11.048cm">
          <draw:text-box>
            <text:p text:style-name="P1"><text:span text:style-name="T3">Department on the same day:</text:span></text:p>
          </draw:text-box>
        </draw:frame>
        <draw:frame draw:style-name="gr1" draw:text-style-name="P2" draw:layer="layout" svg:width="15.272cm" svg:height="0.475cm" svg:x="2.95cm" svg:y="11.963cm">
          <draw:text-box>
            <text:p text:style-name="P1"><text:span text:style-name="T3">“</text:span><text:span text:style-name="T3">We have only ever had a ‘rough and ready’ version of an I-CAP [Interim Country </text:span></text:p>
          </draw:text-box>
        </draw:frame>
        <draw:frame draw:style-name="gr1" draw:text-style-name="P2" draw:layer="layout" svg:width="15.424cm" svg:height="0.475cm" svg:x="2.95cm" svg:y="12.527cm">
          <draw:text-box>
            <text:p text:style-name="P1"><text:span text:style-name="T3">Assistance Plan] for the Iraq programme, which is now well out of date. Minouche </text:span></text:p>
          </draw:text-box>
        </draw:frame>
        <draw:frame draw:style-name="gr1" draw:text-style-name="P2" draw:layer="layout" svg:width="15.005cm" svg:height="0.475cm" svg:x="2.95cm" svg:y="13.092cm">
          <draw:text-box>
            <text:p text:style-name="P1"><text:span text:style-name="T3">[Dr Shafik] asked the team this summer to think of producing a ‘very light touch’ </text:span></text:p>
          </draw:text-box>
        </draw:frame>
        <draw:frame draw:style-name="gr1" draw:text-style-name="P2" draw:layer="layout" svg:width="14.814cm" svg:height="0.475cm" svg:x="2.95cm" svg:y="13.656cm">
          <draw:text-box>
            <text:p text:style-name="P1"><text:span text:style-name="T3">CAP, as the programme is over £20m. We’ve been in the process of looking at </text:span></text:p>
          </draw:text-box>
        </draw:frame>
        <draw:frame draw:style-name="gr1" draw:text-style-name="P2" draw:layer="layout" svg:width="13.231cm" svg:height="0.475cm" svg:x="2.95cm" svg:y="14.221cm">
          <draw:text-box>
            <text:p text:style-name="P1"><text:span text:style-name="T3">the CAP guidance and trying to adapt it to the Iraq context (not easy!)” </text:span></text:p>
          </draw:text-box>
        </draw:frame>
        <draw:frame draw:style-name="gr5" draw:text-style-name="P6" draw:layer="layout" svg:width="0.408cm" svg:height="0.276cm" svg:x="16.109cm" svg:y="14.239cm">
          <draw:text-box>
            <text:p text:style-name="P1"><text:span text:style-name="T8">493</text:span></text:p>
          </draw:text-box>
        </draw:frame>
        <draw:frame draw:style-name="gr1" draw:text-style-name="P2" draw:layer="layout" svg:width="11.885cm" svg:height="0.475cm" svg:x="2.95cm" svg:y="15.135cm">
          <draw:text-box>
            <text:p text:style-name="P1"><text:span text:style-name="T3">“</text:span><text:span text:style-name="T3">Hence, the revisions to the CAP process are very welcome …”</text:span></text:p>
          </draw:text-box>
        </draw:frame>
        <draw:frame draw:style-name="gr1" draw:text-style-name="P2" draw:layer="layout" svg:width="12.414cm" svg:height="0.475cm" svg:x="2.2cm" svg:y="16.05cm">
          <draw:text-box>
            <text:p text:style-name="P1"><text:span text:style-name="T6">845. </text:span><text:span text:style-name="T3"><text:s/>The following day, Ms Hendrie wrote to a junior DFID official:</text:span></text:p>
          </draw:text-box>
        </draw:frame>
        <draw:frame draw:style-name="gr1" draw:text-style-name="P2" draw:layer="layout" svg:width="14.036cm" svg:height="0.475cm" svg:x="2.95cm" svg:y="16.964cm">
          <draw:text-box>
            <text:p text:style-name="P1"><text:span text:style-name="T3">“</text:span><text:span text:style-name="T3">It seems pretty clear that we’re going to need to do some form of strategy </text:span></text:p>
          </draw:text-box>
        </draw:frame>
        <draw:frame draw:style-name="gr1" draw:text-style-name="P2" draw:layer="layout" svg:width="13.202cm" svg:height="0.475cm" svg:x="2.95cm" svg:y="17.528cm">
          <draw:text-box>
            <text:p text:style-name="P1"><text:span text:style-name="T3">document/CAP … it would be great … for you to hold the pen on this.” </text:span></text:p>
          </draw:text-box>
        </draw:frame>
        <draw:frame draw:style-name="gr5" draw:text-style-name="P6" draw:layer="layout" svg:width="0.408cm" svg:height="0.276cm" svg:x="16.085cm" svg:y="17.547cm">
          <draw:text-box>
            <text:p text:style-name="P1"><text:span text:style-name="T8">494</text:span></text:p>
          </draw:text-box>
        </draw:frame>
        <draw:frame draw:style-name="gr1" draw:text-style-name="P2" draw:layer="layout" svg:width="0.422cm" svg:height="0.475cm" svg:x="16.496cm" svg:y="17.52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2cm" svg:height="0.475cm" svg:x="2.2cm" svg:y="18.443cm">
          <draw:text-box>
            <text:p text:style-name="P1"><text:span text:style-name="T6">846. </text:span><text:span text:style-name="T3"><text:s/>The Inquiry has seen no indications that work on a new CAP was taken forward. </text:span></text:p>
          </draw:text-box>
        </draw:frame>
        <draw:frame draw:style-name="gr1" draw:text-style-name="P2" draw:layer="layout" svg:width="14.67cm" svg:height="0.475cm" svg:x="2.2cm" svg:y="19.357cm">
          <draw:text-box>
            <text:p text:style-name="P1"><text:span text:style-name="T6">847. </text:span><text:span text:style-name="T3"><text:s/>DFID told the Inquiry that the I-CAP produced in February 2004 was not </text:span></text:p>
          </draw:text-box>
        </draw:frame>
        <draw:frame draw:style-name="gr1" draw:text-style-name="P2" draw:layer="layout" svg:width="15.157cm" svg:height="0.475cm" svg:x="2.2cm" svg:y="19.922cm">
          <draw:text-box>
            <text:p text:style-name="P1"><text:span text:style-name="T3">superseded until February 2011, when DFID Iraq published its ‘Operational Plan </text:span></text:p>
          </draw:text-box>
        </draw:frame>
        <draw:frame draw:style-name="gr1" draw:text-style-name="P2" draw:layer="layout" svg:width="2.216cm" svg:height="0.475cm" svg:x="2.2cm" svg:y="20.486cm">
          <draw:text-box>
            <text:p text:style-name="P1"><text:span text:style-name="T3">2011-2012’.</text:span></text:p>
          </draw:text-box>
        </draw:frame>
        <draw:frame draw:style-name="gr5" draw:text-style-name="P6" draw:layer="layout" svg:width="0.408cm" svg:height="0.276cm" svg:x="4.405cm" svg:y="20.505cm">
          <draw:text-box>
            <text:p text:style-name="P1"><text:span text:style-name="T8">495</text:span></text:p>
          </draw:text-box>
        </draw:frame>
        <draw:line draw:style-name="gr6" draw:text-style-name="P7" draw:layer="layout" svg:x1="2.199cm" svg:y1="22.043cm" svg:x2="7.3cm" svg:y2="22.043cm">
          <text:p/>
        </draw:line>
        <draw:frame draw:style-name="gr1" draw:text-style-name="P2" draw:layer="layout" svg:width="9.062cm" svg:height="0.475cm" svg:x="4.817cm" svg:y="20.486cm">
          <draw:text-box>
            <text:p text:style-name="P1"><text:span text:style-name="T3"><text:s/></text:span><text:span text:style-name="T3">DFID closed its Iraq programme in March 2012.</text:span></text:p>
          </draw:text-box>
        </draw:frame>
        <draw:frame draw:style-name="gr7" draw:text-style-name="P8" draw:layer="layout" svg:width="0.404cm" svg:height="0.23cm" svg:x="2.2cm" svg:y="22.563cm">
          <draw:text-box>
            <text:p text:style-name="P1"><text:span text:style-name="T10">489 </text:span></text:p>
          </draw:text-box>
        </draw:frame>
        <draw:frame draw:style-name="gr4" draw:text-style-name="P5" draw:layer="layout" svg:width="7.182cm" svg:height="0.395cm" svg:x="2.646cm" svg:y="22.547cm">
          <draw:text-box>
            <text:p text:style-name="P1"><text:span text:style-name="T11">Minutes, 8 October 2007, NSID(OD) meeting. </text:span></text:p>
          </draw:text-box>
        </draw:frame>
        <draw:frame draw:style-name="gr7" draw:text-style-name="P8" draw:layer="layout" svg:width="0.404cm" svg:height="0.23cm" svg:x="2.2cm" svg:y="22.986cm">
          <draw:text-box>
            <text:p text:style-name="P1"><text:span text:style-name="T10">490 </text:span></text:p>
          </draw:text-box>
        </draw:frame>
        <draw:frame draw:style-name="gr4" draw:text-style-name="P5" draw:layer="layout" svg:width="13.845cm" svg:height="0.395cm" svg:x="2.646cm" svg:y="22.971cm">
          <draw:text-box>
            <text:p text:style-name="P1"><text:span text:style-name="T11">Email C, 9 October 2007, ‘Iraq NSID 8 Oct 2007’ attaching ‘NSID Iraq – 8 October 2007’. 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10">491 </text:span></text:p>
          </draw:text-box>
        </draw:frame>
        <draw:frame draw:style-name="gr4" draw:text-style-name="P5" draw:layer="layout" svg:width="10.734cm" svg:height="0.395cm" svg:x="2.646cm" svg:y="23.394cm">
          <draw:text-box>
            <text:p text:style-name="P1"><text:span text:style-name="T11">House of Commons, </text:span><text:span text:style-name="T12">Official Report</text:span><text:span text:style-name="T11">, 8 October 2007, columns 21-25.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492 </text:span></text:p>
          </draw:text-box>
        </draw:frame>
        <draw:frame draw:style-name="gr4" draw:text-style-name="P5" draw:layer="layout" svg:width="16cm" svg:height="0.395cm" svg:x="2.646cm" svg:y="23.817cm">
          <draw:text-box>
            <text:p text:style-name="P1"><text:span text:style-name="T11">Email DFID [junior official] to DFID Heads of Department, 11 October 2007, ‘For Information: New CAP </text:span></text:p>
          </draw:text-box>
        </draw:frame>
        <draw:frame draw:style-name="gr4" draw:text-style-name="P5" draw:layer="layout" svg:width="3.439cm" svg:height="0.395cm" svg:x="2.2cm" svg:y="24.241cm">
          <draw:text-box>
            <text:p text:style-name="P1"><text:span text:style-name="T11">Format and Process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493 </text:span></text:p>
          </draw:text-box>
        </draw:frame>
        <draw:frame draw:style-name="gr4" draw:text-style-name="P5" draw:layer="layout" svg:width="15.14cm" svg:height="0.395cm" svg:x="2.646cm" svg:y="24.664cm">
          <draw:text-box>
            <text:p text:style-name="P1"><text:span text:style-name="T11">Email Hendrie to DFID [junior official], 11 October 2007, ‘Action Monday 15 Oct: New CAP format </text:span></text:p>
          </draw:text-box>
        </draw:frame>
        <draw:frame draw:style-name="gr4" draw:text-style-name="P5" draw:layer="layout" svg:width="2.191cm" svg:height="0.395cm" svg:x="2.2cm" svg:y="25.087cm">
          <draw:text-box>
            <text:p text:style-name="P1"><text:span text:style-name="T11">and process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494 </text:span></text:p>
          </draw:text-box>
        </draw:frame>
        <draw:frame draw:style-name="gr4" draw:text-style-name="P5" draw:layer="layout" svg:width="15.166cm" svg:height="0.395cm" svg:x="2.646cm" svg:y="25.511cm">
          <draw:text-box>
            <text:p text:style-name="P1"><text:span text:style-name="T11">Email Hendrie to DFID [junior official], 12 October 2007, ‘Action Monday 15 Oct: New CAP format </text:span></text:p>
          </draw:text-box>
        </draw:frame>
        <draw:frame draw:style-name="gr4" draw:text-style-name="P5" draw:layer="layout" svg:width="2.191cm" svg:height="0.395cm" svg:x="2.2cm" svg:y="25.934cm">
          <draw:text-box>
            <text:p text:style-name="P1"><text:span text:style-name="T11">and proces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95 </text:span></text:p>
          </draw:text-box>
        </draw:frame>
        <draw:frame draw:style-name="gr4" draw:text-style-name="P5" draw:layer="layout" svg:width="15.085cm" svg:height="0.395cm" svg:x="2.646cm" svg:y="26.357cm">
          <draw:text-box>
            <text:p text:style-name="P1"><text:span text:style-name="T11">Email DFID [junior official] to Iraq Inquiry [junior official], 12 October 2012, ‘New Queries from the </text:span></text:p>
          </draw:text-box>
        </draw:frame>
        <draw:frame draw:style-name="gr4" draw:text-style-name="P5" draw:layer="layout" svg:width="11.771cm" svg:height="0.395cm" svg:x="2.2cm" svg:y="26.781cm">
          <draw:text-box>
            <text:p text:style-name="P1"><text:span text:style-name="T11">Inquiry’ attaching Paper DFID, February 201, ‘Operational Plan 2011-2012’. </text:span></text:p>
          </draw:text-box>
        </draw:frame>
      </draw:page>
      <draw:page draw:name="page137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3</text:span></text:p>
          </draw:text-box>
        </draw:frame>
        <draw:frame draw:style-name="gr1" draw:text-style-name="P2" draw:layer="layout" svg:width="15.335cm" svg:height="0.475cm" svg:x="2.2cm" svg:y="2.525cm">
          <draw:text-box>
            <text:p text:style-name="P1"><text:span text:style-name="T6">848. </text:span><text:span text:style-name="T3"><text:s/>DFID also told the Inquiry that it decided not to revise the I-CAP because of:</text:span></text:p>
          </draw:text-box>
        </draw:frame>
        <draw:frame draw:style-name="gr3" draw:text-style-name="P4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64cm" svg:height="0.475cm" svg:x="3.7cm" svg:y="3.44cm">
          <draw:text-box>
            <text:p text:style-name="P1"><text:span text:style-name="T3">the consistency in DFID “strategic priorities” and funding between 2005 </text:span></text:p>
          </draw:text-box>
        </draw:frame>
        <draw:frame draw:style-name="gr1" draw:text-style-name="P2" draw:layer="layout" svg:width="1.899cm" svg:height="0.475cm" svg:x="3.7cm" svg:y="4.004cm">
          <draw:text-box>
            <text:p text:style-name="P1"><text:span text:style-name="T3">and 2007;</text:span></text:p>
          </draw:text-box>
        </draw:frame>
        <draw:frame draw:style-name="gr3" draw:text-style-name="P4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485cm" svg:height="0.475cm" svg:x="3.7cm" svg:y="4.668cm">
          <draw:text-box>
            <text:p text:style-name="P1"><text:span text:style-name="T3">the high turnover of Heads of DFID Baghdad; and </text:span></text:p>
          </draw:text-box>
        </draw:frame>
        <draw:frame draw:style-name="gr3" draw:text-style-name="P4" draw:layer="layout" svg:width="0.634cm" svg:height="0.712cm" svg:x="2.95cm" svg:y="5.1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57cm" svg:height="0.475cm" svg:x="3.7cm" svg:y="5.333cm">
          <draw:text-box>
            <text:p text:style-name="P1"><text:span text:style-name="T3">from 2007, DFID’s move away from producing published CAPs (under </text:span></text:p>
          </draw:text-box>
        </draw:frame>
        <draw:frame draw:style-name="gr1" draw:text-style-name="P2" draw:layer="layout" svg:width="4.434cm" svg:height="0.475cm" svg:x="3.7cm" svg:y="5.897cm">
          <draw:text-box>
            <text:p text:style-name="P1"><text:span text:style-name="T3">Mr Douglas Alexander).</text:span></text:p>
          </draw:text-box>
        </draw:frame>
        <draw:frame draw:style-name="gr1" draw:text-style-name="P2" draw:layer="layout" svg:width="15.894cm" svg:height="0.475cm" svg:x="2.2cm" svg:y="6.812cm">
          <draw:text-box>
            <text:p text:style-name="P1"><text:span text:style-name="T6">849. </text:span><text:span text:style-name="T3"><text:s/>A Cabinet Office official advised Mr Brown on 12 October that Governor Waili’s </text:span></text:p>
          </draw:text-box>
        </draw:frame>
        <draw:frame draw:style-name="gr1" draw:text-style-name="P2" draw:layer="layout" svg:width="11.292cm" svg:height="0.475cm" svg:x="2.2cm" svg:y="7.376cm">
          <draw:text-box>
            <text:p text:style-name="P1"><text:span text:style-name="T3">appeal against his dismissal from post had been successful.</text:span></text:p>
          </draw:text-box>
        </draw:frame>
        <draw:frame draw:style-name="gr5" draw:text-style-name="P6" draw:layer="layout" svg:width="0.408cm" svg:height="0.276cm" svg:x="13.448cm" svg:y="7.395cm">
          <draw:text-box>
            <text:p text:style-name="P1"><text:span text:style-name="T8">496</text:span></text:p>
          </draw:text-box>
        </draw:frame>
        <draw:frame draw:style-name="gr1" draw:text-style-name="P2" draw:layer="layout" svg:width="3.787cm" svg:height="0.475cm" svg:x="13.86cm" svg:y="7.376cm">
          <draw:text-box>
            <text:p text:style-name="P1"><text:span text:style-name="T3"><text:s/></text:span><text:span text:style-name="T3">The UK planned to </text:span></text:p>
          </draw:text-box>
        </draw:frame>
        <draw:frame draw:style-name="gr1" draw:text-style-name="P2" draw:layer="layout" svg:width="15.983cm" svg:height="0.475cm" svg:x="2.2cm" svg:y="7.941cm">
          <draw:text-box>
            <text:p text:style-name="P1"><text:span text:style-name="T3">“</text:span><text:span text:style-name="T3">resume low-key co-operation with him in the interests of moving beyond the political </text:span></text:p>
          </draw:text-box>
        </draw:frame>
        <draw:frame draw:style-name="gr1" draw:text-style-name="P2" draw:layer="layout" svg:width="16.046cm" svg:height="0.475cm" svg:x="2.2cm" svg:y="8.505cm">
          <draw:text-box>
            <text:p text:style-name="P1"><text:span text:style-name="T3">stand-off in Basra” while the Iraqi Government took other steps towards his dismissal.</text:span></text:p>
          </draw:text-box>
        </draw:frame>
        <draw:frame draw:style-name="gr5" draw:text-style-name="P6" draw:layer="layout" svg:width="0.246cm" svg:height="0.276cm" svg:x="18.192cm" svg:y="8.52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0.78cm" svg:height="0.475cm" svg:x="2.2cm" svg:y="9.07cm">
          <draw:text-box>
            <text:p text:style-name="P1"><text:span text:style-name="T3">The security situation in Basra remained “relatively calm”.</text:span></text:p>
          </draw:text-box>
        </draw:frame>
        <draw:frame draw:style-name="gr1" draw:text-style-name="P2" draw:layer="layout" svg:width="15.301cm" svg:height="0.475cm" svg:x="2.2cm" svg:y="9.984cm">
          <draw:text-box>
            <text:p text:style-name="P1"><text:span text:style-name="T6">850. </text:span><text:span text:style-name="T3"><text:s/>Major General Graham Binns, GOC MND(SE), reported on 18 October that </text:span></text:p>
          </draw:text-box>
        </draw:frame>
        <draw:frame draw:style-name="gr1" draw:text-style-name="P2" draw:layer="layout" svg:width="15.212cm" svg:height="0.475cm" svg:x="2.2cm" svg:y="10.548cm">
          <draw:text-box>
            <text:p text:style-name="P1"><text:span text:style-name="T3">Gen Petraeus had agreed Lt Gen Odierno’s recommendation of PIC for Basra in </text:span></text:p>
          </draw:text-box>
        </draw:frame>
        <draw:frame draw:style-name="gr1" draw:text-style-name="P2" draw:layer="layout" svg:width="2.051cm" svg:height="0.475cm" svg:x="2.2cm" svg:y="11.113cm">
          <draw:text-box>
            <text:p text:style-name="P1"><text:span text:style-name="T3">December.</text:span></text:p>
          </draw:text-box>
        </draw:frame>
        <draw:frame draw:style-name="gr5" draw:text-style-name="P6" draw:layer="layout" svg:width="0.408cm" svg:height="0.276cm" svg:x="4.247cm" svg:y="11.132cm">
          <draw:text-box>
            <text:p text:style-name="P1"><text:span text:style-name="T8">497</text:span></text:p>
          </draw:text-box>
        </draw:frame>
        <draw:frame draw:style-name="gr1" draw:text-style-name="P2" draw:layer="layout" svg:width="0.422cm" svg:height="0.475cm" svg:x="4.659cm" svg:y="11.11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51cm" svg:height="0.475cm" svg:x="2.2cm" svg:y="12.027cm">
          <draw:text-box>
            <text:p text:style-name="P1"><text:span text:style-name="T6">851. </text:span><text:span text:style-name="T3"><text:s/>In a message to the FCO in London on 23 October, Mr Christopher Prentice, </text:span></text:p>
          </draw:text-box>
        </draw:frame>
        <draw:frame draw:style-name="gr1" draw:text-style-name="P2" draw:layer="layout" svg:width="15.974cm" svg:height="0.475cm" svg:x="2.2cm" svg:y="12.592cm">
          <draw:text-box>
            <text:p text:style-name="P1"><text:span text:style-name="T3">British Ambassador to Iraq, set out some of the implications of Mr Brown’s 8 October </text:span></text:p>
          </draw:text-box>
        </draw:frame>
        <draw:frame draw:style-name="gr1" draw:text-style-name="P2" draw:layer="layout" svg:width="1.987cm" svg:height="0.475cm" svg:x="2.2cm" svg:y="13.156cm">
          <draw:text-box>
            <text:p text:style-name="P1"><text:span text:style-name="T3">statement.</text:span></text:p>
          </draw:text-box>
        </draw:frame>
        <draw:frame draw:style-name="gr5" draw:text-style-name="P6" draw:layer="layout" svg:width="0.408cm" svg:height="0.276cm" svg:x="4.177cm" svg:y="13.175cm">
          <draw:text-box>
            <text:p text:style-name="P1"><text:span text:style-name="T8">498</text:span></text:p>
          </draw:text-box>
        </draw:frame>
        <draw:frame draw:style-name="gr1" draw:text-style-name="P2" draw:layer="layout" svg:width="0.422cm" svg:height="0.475cm" svg:x="4.588cm" svg:y="13.15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cm" svg:height="0.475cm" svg:x="2.2cm" svg:y="14.071cm">
          <draw:text-box>
            <text:p text:style-name="P1"><text:span text:style-name="T6">852. </text:span><text:span text:style-name="T3"><text:s/>Mr Prentice argued that given the UK’s strategic interests and the scale and cost </text:span></text:p>
          </draw:text-box>
        </draw:frame>
        <draw:frame draw:style-name="gr1" draw:text-style-name="P2" draw:layer="layout" svg:width="16.372cm" svg:height="0.475cm" svg:x="2.2cm" svg:y="14.635cm">
          <draw:text-box>
            <text:p text:style-name="P1"><text:span text:style-name="T3">of its commitment to Iraq so far, “we [the UK] need to accept now that we are in this for </text:span></text:p>
          </draw:text-box>
        </draw:frame>
        <draw:frame draw:style-name="gr1" draw:text-style-name="P2" draw:layer="layout" svg:width="4.201cm" svg:height="0.475cm" svg:x="2.2cm" svg:y="15.2cm">
          <draw:text-box>
            <text:p text:style-name="P1"><text:span text:style-name="T3">some years to come”. </text:span></text:p>
          </draw:text-box>
        </draw:frame>
        <draw:frame draw:style-name="gr1" draw:text-style-name="P2" draw:layer="layout" svg:width="16.16cm" svg:height="0.475cm" svg:x="2.2cm" svg:y="16.114cm">
          <draw:text-box>
            <text:p text:style-name="P1"><text:span text:style-name="T6">853. </text:span><text:span text:style-name="T3"><text:s/>The UK would be judged by the progress Basra made following PIC. By the end </text:span></text:p>
          </draw:text-box>
        </draw:frame>
        <draw:frame draw:style-name="gr1" draw:text-style-name="P2" draw:layer="layout" svg:width="15.953cm" svg:height="0.475cm" svg:x="2.2cm" svg:y="16.678cm">
          <draw:text-box>
            <text:p text:style-name="P1"><text:span text:style-name="T3">of 2008, key Basra economic initiatives would only just have started and would need </text:span></text:p>
          </draw:text-box>
        </draw:frame>
        <draw:frame draw:style-name="gr1" draw:text-style-name="P2" draw:layer="layout" svg:width="16.012cm" svg:height="0.475cm" svg:x="2.2cm" svg:y="17.243cm">
          <draw:text-box>
            <text:p text:style-name="P1"><text:span text:style-name="T3">continuing UK support. There was also a case for the UK “planning a last high profile </text:span></text:p>
          </draw:text-box>
        </draw:frame>
        <draw:frame draw:style-name="gr1" draw:text-style-name="P2" draw:layer="layout" svg:width="15.403cm" svg:height="0.475cm" svg:x="2.2cm" svg:y="17.807cm">
          <draw:text-box>
            <text:p text:style-name="P1"><text:span text:style-name="T3">project as visible proof for Basrawis of our continuing support and as a lasting UK </text:span></text:p>
          </draw:text-box>
        </draw:frame>
        <draw:frame draw:style-name="gr1" draw:text-style-name="P2" draw:layer="layout" svg:width="1.606cm" svg:height="0.475cm" svg:x="2.2cm" svg:y="18.372cm">
          <draw:text-box>
            <text:p text:style-name="P1"><text:span text:style-name="T3">legacy”. </text:span></text:p>
          </draw:text-box>
        </draw:frame>
        <draw:frame draw:style-name="gr1" draw:text-style-name="P2" draw:layer="layout" svg:width="15.521cm" svg:height="0.475cm" svg:x="2.2cm" svg:y="19.286cm">
          <draw:text-box>
            <text:p text:style-name="P1"><text:span text:style-name="T6">854. </text:span><text:span text:style-name="T3"><text:s/>Mr Prentice reported that the UK was already increasing its emphasis on the </text:span></text:p>
          </draw:text-box>
        </draw:frame>
        <draw:frame draw:style-name="gr1" draw:text-style-name="P2" draw:layer="layout" svg:width="15.162cm" svg:height="0.475cm" svg:x="2.2cm" svg:y="19.851cm">
          <draw:text-box>
            <text:p text:style-name="P1"><text:span text:style-name="T3">“</text:span><text:span text:style-name="T3">civilian development agenda”. In the longer term, DFID “understandably wish to </text:span></text:p>
          </draw:text-box>
        </draw:frame>
        <draw:frame draw:style-name="gr1" draw:text-style-name="P2" draw:layer="layout" svg:width="14.984cm" svg:height="0.475cm" svg:x="2.2cm" svg:y="20.415cm">
          <draw:text-box>
            <text:p text:style-name="P1"><text:span text:style-name="T3">normalise its role in a wealthy oil-producing country i.e. close its programme”. It </text:span></text:p>
          </draw:text-box>
        </draw:frame>
        <draw:frame draw:style-name="gr1" draw:text-style-name="P2" draw:layer="layout" svg:width="15.996cm" svg:height="0.475cm" svg:x="2.2cm" svg:y="20.98cm">
          <draw:text-box>
            <text:p text:style-name="P1"><text:span text:style-name="T3">would be right to do so – but only when the “whole Iraq project” was on track. Unless </text:span></text:p>
          </draw:text-box>
        </draw:frame>
        <draw:frame draw:style-name="gr1" draw:text-style-name="P2" draw:layer="layout" svg:width="15.801cm" svg:height="0.475cm" svg:x="2.2cm" svg:y="21.544cm">
          <draw:text-box>
            <text:p text:style-name="P1"><text:span text:style-name="T3">the UK was “surprised by success”, 2009 was likely to be too early to begin to close </text:span></text:p>
          </draw:text-box>
        </draw:frame>
        <draw:frame draw:style-name="gr1" draw:text-style-name="P2" draw:layer="layout" svg:width="3.118cm" svg:height="0.475cm" svg:x="2.2cm" svg:y="22.108cm">
          <draw:text-box>
            <text:p text:style-name="P1"><text:span text:style-name="T3">the programme. </text:span></text:p>
          </draw:text-box>
        </draw:frame>
        <draw:frame draw:style-name="gr1" draw:text-style-name="P2" draw:layer="layout" svg:width="15.309cm" svg:height="0.475cm" svg:x="2.2cm" svg:y="23.023cm">
          <draw:text-box>
            <text:p text:style-name="P1"><text:span text:style-name="T6">855. </text:span><text:span text:style-name="T3"><text:s/>The conditions might be favourable by 2009 to re-establish a UK Trade and </text:span></text:p>
          </draw:text-box>
        </draw:frame>
        <draw:frame draw:style-name="gr1" draw:text-style-name="P2" draw:layer="layout" svg:width="15.61cm" svg:height="0.475cm" svg:x="2.2cm" svg:y="23.587cm">
          <draw:text-box>
            <text:p text:style-name="P1"><text:span text:style-name="T3">Industry presence in Basra “to pursue the huge commercial opportunities there will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3.854cm" svg:height="0.475cm" svg:x="2.2cm" svg:y="24.152cm">
          <draw:text-box>
            <text:p text:style-name="P1"><text:span text:style-name="T3">eventually be there”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496 </text:span></text:p>
          </draw:text-box>
        </draw:frame>
        <draw:frame draw:style-name="gr4" draw:text-style-name="P5" draw:layer="layout" svg:width="14.912cm" svg:height="0.395cm" svg:x="2.646cm" svg:y="25.511cm">
          <draw:text-box>
            <text:p text:style-name="P1"><text:span text:style-name="T11">Minute Cabinet Office [junior official] to Prime Minister, 12 October 2007, ‘Iraq – Weekly Update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97 </text:span></text:p>
          </draw:text-box>
        </draw:frame>
        <draw:frame draw:style-name="gr4" draw:text-style-name="P5" draw:layer="layout" svg:width="15.107cm" svg:height="0.395cm" svg:x="2.646cm" svg:y="25.934cm">
          <draw:text-box>
            <text:p text:style-name="P1"><text:span text:style-name="T11">Report Binns, 18 October 2007, ‘GOC HQ MND(SE) – southern Iraq Update – 18 October 2007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498 </text:span></text:p>
          </draw:text-box>
        </draw:frame>
        <draw:frame draw:style-name="gr4" draw:text-style-name="P5" draw:layer="layout" svg:width="15.306cm" svg:height="0.395cm" svg:x="2.646cm" svg:y="26.357cm">
          <draw:text-box>
            <text:p text:style-name="P1"><text:span text:style-name="T11">eGram 43230/07 Baghdad to FCO London, 23 October 2007, ‘Iraq 2009 and Beyond – Unfinished </text:span></text:p>
          </draw:text-box>
        </draw:frame>
        <draw:frame draw:style-name="gr4" draw:text-style-name="P5" draw:layer="layout" svg:width="1.7cm" svg:height="0.395cm" svg:x="2.2cm" svg:y="26.781cm">
          <draw:text-box>
            <text:p text:style-name="P1"><text:span text:style-name="T11">Business’. </text:span></text:p>
          </draw:text-box>
        </draw:frame>
      </draw:page>
      <draw:page draw:name="page1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4</text:span></text:p>
          </draw:text-box>
        </draw:frame>
        <draw:frame draw:style-name="gr1" draw:text-style-name="P2" draw:layer="layout" svg:width="12.592cm" svg:height="0.475cm" svg:x="2.2cm" svg:y="2.525cm">
          <draw:text-box>
            <text:p text:style-name="P1"><text:span text:style-name="T6">856. </text:span><text:span text:style-name="T3"><text:s/>Mr Browne visited Iraq between 29 October and 2 November.</text:span></text:p>
          </draw:text-box>
        </draw:frame>
        <draw:frame draw:style-name="gr5" draw:text-style-name="P6" draw:layer="layout" svg:width="0.408cm" svg:height="0.276cm" svg:x="14.719cm" svg:y="2.544cm">
          <draw:text-box>
            <text:p text:style-name="P1"><text:span text:style-name="T8">499</text:span></text:p>
          </draw:text-box>
        </draw:frame>
        <draw:frame draw:style-name="gr1" draw:text-style-name="P2" draw:layer="layout" svg:width="2.957cm" svg:height="0.475cm" svg:x="15.13cm" svg:y="2.525cm">
          <draw:text-box>
            <text:p text:style-name="P1"><text:span text:style-name="T3"><text:s/></text:span><text:span text:style-name="T3">He reported to </text:span></text:p>
          </draw:text-box>
        </draw:frame>
        <draw:frame draw:style-name="gr1" draw:text-style-name="P2" draw:layer="layout" svg:width="16.601cm" svg:height="0.475cm" svg:x="2.2cm" svg:y="3.09cm">
          <draw:text-box>
            <text:p text:style-name="P1"><text:span text:style-name="T3">Mr Brown that it had been “markedly the most encouraging of my seven visits to Basra”. </text:span></text:p>
          </draw:text-box>
        </draw:frame>
        <draw:frame draw:style-name="gr1" draw:text-style-name="P2" draw:layer="layout" svg:width="2.627cm" svg:height="0.475cm" svg:x="2.2cm" svg:y="3.654cm">
          <draw:text-box>
            <text:p text:style-name="P1"><text:span text:style-name="T3">He continued:</text:span></text:p>
          </draw:text-box>
        </draw:frame>
        <draw:frame draw:style-name="gr1" draw:text-style-name="P2" draw:layer="layout" svg:width="15.788cm" svg:height="0.475cm" svg:x="2.95cm" svg:y="4.568cm">
          <draw:text-box>
            <text:p text:style-name="P1"><text:span text:style-name="T3">“</text:span><text:span text:style-name="T3">So progress there has been, but, as you well know, the space we have achieved is </text:span></text:p>
          </draw:text-box>
        </draw:frame>
        <draw:frame draw:style-name="gr1" draw:text-style-name="P2" draw:layer="layout" svg:width="15.551cm" svg:height="0.475cm" svg:x="2.95cm" svg:y="5.133cm">
          <draw:text-box>
            <text:p text:style-name="P1"><text:span text:style-name="T3">fragile and temporary. We have a window of opportunity in Basra and it is vital that </text:span></text:p>
          </draw:text-box>
        </draw:frame>
        <draw:frame draw:style-name="gr1" draw:text-style-name="P2" draw:layer="layout" svg:width="16.258cm" svg:height="0.475cm" svg:x="2.95cm" svg:y="5.697cm">
          <draw:text-box>
            <text:p text:style-name="P1"><text:span text:style-name="T3">both we and the Iraqis apply political and economic leadership to make the most of it.” </text:span></text:p>
          </draw:text-box>
        </draw:frame>
        <draw:frame draw:style-name="gr1" draw:text-style-name="P2" draw:layer="layout" svg:width="16.033cm" svg:height="0.475cm" svg:x="2.2cm" svg:y="6.612cm">
          <draw:text-box>
            <text:p text:style-name="P1"><text:span text:style-name="T6">857. </text:span><text:span text:style-name="T3"><text:s/>Mr Browne had impressed upon everyone he met in Iraq the need to announce </text:span></text:p>
          </draw:text-box>
        </draw:frame>
        <draw:frame draw:style-name="gr1" draw:text-style-name="P2" draw:layer="layout" svg:width="13.409cm" svg:height="0.475cm" svg:x="2.2cm" svg:y="7.176cm">
          <draw:text-box>
            <text:p text:style-name="P1"><text:span text:style-name="T3">“</text:span><text:span text:style-name="T3">a detailed economic plan for Basra” to coincide with PIC in December. </text:span></text:p>
          </draw:text-box>
        </draw:frame>
        <draw:frame draw:style-name="gr1" draw:text-style-name="P2" draw:layer="layout" svg:width="16.393cm" svg:height="0.475cm" svg:x="2.2cm" svg:y="8.091cm">
          <draw:text-box>
            <text:p text:style-name="P1"><text:span text:style-name="T6">858. </text:span><text:span text:style-name="T3"><text:s/>Mr Browne concluded: “If we are to deliver, and we must, this will need dedicated </text:span></text:p>
          </draw:text-box>
        </draw:frame>
        <draw:frame draw:style-name="gr1" draw:text-style-name="P2" draw:layer="layout" svg:width="11.424cm" svg:height="0.475cm" svg:x="2.2cm" svg:y="8.655cm">
          <draw:text-box>
            <text:p text:style-name="P1"><text:span text:style-name="T3">and energetic UK resource in London, Basra and Baghdad.” </text:span></text:p>
          </draw:text-box>
        </draw:frame>
        <draw:frame draw:style-name="gr1" draw:text-style-name="P2" draw:layer="layout" svg:width="16.169cm" svg:height="0.475cm" svg:x="2.2cm" svg:y="9.57cm">
          <draw:text-box>
            <text:p text:style-name="P1"><text:span text:style-name="T6">859. </text:span><text:span text:style-name="T3"><text:s/>Mr Browne’s visit prompted Maj Gen Binns to evaluate progress made since the </text:span></text:p>
          </draw:text-box>
        </draw:frame>
        <draw:frame draw:style-name="gr1" draw:text-style-name="P2" draw:layer="layout" svg:width="1.623cm" svg:height="0.475cm" svg:x="2.2cm" svg:y="10.134cm">
          <draw:text-box>
            <text:p text:style-name="P1"><text:span text:style-name="T3">summer.</text:span></text:p>
          </draw:text-box>
        </draw:frame>
        <draw:frame draw:style-name="gr5" draw:text-style-name="P6" draw:layer="layout" svg:width="0.408cm" svg:height="0.276cm" svg:x="3.823cm" svg:y="10.153cm">
          <draw:text-box>
            <text:p text:style-name="P1"><text:span text:style-name="T8">500</text:span></text:p>
          </draw:text-box>
        </draw:frame>
        <draw:frame draw:style-name="gr1" draw:text-style-name="P2" draw:layer="layout" svg:width="8.452cm" svg:height="0.475cm" svg:x="4.235cm" svg:y="10.134cm">
          <draw:text-box>
            <text:p text:style-name="P1"><text:span text:style-name="T3"><text:s/></text:span><text:span text:style-name="T3">His 1 November weekly report advised that: </text:span></text:p>
          </draw:text-box>
        </draw:frame>
        <draw:frame draw:style-name="gr1" draw:text-style-name="P2" draw:layer="layout" svg:width="14.59cm" svg:height="0.475cm" svg:x="2.95cm" svg:y="11.048cm">
          <draw:text-box>
            <text:p text:style-name="P1"><text:span text:style-name="T3">“</text:span><text:span text:style-name="T3">We are now subject to far fewer attacks, are constructively engaged with the </text:span></text:p>
          </draw:text-box>
        </draw:frame>
        <draw:frame draw:style-name="gr1" draw:text-style-name="P2" draw:layer="layout" svg:width="15.822cm" svg:height="0.475cm" svg:x="2.95cm" svg:y="11.613cm">
          <draw:text-box>
            <text:p text:style-name="P1"><text:span text:style-name="T3">Governor … and the Provincial Council, we transit through Basra in force … without </text:span></text:p>
          </draw:text-box>
        </draw:frame>
        <draw:frame draw:style-name="gr1" draw:text-style-name="P2" draw:layer="layout" svg:width="15.386cm" svg:height="0.475cm" svg:x="2.95cm" svg:y="12.177cm">
          <draw:text-box>
            <text:p text:style-name="P1"><text:span text:style-name="T3">opposition … and are looking to make more of the large amount of reconstruction </text:span></text:p>
          </draw:text-box>
        </draw:frame>
        <draw:frame draw:style-name="gr1" draw:text-style-name="P2" draw:layer="layout" svg:width="14.146cm" svg:height="0.475cm" svg:x="2.95cm" svg:y="12.742cm">
          <draw:text-box>
            <text:p text:style-name="P1"><text:span text:style-name="T3">work we are responsible for (through US resources) in Basra through good </text:span></text:p>
          </draw:text-box>
        </draw:frame>
        <draw:frame draw:style-name="gr1" draw:text-style-name="P2" draw:layer="layout" svg:width="6.568cm" svg:height="0.475cm" svg:x="2.95cm" svg:y="13.306cm">
          <draw:text-box>
            <text:p text:style-name="P1"><text:span text:style-name="T3">information and media operations.”</text:span></text:p>
          </draw:text-box>
        </draw:frame>
        <draw:frame draw:style-name="gr1" draw:text-style-name="P2" draw:layer="layout" svg:width="15.475cm" svg:height="0.475cm" svg:x="2.2cm" svg:y="14.221cm">
          <draw:text-box>
            <text:p text:style-name="P1"><text:span text:style-name="T6">860. </text:span><text:span text:style-name="T3"><text:s/>Mr Alexander sent Mr Brown an update on the Basra economic initiatives on </text:span></text:p>
          </draw:text-box>
        </draw:frame>
        <draw:frame draw:style-name="gr1" draw:text-style-name="P2" draw:layer="layout" svg:width="2.407cm" svg:height="0.475cm" svg:x="2.2cm" svg:y="14.785cm">
          <draw:text-box>
            <text:p text:style-name="P1"><text:span text:style-name="T3">9 November.</text:span></text:p>
          </draw:text-box>
        </draw:frame>
        <draw:frame draw:style-name="gr5" draw:text-style-name="P6" draw:layer="layout" svg:width="0.408cm" svg:height="0.276cm" svg:x="4.6cm" svg:y="14.804cm">
          <draw:text-box>
            <text:p text:style-name="P1"><text:span text:style-name="T8">501</text:span></text:p>
          </draw:text-box>
        </draw:frame>
        <draw:frame draw:style-name="gr1" draw:text-style-name="P2" draw:layer="layout" svg:width="0.422cm" svg:height="0.475cm" svg:x="5.012cm" svg:y="14.78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22cm" svg:height="0.475cm" svg:x="2.2cm" svg:y="15.7cm">
          <draw:text-box>
            <text:p text:style-name="P1"><text:span text:style-name="T6">861. </text:span><text:span text:style-name="T3"><text:s/>Mr Alexander advised that DFID had identified several UK business leaders willing </text:span></text:p>
          </draw:text-box>
        </draw:frame>
        <draw:frame draw:style-name="gr1" draw:text-style-name="P2" draw:layer="layout" svg:width="16.25cm" svg:height="0.475cm" svg:x="2.2cm" svg:y="16.264cm">
          <draw:text-box>
            <text:p text:style-name="P1"><text:span text:style-name="T3">to help drive forward the work of the BDC, including Mr Michael Wareing, International </text:span></text:p>
          </draw:text-box>
        </draw:frame>
        <draw:frame draw:style-name="gr1" draw:text-style-name="P2" draw:layer="layout" svg:width="15.83cm" svg:height="0.475cm" svg:x="2.2cm" svg:y="16.828cm">
          <draw:text-box>
            <text:p text:style-name="P1"><text:span text:style-name="T3">CEO of KPMG. The BDC (which Mr Alexander described as the “centrepiece” of the </text:span></text:p>
          </draw:text-box>
        </draw:frame>
        <draw:frame draw:style-name="gr1" draw:text-style-name="P2" draw:layer="layout" svg:width="15.758cm" svg:height="0.475cm" svg:x="2.2cm" svg:y="17.393cm">
          <draw:text-box>
            <text:p text:style-name="P1"><text:span text:style-name="T3">Basra economic initiatives) would bring together national, regional and international </text:span></text:p>
          </draw:text-box>
        </draw:frame>
        <draw:frame draw:style-name="gr1" draw:text-style-name="P2" draw:layer="layout" svg:width="15.974cm" svg:height="0.475cm" svg:x="2.2cm" svg:y="17.957cm">
          <draw:text-box>
            <text:p text:style-name="P1"><text:span text:style-name="T3">business knowledge to provide strategic advice to the Iraqi authorities on investment </text:span></text:p>
          </draw:text-box>
        </draw:frame>
        <draw:frame draw:style-name="gr1" draw:text-style-name="P2" draw:layer="layout" svg:width="15.691cm" svg:height="0.475cm" svg:x="2.2cm" svg:y="18.522cm">
          <draw:text-box>
            <text:p text:style-name="P1"><text:span text:style-name="T3">and growth for Basra’s economy. DFID was planning a launch event for the BDC to </text:span></text:p>
          </draw:text-box>
        </draw:frame>
        <draw:frame draw:style-name="gr1" draw:text-style-name="P2" draw:layer="layout" svg:width="5.171cm" svg:height="0.475cm" svg:x="2.2cm" svg:y="19.086cm">
          <draw:text-box>
            <text:p text:style-name="P1"><text:span text:style-name="T3">coincide with PIC in Basra. </text:span></text:p>
          </draw:text-box>
        </draw:frame>
        <draw:frame draw:style-name="gr1" draw:text-style-name="P2" draw:layer="layout" svg:width="16.063cm" svg:height="0.475cm" svg:x="2.2cm" svg:y="20.001cm">
          <draw:text-box>
            <text:p text:style-name="P1"><text:span text:style-name="T6">862. </text:span><text:span text:style-name="T3"><text:s/>Mr Alexander agreed with Mr Browne’s assessment (in his 2 November letter to </text:span></text:p>
          </draw:text-box>
        </draw:frame>
        <draw:frame draw:style-name="gr1" draw:text-style-name="P2" draw:layer="layout" svg:width="16.406cm" svg:height="0.475cm" svg:x="2.2cm" svg:y="20.565cm">
          <draw:text-box>
            <text:p text:style-name="P1"><text:span text:style-name="T3">Mr Brown) that dedicated UK resources were required to move the economic initiatives </text:span></text:p>
          </draw:text-box>
        </draw:frame>
        <draw:frame draw:style-name="gr1" draw:text-style-name="P2" draw:layer="layout" svg:width="3.588cm" svg:height="0.475cm" svg:x="2.2cm" svg:y="21.13cm">
          <draw:text-box>
            <text:p text:style-name="P1"><text:span text:style-name="T3">forward. DFID had:</text:span></text:p>
          </draw:text-box>
        </draw:frame>
        <draw:frame draw:style-name="gr3" draw:text-style-name="P4" draw:layer="layout" svg:width="0.634cm" svg:height="0.712cm" svg:x="2.95cm" svg:y="21.8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93cm" svg:height="0.475cm" svg:x="3.7cm" svg:y="22.044cm">
          <draw:text-box>
            <text:p text:style-name="P1"><text:span text:style-name="T3">deployed a Project Manager to the Basra PRT to work on economic initiatives; </text:span></text:p>
          </draw:text-box>
        </draw:frame>
        <draw:frame draw:style-name="gr1" draw:text-style-name="P2" draw:layer="layout" svg:width="0.713cm" svg:height="0.475cm" svg:x="3.7cm" svg:y="22.608cm">
          <draw:text-box>
            <text:p text:style-name="P1"><text:span text:style-name="T3">and</text:span></text:p>
          </draw:text-box>
        </draw:frame>
        <draw:frame draw:style-name="gr3" draw:text-style-name="P4" draw:layer="layout" svg:width="0.634cm" svg:height="0.712cm" svg:x="2.95cm" svg:y="23.1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57cm" svg:height="0.475cm" svg:x="3.7cm" svg:y="23.273cm">
          <draw:text-box>
            <text:p text:style-name="P1"><text:span text:style-name="T3">re-orientated DFID’s Economic and Governance team in the PRT to support </text:span></text:p>
          </draw:text-box>
        </draw:frame>
        <draw:frame draw:style-name="gr1" draw:text-style-name="P2" draw:layer="layout" svg:width="13.947cm" svg:height="0.475cm" svg:x="3.7cm" svg:y="23.837cm">
          <draw:text-box>
            <text:p text:style-name="P1"><text:span text:style-name="T3">the initiatives, and provided £750,000 to establish the BIPA and the Basra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3.829cm" svg:height="0.475cm" svg:x="3.7cm" svg:y="24.402cm">
          <draw:text-box>
            <text:p text:style-name="P1"><text:span text:style-name="T3">Development Fund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499 </text:span></text:p>
          </draw:text-box>
        </draw:frame>
        <draw:frame draw:style-name="gr4" draw:text-style-name="P5" draw:layer="layout" svg:width="8.363cm" svg:height="0.395cm" svg:x="2.646cm" svg:y="25.934cm">
          <draw:text-box>
            <text:p text:style-name="P1"><text:span text:style-name="T11">Letter Browne to Brown, 2 November 2007, [untitled]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00 </text:span></text:p>
          </draw:text-box>
        </draw:frame>
        <draw:line draw:style-name="gr8" draw:text-style-name="P7" draw:layer="layout" svg:x1="2.645cm" svg:y1="27.137cm" svg:x2="11.333cm" svg:y2="27.137cm">
          <text:p/>
        </draw:line>
        <draw:frame draw:style-name="gr4" draw:text-style-name="P5" draw:layer="layout" svg:width="15.454cm" svg:height="0.395cm" svg:x="2.646cm" svg:y="26.357cm">
          <draw:text-box>
            <text:p text:style-name="P1"><text:span text:style-name="T11">Report Binns, 1 November 2007, ‘GOC HQ MND(SE) – southern Iraq Update – 1 November 2007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01 </text:span></text:p>
          </draw:text-box>
        </draw:frame>
        <draw:frame draw:style-name="gr4" draw:text-style-name="P5" draw:layer="layout" svg:width="8.727cm" svg:height="0.395cm" svg:x="2.646cm" svg:y="26.781cm">
          <draw:text-box>
            <text:p text:style-name="P1"><text:span text:style-name="T5">Letter Alexander to Brown, 9 November 2007, [untitled].</text:span><text:span text:style-name="T11"> </text:span></text:p>
          </draw:text-box>
        </draw:frame>
      </draw:page>
      <draw:page draw:name="page139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polygon draw:style-name="gr11" draw:text-style-name="P10" draw:layer="layout" svg:width="15.083cm" svg:height="17.949cm" svg:x="2.958cm" svg:y="6.233cm" svg:viewBox="0 0 15084 17950" draw:points="0,17950 15084,17950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35</text:span></text:p>
          </draw:text-box>
        </draw:frame>
        <draw:frame draw:style-name="gr1" draw:text-style-name="P2" draw:layer="layout" svg:width="15.055cm" svg:height="0.475cm" svg:x="2.2cm" svg:y="2.525cm">
          <draw:text-box>
            <text:p text:style-name="P1"><text:span text:style-name="T6">863. </text:span><text:span text:style-name="T3"><text:s/>DFID continued to support other initiatives that would promote growth and </text:span></text:p>
          </draw:text-box>
        </draw:frame>
        <draw:frame draw:style-name="gr1" draw:text-style-name="P2" draw:layer="layout" svg:width="16.114cm" svg:height="0.475cm" svg:x="2.2cm" svg:y="3.09cm">
          <draw:text-box>
            <text:p text:style-name="P1"><text:span text:style-name="T3">investment in Basra, including Basra International Airport and leveraging in Japanese </text:span></text:p>
          </draw:text-box>
        </draw:frame>
        <draw:frame draw:style-name="gr1" draw:text-style-name="P2" draw:layer="layout" svg:width="15.983cm" svg:height="0.475cm" svg:x="2.2cm" svg:y="3.654cm">
          <draw:text-box>
            <text:p text:style-name="P1"><text:span text:style-name="T3">loans. Officials were working closely with the Japanese Embassy in Baghdad to help </text:span></text:p>
          </draw:text-box>
        </draw:frame>
        <draw:frame draw:style-name="gr1" draw:text-style-name="P2" draw:layer="layout" svg:width="16.44cm" svg:height="0.475cm" svg:x="2.2cm" svg:y="4.218cm">
          <draw:text-box>
            <text:p text:style-name="P1"><text:span text:style-name="T3">progress Japanese soft loans through a “complex” Iraqi Government approval process. </text:span></text:p>
          </draw:text-box>
        </draw:frame>
        <draw:frame draw:style-name="gr1" draw:text-style-name="P2" draw:layer="layout" svg:width="16cm" svg:height="0.475cm" svg:x="2.2cm" svg:y="4.783cm">
          <draw:text-box>
            <text:p text:style-name="P1"><text:span text:style-name="T3">Japan had committed some US$2bn in soft loans to Iraq, of which US$1.2bn was for </text:span></text:p>
          </draw:text-box>
        </draw:frame>
        <draw:frame draw:style-name="gr1" draw:text-style-name="P2" draw:layer="layout" svg:width="15.394cm" svg:height="0.475cm" svg:x="2.2cm" svg:y="5.347cm">
          <draw:text-box>
            <text:p text:style-name="P1"><text:span text:style-name="T3">Basra-based projects including US$254m for the rehabilitation of Umm Qasr port. </text:span></text:p>
          </draw:text-box>
        </draw:frame>
        <draw:frame draw:style-name="gr10" draw:text-style-name="P9" draw:layer="layout" svg:width="8.634cm" svg:height="0.556cm" svg:x="6.191cm" svg:y="6.668cm">
          <draw:text-box>
            <text:p text:style-name="P1"><text:span text:style-name="T14">Japanese support for reconstruction</text:span></text:p>
          </draw:text-box>
        </draw:frame>
        <draw:frame draw:style-name="gr4" draw:text-style-name="P5" draw:layer="layout" svg:width="13.82cm" svg:height="0.395cm" svg:x="3.45cm" svg:y="7.59cm">
          <draw:text-box>
            <text:p text:style-name="P1"><text:span text:style-name="T11">Japan pledged and disbursed more assistance for Iraq’s reconstruction than any country </text:span></text:p>
          </draw:text-box>
        </draw:frame>
        <draw:frame draw:style-name="gr4" draw:text-style-name="P5" draw:layer="layout" svg:width="2.944cm" svg:height="0.395cm" svg:x="3.45cm" svg:y="8.084cm">
          <draw:text-box>
            <text:p text:style-name="P1"><text:span text:style-name="T11">other than the US. </text:span></text:p>
          </draw:text-box>
        </draw:frame>
        <draw:frame draw:style-name="gr4" draw:text-style-name="P5" draw:layer="layout" svg:width="13.282cm" svg:height="0.395cm" svg:x="3.45cm" svg:y="8.778cm">
          <draw:text-box>
            <text:p text:style-name="P1"><text:span text:style-name="T11">Japan pledged up to US$5bn at the Madrid Donors’ Conference on 24 October 2003, </text:span></text:p>
          </draw:text-box>
        </draw:frame>
        <draw:frame draw:style-name="gr4" draw:text-style-name="P5" draw:layer="layout" svg:width="12.685cm" svg:height="0.395cm" svg:x="3.45cm" svg:y="9.272cm">
          <draw:text-box>
            <text:p text:style-name="P1"><text:span text:style-name="T11">consisting of US$1.5bn in grants (increased to US$1.7bn by July 2009) for power </text:span></text:p>
          </draw:text-box>
        </draw:frame>
        <draw:frame draw:style-name="gr4" draw:text-style-name="P5" draw:layer="layout" svg:width="13.896cm" svg:height="0.395cm" svg:x="3.45cm" svg:y="9.766cm">
          <draw:text-box>
            <text:p text:style-name="P1"><text:span text:style-name="T11">generation, education, water and sanitation, health and employment, and Security Sector </text:span></text:p>
          </draw:text-box>
        </draw:frame>
        <draw:frame draw:style-name="gr4" draw:text-style-name="P5" draw:layer="layout" svg:width="7.995cm" svg:height="0.395cm" svg:x="3.45cm" svg:y="10.26cm">
          <draw:text-box>
            <text:p text:style-name="P1"><text:span text:style-name="T11">Reform, and up to US$3.5bn in concessional loans.</text:span></text:p>
          </draw:text-box>
        </draw:frame>
        <draw:frame draw:style-name="gr7" draw:text-style-name="P8" draw:layer="layout" svg:width="0.345cm" svg:height="0.23cm" svg:x="11.49cm" svg:y="10.275cm">
          <draw:text-box>
            <text:p text:style-name="P1"><text:span text:style-name="T10">502</text:span></text:p>
          </draw:text-box>
        </draw:frame>
        <draw:frame draw:style-name="gr4" draw:text-style-name="P5" draw:layer="layout" svg:width="5.425cm" svg:height="0.395cm" svg:x="11.833cm" svg:y="10.26cm">
          <draw:text-box>
            <text:p text:style-name="P1"><text:span text:style-name="T11"><text:s/></text:span><text:span text:style-name="T11">By July 2009, Iraq and Japan had </text:span></text:p>
          </draw:text-box>
        </draw:frame>
        <draw:frame draw:style-name="gr4" draw:text-style-name="P5" draw:layer="layout" svg:width="13.904cm" svg:height="0.395cm" svg:x="3.45cm" svg:y="10.753cm">
          <draw:text-box>
            <text:p text:style-name="P1"><text:span text:style-name="T11">signed agreements for 12 loan projects worth up to US$2.43bn, of which US$1.37bn was </text:span></text:p>
          </draw:text-box>
        </draw:frame>
        <draw:frame draw:style-name="gr4" draw:text-style-name="P5" draw:layer="layout" svg:width="4.841cm" svg:height="0.395cm" svg:x="3.45cm" svg:y="11.247cm">
          <draw:text-box>
            <text:p text:style-name="P1"><text:span text:style-name="T11">for seven projects in the South:</text:span></text:p>
          </draw:text-box>
        </draw:frame>
        <draw:frame draw:style-name="gr10" draw:text-style-name="P9" draw:layer="layout" svg:width="0.493cm" svg:height="0.556cm" svg:x="4.2cm" svg:y="11.884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2.647cm" svg:height="0.395cm" svg:x="4.7cm" svg:y="11.941cm">
          <draw:text-box>
            <text:p text:style-name="P1"><text:span text:style-name="T11">Umm Qasr Port Rehabilitation Project. Up to US$270m to dredge shipping lanes, </text:span></text:p>
          </draw:text-box>
        </draw:frame>
        <draw:frame draw:style-name="gr4" draw:text-style-name="P5" draw:layer="layout" svg:width="11.991cm" svg:height="0.395cm" svg:x="4.7cm" svg:y="12.435cm">
          <draw:text-box>
            <text:p text:style-name="P1"><text:span text:style-name="T11">remove wrecked ships, rehabilitate port facilities, and provide equipment and </text:span></text:p>
          </draw:text-box>
        </draw:frame>
        <draw:frame draw:style-name="gr4" draw:text-style-name="P5" draw:layer="layout" svg:width="1.619cm" svg:height="0.395cm" svg:x="4.7cm" svg:y="12.929cm">
          <draw:text-box>
            <text:p text:style-name="P1"><text:span text:style-name="T11">materials. </text:span></text:p>
          </draw:text-box>
        </draw:frame>
        <draw:frame draw:style-name="gr10" draw:text-style-name="P9" draw:layer="layout" svg:width="0.493cm" svg:height="0.556cm" svg:x="4.2cm" svg:y="13.466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2.397cm" svg:height="0.395cm" svg:x="4.7cm" svg:y="13.523cm">
          <draw:text-box>
            <text:p text:style-name="P1"><text:span text:style-name="T11">Samawah Bridges and Roads Construction Project. Up to US$30m to build and </text:span></text:p>
          </draw:text-box>
        </draw:frame>
        <draw:frame draw:style-name="gr4" draw:text-style-name="P5" draw:layer="layout" svg:width="12.368cm" svg:height="0.395cm" svg:x="4.7cm" svg:y="14.017cm">
          <draw:text-box>
            <text:p text:style-name="P1"><text:span text:style-name="T11">rebuild bridges across the Euphrates River and to build connecting roads in the </text:span></text:p>
          </draw:text-box>
        </draw:frame>
        <draw:frame draw:style-name="gr4" draw:text-style-name="P5" draw:layer="layout" svg:width="5.611cm" svg:height="0.395cm" svg:x="4.7cm" svg:y="14.511cm">
          <draw:text-box>
            <text:p text:style-name="P1"><text:span text:style-name="T11">vicinity of Samawah, in Muthannna. </text:span></text:p>
          </draw:text-box>
        </draw:frame>
        <draw:frame draw:style-name="gr10" draw:text-style-name="P9" draw:layer="layout" svg:width="0.493cm" svg:height="0.556cm" svg:x="4.2cm" svg:y="15.047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2.533cm" svg:height="0.395cm" svg:x="4.7cm" svg:y="15.104cm">
          <draw:text-box>
            <text:p text:style-name="P1"><text:span text:style-name="T11">Irrigation Sector Loan Programme. Up to US$90m for irrigation drainage pumps, </text:span></text:p>
          </draw:text-box>
        </draw:frame>
        <draw:frame draw:style-name="gr4" draw:text-style-name="P5" draw:layer="layout" svg:width="7.436cm" svg:height="0.395cm" svg:x="4.7cm" svg:y="15.598cm">
          <draw:text-box>
            <text:p text:style-name="P1"><text:span text:style-name="T11">equipment and materials including in Muthanna.</text:span></text:p>
          </draw:text-box>
        </draw:frame>
        <draw:frame draw:style-name="gr10" draw:text-style-name="P9" draw:layer="layout" svg:width="0.493cm" svg:height="0.556cm" svg:x="4.2cm" svg:y="16.135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1cm" svg:height="0.395cm" svg:x="4.7cm" svg:y="16.192cm">
          <draw:text-box>
            <text:p text:style-name="P1"><text:span text:style-name="T11">Basra Refinery Upgrading Project. Up to US$20m to increase capacity.</text:span></text:p>
          </draw:text-box>
        </draw:frame>
        <draw:frame draw:style-name="gr10" draw:text-style-name="P9" draw:layer="layout" svg:width="0.493cm" svg:height="0.556cm" svg:x="4.2cm" svg:y="16.729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2.253cm" svg:height="0.395cm" svg:x="4.7cm" svg:y="16.786cm">
          <draw:text-box>
            <text:p text:style-name="P1"><text:span text:style-name="T11">Khor al-Zubair Fertiliser Plant Rehabilitation Project. Up to US$160m to supply </text:span></text:p>
          </draw:text-box>
        </draw:frame>
        <draw:frame draw:style-name="gr4" draw:text-style-name="P5" draw:layer="layout" svg:width="8.867cm" svg:height="0.395cm" svg:x="4.7cm" svg:y="17.28cm">
          <draw:text-box>
            <text:p text:style-name="P1"><text:span text:style-name="T11">machinery for the Kohr Al-Zubair Fertiliser Plant in Basra.</text:span></text:p>
          </draw:text-box>
        </draw:frame>
        <draw:frame draw:style-name="gr10" draw:text-style-name="P9" draw:layer="layout" svg:width="0.493cm" svg:height="0.556cm" svg:x="4.2cm" svg:y="17.817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1.297cm" svg:height="0.395cm" svg:x="4.7cm" svg:y="17.874cm">
          <draw:text-box>
            <text:p text:style-name="P1"><text:span text:style-name="T11">Crude Oil Export Facility Reconstruction Project. Up to US$430m for the </text:span></text:p>
          </draw:text-box>
        </draw:frame>
        <draw:frame draw:style-name="gr4" draw:text-style-name="P5" draw:layer="layout" svg:width="12.363cm" svg:height="0.395cm" svg:x="4.7cm" svg:y="18.368cm">
          <draw:text-box>
            <text:p text:style-name="P1"><text:span text:style-name="T11">construction of an on-shore/off-shore pipeline to export oil and installation of off-</text:span></text:p>
          </draw:text-box>
        </draw:frame>
        <draw:frame draw:style-name="gr4" draw:text-style-name="P5" draw:layer="layout" svg:width="6.153cm" svg:height="0.395cm" svg:x="4.7cm" svg:y="18.862cm">
          <draw:text-box>
            <text:p text:style-name="P1"><text:span text:style-name="T11">shore loading facilities in al-Faw, Basra.</text:span></text:p>
          </draw:text-box>
        </draw:frame>
        <draw:frame draw:style-name="gr10" draw:text-style-name="P9" draw:layer="layout" svg:width="0.493cm" svg:height="0.556cm" svg:x="4.2cm" svg:y="19.398cm">
          <draw:text-box>
            <text:p text:style-name="P1"><text:span text:style-name="T15">• </text:span></text:p>
          </draw:text-box>
        </draw:frame>
        <draw:frame draw:style-name="gr4" draw:text-style-name="P5" draw:layer="layout" svg:width="12.503cm" svg:height="0.395cm" svg:x="4.7cm" svg:y="19.456cm">
          <draw:text-box>
            <text:p text:style-name="P1"><text:span text:style-name="T11">Basra Water Supply Improvement Project. Up to US$370m to improve the water </text:span></text:p>
          </draw:text-box>
        </draw:frame>
        <draw:frame draw:style-name="gr4" draw:text-style-name="P5" draw:layer="layout" svg:width="6.487cm" svg:height="0.395cm" svg:x="4.7cm" svg:y="19.949cm">
          <draw:text-box>
            <text:p text:style-name="P1"><text:span text:style-name="T11">supply facilities in and around Basra City. </text:span></text:p>
          </draw:text-box>
        </draw:frame>
        <draw:frame draw:style-name="gr4" draw:text-style-name="P5" draw:layer="layout" svg:width="13.464cm" svg:height="0.395cm" svg:x="3.45cm" svg:y="20.643cm">
          <draw:text-box>
            <text:p text:style-name="P1"><text:span text:style-name="T11">In November 2005, following the Paris Club agreement on debt relief, Japan agreed to </text:span></text:p>
          </draw:text-box>
        </draw:frame>
        <draw:frame draw:style-name="gr4" draw:text-style-name="P5" draw:layer="layout" svg:width="10.958cm" svg:height="0.395cm" svg:x="3.45cm" svg:y="21.137cm">
          <draw:text-box>
            <text:p text:style-name="P1"><text:span text:style-name="T11">reduce Iraq’s official debt to it by 80 percent, with a value of US$6.7bn.</text:span></text:p>
          </draw:text-box>
        </draw:frame>
        <draw:frame draw:style-name="gr4" draw:text-style-name="P5" draw:layer="layout" svg:width="12.567cm" svg:height="0.395cm" svg:x="3.45cm" svg:y="21.831cm">
          <draw:text-box>
            <text:p text:style-name="P1"><text:span text:style-name="T11">From February 2004 to July 2006, Japan maintained an Iraq Reconstruction and </text:span></text:p>
          </draw:text-box>
        </draw:frame>
        <draw:frame draw:style-name="gr4" draw:text-style-name="P5" draw:layer="layout" svg:width="9.129cm" svg:height="0.395cm" svg:x="3.45cm" svg:y="22.325cm">
          <draw:text-box>
            <text:p text:style-name="P1"><text:span text:style-name="T11">Support Group, comprising some 600 troops, in Samawah.</text:span></text:p>
          </draw:text-box>
        </draw:frame>
        <draw:frame draw:style-name="gr7" draw:text-style-name="P8" draw:layer="layout" svg:width="0.345cm" svg:height="0.23cm" svg:x="12.627cm" svg:y="22.341cm">
          <draw:text-box>
            <text:p text:style-name="P1"><text:span text:style-name="T10">503</text:span></text:p>
          </draw:text-box>
        </draw:frame>
        <draw:frame draw:style-name="gr4" draw:text-style-name="P5" draw:layer="layout" svg:width="4.256cm" svg:height="0.395cm" svg:x="12.97cm" svg:y="22.325cm">
          <draw:text-box>
            <text:p text:style-name="P1"><text:span text:style-name="T11"><text:s/></text:span><text:span text:style-name="T11">The Group was mandated </text:span></text:p>
          </draw:text-box>
        </draw:frame>
        <draw:frame draw:style-name="gr4" draw:text-style-name="P5" draw:layer="layout" svg:width="13.185cm" svg:height="0.395cm" svg:x="3.45cm" svg:y="22.819cm">
          <draw:text-box>
            <text:p text:style-name="P1"><text:span text:style-name="T11">to deliver humanitarian and reconstruction assistance only; Australian and UK force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4" draw:text-style-name="P5" draw:layer="layout" svg:width="3.181cm" svg:height="0.395cm" svg:x="3.45cm" svg:y="23.313cm">
          <draw:text-box>
            <text:p text:style-name="P1"><text:span text:style-name="T11">provided protection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502 </text:span></text:p>
          </draw:text-box>
        </draw:frame>
        <draw:frame draw:style-name="gr4" draw:text-style-name="P5" draw:layer="layout" svg:width="13.735cm" svg:height="0.395cm" svg:x="2.646cm" svg:y="25.934cm">
          <draw:text-box>
            <text:p text:style-name="P1"><text:span text:style-name="T11">Government of Japan, Factsheet, August 2009, </text:span><text:span text:style-name="T12">Japan’s assistance to Iraq (Fact Sheet).</text:span><text:span text:style-name="T11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03 </text:span></text:p>
          </draw:text-box>
        </draw:frame>
        <draw:frame draw:style-name="gr4" draw:text-style-name="P5" draw:layer="layout" svg:width="15.353cm" svg:height="0.395cm" svg:x="2.646cm" svg:y="26.357cm">
          <draw:text-box>
            <text:p text:style-name="P1"><text:span text:style-name="T12">BBC News</text:span><text:span text:style-name="T11">, 8 February 2004, </text:span><text:span text:style-name="T12">Japan soldiers begin Iraq mission’</text:span><text:span text:style-name="T11">;</text:span><text:span text:style-name="T12"> BBC News, </text:span><text:span text:style-name="T11">16 July 2006</text:span><text:span text:style-name="T12">, ‘Japan </text:span></text:p>
          </draw:text-box>
        </draw:frame>
        <draw:frame draw:style-name="gr4" draw:text-style-name="P5" draw:layer="layout" svg:width="4.159cm" svg:height="0.395cm" svg:x="2.2cm" svg:y="26.781cm">
          <draw:text-box>
            <text:p text:style-name="P1"><text:span text:style-name="T12">troops withdraw from Iraq</text:span><text:span text:style-name="T11">. </text:span></text:p>
          </draw:text-box>
        </draw:frame>
      </draw:page>
      <draw:page draw:name="page1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6</text:span></text:p>
          </draw:text-box>
        </draw:frame>
        <draw:frame draw:style-name="gr1" draw:text-style-name="P2" draw:layer="layout" svg:width="14.268cm" svg:height="0.475cm" svg:x="2.2cm" svg:y="2.525cm">
          <draw:text-box>
            <text:p text:style-name="P1"><text:span text:style-name="T6">864. </text:span><text:span text:style-name="T3"><text:s/>NSID(OD) met on 20 November to take stock of the situation in Basra.</text:span></text:p>
          </draw:text-box>
        </draw:frame>
        <draw:frame draw:style-name="gr5" draw:text-style-name="P6" draw:layer="layout" svg:width="0.408cm" svg:height="0.276cm" svg:x="16.388cm" svg:y="2.544cm">
          <draw:text-box>
            <text:p text:style-name="P1"><text:span text:style-name="T8">504</text:span></text:p>
          </draw:text-box>
        </draw:frame>
        <draw:frame draw:style-name="gr1" draw:text-style-name="P2" draw:layer="layout" svg:width="1.704cm" svg:height="0.475cm" svg:x="16.8cm" svg:y="2.525cm">
          <draw:text-box>
            <text:p text:style-name="P1"><text:span text:style-name="T3"><text:s/></text:span><text:span text:style-name="T3">Cabinet </text:span></text:p>
          </draw:text-box>
        </draw:frame>
        <draw:frame draw:style-name="gr1" draw:text-style-name="P2" draw:layer="layout" svg:width="16.021cm" svg:height="0.475cm" svg:x="2.2cm" svg:y="3.09cm">
          <draw:text-box>
            <text:p text:style-name="P1"><text:span text:style-name="T3">Office officials briefed Mr Brown that the main aim of the meeting was “to ensure that </text:span></text:p>
          </draw:text-box>
        </draw:frame>
        <draw:frame draw:style-name="gr1" draw:text-style-name="P2" draw:layer="layout" svg:width="15.928cm" svg:height="0.475cm" svg:x="2.2cm" svg:y="3.654cm">
          <draw:text-box>
            <text:p text:style-name="P1"><text:span text:style-name="T3">the transfer to Iraqi control in Basra, scheduled for 17 December is not delayed” and </text:span></text:p>
          </draw:text-box>
        </draw:frame>
        <draw:frame draw:style-name="gr1" draw:text-style-name="P2" draw:layer="layout" svg:width="16.148cm" svg:height="0.475cm" svg:x="2.2cm" svg:y="4.218cm">
          <draw:text-box>
            <text:p text:style-name="P1"><text:span text:style-name="T3">that the meeting would need to assess the security situation in Basra and look at how </text:span></text:p>
          </draw:text-box>
        </draw:frame>
        <draw:frame draw:style-name="gr1" draw:text-style-name="P2" draw:layer="layout" svg:width="15.361cm" svg:height="0.475cm" svg:x="2.2cm" svg:y="4.783cm">
          <draw:text-box>
            <text:p text:style-name="P1"><text:span text:style-name="T3">to sustain the present reduction in violence, including through possible political or </text:span></text:p>
          </draw:text-box>
        </draw:frame>
        <draw:frame draw:style-name="gr1" draw:text-style-name="P2" draw:layer="layout" svg:width="4.036cm" svg:height="0.475cm" svg:x="2.2cm" svg:y="5.347cm">
          <draw:text-box>
            <text:p text:style-name="P1"><text:span text:style-name="T3">economic measures. </text:span></text:p>
          </draw:text-box>
        </draw:frame>
        <draw:frame draw:style-name="gr1" draw:text-style-name="P2" draw:layer="layout" svg:width="16.169cm" svg:height="0.475cm" svg:x="2.2cm" svg:y="6.262cm">
          <draw:text-box>
            <text:p text:style-name="P1"><text:span text:style-name="T6">865. </text:span><text:span text:style-name="T3"><text:s/>At the meeting, Mr Alexander reported that Mr Wareing had agreed to help drive </text:span></text:p>
          </draw:text-box>
        </draw:frame>
        <draw:frame draw:style-name="gr1" draw:text-style-name="P2" draw:layer="layout" svg:width="15.911cm" svg:height="0.475cm" svg:x="2.2cm" svg:y="6.826cm">
          <draw:text-box>
            <text:p text:style-name="P1"><text:span text:style-name="T3">forward the work of the BDC. Several of the projects included within the BDC’s 2007 </text:span></text:p>
          </draw:text-box>
        </draw:frame>
        <draw:frame draw:style-name="gr1" draw:text-style-name="P2" draw:layer="layout" svg:width="16.161cm" svg:height="0.475cm" svg:x="2.2cm" svg:y="7.391cm">
          <draw:text-box>
            <text:p text:style-name="P1"><text:span text:style-name="T3">plan had been requested by local militia leaders, which would help “lock them into the </text:span></text:p>
          </draw:text-box>
        </draw:frame>
        <draw:frame draw:style-name="gr1" draw:text-style-name="P2" draw:layer="layout" svg:width="6.162cm" svg:height="0.475cm" svg:x="2.2cm" svg:y="7.955cm">
          <draw:text-box>
            <text:p text:style-name="P1"><text:span text:style-name="T3">economic and political process”. </text:span></text:p>
          </draw:text-box>
        </draw:frame>
        <draw:frame draw:style-name="gr1" draw:text-style-name="P2" draw:layer="layout" svg:width="14.979cm" svg:height="0.475cm" svg:x="2.2cm" svg:y="8.87cm">
          <draw:text-box>
            <text:p text:style-name="P1"><text:span text:style-name="T6">866. </text:span><text:span text:style-name="T3"><text:s/>Mr Browne observed that, from a force protection perspective, it would be </text:span></text:p>
          </draw:text-box>
        </draw:frame>
        <draw:frame draw:style-name="gr1" draw:text-style-name="P2" draw:layer="layout" svg:width="16.017cm" svg:height="0.475cm" svg:x="2.2cm" svg:y="9.434cm">
          <draw:text-box>
            <text:p text:style-name="P1"><text:span text:style-name="T3">important to keep local militia leaders engaged and bring them into the wider political </text:span></text:p>
          </draw:text-box>
        </draw:frame>
        <draw:frame draw:style-name="gr1" draw:text-style-name="P2" draw:layer="layout" svg:width="16.114cm" svg:height="0.475cm" svg:x="2.2cm" svg:y="9.998cm">
          <draw:text-box>
            <text:p text:style-name="P1"><text:span text:style-name="T3">and economic process as much as possible. Sir John Scarlett agreed that it would be </text:span></text:p>
          </draw:text-box>
        </draw:frame>
        <draw:frame draw:style-name="gr1" draw:text-style-name="P2" draw:layer="layout" svg:width="16.216cm" svg:height="0.475cm" svg:x="2.2cm" svg:y="10.563cm">
          <draw:text-box>
            <text:p text:style-name="P1"><text:span text:style-name="T3">important to find ways of broadening the dialogue to address a wider range of political </text:span></text:p>
          </draw:text-box>
        </draw:frame>
        <draw:frame draw:style-name="gr1" draw:text-style-name="P2" draw:layer="layout" svg:width="4.206cm" svg:height="0.475cm" svg:x="2.2cm" svg:y="11.127cm">
          <draw:text-box>
            <text:p text:style-name="P1"><text:span text:style-name="T3">and economic issues. </text:span></text:p>
          </draw:text-box>
        </draw:frame>
        <draw:frame draw:style-name="gr1" draw:text-style-name="P2" draw:layer="layout" svg:width="9.688cm" svg:height="0.475cm" svg:x="2.2cm" svg:y="12.042cm">
          <draw:text-box>
            <text:p text:style-name="P1"><text:span text:style-name="T6">867. </text:span><text:span text:style-name="T3"><text:s/>Summing up the meeting, Mr Brown said that:</text:span></text:p>
          </draw:text-box>
        </draw:frame>
        <draw:frame draw:style-name="gr3" draw:text-style-name="P4" draw:layer="layout" svg:width="0.634cm" svg:height="0.712cm" svg:x="2.95cm" svg:y="12.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3cm" svg:height="0.475cm" svg:x="3.7cm" svg:y="12.956cm">
          <draw:text-box>
            <text:p text:style-name="P1"><text:span text:style-name="T3">the UK should “press ahead” with the transfer of Basra to PIC on 17 December;</text:span></text:p>
          </draw:text-box>
        </draw:frame>
        <draw:frame draw:style-name="gr3" draw:text-style-name="P4" draw:layer="layout" svg:width="0.634cm" svg:height="0.712cm" svg:x="2.95cm" svg:y="13.4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2cm" svg:height="0.475cm" svg:x="3.7cm" svg:y="13.621cm">
          <draw:text-box>
            <text:p text:style-name="P1"><text:span text:style-name="T3">economic projects should be agreed through proper discussion with local </text:span></text:p>
          </draw:text-box>
        </draw:frame>
        <draw:frame draw:style-name="gr1" draw:text-style-name="P2" draw:layer="layout" svg:width="14.941cm" svg:height="0.475cm" svg:x="3.7cm" svg:y="14.185cm">
          <draw:text-box>
            <text:p text:style-name="P1"><text:span text:style-name="T3">representatives, rather than favouring any faction or individual, though that “did </text:span></text:p>
          </draw:text-box>
        </draw:frame>
        <draw:frame draw:style-name="gr1" draw:text-style-name="P2" draw:layer="layout" svg:width="15.026cm" svg:height="0.475cm" svg:x="3.7cm" svg:y="14.75cm">
          <draw:text-box>
            <text:p text:style-name="P1"><text:span text:style-name="T3">not preclude using a coincidence of interest to draw local militia leaders into the </text:span></text:p>
          </draw:text-box>
        </draw:frame>
        <draw:frame draw:style-name="gr1" draw:text-style-name="P2" draw:layer="layout" svg:width="4.527cm" svg:height="0.475cm" svg:x="3.7cm" svg:y="15.314cm">
          <draw:text-box>
            <text:p text:style-name="P1"><text:span text:style-name="T3">wider political process”; </text:span></text:p>
          </draw:text-box>
        </draw:frame>
        <draw:frame draw:style-name="gr3" draw:text-style-name="P4" draw:layer="layout" svg:width="0.634cm" svg:height="0.712cm" svg:x="2.95cm" svg:y="15.8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32cm" svg:height="0.475cm" svg:x="3.7cm" svg:y="15.978cm">
          <draw:text-box>
            <text:p text:style-name="P1"><text:span text:style-name="T3">Mr Alexander should write with plans for the launch of the BDC; and</text:span></text:p>
          </draw:text-box>
        </draw:frame>
        <draw:frame draw:style-name="gr3" draw:text-style-name="P4" draw:layer="layout" svg:width="0.634cm" svg:height="0.712cm" svg:x="2.95cm" svg:y="16.4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9cm" svg:height="0.475cm" svg:x="3.7cm" svg:y="16.643cm">
          <draw:text-box>
            <text:p text:style-name="P1"><text:span text:style-name="T3">the UK should continue to encourage the Iraqi Government to hold provincial </text:span></text:p>
          </draw:text-box>
        </draw:frame>
        <draw:frame draw:style-name="gr1" draw:text-style-name="P2" draw:layer="layout" svg:width="5.649cm" svg:height="0.475cm" svg:x="3.7cm" svg:y="17.207cm">
          <draw:text-box>
            <text:p text:style-name="P1"><text:span text:style-name="T3">elections as soon as possible.</text:span></text:p>
          </draw:text-box>
        </draw:frame>
        <draw:frame draw:style-name="gr1" draw:text-style-name="P2" draw:layer="layout" svg:width="16.004cm" svg:height="0.475cm" svg:x="2.2cm" svg:y="18.122cm">
          <draw:text-box>
            <text:p text:style-name="P1"><text:span text:style-name="T6">868. </text:span><text:span text:style-name="T3"><text:s/>After the meeting, Sir John Scarlett’s Private Secretary produced a summary of </text:span></text:p>
          </draw:text-box>
        </draw:frame>
        <draw:frame draw:style-name="gr1" draw:text-style-name="P2" draw:layer="layout" svg:width="5.086cm" svg:height="0.475cm" svg:x="2.2cm" svg:y="18.686cm">
          <draw:text-box>
            <text:p text:style-name="P1"><text:span text:style-name="T3">his account of the meeting.</text:span></text:p>
          </draw:text-box>
        </draw:frame>
        <draw:frame draw:style-name="gr5" draw:text-style-name="P6" draw:layer="layout" svg:width="0.408cm" svg:height="0.276cm" svg:x="7.26cm" svg:y="18.705cm">
          <draw:text-box>
            <text:p text:style-name="P1"><text:span text:style-name="T8">505</text:span></text:p>
          </draw:text-box>
        </draw:frame>
        <draw:frame draw:style-name="gr1" draw:text-style-name="P2" draw:layer="layout" svg:width="10.463cm" svg:height="0.475cm" svg:x="7.671cm" svg:y="18.686cm">
          <draw:text-box>
            <text:p text:style-name="P1"><text:span text:style-name="T3"><text:s/></text:span><text:span text:style-name="T3">The summary stated that Mr Alexander had expressed </text:span></text:p>
          </draw:text-box>
        </draw:frame>
        <draw:frame draw:style-name="gr1" draw:text-style-name="P2" draw:layer="layout" svg:width="15.119cm" svg:height="0.475cm" svg:x="2.2cm" svg:y="19.251cm">
          <draw:text-box>
            <text:p text:style-name="P1"><text:span text:style-name="T3">concerns about development projects agreed with JAM1 drawing resources and </text:span></text:p>
          </draw:text-box>
        </draw:frame>
        <draw:frame draw:style-name="gr1" draw:text-style-name="P2" draw:layer="layout" svg:width="16.635cm" svg:height="0.475cm" svg:x="2.2cm" svg:y="19.815cm">
          <draw:text-box>
            <text:p text:style-name="P1"><text:span text:style-name="T3">expertise away from existing projects. There was general support for resource decisions </text:span></text:p>
          </draw:text-box>
        </draw:frame>
        <draw:frame draw:style-name="gr1" draw:text-style-name="P2" draw:layer="layout" svg:width="11.792cm" svg:height="0.475cm" svg:x="2.2cm" svg:y="20.38cm">
          <draw:text-box>
            <text:p text:style-name="P1"><text:span text:style-name="T3">to be taken in theatre where conflicts arose between priorities. </text:span></text:p>
          </draw:text-box>
        </draw:frame>
        <draw:frame draw:style-name="gr1" draw:text-style-name="P2" draw:layer="layout" svg:width="6.669cm" svg:height="0.475cm" svg:x="2.2cm" svg:y="21.294cm">
          <draw:text-box>
            <text:p text:style-name="P1"><text:span text:style-name="T6">869. </text:span><text:span text:style-name="T3"><text:s/>Mr Jones told the Inquiry that:</text:span></text:p>
          </draw:text-box>
        </draw:frame>
        <draw:frame draw:style-name="gr1" draw:text-style-name="P2" draw:layer="layout" svg:width="15.734cm" svg:height="0.475cm" svg:x="2.95cm" svg:y="22.208cm">
          <draw:text-box>
            <text:p text:style-name="P1"><text:span text:style-name="T3">“… </text:span><text:span text:style-name="T3">there had been a debate in advance of PIC as to how we could be sure that the </text:span></text:p>
          </draw:text-box>
        </draw:frame>
        <draw:frame draw:style-name="gr1" draw:text-style-name="P2" draw:layer="layout" svg:width="15.864cm" svg:height="0.475cm" svg:x="2.95cm" svg:y="22.773cm">
          <draw:text-box>
            <text:p text:style-name="P1"><text:span text:style-name="T3">whole situation in Basra remained stable. The economy was identified as the crucial </text:span></text:p>
          </draw:text-box>
        </draw:frame>
        <draw:frame draw:style-name="gr1" draw:text-style-name="P2" draw:layer="layout" svg:width="14.84cm" svg:height="0.475cm" svg:x="2.95cm" svg:y="23.337cm">
          <draw:text-box>
            <text:p text:style-name="P1"><text:span text:style-name="T3">thing, and we had many hours of amusement discussing that in Basra with our </text:span></text:p>
          </draw:text-box>
        </draw:frame>
        <draw:frame draw:style-name="gr1" draw:text-style-name="P2" draw:layer="layout" svg:width="10.458cm" svg:height="0.475cm" svg:x="2.95cm" svg:y="23.902cm">
          <draw:text-box>
            <text:p text:style-name="P1"><text:span text:style-name="T3">military colleagues, the degree to which we could help.” 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5" draw:text-style-name="P6" draw:layer="layout" svg:width="0.408cm" svg:height="0.276cm" svg:x="13.363cm" svg:y="23.921cm">
          <draw:text-box>
            <text:p text:style-name="P1"><text:span text:style-name="T8">506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04 </text:span></text:p>
          </draw:text-box>
        </draw:frame>
        <draw:frame draw:style-name="gr4" draw:text-style-name="P5" draw:layer="layout" svg:width="15.78cm" svg:height="0.395cm" svg:x="2.646cm" svg:y="25.511cm">
          <draw:text-box>
            <text:p text:style-name="P1"><text:span text:style-name="T11">Minute Cabinet Office [junior official] to Prime Minister, 19 November 2007, ‘NSID(OD) Iraq Meeting – </text:span></text:p>
          </draw:text-box>
        </draw:frame>
        <draw:frame draw:style-name="gr4" draw:text-style-name="P5" draw:layer="layout" svg:width="8.092cm" svg:height="0.395cm" svg:x="2.2cm" svg:y="25.934cm">
          <draw:text-box>
            <text:p text:style-name="P1"><text:span text:style-name="T11">Steering Brief: Tuesday 20 November 16:45-17:30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05 </text:span></text:p>
          </draw:text-box>
        </draw:frame>
        <draw:frame draw:style-name="gr4" draw:text-style-name="P5" draw:layer="layout" svg:width="9.942cm" svg:height="0.395cm" svg:x="2.646cm" svg:y="26.357cm">
          <draw:text-box>
            <text:p text:style-name="P1"><text:span text:style-name="T11">Minute PS/C, 21 November 2007, ‘NSID (IRAQ) 20 NOV 2007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06 </text:span></text:p>
          </draw:text-box>
        </draw:frame>
        <draw:frame draw:style-name="gr4" draw:text-style-name="P5" draw:layer="layout" svg:width="6.335cm" svg:height="0.395cm" svg:x="2.646cm" svg:y="26.781cm">
          <draw:text-box>
            <text:p text:style-name="P1"><text:span text:style-name="T11">Private hearing, 24 June 2010, page 58. </text:span></text:p>
          </draw:text-box>
        </draw:frame>
      </draw:page>
      <draw:page draw:name="page141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7</text:span></text:p>
          </draw:text-box>
        </draw:frame>
        <draw:frame draw:style-name="gr1" draw:text-style-name="P2" draw:layer="layout" svg:width="12.841cm" svg:height="0.475cm" svg:x="2.2cm" svg:y="2.525cm">
          <draw:text-box>
            <text:p text:style-name="P1"><text:span text:style-name="T6">870. </text:span><text:span text:style-name="T3"><text:s/>Section 9.6 describes negotiations between the UK and JAM1.</text:span></text:p>
          </draw:text-box>
        </draw:frame>
        <draw:frame draw:style-name="gr1" draw:text-style-name="P2" draw:layer="layout" svg:width="14.535cm" svg:height="0.475cm" svg:x="2.2cm" svg:y="3.44cm">
          <draw:text-box>
            <text:p text:style-name="P1"><text:span text:style-name="T6">871. </text:span><text:span text:style-name="T3"><text:s/>Mr Miliband was advised on 7 December that Prime Minister Maliki and </text:span></text:p>
          </draw:text-box>
        </draw:frame>
        <draw:frame draw:style-name="gr1" draw:text-style-name="P2" draw:layer="layout" svg:width="15.784cm" svg:height="0.475cm" svg:x="2.2cm" svg:y="4.004cm">
          <draw:text-box>
            <text:p text:style-name="P1"><text:span text:style-name="T3">Governor Waili had met on 5 December and “cleared the air between them”, paving </text:span></text:p>
          </draw:text-box>
        </draw:frame>
        <draw:frame draw:style-name="gr1" draw:text-style-name="P2" draw:layer="layout" svg:width="3.025cm" svg:height="0.475cm" svg:x="2.2cm" svg:y="4.568cm">
          <draw:text-box>
            <text:p text:style-name="P1"><text:span text:style-name="T3">the way for PIC.</text:span></text:p>
          </draw:text-box>
        </draw:frame>
        <draw:frame draw:style-name="gr5" draw:text-style-name="P6" draw:layer="layout" svg:width="0.408cm" svg:height="0.276cm" svg:x="5.211cm" svg:y="4.587cm">
          <draw:text-box>
            <text:p text:style-name="P1"><text:span text:style-name="T8">507</text:span></text:p>
          </draw:text-box>
        </draw:frame>
        <draw:frame draw:style-name="gr1" draw:text-style-name="P2" draw:layer="layout" svg:width="15.064cm" svg:height="0.475cm" svg:x="2.2cm" svg:y="5.483cm">
          <draw:text-box>
            <text:p text:style-name="P1"><text:span text:style-name="T6">872. </text:span><text:span text:style-name="T3"><text:s/>Lt Gen Rollo reported on 10 December that with Prime Minister Maliki and </text:span></text:p>
          </draw:text-box>
        </draw:frame>
        <draw:frame draw:style-name="gr1" draw:text-style-name="P2" draw:layer="layout" svg:width="16.118cm" svg:height="0.475cm" svg:x="2.2cm" svg:y="6.047cm">
          <draw:text-box>
            <text:p text:style-name="P1"><text:span text:style-name="T3">Governor Waili now reconciled, the UK had to focus on how the promises to be made </text:span></text:p>
          </draw:text-box>
        </draw:frame>
        <draw:frame draw:style-name="gr1" draw:text-style-name="P2" draw:layer="layout" svg:width="9.121cm" svg:height="0.475cm" svg:x="2.2cm" svg:y="6.612cm">
          <draw:text-box>
            <text:p text:style-name="P1"><text:span text:style-name="T3">at the Basra Development Forum would be kept:</text:span></text:p>
          </draw:text-box>
        </draw:frame>
        <draw:frame draw:style-name="gr5" draw:text-style-name="P6" draw:layer="layout" svg:width="0.246cm" svg:height="0.276cm" svg:x="11.283cm" svg:y="6.63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48cm" svg:height="0.475cm" svg:x="2.95cm" svg:y="7.526cm">
          <draw:text-box>
            <text:p text:style-name="P1"><text:span text:style-name="T3">“</text:span><text:span text:style-name="T3">General Petraeus’ challenge, reiterated to each UK visitor, to fulfil our Prime </text:span></text:p>
          </draw:text-box>
        </draw:frame>
        <draw:frame draw:style-name="gr1" draw:text-style-name="P2" draw:layer="layout" svg:width="14.899cm" svg:height="0.475cm" svg:x="2.95cm" svg:y="8.091cm">
          <draw:text-box>
            <text:p text:style-name="P1"><text:span text:style-name="T3">Minister’s intent has been very clear. Barham Salih [the Deputy Prime Minister] </text:span></text:p>
          </draw:text-box>
        </draw:frame>
        <draw:frame draw:style-name="gr1" draw:text-style-name="P2" draw:layer="layout" svg:width="15.5cm" svg:height="0.475cm" svg:x="2.95cm" svg:y="8.655cm">
          <draw:text-box>
            <text:p text:style-name="P1"><text:span text:style-name="T3">underlined this point when he spoke to the MOD and FCO Permanent Secretaries </text:span></text:p>
          </draw:text-box>
        </draw:frame>
        <draw:frame draw:style-name="gr1" draw:text-style-name="P2" draw:layer="layout" svg:width="16.004cm" svg:height="0.475cm" svg:x="2.95cm" svg:y="9.22cm">
          <draw:text-box>
            <text:p text:style-name="P1"><text:span text:style-name="T3">who visited this week along with the DFID Director covering the Middle East. He said </text:span></text:p>
          </draw:text-box>
        </draw:frame>
        <draw:frame draw:style-name="gr1" draw:text-style-name="P2" draw:layer="layout" svg:width="15.352cm" svg:height="0.475cm" svg:x="2.95cm" svg:y="9.784cm">
          <draw:text-box>
            <text:p text:style-name="P1"><text:span text:style-name="T3">that while long term capacity building remained essential, ‘jump starting’ was now </text:span></text:p>
          </draw:text-box>
        </draw:frame>
        <draw:frame draw:style-name="gr1" draw:text-style-name="P2" draw:layer="layout" svg:width="15.42cm" svg:height="0.475cm" svg:x="2.95cm" svg:y="10.348cm">
          <draw:text-box>
            <text:p text:style-name="P1"><text:span text:style-name="T3">necessary … That should give us our lead. The way that money has been poured </text:span></text:p>
          </draw:text-box>
        </draw:frame>
        <draw:frame draw:style-name="gr1" draw:text-style-name="P2" draw:layer="layout" svg:width="15.572cm" svg:height="0.475cm" svg:x="2.95cm" svg:y="10.913cm">
          <draw:text-box>
            <text:p text:style-name="P1"><text:span text:style-name="T3">into Anbar, by both the US and the GOI [Iraqi Government], to reinforce success is </text:span></text:p>
          </draw:text-box>
        </draw:frame>
        <draw:frame draw:style-name="gr1" draw:text-style-name="P2" draw:layer="layout" svg:width="15.648cm" svg:height="0.475cm" svg:x="2.95cm" svg:y="11.477cm">
          <draw:text-box>
            <text:p text:style-name="P1"><text:span text:style-name="T3">also setting the standard; recognising that in counter-insurgency operations, all the </text:span></text:p>
          </draw:text-box>
        </draw:frame>
        <draw:frame draw:style-name="gr1" draw:text-style-name="P2" draw:layer="layout" svg:width="8.833cm" svg:height="0.475cm" svg:x="2.95cm" svg:y="12.042cm">
          <draw:text-box>
            <text:p text:style-name="P1"><text:span text:style-name="T3">lines of operation must be properly supported.” </text:span></text:p>
          </draw:text-box>
        </draw:frame>
        <draw:frame draw:style-name="gr5" draw:text-style-name="P6" draw:layer="layout" svg:width="0.408cm" svg:height="0.276cm" svg:x="11.739cm" svg:y="12.061cm">
          <draw:text-box>
            <text:p text:style-name="P1"><text:span text:style-name="T8">508</text:span></text:p>
          </draw:text-box>
        </draw:frame>
        <draw:frame draw:style-name="gr1" draw:text-style-name="P2" draw:layer="layout" svg:width="15.822cm" svg:height="0.475cm" svg:x="2.2cm" svg:y="12.956cm">
          <draw:text-box>
            <text:p text:style-name="P1"><text:span text:style-name="T6">873. </text:span><text:span text:style-name="T3"><text:s/>Prime Minister Maliki and Governor Waili jointly hosted a meeting of the Basra </text:span></text:p>
          </draw:text-box>
        </draw:frame>
        <draw:frame draw:style-name="gr1" draw:text-style-name="P2" draw:layer="layout" svg:width="12.702cm" svg:height="0.475cm" svg:x="2.2cm" svg:y="13.521cm">
          <draw:text-box>
            <text:p text:style-name="P1"><text:span text:style-name="T3">Development Forum at Basra International Airport on 12 December.</text:span></text:p>
          </draw:text-box>
        </draw:frame>
        <draw:frame draw:style-name="gr5" draw:text-style-name="P6" draw:layer="layout" svg:width="0.408cm" svg:height="0.276cm" svg:x="14.859cm" svg:y="13.539cm">
          <draw:text-box>
            <text:p text:style-name="P1"><text:span text:style-name="T8">509</text:span></text:p>
          </draw:text-box>
        </draw:frame>
        <draw:frame draw:style-name="gr1" draw:text-style-name="P2" draw:layer="layout" svg:width="2.737cm" svg:height="0.475cm" svg:x="15.271cm" svg:y="13.521cm">
          <draw:text-box>
            <text:p text:style-name="P1"><text:span text:style-name="T3"><text:s/></text:span><text:span text:style-name="T3">Mr Alexander </text:span></text:p>
          </draw:text-box>
        </draw:frame>
        <draw:frame draw:style-name="gr1" draw:text-style-name="P2" draw:layer="layout" svg:width="16.44cm" svg:height="0.475cm" svg:x="2.2cm" svg:y="14.085cm">
          <draw:text-box>
            <text:p text:style-name="P1"><text:span text:style-name="T3">represented the UK. Mr Salih formally launched the BDC and Mr Alexander announced </text:span></text:p>
          </draw:text-box>
        </draw:frame>
        <draw:frame draw:style-name="gr1" draw:text-style-name="P2" draw:layer="layout" svg:width="7.757cm" svg:height="0.475cm" svg:x="2.2cm" svg:y="14.65cm">
          <draw:text-box>
            <text:p text:style-name="P1"><text:span text:style-name="T3">Mr Wareing’s appointment as its co-chair.</text:span></text:p>
          </draw:text-box>
        </draw:frame>
        <draw:frame draw:style-name="gr5" draw:text-style-name="P6" draw:layer="layout" svg:width="0.408cm" svg:height="0.276cm" svg:x="9.941cm" svg:y="14.668cm">
          <draw:text-box>
            <text:p text:style-name="P1"><text:span text:style-name="T8">510</text:span></text:p>
          </draw:text-box>
        </draw:frame>
        <draw:frame draw:style-name="gr1" draw:text-style-name="P2" draw:layer="layout" svg:width="0.422cm" svg:height="0.475cm" svg:x="10.352cm" svg:y="14.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988cm" svg:height="0.475cm" svg:x="2.2cm" svg:y="15.564cm">
          <draw:text-box>
            <text:p text:style-name="P1"><text:span text:style-name="T6">874. </text:span><text:span text:style-name="T3"><text:s/>Mr Prentice reported the following day that the Forum had been a “hugely </text:span></text:p>
          </draw:text-box>
        </draw:frame>
        <draw:frame draw:style-name="gr1" draw:text-style-name="P2" draw:layer="layout" svg:width="15.826cm" svg:height="0.475cm" svg:x="2.2cm" svg:y="16.128cm">
          <draw:text-box>
            <text:p text:style-name="P1"><text:span text:style-name="T3">successful event” which struck “an optimistic note on the governance and economic </text:span></text:p>
          </draw:text-box>
        </draw:frame>
        <draw:frame draw:style-name="gr1" draw:text-style-name="P2" draw:layer="layout" svg:width="16.072cm" svg:height="0.475cm" svg:x="2.2cm" svg:y="16.693cm">
          <draw:text-box>
            <text:p text:style-name="P1"><text:span text:style-name="T3">agenda to complement the security handover” which was due to take place four days </text:span></text:p>
          </draw:text-box>
        </draw:frame>
        <draw:frame draw:style-name="gr1" draw:text-style-name="P2" draw:layer="layout" svg:width="0.921cm" svg:height="0.475cm" svg:x="2.2cm" svg:y="17.257cm">
          <draw:text-box>
            <text:p text:style-name="P1"><text:span text:style-name="T3">later.</text:span></text:p>
          </draw:text-box>
        </draw:frame>
        <draw:frame draw:style-name="gr5" draw:text-style-name="P6" draw:layer="layout" svg:width="0.391cm" svg:height="0.276cm" svg:x="3.118cm" svg:y="17.276cm">
          <draw:text-box>
            <text:p text:style-name="P1"><text:span text:style-name="T8">511</text:span></text:p>
          </draw:text-box>
        </draw:frame>
        <draw:frame draw:style-name="gr1" draw:text-style-name="P2" draw:layer="layout" svg:width="3.144cm" svg:height="0.475cm" svg:x="3.511cm" svg:y="17.257cm">
          <draw:text-box>
            <text:p text:style-name="P1"><text:span text:style-name="T3"><text:s/></text:span><text:span text:style-name="T3">The Forum had:</text:span></text:p>
          </draw:text-box>
        </draw:frame>
        <draw:frame draw:style-name="gr3" draw:text-style-name="P4" draw:layer="layout" svg:width="0.634cm" svg:height="0.712cm" svg:x="2.95cm" svg:y="18.0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71cm" svg:height="0.475cm" svg:x="3.7cm" svg:y="18.172cm">
          <draw:text-box>
            <text:p text:style-name="P1"><text:span text:style-name="T3">focused the attention of local and central Government on Mr Brown’s economic </text:span></text:p>
          </draw:text-box>
        </draw:frame>
        <draw:frame draw:style-name="gr1" draw:text-style-name="P2" draw:layer="layout" svg:width="11.115cm" svg:height="0.475cm" svg:x="3.7cm" svg:y="18.736cm">
          <draw:text-box>
            <text:p text:style-name="P1"><text:span text:style-name="T3">initiatives, and what needed to be done to implement them;</text:span></text:p>
          </draw:text-box>
        </draw:frame>
        <draw:frame draw:style-name="gr3" draw:text-style-name="P4" draw:layer="layout" svg:width="0.634cm" svg:height="0.712cm" svg:x="2.95cm" svg:y="19.2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04cm" svg:height="0.475cm" svg:x="3.7cm" svg:y="19.401cm">
          <draw:text-box>
            <text:p text:style-name="P1"><text:span text:style-name="T3">allowed Prime Minister Mailiki and Governor Waili to publicly bury the hatchet. </text:span></text:p>
          </draw:text-box>
        </draw:frame>
        <draw:frame draw:style-name="gr1" draw:text-style-name="P2" draw:layer="layout" svg:width="14.036cm" svg:height="0.475cm" svg:x="3.7cm" svg:y="19.965cm">
          <draw:text-box>
            <text:p text:style-name="P1"><text:span text:style-name="T3">At Prime Minister Maliki’s insistence, Governor Waili had pledged to tackle </text:span></text:p>
          </draw:text-box>
        </draw:frame>
        <draw:frame draw:style-name="gr1" draw:text-style-name="P2" draw:layer="layout" svg:width="6.805cm" svg:height="0.475cm" svg:x="3.7cm" svg:y="20.53cm">
          <draw:text-box>
            <text:p text:style-name="P1"><text:span text:style-name="T3">corruption and improve governance;</text:span></text:p>
          </draw:text-box>
        </draw:frame>
        <draw:frame draw:style-name="gr3" draw:text-style-name="P4" draw:layer="layout" svg:width="0.634cm" svg:height="0.712cm" svg:x="2.95cm" svg:y="21.0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78cm" svg:height="0.475cm" svg:x="3.7cm" svg:y="21.194cm">
          <draw:text-box>
            <text:p text:style-name="P1"><text:span text:style-name="T3">showed Basra that Baghdad cared. Prime Minister Maliki had not visited Basra </text:span></text:p>
          </draw:text-box>
        </draw:frame>
        <draw:frame draw:style-name="gr1" draw:text-style-name="P2" draw:layer="layout" svg:width="3.88cm" svg:height="0.475cm" svg:x="3.7cm" svg:y="21.758cm">
          <draw:text-box>
            <text:p text:style-name="P1"><text:span text:style-name="T3">since July 2006; and</text:span></text:p>
          </draw:text-box>
        </draw:frame>
        <draw:frame draw:style-name="gr3" draw:text-style-name="P4" draw:layer="layout" svg:width="0.634cm" svg:height="0.712cm" svg:x="2.95cm" svg:y="22.267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3.718cm" svg:height="0.475cm" svg:x="3.7cm" svg:y="22.423cm">
          <draw:text-box>
            <text:p text:style-name="P1"><text:span text:style-name="T3">been “authentically Iraqi and Basrawi”, rather than a creation of the PRT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507 </text:span></text:p>
          </draw:text-box>
        </draw:frame>
        <draw:frame draw:style-name="gr4" draw:text-style-name="P5" draw:layer="layout" svg:width="14.154cm" svg:height="0.395cm" svg:x="2.646cm" svg:y="25.087cm">
          <draw:text-box>
            <text:p text:style-name="P1"><text:span text:style-name="T11">Minute Paterson to PS/Foreign Secretary, 7 December 2007, ‘Iraq – Basra Developments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08 </text:span></text:p>
          </draw:text-box>
        </draw:frame>
        <draw:frame draw:style-name="gr4" draw:text-style-name="P5" draw:layer="layout" svg:width="13.18cm" svg:height="0.395cm" svg:x="2.646cm" svg:y="25.511cm">
          <draw:text-box>
            <text:p text:style-name="P1"><text:span text:style-name="T11">Minute Rollo to CDS, 10 December 2007, ‘SBMR-I’s Weekly Report (280) 9 Dec 07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509 </text:span></text:p>
          </draw:text-box>
        </draw:frame>
        <draw:frame draw:style-name="gr4" draw:text-style-name="P5" draw:layer="layout" svg:width="15.348cm" svg:height="0.395cm" svg:x="2.646cm" svg:y="25.934cm">
          <draw:text-box>
            <text:p text:style-name="P1"><text:span text:style-name="T11">eGram 50733/07 Baghdad to FCO London, 13 December 2007, ‘Iraq: Basra Development Forum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10 </text:span></text:p>
          </draw:text-box>
        </draw:frame>
        <draw:frame draw:style-name="gr4" draw:text-style-name="P5" draw:layer="layout" svg:width="10.755cm" svg:height="0.395cm" svg:x="2.646cm" svg:y="26.357cm">
          <draw:text-box>
            <text:p text:style-name="P1"><text:span text:style-name="T11">Letter Jones to Aldred, 13 December 2007, ‘Basra: Situation Report’. 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10">511 </text:span></text:p>
          </draw:text-box>
        </draw:frame>
        <draw:frame draw:style-name="gr4" draw:text-style-name="P5" draw:layer="layout" svg:width="15.348cm" svg:height="0.395cm" svg:x="2.631cm" svg:y="26.781cm">
          <draw:text-box>
            <text:p text:style-name="P1"><text:span text:style-name="T11">eGram 50733/07 Baghdad to FCO London, 13 December 2007, ‘Iraq: Basra Development Forum’. </text:span></text:p>
          </draw:text-box>
        </draw:frame>
      </draw:page>
      <draw:page draw:name="page1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8</text:span></text:p>
          </draw:text-box>
        </draw:frame>
        <draw:frame draw:style-name="gr1" draw:text-style-name="P2" draw:layer="layout" svg:width="15.779cm" svg:height="0.475cm" svg:x="2.2cm" svg:y="2.525cm">
          <draw:text-box>
            <text:p text:style-name="P1"><text:span text:style-name="T6">875. </text:span><text:span text:style-name="T3"><text:s/>Maj Gen Binns reported that at the event, Prime Minister Maliki had described </text:span></text:p>
          </draw:text-box>
        </draw:frame>
        <draw:frame draw:style-name="gr1" draw:text-style-name="P2" draw:layer="layout" svg:width="10.59cm" svg:height="0.475cm" svg:x="2.2cm" svg:y="3.09cm">
          <draw:text-box>
            <text:p text:style-name="P1"><text:span text:style-name="T3">2008 as “the year of redevelopment and reconstruction”.</text:span></text:p>
          </draw:text-box>
        </draw:frame>
        <draw:frame draw:style-name="gr5" draw:text-style-name="P6" draw:layer="layout" svg:width="0.408cm" svg:height="0.276cm" svg:x="12.742cm" svg:y="3.108cm">
          <draw:text-box>
            <text:p text:style-name="P1"><text:span text:style-name="T8">512</text:span></text:p>
          </draw:text-box>
        </draw:frame>
        <draw:frame draw:style-name="gr1" draw:text-style-name="P2" draw:layer="layout" svg:width="9.815cm" svg:height="0.475cm" svg:x="2.2cm" svg:y="4.004cm">
          <draw:text-box>
            <text:p text:style-name="P1"><text:span text:style-name="T6">876. </text:span><text:span text:style-name="T3"><text:s/>Mr Wareing told the Inquiry he had three roles:</text:span></text:p>
          </draw:text-box>
        </draw:frame>
        <draw:frame draw:style-name="gr3" draw:text-style-name="P4" draw:layer="layout" svg:width="0.634cm" svg:height="0.712cm" svg:x="2.95cm" svg:y="4.7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05cm" svg:height="0.475cm" svg:x="3.7cm" svg:y="4.918cm">
          <draw:text-box>
            <text:p text:style-name="P1"><text:span text:style-name="T3">to champion economic development, particularly in Basra and the south; </text:span></text:p>
          </draw:text-box>
        </draw:frame>
        <draw:frame draw:style-name="gr3" draw:text-style-name="P4" draw:layer="layout" svg:width="0.634cm" svg:height="0.712cm" svg:x="2.95cm" svg:y="5.4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527cm" svg:height="0.475cm" svg:x="3.7cm" svg:y="5.583cm">
          <draw:text-box>
            <text:p text:style-name="P1"><text:span text:style-name="T3">to champion international investment into Iraq; and</text:span></text:p>
          </draw:text-box>
        </draw:frame>
        <draw:frame draw:style-name="gr3" draw:text-style-name="P4" draw:layer="layout" svg:width="0.634cm" svg:height="0.712cm" svg:x="2.95cm" svg:y="6.0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741cm" svg:height="0.475cm" svg:x="3.7cm" svg:y="6.247cm">
          <draw:text-box>
            <text:p text:style-name="P1"><text:span text:style-name="T3">to help set up and to chair the BDC.</text:span></text:p>
          </draw:text-box>
        </draw:frame>
        <draw:frame draw:style-name="gr5" draw:text-style-name="P6" draw:layer="layout" svg:width="0.408cm" svg:height="0.276cm" svg:x="10.407cm" svg:y="6.266cm">
          <draw:text-box>
            <text:p text:style-name="P1"><text:span text:style-name="T8">513</text:span></text:p>
          </draw:text-box>
        </draw:frame>
        <draw:frame draw:style-name="gr1" draw:text-style-name="P2" draw:layer="layout" svg:width="0.422cm" svg:height="0.475cm" svg:x="10.819cm" svg:y="6.24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47cm" svg:height="0.475cm" svg:x="2.2cm" svg:y="7.162cm">
          <draw:text-box>
            <text:p text:style-name="P1"><text:span text:style-name="T6">877. </text:span><text:span text:style-name="T3"><text:s/>Mr Wareing added that his role was not specifically to promote British investment:</text:span></text:p>
          </draw:text-box>
        </draw:frame>
        <draw:frame draw:style-name="gr1" draw:text-style-name="P2" draw:layer="layout" svg:width="15.661cm" svg:height="0.475cm" svg:x="2.95cm" svg:y="8.076cm">
          <draw:text-box>
            <text:p text:style-name="P1"><text:span text:style-name="T3">“…</text:span><text:span text:style-name="T3">the line that I pursued was … to try to push investment, not just from a British or </text:span></text:p>
          </draw:text-box>
        </draw:frame>
        <draw:frame draw:style-name="gr1" draw:text-style-name="P2" draw:layer="layout" svg:width="15.763cm" svg:height="0.475cm" svg:x="2.95cm" svg:y="8.641cm">
          <draw:text-box>
            <text:p text:style-name="P1"><text:span text:style-name="T3">indeed a European or even a western … point of view, but basically any investment </text:span></text:p>
          </draw:text-box>
        </draw:frame>
        <draw:frame draw:style-name="gr1" draw:text-style-name="P2" draw:layer="layout" svg:width="13.748cm" svg:height="0.475cm" svg:x="2.95cm" svg:y="9.205cm">
          <draw:text-box>
            <text:p text:style-name="P1"><text:span text:style-name="T3">– </text:span><text:span text:style-name="T3">and there was a significant amount of investment from the Gulf region.” </text:span></text:p>
          </draw:text-box>
        </draw:frame>
        <draw:frame draw:style-name="gr5" draw:text-style-name="P6" draw:layer="layout" svg:width="0.408cm" svg:height="0.276cm" svg:x="16.633cm" svg:y="9.224cm">
          <draw:text-box>
            <text:p text:style-name="P1"><text:span text:style-name="T8">514</text:span></text:p>
          </draw:text-box>
        </draw:frame>
        <draw:frame draw:style-name="gr4" draw:text-style-name="P5" draw:layer="layout" svg:width="0.352cm" svg:height="0.395cm" svg:x="17.045cm" svg:y="9.26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0.496cm" svg:height="0.475cm" svg:x="2.2cm" svg:y="10.12cm">
          <draw:text-box>
            <text:p text:style-name="P1"><text:span text:style-name="T6">878. </text:span><text:span text:style-name="T3"><text:s/>Mr Alexander visited Iraq from 11 to 12 December.</text:span></text:p>
          </draw:text-box>
        </draw:frame>
        <draw:frame draw:style-name="gr5" draw:text-style-name="P6" draw:layer="layout" svg:width="0.408cm" svg:height="0.276cm" svg:x="12.639cm" svg:y="10.138cm">
          <draw:text-box>
            <text:p text:style-name="P1"><text:span text:style-name="T8">515</text:span></text:p>
          </draw:text-box>
        </draw:frame>
        <draw:frame draw:style-name="gr1" draw:text-style-name="P2" draw:layer="layout" svg:width="16.541cm" svg:height="0.475cm" svg:x="2.2cm" svg:y="11.034cm">
          <draw:text-box>
            <text:p text:style-name="P1"><text:span text:style-name="T6">879. </text:span><text:span text:style-name="T3"><text:s/>Ms Hendrie reported that both Gen Petraeus and Lt Gen William Rollo, the Senior </text:span></text:p>
          </draw:text-box>
        </draw:frame>
        <draw:frame draw:style-name="gr1" draw:text-style-name="P2" draw:layer="layout" svg:width="15.856cm" svg:height="0.475cm" svg:x="2.2cm" svg:y="11.598cm">
          <draw:text-box>
            <text:p text:style-name="P1"><text:span text:style-name="T3">British Military Representative, Iraq, had asked Mr Alexander what more DFID could </text:span></text:p>
          </draw:text-box>
        </draw:frame>
        <draw:frame draw:style-name="gr1" draw:text-style-name="P2" draw:layer="layout" svg:width="15.441cm" svg:height="0.475cm" svg:x="2.2cm" svg:y="12.163cm">
          <draw:text-box>
            <text:p text:style-name="P1"><text:span text:style-name="T3">do to accelerate economic development in Basra to take advantage of the current </text:span></text:p>
          </draw:text-box>
        </draw:frame>
        <draw:frame draw:style-name="gr1" draw:text-style-name="P2" draw:layer="layout" svg:width="16.271cm" svg:height="0.475cm" svg:x="2.2cm" svg:y="12.727cm">
          <draw:text-box>
            <text:p text:style-name="P1"><text:span text:style-name="T3">improvement in security. Both had made suggestions for additional projects and for an </text:span></text:p>
          </draw:text-box>
        </draw:frame>
        <draw:frame draw:style-name="gr1" draw:text-style-name="P2" draw:layer="layout" svg:width="7.249cm" svg:height="0.475cm" svg:x="2.2cm" svg:y="13.292cm">
          <draw:text-box>
            <text:p text:style-name="P1"><text:span text:style-name="T3">increase in people – a “civilian surge”. </text:span></text:p>
          </draw:text-box>
        </draw:frame>
        <draw:frame draw:style-name="gr1" draw:text-style-name="P2" draw:layer="layout" svg:width="15.216cm" svg:height="0.475cm" svg:x="2.2cm" svg:y="14.206cm">
          <draw:text-box>
            <text:p text:style-name="P1"><text:span text:style-name="T6">880. </text:span><text:span text:style-name="T3"><text:s/>In response, Mr Alexander had made clear that any discussion of the DFID </text:span></text:p>
          </draw:text-box>
        </draw:frame>
        <draw:frame draw:style-name="gr1" draw:text-style-name="P2" draw:layer="layout" svg:width="15.822cm" svg:height="0.475cm" svg:x="2.2cm" svg:y="14.771cm">
          <draw:text-box>
            <text:p text:style-name="P1"><text:span text:style-name="T3">programme “should be set within a larger conversation about UK objectives in Iraq”. </text:span></text:p>
          </draw:text-box>
        </draw:frame>
        <draw:frame draw:style-name="gr1" draw:text-style-name="P2" draw:layer="layout" svg:width="15.61cm" svg:height="0.475cm" svg:x="2.2cm" svg:y="15.685cm">
          <draw:text-box>
            <text:p text:style-name="P1"><text:span text:style-name="T6">881. </text:span><text:span text:style-name="T3"><text:s/>Ms Hendrie told DFID colleagues on 14 December that Mr Alexander wanted </text:span></text:p>
          </draw:text-box>
        </draw:frame>
        <draw:frame draw:style-name="gr1" draw:text-style-name="P2" draw:layer="layout" svg:width="13.358cm" svg:height="0.475cm" svg:x="2.2cm" svg:y="16.25cm">
          <draw:text-box>
            <text:p text:style-name="P1"><text:span text:style-name="T3">a robust discussion with other Ministers about the UK’s strategy in Iraq:</text:span></text:p>
          </draw:text-box>
        </draw:frame>
        <draw:frame draw:style-name="gr5" draw:text-style-name="P6" draw:layer="layout" svg:width="0.246cm" svg:height="0.276cm" svg:x="15.51cm" svg:y="16.26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17cm" svg:height="0.475cm" svg:x="2.95cm" svg:y="17.164cm">
          <draw:text-box>
            <text:p text:style-name="P1"><text:span text:style-name="T3">“</text:span><text:span text:style-name="T3">My sense is that he believes, in the absence of clear Ministerial guidance about </text:span></text:p>
          </draw:text-box>
        </draw:frame>
        <draw:frame draw:style-name="gr1" draw:text-style-name="P2" draw:layer="layout" svg:width="15.386cm" svg:height="0.475cm" svg:x="2.95cm" svg:y="17.728cm">
          <draw:text-box>
            <text:p text:style-name="P1"><text:span text:style-name="T3">what HMG can and should be trying to achieve, [that] DFID are being landed with </text:span></text:p>
          </draw:text-box>
        </draw:frame>
        <draw:frame draw:style-name="gr1" draw:text-style-name="P2" draw:layer="layout" svg:width="15.949cm" svg:height="0.475cm" svg:x="2.95cm" svg:y="18.293cm">
          <draw:text-box>
            <text:p text:style-name="P1"><text:span text:style-name="T3">pressure to deliver an enormous agenda on economic growth in southern Iraq which </text:span></text:p>
          </draw:text-box>
        </draw:frame>
        <draw:frame draw:style-name="gr1" draw:text-style-name="P2" draw:layer="layout" svg:width="15.458cm" svg:height="0.475cm" svg:x="2.95cm" svg:y="18.857cm">
          <draw:text-box>
            <text:p text:style-name="P1"><text:span text:style-name="T3">a) we are not necessarily best-suited for and in any case cannot be viewed as the </text:span></text:p>
          </draw:text-box>
        </draw:frame>
        <draw:frame draw:style-name="gr1" draw:text-style-name="P2" draw:layer="layout" svg:width="15.407cm" svg:height="0.475cm" svg:x="2.95cm" svg:y="19.422cm">
          <draw:text-box>
            <text:p text:style-name="P1"><text:span text:style-name="T3">responsibility of a single department, and b) cannot produce meaningful results in </text:span></text:p>
          </draw:text-box>
        </draw:frame>
        <draw:frame draw:style-name="gr1" draw:text-style-name="P2" draw:layer="layout" svg:width="15.517cm" svg:height="0.475cm" svg:x="2.95cm" svg:y="19.986cm">
          <draw:text-box>
            <text:p text:style-name="P1"><text:span text:style-name="T3">the context of a ‘broken’ politics at the centre in Baghdad and a highly problematic </text:span></text:p>
          </draw:text-box>
        </draw:frame>
        <draw:frame draw:style-name="gr1" draw:text-style-name="P2" draw:layer="layout" svg:width="14.37cm" svg:height="0.475cm" svg:x="2.95cm" svg:y="20.551cm">
          <draw:text-box>
            <text:p text:style-name="P1"><text:span text:style-name="T3">security environment. He plans to engage actively in the conversation about </text:span></text:p>
          </draw:text-box>
        </draw:frame>
        <draw:frame draw:style-name="gr1" draw:text-style-name="P2" draw:layer="layout" svg:width="15.301cm" svg:height="0.475cm" svg:x="2.95cm" svg:y="21.115cm">
          <draw:text-box>
            <text:p text:style-name="P1"><text:span text:style-name="T3">what HMG’s ambitions on the economic front should be and the role of economic </text:span></text:p>
          </draw:text-box>
        </draw:frame>
        <draw:frame draw:style-name="gr1" draw:text-style-name="P2" draw:layer="layout" svg:width="11.707cm" svg:height="0.475cm" svg:x="2.95cm" svg:y="21.68cm">
          <draw:text-box>
            <text:p text:style-name="P1"><text:span text:style-name="T3">development in relation to security and political reconciliation.” 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5" draw:text-style-name="P6" draw:layer="layout" svg:width="0.408cm" svg:height="0.276cm" svg:x="14.61cm" svg:y="21.698cm">
          <draw:text-box>
            <text:p text:style-name="P1"><text:span text:style-name="T8">516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512 </text:span></text:p>
          </draw:text-box>
        </draw:frame>
        <draw:frame draw:style-name="gr4" draw:text-style-name="P5" draw:layer="layout" svg:width="13.765cm" svg:height="0.395cm" svg:x="2.646cm" svg:y="24.664cm">
          <draw:text-box>
            <text:p text:style-name="P1"><text:span text:style-name="T11">Report Binns, 13 December 2007, ‘GOC MND(SE) Weekly Letter – 13 December 2007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513 </text:span></text:p>
          </draw:text-box>
        </draw:frame>
        <draw:frame draw:style-name="gr4" draw:text-style-name="P5" draw:layer="layout" svg:width="5.768cm" svg:height="0.395cm" svg:x="2.646cm" svg:y="25.087cm">
          <draw:text-box>
            <text:p text:style-name="P1"><text:span text:style-name="T11">Public hearing, 16 July 2010, page 3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14 </text:span></text:p>
          </draw:text-box>
        </draw:frame>
        <draw:frame draw:style-name="gr4" draw:text-style-name="P5" draw:layer="layout" svg:width="5.963cm" svg:height="0.395cm" svg:x="2.646cm" svg:y="25.511cm">
          <draw:text-box>
            <text:p text:style-name="P1"><text:span text:style-name="T11">Public hearing, 16 July 2010, page 12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515 </text:span></text:p>
          </draw:text-box>
        </draw:frame>
        <draw:frame draw:style-name="gr4" draw:text-style-name="P5" draw:layer="layout" svg:width="13.223cm" svg:height="0.395cm" svg:x="2.646cm" svg:y="25.934cm">
          <draw:text-box>
            <text:p text:style-name="P1"><text:span text:style-name="T11">Minute Hendrie to Wardell, 15 January 2008, ‘BTOR: Secretary of State Visit to Iraq, <text:s/></text:span></text:p>
          </draw:text-box>
        </draw:frame>
        <draw:line draw:style-name="gr8" draw:text-style-name="P7" draw:layer="layout" svg:x1="2.645cm" svg:y1="27.137cm" svg:x2="16.285cm" svg:y2="27.137cm">
          <text:p/>
        </draw:line>
        <draw:frame draw:style-name="gr4" draw:text-style-name="P5" draw:layer="layout" svg:width="3.74cm" svg:height="0.395cm" svg:x="2.2cm" svg:y="26.357cm">
          <draw:text-box>
            <text:p text:style-name="P1"><text:span text:style-name="T11">11-12 December 2007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16 </text:span></text:p>
          </draw:text-box>
        </draw:frame>
        <draw:frame draw:style-name="gr4" draw:text-style-name="P5" draw:layer="layout" svg:width="13.536cm" svg:height="0.395cm" svg:x="2.646cm" svg:y="26.781cm">
          <draw:text-box>
            <text:p text:style-name="P1"><text:span text:style-name="T5">Email Hendrie to DFID [junior official], 14 December 2007, ‘Follow-Up to SoS Iraq Visit’.</text:span></text:p>
          </draw:text-box>
        </draw:frame>
      </draw:page>
      <draw:page draw:name="page143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9</text:span></text:p>
          </draw:text-box>
        </draw:frame>
        <draw:frame draw:style-name="gr1" draw:text-style-name="P2" draw:layer="layout" svg:width="14.882cm" svg:height="0.475cm" svg:x="2.2cm" svg:y="2.525cm">
          <draw:text-box>
            <text:p text:style-name="P1"><text:span text:style-name="T6">882. </text:span><text:span text:style-name="T3"><text:s/>Mr Alexander sent Mr Miliband and Mr Browne an update on progress on </text:span></text:p>
          </draw:text-box>
        </draw:frame>
        <draw:frame draw:style-name="gr1" draw:text-style-name="P2" draw:layer="layout" svg:width="9.26cm" svg:height="0.475cm" svg:x="2.2cm" svg:y="3.09cm">
          <draw:text-box>
            <text:p text:style-name="P1"><text:span text:style-name="T3">Mr Brown’s economic initiatives on 21 December.</text:span></text:p>
          </draw:text-box>
        </draw:frame>
        <draw:frame draw:style-name="gr5" draw:text-style-name="P6" draw:layer="layout" svg:width="0.408cm" svg:height="0.276cm" svg:x="11.439cm" svg:y="3.108cm">
          <draw:text-box>
            <text:p text:style-name="P1"><text:span text:style-name="T8">517</text:span></text:p>
          </draw:text-box>
        </draw:frame>
        <draw:frame draw:style-name="gr1" draw:text-style-name="P2" draw:layer="layout" svg:width="6.742cm" svg:height="0.475cm" svg:x="11.851cm" svg:y="3.09cm">
          <draw:text-box>
            <text:p text:style-name="P1"><text:span text:style-name="T3"><text:s/></text:span><text:span text:style-name="T3">He advised that the success of the </text:span></text:p>
          </draw:text-box>
        </draw:frame>
        <draw:frame draw:style-name="gr1" draw:text-style-name="P2" draw:layer="layout" svg:width="16.47cm" svg:height="0.475cm" svg:x="2.2cm" svg:y="3.654cm">
          <draw:text-box>
            <text:p text:style-name="P1"><text:span text:style-name="T3">Basra Development Forum was due in part to the reconciliation of Prime Minister Maliki </text:span></text:p>
          </draw:text-box>
        </draw:frame>
        <draw:frame draw:style-name="gr1" draw:text-style-name="P2" draw:layer="layout" svg:width="7.33cm" svg:height="0.475cm" svg:x="2.2cm" svg:y="4.218cm">
          <draw:text-box>
            <text:p text:style-name="P1"><text:span text:style-name="T3">and Governor Waili, but also reflected: </text:span></text:p>
          </draw:text-box>
        </draw:frame>
        <draw:frame draw:style-name="gr1" draw:text-style-name="P2" draw:layer="layout" svg:width="15.132cm" svg:height="0.475cm" svg:x="2.95cm" svg:y="5.133cm">
          <draw:text-box>
            <text:p text:style-name="P1"><text:span text:style-name="T3">“… </text:span><text:span text:style-name="T3">years of often invisible effort in building up capacity of provincial government </text:span></text:p>
          </draw:text-box>
        </draw:frame>
        <draw:frame draw:style-name="gr1" draw:text-style-name="P2" draw:layer="layout" svg:width="14.992cm" svg:height="0.475cm" svg:x="2.95cm" svg:y="5.697cm">
          <draw:text-box>
            <text:p text:style-name="P1"><text:span text:style-name="T3">to spend Iraqi resources for reconstruction and development … This is the right </text:span></text:p>
          </draw:text-box>
        </draw:frame>
        <draw:frame draw:style-name="gr1" draw:text-style-name="P2" draw:layer="layout" svg:width="14.941cm" svg:height="0.475cm" svg:x="2.95cm" svg:y="6.262cm">
          <draw:text-box>
            <text:p text:style-name="P1"><text:span text:style-name="T3">approach – helping to set up Iraqi institutions to spend Iraqi resources, and it is </text:span></text:p>
          </draw:text-box>
        </draw:frame>
        <draw:frame draw:style-name="gr1" draw:text-style-name="P2" draw:layer="layout" svg:width="2.622cm" svg:height="0.475cm" svg:x="2.95cm" svg:y="6.826cm">
          <draw:text-box>
            <text:p text:style-name="P1"><text:span text:style-name="T3">bearing fruit.” </text:span></text:p>
          </draw:text-box>
        </draw:frame>
        <draw:frame draw:style-name="gr1" draw:text-style-name="P2" draw:layer="layout" svg:width="5.649cm" svg:height="0.475cm" svg:x="2.2cm" svg:y="7.741cm">
          <draw:text-box>
            <text:p text:style-name="P1"><text:span text:style-name="T6">883. </text:span><text:span text:style-name="T3"><text:s/>Mr Alexander continued:</text:span></text:p>
          </draw:text-box>
        </draw:frame>
        <draw:frame draw:style-name="gr1" draw:text-style-name="P2" draw:layer="layout" svg:width="15.014cm" svg:height="0.475cm" svg:x="2.95cm" svg:y="8.655cm">
          <draw:text-box>
            <text:p text:style-name="P1"><text:span text:style-name="T3">“</text:span><text:span text:style-name="T3">My visit also confirmed that we cannot view economic development in isolation </text:span></text:p>
          </draw:text-box>
        </draw:frame>
        <draw:frame draw:style-name="gr1" draw:text-style-name="P2" draw:layer="layout" svg:width="15.631cm" svg:height="0.475cm" svg:x="2.95cm" svg:y="9.22cm">
          <draw:text-box>
            <text:p text:style-name="P1"><text:span text:style-name="T3">from politics or security. They are inter-related and require an HMG-wide effort. We </text:span></text:p>
          </draw:text-box>
        </draw:frame>
        <draw:frame draw:style-name="gr1" draw:text-style-name="P2" draw:layer="layout" svg:width="15.026cm" svg:height="0.475cm" svg:x="2.95cm" svg:y="9.784cm">
          <draw:text-box>
            <text:p text:style-name="P1"><text:span text:style-name="T3">should therefore guard against terminology that suggests a civilian or economic </text:span></text:p>
          </draw:text-box>
        </draw:frame>
        <draw:frame draw:style-name="gr1" draw:text-style-name="P2" draw:layer="layout" svg:width="14.116cm" svg:height="0.475cm" svg:x="2.95cm" svg:y="10.348cm">
          <draw:text-box>
            <text:p text:style-name="P1"><text:span text:style-name="T3">surge will continue to be the driving force in determining Iraq’s stability and </text:span></text:p>
          </draw:text-box>
        </draw:frame>
        <draw:frame draw:style-name="gr1" draw:text-style-name="P2" draw:layer="layout" svg:width="14.514cm" svg:height="0.475cm" svg:x="2.95cm" svg:y="10.913cm">
          <draw:text-box>
            <text:p text:style-name="P1"><text:span text:style-name="T3">prosperity … We need a conscious broadening of the effort across HMG, the </text:span></text:p>
          </draw:text-box>
        </draw:frame>
        <draw:frame draw:style-name="gr1" draw:text-style-name="P2" draw:layer="layout" svg:width="15.974cm" svg:height="0.475cm" svg:x="2.95cm" svg:y="11.477cm">
          <draw:text-box>
            <text:p text:style-name="P1"><text:span text:style-name="T3">mechanisms for which need to be discussed; and we need to ensure that our civilian </text:span></text:p>
          </draw:text-box>
        </draw:frame>
        <draw:frame draw:style-name="gr1" draw:text-style-name="P2" draw:layer="layout" svg:width="15.894cm" svg:height="0.475cm" svg:x="2.95cm" svg:y="12.042cm">
          <draw:text-box>
            <text:p text:style-name="P1"><text:span text:style-name="T3">and military plans for Iraq are co-ordinated. We also need to be clear about what we </text:span></text:p>
          </draw:text-box>
        </draw:frame>
        <draw:frame draw:style-name="gr1" draw:text-style-name="P2" draw:layer="layout" svg:width="4.299cm" svg:height="0.475cm" svg:x="2.95cm" svg:y="12.606cm">
          <draw:text-box>
            <text:p text:style-name="P1"><text:span text:style-name="T3">are aiming to achieve.”</text:span></text:p>
          </draw:text-box>
        </draw:frame>
        <draw:frame draw:style-name="gr1" draw:text-style-name="P2" draw:layer="layout" svg:width="10.725cm" svg:height="0.475cm" svg:x="2.2cm" svg:y="13.521cm">
          <draw:text-box>
            <text:p text:style-name="P1"><text:span text:style-name="T6">884. </text:span><text:span text:style-name="T3"><text:s/>Basra province transferred to PIC on 16 December.</text:span></text:p>
          </draw:text-box>
        </draw:frame>
        <draw:frame draw:style-name="gr5" draw:text-style-name="P6" draw:layer="layout" svg:width="0.408cm" svg:height="0.276cm" svg:x="12.859cm" svg:y="13.539cm">
          <draw:text-box>
            <text:p text:style-name="P1"><text:span text:style-name="T8">518</text:span></text:p>
          </draw:text-box>
        </draw:frame>
        <draw:frame draw:style-name="gr1" draw:text-style-name="P2" draw:layer="layout" svg:width="4.68cm" svg:height="0.475cm" svg:x="13.271cm" svg:y="13.521cm">
          <draw:text-box>
            <text:p text:style-name="P1"><text:span text:style-name="T3"><text:s/></text:span><text:span text:style-name="T3">All of the four provinces </text:span></text:p>
          </draw:text-box>
        </draw:frame>
        <draw:frame draw:style-name="gr1" draw:text-style-name="P2" draw:layer="layout" svg:width="8.448cm" svg:height="0.475cm" svg:x="2.2cm" svg:y="14.085cm">
          <draw:text-box>
            <text:p text:style-name="P1"><text:span text:style-name="T3">within MND(SE) had now transferred to PIC. </text:span></text:p>
          </draw:text-box>
        </draw:frame>
        <draw:frame draw:style-name="gr1" draw:text-style-name="P2" draw:layer="layout" svg:width="13.358cm" svg:height="0.475cm" svg:x="2.2cm" svg:y="15cm">
          <draw:text-box>
            <text:p text:style-name="P1"><text:span text:style-name="T6">885. </text:span><text:span text:style-name="T3"><text:s/>Mr Brown met Prime Minister Maliki in the UK on 3 January 2008.</text:span></text:p>
          </draw:text-box>
        </draw:frame>
        <draw:frame draw:style-name="gr5" draw:text-style-name="P6" draw:layer="layout" svg:width="0.408cm" svg:height="0.276cm" svg:x="15.493cm" svg:y="15.018cm">
          <draw:text-box>
            <text:p text:style-name="P1"><text:span text:style-name="T8">519</text:span></text:p>
          </draw:text-box>
        </draw:frame>
        <draw:frame draw:style-name="gr1" draw:text-style-name="P2" draw:layer="layout" svg:width="0.807cm" svg:height="0.475cm" svg:x="15.905cm" svg:y="15cm">
          <draw:text-box>
            <text:p text:style-name="P1"><text:span text:style-name="T3"><text:s/></text:span><text:span text:style-name="T3">On </text:span></text:p>
          </draw:text-box>
        </draw:frame>
        <draw:frame draw:style-name="gr1" draw:text-style-name="P2" draw:layer="layout" svg:width="16.631cm" svg:height="0.475cm" svg:x="2.2cm" svg:y="15.564cm">
          <draw:text-box>
            <text:p text:style-name="P1"><text:span text:style-name="T3">reconciliation, Mr Brown said that he wanted to see rapid progress on the Hydrocarbons </text:span></text:p>
          </draw:text-box>
        </draw:frame>
        <draw:frame draw:style-name="gr1" draw:text-style-name="P2" draw:layer="layout" svg:width="15.941cm" svg:height="0.475cm" svg:x="2.2cm" svg:y="16.128cm">
          <draw:text-box>
            <text:p text:style-name="P1"><text:span text:style-name="T3">Law and local elections. On economic reconstruction, he encouraged Prime Minister </text:span></text:p>
          </draw:text-box>
        </draw:frame>
        <draw:frame draw:style-name="gr1" draw:text-style-name="P2" draw:layer="layout" svg:width="15.703cm" svg:height="0.475cm" svg:x="2.2cm" svg:y="16.693cm">
          <draw:text-box>
            <text:p text:style-name="P1"><text:span text:style-name="T3">Maliki to appoint Iraqi nationals to support Mr Wareing’s work. Prime Minister Maliki </text:span></text:p>
          </draw:text-box>
        </draw:frame>
        <draw:frame draw:style-name="gr1" draw:text-style-name="P2" draw:layer="layout" svg:width="15.081cm" svg:height="0.475cm" svg:x="2.2cm" svg:y="17.257cm">
          <draw:text-box>
            <text:p text:style-name="P1"><text:span text:style-name="T3">replied that he would speak to Mr Salih; he also confirmed that he would double </text:span></text:p>
          </draw:text-box>
        </draw:frame>
        <draw:frame draw:style-name="gr1" draw:text-style-name="P2" draw:layer="layout" svg:width="3.067cm" svg:height="0.475cm" svg:x="2.2cm" svg:y="17.822cm">
          <draw:text-box>
            <text:p text:style-name="P1"><text:span text:style-name="T3">Basra’s budget. </text:span></text:p>
          </draw:text-box>
        </draw:frame>
        <draw:frame draw:style-name="gr1" draw:text-style-name="P2" draw:layer="layout" svg:width="16.457cm" svg:height="0.475cm" svg:x="2.2cm" svg:y="18.736cm">
          <draw:text-box>
            <text:p text:style-name="P1"><text:span text:style-name="T6">886. </text:span><text:span text:style-name="T3"><text:s/>Lt Gen Rollo reported on 14 January that the Iraqi Minister of Finance had signed </text:span></text:p>
          </draw:text-box>
        </draw:frame>
        <draw:frame draw:style-name="gr1" draw:text-style-name="P2" draw:layer="layout" svg:width="7.042cm" svg:height="0.475cm" svg:x="2.2cm" svg:y="19.301cm">
          <draw:text-box>
            <text:p text:style-name="P1"><text:span text:style-name="T3">off the first eight Japanese soft loans.</text:span></text:p>
          </draw:text-box>
        </draw:frame>
        <draw:frame draw:style-name="gr5" draw:text-style-name="P6" draw:layer="layout" svg:width="0.408cm" svg:height="0.276cm" svg:x="9.205cm" svg:y="19.319cm">
          <draw:text-box>
            <text:p text:style-name="P1"><text:span text:style-name="T8">520</text:span></text:p>
          </draw:text-box>
        </draw:frame>
        <draw:frame draw:style-name="gr1" draw:text-style-name="P2" draw:layer="layout" svg:width="8.283cm" svg:height="0.475cm" svg:x="9.617cm" svg:y="19.301cm">
          <draw:text-box>
            <text:p text:style-name="P1"><text:span text:style-name="T3"><text:s/></text:span><text:span text:style-name="T3">The UK was working with the US Embassy </text:span></text:p>
          </draw:text-box>
        </draw:frame>
        <draw:frame draw:style-name="gr1" draw:text-style-name="P2" draw:layer="layout" svg:width="14.806cm" svg:height="0.475cm" svg:x="2.2cm" svg:y="19.865cm">
          <draw:text-box>
            <text:p text:style-name="P1"><text:span text:style-name="T3">to ensure that the first loan, which covered Umm Qasr port, was taken forward </text:span></text:p>
          </draw:text-box>
        </draw:frame>
        <draw:frame draw:style-name="gr1" draw:text-style-name="P2" draw:layer="layout" svg:width="16.694cm" svg:height="0.475cm" svg:x="2.2cm" svg:y="20.43cm">
          <draw:text-box>
            <text:p text:style-name="P1"><text:span text:style-name="T3">immediately. Lt Gen Rollo would continue to track the issue, but he remained of the view </text:span></text:p>
          </draw:text-box>
        </draw:frame>
        <draw:frame draw:style-name="gr1" draw:text-style-name="P2" draw:layer="layout" svg:width="12.821cm" svg:height="0.475cm" svg:x="2.2cm" svg:y="20.994cm">
          <draw:text-box>
            <text:p text:style-name="P1"><text:span text:style-name="T3">that the “real answer” was a Basra Development Office in Baghdad. </text:span></text:p>
          </draw:text-box>
        </draw:frame>
        <draw:frame draw:style-name="gr1" draw:text-style-name="P2" draw:layer="layout" svg:width="14.416cm" svg:height="0.475cm" svg:x="2.2cm" svg:y="21.908cm">
          <draw:text-box>
            <text:p text:style-name="P1"><text:span text:style-name="T6">887. </text:span><text:span text:style-name="T3"><text:s/>The 16 January meeting of the ISG considered a draft strategy for Iraq.</text:span></text:p>
          </draw:text-box>
        </draw:frame>
        <draw:frame draw:style-name="gr5" draw:text-style-name="P6" draw:layer="layout" svg:width="0.408cm" svg:height="0.276cm" svg:x="16.531cm" svg:y="21.927cm">
          <draw:text-box>
            <text:p text:style-name="P1"><text:span text:style-name="T8">521</text:span></text:p>
          </draw:text-box>
        </draw:frame>
        <draw:frame draw:style-name="gr1" draw:text-style-name="P2" draw:layer="layout" svg:width="0.422cm" svg:height="0.475cm" svg:x="16.942cm" svg:y="21.908cm">
          <draw:text-box>
            <text:p text:style-name="P1"><text:span text:style-name="T3"><text:s/>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5.306cm" svg:height="0.475cm" svg:x="2.2cm" svg:y="22.473cm">
          <draw:text-box>
            <text:p text:style-name="P1"><text:span text:style-name="T3">Mr McDonald underlined the importance that Mr Brown attached to the economic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517 </text:span></text:p>
          </draw:text-box>
        </draw:frame>
        <draw:frame draw:style-name="gr4" draw:text-style-name="P5" draw:layer="layout" svg:width="9.226cm" svg:height="0.395cm" svg:x="2.646cm" svg:y="24.664cm">
          <draw:text-box>
            <text:p text:style-name="P1"><text:span text:style-name="T11">Letter Alexander to Miliband, 21 December 2007, [untitled]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518 </text:span></text:p>
          </draw:text-box>
        </draw:frame>
        <draw:frame draw:style-name="gr4" draw:text-style-name="P5" draw:layer="layout" svg:width="9.173cm" svg:height="0.395cm" svg:x="2.646cm" svg:y="25.087cm">
          <draw:text-box>
            <text:p text:style-name="P1"><text:span text:style-name="T12">BBC News</text:span><text:span text:style-name="T11">, 23 March 2009, </text:span><text:span text:style-name="T12">Timeline: UK Troops in Basra</text:span><text:span text:style-name="T11">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19 </text:span></text:p>
          </draw:text-box>
        </draw:frame>
        <draw:frame draw:style-name="gr4" draw:text-style-name="P5" draw:layer="layout" svg:width="14.874cm" svg:height="0.395cm" svg:x="2.646cm" svg:y="25.511cm">
          <draw:text-box>
            <text:p text:style-name="P1"><text:span text:style-name="T11">Letter Fletcher to Carver, 3 January 2008, ‘Prime Minister’s Bilateral with Prime Minister of Iraq, </text:span></text:p>
          </draw:text-box>
        </draw:frame>
        <draw:frame draw:style-name="gr4" draw:text-style-name="P5" draw:layer="layout" svg:width="1.818cm" svg:height="0.395cm" svg:x="2.2cm" svg:y="25.934cm">
          <draw:text-box>
            <text:p text:style-name="P1"><text:span text:style-name="T11">3 Januar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20 </text:span></text:p>
          </draw:text-box>
        </draw:frame>
        <draw:frame draw:style-name="gr4" draw:text-style-name="P5" draw:layer="layout" svg:width="12.948cm" svg:height="0.395cm" svg:x="2.646cm" svg:y="26.357cm">
          <draw:text-box>
            <text:p text:style-name="P1"><text:span text:style-name="T11">Minute Rollo to CDS, 14 January 2008, ‘SBMR-I’s Weekly Report (283) 14 Jan 08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21 </text:span></text:p>
          </draw:text-box>
        </draw:frame>
        <draw:frame draw:style-name="gr4" draw:text-style-name="P5" draw:layer="layout" svg:width="16.029cm" svg:height="0.395cm" svg:x="2.646cm" svg:y="26.781cm">
          <draw:text-box>
            <text:p text:style-name="P1"><text:span text:style-name="T11">Minute Cabinet Office [junior official] to McDonald, 17 January 2008, ‘Iraq Strategy Group, 16 January’. </text:span></text:p>
          </draw:text-box>
        </draw:frame>
      </draw:page>
      <draw:page draw:name="page1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0</text:span></text:p>
          </draw:text-box>
        </draw:frame>
        <draw:frame draw:style-name="gr1" draw:text-style-name="P2" draw:layer="layout" svg:width="16.305cm" svg:height="0.475cm" svg:x="2.2cm" svg:y="2.525cm">
          <draw:text-box>
            <text:p text:style-name="P1"><text:span text:style-name="T3">initiatives in Basra, and said that Mr Brown wanted to see “tangible progress in 2008 – </text:span></text:p>
          </draw:text-box>
        </draw:frame>
        <draw:frame draw:style-name="gr1" draw:text-style-name="P2" draw:layer="layout" svg:width="6.449cm" svg:height="0.475cm" svg:x="2.2cm" svg:y="3.09cm">
          <draw:text-box>
            <text:p text:style-name="P1"><text:span text:style-name="T3">for example at the port or airport”. </text:span></text:p>
          </draw:text-box>
        </draw:frame>
        <draw:frame draw:style-name="gr1" draw:text-style-name="P2" draw:layer="layout" svg:width="16.08cm" svg:height="0.475cm" svg:x="2.2cm" svg:y="4.004cm">
          <draw:text-box>
            <text:p text:style-name="P1"><text:span text:style-name="T6">888. </text:span><text:span text:style-name="T3"><text:s/>Section 9.6 describes the development of the UK’s Short-Term Strategy for Iraq </text:span></text:p>
          </draw:text-box>
        </draw:frame>
        <draw:frame draw:style-name="gr1" draw:text-style-name="P2" draw:layer="layout" svg:width="7.707cm" svg:height="0.475cm" svg:x="2.2cm" svg:y="4.568cm">
          <draw:text-box>
            <text:p text:style-name="P1"><text:span text:style-name="T3">between November 2007 and April 2008.</text:span></text:p>
          </draw:text-box>
        </draw:frame>
        <draw:frame draw:style-name="gr1" draw:text-style-name="P2" draw:layer="layout" svg:width="15.479cm" svg:height="0.475cm" svg:x="2.2cm" svg:y="5.483cm">
          <draw:text-box>
            <text:p text:style-name="P1"><text:span text:style-name="T6">889. </text:span><text:span text:style-name="T3"><text:s/>Ms Sue Wardell, DFID Director Middle East, said that a choice needed to be </text:span></text:p>
          </draw:text-box>
        </draw:frame>
        <draw:frame draw:style-name="gr1" draw:text-style-name="P2" draw:layer="layout" svg:width="15.89cm" svg:height="0.475cm" svg:x="2.2cm" svg:y="6.047cm">
          <draw:text-box>
            <text:p text:style-name="P1"><text:span text:style-name="T3">made between maintaining current levels of effort during 2008 or “surging resources </text:span></text:p>
          </draw:text-box>
        </draw:frame>
        <draw:frame draw:style-name="gr1" draw:text-style-name="P2" draw:layer="layout" svg:width="16.652cm" svg:height="0.475cm" svg:x="2.2cm" svg:y="6.612cm">
          <draw:text-box>
            <text:p text:style-name="P1"><text:span text:style-name="T3">temporarily”. The surge might focus on the agricultural sector, its links with the oil sector, </text:span></text:p>
          </draw:text-box>
        </draw:frame>
        <draw:frame draw:style-name="gr1" draw:text-style-name="P2" draw:layer="layout" svg:width="3.668cm" svg:height="0.475cm" svg:x="2.2cm" svg:y="7.176cm">
          <draw:text-box>
            <text:p text:style-name="P1"><text:span text:style-name="T3">and regional trade. </text:span></text:p>
          </draw:text-box>
        </draw:frame>
        <draw:frame draw:style-name="gr1" draw:text-style-name="P2" draw:layer="layout" svg:width="16.292cm" svg:height="0.475cm" svg:x="2.2cm" svg:y="8.091cm">
          <draw:text-box>
            <text:p text:style-name="P1"><text:span text:style-name="T6">890. </text:span><text:span text:style-name="T3"><text:s/>Mr McDonald asked DFID to present options and recommendations to Ministers. </text:span></text:p>
          </draw:text-box>
        </draw:frame>
        <draw:frame draw:style-name="gr1" draw:text-style-name="P2" draw:layer="layout" svg:width="15.978cm" svg:height="0.475cm" svg:x="2.2cm" svg:y="9.005cm">
          <draw:text-box>
            <text:p text:style-name="P1"><text:span text:style-name="T6">891. </text:span><text:span text:style-name="T3"><text:s/>Lt Gen Rollo reported on 3 February that there had been “positive discussions” </text:span></text:p>
          </draw:text-box>
        </draw:frame>
        <draw:frame draw:style-name="gr1" draw:text-style-name="P2" draw:layer="layout" svg:width="16.029cm" svg:height="0.475cm" svg:x="2.2cm" svg:y="9.57cm">
          <draw:text-box>
            <text:p text:style-name="P1"><text:span text:style-name="T3">with DFID in Basra on the deployment of additional experts to Basra and Baghdad to </text:span></text:p>
          </draw:text-box>
        </draw:frame>
        <draw:frame draw:style-name="gr1" draw:text-style-name="P2" draw:layer="layout" svg:width="7.563cm" svg:height="0.475cm" svg:x="2.2cm" svg:y="10.134cm">
          <draw:text-box>
            <text:p text:style-name="P1"><text:span text:style-name="T3">support Mr Brown’s economic initiatives.</text:span></text:p>
          </draw:text-box>
        </draw:frame>
        <draw:frame draw:style-name="gr5" draw:text-style-name="P6" draw:layer="layout" svg:width="0.408cm" svg:height="0.276cm" svg:x="9.745cm" svg:y="10.153cm">
          <draw:text-box>
            <text:p text:style-name="P1"><text:span text:style-name="T8">522</text:span></text:p>
          </draw:text-box>
        </draw:frame>
        <draw:frame draw:style-name="gr1" draw:text-style-name="P2" draw:layer="layout" svg:width="2.085cm" svg:height="0.475cm" svg:x="10.156cm" svg:y="10.134cm">
          <draw:text-box>
            <text:p text:style-name="P1"><text:span text:style-name="T3"><text:s/></text:span><text:span text:style-name="T3">He added:</text:span></text:p>
          </draw:text-box>
        </draw:frame>
        <draw:frame draw:style-name="gr1" draw:text-style-name="P2" draw:layer="layout" svg:width="15.192cm" svg:height="0.475cm" svg:x="2.95cm" svg:y="11.048cm">
          <draw:text-box>
            <text:p text:style-name="P1"><text:span text:style-name="T3">“</text:span><text:span text:style-name="T3">Given that the initiative was originally announced in early October 2007 it would </text:span></text:p>
          </draw:text-box>
        </draw:frame>
        <draw:frame draw:style-name="gr1" draw:text-style-name="P2" draw:layer="layout" svg:width="14.903cm" svg:height="0.475cm" svg:x="2.95cm" svg:y="11.613cm">
          <draw:text-box>
            <text:p text:style-name="P1"><text:span text:style-name="T3">be good to see decisions in London to turn these into effect. General Petraeus’ </text:span></text:p>
          </draw:text-box>
        </draw:frame>
        <draw:frame draw:style-name="gr1" draw:text-style-name="P2" draw:layer="layout" svg:width="14.992cm" svg:height="0.475cm" svg:x="2.95cm" svg:y="12.177cm">
          <draw:text-box>
            <text:p text:style-name="P1"><text:span text:style-name="T3">enquiries into what hard measures are in place to support the PM’s words have </text:span></text:p>
          </draw:text-box>
        </draw:frame>
        <draw:frame draw:style-name="gr1" draw:text-style-name="P2" draw:layer="layout" svg:width="5.344cm" svg:height="0.475cm" svg:x="2.95cm" svg:y="12.742cm">
          <draw:text-box>
            <text:p text:style-name="P1"><text:span text:style-name="T3">become pointed and public.”</text:span></text:p>
          </draw:text-box>
        </draw:frame>
        <draw:frame draw:style-name="gr1" draw:text-style-name="P2" draw:layer="layout" svg:width="14.031cm" svg:height="0.475cm" svg:x="2.2cm" svg:y="13.656cm">
          <draw:text-box>
            <text:p text:style-name="P1"><text:span text:style-name="T6">892. </text:span><text:span text:style-name="T3"><text:s/>Maj Gen Binns left MND(SE) on 12 February and was succeeded by </text:span></text:p>
          </draw:text-box>
        </draw:frame>
        <draw:frame draw:style-name="gr1" draw:text-style-name="P2" draw:layer="layout" svg:width="7.199cm" svg:height="0.475cm" svg:x="2.2cm" svg:y="14.221cm">
          <draw:text-box>
            <text:p text:style-name="P1"><text:span text:style-name="T3">Major General Barney White-Spunner.</text:span></text:p>
          </draw:text-box>
        </draw:frame>
        <draw:frame draw:style-name="gr5" draw:text-style-name="P6" draw:layer="layout" svg:width="0.408cm" svg:height="0.276cm" svg:x="9.377cm" svg:y="14.239cm">
          <draw:text-box>
            <text:p text:style-name="P1"><text:span text:style-name="T8">523</text:span></text:p>
          </draw:text-box>
        </draw:frame>
        <draw:frame draw:style-name="gr1" draw:text-style-name="P2" draw:layer="layout" svg:width="0.422cm" svg:height="0.475cm" svg:x="9.788cm" svg:y="14.22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21cm" svg:height="0.475cm" svg:x="2.2cm" svg:y="15.135cm">
          <draw:text-box>
            <text:p text:style-name="P1"><text:span text:style-name="T6">893. </text:span><text:span text:style-name="T3"><text:s/>Reflecting on progress over the previous six months, Maj Gen Binns commented:</text:span></text:p>
          </draw:text-box>
        </draw:frame>
        <draw:frame draw:style-name="gr1" draw:text-style-name="P2" draw:layer="layout" svg:width="14.802cm" svg:height="0.475cm" svg:x="2.95cm" svg:y="16.05cm">
          <draw:text-box>
            <text:p text:style-name="P1"><text:span text:style-name="T3">“</text:span><text:span text:style-name="T3">It has taken me six months to develop an understanding of the Economic and </text:span></text:p>
          </draw:text-box>
        </draw:frame>
        <draw:frame draw:style-name="gr1" draw:text-style-name="P2" draw:layer="layout" svg:width="15.665cm" svg:height="0.475cm" svg:x="2.95cm" svg:y="16.614cm">
          <draw:text-box>
            <text:p text:style-name="P1"><text:span text:style-name="T3">Political Lines of Operation. I have learned to measure economic redevelopment in </text:span></text:p>
          </draw:text-box>
        </draw:frame>
        <draw:frame draw:style-name="gr1" draw:text-style-name="P2" draw:layer="layout" svg:width="15.267cm" svg:height="0.475cm" svg:x="2.95cm" svg:y="17.178cm">
          <draw:text-box>
            <text:p text:style-name="P1"><text:span text:style-name="T3">decades, to be patient, to listen to, and take the advice of, specialists in the PRT, </text:span></text:p>
          </draw:text-box>
        </draw:frame>
        <draw:frame draw:style-name="gr1" draw:text-style-name="P2" draw:layer="layout" svg:width="15.712cm" svg:height="0.475cm" svg:x="2.95cm" svg:y="17.743cm">
          <draw:text-box>
            <text:p text:style-name="P1"><text:span text:style-name="T3">some of whom have been in Iraq for more than 3 years. We should stop beating up </text:span></text:p>
          </draw:text-box>
        </draw:frame>
        <draw:frame draw:style-name="gr1" draw:text-style-name="P2" draw:layer="layout" svg:width="15.648cm" svg:height="0.475cm" svg:x="2.95cm" svg:y="18.307cm">
          <draw:text-box>
            <text:p text:style-name="P1"><text:span text:style-name="T3">on DFID; those, like me initially, who talk of ‘windows of opportunity’ and ‘economic </text:span></text:p>
          </draw:text-box>
        </draw:frame>
        <draw:frame draw:style-name="gr1" draw:text-style-name="P2" draw:layer="layout" svg:width="15.957cm" svg:height="0.475cm" svg:x="2.95cm" svg:y="18.872cm">
          <draw:text-box>
            <text:p text:style-name="P1"><text:span text:style-name="T3">surges’ are misguided. Iraq is awash with money. The Iraqis need help in spending it </text:span></text:p>
          </draw:text-box>
        </draw:frame>
        <draw:frame draw:style-name="gr1" draw:text-style-name="P2" draw:layer="layout" svg:width="15.907cm" svg:height="0.475cm" svg:x="2.95cm" svg:y="19.436cm">
          <draw:text-box>
            <text:p text:style-name="P1"><text:span text:style-name="T3">and overcoming corruption through good governance, which is exactly the approach </text:span></text:p>
          </draw:text-box>
        </draw:frame>
        <draw:frame draw:style-name="gr1" draw:text-style-name="P2" draw:layer="layout" svg:width="15.602cm" svg:height="0.475cm" svg:x="2.95cm" svg:y="20.001cm">
          <draw:text-box>
            <text:p text:style-name="P1"><text:span text:style-name="T3">taken by our PRT. Of course we will continue to use CERPs money to buy consent </text:span></text:p>
          </draw:text-box>
        </draw:frame>
        <draw:frame draw:style-name="gr1" draw:text-style-name="P2" draw:layer="layout" svg:width="6.614cm" svg:height="0.475cm" svg:x="2.95cm" svg:y="20.565cm">
          <draw:text-box>
            <text:p text:style-name="P1"><text:span text:style-name="T3">for military operations, but let us no</text:span></text:p>
          </draw:text-box>
        </draw:frame>
        <draw:frame draw:style-name="gr10" draw:text-style-name="P9" draw:layer="layout" svg:width="0.493cm" svg:height="0.556cm" svg:x="9.538cm" svg:y="20.501cm">
          <draw:text-box>
            <text:p text:style-name="P1"><text:span text:style-name="T15">t</text:span></text:p>
          </draw:text-box>
        </draw:frame>
        <draw:frame draw:style-name="gr1" draw:text-style-name="P2" draw:layer="layout" svg:width="8.655cm" svg:height="0.475cm" svg:x="9.676cm" svg:y="20.565cm">
          <draw:text-box>
            <text:p text:style-name="P1"><text:span text:style-name="T3"><text:s/></text:span><text:span text:style-name="T3">pretend that this is sustainable development, </text:span></text:p>
          </draw:text-box>
        </draw:frame>
        <draw:frame draw:style-name="gr1" draw:text-style-name="P2" draw:layer="layout" svg:width="14.281cm" svg:height="0.475cm" svg:x="2.95cm" svg:y="21.13cm">
          <draw:text-box>
            <text:p text:style-name="P1"><text:span text:style-name="T3">because on some occasions it is the reverse. In 10 years time Basrawis will </text:span></text:p>
          </draw:text-box>
        </draw:frame>
        <draw:frame draw:style-name="gr1" draw:text-style-name="P2" draw:layer="layout" svg:width="14.455cm" svg:height="0.475cm" svg:x="2.95cm" svg:y="21.694cm">
          <draw:text-box>
            <text:p text:style-name="P1"><text:span text:style-name="T3">remember that the US Army Corps of Engineers built their Children’s Cancer </text:span></text:p>
          </draw:text-box>
        </draw:frame>
        <draw:frame draw:style-name="gr1" draw:text-style-name="P2" draw:layer="layout" svg:width="11.809cm" svg:height="0.475cm" svg:x="2.95cm" svg:y="22.258cm">
          <draw:text-box>
            <text:p text:style-name="P1"><text:span text:style-name="T3">Hospital; they will probably have forgotten Operation SINBAD.”</text:span></text:p>
          </draw:text-box>
        </draw:frame>
        <draw:frame draw:style-name="gr1" draw:text-style-name="P2" draw:layer="layout" svg:width="15.551cm" svg:height="0.475cm" svg:x="2.2cm" svg:y="23.173cm">
          <draw:text-box>
            <text:p text:style-name="P1"><text:span text:style-name="T6">894. </text:span><text:span text:style-name="T3"><text:s/>In his formal end of tour report, Maj Gen Binns commented that co-operation </text:span></text:p>
          </draw:text-box>
        </draw:frame>
        <draw:frame draw:style-name="gr1" draw:text-style-name="P2" draw:layer="layout" svg:width="8.672cm" svg:height="0.475cm" svg:x="2.2cm" svg:y="23.737cm">
          <draw:text-box>
            <text:p text:style-name="P1"><text:span text:style-name="T3">between departments in theatre was “superb”.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5" draw:text-style-name="P6" draw:layer="layout" svg:width="0.408cm" svg:height="0.276cm" svg:x="10.836cm" svg:y="23.756cm">
          <draw:text-box>
            <text:p text:style-name="P1"><text:span text:style-name="T8">524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522 </text:span></text:p>
          </draw:text-box>
        </draw:frame>
        <draw:frame draw:style-name="gr4" draw:text-style-name="P5" draw:layer="layout" svg:width="11.834cm" svg:height="0.395cm" svg:x="2.646cm" svg:y="25.934cm">
          <draw:text-box>
            <text:p text:style-name="P1"><text:span text:style-name="T11">Minute Rollo to CDS, 3 February 2008, ‘SBMR-I’s Weekly Report 3 Feb 08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23 </text:span></text:p>
          </draw:text-box>
        </draw:frame>
        <draw:frame draw:style-name="gr4" draw:text-style-name="P5" draw:layer="layout" svg:width="14.336cm" svg:height="0.395cm" svg:x="2.646cm" svg:y="26.357cm">
          <draw:text-box>
            <text:p text:style-name="P1"><text:span text:style-name="T11">Minute Binns to CJO, 7 February 2008, ‘GOC MND(SE) Weekly Letter – 07 February 2008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24 </text:span></text:p>
          </draw:text-box>
        </draw:frame>
        <draw:frame draw:style-name="gr4" draw:text-style-name="P5" draw:layer="layout" svg:width="15.695cm" svg:height="0.395cm" svg:x="2.646cm" svg:y="26.781cm">
          <draw:text-box>
            <text:p text:style-name="P1"><text:span text:style-name="T11">Minute Binns to CJO, 12 February 2008, ‘Op TELIC – GOC 1 (UK) Armd Div Post Operation Report’. </text:span></text:p>
          </draw:text-box>
        </draw:frame>
      </draw:page>
      <draw:page draw:name="page145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1</text:span></text:p>
          </draw:text-box>
        </draw:frame>
        <draw:frame draw:style-name="gr1" draw:text-style-name="P2" draw:layer="layout" svg:width="13.502cm" svg:height="0.475cm" svg:x="2.2cm" svg:y="2.525cm">
          <draw:text-box>
            <text:p text:style-name="P1"><text:span text:style-name="T6">895. </text:span><text:span text:style-name="T3"><text:s/>The ISG discussed a further draft strategy for Iraq on 14 February.</text:span></text:p>
          </draw:text-box>
        </draw:frame>
        <draw:frame draw:style-name="gr5" draw:text-style-name="P6" draw:layer="layout" svg:width="0.408cm" svg:height="0.276cm" svg:x="15.628cm" svg:y="2.544cm">
          <draw:text-box>
            <text:p text:style-name="P1"><text:span text:style-name="T8">525</text:span></text:p>
          </draw:text-box>
        </draw:frame>
        <draw:frame draw:style-name="gr1" draw:text-style-name="P2" draw:layer="layout" svg:width="2.758cm" svg:height="0.475cm" svg:x="16.04cm" svg:y="2.525cm">
          <draw:text-box>
            <text:p text:style-name="P1"><text:span text:style-name="T3"><text:s/></text:span><text:span text:style-name="T3">Mr McDonald </text:span></text:p>
          </draw:text-box>
        </draw:frame>
        <draw:frame draw:style-name="gr1" draw:text-style-name="P2" draw:layer="layout" svg:width="16.038cm" svg:height="0.475cm" svg:x="2.2cm" svg:y="3.09cm">
          <draw:text-box>
            <text:p text:style-name="P1"><text:span text:style-name="T3">again emphasised that Mr Brown was focused on achieving economic effect in 2008, </text:span></text:p>
          </draw:text-box>
        </draw:frame>
        <draw:frame draw:style-name="gr1" draw:text-style-name="P2" draw:layer="layout" svg:width="14.81cm" svg:height="0.475cm" svg:x="2.2cm" svg:y="3.654cm">
          <draw:text-box>
            <text:p text:style-name="P1"><text:span text:style-name="T3">and that the UK should make every effort to do so in the limited time available. </text:span></text:p>
          </draw:text-box>
        </draw:frame>
        <draw:frame draw:style-name="gr1" draw:text-style-name="P2" draw:layer="layout" svg:width="15.365cm" svg:height="0.475cm" svg:x="2.2cm" svg:y="4.568cm">
          <draw:text-box>
            <text:p text:style-name="P1"><text:span text:style-name="T6">896. </text:span><text:span text:style-name="T3"><text:s/>On 18 February, Lt Gen Rollo reported that Gen Petraeus had asked to see </text:span></text:p>
          </draw:text-box>
        </draw:frame>
        <draw:frame draw:style-name="gr1" draw:text-style-name="P2" draw:layer="layout" svg:width="8.384cm" svg:height="0.475cm" svg:x="2.2cm" svg:y="5.133cm">
          <draw:text-box>
            <text:p text:style-name="P1"><text:span text:style-name="T3">Mr Wareing during his upcoming visit to Iraq.</text:span></text:p>
          </draw:text-box>
        </draw:frame>
        <draw:frame draw:style-name="gr5" draw:text-style-name="P6" draw:layer="layout" svg:width="0.408cm" svg:height="0.276cm" svg:x="10.56cm" svg:y="5.152cm">
          <draw:text-box>
            <text:p text:style-name="P1"><text:span text:style-name="T8">526</text:span></text:p>
          </draw:text-box>
        </draw:frame>
        <draw:frame draw:style-name="gr1" draw:text-style-name="P2" draw:layer="layout" svg:width="6.031cm" svg:height="0.475cm" svg:x="10.972cm" svg:y="5.133cm">
          <draw:text-box>
            <text:p text:style-name="P1"><text:span text:style-name="T3"><text:s/></text:span><text:span text:style-name="T3">The meeting would be a useful </text:span></text:p>
          </draw:text-box>
        </draw:frame>
        <draw:frame draw:style-name="gr1" draw:text-style-name="P2" draw:layer="layout" svg:width="16.182cm" svg:height="0.475cm" svg:x="2.2cm" svg:y="5.697cm">
          <draw:text-box>
            <text:p text:style-name="P1"><text:span text:style-name="T3">opportunity to explain how the BDC would deliver on “what Petraeus sees as a British </text:span></text:p>
          </draw:text-box>
        </draw:frame>
        <draw:frame draw:style-name="gr1" draw:text-style-name="P2" draw:layer="layout" svg:width="15.217cm" svg:height="0.475cm" svg:x="2.2cm" svg:y="6.262cm">
          <draw:text-box>
            <text:p text:style-name="P1"><text:span text:style-name="T3">commitment to kick-start the economy of the South”. Gen Petraeus believed that </text:span></text:p>
          </draw:text-box>
        </draw:frame>
        <draw:frame draw:style-name="gr1" draw:text-style-name="P2" draw:layer="layout" svg:width="15.657cm" svg:height="0.475cm" svg:x="2.2cm" svg:y="6.826cm">
          <draw:text-box>
            <text:p text:style-name="P1"><text:span text:style-name="T3">campaign success in Iraq depended on the regeneration of the country’s economy. </text:span></text:p>
          </draw:text-box>
        </draw:frame>
        <draw:frame draw:style-name="gr1" draw:text-style-name="P2" draw:layer="layout" svg:width="15.771cm" svg:height="0.475cm" svg:x="2.2cm" svg:y="7.741cm">
          <draw:text-box>
            <text:p text:style-name="P1"><text:span text:style-name="T6">897. </text:span><text:span text:style-name="T3"><text:s/>Lt Gen Rollo assessed that the UK could do more to support Mr Wareing and, </text:span></text:p>
          </draw:text-box>
        </draw:frame>
        <draw:frame draw:style-name="gr1" draw:text-style-name="P2" draw:layer="layout" svg:width="16.182cm" svg:height="0.475cm" svg:x="2.2cm" svg:y="8.305cm">
          <draw:text-box>
            <text:p text:style-name="P1"><text:span text:style-name="T3">by extension, economic development in the South. This included establishing a Basra </text:span></text:p>
          </draw:text-box>
        </draw:frame>
        <draw:frame draw:style-name="gr1" draw:text-style-name="P2" draw:layer="layout" svg:width="16.669cm" svg:height="0.475cm" svg:x="2.2cm" svg:y="8.87cm">
          <draw:text-box>
            <text:p text:style-name="P1"><text:span text:style-name="T3">Development Office in Baghdad “to leverage US and Iraqi initiatives and work to remove </text:span></text:p>
          </draw:text-box>
        </draw:frame>
        <draw:frame draw:style-name="gr1" draw:text-style-name="P2" draw:layer="layout" svg:width="11.741cm" svg:height="0.475cm" svg:x="2.2cm" svg:y="9.434cm">
          <draw:text-box>
            <text:p text:style-name="P1"><text:span text:style-name="T3">the many legal and political obstacles to investment in Basra”. </text:span></text:p>
          </draw:text-box>
        </draw:frame>
        <draw:frame draw:style-name="gr1" draw:text-style-name="P2" draw:layer="layout" svg:width="16.77cm" svg:height="0.475cm" svg:x="2.2cm" svg:y="10.348cm">
          <draw:text-box>
            <text:p text:style-name="P1"><text:span text:style-name="T6">898. </text:span><text:span text:style-name="T3"><text:s/>Mr Wareing made his first visit to Basra on 18 and 19 February, to participate in the </text:span></text:p>
          </draw:text-box>
        </draw:frame>
        <draw:frame draw:style-name="gr1" draw:text-style-name="P2" draw:layer="layout" svg:width="4.629cm" svg:height="0.475cm" svg:x="2.2cm" svg:y="10.913cm">
          <draw:text-box>
            <text:p text:style-name="P1"><text:span text:style-name="T3">first meeting of the BDC.</text:span></text:p>
          </draw:text-box>
        </draw:frame>
        <draw:frame draw:style-name="gr5" draw:text-style-name="P6" draw:layer="layout" svg:width="0.408cm" svg:height="0.276cm" svg:x="6.811cm" svg:y="10.932cm">
          <draw:text-box>
            <text:p text:style-name="P1"><text:span text:style-name="T8">527</text:span></text:p>
          </draw:text-box>
        </draw:frame>
        <draw:frame draw:style-name="gr1" draw:text-style-name="P2" draw:layer="layout" svg:width="11.073cm" svg:height="0.475cm" svg:x="7.223cm" svg:y="10.913cm">
          <draw:text-box>
            <text:p text:style-name="P1"><text:span text:style-name="T3"><text:s/></text:span><text:span text:style-name="T3">Maj Gen White-Spunner described the visit as “excellent”: </text:span></text:p>
          </draw:text-box>
        </draw:frame>
        <draw:frame draw:style-name="gr1" draw:text-style-name="P2" draw:layer="layout" svg:width="16.478cm" svg:height="0.475cm" svg:x="2.2cm" svg:y="11.477cm">
          <draw:text-box>
            <text:p text:style-name="P1"><text:span text:style-name="T3">Mr Wareing had met Governor Waili and had had a genuine exchange of views with his </text:span></text:p>
          </draw:text-box>
        </draw:frame>
        <draw:frame draw:style-name="gr1" draw:text-style-name="P2" draw:layer="layout" svg:width="16.322cm" svg:height="0.475cm" svg:x="2.2cm" svg:y="12.042cm">
          <draw:text-box>
            <text:p text:style-name="P1"><text:span text:style-name="T3">Iraqi colleagues at the BDC and key opinion formers. The BDC had agreed to produce </text:span></text:p>
          </draw:text-box>
        </draw:frame>
        <draw:frame draw:style-name="gr1" draw:text-style-name="P2" draw:layer="layout" svg:width="16.398cm" svg:height="0.475cm" svg:x="2.2cm" svg:y="12.606cm">
          <draw:text-box>
            <text:p text:style-name="P1"><text:span text:style-name="T3">a Basra Economic Development Strategy by June 2008, with the aim of stimulating the </text:span></text:p>
          </draw:text-box>
        </draw:frame>
        <draw:frame draw:style-name="gr1" draw:text-style-name="P2" draw:layer="layout" svg:width="9.76cm" svg:height="0.475cm" svg:x="2.2cm" svg:y="13.171cm">
          <draw:text-box>
            <text:p text:style-name="P1"><text:span text:style-name="T3">economy and fostering private sector development. </text:span></text:p>
          </draw:text-box>
        </draw:frame>
        <draw:frame draw:style-name="gr1" draw:text-style-name="P2" draw:layer="layout" svg:width="16.038cm" svg:height="0.475cm" svg:x="2.2cm" svg:y="14.085cm">
          <draw:text-box>
            <text:p text:style-name="P1"><text:span text:style-name="T6">899. </text:span><text:span text:style-name="T3"><text:s/>Mr Wareing was unable to travel to Baghdad to meet Gen Petraeus because of </text:span></text:p>
          </draw:text-box>
        </draw:frame>
        <draw:frame draw:style-name="gr1" draw:text-style-name="P2" draw:layer="layout" svg:width="2.436cm" svg:height="0.475cm" svg:x="2.2cm" svg:y="14.65cm">
          <draw:text-box>
            <text:p text:style-name="P1"><text:span text:style-name="T3">bad weather.</text:span></text:p>
          </draw:text-box>
        </draw:frame>
        <draw:frame draw:style-name="gr5" draw:text-style-name="P6" draw:layer="layout" svg:width="0.408cm" svg:height="0.276cm" svg:x="4.624cm" svg:y="14.668cm">
          <draw:text-box>
            <text:p text:style-name="P1"><text:span text:style-name="T8">528</text:span></text:p>
          </draw:text-box>
        </draw:frame>
        <draw:frame draw:style-name="gr1" draw:text-style-name="P2" draw:layer="layout" svg:width="15.906cm" svg:height="0.475cm" svg:x="2.2cm" svg:y="15.564cm">
          <draw:text-box>
            <text:p text:style-name="P1"><text:span text:style-name="T6">900. </text:span><text:span text:style-name="T3"><text:s/>Section 9.6 describes the deteriorating security situation in Basra from the end </text:span></text:p>
          </draw:text-box>
        </draw:frame>
        <draw:frame draw:style-name="gr1" draw:text-style-name="P2" draw:layer="layout" svg:width="16.11cm" svg:height="0.475cm" svg:x="2.2cm" svg:y="16.128cm">
          <draw:text-box>
            <text:p text:style-name="P1"><text:span text:style-name="T3">of January, and the development by the Iraqi Government of plans to confront militias </text:span></text:p>
          </draw:text-box>
        </draw:frame>
        <draw:frame draw:style-name="gr1" draw:text-style-name="P2" draw:layer="layout" svg:width="1.797cm" svg:height="0.475cm" svg:x="2.2cm" svg:y="16.693cm">
          <draw:text-box>
            <text:p text:style-name="P1"><text:span text:style-name="T3">in Basra. </text:span></text:p>
          </draw:text-box>
        </draw:frame>
        <draw:frame draw:style-name="gr1" draw:text-style-name="P2" draw:layer="layout" svg:width="15.415cm" svg:height="0.475cm" svg:x="2.2cm" svg:y="17.607cm">
          <draw:text-box>
            <text:p text:style-name="P1"><text:span text:style-name="T6">901. </text:span><text:span text:style-name="T3"><text:s/>Mr Alexander agreed on 20 February to increase DFID’s security headcount </text:span></text:p>
          </draw:text-box>
        </draw:frame>
        <draw:frame draw:style-name="gr1" draw:text-style-name="P2" draw:layer="layout" svg:width="16.22cm" svg:height="0.475cm" svg:x="2.2cm" svg:y="18.172cm">
          <draw:text-box>
            <text:p text:style-name="P1"><text:span text:style-name="T3">limit (the number of staff allowed in post at any one time) from seven to nine for Basra </text:span></text:p>
          </draw:text-box>
        </draw:frame>
        <draw:frame draw:style-name="gr1" draw:text-style-name="P2" draw:layer="layout" svg:width="6.123cm" svg:height="0.475cm" svg:x="2.2cm" svg:y="18.736cm">
          <draw:text-box>
            <text:p text:style-name="P1"><text:span text:style-name="T3">and from five to six for Baghdad.</text:span></text:p>
          </draw:text-box>
        </draw:frame>
        <draw:frame draw:style-name="gr5" draw:text-style-name="P6" draw:layer="layout" svg:width="0.408cm" svg:height="0.276cm" svg:x="8.295cm" svg:y="18.755cm">
          <draw:text-box>
            <text:p text:style-name="P1"><text:span text:style-name="T8">529</text:span></text:p>
          </draw:text-box>
        </draw:frame>
        <draw:frame draw:style-name="gr1" draw:text-style-name="P2" draw:layer="layout" svg:width="8.867cm" svg:height="0.475cm" svg:x="8.706cm" svg:y="18.736cm">
          <draw:text-box>
            <text:p text:style-name="P1"><text:span text:style-name="T3"><text:s/></text:span><text:span text:style-name="T3">The new post in Baghdad would have specific </text:span></text:p>
          </draw:text-box>
        </draw:frame>
        <draw:frame draw:style-name="gr1" draw:text-style-name="P2" draw:layer="layout" svg:width="16.228cm" svg:height="0.475cm" svg:x="2.2cm" svg:y="19.301cm">
          <draw:text-box>
            <text:p text:style-name="P1"><text:span text:style-name="T3">responsibility for facilitating the Basra economic initiatives. A DFID official advised that </text:span></text:p>
          </draw:text-box>
        </draw:frame>
        <draw:frame draw:style-name="gr1" draw:text-style-name="P2" draw:layer="layout" svg:width="2.555cm" svg:height="0.475cm" svg:x="2.2cm" svg:y="19.865cm">
          <draw:text-box>
            <text:p text:style-name="P1"><text:span text:style-name="T3">the increase: </text:span></text:p>
          </draw:text-box>
        </draw:frame>
        <draw:frame draw:style-name="gr1" draw:text-style-name="P2" draw:layer="layout" svg:width="15.141cm" svg:height="0.475cm" svg:x="2.95cm" svg:y="20.78cm">
          <draw:text-box>
            <text:p text:style-name="P1"><text:span text:style-name="T3">“… </text:span><text:span text:style-name="T3">should be characterised as organising ourselves to give the Basra economic </text:span></text:p>
          </draw:text-box>
        </draw:frame>
        <draw:frame draw:style-name="gr1" draw:text-style-name="P2" draw:layer="layout" svg:width="15.504cm" svg:height="0.475cm" svg:x="2.95cm" svg:y="21.344cm">
          <draw:text-box>
            <text:p text:style-name="P1"><text:span text:style-name="T3">initiatives the best chance of delivering in the shortest timeframe. It is not a ‘surge’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5.836cm" svg:height="0.475cm" svg:x="2.95cm" svg:y="21.908cm">
          <draw:text-box>
            <text:p text:style-name="P1"><text:span text:style-name="T3">but nor is it business as usual.”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525 </text:span></text:p>
          </draw:text-box>
        </draw:frame>
        <draw:frame draw:style-name="gr4" draw:text-style-name="P5" draw:layer="layout" svg:width="14.175cm" svg:height="0.395cm" svg:x="2.646cm" svg:y="23.817cm">
          <draw:text-box>
            <text:p text:style-name="P1"><text:span text:style-name="T11">Minute Cabinet Office [junior official] to McDonald, 15 February 2008, ‘Iraq Strategy Group, </text:span></text:p>
          </draw:text-box>
        </draw:frame>
        <draw:frame draw:style-name="gr4" draw:text-style-name="P5" draw:layer="layout" svg:width="2.169cm" svg:height="0.395cm" svg:x="2.2cm" svg:y="24.241cm">
          <draw:text-box>
            <text:p text:style-name="P1"><text:span text:style-name="T11">14 February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526 </text:span></text:p>
          </draw:text-box>
        </draw:frame>
        <draw:frame draw:style-name="gr4" draw:text-style-name="P5" draw:layer="layout" svg:width="13.142cm" svg:height="0.395cm" svg:x="2.646cm" svg:y="24.664cm">
          <draw:text-box>
            <text:p text:style-name="P1"><text:span text:style-name="T11">Minute Rollo to CDS, 18 February 2008, ‘SBMR-I’s Weekly Report (288) 17 Feb 08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527 </text:span></text:p>
          </draw:text-box>
        </draw:frame>
        <draw:frame draw:style-name="gr4" draw:text-style-name="P5" draw:layer="layout" svg:width="15.839cm" svg:height="0.395cm" svg:x="2.646cm" svg:y="25.087cm">
          <draw:text-box>
            <text:p text:style-name="P1"><text:span text:style-name="T11">Letter White-Spunner to CJO, 21 February 2008, ‘GOC MND(SE) Weekly Letter – 21 February 2008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28 </text:span></text:p>
          </draw:text-box>
        </draw:frame>
        <draw:frame draw:style-name="gr4" draw:text-style-name="P5" draw:layer="layout" svg:width="15.352cm" svg:height="0.395cm" svg:x="2.646cm" svg:y="25.511cm">
          <draw:text-box>
            <text:p text:style-name="P1"><text:span text:style-name="T11">Manuscript comment on Letter White-Spunner to CJO, 21 February 2008, ‘GOC MND(SE) Weekly </text:span></text:p>
          </draw:text-box>
        </draw:frame>
        <draw:line draw:style-name="gr8" draw:text-style-name="P7" draw:layer="layout" svg:x1="2.645cm" svg:y1="26.714cm" svg:x2="18.194cm" svg:y2="26.714cm">
          <text:p/>
        </draw:line>
        <draw:line draw:style-name="gr8" draw:text-style-name="P7" draw:layer="layout" svg:x1="2.199cm" svg:y1="27.137cm" svg:x2="6.513cm" svg:y2="27.137cm">
          <text:p/>
        </draw:line>
        <draw:frame draw:style-name="gr4" draw:text-style-name="P5" draw:layer="layout" svg:width="4.333cm" svg:height="0.395cm" svg:x="2.2cm" svg:y="25.934cm">
          <draw:text-box>
            <text:p text:style-name="P1"><text:span text:style-name="T11">Letter – 21 February 2008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29 </text:span></text:p>
          </draw:text-box>
        </draw:frame>
        <draw:frame draw:style-name="gr4" draw:text-style-name="P5" draw:layer="layout" svg:width="15.449cm" svg:height="0.395cm" svg:x="2.646cm" svg:y="26.357cm">
          <draw:text-box>
            <text:p text:style-name="P1"><text:span text:style-name="T5">Minute DFID [junior official] to PS/Secretary of State [DFID], 20 February 2008, ‘Iraq: Delivering the </text:span></text:p>
          </draw:text-box>
        </draw:frame>
        <draw:frame draw:style-name="gr4" draw:text-style-name="P5" draw:layer="layout" svg:width="4.387cm" svg:height="0.395cm" svg:x="2.2cm" svg:y="26.781cm">
          <draw:text-box>
            <text:p text:style-name="P1"><text:span text:style-name="T5">Basra Economic Initiatives’.</text:span><text:span text:style-name="T11"> </text:span></text:p>
          </draw:text-box>
        </draw:frame>
      </draw:page>
      <draw:page draw:name="page1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2</text:span></text:p>
          </draw:text-box>
        </draw:frame>
        <draw:frame draw:style-name="gr1" draw:text-style-name="P2" draw:layer="layout" svg:width="15.14cm" svg:height="0.475cm" svg:x="2.2cm" svg:y="2.525cm">
          <draw:text-box>
            <text:p text:style-name="P1"><text:span text:style-name="T6">902. </text:span><text:span text:style-name="T3"><text:s/>Mr Browne visited Kuwait and Iraq from 12 to 14 March in conjunction with </text:span></text:p>
          </draw:text-box>
        </draw:frame>
        <draw:frame draw:style-name="gr1" draw:text-style-name="P2" draw:layer="layout" svg:width="2.292cm" svg:height="0.475cm" svg:x="2.2cm" svg:y="3.09cm">
          <draw:text-box>
            <text:p text:style-name="P1"><text:span text:style-name="T3">Mr Wareing.</text:span></text:p>
          </draw:text-box>
        </draw:frame>
        <draw:frame draw:style-name="gr5" draw:text-style-name="P6" draw:layer="layout" svg:width="0.408cm" svg:height="0.276cm" svg:x="4.489cm" svg:y="3.108cm">
          <draw:text-box>
            <text:p text:style-name="P1"><text:span text:style-name="T8">530</text:span></text:p>
          </draw:text-box>
        </draw:frame>
        <draw:frame draw:style-name="gr1" draw:text-style-name="P2" draw:layer="layout" svg:width="13.291cm" svg:height="0.475cm" svg:x="4.901cm" svg:y="3.09cm">
          <draw:text-box>
            <text:p text:style-name="P1"><text:span text:style-name="T3"><text:s/></text:span><text:span text:style-name="T3">Mr Browne reported to Mr Brown that the mood in Iraq was optimistic, </text:span></text:p>
          </draw:text-box>
        </draw:frame>
        <draw:frame draw:style-name="gr1" draw:text-style-name="P2" draw:layer="layout" svg:width="15.284cm" svg:height="0.475cm" svg:x="2.2cm" svg:y="3.654cm">
          <draw:text-box>
            <text:p text:style-name="P1"><text:span text:style-name="T3">reflecting the improved security situation, political progress and the new focus on </text:span></text:p>
          </draw:text-box>
        </draw:frame>
        <draw:frame draw:style-name="gr1" draw:text-style-name="P2" draw:layer="layout" svg:width="4.443cm" svg:height="0.475cm" svg:x="2.2cm" svg:y="4.218cm">
          <draw:text-box>
            <text:p text:style-name="P1"><text:span text:style-name="T3">economic regeneration:</text:span></text:p>
          </draw:text-box>
        </draw:frame>
        <draw:frame draw:style-name="gr1" draw:text-style-name="P2" draw:layer="layout" svg:width="15.056cm" svg:height="0.475cm" svg:x="2.95cm" svg:y="5.133cm">
          <draw:text-box>
            <text:p text:style-name="P1"><text:span text:style-name="T3">“</text:span><text:span text:style-name="T3">Inevitably in Iraq, the pace of change is slower than we would wish and no-one </text:span></text:p>
          </draw:text-box>
        </draw:frame>
        <draw:frame draw:style-name="gr1" draw:text-style-name="P2" draw:layer="layout" svg:width="14.552cm" svg:height="0.475cm" svg:x="2.95cm" svg:y="5.697cm">
          <draw:text-box>
            <text:p text:style-name="P1"><text:span text:style-name="T3">believes it is irreversible, but we have an opportunity over the next year or so </text:span></text:p>
          </draw:text-box>
        </draw:frame>
        <draw:frame draw:style-name="gr1" draw:text-style-name="P2" draw:layer="layout" svg:width="14.912cm" svg:height="0.475cm" svg:x="2.95cm" svg:y="6.262cm">
          <draw:text-box>
            <text:p text:style-name="P1"><text:span text:style-name="T3">to contribute to a step-change in the country’s economy and to put our bilateral </text:span></text:p>
          </draw:text-box>
        </draw:frame>
        <draw:frame draw:style-name="gr1" draw:text-style-name="P2" draw:layer="layout" svg:width="16.042cm" svg:height="0.475cm" svg:x="2.95cm" svg:y="6.826cm">
          <draw:text-box>
            <text:p text:style-name="P1"><text:span text:style-name="T3">relationship onto a sustainable long-term footing. That does, however mean we need </text:span></text:p>
          </draw:text-box>
        </draw:frame>
        <draw:frame draw:style-name="gr1" draw:text-style-name="P2" draw:layer="layout" svg:width="14.548cm" svg:height="0.475cm" svg:x="2.95cm" svg:y="7.391cm">
          <draw:text-box>
            <text:p text:style-name="P1"><text:span text:style-name="T3">to redouble our efforts now … to exploit the progress we have already made.”</text:span></text:p>
          </draw:text-box>
        </draw:frame>
        <draw:frame draw:style-name="gr1" draw:text-style-name="P2" draw:layer="layout" svg:width="16.186cm" svg:height="0.475cm" svg:x="2.2cm" svg:y="8.305cm">
          <draw:text-box>
            <text:p text:style-name="P1"><text:span text:style-name="T6">903. </text:span><text:span text:style-name="T3"><text:s/>On the economic initiatives, discussions in Iraq had identified three areas where </text:span></text:p>
          </draw:text-box>
        </draw:frame>
        <draw:frame draw:style-name="gr1" draw:text-style-name="P2" draw:layer="layout" svg:width="4.35cm" svg:height="0.475cm" svg:x="2.2cm" svg:y="8.87cm">
          <draw:text-box>
            <text:p text:style-name="P1"><text:span text:style-name="T3">the UK could do more: </text:span></text:p>
          </draw:text-box>
        </draw:frame>
        <draw:frame draw:style-name="gr3" draw:text-style-name="P4" draw:layer="layout" svg:width="0.634cm" svg:height="0.712cm" svg:x="2.95cm" svg:y="9.6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57cm" svg:height="0.475cm" svg:x="3.7cm" svg:y="9.784cm">
          <draw:text-box>
            <text:p text:style-name="P1"><text:span text:style-name="T3">reinforcing the UK team in Basra and Baghdad. Gen Petraeus thought that the </text:span></text:p>
          </draw:text-box>
        </draw:frame>
        <draw:frame draw:style-name="gr1" draw:text-style-name="P2" draw:layer="layout" svg:width="4.629cm" svg:height="0.475cm" svg:x="3.7cm" svg:y="10.348cm">
          <draw:text-box>
            <text:p text:style-name="P1"><text:span text:style-name="T3">UK was “under-gunned”;</text:span></text:p>
          </draw:text-box>
        </draw:frame>
        <draw:frame draw:style-name="gr3" draw:text-style-name="P4" draw:layer="layout" svg:width="0.634cm" svg:height="0.712cm" svg:x="2.95cm" svg:y="10.8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06cm" svg:height="0.475cm" svg:x="3.7cm" svg:y="11.013cm">
          <draw:text-box>
            <text:p text:style-name="P1"><text:span text:style-name="T3">re-doubling the UK effort to unblock the investment and hydrocarbons </text:span></text:p>
          </draw:text-box>
        </draw:frame>
        <draw:frame draw:style-name="gr1" draw:text-style-name="P2" draw:layer="layout" svg:width="13.997cm" svg:height="0.475cm" svg:x="3.7cm" svg:y="11.577cm">
          <draw:text-box>
            <text:p text:style-name="P1"><text:span text:style-name="T3">legislation, and to encourage international business to invest in Basra; and</text:span></text:p>
          </draw:text-box>
        </draw:frame>
        <draw:frame draw:style-name="gr3" draw:text-style-name="P4" draw:layer="layout" svg:width="0.634cm" svg:height="0.712cm" svg:x="2.95cm" svg:y="12.0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5cm" svg:height="0.475cm" svg:x="3.7cm" svg:y="12.242cm">
          <draw:text-box>
            <text:p text:style-name="P1"><text:span text:style-name="T3">a diplomatic initiative, with the US, to encourage a constructive partnership </text:span></text:p>
          </draw:text-box>
        </draw:frame>
        <draw:frame draw:style-name="gr1" draw:text-style-name="P2" draw:layer="layout" svg:width="5.298cm" svg:height="0.475cm" svg:x="3.7cm" svg:y="12.806cm">
          <draw:text-box>
            <text:p text:style-name="P1"><text:span text:style-name="T3">between Basra and Kuwait. </text:span></text:p>
          </draw:text-box>
        </draw:frame>
        <draw:frame draw:style-name="gr1" draw:text-style-name="P2" draw:layer="layout" svg:width="15.97cm" svg:height="0.475cm" svg:x="2.2cm" svg:y="13.721cm">
          <draw:text-box>
            <text:p text:style-name="P1"><text:span text:style-name="T6">904. </text:span><text:span text:style-name="T3"><text:s/>Mr Browne commented that working alongside the US should help improve the </text:span></text:p>
          </draw:text-box>
        </draw:frame>
        <draw:frame draw:style-name="gr1" draw:text-style-name="P2" draw:layer="layout" svg:width="15.496cm" svg:height="0.475cm" svg:x="2.2cm" svg:y="14.285cm">
          <draw:text-box>
            <text:p text:style-name="P1"><text:span text:style-name="T3">UK’s relationship with the US. Although Gen Petraeus had been polite during their </text:span></text:p>
          </draw:text-box>
        </draw:frame>
        <draw:frame draw:style-name="gr1" draw:text-style-name="P2" draw:layer="layout" svg:width="15.809cm" svg:height="0.475cm" svg:x="2.2cm" svg:y="14.85cm">
          <draw:text-box>
            <text:p text:style-name="P1"><text:span text:style-name="T3">meeting, and also during his later meeting with Mr Wareing, he had previously been </text:span></text:p>
          </draw:text-box>
        </draw:frame>
        <draw:frame draw:style-name="gr1" draw:text-style-name="P2" draw:layer="layout" svg:width="12.389cm" svg:height="0.475cm" svg:x="2.2cm" svg:y="15.414cm">
          <draw:text-box>
            <text:p text:style-name="P1"><text:span text:style-name="T3">critical of the scale of the UK’s non-military engagement in Basra. </text:span></text:p>
          </draw:text-box>
        </draw:frame>
        <draw:frame draw:style-name="gr1" draw:text-style-name="P2" draw:layer="layout" svg:width="15.386cm" svg:height="0.475cm" svg:x="2.2cm" svg:y="16.328cm">
          <draw:text-box>
            <text:p text:style-name="P1"><text:span text:style-name="T6">905. </text:span><text:span text:style-name="T3"><text:s/>The British Embassy Baghdad reported that Gen Petraeus had spelt out his </text:span></text:p>
          </draw:text-box>
        </draw:frame>
        <draw:frame draw:style-name="gr1" draw:text-style-name="P2" draw:layer="layout" svg:width="7.863cm" svg:height="0.475cm" svg:x="2.2cm" svg:y="16.893cm">
          <draw:text-box>
            <text:p text:style-name="P1"><text:span text:style-name="T3">concerns in his meeting with Mr Wareing: </text:span></text:p>
          </draw:text-box>
        </draw:frame>
        <draw:frame draw:style-name="gr1" draw:text-style-name="P2" draw:layer="layout" svg:width="14.565cm" svg:height="0.475cm" svg:x="2.95cm" svg:y="17.807cm">
          <draw:text-box>
            <text:p text:style-name="P1"><text:span text:style-name="T3">“</text:span><text:span text:style-name="T3">In his [Gen Petraeus] view the UK had not been aggressive enough in trying </text:span></text:p>
          </draw:text-box>
        </draw:frame>
        <draw:frame draw:style-name="gr1" draw:text-style-name="P2" draw:layer="layout" svg:width="13.976cm" svg:height="0.475cm" svg:x="2.95cm" svg:y="18.372cm">
          <draw:text-box>
            <text:p text:style-name="P1"><text:span text:style-name="T3">to achieve development change in Basra, and we needed to ‘increase our </text:span></text:p>
          </draw:text-box>
        </draw:frame>
        <draw:frame draw:style-name="gr1" draw:text-style-name="P2" draw:layer="layout" svg:width="13.714cm" svg:height="0.475cm" svg:x="2.95cm" svg:y="18.936cm">
          <draw:text-box>
            <text:p text:style-name="P1"><text:span text:style-name="T3">horsepower’… He felt that the PM [Mr Brown] and the Foreign Secretary </text:span></text:p>
          </draw:text-box>
        </draw:frame>
        <draw:frame draw:style-name="gr1" draw:text-style-name="P2" draw:layer="layout" svg:width="14.836cm" svg:height="0.475cm" svg:x="2.95cm" svg:y="19.501cm">
          <draw:text-box>
            <text:p text:style-name="P1"><text:span text:style-name="T3">[Mr Miliband] had promised much, but that he hadn’t seen much delivery … he </text:span></text:p>
          </draw:text-box>
        </draw:frame>
        <draw:frame draw:style-name="gr1" draw:text-style-name="P2" draw:layer="layout" svg:width="15.509cm" svg:height="0.475cm" svg:x="2.95cm" svg:y="20.065cm">
          <draw:text-box>
            <text:p text:style-name="P1"><text:span text:style-name="T3">would make his concerns clear to the PM when he comes through the UK in April.” </text:span></text:p>
          </draw:text-box>
        </draw:frame>
        <draw:frame draw:style-name="gr5" draw:text-style-name="P6" draw:layer="layout" svg:width="0.408cm" svg:height="0.276cm" svg:x="18.388cm" svg:y="20.084cm">
          <draw:text-box>
            <text:p text:style-name="P1"><text:span text:style-name="T8">531</text:span></text:p>
          </draw:text-box>
        </draw:frame>
        <draw:frame draw:style-name="gr1" draw:text-style-name="P2" draw:layer="layout" svg:width="0.422cm" svg:height="0.475cm" svg:x="18.8cm" svg:y="20.0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63cm" svg:height="0.475cm" svg:x="2.2cm" svg:y="20.98cm">
          <draw:text-box>
            <text:p text:style-name="P1"><text:span text:style-name="T6">906. </text:span><text:span text:style-name="T3"><text:s/>The Embassy commented that Gen Petraeus wanted the UK to set up an office </text:span></text:p>
          </draw:text-box>
        </draw:frame>
        <draw:frame draw:style-name="gr1" draw:text-style-name="P2" draw:layer="layout" svg:width="15.631cm" svg:height="0.475cm" svg:x="2.2cm" svg:y="21.544cm">
          <draw:text-box>
            <text:p text:style-name="P1"><text:span text:style-name="T3">in the Green Zone in Baghdad to promote Basra, and to increase the UK presence </text:span></text:p>
          </draw:text-box>
        </draw:frame>
        <draw:frame draw:style-name="gr1" draw:text-style-name="P2" draw:layer="layout" svg:width="1.797cm" svg:height="0.475cm" svg:x="2.2cm" svg:y="22.108cm">
          <draw:text-box>
            <text:p text:style-name="P1"><text:span text:style-name="T3">in Basra. </text:span></text:p>
          </draw:text-box>
        </draw:frame>
        <draw:frame draw:style-name="gr1" draw:text-style-name="P2" draw:layer="layout" svg:width="15.263cm" svg:height="0.475cm" svg:x="2.2cm" svg:y="23.023cm">
          <draw:text-box>
            <text:p text:style-name="P1"><text:span text:style-name="T6">907. </text:span><text:span text:style-name="T3"><text:s/>Mr Alexander sent Mr Brown a further update on progress on the economic </text:span></text:p>
          </draw:text-box>
        </draw:frame>
        <draw:frame draw:style-name="gr1" draw:text-style-name="P2" draw:layer="layout" svg:width="16.3cm" svg:height="0.475cm" svg:x="2.2cm" svg:y="23.587cm">
          <draw:text-box>
            <text:p text:style-name="P1"><text:span text:style-name="T3">initiatives on 31 March, in advance of the planned discussion of the UK’s Iraq Strategy </text:span></text:p>
          </draw:text-box>
        </draw:frame>
        <draw:frame draw:style-name="gr1" draw:text-style-name="P2" draw:layer="layout" svg:width="6.631cm" svg:height="0.475cm" svg:x="2.2cm" svg:y="24.152cm">
          <draw:text-box>
            <text:p text:style-name="P1"><text:span text:style-name="T3">at the 1 April meeting of NSID(OD).</text:span></text:p>
          </draw:text-box>
        </draw:frame>
        <draw:frame draw:style-name="gr5" draw:text-style-name="P6" draw:layer="layout" svg:width="0.408cm" svg:height="0.276cm" svg:x="8.811cm" svg:y="24.171cm">
          <draw:text-box>
            <text:p text:style-name="P1"><text:span text:style-name="T8">532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0.422cm" svg:height="0.475cm" svg:x="9.223cm" svg:y="24.152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30 </text:span></text:p>
          </draw:text-box>
        </draw:frame>
        <draw:frame draw:style-name="gr4" draw:text-style-name="P5" draw:layer="layout" svg:width="11.115cm" svg:height="0.395cm" svg:x="2.646cm" svg:y="25.511cm">
          <draw:text-box>
            <text:p text:style-name="P1"><text:span text:style-name="T11">Letter Browne to Brown, 18 March 2008, ‘Visit to Baghdad and Kuwait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531 </text:span></text:p>
          </draw:text-box>
        </draw:frame>
        <draw:frame draw:style-name="gr4" draw:text-style-name="P5" draw:layer="layout" svg:width="14.476cm" svg:height="0.395cm" svg:x="2.642cm" svg:y="25.934cm">
          <draw:text-box>
            <text:p text:style-name="P1"><text:span text:style-name="T11">Telegram 10285/08 Baghdad to FCO London, 17 March 2008, ‘Michael Wareing to Baghdad, </text:span></text:p>
          </draw:text-box>
        </draw:frame>
        <draw:line draw:style-name="gr8" draw:text-style-name="P7" draw:layer="layout" svg:x1="2.645cm" svg:y1="27.137cm" svg:x2="10.882cm" svg:y2="27.137cm">
          <text:p/>
        </draw:line>
        <draw:frame draw:style-name="gr4" draw:text-style-name="P5" draw:layer="layout" svg:width="1.738cm" svg:height="0.395cm" svg:x="2.2cm" svg:y="26.357cm">
          <draw:text-box>
            <text:p text:style-name="P1"><text:span text:style-name="T11">14 March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32 </text:span></text:p>
          </draw:text-box>
        </draw:frame>
        <draw:frame draw:style-name="gr4" draw:text-style-name="P5" draw:layer="layout" svg:width="8.278cm" svg:height="0.395cm" svg:x="2.646cm" svg:y="26.781cm">
          <draw:text-box>
            <text:p text:style-name="P1"><text:span text:style-name="T5">Letter Alexander to Brown, 31 March 2008, [untitled].</text:span><text:span text:style-name="T11"> </text:span></text:p>
          </draw:text-box>
        </draw:frame>
      </draw:page>
      <draw:page draw:name="page147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3</text:span></text:p>
          </draw:text-box>
        </draw:frame>
        <draw:frame draw:style-name="gr1" draw:text-style-name="P2" draw:layer="layout" svg:width="15.352cm" svg:height="0.475cm" svg:x="2.2cm" svg:y="2.525cm">
          <draw:text-box>
            <text:p text:style-name="P1"><text:span text:style-name="T6">908. </text:span><text:span text:style-name="T3"><text:s/>He advised that DFID had increased the number of full-time equivalent staff </text:span></text:p>
          </draw:text-box>
        </draw:frame>
        <draw:frame draw:style-name="gr1" draw:text-style-name="P2" draw:layer="layout" svg:width="16.059cm" svg:height="0.475cm" svg:x="2.2cm" svg:y="3.09cm">
          <draw:text-box>
            <text:p text:style-name="P1"><text:span text:style-name="T3">working on the economic initiatives from four in January 2008 to 10. DFID would also </text:span></text:p>
          </draw:text-box>
        </draw:frame>
        <draw:frame draw:style-name="gr1" draw:text-style-name="P2" draw:layer="layout" svg:width="16.474cm" svg:height="0.475cm" svg:x="2.2cm" svg:y="3.654cm">
          <draw:text-box>
            <text:p text:style-name="P1"><text:span text:style-name="T3">establish a Basra Support Office in Baghdad. DFID was recruiting internally to staff that </text:span></text:p>
          </draw:text-box>
        </draw:frame>
        <draw:frame draw:style-name="gr1" draw:text-style-name="P2" draw:layer="layout" svg:width="16.478cm" svg:height="0.475cm" svg:x="2.2cm" svg:y="4.218cm">
          <draw:text-box>
            <text:p text:style-name="P1"><text:span text:style-name="T3">office, and was discussing with other departments including the FCO, the MOD and UK </text:span></text:p>
          </draw:text-box>
        </draw:frame>
        <draw:frame draw:style-name="gr1" draw:text-style-name="P2" draw:layer="layout" svg:width="16.592cm" svg:height="0.475cm" svg:x="2.2cm" svg:y="4.783cm">
          <draw:text-box>
            <text:p text:style-name="P1"><text:span text:style-name="T3">Trade and Investment what role they could play. Mr Wareing had stated that this level of </text:span></text:p>
          </draw:text-box>
        </draw:frame>
        <draw:frame draw:style-name="gr1" draw:text-style-name="P2" draw:layer="layout" svg:width="9.938cm" svg:height="0.475cm" svg:x="2.2cm" svg:y="5.347cm">
          <draw:text-box>
            <text:p text:style-name="P1"><text:span text:style-name="T3">staffing was “fully adequate” to deliver the initiatives. </text:span></text:p>
          </draw:text-box>
        </draw:frame>
        <draw:frame draw:style-name="gr1" draw:text-style-name="P2" draw:layer="layout" svg:width="16.719cm" svg:height="0.475cm" svg:x="2.2cm" svg:y="6.262cm">
          <draw:text-box>
            <text:p text:style-name="P1"><text:span text:style-name="T6">909. </text:span><text:span text:style-name="T3"><text:s/>In his evidence to the Inquiry, Mr Wareing highlighted three major successes within </text:span></text:p>
          </draw:text-box>
        </draw:frame>
        <draw:frame draw:style-name="gr1" draw:text-style-name="P2" draw:layer="layout" svg:width="5.738cm" svg:height="0.475cm" svg:x="2.2cm" svg:y="6.826cm">
          <draw:text-box>
            <text:p text:style-name="P1"><text:span text:style-name="T3">the Basra economic initiatives:</text:span></text:p>
          </draw:text-box>
        </draw:frame>
        <draw:frame draw:style-name="gr3" draw:text-style-name="P4" draw:layer="layout" svg:width="0.634cm" svg:height="0.712cm" svg:x="2.95cm" svg:y="7.5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35cm" svg:height="0.475cm" svg:x="3.7cm" svg:y="7.741cm">
          <draw:text-box>
            <text:p text:style-name="P1"><text:span text:style-name="T3">the youth unemployment programme, which Prime Minister Maliki had </text:span></text:p>
          </draw:text-box>
        </draw:frame>
        <draw:frame draw:style-name="gr1" draw:text-style-name="P2" draw:layer="layout" svg:width="8.151cm" svg:height="0.475cm" svg:x="3.7cm" svg:y="8.305cm">
          <draw:text-box>
            <text:p text:style-name="P1"><text:span text:style-name="T3">expressed interest in rolling out nationwide;</text:span></text:p>
          </draw:text-box>
        </draw:frame>
        <draw:frame draw:style-name="gr3" draw:text-style-name="P4" draw:layer="layout" svg:width="0.634cm" svg:height="0.712cm" svg:x="2.95cm" svg:y="8.8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5cm" svg:height="0.475cm" svg:x="3.7cm" svg:y="8.97cm">
          <draw:text-box>
            <text:p text:style-name="P1"><text:span text:style-name="T3">Basra International Airport and Umm Qasr port, where Mr Wareing had been </text:span></text:p>
          </draw:text-box>
        </draw:frame>
        <draw:frame draw:style-name="gr1" draw:text-style-name="P2" draw:layer="layout" svg:width="13.43cm" svg:height="0.475cm" svg:x="3.7cm" svg:y="9.534cm">
          <draw:text-box>
            <text:p text:style-name="P1"><text:span text:style-name="T3">able to bring together the UK military, DFID and local Iraqi leaders; and </text:span></text:p>
          </draw:text-box>
        </draw:frame>
        <draw:frame draw:style-name="gr3" draw:text-style-name="P4" draw:layer="layout" svg:width="0.634cm" svg:height="0.712cm" svg:x="2.95cm" svg:y="10.0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26cm" svg:height="0.475cm" svg:x="3.7cm" svg:y="10.198cm">
          <draw:text-box>
            <text:p text:style-name="P1"><text:span text:style-name="T3">the establishment of the National Investment Commission and the Basra </text:span></text:p>
          </draw:text-box>
        </draw:frame>
        <draw:frame draw:style-name="gr1" draw:text-style-name="P2" draw:layer="layout" svg:width="4.646cm" svg:height="0.475cm" svg:x="3.7cm" svg:y="10.763cm">
          <draw:text-box>
            <text:p text:style-name="P1"><text:span text:style-name="T3">Investment Commission.</text:span></text:p>
          </draw:text-box>
        </draw:frame>
        <draw:frame draw:style-name="gr5" draw:text-style-name="P6" draw:layer="layout" svg:width="0.408cm" svg:height="0.276cm" svg:x="8.335cm" svg:y="10.782cm">
          <draw:text-box>
            <text:p text:style-name="P1"><text:span text:style-name="T8">533</text:span></text:p>
          </draw:text-box>
        </draw:frame>
        <draw:frame draw:style-name="gr1" draw:text-style-name="P2" draw:layer="layout" svg:width="0.422cm" svg:height="0.475cm" svg:x="8.746cm" svg:y="10.76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82cm" svg:height="0.475cm" svg:x="2.2cm" svg:y="11.677cm">
          <draw:text-box>
            <text:p text:style-name="P1"><text:span text:style-name="T6">910. </text:span><text:span text:style-name="T3"><text:s/>Mr Keith MacKiggan, Head of the PRT from September 2008, told the Inquiry that </text:span></text:p>
          </draw:text-box>
        </draw:frame>
        <draw:frame draw:style-name="gr1" draw:text-style-name="P2" draw:layer="layout" svg:width="12.609cm" svg:height="0.475cm" svg:x="2.2cm" svg:y="12.242cm">
          <draw:text-box>
            <text:p text:style-name="P1"><text:span text:style-name="T3">the economic initiatives had been “very effective”, as evidenced by:</text:span></text:p>
          </draw:text-box>
        </draw:frame>
        <draw:frame draw:style-name="gr3" draw:text-style-name="P4" draw:layer="layout" svg:width="0.634cm" svg:height="0.712cm" svg:x="2.95cm" svg:y="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24cm" svg:height="0.475cm" svg:x="3.7cm" svg:y="13.156cm">
          <draw:text-box>
            <text:p text:style-name="P1"><text:span text:style-name="T3">the interest shown by the Iraqi Government in replicating the initiatives </text:span></text:p>
          </draw:text-box>
        </draw:frame>
        <draw:frame draw:style-name="gr1" draw:text-style-name="P2" draw:layer="layout" svg:width="2.644cm" svg:height="0.475cm" svg:x="3.7cm" svg:y="13.721cm">
          <draw:text-box>
            <text:p text:style-name="P1"><text:span text:style-name="T3">country-wide; </text:span></text:p>
          </draw:text-box>
        </draw:frame>
        <draw:frame draw:style-name="gr3" draw:text-style-name="P4" draw:layer="layout" svg:width="0.634cm" svg:height="0.712cm" svg:x="2.95cm" svg:y="14.2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284cm" svg:height="0.475cm" svg:x="3.7cm" svg:y="14.385cm">
          <draw:text-box>
            <text:p text:style-name="P1"><text:span text:style-name="T3">the amount of investment that they attracted into Basra; and</text:span></text:p>
          </draw:text-box>
        </draw:frame>
        <draw:frame draw:style-name="gr3" draw:text-style-name="P4" draw:layer="layout" svg:width="0.634cm" svg:height="0.712cm" svg:x="2.95cm" svg:y="14.8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17cm" svg:height="0.475cm" svg:x="3.7cm" svg:y="15.05cm">
          <draw:text-box>
            <text:p text:style-name="P1"><text:span text:style-name="T3">the economic confidence that they had helped to engender.</text:span></text:p>
          </draw:text-box>
        </draw:frame>
        <draw:frame draw:style-name="gr5" draw:text-style-name="P6" draw:layer="layout" svg:width="0.408cm" svg:height="0.276cm" svg:x="14.809cm" svg:y="15.068cm">
          <draw:text-box>
            <text:p text:style-name="P1"><text:span text:style-name="T8">534</text:span></text:p>
          </draw:text-box>
        </draw:frame>
        <draw:frame draw:style-name="gr1" draw:text-style-name="P2" draw:layer="layout" svg:width="0.422cm" svg:height="0.475cm" svg:x="15.221cm" svg:y="15.0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9.256cm" svg:height="0.628cm" svg:x="2.2cm" svg:y="16.077cm">
          <draw:text-box>
            <text:p text:style-name="P1"><text:span text:style-name="T2">Charge of the Knights, March 2008</text:span></text:p>
          </draw:text-box>
        </draw:frame>
        <draw:frame draw:style-name="gr1" draw:text-style-name="P2" draw:layer="layout" svg:width="16.423cm" svg:height="0.475cm" svg:x="2.2cm" svg:y="16.97cm">
          <draw:text-box>
            <text:p text:style-name="P1"><text:span text:style-name="T6">911. </text:span><text:span text:style-name="T3"><text:s/>On 25 March 2008, in response to growing concerns over the security situation in </text:span></text:p>
          </draw:text-box>
        </draw:frame>
        <draw:frame draw:style-name="gr1" draw:text-style-name="P2" draw:layer="layout" svg:width="14.687cm" svg:height="0.475cm" svg:x="2.2cm" svg:y="17.534cm">
          <draw:text-box>
            <text:p text:style-name="P1"><text:span text:style-name="T3">Basra, Prime Minister Maliki launched a major offensive against Basra militias.</text:span></text:p>
          </draw:text-box>
        </draw:frame>
        <draw:frame draw:style-name="gr5" draw:text-style-name="P6" draw:layer="layout" svg:width="0.408cm" svg:height="0.276cm" svg:x="16.85cm" svg:y="17.553cm">
          <draw:text-box>
            <text:p text:style-name="P1"><text:span text:style-name="T8">535</text:span></text:p>
          </draw:text-box>
        </draw:frame>
        <draw:frame draw:style-name="gr1" draw:text-style-name="P2" draw:layer="layout" svg:width="0.422cm" svg:height="0.475cm" svg:x="17.262cm" svg:y="17.5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43cm" svg:height="0.475cm" svg:x="2.2cm" svg:y="18.448cm">
          <draw:text-box>
            <text:p text:style-name="P1"><text:span text:style-name="T6">912. </text:span><text:span text:style-name="T3"><text:s/>Section 9.6 considers the genesis and implementation of that military operation, </text:span></text:p>
          </draw:text-box>
        </draw:frame>
        <draw:frame draw:style-name="gr1" draw:text-style-name="P2" draw:layer="layout" svg:width="16.576cm" svg:height="0.475cm" svg:x="2.2cm" svg:y="19.013cm">
          <draw:text-box>
            <text:p text:style-name="P1"><text:span text:style-name="T3">which came to be known as the Charge of the Knights, and the damage to UK-Iraqi and </text:span></text:p>
          </draw:text-box>
        </draw:frame>
        <draw:frame draw:style-name="gr1" draw:text-style-name="P2" draw:layer="layout" svg:width="3.279cm" svg:height="0.475cm" svg:x="2.2cm" svg:y="19.577cm">
          <draw:text-box>
            <text:p text:style-name="P1"><text:span text:style-name="T3">UK-US relations. </text:span></text:p>
          </draw:text-box>
        </draw:frame>
        <draw:frame draw:style-name="gr1" draw:text-style-name="P2" draw:layer="layout" svg:width="13.824cm" svg:height="0.475cm" svg:x="2.2cm" svg:y="20.492cm">
          <draw:text-box>
            <text:p text:style-name="P1"><text:span text:style-name="T6">913. </text:span><text:span text:style-name="T3"><text:s/>Mr Browne reported to Cabinet on recent events in Basra on 1 April.</text:span></text:p>
          </draw:text-box>
        </draw:frame>
        <draw:frame draw:style-name="gr5" draw:text-style-name="P6" draw:layer="layout" svg:width="0.408cm" svg:height="0.276cm" svg:x="15.942cm" svg:y="20.511cm">
          <draw:text-box>
            <text:p text:style-name="P1"><text:span text:style-name="T8">536</text:span></text:p>
          </draw:text-box>
        </draw:frame>
        <draw:frame draw:style-name="gr1" draw:text-style-name="P2" draw:layer="layout" svg:width="1.679cm" svg:height="0.475cm" svg:x="16.354cm" svg:y="20.492cm">
          <draw:text-box>
            <text:p text:style-name="P1"><text:span text:style-name="T3"><text:s/></text:span><text:span text:style-name="T3">He said </text:span></text:p>
          </draw:text-box>
        </draw:frame>
        <draw:frame draw:style-name="gr1" draw:text-style-name="P2" draw:layer="layout" svg:width="16.592cm" svg:height="0.475cm" svg:x="2.2cm" svg:y="21.056cm">
          <draw:text-box>
            <text:p text:style-name="P1"><text:span text:style-name="T3">that the decision to launch the operation had come as a surprise to everyone. Mr Brown </text:span></text:p>
          </draw:text-box>
        </draw:frame>
        <draw:frame draw:style-name="gr1" draw:text-style-name="P2" draw:layer="layout" svg:width="16.749cm" svg:height="0.475cm" svg:x="2.2cm" svg:y="21.621cm">
          <draw:text-box>
            <text:p text:style-name="P1"><text:span text:style-name="T3">said that Ministers would have a further discussion of the implications of recent events at </text:span></text:p>
          </draw:text-box>
        </draw:frame>
        <draw:frame draw:style-name="gr1" draw:text-style-name="P2" draw:layer="layout" svg:width="2.165cm" svg:height="0.475cm" svg:x="2.2cm" svg:y="22.185cm">
          <draw:text-box>
            <text:p text:style-name="P1"><text:span text:style-name="T3">NSID(OD). </text:span></text:p>
          </draw:text-box>
        </draw:frame>
        <draw:frame draw:style-name="gr1" draw:text-style-name="P2" draw:layer="layout" svg:width="15.606cm" svg:height="0.475cm" svg:x="2.2cm" svg:y="23.1cm">
          <draw:text-box>
            <text:p text:style-name="P1"><text:span text:style-name="T6">914. </text:span><text:span text:style-name="T3"><text:s/>NSID(OD) met later that day, with Mr Brown in the chair, to consider the UK’s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6.288cm" svg:height="0.475cm" svg:x="2.2cm" svg:y="23.664cm">
          <draw:text-box>
            <text:p text:style-name="P1"><text:span text:style-name="T3">“</text:span><text:span text:style-name="T3">continuing role in Basra in 2008/2009, and the timelines and considerations for taking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33 </text:span></text:p>
          </draw:text-box>
        </draw:frame>
        <draw:frame draw:style-name="gr4" draw:text-style-name="P5" draw:layer="layout" svg:width="5.963cm" svg:height="0.395cm" svg:x="2.646cm" svg:y="25.511cm">
          <draw:text-box>
            <text:p text:style-name="P1"><text:span text:style-name="T11">Public hearing, 16 July 2010, page 55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534 </text:span></text:p>
          </draw:text-box>
        </draw:frame>
        <draw:frame draw:style-name="gr4" draw:text-style-name="P5" draw:layer="layout" svg:width="7.178cm" svg:height="0.395cm" svg:x="2.646cm" svg:y="25.934cm">
          <draw:text-box>
            <text:p text:style-name="P1"><text:span text:style-name="T11">Public hearing, 7 January 2010, pages 22-23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35 </text:span></text:p>
          </draw:text-box>
        </draw:frame>
        <draw:frame draw:style-name="gr4" draw:text-style-name="P5" draw:layer="layout" svg:width="9.577cm" svg:height="0.395cm" svg:x="2.646cm" svg:y="26.357cm">
          <draw:text-box>
            <text:p text:style-name="P1"><text:span text:style-name="T12">BBC News,</text:span><text:span text:style-name="T11"> 25 March 2008, </text:span><text:span text:style-name="T12">Basra’s gun rule risks Iraq future</text:span><text:span text:style-name="T11">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36 </text:span></text:p>
          </draw:text-box>
        </draw:frame>
        <draw:frame draw:style-name="gr4" draw:text-style-name="P5" draw:layer="layout" svg:width="5.45cm" svg:height="0.395cm" svg:x="2.646cm" svg:y="26.781cm">
          <draw:text-box>
            <text:p text:style-name="P1"><text:span text:style-name="T11">Cabinet Conclusions, 1 April 2008. </text:span></text:p>
          </draw:text-box>
        </draw:frame>
      </draw:page>
      <draw:page draw:name="page1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4</text:span></text:p>
          </draw:text-box>
        </draw:frame>
        <draw:frame draw:style-name="gr1" draw:text-style-name="P2" draw:layer="layout" svg:width="6.166cm" svg:height="0.475cm" svg:x="2.2cm" svg:y="2.525cm">
          <draw:text-box>
            <text:p text:style-name="P1"><text:span text:style-name="T3">decisions on force level options”.</text:span></text:p>
          </draw:text-box>
        </draw:frame>
        <draw:frame draw:style-name="gr5" draw:text-style-name="P6" draw:layer="layout" svg:width="0.408cm" svg:height="0.276cm" svg:x="8.342cm" svg:y="2.544cm">
          <draw:text-box>
            <text:p text:style-name="P1"><text:span text:style-name="T8">537</text:span></text:p>
          </draw:text-box>
        </draw:frame>
        <draw:frame draw:style-name="gr1" draw:text-style-name="P2" draw:layer="layout" svg:width="9.075cm" svg:height="0.475cm" svg:x="8.753cm" svg:y="2.525cm">
          <draw:text-box>
            <text:p text:style-name="P1"><text:span text:style-name="T3"><text:s/></text:span><text:span text:style-name="T3">The meeting was provided with three papers: a </text:span></text:p>
          </draw:text-box>
        </draw:frame>
        <draw:frame draw:style-name="gr1" draw:text-style-name="P2" draw:layer="layout" svg:width="15.568cm" svg:height="0.475cm" svg:x="2.2cm" svg:y="3.09cm">
          <draw:text-box>
            <text:p text:style-name="P1"><text:span text:style-name="T3">Short-Term Strategy, a draft of Mr Browne’s planned statement to Parliament , and </text:span></text:p>
          </draw:text-box>
        </draw:frame>
        <draw:frame draw:style-name="gr1" draw:text-style-name="P2" draw:layer="layout" svg:width="16.343cm" svg:height="0.475cm" svg:x="2.2cm" svg:y="3.654cm">
          <draw:text-box>
            <text:p text:style-name="P1"><text:span text:style-name="T3">Mr Alexander’s letter to Mr Brown of 31 March on progress on the economic initiatives. </text:span></text:p>
          </draw:text-box>
        </draw:frame>
        <draw:frame draw:style-name="gr1" draw:text-style-name="P2" draw:layer="layout" svg:width="15.627cm" svg:height="0.475cm" svg:x="2.2cm" svg:y="4.568cm">
          <draw:text-box>
            <text:p text:style-name="P1"><text:span text:style-name="T6">915. </text:span><text:span text:style-name="T3"><text:s/>The Short-Term Strategy paper considered four options for drawing down UK </text:span></text:p>
          </draw:text-box>
        </draw:frame>
        <draw:frame draw:style-name="gr1" draw:text-style-name="P2" draw:layer="layout" svg:width="15.195cm" svg:height="0.475cm" svg:x="2.2cm" svg:y="5.133cm">
          <draw:text-box>
            <text:p text:style-name="P1"><text:span text:style-name="T3">troops in Iraq, set out the civilian and military tasks that the UK could continue to </text:span></text:p>
          </draw:text-box>
        </draw:frame>
        <draw:frame draw:style-name="gr1" draw:text-style-name="P2" draw:layer="layout" svg:width="15.411cm" svg:height="0.475cm" svg:x="2.2cm" svg:y="5.697cm">
          <draw:text-box>
            <text:p text:style-name="P1"><text:span text:style-name="T3">undertake in each case, and assessed the impact of withdrawing from Iraq on the </text:span></text:p>
          </draw:text-box>
        </draw:frame>
        <draw:frame draw:style-name="gr1" draw:text-style-name="P2" draw:layer="layout" svg:width="3.016cm" svg:height="0.475cm" svg:x="2.2cm" svg:y="6.262cm">
          <draw:text-box>
            <text:p text:style-name="P1"><text:span text:style-name="T3">UK’s reputation.</text:span></text:p>
          </draw:text-box>
        </draw:frame>
        <draw:frame draw:style-name="gr5" draw:text-style-name="P6" draw:layer="layout" svg:width="0.408cm" svg:height="0.276cm" svg:x="5.204cm" svg:y="6.281cm">
          <draw:text-box>
            <text:p text:style-name="P1"><text:span text:style-name="T8">538</text:span></text:p>
          </draw:text-box>
        </draw:frame>
        <draw:frame draw:style-name="gr1" draw:text-style-name="P2" draw:layer="layout" svg:width="0.422cm" svg:height="0.475cm" svg:x="5.616cm" svg:y="6.26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62cm" svg:height="0.475cm" svg:x="2.2cm" svg:y="7.176cm">
          <draw:text-box>
            <text:p text:style-name="P1"><text:span text:style-name="T6">916. </text:span><text:span text:style-name="T3"><text:s/>The paper suggested criteria which might be used to evaluate those options, but </text:span></text:p>
          </draw:text-box>
        </draw:frame>
        <draw:frame draw:style-name="gr1" draw:text-style-name="P2" draw:layer="layout" svg:width="16.618cm" svg:height="0.475cm" svg:x="2.2cm" svg:y="7.741cm">
          <draw:text-box>
            <text:p text:style-name="P1"><text:span text:style-name="T3">did not attempt such an evaluation and made no recommendation on troop withdrawals. </text:span></text:p>
          </draw:text-box>
        </draw:frame>
        <draw:frame draw:style-name="gr1" draw:text-style-name="P2" draw:layer="layout" svg:width="16.393cm" svg:height="0.475cm" svg:x="2.2cm" svg:y="8.305cm">
          <draw:text-box>
            <text:p text:style-name="P1"><text:span text:style-name="T3">The criteria for evaluation included the ability to deliver Mr Brown’s economic initiatives </text:span></text:p>
          </draw:text-box>
        </draw:frame>
        <draw:frame draw:style-name="gr1" draw:text-style-name="P2" draw:layer="layout" svg:width="13.155cm" svg:height="0.475cm" svg:x="2.2cm" svg:y="8.87cm">
          <draw:text-box>
            <text:p text:style-name="P1"><text:span text:style-name="T3">and the provision of a secure platform for political and economic work.</text:span></text:p>
          </draw:text-box>
        </draw:frame>
        <draw:frame draw:style-name="gr1" draw:text-style-name="P2" draw:layer="layout" svg:width="16.046cm" svg:height="0.475cm" svg:x="2.2cm" svg:y="9.784cm">
          <draw:text-box>
            <text:p text:style-name="P1"><text:span text:style-name="T6">917. </text:span><text:span text:style-name="T3"><text:s/>The paper also identified a number of areas in which the UK should continue to </text:span></text:p>
          </draw:text-box>
        </draw:frame>
        <draw:frame draw:style-name="gr1" draw:text-style-name="P2" draw:layer="layout" svg:width="14.967cm" svg:height="0.475cm" svg:x="2.2cm" svg:y="10.348cm">
          <draw:text-box>
            <text:p text:style-name="P1"><text:span text:style-name="T3">work in the absence of a significant military presence in Basra. Those included: </text:span></text:p>
          </draw:text-box>
        </draw:frame>
        <draw:frame draw:style-name="gr3" draw:text-style-name="P4" draw:layer="layout" svg:width="0.634cm" svg:height="0.712cm" svg:x="2.95cm" svg:y="11.1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88cm" svg:height="0.475cm" svg:x="3.7cm" svg:y="11.263cm">
          <draw:text-box>
            <text:p text:style-name="P1"><text:span text:style-name="T3">Economics. In Baghdad, the UK had carved out a “niche role alongside the </text:span></text:p>
          </draw:text-box>
        </draw:frame>
        <draw:frame draw:style-name="gr1" draw:text-style-name="P2" draw:layer="layout" svg:width="13.849cm" svg:height="0.475cm" svg:x="3.7cm" svg:y="11.827cm">
          <draw:text-box>
            <text:p text:style-name="P1"><text:span text:style-name="T3">massive US effort”. UK support for building Iraqi Government capacity for </text:span></text:p>
          </draw:text-box>
        </draw:frame>
        <draw:frame draw:style-name="gr1" draw:text-style-name="P2" draw:layer="layout" svg:width="14.747cm" svg:height="0.475cm" svg:x="3.7cm" svg:y="12.392cm">
          <draw:text-box>
            <text:p text:style-name="P1"><text:span text:style-name="T3">economic policy and public finance/budget management was highly valued by </text:span></text:p>
          </draw:text-box>
        </draw:frame>
        <draw:frame draw:style-name="gr1" draw:text-style-name="P2" draw:layer="layout" svg:width="14.971cm" svg:height="0.475cm" svg:x="3.7cm" svg:y="12.956cm">
          <draw:text-box>
            <text:p text:style-name="P1"><text:span text:style-name="T3">Iraqi officials and had given the UK a seat at the “coalition policy-making table”, </text:span></text:p>
          </draw:text-box>
        </draw:frame>
        <draw:frame draw:style-name="gr1" draw:text-style-name="P2" draw:layer="layout" svg:width="14.662cm" svg:height="0.475cm" svg:x="3.7cm" svg:y="13.521cm">
          <draw:text-box>
            <text:p text:style-name="P1"><text:span text:style-name="T3">providing critical leverage to lobby for greater engagement by the World Bank </text:span></text:p>
          </draw:text-box>
        </draw:frame>
        <draw:frame draw:style-name="gr1" draw:text-style-name="P2" draw:layer="layout" svg:width="15.212cm" svg:height="0.475cm" svg:x="3.7cm" svg:y="14.085cm">
          <draw:text-box>
            <text:p text:style-name="P1"><text:span text:style-name="T3">and other multilateral institutions. In Basra, Mr Brown’s economic initiatives were </text:span></text:p>
          </draw:text-box>
        </draw:frame>
        <draw:frame draw:style-name="gr1" draw:text-style-name="P2" draw:layer="layout" svg:width="15.026cm" svg:height="0.475cm" svg:x="3.7cm" svg:y="14.65cm">
          <draw:text-box>
            <text:p text:style-name="P1"><text:span text:style-name="T3">making “real progress” under Mr Wareing’s leadership. The paper assessed the </text:span></text:p>
          </draw:text-box>
        </draw:frame>
        <draw:frame draw:style-name="gr1" draw:text-style-name="P2" draw:layer="layout" svg:width="15.212cm" svg:height="0.475cm" svg:x="3.7cm" svg:y="15.214cm">
          <draw:text-box>
            <text:p text:style-name="P1"><text:span text:style-name="T3">work to be of high importance (because a successful economy was an important </text:span></text:p>
          </draw:text-box>
        </draw:frame>
        <draw:frame draw:style-name="gr1" draw:text-style-name="P2" draw:layer="layout" svg:width="14.488cm" svg:height="0.475cm" svg:x="3.7cm" svg:y="15.778cm">
          <draw:text-box>
            <text:p text:style-name="P1"><text:span text:style-name="T3">driver of stability), but the UK’s impact to be “low to medium” (because of the </text:span></text:p>
          </draw:text-box>
        </draw:frame>
        <draw:frame draw:style-name="gr1" draw:text-style-name="P2" draw:layer="layout" svg:width="15.128cm" svg:height="0.475cm" svg:x="3.7cm" svg:y="16.343cm">
          <draw:text-box>
            <text:p text:style-name="P1"><text:span text:style-name="T3">programme’s relatively small scale and the fact that real progress would depend </text:span></text:p>
          </draw:text-box>
        </draw:frame>
        <draw:frame draw:style-name="gr1" draw:text-style-name="P2" draw:layer="layout" svg:width="4.845cm" svg:height="0.475cm" svg:x="3.7cm" svg:y="16.907cm">
          <draw:text-box>
            <text:p text:style-name="P1"><text:span text:style-name="T3">on the Iraqi Government).</text:span></text:p>
          </draw:text-box>
        </draw:frame>
        <draw:frame draw:style-name="gr3" draw:text-style-name="P4" draw:layer="layout" svg:width="0.634cm" svg:height="0.712cm" svg:x="2.95cm" svg:y="17.4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98cm" svg:height="0.475cm" svg:x="3.7cm" svg:y="17.572cm">
          <draw:text-box>
            <text:p text:style-name="P1"><text:span text:style-name="T3">Governance and security/justice sector reform. Both the US and the Iraqi </text:span></text:p>
          </draw:text-box>
        </draw:frame>
        <draw:frame draw:style-name="gr1" draw:text-style-name="P2" draw:layer="layout" svg:width="14.484cm" svg:height="0.475cm" svg:x="3.7cm" svg:y="18.136cm">
          <draw:text-box>
            <text:p text:style-name="P1"><text:span text:style-name="T3">Government valued the UK’s work to build capacity in these areas. The work </text:span></text:p>
          </draw:text-box>
        </draw:frame>
        <draw:frame draw:style-name="gr1" draw:text-style-name="P2" draw:layer="layout" svg:width="14.569cm" svg:height="0.475cm" svg:x="3.7cm" svg:y="18.701cm">
          <draw:text-box>
            <text:p text:style-name="P1"><text:span text:style-name="T3">was of medium importance (as DFID’s projects and the FCO policing mission </text:span></text:p>
          </draw:text-box>
        </draw:frame>
        <draw:frame draw:style-name="gr1" draw:text-style-name="P2" draw:layer="layout" svg:width="12.317cm" svg:height="0.475cm" svg:x="3.7cm" svg:y="19.265cm">
          <draw:text-box>
            <text:p text:style-name="P1"><text:span text:style-name="T3">represented “niche added value”) and the UK’s impact “medium”. </text:span></text:p>
          </draw:text-box>
        </draw:frame>
        <draw:frame draw:style-name="gr3" draw:text-style-name="P4" draw:layer="layout" svg:width="0.634cm" svg:height="0.712cm" svg:x="2.95cm" svg:y="19.7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29cm" svg:height="0.475cm" svg:x="3.7cm" svg:y="19.93cm">
          <draw:text-box>
            <text:p text:style-name="P1"><text:span text:style-name="T3">Pressing for more substantive multilateral and regional engagement by the </text:span></text:p>
          </draw:text-box>
        </draw:frame>
        <draw:frame draw:style-name="gr1" draw:text-style-name="P2" draw:layer="layout" svg:width="13.904cm" svg:height="0.475cm" svg:x="3.7cm" svg:y="20.494cm">
          <draw:text-box>
            <text:p text:style-name="P1"><text:span text:style-name="T3">UN, EU, IMF and World Bank. The work was of high importance (as more </text:span></text:p>
          </draw:text-box>
        </draw:frame>
        <draw:frame draw:style-name="gr1" draw:text-style-name="P2" draw:layer="layout" svg:width="14.56cm" svg:height="0.475cm" svg:x="3.7cm" svg:y="21.058cm">
          <draw:text-box>
            <text:p text:style-name="P1"><text:span text:style-name="T3">substantive engagement by multilateral organisations would ease the burden </text:span></text:p>
          </draw:text-box>
        </draw:frame>
        <draw:frame draw:style-name="gr1" draw:text-style-name="P2" draw:layer="layout" svg:width="14.027cm" svg:height="0.475cm" svg:x="3.7cm" svg:y="21.623cm">
          <draw:text-box>
            <text:p text:style-name="P1"><text:span text:style-name="T3">on the US and UK and positive regional engagement was crucial for Iraq’s </text:span></text:p>
          </draw:text-box>
        </draw:frame>
        <draw:frame draw:style-name="gr1" draw:text-style-name="P2" draw:layer="layout" svg:width="15.166cm" svg:height="0.475cm" svg:x="3.7cm" svg:y="22.187cm">
          <draw:text-box>
            <text:p text:style-name="P1"><text:span text:style-name="T3">long-term stability) and the UK’s impact also “high” (as it had more leverage with </text:span></text:p>
          </draw:text-box>
        </draw:frame>
        <draw:frame draw:style-name="gr1" draw:text-style-name="P2" draw:layer="layout" svg:width="8.024cm" svg:height="0.475cm" svg:x="3.7cm" svg:y="22.752cm">
          <draw:text-box>
            <text:p text:style-name="P1"><text:span text:style-name="T3">the EU, UN and World Bank than the US). </text:span></text:p>
          </draw:text-box>
        </draw:frame>
        <draw:frame draw:style-name="gr1" draw:text-style-name="P2" draw:layer="layout" svg:width="16.313cm" svg:height="0.475cm" svg:x="2.2cm" svg:y="23.666cm">
          <draw:text-box>
            <text:p text:style-name="P1"><text:span text:style-name="T6">918. </text:span><text:span text:style-name="T3"><text:s/>At the meeting, Mr Brown recognised that it was difficult to take firm decisions on </text:span></text:p>
          </draw:text-box>
        </draw:frame>
        <draw:frame draw:style-name="gr1" draw:text-style-name="P2" draw:layer="layout" svg:width="14.192cm" svg:height="0.475cm" svg:x="2.2cm" svg:y="24.231cm">
          <draw:text-box>
            <text:p text:style-name="P1"><text:span text:style-name="T3">longer-term options until there was a clearer assessment of events in Basra</text:span></text:p>
          </draw:text-box>
        </draw:frame>
        <draw:frame draw:style-name="gr17" draw:text-style-name="P14" draw:layer="layout" svg:width="0.387cm" svg:height="0.433cm" svg:x="16.341cm" svg:y="24.263cm">
          <draw:text-box>
            <text:p text:style-name="P1"><text:span text:style-name="T23">.</text:span></text:p>
          </draw:text-box>
        </draw:frame>
        <draw:frame draw:style-name="gr5" draw:text-style-name="P6" draw:layer="layout" svg:width="0.408cm" svg:height="0.276cm" svg:x="16.449cm" svg:y="24.249cm">
          <draw:text-box>
            <text:p text:style-name="P1"><text:span text:style-name="T8">539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2.645cm" svg:y1="26.29cm" svg:x2="9.528cm" svg:y2="26.29cm">
          <text:p/>
        </draw:line>
        <draw:frame draw:style-name="gr1" draw:text-style-name="P2" draw:layer="layout" svg:width="1.349cm" svg:height="0.475cm" svg:x="16.861cm" svg:y="24.231cm">
          <draw:text-box>
            <text:p text:style-name="P1"><text:span text:style-name="T3"><text:s/></text:span><text:span text:style-name="T3">It was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537 </text:span></text:p>
          </draw:text-box>
        </draw:frame>
        <draw:line draw:style-name="gr8" draw:text-style-name="P7" draw:layer="layout" svg:x1="2.645cm" svg:y1="26.714cm" svg:x2="10.161cm" svg:y2="26.714cm">
          <text:p/>
        </draw:line>
        <draw:frame draw:style-name="gr4" draw:text-style-name="P5" draw:layer="layout" svg:width="6.835cm" svg:height="0.395cm" svg:x="2.646cm" svg:y="25.934cm">
          <draw:text-box>
            <text:p text:style-name="P1"><text:span text:style-name="T5">Paper Cabinet Office, 31 March 2008, ‘Iraq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38 </text:span></text:p>
          </draw:text-box>
        </draw:frame>
        <draw:frame draw:style-name="gr4" draw:text-style-name="P5" draw:layer="layout" svg:width="7.478cm" svg:height="0.395cm" svg:x="2.646cm" svg:y="26.357cm">
          <draw:text-box>
            <text:p text:style-name="P1"><text:span text:style-name="T5">Paper FCO, March 2008, ‘Iraq: The Short Term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39 </text:span></text:p>
          </draw:text-box>
        </draw:frame>
        <draw:frame draw:style-name="gr4" draw:text-style-name="P5" draw:layer="layout" svg:width="6.504cm" svg:height="0.395cm" svg:x="2.646cm" svg:y="26.781cm">
          <draw:text-box>
            <text:p text:style-name="P1"><text:span text:style-name="T11">Minutes, 1 April 2008, NSID(OD) meeting.</text:span></text:p>
          </draw:text-box>
        </draw:frame>
      </draw:page>
      <draw:page draw:name="page149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5</text:span></text:p>
          </draw:text-box>
        </draw:frame>
        <draw:frame draw:style-name="gr1" draw:text-style-name="P2" draw:layer="layout" svg:width="16.508cm" svg:height="0.475cm" svg:x="2.2cm" svg:y="2.525cm">
          <draw:text-box>
            <text:p text:style-name="P1"><text:span text:style-name="T3">good that the Iraqi Army had sought to take control, but the way in which it had done so </text:span></text:p>
          </draw:text-box>
        </draw:frame>
        <draw:frame draw:style-name="gr1" draw:text-style-name="P2" draw:layer="layout" svg:width="16.592cm" svg:height="0.475cm" svg:x="2.2cm" svg:y="3.09cm">
          <draw:text-box>
            <text:p text:style-name="P1"><text:span text:style-name="T3">threatened to have a negative impact on political and economic progress, as well as the </text:span></text:p>
          </draw:text-box>
        </draw:frame>
        <draw:frame draw:style-name="gr1" draw:text-style-name="P2" draw:layer="layout" svg:width="16.029cm" svg:height="0.475cm" svg:x="2.2cm" svg:y="3.654cm">
          <draw:text-box>
            <text:p text:style-name="P1"><text:span text:style-name="T3">security gains achieved by UK forces. The UK “could not afford to be perceived to be </text:span></text:p>
          </draw:text-box>
        </draw:frame>
        <draw:frame draw:style-name="gr1" draw:text-style-name="P2" draw:layer="layout" svg:width="6.686cm" svg:height="0.475cm" svg:x="2.2cm" svg:y="4.218cm">
          <draw:text-box>
            <text:p text:style-name="P1"><text:span text:style-name="T3">irrelevant to the situation in Basra”. </text:span></text:p>
          </draw:text-box>
        </draw:frame>
        <draw:frame draw:style-name="gr1" draw:text-style-name="P2" draw:layer="layout" svg:width="16.228cm" svg:height="0.475cm" svg:x="2.2cm" svg:y="5.133cm">
          <draw:text-box>
            <text:p text:style-name="P1"><text:span text:style-name="T6">919. </text:span><text:span text:style-name="T3"><text:s/>Mr Browne said that there were now US forces involved in Basra, and they were </text:span></text:p>
          </draw:text-box>
        </draw:frame>
        <draw:frame draw:style-name="gr1" draw:text-style-name="P2" draw:layer="layout" svg:width="3.262cm" svg:height="0.475cm" svg:x="2.2cm" svg:y="5.697cm">
          <draw:text-box>
            <text:p text:style-name="P1"><text:span text:style-name="T3">unlikely to leave. </text:span></text:p>
          </draw:text-box>
        </draw:frame>
        <draw:frame draw:style-name="gr1" draw:text-style-name="P2" draw:layer="layout" svg:width="15.199cm" svg:height="0.475cm" svg:x="2.2cm" svg:y="6.612cm">
          <draw:text-box>
            <text:p text:style-name="P1"><text:span text:style-name="T6">920. </text:span><text:span text:style-name="T3"><text:s/>Ministers agreed that troop levels should remain at 4,100 until the situation </text:span></text:p>
          </draw:text-box>
        </draw:frame>
        <draw:frame draw:style-name="gr1" draw:text-style-name="P2" draw:layer="layout" svg:width="15.699cm" svg:height="0.475cm" svg:x="2.2cm" svg:y="7.176cm">
          <draw:text-box>
            <text:p text:style-name="P1"><text:span text:style-name="T3">became clearer and that no decision on longer-term military commitment should be </text:span></text:p>
          </draw:text-box>
        </draw:frame>
        <draw:frame draw:style-name="gr1" draw:text-style-name="P2" draw:layer="layout" svg:width="3.291cm" svg:height="0.475cm" svg:x="2.2cm" svg:y="7.741cm">
          <draw:text-box>
            <text:p text:style-name="P1"><text:span text:style-name="T3">taken at present. </text:span></text:p>
          </draw:text-box>
        </draw:frame>
        <draw:frame draw:style-name="gr1" draw:text-style-name="P2" draw:layer="layout" svg:width="16.088cm" svg:height="0.475cm" svg:x="2.2cm" svg:y="8.655cm">
          <draw:text-box>
            <text:p text:style-name="P1"><text:span text:style-name="T6">921. </text:span><text:span text:style-name="T3"><text:s/>Concluding the discussion, Mr Brown said that hopes for political and economic </text:span></text:p>
          </draw:text-box>
        </draw:frame>
        <draw:frame draw:style-name="gr1" draw:text-style-name="P2" draw:layer="layout" svg:width="16.233cm" svg:height="0.475cm" svg:x="2.2cm" svg:y="9.22cm">
          <draw:text-box>
            <text:p text:style-name="P1"><text:span text:style-name="T3">stability to take hold in Basra had been “set back”. The UK needed to wait and assess </text:span></text:p>
          </draw:text-box>
        </draw:frame>
        <draw:frame draw:style-name="gr1" draw:text-style-name="P2" draw:layer="layout" svg:width="16.343cm" svg:height="0.475cm" svg:x="2.2cm" svg:y="9.784cm">
          <draw:text-box>
            <text:p text:style-name="P1"><text:span text:style-name="T3">the implications of events “but work to bring our political and economic objectives back </text:span></text:p>
          </draw:text-box>
        </draw:frame>
        <draw:frame draw:style-name="gr1" draw:text-style-name="P2" draw:layer="layout" svg:width="1.632cm" svg:height="0.475cm" svg:x="2.2cm" svg:y="10.348cm">
          <draw:text-box>
            <text:p text:style-name="P1"><text:span text:style-name="T3">on line”. </text:span></text:p>
          </draw:text-box>
        </draw:frame>
        <draw:frame draw:style-name="gr1" draw:text-style-name="P2" draw:layer="layout" svg:width="16.461cm" svg:height="0.475cm" svg:x="2.2cm" svg:y="11.263cm">
          <draw:text-box>
            <text:p text:style-name="P1"><text:span text:style-name="T6">922. </text:span><text:span text:style-name="T3"><text:s/>The Iraqi Government and the US moved quickly to boost reconstruction in Basra </text:span></text:p>
          </draw:text-box>
        </draw:frame>
        <draw:frame draw:style-name="gr1" draw:text-style-name="P2" draw:layer="layout" svg:width="7.808cm" svg:height="0.475cm" svg:x="2.2cm" svg:y="11.827cm">
          <draw:text-box>
            <text:p text:style-name="P1"><text:span text:style-name="T3">in the wake of the Charge of the Knights. </text:span></text:p>
          </draw:text-box>
        </draw:frame>
        <draw:frame draw:style-name="gr1" draw:text-style-name="P2" draw:layer="layout" svg:width="15.58cm" svg:height="0.475cm" svg:x="2.2cm" svg:y="12.742cm">
          <draw:text-box>
            <text:p text:style-name="P1"><text:span text:style-name="T6">923. </text:span><text:span text:style-name="T3"><text:s/>The UK was concerned that the wave of new money, the focus on short-term </text:span></text:p>
          </draw:text-box>
        </draw:frame>
        <draw:frame draw:style-name="gr1" draw:text-style-name="P2" draw:layer="layout" svg:width="15.919cm" svg:height="0.475cm" svg:x="2.2cm" svg:y="13.306cm">
          <draw:text-box>
            <text:p text:style-name="P1"><text:span text:style-name="T3">projects, and the actions of central Government would undermine existing Provincial </text:span></text:p>
          </draw:text-box>
        </draw:frame>
        <draw:frame draw:style-name="gr1" draw:text-style-name="P2" draw:layer="layout" svg:width="14.455cm" svg:height="0.475cm" svg:x="2.2cm" svg:y="13.871cm">
          <draw:text-box>
            <text:p text:style-name="P1"><text:span text:style-name="T3">Government structures and systems (which the UK had helped to establish). </text:span></text:p>
          </draw:text-box>
        </draw:frame>
        <draw:frame draw:style-name="gr1" draw:text-style-name="P2" draw:layer="layout" svg:width="15.492cm" svg:height="0.475cm" svg:x="2.2cm" svg:y="14.785cm">
          <draw:text-box>
            <text:p text:style-name="P1"><text:span text:style-name="T6">924. </text:span><text:span text:style-name="T3"><text:s/>Mr Prentice attended the Iraqi Ministerial Committee on National Security on </text:span></text:p>
          </draw:text-box>
        </draw:frame>
        <draw:frame draw:style-name="gr1" draw:text-style-name="P2" draw:layer="layout" svg:width="15.242cm" svg:height="0.475cm" svg:x="2.2cm" svg:y="15.35cm">
          <draw:text-box>
            <text:p text:style-name="P1"><text:span text:style-name="T3">6 April, and reported that the Iraqi Government’s main priority was finding civilian </text:span></text:p>
          </draw:text-box>
        </draw:frame>
        <draw:frame draw:style-name="gr1" draw:text-style-name="P2" draw:layer="layout" svg:width="8.74cm" svg:height="0.475cm" svg:x="2.2cm" svg:y="15.914cm">
          <draw:text-box>
            <text:p text:style-name="P1"><text:span text:style-name="T3">employment for 25,000 unemployed Basrawis.</text:span></text:p>
          </draw:text-box>
        </draw:frame>
        <draw:frame draw:style-name="gr5" draw:text-style-name="P6" draw:layer="layout" svg:width="0.408cm" svg:height="0.276cm" svg:x="10.906cm" svg:y="15.933cm">
          <draw:text-box>
            <text:p text:style-name="P1"><text:span text:style-name="T8">540</text:span></text:p>
          </draw:text-box>
        </draw:frame>
        <draw:frame draw:style-name="gr1" draw:text-style-name="P2" draw:layer="layout" svg:width="7.339cm" svg:height="0.475cm" svg:x="11.318cm" svg:y="15.914cm">
          <draw:text-box>
            <text:p text:style-name="P1"><text:span text:style-name="T3"><text:s/></text:span><text:span text:style-name="T3">Acting Justice Minister Dr Safa al-Safi </text:span></text:p>
          </draw:text-box>
        </draw:frame>
        <draw:frame draw:style-name="gr1" draw:text-style-name="P2" draw:layer="layout" svg:width="16.034cm" svg:height="0.475cm" svg:x="2.2cm" svg:y="16.478cm">
          <draw:text-box>
            <text:p text:style-name="P1"><text:span text:style-name="T3">had been appointed to co-ordinate the Iraqi Government’s economic efforts in Basra. </text:span></text:p>
          </draw:text-box>
        </draw:frame>
        <draw:frame draw:style-name="gr1" draw:text-style-name="P2" draw:layer="layout" svg:width="16.156cm" svg:height="0.475cm" svg:x="2.2cm" svg:y="17.393cm">
          <draw:text-box>
            <text:p text:style-name="P1"><text:span text:style-name="T6">925. </text:span><text:span text:style-name="T3"><text:s/>The British Embassy Office Basra reported on 7 April that a nine-strong US Civil </text:span></text:p>
          </draw:text-box>
        </draw:frame>
        <draw:frame draw:style-name="gr1" draw:text-style-name="P2" draw:layer="layout" svg:width="16.465cm" svg:height="0.475cm" svg:x="2.2cm" svg:y="17.957cm">
          <draw:text-box>
            <text:p text:style-name="P1"><text:span text:style-name="T3">Military Operating Centre (CMOC) would arrive later that day, and would be operational </text:span></text:p>
          </draw:text-box>
        </draw:frame>
        <draw:frame draw:style-name="gr1" draw:text-style-name="P2" draw:layer="layout" svg:width="2.978cm" svg:height="0.475cm" svg:x="2.2cm" svg:y="18.522cm">
          <draw:text-box>
            <text:p text:style-name="P1"><text:span text:style-name="T3">within 24 hours.</text:span></text:p>
          </draw:text-box>
        </draw:frame>
        <draw:frame draw:style-name="gr5" draw:text-style-name="P6" draw:layer="layout" svg:width="0.408cm" svg:height="0.276cm" svg:x="5.165cm" svg:y="18.541cm">
          <draw:text-box>
            <text:p text:style-name="P1"><text:span text:style-name="T8">541</text:span></text:p>
          </draw:text-box>
        </draw:frame>
        <draw:frame draw:style-name="gr1" draw:text-style-name="P2" draw:layer="layout" svg:width="13.206cm" svg:height="0.475cm" svg:x="5.577cm" svg:y="18.522cm">
          <draw:text-box>
            <text:p text:style-name="P1"><text:span text:style-name="T3"><text:s/></text:span><text:span text:style-name="T3">The PRT had welcomed their arrival. The CMOC’s focus would be on </text:span></text:p>
          </draw:text-box>
        </draw:frame>
        <draw:frame draw:style-name="gr1" draw:text-style-name="P2" draw:layer="layout" svg:width="16.19cm" svg:height="0.475cm" svg:x="2.2cm" svg:y="19.086cm">
          <draw:text-box>
            <text:p text:style-name="P1"><text:span text:style-name="T3">shorter-term employment schemes (“how to get young men off the payroll of JAM and </text:span></text:p>
          </draw:text-box>
        </draw:frame>
        <draw:frame draw:style-name="gr1" draw:text-style-name="P2" draw:layer="layout" svg:width="2.898cm" svg:height="0.475cm" svg:x="2.2cm" svg:y="19.651cm">
          <draw:text-box>
            <text:p text:style-name="P1"><text:span text:style-name="T3">other militias”). </text:span></text:p>
          </draw:text-box>
        </draw:frame>
        <draw:frame draw:style-name="gr1" draw:text-style-name="P2" draw:layer="layout" svg:width="15.483cm" svg:height="0.475cm" svg:x="2.2cm" svg:y="20.565cm">
          <draw:text-box>
            <text:p text:style-name="P1"><text:span text:style-name="T6">926. </text:span><text:span text:style-name="T3"><text:s/>The British Embassy Office Basra reported the following day that it would be </text:span></text:p>
          </draw:text-box>
        </draw:frame>
        <draw:frame draw:style-name="gr1" draw:text-style-name="P2" draw:layer="layout" svg:width="15.636cm" svg:height="0.475cm" svg:x="2.2cm" svg:y="21.13cm">
          <draw:text-box>
            <text:p text:style-name="P1"><text:span text:style-name="T3">important that the CMOC shared the UK’s philosophy that “we not do things for the </text:span></text:p>
          </draw:text-box>
        </draw:frame>
        <draw:frame draw:style-name="gr1" draw:text-style-name="P2" draw:layer="layout" svg:width="4.062cm" svg:height="0.475cm" svg:x="2.2cm" svg:y="21.694cm">
          <draw:text-box>
            <text:p text:style-name="P1"><text:span text:style-name="T3">Iraqis, but with them”.</text:span></text:p>
          </draw:text-box>
        </draw:frame>
        <draw:frame draw:style-name="gr5" draw:text-style-name="P6" draw:layer="layout" svg:width="0.408cm" svg:height="0.276cm" svg:x="6.247cm" svg:y="21.713cm">
          <draw:text-box>
            <text:p text:style-name="P1"><text:span text:style-name="T8">542</text:span></text:p>
          </draw:text-box>
        </draw:frame>
        <draw:frame draw:style-name="gr1" draw:text-style-name="P2" draw:layer="layout" svg:width="15.915cm" svg:height="0.475cm" svg:x="2.2cm" svg:y="22.608cm">
          <draw:text-box>
            <text:p text:style-name="P1"><text:span text:style-name="T6">927. </text:span><text:span text:style-name="T3"><text:s/>A DFID official in Baghdad reported to DFID colleagues on 9 April that the Iraqi </text:span></text:p>
          </draw:text-box>
        </draw:frame>
        <draw:frame draw:style-name="gr1" draw:text-style-name="P2" draw:layer="layout" svg:width="15.322cm" svg:height="0.475cm" svg:x="2.2cm" svg:y="23.173cm">
          <draw:text-box>
            <text:p text:style-name="P1"><text:span text:style-name="T3">Council of Ministers had agreed to provide US$100m for economic work in Basra.</text:span></text:p>
          </draw:text-box>
        </draw:frame>
        <draw:frame draw:style-name="gr5" draw:text-style-name="P6" draw:layer="layout" svg:width="0.408cm" svg:height="0.276cm" svg:x="17.471cm" svg:y="23.192cm">
          <draw:text-box>
            <text:p text:style-name="P1"><text:span text:style-name="T8">543</text:span></text:p>
          </draw:text-box>
        </draw:frame>
        <draw:frame draw:style-name="gr1" draw:text-style-name="P2" draw:layer="layout" svg:width="0.422cm" svg:height="0.475cm" svg:x="17.883cm" svg:y="23.173cm">
          <draw:text-box>
            <text:p text:style-name="P1"><text:span text:style-name="T3"><text:s/>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615cm" svg:height="0.475cm" svg:x="2.2cm" svg:y="23.737cm">
          <draw:text-box>
            <text:p text:style-name="P1"><text:span text:style-name="T3">Dr al-Safi had arrived in Basra and had set up a number of committees. In parallel,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540 </text:span></text:p>
          </draw:text-box>
        </draw:frame>
        <draw:frame draw:style-name="gr4" draw:text-style-name="P5" draw:layer="layout" svg:width="15.068cm" svg:height="0.395cm" svg:x="2.646cm" svg:y="25.087cm">
          <draw:text-box>
            <text:p text:style-name="P1"><text:span text:style-name="T11">eGram 13078/08 Baghdad to FCO London, 7 April 2008, ‘Iraq: Ministerial Committee on National </text:span></text:p>
          </draw:text-box>
        </draw:frame>
        <draw:frame draw:style-name="gr4" draw:text-style-name="P5" draw:layer="layout" svg:width="3.749cm" svg:height="0.395cm" svg:x="2.2cm" svg:y="25.511cm">
          <draw:text-box>
            <text:p text:style-name="P1"><text:span text:style-name="T11">Security, 06 April 2008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541 </text:span></text:p>
          </draw:text-box>
        </draw:frame>
        <draw:frame draw:style-name="gr4" draw:text-style-name="P5" draw:layer="layout" svg:width="13.104cm" svg:height="0.395cm" svg:x="2.646cm" svg:y="25.934cm">
          <draw:text-box>
            <text:p text:style-name="P1"><text:span text:style-name="T11">eGram 13086/08 Basra to FCO London, 7 April 2008, ‘Basra Update – 7 April 2008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42 </text:span></text:p>
          </draw:text-box>
        </draw:frame>
        <draw:line draw:style-name="gr8" draw:text-style-name="P7" draw:layer="layout" svg:x1="2.645cm" svg:y1="27.137cm" svg:x2="13.703cm" svg:y2="27.137cm">
          <text:p/>
        </draw:line>
        <draw:frame draw:style-name="gr4" draw:text-style-name="P5" draw:layer="layout" svg:width="13.104cm" svg:height="0.395cm" svg:x="2.646cm" svg:y="26.357cm">
          <draw:text-box>
            <text:p text:style-name="P1"><text:span text:style-name="T11">eGram 13285/08 Basra to FCO London, 7 April 2008, ‘Basra Update – 8 April 2008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43 </text:span></text:p>
          </draw:text-box>
        </draw:frame>
        <draw:frame draw:style-name="gr4" draw:text-style-name="P5" draw:layer="layout" svg:width="11.051cm" svg:height="0.395cm" svg:x="2.646cm" svg:y="26.781cm">
          <draw:text-box>
            <text:p text:style-name="P1"><text:span text:style-name="T5">Email DFID [junior official] to DFID [junior official], 9 April 2008, ‘Basra’.</text:span><text:span text:style-name="T11"> </text:span></text:p>
          </draw:text-box>
        </draw:frame>
      </draw:page>
      <draw:page draw:name="page1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6</text:span></text:p>
          </draw:text-box>
        </draw:frame>
        <draw:frame draw:style-name="gr1" draw:text-style-name="P2" draw:layer="layout" svg:width="15.856cm" svg:height="0.475cm" svg:x="2.2cm" svg:y="2.525cm">
          <draw:text-box>
            <text:p text:style-name="P1"><text:span text:style-name="T3">the US military was developing its own mass employment schemes and USAID was </text:span></text:p>
          </draw:text-box>
        </draw:frame>
        <draw:frame draw:style-name="gr1" draw:text-style-name="P2" draw:layer="layout" svg:width="6.589cm" svg:height="0.475cm" svg:x="2.2cm" svg:y="3.09cm">
          <draw:text-box>
            <text:p text:style-name="P1"><text:span text:style-name="T3">considering what more it might do. </text:span></text:p>
          </draw:text-box>
        </draw:frame>
        <draw:frame draw:style-name="gr1" draw:text-style-name="P2" draw:layer="layout" svg:width="16.317cm" svg:height="0.475cm" svg:x="2.2cm" svg:y="4.004cm">
          <draw:text-box>
            <text:p text:style-name="P1"><text:span text:style-name="T6">928. </text:span><text:span text:style-name="T3"><text:s/>The official commented that it was possible that the US could “do things” that the </text:span></text:p>
          </draw:text-box>
        </draw:frame>
        <draw:frame draw:style-name="gr1" draw:text-style-name="P2" draw:layer="layout" svg:width="5.344cm" svg:height="0.475cm" svg:x="2.2cm" svg:y="4.568cm">
          <draw:text-box>
            <text:p text:style-name="P1"><text:span text:style-name="T3">UK had not tried, as it could:</text:span></text:p>
          </draw:text-box>
        </draw:frame>
        <draw:frame draw:style-name="gr3" draw:text-style-name="P4" draw:layer="layout" svg:width="0.634cm" svg:height="0.712cm" svg:x="2.95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599cm" svg:height="0.475cm" svg:x="3.7cm" svg:y="5.483cm">
          <draw:text-box>
            <text:p text:style-name="P1"><text:span text:style-name="T3">dedicate more people and more money to the task;</text:span></text:p>
          </draw:text-box>
        </draw:frame>
        <draw:frame draw:style-name="gr3" draw:text-style-name="P4" draw:layer="layout" svg:width="0.634cm" svg:height="0.712cm" svg:x="2.95cm" svg:y="5.9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164cm" svg:height="0.475cm" svg:x="3.7cm" svg:y="6.147cm">
          <draw:text-box>
            <text:p text:style-name="P1"><text:span text:style-name="T3">change the security environment to secure better civilian access;</text:span></text:p>
          </draw:text-box>
        </draw:frame>
        <draw:frame draw:style-name="gr3" draw:text-style-name="P4" draw:layer="layout" svg:width="0.634cm" svg:height="0.712cm" svg:x="2.95cm" svg:y="6.6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979cm" svg:height="0.475cm" svg:x="3.7cm" svg:y="6.812cm">
          <draw:text-box>
            <text:p text:style-name="P1"><text:span text:style-name="T3">operate outside Iraqi structures;</text:span></text:p>
          </draw:text-box>
        </draw:frame>
        <draw:frame draw:style-name="gr3" draw:text-style-name="P4" draw:layer="layout" svg:width="0.634cm" svg:height="0.712cm" svg:x="2.95cm" svg:y="7.32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718cm" svg:height="0.475cm" svg:x="3.7cm" svg:y="7.476cm">
          <draw:text-box>
            <text:p text:style-name="P1"><text:span text:style-name="T3">ensure better linkages to US work in Baghdad; and </text:span></text:p>
          </draw:text-box>
        </draw:frame>
        <draw:frame draw:style-name="gr3" draw:text-style-name="P4" draw:layer="layout" svg:width="0.634cm" svg:height="0.712cm" svg:x="2.95cm" svg:y="7.9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32cm" svg:height="0.475cm" svg:x="3.7cm" svg:y="8.141cm">
          <draw:text-box>
            <text:p text:style-name="P1"><text:span text:style-name="T3">“</text:span><text:span text:style-name="T3">apply sufficient clout at the Baghdad end” to secure the Iraqi Government’s </text:span></text:p>
          </draw:text-box>
        </draw:frame>
        <draw:frame draw:style-name="gr1" draw:text-style-name="P2" draw:layer="layout" svg:width="1.873cm" svg:height="0.475cm" svg:x="3.7cm" svg:y="8.705cm">
          <draw:text-box>
            <text:p text:style-name="P1"><text:span text:style-name="T3">attention. </text:span></text:p>
          </draw:text-box>
        </draw:frame>
        <draw:frame draw:style-name="gr1" draw:text-style-name="P2" draw:layer="layout" svg:width="15.221cm" svg:height="0.475cm" svg:x="2.2cm" svg:y="9.62cm">
          <draw:text-box>
            <text:p text:style-name="P1"><text:span text:style-name="T6">929. </text:span><text:span text:style-name="T3"><text:s/>The UK was lobbying the US on the need to engage with local government </text:span></text:p>
          </draw:text-box>
        </draw:frame>
        <draw:frame draw:style-name="gr1" draw:text-style-name="P2" draw:layer="layout" svg:width="15.631cm" svg:height="0.475cm" svg:x="2.2cm" svg:y="10.184cm">
          <draw:text-box>
            <text:p text:style-name="P1"><text:span text:style-name="T3">and the PRT in order to avoid setting up parallel systems and losing the benefits of </text:span></text:p>
          </draw:text-box>
        </draw:frame>
        <draw:frame draw:style-name="gr1" draw:text-style-name="P2" draw:layer="layout" svg:width="15.97cm" svg:height="0.475cm" svg:x="2.2cm" svg:y="10.748cm">
          <draw:text-box>
            <text:p text:style-name="P1"><text:span text:style-name="T3">local knowledge and experience. The key risk was that UK programmes (which were </text:span></text:p>
          </draw:text-box>
        </draw:frame>
        <draw:frame draw:style-name="gr1" draw:text-style-name="P2" draw:layer="layout" svg:width="16.436cm" svg:height="0.475cm" svg:x="2.2cm" svg:y="11.313cm">
          <draw:text-box>
            <text:p text:style-name="P1"><text:span text:style-name="T3">designed to be Iraqi-led, and thus required a considerable amount of Iraqi engagement </text:span></text:p>
          </draw:text-box>
        </draw:frame>
        <draw:frame draw:style-name="gr1" draw:text-style-name="P2" draw:layer="layout" svg:width="15.86cm" svg:height="0.475cm" svg:x="2.2cm" svg:y="11.877cm">
          <draw:text-box>
            <text:p text:style-name="P1"><text:span text:style-name="T3">and energy) would be “crowded out” as Iraqi counterparts focused on the larger and </text:span></text:p>
          </draw:text-box>
        </draw:frame>
        <draw:frame draw:style-name="gr1" draw:text-style-name="P2" draw:layer="layout" svg:width="6.483cm" svg:height="0.475cm" svg:x="2.2cm" svg:y="12.442cm">
          <draw:text-box>
            <text:p text:style-name="P1"><text:span text:style-name="T3">more immediate US programmes. </text:span></text:p>
          </draw:text-box>
        </draw:frame>
        <draw:frame draw:style-name="gr1" draw:text-style-name="P2" draw:layer="layout" svg:width="15.47cm" svg:height="0.475cm" svg:x="2.2cm" svg:y="13.356cm">
          <draw:text-box>
            <text:p text:style-name="P1"><text:span text:style-name="T6">930. </text:span><text:span text:style-name="T3"><text:s/>A UK official in the Basra PRT agreed with that assessment and commented:</text:span></text:p>
          </draw:text-box>
        </draw:frame>
        <draw:frame draw:style-name="gr1" draw:text-style-name="P2" draw:layer="layout" svg:width="15.437cm" svg:height="0.475cm" svg:x="2.95cm" svg:y="14.271cm">
          <draw:text-box>
            <text:p text:style-name="P1"><text:span text:style-name="T3">“</text:span><text:span text:style-name="T3">None of this is going to stop and it is going to be a big distraction for a small PRT </text:span></text:p>
          </draw:text-box>
        </draw:frame>
        <draw:frame draw:style-name="gr1" draw:text-style-name="P2" draw:layer="layout" svg:width="15.962cm" svg:height="0.475cm" svg:x="2.95cm" svg:y="14.835cm">
          <draw:text-box>
            <text:p text:style-name="P1"><text:span text:style-name="T3">team … trying to force the military to listen to what we have to say, and trying to stop </text:span></text:p>
          </draw:text-box>
        </draw:frame>
        <draw:frame draw:style-name="gr1" draw:text-style-name="P2" draw:layer="layout" svg:width="15.462cm" svg:height="0.475cm" svg:x="2.95cm" svg:y="15.4cm">
          <draw:text-box>
            <text:p text:style-name="P1"><text:span text:style-name="T3">MNF taking over the show completely … It’s not just on the economic/governance </text:span></text:p>
          </draw:text-box>
        </draw:frame>
        <draw:frame draw:style-name="gr1" draw:text-style-name="P2" draw:layer="layout" svg:width="14.988cm" svg:height="0.475cm" svg:x="2.95cm" svg:y="15.964cm">
          <draw:text-box>
            <text:p text:style-name="P1"><text:span text:style-name="T3">agenda – it’s the same for our CivPol mission and all the policing work we have </text:span></text:p>
          </draw:text-box>
        </draw:frame>
        <draw:frame draw:style-name="gr1" draw:text-style-name="P2" draw:layer="layout" svg:width="1.632cm" svg:height="0.475cm" svg:x="2.95cm" svg:y="16.528cm">
          <draw:text-box>
            <text:p text:style-name="P1"><text:span text:style-name="T3">done …”</text:span></text:p>
          </draw:text-box>
        </draw:frame>
        <draw:frame draw:style-name="gr5" draw:text-style-name="P6" draw:layer="layout" svg:width="0.433cm" svg:height="0.276cm" svg:x="4.574cm" svg:y="16.547cm">
          <draw:text-box>
            <text:p text:style-name="P1"><text:span text:style-name="T8"> </text:span><text:span text:style-name="T8">544</text:span></text:p>
          </draw:text-box>
        </draw:frame>
        <draw:frame draw:style-name="gr1" draw:text-style-name="P2" draw:layer="layout" svg:width="14.903cm" svg:height="0.475cm" svg:x="2.2cm" svg:y="17.443cm">
          <draw:text-box>
            <text:p text:style-name="P1"><text:span text:style-name="T6">931. </text:span><text:span text:style-name="T3"><text:s/>In his weekly report of 10 April, Maj Gen White-Spunner described recent </text:span></text:p>
          </draw:text-box>
        </draw:frame>
        <draw:frame draw:style-name="gr1" draw:text-style-name="P2" draw:layer="layout" svg:width="1.941cm" svg:height="0.475cm" svg:x="2.2cm" svg:y="18.007cm">
          <draw:text-box>
            <text:p text:style-name="P1"><text:span text:style-name="T3">events as:</text:span></text:p>
          </draw:text-box>
        </draw:frame>
        <draw:frame draw:style-name="gr5" draw:text-style-name="P6" draw:layer="layout" svg:width="0.246cm" svg:height="0.276cm" svg:x="4.13cm" svg:y="18.02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42cm" svg:height="0.475cm" svg:x="2.95cm" svg:y="18.922cm">
          <draw:text-box>
            <text:p text:style-name="P1"><text:span text:style-name="T3">“… </text:span><text:span text:style-name="T3">a real opportunity for Basra and hence our involvement here. The time for any </text:span></text:p>
          </draw:text-box>
        </draw:frame>
        <draw:frame draw:style-name="gr1" draw:text-style-name="P2" draw:layer="layout" svg:width="15.644cm" svg:height="0.475cm" svg:x="2.95cm" svg:y="19.486cm">
          <draw:text-box>
            <text:p text:style-name="P1"><text:span text:style-name="T3">recrimination … is behind us; we now have a better chance than we have arguably </text:span></text:p>
          </draw:text-box>
        </draw:frame>
        <draw:frame draw:style-name="gr1" draw:text-style-name="P2" draw:layer="layout" svg:width="15.428cm" svg:height="0.475cm" svg:x="2.95cm" svg:y="20.051cm">
          <draw:text-box>
            <text:p text:style-name="P1"><text:span text:style-name="T3">had for two years to achieve better security and some initial development goals in </text:span></text:p>
          </draw:text-box>
        </draw:frame>
        <draw:frame draw:style-name="gr1" draw:text-style-name="P2" draw:layer="layout" svg:width="7.914cm" svg:height="0.475cm" svg:x="2.95cm" svg:y="20.615cm">
          <draw:text-box>
            <text:p text:style-name="P1"><text:span text:style-name="T3">the city. We will not have long to do so …” </text:span></text:p>
          </draw:text-box>
        </draw:frame>
        <draw:frame draw:style-name="gr5" draw:text-style-name="P6" draw:layer="layout" svg:width="0.408cm" svg:height="0.276cm" svg:x="10.829cm" svg:y="20.634cm">
          <draw:text-box>
            <text:p text:style-name="P1"><text:span text:style-name="T8">545</text:span></text:p>
          </draw:text-box>
        </draw:frame>
        <draw:frame draw:style-name="gr1" draw:text-style-name="P2" draw:layer="layout" svg:width="0.422cm" svg:height="0.475cm" svg:x="11.24cm" svg:y="20.61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39cm" svg:height="0.475cm" svg:x="2.2cm" svg:y="21.53cm">
          <draw:text-box>
            <text:p text:style-name="P1"><text:span text:style-name="T6">932. </text:span><text:span text:style-name="T3"><text:s/>Dr Christian Turner, Cabinet Office Overseas and Defence Secretariat, sent </text:span></text:p>
          </draw:text-box>
        </draw:frame>
        <draw:frame draw:style-name="gr1" draw:text-style-name="P2" draw:layer="layout" svg:width="16.055cm" svg:height="0.475cm" svg:x="2.2cm" svg:y="22.094cm">
          <draw:text-box>
            <text:p text:style-name="P1"><text:span text:style-name="T3">Mr Brown an assessment of the implications of the Charge of the Knights on 11 April, </text:span></text:p>
          </draw:text-box>
        </draw:frame>
        <draw:frame draw:style-name="gr1" draw:text-style-name="P2" draw:layer="layout" svg:width="8.545cm" svg:height="0.475cm" svg:x="2.2cm" svg:y="22.658cm">
          <draw:text-box>
            <text:p text:style-name="P1"><text:span text:style-name="T3">in advance of Mr Brown’s visit to Washington.</text:span></text:p>
          </draw:text-box>
        </draw:frame>
        <draw:frame draw:style-name="gr5" draw:text-style-name="P6" draw:layer="layout" svg:width="0.408cm" svg:height="0.276cm" svg:x="10.718cm" svg:y="22.677cm">
          <draw:text-box>
            <text:p text:style-name="P1"><text:span text:style-name="T8">546</text:span></text:p>
          </draw:text-box>
        </draw:frame>
        <draw:frame draw:style-name="gr1" draw:text-style-name="P2" draw:layer="layout" svg:width="7.157cm" svg:height="0.475cm" svg:x="11.129cm" svg:y="22.658cm">
          <draw:text-box>
            <text:p text:style-name="P1"><text:span text:style-name="T3"><text:s/></text:span><text:span text:style-name="T3">Dr Turner described the UK’s military </text:span></text:p>
          </draw:text-box>
        </draw:frame>
        <draw:frame draw:style-name="gr1" draw:text-style-name="P2" draw:layer="layout" svg:width="16.271cm" svg:height="0.475cm" svg:x="2.2cm" svg:y="23.223cm">
          <draw:text-box>
            <text:p text:style-name="P1"><text:span text:style-name="T3">options (step up to take full responsibility for MND(SE), steady-state or an accelerate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2.645cm" svg:y1="26.29cm" svg:x2="11.782cm" svg:y2="26.29cm">
          <text:p/>
        </draw:line>
        <draw:frame draw:style-name="gr1" draw:text-style-name="P2" draw:layer="layout" svg:width="2.381cm" svg:height="0.475cm" svg:x="2.2cm" svg:y="23.787cm">
          <draw:text-box>
            <text:p text:style-name="P1"><text:span text:style-name="T3">withdrawal)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544 </text:span></text:p>
          </draw:text-box>
        </draw:frame>
        <draw:frame draw:style-name="gr4" draw:text-style-name="P5" draw:layer="layout" svg:width="9.154cm" svg:height="0.395cm" svg:x="2.646cm" svg:y="25.934cm">
          <draw:text-box>
            <text:p text:style-name="P1"><text:span text:style-name="T5">Email FCO [junior official] to Hendrie, 9 April 2008, ‘Basra’.</text:span><text:span text:style-name="T11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45 </text:span></text:p>
          </draw:text-box>
        </draw:frame>
        <draw:line draw:style-name="gr8" draw:text-style-name="P7" draw:layer="layout" svg:x1="2.645cm" svg:y1="27.137cm" svg:x2="18.162cm" svg:y2="27.137cm">
          <text:p/>
        </draw:line>
        <draw:frame draw:style-name="gr4" draw:text-style-name="P5" draw:layer="layout" svg:width="14.518cm" svg:height="0.395cm" svg:x="2.646cm" svg:y="26.357cm">
          <draw:text-box>
            <text:p text:style-name="P1"><text:span text:style-name="T11">Minute White-Spunner to CJO, 10 April 2008, ‘GOC MND(SE) Weekly Letter – 10 April 2008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46 </text:span></text:p>
          </draw:text-box>
        </draw:frame>
        <draw:frame draw:style-name="gr4" draw:text-style-name="P5" draw:layer="layout" svg:width="15.5cm" svg:height="0.395cm" svg:x="2.646cm" svg:y="26.781cm">
          <draw:text-box>
            <text:p text:style-name="P1"><text:span text:style-name="T5">Minute Turner to Prime Minister, 11 April 2008, ‘Iraq: Implications of Basra Operations and US Visit’.</text:span><text:span text:style-name="T11"> </text:span></text:p>
          </draw:text-box>
        </draw:frame>
      </draw:page>
      <draw:page draw:name="page151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7</text:span></text:p>
          </draw:text-box>
        </draw:frame>
        <draw:frame draw:style-name="gr1" draw:text-style-name="P2" draw:layer="layout" svg:width="15.17cm" svg:height="0.475cm" svg:x="2.2cm" svg:y="2.525cm">
          <draw:text-box>
            <text:p text:style-name="P1"><text:span text:style-name="T6">933. </text:span><text:span text:style-name="T3"><text:s/>Dr Turner also advised that the UK would need to redouble its effort on the </text:span></text:p>
          </draw:text-box>
        </draw:frame>
        <draw:frame draw:style-name="gr1" draw:text-style-name="P2" draw:layer="layout" svg:width="1.962cm" svg:height="0.475cm" svg:x="2.2cm" svg:y="3.09cm">
          <draw:text-box>
            <text:p text:style-name="P1"><text:span text:style-name="T3">economy: </text:span></text:p>
          </draw:text-box>
        </draw:frame>
        <draw:frame draw:style-name="gr1" draw:text-style-name="P2" draw:layer="layout" svg:width="15.293cm" svg:height="0.475cm" svg:x="2.95cm" svg:y="4.004cm">
          <draw:text-box>
            <text:p text:style-name="P1"><text:span text:style-name="T3">“</text:span><text:span text:style-name="T3">Presentationally, the US effort risks overshadowing UK economic initiatives. The </text:span></text:p>
          </draw:text-box>
        </draw:frame>
        <draw:frame draw:style-name="gr1" draw:text-style-name="P2" draw:layer="layout" svg:width="15.128cm" svg:height="0.475cm" svg:x="2.95cm" svg:y="4.568cm">
          <draw:text-box>
            <text:p text:style-name="P1"><text:span text:style-name="T3">likelihood is that the US will focus on quick impact projects … Funding will come </text:span></text:p>
          </draw:text-box>
        </draw:frame>
        <draw:frame draw:style-name="gr1" draw:text-style-name="P2" draw:layer="layout" svg:width="14.92cm" svg:height="0.475cm" svg:x="2.95cm" svg:y="5.133cm">
          <draw:text-box>
            <text:p text:style-name="P1"><text:span text:style-name="T3">from the US military (up to US$70m) and the Government of Iraq (US$100m or </text:span></text:p>
          </draw:text-box>
        </draw:frame>
        <draw:frame draw:style-name="gr1" draw:text-style-name="P2" draw:layer="layout" svg:width="1.225cm" svg:height="0.475cm" svg:x="2.95cm" svg:y="5.697cm">
          <draw:text-box>
            <text:p text:style-name="P1"><text:span text:style-name="T3">more).</text:span></text:p>
          </draw:text-box>
        </draw:frame>
        <draw:frame draw:style-name="gr1" draw:text-style-name="P2" draw:layer="layout" svg:width="14.032cm" svg:height="0.475cm" svg:x="2.95cm" svg:y="6.612cm">
          <draw:text-box>
            <text:p text:style-name="P1"><text:span text:style-name="T3">“</text:span><text:span text:style-name="T3">We will need to ensure our projects are co-ordinated and complementary. </text:span></text:p>
          </draw:text-box>
        </draw:frame>
        <draw:frame draw:style-name="gr1" draw:text-style-name="P2" draw:layer="layout" svg:width="14.717cm" svg:height="0.475cm" svg:x="2.95cm" svg:y="7.176cm">
          <draw:text-box>
            <text:p text:style-name="P1"><text:span text:style-name="T3">Experience over the past five years in such [quick impact] projects is that they </text:span></text:p>
          </draw:text-box>
        </draw:frame>
        <draw:frame draw:style-name="gr1" draw:text-style-name="P2" draw:layer="layout" svg:width="15.72cm" svg:height="0.475cm" svg:x="2.95cm" svg:y="7.741cm">
          <draw:text-box>
            <text:p text:style-name="P1"><text:span text:style-name="T3">provide short-term benefits, but are often not sustainable. DFID’s view remains that </text:span></text:p>
          </draw:text-box>
        </draw:frame>
        <draw:frame draw:style-name="gr1" draw:text-style-name="P2" draw:layer="layout" svg:width="15.843cm" svg:height="0.475cm" svg:x="2.95cm" svg:y="8.305cm">
          <draw:text-box>
            <text:p text:style-name="P1"><text:span text:style-name="T3">economic recovery will require … a resolution to address the deep-seated problems </text:span></text:p>
          </draw:text-box>
        </draw:frame>
        <draw:frame draw:style-name="gr1" draw:text-style-name="P2" draw:layer="layout" svg:width="14.535cm" svg:height="0.475cm" svg:x="2.95cm" svg:y="8.87cm">
          <draw:text-box>
            <text:p text:style-name="P1"><text:span text:style-name="T3">in the Basra economy and the building of sustainable Iraqi institutions … Our </text:span></text:p>
          </draw:text-box>
        </draw:frame>
        <draw:frame draw:style-name="gr1" draw:text-style-name="P2" draw:layer="layout" svg:width="11.623cm" svg:height="0.475cm" svg:x="2.95cm" svg:y="9.434cm">
          <draw:text-box>
            <text:p text:style-name="P1"><text:span text:style-name="T3">message to the US will need to be that such work takes time.”</text:span></text:p>
          </draw:text-box>
        </draw:frame>
        <draw:frame draw:style-name="gr1" draw:text-style-name="P2" draw:layer="layout" svg:width="15.983cm" svg:height="0.475cm" svg:x="2.2cm" svg:y="10.348cm">
          <draw:text-box>
            <text:p text:style-name="P1"><text:span text:style-name="T6">934. </text:span><text:span text:style-name="T3"><text:s/>In his weekly report of 17 April, Maj Gen White-Spunner advised that MND(SE) </text:span></text:p>
          </draw:text-box>
        </draw:frame>
        <draw:frame draw:style-name="gr1" draw:text-style-name="P2" draw:layer="layout" svg:width="16.47cm" svg:height="0.475cm" svg:x="2.2cm" svg:y="10.913cm">
          <draw:text-box>
            <text:p text:style-name="P1"><text:span text:style-name="T3">continued to focus on drawing as much US and Iraqi resource into Basra as possible in </text:span></text:p>
          </draw:text-box>
        </draw:frame>
        <draw:frame draw:style-name="gr1" draw:text-style-name="P2" draw:layer="layout" svg:width="16.601cm" svg:height="0.475cm" svg:x="2.2cm" svg:y="11.477cm">
          <draw:text-box>
            <text:p text:style-name="P1"><text:span text:style-name="T3">order to take advantage of the “unexpected but very welcome changes” that the Charge </text:span></text:p>
          </draw:text-box>
        </draw:frame>
        <draw:frame draw:style-name="gr1" draw:text-style-name="P2" draw:layer="layout" svg:width="5.116cm" svg:height="0.475cm" svg:x="2.2cm" svg:y="12.042cm">
          <draw:text-box>
            <text:p text:style-name="P1"><text:span text:style-name="T3">of the Knights had brought.</text:span></text:p>
          </draw:text-box>
        </draw:frame>
        <draw:frame draw:style-name="gr5" draw:text-style-name="P6" draw:layer="layout" svg:width="0.408cm" svg:height="0.276cm" svg:x="7.284cm" svg:y="12.061cm">
          <draw:text-box>
            <text:p text:style-name="P1"><text:span text:style-name="T8">547</text:span></text:p>
          </draw:text-box>
        </draw:frame>
        <draw:frame draw:style-name="gr1" draw:text-style-name="P2" draw:layer="layout" svg:width="0.422cm" svg:height="0.475cm" svg:x="7.696cm" svg:y="12.04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24cm" svg:height="0.475cm" svg:x="2.2cm" svg:y="12.956cm">
          <draw:text-box>
            <text:p text:style-name="P1"><text:span text:style-name="T6">935. </text:span><text:span text:style-name="T3"><text:s/>A DFID official provided a briefing for Mr Alexander on the impact of the Charge of </text:span></text:p>
          </draw:text-box>
        </draw:frame>
        <draw:frame draw:style-name="gr1" draw:text-style-name="P2" draw:layer="layout" svg:width="4.375cm" svg:height="0.475cm" svg:x="2.2cm" svg:y="13.521cm">
          <draw:text-box>
            <text:p text:style-name="P1"><text:span text:style-name="T3">the Knights on 18 April.</text:span></text:p>
          </draw:text-box>
        </draw:frame>
        <draw:frame draw:style-name="gr5" draw:text-style-name="P6" draw:layer="layout" svg:width="0.408cm" svg:height="0.276cm" svg:x="6.554cm" svg:y="13.539cm">
          <draw:text-box>
            <text:p text:style-name="P1"><text:span text:style-name="T8">548</text:span></text:p>
          </draw:text-box>
        </draw:frame>
        <draw:frame draw:style-name="gr1" draw:text-style-name="P2" draw:layer="layout" svg:width="11.665cm" svg:height="0.475cm" svg:x="6.966cm" svg:y="13.521cm">
          <draw:text-box>
            <text:p text:style-name="P1"><text:span text:style-name="T3"><text:s/></text:span><text:span text:style-name="T3">Street-life in Basra was “noticeably more confident”, with pop </text:span></text:p>
          </draw:text-box>
        </draw:frame>
        <draw:frame draw:style-name="gr1" draw:text-style-name="P2" draw:layer="layout" svg:width="16.719cm" svg:height="0.475cm" svg:x="2.2cm" svg:y="14.085cm">
          <draw:text-box>
            <text:p text:style-name="P1"><text:span text:style-name="T3">music and alcohol on sale. Dr al-Safi had set up a committee to review project proposals </text:span></text:p>
          </draw:text-box>
        </draw:frame>
        <draw:frame draw:style-name="gr1" draw:text-style-name="P2" draw:layer="layout" svg:width="16.711cm" svg:height="0.475cm" svg:x="2.2cm" svg:y="14.65cm">
          <draw:text-box>
            <text:p text:style-name="P1"><text:span text:style-name="T3">from the Provincial Council, the Governor and local Sheikhs, but had said that he did not </text:span></text:p>
          </draw:text-box>
        </draw:frame>
        <draw:frame draw:style-name="gr1" draw:text-style-name="P2" draw:layer="layout" svg:width="16.537cm" svg:height="0.475cm" svg:x="2.2cm" svg:y="15.214cm">
          <draw:text-box>
            <text:p text:style-name="P1"><text:span text:style-name="T3">want proposals from the coalition. He was determined that the Iraqi Government should </text:span></text:p>
          </draw:text-box>
        </draw:frame>
        <draw:frame draw:style-name="gr1" draw:text-style-name="P2" draw:layer="layout" svg:width="16.169cm" svg:height="0.475cm" svg:x="2.2cm" svg:y="15.778cm">
          <draw:text-box>
            <text:p text:style-name="P1"><text:span text:style-name="T3">be seen to be in charge and favoured quick impact projects focused on infrastructure, </text:span></text:p>
          </draw:text-box>
        </draw:frame>
        <draw:frame draw:style-name="gr1" draw:text-style-name="P2" draw:layer="layout" svg:width="16.525cm" svg:height="0.475cm" svg:x="2.2cm" svg:y="16.343cm">
          <draw:text-box>
            <text:p text:style-name="P1"><text:span text:style-name="T3">implemented through line ministries and tribal leaders. On the US side, “large numbers” </text:span></text:p>
          </draw:text-box>
        </draw:frame>
        <draw:frame draw:style-name="gr1" draw:text-style-name="P2" draw:layer="layout" svg:width="8.1cm" svg:height="0.475cm" svg:x="2.2cm" svg:y="16.907cm">
          <draw:text-box>
            <text:p text:style-name="P1"><text:span text:style-name="T3">of people were flowing into the US CMOC. </text:span></text:p>
          </draw:text-box>
        </draw:frame>
        <draw:frame draw:style-name="gr1" draw:text-style-name="P2" draw:layer="layout" svg:width="16.19cm" svg:height="0.475cm" svg:x="2.2cm" svg:y="17.822cm">
          <draw:text-box>
            <text:p text:style-name="P1"><text:span text:style-name="T6">936. </text:span><text:span text:style-name="T3"><text:s/>The major risk for the UK Government remained that the Provincial Government </text:span></text:p>
          </draw:text-box>
        </draw:frame>
        <draw:frame draw:style-name="gr1" draw:text-style-name="P2" draw:layer="layout" svg:width="15.102cm" svg:height="0.475cm" svg:x="2.2cm" svg:y="18.386cm">
          <draw:text-box>
            <text:p text:style-name="P1"><text:span text:style-name="T3">would be undermined by the decision to channel funding through line ministries, </text:span></text:p>
          </draw:text-box>
        </draw:frame>
        <draw:frame draw:style-name="gr1" draw:text-style-name="P2" draw:layer="layout" svg:width="15.801cm" svg:height="0.475cm" svg:x="2.2cm" svg:y="18.951cm">
          <draw:text-box>
            <text:p text:style-name="P1"><text:span text:style-name="T3">tribal leaders and NGOs. The UK continued to engage with the US and Dr al-Safi to </text:span></text:p>
          </draw:text-box>
        </draw:frame>
        <draw:frame draw:style-name="gr1" draw:text-style-name="P2" draw:layer="layout" svg:width="16.33cm" svg:height="0.475cm" svg:x="2.2cm" svg:y="19.515cm">
          <draw:text-box>
            <text:p text:style-name="P1"><text:span text:style-name="T3">emphasise the advantages of engaging with the Provincial Government, the Provincial </text:span></text:p>
          </draw:text-box>
        </draw:frame>
        <draw:frame draw:style-name="gr1" draw:text-style-name="P2" draw:layer="layout" svg:width="11.182cm" svg:height="0.475cm" svg:x="2.2cm" svg:y="20.08cm">
          <draw:text-box>
            <text:p text:style-name="P1"><text:span text:style-name="T3">Council and the PRT, rather than creating parallel systems. </text:span></text:p>
          </draw:text-box>
        </draw:frame>
        <draw:frame draw:style-name="gr1" draw:text-style-name="P2" draw:layer="layout" svg:width="16.588cm" svg:height="0.475cm" svg:x="2.2cm" svg:y="20.994cm">
          <draw:text-box>
            <text:p text:style-name="P1"><text:span text:style-name="T6">937. </text:span><text:span text:style-name="T3"><text:s/>Mr McDonald told the 28 April meeting of the ISG that: “It was now clear that there </text:span></text:p>
          </draw:text-box>
        </draw:frame>
        <draw:frame draw:style-name="gr1" draw:text-style-name="P2" draw:layer="layout" svg:width="16.461cm" svg:height="0.475cm" svg:x="2.2cm" svg:y="21.558cm">
          <draw:text-box>
            <text:p text:style-name="P1"><text:span text:style-name="T3">was a shared UK/US operation in the South, and that we would need to decide on their </text:span></text:p>
          </draw:text-box>
        </draw:frame>
        <draw:frame draw:style-name="gr1" draw:text-style-name="P2" draw:layer="layout" svg:width="6.115cm" svg:height="0.475cm" svg:x="2.2cm" svg:y="22.123cm">
          <draw:text-box>
            <text:p text:style-name="P1"><text:span text:style-name="T3">tasks and the division of labour.” </text:span></text:p>
          </draw:text-box>
        </draw:frame>
        <draw:frame draw:style-name="gr5" draw:text-style-name="P6" draw:layer="layout" svg:width="0.408cm" svg:height="0.276cm" svg:x="8.283cm" svg:y="22.142cm">
          <draw:text-box>
            <text:p text:style-name="P1"><text:span text:style-name="T8">549</text:span></text:p>
          </draw:text-box>
        </draw:frame>
        <draw:frame draw:style-name="gr1" draw:text-style-name="P2" draw:layer="layout" svg:width="9.595cm" svg:height="0.475cm" svg:x="8.695cm" svg:y="22.123cm">
          <draw:text-box>
            <text:p text:style-name="P1"><text:span text:style-name="T3"><text:s/></text:span><text:span text:style-name="T3">The UK needed to focus on its remaining political, </text:span></text:p>
          </draw:text-box>
        </draw:frame>
        <draw:frame draw:style-name="gr1" draw:text-style-name="P2" draw:layer="layout" svg:width="15.902cm" svg:height="0.475cm" svg:x="2.2cm" svg:y="22.687cm">
          <draw:text-box>
            <text:p text:style-name="P1"><text:span text:style-name="T3">economic and military tasks. The first two required provincial elections to take place,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2.524cm" svg:height="0.475cm" svg:x="2.2cm" svg:y="23.252cm">
          <draw:text-box>
            <text:p text:style-name="P1"><text:span text:style-name="T3">and tangible outcomes from the work of Mr Wareing and the BDC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47 </text:span></text:p>
          </draw:text-box>
        </draw:frame>
        <draw:line draw:style-name="gr8" draw:text-style-name="P7" draw:layer="layout" svg:x1="2.645cm" svg:y1="26.29cm" svg:x2="17.586cm" svg:y2="26.29cm">
          <text:p/>
        </draw:line>
        <draw:line draw:style-name="gr8" draw:text-style-name="P7" draw:layer="layout" svg:x1="2.199cm" svg:y1="26.714cm" svg:x2="9.122cm" svg:y2="26.714cm">
          <text:p/>
        </draw:line>
        <draw:frame draw:style-name="gr4" draw:text-style-name="P5" draw:layer="layout" svg:width="14.518cm" svg:height="0.395cm" svg:x="2.646cm" svg:y="25.511cm">
          <draw:text-box>
            <text:p text:style-name="P1"><text:span text:style-name="T11">Minute White-Spunner to CJO, 17 April 2008, ‘GOC MND(SE) Weekly Letter – 17 April 2008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548 </text:span></text:p>
          </draw:text-box>
        </draw:frame>
        <draw:frame draw:style-name="gr4" draw:text-style-name="P5" draw:layer="layout" svg:width="14.836cm" svg:height="0.395cm" svg:x="2.646cm" svg:y="25.934cm">
          <draw:text-box>
            <text:p text:style-name="P1"><text:span text:style-name="T5">Minute DFID [junior official] to Private Secretary [DFID], 18 April 2008, ‘Information Note: Latest </text:span></text:p>
          </draw:text-box>
        </draw:frame>
        <draw:frame draw:style-name="gr4" draw:text-style-name="P5" draw:layer="layout" svg:width="6.987cm" svg:height="0.395cm" svg:x="2.2cm" svg:y="26.357cm">
          <draw:text-box>
            <text:p text:style-name="P1"><text:span text:style-name="T5">Consequences of Iraqi Operations in Basra’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49 </text:span></text:p>
          </draw:text-box>
        </draw:frame>
        <draw:frame draw:style-name="gr4" draw:text-style-name="P5" draw:layer="layout" svg:width="14.869cm" svg:height="0.395cm" svg:x="2.646cm" svg:y="26.781cm">
          <draw:text-box>
            <text:p text:style-name="P1"><text:span text:style-name="T11">Minute Cabinet Office [junior official] to McDonald, 28 April 2008, ‘Iraq Strategy Group, 28 April’. </text:span></text:p>
          </draw:text-box>
        </draw:frame>
      </draw:page>
      <draw:page draw:name="page1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8</text:span></text:p>
          </draw:text-box>
        </draw:frame>
        <draw:frame draw:style-name="gr1" draw:text-style-name="P2" draw:layer="layout" svg:width="10.551cm" svg:height="0.475cm" svg:x="2.2cm" svg:y="2.525cm">
          <draw:text-box>
            <text:p text:style-name="P1"><text:span text:style-name="T6">938. </text:span><text:span text:style-name="T3"><text:s/>Mr Miliband visited Baghdad and Erbil in mid-April.</text:span></text:p>
          </draw:text-box>
        </draw:frame>
        <draw:frame draw:style-name="gr5" draw:text-style-name="P6" draw:layer="layout" svg:width="0.408cm" svg:height="0.276cm" svg:x="12.694cm" svg:y="2.544cm">
          <draw:text-box>
            <text:p text:style-name="P1"><text:span text:style-name="T8">550</text:span></text:p>
          </draw:text-box>
        </draw:frame>
        <draw:frame draw:style-name="gr1" draw:text-style-name="P2" draw:layer="layout" svg:width="4.934cm" svg:height="0.475cm" svg:x="13.106cm" svg:y="2.525cm">
          <draw:text-box>
            <text:p text:style-name="P1"><text:span text:style-name="T3"><text:s/></text:span><text:span text:style-name="T3">He wrote to Mr Brown on </text:span></text:p>
          </draw:text-box>
        </draw:frame>
        <draw:frame draw:style-name="gr1" draw:text-style-name="P2" draw:layer="layout" svg:width="1.534cm" svg:height="0.475cm" svg:x="2.2cm" svg:y="3.09cm">
          <draw:text-box>
            <text:p text:style-name="P1"><text:span text:style-name="T3">29 April:</text:span></text:p>
          </draw:text-box>
        </draw:frame>
        <draw:frame draw:style-name="gr1" draw:text-style-name="P2" draw:layer="layout" svg:width="14.446cm" svg:height="0.475cm" svg:x="2.95cm" svg:y="4.004cm">
          <draw:text-box>
            <text:p text:style-name="P1"><text:span text:style-name="T3">“</text:span><text:span text:style-name="T3">However unfortunate its genesis, Maliki’s operation in Basra has created an </text:span></text:p>
          </draw:text-box>
        </draw:frame>
        <draw:frame draw:style-name="gr1" draw:text-style-name="P2" draw:layer="layout" svg:width="14.163cm" svg:height="0.475cm" svg:x="2.95cm" svg:y="4.568cm">
          <draw:text-box>
            <text:p text:style-name="P1"><text:span text:style-name="T3">opportunity to reshape our approach there and set a new direction towards </text:span></text:p>
          </draw:text-box>
        </draw:frame>
        <draw:frame draw:style-name="gr1" draw:text-style-name="P2" draw:layer="layout" svg:width="15.276cm" svg:height="0.475cm" svg:x="2.95cm" svg:y="5.133cm">
          <draw:text-box>
            <text:p text:style-name="P1"><text:span text:style-name="T3">transition. 2009 is the year we will need to move from a Basra military strategy to </text:span></text:p>
          </draw:text-box>
        </draw:frame>
        <draw:frame draw:style-name="gr1" draw:text-style-name="P2" draw:layer="layout" svg:width="7.478cm" svg:height="0.475cm" svg:x="2.95cm" svg:y="5.697cm">
          <draw:text-box>
            <text:p text:style-name="P1"><text:span text:style-name="T3">an Iraq political and economic strategy.”</text:span></text:p>
          </draw:text-box>
        </draw:frame>
        <draw:frame draw:style-name="gr1" draw:text-style-name="P2" draw:layer="layout" svg:width="15.322cm" svg:height="0.475cm" svg:x="2.2cm" svg:y="6.612cm">
          <draw:text-box>
            <text:p text:style-name="P1"><text:span text:style-name="T6">939. </text:span><text:span text:style-name="T3"><text:s/>The Iraqi Government was “for the first time since 2003” giving full attention </text:span></text:p>
          </draw:text-box>
        </draw:frame>
        <draw:frame draw:style-name="gr1" draw:text-style-name="P2" draw:layer="layout" svg:width="15.293cm" svg:height="0.475cm" svg:x="2.2cm" svg:y="7.176cm">
          <draw:text-box>
            <text:p text:style-name="P1"><text:span text:style-name="T3">to Basra. In support of that, the US had committed “serious assets” to strengthen </text:span></text:p>
          </draw:text-box>
        </draw:frame>
        <draw:frame draw:style-name="gr1" draw:text-style-name="P2" draw:layer="layout" svg:width="16.068cm" svg:height="0.475cm" svg:x="2.2cm" svg:y="7.741cm">
          <draw:text-box>
            <text:p text:style-name="P1"><text:span text:style-name="T3">MND(SE). Those combined US, UK and Iraqi resources would “accelerate the rate of </text:span></text:p>
          </draw:text-box>
        </draw:frame>
        <draw:frame draw:style-name="gr1" draw:text-style-name="P2" draw:layer="layout" svg:width="16.724cm" svg:height="0.475cm" svg:x="2.2cm" svg:y="8.305cm">
          <draw:text-box>
            <text:p text:style-name="P1"><text:span text:style-name="T3">positive change in Basra”, paving the way for a “proper and respectable end” to the UK’s </text:span></text:p>
          </draw:text-box>
        </draw:frame>
        <draw:frame draw:style-name="gr1" draw:text-style-name="P2" draw:layer="layout" svg:width="10.992cm" svg:height="0.475cm" svg:x="2.2cm" svg:y="8.87cm">
          <draw:text-box>
            <text:p text:style-name="P1"><text:span text:style-name="T3">role as “lead partner in the coalition” in the course of 2009.</text:span></text:p>
          </draw:text-box>
        </draw:frame>
        <draw:frame draw:style-name="gr1" draw:text-style-name="P2" draw:layer="layout" svg:width="16.605cm" svg:height="0.475cm" svg:x="2.2cm" svg:y="9.784cm">
          <draw:text-box>
            <text:p text:style-name="P1"><text:span text:style-name="T6">940. </text:span><text:span text:style-name="T3"><text:s/>Mr Miliband identified seven goals towards which substantial progress would need </text:span></text:p>
          </draw:text-box>
        </draw:frame>
        <draw:frame draw:style-name="gr1" draw:text-style-name="P2" draw:layer="layout" svg:width="12.262cm" svg:height="0.475cm" svg:x="2.2cm" svg:y="10.348cm">
          <draw:text-box>
            <text:p text:style-name="P1"><text:span text:style-name="T3">to be made if the UK was to make that “final transition”, including:</text:span></text:p>
          </draw:text-box>
        </draw:frame>
        <draw:frame draw:style-name="gr3" draw:text-style-name="P4" draw:layer="layout" svg:width="0.634cm" svg:height="0.712cm" svg:x="2.95cm" svg:y="11.1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7cm" svg:height="0.475cm" svg:x="3.7cm" svg:y="11.263cm">
          <draw:text-box>
            <text:p text:style-name="P1"><text:span text:style-name="T3">“</text:span><text:span text:style-name="T3">reconstruction clearly under way; sturdy green shoots of economic revival;</text:span></text:p>
          </draw:text-box>
        </draw:frame>
        <draw:frame draw:style-name="gr3" draw:text-style-name="P4" draw:layer="layout" svg:width="0.634cm" svg:height="0.712cm" svg:x="2.95cm" svg:y="11.7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847cm" svg:height="0.475cm" svg:x="3.7cm" svg:y="11.927cm">
          <draw:text-box>
            <text:p text:style-name="P1"><text:span text:style-name="T3">the BIPA and BDF [Basra Development Fund] well-established;</text:span></text:p>
          </draw:text-box>
        </draw:frame>
        <draw:frame draw:style-name="gr3" draw:text-style-name="P4" draw:layer="layout" svg:width="0.634cm" svg:height="0.712cm" svg:x="2.95cm" svg:y="12.4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25cm" svg:height="0.475cm" svg:x="3.7cm" svg:y="12.592cm">
          <draw:text-box>
            <text:p text:style-name="P1"><text:span text:style-name="T3">the airport on its way to be a development and business hub and transport hub;</text:span></text:p>
          </draw:text-box>
        </draw:frame>
        <draw:frame draw:style-name="gr3" draw:text-style-name="P4" draw:layer="layout" svg:width="0.634cm" svg:height="0.712cm" svg:x="2.95cm" svg:y="13.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75cm" svg:height="0.475cm" svg:x="3.7cm" svg:y="13.256cm">
          <draw:text-box>
            <text:p text:style-name="P1"><text:span text:style-name="T3">Umm Qasr port better managed and with development plans in place”; and </text:span></text:p>
          </draw:text-box>
        </draw:frame>
        <draw:frame draw:style-name="gr3" draw:text-style-name="P4" draw:layer="layout" svg:width="0.634cm" svg:height="0.712cm" svg:x="2.95cm" svg:y="13.7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53cm" svg:height="0.475cm" svg:x="3.7cm" svg:y="13.921cm">
          <draw:text-box>
            <text:p text:style-name="P1"><text:span text:style-name="T3">the start of “a broad-based and natural relationship with the new Iraq, the ‘whole </text:span></text:p>
          </draw:text-box>
        </draw:frame>
        <draw:frame draw:style-name="gr1" draw:text-style-name="P2" draw:layer="layout" svg:width="7.707cm" svg:height="0.475cm" svg:x="3.7cm" svg:y="14.485cm">
          <draw:text-box>
            <text:p text:style-name="P1"><text:span text:style-name="T3">Iraq policy’ which we have long wanted”. </text:span></text:p>
          </draw:text-box>
        </draw:frame>
        <draw:frame draw:style-name="gr1" draw:text-style-name="P2" draw:layer="layout" svg:width="10.141cm" svg:height="0.475cm" svg:x="2.2cm" svg:y="15.4cm">
          <draw:text-box>
            <text:p text:style-name="P1"><text:span text:style-name="T6">941. </text:span><text:span text:style-name="T3"><text:s/>Maj Gen White-Spunner reported on 1 May that:</text:span></text:p>
          </draw:text-box>
        </draw:frame>
        <draw:frame draw:style-name="gr1" draw:text-style-name="P2" draw:layer="layout" svg:width="15.484cm" svg:height="0.475cm" svg:x="2.95cm" svg:y="16.314cm">
          <draw:text-box>
            <text:p text:style-name="P1"><text:span text:style-name="T3">“</text:span><text:span text:style-name="T3">What is becoming increasingly evident, as our situational awareness improves, is </text:span></text:p>
          </draw:text-box>
        </draw:frame>
        <draw:frame draw:style-name="gr1" draw:text-style-name="P2" draw:layer="layout" svg:width="15.492cm" svg:height="0.475cm" svg:x="2.95cm" svg:y="16.878cm">
          <draw:text-box>
            <text:p text:style-name="P1"><text:span text:style-name="T3">just what a poor state the city is in, with basic services non-existent in some areas </text:span></text:p>
          </draw:text-box>
        </draw:frame>
        <draw:frame draw:style-name="gr1" draw:text-style-name="P2" draw:layer="layout" svg:width="14.903cm" svg:height="0.475cm" svg:x="2.95cm" svg:y="17.443cm">
          <draw:text-box>
            <text:p text:style-name="P1"><text:span text:style-name="T3">and a serious problem with raw sewage and mounds of rubbish on the streets.” </text:span></text:p>
          </draw:text-box>
        </draw:frame>
        <draw:frame draw:style-name="gr5" draw:text-style-name="P6" draw:layer="layout" svg:width="0.408cm" svg:height="0.276cm" svg:x="17.787cm" svg:y="17.462cm">
          <draw:text-box>
            <text:p text:style-name="P1"><text:span text:style-name="T8">551</text:span></text:p>
          </draw:text-box>
        </draw:frame>
        <draw:frame draw:style-name="gr1" draw:text-style-name="P2" draw:layer="layout" svg:width="16.334cm" svg:height="0.475cm" svg:x="2.2cm" svg:y="18.357cm">
          <draw:text-box>
            <text:p text:style-name="P1"><text:span text:style-name="T6">942. </text:span><text:span text:style-name="T3"><text:s/>Mr Brown hosted a reception at No.10 on 28 April, to raise the profile of southern </text:span></text:p>
          </draw:text-box>
        </draw:frame>
        <draw:frame draw:style-name="gr1" draw:text-style-name="P2" draw:layer="layout" svg:width="15.293cm" svg:height="0.475cm" svg:x="2.2cm" svg:y="18.922cm">
          <draw:text-box>
            <text:p text:style-name="P1"><text:span text:style-name="T3">Iraq as an investment destination and enhance Iraqi Government interaction with </text:span></text:p>
          </draw:text-box>
        </draw:frame>
        <draw:frame draw:style-name="gr1" draw:text-style-name="P2" draw:layer="layout" svg:width="3.545cm" svg:height="0.475cm" svg:x="2.2cm" svg:y="19.486cm">
          <draw:text-box>
            <text:p text:style-name="P1"><text:span text:style-name="T3">potential investors.</text:span></text:p>
          </draw:text-box>
        </draw:frame>
        <draw:frame draw:style-name="gr5" draw:text-style-name="P6" draw:layer="layout" svg:width="0.408cm" svg:height="0.276cm" svg:x="5.73cm" svg:y="19.505cm">
          <draw:text-box>
            <text:p text:style-name="P1"><text:span text:style-name="T8">552</text:span></text:p>
          </draw:text-box>
        </draw:frame>
        <draw:frame draw:style-name="gr1" draw:text-style-name="P2" draw:layer="layout" svg:width="0.422cm" svg:height="0.475cm" svg:x="6.141cm" svg:y="19.48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36cm" svg:height="0.475cm" svg:x="2.2cm" svg:y="20.401cm">
          <draw:text-box>
            <text:p text:style-name="P1"><text:span text:style-name="T6">943. </text:span><text:span text:style-name="T3"><text:s/>Mr Brown was subsequently advised that between 25 and 30 companies, including </text:span></text:p>
          </draw:text-box>
        </draw:frame>
        <draw:frame draw:style-name="gr1" draw:text-style-name="P2" draw:layer="layout" svg:width="15.966cm" svg:height="0.475cm" svg:x="2.2cm" svg:y="20.965cm">
          <draw:text-box>
            <text:p text:style-name="P1"><text:span text:style-name="T3">BP and Shell, had expressed a serious interest in exploring investment opportunities.</text:span></text:p>
          </draw:text-box>
        </draw:frame>
        <draw:frame draw:style-name="gr5" draw:text-style-name="P6" draw:layer="layout" svg:width="0.408cm" svg:height="0.276cm" svg:x="18.1cm" svg:y="20.984cm">
          <draw:text-box>
            <text:p text:style-name="P1"><text:span text:style-name="T8">553</text:span></text:p>
          </draw:text-box>
        </draw:frame>
        <draw:frame draw:style-name="gr1" draw:text-style-name="P2" draw:layer="layout" svg:width="0.422cm" svg:height="0.475cm" svg:x="18.512cm" svg:y="20.9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97cm" svg:height="0.475cm" svg:x="2.2cm" svg:y="21.88cm">
          <draw:text-box>
            <text:p text:style-name="P1"><text:span text:style-name="T6">944. </text:span><text:span text:style-name="T3"><text:s/>Mr Brown met Gen Petraeus and Ambassador Crocker in London on 1 May.</text:span></text:p>
          </draw:text-box>
        </draw:frame>
        <draw:frame draw:style-name="gr5" draw:text-style-name="P6" draw:layer="layout" svg:width="0.408cm" svg:height="0.276cm" svg:x="17.416cm" svg:y="21.898cm">
          <draw:text-box>
            <text:p text:style-name="P1"><text:span text:style-name="T8">554</text:span></text:p>
          </draw:text-box>
        </draw:frame>
        <draw:frame draw:style-name="gr1" draw:text-style-name="P2" draw:layer="layout" svg:width="0.422cm" svg:height="0.475cm" svg:x="17.828cm" svg:y="21.88cm">
          <draw:text-box>
            <text:p text:style-name="P1"><text:span text:style-name="T3"><text:s/>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line draw:style-name="gr8" draw:text-style-name="P7" draw:layer="layout" svg:x1="2.645cm" svg:y1="24.174cm" svg:x2="10.998cm" svg:y2="24.174cm">
          <text:p/>
        </draw:line>
        <draw:frame draw:style-name="gr1" draw:text-style-name="P2" draw:layer="layout" svg:width="12.854cm" svg:height="0.475cm" svg:x="2.2cm" svg:y="22.444cm">
          <draw:text-box>
            <text:p text:style-name="P1"><text:span text:style-name="T3">Mr Miliband, Mr Browne, Mr Alexander and senior officials attended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550 </text:span></text:p>
          </draw:text-box>
        </draw:frame>
        <draw:frame draw:style-name="gr4" draw:text-style-name="P5" draw:layer="layout" svg:width="8.375cm" svg:height="0.395cm" svg:x="2.646cm" svg:y="23.817cm">
          <draw:text-box>
            <text:p text:style-name="P1"><text:span text:style-name="T5">Letter Miliband to Prime Minister, 29 April 2008, ‘Iraq’.</text:span><text:span text:style-name="T11">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551 </text:span></text:p>
          </draw:text-box>
        </draw:frame>
        <draw:frame draw:style-name="gr4" draw:text-style-name="P5" draw:layer="layout" svg:width="14.112cm" svg:height="0.395cm" svg:x="2.646cm" svg:y="24.241cm">
          <draw:text-box>
            <text:p text:style-name="P1"><text:span text:style-name="T11">Minute White-Spunner to CJO, 2 May 2008, ‘GOC MND(SE) Weekly Letter – 1 May 2008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552 </text:span></text:p>
          </draw:text-box>
        </draw:frame>
        <draw:frame draw:style-name="gr4" draw:text-style-name="P5" draw:layer="layout" svg:width="15.17cm" svg:height="0.395cm" svg:x="2.646cm" svg:y="24.664cm">
          <draw:text-box>
            <text:p text:style-name="P1"><text:span text:style-name="T11">Minute Cabinet Office [junior official] to Prime Minister, 25 April 2008, ‘Basra Investors’ Reception, </text:span></text:p>
          </draw:text-box>
        </draw:frame>
        <draw:frame draw:style-name="gr4" draw:text-style-name="P5" draw:layer="layout" svg:width="3.342cm" svg:height="0.395cm" svg:x="2.2cm" svg:y="25.087cm">
          <draw:text-box>
            <text:p text:style-name="P1"><text:span text:style-name="T11">No10: 28 April 2008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53 </text:span></text:p>
          </draw:text-box>
        </draw:frame>
        <draw:frame draw:style-name="gr4" draw:text-style-name="P5" draw:layer="layout" svg:width="15.839cm" svg:height="0.395cm" svg:x="2.646cm" svg:y="25.511cm">
          <draw:text-box>
            <text:p text:style-name="P1"><text:span text:style-name="T11">Minute Cabinet Office [junior official] to Prime Minister, 30 April 2008, ‘Iraq: Meeting with Petraeus and </text:span></text:p>
          </draw:text-box>
        </draw:frame>
        <draw:frame draw:style-name="gr4" draw:text-style-name="P5" draw:layer="layout" svg:width="3.397cm" svg:height="0.395cm" svg:x="2.2cm" svg:y="25.934cm">
          <draw:text-box>
            <text:p text:style-name="P1"><text:span text:style-name="T11">Crocker, 1 May 2008’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54 </text:span></text:p>
          </draw:text-box>
        </draw:frame>
        <draw:frame draw:style-name="gr4" draw:text-style-name="P5" draw:layer="layout" svg:width="15.644cm" svg:height="0.395cm" svg:x="2.646cm" svg:y="26.357cm">
          <draw:text-box>
            <text:p text:style-name="P1"><text:span text:style-name="T11">Minute Cabinet Office [junior official] to Prime Minister, 30 April 208, ‘Iraq: Meeting with Petraeus and </text:span></text:p>
          </draw:text-box>
        </draw:frame>
        <draw:frame draw:style-name="gr4" draw:text-style-name="P5" draw:layer="layout" svg:width="3.511cm" svg:height="0.395cm" svg:x="2.2cm" svg:y="26.781cm">
          <draw:text-box>
            <text:p text:style-name="P1"><text:span text:style-name="T11">Crocker, 1 May 2008’. </text:span></text:p>
          </draw:text-box>
        </draw:frame>
      </draw:page>
      <draw:page draw:name="page153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9</text:span></text:p>
          </draw:text-box>
        </draw:frame>
        <draw:frame draw:style-name="gr1" draw:text-style-name="P2" draw:layer="layout" svg:width="16.152cm" svg:height="0.475cm" svg:x="2.2cm" svg:y="2.525cm">
          <draw:text-box>
            <text:p text:style-name="P1"><text:span text:style-name="T6">945. </text:span><text:span text:style-name="T3"><text:s/>The Cabinet Office briefing for Mr Brown stated that Gen Petraeus believed that </text:span></text:p>
          </draw:text-box>
        </draw:frame>
        <draw:frame draw:style-name="gr1" draw:text-style-name="P2" draw:layer="layout" svg:width="15.576cm" svg:height="0.475cm" svg:x="2.2cm" svg:y="3.09cm">
          <draw:text-box>
            <text:p text:style-name="P1"><text:span text:style-name="T3">the UK should mount a civilian surge, and had advocated a more hands-on (rather </text:span></text:p>
          </draw:text-box>
        </draw:frame>
        <draw:frame draw:style-name="gr1" draw:text-style-name="P2" draw:layer="layout" svg:width="15.674cm" svg:height="0.475cm" svg:x="2.2cm" svg:y="3.654cm">
          <draw:text-box>
            <text:p text:style-name="P1"><text:span text:style-name="T3">than Iraqi-led) approach. Dr al-Safi and Prime Minister Maliki had both recently told </text:span></text:p>
          </draw:text-box>
        </draw:frame>
        <draw:frame draw:style-name="gr1" draw:text-style-name="P2" draw:layer="layout" svg:width="15.754cm" svg:height="0.475cm" svg:x="2.2cm" svg:y="4.218cm">
          <draw:text-box>
            <text:p text:style-name="P1"><text:span text:style-name="T3">UK interlocutors that they did not think UK-led economic development in Basra was </text:span></text:p>
          </draw:text-box>
        </draw:frame>
        <draw:frame draw:style-name="gr1" draw:text-style-name="P2" draw:layer="layout" svg:width="15.162cm" svg:height="0.475cm" svg:x="2.2cm" svg:y="4.783cm">
          <draw:text-box>
            <text:p text:style-name="P1"><text:span text:style-name="T3">proceeding quickly enough. Dr al-Safi was “resistant” to UK lobbying in favour of </text:span></text:p>
          </draw:text-box>
        </draw:frame>
        <draw:frame draw:style-name="gr1" draw:text-style-name="P2" draw:layer="layout" svg:width="13.633cm" svg:height="0.475cm" svg:x="2.2cm" svg:y="5.347cm">
          <draw:text-box>
            <text:p text:style-name="P1"><text:span text:style-name="T3">channelling Iraqi Government funds through the Provincial Government. </text:span></text:p>
          </draw:text-box>
        </draw:frame>
        <draw:frame draw:style-name="gr1" draw:text-style-name="P2" draw:layer="layout" svg:width="15.572cm" svg:height="0.475cm" svg:x="2.2cm" svg:y="6.262cm">
          <draw:text-box>
            <text:p text:style-name="P1"><text:span text:style-name="T6">946. </text:span><text:span text:style-name="T3"><text:s/>The DFID briefing for Mr Alexander stated that the US military was becoming </text:span></text:p>
          </draw:text-box>
        </draw:frame>
        <draw:frame draw:style-name="gr1" draw:text-style-name="P2" draw:layer="layout" svg:width="15.627cm" svg:height="0.475cm" svg:x="2.2cm" svg:y="6.826cm">
          <draw:text-box>
            <text:p text:style-name="P1"><text:span text:style-name="T3">increasingly frustrated with the pace of the Provincial Government’s clear-up of the </text:span></text:p>
          </draw:text-box>
        </draw:frame>
        <draw:frame draw:style-name="gr1" draw:text-style-name="P2" draw:layer="layout" svg:width="15.941cm" svg:height="0.475cm" svg:x="2.2cm" svg:y="7.391cm">
          <draw:text-box>
            <text:p text:style-name="P1"><text:span text:style-name="T3">streets after the fighting, and warned that the US might be tempted to take control of </text:span></text:p>
          </draw:text-box>
        </draw:frame>
        <draw:frame draw:style-name="gr1" draw:text-style-name="P2" draw:layer="layout" svg:width="4.87cm" svg:height="0.475cm" svg:x="2.2cm" svg:y="7.955cm">
          <draw:text-box>
            <text:p text:style-name="P1"><text:span text:style-name="T3">the operation themselves.</text:span></text:p>
          </draw:text-box>
        </draw:frame>
        <draw:frame draw:style-name="gr5" draw:text-style-name="P6" draw:layer="layout" svg:width="0.408cm" svg:height="0.276cm" svg:x="7.048cm" svg:y="7.974cm">
          <draw:text-box>
            <text:p text:style-name="P1"><text:span text:style-name="T8">555</text:span></text:p>
          </draw:text-box>
        </draw:frame>
        <draw:frame draw:style-name="gr1" draw:text-style-name="P2" draw:layer="layout" svg:width="11.123cm" svg:height="0.475cm" svg:x="7.459cm" svg:y="7.955cm">
          <draw:text-box>
            <text:p text:style-name="P1"><text:span text:style-name="T3"><text:s/></text:span><text:span text:style-name="T3">That would be a significant step backwards. The PRT was </text:span></text:p>
          </draw:text-box>
        </draw:frame>
        <draw:frame draw:style-name="gr1" draw:text-style-name="P2" draw:layer="layout" svg:width="12.787cm" svg:height="0.475cm" svg:x="2.2cm" svg:y="8.52cm">
          <draw:text-box>
            <text:p text:style-name="P1"><text:span text:style-name="T3">trying to resist, but the pressure to make things happen was strong. </text:span></text:p>
          </draw:text-box>
        </draw:frame>
        <draw:frame draw:style-name="gr1" draw:text-style-name="P2" draw:layer="layout" svg:width="14.399cm" svg:height="0.475cm" svg:x="2.2cm" svg:y="9.434cm">
          <draw:text-box>
            <text:p text:style-name="P1"><text:span text:style-name="T6">947. </text:span><text:span text:style-name="T3"><text:s/>The briefing also advised that DFID feared that the Iraqi Government’s </text:span></text:p>
          </draw:text-box>
        </draw:frame>
        <draw:frame draw:style-name="gr1" draw:text-style-name="P2" draw:layer="layout" svg:width="16.465cm" svg:height="0.475cm" svg:x="2.2cm" svg:y="9.998cm">
          <draw:text-box>
            <text:p text:style-name="P1"><text:span text:style-name="T3">reconstruction money was being used as a way of consolidating central Government or </text:span></text:p>
          </draw:text-box>
        </draw:frame>
        <draw:frame draw:style-name="gr1" draw:text-style-name="P2" draw:layer="layout" svg:width="16.749cm" svg:height="0.475cm" svg:x="2.2cm" svg:y="10.563cm">
          <draw:text-box>
            <text:p text:style-name="P1"><text:span text:style-name="T3">Dawa party control over Basra. That would represent a patronage-based, unaccountable </text:span></text:p>
          </draw:text-box>
        </draw:frame>
        <draw:frame draw:style-name="gr1" draw:text-style-name="P2" draw:layer="layout" svg:width="4.68cm" svg:height="0.475cm" svg:x="2.2cm" svg:y="11.127cm">
          <draw:text-box>
            <text:p text:style-name="P1"><text:span text:style-name="T3">way of managing Basra. </text:span></text:p>
          </draw:text-box>
        </draw:frame>
        <draw:frame draw:style-name="gr1" draw:text-style-name="P2" draw:layer="layout" svg:width="13.955cm" svg:height="0.475cm" svg:x="2.2cm" svg:y="12.042cm">
          <draw:text-box>
            <text:p text:style-name="P1"><text:span text:style-name="T6">948. </text:span><text:span text:style-name="T3"><text:s/>The Iraqi Army and MND(SE) were now in control of Umm Qasr port </text:span></text:p>
          </draw:text-box>
        </draw:frame>
        <draw:frame draw:style-name="gr1" draw:text-style-name="P2" draw:layer="layout" svg:width="15.754cm" svg:height="0.475cm" svg:x="2.2cm" svg:y="12.606cm">
          <draw:text-box>
            <text:p text:style-name="P1"><text:span text:style-name="T3">(previously under militia control) and corruption and smuggling had ended. With the </text:span></text:p>
          </draw:text-box>
        </draw:frame>
        <draw:frame draw:style-name="gr1" draw:text-style-name="P2" draw:layer="layout" svg:width="15.187cm" svg:height="0.475cm" svg:x="2.2cm" svg:y="13.171cm">
          <draw:text-box>
            <text:p text:style-name="P1"><text:span text:style-name="T3">improved security environment, it would be possible to return to US plans for the </text:span></text:p>
          </draw:text-box>
        </draw:frame>
        <draw:frame draw:style-name="gr1" draw:text-style-name="P2" draw:layer="layout" svg:width="5.666cm" svg:height="0.475cm" svg:x="2.2cm" svg:y="13.735cm">
          <draw:text-box>
            <text:p text:style-name="P1"><text:span text:style-name="T3">commercialisation of the port. </text:span></text:p>
          </draw:text-box>
        </draw:frame>
        <draw:frame draw:style-name="gr1" draw:text-style-name="P2" draw:layer="layout" svg:width="16.639cm" svg:height="0.475cm" svg:x="2.2cm" svg:y="14.65cm">
          <draw:text-box>
            <text:p text:style-name="P1"><text:span text:style-name="T6">949. </text:span><text:span text:style-name="T3"><text:s/>Mr Brown’s meeting with Gen Petraeus and Ambassador Crocker covered a range </text:span></text:p>
          </draw:text-box>
        </draw:frame>
        <draw:frame draw:style-name="gr1" draw:text-style-name="P2" draw:layer="layout" svg:width="11.123cm" svg:height="0.475cm" svg:x="2.2cm" svg:y="15.214cm">
          <draw:text-box>
            <text:p text:style-name="P1"><text:span text:style-name="T3">of political, security and economic issues (see Section 9.7).</text:span></text:p>
          </draw:text-box>
        </draw:frame>
        <draw:frame draw:style-name="gr5" draw:text-style-name="P6" draw:layer="layout" svg:width="0.408cm" svg:height="0.276cm" svg:x="13.283cm" svg:y="15.233cm">
          <draw:text-box>
            <text:p text:style-name="P1"><text:span text:style-name="T8">556</text:span></text:p>
          </draw:text-box>
        </draw:frame>
        <draw:frame draw:style-name="gr1" draw:text-style-name="P2" draw:layer="layout" svg:width="0.422cm" svg:height="0.475cm" svg:x="13.694cm" svg:y="15.21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25cm" svg:height="0.475cm" svg:x="2.2cm" svg:y="16.128cm">
          <draw:text-box>
            <text:p text:style-name="P1"><text:span text:style-name="T6">950. </text:span><text:span text:style-name="T3"><text:s/>At the meeting, Mr Alexander described the 28 April investors’ reception as a </text:span></text:p>
          </draw:text-box>
        </draw:frame>
        <draw:frame draw:style-name="gr1" draw:text-style-name="P2" draw:layer="layout" svg:width="15.564cm" svg:height="0.475cm" svg:x="2.2cm" svg:y="16.693cm">
          <draw:text-box>
            <text:p text:style-name="P1"><text:span text:style-name="T3">success, and identified the development of the port and airport and the capacity of </text:span></text:p>
          </draw:text-box>
        </draw:frame>
        <draw:frame draw:style-name="gr1" draw:text-style-name="P2" draw:layer="layout" svg:width="9.375cm" svg:height="0.475cm" svg:x="2.2cm" svg:y="17.257cm">
          <draw:text-box>
            <text:p text:style-name="P1"><text:span text:style-name="T3">central Government to support Basra as priorities.</text:span></text:p>
          </draw:text-box>
        </draw:frame>
        <draw:frame draw:style-name="gr1" draw:text-style-name="P2" draw:layer="layout" svg:width="15.923cm" svg:height="0.475cm" svg:x="2.2cm" svg:y="18.172cm">
          <draw:text-box>
            <text:p text:style-name="P1"><text:span text:style-name="T6">951. </text:span><text:span text:style-name="T3"><text:s/>Summing up the discussion, Mr Brown said that the central UK focus would be </text:span></text:p>
          </draw:text-box>
        </draw:frame>
        <draw:frame draw:style-name="gr1" draw:text-style-name="P2" draw:layer="layout" svg:width="16.449cm" svg:height="0.475cm" svg:x="2.2cm" svg:y="18.736cm">
          <draw:text-box>
            <text:p text:style-name="P1"><text:span text:style-name="T3">accelerated training of Iraq’s 14 Division, preparations for provincial elections, progress </text:span></text:p>
          </draw:text-box>
        </draw:frame>
        <draw:frame draw:style-name="gr1" draw:text-style-name="P2" draw:layer="layout" svg:width="16.631cm" svg:height="0.475cm" svg:x="2.2cm" svg:y="19.301cm">
          <draw:text-box>
            <text:p text:style-name="P1"><text:span text:style-name="T3">on handing control of Basra Airport to the Iraqis and economic reconstruction. Decisions </text:span></text:p>
          </draw:text-box>
        </draw:frame>
        <draw:frame draw:style-name="gr1" draw:text-style-name="P2" draw:layer="layout" svg:width="14.472cm" svg:height="0.475cm" svg:x="2.2cm" svg:y="19.865cm">
          <draw:text-box>
            <text:p text:style-name="P1"><text:span text:style-name="T3">on troop numbers would be taken in the context of completion of these tasks.</text:span></text:p>
          </draw:text-box>
        </draw:frame>
        <draw:frame draw:style-name="gr1" draw:text-style-name="P2" draw:layer="layout" svg:width="16.723cm" svg:height="0.475cm" svg:x="2.2cm" svg:y="20.78cm">
          <draw:text-box>
            <text:p text:style-name="P1"><text:span text:style-name="T6">952. </text:span><text:span text:style-name="T3"><text:s/>The record of the meeting did not report any criticism by Gen Petraeus of the scale </text:span></text:p>
          </draw:text-box>
        </draw:frame>
        <draw:frame draw:style-name="gr1" draw:text-style-name="P2" draw:layer="layout" svg:width="11.694cm" svg:height="0.475cm" svg:x="2.2cm" svg:y="21.344cm">
          <draw:text-box>
            <text:p text:style-name="P1"><text:span text:style-name="T3">or nature of the UK’s engagement on economic development. </text:span></text:p>
          </draw:text-box>
        </draw:frame>
        <draw:frame draw:style-name="gr1" draw:text-style-name="P2" draw:layer="layout" svg:width="15.521cm" svg:height="0.475cm" svg:x="2.2cm" svg:y="22.258cm">
          <draw:text-box>
            <text:p text:style-name="P1"><text:span text:style-name="T6">953. </text:span><text:span text:style-name="T3"><text:s/>Mr McDonald advised Mr Brown the following day that the UK would need to </text:span></text:p>
          </draw:text-box>
        </draw:frame>
        <draw:frame draw:style-name="gr1" draw:text-style-name="P2" draw:layer="layout" svg:width="16.055cm" svg:height="0.475cm" svg:x="2.2cm" svg:y="22.823cm">
          <draw:text-box>
            <text:p text:style-name="P1"><text:span text:style-name="T3">retain around 4,100 troops in southern Iraq for the next six months to complete those </text:span></text:p>
          </draw:text-box>
        </draw:frame>
        <draw:frame draw:style-name="gr1" draw:text-style-name="P2" draw:layer="layout" svg:width="1.89cm" svg:height="0.475cm" svg:x="2.2cm" svg:y="23.387cm">
          <draw:text-box>
            <text:p text:style-name="P1"><text:span text:style-name="T3">key tasks.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5" draw:text-style-name="P6" draw:layer="layout" svg:width="0.408cm" svg:height="0.276cm" svg:x="4.082cm" svg:y="23.406cm">
          <draw:text-box>
            <text:p text:style-name="P1"><text:span text:style-name="T8">557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55 </text:span></text:p>
          </draw:text-box>
        </draw:frame>
        <draw:frame draw:style-name="gr4" draw:text-style-name="P5" draw:layer="layout" svg:width="15.119cm" svg:height="0.395cm" svg:x="2.646cm" svg:y="25.511cm">
          <draw:text-box>
            <text:p text:style-name="P1"><text:span text:style-name="T11">Minute DFID [junior official] to Private Secretary [DFID], 30 April 2008, ‘Briefing for Attendance at <text:s/></text:span></text:p>
          </draw:text-box>
        </draw:frame>
        <draw:frame draw:style-name="gr4" draw:text-style-name="P5" draw:layer="layout" svg:width="5.184cm" svg:height="0.395cm" svg:x="2.2cm" svg:y="25.934cm">
          <draw:text-box>
            <text:p text:style-name="P1"><text:span text:style-name="T11">PM/Petraeus meeting on 1 Ma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56 </text:span></text:p>
          </draw:text-box>
        </draw:frame>
        <draw:line draw:style-name="gr8" draw:text-style-name="P7" draw:layer="layout" svg:x1="2.645cm" svg:y1="27.137cm" svg:x2="15.056cm" svg:y2="27.137cm">
          <text:p/>
        </draw:line>
        <draw:frame draw:style-name="gr4" draw:text-style-name="P5" draw:layer="layout" svg:width="15.885cm" svg:height="0.395cm" svg:x="2.646cm" svg:y="26.357cm">
          <draw:text-box>
            <text:p text:style-name="P1"><text:span text:style-name="T11">Letter Fletcher to Rimmer, 2 May 2008, ‘Iraq: Prime Minister’s Meeting with General Petraeus, 1 May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57 </text:span></text:p>
          </draw:text-box>
        </draw:frame>
        <draw:frame draw:style-name="gr4" draw:text-style-name="P5" draw:layer="layout" svg:width="12.435cm" svg:height="0.395cm" svg:x="2.646cm" svg:y="26.781cm">
          <draw:text-box>
            <text:p text:style-name="P1"><text:span text:style-name="T5">Email Fletcher to Brown, 2 May 2008, ‘Iraq Troop Numbers – Note from Simon’.</text:span><text:span text:style-name="T11"> </text:span></text:p>
          </draw:text-box>
        </draw:frame>
      </draw:page>
      <draw:page draw:name="page1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0</text:span></text:p>
          </draw:text-box>
        </draw:frame>
        <draw:frame draw:style-name="gr1" draw:text-style-name="P2" draw:layer="layout" svg:width="16.237cm" svg:height="0.475cm" svg:x="2.2cm" svg:y="2.525cm">
          <draw:text-box>
            <text:p text:style-name="P1"><text:span text:style-name="T6">954. </text:span><text:span text:style-name="T3"><text:s/>Mr Nick McInnes, UK Trade and Investment (UKTI) Director International Group, </text:span></text:p>
          </draw:text-box>
        </draw:frame>
        <draw:frame draw:style-name="gr1" draw:text-style-name="P2" draw:layer="layout" svg:width="15.657cm" svg:height="0.475cm" svg:x="2.2cm" svg:y="3.09cm">
          <draw:text-box>
            <text:p text:style-name="P1"><text:span text:style-name="T3">briefed UKTI colleagues on 3 May that there was growing pressure from the British </text:span></text:p>
          </draw:text-box>
        </draw:frame>
        <draw:frame draw:style-name="gr1" draw:text-style-name="P2" draw:layer="layout" svg:width="13.731cm" svg:height="0.475cm" svg:x="2.2cm" svg:y="3.654cm">
          <draw:text-box>
            <text:p text:style-name="P1"><text:span text:style-name="T3">Embassy Baghdad and the MOD for a larger UKTI presence in Baghdad.</text:span></text:p>
          </draw:text-box>
        </draw:frame>
        <draw:frame draw:style-name="gr5" draw:text-style-name="P6" draw:layer="layout" svg:width="0.408cm" svg:height="0.276cm" svg:x="15.872cm" svg:y="3.673cm">
          <draw:text-box>
            <text:p text:style-name="P1"><text:span text:style-name="T8">558</text:span></text:p>
          </draw:text-box>
        </draw:frame>
        <draw:frame draw:style-name="gr1" draw:text-style-name="P2" draw:layer="layout" svg:width="1.205cm" svg:height="0.475cm" svg:x="16.284cm" svg:y="3.654cm">
          <draw:text-box>
            <text:p text:style-name="P1"><text:span text:style-name="T3"><text:s/></text:span><text:span text:style-name="T3">Their </text:span></text:p>
          </draw:text-box>
        </draw:frame>
        <draw:frame draw:style-name="gr1" draw:text-style-name="P2" draw:layer="layout" svg:width="4.726cm" svg:height="0.475cm" svg:x="2.2cm" svg:y="4.218cm">
          <draw:text-box>
            <text:p text:style-name="P1"><text:span text:style-name="T3">arguments for that were: </text:span></text:p>
          </draw:text-box>
        </draw:frame>
        <draw:frame draw:style-name="gr3" draw:text-style-name="P4" draw:layer="layout" svg:width="0.634cm" svg:height="0.712cm" svg:x="2.95cm" svg:y="4.9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328cm" svg:height="0.475cm" svg:x="3.7cm" svg:y="5.133cm">
          <draw:text-box>
            <text:p text:style-name="P1"><text:span text:style-name="T3">the increased interest in Iraq from UK companies;</text:span></text:p>
          </draw:text-box>
        </draw:frame>
        <draw:frame draw:style-name="gr5" draw:text-style-name="P6" draw:layer="layout" svg:width="0.246cm" svg:height="0.276cm" svg:x="12.994cm" svg:y="5.15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45cm" svg:height="0.475cm" svg:x="3.7cm" svg:y="5.797cm">
          <draw:text-box>
            <text:p text:style-name="P1"><text:span text:style-name="T3">the likelihood that Mr Brown’s economic initiatives would stimulate further </text:span></text:p>
          </draw:text-box>
        </draw:frame>
        <draw:frame draw:style-name="gr1" draw:text-style-name="P2" draw:layer="layout" svg:width="2.343cm" svg:height="0.475cm" svg:x="3.7cm" svg:y="6.362cm">
          <draw:text-box>
            <text:p text:style-name="P1"><text:span text:style-name="T3">interest; and</text:span></text:p>
          </draw:text-box>
        </draw:frame>
        <draw:frame draw:style-name="gr3" draw:text-style-name="P4" draw:layer="layout" svg:width="0.634cm" svg:height="0.712cm" svg:x="2.95cm" svg:y="6.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319cm" svg:height="0.475cm" svg:x="3.7cm" svg:y="7.026cm">
          <draw:text-box>
            <text:p text:style-name="P1"><text:span text:style-name="T3">the possibility of sales of UK military equipment to Iraq.</text:span></text:p>
          </draw:text-box>
        </draw:frame>
        <draw:frame draw:style-name="gr1" draw:text-style-name="P2" draw:layer="layout" svg:width="16.169cm" svg:height="0.475cm" svg:x="2.2cm" svg:y="7.941cm">
          <draw:text-box>
            <text:p text:style-name="P1"><text:span text:style-name="T6">955. </text:span><text:span text:style-name="T3"><text:s/>Section 10.3 describes the UK Government’s efforts to promote UK businesses. </text:span></text:p>
          </draw:text-box>
        </draw:frame>
        <draw:frame draw:style-name="gr1" draw:text-style-name="P2" draw:layer="layout" svg:width="15.995cm" svg:height="0.475cm" svg:x="2.2cm" svg:y="8.855cm">
          <draw:text-box>
            <text:p text:style-name="P1"><text:span text:style-name="T6">956. </text:span><text:span text:style-name="T3"><text:s/>In an Assessment of 14 May, the JIC examined the impact of the Charge of the </text:span></text:p>
          </draw:text-box>
        </draw:frame>
        <draw:frame draw:style-name="gr1" draw:text-style-name="P2" draw:layer="layout" svg:width="13.663cm" svg:height="0.475cm" svg:x="2.2cm" svg:y="9.42cm">
          <draw:text-box>
            <text:p text:style-name="P1"><text:span text:style-name="T3">Knights on JAM, Prime Minister Maliki, his Government and the Sadrists.</text:span></text:p>
          </draw:text-box>
        </draw:frame>
        <draw:frame draw:style-name="gr5" draw:text-style-name="P6" draw:layer="layout" svg:width="0.408cm" svg:height="0.276cm" svg:x="15.822cm" svg:y="9.438cm">
          <draw:text-box>
            <text:p text:style-name="P1"><text:span text:style-name="T8">559</text:span></text:p>
          </draw:text-box>
        </draw:frame>
        <draw:frame draw:style-name="gr1" draw:text-style-name="P2" draw:layer="layout" svg:width="2.022cm" svg:height="0.475cm" svg:x="16.234cm" svg:y="9.42cm">
          <draw:text-box>
            <text:p text:style-name="P1"><text:span text:style-name="T3"><text:s/></text:span><text:span text:style-name="T3">The JIC’s </text:span></text:p>
          </draw:text-box>
        </draw:frame>
        <draw:frame draw:style-name="gr1" draw:text-style-name="P2" draw:layer="layout" svg:width="5.107cm" svg:height="0.475cm" svg:x="2.2cm" svg:y="9.984cm">
          <draw:text-box>
            <text:p text:style-name="P1"><text:span text:style-name="T3">Key Judgements included: </text:span></text:p>
          </draw:text-box>
        </draw:frame>
        <draw:frame draw:style-name="gr3" draw:text-style-name="P4" draw:layer="layout" svg:width="0.634cm" svg:height="0.712cm" svg:x="2.95cm" svg:y="10.7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05cm" svg:height="0.475cm" svg:x="3.7cm" svg:y="10.898cm">
          <draw:text-box>
            <text:p text:style-name="P1"><text:span text:style-name="T3">Prime Minister Maliki was enjoying broad political support following the success </text:span></text:p>
          </draw:text-box>
        </draw:frame>
        <draw:frame draw:style-name="gr1" draw:text-style-name="P2" draw:layer="layout" svg:width="2.699cm" svg:height="0.475cm" svg:x="3.7cm" svg:y="11.463cm">
          <draw:text-box>
            <text:p text:style-name="P1"><text:span text:style-name="T3">of the Charge.</text:span></text:p>
          </draw:text-box>
        </draw:frame>
        <draw:frame draw:style-name="gr3" draw:text-style-name="P4" draw:layer="layout" svg:width="0.634cm" svg:height="0.712cm" svg:x="2.95cm" svg:y="11.9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323cm" svg:height="0.475cm" svg:x="3.7cm" svg:y="12.127cm">
          <draw:text-box>
            <text:p text:style-name="P1"><text:span text:style-name="T3">The Charge had significantly weakened JAM in Basra. </text:span></text:p>
          </draw:text-box>
        </draw:frame>
        <draw:frame draw:style-name="gr3" draw:text-style-name="P4" draw:layer="layout" svg:width="0.634cm" svg:height="0.712cm" svg:x="2.95cm" svg:y="12.6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5cm" svg:height="0.475cm" svg:x="3.7cm" svg:y="12.792cm">
          <draw:text-box>
            <text:p text:style-name="P1"><text:span text:style-name="T3">In Basra, expectations were high. Prime Minister Maliki would need to deliver </text:span></text:p>
          </draw:text-box>
        </draw:frame>
        <draw:frame draw:style-name="gr1" draw:text-style-name="P2" draw:layer="layout" svg:width="11.445cm" svg:height="0.475cm" svg:x="3.7cm" svg:y="13.356cm">
          <draw:text-box>
            <text:p text:style-name="P1"><text:span text:style-name="T3">improvements in public services and job creation “in weeks”. </text:span></text:p>
          </draw:text-box>
        </draw:frame>
        <draw:frame draw:style-name="gr1" draw:text-style-name="P2" draw:layer="layout" svg:width="15.293cm" svg:height="0.475cm" svg:x="2.2cm" svg:y="14.271cm">
          <draw:text-box>
            <text:p text:style-name="P1"><text:span text:style-name="T6">957. </text:span><text:span text:style-name="T3"><text:s/>Mr Browne visited Iraq briefly, on his way to Afghanistan, at the end of May, </text:span></text:p>
          </draw:text-box>
        </draw:frame>
        <draw:frame draw:style-name="gr1" draw:text-style-name="P2" draw:layer="layout" svg:width="16.355cm" svg:height="0.475cm" svg:x="2.2cm" svg:y="14.835cm">
          <draw:text-box>
            <text:p text:style-name="P1"><text:span text:style-name="T3">where he “realised a personal ambition by having a cup of tea downtown”, the result of </text:span></text:p>
          </draw:text-box>
        </draw:frame>
        <draw:frame draw:style-name="gr1" draw:text-style-name="P2" draw:layer="layout" svg:width="10.175cm" svg:height="0.475cm" svg:x="2.2cm" svg:y="15.4cm">
          <draw:text-box>
            <text:p text:style-name="P1"><text:span text:style-name="T3">“</text:span><text:span text:style-name="T3">a remarkable transformation of the security situation”.</text:span></text:p>
          </draw:text-box>
        </draw:frame>
        <draw:frame draw:style-name="gr5" draw:text-style-name="P6" draw:layer="layout" svg:width="0.408cm" svg:height="0.276cm" svg:x="12.341cm" svg:y="15.418cm">
          <draw:text-box>
            <text:p text:style-name="P1"><text:span text:style-name="T8">560</text:span></text:p>
          </draw:text-box>
        </draw:frame>
        <draw:frame draw:style-name="gr1" draw:text-style-name="P2" draw:layer="layout" svg:width="0.422cm" svg:height="0.475cm" svg:x="12.753cm" svg:y="15.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04cm" svg:height="0.475cm" svg:x="2.2cm" svg:y="16.314cm">
          <draw:text-box>
            <text:p text:style-name="P1"><text:span text:style-name="T6">958. </text:span><text:span text:style-name="T3"><text:s/>A DFID official briefed Mr Alexander on 30 May that, following Mr Browne’s visit </text:span></text:p>
          </draw:text-box>
        </draw:frame>
        <draw:frame draw:style-name="gr1" draw:text-style-name="P2" draw:layer="layout" svg:width="15.399cm" svg:height="0.475cm" svg:x="2.2cm" svg:y="16.878cm">
          <draw:text-box>
            <text:p text:style-name="P1"><text:span text:style-name="T3">to Iraq, there were growing expectations among some military colleagues that UK </text:span></text:p>
          </draw:text-box>
        </draw:frame>
        <draw:frame draw:style-name="gr1" draw:text-style-name="P2" draw:layer="layout" svg:width="15.466cm" svg:height="0.475cm" svg:x="2.2cm" svg:y="17.443cm">
          <draw:text-box>
            <text:p text:style-name="P1"><text:span text:style-name="T3">civilians would soon be able to travel “beyond the wire” (outside Basra Air Station).</text:span></text:p>
          </draw:text-box>
        </draw:frame>
        <draw:frame draw:style-name="gr5" draw:text-style-name="P6" draw:layer="layout" svg:width="0.408cm" svg:height="0.276cm" svg:x="17.613cm" svg:y="17.462cm">
          <draw:text-box>
            <text:p text:style-name="P1"><text:span text:style-name="T8">561</text:span></text:p>
          </draw:text-box>
        </draw:frame>
        <draw:frame draw:style-name="gr1" draw:text-style-name="P2" draw:layer="layout" svg:width="0.422cm" svg:height="0.475cm" svg:x="18.024cm" svg:y="17.44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32cm" svg:height="0.475cm" svg:x="2.2cm" svg:y="18.007cm">
          <draw:text-box>
            <text:p text:style-name="P1"><text:span text:style-name="T3">Visits to Basra Palace by PRT and DFID staff were currently being undertaken at night, </text:span></text:p>
          </draw:text-box>
        </draw:frame>
        <draw:frame draw:style-name="gr1" draw:text-style-name="P2" draw:layer="layout" svg:width="16.012cm" svg:height="0.475cm" svg:x="2.2cm" svg:y="18.572cm">
          <draw:text-box>
            <text:p text:style-name="P1"><text:span text:style-name="T3">by helicopter, and were approved on a case-by-case basis. The situation was not yet </text:span></text:p>
          </draw:text-box>
        </draw:frame>
        <draw:frame draw:style-name="gr1" draw:text-style-name="P2" draw:layer="layout" svg:width="16.724cm" svg:height="0.475cm" svg:x="2.2cm" svg:y="19.136cm">
          <draw:text-box>
            <text:p text:style-name="P1"><text:span text:style-name="T3">good enough to enable PRT and DFID staff to visit Iraqi Government offices on a regular </text:span></text:p>
          </draw:text-box>
        </draw:frame>
        <draw:frame draw:style-name="gr1" draw:text-style-name="P2" draw:layer="layout" svg:width="10.369cm" svg:height="0.475cm" svg:x="2.2cm" svg:y="19.701cm">
          <draw:text-box>
            <text:p text:style-name="P1"><text:span text:style-name="T3">basis, but DFID would keep the situation under review. </text:span></text:p>
          </draw:text-box>
        </draw:frame>
        <draw:frame draw:style-name="gr1" draw:text-style-name="P2" draw:layer="layout" svg:width="15.762cm" svg:height="0.475cm" svg:x="2.2cm" svg:y="20.615cm">
          <draw:text-box>
            <text:p text:style-name="P1"><text:span text:style-name="T6">959. </text:span><text:span text:style-name="T3"><text:s/>Ms Reid told the Inquiry that shortly after the Charge of the Knights, Dr al-Safi </text:span></text:p>
          </draw:text-box>
        </draw:frame>
        <draw:frame draw:style-name="gr1" draw:text-style-name="P2" draw:layer="layout" svg:width="11.22cm" svg:height="0.475cm" svg:x="2.2cm" svg:y="21.18cm">
          <draw:text-box>
            <text:p text:style-name="P1"><text:span text:style-name="T3">agreed to meet UK officials but not at the Basra Air Station: </text:span></text:p>
          </draw:text-box>
        </draw:frame>
        <draw:frame draw:style-name="gr1" draw:text-style-name="P2" draw:layer="layout" svg:width="14.882cm" svg:height="0.475cm" svg:x="2.95cm" svg:y="22.094cm">
          <draw:text-box>
            <text:p text:style-name="P1"><text:span text:style-name="T3">“</text:span><text:span text:style-name="T3">That basically forced a decision … It [the meeting] was something that was so </text:span></text:p>
          </draw:text-box>
        </draw:frame>
        <draw:frame draw:style-name="gr1" draw:text-style-name="P2" draw:layer="layout" svg:width="15.615cm" svg:height="0.475cm" svg:x="2.95cm" svg:y="22.658cm">
          <draw:text-box>
            <text:p text:style-name="P1"><text:span text:style-name="T3">important … there was so much pressure coming from Baghdad and from London, </text:span></text:p>
          </draw:text-box>
        </draw:frame>
        <draw:frame draw:style-name="gr1" draw:text-style-name="P2" draw:layer="layout" svg:width="15.653cm" svg:height="0.475cm" svg:x="2.95cm" svg:y="23.223cm">
          <draw:text-box>
            <text:p text:style-name="P1"><text:span text:style-name="T3">that we need to go and have this discussion with him. And at that point … authority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636cm" svg:height="0.475cm" svg:x="2.95cm" svg:y="23.787cm">
          <draw:text-box>
            <text:p text:style-name="P1"><text:span text:style-name="T3">for me to go went back to my Permanent Secretary to get the okay, because it was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558 </text:span></text:p>
          </draw:text-box>
        </draw:frame>
        <draw:line draw:style-name="gr8" draw:text-style-name="P7" draw:layer="layout" svg:x1="2.645cm" svg:y1="25.867cm" svg:x2="12.666cm" svg:y2="25.867cm">
          <text:p/>
        </draw:line>
        <draw:frame draw:style-name="gr4" draw:text-style-name="P5" draw:layer="layout" svg:width="11.923cm" svg:height="0.395cm" svg:x="2.646cm" svg:y="25.087cm">
          <draw:text-box>
            <text:p text:style-name="P1"><text:span text:style-name="T11">Email McInnes to Haird, 3 May 2008, ‘Resourcing Commercial Work in Iraq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59 </text:span></text:p>
          </draw:text-box>
        </draw:frame>
        <draw:line draw:style-name="gr8" draw:text-style-name="P7" draw:layer="layout" svg:x1="2.645cm" svg:y1="26.29cm" svg:x2="10.993cm" svg:y2="26.29cm">
          <text:p/>
        </draw:line>
        <draw:frame draw:style-name="gr4" draw:text-style-name="P5" draw:layer="layout" svg:width="10.06cm" svg:height="0.395cm" svg:x="2.646cm" svg:y="25.511cm">
          <draw:text-box>
            <text:p text:style-name="P1"><text:span text:style-name="T5">JIC Assessment, 14 May 2008, ‘Iraq: the Charge of the Knights’.</text:span><text:span text:style-name="T11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560 </text:span></text:p>
          </draw:text-box>
        </draw:frame>
        <draw:line draw:style-name="gr8" draw:text-style-name="P7" draw:layer="layout" svg:x1="2.645cm" svg:y1="26.714cm" svg:x2="17.213cm" svg:y2="26.714cm">
          <text:p/>
        </draw:line>
        <draw:line draw:style-name="gr8" draw:text-style-name="P7" draw:layer="layout" svg:x1="2.199cm" svg:y1="27.137cm" svg:x2="6.22cm" svg:y2="27.137cm">
          <text:p/>
        </draw:line>
        <draw:frame draw:style-name="gr4" draw:text-style-name="P5" draw:layer="layout" svg:width="8.392cm" svg:height="0.395cm" svg:x="2.646cm" svg:y="25.934cm">
          <draw:text-box>
            <text:p text:style-name="P1"><text:span text:style-name="T5">Letter Browne to Brown, 4 June 2008, ‘Visit to Basra’.</text:span><text:span text:style-name="T11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61 </text:span></text:p>
          </draw:text-box>
        </draw:frame>
        <draw:frame draw:style-name="gr4" draw:text-style-name="P5" draw:layer="layout" svg:width="14.463cm" svg:height="0.395cm" svg:x="2.646cm" svg:y="26.357cm">
          <draw:text-box>
            <text:p text:style-name="P1"><text:span text:style-name="T5">Minute DFID [junior official] to PS/Secretary of State, 30 May 2008, ‘Iraq: Ministerial Trilateral </text:span></text:p>
          </draw:text-box>
        </draw:frame>
        <draw:frame draw:style-name="gr4" draw:text-style-name="P5" draw:layer="layout" svg:width="4.1cm" svg:height="0.395cm" svg:x="2.2cm" svg:y="26.781cm">
          <draw:text-box>
            <text:p text:style-name="P1"><text:span text:style-name="T5">Discussion, 2 June 2008’.</text:span><text:span text:style-name="T11"> </text:span></text:p>
          </draw:text-box>
        </draw:frame>
      </draw:page>
      <draw:page draw:name="page155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1</text:span></text:p>
          </draw:text-box>
        </draw:frame>
        <draw:frame draw:style-name="gr1" draw:text-style-name="P2" draw:layer="layout" svg:width="15.869cm" svg:height="0.475cm" svg:x="2.95cm" svg:y="2.525cm">
          <draw:text-box>
            <text:p text:style-name="P1"><text:span text:style-name="T3">turning around something that had been in place for so long and there was so much </text:span></text:p>
          </draw:text-box>
        </draw:frame>
        <draw:frame draw:style-name="gr1" draw:text-style-name="P2" draw:layer="layout" svg:width="4.045cm" svg:height="0.475cm" svg:x="2.95cm" svg:y="3.09cm">
          <draw:text-box>
            <text:p text:style-name="P1"><text:span text:style-name="T3">nervousness about it.</text:span></text:p>
          </draw:text-box>
        </draw:frame>
        <draw:frame draw:style-name="gr1" draw:text-style-name="P2" draw:layer="layout" svg:width="14.95cm" svg:height="0.475cm" svg:x="2.95cm" svg:y="4.004cm">
          <draw:text-box>
            <text:p text:style-name="P1"><text:span text:style-name="T3">“</text:span><text:span text:style-name="T3">What that did was started a discussion which was the default can’t necessarily </text:span></text:p>
          </draw:text-box>
        </draw:frame>
        <draw:frame draw:style-name="gr1" draw:text-style-name="P2" draw:layer="layout" svg:width="1.958cm" svg:height="0.475cm" svg:x="2.95cm" svg:y="4.568cm">
          <draw:text-box>
            <text:p text:style-name="P1"><text:span text:style-name="T3">remain … </text:span></text:p>
          </draw:text-box>
        </draw:frame>
        <draw:frame draw:style-name="gr1" draw:text-style-name="P2" draw:layer="layout" svg:width="15.581cm" svg:height="0.475cm" svg:x="2.95cm" svg:y="5.483cm">
          <draw:text-box>
            <text:p text:style-name="P1"><text:span text:style-name="T3">“</text:span><text:span text:style-name="T3">So by the time I left in October [2008], decisions on moves to the Palace could be </text:span></text:p>
          </draw:text-box>
        </draw:frame>
        <draw:frame draw:style-name="gr1" draw:text-style-name="P2" draw:layer="layout" svg:width="15.771cm" svg:height="0.475cm" svg:x="2.95cm" svg:y="6.047cm">
          <draw:text-box>
            <text:p text:style-name="P1"><text:span text:style-name="T3">made by the head of DFID Baghdad. They didn’t have to go back through a lengthy </text:span></text:p>
          </draw:text-box>
        </draw:frame>
        <draw:frame draw:style-name="gr1" draw:text-style-name="P2" draw:layer="layout" svg:width="15.166cm" svg:height="0.475cm" svg:x="2.95cm" svg:y="6.612cm">
          <draw:text-box>
            <text:p text:style-name="P1"><text:span text:style-name="T3">chain in London. Decisions on some other road moves would still go through my </text:span></text:p>
          </draw:text-box>
        </draw:frame>
        <draw:frame draw:style-name="gr1" draw:text-style-name="P2" draw:layer="layout" svg:width="14.662cm" svg:height="0.475cm" svg:x="2.95cm" svg:y="7.176cm">
          <draw:text-box>
            <text:p text:style-name="P1"><text:span text:style-name="T3">boss back in London, but gradually that got moved more and more to theatre, </text:span></text:p>
          </draw:text-box>
        </draw:frame>
        <draw:frame draw:style-name="gr1" draw:text-style-name="P2" draw:layer="layout" svg:width="13.367cm" svg:height="0.475cm" svg:x="2.95cm" svg:y="7.741cm">
          <draw:text-box>
            <text:p text:style-name="P1"><text:span text:style-name="T3">became much more like the Baghdad experience of Red Zone moves.” </text:span></text:p>
          </draw:text-box>
        </draw:frame>
        <draw:frame draw:style-name="gr5" draw:text-style-name="P6" draw:layer="layout" svg:width="0.408cm" svg:height="0.276cm" svg:x="16.257cm" svg:y="7.759cm">
          <draw:text-box>
            <text:p text:style-name="P1"><text:span text:style-name="T8">562</text:span></text:p>
          </draw:text-box>
        </draw:frame>
        <draw:frame draw:style-name="gr1" draw:text-style-name="P2" draw:layer="layout" svg:width="0.422cm" svg:height="0.475cm" svg:x="16.669cm" svg:y="7.7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3.663cm" svg:height="0.475cm" svg:x="2.2cm" svg:y="8.655cm">
          <draw:text-box>
            <text:p text:style-name="P1"><text:span text:style-name="T6">960. </text:span><text:span text:style-name="T3"><text:s/>The 2 June meeting of the ISG focused on economic development.</text:span></text:p>
          </draw:text-box>
        </draw:frame>
        <draw:frame draw:style-name="gr5" draw:text-style-name="P6" draw:layer="layout" svg:width="0.408cm" svg:height="0.276cm" svg:x="15.779cm" svg:y="8.674cm">
          <draw:text-box>
            <text:p text:style-name="P1"><text:span text:style-name="T8">563</text:span></text:p>
          </draw:text-box>
        </draw:frame>
        <draw:frame draw:style-name="gr1" draw:text-style-name="P2" draw:layer="layout" svg:width="2.123cm" svg:height="0.475cm" svg:x="16.19cm" svg:y="8.655cm">
          <draw:text-box>
            <text:p text:style-name="P1"><text:span text:style-name="T3"><text:s/></text:span><text:span text:style-name="T3">Ms Aldred </text:span></text:p>
          </draw:text-box>
        </draw:frame>
        <draw:frame draw:style-name="gr1" draw:text-style-name="P2" draw:layer="layout" svg:width="16.622cm" svg:height="0.475cm" svg:x="2.2cm" svg:y="9.22cm">
          <draw:text-box>
            <text:p text:style-name="P1"><text:span text:style-name="T3">said that “economic deliverables” would form a core part of the narrative that Mr Browne </text:span></text:p>
          </draw:text-box>
        </draw:frame>
        <draw:frame draw:style-name="gr1" draw:text-style-name="P2" draw:layer="layout" svg:width="15.331cm" svg:height="0.475cm" svg:x="2.2cm" svg:y="9.784cm">
          <draw:text-box>
            <text:p text:style-name="P1"><text:span text:style-name="T3">had asked for following his visit to Basra, and asked DFID to lead on compiling it. </text:span></text:p>
          </draw:text-box>
        </draw:frame>
        <draw:frame draw:style-name="gr1" draw:text-style-name="P2" draw:layer="layout" svg:width="16.127cm" svg:height="0.475cm" svg:x="2.2cm" svg:y="10.348cm">
          <draw:text-box>
            <text:p text:style-name="P1"><text:span text:style-name="T3">Mr McDonald said that Mr Brown would want to announce economic progress – or, at </text:span></text:p>
          </draw:text-box>
        </draw:frame>
        <draw:frame draw:style-name="gr1" draw:text-style-name="P2" draw:layer="layout" svg:width="16.432cm" svg:height="0.475cm" svg:x="2.2cm" svg:y="10.913cm">
          <draw:text-box>
            <text:p text:style-name="P1"><text:span text:style-name="T3">the very least, a Basra economic plan – in his planned Parliamentary statement in July. </text:span></text:p>
          </draw:text-box>
        </draw:frame>
        <draw:frame draw:style-name="gr1" draw:text-style-name="P2" draw:layer="layout" svg:width="15.775cm" svg:height="0.475cm" svg:x="2.2cm" svg:y="11.827cm">
          <draw:text-box>
            <text:p text:style-name="P1"><text:span text:style-name="T6">961. </text:span><text:span text:style-name="T3"><text:s/>Ms Hendrie reported that Dr al-Safi was making little progress in spending the </text:span></text:p>
          </draw:text-box>
        </draw:frame>
        <draw:frame draw:style-name="gr1" draw:text-style-name="P2" draw:layer="layout" svg:width="15.873cm" svg:height="0.475cm" svg:x="2.2cm" svg:y="12.392cm">
          <draw:text-box>
            <text:p text:style-name="P1"><text:span text:style-name="T3">Iraqi Government’s reconstruction funds for Basra and that, despite UK lobbying, he </text:span></text:p>
          </draw:text-box>
        </draw:frame>
        <draw:frame draw:style-name="gr1" draw:text-style-name="P2" draw:layer="layout" svg:width="16.457cm" svg:height="0.475cm" svg:x="2.2cm" svg:y="12.956cm">
          <draw:text-box>
            <text:p text:style-name="P1"><text:span text:style-name="T3">remained reluctant to use established structures. The Basra Support Office in Baghdad </text:span></text:p>
          </draw:text-box>
        </draw:frame>
        <draw:frame draw:style-name="gr1" draw:text-style-name="P2" draw:layer="layout" svg:width="16.52cm" svg:height="0.475cm" svg:x="2.2cm" svg:y="13.521cm">
          <draw:text-box>
            <text:p text:style-name="P1"><text:span text:style-name="T3">would become operational on 7 June. UKTI had expressed interest in appointing a First </text:span></text:p>
          </draw:text-box>
        </draw:frame>
        <draw:frame draw:style-name="gr1" draw:text-style-name="P2" draw:layer="layout" svg:width="14.925cm" svg:height="0.475cm" svg:x="2.2cm" svg:y="14.085cm">
          <draw:text-box>
            <text:p text:style-name="P1"><text:span text:style-name="T3">Secretary (Commercial) to Baghdad, but was reluctant to fund or staff the post. </text:span></text:p>
          </draw:text-box>
        </draw:frame>
        <draw:frame draw:style-name="gr1" draw:text-style-name="P2" draw:layer="layout" svg:width="15.398cm" svg:height="0.475cm" svg:x="2.2cm" svg:y="15cm">
          <draw:text-box>
            <text:p text:style-name="P1"><text:span text:style-name="T6">962. </text:span><text:span text:style-name="T3"><text:s/>A 9 June Current Intelligence Group (CIG) Assessment of Basra’s economy, </text:span></text:p>
          </draw:text-box>
        </draw:frame>
        <draw:frame draw:style-name="gr1" draw:text-style-name="P2" draw:layer="layout" svg:width="16.279cm" svg:height="0.475cm" svg:x="2.2cm" svg:y="15.564cm">
          <draw:text-box>
            <text:p text:style-name="P1"><text:span text:style-name="T3">commissioned by DFID, judged that the Charge of the Knights had secured “a window </text:span></text:p>
          </draw:text-box>
        </draw:frame>
        <draw:frame draw:style-name="gr1" draw:text-style-name="P2" draw:layer="layout" svg:width="16.453cm" svg:height="0.475cm" svg:x="2.2cm" svg:y="16.128cm">
          <draw:text-box>
            <text:p text:style-name="P1"><text:span text:style-name="T3">of opportunity to create the conditions for economic growth” but that reconstruction and </text:span></text:p>
          </draw:text-box>
        </draw:frame>
        <draw:frame draw:style-name="gr1" draw:text-style-name="P2" draw:layer="layout" svg:width="9.459cm" svg:height="0.475cm" svg:x="2.2cm" svg:y="16.693cm">
          <draw:text-box>
            <text:p text:style-name="P1"><text:span text:style-name="T3">development would continue to be constrained by:</text:span></text:p>
          </draw:text-box>
        </draw:frame>
        <draw:frame draw:style-name="gr3" draw:text-style-name="P4" draw:layer="layout" svg:width="0.634cm" svg:height="0.712cm" svg:x="2.95cm" svg:y="17.4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9cm" svg:height="0.475cm" svg:x="3.7cm" svg:y="17.607cm">
          <draw:text-box>
            <text:p text:style-name="P1"><text:span text:style-name="T3">the absence of any systemic approach to project and financial management </text:span></text:p>
          </draw:text-box>
        </draw:frame>
        <draw:frame draw:style-name="gr1" draw:text-style-name="P2" draw:layer="layout" svg:width="5.315cm" svg:height="0.475cm" svg:x="3.7cm" svg:y="18.172cm">
          <draw:text-box>
            <text:p text:style-name="P1"><text:span text:style-name="T3">within the Iraqi Government;</text:span></text:p>
          </draw:text-box>
        </draw:frame>
        <draw:frame draw:style-name="gr3" draw:text-style-name="P4" draw:layer="layout" svg:width="0.634cm" svg:height="0.712cm" svg:x="2.95cm" svg:y="18.6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12cm" svg:height="0.475cm" svg:x="3.7cm" svg:y="18.836cm">
          <draw:text-box>
            <text:p text:style-name="P1"><text:span text:style-name="T3">competing political agendas, which meant that reconstruction was subject to </text:span></text:p>
          </draw:text-box>
        </draw:frame>
        <draw:frame draw:style-name="gr1" draw:text-style-name="P2" draw:layer="layout" svg:width="4.388cm" svg:height="0.475cm" svg:x="3.7cm" svg:y="19.401cm">
          <draw:text-box>
            <text:p text:style-name="P1"><text:span text:style-name="T3">“</text:span><text:span text:style-name="T3">political manoeuvring”;</text:span></text:p>
          </draw:text-box>
        </draw:frame>
        <draw:frame draw:style-name="gr3" draw:text-style-name="P4" draw:layer="layout" svg:width="0.634cm" svg:height="0.712cm" svg:x="2.95cm" svg:y="19.9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03cm" svg:height="0.475cm" svg:x="3.7cm" svg:y="20.065cm">
          <draw:text-box>
            <text:p text:style-name="P1"><text:span text:style-name="T3">corruption, which would remain endemic under the present Government or any </text:span></text:p>
          </draw:text-box>
        </draw:frame>
        <draw:frame draw:style-name="gr1" draw:text-style-name="P2" draw:layer="layout" svg:width="3.088cm" svg:height="0.475cm" svg:x="3.7cm" svg:y="20.63cm">
          <draw:text-box>
            <text:p text:style-name="P1"><text:span text:style-name="T3">likely successor;</text:span></text:p>
          </draw:text-box>
        </draw:frame>
        <draw:frame draw:style-name="gr3" draw:text-style-name="P4" draw:layer="layout" svg:width="0.634cm" svg:height="0.712cm" svg:x="2.95cm" svg:y="21.1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9cm" svg:height="0.475cm" svg:x="3.7cm" svg:y="21.294cm">
          <draw:text-box>
            <text:p text:style-name="P1"><text:span text:style-name="T3">the uncertain legislative environment, which continued to hold investors back. </text:span></text:p>
          </draw:text-box>
        </draw:frame>
        <draw:frame draw:style-name="gr1" draw:text-style-name="P2" draw:layer="layout" svg:width="14.764cm" svg:height="0.475cm" svg:x="3.7cm" svg:y="21.858cm">
          <draw:text-box>
            <text:p text:style-name="P1"><text:span text:style-name="T3">International oil companies were in negotiation with the Ministry of Oil but they </text:span></text:p>
          </draw:text-box>
        </draw:frame>
        <draw:frame draw:style-name="gr1" draw:text-style-name="P2" draw:layer="layout" svg:width="14.234cm" svg:height="0.475cm" svg:x="3.7cm" svg:y="22.423cm">
          <draw:text-box>
            <text:p text:style-name="P1"><text:span text:style-name="T3">were unlikely to make long-term investments until a Hydrocarbons Law had </text:span></text:p>
          </draw:text-box>
        </draw:frame>
        <draw:frame draw:style-name="gr1" draw:text-style-name="P2" draw:layer="layout" svg:width="2.728cm" svg:height="0.475cm" svg:x="3.7cm" svg:y="22.987cm">
          <draw:text-box>
            <text:p text:style-name="P1"><text:span text:style-name="T3">been adopted;</text:span></text:p>
          </draw:text-box>
        </draw:frame>
        <draw:frame draw:style-name="gr3" draw:text-style-name="P4" draw:layer="layout" svg:width="0.634cm" svg:height="0.712cm" svg:x="2.95cm" svg:y="23.4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03cm" svg:height="0.475cm" svg:x="3.7cm" svg:y="23.652cm">
          <draw:text-box>
            <text:p text:style-name="P1"><text:span text:style-name="T3">security, which remained fragile;</text:span></text:p>
          </draw:text-box>
        </draw:frame>
        <draw:frame draw:style-name="gr3" draw:text-style-name="P4" draw:layer="layout" svg:width="0.634cm" svg:height="0.712cm" svg:x="2.95cm" svg:y="24.16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4.985cm" svg:height="0.475cm" svg:x="3.7cm" svg:y="24.316cm">
          <draw:text-box>
            <text:p text:style-name="P1"><text:span text:style-name="T3">crime and smuggling; and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62 </text:span></text:p>
          </draw:text-box>
        </draw:frame>
        <draw:frame draw:style-name="gr4" draw:text-style-name="P5" draw:layer="layout" svg:width="7.444cm" svg:height="0.395cm" svg:x="2.646cm" svg:y="26.357cm">
          <draw:text-box>
            <text:p text:style-name="P1"><text:span text:style-name="T11">Public hearing, 24 June 2010, pages 66 and 67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63 </text:span></text:p>
          </draw:text-box>
        </draw:frame>
        <draw:frame draw:style-name="gr4" draw:text-style-name="P5" draw:layer="layout" svg:width="14.658cm" svg:height="0.395cm" svg:x="2.646cm" svg:y="26.781cm">
          <draw:text-box>
            <text:p text:style-name="P1"><text:span text:style-name="T11">Minute Cabinet Office [junior official] to McDonald, 2 June 2008, ‘Iraq Strategy Group, 2 June’. </text:span></text:p>
          </draw:text-box>
        </draw:frame>
      </draw:page>
      <draw:page draw:name="page1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2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9cm" svg:height="0.475cm" svg:x="3.7cm" svg:y="2.525cm">
          <draw:text-box>
            <text:p text:style-name="P1"><text:span text:style-name="T3">a “brain drain”. Militia violence and intimidation, which specifically targeted </text:span></text:p>
          </draw:text-box>
        </draw:frame>
        <draw:frame draw:style-name="gr1" draw:text-style-name="P2" draw:layer="layout" svg:width="14.357cm" svg:height="0.475cm" svg:x="3.7cm" svg:y="3.09cm">
          <draw:text-box>
            <text:p text:style-name="P1"><text:span text:style-name="T3">middle-class Basrawis, had prompted many to leave, resulting in a shortage </text:span></text:p>
          </draw:text-box>
        </draw:frame>
        <draw:frame draw:style-name="gr1" draw:text-style-name="P2" draw:layer="layout" svg:width="5.84cm" svg:height="0.475cm" svg:x="3.7cm" svg:y="3.654cm">
          <draw:text-box>
            <text:p text:style-name="P1"><text:span text:style-name="T3">of capable local entrepreneurs.</text:span></text:p>
          </draw:text-box>
        </draw:frame>
        <draw:frame draw:style-name="gr5" draw:text-style-name="P6" draw:layer="layout" svg:width="0.408cm" svg:height="0.276cm" svg:x="9.513cm" svg:y="3.673cm">
          <draw:text-box>
            <text:p text:style-name="P1"><text:span text:style-name="T8">564</text:span></text:p>
          </draw:text-box>
        </draw:frame>
        <draw:frame draw:style-name="gr1" draw:text-style-name="P2" draw:layer="layout" svg:width="0.422cm" svg:height="0.475cm" svg:x="9.925cm" svg:y="3.6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53cm" svg:height="0.475cm" svg:x="2.2cm" svg:y="4.568cm">
          <draw:text-box>
            <text:p text:style-name="P1"><text:span text:style-name="T6">963. </text:span><text:span text:style-name="T3"><text:s/>DFID deployed an aviation industry consultant to Basra International Airport on </text:span></text:p>
          </draw:text-box>
        </draw:frame>
        <draw:frame draw:style-name="gr1" draw:text-style-name="P2" draw:layer="layout" svg:width="15.361cm" svg:height="0.475cm" svg:x="2.2cm" svg:y="5.133cm">
          <draw:text-box>
            <text:p text:style-name="P1"><text:span text:style-name="T3">11 June, with the long-term aim of achieving “international certification” within two </text:span></text:p>
          </draw:text-box>
        </draw:frame>
        <draw:frame draw:style-name="gr1" draw:text-style-name="P2" draw:layer="layout" svg:width="1.158cm" svg:height="0.475cm" svg:x="2.2cm" svg:y="5.697cm">
          <draw:text-box>
            <text:p text:style-name="P1"><text:span text:style-name="T3">years.</text:span></text:p>
          </draw:text-box>
        </draw:frame>
        <draw:frame draw:style-name="gr5" draw:text-style-name="P6" draw:layer="layout" svg:width="0.408cm" svg:height="0.276cm" svg:x="3.353cm" svg:y="5.716cm">
          <draw:text-box>
            <text:p text:style-name="P1"><text:span text:style-name="T8">565</text:span></text:p>
          </draw:text-box>
        </draw:frame>
        <draw:frame draw:style-name="gr1" draw:text-style-name="P2" draw:layer="layout" svg:width="14.277cm" svg:height="0.475cm" svg:x="3.765cm" svg:y="5.697cm">
          <draw:text-box>
            <text:p text:style-name="P1"><text:span text:style-name="T3"><text:s/></text:span><text:span text:style-name="T3">In the shorter term, the consultant aimed to raise the capacity of the airport </text:span></text:p>
          </draw:text-box>
        </draw:frame>
        <draw:frame draw:style-name="gr1" draw:text-style-name="P2" draw:layer="layout" svg:width="7.008cm" svg:height="0.475cm" svg:x="2.2cm" svg:y="6.262cm">
          <draw:text-box>
            <text:p text:style-name="P1"><text:span text:style-name="T3">from four or five to 15 flights per day. </text:span></text:p>
          </draw:text-box>
        </draw:frame>
        <draw:frame draw:style-name="gr1" draw:text-style-name="P2" draw:layer="layout" svg:width="15.928cm" svg:height="0.475cm" svg:x="2.2cm" svg:y="7.176cm">
          <draw:text-box>
            <text:p text:style-name="P1"><text:span text:style-name="T6">964. </text:span><text:span text:style-name="T3"><text:s/>Ms Hendrie and Mr Donal Brown, her successor as DFID Deputy Director Iraq, </text:span></text:p>
          </draw:text-box>
        </draw:frame>
        <draw:frame draw:style-name="gr1" draw:text-style-name="P2" draw:layer="layout" svg:width="5.84cm" svg:height="0.475cm" svg:x="2.2cm" svg:y="7.741cm">
          <draw:text-box>
            <text:p text:style-name="P1"><text:span text:style-name="T3">visited Iraq from 13 to 22 June.</text:span></text:p>
          </draw:text-box>
        </draw:frame>
        <draw:frame draw:style-name="gr5" draw:text-style-name="P6" draw:layer="layout" svg:width="0.408cm" svg:height="0.276cm" svg:x="8.012cm" svg:y="7.759cm">
          <draw:text-box>
            <text:p text:style-name="P1"><text:span text:style-name="T8">566</text:span></text:p>
          </draw:text-box>
        </draw:frame>
        <draw:frame draw:style-name="gr1" draw:text-style-name="P2" draw:layer="layout" svg:width="9.515cm" svg:height="0.475cm" svg:x="8.424cm" svg:y="7.741cm">
          <draw:text-box>
            <text:p text:style-name="P1"><text:span text:style-name="T3"><text:s/></text:span><text:span text:style-name="T3">Their report to Mr Anderson and DFID colleagues </text:span></text:p>
          </draw:text-box>
        </draw:frame>
        <draw:frame draw:style-name="gr1" draw:text-style-name="P2" draw:layer="layout" svg:width="16.237cm" svg:height="0.475cm" svg:x="2.2cm" svg:y="8.305cm">
          <draw:text-box>
            <text:p text:style-name="P1"><text:span text:style-name="T3">focused on what could be done in the next 12 months (while there was likely still to be </text:span></text:p>
          </draw:text-box>
        </draw:frame>
        <draw:frame draw:style-name="gr1" draw:text-style-name="P2" draw:layer="layout" svg:width="15.822cm" svg:height="0.475cm" svg:x="2.2cm" svg:y="8.87cm">
          <draw:text-box>
            <text:p text:style-name="P1"><text:span text:style-name="T3">a significant UK military presence) which would constitute “a reasonable package of </text:span></text:p>
          </draw:text-box>
        </draw:frame>
        <draw:frame draw:style-name="gr1" draw:text-style-name="P2" draw:layer="layout" svg:width="11.885cm" svg:height="0.475cm" svg:x="2.2cm" svg:y="9.434cm">
          <draw:text-box>
            <text:p text:style-name="P1"><text:span text:style-name="T3">‘</text:span><text:span text:style-name="T3">deliverables’” in Basra. Components of that package included: </text:span></text:p>
          </draw:text-box>
        </draw:frame>
        <draw:frame draw:style-name="gr3" draw:text-style-name="P4" draw:layer="layout" svg:width="0.634cm" svg:height="0.712cm" svg:x="2.95cm" svg:y="10.1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93cm" svg:height="0.475cm" svg:x="3.7cm" svg:y="10.348cm">
          <draw:text-box>
            <text:p text:style-name="P1"><text:span text:style-name="T3">Basra International Airport. There was “some confusion” over what the UK </text:span></text:p>
          </draw:text-box>
        </draw:frame>
        <draw:frame draw:style-name="gr1" draw:text-style-name="P2" draw:layer="layout" svg:width="14.929cm" svg:height="0.475cm" svg:x="3.7cm" svg:y="10.913cm">
          <draw:text-box>
            <text:p text:style-name="P1"><text:span text:style-name="T3">could deliver. International Civil Aviation Organisation (ICAO) accreditation was </text:span></text:p>
          </draw:text-box>
        </draw:frame>
        <draw:frame draw:style-name="gr1" draw:text-style-name="P2" draw:layer="layout" svg:width="14.963cm" svg:height="0.475cm" svg:x="3.7cm" svg:y="11.477cm">
          <draw:text-box>
            <text:p text:style-name="P1"><text:span text:style-name="T3">done at a country level rather than for an individual airport (so the UK could not </text:span></text:p>
          </draw:text-box>
        </draw:frame>
        <draw:frame draw:style-name="gr1" draw:text-style-name="P2" draw:layer="layout" svg:width="14.853cm" svg:height="0.475cm" svg:x="3.7cm" svg:y="12.042cm">
          <draw:text-box>
            <text:p text:style-name="P1"><text:span text:style-name="T3">hand over an accredited airport). Support for the airport was a joint DFID/MOD </text:span></text:p>
          </draw:text-box>
        </draw:frame>
        <draw:frame draw:style-name="gr1" draw:text-style-name="P2" draw:layer="layout" svg:width="2.656cm" svg:height="0.475cm" svg:x="3.7cm" svg:y="12.606cm">
          <draw:text-box>
            <text:p text:style-name="P1"><text:span text:style-name="T3">responsibility. </text:span></text:p>
          </draw:text-box>
        </draw:frame>
        <draw:frame draw:style-name="gr3" draw:text-style-name="P4" draw:layer="layout" svg:width="0.634cm" svg:height="0.712cm" svg:x="2.95cm" svg:y="13.1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93cm" svg:height="0.475cm" svg:x="3.7cm" svg:y="13.271cm">
          <draw:text-box>
            <text:p text:style-name="P1"><text:span text:style-name="T3">Completion of Pumping Station 2 and the water towers. The last two of DFID’s </text:span></text:p>
          </draw:text-box>
        </draw:frame>
        <draw:frame draw:style-name="gr1" draw:text-style-name="P2" draw:layer="layout" svg:width="15.208cm" svg:height="0.475cm" svg:x="3.7cm" svg:y="13.835cm">
          <draw:text-box>
            <text:p text:style-name="P1"><text:span text:style-name="T3">infrastructure projects in the South, their completion would “go some way toward </text:span></text:p>
          </draw:text-box>
        </draw:frame>
        <draw:frame draw:style-name="gr1" draw:text-style-name="P2" draw:layer="layout" svg:width="15.09cm" svg:height="0.475cm" svg:x="3.7cm" svg:y="14.4cm">
          <draw:text-box>
            <text:p text:style-name="P1"><text:span text:style-name="T3">demonstration that the UK has done something for the people of southern Iraq”. </text:span></text:p>
          </draw:text-box>
        </draw:frame>
        <draw:frame draw:style-name="gr3" draw:text-style-name="P4" draw:layer="layout" svg:width="0.634cm" svg:height="0.712cm" svg:x="2.95cm" svg:y="14.9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026cm" svg:height="0.475cm" svg:x="3.7cm" svg:y="15.064cm">
          <draw:text-box>
            <text:p text:style-name="P1"><text:span text:style-name="T3">Mr Brown’s economic initiatives.</text:span></text:p>
          </draw:text-box>
        </draw:frame>
        <draw:frame draw:style-name="gr3" draw:text-style-name="P4" draw:layer="layout" svg:width="0.634cm" svg:height="0.712cm" svg:x="2.95cm" svg:y="15.5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2cm" svg:height="0.475cm" svg:x="3.7cm" svg:y="15.728cm">
          <draw:text-box>
            <text:p text:style-name="P1"><text:span text:style-name="T3">The PRT’s economic and governance work. The Cabinet Office and MND(SE) </text:span></text:p>
          </draw:text-box>
        </draw:frame>
        <draw:frame draw:style-name="gr1" draw:text-style-name="P2" draw:layer="layout" svg:width="7.842cm" svg:height="0.475cm" svg:x="3.7cm" svg:y="16.293cm">
          <draw:text-box>
            <text:p text:style-name="P1"><text:span text:style-name="T3">wanted a youth employment programme. </text:span></text:p>
          </draw:text-box>
        </draw:frame>
        <draw:frame draw:style-name="gr1" draw:text-style-name="P2" draw:layer="layout" svg:width="16.414cm" svg:height="0.475cm" svg:x="2.2cm" svg:y="17.207cm">
          <draw:text-box>
            <text:p text:style-name="P1"><text:span text:style-name="T6">965. </text:span><text:span text:style-name="T3"><text:s/>Ms Hendrie and Mr Donal Brown commented that it was “important that the Head </text:span></text:p>
          </draw:text-box>
        </draw:frame>
        <draw:frame draw:style-name="gr1" draw:text-style-name="P2" draw:layer="layout" svg:width="16.089cm" svg:height="0.475cm" svg:x="2.2cm" svg:y="17.772cm">
          <draw:text-box>
            <text:p text:style-name="P1"><text:span text:style-name="T3">of the PRT has sufficient time allocated [to leading the PRT] alongside her expanding </text:span></text:p>
          </draw:text-box>
        </draw:frame>
        <draw:frame draw:style-name="gr1" draw:text-style-name="P2" draw:layer="layout" svg:width="8.896cm" svg:height="0.475cm" svg:x="2.2cm" svg:y="18.336cm">
          <draw:text-box>
            <text:p text:style-name="P1"><text:span text:style-name="T3">political work as Deputy CG [Consul General]”. </text:span></text:p>
          </draw:text-box>
        </draw:frame>
        <draw:frame draw:style-name="gr1" draw:text-style-name="P2" draw:layer="layout" svg:width="15.746cm" svg:height="0.475cm" svg:x="2.2cm" svg:y="19.251cm">
          <draw:text-box>
            <text:p text:style-name="P1"><text:span text:style-name="T6">966. </text:span><text:span text:style-name="T3"><text:s/>Gen Dannatt visited Basra at the end of June, reporting a “very positive mood </text:span></text:p>
          </draw:text-box>
        </draw:frame>
        <draw:frame draw:style-name="gr1" draw:text-style-name="P2" draw:layer="layout" svg:width="15.488cm" svg:height="0.475cm" svg:x="2.2cm" svg:y="19.815cm">
          <draw:text-box>
            <text:p text:style-name="P1"><text:span text:style-name="T3">within MND(SE) and a real sense that we may actually be able to deliver success, </text:span></text:p>
          </draw:text-box>
        </draw:frame>
        <draw:frame draw:style-name="gr1" draw:text-style-name="P2" draw:layer="layout" svg:width="7.008cm" svg:height="0.475cm" svg:x="2.2cm" svg:y="20.38cm">
          <draw:text-box>
            <text:p text:style-name="P1"><text:span text:style-name="T3">although within a realistic timeframe”.</text:span></text:p>
          </draw:text-box>
        </draw:frame>
        <draw:frame draw:style-name="gr5" draw:text-style-name="P6" draw:layer="layout" svg:width="0.408cm" svg:height="0.276cm" svg:x="9.188cm" svg:y="20.398cm">
          <draw:text-box>
            <text:p text:style-name="P1"><text:span text:style-name="T8">567</text:span></text:p>
          </draw:text-box>
        </draw:frame>
        <draw:frame draw:style-name="gr1" draw:text-style-name="P2" draw:layer="layout" svg:width="7.805cm" svg:height="0.475cm" svg:x="9.6cm" svg:y="20.38cm">
          <draw:text-box>
            <text:p text:style-name="P1"><text:span text:style-name="T3"><text:s/></text:span><text:span text:style-name="T3">He remained “unconvinced that the PRT </text:span></text:p>
          </draw:text-box>
        </draw:frame>
        <draw:frame draw:style-name="gr1" draw:text-style-name="P2" draw:layer="layout" svg:width="15.31cm" svg:height="0.475cm" svg:x="2.2cm" svg:y="20.944cm">
          <draw:text-box>
            <text:p text:style-name="P1"><text:span text:style-name="T3">in Basra is demonstrating enough energy, purpose and drive to be able to deliver </text:span></text:p>
          </draw:text-box>
        </draw:frame>
        <draw:frame draw:style-name="gr1" draw:text-style-name="P2" draw:layer="layout" svg:width="8.968cm" svg:height="0.475cm" svg:x="2.2cm" svg:y="21.508cm">
          <draw:text-box>
            <text:p text:style-name="P1"><text:span text:style-name="T3">meaningful results in the timeframe we require”.</text:span></text:p>
          </draw:text-box>
        </draw:frame>
        <draw:frame draw:style-name="gr1" draw:text-style-name="P2" draw:layer="layout" svg:width="15.157cm" svg:height="0.475cm" svg:x="2.2cm" svg:y="22.423cm">
          <draw:text-box>
            <text:p text:style-name="P1"><text:span text:style-name="T6">967. </text:span><text:span text:style-name="T3"><text:s/>Mr McDonald told the 3 July meeting of the ISG that Mr Brown’s statement </text:span></text:p>
          </draw:text-box>
        </draw:frame>
        <draw:frame draw:style-name="gr1" draw:text-style-name="P2" draw:layer="layout" svg:width="15.356cm" svg:height="0.475cm" svg:x="2.2cm" svg:y="22.987cm">
          <draw:text-box>
            <text:p text:style-name="P1"><text:span text:style-name="T3">to Parliament could highlight three key objectives for the next six months: training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8" draw:text-style-name="P7" draw:layer="layout" svg:x1="2.645cm" svg:y1="25.444cm" svg:x2="11.365cm" svg:y2="25.444cm">
          <text:p/>
        </draw:line>
        <draw:frame draw:style-name="gr1" draw:text-style-name="P2" draw:layer="layout" svg:width="16.076cm" svg:height="0.475cm" svg:x="2.2cm" svg:y="23.552cm">
          <draw:text-box>
            <text:p text:style-name="P1"><text:span text:style-name="T3">14 Division; successful provincial elections; and handing over Basra Airport to civilian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564 </text:span></text:p>
          </draw:text-box>
        </draw:frame>
        <draw:line draw:style-name="gr8" draw:text-style-name="P7" draw:layer="layout" svg:x1="2.645cm" svg:y1="25.867cm" svg:x2="17.703cm" svg:y2="25.867cm">
          <text:p/>
        </draw:line>
        <draw:line draw:style-name="gr8" draw:text-style-name="P7" draw:layer="layout" svg:x1="2.199cm" svg:y1="26.29cm" svg:x2="4.318cm" svg:y2="26.29cm">
          <text:p/>
        </draw:line>
        <draw:frame draw:style-name="gr4" draw:text-style-name="P5" draw:layer="layout" svg:width="8.773cm" svg:height="0.395cm" svg:x="2.646cm" svg:y="25.087cm">
          <draw:text-box>
            <text:p text:style-name="P1"><text:span text:style-name="T5">CIG Assessment, 9 June 2008, ‘Iraq: Basra’s economy’.</text:span><text:span text:style-name="T11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65 </text:span></text:p>
          </draw:text-box>
        </draw:frame>
        <draw:frame draw:style-name="gr4" draw:text-style-name="P5" draw:layer="layout" svg:width="15.064cm" svg:height="0.395cm" svg:x="2.646cm" svg:y="25.511cm">
          <draw:text-box>
            <text:p text:style-name="P1"><text:span text:style-name="T5">Minute Hall to PS/Secretary of State [DFID], 30 May 2008, ‘Iraq: Ministerial Trilateral discussion, <text:s/></text:span></text:p>
          </draw:text-box>
        </draw:frame>
        <draw:frame draw:style-name="gr4" draw:text-style-name="P5" draw:layer="layout" svg:width="2.203cm" svg:height="0.395cm" svg:x="2.2cm" svg:y="25.934cm">
          <draw:text-box>
            <text:p text:style-name="P1"><text:span text:style-name="T5">2 June 2008’.</text:span><text:span text:style-name="T11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66 </text:span></text:p>
          </draw:text-box>
        </draw:frame>
        <draw:frame draw:style-name="gr4" draw:text-style-name="P5" draw:layer="layout" svg:width="11.157cm" svg:height="0.395cm" svg:x="2.646cm" svg:y="26.357cm">
          <draw:text-box>
            <text:p text:style-name="P1"><text:span text:style-name="T11">Minute Hendrie and Brown to Anderson, 27 June 2008, ‘Iraq BTOR – 13</text:span></text:p>
          </draw:text-box>
        </draw:frame>
        <draw:frame draw:style-name="gr7" draw:text-style-name="P8" draw:layer="layout" svg:width="0.235cm" svg:height="0.23cm" svg:x="13.876cm" svg:y="26.373cm">
          <draw:text-box>
            <text:p text:style-name="P1"><text:span text:style-name="T10">th </text:span></text:p>
          </draw:text-box>
        </draw:frame>
        <draw:frame draw:style-name="gr4" draw:text-style-name="P5" draw:layer="layout" svg:width="0.683cm" svg:height="0.395cm" svg:x="14.105cm" svg:y="26.357cm">
          <draw:text-box>
            <text:p text:style-name="P1"><text:span text:style-name="T11">– </text:span><text:span text:style-name="T11">22</text:span></text:p>
          </draw:text-box>
        </draw:frame>
        <draw:frame draw:style-name="gr7" draw:text-style-name="P8" draw:layer="layout" svg:width="0.231cm" svg:height="0.23cm" svg:x="14.792cm" svg:y="26.373cm">
          <draw:text-box>
            <text:p text:style-name="P1"><text:span text:style-name="T10">nd</text:span></text:p>
          </draw:text-box>
        </draw:frame>
        <draw:frame draw:style-name="gr4" draw:text-style-name="P5" draw:layer="layout" svg:width="2.008cm" svg:height="0.395cm" svg:x="15.021cm" svg:y="26.357cm">
          <draw:text-box>
            <text:p text:style-name="P1"><text:span text:style-name="T11"><text:s/></text:span><text:span text:style-name="T11">June 2008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67 </text:span></text:p>
          </draw:text-box>
        </draw:frame>
        <draw:frame draw:style-name="gr4" draw:text-style-name="P5" draw:layer="layout" svg:width="13.354cm" svg:height="0.395cm" svg:x="2.646cm" svg:y="26.781cm">
          <draw:text-box>
            <text:p text:style-name="P1"><text:span text:style-name="T11">Minute CGS to various, 4 July 2008, ‘CGS Visit to Iraq and Cyprus – 30 Jun-2 Jul 08’. </text:span></text:p>
          </draw:text-box>
        </draw:frame>
      </draw:page>
      <draw:page draw:name="page157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3</text:span></text:p>
          </draw:text-box>
        </draw:frame>
        <draw:frame draw:style-name="gr1" draw:text-style-name="P2" draw:layer="layout" svg:width="1.395cm" svg:height="0.475cm" svg:x="2.2cm" svg:y="2.525cm">
          <draw:text-box>
            <text:p text:style-name="P1"><text:span text:style-name="T3">control.</text:span></text:p>
          </draw:text-box>
        </draw:frame>
        <draw:frame draw:style-name="gr5" draw:text-style-name="P6" draw:layer="layout" svg:width="0.408cm" svg:height="0.276cm" svg:x="3.588cm" svg:y="2.544cm">
          <draw:text-box>
            <text:p text:style-name="P1"><text:span text:style-name="T8">568</text:span></text:p>
          </draw:text-box>
        </draw:frame>
        <draw:frame draw:style-name="gr1" draw:text-style-name="P2" draw:layer="layout" svg:width="13.989cm" svg:height="0.475cm" svg:x="4cm" svg:y="2.525cm">
          <draw:text-box>
            <text:p text:style-name="P1"><text:span text:style-name="T3"><text:s/></text:span><text:span text:style-name="T3">An FCO official cautioned against exaggerating Basra Airport’s success – </text:span></text:p>
          </draw:text-box>
        </draw:frame>
        <draw:frame draw:style-name="gr1" draw:text-style-name="P2" draw:layer="layout" svg:width="6.458cm" svg:height="0.475cm" svg:x="2.2cm" svg:y="3.09cm">
          <draw:text-box>
            <text:p text:style-name="P1"><text:span text:style-name="T3">flight numbers had been dropping.</text:span></text:p>
          </draw:text-box>
        </draw:frame>
        <draw:frame draw:style-name="gr1" draw:text-style-name="P2" draw:layer="layout" svg:width="16.364cm" svg:height="0.475cm" svg:x="2.2cm" svg:y="4.004cm">
          <draw:text-box>
            <text:p text:style-name="P1"><text:span text:style-name="T6">968. </text:span><text:span text:style-name="T3"><text:s/>NSID(OD) met on 15 July, to discuss a paper prepared by Cabinet Office officials </text:span></text:p>
          </draw:text-box>
        </draw:frame>
        <draw:frame draw:style-name="gr1" draw:text-style-name="P2" draw:layer="layout" svg:width="6.365cm" svg:height="0.475cm" svg:x="2.2cm" svg:y="4.568cm">
          <draw:text-box>
            <text:p text:style-name="P1"><text:span text:style-name="T3">on UK strategy in Iraq 2008/2009.</text:span></text:p>
          </draw:text-box>
        </draw:frame>
        <draw:frame draw:style-name="gr5" draw:text-style-name="P6" draw:layer="layout" svg:width="0.408cm" svg:height="0.276cm" svg:x="8.531cm" svg:y="4.587cm">
          <draw:text-box>
            <text:p text:style-name="P1"><text:span text:style-name="T8">569</text:span></text:p>
          </draw:text-box>
        </draw:frame>
        <draw:frame draw:style-name="gr1" draw:text-style-name="P2" draw:layer="layout" svg:width="0.422cm" svg:height="0.475cm" svg:x="8.942cm" svg:y="4.56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3.811cm" svg:height="0.475cm" svg:x="2.2cm" svg:y="5.483cm">
          <draw:text-box>
            <text:p text:style-name="P1"><text:span text:style-name="T6">969. </text:span><text:span text:style-name="T3"><text:s/>A DFID official briefed Mr Alexander in advance of the meeting that: </text:span></text:p>
          </draw:text-box>
        </draw:frame>
        <draw:frame draw:style-name="gr3" draw:text-style-name="P4" draw:layer="layout" svg:width="0.634cm" svg:height="0.712cm" svg:x="2.95cm" svg:y="6.2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23cm" svg:height="0.475cm" svg:x="3.7cm" svg:y="6.397cm">
          <draw:text-box>
            <text:p text:style-name="P1"><text:span text:style-name="T3">Dr al-Safi was drawing the BDC into “party political wrangling”, questioning the </text:span></text:p>
          </draw:text-box>
        </draw:frame>
        <draw:frame draw:style-name="gr1" draw:text-style-name="P2" draw:layer="layout" svg:width="14.975cm" svg:height="0.475cm" svg:x="3.7cm" svg:y="6.962cm">
          <draw:text-box>
            <text:p text:style-name="P1"><text:span text:style-name="T3">validity of its constitution and the UK’s role in relation to it. Prime Minister Maliki </text:span></text:p>
          </draw:text-box>
        </draw:frame>
        <draw:frame draw:style-name="gr1" draw:text-style-name="P2" draw:layer="layout" svg:width="10.742cm" svg:height="0.475cm" svg:x="3.7cm" svg:y="7.526cm">
          <draw:text-box>
            <text:p text:style-name="P1"><text:span text:style-name="T3">had recently said that the BDC was “colonialist inspired”. </text:span></text:p>
          </draw:text-box>
        </draw:frame>
        <draw:frame draw:style-name="gr3" draw:text-style-name="P4" draw:layer="layout" svg:width="0.634cm" svg:height="0.712cm" svg:x="2.95cm" svg:y="8.0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13cm" svg:height="0.475cm" svg:x="3.7cm" svg:y="8.191cm">
          <draw:text-box>
            <text:p text:style-name="P1"><text:span text:style-name="T3">Meanwhile, the BDC was drawing up a Basra Economic Development Plan </text:span></text:p>
          </draw:text-box>
        </draw:frame>
        <draw:frame draw:style-name="gr1" draw:text-style-name="P2" draw:layer="layout" svg:width="14.472cm" svg:height="0.475cm" svg:x="3.7cm" svg:y="8.755cm">
          <draw:text-box>
            <text:p text:style-name="P1"><text:span text:style-name="T3">which “in practice … will be based on Wareing’s own ‘Key Goals’ document”. </text:span></text:p>
          </draw:text-box>
        </draw:frame>
        <draw:frame draw:style-name="gr3" draw:text-style-name="P4" draw:layer="layout" svg:width="0.634cm" svg:height="0.712cm" svg:x="2.95cm" svg:y="9.2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96cm" svg:height="0.475cm" svg:x="3.7cm" svg:y="9.42cm">
          <draw:text-box>
            <text:p text:style-name="P1"><text:span text:style-name="T3">Dr al-Safi claimed to have allocated US$100m to 200 projects in Basra and to </text:span></text:p>
          </draw:text-box>
        </draw:frame>
        <draw:frame draw:style-name="gr1" draw:text-style-name="P2" draw:layer="layout" svg:width="14.776cm" svg:height="0.475cm" svg:x="3.7cm" svg:y="9.984cm">
          <draw:text-box>
            <text:p text:style-name="P1"><text:span text:style-name="T3">have hired 15,000 people for public works, but there was little evidence of that </text:span></text:p>
          </draw:text-box>
        </draw:frame>
        <draw:frame draw:style-name="gr1" draw:text-style-name="P2" draw:layer="layout" svg:width="15.229cm" svg:height="0.475cm" svg:x="3.7cm" svg:y="10.548cm">
          <draw:text-box>
            <text:p text:style-name="P1"><text:span text:style-name="T3">on the ground. DFID was lobbying for the funds to be spent through “transparent </text:span></text:p>
          </draw:text-box>
        </draw:frame>
        <draw:frame draw:style-name="gr1" draw:text-style-name="P2" draw:layer="layout" svg:width="2.081cm" svg:height="0.475cm" svg:x="3.7cm" svg:y="11.113cm">
          <draw:text-box>
            <text:p text:style-name="P1"><text:span text:style-name="T3">channels”. </text:span></text:p>
          </draw:text-box>
        </draw:frame>
        <draw:frame draw:style-name="gr3" draw:text-style-name="P4" draw:layer="layout" svg:width="0.634cm" svg:height="0.712cm" svg:x="2.95cm" svg:y="11.6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68cm" svg:height="0.475cm" svg:x="3.7cm" svg:y="11.777cm">
          <draw:text-box>
            <text:p text:style-name="P1"><text:span text:style-name="T3">“</text:span><text:span text:style-name="T3">Partners” had raised concerns about the capacity of the Basra PRT. The Deputy </text:span></text:p>
          </draw:text-box>
        </draw:frame>
        <draw:frame draw:style-name="gr1" draw:text-style-name="P2" draw:layer="layout" svg:width="15.145cm" svg:height="0.475cm" svg:x="3.7cm" svg:y="12.342cm">
          <draw:text-box>
            <text:p text:style-name="P1"><text:span text:style-name="T3">Consul General in Basra also headed the PRT and was “overloaded”. DFID was </text:span></text:p>
          </draw:text-box>
        </draw:frame>
        <draw:frame draw:style-name="gr1" draw:text-style-name="P2" draw:layer="layout" svg:width="14.391cm" svg:height="0.475cm" svg:x="3.7cm" svg:y="12.906cm">
          <draw:text-box>
            <text:p text:style-name="P1"><text:span text:style-name="T3">working closely with the FCO to improve the capacity of “this FCO-led team”.</text:span></text:p>
          </draw:text-box>
        </draw:frame>
        <draw:frame draw:style-name="gr5" draw:text-style-name="P6" draw:layer="layout" svg:width="0.408cm" svg:height="0.276cm" svg:x="18.051cm" svg:y="12.925cm">
          <draw:text-box>
            <text:p text:style-name="P1"><text:span text:style-name="T8">570</text:span></text:p>
          </draw:text-box>
        </draw:frame>
        <draw:frame draw:style-name="gr1" draw:text-style-name="P2" draw:layer="layout" svg:width="0.422cm" svg:height="0.475cm" svg:x="18.463cm" svg:y="12.90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88cm" svg:height="0.475cm" svg:x="2.2cm" svg:y="13.821cm">
          <draw:text-box>
            <text:p text:style-name="P1"><text:span text:style-name="T6">970. </text:span><text:span text:style-name="T3"><text:s/>A separate DFID briefing for Mr Alexander stated that Mr Wareing had identified </text:span></text:p>
          </draw:text-box>
        </draw:frame>
        <draw:frame draw:style-name="gr1" draw:text-style-name="P2" draw:layer="layout" svg:width="8.845cm" svg:height="0.475cm" svg:x="2.2cm" svg:y="14.385cm">
          <draw:text-box>
            <text:p text:style-name="P1"><text:span text:style-name="T3">four issues as “critical” to UK success in Basra:</text:span></text:p>
          </draw:text-box>
        </draw:frame>
        <draw:frame draw:style-name="gr3" draw:text-style-name="P4" draw:layer="layout" svg:width="0.634cm" svg:height="0.712cm" svg:x="2.95cm" svg:y="15.1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44cm" svg:height="0.475cm" svg:x="3.7cm" svg:y="15.3cm">
          <draw:text-box>
            <text:p text:style-name="P1"><text:span text:style-name="T3">Basra International Airport. The UK needed to “define objectives for success” </text:span></text:p>
          </draw:text-box>
        </draw:frame>
        <draw:frame draw:style-name="gr1" draw:text-style-name="P2" draw:layer="layout" svg:width="11.86cm" svg:height="0.475cm" svg:x="3.7cm" svg:y="15.864cm">
          <draw:text-box>
            <text:p text:style-name="P1"><text:span text:style-name="T3">and clarify responsibility within the UK Government for delivery.</text:span></text:p>
          </draw:text-box>
        </draw:frame>
        <draw:frame draw:style-name="gr3" draw:text-style-name="P4" draw:layer="layout" svg:width="0.634cm" svg:height="0.712cm" svg:x="2.95cm" svg:y="16.3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4cm" svg:height="0.475cm" svg:x="3.7cm" svg:y="16.528cm">
          <draw:text-box>
            <text:p text:style-name="P1"><text:span text:style-name="T3">UKTI support for the Basra Support Office in Baghdad. UKTI had declined to </text:span></text:p>
          </draw:text-box>
        </draw:frame>
        <draw:frame draw:style-name="gr1" draw:text-style-name="P2" draw:layer="layout" svg:width="2.229cm" svg:height="0.475cm" svg:x="3.7cm" svg:y="17.093cm">
          <draw:text-box>
            <text:p text:style-name="P1"><text:span text:style-name="T3">fund a post.</text:span></text:p>
          </draw:text-box>
        </draw:frame>
        <draw:frame draw:style-name="gr3" draw:text-style-name="P4" draw:layer="layout" svg:width="0.634cm" svg:height="0.712cm" svg:x="2.95cm" svg:y="17.6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28cm" svg:height="0.475cm" svg:x="3.7cm" svg:y="17.757cm">
          <draw:text-box>
            <text:p text:style-name="P1"><text:span text:style-name="T3">Improving the performance of the Basra PRT. The US had suggested that it was </text:span></text:p>
          </draw:text-box>
        </draw:frame>
        <draw:frame draw:style-name="gr1" draw:text-style-name="P2" draw:layer="layout" svg:width="8.579cm" svg:height="0.475cm" svg:x="3.7cm" svg:y="18.322cm">
          <draw:text-box>
            <text:p text:style-name="P1"><text:span text:style-name="T3">under-performing compared with other PRTs. </text:span></text:p>
          </draw:text-box>
        </draw:frame>
        <draw:frame draw:style-name="gr3" draw:text-style-name="P4" draw:layer="layout" svg:width="0.634cm" svg:height="0.712cm" svg:x="2.95cm" svg:y="18.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94cm" svg:height="0.475cm" svg:x="3.7cm" svg:y="18.986cm">
          <draw:text-box>
            <text:p text:style-name="P1"><text:span text:style-name="T3">Improving Iraq/Kuwait economic ties.</text:span></text:p>
          </draw:text-box>
        </draw:frame>
        <draw:frame draw:style-name="gr5" draw:text-style-name="P6" draw:layer="layout" svg:width="0.408cm" svg:height="0.276cm" svg:x="10.617cm" svg:y="19.005cm">
          <draw:text-box>
            <text:p text:style-name="P1"><text:span text:style-name="T8">571</text:span></text:p>
          </draw:text-box>
        </draw:frame>
        <draw:frame draw:style-name="gr1" draw:text-style-name="P2" draw:layer="layout" svg:width="9.493cm" svg:height="0.475cm" svg:x="2.2cm" svg:y="19.901cm">
          <draw:text-box>
            <text:p text:style-name="P1"><text:span text:style-name="T6">971. </text:span><text:span text:style-name="T3"><text:s/>The DFID briefing also stated that there was:</text:span></text:p>
          </draw:text-box>
        </draw:frame>
        <draw:frame draw:style-name="gr1" draw:text-style-name="P2" draw:layer="layout" svg:width="15.865cm" svg:height="0.475cm" svg:x="2.95cm" svg:y="20.815cm">
          <draw:text-box>
            <text:p text:style-name="P1"><text:span text:style-name="T3">“… </text:span><text:span text:style-name="T3">a continuing view amongst some Iraqi politicians (i.e. Dr al-Safi and – to a lesser </text:span></text:p>
          </draw:text-box>
        </draw:frame>
        <draw:frame draw:style-name="gr1" draw:text-style-name="P2" draw:layer="layout" svg:width="15.483cm" svg:height="0.475cm" svg:x="2.95cm" svg:y="21.38cm">
          <draw:text-box>
            <text:p text:style-name="P1"><text:span text:style-name="T3">extent – Prime Minister Maliki) … that reconstruction and development work is not </text:span></text:p>
          </draw:text-box>
        </draw:frame>
        <draw:frame draw:style-name="gr1" draw:text-style-name="P2" draw:layer="layout" svg:width="15.67cm" svg:height="0.475cm" svg:x="2.95cm" svg:y="21.944cm">
          <draw:text-box>
            <text:p text:style-name="P1"><text:span text:style-name="T3">proceeding fast enough to capitalise on improved security. We are working through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4.984cm" svg:height="0.475cm" svg:x="2.95cm" svg:y="22.508cm">
          <draw:text-box>
            <text:p text:style-name="P1"><text:span text:style-name="T3">the Basra Support Office in Baghdad and the PRT … to counter these views …”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568 </text:span></text:p>
          </draw:text-box>
        </draw:frame>
        <draw:line draw:style-name="gr8" draw:text-style-name="P7" draw:layer="layout" svg:x1="2.645cm" svg:y1="25.444cm" svg:x2="10.502cm" svg:y2="25.444cm">
          <text:p/>
        </draw:line>
        <draw:frame draw:style-name="gr4" draw:text-style-name="P5" draw:layer="layout" svg:width="10.886cm" svg:height="0.395cm" svg:x="2.646cm" svg:y="24.664cm">
          <draw:text-box>
            <text:p text:style-name="P1"><text:span text:style-name="T11">Minute Jones to McDonald, 7 July 2008, ‘Iraq Strategy Group, 3 July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569 </text:span></text:p>
          </draw:text-box>
        </draw:frame>
        <draw:frame draw:style-name="gr4" draw:text-style-name="P5" draw:layer="layout" svg:width="7.893cm" svg:height="0.395cm" svg:x="2.646cm" svg:y="25.087cm">
          <draw:text-box>
            <text:p text:style-name="P1"><text:span text:style-name="T5">Paper Cabinet Office Officials, 11 July 2008, ‘Iraq’.</text:span><text:span text:style-name="T11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70 </text:span></text:p>
          </draw:text-box>
        </draw:frame>
        <draw:frame draw:style-name="gr4" draw:text-style-name="P5" draw:layer="layout" svg:width="15.445cm" svg:height="0.395cm" svg:x="2.646cm" svg:y="25.511cm">
          <draw:text-box>
            <text:p text:style-name="P1"><text:span text:style-name="T11">Minute DFID [junior official] to PS/Secretary of State [DFID], 3 July 2008, ‘Information Note: Update </text:span></text:p>
          </draw:text-box>
        </draw:frame>
        <draw:line draw:style-name="gr8" draw:text-style-name="P7" draw:layer="layout" svg:x1="2.645cm" svg:y1="26.714cm" svg:x2="17.99cm" svg:y2="26.714cm">
          <text:p/>
        </draw:line>
        <draw:line draw:style-name="gr8" draw:text-style-name="P7" draw:layer="layout" svg:x1="2.199cm" svg:y1="27.137cm" svg:x2="14.644cm" svg:y2="27.137cm">
          <text:p/>
        </draw:line>
        <draw:frame draw:style-name="gr4" draw:text-style-name="P5" draw:layer="layout" svg:width="4.176cm" svg:height="0.395cm" svg:x="2.2cm" svg:y="25.934cm">
          <draw:text-box>
            <text:p text:style-name="P1"><text:span text:style-name="T11">for the Secretary of State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71 </text:span></text:p>
          </draw:text-box>
        </draw:frame>
        <draw:frame draw:style-name="gr4" draw:text-style-name="P5" draw:layer="layout" svg:width="15.238cm" svg:height="0.395cm" svg:x="2.646cm" svg:y="26.357cm">
          <draw:text-box>
            <text:p text:style-name="P1"><text:span text:style-name="T5">Email DFID [junior official] to PS/Secretary of State [DFID], 11 July 2008, ‘Iraq Ministerial Trilateral </text:span></text:p>
          </draw:text-box>
        </draw:frame>
        <draw:frame draw:style-name="gr4" draw:text-style-name="P5" draw:layer="layout" svg:width="12.456cm" svg:height="0.395cm" svg:x="2.2cm" svg:y="26.781cm">
          <draw:text-box>
            <text:p text:style-name="P1"><text:span text:style-name="T5">14 July – Briefing’ attaching Briefing DFID, [undated], ‘Iraq (Trilateral) – 14 July’.</text:span><text:span text:style-name="T11"> </text:span></text:p>
          </draw:text-box>
        </draw:frame>
      </draw:page>
      <draw:page draw:name="page1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4</text:span></text:p>
          </draw:text-box>
        </draw:frame>
        <draw:frame draw:style-name="gr1" draw:text-style-name="P2" draw:layer="layout" svg:width="15.28cm" svg:height="0.475cm" svg:x="2.2cm" svg:y="2.525cm">
          <draw:text-box>
            <text:p text:style-name="P1"><text:span text:style-name="T6">972. </text:span><text:span text:style-name="T3"><text:s/>Cabinet Office officials invited Ministers to agree that the UK’s key tasks for </text:span></text:p>
          </draw:text-box>
        </draw:frame>
        <draw:frame draw:style-name="gr1" draw:text-style-name="P2" draw:layer="layout" svg:width="4.1cm" svg:height="0.475cm" svg:x="2.2cm" svg:y="3.09cm">
          <draw:text-box>
            <text:p text:style-name="P1"><text:span text:style-name="T3">2008/2009 should be:</text:span></text:p>
          </draw:text-box>
        </draw:frame>
        <draw:frame draw:style-name="gr1" draw:text-style-name="P2" draw:layer="layout" svg:width="0.422cm" svg:height="0.475cm" svg:x="2.81cm" svg:y="4.004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51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26cm" svg:height="0.475cm" svg:x="3.7cm" svg:y="4.004cm">
          <draw:text-box>
            <text:p text:style-name="P1"><text:span text:style-name="T3">training and mentoring the Iraqi Army’s 14 Division, until it is capable of </text:span></text:p>
          </draw:text-box>
        </draw:frame>
        <draw:frame draw:style-name="gr1" draw:text-style-name="P2" draw:layer="layout" svg:width="14.158cm" svg:height="0.475cm" svg:x="3.7cm" svg:y="4.568cm">
          <draw:text-box>
            <text:p text:style-name="P1"><text:span text:style-name="T3">independent operations with minimal Coalition support – expected in about </text:span></text:p>
          </draw:text-box>
        </draw:frame>
        <draw:frame draw:style-name="gr1" draw:text-style-name="P2" draw:layer="layout" svg:width="2.034cm" svg:height="0.475cm" svg:x="3.7cm" svg:y="5.133cm">
          <draw:text-box>
            <text:p text:style-name="P1"><text:span text:style-name="T3">April 2009;</text:span></text:p>
          </draw:text-box>
        </draw:frame>
        <draw:frame draw:style-name="gr3" draw:text-style-name="P4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356cm" svg:height="0.475cm" svg:x="3.7cm" svg:y="5.797cm">
          <draw:text-box>
            <text:p text:style-name="P1"><text:span text:style-name="T3">supporting provincial elections, due by the end of 2008; and </text:span></text:p>
          </draw:text-box>
        </draw:frame>
        <draw:frame draw:style-name="gr3" draw:text-style-name="P4" draw:layer="layout" svg:width="0.634cm" svg:height="0.712cm" svg:x="2.95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87cm" svg:height="0.475cm" svg:x="3.7cm" svg:y="6.462cm">
          <draw:text-box>
            <text:p text:style-name="P1"><text:span text:style-name="T3">supporting economic development in Basra, based on Michael Wareing’s outline </text:span></text:p>
          </draw:text-box>
        </draw:frame>
        <draw:frame draw:style-name="gr1" draw:text-style-name="P2" draw:layer="layout" svg:width="6.454cm" svg:height="0.475cm" svg:x="3.7cm" svg:y="7.026cm">
          <draw:text-box>
            <text:p text:style-name="P1"><text:span text:style-name="T3">Economic Development Strategy.” </text:span></text:p>
          </draw:text-box>
        </draw:frame>
        <draw:frame draw:style-name="gr5" draw:text-style-name="P6" draw:layer="layout" svg:width="0.408cm" svg:height="0.276cm" svg:x="10.127cm" svg:y="7.045cm">
          <draw:text-box>
            <text:p text:style-name="P1"><text:span text:style-name="T8">572</text:span></text:p>
          </draw:text-box>
        </draw:frame>
        <draw:frame draw:style-name="gr1" draw:text-style-name="P2" draw:layer="layout" svg:width="16.012cm" svg:height="0.475cm" svg:x="2.2cm" svg:y="7.941cm">
          <draw:text-box>
            <text:p text:style-name="P1"><text:span text:style-name="T6">973. </text:span><text:span text:style-name="T3"><text:s/>Officials also invited Ministers to agree that the UK should continue to press for </text:span></text:p>
          </draw:text-box>
        </draw:frame>
        <draw:frame draw:style-name="gr1" draw:text-style-name="P2" draw:layer="layout" svg:width="6.665cm" svg:height="0.475cm" svg:x="2.2cm" svg:y="8.505cm">
          <draw:text-box>
            <text:p text:style-name="P1"><text:span text:style-name="T3">passage of the Hydrocarbons Law. </text:span></text:p>
          </draw:text-box>
        </draw:frame>
        <draw:frame draw:style-name="gr1" draw:text-style-name="P2" draw:layer="layout" svg:width="15.407cm" svg:height="0.475cm" svg:x="2.2cm" svg:y="9.42cm">
          <draw:text-box>
            <text:p text:style-name="P1"><text:span text:style-name="T6">974. </text:span><text:span text:style-name="T3"><text:s/>Officials assessed that Basra’s economy was gaining momentum. Since the </text:span></text:p>
          </draw:text-box>
        </draw:frame>
        <draw:frame draw:style-name="gr1" draw:text-style-name="P2" draw:layer="layout" svg:width="15.458cm" svg:height="0.475cm" svg:x="2.2cm" svg:y="9.984cm">
          <draw:text-box>
            <text:p text:style-name="P1"><text:span text:style-name="T3">No.10 reception on 28 April, foreign investors had begun to pursue projects with a </text:span></text:p>
          </draw:text-box>
        </draw:frame>
        <draw:frame draw:style-name="gr1" draw:text-style-name="P2" draw:layer="layout" svg:width="15.826cm" svg:height="0.475cm" svg:x="2.2cm" svg:y="10.548cm">
          <draw:text-box>
            <text:p text:style-name="P1"><text:span text:style-name="T3">potential value of US$4.3bn. The UK had helped Basra Provincial Council to secure </text:span></text:p>
          </draw:text-box>
        </draw:frame>
        <draw:frame draw:style-name="gr1" draw:text-style-name="P2" draw:layer="layout" svg:width="15.526cm" svg:height="0.475cm" svg:x="2.2cm" svg:y="11.113cm">
          <draw:text-box>
            <text:p text:style-name="P1"><text:span text:style-name="T3">US$400m from central Government for the current year. However, the UK was still </text:span></text:p>
          </draw:text-box>
        </draw:frame>
        <draw:frame draw:style-name="gr1" draw:text-style-name="P2" draw:layer="layout" svg:width="16.415cm" svg:height="0.475cm" svg:x="2.2cm" svg:y="11.677cm">
          <draw:text-box>
            <text:p text:style-name="P1"><text:span text:style-name="T3">being criticised for not doing enough and local politics was slowing economic progress, </text:span></text:p>
          </draw:text-box>
        </draw:frame>
        <draw:frame draw:style-name="gr1" draw:text-style-name="P2" draw:layer="layout" svg:width="16.173cm" svg:height="0.475cm" svg:x="2.2cm" svg:y="12.242cm">
          <draw:text-box>
            <text:p text:style-name="P1"><text:span text:style-name="T3">including on the Basra Development Fund and BIPA. The UK needed a focused effort </text:span></text:p>
          </draw:text-box>
        </draw:frame>
        <draw:frame draw:style-name="gr1" draw:text-style-name="P2" draw:layer="layout" svg:width="15.953cm" svg:height="0.475cm" svg:x="2.2cm" svg:y="12.806cm">
          <draw:text-box>
            <text:p text:style-name="P1"><text:span text:style-name="T3">to deliver and demonstrate UK achievements by early 2009, based on the Economic </text:span></text:p>
          </draw:text-box>
        </draw:frame>
        <draw:frame draw:style-name="gr1" draw:text-style-name="P2" draw:layer="layout" svg:width="13.096cm" svg:height="0.475cm" svg:x="2.2cm" svg:y="13.371cm">
          <draw:text-box>
            <text:p text:style-name="P1"><text:span text:style-name="T3">Development Strategy being developed by Mr Wareing and the BDC. </text:span></text:p>
          </draw:text-box>
        </draw:frame>
        <draw:frame draw:style-name="gr1" draw:text-style-name="P2" draw:layer="layout" svg:width="14.471cm" svg:height="0.475cm" svg:x="2.2cm" svg:y="14.285cm">
          <draw:text-box>
            <text:p text:style-name="P1"><text:span text:style-name="T6">975. </text:span><text:span text:style-name="T3"><text:s/>At the meeting, Mr Alexander reported on Mr Wareing’s draft Economic </text:span></text:p>
          </draw:text-box>
        </draw:frame>
        <draw:frame draw:style-name="gr1" draw:text-style-name="P2" draw:layer="layout" svg:width="4.29cm" svg:height="0.475cm" svg:x="2.2cm" svg:y="14.85cm">
          <draw:text-box>
            <text:p text:style-name="P1"><text:span text:style-name="T3">Development Strategy.</text:span></text:p>
          </draw:text-box>
        </draw:frame>
        <draw:frame draw:style-name="gr5" draw:text-style-name="P6" draw:layer="layout" svg:width="0.408cm" svg:height="0.276cm" svg:x="6.475cm" svg:y="14.868cm">
          <draw:text-box>
            <text:p text:style-name="P1"><text:span text:style-name="T8">573</text:span></text:p>
          </draw:text-box>
        </draw:frame>
        <draw:frame draw:style-name="gr1" draw:text-style-name="P2" draw:layer="layout" svg:width="12.034cm" svg:height="0.475cm" svg:x="6.886cm" svg:y="14.85cm">
          <draw:text-box>
            <text:p text:style-name="P1"><text:span text:style-name="T3"><text:s/></text:span><text:span text:style-name="T3">Mr Wareing was optimistic: four major companies were already </text:span></text:p>
          </draw:text-box>
        </draw:frame>
        <draw:frame draw:style-name="gr1" draw:text-style-name="P2" draw:layer="layout" svg:width="8.575cm" svg:height="0.475cm" svg:x="2.2cm" svg:y="15.414cm">
          <draw:text-box>
            <text:p text:style-name="P1"><text:span text:style-name="T3">examining investment opportunities in Basra. </text:span></text:p>
          </draw:text-box>
        </draw:frame>
        <draw:frame draw:style-name="gr1" draw:text-style-name="P2" draw:layer="layout" svg:width="16.088cm" svg:height="0.475cm" svg:x="2.2cm" svg:y="16.328cm">
          <draw:text-box>
            <text:p text:style-name="P1"><text:span text:style-name="T6">976. </text:span><text:span text:style-name="T3"><text:s/>Concluding the discussion, Mr Brown welcomed the opportunity that his 22 July </text:span></text:p>
          </draw:text-box>
        </draw:frame>
        <draw:frame draw:style-name="gr1" draw:text-style-name="P2" draw:layer="layout" svg:width="16.152cm" svg:height="0.475cm" svg:x="2.2cm" svg:y="16.893cm">
          <draw:text-box>
            <text:p text:style-name="P1"><text:span text:style-name="T3">statement would provide to set out UK policy publicly. The UK’s key goals for the year </text:span></text:p>
          </draw:text-box>
        </draw:frame>
        <draw:frame draw:style-name="gr1" draw:text-style-name="P2" draw:layer="layout" svg:width="3.744cm" svg:height="0.475cm" svg:x="2.2cm" svg:y="17.457cm">
          <draw:text-box>
            <text:p text:style-name="P1"><text:span text:style-name="T3">ahead should be to:</text:span></text:p>
          </draw:text-box>
        </draw:frame>
        <draw:frame draw:style-name="gr3" draw:text-style-name="P4" draw:layer="layout" svg:width="0.634cm" svg:height="0.712cm" svg:x="2.95cm" svg:y="18.2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517cm" svg:height="0.475cm" svg:x="3.7cm" svg:y="18.372cm">
          <draw:text-box>
            <text:p text:style-name="P1"><text:span text:style-name="T3">push for early provincial elections; </text:span></text:p>
          </draw:text-box>
        </draw:frame>
        <draw:frame draw:style-name="gr3" draw:text-style-name="P4" draw:layer="layout" svg:width="0.634cm" svg:height="0.712cm" svg:x="2.95cm" svg:y="18.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35cm" svg:height="0.475cm" svg:x="3.7cm" svg:y="19.036cm">
          <draw:text-box>
            <text:p text:style-name="P1"><text:span text:style-name="T3">hand over Basra Airport by the end of 2008; </text:span></text:p>
          </draw:text-box>
        </draw:frame>
        <draw:frame draw:style-name="gr3" draw:text-style-name="P4" draw:layer="layout" svg:width="0.634cm" svg:height="0.712cm" svg:x="2.95cm" svg:y="19.5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423cm" svg:height="0.475cm" svg:x="3.7cm" svg:y="19.701cm">
          <draw:text-box>
            <text:p text:style-name="P1"><text:span text:style-name="T3">produce an economic plan shortly; and </text:span></text:p>
          </draw:text-box>
        </draw:frame>
        <draw:frame draw:style-name="gr3" draw:text-style-name="P4" draw:layer="layout" svg:width="0.634cm" svg:height="0.712cm" svg:x="2.95cm" svg:y="20.2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59cm" svg:height="0.475cm" svg:x="3.7cm" svg:y="20.365cm">
          <draw:text-box>
            <text:p text:style-name="P1"><text:span text:style-name="T3">complete training of 14 Division by the end of May 2009.</text:span></text:p>
          </draw:text-box>
        </draw:frame>
        <draw:frame draw:style-name="gr1" draw:text-style-name="P2" draw:layer="layout" svg:width="11.169cm" svg:height="0.475cm" svg:x="2.2cm" svg:y="21.28cm">
          <draw:text-box>
            <text:p text:style-name="P1"><text:span text:style-name="T6">977. </text:span><text:span text:style-name="T3"><text:s/>Mr Brown met Prime Minister Maliki in Iraq on 19 July.</text:span></text:p>
          </draw:text-box>
        </draw:frame>
        <draw:frame draw:style-name="gr5" draw:text-style-name="P6" draw:layer="layout" svg:width="0.408cm" svg:height="0.276cm" svg:x="13.32cm" svg:y="21.298cm">
          <draw:text-box>
            <text:p text:style-name="P1"><text:span text:style-name="T8">574</text:span></text:p>
          </draw:text-box>
        </draw:frame>
        <draw:frame draw:style-name="gr1" draw:text-style-name="P2" draw:layer="layout" svg:width="4.143cm" svg:height="0.475cm" svg:x="13.732cm" svg:y="21.28cm">
          <draw:text-box>
            <text:p text:style-name="P1"><text:span text:style-name="T3"><text:s/></text:span><text:span text:style-name="T3">Prime Minister Maliki </text:span></text:p>
          </draw:text-box>
        </draw:frame>
        <draw:frame draw:style-name="gr1" draw:text-style-name="P2" draw:layer="layout" svg:width="15.433cm" svg:height="0.475cm" svg:x="2.2cm" svg:y="21.844cm">
          <draw:text-box>
            <text:p text:style-name="P1"><text:span text:style-name="T3">gave an upbeat account of progress: IDPs were returning to their homes, children </text:span></text:p>
          </draw:text-box>
        </draw:frame>
        <draw:frame draw:style-name="gr1" draw:text-style-name="P2" draw:layer="layout" svg:width="15.949cm" svg:height="0.475cm" svg:x="2.2cm" svg:y="22.408cm">
          <draw:text-box>
            <text:p text:style-name="P1"><text:span text:style-name="T3">were returning to school, 650 doctors had returned from abroad and many university </text:span></text:p>
          </draw:text-box>
        </draw:frame>
        <draw:frame draw:style-name="gr1" draw:text-style-name="P2" draw:layer="layout" svg:width="14.662cm" svg:height="0.475cm" svg:x="2.2cm" svg:y="22.973cm">
          <draw:text-box>
            <text:p text:style-name="P1"><text:span text:style-name="T3">professors were returning to work. There were improvements in the economy,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2.645cm" svg:y1="26.29cm" svg:x2="9.149cm" svg:y2="26.29cm">
          <text:p/>
        </draw:line>
        <draw:frame draw:style-name="gr1" draw:text-style-name="P2" draw:layer="layout" svg:width="12.52cm" svg:height="0.475cm" svg:x="2.2cm" svg:y="23.537cm">
          <draw:text-box>
            <text:p text:style-name="P1"><text:span text:style-name="T3">infrastructure and oil production and factories were working again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572 </text:span></text:p>
          </draw:text-box>
        </draw:frame>
        <draw:frame draw:style-name="gr4" draw:text-style-name="P5" draw:layer="layout" svg:width="6.555cm" svg:height="0.395cm" svg:x="2.646cm" svg:y="25.934cm">
          <draw:text-box>
            <text:p text:style-name="P1"><text:span text:style-name="T5">Paper Cabinet Office, 11 July 2008, ‘Iraq’.</text:span><text:span text:style-name="T11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73 </text:span></text:p>
          </draw:text-box>
        </draw:frame>
        <draw:frame draw:style-name="gr4" draw:text-style-name="P5" draw:layer="layout" svg:width="6.75cm" svg:height="0.395cm" svg:x="2.646cm" svg:y="26.357cm">
          <draw:text-box>
            <text:p text:style-name="P1"><text:span text:style-name="T11">Minutes, 15 July 2008, NSID(OD) meeting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74 </text:span></text:p>
          </draw:text-box>
        </draw:frame>
        <draw:frame draw:style-name="gr4" draw:text-style-name="P5" draw:layer="layout" svg:width="15.708cm" svg:height="0.395cm" svg:x="2.646cm" svg:y="26.781cm">
          <draw:text-box>
            <text:p text:style-name="P1"><text:span text:style-name="T11">Letter Fletcher to Hickey, 19 July 2008, ‘Prime Minister’s Meeting with Prime Minister Maliki, 19 July’. </text:span></text:p>
          </draw:text-box>
        </draw:frame>
      </draw:page>
      <draw:page draw:name="page159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5</text:span></text:p>
          </draw:text-box>
        </draw:frame>
        <draw:frame draw:style-name="gr1" draw:text-style-name="P2" draw:layer="layout" svg:width="15.983cm" svg:height="0.475cm" svg:x="2.2cm" svg:y="2.525cm">
          <draw:text-box>
            <text:p text:style-name="P1"><text:span text:style-name="T6">978. </text:span><text:span text:style-name="T3"><text:s/>Mr Brown underlined the UK’s wish to help on key issues, including Basra port, </text:span></text:p>
          </draw:text-box>
        </draw:frame>
        <draw:frame draw:style-name="gr1" draw:text-style-name="P2" draw:layer="layout" svg:width="16.385cm" svg:height="0.475cm" svg:x="2.2cm" svg:y="3.09cm">
          <draw:text-box>
            <text:p text:style-name="P1"><text:span text:style-name="T3">oil and the steel industry. Mr Brown said that UK forces would not stay longer than was </text:span></text:p>
          </draw:text-box>
        </draw:frame>
        <draw:frame draw:style-name="gr1" draw:text-style-name="P2" draw:layer="layout" svg:width="10.932cm" svg:height="0.475cm" svg:x="2.2cm" svg:y="3.654cm">
          <draw:text-box>
            <text:p text:style-name="P1"><text:span text:style-name="T3">necessary to “finish the tasks we had started”, specifically:</text:span></text:p>
          </draw:text-box>
        </draw:frame>
        <draw:frame draw:style-name="gr3" draw:text-style-name="P4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706cm" svg:height="0.475cm" svg:x="3.7cm" svg:y="4.568cm">
          <draw:text-box>
            <text:p text:style-name="P1"><text:span text:style-name="T3">training 14 Division;</text:span></text:p>
          </draw:text-box>
        </draw:frame>
        <draw:frame draw:style-name="gr3" draw:text-style-name="P4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286cm" svg:height="0.475cm" svg:x="3.7cm" svg:y="5.233cm">
          <draw:text-box>
            <text:p text:style-name="P1"><text:span text:style-name="T3">preparing to make Basra Airport operational; and </text:span></text:p>
          </draw:text-box>
        </draw:frame>
        <draw:frame draw:style-name="gr3" draw:text-style-name="P4" draw:layer="layout" svg:width="0.634cm" svg:height="0.712cm" svg:x="2.95cm" svg:y="5.7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87cm" svg:height="0.475cm" svg:x="3.7cm" svg:y="5.897cm">
          <draw:text-box>
            <text:p text:style-name="P1"><text:span text:style-name="T3">supporting local authorities with provincial elections. </text:span></text:p>
          </draw:text-box>
        </draw:frame>
        <draw:frame draw:style-name="gr1" draw:text-style-name="P2" draw:layer="layout" svg:width="6.445cm" svg:height="0.475cm" svg:x="2.2cm" svg:y="6.812cm">
          <draw:text-box>
            <text:p text:style-name="P1"><text:span text:style-name="T6">979. </text:span><text:span text:style-name="T3"><text:s/>Mr Brown also visited Basra.</text:span></text:p>
          </draw:text-box>
        </draw:frame>
        <draw:frame draw:style-name="gr5" draw:text-style-name="P6" draw:layer="layout" svg:width="0.408cm" svg:height="0.276cm" svg:x="8.6cm" svg:y="6.831cm">
          <draw:text-box>
            <text:p text:style-name="P1"><text:span text:style-name="T8">575</text:span></text:p>
          </draw:text-box>
        </draw:frame>
        <draw:frame draw:style-name="gr1" draw:text-style-name="P2" draw:layer="layout" svg:width="9.688cm" svg:height="0.475cm" svg:x="9.011cm" svg:y="6.812cm">
          <draw:text-box>
            <text:p text:style-name="P1"><text:span text:style-name="T3"><text:s/></text:span><text:span text:style-name="T3">His programme focused on SSR, although he also </text:span></text:p>
          </draw:text-box>
        </draw:frame>
        <draw:frame draw:style-name="gr1" draw:text-style-name="P2" draw:layer="layout" svg:width="16.22cm" svg:height="0.475cm" svg:x="2.2cm" svg:y="7.376cm">
          <draw:text-box>
            <text:p text:style-name="P1"><text:span text:style-name="T3">visited Basra Airport and met key economic figures. The British Embassy Office Basra </text:span></text:p>
          </draw:text-box>
        </draw:frame>
        <draw:frame draw:style-name="gr1" draw:text-style-name="P2" draw:layer="layout" svg:width="15.941cm" svg:height="0.475cm" svg:x="2.2cm" svg:y="7.941cm">
          <draw:text-box>
            <text:p text:style-name="P1"><text:span text:style-name="T3">reported that Mr Brown was “particularly struck by the need for rapid development of </text:span></text:p>
          </draw:text-box>
        </draw:frame>
        <draw:frame draw:style-name="gr1" draw:text-style-name="P2" draw:layer="layout" svg:width="4.185cm" svg:height="0.475cm" svg:x="2.2cm" svg:y="8.505cm">
          <draw:text-box>
            <text:p text:style-name="P1"><text:span text:style-name="T3">the airport and ports”. </text:span></text:p>
          </draw:text-box>
        </draw:frame>
        <draw:frame draw:style-name="gr1" draw:text-style-name="P2" draw:layer="layout" svg:width="15.762cm" svg:height="0.475cm" svg:x="2.2cm" svg:y="9.42cm">
          <draw:text-box>
            <text:p text:style-name="P1"><text:span text:style-name="T6">980. </text:span><text:span text:style-name="T3"><text:s/>Mr Brown told Cabinet on 22 July that the UK was pursuing four key functions </text:span></text:p>
          </draw:text-box>
        </draw:frame>
        <draw:frame draw:style-name="gr1" draw:text-style-name="P2" draw:layer="layout" svg:width="1.725cm" svg:height="0.475cm" svg:x="2.2cm" svg:y="9.984cm">
          <draw:text-box>
            <text:p text:style-name="P1"><text:span text:style-name="T3">with Iraq:</text:span></text:p>
          </draw:text-box>
        </draw:frame>
        <draw:frame draw:style-name="gr3" draw:text-style-name="P4" draw:layer="layout" svg:width="0.634cm" svg:height="0.712cm" svg:x="2.95cm" svg:y="10.7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13cm" svg:height="0.475cm" svg:x="3.7cm" svg:y="10.898cm">
          <draw:text-box>
            <text:p text:style-name="P1"><text:span text:style-name="T3">UK forces had moved from a combat to an overwatch role. UK troops’ primary </text:span></text:p>
          </draw:text-box>
        </draw:frame>
        <draw:frame draw:style-name="gr1" draw:text-style-name="P2" draw:layer="layout" svg:width="13.909cm" svg:height="0.475cm" svg:x="3.7cm" svg:y="11.463cm">
          <draw:text-box>
            <text:p text:style-name="P1"><text:span text:style-name="T3">role was training and mentoring Iraqi forces, with a last resort intervention </text:span></text:p>
          </draw:text-box>
        </draw:frame>
        <draw:frame draw:style-name="gr1" draw:text-style-name="P2" draw:layer="layout" svg:width="12.52cm" svg:height="0.475cm" svg:x="3.7cm" svg:y="12.027cm">
          <draw:text-box>
            <text:p text:style-name="P1"><text:span text:style-name="T3">capability, though that was also gradually being taken over by Iraq.</text:span></text:p>
          </draw:text-box>
        </draw:frame>
        <draw:frame draw:style-name="gr3" draw:text-style-name="P4" draw:layer="layout" svg:width="0.634cm" svg:height="0.712cm" svg:x="2.95cm" svg:y="12.5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04cm" svg:height="0.475cm" svg:x="3.7cm" svg:y="12.692cm">
          <draw:text-box>
            <text:p text:style-name="P1"><text:span text:style-name="T3">Pursuing economic development, which was showing some evidence of </text:span></text:p>
          </draw:text-box>
        </draw:frame>
        <draw:frame draw:style-name="gr1" draw:text-style-name="P2" draw:layer="layout" svg:width="12.893cm" svg:height="0.475cm" svg:x="3.7cm" svg:y="13.256cm">
          <draw:text-box>
            <text:p text:style-name="P1"><text:span text:style-name="T3">success, providing Iraqi citizens with work and a stake in their future.</text:span></text:p>
          </draw:text-box>
        </draw:frame>
        <draw:frame draw:style-name="gr3" draw:text-style-name="P4" draw:layer="layout" svg:width="0.634cm" svg:height="0.712cm" svg:x="2.95cm" svg:y="13.7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39cm" svg:height="0.475cm" svg:x="3.7cm" svg:y="13.921cm">
          <draw:text-box>
            <text:p text:style-name="P1"><text:span text:style-name="T3">Local government elections would give former members of the militia the </text:span></text:p>
          </draw:text-box>
        </draw:frame>
        <draw:frame draw:style-name="gr1" draw:text-style-name="P2" draw:layer="layout" svg:width="8.414cm" svg:height="0.475cm" svg:x="3.7cm" svg:y="14.485cm">
          <draw:text-box>
            <text:p text:style-name="P1"><text:span text:style-name="T3">opportunity to engage in democratic politics. </text:span></text:p>
          </draw:text-box>
        </draw:frame>
        <draw:frame draw:style-name="gr3" draw:text-style-name="P4" draw:layer="layout" svg:width="0.634cm" svg:height="0.712cm" svg:x="2.95cm" svg:y="14.9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04cm" svg:height="0.475cm" svg:x="3.7cm" svg:y="15.15cm">
          <draw:text-box>
            <text:p text:style-name="P1"><text:span text:style-name="T3">Working to transfer Basra International Airport from military to civilian control.</text:span></text:p>
          </draw:text-box>
        </draw:frame>
        <draw:frame draw:style-name="gr5" draw:text-style-name="P6" draw:layer="layout" svg:width="0.408cm" svg:height="0.276cm" svg:x="18.067cm" svg:y="15.168cm">
          <draw:text-box>
            <text:p text:style-name="P1"><text:span text:style-name="T8">576</text:span></text:p>
          </draw:text-box>
        </draw:frame>
        <draw:frame draw:style-name="gr1" draw:text-style-name="P2" draw:layer="layout" svg:width="0.422cm" svg:height="0.475cm" svg:x="18.479cm" svg:y="15.1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09cm" svg:height="0.475cm" svg:x="2.2cm" svg:y="16.064cm">
          <draw:text-box>
            <text:p text:style-name="P1"><text:span text:style-name="T6">981. </text:span><text:span text:style-name="T3"><text:s/>Mr Brown said that the BDC would produce an economic plan in the autumn and </text:span></text:p>
          </draw:text-box>
        </draw:frame>
        <draw:frame draw:style-name="gr1" draw:text-style-name="P2" draw:layer="layout" svg:width="15.466cm" svg:height="0.475cm" svg:x="2.2cm" svg:y="16.628cm">
          <draw:text-box>
            <text:p text:style-name="P1"><text:span text:style-name="T3">he hoped that local elections would take place by the end of the year; likewise the </text:span></text:p>
          </draw:text-box>
        </draw:frame>
        <draw:frame draw:style-name="gr1" draw:text-style-name="P2" draw:layer="layout" svg:width="16.398cm" svg:height="0.475cm" svg:x="2.2cm" svg:y="17.193cm">
          <draw:text-box>
            <text:p text:style-name="P1"><text:span text:style-name="T3">handover of Basra Airport. Training of 14 Division should also be completed by the end </text:span></text:p>
          </draw:text-box>
        </draw:frame>
        <draw:frame draw:style-name="gr1" draw:text-style-name="P2" draw:layer="layout" svg:width="16.283cm" svg:height="0.475cm" svg:x="2.2cm" svg:y="17.757cm">
          <draw:text-box>
            <text:p text:style-name="P1"><text:span text:style-name="T3">of the year, with additional training of headquarters and specialist functions required in </text:span></text:p>
          </draw:text-box>
        </draw:frame>
        <draw:frame draw:style-name="gr1" draw:text-style-name="P2" draw:layer="layout" svg:width="16.47cm" svg:height="0.475cm" svg:x="2.2cm" svg:y="18.322cm">
          <draw:text-box>
            <text:p text:style-name="P1"><text:span text:style-name="T3">early 2009. Mr Brown “expected that we would be able to make substantial reduction in </text:span></text:p>
          </draw:text-box>
        </draw:frame>
        <draw:frame draw:style-name="gr1" draw:text-style-name="P2" draw:layer="layout" svg:width="16.656cm" svg:height="0.475cm" svg:x="2.2cm" svg:y="18.886cm">
          <draw:text-box>
            <text:p text:style-name="P1"><text:span text:style-name="T3">the number of British forces next year, but that would depend on circumstances. He was </text:span></text:p>
          </draw:text-box>
        </draw:frame>
        <draw:frame draw:style-name="gr1" draw:text-style-name="P2" draw:layer="layout" svg:width="9.785cm" svg:height="0.475cm" svg:x="2.2cm" svg:y="19.451cm">
          <draw:text-box>
            <text:p text:style-name="P1"><text:span text:style-name="T3">not going to make an estimate of the numbers now.”</text:span></text:p>
          </draw:text-box>
        </draw:frame>
        <draw:frame draw:style-name="gr1" draw:text-style-name="P2" draw:layer="layout" svg:width="16.66cm" svg:height="0.475cm" svg:x="2.2cm" svg:y="20.365cm">
          <draw:text-box>
            <text:p text:style-name="P1"><text:span text:style-name="T6">982. </text:span><text:span text:style-name="T3"><text:s/>Mr Brown concluded that if the UK had left Iraq a few months earlier, the job would </text:span></text:p>
          </draw:text-box>
        </draw:frame>
        <draw:frame draw:style-name="gr1" draw:text-style-name="P2" draw:layer="layout" svg:width="15.788cm" svg:height="0.475cm" svg:x="2.2cm" svg:y="20.93cm">
          <draw:text-box>
            <text:p text:style-name="P1"><text:span text:style-name="T3">not have been finished; with the improvements in security, momentum for economic </text:span></text:p>
          </draw:text-box>
        </draw:frame>
        <draw:frame draw:style-name="gr1" draw:text-style-name="P2" draw:layer="layout" svg:width="16.021cm" svg:height="0.475cm" svg:x="2.2cm" svg:y="21.494cm">
          <draw:text-box>
            <text:p text:style-name="P1"><text:span text:style-name="T3">development and a move towards local democracy once the elections were held, the </text:span></text:p>
          </draw:text-box>
        </draw:frame>
        <draw:frame draw:style-name="gr1" draw:text-style-name="P2" draw:layer="layout" svg:width="10.365cm" svg:height="0.475cm" svg:x="2.2cm" svg:y="22.058cm">
          <draw:text-box>
            <text:p text:style-name="P1"><text:span text:style-name="T3">Iraqi people now felt that they had a stake in the future.</text:span></text:p>
          </draw:text-box>
        </draw:frame>
        <draw:frame draw:style-name="gr1" draw:text-style-name="P2" draw:layer="layout" svg:width="16.105cm" svg:height="0.475cm" svg:x="2.2cm" svg:y="22.973cm">
          <draw:text-box>
            <text:p text:style-name="P1"><text:span text:style-name="T6">983. </text:span><text:span text:style-name="T3"><text:s/>In his statement to Parliament on 22 July, Mr Brown described the impact of the </text:span></text:p>
          </draw:text-box>
        </draw:frame>
        <draw:frame draw:style-name="gr1" draw:text-style-name="P2" draw:layer="layout" svg:width="4.87cm" svg:height="0.475cm" svg:x="2.2cm" svg:y="23.537cm">
          <draw:text-box>
            <text:p text:style-name="P1"><text:span text:style-name="T3">UK’s reconstruction effort:</text:span></text:p>
          </draw:text-box>
        </draw:frame>
        <draw:frame draw:style-name="gr3" draw:text-style-name="P4" draw:layer="layout" svg:width="0.634cm" svg:height="0.712cm" svg:x="2.95cm" svg:y="24.2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46cm" svg:height="0.475cm" svg:x="3.7cm" svg:y="24.452cm">
          <draw:text-box>
            <text:p text:style-name="P1"><text:span text:style-name="T3">“</text:span><text:span text:style-name="T3">British-led” projects in the South had helped to deliver electricity for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8.273cm" svg:y2="26.714cm">
          <text:p/>
        </draw:line>
        <draw:frame draw:style-name="gr1" draw:text-style-name="P2" draw:layer="layout" svg:width="10.145cm" svg:height="0.475cm" svg:x="3.7cm" svg:y="25.016cm">
          <draw:text-box>
            <text:p text:style-name="P1"><text:span text:style-name="T3">800,000 people and water for over one million people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75 </text:span></text:p>
          </draw:text-box>
        </draw:frame>
        <draw:frame draw:style-name="gr4" draw:text-style-name="P5" draw:layer="layout" svg:width="15.635cm" svg:height="0.395cm" svg:x="2.646cm" svg:y="26.357cm">
          <draw:text-box>
            <text:p text:style-name="P1"><text:span text:style-name="T5">eGram 28460/08 Basra to FCO London, 20 July 2008, ‘Iraq: Prime Minister’s Visit to Basra, 19 July’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76 </text:span></text:p>
          </draw:text-box>
        </draw:frame>
        <draw:frame draw:style-name="gr4" draw:text-style-name="P5" draw:layer="layout" svg:width="5.598cm" svg:height="0.395cm" svg:x="2.646cm" svg:y="26.781cm">
          <draw:text-box>
            <text:p text:style-name="P1"><text:span text:style-name="T11">Cabinet Conclusions, 22 July 2008. </text:span></text:p>
          </draw:text-box>
        </draw:frame>
      </draw:page>
      <draw:page draw:name="page1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6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06cm" svg:height="0.475cm" svg:x="3.7cm" svg:y="2.525cm">
          <draw:text-box>
            <text:p text:style-name="P1"><text:span text:style-name="T3">UK funding had helped the UN and World Bank to repair and re-equip </text:span></text:p>
          </draw:text-box>
        </draw:frame>
        <draw:frame draw:style-name="gr1" draw:text-style-name="P2" draw:layer="layout" svg:width="13.223cm" svg:height="0.475cm" svg:x="3.7cm" svg:y="3.09cm">
          <draw:text-box>
            <text:p text:style-name="P1"><text:span text:style-name="T3">1,000 health centres and more than 5,000 schools, and to train nearly </text:span></text:p>
          </draw:text-box>
        </draw:frame>
        <draw:frame draw:style-name="gr1" draw:text-style-name="P2" draw:layer="layout" svg:width="3.41cm" svg:height="0.475cm" svg:x="3.7cm" svg:y="3.654cm">
          <draw:text-box>
            <text:p text:style-name="P1"><text:span text:style-name="T3">150,000 teachers.</text:span></text:p>
          </draw:text-box>
        </draw:frame>
        <draw:frame draw:style-name="gr3" draw:text-style-name="P4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25cm" svg:height="0.475cm" svg:x="3.7cm" svg:y="4.318cm">
          <draw:text-box>
            <text:p text:style-name="P1"><text:span text:style-name="T3">With British training and equipment, Basra International Airport was now </text:span></text:p>
          </draw:text-box>
        </draw:frame>
        <draw:frame draw:style-name="gr1" draw:text-style-name="P2" draw:layer="layout" svg:width="6.826cm" svg:height="0.475cm" svg:x="3.7cm" svg:y="4.883cm">
          <draw:text-box>
            <text:p text:style-name="P1"><text:span text:style-name="T3">handling more than 20 flights a day. </text:span></text:p>
          </draw:text-box>
        </draw:frame>
        <draw:frame draw:style-name="gr3" draw:text-style-name="P4" draw:layer="layout" svg:width="0.634cm" svg:height="0.712cm" svg:x="2.95cm" svg:y="5.3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64cm" svg:height="0.475cm" svg:x="3.7cm" svg:y="5.547cm">
          <draw:text-box>
            <text:p text:style-name="P1"><text:span text:style-name="T3">British mentoring and support had helped the Basra Provincial Council access </text:span></text:p>
          </draw:text-box>
        </draw:frame>
        <draw:frame draw:style-name="gr1" draw:text-style-name="P2" draw:layer="layout" svg:width="7.465cm" svg:height="0.475cm" svg:x="3.7cm" svg:y="6.112cm">
          <draw:text-box>
            <text:p text:style-name="P1"><text:span text:style-name="T3">US$400m in central Government funds.</text:span></text:p>
          </draw:text-box>
        </draw:frame>
        <draw:frame draw:style-name="gr5" draw:text-style-name="P6" draw:layer="layout" svg:width="0.408cm" svg:height="0.276cm" svg:x="11.136cm" svg:y="6.131cm">
          <draw:text-box>
            <text:p text:style-name="P1"><text:span text:style-name="T8">577</text:span></text:p>
          </draw:text-box>
        </draw:frame>
        <draw:frame draw:style-name="gr1" draw:text-style-name="P2" draw:layer="layout" svg:width="16.355cm" svg:height="0.475cm" svg:x="2.2cm" svg:y="7.026cm">
          <draw:text-box>
            <text:p text:style-name="P1"><text:span text:style-name="T6">984. </text:span><text:span text:style-name="T3"><text:s/>Mr Brown stated that it was right that the UK completed the tasks it had set itself. </text:span></text:p>
          </draw:text-box>
        </draw:frame>
        <draw:frame draw:style-name="gr1" draw:text-style-name="P2" draw:layer="layout" svg:width="15.293cm" svg:height="0.475cm" svg:x="2.2cm" svg:y="7.591cm">
          <draw:text-box>
            <text:p text:style-name="P1"><text:span text:style-name="T3">It expected the BDC to publish a detailed Economic Development Strategy in the </text:span></text:p>
          </draw:text-box>
        </draw:frame>
        <draw:frame draw:style-name="gr1" draw:text-style-name="P2" draw:layer="layout" svg:width="16.169cm" svg:height="0.475cm" svg:x="2.2cm" svg:y="8.155cm">
          <draw:text-box>
            <text:p text:style-name="P1"><text:span text:style-name="T3">autumn, and for the Iraqi authorities to “take over development” of Basra International </text:span></text:p>
          </draw:text-box>
        </draw:frame>
        <draw:frame draw:style-name="gr1" draw:text-style-name="P2" draw:layer="layout" svg:width="5.7cm" svg:height="0.475cm" svg:x="2.2cm" svg:y="8.72cm">
          <draw:text-box>
            <text:p text:style-name="P1"><text:span text:style-name="T3">Airport by the end of the year. </text:span></text:p>
          </draw:text-box>
        </draw:frame>
        <draw:frame draw:style-name="gr1" draw:text-style-name="P2" draw:layer="layout" svg:width="15.915cm" svg:height="0.475cm" svg:x="2.2cm" svg:y="9.634cm">
          <draw:text-box>
            <text:p text:style-name="P1"><text:span text:style-name="T6">985. </text:span><text:span text:style-name="T3"><text:s/>Major General Andrew Salmon took up post as GOC MND(SE) in August 2008.</text:span></text:p>
          </draw:text-box>
        </draw:frame>
        <draw:frame draw:style-name="gr5" draw:text-style-name="P6" draw:layer="layout" svg:width="0.408cm" svg:height="0.276cm" svg:x="18.036cm" svg:y="9.653cm">
          <draw:text-box>
            <text:p text:style-name="P1"><text:span text:style-name="T8">578</text:span></text:p>
          </draw:text-box>
        </draw:frame>
        <draw:frame draw:style-name="gr1" draw:text-style-name="P2" draw:layer="layout" svg:width="0.422cm" svg:height="0.475cm" svg:x="18.448cm" svg:y="9.6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2cm" svg:height="0.475cm" svg:x="2.2cm" svg:y="10.548cm">
          <draw:text-box>
            <text:p text:style-name="P1"><text:span text:style-name="T6">986. </text:span><text:span text:style-name="T3"><text:s/>Mr Nigel Haywood, UK Consul General in Basra from April 2008, told the Inquiry </text:span></text:p>
          </draw:text-box>
        </draw:frame>
        <draw:frame draw:style-name="gr1" draw:text-style-name="P2" draw:layer="layout" svg:width="0.95cm" svg:height="0.475cm" svg:x="2.2cm" svg:y="11.113cm">
          <draw:text-box>
            <text:p text:style-name="P1"><text:span text:style-name="T3">that: </text:span></text:p>
          </draw:text-box>
        </draw:frame>
        <draw:frame draw:style-name="gr1" draw:text-style-name="P2" draw:layer="layout" svg:width="15.911cm" svg:height="0.475cm" svg:x="2.95cm" svg:y="12.027cm">
          <draw:text-box>
            <text:p text:style-name="P1"><text:span text:style-name="T3">“</text:span><text:span text:style-name="T3">When [Major] General Salmon and I jointly went to call on the Governor in his office </text:span></text:p>
          </draw:text-box>
        </draw:frame>
        <draw:frame draw:style-name="gr1" draw:text-style-name="P2" draw:layer="layout" svg:width="15.928cm" svg:height="0.475cm" svg:x="2.95cm" svg:y="12.592cm">
          <draw:text-box>
            <text:p text:style-name="P1"><text:span text:style-name="T3">in August, that was the first time anybody had called on the Governor’s office for two </text:span></text:p>
          </draw:text-box>
        </draw:frame>
        <draw:frame draw:style-name="gr1" draw:text-style-name="P2" draw:layer="layout" svg:width="14.823cm" svg:height="0.475cm" svg:x="2.95cm" svg:y="13.156cm">
          <draw:text-box>
            <text:p text:style-name="P1"><text:span text:style-name="T3">years, nobody had been out really operating in the town [since] October 2006.” </text:span></text:p>
          </draw:text-box>
        </draw:frame>
        <draw:frame draw:style-name="gr5" draw:text-style-name="P6" draw:layer="layout" svg:width="0.408cm" svg:height="0.276cm" svg:x="17.694cm" svg:y="13.175cm">
          <draw:text-box>
            <text:p text:style-name="P1"><text:span text:style-name="T8">579</text:span></text:p>
          </draw:text-box>
        </draw:frame>
        <draw:frame draw:style-name="gr1" draw:text-style-name="P2" draw:layer="layout" svg:width="16.558cm" svg:height="0.475cm" svg:x="2.2cm" svg:y="14.071cm">
          <draw:text-box>
            <text:p text:style-name="P1"><text:span text:style-name="T6">987. </text:span><text:span text:style-name="T3"><text:s/>On 24 August, in his first weekly report from Basra, Maj Gen Salmon reported that </text:span></text:p>
          </draw:text-box>
        </draw:frame>
        <draw:frame draw:style-name="gr1" draw:text-style-name="P2" draw:layer="layout" svg:width="16.609cm" svg:height="0.475cm" svg:x="2.2cm" svg:y="14.635cm">
          <draw:text-box>
            <text:p text:style-name="P1"><text:span text:style-name="T3">he was having “very positive” discussions with the PRT on how to enable the movement </text:span></text:p>
          </draw:text-box>
        </draw:frame>
        <draw:frame draw:style-name="gr1" draw:text-style-name="P2" draw:layer="layout" svg:width="2.779cm" svg:height="0.475cm" svg:x="2.2cm" svg:y="15.2cm">
          <draw:text-box>
            <text:p text:style-name="P1"><text:span text:style-name="T3">of civilian staff.</text:span></text:p>
          </draw:text-box>
        </draw:frame>
        <draw:frame draw:style-name="gr5" draw:text-style-name="P6" draw:layer="layout" svg:width="0.408cm" svg:height="0.276cm" svg:x="4.969cm" svg:y="15.218cm">
          <draw:text-box>
            <text:p text:style-name="P1"><text:span text:style-name="T8">580</text:span></text:p>
          </draw:text-box>
        </draw:frame>
        <draw:frame draw:style-name="gr1" draw:text-style-name="P2" draw:layer="layout" svg:width="13.46cm" svg:height="0.475cm" svg:x="5.38cm" svg:y="15.2cm">
          <draw:text-box>
            <text:p text:style-name="P1"><text:span text:style-name="T3"><text:s/></text:span><text:span text:style-name="T3">He was also developing with the Consul General a “realistic six to nine </text:span></text:p>
          </draw:text-box>
        </draw:frame>
        <draw:frame draw:style-name="gr1" draw:text-style-name="P2" draw:layer="layout" svg:width="15.416cm" svg:height="0.475cm" svg:x="2.2cm" svg:y="15.764cm">
          <draw:text-box>
            <text:p text:style-name="P1"><text:span text:style-name="T3">month programme of works that will deliver tangible effects, based on Iraqi need”. </text:span></text:p>
          </draw:text-box>
        </draw:frame>
        <draw:frame draw:style-name="gr1" draw:text-style-name="P2" draw:layer="layout" svg:width="11.58cm" svg:height="0.475cm" svg:x="2.2cm" svg:y="16.678cm">
          <draw:text-box>
            <text:p text:style-name="P1"><text:span text:style-name="T6">988. </text:span><text:span text:style-name="T3"><text:s/>In his next weekly report, Maj Gen Salmon advised that:</text:span></text:p>
          </draw:text-box>
        </draw:frame>
        <draw:frame draw:style-name="gr1" draw:text-style-name="P2" draw:layer="layout" svg:width="15.734cm" svg:height="0.475cm" svg:x="2.95cm" svg:y="17.593cm">
          <draw:text-box>
            <text:p text:style-name="P1"><text:span text:style-name="T3">“… </text:span><text:span text:style-name="T3">the inability of central and provincial government to translate cash into essential </text:span></text:p>
          </draw:text-box>
        </draw:frame>
        <draw:frame draw:style-name="gr1" draw:text-style-name="P2" draw:layer="layout" svg:width="15.246cm" svg:height="0.475cm" svg:x="2.95cm" svg:y="18.157cm">
          <draw:text-box>
            <text:p text:style-name="P1"><text:span text:style-name="T3">services, jobs and electricity could become a central security issue. A re-oriented </text:span></text:p>
          </draw:text-box>
        </draw:frame>
        <draw:frame draw:style-name="gr1" draw:text-style-name="P2" draw:layer="layout" svg:width="15.589cm" svg:height="0.475cm" svg:x="2.95cm" svg:y="18.722cm">
          <draw:text-box>
            <text:p text:style-name="P1"><text:span text:style-name="T3">reconstruction strategy accompanied by imaginative information operations should </text:span></text:p>
          </draw:text-box>
        </draw:frame>
        <draw:frame draw:style-name="gr1" draw:text-style-name="P2" draw:layer="layout" svg:width="4.265cm" svg:height="0.475cm" svg:x="2.95cm" svg:y="19.286cm">
          <draw:text-box>
            <text:p text:style-name="P1"><text:span text:style-name="T3">help mitigate this risk.” </text:span></text:p>
          </draw:text-box>
        </draw:frame>
        <draw:frame draw:style-name="gr5" draw:text-style-name="P6" draw:layer="layout" svg:width="0.408cm" svg:height="0.276cm" svg:x="7.197cm" svg:y="19.305cm">
          <draw:text-box>
            <text:p text:style-name="P1"><text:span text:style-name="T8">581</text:span></text:p>
          </draw:text-box>
        </draw:frame>
        <draw:frame draw:style-name="gr1" draw:text-style-name="P2" draw:layer="layout" svg:width="0.422cm" svg:height="0.475cm" svg:x="7.608cm" svg:y="19.28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41cm" svg:height="0.475cm" svg:x="2.2cm" svg:y="20.201cm">
          <draw:text-box>
            <text:p text:style-name="P1"><text:span text:style-name="T6">989. </text:span><text:span text:style-name="T3"><text:s/>Maj Gen Salmon also reported that Basra needed a “Business Support Facility” to </text:span></text:p>
          </draw:text-box>
        </draw:frame>
        <draw:frame draw:style-name="gr1" draw:text-style-name="P2" draw:layer="layout" svg:width="16.156cm" svg:height="0.475cm" svg:x="2.2cm" svg:y="20.765cm">
          <draw:text-box>
            <text:p text:style-name="P1"><text:span text:style-name="T3">cater for the expected rush for potential investors to Basra as security improved: “The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9.747cm" svg:height="0.475cm" svg:x="2.2cm" svg:y="21.33cm">
          <draw:text-box>
            <text:p text:style-name="P1"><text:span text:style-name="T3">investor phenomenon is accelerating exponentially.”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577 </text:span></text:p>
          </draw:text-box>
        </draw:frame>
        <draw:frame draw:style-name="gr4" draw:text-style-name="P5" draw:layer="layout" svg:width="9.811cm" svg:height="0.395cm" svg:x="2.646cm" svg:y="25.087cm">
          <draw:text-box>
            <text:p text:style-name="P1"><text:span text:style-name="T11">House of Commons, </text:span><text:span text:style-name="T12">Official Report</text:span><text:span text:style-name="T11">, 22 July 2008, column 661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78 </text:span></text:p>
          </draw:text-box>
        </draw:frame>
        <draw:frame draw:style-name="gr4" draw:text-style-name="P5" draw:layer="layout" svg:width="5.768cm" svg:height="0.395cm" svg:x="2.646cm" svg:y="25.511cm">
          <draw:text-box>
            <text:p text:style-name="P1"><text:span text:style-name="T11">Public hearing, 20 July 2010, page 1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579 </text:span></text:p>
          </draw:text-box>
        </draw:frame>
        <draw:frame draw:style-name="gr4" draw:text-style-name="P5" draw:layer="layout" svg:width="6.2cm" svg:height="0.395cm" svg:x="2.646cm" svg:y="25.934cm">
          <draw:text-box>
            <text:p text:style-name="P1"><text:span text:style-name="T11">Public hearing, 7 January 2010, page 7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80 </text:span></text:p>
          </draw:text-box>
        </draw:frame>
        <draw:frame draw:style-name="gr4" draw:text-style-name="P5" draw:layer="layout" svg:width="14.154cm" svg:height="0.395cm" svg:x="2.646cm" svg:y="26.357cm">
          <draw:text-box>
            <text:p text:style-name="P1"><text:span text:style-name="T11">Minute Salmon to CJO, 24 August 2008, ‘GOC MND(SE) Weekly Letter – 24 August 2008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81 </text:span></text:p>
          </draw:text-box>
        </draw:frame>
        <draw:frame draw:style-name="gr4" draw:text-style-name="P5" draw:layer="layout" svg:width="14.154cm" svg:height="0.395cm" svg:x="2.646cm" svg:y="26.781cm">
          <draw:text-box>
            <text:p text:style-name="P1"><text:span text:style-name="T11">Minute Salmon to CJO, 31 August 2008, ‘GOC MND(SE) Weekly Letter – 31 August 2008’. </text:span></text:p>
          </draw:text-box>
        </draw:frame>
      </draw:page>
      <draw:page draw:name="page161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7</text:span></text:p>
          </draw:text-box>
        </draw:frame>
        <draw:frame draw:style-name="gr1" draw:text-style-name="P2" draw:layer="layout" svg:width="15.847cm" svg:height="0.475cm" svg:x="2.2cm" svg:y="2.525cm">
          <draw:text-box>
            <text:p text:style-name="P1"><text:span text:style-name="T6">990. </text:span><text:span text:style-name="T3"><text:s/>The Stabilisation Unit (formerly the Post-Conflict Reconstruction Unit – PCRU) </text:span></text:p>
          </draw:text-box>
        </draw:frame>
        <draw:frame draw:style-name="gr1" draw:text-style-name="P2" draw:layer="layout" svg:width="16.211cm" svg:height="0.475cm" svg:x="2.2cm" svg:y="3.09cm">
          <draw:text-box>
            <text:p text:style-name="P1"><text:span text:style-name="T3">undertook a review of the Basra PRT in August, at the request of the FCO. The aim of </text:span></text:p>
          </draw:text-box>
        </draw:frame>
        <draw:frame draw:style-name="gr1" draw:text-style-name="P2" draw:layer="layout" svg:width="3.401cm" svg:height="0.475cm" svg:x="2.2cm" svg:y="3.654cm">
          <draw:text-box>
            <text:p text:style-name="P1"><text:span text:style-name="T3">the review was to:</text:span></text:p>
          </draw:text-box>
        </draw:frame>
        <draw:frame draw:style-name="gr3" draw:text-style-name="P4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17cm" svg:height="0.475cm" svg:x="3.7cm" svg:y="4.568cm">
          <draw:text-box>
            <text:p text:style-name="P1"><text:span text:style-name="T3">assess whether the PRT’s objectives remained valid in the light of developments </text:span></text:p>
          </draw:text-box>
        </draw:frame>
        <draw:frame draw:style-name="gr1" draw:text-style-name="P2" draw:layer="layout" svg:width="6.885cm" svg:height="0.475cm" svg:x="3.7cm" svg:y="5.133cm">
          <draw:text-box>
            <text:p text:style-name="P1"><text:span text:style-name="T3">since the Charge of the Knights; and</text:span></text:p>
          </draw:text-box>
        </draw:frame>
        <draw:frame draw:style-name="gr3" draw:text-style-name="P4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195cm" svg:height="0.475cm" svg:x="3.7cm" svg:y="5.797cm">
          <draw:text-box>
            <text:p text:style-name="P1"><text:span text:style-name="T3">evaluate the PRT’s performance.</text:span></text:p>
          </draw:text-box>
        </draw:frame>
        <draw:frame draw:style-name="gr5" draw:text-style-name="P6" draw:layer="layout" svg:width="0.408cm" svg:height="0.276cm" svg:x="9.873cm" svg:y="5.816cm">
          <draw:text-box>
            <text:p text:style-name="P1"><text:span text:style-name="T8">582</text:span></text:p>
          </draw:text-box>
        </draw:frame>
        <draw:frame draw:style-name="gr1" draw:text-style-name="P2" draw:layer="layout" svg:width="0.422cm" svg:height="0.475cm" svg:x="10.285cm" svg:y="5.79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54cm" svg:height="0.475cm" svg:x="2.2cm" svg:y="6.712cm">
          <draw:text-box>
            <text:p text:style-name="P1"><text:span text:style-name="T6">991. </text:span><text:span text:style-name="T3"><text:s/>The “primary purpose” of the review was to ensure that the PRT functioned to its </text:span></text:p>
          </draw:text-box>
        </draw:frame>
        <draw:frame draw:style-name="gr1" draw:text-style-name="P2" draw:layer="layout" svg:width="16.457cm" svg:height="0.475cm" svg:x="2.2cm" svg:y="7.276cm">
          <draw:text-box>
            <text:p text:style-name="P1"><text:span text:style-name="T3">full potential and delivered “tangible and sustainable benefits” over the next 12 months. </text:span></text:p>
          </draw:text-box>
        </draw:frame>
        <draw:frame draw:style-name="gr1" draw:text-style-name="P2" draw:layer="layout" svg:width="16.487cm" svg:height="0.475cm" svg:x="2.2cm" svg:y="7.841cm">
          <draw:text-box>
            <text:p text:style-name="P1"><text:span text:style-name="T3">It seemed likely that the PRT would not exist in its current form once British troop levels </text:span></text:p>
          </draw:text-box>
        </draw:frame>
        <draw:frame draw:style-name="gr1" draw:text-style-name="P2" draw:layer="layout" svg:width="15.818cm" svg:height="0.475cm" svg:x="2.2cm" svg:y="8.405cm">
          <draw:text-box>
            <text:p text:style-name="P1"><text:span text:style-name="T3">reduced in early or mid-2009, and that the US would take over the PRT at that time. </text:span></text:p>
          </draw:text-box>
        </draw:frame>
        <draw:frame draw:style-name="gr1" draw:text-style-name="P2" draw:layer="layout" svg:width="16.461cm" svg:height="0.475cm" svg:x="2.2cm" svg:y="9.32cm">
          <draw:text-box>
            <text:p text:style-name="P1"><text:span text:style-name="T6">992. </text:span><text:span text:style-name="T3"><text:s/>The Stabilisation Unit review reported that while all PRTs in Iraq were constrained </text:span></text:p>
          </draw:text-box>
        </draw:frame>
        <draw:frame draw:style-name="gr1" draw:text-style-name="P2" draw:layer="layout" svg:width="16.089cm" svg:height="0.475cm" svg:x="2.2cm" svg:y="9.884cm">
          <draw:text-box>
            <text:p text:style-name="P1"><text:span text:style-name="T3">by insecurity and a lack of Iraqi capacity, the Basra PRT faced a number of additional </text:span></text:p>
          </draw:text-box>
        </draw:frame>
        <draw:frame draw:style-name="gr1" draw:text-style-name="P2" draw:layer="layout" svg:width="2.153cm" svg:height="0.475cm" svg:x="2.2cm" svg:y="10.448cm">
          <draw:text-box>
            <text:p text:style-name="P1"><text:span text:style-name="T3">challenges:</text:span></text:p>
          </draw:text-box>
        </draw:frame>
        <draw:frame draw:style-name="gr1" draw:text-style-name="P2" draw:layer="layout" svg:width="15.645cm" svg:height="0.475cm" svg:x="2.95cm" svg:y="11.363cm">
          <draw:text-box>
            <text:p text:style-name="P1"><text:span text:style-name="T3">“… </text:span><text:span text:style-name="T3">a part-time leader since January 2007, a dysfunctional structural legacy, limited </text:span></text:p>
          </draw:text-box>
        </draw:frame>
        <draw:frame draw:style-name="gr1" draw:text-style-name="P2" draw:layer="layout" svg:width="15.814cm" svg:height="0.475cm" svg:x="2.95cm" svg:y="11.927cm">
          <draw:text-box>
            <text:p text:style-name="P1"><text:span text:style-name="T3">resources, and an absence of a long-term strategy due to uncertainty over its future </text:span></text:p>
          </draw:text-box>
        </draw:frame>
        <draw:frame draw:style-name="gr1" draw:text-style-name="P2" draw:layer="layout" svg:width="6.94cm" svg:height="0.475cm" svg:x="2.95cm" svg:y="12.492cm">
          <draw:text-box>
            <text:p text:style-name="P1"><text:span text:style-name="T3">ever since its creation in April 2006.” </text:span></text:p>
          </draw:text-box>
        </draw:frame>
        <draw:frame draw:style-name="gr1" draw:text-style-name="P2" draw:layer="layout" svg:width="15.716cm" svg:height="0.475cm" svg:x="2.2cm" svg:y="13.406cm">
          <draw:text-box>
            <text:p text:style-name="P1"><text:span text:style-name="T6">993. </text:span><text:span text:style-name="T3"><text:s/>Given those constraints, the Basra PRT had performed well in some areas, in </text:span></text:p>
          </draw:text-box>
        </draw:frame>
        <draw:frame draw:style-name="gr1" draw:text-style-name="P2" draw:layer="layout" svg:width="15.339cm" svg:height="0.475cm" svg:x="2.2cm" svg:y="13.971cm">
          <draw:text-box>
            <text:p text:style-name="P1"><text:span text:style-name="T3">particular in securing Provincial Council ownership of the Provincial Development </text:span></text:p>
          </draw:text-box>
        </draw:frame>
        <draw:frame draw:style-name="gr1" draw:text-style-name="P2" draw:layer="layout" svg:width="15.987cm" svg:height="0.475cm" svg:x="2.2cm" svg:y="14.535cm">
          <draw:text-box>
            <text:p text:style-name="P1"><text:span text:style-name="T3">Strategy and building Iraqi capacity on budget planning and execution. The PRT had </text:span></text:p>
          </draw:text-box>
        </draw:frame>
        <draw:frame draw:style-name="gr1" draw:text-style-name="P2" draw:layer="layout" svg:width="15.737cm" svg:height="0.475cm" svg:x="2.2cm" svg:y="15.1cm">
          <draw:text-box>
            <text:p text:style-name="P1"><text:span text:style-name="T3">also responded well to reconfigure itself to support Mr Brown’s economic initiatives. </text:span></text:p>
          </draw:text-box>
        </draw:frame>
        <draw:frame draw:style-name="gr1" draw:text-style-name="P2" draw:layer="layout" svg:width="15.051cm" svg:height="0.475cm" svg:x="2.2cm" svg:y="16.014cm">
          <draw:text-box>
            <text:p text:style-name="P1"><text:span text:style-name="T6">994. </text:span><text:span text:style-name="T3"><text:s/>It was, however, clear that the PRT was not performing as well as it could. </text:span></text:p>
          </draw:text-box>
        </draw:frame>
        <draw:frame draw:style-name="gr1" draw:text-style-name="P2" draw:layer="layout" svg:width="15.352cm" svg:height="0.475cm" svg:x="2.2cm" svg:y="16.578cm">
          <draw:text-box>
            <text:p text:style-name="P1"><text:span text:style-name="T3">It also needed to respond to the priorities set out in Mr Brown’s 22 July statement </text:span></text:p>
          </draw:text-box>
        </draw:frame>
        <draw:frame draw:style-name="gr1" draw:text-style-name="P2" draw:layer="layout" svg:width="2.741cm" svg:height="0.475cm" svg:x="2.2cm" svg:y="17.143cm">
          <draw:text-box>
            <text:p text:style-name="P1"><text:span text:style-name="T3">to Parliament. </text:span></text:p>
          </draw:text-box>
        </draw:frame>
        <draw:frame draw:style-name="gr1" draw:text-style-name="P2" draw:layer="layout" svg:width="16.131cm" svg:height="0.475cm" svg:x="2.2cm" svg:y="18.057cm">
          <draw:text-box>
            <text:p text:style-name="P1"><text:span text:style-name="T6">995. </text:span><text:span text:style-name="T3"><text:s/>The Stabilisation Unit made 26 recommendations, of which one was highlighted </text:span></text:p>
          </draw:text-box>
        </draw:frame>
        <draw:frame draw:style-name="gr1" draw:text-style-name="P2" draw:layer="layout" svg:width="15.894cm" svg:height="0.475cm" svg:x="2.2cm" svg:y="18.622cm">
          <draw:text-box>
            <text:p text:style-name="P1"><text:span text:style-name="T3">in the review’s Executive Summary: the appointment of a full-time Head for the PRT. </text:span></text:p>
          </draw:text-box>
        </draw:frame>
        <draw:frame draw:style-name="gr1" draw:text-style-name="P2" draw:layer="layout" svg:width="15.179cm" svg:height="0.475cm" svg:x="2.2cm" svg:y="19.186cm">
          <draw:text-box>
            <text:p text:style-name="P1"><text:span text:style-name="T3">The Stabilisation Unit assessed that while the decision in 2007 to double-hat the </text:span></text:p>
          </draw:text-box>
        </draw:frame>
        <draw:frame draw:style-name="gr1" draw:text-style-name="P2" draw:layer="layout" svg:width="15.991cm" svg:height="0.475cm" svg:x="2.2cm" svg:y="19.751cm">
          <draw:text-box>
            <text:p text:style-name="P1"><text:span text:style-name="T3">Deputy Consul General as the Head of the PRT had been reasonable, the increased </text:span></text:p>
          </draw:text-box>
        </draw:frame>
        <draw:frame draw:style-name="gr1" draw:text-style-name="P2" draw:layer="layout" svg:width="15.653cm" svg:height="0.475cm" svg:x="2.2cm" svg:y="20.315cm">
          <draw:text-box>
            <text:p text:style-name="P1"><text:span text:style-name="T3">expectations on the PRT in the light of the improved security situation and from the </text:span></text:p>
          </draw:text-box>
        </draw:frame>
        <draw:frame draw:style-name="gr1" draw:text-style-name="P2" draw:layer="layout" svg:width="15.949cm" svg:height="0.475cm" svg:x="2.2cm" svg:y="20.88cm">
          <draw:text-box>
            <text:p text:style-name="P1"><text:span text:style-name="T3">US, and the increased willingness of Iraqi citizens to meet members of the PRT both </text:span></text:p>
          </draw:text-box>
        </draw:frame>
        <draw:frame draw:style-name="gr1" draw:text-style-name="P2" draw:layer="layout" svg:width="16.127cm" svg:height="0.475cm" svg:x="2.2cm" svg:y="21.444cm">
          <draw:text-box>
            <text:p text:style-name="P1"><text:span text:style-name="T3">on and off Basra Air Station, meant that “the PRT and PRT Head … could and should </text:span></text:p>
          </draw:text-box>
        </draw:frame>
        <draw:frame draw:style-name="gr1" draw:text-style-name="P2" draw:layer="layout" svg:width="15.784cm" svg:height="0.475cm" svg:x="2.2cm" svg:y="22.008cm">
          <draw:text-box>
            <text:p text:style-name="P1"><text:span text:style-name="T3">be busier”. The double-hatting arrangement had led the US to express concern that </text:span></text:p>
          </draw:text-box>
        </draw:frame>
        <draw:frame draw:style-name="gr1" draw:text-style-name="P2" draw:layer="layout" svg:width="15.729cm" svg:height="0.475cm" svg:x="2.2cm" svg:y="22.573cm">
          <draw:text-box>
            <text:p text:style-name="P1"><text:span text:style-name="T3">the UK did not attach sufficient importance to the Basra PRT, and that the PRT was </text:span></text:p>
          </draw:text-box>
        </draw:frame>
        <draw:frame draw:style-name="gr1" draw:text-style-name="P2" draw:layer="layout" svg:width="16.178cm" svg:height="0.475cm" svg:x="2.2cm" svg:y="23.137cm">
          <draw:text-box>
            <text:p text:style-name="P1"><text:span text:style-name="T3">too concerned with delivering UK as opposed to coalition goals. The Stabilisation Unit </text:span></text:p>
          </draw:text-box>
        </draw:frame>
        <draw:frame draw:style-name="gr1" draw:text-style-name="P2" draw:layer="layout" svg:width="10.615cm" svg:height="0.475cm" svg:x="2.2cm" svg:y="23.702cm">
          <draw:text-box>
            <text:p text:style-name="P1"><text:span text:style-name="T3">concluded that the arrangement was no longer credible. </text:span></text:p>
          </draw:text-box>
        </draw:frame>
        <draw:frame draw:style-name="gr1" draw:text-style-name="P2" draw:layer="layout" svg:width="16.025cm" svg:height="0.475cm" svg:x="2.2cm" svg:y="24.616cm">
          <draw:text-box>
            <text:p text:style-name="P1"><text:span text:style-name="T6">996. </text:span><text:span text:style-name="T3"><text:s/>Maj Gen Salmon reported on 7 September that, together with Mr Haywood and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5cm" svg:y1="27.137cm" svg:x2="18.169cm" svg:y2="27.137cm">
          <text:p/>
        </draw:line>
        <draw:frame draw:style-name="gr1" draw:text-style-name="P2" draw:layer="layout" svg:width="16.152cm" svg:height="0.475cm" svg:x="2.2cm" svg:y="25.181cm">
          <draw:text-box>
            <text:p text:style-name="P1"><text:span text:style-name="T3">the Head of the PRT, he had launched a re-orientated reconstruction programme with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82 </text:span></text:p>
          </draw:text-box>
        </draw:frame>
        <draw:frame draw:style-name="gr4" draw:text-style-name="P5" draw:layer="layout" svg:width="15.525cm" svg:height="0.395cm" svg:x="2.646cm" svg:y="26.781cm">
          <draw:text-box>
            <text:p text:style-name="P1"><text:span text:style-name="T5">Report Stabilisation Unit, 3 September 2008, ‘Review of the Basra Provincial Reconstruction Team’.</text:span><text:span text:style-name="T11"> </text:span></text:p>
          </draw:text-box>
        </draw:frame>
      </draw:page>
      <draw:page draw:name="page1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8</text:span></text:p>
          </draw:text-box>
        </draw:frame>
        <draw:frame draw:style-name="gr1" draw:text-style-name="P2" draw:layer="layout" svg:width="15.962cm" svg:height="0.475cm" svg:x="2.2cm" svg:y="2.525cm">
          <draw:text-box>
            <text:p text:style-name="P1"><text:span text:style-name="T3">an initial focus on electricity, water, rubbish and sewage, designed to deliver tangible </text:span></text:p>
          </draw:text-box>
        </draw:frame>
        <draw:frame draw:style-name="gr1" draw:text-style-name="P2" draw:layer="layout" svg:width="9.726cm" svg:height="0.475cm" svg:x="2.2cm" svg:y="3.09cm">
          <draw:text-box>
            <text:p text:style-name="P1"><text:span text:style-name="T3">improvements in essential services and create jobs.</text:span></text:p>
          </draw:text-box>
        </draw:frame>
        <draw:frame draw:style-name="gr5" draw:text-style-name="P6" draw:layer="layout" svg:width="0.408cm" svg:height="0.276cm" svg:x="11.894cm" svg:y="3.108cm">
          <draw:text-box>
            <text:p text:style-name="P1"><text:span text:style-name="T8">583</text:span></text:p>
          </draw:text-box>
        </draw:frame>
        <draw:frame draw:style-name="gr1" draw:text-style-name="P2" draw:layer="layout" svg:width="6.327cm" svg:height="0.475cm" svg:x="12.306cm" svg:y="3.09cm">
          <draw:text-box>
            <text:p text:style-name="P1"><text:span text:style-name="T3"><text:s/></text:span><text:span text:style-name="T3">Resources would come from the </text:span></text:p>
          </draw:text-box>
        </draw:frame>
        <draw:frame draw:style-name="gr1" draw:text-style-name="P2" draw:layer="layout" svg:width="16.639cm" svg:height="0.475cm" svg:x="2.2cm" svg:y="3.654cm">
          <draw:text-box>
            <text:p text:style-name="P1"><text:span text:style-name="T3">US CMOC and the PRT, and delivery would be through task-based Joint Reconstruction </text:span></text:p>
          </draw:text-box>
        </draw:frame>
        <draw:frame draw:style-name="gr1" draw:text-style-name="P2" draw:layer="layout" svg:width="16.563cm" svg:height="0.475cm" svg:x="2.2cm" svg:y="4.218cm">
          <draw:text-box>
            <text:p text:style-name="P1"><text:span text:style-name="T3">Action Teams (JRATs). The JRATs would be under joint civilian-military leadership (each </text:span></text:p>
          </draw:text-box>
        </draw:frame>
        <draw:frame draw:style-name="gr1" draw:text-style-name="P2" draw:layer="layout" svg:width="16.368cm" svg:height="0.475cm" svg:x="2.2cm" svg:y="4.783cm">
          <draw:text-box>
            <text:p text:style-name="P1"><text:span text:style-name="T3">having a military head and civilian deputy head or vice versa), and would work with the </text:span></text:p>
          </draw:text-box>
        </draw:frame>
        <draw:frame draw:style-name="gr1" draw:text-style-name="P2" draw:layer="layout" svg:width="5.412cm" svg:height="0.475cm" svg:x="2.2cm" svg:y="5.347cm">
          <draw:text-box>
            <text:p text:style-name="P1"><text:span text:style-name="T3">appropriate Iraqi authorities. </text:span></text:p>
          </draw:text-box>
        </draw:frame>
        <draw:frame draw:style-name="gr1" draw:text-style-name="P2" draw:layer="layout" svg:width="16.808cm" svg:height="0.475cm" svg:x="2.2cm" svg:y="6.262cm">
          <draw:text-box>
            <text:p text:style-name="P1"><text:span text:style-name="T6">997. </text:span><text:span text:style-name="T3"><text:s/>Mr Keith MacKiggan arrived in Basra in late September 2008 to take up post as the </text:span></text:p>
          </draw:text-box>
        </draw:frame>
        <draw:frame draw:style-name="gr1" draw:text-style-name="P2" draw:layer="layout" svg:width="4.455cm" svg:height="0.475cm" svg:x="2.2cm" svg:y="6.826cm">
          <draw:text-box>
            <text:p text:style-name="P1"><text:span text:style-name="T3">Head of the Basra PRT.</text:span></text:p>
          </draw:text-box>
        </draw:frame>
        <draw:frame draw:style-name="gr5" draw:text-style-name="P6" draw:layer="layout" svg:width="0.408cm" svg:height="0.276cm" svg:x="6.64cm" svg:y="6.845cm">
          <draw:text-box>
            <text:p text:style-name="P1"><text:span text:style-name="T8">584</text:span></text:p>
          </draw:text-box>
        </draw:frame>
        <draw:frame draw:style-name="gr1" draw:text-style-name="P2" draw:layer="layout" svg:width="11.534cm" svg:height="0.475cm" svg:x="7.051cm" svg:y="6.826cm">
          <draw:text-box>
            <text:p text:style-name="P1"><text:span text:style-name="T3"><text:s/></text:span><text:span text:style-name="T3">His arrival signalled the end of the practice of double-hatting </text:span></text:p>
          </draw:text-box>
        </draw:frame>
        <draw:frame draw:style-name="gr1" draw:text-style-name="P2" draw:layer="layout" svg:width="15.657cm" svg:height="0.475cm" svg:x="2.2cm" svg:y="7.391cm">
          <draw:text-box>
            <text:p text:style-name="P1"><text:span text:style-name="T3">the Head of the PRT and the Deputy Consul General. He described the situation in </text:span></text:p>
          </draw:text-box>
        </draw:frame>
        <draw:frame draw:style-name="gr1" draw:text-style-name="P2" draw:layer="layout" svg:width="3.571cm" svg:height="0.475cm" svg:x="2.2cm" svg:y="7.955cm">
          <draw:text-box>
            <text:p text:style-name="P1"><text:span text:style-name="T3">Basra at that time: </text:span></text:p>
          </draw:text-box>
        </draw:frame>
        <draw:frame draw:style-name="gr1" draw:text-style-name="P2" draw:layer="layout" svg:width="13.35cm" svg:height="0.475cm" svg:x="2.95cm" svg:y="8.87cm">
          <draw:text-box>
            <text:p text:style-name="P1"><text:span text:style-name="T3">“</text:span><text:span text:style-name="T3">We were able to get out to meet … clients, NGOs, officials in the local </text:span></text:p>
          </draw:text-box>
        </draw:frame>
        <draw:frame draw:style-name="gr1" draw:text-style-name="P2" draw:layer="layout" svg:width="15.369cm" svg:height="0.475cm" svg:x="2.95cm" svg:y="9.434cm">
          <draw:text-box>
            <text:p text:style-name="P1"><text:span text:style-name="T3">administration, local businesses and so on. Equally importantly, they were able to </text:span></text:p>
          </draw:text-box>
        </draw:frame>
        <draw:frame draw:style-name="gr1" draw:text-style-name="P2" draw:layer="layout" svg:width="15.606cm" svg:height="0.475cm" svg:x="2.95cm" svg:y="9.998cm">
          <draw:text-box>
            <text:p text:style-name="P1"><text:span text:style-name="T3">come and visit us because they no longer felt the fear they had previously of being </text:span></text:p>
          </draw:text-box>
        </draw:frame>
        <draw:frame draw:style-name="gr1" draw:text-style-name="P2" draw:layer="layout" svg:width="7.766cm" svg:height="0.475cm" svg:x="2.95cm" svg:y="10.563cm">
          <draw:text-box>
            <text:p text:style-name="P1"><text:span text:style-name="T3">associated with the Multi-National Force. </text:span></text:p>
          </draw:text-box>
        </draw:frame>
        <draw:frame draw:style-name="gr1" draw:text-style-name="P2" draw:layer="layout" svg:width="13.71cm" svg:height="0.475cm" svg:x="2.95cm" svg:y="11.477cm">
          <draw:text-box>
            <text:p text:style-name="P1"><text:span text:style-name="T3">“</text:span><text:span text:style-name="T3">It also meant that we could expand our capacity building work, both in a </text:span></text:p>
          </draw:text-box>
        </draw:frame>
        <draw:frame draw:style-name="gr1" draw:text-style-name="P2" draw:layer="layout" svg:width="15.83cm" svg:height="0.475cm" svg:x="2.95cm" svg:y="12.042cm">
          <draw:text-box>
            <text:p text:style-name="P1"><text:span text:style-name="T3">geographical sense and also in a functional sense … we were now much more able </text:span></text:p>
          </draw:text-box>
        </draw:frame>
        <draw:frame draw:style-name="gr1" draw:text-style-name="P2" draw:layer="layout" svg:width="14.95cm" svg:height="0.475cm" svg:x="2.95cm" svg:y="12.606cm">
          <draw:text-box>
            <text:p text:style-name="P1"><text:span text:style-name="T3">to get beyond the city [Basra] to the furthest reaches of the province … and dig </text:span></text:p>
          </draw:text-box>
        </draw:frame>
        <draw:frame draw:style-name="gr1" draw:text-style-name="P2" draw:layer="layout" svg:width="15.661cm" svg:height="0.475cm" svg:x="2.95cm" svg:y="13.171cm">
          <draw:text-box>
            <text:p text:style-name="P1"><text:span text:style-name="T3">below the level of the Provincial Council to the level of the local Councils and really </text:span></text:p>
          </draw:text-box>
        </draw:frame>
        <draw:frame draw:style-name="gr1" draw:text-style-name="P2" draw:layer="layout" svg:width="15.047cm" svg:height="0.475cm" svg:x="2.95cm" svg:y="13.735cm">
          <draw:text-box>
            <text:p text:style-name="P1"><text:span text:style-name="T3">start to stitch the different parts of the governance structures in Basra together.” </text:span></text:p>
          </draw:text-box>
        </draw:frame>
        <draw:frame draw:style-name="gr1" draw:text-style-name="P2" draw:layer="layout" svg:width="16.55cm" svg:height="0.475cm" svg:x="2.2cm" svg:y="14.65cm">
          <draw:text-box>
            <text:p text:style-name="P1"><text:span text:style-name="T6">998. </text:span><text:span text:style-name="T3"><text:s/>In their evidence to the Inquiry, Maj Gen Salmon, Mr Haywood and Mr MacKiggan </text:span></text:p>
          </draw:text-box>
        </draw:frame>
        <draw:frame draw:style-name="gr1" draw:text-style-name="P2" draw:layer="layout" svg:width="14.429cm" svg:height="0.475cm" svg:x="2.2cm" svg:y="15.214cm">
          <draw:text-box>
            <text:p text:style-name="P1"><text:span text:style-name="T3">agreed that the UK effort in Basra was well integrated during their time there.</text:span></text:p>
          </draw:text-box>
        </draw:frame>
        <draw:frame draw:style-name="gr5" draw:text-style-name="P6" draw:layer="layout" svg:width="0.408cm" svg:height="0.276cm" svg:x="16.57cm" svg:y="15.233cm">
          <draw:text-box>
            <text:p text:style-name="P1"><text:span text:style-name="T8">585</text:span></text:p>
          </draw:text-box>
        </draw:frame>
        <draw:frame draw:style-name="gr1" draw:text-style-name="P2" draw:layer="layout" svg:width="16.605cm" svg:height="0.475cm" svg:x="2.2cm" svg:y="16.128cm">
          <draw:text-box>
            <text:p text:style-name="P1"><text:span text:style-name="T6">999. </text:span><text:span text:style-name="T3"><text:s/>Maj Gen Salmon told the Inquiry that that integrated approach had emerged in the </text:span></text:p>
          </draw:text-box>
        </draw:frame>
        <draw:frame draw:style-name="gr1" draw:text-style-name="P2" draw:layer="layout" svg:width="16.707cm" svg:height="0.475cm" svg:x="2.2cm" svg:y="16.693cm">
          <draw:text-box>
            <text:p text:style-name="P1"><text:span text:style-name="T3">context of clear UK objectives (as set out in Mr Brown’s 22 July statement to Parliament) </text:span></text:p>
          </draw:text-box>
        </draw:frame>
        <draw:frame draw:style-name="gr1" draw:text-style-name="P2" draw:layer="layout" svg:width="16.711cm" svg:height="0.475cm" svg:x="2.2cm" svg:y="17.257cm">
          <draw:text-box>
            <text:p text:style-name="P1"><text:span text:style-name="T3">and a timetable for withdrawal, but in the absence of an overall UK strategic plan agreed </text:span></text:p>
          </draw:text-box>
        </draw:frame>
        <draw:frame draw:style-name="gr1" draw:text-style-name="P2" draw:layer="layout" svg:width="1.992cm" svg:height="0.475cm" svg:x="2.2cm" svg:y="17.822cm">
          <draw:text-box>
            <text:p text:style-name="P1"><text:span text:style-name="T3">in London.</text:span></text:p>
          </draw:text-box>
        </draw:frame>
        <draw:frame draw:style-name="gr5" draw:text-style-name="P6" draw:layer="layout" svg:width="0.408cm" svg:height="0.276cm" svg:x="4.177cm" svg:y="17.841cm">
          <draw:text-box>
            <text:p text:style-name="P1"><text:span text:style-name="T8">586</text:span></text:p>
          </draw:text-box>
        </draw:frame>
        <draw:frame draw:style-name="gr1" draw:text-style-name="P2" draw:layer="layout" svg:width="0.422cm" svg:height="0.475cm" svg:x="4.589cm" svg:y="17.8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57cm" svg:height="0.475cm" svg:x="2.2cm" svg:y="18.736cm">
          <draw:text-box>
            <text:p text:style-name="P1"><text:span text:style-name="T6">1000. </text:span><text:span text:style-name="T3"><text:s/>Maj Gen Salmon described how the move to a more integrated approach had </text:span></text:p>
          </draw:text-box>
        </draw:frame>
        <draw:frame draw:style-name="gr1" draw:text-style-name="P2" draw:layer="layout" svg:width="6.475cm" svg:height="0.475cm" svg:x="2.2cm" svg:y="19.301cm">
          <draw:text-box>
            <text:p text:style-name="P1"><text:span text:style-name="T3">been driven by decisions in Basra:</text:span></text:p>
          </draw:text-box>
        </draw:frame>
        <draw:frame draw:style-name="gr1" draw:text-style-name="P2" draw:layer="layout" svg:width="15.479cm" svg:height="0.475cm" svg:x="2.95cm" svg:y="20.215cm">
          <draw:text-box>
            <text:p text:style-name="P1"><text:span text:style-name="T3">“</text:span><text:span text:style-name="T3">Well, we had a set of objectives. There was no comprehensive strategic plan that </text:span></text:p>
          </draw:text-box>
        </draw:frame>
        <draw:frame draw:style-name="gr1" draw:text-style-name="P2" draw:layer="layout" svg:width="15.763cm" svg:height="0.475cm" svg:x="2.95cm" svg:y="20.78cm">
          <draw:text-box>
            <text:p text:style-name="P1"><text:span text:style-name="T3">I ever saw. So what we decided to do – when I say ‘we’, that is the Consul General, </text:span></text:p>
          </draw:text-box>
        </draw:frame>
        <draw:frame draw:style-name="gr1" draw:text-style-name="P2" draw:layer="layout" svg:width="15.801cm" svg:height="0.475cm" svg:x="2.95cm" svg:y="21.344cm">
          <draw:text-box>
            <text:p text:style-name="P1"><text:span text:style-name="T3">the Head of the Provincial Reconstruction Team … and to a certain extent the Head </text:span></text:p>
          </draw:text-box>
        </draw:frame>
        <draw:frame draw:style-name="gr1" draw:text-style-name="P2" draw:layer="layout" svg:width="15.551cm" svg:height="0.475cm" svg:x="2.95cm" svg:y="21.908cm">
          <draw:text-box>
            <text:p text:style-name="P1"><text:span text:style-name="T3">of US Regional Embassy Office … [was] ensure that we had much more collective </text:span></text:p>
          </draw:text-box>
        </draw:frame>
        <draw:frame draw:style-name="gr1" draw:text-style-name="P2" draw:layer="layout" svg:width="12.131cm" svg:height="0.475cm" svg:x="2.95cm" svg:y="22.473cm">
          <draw:text-box>
            <text:p text:style-name="P1"><text:span text:style-name="T3">consensus, joined-up approach, because nobody was in charge.</text:span></text:p>
          </draw:text-box>
        </draw:frame>
        <draw:frame draw:style-name="gr1" draw:text-style-name="P2" draw:layer="layout" svg:width="14.726cm" svg:height="0.475cm" svg:x="2.95cm" svg:y="23.387cm">
          <draw:text-box>
            <text:p text:style-name="P1"><text:span text:style-name="T3">“</text:span><text:span text:style-name="T3">So that was the only way that we could think of working out what the strategy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4.891cm" svg:height="0.475cm" svg:x="2.95cm" svg:y="23.952cm">
          <draw:text-box>
            <text:p text:style-name="P1"><text:span text:style-name="T3">needed to be and how we were going to prosecute that strategy, run it, steer it,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83 </text:span></text:p>
          </draw:text-box>
        </draw:frame>
        <draw:frame draw:style-name="gr4" draw:text-style-name="P5" draw:layer="layout" svg:width="15.06cm" svg:height="0.395cm" svg:x="2.646cm" svg:y="25.511cm">
          <draw:text-box>
            <text:p text:style-name="P1"><text:span text:style-name="T11">Minute Salmon to CJO, 7 September 2008, ‘GOC MND(SE) Weekly Letter – 7 September 2008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584 </text:span></text:p>
          </draw:text-box>
        </draw:frame>
        <draw:frame draw:style-name="gr4" draw:text-style-name="P5" draw:layer="layout" svg:width="7.444cm" svg:height="0.395cm" svg:x="2.646cm" svg:y="25.934cm">
          <draw:text-box>
            <text:p text:style-name="P1"><text:span text:style-name="T11">Public hearing, 7 January 2010, pages 1, 10-11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85 </text:span></text:p>
          </draw:text-box>
        </draw:frame>
        <draw:frame draw:style-name="gr4" draw:text-style-name="P5" draw:layer="layout" svg:width="12.258cm" svg:height="0.395cm" svg:x="2.646cm" svg:y="26.357cm">
          <draw:text-box>
            <text:p text:style-name="P1"><text:span text:style-name="T11">Public hearing, 7 January 2010, page 6; Public hearing, 20 July 2010, page 24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86 </text:span></text:p>
          </draw:text-box>
        </draw:frame>
        <draw:frame draw:style-name="gr4" draw:text-style-name="P5" draw:layer="layout" svg:width="7.131cm" svg:height="0.395cm" svg:x="2.646cm" svg:y="26.781cm">
          <draw:text-box>
            <text:p text:style-name="P1"><text:span text:style-name="T11">Public hearing, 20 July 2010, page 24 and 32.</text:span></text:p>
          </draw:text-box>
        </draw:frame>
      </draw:page>
      <draw:page draw:name="page163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9</text:span></text:p>
          </draw:text-box>
        </draw:frame>
        <draw:frame draw:style-name="gr1" draw:text-style-name="P2" draw:layer="layout" svg:width="15.433cm" svg:height="0.475cm" svg:x="2.95cm" svg:y="2.525cm">
          <draw:text-box>
            <text:p text:style-name="P1"><text:span text:style-name="T3">effectively. So we basically got together and decided that’s what we were going to </text:span></text:p>
          </draw:text-box>
        </draw:frame>
        <draw:frame draw:style-name="gr1" draw:text-style-name="P2" draw:layer="layout" svg:width="5.476cm" svg:height="0.475cm" svg:x="2.95cm" svg:y="3.09cm">
          <draw:text-box>
            <text:p text:style-name="P1"><text:span text:style-name="T3">do and worked it from there.” </text:span></text:p>
          </draw:text-box>
        </draw:frame>
        <draw:frame draw:style-name="gr5" draw:text-style-name="P6" draw:layer="layout" svg:width="0.408cm" svg:height="0.276cm" svg:x="8.397cm" svg:y="3.108cm">
          <draw:text-box>
            <text:p text:style-name="P1"><text:span text:style-name="T8">587</text:span></text:p>
          </draw:text-box>
        </draw:frame>
        <draw:frame draw:style-name="gr1" draw:text-style-name="P2" draw:layer="layout" svg:width="14.975cm" svg:height="0.475cm" svg:x="2.2cm" svg:y="4.004cm">
          <draw:text-box>
            <text:p text:style-name="P1"><text:span text:style-name="T6">1001. </text:span><text:span text:style-name="T3"><text:s/>Maj Gen Salmon told the Inquiry that JRATs were one expression of that </text:span></text:p>
          </draw:text-box>
        </draw:frame>
        <draw:frame draw:style-name="gr1" draw:text-style-name="P2" draw:layer="layout" svg:width="15.852cm" svg:height="0.475cm" svg:x="2.2cm" svg:y="4.568cm">
          <draw:text-box>
            <text:p text:style-name="P1"><text:span text:style-name="T3">integrated approach, combining personnel from the PRT and MND(SE) working to a </text:span></text:p>
          </draw:text-box>
        </draw:frame>
        <draw:frame draw:style-name="gr1" draw:text-style-name="P2" draw:layer="layout" svg:width="2.949cm" svg:height="0.475cm" svg:x="2.2cm" svg:y="5.133cm">
          <draw:text-box>
            <text:p text:style-name="P1"><text:span text:style-name="T3">“</text:span><text:span text:style-name="T3">common plan”.</text:span></text:p>
          </draw:text-box>
        </draw:frame>
        <draw:frame draw:style-name="gr5" draw:text-style-name="P6" draw:layer="layout" svg:width="0.408cm" svg:height="0.276cm" svg:x="5.141cm" svg:y="5.152cm">
          <draw:text-box>
            <text:p text:style-name="P1"><text:span text:style-name="T8">588</text:span></text:p>
          </draw:text-box>
        </draw:frame>
        <draw:frame draw:style-name="gr1" draw:text-style-name="P2" draw:layer="layout" svg:width="0.422cm" svg:height="0.475cm" svg:x="5.553cm" svg:y="5.1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95cm" svg:height="0.475cm" svg:x="2.2cm" svg:y="6.047cm">
          <draw:text-box>
            <text:p text:style-name="P1"><text:span text:style-name="T6">1002. </text:span><text:span text:style-name="T3"><text:s/>Lieutenant General Peter Wall, Deputy Chief of the Defence Staff (Commitments), </text:span></text:p>
          </draw:text-box>
        </draw:frame>
        <draw:frame draw:style-name="gr1" draw:text-style-name="P2" draw:layer="layout" svg:width="15.687cm" svg:height="0.475cm" svg:x="2.2cm" svg:y="6.612cm">
          <draw:text-box>
            <text:p text:style-name="P1"><text:span text:style-name="T3">updated the 11 September meeting of the ISG on the emerging plan for UK military </text:span></text:p>
          </draw:text-box>
        </draw:frame>
        <draw:frame draw:style-name="gr1" draw:text-style-name="P2" draw:layer="layout" svg:width="10.962cm" svg:height="0.475cm" svg:x="2.2cm" svg:y="7.176cm">
          <draw:text-box>
            <text:p text:style-name="P1"><text:span text:style-name="T3">drawdown and transition to US command in southern Iraq.</text:span></text:p>
          </draw:text-box>
        </draw:frame>
        <draw:frame draw:style-name="gr5" draw:text-style-name="P6" draw:layer="layout" svg:width="0.408cm" svg:height="0.276cm" svg:x="13.118cm" svg:y="7.195cm">
          <draw:text-box>
            <text:p text:style-name="P1"><text:span text:style-name="T8">589</text:span></text:p>
          </draw:text-box>
        </draw:frame>
        <draw:frame draw:style-name="gr1" draw:text-style-name="P2" draw:layer="layout" svg:width="2.509cm" svg:height="0.475cm" svg:x="13.53cm" svg:y="7.176cm">
          <draw:text-box>
            <text:p text:style-name="P1"><text:span text:style-name="T3"><text:s/></text:span><text:span text:style-name="T3">He said that:</text:span></text:p>
          </draw:text-box>
        </draw:frame>
        <draw:frame draw:style-name="gr3" draw:text-style-name="P4" draw:layer="layout" svg:width="0.634cm" svg:height="0.712cm" svg:x="2.95cm" svg:y="7.9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17cm" svg:height="0.475cm" svg:x="3.7cm" svg:y="8.091cm">
          <draw:text-box>
            <text:p text:style-name="P1"><text:span text:style-name="T3">At the end of November 2008, command of Maysan, Muthanna and Dhi-Qar </text:span></text:p>
          </draw:text-box>
        </draw:frame>
        <draw:frame draw:style-name="gr1" draw:text-style-name="P2" draw:layer="layout" svg:width="13.456cm" svg:height="0.475cm" svg:x="3.7cm" svg:y="8.655cm">
          <draw:text-box>
            <text:p text:style-name="P1"><text:span text:style-name="T3">provinces would transfer to an expanded MND(C), under US command.</text:span></text:p>
          </draw:text-box>
        </draw:frame>
        <draw:frame draw:style-name="gr3" draw:text-style-name="P4" draw:layer="layout" svg:width="0.634cm" svg:height="0.712cm" svg:x="2.95cm" svg:y="9.1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14cm" svg:height="0.475cm" svg:x="3.7cm" svg:y="9.32cm">
          <draw:text-box>
            <text:p text:style-name="P1"><text:span text:style-name="T3">At the end of March 2009, command of Basra would transfer to a new </text:span></text:p>
          </draw:text-box>
        </draw:frame>
        <draw:frame draw:style-name="gr1" draw:text-style-name="P2" draw:layer="layout" svg:width="13.481cm" svg:height="0.475cm" svg:x="3.7cm" svg:y="9.884cm">
          <draw:text-box>
            <text:p text:style-name="P1"><text:span text:style-name="T3">Basra-based US division, bringing UK forces there under US command.</text:span></text:p>
          </draw:text-box>
        </draw:frame>
        <draw:frame draw:style-name="gr3" draw:text-style-name="P4" draw:layer="layout" svg:width="0.634cm" svg:height="0.712cm" svg:x="2.95cm" svg:y="10.3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672cm" svg:height="0.475cm" svg:x="3.7cm" svg:y="10.548cm">
          <draw:text-box>
            <text:p text:style-name="P1"><text:span text:style-name="T3">At the start of May 2009, US forces would begin to deploy to Basra.</text:span></text:p>
          </draw:text-box>
        </draw:frame>
        <draw:frame draw:style-name="gr3" draw:text-style-name="P4" draw:layer="layout" svg:width="0.634cm" svg:height="0.712cm" svg:x="2.95cm" svg:y="11.0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877cm" svg:height="0.475cm" svg:x="3.7cm" svg:y="11.213cm">
          <draw:text-box>
            <text:p text:style-name="P1"><text:span text:style-name="T3">By the end of June 2009, the UK departure would be complete.</text:span></text:p>
          </draw:text-box>
        </draw:frame>
        <draw:frame draw:style-name="gr1" draw:text-style-name="P2" draw:layer="layout" svg:width="15.271cm" svg:height="0.475cm" svg:x="2.2cm" svg:y="12.127cm">
          <draw:text-box>
            <text:p text:style-name="P1"><text:span text:style-name="T6">1003. </text:span><text:span text:style-name="T3"><text:s/>Mr Brown and Mr Browne met the Chiefs of Staff and Sir Bill Jeffrey, MOD </text:span></text:p>
          </draw:text-box>
        </draw:frame>
        <draw:frame draw:style-name="gr1" draw:text-style-name="P2" draw:layer="layout" svg:width="7.575cm" svg:height="0.475cm" svg:x="2.2cm" svg:y="12.692cm">
          <draw:text-box>
            <text:p text:style-name="P1"><text:span text:style-name="T3">Permanent Secretary, on 18 September.</text:span></text:p>
          </draw:text-box>
        </draw:frame>
        <draw:frame draw:style-name="gr5" draw:text-style-name="P6" draw:layer="layout" svg:width="0.408cm" svg:height="0.276cm" svg:x="9.746cm" svg:y="12.711cm">
          <draw:text-box>
            <text:p text:style-name="P1"><text:span text:style-name="T8">590</text:span></text:p>
          </draw:text-box>
        </draw:frame>
        <draw:frame draw:style-name="gr1" draw:text-style-name="P2" draw:layer="layout" svg:width="7.457cm" svg:height="0.475cm" svg:x="10.158cm" svg:y="12.692cm">
          <draw:text-box>
            <text:p text:style-name="P1"><text:span text:style-name="T3"><text:s/></text:span><text:span text:style-name="T3">ACM Stirrup reported that “remarkable </text:span></text:p>
          </draw:text-box>
        </draw:frame>
        <draw:frame draw:style-name="gr1" draw:text-style-name="P2" draw:layer="layout" svg:width="15.957cm" svg:height="0.475cm" svg:x="2.2cm" svg:y="13.256cm">
          <draw:text-box>
            <text:p text:style-name="P1"><text:span text:style-name="T3">progress” had been made in Iraq over the past 18 months, though it was “fragile and </text:span></text:p>
          </draw:text-box>
        </draw:frame>
        <draw:frame draw:style-name="gr1" draw:text-style-name="P2" draw:layer="layout" svg:width="13.65cm" svg:height="0.475cm" svg:x="2.2cm" svg:y="13.821cm">
          <draw:text-box>
            <text:p text:style-name="P1"><text:span text:style-name="T3">reversible”. In the South, the biggest risk was stalled economic progress.</text:span></text:p>
          </draw:text-box>
        </draw:frame>
        <draw:frame draw:style-name="gr1" draw:text-style-name="P2" draw:layer="layout" svg:width="15.221cm" svg:height="0.475cm" svg:x="2.2cm" svg:y="14.735cm">
          <draw:text-box>
            <text:p text:style-name="P1"><text:span text:style-name="T6">1004. </text:span><text:span text:style-name="T3"><text:s/>Mr Brown said that it would be important to have projects that helped with </text:span></text:p>
          </draw:text-box>
        </draw:frame>
        <draw:frame draw:style-name="gr1" draw:text-style-name="P2" draw:layer="layout" svg:width="16.402cm" svg:height="0.475cm" svg:x="2.2cm" svg:y="15.3cm">
          <draw:text-box>
            <text:p text:style-name="P1"><text:span text:style-name="T3">employment in place before the UK left Basra, and to establish a UKTI presence there. </text:span></text:p>
          </draw:text-box>
        </draw:frame>
        <draw:frame draw:style-name="gr1" draw:text-style-name="P2" draw:layer="layout" svg:width="11.551cm" svg:height="0.475cm" svg:x="2.2cm" svg:y="15.864cm">
          <draw:text-box>
            <text:p text:style-name="P1"><text:span text:style-name="T3">The main obstacle was not security but the business climate. </text:span></text:p>
          </draw:text-box>
        </draw:frame>
        <draw:frame draw:style-name="gr2" draw:text-style-name="P3" draw:layer="layout" svg:width="14.002cm" svg:height="0.628cm" svg:x="2.2cm" svg:y="16.892cm">
          <draw:text-box>
            <text:p text:style-name="P1"><text:span text:style-name="T2">Transition to a normal bilateral relationship with Iraq</text:span></text:p>
          </draw:text-box>
        </draw:frame>
        <draw:frame draw:style-name="gr1" draw:text-style-name="P2" draw:layer="layout" svg:width="12.122cm" svg:height="0.475cm" svg:x="2.2cm" svg:y="17.784cm">
          <draw:text-box>
            <text:p text:style-name="P1"><text:span text:style-name="T6">1005. </text:span><text:span text:style-name="T3"><text:s/>Mr Alexander visited Baghdad and Basra on 6 November.</text:span></text:p>
          </draw:text-box>
        </draw:frame>
        <draw:frame draw:style-name="gr5" draw:text-style-name="P6" draw:layer="layout" svg:width="0.408cm" svg:height="0.276cm" svg:x="14.249cm" svg:y="17.803cm">
          <draw:text-box>
            <text:p text:style-name="P1"><text:span text:style-name="T8">591</text:span></text:p>
          </draw:text-box>
        </draw:frame>
        <draw:frame draw:style-name="gr1" draw:text-style-name="P2" draw:layer="layout" svg:width="4.13cm" svg:height="0.475cm" svg:x="14.661cm" svg:y="17.784cm">
          <draw:text-box>
            <text:p text:style-name="P1"><text:span text:style-name="T3"><text:s/></text:span><text:span text:style-name="T3">The British Embassy </text:span></text:p>
          </draw:text-box>
        </draw:frame>
        <draw:frame draw:style-name="gr1" draw:text-style-name="P2" draw:layer="layout" svg:width="15.648cm" svg:height="0.475cm" svg:x="2.2cm" svg:y="18.348cm">
          <draw:text-box>
            <text:p text:style-name="P1"><text:span text:style-name="T3">Baghdad reported that, in his meeting with Mr Alexander, Prime Minister Maliki had </text:span></text:p>
          </draw:text-box>
        </draw:frame>
        <draw:frame draw:style-name="gr1" draw:text-style-name="P2" draw:layer="layout" svg:width="15.873cm" svg:height="0.475cm" svg:x="2.2cm" svg:y="18.913cm">
          <draw:text-box>
            <text:p text:style-name="P1"><text:span text:style-name="T3">continued to insist that the UK had done little for Basra, and questioned whether the </text:span></text:p>
          </draw:text-box>
        </draw:frame>
        <draw:frame draw:style-name="gr1" draw:text-style-name="P2" draw:layer="layout" svg:width="15.504cm" svg:height="0.475cm" svg:x="2.2cm" svg:y="19.477cm">
          <draw:text-box>
            <text:p text:style-name="P1"><text:span text:style-name="T3">Basra Development Forum had led to any tangible progress. Prime Minister Maliki </text:span></text:p>
          </draw:text-box>
        </draw:frame>
        <draw:frame draw:style-name="gr1" draw:text-style-name="P2" draw:layer="layout" svg:width="15.661cm" svg:height="0.475cm" svg:x="2.2cm" svg:y="20.042cm">
          <draw:text-box>
            <text:p text:style-name="P1"><text:span text:style-name="T3">welcomed Mr Alexander’s assurances that the UK wanted to move towards a more </text:span></text:p>
          </draw:text-box>
        </draw:frame>
        <draw:frame draw:style-name="gr1" draw:text-style-name="P2" draw:layer="layout" svg:width="15.983cm" svg:height="0.475cm" svg:x="2.2cm" svg:y="20.606cm">
          <draw:text-box>
            <text:p text:style-name="P1"><text:span text:style-name="T3">normal bilateral relationship including closer economic, cultural and educational links.</text:span></text:p>
          </draw:text-box>
        </draw:frame>
        <draw:frame draw:style-name="gr1" draw:text-style-name="P2" draw:layer="layout" svg:width="16.071cm" svg:height="0.475cm" svg:x="2.2cm" svg:y="21.521cm">
          <draw:text-box>
            <text:p text:style-name="P1"><text:span text:style-name="T6">1006. </text:span><text:span text:style-name="T3"><text:s/>Mr Alexander also met Ambassador Crocker. The two men agreed that the US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16.783cm" svg:height="0.475cm" svg:x="2.2cm" svg:y="22.085cm">
          <draw:text-box>
            <text:p text:style-name="P1"><text:span text:style-name="T3">would take over the leadership of the Basra PRT as part of the UK/US transition in Basra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587 </text:span></text:p>
          </draw:text-box>
        </draw:frame>
        <draw:frame draw:style-name="gr4" draw:text-style-name="P5" draw:layer="layout" svg:width="6.648cm" svg:height="0.395cm" svg:x="2.646cm" svg:y="23.817cm">
          <draw:text-box>
            <text:p text:style-name="P1"><text:span text:style-name="T11">Public hearing, 20 July 2010, pages 27-28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588 </text:span></text:p>
          </draw:text-box>
        </draw:frame>
        <draw:frame draw:style-name="gr4" draw:text-style-name="P5" draw:layer="layout" svg:width="6.648cm" svg:height="0.395cm" svg:x="2.646cm" svg:y="24.241cm">
          <draw:text-box>
            <text:p text:style-name="P1"><text:span text:style-name="T11">Public hearing, 20 July 2010, pages 34-35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589 </text:span></text:p>
          </draw:text-box>
        </draw:frame>
        <draw:frame draw:style-name="gr4" draw:text-style-name="P5" draw:layer="layout" svg:width="14.48cm" svg:height="0.395cm" svg:x="2.646cm" svg:y="24.664cm">
          <draw:text-box>
            <text:p text:style-name="P1"><text:span text:style-name="T11">Minute Cabinet Office [junior official] to McDonald, 15 September 2008, ‘Iraq Strategy Group, </text:span></text:p>
          </draw:text-box>
        </draw:frame>
        <draw:frame draw:style-name="gr4" draw:text-style-name="P5" draw:layer="layout" svg:width="2.457cm" svg:height="0.395cm" svg:x="2.2cm" svg:y="25.087cm">
          <draw:text-box>
            <text:p text:style-name="P1"><text:span text:style-name="T11">11 September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90 </text:span></text:p>
          </draw:text-box>
        </draw:frame>
        <draw:frame draw:style-name="gr4" draw:text-style-name="P5" draw:layer="layout" svg:width="14.891cm" svg:height="0.395cm" svg:x="2.646cm" svg:y="25.511cm">
          <draw:text-box>
            <text:p text:style-name="P1"><text:span text:style-name="T11">Letter Catsaras to Rimmer, 18 September 2008, ‘Prime Minister’s Meeting with Defence Chiefs, </text:span></text:p>
          </draw:text-box>
        </draw:frame>
        <draw:frame draw:style-name="gr4" draw:text-style-name="P5" draw:layer="layout" svg:width="2.483cm" svg:height="0.395cm" svg:x="2.2cm" svg:y="25.934cm">
          <draw:text-box>
            <text:p text:style-name="P1"><text:span text:style-name="T11">18 September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91 </text:span></text:p>
          </draw:text-box>
        </draw:frame>
        <draw:frame draw:style-name="gr4" draw:text-style-name="P5" draw:layer="layout" svg:width="15.492cm" svg:height="0.395cm" svg:x="2.646cm" svg:y="26.357cm">
          <draw:text-box>
            <text:p text:style-name="P1"><text:span text:style-name="T11">eGram 45112/08 Baghdad to FCO London, 12 November 2008, ‘Iraq: Visit by Secretary of State for </text:span></text:p>
          </draw:text-box>
        </draw:frame>
        <draw:frame draw:style-name="gr4" draw:text-style-name="P5" draw:layer="layout" svg:width="10.065cm" svg:height="0.395cm" svg:x="2.2cm" svg:y="26.781cm">
          <draw:text-box>
            <text:p text:style-name="P1"><text:span text:style-name="T11">International Development to Baghdad and Basra, 6 November’. </text:span></text:p>
          </draw:text-box>
        </draw:frame>
      </draw:page>
      <draw:page draw:name="page1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0</text:span></text:p>
          </draw:text-box>
        </draw:frame>
        <draw:frame draw:style-name="gr1" draw:text-style-name="P2" draw:layer="layout" svg:width="16.584cm" svg:height="0.475cm" svg:x="2.2cm" svg:y="2.525cm">
          <draw:text-box>
            <text:p text:style-name="P1"><text:span text:style-name="T3">in 2009. Ambassador Crocker said that the US would value some continued UK support </text:span></text:p>
          </draw:text-box>
        </draw:frame>
        <draw:frame draw:style-name="gr1" draw:text-style-name="P2" draw:layer="layout" svg:width="3.245cm" svg:height="0.475cm" svg:x="2.2cm" svg:y="3.09cm">
          <draw:text-box>
            <text:p text:style-name="P1"><text:span text:style-name="T3">in a US-led PRT. </text:span></text:p>
          </draw:text-box>
        </draw:frame>
        <draw:frame draw:style-name="gr1" draw:text-style-name="P2" draw:layer="layout" svg:width="16.385cm" svg:height="0.475cm" svg:x="2.2cm" svg:y="4.004cm">
          <draw:text-box>
            <text:p text:style-name="P1"><text:span text:style-name="T6">1007. </text:span><text:span text:style-name="T3"><text:s/>Mr Alexander and Ambassador Crocker also agreed that the World Bank should </text:span></text:p>
          </draw:text-box>
        </draw:frame>
        <draw:frame draw:style-name="gr1" draw:text-style-name="P2" draw:layer="layout" svg:width="12.266cm" svg:height="0.475cm" svg:x="2.2cm" svg:y="4.568cm">
          <draw:text-box>
            <text:p text:style-name="P1"><text:span text:style-name="T3">be lobbied “at the highest levels” to increase its presence in Iraq. </text:span></text:p>
          </draw:text-box>
        </draw:frame>
        <draw:frame draw:style-name="gr1" draw:text-style-name="P2" draw:layer="layout" svg:width="15.292cm" svg:height="0.475cm" svg:x="2.2cm" svg:y="5.483cm">
          <draw:text-box>
            <text:p text:style-name="P1"><text:span text:style-name="T6">1008. </text:span><text:span text:style-name="T3"><text:s/>The Embassy also reported that Mr Alexander had set out DFID’s plans to </text:span></text:p>
          </draw:text-box>
        </draw:frame>
        <draw:frame draw:style-name="gr1" draw:text-style-name="P2" draw:layer="layout" svg:width="15.822cm" svg:height="0.475cm" svg:x="2.2cm" svg:y="6.047cm">
          <draw:text-box>
            <text:p text:style-name="P1"><text:span text:style-name="T3">withdraw from Basra in mid-2009 and move to a “whole of Iraq” approach, delivered </text:span></text:p>
          </draw:text-box>
        </draw:frame>
        <draw:frame draw:style-name="gr1" draw:text-style-name="P2" draw:layer="layout" svg:width="15.492cm" svg:height="0.475cm" svg:x="2.2cm" svg:y="6.612cm">
          <draw:text-box>
            <text:p text:style-name="P1"><text:span text:style-name="T3">through support to central Government, in line with Prime Minister Maliki’s wishes. </text:span></text:p>
          </draw:text-box>
        </draw:frame>
        <draw:frame draw:style-name="gr1" draw:text-style-name="P2" draw:layer="layout" svg:width="17.015cm" svg:height="0.475cm" svg:x="2.2cm" svg:y="7.526cm">
          <draw:text-box>
            <text:p text:style-name="P1"><text:span text:style-name="T6">1009. </text:span><text:span text:style-name="T3"><text:s/>In Basra, Mr Alexander attended the launch of the Basra Investment Commission – </text:span></text:p>
          </draw:text-box>
        </draw:frame>
        <draw:frame draw:style-name="gr1" draw:text-style-name="P2" draw:layer="layout" svg:width="12.715cm" svg:height="0.475cm" svg:x="2.2cm" svg:y="8.091cm">
          <draw:text-box>
            <text:p text:style-name="P1"><text:span text:style-name="T3">formerly known as the Basra Investment Promotion Agency (BIPA). </text:span></text:p>
          </draw:text-box>
        </draw:frame>
        <draw:frame draw:style-name="gr1" draw:text-style-name="P2" draw:layer="layout" svg:width="16.533cm" svg:height="0.475cm" svg:x="2.2cm" svg:y="9.005cm">
          <draw:text-box>
            <text:p text:style-name="P1"><text:span text:style-name="T6">1010. </text:span><text:span text:style-name="T3"><text:s/>The 7 November meeting of the ISOG discussed a draft post-drawdown strategy </text:span></text:p>
          </draw:text-box>
        </draw:frame>
        <draw:frame draw:style-name="gr1" draw:text-style-name="P2" draw:layer="layout" svg:width="11.449cm" svg:height="0.475cm" svg:x="2.2cm" svg:y="9.57cm">
          <draw:text-box>
            <text:p text:style-name="P1"><text:span text:style-name="T3">(in advance of an NSID(OD) discussion the following month).</text:span></text:p>
          </draw:text-box>
        </draw:frame>
        <draw:frame draw:style-name="gr5" draw:text-style-name="P6" draw:layer="layout" svg:width="0.408cm" svg:height="0.276cm" svg:x="13.612cm" svg:y="9.588cm">
          <draw:text-box>
            <text:p text:style-name="P1"><text:span text:style-name="T8">592</text:span></text:p>
          </draw:text-box>
        </draw:frame>
        <draw:frame draw:style-name="gr1" draw:text-style-name="P2" draw:layer="layout" svg:width="4.469cm" svg:height="0.475cm" svg:x="14.023cm" svg:y="9.57cm">
          <draw:text-box>
            <text:p text:style-name="P1"><text:span text:style-name="T3"><text:s/></text:span><text:span text:style-name="T3">The meeting asked for </text:span></text:p>
          </draw:text-box>
        </draw:frame>
        <draw:frame draw:style-name="gr1" draw:text-style-name="P2" draw:layer="layout" svg:width="11.466cm" svg:height="0.475cm" svg:x="2.2cm" svg:y="10.134cm">
          <draw:text-box>
            <text:p text:style-name="P1"><text:span text:style-name="T3">departments to take action on a number of issues, including: </text:span></text:p>
          </draw:text-box>
        </draw:frame>
        <draw:frame draw:style-name="gr1" draw:text-style-name="P2" draw:layer="layout" svg:width="13.401cm" svg:height="0.475cm" svg:x="2.95cm" svg:y="11.048cm">
          <draw:text-box>
            <text:p text:style-name="P1"><text:span text:style-name="T3">“</text:span><text:span text:style-name="T3">DFID to consider whether a presence only in Baghdad supported by a </text:span></text:p>
          </draw:text-box>
        </draw:frame>
        <draw:frame draw:style-name="gr1" draw:text-style-name="P2" draw:layer="layout" svg:width="15.966cm" svg:height="0.475cm" svg:x="2.95cm" svg:y="11.613cm">
          <draw:text-box>
            <text:p text:style-name="P1"><text:span text:style-name="T3">communications strategy and programme funding in the south, would be sufficient to </text:span></text:p>
          </draw:text-box>
        </draw:frame>
        <draw:frame draw:style-name="gr1" draw:text-style-name="P2" draw:layer="layout" svg:width="15.885cm" svg:height="0.475cm" svg:x="2.95cm" svg:y="12.177cm">
          <draw:text-box>
            <text:p text:style-name="P1"><text:span text:style-name="T3">sustain our legacy there, protect our reputation and ensure the US did not win credit </text:span></text:p>
          </draw:text-box>
        </draw:frame>
        <draw:frame draw:style-name="gr1" draw:text-style-name="P2" draw:layer="layout" svg:width="7.093cm" svg:height="0.475cm" svg:x="2.95cm" svg:y="12.742cm">
          <draw:text-box>
            <text:p text:style-name="P1"><text:span text:style-name="T3">for progress that we had engineered.”</text:span></text:p>
          </draw:text-box>
        </draw:frame>
        <draw:frame draw:style-name="gr1" draw:text-style-name="P2" draw:layer="layout" svg:width="15.31cm" svg:height="0.475cm" svg:x="2.2cm" svg:y="13.656cm">
          <draw:text-box>
            <text:p text:style-name="P1"><text:span text:style-name="T6">1011. </text:span><text:span text:style-name="T3"><text:s/>Mr Alexander wrote to Mr Brown on 20 November to provide an update on </text:span></text:p>
          </draw:text-box>
        </draw:frame>
        <draw:frame draw:style-name="gr1" draw:text-style-name="P2" draw:layer="layout" svg:width="16.419cm" svg:height="0.475cm" svg:x="2.2cm" svg:y="14.221cm">
          <draw:text-box>
            <text:p text:style-name="P1"><text:span text:style-name="T3">progress in Basra and to set out how he saw DFID’s role changing in the context of the </text:span></text:p>
          </draw:text-box>
        </draw:frame>
        <draw:frame draw:style-name="gr1" draw:text-style-name="P2" draw:layer="layout" svg:width="4.828cm" svg:height="0.475cm" svg:x="2.2cm" svg:y="14.785cm">
          <draw:text-box>
            <text:p text:style-name="P1"><text:span text:style-name="T3">UK’s “change of mission”.</text:span></text:p>
          </draw:text-box>
        </draw:frame>
        <draw:frame draw:style-name="gr5" draw:text-style-name="P6" draw:layer="layout" svg:width="0.408cm" svg:height="0.276cm" svg:x="7.015cm" svg:y="14.804cm">
          <draw:text-box>
            <text:p text:style-name="P1"><text:span text:style-name="T8">593</text:span></text:p>
          </draw:text-box>
        </draw:frame>
        <draw:frame draw:style-name="gr1" draw:text-style-name="P2" draw:layer="layout" svg:width="0.422cm" svg:height="0.475cm" svg:x="7.427cm" svg:y="14.78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62cm" svg:height="0.475cm" svg:x="2.2cm" svg:y="15.7cm">
          <draw:text-box>
            <text:p text:style-name="P1"><text:span text:style-name="T6">1012. </text:span><text:span text:style-name="T3"><text:s/>He reported that DFID had already facilitated 18 investor visits by 14 companies, </text:span></text:p>
          </draw:text-box>
        </draw:frame>
        <draw:frame draw:style-name="gr1" draw:text-style-name="P2" draw:layer="layout" svg:width="15.636cm" svg:height="0.475cm" svg:x="2.2cm" svg:y="16.264cm">
          <draw:text-box>
            <text:p text:style-name="P1"><text:span text:style-name="T3">with proposals worth over US$9bn submitted to, but not yet processed by, the Iraqi </text:span></text:p>
          </draw:text-box>
        </draw:frame>
        <draw:frame draw:style-name="gr1" draw:text-style-name="P2" draw:layer="layout" svg:width="16.465cm" svg:height="0.475cm" svg:x="2.2cm" svg:y="16.828cm">
          <draw:text-box>
            <text:p text:style-name="P1"><text:span text:style-name="T3">Government. The Iraqi Government’s inability to process those proposals was the main </text:span></text:p>
          </draw:text-box>
        </draw:frame>
        <draw:frame draw:style-name="gr1" draw:text-style-name="P2" draw:layer="layout" svg:width="8.579cm" svg:height="0.475cm" svg:x="2.2cm" svg:y="17.393cm">
          <draw:text-box>
            <text:p text:style-name="P1"><text:span text:style-name="T3">obstacle to international investment in Basra. </text:span></text:p>
          </draw:text-box>
        </draw:frame>
        <draw:frame draw:style-name="gr1" draw:text-style-name="P2" draw:layer="layout" svg:width="15.944cm" svg:height="0.475cm" svg:x="2.2cm" svg:y="18.307cm">
          <draw:text-box>
            <text:p text:style-name="P1"><text:span text:style-name="T6">1013. </text:span><text:span text:style-name="T3"><text:s/>DFID’s infrastructure projects would be completed by the end of 2008, and its </text:span></text:p>
          </draw:text-box>
        </draw:frame>
        <draw:frame draw:style-name="gr1" draw:text-style-name="P2" draw:layer="layout" svg:width="15.53cm" svg:height="0.475cm" svg:x="2.2cm" svg:y="18.872cm">
          <draw:text-box>
            <text:p text:style-name="P1"><text:span text:style-name="T3">work with the Basra provincial administration would come to a “natural conclusion” </text:span></text:p>
          </draw:text-box>
        </draw:frame>
        <draw:frame draw:style-name="gr1" draw:text-style-name="P2" draw:layer="layout" svg:width="14.472cm" svg:height="0.475cm" svg:x="2.2cm" svg:y="19.436cm">
          <draw:text-box>
            <text:p text:style-name="P1"><text:span text:style-name="T3">by mid-2009. The key to achieving a positive legacy for the UK was securing </text:span></text:p>
          </draw:text-box>
        </draw:frame>
        <draw:frame draw:style-name="gr1" draw:text-style-name="P2" draw:layer="layout" svg:width="15.661cm" svg:height="0.475cm" svg:x="2.2cm" svg:y="20.001cm">
          <draw:text-box>
            <text:p text:style-name="P1"><text:span text:style-name="T3">inward investment. Given that the key obstacles to such investment were in central </text:span></text:p>
          </draw:text-box>
        </draw:frame>
        <draw:frame draw:style-name="gr1" draw:text-style-name="P2" draw:layer="layout" svg:width="15.627cm" svg:height="0.475cm" svg:x="2.2cm" svg:y="20.565cm">
          <draw:text-box>
            <text:p text:style-name="P1"><text:span text:style-name="T3">Government, DFID would focus its effort there. That was in line with Prime Minister </text:span></text:p>
          </draw:text-box>
        </draw:frame>
        <draw:frame draw:style-name="gr1" draw:text-style-name="P2" draw:layer="layout" svg:width="12.605cm" svg:height="0.475cm" svg:x="2.2cm" svg:y="21.13cm">
          <draw:text-box>
            <text:p text:style-name="P1"><text:span text:style-name="T3">Maliki’s wish for the UK to support the whole of Iraq, not just Basra.</text:span></text:p>
          </draw:text-box>
        </draw:frame>
        <draw:frame draw:style-name="gr1" draw:text-style-name="P2" draw:layer="layout" svg:width="15.331cm" svg:height="0.475cm" svg:x="2.2cm" svg:y="22.044cm">
          <draw:text-box>
            <text:p text:style-name="P1"><text:span text:style-name="T6">1014. </text:span><text:span text:style-name="T3"><text:s/>Mr Wareing visited Basra in late November, to launch the Basra Economic </text:span></text:p>
          </draw:text-box>
        </draw:frame>
        <draw:frame draw:style-name="gr1" draw:text-style-name="P2" draw:layer="layout" svg:width="4.29cm" svg:height="0.475cm" svg:x="2.2cm" svg:y="22.608cm">
          <draw:text-box>
            <text:p text:style-name="P1"><text:span text:style-name="T3">Development Strategy.</text:span></text:p>
          </draw:text-box>
        </draw:frame>
        <draw:frame draw:style-name="gr5" draw:text-style-name="P6" draw:layer="layout" svg:width="0.408cm" svg:height="0.276cm" svg:x="6.475cm" svg:y="22.627cm">
          <draw:text-box>
            <text:p text:style-name="P1"><text:span text:style-name="T8">594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0.422cm" svg:height="0.475cm" svg:x="6.886cm" svg:y="22.608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92 </text:span></text:p>
          </draw:text-box>
        </draw:frame>
        <draw:frame draw:style-name="gr4" draw:text-style-name="P5" draw:layer="layout" svg:width="14.836cm" svg:height="0.395cm" svg:x="2.646cm" svg:y="25.511cm">
          <draw:text-box>
            <text:p text:style-name="P1"><text:span text:style-name="T11">Minute Cabinet Office [junior official] to Aldred, 10 November 2008, ‘Iraq Senior Officials Group, </text:span></text:p>
          </draw:text-box>
        </draw:frame>
        <draw:line draw:style-name="gr8" draw:text-style-name="P7" draw:layer="layout" svg:x1="2.645cm" svg:y1="26.714cm" svg:x2="11.529cm" svg:y2="26.714cm">
          <text:p/>
        </draw:line>
        <draw:frame draw:style-name="gr4" draw:text-style-name="P5" draw:layer="layout" svg:width="2.195cm" svg:height="0.395cm" svg:x="2.2cm" svg:y="25.934cm">
          <draw:text-box>
            <text:p text:style-name="P1"><text:span text:style-name="T11">7 November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93 </text:span></text:p>
          </draw:text-box>
        </draw:frame>
        <draw:frame draw:style-name="gr4" draw:text-style-name="P5" draw:layer="layout" svg:width="8.921cm" svg:height="0.395cm" svg:x="2.646cm" svg:y="26.357cm">
          <draw:text-box>
            <text:p text:style-name="P1"><text:span text:style-name="T5">Letter Alexander to Brown, 20 November 2008, [untitled]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94 </text:span></text:p>
          </draw:text-box>
        </draw:frame>
        <draw:frame draw:style-name="gr4" draw:text-style-name="P5" draw:layer="layout" svg:width="15.602cm" svg:height="0.395cm" svg:x="2.646cm" svg:y="26.781cm">
          <draw:text-box>
            <text:p text:style-name="P1"><text:span text:style-name="T11">Minute Cabinet Office [junior official] to Prime Minister, 28 November 2008, ‘[redacted] Iraq: Update’. </text:span></text:p>
          </draw:text-box>
        </draw:frame>
      </draw:page>
      <draw:page draw:name="page165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1</text:span></text:p>
          </draw:text-box>
        </draw:frame>
        <draw:frame draw:style-name="gr1" draw:text-style-name="P2" draw:layer="layout" svg:width="15.58cm" svg:height="0.475cm" svg:x="2.2cm" svg:y="2.525cm">
          <draw:text-box>
            <text:p text:style-name="P1"><text:span text:style-name="T6">1015. </text:span><text:span text:style-name="T3"><text:s/>Mr Brown met ACM Stirrup on 4 December for a “personal and confidential” </text:span></text:p>
          </draw:text-box>
        </draw:frame>
        <draw:frame draw:style-name="gr1" draw:text-style-name="P2" draw:layer="layout" svg:width="2.102cm" svg:height="0.475cm" svg:x="2.2cm" svg:y="3.09cm">
          <draw:text-box>
            <text:p text:style-name="P1"><text:span text:style-name="T3">discussion.</text:span></text:p>
          </draw:text-box>
        </draw:frame>
        <draw:frame draw:style-name="gr5" draw:text-style-name="P6" draw:layer="layout" svg:width="0.408cm" svg:height="0.276cm" svg:x="4.294cm" svg:y="3.108cm">
          <draw:text-box>
            <text:p text:style-name="P1"><text:span text:style-name="T8">595</text:span></text:p>
          </draw:text-box>
        </draw:frame>
        <draw:frame draw:style-name="gr1" draw:text-style-name="P2" draw:layer="layout" svg:width="13.088cm" svg:height="0.475cm" svg:x="4.706cm" svg:y="3.09cm">
          <draw:text-box>
            <text:p text:style-name="P1"><text:span text:style-name="T3"><text:s/></text:span><text:span text:style-name="T3">On Iraq, Mr Brown said that it would be important for the UK to show </text:span></text:p>
          </draw:text-box>
        </draw:frame>
        <draw:frame draw:style-name="gr1" draw:text-style-name="P2" draw:layer="layout" svg:width="15.72cm" svg:height="0.475cm" svg:x="2.2cm" svg:y="3.654cm">
          <draw:text-box>
            <text:p text:style-name="P1"><text:span text:style-name="T3">that the withdrawal of UK troops was happening because the UK had completed all </text:span></text:p>
          </draw:text-box>
        </draw:frame>
        <draw:frame draw:style-name="gr1" draw:text-style-name="P2" draw:layer="layout" svg:width="15.72cm" svg:height="0.475cm" svg:x="2.2cm" svg:y="4.218cm">
          <draw:text-box>
            <text:p text:style-name="P1"><text:span text:style-name="T3">the tasks it had set out. A “last push” on economic development was needed, along </text:span></text:p>
          </draw:text-box>
        </draw:frame>
        <draw:frame draw:style-name="gr1" draw:text-style-name="P2" draw:layer="layout" svg:width="9.802cm" svg:height="0.475cm" svg:x="2.2cm" svg:y="4.783cm">
          <draw:text-box>
            <text:p text:style-name="P1"><text:span text:style-name="T3">with a communications plan for the next few weeks. </text:span></text:p>
          </draw:text-box>
        </draw:frame>
        <draw:frame draw:style-name="gr1" draw:text-style-name="P2" draw:layer="layout" svg:width="15.098cm" svg:height="0.475cm" svg:x="2.2cm" svg:y="5.697cm">
          <draw:text-box>
            <text:p text:style-name="P1"><text:span text:style-name="T6">1016. </text:span><text:span text:style-name="T3"><text:s/>The 9 December meeting of NSID(OD) discussed a Cabinet Office paper </text:span></text:p>
          </draw:text-box>
        </draw:frame>
        <draw:frame draw:style-name="gr1" draw:text-style-name="P2" draw:layer="layout" svg:width="7.089cm" svg:height="0.475cm" svg:x="2.2cm" svg:y="6.262cm">
          <draw:text-box>
            <text:p text:style-name="P1"><text:span text:style-name="T3">on arrangements for transition in Iraq.</text:span></text:p>
          </draw:text-box>
        </draw:frame>
        <draw:frame draw:style-name="gr5" draw:text-style-name="P6" draw:layer="layout" svg:width="0.408cm" svg:height="0.276cm" svg:x="9.259cm" svg:y="6.281cm">
          <draw:text-box>
            <text:p text:style-name="P1"><text:span text:style-name="T8">596</text:span></text:p>
          </draw:text-box>
        </draw:frame>
        <draw:frame draw:style-name="gr1" draw:text-style-name="P2" draw:layer="layout" svg:width="8.126cm" svg:height="0.475cm" svg:x="9.671cm" svg:y="6.262cm">
          <draw:text-box>
            <text:p text:style-name="P1"><text:span text:style-name="T3"><text:s/></text:span><text:span text:style-name="T3">The paper, which is considered in detail in </text:span></text:p>
          </draw:text-box>
        </draw:frame>
        <draw:frame draw:style-name="gr1" draw:text-style-name="P2" draw:layer="layout" svg:width="15.289cm" svg:height="0.475cm" svg:x="2.2cm" svg:y="6.826cm">
          <draw:text-box>
            <text:p text:style-name="P1"><text:span text:style-name="T3">Section 9.7, included an annex listing the components of the UK’s future bilateral </text:span></text:p>
          </draw:text-box>
        </draw:frame>
        <draw:frame draw:style-name="gr1" draw:text-style-name="P2" draw:layer="layout" svg:width="15.907cm" svg:height="0.475cm" svg:x="2.2cm" svg:y="7.391cm">
          <draw:text-box>
            <text:p text:style-name="P1"><text:span text:style-name="T3">relationship with Iraq and how they would be resourced. In addition to the diplomatic/</text:span></text:p>
          </draw:text-box>
        </draw:frame>
        <draw:frame draw:style-name="gr1" draw:text-style-name="P2" draw:layer="layout" svg:width="10.801cm" svg:height="0.475cm" svg:x="2.2cm" svg:y="7.955cm">
          <draw:text-box>
            <text:p text:style-name="P1"><text:span text:style-name="T3">political and defence relationships, the components were:</text:span></text:p>
          </draw:text-box>
        </draw:frame>
        <draw:frame draw:style-name="gr3" draw:text-style-name="P4" draw:layer="layout" svg:width="0.634cm" svg:height="0.712cm" svg:x="2.95cm" svg:y="8.7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68cm" svg:height="0.475cm" svg:x="3.7cm" svg:y="8.87cm">
          <draw:text-box>
            <text:p text:style-name="P1"><text:span text:style-name="T3">“</text:span><text:span text:style-name="T3">Economic/development: Influence Iraqi economic policy, including improving the </text:span></text:p>
          </draw:text-box>
        </draw:frame>
        <draw:frame draw:style-name="gr1" draw:text-style-name="P2" draw:layer="layout" svg:width="14.798cm" svg:height="0.475cm" svg:x="3.7cm" svg:y="9.434cm">
          <draw:text-box>
            <text:p text:style-name="P1"><text:span text:style-name="T3">climate for foreign investment, help improve World Bank and IMF engagement </text:span></text:p>
          </draw:text-box>
        </draw:frame>
        <draw:frame draw:style-name="gr1" draw:text-style-name="P2" draw:layer="layout" svg:width="14.23cm" svg:height="0.475cm" svg:x="3.7cm" svg:y="9.998cm">
          <draw:text-box>
            <text:p text:style-name="P1"><text:span text:style-name="T3">in Iraq, capacity-building on public finance management, continued support </text:span></text:p>
          </draw:text-box>
        </draw:frame>
        <draw:frame draw:style-name="gr1" draw:text-style-name="P2" draw:layer="layout" svg:width="14.654cm" svg:height="0.475cm" svg:x="3.7cm" svg:y="10.563cm">
          <draw:text-box>
            <text:p text:style-name="P1"><text:span text:style-name="T3">for the Prime Minister’s [Mr Brown’s] economic initiatives and support to other </text:span></text:p>
          </draw:text-box>
        </draw:frame>
        <draw:frame draw:style-name="gr1" draw:text-style-name="P2" draw:layer="layout" svg:width="14.81cm" svg:height="0.475cm" svg:x="3.7cm" svg:y="11.127cm">
          <draw:text-box>
            <text:p text:style-name="P1"><text:span text:style-name="T3">departments’ work on investment, trade and higher education.” Work would be </text:span></text:p>
          </draw:text-box>
        </draw:frame>
        <draw:frame draw:style-name="gr1" draw:text-style-name="P2" draw:layer="layout" svg:width="14.374cm" svg:height="0.475cm" svg:x="3.7cm" svg:y="11.692cm">
          <draw:text-box>
            <text:p text:style-name="P1"><text:span text:style-name="T3">funded from DFID’s existing Iraq programme (£20m in 2009/10 and £10m in </text:span></text:p>
          </draw:text-box>
        </draw:frame>
        <draw:frame draw:style-name="gr1" draw:text-style-name="P2" draw:layer="layout" svg:width="14.814cm" svg:height="0.475cm" svg:x="3.7cm" svg:y="12.256cm">
          <draw:text-box>
            <text:p text:style-name="P1"><text:span text:style-name="T3">2010/11) and, potentially, from the Stabilisation Aid Fund. Staffing levels would </text:span></text:p>
          </draw:text-box>
        </draw:frame>
        <draw:frame draw:style-name="gr1" draw:text-style-name="P2" draw:layer="layout" svg:width="14.569cm" svg:height="0.475cm" svg:x="3.7cm" svg:y="12.821cm">
          <draw:text-box>
            <text:p text:style-name="P1"><text:span text:style-name="T3">be established according to programme needs, with all in-country staff based </text:span></text:p>
          </draw:text-box>
        </draw:frame>
        <draw:frame draw:style-name="gr1" draw:text-style-name="P2" draw:layer="layout" svg:width="2.394cm" svg:height="0.475cm" svg:x="3.7cm" svg:y="13.385cm">
          <draw:text-box>
            <text:p text:style-name="P1"><text:span text:style-name="T3">in Baghdad. </text:span></text:p>
          </draw:text-box>
        </draw:frame>
        <draw:frame draw:style-name="gr3" draw:text-style-name="P4" draw:layer="layout" svg:width="0.634cm" svg:height="0.712cm" svg:x="2.95cm" svg:y="13.8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8cm" svg:height="0.475cm" svg:x="3.7cm" svg:y="14.05cm">
          <draw:text-box>
            <text:p text:style-name="P1"><text:span text:style-name="T3">“</text:span><text:span text:style-name="T3">Energy: ensure security of Iraq’s oil supply and long-term increase in oil output </text:span></text:p>
          </draw:text-box>
        </draw:frame>
        <draw:frame draw:style-name="gr1" draw:text-style-name="P2" draw:layer="layout" svg:width="15.149cm" svg:height="0.475cm" svg:x="3.7cm" svg:y="14.614cm">
          <draw:text-box>
            <text:p text:style-name="P1"><text:span text:style-name="T3">through political lobbying on hydrocarbons legislation and national energy policy </text:span></text:p>
          </draw:text-box>
        </draw:frame>
        <draw:frame draw:style-name="gr1" draw:text-style-name="P2" draw:layer="layout" svg:width="13.748cm" svg:height="0.475cm" svg:x="3.7cm" svg:y="15.178cm">
          <draw:text-box>
            <text:p text:style-name="P1"><text:span text:style-name="T3">and regional support.” Work would be undertaken primarily by FCO staff. </text:span></text:p>
          </draw:text-box>
        </draw:frame>
        <draw:frame draw:style-name="gr3" draw:text-style-name="P4" draw:layer="layout" svg:width="0.634cm" svg:height="0.712cm" svg:x="2.95cm" svg:y="15.6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92cm" svg:height="0.475cm" svg:x="3.7cm" svg:y="15.843cm">
          <draw:text-box>
            <text:p text:style-name="P1"><text:span text:style-name="T3">“</text:span><text:span text:style-name="T3">Commercial: support for trade missions, UK investor visits and political lobbying </text:span></text:p>
          </draw:text-box>
        </draw:frame>
        <draw:frame draw:style-name="gr1" draw:text-style-name="P2" draw:layer="layout" svg:width="13.9cm" svg:height="0.475cm" svg:x="3.7cm" svg:y="16.407cm">
          <draw:text-box>
            <text:p text:style-name="P1"><text:span text:style-name="T3">to ensure a level playing field for UK experts/investors.” A new, short-term </text:span></text:p>
          </draw:text-box>
        </draw:frame>
        <draw:frame draw:style-name="gr1" draw:text-style-name="P2" draw:layer="layout" svg:width="15.022cm" svg:height="0.475cm" svg:x="3.7cm" svg:y="16.972cm">
          <draw:text-box>
            <text:p text:style-name="P1"><text:span text:style-name="T3">International Business Specialist would provide recommendations in early 2009 </text:span></text:p>
          </draw:text-box>
        </draw:frame>
        <draw:frame draw:style-name="gr1" draw:text-style-name="P2" draw:layer="layout" svg:width="7.728cm" svg:height="0.475cm" svg:x="3.7cm" svg:y="17.536cm">
          <draw:text-box>
            <text:p text:style-name="P1"><text:span text:style-name="T3">on exactly what resources were needed. </text:span></text:p>
          </draw:text-box>
        </draw:frame>
        <draw:frame draw:style-name="gr3" draw:text-style-name="P4" draw:layer="layout" svg:width="0.634cm" svg:height="0.712cm" svg:x="2.95cm" svg:y="18.0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64cm" svg:height="0.475cm" svg:x="3.7cm" svg:y="18.201cm">
          <draw:text-box>
            <text:p text:style-name="P1"><text:span text:style-name="T3">“</text:span><text:span text:style-name="T3">Educational: increased collaboration with Iraqi educational institutions, civil </text:span></text:p>
          </draw:text-box>
        </draw:frame>
        <draw:frame draw:style-name="gr1" draw:text-style-name="P2" draw:layer="layout" svg:width="14.827cm" svg:height="0.475cm" svg:x="3.7cm" svg:y="18.765cm">
          <draw:text-box>
            <text:p text:style-name="P1"><text:span text:style-name="T3">society, student exchanges and English language training, to be funded by the </text:span></text:p>
          </draw:text-box>
        </draw:frame>
        <draw:frame draw:style-name="gr1" draw:text-style-name="P2" draw:layer="layout" svg:width="3.088cm" svg:height="0.475cm" svg:x="3.7cm" svg:y="19.33cm">
          <draw:text-box>
            <text:p text:style-name="P1"><text:span text:style-name="T3">British Council.” </text:span></text:p>
          </draw:text-box>
        </draw:frame>
        <draw:frame draw:style-name="gr1" draw:text-style-name="P2" draw:layer="layout" svg:width="16.194cm" svg:height="0.475cm" svg:x="2.2cm" svg:y="20.244cm">
          <draw:text-box>
            <text:p text:style-name="P1"><text:span text:style-name="T6">1017. </text:span><text:span text:style-name="T3"><text:s/>At the meeting, Mr Brown outlined “strong progress” on the UK’s four key tasks </text:span></text:p>
          </draw:text-box>
        </draw:frame>
        <draw:frame draw:style-name="gr1" draw:text-style-name="P2" draw:layer="layout" svg:width="16.017cm" svg:height="0.475cm" svg:x="2.2cm" svg:y="20.808cm">
          <draw:text-box>
            <text:p text:style-name="P1"><text:span text:style-name="T3">(training the Iraqi Army, promoting economic development, readying Basra Airport for </text:span></text:p>
          </draw:text-box>
        </draw:frame>
        <draw:frame draw:style-name="gr1" draw:text-style-name="P2" draw:layer="layout" svg:width="11.572cm" svg:height="0.475cm" svg:x="2.2cm" svg:y="21.373cm">
          <draw:text-box>
            <text:p text:style-name="P1"><text:span text:style-name="T3">transfer to Iraqi control and preparing for provincial elections).</text:span></text:p>
          </draw:text-box>
        </draw:frame>
        <draw:frame draw:style-name="gr5" draw:text-style-name="P6" draw:layer="layout" svg:width="0.408cm" svg:height="0.276cm" svg:x="13.73cm" svg:y="21.392cm">
          <draw:text-box>
            <text:p text:style-name="P1"><text:span text:style-name="T8">597</text:span></text:p>
          </draw:text-box>
        </draw:frame>
        <draw:frame draw:style-name="gr1" draw:text-style-name="P2" draw:layer="layout" svg:width="0.422cm" svg:height="0.475cm" svg:x="14.142cm" svg:y="21.37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825cm" svg:height="0.475cm" svg:x="2.2cm" svg:y="22.287cm">
          <draw:text-box>
            <text:p text:style-name="P1"><text:span text:style-name="T6">1018. </text:span><text:span text:style-name="T3"><text:s/>Mr Brown concluded that more should be done to improve economic development </text:span></text:p>
          </draw:text-box>
        </draw:frame>
        <draw:frame draw:style-name="gr1" draw:text-style-name="P2" draw:layer="layout" svg:width="12.541cm" svg:height="0.475cm" svg:x="2.2cm" svg:y="22.852cm">
          <draw:text-box>
            <text:p text:style-name="P1"><text:span text:style-name="T3">and prospects for investment, including with ministries in Baghdad.</text:span></text:p>
          </draw:text-box>
        </draw:frame>
        <draw:frame draw:style-name="gr5" draw:text-style-name="P6" draw:layer="layout" svg:width="0.246cm" svg:height="0.276cm" svg:x="14.695cm" svg:y="22.87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2.762cm" svg:height="0.475cm" svg:x="14.75cm" svg:y="22.852cm">
          <draw:text-box>
            <text:p text:style-name="P1"><text:span text:style-name="T3">A visit by Lord </text:span></text:p>
          </draw:text-box>
        </draw:frame>
        <draw:frame draw:style-name="gr1" draw:text-style-name="P2" draw:layer="layout" svg:width="16.322cm" svg:height="0.475cm" svg:x="2.2cm" svg:y="23.416cm">
          <draw:text-box>
            <text:p text:style-name="P1"><text:span text:style-name="T3">Mandelson, Secretary of State for Business, Enterprise and Regulatory Reform, would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6.199cm" svg:height="0.475cm" svg:x="2.2cm" svg:y="23.981cm">
          <draw:text-box>
            <text:p text:style-name="P1"><text:span text:style-name="T3">be welcome. It would also be important to make progress with the Hydrocarbons Law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95 </text:span></text:p>
          </draw:text-box>
        </draw:frame>
        <draw:frame draw:style-name="gr4" draw:text-style-name="P5" draw:layer="layout" svg:width="15.623cm" svg:height="0.395cm" svg:x="2.646cm" svg:y="25.511cm">
          <draw:text-box>
            <text:p text:style-name="P1"><text:span text:style-name="T11">Letter Catsaras to Rimmer, 4 December 2008, ‘Prime Minister’s Meeting with Chief of Defence Staff, </text:span></text:p>
          </draw:text-box>
        </draw:frame>
        <draw:line draw:style-name="gr8" draw:text-style-name="P7" draw:layer="layout" svg:x1="2.645cm" svg:y1="26.714cm" svg:x2="16.332cm" svg:y2="26.714cm">
          <text:p/>
        </draw:line>
        <draw:frame draw:style-name="gr4" draw:text-style-name="P5" draw:layer="layout" svg:width="2.195cm" svg:height="0.395cm" svg:x="2.2cm" svg:y="25.934cm">
          <draw:text-box>
            <text:p text:style-name="P1"><text:span text:style-name="T11">4 December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596 </text:span></text:p>
          </draw:text-box>
        </draw:frame>
        <draw:frame draw:style-name="gr4" draw:text-style-name="P5" draw:layer="layout" svg:width="13.688cm" svg:height="0.395cm" svg:x="2.646cm" svg:y="26.357cm">
          <draw:text-box>
            <text:p text:style-name="P1"><text:span text:style-name="T5">Paper by Cabinet Office Officials, 8 December 2008, ‘Iraq: Arrangements for Transition’.</text:span><text:span text:style-name="T11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597 </text:span></text:p>
          </draw:text-box>
        </draw:frame>
        <draw:frame draw:style-name="gr4" draw:text-style-name="P5" draw:layer="layout" svg:width="7.55cm" svg:height="0.395cm" svg:x="2.646cm" svg:y="26.781cm">
          <draw:text-box>
            <text:p text:style-name="P1"><text:span text:style-name="T11">Minutes, 9 December 2008, NSID(OD) meeting. </text:span></text:p>
          </draw:text-box>
        </draw:frame>
      </draw:page>
      <draw:page draw:name="page1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2</text:span></text:p>
          </draw:text-box>
        </draw:frame>
        <draw:frame draw:style-name="gr1" draw:text-style-name="P2" draw:layer="layout" svg:width="16.347cm" svg:height="0.475cm" svg:x="2.2cm" svg:y="2.525cm">
          <draw:text-box>
            <text:p text:style-name="P1"><text:span text:style-name="T3">Mr Brown would raise those points with Prime Minister Maliki when he visited Iraq later </text:span></text:p>
          </draw:text-box>
        </draw:frame>
        <draw:frame draw:style-name="gr1" draw:text-style-name="P2" draw:layer="layout" svg:width="2.58cm" svg:height="0.475cm" svg:x="2.2cm" svg:y="3.09cm">
          <draw:text-box>
            <text:p text:style-name="P1"><text:span text:style-name="T3">in the month. </text:span></text:p>
          </draw:text-box>
        </draw:frame>
        <draw:frame draw:style-name="gr1" draw:text-style-name="P2" draw:layer="layout" svg:width="16.169cm" svg:height="0.475cm" svg:x="2.2cm" svg:y="4.004cm">
          <draw:text-box>
            <text:p text:style-name="P1"><text:span text:style-name="T6">1019. </text:span><text:span text:style-name="T3"><text:s/>NSID(OD) agreed that agreement to the UK’s new Long-Term Strategy for Iraq </text:span></text:p>
          </draw:text-box>
        </draw:frame>
        <draw:frame draw:style-name="gr1" draw:text-style-name="P2" draw:layer="layout" svg:width="6.598cm" svg:height="0.475cm" svg:x="2.2cm" svg:y="4.568cm">
          <draw:text-box>
            <text:p text:style-name="P1"><text:span text:style-name="T3">would be sought out of committee. </text:span></text:p>
          </draw:text-box>
        </draw:frame>
        <draw:frame draw:style-name="gr1" draw:text-style-name="P2" draw:layer="layout" svg:width="16.071cm" svg:height="0.475cm" svg:x="2.2cm" svg:y="5.483cm">
          <draw:text-box>
            <text:p text:style-name="P1"><text:span text:style-name="T6">1020. </text:span><text:span text:style-name="T3"><text:s/>Following the NSID(OD) meeting, and in advance of Mr Brown’s visit to Iraq, a </text:span></text:p>
          </draw:text-box>
        </draw:frame>
        <draw:frame draw:style-name="gr1" draw:text-style-name="P2" draw:layer="layout" svg:width="15.885cm" svg:height="0.475cm" svg:x="2.2cm" svg:y="6.047cm">
          <draw:text-box>
            <text:p text:style-name="P1"><text:span text:style-name="T3">DFID official wrote to No.10 detailing four investment proposals, together worth over </text:span></text:p>
          </draw:text-box>
        </draw:frame>
        <draw:frame draw:style-name="gr1" draw:text-style-name="P2" draw:layer="layout" svg:width="14.662cm" svg:height="0.475cm" svg:x="2.2cm" svg:y="6.612cm">
          <draw:text-box>
            <text:p text:style-name="P1"><text:span text:style-name="T3">US$5bn, which were currently awaiting agreement from the Iraqi Government.</text:span></text:p>
          </draw:text-box>
        </draw:frame>
        <draw:frame draw:style-name="gr5" draw:text-style-name="P6" draw:layer="layout" svg:width="0.408cm" svg:height="0.276cm" svg:x="16.812cm" svg:y="6.631cm">
          <draw:text-box>
            <text:p text:style-name="P1"><text:span text:style-name="T8">598</text:span></text:p>
          </draw:text-box>
        </draw:frame>
        <draw:frame draw:style-name="gr1" draw:text-style-name="P2" draw:layer="layout" svg:width="0.972cm" svg:height="0.475cm" svg:x="17.224cm" svg:y="6.612cm">
          <draw:text-box>
            <text:p text:style-name="P1"><text:span text:style-name="T3"><text:s/></text:span><text:span text:style-name="T3">The </text:span></text:p>
          </draw:text-box>
        </draw:frame>
        <draw:frame draw:style-name="gr1" draw:text-style-name="P2" draw:layer="layout" svg:width="13.862cm" svg:height="0.475cm" svg:x="2.2cm" svg:y="7.176cm">
          <draw:text-box>
            <text:p text:style-name="P1"><text:span text:style-name="T3">letter did not state why there had been a delay in agreeing the proposals. </text:span></text:p>
          </draw:text-box>
        </draw:frame>
        <draw:frame draw:style-name="gr1" draw:text-style-name="P2" draw:layer="layout" svg:width="13.591cm" svg:height="0.475cm" svg:x="2.2cm" svg:y="8.091cm">
          <draw:text-box>
            <text:p text:style-name="P1"><text:span text:style-name="T6">1021. </text:span><text:span text:style-name="T3"><text:s/>Mr Brown met Prime Minister Maliki in Baghdad on 17 December.</text:span></text:p>
          </draw:text-box>
        </draw:frame>
        <draw:frame draw:style-name="gr5" draw:text-style-name="P6" draw:layer="layout" svg:width="0.408cm" svg:height="0.276cm" svg:x="15.729cm" svg:y="8.109cm">
          <draw:text-box>
            <text:p text:style-name="P1"><text:span text:style-name="T8">599</text:span></text:p>
          </draw:text-box>
        </draw:frame>
        <draw:frame draw:style-name="gr1" draw:text-style-name="P2" draw:layer="layout" svg:width="1.344cm" svg:height="0.475cm" svg:x="16.141cm" svg:y="8.091cm">
          <draw:text-box>
            <text:p text:style-name="P1"><text:span text:style-name="T3"><text:s/></text:span><text:span text:style-name="T3">Prime </text:span></text:p>
          </draw:text-box>
        </draw:frame>
        <draw:frame draw:style-name="gr1" draw:text-style-name="P2" draw:layer="layout" svg:width="16.398cm" svg:height="0.475cm" svg:x="2.2cm" svg:y="8.655cm">
          <draw:text-box>
            <text:p text:style-name="P1"><text:span text:style-name="T3">Minister Maliki repeated his call for a wider long-term relationship, including investment </text:span></text:p>
          </draw:text-box>
        </draw:frame>
        <draw:frame draw:style-name="gr1" draw:text-style-name="P2" draw:layer="layout" svg:width="15.53cm" svg:height="0.475cm" svg:x="2.2cm" svg:y="9.22cm">
          <draw:text-box>
            <text:p text:style-name="P1"><text:span text:style-name="T3">and economic co-operation, and stronger cultural and educational links. He added </text:span></text:p>
          </draw:text-box>
        </draw:frame>
        <draw:frame draw:style-name="gr1" draw:text-style-name="P2" draw:layer="layout" svg:width="16.038cm" svg:height="0.475cm" svg:x="2.2cm" svg:y="9.784cm">
          <draw:text-box>
            <text:p text:style-name="P1"><text:span text:style-name="T3">that UK companies should invest in all Iraq, not just Basra. Mr Wareing briefed Prime </text:span></text:p>
          </draw:text-box>
        </draw:frame>
        <draw:frame draw:style-name="gr1" draw:text-style-name="P2" draw:layer="layout" svg:width="16.508cm" svg:height="0.475cm" svg:x="2.2cm" svg:y="10.348cm">
          <draw:text-box>
            <text:p text:style-name="P1"><text:span text:style-name="T3">Minister Maliki separately on the main investment proposals for Basra and handed over </text:span></text:p>
          </draw:text-box>
        </draw:frame>
        <draw:frame draw:style-name="gr1" draw:text-style-name="P2" draw:layer="layout" svg:width="16.546cm" svg:height="0.475cm" svg:x="2.2cm" svg:y="10.913cm">
          <draw:text-box>
            <text:p text:style-name="P1"><text:span text:style-name="T3">DFID’s letter detailing the investment proposals awaiting an Iraqi Government response.</text:span></text:p>
          </draw:text-box>
        </draw:frame>
        <draw:frame draw:style-name="gr1" draw:text-style-name="P2" draw:layer="layout" svg:width="15.373cm" svg:height="0.475cm" svg:x="2.2cm" svg:y="11.827cm">
          <draw:text-box>
            <text:p text:style-name="P1"><text:span text:style-name="T6">1022. </text:span><text:span text:style-name="T3"><text:s/>Mr John Tucknott, Deputy Head of Mission British Embassy Baghdad from </text:span></text:p>
          </draw:text-box>
        </draw:frame>
        <draw:frame draw:style-name="gr1" draw:text-style-name="P2" draw:layer="layout" svg:width="16.038cm" svg:height="0.475cm" svg:x="2.2cm" svg:y="12.392cm">
          <draw:text-box>
            <text:p text:style-name="P1"><text:span text:style-name="T3">November 2007 to July 2009, described the change in the UK’s relationship with Iraq </text:span></text:p>
          </draw:text-box>
        </draw:frame>
        <draw:frame draw:style-name="gr1" draw:text-style-name="P2" draw:layer="layout" svg:width="10.289cm" svg:height="0.475cm" svg:x="2.2cm" svg:y="12.956cm">
          <draw:text-box>
            <text:p text:style-name="P1"><text:span text:style-name="T3">and the challenge it presented to the UK Government: </text:span></text:p>
          </draw:text-box>
        </draw:frame>
        <draw:frame draw:style-name="gr1" draw:text-style-name="P2" draw:layer="layout" svg:width="14.908cm" svg:height="0.475cm" svg:x="2.95cm" svg:y="13.871cm">
          <draw:text-box>
            <text:p text:style-name="P1"><text:span text:style-name="T3">“</text:span><text:span text:style-name="T3">I think Basra remained important … but the messaging that was coming out of </text:span></text:p>
          </draw:text-box>
        </draw:frame>
        <draw:frame draw:style-name="gr1" draw:text-style-name="P2" draw:layer="layout" svg:width="15.483cm" svg:height="0.475cm" svg:x="2.95cm" svg:y="14.435cm">
          <draw:text-box>
            <text:p text:style-name="P1"><text:span text:style-name="T3">London, which we were conveying to the Iraqis, was that we wanted to move, and </text:span></text:p>
          </draw:text-box>
        </draw:frame>
        <draw:frame draw:style-name="gr1" draw:text-style-name="P2" draw:layer="layout" svg:width="15.331cm" svg:height="0.475cm" svg:x="2.95cm" svg:y="15cm">
          <draw:text-box>
            <text:p text:style-name="P1"><text:span text:style-name="T3">this was the message that Gordon Brown gave to Maliki in December 2008 when </text:span></text:p>
          </draw:text-box>
        </draw:frame>
        <draw:frame draw:style-name="gr1" draw:text-style-name="P2" draw:layer="layout" svg:width="15.441cm" svg:height="0.475cm" svg:x="2.95cm" svg:y="15.564cm">
          <draw:text-box>
            <text:p text:style-name="P1"><text:span text:style-name="T3">he visited. You know, we are talking about a whole Iraq policy now. We want to do </text:span></text:p>
          </draw:text-box>
        </draw:frame>
        <draw:frame draw:style-name="gr1" draw:text-style-name="P2" draw:layer="layout" svg:width="15.598cm" svg:height="0.475cm" svg:x="2.95cm" svg:y="16.128cm">
          <draw:text-box>
            <text:p text:style-name="P1"><text:span text:style-name="T3">things with you which we haven’t been able to do before. We want to move on to a </text:span></text:p>
          </draw:text-box>
        </draw:frame>
        <draw:frame draw:style-name="gr1" draw:text-style-name="P2" draw:layer="layout" svg:width="7.368cm" svg:height="0.475cm" svg:x="2.95cm" svg:y="16.693cm">
          <draw:text-box>
            <text:p text:style-name="P1"><text:span text:style-name="T3">proper footing … a less military footing.</text:span></text:p>
          </draw:text-box>
        </draw:frame>
        <draw:frame draw:style-name="gr1" draw:text-style-name="P2" draw:layer="layout" svg:width="15.755cm" svg:height="0.475cm" svg:x="2.95cm" svg:y="17.607cm">
          <draw:text-box>
            <text:p text:style-name="P1"><text:span text:style-name="T3">“</text:span><text:span text:style-name="T3">The problem that we had in the Embassy was persuading some parts of Whitehall, </text:span></text:p>
          </draw:text-box>
        </draw:frame>
        <draw:frame draw:style-name="gr1" draw:text-style-name="P2" draw:layer="layout" svg:width="15.521cm" svg:height="0.475cm" svg:x="2.95cm" svg:y="18.172cm">
          <draw:text-box>
            <text:p text:style-name="P1"><text:span text:style-name="T3">some Government departments, to recognise that we were moving to this, that we </text:span></text:p>
          </draw:text-box>
        </draw:frame>
        <draw:frame draw:style-name="gr1" draw:text-style-name="P2" draw:layer="layout" svg:width="15.433cm" svg:height="0.475cm" svg:x="2.95cm" svg:y="18.736cm">
          <draw:text-box>
            <text:p text:style-name="P1"><text:span text:style-name="T3">wanted to increase trade, that it was important that visas were issued to students. </text:span></text:p>
          </draw:text-box>
        </draw:frame>
        <draw:frame draw:style-name="gr1" draw:text-style-name="P2" draw:layer="layout" svg:width="15.885cm" svg:height="0.475cm" svg:x="2.95cm" svg:y="19.301cm">
          <draw:text-box>
            <text:p text:style-name="P1"><text:span text:style-name="T3">Part of Prime Minister Maliki’s education scheme was to send 10,000 postgraduates </text:span></text:p>
          </draw:text-box>
        </draw:frame>
        <draw:frame draw:style-name="gr1" draw:text-style-name="P2" draw:layer="layout" svg:width="15.064cm" svg:height="0.475cm" svg:x="2.95cm" svg:y="19.865cm">
          <draw:text-box>
            <text:p text:style-name="P1"><text:span text:style-name="T3">or undergraduates to go to overseas universities to study. We need to provide a </text:span></text:p>
          </draw:text-box>
        </draw:frame>
        <draw:frame draw:style-name="gr1" draw:text-style-name="P2" draw:layer="layout" svg:width="10.759cm" svg:height="0.475cm" svg:x="2.95cm" svg:y="20.43cm">
          <draw:text-box>
            <text:p text:style-name="P1"><text:span text:style-name="T3">proper visa regime, not the one that we cobbled together.</text:span></text:p>
          </draw:text-box>
        </draw:frame>
        <draw:frame draw:style-name="gr1" draw:text-style-name="P2" draw:layer="layout" svg:width="15.073cm" svg:height="0.475cm" svg:x="2.95cm" svg:y="21.344cm">
          <draw:text-box>
            <text:p text:style-name="P1"><text:span text:style-name="T3">“</text:span><text:span text:style-name="T3">So that was a difficulty we faced, actually getting that message out to the wider </text:span></text:p>
          </draw:text-box>
        </draw:frame>
        <draw:frame draw:style-name="gr1" draw:text-style-name="P2" draw:layer="layout" svg:width="14.277cm" svg:height="0.475cm" svg:x="2.95cm" svg:y="21.908cm">
          <draw:text-box>
            <text:p text:style-name="P1"><text:span text:style-name="T3">Whitehall machinery, that Iraq is moving forwards, and if we want to play an </text:span></text:p>
          </draw:text-box>
        </draw:frame>
        <draw:frame draw:style-name="gr1" draw:text-style-name="P2" draw:layer="layout" svg:width="9.988cm" svg:height="0.475cm" svg:x="2.95cm" svg:y="22.473cm">
          <draw:text-box>
            <text:p text:style-name="P1"><text:span text:style-name="T3">important role in this process, we had to move with it.</text:span></text:p>
          </draw:text-box>
        </draw:frame>
        <draw:frame draw:style-name="gr1" draw:text-style-name="P2" draw:layer="layout" svg:width="15.67cm" svg:height="0.475cm" svg:x="2.95cm" svg:y="23.387cm">
          <draw:text-box>
            <text:p text:style-name="P1"><text:span text:style-name="T3">“</text:span><text:span text:style-name="T3">Messages did get through in the end. We have got a trade and investment section </text:span></text:p>
          </draw:text-box>
        </draw:frame>
        <draw:frame draw:style-name="gr1" draw:text-style-name="P2" draw:layer="layout" svg:width="11.991cm" svg:height="0.475cm" svg:x="2.95cm" svg:y="23.952cm">
          <draw:text-box>
            <text:p text:style-name="P1"><text:span text:style-name="T3">now … poor old DFID were doing their best in their absence …” 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8" draw:text-style-name="P7" draw:layer="layout" svg:x1="2.645cm" svg:y1="25.867cm" svg:x2="13.293cm" svg:y2="25.867cm">
          <text:p/>
        </draw:line>
        <draw:frame draw:style-name="gr5" draw:text-style-name="P6" draw:layer="layout" svg:width="0.408cm" svg:height="0.276cm" svg:x="14.891cm" svg:y="23.971cm">
          <draw:text-box>
            <text:p text:style-name="P1"><text:span text:style-name="T8">600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598 </text:span></text:p>
          </draw:text-box>
        </draw:frame>
        <draw:frame draw:style-name="gr4" draw:text-style-name="P5" draw:layer="layout" svg:width="10.665cm" svg:height="0.395cm" svg:x="2.646cm" svg:y="25.511cm">
          <draw:text-box>
            <text:p text:style-name="P1"><text:span text:style-name="T5">Letter DFID [junior official] to Fletcher, 12 December 2008, [untitled].</text:span><text:span text:style-name="T11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599 </text:span></text:p>
          </draw:text-box>
        </draw:frame>
        <draw:frame draw:style-name="gr4" draw:text-style-name="P5" draw:layer="layout" svg:width="15.123cm" svg:height="0.395cm" svg:x="2.646cm" svg:y="25.934cm">
          <draw:text-box>
            <text:p text:style-name="P1"><text:span text:style-name="T11">Letter Catsaras to Gould, 18 December 2008, ‘Prime Minister’s Meeting with Iraqi Prime Minister, </text:span></text:p>
          </draw:text-box>
        </draw:frame>
        <draw:frame draw:style-name="gr4" draw:text-style-name="P5" draw:layer="layout" svg:width="2.39cm" svg:height="0.395cm" svg:x="2.2cm" svg:y="26.357cm">
          <draw:text-box>
            <text:p text:style-name="P1"><text:span text:style-name="T11">17 Decembe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600 </text:span></text:p>
          </draw:text-box>
        </draw:frame>
        <draw:frame draw:style-name="gr4" draw:text-style-name="P5" draw:layer="layout" svg:width="7.88cm" svg:height="0.395cm" svg:x="2.646cm" svg:y="26.781cm">
          <draw:text-box>
            <text:p text:style-name="P1"><text:span text:style-name="T11">Public hearing, 24 June 2010, pages 116 and 117. </text:span></text:p>
          </draw:text-box>
        </draw:frame>
      </draw:page>
      <draw:page draw:name="page167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3</text:span></text:p>
          </draw:text-box>
        </draw:frame>
        <draw:frame draw:style-name="gr1" draw:text-style-name="P2" draw:layer="layout" svg:width="16.19cm" svg:height="0.475cm" svg:x="2.2cm" svg:y="2.525cm">
          <draw:text-box>
            <text:p text:style-name="P1"><text:span text:style-name="T6">1023. </text:span><text:span text:style-name="T3"><text:s/>Section 10.3 describes the growing pressure on UKTI from spring 2008 to post </text:span></text:p>
          </draw:text-box>
        </draw:frame>
        <draw:frame draw:style-name="gr1" draw:text-style-name="P2" draw:layer="layout" svg:width="15.746cm" svg:height="0.475cm" svg:x="2.2cm" svg:y="3.09cm">
          <draw:text-box>
            <text:p text:style-name="P1"><text:span text:style-name="T3">a Commercial Officer to Baghdad, in response to the increased interest in Iraq from </text:span></text:p>
          </draw:text-box>
        </draw:frame>
        <draw:frame draw:style-name="gr1" draw:text-style-name="P2" draw:layer="layout" svg:width="2.999cm" svg:height="0.475cm" svg:x="2.2cm" svg:y="3.654cm">
          <draw:text-box>
            <text:p text:style-name="P1"><text:span text:style-name="T3">UK companies. </text:span></text:p>
          </draw:text-box>
        </draw:frame>
        <draw:frame draw:style-name="gr1" draw:text-style-name="P2" draw:layer="layout" svg:width="16.706cm" svg:height="0.475cm" svg:x="2.2cm" svg:y="4.568cm">
          <draw:text-box>
            <text:p text:style-name="P1"><text:span text:style-name="T6">1024. </text:span><text:span text:style-name="T3"><text:s/>Mr Brown’s Assistant Private Secretary wrote to Mr Richard Abel, Mr Mandelson’s </text:span></text:p>
          </draw:text-box>
        </draw:frame>
        <draw:frame draw:style-name="gr1" draw:text-style-name="P2" draw:layer="layout" svg:width="15.708cm" svg:height="0.475cm" svg:x="2.2cm" svg:y="5.133cm">
          <draw:text-box>
            <text:p text:style-name="P1"><text:span text:style-name="T3">Principal Private Secretary, on 18 December informing him that Mr Brown believed, </text:span></text:p>
          </draw:text-box>
        </draw:frame>
        <draw:frame draw:style-name="gr1" draw:text-style-name="P2" draw:layer="layout" svg:width="15.564cm" svg:height="0.475cm" svg:x="2.2cm" svg:y="5.697cm">
          <draw:text-box>
            <text:p text:style-name="P1"><text:span text:style-name="T3">following his visit to Iraq the previous day, that there were opportunities in Iraq and </text:span></text:p>
          </draw:text-box>
        </draw:frame>
        <draw:frame draw:style-name="gr1" draw:text-style-name="P2" draw:layer="layout" svg:width="11.504cm" svg:height="0.475cm" svg:x="2.2cm" svg:y="6.262cm">
          <draw:text-box>
            <text:p text:style-name="P1"><text:span text:style-name="T3">interest from British companies that were not being exploited.</text:span></text:p>
          </draw:text-box>
        </draw:frame>
        <draw:frame draw:style-name="gr5" draw:text-style-name="P6" draw:layer="layout" svg:width="0.408cm" svg:height="0.276cm" svg:x="13.659cm" svg:y="6.281cm">
          <draw:text-box>
            <text:p text:style-name="P1"><text:span text:style-name="T8">601</text:span></text:p>
          </draw:text-box>
        </draw:frame>
        <draw:frame draw:style-name="gr1" draw:text-style-name="P2" draw:layer="layout" svg:width="2.923cm" svg:height="0.475cm" svg:x="14.071cm" svg:y="6.262cm">
          <draw:text-box>
            <text:p text:style-name="P1"><text:span text:style-name="T3"><text:s/></text:span><text:span text:style-name="T3">Mr Brown was </text:span></text:p>
          </draw:text-box>
        </draw:frame>
        <draw:frame draw:style-name="gr1" draw:text-style-name="P2" draw:layer="layout" svg:width="15.132cm" svg:height="0.475cm" svg:x="2.2cm" svg:y="6.826cm">
          <draw:text-box>
            <text:p text:style-name="P1"><text:span text:style-name="T3">convinced that there was an urgent need for a significant UKTI presence in both </text:span></text:p>
          </draw:text-box>
        </draw:frame>
        <draw:frame draw:style-name="gr1" draw:text-style-name="P2" draw:layer="layout" svg:width="16.482cm" svg:height="0.475cm" svg:x="2.2cm" svg:y="7.391cm">
          <draw:text-box>
            <text:p text:style-name="P1"><text:span text:style-name="T3">Baghdad and Basra, both to consolidate security gains and to ensure that UK investors </text:span></text:p>
          </draw:text-box>
        </draw:frame>
        <draw:frame draw:style-name="gr1" draw:text-style-name="P2" draw:layer="layout" svg:width="15.75cm" svg:height="0.475cm" svg:x="2.2cm" svg:y="7.955cm">
          <draw:text-box>
            <text:p text:style-name="P1"><text:span text:style-name="T3">had every chance to benefit from commercial opportunities in Iraq. Mr Brown asked </text:span></text:p>
          </draw:text-box>
        </draw:frame>
        <draw:frame draw:style-name="gr1" draw:text-style-name="P2" draw:layer="layout" svg:width="14.806cm" svg:height="0.475cm" svg:x="2.2cm" svg:y="8.52cm">
          <draw:text-box>
            <text:p text:style-name="P1"><text:span text:style-name="T3">UKTI to start planning immediately for a long-term presence in Iraq, consulting </text:span></text:p>
          </draw:text-box>
        </draw:frame>
        <draw:frame draw:style-name="gr1" draw:text-style-name="P2" draw:layer="layout" svg:width="4.345cm" svg:height="0.475cm" svg:x="2.2cm" svg:y="9.084cm">
          <draw:text-box>
            <text:p text:style-name="P1"><text:span text:style-name="T3">Mr Wareing and DFID. </text:span></text:p>
          </draw:text-box>
        </draw:frame>
        <draw:frame draw:style-name="gr1" draw:text-style-name="P2" draw:layer="layout" svg:width="15.538cm" svg:height="0.475cm" svg:x="2.2cm" svg:y="9.998cm">
          <draw:text-box>
            <text:p text:style-name="P1"><text:span text:style-name="T6">1025. </text:span><text:span text:style-name="T3"><text:s/>Mr Abel replied to No.10 on 16 January 2009, advising that an International </text:span></text:p>
          </draw:text-box>
        </draw:frame>
        <draw:frame draw:style-name="gr1" draw:text-style-name="P2" draw:layer="layout" svg:width="13.989cm" svg:height="0.475cm" svg:x="2.2cm" svg:y="10.563cm">
          <draw:text-box>
            <text:p text:style-name="P1"><text:span text:style-name="T3">Business Specialist would deploy to Iraq later that month and would make </text:span></text:p>
          </draw:text-box>
        </draw:frame>
        <draw:frame draw:style-name="gr1" draw:text-style-name="P2" draw:layer="layout" svg:width="13.506cm" svg:height="0.475cm" svg:x="2.2cm" svg:y="11.127cm">
          <draw:text-box>
            <text:p text:style-name="P1"><text:span text:style-name="T3">recommendations on UKTI’s future footprint in Iraq by the end of March.</text:span></text:p>
          </draw:text-box>
        </draw:frame>
        <draw:frame draw:style-name="gr5" draw:text-style-name="P6" draw:layer="layout" svg:width="0.408cm" svg:height="0.276cm" svg:x="15.652cm" svg:y="11.146cm">
          <draw:text-box>
            <text:p text:style-name="P1"><text:span text:style-name="T8">602</text:span></text:p>
          </draw:text-box>
        </draw:frame>
        <draw:frame draw:style-name="gr1" draw:text-style-name="P2" draw:layer="layout" svg:width="1.675cm" svg:height="0.475cm" svg:x="16.063cm" svg:y="11.127cm">
          <draw:text-box>
            <text:p text:style-name="P1"><text:span text:style-name="T3"><text:s/></text:span><text:span text:style-name="T3">Mr Abel </text:span></text:p>
          </draw:text-box>
        </draw:frame>
        <draw:frame draw:style-name="gr1" draw:text-style-name="P2" draw:layer="layout" svg:width="13.248cm" svg:height="0.475cm" svg:x="2.2cm" svg:y="11.692cm">
          <draw:text-box>
            <text:p text:style-name="P1"><text:span text:style-name="T3">added: “There will be no gap in our commercial representation in Iraq.”</text:span></text:p>
          </draw:text-box>
        </draw:frame>
        <draw:frame draw:style-name="gr1" draw:text-style-name="P2" draw:layer="layout" svg:width="16.156cm" svg:height="0.475cm" svg:x="2.2cm" svg:y="12.606cm">
          <draw:text-box>
            <text:p text:style-name="P1"><text:span text:style-name="T6">1026. </text:span><text:span text:style-name="T3"><text:s/>The International Business Specialist arrived in Baghdad at the end of January.</text:span></text:p>
          </draw:text-box>
        </draw:frame>
        <draw:frame draw:style-name="gr5" draw:text-style-name="P6" draw:layer="layout" svg:width="0.408cm" svg:height="0.276cm" svg:x="18.265cm" svg:y="12.625cm">
          <draw:text-box>
            <text:p text:style-name="P1"><text:span text:style-name="T8">603</text:span></text:p>
          </draw:text-box>
        </draw:frame>
        <draw:frame draw:style-name="gr1" draw:text-style-name="P2" draw:layer="layout" svg:width="0.422cm" svg:height="0.475cm" svg:x="18.677cm" svg:y="12.60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1.309cm" svg:height="0.475cm" svg:x="2.2cm" svg:y="13.171cm">
          <draw:text-box>
            <text:p text:style-name="P1"><text:span text:style-name="T3">He was joined by a second UKTI consultant on 12 February.</text:span></text:p>
          </draw:text-box>
        </draw:frame>
        <draw:frame draw:style-name="gr5" draw:text-style-name="P6" draw:layer="layout" svg:width="0.408cm" svg:height="0.276cm" svg:x="13.464cm" svg:y="13.189cm">
          <draw:text-box>
            <text:p text:style-name="P1"><text:span text:style-name="T8">604</text:span></text:p>
          </draw:text-box>
        </draw:frame>
        <draw:frame draw:style-name="gr1" draw:text-style-name="P2" draw:layer="layout" svg:width="0.422cm" svg:height="0.475cm" svg:x="13.875cm" svg:y="13.17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16cm" svg:height="0.475cm" svg:x="2.2cm" svg:y="14.085cm">
          <draw:text-box>
            <text:p text:style-name="P1"><text:span text:style-name="T6">1027. </text:span><text:span text:style-name="T3"><text:s/>Iraqi authorities took control of Basra Airport in January 2009; transferring </text:span></text:p>
          </draw:text-box>
        </draw:frame>
        <draw:frame draw:style-name="gr1" draw:text-style-name="P2" draw:layer="layout" svg:width="16.178cm" svg:height="0.475cm" svg:x="2.2cm" svg:y="14.65cm">
          <draw:text-box>
            <text:p text:style-name="P1"><text:span text:style-name="T3">control of the airport by the end of 2008 had been one of the UK’s key goals for 2008. </text:span></text:p>
          </draw:text-box>
        </draw:frame>
        <draw:frame draw:style-name="gr1" draw:text-style-name="P2" draw:layer="layout" svg:width="12.592cm" svg:height="0.475cm" svg:x="2.2cm" svg:y="15.214cm">
          <draw:text-box>
            <text:p text:style-name="P1"><text:span text:style-name="T3">903 Expeditionary Air Wing had operated Basra Airport since 2003.</text:span></text:p>
          </draw:text-box>
        </draw:frame>
        <draw:frame draw:style-name="gr5" draw:text-style-name="P6" draw:layer="layout" svg:width="0.408cm" svg:height="0.276cm" svg:x="14.743cm" svg:y="15.233cm">
          <draw:text-box>
            <text:p text:style-name="P1"><text:span text:style-name="T8">605</text:span></text:p>
          </draw:text-box>
        </draw:frame>
        <draw:frame draw:style-name="gr1" draw:text-style-name="P2" draw:layer="layout" svg:width="0.422cm" svg:height="0.475cm" svg:x="15.155cm" svg:y="15.21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17cm" svg:height="0.475cm" svg:x="2.2cm" svg:y="16.128cm">
          <draw:text-box>
            <text:p text:style-name="P1"><text:span text:style-name="T6">1028. </text:span><text:span text:style-name="T3"><text:s/>Mr Brown was informed on 14 December 2008 that the transfer of control </text:span></text:p>
          </draw:text-box>
        </draw:frame>
        <draw:frame draw:style-name="gr1" draw:text-style-name="P2" draw:layer="layout" svg:width="5.23cm" svg:height="0.475cm" svg:x="2.2cm" svg:y="16.693cm">
          <draw:text-box>
            <text:p text:style-name="P1"><text:span text:style-name="T3">was “effectively completed”.</text:span></text:p>
          </draw:text-box>
        </draw:frame>
        <draw:frame draw:style-name="gr5" draw:text-style-name="P6" draw:layer="layout" svg:width="0.408cm" svg:height="0.276cm" svg:x="7.415cm" svg:y="16.712cm">
          <draw:text-box>
            <text:p text:style-name="P1"><text:span text:style-name="T8">606</text:span></text:p>
          </draw:text-box>
        </draw:frame>
        <draw:frame draw:style-name="gr1" draw:text-style-name="P2" draw:layer="layout" svg:width="9.858cm" svg:height="0.475cm" svg:x="7.827cm" svg:y="16.693cm">
          <draw:text-box>
            <text:p text:style-name="P1"><text:span text:style-name="T3"><text:s/></text:span><text:span text:style-name="T3">Since July, the Iraqi civil authorities at Basra Airport </text:span></text:p>
          </draw:text-box>
        </draw:frame>
        <draw:frame draw:style-name="gr1" draw:text-style-name="P2" draw:layer="layout" svg:width="15.822cm" svg:height="0.475cm" svg:x="2.2cm" svg:y="17.257cm">
          <draw:text-box>
            <text:p text:style-name="P1"><text:span text:style-name="T3">had taken on control of air-traffic control, the airport fire brigade, and other services. </text:span></text:p>
          </draw:text-box>
        </draw:frame>
        <draw:frame draw:style-name="gr1" draw:text-style-name="P2" draw:layer="layout" svg:width="15.657cm" svg:height="0.475cm" svg:x="2.2cm" svg:y="17.822cm">
          <draw:text-box>
            <text:p text:style-name="P1"><text:span text:style-name="T3">The final stage would be a formal transfer of legal responsibility for Basra Airport to </text:span></text:p>
          </draw:text-box>
        </draw:frame>
        <draw:frame draw:style-name="gr1" draw:text-style-name="P2" draw:layer="layout" svg:width="4.231cm" svg:height="0.475cm" svg:x="2.2cm" svg:y="18.386cm">
          <draw:text-box>
            <text:p text:style-name="P1"><text:span text:style-name="T3">the Iraqi Government. </text:span></text:p>
          </draw:text-box>
        </draw:frame>
        <draw:frame draw:style-name="gr1" draw:text-style-name="P2" draw:layer="layout" svg:width="15.657cm" svg:height="0.475cm" svg:x="2.2cm" svg:y="19.301cm">
          <draw:text-box>
            <text:p text:style-name="P1"><text:span text:style-name="T6">1029. </text:span><text:span text:style-name="T3"><text:s/>Control of Basra Airport was formally transferred to the Iraqi Government on </text:span></text:p>
          </draw:text-box>
        </draw:frame>
        <draw:frame draw:style-name="gr1" draw:text-style-name="P2" draw:layer="layout" svg:width="3.054cm" svg:height="0.475cm" svg:x="2.2cm" svg:y="19.865cm">
          <draw:text-box>
            <text:p text:style-name="P1"><text:span text:style-name="T3">1 January 2009.</text:span></text:p>
          </draw:text-box>
        </draw:frame>
        <draw:frame draw:style-name="gr5" draw:text-style-name="P6" draw:layer="layout" svg:width="0.408cm" svg:height="0.276cm" svg:x="5.236cm" svg:y="19.884cm">
          <draw:text-box>
            <text:p text:style-name="P1"><text:span text:style-name="T8">607</text:span></text:p>
          </draw:text-box>
        </draw:frame>
        <draw:frame draw:style-name="gr1" draw:text-style-name="P2" draw:layer="layout" svg:width="0.422cm" svg:height="0.475cm" svg:x="5.648cm" svg:y="19.8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34cm" svg:height="0.475cm" svg:x="2.2cm" svg:y="20.78cm">
          <draw:text-box>
            <text:p text:style-name="P1"><text:span text:style-name="T6">1030. </text:span><text:span text:style-name="T3"><text:s/>During the period that Basra Airport was operated by the UK military, it received </text:span></text:p>
          </draw:text-box>
        </draw:frame>
        <draw:frame draw:style-name="gr1" draw:text-style-name="P2" draw:layer="layout" svg:width="14.607cm" svg:height="0.475cm" svg:x="2.2cm" svg:y="21.344cm">
          <draw:text-box>
            <text:p text:style-name="P1"><text:span text:style-name="T3">significant funding from a variety of military and civilian sources (including US </text:span></text:p>
          </draw:text-box>
        </draw:frame>
        <draw:line draw:style-name="gr6" draw:text-style-name="P7" draw:layer="layout" svg:x1="2.199cm" svg:y1="22.89cm" svg:x2="7.3cm" svg:y2="22.89cm">
          <text:p/>
        </draw:line>
        <draw:line draw:style-name="gr8" draw:text-style-name="P7" draw:layer="layout" svg:x1="2.645cm" svg:y1="23.75cm" svg:x2="14.94cm" svg:y2="23.75cm">
          <text:p/>
        </draw:line>
        <draw:frame draw:style-name="gr1" draw:text-style-name="P2" draw:layer="layout" svg:width="15.695cm" svg:height="0.475cm" svg:x="2.2cm" svg:y="21.908cm">
          <draw:text-box>
            <text:p text:style-name="P1"><text:span text:style-name="T3">CERPs and the UK’s Stabilisation Aid Fund). The Inquiry has not been able to form 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10">601 </text:span></text:p>
          </draw:text-box>
        </draw:frame>
        <draw:line draw:style-name="gr8" draw:text-style-name="P7" draw:layer="layout" svg:x1="2.645cm" svg:y1="24.174cm" svg:x2="10.49cm" svg:y2="24.174cm">
          <text:p/>
        </draw:line>
        <draw:frame draw:style-name="gr4" draw:text-style-name="P5" draw:layer="layout" svg:width="12.207cm" svg:height="0.395cm" svg:x="2.646cm" svg:y="23.394cm">
          <draw:text-box>
            <text:p text:style-name="P1"><text:span text:style-name="T5">Letter APS/Prime Minister to Abel, 18 December 2008, ‘UKTI presence in Iraq’.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602 </text:span></text:p>
          </draw:text-box>
        </draw:frame>
        <draw:frame draw:style-name="gr4" draw:text-style-name="P5" draw:layer="layout" svg:width="7.796cm" svg:height="0.395cm" svg:x="2.646cm" svg:y="23.817cm">
          <draw:text-box>
            <text:p text:style-name="P1"><text:span text:style-name="T5">Letter Abel to Catsaras, 16 January 2009, untitled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603 </text:span></text:p>
          </draw:text-box>
        </draw:frame>
        <draw:frame draw:style-name="gr4" draw:text-style-name="P5" draw:layer="layout" svg:width="7.779cm" svg:height="0.395cm" svg:x="2.646cm" svg:y="24.241cm">
          <draw:text-box>
            <text:p text:style-name="P1"><text:span text:style-name="T11">Report DFID, 1 February 2009, ‘Weekly Update: 1</text:span></text:p>
          </draw:text-box>
        </draw:frame>
        <draw:frame draw:style-name="gr7" draw:text-style-name="P8" draw:layer="layout" svg:width="0.205cm" svg:height="0.23cm" svg:x="10.463cm" svg:y="24.256cm">
          <draw:text-box>
            <text:p text:style-name="P1"><text:span text:style-name="T10">st</text:span></text:p>
          </draw:text-box>
        </draw:frame>
        <draw:frame draw:style-name="gr4" draw:text-style-name="P5" draw:layer="layout" svg:width="2.559cm" svg:height="0.395cm" svg:x="10.623cm" svg:y="24.241cm">
          <draw:text-box>
            <text:p text:style-name="P1"><text:span text:style-name="T11"><text:s/></text:span><text:span text:style-name="T11">February 2009’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604 </text:span></text:p>
          </draw:text-box>
        </draw:frame>
        <draw:frame draw:style-name="gr4" draw:text-style-name="P5" draw:layer="layout" svg:width="8.168cm" svg:height="0.395cm" svg:x="2.646cm" svg:y="24.664cm">
          <draw:text-box>
            <text:p text:style-name="P1"><text:span text:style-name="T11">Report DFID, 15 February 2009, ‘Weekly Update: 15</text:span></text:p>
          </draw:text-box>
        </draw:frame>
        <draw:frame draw:style-name="gr7" draw:text-style-name="P8" draw:layer="layout" svg:width="0.205cm" svg:height="0.23cm" svg:x="10.855cm" svg:y="24.68cm">
          <draw:text-box>
            <text:p text:style-name="P1"><text:span text:style-name="T10">th</text:span></text:p>
          </draw:text-box>
        </draw:frame>
        <draw:frame draw:style-name="gr4" draw:text-style-name="P5" draw:layer="layout" svg:width="2.559cm" svg:height="0.395cm" svg:x="11.027cm" svg:y="24.664cm">
          <draw:text-box>
            <text:p text:style-name="P1"><text:span text:style-name="T11"><text:s/></text:span><text:span text:style-name="T11">February 2009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605 </text:span></text:p>
          </draw:text-box>
        </draw:frame>
        <draw:frame draw:style-name="gr4" draw:text-style-name="P5" draw:layer="layout" svg:width="16.038cm" svg:height="0.395cm" svg:x="2.646cm" svg:y="25.087cm">
          <draw:text-box>
            <text:p text:style-name="P1"><text:span text:style-name="T11">Report Salmon, 15 May 2009, ‘COMUKAMPHIBFOR OP TELIC 12/13 (HQ MND(SE) Post Operational </text:span></text:p>
          </draw:text-box>
        </draw:frame>
        <draw:frame draw:style-name="gr4" draw:text-style-name="P5" draw:layer="layout" svg:width="2.326cm" svg:height="0.395cm" svg:x="2.2cm" svg:y="25.511cm">
          <draw:text-box>
            <text:p text:style-name="P1"><text:span text:style-name="T11">Report (POR)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606 </text:span></text:p>
          </draw:text-box>
        </draw:frame>
        <draw:frame draw:style-name="gr4" draw:text-style-name="P5" draw:layer="layout" svg:width="12.274cm" svg:height="0.395cm" svg:x="2.646cm" svg:y="25.934cm">
          <draw:text-box>
            <text:p text:style-name="P1"><text:span text:style-name="T11">Minute Lyon to Prime Minister, 14 December 2008, ‘Visit to Iraq, 17 December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607 </text:span></text:p>
          </draw:text-box>
        </draw:frame>
        <draw:frame draw:style-name="gr4" draw:text-style-name="P5" draw:layer="layout" svg:width="16.038cm" svg:height="0.395cm" svg:x="2.646cm" svg:y="26.357cm">
          <draw:text-box>
            <text:p text:style-name="P1"><text:span text:style-name="T11">Report Salmon, 15 May 2009, ‘COMUKAMPHIBFOR OP TELIC 12/13 (HQ MND(SE) Post Operational </text:span></text:p>
          </draw:text-box>
        </draw:frame>
        <draw:frame draw:style-name="gr4" draw:text-style-name="P5" draw:layer="layout" svg:width="2.326cm" svg:height="0.395cm" svg:x="2.2cm" svg:y="26.781cm">
          <draw:text-box>
            <text:p text:style-name="P1"><text:span text:style-name="T11">Report (POR)’.</text:span></text:p>
          </draw:text-box>
        </draw:frame>
      </draw:page>
      <draw:page draw:name="page1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4</text:span></text:p>
          </draw:text-box>
        </draw:frame>
        <draw:frame draw:style-name="gr1" draw:text-style-name="P2" draw:layer="layout" svg:width="16.165cm" svg:height="0.475cm" svg:x="2.2cm" svg:y="2.525cm">
          <draw:text-box>
            <text:p text:style-name="P1"><text:span text:style-name="T3">a comprehensive picture of the support provided to Basra Airport by the UK and other </text:span></text:p>
          </draw:text-box>
        </draw:frame>
        <draw:frame draw:style-name="gr1" draw:text-style-name="P2" draw:layer="layout" svg:width="4.231cm" svg:height="0.475cm" svg:x="2.2cm" svg:y="3.09cm">
          <draw:text-box>
            <text:p text:style-name="P1"><text:span text:style-name="T3">international partners. </text:span></text:p>
          </draw:text-box>
        </draw:frame>
        <draw:frame draw:style-name="gr10" draw:text-style-name="P9" draw:layer="layout" svg:width="10.145cm" svg:height="0.556cm" svg:x="2.2cm" svg:y="4.161cm">
          <draw:text-box>
            <text:p text:style-name="P1"><text:span text:style-name="T14">Long-Term Strategy for Iraq, February 2009</text:span></text:p>
          </draw:text-box>
        </draw:frame>
        <draw:frame draw:style-name="gr1" draw:text-style-name="P2" draw:layer="layout" svg:width="16.44cm" svg:height="0.475cm" svg:x="2.2cm" svg:y="4.989cm">
          <draw:text-box>
            <text:p text:style-name="P1"><text:span text:style-name="T6">1031. </text:span><text:span text:style-name="T3"><text:s/>Mr Miliband’s Private Secretary circulated a draft strategy for “UK policy towards </text:span></text:p>
          </draw:text-box>
        </draw:frame>
        <draw:frame draw:style-name="gr1" draw:text-style-name="P2" draw:layer="layout" svg:width="15.953cm" svg:height="0.475cm" svg:x="2.2cm" svg:y="5.553cm">
          <draw:text-box>
            <text:p text:style-name="P1"><text:span text:style-name="T3">and relations with Iraq following military drawdown” to No. 10 and the Private Offices </text:span></text:p>
          </draw:text-box>
        </draw:frame>
        <draw:frame draw:style-name="gr1" draw:text-style-name="P2" draw:layer="layout" svg:width="8.215cm" svg:height="0.475cm" svg:x="2.2cm" svg:y="6.118cm">
          <draw:text-box>
            <text:p text:style-name="P1"><text:span text:style-name="T3">of NSID(OD) Ministers on 13 January 2009.</text:span></text:p>
          </draw:text-box>
        </draw:frame>
        <draw:frame draw:style-name="gr5" draw:text-style-name="P6" draw:layer="layout" svg:width="0.408cm" svg:height="0.276cm" svg:x="10.388cm" svg:y="6.137cm">
          <draw:text-box>
            <text:p text:style-name="P1"><text:span text:style-name="T8">608</text:span></text:p>
          </draw:text-box>
        </draw:frame>
        <draw:frame draw:style-name="gr1" draw:text-style-name="P2" draw:layer="layout" svg:width="7.479cm" svg:height="0.475cm" svg:x="10.8cm" svg:y="6.118cm">
          <draw:text-box>
            <text:p text:style-name="P1"><text:span text:style-name="T3"><text:s/></text:span><text:span text:style-name="T3">The draft strategy had been agreed by </text:span></text:p>
          </draw:text-box>
        </draw:frame>
        <draw:frame draw:style-name="gr1" draw:text-style-name="P2" draw:layer="layout" svg:width="11.322cm" svg:height="0.475cm" svg:x="2.2cm" svg:y="6.682cm">
          <draw:text-box>
            <text:p text:style-name="P1"><text:span text:style-name="T3">officials from all interested departments and by Mr Miliband. </text:span></text:p>
          </draw:text-box>
        </draw:frame>
        <draw:frame draw:style-name="gr1" draw:text-style-name="P2" draw:layer="layout" svg:width="16.342cm" svg:height="0.475cm" svg:x="2.2cm" svg:y="7.547cm">
          <draw:text-box>
            <text:p text:style-name="P1"><text:span text:style-name="T6">1032. </text:span><text:span text:style-name="T3"><text:s/>The draft strategy, which is described in detail in Section 9.7, stated that the UK </text:span></text:p>
          </draw:text-box>
        </draw:frame>
        <draw:frame draw:style-name="gr1" draw:text-style-name="P2" draw:layer="layout" svg:width="14.353cm" svg:height="0.475cm" svg:x="2.2cm" svg:y="8.111cm">
          <draw:text-box>
            <text:p text:style-name="P1"><text:span text:style-name="T3">had a “strategic national interest in a strong, stable and non-hostile Iraq that:</text:span></text:p>
          </draw:text-box>
        </draw:frame>
        <draw:frame draw:style-name="gr3" draw:text-style-name="P4" draw:layer="layout" svg:width="0.634cm" svg:height="0.712cm" svg:x="2.95cm" svg:y="8.81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1cm" svg:height="0.475cm" svg:x="3.7cm" svg:y="8.976cm">
          <draw:text-box>
            <text:p text:style-name="P1"><text:span text:style-name="T3">acts in accordance with international law and does not threaten its neighbours;</text:span></text:p>
          </draw:text-box>
        </draw:frame>
        <draw:frame draw:style-name="gr3" draw:text-style-name="P4" draw:layer="layout" svg:width="0.634cm" svg:height="0.712cm" svg:x="2.95cm" svg:y="9.4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74cm" svg:height="0.475cm" svg:x="3.7cm" svg:y="9.64cm">
          <draw:text-box>
            <text:p text:style-name="P1"><text:span text:style-name="T3">provides a counterweight against Iran, ideally as a pro-Western state …;</text:span></text:p>
          </draw:text-box>
        </draw:frame>
        <draw:frame draw:style-name="gr3" draw:text-style-name="P4" draw:layer="layout" svg:width="0.634cm" svg:height="0.712cm" svg:x="2.95cm" svg:y="10.1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09cm" svg:height="0.475cm" svg:x="3.7cm" svg:y="10.305cm">
          <draw:text-box>
            <text:p text:style-name="P1"><text:span text:style-name="T3">is able to deny AQ-I [Al Qaida in Iraq] and other terrorist groups a safe haven in </text:span></text:p>
          </draw:text-box>
        </draw:frame>
        <draw:frame draw:style-name="gr1" draw:text-style-name="P2" draw:layer="layout" svg:width="3.825cm" svg:height="0.475cm" svg:x="3.7cm" svg:y="10.869cm">
          <draw:text-box>
            <text:p text:style-name="P1"><text:span text:style-name="T3">its national territory; </text:span></text:p>
          </draw:text-box>
        </draw:frame>
        <draw:frame draw:style-name="gr3" draw:text-style-name="P4" draw:layer="layout" svg:width="0.634cm" svg:height="0.712cm" svg:x="2.95cm" svg:y="11.3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5cm" svg:height="0.475cm" svg:x="3.7cm" svg:y="11.533cm">
          <draw:text-box>
            <text:p text:style-name="P1"><text:span text:style-name="T3">contributes positively to stable world energy markets by maximising its potential </text:span></text:p>
          </draw:text-box>
        </draw:frame>
        <draw:frame draw:style-name="gr1" draw:text-style-name="P2" draw:layer="layout" svg:width="14.463cm" svg:height="0.475cm" svg:x="3.7cm" svg:y="12.098cm">
          <draw:text-box>
            <text:p text:style-name="P1"><text:span text:style-name="T3">as a producer and exporter of oil and gas, and increases EU energy security </text:span></text:p>
          </draw:text-box>
        </draw:frame>
        <draw:frame draw:style-name="gr1" draw:text-style-name="P2" draw:layer="layout" svg:width="7.423cm" svg:height="0.475cm" svg:x="3.7cm" svg:y="12.662cm">
          <draw:text-box>
            <text:p text:style-name="P1"><text:span text:style-name="T3">through developing new supply routes.”</text:span></text:p>
          </draw:text-box>
        </draw:frame>
        <draw:frame draw:style-name="gr1" draw:text-style-name="P2" draw:layer="layout" svg:width="16.601cm" svg:height="0.475cm" svg:x="2.2cm" svg:y="13.527cm">
          <draw:text-box>
            <text:p text:style-name="P1"><text:span text:style-name="T6">1033. </text:span><text:span text:style-name="T3"><text:s/>The draft strategy identified a number of “essential” and “highly desirable” factors </text:span></text:p>
          </draw:text-box>
        </draw:frame>
        <draw:frame draw:style-name="gr1" draw:text-style-name="P2" draw:layer="layout" svg:width="16.097cm" svg:height="0.475cm" svg:x="2.2cm" svg:y="14.091cm">
          <draw:text-box>
            <text:p text:style-name="P1"><text:span text:style-name="T3">for achieving the UK’s strategic interest of a “strong, stable and non-hostile Iraq”. The </text:span></text:p>
          </draw:text-box>
        </draw:frame>
        <draw:frame draw:style-name="gr1" draw:text-style-name="P2" draw:layer="layout" svg:width="16.275cm" svg:height="0.475cm" svg:x="2.2cm" svg:y="14.656cm">
          <draw:text-box>
            <text:p text:style-name="P1"><text:span text:style-name="T3">essential factors included a “functioning economy”, which would require agreement on </text:span></text:p>
          </draw:text-box>
        </draw:frame>
        <draw:frame draw:style-name="gr1" draw:text-style-name="P2" draw:layer="layout" svg:width="10.695cm" svg:height="0.475cm" svg:x="2.2cm" svg:y="15.22cm">
          <draw:text-box>
            <text:p text:style-name="P1"><text:span text:style-name="T3">the Hydrocarbons Law. Highly desirable factors included:</text:span></text:p>
          </draw:text-box>
        </draw:frame>
        <draw:frame draw:style-name="gr3" draw:text-style-name="P4" draw:layer="layout" svg:width="0.634cm" svg:height="0.712cm" svg:x="2.95cm" svg:y="15.9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027cm" svg:height="0.475cm" svg:x="3.7cm" svg:y="16.085cm">
          <draw:text-box>
            <text:p text:style-name="P1"><text:span text:style-name="T3">that Iraq should be “a broadly democratic state”;</text:span></text:p>
          </draw:text-box>
        </draw:frame>
        <draw:frame draw:style-name="gr3" draw:text-style-name="P4" draw:layer="layout" svg:width="0.634cm" svg:height="0.712cm" svg:x="2.95cm" svg:y="16.5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99cm" svg:height="0.475cm" svg:x="3.7cm" svg:y="16.749cm">
          <draw:text-box>
            <text:p text:style-name="P1"><text:span text:style-name="T3">that Iraq should address critical humanitarian issues, in particular the large </text:span></text:p>
          </draw:text-box>
        </draw:frame>
        <draw:frame draw:style-name="gr1" draw:text-style-name="P2" draw:layer="layout" svg:width="8.778cm" svg:height="0.475cm" svg:x="3.7cm" svg:y="17.313cm">
          <draw:text-box>
            <text:p text:style-name="P1"><text:span text:style-name="T3">number of refugees and displaced people; and</text:span></text:p>
          </draw:text-box>
        </draw:frame>
        <draw:frame draw:style-name="gr3" draw:text-style-name="P4" draw:layer="layout" svg:width="0.634cm" svg:height="0.712cm" svg:x="2.95cm" svg:y="17.8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555cm" svg:height="0.475cm" svg:x="3.7cm" svg:y="17.978cm">
          <draw:text-box>
            <text:p text:style-name="P1"><text:span text:style-name="T3">that Iraq should develop a strong and open market economy. </text:span></text:p>
          </draw:text-box>
        </draw:frame>
        <draw:frame draw:style-name="gr1" draw:text-style-name="P2" draw:layer="layout" svg:width="16.088cm" svg:height="0.475cm" svg:x="2.2cm" svg:y="18.842cm">
          <draw:text-box>
            <text:p text:style-name="P1"><text:span text:style-name="T6">1034. </text:span><text:span text:style-name="T3"><text:s/>The draft strategy listed a number of elements of a future Iraq/UK relationship, </text:span></text:p>
          </draw:text-box>
        </draw:frame>
        <draw:frame draw:style-name="gr1" draw:text-style-name="P2" draw:layer="layout" svg:width="1.915cm" svg:height="0.475cm" svg:x="2.2cm" svg:y="19.407cm">
          <draw:text-box>
            <text:p text:style-name="P1"><text:span text:style-name="T3">including: </text:span></text:p>
          </draw:text-box>
        </draw:frame>
        <draw:frame draw:style-name="gr3" draw:text-style-name="P4" draw:layer="layout" svg:width="0.634cm" svg:height="0.712cm" svg:x="2.95cm" svg:y="20.1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76cm" svg:height="0.475cm" svg:x="3.7cm" svg:y="20.271cm">
          <draw:text-box>
            <text:p text:style-name="P1"><text:span text:style-name="T3">Economic: the UK would help build Iraqi capacity to deliver economic growth </text:span></text:p>
          </draw:text-box>
        </draw:frame>
        <draw:frame draw:style-name="gr1" draw:text-style-name="P2" draw:layer="layout" svg:width="5.836cm" svg:height="0.475cm" svg:x="3.7cm" svg:y="20.836cm">
          <draw:text-box>
            <text:p text:style-name="P1"><text:span text:style-name="T3">and opportunity (DFID to lead).</text:span></text:p>
          </draw:text-box>
        </draw:frame>
        <draw:frame draw:style-name="gr3" draw:text-style-name="P4" draw:layer="layout" svg:width="0.634cm" svg:height="0.712cm" svg:x="2.95cm" svg:y="21.3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9cm" svg:height="0.475cm" svg:x="3.7cm" svg:y="21.5cm">
          <draw:text-box>
            <text:p text:style-name="P1"><text:span text:style-name="T3">Energy: the UK would help Iraq to bring greater volumes of oil and gas to the </text:span></text:p>
          </draw:text-box>
        </draw:frame>
        <draw:frame draw:style-name="gr1" draw:text-style-name="P2" draw:layer="layout" svg:width="14.446cm" svg:height="0.475cm" svg:x="3.7cm" svg:y="22.065cm">
          <draw:text-box>
            <text:p text:style-name="P1"><text:span text:style-name="T3">market (FCO and the Department of Energy and Climate Change (DECC) to </text:span></text:p>
          </draw:text-box>
        </draw:frame>
        <draw:frame draw:style-name="gr1" draw:text-style-name="P2" draw:layer="layout" svg:width="3.16cm" svg:height="0.475cm" svg:x="3.7cm" svg:y="22.629cm">
          <draw:text-box>
            <text:p text:style-name="P1"><text:span text:style-name="T3">lead, with MOD).</text:span></text:p>
          </draw:text-box>
        </draw:frame>
        <draw:frame draw:style-name="gr3" draw:text-style-name="P4" draw:layer="layout" svg:width="0.634cm" svg:height="0.712cm" svg:x="2.95cm" svg:y="23.1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65cm" svg:height="0.475cm" svg:x="3.7cm" svg:y="23.293cm">
          <draw:text-box>
            <text:p text:style-name="P1"><text:span text:style-name="T3">Commercial: the UK should ensure a level playing field for UK firms in Iraq </text:span></text:p>
          </draw:text-box>
        </draw:frame>
        <draw:frame draw:style-name="gr1" draw:text-style-name="P2" draw:layer="layout" svg:width="3.892cm" svg:height="0.475cm" svg:x="3.7cm" svg:y="23.858cm">
          <draw:text-box>
            <text:p text:style-name="P1"><text:span text:style-name="T3">(UKTI/FCO to lead). </text:span></text:p>
          </draw:text-box>
        </draw:frame>
        <draw:frame draw:style-name="gr3" draw:text-style-name="P4" draw:layer="layout" svg:width="0.634cm" svg:height="0.712cm" svg:x="2.95cm" svg:y="24.36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28cm" svg:height="0.475cm" svg:x="3.7cm" svg:y="24.522cm">
          <draw:text-box>
            <text:p text:style-name="P1"><text:span text:style-name="T3">Education and culture: increased educational and cultural exchanges would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7.431cm" svg:y2="26.714cm">
          <text:p/>
        </draw:line>
        <draw:line draw:style-name="gr8" draw:text-style-name="P7" draw:layer="layout" svg:x1="2.199cm" svg:y1="27.137cm" svg:x2="6.513cm" svg:y2="27.137cm">
          <text:p/>
        </draw:line>
        <draw:frame draw:style-name="gr1" draw:text-style-name="P2" draw:layer="layout" svg:width="8.181cm" svg:height="0.475cm" svg:x="3.7cm" svg:y="25.087cm">
          <draw:text-box>
            <text:p text:style-name="P1"><text:span text:style-name="T3">underpin other elements of the relationship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608 </text:span></text:p>
          </draw:text-box>
        </draw:frame>
        <draw:frame draw:style-name="gr4" draw:text-style-name="P5" draw:layer="layout" svg:width="14.713cm" svg:height="0.395cm" svg:x="2.646cm" svg:y="26.357cm">
          <draw:text-box>
            <text:p text:style-name="P1"><text:span text:style-name="T5">Letter Hickey to Catsaras, 13 January 2009, ‘Iraq: Strategy’, attaching Paper [draft], [undated], </text:span></text:p>
          </draw:text-box>
        </draw:frame>
        <draw:frame draw:style-name="gr4" draw:text-style-name="P5" draw:layer="layout" svg:width="4.387cm" svg:height="0.395cm" svg:x="2.2cm" svg:y="26.781cm">
          <draw:text-box>
            <text:p text:style-name="P1"><text:span text:style-name="T5">‘</text:span><text:span text:style-name="T5">Iraq: a Review of Strategy’.</text:span><text:span text:style-name="T11"> </text:span></text:p>
          </draw:text-box>
        </draw:frame>
      </draw:page>
      <draw:page draw:name="page169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5</text:span></text:p>
          </draw:text-box>
        </draw:frame>
        <draw:frame draw:style-name="gr1" draw:text-style-name="P2" draw:layer="layout" svg:width="15.788cm" svg:height="0.475cm" svg:x="2.2cm" svg:y="2.525cm">
          <draw:text-box>
            <text:p text:style-name="P1"><text:span text:style-name="T6">1035. </text:span><text:span text:style-name="T3"><text:s/>The draft strategy stated that much of DFID’s work in Basra would come to a </text:span></text:p>
          </draw:text-box>
        </draw:frame>
        <draw:frame draw:style-name="gr1" draw:text-style-name="P2" draw:layer="layout" svg:width="16.042cm" svg:height="0.475cm" svg:x="2.2cm" svg:y="3.09cm">
          <draw:text-box>
            <text:p text:style-name="P1"><text:span text:style-name="T3">“</text:span><text:span text:style-name="T3">natural conclusion” by mid-2009. DFID would respond to changing conditions on the </text:span></text:p>
          </draw:text-box>
        </draw:frame>
        <draw:frame draw:style-name="gr1" draw:text-style-name="P2" draw:layer="layout" svg:width="15.911cm" svg:height="0.475cm" svg:x="2.2cm" svg:y="3.654cm">
          <draw:text-box>
            <text:p text:style-name="P1"><text:span text:style-name="T3">ground, but anticipated “drawing down from Basra” by that date. It would continue to </text:span></text:p>
          </draw:text-box>
        </draw:frame>
        <draw:frame draw:style-name="gr1" draw:text-style-name="P2" draw:layer="layout" svg:width="15.898cm" svg:height="0.475cm" svg:x="2.2cm" svg:y="4.218cm">
          <draw:text-box>
            <text:p text:style-name="P1"><text:span text:style-name="T3">provide some support to programmes through the Basra Support Office in Baghdad. </text:span></text:p>
          </draw:text-box>
        </draw:frame>
        <draw:frame draw:style-name="gr1" draw:text-style-name="P2" draw:layer="layout" svg:width="16.504cm" svg:height="0.475cm" svg:x="2.2cm" svg:y="4.783cm">
          <draw:text-box>
            <text:p text:style-name="P1"><text:span text:style-name="T3">DFID resources for Iraq would reduce from £25m in the current financial year (2008/09) </text:span></text:p>
          </draw:text-box>
        </draw:frame>
        <draw:frame draw:style-name="gr1" draw:text-style-name="P2" draw:layer="layout" svg:width="7.969cm" svg:height="0.475cm" svg:x="2.2cm" svg:y="5.347cm">
          <draw:text-box>
            <text:p text:style-name="P1"><text:span text:style-name="T3">to £20m in 2009/10 and £10m in 2010/11. </text:span></text:p>
          </draw:text-box>
        </draw:frame>
        <draw:frame draw:style-name="gr1" draw:text-style-name="P2" draw:layer="layout" svg:width="16.169cm" svg:height="0.475cm" svg:x="2.2cm" svg:y="6.262cm">
          <draw:text-box>
            <text:p text:style-name="P1"><text:span text:style-name="T6">1036. </text:span><text:span text:style-name="T3"><text:s/>The Stabilisation Aid Fund (SAF) and the FCO’s Peace-Keeping Budget (PKB) </text:span></text:p>
          </draw:text-box>
        </draw:frame>
        <draw:frame draw:style-name="gr1" draw:text-style-name="P2" draw:layer="layout" svg:width="16.355cm" svg:height="0.475cm" svg:x="2.2cm" svg:y="6.826cm">
          <draw:text-box>
            <text:p text:style-name="P1"><text:span text:style-name="T3">were essential sources of funding for UK programmes in Iraq. There was unlikely to be </text:span></text:p>
          </draw:text-box>
        </draw:frame>
        <draw:frame draw:style-name="gr1" draw:text-style-name="P2" draw:layer="layout" svg:width="16.139cm" svg:height="0.475cm" svg:x="2.2cm" svg:y="7.391cm">
          <draw:text-box>
            <text:p text:style-name="P1"><text:span text:style-name="T3">any PKB funding for Iraq in 2009/10. MOD, DFID and FCO officials were reprioritising </text:span></text:p>
          </draw:text-box>
        </draw:frame>
        <draw:frame draw:style-name="gr1" draw:text-style-name="P2" draw:layer="layout" svg:width="16.139cm" svg:height="0.475cm" svg:x="2.2cm" svg:y="7.955cm">
          <draw:text-box>
            <text:p text:style-name="P1"><text:span text:style-name="T3">the £15m SAF allocation for Iraq for 2009/10, to support “initiatives which support key </text:span></text:p>
          </draw:text-box>
        </draw:frame>
        <draw:frame draw:style-name="gr1" draw:text-style-name="P2" draw:layer="layout" svg:width="9.768cm" svg:height="0.475cm" svg:x="2.2cm" svg:y="8.52cm">
          <draw:text-box>
            <text:p text:style-name="P1"><text:span text:style-name="T3">Prime Ministerial deliverables” and the Rule of Law. </text:span></text:p>
          </draw:text-box>
        </draw:frame>
        <draw:frame draw:style-name="gr1" draw:text-style-name="P2" draw:layer="layout" svg:width="15.987cm" svg:height="0.475cm" svg:x="2.2cm" svg:y="9.434cm">
          <draw:text-box>
            <text:p text:style-name="P1"><text:span text:style-name="T6">1037. </text:span><text:span text:style-name="T3"><text:s/>Mr Alistair Darling, Chancellor of the Exchequer, Mr John Hutton, the Defence </text:span></text:p>
          </draw:text-box>
        </draw:frame>
        <draw:frame draw:style-name="gr1" draw:text-style-name="P2" draw:layer="layout" svg:width="13.324cm" svg:height="0.475cm" svg:x="2.2cm" svg:y="9.998cm">
          <draw:text-box>
            <text:p text:style-name="P1"><text:span text:style-name="T3">Secretary, and Mr Alexander confirmed their agreement to the strategy.</text:span></text:p>
          </draw:text-box>
        </draw:frame>
        <draw:frame draw:style-name="gr5" draw:text-style-name="P6" draw:layer="layout" svg:width="0.408cm" svg:height="0.276cm" svg:x="15.479cm" svg:y="10.017cm">
          <draw:text-box>
            <text:p text:style-name="P1"><text:span text:style-name="T8">609</text:span></text:p>
          </draw:text-box>
        </draw:frame>
        <draw:frame draw:style-name="gr1" draw:text-style-name="P2" draw:layer="layout" svg:width="0.422cm" svg:height="0.475cm" svg:x="15.891cm" svg:y="9.99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58cm" svg:height="0.475cm" svg:x="2.2cm" svg:y="10.913cm">
          <draw:text-box>
            <text:p text:style-name="P1"><text:span text:style-name="T6">1038. </text:span><text:span text:style-name="T3"><text:s/>Mr Donal Brown informed the 4 February meeting of the ISG that the US would </text:span></text:p>
          </draw:text-box>
        </draw:frame>
        <draw:frame draw:style-name="gr1" draw:text-style-name="P2" draw:layer="layout" svg:width="7.237cm" svg:height="0.475cm" svg:x="2.2cm" svg:y="11.477cm">
          <draw:text-box>
            <text:p text:style-name="P1"><text:span text:style-name="T3">take over the Basra PRT on 31 March.</text:span></text:p>
          </draw:text-box>
        </draw:frame>
        <draw:frame draw:style-name="gr5" draw:text-style-name="P6" draw:layer="layout" svg:width="0.408cm" svg:height="0.276cm" svg:x="9.408cm" svg:y="11.496cm">
          <draw:text-box>
            <text:p text:style-name="P1"><text:span text:style-name="T8">610</text:span></text:p>
          </draw:text-box>
        </draw:frame>
        <draw:frame draw:style-name="gr1" draw:text-style-name="P2" draw:layer="layout" svg:width="8.935cm" svg:height="0.475cm" svg:x="9.82cm" svg:y="11.477cm">
          <draw:text-box>
            <text:p text:style-name="P1"><text:span text:style-name="T3"><text:s/></text:span><text:span text:style-name="T3">The US had agreed to retain programmes that </text:span></text:p>
          </draw:text-box>
        </draw:frame>
        <draw:frame draw:style-name="gr1" draw:text-style-name="P2" draw:layer="layout" svg:width="6.233cm" svg:height="0.475cm" svg:x="2.2cm" svg:y="12.042cm">
          <draw:text-box>
            <text:p text:style-name="P1"><text:span text:style-name="T3">were important to UK objectives. </text:span></text:p>
          </draw:text-box>
        </draw:frame>
        <draw:frame draw:style-name="gr1" draw:text-style-name="P2" draw:layer="layout" svg:width="14.619cm" svg:height="0.475cm" svg:x="2.2cm" svg:y="12.956cm">
          <draw:text-box>
            <text:p text:style-name="P1"><text:span text:style-name="T6">1039. </text:span><text:span text:style-name="T3"><text:s/>On 9 February, Mr Brown’s Assistant Private Secretary told the Private </text:span></text:p>
          </draw:text-box>
        </draw:frame>
        <draw:frame draw:style-name="gr1" draw:text-style-name="P2" draw:layer="layout" svg:width="14.527cm" svg:height="0.475cm" svg:x="2.2cm" svg:y="13.521cm">
          <draw:text-box>
            <text:p text:style-name="P1"><text:span text:style-name="T3">Secretaries to Mr Miliband and Lord Mandelson that Mr Brown had endorsed </text:span></text:p>
          </draw:text-box>
        </draw:frame>
        <draw:frame draw:style-name="gr1" draw:text-style-name="P2" draw:layer="layout" svg:width="15.183cm" svg:height="0.475cm" svg:x="2.2cm" svg:y="14.085cm">
          <draw:text-box>
            <text:p text:style-name="P1"><text:span text:style-name="T3">the strategy, which was consistent with the approach described to Parliament on </text:span></text:p>
          </draw:text-box>
        </draw:frame>
        <draw:frame draw:style-name="gr1" draw:text-style-name="P2" draw:layer="layout" svg:width="2.644cm" svg:height="0.475cm" svg:x="2.2cm" svg:y="14.65cm">
          <draw:text-box>
            <text:p text:style-name="P1"><text:span text:style-name="T3">18 December.</text:span></text:p>
          </draw:text-box>
        </draw:frame>
        <draw:frame draw:style-name="gr5" draw:text-style-name="P6" draw:layer="layout" svg:width="0.391cm" svg:height="0.276cm" svg:x="4.835cm" svg:y="14.668cm">
          <draw:text-box>
            <text:p text:style-name="P1"><text:span text:style-name="T8">611</text:span></text:p>
          </draw:text-box>
        </draw:frame>
        <draw:frame draw:style-name="gr1" draw:text-style-name="P2" draw:layer="layout" svg:width="0.422cm" svg:height="0.475cm" svg:x="5.229cm" svg:y="14.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34cm" svg:height="0.475cm" svg:x="2.2cm" svg:y="15.564cm">
          <draw:text-box>
            <text:p text:style-name="P1"><text:span text:style-name="T6">1040. </text:span><text:span text:style-name="T3"><text:s/>Mr Brown remained “keen to ensure maximum savings as we move to a normal </text:span></text:p>
          </draw:text-box>
        </draw:frame>
        <draw:frame draw:style-name="gr1" draw:text-style-name="P2" draw:layer="layout" svg:width="7.139cm" svg:height="0.475cm" svg:x="2.2cm" svg:y="16.128cm">
          <draw:text-box>
            <text:p text:style-name="P1"><text:span text:style-name="T3">bilateral relationship”, but agreed that:</text:span></text:p>
          </draw:text-box>
        </draw:frame>
        <draw:frame draw:style-name="gr1" draw:text-style-name="P2" draw:layer="layout" svg:width="16.017cm" svg:height="0.475cm" svg:x="2.95cm" svg:y="17.043cm">
          <draw:text-box>
            <text:p text:style-name="P1"><text:span text:style-name="T3">“… </text:span><text:span text:style-name="T3">the UK will retain an important strategic interest in the emergence of a stable and </text:span></text:p>
          </draw:text-box>
        </draw:frame>
        <draw:frame draw:style-name="gr1" draw:text-style-name="P2" draw:layer="layout" svg:width="15.433cm" svg:height="0.475cm" svg:x="2.95cm" svg:y="17.607cm">
          <draw:text-box>
            <text:p text:style-name="P1"><text:span text:style-name="T3">prosperous Iraq, able to contribute to regional stability and global energy security; </text:span></text:p>
          </draw:text-box>
        </draw:frame>
        <draw:frame draw:style-name="gr1" draw:text-style-name="P2" draw:layer="layout" svg:width="15.547cm" svg:height="0.475cm" svg:x="2.95cm" svg:y="18.172cm">
          <draw:text-box>
            <text:p text:style-name="P1"><text:span text:style-name="T3">and that we will have important bilateral interests in Iraq which need to be secured </text:span></text:p>
          </draw:text-box>
        </draw:frame>
        <draw:frame draw:style-name="gr1" draw:text-style-name="P2" draw:layer="layout" svg:width="3.169cm" svg:height="0.475cm" svg:x="2.95cm" svg:y="18.736cm">
          <draw:text-box>
            <text:p text:style-name="P1"><text:span text:style-name="T3">and promoted …</text:span></text:p>
          </draw:text-box>
        </draw:frame>
        <draw:frame draw:style-name="gr1" draw:text-style-name="P2" draw:layer="layout" svg:width="14.688cm" svg:height="0.475cm" svg:x="2.95cm" svg:y="19.651cm">
          <draw:text-box>
            <text:p text:style-name="P1"><text:span text:style-name="T3">“</text:span><text:span text:style-name="T3">In particular, the Prime Minister continues to believe that improving trade and </text:span></text:p>
          </draw:text-box>
        </draw:frame>
        <draw:frame draw:style-name="gr1" draw:text-style-name="P2" draw:layer="layout" svg:width="15.06cm" svg:height="0.475cm" svg:x="2.95cm" svg:y="20.215cm">
          <draw:text-box>
            <text:p text:style-name="P1"><text:span text:style-name="T3">investment in Iraq is key both to consolidating the security gains that have been </text:span></text:p>
          </draw:text-box>
        </draw:frame>
        <draw:frame draw:style-name="gr1" draw:text-style-name="P2" draw:layer="layout" svg:width="14.607cm" svg:height="0.475cm" svg:x="2.95cm" svg:y="20.78cm">
          <draw:text-box>
            <text:p text:style-name="P1"><text:span text:style-name="T3">made, and ensuring UK investors are able to benefit from the opportunities in </text:span></text:p>
          </draw:text-box>
        </draw:frame>
        <draw:frame draw:style-name="gr1" draw:text-style-name="P2" draw:layer="layout" svg:width="15.123cm" svg:height="0.475cm" svg:x="2.95cm" svg:y="21.344cm">
          <draw:text-box>
            <text:p text:style-name="P1"><text:span text:style-name="T3">Iraq … We also need to ensure that investors in Basra continue to be supported </text:span></text:p>
          </draw:text-box>
        </draw:frame>
        <draw:frame draw:style-name="gr1" draw:text-style-name="P2" draw:layer="layout" svg:width="6.301cm" svg:height="0.475cm" svg:x="2.95cm" svg:y="21.908cm">
          <draw:text-box>
            <text:p text:style-name="P1"><text:span text:style-name="T3">as our military hands over to US.”</text:span></text:p>
          </draw:text-box>
        </draw:frame>
        <draw:frame draw:style-name="gr1" draw:text-style-name="P2" draw:layer="layout" svg:width="16.321cm" svg:height="0.475cm" svg:x="2.2cm" svg:y="22.823cm">
          <draw:text-box>
            <text:p text:style-name="P1"><text:span text:style-name="T6">1041. </text:span><text:span text:style-name="T3"><text:s/>A planned visit by Prime Minister Maliki to the Invest Iraq Conference in London </text:span></text:p>
          </draw:text-box>
        </draw:frame>
        <draw:frame draw:style-name="gr1" draw:text-style-name="P2" draw:layer="layout" svg:width="15.687cm" svg:height="0.475cm" svg:x="2.2cm" svg:y="23.387cm">
          <draw:text-box>
            <text:p text:style-name="P1"><text:span text:style-name="T3">at the end of April would be “an important milestone for showcasing progress in th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7.842cm" svg:height="0.475cm" svg:x="2.2cm" svg:y="23.952cm">
          <draw:text-box>
            <text:p text:style-name="P1"><text:span text:style-name="T3">transition to a new relationship with Iraq”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609 </text:span></text:p>
          </draw:text-box>
        </draw:frame>
        <draw:frame draw:style-name="gr4" draw:text-style-name="P5" draw:layer="layout" svg:width="13.625cm" svg:height="0.395cm" svg:x="2.646cm" svg:y="25.511cm">
          <draw:text-box>
            <text:p text:style-name="P1"><text:span text:style-name="T11">Letter Jordan to Hickey, 26 January 2009, ‘Iraq Strategy’; Letter Ferguson to Catsaras, <text:s/></text:span></text:p>
          </draw:text-box>
        </draw:frame>
        <draw:frame draw:style-name="gr4" draw:text-style-name="P5" draw:layer="layout" svg:width="14.488cm" svg:height="0.395cm" svg:x="2.2cm" svg:y="25.934cm">
          <draw:text-box>
            <text:p text:style-name="P1"><text:span text:style-name="T11">29 January 2009, ‘Iraq: Strategy’; Letter Wright to Catsaras, 5 February 2009, ‘Iraq Strateg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610 </text:span></text:p>
          </draw:text-box>
        </draw:frame>
        <draw:frame draw:style-name="gr4" draw:text-style-name="P5" draw:layer="layout" svg:width="8.727cm" svg:height="0.395cm" svg:x="2.646cm" svg:y="26.357cm">
          <draw:text-box>
            <text:p text:style-name="P1"><text:span text:style-name="T11">Record, 4 February 2009, Iraq Strategy Group meeting. 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10">611 </text:span></text:p>
          </draw:text-box>
        </draw:frame>
        <draw:frame draw:style-name="gr4" draw:text-style-name="P5" draw:layer="layout" svg:width="10.729cm" svg:height="0.395cm" svg:x="2.631cm" svg:y="26.781cm">
          <draw:text-box>
            <text:p text:style-name="P1"><text:span text:style-name="T11">Letter Catsaras to Hickey and Abel, 9 February 2009, ‘Iraq Strategy’. </text:span></text:p>
          </draw:text-box>
        </draw:frame>
      </draw:page>
      <draw:page draw:name="page1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6</text:span></text:p>
          </draw:text-box>
        </draw:frame>
        <draw:frame draw:style-name="gr1" draw:text-style-name="P2" draw:layer="layout" svg:width="14.289cm" svg:height="0.475cm" svg:x="2.2cm" svg:y="2.525cm">
          <draw:text-box>
            <text:p text:style-name="P1"><text:span text:style-name="T6">1042. </text:span><text:span text:style-name="T3"><text:s/>Lord Mandelson visited Iraq on 6 April, at the head of a delegation of </text:span></text:p>
          </draw:text-box>
        </draw:frame>
        <draw:frame draw:style-name="gr1" draw:text-style-name="P2" draw:layer="layout" svg:width="2.766cm" svg:height="0.475cm" svg:x="2.2cm" svg:y="3.09cm">
          <draw:text-box>
            <text:p text:style-name="P1"><text:span text:style-name="T3">23 companies.</text:span></text:p>
          </draw:text-box>
        </draw:frame>
        <draw:frame draw:style-name="gr5" draw:text-style-name="P6" draw:layer="layout" svg:width="0.408cm" svg:height="0.276cm" svg:x="4.953cm" svg:y="3.108cm">
          <draw:text-box>
            <text:p text:style-name="P1"><text:span text:style-name="T8">612</text:span></text:p>
          </draw:text-box>
        </draw:frame>
        <draw:frame draw:style-name="gr1" draw:text-style-name="P2" draw:layer="layout" svg:width="6.712cm" svg:height="0.475cm" svg:x="5.365cm" svg:y="3.09cm">
          <draw:text-box>
            <text:p text:style-name="P1"><text:span text:style-name="T3"><text:s/></text:span><text:span text:style-name="T3">The objectives of the visit included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84cm" svg:height="0.475cm" svg:x="3.7cm" svg:y="4.004cm">
          <draw:text-box>
            <text:p text:style-name="P1"><text:span text:style-name="T3">underlining the UK’s commitment to building a new broad-based, long-term </text:span></text:p>
          </draw:text-box>
        </draw:frame>
        <draw:frame draw:style-name="gr1" draw:text-style-name="P2" draw:layer="layout" svg:width="12.994cm" svg:height="0.475cm" svg:x="3.7cm" svg:y="4.568cm">
          <draw:text-box>
            <text:p text:style-name="P1"><text:span text:style-name="T3">partnership with Iraq, with a strong emphasis on economic and trade </text:span></text:p>
          </draw:text-box>
        </draw:frame>
        <draw:frame draw:style-name="gr1" draw:text-style-name="P2" draw:layer="layout" svg:width="2.483cm" svg:height="0.475cm" svg:x="3.7cm" svg:y="5.133cm">
          <draw:text-box>
            <text:p text:style-name="P1"><text:span text:style-name="T3">co-operation;</text:span></text:p>
          </draw:text-box>
        </draw:frame>
        <draw:frame draw:style-name="gr3" draw:text-style-name="P4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8cm" svg:height="0.475cm" svg:x="3.7cm" svg:y="5.797cm">
          <draw:text-box>
            <text:p text:style-name="P1"><text:span text:style-name="T3">countering Iraqi complaints (from Prime Minister Maliki and others) about the </text:span></text:p>
          </draw:text-box>
        </draw:frame>
        <draw:frame draw:style-name="gr1" draw:text-style-name="P2" draw:layer="layout" svg:width="13.887cm" svg:height="0.475cm" svg:x="3.7cm" svg:y="6.362cm">
          <draw:text-box>
            <text:p text:style-name="P1"><text:span text:style-name="T3">lack of interest from UK business, while assisting the business delegation </text:span></text:p>
          </draw:text-box>
        </draw:frame>
        <draw:frame draw:style-name="gr1" draw:text-style-name="P2" draw:layer="layout" svg:width="13.46cm" svg:height="0.475cm" svg:x="3.7cm" svg:y="6.926cm">
          <draw:text-box>
            <text:p text:style-name="P1"><text:span text:style-name="T3">to build contacts with Iraqi Ministers and members of the Iraqi business </text:span></text:p>
          </draw:text-box>
        </draw:frame>
        <draw:frame draw:style-name="gr1" draw:text-style-name="P2" draw:layer="layout" svg:width="2.999cm" svg:height="0.475cm" svg:x="3.7cm" svg:y="7.491cm">
          <draw:text-box>
            <text:p text:style-name="P1"><text:span text:style-name="T3">community; and</text:span></text:p>
          </draw:text-box>
        </draw:frame>
        <draw:frame draw:style-name="gr3" draw:text-style-name="P4" draw:layer="layout" svg:width="0.634cm" svg:height="0.712cm" svg:x="2.95cm" svg:y="7.9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946cm" svg:height="0.475cm" svg:x="3.7cm" svg:y="8.155cm">
          <draw:text-box>
            <text:p text:style-name="P1"><text:span text:style-name="T3">supporting UK companies pursuing business in Iraq. </text:span></text:p>
          </draw:text-box>
        </draw:frame>
        <draw:frame draw:style-name="gr1" draw:text-style-name="P2" draw:layer="layout" svg:width="15.36cm" svg:height="0.475cm" svg:x="2.2cm" svg:y="9.07cm">
          <draw:text-box>
            <text:p text:style-name="P1"><text:span text:style-name="T6">1043. </text:span><text:span text:style-name="T3"><text:s/>In Baghdad, Lord Mandelson and the delegation met Prime Minister Maliki.</text:span></text:p>
          </draw:text-box>
        </draw:frame>
        <draw:frame draw:style-name="gr5" draw:text-style-name="P6" draw:layer="layout" svg:width="0.408cm" svg:height="0.276cm" svg:x="17.472cm" svg:y="9.088cm">
          <draw:text-box>
            <text:p text:style-name="P1"><text:span text:style-name="T8">613</text:span></text:p>
          </draw:text-box>
        </draw:frame>
        <draw:frame draw:style-name="gr1" draw:text-style-name="P2" draw:layer="layout" svg:width="0.422cm" svg:height="0.475cm" svg:x="17.884cm" svg:y="9.0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28cm" svg:height="0.475cm" svg:x="2.2cm" svg:y="9.634cm">
          <draw:text-box>
            <text:p text:style-name="P1"><text:span text:style-name="T3">Mr Prentice reported that the meeting had been “entirely positive” and a “powerful </text:span></text:p>
          </draw:text-box>
        </draw:frame>
        <draw:frame draw:style-name="gr1" draw:text-style-name="P2" draw:layer="layout" svg:width="12.778cm" svg:height="0.475cm" svg:x="2.2cm" svg:y="10.198cm">
          <draw:text-box>
            <text:p text:style-name="P1"><text:span text:style-name="T3">demonstration of the new civilian focus to our bilateral relationship”. </text:span></text:p>
          </draw:text-box>
        </draw:frame>
        <draw:frame draw:style-name="gr1" draw:text-style-name="P2" draw:layer="layout" svg:width="16.681cm" svg:height="0.475cm" svg:x="2.2cm" svg:y="11.113cm">
          <draw:text-box>
            <text:p text:style-name="P1"><text:span text:style-name="T6">1044. </text:span><text:span text:style-name="T3"><text:s/>In Basra, Lord Mandelson and the delegation attended an investment conference </text:span></text:p>
          </draw:text-box>
        </draw:frame>
        <draw:frame draw:style-name="gr1" draw:text-style-name="P2" draw:layer="layout" svg:width="3.046cm" svg:height="0.475cm" svg:x="2.2cm" svg:y="11.677cm">
          <draw:text-box>
            <text:p text:style-name="P1"><text:span text:style-name="T3">at Basra Airport.</text:span></text:p>
          </draw:text-box>
        </draw:frame>
        <draw:frame draw:style-name="gr5" draw:text-style-name="P6" draw:layer="layout" svg:width="0.408cm" svg:height="0.276cm" svg:x="5.235cm" svg:y="11.696cm">
          <draw:text-box>
            <text:p text:style-name="P1"><text:span text:style-name="T8">614</text:span></text:p>
          </draw:text-box>
        </draw:frame>
        <draw:frame draw:style-name="gr1" draw:text-style-name="P2" draw:layer="layout" svg:width="12.643cm" svg:height="0.475cm" svg:x="5.647cm" svg:y="11.677cm">
          <draw:text-box>
            <text:p text:style-name="P1"><text:span text:style-name="T3"><text:s/></text:span><text:span text:style-name="T3">Mr Haywood reported that the event had been “timed perfectly” so </text:span></text:p>
          </draw:text-box>
        </draw:frame>
        <draw:frame draw:style-name="gr1" draw:text-style-name="P2" draw:layer="layout" svg:width="15.788cm" svg:height="0.475cm" svg:x="2.2cm" svg:y="12.242cm">
          <draw:text-box>
            <text:p text:style-name="P1"><text:span text:style-name="T3">that the UK could “demonstrate that whilst the military were drawing down, the UK’s </text:span></text:p>
          </draw:text-box>
        </draw:frame>
        <draw:frame draw:style-name="gr1" draw:text-style-name="P2" draw:layer="layout" svg:width="16.741cm" svg:height="0.475cm" svg:x="2.2cm" svg:y="12.806cm">
          <draw:text-box>
            <text:p text:style-name="P1"><text:span text:style-name="T3">commitment to Basra continued”. The mood at the event had been “optimistic”, reflecting </text:span></text:p>
          </draw:text-box>
        </draw:frame>
        <draw:frame draw:style-name="gr1" draw:text-style-name="P2" draw:layer="layout" svg:width="16.165cm" svg:height="0.475cm" svg:x="2.2cm" svg:y="13.371cm">
          <draw:text-box>
            <text:p text:style-name="P1"><text:span text:style-name="T3">the mood in Basra: recent polling showed that over 80 percent of Basrawi businesses </text:span></text:p>
          </draw:text-box>
        </draw:frame>
        <draw:frame draw:style-name="gr1" draw:text-style-name="P2" draw:layer="layout" svg:width="15.746cm" svg:height="0.475cm" svg:x="2.2cm" svg:y="13.935cm">
          <draw:text-box>
            <text:p text:style-name="P1"><text:span text:style-name="T3">thought that the economic environment had improved over the past year and would </text:span></text:p>
          </draw:text-box>
        </draw:frame>
        <draw:frame draw:style-name="gr1" draw:text-style-name="P2" draw:layer="layout" svg:width="3.947cm" svg:height="0.475cm" svg:x="2.2cm" svg:y="14.5cm">
          <draw:text-box>
            <text:p text:style-name="P1"><text:span text:style-name="T3">continue to improve. </text:span></text:p>
          </draw:text-box>
        </draw:frame>
        <draw:frame draw:style-name="gr1" draw:text-style-name="P2" draw:layer="layout" svg:width="16.237cm" svg:height="0.475cm" svg:x="2.2cm" svg:y="15.414cm">
          <draw:text-box>
            <text:p text:style-name="P1"><text:span text:style-name="T6">1045. </text:span><text:span text:style-name="T3"><text:s/>The Iraqi National Investment Commission, with support from DFID, hosted the </text:span></text:p>
          </draw:text-box>
        </draw:frame>
        <draw:frame draw:style-name="gr1" draw:text-style-name="P2" draw:layer="layout" svg:width="8.536cm" svg:height="0.475cm" svg:x="2.2cm" svg:y="15.978cm">
          <draw:text-box>
            <text:p text:style-name="P1"><text:span text:style-name="T3">Invest Iraq Conference in London on 30 April.</text:span></text:p>
          </draw:text-box>
        </draw:frame>
        <draw:frame draw:style-name="gr5" draw:text-style-name="P6" draw:layer="layout" svg:width="0.408cm" svg:height="0.276cm" svg:x="10.696cm" svg:y="15.997cm">
          <draw:text-box>
            <text:p text:style-name="P1"><text:span text:style-name="T8">615</text:span></text:p>
          </draw:text-box>
        </draw:frame>
        <draw:frame draw:style-name="gr1" draw:text-style-name="P2" draw:layer="layout" svg:width="7.394cm" svg:height="0.475cm" svg:x="11.108cm" svg:y="15.978cm">
          <draw:text-box>
            <text:p text:style-name="P1"><text:span text:style-name="T3"><text:s/></text:span><text:span text:style-name="T3">Mr Prentice described the Conference </text:span></text:p>
          </draw:text-box>
        </draw:frame>
        <draw:frame draw:style-name="gr1" draw:text-style-name="P2" draw:layer="layout" svg:width="16.402cm" svg:height="0.475cm" svg:x="2.2cm" svg:y="16.543cm">
          <draw:text-box>
            <text:p text:style-name="P1"><text:span text:style-name="T3">as the UK’s “headline initiative … demonstrating in a practical way our desire for a new </text:span></text:p>
          </draw:text-box>
        </draw:frame>
        <draw:frame draw:style-name="gr1" draw:text-style-name="P2" draw:layer="layout" svg:width="7.178cm" svg:height="0.475cm" svg:x="2.2cm" svg:y="17.107cm">
          <draw:text-box>
            <text:p text:style-name="P1"><text:span text:style-name="T3">and normalised bilateral relationship”. </text:span></text:p>
          </draw:text-box>
        </draw:frame>
        <draw:frame draw:style-name="gr1" draw:text-style-name="P2" draw:layer="layout" svg:width="15.961cm" svg:height="0.475cm" svg:x="2.2cm" svg:y="18.022cm">
          <draw:text-box>
            <text:p text:style-name="P1"><text:span text:style-name="T6">1046. </text:span><text:span text:style-name="T3"><text:s/>Mr Brown made a statement to Parliament on the UK’s involvement in Iraq on </text:span></text:p>
          </draw:text-box>
        </draw:frame>
        <draw:frame draw:style-name="gr1" draw:text-style-name="P2" draw:layer="layout" svg:width="1.636cm" svg:height="0.475cm" svg:x="2.2cm" svg:y="18.586cm">
          <draw:text-box>
            <text:p text:style-name="P1"><text:span text:style-name="T3">15 June.</text:span></text:p>
          </draw:text-box>
        </draw:frame>
        <draw:frame draw:style-name="gr5" draw:text-style-name="P6" draw:layer="layout" svg:width="0.408cm" svg:height="0.276cm" svg:x="3.824cm" svg:y="18.605cm">
          <draw:text-box>
            <text:p text:style-name="P1"><text:span text:style-name="T8">616</text:span></text:p>
          </draw:text-box>
        </draw:frame>
        <draw:frame draw:style-name="gr1" draw:text-style-name="P2" draw:layer="layout" svg:width="13.757cm" svg:height="0.475cm" svg:x="4.236cm" svg:y="18.586cm">
          <draw:text-box>
            <text:p text:style-name="P1"><text:span text:style-name="T3"><text:s/></text:span><text:span text:style-name="T3">He reported that the objectives set out in his statement of 18 December, </text:span></text:p>
          </draw:text-box>
        </draw:frame>
        <draw:frame draw:style-name="gr1" draw:text-style-name="P2" draw:layer="layout" svg:width="15.631cm" svg:height="0.475cm" svg:x="2.2cm" svg:y="19.151cm">
          <draw:text-box>
            <text:p text:style-name="P1"><text:span text:style-name="T3">including “to promote the reconstruction of the country, economic growth and basic </text:span></text:p>
          </draw:text-box>
        </draw:frame>
        <draw:frame draw:style-name="gr1" draw:text-style-name="P2" draw:layer="layout" svg:width="12.766cm" svg:height="0.475cm" svg:x="2.2cm" svg:y="19.715cm">
          <draw:text-box>
            <text:p text:style-name="P1"><text:span text:style-name="T3">services”, “were being achieved”. On reconstruction, Mr Brown said:</text:span></text:p>
          </draw:text-box>
        </draw:frame>
        <draw:frame draw:style-name="gr1" draw:text-style-name="P2" draw:layer="layout" svg:width="14.184cm" svg:height="0.475cm" svg:x="2.95cm" svg:y="20.63cm">
          <draw:text-box>
            <text:p text:style-name="P1"><text:span text:style-name="T3">“</text:span><text:span text:style-name="T3">Since 2003, the UK has spent more than £500m in Iraq – for humanitarian </text:span></text:p>
          </draw:text-box>
        </draw:frame>
        <draw:frame draw:style-name="gr1" draw:text-style-name="P2" draw:layer="layout" svg:width="15.195cm" svg:height="0.475cm" svg:x="2.95cm" svg:y="21.194cm">
          <draw:text-box>
            <text:p text:style-name="P1"><text:span text:style-name="T3">assistance, infrastructure and promoting economic growth. Support to the health </text:span></text:p>
          </draw:text-box>
        </draw:frame>
        <draw:frame draw:style-name="gr1" draw:text-style-name="P2" draw:layer="layout" svg:width="14.933cm" svg:height="0.475cm" svg:x="2.95cm" svg:y="21.758cm">
          <draw:text-box>
            <text:p text:style-name="P1"><text:span text:style-name="T3">sector has included 189 projects in Basra, including the refurbishment of Basra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14.552cm" svg:height="0.475cm" svg:x="2.95cm" svg:y="22.323cm">
          <draw:text-box>
            <text:p text:style-name="P1"><text:span text:style-name="T3">general hospital and the building of Basra children’s hospital. As a whole, the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612 </text:span></text:p>
          </draw:text-box>
        </draw:frame>
        <draw:frame draw:style-name="gr4" draw:text-style-name="P5" draw:layer="layout" svg:width="15.97cm" svg:height="0.395cm" svg:x="2.646cm" svg:y="23.817cm">
          <draw:text-box>
            <text:p text:style-name="P1"><text:span text:style-name="T11">Briefing, [undated], ‘Visit of the Rt Hon Lord Mandelson to Bahrain, Kuwait, Iraq, Abu Dhabi and Dubai, </text:span></text:p>
          </draw:text-box>
        </draw:frame>
        <draw:frame draw:style-name="gr4" draw:text-style-name="P5" draw:layer="layout" svg:width="2.699cm" svg:height="0.395cm" svg:x="2.2cm" svg:y="24.241cm">
          <draw:text-box>
            <text:p text:style-name="P1"><text:span text:style-name="T11">5 – 8 April 2009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613 </text:span></text:p>
          </draw:text-box>
        </draw:frame>
        <draw:frame draw:style-name="gr4" draw:text-style-name="P5" draw:layer="layout" svg:width="14.163cm" svg:height="0.395cm" svg:x="2.646cm" svg:y="24.664cm">
          <draw:text-box>
            <text:p text:style-name="P1"><text:span text:style-name="T11">eGram 12764/09 Baghdad to FCO, 8 April 2009, ‘Iraq: Lord Mandelson’s Visit to Baghdad, <text:s/></text:span></text:p>
          </draw:text-box>
        </draw:frame>
        <draw:line draw:style-name="gr8" draw:text-style-name="P7" draw:layer="layout" svg:x1="2.645cm" svg:y1="25.867cm" svg:x2="18.261cm" svg:y2="25.867cm">
          <text:p/>
        </draw:line>
        <draw:frame draw:style-name="gr4" draw:text-style-name="P5" draw:layer="layout" svg:width="2.309cm" svg:height="0.395cm" svg:x="2.2cm" svg:y="25.087cm">
          <draw:text-box>
            <text:p text:style-name="P1"><text:span text:style-name="T11">06 April 2009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614 </text:span></text:p>
          </draw:text-box>
        </draw:frame>
        <draw:frame draw:style-name="gr4" draw:text-style-name="P5" draw:layer="layout" svg:width="15.601cm" svg:height="0.395cm" svg:x="2.646cm" svg:y="25.511cm">
          <draw:text-box>
            <text:p text:style-name="P1"><text:span text:style-name="T5">eGram 12607/09 Basra to FCO London, 7 April 2009, ‘Iraq: Lord Mandelson’s Visit to Basra, 6 April’.</text:span><text:span text:style-name="T11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615 </text:span></text:p>
          </draw:text-box>
        </draw:frame>
        <draw:frame draw:style-name="gr4" draw:text-style-name="P5" draw:layer="layout" svg:width="15.242cm" svg:height="0.395cm" svg:x="2.646cm" svg:y="25.934cm">
          <draw:text-box>
            <text:p text:style-name="P1"><text:span text:style-name="T11">eGram 15041/09 Baghdad to FCO London, 28 April 2009, ‘Iraq: Invest Iraq Conference, London – </text:span></text:p>
          </draw:text-box>
        </draw:frame>
        <draw:frame draw:style-name="gr4" draw:text-style-name="P5" draw:layer="layout" svg:width="2.677cm" svg:height="0.395cm" svg:x="2.2cm" svg:y="26.357cm">
          <draw:text-box>
            <text:p text:style-name="P1"><text:span text:style-name="T11">30 April – 1 May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616 </text:span></text:p>
          </draw:text-box>
        </draw:frame>
        <draw:frame draw:style-name="gr4" draw:text-style-name="P5" draw:layer="layout" svg:width="10.34cm" svg:height="0.395cm" svg:x="2.646cm" svg:y="26.781cm">
          <draw:text-box>
            <text:p text:style-name="P1"><text:span text:style-name="T11">House of Commons </text:span><text:span text:style-name="T12">Official Report</text:span><text:span text:style-name="T11">, 15 June 2009, columns 21-23.</text:span></text:p>
          </draw:text-box>
        </draw:frame>
      </draw:page>
      <draw:page draw:name="page171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7</text:span></text:p>
          </draw:text-box>
        </draw:frame>
        <draw:frame draw:style-name="gr1" draw:text-style-name="P2" draw:layer="layout" svg:width="15.217cm" svg:height="0.475cm" svg:x="2.95cm" svg:y="2.525cm">
          <draw:text-box>
            <text:p text:style-name="P1"><text:span text:style-name="T3">international community has rehabilitated more than 5,000 schools. Despite high </text:span></text:p>
          </draw:text-box>
        </draw:frame>
        <draw:frame draw:style-name="gr1" draw:text-style-name="P2" draw:layer="layout" svg:width="15.454cm" svg:height="0.475cm" svg:x="2.95cm" svg:y="3.09cm">
          <draw:text-box>
            <text:p text:style-name="P1"><text:span text:style-name="T3">unemployment and the scale of the global recession, economic growth in Iraq this </text:span></text:p>
          </draw:text-box>
        </draw:frame>
        <draw:frame draw:style-name="gr1" draw:text-style-name="P2" draw:layer="layout" svg:width="8.367cm" svg:height="0.475cm" svg:x="2.95cm" svg:y="3.654cm">
          <draw:text-box>
            <text:p text:style-name="P1"><text:span text:style-name="T3">year is predicted to be nearly seven percent.</text:span></text:p>
          </draw:text-box>
        </draw:frame>
        <draw:frame draw:style-name="gr1" draw:text-style-name="P2" draw:layer="layout" svg:width="14.535cm" svg:height="0.475cm" svg:x="2.95cm" svg:y="4.568cm">
          <draw:text-box>
            <text:p text:style-name="P1"><text:span text:style-name="T3">“</text:span><text:span text:style-name="T3">Significant challenges remain, including that of finding a fair and sustainable </text:span></text:p>
          </draw:text-box>
        </draw:frame>
        <draw:frame draw:style-name="gr1" draw:text-style-name="P2" draw:layer="layout" svg:width="14.582cm" svg:height="0.475cm" svg:x="2.95cm" svg:y="5.133cm">
          <draw:text-box>
            <text:p text:style-name="P1"><text:span text:style-name="T3">solution to the sharing of Iraq’s oil reserves, but Iraq’s future is now in its own </text:span></text:p>
          </draw:text-box>
        </draw:frame>
        <draw:frame draw:style-name="gr1" draw:text-style-name="P2" draw:layer="layout" svg:width="1.704cm" svg:height="0.475cm" svg:x="2.95cm" svg:y="5.697cm">
          <draw:text-box>
            <text:p text:style-name="P1"><text:span text:style-name="T3">hands …</text:span></text:p>
          </draw:text-box>
        </draw:frame>
        <draw:frame draw:style-name="gr1" draw:text-style-name="P2" draw:layer="layout" svg:width="15.141cm" svg:height="0.475cm" svg:x="2.95cm" svg:y="6.612cm">
          <draw:text-box>
            <text:p text:style-name="P1"><text:span text:style-name="T3">“</text:span><text:span text:style-name="T3">At the core of our new relationship … will be the diplomatic, trading and cultural </text:span></text:p>
          </draw:text-box>
        </draw:frame>
        <draw:frame draw:style-name="gr1" draw:text-style-name="P2" draw:layer="layout" svg:width="15.551cm" svg:height="0.475cm" svg:x="2.95cm" svg:y="7.176cm">
          <draw:text-box>
            <text:p text:style-name="P1"><text:span text:style-name="T3">links that we are building with the Iraqi people, supporting British and other foreign </text:span></text:p>
          </draw:text-box>
        </draw:frame>
        <draw:frame draw:style-name="gr1" draw:text-style-name="P2" draw:layer="layout" svg:width="13.468cm" svg:height="0.475cm" svg:x="2.95cm" svg:y="7.741cm">
          <draw:text-box>
            <text:p text:style-name="P1"><text:span text:style-name="T3">investors who want to play a role in the reconstruction of southern Iraq.”</text:span></text:p>
          </draw:text-box>
        </draw:frame>
        <draw:frame draw:style-name="gr2" draw:text-style-name="P3" draw:layer="layout" svg:width="10.416cm" svg:height="0.628cm" svg:x="2.2cm" svg:y="8.768cm">
          <draw:text-box>
            <text:p text:style-name="P1"><text:span text:style-name="T2">Resources available for reconstruction</text:span></text:p>
          </draw:text-box>
        </draw:frame>
        <draw:frame draw:style-name="gr1" draw:text-style-name="P2" draw:layer="layout" svg:width="15.195cm" svg:height="0.475cm" svg:x="2.2cm" svg:y="9.661cm">
          <draw:text-box>
            <text:p text:style-name="P1"><text:span text:style-name="T6">1047. </text:span><text:span text:style-name="T3"><text:s/>The table below sets out UK expenditure on humanitarian assistance and </text:span></text:p>
          </draw:text-box>
        </draw:frame>
        <draw:frame draw:style-name="gr1" draw:text-style-name="P2" draw:layer="layout" svg:width="11.614cm" svg:height="0.475cm" svg:x="2.2cm" svg:y="10.225cm">
          <draw:text-box>
            <text:p text:style-name="P1"><text:span text:style-name="T3">development assistance (reconstruction) by UK financial year.</text:span></text:p>
          </draw:text-box>
        </draw:frame>
        <draw:line draw:style-name="gr18" draw:text-style-name="P7" draw:layer="layout" svg:x1="2.199cm" svg:y1="12.222cm" svg:x2="6.206cm" svg:y2="12.222cm">
          <text:p/>
        </draw:line>
        <draw:line draw:style-name="gr18" draw:text-style-name="P7" draw:layer="layout" svg:x1="2.208cm" svg:y1="13.304cm" svg:x2="2.208cm" svg:y2="12.231cm">
          <text:p/>
        </draw:line>
        <draw:line draw:style-name="gr18" draw:text-style-name="P7" draw:layer="layout" svg:x1="6.206cm" svg:y1="12.222cm" svg:x2="7.604cm" svg:y2="12.222cm">
          <text:p/>
        </draw:line>
        <draw:line draw:style-name="gr18" draw:text-style-name="P7" draw:layer="layout" svg:x1="6.206cm" svg:y1="13.304cm" svg:x2="6.206cm" svg:y2="12.231cm">
          <text:p/>
        </draw:line>
        <draw:line draw:style-name="gr18" draw:text-style-name="P7" draw:layer="layout" svg:x1="7.604cm" svg:y1="12.222cm" svg:x2="9.002cm" svg:y2="12.222cm">
          <text:p/>
        </draw:line>
        <draw:line draw:style-name="gr18" draw:text-style-name="P7" draw:layer="layout" svg:x1="7.604cm" svg:y1="13.304cm" svg:x2="7.604cm" svg:y2="12.231cm">
          <text:p/>
        </draw:line>
        <draw:line draw:style-name="gr18" draw:text-style-name="P7" draw:layer="layout" svg:x1="9.002cm" svg:y1="12.222cm" svg:x2="10.401cm" svg:y2="12.222cm">
          <text:p/>
        </draw:line>
        <draw:line draw:style-name="gr18" draw:text-style-name="P7" draw:layer="layout" svg:x1="9.002cm" svg:y1="13.304cm" svg:x2="9.002cm" svg:y2="12.231cm">
          <text:p/>
        </draw:line>
        <draw:line draw:style-name="gr18" draw:text-style-name="P7" draw:layer="layout" svg:x1="10.401cm" svg:y1="12.222cm" svg:x2="11.799cm" svg:y2="12.222cm">
          <text:p/>
        </draw:line>
        <draw:line draw:style-name="gr18" draw:text-style-name="P7" draw:layer="layout" svg:x1="10.401cm" svg:y1="13.304cm" svg:x2="10.401cm" svg:y2="12.231cm">
          <text:p/>
        </draw:line>
        <draw:line draw:style-name="gr18" draw:text-style-name="P7" draw:layer="layout" svg:x1="11.799cm" svg:y1="12.222cm" svg:x2="13.197cm" svg:y2="12.222cm">
          <text:p/>
        </draw:line>
        <draw:line draw:style-name="gr18" draw:text-style-name="P7" draw:layer="layout" svg:x1="11.799cm" svg:y1="13.304cm" svg:x2="11.799cm" svg:y2="12.231cm">
          <text:p/>
        </draw:line>
        <draw:line draw:style-name="gr18" draw:text-style-name="P7" draw:layer="layout" svg:x1="13.197cm" svg:y1="12.222cm" svg:x2="14.596cm" svg:y2="12.222cm">
          <text:p/>
        </draw:line>
        <draw:line draw:style-name="gr18" draw:text-style-name="P7" draw:layer="layout" svg:x1="13.197cm" svg:y1="13.304cm" svg:x2="13.197cm" svg:y2="12.231cm">
          <text:p/>
        </draw:line>
        <draw:line draw:style-name="gr18" draw:text-style-name="P7" draw:layer="layout" svg:x1="14.596cm" svg:y1="12.222cm" svg:x2="15.994cm" svg:y2="12.222cm">
          <text:p/>
        </draw:line>
        <draw:line draw:style-name="gr18" draw:text-style-name="P7" draw:layer="layout" svg:x1="14.596cm" svg:y1="13.304cm" svg:x2="14.596cm" svg:y2="12.231cm">
          <text:p/>
        </draw:line>
        <draw:line draw:style-name="gr18" draw:text-style-name="P7" draw:layer="layout" svg:x1="15.994cm" svg:y1="12.222cm" svg:x2="17.392cm" svg:y2="12.222cm">
          <text:p/>
        </draw:line>
        <draw:line draw:style-name="gr18" draw:text-style-name="P7" draw:layer="layout" svg:x1="15.994cm" svg:y1="13.304cm" svg:x2="15.994cm" svg:y2="12.231cm">
          <text:p/>
        </draw:line>
        <draw:line draw:style-name="gr18" draw:text-style-name="P7" draw:layer="layout" svg:x1="17.392cm" svg:y1="12.222cm" svg:x2="18.799cm" svg:y2="12.222cm">
          <text:p/>
        </draw:line>
        <draw:line draw:style-name="gr18" draw:text-style-name="P7" draw:layer="layout" svg:x1="17.392cm" svg:y1="13.304cm" svg:x2="17.392cm" svg:y2="12.231cm">
          <text:p/>
        </draw:line>
        <draw:line draw:style-name="gr18" draw:text-style-name="P7" draw:layer="layout" svg:x1="18.791cm" svg:y1="13.304cm" svg:x2="18.791cm" svg:y2="12.231cm">
          <text:p/>
        </draw:line>
        <draw:line draw:style-name="gr18" draw:text-style-name="P7" draw:layer="layout" svg:x1="2.199cm" svg:y1="13.313cm" svg:x2="6.206cm" svg:y2="13.313cm">
          <text:p/>
        </draw:line>
        <draw:line draw:style-name="gr18" draw:text-style-name="P7" draw:layer="layout" svg:x1="2.208cm" svg:y1="13.809cm" svg:x2="2.208cm" svg:y2="13.322cm">
          <text:p/>
        </draw:line>
        <draw:line draw:style-name="gr18" draw:text-style-name="P7" draw:layer="layout" svg:x1="6.206cm" svg:y1="13.313cm" svg:x2="7.604cm" svg:y2="13.313cm">
          <text:p/>
        </draw:line>
        <draw:line draw:style-name="gr18" draw:text-style-name="P7" draw:layer="layout" svg:x1="7.604cm" svg:y1="13.313cm" svg:x2="9.002cm" svg:y2="13.313cm">
          <text:p/>
        </draw:line>
        <draw:line draw:style-name="gr18" draw:text-style-name="P7" draw:layer="layout" svg:x1="9.002cm" svg:y1="13.313cm" svg:x2="10.401cm" svg:y2="13.313cm">
          <text:p/>
        </draw:line>
        <draw:line draw:style-name="gr18" draw:text-style-name="P7" draw:layer="layout" svg:x1="10.401cm" svg:y1="13.313cm" svg:x2="11.799cm" svg:y2="13.313cm">
          <text:p/>
        </draw:line>
        <draw:line draw:style-name="gr18" draw:text-style-name="P7" draw:layer="layout" svg:x1="11.799cm" svg:y1="13.313cm" svg:x2="13.197cm" svg:y2="13.313cm">
          <text:p/>
        </draw:line>
        <draw:line draw:style-name="gr18" draw:text-style-name="P7" draw:layer="layout" svg:x1="13.197cm" svg:y1="13.313cm" svg:x2="14.596cm" svg:y2="13.313cm">
          <text:p/>
        </draw:line>
        <draw:line draw:style-name="gr18" draw:text-style-name="P7" draw:layer="layout" svg:x1="14.596cm" svg:y1="13.313cm" svg:x2="15.994cm" svg:y2="13.313cm">
          <text:p/>
        </draw:line>
        <draw:line draw:style-name="gr18" draw:text-style-name="P7" draw:layer="layout" svg:x1="15.994cm" svg:y1="13.313cm" svg:x2="17.392cm" svg:y2="13.313cm">
          <text:p/>
        </draw:line>
        <draw:line draw:style-name="gr18" draw:text-style-name="P7" draw:layer="layout" svg:x1="17.392cm" svg:y1="13.313cm" svg:x2="18.799cm" svg:y2="13.313cm">
          <text:p/>
        </draw:line>
        <draw:line draw:style-name="gr18" draw:text-style-name="P7" draw:layer="layout" svg:x1="18.791cm" svg:y1="13.809cm" svg:x2="18.791cm" svg:y2="13.322cm">
          <text:p/>
        </draw:line>
        <draw:line draw:style-name="gr18" draw:text-style-name="P7" draw:layer="layout" svg:x1="2.199cm" svg:y1="13.818cm" svg:x2="6.206cm" svg:y2="13.818cm">
          <text:p/>
        </draw:line>
        <draw:line draw:style-name="gr18" draw:text-style-name="P7" draw:layer="layout" svg:x1="2.208cm" svg:y1="14.315cm" svg:x2="2.208cm" svg:y2="13.827cm">
          <text:p/>
        </draw:line>
        <draw:line draw:style-name="gr18" draw:text-style-name="P7" draw:layer="layout" svg:x1="6.206cm" svg:y1="13.818cm" svg:x2="7.604cm" svg:y2="13.818cm">
          <text:p/>
        </draw:line>
        <draw:line draw:style-name="gr18" draw:text-style-name="P7" draw:layer="layout" svg:x1="6.206cm" svg:y1="14.315cm" svg:x2="6.206cm" svg:y2="13.827cm">
          <text:p/>
        </draw:line>
        <draw:line draw:style-name="gr18" draw:text-style-name="P7" draw:layer="layout" svg:x1="7.604cm" svg:y1="13.818cm" svg:x2="9.002cm" svg:y2="13.818cm">
          <text:p/>
        </draw:line>
        <draw:line draw:style-name="gr18" draw:text-style-name="P7" draw:layer="layout" svg:x1="7.604cm" svg:y1="14.315cm" svg:x2="7.604cm" svg:y2="13.827cm">
          <text:p/>
        </draw:line>
        <draw:line draw:style-name="gr18" draw:text-style-name="P7" draw:layer="layout" svg:x1="9.002cm" svg:y1="13.818cm" svg:x2="10.401cm" svg:y2="13.818cm">
          <text:p/>
        </draw:line>
        <draw:line draw:style-name="gr18" draw:text-style-name="P7" draw:layer="layout" svg:x1="9.002cm" svg:y1="14.315cm" svg:x2="9.002cm" svg:y2="13.827cm">
          <text:p/>
        </draw:line>
        <draw:line draw:style-name="gr18" draw:text-style-name="P7" draw:layer="layout" svg:x1="10.401cm" svg:y1="13.818cm" svg:x2="11.799cm" svg:y2="13.818cm">
          <text:p/>
        </draw:line>
        <draw:line draw:style-name="gr18" draw:text-style-name="P7" draw:layer="layout" svg:x1="10.401cm" svg:y1="14.315cm" svg:x2="10.401cm" svg:y2="13.827cm">
          <text:p/>
        </draw:line>
        <draw:line draw:style-name="gr18" draw:text-style-name="P7" draw:layer="layout" svg:x1="11.799cm" svg:y1="13.818cm" svg:x2="13.197cm" svg:y2="13.818cm">
          <text:p/>
        </draw:line>
        <draw:line draw:style-name="gr18" draw:text-style-name="P7" draw:layer="layout" svg:x1="11.799cm" svg:y1="14.315cm" svg:x2="11.799cm" svg:y2="13.827cm">
          <text:p/>
        </draw:line>
        <draw:line draw:style-name="gr18" draw:text-style-name="P7" draw:layer="layout" svg:x1="13.197cm" svg:y1="13.818cm" svg:x2="14.596cm" svg:y2="13.818cm">
          <text:p/>
        </draw:line>
        <draw:line draw:style-name="gr18" draw:text-style-name="P7" draw:layer="layout" svg:x1="13.197cm" svg:y1="14.315cm" svg:x2="13.197cm" svg:y2="13.827cm">
          <text:p/>
        </draw:line>
        <draw:line draw:style-name="gr18" draw:text-style-name="P7" draw:layer="layout" svg:x1="14.596cm" svg:y1="13.818cm" svg:x2="15.994cm" svg:y2="13.818cm">
          <text:p/>
        </draw:line>
        <draw:line draw:style-name="gr18" draw:text-style-name="P7" draw:layer="layout" svg:x1="14.596cm" svg:y1="14.315cm" svg:x2="14.596cm" svg:y2="13.827cm">
          <text:p/>
        </draw:line>
        <draw:line draw:style-name="gr18" draw:text-style-name="P7" draw:layer="layout" svg:x1="15.994cm" svg:y1="13.818cm" svg:x2="17.392cm" svg:y2="13.818cm">
          <text:p/>
        </draw:line>
        <draw:line draw:style-name="gr18" draw:text-style-name="P7" draw:layer="layout" svg:x1="15.994cm" svg:y1="14.315cm" svg:x2="15.994cm" svg:y2="13.827cm">
          <text:p/>
        </draw:line>
        <draw:line draw:style-name="gr18" draw:text-style-name="P7" draw:layer="layout" svg:x1="17.392cm" svg:y1="13.818cm" svg:x2="18.799cm" svg:y2="13.818cm">
          <text:p/>
        </draw:line>
        <draw:line draw:style-name="gr18" draw:text-style-name="P7" draw:layer="layout" svg:x1="17.392cm" svg:y1="14.315cm" svg:x2="17.392cm" svg:y2="13.827cm">
          <text:p/>
        </draw:line>
        <draw:line draw:style-name="gr18" draw:text-style-name="P7" draw:layer="layout" svg:x1="18.791cm" svg:y1="14.315cm" svg:x2="18.791cm" svg:y2="13.827cm">
          <text:p/>
        </draw:line>
        <draw:line draw:style-name="gr18" draw:text-style-name="P7" draw:layer="layout" svg:x1="2.199cm" svg:y1="14.324cm" svg:x2="6.206cm" svg:y2="14.324cm">
          <text:p/>
        </draw:line>
        <draw:line draw:style-name="gr18" draw:text-style-name="P7" draw:layer="layout" svg:x1="2.208cm" svg:y1="14.82cm" svg:x2="2.208cm" svg:y2="14.333cm">
          <text:p/>
        </draw:line>
        <draw:line draw:style-name="gr18" draw:text-style-name="P7" draw:layer="layout" svg:x1="6.206cm" svg:y1="14.324cm" svg:x2="7.604cm" svg:y2="14.324cm">
          <text:p/>
        </draw:line>
        <draw:line draw:style-name="gr18" draw:text-style-name="P7" draw:layer="layout" svg:x1="6.206cm" svg:y1="14.82cm" svg:x2="6.206cm" svg:y2="14.333cm">
          <text:p/>
        </draw:line>
        <draw:line draw:style-name="gr18" draw:text-style-name="P7" draw:layer="layout" svg:x1="7.604cm" svg:y1="14.324cm" svg:x2="9.002cm" svg:y2="14.324cm">
          <text:p/>
        </draw:line>
        <draw:line draw:style-name="gr18" draw:text-style-name="P7" draw:layer="layout" svg:x1="7.604cm" svg:y1="14.82cm" svg:x2="7.604cm" svg:y2="14.333cm">
          <text:p/>
        </draw:line>
        <draw:line draw:style-name="gr18" draw:text-style-name="P7" draw:layer="layout" svg:x1="9.002cm" svg:y1="14.324cm" svg:x2="10.401cm" svg:y2="14.324cm">
          <text:p/>
        </draw:line>
        <draw:line draw:style-name="gr18" draw:text-style-name="P7" draw:layer="layout" svg:x1="9.002cm" svg:y1="14.82cm" svg:x2="9.002cm" svg:y2="14.333cm">
          <text:p/>
        </draw:line>
        <draw:line draw:style-name="gr18" draw:text-style-name="P7" draw:layer="layout" svg:x1="10.401cm" svg:y1="14.324cm" svg:x2="11.799cm" svg:y2="14.324cm">
          <text:p/>
        </draw:line>
        <draw:line draw:style-name="gr18" draw:text-style-name="P7" draw:layer="layout" svg:x1="10.401cm" svg:y1="14.82cm" svg:x2="10.401cm" svg:y2="14.333cm">
          <text:p/>
        </draw:line>
        <draw:line draw:style-name="gr18" draw:text-style-name="P7" draw:layer="layout" svg:x1="11.799cm" svg:y1="14.324cm" svg:x2="13.197cm" svg:y2="14.324cm">
          <text:p/>
        </draw:line>
        <draw:line draw:style-name="gr18" draw:text-style-name="P7" draw:layer="layout" svg:x1="11.799cm" svg:y1="14.82cm" svg:x2="11.799cm" svg:y2="14.333cm">
          <text:p/>
        </draw:line>
        <draw:line draw:style-name="gr18" draw:text-style-name="P7" draw:layer="layout" svg:x1="13.197cm" svg:y1="14.324cm" svg:x2="14.596cm" svg:y2="14.324cm">
          <text:p/>
        </draw:line>
        <draw:line draw:style-name="gr18" draw:text-style-name="P7" draw:layer="layout" svg:x1="13.197cm" svg:y1="14.82cm" svg:x2="13.197cm" svg:y2="14.333cm">
          <text:p/>
        </draw:line>
        <draw:line draw:style-name="gr18" draw:text-style-name="P7" draw:layer="layout" svg:x1="14.596cm" svg:y1="14.324cm" svg:x2="15.994cm" svg:y2="14.324cm">
          <text:p/>
        </draw:line>
        <draw:line draw:style-name="gr18" draw:text-style-name="P7" draw:layer="layout" svg:x1="14.596cm" svg:y1="14.82cm" svg:x2="14.596cm" svg:y2="14.333cm">
          <text:p/>
        </draw:line>
        <draw:line draw:style-name="gr18" draw:text-style-name="P7" draw:layer="layout" svg:x1="15.994cm" svg:y1="14.324cm" svg:x2="17.392cm" svg:y2="14.324cm">
          <text:p/>
        </draw:line>
        <draw:line draw:style-name="gr18" draw:text-style-name="P7" draw:layer="layout" svg:x1="15.994cm" svg:y1="14.82cm" svg:x2="15.994cm" svg:y2="14.333cm">
          <text:p/>
        </draw:line>
        <draw:line draw:style-name="gr18" draw:text-style-name="P7" draw:layer="layout" svg:x1="17.392cm" svg:y1="14.324cm" svg:x2="18.799cm" svg:y2="14.324cm">
          <text:p/>
        </draw:line>
        <draw:line draw:style-name="gr18" draw:text-style-name="P7" draw:layer="layout" svg:x1="17.392cm" svg:y1="14.82cm" svg:x2="17.392cm" svg:y2="14.333cm">
          <text:p/>
        </draw:line>
        <draw:line draw:style-name="gr18" draw:text-style-name="P7" draw:layer="layout" svg:x1="18.791cm" svg:y1="14.82cm" svg:x2="18.791cm" svg:y2="14.333cm">
          <text:p/>
        </draw:line>
        <draw:line draw:style-name="gr18" draw:text-style-name="P7" draw:layer="layout" svg:x1="2.199cm" svg:y1="14.829cm" svg:x2="6.206cm" svg:y2="14.829cm">
          <text:p/>
        </draw:line>
        <draw:line draw:style-name="gr18" draw:text-style-name="P7" draw:layer="layout" svg:x1="2.208cm" svg:y1="15.749cm" svg:x2="2.208cm" svg:y2="14.838cm">
          <text:p/>
        </draw:line>
        <draw:line draw:style-name="gr18" draw:text-style-name="P7" draw:layer="layout" svg:x1="6.206cm" svg:y1="14.829cm" svg:x2="7.604cm" svg:y2="14.829cm">
          <text:p/>
        </draw:line>
        <draw:line draw:style-name="gr18" draw:text-style-name="P7" draw:layer="layout" svg:x1="6.206cm" svg:y1="15.749cm" svg:x2="6.206cm" svg:y2="14.838cm">
          <text:p/>
        </draw:line>
        <draw:line draw:style-name="gr18" draw:text-style-name="P7" draw:layer="layout" svg:x1="7.604cm" svg:y1="14.829cm" svg:x2="9.002cm" svg:y2="14.829cm">
          <text:p/>
        </draw:line>
        <draw:line draw:style-name="gr18" draw:text-style-name="P7" draw:layer="layout" svg:x1="7.604cm" svg:y1="15.749cm" svg:x2="7.604cm" svg:y2="14.838cm">
          <text:p/>
        </draw:line>
        <draw:line draw:style-name="gr18" draw:text-style-name="P7" draw:layer="layout" svg:x1="9.002cm" svg:y1="14.829cm" svg:x2="10.401cm" svg:y2="14.829cm">
          <text:p/>
        </draw:line>
        <draw:line draw:style-name="gr18" draw:text-style-name="P7" draw:layer="layout" svg:x1="9.002cm" svg:y1="15.749cm" svg:x2="9.002cm" svg:y2="14.838cm">
          <text:p/>
        </draw:line>
        <draw:line draw:style-name="gr18" draw:text-style-name="P7" draw:layer="layout" svg:x1="10.401cm" svg:y1="14.829cm" svg:x2="11.799cm" svg:y2="14.829cm">
          <text:p/>
        </draw:line>
        <draw:line draw:style-name="gr18" draw:text-style-name="P7" draw:layer="layout" svg:x1="10.401cm" svg:y1="15.749cm" svg:x2="10.401cm" svg:y2="14.838cm">
          <text:p/>
        </draw:line>
        <draw:line draw:style-name="gr18" draw:text-style-name="P7" draw:layer="layout" svg:x1="11.799cm" svg:y1="14.829cm" svg:x2="13.197cm" svg:y2="14.829cm">
          <text:p/>
        </draw:line>
        <draw:line draw:style-name="gr18" draw:text-style-name="P7" draw:layer="layout" svg:x1="11.799cm" svg:y1="15.749cm" svg:x2="11.799cm" svg:y2="14.838cm">
          <text:p/>
        </draw:line>
        <draw:line draw:style-name="gr18" draw:text-style-name="P7" draw:layer="layout" svg:x1="13.197cm" svg:y1="14.829cm" svg:x2="14.596cm" svg:y2="14.829cm">
          <text:p/>
        </draw:line>
        <draw:line draw:style-name="gr18" draw:text-style-name="P7" draw:layer="layout" svg:x1="13.197cm" svg:y1="15.749cm" svg:x2="13.197cm" svg:y2="14.838cm">
          <text:p/>
        </draw:line>
        <draw:line draw:style-name="gr18" draw:text-style-name="P7" draw:layer="layout" svg:x1="14.596cm" svg:y1="14.829cm" svg:x2="15.994cm" svg:y2="14.829cm">
          <text:p/>
        </draw:line>
        <draw:line draw:style-name="gr18" draw:text-style-name="P7" draw:layer="layout" svg:x1="14.596cm" svg:y1="15.749cm" svg:x2="14.596cm" svg:y2="14.838cm">
          <text:p/>
        </draw:line>
        <draw:line draw:style-name="gr18" draw:text-style-name="P7" draw:layer="layout" svg:x1="15.994cm" svg:y1="14.829cm" svg:x2="17.392cm" svg:y2="14.829cm">
          <text:p/>
        </draw:line>
        <draw:line draw:style-name="gr18" draw:text-style-name="P7" draw:layer="layout" svg:x1="15.994cm" svg:y1="15.749cm" svg:x2="15.994cm" svg:y2="14.838cm">
          <text:p/>
        </draw:line>
        <draw:line draw:style-name="gr18" draw:text-style-name="P7" draw:layer="layout" svg:x1="17.392cm" svg:y1="14.829cm" svg:x2="18.799cm" svg:y2="14.829cm">
          <text:p/>
        </draw:line>
        <draw:line draw:style-name="gr18" draw:text-style-name="P7" draw:layer="layout" svg:x1="17.392cm" svg:y1="15.749cm" svg:x2="17.392cm" svg:y2="14.838cm">
          <text:p/>
        </draw:line>
        <draw:line draw:style-name="gr18" draw:text-style-name="P7" draw:layer="layout" svg:x1="18.791cm" svg:y1="15.749cm" svg:x2="18.791cm" svg:y2="14.838cm">
          <text:p/>
        </draw:line>
        <draw:line draw:style-name="gr18" draw:text-style-name="P7" draw:layer="layout" svg:x1="2.199cm" svg:y1="15.758cm" svg:x2="6.206cm" svg:y2="15.758cm">
          <text:p/>
        </draw:line>
        <draw:line draw:style-name="gr18" draw:text-style-name="P7" draw:layer="layout" svg:x1="2.208cm" svg:y1="16.255cm" svg:x2="2.208cm" svg:y2="15.767cm">
          <text:p/>
        </draw:line>
        <draw:line draw:style-name="gr18" draw:text-style-name="P7" draw:layer="layout" svg:x1="6.206cm" svg:y1="15.758cm" svg:x2="7.604cm" svg:y2="15.758cm">
          <text:p/>
        </draw:line>
        <draw:line draw:style-name="gr18" draw:text-style-name="P7" draw:layer="layout" svg:x1="6.206cm" svg:y1="16.255cm" svg:x2="6.206cm" svg:y2="15.767cm">
          <text:p/>
        </draw:line>
        <draw:line draw:style-name="gr18" draw:text-style-name="P7" draw:layer="layout" svg:x1="7.604cm" svg:y1="15.758cm" svg:x2="9.002cm" svg:y2="15.758cm">
          <text:p/>
        </draw:line>
        <draw:line draw:style-name="gr18" draw:text-style-name="P7" draw:layer="layout" svg:x1="7.604cm" svg:y1="16.255cm" svg:x2="7.604cm" svg:y2="15.767cm">
          <text:p/>
        </draw:line>
        <draw:line draw:style-name="gr18" draw:text-style-name="P7" draw:layer="layout" svg:x1="9.002cm" svg:y1="15.758cm" svg:x2="10.401cm" svg:y2="15.758cm">
          <text:p/>
        </draw:line>
        <draw:line draw:style-name="gr18" draw:text-style-name="P7" draw:layer="layout" svg:x1="9.002cm" svg:y1="16.255cm" svg:x2="9.002cm" svg:y2="15.767cm">
          <text:p/>
        </draw:line>
        <draw:line draw:style-name="gr18" draw:text-style-name="P7" draw:layer="layout" svg:x1="10.401cm" svg:y1="15.758cm" svg:x2="11.799cm" svg:y2="15.758cm">
          <text:p/>
        </draw:line>
        <draw:line draw:style-name="gr18" draw:text-style-name="P7" draw:layer="layout" svg:x1="10.401cm" svg:y1="16.255cm" svg:x2="10.401cm" svg:y2="15.767cm">
          <text:p/>
        </draw:line>
        <draw:line draw:style-name="gr18" draw:text-style-name="P7" draw:layer="layout" svg:x1="11.799cm" svg:y1="15.758cm" svg:x2="13.197cm" svg:y2="15.758cm">
          <text:p/>
        </draw:line>
        <draw:line draw:style-name="gr18" draw:text-style-name="P7" draw:layer="layout" svg:x1="11.799cm" svg:y1="16.255cm" svg:x2="11.799cm" svg:y2="15.767cm">
          <text:p/>
        </draw:line>
        <draw:line draw:style-name="gr18" draw:text-style-name="P7" draw:layer="layout" svg:x1="13.197cm" svg:y1="15.758cm" svg:x2="14.596cm" svg:y2="15.758cm">
          <text:p/>
        </draw:line>
        <draw:line draw:style-name="gr18" draw:text-style-name="P7" draw:layer="layout" svg:x1="13.197cm" svg:y1="16.255cm" svg:x2="13.197cm" svg:y2="15.767cm">
          <text:p/>
        </draw:line>
        <draw:line draw:style-name="gr18" draw:text-style-name="P7" draw:layer="layout" svg:x1="14.596cm" svg:y1="15.758cm" svg:x2="15.994cm" svg:y2="15.758cm">
          <text:p/>
        </draw:line>
        <draw:line draw:style-name="gr18" draw:text-style-name="P7" draw:layer="layout" svg:x1="14.596cm" svg:y1="16.255cm" svg:x2="14.596cm" svg:y2="15.767cm">
          <text:p/>
        </draw:line>
        <draw:line draw:style-name="gr18" draw:text-style-name="P7" draw:layer="layout" svg:x1="15.994cm" svg:y1="15.758cm" svg:x2="17.392cm" svg:y2="15.758cm">
          <text:p/>
        </draw:line>
        <draw:line draw:style-name="gr18" draw:text-style-name="P7" draw:layer="layout" svg:x1="15.994cm" svg:y1="16.255cm" svg:x2="15.994cm" svg:y2="15.767cm">
          <text:p/>
        </draw:line>
        <draw:line draw:style-name="gr18" draw:text-style-name="P7" draw:layer="layout" svg:x1="17.392cm" svg:y1="15.758cm" svg:x2="18.799cm" svg:y2="15.758cm">
          <text:p/>
        </draw:line>
        <draw:line draw:style-name="gr18" draw:text-style-name="P7" draw:layer="layout" svg:x1="17.392cm" svg:y1="16.255cm" svg:x2="17.392cm" svg:y2="15.767cm">
          <text:p/>
        </draw:line>
        <draw:line draw:style-name="gr18" draw:text-style-name="P7" draw:layer="layout" svg:x1="18.791cm" svg:y1="16.255cm" svg:x2="18.791cm" svg:y2="15.767cm">
          <text:p/>
        </draw:line>
        <draw:line draw:style-name="gr18" draw:text-style-name="P7" draw:layer="layout" svg:x1="2.199cm" svg:y1="16.264cm" svg:x2="6.206cm" svg:y2="16.264cm">
          <text:p/>
        </draw:line>
        <draw:line draw:style-name="gr18" draw:text-style-name="P7" draw:layer="layout" svg:x1="6.206cm" svg:y1="16.264cm" svg:x2="7.604cm" svg:y2="16.264cm">
          <text:p/>
        </draw:line>
        <draw:line draw:style-name="gr18" draw:text-style-name="P7" draw:layer="layout" svg:x1="7.604cm" svg:y1="16.264cm" svg:x2="9.002cm" svg:y2="16.264cm">
          <text:p/>
        </draw:line>
        <draw:line draw:style-name="gr18" draw:text-style-name="P7" draw:layer="layout" svg:x1="9.002cm" svg:y1="16.264cm" svg:x2="10.401cm" svg:y2="16.264cm">
          <text:p/>
        </draw:line>
        <draw:line draw:style-name="gr18" draw:text-style-name="P7" draw:layer="layout" svg:x1="10.401cm" svg:y1="16.264cm" svg:x2="11.799cm" svg:y2="16.264cm">
          <text:p/>
        </draw:line>
        <draw:line draw:style-name="gr18" draw:text-style-name="P7" draw:layer="layout" svg:x1="11.799cm" svg:y1="16.264cm" svg:x2="13.197cm" svg:y2="16.264cm">
          <text:p/>
        </draw:line>
        <draw:line draw:style-name="gr18" draw:text-style-name="P7" draw:layer="layout" svg:x1="13.197cm" svg:y1="16.264cm" svg:x2="14.596cm" svg:y2="16.264cm">
          <text:p/>
        </draw:line>
        <draw:line draw:style-name="gr18" draw:text-style-name="P7" draw:layer="layout" svg:x1="14.596cm" svg:y1="16.264cm" svg:x2="15.994cm" svg:y2="16.264cm">
          <text:p/>
        </draw:line>
        <draw:line draw:style-name="gr18" draw:text-style-name="P7" draw:layer="layout" svg:x1="15.994cm" svg:y1="16.264cm" svg:x2="17.392cm" svg:y2="16.264cm">
          <text:p/>
        </draw:line>
        <draw:line draw:style-name="gr18" draw:text-style-name="P7" draw:layer="layout" svg:x1="17.392cm" svg:y1="16.264cm" svg:x2="18.799cm" svg:y2="16.264cm">
          <text:p/>
        </draw:line>
        <draw:frame draw:style-name="gr1" draw:text-style-name="P2" draw:layer="layout" svg:width="14.196cm" svg:height="0.475cm" svg:x="3.223cm" svg:y="11.34cm">
          <draw:text-box>
            <text:p text:style-name="P1"><text:span text:style-name="T1">Table 2: UK expenditure on humanitarian and development assistance (£m)</text:span></text:p>
          </draw:text-box>
        </draw:frame>
        <draw:frame draw:style-name="gr14" draw:text-style-name="P11" draw:layer="layout" svg:width="1.022cm" svg:height="0.319cm" svg:x="6.395cm" svg:y="12.615cm">
          <draw:text-box>
            <text:p text:style-name="P1"><text:span text:style-name="T24">2002/03</text:span></text:p>
          </draw:text-box>
        </draw:frame>
        <draw:frame draw:style-name="gr14" draw:text-style-name="P11" draw:layer="layout" svg:width="1.022cm" svg:height="0.319cm" svg:x="7.794cm" svg:y="12.615cm">
          <draw:text-box>
            <text:p text:style-name="P1"><text:span text:style-name="T24">2003/04</text:span></text:p>
          </draw:text-box>
        </draw:frame>
        <draw:frame draw:style-name="gr14" draw:text-style-name="P11" draw:layer="layout" svg:width="1.022cm" svg:height="0.319cm" svg:x="9.192cm" svg:y="12.615cm">
          <draw:text-box>
            <text:p text:style-name="P1"><text:span text:style-name="T24">2004/05</text:span></text:p>
          </draw:text-box>
        </draw:frame>
        <draw:frame draw:style-name="gr14" draw:text-style-name="P11" draw:layer="layout" svg:width="1.022cm" svg:height="0.319cm" svg:x="10.59cm" svg:y="12.615cm">
          <draw:text-box>
            <text:p text:style-name="P1"><text:span text:style-name="T24">2005/06</text:span></text:p>
          </draw:text-box>
        </draw:frame>
        <draw:frame draw:style-name="gr14" draw:text-style-name="P11" draw:layer="layout" svg:width="1.022cm" svg:height="0.319cm" svg:x="11.989cm" svg:y="12.615cm">
          <draw:text-box>
            <text:p text:style-name="P1"><text:span text:style-name="T24">2006/07</text:span></text:p>
          </draw:text-box>
        </draw:frame>
        <draw:frame draw:style-name="gr14" draw:text-style-name="P11" draw:layer="layout" svg:width="1.022cm" svg:height="0.319cm" svg:x="13.387cm" svg:y="12.615cm">
          <draw:text-box>
            <text:p text:style-name="P1"><text:span text:style-name="T24">2007/08</text:span></text:p>
          </draw:text-box>
        </draw:frame>
        <draw:frame draw:style-name="gr14" draw:text-style-name="P11" draw:layer="layout" svg:width="1.022cm" svg:height="0.319cm" svg:x="14.785cm" svg:y="12.615cm">
          <draw:text-box>
            <text:p text:style-name="P1"><text:span text:style-name="T24">2008/09</text:span></text:p>
          </draw:text-box>
        </draw:frame>
        <draw:frame draw:style-name="gr14" draw:text-style-name="P11" draw:layer="layout" svg:width="1.022cm" svg:height="0.319cm" svg:x="16.184cm" svg:y="12.615cm">
          <draw:text-box>
            <text:p text:style-name="P1"><text:span text:style-name="T24">2009/10</text:span></text:p>
          </draw:text-box>
        </draw:frame>
        <draw:frame draw:style-name="gr14" draw:text-style-name="P11" draw:layer="layout" svg:width="0.654cm" svg:height="0.319cm" svg:x="17.765cm" svg:y="12.615cm">
          <draw:text-box>
            <text:p text:style-name="P1"><text:span text:style-name="T24">Total</text:span></text:p>
          </draw:text-box>
        </draw:frame>
        <draw:frame draw:style-name="gr14" draw:text-style-name="P11" draw:layer="layout" svg:width="5.751cm" svg:height="0.319cm" svg:x="2.359cm" svg:y="13.413cm">
          <draw:text-box>
            <text:p text:style-name="P1"><text:span text:style-name="T25">Humanitarian and development assistance</text:span></text:p>
          </draw:text-box>
        </draw:frame>
        <draw:frame draw:style-name="gr19" draw:text-style-name="P15" draw:layer="layout" svg:width="0.281cm" svg:height="0.183cm" svg:x="8.083cm" svg:y="13.426cm">
          <draw:text-box>
            <text:p text:style-name="P1"><text:span text:style-name="T26">621</text:span></text:p>
          </draw:text-box>
        </draw:frame>
        <draw:frame draw:style-name="gr14" draw:text-style-name="P11" draw:layer="layout" svg:width="0.281cm" svg:height="0.319cm" svg:x="8.358cm" svg:y="13.413cm">
          <draw:text-box>
            <text:p text:style-name="P1"><text:span text:style-name="T27"><text:s/></text:span></text:p>
          </draw:text-box>
        </draw:frame>
        <draw:frame draw:style-name="gr14" draw:text-style-name="P11" draw:layer="layout" svg:width="3.109cm" svg:height="0.319cm" svg:x="2.359cm" svg:y="13.919cm">
          <draw:text-box>
            <text:p text:style-name="P1"><text:span text:style-name="T19">Humanitarian assistance</text:span></text:p>
          </draw:text-box>
        </draw:frame>
        <draw:frame draw:style-name="gr14" draw:text-style-name="P11" draw:layer="layout" svg:width="0.315cm" svg:height="0.319cm" svg:x="7.141cm" svg:y="13.919cm">
          <draw:text-box>
            <text:p text:style-name="P1"><text:span text:style-name="T19">19</text:span></text:p>
          </draw:text-box>
        </draw:frame>
        <draw:frame draw:style-name="gr14" draw:text-style-name="P11" draw:layer="layout" svg:width="0.447cm" svg:height="0.319cm" svg:x="8.403cm" svg:y="13.919cm">
          <draw:text-box>
            <text:p text:style-name="P1"><text:span text:style-name="T19">110</text:span></text:p>
          </draw:text-box>
        </draw:frame>
        <draw:frame draw:style-name="gr14" draw:text-style-name="P11" draw:layer="layout" svg:width="0.315cm" svg:height="0.319cm" svg:x="9.937cm" svg:y="13.919cm">
          <draw:text-box>
            <text:p text:style-name="P1"><text:span text:style-name="T19">21</text:span></text:p>
          </draw:text-box>
        </draw:frame>
        <draw:frame draw:style-name="gr14" draw:text-style-name="P11" draw:layer="layout" svg:width="0.281cm" svg:height="0.319cm" svg:x="11.493cm" svg:y="13.919cm">
          <draw:text-box>
            <text:p text:style-name="P1"><text:span text:style-name="T19">5</text:span></text:p>
          </draw:text-box>
        </draw:frame>
        <draw:frame draw:style-name="gr14" draw:text-style-name="P11" draw:layer="layout" svg:width="0.315cm" svg:height="0.319cm" svg:x="12.734cm" svg:y="13.919cm">
          <draw:text-box>
            <text:p text:style-name="P1"><text:span text:style-name="T19">10</text:span></text:p>
          </draw:text-box>
        </draw:frame>
        <draw:frame draw:style-name="gr14" draw:text-style-name="P11" draw:layer="layout" svg:width="0.315cm" svg:height="0.319cm" svg:x="14.132cm" svg:y="13.919cm">
          <draw:text-box>
            <text:p text:style-name="P1"><text:span text:style-name="T19">20</text:span></text:p>
          </draw:text-box>
        </draw:frame>
        <draw:frame draw:style-name="gr14" draw:text-style-name="P11" draw:layer="layout" svg:width="0.315cm" svg:height="0.319cm" svg:x="15.531cm" svg:y="13.919cm">
          <draw:text-box>
            <text:p text:style-name="P1"><text:span text:style-name="T19">16</text:span></text:p>
          </draw:text-box>
        </draw:frame>
        <draw:frame draw:style-name="gr14" draw:text-style-name="P11" draw:layer="layout" svg:width="0.281cm" svg:height="0.319cm" svg:x="17.086cm" svg:y="13.919cm">
          <draw:text-box>
            <text:p text:style-name="P1"><text:span text:style-name="T19">8</text:span></text:p>
          </draw:text-box>
        </draw:frame>
        <draw:frame draw:style-name="gr14" draw:text-style-name="P11" draw:layer="layout" svg:width="0.472cm" svg:height="0.319cm" svg:x="18.17cm" svg:y="13.919cm">
          <draw:text-box>
            <text:p text:style-name="P1"><text:span text:style-name="T19">209</text:span></text:p>
          </draw:text-box>
        </draw:frame>
        <draw:frame draw:style-name="gr14" draw:text-style-name="P11" draw:layer="layout" svg:width="3.177cm" svg:height="0.319cm" svg:x="2.359cm" svg:y="14.424cm">
          <draw:text-box>
            <text:p text:style-name="P1"><text:span text:style-name="T19">Development assistance </text:span></text:p>
          </draw:text-box>
        </draw:frame>
        <draw:frame draw:style-name="gr14" draw:text-style-name="P11" draw:layer="layout" svg:width="0.315cm" svg:height="0.319cm" svg:x="8.539cm" svg:y="14.424cm">
          <draw:text-box>
            <text:p text:style-name="P1"><text:span text:style-name="T19">99</text:span></text:p>
          </draw:text-box>
        </draw:frame>
        <draw:frame draw:style-name="gr14" draw:text-style-name="P11" draw:layer="layout" svg:width="0.315cm" svg:height="0.319cm" svg:x="9.937cm" svg:y="14.424cm">
          <draw:text-box>
            <text:p text:style-name="P1"><text:span text:style-name="T19">27</text:span></text:p>
          </draw:text-box>
        </draw:frame>
        <draw:frame draw:style-name="gr14" draw:text-style-name="P11" draw:layer="layout" svg:width="0.315cm" svg:height="0.319cm" svg:x="11.336cm" svg:y="14.424cm">
          <draw:text-box>
            <text:p text:style-name="P1"><text:span text:style-name="T19">82</text:span></text:p>
          </draw:text-box>
        </draw:frame>
        <draw:frame draw:style-name="gr14" draw:text-style-name="P11" draw:layer="layout" svg:width="0.315cm" svg:height="0.319cm" svg:x="12.734cm" svg:y="14.424cm">
          <draw:text-box>
            <text:p text:style-name="P1"><text:span text:style-name="T19">39</text:span></text:p>
          </draw:text-box>
        </draw:frame>
        <draw:frame draw:style-name="gr14" draw:text-style-name="P11" draw:layer="layout" svg:width="0.315cm" svg:height="0.319cm" svg:x="14.132cm" svg:y="14.424cm">
          <draw:text-box>
            <text:p text:style-name="P1"><text:span text:style-name="T19">20</text:span></text:p>
          </draw:text-box>
        </draw:frame>
        <draw:frame draw:style-name="gr14" draw:text-style-name="P11" draw:layer="layout" svg:width="0.315cm" svg:height="0.319cm" svg:x="15.531cm" svg:y="14.424cm">
          <draw:text-box>
            <text:p text:style-name="P1"><text:span text:style-name="T19">17</text:span></text:p>
          </draw:text-box>
        </draw:frame>
        <draw:frame draw:style-name="gr14" draw:text-style-name="P11" draw:layer="layout" svg:width="0.315cm" svg:height="0.319cm" svg:x="16.929cm" svg:y="14.424cm">
          <draw:text-box>
            <text:p text:style-name="P1"><text:span text:style-name="T19">13</text:span></text:p>
          </draw:text-box>
        </draw:frame>
        <draw:frame draw:style-name="gr14" draw:text-style-name="P11" draw:layer="layout" svg:width="0.472cm" svg:height="0.319cm" svg:x="18.17cm" svg:y="14.424cm">
          <draw:text-box>
            <text:p text:style-name="P1"><text:span text:style-name="T19">297</text:span></text:p>
          </draw:text-box>
        </draw:frame>
        <draw:frame draw:style-name="gr14" draw:text-style-name="P11" draw:layer="layout" svg:width="3.664cm" svg:height="0.319cm" svg:x="2.359cm" svg:y="14.93cm">
          <draw:text-box>
            <text:p text:style-name="P1"><text:span text:style-name="T19">Imputed share of multilateral </text:span></text:p>
          </draw:text-box>
        </draw:frame>
        <draw:frame draw:style-name="gr14" draw:text-style-name="P11" draw:layer="layout" svg:width="0.459cm" svg:height="0.319cm" svg:x="2.359cm" svg:y="15.353cm">
          <draw:text-box>
            <text:p text:style-name="P1"><text:span text:style-name="T19">aid </text:span></text:p>
          </draw:text-box>
        </draw:frame>
        <draw:frame draw:style-name="gr14" draw:text-style-name="P11" draw:layer="layout" svg:width="0.29cm" svg:height="0.319cm" svg:x="8.56cm" svg:y="15.353cm">
          <draw:text-box>
            <text:p text:style-name="P1"><text:span text:style-name="T19">11</text:span></text:p>
          </draw:text-box>
        </draw:frame>
        <draw:frame draw:style-name="gr14" draw:text-style-name="P11" draw:layer="layout" svg:width="0.29cm" svg:height="0.319cm" svg:x="9.958cm" svg:y="15.353cm">
          <draw:text-box>
            <text:p text:style-name="P1"><text:span text:style-name="T19">11</text:span></text:p>
          </draw:text-box>
        </draw:frame>
        <draw:frame draw:style-name="gr14" draw:text-style-name="P11" draw:layer="layout" svg:width="0.281cm" svg:height="0.319cm" svg:x="11.493cm" svg:y="15.353cm">
          <draw:text-box>
            <text:p text:style-name="P1"><text:span text:style-name="T19">6</text:span></text:p>
          </draw:text-box>
        </draw:frame>
        <draw:frame draw:style-name="gr14" draw:text-style-name="P11" draw:layer="layout" svg:width="0.315cm" svg:height="0.319cm" svg:x="12.734cm" svg:y="15.353cm">
          <draw:text-box>
            <text:p text:style-name="P1"><text:span text:style-name="T19">14</text:span></text:p>
          </draw:text-box>
        </draw:frame>
        <draw:frame draw:style-name="gr14" draw:text-style-name="P11" draw:layer="layout" svg:width="0.281cm" svg:height="0.319cm" svg:x="14.289cm" svg:y="15.353cm">
          <draw:text-box>
            <text:p text:style-name="P1"><text:span text:style-name="T19">9</text:span></text:p>
          </draw:text-box>
        </draw:frame>
        <draw:frame draw:style-name="gr14" draw:text-style-name="P11" draw:layer="layout" svg:width="0.315cm" svg:height="0.319cm" svg:x="15.531cm" svg:y="15.353cm">
          <draw:text-box>
            <text:p text:style-name="P1"><text:span text:style-name="T19">14</text:span></text:p>
          </draw:text-box>
        </draw:frame>
        <draw:frame draw:style-name="gr14" draw:text-style-name="P11" draw:layer="layout" svg:width="0.281cm" svg:height="0.319cm" svg:x="17.086cm" svg:y="15.353cm">
          <draw:text-box>
            <text:p text:style-name="P1"><text:span text:style-name="T19">8</text:span></text:p>
          </draw:text-box>
        </draw:frame>
        <draw:frame draw:style-name="gr14" draw:text-style-name="P11" draw:layer="layout" svg:width="0.315cm" svg:height="0.319cm" svg:x="18.327cm" svg:y="15.353cm">
          <draw:text-box>
            <text:p text:style-name="P1"><text:span text:style-name="T19">73</text:span></text:p>
          </draw:text-box>
        </draw:frame>
        <draw:frame draw:style-name="gr14" draw:text-style-name="P11" draw:layer="layout" svg:width="1.23cm" svg:height="0.319cm" svg:x="2.359cm" svg:y="15.859cm">
          <draw:text-box>
            <text:p text:style-name="P1"><text:span text:style-name="T24">Sub-total</text:span></text:p>
          </draw:text-box>
        </draw:frame>
        <draw:frame draw:style-name="gr14" draw:text-style-name="P11" draw:layer="layout" svg:width="0.315cm" svg:height="0.319cm" svg:x="7.141cm" svg:y="15.859cm">
          <draw:text-box>
            <text:p text:style-name="P1"><text:span text:style-name="T24">19</text:span></text:p>
          </draw:text-box>
        </draw:frame>
        <draw:frame draw:style-name="gr14" draw:text-style-name="P11" draw:layer="layout" svg:width="0.472cm" svg:height="0.319cm" svg:x="8.382cm" svg:y="15.859cm">
          <draw:text-box>
            <text:p text:style-name="P1"><text:span text:style-name="T24">220</text:span></text:p>
          </draw:text-box>
        </draw:frame>
        <draw:frame draw:style-name="gr14" draw:text-style-name="P11" draw:layer="layout" svg:width="0.315cm" svg:height="0.319cm" svg:x="9.937cm" svg:y="15.859cm">
          <draw:text-box>
            <text:p text:style-name="P1"><text:span text:style-name="T24">59</text:span></text:p>
          </draw:text-box>
        </draw:frame>
        <draw:frame draw:style-name="gr14" draw:text-style-name="P11" draw:layer="layout" svg:width="0.315cm" svg:height="0.319cm" svg:x="11.336cm" svg:y="15.859cm">
          <draw:text-box>
            <text:p text:style-name="P1"><text:span text:style-name="T24">93</text:span></text:p>
          </draw:text-box>
        </draw:frame>
        <draw:frame draw:style-name="gr14" draw:text-style-name="P11" draw:layer="layout" svg:width="0.315cm" svg:height="0.319cm" svg:x="12.734cm" svg:y="15.859cm">
          <draw:text-box>
            <text:p text:style-name="P1"><text:span text:style-name="T24">63</text:span></text:p>
          </draw:text-box>
        </draw:frame>
        <draw:frame draw:style-name="gr14" draw:text-style-name="P11" draw:layer="layout" svg:width="0.315cm" svg:height="0.319cm" svg:x="14.132cm" svg:y="15.859cm">
          <draw:text-box>
            <text:p text:style-name="P1"><text:span text:style-name="T24">49</text:span></text:p>
          </draw:text-box>
        </draw:frame>
        <draw:frame draw:style-name="gr14" draw:text-style-name="P11" draw:layer="layout" svg:width="0.315cm" svg:height="0.319cm" svg:x="15.531cm" svg:y="15.859cm">
          <draw:text-box>
            <text:p text:style-name="P1"><text:span text:style-name="T24">47</text:span></text:p>
          </draw:text-box>
        </draw:frame>
        <draw:frame draw:style-name="gr14" draw:text-style-name="P11" draw:layer="layout" svg:width="0.315cm" svg:height="0.319cm" svg:x="16.929cm" svg:y="15.859cm">
          <draw:text-box>
            <text:p text:style-name="P1"><text:span text:style-name="T24">29</text:span></text:p>
          </draw:text-box>
        </draw:frame>
        <draw:frame draw:style-name="gr14" draw:text-style-name="P11" draw:layer="layout" svg:width="0.472cm" svg:height="0.319cm" svg:x="18.17cm" svg:y="15.859cm">
          <draw:text-box>
            <text:p text:style-name="P1"><text:span text:style-name="T24">579</text:span></text:p>
          </draw:text-box>
        </draw:frame>
        <draw:frame draw:style-name="gr1" draw:text-style-name="P2" draw:layer="layout" svg:width="16.114cm" svg:height="0.475cm" svg:x="2.2cm" svg:y="16.813cm">
          <draw:text-box>
            <text:p text:style-name="P1"><text:span text:style-name="T6">1048. </text:span><text:span text:style-name="T3"><text:s/>DFID provided £297m for reconstruction and a further £209m for humanitarian </text:span></text:p>
          </draw:text-box>
        </draw:frame>
        <draw:frame draw:style-name="gr1" draw:text-style-name="P2" draw:layer="layout" svg:width="15.543cm" svg:height="0.475cm" svg:x="2.2cm" svg:y="17.377cm">
          <draw:text-box>
            <text:p text:style-name="P1"><text:span text:style-name="T3">assistance in Iraq between 2002/03 and 2009/10. Iraq was DFID’s largest bilateral </text:span></text:p>
          </draw:text-box>
        </draw:frame>
        <draw:frame draw:style-name="gr1" draw:text-style-name="P2" draw:layer="layout" svg:width="14.222cm" svg:height="0.475cm" svg:x="2.2cm" svg:y="17.942cm">
          <draw:text-box>
            <text:p text:style-name="P1"><text:span text:style-name="T3">programme in 2003/04, when DFID spent a total of £220m. That included a </text:span></text:p>
          </draw:text-box>
        </draw:frame>
        <draw:frame draw:style-name="gr1" draw:text-style-name="P2" draw:layer="layout" svg:width="14.92cm" svg:height="0.475cm" svg:x="2.2cm" svg:y="18.506cm">
          <draw:text-box>
            <text:p text:style-name="P1"><text:span text:style-name="T3">£110m contribution to the humanitarian relief effort following the invasion and a </text:span></text:p>
          </draw:text-box>
        </draw:frame>
        <draw:frame draw:style-name="gr1" draw:text-style-name="P2" draw:layer="layout" svg:width="16.504cm" svg:height="0.475cm" svg:x="2.2cm" svg:y="19.071cm">
          <draw:text-box>
            <text:p text:style-name="P1"><text:span text:style-name="T3">£70m contribution to the World Bank and UN Trust Funds (which would be spent by the </text:span></text:p>
          </draw:text-box>
        </draw:frame>
        <draw:frame draw:style-name="gr1" draw:text-style-name="P2" draw:layer="layout" svg:width="16.025cm" svg:height="0.475cm" svg:x="2.2cm" svg:y="19.635cm">
          <draw:text-box>
            <text:p text:style-name="P1"><text:span text:style-name="T3">World Bank and UN in subsequent years). The size of DFID’s programme decreased </text:span></text:p>
          </draw:text-box>
        </draw:frame>
        <draw:frame draw:style-name="gr1" draw:text-style-name="P2" draw:layer="layout" svg:width="4.582cm" svg:height="0.475cm" svg:x="2.2cm" svg:y="20.2cm">
          <draw:text-box>
            <text:p text:style-name="P1"><text:span text:style-name="T3">over the following years.</text:span></text:p>
          </draw:text-box>
        </draw:frame>
        <draw:frame draw:style-name="gr1" draw:text-style-name="P2" draw:layer="layout" svg:width="16.224cm" svg:height="0.475cm" svg:x="2.2cm" svg:y="21.114cm">
          <draw:text-box>
            <text:p text:style-name="P1"><text:span text:style-name="T6">1049. </text:span><text:span text:style-name="T3"><text:s/>In addition, UK forces in MND(SE) spent £38m from UK funds on Quick Impact </text:span></text:p>
          </draw:text-box>
        </draw:frame>
        <draw:frame draw:style-name="gr1" draw:text-style-name="P2" draw:layer="layout" svg:width="2.995cm" svg:height="0.475cm" svg:x="2.2cm" svg:y="21.679cm">
          <draw:text-box>
            <text:p text:style-name="P1"><text:span text:style-name="T3">Projects (QIPs).</text:span></text:p>
          </draw:text-box>
        </draw:frame>
        <draw:frame draw:style-name="gr5" draw:text-style-name="P6" draw:layer="layout" svg:width="0.408cm" svg:height="0.276cm" svg:x="5.187cm" svg:y="21.697cm">
          <draw:text-box>
            <text:p text:style-name="P1"><text:span text:style-name="T8">618</text:span></text:p>
          </draw:text-box>
        </draw:frame>
        <draw:frame draw:style-name="gr1" draw:text-style-name="P2" draw:layer="layout" svg:width="15.428cm" svg:height="0.475cm" svg:x="2.2cm" svg:y="22.593cm">
          <draw:text-box>
            <text:p text:style-name="P1"><text:span text:style-name="T6">1050. </text:span><text:span text:style-name="T3"><text:s/>It is not possible, from the information available to the Inquiry, to produce a </text:span></text:p>
          </draw:text-box>
        </draw:frame>
        <draw:frame draw:style-name="gr1" draw:text-style-name="P2" draw:layer="layout" svg:width="16.021cm" svg:height="0.475cm" svg:x="2.2cm" svg:y="23.157cm">
          <draw:text-box>
            <text:p text:style-name="P1"><text:span text:style-name="T3">definitive breakdown of the allocation of DFID funding between national programme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907cm" svg:height="0.475cm" svg:x="2.2cm" svg:y="23.722cm">
          <draw:text-box>
            <text:p text:style-name="P1"><text:span text:style-name="T3">and programmes in the South. The Inquiry calculates that, from 2003/04 to 2007/08,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617 </text:span></text:p>
          </draw:text-box>
        </draw:frame>
        <draw:frame draw:style-name="gr4" draw:text-style-name="P5" draw:layer="layout" svg:width="15.818cm" svg:height="0.395cm" svg:x="2.646cm" svg:y="25.934cm">
          <draw:text-box>
            <text:p text:style-name="P1"><text:span text:style-name="T11">Letter Cabinet Office [junior official] to Aldred, 1 July 2011, ‘Iraq Inquiry: request for further information </text:span></text:p>
          </draw:text-box>
        </draw:frame>
        <draw:frame draw:style-name="gr4" draw:text-style-name="P5" draw:layer="layout" svg:width="1.81cm" svg:height="0.395cm" svg:x="2.2cm" svg:y="26.357cm">
          <draw:text-box>
            <text:p text:style-name="P1"><text:span text:style-name="T11">on funding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618 </text:span></text:p>
          </draw:text-box>
        </draw:frame>
        <draw:frame draw:style-name="gr4" draw:text-style-name="P5" draw:layer="layout" svg:width="11.174cm" svg:height="0.395cm" svg:x="2.646cm" svg:y="26.781cm">
          <draw:text-box>
            <text:p text:style-name="P1"><text:span text:style-name="T11">Paper DFID, January 2010, ‘DFID Non-Humanitarian Spend by Region’.</text:span></text:p>
          </draw:text-box>
        </draw:frame>
      </draw:page>
      <draw:page draw:name="page1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8</text:span></text:p>
          </draw:text-box>
        </draw:frame>
        <draw:frame draw:style-name="gr1" draw:text-style-name="P2" draw:layer="layout" svg:width="16.736cm" svg:height="0.475cm" svg:x="2.2cm" svg:y="2.525cm">
          <draw:text-box>
            <text:p text:style-name="P1"><text:span text:style-name="T3">between 76 percent and 52 percent of DFID funding was allocated to programmes in the </text:span></text:p>
          </draw:text-box>
        </draw:frame>
        <draw:frame draw:style-name="gr1" draw:text-style-name="P2" draw:layer="layout" svg:width="1.234cm" svg:height="0.475cm" svg:x="2.2cm" svg:y="3.09cm">
          <draw:text-box>
            <text:p text:style-name="P1"><text:span text:style-name="T3">South.</text:span></text:p>
          </draw:text-box>
        </draw:frame>
        <draw:frame draw:style-name="gr5" draw:text-style-name="P6" draw:layer="layout" svg:width="0.408cm" svg:height="0.276cm" svg:x="3.424cm" svg:y="3.108cm">
          <draw:text-box>
            <text:p text:style-name="P1"><text:span text:style-name="T8">619</text:span></text:p>
          </draw:text-box>
        </draw:frame>
        <draw:frame draw:style-name="gr1" draw:text-style-name="P2" draw:layer="layout" svg:width="9.997cm" svg:height="0.475cm" svg:x="3.836cm" svg:y="3.09cm">
          <draw:text-box>
            <text:p text:style-name="P1"><text:span text:style-name="T3"><text:s/></text:span><text:span text:style-name="T3">DFID’s expenditure in the South peaked in 2005/06. </text:span></text:p>
          </draw:text-box>
        </draw:frame>
        <draw:frame draw:style-name="gr1" draw:text-style-name="P2" draw:layer="layout" svg:width="15.055cm" svg:height="0.475cm" svg:x="2.2cm" svg:y="4.004cm">
          <draw:text-box>
            <text:p text:style-name="P1"><text:span text:style-name="T6">1051. </text:span><text:span text:style-name="T3"><text:s/>UK forces also had access to significant amounts of US funding from the </text:span></text:p>
          </draw:text-box>
        </draw:frame>
        <draw:frame draw:style-name="gr1" draw:text-style-name="P2" draw:layer="layout" svg:width="16.131cm" svg:height="0.475cm" svg:x="2.2cm" svg:y="4.568cm">
          <draw:text-box>
            <text:p text:style-name="P1"><text:span text:style-name="T3">Commander’s Emergency Response Program (CERPs) to spend on urgent relief and </text:span></text:p>
          </draw:text-box>
        </draw:frame>
        <draw:frame draw:style-name="gr1" draw:text-style-name="P2" draw:layer="layout" svg:width="4.185cm" svg:height="0.475cm" svg:x="2.2cm" svg:y="5.133cm">
          <draw:text-box>
            <text:p text:style-name="P1"><text:span text:style-name="T3">reconstruction needs. </text:span></text:p>
          </draw:text-box>
        </draw:frame>
        <draw:frame draw:style-name="gr1" draw:text-style-name="P2" draw:layer="layout" svg:width="16.503cm" svg:height="0.475cm" svg:x="2.2cm" svg:y="6.047cm">
          <draw:text-box>
            <text:p text:style-name="P1"><text:span text:style-name="T6">1052. </text:span><text:span text:style-name="T3"><text:s/>The Government has not been able to provide a full breakdown of the amount of </text:span></text:p>
          </draw:text-box>
        </draw:frame>
        <draw:frame draw:style-name="gr1" draw:text-style-name="P2" draw:layer="layout" svg:width="16.228cm" svg:height="0.475cm" svg:x="2.2cm" svg:y="6.612cm">
          <draw:text-box>
            <text:p text:style-name="P1"><text:span text:style-name="T3">CERPs funding used by UK military commanders, but it appears to have been greater </text:span></text:p>
          </draw:text-box>
        </draw:frame>
        <draw:frame draw:style-name="gr1" draw:text-style-name="P2" draw:layer="layout" svg:width="16.512cm" svg:height="0.475cm" svg:x="2.2cm" svg:y="7.176cm">
          <draw:text-box>
            <text:p text:style-name="P1"><text:span text:style-name="T3">than the total amount provided by the UK for reconstruction. The US allocated US$66m </text:span></text:p>
          </draw:text-box>
        </draw:frame>
        <draw:frame draw:style-name="gr1" draw:text-style-name="P2" draw:layer="layout" svg:width="6.983cm" svg:height="0.475cm" svg:x="2.2cm" svg:y="7.741cm">
          <draw:text-box>
            <text:p text:style-name="P1"><text:span text:style-name="T3">from CERPs to MND(SE) in 2005/06.</text:span></text:p>
          </draw:text-box>
        </draw:frame>
        <draw:frame draw:style-name="gr5" draw:text-style-name="P6" draw:layer="layout" svg:width="0.408cm" svg:height="0.276cm" svg:x="9.164cm" svg:y="7.759cm">
          <draw:text-box>
            <text:p text:style-name="P1"><text:span text:style-name="T8">620</text:span></text:p>
          </draw:text-box>
        </draw:frame>
        <draw:frame draw:style-name="gr1" draw:text-style-name="P2" draw:layer="layout" svg:width="8.257cm" svg:height="0.475cm" svg:x="9.575cm" svg:y="7.741cm">
          <draw:text-box>
            <text:p text:style-name="P1"><text:span text:style-name="T3"><text:s/></text:span><text:span text:style-name="T3">In the same year, in MND(SE), DFID spent </text:span></text:p>
          </draw:text-box>
        </draw:frame>
        <draw:frame draw:style-name="gr1" draw:text-style-name="P2" draw:layer="layout" svg:width="8.553cm" svg:height="0.475cm" svg:x="2.2cm" svg:y="8.305cm">
          <draw:text-box>
            <text:p text:style-name="P1"><text:span text:style-name="T3">some £35m on infrastructure and job creation</text:span></text:p>
          </draw:text-box>
        </draw:frame>
        <draw:frame draw:style-name="gr5" draw:text-style-name="P6" draw:layer="layout" svg:width="0.408cm" svg:height="0.276cm" svg:x="10.718cm" svg:y="8.324cm">
          <draw:text-box>
            <text:p text:style-name="P1"><text:span text:style-name="T8">621</text:span></text:p>
          </draw:text-box>
        </draw:frame>
        <draw:frame draw:style-name="gr1" draw:text-style-name="P2" draw:layer="layout" svg:width="6.526cm" svg:height="0.475cm" svg:x="11.13cm" svg:y="8.305cm">
          <draw:text-box>
            <text:p text:style-name="P1"><text:span text:style-name="T3"><text:s/></text:span><text:span text:style-name="T3">and the MOD spent £3m on QIPs.</text:span></text:p>
          </draw:text-box>
        </draw:frame>
        <draw:frame draw:style-name="gr5" draw:text-style-name="P6" draw:layer="layout" svg:width="0.408cm" svg:height="0.276cm" svg:x="17.624cm" svg:y="8.324cm">
          <draw:text-box>
            <text:p text:style-name="P1"><text:span text:style-name="T8">622</text:span></text:p>
          </draw:text-box>
        </draw:frame>
        <draw:frame draw:style-name="gr1" draw:text-style-name="P2" draw:layer="layout" svg:width="16.452cm" svg:height="0.475cm" svg:x="2.2cm" svg:y="9.22cm">
          <draw:text-box>
            <text:p text:style-name="P1"><text:span text:style-name="T6">1053. </text:span><text:span text:style-name="T3"><text:s/>By April 2009, the US had spent or allocated to ongoing projects US$351m from </text:span></text:p>
          </draw:text-box>
        </draw:frame>
        <draw:frame draw:style-name="gr1" draw:text-style-name="P2" draw:layer="layout" svg:width="16.152cm" svg:height="0.475cm" svg:x="2.2cm" svg:y="9.784cm">
          <draw:text-box>
            <text:p text:style-name="P1"><text:span text:style-name="T3">CERPs in MND(SE), and spent or allocated to ongoing projects some US$3.3bn from </text:span></text:p>
          </draw:text-box>
        </draw:frame>
        <draw:frame draw:style-name="gr1" draw:text-style-name="P2" draw:layer="layout" svg:width="4.523cm" svg:height="0.475cm" svg:x="2.2cm" svg:y="10.348cm">
          <draw:text-box>
            <text:p text:style-name="P1"><text:span text:style-name="T3">all sources in MND(SE).</text:span></text:p>
          </draw:text-box>
        </draw:frame>
        <draw:frame draw:style-name="gr5" draw:text-style-name="P6" draw:layer="layout" svg:width="0.408cm" svg:height="0.276cm" svg:x="6.717cm" svg:y="10.367cm">
          <draw:text-box>
            <text:p text:style-name="P1"><text:span text:style-name="T8">623</text:span></text:p>
          </draw:text-box>
        </draw:frame>
        <draw:frame draw:style-name="gr1" draw:text-style-name="P2" draw:layer="layout" svg:width="10.692cm" svg:height="0.475cm" svg:x="7.128cm" svg:y="10.348cm">
          <draw:text-box>
            <text:p text:style-name="P1"><text:span text:style-name="T3"><text:s/></text:span><text:span text:style-name="T3">Over the same period, in MND(SE), DFID spent at least </text:span></text:p>
          </draw:text-box>
        </draw:frame>
        <draw:frame draw:style-name="gr1" draw:text-style-name="P2" draw:layer="layout" svg:width="1.302cm" svg:height="0.475cm" svg:x="2.2cm" svg:y="10.913cm">
          <draw:text-box>
            <text:p text:style-name="P1"><text:span text:style-name="T3">£100m</text:span></text:p>
          </draw:text-box>
        </draw:frame>
        <draw:frame draw:style-name="gr5" draw:text-style-name="P6" draw:layer="layout" svg:width="0.408cm" svg:height="0.276cm" svg:x="3.494cm" svg:y="10.932cm">
          <draw:text-box>
            <text:p text:style-name="P1"><text:span text:style-name="T8">624</text:span></text:p>
          </draw:text-box>
        </draw:frame>
        <draw:frame draw:style-name="gr1" draw:text-style-name="P2" draw:layer="layout" svg:width="6.763cm" svg:height="0.475cm" svg:x="3.906cm" svg:y="10.913cm">
          <draw:text-box>
            <text:p text:style-name="P1"><text:span text:style-name="T3"><text:s/></text:span><text:span text:style-name="T3">and the MOD spent £38m on QIPs.</text:span></text:p>
          </draw:text-box>
        </draw:frame>
        <draw:frame draw:style-name="gr5" draw:text-style-name="P6" draw:layer="layout" svg:width="0.408cm" svg:height="0.276cm" svg:x="10.636cm" svg:y="10.932cm">
          <draw:text-box>
            <text:p text:style-name="P1"><text:span text:style-name="T8">625</text:span></text:p>
          </draw:text-box>
        </draw:frame>
        <draw:frame draw:style-name="gr1" draw:text-style-name="P2" draw:layer="layout" svg:width="16.232cm" svg:height="0.475cm" svg:x="2.2cm" svg:y="11.827cm">
          <draw:text-box>
            <text:p text:style-name="P1"><text:span text:style-name="T6">1054. </text:span><text:span text:style-name="T3"><text:s/>UK funding was also available for Iraq from the Global Conflict Prevention Pool </text:span></text:p>
          </draw:text-box>
        </draw:frame>
        <draw:frame draw:style-name="gr1" draw:text-style-name="P2" draw:layer="layout" svg:width="16.669cm" svg:height="0.475cm" svg:x="2.2cm" svg:y="12.392cm">
          <draw:text-box>
            <text:p text:style-name="P1"><text:span text:style-name="T3">(and subsequently the Stabilisation Aid Fund and the Conflict Pool). Most of that funding </text:span></text:p>
          </draw:text-box>
        </draw:frame>
        <draw:frame draw:style-name="gr1" draw:text-style-name="P2" draw:layer="layout" svg:width="15.725cm" svg:height="0.475cm" svg:x="2.2cm" svg:y="12.956cm">
          <draw:text-box>
            <text:p text:style-name="P1"><text:span text:style-name="T3">was allocated to Security Sector Reform (see Section 12). The table below sets out </text:span></text:p>
          </draw:text-box>
        </draw:frame>
        <draw:line draw:style-name="gr6" draw:text-style-name="P7" draw:layer="layout" svg:x1="2.199cm" svg:y1="19.503cm" svg:x2="7.3cm" svg:y2="19.503cm">
          <text:p/>
        </draw:line>
        <draw:frame draw:style-name="gr1" draw:text-style-name="P2" draw:layer="layout" svg:width="5.319cm" svg:height="0.475cm" svg:x="2.2cm" svg:y="13.521cm">
          <draw:text-box>
            <text:p text:style-name="P1"><text:span text:style-name="T3">expenditure from the Pools. </text:span></text:p>
          </draw:text-box>
        </draw:frame>
        <draw:frame draw:style-name="gr7" draw:text-style-name="P8" draw:layer="layout" svg:width="0.404cm" svg:height="0.23cm" svg:x="2.2cm" svg:y="20.023cm">
          <draw:text-box>
            <text:p text:style-name="P1"><text:span text:style-name="T10">619 </text:span></text:p>
          </draw:text-box>
        </draw:frame>
        <draw:frame draw:style-name="gr4" draw:text-style-name="P5" draw:layer="layout" svg:width="15.792cm" svg:height="0.395cm" svg:x="2.646cm" svg:y="20.007cm">
          <draw:text-box>
            <text:p text:style-name="P1"><text:span text:style-name="T11">Calculation excludes DFID funding for humanitarian assistance, the World Bank and UN Trust Funds, </text:span></text:p>
          </draw:text-box>
        </draw:frame>
        <draw:frame draw:style-name="gr4" draw:text-style-name="P5" draw:layer="layout" svg:width="15.885cm" svg:height="0.395cm" svg:x="2.2cm" svg:y="20.431cm">
          <draw:text-box>
            <text:p text:style-name="P1"><text:span text:style-name="T11">and programme support cost such as security, accommodation and communications. It is not possible </text:span></text:p>
          </draw:text-box>
        </draw:frame>
        <draw:frame draw:style-name="gr4" draw:text-style-name="P5" draw:layer="layout" svg:width="15.869cm" svg:height="0.395cm" svg:x="2.2cm" svg:y="20.854cm">
          <draw:text-box>
            <text:p text:style-name="P1"><text:span text:style-name="T11">to produce a reliable estimate of the proportion of the funding provided for those purposes that related </text:span></text:p>
          </draw:text-box>
        </draw:frame>
        <draw:frame draw:style-name="gr4" draw:text-style-name="P5" draw:layer="layout" svg:width="2.085cm" svg:height="0.395cm" svg:x="2.2cm" svg:y="21.277cm">
          <draw:text-box>
            <text:p text:style-name="P1"><text:span text:style-name="T11">to the South. </text:span></text:p>
          </draw:text-box>
        </draw:frame>
        <draw:frame draw:style-name="gr7" draw:text-style-name="P8" draw:layer="layout" svg:width="0.404cm" svg:height="0.23cm" svg:x="2.2cm" svg:y="21.716cm">
          <draw:text-box>
            <text:p text:style-name="P1"><text:span text:style-name="T10">620 </text:span></text:p>
          </draw:text-box>
        </draw:frame>
        <draw:frame draw:style-name="gr4" draw:text-style-name="P5" draw:layer="layout" svg:width="12.588cm" svg:height="0.395cm" svg:x="2.646cm" svg:y="21.701cm">
          <draw:text-box>
            <text:p text:style-name="P1"><text:span text:style-name="T11">Briefing, October 2006, ‘PQ06267S: CERP Funds FY06 (1 Oct 05 – 30 Sep 06)’. </text:span></text:p>
          </draw:text-box>
        </draw:frame>
        <draw:frame draw:style-name="gr7" draw:text-style-name="P8" draw:layer="layout" svg:width="0.404cm" svg:height="0.23cm" svg:x="2.2cm" svg:y="22.14cm">
          <draw:text-box>
            <text:p text:style-name="P1"><text:span text:style-name="T10">621 </text:span></text:p>
          </draw:text-box>
        </draw:frame>
        <draw:frame draw:style-name="gr4" draw:text-style-name="P5" draw:layer="layout" svg:width="15.792cm" svg:height="0.395cm" svg:x="2.646cm" svg:y="22.124cm">
          <draw:text-box>
            <text:p text:style-name="P1"><text:span text:style-name="T11">Calculation excludes DFID funding for humanitarian assistance, the World Bank and UN Trust Funds, </text:span></text:p>
          </draw:text-box>
        </draw:frame>
        <draw:frame draw:style-name="gr4" draw:text-style-name="P5" draw:layer="layout" svg:width="15.885cm" svg:height="0.395cm" svg:x="2.2cm" svg:y="22.547cm">
          <draw:text-box>
            <text:p text:style-name="P1"><text:span text:style-name="T11">and programme support cost such as security, accommodation and communications. It is not possible </text:span></text:p>
          </draw:text-box>
        </draw:frame>
        <draw:frame draw:style-name="gr4" draw:text-style-name="P5" draw:layer="layout" svg:width="15.869cm" svg:height="0.395cm" svg:x="2.2cm" svg:y="22.971cm">
          <draw:text-box>
            <text:p text:style-name="P1"><text:span text:style-name="T11">to produce a reliable estimate of the proportion of the funding provided for those purposes that related </text:span></text:p>
          </draw:text-box>
        </draw:frame>
        <draw:frame draw:style-name="gr4" draw:text-style-name="P5" draw:layer="layout" svg:width="1.987cm" svg:height="0.395cm" svg:x="2.2cm" svg:y="23.394cm">
          <draw:text-box>
            <text:p text:style-name="P1"><text:span text:style-name="T11">to the South.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622 </text:span></text:p>
          </draw:text-box>
        </draw:frame>
        <draw:frame draw:style-name="gr4" draw:text-style-name="P5" draw:layer="layout" svg:width="11.174cm" svg:height="0.395cm" svg:x="2.646cm" svg:y="23.817cm">
          <draw:text-box>
            <text:p text:style-name="P1"><text:span text:style-name="T11">Paper DFID, January 2010, ‘DFID Non-Humanitarian Spend by Region’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623 </text:span></text:p>
          </draw:text-box>
        </draw:frame>
        <draw:frame draw:style-name="gr4" draw:text-style-name="P5" draw:layer="layout" svg:width="15.335cm" svg:height="0.395cm" svg:x="2.646cm" svg:y="24.241cm">
          <draw:text-box>
            <text:p text:style-name="P1"><text:span text:style-name="T11">Special Inspector General for Iraq Reconstruction, </text:span><text:span text:style-name="T12">Quarterly Report and Semiannual Report to the </text:span></text:p>
          </draw:text-box>
        </draw:frame>
        <draw:frame draw:style-name="gr4" draw:text-style-name="P5" draw:layer="layout" svg:width="4.375cm" svg:height="0.395cm" svg:x="2.2cm" svg:y="24.664cm">
          <draw:text-box>
            <text:p text:style-name="P1"><text:span text:style-name="T12">US Congress</text:span><text:span text:style-name="T11">, 30 July 2009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624 </text:span></text:p>
          </draw:text-box>
        </draw:frame>
        <draw:frame draw:style-name="gr4" draw:text-style-name="P5" draw:layer="layout" svg:width="15.792cm" svg:height="0.395cm" svg:x="2.646cm" svg:y="25.087cm">
          <draw:text-box>
            <text:p text:style-name="P1"><text:span text:style-name="T11">Calculation excludes DFID funding for humanitarian assistance, the World Bank and UN Trust Funds, </text:span></text:p>
          </draw:text-box>
        </draw:frame>
        <draw:frame draw:style-name="gr4" draw:text-style-name="P5" draw:layer="layout" svg:width="15.885cm" svg:height="0.395cm" svg:x="2.2cm" svg:y="25.511cm">
          <draw:text-box>
            <text:p text:style-name="P1"><text:span text:style-name="T11">and programme support cost such as security, accommodation and communications. It is not possible </text:span></text:p>
          </draw:text-box>
        </draw:frame>
        <draw:frame draw:style-name="gr4" draw:text-style-name="P5" draw:layer="layout" svg:width="15.869cm" svg:height="0.395cm" svg:x="2.2cm" svg:y="25.934cm">
          <draw:text-box>
            <text:p text:style-name="P1"><text:span text:style-name="T11">to produce a reliable estimate of the proportion of the funding provided for those purposes that related </text:span></text:p>
          </draw:text-box>
        </draw:frame>
        <draw:frame draw:style-name="gr4" draw:text-style-name="P5" draw:layer="layout" svg:width="1.987cm" svg:height="0.395cm" svg:x="2.2cm" svg:y="26.357cm">
          <draw:text-box>
            <text:p text:style-name="P1"><text:span text:style-name="T11">to the South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625 </text:span></text:p>
          </draw:text-box>
        </draw:frame>
        <draw:frame draw:style-name="gr4" draw:text-style-name="P5" draw:layer="layout" svg:width="11.174cm" svg:height="0.395cm" svg:x="2.646cm" svg:y="26.781cm">
          <draw:text-box>
            <text:p text:style-name="P1"><text:span text:style-name="T11">Paper DFID, January 2010, ‘DFID Non-Humanitarian Spend by Region’.</text:span></text:p>
          </draw:text-box>
        </draw:frame>
      </draw:page>
      <draw:page draw:name="page173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9</text:span></text:p>
          </draw:text-box>
        </draw:frame>
        <draw:line draw:style-name="gr18" draw:text-style-name="P7" draw:layer="layout" svg:x1="2.199cm" svg:y1="3.408cm" svg:x2="6.206cm" svg:y2="3.408cm">
          <text:p/>
        </draw:line>
        <draw:line draw:style-name="gr18" draw:text-style-name="P7" draw:layer="layout" svg:x1="2.208cm" svg:y1="3.904cm" svg:x2="2.208cm" svg:y2="3.416cm">
          <text:p/>
        </draw:line>
        <draw:line draw:style-name="gr18" draw:text-style-name="P7" draw:layer="layout" svg:x1="6.206cm" svg:y1="3.408cm" svg:x2="7.604cm" svg:y2="3.408cm">
          <text:p/>
        </draw:line>
        <draw:line draw:style-name="gr18" draw:text-style-name="P7" draw:layer="layout" svg:x1="6.206cm" svg:y1="3.904cm" svg:x2="6.206cm" svg:y2="3.416cm">
          <text:p/>
        </draw:line>
        <draw:line draw:style-name="gr18" draw:text-style-name="P7" draw:layer="layout" svg:x1="7.604cm" svg:y1="3.408cm" svg:x2="9.002cm" svg:y2="3.408cm">
          <text:p/>
        </draw:line>
        <draw:line draw:style-name="gr18" draw:text-style-name="P7" draw:layer="layout" svg:x1="7.604cm" svg:y1="3.904cm" svg:x2="7.604cm" svg:y2="3.416cm">
          <text:p/>
        </draw:line>
        <draw:line draw:style-name="gr18" draw:text-style-name="P7" draw:layer="layout" svg:x1="9.002cm" svg:y1="3.408cm" svg:x2="10.401cm" svg:y2="3.408cm">
          <text:p/>
        </draw:line>
        <draw:line draw:style-name="gr18" draw:text-style-name="P7" draw:layer="layout" svg:x1="9.002cm" svg:y1="3.904cm" svg:x2="9.002cm" svg:y2="3.416cm">
          <text:p/>
        </draw:line>
        <draw:line draw:style-name="gr18" draw:text-style-name="P7" draw:layer="layout" svg:x1="10.401cm" svg:y1="3.408cm" svg:x2="11.799cm" svg:y2="3.408cm">
          <text:p/>
        </draw:line>
        <draw:line draw:style-name="gr18" draw:text-style-name="P7" draw:layer="layout" svg:x1="10.401cm" svg:y1="3.904cm" svg:x2="10.401cm" svg:y2="3.416cm">
          <text:p/>
        </draw:line>
        <draw:line draw:style-name="gr18" draw:text-style-name="P7" draw:layer="layout" svg:x1="11.799cm" svg:y1="3.408cm" svg:x2="13.197cm" svg:y2="3.408cm">
          <text:p/>
        </draw:line>
        <draw:line draw:style-name="gr18" draw:text-style-name="P7" draw:layer="layout" svg:x1="11.799cm" svg:y1="3.904cm" svg:x2="11.799cm" svg:y2="3.416cm">
          <text:p/>
        </draw:line>
        <draw:line draw:style-name="gr18" draw:text-style-name="P7" draw:layer="layout" svg:x1="13.197cm" svg:y1="3.408cm" svg:x2="14.596cm" svg:y2="3.408cm">
          <text:p/>
        </draw:line>
        <draw:line draw:style-name="gr18" draw:text-style-name="P7" draw:layer="layout" svg:x1="13.197cm" svg:y1="3.904cm" svg:x2="13.197cm" svg:y2="3.416cm">
          <text:p/>
        </draw:line>
        <draw:line draw:style-name="gr18" draw:text-style-name="P7" draw:layer="layout" svg:x1="14.596cm" svg:y1="3.408cm" svg:x2="15.994cm" svg:y2="3.408cm">
          <text:p/>
        </draw:line>
        <draw:line draw:style-name="gr18" draw:text-style-name="P7" draw:layer="layout" svg:x1="14.596cm" svg:y1="3.904cm" svg:x2="14.596cm" svg:y2="3.416cm">
          <text:p/>
        </draw:line>
        <draw:line draw:style-name="gr18" draw:text-style-name="P7" draw:layer="layout" svg:x1="15.994cm" svg:y1="3.408cm" svg:x2="17.392cm" svg:y2="3.408cm">
          <text:p/>
        </draw:line>
        <draw:line draw:style-name="gr18" draw:text-style-name="P7" draw:layer="layout" svg:x1="15.994cm" svg:y1="3.904cm" svg:x2="15.994cm" svg:y2="3.416cm">
          <text:p/>
        </draw:line>
        <draw:line draw:style-name="gr18" draw:text-style-name="P7" draw:layer="layout" svg:x1="17.392cm" svg:y1="3.408cm" svg:x2="18.799cm" svg:y2="3.408cm">
          <text:p/>
        </draw:line>
        <draw:line draw:style-name="gr18" draw:text-style-name="P7" draw:layer="layout" svg:x1="17.392cm" svg:y1="3.904cm" svg:x2="17.392cm" svg:y2="3.416cm">
          <text:p/>
        </draw:line>
        <draw:line draw:style-name="gr18" draw:text-style-name="P7" draw:layer="layout" svg:x1="18.791cm" svg:y1="3.904cm" svg:x2="18.791cm" svg:y2="3.416cm">
          <text:p/>
        </draw:line>
        <draw:line draw:style-name="gr18" draw:text-style-name="P7" draw:layer="layout" svg:x1="2.199cm" svg:y1="3.913cm" svg:x2="6.206cm" svg:y2="3.913cm">
          <text:p/>
        </draw:line>
        <draw:line draw:style-name="gr18" draw:text-style-name="P7" draw:layer="layout" svg:x1="2.208cm" svg:y1="4.41cm" svg:x2="2.208cm" svg:y2="3.922cm">
          <text:p/>
        </draw:line>
        <draw:line draw:style-name="gr18" draw:text-style-name="P7" draw:layer="layout" svg:x1="6.206cm" svg:y1="3.913cm" svg:x2="7.604cm" svg:y2="3.913cm">
          <text:p/>
        </draw:line>
        <draw:line draw:style-name="gr18" draw:text-style-name="P7" draw:layer="layout" svg:x1="7.604cm" svg:y1="3.913cm" svg:x2="9.002cm" svg:y2="3.913cm">
          <text:p/>
        </draw:line>
        <draw:line draw:style-name="gr18" draw:text-style-name="P7" draw:layer="layout" svg:x1="9.002cm" svg:y1="3.913cm" svg:x2="10.401cm" svg:y2="3.913cm">
          <text:p/>
        </draw:line>
        <draw:line draw:style-name="gr18" draw:text-style-name="P7" draw:layer="layout" svg:x1="10.401cm" svg:y1="3.913cm" svg:x2="11.799cm" svg:y2="3.913cm">
          <text:p/>
        </draw:line>
        <draw:line draw:style-name="gr18" draw:text-style-name="P7" draw:layer="layout" svg:x1="11.799cm" svg:y1="3.913cm" svg:x2="13.197cm" svg:y2="3.913cm">
          <text:p/>
        </draw:line>
        <draw:line draw:style-name="gr18" draw:text-style-name="P7" draw:layer="layout" svg:x1="13.197cm" svg:y1="3.913cm" svg:x2="14.596cm" svg:y2="3.913cm">
          <text:p/>
        </draw:line>
        <draw:line draw:style-name="gr18" draw:text-style-name="P7" draw:layer="layout" svg:x1="14.596cm" svg:y1="3.913cm" svg:x2="15.994cm" svg:y2="3.913cm">
          <text:p/>
        </draw:line>
        <draw:line draw:style-name="gr18" draw:text-style-name="P7" draw:layer="layout" svg:x1="15.994cm" svg:y1="3.913cm" svg:x2="17.392cm" svg:y2="3.913cm">
          <text:p/>
        </draw:line>
        <draw:line draw:style-name="gr18" draw:text-style-name="P7" draw:layer="layout" svg:x1="17.392cm" svg:y1="3.913cm" svg:x2="18.799cm" svg:y2="3.913cm">
          <text:p/>
        </draw:line>
        <draw:line draw:style-name="gr18" draw:text-style-name="P7" draw:layer="layout" svg:x1="18.791cm" svg:y1="4.41cm" svg:x2="18.791cm" svg:y2="3.922cm">
          <text:p/>
        </draw:line>
        <draw:line draw:style-name="gr18" draw:text-style-name="P7" draw:layer="layout" svg:x1="2.199cm" svg:y1="4.419cm" svg:x2="6.206cm" svg:y2="4.419cm">
          <text:p/>
        </draw:line>
        <draw:line draw:style-name="gr18" draw:text-style-name="P7" draw:layer="layout" svg:x1="2.208cm" svg:y1="4.927cm" svg:x2="2.208cm" svg:y2="4.427cm">
          <text:p/>
        </draw:line>
        <draw:line draw:style-name="gr18" draw:text-style-name="P7" draw:layer="layout" svg:x1="6.206cm" svg:y1="4.419cm" svg:x2="7.604cm" svg:y2="4.419cm">
          <text:p/>
        </draw:line>
        <draw:line draw:style-name="gr18" draw:text-style-name="P7" draw:layer="layout" svg:x1="6.206cm" svg:y1="4.927cm" svg:x2="6.206cm" svg:y2="4.427cm">
          <text:p/>
        </draw:line>
        <draw:line draw:style-name="gr18" draw:text-style-name="P7" draw:layer="layout" svg:x1="7.604cm" svg:y1="4.419cm" svg:x2="9.002cm" svg:y2="4.419cm">
          <text:p/>
        </draw:line>
        <draw:line draw:style-name="gr18" draw:text-style-name="P7" draw:layer="layout" svg:x1="7.604cm" svg:y1="4.927cm" svg:x2="7.604cm" svg:y2="4.427cm">
          <text:p/>
        </draw:line>
        <draw:line draw:style-name="gr18" draw:text-style-name="P7" draw:layer="layout" svg:x1="9.002cm" svg:y1="4.419cm" svg:x2="10.401cm" svg:y2="4.419cm">
          <text:p/>
        </draw:line>
        <draw:line draw:style-name="gr18" draw:text-style-name="P7" draw:layer="layout" svg:x1="9.002cm" svg:y1="4.927cm" svg:x2="9.002cm" svg:y2="4.427cm">
          <text:p/>
        </draw:line>
        <draw:line draw:style-name="gr18" draw:text-style-name="P7" draw:layer="layout" svg:x1="10.401cm" svg:y1="4.419cm" svg:x2="11.799cm" svg:y2="4.419cm">
          <text:p/>
        </draw:line>
        <draw:line draw:style-name="gr18" draw:text-style-name="P7" draw:layer="layout" svg:x1="10.401cm" svg:y1="4.927cm" svg:x2="10.401cm" svg:y2="4.427cm">
          <text:p/>
        </draw:line>
        <draw:line draw:style-name="gr18" draw:text-style-name="P7" draw:layer="layout" svg:x1="11.799cm" svg:y1="4.419cm" svg:x2="13.197cm" svg:y2="4.419cm">
          <text:p/>
        </draw:line>
        <draw:line draw:style-name="gr18" draw:text-style-name="P7" draw:layer="layout" svg:x1="11.799cm" svg:y1="4.927cm" svg:x2="11.799cm" svg:y2="4.427cm">
          <text:p/>
        </draw:line>
        <draw:line draw:style-name="gr18" draw:text-style-name="P7" draw:layer="layout" svg:x1="13.197cm" svg:y1="4.419cm" svg:x2="14.596cm" svg:y2="4.419cm">
          <text:p/>
        </draw:line>
        <draw:line draw:style-name="gr18" draw:text-style-name="P7" draw:layer="layout" svg:x1="13.197cm" svg:y1="4.927cm" svg:x2="13.197cm" svg:y2="4.427cm">
          <text:p/>
        </draw:line>
        <draw:line draw:style-name="gr18" draw:text-style-name="P7" draw:layer="layout" svg:x1="14.596cm" svg:y1="4.419cm" svg:x2="15.994cm" svg:y2="4.419cm">
          <text:p/>
        </draw:line>
        <draw:line draw:style-name="gr18" draw:text-style-name="P7" draw:layer="layout" svg:x1="14.596cm" svg:y1="4.927cm" svg:x2="14.596cm" svg:y2="4.427cm">
          <text:p/>
        </draw:line>
        <draw:line draw:style-name="gr18" draw:text-style-name="P7" draw:layer="layout" svg:x1="15.994cm" svg:y1="4.419cm" svg:x2="17.392cm" svg:y2="4.419cm">
          <text:p/>
        </draw:line>
        <draw:line draw:style-name="gr18" draw:text-style-name="P7" draw:layer="layout" svg:x1="15.994cm" svg:y1="4.927cm" svg:x2="15.994cm" svg:y2="4.427cm">
          <text:p/>
        </draw:line>
        <draw:line draw:style-name="gr18" draw:text-style-name="P7" draw:layer="layout" svg:x1="17.392cm" svg:y1="4.419cm" svg:x2="18.799cm" svg:y2="4.419cm">
          <text:p/>
        </draw:line>
        <draw:line draw:style-name="gr18" draw:text-style-name="P7" draw:layer="layout" svg:x1="17.392cm" svg:y1="4.927cm" svg:x2="17.392cm" svg:y2="4.427cm">
          <text:p/>
        </draw:line>
        <draw:line draw:style-name="gr18" draw:text-style-name="P7" draw:layer="layout" svg:x1="18.791cm" svg:y1="4.927cm" svg:x2="18.791cm" svg:y2="4.427cm">
          <text:p/>
        </draw:line>
        <draw:line draw:style-name="gr18" draw:text-style-name="P7" draw:layer="layout" svg:x1="2.199cm" svg:y1="4.936cm" svg:x2="6.206cm" svg:y2="4.936cm">
          <text:p/>
        </draw:line>
        <draw:line draw:style-name="gr18" draw:text-style-name="P7" draw:layer="layout" svg:x1="2.208cm" svg:y1="5.445cm" svg:x2="2.208cm" svg:y2="4.945cm">
          <text:p/>
        </draw:line>
        <draw:line draw:style-name="gr18" draw:text-style-name="P7" draw:layer="layout" svg:x1="6.206cm" svg:y1="4.936cm" svg:x2="7.604cm" svg:y2="4.936cm">
          <text:p/>
        </draw:line>
        <draw:line draw:style-name="gr18" draw:text-style-name="P7" draw:layer="layout" svg:x1="6.206cm" svg:y1="5.445cm" svg:x2="6.206cm" svg:y2="4.945cm">
          <text:p/>
        </draw:line>
        <draw:line draw:style-name="gr18" draw:text-style-name="P7" draw:layer="layout" svg:x1="7.604cm" svg:y1="4.936cm" svg:x2="9.002cm" svg:y2="4.936cm">
          <text:p/>
        </draw:line>
        <draw:line draw:style-name="gr18" draw:text-style-name="P7" draw:layer="layout" svg:x1="7.604cm" svg:y1="5.445cm" svg:x2="7.604cm" svg:y2="4.945cm">
          <text:p/>
        </draw:line>
        <draw:line draw:style-name="gr18" draw:text-style-name="P7" draw:layer="layout" svg:x1="9.002cm" svg:y1="4.936cm" svg:x2="10.401cm" svg:y2="4.936cm">
          <text:p/>
        </draw:line>
        <draw:line draw:style-name="gr18" draw:text-style-name="P7" draw:layer="layout" svg:x1="9.002cm" svg:y1="5.445cm" svg:x2="9.002cm" svg:y2="4.945cm">
          <text:p/>
        </draw:line>
        <draw:line draw:style-name="gr18" draw:text-style-name="P7" draw:layer="layout" svg:x1="10.401cm" svg:y1="4.936cm" svg:x2="11.799cm" svg:y2="4.936cm">
          <text:p/>
        </draw:line>
        <draw:line draw:style-name="gr18" draw:text-style-name="P7" draw:layer="layout" svg:x1="10.401cm" svg:y1="5.445cm" svg:x2="10.401cm" svg:y2="4.945cm">
          <text:p/>
        </draw:line>
        <draw:line draw:style-name="gr18" draw:text-style-name="P7" draw:layer="layout" svg:x1="11.799cm" svg:y1="4.936cm" svg:x2="13.197cm" svg:y2="4.936cm">
          <text:p/>
        </draw:line>
        <draw:line draw:style-name="gr18" draw:text-style-name="P7" draw:layer="layout" svg:x1="11.799cm" svg:y1="5.445cm" svg:x2="11.799cm" svg:y2="4.945cm">
          <text:p/>
        </draw:line>
        <draw:line draw:style-name="gr18" draw:text-style-name="P7" draw:layer="layout" svg:x1="13.197cm" svg:y1="4.936cm" svg:x2="14.596cm" svg:y2="4.936cm">
          <text:p/>
        </draw:line>
        <draw:line draw:style-name="gr18" draw:text-style-name="P7" draw:layer="layout" svg:x1="13.197cm" svg:y1="5.445cm" svg:x2="13.197cm" svg:y2="4.945cm">
          <text:p/>
        </draw:line>
        <draw:line draw:style-name="gr18" draw:text-style-name="P7" draw:layer="layout" svg:x1="14.596cm" svg:y1="4.936cm" svg:x2="15.994cm" svg:y2="4.936cm">
          <text:p/>
        </draw:line>
        <draw:line draw:style-name="gr18" draw:text-style-name="P7" draw:layer="layout" svg:x1="14.596cm" svg:y1="5.445cm" svg:x2="14.596cm" svg:y2="4.945cm">
          <text:p/>
        </draw:line>
        <draw:line draw:style-name="gr18" draw:text-style-name="P7" draw:layer="layout" svg:x1="15.994cm" svg:y1="4.936cm" svg:x2="17.392cm" svg:y2="4.936cm">
          <text:p/>
        </draw:line>
        <draw:line draw:style-name="gr18" draw:text-style-name="P7" draw:layer="layout" svg:x1="15.994cm" svg:y1="5.445cm" svg:x2="15.994cm" svg:y2="4.945cm">
          <text:p/>
        </draw:line>
        <draw:line draw:style-name="gr18" draw:text-style-name="P7" draw:layer="layout" svg:x1="17.392cm" svg:y1="4.936cm" svg:x2="18.799cm" svg:y2="4.936cm">
          <text:p/>
        </draw:line>
        <draw:line draw:style-name="gr18" draw:text-style-name="P7" draw:layer="layout" svg:x1="17.392cm" svg:y1="5.445cm" svg:x2="17.392cm" svg:y2="4.945cm">
          <text:p/>
        </draw:line>
        <draw:line draw:style-name="gr18" draw:text-style-name="P7" draw:layer="layout" svg:x1="18.791cm" svg:y1="5.445cm" svg:x2="18.791cm" svg:y2="4.945cm">
          <text:p/>
        </draw:line>
        <draw:line draw:style-name="gr18" draw:text-style-name="P7" draw:layer="layout" svg:x1="2.199cm" svg:y1="5.454cm" svg:x2="6.206cm" svg:y2="5.454cm">
          <text:p/>
        </draw:line>
        <draw:line draw:style-name="gr18" draw:text-style-name="P7" draw:layer="layout" svg:x1="2.208cm" svg:y1="5.963cm" svg:x2="2.208cm" svg:y2="5.463cm">
          <text:p/>
        </draw:line>
        <draw:line draw:style-name="gr18" draw:text-style-name="P7" draw:layer="layout" svg:x1="6.206cm" svg:y1="5.454cm" svg:x2="7.604cm" svg:y2="5.454cm">
          <text:p/>
        </draw:line>
        <draw:line draw:style-name="gr18" draw:text-style-name="P7" draw:layer="layout" svg:x1="6.206cm" svg:y1="5.963cm" svg:x2="6.206cm" svg:y2="5.463cm">
          <text:p/>
        </draw:line>
        <draw:line draw:style-name="gr18" draw:text-style-name="P7" draw:layer="layout" svg:x1="7.604cm" svg:y1="5.454cm" svg:x2="9.002cm" svg:y2="5.454cm">
          <text:p/>
        </draw:line>
        <draw:line draw:style-name="gr18" draw:text-style-name="P7" draw:layer="layout" svg:x1="7.604cm" svg:y1="5.963cm" svg:x2="7.604cm" svg:y2="5.463cm">
          <text:p/>
        </draw:line>
        <draw:line draw:style-name="gr18" draw:text-style-name="P7" draw:layer="layout" svg:x1="9.002cm" svg:y1="5.454cm" svg:x2="10.401cm" svg:y2="5.454cm">
          <text:p/>
        </draw:line>
        <draw:line draw:style-name="gr18" draw:text-style-name="P7" draw:layer="layout" svg:x1="9.002cm" svg:y1="5.963cm" svg:x2="9.002cm" svg:y2="5.463cm">
          <text:p/>
        </draw:line>
        <draw:line draw:style-name="gr18" draw:text-style-name="P7" draw:layer="layout" svg:x1="10.401cm" svg:y1="5.454cm" svg:x2="11.799cm" svg:y2="5.454cm">
          <text:p/>
        </draw:line>
        <draw:line draw:style-name="gr18" draw:text-style-name="P7" draw:layer="layout" svg:x1="10.401cm" svg:y1="5.963cm" svg:x2="10.401cm" svg:y2="5.463cm">
          <text:p/>
        </draw:line>
        <draw:line draw:style-name="gr18" draw:text-style-name="P7" draw:layer="layout" svg:x1="11.799cm" svg:y1="5.454cm" svg:x2="13.197cm" svg:y2="5.454cm">
          <text:p/>
        </draw:line>
        <draw:line draw:style-name="gr18" draw:text-style-name="P7" draw:layer="layout" svg:x1="11.799cm" svg:y1="5.963cm" svg:x2="11.799cm" svg:y2="5.463cm">
          <text:p/>
        </draw:line>
        <draw:line draw:style-name="gr18" draw:text-style-name="P7" draw:layer="layout" svg:x1="13.197cm" svg:y1="5.454cm" svg:x2="14.596cm" svg:y2="5.454cm">
          <text:p/>
        </draw:line>
        <draw:line draw:style-name="gr18" draw:text-style-name="P7" draw:layer="layout" svg:x1="13.197cm" svg:y1="5.963cm" svg:x2="13.197cm" svg:y2="5.463cm">
          <text:p/>
        </draw:line>
        <draw:line draw:style-name="gr18" draw:text-style-name="P7" draw:layer="layout" svg:x1="14.596cm" svg:y1="5.454cm" svg:x2="15.994cm" svg:y2="5.454cm">
          <text:p/>
        </draw:line>
        <draw:line draw:style-name="gr18" draw:text-style-name="P7" draw:layer="layout" svg:x1="14.596cm" svg:y1="5.963cm" svg:x2="14.596cm" svg:y2="5.463cm">
          <text:p/>
        </draw:line>
        <draw:line draw:style-name="gr18" draw:text-style-name="P7" draw:layer="layout" svg:x1="15.994cm" svg:y1="5.454cm" svg:x2="17.392cm" svg:y2="5.454cm">
          <text:p/>
        </draw:line>
        <draw:line draw:style-name="gr18" draw:text-style-name="P7" draw:layer="layout" svg:x1="15.994cm" svg:y1="5.963cm" svg:x2="15.994cm" svg:y2="5.463cm">
          <text:p/>
        </draw:line>
        <draw:line draw:style-name="gr18" draw:text-style-name="P7" draw:layer="layout" svg:x1="17.392cm" svg:y1="5.454cm" svg:x2="18.799cm" svg:y2="5.454cm">
          <text:p/>
        </draw:line>
        <draw:line draw:style-name="gr18" draw:text-style-name="P7" draw:layer="layout" svg:x1="17.392cm" svg:y1="5.963cm" svg:x2="17.392cm" svg:y2="5.463cm">
          <text:p/>
        </draw:line>
        <draw:line draw:style-name="gr18" draw:text-style-name="P7" draw:layer="layout" svg:x1="18.791cm" svg:y1="5.963cm" svg:x2="18.791cm" svg:y2="5.463cm">
          <text:p/>
        </draw:line>
        <draw:line draw:style-name="gr18" draw:text-style-name="P7" draw:layer="layout" svg:x1="2.199cm" svg:y1="5.971cm" svg:x2="6.206cm" svg:y2="5.971cm">
          <text:p/>
        </draw:line>
        <draw:line draw:style-name="gr18" draw:text-style-name="P7" draw:layer="layout" svg:x1="2.208cm" svg:y1="6.48cm" svg:x2="2.208cm" svg:y2="5.98cm">
          <text:p/>
        </draw:line>
        <draw:line draw:style-name="gr18" draw:text-style-name="P7" draw:layer="layout" svg:x1="6.206cm" svg:y1="5.971cm" svg:x2="7.604cm" svg:y2="5.971cm">
          <text:p/>
        </draw:line>
        <draw:line draw:style-name="gr18" draw:text-style-name="P7" draw:layer="layout" svg:x1="6.206cm" svg:y1="6.48cm" svg:x2="6.206cm" svg:y2="5.98cm">
          <text:p/>
        </draw:line>
        <draw:line draw:style-name="gr18" draw:text-style-name="P7" draw:layer="layout" svg:x1="7.604cm" svg:y1="5.971cm" svg:x2="9.002cm" svg:y2="5.971cm">
          <text:p/>
        </draw:line>
        <draw:line draw:style-name="gr18" draw:text-style-name="P7" draw:layer="layout" svg:x1="7.604cm" svg:y1="6.48cm" svg:x2="7.604cm" svg:y2="5.98cm">
          <text:p/>
        </draw:line>
        <draw:line draw:style-name="gr18" draw:text-style-name="P7" draw:layer="layout" svg:x1="9.002cm" svg:y1="5.971cm" svg:x2="10.401cm" svg:y2="5.971cm">
          <text:p/>
        </draw:line>
        <draw:line draw:style-name="gr18" draw:text-style-name="P7" draw:layer="layout" svg:x1="9.002cm" svg:y1="6.48cm" svg:x2="9.002cm" svg:y2="5.98cm">
          <text:p/>
        </draw:line>
        <draw:line draw:style-name="gr18" draw:text-style-name="P7" draw:layer="layout" svg:x1="10.401cm" svg:y1="5.971cm" svg:x2="11.799cm" svg:y2="5.971cm">
          <text:p/>
        </draw:line>
        <draw:line draw:style-name="gr18" draw:text-style-name="P7" draw:layer="layout" svg:x1="10.401cm" svg:y1="6.48cm" svg:x2="10.401cm" svg:y2="5.98cm">
          <text:p/>
        </draw:line>
        <draw:line draw:style-name="gr18" draw:text-style-name="P7" draw:layer="layout" svg:x1="11.799cm" svg:y1="5.971cm" svg:x2="13.197cm" svg:y2="5.971cm">
          <text:p/>
        </draw:line>
        <draw:line draw:style-name="gr18" draw:text-style-name="P7" draw:layer="layout" svg:x1="11.799cm" svg:y1="6.48cm" svg:x2="11.799cm" svg:y2="5.98cm">
          <text:p/>
        </draw:line>
        <draw:line draw:style-name="gr18" draw:text-style-name="P7" draw:layer="layout" svg:x1="13.197cm" svg:y1="5.971cm" svg:x2="14.596cm" svg:y2="5.971cm">
          <text:p/>
        </draw:line>
        <draw:line draw:style-name="gr18" draw:text-style-name="P7" draw:layer="layout" svg:x1="13.197cm" svg:y1="6.48cm" svg:x2="13.197cm" svg:y2="5.98cm">
          <text:p/>
        </draw:line>
        <draw:line draw:style-name="gr18" draw:text-style-name="P7" draw:layer="layout" svg:x1="14.596cm" svg:y1="5.971cm" svg:x2="15.994cm" svg:y2="5.971cm">
          <text:p/>
        </draw:line>
        <draw:line draw:style-name="gr18" draw:text-style-name="P7" draw:layer="layout" svg:x1="14.596cm" svg:y1="6.48cm" svg:x2="14.596cm" svg:y2="5.98cm">
          <text:p/>
        </draw:line>
        <draw:line draw:style-name="gr18" draw:text-style-name="P7" draw:layer="layout" svg:x1="15.994cm" svg:y1="5.971cm" svg:x2="17.392cm" svg:y2="5.971cm">
          <text:p/>
        </draw:line>
        <draw:line draw:style-name="gr18" draw:text-style-name="P7" draw:layer="layout" svg:x1="15.994cm" svg:y1="6.48cm" svg:x2="15.994cm" svg:y2="5.98cm">
          <text:p/>
        </draw:line>
        <draw:line draw:style-name="gr18" draw:text-style-name="P7" draw:layer="layout" svg:x1="17.392cm" svg:y1="5.971cm" svg:x2="18.799cm" svg:y2="5.971cm">
          <text:p/>
        </draw:line>
        <draw:line draw:style-name="gr18" draw:text-style-name="P7" draw:layer="layout" svg:x1="17.392cm" svg:y1="6.48cm" svg:x2="17.392cm" svg:y2="5.98cm">
          <text:p/>
        </draw:line>
        <draw:line draw:style-name="gr18" draw:text-style-name="P7" draw:layer="layout" svg:x1="18.791cm" svg:y1="6.48cm" svg:x2="18.791cm" svg:y2="5.98cm">
          <text:p/>
        </draw:line>
        <draw:line draw:style-name="gr18" draw:text-style-name="P7" draw:layer="layout" svg:x1="2.199cm" svg:y1="6.489cm" svg:x2="6.206cm" svg:y2="6.489cm">
          <text:p/>
        </draw:line>
        <draw:line draw:style-name="gr18" draw:text-style-name="P7" draw:layer="layout" svg:x1="6.206cm" svg:y1="6.489cm" svg:x2="7.604cm" svg:y2="6.489cm">
          <text:p/>
        </draw:line>
        <draw:line draw:style-name="gr18" draw:text-style-name="P7" draw:layer="layout" svg:x1="7.604cm" svg:y1="6.489cm" svg:x2="9.002cm" svg:y2="6.489cm">
          <text:p/>
        </draw:line>
        <draw:line draw:style-name="gr18" draw:text-style-name="P7" draw:layer="layout" svg:x1="9.002cm" svg:y1="6.489cm" svg:x2="10.401cm" svg:y2="6.489cm">
          <text:p/>
        </draw:line>
        <draw:line draw:style-name="gr18" draw:text-style-name="P7" draw:layer="layout" svg:x1="10.401cm" svg:y1="6.489cm" svg:x2="11.799cm" svg:y2="6.489cm">
          <text:p/>
        </draw:line>
        <draw:line draw:style-name="gr18" draw:text-style-name="P7" draw:layer="layout" svg:x1="11.799cm" svg:y1="6.489cm" svg:x2="13.197cm" svg:y2="6.489cm">
          <text:p/>
        </draw:line>
        <draw:line draw:style-name="gr18" draw:text-style-name="P7" draw:layer="layout" svg:x1="13.197cm" svg:y1="6.489cm" svg:x2="14.596cm" svg:y2="6.489cm">
          <text:p/>
        </draw:line>
        <draw:line draw:style-name="gr18" draw:text-style-name="P7" draw:layer="layout" svg:x1="14.596cm" svg:y1="6.489cm" svg:x2="15.994cm" svg:y2="6.489cm">
          <text:p/>
        </draw:line>
        <draw:line draw:style-name="gr18" draw:text-style-name="P7" draw:layer="layout" svg:x1="15.994cm" svg:y1="6.489cm" svg:x2="17.392cm" svg:y2="6.489cm">
          <text:p/>
        </draw:line>
        <draw:line draw:style-name="gr18" draw:text-style-name="P7" draw:layer="layout" svg:x1="17.392cm" svg:y1="6.489cm" svg:x2="18.799cm" svg:y2="6.489cm">
          <text:p/>
        </draw:line>
        <draw:frame draw:style-name="gr1" draw:text-style-name="P2" draw:layer="layout" svg:width="9.912cm" svg:height="0.475cm" svg:x="5.353cm" svg:y="2.525cm">
          <draw:text-box>
            <text:p text:style-name="P1"><text:span text:style-name="T1">Table 3: UK expenditure from the Conflict Pools (£m)</text:span></text:p>
          </draw:text-box>
        </draw:frame>
        <draw:frame draw:style-name="gr14" draw:text-style-name="P11" draw:layer="layout" svg:width="1.022cm" svg:height="0.319cm" svg:x="6.395cm" svg:y="3.508cm">
          <draw:text-box>
            <text:p text:style-name="P1"><text:span text:style-name="T24">2002/03</text:span></text:p>
          </draw:text-box>
        </draw:frame>
        <draw:frame draw:style-name="gr14" draw:text-style-name="P11" draw:layer="layout" svg:width="1.022cm" svg:height="0.319cm" svg:x="7.794cm" svg:y="3.508cm">
          <draw:text-box>
            <text:p text:style-name="P1"><text:span text:style-name="T24">2003/04</text:span></text:p>
          </draw:text-box>
        </draw:frame>
        <draw:frame draw:style-name="gr14" draw:text-style-name="P11" draw:layer="layout" svg:width="1.022cm" svg:height="0.319cm" svg:x="9.192cm" svg:y="3.508cm">
          <draw:text-box>
            <text:p text:style-name="P1"><text:span text:style-name="T24">2004/05</text:span></text:p>
          </draw:text-box>
        </draw:frame>
        <draw:frame draw:style-name="gr14" draw:text-style-name="P11" draw:layer="layout" svg:width="1.022cm" svg:height="0.319cm" svg:x="10.59cm" svg:y="3.508cm">
          <draw:text-box>
            <text:p text:style-name="P1"><text:span text:style-name="T24">2005/06</text:span></text:p>
          </draw:text-box>
        </draw:frame>
        <draw:frame draw:style-name="gr14" draw:text-style-name="P11" draw:layer="layout" svg:width="1.022cm" svg:height="0.319cm" svg:x="11.989cm" svg:y="3.508cm">
          <draw:text-box>
            <text:p text:style-name="P1"><text:span text:style-name="T24">2006/07</text:span></text:p>
          </draw:text-box>
        </draw:frame>
        <draw:frame draw:style-name="gr14" draw:text-style-name="P11" draw:layer="layout" svg:width="1.022cm" svg:height="0.319cm" svg:x="13.387cm" svg:y="3.508cm">
          <draw:text-box>
            <text:p text:style-name="P1"><text:span text:style-name="T24">2007/08</text:span></text:p>
          </draw:text-box>
        </draw:frame>
        <draw:frame draw:style-name="gr14" draw:text-style-name="P11" draw:layer="layout" svg:width="1.022cm" svg:height="0.319cm" svg:x="14.785cm" svg:y="3.508cm">
          <draw:text-box>
            <text:p text:style-name="P1"><text:span text:style-name="T24">2008/09</text:span></text:p>
          </draw:text-box>
        </draw:frame>
        <draw:frame draw:style-name="gr14" draw:text-style-name="P11" draw:layer="layout" svg:width="1.022cm" svg:height="0.319cm" svg:x="16.184cm" svg:y="3.508cm">
          <draw:text-box>
            <text:p text:style-name="P1"><text:span text:style-name="T24">2009/10</text:span></text:p>
          </draw:text-box>
        </draw:frame>
        <draw:frame draw:style-name="gr14" draw:text-style-name="P11" draw:layer="layout" svg:width="0.654cm" svg:height="0.319cm" svg:x="17.765cm" svg:y="3.508cm">
          <draw:text-box>
            <text:p text:style-name="P1"><text:span text:style-name="T24">Total</text:span></text:p>
          </draw:text-box>
        </draw:frame>
        <draw:frame draw:style-name="gr14" draw:text-style-name="P11" draw:layer="layout" svg:width="4.384cm" svg:height="0.319cm" svg:x="2.359cm" svg:y="4.014cm">
          <draw:text-box>
            <text:p text:style-name="P1"><text:span text:style-name="T25">Interdepartmental Conflict Pools</text:span></text:p>
          </draw:text-box>
        </draw:frame>
        <draw:frame draw:style-name="gr19" draw:text-style-name="P15" draw:layer="layout" svg:width="0.281cm" svg:height="0.183cm" svg:x="6.718cm" svg:y="4.026cm">
          <draw:text-box>
            <text:p text:style-name="P1"><text:span text:style-name="T26">630</text:span></text:p>
          </draw:text-box>
        </draw:frame>
        <draw:frame draw:style-name="gr14" draw:text-style-name="P11" draw:layer="layout" svg:width="0.878cm" svg:height="0.319cm" svg:x="2.359cm" svg:y="4.519cm">
          <draw:text-box>
            <text:p text:style-name="P1"><text:span text:style-name="T19">GCPP </text:span></text:p>
          </draw:text-box>
        </draw:frame>
        <draw:frame draw:style-name="gr14" draw:text-style-name="P11" draw:layer="layout" svg:width="0.281cm" svg:height="0.319cm" svg:x="8.225cm" svg:y="4.519cm">
          <draw:text-box>
            <text:p text:style-name="P1"><text:span text:style-name="T19">5</text:span></text:p>
          </draw:text-box>
        </draw:frame>
        <draw:frame draw:style-name="gr14" draw:text-style-name="P11" draw:layer="layout" svg:width="0.315cm" svg:height="0.319cm" svg:x="9.545cm" svg:y="4.519cm">
          <draw:text-box>
            <text:p text:style-name="P1"><text:span text:style-name="T19">16</text:span></text:p>
          </draw:text-box>
        </draw:frame>
        <draw:frame draw:style-name="gr14" draw:text-style-name="P11" draw:layer="layout" svg:width="0.315cm" svg:height="0.319cm" svg:x="10.943cm" svg:y="4.519cm">
          <draw:text-box>
            <text:p text:style-name="P1"><text:span text:style-name="T19">15</text:span></text:p>
          </draw:text-box>
        </draw:frame>
        <draw:frame draw:style-name="gr14" draw:text-style-name="P11" draw:layer="layout" svg:width="0.315cm" svg:height="0.319cm" svg:x="12.342cm" svg:y="4.519cm">
          <draw:text-box>
            <text:p text:style-name="P1"><text:span text:style-name="T19">20</text:span></text:p>
          </draw:text-box>
        </draw:frame>
        <draw:frame draw:style-name="gr14" draw:text-style-name="P11" draw:layer="layout" svg:width="0.315cm" svg:height="0.319cm" svg:x="13.74cm" svg:y="4.519cm">
          <draw:text-box>
            <text:p text:style-name="P1"><text:span text:style-name="T19">16</text:span></text:p>
          </draw:text-box>
        </draw:frame>
        <draw:frame draw:style-name="gr14" draw:text-style-name="P11" draw:layer="layout" svg:width="0.315cm" svg:height="0.319cm" svg:x="17.935cm" svg:y="4.519cm">
          <draw:text-box>
            <text:p text:style-name="P1"><text:span text:style-name="T19">72</text:span></text:p>
          </draw:text-box>
        </draw:frame>
        <draw:frame draw:style-name="gr14" draw:text-style-name="P11" draw:layer="layout" svg:width="2.813cm" svg:height="0.319cm" svg:x="2.359cm" svg:y="5.037cm">
          <draw:text-box>
            <text:p text:style-name="P1"><text:span text:style-name="T19">Stabilisation Aid Fund </text:span></text:p>
          </draw:text-box>
        </draw:frame>
        <draw:frame draw:style-name="gr14" draw:text-style-name="P11" draw:layer="layout" svg:width="0.315cm" svg:height="0.319cm" svg:x="15.138cm" svg:y="5.037cm">
          <draw:text-box>
            <text:p text:style-name="P1"><text:span text:style-name="T19">19</text:span></text:p>
          </draw:text-box>
        </draw:frame>
        <draw:frame draw:style-name="gr14" draw:text-style-name="P11" draw:layer="layout" svg:width="0.315cm" svg:height="0.319cm" svg:x="17.935cm" svg:y="5.037cm">
          <draw:text-box>
            <text:p text:style-name="P1"><text:span text:style-name="T19">19</text:span></text:p>
          </draw:text-box>
        </draw:frame>
        <draw:frame draw:style-name="gr14" draw:text-style-name="P11" draw:layer="layout" svg:width="1.598cm" svg:height="0.319cm" svg:x="2.359cm" svg:y="5.554cm">
          <draw:text-box>
            <text:p text:style-name="P1"><text:span text:style-name="T19">Conflict Pool</text:span></text:p>
          </draw:text-box>
        </draw:frame>
        <draw:frame draw:style-name="gr14" draw:text-style-name="P11" draw:layer="layout" svg:width="0.29cm" svg:height="0.319cm" svg:x="16.547cm" svg:y="5.554cm">
          <draw:text-box>
            <text:p text:style-name="P1"><text:span text:style-name="T19">11</text:span></text:p>
          </draw:text-box>
        </draw:frame>
        <draw:frame draw:style-name="gr14" draw:text-style-name="P11" draw:layer="layout" svg:width="0.29cm" svg:height="0.319cm" svg:x="17.946cm" svg:y="5.554cm">
          <draw:text-box>
            <text:p text:style-name="P1"><text:span text:style-name="T19">11</text:span></text:p>
          </draw:text-box>
        </draw:frame>
        <draw:frame draw:style-name="gr14" draw:text-style-name="P11" draw:layer="layout" svg:width="0.654cm" svg:height="0.319cm" svg:x="2.359cm" svg:y="6.072cm">
          <draw:text-box>
            <text:p text:style-name="P1"><text:span text:style-name="T24">Total</text:span></text:p>
          </draw:text-box>
        </draw:frame>
        <draw:frame draw:style-name="gr14" draw:text-style-name="P11" draw:layer="layout" svg:width="0.281cm" svg:height="0.319cm" svg:x="8.225cm" svg:y="6.072cm">
          <draw:text-box>
            <text:p text:style-name="P1"><text:span text:style-name="T24">5</text:span></text:p>
          </draw:text-box>
        </draw:frame>
        <draw:frame draw:style-name="gr14" draw:text-style-name="P11" draw:layer="layout" svg:width="0.315cm" svg:height="0.319cm" svg:x="9.545cm" svg:y="6.072cm">
          <draw:text-box>
            <text:p text:style-name="P1"><text:span text:style-name="T24">27</text:span></text:p>
          </draw:text-box>
        </draw:frame>
        <draw:frame draw:style-name="gr14" draw:text-style-name="P11" draw:layer="layout" svg:width="0.315cm" svg:height="0.319cm" svg:x="10.943cm" svg:y="6.072cm">
          <draw:text-box>
            <text:p text:style-name="P1"><text:span text:style-name="T24">32</text:span></text:p>
          </draw:text-box>
        </draw:frame>
        <draw:frame draw:style-name="gr14" draw:text-style-name="P11" draw:layer="layout" svg:width="0.315cm" svg:height="0.319cm" svg:x="12.342cm" svg:y="6.072cm">
          <draw:text-box>
            <text:p text:style-name="P1"><text:span text:style-name="T24">35</text:span></text:p>
          </draw:text-box>
        </draw:frame>
        <draw:frame draw:style-name="gr14" draw:text-style-name="P11" draw:layer="layout" svg:width="0.315cm" svg:height="0.319cm" svg:x="13.74cm" svg:y="6.072cm">
          <draw:text-box>
            <text:p text:style-name="P1"><text:span text:style-name="T24">22</text:span></text:p>
          </draw:text-box>
        </draw:frame>
        <draw:frame draw:style-name="gr14" draw:text-style-name="P11" draw:layer="layout" svg:width="0.315cm" svg:height="0.319cm" svg:x="15.138cm" svg:y="6.072cm">
          <draw:text-box>
            <text:p text:style-name="P1"><text:span text:style-name="T24">26</text:span></text:p>
          </draw:text-box>
        </draw:frame>
        <draw:frame draw:style-name="gr14" draw:text-style-name="P11" draw:layer="layout" svg:width="0.315cm" svg:height="0.319cm" svg:x="16.537cm" svg:y="6.072cm">
          <draw:text-box>
            <text:p text:style-name="P1"><text:span text:style-name="T24">12</text:span></text:p>
          </draw:text-box>
        </draw:frame>
        <draw:frame draw:style-name="gr14" draw:text-style-name="P11" draw:layer="layout" svg:width="0.472cm" svg:height="0.319cm" svg:x="17.857cm" svg:y="6.072cm">
          <draw:text-box>
            <text:p text:style-name="P1"><text:span text:style-name="T24">159</text:span></text:p>
          </draw:text-box>
        </draw:frame>
        <draw:frame draw:style-name="gr1" draw:text-style-name="P2" draw:layer="layout" svg:width="13.912cm" svg:height="0.475cm" svg:x="2.2cm" svg:y="7.038cm">
          <draw:text-box>
            <text:p text:style-name="P1"><text:span text:style-name="T6">1055. </text:span><text:span text:style-name="T3"><text:s/>SIGIR reported in July 2009 that, as at June 2009, a total of nearly </text:span></text:p>
          </draw:text-box>
        </draw:frame>
        <draw:frame draw:style-name="gr1" draw:text-style-name="P2" draw:layer="layout" svg:width="13.151cm" svg:height="0.475cm" svg:x="2.2cm" svg:y="7.603cm">
          <draw:text-box>
            <text:p text:style-name="P1"><text:span text:style-name="T3">US$140bn had been allocated for the relief and reconstruction of Iraq.</text:span></text:p>
          </draw:text-box>
        </draw:frame>
        <draw:frame draw:style-name="gr5" draw:text-style-name="P6" draw:layer="layout" svg:width="0.408cm" svg:height="0.276cm" svg:x="15.285cm" svg:y="7.622cm">
          <draw:text-box>
            <text:p text:style-name="P1"><text:span text:style-name="T8">627</text:span></text:p>
          </draw:text-box>
        </draw:frame>
        <draw:frame draw:style-name="gr1" draw:text-style-name="P2" draw:layer="layout" svg:width="1.09cm" svg:height="0.475cm" svg:x="15.697cm" svg:y="7.603cm">
          <draw:text-box>
            <text:p text:style-name="P1"><text:span text:style-name="T3"><text:s/></text:span><text:span text:style-name="T3">That </text:span></text:p>
          </draw:text-box>
        </draw:frame>
        <draw:frame draw:style-name="gr1" draw:text-style-name="P2" draw:layer="layout" svg:width="2.076cm" svg:height="0.475cm" svg:x="2.2cm" svg:y="8.167cm">
          <draw:text-box>
            <text:p text:style-name="P1"><text:span text:style-name="T3">comprised:</text:span></text:p>
          </draw:text-box>
        </draw:frame>
        <draw:frame draw:style-name="gr3" draw:text-style-name="P4" draw:layer="layout" svg:width="0.634cm" svg:height="0.712cm" svg:x="2.95cm" svg:y="8.92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77cm" svg:height="0.475cm" svg:x="3.7cm" svg:y="9.082cm">
          <draw:text-box>
            <text:p text:style-name="P1"><text:span text:style-name="T3">US$71bn from Iraqi capital budgets and the Development Fund for Iraq (DFI);</text:span></text:p>
          </draw:text-box>
        </draw:frame>
        <draw:frame draw:style-name="gr3" draw:text-style-name="P4" draw:layer="layout" svg:width="0.634cm" svg:height="0.712cm" svg:x="2.95cm" svg:y="9.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107cm" svg:height="0.475cm" svg:x="3.7cm" svg:y="9.746cm">
          <draw:text-box>
            <text:p text:style-name="P1"><text:span text:style-name="T3">US$52bn from the US; and</text:span></text:p>
          </draw:text-box>
        </draw:frame>
        <draw:frame draw:style-name="gr3" draw:text-style-name="P4" draw:layer="layout" svg:width="0.634cm" svg:height="0.712cm" svg:x="2.95cm" svg:y="10.254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918cm" svg:height="0.475cm" svg:x="3.7cm" svg:y="10.411cm">
          <draw:text-box>
            <text:p text:style-name="P1"><text:span text:style-name="T3">US$17bn from other international donors. </text:span></text:p>
          </draw:text-box>
        </draw:frame>
        <draw:frame draw:style-name="gr1" draw:text-style-name="P2" draw:layer="layout" svg:width="15.872cm" svg:height="0.475cm" svg:x="2.2cm" svg:y="11.325cm">
          <draw:text-box>
            <text:p text:style-name="P1"><text:span text:style-name="T6">1056. </text:span><text:span text:style-name="T3"><text:s/>The US allocation included US$21bn from the Iraq Relief and Reconstruction </text:span></text:p>
          </draw:text-box>
        </draw:frame>
        <draw:frame draw:style-name="gr1" draw:text-style-name="P2" draw:layer="layout" svg:width="16.597cm" svg:height="0.475cm" svg:x="2.2cm" svg:y="11.89cm">
          <draw:text-box>
            <text:p text:style-name="P1"><text:span text:style-name="T3">Fund (IRRF), US$18bn from the Iraq Security Forces Fund, US$4bn from the Economic </text:span></text:p>
          </draw:text-box>
        </draw:frame>
        <draw:frame draw:style-name="gr1" draw:text-style-name="P2" draw:layer="layout" svg:width="8.841cm" svg:height="0.475cm" svg:x="2.2cm" svg:y="12.454cm">
          <draw:text-box>
            <text:p text:style-name="P1"><text:span text:style-name="T3">Support Fund and US$3.6bn from the CERPs. </text:span></text:p>
          </draw:text-box>
        </draw:frame>
        <draw:frame draw:style-name="gr2" draw:text-style-name="P3" draw:layer="layout" svg:width="15.627cm" svg:height="0.628cm" svg:x="2.2cm" svg:y="13.482cm">
          <draw:text-box>
            <text:p text:style-name="P1"><text:span text:style-name="T2">Reflections on the impact of the UK’s reconstruction effort</text:span></text:p>
          </draw:text-box>
        </draw:frame>
        <draw:frame draw:style-name="gr1" draw:text-style-name="P2" draw:layer="layout" svg:width="16.444cm" svg:height="0.475cm" svg:x="2.2cm" svg:y="14.374cm">
          <draw:text-box>
            <text:p text:style-name="P1"><text:span text:style-name="T6">1057. </text:span><text:span text:style-name="T3"><text:s/>From the available information, it is not possible fully to assess the impact of the </text:span></text:p>
          </draw:text-box>
        </draw:frame>
        <draw:frame draw:style-name="gr1" draw:text-style-name="P2" draw:layer="layout" svg:width="4.87cm" svg:height="0.475cm" svg:x="2.2cm" svg:y="14.938cm">
          <draw:text-box>
            <text:p text:style-name="P1"><text:span text:style-name="T3">UK’s reconstruction effort.</text:span></text:p>
          </draw:text-box>
        </draw:frame>
        <draw:frame draw:style-name="gr1" draw:text-style-name="P2" draw:layer="layout" svg:width="14.319cm" svg:height="0.475cm" svg:x="2.2cm" svg:y="15.853cm">
          <draw:text-box>
            <text:p text:style-name="P1"><text:span text:style-name="T6">1058. </text:span><text:span text:style-name="T3"><text:s/>One difficulty is that the Government never defined what contribution </text:span></text:p>
          </draw:text-box>
        </draw:frame>
        <draw:frame draw:style-name="gr1" draw:text-style-name="P2" draw:layer="layout" svg:width="15.64cm" svg:height="0.475cm" svg:x="2.2cm" svg:y="16.417cm">
          <draw:text-box>
            <text:p text:style-name="P1"><text:span text:style-name="T3">reconstruction should make to achieving broader UK objectives and so what would </text:span></text:p>
          </draw:text-box>
        </draw:frame>
        <draw:frame draw:style-name="gr1" draw:text-style-name="P2" draw:layer="layout" svg:width="5.48cm" svg:height="0.475cm" svg:x="2.2cm" svg:y="16.982cm">
          <draw:text-box>
            <text:p text:style-name="P1"><text:span text:style-name="T3">constitute success or failure. </text:span></text:p>
          </draw:text-box>
        </draw:frame>
        <draw:frame draw:style-name="gr1" draw:text-style-name="P2" draw:layer="layout" svg:width="16.186cm" svg:height="0.475cm" svg:x="2.2cm" svg:y="17.896cm">
          <draw:text-box>
            <text:p text:style-name="P1"><text:span text:style-name="T6">1059. </text:span><text:span text:style-name="T3"><text:s/>The environment in Iraq made reconstruction very difficult. For almost all of the </text:span></text:p>
          </draw:text-box>
        </draw:frame>
        <draw:frame draw:style-name="gr1" draw:text-style-name="P2" draw:layer="layout" svg:width="15.788cm" svg:height="0.475cm" svg:x="2.2cm" svg:y="18.461cm">
          <draw:text-box>
            <text:p text:style-name="P1"><text:span text:style-name="T3">period covered by the Inquiry, insecurity was the major constraint. Other constraints </text:span></text:p>
          </draw:text-box>
        </draw:frame>
        <draw:frame draw:style-name="gr1" draw:text-style-name="P2" draw:layer="layout" svg:width="1.039cm" svg:height="0.475cm" svg:x="2.2cm" svg:y="19.025cm">
          <draw:text-box>
            <text:p text:style-name="P1"><text:span text:style-name="T3">were:</text:span></text:p>
          </draw:text-box>
        </draw:frame>
        <draw:frame draw:style-name="gr3" draw:text-style-name="P4" draw:layer="layout" svg:width="0.634cm" svg:height="0.712cm" svg:x="2.95cm" svg:y="19.7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cm" svg:height="0.475cm" svg:x="3.7cm" svg:y="19.94cm">
          <draw:text-box>
            <text:p text:style-name="P1"><text:span text:style-name="T3">the lack of capacity within the Iraqi Government, both in Baghdad and the South, </text:span></text:p>
          </draw:text-box>
        </draw:frame>
        <draw:frame draw:style-name="gr1" draw:text-style-name="P2" draw:layer="layout" svg:width="6.551cm" svg:height="0.475cm" svg:x="3.7cm" svg:y="20.504cm">
          <draw:text-box>
            <text:p text:style-name="P1"><text:span text:style-name="T3">to support and lead reconstruction;</text:span></text:p>
          </draw:text-box>
        </draw:frame>
        <draw:frame draw:style-name="gr3" draw:text-style-name="P4" draw:layer="layout" svg:width="0.634cm" svg:height="0.712cm" svg:x="2.95cm" svg:y="21.0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358cm" svg:height="0.475cm" svg:x="3.7cm" svg:y="21.168cm">
          <draw:text-box>
            <text:p text:style-name="P1"><text:span text:style-name="T3">the form and implementation of de-Ba’athification;</text:span></text:p>
          </draw:text-box>
        </draw:frame>
        <draw:frame draw:style-name="gr3" draw:text-style-name="P4" draw:layer="layout" svg:width="0.634cm" svg:height="0.712cm" svg:x="2.95cm" svg:y="21.6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41cm" svg:height="0.475cm" svg:x="3.7cm" svg:y="21.833cm">
          <draw:text-box>
            <text:p text:style-name="P1"><text:span text:style-name="T3">the politicisation of Iraqi institutions, and corruption;</text:span></text:p>
          </draw:text-box>
        </draw:frame>
        <draw:frame draw:style-name="gr3" draw:text-style-name="P4" draw:layer="layout" svg:width="0.634cm" svg:height="0.712cm" svg:x="2.95cm" svg:y="22.3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08cm" svg:height="0.475cm" svg:x="3.7cm" svg:y="22.497cm">
          <draw:text-box>
            <text:p text:style-name="P1"><text:span text:style-name="T3">the series of relatively short-lived Iraqi administrations between 2004 and 2006 </text:span></text:p>
          </draw:text-box>
        </draw:frame>
        <draw:frame draw:style-name="gr1" draw:text-style-name="P2" draw:layer="layout" svg:width="14.421cm" svg:height="0.475cm" svg:x="3.7cm" svg:y="23.062cm">
          <draw:text-box>
            <text:p text:style-name="P1"><text:span text:style-name="T3">(with limited remits to initiate reform and an inevitable churn of Ministers and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3.058cm" svg:height="0.475cm" svg:x="3.7cm" svg:y="23.626cm">
          <draw:text-box>
            <text:p text:style-name="P1"><text:span text:style-name="T3">senior officials);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626 </text:span></text:p>
          </draw:text-box>
        </draw:frame>
        <draw:frame draw:style-name="gr4" draw:text-style-name="P5" draw:layer="layout" svg:width="15.09cm" svg:height="0.395cm" svg:x="2.646cm" svg:y="25.511cm">
          <draw:text-box>
            <text:p text:style-name="P1"><text:span text:style-name="T11">Letter Cabinet Office [junior official] to Iraq Inquiry [junior official], 1 December 2011, ‘Iraq Inquiry: </text:span></text:p>
          </draw:text-box>
        </draw:frame>
        <draw:frame draw:style-name="gr4" draw:text-style-name="P5" draw:layer="layout" svg:width="1.539cm" svg:height="0.395cm" svg:x="2.2cm" svg:y="25.934cm">
          <draw:text-box>
            <text:p text:style-name="P1"><text:span text:style-name="T11">Funding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627 </text:span></text:p>
          </draw:text-box>
        </draw:frame>
        <draw:frame draw:style-name="gr4" draw:text-style-name="P5" draw:layer="layout" svg:width="15.335cm" svg:height="0.395cm" svg:x="2.646cm" svg:y="26.357cm">
          <draw:text-box>
            <text:p text:style-name="P1"><text:span text:style-name="T11">Special Inspector General for Iraq Reconstruction, </text:span><text:span text:style-name="T12">Quarterly Report and Semiannual Report to the </text:span></text:p>
          </draw:text-box>
        </draw:frame>
        <draw:frame draw:style-name="gr4" draw:text-style-name="P5" draw:layer="layout" svg:width="4.375cm" svg:height="0.395cm" svg:x="2.2cm" svg:y="26.781cm">
          <draw:text-box>
            <text:p text:style-name="P1"><text:span text:style-name="T12">US Congress</text:span><text:span text:style-name="T11">, 30 July 2009.</text:span></text:p>
          </draw:text-box>
        </draw:frame>
      </draw:page>
      <draw:page draw:name="page1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0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38cm" svg:height="0.475cm" svg:x="3.7cm" svg:y="2.525cm">
          <draw:text-box>
            <text:p text:style-name="P1"><text:span text:style-name="T3">an international community which, because of the circumstances of the invasion, </text:span></text:p>
          </draw:text-box>
        </draw:frame>
        <draw:frame draw:style-name="gr1" draw:text-style-name="P2" draw:layer="layout" svg:width="10.378cm" svg:height="0.475cm" svg:x="3.7cm" svg:y="3.09cm">
          <draw:text-box>
            <text:p text:style-name="P1"><text:span text:style-name="T3">was not fully invested in the reconstruction of Iraq; and 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61cm" svg:height="0.475cm" svg:x="3.7cm" svg:y="3.754cm">
          <draw:text-box>
            <text:p text:style-name="P1"><text:span text:style-name="T3">the persistent lack of co-ordination between the Iraqi Government and </text:span></text:p>
          </draw:text-box>
        </draw:frame>
        <draw:frame draw:style-name="gr1" draw:text-style-name="P2" draw:layer="layout" svg:width="11.017cm" svg:height="0.475cm" svg:x="3.7cm" svg:y="4.318cm">
          <draw:text-box>
            <text:p text:style-name="P1"><text:span text:style-name="T3">international partners, and between international partners. </text:span></text:p>
          </draw:text-box>
        </draw:frame>
        <draw:frame draw:style-name="gr1" draw:text-style-name="P2" draw:layer="layout" svg:width="16.308cm" svg:height="0.475cm" svg:x="2.2cm" svg:y="5.233cm">
          <draw:text-box>
            <text:p text:style-name="P1"><text:span text:style-name="T6">1060. </text:span><text:span text:style-name="T3"><text:s/>Staff and contractors developed a number of approaches to managing the risks </text:span></text:p>
          </draw:text-box>
        </draw:frame>
        <draw:frame draw:style-name="gr1" draw:text-style-name="P2" draw:layer="layout" svg:width="8.198cm" svg:height="0.475cm" svg:x="2.2cm" svg:y="5.797cm">
          <draw:text-box>
            <text:p text:style-name="P1"><text:span text:style-name="T3">inherent in working in such an environment:</text:span></text:p>
          </draw:text-box>
        </draw:frame>
        <draw:frame draw:style-name="gr3" draw:text-style-name="P4" draw:layer="layout" svg:width="0.634cm" svg:height="0.712cm" svg:x="2.95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4cm" svg:height="0.475cm" svg:x="3.7cm" svg:y="6.712cm">
          <draw:text-box>
            <text:p text:style-name="P1"><text:span text:style-name="T3">using innovative techniques to deliver projects, such as working through local </text:span></text:p>
          </draw:text-box>
        </draw:frame>
        <draw:frame draw:style-name="gr1" draw:text-style-name="P2" draw:layer="layout" svg:width="13.972cm" svg:height="0.475cm" svg:x="3.7cm" svg:y="7.276cm">
          <draw:text-box>
            <text:p text:style-name="P1"><text:span text:style-name="T3">Iraqi contractors, using the military (who were more frequently able to visit </text:span></text:p>
          </draw:text-box>
        </draw:frame>
        <draw:frame draw:style-name="gr1" draw:text-style-name="P2" draw:layer="layout" svg:width="13.82cm" svg:height="0.475cm" svg:x="3.7cm" svg:y="7.841cm">
          <draw:text-box>
            <text:p text:style-name="P1"><text:span text:style-name="T3">project sites) to manage and monitor projects, and helping the Ministry of </text:span></text:p>
          </draw:text-box>
        </draw:frame>
        <draw:frame draw:style-name="gr1" draw:text-style-name="P2" draw:layer="layout" svg:width="14.065cm" svg:height="0.475cm" svg:x="3.7cm" svg:y="8.405cm">
          <draw:text-box>
            <text:p text:style-name="P1"><text:span text:style-name="T3">Finance to set up an office inside the International Zone in Baghdad within </text:span></text:p>
          </draw:text-box>
        </draw:frame>
        <draw:frame draw:style-name="gr1" draw:text-style-name="P2" draw:layer="layout" svg:width="8.054cm" svg:height="0.475cm" svg:x="3.7cm" svg:y="8.97cm">
          <draw:text-box>
            <text:p text:style-name="P1"><text:span text:style-name="T3">which international consultants could work;</text:span></text:p>
          </draw:text-box>
        </draw:frame>
        <draw:frame draw:style-name="gr3" draw:text-style-name="P4" draw:layer="layout" svg:width="0.634cm" svg:height="0.712cm" svg:x="2.95cm" svg:y="9.4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834cm" svg:height="0.475cm" svg:x="3.7cm" svg:y="9.634cm">
          <draw:text-box>
            <text:p text:style-name="P1"><text:span text:style-name="T3">systematically tracking poor performance;</text:span></text:p>
          </draw:text-box>
        </draw:frame>
        <draw:frame draw:style-name="gr3" draw:text-style-name="P4" draw:layer="layout" svg:width="0.634cm" svg:height="0.712cm" svg:x="2.95cm" svg:y="10.1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276cm" svg:height="0.475cm" svg:x="3.7cm" svg:y="10.298cm">
          <draw:text-box>
            <text:p text:style-name="P1"><text:span text:style-name="T3">adapting delivery methods to reduce fiduciary risk; and</text:span></text:p>
          </draw:text-box>
        </draw:frame>
        <draw:frame draw:style-name="gr3" draw:text-style-name="P4" draw:layer="layout" svg:width="0.634cm" svg:height="0.712cm" svg:x="2.95cm" svg:y="10.8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27cm" svg:height="0.475cm" svg:x="3.7cm" svg:y="10.963cm">
          <draw:text-box>
            <text:p text:style-name="P1"><text:span text:style-name="T3">building clear exit strategies into projects, including dedicating significant effort </text:span></text:p>
          </draw:text-box>
        </draw:frame>
        <draw:frame draw:style-name="gr1" draw:text-style-name="P2" draw:layer="layout" svg:width="5.179cm" svg:height="0.475cm" svg:x="3.7cm" svg:y="11.527cm">
          <draw:text-box>
            <text:p text:style-name="P1"><text:span text:style-name="T3">to bringing in other donors. </text:span></text:p>
          </draw:text-box>
        </draw:frame>
        <draw:frame draw:style-name="gr1" draw:text-style-name="P2" draw:layer="layout" svg:width="16.177cm" svg:height="0.475cm" svg:x="2.2cm" svg:y="12.442cm">
          <draw:text-box>
            <text:p text:style-name="P1"><text:span text:style-name="T6">1061. </text:span><text:span text:style-name="T3"><text:s/>The Inquiry recognises the dedication and skill of the staff and contractors who </text:span></text:p>
          </draw:text-box>
        </draw:frame>
        <draw:frame draw:style-name="gr1" draw:text-style-name="P2" draw:layer="layout" svg:width="10.441cm" svg:height="0.475cm" svg:x="2.2cm" svg:y="13.006cm">
          <draw:text-box>
            <text:p text:style-name="P1"><text:span text:style-name="T3">worked in Iraq, often in discomfort and at personal risk. </text:span></text:p>
          </draw:text-box>
        </draw:frame>
        <draw:frame draw:style-name="gr1" draw:text-style-name="P2" draw:layer="layout" svg:width="15.881cm" svg:height="0.475cm" svg:x="2.2cm" svg:y="13.921cm">
          <draw:text-box>
            <text:p text:style-name="P1"><text:span text:style-name="T6">1062. </text:span><text:span text:style-name="T3"><text:s/>Witnesses to the Inquiry and contemporary documents identify three areas in </text:span></text:p>
          </draw:text-box>
        </draw:frame>
        <draw:frame draw:style-name="gr1" draw:text-style-name="P2" draw:layer="layout" svg:width="15.653cm" svg:height="0.475cm" svg:x="2.2cm" svg:y="14.485cm">
          <draw:text-box>
            <text:p text:style-name="P1"><text:span text:style-name="T3">particular where the UK had made a significant contribution to Iraq’s reconstruction:</text:span></text:p>
          </draw:text-box>
        </draw:frame>
        <draw:frame draw:style-name="gr3" draw:text-style-name="P4" draw:layer="layout" svg:width="0.634cm" svg:height="0.712cm" svg:x="2.95cm" svg:y="15.2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96cm" svg:height="0.475cm" svg:x="3.7cm" svg:y="15.4cm">
          <draw:text-box>
            <text:p text:style-name="P1"><text:span text:style-name="T3">building Iraqi capacity at the centre of government (including the Prime </text:span></text:p>
          </draw:text-box>
        </draw:frame>
        <draw:frame draw:style-name="gr1" draw:text-style-name="P2" draw:layer="layout" svg:width="13.65cm" svg:height="0.475cm" svg:x="3.7cm" svg:y="15.964cm">
          <draw:text-box>
            <text:p text:style-name="P1"><text:span text:style-name="T3">Minister’s Office and the Cabinet Office), and strengthening the linkages </text:span></text:p>
          </draw:text-box>
        </draw:frame>
        <draw:frame draw:style-name="gr1" draw:text-style-name="P2" draw:layer="layout" svg:width="7.148cm" svg:height="0.475cm" svg:x="3.7cm" svg:y="16.528cm">
          <draw:text-box>
            <text:p text:style-name="P1"><text:span text:style-name="T3">between Baghdad and the provinces; </text:span></text:p>
          </draw:text-box>
        </draw:frame>
        <draw:frame draw:style-name="gr3" draw:text-style-name="P4" draw:layer="layout" svg:width="0.634cm" svg:height="0.712cm" svg:x="2.95cm" svg:y="17.0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52cm" svg:height="0.475cm" svg:x="3.7cm" svg:y="17.193cm">
          <draw:text-box>
            <text:p text:style-name="P1"><text:span text:style-name="T3">building the capacity of the provincial administration in Basra; and </text:span></text:p>
          </draw:text-box>
        </draw:frame>
        <draw:frame draw:style-name="gr3" draw:text-style-name="P4" draw:layer="layout" svg:width="0.634cm" svg:height="0.712cm" svg:x="2.95cm" svg:y="17.7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3cm" svg:height="0.475cm" svg:x="3.7cm" svg:y="17.857cm">
          <draw:text-box>
            <text:p text:style-name="P1"><text:span text:style-name="T3">building the capacity of successive Iraqi Governments to manage the economy </text:span></text:p>
          </draw:text-box>
        </draw:frame>
        <draw:frame draw:style-name="gr1" draw:text-style-name="P2" draw:layer="layout" svg:width="14.459cm" svg:height="0.475cm" svg:x="3.7cm" svg:y="18.422cm">
          <draw:text-box>
            <text:p text:style-name="P1"><text:span text:style-name="T3">(including the launch of a new Iraqi currency in 2003) and engage effectively </text:span></text:p>
          </draw:text-box>
        </draw:frame>
        <draw:frame draw:style-name="gr1" draw:text-style-name="P2" draw:layer="layout" svg:width="2.5cm" svg:height="0.475cm" svg:x="3.7cm" svg:y="18.986cm">
          <draw:text-box>
            <text:p text:style-name="P1"><text:span text:style-name="T3">with the IMF. </text:span></text:p>
          </draw:text-box>
        </draw:frame>
        <draw:frame draw:style-name="gr1" draw:text-style-name="P2" draw:layer="layout" svg:width="15.508cm" svg:height="0.475cm" svg:x="2.2cm" svg:y="19.901cm">
          <draw:text-box>
            <text:p text:style-name="P1"><text:span text:style-name="T6">1063. </text:span><text:span text:style-name="T3"><text:s/>The Inquiry met a number of senior Iraqi politicians and officials, and asked </text:span></text:p>
          </draw:text-box>
        </draw:frame>
        <draw:frame draw:style-name="gr1" draw:text-style-name="P2" draw:layer="layout" svg:width="15.746cm" svg:height="0.475cm" svg:x="2.2cm" svg:y="20.465cm">
          <draw:text-box>
            <text:p text:style-name="P1"><text:span text:style-name="T3">them for their views on the UK’s reconstruction effort. DFID’s focus on building Iraqi </text:span></text:p>
          </draw:text-box>
        </draw:frame>
        <draw:frame draw:style-name="gr1" draw:text-style-name="P2" draw:layer="layout" svg:width="15.894cm" svg:height="0.475cm" svg:x="2.2cm" svg:y="21.03cm">
          <draw:text-box>
            <text:p text:style-name="P1"><text:span text:style-name="T3">Government capacity to plan and manage was recognised and welcomed. That was </text:span></text:p>
          </draw:text-box>
        </draw:frame>
        <draw:frame draw:style-name="gr1" draw:text-style-name="P2" draw:layer="layout" svg:width="16.622cm" svg:height="0.475cm" svg:x="2.2cm" svg:y="21.594cm">
          <draw:text-box>
            <text:p text:style-name="P1"><text:span text:style-name="T3">contrasted with short-term activities, including building schools and hospitals, which Iraq </text:span></text:p>
          </draw:text-box>
        </draw:frame>
        <draw:frame draw:style-name="gr1" draw:text-style-name="P2" draw:layer="layout" svg:width="3.452cm" svg:height="0.475cm" svg:x="2.2cm" svg:y="22.158cm">
          <draw:text-box>
            <text:p text:style-name="P1"><text:span text:style-name="T3">could do for itself. </text:span></text:p>
          </draw:text-box>
        </draw:frame>
        <draw:frame draw:style-name="gr1" draw:text-style-name="P2" draw:layer="layout" svg:width="14.48cm" svg:height="0.475cm" svg:x="2.2cm" svg:y="23.073cm">
          <draw:text-box>
            <text:p text:style-name="P1"><text:span text:style-name="T6">1064. </text:span><text:span text:style-name="T3"><text:s/>In Basra, the Inquiry was told that there was little to show for the UK’s </text:span></text:p>
          </draw:text-box>
        </draw:frame>
        <draw:frame draw:style-name="gr1" draw:text-style-name="P2" draw:layer="layout" svg:width="16.076cm" svg:height="0.475cm" svg:x="2.2cm" svg:y="23.637cm">
          <draw:text-box>
            <text:p text:style-name="P1"><text:span text:style-name="T3">reconstruction effort. A small number of projects were identified as continuing to have </text:span></text:p>
          </draw:text-box>
        </draw:frame>
        <draw:frame draw:style-name="gr1" draw:text-style-name="P2" draw:layer="layout" svg:width="5.196cm" svg:height="0.475cm" svg:x="2.2cm" svg:y="24.202cm">
          <draw:text-box>
            <text:p text:style-name="P1"><text:span text:style-name="T3">a positive impact, including:</text:span></text:p>
          </draw:text-box>
        </draw:frame>
        <draw:frame draw:style-name="gr3" draw:text-style-name="P4" draw:layer="layout" svg:width="0.634cm" svg:height="0.712cm" svg:x="2.95cm" svg:y="24.96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406cm" svg:height="0.475cm" svg:x="3.7cm" svg:y="25.116cm">
          <draw:text-box>
            <text:p text:style-name="P1"><text:span text:style-name="T3">training in the UK delivered by the PRT;</text:span></text:p>
          </draw:text-box>
        </draw:frame>
        <draw:frame draw:style-name="gr3" draw:text-style-name="P4" draw:layer="layout" svg:width="0.634cm" svg:height="0.712cm" svg:x="2.95cm" svg:y="25.624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447cm" svg:height="0.475cm" svg:x="3.7cm" svg:y="25.781cm">
          <draw:text-box>
            <text:p text:style-name="P1"><text:span text:style-name="T3">job creation programmes supported by DFID; and </text:span></text:p>
          </draw:text-box>
        </draw:frame>
        <draw:frame draw:style-name="gr3" draw:text-style-name="P4" draw:layer="layout" svg:width="0.634cm" svg:height="0.712cm" svg:x="2.95cm" svg:y="26.28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26cm" svg:height="0.475cm" svg:x="3.7cm" svg:y="26.445cm">
          <draw:text-box>
            <text:p text:style-name="P1"><text:span text:style-name="T3">improvements to the sewerage system supported by the UK military. </text:span></text:p>
          </draw:text-box>
        </draw:frame>
      </draw:page>
      <draw:page draw:name="page175" draw:style-name="dp1" draw:master-page-name="master-page26">
        <draw:frame draw:style-name="gr4" draw:text-style-name="P5" draw:layer="layout" svg:width="7.199cm" svg:height="0.395cm" svg:x="11.609cm" svg:y="1.138cm">
          <draw:text-box>
            <text:p text:style-name="P1"><text:span text:style-name="T5">10.2 <text:s/>| <text:s/>Reconstruction: July 2004 to July 2009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1</text:span></text:p>
          </draw:text-box>
        </draw:frame>
        <draw:frame draw:style-name="gr10" draw:text-style-name="P9" draw:layer="layout" svg:width="8.426cm" svg:height="0.556cm" svg:x="2.2cm" svg:y="2.513cm">
          <draw:text-box>
            <text:p text:style-name="P1"><text:span text:style-name="T14">Key economic and social indicators</text:span></text:p>
          </draw:text-box>
        </draw:frame>
        <draw:frame draw:style-name="gr1" draw:text-style-name="P2" draw:layer="layout" svg:width="14.12cm" svg:height="0.475cm" svg:x="2.2cm" svg:y="3.341cm">
          <draw:text-box>
            <text:p text:style-name="P1"><text:span text:style-name="T6">1065. </text:span><text:span text:style-name="T3"><text:s/>It is possible to consider the impact of the international community’s </text:span></text:p>
          </draw:text-box>
        </draw:frame>
        <draw:frame draw:style-name="gr1" draw:text-style-name="P2" draw:layer="layout" svg:width="15.991cm" svg:height="0.475cm" svg:x="2.2cm" svg:y="3.905cm">
          <draw:text-box>
            <text:p text:style-name="P1"><text:span text:style-name="T3">reconstruction efforts in Iraq by looking at the changes in a number of key indicators. </text:span></text:p>
          </draw:text-box>
        </draw:frame>
        <draw:frame draw:style-name="gr1" draw:text-style-name="P2" draw:layer="layout" svg:width="12.592cm" svg:height="0.475cm" svg:x="2.2cm" svg:y="4.47cm">
          <draw:text-box>
            <text:p text:style-name="P1"><text:span text:style-name="T3">The table below presents selected economic and social indicators. </text:span></text:p>
          </draw:text-box>
        </draw:frame>
        <draw:frame draw:style-name="gr1" draw:text-style-name="P2" draw:layer="layout" svg:width="6.318cm" svg:height="0.475cm" svg:x="2.2cm" svg:y="5.384cm">
          <draw:text-box>
            <text:p text:style-name="P1"><text:span text:style-name="T6">1066. </text:span><text:span text:style-name="T3"><text:s/>In relation to the economy:</text:span></text:p>
          </draw:text-box>
        </draw:frame>
        <draw:frame draw:style-name="gr3" draw:text-style-name="P4" draw:layer="layout" svg:width="0.634cm" svg:height="0.712cm" svg:x="2.95cm" svg:y="6.1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72cm" svg:height="0.475cm" svg:x="3.7cm" svg:y="6.299cm">
          <draw:text-box>
            <text:p text:style-name="P1"><text:span text:style-name="T3">Electricity production fell from around 4,000 megawatts (MW) per day before </text:span></text:p>
          </draw:text-box>
        </draw:frame>
        <draw:frame draw:style-name="gr1" draw:text-style-name="P2" draw:layer="layout" svg:width="14.336cm" svg:height="0.475cm" svg:x="3.7cm" svg:y="6.863cm">
          <draw:text-box>
            <text:p text:style-name="P1"><text:span text:style-name="T3">the invasion to 500MW in May 2003 (immediately after the invasion), before </text:span></text:p>
          </draw:text-box>
        </draw:frame>
        <draw:frame draw:style-name="gr1" draw:text-style-name="P2" draw:layer="layout" svg:width="14.937cm" svg:height="0.475cm" svg:x="3.7cm" svg:y="7.428cm">
          <draw:text-box>
            <text:p text:style-name="P1"><text:span text:style-name="T3">recovering to around 4,000MW in June 2004 (the transition to a sovereign Iraqi </text:span></text:p>
          </draw:text-box>
        </draw:frame>
        <draw:frame draw:style-name="gr1" draw:text-style-name="P2" draw:layer="layout" svg:width="2.597cm" svg:height="0.475cm" svg:x="3.7cm" svg:y="7.992cm">
          <draw:text-box>
            <text:p text:style-name="P1"><text:span text:style-name="T3">Government).</text:span></text:p>
          </draw:text-box>
        </draw:frame>
        <draw:frame draw:style-name="gr5" draw:text-style-name="P6" draw:layer="layout" svg:width="0.408cm" svg:height="0.276cm" svg:x="6.288cm" svg:y="8.011cm">
          <draw:text-box>
            <text:p text:style-name="P1"><text:span text:style-name="T8">628</text:span></text:p>
          </draw:text-box>
        </draw:frame>
        <draw:frame draw:style-name="gr1" draw:text-style-name="P2" draw:layer="layout" svg:width="9.24cm" svg:height="0.475cm" svg:x="6.7cm" svg:y="7.992cm">
          <draw:text-box>
            <text:p text:style-name="P1"><text:span text:style-name="T3"><text:s/></text:span><text:span text:style-name="T3">By July 2009, production was around 6,000MW. </text:span></text:p>
          </draw:text-box>
        </draw:frame>
        <draw:frame draw:style-name="gr3" draw:text-style-name="P4" draw:layer="layout" svg:width="0.634cm" svg:height="0.712cm" svg:x="2.95cm" svg:y="8.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2cm" svg:height="0.475cm" svg:x="3.7cm" svg:y="8.656cm">
          <draw:text-box>
            <text:p text:style-name="P1"><text:span text:style-name="T3">Oil production fell from around 2.9m barrels a day (bpd) before the invasion to </text:span></text:p>
          </draw:text-box>
        </draw:frame>
        <draw:frame draw:style-name="gr1" draw:text-style-name="P2" draw:layer="layout" svg:width="14.476cm" svg:height="0.475cm" svg:x="3.7cm" svg:y="9.221cm">
          <draw:text-box>
            <text:p text:style-name="P1"><text:span text:style-name="T3">around 0.3m bpd in May 2003, before recovering to 2.3m bpd by June 2004. </text:span></text:p>
          </draw:text-box>
        </draw:frame>
        <draw:frame draw:style-name="gr1" draw:text-style-name="P2" draw:layer="layout" svg:width="10.535cm" svg:height="0.475cm" svg:x="3.7cm" svg:y="9.785cm">
          <draw:text-box>
            <text:p text:style-name="P1"><text:span text:style-name="T3">By 2009, production remained below pre-conflict levels. </text:span></text:p>
          </draw:text-box>
        </draw:frame>
        <draw:frame draw:style-name="gr1" draw:text-style-name="P2" draw:layer="layout" svg:width="15.843cm" svg:height="0.475cm" svg:x="2.2cm" svg:y="10.7cm">
          <draw:text-box>
            <text:p text:style-name="P1"><text:span text:style-name="T6">1067. </text:span><text:span text:style-name="T3"><text:s/>The under-five mortality rate fell from 42 to 38 (per 1,000 live births) between </text:span></text:p>
          </draw:text-box>
        </draw:frame>
        <draw:frame draw:style-name="gr1" draw:text-style-name="P2" draw:layer="layout" svg:width="11.44cm" svg:height="0.475cm" svg:x="2.2cm" svg:y="11.264cm">
          <draw:text-box>
            <text:p text:style-name="P1"><text:span text:style-name="T3">2003 and 2009. Other key social indicators remained stable. </text:span></text:p>
          </draw:text-box>
        </draw:frame>
        <draw:frame draw:style-name="gr1" draw:text-style-name="P2" draw:layer="layout" svg:width="15.729cm" svg:height="0.475cm" svg:x="2.2cm" svg:y="12.179cm">
          <draw:text-box>
            <text:p text:style-name="P1"><text:span text:style-name="T6">1068. </text:span><text:span text:style-name="T3"><text:s/>Perceptions of corruption in Iraq worsened between 2003 and 2009. Iraq fell </text:span></text:p>
          </draw:text-box>
        </draw:frame>
        <draw:frame draw:style-name="gr1" draw:text-style-name="P2" draw:layer="layout" svg:width="15.974cm" svg:height="0.475cm" svg:x="2.2cm" svg:y="12.743cm">
          <draw:text-box>
            <text:p text:style-name="P1"><text:span text:style-name="T3">from 113th out of 133 countries surveyed for Transparency International’s Corruption </text:span></text:p>
          </draw:text-box>
        </draw:frame>
        <draw:frame draw:style-name="gr1" draw:text-style-name="P2" draw:layer="layout" svg:width="14.15cm" svg:height="0.475cm" svg:x="2.2cm" svg:y="13.308cm">
          <draw:text-box>
            <text:p text:style-name="P1"><text:span text:style-name="T3">Perceptions Index in 2003, to 176th out of 180 countries surveyed in 2009. </text:span></text:p>
          </draw:text-box>
        </draw:frame>
        <draw:frame draw:style-name="gr1" draw:text-style-name="P2" draw:layer="layout" svg:width="15.856cm" svg:height="0.475cm" svg:x="2.2cm" svg:y="14.222cm">
          <draw:text-box>
            <text:p text:style-name="P1"><text:span text:style-name="T6">1069. </text:span><text:span text:style-name="T3"><text:s/>The UN’s 2009 Common Country Assessment concluded that, while Iraq had </text:span></text:p>
          </draw:text-box>
        </draw:frame>
        <draw:frame draw:style-name="gr1" draw:text-style-name="P2" draw:layer="layout" svg:width="15.665cm" svg:height="0.475cm" svg:x="2.2cm" svg:y="14.786cm">
          <draw:text-box>
            <text:p text:style-name="P1"><text:span text:style-name="T3">fulfilled its constitutional mandate requiring 25 percent of Parliamentary seats to be </text:span></text:p>
          </draw:text-box>
        </draw:frame>
        <draw:frame draw:style-name="gr1" draw:text-style-name="P2" draw:layer="layout" svg:width="15.043cm" svg:height="0.475cm" svg:x="2.2cm" svg:y="15.351cm">
          <draw:text-box>
            <text:p text:style-name="P1"><text:span text:style-name="T3">filled by women, women remained under-represented at higher levels within the </text:span></text:p>
          </draw:text-box>
        </draw:frame>
        <draw:frame draw:style-name="gr1" draw:text-style-name="P2" draw:layer="layout" svg:width="5.696cm" svg:height="0.475cm" svg:x="2.2cm" svg:y="15.915cm">
          <draw:text-box>
            <text:p text:style-name="P1"><text:span text:style-name="T3">public sector and government.</text:span></text:p>
          </draw:text-box>
        </draw:frame>
        <draw:frame draw:style-name="gr5" draw:text-style-name="P6" draw:layer="layout" svg:width="0.408cm" svg:height="0.276cm" svg:x="7.871cm" svg:y="15.934cm">
          <draw:text-box>
            <text:p text:style-name="P1"><text:span text:style-name="T8">629</text:span></text:p>
          </draw:text-box>
        </draw:frame>
        <draw:frame draw:style-name="gr1" draw:text-style-name="P2" draw:layer="layout" svg:width="9.578cm" svg:height="0.475cm" svg:x="8.283cm" svg:y="15.915cm">
          <draw:text-box>
            <text:p text:style-name="P1"><text:span text:style-name="T3"><text:s/></text:span><text:span text:style-name="T3">Women also had higher illiteracy levels than men, </text:span></text:p>
          </draw:text-box>
        </draw:frame>
        <draw:frame draw:style-name="gr1" draw:text-style-name="P2" draw:layer="layout" svg:width="16.605cm" svg:height="0.475cm" svg:x="2.2cm" svg:y="16.48cm">
          <draw:text-box>
            <text:p text:style-name="P1"><text:span text:style-name="T3">participated in smaller numbers in the labour force, were paid less and were segregated </text:span></text:p>
          </draw:text-box>
        </draw:frame>
        <draw:frame draw:style-name="gr1" draw:text-style-name="P2" draw:layer="layout" svg:width="15.547cm" svg:height="0.475cm" svg:x="2.2cm" svg:y="17.044cm">
          <draw:text-box>
            <text:p text:style-name="P1"><text:span text:style-name="T3">into certain occupations. A disproportionate number of households in poverty wer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3.715cm" svg:height="0.475cm" svg:x="2.2cm" svg:y="17.609cm">
          <draw:text-box>
            <text:p text:style-name="P1"><text:span text:style-name="T3">headed by women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628 </text:span></text:p>
          </draw:text-box>
        </draw:frame>
        <draw:frame draw:style-name="gr4" draw:text-style-name="P5" draw:layer="layout" svg:width="5.091cm" svg:height="0.395cm" svg:x="2.646cm" svg:y="26.357cm">
          <draw:text-box>
            <text:p text:style-name="P1"><text:span text:style-name="T11">Brookings, Iraq Index, </text:span><text:span text:style-name="T12">Electricity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629 </text:span></text:p>
          </draw:text-box>
        </draw:frame>
        <draw:frame draw:style-name="gr4" draw:text-style-name="P5" draw:layer="layout" svg:width="7.325cm" svg:height="0.395cm" svg:x="2.646cm" svg:y="26.781cm">
          <draw:text-box>
            <text:p text:style-name="P1"><text:span text:style-name="T11">UN, 2009, </text:span><text:span text:style-name="T12">Common Country Assessment: Iraq.</text:span></text:p>
          </draw:text-box>
        </draw:frame>
      </draw:page>
      <draw:page draw:name="page1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2</text:span></text:p>
          </draw:text-box>
        </draw:frame>
        <draw:line draw:style-name="gr18" draw:text-style-name="P7" draw:layer="layout" svg:x1="2.199cm" svg:y1="3.408cm" svg:x2="8.749cm" svg:y2="3.408cm">
          <text:p/>
        </draw:line>
        <draw:line draw:style-name="gr18" draw:text-style-name="P7" draw:layer="layout" svg:x1="2.208cm" svg:y1="3.956cm" svg:x2="2.208cm" svg:y2="3.416cm">
          <text:p/>
        </draw:line>
        <draw:line draw:style-name="gr18" draw:text-style-name="P7" draw:layer="layout" svg:x1="8.75cm" svg:y1="3.408cm" svg:x2="10.75cm" svg:y2="3.408cm">
          <text:p/>
        </draw:line>
        <draw:line draw:style-name="gr18" draw:text-style-name="P7" draw:layer="layout" svg:x1="8.75cm" svg:y1="3.956cm" svg:x2="8.75cm" svg:y2="3.416cm">
          <text:p/>
        </draw:line>
        <draw:line draw:style-name="gr18" draw:text-style-name="P7" draw:layer="layout" svg:x1="10.749cm" svg:y1="3.408cm" svg:x2="12.75cm" svg:y2="3.408cm">
          <text:p/>
        </draw:line>
        <draw:line draw:style-name="gr18" draw:text-style-name="P7" draw:layer="layout" svg:x1="10.749cm" svg:y1="3.956cm" svg:x2="10.749cm" svg:y2="3.416cm">
          <text:p/>
        </draw:line>
        <draw:line draw:style-name="gr18" draw:text-style-name="P7" draw:layer="layout" svg:x1="12.749cm" svg:y1="3.408cm" svg:x2="14.75cm" svg:y2="3.408cm">
          <text:p/>
        </draw:line>
        <draw:line draw:style-name="gr18" draw:text-style-name="P7" draw:layer="layout" svg:x1="12.749cm" svg:y1="3.956cm" svg:x2="12.749cm" svg:y2="3.416cm">
          <text:p/>
        </draw:line>
        <draw:line draw:style-name="gr18" draw:text-style-name="P7" draw:layer="layout" svg:x1="14.749cm" svg:y1="3.408cm" svg:x2="16.75cm" svg:y2="3.408cm">
          <text:p/>
        </draw:line>
        <draw:line draw:style-name="gr18" draw:text-style-name="P7" draw:layer="layout" svg:x1="14.749cm" svg:y1="3.956cm" svg:x2="14.749cm" svg:y2="3.416cm">
          <text:p/>
        </draw:line>
        <draw:line draw:style-name="gr18" draw:text-style-name="P7" draw:layer="layout" svg:x1="16.75cm" svg:y1="3.408cm" svg:x2="18.758cm" svg:y2="3.408cm">
          <text:p/>
        </draw:line>
        <draw:line draw:style-name="gr18" draw:text-style-name="P7" draw:layer="layout" svg:x1="16.75cm" svg:y1="3.956cm" svg:x2="16.75cm" svg:y2="3.416cm">
          <text:p/>
        </draw:line>
        <draw:line draw:style-name="gr18" draw:text-style-name="P7" draw:layer="layout" svg:x1="18.749cm" svg:y1="3.956cm" svg:x2="18.749cm" svg:y2="3.416cm">
          <text:p/>
        </draw:line>
        <draw:line draw:style-name="gr18" draw:text-style-name="P7" draw:layer="layout" svg:x1="2.199cm" svg:y1="3.964cm" svg:x2="8.749cm" svg:y2="3.964cm">
          <text:p/>
        </draw:line>
        <draw:line draw:style-name="gr18" draw:text-style-name="P7" draw:layer="layout" svg:x1="2.208cm" svg:y1="5.006cm" svg:x2="2.208cm" svg:y2="3.973cm">
          <text:p/>
        </draw:line>
        <draw:line draw:style-name="gr18" draw:text-style-name="P7" draw:layer="layout" svg:x1="8.75cm" svg:y1="3.964cm" svg:x2="10.75cm" svg:y2="3.964cm">
          <text:p/>
        </draw:line>
        <draw:line draw:style-name="gr18" draw:text-style-name="P7" draw:layer="layout" svg:x1="8.75cm" svg:y1="5.006cm" svg:x2="8.75cm" svg:y2="3.973cm">
          <text:p/>
        </draw:line>
        <draw:line draw:style-name="gr18" draw:text-style-name="P7" draw:layer="layout" svg:x1="10.749cm" svg:y1="3.964cm" svg:x2="12.75cm" svg:y2="3.964cm">
          <text:p/>
        </draw:line>
        <draw:line draw:style-name="gr18" draw:text-style-name="P7" draw:layer="layout" svg:x1="10.749cm" svg:y1="5.006cm" svg:x2="10.749cm" svg:y2="3.973cm">
          <text:p/>
        </draw:line>
        <draw:line draw:style-name="gr18" draw:text-style-name="P7" draw:layer="layout" svg:x1="12.749cm" svg:y1="3.964cm" svg:x2="14.75cm" svg:y2="3.964cm">
          <text:p/>
        </draw:line>
        <draw:line draw:style-name="gr18" draw:text-style-name="P7" draw:layer="layout" svg:x1="12.749cm" svg:y1="5.006cm" svg:x2="12.749cm" svg:y2="3.973cm">
          <text:p/>
        </draw:line>
        <draw:line draw:style-name="gr18" draw:text-style-name="P7" draw:layer="layout" svg:x1="14.749cm" svg:y1="3.964cm" svg:x2="16.75cm" svg:y2="3.964cm">
          <text:p/>
        </draw:line>
        <draw:line draw:style-name="gr18" draw:text-style-name="P7" draw:layer="layout" svg:x1="14.749cm" svg:y1="5.006cm" svg:x2="14.749cm" svg:y2="3.973cm">
          <text:p/>
        </draw:line>
        <draw:line draw:style-name="gr18" draw:text-style-name="P7" draw:layer="layout" svg:x1="16.75cm" svg:y1="3.964cm" svg:x2="18.758cm" svg:y2="3.964cm">
          <text:p/>
        </draw:line>
        <draw:line draw:style-name="gr18" draw:text-style-name="P7" draw:layer="layout" svg:x1="16.75cm" svg:y1="5.006cm" svg:x2="16.75cm" svg:y2="3.973cm">
          <text:p/>
        </draw:line>
        <draw:line draw:style-name="gr18" draw:text-style-name="P7" draw:layer="layout" svg:x1="18.749cm" svg:y1="5.006cm" svg:x2="18.749cm" svg:y2="3.973cm">
          <text:p/>
        </draw:line>
        <draw:line draw:style-name="gr18" draw:text-style-name="P7" draw:layer="layout" svg:x1="2.199cm" svg:y1="5.015cm" svg:x2="8.749cm" svg:y2="5.015cm">
          <text:p/>
        </draw:line>
        <draw:line draw:style-name="gr18" draw:text-style-name="P7" draw:layer="layout" svg:x1="2.208cm" svg:y1="5.563cm" svg:x2="2.208cm" svg:y2="5.024cm">
          <text:p/>
        </draw:line>
        <draw:line draw:style-name="gr18" draw:text-style-name="P7" draw:layer="layout" svg:x1="8.75cm" svg:y1="5.015cm" svg:x2="10.75cm" svg:y2="5.015cm">
          <text:p/>
        </draw:line>
        <draw:line draw:style-name="gr18" draw:text-style-name="P7" draw:layer="layout" svg:x1="8.75cm" svg:y1="5.563cm" svg:x2="8.75cm" svg:y2="5.024cm">
          <text:p/>
        </draw:line>
        <draw:line draw:style-name="gr18" draw:text-style-name="P7" draw:layer="layout" svg:x1="10.749cm" svg:y1="5.015cm" svg:x2="12.75cm" svg:y2="5.015cm">
          <text:p/>
        </draw:line>
        <draw:line draw:style-name="gr18" draw:text-style-name="P7" draw:layer="layout" svg:x1="10.749cm" svg:y1="5.563cm" svg:x2="10.749cm" svg:y2="5.024cm">
          <text:p/>
        </draw:line>
        <draw:line draw:style-name="gr18" draw:text-style-name="P7" draw:layer="layout" svg:x1="12.749cm" svg:y1="5.015cm" svg:x2="14.75cm" svg:y2="5.015cm">
          <text:p/>
        </draw:line>
        <draw:line draw:style-name="gr18" draw:text-style-name="P7" draw:layer="layout" svg:x1="12.749cm" svg:y1="5.563cm" svg:x2="12.749cm" svg:y2="5.024cm">
          <text:p/>
        </draw:line>
        <draw:line draw:style-name="gr18" draw:text-style-name="P7" draw:layer="layout" svg:x1="14.749cm" svg:y1="5.015cm" svg:x2="16.75cm" svg:y2="5.015cm">
          <text:p/>
        </draw:line>
        <draw:line draw:style-name="gr18" draw:text-style-name="P7" draw:layer="layout" svg:x1="14.749cm" svg:y1="5.563cm" svg:x2="14.749cm" svg:y2="5.024cm">
          <text:p/>
        </draw:line>
        <draw:line draw:style-name="gr18" draw:text-style-name="P7" draw:layer="layout" svg:x1="16.75cm" svg:y1="5.015cm" svg:x2="18.758cm" svg:y2="5.015cm">
          <text:p/>
        </draw:line>
        <draw:line draw:style-name="gr18" draw:text-style-name="P7" draw:layer="layout" svg:x1="16.75cm" svg:y1="5.563cm" svg:x2="16.75cm" svg:y2="5.024cm">
          <text:p/>
        </draw:line>
        <draw:line draw:style-name="gr18" draw:text-style-name="P7" draw:layer="layout" svg:x1="18.749cm" svg:y1="5.563cm" svg:x2="18.749cm" svg:y2="5.024cm">
          <text:p/>
        </draw:line>
        <draw:line draw:style-name="gr18" draw:text-style-name="P7" draw:layer="layout" svg:x1="2.199cm" svg:y1="5.572cm" svg:x2="8.749cm" svg:y2="5.572cm">
          <text:p/>
        </draw:line>
        <draw:line draw:style-name="gr18" draw:text-style-name="P7" draw:layer="layout" svg:x1="2.208cm" svg:y1="6.614cm" svg:x2="2.208cm" svg:y2="5.581cm">
          <text:p/>
        </draw:line>
        <draw:line draw:style-name="gr18" draw:text-style-name="P7" draw:layer="layout" svg:x1="8.75cm" svg:y1="5.572cm" svg:x2="10.75cm" svg:y2="5.572cm">
          <text:p/>
        </draw:line>
        <draw:line draw:style-name="gr18" draw:text-style-name="P7" draw:layer="layout" svg:x1="8.75cm" svg:y1="6.614cm" svg:x2="8.75cm" svg:y2="5.581cm">
          <text:p/>
        </draw:line>
        <draw:line draw:style-name="gr18" draw:text-style-name="P7" draw:layer="layout" svg:x1="10.749cm" svg:y1="5.572cm" svg:x2="12.75cm" svg:y2="5.572cm">
          <text:p/>
        </draw:line>
        <draw:line draw:style-name="gr18" draw:text-style-name="P7" draw:layer="layout" svg:x1="10.749cm" svg:y1="6.614cm" svg:x2="10.749cm" svg:y2="5.581cm">
          <text:p/>
        </draw:line>
        <draw:line draw:style-name="gr18" draw:text-style-name="P7" draw:layer="layout" svg:x1="12.749cm" svg:y1="5.572cm" svg:x2="14.75cm" svg:y2="5.572cm">
          <text:p/>
        </draw:line>
        <draw:line draw:style-name="gr18" draw:text-style-name="P7" draw:layer="layout" svg:x1="12.749cm" svg:y1="6.614cm" svg:x2="12.749cm" svg:y2="5.581cm">
          <text:p/>
        </draw:line>
        <draw:line draw:style-name="gr18" draw:text-style-name="P7" draw:layer="layout" svg:x1="14.749cm" svg:y1="5.572cm" svg:x2="16.75cm" svg:y2="5.572cm">
          <text:p/>
        </draw:line>
        <draw:line draw:style-name="gr18" draw:text-style-name="P7" draw:layer="layout" svg:x1="14.749cm" svg:y1="6.614cm" svg:x2="14.749cm" svg:y2="5.581cm">
          <text:p/>
        </draw:line>
        <draw:line draw:style-name="gr18" draw:text-style-name="P7" draw:layer="layout" svg:x1="16.75cm" svg:y1="5.572cm" svg:x2="18.758cm" svg:y2="5.572cm">
          <text:p/>
        </draw:line>
        <draw:line draw:style-name="gr18" draw:text-style-name="P7" draw:layer="layout" svg:x1="16.75cm" svg:y1="6.614cm" svg:x2="16.75cm" svg:y2="5.581cm">
          <text:p/>
        </draw:line>
        <draw:line draw:style-name="gr18" draw:text-style-name="P7" draw:layer="layout" svg:x1="18.749cm" svg:y1="6.614cm" svg:x2="18.749cm" svg:y2="5.581cm">
          <text:p/>
        </draw:line>
        <draw:line draw:style-name="gr18" draw:text-style-name="P7" draw:layer="layout" svg:x1="2.199cm" svg:y1="6.623cm" svg:x2="8.749cm" svg:y2="6.623cm">
          <text:p/>
        </draw:line>
        <draw:line draw:style-name="gr18" draw:text-style-name="P7" draw:layer="layout" svg:x1="2.208cm" svg:y1="7.665cm" svg:x2="2.208cm" svg:y2="6.632cm">
          <text:p/>
        </draw:line>
        <draw:line draw:style-name="gr18" draw:text-style-name="P7" draw:layer="layout" svg:x1="8.75cm" svg:y1="6.623cm" svg:x2="10.75cm" svg:y2="6.623cm">
          <text:p/>
        </draw:line>
        <draw:line draw:style-name="gr18" draw:text-style-name="P7" draw:layer="layout" svg:x1="8.75cm" svg:y1="7.665cm" svg:x2="8.75cm" svg:y2="6.632cm">
          <text:p/>
        </draw:line>
        <draw:line draw:style-name="gr18" draw:text-style-name="P7" draw:layer="layout" svg:x1="10.749cm" svg:y1="6.623cm" svg:x2="12.75cm" svg:y2="6.623cm">
          <text:p/>
        </draw:line>
        <draw:line draw:style-name="gr18" draw:text-style-name="P7" draw:layer="layout" svg:x1="10.749cm" svg:y1="7.665cm" svg:x2="10.749cm" svg:y2="6.632cm">
          <text:p/>
        </draw:line>
        <draw:line draw:style-name="gr18" draw:text-style-name="P7" draw:layer="layout" svg:x1="12.749cm" svg:y1="6.623cm" svg:x2="14.75cm" svg:y2="6.623cm">
          <text:p/>
        </draw:line>
        <draw:line draw:style-name="gr18" draw:text-style-name="P7" draw:layer="layout" svg:x1="12.749cm" svg:y1="7.665cm" svg:x2="12.749cm" svg:y2="6.632cm">
          <text:p/>
        </draw:line>
        <draw:line draw:style-name="gr18" draw:text-style-name="P7" draw:layer="layout" svg:x1="14.749cm" svg:y1="6.623cm" svg:x2="16.75cm" svg:y2="6.623cm">
          <text:p/>
        </draw:line>
        <draw:line draw:style-name="gr18" draw:text-style-name="P7" draw:layer="layout" svg:x1="14.749cm" svg:y1="7.665cm" svg:x2="14.749cm" svg:y2="6.632cm">
          <text:p/>
        </draw:line>
        <draw:line draw:style-name="gr18" draw:text-style-name="P7" draw:layer="layout" svg:x1="16.75cm" svg:y1="6.623cm" svg:x2="18.758cm" svg:y2="6.623cm">
          <text:p/>
        </draw:line>
        <draw:line draw:style-name="gr18" draw:text-style-name="P7" draw:layer="layout" svg:x1="16.75cm" svg:y1="7.665cm" svg:x2="16.75cm" svg:y2="6.632cm">
          <text:p/>
        </draw:line>
        <draw:line draw:style-name="gr18" draw:text-style-name="P7" draw:layer="layout" svg:x1="18.749cm" svg:y1="7.665cm" svg:x2="18.749cm" svg:y2="6.632cm">
          <text:p/>
        </draw:line>
        <draw:line draw:style-name="gr18" draw:text-style-name="P7" draw:layer="layout" svg:x1="2.199cm" svg:y1="7.673cm" svg:x2="8.749cm" svg:y2="7.673cm">
          <text:p/>
        </draw:line>
        <draw:line draw:style-name="gr18" draw:text-style-name="P7" draw:layer="layout" svg:x1="2.208cm" svg:y1="8.221cm" svg:x2="2.208cm" svg:y2="7.682cm">
          <text:p/>
        </draw:line>
        <draw:line draw:style-name="gr18" draw:text-style-name="P7" draw:layer="layout" svg:x1="8.75cm" svg:y1="7.673cm" svg:x2="10.75cm" svg:y2="7.673cm">
          <text:p/>
        </draw:line>
        <draw:line draw:style-name="gr18" draw:text-style-name="P7" draw:layer="layout" svg:x1="8.75cm" svg:y1="8.221cm" svg:x2="8.75cm" svg:y2="7.682cm">
          <text:p/>
        </draw:line>
        <draw:line draw:style-name="gr18" draw:text-style-name="P7" draw:layer="layout" svg:x1="10.749cm" svg:y1="7.673cm" svg:x2="12.75cm" svg:y2="7.673cm">
          <text:p/>
        </draw:line>
        <draw:line draw:style-name="gr18" draw:text-style-name="P7" draw:layer="layout" svg:x1="10.749cm" svg:y1="8.221cm" svg:x2="10.749cm" svg:y2="7.682cm">
          <text:p/>
        </draw:line>
        <draw:line draw:style-name="gr18" draw:text-style-name="P7" draw:layer="layout" svg:x1="12.749cm" svg:y1="7.673cm" svg:x2="14.75cm" svg:y2="7.673cm">
          <text:p/>
        </draw:line>
        <draw:line draw:style-name="gr18" draw:text-style-name="P7" draw:layer="layout" svg:x1="12.749cm" svg:y1="8.221cm" svg:x2="12.749cm" svg:y2="7.682cm">
          <text:p/>
        </draw:line>
        <draw:line draw:style-name="gr18" draw:text-style-name="P7" draw:layer="layout" svg:x1="14.749cm" svg:y1="7.673cm" svg:x2="16.75cm" svg:y2="7.673cm">
          <text:p/>
        </draw:line>
        <draw:line draw:style-name="gr18" draw:text-style-name="P7" draw:layer="layout" svg:x1="14.749cm" svg:y1="8.221cm" svg:x2="14.749cm" svg:y2="7.682cm">
          <text:p/>
        </draw:line>
        <draw:line draw:style-name="gr18" draw:text-style-name="P7" draw:layer="layout" svg:x1="16.75cm" svg:y1="7.673cm" svg:x2="18.758cm" svg:y2="7.673cm">
          <text:p/>
        </draw:line>
        <draw:line draw:style-name="gr18" draw:text-style-name="P7" draw:layer="layout" svg:x1="16.75cm" svg:y1="8.221cm" svg:x2="16.75cm" svg:y2="7.682cm">
          <text:p/>
        </draw:line>
        <draw:line draw:style-name="gr18" draw:text-style-name="P7" draw:layer="layout" svg:x1="18.749cm" svg:y1="8.221cm" svg:x2="18.749cm" svg:y2="7.682cm">
          <text:p/>
        </draw:line>
        <draw:line draw:style-name="gr18" draw:text-style-name="P7" draw:layer="layout" svg:x1="2.199cm" svg:y1="8.23cm" svg:x2="8.749cm" svg:y2="8.23cm">
          <text:p/>
        </draw:line>
        <draw:line draw:style-name="gr18" draw:text-style-name="P7" draw:layer="layout" svg:x1="2.208cm" svg:y1="9.272cm" svg:x2="2.208cm" svg:y2="8.239cm">
          <text:p/>
        </draw:line>
        <draw:line draw:style-name="gr18" draw:text-style-name="P7" draw:layer="layout" svg:x1="8.75cm" svg:y1="8.23cm" svg:x2="10.75cm" svg:y2="8.23cm">
          <text:p/>
        </draw:line>
        <draw:line draw:style-name="gr18" draw:text-style-name="P7" draw:layer="layout" svg:x1="8.75cm" svg:y1="9.272cm" svg:x2="8.75cm" svg:y2="8.239cm">
          <text:p/>
        </draw:line>
        <draw:line draw:style-name="gr18" draw:text-style-name="P7" draw:layer="layout" svg:x1="10.749cm" svg:y1="8.23cm" svg:x2="12.75cm" svg:y2="8.23cm">
          <text:p/>
        </draw:line>
        <draw:line draw:style-name="gr18" draw:text-style-name="P7" draw:layer="layout" svg:x1="10.749cm" svg:y1="9.272cm" svg:x2="10.749cm" svg:y2="8.239cm">
          <text:p/>
        </draw:line>
        <draw:line draw:style-name="gr18" draw:text-style-name="P7" draw:layer="layout" svg:x1="12.749cm" svg:y1="8.23cm" svg:x2="14.75cm" svg:y2="8.23cm">
          <text:p/>
        </draw:line>
        <draw:line draw:style-name="gr18" draw:text-style-name="P7" draw:layer="layout" svg:x1="12.749cm" svg:y1="9.272cm" svg:x2="12.749cm" svg:y2="8.239cm">
          <text:p/>
        </draw:line>
        <draw:line draw:style-name="gr18" draw:text-style-name="P7" draw:layer="layout" svg:x1="14.749cm" svg:y1="8.23cm" svg:x2="16.75cm" svg:y2="8.23cm">
          <text:p/>
        </draw:line>
        <draw:line draw:style-name="gr18" draw:text-style-name="P7" draw:layer="layout" svg:x1="14.749cm" svg:y1="9.272cm" svg:x2="14.749cm" svg:y2="8.239cm">
          <text:p/>
        </draw:line>
        <draw:line draw:style-name="gr18" draw:text-style-name="P7" draw:layer="layout" svg:x1="16.75cm" svg:y1="8.23cm" svg:x2="18.758cm" svg:y2="8.23cm">
          <text:p/>
        </draw:line>
        <draw:line draw:style-name="gr18" draw:text-style-name="P7" draw:layer="layout" svg:x1="16.75cm" svg:y1="9.272cm" svg:x2="16.75cm" svg:y2="8.239cm">
          <text:p/>
        </draw:line>
        <draw:line draw:style-name="gr18" draw:text-style-name="P7" draw:layer="layout" svg:x1="18.749cm" svg:y1="9.272cm" svg:x2="18.749cm" svg:y2="8.239cm">
          <text:p/>
        </draw:line>
        <draw:line draw:style-name="gr18" draw:text-style-name="P7" draw:layer="layout" svg:x1="2.199cm" svg:y1="9.281cm" svg:x2="8.749cm" svg:y2="9.281cm">
          <text:p/>
        </draw:line>
        <draw:line draw:style-name="gr18" draw:text-style-name="P7" draw:layer="layout" svg:x1="2.208cm" svg:y1="9.829cm" svg:x2="2.208cm" svg:y2="9.29cm">
          <text:p/>
        </draw:line>
        <draw:line draw:style-name="gr18" draw:text-style-name="P7" draw:layer="layout" svg:x1="8.75cm" svg:y1="9.281cm" svg:x2="10.75cm" svg:y2="9.281cm">
          <text:p/>
        </draw:line>
        <draw:line draw:style-name="gr18" draw:text-style-name="P7" draw:layer="layout" svg:x1="8.75cm" svg:y1="9.829cm" svg:x2="8.75cm" svg:y2="9.29cm">
          <text:p/>
        </draw:line>
        <draw:line draw:style-name="gr18" draw:text-style-name="P7" draw:layer="layout" svg:x1="10.749cm" svg:y1="9.281cm" svg:x2="12.75cm" svg:y2="9.281cm">
          <text:p/>
        </draw:line>
        <draw:line draw:style-name="gr18" draw:text-style-name="P7" draw:layer="layout" svg:x1="10.749cm" svg:y1="9.829cm" svg:x2="10.749cm" svg:y2="9.29cm">
          <text:p/>
        </draw:line>
        <draw:line draw:style-name="gr18" draw:text-style-name="P7" draw:layer="layout" svg:x1="12.749cm" svg:y1="9.281cm" svg:x2="14.75cm" svg:y2="9.281cm">
          <text:p/>
        </draw:line>
        <draw:line draw:style-name="gr18" draw:text-style-name="P7" draw:layer="layout" svg:x1="12.749cm" svg:y1="9.829cm" svg:x2="12.749cm" svg:y2="9.29cm">
          <text:p/>
        </draw:line>
        <draw:line draw:style-name="gr18" draw:text-style-name="P7" draw:layer="layout" svg:x1="14.749cm" svg:y1="9.281cm" svg:x2="16.75cm" svg:y2="9.281cm">
          <text:p/>
        </draw:line>
        <draw:line draw:style-name="gr18" draw:text-style-name="P7" draw:layer="layout" svg:x1="14.749cm" svg:y1="9.829cm" svg:x2="14.749cm" svg:y2="9.29cm">
          <text:p/>
        </draw:line>
        <draw:line draw:style-name="gr18" draw:text-style-name="P7" draw:layer="layout" svg:x1="16.75cm" svg:y1="9.281cm" svg:x2="18.758cm" svg:y2="9.281cm">
          <text:p/>
        </draw:line>
        <draw:line draw:style-name="gr18" draw:text-style-name="P7" draw:layer="layout" svg:x1="16.75cm" svg:y1="9.829cm" svg:x2="16.75cm" svg:y2="9.29cm">
          <text:p/>
        </draw:line>
        <draw:line draw:style-name="gr18" draw:text-style-name="P7" draw:layer="layout" svg:x1="18.749cm" svg:y1="9.829cm" svg:x2="18.749cm" svg:y2="9.29cm">
          <text:p/>
        </draw:line>
        <draw:line draw:style-name="gr18" draw:text-style-name="P7" draw:layer="layout" svg:x1="2.199cm" svg:y1="9.838cm" svg:x2="8.749cm" svg:y2="9.838cm">
          <text:p/>
        </draw:line>
        <draw:line draw:style-name="gr18" draw:text-style-name="P7" draw:layer="layout" svg:x1="2.208cm" svg:y1="10.386cm" svg:x2="2.208cm" svg:y2="9.847cm">
          <text:p/>
        </draw:line>
        <draw:line draw:style-name="gr18" draw:text-style-name="P7" draw:layer="layout" svg:x1="8.75cm" svg:y1="9.838cm" svg:x2="10.75cm" svg:y2="9.838cm">
          <text:p/>
        </draw:line>
        <draw:line draw:style-name="gr18" draw:text-style-name="P7" draw:layer="layout" svg:x1="8.75cm" svg:y1="10.386cm" svg:x2="8.75cm" svg:y2="9.847cm">
          <text:p/>
        </draw:line>
        <draw:line draw:style-name="gr18" draw:text-style-name="P7" draw:layer="layout" svg:x1="10.749cm" svg:y1="9.838cm" svg:x2="12.75cm" svg:y2="9.838cm">
          <text:p/>
        </draw:line>
        <draw:line draw:style-name="gr18" draw:text-style-name="P7" draw:layer="layout" svg:x1="10.749cm" svg:y1="10.386cm" svg:x2="10.749cm" svg:y2="9.847cm">
          <text:p/>
        </draw:line>
        <draw:line draw:style-name="gr18" draw:text-style-name="P7" draw:layer="layout" svg:x1="12.749cm" svg:y1="9.838cm" svg:x2="14.75cm" svg:y2="9.838cm">
          <text:p/>
        </draw:line>
        <draw:line draw:style-name="gr18" draw:text-style-name="P7" draw:layer="layout" svg:x1="12.749cm" svg:y1="10.386cm" svg:x2="12.749cm" svg:y2="9.847cm">
          <text:p/>
        </draw:line>
        <draw:line draw:style-name="gr18" draw:text-style-name="P7" draw:layer="layout" svg:x1="14.749cm" svg:y1="9.838cm" svg:x2="16.75cm" svg:y2="9.838cm">
          <text:p/>
        </draw:line>
        <draw:line draw:style-name="gr18" draw:text-style-name="P7" draw:layer="layout" svg:x1="14.749cm" svg:y1="10.386cm" svg:x2="14.749cm" svg:y2="9.847cm">
          <text:p/>
        </draw:line>
        <draw:line draw:style-name="gr18" draw:text-style-name="P7" draw:layer="layout" svg:x1="16.75cm" svg:y1="9.838cm" svg:x2="18.758cm" svg:y2="9.838cm">
          <text:p/>
        </draw:line>
        <draw:line draw:style-name="gr18" draw:text-style-name="P7" draw:layer="layout" svg:x1="16.75cm" svg:y1="10.386cm" svg:x2="16.75cm" svg:y2="9.847cm">
          <text:p/>
        </draw:line>
        <draw:line draw:style-name="gr18" draw:text-style-name="P7" draw:layer="layout" svg:x1="18.749cm" svg:y1="10.386cm" svg:x2="18.749cm" svg:y2="9.847cm">
          <text:p/>
        </draw:line>
        <draw:line draw:style-name="gr18" draw:text-style-name="P7" draw:layer="layout" svg:x1="2.199cm" svg:y1="10.395cm" svg:x2="8.749cm" svg:y2="10.395cm">
          <text:p/>
        </draw:line>
        <draw:line draw:style-name="gr18" draw:text-style-name="P7" draw:layer="layout" svg:x1="8.75cm" svg:y1="10.395cm" svg:x2="10.75cm" svg:y2="10.395cm">
          <text:p/>
        </draw:line>
        <draw:line draw:style-name="gr18" draw:text-style-name="P7" draw:layer="layout" svg:x1="10.749cm" svg:y1="10.395cm" svg:x2="12.75cm" svg:y2="10.395cm">
          <text:p/>
        </draw:line>
        <draw:line draw:style-name="gr18" draw:text-style-name="P7" draw:layer="layout" svg:x1="12.749cm" svg:y1="10.395cm" svg:x2="14.75cm" svg:y2="10.395cm">
          <text:p/>
        </draw:line>
        <draw:line draw:style-name="gr18" draw:text-style-name="P7" draw:layer="layout" svg:x1="14.749cm" svg:y1="10.395cm" svg:x2="16.75cm" svg:y2="10.395cm">
          <text:p/>
        </draw:line>
        <draw:line draw:style-name="gr18" draw:text-style-name="P7" draw:layer="layout" svg:x1="16.75cm" svg:y1="10.395cm" svg:x2="18.758cm" svg:y2="10.395cm">
          <text:p/>
        </draw:line>
        <draw:frame draw:style-name="gr1" draw:text-style-name="P2" draw:layer="layout" svg:width="10.06cm" svg:height="0.475cm" svg:x="5.488cm" svg:y="2.525cm">
          <draw:text-box>
            <text:p text:style-name="P1"><text:span text:style-name="T1">Table 4: Iraq: selected economic and social indicators</text:span></text:p>
          </draw:text-box>
        </draw:frame>
        <draw:frame draw:style-name="gr4" draw:text-style-name="P5" draw:layer="layout" svg:width="0.781cm" svg:height="0.395cm" svg:x="9.358cm" svg:y="3.496cm">
          <draw:text-box>
            <text:p text:style-name="P1"><text:span text:style-name="T17">1989</text:span></text:p>
          </draw:text-box>
        </draw:frame>
        <draw:frame draw:style-name="gr4" draw:text-style-name="P5" draw:layer="layout" svg:width="0.781cm" svg:height="0.395cm" svg:x="11.358cm" svg:y="3.496cm">
          <draw:text-box>
            <text:p text:style-name="P1"><text:span text:style-name="T17">2002</text:span></text:p>
          </draw:text-box>
        </draw:frame>
        <draw:frame draw:style-name="gr4" draw:text-style-name="P5" draw:layer="layout" svg:width="0.781cm" svg:height="0.395cm" svg:x="13.358cm" svg:y="3.496cm">
          <draw:text-box>
            <text:p text:style-name="P1"><text:span text:style-name="T17">2003</text:span></text:p>
          </draw:text-box>
        </draw:frame>
        <draw:frame draw:style-name="gr4" draw:text-style-name="P5" draw:layer="layout" svg:width="0.781cm" svg:height="0.395cm" svg:x="15.358cm" svg:y="3.496cm">
          <draw:text-box>
            <text:p text:style-name="P1"><text:span text:style-name="T17">2004</text:span></text:p>
          </draw:text-box>
        </draw:frame>
        <draw:frame draw:style-name="gr4" draw:text-style-name="P5" draw:layer="layout" svg:width="0.781cm" svg:height="0.395cm" svg:x="17.358cm" svg:y="3.496cm">
          <draw:text-box>
            <text:p text:style-name="P1"><text:span text:style-name="T17">2009</text:span></text:p>
          </draw:text-box>
        </draw:frame>
        <draw:frame draw:style-name="gr4" draw:text-style-name="P5" draw:layer="layout" svg:width="4.765cm" svg:height="0.395cm" svg:x="2.359cm" svg:y="4.053cm">
          <draw:text-box>
            <text:p text:style-name="P1"><text:span text:style-name="T11">GDP at market prices (current </text:span></text:p>
          </draw:text-box>
        </draw:frame>
        <draw:frame draw:style-name="gr4" draw:text-style-name="P5" draw:layer="layout" svg:width="1.192cm" svg:height="0.395cm" svg:x="2.359cm" svg:y="4.546cm">
          <draw:text-box>
            <text:p text:style-name="P1"><text:span text:style-name="T11">US$bn)</text:span></text:p>
          </draw:text-box>
        </draw:frame>
        <draw:frame draw:style-name="gr7" draw:text-style-name="P8" draw:layer="layout" svg:width="0.345cm" svg:height="0.23cm" svg:x="3.555cm" svg:y="4.562cm">
          <draw:text-box>
            <text:p text:style-name="P1"><text:span text:style-name="T10">634</text:span></text:p>
          </draw:text-box>
        </draw:frame>
        <draw:frame draw:style-name="gr4" draw:text-style-name="P5" draw:layer="layout" svg:width="0.684cm" svg:height="0.395cm" svg:x="9.913cm" svg:y="4.546cm">
          <draw:text-box>
            <text:p text:style-name="P1"><text:span text:style-name="T11">65.6</text:span></text:p>
          </draw:text-box>
        </draw:frame>
        <draw:frame draw:style-name="gr4" draw:text-style-name="P5" draw:layer="layout" svg:width="0.489cm" svg:height="0.395cm" svg:x="12.11cm" svg:y="4.546cm">
          <draw:text-box>
            <text:p text:style-name="P1"><text:span text:style-name="T11">n/a</text:span></text:p>
          </draw:text-box>
        </draw:frame>
        <draw:frame draw:style-name="gr4" draw:text-style-name="P5" draw:layer="layout" svg:width="0.489cm" svg:height="0.395cm" svg:x="14.11cm" svg:y="4.546cm">
          <draw:text-box>
            <text:p text:style-name="P1"><text:span text:style-name="T11">n/a</text:span></text:p>
          </draw:text-box>
        </draw:frame>
        <draw:frame draw:style-name="gr4" draw:text-style-name="P5" draw:layer="layout" svg:width="0.684cm" svg:height="0.395cm" svg:x="15.913cm" svg:y="4.546cm">
          <draw:text-box>
            <text:p text:style-name="P1"><text:span text:style-name="T11">36.6</text:span></text:p>
          </draw:text-box>
        </draw:frame>
        <draw:frame draw:style-name="gr4" draw:text-style-name="P5" draw:layer="layout" svg:width="0.828cm" svg:height="0.395cm" svg:x="17.77cm" svg:y="4.546cm">
          <draw:text-box>
            <text:p text:style-name="P1"><text:span text:style-name="T11">111.7</text:span></text:p>
          </draw:text-box>
        </draw:frame>
        <draw:frame draw:style-name="gr4" draw:text-style-name="P5" draw:layer="layout" svg:width="5.455cm" svg:height="0.395cm" svg:x="2.359cm" svg:y="5.103cm">
          <draw:text-box>
            <text:p text:style-name="P1"><text:span text:style-name="T11">GDP per capita GDP (current US$)</text:span></text:p>
          </draw:text-box>
        </draw:frame>
        <draw:frame draw:style-name="gr7" draw:text-style-name="P8" draw:layer="layout" svg:width="0.345cm" svg:height="0.23cm" svg:x="7.835cm" svg:y="5.119cm">
          <draw:text-box>
            <text:p text:style-name="P1"><text:span text:style-name="T10">635</text:span></text:p>
          </draw:text-box>
        </draw:frame>
        <draw:frame draw:style-name="gr4" draw:text-style-name="P5" draw:layer="layout" svg:width="0.878cm" svg:height="0.395cm" svg:x="9.717cm" svg:y="5.103cm">
          <draw:text-box>
            <text:p text:style-name="P1"><text:span text:style-name="T11">3,850</text:span></text:p>
          </draw:text-box>
        </draw:frame>
        <draw:frame draw:style-name="gr4" draw:text-style-name="P5" draw:layer="layout" svg:width="0.489cm" svg:height="0.395cm" svg:x="12.11cm" svg:y="5.103cm">
          <draw:text-box>
            <text:p text:style-name="P1"><text:span text:style-name="T11">n/a</text:span></text:p>
          </draw:text-box>
        </draw:frame>
        <draw:frame draw:style-name="gr4" draw:text-style-name="P5" draw:layer="layout" svg:width="0.489cm" svg:height="0.395cm" svg:x="14.11cm" svg:y="5.103cm">
          <draw:text-box>
            <text:p text:style-name="P1"><text:span text:style-name="T11">n/a</text:span></text:p>
          </draw:text-box>
        </draw:frame>
        <draw:frame draw:style-name="gr4" draw:text-style-name="P5" draw:layer="layout" svg:width="0.878cm" svg:height="0.395cm" svg:x="15.717cm" svg:y="5.103cm">
          <draw:text-box>
            <text:p text:style-name="P1"><text:span text:style-name="T11">1,391</text:span></text:p>
          </draw:text-box>
        </draw:frame>
        <draw:frame draw:style-name="gr4" draw:text-style-name="P5" draw:layer="layout" svg:width="0.878cm" svg:height="0.395cm" svg:x="17.717cm" svg:y="5.103cm">
          <draw:text-box>
            <text:p text:style-name="P1"><text:span text:style-name="T11">3,725</text:span></text:p>
          </draw:text-box>
        </draw:frame>
        <draw:frame draw:style-name="gr4" draw:text-style-name="P5" draw:layer="layout" svg:width="5.273cm" svg:height="0.395cm" svg:x="2.359cm" svg:y="5.66cm">
          <draw:text-box>
            <text:p text:style-name="P1"><text:span text:style-name="T11">Electricity production (megawatts)</text:span></text:p>
          </draw:text-box>
        </draw:frame>
        <draw:frame draw:style-name="gr7" draw:text-style-name="P8" draw:layer="layout" svg:width="0.345cm" svg:height="0.23cm" svg:x="7.652cm" svg:y="5.676cm">
          <draw:text-box>
            <text:p text:style-name="P1"><text:span text:style-name="T10">636</text:span></text:p>
          </draw:text-box>
        </draw:frame>
        <draw:frame draw:style-name="gr4" draw:text-style-name="P5" draw:layer="layout" svg:width="0.352cm" svg:height="0.395cm" svg:x="7.996cm" svg:y="5.6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0.878cm" svg:height="0.395cm" svg:x="11.717cm" svg:y="6.154cm">
          <draw:text-box>
            <text:p text:style-name="P1"><text:span text:style-name="T11">3,958</text:span></text:p>
          </draw:text-box>
        </draw:frame>
        <draw:frame draw:style-name="gr4" draw:text-style-name="P5" draw:layer="layout" svg:width="0.976cm" svg:height="0.395cm" svg:x="13.717cm" svg:y="5.66cm">
          <draw:text-box>
            <text:p text:style-name="P1"><text:span text:style-name="T11">500 – </text:span></text:p>
          </draw:text-box>
        </draw:frame>
        <draw:frame draw:style-name="gr4" draw:text-style-name="P5" draw:layer="layout" svg:width="0.878cm" svg:height="0.395cm" svg:x="13.717cm" svg:y="6.154cm">
          <draw:text-box>
            <text:p text:style-name="P1"><text:span text:style-name="T11">3,456</text:span></text:p>
          </draw:text-box>
        </draw:frame>
        <draw:frame draw:style-name="gr4" draw:text-style-name="P5" draw:layer="layout" svg:width="0.878cm" svg:height="0.395cm" svg:x="15.717cm" svg:y="6.154cm">
          <draw:text-box>
            <text:p text:style-name="P1"><text:span text:style-name="T11">4,030</text:span></text:p>
          </draw:text-box>
        </draw:frame>
        <draw:frame draw:style-name="gr4" draw:text-style-name="P5" draw:layer="layout" svg:width="0.878cm" svg:height="0.395cm" svg:x="17.717cm" svg:y="6.154cm">
          <draw:text-box>
            <text:p text:style-name="P1"><text:span text:style-name="T11">5,700</text:span></text:p>
          </draw:text-box>
        </draw:frame>
        <draw:frame draw:style-name="gr4" draw:text-style-name="P5" draw:layer="layout" svg:width="5.243cm" svg:height="0.395cm" svg:x="2.359cm" svg:y="6.711cm">
          <draw:text-box>
            <text:p text:style-name="P1"><text:span text:style-name="T11">Oil production (million barrels per </text:span></text:p>
          </draw:text-box>
        </draw:frame>
        <draw:frame draw:style-name="gr4" draw:text-style-name="P5" draw:layer="layout" svg:width="0.688cm" svg:height="0.395cm" svg:x="2.359cm" svg:y="7.205cm">
          <draw:text-box>
            <text:p text:style-name="P1"><text:span text:style-name="T11">day)</text:span></text:p>
          </draw:text-box>
        </draw:frame>
        <draw:frame draw:style-name="gr7" draw:text-style-name="P8" draw:layer="layout" svg:width="0.345cm" svg:height="0.23cm" svg:x="3.045cm" svg:y="7.22cm">
          <draw:text-box>
            <text:p text:style-name="P1"><text:span text:style-name="T10">637</text:span></text:p>
          </draw:text-box>
        </draw:frame>
        <draw:frame draw:style-name="gr4" draw:text-style-name="P5" draw:layer="layout" svg:width="0.684cm" svg:height="0.395cm" svg:x="9.913cm" svg:y="7.205cm">
          <draw:text-box>
            <text:p text:style-name="P1"><text:span text:style-name="T11">2.90</text:span></text:p>
          </draw:text-box>
        </draw:frame>
        <draw:frame draw:style-name="gr4" draw:text-style-name="P5" draw:layer="layout" svg:width="0.684cm" svg:height="0.395cm" svg:x="11.913cm" svg:y="7.205cm">
          <draw:text-box>
            <text:p text:style-name="P1"><text:span text:style-name="T11">2.02</text:span></text:p>
          </draw:text-box>
        </draw:frame>
        <draw:frame draw:style-name="gr4" draw:text-style-name="P5" draw:layer="layout" svg:width="0.684cm" svg:height="0.395cm" svg:x="13.913cm" svg:y="7.205cm">
          <draw:text-box>
            <text:p text:style-name="P1"><text:span text:style-name="T11">1.31</text:span></text:p>
          </draw:text-box>
        </draw:frame>
        <draw:frame draw:style-name="gr4" draw:text-style-name="P5" draw:layer="layout" svg:width="0.684cm" svg:height="0.395cm" svg:x="15.913cm" svg:y="7.205cm">
          <draw:text-box>
            <text:p text:style-name="P1"><text:span text:style-name="T11">2.01</text:span></text:p>
          </draw:text-box>
        </draw:frame>
        <draw:frame draw:style-name="gr4" draw:text-style-name="P5" draw:layer="layout" svg:width="0.684cm" svg:height="0.395cm" svg:x="17.913cm" svg:y="7.205cm">
          <draw:text-box>
            <text:p text:style-name="P1"><text:span text:style-name="T11">2.39</text:span></text:p>
          </draw:text-box>
        </draw:frame>
        <draw:frame draw:style-name="gr4" draw:text-style-name="P5" draw:layer="layout" svg:width="3.749cm" svg:height="0.395cm" svg:x="2.359cm" svg:y="7.762cm">
          <draw:text-box>
            <text:p text:style-name="P1"><text:span text:style-name="T11">Under-five mortality rate</text:span></text:p>
          </draw:text-box>
        </draw:frame>
        <draw:frame draw:style-name="gr7" draw:text-style-name="P8" draw:layer="layout" svg:width="0.345cm" svg:height="0.23cm" svg:x="6.123cm" svg:y="7.777cm">
          <draw:text-box>
            <text:p text:style-name="P1"><text:span text:style-name="T10">638</text:span></text:p>
          </draw:text-box>
        </draw:frame>
        <draw:frame draw:style-name="gr4" draw:text-style-name="P5" draw:layer="layout" svg:width="0.391cm" svg:height="0.395cm" svg:x="10.208cm" svg:y="7.762cm">
          <draw:text-box>
            <text:p text:style-name="P1"><text:span text:style-name="T11">55</text:span></text:p>
          </draw:text-box>
        </draw:frame>
        <draw:frame draw:style-name="gr4" draw:text-style-name="P5" draw:layer="layout" svg:width="0.391cm" svg:height="0.395cm" svg:x="12.208cm" svg:y="7.762cm">
          <draw:text-box>
            <text:p text:style-name="P1"><text:span text:style-name="T11">43</text:span></text:p>
          </draw:text-box>
        </draw:frame>
        <draw:frame draw:style-name="gr4" draw:text-style-name="P5" draw:layer="layout" svg:width="0.391cm" svg:height="0.395cm" svg:x="14.208cm" svg:y="7.762cm">
          <draw:text-box>
            <text:p text:style-name="P1"><text:span text:style-name="T11">42</text:span></text:p>
          </draw:text-box>
        </draw:frame>
        <draw:frame draw:style-name="gr4" draw:text-style-name="P5" draw:layer="layout" svg:width="0.391cm" svg:height="0.395cm" svg:x="16.208cm" svg:y="7.762cm">
          <draw:text-box>
            <text:p text:style-name="P1"><text:span text:style-name="T11">42</text:span></text:p>
          </draw:text-box>
        </draw:frame>
        <draw:frame draw:style-name="gr4" draw:text-style-name="P5" draw:layer="layout" svg:width="0.391cm" svg:height="0.395cm" svg:x="18.208cm" svg:y="7.762cm">
          <draw:text-box>
            <text:p text:style-name="P1"><text:span text:style-name="T11">38</text:span></text:p>
          </draw:text-box>
        </draw:frame>
        <draw:frame draw:style-name="gr4" draw:text-style-name="P5" draw:layer="layout" svg:width="4.955cm" svg:height="0.395cm" svg:x="2.359cm" svg:y="8.318cm">
          <draw:text-box>
            <text:p text:style-name="P1"><text:span text:style-name="T11">Primary school enrolment, both </text:span></text:p>
          </draw:text-box>
        </draw:frame>
        <draw:frame draw:style-name="gr4" draw:text-style-name="P5" draw:layer="layout" svg:width="1.573cm" svg:height="0.395cm" svg:x="2.359cm" svg:y="8.812cm">
          <draw:text-box>
            <text:p text:style-name="P1"><text:span text:style-name="T11">sexes (%)</text:span></text:p>
          </draw:text-box>
        </draw:frame>
        <draw:frame draw:style-name="gr7" draw:text-style-name="P8" draw:layer="layout" svg:width="0.345cm" svg:height="0.23cm" svg:x="3.927cm" svg:y="8.828cm">
          <draw:text-box>
            <text:p text:style-name="P1"><text:span text:style-name="T10">639</text:span></text:p>
          </draw:text-box>
        </draw:frame>
        <draw:frame draw:style-name="gr4" draw:text-style-name="P5" draw:layer="layout" svg:width="0.391cm" svg:height="0.395cm" svg:x="10.208cm" svg:y="8.812cm">
          <draw:text-box>
            <text:p text:style-name="P1"><text:span text:style-name="T11">90</text:span></text:p>
          </draw:text-box>
        </draw:frame>
        <draw:frame draw:style-name="gr4" draw:text-style-name="P5" draw:layer="layout" svg:width="0.489cm" svg:height="0.395cm" svg:x="12.11cm" svg:y="8.812cm">
          <draw:text-box>
            <text:p text:style-name="P1"><text:span text:style-name="T11">n/a</text:span></text:p>
          </draw:text-box>
        </draw:frame>
        <draw:frame draw:style-name="gr4" draw:text-style-name="P5" draw:layer="layout" svg:width="0.391cm" svg:height="0.395cm" svg:x="14.208cm" svg:y="8.812cm">
          <draw:text-box>
            <text:p text:style-name="P1"><text:span text:style-name="T11">94</text:span></text:p>
          </draw:text-box>
        </draw:frame>
        <draw:frame draw:style-name="gr4" draw:text-style-name="P5" draw:layer="layout" svg:width="0.391cm" svg:height="0.395cm" svg:x="16.208cm" svg:y="8.812cm">
          <draw:text-box>
            <text:p text:style-name="P1"><text:span text:style-name="T11">93</text:span></text:p>
          </draw:text-box>
        </draw:frame>
        <draw:frame draw:style-name="gr4" draw:text-style-name="P5" draw:layer="layout" svg:width="0.391cm" svg:height="0.395cm" svg:x="18.208cm" svg:y="8.812cm">
          <draw:text-box>
            <text:p text:style-name="P1"><text:span text:style-name="T11">92</text:span></text:p>
          </draw:text-box>
        </draw:frame>
        <draw:frame draw:style-name="gr4" draw:text-style-name="P5" draw:layer="layout" svg:width="2.597cm" svg:height="0.395cm" svg:x="2.359cm" svg:y="9.369cm">
          <draw:text-box>
            <text:p text:style-name="P1"><text:span text:style-name="T11">Employment (%)</text:span></text:p>
          </draw:text-box>
        </draw:frame>
        <draw:frame draw:style-name="gr7" draw:text-style-name="P8" draw:layer="layout" svg:width="0.345cm" svg:height="0.23cm" svg:x="4.966cm" svg:y="9.385cm">
          <draw:text-box>
            <text:p text:style-name="P1"><text:span text:style-name="T10">640</text:span></text:p>
          </draw:text-box>
        </draw:frame>
        <draw:frame draw:style-name="gr4" draw:text-style-name="P5" draw:layer="layout" svg:width="0.391cm" svg:height="0.395cm" svg:x="10.208cm" svg:y="9.369cm">
          <draw:text-box>
            <text:p text:style-name="P1"><text:span text:style-name="T11">43</text:span></text:p>
          </draw:text-box>
        </draw:frame>
        <draw:frame draw:style-name="gr4" draw:text-style-name="P5" draw:layer="layout" svg:width="0.391cm" svg:height="0.395cm" svg:x="12.208cm" svg:y="9.369cm">
          <draw:text-box>
            <text:p text:style-name="P1"><text:span text:style-name="T11">43</text:span></text:p>
          </draw:text-box>
        </draw:frame>
        <draw:frame draw:style-name="gr4" draw:text-style-name="P5" draw:layer="layout" svg:width="0.391cm" svg:height="0.395cm" svg:x="14.208cm" svg:y="9.369cm">
          <draw:text-box>
            <text:p text:style-name="P1"><text:span text:style-name="T11">43</text:span></text:p>
          </draw:text-box>
        </draw:frame>
        <draw:frame draw:style-name="gr4" draw:text-style-name="P5" draw:layer="layout" svg:width="0.391cm" svg:height="0.395cm" svg:x="16.208cm" svg:y="9.369cm">
          <draw:text-box>
            <text:p text:style-name="P1"><text:span text:style-name="T11">43</text:span></text:p>
          </draw:text-box>
        </draw:frame>
        <draw:frame draw:style-name="gr4" draw:text-style-name="P5" draw:layer="layout" svg:width="0.391cm" svg:height="0.395cm" svg:x="18.208cm" svg:y="9.369cm">
          <draw:text-box>
            <text:p text:style-name="P1"><text:span text:style-name="T11">44</text:span></text:p>
          </draw:text-box>
        </draw:frame>
        <draw:frame draw:style-name="gr4" draw:text-style-name="P5" draw:layer="layout" svg:width="1.64cm" svg:height="0.395cm" svg:x="2.359cm" svg:y="9.926cm">
          <draw:text-box>
            <text:p text:style-name="P1"><text:span text:style-name="T11">Corruption</text:span></text:p>
          </draw:text-box>
        </draw:frame>
        <draw:frame draw:style-name="gr7" draw:text-style-name="P8" draw:layer="layout" svg:width="0.345cm" svg:height="0.23cm" svg:x="4.006cm" svg:y="9.942cm">
          <draw:text-box>
            <text:p text:style-name="P1"><text:span text:style-name="T10">641</text:span></text:p>
          </draw:text-box>
        </draw:frame>
        <draw:frame draw:style-name="gr4" draw:text-style-name="P5" draw:layer="layout" svg:width="0.489cm" svg:height="0.395cm" svg:x="10.11cm" svg:y="9.926cm">
          <draw:text-box>
            <text:p text:style-name="P1"><text:span text:style-name="T11">n/a</text:span></text:p>
          </draw:text-box>
        </draw:frame>
        <draw:frame draw:style-name="gr4" draw:text-style-name="P5" draw:layer="layout" svg:width="0.489cm" svg:height="0.395cm" svg:x="12.11cm" svg:y="9.926cm">
          <draw:text-box>
            <text:p text:style-name="P1"><text:span text:style-name="T11">n/a</text:span></text:p>
          </draw:text-box>
        </draw:frame>
        <draw:frame draw:style-name="gr4" draw:text-style-name="P5" draw:layer="layout" svg:width="1.242cm" svg:height="0.395cm" svg:x="13.351cm" svg:y="9.926cm">
          <draw:text-box>
            <text:p text:style-name="P1"><text:span text:style-name="T11">113/133</text:span></text:p>
          </draw:text-box>
        </draw:frame>
        <draw:frame draw:style-name="gr4" draw:text-style-name="P5" draw:layer="layout" svg:width="1.268cm" svg:height="0.395cm" svg:x="15.325cm" svg:y="9.926cm">
          <draw:text-box>
            <text:p text:style-name="P1"><text:span text:style-name="T11">129/146</text:span></text:p>
          </draw:text-box>
        </draw:frame>
        <draw:line draw:style-name="gr6" draw:text-style-name="P7" draw:layer="layout" svg:x1="2.199cm" svg:y1="21.619cm" svg:x2="7.3cm" svg:y2="21.619cm">
          <text:p/>
        </draw:line>
        <draw:frame draw:style-name="gr4" draw:text-style-name="P5" draw:layer="layout" svg:width="1.268cm" svg:height="0.395cm" svg:x="17.325cm" svg:y="9.926cm">
          <draw:text-box>
            <text:p text:style-name="P1"><text:span text:style-name="T11">176/180</text:span></text:p>
          </draw:text-box>
        </draw:frame>
        <draw:frame draw:style-name="gr7" draw:text-style-name="P8" draw:layer="layout" svg:width="0.404cm" svg:height="0.23cm" svg:x="2.2cm" svg:y="22.14cm">
          <draw:text-box>
            <text:p text:style-name="P1"><text:span text:style-name="T10">630 </text:span></text:p>
          </draw:text-box>
        </draw:frame>
        <draw:frame draw:style-name="gr4" draw:text-style-name="P5" draw:layer="layout" svg:width="11.352cm" svg:height="0.395cm" svg:x="2.646cm" svg:y="22.124cm">
          <draw:text-box>
            <text:p text:style-name="P1"><text:span text:style-name="T11">World Bank, Data, [April 2016], </text:span><text:span text:style-name="T12">Iraq: GDP at market prices (current US$).</text:span></text:p>
          </draw:text-box>
        </draw:frame>
        <draw:frame draw:style-name="gr7" draw:text-style-name="P8" draw:layer="layout" svg:width="0.404cm" svg:height="0.23cm" svg:x="2.2cm" svg:y="22.563cm">
          <draw:text-box>
            <text:p text:style-name="P1"><text:span text:style-name="T10">631 </text:span></text:p>
          </draw:text-box>
        </draw:frame>
        <draw:frame draw:style-name="gr4" draw:text-style-name="P5" draw:layer="layout" svg:width="10.391cm" svg:height="0.395cm" svg:x="2.646cm" svg:y="22.547cm">
          <draw:text-box>
            <text:p text:style-name="P1"><text:span text:style-name="T11">World Bank, Data, [April 2016], </text:span><text:span text:style-name="T12">Iraq: GDP per capita (current US$).</text:span></text:p>
          </draw:text-box>
        </draw:frame>
        <draw:frame draw:style-name="gr7" draw:text-style-name="P8" draw:layer="layout" svg:width="0.404cm" svg:height="0.23cm" svg:x="2.2cm" svg:y="22.986cm">
          <draw:text-box>
            <text:p text:style-name="P1"><text:span text:style-name="T10">632 </text:span></text:p>
          </draw:text-box>
        </draw:frame>
        <draw:frame draw:style-name="gr4" draw:text-style-name="P5" draw:layer="layout" svg:width="12.034cm" svg:height="0.395cm" svg:x="2.646cm" svg:y="22.971cm">
          <draw:text-box>
            <text:p text:style-name="P1"><text:span text:style-name="T11">Brookings, Iraq Index, </text:span><text:span text:style-name="T12">Electricity.</text:span><text:span text:style-name="T11"> Figure for 2002 is a estimated pre-war level.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10">633 </text:span></text:p>
          </draw:text-box>
        </draw:frame>
        <draw:frame draw:style-name="gr4" draw:text-style-name="P5" draw:layer="layout" svg:width="12.638cm" svg:height="0.395cm" svg:x="2.646cm" svg:y="23.394cm">
          <draw:text-box>
            <text:p text:style-name="P1"><text:span text:style-name="T11">US Energy Information Administration website. </text:span><text:span text:style-name="T12">Iraq Crude Oil Production by Year.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634 </text:span></text:p>
          </draw:text-box>
        </draw:frame>
        <draw:frame draw:style-name="gr4" draw:text-style-name="P5" draw:layer="layout" svg:width="14.98cm" svg:height="0.395cm" svg:x="2.646cm" svg:y="23.817cm">
          <draw:text-box>
            <text:p text:style-name="P1"><text:span text:style-name="T11">World Bank, Data, [April 2016], </text:span><text:span text:style-name="T12">Iraq: Mortality rate, under-5 (per 1,000). </text:span><text:span text:style-name="T11">Under-5 mortality rate is </text:span></text:p>
          </draw:text-box>
        </draw:frame>
        <draw:frame draw:style-name="gr4" draw:text-style-name="P5" draw:layer="layout" svg:width="12.795cm" svg:height="0.395cm" svg:x="2.2cm" svg:y="24.241cm">
          <draw:text-box>
            <text:p text:style-name="P1"><text:span text:style-name="T11">a leading indicator of the level of child health and overall development in countries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635 </text:span></text:p>
          </draw:text-box>
        </draw:frame>
        <draw:frame draw:style-name="gr4" draw:text-style-name="P5" draw:layer="layout" svg:width="15.162cm" svg:height="0.395cm" svg:x="2.646cm" svg:y="24.664cm">
          <draw:text-box>
            <text:p text:style-name="P1"><text:span text:style-name="T11">World Bank, Data, [April 2016], </text:span><text:span text:style-name="T12">Iraq: Net enrolment rate, primary, both sexes (%). </text:span><text:span text:style-name="T11">Figure for 2009 </text:span></text:p>
          </draw:text-box>
        </draw:frame>
        <draw:frame draw:style-name="gr4" draw:text-style-name="P5" draw:layer="layout" svg:width="3.533cm" svg:height="0.395cm" svg:x="2.2cm" svg:y="25.087cm">
          <draw:text-box>
            <text:p text:style-name="P1"><text:span text:style-name="T11">relates to 2007 survey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636 </text:span></text:p>
          </draw:text-box>
        </draw:frame>
        <draw:frame draw:style-name="gr4" draw:text-style-name="P5" draw:layer="layout" svg:width="14.505cm" svg:height="0.395cm" svg:x="2.646cm" svg:y="25.511cm">
          <draw:text-box>
            <text:p text:style-name="P1"><text:span text:style-name="T11">World Bank, Data, [April 2016], </text:span><text:span text:style-name="T12">Iraq: Labor force participation rate, total (% of total population </text:span></text:p>
          </draw:text-box>
        </draw:frame>
        <draw:frame draw:style-name="gr4" draw:text-style-name="P5" draw:layer="layout" svg:width="2.072cm" svg:height="0.395cm" svg:x="2.2cm" svg:y="25.934cm">
          <draw:text-box>
            <text:p text:style-name="P1"><text:span text:style-name="T12">ages 15-64)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637 </text:span></text:p>
          </draw:text-box>
        </draw:frame>
        <draw:frame draw:style-name="gr4" draw:text-style-name="P5" draw:layer="layout" svg:width="16.157cm" svg:height="0.395cm" svg:x="2.642cm" svg:y="26.357cm">
          <draw:text-box>
            <text:p text:style-name="P1"><text:span text:style-name="T11">Transparency International, </text:span><text:span text:style-name="T12">Corruption Perceptions Index (CPI).</text:span><text:span text:style-name="T11"> Iraq was not included in the CPI before </text:span></text:p>
          </draw:text-box>
        </draw:frame>
        <draw:frame draw:style-name="gr4" draw:text-style-name="P5" draw:layer="layout" svg:width="7.288cm" svg:height="0.395cm" svg:x="2.2cm" svg:y="26.781cm">
          <draw:text-box>
            <text:p text:style-name="P1"><text:span text:style-name="T11">2003. The CPI draws on multiple data sourc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4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166"/>
    <meta:generator>LibreOffice/5.1.4.2$Linux_X86_64 LibreOffice_project/10m0$Build-2</meta:generator>
  </office:meta>
</office:document-meta>
</file>